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4cm"/>
    </style:style>
    <style:style style:name="co4" style:family="table-column">
      <style:table-column-properties fo:break-before="auto" style:column-width="5.625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727cm"/>
    </style:style>
    <style:style style:name="co8" style:family="table-column">
      <style:table-column-properties fo:break-before="auto" style:column-width="3.505cm"/>
    </style:style>
    <style:style style:name="co9" style:family="table-column">
      <style:table-column-properties fo:break-before="auto" style:column-width="3.972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3.291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3.739cm"/>
    </style:style>
    <style:style style:name="co14" style:family="table-column">
      <style:table-column-properties fo:break-before="auto" style:column-width="3.233cm"/>
    </style:style>
    <style:style style:name="co15" style:family="table-column">
      <style:table-column-properties fo:break-before="auto" style:column-width="3.701cm"/>
    </style:style>
    <style:style style:name="co16" style:family="table-column">
      <style:table-column-properties fo:break-before="auto" style:column-width="3.681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3.933cm"/>
    </style:style>
    <style:style style:name="co19" style:family="table-column">
      <style:table-column-properties fo:break-before="auto" style:column-width="3.992cm"/>
    </style:style>
    <style:style style:name="co20" style:family="table-column">
      <style:table-column-properties fo:break-before="auto" style:column-width="4.459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4.244cm"/>
    </style:style>
    <style:style style:name="co23" style:family="table-column">
      <style:table-column-properties fo:break-before="auto" style:column-width="4.711cm"/>
    </style:style>
    <style:style style:name="co24" style:family="table-column">
      <style:table-column-properties fo:break-before="auto" style:column-width="4.692cm"/>
    </style:style>
    <style:style style:name="co25" style:family="table-column">
      <style:table-column-properties fo:break-before="auto" style:column-width="3.097cm"/>
    </style:style>
    <style:style style:name="co26" style:family="table-column">
      <style:table-column-properties fo:break-before="auto" style:column-width="3.563cm"/>
    </style:style>
    <style:style style:name="co27" style:family="table-column">
      <style:table-column-properties fo:break-before="auto" style:column-width="3.544cm"/>
    </style:style>
    <style:style style:name="co28" style:family="table-column">
      <style:table-column-properties fo:break-before="auto" style:column-width="3.136cm"/>
    </style:style>
    <style:style style:name="co29" style:family="table-column">
      <style:table-column-properties fo:break-before="auto" style:column-width="3.602cm"/>
    </style:style>
    <style:style style:name="co30" style:family="table-column">
      <style:table-column-properties fo:break-before="auto" style:column-width="3.582cm"/>
    </style:style>
    <style:style style:name="co31" style:family="table-column">
      <style:table-column-properties fo:break-before="auto" style:column-width="3.836cm"/>
    </style:style>
    <style:style style:name="co32" style:family="table-column">
      <style:table-column-properties fo:break-before="auto" style:column-width="4.302cm"/>
    </style:style>
    <style:style style:name="co33" style:family="table-column">
      <style:table-column-properties fo:break-before="auto" style:column-width="4.283cm"/>
    </style:style>
    <style:style style:name="co34" style:family="table-column">
      <style:table-column-properties fo:break-before="auto" style:column-width="2.981cm"/>
    </style:style>
    <style:style style:name="co35" style:family="table-column">
      <style:table-column-properties fo:break-before="auto" style:column-width="3.447cm"/>
    </style:style>
    <style:style style:name="co36" style:family="table-column">
      <style:table-column-properties fo:break-before="auto" style:column-width="3.427cm"/>
    </style:style>
    <style:style style:name="co37" style:family="table-column">
      <style:table-column-properties fo:break-before="auto" style:column-width="2.843cm"/>
    </style:style>
    <style:style style:name="co38" style:family="table-column">
      <style:table-column-properties fo:break-before="auto" style:column-width="3.214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3.156cm"/>
    </style:style>
    <style:style style:name="co41" style:family="table-column">
      <style:table-column-properties fo:break-before="auto" style:column-width="2.962cm"/>
    </style:style>
    <style:style style:name="co42" style:family="table-column">
      <style:table-column-properties fo:break-before="auto" style:column-width="3.408cm"/>
    </style:style>
    <style:style style:name="co43" style:family="table-column">
      <style:table-column-properties fo:break-before="auto" style:column-width="3.466cm"/>
    </style:style>
    <style:style style:name="co44" style:family="table-column">
      <style:table-column-properties fo:break-before="auto" style:column-width="3.914cm"/>
    </style:style>
    <style:style style:name="co45" style:family="table-column">
      <style:table-column-properties fo:break-before="auto" style:column-width="3.72cm"/>
    </style:style>
    <style:style style:name="co46" style:family="table-column">
      <style:table-column-properties fo:break-before="auto" style:column-width="4.186cm"/>
    </style:style>
    <style:style style:name="co47" style:family="table-column">
      <style:table-column-properties fo:break-before="auto" style:column-width="4.166cm"/>
    </style:style>
    <style:style style:name="co48" style:family="table-column">
      <style:table-column-properties fo:break-before="auto" style:column-width="3.039cm"/>
    </style:style>
    <style:style style:name="co49" style:family="table-column">
      <style:table-column-properties fo:break-before="auto" style:column-width="3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Loci</text:p>
          </table:table-cell>
          <table:table-cell office:value-type="string" calcext:value-type="string">
            <text:p>Ltot_avg</text:p>
          </table:table-cell>
          <table:table-cell office:value-type="string" calcext:value-type="string">
            <text:p>Ltot_std</text:p>
          </table:table-cell>
          <table:table-cell office:value-type="string" calcext:value-type="string">
            <text:p>GCtot_avg</text:p>
          </table:table-cell>
          <table:table-cell office:value-type="string" calcext:value-type="string">
            <text:p>GCtot_std</text:p>
          </table:table-cell>
          <table:table-cell office:value-type="string" calcext:value-type="string">
            <text:p>GC3_avg</text:p>
          </table:table-cell>
          <table:table-cell office:value-type="string" calcext:value-type="string">
            <text:p>GC3_std</text:p>
          </table:table-cell>
          <table:table-cell office:value-type="string" calcext:value-type="string">
            <text:p>GCutr_avg</text:p>
          </table:table-cell>
          <table:table-cell office:value-type="string" calcext:value-type="string">
            <text:p>GCutr_std</text:p>
          </table:table-cell>
          <table:table-cell office:value-type="string" calcext:value-type="string">
            <text:p>r.expression_GC12</text:p>
          </table:table-cell>
          <table:table-cell office:value-type="string" calcext:value-type="string">
            <text:p>rho.expression_GC12</text:p>
          </table:table-cell>
          <table:table-cell office:value-type="string" calcext:value-type="string">
            <text:p>tau.expression_GC12</text:p>
          </table:table-cell>
          <table:table-cell office:value-type="string" calcext:value-type="string">
            <text:p>r.expression_GC3</text:p>
          </table:table-cell>
          <table:table-cell office:value-type="string" calcext:value-type="string">
            <text:p>rho.expression_GC3</text:p>
          </table:table-cell>
          <table:table-cell office:value-type="string" calcext:value-type="string">
            <text:p>tau.expression_GC3</text:p>
          </table:table-cell>
          <table:table-cell office:value-type="string" calcext:value-type="string">
            <text:p>r.expression_ENc</text:p>
          </table:table-cell>
          <table:table-cell office:value-type="string" calcext:value-type="string">
            <text:p>rho.expression_ENc</text:p>
          </table:table-cell>
          <table:table-cell office:value-type="string" calcext:value-type="string">
            <text:p>tau.expression_ENc</text:p>
          </table:table-cell>
          <table:table-cell office:value-type="string" calcext:value-type="string">
            <text:p>r.expression_ENc</text:p>
          </table:table-cell>
          <table:table-cell office:value-type="string" calcext:value-type="string">
            <text:p>rho.expression_ENc</text:p>
          </table:table-cell>
          <table:table-cell office:value-type="string" calcext:value-type="string">
            <text:p>tau.expression_ENc</text:p>
          </table:table-cell>
          <table:table-cell office:value-type="string" calcext:value-type="string">
            <text:p>r.expression_ENcP</text:p>
          </table:table-cell>
          <table:table-cell office:value-type="string" calcext:value-type="string">
            <text:p>rho.expression_ENcP</text:p>
          </table:table-cell>
          <table:table-cell office:value-type="string" calcext:value-type="string">
            <text:p>tau.expression_ENcP</text:p>
          </table:table-cell>
          <table:table-cell office:value-type="string" calcext:value-type="string">
            <text:p>r.expression_ENcFDS</text:p>
          </table:table-cell>
          <table:table-cell office:value-type="string" calcext:value-type="string">
            <text:p>rho.expression_ENcFDS</text:p>
          </table:table-cell>
          <table:table-cell office:value-type="string" calcext:value-type="string">
            <text:p>tau.expression_ENcFDS</text:p>
          </table:table-cell>
          <table:table-cell office:value-type="string" calcext:value-type="string">
            <text:p>r.expression_ENcPFDS</text:p>
          </table:table-cell>
          <table:table-cell office:value-type="string" calcext:value-type="string">
            <text:p>rho.expression_ENcPFDS</text:p>
          </table:table-cell>
          <table:table-cell office:value-type="string" calcext:value-type="string">
            <text:p>tau.expression_ENcPFDS</text:p>
          </table:table-cell>
          <table:table-cell office:value-type="string" calcext:value-type="string">
            <text:p>r.expression_Um</text:p>
          </table:table-cell>
          <table:table-cell office:value-type="string" calcext:value-type="string">
            <text:p>rho.expression_Um</text:p>
          </table:table-cell>
          <table:table-cell office:value-type="string" calcext:value-type="string">
            <text:p>tau.expression_Um</text:p>
          </table:table-cell>
          <table:table-cell office:value-type="string" calcext:value-type="string">
            <text:p>r.expression_Ltot</text:p>
          </table:table-cell>
          <table:table-cell office:value-type="string" calcext:value-type="string">
            <text:p>rho.expression_Ltot</text:p>
          </table:table-cell>
          <table:table-cell office:value-type="string" calcext:value-type="string">
            <text:p>tau.expression_Ltot</text:p>
          </table:table-cell>
          <table:table-cell office:value-type="string" calcext:value-type="string">
            <text:p>r.expression_nReads</text:p>
          </table:table-cell>
          <table:table-cell office:value-type="string" calcext:value-type="string">
            <text:p>rho.expression_nReads</text:p>
          </table:table-cell>
          <table:table-cell office:value-type="string" calcext:value-type="string">
            <text:p>tau.expression_nReads</text:p>
          </table:table-cell>
          <table:table-cell office:value-type="string" calcext:value-type="string">
            <text:p>r.nReads_GC12</text:p>
          </table:table-cell>
          <table:table-cell office:value-type="string" calcext:value-type="string">
            <text:p>rho.nReads_GC12</text:p>
          </table:table-cell>
          <table:table-cell office:value-type="string" calcext:value-type="string">
            <text:p>tau.nReads_GC12</text:p>
          </table:table-cell>
          <table:table-cell office:value-type="string" calcext:value-type="string">
            <text:p>r.nReads_GC3</text:p>
          </table:table-cell>
          <table:table-cell office:value-type="string" calcext:value-type="string">
            <text:p>rho.nReads_GC3</text:p>
          </table:table-cell>
          <table:table-cell office:value-type="string" calcext:value-type="string">
            <text:p>tau.nReads_GC3</text:p>
          </table:table-cell>
          <table:table-cell office:value-type="string" calcext:value-type="string">
            <text:p>r.nReads_ENc</text:p>
          </table:table-cell>
          <table:table-cell office:value-type="string" calcext:value-type="string">
            <text:p>rho.nReads_ENc</text:p>
          </table:table-cell>
          <table:table-cell office:value-type="string" calcext:value-type="string">
            <text:p>tau.nReads_ENc</text:p>
          </table:table-cell>
          <table:table-cell office:value-type="string" calcext:value-type="string">
            <text:p>r.nReads_ENc</text:p>
          </table:table-cell>
          <table:table-cell office:value-type="string" calcext:value-type="string">
            <text:p>rho.nReads_ENc</text:p>
          </table:table-cell>
          <table:table-cell office:value-type="string" calcext:value-type="string">
            <text:p>tau.nReads_ENc</text:p>
          </table:table-cell>
          <table:table-cell office:value-type="string" calcext:value-type="string">
            <text:p>r.nReads_ENcP</text:p>
          </table:table-cell>
          <table:table-cell office:value-type="string" calcext:value-type="string">
            <text:p>rho.nReads_ENcP</text:p>
          </table:table-cell>
          <table:table-cell office:value-type="string" calcext:value-type="string">
            <text:p>tau.nReads_ENcP</text:p>
          </table:table-cell>
          <table:table-cell office:value-type="string" calcext:value-type="string">
            <text:p>r.nReads_ENcFDS</text:p>
          </table:table-cell>
          <table:table-cell office:value-type="string" calcext:value-type="string">
            <text:p>rho.nReads_ENcFDS</text:p>
          </table:table-cell>
          <table:table-cell office:value-type="string" calcext:value-type="string">
            <text:p>tau.nReads_ENcFDS</text:p>
          </table:table-cell>
          <table:table-cell office:value-type="string" calcext:value-type="string">
            <text:p>r.nReads_ENcPFDS</text:p>
          </table:table-cell>
          <table:table-cell office:value-type="string" calcext:value-type="string">
            <text:p>rho.nReads_ENcPFDS</text:p>
          </table:table-cell>
          <table:table-cell office:value-type="string" calcext:value-type="string">
            <text:p>tau.nReads_ENcPFDS</text:p>
          </table:table-cell>
          <table:table-cell office:value-type="string" calcext:value-type="string">
            <text:p>r.nReads_Um</text:p>
          </table:table-cell>
          <table:table-cell office:value-type="string" calcext:value-type="string">
            <text:p>rho.nReads_Um</text:p>
          </table:table-cell>
          <table:table-cell office:value-type="string" calcext:value-type="string">
            <text:p>tau.nReads_Um</text:p>
          </table:table-cell>
        </table:table-row>
        <table:table-row table:style-name="ro1">
          <table:table-cell office:value-type="string" calcext:value-type="string">
            <text:p>Abatus_agassizi</text:p>
          </table:table-cell>
          <table:table-cell office:value-type="float" office:value="11031" calcext:value-type="float">
            <text:p>11031</text:p>
          </table:table-cell>
          <table:table-cell office:value-type="float" office:value="632.161635391" calcext:value-type="float">
            <text:p>632.161635391</text:p>
          </table:table-cell>
          <table:table-cell office:value-type="float" office:value="577.904816755" calcext:value-type="float">
            <text:p>577.904816755</text:p>
          </table:table-cell>
          <table:table-cell office:value-type="float" office:value="0.4992229375" calcext:value-type="float">
            <text:p>0.4992229375</text:p>
          </table:table-cell>
          <table:table-cell office:value-type="float" office:value="0.0510025501" calcext:value-type="float">
            <text:p>0.0510025501</text:p>
          </table:table-cell>
          <table:table-cell office:value-type="float" office:value="0.5538663517" calcext:value-type="float">
            <text:p>0.5538663517</text:p>
          </table:table-cell>
          <table:table-cell office:value-type="float" office:value="0.1188475024" calcext:value-type="float">
            <text:p>0.1188475024</text:p>
          </table:table-cell>
          <table:table-cell office:value-type="float" office:value="0.3805514818" calcext:value-type="float">
            <text:p>0.3805514818</text:p>
          </table:table-cell>
          <table:table-cell office:value-type="float" office:value="0.0700643361" calcext:value-type="float">
            <text:p>0.0700643361</text:p>
          </table:table-cell>
          <table:table-cell office:value-type="float" office:value="0.0049470649" calcext:value-type="float">
            <text:p>0.0049470649</text:p>
          </table:table-cell>
          <table:table-cell office:value-type="float" office:value="-0.1640643337" calcext:value-type="float">
            <text:p>-0.1640643337</text:p>
          </table:table-cell>
          <table:table-cell office:value-type="float" office:value="-0.1154396276" calcext:value-type="float">
            <text:p>-0.1154396276</text:p>
          </table:table-cell>
          <table:table-cell office:value-type="float" office:value="0.1347337465" calcext:value-type="float">
            <text:p>0.1347337465</text:p>
          </table:table-cell>
          <table:table-cell office:value-type="float" office:value="0.0553938619" calcext:value-type="float">
            <text:p>0.0553938619</text:p>
          </table:table-cell>
          <table:table-cell office:value-type="float" office:value="0.038134446" calcext:value-type="float">
            <text:p>0.038134446</text:p>
          </table:table-cell>
          <table:table-cell office:value-type="string" calcext:value-type="string">
            <text:p>nan</text:p>
          </table:table-cell>
          <table:table-cell office:value-type="float" office:value="0.2832133311" calcext:value-type="float">
            <text:p>0.2832133311</text:p>
          </table:table-cell>
          <table:table-cell office:value-type="float" office:value="0.1908623949" calcext:value-type="float">
            <text:p>0.1908623949</text:p>
          </table:table-cell>
          <table:table-cell office:value-type="string" calcext:value-type="string">
            <text:p>nan</text:p>
          </table:table-cell>
          <table:table-cell office:value-type="float" office:value="0.2832133311" calcext:value-type="float">
            <text:p>0.2832133311</text:p>
          </table:table-cell>
          <table:table-cell office:value-type="float" office:value="0.1908623949" calcext:value-type="float">
            <text:p>0.1908623949</text:p>
          </table:table-cell>
          <table:table-cell office:value-type="string" calcext:value-type="string">
            <text:p>nan</text:p>
          </table:table-cell>
          <table:table-cell office:value-type="float" office:value="0.3222006725" calcext:value-type="float">
            <text:p>0.3222006725</text:p>
          </table:table-cell>
          <table:table-cell office:value-type="float" office:value="0.2188937649" calcext:value-type="float">
            <text:p>0.2188937649</text:p>
          </table:table-cell>
          <table:table-cell office:value-type="float" office:value="0.105190003" calcext:value-type="float">
            <text:p>0.105190003</text:p>
          </table:table-cell>
          <table:table-cell office:value-type="float" office:value="0.2795808975" calcext:value-type="float">
            <text:p>0.2795808975</text:p>
          </table:table-cell>
          <table:table-cell office:value-type="float" office:value="0.1873670952" calcext:value-type="float">
            <text:p>0.1873670952</text:p>
          </table:table-cell>
          <table:table-cell office:value-type="float" office:value="0.1228721872" calcext:value-type="float">
            <text:p>0.1228721872</text:p>
          </table:table-cell>
          <table:table-cell office:value-type="float" office:value="0.2876233195" calcext:value-type="float">
            <text:p>0.2876233195</text:p>
          </table:table-cell>
          <table:table-cell office:value-type="float" office:value="0.1926111174" calcext:value-type="float">
            <text:p>0.1926111174</text:p>
          </table:table-cell>
          <table:table-cell office:value-type="string" calcext:value-type="string">
            <text:p>nan</text:p>
          </table:table-cell>
          <table:table-cell office:value-type="float" office:value="-0.3187954607" calcext:value-type="float">
            <text:p>-0.3187954607</text:p>
          </table:table-cell>
          <table:table-cell office:value-type="float" office:value="-0.8543711416" calcext:value-type="float">
            <text:p>-0.8543711416</text:p>
          </table:table-cell>
          <table:table-cell office:value-type="float" office:value="0.1993896229" calcext:value-type="float">
            <text:p>0.1993896229</text:p>
          </table:table-cell>
          <table:table-cell office:value-type="float" office:value="0.4086260988" calcext:value-type="float">
            <text:p>0.4086260988</text:p>
          </table:table-cell>
          <table:table-cell office:value-type="float" office:value="0.2801103228" calcext:value-type="float">
            <text:p>0.2801103228</text:p>
          </table:table-cell>
          <table:table-cell office:value-type="float" office:value="0.9978309564" calcext:value-type="float">
            <text:p>0.9978309564</text:p>
          </table:table-cell>
          <table:table-cell office:value-type="float" office:value="0.951924708" calcext:value-type="float">
            <text:p>0.951924708</text:p>
          </table:table-cell>
          <table:table-cell office:value-type="float" office:value="0.8611797701" calcext:value-type="float">
            <text:p>0.8611797701</text:p>
          </table:table-cell>
          <table:table-cell office:value-type="float" office:value="0.0516761265" calcext:value-type="float">
            <text:p>0.0516761265</text:p>
          </table:table-cell>
          <table:table-cell office:value-type="float" office:value="0.0564973164" calcext:value-type="float">
            <text:p>0.0564973164</text:p>
          </table:table-cell>
          <table:table-cell office:value-type="float" office:value="0.0391854998" calcext:value-type="float">
            <text:p>0.0391854998</text:p>
          </table:table-cell>
          <table:table-cell office:value-type="float" office:value="0.1353905145" calcext:value-type="float">
            <text:p>0.1353905145</text:p>
          </table:table-cell>
          <table:table-cell office:value-type="float" office:value="0.0589679893" calcext:value-type="float">
            <text:p>0.0589679893</text:p>
          </table:table-cell>
          <table:table-cell office:value-type="float" office:value="0.0416873204" calcext:value-type="float">
            <text:p>0.0416873204</text:p>
          </table:table-cell>
          <table:table-cell office:value-type="string" calcext:value-type="string">
            <text:p>nan</text:p>
          </table:table-cell>
          <table:table-cell office:value-type="float" office:value="0.3059956799" calcext:value-type="float">
            <text:p>0.3059956799</text:p>
          </table:table-cell>
          <table:table-cell office:value-type="float" office:value="0.2138403452" calcext:value-type="float">
            <text:p>0.2138403452</text:p>
          </table:table-cell>
          <table:table-cell office:value-type="string" calcext:value-type="string">
            <text:p>nan</text:p>
          </table:table-cell>
          <table:table-cell office:value-type="float" office:value="0.3059956799" calcext:value-type="float">
            <text:p>0.3059956799</text:p>
          </table:table-cell>
          <table:table-cell office:value-type="float" office:value="0.2138403452" calcext:value-type="float">
            <text:p>0.2138403452</text:p>
          </table:table-cell>
          <table:table-cell office:value-type="string" calcext:value-type="string">
            <text:p>nan</text:p>
          </table:table-cell>
          <table:table-cell office:value-type="float" office:value="0.35179076" calcext:value-type="float">
            <text:p>0.35179076</text:p>
          </table:table-cell>
          <table:table-cell office:value-type="float" office:value="0.2441161315" calcext:value-type="float">
            <text:p>0.2441161315</text:p>
          </table:table-cell>
          <table:table-cell office:value-type="float" office:value="0.111189945" calcext:value-type="float">
            <text:p>0.111189945</text:p>
          </table:table-cell>
          <table:table-cell office:value-type="float" office:value="0.3266567719" calcext:value-type="float">
            <text:p>0.3266567719</text:p>
          </table:table-cell>
          <table:table-cell office:value-type="float" office:value="0.2292839573" calcext:value-type="float">
            <text:p>0.2292839573</text:p>
          </table:table-cell>
          <table:table-cell office:value-type="float" office:value="0.1325875699" calcext:value-type="float">
            <text:p>0.1325875699</text:p>
          </table:table-cell>
          <table:table-cell office:value-type="float" office:value="0.3466419623" calcext:value-type="float">
            <text:p>0.3466419623</text:p>
          </table:table-cell>
          <table:table-cell office:value-type="float" office:value="0.2444096394" calcext:value-type="float">
            <text:p>0.2444096394</text:p>
          </table:table-cell>
          <table:table-cell office:value-type="string" calcext:value-type="string">
            <text:p>nan</text:p>
          </table:table-cell>
          <table:table-cell office:value-type="float" office:value="-0.3527505953" calcext:value-type="float">
            <text:p>-0.3527505953</text:p>
          </table:table-cell>
          <table:table-cell office:value-type="float" office:value="-0.8153905186" calcext:value-type="float">
            <text:p>-0.8153905186</text:p>
          </table:table-cell>
        </table:table-row>
        <table:table-row table:style-name="ro1">
          <table:table-cell office:value-type="string" calcext:value-type="string">
            <text:p>Abatus_cordatus</text:p>
          </table:table-cell>
          <table:table-cell office:value-type="float" office:value="3765" calcext:value-type="float">
            <text:p>3765</text:p>
          </table:table-cell>
          <table:table-cell office:value-type="float" office:value="719.00876494" calcext:value-type="float">
            <text:p>719.00876494</text:p>
          </table:table-cell>
          <table:table-cell office:value-type="float" office:value="575.316086044" calcext:value-type="float">
            <text:p>575.316086044</text:p>
          </table:table-cell>
          <table:table-cell office:value-type="float" office:value="0.5066520064" calcext:value-type="float">
            <text:p>0.5066520064</text:p>
          </table:table-cell>
          <table:table-cell office:value-type="float" office:value="0.0495571218" calcext:value-type="float">
            <text:p>0.0495571218</text:p>
          </table:table-cell>
          <table:table-cell office:value-type="float" office:value="0.570942167" calcext:value-type="float">
            <text:p>0.570942167</text:p>
          </table:table-cell>
          <table:table-cell office:value-type="float" office:value="0.1042459558" calcext:value-type="float">
            <text:p>0.1042459558</text:p>
          </table:table-cell>
          <table:table-cell office:value-type="float" office:value="0.3671986039" calcext:value-type="float">
            <text:p>0.3671986039</text:p>
          </table:table-cell>
          <table:table-cell office:value-type="float" office:value="0.0656342734" calcext:value-type="float">
            <text:p>0.0656342734</text:p>
          </table:table-cell>
          <table:table-cell office:value-type="float" office:value="-0.0103753463" calcext:value-type="float">
            <text:p>-0.0103753463</text:p>
          </table:table-cell>
          <table:table-cell office:value-type="float" office:value="-0.1011337715" calcext:value-type="float">
            <text:p>-0.1011337715</text:p>
          </table:table-cell>
          <table:table-cell office:value-type="float" office:value="-0.0712134209" calcext:value-type="float">
            <text:p>-0.0712134209</text:p>
          </table:table-cell>
          <table:table-cell office:value-type="float" office:value="0.2002416351" calcext:value-type="float">
            <text:p>0.2002416351</text:p>
          </table:table-cell>
          <table:table-cell office:value-type="float" office:value="0.1200552922" calcext:value-type="float">
            <text:p>0.1200552922</text:p>
          </table:table-cell>
          <table:table-cell office:value-type="float" office:value="0.0804783015" calcext:value-type="float">
            <text:p>0.0804783015</text:p>
          </table:table-cell>
          <table:table-cell office:value-type="float" office:value="-0.1060263848" calcext:value-type="float">
            <text:p>-0.1060263848</text:p>
          </table:table-cell>
          <table:table-cell office:value-type="float" office:value="-0.0291245794" calcext:value-type="float">
            <text:p>-0.0291245794</text:p>
          </table:table-cell>
          <table:table-cell office:value-type="float" office:value="-0.0192638185" calcext:value-type="float">
            <text:p>-0.0192638185</text:p>
          </table:table-cell>
          <table:table-cell office:value-type="float" office:value="-0.1060263848" calcext:value-type="float">
            <text:p>-0.1060263848</text:p>
          </table:table-cell>
          <table:table-cell office:value-type="float" office:value="-0.0291245794" calcext:value-type="float">
            <text:p>-0.0291245794</text:p>
          </table:table-cell>
          <table:table-cell office:value-type="float" office:value="-0.0192638185" calcext:value-type="float">
            <text:p>-0.0192638185</text:p>
          </table:table-cell>
          <table:table-cell office:value-type="float" office:value="-0.025121743" calcext:value-type="float">
            <text:p>-0.025121743</text:p>
          </table:table-cell>
          <table:table-cell office:value-type="float" office:value="0.0305915862" calcext:value-type="float">
            <text:p>0.0305915862</text:p>
          </table:table-cell>
          <table:table-cell office:value-type="float" office:value="0.0202748249" calcext:value-type="float">
            <text:p>0.0202748249</text:p>
          </table:table-cell>
          <table:table-cell office:value-type="float" office:value="-0.0596683134" calcext:value-type="float">
            <text:p>-0.0596683134</text:p>
          </table:table-cell>
          <table:table-cell office:value-type="float" office:value="-0.0014166441" calcext:value-type="float">
            <text:p>-0.0014166441</text:p>
          </table:table-cell>
          <table:table-cell office:value-type="float" office:value="-0.0010946057" calcext:value-type="float">
            <text:p>-0.0010946057</text:p>
          </table:table-cell>
          <table:table-cell office:value-type="float" office:value="-0.0285268524" calcext:value-type="float">
            <text:p>-0.0285268524</text:p>
          </table:table-cell>
          <table:table-cell office:value-type="float" office:value="0.0207198139" calcext:value-type="float">
            <text:p>0.0207198139</text:p>
          </table:table-cell>
          <table:table-cell office:value-type="float" office:value="0.0137202994" calcext:value-type="float">
            <text:p>0.0137202994</text:p>
          </table:table-cell>
          <table:table-cell office:value-type="string" calcext:value-type="string">
            <text:p>nan</text:p>
          </table:table-cell>
          <table:table-cell office:value-type="float" office:value="-0.0701217681" calcext:value-type="float">
            <text:p>-0.0701217681</text:p>
          </table:table-cell>
          <table:table-cell office:value-type="float" office:value="-0.9080075021" calcext:value-type="float">
            <text:p>-0.9080075021</text:p>
          </table:table-cell>
          <table:table-cell office:value-type="float" office:value="0.0374190886" calcext:value-type="float">
            <text:p>0.0374190886</text:p>
          </table:table-cell>
          <table:table-cell office:value-type="float" office:value="0.0980112876" calcext:value-type="float">
            <text:p>0.0980112876</text:p>
          </table:table-cell>
          <table:table-cell office:value-type="float" office:value="0.0647580036" calcext:value-type="float">
            <text:p>0.0647580036</text:p>
          </table:table-cell>
          <table:table-cell office:value-type="float" office:value="0.9988224409" calcext:value-type="float">
            <text:p>0.9988224409</text:p>
          </table:table-cell>
          <table:table-cell office:value-type="float" office:value="0.9747990998" calcext:value-type="float">
            <text:p>0.9747990998</text:p>
          </table:table-cell>
          <table:table-cell office:value-type="float" office:value="0.8843874849" calcext:value-type="float">
            <text:p>0.8843874849</text:p>
          </table:table-cell>
          <table:table-cell office:value-type="float" office:value="0.0250451247" calcext:value-type="float">
            <text:p>0.0250451247</text:p>
          </table:table-cell>
          <table:table-cell office:value-type="float" office:value="0.0594340051" calcext:value-type="float">
            <text:p>0.0594340051</text:p>
          </table:table-cell>
          <table:table-cell office:value-type="float" office:value="0.0394999517" calcext:value-type="float">
            <text:p>0.0394999517</text:p>
          </table:table-cell>
          <table:table-cell office:value-type="float" office:value="0.2055658222" calcext:value-type="float">
            <text:p>0.2055658222</text:p>
          </table:table-cell>
          <table:table-cell office:value-type="float" office:value="0.1411560934" calcext:value-type="float">
            <text:p>0.1411560934</text:p>
          </table:table-cell>
          <table:table-cell office:value-type="float" office:value="0.095517138" calcext:value-type="float">
            <text:p>0.095517138</text:p>
          </table:table-cell>
          <table:table-cell office:value-type="float" office:value="-0.1062020343" calcext:value-type="float">
            <text:p>-0.1062020343</text:p>
          </table:table-cell>
          <table:table-cell office:value-type="float" office:value="-0.0363033923" calcext:value-type="float">
            <text:p>-0.0363033923</text:p>
          </table:table-cell>
          <table:table-cell office:value-type="float" office:value="-0.0239463058" calcext:value-type="float">
            <text:p>-0.0239463058</text:p>
          </table:table-cell>
          <table:table-cell office:value-type="float" office:value="-0.1062020343" calcext:value-type="float">
            <text:p>-0.1062020343</text:p>
          </table:table-cell>
          <table:table-cell office:value-type="float" office:value="-0.0363033923" calcext:value-type="float">
            <text:p>-0.0363033923</text:p>
          </table:table-cell>
          <table:table-cell office:value-type="float" office:value="-0.0239463058" calcext:value-type="float">
            <text:p>-0.0239463058</text:p>
          </table:table-cell>
          <table:table-cell office:value-type="float" office:value="-0.0243939709" calcext:value-type="float">
            <text:p>-0.0243939709</text:p>
          </table:table-cell>
          <table:table-cell office:value-type="float" office:value="0.027497582" calcext:value-type="float">
            <text:p>0.027497582</text:p>
          </table:table-cell>
          <table:table-cell office:value-type="float" office:value="0.0183962012" calcext:value-type="float">
            <text:p>0.0183962012</text:p>
          </table:table-cell>
          <table:table-cell office:value-type="float" office:value="-0.054799438" calcext:value-type="float">
            <text:p>-0.054799438</text:p>
          </table:table-cell>
          <table:table-cell office:value-type="float" office:value="0.0095829976" calcext:value-type="float">
            <text:p>0.0095829976</text:p>
          </table:table-cell>
          <table:table-cell office:value-type="float" office:value="0.0064408436" calcext:value-type="float">
            <text:p>0.0064408436</text:p>
          </table:table-cell>
          <table:table-cell office:value-type="float" office:value="-0.0230584411" calcext:value-type="float">
            <text:p>-0.0230584411</text:p>
          </table:table-cell>
          <table:table-cell office:value-type="float" office:value="0.0339501401" calcext:value-type="float">
            <text:p>0.0339501401</text:p>
          </table:table-cell>
          <table:table-cell office:value-type="float" office:value="0.0227617758" calcext:value-type="float">
            <text:p>0.0227617758</text:p>
          </table:table-cell>
          <table:table-cell office:value-type="string" calcext:value-type="string">
            <text:p>nan</text:p>
          </table:table-cell>
          <table:table-cell office:value-type="float" office:value="-0.0704991902" calcext:value-type="float">
            <text:p>-0.0704991902</text:p>
          </table:table-cell>
          <table:table-cell office:value-type="float" office:value="-0.5760804661" calcext:value-type="float">
            <text:p>-0.5760804661</text:p>
          </table:table-cell>
        </table:table-row>
        <table:table-row table:style-name="ro1">
          <table:table-cell office:value-type="string" calcext:value-type="string">
            <text:p>Allolobophora_chlorotica_L1</text:p>
          </table:table-cell>
          <table:table-cell office:value-type="float" office:value="28979" calcext:value-type="float">
            <text:p>28979</text:p>
          </table:table-cell>
          <table:table-cell office:value-type="float" office:value="612.433589841" calcext:value-type="float">
            <text:p>612.433589841</text:p>
          </table:table-cell>
          <table:table-cell office:value-type="float" office:value="475.773426747" calcext:value-type="float">
            <text:p>475.773426747</text:p>
          </table:table-cell>
          <table:table-cell office:value-type="float" office:value="0.4822166574" calcext:value-type="float">
            <text:p>0.4822166574</text:p>
          </table:table-cell>
          <table:table-cell office:value-type="float" office:value="0.0434321013" calcext:value-type="float">
            <text:p>0.0434321013</text:p>
          </table:table-cell>
          <table:table-cell office:value-type="float" office:value="0.5084580346" calcext:value-type="float">
            <text:p>0.5084580346</text:p>
          </table:table-cell>
          <table:table-cell office:value-type="float" office:value="0.0957577688" calcext:value-type="float">
            <text:p>0.0957577688</text:p>
          </table:table-cell>
          <table:table-cell office:value-type="float" office:value="0.3990069714" calcext:value-type="float">
            <text:p>0.3990069714</text:p>
          </table:table-cell>
          <table:table-cell office:value-type="float" office:value="0.0684316523" calcext:value-type="float">
            <text:p>0.0684316523</text:p>
          </table:table-cell>
          <table:table-cell office:value-type="float" office:value="0.0010542297" calcext:value-type="float">
            <text:p>0.0010542297</text:p>
          </table:table-cell>
          <table:table-cell office:value-type="float" office:value="-0.1628120374" calcext:value-type="float">
            <text:p>-0.1628120374</text:p>
          </table:table-cell>
          <table:table-cell office:value-type="float" office:value="-0.1096041986" calcext:value-type="float">
            <text:p>-0.1096041986</text:p>
          </table:table-cell>
          <table:table-cell office:value-type="float" office:value="0.1264511377" calcext:value-type="float">
            <text:p>0.1264511377</text:p>
          </table:table-cell>
          <table:table-cell office:value-type="float" office:value="0.0925361836" calcext:value-type="float">
            <text:p>0.0925361836</text:p>
          </table:table-cell>
          <table:table-cell office:value-type="float" office:value="0.0624216686" calcext:value-type="float">
            <text:p>0.0624216686</text:p>
          </table:table-cell>
          <table:table-cell office:value-type="string" calcext:value-type="string">
            <text:p>nan</text:p>
          </table:table-cell>
          <table:table-cell office:value-type="float" office:value="0.3052964356" calcext:value-type="float">
            <text:p>0.3052964356</text:p>
          </table:table-cell>
          <table:table-cell office:value-type="float" office:value="0.1963707742" calcext:value-type="float">
            <text:p>0.1963707742</text:p>
          </table:table-cell>
          <table:table-cell office:value-type="string" calcext:value-type="string">
            <text:p>nan</text:p>
          </table:table-cell>
          <table:table-cell office:value-type="float" office:value="0.3052964356" calcext:value-type="float">
            <text:p>0.3052964356</text:p>
          </table:table-cell>
          <table:table-cell office:value-type="float" office:value="0.1963707742" calcext:value-type="float">
            <text:p>0.1963707742</text:p>
          </table:table-cell>
          <table:table-cell office:value-type="string" calcext:value-type="string">
            <text:p>nan</text:p>
          </table:table-cell>
          <table:table-cell office:value-type="float" office:value="0.3076949421" calcext:value-type="float">
            <text:p>0.3076949421</text:p>
          </table:table-cell>
          <table:table-cell office:value-type="float" office:value="0.1981837937" calcext:value-type="float">
            <text:p>0.1981837937</text:p>
          </table:table-cell>
          <table:table-cell office:value-type="float" office:value="0.1049156868" calcext:value-type="float">
            <text:p>0.1049156868</text:p>
          </table:table-cell>
          <table:table-cell office:value-type="float" office:value="0.2851731237" calcext:value-type="float">
            <text:p>0.2851731237</text:p>
          </table:table-cell>
          <table:table-cell office:value-type="float" office:value="0.1904355294" calcext:value-type="float">
            <text:p>0.1904355294</text:p>
          </table:table-cell>
          <table:table-cell office:value-type="float" office:value="0.0812751229" calcext:value-type="float">
            <text:p>0.0812751229</text:p>
          </table:table-cell>
          <table:table-cell office:value-type="float" office:value="0.2684589464" calcext:value-type="float">
            <text:p>0.2684589464</text:p>
          </table:table-cell>
          <table:table-cell office:value-type="float" office:value="0.1787859886" calcext:value-type="float">
            <text:p>0.1787859886</text:p>
          </table:table-cell>
          <table:table-cell office:value-type="string" calcext:value-type="string">
            <text:p>nan</text:p>
          </table:table-cell>
          <table:table-cell office:value-type="float" office:value="-0.2954685329" calcext:value-type="float">
            <text:p>-0.2954685329</text:p>
          </table:table-cell>
          <table:table-cell office:value-type="float" office:value="-0.8705244951" calcext:value-type="float">
            <text:p>-0.8705244951</text:p>
          </table:table-cell>
          <table:table-cell office:value-type="float" office:value="0.172905183" calcext:value-type="float">
            <text:p>0.172905183</text:p>
          </table:table-cell>
          <table:table-cell office:value-type="float" office:value="0.4132857699" calcext:value-type="float">
            <text:p>0.4132857699</text:p>
          </table:table-cell>
          <table:table-cell office:value-type="float" office:value="0.282741637" calcext:value-type="float">
            <text:p>0.282741637</text:p>
          </table:table-cell>
          <table:table-cell office:value-type="float" office:value="0.9977346584" calcext:value-type="float">
            <text:p>0.9977346584</text:p>
          </table:table-cell>
          <table:table-cell office:value-type="float" office:value="0.9556636419" calcext:value-type="float">
            <text:p>0.9556636419</text:p>
          </table:table-cell>
          <table:table-cell office:value-type="float" office:value="0.8632024677" calcext:value-type="float">
            <text:p>0.8632024677</text:p>
          </table:table-cell>
          <table:table-cell office:value-type="float" office:value="0.0393825036" calcext:value-type="float">
            <text:p>0.0393825036</text:p>
          </table:table-cell>
          <table:table-cell office:value-type="float" office:value="0.0280410745" calcext:value-type="float">
            <text:p>0.0280410745</text:p>
          </table:table-cell>
          <table:table-cell office:value-type="float" office:value="0.0198814469" calcext:value-type="float">
            <text:p>0.0198814469</text:p>
          </table:table-cell>
          <table:table-cell office:value-type="float" office:value="0.1300722701" calcext:value-type="float">
            <text:p>0.1300722701</text:p>
          </table:table-cell>
          <table:table-cell office:value-type="float" office:value="0.1051255273" calcext:value-type="float">
            <text:p>0.1051255273</text:p>
          </table:table-cell>
          <table:table-cell office:value-type="float" office:value="0.0732422255" calcext:value-type="float">
            <text:p>0.0732422255</text:p>
          </table:table-cell>
          <table:table-cell office:value-type="string" calcext:value-type="string">
            <text:p>nan</text:p>
          </table:table-cell>
          <table:table-cell office:value-type="float" office:value="0.3517483708" calcext:value-type="float">
            <text:p>0.3517483708</text:p>
          </table:table-cell>
          <table:table-cell office:value-type="float" office:value="0.1316443392" calcext:value-type="float">
            <text:p>0.1316443392</text:p>
          </table:table-cell>
          <table:table-cell office:value-type="string" calcext:value-type="string">
            <text:p>nan</text:p>
          </table:table-cell>
          <table:table-cell office:value-type="float" office:value="0.3517483708" calcext:value-type="float">
            <text:p>0.3517483708</text:p>
          </table:table-cell>
          <table:table-cell office:value-type="float" office:value="0.1316443392" calcext:value-type="float">
            <text:p>0.1316443392</text:p>
          </table:table-cell>
          <table:table-cell office:value-type="string" calcext:value-type="string">
            <text:p>nan</text:p>
          </table:table-cell>
          <table:table-cell office:value-type="float" office:value="0.3569601912" calcext:value-type="float">
            <text:p>0.3569601912</text:p>
          </table:table-cell>
          <table:table-cell office:value-type="float" office:value="0.1334846706" calcext:value-type="float">
            <text:p>0.1334846706</text:p>
          </table:table-cell>
          <table:table-cell office:value-type="float" office:value="0.1199465782" calcext:value-type="float">
            <text:p>0.1199465782</text:p>
          </table:table-cell>
          <table:table-cell office:value-type="float" office:value="0.3484956051" calcext:value-type="float">
            <text:p>0.3484956051</text:p>
          </table:table-cell>
          <table:table-cell office:value-type="float" office:value="0.2446257363" calcext:value-type="float">
            <text:p>0.2446257363</text:p>
          </table:table-cell>
          <table:table-cell office:value-type="float" office:value="0.0962520845" calcext:value-type="float">
            <text:p>0.0962520845</text:p>
          </table:table-cell>
          <table:table-cell office:value-type="float" office:value="0.3312013172" calcext:value-type="float">
            <text:p>0.3312013172</text:p>
          </table:table-cell>
          <table:table-cell office:value-type="float" office:value="0.2320135342" calcext:value-type="float">
            <text:p>0.2320135342</text:p>
          </table:table-cell>
          <table:table-cell office:value-type="string" calcext:value-type="string">
            <text:p>nan</text:p>
          </table:table-cell>
          <table:table-cell office:value-type="float" office:value="-0.3420453608" calcext:value-type="float">
            <text:p>-0.3420453608</text:p>
          </table:table-cell>
          <table:table-cell office:value-type="float" office:value="-0.82653871" calcext:value-type="float">
            <text:p>-0.82653871</text:p>
          </table:table-cell>
        </table:table-row>
        <table:table-row table:style-name="ro1">
          <table:table-cell office:value-type="string" calcext:value-type="string">
            <text:p>Allolobophora_chlorotica_L2</text:p>
          </table:table-cell>
          <table:table-cell office:value-type="float" office:value="50541" calcext:value-type="float">
            <text:p>50541</text:p>
          </table:table-cell>
          <table:table-cell office:value-type="float" office:value="492.879939059" calcext:value-type="float">
            <text:p>492.879939059</text:p>
          </table:table-cell>
          <table:table-cell office:value-type="float" office:value="286.509038887" calcext:value-type="float">
            <text:p>286.509038887</text:p>
          </table:table-cell>
          <table:table-cell office:value-type="float" office:value="0.4833692998" calcext:value-type="float">
            <text:p>0.4833692998</text:p>
          </table:table-cell>
          <table:table-cell office:value-type="float" office:value="0.0452537499" calcext:value-type="float">
            <text:p>0.0452537499</text:p>
          </table:table-cell>
          <table:table-cell office:value-type="float" office:value="0.5109270928" calcext:value-type="float">
            <text:p>0.5109270928</text:p>
          </table:table-cell>
          <table:table-cell office:value-type="float" office:value="0.1004043156" calcext:value-type="float">
            <text:p>0.1004043156</text:p>
          </table:table-cell>
          <table:table-cell office:value-type="float" office:value="0.4009946064" calcext:value-type="float">
            <text:p>0.4009946064</text:p>
          </table:table-cell>
          <table:table-cell office:value-type="float" office:value="0.0777398713" calcext:value-type="float">
            <text:p>0.0777398713</text:p>
          </table:table-cell>
          <table:table-cell office:value-type="float" office:value="-0.0008335453" calcext:value-type="float">
            <text:p>-0.0008335453</text:p>
          </table:table-cell>
          <table:table-cell office:value-type="float" office:value="-0.0948741022" calcext:value-type="float">
            <text:p>-0.0948741022</text:p>
          </table:table-cell>
          <table:table-cell office:value-type="float" office:value="-0.0652541561" calcext:value-type="float">
            <text:p>-0.0652541561</text:p>
          </table:table-cell>
          <table:table-cell office:value-type="float" office:value="0.1310027784" calcext:value-type="float">
            <text:p>0.1310027784</text:p>
          </table:table-cell>
          <table:table-cell office:value-type="float" office:value="0.106492714" calcext:value-type="float">
            <text:p>0.106492714</text:p>
          </table:table-cell>
          <table:table-cell office:value-type="float" office:value="0.071343273" calcext:value-type="float">
            <text:p>0.071343273</text:p>
          </table:table-cell>
          <table:table-cell office:value-type="string" calcext:value-type="string">
            <text:p>nan</text:p>
          </table:table-cell>
          <table:table-cell office:value-type="float" office:value="-0.0553505722" calcext:value-type="float">
            <text:p>-0.0553505722</text:p>
          </table:table-cell>
          <table:table-cell office:value-type="float" office:value="-0.0366112098" calcext:value-type="float">
            <text:p>-0.0366112098</text:p>
          </table:table-cell>
          <table:table-cell office:value-type="string" calcext:value-type="string">
            <text:p>nan</text:p>
          </table:table-cell>
          <table:table-cell office:value-type="float" office:value="-0.0553505722" calcext:value-type="float">
            <text:p>-0.0553505722</text:p>
          </table:table-cell>
          <table:table-cell office:value-type="float" office:value="-0.0366112098" calcext:value-type="float">
            <text:p>-0.0366112098</text:p>
          </table:table-cell>
          <table:table-cell office:value-type="string" calcext:value-type="string">
            <text:p>nan</text:p>
          </table:table-cell>
          <table:table-cell office:value-type="float" office:value="-0.0649653806" calcext:value-type="float">
            <text:p>-0.0649653806</text:p>
          </table:table-cell>
          <table:table-cell office:value-type="float" office:value="-0.0428321873" calcext:value-type="float">
            <text:p>-0.0428321873</text:p>
          </table:table-cell>
          <table:table-cell office:value-type="float" office:value="-0.0420576052" calcext:value-type="float">
            <text:p>-0.0420576052</text:p>
          </table:table-cell>
          <table:table-cell office:value-type="float" office:value="-0.0489806081" calcext:value-type="float">
            <text:p>-0.0489806081</text:p>
          </table:table-cell>
          <table:table-cell office:value-type="float" office:value="-0.0325816571" calcext:value-type="float">
            <text:p>-0.0325816571</text:p>
          </table:table-cell>
          <table:table-cell office:value-type="float" office:value="-0.07046973" calcext:value-type="float">
            <text:p>-0.07046973</text:p>
          </table:table-cell>
          <table:table-cell office:value-type="float" office:value="-0.0745581677" calcext:value-type="float">
            <text:p>-0.0745581677</text:p>
          </table:table-cell>
          <table:table-cell office:value-type="float" office:value="-0.0496731864" calcext:value-type="float">
            <text:p>-0.0496731864</text:p>
          </table:table-cell>
          <table:table-cell office:value-type="string" calcext:value-type="string">
            <text:p>nan</text:p>
          </table:table-cell>
          <table:table-cell office:value-type="float" office:value="0.0280860091" calcext:value-type="float">
            <text:p>0.0280860091</text:p>
          </table:table-cell>
          <table:table-cell office:value-type="float" office:value="-0.9466650135" calcext:value-type="float">
            <text:p>-0.9466650135</text:p>
          </table:table-cell>
          <table:table-cell office:value-type="float" office:value="-0.0098508091" calcext:value-type="float">
            <text:p>-0.0098508091</text:p>
          </table:table-cell>
          <table:table-cell office:value-type="float" office:value="0.0017368202" calcext:value-type="float">
            <text:p>0.0017368202</text:p>
          </table:table-cell>
          <table:table-cell office:value-type="float" office:value="0.0011952371" calcext:value-type="float">
            <text:p>0.0011952371</text:p>
          </table:table-cell>
          <table:table-cell office:value-type="float" office:value="0.9990112588" calcext:value-type="float">
            <text:p>0.9990112588</text:p>
          </table:table-cell>
          <table:table-cell office:value-type="float" office:value="0.9879008815" calcext:value-type="float">
            <text:p>0.9879008815</text:p>
          </table:table-cell>
          <table:table-cell office:value-type="float" office:value="0.9233515867" calcext:value-type="float">
            <text:p>0.9233515867</text:p>
          </table:table-cell>
          <table:table-cell office:value-type="float" office:value="0.0383939001" calcext:value-type="float">
            <text:p>0.0383939001</text:p>
          </table:table-cell>
          <table:table-cell office:value-type="float" office:value="0.0278582455" calcext:value-type="float">
            <text:p>0.0278582455</text:p>
          </table:table-cell>
          <table:table-cell office:value-type="float" office:value="0.0188018763" calcext:value-type="float">
            <text:p>0.0188018763</text:p>
          </table:table-cell>
          <table:table-cell office:value-type="float" office:value="0.1297858619" calcext:value-type="float">
            <text:p>0.1297858619</text:p>
          </table:table-cell>
          <table:table-cell office:value-type="float" office:value="0.1103013817" calcext:value-type="float">
            <text:p>0.1103013817</text:p>
          </table:table-cell>
          <table:table-cell office:value-type="float" office:value="0.0743941253" calcext:value-type="float">
            <text:p>0.0743941253</text:p>
          </table:table-cell>
          <table:table-cell office:value-type="string" calcext:value-type="string">
            <text:p>nan</text:p>
          </table:table-cell>
          <table:table-cell office:value-type="float" office:value="-0.0385413024" calcext:value-type="float">
            <text:p>-0.0385413024</text:p>
          </table:table-cell>
          <table:table-cell office:value-type="float" office:value="-0.0311936468" calcext:value-type="float">
            <text:p>-0.0311936468</text:p>
          </table:table-cell>
          <table:table-cell office:value-type="string" calcext:value-type="string">
            <text:p>nan</text:p>
          </table:table-cell>
          <table:table-cell office:value-type="float" office:value="-0.0385413024" calcext:value-type="float">
            <text:p>-0.0385413024</text:p>
          </table:table-cell>
          <table:table-cell office:value-type="float" office:value="-0.0311936468" calcext:value-type="float">
            <text:p>-0.0311936468</text:p>
          </table:table-cell>
          <table:table-cell office:value-type="string" calcext:value-type="string">
            <text:p>nan</text:p>
          </table:table-cell>
          <table:table-cell office:value-type="float" office:value="-0.0448758451" calcext:value-type="float">
            <text:p>-0.0448758451</text:p>
          </table:table-cell>
          <table:table-cell office:value-type="float" office:value="-0.0345251024" calcext:value-type="float">
            <text:p>-0.0345251024</text:p>
          </table:table-cell>
          <table:table-cell office:value-type="float" office:value="-0.0308446396" calcext:value-type="float">
            <text:p>-0.0308446396</text:p>
          </table:table-cell>
          <table:table-cell office:value-type="float" office:value="-0.0166812511" calcext:value-type="float">
            <text:p>-0.0166812511</text:p>
          </table:table-cell>
          <table:table-cell office:value-type="float" office:value="-0.011300036" calcext:value-type="float">
            <text:p>-0.011300036</text:p>
          </table:table-cell>
          <table:table-cell office:value-type="float" office:value="-0.0572054749" calcext:value-type="float">
            <text:p>-0.0572054749</text:p>
          </table:table-cell>
          <table:table-cell office:value-type="float" office:value="-0.0374107143" calcext:value-type="float">
            <text:p>-0.0374107143</text:p>
          </table:table-cell>
          <table:table-cell office:value-type="float" office:value="-0.0252640692" calcext:value-type="float">
            <text:p>-0.0252640692</text:p>
          </table:table-cell>
          <table:table-cell office:value-type="string" calcext:value-type="string">
            <text:p>nan</text:p>
          </table:table-cell>
          <table:table-cell office:value-type="float" office:value="0.0046419127" calcext:value-type="float">
            <text:p>0.0046419127</text:p>
          </table:table-cell>
          <table:table-cell office:value-type="float" office:value="-0.7296640906" calcext:value-type="float">
            <text:p>-0.7296640906</text:p>
          </table:table-cell>
        </table:table-row>
        <table:table-row table:style-name="ro1">
          <table:table-cell office:value-type="string" calcext:value-type="string">
            <text:p>Allolobophora_chlorotica_L4</text:p>
          </table:table-cell>
          <table:table-cell office:value-type="float" office:value="21991" calcext:value-type="float">
            <text:p>21991</text:p>
          </table:table-cell>
          <table:table-cell office:value-type="float" office:value="630.500977673" calcext:value-type="float">
            <text:p>630.500977673</text:p>
          </table:table-cell>
          <table:table-cell office:value-type="float" office:value="494.463292748" calcext:value-type="float">
            <text:p>494.463292748</text:p>
          </table:table-cell>
          <table:table-cell office:value-type="float" office:value="0.484035192" calcext:value-type="float">
            <text:p>0.484035192</text:p>
          </table:table-cell>
          <table:table-cell office:value-type="float" office:value="0.0424815646" calcext:value-type="float">
            <text:p>0.0424815646</text:p>
          </table:table-cell>
          <table:table-cell office:value-type="float" office:value="0.5108230863" calcext:value-type="float">
            <text:p>0.5108230863</text:p>
          </table:table-cell>
          <table:table-cell office:value-type="float" office:value="0.0949605909" calcext:value-type="float">
            <text:p>0.0949605909</text:p>
          </table:table-cell>
          <table:table-cell office:value-type="float" office:value="0.3968274995" calcext:value-type="float">
            <text:p>0.3968274995</text:p>
          </table:table-cell>
          <table:table-cell office:value-type="float" office:value="0.0678019325" calcext:value-type="float">
            <text:p>0.0678019325</text:p>
          </table:table-cell>
          <table:table-cell office:value-type="float" office:value="0.005493727" calcext:value-type="float">
            <text:p>0.005493727</text:p>
          </table:table-cell>
          <table:table-cell office:value-type="float" office:value="-0.162951563" calcext:value-type="float">
            <text:p>-0.162951563</text:p>
          </table:table-cell>
          <table:table-cell office:value-type="float" office:value="-0.1156455074" calcext:value-type="float">
            <text:p>-0.1156455074</text:p>
          </table:table-cell>
          <table:table-cell office:value-type="float" office:value="0.1307865089" calcext:value-type="float">
            <text:p>0.1307865089</text:p>
          </table:table-cell>
          <table:table-cell office:value-type="float" office:value="0.0969143488" calcext:value-type="float">
            <text:p>0.0969143488</text:p>
          </table:table-cell>
          <table:table-cell office:value-type="float" office:value="0.0653203782" calcext:value-type="float">
            <text:p>0.0653203782</text:p>
          </table:table-cell>
          <table:table-cell office:value-type="string" calcext:value-type="string">
            <text:p>nan</text:p>
          </table:table-cell>
          <table:table-cell office:value-type="float" office:value="0.2939961294" calcext:value-type="float">
            <text:p>0.2939961294</text:p>
          </table:table-cell>
          <table:table-cell office:value-type="float" office:value="0.1979678145" calcext:value-type="float">
            <text:p>0.1979678145</text:p>
          </table:table-cell>
          <table:table-cell office:value-type="string" calcext:value-type="string">
            <text:p>nan</text:p>
          </table:table-cell>
          <table:table-cell office:value-type="float" office:value="0.2939961294" calcext:value-type="float">
            <text:p>0.2939961294</text:p>
          </table:table-cell>
          <table:table-cell office:value-type="float" office:value="0.1979678145" calcext:value-type="float">
            <text:p>0.1979678145</text:p>
          </table:table-cell>
          <table:table-cell office:value-type="string" calcext:value-type="string">
            <text:p>nan</text:p>
          </table:table-cell>
          <table:table-cell office:value-type="float" office:value="0.2944607388" calcext:value-type="float">
            <text:p>0.2944607388</text:p>
          </table:table-cell>
          <table:table-cell office:value-type="float" office:value="0.1981948671" calcext:value-type="float">
            <text:p>0.1981948671</text:p>
          </table:table-cell>
          <table:table-cell office:value-type="float" office:value="0.0844152146" calcext:value-type="float">
            <text:p>0.0844152146</text:p>
          </table:table-cell>
          <table:table-cell office:value-type="float" office:value="0.2798755383" calcext:value-type="float">
            <text:p>0.2798755383</text:p>
          </table:table-cell>
          <table:table-cell office:value-type="float" office:value="0.1863929127" calcext:value-type="float">
            <text:p>0.1863929127</text:p>
          </table:table-cell>
          <table:table-cell office:value-type="float" office:value="0.0549687418" calcext:value-type="float">
            <text:p>0.0549687418</text:p>
          </table:table-cell>
          <table:table-cell office:value-type="float" office:value="0.2616357637" calcext:value-type="float">
            <text:p>0.2616357637</text:p>
          </table:table-cell>
          <table:table-cell office:value-type="float" office:value="0.1741186917" calcext:value-type="float">
            <text:p>0.1741186917</text:p>
          </table:table-cell>
          <table:table-cell office:value-type="string" calcext:value-type="string">
            <text:p>nan</text:p>
          </table:table-cell>
          <table:table-cell office:value-type="float" office:value="-0.2906254984" calcext:value-type="float">
            <text:p>-0.2906254984</text:p>
          </table:table-cell>
          <table:table-cell office:value-type="float" office:value="-0.8430738059" calcext:value-type="float">
            <text:p>-0.8430738059</text:p>
          </table:table-cell>
          <table:table-cell office:value-type="float" office:value="0.1615778953" calcext:value-type="float">
            <text:p>0.1615778953</text:p>
          </table:table-cell>
          <table:table-cell office:value-type="float" office:value="0.4166096095" calcext:value-type="float">
            <text:p>0.4166096095</text:p>
          </table:table-cell>
          <table:table-cell office:value-type="float" office:value="0.2845692647" calcext:value-type="float">
            <text:p>0.2845692647</text:p>
          </table:table-cell>
          <table:table-cell office:value-type="float" office:value="0.9981749448" calcext:value-type="float">
            <text:p>0.9981749448</text:p>
          </table:table-cell>
          <table:table-cell office:value-type="float" office:value="0.9539142504" calcext:value-type="float">
            <text:p>0.9539142504</text:p>
          </table:table-cell>
          <table:table-cell office:value-type="float" office:value="0.8637674127" calcext:value-type="float">
            <text:p>0.8637674127</text:p>
          </table:table-cell>
          <table:table-cell office:value-type="float" office:value="0.0374173838" calcext:value-type="float">
            <text:p>0.0374173838</text:p>
          </table:table-cell>
          <table:table-cell office:value-type="float" office:value="0.039286641" calcext:value-type="float">
            <text:p>0.039286641</text:p>
          </table:table-cell>
          <table:table-cell office:value-type="float" office:value="0.0276739626" calcext:value-type="float">
            <text:p>0.0276739626</text:p>
          </table:table-cell>
          <table:table-cell office:value-type="float" office:value="0.1344238908" calcext:value-type="float">
            <text:p>0.1344238908</text:p>
          </table:table-cell>
          <table:table-cell office:value-type="float" office:value="0.1100454611" calcext:value-type="float">
            <text:p>0.1100454611</text:p>
          </table:table-cell>
          <table:table-cell office:value-type="float" office:value="0.0770599506" calcext:value-type="float">
            <text:p>0.0770599506</text:p>
          </table:table-cell>
          <table:table-cell office:value-type="string" calcext:value-type="string">
            <text:p>nan</text:p>
          </table:table-cell>
          <table:table-cell office:value-type="float" office:value="0.3360704166" calcext:value-type="float">
            <text:p>0.3360704166</text:p>
          </table:table-cell>
          <table:table-cell office:value-type="float" office:value="0.1539566626" calcext:value-type="float">
            <text:p>0.1539566626</text:p>
          </table:table-cell>
          <table:table-cell office:value-type="string" calcext:value-type="string">
            <text:p>nan</text:p>
          </table:table-cell>
          <table:table-cell office:value-type="float" office:value="0.3360704166" calcext:value-type="float">
            <text:p>0.3360704166</text:p>
          </table:table-cell>
          <table:table-cell office:value-type="float" office:value="0.1539566626" calcext:value-type="float">
            <text:p>0.1539566626</text:p>
          </table:table-cell>
          <table:table-cell office:value-type="string" calcext:value-type="string">
            <text:p>nan</text:p>
          </table:table-cell>
          <table:table-cell office:value-type="float" office:value="0.3407174548" calcext:value-type="float">
            <text:p>0.3407174548</text:p>
          </table:table-cell>
          <table:table-cell office:value-type="float" office:value="0.1589455037" calcext:value-type="float">
            <text:p>0.1589455037</text:p>
          </table:table-cell>
          <table:table-cell office:value-type="float" office:value="0.0969057369" calcext:value-type="float">
            <text:p>0.0969057369</text:p>
          </table:table-cell>
          <table:table-cell office:value-type="float" office:value="0.3409802913" calcext:value-type="float">
            <text:p>0.3409802913</text:p>
          </table:table-cell>
          <table:table-cell office:value-type="float" office:value="0.2402928093" calcext:value-type="float">
            <text:p>0.2402928093</text:p>
          </table:table-cell>
          <table:table-cell office:value-type="float" office:value="0.0665787418" calcext:value-type="float">
            <text:p>0.0665787418</text:p>
          </table:table-cell>
          <table:table-cell office:value-type="float" office:value="0.3188349905" calcext:value-type="float">
            <text:p>0.3188349905</text:p>
          </table:table-cell>
          <table:table-cell office:value-type="float" office:value="0.2245188247" calcext:value-type="float">
            <text:p>0.2245188247</text:p>
          </table:table-cell>
          <table:table-cell office:value-type="string" calcext:value-type="string">
            <text:p>nan</text:p>
          </table:table-cell>
          <table:table-cell office:value-type="float" office:value="-0.331416726" calcext:value-type="float">
            <text:p>-0.331416726</text:p>
          </table:table-cell>
          <table:table-cell office:value-type="float" office:value="-0.5255566888" calcext:value-type="float">
            <text:p>-0.5255566888</text:p>
          </table:table-cell>
        </table:table-row>
        <table:table-row table:style-name="ro1">
          <table:table-cell office:value-type="string" calcext:value-type="string">
            <text:p>Aporrectodea_icterica</text:p>
          </table:table-cell>
          <table:table-cell office:value-type="float" office:value="12908" calcext:value-type="float">
            <text:p>12908</text:p>
          </table:table-cell>
          <table:table-cell office:value-type="float" office:value="559.392159901" calcext:value-type="float">
            <text:p>559.392159901</text:p>
          </table:table-cell>
          <table:table-cell office:value-type="float" office:value="468.304580991" calcext:value-type="float">
            <text:p>468.304580991</text:p>
          </table:table-cell>
          <table:table-cell office:value-type="float" office:value="0.4828240979" calcext:value-type="float">
            <text:p>0.4828240979</text:p>
          </table:table-cell>
          <table:table-cell office:value-type="float" office:value="0.0420958443" calcext:value-type="float">
            <text:p>0.0420958443</text:p>
          </table:table-cell>
          <table:table-cell office:value-type="float" office:value="0.5081871448" calcext:value-type="float">
            <text:p>0.5081871448</text:p>
          </table:table-cell>
          <table:table-cell office:value-type="float" office:value="0.0959411386" calcext:value-type="float">
            <text:p>0.0959411386</text:p>
          </table:table-cell>
          <table:table-cell office:value-type="float" office:value="0.3972580751" calcext:value-type="float">
            <text:p>0.3972580751</text:p>
          </table:table-cell>
          <table:table-cell office:value-type="float" office:value="0.0652114339" calcext:value-type="float">
            <text:p>0.0652114339</text:p>
          </table:table-cell>
          <table:table-cell table:style-name="ce1" office:value-type="float" office:value="-0.000085" calcext:value-type="float">
            <text:p>-8.50E-005</text:p>
          </table:table-cell>
          <table:table-cell office:value-type="float" office:value="-0.1901588375" calcext:value-type="float">
            <text:p>-0.1901588375</text:p>
          </table:table-cell>
          <table:table-cell office:value-type="float" office:value="-0.133759553" calcext:value-type="float">
            <text:p>-0.133759553</text:p>
          </table:table-cell>
          <table:table-cell office:value-type="float" office:value="0.140695501" calcext:value-type="float">
            <text:p>0.140695501</text:p>
          </table:table-cell>
          <table:table-cell office:value-type="float" office:value="0.1480477204" calcext:value-type="float">
            <text:p>0.1480477204</text:p>
          </table:table-cell>
          <table:table-cell office:value-type="float" office:value="0.0998169209" calcext:value-type="float">
            <text:p>0.0998169209</text:p>
          </table:table-cell>
          <table:table-cell office:value-type="string" calcext:value-type="string">
            <text:p>nan</text:p>
          </table:table-cell>
          <table:table-cell office:value-type="float" office:value="0.3689798481" calcext:value-type="float">
            <text:p>0.3689798481</text:p>
          </table:table-cell>
          <table:table-cell office:value-type="float" office:value="0.2929785251" calcext:value-type="float">
            <text:p>0.2929785251</text:p>
          </table:table-cell>
          <table:table-cell office:value-type="string" calcext:value-type="string">
            <text:p>nan</text:p>
          </table:table-cell>
          <table:table-cell office:value-type="float" office:value="0.3689798481" calcext:value-type="float">
            <text:p>0.3689798481</text:p>
          </table:table-cell>
          <table:table-cell office:value-type="float" office:value="0.2929785251" calcext:value-type="float">
            <text:p>0.2929785251</text:p>
          </table:table-cell>
          <table:table-cell office:value-type="string" calcext:value-type="string">
            <text:p>nan</text:p>
          </table:table-cell>
          <table:table-cell office:value-type="float" office:value="0.3673524686" calcext:value-type="float">
            <text:p>0.3673524686</text:p>
          </table:table-cell>
          <table:table-cell office:value-type="float" office:value="0.2909833151" calcext:value-type="float">
            <text:p>0.2909833151</text:p>
          </table:table-cell>
          <table:table-cell office:value-type="float" office:value="0.172642658" calcext:value-type="float">
            <text:p>0.172642658</text:p>
          </table:table-cell>
          <table:table-cell office:value-type="float" office:value="0.3519064332" calcext:value-type="float">
            <text:p>0.3519064332</text:p>
          </table:table-cell>
          <table:table-cell office:value-type="float" office:value="0.2350823024" calcext:value-type="float">
            <text:p>0.2350823024</text:p>
          </table:table-cell>
          <table:table-cell office:value-type="float" office:value="0.1436122416" calcext:value-type="float">
            <text:p>0.1436122416</text:p>
          </table:table-cell>
          <table:table-cell office:value-type="float" office:value="0.323890499" calcext:value-type="float">
            <text:p>0.323890499</text:p>
          </table:table-cell>
          <table:table-cell office:value-type="float" office:value="0.2154957483" calcext:value-type="float">
            <text:p>0.2154957483</text:p>
          </table:table-cell>
          <table:table-cell office:value-type="string" calcext:value-type="string">
            <text:p>nan</text:p>
          </table:table-cell>
          <table:table-cell office:value-type="float" office:value="-0.3863301795" calcext:value-type="float">
            <text:p>-0.3863301795</text:p>
          </table:table-cell>
          <table:table-cell office:value-type="float" office:value="-0.917034933" calcext:value-type="float">
            <text:p>-0.917034933</text:p>
          </table:table-cell>
          <table:table-cell office:value-type="float" office:value="0.2448284491" calcext:value-type="float">
            <text:p>0.2448284491</text:p>
          </table:table-cell>
          <table:table-cell office:value-type="float" office:value="0.5016611336" calcext:value-type="float">
            <text:p>0.5016611336</text:p>
          </table:table-cell>
          <table:table-cell office:value-type="float" office:value="0.3445433588" calcext:value-type="float">
            <text:p>0.3445433588</text:p>
          </table:table-cell>
          <table:table-cell office:value-type="float" office:value="0.9975777679" calcext:value-type="float">
            <text:p>0.9975777679</text:p>
          </table:table-cell>
          <table:table-cell office:value-type="float" office:value="0.9412355071" calcext:value-type="float">
            <text:p>0.9412355071</text:p>
          </table:table-cell>
          <table:table-cell office:value-type="float" office:value="0.8404714063" calcext:value-type="float">
            <text:p>0.8404714063</text:p>
          </table:table-cell>
          <table:table-cell office:value-type="float" office:value="0.0486775911" calcext:value-type="float">
            <text:p>0.0486775911</text:p>
          </table:table-cell>
          <table:table-cell office:value-type="float" office:value="0.0613471325" calcext:value-type="float">
            <text:p>0.0613471325</text:p>
          </table:table-cell>
          <table:table-cell office:value-type="float" office:value="0.0429977486" calcext:value-type="float">
            <text:p>0.0429977486</text:p>
          </table:table-cell>
          <table:table-cell office:value-type="float" office:value="0.1387963492" calcext:value-type="float">
            <text:p>0.1387963492</text:p>
          </table:table-cell>
          <table:table-cell office:value-type="float" office:value="0.1392872163" calcext:value-type="float">
            <text:p>0.1392872163</text:p>
          </table:table-cell>
          <table:table-cell office:value-type="float" office:value="0.0977451524" calcext:value-type="float">
            <text:p>0.0977451524</text:p>
          </table:table-cell>
          <table:table-cell office:value-type="string" calcext:value-type="string">
            <text:p>nan</text:p>
          </table:table-cell>
          <table:table-cell office:value-type="float" office:value="0.4166951606" calcext:value-type="float">
            <text:p>0.4166951606</text:p>
          </table:table-cell>
          <table:table-cell office:value-type="float" office:value="0.2120503875" calcext:value-type="float">
            <text:p>0.2120503875</text:p>
          </table:table-cell>
          <table:table-cell office:value-type="string" calcext:value-type="string">
            <text:p>nan</text:p>
          </table:table-cell>
          <table:table-cell office:value-type="float" office:value="0.4166951606" calcext:value-type="float">
            <text:p>0.4166951606</text:p>
          </table:table-cell>
          <table:table-cell office:value-type="float" office:value="0.2120503875" calcext:value-type="float">
            <text:p>0.2120503875</text:p>
          </table:table-cell>
          <table:table-cell office:value-type="string" calcext:value-type="string">
            <text:p>nan</text:p>
          </table:table-cell>
          <table:table-cell office:value-type="float" office:value="0.4216818465" calcext:value-type="float">
            <text:p>0.4216818465</text:p>
          </table:table-cell>
          <table:table-cell office:value-type="float" office:value="0.2133479818" calcext:value-type="float">
            <text:p>0.2133479818</text:p>
          </table:table-cell>
          <table:table-cell office:value-type="float" office:value="0.1878121558" calcext:value-type="float">
            <text:p>0.1878121558</text:p>
          </table:table-cell>
          <table:table-cell office:value-type="float" office:value="0.4227142447" calcext:value-type="float">
            <text:p>0.4227142447</text:p>
          </table:table-cell>
          <table:table-cell office:value-type="float" office:value="0.2996948982" calcext:value-type="float">
            <text:p>0.2996948982</text:p>
          </table:table-cell>
          <table:table-cell office:value-type="float" office:value="0.1607213294" calcext:value-type="float">
            <text:p>0.1607213294</text:p>
          </table:table-cell>
          <table:table-cell office:value-type="float" office:value="0.4020345588" calcext:value-type="float">
            <text:p>0.4020345588</text:p>
          </table:table-cell>
          <table:table-cell office:value-type="float" office:value="0.2844717778" calcext:value-type="float">
            <text:p>0.2844717778</text:p>
          </table:table-cell>
          <table:table-cell office:value-type="string" calcext:value-type="string">
            <text:p>nan</text:p>
          </table:table-cell>
          <table:table-cell office:value-type="float" office:value="-0.4379025499" calcext:value-type="float">
            <text:p>-0.4379025499</text:p>
          </table:table-cell>
          <table:table-cell office:value-type="float" office:value="-0.6288540765" calcext:value-type="float">
            <text:p>-0.6288540765</text:p>
          </table:table-cell>
        </table:table-row>
        <table:table-row table:style-name="ro1">
          <table:table-cell office:value-type="string" calcext:value-type="string">
            <text:p>Aptenodytes_patagonicus</text:p>
          </table:table-cell>
          <table:table-cell office:value-type="float" office:value="4884" calcext:value-type="float">
            <text:p>4884</text:p>
          </table:table-cell>
          <table:table-cell office:value-type="float" office:value="907.090909091" calcext:value-type="float">
            <text:p>907.090909091</text:p>
          </table:table-cell>
          <table:table-cell office:value-type="float" office:value="871.049111118" calcext:value-type="float">
            <text:p>871.049111118</text:p>
          </table:table-cell>
          <table:table-cell office:value-type="float" office:value="0.4697169214" calcext:value-type="float">
            <text:p>0.4697169214</text:p>
          </table:table-cell>
          <table:table-cell office:value-type="float" office:value="0.062148319" calcext:value-type="float">
            <text:p>0.062148319</text:p>
          </table:table-cell>
          <table:table-cell office:value-type="float" office:value="0.4825774695" calcext:value-type="float">
            <text:p>0.4825774695</text:p>
          </table:table-cell>
          <table:table-cell office:value-type="float" office:value="0.1236009182" calcext:value-type="float">
            <text:p>0.1236009182</text:p>
          </table:table-cell>
          <table:table-cell office:value-type="float" office:value="0.3960722169" calcext:value-type="float">
            <text:p>0.3960722169</text:p>
          </table:table-cell>
          <table:table-cell office:value-type="float" office:value="0.0803196463" calcext:value-type="float">
            <text:p>0.0803196463</text:p>
          </table:table-cell>
          <table:table-cell office:value-type="float" office:value="-0.0068404264" calcext:value-type="float">
            <text:p>-0.0068404264</text:p>
          </table:table-cell>
          <table:table-cell office:value-type="float" office:value="-0.2321397713" calcext:value-type="float">
            <text:p>-0.2321397713</text:p>
          </table:table-cell>
          <table:table-cell office:value-type="float" office:value="-0.1734458071" calcext:value-type="float">
            <text:p>-0.1734458071</text:p>
          </table:table-cell>
          <table:table-cell office:value-type="float" office:value="0.0955270663" calcext:value-type="float">
            <text:p>0.0955270663</text:p>
          </table:table-cell>
          <table:table-cell office:value-type="float" office:value="0.0047866911" calcext:value-type="float">
            <text:p>0.0047866911</text:p>
          </table:table-cell>
          <table:table-cell office:value-type="float" office:value="0.0032619964" calcext:value-type="float">
            <text:p>0.0032619964</text:p>
          </table:table-cell>
          <table:table-cell office:value-type="float" office:value="-0.0309714914" calcext:value-type="float">
            <text:p>-0.0309714914</text:p>
          </table:table-cell>
          <table:table-cell office:value-type="float" office:value="-0.011591752" calcext:value-type="float">
            <text:p>-0.011591752</text:p>
          </table:table-cell>
          <table:table-cell office:value-type="float" office:value="-0.0071924972" calcext:value-type="float">
            <text:p>-0.0071924972</text:p>
          </table:table-cell>
          <table:table-cell office:value-type="float" office:value="-0.0309714914" calcext:value-type="float">
            <text:p>-0.0309714914</text:p>
          </table:table-cell>
          <table:table-cell office:value-type="float" office:value="-0.011591752" calcext:value-type="float">
            <text:p>-0.011591752</text:p>
          </table:table-cell>
          <table:table-cell office:value-type="float" office:value="-0.0071924972" calcext:value-type="float">
            <text:p>-0.0071924972</text:p>
          </table:table-cell>
          <table:table-cell office:value-type="float" office:value="-0.029059583" calcext:value-type="float">
            <text:p>-0.029059583</text:p>
          </table:table-cell>
          <table:table-cell office:value-type="float" office:value="-0.0129659544" calcext:value-type="float">
            <text:p>-0.0129659544</text:p>
          </table:table-cell>
          <table:table-cell office:value-type="float" office:value="-0.0079705976" calcext:value-type="float">
            <text:p>-0.0079705976</text:p>
          </table:table-cell>
          <table:table-cell office:value-type="float" office:value="-0.0119770859" calcext:value-type="float">
            <text:p>-0.0119770859</text:p>
          </table:table-cell>
          <table:table-cell office:value-type="float" office:value="-0.014077113" calcext:value-type="float">
            <text:p>-0.014077113</text:p>
          </table:table-cell>
          <table:table-cell office:value-type="float" office:value="-0.009061949" calcext:value-type="float">
            <text:p>-0.009061949</text:p>
          </table:table-cell>
          <table:table-cell office:value-type="float" office:value="-0.0246914165" calcext:value-type="float">
            <text:p>-0.0246914165</text:p>
          </table:table-cell>
          <table:table-cell office:value-type="float" office:value="-0.0275957223" calcext:value-type="float">
            <text:p>-0.0275957223</text:p>
          </table:table-cell>
          <table:table-cell office:value-type="float" office:value="-0.0179385308" calcext:value-type="float">
            <text:p>-0.0179385308</text:p>
          </table:table-cell>
          <table:table-cell office:value-type="string" calcext:value-type="string">
            <text:p>nan</text:p>
          </table:table-cell>
          <table:table-cell office:value-type="float" office:value="0.014836465" calcext:value-type="float">
            <text:p>0.014836465</text:p>
          </table:table-cell>
          <table:table-cell office:value-type="float" office:value="-0.5742238479" calcext:value-type="float">
            <text:p>-0.5742238479</text:p>
          </table:table-cell>
          <table:table-cell office:value-type="float" office:value="-0.0049229673" calcext:value-type="float">
            <text:p>-0.0049229673</text:p>
          </table:table-cell>
          <table:table-cell office:value-type="float" office:value="-0.0124287108" calcext:value-type="float">
            <text:p>-0.0124287108</text:p>
          </table:table-cell>
          <table:table-cell office:value-type="float" office:value="-0.0073897946" calcext:value-type="float">
            <text:p>-0.0073897946</text:p>
          </table:table-cell>
          <table:table-cell office:value-type="float" office:value="0.9900399015" calcext:value-type="float">
            <text:p>0.9900399015</text:p>
          </table:table-cell>
          <table:table-cell office:value-type="float" office:value="0.8913133342" calcext:value-type="float">
            <text:p>0.8913133342</text:p>
          </table:table-cell>
          <table:table-cell office:value-type="float" office:value="0.7404676278" calcext:value-type="float">
            <text:p>0.7404676278</text:p>
          </table:table-cell>
          <table:table-cell office:value-type="float" office:value="0.1044737547" calcext:value-type="float">
            <text:p>0.1044737547</text:p>
          </table:table-cell>
          <table:table-cell office:value-type="float" office:value="0.1135823302" calcext:value-type="float">
            <text:p>0.1135823302</text:p>
          </table:table-cell>
          <table:table-cell office:value-type="float" office:value="0.0765593185" calcext:value-type="float">
            <text:p>0.0765593185</text:p>
          </table:table-cell>
          <table:table-cell office:value-type="float" office:value="0.1339967303" calcext:value-type="float">
            <text:p>0.1339967303</text:p>
          </table:table-cell>
          <table:table-cell office:value-type="float" office:value="0.1143967887" calcext:value-type="float">
            <text:p>0.1143967887</text:p>
          </table:table-cell>
          <table:table-cell office:value-type="float" office:value="0.0770596854" calcext:value-type="float">
            <text:p>0.0770596854</text:p>
          </table:table-cell>
          <table:table-cell office:value-type="float" office:value="-0.0251878896" calcext:value-type="float">
            <text:p>-0.0251878896</text:p>
          </table:table-cell>
          <table:table-cell office:value-type="float" office:value="0.0174379659" calcext:value-type="float">
            <text:p>0.0174379659</text:p>
          </table:table-cell>
          <table:table-cell office:value-type="float" office:value="0.0116723435" calcext:value-type="float">
            <text:p>0.0116723435</text:p>
          </table:table-cell>
          <table:table-cell office:value-type="float" office:value="-0.0251878896" calcext:value-type="float">
            <text:p>-0.0251878896</text:p>
          </table:table-cell>
          <table:table-cell office:value-type="float" office:value="0.0174379659" calcext:value-type="float">
            <text:p>0.0174379659</text:p>
          </table:table-cell>
          <table:table-cell office:value-type="float" office:value="0.0116723435" calcext:value-type="float">
            <text:p>0.0116723435</text:p>
          </table:table-cell>
          <table:table-cell office:value-type="float" office:value="-0.0213949754" calcext:value-type="float">
            <text:p>-0.0213949754</text:p>
          </table:table-cell>
          <table:table-cell office:value-type="float" office:value="0.0121416527" calcext:value-type="float">
            <text:p>0.0121416527</text:p>
          </table:table-cell>
          <table:table-cell office:value-type="float" office:value="0.007704396" calcext:value-type="float">
            <text:p>0.007704396</text:p>
          </table:table-cell>
          <table:table-cell office:value-type="float" office:value="0.009721221" calcext:value-type="float">
            <text:p>0.009721221</text:p>
          </table:table-cell>
          <table:table-cell office:value-type="float" office:value="0.0495639875" calcext:value-type="float">
            <text:p>0.0495639875</text:p>
          </table:table-cell>
          <table:table-cell office:value-type="float" office:value="0.0333765283" calcext:value-type="float">
            <text:p>0.0333765283</text:p>
          </table:table-cell>
          <table:table-cell table:style-name="ce1" office:value-type="float" office:value="0.0000777" calcext:value-type="float">
            <text:p>7.77E-005</text:p>
          </table:table-cell>
          <table:table-cell office:value-type="float" office:value="0.0364499474" calcext:value-type="float">
            <text:p>0.0364499474</text:p>
          </table:table-cell>
          <table:table-cell office:value-type="float" office:value="0.0244150461" calcext:value-type="float">
            <text:p>0.0244150461</text:p>
          </table:table-cell>
          <table:table-cell office:value-type="string" calcext:value-type="string">
            <text:p>nan</text:p>
          </table:table-cell>
          <table:table-cell office:value-type="float" office:value="-0.0314377643" calcext:value-type="float">
            <text:p>-0.0314377643</text:p>
          </table:table-cell>
          <table:table-cell office:value-type="float" office:value="-0.6917001856" calcext:value-type="float">
            <text:p>-0.6917001856</text:p>
          </table:table-cell>
        </table:table-row>
        <table:table-row table:style-name="ro1">
          <table:table-cell office:value-type="string" calcext:value-type="string">
            <text:p>Armadillidium_nasatum</text:p>
          </table:table-cell>
          <table:table-cell office:value-type="float" office:value="16504" calcext:value-type="float">
            <text:p>16504</text:p>
          </table:table-cell>
          <table:table-cell office:value-type="float" office:value="734.536476006" calcext:value-type="float">
            <text:p>734.536476006</text:p>
          </table:table-cell>
          <table:table-cell office:value-type="float" office:value="780.175387178" calcext:value-type="float">
            <text:p>780.175387178</text:p>
          </table:table-cell>
          <table:table-cell office:value-type="float" office:value="0.3873113002" calcext:value-type="float">
            <text:p>0.3873113002</text:p>
          </table:table-cell>
          <table:table-cell office:value-type="float" office:value="0.0441482178" calcext:value-type="float">
            <text:p>0.0441482178</text:p>
          </table:table-cell>
          <table:table-cell office:value-type="float" office:value="0.3099762589" calcext:value-type="float">
            <text:p>0.3099762589</text:p>
          </table:table-cell>
          <table:table-cell office:value-type="float" office:value="0.0690215823" calcext:value-type="float">
            <text:p>0.0690215823</text:p>
          </table:table-cell>
          <table:table-cell office:value-type="float" office:value="0.2943346171" calcext:value-type="float">
            <text:p>0.2943346171</text:p>
          </table:table-cell>
          <table:table-cell office:value-type="float" office:value="0.0892105242" calcext:value-type="float">
            <text:p>0.0892105242</text:p>
          </table:table-cell>
          <table:table-cell office:value-type="float" office:value="-0.0111913091" calcext:value-type="float">
            <text:p>-0.0111913091</text:p>
          </table:table-cell>
          <table:table-cell office:value-type="float" office:value="-0.3136295553" calcext:value-type="float">
            <text:p>-0.3136295553</text:p>
          </table:table-cell>
          <table:table-cell office:value-type="float" office:value="-0.2258603436" calcext:value-type="float">
            <text:p>-0.2258603436</text:p>
          </table:table-cell>
          <table:table-cell office:value-type="float" office:value="0.0962838594" calcext:value-type="float">
            <text:p>0.0962838594</text:p>
          </table:table-cell>
          <table:table-cell office:value-type="float" office:value="0.0357450699" calcext:value-type="float">
            <text:p>0.0357450699</text:p>
          </table:table-cell>
          <table:table-cell office:value-type="float" office:value="0.0252056976" calcext:value-type="float">
            <text:p>0.0252056976</text:p>
          </table:table-cell>
          <table:table-cell office:value-type="string" calcext:value-type="string">
            <text:p>nan</text:p>
          </table:table-cell>
          <table:table-cell office:value-type="float" office:value="0.2781566696" calcext:value-type="float">
            <text:p>0.2781566696</text:p>
          </table:table-cell>
          <table:table-cell office:value-type="float" office:value="0.185250903" calcext:value-type="float">
            <text:p>0.185250903</text:p>
          </table:table-cell>
          <table:table-cell office:value-type="string" calcext:value-type="string">
            <text:p>nan</text:p>
          </table:table-cell>
          <table:table-cell office:value-type="float" office:value="0.2781566696" calcext:value-type="float">
            <text:p>0.2781566696</text:p>
          </table:table-cell>
          <table:table-cell office:value-type="float" office:value="0.185250903" calcext:value-type="float">
            <text:p>0.185250903</text:p>
          </table:table-cell>
          <table:table-cell office:value-type="string" calcext:value-type="string">
            <text:p>nan</text:p>
          </table:table-cell>
          <table:table-cell office:value-type="float" office:value="0.3612470937" calcext:value-type="float">
            <text:p>0.3612470937</text:p>
          </table:table-cell>
          <table:table-cell office:value-type="float" office:value="0.2440207151" calcext:value-type="float">
            <text:p>0.2440207151</text:p>
          </table:table-cell>
          <table:table-cell office:value-type="float" office:value="0.136603296" calcext:value-type="float">
            <text:p>0.136603296</text:p>
          </table:table-cell>
          <table:table-cell office:value-type="float" office:value="0.2429966282" calcext:value-type="float">
            <text:p>0.2429966282</text:p>
          </table:table-cell>
          <table:table-cell office:value-type="float" office:value="0.160763184" calcext:value-type="float">
            <text:p>0.160763184</text:p>
          </table:table-cell>
          <table:table-cell office:value-type="float" office:value="0.1614187307" calcext:value-type="float">
            <text:p>0.1614187307</text:p>
          </table:table-cell>
          <table:table-cell office:value-type="float" office:value="0.2930263018" calcext:value-type="float">
            <text:p>0.2930263018</text:p>
          </table:table-cell>
          <table:table-cell office:value-type="float" office:value="0.193705937" calcext:value-type="float">
            <text:p>0.193705937</text:p>
          </table:table-cell>
          <table:table-cell office:value-type="string" calcext:value-type="string">
            <text:p>nan</text:p>
          </table:table-cell>
          <table:table-cell office:value-type="float" office:value="-0.3497575625" calcext:value-type="float">
            <text:p>-0.3497575625</text:p>
          </table:table-cell>
          <table:table-cell office:value-type="float" office:value="-0.9155721545" calcext:value-type="float">
            <text:p>-0.9155721545</text:p>
          </table:table-cell>
          <table:table-cell office:value-type="float" office:value="0.2243600985" calcext:value-type="float">
            <text:p>0.2243600985</text:p>
          </table:table-cell>
          <table:table-cell office:value-type="float" office:value="0.4620696942" calcext:value-type="float">
            <text:p>0.4620696942</text:p>
          </table:table-cell>
          <table:table-cell office:value-type="float" office:value="0.3157883244" calcext:value-type="float">
            <text:p>0.3157883244</text:p>
          </table:table-cell>
          <table:table-cell office:value-type="float" office:value="0.9885413449" calcext:value-type="float">
            <text:p>0.9885413449</text:p>
          </table:table-cell>
          <table:table-cell office:value-type="float" office:value="0.8363702625" calcext:value-type="float">
            <text:p>0.8363702625</text:p>
          </table:table-cell>
          <table:table-cell office:value-type="float" office:value="0.6978145717" calcext:value-type="float">
            <text:p>0.6978145717</text:p>
          </table:table-cell>
          <table:table-cell office:value-type="float" office:value="0.1234632747" calcext:value-type="float">
            <text:p>0.1234632747</text:p>
          </table:table-cell>
          <table:table-cell office:value-type="float" office:value="0.1346239273" calcext:value-type="float">
            <text:p>0.1346239273</text:p>
          </table:table-cell>
          <table:table-cell office:value-type="float" office:value="0.0940060258" calcext:value-type="float">
            <text:p>0.0940060258</text:p>
          </table:table-cell>
          <table:table-cell office:value-type="float" office:value="0.1119540663" calcext:value-type="float">
            <text:p>0.1119540663</text:p>
          </table:table-cell>
          <table:table-cell office:value-type="float" office:value="0.0982402868" calcext:value-type="float">
            <text:p>0.0982402868</text:p>
          </table:table-cell>
          <table:table-cell office:value-type="float" office:value="0.0687116816" calcext:value-type="float">
            <text:p>0.0687116816</text:p>
          </table:table-cell>
          <table:table-cell office:value-type="string" calcext:value-type="string">
            <text:p>nan</text:p>
          </table:table-cell>
          <table:table-cell office:value-type="float" office:value="0.4463092569" calcext:value-type="float">
            <text:p>0.4463092569</text:p>
          </table:table-cell>
          <table:table-cell office:value-type="float" office:value="0.2394819632" calcext:value-type="float">
            <text:p>0.2394819632</text:p>
          </table:table-cell>
          <table:table-cell office:value-type="string" calcext:value-type="string">
            <text:p>nan</text:p>
          </table:table-cell>
          <table:table-cell office:value-type="float" office:value="0.4463092569" calcext:value-type="float">
            <text:p>0.4463092569</text:p>
          </table:table-cell>
          <table:table-cell office:value-type="float" office:value="0.2394819632" calcext:value-type="float">
            <text:p>0.2394819632</text:p>
          </table:table-cell>
          <table:table-cell office:value-type="string" calcext:value-type="string">
            <text:p>nan</text:p>
          </table:table-cell>
          <table:table-cell office:value-type="float" office:value="0.4946048673" calcext:value-type="float">
            <text:p>0.4946048673</text:p>
          </table:table-cell>
          <table:table-cell office:value-type="float" office:value="0.2723821895" calcext:value-type="float">
            <text:p>0.2723821895</text:p>
          </table:table-cell>
          <table:table-cell office:value-type="float" office:value="0.1779001706" calcext:value-type="float">
            <text:p>0.1779001706</text:p>
          </table:table-cell>
          <table:table-cell office:value-type="float" office:value="0.4246202756" calcext:value-type="float">
            <text:p>0.4246202756</text:p>
          </table:table-cell>
          <table:table-cell office:value-type="float" office:value="0.2987856271" calcext:value-type="float">
            <text:p>0.2987856271</text:p>
          </table:table-cell>
          <table:table-cell office:value-type="float" office:value="0.2087311282" calcext:value-type="float">
            <text:p>0.2087311282</text:p>
          </table:table-cell>
          <table:table-cell office:value-type="float" office:value="0.4883081508" calcext:value-type="float">
            <text:p>0.4883081508</text:p>
          </table:table-cell>
          <table:table-cell office:value-type="float" office:value="0.3474039686" calcext:value-type="float">
            <text:p>0.3474039686</text:p>
          </table:table-cell>
          <table:table-cell office:value-type="string" calcext:value-type="string">
            <text:p>nan</text:p>
          </table:table-cell>
          <table:table-cell office:value-type="float" office:value="-0.4878670696" calcext:value-type="float">
            <text:p>-0.4878670696</text:p>
          </table:table-cell>
          <table:table-cell office:value-type="float" office:value="-0.7837497174" calcext:value-type="float">
            <text:p>-0.7837497174</text:p>
          </table:table-cell>
        </table:table-row>
        <table:table-row table:style-name="ro1">
          <table:table-cell office:value-type="string" calcext:value-type="string">
            <text:p>Armadillidium_vulgare</text:p>
          </table:table-cell>
          <table:table-cell office:value-type="float" office:value="17440" calcext:value-type="float">
            <text:p>17440</text:p>
          </table:table-cell>
          <table:table-cell office:value-type="float" office:value="1051.93067661" calcext:value-type="float">
            <text:p>1051.93067661</text:p>
          </table:table-cell>
          <table:table-cell office:value-type="float" office:value="994.186908605" calcext:value-type="float">
            <text:p>994.186908605</text:p>
          </table:table-cell>
          <table:table-cell office:value-type="float" office:value="0.3839678375" calcext:value-type="float">
            <text:p>0.3839678375</text:p>
          </table:table-cell>
          <table:table-cell office:value-type="float" office:value="0.047836033" calcext:value-type="float">
            <text:p>0.047836033</text:p>
          </table:table-cell>
          <table:table-cell office:value-type="float" office:value="0.3167429339" calcext:value-type="float">
            <text:p>0.3167429339</text:p>
          </table:table-cell>
          <table:table-cell office:value-type="float" office:value="0.0737607939" calcext:value-type="float">
            <text:p>0.0737607939</text:p>
          </table:table-cell>
          <table:table-cell office:value-type="float" office:value="0.2928828824" calcext:value-type="float">
            <text:p>0.2928828824</text:p>
          </table:table-cell>
          <table:table-cell office:value-type="float" office:value="0.0906715551" calcext:value-type="float">
            <text:p>0.0906715551</text:p>
          </table:table-cell>
          <table:table-cell office:value-type="float" office:value="-0.0113512811" calcext:value-type="float">
            <text:p>-0.0113512811</text:p>
          </table:table-cell>
          <table:table-cell office:value-type="float" office:value="-0.1921076314" calcext:value-type="float">
            <text:p>-0.1921076314</text:p>
          </table:table-cell>
          <table:table-cell office:value-type="float" office:value="-0.1378302302" calcext:value-type="float">
            <text:p>-0.1378302302</text:p>
          </table:table-cell>
          <table:table-cell office:value-type="float" office:value="-0.0034553438" calcext:value-type="float">
            <text:p>-0.0034553438</text:p>
          </table:table-cell>
          <table:table-cell office:value-type="float" office:value="-0.0672570566" calcext:value-type="float">
            <text:p>-0.0672570566</text:p>
          </table:table-cell>
          <table:table-cell office:value-type="float" office:value="-0.0442842221" calcext:value-type="float">
            <text:p>-0.0442842221</text:p>
          </table:table-cell>
          <table:table-cell office:value-type="string" calcext:value-type="string">
            <text:p>nan</text:p>
          </table:table-cell>
          <table:table-cell office:value-type="float" office:value="-0.1362961915" calcext:value-type="float">
            <text:p>-0.1362961915</text:p>
          </table:table-cell>
          <table:table-cell office:value-type="float" office:value="-0.0916831895" calcext:value-type="float">
            <text:p>-0.0916831895</text:p>
          </table:table-cell>
          <table:table-cell office:value-type="string" calcext:value-type="string">
            <text:p>nan</text:p>
          </table:table-cell>
          <table:table-cell office:value-type="float" office:value="-0.1362961915" calcext:value-type="float">
            <text:p>-0.1362961915</text:p>
          </table:table-cell>
          <table:table-cell office:value-type="float" office:value="-0.0916831895" calcext:value-type="float">
            <text:p>-0.0916831895</text:p>
          </table:table-cell>
          <table:table-cell office:value-type="string" calcext:value-type="string">
            <text:p>nan</text:p>
          </table:table-cell>
          <table:table-cell office:value-type="float" office:value="-0.1382040579" calcext:value-type="float">
            <text:p>-0.1382040579</text:p>
          </table:table-cell>
          <table:table-cell office:value-type="float" office:value="-0.094025288" calcext:value-type="float">
            <text:p>-0.094025288</text:p>
          </table:table-cell>
          <table:table-cell office:value-type="float" office:value="-0.1033314196" calcext:value-type="float">
            <text:p>-0.1033314196</text:p>
          </table:table-cell>
          <table:table-cell office:value-type="float" office:value="-0.1514631466" calcext:value-type="float">
            <text:p>-0.1514631466</text:p>
          </table:table-cell>
          <table:table-cell office:value-type="float" office:value="-0.1014484758" calcext:value-type="float">
            <text:p>-0.1014484758</text:p>
          </table:table-cell>
          <table:table-cell office:value-type="float" office:value="-0.094081848" calcext:value-type="float">
            <text:p>-0.094081848</text:p>
          </table:table-cell>
          <table:table-cell office:value-type="float" office:value="-0.1439144675" calcext:value-type="float">
            <text:p>-0.1439144675</text:p>
          </table:table-cell>
          <table:table-cell office:value-type="float" office:value="-0.0962135149" calcext:value-type="float">
            <text:p>-0.0962135149</text:p>
          </table:table-cell>
          <table:table-cell office:value-type="string" calcext:value-type="string">
            <text:p>nan</text:p>
          </table:table-cell>
          <table:table-cell office:value-type="float" office:value="0.1014769437" calcext:value-type="float">
            <text:p>0.1014769437</text:p>
          </table:table-cell>
          <table:table-cell office:value-type="float" office:value="-0.616080489" calcext:value-type="float">
            <text:p>-0.616080489</text:p>
          </table:table-cell>
          <table:table-cell office:value-type="float" office:value="-0.1220911231" calcext:value-type="float">
            <text:p>-0.1220911231</text:p>
          </table:table-cell>
          <table:table-cell office:value-type="float" office:value="-0.1171705312" calcext:value-type="float">
            <text:p>-0.1171705312</text:p>
          </table:table-cell>
          <table:table-cell office:value-type="float" office:value="-0.0793385428" calcext:value-type="float">
            <text:p>-0.0793385428</text:p>
          </table:table-cell>
          <table:table-cell office:value-type="float" office:value="0.9797316416" calcext:value-type="float">
            <text:p>0.9797316416</text:p>
          </table:table-cell>
          <table:table-cell office:value-type="float" office:value="0.8922868251" calcext:value-type="float">
            <text:p>0.8922868251</text:p>
          </table:table-cell>
          <table:table-cell office:value-type="float" office:value="0.7356500735" calcext:value-type="float">
            <text:p>0.7356500735</text:p>
          </table:table-cell>
          <table:table-cell office:value-type="float" office:value="0.1772098363" calcext:value-type="float">
            <text:p>0.1772098363</text:p>
          </table:table-cell>
          <table:table-cell office:value-type="float" office:value="0.1898228449" calcext:value-type="float">
            <text:p>0.1898228449</text:p>
          </table:table-cell>
          <table:table-cell office:value-type="float" office:value="0.1293951744" calcext:value-type="float">
            <text:p>0.1293951744</text:p>
          </table:table-cell>
          <table:table-cell office:value-type="float" office:value="0.0397208487" calcext:value-type="float">
            <text:p>0.0397208487</text:p>
          </table:table-cell>
          <table:table-cell office:value-type="float" office:value="0.0245212415" calcext:value-type="float">
            <text:p>0.0245212415</text:p>
          </table:table-cell>
          <table:table-cell office:value-type="float" office:value="0.017285121" calcext:value-type="float">
            <text:p>0.017285121</text:p>
          </table:table-cell>
          <table:table-cell office:value-type="string" calcext:value-type="string">
            <text:p>nan</text:p>
          </table:table-cell>
          <table:table-cell office:value-type="float" office:value="-0.0088774085" calcext:value-type="float">
            <text:p>-0.0088774085</text:p>
          </table:table-cell>
          <table:table-cell office:value-type="float" office:value="-0.3177274594" calcext:value-type="float">
            <text:p>-0.3177274594</text:p>
          </table:table-cell>
          <table:table-cell office:value-type="string" calcext:value-type="string">
            <text:p>nan</text:p>
          </table:table-cell>
          <table:table-cell office:value-type="float" office:value="-0.0088774085" calcext:value-type="float">
            <text:p>-0.0088774085</text:p>
          </table:table-cell>
          <table:table-cell office:value-type="float" office:value="-0.3177274594" calcext:value-type="float">
            <text:p>-0.3177274594</text:p>
          </table:table-cell>
          <table:table-cell office:value-type="string" calcext:value-type="string">
            <text:p>nan</text:p>
          </table:table-cell>
          <table:table-cell office:value-type="float" office:value="-0.0663872498" calcext:value-type="float">
            <text:p>-0.0663872498</text:p>
          </table:table-cell>
          <table:table-cell office:value-type="float" office:value="-0.3106455305" calcext:value-type="float">
            <text:p>-0.3106455305</text:p>
          </table:table-cell>
          <table:table-cell office:value-type="float" office:value="-0.0444882603" calcext:value-type="float">
            <text:p>-0.0444882603</text:p>
          </table:table-cell>
          <table:table-cell office:value-type="float" office:value="-0.0235945207" calcext:value-type="float">
            <text:p>-0.0235945207</text:p>
          </table:table-cell>
          <table:table-cell office:value-type="float" office:value="-0.0165834387" calcext:value-type="float">
            <text:p>-0.0165834387</text:p>
          </table:table-cell>
          <table:table-cell office:value-type="float" office:value="-0.0344469162" calcext:value-type="float">
            <text:p>-0.0344469162</text:p>
          </table:table-cell>
          <table:table-cell office:value-type="float" office:value="-0.0209247937" calcext:value-type="float">
            <text:p>-0.0209247937</text:p>
          </table:table-cell>
          <table:table-cell office:value-type="float" office:value="-0.0155430036" calcext:value-type="float">
            <text:p>-0.0155430036</text:p>
          </table:table-cell>
          <table:table-cell office:value-type="string" calcext:value-type="string">
            <text:p>nan</text:p>
          </table:table-cell>
          <table:table-cell office:value-type="float" office:value="0.0044966878" calcext:value-type="float">
            <text:p>0.0044966878</text:p>
          </table:table-cell>
          <table:table-cell office:value-type="float" office:value="-0.733310036" calcext:value-type="float">
            <text:p>-0.733310036</text:p>
          </table:table-cell>
        </table:table-row>
        <table:table-row table:style-name="ro1">
          <table:table-cell office:value-type="string" calcext:value-type="string">
            <text:p>Artemia_franciscana</text:p>
          </table:table-cell>
          <table:table-cell office:value-type="float" office:value="15127" calcext:value-type="float">
            <text:p>15127</text:p>
          </table:table-cell>
          <table:table-cell office:value-type="float" office:value="632.089773253" calcext:value-type="float">
            <text:p>632.089773253</text:p>
          </table:table-cell>
          <table:table-cell office:value-type="float" office:value="528.261675534" calcext:value-type="float">
            <text:p>528.261675534</text:p>
          </table:table-cell>
          <table:table-cell office:value-type="float" office:value="0.4074142879" calcext:value-type="float">
            <text:p>0.4074142879</text:p>
          </table:table-cell>
          <table:table-cell office:value-type="float" office:value="0.0368060541" calcext:value-type="float">
            <text:p>0.0368060541</text:p>
          </table:table-cell>
          <table:table-cell office:value-type="float" office:value="0.3414706362" calcext:value-type="float">
            <text:p>0.3414706362</text:p>
          </table:table-cell>
          <table:table-cell office:value-type="float" office:value="0.0546000385" calcext:value-type="float">
            <text:p>0.0546000385</text:p>
          </table:table-cell>
          <table:table-cell office:value-type="float" office:value="0.339322704" calcext:value-type="float">
            <text:p>0.339322704</text:p>
          </table:table-cell>
          <table:table-cell office:value-type="float" office:value="0.0846168574" calcext:value-type="float">
            <text:p>0.0846168574</text:p>
          </table:table-cell>
          <table:table-cell office:value-type="float" office:value="-0.0133530978" calcext:value-type="float">
            <text:p>-0.0133530978</text:p>
          </table:table-cell>
          <table:table-cell office:value-type="float" office:value="-0.1091368322" calcext:value-type="float">
            <text:p>-0.1091368322</text:p>
          </table:table-cell>
          <table:table-cell office:value-type="float" office:value="-0.0799819624" calcext:value-type="float">
            <text:p>-0.0799819624</text:p>
          </table:table-cell>
          <table:table-cell office:value-type="float" office:value="0.0745669743" calcext:value-type="float">
            <text:p>0.0745669743</text:p>
          </table:table-cell>
          <table:table-cell office:value-type="float" office:value="0.0616216012" calcext:value-type="float">
            <text:p>0.0616216012</text:p>
          </table:table-cell>
          <table:table-cell office:value-type="float" office:value="0.0417877993" calcext:value-type="float">
            <text:p>0.0417877993</text:p>
          </table:table-cell>
          <table:table-cell office:value-type="float" office:value="-0.1396098904" calcext:value-type="float">
            <text:p>-0.1396098904</text:p>
          </table:table-cell>
          <table:table-cell office:value-type="float" office:value="-0.1105566711" calcext:value-type="float">
            <text:p>-0.1105566711</text:p>
          </table:table-cell>
          <table:table-cell office:value-type="float" office:value="-0.0726040697" calcext:value-type="float">
            <text:p>-0.0726040697</text:p>
          </table:table-cell>
          <table:table-cell office:value-type="float" office:value="-0.1396098904" calcext:value-type="float">
            <text:p>-0.1396098904</text:p>
          </table:table-cell>
          <table:table-cell office:value-type="float" office:value="-0.1105566711" calcext:value-type="float">
            <text:p>-0.1105566711</text:p>
          </table:table-cell>
          <table:table-cell office:value-type="float" office:value="-0.0726040697" calcext:value-type="float">
            <text:p>-0.0726040697</text:p>
          </table:table-cell>
          <table:table-cell office:value-type="float" office:value="-0.1709667862" calcext:value-type="float">
            <text:p>-0.1709667862</text:p>
          </table:table-cell>
          <table:table-cell office:value-type="float" office:value="-0.12790405" calcext:value-type="float">
            <text:p>-0.12790405</text:p>
          </table:table-cell>
          <table:table-cell office:value-type="float" office:value="-0.0843075652" calcext:value-type="float">
            <text:p>-0.0843075652</text:p>
          </table:table-cell>
          <table:table-cell office:value-type="float" office:value="-0.1502643319" calcext:value-type="float">
            <text:p>-0.1502643319</text:p>
          </table:table-cell>
          <table:table-cell office:value-type="float" office:value="-0.1283588872" calcext:value-type="float">
            <text:p>-0.1283588872</text:p>
          </table:table-cell>
          <table:table-cell office:value-type="float" office:value="-0.0843216592" calcext:value-type="float">
            <text:p>-0.0843216592</text:p>
          </table:table-cell>
          <table:table-cell office:value-type="float" office:value="-0.1394370547" calcext:value-type="float">
            <text:p>-0.1394370547</text:p>
          </table:table-cell>
          <table:table-cell office:value-type="float" office:value="-0.1219938362" calcext:value-type="float">
            <text:p>-0.1219938362</text:p>
          </table:table-cell>
          <table:table-cell office:value-type="float" office:value="-0.0801580413" calcext:value-type="float">
            <text:p>-0.0801580413</text:p>
          </table:table-cell>
          <table:table-cell office:value-type="string" calcext:value-type="string">
            <text:p>nan</text:p>
          </table:table-cell>
          <table:table-cell office:value-type="float" office:value="0.1007973875" calcext:value-type="float">
            <text:p>0.1007973875</text:p>
          </table:table-cell>
          <table:table-cell office:value-type="float" office:value="-0.9361896503" calcext:value-type="float">
            <text:p>-0.9361896503</text:p>
          </table:table-cell>
          <table:table-cell office:value-type="float" office:value="-0.135296267" calcext:value-type="float">
            <text:p>-0.135296267</text:p>
          </table:table-cell>
          <table:table-cell office:value-type="float" office:value="-0.1168249147" calcext:value-type="float">
            <text:p>-0.1168249147</text:p>
          </table:table-cell>
          <table:table-cell office:value-type="float" office:value="-0.0759378261" calcext:value-type="float">
            <text:p>-0.0759378261</text:p>
          </table:table-cell>
          <table:table-cell office:value-type="float" office:value="0.9839674079" calcext:value-type="float">
            <text:p>0.9839674079</text:p>
          </table:table-cell>
          <table:table-cell office:value-type="float" office:value="0.9483171352" calcext:value-type="float">
            <text:p>0.9483171352</text:p>
          </table:table-cell>
          <table:table-cell office:value-type="float" office:value="0.8276342389" calcext:value-type="float">
            <text:p>0.8276342389</text:p>
          </table:table-cell>
          <table:table-cell office:value-type="float" office:value="0.162334323" calcext:value-type="float">
            <text:p>0.162334323</text:p>
          </table:table-cell>
          <table:table-cell office:value-type="float" office:value="0.1429735209" calcext:value-type="float">
            <text:p>0.1429735209</text:p>
          </table:table-cell>
          <table:table-cell office:value-type="float" office:value="0.0966333835" calcext:value-type="float">
            <text:p>0.0966333835</text:p>
          </table:table-cell>
          <table:table-cell office:value-type="float" office:value="0.0621973869" calcext:value-type="float">
            <text:p>0.0621973869</text:p>
          </table:table-cell>
          <table:table-cell office:value-type="float" office:value="0.0532723479" calcext:value-type="float">
            <text:p>0.0532723479</text:p>
          </table:table-cell>
          <table:table-cell office:value-type="float" office:value="0.0364454759" calcext:value-type="float">
            <text:p>0.0364454759</text:p>
          </table:table-cell>
          <table:table-cell office:value-type="float" office:value="-0.1230873418" calcext:value-type="float">
            <text:p>-0.1230873418</text:p>
          </table:table-cell>
          <table:table-cell office:value-type="float" office:value="-0.0542838208" calcext:value-type="float">
            <text:p>-0.0542838208</text:p>
          </table:table-cell>
          <table:table-cell office:value-type="float" office:value="-0.0358227779" calcext:value-type="float">
            <text:p>-0.0358227779</text:p>
          </table:table-cell>
          <table:table-cell office:value-type="float" office:value="-0.1230873418" calcext:value-type="float">
            <text:p>-0.1230873418</text:p>
          </table:table-cell>
          <table:table-cell office:value-type="float" office:value="-0.0542838208" calcext:value-type="float">
            <text:p>-0.0542838208</text:p>
          </table:table-cell>
          <table:table-cell office:value-type="float" office:value="-0.0358227779" calcext:value-type="float">
            <text:p>-0.0358227779</text:p>
          </table:table-cell>
          <table:table-cell office:value-type="float" office:value="-0.1596021741" calcext:value-type="float">
            <text:p>-0.1596021741</text:p>
          </table:table-cell>
          <table:table-cell office:value-type="float" office:value="-0.0809499813" calcext:value-type="float">
            <text:p>-0.0809499813</text:p>
          </table:table-cell>
          <table:table-cell office:value-type="float" office:value="-0.0536885134" calcext:value-type="float">
            <text:p>-0.0536885134</text:p>
          </table:table-cell>
          <table:table-cell office:value-type="float" office:value="-0.1189939603" calcext:value-type="float">
            <text:p>-0.1189939603</text:p>
          </table:table-cell>
          <table:table-cell office:value-type="float" office:value="-0.0574611159" calcext:value-type="float">
            <text:p>-0.0574611159</text:p>
          </table:table-cell>
          <table:table-cell office:value-type="float" office:value="-0.0382009732" calcext:value-type="float">
            <text:p>-0.0382009732</text:p>
          </table:table-cell>
          <table:table-cell office:value-type="float" office:value="-0.0978805546" calcext:value-type="float">
            <text:p>-0.0978805546</text:p>
          </table:table-cell>
          <table:table-cell office:value-type="float" office:value="-0.039823449" calcext:value-type="float">
            <text:p>-0.039823449</text:p>
          </table:table-cell>
          <table:table-cell office:value-type="float" office:value="-0.0265670282" calcext:value-type="float">
            <text:p>-0.0265670282</text:p>
          </table:table-cell>
          <table:table-cell office:value-type="string" calcext:value-type="string">
            <text:p>nan</text:p>
          </table:table-cell>
          <table:table-cell office:value-type="float" office:value="0.0440404556" calcext:value-type="float">
            <text:p>0.0440404556</text:p>
          </table:table-cell>
          <table:table-cell office:value-type="float" office:value="-0.7481727735" calcext:value-type="float">
            <text:p>-0.748172773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float" office:value="13586" calcext:value-type="float">
            <text:p>13586</text:p>
          </table:table-cell>
          <table:table-cell office:value-type="float" office:value="552.799057854" calcext:value-type="float">
            <text:p>552.799057854</text:p>
          </table:table-cell>
          <table:table-cell office:value-type="float" office:value="500.829778818" calcext:value-type="float">
            <text:p>500.829778818</text:p>
          </table:table-cell>
          <table:table-cell office:value-type="float" office:value="0.408628354" calcext:value-type="float">
            <text:p>0.408628354</text:p>
          </table:table-cell>
          <table:table-cell office:value-type="float" office:value="0.035697542" calcext:value-type="float">
            <text:p>0.035697542</text:p>
          </table:table-cell>
          <table:table-cell office:value-type="float" office:value="0.339394939" calcext:value-type="float">
            <text:p>0.339394939</text:p>
          </table:table-cell>
          <table:table-cell office:value-type="float" office:value="0.0539424096" calcext:value-type="float">
            <text:p>0.0539424096</text:p>
          </table:table-cell>
          <table:table-cell office:value-type="float" office:value="0.3213927075" calcext:value-type="float">
            <text:p>0.3213927075</text:p>
          </table:table-cell>
          <table:table-cell office:value-type="float" office:value="0.0721244201" calcext:value-type="float">
            <text:p>0.0721244201</text:p>
          </table:table-cell>
          <table:table-cell office:value-type="float" office:value="-0.0116350594" calcext:value-type="float">
            <text:p>-0.0116350594</text:p>
          </table:table-cell>
          <table:table-cell office:value-type="float" office:value="-0.0963151553" calcext:value-type="float">
            <text:p>-0.0963151553</text:p>
          </table:table-cell>
          <table:table-cell office:value-type="float" office:value="-0.064210586" calcext:value-type="float">
            <text:p>-0.064210586</text:p>
          </table:table-cell>
          <table:table-cell office:value-type="float" office:value="0.0452385267" calcext:value-type="float">
            <text:p>0.0452385267</text:p>
          </table:table-cell>
          <table:table-cell office:value-type="float" office:value="0.0484882778" calcext:value-type="float">
            <text:p>0.0484882778</text:p>
          </table:table-cell>
          <table:table-cell office:value-type="float" office:value="0.0333408745" calcext:value-type="float">
            <text:p>0.0333408745</text:p>
          </table:table-cell>
          <table:table-cell office:value-type="float" office:value="0.2695875682" calcext:value-type="float">
            <text:p>0.2695875682</text:p>
          </table:table-cell>
          <table:table-cell office:value-type="float" office:value="0.3962138751" calcext:value-type="float">
            <text:p>0.3962138751</text:p>
          </table:table-cell>
          <table:table-cell office:value-type="float" office:value="0.2716214889" calcext:value-type="float">
            <text:p>0.2716214889</text:p>
          </table:table-cell>
          <table:table-cell office:value-type="float" office:value="0.2695875682" calcext:value-type="float">
            <text:p>0.2695875682</text:p>
          </table:table-cell>
          <table:table-cell office:value-type="float" office:value="0.3962138751" calcext:value-type="float">
            <text:p>0.3962138751</text:p>
          </table:table-cell>
          <table:table-cell office:value-type="float" office:value="0.2716214889" calcext:value-type="float">
            <text:p>0.2716214889</text:p>
          </table:table-cell>
          <table:table-cell office:value-type="float" office:value="0.2861307081" calcext:value-type="float">
            <text:p>0.2861307081</text:p>
          </table:table-cell>
          <table:table-cell office:value-type="float" office:value="0.4246344408" calcext:value-type="float">
            <text:p>0.4246344408</text:p>
          </table:table-cell>
          <table:table-cell office:value-type="float" office:value="0.2933471138" calcext:value-type="float">
            <text:p>0.2933471138</text:p>
          </table:table-cell>
          <table:table-cell office:value-type="float" office:value="0.2345110242" calcext:value-type="float">
            <text:p>0.2345110242</text:p>
          </table:table-cell>
          <table:table-cell office:value-type="float" office:value="0.347456937" calcext:value-type="float">
            <text:p>0.347456937</text:p>
          </table:table-cell>
          <table:table-cell office:value-type="float" office:value="0.2346118934" calcext:value-type="float">
            <text:p>0.2346118934</text:p>
          </table:table-cell>
          <table:table-cell office:value-type="float" office:value="0.2775157306" calcext:value-type="float">
            <text:p>0.2775157306</text:p>
          </table:table-cell>
          <table:table-cell office:value-type="float" office:value="0.3906888581" calcext:value-type="float">
            <text:p>0.3906888581</text:p>
          </table:table-cell>
          <table:table-cell office:value-type="float" office:value="0.2646561003" calcext:value-type="float">
            <text:p>0.2646561003</text:p>
          </table:table-cell>
          <table:table-cell office:value-type="string" calcext:value-type="string">
            <text:p>nan</text:p>
          </table:table-cell>
          <table:table-cell office:value-type="float" office:value="-0.440252728" calcext:value-type="float">
            <text:p>-0.440252728</text:p>
          </table:table-cell>
          <table:table-cell office:value-type="float" office:value="-0.8740390398" calcext:value-type="float">
            <text:p>-0.8740390398</text:p>
          </table:table-cell>
          <table:table-cell office:value-type="float" office:value="0.2894058469" calcext:value-type="float">
            <text:p>0.2894058469</text:p>
          </table:table-cell>
          <table:table-cell office:value-type="float" office:value="0.5030012434" calcext:value-type="float">
            <text:p>0.5030012434</text:p>
          </table:table-cell>
          <table:table-cell office:value-type="float" office:value="0.3542478375" calcext:value-type="float">
            <text:p>0.3542478375</text:p>
          </table:table-cell>
          <table:table-cell office:value-type="float" office:value="0.9923732509" calcext:value-type="float">
            <text:p>0.9923732509</text:p>
          </table:table-cell>
          <table:table-cell office:value-type="float" office:value="0.9767439366" calcext:value-type="float">
            <text:p>0.9767439366</text:p>
          </table:table-cell>
          <table:table-cell office:value-type="float" office:value="0.902553759" calcext:value-type="float">
            <text:p>0.902553759</text:p>
          </table:table-cell>
          <table:table-cell office:value-type="float" office:value="0.0952429309" calcext:value-type="float">
            <text:p>0.0952429309</text:p>
          </table:table-cell>
          <table:table-cell office:value-type="float" office:value="0.0606796289" calcext:value-type="float">
            <text:p>0.0606796289</text:p>
          </table:table-cell>
          <table:table-cell office:value-type="float" office:value="0.0421455873" calcext:value-type="float">
            <text:p>0.0421455873</text:p>
          </table:table-cell>
          <table:table-cell office:value-type="float" office:value="0.0330301871" calcext:value-type="float">
            <text:p>0.0330301871</text:p>
          </table:table-cell>
          <table:table-cell office:value-type="float" office:value="0.0353022858" calcext:value-type="float">
            <text:p>0.0353022858</text:p>
          </table:table-cell>
          <table:table-cell office:value-type="float" office:value="0.0250982243" calcext:value-type="float">
            <text:p>0.0250982243</text:p>
          </table:table-cell>
          <table:table-cell office:value-type="float" office:value="0.2868538803" calcext:value-type="float">
            <text:p>0.2868538803</text:p>
          </table:table-cell>
          <table:table-cell office:value-type="float" office:value="0.4336122063" calcext:value-type="float">
            <text:p>0.4336122063</text:p>
          </table:table-cell>
          <table:table-cell office:value-type="float" office:value="0.3044616256" calcext:value-type="float">
            <text:p>0.3044616256</text:p>
          </table:table-cell>
          <table:table-cell office:value-type="float" office:value="0.2868538803" calcext:value-type="float">
            <text:p>0.2868538803</text:p>
          </table:table-cell>
          <table:table-cell office:value-type="float" office:value="0.4336122063" calcext:value-type="float">
            <text:p>0.4336122063</text:p>
          </table:table-cell>
          <table:table-cell office:value-type="float" office:value="0.3044616256" calcext:value-type="float">
            <text:p>0.3044616256</text:p>
          </table:table-cell>
          <table:table-cell office:value-type="float" office:value="0.3012915137" calcext:value-type="float">
            <text:p>0.3012915137</text:p>
          </table:table-cell>
          <table:table-cell office:value-type="float" office:value="0.4590828647" calcext:value-type="float">
            <text:p>0.4590828647</text:p>
          </table:table-cell>
          <table:table-cell office:value-type="float" office:value="0.3251568896" calcext:value-type="float">
            <text:p>0.3251568896</text:p>
          </table:table-cell>
          <table:table-cell office:value-type="float" office:value="0.2610619708" calcext:value-type="float">
            <text:p>0.2610619708</text:p>
          </table:table-cell>
          <table:table-cell office:value-type="float" office:value="0.3977484401" calcext:value-type="float">
            <text:p>0.3977484401</text:p>
          </table:table-cell>
          <table:table-cell office:value-type="float" office:value="0.2758997624" calcext:value-type="float">
            <text:p>0.2758997624</text:p>
          </table:table-cell>
          <table:table-cell office:value-type="float" office:value="0.3110434212" calcext:value-type="float">
            <text:p>0.3110434212</text:p>
          </table:table-cell>
          <table:table-cell office:value-type="float" office:value="0.4483954503" calcext:value-type="float">
            <text:p>0.4483954503</text:p>
          </table:table-cell>
          <table:table-cell office:value-type="float" office:value="0.3134018115" calcext:value-type="float">
            <text:p>0.3134018115</text:p>
          </table:table-cell>
          <table:table-cell office:value-type="string" calcext:value-type="string">
            <text:p>nan</text:p>
          </table:table-cell>
          <table:table-cell office:value-type="float" office:value="-0.4743505447" calcext:value-type="float">
            <text:p>-0.4743505447</text:p>
          </table:table-cell>
          <table:table-cell office:value-type="float" office:value="-0.9396096703" calcext:value-type="float">
            <text:p>-0.9396096703</text:p>
          </table:table-cell>
        </table:table-row>
        <table:table-row table:style-name="ro1">
          <table:table-cell office:value-type="string" calcext:value-type="string">
            <text:p>Artemia_sinica</text:p>
          </table:table-cell>
          <table:table-cell office:value-type="float" office:value="12607" calcext:value-type="float">
            <text:p>12607</text:p>
          </table:table-cell>
          <table:table-cell office:value-type="float" office:value="533.72959467" calcext:value-type="float">
            <text:p>533.72959467</text:p>
          </table:table-cell>
          <table:table-cell office:value-type="float" office:value="497.677520278" calcext:value-type="float">
            <text:p>497.677520278</text:p>
          </table:table-cell>
          <table:table-cell office:value-type="float" office:value="0.4109394249" calcext:value-type="float">
            <text:p>0.4109394249</text:p>
          </table:table-cell>
          <table:table-cell office:value-type="float" office:value="0.0360397043" calcext:value-type="float">
            <text:p>0.0360397043</text:p>
          </table:table-cell>
          <table:table-cell office:value-type="float" office:value="0.3441335799" calcext:value-type="float">
            <text:p>0.3441335799</text:p>
          </table:table-cell>
          <table:table-cell office:value-type="float" office:value="0.053929122" calcext:value-type="float">
            <text:p>0.053929122</text:p>
          </table:table-cell>
          <table:table-cell office:value-type="float" office:value="0.3276764767" calcext:value-type="float">
            <text:p>0.3276764767</text:p>
          </table:table-cell>
          <table:table-cell office:value-type="float" office:value="0.0739861761" calcext:value-type="float">
            <text:p>0.0739861761</text:p>
          </table:table-cell>
          <table:table-cell office:value-type="float" office:value="-0.0143521616" calcext:value-type="float">
            <text:p>-0.0143521616</text:p>
          </table:table-cell>
          <table:table-cell office:value-type="float" office:value="-0.0902797082" calcext:value-type="float">
            <text:p>-0.0902797082</text:p>
          </table:table-cell>
          <table:table-cell office:value-type="float" office:value="-0.0600765178" calcext:value-type="float">
            <text:p>-0.0600765178</text:p>
          </table:table-cell>
          <table:table-cell office:value-type="float" office:value="0.078625658" calcext:value-type="float">
            <text:p>0.078625658</text:p>
          </table:table-cell>
          <table:table-cell office:value-type="float" office:value="0.0768878635" calcext:value-type="float">
            <text:p>0.0768878635</text:p>
          </table:table-cell>
          <table:table-cell office:value-type="float" office:value="0.0521839151" calcext:value-type="float">
            <text:p>0.0521839151</text:p>
          </table:table-cell>
          <table:table-cell office:value-type="float" office:value="0.2611610302" calcext:value-type="float">
            <text:p>0.2611610302</text:p>
          </table:table-cell>
          <table:table-cell office:value-type="float" office:value="0.3933979427" calcext:value-type="float">
            <text:p>0.3933979427</text:p>
          </table:table-cell>
          <table:table-cell office:value-type="float" office:value="0.2701456037" calcext:value-type="float">
            <text:p>0.2701456037</text:p>
          </table:table-cell>
          <table:table-cell office:value-type="float" office:value="0.2611610302" calcext:value-type="float">
            <text:p>0.2611610302</text:p>
          </table:table-cell>
          <table:table-cell office:value-type="float" office:value="0.3933979427" calcext:value-type="float">
            <text:p>0.3933979427</text:p>
          </table:table-cell>
          <table:table-cell office:value-type="float" office:value="0.2701456037" calcext:value-type="float">
            <text:p>0.2701456037</text:p>
          </table:table-cell>
          <table:table-cell office:value-type="float" office:value="0.2750412485" calcext:value-type="float">
            <text:p>0.2750412485</text:p>
          </table:table-cell>
          <table:table-cell office:value-type="float" office:value="0.420663415" calcext:value-type="float">
            <text:p>0.420663415</text:p>
          </table:table-cell>
          <table:table-cell office:value-type="float" office:value="0.2906181448" calcext:value-type="float">
            <text:p>0.2906181448</text:p>
          </table:table-cell>
          <table:table-cell office:value-type="float" office:value="0.2334100552" calcext:value-type="float">
            <text:p>0.2334100552</text:p>
          </table:table-cell>
          <table:table-cell office:value-type="float" office:value="0.354805987" calcext:value-type="float">
            <text:p>0.354805987</text:p>
          </table:table-cell>
          <table:table-cell office:value-type="float" office:value="0.2405012844" calcext:value-type="float">
            <text:p>0.2405012844</text:p>
          </table:table-cell>
          <table:table-cell office:value-type="float" office:value="0.2721608006" calcext:value-type="float">
            <text:p>0.2721608006</text:p>
          </table:table-cell>
          <table:table-cell office:value-type="float" office:value="0.3897647002" calcext:value-type="float">
            <text:p>0.3897647002</text:p>
          </table:table-cell>
          <table:table-cell office:value-type="float" office:value="0.263910963" calcext:value-type="float">
            <text:p>0.263910963</text:p>
          </table:table-cell>
          <table:table-cell office:value-type="string" calcext:value-type="string">
            <text:p>nan</text:p>
          </table:table-cell>
          <table:table-cell office:value-type="float" office:value="-0.4372570715" calcext:value-type="float">
            <text:p>-0.4372570715</text:p>
          </table:table-cell>
          <table:table-cell office:value-type="float" office:value="-0.9384340703" calcext:value-type="float">
            <text:p>-0.9384340703</text:p>
          </table:table-cell>
          <table:table-cell office:value-type="float" office:value="0.2876665073" calcext:value-type="float">
            <text:p>0.2876665073</text:p>
          </table:table-cell>
          <table:table-cell office:value-type="float" office:value="0.504423004" calcext:value-type="float">
            <text:p>0.504423004</text:p>
          </table:table-cell>
          <table:table-cell office:value-type="float" office:value="0.3564417753" calcext:value-type="float">
            <text:p>0.3564417753</text:p>
          </table:table-cell>
          <table:table-cell office:value-type="float" office:value="0.9911973658" calcext:value-type="float">
            <text:p>0.9911973658</text:p>
          </table:table-cell>
          <table:table-cell office:value-type="float" office:value="0.970453293" calcext:value-type="float">
            <text:p>0.970453293</text:p>
          </table:table-cell>
          <table:table-cell office:value-type="float" office:value="0.8900568378" calcext:value-type="float">
            <text:p>0.8900568378</text:p>
          </table:table-cell>
          <table:table-cell office:value-type="float" office:value="0.0861541383" calcext:value-type="float">
            <text:p>0.0861541383</text:p>
          </table:table-cell>
          <table:table-cell office:value-type="float" office:value="0.0679712479" calcext:value-type="float">
            <text:p>0.0679712479</text:p>
          </table:table-cell>
          <table:table-cell office:value-type="float" office:value="0.0468008209" calcext:value-type="float">
            <text:p>0.0468008209</text:p>
          </table:table-cell>
          <table:table-cell office:value-type="float" office:value="0.0673908136" calcext:value-type="float">
            <text:p>0.0673908136</text:p>
          </table:table-cell>
          <table:table-cell office:value-type="float" office:value="0.066048708" calcext:value-type="float">
            <text:p>0.066048708</text:p>
          </table:table-cell>
          <table:table-cell office:value-type="float" office:value="0.0459003667" calcext:value-type="float">
            <text:p>0.0459003667</text:p>
          </table:table-cell>
          <table:table-cell office:value-type="float" office:value="0.283128448" calcext:value-type="float">
            <text:p>0.283128448</text:p>
          </table:table-cell>
          <table:table-cell office:value-type="float" office:value="0.4407263542" calcext:value-type="float">
            <text:p>0.4407263542</text:p>
          </table:table-cell>
          <table:table-cell office:value-type="float" office:value="0.3113163678" calcext:value-type="float">
            <text:p>0.3113163678</text:p>
          </table:table-cell>
          <table:table-cell office:value-type="float" office:value="0.283128448" calcext:value-type="float">
            <text:p>0.283128448</text:p>
          </table:table-cell>
          <table:table-cell office:value-type="float" office:value="0.4407263542" calcext:value-type="float">
            <text:p>0.4407263542</text:p>
          </table:table-cell>
          <table:table-cell office:value-type="float" office:value="0.3113163678" calcext:value-type="float">
            <text:p>0.3113163678</text:p>
          </table:table-cell>
          <table:table-cell office:value-type="float" office:value="0.2945649508" calcext:value-type="float">
            <text:p>0.2945649508</text:p>
          </table:table-cell>
          <table:table-cell office:value-type="float" office:value="0.4636118228" calcext:value-type="float">
            <text:p>0.4636118228</text:p>
          </table:table-cell>
          <table:table-cell office:value-type="float" office:value="0.3297724921" calcext:value-type="float">
            <text:p>0.3297724921</text:p>
          </table:table-cell>
          <table:table-cell office:value-type="float" office:value="0.2635668893" calcext:value-type="float">
            <text:p>0.2635668893</text:p>
          </table:table-cell>
          <table:table-cell office:value-type="float" office:value="0.4129401432" calcext:value-type="float">
            <text:p>0.4129401432</text:p>
          </table:table-cell>
          <table:table-cell office:value-type="float" office:value="0.2883284533" calcext:value-type="float">
            <text:p>0.2883284533</text:p>
          </table:table-cell>
          <table:table-cell office:value-type="float" office:value="0.3078041032" calcext:value-type="float">
            <text:p>0.3078041032</text:p>
          </table:table-cell>
          <table:table-cell office:value-type="float" office:value="0.4542548581" calcext:value-type="float">
            <text:p>0.4542548581</text:p>
          </table:table-cell>
          <table:table-cell office:value-type="float" office:value="0.3179252493" calcext:value-type="float">
            <text:p>0.3179252493</text:p>
          </table:table-cell>
          <table:table-cell office:value-type="string" calcext:value-type="string">
            <text:p>nan</text:p>
          </table:table-cell>
          <table:table-cell office:value-type="float" office:value="-0.4782766933" calcext:value-type="float">
            <text:p>-0.4782766933</text:p>
          </table:table-cell>
          <table:table-cell office:value-type="float" office:value="-0.9729769587" calcext:value-type="float">
            <text:p>-0.9729769587</text:p>
          </table:table-cell>
        </table:table-row>
        <table:table-row table:style-name="ro1">
          <table:table-cell office:value-type="string" calcext:value-type="string">
            <text:p>Artemia_tibetana</text:p>
          </table:table-cell>
          <table:table-cell office:value-type="float" office:value="13098" calcext:value-type="float">
            <text:p>13098</text:p>
          </table:table-cell>
          <table:table-cell office:value-type="float" office:value="528.575125973" calcext:value-type="float">
            <text:p>528.575125973</text:p>
          </table:table-cell>
          <table:table-cell office:value-type="float" office:value="501.899751501" calcext:value-type="float">
            <text:p>501.899751501</text:p>
          </table:table-cell>
          <table:table-cell office:value-type="float" office:value="0.4109701384" calcext:value-type="float">
            <text:p>0.4109701384</text:p>
          </table:table-cell>
          <table:table-cell office:value-type="float" office:value="0.0363901627" calcext:value-type="float">
            <text:p>0.0363901627</text:p>
          </table:table-cell>
          <table:table-cell office:value-type="float" office:value="0.3444205392" calcext:value-type="float">
            <text:p>0.3444205392</text:p>
          </table:table-cell>
          <table:table-cell office:value-type="float" office:value="0.0543947728" calcext:value-type="float">
            <text:p>0.0543947728</text:p>
          </table:table-cell>
          <table:table-cell office:value-type="float" office:value="0.3281199579" calcext:value-type="float">
            <text:p>0.3281199579</text:p>
          </table:table-cell>
          <table:table-cell office:value-type="float" office:value="0.0730722295" calcext:value-type="float">
            <text:p>0.0730722295</text:p>
          </table:table-cell>
          <table:table-cell office:value-type="float" office:value="-0.0095777439" calcext:value-type="float">
            <text:p>-0.0095777439</text:p>
          </table:table-cell>
          <table:table-cell office:value-type="float" office:value="-0.0988738998" calcext:value-type="float">
            <text:p>-0.0988738998</text:p>
          </table:table-cell>
          <table:table-cell office:value-type="float" office:value="-0.0657037835" calcext:value-type="float">
            <text:p>-0.0657037835</text:p>
          </table:table-cell>
          <table:table-cell office:value-type="float" office:value="0.0577514858" calcext:value-type="float">
            <text:p>0.0577514858</text:p>
          </table:table-cell>
          <table:table-cell office:value-type="float" office:value="0.0522903462" calcext:value-type="float">
            <text:p>0.0522903462</text:p>
          </table:table-cell>
          <table:table-cell office:value-type="float" office:value="0.0357044758" calcext:value-type="float">
            <text:p>0.0357044758</text:p>
          </table:table-cell>
          <table:table-cell office:value-type="float" office:value="0.2730104339" calcext:value-type="float">
            <text:p>0.2730104339</text:p>
          </table:table-cell>
          <table:table-cell office:value-type="float" office:value="0.4025590255" calcext:value-type="float">
            <text:p>0.4025590255</text:p>
          </table:table-cell>
          <table:table-cell office:value-type="float" office:value="0.2758071694" calcext:value-type="float">
            <text:p>0.2758071694</text:p>
          </table:table-cell>
          <table:table-cell office:value-type="float" office:value="0.2730104339" calcext:value-type="float">
            <text:p>0.2730104339</text:p>
          </table:table-cell>
          <table:table-cell office:value-type="float" office:value="0.4025590255" calcext:value-type="float">
            <text:p>0.4025590255</text:p>
          </table:table-cell>
          <table:table-cell office:value-type="float" office:value="0.2758071694" calcext:value-type="float">
            <text:p>0.2758071694</text:p>
          </table:table-cell>
          <table:table-cell office:value-type="float" office:value="0.2878885597" calcext:value-type="float">
            <text:p>0.2878885597</text:p>
          </table:table-cell>
          <table:table-cell office:value-type="float" office:value="0.4312139947" calcext:value-type="float">
            <text:p>0.4312139947</text:p>
          </table:table-cell>
          <table:table-cell office:value-type="float" office:value="0.2983956016" calcext:value-type="float">
            <text:p>0.2983956016</text:p>
          </table:table-cell>
          <table:table-cell office:value-type="float" office:value="0.2373211305" calcext:value-type="float">
            <text:p>0.2373211305</text:p>
          </table:table-cell>
          <table:table-cell office:value-type="float" office:value="0.35611888" calcext:value-type="float">
            <text:p>0.35611888</text:p>
          </table:table-cell>
          <table:table-cell office:value-type="float" office:value="0.2406167614" calcext:value-type="float">
            <text:p>0.2406167614</text:p>
          </table:table-cell>
          <table:table-cell office:value-type="float" office:value="0.2845576486" calcext:value-type="float">
            <text:p>0.2845576486</text:p>
          </table:table-cell>
          <table:table-cell office:value-type="float" office:value="0.3989914539" calcext:value-type="float">
            <text:p>0.3989914539</text:p>
          </table:table-cell>
          <table:table-cell office:value-type="float" office:value="0.2700242734" calcext:value-type="float">
            <text:p>0.2700242734</text:p>
          </table:table-cell>
          <table:table-cell office:value-type="string" calcext:value-type="string">
            <text:p>nan</text:p>
          </table:table-cell>
          <table:table-cell office:value-type="float" office:value="-0.4498079026" calcext:value-type="float">
            <text:p>-0.4498079026</text:p>
          </table:table-cell>
          <table:table-cell office:value-type="float" office:value="-0.9645409152" calcext:value-type="float">
            <text:p>-0.9645409152</text:p>
          </table:table-cell>
          <table:table-cell office:value-type="float" office:value="0.288188131" calcext:value-type="float">
            <text:p>0.288188131</text:p>
          </table:table-cell>
          <table:table-cell office:value-type="float" office:value="0.5091098407" calcext:value-type="float">
            <text:p>0.5091098407</text:p>
          </table:table-cell>
          <table:table-cell office:value-type="float" office:value="0.359105498" calcext:value-type="float">
            <text:p>0.359105498</text:p>
          </table:table-cell>
          <table:table-cell office:value-type="float" office:value="0.9935708761" calcext:value-type="float">
            <text:p>0.9935708761</text:p>
          </table:table-cell>
          <table:table-cell office:value-type="float" office:value="0.975782588" calcext:value-type="float">
            <text:p>0.975782588</text:p>
          </table:table-cell>
          <table:table-cell office:value-type="float" office:value="0.8975342914" calcext:value-type="float">
            <text:p>0.8975342914</text:p>
          </table:table-cell>
          <table:table-cell office:value-type="float" office:value="0.0853136254" calcext:value-type="float">
            <text:p>0.0853136254</text:p>
          </table:table-cell>
          <table:table-cell office:value-type="float" office:value="0.0622537306" calcext:value-type="float">
            <text:p>0.0622537306</text:p>
          </table:table-cell>
          <table:table-cell office:value-type="float" office:value="0.0431043015" calcext:value-type="float">
            <text:p>0.0431043015</text:p>
          </table:table-cell>
          <table:table-cell office:value-type="float" office:value="0.0505913813" calcext:value-type="float">
            <text:p>0.0505913813</text:p>
          </table:table-cell>
          <table:table-cell office:value-type="float" office:value="0.0428251076" calcext:value-type="float">
            <text:p>0.0428251076</text:p>
          </table:table-cell>
          <table:table-cell office:value-type="float" office:value="0.0300418811" calcext:value-type="float">
            <text:p>0.0300418811</text:p>
          </table:table-cell>
          <table:table-cell office:value-type="float" office:value="0.2928645342" calcext:value-type="float">
            <text:p>0.2928645342</text:p>
          </table:table-cell>
          <table:table-cell office:value-type="float" office:value="0.4443204322" calcext:value-type="float">
            <text:p>0.4443204322</text:p>
          </table:table-cell>
          <table:table-cell office:value-type="float" office:value="0.3133569578" calcext:value-type="float">
            <text:p>0.3133569578</text:p>
          </table:table-cell>
          <table:table-cell office:value-type="float" office:value="0.2928645342" calcext:value-type="float">
            <text:p>0.2928645342</text:p>
          </table:table-cell>
          <table:table-cell office:value-type="float" office:value="0.4443204322" calcext:value-type="float">
            <text:p>0.4443204322</text:p>
          </table:table-cell>
          <table:table-cell office:value-type="float" office:value="0.3133569578" calcext:value-type="float">
            <text:p>0.3133569578</text:p>
          </table:table-cell>
          <table:table-cell office:value-type="float" office:value="0.3050519986" calcext:value-type="float">
            <text:p>0.3050519986</text:p>
          </table:table-cell>
          <table:table-cell office:value-type="float" office:value="0.4686919644" calcext:value-type="float">
            <text:p>0.4686919644</text:p>
          </table:table-cell>
          <table:table-cell office:value-type="float" office:value="0.3338782314" calcext:value-type="float">
            <text:p>0.3338782314</text:p>
          </table:table-cell>
          <table:table-cell office:value-type="float" office:value="0.2644114709" calcext:value-type="float">
            <text:p>0.2644114709</text:p>
          </table:table-cell>
          <table:table-cell office:value-type="float" office:value="0.4088271385" calcext:value-type="float">
            <text:p>0.4088271385</text:p>
          </table:table-cell>
          <table:table-cell office:value-type="float" office:value="0.2849572618" calcext:value-type="float">
            <text:p>0.2849572618</text:p>
          </table:table-cell>
          <table:table-cell office:value-type="float" office:value="0.3169621061" calcext:value-type="float">
            <text:p>0.3169621061</text:p>
          </table:table-cell>
          <table:table-cell office:value-type="float" office:value="0.4581992345" calcext:value-type="float">
            <text:p>0.4581992345</text:p>
          </table:table-cell>
          <table:table-cell office:value-type="float" office:value="0.320856605" calcext:value-type="float">
            <text:p>0.320856605</text:p>
          </table:table-cell>
          <table:table-cell office:value-type="string" calcext:value-type="string">
            <text:p>nan</text:p>
          </table:table-cell>
          <table:table-cell office:value-type="float" office:value="-0.4837588751" calcext:value-type="float">
            <text:p>-0.4837588751</text:p>
          </table:table-cell>
          <table:table-cell office:value-type="float" office:value="-0.8904890502" calcext:value-type="float">
            <text:p>-0.8904890502</text:p>
          </table:table-cell>
        </table:table-row>
        <table:table-row table:style-name="ro1">
          <table:table-cell office:value-type="string" calcext:value-type="string">
            <text:p>Bostrycapulus_aculeatus</text:p>
          </table:table-cell>
          <table:table-cell office:value-type="float" office:value="5286" calcext:value-type="float">
            <text:p>5286</text:p>
          </table:table-cell>
          <table:table-cell office:value-type="float" office:value="532.552591752" calcext:value-type="float">
            <text:p>532.552591752</text:p>
          </table:table-cell>
          <table:table-cell office:value-type="float" office:value="483.545443343" calcext:value-type="float">
            <text:p>483.545443343</text:p>
          </table:table-cell>
          <table:table-cell office:value-type="float" office:value="0.511535336" calcext:value-type="float">
            <text:p>0.511535336</text:p>
          </table:table-cell>
          <table:table-cell office:value-type="float" office:value="0.0414794308" calcext:value-type="float">
            <text:p>0.0414794308</text:p>
          </table:table-cell>
          <table:table-cell office:value-type="float" office:value="0.5710475302" calcext:value-type="float">
            <text:p>0.5710475302</text:p>
          </table:table-cell>
          <table:table-cell office:value-type="float" office:value="0.097150354" calcext:value-type="float">
            <text:p>0.097150354</text:p>
          </table:table-cell>
          <table:table-cell office:value-type="float" office:value="0.405227266" calcext:value-type="float">
            <text:p>0.405227266</text:p>
          </table:table-cell>
          <table:table-cell office:value-type="float" office:value="0.0719561621" calcext:value-type="float">
            <text:p>0.0719561621</text:p>
          </table:table-cell>
          <table:table-cell office:value-type="float" office:value="0.0065341085" calcext:value-type="float">
            <text:p>0.0065341085</text:p>
          </table:table-cell>
          <table:table-cell office:value-type="float" office:value="-0.0045197194" calcext:value-type="float">
            <text:p>-0.0045197194</text:p>
          </table:table-cell>
          <table:table-cell office:value-type="float" office:value="-0.0021748817" calcext:value-type="float">
            <text:p>-0.0021748817</text:p>
          </table:table-cell>
          <table:table-cell office:value-type="float" office:value="0.147647815" calcext:value-type="float">
            <text:p>0.147647815</text:p>
          </table:table-cell>
          <table:table-cell office:value-type="float" office:value="0.1166869164" calcext:value-type="float">
            <text:p>0.1166869164</text:p>
          </table:table-cell>
          <table:table-cell office:value-type="float" office:value="0.0787299902" calcext:value-type="float">
            <text:p>0.0787299902</text:p>
          </table:table-cell>
          <table:table-cell office:value-type="string" calcext:value-type="string">
            <text:p>nan</text:p>
          </table:table-cell>
          <table:table-cell office:value-type="float" office:value="0.3772413974" calcext:value-type="float">
            <text:p>0.3772413974</text:p>
          </table:table-cell>
          <table:table-cell office:value-type="float" office:value="0.2557621135" calcext:value-type="float">
            <text:p>0.2557621135</text:p>
          </table:table-cell>
          <table:table-cell office:value-type="string" calcext:value-type="string">
            <text:p>nan</text:p>
          </table:table-cell>
          <table:table-cell office:value-type="float" office:value="0.3772413974" calcext:value-type="float">
            <text:p>0.3772413974</text:p>
          </table:table-cell>
          <table:table-cell office:value-type="float" office:value="0.2557621135" calcext:value-type="float">
            <text:p>0.2557621135</text:p>
          </table:table-cell>
          <table:table-cell office:value-type="string" calcext:value-type="string">
            <text:p>nan</text:p>
          </table:table-cell>
          <table:table-cell office:value-type="float" office:value="0.4359284386" calcext:value-type="float">
            <text:p>0.4359284386</text:p>
          </table:table-cell>
          <table:table-cell office:value-type="float" office:value="0.2975003867" calcext:value-type="float">
            <text:p>0.2975003867</text:p>
          </table:table-cell>
          <table:table-cell office:value-type="float" office:value="0.1990773079" calcext:value-type="float">
            <text:p>0.1990773079</text:p>
          </table:table-cell>
          <table:table-cell office:value-type="float" office:value="0.3629058228" calcext:value-type="float">
            <text:p>0.3629058228</text:p>
          </table:table-cell>
          <table:table-cell office:value-type="float" office:value="0.2437557608" calcext:value-type="float">
            <text:p>0.2437557608</text:p>
          </table:table-cell>
          <table:table-cell office:value-type="float" office:value="0.2203036313" calcext:value-type="float">
            <text:p>0.2203036313</text:p>
          </table:table-cell>
          <table:table-cell office:value-type="float" office:value="0.3791331982" calcext:value-type="float">
            <text:p>0.3791331982</text:p>
          </table:table-cell>
          <table:table-cell office:value-type="float" office:value="0.2560260904" calcext:value-type="float">
            <text:p>0.2560260904</text:p>
          </table:table-cell>
          <table:table-cell office:value-type="string" calcext:value-type="string">
            <text:p>nan</text:p>
          </table:table-cell>
          <table:table-cell office:value-type="float" office:value="-0.466482173" calcext:value-type="float">
            <text:p>-0.466482173</text:p>
          </table:table-cell>
          <table:table-cell office:value-type="float" office:value="-0.9011528998" calcext:value-type="float">
            <text:p>-0.9011528998</text:p>
          </table:table-cell>
          <table:table-cell office:value-type="float" office:value="0.3569494521" calcext:value-type="float">
            <text:p>0.3569494521</text:p>
          </table:table-cell>
          <table:table-cell office:value-type="float" office:value="0.599880559" calcext:value-type="float">
            <text:p>0.599880559</text:p>
          </table:table-cell>
          <table:table-cell office:value-type="float" office:value="0.4276545495" calcext:value-type="float">
            <text:p>0.4276545495</text:p>
          </table:table-cell>
          <table:table-cell office:value-type="float" office:value="0.9981492717" calcext:value-type="float">
            <text:p>0.9981492717</text:p>
          </table:table-cell>
          <table:table-cell office:value-type="float" office:value="0.9899085198" calcext:value-type="float">
            <text:p>0.9899085198</text:p>
          </table:table-cell>
          <table:table-cell office:value-type="float" office:value="0.9410897479" calcext:value-type="float">
            <text:p>0.9410897479</text:p>
          </table:table-cell>
          <table:table-cell office:value-type="float" office:value="0.025481171" calcext:value-type="float">
            <text:p>0.025481171</text:p>
          </table:table-cell>
          <table:table-cell office:value-type="float" office:value="0.0350133487" calcext:value-type="float">
            <text:p>0.0350133487</text:p>
          </table:table-cell>
          <table:table-cell office:value-type="float" office:value="0.02330958" calcext:value-type="float">
            <text:p>0.02330958</text:p>
          </table:table-cell>
          <table:table-cell office:value-type="float" office:value="0.1482894819" calcext:value-type="float">
            <text:p>0.1482894819</text:p>
          </table:table-cell>
          <table:table-cell office:value-type="float" office:value="0.1171129943" calcext:value-type="float">
            <text:p>0.1171129943</text:p>
          </table:table-cell>
          <table:table-cell office:value-type="float" office:value="0.0800838476" calcext:value-type="float">
            <text:p>0.0800838476</text:p>
          </table:table-cell>
          <table:table-cell office:value-type="string" calcext:value-type="string">
            <text:p>nan</text:p>
          </table:table-cell>
          <table:table-cell office:value-type="float" office:value="0.3962644657" calcext:value-type="float">
            <text:p>0.3962644657</text:p>
          </table:table-cell>
          <table:table-cell office:value-type="float" office:value="0.2617874712" calcext:value-type="float">
            <text:p>0.2617874712</text:p>
          </table:table-cell>
          <table:table-cell office:value-type="string" calcext:value-type="string">
            <text:p>nan</text:p>
          </table:table-cell>
          <table:table-cell office:value-type="float" office:value="0.3962644657" calcext:value-type="float">
            <text:p>0.3962644657</text:p>
          </table:table-cell>
          <table:table-cell office:value-type="float" office:value="0.2617874712" calcext:value-type="float">
            <text:p>0.2617874712</text:p>
          </table:table-cell>
          <table:table-cell office:value-type="string" calcext:value-type="string">
            <text:p>nan</text:p>
          </table:table-cell>
          <table:table-cell office:value-type="float" office:value="0.4550885422" calcext:value-type="float">
            <text:p>0.4550885422</text:p>
          </table:table-cell>
          <table:table-cell office:value-type="float" office:value="0.3003451646" calcext:value-type="float">
            <text:p>0.3003451646</text:p>
          </table:table-cell>
          <table:table-cell office:value-type="float" office:value="0.210326465" calcext:value-type="float">
            <text:p>0.210326465</text:p>
          </table:table-cell>
          <table:table-cell office:value-type="float" office:value="0.3853646125" calcext:value-type="float">
            <text:p>0.3853646125</text:p>
          </table:table-cell>
          <table:table-cell office:value-type="float" office:value="0.263174801" calcext:value-type="float">
            <text:p>0.263174801</text:p>
          </table:table-cell>
          <table:table-cell office:value-type="float" office:value="0.2314750633" calcext:value-type="float">
            <text:p>0.2314750633</text:p>
          </table:table-cell>
          <table:table-cell office:value-type="float" office:value="0.4012604483" calcext:value-type="float">
            <text:p>0.4012604483</text:p>
          </table:table-cell>
          <table:table-cell office:value-type="float" office:value="0.2756649607" calcext:value-type="float">
            <text:p>0.2756649607</text:p>
          </table:table-cell>
          <table:table-cell office:value-type="string" calcext:value-type="string">
            <text:p>nan</text:p>
          </table:table-cell>
          <table:table-cell office:value-type="float" office:value="-0.4844191548" calcext:value-type="float">
            <text:p>-0.4844191548</text:p>
          </table:table-cell>
          <table:table-cell office:value-type="float" office:value="-0.8885247453" calcext:value-type="float">
            <text:p>-0.8885247453</text:p>
          </table:table-cell>
        </table:table-row>
        <table:table-row table:style-name="ro1">
          <table:table-cell office:value-type="string" calcext:value-type="string">
            <text:p>Caenorhabditis_brenneri</text:p>
          </table:table-cell>
          <table:table-cell office:value-type="float" office:value="3000" calcext:value-type="float">
            <text:p>3000</text:p>
          </table:table-cell>
          <table:table-cell office:value-type="float" office:value="749.695666667" calcext:value-type="float">
            <text:p>749.695666667</text:p>
          </table:table-cell>
          <table:table-cell office:value-type="float" office:value="465.429712253" calcext:value-type="float">
            <text:p>465.429712253</text:p>
          </table:table-cell>
          <table:table-cell office:value-type="float" office:value="0.4519878973" calcext:value-type="float">
            <text:p>0.4519878973</text:p>
          </table:table-cell>
          <table:table-cell office:value-type="float" office:value="0.0441965643" calcext:value-type="float">
            <text:p>0.0441965643</text:p>
          </table:table-cell>
          <table:table-cell office:value-type="float" office:value="0.4365482022" calcext:value-type="float">
            <text:p>0.4365482022</text:p>
          </table:table-cell>
          <table:table-cell office:value-type="float" office:value="0.100383119" calcext:value-type="float">
            <text:p>0.100383119</text:p>
          </table:table-cell>
          <table:table-cell office:value-type="float" office:value="0.324918919" calcext:value-type="float">
            <text:p>0.324918919</text:p>
          </table:table-cell>
          <table:table-cell office:value-type="float" office:value="0.0701860919" calcext:value-type="float">
            <text:p>0.0701860919</text:p>
          </table:table-cell>
          <table:table-cell office:value-type="float" office:value="-0.007716116" calcext:value-type="float">
            <text:p>-0.007716116</text:p>
          </table:table-cell>
          <table:table-cell office:value-type="float" office:value="-0.2255496096" calcext:value-type="float">
            <text:p>-0.2255496096</text:p>
          </table:table-cell>
          <table:table-cell office:value-type="float" office:value="-0.1677595471" calcext:value-type="float">
            <text:p>-0.1677595471</text:p>
          </table:table-cell>
          <table:table-cell office:value-type="float" office:value="0.3092017761" calcext:value-type="float">
            <text:p>0.3092017761</text:p>
          </table:table-cell>
          <table:table-cell office:value-type="float" office:value="0.3000883394" calcext:value-type="float">
            <text:p>0.3000883394</text:p>
          </table:table-cell>
          <table:table-cell office:value-type="float" office:value="0.2068754094" calcext:value-type="float">
            <text:p>0.2068754094</text:p>
          </table:table-cell>
          <table:table-cell office:value-type="float" office:value="-0.2468453111" calcext:value-type="float">
            <text:p>-0.2468453111</text:p>
          </table:table-cell>
          <table:table-cell office:value-type="float" office:value="-0.0908106343" calcext:value-type="float">
            <text:p>-0.0908106343</text:p>
          </table:table-cell>
          <table:table-cell office:value-type="float" office:value="-0.0567161342" calcext:value-type="float">
            <text:p>-0.0567161342</text:p>
          </table:table-cell>
          <table:table-cell office:value-type="float" office:value="-0.2468453111" calcext:value-type="float">
            <text:p>-0.2468453111</text:p>
          </table:table-cell>
          <table:table-cell office:value-type="float" office:value="-0.0908106343" calcext:value-type="float">
            <text:p>-0.0908106343</text:p>
          </table:table-cell>
          <table:table-cell office:value-type="float" office:value="-0.0567161342" calcext:value-type="float">
            <text:p>-0.0567161342</text:p>
          </table:table-cell>
          <table:table-cell office:value-type="float" office:value="-0.2438144683" calcext:value-type="float">
            <text:p>-0.2438144683</text:p>
          </table:table-cell>
          <table:table-cell office:value-type="float" office:value="-0.1227809132" calcext:value-type="float">
            <text:p>-0.1227809132</text:p>
          </table:table-cell>
          <table:table-cell office:value-type="float" office:value="-0.0804753812" calcext:value-type="float">
            <text:p>-0.0804753812</text:p>
          </table:table-cell>
          <table:table-cell office:value-type="float" office:value="-0.2344406466" calcext:value-type="float">
            <text:p>-0.2344406466</text:p>
          </table:table-cell>
          <table:table-cell office:value-type="float" office:value="-0.1207520901" calcext:value-type="float">
            <text:p>-0.1207520901</text:p>
          </table:table-cell>
          <table:table-cell office:value-type="float" office:value="-0.0789076058" calcext:value-type="float">
            <text:p>-0.0789076058</text:p>
          </table:table-cell>
          <table:table-cell office:value-type="float" office:value="-0.284343384" calcext:value-type="float">
            <text:p>-0.284343384</text:p>
          </table:table-cell>
          <table:table-cell office:value-type="float" office:value="-0.1836207468" calcext:value-type="float">
            <text:p>-0.1836207468</text:p>
          </table:table-cell>
          <table:table-cell office:value-type="float" office:value="-0.1207234263" calcext:value-type="float">
            <text:p>-0.1207234263</text:p>
          </table:table-cell>
          <table:table-cell office:value-type="string" calcext:value-type="string">
            <text:p>nan</text:p>
          </table:table-cell>
          <table:table-cell office:value-type="float" office:value="0.0633830126" calcext:value-type="float">
            <text:p>0.0633830126</text:p>
          </table:table-cell>
          <table:table-cell office:value-type="float" office:value="-0.7447626101" calcext:value-type="float">
            <text:p>-0.7447626101</text:p>
          </table:table-cell>
          <table:table-cell office:value-type="float" office:value="0.1069029737" calcext:value-type="float">
            <text:p>0.1069029737</text:p>
          </table:table-cell>
          <table:table-cell office:value-type="float" office:value="0.1798560265" calcext:value-type="float">
            <text:p>0.1798560265</text:p>
          </table:table-cell>
          <table:table-cell office:value-type="float" office:value="0.120102158" calcext:value-type="float">
            <text:p>0.120102158</text:p>
          </table:table-cell>
          <table:table-cell office:value-type="float" office:value="0.9833484615" calcext:value-type="float">
            <text:p>0.9833484615</text:p>
          </table:table-cell>
          <table:table-cell office:value-type="float" office:value="0.8771046034" calcext:value-type="float">
            <text:p>0.8771046034</text:p>
          </table:table-cell>
          <table:table-cell office:value-type="float" office:value="0.7330674305" calcext:value-type="float">
            <text:p>0.7330674305</text:p>
          </table:table-cell>
          <table:table-cell office:value-type="float" office:value="0.1704306276" calcext:value-type="float">
            <text:p>0.1704306276</text:p>
          </table:table-cell>
          <table:table-cell office:value-type="float" office:value="0.1562411359" calcext:value-type="float">
            <text:p>0.1562411359</text:p>
          </table:table-cell>
          <table:table-cell office:value-type="float" office:value="0.1060564052" calcext:value-type="float">
            <text:p>0.1060564052</text:p>
          </table:table-cell>
          <table:table-cell office:value-type="float" office:value="0.2715465836" calcext:value-type="float">
            <text:p>0.2715465836</text:p>
          </table:table-cell>
          <table:table-cell office:value-type="float" office:value="0.2412205588" calcext:value-type="float">
            <text:p>0.2412205588</text:p>
          </table:table-cell>
          <table:table-cell office:value-type="float" office:value="0.1652661071" calcext:value-type="float">
            <text:p>0.1652661071</text:p>
          </table:table-cell>
          <table:table-cell office:value-type="float" office:value="-0.3020898564" calcext:value-type="float">
            <text:p>-0.3020898564</text:p>
          </table:table-cell>
          <table:table-cell office:value-type="float" office:value="-0.1899814191" calcext:value-type="float">
            <text:p>-0.1899814191</text:p>
          </table:table-cell>
          <table:table-cell office:value-type="float" office:value="-0.1262858798" calcext:value-type="float">
            <text:p>-0.1262858798</text:p>
          </table:table-cell>
          <table:table-cell office:value-type="float" office:value="-0.3020898564" calcext:value-type="float">
            <text:p>-0.3020898564</text:p>
          </table:table-cell>
          <table:table-cell office:value-type="float" office:value="-0.1899814191" calcext:value-type="float">
            <text:p>-0.1899814191</text:p>
          </table:table-cell>
          <table:table-cell office:value-type="float" office:value="-0.1262858798" calcext:value-type="float">
            <text:p>-0.1262858798</text:p>
          </table:table-cell>
          <table:table-cell office:value-type="float" office:value="-0.296975262" calcext:value-type="float">
            <text:p>-0.296975262</text:p>
          </table:table-cell>
          <table:table-cell office:value-type="float" office:value="-0.2116260021" calcext:value-type="float">
            <text:p>-0.2116260021</text:p>
          </table:table-cell>
          <table:table-cell office:value-type="float" office:value="-0.1419434554" calcext:value-type="float">
            <text:p>-0.1419434554</text:p>
          </table:table-cell>
          <table:table-cell office:value-type="float" office:value="-0.2879215462" calcext:value-type="float">
            <text:p>-0.2879215462</text:p>
          </table:table-cell>
          <table:table-cell office:value-type="float" office:value="-0.2119508659" calcext:value-type="float">
            <text:p>-0.2119508659</text:p>
          </table:table-cell>
          <table:table-cell office:value-type="float" office:value="-0.1419575657" calcext:value-type="float">
            <text:p>-0.1419575657</text:p>
          </table:table-cell>
          <table:table-cell office:value-type="float" office:value="-0.3091733096" calcext:value-type="float">
            <text:p>-0.3091733096</text:p>
          </table:table-cell>
          <table:table-cell office:value-type="float" office:value="-0.2335666152" calcext:value-type="float">
            <text:p>-0.2335666152</text:p>
          </table:table-cell>
          <table:table-cell office:value-type="float" office:value="-0.1578685719" calcext:value-type="float">
            <text:p>-0.1578685719</text:p>
          </table:table-cell>
          <table:table-cell office:value-type="string" calcext:value-type="string">
            <text:p>nan</text:p>
          </table:table-cell>
          <table:table-cell office:value-type="float" office:value="0.1158746475" calcext:value-type="float">
            <text:p>0.1158746475</text:p>
          </table:table-cell>
          <table:table-cell office:value-type="float" office:value="-0.6564269249" calcext:value-type="float">
            <text:p>-0.6564269249</text:p>
          </table:table-cell>
        </table:table-row>
        <table:table-row table:style-name="ro1">
          <table:table-cell office:value-type="string" calcext:value-type="string">
            <text:p>Caenorhabditis_sp10</text:p>
          </table:table-cell>
          <table:table-cell office:value-type="float" office:value="5099" calcext:value-type="float">
            <text:p>5099</text:p>
          </table:table-cell>
          <table:table-cell office:value-type="float" office:value="418.560698176" calcext:value-type="float">
            <text:p>418.560698176</text:p>
          </table:table-cell>
          <table:table-cell office:value-type="float" office:value="264.90954099" calcext:value-type="float">
            <text:p>264.90954099</text:p>
          </table:table-cell>
          <table:table-cell office:value-type="float" office:value="0.4281905983" calcext:value-type="float">
            <text:p>0.4281905983</text:p>
          </table:table-cell>
          <table:table-cell office:value-type="float" office:value="0.0411289476" calcext:value-type="float">
            <text:p>0.0411289476</text:p>
          </table:table-cell>
          <table:table-cell office:value-type="float" office:value="0.3925866279" calcext:value-type="float">
            <text:p>0.3925866279</text:p>
          </table:table-cell>
          <table:table-cell office:value-type="float" office:value="0.0878883611" calcext:value-type="float">
            <text:p>0.0878883611</text:p>
          </table:table-cell>
          <table:table-cell office:value-type="float" office:value="0.3191806823" calcext:value-type="float">
            <text:p>0.3191806823</text:p>
          </table:table-cell>
          <table:table-cell office:value-type="float" office:value="0.0687500896" calcext:value-type="float">
            <text:p>0.0687500896</text:p>
          </table:table-cell>
          <table:table-cell office:value-type="float" office:value="-0.0025916377" calcext:value-type="float">
            <text:p>-0.0025916377</text:p>
          </table:table-cell>
          <table:table-cell office:value-type="float" office:value="-0.2023903687" calcext:value-type="float">
            <text:p>-0.2023903687</text:p>
          </table:table-cell>
          <table:table-cell office:value-type="float" office:value="-0.1465094259" calcext:value-type="float">
            <text:p>-0.1465094259</text:p>
          </table:table-cell>
          <table:table-cell office:value-type="float" office:value="0.3695947037" calcext:value-type="float">
            <text:p>0.3695947037</text:p>
          </table:table-cell>
          <table:table-cell office:value-type="float" office:value="0.3536983707" calcext:value-type="float">
            <text:p>0.3536983707</text:p>
          </table:table-cell>
          <table:table-cell office:value-type="float" office:value="0.2431584162" calcext:value-type="float">
            <text:p>0.2431584162</text:p>
          </table:table-cell>
          <table:table-cell office:value-type="float" office:value="0.0495635036" calcext:value-type="float">
            <text:p>0.0495635036</text:p>
          </table:table-cell>
          <table:table-cell office:value-type="float" office:value="0.2202586009" calcext:value-type="float">
            <text:p>0.2202586009</text:p>
          </table:table-cell>
          <table:table-cell office:value-type="float" office:value="0.1555296217" calcext:value-type="float">
            <text:p>0.1555296217</text:p>
          </table:table-cell>
          <table:table-cell office:value-type="float" office:value="0.0495635036" calcext:value-type="float">
            <text:p>0.0495635036</text:p>
          </table:table-cell>
          <table:table-cell office:value-type="float" office:value="0.2202586009" calcext:value-type="float">
            <text:p>0.2202586009</text:p>
          </table:table-cell>
          <table:table-cell office:value-type="float" office:value="0.1555296217" calcext:value-type="float">
            <text:p>0.1555296217</text:p>
          </table:table-cell>
          <table:table-cell office:value-type="float" office:value="0.0075698007" calcext:value-type="float">
            <text:p>0.0075698007</text:p>
          </table:table-cell>
          <table:table-cell office:value-type="float" office:value="0.1612216093" calcext:value-type="float">
            <text:p>0.1612216093</text:p>
          </table:table-cell>
          <table:table-cell office:value-type="float" office:value="0.1135346909" calcext:value-type="float">
            <text:p>0.1135346909</text:p>
          </table:table-cell>
          <table:table-cell office:value-type="float" office:value="0.0158500495" calcext:value-type="float">
            <text:p>0.0158500495</text:p>
          </table:table-cell>
          <table:table-cell office:value-type="float" office:value="0.1379372225" calcext:value-type="float">
            <text:p>0.1379372225</text:p>
          </table:table-cell>
          <table:table-cell office:value-type="float" office:value="0.0971764261" calcext:value-type="float">
            <text:p>0.0971764261</text:p>
          </table:table-cell>
          <table:table-cell office:value-type="float" office:value="-0.054169728" calcext:value-type="float">
            <text:p>-0.054169728</text:p>
          </table:table-cell>
          <table:table-cell office:value-type="float" office:value="0.0677627324" calcext:value-type="float">
            <text:p>0.0677627324</text:p>
          </table:table-cell>
          <table:table-cell office:value-type="float" office:value="0.0479099488" calcext:value-type="float">
            <text:p>0.0479099488</text:p>
          </table:table-cell>
          <table:table-cell office:value-type="string" calcext:value-type="string">
            <text:p>nan</text:p>
          </table:table-cell>
          <table:table-cell office:value-type="float" office:value="-0.3578855971" calcext:value-type="float">
            <text:p>-0.3578855971</text:p>
          </table:table-cell>
          <table:table-cell office:value-type="float" office:value="-0.9477521056" calcext:value-type="float">
            <text:p>-0.9477521056</text:p>
          </table:table-cell>
          <table:table-cell office:value-type="float" office:value="0.4733405701" calcext:value-type="float">
            <text:p>0.4733405701</text:p>
          </table:table-cell>
          <table:table-cell office:value-type="float" office:value="0.5517669602" calcext:value-type="float">
            <text:p>0.5517669602</text:p>
          </table:table-cell>
          <table:table-cell office:value-type="float" office:value="0.3832613765" calcext:value-type="float">
            <text:p>0.3832613765</text:p>
          </table:table-cell>
          <table:table-cell office:value-type="float" office:value="0.9761899954" calcext:value-type="float">
            <text:p>0.9761899954</text:p>
          </table:table-cell>
          <table:table-cell office:value-type="float" office:value="0.870680755" calcext:value-type="float">
            <text:p>0.870680755</text:p>
          </table:table-cell>
          <table:table-cell office:value-type="float" office:value="0.7251936825" calcext:value-type="float">
            <text:p>0.7251936825</text:p>
          </table:table-cell>
          <table:table-cell office:value-type="float" office:value="0.2106893783" calcext:value-type="float">
            <text:p>0.2106893783</text:p>
          </table:table-cell>
          <table:table-cell office:value-type="float" office:value="0.2153228137" calcext:value-type="float">
            <text:p>0.2153228137</text:p>
          </table:table-cell>
          <table:table-cell office:value-type="float" office:value="0.1484019947" calcext:value-type="float">
            <text:p>0.1484019947</text:p>
          </table:table-cell>
          <table:table-cell office:value-type="float" office:value="0.3241589814" calcext:value-type="float">
            <text:p>0.3241589814</text:p>
          </table:table-cell>
          <table:table-cell office:value-type="float" office:value="0.2794341937" calcext:value-type="float">
            <text:p>0.2794341937</text:p>
          </table:table-cell>
          <table:table-cell office:value-type="float" office:value="0.1942850405" calcext:value-type="float">
            <text:p>0.1942850405</text:p>
          </table:table-cell>
          <table:table-cell office:value-type="float" office:value="0.0088560027" calcext:value-type="float">
            <text:p>0.0088560027</text:p>
          </table:table-cell>
          <table:table-cell office:value-type="float" office:value="0.1982412917" calcext:value-type="float">
            <text:p>0.1982412917</text:p>
          </table:table-cell>
          <table:table-cell office:value-type="float" office:value="0.1433076311" calcext:value-type="float">
            <text:p>0.1433076311</text:p>
          </table:table-cell>
          <table:table-cell office:value-type="float" office:value="0.0088560027" calcext:value-type="float">
            <text:p>0.0088560027</text:p>
          </table:table-cell>
          <table:table-cell office:value-type="float" office:value="0.1982412917" calcext:value-type="float">
            <text:p>0.1982412917</text:p>
          </table:table-cell>
          <table:table-cell office:value-type="float" office:value="0.1433076311" calcext:value-type="float">
            <text:p>0.1433076311</text:p>
          </table:table-cell>
          <table:table-cell office:value-type="float" office:value="-0.025981309" calcext:value-type="float">
            <text:p>-0.025981309</text:p>
          </table:table-cell>
          <table:table-cell office:value-type="float" office:value="0.159622368" calcext:value-type="float">
            <text:p>0.159622368</text:p>
          </table:table-cell>
          <table:table-cell office:value-type="float" office:value="0.1160462233" calcext:value-type="float">
            <text:p>0.1160462233</text:p>
          </table:table-cell>
          <table:table-cell office:value-type="float" office:value="-0.0119274512" calcext:value-type="float">
            <text:p>-0.0119274512</text:p>
          </table:table-cell>
          <table:table-cell office:value-type="float" office:value="0.1444284985" calcext:value-type="float">
            <text:p>0.1444284985</text:p>
          </table:table-cell>
          <table:table-cell office:value-type="float" office:value="0.1049979079" calcext:value-type="float">
            <text:p>0.1049979079</text:p>
          </table:table-cell>
          <table:table-cell office:value-type="float" office:value="-0.0447229708" calcext:value-type="float">
            <text:p>-0.0447229708</text:p>
          </table:table-cell>
          <table:table-cell office:value-type="float" office:value="0.1338549208" calcext:value-type="float">
            <text:p>0.1338549208</text:p>
          </table:table-cell>
          <table:table-cell office:value-type="float" office:value="0.098289112" calcext:value-type="float">
            <text:p>0.098289112</text:p>
          </table:table-cell>
          <table:table-cell office:value-type="string" calcext:value-type="string">
            <text:p>nan</text:p>
          </table:table-cell>
          <table:table-cell office:value-type="float" office:value="-0.3916938416" calcext:value-type="float">
            <text:p>-0.3916938416</text:p>
          </table:table-cell>
          <table:table-cell office:value-type="float" office:value="-0.9147199155" calcext:value-type="float">
            <text:p>-0.9147199155</text:p>
          </table:table-cell>
        </table:table-row>
        <table:table-row table:style-name="ro1">
          <table:table-cell office:value-type="string" calcext:value-type="string">
            <text:p>Callithrix_jacchus</text:p>
          </table:table-cell>
          <table:table-cell office:value-type="float" office:value="9439" calcext:value-type="float">
            <text:p>9439</text:p>
          </table:table-cell>
          <table:table-cell office:value-type="float" office:value="428.513507787" calcext:value-type="float">
            <text:p>428.513507787</text:p>
          </table:table-cell>
          <table:table-cell office:value-type="float" office:value="320.559860921" calcext:value-type="float">
            <text:p>320.559860921</text:p>
          </table:table-cell>
          <table:table-cell office:value-type="float" office:value="0.4734081742" calcext:value-type="float">
            <text:p>0.4734081742</text:p>
          </table:table-cell>
          <table:table-cell office:value-type="float" office:value="0.0629275189" calcext:value-type="float">
            <text:p>0.0629275189</text:p>
          </table:table-cell>
          <table:table-cell office:value-type="float" office:value="0.4959980889" calcext:value-type="float">
            <text:p>0.4959980889</text:p>
          </table:table-cell>
          <table:table-cell office:value-type="float" office:value="0.1373072584" calcext:value-type="float">
            <text:p>0.1373072584</text:p>
          </table:table-cell>
          <table:table-cell office:value-type="float" office:value="0.4286005538" calcext:value-type="float">
            <text:p>0.4286005538</text:p>
          </table:table-cell>
          <table:table-cell office:value-type="float" office:value="0.0891757461" calcext:value-type="float">
            <text:p>0.0891757461</text:p>
          </table:table-cell>
          <table:table-cell office:value-type="float" office:value="-0.0046982892" calcext:value-type="float">
            <text:p>-0.0046982892</text:p>
          </table:table-cell>
          <table:table-cell office:value-type="float" office:value="-0.1050234325" calcext:value-type="float">
            <text:p>-0.1050234325</text:p>
          </table:table-cell>
          <table:table-cell office:value-type="float" office:value="-0.0742818096" calcext:value-type="float">
            <text:p>-0.0742818096</text:p>
          </table:table-cell>
          <table:table-cell office:value-type="float" office:value="0.1680005331" calcext:value-type="float">
            <text:p>0.1680005331</text:p>
          </table:table-cell>
          <table:table-cell office:value-type="float" office:value="0.2100284511" calcext:value-type="float">
            <text:p>0.2100284511</text:p>
          </table:table-cell>
          <table:table-cell office:value-type="float" office:value="0.1402262513" calcext:value-type="float">
            <text:p>0.1402262513</text:p>
          </table:table-cell>
          <table:table-cell office:value-type="float" office:value="0.2990359672" calcext:value-type="float">
            <text:p>0.2990359672</text:p>
          </table:table-cell>
          <table:table-cell office:value-type="float" office:value="0.3286390228" calcext:value-type="float">
            <text:p>0.3286390228</text:p>
          </table:table-cell>
          <table:table-cell office:value-type="float" office:value="0.2223250682" calcext:value-type="float">
            <text:p>0.2223250682</text:p>
          </table:table-cell>
          <table:table-cell office:value-type="float" office:value="0.2990359672" calcext:value-type="float">
            <text:p>0.2990359672</text:p>
          </table:table-cell>
          <table:table-cell office:value-type="float" office:value="0.3286390228" calcext:value-type="float">
            <text:p>0.3286390228</text:p>
          </table:table-cell>
          <table:table-cell office:value-type="float" office:value="0.2223250682" calcext:value-type="float">
            <text:p>0.2223250682</text:p>
          </table:table-cell>
          <table:table-cell office:value-type="float" office:value="0.3625129136" calcext:value-type="float">
            <text:p>0.3625129136</text:p>
          </table:table-cell>
          <table:table-cell office:value-type="float" office:value="0.3957322923" calcext:value-type="float">
            <text:p>0.3957322923</text:p>
          </table:table-cell>
          <table:table-cell office:value-type="float" office:value="0.2680903063" calcext:value-type="float">
            <text:p>0.2680903063</text:p>
          </table:table-cell>
          <table:table-cell office:value-type="float" office:value="0.3058159619" calcext:value-type="float">
            <text:p>0.3058159619</text:p>
          </table:table-cell>
          <table:table-cell office:value-type="float" office:value="0.3374260271" calcext:value-type="float">
            <text:p>0.3374260271</text:p>
          </table:table-cell>
          <table:table-cell office:value-type="float" office:value="0.2261671346" calcext:value-type="float">
            <text:p>0.2261671346</text:p>
          </table:table-cell>
          <table:table-cell office:value-type="float" office:value="0.3266366096" calcext:value-type="float">
            <text:p>0.3266366096</text:p>
          </table:table-cell>
          <table:table-cell office:value-type="float" office:value="0.3531240829" calcext:value-type="float">
            <text:p>0.3531240829</text:p>
          </table:table-cell>
          <table:table-cell office:value-type="float" office:value="0.2366049923" calcext:value-type="float">
            <text:p>0.2366049923</text:p>
          </table:table-cell>
          <table:table-cell office:value-type="string" calcext:value-type="string">
            <text:p>nan</text:p>
          </table:table-cell>
          <table:table-cell office:value-type="float" office:value="-0.41083963" calcext:value-type="float">
            <text:p>-0.41083963</text:p>
          </table:table-cell>
          <table:table-cell office:value-type="float" office:value="-0.9797524033" calcext:value-type="float">
            <text:p>-0.9797524033</text:p>
          </table:table-cell>
          <table:table-cell office:value-type="float" office:value="0.4858002447" calcext:value-type="float">
            <text:p>0.4858002447</text:p>
          </table:table-cell>
          <table:table-cell office:value-type="float" office:value="0.5096592706" calcext:value-type="float">
            <text:p>0.5096592706</text:p>
          </table:table-cell>
          <table:table-cell office:value-type="float" office:value="0.3536270085" calcext:value-type="float">
            <text:p>0.3536270085</text:p>
          </table:table-cell>
          <table:table-cell office:value-type="float" office:value="0.9918428318" calcext:value-type="float">
            <text:p>0.9918428318</text:p>
          </table:table-cell>
          <table:table-cell office:value-type="float" office:value="0.9301027793" calcext:value-type="float">
            <text:p>0.9301027793</text:p>
          </table:table-cell>
          <table:table-cell office:value-type="float" office:value="0.8123831185" calcext:value-type="float">
            <text:p>0.8123831185</text:p>
          </table:table-cell>
          <table:table-cell office:value-type="float" office:value="0.0896341947" calcext:value-type="float">
            <text:p>0.0896341947</text:p>
          </table:table-cell>
          <table:table-cell office:value-type="float" office:value="0.1589167889" calcext:value-type="float">
            <text:p>0.1589167889</text:p>
          </table:table-cell>
          <table:table-cell office:value-type="float" office:value="0.1072723124" calcext:value-type="float">
            <text:p>0.1072723124</text:p>
          </table:table-cell>
          <table:table-cell office:value-type="float" office:value="0.1893852785" calcext:value-type="float">
            <text:p>0.1893852785</text:p>
          </table:table-cell>
          <table:table-cell office:value-type="float" office:value="0.2654906164" calcext:value-type="float">
            <text:p>0.2654906164</text:p>
          </table:table-cell>
          <table:table-cell office:value-type="float" office:value="0.1799136086" calcext:value-type="float">
            <text:p>0.1799136086</text:p>
          </table:table-cell>
          <table:table-cell office:value-type="float" office:value="0.3034560105" calcext:value-type="float">
            <text:p>0.3034560105</text:p>
          </table:table-cell>
          <table:table-cell office:value-type="float" office:value="0.3499470793" calcext:value-type="float">
            <text:p>0.3499470793</text:p>
          </table:table-cell>
          <table:table-cell office:value-type="float" office:value="0.2413883642" calcext:value-type="float">
            <text:p>0.2413883642</text:p>
          </table:table-cell>
          <table:table-cell office:value-type="float" office:value="0.3034560105" calcext:value-type="float">
            <text:p>0.3034560105</text:p>
          </table:table-cell>
          <table:table-cell office:value-type="float" office:value="0.3499470793" calcext:value-type="float">
            <text:p>0.3499470793</text:p>
          </table:table-cell>
          <table:table-cell office:value-type="float" office:value="0.2413883642" calcext:value-type="float">
            <text:p>0.2413883642</text:p>
          </table:table-cell>
          <table:table-cell office:value-type="float" office:value="0.368643048" calcext:value-type="float">
            <text:p>0.368643048</text:p>
          </table:table-cell>
          <table:table-cell office:value-type="float" office:value="0.4155375668" calcext:value-type="float">
            <text:p>0.4155375668</text:p>
          </table:table-cell>
          <table:table-cell office:value-type="float" office:value="0.2860605446" calcext:value-type="float">
            <text:p>0.2860605446</text:p>
          </table:table-cell>
          <table:table-cell office:value-type="float" office:value="0.3248147141" calcext:value-type="float">
            <text:p>0.3248147141</text:p>
          </table:table-cell>
          <table:table-cell office:value-type="float" office:value="0.3934855869" calcext:value-type="float">
            <text:p>0.3934855869</text:p>
          </table:table-cell>
          <table:table-cell office:value-type="float" office:value="0.2712277265" calcext:value-type="float">
            <text:p>0.2712277265</text:p>
          </table:table-cell>
          <table:table-cell office:value-type="float" office:value="0.3476157431" calcext:value-type="float">
            <text:p>0.3476157431</text:p>
          </table:table-cell>
          <table:table-cell office:value-type="float" office:value="0.4099624827" calcext:value-type="float">
            <text:p>0.4099624827</text:p>
          </table:table-cell>
          <table:table-cell office:value-type="float" office:value="0.2817935831" calcext:value-type="float">
            <text:p>0.2817935831</text:p>
          </table:table-cell>
          <table:table-cell office:value-type="string" calcext:value-type="string">
            <text:p>nan</text:p>
          </table:table-cell>
          <table:table-cell office:value-type="float" office:value="-0.436306521" calcext:value-type="float">
            <text:p>-0.436306521</text:p>
          </table:table-cell>
          <table:table-cell office:value-type="float" office:value="-0.9808615791" calcext:value-type="float">
            <text:p>-0.9808615791</text:p>
          </table:table-cell>
        </table:table-row>
        <table:table-row table:style-name="ro1">
          <table:table-cell office:value-type="string" calcext:value-type="string">
            <text:p>Camponotus_aethiops</text:p>
          </table:table-cell>
          <table:table-cell office:value-type="float" office:value="11810" calcext:value-type="float">
            <text:p>11810</text:p>
          </table:table-cell>
          <table:table-cell office:value-type="float" office:value="1187.36883997" calcext:value-type="float">
            <text:p>1187.36883997</text:p>
          </table:table-cell>
          <table:table-cell office:value-type="float" office:value="1231.50093938" calcext:value-type="float">
            <text:p>1231.50093938</text:p>
          </table:table-cell>
          <table:table-cell office:value-type="float" office:value="0.4280623081" calcext:value-type="float">
            <text:p>0.4280623081</text:p>
          </table:table-cell>
          <table:table-cell office:value-type="float" office:value="0.0746377302" calcext:value-type="float">
            <text:p>0.0746377302</text:p>
          </table:table-cell>
          <table:table-cell office:value-type="float" office:value="0.4205402917" calcext:value-type="float">
            <text:p>0.4205402917</text:p>
          </table:table-cell>
          <table:table-cell office:value-type="float" office:value="0.1330404143" calcext:value-type="float">
            <text:p>0.1330404143</text:p>
          </table:table-cell>
          <table:table-cell office:value-type="float" office:value="0.3409356229" calcext:value-type="float">
            <text:p>0.3409356229</text:p>
          </table:table-cell>
          <table:table-cell office:value-type="float" office:value="0.0861622706" calcext:value-type="float">
            <text:p>0.0861622706</text:p>
          </table:table-cell>
          <table:table-cell office:value-type="float" office:value="-0.0006646193" calcext:value-type="float">
            <text:p>-0.0006646193</text:p>
          </table:table-cell>
          <table:table-cell office:value-type="float" office:value="-0.0030850494" calcext:value-type="float">
            <text:p>-0.0030850494</text:p>
          </table:table-cell>
          <table:table-cell office:value-type="float" office:value="0.0008970898" calcext:value-type="float">
            <text:p>0.0008970898</text:p>
          </table:table-cell>
          <table:table-cell office:value-type="float" office:value="-0.1459241805" calcext:value-type="float">
            <text:p>-0.1459241805</text:p>
          </table:table-cell>
          <table:table-cell office:value-type="float" office:value="-0.1761884764" calcext:value-type="float">
            <text:p>-0.1761884764</text:p>
          </table:table-cell>
          <table:table-cell office:value-type="float" office:value="-0.1147463293" calcext:value-type="float">
            <text:p>-0.1147463293</text:p>
          </table:table-cell>
          <table:table-cell office:value-type="float" office:value="0.0731874837" calcext:value-type="float">
            <text:p>0.0731874837</text:p>
          </table:table-cell>
          <table:table-cell office:value-type="float" office:value="0.1260535315" calcext:value-type="float">
            <text:p>0.1260535315</text:p>
          </table:table-cell>
          <table:table-cell office:value-type="float" office:value="0.0810696014" calcext:value-type="float">
            <text:p>0.0810696014</text:p>
          </table:table-cell>
          <table:table-cell office:value-type="float" office:value="0.0731874837" calcext:value-type="float">
            <text:p>0.0731874837</text:p>
          </table:table-cell>
          <table:table-cell office:value-type="float" office:value="0.1260535315" calcext:value-type="float">
            <text:p>0.1260535315</text:p>
          </table:table-cell>
          <table:table-cell office:value-type="float" office:value="0.0810696014" calcext:value-type="float">
            <text:p>0.0810696014</text:p>
          </table:table-cell>
          <table:table-cell office:value-type="float" office:value="0.122068268" calcext:value-type="float">
            <text:p>0.122068268</text:p>
          </table:table-cell>
          <table:table-cell office:value-type="float" office:value="0.1971722271" calcext:value-type="float">
            <text:p>0.1971722271</text:p>
          </table:table-cell>
          <table:table-cell office:value-type="float" office:value="0.1235420284" calcext:value-type="float">
            <text:p>0.1235420284</text:p>
          </table:table-cell>
          <table:table-cell office:value-type="float" office:value="0.0841484416" calcext:value-type="float">
            <text:p>0.0841484416</text:p>
          </table:table-cell>
          <table:table-cell office:value-type="float" office:value="0.1421722212" calcext:value-type="float">
            <text:p>0.1421722212</text:p>
          </table:table-cell>
          <table:table-cell office:value-type="float" office:value="0.0913887078" calcext:value-type="float">
            <text:p>0.0913887078</text:p>
          </table:table-cell>
          <table:table-cell office:value-type="float" office:value="0.1296696644" calcext:value-type="float">
            <text:p>0.1296696644</text:p>
          </table:table-cell>
          <table:table-cell office:value-type="float" office:value="0.2018999542" calcext:value-type="float">
            <text:p>0.2018999542</text:p>
          </table:table-cell>
          <table:table-cell office:value-type="float" office:value="0.1293013137" calcext:value-type="float">
            <text:p>0.1293013137</text:p>
          </table:table-cell>
          <table:table-cell office:value-type="string" calcext:value-type="string">
            <text:p>nan</text:p>
          </table:table-cell>
          <table:table-cell office:value-type="float" office:value="-0.2087855687" calcext:value-type="float">
            <text:p>-0.2087855687</text:p>
          </table:table-cell>
          <table:table-cell office:value-type="float" office:value="-0.6618749011" calcext:value-type="float">
            <text:p>-0.6618749011</text:p>
          </table:table-cell>
          <table:table-cell office:value-type="float" office:value="0.023562237" calcext:value-type="float">
            <text:p>0.023562237</text:p>
          </table:table-cell>
          <table:table-cell office:value-type="float" office:value="0.2159252676" calcext:value-type="float">
            <text:p>0.2159252676</text:p>
          </table:table-cell>
          <table:table-cell office:value-type="float" office:value="0.1347897308" calcext:value-type="float">
            <text:p>0.1347897308</text:p>
          </table:table-cell>
          <table:table-cell office:value-type="float" office:value="0.9843841218" calcext:value-type="float">
            <text:p>0.9843841218</text:p>
          </table:table-cell>
          <table:table-cell office:value-type="float" office:value="0.9573182539" calcext:value-type="float">
            <text:p>0.9573182539</text:p>
          </table:table-cell>
          <table:table-cell office:value-type="float" office:value="0.8452337695" calcext:value-type="float">
            <text:p>0.8452337695</text:p>
          </table:table-cell>
          <table:table-cell office:value-type="float" office:value="-0.062488832" calcext:value-type="float">
            <text:p>-0.062488832</text:p>
          </table:table-cell>
          <table:table-cell office:value-type="float" office:value="-0.0959229228" calcext:value-type="float">
            <text:p>-0.0959229228</text:p>
          </table:table-cell>
          <table:table-cell office:value-type="float" office:value="-0.0642065563" calcext:value-type="float">
            <text:p>-0.0642065563</text:p>
          </table:table-cell>
          <table:table-cell office:value-type="float" office:value="-0.1862827188" calcext:value-type="float">
            <text:p>-0.1862827188</text:p>
          </table:table-cell>
          <table:table-cell office:value-type="float" office:value="-0.2275966373" calcext:value-type="float">
            <text:p>-0.2275966373</text:p>
          </table:table-cell>
          <table:table-cell office:value-type="float" office:value="-0.1527238371" calcext:value-type="float">
            <text:p>-0.1527238371</text:p>
          </table:table-cell>
          <table:table-cell office:value-type="float" office:value="0.1017506526" calcext:value-type="float">
            <text:p>0.1017506526</text:p>
          </table:table-cell>
          <table:table-cell office:value-type="float" office:value="0.1894187756" calcext:value-type="float">
            <text:p>0.1894187756</text:p>
          </table:table-cell>
          <table:table-cell office:value-type="float" office:value="0.1235122325" calcext:value-type="float">
            <text:p>0.1235122325</text:p>
          </table:table-cell>
          <table:table-cell office:value-type="float" office:value="0.1017506526" calcext:value-type="float">
            <text:p>0.1017506526</text:p>
          </table:table-cell>
          <table:table-cell office:value-type="float" office:value="0.1894187756" calcext:value-type="float">
            <text:p>0.1894187756</text:p>
          </table:table-cell>
          <table:table-cell office:value-type="float" office:value="0.1235122325" calcext:value-type="float">
            <text:p>0.1235122325</text:p>
          </table:table-cell>
          <table:table-cell office:value-type="float" office:value="0.1582511562" calcext:value-type="float">
            <text:p>0.1582511562</text:p>
          </table:table-cell>
          <table:table-cell office:value-type="float" office:value="0.2742254768" calcext:value-type="float">
            <text:p>0.2742254768</text:p>
          </table:table-cell>
          <table:table-cell office:value-type="float" office:value="0.1774399644" calcext:value-type="float">
            <text:p>0.1774399644</text:p>
          </table:table-cell>
          <table:table-cell office:value-type="float" office:value="0.1131949826" calcext:value-type="float">
            <text:p>0.1131949826</text:p>
          </table:table-cell>
          <table:table-cell office:value-type="float" office:value="0.2051804185" calcext:value-type="float">
            <text:p>0.2051804185</text:p>
          </table:table-cell>
          <table:table-cell office:value-type="float" office:value="0.1340587396" calcext:value-type="float">
            <text:p>0.1340587396</text:p>
          </table:table-cell>
          <table:table-cell office:value-type="float" office:value="0.1591462826" calcext:value-type="float">
            <text:p>0.1591462826</text:p>
          </table:table-cell>
          <table:table-cell office:value-type="float" office:value="0.266752802" calcext:value-type="float">
            <text:p>0.266752802</text:p>
          </table:table-cell>
          <table:table-cell office:value-type="float" office:value="0.1746155296" calcext:value-type="float">
            <text:p>0.1746155296</text:p>
          </table:table-cell>
          <table:table-cell office:value-type="string" calcext:value-type="string">
            <text:p>nan</text:p>
          </table:table-cell>
          <table:table-cell office:value-type="float" office:value="-0.275678781" calcext:value-type="float">
            <text:p>-0.275678781</text:p>
          </table:table-cell>
          <table:table-cell office:value-type="float" office:value="-0.6957856099" calcext:value-type="float">
            <text:p>-0.6957856099</text:p>
          </table:table-cell>
        </table:table-row>
        <table:table-row table:style-name="ro1">
          <table:table-cell office:value-type="string" calcext:value-type="string">
            <text:p>Camponotus_ligniperdus_4indiv</text:p>
          </table:table-cell>
          <table:table-cell office:value-type="float" office:value="11165" calcext:value-type="float">
            <text:p>11165</text:p>
          </table:table-cell>
          <table:table-cell office:value-type="float" office:value="1250.09332736" calcext:value-type="float">
            <text:p>1250.09332736</text:p>
          </table:table-cell>
          <table:table-cell office:value-type="float" office:value="1320.69506062" calcext:value-type="float">
            <text:p>1320.69506062</text:p>
          </table:table-cell>
          <table:table-cell office:value-type="float" office:value="0.4271634784" calcext:value-type="float">
            <text:p>0.4271634784</text:p>
          </table:table-cell>
          <table:table-cell office:value-type="float" office:value="0.0735917303" calcext:value-type="float">
            <text:p>0.0735917303</text:p>
          </table:table-cell>
          <table:table-cell office:value-type="float" office:value="0.4192825532" calcext:value-type="float">
            <text:p>0.4192825532</text:p>
          </table:table-cell>
          <table:table-cell office:value-type="float" office:value="0.1303745679" calcext:value-type="float">
            <text:p>0.1303745679</text:p>
          </table:table-cell>
          <table:table-cell office:value-type="float" office:value="0.3542662409" calcext:value-type="float">
            <text:p>0.3542662409</text:p>
          </table:table-cell>
          <table:table-cell office:value-type="float" office:value="0.0868478739" calcext:value-type="float">
            <text:p>0.0868478739</text:p>
          </table:table-cell>
          <table:table-cell office:value-type="float" office:value="-0.0054538654" calcext:value-type="float">
            <text:p>-0.0054538654</text:p>
          </table:table-cell>
          <table:table-cell office:value-type="float" office:value="-0.0189757741" calcext:value-type="float">
            <text:p>-0.0189757741</text:p>
          </table:table-cell>
          <table:table-cell office:value-type="float" office:value="-0.0105808794" calcext:value-type="float">
            <text:p>-0.0105808794</text:p>
          </table:table-cell>
          <table:table-cell office:value-type="float" office:value="-0.1383181648" calcext:value-type="float">
            <text:p>-0.1383181648</text:p>
          </table:table-cell>
          <table:table-cell office:value-type="float" office:value="-0.1868718549" calcext:value-type="float">
            <text:p>-0.1868718549</text:p>
          </table:table-cell>
          <table:table-cell office:value-type="float" office:value="-0.1217956953" calcext:value-type="float">
            <text:p>-0.1217956953</text:p>
          </table:table-cell>
          <table:table-cell office:value-type="float" office:value="-0.0664696617" calcext:value-type="float">
            <text:p>-0.0664696617</text:p>
          </table:table-cell>
          <table:table-cell office:value-type="float" office:value="-0.0460340294" calcext:value-type="float">
            <text:p>-0.0460340294</text:p>
          </table:table-cell>
          <table:table-cell office:value-type="float" office:value="-0.0319591888" calcext:value-type="float">
            <text:p>-0.0319591888</text:p>
          </table:table-cell>
          <table:table-cell office:value-type="float" office:value="-0.0664696617" calcext:value-type="float">
            <text:p>-0.0664696617</text:p>
          </table:table-cell>
          <table:table-cell office:value-type="float" office:value="-0.0460340294" calcext:value-type="float">
            <text:p>-0.0460340294</text:p>
          </table:table-cell>
          <table:table-cell office:value-type="float" office:value="-0.0319591888" calcext:value-type="float">
            <text:p>-0.0319591888</text:p>
          </table:table-cell>
          <table:table-cell office:value-type="float" office:value="-0.0436482724" calcext:value-type="float">
            <text:p>-0.0436482724</text:p>
          </table:table-cell>
          <table:table-cell office:value-type="float" office:value="-0.0068364195" calcext:value-type="float">
            <text:p>-0.0068364195</text:p>
          </table:table-cell>
          <table:table-cell office:value-type="float" office:value="-0.0091781242" calcext:value-type="float">
            <text:p>-0.0091781242</text:p>
          </table:table-cell>
          <table:table-cell office:value-type="float" office:value="-0.0638064515" calcext:value-type="float">
            <text:p>-0.0638064515</text:p>
          </table:table-cell>
          <table:table-cell office:value-type="float" office:value="-0.0363499819" calcext:value-type="float">
            <text:p>-0.0363499819</text:p>
          </table:table-cell>
          <table:table-cell office:value-type="float" office:value="-0.0255334197" calcext:value-type="float">
            <text:p>-0.0255334197</text:p>
          </table:table-cell>
          <table:table-cell office:value-type="float" office:value="-0.0307754188" calcext:value-type="float">
            <text:p>-0.0307754188</text:p>
          </table:table-cell>
          <table:table-cell office:value-type="float" office:value="0.0041704987" calcext:value-type="float">
            <text:p>0.0041704987</text:p>
          </table:table-cell>
          <table:table-cell table:style-name="ce1" office:value-type="float" office:value="-0.0000203" calcext:value-type="float">
            <text:p>-2.03E-005</text:p>
          </table:table-cell>
          <table:table-cell office:value-type="string" calcext:value-type="string">
            <text:p>nan</text:p>
          </table:table-cell>
          <table:table-cell office:value-type="float" office:value="-0.0197164586" calcext:value-type="float">
            <text:p>-0.0197164586</text:p>
          </table:table-cell>
          <table:table-cell office:value-type="float" office:value="-0.5396790225" calcext:value-type="float">
            <text:p>-0.5396790225</text:p>
          </table:table-cell>
          <table:table-cell office:value-type="float" office:value="-0.0934941957" calcext:value-type="float">
            <text:p>-0.0934941957</text:p>
          </table:table-cell>
          <table:table-cell office:value-type="float" office:value="-0.0001402651" calcext:value-type="float">
            <text:p>-0.0001402651</text:p>
          </table:table-cell>
          <table:table-cell office:value-type="float" office:value="-0.0053794487" calcext:value-type="float">
            <text:p>-0.0053794487</text:p>
          </table:table-cell>
          <table:table-cell office:value-type="float" office:value="0.9866634333" calcext:value-type="float">
            <text:p>0.9866634333</text:p>
          </table:table-cell>
          <table:table-cell office:value-type="float" office:value="0.967864703" calcext:value-type="float">
            <text:p>0.967864703</text:p>
          </table:table-cell>
          <table:table-cell office:value-type="float" office:value="0.8647478607" calcext:value-type="float">
            <text:p>0.8647478607</text:p>
          </table:table-cell>
          <table:table-cell office:value-type="float" office:value="-0.0621708903" calcext:value-type="float">
            <text:p>-0.0621708903</text:p>
          </table:table-cell>
          <table:table-cell office:value-type="float" office:value="-0.1004139819" calcext:value-type="float">
            <text:p>-0.1004139819</text:p>
          </table:table-cell>
          <table:table-cell office:value-type="float" office:value="-0.0664517342" calcext:value-type="float">
            <text:p>-0.0664517342</text:p>
          </table:table-cell>
          <table:table-cell office:value-type="float" office:value="-0.1762162792" calcext:value-type="float">
            <text:p>-0.1762162792</text:p>
          </table:table-cell>
          <table:table-cell office:value-type="float" office:value="-0.2329571876" calcext:value-type="float">
            <text:p>-0.2329571876</text:p>
          </table:table-cell>
          <table:table-cell office:value-type="float" office:value="-0.1553972634" calcext:value-type="float">
            <text:p>-0.1553972634</text:p>
          </table:table-cell>
          <table:table-cell office:value-type="float" office:value="-0.0418753873" calcext:value-type="float">
            <text:p>-0.0418753873</text:p>
          </table:table-cell>
          <table:table-cell office:value-type="float" office:value="-0.002535602" calcext:value-type="float">
            <text:p>-0.002535602</text:p>
          </table:table-cell>
          <table:table-cell office:value-type="float" office:value="-0.0048821895" calcext:value-type="float">
            <text:p>-0.0048821895</text:p>
          </table:table-cell>
          <table:table-cell office:value-type="float" office:value="-0.0418753873" calcext:value-type="float">
            <text:p>-0.0418753873</text:p>
          </table:table-cell>
          <table:table-cell office:value-type="float" office:value="-0.002535602" calcext:value-type="float">
            <text:p>-0.002535602</text:p>
          </table:table-cell>
          <table:table-cell office:value-type="float" office:value="-0.0048821895" calcext:value-type="float">
            <text:p>-0.0048821895</text:p>
          </table:table-cell>
          <table:table-cell office:value-type="float" office:value="-0.0128753356" calcext:value-type="float">
            <text:p>-0.0128753356</text:p>
          </table:table-cell>
          <table:table-cell office:value-type="float" office:value="0.0476219286" calcext:value-type="float">
            <text:p>0.0476219286</text:p>
          </table:table-cell>
          <table:table-cell office:value-type="float" office:value="0.0254321369" calcext:value-type="float">
            <text:p>0.0254321369</text:p>
          </table:table-cell>
          <table:table-cell office:value-type="float" office:value="-0.0381943821" calcext:value-type="float">
            <text:p>-0.0381943821</text:p>
          </table:table-cell>
          <table:table-cell office:value-type="float" office:value="0.0097951065" calcext:value-type="float">
            <text:p>0.0097951065</text:p>
          </table:table-cell>
          <table:table-cell office:value-type="float" office:value="0.0037867016" calcext:value-type="float">
            <text:p>0.0037867016</text:p>
          </table:table-cell>
          <table:table-cell office:value-type="float" office:value="-0.0055622953" calcext:value-type="float">
            <text:p>-0.0055622953</text:p>
          </table:table-cell>
          <table:table-cell office:value-type="float" office:value="0.0496433061" calcext:value-type="float">
            <text:p>0.0496433061</text:p>
          </table:table-cell>
          <table:table-cell office:value-type="float" office:value="0.0289394643" calcext:value-type="float">
            <text:p>0.0289394643</text:p>
          </table:table-cell>
          <table:table-cell office:value-type="string" calcext:value-type="string">
            <text:p>nan</text:p>
          </table:table-cell>
          <table:table-cell office:value-type="float" office:value="-0.0662245841" calcext:value-type="float">
            <text:p>-0.0662245841</text:p>
          </table:table-cell>
          <table:table-cell office:value-type="float" office:value="-0.7508245984" calcext:value-type="float">
            <text:p>-0.7508245984</text:p>
          </table:table-cell>
        </table:table-row>
        <table:table-row table:style-name="ro1">
          <table:table-cell office:value-type="string" calcext:value-type="string">
            <text:p>Carcinus_aestuarii</text:p>
          </table:table-cell>
          <table:table-cell office:value-type="float" office:value="14426" calcext:value-type="float">
            <text:p>14426</text:p>
          </table:table-cell>
          <table:table-cell office:value-type="float" office:value="737.471301816" calcext:value-type="float">
            <text:p>737.471301816</text:p>
          </table:table-cell>
          <table:table-cell office:value-type="float" office:value="697.135625381" calcext:value-type="float">
            <text:p>697.135625381</text:p>
          </table:table-cell>
          <table:table-cell office:value-type="float" office:value="0.5035758878" calcext:value-type="float">
            <text:p>0.5035758878</text:p>
          </table:table-cell>
          <table:table-cell office:value-type="float" office:value="0.0573765861" calcext:value-type="float">
            <text:p>0.0573765861</text:p>
          </table:table-cell>
          <table:table-cell office:value-type="float" office:value="0.5535263657" calcext:value-type="float">
            <text:p>0.5535263657</text:p>
          </table:table-cell>
          <table:table-cell office:value-type="float" office:value="0.1149233243" calcext:value-type="float">
            <text:p>0.1149233243</text:p>
          </table:table-cell>
          <table:table-cell office:value-type="float" office:value="0.4189228687" calcext:value-type="float">
            <text:p>0.4189228687</text:p>
          </table:table-cell>
          <table:table-cell office:value-type="float" office:value="0.0794222079" calcext:value-type="float">
            <text:p>0.0794222079</text:p>
          </table:table-cell>
          <table:table-cell office:value-type="float" office:value="0.0037483061" calcext:value-type="float">
            <text:p>0.0037483061</text:p>
          </table:table-cell>
          <table:table-cell office:value-type="float" office:value="-0.0675738053" calcext:value-type="float">
            <text:p>-0.0675738053</text:p>
          </table:table-cell>
          <table:table-cell office:value-type="float" office:value="-0.0465945235" calcext:value-type="float">
            <text:p>-0.0465945235</text:p>
          </table:table-cell>
          <table:table-cell office:value-type="float" office:value="0.1142433217" calcext:value-type="float">
            <text:p>0.1142433217</text:p>
          </table:table-cell>
          <table:table-cell office:value-type="float" office:value="0.0687680887" calcext:value-type="float">
            <text:p>0.0687680887</text:p>
          </table:table-cell>
          <table:table-cell office:value-type="float" office:value="0.0469723742" calcext:value-type="float">
            <text:p>0.0469723742</text:p>
          </table:table-cell>
          <table:table-cell office:value-type="string" calcext:value-type="string">
            <text:p>nan</text:p>
          </table:table-cell>
          <table:table-cell office:value-type="float" office:value="0.2756163748" calcext:value-type="float">
            <text:p>0.2756163748</text:p>
          </table:table-cell>
          <table:table-cell office:value-type="float" office:value="0.1844590359" calcext:value-type="float">
            <text:p>0.1844590359</text:p>
          </table:table-cell>
          <table:table-cell office:value-type="string" calcext:value-type="string">
            <text:p>nan</text:p>
          </table:table-cell>
          <table:table-cell office:value-type="float" office:value="0.2756163748" calcext:value-type="float">
            <text:p>0.2756163748</text:p>
          </table:table-cell>
          <table:table-cell office:value-type="float" office:value="0.1844590359" calcext:value-type="float">
            <text:p>0.1844590359</text:p>
          </table:table-cell>
          <table:table-cell office:value-type="string" calcext:value-type="string">
            <text:p>nan</text:p>
          </table:table-cell>
          <table:table-cell office:value-type="float" office:value="0.3109077923" calcext:value-type="float">
            <text:p>0.3109077923</text:p>
          </table:table-cell>
          <table:table-cell office:value-type="float" office:value="0.20804725" calcext:value-type="float">
            <text:p>0.20804725</text:p>
          </table:table-cell>
          <table:table-cell office:value-type="string" calcext:value-type="string">
            <text:p>nan</text:p>
          </table:table-cell>
          <table:table-cell office:value-type="float" office:value="0.2789526987" calcext:value-type="float">
            <text:p>0.2789526987</text:p>
          </table:table-cell>
          <table:table-cell office:value-type="float" office:value="0.1867544455" calcext:value-type="float">
            <text:p>0.1867544455</text:p>
          </table:table-cell>
          <table:table-cell office:value-type="string" calcext:value-type="string">
            <text:p>nan</text:p>
          </table:table-cell>
          <table:table-cell office:value-type="float" office:value="0.2891343901" calcext:value-type="float">
            <text:p>0.2891343901</text:p>
          </table:table-cell>
          <table:table-cell office:value-type="float" office:value="0.1935381444" calcext:value-type="float">
            <text:p>0.1935381444</text:p>
          </table:table-cell>
          <table:table-cell office:value-type="string" calcext:value-type="string">
            <text:p>nan</text:p>
          </table:table-cell>
          <table:table-cell office:value-type="float" office:value="-0.3314798505" calcext:value-type="float">
            <text:p>-0.3314798505</text:p>
          </table:table-cell>
          <table:table-cell office:value-type="float" office:value="-0.9421292689" calcext:value-type="float">
            <text:p>-0.9421292689</text:p>
          </table:table-cell>
          <table:table-cell office:value-type="float" office:value="0.1964092194" calcext:value-type="float">
            <text:p>0.1964092194</text:p>
          </table:table-cell>
          <table:table-cell office:value-type="float" office:value="0.404307499" calcext:value-type="float">
            <text:p>0.404307499</text:p>
          </table:table-cell>
          <table:table-cell office:value-type="float" office:value="0.2721738062" calcext:value-type="float">
            <text:p>0.2721738062</text:p>
          </table:table-cell>
          <table:table-cell office:value-type="float" office:value="0.996942799" calcext:value-type="float">
            <text:p>0.996942799</text:p>
          </table:table-cell>
          <table:table-cell office:value-type="float" office:value="0.9612985763" calcext:value-type="float">
            <text:p>0.9612985763</text:p>
          </table:table-cell>
          <table:table-cell office:value-type="float" office:value="0.8721023699" calcext:value-type="float">
            <text:p>0.8721023699</text:p>
          </table:table-cell>
          <table:table-cell office:value-type="float" office:value="0.0402376204" calcext:value-type="float">
            <text:p>0.0402376204</text:p>
          </table:table-cell>
          <table:table-cell office:value-type="float" office:value="0.0557602463" calcext:value-type="float">
            <text:p>0.0557602463</text:p>
          </table:table-cell>
          <table:table-cell office:value-type="float" office:value="0.037973642" calcext:value-type="float">
            <text:p>0.037973642</text:p>
          </table:table-cell>
          <table:table-cell office:value-type="float" office:value="0.1293630292" calcext:value-type="float">
            <text:p>0.1293630292</text:p>
          </table:table-cell>
          <table:table-cell office:value-type="float" office:value="0.1089220565" calcext:value-type="float">
            <text:p>0.1089220565</text:p>
          </table:table-cell>
          <table:table-cell office:value-type="float" office:value="0.0748034805" calcext:value-type="float">
            <text:p>0.0748034805</text:p>
          </table:table-cell>
          <table:table-cell office:value-type="string" calcext:value-type="string">
            <text:p>nan</text:p>
          </table:table-cell>
          <table:table-cell office:value-type="float" office:value="0.330051002" calcext:value-type="float">
            <text:p>0.330051002</text:p>
          </table:table-cell>
          <table:table-cell office:value-type="float" office:value="0.1774809834" calcext:value-type="float">
            <text:p>0.1774809834</text:p>
          </table:table-cell>
          <table:table-cell office:value-type="string" calcext:value-type="string">
            <text:p>nan</text:p>
          </table:table-cell>
          <table:table-cell office:value-type="float" office:value="0.330051002" calcext:value-type="float">
            <text:p>0.330051002</text:p>
          </table:table-cell>
          <table:table-cell office:value-type="float" office:value="0.1774809834" calcext:value-type="float">
            <text:p>0.1774809834</text:p>
          </table:table-cell>
          <table:table-cell office:value-type="string" calcext:value-type="string">
            <text:p>nan</text:p>
          </table:table-cell>
          <table:table-cell office:value-type="float" office:value="0.3686209197" calcext:value-type="float">
            <text:p>0.3686209197</text:p>
          </table:table-cell>
          <table:table-cell office:value-type="float" office:value="0.2002167308" calcext:value-type="float">
            <text:p>0.2002167308</text:p>
          </table:table-cell>
          <table:table-cell office:value-type="string" calcext:value-type="string">
            <text:p>nan</text:p>
          </table:table-cell>
          <table:table-cell office:value-type="float" office:value="0.3385111873" calcext:value-type="float">
            <text:p>0.3385111873</text:p>
          </table:table-cell>
          <table:table-cell office:value-type="float" office:value="0.2317854936" calcext:value-type="float">
            <text:p>0.2317854936</text:p>
          </table:table-cell>
          <table:table-cell office:value-type="string" calcext:value-type="string">
            <text:p>nan</text:p>
          </table:table-cell>
          <table:table-cell office:value-type="float" office:value="0.3499121037" calcext:value-type="float">
            <text:p>0.3499121037</text:p>
          </table:table-cell>
          <table:table-cell office:value-type="float" office:value="0.2406739935" calcext:value-type="float">
            <text:p>0.2406739935</text:p>
          </table:table-cell>
          <table:table-cell office:value-type="string" calcext:value-type="string">
            <text:p>nan</text:p>
          </table:table-cell>
          <table:table-cell office:value-type="float" office:value="-0.3857713204" calcext:value-type="float">
            <text:p>-0.3857713204</text:p>
          </table:table-cell>
          <table:table-cell office:value-type="float" office:value="-0.6785596682" calcext:value-type="float">
            <text:p>-0.6785596682</text:p>
          </table:table-cell>
        </table:table-row>
        <table:table-row table:style-name="ro1">
          <table:table-cell office:value-type="string" calcext:value-type="string">
            <text:p>Chelonoidis_nigra</text:p>
          </table:table-cell>
          <table:table-cell office:value-type="float" office:value="9387" calcext:value-type="float">
            <text:p>9387</text:p>
          </table:table-cell>
          <table:table-cell office:value-type="float" office:value="700.163097901" calcext:value-type="float">
            <text:p>700.163097901</text:p>
          </table:table-cell>
          <table:table-cell office:value-type="float" office:value="579.857765269" calcext:value-type="float">
            <text:p>579.857765269</text:p>
          </table:table-cell>
          <table:table-cell office:value-type="float" office:value="0.4666077805" calcext:value-type="float">
            <text:p>0.4666077805</text:p>
          </table:table-cell>
          <table:table-cell office:value-type="float" office:value="0.0632189399" calcext:value-type="float">
            <text:p>0.0632189399</text:p>
          </table:table-cell>
          <table:table-cell office:value-type="float" office:value="0.4755941222" calcext:value-type="float">
            <text:p>0.4755941222</text:p>
          </table:table-cell>
          <table:table-cell office:value-type="float" office:value="0.1208436449" calcext:value-type="float">
            <text:p>0.1208436449</text:p>
          </table:table-cell>
          <table:table-cell office:value-type="float" office:value="0.4052104825" calcext:value-type="float">
            <text:p>0.4052104825</text:p>
          </table:table-cell>
          <table:table-cell office:value-type="float" office:value="0.0841286281" calcext:value-type="float">
            <text:p>0.0841286281</text:p>
          </table:table-cell>
          <table:table-cell office:value-type="float" office:value="-0.0070298687" calcext:value-type="float">
            <text:p>-0.0070298687</text:p>
          </table:table-cell>
          <table:table-cell office:value-type="float" office:value="-0.179095373" calcext:value-type="float">
            <text:p>-0.179095373</text:p>
          </table:table-cell>
          <table:table-cell office:value-type="float" office:value="-0.1268406565" calcext:value-type="float">
            <text:p>-0.1268406565</text:p>
          </table:table-cell>
          <table:table-cell office:value-type="float" office:value="0.082116996" calcext:value-type="float">
            <text:p>0.082116996</text:p>
          </table:table-cell>
          <table:table-cell office:value-type="float" office:value="-0.0026229043" calcext:value-type="float">
            <text:p>-0.0026229043</text:p>
          </table:table-cell>
          <table:table-cell office:value-type="float" office:value="-0.0015062529" calcext:value-type="float">
            <text:p>-0.0015062529</text:p>
          </table:table-cell>
          <table:table-cell office:value-type="float" office:value="0.0497917301" calcext:value-type="float">
            <text:p>0.0497917301</text:p>
          </table:table-cell>
          <table:table-cell office:value-type="float" office:value="0.0985747848" calcext:value-type="float">
            <text:p>0.0985747848</text:p>
          </table:table-cell>
          <table:table-cell office:value-type="float" office:value="0.0652290485" calcext:value-type="float">
            <text:p>0.0652290485</text:p>
          </table:table-cell>
          <table:table-cell office:value-type="float" office:value="0.0497917301" calcext:value-type="float">
            <text:p>0.0497917301</text:p>
          </table:table-cell>
          <table:table-cell office:value-type="float" office:value="0.0985747848" calcext:value-type="float">
            <text:p>0.0985747848</text:p>
          </table:table-cell>
          <table:table-cell office:value-type="float" office:value="0.0652290485" calcext:value-type="float">
            <text:p>0.0652290485</text:p>
          </table:table-cell>
          <table:table-cell office:value-type="float" office:value="0.050021584" calcext:value-type="float">
            <text:p>0.050021584</text:p>
          </table:table-cell>
          <table:table-cell office:value-type="float" office:value="0.1084203772" calcext:value-type="float">
            <text:p>0.1084203772</text:p>
          </table:table-cell>
          <table:table-cell office:value-type="float" office:value="0.0712277075" calcext:value-type="float">
            <text:p>0.0712277075</text:p>
          </table:table-cell>
          <table:table-cell office:value-type="float" office:value="0.0517081167" calcext:value-type="float">
            <text:p>0.0517081167</text:p>
          </table:table-cell>
          <table:table-cell office:value-type="float" office:value="0.0852916367" calcext:value-type="float">
            <text:p>0.0852916367</text:p>
          </table:table-cell>
          <table:table-cell office:value-type="float" office:value="0.0562747908" calcext:value-type="float">
            <text:p>0.0562747908</text:p>
          </table:table-cell>
          <table:table-cell office:value-type="float" office:value="0.05159018" calcext:value-type="float">
            <text:p>0.05159018</text:p>
          </table:table-cell>
          <table:table-cell office:value-type="float" office:value="0.0891765544" calcext:value-type="float">
            <text:p>0.0891765544</text:p>
          </table:table-cell>
          <table:table-cell office:value-type="float" office:value="0.0583401128" calcext:value-type="float">
            <text:p>0.0583401128</text:p>
          </table:table-cell>
          <table:table-cell office:value-type="string" calcext:value-type="string">
            <text:p>nan</text:p>
          </table:table-cell>
          <table:table-cell office:value-type="float" office:value="-0.1099013252" calcext:value-type="float">
            <text:p>-0.1099013252</text:p>
          </table:table-cell>
          <table:table-cell office:value-type="float" office:value="-0.8824589873" calcext:value-type="float">
            <text:p>-0.8824589873</text:p>
          </table:table-cell>
          <table:table-cell office:value-type="float" office:value="0.0242047413" calcext:value-type="float">
            <text:p>0.0242047413</text:p>
          </table:table-cell>
          <table:table-cell office:value-type="float" office:value="0.1276127862" calcext:value-type="float">
            <text:p>0.1276127862</text:p>
          </table:table-cell>
          <table:table-cell office:value-type="float" office:value="0.083938688" calcext:value-type="float">
            <text:p>0.083938688</text:p>
          </table:table-cell>
          <table:table-cell office:value-type="float" office:value="0.9961627193" calcext:value-type="float">
            <text:p>0.9961627193</text:p>
          </table:table-cell>
          <table:table-cell office:value-type="float" office:value="0.9374937867" calcext:value-type="float">
            <text:p>0.9374937867</text:p>
          </table:table-cell>
          <table:table-cell office:value-type="float" office:value="0.8164112035" calcext:value-type="float">
            <text:p>0.8164112035</text:p>
          </table:table-cell>
          <table:table-cell office:value-type="float" office:value="0.0580927406" calcext:value-type="float">
            <text:p>0.0580927406</text:p>
          </table:table-cell>
          <table:table-cell office:value-type="float" office:value="0.0707515303" calcext:value-type="float">
            <text:p>0.0707515303</text:p>
          </table:table-cell>
          <table:table-cell office:value-type="float" office:value="0.0478351447" calcext:value-type="float">
            <text:p>0.0478351447</text:p>
          </table:table-cell>
          <table:table-cell office:value-type="float" office:value="0.1067492825" calcext:value-type="float">
            <text:p>0.1067492825</text:p>
          </table:table-cell>
          <table:table-cell office:value-type="float" office:value="0.0797145811" calcext:value-type="float">
            <text:p>0.0797145811</text:p>
          </table:table-cell>
          <table:table-cell office:value-type="float" office:value="0.0539961706" calcext:value-type="float">
            <text:p>0.0539961706</text:p>
          </table:table-cell>
          <table:table-cell office:value-type="float" office:value="0.0601375621" calcext:value-type="float">
            <text:p>0.0601375621</text:p>
          </table:table-cell>
          <table:table-cell office:value-type="float" office:value="0.1391884831" calcext:value-type="float">
            <text:p>0.1391884831</text:p>
          </table:table-cell>
          <table:table-cell office:value-type="float" office:value="0.0934775551" calcext:value-type="float">
            <text:p>0.0934775551</text:p>
          </table:table-cell>
          <table:table-cell office:value-type="float" office:value="0.0601375621" calcext:value-type="float">
            <text:p>0.0601375621</text:p>
          </table:table-cell>
          <table:table-cell office:value-type="float" office:value="0.1391884831" calcext:value-type="float">
            <text:p>0.1391884831</text:p>
          </table:table-cell>
          <table:table-cell office:value-type="float" office:value="0.0934775551" calcext:value-type="float">
            <text:p>0.0934775551</text:p>
          </table:table-cell>
          <table:table-cell office:value-type="float" office:value="0.0574402176" calcext:value-type="float">
            <text:p>0.0574402176</text:p>
          </table:table-cell>
          <table:table-cell office:value-type="float" office:value="0.1361083053" calcext:value-type="float">
            <text:p>0.1361083053</text:p>
          </table:table-cell>
          <table:table-cell office:value-type="float" office:value="0.0906398034" calcext:value-type="float">
            <text:p>0.0906398034</text:p>
          </table:table-cell>
          <table:table-cell office:value-type="float" office:value="0.069993722" calcext:value-type="float">
            <text:p>0.069993722</text:p>
          </table:table-cell>
          <table:table-cell office:value-type="float" office:value="0.1462213126" calcext:value-type="float">
            <text:p>0.1462213126</text:p>
          </table:table-cell>
          <table:table-cell office:value-type="float" office:value="0.0985218433" calcext:value-type="float">
            <text:p>0.0985218433</text:p>
          </table:table-cell>
          <table:table-cell office:value-type="float" office:value="0.0685402475" calcext:value-type="float">
            <text:p>0.0685402475</text:p>
          </table:table-cell>
          <table:table-cell office:value-type="float" office:value="0.1429147344" calcext:value-type="float">
            <text:p>0.1429147344</text:p>
          </table:table-cell>
          <table:table-cell office:value-type="float" office:value="0.0955683298" calcext:value-type="float">
            <text:p>0.0955683298</text:p>
          </table:table-cell>
          <table:table-cell office:value-type="string" calcext:value-type="string">
            <text:p>nan</text:p>
          </table:table-cell>
          <table:table-cell office:value-type="float" office:value="-0.1483446869" calcext:value-type="float">
            <text:p>-0.1483446869</text:p>
          </table:table-cell>
          <table:table-cell office:value-type="float" office:value="-0.7511706481" calcext:value-type="float">
            <text:p>-0.7511706481</text:p>
          </table:table-cell>
        </table:table-row>
        <table:table-row table:style-name="ro1">
          <table:table-cell office:value-type="string" calcext:value-type="string">
            <text:p>Chlorocebus_aethiops</text:p>
          </table:table-cell>
          <table:table-cell office:value-type="float" office:value="11180" calcext:value-type="float">
            <text:p>11180</text:p>
          </table:table-cell>
          <table:table-cell office:value-type="float" office:value="463.625223614" calcext:value-type="float">
            <text:p>463.625223614</text:p>
          </table:table-cell>
          <table:table-cell office:value-type="float" office:value="367.820645617" calcext:value-type="float">
            <text:p>367.820645617</text:p>
          </table:table-cell>
          <table:table-cell office:value-type="float" office:value="0.4856166881" calcext:value-type="float">
            <text:p>0.4856166881</text:p>
          </table:table-cell>
          <table:table-cell office:value-type="float" office:value="0.0687171883" calcext:value-type="float">
            <text:p>0.0687171883</text:p>
          </table:table-cell>
          <table:table-cell office:value-type="float" office:value="0.5162339679" calcext:value-type="float">
            <text:p>0.5162339679</text:p>
          </table:table-cell>
          <table:table-cell office:value-type="float" office:value="0.1455665079" calcext:value-type="float">
            <text:p>0.1455665079</text:p>
          </table:table-cell>
          <table:table-cell office:value-type="float" office:value="0.4463699802" calcext:value-type="float">
            <text:p>0.4463699802</text:p>
          </table:table-cell>
          <table:table-cell office:value-type="float" office:value="0.0951442407" calcext:value-type="float">
            <text:p>0.0951442407</text:p>
          </table:table-cell>
          <table:table-cell office:value-type="float" office:value="-0.0021557378" calcext:value-type="float">
            <text:p>-0.0021557378</text:p>
          </table:table-cell>
          <table:table-cell office:value-type="float" office:value="-0.0696343409" calcext:value-type="float">
            <text:p>-0.0696343409</text:p>
          </table:table-cell>
          <table:table-cell office:value-type="float" office:value="-0.0508787486" calcext:value-type="float">
            <text:p>-0.0508787486</text:p>
          </table:table-cell>
          <table:table-cell office:value-type="float" office:value="0.1154947422" calcext:value-type="float">
            <text:p>0.1154947422</text:p>
          </table:table-cell>
          <table:table-cell office:value-type="float" office:value="0.1684222182" calcext:value-type="float">
            <text:p>0.1684222182</text:p>
          </table:table-cell>
          <table:table-cell office:value-type="float" office:value="0.1124340956" calcext:value-type="float">
            <text:p>0.1124340956</text:p>
          </table:table-cell>
          <table:table-cell office:value-type="float" office:value="0.2300927925" calcext:value-type="float">
            <text:p>0.2300927925</text:p>
          </table:table-cell>
          <table:table-cell office:value-type="float" office:value="0.3010893032" calcext:value-type="float">
            <text:p>0.3010893032</text:p>
          </table:table-cell>
          <table:table-cell office:value-type="float" office:value="0.2027016333" calcext:value-type="float">
            <text:p>0.2027016333</text:p>
          </table:table-cell>
          <table:table-cell office:value-type="float" office:value="0.2300927925" calcext:value-type="float">
            <text:p>0.2300927925</text:p>
          </table:table-cell>
          <table:table-cell office:value-type="float" office:value="0.3010893032" calcext:value-type="float">
            <text:p>0.3010893032</text:p>
          </table:table-cell>
          <table:table-cell office:value-type="float" office:value="0.2027016333" calcext:value-type="float">
            <text:p>0.2027016333</text:p>
          </table:table-cell>
          <table:table-cell office:value-type="float" office:value="0.2995991902" calcext:value-type="float">
            <text:p>0.2995991902</text:p>
          </table:table-cell>
          <table:table-cell office:value-type="float" office:value="0.3969527739" calcext:value-type="float">
            <text:p>0.3969527739</text:p>
          </table:table-cell>
          <table:table-cell office:value-type="float" office:value="0.2682791539" calcext:value-type="float">
            <text:p>0.2682791539</text:p>
          </table:table-cell>
          <table:table-cell office:value-type="float" office:value="0.2413982759" calcext:value-type="float">
            <text:p>0.2413982759</text:p>
          </table:table-cell>
          <table:table-cell office:value-type="float" office:value="0.3153153201" calcext:value-type="float">
            <text:p>0.3153153201</text:p>
          </table:table-cell>
          <table:table-cell office:value-type="float" office:value="0.210113438" calcext:value-type="float">
            <text:p>0.210113438</text:p>
          </table:table-cell>
          <table:table-cell office:value-type="float" office:value="0.2789072187" calcext:value-type="float">
            <text:p>0.2789072187</text:p>
          </table:table-cell>
          <table:table-cell office:value-type="float" office:value="0.3599723681" calcext:value-type="float">
            <text:p>0.3599723681</text:p>
          </table:table-cell>
          <table:table-cell office:value-type="float" office:value="0.2401153232" calcext:value-type="float">
            <text:p>0.2401153232</text:p>
          </table:table-cell>
          <table:table-cell office:value-type="string" calcext:value-type="string">
            <text:p>nan</text:p>
          </table:table-cell>
          <table:table-cell office:value-type="float" office:value="-0.3936048958" calcext:value-type="float">
            <text:p>-0.3936048958</text:p>
          </table:table-cell>
          <table:table-cell office:value-type="float" office:value="-0.9462457753" calcext:value-type="float">
            <text:p>-0.9462457753</text:p>
          </table:table-cell>
          <table:table-cell office:value-type="float" office:value="0.3731464118" calcext:value-type="float">
            <text:p>0.3731464118</text:p>
          </table:table-cell>
          <table:table-cell office:value-type="float" office:value="0.500218886" calcext:value-type="float">
            <text:p>0.500218886</text:p>
          </table:table-cell>
          <table:table-cell office:value-type="float" office:value="0.344611698" calcext:value-type="float">
            <text:p>0.344611698</text:p>
          </table:table-cell>
          <table:table-cell office:value-type="float" office:value="0.9960345795" calcext:value-type="float">
            <text:p>0.9960345795</text:p>
          </table:table-cell>
          <table:table-cell office:value-type="float" office:value="0.9474157388" calcext:value-type="float">
            <text:p>0.9474157388</text:p>
          </table:table-cell>
          <table:table-cell office:value-type="float" office:value="0.8356459424" calcext:value-type="float">
            <text:p>0.8356459424</text:p>
          </table:table-cell>
          <table:table-cell office:value-type="float" office:value="0.059759373" calcext:value-type="float">
            <text:p>0.059759373</text:p>
          </table:table-cell>
          <table:table-cell office:value-type="float" office:value="0.1614057767" calcext:value-type="float">
            <text:p>0.1614057767</text:p>
          </table:table-cell>
          <table:table-cell office:value-type="float" office:value="0.1088546258" calcext:value-type="float">
            <text:p>0.1088546258</text:p>
          </table:table-cell>
          <table:table-cell office:value-type="float" office:value="0.1368737722" calcext:value-type="float">
            <text:p>0.1368737722</text:p>
          </table:table-cell>
          <table:table-cell office:value-type="float" office:value="0.234718739" calcext:value-type="float">
            <text:p>0.234718739</text:p>
          </table:table-cell>
          <table:table-cell office:value-type="float" office:value="0.1595966921" calcext:value-type="float">
            <text:p>0.1595966921</text:p>
          </table:table-cell>
          <table:table-cell office:value-type="float" office:value="0.2309199878" calcext:value-type="float">
            <text:p>0.2309199878</text:p>
          </table:table-cell>
          <table:table-cell office:value-type="float" office:value="0.309967321" calcext:value-type="float">
            <text:p>0.309967321</text:p>
          </table:table-cell>
          <table:table-cell office:value-type="float" office:value="0.2126153957" calcext:value-type="float">
            <text:p>0.2126153957</text:p>
          </table:table-cell>
          <table:table-cell office:value-type="float" office:value="0.2309199878" calcext:value-type="float">
            <text:p>0.2309199878</text:p>
          </table:table-cell>
          <table:table-cell office:value-type="float" office:value="0.309967321" calcext:value-type="float">
            <text:p>0.309967321</text:p>
          </table:table-cell>
          <table:table-cell office:value-type="float" office:value="0.2126153957" calcext:value-type="float">
            <text:p>0.2126153957</text:p>
          </table:table-cell>
          <table:table-cell office:value-type="float" office:value="0.3030581329" calcext:value-type="float">
            <text:p>0.3030581329</text:p>
          </table:table-cell>
          <table:table-cell office:value-type="float" office:value="0.4077326162" calcext:value-type="float">
            <text:p>0.4077326162</text:p>
          </table:table-cell>
          <table:table-cell office:value-type="float" office:value="0.2804538529" calcext:value-type="float">
            <text:p>0.2804538529</text:p>
          </table:table-cell>
          <table:table-cell office:value-type="float" office:value="0.2537008977" calcext:value-type="float">
            <text:p>0.2537008977</text:p>
          </table:table-cell>
          <table:table-cell office:value-type="float" office:value="0.3609020914" calcext:value-type="float">
            <text:p>0.3609020914</text:p>
          </table:table-cell>
          <table:table-cell office:value-type="float" office:value="0.2478315857" calcext:value-type="float">
            <text:p>0.2478315857</text:p>
          </table:table-cell>
          <table:table-cell office:value-type="float" office:value="0.2924295687" calcext:value-type="float">
            <text:p>0.2924295687</text:p>
          </table:table-cell>
          <table:table-cell office:value-type="float" office:value="0.4029086741" calcext:value-type="float">
            <text:p>0.4029086741</text:p>
          </table:table-cell>
          <table:table-cell office:value-type="float" office:value="0.2765513927" calcext:value-type="float">
            <text:p>0.2765513927</text:p>
          </table:table-cell>
          <table:table-cell office:value-type="string" calcext:value-type="string">
            <text:p>nan</text:p>
          </table:table-cell>
          <table:table-cell office:value-type="float" office:value="-0.4086034408" calcext:value-type="float">
            <text:p>-0.4086034408</text:p>
          </table:table-cell>
          <table:table-cell office:value-type="float" office:value="-0.9143143388" calcext:value-type="float">
            <text:p>-0.9143143388</text:p>
          </table:table-cell>
        </table:table-row>
        <table:table-row table:style-name="ro1">
          <table:table-cell office:value-type="string" calcext:value-type="string">
            <text:p>Ciona_intestinalis_A</text:p>
          </table:table-cell>
          <table:table-cell office:value-type="float" office:value="8094" calcext:value-type="float">
            <text:p>8094</text:p>
          </table:table-cell>
          <table:table-cell office:value-type="float" office:value="758.862861379" calcext:value-type="float">
            <text:p>758.862861379</text:p>
          </table:table-cell>
          <table:table-cell office:value-type="float" office:value="475.768784413" calcext:value-type="float">
            <text:p>475.768784413</text:p>
          </table:table-cell>
          <table:table-cell office:value-type="float" office:value="0.4052102504" calcext:value-type="float">
            <text:p>0.4052102504</text:p>
          </table:table-cell>
          <table:table-cell office:value-type="float" office:value="0.0433996833" calcext:value-type="float">
            <text:p>0.0433996833</text:p>
          </table:table-cell>
          <table:table-cell office:value-type="float" office:value="0.3755414168" calcext:value-type="float">
            <text:p>0.3755414168</text:p>
          </table:table-cell>
          <table:table-cell office:value-type="float" office:value="0.0712035073" calcext:value-type="float">
            <text:p>0.0712035073</text:p>
          </table:table-cell>
          <table:table-cell office:value-type="float" office:value="0.2991989214" calcext:value-type="float">
            <text:p>0.2991989214</text:p>
          </table:table-cell>
          <table:table-cell office:value-type="float" office:value="0.0647164193" calcext:value-type="float">
            <text:p>0.0647164193</text:p>
          </table:table-cell>
          <table:table-cell office:value-type="float" office:value="0.0133172228" calcext:value-type="float">
            <text:p>0.0133172228</text:p>
          </table:table-cell>
          <table:table-cell office:value-type="float" office:value="-0.103457871" calcext:value-type="float">
            <text:p>-0.103457871</text:p>
          </table:table-cell>
          <table:table-cell office:value-type="float" office:value="-0.0716253817" calcext:value-type="float">
            <text:p>-0.0716253817</text:p>
          </table:table-cell>
          <table:table-cell office:value-type="float" office:value="0.040047645" calcext:value-type="float">
            <text:p>0.040047645</text:p>
          </table:table-cell>
          <table:table-cell office:value-type="float" office:value="-0.0230981953" calcext:value-type="float">
            <text:p>-0.0230981953</text:p>
          </table:table-cell>
          <table:table-cell office:value-type="float" office:value="-0.0156490388" calcext:value-type="float">
            <text:p>-0.0156490388</text:p>
          </table:table-cell>
          <table:table-cell office:value-type="float" office:value="-0.1257769895" calcext:value-type="float">
            <text:p>-0.1257769895</text:p>
          </table:table-cell>
          <table:table-cell office:value-type="float" office:value="-0.0723250201" calcext:value-type="float">
            <text:p>-0.0723250201</text:p>
          </table:table-cell>
          <table:table-cell office:value-type="float" office:value="-0.0484939662" calcext:value-type="float">
            <text:p>-0.0484939662</text:p>
          </table:table-cell>
          <table:table-cell office:value-type="float" office:value="-0.1257769895" calcext:value-type="float">
            <text:p>-0.1257769895</text:p>
          </table:table-cell>
          <table:table-cell office:value-type="float" office:value="-0.0723250201" calcext:value-type="float">
            <text:p>-0.0723250201</text:p>
          </table:table-cell>
          <table:table-cell office:value-type="float" office:value="-0.0484939662" calcext:value-type="float">
            <text:p>-0.0484939662</text:p>
          </table:table-cell>
          <table:table-cell office:value-type="float" office:value="-0.1616953961" calcext:value-type="float">
            <text:p>-0.1616953961</text:p>
          </table:table-cell>
          <table:table-cell office:value-type="float" office:value="-0.0646833749" calcext:value-type="float">
            <text:p>-0.0646833749</text:p>
          </table:table-cell>
          <table:table-cell office:value-type="float" office:value="-0.0439523901" calcext:value-type="float">
            <text:p>-0.0439523901</text:p>
          </table:table-cell>
          <table:table-cell office:value-type="float" office:value="-0.1305382305" calcext:value-type="float">
            <text:p>-0.1305382305</text:p>
          </table:table-cell>
          <table:table-cell office:value-type="float" office:value="-0.0704515264" calcext:value-type="float">
            <text:p>-0.0704515264</text:p>
          </table:table-cell>
          <table:table-cell office:value-type="float" office:value="-0.0473019082" calcext:value-type="float">
            <text:p>-0.0473019082</text:p>
          </table:table-cell>
          <table:table-cell office:value-type="float" office:value="-0.128557297" calcext:value-type="float">
            <text:p>-0.128557297</text:p>
          </table:table-cell>
          <table:table-cell office:value-type="float" office:value="-0.0572265799" calcext:value-type="float">
            <text:p>-0.0572265799</text:p>
          </table:table-cell>
          <table:table-cell office:value-type="float" office:value="-0.0384699156" calcext:value-type="float">
            <text:p>-0.0384699156</text:p>
          </table:table-cell>
          <table:table-cell office:value-type="string" calcext:value-type="string">
            <text:p>nan</text:p>
          </table:table-cell>
          <table:table-cell office:value-type="float" office:value="0.0493924105" calcext:value-type="float">
            <text:p>0.0493924105</text:p>
          </table:table-cell>
          <table:table-cell office:value-type="float" office:value="-0.5234796171" calcext:value-type="float">
            <text:p>-0.5234796171</text:p>
          </table:table-cell>
          <table:table-cell office:value-type="float" office:value="-0.1176814007" calcext:value-type="float">
            <text:p>-0.1176814007</text:p>
          </table:table-cell>
          <table:table-cell office:value-type="float" office:value="-0.0262178099" calcext:value-type="float">
            <text:p>-0.0262178099</text:p>
          </table:table-cell>
          <table:table-cell office:value-type="float" office:value="-0.0183338291" calcext:value-type="float">
            <text:p>-0.0183338291</text:p>
          </table:table-cell>
          <table:table-cell office:value-type="float" office:value="0.9974113327" calcext:value-type="float">
            <text:p>0.9974113327</text:p>
          </table:table-cell>
          <table:table-cell office:value-type="float" office:value="0.968111334" calcext:value-type="float">
            <text:p>0.968111334</text:p>
          </table:table-cell>
          <table:table-cell office:value-type="float" office:value="0.8803610151" calcext:value-type="float">
            <text:p>0.8803610151</text:p>
          </table:table-cell>
          <table:table-cell office:value-type="float" office:value="0.0751614349" calcext:value-type="float">
            <text:p>0.0751614349</text:p>
          </table:table-cell>
          <table:table-cell office:value-type="float" office:value="0.0580274397" calcext:value-type="float">
            <text:p>0.0580274397</text:p>
          </table:table-cell>
          <table:table-cell office:value-type="float" office:value="0.0388261115" calcext:value-type="float">
            <text:p>0.0388261115</text:p>
          </table:table-cell>
          <table:table-cell office:value-type="float" office:value="0.0523748108" calcext:value-type="float">
            <text:p>0.0523748108</text:p>
          </table:table-cell>
          <table:table-cell office:value-type="float" office:value="0.0109656823" calcext:value-type="float">
            <text:p>0.0109656823</text:p>
          </table:table-cell>
          <table:table-cell office:value-type="float" office:value="0.0072496293" calcext:value-type="float">
            <text:p>0.0072496293</text:p>
          </table:table-cell>
          <table:table-cell office:value-type="float" office:value="-0.1127937034" calcext:value-type="float">
            <text:p>-0.1127937034</text:p>
          </table:table-cell>
          <table:table-cell office:value-type="float" office:value="-0.0355164574" calcext:value-type="float">
            <text:p>-0.0355164574</text:p>
          </table:table-cell>
          <table:table-cell office:value-type="float" office:value="-0.0244341219" calcext:value-type="float">
            <text:p>-0.0244341219</text:p>
          </table:table-cell>
          <table:table-cell office:value-type="float" office:value="-0.1127937034" calcext:value-type="float">
            <text:p>-0.1127937034</text:p>
          </table:table-cell>
          <table:table-cell office:value-type="float" office:value="-0.0355164574" calcext:value-type="float">
            <text:p>-0.0355164574</text:p>
          </table:table-cell>
          <table:table-cell office:value-type="float" office:value="-0.0244341219" calcext:value-type="float">
            <text:p>-0.0244341219</text:p>
          </table:table-cell>
          <table:table-cell office:value-type="float" office:value="-0.156746405" calcext:value-type="float">
            <text:p>-0.156746405</text:p>
          </table:table-cell>
          <table:table-cell office:value-type="float" office:value="-0.0505440928" calcext:value-type="float">
            <text:p>-0.0505440928</text:p>
          </table:table-cell>
          <table:table-cell office:value-type="float" office:value="-0.0348442543" calcext:value-type="float">
            <text:p>-0.0348442543</text:p>
          </table:table-cell>
          <table:table-cell office:value-type="float" office:value="-0.1175099258" calcext:value-type="float">
            <text:p>-0.1175099258</text:p>
          </table:table-cell>
          <table:table-cell office:value-type="float" office:value="-0.0382229766" calcext:value-type="float">
            <text:p>-0.0382229766</text:p>
          </table:table-cell>
          <table:table-cell office:value-type="float" office:value="-0.0262549363" calcext:value-type="float">
            <text:p>-0.0262549363</text:p>
          </table:table-cell>
          <table:table-cell office:value-type="float" office:value="-0.1137580744" calcext:value-type="float">
            <text:p>-0.1137580744</text:p>
          </table:table-cell>
          <table:table-cell office:value-type="float" office:value="-0.0208034214" calcext:value-type="float">
            <text:p>-0.0208034214</text:p>
          </table:table-cell>
          <table:table-cell office:value-type="float" office:value="-0.0146442627" calcext:value-type="float">
            <text:p>-0.0146442627</text:p>
          </table:table-cell>
          <table:table-cell office:value-type="string" calcext:value-type="string">
            <text:p>nan</text:p>
          </table:table-cell>
          <table:table-cell office:value-type="float" office:value="0.02449566" calcext:value-type="float">
            <text:p>0.02449566</text:p>
          </table:table-cell>
          <table:table-cell office:value-type="float" office:value="-0.790854122" calcext:value-type="float">
            <text:p>-0.790854122</text:p>
          </table:table-cell>
        </table:table-row>
        <table:table-row table:style-name="ro1">
          <table:table-cell office:value-type="string" calcext:value-type="string">
            <text:p>Ciona_intestinalis_B</text:p>
          </table:table-cell>
          <table:table-cell office:value-type="float" office:value="5753" calcext:value-type="float">
            <text:p>5753</text:p>
          </table:table-cell>
          <table:table-cell office:value-type="float" office:value="777.322614288" calcext:value-type="float">
            <text:p>777.322614288</text:p>
          </table:table-cell>
          <table:table-cell office:value-type="float" office:value="479.469380002" calcext:value-type="float">
            <text:p>479.469380002</text:p>
          </table:table-cell>
          <table:table-cell office:value-type="float" office:value="0.4043584052" calcext:value-type="float">
            <text:p>0.4043584052</text:p>
          </table:table-cell>
          <table:table-cell office:value-type="float" office:value="0.0379209719" calcext:value-type="float">
            <text:p>0.0379209719</text:p>
          </table:table-cell>
          <table:table-cell office:value-type="float" office:value="0.3650507717" calcext:value-type="float">
            <text:p>0.3650507717</text:p>
          </table:table-cell>
          <table:table-cell office:value-type="float" office:value="0.0689044025" calcext:value-type="float">
            <text:p>0.0689044025</text:p>
          </table:table-cell>
          <table:table-cell office:value-type="float" office:value="0.3087572303" calcext:value-type="float">
            <text:p>0.3087572303</text:p>
          </table:table-cell>
          <table:table-cell office:value-type="float" office:value="0.0524741544" calcext:value-type="float">
            <text:p>0.0524741544</text:p>
          </table:table-cell>
          <table:table-cell office:value-type="float" office:value="0.0120280514" calcext:value-type="float">
            <text:p>0.0120280514</text:p>
          </table:table-cell>
          <table:table-cell office:value-type="float" office:value="-0.0135734261" calcext:value-type="float">
            <text:p>-0.0135734261</text:p>
          </table:table-cell>
          <table:table-cell office:value-type="float" office:value="-0.0101169392" calcext:value-type="float">
            <text:p>-0.0101169392</text:p>
          </table:table-cell>
          <table:table-cell office:value-type="float" office:value="0.0578273677" calcext:value-type="float">
            <text:p>0.0578273677</text:p>
          </table:table-cell>
          <table:table-cell office:value-type="float" office:value="-0.0098039496" calcext:value-type="float">
            <text:p>-0.0098039496</text:p>
          </table:table-cell>
          <table:table-cell office:value-type="float" office:value="-0.0068946687" calcext:value-type="float">
            <text:p>-0.0068946687</text:p>
          </table:table-cell>
          <table:table-cell office:value-type="float" office:value="-0.0621097528" calcext:value-type="float">
            <text:p>-0.0621097528</text:p>
          </table:table-cell>
          <table:table-cell office:value-type="float" office:value="-0.022219243" calcext:value-type="float">
            <text:p>-0.022219243</text:p>
          </table:table-cell>
          <table:table-cell office:value-type="float" office:value="-0.0163590638" calcext:value-type="float">
            <text:p>-0.0163590638</text:p>
          </table:table-cell>
          <table:table-cell office:value-type="float" office:value="-0.0621097528" calcext:value-type="float">
            <text:p>-0.0621097528</text:p>
          </table:table-cell>
          <table:table-cell office:value-type="float" office:value="-0.022219243" calcext:value-type="float">
            <text:p>-0.022219243</text:p>
          </table:table-cell>
          <table:table-cell office:value-type="float" office:value="-0.0163590638" calcext:value-type="float">
            <text:p>-0.0163590638</text:p>
          </table:table-cell>
          <table:table-cell office:value-type="float" office:value="-0.088858123" calcext:value-type="float">
            <text:p>-0.088858123</text:p>
          </table:table-cell>
          <table:table-cell office:value-type="float" office:value="-0.0136701281" calcext:value-type="float">
            <text:p>-0.0136701281</text:p>
          </table:table-cell>
          <table:table-cell office:value-type="float" office:value="-0.0105015404" calcext:value-type="float">
            <text:p>-0.0105015404</text:p>
          </table:table-cell>
          <table:table-cell office:value-type="float" office:value="-0.0650671575" calcext:value-type="float">
            <text:p>-0.0650671575</text:p>
          </table:table-cell>
          <table:table-cell office:value-type="float" office:value="-0.0280606733" calcext:value-type="float">
            <text:p>-0.0280606733</text:p>
          </table:table-cell>
          <table:table-cell office:value-type="float" office:value="-0.0198185169" calcext:value-type="float">
            <text:p>-0.0198185169</text:p>
          </table:table-cell>
          <table:table-cell office:value-type="float" office:value="-0.0666688516" calcext:value-type="float">
            <text:p>-0.0666688516</text:p>
          </table:table-cell>
          <table:table-cell office:value-type="float" office:value="-0.0058616385" calcext:value-type="float">
            <text:p>-0.0058616385</text:p>
          </table:table-cell>
          <table:table-cell office:value-type="float" office:value="-0.0050667884" calcext:value-type="float">
            <text:p>-0.0050667884</text:p>
          </table:table-cell>
          <table:table-cell office:value-type="string" calcext:value-type="string">
            <text:p>nan</text:p>
          </table:table-cell>
          <table:table-cell office:value-type="float" office:value="0.0030643384" calcext:value-type="float">
            <text:p>0.0030643384</text:p>
          </table:table-cell>
          <table:table-cell office:value-type="float" office:value="-0.7976615298" calcext:value-type="float">
            <text:p>-0.7976615298</text:p>
          </table:table-cell>
          <table:table-cell office:value-type="float" office:value="-0.0867957436" calcext:value-type="float">
            <text:p>-0.0867957436</text:p>
          </table:table-cell>
          <table:table-cell office:value-type="float" office:value="0.0110969001" calcext:value-type="float">
            <text:p>0.0110969001</text:p>
          </table:table-cell>
          <table:table-cell office:value-type="float" office:value="0.0055310337" calcext:value-type="float">
            <text:p>0.0055310337</text:p>
          </table:table-cell>
          <table:table-cell office:value-type="float" office:value="0.9991296336" calcext:value-type="float">
            <text:p>0.9991296336</text:p>
          </table:table-cell>
          <table:table-cell office:value-type="float" office:value="0.9907995318" calcext:value-type="float">
            <text:p>0.9907995318</text:p>
          </table:table-cell>
          <table:table-cell office:value-type="float" office:value="0.9371580496" calcext:value-type="float">
            <text:p>0.9371580496</text:p>
          </table:table-cell>
          <table:table-cell office:value-type="float" office:value="0.0132880857" calcext:value-type="float">
            <text:p>0.0132880857</text:p>
          </table:table-cell>
          <table:table-cell office:value-type="float" office:value="-0.0276812323" calcext:value-type="float">
            <text:p>-0.0276812323</text:p>
          </table:table-cell>
          <table:table-cell office:value-type="float" office:value="-0.0189057232" calcext:value-type="float">
            <text:p>-0.0189057232</text:p>
          </table:table-cell>
          <table:table-cell office:value-type="float" office:value="0.0577381389" calcext:value-type="float">
            <text:p>0.0577381389</text:p>
          </table:table-cell>
          <table:table-cell office:value-type="float" office:value="-0.0119618193" calcext:value-type="float">
            <text:p>-0.0119618193</text:p>
          </table:table-cell>
          <table:table-cell office:value-type="float" office:value="-0.0083647131" calcext:value-type="float">
            <text:p>-0.0083647131</text:p>
          </table:table-cell>
          <table:table-cell office:value-type="float" office:value="-0.0630646419" calcext:value-type="float">
            <text:p>-0.0630646419</text:p>
          </table:table-cell>
          <table:table-cell office:value-type="float" office:value="-0.0297642647" calcext:value-type="float">
            <text:p>-0.0297642647</text:p>
          </table:table-cell>
          <table:table-cell office:value-type="float" office:value="-0.0212991006" calcext:value-type="float">
            <text:p>-0.0212991006</text:p>
          </table:table-cell>
          <table:table-cell office:value-type="float" office:value="-0.0630646419" calcext:value-type="float">
            <text:p>-0.0630646419</text:p>
          </table:table-cell>
          <table:table-cell office:value-type="float" office:value="-0.0297642647" calcext:value-type="float">
            <text:p>-0.0297642647</text:p>
          </table:table-cell>
          <table:table-cell office:value-type="float" office:value="-0.0212991006" calcext:value-type="float">
            <text:p>-0.0212991006</text:p>
          </table:table-cell>
          <table:table-cell office:value-type="float" office:value="-0.0892872907" calcext:value-type="float">
            <text:p>-0.0892872907</text:p>
          </table:table-cell>
          <table:table-cell office:value-type="float" office:value="-0.0181404673" calcext:value-type="float">
            <text:p>-0.0181404673</text:p>
          </table:table-cell>
          <table:table-cell office:value-type="float" office:value="-0.0135613115" calcext:value-type="float">
            <text:p>-0.0135613115</text:p>
          </table:table-cell>
          <table:table-cell office:value-type="float" office:value="-0.0650084233" calcext:value-type="float">
            <text:p>-0.0650084233</text:p>
          </table:table-cell>
          <table:table-cell office:value-type="float" office:value="-0.0320077981" calcext:value-type="float">
            <text:p>-0.0320077981</text:p>
          </table:table-cell>
          <table:table-cell office:value-type="float" office:value="-0.0224895683" calcext:value-type="float">
            <text:p>-0.0224895683</text:p>
          </table:table-cell>
          <table:table-cell office:value-type="float" office:value="-0.0668793866" calcext:value-type="float">
            <text:p>-0.0668793866</text:p>
          </table:table-cell>
          <table:table-cell office:value-type="float" office:value="-0.0097206713" calcext:value-type="float">
            <text:p>-0.0097206713</text:p>
          </table:table-cell>
          <table:table-cell office:value-type="float" office:value="-0.0075960883" calcext:value-type="float">
            <text:p>-0.0075960883</text:p>
          </table:table-cell>
          <table:table-cell office:value-type="string" calcext:value-type="string">
            <text:p>nan</text:p>
          </table:table-cell>
          <table:table-cell office:value-type="float" office:value="0.0052299812" calcext:value-type="float">
            <text:p>0.0052299812</text:p>
          </table:table-cell>
          <table:table-cell office:value-type="float" office:value="-0.5935304549" calcext:value-type="float">
            <text:p>-0.5935304549</text:p>
          </table:table-cell>
        </table:table-row>
        <table:table-row table:style-name="ro1">
          <table:table-cell office:value-type="string" calcext:value-type="string">
            <text:p>Crepidula_fornicata</text:p>
          </table:table-cell>
          <table:table-cell office:value-type="float" office:value="7008" calcext:value-type="float">
            <text:p>7008</text:p>
          </table:table-cell>
          <table:table-cell office:value-type="float" office:value="755.321061644" calcext:value-type="float">
            <text:p>755.321061644</text:p>
          </table:table-cell>
          <table:table-cell office:value-type="float" office:value="638.037487359" calcext:value-type="float">
            <text:p>638.037487359</text:p>
          </table:table-cell>
          <table:table-cell office:value-type="float" office:value="0.5272499957" calcext:value-type="float">
            <text:p>0.5272499957</text:p>
          </table:table-cell>
          <table:table-cell office:value-type="float" office:value="0.0481612559" calcext:value-type="float">
            <text:p>0.0481612559</text:p>
          </table:table-cell>
          <table:table-cell office:value-type="float" office:value="0.615044114" calcext:value-type="float">
            <text:p>0.615044114</text:p>
          </table:table-cell>
          <table:table-cell office:value-type="float" office:value="0.1049398685" calcext:value-type="float">
            <text:p>0.1049398685</text:p>
          </table:table-cell>
          <table:table-cell office:value-type="float" office:value="0.4104412683" calcext:value-type="float">
            <text:p>0.4104412683</text:p>
          </table:table-cell>
          <table:table-cell office:value-type="float" office:value="0.0752979128" calcext:value-type="float">
            <text:p>0.0752979128</text:p>
          </table:table-cell>
          <table:table-cell office:value-type="float" office:value="0.0087570816" calcext:value-type="float">
            <text:p>0.0087570816</text:p>
          </table:table-cell>
          <table:table-cell office:value-type="float" office:value="-0.0593052387" calcext:value-type="float">
            <text:p>-0.0593052387</text:p>
          </table:table-cell>
          <table:table-cell office:value-type="float" office:value="-0.040693354" calcext:value-type="float">
            <text:p>-0.040693354</text:p>
          </table:table-cell>
          <table:table-cell office:value-type="float" office:value="0.1098763445" calcext:value-type="float">
            <text:p>0.1098763445</text:p>
          </table:table-cell>
          <table:table-cell office:value-type="float" office:value="0.0877969026" calcext:value-type="float">
            <text:p>0.0877969026</text:p>
          </table:table-cell>
          <table:table-cell office:value-type="float" office:value="0.0588021715" calcext:value-type="float">
            <text:p>0.0588021715</text:p>
          </table:table-cell>
          <table:table-cell office:value-type="string" calcext:value-type="string">
            <text:p>nan</text:p>
          </table:table-cell>
          <table:table-cell office:value-type="float" office:value="-0.0252360449" calcext:value-type="float">
            <text:p>-0.0252360449</text:p>
          </table:table-cell>
          <table:table-cell office:value-type="float" office:value="-0.0165021413" calcext:value-type="float">
            <text:p>-0.0165021413</text:p>
          </table:table-cell>
          <table:table-cell office:value-type="string" calcext:value-type="string">
            <text:p>nan</text:p>
          </table:table-cell>
          <table:table-cell office:value-type="float" office:value="-0.0252360449" calcext:value-type="float">
            <text:p>-0.0252360449</text:p>
          </table:table-cell>
          <table:table-cell office:value-type="float" office:value="-0.0165021413" calcext:value-type="float">
            <text:p>-0.0165021413</text:p>
          </table:table-cell>
          <table:table-cell office:value-type="string" calcext:value-type="string">
            <text:p>nan</text:p>
          </table:table-cell>
          <table:table-cell office:value-type="float" office:value="0.0218851436" calcext:value-type="float">
            <text:p>0.0218851436</text:p>
          </table:table-cell>
          <table:table-cell office:value-type="float" office:value="0.0167291443" calcext:value-type="float">
            <text:p>0.0167291443</text:p>
          </table:table-cell>
          <table:table-cell office:value-type="float" office:value="-0.0881515508" calcext:value-type="float">
            <text:p>-0.0881515508</text:p>
          </table:table-cell>
          <table:table-cell office:value-type="float" office:value="-0.0168033582" calcext:value-type="float">
            <text:p>-0.0168033582</text:p>
          </table:table-cell>
          <table:table-cell office:value-type="float" office:value="-0.010913462" calcext:value-type="float">
            <text:p>-0.010913462</text:p>
          </table:table-cell>
          <table:table-cell office:value-type="string" calcext:value-type="string">
            <text:p>nan</text:p>
          </table:table-cell>
          <table:table-cell office:value-type="float" office:value="0.0105674219" calcext:value-type="float">
            <text:p>0.0105674219</text:p>
          </table:table-cell>
          <table:table-cell office:value-type="float" office:value="0.0100639726" calcext:value-type="float">
            <text:p>0.0100639726</text:p>
          </table:table-cell>
          <table:table-cell office:value-type="string" calcext:value-type="string">
            <text:p>nan</text:p>
          </table:table-cell>
          <table:table-cell office:value-type="float" office:value="-0.0375978958" calcext:value-type="float">
            <text:p>-0.0375978958</text:p>
          </table:table-cell>
          <table:table-cell office:value-type="float" office:value="-0.6953580401" calcext:value-type="float">
            <text:p>-0.6953580401</text:p>
          </table:table-cell>
          <table:table-cell office:value-type="float" office:value="0.0002028188" calcext:value-type="float">
            <text:p>0.0002028188</text:p>
          </table:table-cell>
          <table:table-cell office:value-type="float" office:value="0.1187707502" calcext:value-type="float">
            <text:p>0.1187707502</text:p>
          </table:table-cell>
          <table:table-cell office:value-type="float" office:value="0.0803163547" calcext:value-type="float">
            <text:p>0.0803163547</text:p>
          </table:table-cell>
          <table:table-cell office:value-type="float" office:value="0.9991584217" calcext:value-type="float">
            <text:p>0.9991584217</text:p>
          </table:table-cell>
          <table:table-cell office:value-type="float" office:value="0.9881182243" calcext:value-type="float">
            <text:p>0.9881182243</text:p>
          </table:table-cell>
          <table:table-cell office:value-type="float" office:value="0.9282993055" calcext:value-type="float">
            <text:p>0.9282993055</text:p>
          </table:table-cell>
          <table:table-cell office:value-type="float" office:value="0.037376169" calcext:value-type="float">
            <text:p>0.037376169</text:p>
          </table:table-cell>
          <table:table-cell office:value-type="float" office:value="0.0456798027" calcext:value-type="float">
            <text:p>0.0456798027</text:p>
          </table:table-cell>
          <table:table-cell office:value-type="float" office:value="0.0308388638" calcext:value-type="float">
            <text:p>0.0308388638</text:p>
          </table:table-cell>
          <table:table-cell office:value-type="float" office:value="0.1122375701" calcext:value-type="float">
            <text:p>0.1122375701</text:p>
          </table:table-cell>
          <table:table-cell office:value-type="float" office:value="0.0943034428" calcext:value-type="float">
            <text:p>0.0943034428</text:p>
          </table:table-cell>
          <table:table-cell office:value-type="float" office:value="0.063837352" calcext:value-type="float">
            <text:p>0.063837352</text:p>
          </table:table-cell>
          <table:table-cell office:value-type="string" calcext:value-type="string">
            <text:p>nan</text:p>
          </table:table-cell>
          <table:table-cell office:value-type="float" office:value="-0.0163605057" calcext:value-type="float">
            <text:p>-0.0163605057</text:p>
          </table:table-cell>
          <table:table-cell office:value-type="float" office:value="-0.014757416" calcext:value-type="float">
            <text:p>-0.014757416</text:p>
          </table:table-cell>
          <table:table-cell office:value-type="string" calcext:value-type="string">
            <text:p>nan</text:p>
          </table:table-cell>
          <table:table-cell office:value-type="float" office:value="-0.0163605057" calcext:value-type="float">
            <text:p>-0.0163605057</text:p>
          </table:table-cell>
          <table:table-cell office:value-type="float" office:value="-0.014757416" calcext:value-type="float">
            <text:p>-0.014757416</text:p>
          </table:table-cell>
          <table:table-cell office:value-type="string" calcext:value-type="string">
            <text:p>nan</text:p>
          </table:table-cell>
          <table:table-cell office:value-type="float" office:value="0.0350122357" calcext:value-type="float">
            <text:p>0.0350122357</text:p>
          </table:table-cell>
          <table:table-cell office:value-type="float" office:value="0.0322321241" calcext:value-type="float">
            <text:p>0.0322321241</text:p>
          </table:table-cell>
          <table:table-cell office:value-type="float" office:value="-0.081523211" calcext:value-type="float">
            <text:p>-0.081523211</text:p>
          </table:table-cell>
          <table:table-cell office:value-type="float" office:value="0.0067537507" calcext:value-type="float">
            <text:p>0.0067537507</text:p>
          </table:table-cell>
          <table:table-cell office:value-type="float" office:value="0.0051330964" calcext:value-type="float">
            <text:p>0.0051330964</text:p>
          </table:table-cell>
          <table:table-cell office:value-type="string" calcext:value-type="string">
            <text:p>nan</text:p>
          </table:table-cell>
          <table:table-cell office:value-type="float" office:value="0.0359950788" calcext:value-type="float">
            <text:p>0.0359950788</text:p>
          </table:table-cell>
          <table:table-cell office:value-type="float" office:value="0.0371778037" calcext:value-type="float">
            <text:p>0.0371778037</text:p>
          </table:table-cell>
          <table:table-cell office:value-type="string" calcext:value-type="string">
            <text:p>nan</text:p>
          </table:table-cell>
          <table:table-cell office:value-type="float" office:value="-0.0539035932" calcext:value-type="float">
            <text:p>-0.0539035932</text:p>
          </table:table-cell>
          <table:table-cell office:value-type="float" office:value="-0.7615364471" calcext:value-type="float">
            <text:p>-0.7615364471</text:p>
          </table:table-cell>
        </table:table-row>
        <table:table-row table:style-name="ro1">
          <table:table-cell office:value-type="string" calcext:value-type="string">
            <text:p>Crepidula_plana</text:p>
          </table:table-cell>
          <table:table-cell office:value-type="float" office:value="3278" calcext:value-type="float">
            <text:p>3278</text:p>
          </table:table-cell>
          <table:table-cell office:value-type="float" office:value="573.477425259" calcext:value-type="float">
            <text:p>573.477425259</text:p>
          </table:table-cell>
          <table:table-cell office:value-type="float" office:value="500.904519803" calcext:value-type="float">
            <text:p>500.904519803</text:p>
          </table:table-cell>
          <table:table-cell office:value-type="float" office:value="0.5253495425" calcext:value-type="float">
            <text:p>0.5253495425</text:p>
          </table:table-cell>
          <table:table-cell office:value-type="float" office:value="0.0414749572" calcext:value-type="float">
            <text:p>0.0414749572</text:p>
          </table:table-cell>
          <table:table-cell office:value-type="float" office:value="0.6081318341" calcext:value-type="float">
            <text:p>0.6081318341</text:p>
          </table:table-cell>
          <table:table-cell office:value-type="float" office:value="0.0926010852" calcext:value-type="float">
            <text:p>0.0926010852</text:p>
          </table:table-cell>
          <table:table-cell office:value-type="float" office:value="0.4079318514" calcext:value-type="float">
            <text:p>0.4079318514</text:p>
          </table:table-cell>
          <table:table-cell office:value-type="float" office:value="0.0710380208" calcext:value-type="float">
            <text:p>0.0710380208</text:p>
          </table:table-cell>
          <table:table-cell office:value-type="float" office:value="0.0006444679" calcext:value-type="float">
            <text:p>0.0006444679</text:p>
          </table:table-cell>
          <table:table-cell office:value-type="float" office:value="0.0070962957" calcext:value-type="float">
            <text:p>0.0070962957</text:p>
          </table:table-cell>
          <table:table-cell office:value-type="float" office:value="0.0046784916" calcext:value-type="float">
            <text:p>0.0046784916</text:p>
          </table:table-cell>
          <table:table-cell office:value-type="float" office:value="0.101680814" calcext:value-type="float">
            <text:p>0.101680814</text:p>
          </table:table-cell>
          <table:table-cell office:value-type="float" office:value="0.0719508822" calcext:value-type="float">
            <text:p>0.0719508822</text:p>
          </table:table-cell>
          <table:table-cell office:value-type="float" office:value="0.0483872153" calcext:value-type="float">
            <text:p>0.0483872153</text:p>
          </table:table-cell>
          <table:table-cell office:value-type="string" calcext:value-type="string">
            <text:p>nan</text:p>
          </table:table-cell>
          <table:table-cell office:value-type="float" office:value="0.374882136" calcext:value-type="float">
            <text:p>0.374882136</text:p>
          </table:table-cell>
          <table:table-cell office:value-type="float" office:value="0.2530380745" calcext:value-type="float">
            <text:p>0.2530380745</text:p>
          </table:table-cell>
          <table:table-cell office:value-type="string" calcext:value-type="string">
            <text:p>nan</text:p>
          </table:table-cell>
          <table:table-cell office:value-type="float" office:value="0.374882136" calcext:value-type="float">
            <text:p>0.374882136</text:p>
          </table:table-cell>
          <table:table-cell office:value-type="float" office:value="0.2530380745" calcext:value-type="float">
            <text:p>0.2530380745</text:p>
          </table:table-cell>
          <table:table-cell office:value-type="string" calcext:value-type="string">
            <text:p>nan</text:p>
          </table:table-cell>
          <table:table-cell office:value-type="float" office:value="0.4468565181" calcext:value-type="float">
            <text:p>0.4468565181</text:p>
          </table:table-cell>
          <table:table-cell office:value-type="float" office:value="0.3040194169" calcext:value-type="float">
            <text:p>0.3040194169</text:p>
          </table:table-cell>
          <table:table-cell office:value-type="float" office:value="0.1834703114" calcext:value-type="float">
            <text:p>0.1834703114</text:p>
          </table:table-cell>
          <table:table-cell office:value-type="float" office:value="0.3634626915" calcext:value-type="float">
            <text:p>0.3634626915</text:p>
          </table:table-cell>
          <table:table-cell office:value-type="float" office:value="0.2442432452" calcext:value-type="float">
            <text:p>0.2442432452</text:p>
          </table:table-cell>
          <table:table-cell office:value-type="float" office:value="0.210357982" calcext:value-type="float">
            <text:p>0.210357982</text:p>
          </table:table-cell>
          <table:table-cell office:value-type="float" office:value="0.3956449602" calcext:value-type="float">
            <text:p>0.3956449602</text:p>
          </table:table-cell>
          <table:table-cell office:value-type="float" office:value="0.2663078914" calcext:value-type="float">
            <text:p>0.2663078914</text:p>
          </table:table-cell>
          <table:table-cell office:value-type="string" calcext:value-type="string">
            <text:p>nan</text:p>
          </table:table-cell>
          <table:table-cell office:value-type="float" office:value="-0.4775201591" calcext:value-type="float">
            <text:p>-0.4775201591</text:p>
          </table:table-cell>
          <table:table-cell office:value-type="float" office:value="-0.7980231356" calcext:value-type="float">
            <text:p>-0.7980231356</text:p>
          </table:table-cell>
          <table:table-cell office:value-type="float" office:value="0.3632904288" calcext:value-type="float">
            <text:p>0.3632904288</text:p>
          </table:table-cell>
          <table:table-cell office:value-type="float" office:value="0.6165564021" calcext:value-type="float">
            <text:p>0.6165564021</text:p>
          </table:table-cell>
          <table:table-cell office:value-type="float" office:value="0.4350272137" calcext:value-type="float">
            <text:p>0.4350272137</text:p>
          </table:table-cell>
          <table:table-cell office:value-type="float" office:value="0.9975836005" calcext:value-type="float">
            <text:p>0.9975836005</text:p>
          </table:table-cell>
          <table:table-cell office:value-type="float" office:value="0.9826719578" calcext:value-type="float">
            <text:p>0.9826719578</text:p>
          </table:table-cell>
          <table:table-cell office:value-type="float" office:value="0.9293296462" calcext:value-type="float">
            <text:p>0.9293296462</text:p>
          </table:table-cell>
          <table:table-cell office:value-type="float" office:value="0.0162821857" calcext:value-type="float">
            <text:p>0.0162821857</text:p>
          </table:table-cell>
          <table:table-cell office:value-type="float" office:value="0.0452848316" calcext:value-type="float">
            <text:p>0.0452848316</text:p>
          </table:table-cell>
          <table:table-cell office:value-type="float" office:value="0.030158933" calcext:value-type="float">
            <text:p>0.030158933</text:p>
          </table:table-cell>
          <table:table-cell office:value-type="float" office:value="0.1041631576" calcext:value-type="float">
            <text:p>0.1041631576</text:p>
          </table:table-cell>
          <table:table-cell office:value-type="float" office:value="0.0752994667" calcext:value-type="float">
            <text:p>0.0752994667</text:p>
          </table:table-cell>
          <table:table-cell office:value-type="float" office:value="0.0512725259" calcext:value-type="float">
            <text:p>0.0512725259</text:p>
          </table:table-cell>
          <table:table-cell office:value-type="string" calcext:value-type="string">
            <text:p>nan</text:p>
          </table:table-cell>
          <table:table-cell office:value-type="float" office:value="0.402737223" calcext:value-type="float">
            <text:p>0.402737223</text:p>
          </table:table-cell>
          <table:table-cell office:value-type="float" office:value="0.2768262206" calcext:value-type="float">
            <text:p>0.2768262206</text:p>
          </table:table-cell>
          <table:table-cell office:value-type="string" calcext:value-type="string">
            <text:p>nan</text:p>
          </table:table-cell>
          <table:table-cell office:value-type="float" office:value="0.402737223" calcext:value-type="float">
            <text:p>0.402737223</text:p>
          </table:table-cell>
          <table:table-cell office:value-type="float" office:value="0.2768262206" calcext:value-type="float">
            <text:p>0.2768262206</text:p>
          </table:table-cell>
          <table:table-cell office:value-type="string" calcext:value-type="string">
            <text:p>nan</text:p>
          </table:table-cell>
          <table:table-cell office:value-type="float" office:value="0.476694969" calcext:value-type="float">
            <text:p>0.476694969</text:p>
          </table:table-cell>
          <table:table-cell office:value-type="float" office:value="0.3298159483" calcext:value-type="float">
            <text:p>0.3298159483</text:p>
          </table:table-cell>
          <table:table-cell office:value-type="float" office:value="0.1952016331" calcext:value-type="float">
            <text:p>0.1952016331</text:p>
          </table:table-cell>
          <table:table-cell office:value-type="float" office:value="0.3922203934" calcext:value-type="float">
            <text:p>0.3922203934</text:p>
          </table:table-cell>
          <table:table-cell office:value-type="float" office:value="0.268456381" calcext:value-type="float">
            <text:p>0.268456381</text:p>
          </table:table-cell>
          <table:table-cell office:value-type="float" office:value="0.222875555" calcext:value-type="float">
            <text:p>0.222875555</text:p>
          </table:table-cell>
          <table:table-cell office:value-type="float" office:value="0.4249848159" calcext:value-type="float">
            <text:p>0.4249848159</text:p>
          </table:table-cell>
          <table:table-cell office:value-type="float" office:value="0.2917127104" calcext:value-type="float">
            <text:p>0.2917127104</text:p>
          </table:table-cell>
          <table:table-cell office:value-type="string" calcext:value-type="string">
            <text:p>nan</text:p>
          </table:table-cell>
          <table:table-cell office:value-type="float" office:value="-0.5027695803" calcext:value-type="float">
            <text:p>-0.5027695803</text:p>
          </table:table-cell>
          <table:table-cell office:value-type="float" office:value="-0.9450227846" calcext:value-type="float">
            <text:p>-0.9450227846</text:p>
          </table:table-cell>
        </table:table-row>
        <table:table-row table:style-name="ro1">
          <table:table-cell office:value-type="string" calcext:value-type="string">
            <text:p>Culex_hortensis</text:p>
          </table:table-cell>
          <table:table-cell office:value-type="float" office:value="14005" calcext:value-type="float">
            <text:p>14005</text:p>
          </table:table-cell>
          <table:table-cell office:value-type="float" office:value="403.843413067" calcext:value-type="float">
            <text:p>403.843413067</text:p>
          </table:table-cell>
          <table:table-cell office:value-type="float" office:value="272.236805952" calcext:value-type="float">
            <text:p>272.236805952</text:p>
          </table:table-cell>
          <table:table-cell office:value-type="float" office:value="0.5324686166" calcext:value-type="float">
            <text:p>0.5324686166</text:p>
          </table:table-cell>
          <table:table-cell office:value-type="float" office:value="0.0644725382" calcext:value-type="float">
            <text:p>0.0644725382</text:p>
          </table:table-cell>
          <table:table-cell office:value-type="float" office:value="0.6614114122" calcext:value-type="float">
            <text:p>0.6614114122</text:p>
          </table:table-cell>
          <table:table-cell office:value-type="float" office:value="0.1434356911" calcext:value-type="float">
            <text:p>0.1434356911</text:p>
          </table:table-cell>
          <table:table-cell office:value-type="float" office:value="0.4159610582" calcext:value-type="float">
            <text:p>0.4159610582</text:p>
          </table:table-cell>
          <table:table-cell office:value-type="float" office:value="0.098095592" calcext:value-type="float">
            <text:p>0.098095592</text:p>
          </table:table-cell>
          <table:table-cell office:value-type="float" office:value="0.0021439907" calcext:value-type="float">
            <text:p>0.0021439907</text:p>
          </table:table-cell>
          <table:table-cell office:value-type="float" office:value="0.0119368256" calcext:value-type="float">
            <text:p>0.0119368256</text:p>
          </table:table-cell>
          <table:table-cell office:value-type="float" office:value="0.009247964" calcext:value-type="float">
            <text:p>0.009247964</text:p>
          </table:table-cell>
          <table:table-cell office:value-type="float" office:value="0.1021511598" calcext:value-type="float">
            <text:p>0.1021511598</text:p>
          </table:table-cell>
          <table:table-cell office:value-type="float" office:value="0.1174416297" calcext:value-type="float">
            <text:p>0.1174416297</text:p>
          </table:table-cell>
          <table:table-cell office:value-type="float" office:value="0.0789657405" calcext:value-type="float">
            <text:p>0.0789657405</text:p>
          </table:table-cell>
          <table:table-cell office:value-type="float" office:value="0.0108088712" calcext:value-type="float">
            <text:p>0.0108088712</text:p>
          </table:table-cell>
          <table:table-cell office:value-type="float" office:value="0.0612444899" calcext:value-type="float">
            <text:p>0.0612444899</text:p>
          </table:table-cell>
          <table:table-cell office:value-type="float" office:value="0.0425969842" calcext:value-type="float">
            <text:p>0.0425969842</text:p>
          </table:table-cell>
          <table:table-cell office:value-type="float" office:value="0.0108088712" calcext:value-type="float">
            <text:p>0.0108088712</text:p>
          </table:table-cell>
          <table:table-cell office:value-type="float" office:value="0.0612444899" calcext:value-type="float">
            <text:p>0.0612444899</text:p>
          </table:table-cell>
          <table:table-cell office:value-type="float" office:value="0.0425969842" calcext:value-type="float">
            <text:p>0.0425969842</text:p>
          </table:table-cell>
          <table:table-cell office:value-type="string" calcext:value-type="string">
            <text:p>nan</text:p>
          </table:table-cell>
          <table:table-cell office:value-type="float" office:value="0.2257715872" calcext:value-type="float">
            <text:p>0.2257715872</text:p>
          </table:table-cell>
          <table:table-cell office:value-type="float" office:value="0.1545513413" calcext:value-type="float">
            <text:p>0.1545513413</text:p>
          </table:table-cell>
          <table:table-cell office:value-type="float" office:value="0.0546022262" calcext:value-type="float">
            <text:p>0.0546022262</text:p>
          </table:table-cell>
          <table:table-cell office:value-type="float" office:value="0.1049555687" calcext:value-type="float">
            <text:p>0.1049555687</text:p>
          </table:table-cell>
          <table:table-cell office:value-type="float" office:value="0.0706658509" calcext:value-type="float">
            <text:p>0.0706658509</text:p>
          </table:table-cell>
          <table:table-cell office:value-type="float" office:value="0.1174882307" calcext:value-type="float">
            <text:p>0.1174882307</text:p>
          </table:table-cell>
          <table:table-cell office:value-type="float" office:value="0.2067026628" calcext:value-type="float">
            <text:p>0.2067026628</text:p>
          </table:table-cell>
          <table:table-cell office:value-type="float" office:value="0.1403401049" calcext:value-type="float">
            <text:p>0.1403401049</text:p>
          </table:table-cell>
          <table:table-cell office:value-type="string" calcext:value-type="string">
            <text:p>nan</text:p>
          </table:table-cell>
          <table:table-cell office:value-type="float" office:value="-0.2852418677" calcext:value-type="float">
            <text:p>-0.2852418677</text:p>
          </table:table-cell>
          <table:table-cell office:value-type="float" office:value="-0.9611093865" calcext:value-type="float">
            <text:p>-0.9611093865</text:p>
          </table:table-cell>
          <table:table-cell office:value-type="float" office:value="0.2212475757" calcext:value-type="float">
            <text:p>0.2212475757</text:p>
          </table:table-cell>
          <table:table-cell office:value-type="float" office:value="0.3529568036" calcext:value-type="float">
            <text:p>0.3529568036</text:p>
          </table:table-cell>
          <table:table-cell office:value-type="float" office:value="0.2440990135" calcext:value-type="float">
            <text:p>0.2440990135</text:p>
          </table:table-cell>
          <table:table-cell office:value-type="float" office:value="0.9980912502" calcext:value-type="float">
            <text:p>0.9980912502</text:p>
          </table:table-cell>
          <table:table-cell office:value-type="float" office:value="0.9955222794" calcext:value-type="float">
            <text:p>0.9955222794</text:p>
          </table:table-cell>
          <table:table-cell office:value-type="float" office:value="0.9579616358" calcext:value-type="float">
            <text:p>0.9579616358</text:p>
          </table:table-cell>
          <table:table-cell office:value-type="float" office:value="0.0216119841" calcext:value-type="float">
            <text:p>0.0216119841</text:p>
          </table:table-cell>
          <table:table-cell office:value-type="float" office:value="0.0361886007" calcext:value-type="float">
            <text:p>0.0361886007</text:p>
          </table:table-cell>
          <table:table-cell office:value-type="float" office:value="0.0241937957" calcext:value-type="float">
            <text:p>0.0241937957</text:p>
          </table:table-cell>
          <table:table-cell office:value-type="float" office:value="0.1180018944" calcext:value-type="float">
            <text:p>0.1180018944</text:p>
          </table:table-cell>
          <table:table-cell office:value-type="float" office:value="0.1348762217" calcext:value-type="float">
            <text:p>0.1348762217</text:p>
          </table:table-cell>
          <table:table-cell office:value-type="float" office:value="0.0920431831" calcext:value-type="float">
            <text:p>0.0920431831</text:p>
          </table:table-cell>
          <table:table-cell office:value-type="float" office:value="0.0113057126" calcext:value-type="float">
            <text:p>0.0113057126</text:p>
          </table:table-cell>
          <table:table-cell office:value-type="float" office:value="0.0629075825" calcext:value-type="float">
            <text:p>0.0629075825</text:p>
          </table:table-cell>
          <table:table-cell office:value-type="float" office:value="0.0443809686" calcext:value-type="float">
            <text:p>0.0443809686</text:p>
          </table:table-cell>
          <table:table-cell office:value-type="float" office:value="0.0113057126" calcext:value-type="float">
            <text:p>0.0113057126</text:p>
          </table:table-cell>
          <table:table-cell office:value-type="float" office:value="0.0629075825" calcext:value-type="float">
            <text:p>0.0629075825</text:p>
          </table:table-cell>
          <table:table-cell office:value-type="float" office:value="0.0443809686" calcext:value-type="float">
            <text:p>0.0443809686</text:p>
          </table:table-cell>
          <table:table-cell office:value-type="string" calcext:value-type="string">
            <text:p>nan</text:p>
          </table:table-cell>
          <table:table-cell office:value-type="float" office:value="0.2361200211" calcext:value-type="float">
            <text:p>0.2361200211</text:p>
          </table:table-cell>
          <table:table-cell office:value-type="float" office:value="0.1129998108" calcext:value-type="float">
            <text:p>0.1129998108</text:p>
          </table:table-cell>
          <table:table-cell office:value-type="float" office:value="0.058707842" calcext:value-type="float">
            <text:p>0.058707842</text:p>
          </table:table-cell>
          <table:table-cell office:value-type="float" office:value="0.1112674985" calcext:value-type="float">
            <text:p>0.1112674985</text:p>
          </table:table-cell>
          <table:table-cell office:value-type="float" office:value="0.0759513213" calcext:value-type="float">
            <text:p>0.0759513213</text:p>
          </table:table-cell>
          <table:table-cell office:value-type="float" office:value="0.1275911581" calcext:value-type="float">
            <text:p>0.1275911581</text:p>
          </table:table-cell>
          <table:table-cell office:value-type="float" office:value="0.2199888873" calcext:value-type="float">
            <text:p>0.2199888873</text:p>
          </table:table-cell>
          <table:table-cell office:value-type="float" office:value="0.1515691236" calcext:value-type="float">
            <text:p>0.1515691236</text:p>
          </table:table-cell>
          <table:table-cell office:value-type="string" calcext:value-type="string">
            <text:p>nan</text:p>
          </table:table-cell>
          <table:table-cell office:value-type="float" office:value="-0.2958226684" calcext:value-type="float">
            <text:p>-0.2958226684</text:p>
          </table:table-cell>
          <table:table-cell office:value-type="float" office:value="-0.8958134747" calcext:value-type="float">
            <text:p>-0.8958134747</text:p>
          </table:table-cell>
        </table:table-row>
        <table:table-row table:style-name="ro1">
          <table:table-cell office:value-type="string" calcext:value-type="string">
            <text:p>Culex_pipiens_ref</text:p>
          </table:table-cell>
          <table:table-cell office:value-type="float" office:value="5598" calcext:value-type="float">
            <text:p>5598</text:p>
          </table:table-cell>
          <table:table-cell office:value-type="float" office:value="1499.09289032" calcext:value-type="float">
            <text:p>1499.09289032</text:p>
          </table:table-cell>
          <table:table-cell office:value-type="float" office:value="1275.63511322" calcext:value-type="float">
            <text:p>1275.63511322</text:p>
          </table:table-cell>
          <table:table-cell office:value-type="float" office:value="0.5677367595" calcext:value-type="float">
            <text:p>0.5677367595</text:p>
          </table:table-cell>
          <table:table-cell office:value-type="float" office:value="0.0387584292" calcext:value-type="float">
            <text:p>0.0387584292</text:p>
          </table:table-cell>
          <table:table-cell office:value-type="float" office:value="0.7423642218" calcext:value-type="float">
            <text:p>0.7423642218</text:p>
          </table:table-cell>
          <table:table-cell office:value-type="float" office:value="0.0854707561" calcext:value-type="float">
            <text:p>0.0854707561</text:p>
          </table:table-cell>
          <table:table-cell office:value-type="float" office:value="0.5246017096" calcext:value-type="float">
            <text:p>0.5246017096</text:p>
          </table:table-cell>
          <table:table-cell office:value-type="float" office:value="0.1734551561" calcext:value-type="float">
            <text:p>0.1734551561</text:p>
          </table:table-cell>
          <table:table-cell office:value-type="float" office:value="-0.0099194056" calcext:value-type="float">
            <text:p>-0.0099194056</text:p>
          </table:table-cell>
          <table:table-cell office:value-type="float" office:value="-0.0548194568" calcext:value-type="float">
            <text:p>-0.0548194568</text:p>
          </table:table-cell>
          <table:table-cell office:value-type="float" office:value="-0.0364742719" calcext:value-type="float">
            <text:p>-0.0364742719</text:p>
          </table:table-cell>
          <table:table-cell office:value-type="float" office:value="0.174106994" calcext:value-type="float">
            <text:p>0.174106994</text:p>
          </table:table-cell>
          <table:table-cell office:value-type="float" office:value="0.1836514462" calcext:value-type="float">
            <text:p>0.1836514462</text:p>
          </table:table-cell>
          <table:table-cell office:value-type="float" office:value="0.123308911" calcext:value-type="float">
            <text:p>0.123308911</text:p>
          </table:table-cell>
          <table:table-cell office:value-type="float" office:value="-0.3572527709" calcext:value-type="float">
            <text:p>-0.3572527709</text:p>
          </table:table-cell>
          <table:table-cell office:value-type="float" office:value="-0.2995492222" calcext:value-type="float">
            <text:p>-0.2995492222</text:p>
          </table:table-cell>
          <table:table-cell office:value-type="float" office:value="-0.2038114531" calcext:value-type="float">
            <text:p>-0.2038114531</text:p>
          </table:table-cell>
          <table:table-cell office:value-type="float" office:value="-0.3572527709" calcext:value-type="float">
            <text:p>-0.3572527709</text:p>
          </table:table-cell>
          <table:table-cell office:value-type="float" office:value="-0.2995492222" calcext:value-type="float">
            <text:p>-0.2995492222</text:p>
          </table:table-cell>
          <table:table-cell office:value-type="float" office:value="-0.2038114531" calcext:value-type="float">
            <text:p>-0.2038114531</text:p>
          </table:table-cell>
          <table:table-cell office:value-type="float" office:value="-0.4110270749" calcext:value-type="float">
            <text:p>-0.4110270749</text:p>
          </table:table-cell>
          <table:table-cell office:value-type="float" office:value="-0.3126193966" calcext:value-type="float">
            <text:p>-0.3126193966</text:p>
          </table:table-cell>
          <table:table-cell office:value-type="float" office:value="-0.2140047783" calcext:value-type="float">
            <text:p>-0.2140047783</text:p>
          </table:table-cell>
          <table:table-cell office:value-type="float" office:value="-0.2731933886" calcext:value-type="float">
            <text:p>-0.2731933886</text:p>
          </table:table-cell>
          <table:table-cell office:value-type="float" office:value="-0.2412503007" calcext:value-type="float">
            <text:p>-0.2412503007</text:p>
          </table:table-cell>
          <table:table-cell office:value-type="float" office:value="-0.1629723921" calcext:value-type="float">
            <text:p>-0.1629723921</text:p>
          </table:table-cell>
          <table:table-cell office:value-type="float" office:value="-0.4226340921" calcext:value-type="float">
            <text:p>-0.4226340921</text:p>
          </table:table-cell>
          <table:table-cell office:value-type="float" office:value="-0.3105092904" calcext:value-type="float">
            <text:p>-0.3105092904</text:p>
          </table:table-cell>
          <table:table-cell office:value-type="float" office:value="-0.2126322488" calcext:value-type="float">
            <text:p>-0.2126322488</text:p>
          </table:table-cell>
          <table:table-cell office:value-type="string" calcext:value-type="string">
            <text:p>nan</text:p>
          </table:table-cell>
          <table:table-cell office:value-type="float" office:value="0.3111141235" calcext:value-type="float">
            <text:p>0.3111141235</text:p>
          </table:table-cell>
          <table:table-cell office:value-type="float" office:value="0.0338886583" calcext:value-type="float">
            <text:p>0.0338886583</text:p>
          </table:table-cell>
          <table:table-cell office:value-type="float" office:value="-0.1306257143" calcext:value-type="float">
            <text:p>-0.1306257143</text:p>
          </table:table-cell>
          <table:table-cell office:value-type="float" office:value="-0.1329969278" calcext:value-type="float">
            <text:p>-0.1329969278</text:p>
          </table:table-cell>
          <table:table-cell office:value-type="float" office:value="-0.0888466648" calcext:value-type="float">
            <text:p>-0.0888466648</text:p>
          </table:table-cell>
          <table:table-cell office:value-type="float" office:value="0.9993587584" calcext:value-type="float">
            <text:p>0.9993587584</text:p>
          </table:table-cell>
          <table:table-cell office:value-type="float" office:value="0.9961133547" calcext:value-type="float">
            <text:p>0.9961133547</text:p>
          </table:table-cell>
          <table:table-cell office:value-type="float" office:value="0.9617543812" calcext:value-type="float">
            <text:p>0.9617543812</text:p>
          </table:table-cell>
          <table:table-cell office:value-type="float" office:value="0.015041112" calcext:value-type="float">
            <text:p>0.015041112</text:p>
          </table:table-cell>
          <table:table-cell office:value-type="float" office:value="-0.0091582495" calcext:value-type="float">
            <text:p>-0.0091582495</text:p>
          </table:table-cell>
          <table:table-cell office:value-type="float" office:value="-0.0062224633" calcext:value-type="float">
            <text:p>-0.0062224633</text:p>
          </table:table-cell>
          <table:table-cell office:value-type="float" office:value="0.1732655384" calcext:value-type="float">
            <text:p>0.1732655384</text:p>
          </table:table-cell>
          <table:table-cell office:value-type="float" office:value="0.182802564" calcext:value-type="float">
            <text:p>0.182802564</text:p>
          </table:table-cell>
          <table:table-cell office:value-type="float" office:value="0.123334183" calcext:value-type="float">
            <text:p>0.123334183</text:p>
          </table:table-cell>
          <table:table-cell office:value-type="float" office:value="-0.3580687435" calcext:value-type="float">
            <text:p>-0.3580687435</text:p>
          </table:table-cell>
          <table:table-cell office:value-type="float" office:value="-0.3018218183" calcext:value-type="float">
            <text:p>-0.3018218183</text:p>
          </table:table-cell>
          <table:table-cell office:value-type="float" office:value="-0.2065533334" calcext:value-type="float">
            <text:p>-0.2065533334</text:p>
          </table:table-cell>
          <table:table-cell office:value-type="float" office:value="-0.3580687435" calcext:value-type="float">
            <text:p>-0.3580687435</text:p>
          </table:table-cell>
          <table:table-cell office:value-type="float" office:value="-0.3018218183" calcext:value-type="float">
            <text:p>-0.3018218183</text:p>
          </table:table-cell>
          <table:table-cell office:value-type="float" office:value="-0.2065533334" calcext:value-type="float">
            <text:p>-0.2065533334</text:p>
          </table:table-cell>
          <table:table-cell office:value-type="float" office:value="-0.4136005174" calcext:value-type="float">
            <text:p>-0.4136005174</text:p>
          </table:table-cell>
          <table:table-cell office:value-type="float" office:value="-0.3160640348" calcext:value-type="float">
            <text:p>-0.3160640348</text:p>
          </table:table-cell>
          <table:table-cell office:value-type="float" office:value="-0.2173840829" calcext:value-type="float">
            <text:p>-0.2173840829</text:p>
          </table:table-cell>
          <table:table-cell office:value-type="float" office:value="-0.2714722296" calcext:value-type="float">
            <text:p>-0.2714722296</text:p>
          </table:table-cell>
          <table:table-cell office:value-type="float" office:value="-0.2383842131" calcext:value-type="float">
            <text:p>-0.2383842131</text:p>
          </table:table-cell>
          <table:table-cell office:value-type="float" office:value="-0.1619848996" calcext:value-type="float">
            <text:p>-0.1619848996</text:p>
          </table:table-cell>
          <table:table-cell office:value-type="float" office:value="-0.4233459083" calcext:value-type="float">
            <text:p>-0.4233459083</text:p>
          </table:table-cell>
          <table:table-cell office:value-type="float" office:value="-0.3108515108" calcext:value-type="float">
            <text:p>-0.3108515108</text:p>
          </table:table-cell>
          <table:table-cell office:value-type="float" office:value="-0.2138892499" calcext:value-type="float">
            <text:p>-0.2138892499</text:p>
          </table:table-cell>
          <table:table-cell office:value-type="string" calcext:value-type="string">
            <text:p>nan</text:p>
          </table:table-cell>
          <table:table-cell office:value-type="float" office:value="0.3150542449" calcext:value-type="float">
            <text:p>0.3150542449</text:p>
          </table:table-cell>
          <table:table-cell office:value-type="float" office:value="-0.3782506421" calcext:value-type="float">
            <text:p>-0.3782506421</text:p>
          </table:table-cell>
        </table:table-row>
        <table:table-row table:style-name="ro1">
          <table:table-cell office:value-type="string" calcext:value-type="string">
            <text:p>Culex_torrentium</text:p>
          </table:table-cell>
          <table:table-cell office:value-type="float" office:value="12258" calcext:value-type="float">
            <text:p>12258</text:p>
          </table:table-cell>
          <table:table-cell office:value-type="float" office:value="515.52749225" calcext:value-type="float">
            <text:p>515.52749225</text:p>
          </table:table-cell>
          <table:table-cell office:value-type="float" office:value="406.439183467" calcext:value-type="float">
            <text:p>406.439183467</text:p>
          </table:table-cell>
          <table:table-cell office:value-type="float" office:value="0.5488854484" calcext:value-type="float">
            <text:p>0.5488854484</text:p>
          </table:table-cell>
          <table:table-cell office:value-type="float" office:value="0.0550372336" calcext:value-type="float">
            <text:p>0.0550372336</text:p>
          </table:table-cell>
          <table:table-cell office:value-type="float" office:value="0.6935597321" calcext:value-type="float">
            <text:p>0.6935597321</text:p>
          </table:table-cell>
          <table:table-cell office:value-type="float" office:value="0.1213316104" calcext:value-type="float">
            <text:p>0.1213316104</text:p>
          </table:table-cell>
          <table:table-cell office:value-type="float" office:value="0.4094633492" calcext:value-type="float">
            <text:p>0.4094633492</text:p>
          </table:table-cell>
          <table:table-cell office:value-type="float" office:value="0.0940290331" calcext:value-type="float">
            <text:p>0.0940290331</text:p>
          </table:table-cell>
          <table:table-cell office:value-type="float" office:value="-0.0023438716" calcext:value-type="float">
            <text:p>-0.0023438716</text:p>
          </table:table-cell>
          <table:table-cell office:value-type="float" office:value="0.0032275646" calcext:value-type="float">
            <text:p>0.0032275646</text:p>
          </table:table-cell>
          <table:table-cell office:value-type="float" office:value="0.0015448153" calcext:value-type="float">
            <text:p>0.0015448153</text:p>
          </table:table-cell>
          <table:table-cell office:value-type="float" office:value="0.0631726631" calcext:value-type="float">
            <text:p>0.0631726631</text:p>
          </table:table-cell>
          <table:table-cell office:value-type="float" office:value="0.0948941136" calcext:value-type="float">
            <text:p>0.0948941136</text:p>
          </table:table-cell>
          <table:table-cell office:value-type="float" office:value="0.0641014929" calcext:value-type="float">
            <text:p>0.0641014929</text:p>
          </table:table-cell>
          <table:table-cell office:value-type="string" calcext:value-type="string">
            <text:p>nan</text:p>
          </table:table-cell>
          <table:table-cell office:value-type="float" office:value="0.1674147968" calcext:value-type="float">
            <text:p>0.1674147968</text:p>
          </table:table-cell>
          <table:table-cell office:value-type="float" office:value="0.1135923126" calcext:value-type="float">
            <text:p>0.1135923126</text:p>
          </table:table-cell>
          <table:table-cell office:value-type="string" calcext:value-type="string">
            <text:p>nan</text:p>
          </table:table-cell>
          <table:table-cell office:value-type="float" office:value="0.1674147968" calcext:value-type="float">
            <text:p>0.1674147968</text:p>
          </table:table-cell>
          <table:table-cell office:value-type="float" office:value="0.1135923126" calcext:value-type="float">
            <text:p>0.1135923126</text:p>
          </table:table-cell>
          <table:table-cell office:value-type="string" calcext:value-type="string">
            <text:p>nan</text:p>
          </table:table-cell>
          <table:table-cell office:value-type="float" office:value="0.3458651812" calcext:value-type="float">
            <text:p>0.3458651812</text:p>
          </table:table-cell>
          <table:table-cell office:value-type="float" office:value="0.238018142" calcext:value-type="float">
            <text:p>0.238018142</text:p>
          </table:table-cell>
          <table:table-cell office:value-type="float" office:value="0.1301059924" calcext:value-type="float">
            <text:p>0.1301059924</text:p>
          </table:table-cell>
          <table:table-cell office:value-type="float" office:value="0.1854146668" calcext:value-type="float">
            <text:p>0.1854146668</text:p>
          </table:table-cell>
          <table:table-cell office:value-type="float" office:value="0.1238346046" calcext:value-type="float">
            <text:p>0.1238346046</text:p>
          </table:table-cell>
          <table:table-cell office:value-type="float" office:value="0.1847748055" calcext:value-type="float">
            <text:p>0.1847748055</text:p>
          </table:table-cell>
          <table:table-cell office:value-type="float" office:value="0.309995543" calcext:value-type="float">
            <text:p>0.309995543</text:p>
          </table:table-cell>
          <table:table-cell office:value-type="float" office:value="0.2109923554" calcext:value-type="float">
            <text:p>0.2109923554</text:p>
          </table:table-cell>
          <table:table-cell office:value-type="string" calcext:value-type="string">
            <text:p>nan</text:p>
          </table:table-cell>
          <table:table-cell office:value-type="float" office:value="-0.385449015" calcext:value-type="float">
            <text:p>-0.385449015</text:p>
          </table:table-cell>
          <table:table-cell office:value-type="float" office:value="-0.9160349108" calcext:value-type="float">
            <text:p>-0.9160349108</text:p>
          </table:table-cell>
          <table:table-cell office:value-type="float" office:value="0.294044337" calcext:value-type="float">
            <text:p>0.294044337</text:p>
          </table:table-cell>
          <table:table-cell office:value-type="float" office:value="0.4928000629" calcext:value-type="float">
            <text:p>0.4928000629</text:p>
          </table:table-cell>
          <table:table-cell office:value-type="float" office:value="0.3458189244" calcext:value-type="float">
            <text:p>0.3458189244</text:p>
          </table:table-cell>
          <table:table-cell office:value-type="float" office:value="0.9964176741" calcext:value-type="float">
            <text:p>0.9964176741</text:p>
          </table:table-cell>
          <table:table-cell office:value-type="float" office:value="0.9906025675" calcext:value-type="float">
            <text:p>0.9906025675</text:p>
          </table:table-cell>
          <table:table-cell office:value-type="float" office:value="0.936017755" calcext:value-type="float">
            <text:p>0.936017755</text:p>
          </table:table-cell>
          <table:table-cell office:value-type="float" office:value="0.0317927194" calcext:value-type="float">
            <text:p>0.0317927194</text:p>
          </table:table-cell>
          <table:table-cell office:value-type="float" office:value="0.053788387" calcext:value-type="float">
            <text:p>0.053788387</text:p>
          </table:table-cell>
          <table:table-cell office:value-type="float" office:value="0.0361527548" calcext:value-type="float">
            <text:p>0.0361527548</text:p>
          </table:table-cell>
          <table:table-cell office:value-type="float" office:value="0.079959573" calcext:value-type="float">
            <text:p>0.079959573</text:p>
          </table:table-cell>
          <table:table-cell office:value-type="float" office:value="0.1116759474" calcext:value-type="float">
            <text:p>0.1116759474</text:p>
          </table:table-cell>
          <table:table-cell office:value-type="float" office:value="0.0764704922" calcext:value-type="float">
            <text:p>0.0764704922</text:p>
          </table:table-cell>
          <table:table-cell office:value-type="string" calcext:value-type="string">
            <text:p>nan</text:p>
          </table:table-cell>
          <table:table-cell office:value-type="float" office:value="0.1717902608" calcext:value-type="float">
            <text:p>0.1717902608</text:p>
          </table:table-cell>
          <table:table-cell office:value-type="float" office:value="0.1182205856" calcext:value-type="float">
            <text:p>0.1182205856</text:p>
          </table:table-cell>
          <table:table-cell office:value-type="string" calcext:value-type="string">
            <text:p>nan</text:p>
          </table:table-cell>
          <table:table-cell office:value-type="float" office:value="0.1717902608" calcext:value-type="float">
            <text:p>0.1717902608</text:p>
          </table:table-cell>
          <table:table-cell office:value-type="float" office:value="0.1182205856" calcext:value-type="float">
            <text:p>0.1182205856</text:p>
          </table:table-cell>
          <table:table-cell office:value-type="string" calcext:value-type="string">
            <text:p>nan</text:p>
          </table:table-cell>
          <table:table-cell office:value-type="float" office:value="0.3637901298" calcext:value-type="float">
            <text:p>0.3637901298</text:p>
          </table:table-cell>
          <table:table-cell office:value-type="float" office:value="0.2553018176" calcext:value-type="float">
            <text:p>0.2553018176</text:p>
          </table:table-cell>
          <table:table-cell office:value-type="float" office:value="0.1374804082" calcext:value-type="float">
            <text:p>0.1374804082</text:p>
          </table:table-cell>
          <table:table-cell office:value-type="float" office:value="0.1967950945" calcext:value-type="float">
            <text:p>0.1967950945</text:p>
          </table:table-cell>
          <table:table-cell office:value-type="float" office:value="0.1331790611" calcext:value-type="float">
            <text:p>0.1331790611</text:p>
          </table:table-cell>
          <table:table-cell office:value-type="float" office:value="0.2013187221" calcext:value-type="float">
            <text:p>0.2013187221</text:p>
          </table:table-cell>
          <table:table-cell office:value-type="float" office:value="0.3325265707" calcext:value-type="float">
            <text:p>0.3325265707</text:p>
          </table:table-cell>
          <table:table-cell office:value-type="float" office:value="0.2308325691" calcext:value-type="float">
            <text:p>0.2308325691</text:p>
          </table:table-cell>
          <table:table-cell office:value-type="string" calcext:value-type="string">
            <text:p>nan</text:p>
          </table:table-cell>
          <table:table-cell office:value-type="float" office:value="-0.4018175996" calcext:value-type="float">
            <text:p>-0.4018175996</text:p>
          </table:table-cell>
          <table:table-cell office:value-type="float" office:value="-0.9362692966" calcext:value-type="float">
            <text:p>-0.9362692966</text:p>
          </table:table-cell>
        </table:table-row>
        <table:table-row table:style-name="ro1">
          <table:table-cell office:value-type="string" calcext:value-type="string">
            <text:p>Cystodites_dellechiajei_blue</text:p>
          </table:table-cell>
          <table:table-cell office:value-type="float" office:value="26689" calcext:value-type="float">
            <text:p>26689</text:p>
          </table:table-cell>
          <table:table-cell office:value-type="float" office:value="749.799430477" calcext:value-type="float">
            <text:p>749.799430477</text:p>
          </table:table-cell>
          <table:table-cell office:value-type="float" office:value="622.903535985" calcext:value-type="float">
            <text:p>622.903535985</text:p>
          </table:table-cell>
          <table:table-cell office:value-type="float" office:value="0.4565722167" calcext:value-type="float">
            <text:p>0.4565722167</text:p>
          </table:table-cell>
          <table:table-cell office:value-type="float" office:value="0.0543404986" calcext:value-type="float">
            <text:p>0.0543404986</text:p>
          </table:table-cell>
          <table:table-cell office:value-type="float" office:value="0.4663335877" calcext:value-type="float">
            <text:p>0.4663335877</text:p>
          </table:table-cell>
          <table:table-cell office:value-type="float" office:value="0.1073948282" calcext:value-type="float">
            <text:p>0.1073948282</text:p>
          </table:table-cell>
          <table:table-cell office:value-type="float" office:value="0.3752392628" calcext:value-type="float">
            <text:p>0.3752392628</text:p>
          </table:table-cell>
          <table:table-cell office:value-type="float" office:value="0.0692913121" calcext:value-type="float">
            <text:p>0.0692913121</text:p>
          </table:table-cell>
          <table:table-cell office:value-type="float" office:value="-0.0077562721" calcext:value-type="float">
            <text:p>-0.0077562721</text:p>
          </table:table-cell>
          <table:table-cell office:value-type="float" office:value="-0.0285859882" calcext:value-type="float">
            <text:p>-0.0285859882</text:p>
          </table:table-cell>
          <table:table-cell office:value-type="float" office:value="-0.0184348178" calcext:value-type="float">
            <text:p>-0.0184348178</text:p>
          </table:table-cell>
          <table:table-cell office:value-type="float" office:value="0.0343674534" calcext:value-type="float">
            <text:p>0.0343674534</text:p>
          </table:table-cell>
          <table:table-cell office:value-type="float" office:value="0.022118549" calcext:value-type="float">
            <text:p>0.022118549</text:p>
          </table:table-cell>
          <table:table-cell office:value-type="float" office:value="0.0147617586" calcext:value-type="float">
            <text:p>0.0147617586</text:p>
          </table:table-cell>
          <table:table-cell office:value-type="float" office:value="0.1169288713" calcext:value-type="float">
            <text:p>0.1169288713</text:p>
          </table:table-cell>
          <table:table-cell office:value-type="float" office:value="0.2901492745" calcext:value-type="float">
            <text:p>0.2901492745</text:p>
          </table:table-cell>
          <table:table-cell office:value-type="float" office:value="0.194952634" calcext:value-type="float">
            <text:p>0.194952634</text:p>
          </table:table-cell>
          <table:table-cell office:value-type="float" office:value="0.1169288713" calcext:value-type="float">
            <text:p>0.1169288713</text:p>
          </table:table-cell>
          <table:table-cell office:value-type="float" office:value="0.2901492745" calcext:value-type="float">
            <text:p>0.2901492745</text:p>
          </table:table-cell>
          <table:table-cell office:value-type="float" office:value="0.194952634" calcext:value-type="float">
            <text:p>0.194952634</text:p>
          </table:table-cell>
          <table:table-cell office:value-type="float" office:value="0.1000564896" calcext:value-type="float">
            <text:p>0.1000564896</text:p>
          </table:table-cell>
          <table:table-cell office:value-type="float" office:value="0.2938975502" calcext:value-type="float">
            <text:p>0.2938975502</text:p>
          </table:table-cell>
          <table:table-cell office:value-type="float" office:value="0.1975436082" calcext:value-type="float">
            <text:p>0.1975436082</text:p>
          </table:table-cell>
          <table:table-cell office:value-type="float" office:value="0.1128194213" calcext:value-type="float">
            <text:p>0.1128194213</text:p>
          </table:table-cell>
          <table:table-cell office:value-type="float" office:value="0.2711808215" calcext:value-type="float">
            <text:p>0.2711808215</text:p>
          </table:table-cell>
          <table:table-cell office:value-type="float" office:value="0.1817618067" calcext:value-type="float">
            <text:p>0.1817618067</text:p>
          </table:table-cell>
          <table:table-cell office:value-type="float" office:value="0.0981933038" calcext:value-type="float">
            <text:p>0.0981933038</text:p>
          </table:table-cell>
          <table:table-cell office:value-type="float" office:value="0.2775876941" calcext:value-type="float">
            <text:p>0.2775876941</text:p>
          </table:table-cell>
          <table:table-cell office:value-type="float" office:value="0.1861672837" calcext:value-type="float">
            <text:p>0.1861672837</text:p>
          </table:table-cell>
          <table:table-cell office:value-type="string" calcext:value-type="string">
            <text:p>nan</text:p>
          </table:table-cell>
          <table:table-cell office:value-type="float" office:value="-0.2853495636" calcext:value-type="float">
            <text:p>-0.2853495636</text:p>
          </table:table-cell>
          <table:table-cell office:value-type="float" office:value="-0.9452253851" calcext:value-type="float">
            <text:p>-0.9452253851</text:p>
          </table:table-cell>
          <table:table-cell office:value-type="float" office:value="0.1099581002" calcext:value-type="float">
            <text:p>0.1099581002</text:p>
          </table:table-cell>
          <table:table-cell office:value-type="float" office:value="0.3510339276" calcext:value-type="float">
            <text:p>0.3510339276</text:p>
          </table:table-cell>
          <table:table-cell office:value-type="float" office:value="0.2373741708" calcext:value-type="float">
            <text:p>0.2373741708</text:p>
          </table:table-cell>
          <table:table-cell office:value-type="float" office:value="0.9971811179" calcext:value-type="float">
            <text:p>0.9971811179</text:p>
          </table:table-cell>
          <table:table-cell office:value-type="float" office:value="0.9672844632" calcext:value-type="float">
            <text:p>0.9672844632</text:p>
          </table:table-cell>
          <table:table-cell office:value-type="float" office:value="0.8829138934" calcext:value-type="float">
            <text:p>0.8829138934</text:p>
          </table:table-cell>
          <table:table-cell office:value-type="float" office:value="0.0069334845" calcext:value-type="float">
            <text:p>0.0069334845</text:p>
          </table:table-cell>
          <table:table-cell office:value-type="float" office:value="-0.0028464834" calcext:value-type="float">
            <text:p>-0.0028464834</text:p>
          </table:table-cell>
          <table:table-cell office:value-type="float" office:value="-0.0021948856" calcext:value-type="float">
            <text:p>-0.0021948856</text:p>
          </table:table-cell>
          <table:table-cell office:value-type="float" office:value="0.0389619724" calcext:value-type="float">
            <text:p>0.0389619724</text:p>
          </table:table-cell>
          <table:table-cell office:value-type="float" office:value="0.0376392197" calcext:value-type="float">
            <text:p>0.0376392197</text:p>
          </table:table-cell>
          <table:table-cell office:value-type="float" office:value="0.0252333571" calcext:value-type="float">
            <text:p>0.0252333571</text:p>
          </table:table-cell>
          <table:table-cell office:value-type="float" office:value="0.1318136808" calcext:value-type="float">
            <text:p>0.1318136808</text:p>
          </table:table-cell>
          <table:table-cell office:value-type="float" office:value="0.3390484973" calcext:value-type="float">
            <text:p>0.3390484973</text:p>
          </table:table-cell>
          <table:table-cell office:value-type="float" office:value="0.2355172814" calcext:value-type="float">
            <text:p>0.2355172814</text:p>
          </table:table-cell>
          <table:table-cell office:value-type="float" office:value="0.1318136808" calcext:value-type="float">
            <text:p>0.1318136808</text:p>
          </table:table-cell>
          <table:table-cell office:value-type="float" office:value="0.3390484973" calcext:value-type="float">
            <text:p>0.3390484973</text:p>
          </table:table-cell>
          <table:table-cell office:value-type="float" office:value="0.2355172814" calcext:value-type="float">
            <text:p>0.2355172814</text:p>
          </table:table-cell>
          <table:table-cell office:value-type="float" office:value="0.1132924173" calcext:value-type="float">
            <text:p>0.1132924173</text:p>
          </table:table-cell>
          <table:table-cell office:value-type="float" office:value="0.3398087834" calcext:value-type="float">
            <text:p>0.3398087834</text:p>
          </table:table-cell>
          <table:table-cell office:value-type="float" office:value="0.2364267448" calcext:value-type="float">
            <text:p>0.2364267448</text:p>
          </table:table-cell>
          <table:table-cell office:value-type="float" office:value="0.1276443972" calcext:value-type="float">
            <text:p>0.1276443972</text:p>
          </table:table-cell>
          <table:table-cell office:value-type="float" office:value="0.3167509994" calcext:value-type="float">
            <text:p>0.3167509994</text:p>
          </table:table-cell>
          <table:table-cell office:value-type="float" office:value="0.2188905788" calcext:value-type="float">
            <text:p>0.2188905788</text:p>
          </table:table-cell>
          <table:table-cell office:value-type="float" office:value="0.1129861008" calcext:value-type="float">
            <text:p>0.1129861008</text:p>
          </table:table-cell>
          <table:table-cell office:value-type="float" office:value="0.3229648174" calcext:value-type="float">
            <text:p>0.3229648174</text:p>
          </table:table-cell>
          <table:table-cell office:value-type="float" office:value="0.2237411075" calcext:value-type="float">
            <text:p>0.2237411075</text:p>
          </table:table-cell>
          <table:table-cell office:value-type="string" calcext:value-type="string">
            <text:p>nan</text:p>
          </table:table-cell>
          <table:table-cell office:value-type="float" office:value="-0.3262997599" calcext:value-type="float">
            <text:p>-0.3262997599</text:p>
          </table:table-cell>
          <table:table-cell office:value-type="float" office:value="-0.6761571233" calcext:value-type="float">
            <text:p>-0.6761571233</text:p>
          </table:table-cell>
        </table:table-row>
        <table:table-row table:style-name="ro1">
          <table:table-cell office:value-type="string" calcext:value-type="string">
            <text:p>Cystodites_dellechiajei_purple</text:p>
          </table:table-cell>
          <table:table-cell office:value-type="float" office:value="33908" calcext:value-type="float">
            <text:p>33908</text:p>
          </table:table-cell>
          <table:table-cell office:value-type="float" office:value="645.493747788" calcext:value-type="float">
            <text:p>645.493747788</text:p>
          </table:table-cell>
          <table:table-cell office:value-type="float" office:value="454.399752359" calcext:value-type="float">
            <text:p>454.399752359</text:p>
          </table:table-cell>
          <table:table-cell office:value-type="float" office:value="0.4553555718" calcext:value-type="float">
            <text:p>0.4553555718</text:p>
          </table:table-cell>
          <table:table-cell office:value-type="float" office:value="0.0553340337" calcext:value-type="float">
            <text:p>0.0553340337</text:p>
          </table:table-cell>
          <table:table-cell office:value-type="float" office:value="0.4657939247" calcext:value-type="float">
            <text:p>0.4657939247</text:p>
          </table:table-cell>
          <table:table-cell office:value-type="float" office:value="0.1108311353" calcext:value-type="float">
            <text:p>0.1108311353</text:p>
          </table:table-cell>
          <table:table-cell office:value-type="float" office:value="0.3736929029" calcext:value-type="float">
            <text:p>0.3736929029</text:p>
          </table:table-cell>
          <table:table-cell office:value-type="float" office:value="0.0806790696" calcext:value-type="float">
            <text:p>0.0806790696</text:p>
          </table:table-cell>
          <table:table-cell office:value-type="float" office:value="-0.0076802672" calcext:value-type="float">
            <text:p>-0.0076802672</text:p>
          </table:table-cell>
          <table:table-cell office:value-type="float" office:value="-0.0494669376" calcext:value-type="float">
            <text:p>-0.0494669376</text:p>
          </table:table-cell>
          <table:table-cell office:value-type="float" office:value="-0.0328282869" calcext:value-type="float">
            <text:p>-0.0328282869</text:p>
          </table:table-cell>
          <table:table-cell office:value-type="float" office:value="0.0637732901" calcext:value-type="float">
            <text:p>0.0637732901</text:p>
          </table:table-cell>
          <table:table-cell office:value-type="float" office:value="0.0548011077" calcext:value-type="float">
            <text:p>0.0548011077</text:p>
          </table:table-cell>
          <table:table-cell office:value-type="float" office:value="0.0364440591" calcext:value-type="float">
            <text:p>0.0364440591</text:p>
          </table:table-cell>
          <table:table-cell office:value-type="string" calcext:value-type="string">
            <text:p>nan</text:p>
          </table:table-cell>
          <table:table-cell office:value-type="float" office:value="-0.0296352626" calcext:value-type="float">
            <text:p>-0.0296352626</text:p>
          </table:table-cell>
          <table:table-cell office:value-type="float" office:value="-0.0198478244" calcext:value-type="float">
            <text:p>-0.0198478244</text:p>
          </table:table-cell>
          <table:table-cell office:value-type="string" calcext:value-type="string">
            <text:p>nan</text:p>
          </table:table-cell>
          <table:table-cell office:value-type="float" office:value="-0.0296352626" calcext:value-type="float">
            <text:p>-0.0296352626</text:p>
          </table:table-cell>
          <table:table-cell office:value-type="float" office:value="-0.0198478244" calcext:value-type="float">
            <text:p>-0.0198478244</text:p>
          </table:table-cell>
          <table:table-cell office:value-type="string" calcext:value-type="string">
            <text:p>nan</text:p>
          </table:table-cell>
          <table:table-cell office:value-type="float" office:value="-0.0585065175" calcext:value-type="float">
            <text:p>-0.0585065175</text:p>
          </table:table-cell>
          <table:table-cell office:value-type="float" office:value="-0.0390511729" calcext:value-type="float">
            <text:p>-0.0390511729</text:p>
          </table:table-cell>
          <table:table-cell office:value-type="float" office:value="-0.0395016369" calcext:value-type="float">
            <text:p>-0.0395016369</text:p>
          </table:table-cell>
          <table:table-cell office:value-type="float" office:value="-0.029046386" calcext:value-type="float">
            <text:p>-0.029046386</text:p>
          </table:table-cell>
          <table:table-cell office:value-type="float" office:value="-0.0193681486" calcext:value-type="float">
            <text:p>-0.0193681486</text:p>
          </table:table-cell>
          <table:table-cell office:value-type="float" office:value="-0.0697360473" calcext:value-type="float">
            <text:p>-0.0697360473</text:p>
          </table:table-cell>
          <table:table-cell office:value-type="float" office:value="-0.0629751414" calcext:value-type="float">
            <text:p>-0.0629751414</text:p>
          </table:table-cell>
          <table:table-cell office:value-type="float" office:value="-0.0417721241" calcext:value-type="float">
            <text:p>-0.0417721241</text:p>
          </table:table-cell>
          <table:table-cell office:value-type="string" calcext:value-type="string">
            <text:p>nan</text:p>
          </table:table-cell>
          <table:table-cell office:value-type="float" office:value="0.0475022887" calcext:value-type="float">
            <text:p>0.0475022887</text:p>
          </table:table-cell>
          <table:table-cell office:value-type="float" office:value="-0.8887019764" calcext:value-type="float">
            <text:p>-0.8887019764</text:p>
          </table:table-cell>
          <table:table-cell office:value-type="float" office:value="-0.073229697" calcext:value-type="float">
            <text:p>-0.073229697</text:p>
          </table:table-cell>
          <table:table-cell office:value-type="float" office:value="-0.0325191804" calcext:value-type="float">
            <text:p>-0.0325191804</text:p>
          </table:table-cell>
          <table:table-cell office:value-type="float" office:value="-0.0218570237" calcext:value-type="float">
            <text:p>-0.0218570237</text:p>
          </table:table-cell>
          <table:table-cell office:value-type="float" office:value="0.9970661487" calcext:value-type="float">
            <text:p>0.9970661487</text:p>
          </table:table-cell>
          <table:table-cell office:value-type="float" office:value="0.9800448278" calcext:value-type="float">
            <text:p>0.9800448278</text:p>
          </table:table-cell>
          <table:table-cell office:value-type="float" office:value="0.9058987586" calcext:value-type="float">
            <text:p>0.9058987586</text:p>
          </table:table-cell>
          <table:table-cell office:value-type="float" office:value="0.0298235213" calcext:value-type="float">
            <text:p>0.0298235213</text:p>
          </table:table-cell>
          <table:table-cell office:value-type="float" office:value="0.0244872081" calcext:value-type="float">
            <text:p>0.0244872081</text:p>
          </table:table-cell>
          <table:table-cell office:value-type="float" office:value="0.0164300211" calcext:value-type="float">
            <text:p>0.0164300211</text:p>
          </table:table-cell>
          <table:table-cell office:value-type="float" office:value="0.0731773441" calcext:value-type="float">
            <text:p>0.0731773441</text:p>
          </table:table-cell>
          <table:table-cell office:value-type="float" office:value="0.0833084345" calcext:value-type="float">
            <text:p>0.0833084345</text:p>
          </table:table-cell>
          <table:table-cell office:value-type="float" office:value="0.0556680459" calcext:value-type="float">
            <text:p>0.0556680459</text:p>
          </table:table-cell>
          <table:table-cell office:value-type="string" calcext:value-type="string">
            <text:p>nan</text:p>
          </table:table-cell>
          <table:table-cell office:value-type="float" office:value="0.0107568831" calcext:value-type="float">
            <text:p>0.0107568831</text:p>
          </table:table-cell>
          <table:table-cell office:value-type="float" office:value="0.0067148859" calcext:value-type="float">
            <text:p>0.0067148859</text:p>
          </table:table-cell>
          <table:table-cell office:value-type="string" calcext:value-type="string">
            <text:p>nan</text:p>
          </table:table-cell>
          <table:table-cell office:value-type="float" office:value="0.0107568831" calcext:value-type="float">
            <text:p>0.0107568831</text:p>
          </table:table-cell>
          <table:table-cell office:value-type="float" office:value="0.0067148859" calcext:value-type="float">
            <text:p>0.0067148859</text:p>
          </table:table-cell>
          <table:table-cell office:value-type="string" calcext:value-type="string">
            <text:p>nan</text:p>
          </table:table-cell>
          <table:table-cell office:value-type="float" office:value="-0.0244779207" calcext:value-type="float">
            <text:p>-0.0244779207</text:p>
          </table:table-cell>
          <table:table-cell office:value-type="float" office:value="-0.0169918254" calcext:value-type="float">
            <text:p>-0.0169918254</text:p>
          </table:table-cell>
          <table:table-cell office:value-type="float" office:value="-0.0214101318" calcext:value-type="float">
            <text:p>-0.0214101318</text:p>
          </table:table-cell>
          <table:table-cell office:value-type="float" office:value="0.0158998302" calcext:value-type="float">
            <text:p>0.0158998302</text:p>
          </table:table-cell>
          <table:table-cell office:value-type="float" office:value="0.0102611697" calcext:value-type="float">
            <text:p>0.0102611697</text:p>
          </table:table-cell>
          <table:table-cell office:value-type="float" office:value="-0.0523116884" calcext:value-type="float">
            <text:p>-0.0523116884</text:p>
          </table:table-cell>
          <table:table-cell office:value-type="float" office:value="-0.0214978053" calcext:value-type="float">
            <text:p>-0.0214978053</text:p>
          </table:table-cell>
          <table:table-cell office:value-type="float" office:value="-0.0147865983" calcext:value-type="float">
            <text:p>-0.0147865983</text:p>
          </table:table-cell>
          <table:table-cell office:value-type="string" calcext:value-type="string">
            <text:p>nan</text:p>
          </table:table-cell>
          <table:table-cell office:value-type="float" office:value="0.014058243" calcext:value-type="float">
            <text:p>0.014058243</text:p>
          </table:table-cell>
          <table:table-cell office:value-type="float" office:value="-0.8470459885" calcext:value-type="float">
            <text:p>-0.8470459885</text:p>
          </table:table-cell>
        </table:table-row>
        <table:table-row table:style-name="ro1">
          <table:table-cell office:value-type="string" calcext:value-type="string">
            <text:p>Daubentonia_madagascariensis</text:p>
          </table:table-cell>
          <table:table-cell office:value-type="float" office:value="9082" calcext:value-type="float">
            <text:p>9082</text:p>
          </table:table-cell>
          <table:table-cell office:value-type="float" office:value="422.343646774" calcext:value-type="float">
            <text:p>422.343646774</text:p>
          </table:table-cell>
          <table:table-cell office:value-type="float" office:value="316.110676082" calcext:value-type="float">
            <text:p>316.110676082</text:p>
          </table:table-cell>
          <table:table-cell office:value-type="float" office:value="0.4734970036" calcext:value-type="float">
            <text:p>0.4734970036</text:p>
          </table:table-cell>
          <table:table-cell office:value-type="float" office:value="0.0640837533" calcext:value-type="float">
            <text:p>0.0640837533</text:p>
          </table:table-cell>
          <table:table-cell office:value-type="float" office:value="0.4966305224" calcext:value-type="float">
            <text:p>0.4966305224</text:p>
          </table:table-cell>
          <table:table-cell office:value-type="float" office:value="0.1379975478" calcext:value-type="float">
            <text:p>0.1379975478</text:p>
          </table:table-cell>
          <table:table-cell office:value-type="float" office:value="0.4244844032" calcext:value-type="float">
            <text:p>0.4244844032</text:p>
          </table:table-cell>
          <table:table-cell office:value-type="float" office:value="0.0925582937" calcext:value-type="float">
            <text:p>0.0925582937</text:p>
          </table:table-cell>
          <table:table-cell office:value-type="float" office:value="-0.0009396575" calcext:value-type="float">
            <text:p>-0.0009396575</text:p>
          </table:table-cell>
          <table:table-cell office:value-type="float" office:value="-0.1690237785" calcext:value-type="float">
            <text:p>-0.1690237785</text:p>
          </table:table-cell>
          <table:table-cell office:value-type="float" office:value="-0.1295678214" calcext:value-type="float">
            <text:p>-0.1295678214</text:p>
          </table:table-cell>
          <table:table-cell office:value-type="float" office:value="0.016756263" calcext:value-type="float">
            <text:p>0.016756263</text:p>
          </table:table-cell>
          <table:table-cell office:value-type="float" office:value="0.1378795734" calcext:value-type="float">
            <text:p>0.1378795734</text:p>
          </table:table-cell>
          <table:table-cell office:value-type="float" office:value="0.0920758212" calcext:value-type="float">
            <text:p>0.0920758212</text:p>
          </table:table-cell>
          <table:table-cell office:value-type="float" office:value="0.0370687763" calcext:value-type="float">
            <text:p>0.0370687763</text:p>
          </table:table-cell>
          <table:table-cell office:value-type="float" office:value="0.1293386041" calcext:value-type="float">
            <text:p>0.1293386041</text:p>
          </table:table-cell>
          <table:table-cell office:value-type="float" office:value="0.0855903005" calcext:value-type="float">
            <text:p>0.0855903005</text:p>
          </table:table-cell>
          <table:table-cell office:value-type="float" office:value="0.0370687763" calcext:value-type="float">
            <text:p>0.0370687763</text:p>
          </table:table-cell>
          <table:table-cell office:value-type="float" office:value="0.1293386041" calcext:value-type="float">
            <text:p>0.1293386041</text:p>
          </table:table-cell>
          <table:table-cell office:value-type="float" office:value="0.0855903005" calcext:value-type="float">
            <text:p>0.0855903005</text:p>
          </table:table-cell>
          <table:table-cell office:value-type="float" office:value="0.046281479" calcext:value-type="float">
            <text:p>0.046281479</text:p>
          </table:table-cell>
          <table:table-cell office:value-type="float" office:value="0.1771881303" calcext:value-type="float">
            <text:p>0.1771881303</text:p>
          </table:table-cell>
          <table:table-cell office:value-type="float" office:value="0.1171795843" calcext:value-type="float">
            <text:p>0.1171795843</text:p>
          </table:table-cell>
          <table:table-cell office:value-type="float" office:value="0.036913443" calcext:value-type="float">
            <text:p>0.036913443</text:p>
          </table:table-cell>
          <table:table-cell office:value-type="float" office:value="0.141586011" calcext:value-type="float">
            <text:p>0.141586011</text:p>
          </table:table-cell>
          <table:table-cell office:value-type="float" office:value="0.0935197324" calcext:value-type="float">
            <text:p>0.0935197324</text:p>
          </table:table-cell>
          <table:table-cell office:value-type="float" office:value="0.0441622836" calcext:value-type="float">
            <text:p>0.0441622836</text:p>
          </table:table-cell>
          <table:table-cell office:value-type="float" office:value="0.1574352703" calcext:value-type="float">
            <text:p>0.1574352703</text:p>
          </table:table-cell>
          <table:table-cell office:value-type="float" office:value="0.1037648755" calcext:value-type="float">
            <text:p>0.1037648755</text:p>
          </table:table-cell>
          <table:table-cell office:value-type="string" calcext:value-type="string">
            <text:p>nan</text:p>
          </table:table-cell>
          <table:table-cell office:value-type="float" office:value="-0.1742969393" calcext:value-type="float">
            <text:p>-0.1742969393</text:p>
          </table:table-cell>
          <table:table-cell office:value-type="float" office:value="-0.9912906375" calcext:value-type="float">
            <text:p>-0.9912906375</text:p>
          </table:table-cell>
          <table:table-cell office:value-type="float" office:value="0.0755177364" calcext:value-type="float">
            <text:p>0.0755177364</text:p>
          </table:table-cell>
          <table:table-cell office:value-type="float" office:value="0.2367778781" calcext:value-type="float">
            <text:p>0.2367778781</text:p>
          </table:table-cell>
          <table:table-cell office:value-type="float" office:value="0.1577544695" calcext:value-type="float">
            <text:p>0.1577544695</text:p>
          </table:table-cell>
          <table:table-cell office:value-type="float" office:value="0.9996893458" calcext:value-type="float">
            <text:p>0.9996893458</text:p>
          </table:table-cell>
          <table:table-cell office:value-type="float" office:value="0.643197274" calcext:value-type="float">
            <text:p>0.643197274</text:p>
          </table:table-cell>
          <table:table-cell office:value-type="float" office:value="0.4890533181" calcext:value-type="float">
            <text:p>0.4890533181</text:p>
          </table:table-cell>
          <table:table-cell office:value-type="float" office:value="0.0050536195" calcext:value-type="float">
            <text:p>0.0050536195</text:p>
          </table:table-cell>
          <table:table-cell office:value-type="float" office:value="0.1524270491" calcext:value-type="float">
            <text:p>0.1524270491</text:p>
          </table:table-cell>
          <table:table-cell office:value-type="float" office:value="0.1027491875" calcext:value-type="float">
            <text:p>0.1027491875</text:p>
          </table:table-cell>
          <table:table-cell office:value-type="float" office:value="0.0186501358" calcext:value-type="float">
            <text:p>0.0186501358</text:p>
          </table:table-cell>
          <table:table-cell office:value-type="float" office:value="0.2514257787" calcext:value-type="float">
            <text:p>0.2514257787</text:p>
          </table:table-cell>
          <table:table-cell office:value-type="float" office:value="0.1699007586" calcext:value-type="float">
            <text:p>0.1699007586</text:p>
          </table:table-cell>
          <table:table-cell office:value-type="float" office:value="0.0403873692" calcext:value-type="float">
            <text:p>0.0403873692</text:p>
          </table:table-cell>
          <table:table-cell office:value-type="float" office:value="0.2961623179" calcext:value-type="float">
            <text:p>0.2961623179</text:p>
          </table:table-cell>
          <table:table-cell office:value-type="float" office:value="0.202269029" calcext:value-type="float">
            <text:p>0.202269029</text:p>
          </table:table-cell>
          <table:table-cell office:value-type="float" office:value="0.0403873692" calcext:value-type="float">
            <text:p>0.0403873692</text:p>
          </table:table-cell>
          <table:table-cell office:value-type="float" office:value="0.2961623179" calcext:value-type="float">
            <text:p>0.2961623179</text:p>
          </table:table-cell>
          <table:table-cell office:value-type="float" office:value="0.202269029" calcext:value-type="float">
            <text:p>0.202269029</text:p>
          </table:table-cell>
          <table:table-cell office:value-type="float" office:value="0.0501749006" calcext:value-type="float">
            <text:p>0.0501749006</text:p>
          </table:table-cell>
          <table:table-cell office:value-type="float" office:value="0.3674068607" calcext:value-type="float">
            <text:p>0.3674068607</text:p>
          </table:table-cell>
          <table:table-cell office:value-type="float" office:value="0.2495130448" calcext:value-type="float">
            <text:p>0.2495130448</text:p>
          </table:table-cell>
          <table:table-cell office:value-type="float" office:value="0.0407946165" calcext:value-type="float">
            <text:p>0.0407946165</text:p>
          </table:table-cell>
          <table:table-cell office:value-type="float" office:value="0.3385225154" calcext:value-type="float">
            <text:p>0.3385225154</text:p>
          </table:table-cell>
          <table:table-cell office:value-type="float" office:value="0.2317955073" calcext:value-type="float">
            <text:p>0.2317955073</text:p>
          </table:table-cell>
          <table:table-cell office:value-type="float" office:value="0.0484032332" calcext:value-type="float">
            <text:p>0.0484032332</text:p>
          </table:table-cell>
          <table:table-cell office:value-type="float" office:value="0.356755886" calcext:value-type="float">
            <text:p>0.356755886</text:p>
          </table:table-cell>
          <table:table-cell office:value-type="float" office:value="0.2429252537" calcext:value-type="float">
            <text:p>0.2429252537</text:p>
          </table:table-cell>
          <table:table-cell office:value-type="string" calcext:value-type="string">
            <text:p>nan</text:p>
          </table:table-cell>
          <table:table-cell office:value-type="float" office:value="-0.3539760008" calcext:value-type="float">
            <text:p>-0.3539760008</text:p>
          </table:table-cell>
          <table:table-cell office:value-type="float" office:value="-0.8970356325" calcext:value-type="float">
            <text:p>-0.8970356325</text:p>
          </table:table-cell>
        </table:table-row>
        <table:table-row table:style-name="ro1">
          <table:table-cell office:value-type="string" calcext:value-type="string">
            <text:p>Echinocardium_cordatum_B2</text:p>
          </table:table-cell>
          <table:table-cell office:value-type="float" office:value="23422" calcext:value-type="float">
            <text:p>23422</text:p>
          </table:table-cell>
          <table:table-cell office:value-type="float" office:value="554.357569806" calcext:value-type="float">
            <text:p>554.357569806</text:p>
          </table:table-cell>
          <table:table-cell office:value-type="float" office:value="403.888757191" calcext:value-type="float">
            <text:p>403.888757191</text:p>
          </table:table-cell>
          <table:table-cell office:value-type="float" office:value="0.515904574" calcext:value-type="float">
            <text:p>0.515904574</text:p>
          </table:table-cell>
          <table:table-cell office:value-type="float" office:value="0.0539172424" calcext:value-type="float">
            <text:p>0.0539172424</text:p>
          </table:table-cell>
          <table:table-cell office:value-type="float" office:value="0.5958071467" calcext:value-type="float">
            <text:p>0.5958071467</text:p>
          </table:table-cell>
          <table:table-cell office:value-type="float" office:value="0.1248201523" calcext:value-type="float">
            <text:p>0.1248201523</text:p>
          </table:table-cell>
          <table:table-cell office:value-type="float" office:value="0.3915791284" calcext:value-type="float">
            <text:p>0.3915791284</text:p>
          </table:table-cell>
          <table:table-cell office:value-type="float" office:value="0.08480081" calcext:value-type="float">
            <text:p>0.08480081</text:p>
          </table:table-cell>
          <table:table-cell office:value-type="float" office:value="-0.00704999" calcext:value-type="float">
            <text:p>-0.00704999</text:p>
          </table:table-cell>
          <table:table-cell office:value-type="float" office:value="-0.0285612671" calcext:value-type="float">
            <text:p>-0.0285612671</text:p>
          </table:table-cell>
          <table:table-cell office:value-type="float" office:value="-0.0198897233" calcext:value-type="float">
            <text:p>-0.0198897233</text:p>
          </table:table-cell>
          <table:table-cell office:value-type="float" office:value="0.145041191" calcext:value-type="float">
            <text:p>0.145041191</text:p>
          </table:table-cell>
          <table:table-cell office:value-type="float" office:value="0.134046126" calcext:value-type="float">
            <text:p>0.134046126</text:p>
          </table:table-cell>
          <table:table-cell office:value-type="float" office:value="0.0895319392" calcext:value-type="float">
            <text:p>0.0895319392</text:p>
          </table:table-cell>
          <table:table-cell office:value-type="string" calcext:value-type="string">
            <text:p>nan</text:p>
          </table:table-cell>
          <table:table-cell office:value-type="float" office:value="-0.1133813254" calcext:value-type="float">
            <text:p>-0.1133813254</text:p>
          </table:table-cell>
          <table:table-cell office:value-type="float" office:value="-0.0681159117" calcext:value-type="float">
            <text:p>-0.0681159117</text:p>
          </table:table-cell>
          <table:table-cell office:value-type="string" calcext:value-type="string">
            <text:p>nan</text:p>
          </table:table-cell>
          <table:table-cell office:value-type="float" office:value="-0.1133813254" calcext:value-type="float">
            <text:p>-0.1133813254</text:p>
          </table:table-cell>
          <table:table-cell office:value-type="float" office:value="-0.0681159117" calcext:value-type="float">
            <text:p>-0.0681159117</text:p>
          </table:table-cell>
          <table:table-cell office:value-type="string" calcext:value-type="string">
            <text:p>nan</text:p>
          </table:table-cell>
          <table:table-cell office:value-type="float" office:value="-0.082396771" calcext:value-type="float">
            <text:p>-0.082396771</text:p>
          </table:table-cell>
          <table:table-cell office:value-type="float" office:value="-0.045683787" calcext:value-type="float">
            <text:p>-0.045683787</text:p>
          </table:table-cell>
          <table:table-cell office:value-type="float" office:value="-0.0639089602" calcext:value-type="float">
            <text:p>-0.0639089602</text:p>
          </table:table-cell>
          <table:table-cell office:value-type="float" office:value="-0.081711664" calcext:value-type="float">
            <text:p>-0.081711664</text:p>
          </table:table-cell>
          <table:table-cell office:value-type="float" office:value="-0.0543060004" calcext:value-type="float">
            <text:p>-0.0543060004</text:p>
          </table:table-cell>
          <table:table-cell office:value-type="float" office:value="-0.0516526328" calcext:value-type="float">
            <text:p>-0.0516526328</text:p>
          </table:table-cell>
          <table:table-cell office:value-type="float" office:value="-0.0716245708" calcext:value-type="float">
            <text:p>-0.0716245708</text:p>
          </table:table-cell>
          <table:table-cell office:value-type="float" office:value="-0.0474973351" calcext:value-type="float">
            <text:p>-0.0474973351</text:p>
          </table:table-cell>
          <table:table-cell office:value-type="string" calcext:value-type="string">
            <text:p>nan</text:p>
          </table:table-cell>
          <table:table-cell office:value-type="float" office:value="0.0328738267" calcext:value-type="float">
            <text:p>0.0328738267</text:p>
          </table:table-cell>
          <table:table-cell office:value-type="float" office:value="-0.9573767055" calcext:value-type="float">
            <text:p>-0.9573767055</text:p>
          </table:table-cell>
          <table:table-cell office:value-type="float" office:value="-0.0416595825" calcext:value-type="float">
            <text:p>-0.0416595825</text:p>
          </table:table-cell>
          <table:table-cell office:value-type="float" office:value="-0.0526483578" calcext:value-type="float">
            <text:p>-0.0526483578</text:p>
          </table:table-cell>
          <table:table-cell office:value-type="float" office:value="-0.0347796613" calcext:value-type="float">
            <text:p>-0.0347796613</text:p>
          </table:table-cell>
          <table:table-cell office:value-type="float" office:value="0.9995920626" calcext:value-type="float">
            <text:p>0.9995920626</text:p>
          </table:table-cell>
          <table:table-cell office:value-type="float" office:value="0.9923278038" calcext:value-type="float">
            <text:p>0.9923278038</text:p>
          </table:table-cell>
          <table:table-cell office:value-type="float" office:value="0.9415037075" calcext:value-type="float">
            <text:p>0.9415037075</text:p>
          </table:table-cell>
          <table:table-cell office:value-type="float" office:value="0.0079830667" calcext:value-type="float">
            <text:p>0.0079830667</text:p>
          </table:table-cell>
          <table:table-cell office:value-type="float" office:value="0.0375068196" calcext:value-type="float">
            <text:p>0.0375068196</text:p>
          </table:table-cell>
          <table:table-cell office:value-type="float" office:value="0.0250525841" calcext:value-type="float">
            <text:p>0.0250525841</text:p>
          </table:table-cell>
          <table:table-cell office:value-type="float" office:value="0.1471294683" calcext:value-type="float">
            <text:p>0.1471294683</text:p>
          </table:table-cell>
          <table:table-cell office:value-type="float" office:value="0.1448107161" calcext:value-type="float">
            <text:p>0.1448107161</text:p>
          </table:table-cell>
          <table:table-cell office:value-type="float" office:value="0.097585682" calcext:value-type="float">
            <text:p>0.097585682</text:p>
          </table:table-cell>
          <table:table-cell office:value-type="string" calcext:value-type="string">
            <text:p>nan</text:p>
          </table:table-cell>
          <table:table-cell office:value-type="float" office:value="-0.103034133" calcext:value-type="float">
            <text:p>-0.103034133</text:p>
          </table:table-cell>
          <table:table-cell office:value-type="float" office:value="-0.2853684586" calcext:value-type="float">
            <text:p>-0.2853684586</text:p>
          </table:table-cell>
          <table:table-cell office:value-type="string" calcext:value-type="string">
            <text:p>nan</text:p>
          </table:table-cell>
          <table:table-cell office:value-type="float" office:value="-0.103034133" calcext:value-type="float">
            <text:p>-0.103034133</text:p>
          </table:table-cell>
          <table:table-cell office:value-type="float" office:value="-0.2853684586" calcext:value-type="float">
            <text:p>-0.2853684586</text:p>
          </table:table-cell>
          <table:table-cell office:value-type="string" calcext:value-type="string">
            <text:p>nan</text:p>
          </table:table-cell>
          <table:table-cell office:value-type="float" office:value="-0.067687785" calcext:value-type="float">
            <text:p>-0.067687785</text:p>
          </table:table-cell>
          <table:table-cell office:value-type="float" office:value="-0.2594550767" calcext:value-type="float">
            <text:p>-0.2594550767</text:p>
          </table:table-cell>
          <table:table-cell office:value-type="float" office:value="-0.0586073385" calcext:value-type="float">
            <text:p>-0.0586073385</text:p>
          </table:table-cell>
          <table:table-cell office:value-type="float" office:value="-0.0634817975" calcext:value-type="float">
            <text:p>-0.0634817975</text:p>
          </table:table-cell>
          <table:table-cell office:value-type="float" office:value="-0.0427394293" calcext:value-type="float">
            <text:p>-0.0427394293</text:p>
          </table:table-cell>
          <table:table-cell office:value-type="float" office:value="-0.0455720098" calcext:value-type="float">
            <text:p>-0.0455720098</text:p>
          </table:table-cell>
          <table:table-cell office:value-type="float" office:value="-0.0509178335" calcext:value-type="float">
            <text:p>-0.0509178335</text:p>
          </table:table-cell>
          <table:table-cell office:value-type="float" office:value="-0.0342092724" calcext:value-type="float">
            <text:p>-0.0342092724</text:p>
          </table:table-cell>
          <table:table-cell office:value-type="string" calcext:value-type="string">
            <text:p>nan</text:p>
          </table:table-cell>
          <table:table-cell office:value-type="float" office:value="0.0176736263" calcext:value-type="float">
            <text:p>0.0176736263</text:p>
          </table:table-cell>
          <table:table-cell office:value-type="float" office:value="-0.8769639833" calcext:value-type="float">
            <text:p>-0.8769639833</text:p>
          </table:table-cell>
        </table:table-row>
        <table:table-row table:style-name="ro1">
          <table:table-cell office:value-type="string" calcext:value-type="string">
            <text:p>Echinocardium_mediterraneum</text:p>
          </table:table-cell>
          <table:table-cell office:value-type="float" office:value="20843" calcext:value-type="float">
            <text:p>20843</text:p>
          </table:table-cell>
          <table:table-cell office:value-type="float" office:value="899.14997841" calcext:value-type="float">
            <text:p>899.14997841</text:p>
          </table:table-cell>
          <table:table-cell office:value-type="float" office:value="800.848347664" calcext:value-type="float">
            <text:p>800.848347664</text:p>
          </table:table-cell>
          <table:table-cell office:value-type="float" office:value="0.5029591273" calcext:value-type="float">
            <text:p>0.5029591273</text:p>
          </table:table-cell>
          <table:table-cell office:value-type="float" office:value="0.0475126416" calcext:value-type="float">
            <text:p>0.0475126416</text:p>
          </table:table-cell>
          <table:table-cell office:value-type="float" office:value="0.5667759447" calcext:value-type="float">
            <text:p>0.5667759447</text:p>
          </table:table-cell>
          <table:table-cell office:value-type="float" office:value="0.109913616" calcext:value-type="float">
            <text:p>0.109913616</text:p>
          </table:table-cell>
          <table:table-cell office:value-type="float" office:value="0.3841053904" calcext:value-type="float">
            <text:p>0.3841053904</text:p>
          </table:table-cell>
          <table:table-cell office:value-type="float" office:value="0.0705691485" calcext:value-type="float">
            <text:p>0.0705691485</text:p>
          </table:table-cell>
          <table:table-cell office:value-type="float" office:value="-0.0018769109" calcext:value-type="float">
            <text:p>-0.0018769109</text:p>
          </table:table-cell>
          <table:table-cell office:value-type="float" office:value="-0.023757525" calcext:value-type="float">
            <text:p>-0.023757525</text:p>
          </table:table-cell>
          <table:table-cell office:value-type="float" office:value="-0.0154432057" calcext:value-type="float">
            <text:p>-0.0154432057</text:p>
          </table:table-cell>
          <table:table-cell office:value-type="float" office:value="0.1647650246" calcext:value-type="float">
            <text:p>0.1647650246</text:p>
          </table:table-cell>
          <table:table-cell office:value-type="float" office:value="0.1481847571" calcext:value-type="float">
            <text:p>0.1481847571</text:p>
          </table:table-cell>
          <table:table-cell office:value-type="float" office:value="0.0994728966" calcext:value-type="float">
            <text:p>0.0994728966</text:p>
          </table:table-cell>
          <table:table-cell office:value-type="string" calcext:value-type="string">
            <text:p>nan</text:p>
          </table:table-cell>
          <table:table-cell office:value-type="float" office:value="-0.1318807993" calcext:value-type="float">
            <text:p>-0.1318807993</text:p>
          </table:table-cell>
          <table:table-cell office:value-type="float" office:value="-0.0873421943" calcext:value-type="float">
            <text:p>-0.0873421943</text:p>
          </table:table-cell>
          <table:table-cell office:value-type="string" calcext:value-type="string">
            <text:p>nan</text:p>
          </table:table-cell>
          <table:table-cell office:value-type="float" office:value="-0.1318807993" calcext:value-type="float">
            <text:p>-0.1318807993</text:p>
          </table:table-cell>
          <table:table-cell office:value-type="float" office:value="-0.0873421943" calcext:value-type="float">
            <text:p>-0.0873421943</text:p>
          </table:table-cell>
          <table:table-cell office:value-type="string" calcext:value-type="string">
            <text:p>nan</text:p>
          </table:table-cell>
          <table:table-cell office:value-type="float" office:value="-0.1227272475" calcext:value-type="float">
            <text:p>-0.1227272475</text:p>
          </table:table-cell>
          <table:table-cell office:value-type="float" office:value="-0.0807783413" calcext:value-type="float">
            <text:p>-0.0807783413</text:p>
          </table:table-cell>
          <table:table-cell office:value-type="float" office:value="-0.1315792761" calcext:value-type="float">
            <text:p>-0.1315792761</text:p>
          </table:table-cell>
          <table:table-cell office:value-type="float" office:value="-0.1017995519" calcext:value-type="float">
            <text:p>-0.1017995519</text:p>
          </table:table-cell>
          <table:table-cell office:value-type="float" office:value="-0.068294936" calcext:value-type="float">
            <text:p>-0.068294936</text:p>
          </table:table-cell>
          <table:table-cell office:value-type="float" office:value="-0.1342951016" calcext:value-type="float">
            <text:p>-0.1342951016</text:p>
          </table:table-cell>
          <table:table-cell office:value-type="float" office:value="-0.1095156755" calcext:value-type="float">
            <text:p>-0.1095156755</text:p>
          </table:table-cell>
          <table:table-cell office:value-type="float" office:value="-0.0732239135" calcext:value-type="float">
            <text:p>-0.0732239135</text:p>
          </table:table-cell>
          <table:table-cell office:value-type="string" calcext:value-type="string">
            <text:p>nan</text:p>
          </table:table-cell>
          <table:table-cell office:value-type="float" office:value="0.0753669535" calcext:value-type="float">
            <text:p>0.0753669535</text:p>
          </table:table-cell>
          <table:table-cell office:value-type="float" office:value="-0.6090655972" calcext:value-type="float">
            <text:p>-0.6090655972</text:p>
          </table:table-cell>
          <table:table-cell office:value-type="float" office:value="-0.1272882795" calcext:value-type="float">
            <text:p>-0.1272882795</text:p>
          </table:table-cell>
          <table:table-cell office:value-type="float" office:value="-0.1062062797" calcext:value-type="float">
            <text:p>-0.1062062797</text:p>
          </table:table-cell>
          <table:table-cell office:value-type="float" office:value="-0.0710686337" calcext:value-type="float">
            <text:p>-0.0710686337</text:p>
          </table:table-cell>
          <table:table-cell office:value-type="float" office:value="0.999395045" calcext:value-type="float">
            <text:p>0.999395045</text:p>
          </table:table-cell>
          <table:table-cell office:value-type="float" office:value="0.9933527694" calcext:value-type="float">
            <text:p>0.9933527694</text:p>
          </table:table-cell>
          <table:table-cell office:value-type="float" office:value="0.9500845731" calcext:value-type="float">
            <text:p>0.9500845731</text:p>
          </table:table-cell>
          <table:table-cell office:value-type="float" office:value="0.0107213689" calcext:value-type="float">
            <text:p>0.0107213689</text:p>
          </table:table-cell>
          <table:table-cell office:value-type="float" office:value="0.0158425167" calcext:value-type="float">
            <text:p>0.0158425167</text:p>
          </table:table-cell>
          <table:table-cell office:value-type="float" office:value="0.0106443875" calcext:value-type="float">
            <text:p>0.0106443875</text:p>
          </table:table-cell>
          <table:table-cell office:value-type="float" office:value="0.1624688367" calcext:value-type="float">
            <text:p>0.1624688367</text:p>
          </table:table-cell>
          <table:table-cell office:value-type="float" office:value="0.1442542337" calcext:value-type="float">
            <text:p>0.1442542337</text:p>
          </table:table-cell>
          <table:table-cell office:value-type="float" office:value="0.0974672319" calcext:value-type="float">
            <text:p>0.0974672319</text:p>
          </table:table-cell>
          <table:table-cell office:value-type="string" calcext:value-type="string">
            <text:p>nan</text:p>
          </table:table-cell>
          <table:table-cell office:value-type="float" office:value="-0.1496603513" calcext:value-type="float">
            <text:p>-0.1496603513</text:p>
          </table:table-cell>
          <table:table-cell office:value-type="float" office:value="-0.0760437113" calcext:value-type="float">
            <text:p>-0.0760437113</text:p>
          </table:table-cell>
          <table:table-cell office:value-type="string" calcext:value-type="string">
            <text:p>nan</text:p>
          </table:table-cell>
          <table:table-cell office:value-type="float" office:value="-0.1496603513" calcext:value-type="float">
            <text:p>-0.1496603513</text:p>
          </table:table-cell>
          <table:table-cell office:value-type="float" office:value="-0.0760437113" calcext:value-type="float">
            <text:p>-0.0760437113</text:p>
          </table:table-cell>
          <table:table-cell office:value-type="string" calcext:value-type="string">
            <text:p>nan</text:p>
          </table:table-cell>
          <table:table-cell office:value-type="float" office:value="-0.1419176448" calcext:value-type="float">
            <text:p>-0.1419176448</text:p>
          </table:table-cell>
          <table:table-cell office:value-type="float" office:value="-0.0693622985" calcext:value-type="float">
            <text:p>-0.0693622985</text:p>
          </table:table-cell>
          <table:table-cell office:value-type="float" office:value="-0.1366734593" calcext:value-type="float">
            <text:p>-0.1366734593</text:p>
          </table:table-cell>
          <table:table-cell office:value-type="float" office:value="-0.115334308" calcext:value-type="float">
            <text:p>-0.115334308</text:p>
          </table:table-cell>
          <table:table-cell office:value-type="float" office:value="-0.0775685452" calcext:value-type="float">
            <text:p>-0.0775685452</text:p>
          </table:table-cell>
          <table:table-cell office:value-type="float" office:value="-0.138933889" calcext:value-type="float">
            <text:p>-0.138933889</text:p>
          </table:table-cell>
          <table:table-cell office:value-type="float" office:value="-0.1216473723" calcext:value-type="float">
            <text:p>-0.1216473723</text:p>
          </table:table-cell>
          <table:table-cell office:value-type="float" office:value="-0.0815767259" calcext:value-type="float">
            <text:p>-0.0815767259</text:p>
          </table:table-cell>
          <table:table-cell office:value-type="string" calcext:value-type="string">
            <text:p>nan</text:p>
          </table:table-cell>
          <table:table-cell office:value-type="float" office:value="0.0897435604" calcext:value-type="float">
            <text:p>0.0897435604</text:p>
          </table:table-cell>
          <table:table-cell office:value-type="float" office:value="-0.8482076977" calcext:value-type="float">
            <text:p>-0.8482076977</text:p>
          </table:table-cell>
        </table:table-row>
        <table:table-row table:style-name="ro1">
          <table:table-cell office:value-type="string" calcext:value-type="string">
            <text:p>Emiliania_huxleyi</text:p>
          </table:table-cell>
          <table:table-cell office:value-type="float" office:value="16719" calcext:value-type="float">
            <text:p>16719</text:p>
          </table:table-cell>
          <table:table-cell office:value-type="float" office:value="626.838865961" calcext:value-type="float">
            <text:p>626.838865961</text:p>
          </table:table-cell>
          <table:table-cell office:value-type="float" office:value="384.221359048" calcext:value-type="float">
            <text:p>384.221359048</text:p>
          </table:table-cell>
          <table:table-cell office:value-type="float" office:value="0.6707797545" calcext:value-type="float">
            <text:p>0.6707797545</text:p>
          </table:table-cell>
          <table:table-cell office:value-type="float" office:value="0.0324589624" calcext:value-type="float">
            <text:p>0.0324589624</text:p>
          </table:table-cell>
          <table:table-cell office:value-type="float" office:value="0.8294756043" calcext:value-type="float">
            <text:p>0.8294756043</text:p>
          </table:table-cell>
          <table:table-cell office:value-type="float" office:value="0.0750803211" calcext:value-type="float">
            <text:p>0.0750803211</text:p>
          </table:table-cell>
          <table:table-cell office:value-type="float" office:value="0.6192491153" calcext:value-type="float">
            <text:p>0.6192491153</text:p>
          </table:table-cell>
          <table:table-cell office:value-type="float" office:value="0.0767033817" calcext:value-type="float">
            <text:p>0.0767033817</text:p>
          </table:table-cell>
          <table:table-cell office:value-type="float" office:value="-0.0254397213" calcext:value-type="float">
            <text:p>-0.0254397213</text:p>
          </table:table-cell>
          <table:table-cell office:value-type="float" office:value="0.1655319956" calcext:value-type="float">
            <text:p>0.1655319956</text:p>
          </table:table-cell>
          <table:table-cell office:value-type="float" office:value="0.1319482448" calcext:value-type="float">
            <text:p>0.1319482448</text:p>
          </table:table-cell>
          <table:table-cell office:value-type="float" office:value="0.0677536319" calcext:value-type="float">
            <text:p>0.0677536319</text:p>
          </table:table-cell>
          <table:table-cell office:value-type="float" office:value="-0.0005386222" calcext:value-type="float">
            <text:p>-0.0005386222</text:p>
          </table:table-cell>
          <table:table-cell office:value-type="float" office:value="-0.0009627061" calcext:value-type="float">
            <text:p>-0.0009627061</text:p>
          </table:table-cell>
          <table:table-cell office:value-type="string" calcext:value-type="string">
            <text:p>nan</text:p>
          </table:table-cell>
          <table:table-cell office:value-type="float" office:value="0.0149876418" calcext:value-type="float">
            <text:p>0.0149876418</text:p>
          </table:table-cell>
          <table:table-cell office:value-type="float" office:value="0.0107741804" calcext:value-type="float">
            <text:p>0.0107741804</text:p>
          </table:table-cell>
          <table:table-cell office:value-type="string" calcext:value-type="string">
            <text:p>nan</text:p>
          </table:table-cell>
          <table:table-cell office:value-type="float" office:value="0.0149876418" calcext:value-type="float">
            <text:p>0.0149876418</text:p>
          </table:table-cell>
          <table:table-cell office:value-type="float" office:value="0.0107741804" calcext:value-type="float">
            <text:p>0.0107741804</text:p>
          </table:table-cell>
          <table:table-cell office:value-type="string" calcext:value-type="string">
            <text:p>nan</text:p>
          </table:table-cell>
          <table:table-cell office:value-type="float" office:value="0.0284767148" calcext:value-type="float">
            <text:p>0.0284767148</text:p>
          </table:table-cell>
          <table:table-cell office:value-type="float" office:value="0.0204601416" calcext:value-type="float">
            <text:p>0.0204601416</text:p>
          </table:table-cell>
          <table:table-cell office:value-type="float" office:value="-0.0120752971" calcext:value-type="float">
            <text:p>-0.0120752971</text:p>
          </table:table-cell>
          <table:table-cell office:value-type="float" office:value="0.0617274445" calcext:value-type="float">
            <text:p>0.0617274445</text:p>
          </table:table-cell>
          <table:table-cell office:value-type="float" office:value="0.0417953167" calcext:value-type="float">
            <text:p>0.0417953167</text:p>
          </table:table-cell>
          <table:table-cell office:value-type="float" office:value="0.0524314409" calcext:value-type="float">
            <text:p>0.0524314409</text:p>
          </table:table-cell>
          <table:table-cell office:value-type="float" office:value="0.0713701041" calcext:value-type="float">
            <text:p>0.0713701041</text:p>
          </table:table-cell>
          <table:table-cell office:value-type="float" office:value="0.0487248027" calcext:value-type="float">
            <text:p>0.0487248027</text:p>
          </table:table-cell>
          <table:table-cell office:value-type="string" calcext:value-type="string">
            <text:p>nan</text:p>
          </table:table-cell>
          <table:table-cell office:value-type="float" office:value="-0.0761281183" calcext:value-type="float">
            <text:p>-0.0761281183</text:p>
          </table:table-cell>
          <table:table-cell office:value-type="float" office:value="-0.7429905171" calcext:value-type="float">
            <text:p>-0.7429905171</text:p>
          </table:table-cell>
          <table:table-cell office:value-type="float" office:value="0.0137304802" calcext:value-type="float">
            <text:p>0.0137304802</text:p>
          </table:table-cell>
          <table:table-cell office:value-type="float" office:value="0.0593526775" calcext:value-type="float">
            <text:p>0.0593526775</text:p>
          </table:table-cell>
          <table:table-cell office:value-type="float" office:value="0.0408713341" calcext:value-type="float">
            <text:p>0.0408713341</text:p>
          </table:table-cell>
          <table:table-cell office:value-type="float" office:value="0.9339521324" calcext:value-type="float">
            <text:p>0.9339521324</text:p>
          </table:table-cell>
          <table:table-cell office:value-type="float" office:value="0.8355964595" calcext:value-type="float">
            <text:p>0.8355964595</text:p>
          </table:table-cell>
          <table:table-cell office:value-type="float" office:value="0.6688184127" calcext:value-type="float">
            <text:p>0.6688184127</text:p>
          </table:table-cell>
          <table:table-cell office:value-type="float" office:value="-0.3643571121" calcext:value-type="float">
            <text:p>-0.3643571121</text:p>
          </table:table-cell>
          <table:table-cell office:value-type="float" office:value="-0.2948262654" calcext:value-type="float">
            <text:p>-0.2948262654</text:p>
          </table:table-cell>
          <table:table-cell office:value-type="float" office:value="-0.2024523581" calcext:value-type="float">
            <text:p>-0.2024523581</text:p>
          </table:table-cell>
          <table:table-cell office:value-type="float" office:value="0.160288845" calcext:value-type="float">
            <text:p>0.160288845</text:p>
          </table:table-cell>
          <table:table-cell office:value-type="float" office:value="0.1388104018" calcext:value-type="float">
            <text:p>0.1388104018</text:p>
          </table:table-cell>
          <table:table-cell office:value-type="float" office:value="0.0933489832" calcext:value-type="float">
            <text:p>0.0933489832</text:p>
          </table:table-cell>
          <table:table-cell office:value-type="string" calcext:value-type="string">
            <text:p>nan</text:p>
          </table:table-cell>
          <table:table-cell office:value-type="float" office:value="-0.0656854041" calcext:value-type="float">
            <text:p>-0.0656854041</text:p>
          </table:table-cell>
          <table:table-cell office:value-type="float" office:value="-0.0429348345" calcext:value-type="float">
            <text:p>-0.0429348345</text:p>
          </table:table-cell>
          <table:table-cell office:value-type="string" calcext:value-type="string">
            <text:p>nan</text:p>
          </table:table-cell>
          <table:table-cell office:value-type="float" office:value="-0.0656854041" calcext:value-type="float">
            <text:p>-0.0656854041</text:p>
          </table:table-cell>
          <table:table-cell office:value-type="float" office:value="-0.0429348345" calcext:value-type="float">
            <text:p>-0.0429348345</text:p>
          </table:table-cell>
          <table:table-cell office:value-type="string" calcext:value-type="string">
            <text:p>nan</text:p>
          </table:table-cell>
          <table:table-cell office:value-type="float" office:value="0.0849817523" calcext:value-type="float">
            <text:p>0.0849817523</text:p>
          </table:table-cell>
          <table:table-cell office:value-type="float" office:value="0.0599061874" calcext:value-type="float">
            <text:p>0.0599061874</text:p>
          </table:table-cell>
          <table:table-cell office:value-type="float" office:value="-0.099426496" calcext:value-type="float">
            <text:p>-0.099426496</text:p>
          </table:table-cell>
          <table:table-cell office:value-type="float" office:value="-0.0396517257" calcext:value-type="float">
            <text:p>-0.0396517257</text:p>
          </table:table-cell>
          <table:table-cell office:value-type="float" office:value="-0.0270710699" calcext:value-type="float">
            <text:p>-0.0270710699</text:p>
          </table:table-cell>
          <table:table-cell office:value-type="float" office:value="0.0270118755" calcext:value-type="float">
            <text:p>0.0270118755</text:p>
          </table:table-cell>
          <table:table-cell office:value-type="float" office:value="0.1003222005" calcext:value-type="float">
            <text:p>0.1003222005</text:p>
          </table:table-cell>
          <table:table-cell office:value-type="float" office:value="0.0673748063" calcext:value-type="float">
            <text:p>0.0673748063</text:p>
          </table:table-cell>
          <table:table-cell office:value-type="string" calcext:value-type="string">
            <text:p>nan</text:p>
          </table:table-cell>
          <table:table-cell office:value-type="float" office:value="-0.1399857705" calcext:value-type="float">
            <text:p>-0.1399857705</text:p>
          </table:table-cell>
          <table:table-cell office:value-type="float" office:value="-0.8491226219" calcext:value-type="float">
            <text:p>-0.8491226219</text:p>
          </table:table-cell>
        </table:table-row>
        <table:table-row table:style-name="ro1">
          <table:table-cell office:value-type="string" calcext:value-type="string">
            <text:p>Emys_orbicularis</text:p>
          </table:table-cell>
          <table:table-cell office:value-type="float" office:value="4522" calcext:value-type="float">
            <text:p>4522</text:p>
          </table:table-cell>
          <table:table-cell office:value-type="float" office:value="704.285050862" calcext:value-type="float">
            <text:p>704.285050862</text:p>
          </table:table-cell>
          <table:table-cell office:value-type="float" office:value="471.659762277" calcext:value-type="float">
            <text:p>471.659762277</text:p>
          </table:table-cell>
          <table:table-cell office:value-type="float" office:value="0.4896786293" calcext:value-type="float">
            <text:p>0.4896786293</text:p>
          </table:table-cell>
          <table:table-cell office:value-type="float" office:value="0.0675088773" calcext:value-type="float">
            <text:p>0.0675088773</text:p>
          </table:table-cell>
          <table:table-cell office:value-type="float" office:value="0.5206638508" calcext:value-type="float">
            <text:p>0.5206638508</text:p>
          </table:table-cell>
          <table:table-cell office:value-type="float" office:value="0.1362033764" calcext:value-type="float">
            <text:p>0.1362033764</text:p>
          </table:table-cell>
          <table:table-cell office:value-type="float" office:value="0.4239540457" calcext:value-type="float">
            <text:p>0.4239540457</text:p>
          </table:table-cell>
          <table:table-cell office:value-type="float" office:value="0.096072674" calcext:value-type="float">
            <text:p>0.096072674</text:p>
          </table:table-cell>
          <table:table-cell office:value-type="float" office:value="-0.0010588348" calcext:value-type="float">
            <text:p>-0.0010588348</text:p>
          </table:table-cell>
          <table:table-cell office:value-type="float" office:value="-0.1539866307" calcext:value-type="float">
            <text:p>-0.1539866307</text:p>
          </table:table-cell>
          <table:table-cell office:value-type="float" office:value="-0.108453292" calcext:value-type="float">
            <text:p>-0.108453292</text:p>
          </table:table-cell>
          <table:table-cell office:value-type="float" office:value="0.0602048711" calcext:value-type="float">
            <text:p>0.0602048711</text:p>
          </table:table-cell>
          <table:table-cell office:value-type="float" office:value="-0.0213287576" calcext:value-type="float">
            <text:p>-0.0213287576</text:p>
          </table:table-cell>
          <table:table-cell office:value-type="float" office:value="-0.0128287434" calcext:value-type="float">
            <text:p>-0.0128287434</text:p>
          </table:table-cell>
          <table:table-cell office:value-type="float" office:value="-0.0339211842" calcext:value-type="float">
            <text:p>-0.0339211842</text:p>
          </table:table-cell>
          <table:table-cell office:value-type="float" office:value="-0.0376277682" calcext:value-type="float">
            <text:p>-0.0376277682</text:p>
          </table:table-cell>
          <table:table-cell office:value-type="float" office:value="-0.0251641925" calcext:value-type="float">
            <text:p>-0.0251641925</text:p>
          </table:table-cell>
          <table:table-cell office:value-type="float" office:value="-0.0339211842" calcext:value-type="float">
            <text:p>-0.0339211842</text:p>
          </table:table-cell>
          <table:table-cell office:value-type="float" office:value="-0.0376277682" calcext:value-type="float">
            <text:p>-0.0376277682</text:p>
          </table:table-cell>
          <table:table-cell office:value-type="float" office:value="-0.0251641925" calcext:value-type="float">
            <text:p>-0.0251641925</text:p>
          </table:table-cell>
          <table:table-cell office:value-type="float" office:value="-0.0650283642" calcext:value-type="float">
            <text:p>-0.0650283642</text:p>
          </table:table-cell>
          <table:table-cell office:value-type="float" office:value="-0.0854033354" calcext:value-type="float">
            <text:p>-0.0854033354</text:p>
          </table:table-cell>
          <table:table-cell office:value-type="float" office:value="-0.056472957" calcext:value-type="float">
            <text:p>-0.056472957</text:p>
          </table:table-cell>
          <table:table-cell office:value-type="float" office:value="-0.0216656976" calcext:value-type="float">
            <text:p>-0.0216656976</text:p>
          </table:table-cell>
          <table:table-cell office:value-type="float" office:value="-0.0391757998" calcext:value-type="float">
            <text:p>-0.0391757998</text:p>
          </table:table-cell>
          <table:table-cell office:value-type="float" office:value="-0.0260357763" calcext:value-type="float">
            <text:p>-0.0260357763</text:p>
          </table:table-cell>
          <table:table-cell office:value-type="float" office:value="-0.0345894556" calcext:value-type="float">
            <text:p>-0.0345894556</text:p>
          </table:table-cell>
          <table:table-cell office:value-type="float" office:value="-0.0726074644" calcext:value-type="float">
            <text:p>-0.0726074644</text:p>
          </table:table-cell>
          <table:table-cell office:value-type="float" office:value="-0.0479860626" calcext:value-type="float">
            <text:p>-0.0479860626</text:p>
          </table:table-cell>
          <table:table-cell office:value-type="string" calcext:value-type="string">
            <text:p>nan</text:p>
          </table:table-cell>
          <table:table-cell office:value-type="float" office:value="0.0486062317" calcext:value-type="float">
            <text:p>0.0486062317</text:p>
          </table:table-cell>
          <table:table-cell office:value-type="float" office:value="-0.5429743632" calcext:value-type="float">
            <text:p>-0.5429743632</text:p>
          </table:table-cell>
          <table:table-cell office:value-type="float" office:value="-0.0942468532" calcext:value-type="float">
            <text:p>-0.0942468532</text:p>
          </table:table-cell>
          <table:table-cell office:value-type="float" office:value="-0.1076502488" calcext:value-type="float">
            <text:p>-0.1076502488</text:p>
          </table:table-cell>
          <table:table-cell office:value-type="float" office:value="-0.0708409472" calcext:value-type="float">
            <text:p>-0.0708409472</text:p>
          </table:table-cell>
          <table:table-cell office:value-type="float" office:value="0.9963451454" calcext:value-type="float">
            <text:p>0.9963451454</text:p>
          </table:table-cell>
          <table:table-cell office:value-type="float" office:value="0.9360507982" calcext:value-type="float">
            <text:p>0.9360507982</text:p>
          </table:table-cell>
          <table:table-cell office:value-type="float" office:value="0.8152242795" calcext:value-type="float">
            <text:p>0.8152242795</text:p>
          </table:table-cell>
          <table:table-cell office:value-type="float" office:value="0.0486976698" calcext:value-type="float">
            <text:p>0.0486976698</text:p>
          </table:table-cell>
          <table:table-cell office:value-type="float" office:value="0.0646459876" calcext:value-type="float">
            <text:p>0.0646459876</text:p>
          </table:table-cell>
          <table:table-cell office:value-type="float" office:value="0.0434358486" calcext:value-type="float">
            <text:p>0.0434358486</text:p>
          </table:table-cell>
          <table:table-cell office:value-type="float" office:value="0.0859314548" calcext:value-type="float">
            <text:p>0.0859314548</text:p>
          </table:table-cell>
          <table:table-cell office:value-type="float" office:value="0.0727385679" calcext:value-type="float">
            <text:p>0.0727385679</text:p>
          </table:table-cell>
          <table:table-cell office:value-type="float" office:value="0.048831436" calcext:value-type="float">
            <text:p>0.048831436</text:p>
          </table:table-cell>
          <table:table-cell office:value-type="float" office:value="-0.027363972" calcext:value-type="float">
            <text:p>-0.027363972</text:p>
          </table:table-cell>
          <table:table-cell office:value-type="float" office:value="-0.0185149542" calcext:value-type="float">
            <text:p>-0.0185149542</text:p>
          </table:table-cell>
          <table:table-cell office:value-type="float" office:value="-0.012410852" calcext:value-type="float">
            <text:p>-0.012410852</text:p>
          </table:table-cell>
          <table:table-cell office:value-type="float" office:value="-0.027363972" calcext:value-type="float">
            <text:p>-0.027363972</text:p>
          </table:table-cell>
          <table:table-cell office:value-type="float" office:value="-0.0185149542" calcext:value-type="float">
            <text:p>-0.0185149542</text:p>
          </table:table-cell>
          <table:table-cell office:value-type="float" office:value="-0.012410852" calcext:value-type="float">
            <text:p>-0.012410852</text:p>
          </table:table-cell>
          <table:table-cell office:value-type="float" office:value="-0.0512123018" calcext:value-type="float">
            <text:p>-0.0512123018</text:p>
          </table:table-cell>
          <table:table-cell office:value-type="float" office:value="-0.0449621803" calcext:value-type="float">
            <text:p>-0.0449621803</text:p>
          </table:table-cell>
          <table:table-cell office:value-type="float" office:value="-0.0303826408" calcext:value-type="float">
            <text:p>-0.0303826408</text:p>
          </table:table-cell>
          <table:table-cell office:value-type="float" office:value="-0.006663987" calcext:value-type="float">
            <text:p>-0.006663987</text:p>
          </table:table-cell>
          <table:table-cell office:value-type="float" office:value="0.0038933769" calcext:value-type="float">
            <text:p>0.0038933769</text:p>
          </table:table-cell>
          <table:table-cell office:value-type="float" office:value="0.0027257432" calcext:value-type="float">
            <text:p>0.0027257432</text:p>
          </table:table-cell>
          <table:table-cell office:value-type="float" office:value="-0.0134208553" calcext:value-type="float">
            <text:p>-0.0134208553</text:p>
          </table:table-cell>
          <table:table-cell office:value-type="float" office:value="-0.0126083322" calcext:value-type="float">
            <text:p>-0.0126083322</text:p>
          </table:table-cell>
          <table:table-cell office:value-type="float" office:value="-0.0085384329" calcext:value-type="float">
            <text:p>-0.0085384329</text:p>
          </table:table-cell>
          <table:table-cell office:value-type="string" calcext:value-type="string">
            <text:p>nan</text:p>
          </table:table-cell>
          <table:table-cell office:value-type="float" office:value="-0.0013317116" calcext:value-type="float">
            <text:p>-0.0013317116</text:p>
          </table:table-cell>
          <table:table-cell office:value-type="float" office:value="-0.6530799971" calcext:value-type="float">
            <text:p>-0.6530799971</text:p>
          </table:table-cell>
        </table:table-row>
        <table:table-row table:style-name="ro1">
          <table:table-cell office:value-type="string" calcext:value-type="string">
            <text:p>Eudyptes_filholi</text:p>
          </table:table-cell>
          <table:table-cell office:value-type="float" office:value="6931" calcext:value-type="float">
            <text:p>6931</text:p>
          </table:table-cell>
          <table:table-cell office:value-type="float" office:value="936.823979224" calcext:value-type="float">
            <text:p>936.823979224</text:p>
          </table:table-cell>
          <table:table-cell office:value-type="float" office:value="1086.16641207" calcext:value-type="float">
            <text:p>1086.16641207</text:p>
          </table:table-cell>
          <table:table-cell office:value-type="float" office:value="0.4836485405" calcext:value-type="float">
            <text:p>0.4836485405</text:p>
          </table:table-cell>
          <table:table-cell office:value-type="float" office:value="0.0735532948" calcext:value-type="float">
            <text:p>0.0735532948</text:p>
          </table:table-cell>
          <table:table-cell office:value-type="float" office:value="0.5128784864" calcext:value-type="float">
            <text:p>0.5128784864</text:p>
          </table:table-cell>
          <table:table-cell office:value-type="float" office:value="0.1534468792" calcext:value-type="float">
            <text:p>0.1534468792</text:p>
          </table:table-cell>
          <table:table-cell office:value-type="float" office:value="0.4115826614" calcext:value-type="float">
            <text:p>0.4115826614</text:p>
          </table:table-cell>
          <table:table-cell office:value-type="float" office:value="0.089988603" calcext:value-type="float">
            <text:p>0.089988603</text:p>
          </table:table-cell>
          <table:table-cell office:value-type="float" office:value="-0.0117951468" calcext:value-type="float">
            <text:p>-0.0117951468</text:p>
          </table:table-cell>
          <table:table-cell office:value-type="float" office:value="-0.1839373476" calcext:value-type="float">
            <text:p>-0.1839373476</text:p>
          </table:table-cell>
          <table:table-cell office:value-type="float" office:value="-0.1303231693" calcext:value-type="float">
            <text:p>-0.1303231693</text:p>
          </table:table-cell>
          <table:table-cell office:value-type="float" office:value="0.044772117" calcext:value-type="float">
            <text:p>0.044772117</text:p>
          </table:table-cell>
          <table:table-cell office:value-type="float" office:value="0.0016991068" calcext:value-type="float">
            <text:p>0.0016991068</text:p>
          </table:table-cell>
          <table:table-cell office:value-type="float" office:value="0.001831937" calcext:value-type="float">
            <text:p>0.001831937</text:p>
          </table:table-cell>
          <table:table-cell office:value-type="float" office:value="0.0373002662" calcext:value-type="float">
            <text:p>0.0373002662</text:p>
          </table:table-cell>
          <table:table-cell office:value-type="float" office:value="0.151085469" calcext:value-type="float">
            <text:p>0.151085469</text:p>
          </table:table-cell>
          <table:table-cell office:value-type="float" office:value="0.1010136904" calcext:value-type="float">
            <text:p>0.1010136904</text:p>
          </table:table-cell>
          <table:table-cell office:value-type="float" office:value="0.0373002662" calcext:value-type="float">
            <text:p>0.0373002662</text:p>
          </table:table-cell>
          <table:table-cell office:value-type="float" office:value="0.151085469" calcext:value-type="float">
            <text:p>0.151085469</text:p>
          </table:table-cell>
          <table:table-cell office:value-type="float" office:value="0.1010136904" calcext:value-type="float">
            <text:p>0.1010136904</text:p>
          </table:table-cell>
          <table:table-cell office:value-type="float" office:value="0.0362360065" calcext:value-type="float">
            <text:p>0.0362360065</text:p>
          </table:table-cell>
          <table:table-cell office:value-type="float" office:value="0.1684460991" calcext:value-type="float">
            <text:p>0.1684460991</text:p>
          </table:table-cell>
          <table:table-cell office:value-type="float" office:value="0.1119756473" calcext:value-type="float">
            <text:p>0.1119756473</text:p>
          </table:table-cell>
          <table:table-cell office:value-type="float" office:value="0.0511177159" calcext:value-type="float">
            <text:p>0.0511177159</text:p>
          </table:table-cell>
          <table:table-cell office:value-type="float" office:value="0.1457759453" calcext:value-type="float">
            <text:p>0.1457759453</text:p>
          </table:table-cell>
          <table:table-cell office:value-type="float" office:value="0.0971876942" calcext:value-type="float">
            <text:p>0.0971876942</text:p>
          </table:table-cell>
          <table:table-cell office:value-type="float" office:value="0.0457923014" calcext:value-type="float">
            <text:p>0.0457923014</text:p>
          </table:table-cell>
          <table:table-cell office:value-type="float" office:value="0.1496791192" calcext:value-type="float">
            <text:p>0.1496791192</text:p>
          </table:table-cell>
          <table:table-cell office:value-type="float" office:value="0.0990490338" calcext:value-type="float">
            <text:p>0.0990490338</text:p>
          </table:table-cell>
          <table:table-cell office:value-type="string" calcext:value-type="string">
            <text:p>nan</text:p>
          </table:table-cell>
          <table:table-cell office:value-type="float" office:value="-0.1378650852" calcext:value-type="float">
            <text:p>-0.1378650852</text:p>
          </table:table-cell>
          <table:table-cell office:value-type="float" office:value="-0.8565736481" calcext:value-type="float">
            <text:p>-0.8565736481</text:p>
          </table:table-cell>
          <table:table-cell office:value-type="float" office:value="0.0865365051" calcext:value-type="float">
            <text:p>0.0865365051</text:p>
          </table:table-cell>
          <table:table-cell office:value-type="float" office:value="0.1977045297" calcext:value-type="float">
            <text:p>0.1977045297</text:p>
          </table:table-cell>
          <table:table-cell office:value-type="float" office:value="0.1318507147" calcext:value-type="float">
            <text:p>0.1318507147</text:p>
          </table:table-cell>
          <table:table-cell office:value-type="float" office:value="0.995367301" calcext:value-type="float">
            <text:p>0.995367301</text:p>
          </table:table-cell>
          <table:table-cell office:value-type="float" office:value="0.9269161249" calcext:value-type="float">
            <text:p>0.9269161249</text:p>
          </table:table-cell>
          <table:table-cell office:value-type="float" office:value="0.8011493988" calcext:value-type="float">
            <text:p>0.8011493988</text:p>
          </table:table-cell>
          <table:table-cell office:value-type="float" office:value="0.0514664517" calcext:value-type="float">
            <text:p>0.0514664517</text:p>
          </table:table-cell>
          <table:table-cell office:value-type="float" office:value="0.0790253933" calcext:value-type="float">
            <text:p>0.0790253933</text:p>
          </table:table-cell>
          <table:table-cell office:value-type="float" office:value="0.0543390883" calcext:value-type="float">
            <text:p>0.0543390883</text:p>
          </table:table-cell>
          <table:table-cell office:value-type="float" office:value="0.0739216115" calcext:value-type="float">
            <text:p>0.0739216115</text:p>
          </table:table-cell>
          <table:table-cell office:value-type="float" office:value="0.0994034702" calcext:value-type="float">
            <text:p>0.0994034702</text:p>
          </table:table-cell>
          <table:table-cell office:value-type="float" office:value="0.067668297" calcext:value-type="float">
            <text:p>0.067668297</text:p>
          </table:table-cell>
          <table:table-cell office:value-type="float" office:value="0.0406278783" calcext:value-type="float">
            <text:p>0.0406278783</text:p>
          </table:table-cell>
          <table:table-cell office:value-type="float" office:value="0.1792310197" calcext:value-type="float">
            <text:p>0.1792310197</text:p>
          </table:table-cell>
          <table:table-cell office:value-type="float" office:value="0.121991919" calcext:value-type="float">
            <text:p>0.121991919</text:p>
          </table:table-cell>
          <table:table-cell office:value-type="float" office:value="0.0406278783" calcext:value-type="float">
            <text:p>0.0406278783</text:p>
          </table:table-cell>
          <table:table-cell office:value-type="float" office:value="0.1792310197" calcext:value-type="float">
            <text:p>0.1792310197</text:p>
          </table:table-cell>
          <table:table-cell office:value-type="float" office:value="0.121991919" calcext:value-type="float">
            <text:p>0.121991919</text:p>
          </table:table-cell>
          <table:table-cell office:value-type="float" office:value="0.0512062218" calcext:value-type="float">
            <text:p>0.0512062218</text:p>
          </table:table-cell>
          <table:table-cell office:value-type="float" office:value="0.2232354687" calcext:value-type="float">
            <text:p>0.2232354687</text:p>
          </table:table-cell>
          <table:table-cell office:value-type="float" office:value="0.1518460397" calcext:value-type="float">
            <text:p>0.1518460397</text:p>
          </table:table-cell>
          <table:table-cell office:value-type="float" office:value="0.0646901184" calcext:value-type="float">
            <text:p>0.0646901184</text:p>
          </table:table-cell>
          <table:table-cell office:value-type="float" office:value="0.2013853326" calcext:value-type="float">
            <text:p>0.2013853326</text:p>
          </table:table-cell>
          <table:table-cell office:value-type="float" office:value="0.1373341757" calcext:value-type="float">
            <text:p>0.1373341757</text:p>
          </table:table-cell>
          <table:table-cell office:value-type="float" office:value="0.0689344348" calcext:value-type="float">
            <text:p>0.0689344348</text:p>
          </table:table-cell>
          <table:table-cell office:value-type="float" office:value="0.2255586256" calcext:value-type="float">
            <text:p>0.2255586256</text:p>
          </table:table-cell>
          <table:table-cell office:value-type="float" office:value="0.1538045472" calcext:value-type="float">
            <text:p>0.1538045472</text:p>
          </table:table-cell>
          <table:table-cell office:value-type="string" calcext:value-type="string">
            <text:p>nan</text:p>
          </table:table-cell>
          <table:table-cell office:value-type="float" office:value="-0.2082325008" calcext:value-type="float">
            <text:p>-0.2082325008</text:p>
          </table:table-cell>
          <table:table-cell office:value-type="float" office:value="-0.749071065" calcext:value-type="float">
            <text:p>-0.749071065</text:p>
          </table:table-cell>
        </table:table-row>
        <table:table-row table:style-name="ro1">
          <table:table-cell office:value-type="string" calcext:value-type="string">
            <text:p>Eudyptes_moseleyi</text:p>
          </table:table-cell>
          <table:table-cell office:value-type="float" office:value="9003" calcext:value-type="float">
            <text:p>9003</text:p>
          </table:table-cell>
          <table:table-cell office:value-type="float" office:value="947.914806176" calcext:value-type="float">
            <text:p>947.914806176</text:p>
          </table:table-cell>
          <table:table-cell office:value-type="float" office:value="1046.16865791" calcext:value-type="float">
            <text:p>1046.16865791</text:p>
          </table:table-cell>
          <table:table-cell office:value-type="float" office:value="0.4915197335" calcext:value-type="float">
            <text:p>0.4915197335</text:p>
          </table:table-cell>
          <table:table-cell office:value-type="float" office:value="0.0786639139" calcext:value-type="float">
            <text:p>0.0786639139</text:p>
          </table:table-cell>
          <table:table-cell office:value-type="float" office:value="0.5264234221" calcext:value-type="float">
            <text:p>0.5264234221</text:p>
          </table:table-cell>
          <table:table-cell office:value-type="float" office:value="0.1613042525" calcext:value-type="float">
            <text:p>0.1613042525</text:p>
          </table:table-cell>
          <table:table-cell office:value-type="float" office:value="0.4206752964" calcext:value-type="float">
            <text:p>0.4206752964</text:p>
          </table:table-cell>
          <table:table-cell office:value-type="float" office:value="0.0931083971" calcext:value-type="float">
            <text:p>0.0931083971</text:p>
          </table:table-cell>
          <table:table-cell office:value-type="float" office:value="-0.0130469449" calcext:value-type="float">
            <text:p>-0.0130469449</text:p>
          </table:table-cell>
          <table:table-cell office:value-type="float" office:value="-0.1947006654" calcext:value-type="float">
            <text:p>-0.1947006654</text:p>
          </table:table-cell>
          <table:table-cell office:value-type="float" office:value="-0.1396926436" calcext:value-type="float">
            <text:p>-0.1396926436</text:p>
          </table:table-cell>
          <table:table-cell office:value-type="float" office:value="0.0487572716" calcext:value-type="float">
            <text:p>0.0487572716</text:p>
          </table:table-cell>
          <table:table-cell office:value-type="float" office:value="0.0001989912" calcext:value-type="float">
            <text:p>0.0001989912</text:p>
          </table:table-cell>
          <table:table-cell office:value-type="float" office:value="0.0006243089" calcext:value-type="float">
            <text:p>0.0006243089</text:p>
          </table:table-cell>
          <table:table-cell office:value-type="float" office:value="0.0250156128" calcext:value-type="float">
            <text:p>0.0250156128</text:p>
          </table:table-cell>
          <table:table-cell office:value-type="float" office:value="0.1323716098" calcext:value-type="float">
            <text:p>0.1323716098</text:p>
          </table:table-cell>
          <table:table-cell office:value-type="float" office:value="0.0886678509" calcext:value-type="float">
            <text:p>0.0886678509</text:p>
          </table:table-cell>
          <table:table-cell office:value-type="float" office:value="0.0250156128" calcext:value-type="float">
            <text:p>0.0250156128</text:p>
          </table:table-cell>
          <table:table-cell office:value-type="float" office:value="0.1323716098" calcext:value-type="float">
            <text:p>0.1323716098</text:p>
          </table:table-cell>
          <table:table-cell office:value-type="float" office:value="0.0886678509" calcext:value-type="float">
            <text:p>0.0886678509</text:p>
          </table:table-cell>
          <table:table-cell office:value-type="string" calcext:value-type="string">
            <text:p>nan</text:p>
          </table:table-cell>
          <table:table-cell office:value-type="float" office:value="0.1801734401" calcext:value-type="float">
            <text:p>0.1801734401</text:p>
          </table:table-cell>
          <table:table-cell office:value-type="float" office:value="0.1079647607" calcext:value-type="float">
            <text:p>0.1079647607</text:p>
          </table:table-cell>
          <table:table-cell office:value-type="float" office:value="0.0397013557" calcext:value-type="float">
            <text:p>0.0397013557</text:p>
          </table:table-cell>
          <table:table-cell office:value-type="float" office:value="0.1289980695" calcext:value-type="float">
            <text:p>0.1289980695</text:p>
          </table:table-cell>
          <table:table-cell office:value-type="float" office:value="0.085896532" calcext:value-type="float">
            <text:p>0.085896532</text:p>
          </table:table-cell>
          <table:table-cell office:value-type="float" office:value="0.0473039603" calcext:value-type="float">
            <text:p>0.0473039603</text:p>
          </table:table-cell>
          <table:table-cell office:value-type="float" office:value="0.1585320766" calcext:value-type="float">
            <text:p>0.1585320766</text:p>
          </table:table-cell>
          <table:table-cell office:value-type="float" office:value="0.1051065839" calcext:value-type="float">
            <text:p>0.1051065839</text:p>
          </table:table-cell>
          <table:table-cell office:value-type="string" calcext:value-type="string">
            <text:p>nan</text:p>
          </table:table-cell>
          <table:table-cell office:value-type="float" office:value="-0.1525353268" calcext:value-type="float">
            <text:p>-0.1525353268</text:p>
          </table:table-cell>
          <table:table-cell office:value-type="float" office:value="-0.7270147262" calcext:value-type="float">
            <text:p>-0.7270147262</text:p>
          </table:table-cell>
          <table:table-cell office:value-type="float" office:value="0.0821480228" calcext:value-type="float">
            <text:p>0.0821480228</text:p>
          </table:table-cell>
          <table:table-cell office:value-type="float" office:value="0.2115188483" calcext:value-type="float">
            <text:p>0.2115188483</text:p>
          </table:table-cell>
          <table:table-cell office:value-type="float" office:value="0.1402644781" calcext:value-type="float">
            <text:p>0.1402644781</text:p>
          </table:table-cell>
          <table:table-cell office:value-type="float" office:value="0.9941728721" calcext:value-type="float">
            <text:p>0.9941728721</text:p>
          </table:table-cell>
          <table:table-cell office:value-type="float" office:value="0.9052585326" calcext:value-type="float">
            <text:p>0.9052585326</text:p>
          </table:table-cell>
          <table:table-cell office:value-type="float" office:value="0.7711871619" calcext:value-type="float">
            <text:p>0.7711871619</text:p>
          </table:table-cell>
          <table:table-cell office:value-type="float" office:value="0.0596494469" calcext:value-type="float">
            <text:p>0.0596494469</text:p>
          </table:table-cell>
          <table:table-cell office:value-type="float" office:value="0.1116723346" calcext:value-type="float">
            <text:p>0.1116723346</text:p>
          </table:table-cell>
          <table:table-cell office:value-type="float" office:value="0.0764172866" calcext:value-type="float">
            <text:p>0.0764172866</text:p>
          </table:table-cell>
          <table:table-cell office:value-type="float" office:value="0.0852872556" calcext:value-type="float">
            <text:p>0.0852872556</text:p>
          </table:table-cell>
          <table:table-cell office:value-type="float" office:value="0.1269043489" calcext:value-type="float">
            <text:p>0.1269043489</text:p>
          </table:table-cell>
          <table:table-cell office:value-type="float" office:value="0.0858766796" calcext:value-type="float">
            <text:p>0.0858766796</text:p>
          </table:table-cell>
          <table:table-cell office:value-type="float" office:value="0.0235556968" calcext:value-type="float">
            <text:p>0.0235556968</text:p>
          </table:table-cell>
          <table:table-cell office:value-type="float" office:value="0.1501023813" calcext:value-type="float">
            <text:p>0.1501023813</text:p>
          </table:table-cell>
          <table:table-cell office:value-type="float" office:value="0.1025321866" calcext:value-type="float">
            <text:p>0.1025321866</text:p>
          </table:table-cell>
          <table:table-cell office:value-type="float" office:value="0.0235556968" calcext:value-type="float">
            <text:p>0.0235556968</text:p>
          </table:table-cell>
          <table:table-cell office:value-type="float" office:value="0.1501023813" calcext:value-type="float">
            <text:p>0.1501023813</text:p>
          </table:table-cell>
          <table:table-cell office:value-type="float" office:value="0.1025321866" calcext:value-type="float">
            <text:p>0.1025321866</text:p>
          </table:table-cell>
          <table:table-cell office:value-type="string" calcext:value-type="string">
            <text:p>nan</text:p>
          </table:table-cell>
          <table:table-cell office:value-type="float" office:value="0.2374052054" calcext:value-type="float">
            <text:p>0.2374052054</text:p>
          </table:table-cell>
          <table:table-cell office:value-type="float" office:value="0.1228861629" calcext:value-type="float">
            <text:p>0.1228861629</text:p>
          </table:table-cell>
          <table:table-cell office:value-type="float" office:value="0.0512775968" calcext:value-type="float">
            <text:p>0.0512775968</text:p>
          </table:table-cell>
          <table:table-cell office:value-type="float" office:value="0.1841134957" calcext:value-type="float">
            <text:p>0.1841134957</text:p>
          </table:table-cell>
          <table:table-cell office:value-type="float" office:value="0.1257928948" calcext:value-type="float">
            <text:p>0.1257928948</text:p>
          </table:table-cell>
          <table:table-cell office:value-type="float" office:value="0.0731519815" calcext:value-type="float">
            <text:p>0.0731519815</text:p>
          </table:table-cell>
          <table:table-cell office:value-type="float" office:value="0.2460581403" calcext:value-type="float">
            <text:p>0.2460581403</text:p>
          </table:table-cell>
          <table:table-cell office:value-type="float" office:value="0.1682123518" calcext:value-type="float">
            <text:p>0.1682123518</text:p>
          </table:table-cell>
          <table:table-cell office:value-type="string" calcext:value-type="string">
            <text:p>nan</text:p>
          </table:table-cell>
          <table:table-cell office:value-type="float" office:value="-0.2310037985" calcext:value-type="float">
            <text:p>-0.2310037985</text:p>
          </table:table-cell>
          <table:table-cell office:value-type="float" office:value="-0.5240567465" calcext:value-type="float">
            <text:p>-0.5240567465</text:p>
          </table:table-cell>
        </table:table-row>
        <table:table-row table:style-name="ro1">
          <table:table-cell office:value-type="string" calcext:value-type="string">
            <text:p>Eulemur_coronatus</text:p>
          </table:table-cell>
          <table:table-cell office:value-type="float" office:value="9666" calcext:value-type="float">
            <text:p>9666</text:p>
          </table:table-cell>
          <table:table-cell office:value-type="float" office:value="442.172873991" calcext:value-type="float">
            <text:p>442.172873991</text:p>
          </table:table-cell>
          <table:table-cell office:value-type="float" office:value="343.095002664" calcext:value-type="float">
            <text:p>343.095002664</text:p>
          </table:table-cell>
          <table:table-cell office:value-type="float" office:value="0.4800164841" calcext:value-type="float">
            <text:p>0.4800164841</text:p>
          </table:table-cell>
          <table:table-cell office:value-type="float" office:value="0.0691714304" calcext:value-type="float">
            <text:p>0.0691714304</text:p>
          </table:table-cell>
          <table:table-cell office:value-type="float" office:value="0.508422814" calcext:value-type="float">
            <text:p>0.508422814</text:p>
          </table:table-cell>
          <table:table-cell office:value-type="float" office:value="0.1480004283" calcext:value-type="float">
            <text:p>0.1480004283</text:p>
          </table:table-cell>
          <table:table-cell office:value-type="float" office:value="0.4328091188" calcext:value-type="float">
            <text:p>0.4328091188</text:p>
          </table:table-cell>
          <table:table-cell office:value-type="float" office:value="0.0976034057" calcext:value-type="float">
            <text:p>0.0976034057</text:p>
          </table:table-cell>
          <table:table-cell office:value-type="float" office:value="-0.0025620256" calcext:value-type="float">
            <text:p>-0.0025620256</text:p>
          </table:table-cell>
          <table:table-cell office:value-type="float" office:value="-0.0793301635" calcext:value-type="float">
            <text:p>-0.0793301635</text:p>
          </table:table-cell>
          <table:table-cell office:value-type="float" office:value="-0.0583304995" calcext:value-type="float">
            <text:p>-0.0583304995</text:p>
          </table:table-cell>
          <table:table-cell office:value-type="float" office:value="0.158053255" calcext:value-type="float">
            <text:p>0.158053255</text:p>
          </table:table-cell>
          <table:table-cell office:value-type="float" office:value="0.2063055899" calcext:value-type="float">
            <text:p>0.2063055899</text:p>
          </table:table-cell>
          <table:table-cell office:value-type="float" office:value="0.1377903149" calcext:value-type="float">
            <text:p>0.1377903149</text:p>
          </table:table-cell>
          <table:table-cell office:value-type="float" office:value="0.2553583199" calcext:value-type="float">
            <text:p>0.2553583199</text:p>
          </table:table-cell>
          <table:table-cell office:value-type="float" office:value="0.2865049913" calcext:value-type="float">
            <text:p>0.2865049913</text:p>
          </table:table-cell>
          <table:table-cell office:value-type="float" office:value="0.1932563036" calcext:value-type="float">
            <text:p>0.1932563036</text:p>
          </table:table-cell>
          <table:table-cell office:value-type="float" office:value="0.2553583199" calcext:value-type="float">
            <text:p>0.2553583199</text:p>
          </table:table-cell>
          <table:table-cell office:value-type="float" office:value="0.2865049913" calcext:value-type="float">
            <text:p>0.2865049913</text:p>
          </table:table-cell>
          <table:table-cell office:value-type="float" office:value="0.1932563036" calcext:value-type="float">
            <text:p>0.1932563036</text:p>
          </table:table-cell>
          <table:table-cell office:value-type="float" office:value="0.3318123254" calcext:value-type="float">
            <text:p>0.3318123254</text:p>
          </table:table-cell>
          <table:table-cell office:value-type="float" office:value="0.3801904415" calcext:value-type="float">
            <text:p>0.3801904415</text:p>
          </table:table-cell>
          <table:table-cell office:value-type="float" office:value="0.2565673677" calcext:value-type="float">
            <text:p>0.2565673677</text:p>
          </table:table-cell>
          <table:table-cell office:value-type="float" office:value="0.2683690084" calcext:value-type="float">
            <text:p>0.2683690084</text:p>
          </table:table-cell>
          <table:table-cell office:value-type="float" office:value="0.3078114845" calcext:value-type="float">
            <text:p>0.3078114845</text:p>
          </table:table-cell>
          <table:table-cell office:value-type="float" office:value="0.2063967611" calcext:value-type="float">
            <text:p>0.2063967611</text:p>
          </table:table-cell>
          <table:table-cell office:value-type="float" office:value="0.3036067627" calcext:value-type="float">
            <text:p>0.3036067627</text:p>
          </table:table-cell>
          <table:table-cell office:value-type="float" office:value="0.3482537571" calcext:value-type="float">
            <text:p>0.3482537571</text:p>
          </table:table-cell>
          <table:table-cell office:value-type="float" office:value="0.2331648589" calcext:value-type="float">
            <text:p>0.2331648589</text:p>
          </table:table-cell>
          <table:table-cell office:value-type="string" calcext:value-type="string">
            <text:p>nan</text:p>
          </table:table-cell>
          <table:table-cell office:value-type="float" office:value="-0.3902251766" calcext:value-type="float">
            <text:p>-0.3902251766</text:p>
          </table:table-cell>
          <table:table-cell office:value-type="float" office:value="-0.9639914414" calcext:value-type="float">
            <text:p>-0.9639914414</text:p>
          </table:table-cell>
          <table:table-cell office:value-type="float" office:value="0.4233015907" calcext:value-type="float">
            <text:p>0.4233015907</text:p>
          </table:table-cell>
          <table:table-cell office:value-type="float" office:value="0.4795531837" calcext:value-type="float">
            <text:p>0.4795531837</text:p>
          </table:table-cell>
          <table:table-cell office:value-type="float" office:value="0.3293492055" calcext:value-type="float">
            <text:p>0.3293492055</text:p>
          </table:table-cell>
          <table:table-cell office:value-type="float" office:value="0.9939009592" calcext:value-type="float">
            <text:p>0.9939009592</text:p>
          </table:table-cell>
          <table:table-cell office:value-type="float" office:value="0.9381868784" calcext:value-type="float">
            <text:p>0.9381868784</text:p>
          </table:table-cell>
          <table:table-cell office:value-type="float" office:value="0.8197654949" calcext:value-type="float">
            <text:p>0.8197654949</text:p>
          </table:table-cell>
          <table:table-cell office:value-type="float" office:value="0.0639099109" calcext:value-type="float">
            <text:p>0.0639099109</text:p>
          </table:table-cell>
          <table:table-cell office:value-type="float" office:value="0.1440780191" calcext:value-type="float">
            <text:p>0.1440780191</text:p>
          </table:table-cell>
          <table:table-cell office:value-type="float" office:value="0.0969655367" calcext:value-type="float">
            <text:p>0.0969655367</text:p>
          </table:table-cell>
          <table:table-cell office:value-type="float" office:value="0.1782436356" calcext:value-type="float">
            <text:p>0.1782436356</text:p>
          </table:table-cell>
          <table:table-cell office:value-type="float" office:value="0.2634573515" calcext:value-type="float">
            <text:p>0.2634573515</text:p>
          </table:table-cell>
          <table:table-cell office:value-type="float" office:value="0.1785636627" calcext:value-type="float">
            <text:p>0.1785636627</text:p>
          </table:table-cell>
          <table:table-cell office:value-type="float" office:value="0.2630248602" calcext:value-type="float">
            <text:p>0.2630248602</text:p>
          </table:table-cell>
          <table:table-cell office:value-type="float" office:value="0.312708726" calcext:value-type="float">
            <text:p>0.312708726</text:p>
          </table:table-cell>
          <table:table-cell office:value-type="float" office:value="0.2152898309" calcext:value-type="float">
            <text:p>0.2152898309</text:p>
          </table:table-cell>
          <table:table-cell office:value-type="float" office:value="0.2630248602" calcext:value-type="float">
            <text:p>0.2630248602</text:p>
          </table:table-cell>
          <table:table-cell office:value-type="float" office:value="0.312708726" calcext:value-type="float">
            <text:p>0.312708726</text:p>
          </table:table-cell>
          <table:table-cell office:value-type="float" office:value="0.2152898309" calcext:value-type="float">
            <text:p>0.2152898309</text:p>
          </table:table-cell>
          <table:table-cell office:value-type="float" office:value="0.3428465807" calcext:value-type="float">
            <text:p>0.3428465807</text:p>
          </table:table-cell>
          <table:table-cell office:value-type="float" office:value="0.4088196874" calcext:value-type="float">
            <text:p>0.4088196874</text:p>
          </table:table-cell>
          <table:table-cell office:value-type="float" office:value="0.2813134421" calcext:value-type="float">
            <text:p>0.2813134421</text:p>
          </table:table-cell>
          <table:table-cell office:value-type="float" office:value="0.2866831081" calcext:value-type="float">
            <text:p>0.2866831081</text:p>
          </table:table-cell>
          <table:table-cell office:value-type="float" office:value="0.3616328408" calcext:value-type="float">
            <text:p>0.3616328408</text:p>
          </table:table-cell>
          <table:table-cell office:value-type="float" office:value="0.2493290593" calcext:value-type="float">
            <text:p>0.2493290593</text:p>
          </table:table-cell>
          <table:table-cell office:value-type="float" office:value="0.3239381664" calcext:value-type="float">
            <text:p>0.3239381664</text:p>
          </table:table-cell>
          <table:table-cell office:value-type="float" office:value="0.4027110642" calcext:value-type="float">
            <text:p>0.4027110642</text:p>
          </table:table-cell>
          <table:table-cell office:value-type="float" office:value="0.277176382" calcext:value-type="float">
            <text:p>0.277176382</text:p>
          </table:table-cell>
          <table:table-cell office:value-type="string" calcext:value-type="string">
            <text:p>nan</text:p>
          </table:table-cell>
          <table:table-cell office:value-type="float" office:value="-0.4192997916" calcext:value-type="float">
            <text:p>-0.4192997916</text:p>
          </table:table-cell>
          <table:table-cell office:value-type="float" office:value="-0.9710963187" calcext:value-type="float">
            <text:p>-0.9710963187</text:p>
          </table:table-cell>
        </table:table-row>
        <table:table-row table:style-name="ro1">
          <table:table-cell office:value-type="string" calcext:value-type="string">
            <text:p>Eulemur_mongoz</text:p>
          </table:table-cell>
          <table:table-cell office:value-type="float" office:value="8510" calcext:value-type="float">
            <text:p>8510</text:p>
          </table:table-cell>
          <table:table-cell office:value-type="float" office:value="440.601057579" calcext:value-type="float">
            <text:p>440.601057579</text:p>
          </table:table-cell>
          <table:table-cell office:value-type="float" office:value="348.689070985" calcext:value-type="float">
            <text:p>348.689070985</text:p>
          </table:table-cell>
          <table:table-cell office:value-type="float" office:value="0.4871170969" calcext:value-type="float">
            <text:p>0.4871170969</text:p>
          </table:table-cell>
          <table:table-cell office:value-type="float" office:value="0.0660222387" calcext:value-type="float">
            <text:p>0.0660222387</text:p>
          </table:table-cell>
          <table:table-cell office:value-type="float" office:value="0.524586613" calcext:value-type="float">
            <text:p>0.524586613</text:p>
          </table:table-cell>
          <table:table-cell office:value-type="float" office:value="0.146817335" calcext:value-type="float">
            <text:p>0.146817335</text:p>
          </table:table-cell>
          <table:table-cell office:value-type="float" office:value="0.4478753019" calcext:value-type="float">
            <text:p>0.4478753019</text:p>
          </table:table-cell>
          <table:table-cell office:value-type="float" office:value="0.0998398315" calcext:value-type="float">
            <text:p>0.0998398315</text:p>
          </table:table-cell>
          <table:table-cell office:value-type="float" office:value="-0.002465466" calcext:value-type="float">
            <text:p>-0.002465466</text:p>
          </table:table-cell>
          <table:table-cell office:value-type="float" office:value="-0.0898643742" calcext:value-type="float">
            <text:p>-0.0898643742</text:p>
          </table:table-cell>
          <table:table-cell office:value-type="float" office:value="-0.0651582295" calcext:value-type="float">
            <text:p>-0.0651582295</text:p>
          </table:table-cell>
          <table:table-cell office:value-type="float" office:value="0.1688041502" calcext:value-type="float">
            <text:p>0.1688041502</text:p>
          </table:table-cell>
          <table:table-cell office:value-type="float" office:value="0.2257234481" calcext:value-type="float">
            <text:p>0.2257234481</text:p>
          </table:table-cell>
          <table:table-cell office:value-type="float" office:value="0.1504404728" calcext:value-type="float">
            <text:p>0.1504404728</text:p>
          </table:table-cell>
          <table:table-cell office:value-type="float" office:value="0.2555916102" calcext:value-type="float">
            <text:p>0.2555916102</text:p>
          </table:table-cell>
          <table:table-cell office:value-type="float" office:value="0.2718789896" calcext:value-type="float">
            <text:p>0.2718789896</text:p>
          </table:table-cell>
          <table:table-cell office:value-type="float" office:value="0.1824658975" calcext:value-type="float">
            <text:p>0.1824658975</text:p>
          </table:table-cell>
          <table:table-cell office:value-type="float" office:value="0.2555916102" calcext:value-type="float">
            <text:p>0.2555916102</text:p>
          </table:table-cell>
          <table:table-cell office:value-type="float" office:value="0.2718789896" calcext:value-type="float">
            <text:p>0.2718789896</text:p>
          </table:table-cell>
          <table:table-cell office:value-type="float" office:value="0.1824658975" calcext:value-type="float">
            <text:p>0.1824658975</text:p>
          </table:table-cell>
          <table:table-cell office:value-type="float" office:value="0.3513732063" calcext:value-type="float">
            <text:p>0.3513732063</text:p>
          </table:table-cell>
          <table:table-cell office:value-type="float" office:value="0.3927578284" calcext:value-type="float">
            <text:p>0.3927578284</text:p>
          </table:table-cell>
          <table:table-cell office:value-type="float" office:value="0.2655976344" calcext:value-type="float">
            <text:p>0.2655976344</text:p>
          </table:table-cell>
          <table:table-cell office:value-type="float" office:value="0.2662451433" calcext:value-type="float">
            <text:p>0.2662451433</text:p>
          </table:table-cell>
          <table:table-cell office:value-type="float" office:value="0.2916940218" calcext:value-type="float">
            <text:p>0.2916940218</text:p>
          </table:table-cell>
          <table:table-cell office:value-type="float" office:value="0.1944409904" calcext:value-type="float">
            <text:p>0.1944409904</text:p>
          </table:table-cell>
          <table:table-cell office:value-type="float" office:value="0.3200760888" calcext:value-type="float">
            <text:p>0.3200760888</text:p>
          </table:table-cell>
          <table:table-cell office:value-type="float" office:value="0.3550905021" calcext:value-type="float">
            <text:p>0.3550905021</text:p>
          </table:table-cell>
          <table:table-cell office:value-type="float" office:value="0.2377296038" calcext:value-type="float">
            <text:p>0.2377296038</text:p>
          </table:table-cell>
          <table:table-cell office:value-type="string" calcext:value-type="string">
            <text:p>nan</text:p>
          </table:table-cell>
          <table:table-cell office:value-type="float" office:value="-0.4001827678" calcext:value-type="float">
            <text:p>-0.4001827678</text:p>
          </table:table-cell>
          <table:table-cell office:value-type="float" office:value="-0.9641073344" calcext:value-type="float">
            <text:p>-0.9641073344</text:p>
          </table:table-cell>
          <table:table-cell office:value-type="float" office:value="0.4310556707" calcext:value-type="float">
            <text:p>0.4310556707</text:p>
          </table:table-cell>
          <table:table-cell office:value-type="float" office:value="0.4973308325" calcext:value-type="float">
            <text:p>0.4973308325</text:p>
          </table:table-cell>
          <table:table-cell office:value-type="float" office:value="0.3428699966" calcext:value-type="float">
            <text:p>0.3428699966</text:p>
          </table:table-cell>
          <table:table-cell office:value-type="float" office:value="0.9931531927" calcext:value-type="float">
            <text:p>0.9931531927</text:p>
          </table:table-cell>
          <table:table-cell office:value-type="float" office:value="0.9359819327" calcext:value-type="float">
            <text:p>0.9359819327</text:p>
          </table:table-cell>
          <table:table-cell office:value-type="float" office:value="0.8119484635" calcext:value-type="float">
            <text:p>0.8119484635</text:p>
          </table:table-cell>
          <table:table-cell office:value-type="float" office:value="0.0728768672" calcext:value-type="float">
            <text:p>0.0728768672</text:p>
          </table:table-cell>
          <table:table-cell office:value-type="float" office:value="0.1537085413" calcext:value-type="float">
            <text:p>0.1537085413</text:p>
          </table:table-cell>
          <table:table-cell office:value-type="float" office:value="0.103549271" calcext:value-type="float">
            <text:p>0.103549271</text:p>
          </table:table-cell>
          <table:table-cell office:value-type="float" office:value="0.1862058471" calcext:value-type="float">
            <text:p>0.1862058471</text:p>
          </table:table-cell>
          <table:table-cell office:value-type="float" office:value="0.2716000947" calcext:value-type="float">
            <text:p>0.2716000947</text:p>
          </table:table-cell>
          <table:table-cell office:value-type="float" office:value="0.183775469" calcext:value-type="float">
            <text:p>0.183775469</text:p>
          </table:table-cell>
          <table:table-cell office:value-type="float" office:value="0.2585434031" calcext:value-type="float">
            <text:p>0.2585434031</text:p>
          </table:table-cell>
          <table:table-cell office:value-type="float" office:value="0.2850711078" calcext:value-type="float">
            <text:p>0.2850711078</text:p>
          </table:table-cell>
          <table:table-cell office:value-type="float" office:value="0.1947220856" calcext:value-type="float">
            <text:p>0.1947220856</text:p>
          </table:table-cell>
          <table:table-cell office:value-type="float" office:value="0.2585434031" calcext:value-type="float">
            <text:p>0.2585434031</text:p>
          </table:table-cell>
          <table:table-cell office:value-type="float" office:value="0.2850711078" calcext:value-type="float">
            <text:p>0.2850711078</text:p>
          </table:table-cell>
          <table:table-cell office:value-type="float" office:value="0.1947220856" calcext:value-type="float">
            <text:p>0.1947220856</text:p>
          </table:table-cell>
          <table:table-cell office:value-type="float" office:value="0.3580479252" calcext:value-type="float">
            <text:p>0.3580479252</text:p>
          </table:table-cell>
          <table:table-cell office:value-type="float" office:value="0.4104424529" calcext:value-type="float">
            <text:p>0.4104424529</text:p>
          </table:table-cell>
          <table:table-cell office:value-type="float" office:value="0.282522232" calcext:value-type="float">
            <text:p>0.282522232</text:p>
          </table:table-cell>
          <table:table-cell office:value-type="float" office:value="0.2822665668" calcext:value-type="float">
            <text:p>0.2822665668</text:p>
          </table:table-cell>
          <table:table-cell office:value-type="float" office:value="0.3394666066" calcext:value-type="float">
            <text:p>0.3394666066</text:p>
          </table:table-cell>
          <table:table-cell office:value-type="float" office:value="0.2328716947" calcext:value-type="float">
            <text:p>0.2328716947</text:p>
          </table:table-cell>
          <table:table-cell office:value-type="float" office:value="0.3391488898" calcext:value-type="float">
            <text:p>0.3391488898</text:p>
          </table:table-cell>
          <table:table-cell office:value-type="float" office:value="0.4053254913" calcext:value-type="float">
            <text:p>0.4053254913</text:p>
          </table:table-cell>
          <table:table-cell office:value-type="float" office:value="0.2791319286" calcext:value-type="float">
            <text:p>0.2791319286</text:p>
          </table:table-cell>
          <table:table-cell office:value-type="string" calcext:value-type="string">
            <text:p>nan</text:p>
          </table:table-cell>
          <table:table-cell office:value-type="float" office:value="-0.4150516267" calcext:value-type="float">
            <text:p>-0.4150516267</text:p>
          </table:table-cell>
          <table:table-cell office:value-type="float" office:value="-0.9766834548" calcext:value-type="float">
            <text:p>-0.9766834548</text:p>
          </table:table-cell>
        </table:table-row>
        <table:table-row table:style-name="ro1">
          <table:table-cell office:value-type="string" calcext:value-type="string">
            <text:p>Eunicella_cavolinii</text:p>
          </table:table-cell>
          <table:table-cell office:value-type="float" office:value="19803" calcext:value-type="float">
            <text:p>19803</text:p>
          </table:table-cell>
          <table:table-cell office:value-type="float" office:value="492.923243953" calcext:value-type="float">
            <text:p>492.923243953</text:p>
          </table:table-cell>
          <table:table-cell office:value-type="float" office:value="339.011480615" calcext:value-type="float">
            <text:p>339.011480615</text:p>
          </table:table-cell>
          <table:table-cell office:value-type="float" office:value="0.4136835536" calcext:value-type="float">
            <text:p>0.4136835536</text:p>
          </table:table-cell>
          <table:table-cell office:value-type="float" office:value="0.0378571625" calcext:value-type="float">
            <text:p>0.0378571625</text:p>
          </table:table-cell>
          <table:table-cell office:value-type="float" office:value="0.3694417598" calcext:value-type="float">
            <text:p>0.3694417598</text:p>
          </table:table-cell>
          <table:table-cell office:value-type="float" office:value="0.0669464156" calcext:value-type="float">
            <text:p>0.0669464156</text:p>
          </table:table-cell>
          <table:table-cell office:value-type="float" office:value="0.3461094402" calcext:value-type="float">
            <text:p>0.3461094402</text:p>
          </table:table-cell>
          <table:table-cell office:value-type="float" office:value="0.0852382182" calcext:value-type="float">
            <text:p>0.0852382182</text:p>
          </table:table-cell>
          <table:table-cell office:value-type="float" office:value="-0.0130738551" calcext:value-type="float">
            <text:p>-0.0130738551</text:p>
          </table:table-cell>
          <table:table-cell office:value-type="float" office:value="-0.0863406698" calcext:value-type="float">
            <text:p>-0.0863406698</text:p>
          </table:table-cell>
          <table:table-cell office:value-type="float" office:value="-0.0585475801" calcext:value-type="float">
            <text:p>-0.0585475801</text:p>
          </table:table-cell>
          <table:table-cell office:value-type="float" office:value="-0.0287437736" calcext:value-type="float">
            <text:p>-0.0287437736</text:p>
          </table:table-cell>
          <table:table-cell office:value-type="float" office:value="-0.0766038625" calcext:value-type="float">
            <text:p>-0.0766038625</text:p>
          </table:table-cell>
          <table:table-cell office:value-type="float" office:value="-0.0517394788" calcext:value-type="float">
            <text:p>-0.0517394788</text:p>
          </table:table-cell>
          <table:table-cell office:value-type="float" office:value="-0.1316293742" calcext:value-type="float">
            <text:p>-0.1316293742</text:p>
          </table:table-cell>
          <table:table-cell office:value-type="float" office:value="-0.1004634902" calcext:value-type="float">
            <text:p>-0.1004634902</text:p>
          </table:table-cell>
          <table:table-cell office:value-type="float" office:value="-0.0670417609" calcext:value-type="float">
            <text:p>-0.0670417609</text:p>
          </table:table-cell>
          <table:table-cell office:value-type="float" office:value="-0.1316293742" calcext:value-type="float">
            <text:p>-0.1316293742</text:p>
          </table:table-cell>
          <table:table-cell office:value-type="float" office:value="-0.1004634902" calcext:value-type="float">
            <text:p>-0.1004634902</text:p>
          </table:table-cell>
          <table:table-cell office:value-type="float" office:value="-0.0670417609" calcext:value-type="float">
            <text:p>-0.0670417609</text:p>
          </table:table-cell>
          <table:table-cell office:value-type="float" office:value="-0.1177306157" calcext:value-type="float">
            <text:p>-0.1177306157</text:p>
          </table:table-cell>
          <table:table-cell office:value-type="float" office:value="-0.0647589786" calcext:value-type="float">
            <text:p>-0.0647589786</text:p>
          </table:table-cell>
          <table:table-cell office:value-type="float" office:value="-0.0426191379" calcext:value-type="float">
            <text:p>-0.0426191379</text:p>
          </table:table-cell>
          <table:table-cell office:value-type="float" office:value="-0.1286500668" calcext:value-type="float">
            <text:p>-0.1286500668</text:p>
          </table:table-cell>
          <table:table-cell office:value-type="float" office:value="-0.1065993359" calcext:value-type="float">
            <text:p>-0.1065993359</text:p>
          </table:table-cell>
          <table:table-cell office:value-type="float" office:value="-0.0710535887" calcext:value-type="float">
            <text:p>-0.0710535887</text:p>
          </table:table-cell>
          <table:table-cell office:value-type="float" office:value="-0.0991972535" calcext:value-type="float">
            <text:p>-0.0991972535</text:p>
          </table:table-cell>
          <table:table-cell office:value-type="float" office:value="-0.0730333639" calcext:value-type="float">
            <text:p>-0.0730333639</text:p>
          </table:table-cell>
          <table:table-cell office:value-type="float" office:value="-0.0483338769" calcext:value-type="float">
            <text:p>-0.0483338769</text:p>
          </table:table-cell>
          <table:table-cell office:value-type="string" calcext:value-type="string">
            <text:p>nan</text:p>
          </table:table-cell>
          <table:table-cell office:value-type="float" office:value="0.0566105806" calcext:value-type="float">
            <text:p>0.0566105806</text:p>
          </table:table-cell>
          <table:table-cell office:value-type="float" office:value="-0.9114609942" calcext:value-type="float">
            <text:p>-0.9114609942</text:p>
          </table:table-cell>
          <table:table-cell office:value-type="float" office:value="-0.0922180304" calcext:value-type="float">
            <text:p>-0.0922180304</text:p>
          </table:table-cell>
          <table:table-cell office:value-type="float" office:value="-0.0499749697" calcext:value-type="float">
            <text:p>-0.0499749697</text:p>
          </table:table-cell>
          <table:table-cell office:value-type="float" office:value="-0.0327070255" calcext:value-type="float">
            <text:p>-0.0327070255</text:p>
          </table:table-cell>
          <table:table-cell office:value-type="float" office:value="0.9968235801" calcext:value-type="float">
            <text:p>0.9968235801</text:p>
          </table:table-cell>
          <table:table-cell office:value-type="float" office:value="0.9848396736" calcext:value-type="float">
            <text:p>0.9848396736</text:p>
          </table:table-cell>
          <table:table-cell office:value-type="float" office:value="0.9160001027" calcext:value-type="float">
            <text:p>0.9160001027</text:p>
          </table:table-cell>
          <table:table-cell office:value-type="float" office:value="0.0610564985" calcext:value-type="float">
            <text:p>0.0610564985</text:p>
          </table:table-cell>
          <table:table-cell office:value-type="float" office:value="0.0429521728" calcext:value-type="float">
            <text:p>0.0429521728</text:p>
          </table:table-cell>
          <table:table-cell office:value-type="float" office:value="0.0290088108" calcext:value-type="float">
            <text:p>0.0290088108</text:p>
          </table:table-cell>
          <table:table-cell office:value-type="float" office:value="-0.0327306167" calcext:value-type="float">
            <text:p>-0.0327306167</text:p>
          </table:table-cell>
          <table:table-cell office:value-type="float" office:value="-0.0828934932" calcext:value-type="float">
            <text:p>-0.0828934932</text:p>
          </table:table-cell>
          <table:table-cell office:value-type="float" office:value="-0.0563309689" calcext:value-type="float">
            <text:p>-0.0563309689</text:p>
          </table:table-cell>
          <table:table-cell office:value-type="float" office:value="-0.1299934835" calcext:value-type="float">
            <text:p>-0.1299934835</text:p>
          </table:table-cell>
          <table:table-cell office:value-type="float" office:value="-0.0928387745" calcext:value-type="float">
            <text:p>-0.0928387745</text:p>
          </table:table-cell>
          <table:table-cell office:value-type="float" office:value="-0.0623722817" calcext:value-type="float">
            <text:p>-0.0623722817</text:p>
          </table:table-cell>
          <table:table-cell office:value-type="float" office:value="-0.1299934835" calcext:value-type="float">
            <text:p>-0.1299934835</text:p>
          </table:table-cell>
          <table:table-cell office:value-type="float" office:value="-0.0928387745" calcext:value-type="float">
            <text:p>-0.0928387745</text:p>
          </table:table-cell>
          <table:table-cell office:value-type="float" office:value="-0.0623722817" calcext:value-type="float">
            <text:p>-0.0623722817</text:p>
          </table:table-cell>
          <table:table-cell office:value-type="float" office:value="-0.1188329158" calcext:value-type="float">
            <text:p>-0.1188329158</text:p>
          </table:table-cell>
          <table:table-cell office:value-type="float" office:value="-0.0618647186" calcext:value-type="float">
            <text:p>-0.0618647186</text:p>
          </table:table-cell>
          <table:table-cell office:value-type="float" office:value="-0.0409478768" calcext:value-type="float">
            <text:p>-0.0409478768</text:p>
          </table:table-cell>
          <table:table-cell office:value-type="float" office:value="-0.1193289151" calcext:value-type="float">
            <text:p>-0.1193289151</text:p>
          </table:table-cell>
          <table:table-cell office:value-type="float" office:value="-0.0858244939" calcext:value-type="float">
            <text:p>-0.0858244939</text:p>
          </table:table-cell>
          <table:table-cell office:value-type="float" office:value="-0.0577670793" calcext:value-type="float">
            <text:p>-0.0577670793</text:p>
          </table:table-cell>
          <table:table-cell office:value-type="float" office:value="-0.0863987784" calcext:value-type="float">
            <text:p>-0.0863987784</text:p>
          </table:table-cell>
          <table:table-cell office:value-type="float" office:value="-0.0474010857" calcext:value-type="float">
            <text:p>-0.0474010857</text:p>
          </table:table-cell>
          <table:table-cell office:value-type="float" office:value="-0.0315593059" calcext:value-type="float">
            <text:p>-0.0315593059</text:p>
          </table:table-cell>
          <table:table-cell office:value-type="string" calcext:value-type="string">
            <text:p>nan</text:p>
          </table:table-cell>
          <table:table-cell office:value-type="float" office:value="0.0490260715" calcext:value-type="float">
            <text:p>0.0490260715</text:p>
          </table:table-cell>
          <table:table-cell office:value-type="float" office:value="-0.9032022942" calcext:value-type="float">
            <text:p>-0.9032022942</text:p>
          </table:table-cell>
        </table:table-row>
        <table:table-row table:style-name="ro1">
          <table:table-cell office:value-type="string" calcext:value-type="string">
            <text:p>Eunicella_verrucosa</text:p>
          </table:table-cell>
          <table:table-cell office:value-type="float" office:value="18812" calcext:value-type="float">
            <text:p>18812</text:p>
          </table:table-cell>
          <table:table-cell office:value-type="float" office:value="457.506644695" calcext:value-type="float">
            <text:p>457.506644695</text:p>
          </table:table-cell>
          <table:table-cell office:value-type="float" office:value="310.91392157" calcext:value-type="float">
            <text:p>310.91392157</text:p>
          </table:table-cell>
          <table:table-cell office:value-type="float" office:value="0.4138409118" calcext:value-type="float">
            <text:p>0.4138409118</text:p>
          </table:table-cell>
          <table:table-cell office:value-type="float" office:value="0.0376873327" calcext:value-type="float">
            <text:p>0.0376873327</text:p>
          </table:table-cell>
          <table:table-cell office:value-type="float" office:value="0.3671158774" calcext:value-type="float">
            <text:p>0.3671158774</text:p>
          </table:table-cell>
          <table:table-cell office:value-type="float" office:value="0.066630263" calcext:value-type="float">
            <text:p>0.066630263</text:p>
          </table:table-cell>
          <table:table-cell office:value-type="float" office:value="0.3355354833" calcext:value-type="float">
            <text:p>0.3355354833</text:p>
          </table:table-cell>
          <table:table-cell office:value-type="float" office:value="0.0720801134" calcext:value-type="float">
            <text:p>0.0720801134</text:p>
          </table:table-cell>
          <table:table-cell office:value-type="float" office:value="-0.0007506666" calcext:value-type="float">
            <text:p>-0.0007506666</text:p>
          </table:table-cell>
          <table:table-cell office:value-type="float" office:value="-0.0293821852" calcext:value-type="float">
            <text:p>-0.0293821852</text:p>
          </table:table-cell>
          <table:table-cell office:value-type="float" office:value="-0.0207500876" calcext:value-type="float">
            <text:p>-0.0207500876</text:p>
          </table:table-cell>
          <table:table-cell office:value-type="float" office:value="-0.0029233787" calcext:value-type="float">
            <text:p>-0.0029233787</text:p>
          </table:table-cell>
          <table:table-cell office:value-type="float" office:value="-0.0057009229" calcext:value-type="float">
            <text:p>-0.0057009229</text:p>
          </table:table-cell>
          <table:table-cell office:value-type="float" office:value="-0.0039723849" calcext:value-type="float">
            <text:p>-0.0039723849</text:p>
          </table:table-cell>
          <table:table-cell office:value-type="float" office:value="0.2259186162" calcext:value-type="float">
            <text:p>0.2259186162</text:p>
          </table:table-cell>
          <table:table-cell office:value-type="float" office:value="0.3215409602" calcext:value-type="float">
            <text:p>0.3215409602</text:p>
          </table:table-cell>
          <table:table-cell office:value-type="float" office:value="0.2187709755" calcext:value-type="float">
            <text:p>0.2187709755</text:p>
          </table:table-cell>
          <table:table-cell office:value-type="float" office:value="0.2259186162" calcext:value-type="float">
            <text:p>0.2259186162</text:p>
          </table:table-cell>
          <table:table-cell office:value-type="float" office:value="0.3215409602" calcext:value-type="float">
            <text:p>0.3215409602</text:p>
          </table:table-cell>
          <table:table-cell office:value-type="float" office:value="0.2187709755" calcext:value-type="float">
            <text:p>0.2187709755</text:p>
          </table:table-cell>
          <table:table-cell office:value-type="float" office:value="0.2496502443" calcext:value-type="float">
            <text:p>0.2496502443</text:p>
          </table:table-cell>
          <table:table-cell office:value-type="float" office:value="0.3559684086" calcext:value-type="float">
            <text:p>0.3559684086</text:p>
          </table:table-cell>
          <table:table-cell office:value-type="float" office:value="0.243714936" calcext:value-type="float">
            <text:p>0.243714936</text:p>
          </table:table-cell>
          <table:table-cell office:value-type="float" office:value="0.2043603613" calcext:value-type="float">
            <text:p>0.2043603613</text:p>
          </table:table-cell>
          <table:table-cell office:value-type="float" office:value="0.2908377277" calcext:value-type="float">
            <text:p>0.2908377277</text:p>
          </table:table-cell>
          <table:table-cell office:value-type="float" office:value="0.1964039065" calcext:value-type="float">
            <text:p>0.1964039065</text:p>
          </table:table-cell>
          <table:table-cell office:value-type="float" office:value="0.2377362969" calcext:value-type="float">
            <text:p>0.2377362969</text:p>
          </table:table-cell>
          <table:table-cell office:value-type="float" office:value="0.3298784612" calcext:value-type="float">
            <text:p>0.3298784612</text:p>
          </table:table-cell>
          <table:table-cell office:value-type="float" office:value="0.223593195" calcext:value-type="float">
            <text:p>0.223593195</text:p>
          </table:table-cell>
          <table:table-cell office:value-type="string" calcext:value-type="string">
            <text:p>nan</text:p>
          </table:table-cell>
          <table:table-cell office:value-type="float" office:value="-0.3697234852" calcext:value-type="float">
            <text:p>-0.3697234852</text:p>
          </table:table-cell>
          <table:table-cell office:value-type="float" office:value="-0.9561716993" calcext:value-type="float">
            <text:p>-0.9561716993</text:p>
          </table:table-cell>
          <table:table-cell office:value-type="float" office:value="0.2834976831" calcext:value-type="float">
            <text:p>0.2834976831</text:p>
          </table:table-cell>
          <table:table-cell office:value-type="float" office:value="0.4385305904" calcext:value-type="float">
            <text:p>0.4385305904</text:p>
          </table:table-cell>
          <table:table-cell office:value-type="float" office:value="0.3061006406" calcext:value-type="float">
            <text:p>0.3061006406</text:p>
          </table:table-cell>
          <table:table-cell office:value-type="float" office:value="0.9967252577" calcext:value-type="float">
            <text:p>0.9967252577</text:p>
          </table:table-cell>
          <table:table-cell office:value-type="float" office:value="0.993906854" calcext:value-type="float">
            <text:p>0.993906854</text:p>
          </table:table-cell>
          <table:table-cell office:value-type="float" office:value="0.9555555173" calcext:value-type="float">
            <text:p>0.9555555173</text:p>
          </table:table-cell>
          <table:table-cell office:value-type="float" office:value="0.0643070234" calcext:value-type="float">
            <text:p>0.0643070234</text:p>
          </table:table-cell>
          <table:table-cell office:value-type="float" office:value="0.0430065862" calcext:value-type="float">
            <text:p>0.0430065862</text:p>
          </table:table-cell>
          <table:table-cell office:value-type="float" office:value="0.0294837335" calcext:value-type="float">
            <text:p>0.0294837335</text:p>
          </table:table-cell>
          <table:table-cell office:value-type="float" office:value="-0.0086469818" calcext:value-type="float">
            <text:p>-0.0086469818</text:p>
          </table:table-cell>
          <table:table-cell office:value-type="float" office:value="-0.0110962381" calcext:value-type="float">
            <text:p>-0.0110962381</text:p>
          </table:table-cell>
          <table:table-cell office:value-type="float" office:value="-0.0076497505" calcext:value-type="float">
            <text:p>-0.0076497505</text:p>
          </table:table-cell>
          <table:table-cell office:value-type="float" office:value="0.2359873472" calcext:value-type="float">
            <text:p>0.2359873472</text:p>
          </table:table-cell>
          <table:table-cell office:value-type="float" office:value="0.3362772804" calcext:value-type="float">
            <text:p>0.3362772804</text:p>
          </table:table-cell>
          <table:table-cell office:value-type="float" office:value="0.2326643678" calcext:value-type="float">
            <text:p>0.2326643678</text:p>
          </table:table-cell>
          <table:table-cell office:value-type="float" office:value="0.2359873472" calcext:value-type="float">
            <text:p>0.2359873472</text:p>
          </table:table-cell>
          <table:table-cell office:value-type="float" office:value="0.3362772804" calcext:value-type="float">
            <text:p>0.3362772804</text:p>
          </table:table-cell>
          <table:table-cell office:value-type="float" office:value="0.2326643678" calcext:value-type="float">
            <text:p>0.2326643678</text:p>
          </table:table-cell>
          <table:table-cell office:value-type="float" office:value="0.2587310282" calcext:value-type="float">
            <text:p>0.2587310282</text:p>
          </table:table-cell>
          <table:table-cell office:value-type="float" office:value="0.3690463616" calcext:value-type="float">
            <text:p>0.3690463616</text:p>
          </table:table-cell>
          <table:table-cell office:value-type="float" office:value="0.2570268852" calcext:value-type="float">
            <text:p>0.2570268852</text:p>
          </table:table-cell>
          <table:table-cell office:value-type="float" office:value="0.2208235592" calcext:value-type="float">
            <text:p>0.2208235592</text:p>
          </table:table-cell>
          <table:table-cell office:value-type="float" office:value="0.3124180372" calcext:value-type="float">
            <text:p>0.3124180372</text:p>
          </table:table-cell>
          <table:table-cell office:value-type="float" office:value="0.2150070801" calcext:value-type="float">
            <text:p>0.2150070801</text:p>
          </table:table-cell>
          <table:table-cell office:value-type="float" office:value="0.2585287892" calcext:value-type="float">
            <text:p>0.2585287892</text:p>
          </table:table-cell>
          <table:table-cell office:value-type="float" office:value="0.354828517" calcext:value-type="float">
            <text:p>0.354828517</text:p>
          </table:table-cell>
          <table:table-cell office:value-type="float" office:value="0.245292514" calcext:value-type="float">
            <text:p>0.245292514</text:p>
          </table:table-cell>
          <table:table-cell office:value-type="string" calcext:value-type="string">
            <text:p>nan</text:p>
          </table:table-cell>
          <table:table-cell office:value-type="float" office:value="-0.3831965585" calcext:value-type="float">
            <text:p>-0.3831965585</text:p>
          </table:table-cell>
          <table:table-cell office:value-type="float" office:value="-0.8931776221" calcext:value-type="float">
            <text:p>-0.8931776221</text:p>
          </table:table-cell>
        </table:table-row>
        <table:table-row table:style-name="ro1">
          <table:table-cell office:value-type="string" calcext:value-type="string">
            <text:p>Galago_senegalensis</text:p>
          </table:table-cell>
          <table:table-cell office:value-type="float" office:value="4700" calcext:value-type="float">
            <text:p>4700</text:p>
          </table:table-cell>
          <table:table-cell office:value-type="float" office:value="356.581276596" calcext:value-type="float">
            <text:p>356.581276596</text:p>
          </table:table-cell>
          <table:table-cell office:value-type="float" office:value="209.066854803" calcext:value-type="float">
            <text:p>209.066854803</text:p>
          </table:table-cell>
          <table:table-cell office:value-type="float" office:value="0.4706822558" calcext:value-type="float">
            <text:p>0.4706822558</text:p>
          </table:table-cell>
          <table:table-cell office:value-type="float" office:value="0.0626874591" calcext:value-type="float">
            <text:p>0.0626874591</text:p>
          </table:table-cell>
          <table:table-cell office:value-type="float" office:value="0.4909531004" calcext:value-type="float">
            <text:p>0.4909531004</text:p>
          </table:table-cell>
          <table:table-cell office:value-type="float" office:value="0.1290349495" calcext:value-type="float">
            <text:p>0.1290349495</text:p>
          </table:table-cell>
          <table:table-cell office:value-type="float" office:value="0.4245555933" calcext:value-type="float">
            <text:p>0.4245555933</text:p>
          </table:table-cell>
          <table:table-cell office:value-type="float" office:value="0.0958355728" calcext:value-type="float">
            <text:p>0.0958355728</text:p>
          </table:table-cell>
          <table:table-cell office:value-type="float" office:value="0.006031152" calcext:value-type="float">
            <text:p>0.006031152</text:p>
          </table:table-cell>
          <table:table-cell office:value-type="float" office:value="-0.0421742273" calcext:value-type="float">
            <text:p>-0.0421742273</text:p>
          </table:table-cell>
          <table:table-cell office:value-type="float" office:value="-0.0313995721" calcext:value-type="float">
            <text:p>-0.0313995721</text:p>
          </table:table-cell>
          <table:table-cell office:value-type="float" office:value="0.1963046107" calcext:value-type="float">
            <text:p>0.1963046107</text:p>
          </table:table-cell>
          <table:table-cell office:value-type="float" office:value="0.2031360663" calcext:value-type="float">
            <text:p>0.2031360663</text:p>
          </table:table-cell>
          <table:table-cell office:value-type="float" office:value="0.1353526456" calcext:value-type="float">
            <text:p>0.1353526456</text:p>
          </table:table-cell>
          <table:table-cell office:value-type="float" office:value="0.2664176149" calcext:value-type="float">
            <text:p>0.2664176149</text:p>
          </table:table-cell>
          <table:table-cell office:value-type="float" office:value="0.2984615567" calcext:value-type="float">
            <text:p>0.2984615567</text:p>
          </table:table-cell>
          <table:table-cell office:value-type="float" office:value="0.2024604755" calcext:value-type="float">
            <text:p>0.2024604755</text:p>
          </table:table-cell>
          <table:table-cell office:value-type="float" office:value="0.2664176149" calcext:value-type="float">
            <text:p>0.2664176149</text:p>
          </table:table-cell>
          <table:table-cell office:value-type="float" office:value="0.2984615567" calcext:value-type="float">
            <text:p>0.2984615567</text:p>
          </table:table-cell>
          <table:table-cell office:value-type="float" office:value="0.2024604755" calcext:value-type="float">
            <text:p>0.2024604755</text:p>
          </table:table-cell>
          <table:table-cell office:value-type="float" office:value="0.2984356579" calcext:value-type="float">
            <text:p>0.2984356579</text:p>
          </table:table-cell>
          <table:table-cell office:value-type="float" office:value="0.3331600553" calcext:value-type="float">
            <text:p>0.3331600553</text:p>
          </table:table-cell>
          <table:table-cell office:value-type="float" office:value="0.2256854882" calcext:value-type="float">
            <text:p>0.2256854882</text:p>
          </table:table-cell>
          <table:table-cell office:value-type="float" office:value="0.2740071694" calcext:value-type="float">
            <text:p>0.2740071694</text:p>
          </table:table-cell>
          <table:table-cell office:value-type="float" office:value="0.3056775993" calcext:value-type="float">
            <text:p>0.3056775993</text:p>
          </table:table-cell>
          <table:table-cell office:value-type="float" office:value="0.2052486697" calcext:value-type="float">
            <text:p>0.2052486697</text:p>
          </table:table-cell>
          <table:table-cell office:value-type="float" office:value="0.2764904332" calcext:value-type="float">
            <text:p>0.2764904332</text:p>
          </table:table-cell>
          <table:table-cell office:value-type="float" office:value="0.2963507107" calcext:value-type="float">
            <text:p>0.2963507107</text:p>
          </table:table-cell>
          <table:table-cell office:value-type="float" office:value="0.1988461997" calcext:value-type="float">
            <text:p>0.1988461997</text:p>
          </table:table-cell>
          <table:table-cell office:value-type="string" calcext:value-type="string">
            <text:p>nan</text:p>
          </table:table-cell>
          <table:table-cell office:value-type="float" office:value="-0.3570661528" calcext:value-type="float">
            <text:p>-0.3570661528</text:p>
          </table:table-cell>
          <table:table-cell office:value-type="float" office:value="-0.9802722116" calcext:value-type="float">
            <text:p>-0.9802722116</text:p>
          </table:table-cell>
          <table:table-cell office:value-type="float" office:value="0.3930442392" calcext:value-type="float">
            <text:p>0.3930442392</text:p>
          </table:table-cell>
          <table:table-cell office:value-type="float" office:value="0.4744667234" calcext:value-type="float">
            <text:p>0.4744667234</text:p>
          </table:table-cell>
          <table:table-cell office:value-type="float" office:value="0.3274003253" calcext:value-type="float">
            <text:p>0.3274003253</text:p>
          </table:table-cell>
          <table:table-cell office:value-type="float" office:value="0.9930811467" calcext:value-type="float">
            <text:p>0.9930811467</text:p>
          </table:table-cell>
          <table:table-cell office:value-type="float" office:value="0.9605127507" calcext:value-type="float">
            <text:p>0.9605127507</text:p>
          </table:table-cell>
          <table:table-cell office:value-type="float" office:value="0.8549841502" calcext:value-type="float">
            <text:p>0.8549841502</text:p>
          </table:table-cell>
          <table:table-cell office:value-type="float" office:value="0.0969501596" calcext:value-type="float">
            <text:p>0.0969501596</text:p>
          </table:table-cell>
          <table:table-cell office:value-type="float" office:value="0.1679086212" calcext:value-type="float">
            <text:p>0.1679086212</text:p>
          </table:table-cell>
          <table:table-cell office:value-type="float" office:value="0.1127494504" calcext:value-type="float">
            <text:p>0.1127494504</text:p>
          </table:table-cell>
          <table:table-cell office:value-type="float" office:value="0.2217457471" calcext:value-type="float">
            <text:p>0.2217457471</text:p>
          </table:table-cell>
          <table:table-cell office:value-type="float" office:value="0.2606094361" calcext:value-type="float">
            <text:p>0.2606094361</text:p>
          </table:table-cell>
          <table:table-cell office:value-type="float" office:value="0.1757478842" calcext:value-type="float">
            <text:p>0.1757478842</text:p>
          </table:table-cell>
          <table:table-cell office:value-type="float" office:value="0.2691085345" calcext:value-type="float">
            <text:p>0.2691085345</text:p>
          </table:table-cell>
          <table:table-cell office:value-type="float" office:value="0.3069690986" calcext:value-type="float">
            <text:p>0.3069690986</text:p>
          </table:table-cell>
          <table:table-cell office:value-type="float" office:value="0.210765853" calcext:value-type="float">
            <text:p>0.210765853</text:p>
          </table:table-cell>
          <table:table-cell office:value-type="float" office:value="0.2691085345" calcext:value-type="float">
            <text:p>0.2691085345</text:p>
          </table:table-cell>
          <table:table-cell office:value-type="float" office:value="0.3069690986" calcext:value-type="float">
            <text:p>0.3069690986</text:p>
          </table:table-cell>
          <table:table-cell office:value-type="float" office:value="0.210765853" calcext:value-type="float">
            <text:p>0.210765853</text:p>
          </table:table-cell>
          <table:table-cell office:value-type="float" office:value="0.2994301024" calcext:value-type="float">
            <text:p>0.2994301024</text:p>
          </table:table-cell>
          <table:table-cell office:value-type="float" office:value="0.3344020166" calcext:value-type="float">
            <text:p>0.3344020166</text:p>
          </table:table-cell>
          <table:table-cell office:value-type="float" office:value="0.2287340132" calcext:value-type="float">
            <text:p>0.2287340132</text:p>
          </table:table-cell>
          <table:table-cell office:value-type="float" office:value="0.2937639288" calcext:value-type="float">
            <text:p>0.2937639288</text:p>
          </table:table-cell>
          <table:table-cell office:value-type="float" office:value="0.3499666935" calcext:value-type="float">
            <text:p>0.3499666935</text:p>
          </table:table-cell>
          <table:table-cell office:value-type="float" office:value="0.2402638384" calcext:value-type="float">
            <text:p>0.2402638384</text:p>
          </table:table-cell>
          <table:table-cell office:value-type="float" office:value="0.2955471727" calcext:value-type="float">
            <text:p>0.2955471727</text:p>
          </table:table-cell>
          <table:table-cell office:value-type="float" office:value="0.3368376608" calcext:value-type="float">
            <text:p>0.3368376608</text:p>
          </table:table-cell>
          <table:table-cell office:value-type="float" office:value="0.2308072655" calcext:value-type="float">
            <text:p>0.2308072655</text:p>
          </table:table-cell>
          <table:table-cell office:value-type="string" calcext:value-type="string">
            <text:p>nan</text:p>
          </table:table-cell>
          <table:table-cell office:value-type="float" office:value="-0.3557186667" calcext:value-type="float">
            <text:p>-0.3557186667</text:p>
          </table:table-cell>
          <table:table-cell office:value-type="float" office:value="-0.9933239542" calcext:value-type="float">
            <text:p>-0.9933239542</text:p>
          </table:table-cell>
        </table:table-row>
        <table:table-row table:style-name="ro1">
          <table:table-cell office:value-type="string" calcext:value-type="string">
            <text:p>Halictus_scabiosae</text:p>
          </table:table-cell>
          <table:table-cell office:value-type="float" office:value="5773" calcext:value-type="float">
            <text:p>5773</text:p>
          </table:table-cell>
          <table:table-cell office:value-type="float" office:value="937.04226572" calcext:value-type="float">
            <text:p>937.04226572</text:p>
          </table:table-cell>
          <table:table-cell office:value-type="float" office:value="638.177281096" calcext:value-type="float">
            <text:p>638.177281096</text:p>
          </table:table-cell>
          <table:table-cell office:value-type="float" office:value="0.429095535" calcext:value-type="float">
            <text:p>0.429095535</text:p>
          </table:table-cell>
          <table:table-cell office:value-type="float" office:value="0.0639211374" calcext:value-type="float">
            <text:p>0.0639211374</text:p>
          </table:table-cell>
          <table:table-cell office:value-type="float" office:value="0.4231987977" calcext:value-type="float">
            <text:p>0.4231987977</text:p>
          </table:table-cell>
          <table:table-cell office:value-type="float" office:value="0.1358943033" calcext:value-type="float">
            <text:p>0.1358943033</text:p>
          </table:table-cell>
          <table:table-cell office:value-type="float" office:value="0.3482000319" calcext:value-type="float">
            <text:p>0.3482000319</text:p>
          </table:table-cell>
          <table:table-cell office:value-type="float" office:value="0.0841969666" calcext:value-type="float">
            <text:p>0.0841969666</text:p>
          </table:table-cell>
          <table:table-cell office:value-type="float" office:value="-0.0070530753" calcext:value-type="float">
            <text:p>-0.0070530753</text:p>
          </table:table-cell>
          <table:table-cell office:value-type="float" office:value="-0.2339486669" calcext:value-type="float">
            <text:p>-0.2339486669</text:p>
          </table:table-cell>
          <table:table-cell office:value-type="float" office:value="-0.1718921916" calcext:value-type="float">
            <text:p>-0.1718921916</text:p>
          </table:table-cell>
          <table:table-cell office:value-type="float" office:value="0.0754411188" calcext:value-type="float">
            <text:p>0.0754411188</text:p>
          </table:table-cell>
          <table:table-cell office:value-type="float" office:value="-0.0537971723" calcext:value-type="float">
            <text:p>-0.0537971723</text:p>
          </table:table-cell>
          <table:table-cell office:value-type="float" office:value="-0.0357796087" calcext:value-type="float">
            <text:p>-0.0357796087</text:p>
          </table:table-cell>
          <table:table-cell office:value-type="float" office:value="-0.0861613138" calcext:value-type="float">
            <text:p>-0.0861613138</text:p>
          </table:table-cell>
          <table:table-cell office:value-type="float" office:value="-0.0792273961" calcext:value-type="float">
            <text:p>-0.0792273961</text:p>
          </table:table-cell>
          <table:table-cell office:value-type="float" office:value="-0.0529274822" calcext:value-type="float">
            <text:p>-0.0529274822</text:p>
          </table:table-cell>
          <table:table-cell office:value-type="float" office:value="-0.0861613138" calcext:value-type="float">
            <text:p>-0.0861613138</text:p>
          </table:table-cell>
          <table:table-cell office:value-type="float" office:value="-0.0792273961" calcext:value-type="float">
            <text:p>-0.0792273961</text:p>
          </table:table-cell>
          <table:table-cell office:value-type="float" office:value="-0.0529274822" calcext:value-type="float">
            <text:p>-0.0529274822</text:p>
          </table:table-cell>
          <table:table-cell office:value-type="float" office:value="-0.1676078179" calcext:value-type="float">
            <text:p>-0.1676078179</text:p>
          </table:table-cell>
          <table:table-cell office:value-type="float" office:value="-0.0772973581" calcext:value-type="float">
            <text:p>-0.0772973581</text:p>
          </table:table-cell>
          <table:table-cell office:value-type="float" office:value="-0.0528272582" calcext:value-type="float">
            <text:p>-0.0528272582</text:p>
          </table:table-cell>
          <table:table-cell office:value-type="float" office:value="-0.1070571832" calcext:value-type="float">
            <text:p>-0.1070571832</text:p>
          </table:table-cell>
          <table:table-cell office:value-type="float" office:value="-0.0986208839" calcext:value-type="float">
            <text:p>-0.0986208839</text:p>
          </table:table-cell>
          <table:table-cell office:value-type="float" office:value="-0.0656869827" calcext:value-type="float">
            <text:p>-0.0656869827</text:p>
          </table:table-cell>
          <table:table-cell office:value-type="float" office:value="-0.1489619" calcext:value-type="float">
            <text:p>-0.1489619</text:p>
          </table:table-cell>
          <table:table-cell office:value-type="float" office:value="-0.0863022208" calcext:value-type="float">
            <text:p>-0.0863022208</text:p>
          </table:table-cell>
          <table:table-cell office:value-type="float" office:value="-0.0580915096" calcext:value-type="float">
            <text:p>-0.0580915096</text:p>
          </table:table-cell>
          <table:table-cell office:value-type="string" calcext:value-type="string">
            <text:p>nan</text:p>
          </table:table-cell>
          <table:table-cell office:value-type="float" office:value="0.0602409521" calcext:value-type="float">
            <text:p>0.0602409521</text:p>
          </table:table-cell>
          <table:table-cell office:value-type="float" office:value="-0.4002479235" calcext:value-type="float">
            <text:p>-0.4002479235</text:p>
          </table:table-cell>
          <table:table-cell office:value-type="float" office:value="-0.1313210614" calcext:value-type="float">
            <text:p>-0.1313210614</text:p>
          </table:table-cell>
          <table:table-cell office:value-type="float" office:value="-0.0553153821" calcext:value-type="float">
            <text:p>-0.0553153821</text:p>
          </table:table-cell>
          <table:table-cell office:value-type="float" office:value="-0.0376518638" calcext:value-type="float">
            <text:p>-0.0376518638</text:p>
          </table:table-cell>
          <table:table-cell office:value-type="float" office:value="0.99013846" calcext:value-type="float">
            <text:p>0.99013846</text:p>
          </table:table-cell>
          <table:table-cell office:value-type="float" office:value="0.9103512947" calcext:value-type="float">
            <text:p>0.9103512947</text:p>
          </table:table-cell>
          <table:table-cell office:value-type="float" office:value="0.7634931146" calcext:value-type="float">
            <text:p>0.7634931146</text:p>
          </table:table-cell>
          <table:table-cell office:value-type="float" office:value="0.1264344648" calcext:value-type="float">
            <text:p>0.1264344648</text:p>
          </table:table-cell>
          <table:table-cell office:value-type="float" office:value="0.1007021067" calcext:value-type="float">
            <text:p>0.1007021067</text:p>
          </table:table-cell>
          <table:table-cell office:value-type="float" office:value="0.0682429984" calcext:value-type="float">
            <text:p>0.0682429984</text:p>
          </table:table-cell>
          <table:table-cell office:value-type="float" office:value="0.1251352299" calcext:value-type="float">
            <text:p>0.1251352299</text:p>
          </table:table-cell>
          <table:table-cell office:value-type="float" office:value="0.0788269427" calcext:value-type="float">
            <text:p>0.0788269427</text:p>
          </table:table-cell>
          <table:table-cell office:value-type="float" office:value="0.0530263238" calcext:value-type="float">
            <text:p>0.0530263238</text:p>
          </table:table-cell>
          <table:table-cell office:value-type="float" office:value="-0.06664285" calcext:value-type="float">
            <text:p>-0.06664285</text:p>
          </table:table-cell>
          <table:table-cell office:value-type="float" office:value="-0.0252420923" calcext:value-type="float">
            <text:p>-0.0252420923</text:p>
          </table:table-cell>
          <table:table-cell office:value-type="float" office:value="-0.0167412928" calcext:value-type="float">
            <text:p>-0.0167412928</text:p>
          </table:table-cell>
          <table:table-cell office:value-type="float" office:value="-0.06664285" calcext:value-type="float">
            <text:p>-0.06664285</text:p>
          </table:table-cell>
          <table:table-cell office:value-type="float" office:value="-0.0252420923" calcext:value-type="float">
            <text:p>-0.0252420923</text:p>
          </table:table-cell>
          <table:table-cell office:value-type="float" office:value="-0.0167412928" calcext:value-type="float">
            <text:p>-0.0167412928</text:p>
          </table:table-cell>
          <table:table-cell office:value-type="float" office:value="-0.1836576587" calcext:value-type="float">
            <text:p>-0.1836576587</text:p>
          </table:table-cell>
          <table:table-cell office:value-type="float" office:value="-0.1234630955" calcext:value-type="float">
            <text:p>-0.1234630955</text:p>
          </table:table-cell>
          <table:table-cell office:value-type="float" office:value="-0.0845493719" calcext:value-type="float">
            <text:p>-0.0845493719</text:p>
          </table:table-cell>
          <table:table-cell office:value-type="float" office:value="-0.0833397749" calcext:value-type="float">
            <text:p>-0.0833397749</text:p>
          </table:table-cell>
          <table:table-cell office:value-type="float" office:value="-0.0434237011" calcext:value-type="float">
            <text:p>-0.0434237011</text:p>
          </table:table-cell>
          <table:table-cell office:value-type="float" office:value="-0.028940845" calcext:value-type="float">
            <text:p>-0.028940845</text:p>
          </table:table-cell>
          <table:table-cell office:value-type="float" office:value="-0.1459639787" calcext:value-type="float">
            <text:p>-0.1459639787</text:p>
          </table:table-cell>
          <table:table-cell office:value-type="float" office:value="-0.0924936711" calcext:value-type="float">
            <text:p>-0.0924936711</text:p>
          </table:table-cell>
          <table:table-cell office:value-type="float" office:value="-0.062983433" calcext:value-type="float">
            <text:p>-0.062983433</text:p>
          </table:table-cell>
          <table:table-cell office:value-type="string" calcext:value-type="string">
            <text:p>nan</text:p>
          </table:table-cell>
          <table:table-cell office:value-type="float" office:value="0.0738227194" calcext:value-type="float">
            <text:p>0.0738227194</text:p>
          </table:table-cell>
          <table:table-cell office:value-type="float" office:value="-0.6649894609" calcext:value-type="float">
            <text:p>-0.6649894609</text:p>
          </table:table-cell>
        </table:table-row>
        <table:table-row table:style-name="ro1">
          <table:table-cell office:value-type="string" calcext:value-type="string">
            <text:p>Halictus_sexinctus</text:p>
          </table:table-cell>
          <table:table-cell office:value-type="float" office:value="4843" calcext:value-type="float">
            <text:p>4843</text:p>
          </table:table-cell>
          <table:table-cell office:value-type="float" office:value="446.281850093" calcext:value-type="float">
            <text:p>446.281850093</text:p>
          </table:table-cell>
          <table:table-cell office:value-type="float" office:value="310.976239297" calcext:value-type="float">
            <text:p>310.976239297</text:p>
          </table:table-cell>
          <table:table-cell office:value-type="float" office:value="0.4160325437" calcext:value-type="float">
            <text:p>0.4160325437</text:p>
          </table:table-cell>
          <table:table-cell office:value-type="float" office:value="0.0590433317" calcext:value-type="float">
            <text:p>0.0590433317</text:p>
          </table:table-cell>
          <table:table-cell office:value-type="float" office:value="0.3967780849" calcext:value-type="float">
            <text:p>0.3967780849</text:p>
          </table:table-cell>
          <table:table-cell office:value-type="float" office:value="0.1307549587" calcext:value-type="float">
            <text:p>0.1307549587</text:p>
          </table:table-cell>
          <table:table-cell office:value-type="float" office:value="0.3303251348" calcext:value-type="float">
            <text:p>0.3303251348</text:p>
          </table:table-cell>
          <table:table-cell office:value-type="float" office:value="0.08141509" calcext:value-type="float">
            <text:p>0.08141509</text:p>
          </table:table-cell>
          <table:table-cell office:value-type="float" office:value="-0.0056348817" calcext:value-type="float">
            <text:p>-0.0056348817</text:p>
          </table:table-cell>
          <table:table-cell office:value-type="float" office:value="-0.2488330441" calcext:value-type="float">
            <text:p>-0.2488330441</text:p>
          </table:table-cell>
          <table:table-cell office:value-type="float" office:value="-0.1802795835" calcext:value-type="float">
            <text:p>-0.1802795835</text:p>
          </table:table-cell>
          <table:table-cell office:value-type="float" office:value="0.2011360115" calcext:value-type="float">
            <text:p>0.2011360115</text:p>
          </table:table-cell>
          <table:table-cell office:value-type="float" office:value="0.1496870561" calcext:value-type="float">
            <text:p>0.1496870561</text:p>
          </table:table-cell>
          <table:table-cell office:value-type="float" office:value="0.1006815458" calcext:value-type="float">
            <text:p>0.1006815458</text:p>
          </table:table-cell>
          <table:table-cell office:value-type="float" office:value="0.388163483" calcext:value-type="float">
            <text:p>0.388163483</text:p>
          </table:table-cell>
          <table:table-cell office:value-type="float" office:value="0.4285077618" calcext:value-type="float">
            <text:p>0.4285077618</text:p>
          </table:table-cell>
          <table:table-cell office:value-type="float" office:value="0.2893953125" calcext:value-type="float">
            <text:p>0.2893953125</text:p>
          </table:table-cell>
          <table:table-cell office:value-type="float" office:value="0.388163483" calcext:value-type="float">
            <text:p>0.388163483</text:p>
          </table:table-cell>
          <table:table-cell office:value-type="float" office:value="0.4285077618" calcext:value-type="float">
            <text:p>0.4285077618</text:p>
          </table:table-cell>
          <table:table-cell office:value-type="float" office:value="0.2893953125" calcext:value-type="float">
            <text:p>0.2893953125</text:p>
          </table:table-cell>
          <table:table-cell office:value-type="float" office:value="0.3439882688" calcext:value-type="float">
            <text:p>0.3439882688</text:p>
          </table:table-cell>
          <table:table-cell office:value-type="float" office:value="0.4442614603" calcext:value-type="float">
            <text:p>0.4442614603</text:p>
          </table:table-cell>
          <table:table-cell office:value-type="float" office:value="0.3013508022" calcext:value-type="float">
            <text:p>0.3013508022</text:p>
          </table:table-cell>
          <table:table-cell office:value-type="float" office:value="0.3489717694" calcext:value-type="float">
            <text:p>0.3489717694</text:p>
          </table:table-cell>
          <table:table-cell office:value-type="float" office:value="0.3676548642" calcext:value-type="float">
            <text:p>0.3676548642</text:p>
          </table:table-cell>
          <table:table-cell office:value-type="float" office:value="0.2457370961" calcext:value-type="float">
            <text:p>0.2457370961</text:p>
          </table:table-cell>
          <table:table-cell office:value-type="float" office:value="0.3096771557" calcext:value-type="float">
            <text:p>0.3096771557</text:p>
          </table:table-cell>
          <table:table-cell office:value-type="float" office:value="0.3610347544" calcext:value-type="float">
            <text:p>0.3610347544</text:p>
          </table:table-cell>
          <table:table-cell office:value-type="float" office:value="0.2390146148" calcext:value-type="float">
            <text:p>0.2390146148</text:p>
          </table:table-cell>
          <table:table-cell office:value-type="string" calcext:value-type="string">
            <text:p>nan</text:p>
          </table:table-cell>
          <table:table-cell office:value-type="float" office:value="-0.453458466" calcext:value-type="float">
            <text:p>-0.453458466</text:p>
          </table:table-cell>
          <table:table-cell office:value-type="float" office:value="-0.9471694804" calcext:value-type="float">
            <text:p>-0.9471694804</text:p>
          </table:table-cell>
          <table:table-cell office:value-type="float" office:value="0.4592273681" calcext:value-type="float">
            <text:p>0.4592273681</text:p>
          </table:table-cell>
          <table:table-cell office:value-type="float" office:value="0.5775507772" calcext:value-type="float">
            <text:p>0.5775507772</text:p>
          </table:table-cell>
          <table:table-cell office:value-type="float" office:value="0.4019540554" calcext:value-type="float">
            <text:p>0.4019540554</text:p>
          </table:table-cell>
          <table:table-cell office:value-type="float" office:value="0.9752577582" calcext:value-type="float">
            <text:p>0.9752577582</text:p>
          </table:table-cell>
          <table:table-cell office:value-type="float" office:value="0.8497375539" calcext:value-type="float">
            <text:p>0.8497375539</text:p>
          </table:table-cell>
          <table:table-cell office:value-type="float" office:value="0.6995561041" calcext:value-type="float">
            <text:p>0.6995561041</text:p>
          </table:table-cell>
          <table:table-cell office:value-type="float" office:value="0.2107155728" calcext:value-type="float">
            <text:p>0.2107155728</text:p>
          </table:table-cell>
          <table:table-cell office:value-type="float" office:value="0.2083615075" calcext:value-type="float">
            <text:p>0.2083615075</text:p>
          </table:table-cell>
          <table:table-cell office:value-type="float" office:value="0.144354206" calcext:value-type="float">
            <text:p>0.144354206</text:p>
          </table:table-cell>
          <table:table-cell office:value-type="float" office:value="0.2390698886" calcext:value-type="float">
            <text:p>0.2390698886</text:p>
          </table:table-cell>
          <table:table-cell office:value-type="float" office:value="0.2481593583" calcext:value-type="float">
            <text:p>0.2481593583</text:p>
          </table:table-cell>
          <table:table-cell office:value-type="float" office:value="0.171325799" calcext:value-type="float">
            <text:p>0.171325799</text:p>
          </table:table-cell>
          <table:table-cell office:value-type="float" office:value="0.4222027927" calcext:value-type="float">
            <text:p>0.4222027927</text:p>
          </table:table-cell>
          <table:table-cell office:value-type="float" office:value="0.5536100566" calcext:value-type="float">
            <text:p>0.5536100566</text:p>
          </table:table-cell>
          <table:table-cell office:value-type="float" office:value="0.3935424333" calcext:value-type="float">
            <text:p>0.3935424333</text:p>
          </table:table-cell>
          <table:table-cell office:value-type="float" office:value="0.4222027927" calcext:value-type="float">
            <text:p>0.4222027927</text:p>
          </table:table-cell>
          <table:table-cell office:value-type="float" office:value="0.5536100566" calcext:value-type="float">
            <text:p>0.5536100566</text:p>
          </table:table-cell>
          <table:table-cell office:value-type="float" office:value="0.3935424333" calcext:value-type="float">
            <text:p>0.3935424333</text:p>
          </table:table-cell>
          <table:table-cell office:value-type="float" office:value="0.3507005199" calcext:value-type="float">
            <text:p>0.3507005199</text:p>
          </table:table-cell>
          <table:table-cell office:value-type="float" office:value="0.5126594544" calcext:value-type="float">
            <text:p>0.5126594544</text:p>
          </table:table-cell>
          <table:table-cell office:value-type="float" office:value="0.3616213748" calcext:value-type="float">
            <text:p>0.3616213748</text:p>
          </table:table-cell>
          <table:table-cell office:value-type="float" office:value="0.4020786319" calcext:value-type="float">
            <text:p>0.4020786319</text:p>
          </table:table-cell>
          <table:table-cell office:value-type="float" office:value="0.5240033289" calcext:value-type="float">
            <text:p>0.5240033289</text:p>
          </table:table-cell>
          <table:table-cell office:value-type="float" office:value="0.3722467463" calcext:value-type="float">
            <text:p>0.3722467463</text:p>
          </table:table-cell>
          <table:table-cell office:value-type="float" office:value="0.355950236" calcext:value-type="float">
            <text:p>0.355950236</text:p>
          </table:table-cell>
          <table:table-cell office:value-type="float" office:value="0.5004071362" calcext:value-type="float">
            <text:p>0.5004071362</text:p>
          </table:table-cell>
          <table:table-cell office:value-type="float" office:value="0.3518972621" calcext:value-type="float">
            <text:p>0.3518972621</text:p>
          </table:table-cell>
          <table:table-cell office:value-type="string" calcext:value-type="string">
            <text:p>nan</text:p>
          </table:table-cell>
          <table:table-cell office:value-type="float" office:value="-0.5361419445" calcext:value-type="float">
            <text:p>-0.5361419445</text:p>
          </table:table-cell>
          <table:table-cell office:value-type="float" office:value="-1.029814553" calcext:value-type="float">
            <text:p>-1.029814553</text:p>
          </table:table-cell>
        </table:table-row>
        <table:table-row table:style-name="ro1">
          <table:table-cell office:value-type="string" calcext:value-type="string">
            <text:p>Halictus_simplex</text:p>
          </table:table-cell>
          <table:table-cell office:value-type="float" office:value="6142" calcext:value-type="float">
            <text:p>6142</text:p>
          </table:table-cell>
          <table:table-cell office:value-type="float" office:value="464.833116249" calcext:value-type="float">
            <text:p>464.833116249</text:p>
          </table:table-cell>
          <table:table-cell office:value-type="float" office:value="313.282759275" calcext:value-type="float">
            <text:p>313.282759275</text:p>
          </table:table-cell>
          <table:table-cell office:value-type="float" office:value="0.4123534946" calcext:value-type="float">
            <text:p>0.4123534946</text:p>
          </table:table-cell>
          <table:table-cell office:value-type="float" office:value="0.0596721817" calcext:value-type="float">
            <text:p>0.0596721817</text:p>
          </table:table-cell>
          <table:table-cell office:value-type="float" office:value="0.3879868185" calcext:value-type="float">
            <text:p>0.3879868185</text:p>
          </table:table-cell>
          <table:table-cell office:value-type="float" office:value="0.1312929633" calcext:value-type="float">
            <text:p>0.1312929633</text:p>
          </table:table-cell>
          <table:table-cell office:value-type="float" office:value="0.3330752387" calcext:value-type="float">
            <text:p>0.3330752387</text:p>
          </table:table-cell>
          <table:table-cell office:value-type="float" office:value="0.0819228414" calcext:value-type="float">
            <text:p>0.0819228414</text:p>
          </table:table-cell>
          <table:table-cell office:value-type="float" office:value="-0.00227349" calcext:value-type="float">
            <text:p>-0.00227349</text:p>
          </table:table-cell>
          <table:table-cell office:value-type="float" office:value="-0.2462881518" calcext:value-type="float">
            <text:p>-0.2462881518</text:p>
          </table:table-cell>
          <table:table-cell office:value-type="float" office:value="-0.1792527564" calcext:value-type="float">
            <text:p>-0.1792527564</text:p>
          </table:table-cell>
          <table:table-cell office:value-type="float" office:value="0.2214887969" calcext:value-type="float">
            <text:p>0.2214887969</text:p>
          </table:table-cell>
          <table:table-cell office:value-type="float" office:value="0.1602810463" calcext:value-type="float">
            <text:p>0.1602810463</text:p>
          </table:table-cell>
          <table:table-cell office:value-type="float" office:value="0.1078095053" calcext:value-type="float">
            <text:p>0.1078095053</text:p>
          </table:table-cell>
          <table:table-cell office:value-type="string" calcext:value-type="string">
            <text:p>nan</text:p>
          </table:table-cell>
          <table:table-cell office:value-type="float" office:value="0.4451227919" calcext:value-type="float">
            <text:p>0.4451227919</text:p>
          </table:table-cell>
          <table:table-cell office:value-type="float" office:value="0.2989783556" calcext:value-type="float">
            <text:p>0.2989783556</text:p>
          </table:table-cell>
          <table:table-cell office:value-type="string" calcext:value-type="string">
            <text:p>nan</text:p>
          </table:table-cell>
          <table:table-cell office:value-type="float" office:value="0.4451227919" calcext:value-type="float">
            <text:p>0.4451227919</text:p>
          </table:table-cell>
          <table:table-cell office:value-type="float" office:value="0.2989783556" calcext:value-type="float">
            <text:p>0.2989783556</text:p>
          </table:table-cell>
          <table:table-cell office:value-type="string" calcext:value-type="string">
            <text:p>nan</text:p>
          </table:table-cell>
          <table:table-cell office:value-type="float" office:value="0.4831422306" calcext:value-type="float">
            <text:p>0.4831422306</text:p>
          </table:table-cell>
          <table:table-cell office:value-type="float" office:value="0.3271991166" calcext:value-type="float">
            <text:p>0.3271991166</text:p>
          </table:table-cell>
          <table:table-cell office:value-type="float" office:value="0.371884059" calcext:value-type="float">
            <text:p>0.371884059</text:p>
          </table:table-cell>
          <table:table-cell office:value-type="float" office:value="0.3964602823" calcext:value-type="float">
            <text:p>0.3964602823</text:p>
          </table:table-cell>
          <table:table-cell office:value-type="float" office:value="0.2645766097" calcext:value-type="float">
            <text:p>0.2645766097</text:p>
          </table:table-cell>
          <table:table-cell office:value-type="float" office:value="0.3402047882" calcext:value-type="float">
            <text:p>0.3402047882</text:p>
          </table:table-cell>
          <table:table-cell office:value-type="float" office:value="0.4015715025" calcext:value-type="float">
            <text:p>0.4015715025</text:p>
          </table:table-cell>
          <table:table-cell office:value-type="float" office:value="0.2665302879" calcext:value-type="float">
            <text:p>0.2665302879</text:p>
          </table:table-cell>
          <table:table-cell office:value-type="string" calcext:value-type="string">
            <text:p>nan</text:p>
          </table:table-cell>
          <table:table-cell office:value-type="float" office:value="-0.4758329292" calcext:value-type="float">
            <text:p>-0.4758329292</text:p>
          </table:table-cell>
          <table:table-cell office:value-type="float" office:value="-0.9236732876" calcext:value-type="float">
            <text:p>-0.9236732876</text:p>
          </table:table-cell>
          <table:table-cell office:value-type="float" office:value="0.4709166411" calcext:value-type="float">
            <text:p>0.4709166411</text:p>
          </table:table-cell>
          <table:table-cell office:value-type="float" office:value="0.5908804281" calcext:value-type="float">
            <text:p>0.5908804281</text:p>
          </table:table-cell>
          <table:table-cell office:value-type="float" office:value="0.4108549459" calcext:value-type="float">
            <text:p>0.4108549459</text:p>
          </table:table-cell>
          <table:table-cell office:value-type="float" office:value="0.9756476821" calcext:value-type="float">
            <text:p>0.9756476821</text:p>
          </table:table-cell>
          <table:table-cell office:value-type="float" office:value="0.8554317994" calcext:value-type="float">
            <text:p>0.8554317994</text:p>
          </table:table-cell>
          <table:table-cell office:value-type="float" office:value="0.7049464894" calcext:value-type="float">
            <text:p>0.7049464894</text:p>
          </table:table-cell>
          <table:table-cell office:value-type="float" office:value="0.2055739837" calcext:value-type="float">
            <text:p>0.2055739837</text:p>
          </table:table-cell>
          <table:table-cell office:value-type="float" office:value="0.1991538112" calcext:value-type="float">
            <text:p>0.1991538112</text:p>
          </table:table-cell>
          <table:table-cell office:value-type="float" office:value="0.1380943923" calcext:value-type="float">
            <text:p>0.1380943923</text:p>
          </table:table-cell>
          <table:table-cell office:value-type="float" office:value="0.2596489066" calcext:value-type="float">
            <text:p>0.2596489066</text:p>
          </table:table-cell>
          <table:table-cell office:value-type="float" office:value="0.2462785421" calcext:value-type="float">
            <text:p>0.2462785421</text:p>
          </table:table-cell>
          <table:table-cell office:value-type="float" office:value="0.1692601944" calcext:value-type="float">
            <text:p>0.1692601944</text:p>
          </table:table-cell>
          <table:table-cell office:value-type="string" calcext:value-type="string">
            <text:p>nan</text:p>
          </table:table-cell>
          <table:table-cell office:value-type="float" office:value="0.5695181927" calcext:value-type="float">
            <text:p>0.5695181927</text:p>
          </table:table-cell>
          <table:table-cell office:value-type="float" office:value="0.3529217763" calcext:value-type="float">
            <text:p>0.3529217763</text:p>
          </table:table-cell>
          <table:table-cell office:value-type="string" calcext:value-type="string">
            <text:p>nan</text:p>
          </table:table-cell>
          <table:table-cell office:value-type="float" office:value="0.5695181927" calcext:value-type="float">
            <text:p>0.5695181927</text:p>
          </table:table-cell>
          <table:table-cell office:value-type="float" office:value="0.3529217763" calcext:value-type="float">
            <text:p>0.3529217763</text:p>
          </table:table-cell>
          <table:table-cell office:value-type="string" calcext:value-type="string">
            <text:p>nan</text:p>
          </table:table-cell>
          <table:table-cell office:value-type="float" office:value="0.5558356709" calcext:value-type="float">
            <text:p>0.5558356709</text:p>
          </table:table-cell>
          <table:table-cell office:value-type="float" office:value="0.3345462706" calcext:value-type="float">
            <text:p>0.3345462706</text:p>
          </table:table-cell>
          <table:table-cell office:value-type="float" office:value="0.4245973779" calcext:value-type="float">
            <text:p>0.4245973779</text:p>
          </table:table-cell>
          <table:table-cell office:value-type="float" office:value="0.5515324271" calcext:value-type="float">
            <text:p>0.5515324271</text:p>
          </table:table-cell>
          <table:table-cell office:value-type="float" office:value="0.3909757254" calcext:value-type="float">
            <text:p>0.3909757254</text:p>
          </table:table-cell>
          <table:table-cell office:value-type="float" office:value="0.3877311233" calcext:value-type="float">
            <text:p>0.3877311233</text:p>
          </table:table-cell>
          <table:table-cell office:value-type="float" office:value="0.5457240575" calcext:value-type="float">
            <text:p>0.5457240575</text:p>
          </table:table-cell>
          <table:table-cell office:value-type="float" office:value="0.3855484047" calcext:value-type="float">
            <text:p>0.3855484047</text:p>
          </table:table-cell>
          <table:table-cell office:value-type="string" calcext:value-type="string">
            <text:p>nan</text:p>
          </table:table-cell>
          <table:table-cell office:value-type="float" office:value="-0.5547035914" calcext:value-type="float">
            <text:p>-0.5547035914</text:p>
          </table:table-cell>
          <table:table-cell office:value-type="float" office:value="-0.9475566129" calcext:value-type="float">
            <text:p>-0.9475566129</text:p>
          </table:table-cell>
        </table:table-row>
        <table:table-row table:style-name="ro1">
          <table:table-cell office:value-type="string" calcext:value-type="string">
            <text:p>Hippocampus_guttulatus</text:p>
          </table:table-cell>
          <table:table-cell office:value-type="float" office:value="20981" calcext:value-type="float">
            <text:p>20981</text:p>
          </table:table-cell>
          <table:table-cell office:value-type="float" office:value="1029.13507459" calcext:value-type="float">
            <text:p>1029.13507459</text:p>
          </table:table-cell>
          <table:table-cell office:value-type="float" office:value="1009.72337173" calcext:value-type="float">
            <text:p>1009.72337173</text:p>
          </table:table-cell>
          <table:table-cell office:value-type="float" office:value="0.5405199414" calcext:value-type="float">
            <text:p>0.5405199414</text:p>
          </table:table-cell>
          <table:table-cell office:value-type="float" office:value="0.0581073692" calcext:value-type="float">
            <text:p>0.0581073692</text:p>
          </table:table-cell>
          <table:table-cell office:value-type="float" office:value="0.6428198068" calcext:value-type="float">
            <text:p>0.6428198068</text:p>
          </table:table-cell>
          <table:table-cell office:value-type="float" office:value="0.1192599126" calcext:value-type="float">
            <text:p>0.1192599126</text:p>
          </table:table-cell>
          <table:table-cell office:value-type="float" office:value="0.4479389989" calcext:value-type="float">
            <text:p>0.4479389989</text:p>
          </table:table-cell>
          <table:table-cell office:value-type="float" office:value="0.0747303965" calcext:value-type="float">
            <text:p>0.0747303965</text:p>
          </table:table-cell>
          <table:table-cell office:value-type="float" office:value="-0.0046587573" calcext:value-type="float">
            <text:p>-0.0046587573</text:p>
          </table:table-cell>
          <table:table-cell office:value-type="float" office:value="0.0910042268" calcext:value-type="float">
            <text:p>0.0910042268</text:p>
          </table:table-cell>
          <table:table-cell office:value-type="float" office:value="0.0659090515" calcext:value-type="float">
            <text:p>0.0659090515</text:p>
          </table:table-cell>
          <table:table-cell office:value-type="float" office:value="0.0365459104" calcext:value-type="float">
            <text:p>0.0365459104</text:p>
          </table:table-cell>
          <table:table-cell office:value-type="float" office:value="0.0657072698" calcext:value-type="float">
            <text:p>0.0657072698</text:p>
          </table:table-cell>
          <table:table-cell office:value-type="float" office:value="0.0431362433" calcext:value-type="float">
            <text:p>0.0431362433</text:p>
          </table:table-cell>
          <table:table-cell office:value-type="string" calcext:value-type="string">
            <text:p>nan</text:p>
          </table:table-cell>
          <table:table-cell office:value-type="float" office:value="-0.0288619684" calcext:value-type="float">
            <text:p>-0.0288619684</text:p>
          </table:table-cell>
          <table:table-cell office:value-type="float" office:value="-0.0198440531" calcext:value-type="float">
            <text:p>-0.0198440531</text:p>
          </table:table-cell>
          <table:table-cell office:value-type="string" calcext:value-type="string">
            <text:p>nan</text:p>
          </table:table-cell>
          <table:table-cell office:value-type="float" office:value="-0.0288619684" calcext:value-type="float">
            <text:p>-0.0288619684</text:p>
          </table:table-cell>
          <table:table-cell office:value-type="float" office:value="-0.0198440531" calcext:value-type="float">
            <text:p>-0.0198440531</text:p>
          </table:table-cell>
          <table:table-cell office:value-type="string" calcext:value-type="string">
            <text:p>nan</text:p>
          </table:table-cell>
          <table:table-cell office:value-type="float" office:value="-0.051537306" calcext:value-type="float">
            <text:p>-0.051537306</text:p>
          </table:table-cell>
          <table:table-cell office:value-type="float" office:value="-0.0373182588" calcext:value-type="float">
            <text:p>-0.0373182588</text:p>
          </table:table-cell>
          <table:table-cell office:value-type="float" office:value="-0.0738898219" calcext:value-type="float">
            <text:p>-0.0738898219</text:p>
          </table:table-cell>
          <table:table-cell office:value-type="float" office:value="-0.0168150336" calcext:value-type="float">
            <text:p>-0.0168150336</text:p>
          </table:table-cell>
          <table:table-cell office:value-type="float" office:value="-0.0122725286" calcext:value-type="float">
            <text:p>-0.0122725286</text:p>
          </table:table-cell>
          <table:table-cell office:value-type="float" office:value="-0.1128329435" calcext:value-type="float">
            <text:p>-0.1128329435</text:p>
          </table:table-cell>
          <table:table-cell office:value-type="float" office:value="-0.0501536201" calcext:value-type="float">
            <text:p>-0.0501536201</text:p>
          </table:table-cell>
          <table:table-cell office:value-type="float" office:value="-0.0356221364" calcext:value-type="float">
            <text:p>-0.0356221364</text:p>
          </table:table-cell>
          <table:table-cell office:value-type="string" calcext:value-type="string">
            <text:p>nan</text:p>
          </table:table-cell>
          <table:table-cell office:value-type="float" office:value="0.0482793576" calcext:value-type="float">
            <text:p>0.0482793576</text:p>
          </table:table-cell>
          <table:table-cell office:value-type="float" office:value="-0.8258082961" calcext:value-type="float">
            <text:p>-0.8258082961</text:p>
          </table:table-cell>
          <table:table-cell office:value-type="float" office:value="-0.1114541216" calcext:value-type="float">
            <text:p>-0.1114541216</text:p>
          </table:table-cell>
          <table:table-cell office:value-type="float" office:value="-0.0473503635" calcext:value-type="float">
            <text:p>-0.0473503635</text:p>
          </table:table-cell>
          <table:table-cell office:value-type="float" office:value="-0.0336154912" calcext:value-type="float">
            <text:p>-0.0336154912</text:p>
          </table:table-cell>
          <table:table-cell office:value-type="float" office:value="0.9832192472" calcext:value-type="float">
            <text:p>0.9832192472</text:p>
          </table:table-cell>
          <table:table-cell office:value-type="float" office:value="0.9491748838" calcext:value-type="float">
            <text:p>0.9491748838</text:p>
          </table:table-cell>
          <table:table-cell office:value-type="float" office:value="0.8139790704" calcext:value-type="float">
            <text:p>0.8139790704</text:p>
          </table:table-cell>
          <table:table-cell office:value-type="float" office:value="-0.1793615563" calcext:value-type="float">
            <text:p>-0.1793615563</text:p>
          </table:table-cell>
          <table:table-cell office:value-type="float" office:value="-0.1822892833" calcext:value-type="float">
            <text:p>-0.1822892833</text:p>
          </table:table-cell>
          <table:table-cell office:value-type="float" office:value="-0.1235094761" calcext:value-type="float">
            <text:p>-0.1235094761</text:p>
          </table:table-cell>
          <table:table-cell office:value-type="float" office:value="-0.0088325356" calcext:value-type="float">
            <text:p>-0.0088325356</text:p>
          </table:table-cell>
          <table:table-cell office:value-type="float" office:value="-0.0069079284" calcext:value-type="float">
            <text:p>-0.0069079284</text:p>
          </table:table-cell>
          <table:table-cell office:value-type="float" office:value="-0.0050180948" calcext:value-type="float">
            <text:p>-0.0050180948</text:p>
          </table:table-cell>
          <table:table-cell office:value-type="string" calcext:value-type="string">
            <text:p>nan</text:p>
          </table:table-cell>
          <table:table-cell office:value-type="float" office:value="-0.0091854489" calcext:value-type="float">
            <text:p>-0.0091854489</text:p>
          </table:table-cell>
          <table:table-cell office:value-type="float" office:value="-0.0923353851" calcext:value-type="float">
            <text:p>-0.0923353851</text:p>
          </table:table-cell>
          <table:table-cell office:value-type="string" calcext:value-type="string">
            <text:p>nan</text:p>
          </table:table-cell>
          <table:table-cell office:value-type="float" office:value="-0.0091854489" calcext:value-type="float">
            <text:p>-0.0091854489</text:p>
          </table:table-cell>
          <table:table-cell office:value-type="float" office:value="-0.0923353851" calcext:value-type="float">
            <text:p>-0.0923353851</text:p>
          </table:table-cell>
          <table:table-cell office:value-type="string" calcext:value-type="string">
            <text:p>nan</text:p>
          </table:table-cell>
          <table:table-cell office:value-type="float" office:value="-0.076095615" calcext:value-type="float">
            <text:p>-0.076095615</text:p>
          </table:table-cell>
          <table:table-cell office:value-type="float" office:value="-0.1158403446" calcext:value-type="float">
            <text:p>-0.1158403446</text:p>
          </table:table-cell>
          <table:table-cell office:value-type="float" office:value="-0.0941925529" calcext:value-type="float">
            <text:p>-0.0941925529</text:p>
          </table:table-cell>
          <table:table-cell office:value-type="float" office:value="-0.0320310208" calcext:value-type="float">
            <text:p>-0.0320310208</text:p>
          </table:table-cell>
          <table:table-cell office:value-type="float" office:value="-0.022571436" calcext:value-type="float">
            <text:p>-0.022571436</text:p>
          </table:table-cell>
          <table:table-cell office:value-type="float" office:value="-0.1650753893" calcext:value-type="float">
            <text:p>-0.1650753893</text:p>
          </table:table-cell>
          <table:table-cell office:value-type="float" office:value="-0.1104258011" calcext:value-type="float">
            <text:p>-0.1104258011</text:p>
          </table:table-cell>
          <table:table-cell office:value-type="float" office:value="-0.0760401361" calcext:value-type="float">
            <text:p>-0.0760401361</text:p>
          </table:table-cell>
          <table:table-cell office:value-type="string" calcext:value-type="string">
            <text:p>nan</text:p>
          </table:table-cell>
          <table:table-cell office:value-type="float" office:value="0.0909923193" calcext:value-type="float">
            <text:p>0.0909923193</text:p>
          </table:table-cell>
          <table:table-cell office:value-type="float" office:value="-0.6357032885" calcext:value-type="float">
            <text:p>-0.6357032885</text:p>
          </table:table-cell>
        </table:table-row>
        <table:table-row table:style-name="ro1">
          <table:table-cell office:value-type="string" calcext:value-type="string">
            <text:p>Hippocampus_hippocampus</text:p>
          </table:table-cell>
          <table:table-cell office:value-type="float" office:value="21212" calcext:value-type="float">
            <text:p>21212</text:p>
          </table:table-cell>
          <table:table-cell office:value-type="float" office:value="835.016358665" calcext:value-type="float">
            <text:p>835.016358665</text:p>
          </table:table-cell>
          <table:table-cell office:value-type="float" office:value="741.623162978" calcext:value-type="float">
            <text:p>741.623162978</text:p>
          </table:table-cell>
          <table:table-cell office:value-type="float" office:value="0.5367962233" calcext:value-type="float">
            <text:p>0.5367962233</text:p>
          </table:table-cell>
          <table:table-cell office:value-type="float" office:value="0.0581299956" calcext:value-type="float">
            <text:p>0.0581299956</text:p>
          </table:table-cell>
          <table:table-cell office:value-type="float" office:value="0.6350049369" calcext:value-type="float">
            <text:p>0.6350049369</text:p>
          </table:table-cell>
          <table:table-cell office:value-type="float" office:value="0.1211192866" calcext:value-type="float">
            <text:p>0.1211192866</text:p>
          </table:table-cell>
          <table:table-cell office:value-type="float" office:value="0.449669124" calcext:value-type="float">
            <text:p>0.449669124</text:p>
          </table:table-cell>
          <table:table-cell office:value-type="float" office:value="0.073958535" calcext:value-type="float">
            <text:p>0.073958535</text:p>
          </table:table-cell>
          <table:table-cell office:value-type="float" office:value="0.0044923233" calcext:value-type="float">
            <text:p>0.0044923233</text:p>
          </table:table-cell>
          <table:table-cell office:value-type="float" office:value="0.1248233958" calcext:value-type="float">
            <text:p>0.1248233958</text:p>
          </table:table-cell>
          <table:table-cell office:value-type="float" office:value="0.0883794604" calcext:value-type="float">
            <text:p>0.0883794604</text:p>
          </table:table-cell>
          <table:table-cell office:value-type="float" office:value="0.0734115032" calcext:value-type="float">
            <text:p>0.0734115032</text:p>
          </table:table-cell>
          <table:table-cell office:value-type="float" office:value="0.1083504259" calcext:value-type="float">
            <text:p>0.1083504259</text:p>
          </table:table-cell>
          <table:table-cell office:value-type="float" office:value="0.0718054531" calcext:value-type="float">
            <text:p>0.0718054531</text:p>
          </table:table-cell>
          <table:table-cell office:value-type="string" calcext:value-type="string">
            <text:p>nan</text:p>
          </table:table-cell>
          <table:table-cell office:value-type="float" office:value="0.2151013679" calcext:value-type="float">
            <text:p>0.2151013679</text:p>
          </table:table-cell>
          <table:table-cell office:value-type="float" office:value="0.1414029986" calcext:value-type="float">
            <text:p>0.1414029986</text:p>
          </table:table-cell>
          <table:table-cell office:value-type="string" calcext:value-type="string">
            <text:p>nan</text:p>
          </table:table-cell>
          <table:table-cell office:value-type="float" office:value="0.2151013679" calcext:value-type="float">
            <text:p>0.2151013679</text:p>
          </table:table-cell>
          <table:table-cell office:value-type="float" office:value="0.1414029986" calcext:value-type="float">
            <text:p>0.1414029986</text:p>
          </table:table-cell>
          <table:table-cell office:value-type="string" calcext:value-type="string">
            <text:p>nan</text:p>
          </table:table-cell>
          <table:table-cell office:value-type="float" office:value="0.3446268007" calcext:value-type="float">
            <text:p>0.3446268007</text:p>
          </table:table-cell>
          <table:table-cell office:value-type="float" office:value="0.2282229325" calcext:value-type="float">
            <text:p>0.2282229325</text:p>
          </table:table-cell>
          <table:table-cell office:value-type="string" calcext:value-type="string">
            <text:p>nan</text:p>
          </table:table-cell>
          <table:table-cell office:value-type="float" office:value="0.240588959" calcext:value-type="float">
            <text:p>0.240588959</text:p>
          </table:table-cell>
          <table:table-cell office:value-type="float" office:value="0.1589569253" calcext:value-type="float">
            <text:p>0.1589569253</text:p>
          </table:table-cell>
          <table:table-cell office:value-type="string" calcext:value-type="string">
            <text:p>nan</text:p>
          </table:table-cell>
          <table:table-cell office:value-type="float" office:value="0.3343366151" calcext:value-type="float">
            <text:p>0.3343366151</text:p>
          </table:table-cell>
          <table:table-cell office:value-type="float" office:value="0.2240593807" calcext:value-type="float">
            <text:p>0.2240593807</text:p>
          </table:table-cell>
          <table:table-cell office:value-type="string" calcext:value-type="string">
            <text:p>nan</text:p>
          </table:table-cell>
          <table:table-cell office:value-type="float" office:value="-0.3369587596" calcext:value-type="float">
            <text:p>-0.3369587596</text:p>
          </table:table-cell>
          <table:table-cell office:value-type="float" office:value="-0.7889599139" calcext:value-type="float">
            <text:p>-0.7889599139</text:p>
          </table:table-cell>
          <table:table-cell office:value-type="float" office:value="0.1692499194" calcext:value-type="float">
            <text:p>0.1692499194</text:p>
          </table:table-cell>
          <table:table-cell office:value-type="float" office:value="0.3906043692" calcext:value-type="float">
            <text:p>0.3906043692</text:p>
          </table:table-cell>
          <table:table-cell office:value-type="float" office:value="0.2627871342" calcext:value-type="float">
            <text:p>0.2627871342</text:p>
          </table:table-cell>
          <table:table-cell office:value-type="float" office:value="0.9912647369" calcext:value-type="float">
            <text:p>0.9912647369</text:p>
          </table:table-cell>
          <table:table-cell office:value-type="float" office:value="0.9566935855" calcext:value-type="float">
            <text:p>0.9566935855</text:p>
          </table:table-cell>
          <table:table-cell office:value-type="float" office:value="0.848555348" calcext:value-type="float">
            <text:p>0.848555348</text:p>
          </table:table-cell>
          <table:table-cell office:value-type="float" office:value="-0.1145526481" calcext:value-type="float">
            <text:p>-0.1145526481</text:p>
          </table:table-cell>
          <table:table-cell office:value-type="float" office:value="-0.0997581544" calcext:value-type="float">
            <text:p>-0.0997581544</text:p>
          </table:table-cell>
          <table:table-cell office:value-type="float" office:value="-0.0686484281" calcext:value-type="float">
            <text:p>-0.0686484281</text:p>
          </table:table-cell>
          <table:table-cell office:value-type="float" office:value="0.0543390988" calcext:value-type="float">
            <text:p>0.0543390988</text:p>
          </table:table-cell>
          <table:table-cell office:value-type="float" office:value="0.0808343016" calcext:value-type="float">
            <text:p>0.0808343016</text:p>
          </table:table-cell>
          <table:table-cell office:value-type="float" office:value="0.054070647" calcext:value-type="float">
            <text:p>0.054070647</text:p>
          </table:table-cell>
          <table:table-cell office:value-type="string" calcext:value-type="string">
            <text:p>nan</text:p>
          </table:table-cell>
          <table:table-cell office:value-type="float" office:value="0.2455468524" calcext:value-type="float">
            <text:p>0.2455468524</text:p>
          </table:table-cell>
          <table:table-cell office:value-type="float" office:value="0.0597103197" calcext:value-type="float">
            <text:p>0.0597103197</text:p>
          </table:table-cell>
          <table:table-cell office:value-type="string" calcext:value-type="string">
            <text:p>nan</text:p>
          </table:table-cell>
          <table:table-cell office:value-type="float" office:value="0.2455468524" calcext:value-type="float">
            <text:p>0.2455468524</text:p>
          </table:table-cell>
          <table:table-cell office:value-type="float" office:value="0.0597103197" calcext:value-type="float">
            <text:p>0.0597103197</text:p>
          </table:table-cell>
          <table:table-cell office:value-type="string" calcext:value-type="string">
            <text:p>nan</text:p>
          </table:table-cell>
          <table:table-cell office:value-type="float" office:value="0.3650098557" calcext:value-type="float">
            <text:p>0.3650098557</text:p>
          </table:table-cell>
          <table:table-cell office:value-type="float" office:value="0.133352989" calcext:value-type="float">
            <text:p>0.133352989</text:p>
          </table:table-cell>
          <table:table-cell office:value-type="string" calcext:value-type="string">
            <text:p>nan</text:p>
          </table:table-cell>
          <table:table-cell office:value-type="float" office:value="0.2414782791" calcext:value-type="float">
            <text:p>0.2414782791</text:p>
          </table:table-cell>
          <table:table-cell office:value-type="float" office:value="0.0593591862" calcext:value-type="float">
            <text:p>0.0593591862</text:p>
          </table:table-cell>
          <table:table-cell office:value-type="string" calcext:value-type="string">
            <text:p>nan</text:p>
          </table:table-cell>
          <table:table-cell office:value-type="float" office:value="0.3182085799" calcext:value-type="float">
            <text:p>0.3182085799</text:p>
          </table:table-cell>
          <table:table-cell office:value-type="float" office:value="0.1046887094" calcext:value-type="float">
            <text:p>0.1046887094</text:p>
          </table:table-cell>
          <table:table-cell office:value-type="string" calcext:value-type="string">
            <text:p>nan</text:p>
          </table:table-cell>
          <table:table-cell office:value-type="float" office:value="-0.3435963742" calcext:value-type="float">
            <text:p>-0.3435963742</text:p>
          </table:table-cell>
          <table:table-cell office:value-type="float" office:value="-0.6525779324" calcext:value-type="float">
            <text:p>-0.6525779324</text:p>
          </table:table-cell>
        </table:table-row>
        <table:table-row table:style-name="ro1">
          <table:table-cell office:value-type="string" calcext:value-type="string">
            <text:p>Hippocampus_kuda</text:p>
          </table:table-cell>
          <table:table-cell office:value-type="float" office:value="22585" calcext:value-type="float">
            <text:p>22585</text:p>
          </table:table-cell>
          <table:table-cell office:value-type="float" office:value="954.405268984" calcext:value-type="float">
            <text:p>954.405268984</text:p>
          </table:table-cell>
          <table:table-cell office:value-type="float" office:value="961.699580039" calcext:value-type="float">
            <text:p>961.699580039</text:p>
          </table:table-cell>
          <table:table-cell office:value-type="float" office:value="0.539082153" calcext:value-type="float">
            <text:p>0.539082153</text:p>
          </table:table-cell>
          <table:table-cell office:value-type="float" office:value="0.0571408532" calcext:value-type="float">
            <text:p>0.0571408532</text:p>
          </table:table-cell>
          <table:table-cell office:value-type="float" office:value="0.6401819212" calcext:value-type="float">
            <text:p>0.6401819212</text:p>
          </table:table-cell>
          <table:table-cell office:value-type="float" office:value="0.119065479" calcext:value-type="float">
            <text:p>0.119065479</text:p>
          </table:table-cell>
          <table:table-cell office:value-type="float" office:value="0.4421372864" calcext:value-type="float">
            <text:p>0.4421372864</text:p>
          </table:table-cell>
          <table:table-cell office:value-type="float" office:value="0.0726072906" calcext:value-type="float">
            <text:p>0.0726072906</text:p>
          </table:table-cell>
          <table:table-cell office:value-type="float" office:value="-0.0022427628" calcext:value-type="float">
            <text:p>-0.0022427628</text:p>
          </table:table-cell>
          <table:table-cell office:value-type="float" office:value="0.0770777668" calcext:value-type="float">
            <text:p>0.0770777668</text:p>
          </table:table-cell>
          <table:table-cell office:value-type="float" office:value="0.0545739436" calcext:value-type="float">
            <text:p>0.0545739436</text:p>
          </table:table-cell>
          <table:table-cell office:value-type="float" office:value="0.0375925797" calcext:value-type="float">
            <text:p>0.0375925797</text:p>
          </table:table-cell>
          <table:table-cell office:value-type="float" office:value="0.0665075742" calcext:value-type="float">
            <text:p>0.0665075742</text:p>
          </table:table-cell>
          <table:table-cell office:value-type="float" office:value="0.043891916" calcext:value-type="float">
            <text:p>0.043891916</text:p>
          </table:table-cell>
          <table:table-cell office:value-type="string" calcext:value-type="string">
            <text:p>nan</text:p>
          </table:table-cell>
          <table:table-cell office:value-type="float" office:value="0.1712671041" calcext:value-type="float">
            <text:p>0.1712671041</text:p>
          </table:table-cell>
          <table:table-cell office:value-type="float" office:value="0.1129063574" calcext:value-type="float">
            <text:p>0.1129063574</text:p>
          </table:table-cell>
          <table:table-cell office:value-type="string" calcext:value-type="string">
            <text:p>nan</text:p>
          </table:table-cell>
          <table:table-cell office:value-type="float" office:value="0.1712671041" calcext:value-type="float">
            <text:p>0.1712671041</text:p>
          </table:table-cell>
          <table:table-cell office:value-type="float" office:value="0.1129063574" calcext:value-type="float">
            <text:p>0.1129063574</text:p>
          </table:table-cell>
          <table:table-cell office:value-type="string" calcext:value-type="string">
            <text:p>nan</text:p>
          </table:table-cell>
          <table:table-cell office:value-type="float" office:value="0.2381538347" calcext:value-type="float">
            <text:p>0.2381538347</text:p>
          </table:table-cell>
          <table:table-cell office:value-type="float" office:value="0.1566268505" calcext:value-type="float">
            <text:p>0.1566268505</text:p>
          </table:table-cell>
          <table:table-cell office:value-type="float" office:value="0.1035274395" calcext:value-type="float">
            <text:p>0.1035274395</text:p>
          </table:table-cell>
          <table:table-cell office:value-type="float" office:value="0.1857807508" calcext:value-type="float">
            <text:p>0.1857807508</text:p>
          </table:table-cell>
          <table:table-cell office:value-type="float" office:value="0.1232531277" calcext:value-type="float">
            <text:p>0.1232531277</text:p>
          </table:table-cell>
          <table:table-cell office:value-type="float" office:value="0.1209902546" calcext:value-type="float">
            <text:p>0.1209902546</text:p>
          </table:table-cell>
          <table:table-cell office:value-type="float" office:value="0.2303062125" calcext:value-type="float">
            <text:p>0.2303062125</text:p>
          </table:table-cell>
          <table:table-cell office:value-type="float" office:value="0.1533181213" calcext:value-type="float">
            <text:p>0.1533181213</text:p>
          </table:table-cell>
          <table:table-cell office:value-type="string" calcext:value-type="string">
            <text:p>nan</text:p>
          </table:table-cell>
          <table:table-cell office:value-type="float" office:value="-0.2388865192" calcext:value-type="float">
            <text:p>-0.2388865192</text:p>
          </table:table-cell>
          <table:table-cell office:value-type="float" office:value="-0.7003748341" calcext:value-type="float">
            <text:p>-0.7003748341</text:p>
          </table:table-cell>
          <table:table-cell office:value-type="float" office:value="0.0939592747" calcext:value-type="float">
            <text:p>0.0939592747</text:p>
          </table:table-cell>
          <table:table-cell office:value-type="float" office:value="0.2809369943" calcext:value-type="float">
            <text:p>0.2809369943</text:p>
          </table:table-cell>
          <table:table-cell office:value-type="float" office:value="0.1848911845" calcext:value-type="float">
            <text:p>0.1848911845</text:p>
          </table:table-cell>
          <table:table-cell office:value-type="float" office:value="0.990481711" calcext:value-type="float">
            <text:p>0.990481711</text:p>
          </table:table-cell>
          <table:table-cell office:value-type="float" office:value="0.9748780412" calcext:value-type="float">
            <text:p>0.9748780412</text:p>
          </table:table-cell>
          <table:table-cell office:value-type="float" office:value="0.8774054993" calcext:value-type="float">
            <text:p>0.8774054993</text:p>
          </table:table-cell>
          <table:table-cell office:value-type="float" office:value="-0.1253375399" calcext:value-type="float">
            <text:p>-0.1253375399</text:p>
          </table:table-cell>
          <table:table-cell office:value-type="float" office:value="-0.1025982053" calcext:value-type="float">
            <text:p>-0.1025982053</text:p>
          </table:table-cell>
          <table:table-cell office:value-type="float" office:value="-0.0706428934" calcext:value-type="float">
            <text:p>-0.0706428934</text:p>
          </table:table-cell>
          <table:table-cell office:value-type="float" office:value="0.0147255463" calcext:value-type="float">
            <text:p>0.0147255463</text:p>
          </table:table-cell>
          <table:table-cell office:value-type="float" office:value="0.0391067622" calcext:value-type="float">
            <text:p>0.0391067622</text:p>
          </table:table-cell>
          <table:table-cell office:value-type="float" office:value="0.0256713981" calcext:value-type="float">
            <text:p>0.0256713981</text:p>
          </table:table-cell>
          <table:table-cell office:value-type="string" calcext:value-type="string">
            <text:p>nan</text:p>
          </table:table-cell>
          <table:table-cell office:value-type="float" office:value="0.1955798502" calcext:value-type="float">
            <text:p>0.1955798502</text:p>
          </table:table-cell>
          <table:table-cell office:value-type="float" office:value="0.098658641" calcext:value-type="float">
            <text:p>0.098658641</text:p>
          </table:table-cell>
          <table:table-cell office:value-type="string" calcext:value-type="string">
            <text:p>nan</text:p>
          </table:table-cell>
          <table:table-cell office:value-type="float" office:value="0.1955798502" calcext:value-type="float">
            <text:p>0.1955798502</text:p>
          </table:table-cell>
          <table:table-cell office:value-type="float" office:value="0.098658641" calcext:value-type="float">
            <text:p>0.098658641</text:p>
          </table:table-cell>
          <table:table-cell office:value-type="string" calcext:value-type="string">
            <text:p>nan</text:p>
          </table:table-cell>
          <table:table-cell office:value-type="float" office:value="0.2531007895" calcext:value-type="float">
            <text:p>0.2531007895</text:p>
          </table:table-cell>
          <table:table-cell office:value-type="float" office:value="0.1348447923" calcext:value-type="float">
            <text:p>0.1348447923</text:p>
          </table:table-cell>
          <table:table-cell office:value-type="float" office:value="0.0952542219" calcext:value-type="float">
            <text:p>0.0952542219</text:p>
          </table:table-cell>
          <table:table-cell office:value-type="float" office:value="0.1890220702" calcext:value-type="float">
            <text:p>0.1890220702</text:p>
          </table:table-cell>
          <table:table-cell office:value-type="float" office:value="0.1259414028" calcext:value-type="float">
            <text:p>0.1259414028</text:p>
          </table:table-cell>
          <table:table-cell office:value-type="float" office:value="0.0968922813" calcext:value-type="float">
            <text:p>0.0968922813</text:p>
          </table:table-cell>
          <table:table-cell office:value-type="float" office:value="0.2203274224" calcext:value-type="float">
            <text:p>0.2203274224</text:p>
          </table:table-cell>
          <table:table-cell office:value-type="float" office:value="0.1470886377" calcext:value-type="float">
            <text:p>0.1470886377</text:p>
          </table:table-cell>
          <table:table-cell office:value-type="string" calcext:value-type="string">
            <text:p>nan</text:p>
          </table:table-cell>
          <table:table-cell office:value-type="float" office:value="-0.2452612195" calcext:value-type="float">
            <text:p>-0.2452612195</text:p>
          </table:table-cell>
          <table:table-cell office:value-type="float" office:value="-0.6117665978" calcext:value-type="float">
            <text:p>-0.6117665978</text:p>
          </table:table-cell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float" office:value="9881" calcext:value-type="float">
            <text:p>9881</text:p>
          </table:table-cell>
          <table:table-cell office:value-type="float" office:value="436.012245724" calcext:value-type="float">
            <text:p>436.012245724</text:p>
          </table:table-cell>
          <table:table-cell office:value-type="float" office:value="338.120277541" calcext:value-type="float">
            <text:p>338.120277541</text:p>
          </table:table-cell>
          <table:table-cell office:value-type="float" office:value="0.4939113571" calcext:value-type="float">
            <text:p>0.4939113571</text:p>
          </table:table-cell>
          <table:table-cell office:value-type="float" office:value="0.0710770649" calcext:value-type="float">
            <text:p>0.0710770649</text:p>
          </table:table-cell>
          <table:table-cell office:value-type="float" office:value="0.5338998481" calcext:value-type="float">
            <text:p>0.5338998481</text:p>
          </table:table-cell>
          <table:table-cell office:value-type="float" office:value="0.1521275763" calcext:value-type="float">
            <text:p>0.1521275763</text:p>
          </table:table-cell>
          <table:table-cell office:value-type="float" office:value="0.4558509873" calcext:value-type="float">
            <text:p>0.4558509873</text:p>
          </table:table-cell>
          <table:table-cell office:value-type="float" office:value="0.1014155968" calcext:value-type="float">
            <text:p>0.1014155968</text:p>
          </table:table-cell>
          <table:table-cell office:value-type="float" office:value="-0.0055961806" calcext:value-type="float">
            <text:p>-0.0055961806</text:p>
          </table:table-cell>
          <table:table-cell office:value-type="float" office:value="-0.0766191783" calcext:value-type="float">
            <text:p>-0.0766191783</text:p>
          </table:table-cell>
          <table:table-cell office:value-type="float" office:value="-0.0540588085" calcext:value-type="float">
            <text:p>-0.0540588085</text:p>
          </table:table-cell>
          <table:table-cell office:value-type="float" office:value="0.1482447249" calcext:value-type="float">
            <text:p>0.1482447249</text:p>
          </table:table-cell>
          <table:table-cell office:value-type="float" office:value="0.2128786135" calcext:value-type="float">
            <text:p>0.2128786135</text:p>
          </table:table-cell>
          <table:table-cell office:value-type="float" office:value="0.1419133181" calcext:value-type="float">
            <text:p>0.1419133181</text:p>
          </table:table-cell>
          <table:table-cell office:value-type="float" office:value="0.2745193302" calcext:value-type="float">
            <text:p>0.2745193302</text:p>
          </table:table-cell>
          <table:table-cell office:value-type="float" office:value="0.3157208476" calcext:value-type="float">
            <text:p>0.3157208476</text:p>
          </table:table-cell>
          <table:table-cell office:value-type="float" office:value="0.2122864906" calcext:value-type="float">
            <text:p>0.2122864906</text:p>
          </table:table-cell>
          <table:table-cell office:value-type="float" office:value="0.2745193302" calcext:value-type="float">
            <text:p>0.2745193302</text:p>
          </table:table-cell>
          <table:table-cell office:value-type="float" office:value="0.3157208476" calcext:value-type="float">
            <text:p>0.3157208476</text:p>
          </table:table-cell>
          <table:table-cell office:value-type="float" office:value="0.2122864906" calcext:value-type="float">
            <text:p>0.2122864906</text:p>
          </table:table-cell>
          <table:table-cell office:value-type="string" calcext:value-type="string">
            <text:p>nan</text:p>
          </table:table-cell>
          <table:table-cell office:value-type="float" office:value="0.4470289518" calcext:value-type="float">
            <text:p>0.4470289518</text:p>
          </table:table-cell>
          <table:table-cell office:value-type="float" office:value="0.3043717601" calcext:value-type="float">
            <text:p>0.3043717601</text:p>
          </table:table-cell>
          <table:table-cell office:value-type="float" office:value="0.290790441" calcext:value-type="float">
            <text:p>0.290790441</text:p>
          </table:table-cell>
          <table:table-cell office:value-type="float" office:value="0.3329198158" calcext:value-type="float">
            <text:p>0.3329198158</text:p>
          </table:table-cell>
          <table:table-cell office:value-type="float" office:value="0.2223150777" calcext:value-type="float">
            <text:p>0.2223150777</text:p>
          </table:table-cell>
          <table:table-cell office:value-type="float" office:value="0.3490738912" calcext:value-type="float">
            <text:p>0.3490738912</text:p>
          </table:table-cell>
          <table:table-cell office:value-type="float" office:value="0.3994547465" calcext:value-type="float">
            <text:p>0.3994547465</text:p>
          </table:table-cell>
          <table:table-cell office:value-type="float" office:value="0.2691357667" calcext:value-type="float">
            <text:p>0.2691357667</text:p>
          </table:table-cell>
          <table:table-cell office:value-type="string" calcext:value-type="string">
            <text:p>nan</text:p>
          </table:table-cell>
          <table:table-cell office:value-type="float" office:value="-0.4561530213" calcext:value-type="float">
            <text:p>-0.4561530213</text:p>
          </table:table-cell>
          <table:table-cell office:value-type="float" office:value="-0.9556800542" calcext:value-type="float">
            <text:p>-0.9556800542</text:p>
          </table:table-cell>
          <table:table-cell office:value-type="float" office:value="0.4688343769" calcext:value-type="float">
            <text:p>0.4688343769</text:p>
          </table:table-cell>
          <table:table-cell office:value-type="float" office:value="0.5642468812" calcext:value-type="float">
            <text:p>0.5642468812</text:p>
          </table:table-cell>
          <table:table-cell office:value-type="float" office:value="0.3946912003" calcext:value-type="float">
            <text:p>0.3946912003</text:p>
          </table:table-cell>
          <table:table-cell office:value-type="float" office:value="0.9934404941" calcext:value-type="float">
            <text:p>0.9934404941</text:p>
          </table:table-cell>
          <table:table-cell office:value-type="float" office:value="0.9443688626" calcext:value-type="float">
            <text:p>0.9443688626</text:p>
          </table:table-cell>
          <table:table-cell office:value-type="float" office:value="0.823912372" calcext:value-type="float">
            <text:p>0.823912372</text:p>
          </table:table-cell>
          <table:table-cell office:value-type="float" office:value="0.0888391131" calcext:value-type="float">
            <text:p>0.0888391131</text:p>
          </table:table-cell>
          <table:table-cell office:value-type="float" office:value="0.1863691173" calcext:value-type="float">
            <text:p>0.1863691173</text:p>
          </table:table-cell>
          <table:table-cell office:value-type="float" office:value="0.1258218576" calcext:value-type="float">
            <text:p>0.1258218576</text:p>
          </table:table-cell>
          <table:table-cell office:value-type="float" office:value="0.1751000448" calcext:value-type="float">
            <text:p>0.1751000448</text:p>
          </table:table-cell>
          <table:table-cell office:value-type="float" office:value="0.278886307" calcext:value-type="float">
            <text:p>0.278886307</text:p>
          </table:table-cell>
          <table:table-cell office:value-type="float" office:value="0.1887152347" calcext:value-type="float">
            <text:p>0.1887152347</text:p>
          </table:table-cell>
          <table:table-cell office:value-type="float" office:value="0.2701252529" calcext:value-type="float">
            <text:p>0.2701252529</text:p>
          </table:table-cell>
          <table:table-cell office:value-type="float" office:value="0.3109487904" calcext:value-type="float">
            <text:p>0.3109487904</text:p>
          </table:table-cell>
          <table:table-cell office:value-type="float" office:value="0.2117368769" calcext:value-type="float">
            <text:p>0.2117368769</text:p>
          </table:table-cell>
          <table:table-cell office:value-type="float" office:value="0.2701252529" calcext:value-type="float">
            <text:p>0.2701252529</text:p>
          </table:table-cell>
          <table:table-cell office:value-type="float" office:value="0.3109487904" calcext:value-type="float">
            <text:p>0.3109487904</text:p>
          </table:table-cell>
          <table:table-cell office:value-type="float" office:value="0.2117368769" calcext:value-type="float">
            <text:p>0.2117368769</text:p>
          </table:table-cell>
          <table:table-cell office:value-type="string" calcext:value-type="string">
            <text:p>nan</text:p>
          </table:table-cell>
          <table:table-cell office:value-type="float" office:value="0.4541115982" calcext:value-type="float">
            <text:p>0.4541115982</text:p>
          </table:table-cell>
          <table:table-cell office:value-type="float" office:value="0.3115488918" calcext:value-type="float">
            <text:p>0.3115488918</text:p>
          </table:table-cell>
          <table:table-cell office:value-type="float" office:value="0.3062009476" calcext:value-type="float">
            <text:p>0.3062009476</text:p>
          </table:table-cell>
          <table:table-cell office:value-type="float" office:value="0.3796705783" calcext:value-type="float">
            <text:p>0.3796705783</text:p>
          </table:table-cell>
          <table:table-cell office:value-type="float" office:value="0.260152862" calcext:value-type="float">
            <text:p>0.260152862</text:p>
          </table:table-cell>
          <table:table-cell office:value-type="float" office:value="0.369276927" calcext:value-type="float">
            <text:p>0.369276927</text:p>
          </table:table-cell>
          <table:table-cell office:value-type="float" office:value="0.4508604148" calcext:value-type="float">
            <text:p>0.4508604148</text:p>
          </table:table-cell>
          <table:table-cell office:value-type="float" office:value="0.3117571891" calcext:value-type="float">
            <text:p>0.3117571891</text:p>
          </table:table-cell>
          <table:table-cell office:value-type="string" calcext:value-type="string">
            <text:p>nan</text:p>
          </table:table-cell>
          <table:table-cell office:value-type="float" office:value="-0.4670619049" calcext:value-type="float">
            <text:p>-0.4670619049</text:p>
          </table:table-cell>
          <table:table-cell office:value-type="float" office:value="-0.9643934914" calcext:value-type="float">
            <text:p>-0.9643934914</text:p>
          </table:table-cell>
        </table:table-row>
        <table:table-row table:style-name="ro1">
          <table:table-cell office:value-type="string" calcext:value-type="string">
            <text:p>Leptogorgia_sarmentosa</text:p>
          </table:table-cell>
          <table:table-cell office:value-type="float" office:value="16494" calcext:value-type="float">
            <text:p>16494</text:p>
          </table:table-cell>
          <table:table-cell office:value-type="float" office:value="406.76233782" calcext:value-type="float">
            <text:p>406.76233782</text:p>
          </table:table-cell>
          <table:table-cell office:value-type="float" office:value="240.369017813" calcext:value-type="float">
            <text:p>240.369017813</text:p>
          </table:table-cell>
          <table:table-cell office:value-type="float" office:value="0.4219469349" calcext:value-type="float">
            <text:p>0.4219469349</text:p>
          </table:table-cell>
          <table:table-cell office:value-type="float" office:value="0.0416821798" calcext:value-type="float">
            <text:p>0.0416821798</text:p>
          </table:table-cell>
          <table:table-cell office:value-type="float" office:value="0.3857496092" calcext:value-type="float">
            <text:p>0.3857496092</text:p>
          </table:table-cell>
          <table:table-cell office:value-type="float" office:value="0.0812824424" calcext:value-type="float">
            <text:p>0.0812824424</text:p>
          </table:table-cell>
          <table:table-cell office:value-type="float" office:value="0.337996797" calcext:value-type="float">
            <text:p>0.337996797</text:p>
          </table:table-cell>
          <table:table-cell office:value-type="float" office:value="0.0752966129" calcext:value-type="float">
            <text:p>0.0752966129</text:p>
          </table:table-cell>
          <table:table-cell office:value-type="float" office:value="-0.004767572" calcext:value-type="float">
            <text:p>-0.004767572</text:p>
          </table:table-cell>
          <table:table-cell office:value-type="float" office:value="-0.0223246523" calcext:value-type="float">
            <text:p>-0.0223246523</text:p>
          </table:table-cell>
          <table:table-cell office:value-type="float" office:value="-0.015072135" calcext:value-type="float">
            <text:p>-0.015072135</text:p>
          </table:table-cell>
          <table:table-cell office:value-type="float" office:value="0.0262507999" calcext:value-type="float">
            <text:p>0.0262507999</text:p>
          </table:table-cell>
          <table:table-cell office:value-type="float" office:value="0.0131399869" calcext:value-type="float">
            <text:p>0.0131399869</text:p>
          </table:table-cell>
          <table:table-cell office:value-type="float" office:value="0.0085325857" calcext:value-type="float">
            <text:p>0.0085325857</text:p>
          </table:table-cell>
          <table:table-cell office:value-type="float" office:value="0.2381899517" calcext:value-type="float">
            <text:p>0.2381899517</text:p>
          </table:table-cell>
          <table:table-cell office:value-type="float" office:value="0.3263085354" calcext:value-type="float">
            <text:p>0.3263085354</text:p>
          </table:table-cell>
          <table:table-cell office:value-type="float" office:value="0.2227183615" calcext:value-type="float">
            <text:p>0.2227183615</text:p>
          </table:table-cell>
          <table:table-cell office:value-type="float" office:value="0.2381899517" calcext:value-type="float">
            <text:p>0.2381899517</text:p>
          </table:table-cell>
          <table:table-cell office:value-type="float" office:value="0.3263085354" calcext:value-type="float">
            <text:p>0.3263085354</text:p>
          </table:table-cell>
          <table:table-cell office:value-type="float" office:value="0.2227183615" calcext:value-type="float">
            <text:p>0.2227183615</text:p>
          </table:table-cell>
          <table:table-cell office:value-type="float" office:value="0.2381953735" calcext:value-type="float">
            <text:p>0.2381953735</text:p>
          </table:table-cell>
          <table:table-cell office:value-type="float" office:value="0.3357277958" calcext:value-type="float">
            <text:p>0.3357277958</text:p>
          </table:table-cell>
          <table:table-cell office:value-type="float" office:value="0.2307464369" calcext:value-type="float">
            <text:p>0.2307464369</text:p>
          </table:table-cell>
          <table:table-cell office:value-type="float" office:value="0.2093739305" calcext:value-type="float">
            <text:p>0.2093739305</text:p>
          </table:table-cell>
          <table:table-cell office:value-type="float" office:value="0.2884592693" calcext:value-type="float">
            <text:p>0.2884592693</text:p>
          </table:table-cell>
          <table:table-cell office:value-type="float" office:value="0.1954818994" calcext:value-type="float">
            <text:p>0.1954818994</text:p>
          </table:table-cell>
          <table:table-cell office:value-type="float" office:value="0.2202335824" calcext:value-type="float">
            <text:p>0.2202335824</text:p>
          </table:table-cell>
          <table:table-cell office:value-type="float" office:value="0.3028821044" calcext:value-type="float">
            <text:p>0.3028821044</text:p>
          </table:table-cell>
          <table:table-cell office:value-type="float" office:value="0.2058147554" calcext:value-type="float">
            <text:p>0.2058147554</text:p>
          </table:table-cell>
          <table:table-cell office:value-type="string" calcext:value-type="string">
            <text:p>nan</text:p>
          </table:table-cell>
          <table:table-cell office:value-type="float" office:value="-0.3444099508" calcext:value-type="float">
            <text:p>-0.3444099508</text:p>
          </table:table-cell>
          <table:table-cell office:value-type="float" office:value="-0.9826438116" calcext:value-type="float">
            <text:p>-0.9826438116</text:p>
          </table:table-cell>
          <table:table-cell office:value-type="float" office:value="0.2823918173" calcext:value-type="float">
            <text:p>0.2823918173</text:p>
          </table:table-cell>
          <table:table-cell office:value-type="float" office:value="0.4126323878" calcext:value-type="float">
            <text:p>0.4126323878</text:p>
          </table:table-cell>
          <table:table-cell office:value-type="float" office:value="0.2884555423" calcext:value-type="float">
            <text:p>0.2884555423</text:p>
          </table:table-cell>
          <table:table-cell office:value-type="float" office:value="0.9969648117" calcext:value-type="float">
            <text:p>0.9969648117</text:p>
          </table:table-cell>
          <table:table-cell office:value-type="float" office:value="0.9953285895" calcext:value-type="float">
            <text:p>0.9953285895</text:p>
          </table:table-cell>
          <table:table-cell office:value-type="float" office:value="0.9580551099" calcext:value-type="float">
            <text:p>0.9580551099</text:p>
          </table:table-cell>
          <table:table-cell office:value-type="float" office:value="0.0468409404" calcext:value-type="float">
            <text:p>0.0468409404</text:p>
          </table:table-cell>
          <table:table-cell office:value-type="float" office:value="0.0347884078" calcext:value-type="float">
            <text:p>0.0347884078</text:p>
          </table:table-cell>
          <table:table-cell office:value-type="float" office:value="0.023756699" calcext:value-type="float">
            <text:p>0.023756699</text:p>
          </table:table-cell>
          <table:table-cell office:value-type="float" office:value="0.0219405117" calcext:value-type="float">
            <text:p>0.0219405117</text:p>
          </table:table-cell>
          <table:table-cell office:value-type="float" office:value="0.009737238" calcext:value-type="float">
            <text:p>0.009737238</text:p>
          </table:table-cell>
          <table:table-cell office:value-type="float" office:value="0.0063725549" calcext:value-type="float">
            <text:p>0.0063725549</text:p>
          </table:table-cell>
          <table:table-cell office:value-type="float" office:value="0.246801713" calcext:value-type="float">
            <text:p>0.246801713</text:p>
          </table:table-cell>
          <table:table-cell office:value-type="float" office:value="0.3383604458" calcext:value-type="float">
            <text:p>0.3383604458</text:p>
          </table:table-cell>
          <table:table-cell office:value-type="float" office:value="0.2344954225" calcext:value-type="float">
            <text:p>0.2344954225</text:p>
          </table:table-cell>
          <table:table-cell office:value-type="float" office:value="0.246801713" calcext:value-type="float">
            <text:p>0.246801713</text:p>
          </table:table-cell>
          <table:table-cell office:value-type="float" office:value="0.3383604458" calcext:value-type="float">
            <text:p>0.3383604458</text:p>
          </table:table-cell>
          <table:table-cell office:value-type="float" office:value="0.2344954225" calcext:value-type="float">
            <text:p>0.2344954225</text:p>
          </table:table-cell>
          <table:table-cell office:value-type="float" office:value="0.2467610982" calcext:value-type="float">
            <text:p>0.2467610982</text:p>
          </table:table-cell>
          <table:table-cell office:value-type="float" office:value="0.347242822" calcext:value-type="float">
            <text:p>0.347242822</text:p>
          </table:table-cell>
          <table:table-cell office:value-type="float" office:value="0.2423128721" calcext:value-type="float">
            <text:p>0.2423128721</text:p>
          </table:table-cell>
          <table:table-cell office:value-type="float" office:value="0.2229602948" calcext:value-type="float">
            <text:p>0.2229602948</text:p>
          </table:table-cell>
          <table:table-cell office:value-type="float" office:value="0.3057656064" calcext:value-type="float">
            <text:p>0.3057656064</text:p>
          </table:table-cell>
          <table:table-cell office:value-type="float" office:value="0.2106008583" calcext:value-type="float">
            <text:p>0.2106008583</text:p>
          </table:table-cell>
          <table:table-cell office:value-type="float" office:value="0.2383693946" calcext:value-type="float">
            <text:p>0.2383693946</text:p>
          </table:table-cell>
          <table:table-cell office:value-type="float" office:value="0.3237206261" calcext:value-type="float">
            <text:p>0.3237206261</text:p>
          </table:table-cell>
          <table:table-cell office:value-type="float" office:value="0.2236952421" calcext:value-type="float">
            <text:p>0.2236952421</text:p>
          </table:table-cell>
          <table:table-cell office:value-type="string" calcext:value-type="string">
            <text:p>nan</text:p>
          </table:table-cell>
          <table:table-cell office:value-type="float" office:value="-0.3551636416" calcext:value-type="float">
            <text:p>-0.3551636416</text:p>
          </table:table-cell>
          <table:table-cell office:value-type="float" office:value="-0.8309722419" calcext:value-type="float">
            <text:p>-0.8309722419</text:p>
          </table:table-cell>
        </table:table-row>
        <table:table-row table:style-name="ro1">
          <table:table-cell office:value-type="string" calcext:value-type="string">
            <text:p>Lepus_granatensis</text:p>
          </table:table-cell>
          <table:table-cell office:value-type="float" office:value="4809" calcext:value-type="float">
            <text:p>4809</text:p>
          </table:table-cell>
          <table:table-cell office:value-type="float" office:value="823.543772094" calcext:value-type="float">
            <text:p>823.543772094</text:p>
          </table:table-cell>
          <table:table-cell office:value-type="float" office:value="637.759892761" calcext:value-type="float">
            <text:p>637.759892761</text:p>
          </table:table-cell>
          <table:table-cell office:value-type="float" office:value="0.5063076125" calcext:value-type="float">
            <text:p>0.5063076125</text:p>
          </table:table-cell>
          <table:table-cell office:value-type="float" office:value="0.0795696958" calcext:value-type="float">
            <text:p>0.0795696958</text:p>
          </table:table-cell>
          <table:table-cell office:value-type="float" office:value="0.5576205247" calcext:value-type="float">
            <text:p>0.5576205247</text:p>
          </table:table-cell>
          <table:table-cell office:value-type="float" office:value="0.1596327016" calcext:value-type="float">
            <text:p>0.1596327016</text:p>
          </table:table-cell>
          <table:table-cell office:value-type="float" office:value="0.4317283575" calcext:value-type="float">
            <text:p>0.4317283575</text:p>
          </table:table-cell>
          <table:table-cell office:value-type="float" office:value="0.1173219638" calcext:value-type="float">
            <text:p>0.1173219638</text:p>
          </table:table-cell>
          <table:table-cell office:value-type="float" office:value="-0.0053426213" calcext:value-type="float">
            <text:p>-0.0053426213</text:p>
          </table:table-cell>
          <table:table-cell office:value-type="float" office:value="-0.0980591809" calcext:value-type="float">
            <text:p>-0.0980591809</text:p>
          </table:table-cell>
          <table:table-cell office:value-type="float" office:value="-0.0721029557" calcext:value-type="float">
            <text:p>-0.0721029557</text:p>
          </table:table-cell>
          <table:table-cell office:value-type="float" office:value="0.0850969591" calcext:value-type="float">
            <text:p>0.0850969591</text:p>
          </table:table-cell>
          <table:table-cell office:value-type="float" office:value="0.0349291392" calcext:value-type="float">
            <text:p>0.0349291392</text:p>
          </table:table-cell>
          <table:table-cell office:value-type="float" office:value="0.0222001111" calcext:value-type="float">
            <text:p>0.0222001111</text:p>
          </table:table-cell>
          <table:table-cell office:value-type="float" office:value="-0.0553757309" calcext:value-type="float">
            <text:p>-0.0553757309</text:p>
          </table:table-cell>
          <table:table-cell office:value-type="float" office:value="-0.0203012631" calcext:value-type="float">
            <text:p>-0.0203012631</text:p>
          </table:table-cell>
          <table:table-cell office:value-type="float" office:value="-0.0137038116" calcext:value-type="float">
            <text:p>-0.0137038116</text:p>
          </table:table-cell>
          <table:table-cell office:value-type="float" office:value="-0.0553757309" calcext:value-type="float">
            <text:p>-0.0553757309</text:p>
          </table:table-cell>
          <table:table-cell office:value-type="float" office:value="-0.0203012631" calcext:value-type="float">
            <text:p>-0.0203012631</text:p>
          </table:table-cell>
          <table:table-cell office:value-type="float" office:value="-0.0137038116" calcext:value-type="float">
            <text:p>-0.0137038116</text:p>
          </table:table-cell>
          <table:table-cell office:value-type="string" calcext:value-type="string">
            <text:p>nan</text:p>
          </table:table-cell>
          <table:table-cell office:value-type="float" office:value="0.0040138155" calcext:value-type="float">
            <text:p>0.0040138155</text:p>
          </table:table-cell>
          <table:table-cell office:value-type="float" office:value="0.0009768739" calcext:value-type="float">
            <text:p>0.0009768739</text:p>
          </table:table-cell>
          <table:table-cell office:value-type="float" office:value="-0.0508359576" calcext:value-type="float">
            <text:p>-0.0508359576</text:p>
          </table:table-cell>
          <table:table-cell office:value-type="float" office:value="-0.0160548161" calcext:value-type="float">
            <text:p>-0.0160548161</text:p>
          </table:table-cell>
          <table:table-cell office:value-type="float" office:value="-0.0105901257" calcext:value-type="float">
            <text:p>-0.0105901257</text:p>
          </table:table-cell>
          <table:table-cell office:value-type="float" office:value="-0.0296517155" calcext:value-type="float">
            <text:p>-0.0296517155</text:p>
          </table:table-cell>
          <table:table-cell office:value-type="float" office:value="0.0140700736" calcext:value-type="float">
            <text:p>0.0140700736</text:p>
          </table:table-cell>
          <table:table-cell office:value-type="float" office:value="0.0087159459" calcext:value-type="float">
            <text:p>0.0087159459</text:p>
          </table:table-cell>
          <table:table-cell office:value-type="string" calcext:value-type="string">
            <text:p>nan</text:p>
          </table:table-cell>
          <table:table-cell office:value-type="float" office:value="-0.0243088432" calcext:value-type="float">
            <text:p>-0.0243088432</text:p>
          </table:table-cell>
          <table:table-cell office:value-type="float" office:value="-0.5606355134" calcext:value-type="float">
            <text:p>-0.5606355134</text:p>
          </table:table-cell>
          <table:table-cell office:value-type="float" office:value="-0.0719488063" calcext:value-type="float">
            <text:p>-0.0719488063</text:p>
          </table:table-cell>
          <table:table-cell office:value-type="float" office:value="0.0139403991" calcext:value-type="float">
            <text:p>0.0139403991</text:p>
          </table:table-cell>
          <table:table-cell office:value-type="float" office:value="0.0083077375" calcext:value-type="float">
            <text:p>0.0083077375</text:p>
          </table:table-cell>
          <table:table-cell office:value-type="float" office:value="0.9969404706" calcext:value-type="float">
            <text:p>0.9969404706</text:p>
          </table:table-cell>
          <table:table-cell office:value-type="float" office:value="0.9505867527" calcext:value-type="float">
            <text:p>0.9505867527</text:p>
          </table:table-cell>
          <table:table-cell office:value-type="float" office:value="0.8326861549" calcext:value-type="float">
            <text:p>0.8326861549</text:p>
          </table:table-cell>
          <table:table-cell office:value-type="float" office:value="0.0370025869" calcext:value-type="float">
            <text:p>0.0370025869</text:p>
          </table:table-cell>
          <table:table-cell office:value-type="float" office:value="0.0849969083" calcext:value-type="float">
            <text:p>0.0849969083</text:p>
          </table:table-cell>
          <table:table-cell office:value-type="float" office:value="0.0568445932" calcext:value-type="float">
            <text:p>0.0568445932</text:p>
          </table:table-cell>
          <table:table-cell office:value-type="float" office:value="0.1153824277" calcext:value-type="float">
            <text:p>0.1153824277</text:p>
          </table:table-cell>
          <table:table-cell office:value-type="float" office:value="0.1343946296" calcext:value-type="float">
            <text:p>0.1343946296</text:p>
          </table:table-cell>
          <table:table-cell office:value-type="float" office:value="0.0898388278" calcext:value-type="float">
            <text:p>0.0898388278</text:p>
          </table:table-cell>
          <table:table-cell office:value-type="float" office:value="-0.0615980529" calcext:value-type="float">
            <text:p>-0.0615980529</text:p>
          </table:table-cell>
          <table:table-cell office:value-type="float" office:value="-0.0370342384" calcext:value-type="float">
            <text:p>-0.0370342384</text:p>
          </table:table-cell>
          <table:table-cell office:value-type="float" office:value="-0.0247294827" calcext:value-type="float">
            <text:p>-0.0247294827</text:p>
          </table:table-cell>
          <table:table-cell office:value-type="float" office:value="-0.0615980529" calcext:value-type="float">
            <text:p>-0.0615980529</text:p>
          </table:table-cell>
          <table:table-cell office:value-type="float" office:value="-0.0370342384" calcext:value-type="float">
            <text:p>-0.0370342384</text:p>
          </table:table-cell>
          <table:table-cell office:value-type="float" office:value="-0.0247294827" calcext:value-type="float">
            <text:p>-0.0247294827</text:p>
          </table:table-cell>
          <table:table-cell office:value-type="string" calcext:value-type="string">
            <text:p>nan</text:p>
          </table:table-cell>
          <table:table-cell office:value-type="float" office:value="0.0033380972" calcext:value-type="float">
            <text:p>0.0033380972</text:p>
          </table:table-cell>
          <table:table-cell office:value-type="float" office:value="-0.0469869166" calcext:value-type="float">
            <text:p>-0.0469869166</text:p>
          </table:table-cell>
          <table:table-cell office:value-type="float" office:value="-0.049471652" calcext:value-type="float">
            <text:p>-0.049471652</text:p>
          </table:table-cell>
          <table:table-cell office:value-type="float" office:value="-0.0128121664" calcext:value-type="float">
            <text:p>-0.0128121664</text:p>
          </table:table-cell>
          <table:table-cell office:value-type="float" office:value="-0.008474675" calcext:value-type="float">
            <text:p>-0.008474675</text:p>
          </table:table-cell>
          <table:table-cell office:value-type="float" office:value="-0.0202321164" calcext:value-type="float">
            <text:p>-0.0202321164</text:p>
          </table:table-cell>
          <table:table-cell office:value-type="float" office:value="0.0312517188" calcext:value-type="float">
            <text:p>0.0312517188</text:p>
          </table:table-cell>
          <table:table-cell office:value-type="float" office:value="0.0199775075" calcext:value-type="float">
            <text:p>0.0199775075</text:p>
          </table:table-cell>
          <table:table-cell office:value-type="string" calcext:value-type="string">
            <text:p>nan</text:p>
          </table:table-cell>
          <table:table-cell office:value-type="float" office:value="-0.0381204477" calcext:value-type="float">
            <text:p>-0.0381204477</text:p>
          </table:table-cell>
          <table:table-cell office:value-type="float" office:value="-0.7242567449" calcext:value-type="float">
            <text:p>-0.7242567449</text:p>
          </table:table-cell>
        </table:table-row>
        <table:table-row table:style-name="ro1">
          <table:table-cell office:value-type="string" calcext:value-type="string">
            <text:p>Lineus_lacteus</text:p>
          </table:table-cell>
          <table:table-cell office:value-type="float" office:value="22912" calcext:value-type="float">
            <text:p>22912</text:p>
          </table:table-cell>
          <table:table-cell office:value-type="float" office:value="678.702121159" calcext:value-type="float">
            <text:p>678.702121159</text:p>
          </table:table-cell>
          <table:table-cell office:value-type="float" office:value="655.13930849" calcext:value-type="float">
            <text:p>655.13930849</text:p>
          </table:table-cell>
          <table:table-cell office:value-type="float" office:value="0.4717455986" calcext:value-type="float">
            <text:p>0.4717455986</text:p>
          </table:table-cell>
          <table:table-cell office:value-type="float" office:value="0.0378357452" calcext:value-type="float">
            <text:p>0.0378357452</text:p>
          </table:table-cell>
          <table:table-cell office:value-type="float" office:value="0.4995076141" calcext:value-type="float">
            <text:p>0.4995076141</text:p>
          </table:table-cell>
          <table:table-cell office:value-type="float" office:value="0.084916823" calcext:value-type="float">
            <text:p>0.084916823</text:p>
          </table:table-cell>
          <table:table-cell office:value-type="float" office:value="0.3961236684" calcext:value-type="float">
            <text:p>0.3961236684</text:p>
          </table:table-cell>
          <table:table-cell office:value-type="float" office:value="0.0569740569" calcext:value-type="float">
            <text:p>0.0569740569</text:p>
          </table:table-cell>
          <table:table-cell office:value-type="float" office:value="-0.0015593111" calcext:value-type="float">
            <text:p>-0.0015593111</text:p>
          </table:table-cell>
          <table:table-cell office:value-type="float" office:value="-0.1431990832" calcext:value-type="float">
            <text:p>-0.1431990832</text:p>
          </table:table-cell>
          <table:table-cell office:value-type="float" office:value="-0.0975512944" calcext:value-type="float">
            <text:p>-0.0975512944</text:p>
          </table:table-cell>
          <table:table-cell office:value-type="float" office:value="0.121769282" calcext:value-type="float">
            <text:p>0.121769282</text:p>
          </table:table-cell>
          <table:table-cell office:value-type="float" office:value="0.1055620554" calcext:value-type="float">
            <text:p>0.1055620554</text:p>
          </table:table-cell>
          <table:table-cell office:value-type="float" office:value="0.0710846264" calcext:value-type="float">
            <text:p>0.0710846264</text:p>
          </table:table-cell>
          <table:table-cell office:value-type="string" calcext:value-type="string">
            <text:p>nan</text:p>
          </table:table-cell>
          <table:table-cell office:value-type="float" office:value="0.4417026301" calcext:value-type="float">
            <text:p>0.4417026301</text:p>
          </table:table-cell>
          <table:table-cell office:value-type="float" office:value="0.3037952002" calcext:value-type="float">
            <text:p>0.3037952002</text:p>
          </table:table-cell>
          <table:table-cell office:value-type="string" calcext:value-type="string">
            <text:p>nan</text:p>
          </table:table-cell>
          <table:table-cell office:value-type="float" office:value="0.4417026301" calcext:value-type="float">
            <text:p>0.4417026301</text:p>
          </table:table-cell>
          <table:table-cell office:value-type="float" office:value="0.3037952002" calcext:value-type="float">
            <text:p>0.3037952002</text:p>
          </table:table-cell>
          <table:table-cell office:value-type="string" calcext:value-type="string">
            <text:p>nan</text:p>
          </table:table-cell>
          <table:table-cell office:value-type="float" office:value="0.4429398577" calcext:value-type="float">
            <text:p>0.4429398577</text:p>
          </table:table-cell>
          <table:table-cell office:value-type="float" office:value="0.3043459882" calcext:value-type="float">
            <text:p>0.3043459882</text:p>
          </table:table-cell>
          <table:table-cell office:value-type="float" office:value="0.1844760467" calcext:value-type="float">
            <text:p>0.1844760467</text:p>
          </table:table-cell>
          <table:table-cell office:value-type="float" office:value="0.4080627635" calcext:value-type="float">
            <text:p>0.4080627635</text:p>
          </table:table-cell>
          <table:table-cell office:value-type="float" office:value="0.2772845466" calcext:value-type="float">
            <text:p>0.2772845466</text:p>
          </table:table-cell>
          <table:table-cell office:value-type="float" office:value="0.1833282027" calcext:value-type="float">
            <text:p>0.1833282027</text:p>
          </table:table-cell>
          <table:table-cell office:value-type="float" office:value="0.4040252644" calcext:value-type="float">
            <text:p>0.4040252644</text:p>
          </table:table-cell>
          <table:table-cell office:value-type="float" office:value="0.2735370447" calcext:value-type="float">
            <text:p>0.2735370447</text:p>
          </table:table-cell>
          <table:table-cell office:value-type="string" calcext:value-type="string">
            <text:p>nan</text:p>
          </table:table-cell>
          <table:table-cell office:value-type="float" office:value="-0.4277144506" calcext:value-type="float">
            <text:p>-0.4277144506</text:p>
          </table:table-cell>
          <table:table-cell office:value-type="float" office:value="-0.8277542275" calcext:value-type="float">
            <text:p>-0.8277542275</text:p>
          </table:table-cell>
          <table:table-cell office:value-type="float" office:value="0.2427075739" calcext:value-type="float">
            <text:p>0.2427075739</text:p>
          </table:table-cell>
          <table:table-cell office:value-type="float" office:value="0.5258211073" calcext:value-type="float">
            <text:p>0.5258211073</text:p>
          </table:table-cell>
          <table:table-cell office:value-type="float" office:value="0.3661476466" calcext:value-type="float">
            <text:p>0.3661476466</text:p>
          </table:table-cell>
          <table:table-cell office:value-type="float" office:value="0.9980769619" calcext:value-type="float">
            <text:p>0.9980769619</text:p>
          </table:table-cell>
          <table:table-cell office:value-type="float" office:value="0.9590731607" calcext:value-type="float">
            <text:p>0.9590731607</text:p>
          </table:table-cell>
          <table:table-cell office:value-type="float" office:value="0.8735617793" calcext:value-type="float">
            <text:p>0.8735617793</text:p>
          </table:table-cell>
          <table:table-cell office:value-type="float" office:value="0.0436565803" calcext:value-type="float">
            <text:p>0.0436565803</text:p>
          </table:table-cell>
          <table:table-cell office:value-type="float" office:value="0.0485328225" calcext:value-type="float">
            <text:p>0.0485328225</text:p>
          </table:table-cell>
          <table:table-cell office:value-type="float" office:value="0.0337438936" calcext:value-type="float">
            <text:p>0.0337438936</text:p>
          </table:table-cell>
          <table:table-cell office:value-type="float" office:value="0.1171690616" calcext:value-type="float">
            <text:p>0.1171690616</text:p>
          </table:table-cell>
          <table:table-cell office:value-type="float" office:value="0.0848556644" calcext:value-type="float">
            <text:p>0.0848556644</text:p>
          </table:table-cell>
          <table:table-cell office:value-type="float" office:value="0.0592327127" calcext:value-type="float">
            <text:p>0.0592327127</text:p>
          </table:table-cell>
          <table:table-cell office:value-type="string" calcext:value-type="string">
            <text:p>nan</text:p>
          </table:table-cell>
          <table:table-cell office:value-type="float" office:value="0.4827757363" calcext:value-type="float">
            <text:p>0.4827757363</text:p>
          </table:table-cell>
          <table:table-cell office:value-type="float" office:value="0.3478669116" calcext:value-type="float">
            <text:p>0.3478669116</text:p>
          </table:table-cell>
          <table:table-cell office:value-type="string" calcext:value-type="string">
            <text:p>nan</text:p>
          </table:table-cell>
          <table:table-cell office:value-type="float" office:value="0.4827757363" calcext:value-type="float">
            <text:p>0.4827757363</text:p>
          </table:table-cell>
          <table:table-cell office:value-type="float" office:value="0.3478669116" calcext:value-type="float">
            <text:p>0.3478669116</text:p>
          </table:table-cell>
          <table:table-cell office:value-type="string" calcext:value-type="string">
            <text:p>nan</text:p>
          </table:table-cell>
          <table:table-cell office:value-type="float" office:value="0.484884719" calcext:value-type="float">
            <text:p>0.484884719</text:p>
          </table:table-cell>
          <table:table-cell office:value-type="float" office:value="0.3490039764" calcext:value-type="float">
            <text:p>0.3490039764</text:p>
          </table:table-cell>
          <table:table-cell office:value-type="float" office:value="0.1981768818" calcext:value-type="float">
            <text:p>0.1981768818</text:p>
          </table:table-cell>
          <table:table-cell office:value-type="float" office:value="0.4648561114" calcext:value-type="float">
            <text:p>0.4648561114</text:p>
          </table:table-cell>
          <table:table-cell office:value-type="float" office:value="0.3314746669" calcext:value-type="float">
            <text:p>0.3314746669</text:p>
          </table:table-cell>
          <table:table-cell office:value-type="float" office:value="0.1988367091" calcext:value-type="float">
            <text:p>0.1988367091</text:p>
          </table:table-cell>
          <table:table-cell office:value-type="float" office:value="0.4673325937" calcext:value-type="float">
            <text:p>0.4673325937</text:p>
          </table:table-cell>
          <table:table-cell office:value-type="float" office:value="0.3327487005" calcext:value-type="float">
            <text:p>0.3327487005</text:p>
          </table:table-cell>
          <table:table-cell office:value-type="string" calcext:value-type="string">
            <text:p>nan</text:p>
          </table:table-cell>
          <table:table-cell office:value-type="float" office:value="-0.4708728938" calcext:value-type="float">
            <text:p>-0.4708728938</text:p>
          </table:table-cell>
          <table:table-cell office:value-type="float" office:value="-0.7619692435" calcext:value-type="float">
            <text:p>-0.7619692435</text:p>
          </table:table-cell>
        </table:table-row>
        <table:table-row table:style-name="ro1">
          <table:table-cell office:value-type="string" calcext:value-type="string">
            <text:p>Lineus_longissimus</text:p>
          </table:table-cell>
          <table:table-cell office:value-type="float" office:value="16168" calcext:value-type="float">
            <text:p>16168</text:p>
          </table:table-cell>
          <table:table-cell office:value-type="float" office:value="1047.30900544" calcext:value-type="float">
            <text:p>1047.30900544</text:p>
          </table:table-cell>
          <table:table-cell office:value-type="float" office:value="841.38763549" calcext:value-type="float">
            <text:p>841.38763549</text:p>
          </table:table-cell>
          <table:table-cell office:value-type="float" office:value="0.4691688969" calcext:value-type="float">
            <text:p>0.4691688969</text:p>
          </table:table-cell>
          <table:table-cell office:value-type="float" office:value="0.0349759215" calcext:value-type="float">
            <text:p>0.0349759215</text:p>
          </table:table-cell>
          <table:table-cell office:value-type="float" office:value="0.4952956014" calcext:value-type="float">
            <text:p>0.4952956014</text:p>
          </table:table-cell>
          <table:table-cell office:value-type="float" office:value="0.075134469" calcext:value-type="float">
            <text:p>0.075134469</text:p>
          </table:table-cell>
          <table:table-cell office:value-type="float" office:value="0.4063491056" calcext:value-type="float">
            <text:p>0.4063491056</text:p>
          </table:table-cell>
          <table:table-cell office:value-type="float" office:value="0.0552852371" calcext:value-type="float">
            <text:p>0.0552852371</text:p>
          </table:table-cell>
          <table:table-cell office:value-type="float" office:value="-0.0180368674" calcext:value-type="float">
            <text:p>-0.0180368674</text:p>
          </table:table-cell>
          <table:table-cell office:value-type="float" office:value="-0.1306574513" calcext:value-type="float">
            <text:p>-0.1306574513</text:p>
          </table:table-cell>
          <table:table-cell office:value-type="float" office:value="-0.0906230528" calcext:value-type="float">
            <text:p>-0.0906230528</text:p>
          </table:table-cell>
          <table:table-cell office:value-type="float" office:value="0.1731824232" calcext:value-type="float">
            <text:p>0.1731824232</text:p>
          </table:table-cell>
          <table:table-cell office:value-type="float" office:value="0.1258219113" calcext:value-type="float">
            <text:p>0.1258219113</text:p>
          </table:table-cell>
          <table:table-cell office:value-type="float" office:value="0.084640543" calcext:value-type="float">
            <text:p>0.084640543</text:p>
          </table:table-cell>
          <table:table-cell office:value-type="string" calcext:value-type="string">
            <text:p>nan</text:p>
          </table:table-cell>
          <table:table-cell office:value-type="float" office:value="-0.0616247357" calcext:value-type="float">
            <text:p>-0.0616247357</text:p>
          </table:table-cell>
          <table:table-cell office:value-type="float" office:value="-0.0408652605" calcext:value-type="float">
            <text:p>-0.0408652605</text:p>
          </table:table-cell>
          <table:table-cell office:value-type="string" calcext:value-type="string">
            <text:p>nan</text:p>
          </table:table-cell>
          <table:table-cell office:value-type="float" office:value="-0.0616247357" calcext:value-type="float">
            <text:p>-0.0616247357</text:p>
          </table:table-cell>
          <table:table-cell office:value-type="float" office:value="-0.0408652605" calcext:value-type="float">
            <text:p>-0.0408652605</text:p>
          </table:table-cell>
          <table:table-cell office:value-type="string" calcext:value-type="string">
            <text:p>nan</text:p>
          </table:table-cell>
          <table:table-cell office:value-type="float" office:value="-0.0655541834" calcext:value-type="float">
            <text:p>-0.0655541834</text:p>
          </table:table-cell>
          <table:table-cell office:value-type="float" office:value="-0.0434822438" calcext:value-type="float">
            <text:p>-0.0434822438</text:p>
          </table:table-cell>
          <table:table-cell office:value-type="float" office:value="-0.1176424224" calcext:value-type="float">
            <text:p>-0.1176424224</text:p>
          </table:table-cell>
          <table:table-cell office:value-type="float" office:value="-0.0560911266" calcext:value-type="float">
            <text:p>-0.0560911266</text:p>
          </table:table-cell>
          <table:table-cell office:value-type="float" office:value="-0.0367498585" calcext:value-type="float">
            <text:p>-0.0367498585</text:p>
          </table:table-cell>
          <table:table-cell office:value-type="float" office:value="-0.1301043281" calcext:value-type="float">
            <text:p>-0.1301043281</text:p>
          </table:table-cell>
          <table:table-cell office:value-type="float" office:value="-0.0777063166" calcext:value-type="float">
            <text:p>-0.0777063166</text:p>
          </table:table-cell>
          <table:table-cell office:value-type="float" office:value="-0.0516472368" calcext:value-type="float">
            <text:p>-0.0516472368</text:p>
          </table:table-cell>
          <table:table-cell office:value-type="string" calcext:value-type="string">
            <text:p>nan</text:p>
          </table:table-cell>
          <table:table-cell office:value-type="float" office:value="0.0527028315" calcext:value-type="float">
            <text:p>0.0527028315</text:p>
          </table:table-cell>
          <table:table-cell office:value-type="float" office:value="-0.7391978624" calcext:value-type="float">
            <text:p>-0.7391978624</text:p>
          </table:table-cell>
          <table:table-cell office:value-type="float" office:value="-0.0971504291" calcext:value-type="float">
            <text:p>-0.0971504291</text:p>
          </table:table-cell>
          <table:table-cell office:value-type="float" office:value="-0.043222922" calcext:value-type="float">
            <text:p>-0.043222922</text:p>
          </table:table-cell>
          <table:table-cell office:value-type="float" office:value="-0.0283484807" calcext:value-type="float">
            <text:p>-0.0283484807</text:p>
          </table:table-cell>
          <table:table-cell office:value-type="float" office:value="0.996315513" calcext:value-type="float">
            <text:p>0.996315513</text:p>
          </table:table-cell>
          <table:table-cell office:value-type="float" office:value="0.9755202042" calcext:value-type="float">
            <text:p>0.9755202042</text:p>
          </table:table-cell>
          <table:table-cell office:value-type="float" office:value="0.8941547163" calcext:value-type="float">
            <text:p>0.8941547163</text:p>
          </table:table-cell>
          <table:table-cell office:value-type="float" office:value="0.0593319346" calcext:value-type="float">
            <text:p>0.0593319346</text:p>
          </table:table-cell>
          <table:table-cell office:value-type="float" office:value="0.0308932517" calcext:value-type="float">
            <text:p>0.0308932517</text:p>
          </table:table-cell>
          <table:table-cell office:value-type="float" office:value="0.0208165992" calcext:value-type="float">
            <text:p>0.0208165992</text:p>
          </table:table-cell>
          <table:table-cell office:value-type="float" office:value="0.1593526373" calcext:value-type="float">
            <text:p>0.1593526373</text:p>
          </table:table-cell>
          <table:table-cell office:value-type="float" office:value="0.0993326265" calcext:value-type="float">
            <text:p>0.0993326265</text:p>
          </table:table-cell>
          <table:table-cell office:value-type="float" office:value="0.0672386088" calcext:value-type="float">
            <text:p>0.0672386088</text:p>
          </table:table-cell>
          <table:table-cell office:value-type="string" calcext:value-type="string">
            <text:p>nan</text:p>
          </table:table-cell>
          <table:table-cell office:value-type="float" office:value="-0.0552256241" calcext:value-type="float">
            <text:p>-0.0552256241</text:p>
          </table:table-cell>
          <table:table-cell office:value-type="float" office:value="-0.0426478901" calcext:value-type="float">
            <text:p>-0.0426478901</text:p>
          </table:table-cell>
          <table:table-cell office:value-type="string" calcext:value-type="string">
            <text:p>nan</text:p>
          </table:table-cell>
          <table:table-cell office:value-type="float" office:value="-0.0552256241" calcext:value-type="float">
            <text:p>-0.0552256241</text:p>
          </table:table-cell>
          <table:table-cell office:value-type="float" office:value="-0.0426478901" calcext:value-type="float">
            <text:p>-0.0426478901</text:p>
          </table:table-cell>
          <table:table-cell office:value-type="string" calcext:value-type="string">
            <text:p>nan</text:p>
          </table:table-cell>
          <table:table-cell office:value-type="float" office:value="-0.0597225838" calcext:value-type="float">
            <text:p>-0.0597225838</text:p>
          </table:table-cell>
          <table:table-cell office:value-type="float" office:value="-0.0454629861" calcext:value-type="float">
            <text:p>-0.0454629861</text:p>
          </table:table-cell>
          <table:table-cell office:value-type="float" office:value="-0.1145818497" calcext:value-type="float">
            <text:p>-0.1145818497</text:p>
          </table:table-cell>
          <table:table-cell office:value-type="float" office:value="-0.0403935797" calcext:value-type="float">
            <text:p>-0.0403935797</text:p>
          </table:table-cell>
          <table:table-cell office:value-type="float" office:value="-0.0262552466" calcext:value-type="float">
            <text:p>-0.0262552466</text:p>
          </table:table-cell>
          <table:table-cell office:value-type="float" office:value="-0.1216018037" calcext:value-type="float">
            <text:p>-0.1216018037</text:p>
          </table:table-cell>
          <table:table-cell office:value-type="float" office:value="-0.0507967964" calcext:value-type="float">
            <text:p>-0.0507967964</text:p>
          </table:table-cell>
          <table:table-cell office:value-type="float" office:value="-0.033581917" calcext:value-type="float">
            <text:p>-0.033581917</text:p>
          </table:table-cell>
          <table:table-cell office:value-type="string" calcext:value-type="string">
            <text:p>nan</text:p>
          </table:table-cell>
          <table:table-cell office:value-type="float" office:value="0.0341440744" calcext:value-type="float">
            <text:p>0.0341440744</text:p>
          </table:table-cell>
          <table:table-cell office:value-type="float" office:value="-0.5042013337" calcext:value-type="float">
            <text:p>-0.5042013337</text:p>
          </table:table-cell>
        </table:table-row>
        <table:table-row table:style-name="ro1">
          <table:table-cell office:value-type="string" calcext:value-type="string">
            <text:p>Lineus_ruber2</text:p>
          </table:table-cell>
          <table:table-cell office:value-type="float" office:value="26549" calcext:value-type="float">
            <text:p>26549</text:p>
          </table:table-cell>
          <table:table-cell office:value-type="float" office:value="777.047082753" calcext:value-type="float">
            <text:p>777.047082753</text:p>
          </table:table-cell>
          <table:table-cell office:value-type="float" office:value="787.204155209" calcext:value-type="float">
            <text:p>787.204155209</text:p>
          </table:table-cell>
          <table:table-cell office:value-type="float" office:value="0.4690795231" calcext:value-type="float">
            <text:p>0.4690795231</text:p>
          </table:table-cell>
          <table:table-cell office:value-type="float" office:value="0.0370656549" calcext:value-type="float">
            <text:p>0.0370656549</text:p>
          </table:table-cell>
          <table:table-cell office:value-type="float" office:value="0.494047559" calcext:value-type="float">
            <text:p>0.494047559</text:p>
          </table:table-cell>
          <table:table-cell office:value-type="float" office:value="0.0811516441" calcext:value-type="float">
            <text:p>0.0811516441</text:p>
          </table:table-cell>
          <table:table-cell office:value-type="float" office:value="0.4041121609" calcext:value-type="float">
            <text:p>0.4041121609</text:p>
          </table:table-cell>
          <table:table-cell office:value-type="float" office:value="0.0583922115" calcext:value-type="float">
            <text:p>0.0583922115</text:p>
          </table:table-cell>
          <table:table-cell office:value-type="float" office:value="-0.0138184707" calcext:value-type="float">
            <text:p>-0.0138184707</text:p>
          </table:table-cell>
          <table:table-cell office:value-type="float" office:value="-0.1418751022" calcext:value-type="float">
            <text:p>-0.1418751022</text:p>
          </table:table-cell>
          <table:table-cell office:value-type="float" office:value="-0.0971960578" calcext:value-type="float">
            <text:p>-0.0971960578</text:p>
          </table:table-cell>
          <table:table-cell office:value-type="float" office:value="0.1457866415" calcext:value-type="float">
            <text:p>0.1457866415</text:p>
          </table:table-cell>
          <table:table-cell office:value-type="float" office:value="0.1213110695" calcext:value-type="float">
            <text:p>0.1213110695</text:p>
          </table:table-cell>
          <table:table-cell office:value-type="float" office:value="0.081712932" calcext:value-type="float">
            <text:p>0.081712932</text:p>
          </table:table-cell>
          <table:table-cell office:value-type="string" calcext:value-type="string">
            <text:p>nan</text:p>
          </table:table-cell>
          <table:table-cell office:value-type="float" office:value="0.3161464657" calcext:value-type="float">
            <text:p>0.3161464657</text:p>
          </table:table-cell>
          <table:table-cell office:value-type="float" office:value="0.2167738651" calcext:value-type="float">
            <text:p>0.2167738651</text:p>
          </table:table-cell>
          <table:table-cell office:value-type="string" calcext:value-type="string">
            <text:p>nan</text:p>
          </table:table-cell>
          <table:table-cell office:value-type="float" office:value="0.3161464657" calcext:value-type="float">
            <text:p>0.3161464657</text:p>
          </table:table-cell>
          <table:table-cell office:value-type="float" office:value="0.2167738651" calcext:value-type="float">
            <text:p>0.2167738651</text:p>
          </table:table-cell>
          <table:table-cell office:value-type="string" calcext:value-type="string">
            <text:p>nan</text:p>
          </table:table-cell>
          <table:table-cell office:value-type="float" office:value="0.3234894066" calcext:value-type="float">
            <text:p>0.3234894066</text:p>
          </table:table-cell>
          <table:table-cell office:value-type="float" office:value="0.2209209513" calcext:value-type="float">
            <text:p>0.2209209513</text:p>
          </table:table-cell>
          <table:table-cell office:value-type="float" office:value="0.0941412782" calcext:value-type="float">
            <text:p>0.0941412782</text:p>
          </table:table-cell>
          <table:table-cell office:value-type="float" office:value="0.3014410444" calcext:value-type="float">
            <text:p>0.3014410444</text:p>
          </table:table-cell>
          <table:table-cell office:value-type="float" office:value="0.2038362069" calcext:value-type="float">
            <text:p>0.2038362069</text:p>
          </table:table-cell>
          <table:table-cell office:value-type="float" office:value="0.0900693898" calcext:value-type="float">
            <text:p>0.0900693898</text:p>
          </table:table-cell>
          <table:table-cell office:value-type="float" office:value="0.2986908803" calcext:value-type="float">
            <text:p>0.2986908803</text:p>
          </table:table-cell>
          <table:table-cell office:value-type="float" office:value="0.2009604404" calcext:value-type="float">
            <text:p>0.2009604404</text:p>
          </table:table-cell>
          <table:table-cell office:value-type="string" calcext:value-type="string">
            <text:p>nan</text:p>
          </table:table-cell>
          <table:table-cell office:value-type="float" office:value="-0.3134829441" calcext:value-type="float">
            <text:p>-0.3134829441</text:p>
          </table:table-cell>
          <table:table-cell office:value-type="float" office:value="-0.827346227" calcext:value-type="float">
            <text:p>-0.827346227</text:p>
          </table:table-cell>
          <table:table-cell office:value-type="float" office:value="0.1322164339" calcext:value-type="float">
            <text:p>0.1322164339</text:p>
          </table:table-cell>
          <table:table-cell office:value-type="float" office:value="0.3912101409" calcext:value-type="float">
            <text:p>0.3912101409</text:p>
          </table:table-cell>
          <table:table-cell office:value-type="float" office:value="0.2706707096" calcext:value-type="float">
            <text:p>0.2706707096</text:p>
          </table:table-cell>
          <table:table-cell office:value-type="float" office:value="0.9961416885" calcext:value-type="float">
            <text:p>0.9961416885</text:p>
          </table:table-cell>
          <table:table-cell office:value-type="float" office:value="0.9643353408" calcext:value-type="float">
            <text:p>0.9643353408</text:p>
          </table:table-cell>
          <table:table-cell office:value-type="float" office:value="0.8812308161" calcext:value-type="float">
            <text:p>0.8812308161</text:p>
          </table:table-cell>
          <table:table-cell office:value-type="float" office:value="0.0473857451" calcext:value-type="float">
            <text:p>0.0473857451</text:p>
          </table:table-cell>
          <table:table-cell office:value-type="float" office:value="0.0470966353" calcext:value-type="float">
            <text:p>0.0470966353</text:p>
          </table:table-cell>
          <table:table-cell office:value-type="float" office:value="0.0327139402" calcext:value-type="float">
            <text:p>0.0327139402</text:p>
          </table:table-cell>
          <table:table-cell office:value-type="float" office:value="0.1364148012" calcext:value-type="float">
            <text:p>0.1364148012</text:p>
          </table:table-cell>
          <table:table-cell office:value-type="float" office:value="0.0941229744" calcext:value-type="float">
            <text:p>0.0941229744</text:p>
          </table:table-cell>
          <table:table-cell office:value-type="float" office:value="0.0652933083" calcext:value-type="float">
            <text:p>0.0652933083</text:p>
          </table:table-cell>
          <table:table-cell office:value-type="string" calcext:value-type="string">
            <text:p>nan</text:p>
          </table:table-cell>
          <table:table-cell office:value-type="float" office:value="0.3467900763" calcext:value-type="float">
            <text:p>0.3467900763</text:p>
          </table:table-cell>
          <table:table-cell office:value-type="float" office:value="0.2492642637" calcext:value-type="float">
            <text:p>0.2492642637</text:p>
          </table:table-cell>
          <table:table-cell office:value-type="string" calcext:value-type="string">
            <text:p>nan</text:p>
          </table:table-cell>
          <table:table-cell office:value-type="float" office:value="0.3467900763" calcext:value-type="float">
            <text:p>0.3467900763</text:p>
          </table:table-cell>
          <table:table-cell office:value-type="float" office:value="0.2492642637" calcext:value-type="float">
            <text:p>0.2492642637</text:p>
          </table:table-cell>
          <table:table-cell office:value-type="string" calcext:value-type="string">
            <text:p>nan</text:p>
          </table:table-cell>
          <table:table-cell office:value-type="float" office:value="0.3556097638" calcext:value-type="float">
            <text:p>0.3556097638</text:p>
          </table:table-cell>
          <table:table-cell office:value-type="float" office:value="0.1715475494" calcext:value-type="float">
            <text:p>0.1715475494</text:p>
          </table:table-cell>
          <table:table-cell office:value-type="float" office:value="0.1023831568" calcext:value-type="float">
            <text:p>0.1023831568</text:p>
          </table:table-cell>
          <table:table-cell office:value-type="float" office:value="0.3460800273" calcext:value-type="float">
            <text:p>0.3460800273</text:p>
          </table:table-cell>
          <table:table-cell office:value-type="float" office:value="0.2441150984" calcext:value-type="float">
            <text:p>0.2441150984</text:p>
          </table:table-cell>
          <table:table-cell office:value-type="float" office:value="0.1029545954" calcext:value-type="float">
            <text:p>0.1029545954</text:p>
          </table:table-cell>
          <table:table-cell office:value-type="float" office:value="0.3518267004" calcext:value-type="float">
            <text:p>0.3518267004</text:p>
          </table:table-cell>
          <table:table-cell office:value-type="float" office:value="0.2476167927" calcext:value-type="float">
            <text:p>0.2476167927</text:p>
          </table:table-cell>
          <table:table-cell office:value-type="string" calcext:value-type="string">
            <text:p>nan</text:p>
          </table:table-cell>
          <table:table-cell office:value-type="float" office:value="-0.3493945695" calcext:value-type="float">
            <text:p>-0.3493945695</text:p>
          </table:table-cell>
          <table:table-cell office:value-type="float" office:value="-0.8462285958" calcext:value-type="float">
            <text:p>-0.8462285958</text:p>
          </table:table-cell>
        </table:table-row>
        <table:table-row table:style-name="ro1">
          <table:table-cell office:value-type="string" calcext:value-type="string">
            <text:p>Liocarcinus_depurator</text:p>
          </table:table-cell>
          <table:table-cell office:value-type="float" office:value="9919" calcext:value-type="float">
            <text:p>9919</text:p>
          </table:table-cell>
          <table:table-cell office:value-type="float" office:value="693.598749874" calcext:value-type="float">
            <text:p>693.598749874</text:p>
          </table:table-cell>
          <table:table-cell office:value-type="float" office:value="668.590304419" calcext:value-type="float">
            <text:p>668.590304419</text:p>
          </table:table-cell>
          <table:table-cell office:value-type="float" office:value="0.5072279215" calcext:value-type="float">
            <text:p>0.5072279215</text:p>
          </table:table-cell>
          <table:table-cell office:value-type="float" office:value="0.055969875" calcext:value-type="float">
            <text:p>0.055969875</text:p>
          </table:table-cell>
          <table:table-cell office:value-type="float" office:value="0.5565164819" calcext:value-type="float">
            <text:p>0.5565164819</text:p>
          </table:table-cell>
          <table:table-cell office:value-type="float" office:value="0.1110081741" calcext:value-type="float">
            <text:p>0.1110081741</text:p>
          </table:table-cell>
          <table:table-cell office:value-type="float" office:value="0.4013587227" calcext:value-type="float">
            <text:p>0.4013587227</text:p>
          </table:table-cell>
          <table:table-cell office:value-type="float" office:value="0.0788184365" calcext:value-type="float">
            <text:p>0.0788184365</text:p>
          </table:table-cell>
          <table:table-cell office:value-type="float" office:value="-0.0027063132" calcext:value-type="float">
            <text:p>-0.0027063132</text:p>
          </table:table-cell>
          <table:table-cell office:value-type="float" office:value="-0.0377558622" calcext:value-type="float">
            <text:p>-0.0377558622</text:p>
          </table:table-cell>
          <table:table-cell office:value-type="float" office:value="-0.0242710093" calcext:value-type="float">
            <text:p>-0.0242710093</text:p>
          </table:table-cell>
          <table:table-cell office:value-type="float" office:value="0.1084221658" calcext:value-type="float">
            <text:p>0.1084221658</text:p>
          </table:table-cell>
          <table:table-cell office:value-type="float" office:value="0.050453768" calcext:value-type="float">
            <text:p>0.050453768</text:p>
          </table:table-cell>
          <table:table-cell office:value-type="float" office:value="0.0342655342" calcext:value-type="float">
            <text:p>0.0342655342</text:p>
          </table:table-cell>
          <table:table-cell office:value-type="string" calcext:value-type="string">
            <text:p>nan</text:p>
          </table:table-cell>
          <table:table-cell office:value-type="float" office:value="0.2638860677" calcext:value-type="float">
            <text:p>0.2638860677</text:p>
          </table:table-cell>
          <table:table-cell office:value-type="float" office:value="0.1724568396" calcext:value-type="float">
            <text:p>0.1724568396</text:p>
          </table:table-cell>
          <table:table-cell office:value-type="string" calcext:value-type="string">
            <text:p>nan</text:p>
          </table:table-cell>
          <table:table-cell office:value-type="float" office:value="0.2638860677" calcext:value-type="float">
            <text:p>0.2638860677</text:p>
          </table:table-cell>
          <table:table-cell office:value-type="float" office:value="0.1724568396" calcext:value-type="float">
            <text:p>0.1724568396</text:p>
          </table:table-cell>
          <table:table-cell office:value-type="string" calcext:value-type="string">
            <text:p>nan</text:p>
          </table:table-cell>
          <table:table-cell office:value-type="float" office:value="0.308249833" calcext:value-type="float">
            <text:p>0.308249833</text:p>
          </table:table-cell>
          <table:table-cell office:value-type="float" office:value="0.2048017931" calcext:value-type="float">
            <text:p>0.2048017931</text:p>
          </table:table-cell>
          <table:table-cell office:value-type="string" calcext:value-type="string">
            <text:p>nan</text:p>
          </table:table-cell>
          <table:table-cell office:value-type="float" office:value="0.2787455589" calcext:value-type="float">
            <text:p>0.2787455589</text:p>
          </table:table-cell>
          <table:table-cell office:value-type="float" office:value="0.1880626899" calcext:value-type="float">
            <text:p>0.1880626899</text:p>
          </table:table-cell>
          <table:table-cell office:value-type="string" calcext:value-type="string">
            <text:p>nan</text:p>
          </table:table-cell>
          <table:table-cell office:value-type="float" office:value="0.2887178492" calcext:value-type="float">
            <text:p>0.2887178492</text:p>
          </table:table-cell>
          <table:table-cell office:value-type="float" office:value="0.1949475691" calcext:value-type="float">
            <text:p>0.1949475691</text:p>
          </table:table-cell>
          <table:table-cell office:value-type="string" calcext:value-type="string">
            <text:p>nan</text:p>
          </table:table-cell>
          <table:table-cell office:value-type="float" office:value="-0.3378449399" calcext:value-type="float">
            <text:p>-0.3378449399</text:p>
          </table:table-cell>
          <table:table-cell office:value-type="float" office:value="-0.8803588891" calcext:value-type="float">
            <text:p>-0.8803588891</text:p>
          </table:table-cell>
          <table:table-cell office:value-type="float" office:value="0.2202321393" calcext:value-type="float">
            <text:p>0.2202321393</text:p>
          </table:table-cell>
          <table:table-cell office:value-type="float" office:value="0.4159436632" calcext:value-type="float">
            <text:p>0.4159436632</text:p>
          </table:table-cell>
          <table:table-cell office:value-type="float" office:value="0.2831884242" calcext:value-type="float">
            <text:p>0.2831884242</text:p>
          </table:table-cell>
          <table:table-cell office:value-type="float" office:value="0.9966459131" calcext:value-type="float">
            <text:p>0.9966459131</text:p>
          </table:table-cell>
          <table:table-cell office:value-type="float" office:value="0.9611563266" calcext:value-type="float">
            <text:p>0.9611563266</text:p>
          </table:table-cell>
          <table:table-cell office:value-type="float" office:value="0.8667212803" calcext:value-type="float">
            <text:p>0.8667212803</text:p>
          </table:table-cell>
          <table:table-cell office:value-type="float" office:value="0.0114984804" calcext:value-type="float">
            <text:p>0.0114984804</text:p>
          </table:table-cell>
          <table:table-cell office:value-type="float" office:value="0.013084898" calcext:value-type="float">
            <text:p>0.013084898</text:p>
          </table:table-cell>
          <table:table-cell office:value-type="float" office:value="0.0087932174" calcext:value-type="float">
            <text:p>0.0087932174</text:p>
          </table:table-cell>
          <table:table-cell office:value-type="float" office:value="0.116681129" calcext:value-type="float">
            <text:p>0.116681129</text:p>
          </table:table-cell>
          <table:table-cell office:value-type="float" office:value="0.0706437399" calcext:value-type="float">
            <text:p>0.0706437399</text:p>
          </table:table-cell>
          <table:table-cell office:value-type="float" office:value="0.0486809569" calcext:value-type="float">
            <text:p>0.0486809569</text:p>
          </table:table-cell>
          <table:table-cell office:value-type="string" calcext:value-type="string">
            <text:p>nan</text:p>
          </table:table-cell>
          <table:table-cell office:value-type="float" office:value="0.309631228" calcext:value-type="float">
            <text:p>0.309631228</text:p>
          </table:table-cell>
          <table:table-cell office:value-type="float" office:value="0.1573745734" calcext:value-type="float">
            <text:p>0.1573745734</text:p>
          </table:table-cell>
          <table:table-cell office:value-type="string" calcext:value-type="string">
            <text:p>nan</text:p>
          </table:table-cell>
          <table:table-cell office:value-type="float" office:value="0.309631228" calcext:value-type="float">
            <text:p>0.309631228</text:p>
          </table:table-cell>
          <table:table-cell office:value-type="float" office:value="0.1573745734" calcext:value-type="float">
            <text:p>0.1573745734</text:p>
          </table:table-cell>
          <table:table-cell office:value-type="string" calcext:value-type="string">
            <text:p>nan</text:p>
          </table:table-cell>
          <table:table-cell office:value-type="float" office:value="0.3549278066" calcext:value-type="float">
            <text:p>0.3549278066</text:p>
          </table:table-cell>
          <table:table-cell office:value-type="float" office:value="0.1836802883" calcext:value-type="float">
            <text:p>0.1836802883</text:p>
          </table:table-cell>
          <table:table-cell office:value-type="string" calcext:value-type="string">
            <text:p>nan</text:p>
          </table:table-cell>
          <table:table-cell office:value-type="float" office:value="0.3239728728" calcext:value-type="float">
            <text:p>0.3239728728</text:p>
          </table:table-cell>
          <table:table-cell office:value-type="float" office:value="0.2291284156" calcext:value-type="float">
            <text:p>0.2291284156</text:p>
          </table:table-cell>
          <table:table-cell office:value-type="string" calcext:value-type="string">
            <text:p>nan</text:p>
          </table:table-cell>
          <table:table-cell office:value-type="float" office:value="0.3313887184" calcext:value-type="float">
            <text:p>0.3313887184</text:p>
          </table:table-cell>
          <table:table-cell office:value-type="float" office:value="0.2341233358" calcext:value-type="float">
            <text:p>0.2341233358</text:p>
          </table:table-cell>
          <table:table-cell office:value-type="string" calcext:value-type="string">
            <text:p>nan</text:p>
          </table:table-cell>
          <table:table-cell office:value-type="float" office:value="-0.3830583721" calcext:value-type="float">
            <text:p>-0.3830583721</text:p>
          </table:table-cell>
          <table:table-cell office:value-type="float" office:value="-0.7195278921" calcext:value-type="float">
            <text:p>-0.7195278921</text:p>
          </table:table-cell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float" office:value="10498" calcext:value-type="float">
            <text:p>10498</text:p>
          </table:table-cell>
          <table:table-cell office:value-type="float" office:value="436.482758621" calcext:value-type="float">
            <text:p>436.482758621</text:p>
          </table:table-cell>
          <table:table-cell office:value-type="float" office:value="352.719226134" calcext:value-type="float">
            <text:p>352.719226134</text:p>
          </table:table-cell>
          <table:table-cell office:value-type="float" office:value="0.486350297" calcext:value-type="float">
            <text:p>0.486350297</text:p>
          </table:table-cell>
          <table:table-cell office:value-type="float" office:value="0.0698707812" calcext:value-type="float">
            <text:p>0.0698707812</text:p>
          </table:table-cell>
          <table:table-cell office:value-type="float" office:value="0.5190276933" calcext:value-type="float">
            <text:p>0.5190276933</text:p>
          </table:table-cell>
          <table:table-cell office:value-type="float" office:value="0.149640687" calcext:value-type="float">
            <text:p>0.149640687</text:p>
          </table:table-cell>
          <table:table-cell office:value-type="float" office:value="0.4453520518" calcext:value-type="float">
            <text:p>0.4453520518</text:p>
          </table:table-cell>
          <table:table-cell office:value-type="float" office:value="0.098976869" calcext:value-type="float">
            <text:p>0.098976869</text:p>
          </table:table-cell>
          <table:table-cell office:value-type="float" office:value="0.0035115026" calcext:value-type="float">
            <text:p>0.0035115026</text:p>
          </table:table-cell>
          <table:table-cell office:value-type="float" office:value="-0.081590988" calcext:value-type="float">
            <text:p>-0.081590988</text:p>
          </table:table-cell>
          <table:table-cell office:value-type="float" office:value="-0.0602731703" calcext:value-type="float">
            <text:p>-0.0602731703</text:p>
          </table:table-cell>
          <table:table-cell office:value-type="float" office:value="0.1855828051" calcext:value-type="float">
            <text:p>0.1855828051</text:p>
          </table:table-cell>
          <table:table-cell office:value-type="float" office:value="0.2434301209" calcext:value-type="float">
            <text:p>0.2434301209</text:p>
          </table:table-cell>
          <table:table-cell office:value-type="float" office:value="0.1624759147" calcext:value-type="float">
            <text:p>0.1624759147</text:p>
          </table:table-cell>
          <table:table-cell office:value-type="float" office:value="0.2585014572" calcext:value-type="float">
            <text:p>0.2585014572</text:p>
          </table:table-cell>
          <table:table-cell office:value-type="float" office:value="0.2997920933" calcext:value-type="float">
            <text:p>0.2997920933</text:p>
          </table:table-cell>
          <table:table-cell office:value-type="float" office:value="0.2023219767" calcext:value-type="float">
            <text:p>0.2023219767</text:p>
          </table:table-cell>
          <table:table-cell office:value-type="float" office:value="0.2585014572" calcext:value-type="float">
            <text:p>0.2585014572</text:p>
          </table:table-cell>
          <table:table-cell office:value-type="float" office:value="0.2997920933" calcext:value-type="float">
            <text:p>0.2997920933</text:p>
          </table:table-cell>
          <table:table-cell office:value-type="float" office:value="0.2023219767" calcext:value-type="float">
            <text:p>0.2023219767</text:p>
          </table:table-cell>
          <table:table-cell office:value-type="float" office:value="0.3631252427" calcext:value-type="float">
            <text:p>0.3631252427</text:p>
          </table:table-cell>
          <table:table-cell office:value-type="float" office:value="0.4288242912" calcext:value-type="float">
            <text:p>0.4288242912</text:p>
          </table:table-cell>
          <table:table-cell office:value-type="float" office:value="0.290840363" calcext:value-type="float">
            <text:p>0.290840363</text:p>
          </table:table-cell>
          <table:table-cell office:value-type="float" office:value="0.2800025252" calcext:value-type="float">
            <text:p>0.2800025252</text:p>
          </table:table-cell>
          <table:table-cell office:value-type="float" office:value="0.3218262198" calcext:value-type="float">
            <text:p>0.3218262198</text:p>
          </table:table-cell>
          <table:table-cell office:value-type="float" office:value="0.2151774715" calcext:value-type="float">
            <text:p>0.2151774715</text:p>
          </table:table-cell>
          <table:table-cell office:value-type="float" office:value="0.3304869549" calcext:value-type="float">
            <text:p>0.3304869549</text:p>
          </table:table-cell>
          <table:table-cell office:value-type="float" office:value="0.3814720211" calcext:value-type="float">
            <text:p>0.3814720211</text:p>
          </table:table-cell>
          <table:table-cell office:value-type="float" office:value="0.2561192899" calcext:value-type="float">
            <text:p>0.2561192899</text:p>
          </table:table-cell>
          <table:table-cell office:value-type="string" calcext:value-type="string">
            <text:p>nan</text:p>
          </table:table-cell>
          <table:table-cell office:value-type="float" office:value="-0.4380452985" calcext:value-type="float">
            <text:p>-0.4380452985</text:p>
          </table:table-cell>
          <table:table-cell office:value-type="float" office:value="-0.9741115544" calcext:value-type="float">
            <text:p>-0.9741115544</text:p>
          </table:table-cell>
          <table:table-cell office:value-type="float" office:value="0.4455162175" calcext:value-type="float">
            <text:p>0.4455162175</text:p>
          </table:table-cell>
          <table:table-cell office:value-type="float" office:value="0.5403089195" calcext:value-type="float">
            <text:p>0.5403089195</text:p>
          </table:table-cell>
          <table:table-cell office:value-type="float" office:value="0.3755945773" calcext:value-type="float">
            <text:p>0.3755945773</text:p>
          </table:table-cell>
          <table:table-cell office:value-type="float" office:value="0.9912538541" calcext:value-type="float">
            <text:p>0.9912538541</text:p>
          </table:table-cell>
          <table:table-cell office:value-type="float" office:value="0.9272820706" calcext:value-type="float">
            <text:p>0.9272820706</text:p>
          </table:table-cell>
          <table:table-cell office:value-type="float" office:value="0.8028322194" calcext:value-type="float">
            <text:p>0.8028322194</text:p>
          </table:table-cell>
          <table:table-cell office:value-type="float" office:value="0.1088156053" calcext:value-type="float">
            <text:p>0.1088156053</text:p>
          </table:table-cell>
          <table:table-cell office:value-type="float" office:value="0.2104705394" calcext:value-type="float">
            <text:p>0.2104705394</text:p>
          </table:table-cell>
          <table:table-cell office:value-type="float" office:value="0.1414526423" calcext:value-type="float">
            <text:p>0.1414526423</text:p>
          </table:table-cell>
          <table:table-cell office:value-type="float" office:value="0.2149566882" calcext:value-type="float">
            <text:p>0.2149566882</text:p>
          </table:table-cell>
          <table:table-cell office:value-type="float" office:value="0.3193526678" calcext:value-type="float">
            <text:p>0.3193526678</text:p>
          </table:table-cell>
          <table:table-cell office:value-type="float" office:value="0.2166821751" calcext:value-type="float">
            <text:p>0.2166821751</text:p>
          </table:table-cell>
          <table:table-cell office:value-type="float" office:value="0.2545810025" calcext:value-type="float">
            <text:p>0.2545810025</text:p>
          </table:table-cell>
          <table:table-cell office:value-type="float" office:value="0.3020112606" calcext:value-type="float">
            <text:p>0.3020112606</text:p>
          </table:table-cell>
          <table:table-cell office:value-type="float" office:value="0.2068483049" calcext:value-type="float">
            <text:p>0.2068483049</text:p>
          </table:table-cell>
          <table:table-cell office:value-type="float" office:value="0.2545810025" calcext:value-type="float">
            <text:p>0.2545810025</text:p>
          </table:table-cell>
          <table:table-cell office:value-type="float" office:value="0.3020112606" calcext:value-type="float">
            <text:p>0.3020112606</text:p>
          </table:table-cell>
          <table:table-cell office:value-type="float" office:value="0.2068483049" calcext:value-type="float">
            <text:p>0.2068483049</text:p>
          </table:table-cell>
          <table:table-cell office:value-type="float" office:value="0.3642229795" calcext:value-type="float">
            <text:p>0.3642229795</text:p>
          </table:table-cell>
          <table:table-cell office:value-type="float" office:value="0.4349575109" calcext:value-type="float">
            <text:p>0.4349575109</text:p>
          </table:table-cell>
          <table:table-cell office:value-type="float" office:value="0.2988530659" calcext:value-type="float">
            <text:p>0.2988530659</text:p>
          </table:table-cell>
          <table:table-cell office:value-type="float" office:value="0.2958283207" calcext:value-type="float">
            <text:p>0.2958283207</text:p>
          </table:table-cell>
          <table:table-cell office:value-type="float" office:value="0.3737876339" calcext:value-type="float">
            <text:p>0.3737876339</text:p>
          </table:table-cell>
          <table:table-cell office:value-type="float" office:value="0.2566978771" calcext:value-type="float">
            <text:p>0.2566978771</text:p>
          </table:table-cell>
          <table:table-cell office:value-type="float" office:value="0.3491487298" calcext:value-type="float">
            <text:p>0.3491487298</text:p>
          </table:table-cell>
          <table:table-cell office:value-type="float" office:value="0.432339384" calcext:value-type="float">
            <text:p>0.432339384</text:p>
          </table:table-cell>
          <table:table-cell office:value-type="float" office:value="0.2977741913" calcext:value-type="float">
            <text:p>0.2977741913</text:p>
          </table:table-cell>
          <table:table-cell office:value-type="string" calcext:value-type="string">
            <text:p>nan</text:p>
          </table:table-cell>
          <table:table-cell office:value-type="float" office:value="-0.4502715451" calcext:value-type="float">
            <text:p>-0.4502715451</text:p>
          </table:table-cell>
          <table:table-cell office:value-type="float" office:value="-0.9844185324" calcext:value-type="float">
            <text:p>-0.9844185324</text:p>
          </table:table-cell>
        </table:table-row>
        <table:table-row table:style-name="ro1">
          <table:table-cell office:value-type="string" calcext:value-type="string">
            <text:p>Melitaea_athalia</text:p>
          </table:table-cell>
          <table:table-cell office:value-type="float" office:value="7111" calcext:value-type="float">
            <text:p>7111</text:p>
          </table:table-cell>
          <table:table-cell office:value-type="float" office:value="499.479960624" calcext:value-type="float">
            <text:p>499.479960624</text:p>
          </table:table-cell>
          <table:table-cell office:value-type="float" office:value="378.863563702" calcext:value-type="float">
            <text:p>378.863563702</text:p>
          </table:table-cell>
          <table:table-cell office:value-type="float" office:value="0.4111850186" calcext:value-type="float">
            <text:p>0.4111850186</text:p>
          </table:table-cell>
          <table:table-cell office:value-type="float" office:value="0.0622222336" calcext:value-type="float">
            <text:p>0.0622222336</text:p>
          </table:table-cell>
          <table:table-cell office:value-type="float" office:value="0.3811354681" calcext:value-type="float">
            <text:p>0.3811354681</text:p>
          </table:table-cell>
          <table:table-cell office:value-type="float" office:value="0.1199191981" calcext:value-type="float">
            <text:p>0.1199191981</text:p>
          </table:table-cell>
          <table:table-cell office:value-type="float" office:value="0.2926605367" calcext:value-type="float">
            <text:p>0.2926605367</text:p>
          </table:table-cell>
          <table:table-cell office:value-type="float" office:value="0.0842942178" calcext:value-type="float">
            <text:p>0.0842942178</text:p>
          </table:table-cell>
          <table:table-cell office:value-type="float" office:value="-0.0111282742" calcext:value-type="float">
            <text:p>-0.0111282742</text:p>
          </table:table-cell>
          <table:table-cell office:value-type="float" office:value="-0.2979389986" calcext:value-type="float">
            <text:p>-0.2979389986</text:p>
          </table:table-cell>
          <table:table-cell office:value-type="float" office:value="-0.2220380827" calcext:value-type="float">
            <text:p>-0.2220380827</text:p>
          </table:table-cell>
          <table:table-cell office:value-type="float" office:value="0.1994943974" calcext:value-type="float">
            <text:p>0.1994943974</text:p>
          </table:table-cell>
          <table:table-cell office:value-type="float" office:value="0.1119632362" calcext:value-type="float">
            <text:p>0.1119632362</text:p>
          </table:table-cell>
          <table:table-cell office:value-type="float" office:value="0.0755214832" calcext:value-type="float">
            <text:p>0.0755214832</text:p>
          </table:table-cell>
          <table:table-cell office:value-type="float" office:value="0.2841474236" calcext:value-type="float">
            <text:p>0.2841474236</text:p>
          </table:table-cell>
          <table:table-cell office:value-type="float" office:value="0.3675598618" calcext:value-type="float">
            <text:p>0.3675598618</text:p>
          </table:table-cell>
          <table:table-cell office:value-type="float" office:value="0.243789721" calcext:value-type="float">
            <text:p>0.243789721</text:p>
          </table:table-cell>
          <table:table-cell office:value-type="float" office:value="0.2841474236" calcext:value-type="float">
            <text:p>0.2841474236</text:p>
          </table:table-cell>
          <table:table-cell office:value-type="float" office:value="0.3675598618" calcext:value-type="float">
            <text:p>0.3675598618</text:p>
          </table:table-cell>
          <table:table-cell office:value-type="float" office:value="0.243789721" calcext:value-type="float">
            <text:p>0.243789721</text:p>
          </table:table-cell>
          <table:table-cell office:value-type="float" office:value="0.2571229276" calcext:value-type="float">
            <text:p>0.2571229276</text:p>
          </table:table-cell>
          <table:table-cell office:value-type="float" office:value="0.4053952918" calcext:value-type="float">
            <text:p>0.4053952918</text:p>
          </table:table-cell>
          <table:table-cell office:value-type="float" office:value="0.2738525047" calcext:value-type="float">
            <text:p>0.2738525047</text:p>
          </table:table-cell>
          <table:table-cell office:value-type="float" office:value="0.2653317815" calcext:value-type="float">
            <text:p>0.2653317815</text:p>
          </table:table-cell>
          <table:table-cell office:value-type="float" office:value="0.3248843971" calcext:value-type="float">
            <text:p>0.3248843971</text:p>
          </table:table-cell>
          <table:table-cell office:value-type="float" office:value="0.2129005168" calcext:value-type="float">
            <text:p>0.2129005168</text:p>
          </table:table-cell>
          <table:table-cell office:value-type="float" office:value="0.2441415243" calcext:value-type="float">
            <text:p>0.2441415243</text:p>
          </table:table-cell>
          <table:table-cell office:value-type="float" office:value="0.3254989249" calcext:value-type="float">
            <text:p>0.3254989249</text:p>
          </table:table-cell>
          <table:table-cell office:value-type="float" office:value="0.2138156441" calcext:value-type="float">
            <text:p>0.2138156441</text:p>
          </table:table-cell>
          <table:table-cell office:value-type="string" calcext:value-type="string">
            <text:p>nan</text:p>
          </table:table-cell>
          <table:table-cell office:value-type="float" office:value="-0.404288506" calcext:value-type="float">
            <text:p>-0.404288506</text:p>
          </table:table-cell>
          <table:table-cell office:value-type="float" office:value="-0.9511449781" calcext:value-type="float">
            <text:p>-0.9511449781</text:p>
          </table:table-cell>
          <table:table-cell office:value-type="float" office:value="0.3457810037" calcext:value-type="float">
            <text:p>0.3457810037</text:p>
          </table:table-cell>
          <table:table-cell office:value-type="float" office:value="0.5154634231" calcext:value-type="float">
            <text:p>0.5154634231</text:p>
          </table:table-cell>
          <table:table-cell office:value-type="float" office:value="0.3549012599" calcext:value-type="float">
            <text:p>0.3549012599</text:p>
          </table:table-cell>
          <table:table-cell office:value-type="float" office:value="0.9791307254" calcext:value-type="float">
            <text:p>0.9791307254</text:p>
          </table:table-cell>
          <table:table-cell office:value-type="float" office:value="0.8122154972" calcext:value-type="float">
            <text:p>0.8122154972</text:p>
          </table:table-cell>
          <table:table-cell office:value-type="float" office:value="0.6559993886" calcext:value-type="float">
            <text:p>0.6559993886</text:p>
          </table:table-cell>
          <table:table-cell office:value-type="float" office:value="0.1865747561" calcext:value-type="float">
            <text:p>0.1865747561</text:p>
          </table:table-cell>
          <table:table-cell office:value-type="float" office:value="0.2040513441" calcext:value-type="float">
            <text:p>0.2040513441</text:p>
          </table:table-cell>
          <table:table-cell office:value-type="float" office:value="0.1406062445" calcext:value-type="float">
            <text:p>0.1406062445</text:p>
          </table:table-cell>
          <table:table-cell office:value-type="float" office:value="0.2581300067" calcext:value-type="float">
            <text:p>0.2581300067</text:p>
          </table:table-cell>
          <table:table-cell office:value-type="float" office:value="0.2754285394" calcext:value-type="float">
            <text:p>0.2754285394</text:p>
          </table:table-cell>
          <table:table-cell office:value-type="float" office:value="0.1905032538" calcext:value-type="float">
            <text:p>0.1905032538</text:p>
          </table:table-cell>
          <table:table-cell office:value-type="float" office:value="0.3155980714" calcext:value-type="float">
            <text:p>0.3155980714</text:p>
          </table:table-cell>
          <table:table-cell office:value-type="float" office:value="0.5303184602" calcext:value-type="float">
            <text:p>0.5303184602</text:p>
          </table:table-cell>
          <table:table-cell office:value-type="float" office:value="0.3743749118" calcext:value-type="float">
            <text:p>0.3743749118</text:p>
          </table:table-cell>
          <table:table-cell office:value-type="float" office:value="0.3155980714" calcext:value-type="float">
            <text:p>0.3155980714</text:p>
          </table:table-cell>
          <table:table-cell office:value-type="float" office:value="0.5303184602" calcext:value-type="float">
            <text:p>0.5303184602</text:p>
          </table:table-cell>
          <table:table-cell office:value-type="float" office:value="0.3743749118" calcext:value-type="float">
            <text:p>0.3743749118</text:p>
          </table:table-cell>
          <table:table-cell office:value-type="float" office:value="0.2520202278" calcext:value-type="float">
            <text:p>0.2520202278</text:p>
          </table:table-cell>
          <table:table-cell office:value-type="float" office:value="0.4750489203" calcext:value-type="float">
            <text:p>0.4750489203</text:p>
          </table:table-cell>
          <table:table-cell office:value-type="float" office:value="0.3323029175" calcext:value-type="float">
            <text:p>0.3323029175</text:p>
          </table:table-cell>
          <table:table-cell office:value-type="float" office:value="0.3128206401" calcext:value-type="float">
            <text:p>0.3128206401</text:p>
          </table:table-cell>
          <table:table-cell office:value-type="float" office:value="0.5181771429" calcext:value-type="float">
            <text:p>0.5181771429</text:p>
          </table:table-cell>
          <table:table-cell office:value-type="float" office:value="0.3643945216" calcext:value-type="float">
            <text:p>0.3643945216</text:p>
          </table:table-cell>
          <table:table-cell office:value-type="float" office:value="0.2801129518" calcext:value-type="float">
            <text:p>0.2801129518</text:p>
          </table:table-cell>
          <table:table-cell office:value-type="float" office:value="0.4844849979" calcext:value-type="float">
            <text:p>0.4844849979</text:p>
          </table:table-cell>
          <table:table-cell office:value-type="float" office:value="0.3383460782" calcext:value-type="float">
            <text:p>0.3383460782</text:p>
          </table:table-cell>
          <table:table-cell office:value-type="string" calcext:value-type="string">
            <text:p>nan</text:p>
          </table:table-cell>
          <table:table-cell office:value-type="float" office:value="-0.4848570975" calcext:value-type="float">
            <text:p>-0.4848570975</text:p>
          </table:table-cell>
          <table:table-cell office:value-type="float" office:value="-0.9145333903" calcext:value-type="float">
            <text:p>-0.9145333903</text:p>
          </table:table-cell>
        </table:table-row>
        <table:table-row table:style-name="ro1">
          <table:table-cell office:value-type="string" calcext:value-type="string">
            <text:p>Melitaea_cinxia</text:p>
          </table:table-cell>
          <table:table-cell office:value-type="float" office:value="12258" calcext:value-type="float">
            <text:p>12258</text:p>
          </table:table-cell>
          <table:table-cell office:value-type="float" office:value="770.54054495" calcext:value-type="float">
            <text:p>770.54054495</text:p>
          </table:table-cell>
          <table:table-cell office:value-type="float" office:value="549.414290717" calcext:value-type="float">
            <text:p>549.414290717</text:p>
          </table:table-cell>
          <table:table-cell office:value-type="float" office:value="0.4134207412" calcext:value-type="float">
            <text:p>0.4134207412</text:p>
          </table:table-cell>
          <table:table-cell office:value-type="float" office:value="0.0675502403" calcext:value-type="float">
            <text:p>0.0675502403</text:p>
          </table:table-cell>
          <table:table-cell office:value-type="float" office:value="0.3829770335" calcext:value-type="float">
            <text:p>0.3829770335</text:p>
          </table:table-cell>
          <table:table-cell office:value-type="float" office:value="0.1213988914" calcext:value-type="float">
            <text:p>0.1213988914</text:p>
          </table:table-cell>
          <table:table-cell office:value-type="float" office:value="0.2749074747" calcext:value-type="float">
            <text:p>0.2749074747</text:p>
          </table:table-cell>
          <table:table-cell office:value-type="float" office:value="0.0813337649" calcext:value-type="float">
            <text:p>0.0813337649</text:p>
          </table:table-cell>
          <table:table-cell office:value-type="float" office:value="-0.0085134023" calcext:value-type="float">
            <text:p>-0.0085134023</text:p>
          </table:table-cell>
          <table:table-cell office:value-type="float" office:value="-0.2400700602" calcext:value-type="float">
            <text:p>-0.2400700602</text:p>
          </table:table-cell>
          <table:table-cell office:value-type="float" office:value="-0.1684607503" calcext:value-type="float">
            <text:p>-0.1684607503</text:p>
          </table:table-cell>
          <table:table-cell office:value-type="float" office:value="0.0588951844" calcext:value-type="float">
            <text:p>0.0588951844</text:p>
          </table:table-cell>
          <table:table-cell office:value-type="float" office:value="-0.0986688444" calcext:value-type="float">
            <text:p>-0.0986688444</text:p>
          </table:table-cell>
          <table:table-cell office:value-type="float" office:value="-0.0657955597" calcext:value-type="float">
            <text:p>-0.0657955597</text:p>
          </table:table-cell>
          <table:table-cell office:value-type="string" calcext:value-type="string">
            <text:p>nan</text:p>
          </table:table-cell>
          <table:table-cell office:value-type="float" office:value="-0.1632487069" calcext:value-type="float">
            <text:p>-0.1632487069</text:p>
          </table:table-cell>
          <table:table-cell office:value-type="float" office:value="-0.1079413583" calcext:value-type="float">
            <text:p>-0.1079413583</text:p>
          </table:table-cell>
          <table:table-cell office:value-type="string" calcext:value-type="string">
            <text:p>nan</text:p>
          </table:table-cell>
          <table:table-cell office:value-type="float" office:value="-0.1632487069" calcext:value-type="float">
            <text:p>-0.1632487069</text:p>
          </table:table-cell>
          <table:table-cell office:value-type="float" office:value="-0.1079413583" calcext:value-type="float">
            <text:p>-0.1079413583</text:p>
          </table:table-cell>
          <table:table-cell office:value-type="string" calcext:value-type="string">
            <text:p>nan</text:p>
          </table:table-cell>
          <table:table-cell office:value-type="float" office:value="-0.1346889194" calcext:value-type="float">
            <text:p>-0.1346889194</text:p>
          </table:table-cell>
          <table:table-cell office:value-type="float" office:value="-0.0891936642" calcext:value-type="float">
            <text:p>-0.0891936642</text:p>
          </table:table-cell>
          <table:table-cell office:value-type="string" calcext:value-type="string">
            <text:p>nan</text:p>
          </table:table-cell>
          <table:table-cell office:value-type="float" office:value="-0.1900206617" calcext:value-type="float">
            <text:p>-0.1900206617</text:p>
          </table:table-cell>
          <table:table-cell office:value-type="float" office:value="-0.1257186815" calcext:value-type="float">
            <text:p>-0.1257186815</text:p>
          </table:table-cell>
          <table:table-cell office:value-type="string" calcext:value-type="string">
            <text:p>nan</text:p>
          </table:table-cell>
          <table:table-cell office:value-type="float" office:value="-0.158701622" calcext:value-type="float">
            <text:p>-0.158701622</text:p>
          </table:table-cell>
          <table:table-cell office:value-type="float" office:value="-0.1040976298" calcext:value-type="float">
            <text:p>-0.1040976298</text:p>
          </table:table-cell>
          <table:table-cell office:value-type="string" calcext:value-type="string">
            <text:p>nan</text:p>
          </table:table-cell>
          <table:table-cell office:value-type="float" office:value="0.1108549264" calcext:value-type="float">
            <text:p>0.1108549264</text:p>
          </table:table-cell>
          <table:table-cell office:value-type="float" office:value="-0.4993174383" calcext:value-type="float">
            <text:p>-0.4993174383</text:p>
          </table:table-cell>
          <table:table-cell office:value-type="float" office:value="-0.1279503013" calcext:value-type="float">
            <text:p>-0.1279503013</text:p>
          </table:table-cell>
          <table:table-cell office:value-type="float" office:value="-0.1113337156" calcext:value-type="float">
            <text:p>-0.1113337156</text:p>
          </table:table-cell>
          <table:table-cell office:value-type="float" office:value="-0.0741763784" calcext:value-type="float">
            <text:p>-0.0741763784</text:p>
          </table:table-cell>
          <table:table-cell office:value-type="float" office:value="0.9926026615" calcext:value-type="float">
            <text:p>0.9926026615</text:p>
          </table:table-cell>
          <table:table-cell office:value-type="float" office:value="0.9196190976" calcext:value-type="float">
            <text:p>0.9196190976</text:p>
          </table:table-cell>
          <table:table-cell office:value-type="float" office:value="0.7805959871" calcext:value-type="float">
            <text:p>0.7805959871</text:p>
          </table:table-cell>
          <table:table-cell office:value-type="float" office:value="0.099260864" calcext:value-type="float">
            <text:p>0.099260864</text:p>
          </table:table-cell>
          <table:table-cell office:value-type="float" office:value="0.0830477227" calcext:value-type="float">
            <text:p>0.0830477227</text:p>
          </table:table-cell>
          <table:table-cell office:value-type="float" office:value="0.0560542157" calcext:value-type="float">
            <text:p>0.0560542157</text:p>
          </table:table-cell>
          <table:table-cell office:value-type="float" office:value="0.1121521893" calcext:value-type="float">
            <text:p>0.1121521893</text:p>
          </table:table-cell>
          <table:table-cell office:value-type="float" office:value="0.0532922871" calcext:value-type="float">
            <text:p>0.0532922871</text:p>
          </table:table-cell>
          <table:table-cell office:value-type="float" office:value="0.0361267427" calcext:value-type="float">
            <text:p>0.0361267427</text:p>
          </table:table-cell>
          <table:table-cell office:value-type="string" calcext:value-type="string">
            <text:p>nan</text:p>
          </table:table-cell>
          <table:table-cell office:value-type="float" office:value="-0.0744019227" calcext:value-type="float">
            <text:p>-0.0744019227</text:p>
          </table:table-cell>
          <table:table-cell office:value-type="float" office:value="-0.0493347646" calcext:value-type="float">
            <text:p>-0.0493347646</text:p>
          </table:table-cell>
          <table:table-cell office:value-type="string" calcext:value-type="string">
            <text:p>nan</text:p>
          </table:table-cell>
          <table:table-cell office:value-type="float" office:value="-0.0744019227" calcext:value-type="float">
            <text:p>-0.0744019227</text:p>
          </table:table-cell>
          <table:table-cell office:value-type="float" office:value="-0.0493347646" calcext:value-type="float">
            <text:p>-0.0493347646</text:p>
          </table:table-cell>
          <table:table-cell office:value-type="string" calcext:value-type="string">
            <text:p>nan</text:p>
          </table:table-cell>
          <table:table-cell office:value-type="float" office:value="-0.1554126395" calcext:value-type="float">
            <text:p>-0.1554126395</text:p>
          </table:table-cell>
          <table:table-cell office:value-type="float" office:value="-0.1043662234" calcext:value-type="float">
            <text:p>-0.1043662234</text:p>
          </table:table-cell>
          <table:table-cell office:value-type="string" calcext:value-type="string">
            <text:p>nan</text:p>
          </table:table-cell>
          <table:table-cell office:value-type="float" office:value="-0.1041655999" calcext:value-type="float">
            <text:p>-0.1041655999</text:p>
          </table:table-cell>
          <table:table-cell office:value-type="float" office:value="-0.0691318666" calcext:value-type="float">
            <text:p>-0.0691318666</text:p>
          </table:table-cell>
          <table:table-cell office:value-type="string" calcext:value-type="string">
            <text:p>nan</text:p>
          </table:table-cell>
          <table:table-cell office:value-type="float" office:value="-0.1305094364" calcext:value-type="float">
            <text:p>-0.1305094364</text:p>
          </table:table-cell>
          <table:table-cell office:value-type="float" office:value="-0.0872543125" calcext:value-type="float">
            <text:p>-0.0872543125</text:p>
          </table:table-cell>
          <table:table-cell office:value-type="string" calcext:value-type="string">
            <text:p>nan</text:p>
          </table:table-cell>
          <table:table-cell office:value-type="float" office:value="0.1101857863" calcext:value-type="float">
            <text:p>0.1101857863</text:p>
          </table:table-cell>
          <table:table-cell office:value-type="float" office:value="-0.6736952232" calcext:value-type="float">
            <text:p>-0.6736952232</text:p>
          </table:table-cell>
        </table:table-row>
        <table:table-row table:style-name="ro1">
          <table:table-cell office:value-type="string" calcext:value-type="string">
            <text:p>Melitaea_didyma</text:p>
          </table:table-cell>
          <table:table-cell office:value-type="float" office:value="10065" calcext:value-type="float">
            <text:p>10065</text:p>
          </table:table-cell>
          <table:table-cell office:value-type="float" office:value="532.668653751" calcext:value-type="float">
            <text:p>532.668653751</text:p>
          </table:table-cell>
          <table:table-cell office:value-type="float" office:value="421.468294766" calcext:value-type="float">
            <text:p>421.468294766</text:p>
          </table:table-cell>
          <table:table-cell office:value-type="float" office:value="0.4045757664" calcext:value-type="float">
            <text:p>0.4045757664</text:p>
          </table:table-cell>
          <table:table-cell office:value-type="float" office:value="0.0617472556" calcext:value-type="float">
            <text:p>0.0617472556</text:p>
          </table:table-cell>
          <table:table-cell office:value-type="float" office:value="0.3704497492" calcext:value-type="float">
            <text:p>0.3704497492</text:p>
          </table:table-cell>
          <table:table-cell office:value-type="float" office:value="0.1141806333" calcext:value-type="float">
            <text:p>0.1141806333</text:p>
          </table:table-cell>
          <table:table-cell office:value-type="float" office:value="0.2828143213" calcext:value-type="float">
            <text:p>0.2828143213</text:p>
          </table:table-cell>
          <table:table-cell office:value-type="float" office:value="0.0814390535" calcext:value-type="float">
            <text:p>0.0814390535</text:p>
          </table:table-cell>
          <table:table-cell office:value-type="float" office:value="-0.006730089" calcext:value-type="float">
            <text:p>-0.006730089</text:p>
          </table:table-cell>
          <table:table-cell office:value-type="float" office:value="-0.2296802703" calcext:value-type="float">
            <text:p>-0.2296802703</text:p>
          </table:table-cell>
          <table:table-cell office:value-type="float" office:value="-0.1648482713" calcext:value-type="float">
            <text:p>-0.1648482713</text:p>
          </table:table-cell>
          <table:table-cell office:value-type="float" office:value="0.1387196863" calcext:value-type="float">
            <text:p>0.1387196863</text:p>
          </table:table-cell>
          <table:table-cell office:value-type="float" office:value="0.0489406125" calcext:value-type="float">
            <text:p>0.0489406125</text:p>
          </table:table-cell>
          <table:table-cell office:value-type="float" office:value="0.0336045791" calcext:value-type="float">
            <text:p>0.0336045791</text:p>
          </table:table-cell>
          <table:table-cell office:value-type="float" office:value="0.2836432269" calcext:value-type="float">
            <text:p>0.2836432269</text:p>
          </table:table-cell>
          <table:table-cell office:value-type="float" office:value="0.3817891188" calcext:value-type="float">
            <text:p>0.3817891188</text:p>
          </table:table-cell>
          <table:table-cell office:value-type="float" office:value="0.2549964181" calcext:value-type="float">
            <text:p>0.2549964181</text:p>
          </table:table-cell>
          <table:table-cell office:value-type="float" office:value="0.2836432269" calcext:value-type="float">
            <text:p>0.2836432269</text:p>
          </table:table-cell>
          <table:table-cell office:value-type="float" office:value="0.3817891188" calcext:value-type="float">
            <text:p>0.3817891188</text:p>
          </table:table-cell>
          <table:table-cell office:value-type="float" office:value="0.2549964181" calcext:value-type="float">
            <text:p>0.2549964181</text:p>
          </table:table-cell>
          <table:table-cell office:value-type="float" office:value="0.2523324769" calcext:value-type="float">
            <text:p>0.2523324769</text:p>
          </table:table-cell>
          <table:table-cell office:value-type="float" office:value="0.4276742701" calcext:value-type="float">
            <text:p>0.4276742701</text:p>
          </table:table-cell>
          <table:table-cell office:value-type="float" office:value="0.2906466693" calcext:value-type="float">
            <text:p>0.2906466693</text:p>
          </table:table-cell>
          <table:table-cell office:value-type="float" office:value="0.2599950414" calcext:value-type="float">
            <text:p>0.2599950414</text:p>
          </table:table-cell>
          <table:table-cell office:value-type="float" office:value="0.3463813976" calcext:value-type="float">
            <text:p>0.3463813976</text:p>
          </table:table-cell>
          <table:table-cell office:value-type="float" office:value="0.2290305866" calcext:value-type="float">
            <text:p>0.2290305866</text:p>
          </table:table-cell>
          <table:table-cell office:value-type="float" office:value="0.2353357951" calcext:value-type="float">
            <text:p>0.2353357951</text:p>
          </table:table-cell>
          <table:table-cell office:value-type="float" office:value="0.3532733176" calcext:value-type="float">
            <text:p>0.3532733176</text:p>
          </table:table-cell>
          <table:table-cell office:value-type="float" office:value="0.2342777701" calcext:value-type="float">
            <text:p>0.2342777701</text:p>
          </table:table-cell>
          <table:table-cell office:value-type="string" calcext:value-type="string">
            <text:p>nan</text:p>
          </table:table-cell>
          <table:table-cell office:value-type="float" office:value="-0.4171817271" calcext:value-type="float">
            <text:p>-0.4171817271</text:p>
          </table:table-cell>
          <table:table-cell office:value-type="float" office:value="-0.9180156161" calcext:value-type="float">
            <text:p>-0.9180156161</text:p>
          </table:table-cell>
          <table:table-cell office:value-type="float" office:value="0.306221409" calcext:value-type="float">
            <text:p>0.306221409</text:p>
          </table:table-cell>
          <table:table-cell office:value-type="float" office:value="0.5293046138" calcext:value-type="float">
            <text:p>0.5293046138</text:p>
          </table:table-cell>
          <table:table-cell office:value-type="float" office:value="0.3648092209" calcext:value-type="float">
            <text:p>0.3648092209</text:p>
          </table:table-cell>
          <table:table-cell office:value-type="float" office:value="0.9912394966" calcext:value-type="float">
            <text:p>0.9912394966</text:p>
          </table:table-cell>
          <table:table-cell office:value-type="float" office:value="0.9060311961" calcext:value-type="float">
            <text:p>0.9060311961</text:p>
          </table:table-cell>
          <table:table-cell office:value-type="float" office:value="0.7687054189" calcext:value-type="float">
            <text:p>0.7687054189</text:p>
          </table:table-cell>
          <table:table-cell office:value-type="float" office:value="0.1236801448" calcext:value-type="float">
            <text:p>0.1236801448</text:p>
          </table:table-cell>
          <table:table-cell office:value-type="float" office:value="0.1221370903" calcext:value-type="float">
            <text:p>0.1221370903</text:p>
          </table:table-cell>
          <table:table-cell office:value-type="float" office:value="0.0837844" calcext:value-type="float">
            <text:p>0.0837844</text:p>
          </table:table-cell>
          <table:table-cell office:value-type="float" office:value="0.1839111338" calcext:value-type="float">
            <text:p>0.1839111338</text:p>
          </table:table-cell>
          <table:table-cell office:value-type="float" office:value="0.1735640528" calcext:value-type="float">
            <text:p>0.1735640528</text:p>
          </table:table-cell>
          <table:table-cell office:value-type="float" office:value="0.1193428068" calcext:value-type="float">
            <text:p>0.1193428068</text:p>
          </table:table-cell>
          <table:table-cell office:value-type="float" office:value="0.3093302462" calcext:value-type="float">
            <text:p>0.3093302462</text:p>
          </table:table-cell>
          <table:table-cell office:value-type="float" office:value="0.4925916135" calcext:value-type="float">
            <text:p>0.4925916135</text:p>
          </table:table-cell>
          <table:table-cell office:value-type="float" office:value="0.3457680631" calcext:value-type="float">
            <text:p>0.3457680631</text:p>
          </table:table-cell>
          <table:table-cell office:value-type="float" office:value="0.3093302462" calcext:value-type="float">
            <text:p>0.3093302462</text:p>
          </table:table-cell>
          <table:table-cell office:value-type="float" office:value="0.4925916135" calcext:value-type="float">
            <text:p>0.4925916135</text:p>
          </table:table-cell>
          <table:table-cell office:value-type="float" office:value="0.3457680631" calcext:value-type="float">
            <text:p>0.3457680631</text:p>
          </table:table-cell>
          <table:table-cell office:value-type="float" office:value="0.249091367" calcext:value-type="float">
            <text:p>0.249091367</text:p>
          </table:table-cell>
          <table:table-cell office:value-type="float" office:value="0.4650010676" calcext:value-type="float">
            <text:p>0.4650010676</text:p>
          </table:table-cell>
          <table:table-cell office:value-type="float" office:value="0.3256896654" calcext:value-type="float">
            <text:p>0.3256896654</text:p>
          </table:table-cell>
          <table:table-cell office:value-type="float" office:value="0.2931023973" calcext:value-type="float">
            <text:p>0.2931023973</text:p>
          </table:table-cell>
          <table:table-cell office:value-type="float" office:value="0.4749502258" calcext:value-type="float">
            <text:p>0.4749502258</text:p>
          </table:table-cell>
          <table:table-cell office:value-type="float" office:value="0.3323915148" calcext:value-type="float">
            <text:p>0.3323915148</text:p>
          </table:table-cell>
          <table:table-cell office:value-type="float" office:value="0.2588105574" calcext:value-type="float">
            <text:p>0.2588105574</text:p>
          </table:table-cell>
          <table:table-cell office:value-type="float" office:value="0.4540793883" calcext:value-type="float">
            <text:p>0.4540793883</text:p>
          </table:table-cell>
          <table:table-cell office:value-type="float" office:value="0.3170662493" calcext:value-type="float">
            <text:p>0.3170662493</text:p>
          </table:table-cell>
          <table:table-cell office:value-type="string" calcext:value-type="string">
            <text:p>nan</text:p>
          </table:table-cell>
          <table:table-cell office:value-type="float" office:value="-0.4620116698" calcext:value-type="float">
            <text:p>-0.4620116698</text:p>
          </table:table-cell>
          <table:table-cell office:value-type="float" office:value="-0.9480763996" calcext:value-type="float">
            <text:p>-0.9480763996</text:p>
          </table:table-cell>
        </table:table-row>
        <table:table-row table:style-name="ro1">
          <table:table-cell office:value-type="string" calcext:value-type="string">
            <text:p>Melitaea_parthenoides</text:p>
          </table:table-cell>
          <table:table-cell office:value-type="float" office:value="7751" calcext:value-type="float">
            <text:p>7751</text:p>
          </table:table-cell>
          <table:table-cell office:value-type="float" office:value="499.275319314" calcext:value-type="float">
            <text:p>499.275319314</text:p>
          </table:table-cell>
          <table:table-cell office:value-type="float" office:value="424.775838259" calcext:value-type="float">
            <text:p>424.775838259</text:p>
          </table:table-cell>
          <table:table-cell office:value-type="float" office:value="0.4105502445" calcext:value-type="float">
            <text:p>0.4105502445</text:p>
          </table:table-cell>
          <table:table-cell office:value-type="float" office:value="0.0613148136" calcext:value-type="float">
            <text:p>0.0613148136</text:p>
          </table:table-cell>
          <table:table-cell office:value-type="float" office:value="0.3808807688" calcext:value-type="float">
            <text:p>0.3808807688</text:p>
          </table:table-cell>
          <table:table-cell office:value-type="float" office:value="0.1161663065" calcext:value-type="float">
            <text:p>0.1161663065</text:p>
          </table:table-cell>
          <table:table-cell office:value-type="float" office:value="0.285709984" calcext:value-type="float">
            <text:p>0.285709984</text:p>
          </table:table-cell>
          <table:table-cell office:value-type="float" office:value="0.0792436272" calcext:value-type="float">
            <text:p>0.0792436272</text:p>
          </table:table-cell>
          <table:table-cell office:value-type="float" office:value="-0.0095328588" calcext:value-type="float">
            <text:p>-0.0095328588</text:p>
          </table:table-cell>
          <table:table-cell office:value-type="float" office:value="-0.2972483018" calcext:value-type="float">
            <text:p>-0.2972483018</text:p>
          </table:table-cell>
          <table:table-cell office:value-type="float" office:value="-0.225745797" calcext:value-type="float">
            <text:p>-0.225745797</text:p>
          </table:table-cell>
          <table:table-cell office:value-type="float" office:value="0.1660998315" calcext:value-type="float">
            <text:p>0.1660998315</text:p>
          </table:table-cell>
          <table:table-cell office:value-type="float" office:value="0.056690405" calcext:value-type="float">
            <text:p>0.056690405</text:p>
          </table:table-cell>
          <table:table-cell office:value-type="float" office:value="0.0389424241" calcext:value-type="float">
            <text:p>0.0389424241</text:p>
          </table:table-cell>
          <table:table-cell office:value-type="float" office:value="0.2467088479" calcext:value-type="float">
            <text:p>0.2467088479</text:p>
          </table:table-cell>
          <table:table-cell office:value-type="float" office:value="0.3163397118" calcext:value-type="float">
            <text:p>0.3163397118</text:p>
          </table:table-cell>
          <table:table-cell office:value-type="float" office:value="0.2094926087" calcext:value-type="float">
            <text:p>0.2094926087</text:p>
          </table:table-cell>
          <table:table-cell office:value-type="float" office:value="0.2467088479" calcext:value-type="float">
            <text:p>0.2467088479</text:p>
          </table:table-cell>
          <table:table-cell office:value-type="float" office:value="0.3163397118" calcext:value-type="float">
            <text:p>0.3163397118</text:p>
          </table:table-cell>
          <table:table-cell office:value-type="float" office:value="0.2094926087" calcext:value-type="float">
            <text:p>0.2094926087</text:p>
          </table:table-cell>
          <table:table-cell office:value-type="float" office:value="0.2006473144" calcext:value-type="float">
            <text:p>0.2006473144</text:p>
          </table:table-cell>
          <table:table-cell office:value-type="float" office:value="0.3546898715" calcext:value-type="float">
            <text:p>0.3546898715</text:p>
          </table:table-cell>
          <table:table-cell office:value-type="float" office:value="0.2382379636" calcext:value-type="float">
            <text:p>0.2382379636</text:p>
          </table:table-cell>
          <table:table-cell office:value-type="float" office:value="0.2240017815" calcext:value-type="float">
            <text:p>0.2240017815</text:p>
          </table:table-cell>
          <table:table-cell office:value-type="float" office:value="0.2801066421" calcext:value-type="float">
            <text:p>0.2801066421</text:p>
          </table:table-cell>
          <table:table-cell office:value-type="float" office:value="0.1831161007" calcext:value-type="float">
            <text:p>0.1831161007</text:p>
          </table:table-cell>
          <table:table-cell office:value-type="float" office:value="0.1944027615" calcext:value-type="float">
            <text:p>0.1944027615</text:p>
          </table:table-cell>
          <table:table-cell office:value-type="float" office:value="0.2890117629" calcext:value-type="float">
            <text:p>0.2890117629</text:p>
          </table:table-cell>
          <table:table-cell office:value-type="float" office:value="0.1895850597" calcext:value-type="float">
            <text:p>0.1895850597</text:p>
          </table:table-cell>
          <table:table-cell office:value-type="string" calcext:value-type="string">
            <text:p>nan</text:p>
          </table:table-cell>
          <table:table-cell office:value-type="float" office:value="-0.3594902087" calcext:value-type="float">
            <text:p>-0.3594902087</text:p>
          </table:table-cell>
          <table:table-cell office:value-type="float" office:value="-0.9515126641" calcext:value-type="float">
            <text:p>-0.9515126641</text:p>
          </table:table-cell>
          <table:table-cell office:value-type="float" office:value="0.233551526" calcext:value-type="float">
            <text:p>0.233551526</text:p>
          </table:table-cell>
          <table:table-cell office:value-type="float" office:value="0.4659942019" calcext:value-type="float">
            <text:p>0.4659942019</text:p>
          </table:table-cell>
          <table:table-cell office:value-type="float" office:value="0.3176885918" calcext:value-type="float">
            <text:p>0.3176885918</text:p>
          </table:table-cell>
          <table:table-cell office:value-type="float" office:value="0.9810180421" calcext:value-type="float">
            <text:p>0.9810180421</text:p>
          </table:table-cell>
          <table:table-cell office:value-type="float" office:value="0.8280987548" calcext:value-type="float">
            <text:p>0.8280987548</text:p>
          </table:table-cell>
          <table:table-cell office:value-type="float" office:value="0.6717483768" calcext:value-type="float">
            <text:p>0.6717483768</text:p>
          </table:table-cell>
          <table:table-cell office:value-type="float" office:value="0.1786238663" calcext:value-type="float">
            <text:p>0.1786238663</text:p>
          </table:table-cell>
          <table:table-cell office:value-type="float" office:value="0.1759141595" calcext:value-type="float">
            <text:p>0.1759141595</text:p>
          </table:table-cell>
          <table:table-cell office:value-type="float" office:value="0.1213846397" calcext:value-type="float">
            <text:p>0.1213846397</text:p>
          </table:table-cell>
          <table:table-cell office:value-type="float" office:value="0.2268152068" calcext:value-type="float">
            <text:p>0.2268152068</text:p>
          </table:table-cell>
          <table:table-cell office:value-type="float" office:value="0.2200938555" calcext:value-type="float">
            <text:p>0.2200938555</text:p>
          </table:table-cell>
          <table:table-cell office:value-type="float" office:value="0.1518086893" calcext:value-type="float">
            <text:p>0.1518086893</text:p>
          </table:table-cell>
          <table:table-cell office:value-type="float" office:value="0.2787627363" calcext:value-type="float">
            <text:p>0.2787627363</text:p>
          </table:table-cell>
          <table:table-cell office:value-type="float" office:value="0.4695512943" calcext:value-type="float">
            <text:p>0.4695512943</text:p>
          </table:table-cell>
          <table:table-cell office:value-type="float" office:value="0.3270795028" calcext:value-type="float">
            <text:p>0.3270795028</text:p>
          </table:table-cell>
          <table:table-cell office:value-type="float" office:value="0.2787627363" calcext:value-type="float">
            <text:p>0.2787627363</text:p>
          </table:table-cell>
          <table:table-cell office:value-type="float" office:value="0.4695512943" calcext:value-type="float">
            <text:p>0.4695512943</text:p>
          </table:table-cell>
          <table:table-cell office:value-type="float" office:value="0.3270795028" calcext:value-type="float">
            <text:p>0.3270795028</text:p>
          </table:table-cell>
          <table:table-cell office:value-type="float" office:value="0.1945494324" calcext:value-type="float">
            <text:p>0.1945494324</text:p>
          </table:table-cell>
          <table:table-cell office:value-type="float" office:value="0.4140995199" calcext:value-type="float">
            <text:p>0.4140995199</text:p>
          </table:table-cell>
          <table:table-cell office:value-type="float" office:value="0.2868440828" calcext:value-type="float">
            <text:p>0.2868440828</text:p>
          </table:table-cell>
          <table:table-cell office:value-type="float" office:value="0.2685388192" calcext:value-type="float">
            <text:p>0.2685388192</text:p>
          </table:table-cell>
          <table:table-cell office:value-type="float" office:value="0.4571754186" calcext:value-type="float">
            <text:p>0.4571754186</text:p>
          </table:table-cell>
          <table:table-cell office:value-type="float" office:value="0.3172649325" calcext:value-type="float">
            <text:p>0.3172649325</text:p>
          </table:table-cell>
          <table:table-cell office:value-type="float" office:value="0.2249818106" calcext:value-type="float">
            <text:p>0.2249818106</text:p>
          </table:table-cell>
          <table:table-cell office:value-type="float" office:value="0.4225882434" calcext:value-type="float">
            <text:p>0.4225882434</text:p>
          </table:table-cell>
          <table:table-cell office:value-type="float" office:value="0.2918114362" calcext:value-type="float">
            <text:p>0.2918114362</text:p>
          </table:table-cell>
          <table:table-cell office:value-type="string" calcext:value-type="string">
            <text:p>nan</text:p>
          </table:table-cell>
          <table:table-cell office:value-type="float" office:value="-0.4243472559" calcext:value-type="float">
            <text:p>-0.4243472559</text:p>
          </table:table-cell>
          <table:table-cell office:value-type="float" office:value="-0.938241876" calcext:value-type="float">
            <text:p>-0.938241876</text:p>
          </table:table-cell>
        </table:table-row>
        <table:table-row table:style-name="ro1">
          <table:table-cell office:value-type="string" calcext:value-type="string">
            <text:p>Mellicta_athalia</text:p>
          </table:table-cell>
          <table:table-cell office:value-type="float" office:value="7116" calcext:value-type="float">
            <text:p>7116</text:p>
          </table:table-cell>
          <table:table-cell office:value-type="float" office:value="499.158797077" calcext:value-type="float">
            <text:p>499.158797077</text:p>
          </table:table-cell>
          <table:table-cell office:value-type="float" office:value="378.775312409" calcext:value-type="float">
            <text:p>378.775312409</text:p>
          </table:table-cell>
          <table:table-cell office:value-type="float" office:value="0.4112868246" calcext:value-type="float">
            <text:p>0.4112868246</text:p>
          </table:table-cell>
          <table:table-cell office:value-type="float" office:value="0.0623127111" calcext:value-type="float">
            <text:p>0.0623127111</text:p>
          </table:table-cell>
          <table:table-cell office:value-type="float" office:value="0.3812871648" calcext:value-type="float">
            <text:p>0.3812871648</text:p>
          </table:table-cell>
          <table:table-cell office:value-type="float" office:value="0.1199068377" calcext:value-type="float">
            <text:p>0.1199068377</text:p>
          </table:table-cell>
          <table:table-cell office:value-type="float" office:value="0.2930670181" calcext:value-type="float">
            <text:p>0.2930670181</text:p>
          </table:table-cell>
          <table:table-cell office:value-type="float" office:value="0.0846400212" calcext:value-type="float">
            <text:p>0.0846400212</text:p>
          </table:table-cell>
          <table:table-cell office:value-type="float" office:value="-0.0108448078" calcext:value-type="float">
            <text:p>-0.0108448078</text:p>
          </table:table-cell>
          <table:table-cell office:value-type="float" office:value="-0.2982152961" calcext:value-type="float">
            <text:p>-0.2982152961</text:p>
          </table:table-cell>
          <table:table-cell office:value-type="float" office:value="-0.2220367653" calcext:value-type="float">
            <text:p>-0.2220367653</text:p>
          </table:table-cell>
          <table:table-cell office:value-type="float" office:value="0.1998920261" calcext:value-type="float">
            <text:p>0.1998920261</text:p>
          </table:table-cell>
          <table:table-cell office:value-type="float" office:value="0.1116349666" calcext:value-type="float">
            <text:p>0.1116349666</text:p>
          </table:table-cell>
          <table:table-cell office:value-type="float" office:value="0.0752765117" calcext:value-type="float">
            <text:p>0.0752765117</text:p>
          </table:table-cell>
          <table:table-cell office:value-type="float" office:value="0.2854922148" calcext:value-type="float">
            <text:p>0.2854922148</text:p>
          </table:table-cell>
          <table:table-cell office:value-type="float" office:value="0.3687287912" calcext:value-type="float">
            <text:p>0.3687287912</text:p>
          </table:table-cell>
          <table:table-cell office:value-type="float" office:value="0.2445244788" calcext:value-type="float">
            <text:p>0.2445244788</text:p>
          </table:table-cell>
          <table:table-cell office:value-type="float" office:value="0.2854922148" calcext:value-type="float">
            <text:p>0.2854922148</text:p>
          </table:table-cell>
          <table:table-cell office:value-type="float" office:value="0.3687287912" calcext:value-type="float">
            <text:p>0.3687287912</text:p>
          </table:table-cell>
          <table:table-cell office:value-type="float" office:value="0.2445244788" calcext:value-type="float">
            <text:p>0.2445244788</text:p>
          </table:table-cell>
          <table:table-cell office:value-type="float" office:value="0.2583259849" calcext:value-type="float">
            <text:p>0.2583259849</text:p>
          </table:table-cell>
          <table:table-cell office:value-type="float" office:value="0.405626898" calcext:value-type="float">
            <text:p>0.405626898</text:p>
          </table:table-cell>
          <table:table-cell office:value-type="float" office:value="0.2739012877" calcext:value-type="float">
            <text:p>0.2739012877</text:p>
          </table:table-cell>
          <table:table-cell office:value-type="float" office:value="0.2667686642" calcext:value-type="float">
            <text:p>0.2667686642</text:p>
          </table:table-cell>
          <table:table-cell office:value-type="float" office:value="0.3257591052" calcext:value-type="float">
            <text:p>0.3257591052</text:p>
          </table:table-cell>
          <table:table-cell office:value-type="float" office:value="0.2133480056" calcext:value-type="float">
            <text:p>0.2133480056</text:p>
          </table:table-cell>
          <table:table-cell office:value-type="float" office:value="0.2458742874" calcext:value-type="float">
            <text:p>0.2458742874</text:p>
          </table:table-cell>
          <table:table-cell office:value-type="float" office:value="0.3265040203" calcext:value-type="float">
            <text:p>0.3265040203</text:p>
          </table:table-cell>
          <table:table-cell office:value-type="float" office:value="0.2143279374" calcext:value-type="float">
            <text:p>0.2143279374</text:p>
          </table:table-cell>
          <table:table-cell office:value-type="string" calcext:value-type="string">
            <text:p>nan</text:p>
          </table:table-cell>
          <table:table-cell office:value-type="float" office:value="-0.4012499128" calcext:value-type="float">
            <text:p>-0.4012499128</text:p>
          </table:table-cell>
          <table:table-cell office:value-type="float" office:value="-0.9014324311" calcext:value-type="float">
            <text:p>-0.9014324311</text:p>
          </table:table-cell>
          <table:table-cell office:value-type="float" office:value="0.345445109" calcext:value-type="float">
            <text:p>0.345445109</text:p>
          </table:table-cell>
          <table:table-cell office:value-type="float" office:value="0.5155800762" calcext:value-type="float">
            <text:p>0.5155800762</text:p>
          </table:table-cell>
          <table:table-cell office:value-type="float" office:value="0.3549721174" calcext:value-type="float">
            <text:p>0.3549721174</text:p>
          </table:table-cell>
          <table:table-cell office:value-type="float" office:value="0.9793925211" calcext:value-type="float">
            <text:p>0.9793925211</text:p>
          </table:table-cell>
          <table:table-cell office:value-type="float" office:value="0.8126858071" calcext:value-type="float">
            <text:p>0.8126858071</text:p>
          </table:table-cell>
          <table:table-cell office:value-type="float" office:value="0.6564418675" calcext:value-type="float">
            <text:p>0.6564418675</text:p>
          </table:table-cell>
          <table:table-cell office:value-type="float" office:value="0.1854466831" calcext:value-type="float">
            <text:p>0.1854466831</text:p>
          </table:table-cell>
          <table:table-cell office:value-type="float" office:value="0.2034182754" calcext:value-type="float">
            <text:p>0.2034182754</text:p>
          </table:table-cell>
          <table:table-cell office:value-type="float" office:value="0.1401778145" calcext:value-type="float">
            <text:p>0.1401778145</text:p>
          </table:table-cell>
          <table:table-cell office:value-type="float" office:value="0.2584612985" calcext:value-type="float">
            <text:p>0.2584612985</text:p>
          </table:table-cell>
          <table:table-cell office:value-type="float" office:value="0.2753360479" calcext:value-type="float">
            <text:p>0.2753360479</text:p>
          </table:table-cell>
          <table:table-cell office:value-type="float" office:value="0.1904100332" calcext:value-type="float">
            <text:p>0.1904100332</text:p>
          </table:table-cell>
          <table:table-cell office:value-type="float" office:value="0.3174452019" calcext:value-type="float">
            <text:p>0.3174452019</text:p>
          </table:table-cell>
          <table:table-cell office:value-type="float" office:value="0.5320044786" calcext:value-type="float">
            <text:p>0.5320044786</text:p>
          </table:table-cell>
          <table:table-cell office:value-type="float" office:value="0.3754937219" calcext:value-type="float">
            <text:p>0.3754937219</text:p>
          </table:table-cell>
          <table:table-cell office:value-type="float" office:value="0.3174452019" calcext:value-type="float">
            <text:p>0.3174452019</text:p>
          </table:table-cell>
          <table:table-cell office:value-type="float" office:value="0.5320044786" calcext:value-type="float">
            <text:p>0.5320044786</text:p>
          </table:table-cell>
          <table:table-cell office:value-type="float" office:value="0.3754937219" calcext:value-type="float">
            <text:p>0.3754937219</text:p>
          </table:table-cell>
          <table:table-cell office:value-type="float" office:value="0.2536764501" calcext:value-type="float">
            <text:p>0.2536764501</text:p>
          </table:table-cell>
          <table:table-cell office:value-type="float" office:value="0.4758758329" calcext:value-type="float">
            <text:p>0.4758758329</text:p>
          </table:table-cell>
          <table:table-cell office:value-type="float" office:value="0.3326542048" calcext:value-type="float">
            <text:p>0.3326542048</text:p>
          </table:table-cell>
          <table:table-cell office:value-type="float" office:value="0.3144671418" calcext:value-type="float">
            <text:p>0.3144671418</text:p>
          </table:table-cell>
          <table:table-cell office:value-type="float" office:value="0.5194095483" calcext:value-type="float">
            <text:p>0.5194095483</text:p>
          </table:table-cell>
          <table:table-cell office:value-type="float" office:value="0.3652140686" calcext:value-type="float">
            <text:p>0.3652140686</text:p>
          </table:table-cell>
          <table:table-cell office:value-type="float" office:value="0.2819483439" calcext:value-type="float">
            <text:p>0.2819483439</text:p>
          </table:table-cell>
          <table:table-cell office:value-type="float" office:value="0.4853814525" calcext:value-type="float">
            <text:p>0.4853814525</text:p>
          </table:table-cell>
          <table:table-cell office:value-type="float" office:value="0.3387437237" calcext:value-type="float">
            <text:p>0.3387437237</text:p>
          </table:table-cell>
          <table:table-cell office:value-type="string" calcext:value-type="string">
            <text:p>nan</text:p>
          </table:table-cell>
          <table:table-cell office:value-type="float" office:value="-0.4799919148" calcext:value-type="float">
            <text:p>-0.4799919148</text:p>
          </table:table-cell>
          <table:table-cell office:value-type="float" office:value="-0.9184968106" calcext:value-type="float">
            <text:p>-0.9184968106</text:p>
          </table:table-cell>
        </table:table-row>
        <table:table-row table:style-name="ro1">
          <table:table-cell office:value-type="string" calcext:value-type="string">
            <text:p>Mellicta_parthenoides</text:p>
          </table:table-cell>
          <table:table-cell office:value-type="float" office:value="7747" calcext:value-type="float">
            <text:p>7747</text:p>
          </table:table-cell>
          <table:table-cell office:value-type="float" office:value="499.340518911" calcext:value-type="float">
            <text:p>499.340518911</text:p>
          </table:table-cell>
          <table:table-cell office:value-type="float" office:value="424.815877733" calcext:value-type="float">
            <text:p>424.815877733</text:p>
          </table:table-cell>
          <table:table-cell office:value-type="float" office:value="0.4106514602" calcext:value-type="float">
            <text:p>0.4106514602</text:p>
          </table:table-cell>
          <table:table-cell office:value-type="float" office:value="0.0614446562" calcext:value-type="float">
            <text:p>0.0614446562</text:p>
          </table:table-cell>
          <table:table-cell office:value-type="float" office:value="0.3810440453" calcext:value-type="float">
            <text:p>0.3810440453</text:p>
          </table:table-cell>
          <table:table-cell office:value-type="float" office:value="0.1164093839" calcext:value-type="float">
            <text:p>0.1164093839</text:p>
          </table:table-cell>
          <table:table-cell office:value-type="float" office:value="0.2859272701" calcext:value-type="float">
            <text:p>0.2859272701</text:p>
          </table:table-cell>
          <table:table-cell office:value-type="float" office:value="0.0796413785" calcext:value-type="float">
            <text:p>0.0796413785</text:p>
          </table:table-cell>
          <table:table-cell office:value-type="float" office:value="-0.0098877877" calcext:value-type="float">
            <text:p>-0.0098877877</text:p>
          </table:table-cell>
          <table:table-cell office:value-type="float" office:value="-0.2960346438" calcext:value-type="float">
            <text:p>-0.2960346438</text:p>
          </table:table-cell>
          <table:table-cell office:value-type="float" office:value="-0.2250244932" calcext:value-type="float">
            <text:p>-0.2250244932</text:p>
          </table:table-cell>
          <table:table-cell office:value-type="float" office:value="0.1650921747" calcext:value-type="float">
            <text:p>0.1650921747</text:p>
          </table:table-cell>
          <table:table-cell office:value-type="float" office:value="0.0571506672" calcext:value-type="float">
            <text:p>0.0571506672</text:p>
          </table:table-cell>
          <table:table-cell office:value-type="float" office:value="0.0392651913" calcext:value-type="float">
            <text:p>0.0392651913</text:p>
          </table:table-cell>
          <table:table-cell office:value-type="float" office:value="0.2466081253" calcext:value-type="float">
            <text:p>0.2466081253</text:p>
          </table:table-cell>
          <table:table-cell office:value-type="float" office:value="0.3175786222" calcext:value-type="float">
            <text:p>0.3175786222</text:p>
          </table:table-cell>
          <table:table-cell office:value-type="float" office:value="0.2103019653" calcext:value-type="float">
            <text:p>0.2103019653</text:p>
          </table:table-cell>
          <table:table-cell office:value-type="float" office:value="0.2466081253" calcext:value-type="float">
            <text:p>0.2466081253</text:p>
          </table:table-cell>
          <table:table-cell office:value-type="float" office:value="0.3175786222" calcext:value-type="float">
            <text:p>0.3175786222</text:p>
          </table:table-cell>
          <table:table-cell office:value-type="float" office:value="0.2103019653" calcext:value-type="float">
            <text:p>0.2103019653</text:p>
          </table:table-cell>
          <table:table-cell office:value-type="float" office:value="0.2002905228" calcext:value-type="float">
            <text:p>0.2002905228</text:p>
          </table:table-cell>
          <table:table-cell office:value-type="float" office:value="0.3555866633" calcext:value-type="float">
            <text:p>0.3555866633</text:p>
          </table:table-cell>
          <table:table-cell office:value-type="float" office:value="0.2387251596" calcext:value-type="float">
            <text:p>0.2387251596</text:p>
          </table:table-cell>
          <table:table-cell office:value-type="float" office:value="0.2244982392" calcext:value-type="float">
            <text:p>0.2244982392</text:p>
          </table:table-cell>
          <table:table-cell office:value-type="float" office:value="0.2816891247" calcext:value-type="float">
            <text:p>0.2816891247</text:p>
          </table:table-cell>
          <table:table-cell office:value-type="float" office:value="0.1842556863" calcext:value-type="float">
            <text:p>0.1842556863</text:p>
          </table:table-cell>
          <table:table-cell office:value-type="float" office:value="0.1944640718" calcext:value-type="float">
            <text:p>0.1944640718</text:p>
          </table:table-cell>
          <table:table-cell office:value-type="float" office:value="0.2897979655" calcext:value-type="float">
            <text:p>0.2897979655</text:p>
          </table:table-cell>
          <table:table-cell office:value-type="float" office:value="0.1900174932" calcext:value-type="float">
            <text:p>0.1900174932</text:p>
          </table:table-cell>
          <table:table-cell office:value-type="string" calcext:value-type="string">
            <text:p>nan</text:p>
          </table:table-cell>
          <table:table-cell office:value-type="float" office:value="-0.3697765885" calcext:value-type="float">
            <text:p>-0.3697765885</text:p>
          </table:table-cell>
          <table:table-cell office:value-type="float" office:value="-0.9444168293" calcext:value-type="float">
            <text:p>-0.9444168293</text:p>
          </table:table-cell>
          <table:table-cell office:value-type="float" office:value="0.232477045" calcext:value-type="float">
            <text:p>0.232477045</text:p>
          </table:table-cell>
          <table:table-cell office:value-type="float" office:value="0.4667092032" calcext:value-type="float">
            <text:p>0.4667092032</text:p>
          </table:table-cell>
          <table:table-cell office:value-type="float" office:value="0.3181418792" calcext:value-type="float">
            <text:p>0.3181418792</text:p>
          </table:table-cell>
          <table:table-cell office:value-type="float" office:value="0.980904509" calcext:value-type="float">
            <text:p>0.980904509</text:p>
          </table:table-cell>
          <table:table-cell office:value-type="float" office:value="0.8284395889" calcext:value-type="float">
            <text:p>0.8284395889</text:p>
          </table:table-cell>
          <table:table-cell office:value-type="float" office:value="0.6722742964" calcext:value-type="float">
            <text:p>0.6722742964</text:p>
          </table:table-cell>
          <table:table-cell office:value-type="float" office:value="0.179150137" calcext:value-type="float">
            <text:p>0.179150137</text:p>
          </table:table-cell>
          <table:table-cell office:value-type="float" office:value="0.1760532697" calcext:value-type="float">
            <text:p>0.1760532697</text:p>
          </table:table-cell>
          <table:table-cell office:value-type="float" office:value="0.1216110454" calcext:value-type="float">
            <text:p>0.1216110454</text:p>
          </table:table-cell>
          <table:table-cell office:value-type="float" office:value="0.226003752" calcext:value-type="float">
            <text:p>0.226003752</text:p>
          </table:table-cell>
          <table:table-cell office:value-type="float" office:value="0.220214478" calcext:value-type="float">
            <text:p>0.220214478</text:p>
          </table:table-cell>
          <table:table-cell office:value-type="float" office:value="0.1518962465" calcext:value-type="float">
            <text:p>0.1518962465</text:p>
          </table:table-cell>
          <table:table-cell office:value-type="float" office:value="0.2775654616" calcext:value-type="float">
            <text:p>0.2775654616</text:p>
          </table:table-cell>
          <table:table-cell office:value-type="float" office:value="0.4690653592" calcext:value-type="float">
            <text:p>0.4690653592</text:p>
          </table:table-cell>
          <table:table-cell office:value-type="float" office:value="0.3267808968" calcext:value-type="float">
            <text:p>0.3267808968</text:p>
          </table:table-cell>
          <table:table-cell office:value-type="float" office:value="0.2775654616" calcext:value-type="float">
            <text:p>0.2775654616</text:p>
          </table:table-cell>
          <table:table-cell office:value-type="float" office:value="0.4690653592" calcext:value-type="float">
            <text:p>0.4690653592</text:p>
          </table:table-cell>
          <table:table-cell office:value-type="float" office:value="0.3267808968" calcext:value-type="float">
            <text:p>0.3267808968</text:p>
          </table:table-cell>
          <table:table-cell office:value-type="float" office:value="0.1932087353" calcext:value-type="float">
            <text:p>0.1932087353</text:p>
          </table:table-cell>
          <table:table-cell office:value-type="float" office:value="0.4137046717" calcext:value-type="float">
            <text:p>0.4137046717</text:p>
          </table:table-cell>
          <table:table-cell office:value-type="float" office:value="0.2865487315" calcext:value-type="float">
            <text:p>0.2865487315</text:p>
          </table:table-cell>
          <table:table-cell office:value-type="float" office:value="0.2683664231" calcext:value-type="float">
            <text:p>0.2683664231</text:p>
          </table:table-cell>
          <table:table-cell office:value-type="float" office:value="0.4579429634" calcext:value-type="float">
            <text:p>0.4579429634</text:p>
          </table:table-cell>
          <table:table-cell office:value-type="float" office:value="0.3179223402" calcext:value-type="float">
            <text:p>0.3179223402</text:p>
          </table:table-cell>
          <table:table-cell office:value-type="float" office:value="0.2245150205" calcext:value-type="float">
            <text:p>0.2245150205</text:p>
          </table:table-cell>
          <table:table-cell office:value-type="float" office:value="0.4229674751" calcext:value-type="float">
            <text:p>0.4229674751</text:p>
          </table:table-cell>
          <table:table-cell office:value-type="float" office:value="0.2920850928" calcext:value-type="float">
            <text:p>0.2920850928</text:p>
          </table:table-cell>
          <table:table-cell office:value-type="string" calcext:value-type="string">
            <text:p>nan</text:p>
          </table:table-cell>
          <table:table-cell office:value-type="float" office:value="-0.4358956253" calcext:value-type="float">
            <text:p>-0.4358956253</text:p>
          </table:table-cell>
          <table:table-cell office:value-type="float" office:value="-0.9548776808" calcext:value-type="float">
            <text:p>-0.9548776808</text:p>
          </table:table-cell>
        </table:table-row>
        <table:table-row table:style-name="ro1">
          <table:table-cell office:value-type="string" calcext:value-type="string">
            <text:p>Messor_barbarus</text:p>
          </table:table-cell>
          <table:table-cell office:value-type="float" office:value="12056" calcext:value-type="float">
            <text:p>12056</text:p>
          </table:table-cell>
          <table:table-cell office:value-type="float" office:value="1098.88105508" calcext:value-type="float">
            <text:p>1098.88105508</text:p>
          </table:table-cell>
          <table:table-cell office:value-type="float" office:value="1095.44451825" calcext:value-type="float">
            <text:p>1095.44451825</text:p>
          </table:table-cell>
          <table:table-cell office:value-type="float" office:value="0.4560124704" calcext:value-type="float">
            <text:p>0.4560124704</text:p>
          </table:table-cell>
          <table:table-cell office:value-type="float" office:value="0.0704610665" calcext:value-type="float">
            <text:p>0.0704610665</text:p>
          </table:table-cell>
          <table:table-cell office:value-type="float" office:value="0.476590186" calcext:value-type="float">
            <text:p>0.476590186</text:p>
          </table:table-cell>
          <table:table-cell office:value-type="float" office:value="0.1257238152" calcext:value-type="float">
            <text:p>0.1257238152</text:p>
          </table:table-cell>
          <table:table-cell office:value-type="float" office:value="0.3888725274" calcext:value-type="float">
            <text:p>0.3888725274</text:p>
          </table:table-cell>
          <table:table-cell office:value-type="float" office:value="0.0976125145" calcext:value-type="float">
            <text:p>0.0976125145</text:p>
          </table:table-cell>
          <table:table-cell office:value-type="float" office:value="-0.0038880337" calcext:value-type="float">
            <text:p>-0.0038880337</text:p>
          </table:table-cell>
          <table:table-cell office:value-type="float" office:value="-0.0470544947" calcext:value-type="float">
            <text:p>-0.0470544947</text:p>
          </table:table-cell>
          <table:table-cell office:value-type="float" office:value="-0.0296135883" calcext:value-type="float">
            <text:p>-0.0296135883</text:p>
          </table:table-cell>
          <table:table-cell office:value-type="float" office:value="0.0243449964" calcext:value-type="float">
            <text:p>0.0243449964</text:p>
          </table:table-cell>
          <table:table-cell office:value-type="float" office:value="-0.0216948821" calcext:value-type="float">
            <text:p>-0.0216948821</text:p>
          </table:table-cell>
          <table:table-cell office:value-type="float" office:value="-0.0135445327" calcext:value-type="float">
            <text:p>-0.0135445327</text:p>
          </table:table-cell>
          <table:table-cell office:value-type="string" calcext:value-type="string">
            <text:p>nan</text:p>
          </table:table-cell>
          <table:table-cell office:value-type="float" office:value="-0.0807601031" calcext:value-type="float">
            <text:p>-0.0807601031</text:p>
          </table:table-cell>
          <table:table-cell office:value-type="float" office:value="-0.05414387" calcext:value-type="float">
            <text:p>-0.05414387</text:p>
          </table:table-cell>
          <table:table-cell office:value-type="string" calcext:value-type="string">
            <text:p>nan</text:p>
          </table:table-cell>
          <table:table-cell office:value-type="float" office:value="-0.0807601031" calcext:value-type="float">
            <text:p>-0.0807601031</text:p>
          </table:table-cell>
          <table:table-cell office:value-type="float" office:value="-0.05414387" calcext:value-type="float">
            <text:p>-0.05414387</text:p>
          </table:table-cell>
          <table:table-cell office:value-type="string" calcext:value-type="string">
            <text:p>nan</text:p>
          </table:table-cell>
          <table:table-cell office:value-type="float" office:value="-0.13945247" calcext:value-type="float">
            <text:p>-0.13945247</text:p>
          </table:table-cell>
          <table:table-cell office:value-type="float" office:value="-0.095084277" calcext:value-type="float">
            <text:p>-0.095084277</text:p>
          </table:table-cell>
          <table:table-cell office:value-type="float" office:value="-0.0740478825" calcext:value-type="float">
            <text:p>-0.0740478825</text:p>
          </table:table-cell>
          <table:table-cell office:value-type="float" office:value="-0.0868360187" calcext:value-type="float">
            <text:p>-0.0868360187</text:p>
          </table:table-cell>
          <table:table-cell office:value-type="float" office:value="-0.0583273939" calcext:value-type="float">
            <text:p>-0.0583273939</text:p>
          </table:table-cell>
          <table:table-cell office:value-type="float" office:value="-0.100064265" calcext:value-type="float">
            <text:p>-0.100064265</text:p>
          </table:table-cell>
          <table:table-cell office:value-type="float" office:value="-0.1280895823" calcext:value-type="float">
            <text:p>-0.1280895823</text:p>
          </table:table-cell>
          <table:table-cell office:value-type="float" office:value="-0.0868139395" calcext:value-type="float">
            <text:p>-0.0868139395</text:p>
          </table:table-cell>
          <table:table-cell office:value-type="string" calcext:value-type="string">
            <text:p>nan</text:p>
          </table:table-cell>
          <table:table-cell office:value-type="float" office:value="0.1230437197" calcext:value-type="float">
            <text:p>0.1230437197</text:p>
          </table:table-cell>
          <table:table-cell office:value-type="float" office:value="-0.8689714939" calcext:value-type="float">
            <text:p>-0.8689714939</text:p>
          </table:table-cell>
          <table:table-cell office:value-type="float" office:value="-0.169516092" calcext:value-type="float">
            <text:p>-0.169516092</text:p>
          </table:table-cell>
          <table:table-cell office:value-type="float" office:value="-0.1320010222" calcext:value-type="float">
            <text:p>-0.1320010222</text:p>
          </table:table-cell>
          <table:table-cell office:value-type="float" office:value="-0.0904692334" calcext:value-type="float">
            <text:p>-0.0904692334</text:p>
          </table:table-cell>
          <table:table-cell office:value-type="float" office:value="0.9915384505" calcext:value-type="float">
            <text:p>0.9915384505</text:p>
          </table:table-cell>
          <table:table-cell office:value-type="float" office:value="0.9660861301" calcext:value-type="float">
            <text:p>0.9660861301</text:p>
          </table:table-cell>
          <table:table-cell office:value-type="float" office:value="0.8598913802" calcext:value-type="float">
            <text:p>0.8598913802</text:p>
          </table:table-cell>
          <table:table-cell office:value-type="float" office:value="-0.0009909494" calcext:value-type="float">
            <text:p>-0.0009909494</text:p>
          </table:table-cell>
          <table:table-cell office:value-type="float" office:value="-0.0182705985" calcext:value-type="float">
            <text:p>-0.0182705985</text:p>
          </table:table-cell>
          <table:table-cell office:value-type="float" office:value="-0.0106135963" calcext:value-type="float">
            <text:p>-0.0106135963</text:p>
          </table:table-cell>
          <table:table-cell office:value-type="float" office:value="0.035778899" calcext:value-type="float">
            <text:p>0.035778899</text:p>
          </table:table-cell>
          <table:table-cell office:value-type="float" office:value="-0.0039275984" calcext:value-type="float">
            <text:p>-0.0039275984</text:p>
          </table:table-cell>
          <table:table-cell office:value-type="float" office:value="-0.0014759307" calcext:value-type="float">
            <text:p>-0.0014759307</text:p>
          </table:table-cell>
          <table:table-cell office:value-type="string" calcext:value-type="string">
            <text:p>nan</text:p>
          </table:table-cell>
          <table:table-cell office:value-type="float" office:value="0.0051431638" calcext:value-type="float">
            <text:p>0.0051431638</text:p>
          </table:table-cell>
          <table:table-cell office:value-type="float" office:value="0.0003456654" calcext:value-type="float">
            <text:p>0.0003456654</text:p>
          </table:table-cell>
          <table:table-cell office:value-type="string" calcext:value-type="string">
            <text:p>nan</text:p>
          </table:table-cell>
          <table:table-cell office:value-type="float" office:value="0.0051431638" calcext:value-type="float">
            <text:p>0.0051431638</text:p>
          </table:table-cell>
          <table:table-cell office:value-type="float" office:value="0.0003456654" calcext:value-type="float">
            <text:p>0.0003456654</text:p>
          </table:table-cell>
          <table:table-cell office:value-type="string" calcext:value-type="string">
            <text:p>nan</text:p>
          </table:table-cell>
          <table:table-cell office:value-type="float" office:value="-0.072240554" calcext:value-type="float">
            <text:p>-0.072240554</text:p>
          </table:table-cell>
          <table:table-cell office:value-type="float" office:value="-0.0535826722" calcext:value-type="float">
            <text:p>-0.0535826722</text:p>
          </table:table-cell>
          <table:table-cell office:value-type="float" office:value="-0.0342191561" calcext:value-type="float">
            <text:p>-0.0342191561</text:p>
          </table:table-cell>
          <table:table-cell office:value-type="float" office:value="-0.0114646501" calcext:value-type="float">
            <text:p>-0.0114646501</text:p>
          </table:table-cell>
          <table:table-cell office:value-type="float" office:value="-0.0094451185" calcext:value-type="float">
            <text:p>-0.0094451185</text:p>
          </table:table-cell>
          <table:table-cell office:value-type="float" office:value="-0.0668794792" calcext:value-type="float">
            <text:p>-0.0668794792</text:p>
          </table:table-cell>
          <table:table-cell office:value-type="float" office:value="-0.0650730801" calcext:value-type="float">
            <text:p>-0.0650730801</text:p>
          </table:table-cell>
          <table:table-cell office:value-type="float" office:value="-0.0463336747" calcext:value-type="float">
            <text:p>-0.0463336747</text:p>
          </table:table-cell>
          <table:table-cell office:value-type="string" calcext:value-type="string">
            <text:p>nan</text:p>
          </table:table-cell>
          <table:table-cell office:value-type="float" office:value="0.0627581725" calcext:value-type="float">
            <text:p>0.0627581725</text:p>
          </table:table-cell>
          <table:table-cell office:value-type="float" office:value="-0.8606044472" calcext:value-type="float">
            <text:p>-0.8606044472</text:p>
          </table:table-cell>
        </table:table-row>
        <table:table-row table:style-name="ro1">
          <table:table-cell office:value-type="string" calcext:value-type="string">
            <text:p>Messor_capitatus</text:p>
          </table:table-cell>
          <table:table-cell office:value-type="float" office:value="11637" calcext:value-type="float">
            <text:p>11637</text:p>
          </table:table-cell>
          <table:table-cell office:value-type="float" office:value="926.98006359" calcext:value-type="float">
            <text:p>926.98006359</text:p>
          </table:table-cell>
          <table:table-cell office:value-type="float" office:value="903.901922701" calcext:value-type="float">
            <text:p>903.901922701</text:p>
          </table:table-cell>
          <table:table-cell office:value-type="float" office:value="0.4515181526" calcext:value-type="float">
            <text:p>0.4515181526</text:p>
          </table:table-cell>
          <table:table-cell office:value-type="float" office:value="0.0660378647" calcext:value-type="float">
            <text:p>0.0660378647</text:p>
          </table:table-cell>
          <table:table-cell office:value-type="float" office:value="0.4693028313" calcext:value-type="float">
            <text:p>0.4693028313</text:p>
          </table:table-cell>
          <table:table-cell office:value-type="float" office:value="0.124537814" calcext:value-type="float">
            <text:p>0.124537814</text:p>
          </table:table-cell>
          <table:table-cell office:value-type="float" office:value="0.3620260378" calcext:value-type="float">
            <text:p>0.3620260378</text:p>
          </table:table-cell>
          <table:table-cell office:value-type="float" office:value="0.0880134973" calcext:value-type="float">
            <text:p>0.0880134973</text:p>
          </table:table-cell>
          <table:table-cell office:value-type="float" office:value="-0.0016927492" calcext:value-type="float">
            <text:p>-0.0016927492</text:p>
          </table:table-cell>
          <table:table-cell office:value-type="float" office:value="-0.0929420837" calcext:value-type="float">
            <text:p>-0.0929420837</text:p>
          </table:table-cell>
          <table:table-cell office:value-type="float" office:value="-0.062524767" calcext:value-type="float">
            <text:p>-0.062524767</text:p>
          </table:table-cell>
          <table:table-cell office:value-type="float" office:value="0.0200405122" calcext:value-type="float">
            <text:p>0.0200405122</text:p>
          </table:table-cell>
          <table:table-cell office:value-type="float" office:value="-0.0355755067" calcext:value-type="float">
            <text:p>-0.0355755067</text:p>
          </table:table-cell>
          <table:table-cell office:value-type="float" office:value="-0.0227992762" calcext:value-type="float">
            <text:p>-0.0227992762</text:p>
          </table:table-cell>
          <table:table-cell office:value-type="float" office:value="0.1294648506" calcext:value-type="float">
            <text:p>0.1294648506</text:p>
          </table:table-cell>
          <table:table-cell office:value-type="float" office:value="0.2775861952" calcext:value-type="float">
            <text:p>0.2775861952</text:p>
          </table:table-cell>
          <table:table-cell office:value-type="float" office:value="0.1853987851" calcext:value-type="float">
            <text:p>0.1853987851</text:p>
          </table:table-cell>
          <table:table-cell office:value-type="float" office:value="0.1294648506" calcext:value-type="float">
            <text:p>0.1294648506</text:p>
          </table:table-cell>
          <table:table-cell office:value-type="float" office:value="0.2775861952" calcext:value-type="float">
            <text:p>0.2775861952</text:p>
          </table:table-cell>
          <table:table-cell office:value-type="float" office:value="0.1853987851" calcext:value-type="float">
            <text:p>0.1853987851</text:p>
          </table:table-cell>
          <table:table-cell office:value-type="float" office:value="0.1093473781" calcext:value-type="float">
            <text:p>0.1093473781</text:p>
          </table:table-cell>
          <table:table-cell office:value-type="float" office:value="0.3108419032" calcext:value-type="float">
            <text:p>0.3108419032</text:p>
          </table:table-cell>
          <table:table-cell office:value-type="float" office:value="0.2086677924" calcext:value-type="float">
            <text:p>0.2086677924</text:p>
          </table:table-cell>
          <table:table-cell office:value-type="float" office:value="0.1240139114" calcext:value-type="float">
            <text:p>0.1240139114</text:p>
          </table:table-cell>
          <table:table-cell office:value-type="float" office:value="0.2725030045" calcext:value-type="float">
            <text:p>0.2725030045</text:p>
          </table:table-cell>
          <table:table-cell office:value-type="float" office:value="0.1823220799" calcext:value-type="float">
            <text:p>0.1823220799</text:p>
          </table:table-cell>
          <table:table-cell office:value-type="float" office:value="0.1229569652" calcext:value-type="float">
            <text:p>0.1229569652</text:p>
          </table:table-cell>
          <table:table-cell office:value-type="float" office:value="0.3014449653" calcext:value-type="float">
            <text:p>0.3014449653</text:p>
          </table:table-cell>
          <table:table-cell office:value-type="float" office:value="0.2016502375" calcext:value-type="float">
            <text:p>0.2016502375</text:p>
          </table:table-cell>
          <table:table-cell office:value-type="string" calcext:value-type="string">
            <text:p>nan</text:p>
          </table:table-cell>
          <table:table-cell office:value-type="float" office:value="-0.2968996628" calcext:value-type="float">
            <text:p>-0.2968996628</text:p>
          </table:table-cell>
          <table:table-cell office:value-type="float" office:value="-0.6585308001" calcext:value-type="float">
            <text:p>-0.6585308001</text:p>
          </table:table-cell>
          <table:table-cell office:value-type="float" office:value="0.1318632049" calcext:value-type="float">
            <text:p>0.1318632049</text:p>
          </table:table-cell>
          <table:table-cell office:value-type="float" office:value="0.3633067198" calcext:value-type="float">
            <text:p>0.3633067198</text:p>
          </table:table-cell>
          <table:table-cell office:value-type="float" office:value="0.2451522489" calcext:value-type="float">
            <text:p>0.2451522489</text:p>
          </table:table-cell>
          <table:table-cell office:value-type="float" office:value="0.9952821461" calcext:value-type="float">
            <text:p>0.9952821461</text:p>
          </table:table-cell>
          <table:table-cell office:value-type="float" office:value="0.9604000093" calcext:value-type="float">
            <text:p>0.9604000093</text:p>
          </table:table-cell>
          <table:table-cell office:value-type="float" office:value="0.8715022691" calcext:value-type="float">
            <text:p>0.8715022691</text:p>
          </table:table-cell>
          <table:table-cell office:value-type="float" office:value="0.0454729348" calcext:value-type="float">
            <text:p>0.0454729348</text:p>
          </table:table-cell>
          <table:table-cell office:value-type="float" office:value="0.0365203042" calcext:value-type="float">
            <text:p>0.0365203042</text:p>
          </table:table-cell>
          <table:table-cell office:value-type="float" office:value="0.0253101931" calcext:value-type="float">
            <text:p>0.0253101931</text:p>
          </table:table-cell>
          <table:table-cell office:value-type="float" office:value="0.0484219524" calcext:value-type="float">
            <text:p>0.0484219524</text:p>
          </table:table-cell>
          <table:table-cell office:value-type="float" office:value="0.0360267617" calcext:value-type="float">
            <text:p>0.0360267617</text:p>
          </table:table-cell>
          <table:table-cell office:value-type="float" office:value="0.0250138356" calcext:value-type="float">
            <text:p>0.0250138356</text:p>
          </table:table-cell>
          <table:table-cell office:value-type="float" office:value="0.1601901296" calcext:value-type="float">
            <text:p>0.1601901296</text:p>
          </table:table-cell>
          <table:table-cell office:value-type="float" office:value="0.3573852788" calcext:value-type="float">
            <text:p>0.3573852788</text:p>
          </table:table-cell>
          <table:table-cell office:value-type="float" office:value="0.2469198085" calcext:value-type="float">
            <text:p>0.2469198085</text:p>
          </table:table-cell>
          <table:table-cell office:value-type="float" office:value="0.1601901296" calcext:value-type="float">
            <text:p>0.1601901296</text:p>
          </table:table-cell>
          <table:table-cell office:value-type="float" office:value="0.3573852788" calcext:value-type="float">
            <text:p>0.3573852788</text:p>
          </table:table-cell>
          <table:table-cell office:value-type="float" office:value="0.2469198085" calcext:value-type="float">
            <text:p>0.2469198085</text:p>
          </table:table-cell>
          <table:table-cell office:value-type="float" office:value="0.1289293081" calcext:value-type="float">
            <text:p>0.1289293081</text:p>
          </table:table-cell>
          <table:table-cell office:value-type="float" office:value="0.3641714562" calcext:value-type="float">
            <text:p>0.3641714562</text:p>
          </table:table-cell>
          <table:table-cell office:value-type="float" office:value="0.251946003" calcext:value-type="float">
            <text:p>0.251946003</text:p>
          </table:table-cell>
          <table:table-cell office:value-type="float" office:value="0.1533040454" calcext:value-type="float">
            <text:p>0.1533040454</text:p>
          </table:table-cell>
          <table:table-cell office:value-type="float" office:value="0.3466926192" calcext:value-type="float">
            <text:p>0.3466926192</text:p>
          </table:table-cell>
          <table:table-cell office:value-type="float" office:value="0.2395213728" calcext:value-type="float">
            <text:p>0.2395213728</text:p>
          </table:table-cell>
          <table:table-cell office:value-type="float" office:value="0.1481961305" calcext:value-type="float">
            <text:p>0.1481961305</text:p>
          </table:table-cell>
          <table:table-cell office:value-type="float" office:value="0.3644175336" calcext:value-type="float">
            <text:p>0.3644175336</text:p>
          </table:table-cell>
          <table:table-cell office:value-type="float" office:value="0.2519646057" calcext:value-type="float">
            <text:p>0.2519646057</text:p>
          </table:table-cell>
          <table:table-cell office:value-type="string" calcext:value-type="string">
            <text:p>nan</text:p>
          </table:table-cell>
          <table:table-cell office:value-type="float" office:value="-0.3462831731" calcext:value-type="float">
            <text:p>-0.3462831731</text:p>
          </table:table-cell>
          <table:table-cell office:value-type="float" office:value="-0.5714888259" calcext:value-type="float">
            <text:p>-0.5714888259</text:p>
          </table:table-cell>
        </table:table-row>
        <table:table-row table:style-name="ro1">
          <table:table-cell office:value-type="string" calcext:value-type="string">
            <text:p>Messor_structor</text:p>
          </table:table-cell>
          <table:table-cell office:value-type="float" office:value="13986" calcext:value-type="float">
            <text:p>13986</text:p>
          </table:table-cell>
          <table:table-cell office:value-type="float" office:value="1025.33490633" calcext:value-type="float">
            <text:p>1025.33490633</text:p>
          </table:table-cell>
          <table:table-cell office:value-type="float" office:value="1035.00396895" calcext:value-type="float">
            <text:p>1035.00396895</text:p>
          </table:table-cell>
          <table:table-cell office:value-type="float" office:value="0.4604169797" calcext:value-type="float">
            <text:p>0.4604169797</text:p>
          </table:table-cell>
          <table:table-cell office:value-type="float" office:value="0.0733965734" calcext:value-type="float">
            <text:p>0.0733965734</text:p>
          </table:table-cell>
          <table:table-cell office:value-type="float" office:value="0.4850309998" calcext:value-type="float">
            <text:p>0.4850309998</text:p>
          </table:table-cell>
          <table:table-cell office:value-type="float" office:value="0.1329506478" calcext:value-type="float">
            <text:p>0.1329506478</text:p>
          </table:table-cell>
          <table:table-cell office:value-type="float" office:value="0.3919240285" calcext:value-type="float">
            <text:p>0.3919240285</text:p>
          </table:table-cell>
          <table:table-cell office:value-type="float" office:value="0.0922337114" calcext:value-type="float">
            <text:p>0.0922337114</text:p>
          </table:table-cell>
          <table:table-cell office:value-type="float" office:value="0.0004308754" calcext:value-type="float">
            <text:p>0.0004308754</text:p>
          </table:table-cell>
          <table:table-cell office:value-type="float" office:value="-0.0400614158" calcext:value-type="float">
            <text:p>-0.0400614158</text:p>
          </table:table-cell>
          <table:table-cell office:value-type="float" office:value="-0.0234179737" calcext:value-type="float">
            <text:p>-0.0234179737</text:p>
          </table:table-cell>
          <table:table-cell office:value-type="float" office:value="-0.0234620992" calcext:value-type="float">
            <text:p>-0.0234620992</text:p>
          </table:table-cell>
          <table:table-cell office:value-type="float" office:value="-0.0782798325" calcext:value-type="float">
            <text:p>-0.0782798325</text:p>
          </table:table-cell>
          <table:table-cell office:value-type="float" office:value="-0.0501438024" calcext:value-type="float">
            <text:p>-0.0501438024</text:p>
          </table:table-cell>
          <table:table-cell office:value-type="float" office:value="0.127286206" calcext:value-type="float">
            <text:p>0.127286206</text:p>
          </table:table-cell>
          <table:table-cell office:value-type="float" office:value="0.1935031241" calcext:value-type="float">
            <text:p>0.1935031241</text:p>
          </table:table-cell>
          <table:table-cell office:value-type="float" office:value="0.1266447548" calcext:value-type="float">
            <text:p>0.1266447548</text:p>
          </table:table-cell>
          <table:table-cell office:value-type="float" office:value="0.127286206" calcext:value-type="float">
            <text:p>0.127286206</text:p>
          </table:table-cell>
          <table:table-cell office:value-type="float" office:value="0.1935031241" calcext:value-type="float">
            <text:p>0.1935031241</text:p>
          </table:table-cell>
          <table:table-cell office:value-type="float" office:value="0.1266447548" calcext:value-type="float">
            <text:p>0.1266447548</text:p>
          </table:table-cell>
          <table:table-cell office:value-type="float" office:value="0.090691288" calcext:value-type="float">
            <text:p>0.090691288</text:p>
          </table:table-cell>
          <table:table-cell office:value-type="float" office:value="0.1860129243" calcext:value-type="float">
            <text:p>0.1860129243</text:p>
          </table:table-cell>
          <table:table-cell office:value-type="float" office:value="0.120086427" calcext:value-type="float">
            <text:p>0.120086427</text:p>
          </table:table-cell>
          <table:table-cell office:value-type="float" office:value="0.1218994784" calcext:value-type="float">
            <text:p>0.1218994784</text:p>
          </table:table-cell>
          <table:table-cell office:value-type="float" office:value="0.192777644" calcext:value-type="float">
            <text:p>0.192777644</text:p>
          </table:table-cell>
          <table:table-cell office:value-type="float" office:value="0.1262641005" calcext:value-type="float">
            <text:p>0.1262641005</text:p>
          </table:table-cell>
          <table:table-cell office:value-type="float" office:value="0.097539414" calcext:value-type="float">
            <text:p>0.097539414</text:p>
          </table:table-cell>
          <table:table-cell office:value-type="float" office:value="0.1872522781" calcext:value-type="float">
            <text:p>0.1872522781</text:p>
          </table:table-cell>
          <table:table-cell office:value-type="float" office:value="0.1218183212" calcext:value-type="float">
            <text:p>0.1218183212</text:p>
          </table:table-cell>
          <table:table-cell office:value-type="string" calcext:value-type="string">
            <text:p>nan</text:p>
          </table:table-cell>
          <table:table-cell office:value-type="float" office:value="-0.1813794608" calcext:value-type="float">
            <text:p>-0.1813794608</text:p>
          </table:table-cell>
          <table:table-cell office:value-type="float" office:value="-0.6689854275" calcext:value-type="float">
            <text:p>-0.6689854275</text:p>
          </table:table-cell>
          <table:table-cell office:value-type="float" office:value="0.0638663765" calcext:value-type="float">
            <text:p>0.0638663765</text:p>
          </table:table-cell>
          <table:table-cell office:value-type="float" office:value="0.2172764568" calcext:value-type="float">
            <text:p>0.2172764568</text:p>
          </table:table-cell>
          <table:table-cell office:value-type="float" office:value="0.1404422999" calcext:value-type="float">
            <text:p>0.1404422999</text:p>
          </table:table-cell>
          <table:table-cell office:value-type="float" office:value="0.9885906375" calcext:value-type="float">
            <text:p>0.9885906375</text:p>
          </table:table-cell>
          <table:table-cell office:value-type="float" office:value="0.9601965953" calcext:value-type="float">
            <text:p>0.9601965953</text:p>
          </table:table-cell>
          <table:table-cell office:value-type="float" office:value="0.8491293422" calcext:value-type="float">
            <text:p>0.8491293422</text:p>
          </table:table-cell>
          <table:table-cell office:value-type="float" office:value="-0.0053255103" calcext:value-type="float">
            <text:p>-0.0053255103</text:p>
          </table:table-cell>
          <table:table-cell office:value-type="float" office:value="-0.0279356228" calcext:value-type="float">
            <text:p>-0.0279356228</text:p>
          </table:table-cell>
          <table:table-cell office:value-type="float" office:value="-0.0163871396" calcext:value-type="float">
            <text:p>-0.0163871396</text:p>
          </table:table-cell>
          <table:table-cell office:value-type="float" office:value="-0.0105421726" calcext:value-type="float">
            <text:p>-0.0105421726</text:p>
          </table:table-cell>
          <table:table-cell office:value-type="float" office:value="-0.057329129" calcext:value-type="float">
            <text:p>-0.057329129</text:p>
          </table:table-cell>
          <table:table-cell office:value-type="float" office:value="-0.0365928452" calcext:value-type="float">
            <text:p>-0.0365928452</text:p>
          </table:table-cell>
          <table:table-cell office:value-type="float" office:value="0.1770286564" calcext:value-type="float">
            <text:p>0.1770286564</text:p>
          </table:table-cell>
          <table:table-cell office:value-type="float" office:value="0.2865201565" calcext:value-type="float">
            <text:p>0.2865201565</text:p>
          </table:table-cell>
          <table:table-cell office:value-type="float" office:value="0.1905151709" calcext:value-type="float">
            <text:p>0.1905151709</text:p>
          </table:table-cell>
          <table:table-cell office:value-type="float" office:value="0.1770286564" calcext:value-type="float">
            <text:p>0.1770286564</text:p>
          </table:table-cell>
          <table:table-cell office:value-type="float" office:value="0.2865201565" calcext:value-type="float">
            <text:p>0.2865201565</text:p>
          </table:table-cell>
          <table:table-cell office:value-type="float" office:value="0.1905151709" calcext:value-type="float">
            <text:p>0.1905151709</text:p>
          </table:table-cell>
          <table:table-cell office:value-type="float" office:value="0.1289441006" calcext:value-type="float">
            <text:p>0.1289441006</text:p>
          </table:table-cell>
          <table:table-cell office:value-type="float" office:value="0.2625198028" calcext:value-type="float">
            <text:p>0.2625198028</text:p>
          </table:table-cell>
          <table:table-cell office:value-type="float" office:value="0.1732805841" calcext:value-type="float">
            <text:p>0.1732805841</text:p>
          </table:table-cell>
          <table:table-cell office:value-type="float" office:value="0.1652432841" calcext:value-type="float">
            <text:p>0.1652432841</text:p>
          </table:table-cell>
          <table:table-cell office:value-type="float" office:value="0.2736373241" calcext:value-type="float">
            <text:p>0.2736373241</text:p>
          </table:table-cell>
          <table:table-cell office:value-type="float" office:value="0.1816915959" calcext:value-type="float">
            <text:p>0.1816915959</text:p>
          </table:table-cell>
          <table:table-cell office:value-type="float" office:value="0.1335671951" calcext:value-type="float">
            <text:p>0.1335671951</text:p>
          </table:table-cell>
          <table:table-cell office:value-type="float" office:value="0.2584384899" calcext:value-type="float">
            <text:p>0.2584384899</text:p>
          </table:table-cell>
          <table:table-cell office:value-type="float" office:value="0.1710963687" calcext:value-type="float">
            <text:p>0.1710963687</text:p>
          </table:table-cell>
          <table:table-cell office:value-type="string" calcext:value-type="string">
            <text:p>nan</text:p>
          </table:table-cell>
          <table:table-cell office:value-type="float" office:value="-0.25062929" calcext:value-type="float">
            <text:p>-0.25062929</text:p>
          </table:table-cell>
          <table:table-cell office:value-type="float" office:value="-0.7323964126" calcext:value-type="float">
            <text:p>-0.7323964126</text:p>
          </table:table-cell>
        </table:table-row>
        <table:table-row table:style-name="ro1">
          <table:table-cell office:value-type="string" calcext:value-type="string">
            <text:p>Metasepia_pfefferi</text:p>
          </table:table-cell>
          <table:table-cell office:value-type="float" office:value="5116" calcext:value-type="float">
            <text:p>5116</text:p>
          </table:table-cell>
          <table:table-cell office:value-type="float" office:value="437.115324472" calcext:value-type="float">
            <text:p>437.115324472</text:p>
          </table:table-cell>
          <table:table-cell office:value-type="float" office:value="269.1845365" calcext:value-type="float">
            <text:p>269.1845365</text:p>
          </table:table-cell>
          <table:table-cell office:value-type="float" office:value="0.4110965723" calcext:value-type="float">
            <text:p>0.4110965723</text:p>
          </table:table-cell>
          <table:table-cell office:value-type="float" office:value="0.0445008871" calcext:value-type="float">
            <text:p>0.0445008871</text:p>
          </table:table-cell>
          <table:table-cell office:value-type="float" office:value="0.3702977296" calcext:value-type="float">
            <text:p>0.3702977296</text:p>
          </table:table-cell>
          <table:table-cell office:value-type="float" office:value="0.0750299219" calcext:value-type="float">
            <text:p>0.0750299219</text:p>
          </table:table-cell>
          <table:table-cell office:value-type="float" office:value="0.3223799624" calcext:value-type="float">
            <text:p>0.3223799624</text:p>
          </table:table-cell>
          <table:table-cell office:value-type="float" office:value="0.0760622199" calcext:value-type="float">
            <text:p>0.0760622199</text:p>
          </table:table-cell>
          <table:table-cell office:value-type="float" office:value="-0.0075137341" calcext:value-type="float">
            <text:p>-0.0075137341</text:p>
          </table:table-cell>
          <table:table-cell office:value-type="float" office:value="-0.0290759077" calcext:value-type="float">
            <text:p>-0.0290759077</text:p>
          </table:table-cell>
          <table:table-cell office:value-type="float" office:value="-0.0198317531" calcext:value-type="float">
            <text:p>-0.0198317531</text:p>
          </table:table-cell>
          <table:table-cell office:value-type="float" office:value="0.1030898234" calcext:value-type="float">
            <text:p>0.1030898234</text:p>
          </table:table-cell>
          <table:table-cell office:value-type="float" office:value="0.0762907282" calcext:value-type="float">
            <text:p>0.0762907282</text:p>
          </table:table-cell>
          <table:table-cell office:value-type="float" office:value="0.0518674674" calcext:value-type="float">
            <text:p>0.0518674674</text:p>
          </table:table-cell>
          <table:table-cell office:value-type="float" office:value="0.3166652643" calcext:value-type="float">
            <text:p>0.3166652643</text:p>
          </table:table-cell>
          <table:table-cell office:value-type="float" office:value="0.3825433772" calcext:value-type="float">
            <text:p>0.3825433772</text:p>
          </table:table-cell>
          <table:table-cell office:value-type="float" office:value="0.2605419763" calcext:value-type="float">
            <text:p>0.2605419763</text:p>
          </table:table-cell>
          <table:table-cell office:value-type="float" office:value="0.3166652643" calcext:value-type="float">
            <text:p>0.3166652643</text:p>
          </table:table-cell>
          <table:table-cell office:value-type="float" office:value="0.3825433772" calcext:value-type="float">
            <text:p>0.3825433772</text:p>
          </table:table-cell>
          <table:table-cell office:value-type="float" office:value="0.2605419763" calcext:value-type="float">
            <text:p>0.2605419763</text:p>
          </table:table-cell>
          <table:table-cell office:value-type="float" office:value="0.333077541" calcext:value-type="float">
            <text:p>0.333077541</text:p>
          </table:table-cell>
          <table:table-cell office:value-type="float" office:value="0.4021333355" calcext:value-type="float">
            <text:p>0.4021333355</text:p>
          </table:table-cell>
          <table:table-cell office:value-type="float" office:value="0.2764175266" calcext:value-type="float">
            <text:p>0.2764175266</text:p>
          </table:table-cell>
          <table:table-cell office:value-type="float" office:value="0.291166607" calcext:value-type="float">
            <text:p>0.291166607</text:p>
          </table:table-cell>
          <table:table-cell office:value-type="float" office:value="0.3536414427" calcext:value-type="float">
            <text:p>0.3536414427</text:p>
          </table:table-cell>
          <table:table-cell office:value-type="float" office:value="0.2381820511" calcext:value-type="float">
            <text:p>0.2381820511</text:p>
          </table:table-cell>
          <table:table-cell office:value-type="float" office:value="0.3029196369" calcext:value-type="float">
            <text:p>0.3029196369</text:p>
          </table:table-cell>
          <table:table-cell office:value-type="float" office:value="0.3666656364" calcext:value-type="float">
            <text:p>0.3666656364</text:p>
          </table:table-cell>
          <table:table-cell office:value-type="float" office:value="0.2501655353" calcext:value-type="float">
            <text:p>0.2501655353</text:p>
          </table:table-cell>
          <table:table-cell office:value-type="string" calcext:value-type="string">
            <text:p>nan</text:p>
          </table:table-cell>
          <table:table-cell office:value-type="float" office:value="-0.4221200523" calcext:value-type="float">
            <text:p>-0.4221200523</text:p>
          </table:table-cell>
          <table:table-cell office:value-type="float" office:value="-0.9158081204" calcext:value-type="float">
            <text:p>-0.9158081204</text:p>
          </table:table-cell>
          <table:table-cell office:value-type="float" office:value="0.4011016957" calcext:value-type="float">
            <text:p>0.4011016957</text:p>
          </table:table-cell>
          <table:table-cell office:value-type="float" office:value="0.4907050669" calcext:value-type="float">
            <text:p>0.4907050669</text:p>
          </table:table-cell>
          <table:table-cell office:value-type="float" office:value="0.3495159273" calcext:value-type="float">
            <text:p>0.3495159273</text:p>
          </table:table-cell>
          <table:table-cell office:value-type="float" office:value="0.9926207206" calcext:value-type="float">
            <text:p>0.9926207206</text:p>
          </table:table-cell>
          <table:table-cell office:value-type="float" office:value="0.9896543624" calcext:value-type="float">
            <text:p>0.9896543624</text:p>
          </table:table-cell>
          <table:table-cell office:value-type="float" office:value="0.9326565783" calcext:value-type="float">
            <text:p>0.9326565783</text:p>
          </table:table-cell>
          <table:table-cell office:value-type="float" office:value="0.0931552621" calcext:value-type="float">
            <text:p>0.0931552621</text:p>
          </table:table-cell>
          <table:table-cell office:value-type="float" office:value="0.0780316927" calcext:value-type="float">
            <text:p>0.0780316927</text:p>
          </table:table-cell>
          <table:table-cell office:value-type="float" office:value="0.0537633141" calcext:value-type="float">
            <text:p>0.0537633141</text:p>
          </table:table-cell>
          <table:table-cell office:value-type="float" office:value="0.0999555475" calcext:value-type="float">
            <text:p>0.0999555475</text:p>
          </table:table-cell>
          <table:table-cell office:value-type="float" office:value="0.0726039222" calcext:value-type="float">
            <text:p>0.0726039222</text:p>
          </table:table-cell>
          <table:table-cell office:value-type="float" office:value="0.0503697758" calcext:value-type="float">
            <text:p>0.0503697758</text:p>
          </table:table-cell>
          <table:table-cell office:value-type="float" office:value="0.3438290439" calcext:value-type="float">
            <text:p>0.3438290439</text:p>
          </table:table-cell>
          <table:table-cell office:value-type="float" office:value="0.4125082658" calcext:value-type="float">
            <text:p>0.4125082658</text:p>
          </table:table-cell>
          <table:table-cell office:value-type="float" office:value="0.2872934564" calcext:value-type="float">
            <text:p>0.2872934564</text:p>
          </table:table-cell>
          <table:table-cell office:value-type="float" office:value="0.3438290439" calcext:value-type="float">
            <text:p>0.3438290439</text:p>
          </table:table-cell>
          <table:table-cell office:value-type="float" office:value="0.4125082658" calcext:value-type="float">
            <text:p>0.4125082658</text:p>
          </table:table-cell>
          <table:table-cell office:value-type="float" office:value="0.2872934564" calcext:value-type="float">
            <text:p>0.2872934564</text:p>
          </table:table-cell>
          <table:table-cell office:value-type="float" office:value="0.3590954855" calcext:value-type="float">
            <text:p>0.3590954855</text:p>
          </table:table-cell>
          <table:table-cell office:value-type="float" office:value="0.4302616321" calcext:value-type="float">
            <text:p>0.4302616321</text:p>
          </table:table-cell>
          <table:table-cell office:value-type="float" office:value="0.3026899543" calcext:value-type="float">
            <text:p>0.3026899543</text:p>
          </table:table-cell>
          <table:table-cell office:value-type="float" office:value="0.3264088874" calcext:value-type="float">
            <text:p>0.3264088874</text:p>
          </table:table-cell>
          <table:table-cell office:value-type="float" office:value="0.3927448219" calcext:value-type="float">
            <text:p>0.3927448219</text:p>
          </table:table-cell>
          <table:table-cell office:value-type="float" office:value="0.2715789106" calcext:value-type="float">
            <text:p>0.2715789106</text:p>
          </table:table-cell>
          <table:table-cell office:value-type="float" office:value="0.3479935124" calcext:value-type="float">
            <text:p>0.3479935124</text:p>
          </table:table-cell>
          <table:table-cell office:value-type="float" office:value="0.4132819821" calcext:value-type="float">
            <text:p>0.4132819821</text:p>
          </table:table-cell>
          <table:table-cell office:value-type="float" office:value="0.2897638194" calcext:value-type="float">
            <text:p>0.2897638194</text:p>
          </table:table-cell>
          <table:table-cell office:value-type="string" calcext:value-type="string">
            <text:p>nan</text:p>
          </table:table-cell>
          <table:table-cell office:value-type="float" office:value="-0.4492982974" calcext:value-type="float">
            <text:p>-0.4492982974</text:p>
          </table:table-cell>
          <table:table-cell office:value-type="float" office:value="-0.959712516" calcext:value-type="float">
            <text:p>-0.959712516</text:p>
          </table:table-cell>
        </table:table-row>
        <table:table-row table:style-name="ro1">
          <table:table-cell office:value-type="string" calcext:value-type="string">
            <text:p>Microtus_agrestis</text:p>
          </table:table-cell>
          <table:table-cell office:value-type="float" office:value="16763" calcext:value-type="float">
            <text:p>16763</text:p>
          </table:table-cell>
          <table:table-cell office:value-type="float" office:value="778.506711209" calcext:value-type="float">
            <text:p>778.506711209</text:p>
          </table:table-cell>
          <table:table-cell office:value-type="float" office:value="755.325579794" calcext:value-type="float">
            <text:p>755.325579794</text:p>
          </table:table-cell>
          <table:table-cell office:value-type="float" office:value="0.5099104241" calcext:value-type="float">
            <text:p>0.5099104241</text:p>
          </table:table-cell>
          <table:table-cell office:value-type="float" office:value="0.0644526632" calcext:value-type="float">
            <text:p>0.0644526632</text:p>
          </table:table-cell>
          <table:table-cell office:value-type="float" office:value="0.5569719247" calcext:value-type="float">
            <text:p>0.5569719247</text:p>
          </table:table-cell>
          <table:table-cell office:value-type="float" office:value="0.1210616299" calcext:value-type="float">
            <text:p>0.1210616299</text:p>
          </table:table-cell>
          <table:table-cell office:value-type="float" office:value="0.4715530422" calcext:value-type="float">
            <text:p>0.4715530422</text:p>
          </table:table-cell>
          <table:table-cell office:value-type="float" office:value="0.0861990417" calcext:value-type="float">
            <text:p>0.0861990417</text:p>
          </table:table-cell>
          <table:table-cell office:value-type="float" office:value="-0.0003144773" calcext:value-type="float">
            <text:p>-0.0003144773</text:p>
          </table:table-cell>
          <table:table-cell office:value-type="float" office:value="0.0156498005" calcext:value-type="float">
            <text:p>0.0156498005</text:p>
          </table:table-cell>
          <table:table-cell office:value-type="float" office:value="0.0087153364" calcext:value-type="float">
            <text:p>0.0087153364</text:p>
          </table:table-cell>
          <table:table-cell office:value-type="float" office:value="0.126518045" calcext:value-type="float">
            <text:p>0.126518045</text:p>
          </table:table-cell>
          <table:table-cell office:value-type="float" office:value="0.1203311088" calcext:value-type="float">
            <text:p>0.1203311088</text:p>
          </table:table-cell>
          <table:table-cell office:value-type="float" office:value="0.0805683108" calcext:value-type="float">
            <text:p>0.0805683108</text:p>
          </table:table-cell>
          <table:table-cell office:value-type="float" office:value="0.2691432836" calcext:value-type="float">
            <text:p>0.2691432836</text:p>
          </table:table-cell>
          <table:table-cell office:value-type="float" office:value="0.3851281202" calcext:value-type="float">
            <text:p>0.3851281202</text:p>
          </table:table-cell>
          <table:table-cell office:value-type="float" office:value="0.2580734205" calcext:value-type="float">
            <text:p>0.2580734205</text:p>
          </table:table-cell>
          <table:table-cell office:value-type="float" office:value="0.2691432836" calcext:value-type="float">
            <text:p>0.2691432836</text:p>
          </table:table-cell>
          <table:table-cell office:value-type="float" office:value="0.3851281202" calcext:value-type="float">
            <text:p>0.3851281202</text:p>
          </table:table-cell>
          <table:table-cell office:value-type="float" office:value="0.2580734205" calcext:value-type="float">
            <text:p>0.2580734205</text:p>
          </table:table-cell>
          <table:table-cell office:value-type="float" office:value="0.3364108271" calcext:value-type="float">
            <text:p>0.3364108271</text:p>
          </table:table-cell>
          <table:table-cell office:value-type="float" office:value="0.4708655526" calcext:value-type="float">
            <text:p>0.4708655526</text:p>
          </table:table-cell>
          <table:table-cell office:value-type="float" office:value="0.3172627054" calcext:value-type="float">
            <text:p>0.3172627054</text:p>
          </table:table-cell>
          <table:table-cell office:value-type="float" office:value="0.2873217162" calcext:value-type="float">
            <text:p>0.2873217162</text:p>
          </table:table-cell>
          <table:table-cell office:value-type="float" office:value="0.4125462945" calcext:value-type="float">
            <text:p>0.4125462945</text:p>
          </table:table-cell>
          <table:table-cell office:value-type="float" office:value="0.2779818941" calcext:value-type="float">
            <text:p>0.2779818941</text:p>
          </table:table-cell>
          <table:table-cell office:value-type="float" office:value="0.3272135886" calcext:value-type="float">
            <text:p>0.3272135886</text:p>
          </table:table-cell>
          <table:table-cell office:value-type="float" office:value="0.4645425517" calcext:value-type="float">
            <text:p>0.4645425517</text:p>
          </table:table-cell>
          <table:table-cell office:value-type="float" office:value="0.3146649809" calcext:value-type="float">
            <text:p>0.3146649809</text:p>
          </table:table-cell>
          <table:table-cell office:value-type="string" calcext:value-type="string">
            <text:p>nan</text:p>
          </table:table-cell>
          <table:table-cell office:value-type="float" office:value="-0.4600776593" calcext:value-type="float">
            <text:p>-0.4600776593</text:p>
          </table:table-cell>
          <table:table-cell office:value-type="float" office:value="-0.880881376" calcext:value-type="float">
            <text:p>-0.880881376</text:p>
          </table:table-cell>
          <table:table-cell office:value-type="float" office:value="0.2765248344" calcext:value-type="float">
            <text:p>0.2765248344</text:p>
          </table:table-cell>
          <table:table-cell office:value-type="float" office:value="0.5232698075" calcext:value-type="float">
            <text:p>0.5232698075</text:p>
          </table:table-cell>
          <table:table-cell office:value-type="float" office:value="0.3551359652" calcext:value-type="float">
            <text:p>0.3551359652</text:p>
          </table:table-cell>
          <table:table-cell office:value-type="float" office:value="0.9939981251" calcext:value-type="float">
            <text:p>0.9939981251</text:p>
          </table:table-cell>
          <table:table-cell office:value-type="float" office:value="0.9609254206" calcext:value-type="float">
            <text:p>0.9609254206</text:p>
          </table:table-cell>
          <table:table-cell office:value-type="float" office:value="0.8714569745" calcext:value-type="float">
            <text:p>0.8714569745</text:p>
          </table:table-cell>
          <table:table-cell office:value-type="float" office:value="-0.0039262516" calcext:value-type="float">
            <text:p>-0.0039262516</text:p>
          </table:table-cell>
          <table:table-cell office:value-type="float" office:value="0.0349405093" calcext:value-type="float">
            <text:p>0.0349405093</text:p>
          </table:table-cell>
          <table:table-cell office:value-type="float" office:value="0.0232424524" calcext:value-type="float">
            <text:p>0.0232424524</text:p>
          </table:table-cell>
          <table:table-cell office:value-type="float" office:value="0.1399721783" calcext:value-type="float">
            <text:p>0.1399721783</text:p>
          </table:table-cell>
          <table:table-cell office:value-type="float" office:value="0.1491540147" calcext:value-type="float">
            <text:p>0.1491540147</text:p>
          </table:table-cell>
          <table:table-cell office:value-type="float" office:value="0.1016170618" calcext:value-type="float">
            <text:p>0.1016170618</text:p>
          </table:table-cell>
          <table:table-cell office:value-type="float" office:value="0.29001031" calcext:value-type="float">
            <text:p>0.29001031</text:p>
          </table:table-cell>
          <table:table-cell office:value-type="float" office:value="0.4362547794" calcext:value-type="float">
            <text:p>0.4362547794</text:p>
          </table:table-cell>
          <table:table-cell office:value-type="float" office:value="0.3007436549" calcext:value-type="float">
            <text:p>0.3007436549</text:p>
          </table:table-cell>
          <table:table-cell office:value-type="float" office:value="0.29001031" calcext:value-type="float">
            <text:p>0.29001031</text:p>
          </table:table-cell>
          <table:table-cell office:value-type="float" office:value="0.4362547794" calcext:value-type="float">
            <text:p>0.4362547794</text:p>
          </table:table-cell>
          <table:table-cell office:value-type="float" office:value="0.3007436549" calcext:value-type="float">
            <text:p>0.3007436549</text:p>
          </table:table-cell>
          <table:table-cell office:value-type="float" office:value="0.3572343873" calcext:value-type="float">
            <text:p>0.3572343873</text:p>
          </table:table-cell>
          <table:table-cell office:value-type="float" office:value="0.5242603397" calcext:value-type="float">
            <text:p>0.5242603397</text:p>
          </table:table-cell>
          <table:table-cell office:value-type="float" office:value="0.3651367948" calcext:value-type="float">
            <text:p>0.3651367948</text:p>
          </table:table-cell>
          <table:table-cell office:value-type="float" office:value="0.3054714708" calcext:value-type="float">
            <text:p>0.3054714708</text:p>
          </table:table-cell>
          <table:table-cell office:value-type="float" office:value="0.4568935238" calcext:value-type="float">
            <text:p>0.4568935238</text:p>
          </table:table-cell>
          <table:table-cell office:value-type="float" office:value="0.3168880258" calcext:value-type="float">
            <text:p>0.3168880258</text:p>
          </table:table-cell>
          <table:table-cell office:value-type="float" office:value="0.3442627399" calcext:value-type="float">
            <text:p>0.3442627399</text:p>
          </table:table-cell>
          <table:table-cell office:value-type="float" office:value="0.5078453868" calcext:value-type="float">
            <text:p>0.5078453868</text:p>
          </table:table-cell>
          <table:table-cell office:value-type="float" office:value="0.3539590366" calcext:value-type="float">
            <text:p>0.3539590366</text:p>
          </table:table-cell>
          <table:table-cell office:value-type="string" calcext:value-type="string">
            <text:p>nan</text:p>
          </table:table-cell>
          <table:table-cell office:value-type="float" office:value="-0.5094842633" calcext:value-type="float">
            <text:p>-0.5094842633</text:p>
          </table:table-cell>
          <table:table-cell office:value-type="float" office:value="-0.7675694227" calcext:value-type="float">
            <text:p>-0.7675694227</text:p>
          </table:table-cell>
        </table:table-row>
        <table:table-row table:style-name="ro1">
          <table:table-cell office:value-type="string" calcext:value-type="string">
            <text:p>Microtus_arvalis</text:p>
          </table:table-cell>
          <table:table-cell office:value-type="float" office:value="12902" calcext:value-type="float">
            <text:p>12902</text:p>
          </table:table-cell>
          <table:table-cell office:value-type="float" office:value="1137.0126337" calcext:value-type="float">
            <text:p>1137.0126337</text:p>
          </table:table-cell>
          <table:table-cell office:value-type="float" office:value="1104.94040284" calcext:value-type="float">
            <text:p>1104.94040284</text:p>
          </table:table-cell>
          <table:table-cell office:value-type="float" office:value="0.5141498722" calcext:value-type="float">
            <text:p>0.5141498722</text:p>
          </table:table-cell>
          <table:table-cell office:value-type="float" office:value="0.0640206959" calcext:value-type="float">
            <text:p>0.0640206959</text:p>
          </table:table-cell>
          <table:table-cell office:value-type="float" office:value="0.5662371301" calcext:value-type="float">
            <text:p>0.5662371301</text:p>
          </table:table-cell>
          <table:table-cell office:value-type="float" office:value="0.1172129724" calcext:value-type="float">
            <text:p>0.1172129724</text:p>
          </table:table-cell>
          <table:table-cell office:value-type="float" office:value="0.4762497055" calcext:value-type="float">
            <text:p>0.4762497055</text:p>
          </table:table-cell>
          <table:table-cell office:value-type="float" office:value="0.0892192549" calcext:value-type="float">
            <text:p>0.0892192549</text:p>
          </table:table-cell>
          <table:table-cell office:value-type="float" office:value="-0.0054870495" calcext:value-type="float">
            <text:p>-0.0054870495</text:p>
          </table:table-cell>
          <table:table-cell office:value-type="float" office:value="0.0811973971" calcext:value-type="float">
            <text:p>0.0811973971</text:p>
          </table:table-cell>
          <table:table-cell office:value-type="float" office:value="0.057426913" calcext:value-type="float">
            <text:p>0.057426913</text:p>
          </table:table-cell>
          <table:table-cell office:value-type="float" office:value="0.0687952337" calcext:value-type="float">
            <text:p>0.0687952337</text:p>
          </table:table-cell>
          <table:table-cell office:value-type="float" office:value="0.0945971607" calcext:value-type="float">
            <text:p>0.0945971607</text:p>
          </table:table-cell>
          <table:table-cell office:value-type="float" office:value="0.0631379092" calcext:value-type="float">
            <text:p>0.0631379092</text:p>
          </table:table-cell>
          <table:table-cell office:value-type="float" office:value="-0.1138960983" calcext:value-type="float">
            <text:p>-0.1138960983</text:p>
          </table:table-cell>
          <table:table-cell office:value-type="float" office:value="-0.0942978454" calcext:value-type="float">
            <text:p>-0.0942978454</text:p>
          </table:table-cell>
          <table:table-cell office:value-type="float" office:value="-0.0636505084" calcext:value-type="float">
            <text:p>-0.0636505084</text:p>
          </table:table-cell>
          <table:table-cell office:value-type="float" office:value="-0.1138960983" calcext:value-type="float">
            <text:p>-0.1138960983</text:p>
          </table:table-cell>
          <table:table-cell office:value-type="float" office:value="-0.0942978454" calcext:value-type="float">
            <text:p>-0.0942978454</text:p>
          </table:table-cell>
          <table:table-cell office:value-type="float" office:value="-0.0636505084" calcext:value-type="float">
            <text:p>-0.0636505084</text:p>
          </table:table-cell>
          <table:table-cell office:value-type="float" office:value="-0.1249574841" calcext:value-type="float">
            <text:p>-0.1249574841</text:p>
          </table:table-cell>
          <table:table-cell office:value-type="float" office:value="-0.1057935258" calcext:value-type="float">
            <text:p>-0.1057935258</text:p>
          </table:table-cell>
          <table:table-cell office:value-type="float" office:value="-0.072609711" calcext:value-type="float">
            <text:p>-0.072609711</text:p>
          </table:table-cell>
          <table:table-cell office:value-type="float" office:value="-0.1041772144" calcext:value-type="float">
            <text:p>-0.1041772144</text:p>
          </table:table-cell>
          <table:table-cell office:value-type="float" office:value="-0.0771535888" calcext:value-type="float">
            <text:p>-0.0771535888</text:p>
          </table:table-cell>
          <table:table-cell office:value-type="float" office:value="-0.0524531674" calcext:value-type="float">
            <text:p>-0.0524531674</text:p>
          </table:table-cell>
          <table:table-cell office:value-type="float" office:value="-0.1044481292" calcext:value-type="float">
            <text:p>-0.1044481292</text:p>
          </table:table-cell>
          <table:table-cell office:value-type="float" office:value="-0.0730506523" calcext:value-type="float">
            <text:p>-0.0730506523</text:p>
          </table:table-cell>
          <table:table-cell office:value-type="float" office:value="-0.0499412547" calcext:value-type="float">
            <text:p>-0.0499412547</text:p>
          </table:table-cell>
          <table:table-cell office:value-type="string" calcext:value-type="string">
            <text:p>nan</text:p>
          </table:table-cell>
          <table:table-cell office:value-type="float" office:value="0.0678609343" calcext:value-type="float">
            <text:p>0.0678609343</text:p>
          </table:table-cell>
          <table:table-cell office:value-type="float" office:value="-0.5882944424" calcext:value-type="float">
            <text:p>-0.5882944424</text:p>
          </table:table-cell>
          <table:table-cell office:value-type="float" office:value="-0.1671365974" calcext:value-type="float">
            <text:p>-0.1671365974</text:p>
          </table:table-cell>
          <table:table-cell office:value-type="float" office:value="-0.1147415651" calcext:value-type="float">
            <text:p>-0.1147415651</text:p>
          </table:table-cell>
          <table:table-cell office:value-type="float" office:value="-0.0788951736" calcext:value-type="float">
            <text:p>-0.0788951736</text:p>
          </table:table-cell>
          <table:table-cell office:value-type="float" office:value="0.9971166425" calcext:value-type="float">
            <text:p>0.9971166425</text:p>
          </table:table-cell>
          <table:table-cell office:value-type="float" office:value="0.9792536615" calcext:value-type="float">
            <text:p>0.9792536615</text:p>
          </table:table-cell>
          <table:table-cell office:value-type="float" office:value="0.9014936026" calcext:value-type="float">
            <text:p>0.9014936026</text:p>
          </table:table-cell>
          <table:table-cell office:value-type="float" office:value="-0.0730715854" calcext:value-type="float">
            <text:p>-0.0730715854</text:p>
          </table:table-cell>
          <table:table-cell office:value-type="float" office:value="-0.0620684055" calcext:value-type="float">
            <text:p>-0.0620684055</text:p>
          </table:table-cell>
          <table:table-cell office:value-type="float" office:value="-0.0417314325" calcext:value-type="float">
            <text:p>-0.0417314325</text:p>
          </table:table-cell>
          <table:table-cell office:value-type="float" office:value="0.0467169767" calcext:value-type="float">
            <text:p>0.0467169767</text:p>
          </table:table-cell>
          <table:table-cell office:value-type="float" office:value="0.0423243212" calcext:value-type="float">
            <text:p>0.0423243212</text:p>
          </table:table-cell>
          <table:table-cell office:value-type="float" office:value="0.0281435089" calcext:value-type="float">
            <text:p>0.0281435089</text:p>
          </table:table-cell>
          <table:table-cell office:value-type="float" office:value="-0.1013386807" calcext:value-type="float">
            <text:p>-0.1013386807</text:p>
          </table:table-cell>
          <table:table-cell office:value-type="float" office:value="-0.0604519178" calcext:value-type="float">
            <text:p>-0.0604519178</text:p>
          </table:table-cell>
          <table:table-cell office:value-type="float" office:value="-0.041337547" calcext:value-type="float">
            <text:p>-0.041337547</text:p>
          </table:table-cell>
          <table:table-cell office:value-type="float" office:value="-0.1013386807" calcext:value-type="float">
            <text:p>-0.1013386807</text:p>
          </table:table-cell>
          <table:table-cell office:value-type="float" office:value="-0.0604519178" calcext:value-type="float">
            <text:p>-0.0604519178</text:p>
          </table:table-cell>
          <table:table-cell office:value-type="float" office:value="-0.041337547" calcext:value-type="float">
            <text:p>-0.041337547</text:p>
          </table:table-cell>
          <table:table-cell office:value-type="float" office:value="-0.1195289678" calcext:value-type="float">
            <text:p>-0.1195289678</text:p>
          </table:table-cell>
          <table:table-cell office:value-type="float" office:value="-0.083571492" calcext:value-type="float">
            <text:p>-0.083571492</text:p>
          </table:table-cell>
          <table:table-cell office:value-type="float" office:value="-0.0577405905" calcext:value-type="float">
            <text:p>-0.0577405905</text:p>
          </table:table-cell>
          <table:table-cell office:value-type="float" office:value="-0.1036044973" calcext:value-type="float">
            <text:p>-0.1036044973</text:p>
          </table:table-cell>
          <table:table-cell office:value-type="float" office:value="-0.0670872778" calcext:value-type="float">
            <text:p>-0.0670872778</text:p>
          </table:table-cell>
          <table:table-cell office:value-type="float" office:value="-0.0455828031" calcext:value-type="float">
            <text:p>-0.0455828031</text:p>
          </table:table-cell>
          <table:table-cell office:value-type="float" office:value="-0.1079803711" calcext:value-type="float">
            <text:p>-0.1079803711</text:p>
          </table:table-cell>
          <table:table-cell office:value-type="float" office:value="-0.068210786" calcext:value-type="float">
            <text:p>-0.068210786</text:p>
          </table:table-cell>
          <table:table-cell office:value-type="float" office:value="-0.0464930432" calcext:value-type="float">
            <text:p>-0.0464930432</text:p>
          </table:table-cell>
          <table:table-cell office:value-type="string" calcext:value-type="string">
            <text:p>nan</text:p>
          </table:table-cell>
          <table:table-cell office:value-type="float" office:value="0.0562048717" calcext:value-type="float">
            <text:p>0.0562048717</text:p>
          </table:table-cell>
          <table:table-cell office:value-type="float" office:value="-0.8596754321" calcext:value-type="float">
            <text:p>-0.8596754321</text:p>
          </table:table-cell>
        </table:table-row>
        <table:table-row table:style-name="ro1">
          <table:table-cell office:value-type="string" calcext:value-type="string">
            <text:p>Microtus_glareolus</text:p>
          </table:table-cell>
          <table:table-cell office:value-type="float" office:value="13362" calcext:value-type="float">
            <text:p>13362</text:p>
          </table:table-cell>
          <table:table-cell office:value-type="float" office:value="587.309759018" calcext:value-type="float">
            <text:p>587.309759018</text:p>
          </table:table-cell>
          <table:table-cell office:value-type="float" office:value="568.816036473" calcext:value-type="float">
            <text:p>568.816036473</text:p>
          </table:table-cell>
          <table:table-cell office:value-type="float" office:value="0.5018048735" calcext:value-type="float">
            <text:p>0.5018048735</text:p>
          </table:table-cell>
          <table:table-cell office:value-type="float" office:value="0.0634515632" calcext:value-type="float">
            <text:p>0.0634515632</text:p>
          </table:table-cell>
          <table:table-cell office:value-type="float" office:value="0.5474261742" calcext:value-type="float">
            <text:p>0.5474261742</text:p>
          </table:table-cell>
          <table:table-cell office:value-type="float" office:value="0.1238563244" calcext:value-type="float">
            <text:p>0.1238563244</text:p>
          </table:table-cell>
          <table:table-cell office:value-type="float" office:value="0.4674709772" calcext:value-type="float">
            <text:p>0.4674709772</text:p>
          </table:table-cell>
          <table:table-cell office:value-type="float" office:value="0.0901321112" calcext:value-type="float">
            <text:p>0.0901321112</text:p>
          </table:table-cell>
          <table:table-cell office:value-type="float" office:value="-0.0006079273" calcext:value-type="float">
            <text:p>-0.0006079273</text:p>
          </table:table-cell>
          <table:table-cell office:value-type="float" office:value="-0.0322550633" calcext:value-type="float">
            <text:p>-0.0322550633</text:p>
          </table:table-cell>
          <table:table-cell office:value-type="float" office:value="-0.0248850763" calcext:value-type="float">
            <text:p>-0.0248850763</text:p>
          </table:table-cell>
          <table:table-cell office:value-type="float" office:value="0.130900161" calcext:value-type="float">
            <text:p>0.130900161</text:p>
          </table:table-cell>
          <table:table-cell office:value-type="float" office:value="0.1170006633" calcext:value-type="float">
            <text:p>0.1170006633</text:p>
          </table:table-cell>
          <table:table-cell office:value-type="float" office:value="0.0783243261" calcext:value-type="float">
            <text:p>0.0783243261</text:p>
          </table:table-cell>
          <table:table-cell office:value-type="float" office:value="0.3385574414" calcext:value-type="float">
            <text:p>0.3385574414</text:p>
          </table:table-cell>
          <table:table-cell office:value-type="float" office:value="0.4658071673" calcext:value-type="float">
            <text:p>0.4658071673</text:p>
          </table:table-cell>
          <table:table-cell office:value-type="float" office:value="0.3163659535" calcext:value-type="float">
            <text:p>0.3163659535</text:p>
          </table:table-cell>
          <table:table-cell office:value-type="float" office:value="0.3385574414" calcext:value-type="float">
            <text:p>0.3385574414</text:p>
          </table:table-cell>
          <table:table-cell office:value-type="float" office:value="0.4658071673" calcext:value-type="float">
            <text:p>0.4658071673</text:p>
          </table:table-cell>
          <table:table-cell office:value-type="float" office:value="0.3163659535" calcext:value-type="float">
            <text:p>0.3163659535</text:p>
          </table:table-cell>
          <table:table-cell office:value-type="float" office:value="0.4024423785" calcext:value-type="float">
            <text:p>0.4024423785</text:p>
          </table:table-cell>
          <table:table-cell office:value-type="float" office:value="0.547079948" calcext:value-type="float">
            <text:p>0.547079948</text:p>
          </table:table-cell>
          <table:table-cell office:value-type="float" office:value="0.3759983934" calcext:value-type="float">
            <text:p>0.3759983934</text:p>
          </table:table-cell>
          <table:table-cell office:value-type="float" office:value="0.3444348511" calcext:value-type="float">
            <text:p>0.3444348511</text:p>
          </table:table-cell>
          <table:table-cell office:value-type="float" office:value="0.4789161175" calcext:value-type="float">
            <text:p>0.4789161175</text:p>
          </table:table-cell>
          <table:table-cell office:value-type="float" office:value="0.326434771" calcext:value-type="float">
            <text:p>0.326434771</text:p>
          </table:table-cell>
          <table:table-cell office:value-type="float" office:value="0.3758299313" calcext:value-type="float">
            <text:p>0.3758299313</text:p>
          </table:table-cell>
          <table:table-cell office:value-type="float" office:value="0.5175616928" calcext:value-type="float">
            <text:p>0.5175616928</text:p>
          </table:table-cell>
          <table:table-cell office:value-type="float" office:value="0.3545018472" calcext:value-type="float">
            <text:p>0.3545018472</text:p>
          </table:table-cell>
          <table:table-cell office:value-type="string" calcext:value-type="string">
            <text:p>nan</text:p>
          </table:table-cell>
          <table:table-cell office:value-type="float" office:value="-0.5388920755" calcext:value-type="float">
            <text:p>-0.5388920755</text:p>
          </table:table-cell>
          <table:table-cell office:value-type="float" office:value="-0.9252335342" calcext:value-type="float">
            <text:p>-0.9252335342</text:p>
          </table:table-cell>
          <table:table-cell office:value-type="float" office:value="0.4082156322" calcext:value-type="float">
            <text:p>0.4082156322</text:p>
          </table:table-cell>
          <table:table-cell office:value-type="float" office:value="0.6207233677" calcext:value-type="float">
            <text:p>0.6207233677</text:p>
          </table:table-cell>
          <table:table-cell office:value-type="float" office:value="0.4358464555" calcext:value-type="float">
            <text:p>0.4358464555</text:p>
          </table:table-cell>
          <table:table-cell office:value-type="float" office:value="0.9930569232" calcext:value-type="float">
            <text:p>0.9930569232</text:p>
          </table:table-cell>
          <table:table-cell office:value-type="float" office:value="0.9172084178" calcext:value-type="float">
            <text:p>0.9172084178</text:p>
          </table:table-cell>
          <table:table-cell office:value-type="float" office:value="0.7975340538" calcext:value-type="float">
            <text:p>0.7975340538</text:p>
          </table:table-cell>
          <table:table-cell office:value-type="float" office:value="0.0079947692" calcext:value-type="float">
            <text:p>0.0079947692</text:p>
          </table:table-cell>
          <table:table-cell office:value-type="float" office:value="0.0389446185" calcext:value-type="float">
            <text:p>0.0389446185</text:p>
          </table:table-cell>
          <table:table-cell office:value-type="float" office:value="0.0269895633" calcext:value-type="float">
            <text:p>0.0269895633</text:p>
          </table:table-cell>
          <table:table-cell office:value-type="float" office:value="0.1439899994" calcext:value-type="float">
            <text:p>0.1439899994</text:p>
          </table:table-cell>
          <table:table-cell office:value-type="float" office:value="0.1575011186" calcext:value-type="float">
            <text:p>0.1575011186</text:p>
          </table:table-cell>
          <table:table-cell office:value-type="float" office:value="0.108807719" calcext:value-type="float">
            <text:p>0.108807719</text:p>
          </table:table-cell>
          <table:table-cell office:value-type="float" office:value="0.3560677219" calcext:value-type="float">
            <text:p>0.3560677219</text:p>
          </table:table-cell>
          <table:table-cell office:value-type="float" office:value="0.5352953869" calcext:value-type="float">
            <text:p>0.5352953869</text:p>
          </table:table-cell>
          <table:table-cell office:value-type="float" office:value="0.3808718633" calcext:value-type="float">
            <text:p>0.3808718633</text:p>
          </table:table-cell>
          <table:table-cell office:value-type="float" office:value="0.3560677219" calcext:value-type="float">
            <text:p>0.3560677219</text:p>
          </table:table-cell>
          <table:table-cell office:value-type="float" office:value="0.5352953869" calcext:value-type="float">
            <text:p>0.5352953869</text:p>
          </table:table-cell>
          <table:table-cell office:value-type="float" office:value="0.3808718633" calcext:value-type="float">
            <text:p>0.3808718633</text:p>
          </table:table-cell>
          <table:table-cell office:value-type="float" office:value="0.4213292179" calcext:value-type="float">
            <text:p>0.4213292179</text:p>
          </table:table-cell>
          <table:table-cell office:value-type="float" office:value="0.6200995631" calcext:value-type="float">
            <text:p>0.6200995631</text:p>
          </table:table-cell>
          <table:table-cell office:value-type="float" office:value="0.4483862703" calcext:value-type="float">
            <text:p>0.4483862703</text:p>
          </table:table-cell>
          <table:table-cell office:value-type="float" office:value="0.361058265" calcext:value-type="float">
            <text:p>0.361058265</text:p>
          </table:table-cell>
          <table:table-cell office:value-type="float" office:value="0.5414812252" calcext:value-type="float">
            <text:p>0.5414812252</text:p>
          </table:table-cell>
          <table:table-cell office:value-type="float" office:value="0.3867545508" calcext:value-type="float">
            <text:p>0.3867545508</text:p>
          </table:table-cell>
          <table:table-cell office:value-type="float" office:value="0.3927893613" calcext:value-type="float">
            <text:p>0.3927893613</text:p>
          </table:table-cell>
          <table:table-cell office:value-type="float" office:value="0.57983284" calcext:value-type="float">
            <text:p>0.57983284</text:p>
          </table:table-cell>
          <table:table-cell office:value-type="float" office:value="0.4161333575" calcext:value-type="float">
            <text:p>0.4161333575</text:p>
          </table:table-cell>
          <table:table-cell office:value-type="string" calcext:value-type="string">
            <text:p>nan</text:p>
          </table:table-cell>
          <table:table-cell office:value-type="float" office:value="-0.6072874268" calcext:value-type="float">
            <text:p>-0.6072874268</text:p>
          </table:table-cell>
          <table:table-cell office:value-type="float" office:value="-0.9169393037" calcext:value-type="float">
            <text:p>-0.9169393037</text:p>
          </table:table-cell>
        </table:table-row>
        <table:table-row table:style-name="ro1">
          <table:table-cell office:value-type="string" calcext:value-type="string">
            <text:p>Monodelphis_domestica</text:p>
          </table:table-cell>
          <table:table-cell office:value-type="float" office:value="14221" calcext:value-type="float">
            <text:p>14221</text:p>
          </table:table-cell>
          <table:table-cell office:value-type="float" office:value="446.666408832" calcext:value-type="float">
            <text:p>446.666408832</text:p>
          </table:table-cell>
          <table:table-cell office:value-type="float" office:value="339.404140345" calcext:value-type="float">
            <text:p>339.404140345</text:p>
          </table:table-cell>
          <table:table-cell office:value-type="float" office:value="0.4550351681" calcext:value-type="float">
            <text:p>0.4550351681</text:p>
          </table:table-cell>
          <table:table-cell office:value-type="float" office:value="0.0579041999" calcext:value-type="float">
            <text:p>0.0579041999</text:p>
          </table:table-cell>
          <table:table-cell office:value-type="float" office:value="0.4558862512" calcext:value-type="float">
            <text:p>0.4558862512</text:p>
          </table:table-cell>
          <table:table-cell office:value-type="float" office:value="0.119976661" calcext:value-type="float">
            <text:p>0.119976661</text:p>
          </table:table-cell>
          <table:table-cell office:value-type="float" office:value="0.4140671888" calcext:value-type="float">
            <text:p>0.4140671888</text:p>
          </table:table-cell>
          <table:table-cell office:value-type="float" office:value="0.0832160099" calcext:value-type="float">
            <text:p>0.0832160099</text:p>
          </table:table-cell>
          <table:table-cell table:style-name="ce1" office:value-type="float" office:value="-0.0000143" calcext:value-type="float">
            <text:p>-1.43E-005</text:p>
          </table:table-cell>
          <table:table-cell office:value-type="float" office:value="-0.0529927535" calcext:value-type="float">
            <text:p>-0.0529927535</text:p>
          </table:table-cell>
          <table:table-cell office:value-type="float" office:value="-0.037447022" calcext:value-type="float">
            <text:p>-0.037447022</text:p>
          </table:table-cell>
          <table:table-cell office:value-type="float" office:value="0.1576958501" calcext:value-type="float">
            <text:p>0.1576958501</text:p>
          </table:table-cell>
          <table:table-cell office:value-type="float" office:value="0.2152557397" calcext:value-type="float">
            <text:p>0.2152557397</text:p>
          </table:table-cell>
          <table:table-cell office:value-type="float" office:value="0.1434193473" calcext:value-type="float">
            <text:p>0.1434193473</text:p>
          </table:table-cell>
          <table:table-cell office:value-type="float" office:value="0.3176353544" calcext:value-type="float">
            <text:p>0.3176353544</text:p>
          </table:table-cell>
          <table:table-cell office:value-type="float" office:value="0.4006686591" calcext:value-type="float">
            <text:p>0.4006686591</text:p>
          </table:table-cell>
          <table:table-cell office:value-type="float" office:value="0.2729306173" calcext:value-type="float">
            <text:p>0.2729306173</text:p>
          </table:table-cell>
          <table:table-cell office:value-type="float" office:value="0.3176353544" calcext:value-type="float">
            <text:p>0.3176353544</text:p>
          </table:table-cell>
          <table:table-cell office:value-type="float" office:value="0.4006686591" calcext:value-type="float">
            <text:p>0.4006686591</text:p>
          </table:table-cell>
          <table:table-cell office:value-type="float" office:value="0.2729306173" calcext:value-type="float">
            <text:p>0.2729306173</text:p>
          </table:table-cell>
          <table:table-cell office:value-type="float" office:value="0.3064960669" calcext:value-type="float">
            <text:p>0.3064960669</text:p>
          </table:table-cell>
          <table:table-cell office:value-type="float" office:value="0.396472102" calcext:value-type="float">
            <text:p>0.396472102</text:p>
          </table:table-cell>
          <table:table-cell office:value-type="float" office:value="0.2689622429" calcext:value-type="float">
            <text:p>0.2689622429</text:p>
          </table:table-cell>
          <table:table-cell office:value-type="float" office:value="0.3063550243" calcext:value-type="float">
            <text:p>0.3063550243</text:p>
          </table:table-cell>
          <table:table-cell office:value-type="float" office:value="0.3930996898" calcext:value-type="float">
            <text:p>0.3930996898</text:p>
          </table:table-cell>
          <table:table-cell office:value-type="float" office:value="0.2667398334" calcext:value-type="float">
            <text:p>0.2667398334</text:p>
          </table:table-cell>
          <table:table-cell office:value-type="float" office:value="0.284264244" calcext:value-type="float">
            <text:p>0.284264244</text:p>
          </table:table-cell>
          <table:table-cell office:value-type="float" office:value="0.3641072769" calcext:value-type="float">
            <text:p>0.3641072769</text:p>
          </table:table-cell>
          <table:table-cell office:value-type="float" office:value="0.2450946266" calcext:value-type="float">
            <text:p>0.2450946266</text:p>
          </table:table-cell>
          <table:table-cell office:value-type="string" calcext:value-type="string">
            <text:p>nan</text:p>
          </table:table-cell>
          <table:table-cell office:value-type="float" office:value="-0.389350276" calcext:value-type="float">
            <text:p>-0.389350276</text:p>
          </table:table-cell>
          <table:table-cell office:value-type="float" office:value="-0.9770954643" calcext:value-type="float">
            <text:p>-0.9770954643</text:p>
          </table:table-cell>
          <table:table-cell office:value-type="float" office:value="0.363629787" calcext:value-type="float">
            <text:p>0.363629787</text:p>
          </table:table-cell>
          <table:table-cell office:value-type="float" office:value="0.483919279" calcext:value-type="float">
            <text:p>0.483919279</text:p>
          </table:table-cell>
          <table:table-cell office:value-type="float" office:value="0.3337943204" calcext:value-type="float">
            <text:p>0.3337943204</text:p>
          </table:table-cell>
          <table:table-cell office:value-type="float" office:value="0.9960871393" calcext:value-type="float">
            <text:p>0.9960871393</text:p>
          </table:table-cell>
          <table:table-cell office:value-type="float" office:value="0.9636378231" calcext:value-type="float">
            <text:p>0.9636378231</text:p>
          </table:table-cell>
          <table:table-cell office:value-type="float" office:value="0.8685339449" calcext:value-type="float">
            <text:p>0.8685339449</text:p>
          </table:table-cell>
          <table:table-cell office:value-type="float" office:value="0.0547430589" calcext:value-type="float">
            <text:p>0.0547430589</text:p>
          </table:table-cell>
          <table:table-cell office:value-type="float" office:value="0.1148038705" calcext:value-type="float">
            <text:p>0.1148038705</text:p>
          </table:table-cell>
          <table:table-cell office:value-type="float" office:value="0.0771444505" calcext:value-type="float">
            <text:p>0.0771444505</text:p>
          </table:table-cell>
          <table:table-cell office:value-type="float" office:value="0.1696222483" calcext:value-type="float">
            <text:p>0.1696222483</text:p>
          </table:table-cell>
          <table:table-cell office:value-type="float" office:value="0.2464500461" calcext:value-type="float">
            <text:p>0.2464500461</text:p>
          </table:table-cell>
          <table:table-cell office:value-type="float" office:value="0.1657124658" calcext:value-type="float">
            <text:p>0.1657124658</text:p>
          </table:table-cell>
          <table:table-cell office:value-type="float" office:value="0.3314804231" calcext:value-type="float">
            <text:p>0.3314804231</text:p>
          </table:table-cell>
          <table:table-cell office:value-type="float" office:value="0.4341571314" calcext:value-type="float">
            <text:p>0.4341571314</text:p>
          </table:table-cell>
          <table:table-cell office:value-type="float" office:value="0.3011260555" calcext:value-type="float">
            <text:p>0.3011260555</text:p>
          </table:table-cell>
          <table:table-cell office:value-type="float" office:value="0.3314804231" calcext:value-type="float">
            <text:p>0.3314804231</text:p>
          </table:table-cell>
          <table:table-cell office:value-type="float" office:value="0.4341571314" calcext:value-type="float">
            <text:p>0.4341571314</text:p>
          </table:table-cell>
          <table:table-cell office:value-type="float" office:value="0.3011260555" calcext:value-type="float">
            <text:p>0.3011260555</text:p>
          </table:table-cell>
          <table:table-cell office:value-type="float" office:value="0.3177017635" calcext:value-type="float">
            <text:p>0.3177017635</text:p>
          </table:table-cell>
          <table:table-cell office:value-type="float" office:value="0.4224482921" calcext:value-type="float">
            <text:p>0.4224482921</text:p>
          </table:table-cell>
          <table:table-cell office:value-type="float" office:value="0.2910502244" calcext:value-type="float">
            <text:p>0.2910502244</text:p>
          </table:table-cell>
          <table:table-cell office:value-type="float" office:value="0.3258284994" calcext:value-type="float">
            <text:p>0.3258284994</text:p>
          </table:table-cell>
          <table:table-cell office:value-type="float" office:value="0.4414847586" calcext:value-type="float">
            <text:p>0.4414847586</text:p>
          </table:table-cell>
          <table:table-cell office:value-type="float" office:value="0.3065839835" calcext:value-type="float">
            <text:p>0.3065839835</text:p>
          </table:table-cell>
          <table:table-cell office:value-type="float" office:value="0.3029369241" calcext:value-type="float">
            <text:p>0.3029369241</text:p>
          </table:table-cell>
          <table:table-cell office:value-type="float" office:value="0.4096760749" calcext:value-type="float">
            <text:p>0.4096760749</text:p>
          </table:table-cell>
          <table:table-cell office:value-type="float" office:value="0.2816516762" calcext:value-type="float">
            <text:p>0.2816516762</text:p>
          </table:table-cell>
          <table:table-cell office:value-type="string" calcext:value-type="string">
            <text:p>nan</text:p>
          </table:table-cell>
          <table:table-cell office:value-type="float" office:value="-0.4152039548" calcext:value-type="float">
            <text:p>-0.4152039548</text:p>
          </table:table-cell>
          <table:table-cell office:value-type="float" office:value="-0.9286099293" calcext:value-type="float">
            <text:p>-0.9286099293</text:p>
          </table:table-cell>
        </table:table-row>
        <table:table-row table:style-name="ro1">
          <table:table-cell office:value-type="string" calcext:value-type="string">
            <text:p>Mus_musculus</text:p>
          </table:table-cell>
          <table:table-cell office:value-type="float" office:value="13012" calcext:value-type="float">
            <text:p>13012</text:p>
          </table:table-cell>
          <table:table-cell office:value-type="float" office:value="432.23094067" calcext:value-type="float">
            <text:p>432.23094067</text:p>
          </table:table-cell>
          <table:table-cell office:value-type="float" office:value="322.853813073" calcext:value-type="float">
            <text:p>322.853813073</text:p>
          </table:table-cell>
          <table:table-cell office:value-type="float" office:value="0.4850246244" calcext:value-type="float">
            <text:p>0.4850246244</text:p>
          </table:table-cell>
          <table:table-cell office:value-type="float" office:value="0.0547470654" calcext:value-type="float">
            <text:p>0.0547470654</text:p>
          </table:table-cell>
          <table:table-cell office:value-type="float" office:value="0.5251635148" calcext:value-type="float">
            <text:p>0.5251635148</text:p>
          </table:table-cell>
          <table:table-cell office:value-type="float" office:value="0.1159880815" calcext:value-type="float">
            <text:p>0.1159880815</text:p>
          </table:table-cell>
          <table:table-cell office:value-type="float" office:value="0.4479999376" calcext:value-type="float">
            <text:p>0.4479999376</text:p>
          </table:table-cell>
          <table:table-cell office:value-type="float" office:value="0.0829920647" calcext:value-type="float">
            <text:p>0.0829920647</text:p>
          </table:table-cell>
          <table:table-cell office:value-type="float" office:value="-0.0033213189" calcext:value-type="float">
            <text:p>-0.0033213189</text:p>
          </table:table-cell>
          <table:table-cell office:value-type="float" office:value="-0.0281777178" calcext:value-type="float">
            <text:p>-0.0281777178</text:p>
          </table:table-cell>
          <table:table-cell office:value-type="float" office:value="-0.019695016" calcext:value-type="float">
            <text:p>-0.019695016</text:p>
          </table:table-cell>
          <table:table-cell office:value-type="float" office:value="0.1140299781" calcext:value-type="float">
            <text:p>0.1140299781</text:p>
          </table:table-cell>
          <table:table-cell office:value-type="float" office:value="0.1387813567" calcext:value-type="float">
            <text:p>0.1387813567</text:p>
          </table:table-cell>
          <table:table-cell office:value-type="float" office:value="0.0924467937" calcext:value-type="float">
            <text:p>0.0924467937</text:p>
          </table:table-cell>
          <table:table-cell office:value-type="float" office:value="0.3307116915" calcext:value-type="float">
            <text:p>0.3307116915</text:p>
          </table:table-cell>
          <table:table-cell office:value-type="float" office:value="0.3906904429" calcext:value-type="float">
            <text:p>0.3906904429</text:p>
          </table:table-cell>
          <table:table-cell office:value-type="float" office:value="0.2647893774" calcext:value-type="float">
            <text:p>0.2647893774</text:p>
          </table:table-cell>
          <table:table-cell office:value-type="float" office:value="0.3307116915" calcext:value-type="float">
            <text:p>0.3307116915</text:p>
          </table:table-cell>
          <table:table-cell office:value-type="float" office:value="0.3906904429" calcext:value-type="float">
            <text:p>0.3906904429</text:p>
          </table:table-cell>
          <table:table-cell office:value-type="float" office:value="0.2647893774" calcext:value-type="float">
            <text:p>0.2647893774</text:p>
          </table:table-cell>
          <table:table-cell office:value-type="float" office:value="0.3652494472" calcext:value-type="float">
            <text:p>0.3652494472</text:p>
          </table:table-cell>
          <table:table-cell office:value-type="float" office:value="0.4395435057" calcext:value-type="float">
            <text:p>0.4395435057</text:p>
          </table:table-cell>
          <table:table-cell office:value-type="float" office:value="0.2997589285" calcext:value-type="float">
            <text:p>0.2997589285</text:p>
          </table:table-cell>
          <table:table-cell office:value-type="float" office:value="0.3289433312" calcext:value-type="float">
            <text:p>0.3289433312</text:p>
          </table:table-cell>
          <table:table-cell office:value-type="float" office:value="0.3974565562" calcext:value-type="float">
            <text:p>0.3974565562</text:p>
          </table:table-cell>
          <table:table-cell office:value-type="float" office:value="0.269246227" calcext:value-type="float">
            <text:p>0.269246227</text:p>
          </table:table-cell>
          <table:table-cell office:value-type="float" office:value="0.3357417075" calcext:value-type="float">
            <text:p>0.3357417075</text:p>
          </table:table-cell>
          <table:table-cell office:value-type="float" office:value="0.4096099664" calcext:value-type="float">
            <text:p>0.4096099664</text:p>
          </table:table-cell>
          <table:table-cell office:value-type="float" office:value="0.2772139206" calcext:value-type="float">
            <text:p>0.2772139206</text:p>
          </table:table-cell>
          <table:table-cell office:value-type="string" calcext:value-type="string">
            <text:p>nan</text:p>
          </table:table-cell>
          <table:table-cell office:value-type="float" office:value="-0.439146036" calcext:value-type="float">
            <text:p>-0.439146036</text:p>
          </table:table-cell>
          <table:table-cell office:value-type="float" office:value="-0.9625876194" calcext:value-type="float">
            <text:p>-0.9625876194</text:p>
          </table:table-cell>
          <table:table-cell office:value-type="float" office:value="0.4485371391" calcext:value-type="float">
            <text:p>0.4485371391</text:p>
          </table:table-cell>
          <table:table-cell office:value-type="float" office:value="0.5362153112" calcext:value-type="float">
            <text:p>0.5362153112</text:p>
          </table:table-cell>
          <table:table-cell office:value-type="float" office:value="0.3738126017" calcext:value-type="float">
            <text:p>0.3738126017</text:p>
          </table:table-cell>
          <table:table-cell office:value-type="float" office:value="0.996400576" calcext:value-type="float">
            <text:p>0.996400576</text:p>
          </table:table-cell>
          <table:table-cell office:value-type="float" office:value="0.9747280199" calcext:value-type="float">
            <text:p>0.9747280199</text:p>
          </table:table-cell>
          <table:table-cell office:value-type="float" office:value="0.8858605812" calcext:value-type="float">
            <text:p>0.8858605812</text:p>
          </table:table-cell>
          <table:table-cell office:value-type="float" office:value="0.0384796438" calcext:value-type="float">
            <text:p>0.0384796438</text:p>
          </table:table-cell>
          <table:table-cell office:value-type="float" office:value="0.0910977416" calcext:value-type="float">
            <text:p>0.0910977416</text:p>
          </table:table-cell>
          <table:table-cell office:value-type="float" office:value="0.0611594892" calcext:value-type="float">
            <text:p>0.0611594892</text:p>
          </table:table-cell>
          <table:table-cell office:value-type="float" office:value="0.125448891" calcext:value-type="float">
            <text:p>0.125448891</text:p>
          </table:table-cell>
          <table:table-cell office:value-type="float" office:value="0.1674158646" calcext:value-type="float">
            <text:p>0.1674158646</text:p>
          </table:table-cell>
          <table:table-cell office:value-type="float" office:value="0.1127651302" calcext:value-type="float">
            <text:p>0.1127651302</text:p>
          </table:table-cell>
          <table:table-cell office:value-type="float" office:value="0.3372790795" calcext:value-type="float">
            <text:p>0.3372790795</text:p>
          </table:table-cell>
          <table:table-cell office:value-type="float" office:value="0.4047567091" calcext:value-type="float">
            <text:p>0.4047567091</text:p>
          </table:table-cell>
          <table:table-cell office:value-type="float" office:value="0.2780672246" calcext:value-type="float">
            <text:p>0.2780672246</text:p>
          </table:table-cell>
          <table:table-cell office:value-type="float" office:value="0.3372790795" calcext:value-type="float">
            <text:p>0.3372790795</text:p>
          </table:table-cell>
          <table:table-cell office:value-type="float" office:value="0.4047567091" calcext:value-type="float">
            <text:p>0.4047567091</text:p>
          </table:table-cell>
          <table:table-cell office:value-type="float" office:value="0.2780672246" calcext:value-type="float">
            <text:p>0.2780672246</text:p>
          </table:table-cell>
          <table:table-cell office:value-type="float" office:value="0.3725790139" calcext:value-type="float">
            <text:p>0.3725790139</text:p>
          </table:table-cell>
          <table:table-cell office:value-type="float" office:value="0.4535875184" calcext:value-type="float">
            <text:p>0.4535875184</text:p>
          </table:table-cell>
          <table:table-cell office:value-type="float" office:value="0.3135950915" calcext:value-type="float">
            <text:p>0.3135950915</text:p>
          </table:table-cell>
          <table:table-cell office:value-type="float" office:value="0.3411552743" calcext:value-type="float">
            <text:p>0.3411552743</text:p>
          </table:table-cell>
          <table:table-cell office:value-type="float" office:value="0.4251581132" calcext:value-type="float">
            <text:p>0.4251581132</text:p>
          </table:table-cell>
          <table:table-cell office:value-type="float" office:value="0.293131384" calcext:value-type="float">
            <text:p>0.293131384</text:p>
          </table:table-cell>
          <table:table-cell office:value-type="float" office:value="0.3480311753" calcext:value-type="float">
            <text:p>0.3480311753</text:p>
          </table:table-cell>
          <table:table-cell office:value-type="float" office:value="0.4365518552" calcext:value-type="float">
            <text:p>0.4365518552</text:p>
          </table:table-cell>
          <table:table-cell office:value-type="float" office:value="0.3004641163" calcext:value-type="float">
            <text:p>0.3004641163</text:p>
          </table:table-cell>
          <table:table-cell office:value-type="string" calcext:value-type="string">
            <text:p>nan</text:p>
          </table:table-cell>
          <table:table-cell office:value-type="float" office:value="-0.450835194" calcext:value-type="float">
            <text:p>-0.450835194</text:p>
          </table:table-cell>
          <table:table-cell office:value-type="float" office:value="-0.9728027073" calcext:value-type="float">
            <text:p>-0.9728027073</text:p>
          </table:table-cell>
        </table:table-row>
        <table:table-row table:style-name="ro1">
          <table:table-cell office:value-type="string" calcext:value-type="string">
            <text:p>Mytilus_californianus</text:p>
          </table:table-cell>
          <table:table-cell office:value-type="float" office:value="19769" calcext:value-type="float">
            <text:p>19769</text:p>
          </table:table-cell>
          <table:table-cell office:value-type="float" office:value="650.077798574" calcext:value-type="float">
            <text:p>650.077798574</text:p>
          </table:table-cell>
          <table:table-cell office:value-type="float" office:value="495.290620896" calcext:value-type="float">
            <text:p>495.290620896</text:p>
          </table:table-cell>
          <table:table-cell office:value-type="float" office:value="0.3801466344" calcext:value-type="float">
            <text:p>0.3801466344</text:p>
          </table:table-cell>
          <table:table-cell office:value-type="float" office:value="0.0320304273" calcext:value-type="float">
            <text:p>0.0320304273</text:p>
          </table:table-cell>
          <table:table-cell office:value-type="float" office:value="0.3119570757" calcext:value-type="float">
            <text:p>0.3119570757</text:p>
          </table:table-cell>
          <table:table-cell office:value-type="float" office:value="0.0513065158" calcext:value-type="float">
            <text:p>0.0513065158</text:p>
          </table:table-cell>
          <table:table-cell office:value-type="float" office:value="0.3134020561" calcext:value-type="float">
            <text:p>0.3134020561</text:p>
          </table:table-cell>
          <table:table-cell office:value-type="float" office:value="0.0574788736" calcext:value-type="float">
            <text:p>0.0574788736</text:p>
          </table:table-cell>
          <table:table-cell office:value-type="float" office:value="-0.0041314334" calcext:value-type="float">
            <text:p>-0.0041314334</text:p>
          </table:table-cell>
          <table:table-cell office:value-type="float" office:value="-0.2794132142" calcext:value-type="float">
            <text:p>-0.2794132142</text:p>
          </table:table-cell>
          <table:table-cell office:value-type="float" office:value="-0.2092871699" calcext:value-type="float">
            <text:p>-0.2092871699</text:p>
          </table:table-cell>
          <table:table-cell office:value-type="float" office:value="0.1232178281" calcext:value-type="float">
            <text:p>0.1232178281</text:p>
          </table:table-cell>
          <table:table-cell office:value-type="float" office:value="0.114812523" calcext:value-type="float">
            <text:p>0.114812523</text:p>
          </table:table-cell>
          <table:table-cell office:value-type="float" office:value="0.0772619053" calcext:value-type="float">
            <text:p>0.0772619053</text:p>
          </table:table-cell>
          <table:table-cell office:value-type="string" calcext:value-type="string">
            <text:p>nan</text:p>
          </table:table-cell>
          <table:table-cell office:value-type="float" office:value="0.3012725793" calcext:value-type="float">
            <text:p>0.3012725793</text:p>
          </table:table-cell>
          <table:table-cell office:value-type="float" office:value="0.2026930531" calcext:value-type="float">
            <text:p>0.2026930531</text:p>
          </table:table-cell>
          <table:table-cell office:value-type="string" calcext:value-type="string">
            <text:p>nan</text:p>
          </table:table-cell>
          <table:table-cell office:value-type="float" office:value="0.3012725793" calcext:value-type="float">
            <text:p>0.3012725793</text:p>
          </table:table-cell>
          <table:table-cell office:value-type="float" office:value="0.2026930531" calcext:value-type="float">
            <text:p>0.2026930531</text:p>
          </table:table-cell>
          <table:table-cell office:value-type="string" calcext:value-type="string">
            <text:p>nan</text:p>
          </table:table-cell>
          <table:table-cell office:value-type="float" office:value="0.3539520134" calcext:value-type="float">
            <text:p>0.3539520134</text:p>
          </table:table-cell>
          <table:table-cell office:value-type="float" office:value="0.2377270002" calcext:value-type="float">
            <text:p>0.2377270002</text:p>
          </table:table-cell>
          <table:table-cell office:value-type="float" office:value="0.1242471444" calcext:value-type="float">
            <text:p>0.1242471444</text:p>
          </table:table-cell>
          <table:table-cell office:value-type="float" office:value="0.2631544619" calcext:value-type="float">
            <text:p>0.2631544619</text:p>
          </table:table-cell>
          <table:table-cell office:value-type="float" office:value="0.1749410093" calcext:value-type="float">
            <text:p>0.1749410093</text:p>
          </table:table-cell>
          <table:table-cell office:value-type="float" office:value="0.1289327711" calcext:value-type="float">
            <text:p>0.1289327711</text:p>
          </table:table-cell>
          <table:table-cell office:value-type="float" office:value="0.2856473594" calcext:value-type="float">
            <text:p>0.2856473594</text:p>
          </table:table-cell>
          <table:table-cell office:value-type="float" office:value="0.1880766328" calcext:value-type="float">
            <text:p>0.1880766328</text:p>
          </table:table-cell>
          <table:table-cell office:value-type="string" calcext:value-type="string">
            <text:p>nan</text:p>
          </table:table-cell>
          <table:table-cell office:value-type="float" office:value="-0.2932434625" calcext:value-type="float">
            <text:p>-0.2932434625</text:p>
          </table:table-cell>
          <table:table-cell office:value-type="float" office:value="-0.9236438146" calcext:value-type="float">
            <text:p>-0.9236438146</text:p>
          </table:table-cell>
          <table:table-cell office:value-type="float" office:value="0.1784528442" calcext:value-type="float">
            <text:p>0.1784528442</text:p>
          </table:table-cell>
          <table:table-cell office:value-type="float" office:value="0.4172406228" calcext:value-type="float">
            <text:p>0.4172406228</text:p>
          </table:table-cell>
          <table:table-cell office:value-type="float" office:value="0.2830962829" calcext:value-type="float">
            <text:p>0.2830962829</text:p>
          </table:table-cell>
          <table:table-cell office:value-type="float" office:value="0.9880915619" calcext:value-type="float">
            <text:p>0.9880915619</text:p>
          </table:table-cell>
          <table:table-cell office:value-type="float" office:value="0.8768659837" calcext:value-type="float">
            <text:p>0.8768659837</text:p>
          </table:table-cell>
          <table:table-cell office:value-type="float" office:value="0.7354764235" calcext:value-type="float">
            <text:p>0.7354764235</text:p>
          </table:table-cell>
          <table:table-cell office:value-type="float" office:value="0.1468923056" calcext:value-type="float">
            <text:p>0.1468923056</text:p>
          </table:table-cell>
          <table:table-cell office:value-type="float" office:value="0.1117264113" calcext:value-type="float">
            <text:p>0.1117264113</text:p>
          </table:table-cell>
          <table:table-cell office:value-type="float" office:value="0.0780278823" calcext:value-type="float">
            <text:p>0.0780278823</text:p>
          </table:table-cell>
          <table:table-cell office:value-type="float" office:value="0.0961481068" calcext:value-type="float">
            <text:p>0.0961481068</text:p>
          </table:table-cell>
          <table:table-cell office:value-type="float" office:value="0.0508878709" calcext:value-type="float">
            <text:p>0.0508878709</text:p>
          </table:table-cell>
          <table:table-cell office:value-type="float" office:value="0.0357005881" calcext:value-type="float">
            <text:p>0.0357005881</text:p>
          </table:table-cell>
          <table:table-cell office:value-type="string" calcext:value-type="string">
            <text:p>nan</text:p>
          </table:table-cell>
          <table:table-cell office:value-type="float" office:value="0.3674700803" calcext:value-type="float">
            <text:p>0.3674700803</text:p>
          </table:table-cell>
          <table:table-cell office:value-type="float" office:value="0.2588594258" calcext:value-type="float">
            <text:p>0.2588594258</text:p>
          </table:table-cell>
          <table:table-cell office:value-type="string" calcext:value-type="string">
            <text:p>nan</text:p>
          </table:table-cell>
          <table:table-cell office:value-type="float" office:value="0.3674700803" calcext:value-type="float">
            <text:p>0.3674700803</text:p>
          </table:table-cell>
          <table:table-cell office:value-type="float" office:value="0.2588594258" calcext:value-type="float">
            <text:p>0.2588594258</text:p>
          </table:table-cell>
          <table:table-cell office:value-type="string" calcext:value-type="string">
            <text:p>nan</text:p>
          </table:table-cell>
          <table:table-cell office:value-type="float" office:value="0.4333850201" calcext:value-type="float">
            <text:p>0.4333850201</text:p>
          </table:table-cell>
          <table:table-cell office:value-type="float" office:value="0.3005933729" calcext:value-type="float">
            <text:p>0.3005933729</text:p>
          </table:table-cell>
          <table:table-cell office:value-type="float" office:value="0.138802548" calcext:value-type="float">
            <text:p>0.138802548</text:p>
          </table:table-cell>
          <table:table-cell office:value-type="float" office:value="0.3558455298" calcext:value-type="float">
            <text:p>0.3558455298</text:p>
          </table:table-cell>
          <table:table-cell office:value-type="float" office:value="0.2473489069" calcext:value-type="float">
            <text:p>0.2473489069</text:p>
          </table:table-cell>
          <table:table-cell office:value-type="float" office:value="0.1596507408" calcext:value-type="float">
            <text:p>0.1596507408</text:p>
          </table:table-cell>
          <table:table-cell office:value-type="float" office:value="0.4160640383" calcext:value-type="float">
            <text:p>0.4160640383</text:p>
          </table:table-cell>
          <table:table-cell office:value-type="float" office:value="0.2910120562" calcext:value-type="float">
            <text:p>0.2910120562</text:p>
          </table:table-cell>
          <table:table-cell office:value-type="string" calcext:value-type="string">
            <text:p>nan</text:p>
          </table:table-cell>
          <table:table-cell office:value-type="float" office:value="-0.3913673539" calcext:value-type="float">
            <text:p>-0.3913673539</text:p>
          </table:table-cell>
          <table:table-cell office:value-type="float" office:value="-0.6761242939" calcext:value-type="float">
            <text:p>-0.6761242939</text:p>
          </table:table-cell>
        </table:table-row>
        <table:table-row table:style-name="ro1">
          <table:table-cell office:value-type="string" calcext:value-type="string">
            <text:p>Mytilus_edulis</text:p>
          </table:table-cell>
          <table:table-cell office:value-type="float" office:value="34441" calcext:value-type="float">
            <text:p>34441</text:p>
          </table:table-cell>
          <table:table-cell office:value-type="float" office:value="735.470311547" calcext:value-type="float">
            <text:p>735.470311547</text:p>
          </table:table-cell>
          <table:table-cell office:value-type="float" office:value="562.986956019" calcext:value-type="float">
            <text:p>562.986956019</text:p>
          </table:table-cell>
          <table:table-cell office:value-type="float" office:value="0.3840638112" calcext:value-type="float">
            <text:p>0.3840638112</text:p>
          </table:table-cell>
          <table:table-cell office:value-type="float" office:value="0.0326935271" calcext:value-type="float">
            <text:p>0.0326935271</text:p>
          </table:table-cell>
          <table:table-cell office:value-type="float" office:value="0.3120797975" calcext:value-type="float">
            <text:p>0.3120797975</text:p>
          </table:table-cell>
          <table:table-cell office:value-type="float" office:value="0.0511732815" calcext:value-type="float">
            <text:p>0.0511732815</text:p>
          </table:table-cell>
          <table:table-cell office:value-type="float" office:value="0.314350281" calcext:value-type="float">
            <text:p>0.314350281</text:p>
          </table:table-cell>
          <table:table-cell office:value-type="float" office:value="0.0639439421" calcext:value-type="float">
            <text:p>0.0639439421</text:p>
          </table:table-cell>
          <table:table-cell office:value-type="float" office:value="-0.0103656736" calcext:value-type="float">
            <text:p>-0.0103656736</text:p>
          </table:table-cell>
          <table:table-cell office:value-type="float" office:value="-0.2018321078" calcext:value-type="float">
            <text:p>-0.2018321078</text:p>
          </table:table-cell>
          <table:table-cell office:value-type="float" office:value="-0.151719091" calcext:value-type="float">
            <text:p>-0.151719091</text:p>
          </table:table-cell>
          <table:table-cell office:value-type="float" office:value="0.1467331311" calcext:value-type="float">
            <text:p>0.1467331311</text:p>
          </table:table-cell>
          <table:table-cell office:value-type="float" office:value="0.1326043904" calcext:value-type="float">
            <text:p>0.1326043904</text:p>
          </table:table-cell>
          <table:table-cell office:value-type="float" office:value="0.0897688848" calcext:value-type="float">
            <text:p>0.0897688848</text:p>
          </table:table-cell>
          <table:table-cell office:value-type="string" calcext:value-type="string">
            <text:p>nan</text:p>
          </table:table-cell>
          <table:table-cell office:value-type="float" office:value="-0.037146895" calcext:value-type="float">
            <text:p>-0.037146895</text:p>
          </table:table-cell>
          <table:table-cell office:value-type="float" office:value="-0.0289129357" calcext:value-type="float">
            <text:p>-0.0289129357</text:p>
          </table:table-cell>
          <table:table-cell office:value-type="string" calcext:value-type="string">
            <text:p>nan</text:p>
          </table:table-cell>
          <table:table-cell office:value-type="float" office:value="-0.037146895" calcext:value-type="float">
            <text:p>-0.037146895</text:p>
          </table:table-cell>
          <table:table-cell office:value-type="float" office:value="-0.0289129357" calcext:value-type="float">
            <text:p>-0.0289129357</text:p>
          </table:table-cell>
          <table:table-cell office:value-type="string" calcext:value-type="string">
            <text:p>nan</text:p>
          </table:table-cell>
          <table:table-cell office:value-type="float" office:value="-0.0603267752" calcext:value-type="float">
            <text:p>-0.0603267752</text:p>
          </table:table-cell>
          <table:table-cell office:value-type="float" office:value="-0.0463475135" calcext:value-type="float">
            <text:p>-0.0463475135</text:p>
          </table:table-cell>
          <table:table-cell office:value-type="float" office:value="-0.0749949425" calcext:value-type="float">
            <text:p>-0.0749949425</text:p>
          </table:table-cell>
          <table:table-cell office:value-type="float" office:value="-0.0609284096" calcext:value-type="float">
            <text:p>-0.0609284096</text:p>
          </table:table-cell>
          <table:table-cell office:value-type="float" office:value="-0.0395338885" calcext:value-type="float">
            <text:p>-0.0395338885</text:p>
          </table:table-cell>
          <table:table-cell office:value-type="float" office:value="-0.0952544736" calcext:value-type="float">
            <text:p>-0.0952544736</text:p>
          </table:table-cell>
          <table:table-cell office:value-type="float" office:value="-0.0888548401" calcext:value-type="float">
            <text:p>-0.0888548401</text:p>
          </table:table-cell>
          <table:table-cell office:value-type="float" office:value="-0.058422094" calcext:value-type="float">
            <text:p>-0.058422094</text:p>
          </table:table-cell>
          <table:table-cell office:value-type="string" calcext:value-type="string">
            <text:p>nan</text:p>
          </table:table-cell>
          <table:table-cell office:value-type="float" office:value="0.061982107" calcext:value-type="float">
            <text:p>0.061982107</text:p>
          </table:table-cell>
          <table:table-cell office:value-type="float" office:value="-0.8258523433" calcext:value-type="float">
            <text:p>-0.8258523433</text:p>
          </table:table-cell>
          <table:table-cell office:value-type="float" office:value="-0.0773375849" calcext:value-type="float">
            <text:p>-0.0773375849</text:p>
          </table:table-cell>
          <table:table-cell office:value-type="float" office:value="-0.0417008919" calcext:value-type="float">
            <text:p>-0.0417008919</text:p>
          </table:table-cell>
          <table:table-cell office:value-type="float" office:value="-0.0270013872" calcext:value-type="float">
            <text:p>-0.0270013872</text:p>
          </table:table-cell>
          <table:table-cell office:value-type="float" office:value="0.9792810345" calcext:value-type="float">
            <text:p>0.9792810345</text:p>
          </table:table-cell>
          <table:table-cell office:value-type="float" office:value="0.8800404291" calcext:value-type="float">
            <text:p>0.8800404291</text:p>
          </table:table-cell>
          <table:table-cell office:value-type="float" office:value="0.7267102224" calcext:value-type="float">
            <text:p>0.7267102224</text:p>
          </table:table-cell>
          <table:table-cell office:value-type="float" office:value="0.1871264653" calcext:value-type="float">
            <text:p>0.1871264653</text:p>
          </table:table-cell>
          <table:table-cell office:value-type="float" office:value="0.1935902423" calcext:value-type="float">
            <text:p>0.1935902423</text:p>
          </table:table-cell>
          <table:table-cell office:value-type="float" office:value="0.13188351" calcext:value-type="float">
            <text:p>0.13188351</text:p>
          </table:table-cell>
          <table:table-cell office:value-type="float" office:value="0.1047449306" calcext:value-type="float">
            <text:p>0.1047449306</text:p>
          </table:table-cell>
          <table:table-cell office:value-type="float" office:value="0.0586032383" calcext:value-type="float">
            <text:p>0.0586032383</text:p>
          </table:table-cell>
          <table:table-cell office:value-type="float" office:value="0.0396867601" calcext:value-type="float">
            <text:p>0.0396867601</text:p>
          </table:table-cell>
          <table:table-cell office:value-type="string" calcext:value-type="string">
            <text:p>nan</text:p>
          </table:table-cell>
          <table:table-cell office:value-type="float" office:value="-0.0232588548" calcext:value-type="float">
            <text:p>-0.0232588548</text:p>
          </table:table-cell>
          <table:table-cell office:value-type="float" office:value="-0.0353516176" calcext:value-type="float">
            <text:p>-0.0353516176</text:p>
          </table:table-cell>
          <table:table-cell office:value-type="string" calcext:value-type="string">
            <text:p>nan</text:p>
          </table:table-cell>
          <table:table-cell office:value-type="float" office:value="-0.0232588548" calcext:value-type="float">
            <text:p>-0.0232588548</text:p>
          </table:table-cell>
          <table:table-cell office:value-type="float" office:value="-0.0353516176" calcext:value-type="float">
            <text:p>-0.0353516176</text:p>
          </table:table-cell>
          <table:table-cell office:value-type="string" calcext:value-type="string">
            <text:p>nan</text:p>
          </table:table-cell>
          <table:table-cell office:value-type="float" office:value="-0.0404670699" calcext:value-type="float">
            <text:p>-0.0404670699</text:p>
          </table:table-cell>
          <table:table-cell office:value-type="float" office:value="-0.0456331805" calcext:value-type="float">
            <text:p>-0.0456331805</text:p>
          </table:table-cell>
          <table:table-cell office:value-type="float" office:value="-0.0627722559" calcext:value-type="float">
            <text:p>-0.0627722559</text:p>
          </table:table-cell>
          <table:table-cell office:value-type="float" office:value="-0.0179592297" calcext:value-type="float">
            <text:p>-0.0179592297</text:p>
          </table:table-cell>
          <table:table-cell office:value-type="float" office:value="-0.0116295991" calcext:value-type="float">
            <text:p>-0.0116295991</text:p>
          </table:table-cell>
          <table:table-cell office:value-type="float" office:value="-0.0600212819" calcext:value-type="float">
            <text:p>-0.0600212819</text:p>
          </table:table-cell>
          <table:table-cell office:value-type="float" office:value="-0.0045826443" calcext:value-type="float">
            <text:p>-0.0045826443</text:p>
          </table:table-cell>
          <table:table-cell office:value-type="float" office:value="-0.0027220816" calcext:value-type="float">
            <text:p>-0.0027220816</text:p>
          </table:table-cell>
          <table:table-cell office:value-type="string" calcext:value-type="string">
            <text:p>nan</text:p>
          </table:table-cell>
          <table:table-cell office:value-type="float" office:value="0.0067717038" calcext:value-type="float">
            <text:p>0.0067717038</text:p>
          </table:table-cell>
          <table:table-cell office:value-type="float" office:value="-0.7587496011" calcext:value-type="float">
            <text:p>-0.7587496011</text:p>
          </table:table-cell>
        </table:table-row>
        <table:table-row table:style-name="ro1">
          <table:table-cell office:value-type="string" calcext:value-type="string">
            <text:p>Mytilus_galloprovincialis</text:p>
          </table:table-cell>
          <table:table-cell office:value-type="float" office:value="29892" calcext:value-type="float">
            <text:p>29892</text:p>
          </table:table-cell>
          <table:table-cell office:value-type="float" office:value="711.349357688" calcext:value-type="float">
            <text:p>711.349357688</text:p>
          </table:table-cell>
          <table:table-cell office:value-type="float" office:value="563.437371236" calcext:value-type="float">
            <text:p>563.437371236</text:p>
          </table:table-cell>
          <table:table-cell office:value-type="float" office:value="0.3859241434" calcext:value-type="float">
            <text:p>0.3859241434</text:p>
          </table:table-cell>
          <table:table-cell office:value-type="float" office:value="0.0335728917" calcext:value-type="float">
            <text:p>0.0335728917</text:p>
          </table:table-cell>
          <table:table-cell office:value-type="float" office:value="0.3133932217" calcext:value-type="float">
            <text:p>0.3133932217</text:p>
          </table:table-cell>
          <table:table-cell office:value-type="float" office:value="0.0522891808" calcext:value-type="float">
            <text:p>0.0522891808</text:p>
          </table:table-cell>
          <table:table-cell office:value-type="float" office:value="0.3181053005" calcext:value-type="float">
            <text:p>0.3181053005</text:p>
          </table:table-cell>
          <table:table-cell office:value-type="float" office:value="0.0687617996" calcext:value-type="float">
            <text:p>0.0687617996</text:p>
          </table:table-cell>
          <table:table-cell office:value-type="float" office:value="-0.0140212657" calcext:value-type="float">
            <text:p>-0.0140212657</text:p>
          </table:table-cell>
          <table:table-cell office:value-type="float" office:value="-0.2030203374" calcext:value-type="float">
            <text:p>-0.2030203374</text:p>
          </table:table-cell>
          <table:table-cell office:value-type="float" office:value="-0.1514024294" calcext:value-type="float">
            <text:p>-0.1514024294</text:p>
          </table:table-cell>
          <table:table-cell office:value-type="float" office:value="0.1611435642" calcext:value-type="float">
            <text:p>0.1611435642</text:p>
          </table:table-cell>
          <table:table-cell office:value-type="float" office:value="0.1507986302" calcext:value-type="float">
            <text:p>0.1507986302</text:p>
          </table:table-cell>
          <table:table-cell office:value-type="float" office:value="0.1021851311" calcext:value-type="float">
            <text:p>0.1021851311</text:p>
          </table:table-cell>
          <table:table-cell office:value-type="string" calcext:value-type="string">
            <text:p>nan</text:p>
          </table:table-cell>
          <table:table-cell office:value-type="float" office:value="-0.1117950206" calcext:value-type="float">
            <text:p>-0.1117950206</text:p>
          </table:table-cell>
          <table:table-cell office:value-type="float" office:value="-0.0749736227" calcext:value-type="float">
            <text:p>-0.0749736227</text:p>
          </table:table-cell>
          <table:table-cell office:value-type="string" calcext:value-type="string">
            <text:p>nan</text:p>
          </table:table-cell>
          <table:table-cell office:value-type="float" office:value="-0.1117950206" calcext:value-type="float">
            <text:p>-0.1117950206</text:p>
          </table:table-cell>
          <table:table-cell office:value-type="float" office:value="-0.0749736227" calcext:value-type="float">
            <text:p>-0.0749736227</text:p>
          </table:table-cell>
          <table:table-cell office:value-type="string" calcext:value-type="string">
            <text:p>nan</text:p>
          </table:table-cell>
          <table:table-cell office:value-type="float" office:value="-0.164860754" calcext:value-type="float">
            <text:p>-0.164860754</text:p>
          </table:table-cell>
          <table:table-cell office:value-type="float" office:value="-0.1107282452" calcext:value-type="float">
            <text:p>-0.1107282452</text:p>
          </table:table-cell>
          <table:table-cell office:value-type="float" office:value="-0.1226042093" calcext:value-type="float">
            <text:p>-0.1226042093</text:p>
          </table:table-cell>
          <table:table-cell office:value-type="float" office:value="-0.1478481548" calcext:value-type="float">
            <text:p>-0.1478481548</text:p>
          </table:table-cell>
          <table:table-cell office:value-type="float" office:value="-0.0977457902" calcext:value-type="float">
            <text:p>-0.0977457902</text:p>
          </table:table-cell>
          <table:table-cell office:value-type="float" office:value="-0.1482186478" calcext:value-type="float">
            <text:p>-0.1482186478</text:p>
          </table:table-cell>
          <table:table-cell office:value-type="float" office:value="-0.1895397755" calcext:value-type="float">
            <text:p>-0.1895397755</text:p>
          </table:table-cell>
          <table:table-cell office:value-type="float" office:value="-0.1256135408" calcext:value-type="float">
            <text:p>-0.1256135408</text:p>
          </table:table-cell>
          <table:table-cell office:value-type="string" calcext:value-type="string">
            <text:p>nan</text:p>
          </table:table-cell>
          <table:table-cell office:value-type="float" office:value="0.1427474706" calcext:value-type="float">
            <text:p>0.1427474706</text:p>
          </table:table-cell>
          <table:table-cell office:value-type="float" office:value="-0.7295916537" calcext:value-type="float">
            <text:p>-0.7295916537</text:p>
          </table:table-cell>
          <table:table-cell office:value-type="float" office:value="-0.1380317152" calcext:value-type="float">
            <text:p>-0.1380317152</text:p>
          </table:table-cell>
          <table:table-cell office:value-type="float" office:value="-0.1476427964" calcext:value-type="float">
            <text:p>-0.1476427964</text:p>
          </table:table-cell>
          <table:table-cell office:value-type="float" office:value="-0.0988613616" calcext:value-type="float">
            <text:p>-0.0988613616</text:p>
          </table:table-cell>
          <table:table-cell office:value-type="float" office:value="0.9805225674" calcext:value-type="float">
            <text:p>0.9805225674</text:p>
          </table:table-cell>
          <table:table-cell office:value-type="float" office:value="0.8811119255" calcext:value-type="float">
            <text:p>0.8811119255</text:p>
          </table:table-cell>
          <table:table-cell office:value-type="float" office:value="0.7273452952" calcext:value-type="float">
            <text:p>0.7273452952</text:p>
          </table:table-cell>
          <table:table-cell office:value-type="float" office:value="0.1777716634" calcext:value-type="float">
            <text:p>0.1777716634</text:p>
          </table:table-cell>
          <table:table-cell office:value-type="float" office:value="0.1901041487" calcext:value-type="float">
            <text:p>0.1901041487</text:p>
          </table:table-cell>
          <table:table-cell office:value-type="float" office:value="0.1285753707" calcext:value-type="float">
            <text:p>0.1285753707</text:p>
          </table:table-cell>
          <table:table-cell office:value-type="float" office:value="0.118875502" calcext:value-type="float">
            <text:p>0.118875502</text:p>
          </table:table-cell>
          <table:table-cell office:value-type="float" office:value="0.0754810142" calcext:value-type="float">
            <text:p>0.0754810142</text:p>
          </table:table-cell>
          <table:table-cell office:value-type="float" office:value="0.0507342349" calcext:value-type="float">
            <text:p>0.0507342349</text:p>
          </table:table-cell>
          <table:table-cell office:value-type="string" calcext:value-type="string">
            <text:p>nan</text:p>
          </table:table-cell>
          <table:table-cell office:value-type="float" office:value="-0.1162196905" calcext:value-type="float">
            <text:p>-0.1162196905</text:p>
          </table:table-cell>
          <table:table-cell office:value-type="float" office:value="-0.12660325" calcext:value-type="float">
            <text:p>-0.12660325</text:p>
          </table:table-cell>
          <table:table-cell office:value-type="string" calcext:value-type="string">
            <text:p>nan</text:p>
          </table:table-cell>
          <table:table-cell office:value-type="float" office:value="-0.1162196905" calcext:value-type="float">
            <text:p>-0.1162196905</text:p>
          </table:table-cell>
          <table:table-cell office:value-type="float" office:value="-0.12660325" calcext:value-type="float">
            <text:p>-0.12660325</text:p>
          </table:table-cell>
          <table:table-cell office:value-type="string" calcext:value-type="string">
            <text:p>nan</text:p>
          </table:table-cell>
          <table:table-cell office:value-type="float" office:value="-0.1688472744" calcext:value-type="float">
            <text:p>-0.1688472744</text:p>
          </table:table-cell>
          <table:table-cell office:value-type="float" office:value="-0.1549433503" calcext:value-type="float">
            <text:p>-0.1549433503</text:p>
          </table:table-cell>
          <table:table-cell office:value-type="float" office:value="-0.1127847745" calcext:value-type="float">
            <text:p>-0.1127847745</text:p>
          </table:table-cell>
          <table:table-cell office:value-type="float" office:value="-0.1233163442" calcext:value-type="float">
            <text:p>-0.1233163442</text:p>
          </table:table-cell>
          <table:table-cell office:value-type="float" office:value="-0.0831104221" calcext:value-type="float">
            <text:p>-0.0831104221</text:p>
          </table:table-cell>
          <table:table-cell office:value-type="float" office:value="-0.1146772816" calcext:value-type="float">
            <text:p>-0.1146772816</text:p>
          </table:table-cell>
          <table:table-cell office:value-type="float" office:value="-0.1239993331" calcext:value-type="float">
            <text:p>-0.1239993331</text:p>
          </table:table-cell>
          <table:table-cell office:value-type="float" office:value="-0.0835318706" calcext:value-type="float">
            <text:p>-0.0835318706</text:p>
          </table:table-cell>
          <table:table-cell office:value-type="string" calcext:value-type="string">
            <text:p>nan</text:p>
          </table:table-cell>
          <table:table-cell office:value-type="float" office:value="0.107529021" calcext:value-type="float">
            <text:p>0.107529021</text:p>
          </table:table-cell>
          <table:table-cell office:value-type="float" office:value="-0.5872209332" calcext:value-type="float">
            <text:p>-0.5872209332</text:p>
          </table:table-cell>
        </table:table-row>
        <table:table-row table:style-name="ro1">
          <table:table-cell office:value-type="string" calcext:value-type="string">
            <text:p>Mytilus_trossulus</text:p>
          </table:table-cell>
          <table:table-cell office:value-type="float" office:value="27142" calcext:value-type="float">
            <text:p>27142</text:p>
          </table:table-cell>
          <table:table-cell office:value-type="float" office:value="576.322415445" calcext:value-type="float">
            <text:p>576.322415445</text:p>
          </table:table-cell>
          <table:table-cell office:value-type="float" office:value="394.816274528" calcext:value-type="float">
            <text:p>394.816274528</text:p>
          </table:table-cell>
          <table:table-cell office:value-type="float" office:value="0.3796935588" calcext:value-type="float">
            <text:p>0.3796935588</text:p>
          </table:table-cell>
          <table:table-cell office:value-type="float" office:value="0.0329545082" calcext:value-type="float">
            <text:p>0.0329545082</text:p>
          </table:table-cell>
          <table:table-cell office:value-type="float" office:value="0.3145609512" calcext:value-type="float">
            <text:p>0.3145609512</text:p>
          </table:table-cell>
          <table:table-cell office:value-type="float" office:value="0.0521082732" calcext:value-type="float">
            <text:p>0.0521082732</text:p>
          </table:table-cell>
          <table:table-cell office:value-type="float" office:value="0.3108954388" calcext:value-type="float">
            <text:p>0.3108954388</text:p>
          </table:table-cell>
          <table:table-cell office:value-type="float" office:value="0.0591137279" calcext:value-type="float">
            <text:p>0.0591137279</text:p>
          </table:table-cell>
          <table:table-cell office:value-type="float" office:value="-0.0069312123" calcext:value-type="float">
            <text:p>-0.0069312123</text:p>
          </table:table-cell>
          <table:table-cell office:value-type="float" office:value="-0.2507034247" calcext:value-type="float">
            <text:p>-0.2507034247</text:p>
          </table:table-cell>
          <table:table-cell office:value-type="float" office:value="-0.1862306879" calcext:value-type="float">
            <text:p>-0.1862306879</text:p>
          </table:table-cell>
          <table:table-cell office:value-type="float" office:value="0.137986251" calcext:value-type="float">
            <text:p>0.137986251</text:p>
          </table:table-cell>
          <table:table-cell office:value-type="float" office:value="0.136587129" calcext:value-type="float">
            <text:p>0.136587129</text:p>
          </table:table-cell>
          <table:table-cell office:value-type="float" office:value="0.0922550058" calcext:value-type="float">
            <text:p>0.0922550058</text:p>
          </table:table-cell>
          <table:table-cell office:value-type="string" calcext:value-type="string">
            <text:p>nan</text:p>
          </table:table-cell>
          <table:table-cell office:value-type="float" office:value="0.2413174606" calcext:value-type="float">
            <text:p>0.2413174606</text:p>
          </table:table-cell>
          <table:table-cell office:value-type="float" office:value="0.1620436258" calcext:value-type="float">
            <text:p>0.1620436258</text:p>
          </table:table-cell>
          <table:table-cell office:value-type="string" calcext:value-type="string">
            <text:p>nan</text:p>
          </table:table-cell>
          <table:table-cell office:value-type="float" office:value="0.2413174606" calcext:value-type="float">
            <text:p>0.2413174606</text:p>
          </table:table-cell>
          <table:table-cell office:value-type="float" office:value="0.1620436258" calcext:value-type="float">
            <text:p>0.1620436258</text:p>
          </table:table-cell>
          <table:table-cell office:value-type="string" calcext:value-type="string">
            <text:p>nan</text:p>
          </table:table-cell>
          <table:table-cell office:value-type="float" office:value="0.2777418671" calcext:value-type="float">
            <text:p>0.2777418671</text:p>
          </table:table-cell>
          <table:table-cell office:value-type="float" office:value="0.1860005691" calcext:value-type="float">
            <text:p>0.1860005691</text:p>
          </table:table-cell>
          <table:table-cell office:value-type="float" office:value="0.0925145168" calcext:value-type="float">
            <text:p>0.0925145168</text:p>
          </table:table-cell>
          <table:table-cell office:value-type="float" office:value="0.1993076825" calcext:value-type="float">
            <text:p>0.1993076825</text:p>
          </table:table-cell>
          <table:table-cell office:value-type="float" office:value="0.1320492516" calcext:value-type="float">
            <text:p>0.1320492516</text:p>
          </table:table-cell>
          <table:table-cell office:value-type="float" office:value="0.1004544099" calcext:value-type="float">
            <text:p>0.1004544099</text:p>
          </table:table-cell>
          <table:table-cell office:value-type="float" office:value="0.2184346811" calcext:value-type="float">
            <text:p>0.2184346811</text:p>
          </table:table-cell>
          <table:table-cell office:value-type="float" office:value="0.1435675229" calcext:value-type="float">
            <text:p>0.1435675229</text:p>
          </table:table-cell>
          <table:table-cell office:value-type="string" calcext:value-type="string">
            <text:p>nan</text:p>
          </table:table-cell>
          <table:table-cell office:value-type="float" office:value="-0.2277649046" calcext:value-type="float">
            <text:p>-0.2277649046</text:p>
          </table:table-cell>
          <table:table-cell office:value-type="float" office:value="-0.859760752" calcext:value-type="float">
            <text:p>-0.859760752</text:p>
          </table:table-cell>
          <table:table-cell office:value-type="float" office:value="0.1497841739" calcext:value-type="float">
            <text:p>0.1497841739</text:p>
          </table:table-cell>
          <table:table-cell office:value-type="float" office:value="0.3376228251" calcext:value-type="float">
            <text:p>0.3376228251</text:p>
          </table:table-cell>
          <table:table-cell office:value-type="float" office:value="0.2276256061" calcext:value-type="float">
            <text:p>0.2276256061</text:p>
          </table:table-cell>
          <table:table-cell office:value-type="float" office:value="0.9884798103" calcext:value-type="float">
            <text:p>0.9884798103</text:p>
          </table:table-cell>
          <table:table-cell office:value-type="float" office:value="0.8884978731" calcext:value-type="float">
            <text:p>0.8884978731</text:p>
          </table:table-cell>
          <table:table-cell office:value-type="float" office:value="0.7486849549" calcext:value-type="float">
            <text:p>0.7486849549</text:p>
          </table:table-cell>
          <table:table-cell office:value-type="float" office:value="0.1412283277" calcext:value-type="float">
            <text:p>0.1412283277</text:p>
          </table:table-cell>
          <table:table-cell office:value-type="float" office:value="0.1242363938" calcext:value-type="float">
            <text:p>0.1242363938</text:p>
          </table:table-cell>
          <table:table-cell office:value-type="float" office:value="0.0859829497" calcext:value-type="float">
            <text:p>0.0859829497</text:p>
          </table:table-cell>
          <table:table-cell office:value-type="float" office:value="0.1128986596" calcext:value-type="float">
            <text:p>0.1128986596</text:p>
          </table:table-cell>
          <table:table-cell office:value-type="float" office:value="0.078702088" calcext:value-type="float">
            <text:p>0.078702088</text:p>
          </table:table-cell>
          <table:table-cell office:value-type="float" office:value="0.0547825486" calcext:value-type="float">
            <text:p>0.0547825486</text:p>
          </table:table-cell>
          <table:table-cell office:value-type="string" calcext:value-type="string">
            <text:p>nan</text:p>
          </table:table-cell>
          <table:table-cell office:value-type="float" office:value="0.3018165584" calcext:value-type="float">
            <text:p>0.3018165584</text:p>
          </table:table-cell>
          <table:table-cell office:value-type="float" office:value="0.1521618738" calcext:value-type="float">
            <text:p>0.1521618738</text:p>
          </table:table-cell>
          <table:table-cell office:value-type="string" calcext:value-type="string">
            <text:p>nan</text:p>
          </table:table-cell>
          <table:table-cell office:value-type="float" office:value="0.3018165584" calcext:value-type="float">
            <text:p>0.3018165584</text:p>
          </table:table-cell>
          <table:table-cell office:value-type="float" office:value="0.1521618738" calcext:value-type="float">
            <text:p>0.1521618738</text:p>
          </table:table-cell>
          <table:table-cell office:value-type="string" calcext:value-type="string">
            <text:p>nan</text:p>
          </table:table-cell>
          <table:table-cell office:value-type="float" office:value="0.3511627105" calcext:value-type="float">
            <text:p>0.3511627105</text:p>
          </table:table-cell>
          <table:table-cell office:value-type="float" office:value="0.1786846694" calcext:value-type="float">
            <text:p>0.1786846694</text:p>
          </table:table-cell>
          <table:table-cell office:value-type="float" office:value="0.1118138305" calcext:value-type="float">
            <text:p>0.1118138305</text:p>
          </table:table-cell>
          <table:table-cell office:value-type="float" office:value="0.2870312078" calcext:value-type="float">
            <text:p>0.2870312078</text:p>
          </table:table-cell>
          <table:table-cell office:value-type="float" office:value="0.1982173932" calcext:value-type="float">
            <text:p>0.1982173932</text:p>
          </table:table-cell>
          <table:table-cell office:value-type="float" office:value="0.1341552133" calcext:value-type="float">
            <text:p>0.1341552133</text:p>
          </table:table-cell>
          <table:table-cell office:value-type="float" office:value="0.3397625966" calcext:value-type="float">
            <text:p>0.3397625966</text:p>
          </table:table-cell>
          <table:table-cell office:value-type="float" office:value="0.2351865553" calcext:value-type="float">
            <text:p>0.2351865553</text:p>
          </table:table-cell>
          <table:table-cell office:value-type="string" calcext:value-type="string">
            <text:p>nan</text:p>
          </table:table-cell>
          <table:table-cell office:value-type="float" office:value="-0.3143619288" calcext:value-type="float">
            <text:p>-0.3143619288</text:p>
          </table:table-cell>
          <table:table-cell office:value-type="float" office:value="-0.6722771434" calcext:value-type="float">
            <text:p>-0.6722771434</text:p>
          </table:table-cell>
        </table:table-row>
        <table:table-row table:style-name="ro1">
          <table:table-cell office:value-type="string" calcext:value-type="string">
            <text:p>Necora_puber</text:p>
          </table:table-cell>
          <table:table-cell office:value-type="float" office:value="14391" calcext:value-type="float">
            <text:p>14391</text:p>
          </table:table-cell>
          <table:table-cell office:value-type="float" office:value="1046.6475575" calcext:value-type="float">
            <text:p>1046.6475575</text:p>
          </table:table-cell>
          <table:table-cell office:value-type="float" office:value="1041.73007008" calcext:value-type="float">
            <text:p>1041.73007008</text:p>
          </table:table-cell>
          <table:table-cell office:value-type="float" office:value="0.5106232365" calcext:value-type="float">
            <text:p>0.5106232365</text:p>
          </table:table-cell>
          <table:table-cell office:value-type="float" office:value="0.059690898" calcext:value-type="float">
            <text:p>0.059690898</text:p>
          </table:table-cell>
          <table:table-cell office:value-type="float" office:value="0.5571823343" calcext:value-type="float">
            <text:p>0.5571823343</text:p>
          </table:table-cell>
          <table:table-cell office:value-type="float" office:value="0.1129508421" calcext:value-type="float">
            <text:p>0.1129508421</text:p>
          </table:table-cell>
          <table:table-cell office:value-type="float" office:value="0.4322030271" calcext:value-type="float">
            <text:p>0.4322030271</text:p>
          </table:table-cell>
          <table:table-cell office:value-type="float" office:value="0.0819101118" calcext:value-type="float">
            <text:p>0.0819101118</text:p>
          </table:table-cell>
          <table:table-cell office:value-type="float" office:value="0.0060672349" calcext:value-type="float">
            <text:p>0.0060672349</text:p>
          </table:table-cell>
          <table:table-cell office:value-type="float" office:value="0.0588206634" calcext:value-type="float">
            <text:p>0.0588206634</text:p>
          </table:table-cell>
          <table:table-cell office:value-type="float" office:value="0.0399502473" calcext:value-type="float">
            <text:p>0.0399502473</text:p>
          </table:table-cell>
          <table:table-cell office:value-type="float" office:value="0.1327932285" calcext:value-type="float">
            <text:p>0.1327932285</text:p>
          </table:table-cell>
          <table:table-cell office:value-type="float" office:value="0.1144092618" calcext:value-type="float">
            <text:p>0.1144092618</text:p>
          </table:table-cell>
          <table:table-cell office:value-type="float" office:value="0.0767058136" calcext:value-type="float">
            <text:p>0.0767058136</text:p>
          </table:table-cell>
          <table:table-cell office:value-type="string" calcext:value-type="string">
            <text:p>nan</text:p>
          </table:table-cell>
          <table:table-cell office:value-type="float" office:value="-0.0499754981" calcext:value-type="float">
            <text:p>-0.0499754981</text:p>
          </table:table-cell>
          <table:table-cell office:value-type="float" office:value="-0.0368364601" calcext:value-type="float">
            <text:p>-0.0368364601</text:p>
          </table:table-cell>
          <table:table-cell office:value-type="string" calcext:value-type="string">
            <text:p>nan</text:p>
          </table:table-cell>
          <table:table-cell office:value-type="float" office:value="-0.0499754981" calcext:value-type="float">
            <text:p>-0.0499754981</text:p>
          </table:table-cell>
          <table:table-cell office:value-type="float" office:value="-0.0368364601" calcext:value-type="float">
            <text:p>-0.0368364601</text:p>
          </table:table-cell>
          <table:table-cell office:value-type="string" calcext:value-type="string">
            <text:p>nan</text:p>
          </table:table-cell>
          <table:table-cell office:value-type="float" office:value="-0.0784041514" calcext:value-type="float">
            <text:p>-0.0784041514</text:p>
          </table:table-cell>
          <table:table-cell office:value-type="float" office:value="-0.0565108069" calcext:value-type="float">
            <text:p>-0.0565108069</text:p>
          </table:table-cell>
          <table:table-cell office:value-type="string" calcext:value-type="string">
            <text:p>nan</text:p>
          </table:table-cell>
          <table:table-cell office:value-type="float" office:value="-0.0331714412" calcext:value-type="float">
            <text:p>-0.0331714412</text:p>
          </table:table-cell>
          <table:table-cell office:value-type="float" office:value="-0.0220787192" calcext:value-type="float">
            <text:p>-0.0220787192</text:p>
          </table:table-cell>
          <table:table-cell office:value-type="string" calcext:value-type="string">
            <text:p>nan</text:p>
          </table:table-cell>
          <table:table-cell office:value-type="float" office:value="-0.0654831693" calcext:value-type="float">
            <text:p>-0.0654831693</text:p>
          </table:table-cell>
          <table:table-cell office:value-type="float" office:value="-0.0440790931" calcext:value-type="float">
            <text:p>-0.0440790931</text:p>
          </table:table-cell>
          <table:table-cell office:value-type="string" calcext:value-type="string">
            <text:p>nan</text:p>
          </table:table-cell>
          <table:table-cell office:value-type="float" office:value="0.0492139541" calcext:value-type="float">
            <text:p>0.0492139541</text:p>
          </table:table-cell>
          <table:table-cell office:value-type="float" office:value="-0.90174208" calcext:value-type="float">
            <text:p>-0.90174208</text:p>
          </table:table-cell>
          <table:table-cell office:value-type="float" office:value="-0.1025279496" calcext:value-type="float">
            <text:p>-0.1025279496</text:p>
          </table:table-cell>
          <table:table-cell office:value-type="float" office:value="-0.0554824851" calcext:value-type="float">
            <text:p>-0.0554824851</text:p>
          </table:table-cell>
          <table:table-cell office:value-type="float" office:value="-0.0374706043" calcext:value-type="float">
            <text:p>-0.0374706043</text:p>
          </table:table-cell>
          <table:table-cell office:value-type="float" office:value="0.9956806242" calcext:value-type="float">
            <text:p>0.9956806242</text:p>
          </table:table-cell>
          <table:table-cell office:value-type="float" office:value="0.9744964435" calcext:value-type="float">
            <text:p>0.9744964435</text:p>
          </table:table-cell>
          <table:table-cell office:value-type="float" office:value="0.8888304463" calcext:value-type="float">
            <text:p>0.8888304463</text:p>
          </table:table-cell>
          <table:table-cell office:value-type="float" office:value="-0.0457196679" calcext:value-type="float">
            <text:p>-0.0457196679</text:p>
          </table:table-cell>
          <table:table-cell office:value-type="float" office:value="-0.0474041261" calcext:value-type="float">
            <text:p>-0.0474041261</text:p>
          </table:table-cell>
          <table:table-cell office:value-type="float" office:value="-0.0318681463" calcext:value-type="float">
            <text:p>-0.0318681463</text:p>
          </table:table-cell>
          <table:table-cell office:value-type="float" office:value="0.1285941371" calcext:value-type="float">
            <text:p>0.1285941371</text:p>
          </table:table-cell>
          <table:table-cell office:value-type="float" office:value="0.09936217" calcext:value-type="float">
            <text:p>0.09936217</text:p>
          </table:table-cell>
          <table:table-cell office:value-type="float" office:value="0.0673647352" calcext:value-type="float">
            <text:p>0.0673647352</text:p>
          </table:table-cell>
          <table:table-cell office:value-type="string" calcext:value-type="string">
            <text:p>nan</text:p>
          </table:table-cell>
          <table:table-cell office:value-type="float" office:value="-0.0027153497" calcext:value-type="float">
            <text:p>-0.0027153497</text:p>
          </table:table-cell>
          <table:table-cell office:value-type="float" office:value="-0.0561127418" calcext:value-type="float">
            <text:p>-0.0561127418</text:p>
          </table:table-cell>
          <table:table-cell office:value-type="string" calcext:value-type="string">
            <text:p>nan</text:p>
          </table:table-cell>
          <table:table-cell office:value-type="float" office:value="-0.0027153497" calcext:value-type="float">
            <text:p>-0.0027153497</text:p>
          </table:table-cell>
          <table:table-cell office:value-type="float" office:value="-0.0561127418" calcext:value-type="float">
            <text:p>-0.0561127418</text:p>
          </table:table-cell>
          <table:table-cell office:value-type="string" calcext:value-type="string">
            <text:p>nan</text:p>
          </table:table-cell>
          <table:table-cell office:value-type="float" office:value="-0.0382748681" calcext:value-type="float">
            <text:p>-0.0382748681</text:p>
          </table:table-cell>
          <table:table-cell office:value-type="float" office:value="-0.0767552586" calcext:value-type="float">
            <text:p>-0.0767552586</text:p>
          </table:table-cell>
          <table:table-cell office:value-type="string" calcext:value-type="string">
            <text:p>nan</text:p>
          </table:table-cell>
          <table:table-cell office:value-type="float" office:value="-0.0021191715" calcext:value-type="float">
            <text:p>-0.0021191715</text:p>
          </table:table-cell>
          <table:table-cell office:value-type="float" office:value="0.0021056692" calcext:value-type="float">
            <text:p>0.0021056692</text:p>
          </table:table-cell>
          <table:table-cell office:value-type="string" calcext:value-type="string">
            <text:p>nan</text:p>
          </table:table-cell>
          <table:table-cell office:value-type="float" office:value="-0.0480025949" calcext:value-type="float">
            <text:p>-0.0480025949</text:p>
          </table:table-cell>
          <table:table-cell office:value-type="float" office:value="-0.0278238685" calcext:value-type="float">
            <text:p>-0.0278238685</text:p>
          </table:table-cell>
          <table:table-cell office:value-type="string" calcext:value-type="string">
            <text:p>nan</text:p>
          </table:table-cell>
          <table:table-cell office:value-type="float" office:value="0.0202008133" calcext:value-type="float">
            <text:p>0.0202008133</text:p>
          </table:table-cell>
          <table:table-cell office:value-type="float" office:value="-0.8795317135" calcext:value-type="float">
            <text:p>-0.8795317135</text:p>
          </table:table-cell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float" office:value="13290" calcext:value-type="float">
            <text:p>13290</text:p>
          </table:table-cell>
          <table:table-cell office:value-type="float" office:value="402.651768247" calcext:value-type="float">
            <text:p>402.651768247</text:p>
          </table:table-cell>
          <table:table-cell office:value-type="float" office:value="285.347742175" calcext:value-type="float">
            <text:p>285.347742175</text:p>
          </table:table-cell>
          <table:table-cell office:value-type="float" office:value="0.4699818131" calcext:value-type="float">
            <text:p>0.4699818131</text:p>
          </table:table-cell>
          <table:table-cell office:value-type="float" office:value="0.0631935883" calcext:value-type="float">
            <text:p>0.0631935883</text:p>
          </table:table-cell>
          <table:table-cell office:value-type="float" office:value="0.4890580987" calcext:value-type="float">
            <text:p>0.4890580987</text:p>
          </table:table-cell>
          <table:table-cell office:value-type="float" office:value="0.130660181" calcext:value-type="float">
            <text:p>0.130660181</text:p>
          </table:table-cell>
          <table:table-cell office:value-type="float" office:value="0.4244557531" calcext:value-type="float">
            <text:p>0.4244557531</text:p>
          </table:table-cell>
          <table:table-cell office:value-type="float" office:value="0.0889109925" calcext:value-type="float">
            <text:p>0.0889109925</text:p>
          </table:table-cell>
          <table:table-cell office:value-type="float" office:value="-0.0039624819" calcext:value-type="float">
            <text:p>-0.0039624819</text:p>
          </table:table-cell>
          <table:table-cell office:value-type="float" office:value="-0.0588439848" calcext:value-type="float">
            <text:p>-0.0588439848</text:p>
          </table:table-cell>
          <table:table-cell office:value-type="float" office:value="-0.0408846349" calcext:value-type="float">
            <text:p>-0.0408846349</text:p>
          </table:table-cell>
          <table:table-cell office:value-type="float" office:value="0.1561465077" calcext:value-type="float">
            <text:p>0.1561465077</text:p>
          </table:table-cell>
          <table:table-cell office:value-type="float" office:value="0.2034128419" calcext:value-type="float">
            <text:p>0.2034128419</text:p>
          </table:table-cell>
          <table:table-cell office:value-type="float" office:value="0.1356648003" calcext:value-type="float">
            <text:p>0.1356648003</text:p>
          </table:table-cell>
          <table:table-cell office:value-type="float" office:value="0.2757703832" calcext:value-type="float">
            <text:p>0.2757703832</text:p>
          </table:table-cell>
          <table:table-cell office:value-type="float" office:value="0.3359157732" calcext:value-type="float">
            <text:p>0.3359157732</text:p>
          </table:table-cell>
          <table:table-cell office:value-type="float" office:value="0.2274961772" calcext:value-type="float">
            <text:p>0.2274961772</text:p>
          </table:table-cell>
          <table:table-cell office:value-type="float" office:value="0.2757703832" calcext:value-type="float">
            <text:p>0.2757703832</text:p>
          </table:table-cell>
          <table:table-cell office:value-type="float" office:value="0.3359157732" calcext:value-type="float">
            <text:p>0.3359157732</text:p>
          </table:table-cell>
          <table:table-cell office:value-type="float" office:value="0.2274961772" calcext:value-type="float">
            <text:p>0.2274961772</text:p>
          </table:table-cell>
          <table:table-cell office:value-type="float" office:value="0.3049721716" calcext:value-type="float">
            <text:p>0.3049721716</text:p>
          </table:table-cell>
          <table:table-cell office:value-type="float" office:value="0.3721146383" calcext:value-type="float">
            <text:p>0.3721146383</text:p>
          </table:table-cell>
          <table:table-cell office:value-type="float" office:value="0.2519957289" calcext:value-type="float">
            <text:p>0.2519957289</text:p>
          </table:table-cell>
          <table:table-cell office:value-type="float" office:value="0.2784866015" calcext:value-type="float">
            <text:p>0.2784866015</text:p>
          </table:table-cell>
          <table:table-cell office:value-type="float" office:value="0.3418127856" calcext:value-type="float">
            <text:p>0.3418127856</text:p>
          </table:table-cell>
          <table:table-cell office:value-type="float" office:value="0.2310208384" calcext:value-type="float">
            <text:p>0.2310208384</text:p>
          </table:table-cell>
          <table:table-cell office:value-type="float" office:value="0.2761180325" calcext:value-type="float">
            <text:p>0.2761180325</text:p>
          </table:table-cell>
          <table:table-cell office:value-type="float" office:value="0.3294602079" calcext:value-type="float">
            <text:p>0.3294602079</text:p>
          </table:table-cell>
          <table:table-cell office:value-type="float" office:value="0.2217706531" calcext:value-type="float">
            <text:p>0.2217706531</text:p>
          </table:table-cell>
          <table:table-cell office:value-type="string" calcext:value-type="string">
            <text:p>nan</text:p>
          </table:table-cell>
          <table:table-cell office:value-type="float" office:value="-0.39016688" calcext:value-type="float">
            <text:p>-0.39016688</text:p>
          </table:table-cell>
          <table:table-cell office:value-type="float" office:value="-0.9835382117" calcext:value-type="float">
            <text:p>-0.9835382117</text:p>
          </table:table-cell>
          <table:table-cell office:value-type="float" office:value="0.3954803681" calcext:value-type="float">
            <text:p>0.3954803681</text:p>
          </table:table-cell>
          <table:table-cell office:value-type="float" office:value="0.4822218476" calcext:value-type="float">
            <text:p>0.4822218476</text:p>
          </table:table-cell>
          <table:table-cell office:value-type="float" office:value="0.3324930058" calcext:value-type="float">
            <text:p>0.3324930058</text:p>
          </table:table-cell>
          <table:table-cell office:value-type="float" office:value="0.9947350052" calcext:value-type="float">
            <text:p>0.9947350052</text:p>
          </table:table-cell>
          <table:table-cell office:value-type="float" office:value="0.9608766485" calcext:value-type="float">
            <text:p>0.9608766485</text:p>
          </table:table-cell>
          <table:table-cell office:value-type="float" office:value="0.8573394462" calcext:value-type="float">
            <text:p>0.8573394462</text:p>
          </table:table-cell>
          <table:table-cell office:value-type="float" office:value="0.0714907352" calcext:value-type="float">
            <text:p>0.0714907352</text:p>
          </table:table-cell>
          <table:table-cell office:value-type="float" office:value="0.1432824529" calcext:value-type="float">
            <text:p>0.1432824529</text:p>
          </table:table-cell>
          <table:table-cell office:value-type="float" office:value="0.0964258673" calcext:value-type="float">
            <text:p>0.0964258673</text:p>
          </table:table-cell>
          <table:table-cell office:value-type="float" office:value="0.1775458725" calcext:value-type="float">
            <text:p>0.1775458725</text:p>
          </table:table-cell>
          <table:table-cell office:value-type="float" office:value="0.2560696323" calcext:value-type="float">
            <text:p>0.2560696323</text:p>
          </table:table-cell>
          <table:table-cell office:value-type="float" office:value="0.1731345138" calcext:value-type="float">
            <text:p>0.1731345138</text:p>
          </table:table-cell>
          <table:table-cell office:value-type="float" office:value="0.2817044966" calcext:value-type="float">
            <text:p>0.2817044966</text:p>
          </table:table-cell>
          <table:table-cell office:value-type="float" office:value="0.3519934926" calcext:value-type="float">
            <text:p>0.3519934926</text:p>
          </table:table-cell>
          <table:table-cell office:value-type="float" office:value="0.2425749086" calcext:value-type="float">
            <text:p>0.2425749086</text:p>
          </table:table-cell>
          <table:table-cell office:value-type="float" office:value="0.2817044966" calcext:value-type="float">
            <text:p>0.2817044966</text:p>
          </table:table-cell>
          <table:table-cell office:value-type="float" office:value="0.3519934926" calcext:value-type="float">
            <text:p>0.3519934926</text:p>
          </table:table-cell>
          <table:table-cell office:value-type="float" office:value="0.2425749086" calcext:value-type="float">
            <text:p>0.2425749086</text:p>
          </table:table-cell>
          <table:table-cell office:value-type="float" office:value="0.3091071853" calcext:value-type="float">
            <text:p>0.3091071853</text:p>
          </table:table-cell>
          <table:table-cell office:value-type="float" office:value="0.379773499" calcext:value-type="float">
            <text:p>0.379773499</text:p>
          </table:table-cell>
          <table:table-cell office:value-type="float" office:value="0.2609845307" calcext:value-type="float">
            <text:p>0.2609845307</text:p>
          </table:table-cell>
          <table:table-cell office:value-type="float" office:value="0.2963096555" calcext:value-type="float">
            <text:p>0.2963096555</text:p>
          </table:table-cell>
          <table:table-cell office:value-type="float" office:value="0.3845235758" calcext:value-type="float">
            <text:p>0.3845235758</text:p>
          </table:table-cell>
          <table:table-cell office:value-type="float" office:value="0.2661356413" calcext:value-type="float">
            <text:p>0.2661356413</text:p>
          </table:table-cell>
          <table:table-cell office:value-type="float" office:value="0.2929050553" calcext:value-type="float">
            <text:p>0.2929050553</text:p>
          </table:table-cell>
          <table:table-cell office:value-type="float" office:value="0.36760378" calcext:value-type="float">
            <text:p>0.36760378</text:p>
          </table:table-cell>
          <table:table-cell office:value-type="float" office:value="0.2529442325" calcext:value-type="float">
            <text:p>0.2529442325</text:p>
          </table:table-cell>
          <table:table-cell office:value-type="string" calcext:value-type="string">
            <text:p>nan</text:p>
          </table:table-cell>
          <table:table-cell office:value-type="float" office:value="-0.3991103586" calcext:value-type="float">
            <text:p>-0.3991103586</text:p>
          </table:table-cell>
          <table:table-cell office:value-type="float" office:value="-0.995484419" calcext:value-type="float">
            <text:p>-0.995484419</text:p>
          </table:table-cell>
        </table:table-row>
        <table:table-row table:style-name="ro1">
          <table:table-cell office:value-type="string" calcext:value-type="string">
            <text:p>Ophioderma_longicauda_L1</text:p>
          </table:table-cell>
          <table:table-cell office:value-type="float" office:value="13540" calcext:value-type="float">
            <text:p>13540</text:p>
          </table:table-cell>
          <table:table-cell office:value-type="float" office:value="621.741654357" calcext:value-type="float">
            <text:p>621.741654357</text:p>
          </table:table-cell>
          <table:table-cell office:value-type="float" office:value="550.527433038" calcext:value-type="float">
            <text:p>550.527433038</text:p>
          </table:table-cell>
          <table:table-cell office:value-type="float" office:value="0.436383239" calcext:value-type="float">
            <text:p>0.436383239</text:p>
          </table:table-cell>
          <table:table-cell office:value-type="float" office:value="0.0419623999" calcext:value-type="float">
            <text:p>0.0419623999</text:p>
          </table:table-cell>
          <table:table-cell office:value-type="float" office:value="0.4221116351" calcext:value-type="float">
            <text:p>0.4221116351</text:p>
          </table:table-cell>
          <table:table-cell office:value-type="float" office:value="0.0690510643" calcext:value-type="float">
            <text:p>0.0690510643</text:p>
          </table:table-cell>
          <table:table-cell office:value-type="float" office:value="0.3738276064" calcext:value-type="float">
            <text:p>0.3738276064</text:p>
          </table:table-cell>
          <table:table-cell office:value-type="float" office:value="0.0611982997" calcext:value-type="float">
            <text:p>0.0611982997</text:p>
          </table:table-cell>
          <table:table-cell office:value-type="float" office:value="-0.0082882937" calcext:value-type="float">
            <text:p>-0.0082882937</text:p>
          </table:table-cell>
          <table:table-cell office:value-type="float" office:value="-0.2029102445" calcext:value-type="float">
            <text:p>-0.2029102445</text:p>
          </table:table-cell>
          <table:table-cell office:value-type="float" office:value="-0.1438426036" calcext:value-type="float">
            <text:p>-0.1438426036</text:p>
          </table:table-cell>
          <table:table-cell office:value-type="float" office:value="0.1858239164" calcext:value-type="float">
            <text:p>0.1858239164</text:p>
          </table:table-cell>
          <table:table-cell office:value-type="float" office:value="0.1031671614" calcext:value-type="float">
            <text:p>0.1031671614</text:p>
          </table:table-cell>
          <table:table-cell office:value-type="float" office:value="0.0696786085" calcext:value-type="float">
            <text:p>0.0696786085</text:p>
          </table:table-cell>
          <table:table-cell office:value-type="string" calcext:value-type="string">
            <text:p>nan</text:p>
          </table:table-cell>
          <table:table-cell office:value-type="float" office:value="-0.0578286884" calcext:value-type="float">
            <text:p>-0.0578286884</text:p>
          </table:table-cell>
          <table:table-cell office:value-type="float" office:value="-0.0380765101" calcext:value-type="float">
            <text:p>-0.0380765101</text:p>
          </table:table-cell>
          <table:table-cell office:value-type="string" calcext:value-type="string">
            <text:p>nan</text:p>
          </table:table-cell>
          <table:table-cell office:value-type="float" office:value="-0.0578286884" calcext:value-type="float">
            <text:p>-0.0578286884</text:p>
          </table:table-cell>
          <table:table-cell office:value-type="float" office:value="-0.0380765101" calcext:value-type="float">
            <text:p>-0.0380765101</text:p>
          </table:table-cell>
          <table:table-cell office:value-type="string" calcext:value-type="string">
            <text:p>nan</text:p>
          </table:table-cell>
          <table:table-cell office:value-type="float" office:value="-0.0761260568" calcext:value-type="float">
            <text:p>-0.0761260568</text:p>
          </table:table-cell>
          <table:table-cell office:value-type="float" office:value="-0.0497271713" calcext:value-type="float">
            <text:p>-0.0497271713</text:p>
          </table:table-cell>
          <table:table-cell office:value-type="string" calcext:value-type="string">
            <text:p>nan</text:p>
          </table:table-cell>
          <table:table-cell office:value-type="float" office:value="-0.0659596299" calcext:value-type="float">
            <text:p>-0.0659596299</text:p>
          </table:table-cell>
          <table:table-cell office:value-type="float" office:value="-0.0437061391" calcext:value-type="float">
            <text:p>-0.0437061391</text:p>
          </table:table-cell>
          <table:table-cell office:value-type="string" calcext:value-type="string">
            <text:p>nan</text:p>
          </table:table-cell>
          <table:table-cell office:value-type="float" office:value="-0.0924898132" calcext:value-type="float">
            <text:p>-0.0924898132</text:p>
          </table:table-cell>
          <table:table-cell office:value-type="float" office:value="-0.0610483751" calcext:value-type="float">
            <text:p>-0.0610483751</text:p>
          </table:table-cell>
          <table:table-cell office:value-type="string" calcext:value-type="string">
            <text:p>nan</text:p>
          </table:table-cell>
          <table:table-cell office:value-type="float" office:value="0.0573057206" calcext:value-type="float">
            <text:p>0.0573057206</text:p>
          </table:table-cell>
          <table:table-cell office:value-type="float" office:value="-0.9881484009" calcext:value-type="float">
            <text:p>-0.9881484009</text:p>
          </table:table-cell>
          <table:table-cell office:value-type="float" office:value="-0.0326925411" calcext:value-type="float">
            <text:p>-0.0326925411</text:p>
          </table:table-cell>
          <table:table-cell office:value-type="float" office:value="-0.068400285" calcext:value-type="float">
            <text:p>-0.068400285</text:p>
          </table:table-cell>
          <table:table-cell office:value-type="float" office:value="-0.0446121159" calcext:value-type="float">
            <text:p>-0.0446121159</text:p>
          </table:table-cell>
          <table:table-cell office:value-type="float" office:value="0.9930363426" calcext:value-type="float">
            <text:p>0.9930363426</text:p>
          </table:table-cell>
          <table:table-cell office:value-type="float" office:value="0.9297892903" calcext:value-type="float">
            <text:p>0.9297892903</text:p>
          </table:table-cell>
          <table:table-cell office:value-type="float" office:value="0.821454498" calcext:value-type="float">
            <text:p>0.821454498</text:p>
          </table:table-cell>
          <table:table-cell office:value-type="float" office:value="0.0946184591" calcext:value-type="float">
            <text:p>0.0946184591</text:p>
          </table:table-cell>
          <table:table-cell office:value-type="float" office:value="0.0559704886" calcext:value-type="float">
            <text:p>0.0559704886</text:p>
          </table:table-cell>
          <table:table-cell office:value-type="float" office:value="0.0377945554" calcext:value-type="float">
            <text:p>0.0377945554</text:p>
          </table:table-cell>
          <table:table-cell office:value-type="float" office:value="0.1863612514" calcext:value-type="float">
            <text:p>0.1863612514</text:p>
          </table:table-cell>
          <table:table-cell office:value-type="float" office:value="0.1104601504" calcext:value-type="float">
            <text:p>0.1104601504</text:p>
          </table:table-cell>
          <table:table-cell office:value-type="float" office:value="0.0752652528" calcext:value-type="float">
            <text:p>0.0752652528</text:p>
          </table:table-cell>
          <table:table-cell office:value-type="string" calcext:value-type="string">
            <text:p>nan</text:p>
          </table:table-cell>
          <table:table-cell office:value-type="float" office:value="0.0047031461" calcext:value-type="float">
            <text:p>0.0047031461</text:p>
          </table:table-cell>
          <table:table-cell office:value-type="float" office:value="-0.0342069457" calcext:value-type="float">
            <text:p>-0.0342069457</text:p>
          </table:table-cell>
          <table:table-cell office:value-type="string" calcext:value-type="string">
            <text:p>nan</text:p>
          </table:table-cell>
          <table:table-cell office:value-type="float" office:value="0.0047031461" calcext:value-type="float">
            <text:p>0.0047031461</text:p>
          </table:table-cell>
          <table:table-cell office:value-type="float" office:value="-0.0342069457" calcext:value-type="float">
            <text:p>-0.0342069457</text:p>
          </table:table-cell>
          <table:table-cell office:value-type="string" calcext:value-type="string">
            <text:p>nan</text:p>
          </table:table-cell>
          <table:table-cell office:value-type="float" office:value="-0.0207321346" calcext:value-type="float">
            <text:p>-0.0207321346</text:p>
          </table:table-cell>
          <table:table-cell office:value-type="float" office:value="-0.0529904876" calcext:value-type="float">
            <text:p>-0.0529904876</text:p>
          </table:table-cell>
          <table:table-cell office:value-type="string" calcext:value-type="string">
            <text:p>nan</text:p>
          </table:table-cell>
          <table:table-cell office:value-type="float" office:value="0.0140310533" calcext:value-type="float">
            <text:p>0.0140310533</text:p>
          </table:table-cell>
          <table:table-cell office:value-type="float" office:value="-0.0297045817" calcext:value-type="float">
            <text:p>-0.0297045817</text:p>
          </table:table-cell>
          <table:table-cell office:value-type="string" calcext:value-type="string">
            <text:p>nan</text:p>
          </table:table-cell>
          <table:table-cell office:value-type="float" office:value="-0.0063152944" calcext:value-type="float">
            <text:p>-0.0063152944</text:p>
          </table:table-cell>
          <table:table-cell office:value-type="float" office:value="-0.0438420529" calcext:value-type="float">
            <text:p>-0.0438420529</text:p>
          </table:table-cell>
          <table:table-cell office:value-type="string" calcext:value-type="string">
            <text:p>nan</text:p>
          </table:table-cell>
          <table:table-cell office:value-type="float" office:value="-0.0057308275" calcext:value-type="float">
            <text:p>-0.0057308275</text:p>
          </table:table-cell>
          <table:table-cell office:value-type="float" office:value="-0.7902304049" calcext:value-type="float">
            <text:p>-0.7902304049</text:p>
          </table:table-cell>
        </table:table-row>
        <table:table-row table:style-name="ro1">
          <table:table-cell office:value-type="string" calcext:value-type="string">
            <text:p>Ophioderma_longicauda_L3</text:p>
          </table:table-cell>
          <table:table-cell office:value-type="float" office:value="19854" calcext:value-type="float">
            <text:p>19854</text:p>
          </table:table-cell>
          <table:table-cell office:value-type="float" office:value="585.145612975" calcext:value-type="float">
            <text:p>585.145612975</text:p>
          </table:table-cell>
          <table:table-cell office:value-type="float" office:value="572.700930679" calcext:value-type="float">
            <text:p>572.700930679</text:p>
          </table:table-cell>
          <table:table-cell office:value-type="float" office:value="0.4376368164" calcext:value-type="float">
            <text:p>0.4376368164</text:p>
          </table:table-cell>
          <table:table-cell office:value-type="float" office:value="0.0398756044" calcext:value-type="float">
            <text:p>0.0398756044</text:p>
          </table:table-cell>
          <table:table-cell office:value-type="float" office:value="0.419044306" calcext:value-type="float">
            <text:p>0.419044306</text:p>
          </table:table-cell>
          <table:table-cell office:value-type="float" office:value="0.0696751322" calcext:value-type="float">
            <text:p>0.0696751322</text:p>
          </table:table-cell>
          <table:table-cell office:value-type="float" office:value="0.373575292" calcext:value-type="float">
            <text:p>0.373575292</text:p>
          </table:table-cell>
          <table:table-cell office:value-type="float" office:value="0.0561949892" calcext:value-type="float">
            <text:p>0.0561949892</text:p>
          </table:table-cell>
          <table:table-cell office:value-type="float" office:value="-0.0071717276" calcext:value-type="float">
            <text:p>-0.0071717276</text:p>
          </table:table-cell>
          <table:table-cell office:value-type="float" office:value="-0.2075374958" calcext:value-type="float">
            <text:p>-0.2075374958</text:p>
          </table:table-cell>
          <table:table-cell office:value-type="float" office:value="-0.146984487" calcext:value-type="float">
            <text:p>-0.146984487</text:p>
          </table:table-cell>
          <table:table-cell office:value-type="float" office:value="0.1222515178" calcext:value-type="float">
            <text:p>0.1222515178</text:p>
          </table:table-cell>
          <table:table-cell office:value-type="float" office:value="0.0709820277" calcext:value-type="float">
            <text:p>0.0709820277</text:p>
          </table:table-cell>
          <table:table-cell office:value-type="float" office:value="0.0479881693" calcext:value-type="float">
            <text:p>0.0479881693</text:p>
          </table:table-cell>
          <table:table-cell office:value-type="string" calcext:value-type="string">
            <text:p>nan</text:p>
          </table:table-cell>
          <table:table-cell office:value-type="float" office:value="0.2014355509" calcext:value-type="float">
            <text:p>0.2014355509</text:p>
          </table:table-cell>
          <table:table-cell office:value-type="float" office:value="0.1363518351" calcext:value-type="float">
            <text:p>0.1363518351</text:p>
          </table:table-cell>
          <table:table-cell office:value-type="string" calcext:value-type="string">
            <text:p>nan</text:p>
          </table:table-cell>
          <table:table-cell office:value-type="float" office:value="0.2014355509" calcext:value-type="float">
            <text:p>0.2014355509</text:p>
          </table:table-cell>
          <table:table-cell office:value-type="float" office:value="0.1363518351" calcext:value-type="float">
            <text:p>0.1363518351</text:p>
          </table:table-cell>
          <table:table-cell office:value-type="string" calcext:value-type="string">
            <text:p>nan</text:p>
          </table:table-cell>
          <table:table-cell office:value-type="float" office:value="0.2149675069" calcext:value-type="float">
            <text:p>0.2149675069</text:p>
          </table:table-cell>
          <table:table-cell office:value-type="float" office:value="0.1458644825" calcext:value-type="float">
            <text:p>0.1458644825</text:p>
          </table:table-cell>
          <table:table-cell office:value-type="float" office:value="0.1269720656" calcext:value-type="float">
            <text:p>0.1269720656</text:p>
          </table:table-cell>
          <table:table-cell office:value-type="float" office:value="0.1861004963" calcext:value-type="float">
            <text:p>0.1861004963</text:p>
          </table:table-cell>
          <table:table-cell office:value-type="float" office:value="0.1239776968" calcext:value-type="float">
            <text:p>0.1239776968</text:p>
          </table:table-cell>
          <table:table-cell office:value-type="float" office:value="0.1111167687" calcext:value-type="float">
            <text:p>0.1111167687</text:p>
          </table:table-cell>
          <table:table-cell office:value-type="float" office:value="0.1852351493" calcext:value-type="float">
            <text:p>0.1852351493</text:p>
          </table:table-cell>
          <table:table-cell office:value-type="float" office:value="0.1228021145" calcext:value-type="float">
            <text:p>0.1228021145</text:p>
          </table:table-cell>
          <table:table-cell office:value-type="string" calcext:value-type="string">
            <text:p>nan</text:p>
          </table:table-cell>
          <table:table-cell office:value-type="float" office:value="-0.2035182927" calcext:value-type="float">
            <text:p>-0.2035182927</text:p>
          </table:table-cell>
          <table:table-cell office:value-type="float" office:value="-0.9508578972" calcext:value-type="float">
            <text:p>-0.9508578972</text:p>
          </table:table-cell>
          <table:table-cell office:value-type="float" office:value="0.1876027947" calcext:value-type="float">
            <text:p>0.1876027947</text:p>
          </table:table-cell>
          <table:table-cell office:value-type="float" office:value="0.2595574893" calcext:value-type="float">
            <text:p>0.2595574893</text:p>
          </table:table-cell>
          <table:table-cell office:value-type="float" office:value="0.177815725" calcext:value-type="float">
            <text:p>0.177815725</text:p>
          </table:table-cell>
          <table:table-cell office:value-type="float" office:value="0.9983070704" calcext:value-type="float">
            <text:p>0.9983070704</text:p>
          </table:table-cell>
          <table:table-cell office:value-type="float" office:value="0.964025859" calcext:value-type="float">
            <text:p>0.964025859</text:p>
          </table:table-cell>
          <table:table-cell office:value-type="float" office:value="0.8759137923" calcext:value-type="float">
            <text:p>0.8759137923</text:p>
          </table:table-cell>
          <table:table-cell office:value-type="float" office:value="0.0476676459" calcext:value-type="float">
            <text:p>0.0476676459</text:p>
          </table:table-cell>
          <table:table-cell office:value-type="float" office:value="-0.0016550271" calcext:value-type="float">
            <text:p>-0.0016550271</text:p>
          </table:table-cell>
          <table:table-cell office:value-type="float" office:value="-0.0009963716" calcext:value-type="float">
            <text:p>-0.0009963716</text:p>
          </table:table-cell>
          <table:table-cell office:value-type="float" office:value="0.1204371275" calcext:value-type="float">
            <text:p>0.1204371275</text:p>
          </table:table-cell>
          <table:table-cell office:value-type="float" office:value="0.0574606797" calcext:value-type="float">
            <text:p>0.0574606797</text:p>
          </table:table-cell>
          <table:table-cell office:value-type="float" office:value="0.0402604331" calcext:value-type="float">
            <text:p>0.0402604331</text:p>
          </table:table-cell>
          <table:table-cell office:value-type="string" calcext:value-type="string">
            <text:p>nan</text:p>
          </table:table-cell>
          <table:table-cell office:value-type="float" office:value="0.248399815" calcext:value-type="float">
            <text:p>0.248399815</text:p>
          </table:table-cell>
          <table:table-cell office:value-type="float" office:value="0.1736331247" calcext:value-type="float">
            <text:p>0.1736331247</text:p>
          </table:table-cell>
          <table:table-cell office:value-type="string" calcext:value-type="string">
            <text:p>nan</text:p>
          </table:table-cell>
          <table:table-cell office:value-type="float" office:value="0.248399815" calcext:value-type="float">
            <text:p>0.248399815</text:p>
          </table:table-cell>
          <table:table-cell office:value-type="float" office:value="0.1736331247" calcext:value-type="float">
            <text:p>0.1736331247</text:p>
          </table:table-cell>
          <table:table-cell office:value-type="string" calcext:value-type="string">
            <text:p>nan</text:p>
          </table:table-cell>
          <table:table-cell office:value-type="float" office:value="0.2588088984" calcext:value-type="float">
            <text:p>0.2588088984</text:p>
          </table:table-cell>
          <table:table-cell office:value-type="float" office:value="0.1814789573" calcext:value-type="float">
            <text:p>0.1814789573</text:p>
          </table:table-cell>
          <table:table-cell office:value-type="float" office:value="0.1426924533" calcext:value-type="float">
            <text:p>0.1426924533</text:p>
          </table:table-cell>
          <table:table-cell office:value-type="float" office:value="0.2490665687" calcext:value-type="float">
            <text:p>0.2490665687</text:p>
          </table:table-cell>
          <table:table-cell office:value-type="float" office:value="0.1743961707" calcext:value-type="float">
            <text:p>0.1743961707</text:p>
          </table:table-cell>
          <table:table-cell office:value-type="float" office:value="0.128666963" calcext:value-type="float">
            <text:p>0.128666963</text:p>
          </table:table-cell>
          <table:table-cell office:value-type="float" office:value="0.2558751758" calcext:value-type="float">
            <text:p>0.2558751758</text:p>
          </table:table-cell>
          <table:table-cell office:value-type="float" office:value="0.1793466675" calcext:value-type="float">
            <text:p>0.1793466675</text:p>
          </table:table-cell>
          <table:table-cell office:value-type="string" calcext:value-type="string">
            <text:p>nan</text:p>
          </table:table-cell>
          <table:table-cell office:value-type="float" office:value="-0.2514780603" calcext:value-type="float">
            <text:p>-0.2514780603</text:p>
          </table:table-cell>
          <table:table-cell office:value-type="float" office:value="-0.885006361" calcext:value-type="float">
            <text:p>-0.885006361</text:p>
          </table:table-cell>
        </table:table-row>
        <table:table-row table:style-name="ro1">
          <table:table-cell office:value-type="string" calcext:value-type="string">
            <text:p>Ostrea_chilensis</text:p>
          </table:table-cell>
          <table:table-cell office:value-type="float" office:value="6139" calcext:value-type="float">
            <text:p>6139</text:p>
          </table:table-cell>
          <table:table-cell office:value-type="float" office:value="510.670793289" calcext:value-type="float">
            <text:p>510.670793289</text:p>
          </table:table-cell>
          <table:table-cell office:value-type="float" office:value="329.552540519" calcext:value-type="float">
            <text:p>329.552540519</text:p>
          </table:table-cell>
          <table:table-cell office:value-type="float" office:value="0.437412824" calcext:value-type="float">
            <text:p>0.437412824</text:p>
          </table:table-cell>
          <table:table-cell office:value-type="float" office:value="0.0402322349" calcext:value-type="float">
            <text:p>0.0402322349</text:p>
          </table:table-cell>
          <table:table-cell office:value-type="float" office:value="0.4344459968" calcext:value-type="float">
            <text:p>0.4344459968</text:p>
          </table:table-cell>
          <table:table-cell office:value-type="float" office:value="0.0759291414" calcext:value-type="float">
            <text:p>0.0759291414</text:p>
          </table:table-cell>
          <table:table-cell office:value-type="float" office:value="0.3397615223" calcext:value-type="float">
            <text:p>0.3397615223</text:p>
          </table:table-cell>
          <table:table-cell office:value-type="float" office:value="0.0660617366" calcext:value-type="float">
            <text:p>0.0660617366</text:p>
          </table:table-cell>
          <table:table-cell office:value-type="float" office:value="0.0099394811" calcext:value-type="float">
            <text:p>0.0099394811</text:p>
          </table:table-cell>
          <table:table-cell office:value-type="float" office:value="-0.1958406458" calcext:value-type="float">
            <text:p>-0.1958406458</text:p>
          </table:table-cell>
          <table:table-cell office:value-type="float" office:value="-0.1407864273" calcext:value-type="float">
            <text:p>-0.1407864273</text:p>
          </table:table-cell>
          <table:table-cell office:value-type="float" office:value="0.1209127063" calcext:value-type="float">
            <text:p>0.1209127063</text:p>
          </table:table-cell>
          <table:table-cell office:value-type="float" office:value="0.1054107867" calcext:value-type="float">
            <text:p>0.1054107867</text:p>
          </table:table-cell>
          <table:table-cell office:value-type="float" office:value="0.0709367535" calcext:value-type="float">
            <text:p>0.0709367535</text:p>
          </table:table-cell>
          <table:table-cell office:value-type="string" calcext:value-type="string">
            <text:p>nan</text:p>
          </table:table-cell>
          <table:table-cell office:value-type="float" office:value="0.3436560151" calcext:value-type="float">
            <text:p>0.3436560151</text:p>
          </table:table-cell>
          <table:table-cell office:value-type="float" office:value="0.2299691271" calcext:value-type="float">
            <text:p>0.2299691271</text:p>
          </table:table-cell>
          <table:table-cell office:value-type="string" calcext:value-type="string">
            <text:p>nan</text:p>
          </table:table-cell>
          <table:table-cell office:value-type="float" office:value="0.3436560151" calcext:value-type="float">
            <text:p>0.3436560151</text:p>
          </table:table-cell>
          <table:table-cell office:value-type="float" office:value="0.2299691271" calcext:value-type="float">
            <text:p>0.2299691271</text:p>
          </table:table-cell>
          <table:table-cell office:value-type="string" calcext:value-type="string">
            <text:p>nan</text:p>
          </table:table-cell>
          <table:table-cell office:value-type="float" office:value="0.3374895812" calcext:value-type="float">
            <text:p>0.3374895812</text:p>
          </table:table-cell>
          <table:table-cell office:value-type="float" office:value="0.2253270087" calcext:value-type="float">
            <text:p>0.2253270087</text:p>
          </table:table-cell>
          <table:table-cell office:value-type="float" office:value="0.162512856" calcext:value-type="float">
            <text:p>0.162512856</text:p>
          </table:table-cell>
          <table:table-cell office:value-type="float" office:value="0.303693431" calcext:value-type="float">
            <text:p>0.303693431</text:p>
          </table:table-cell>
          <table:table-cell office:value-type="float" office:value="0.2012780061" calcext:value-type="float">
            <text:p>0.2012780061</text:p>
          </table:table-cell>
          <table:table-cell office:value-type="float" office:value="0.1464034195" calcext:value-type="float">
            <text:p>0.1464034195</text:p>
          </table:table-cell>
          <table:table-cell office:value-type="float" office:value="0.288266723" calcext:value-type="float">
            <text:p>0.288266723</text:p>
          </table:table-cell>
          <table:table-cell office:value-type="float" office:value="0.1898800878" calcext:value-type="float">
            <text:p>0.1898800878</text:p>
          </table:table-cell>
          <table:table-cell office:value-type="string" calcext:value-type="string">
            <text:p>nan</text:p>
          </table:table-cell>
          <table:table-cell office:value-type="float" office:value="-0.3252143748" calcext:value-type="float">
            <text:p>-0.3252143748</text:p>
          </table:table-cell>
          <table:table-cell office:value-type="float" office:value="-0.9012656203" calcext:value-type="float">
            <text:p>-0.9012656203</text:p>
          </table:table-cell>
          <table:table-cell office:value-type="float" office:value="0.1844505095" calcext:value-type="float">
            <text:p>0.1844505095</text:p>
          </table:table-cell>
          <table:table-cell office:value-type="float" office:value="0.4352593938" calcext:value-type="float">
            <text:p>0.4352593938</text:p>
          </table:table-cell>
          <table:table-cell office:value-type="float" office:value="0.2954851781" calcext:value-type="float">
            <text:p>0.2954851781</text:p>
          </table:table-cell>
          <table:table-cell office:value-type="float" office:value="0.9950223226" calcext:value-type="float">
            <text:p>0.9950223226</text:p>
          </table:table-cell>
          <table:table-cell office:value-type="float" office:value="0.926164806" calcext:value-type="float">
            <text:p>0.926164806</text:p>
          </table:table-cell>
          <table:table-cell office:value-type="float" office:value="0.8152688394" calcext:value-type="float">
            <text:p>0.8152688394</text:p>
          </table:table-cell>
          <table:table-cell office:value-type="float" office:value="0.0974300371" calcext:value-type="float">
            <text:p>0.0974300371</text:p>
          </table:table-cell>
          <table:table-cell office:value-type="float" office:value="0.0860158547" calcext:value-type="float">
            <text:p>0.0860158547</text:p>
          </table:table-cell>
          <table:table-cell office:value-type="float" office:value="0.0596082103" calcext:value-type="float">
            <text:p>0.0596082103</text:p>
          </table:table-cell>
          <table:table-cell office:value-type="float" office:value="0.119971542" calcext:value-type="float">
            <text:p>0.119971542</text:p>
          </table:table-cell>
          <table:table-cell office:value-type="float" office:value="0.1064392814" calcext:value-type="float">
            <text:p>0.1064392814</text:p>
          </table:table-cell>
          <table:table-cell office:value-type="float" office:value="0.0734745316" calcext:value-type="float">
            <text:p>0.0734745316</text:p>
          </table:table-cell>
          <table:table-cell office:value-type="string" calcext:value-type="string">
            <text:p>nan</text:p>
          </table:table-cell>
          <table:table-cell office:value-type="float" office:value="0.4100925537" calcext:value-type="float">
            <text:p>0.4100925537</text:p>
          </table:table-cell>
          <table:table-cell office:value-type="float" office:value="0.2322325578" calcext:value-type="float">
            <text:p>0.2322325578</text:p>
          </table:table-cell>
          <table:table-cell office:value-type="string" calcext:value-type="string">
            <text:p>nan</text:p>
          </table:table-cell>
          <table:table-cell office:value-type="float" office:value="0.4100925537" calcext:value-type="float">
            <text:p>0.4100925537</text:p>
          </table:table-cell>
          <table:table-cell office:value-type="float" office:value="0.2322325578" calcext:value-type="float">
            <text:p>0.2322325578</text:p>
          </table:table-cell>
          <table:table-cell office:value-type="string" calcext:value-type="string">
            <text:p>nan</text:p>
          </table:table-cell>
          <table:table-cell office:value-type="float" office:value="0.3959341208" calcext:value-type="float">
            <text:p>0.3959341208</text:p>
          </table:table-cell>
          <table:table-cell office:value-type="float" office:value="0.2218640399" calcext:value-type="float">
            <text:p>0.2218640399</text:p>
          </table:table-cell>
          <table:table-cell office:value-type="float" office:value="0.1866201158" calcext:value-type="float">
            <text:p>0.1866201158</text:p>
          </table:table-cell>
          <table:table-cell office:value-type="float" office:value="0.3942961124" calcext:value-type="float">
            <text:p>0.3942961124</text:p>
          </table:table-cell>
          <table:table-cell office:value-type="float" office:value="0.2723593817" calcext:value-type="float">
            <text:p>0.2723593817</text:p>
          </table:table-cell>
          <table:table-cell office:value-type="float" office:value="0.1738478245" calcext:value-type="float">
            <text:p>0.1738478245</text:p>
          </table:table-cell>
          <table:table-cell office:value-type="float" office:value="0.3889586494" calcext:value-type="float">
            <text:p>0.3889586494</text:p>
          </table:table-cell>
          <table:table-cell office:value-type="float" office:value="0.2679216752" calcext:value-type="float">
            <text:p>0.2679216752</text:p>
          </table:table-cell>
          <table:table-cell office:value-type="string" calcext:value-type="string">
            <text:p>nan</text:p>
          </table:table-cell>
          <table:table-cell office:value-type="float" office:value="-0.3915386726" calcext:value-type="float">
            <text:p>-0.3915386726</text:p>
          </table:table-cell>
          <table:table-cell office:value-type="float" office:value="-0.8076715572" calcext:value-type="float">
            <text:p>-0.8076715572</text:p>
          </table:table-cell>
        </table:table-row>
        <table:table-row table:style-name="ro1">
          <table:table-cell office:value-type="string" calcext:value-type="string">
            <text:p>Ostrea_edulis</text:p>
          </table:table-cell>
          <table:table-cell office:value-type="float" office:value="5752" calcext:value-type="float">
            <text:p>5752</text:p>
          </table:table-cell>
          <table:table-cell office:value-type="float" office:value="822.495653686" calcext:value-type="float">
            <text:p>822.495653686</text:p>
          </table:table-cell>
          <table:table-cell office:value-type="float" office:value="632.239463771" calcext:value-type="float">
            <text:p>632.239463771</text:p>
          </table:table-cell>
          <table:table-cell office:value-type="float" office:value="0.4391640009" calcext:value-type="float">
            <text:p>0.4391640009</text:p>
          </table:table-cell>
          <table:table-cell office:value-type="float" office:value="0.0417544017" calcext:value-type="float">
            <text:p>0.0417544017</text:p>
          </table:table-cell>
          <table:table-cell office:value-type="float" office:value="0.4416008598" calcext:value-type="float">
            <text:p>0.4416008598</text:p>
          </table:table-cell>
          <table:table-cell office:value-type="float" office:value="0.0756093991" calcext:value-type="float">
            <text:p>0.0756093991</text:p>
          </table:table-cell>
          <table:table-cell office:value-type="float" office:value="0.3338312295" calcext:value-type="float">
            <text:p>0.3338312295</text:p>
          </table:table-cell>
          <table:table-cell office:value-type="float" office:value="0.0630194485" calcext:value-type="float">
            <text:p>0.0630194485</text:p>
          </table:table-cell>
          <table:table-cell office:value-type="float" office:value="0.0042659528" calcext:value-type="float">
            <text:p>0.0042659528</text:p>
          </table:table-cell>
          <table:table-cell office:value-type="float" office:value="-0.08886527" calcext:value-type="float">
            <text:p>-0.08886527</text:p>
          </table:table-cell>
          <table:table-cell office:value-type="float" office:value="-0.0636485096" calcext:value-type="float">
            <text:p>-0.0636485096</text:p>
          </table:table-cell>
          <table:table-cell office:value-type="float" office:value="0.0895518828" calcext:value-type="float">
            <text:p>0.0895518828</text:p>
          </table:table-cell>
          <table:table-cell office:value-type="float" office:value="0.0625323183" calcext:value-type="float">
            <text:p>0.0625323183</text:p>
          </table:table-cell>
          <table:table-cell office:value-type="float" office:value="0.0417165731" calcext:value-type="float">
            <text:p>0.0417165731</text:p>
          </table:table-cell>
          <table:table-cell office:value-type="float" office:value="-0.1185726445" calcext:value-type="float">
            <text:p>-0.1185726445</text:p>
          </table:table-cell>
          <table:table-cell office:value-type="float" office:value="-0.1284494914" calcext:value-type="float">
            <text:p>-0.1284494914</text:p>
          </table:table-cell>
          <table:table-cell office:value-type="float" office:value="-0.0853764954" calcext:value-type="float">
            <text:p>-0.0853764954</text:p>
          </table:table-cell>
          <table:table-cell office:value-type="float" office:value="-0.1185726445" calcext:value-type="float">
            <text:p>-0.1185726445</text:p>
          </table:table-cell>
          <table:table-cell office:value-type="float" office:value="-0.1284494914" calcext:value-type="float">
            <text:p>-0.1284494914</text:p>
          </table:table-cell>
          <table:table-cell office:value-type="float" office:value="-0.0853764954" calcext:value-type="float">
            <text:p>-0.0853764954</text:p>
          </table:table-cell>
          <table:table-cell office:value-type="float" office:value="-0.1435597599" calcext:value-type="float">
            <text:p>-0.1435597599</text:p>
          </table:table-cell>
          <table:table-cell office:value-type="float" office:value="-0.1487867026" calcext:value-type="float">
            <text:p>-0.1487867026</text:p>
          </table:table-cell>
          <table:table-cell office:value-type="float" office:value="-0.0993061563" calcext:value-type="float">
            <text:p>-0.0993061563</text:p>
          </table:table-cell>
          <table:table-cell office:value-type="float" office:value="-0.115472808" calcext:value-type="float">
            <text:p>-0.115472808</text:p>
          </table:table-cell>
          <table:table-cell office:value-type="float" office:value="-0.1327028729" calcext:value-type="float">
            <text:p>-0.1327028729</text:p>
          </table:table-cell>
          <table:table-cell office:value-type="float" office:value="-0.0881988166" calcext:value-type="float">
            <text:p>-0.0881988166</text:p>
          </table:table-cell>
          <table:table-cell office:value-type="float" office:value="-0.128788149" calcext:value-type="float">
            <text:p>-0.128788149</text:p>
          </table:table-cell>
          <table:table-cell office:value-type="float" office:value="-0.1504243573" calcext:value-type="float">
            <text:p>-0.1504243573</text:p>
          </table:table-cell>
          <table:table-cell office:value-type="float" office:value="-0.1000458682" calcext:value-type="float">
            <text:p>-0.1000458682</text:p>
          </table:table-cell>
          <table:table-cell office:value-type="string" calcext:value-type="string">
            <text:p>nan</text:p>
          </table:table-cell>
          <table:table-cell office:value-type="float" office:value="0.1091089261" calcext:value-type="float">
            <text:p>0.1091089261</text:p>
          </table:table-cell>
          <table:table-cell office:value-type="float" office:value="-0.4525888923" calcext:value-type="float">
            <text:p>-0.4525888923</text:p>
          </table:table-cell>
          <table:table-cell office:value-type="float" office:value="-0.105867514" calcext:value-type="float">
            <text:p>-0.105867514</text:p>
          </table:table-cell>
          <table:table-cell office:value-type="float" office:value="-0.1240493376" calcext:value-type="float">
            <text:p>-0.1240493376</text:p>
          </table:table-cell>
          <table:table-cell office:value-type="float" office:value="-0.0825939783" calcext:value-type="float">
            <text:p>-0.0825939783</text:p>
          </table:table-cell>
          <table:table-cell office:value-type="float" office:value="0.999104154" calcext:value-type="float">
            <text:p>0.999104154</text:p>
          </table:table-cell>
          <table:table-cell office:value-type="float" office:value="0.9818105807" calcext:value-type="float">
            <text:p>0.9818105807</text:p>
          </table:table-cell>
          <table:table-cell office:value-type="float" office:value="0.907511104" calcext:value-type="float">
            <text:p>0.907511104</text:p>
          </table:table-cell>
          <table:table-cell office:value-type="float" office:value="0.0447419178" calcext:value-type="float">
            <text:p>0.0447419178</text:p>
          </table:table-cell>
          <table:table-cell office:value-type="float" office:value="0.0521894697" calcext:value-type="float">
            <text:p>0.0521894697</text:p>
          </table:table-cell>
          <table:table-cell office:value-type="float" office:value="0.034873806" calcext:value-type="float">
            <text:p>0.034873806</text:p>
          </table:table-cell>
          <table:table-cell office:value-type="float" office:value="0.0945201932" calcext:value-type="float">
            <text:p>0.0945201932</text:p>
          </table:table-cell>
          <table:table-cell office:value-type="float" office:value="0.0815384628" calcext:value-type="float">
            <text:p>0.0815384628</text:p>
          </table:table-cell>
          <table:table-cell office:value-type="float" office:value="0.0549272168" calcext:value-type="float">
            <text:p>0.0549272168</text:p>
          </table:table-cell>
          <table:table-cell office:value-type="float" office:value="-0.1139239859" calcext:value-type="float">
            <text:p>-0.1139239859</text:p>
          </table:table-cell>
          <table:table-cell office:value-type="float" office:value="-0.10948484" calcext:value-type="float">
            <text:p>-0.10948484</text:p>
          </table:table-cell>
          <table:table-cell office:value-type="float" office:value="-0.0735058893" calcext:value-type="float">
            <text:p>-0.0735058893</text:p>
          </table:table-cell>
          <table:table-cell office:value-type="float" office:value="-0.1139239859" calcext:value-type="float">
            <text:p>-0.1139239859</text:p>
          </table:table-cell>
          <table:table-cell office:value-type="float" office:value="-0.10948484" calcext:value-type="float">
            <text:p>-0.10948484</text:p>
          </table:table-cell>
          <table:table-cell office:value-type="float" office:value="-0.0735058893" calcext:value-type="float">
            <text:p>-0.0735058893</text:p>
          </table:table-cell>
          <table:table-cell office:value-type="float" office:value="-0.1408957104" calcext:value-type="float">
            <text:p>-0.1408957104</text:p>
          </table:table-cell>
          <table:table-cell office:value-type="float" office:value="-0.1403968707" calcext:value-type="float">
            <text:p>-0.1403968707</text:p>
          </table:table-cell>
          <table:table-cell office:value-type="float" office:value="-0.0947428637" calcext:value-type="float">
            <text:p>-0.0947428637</text:p>
          </table:table-cell>
          <table:table-cell office:value-type="float" office:value="-0.1074933881" calcext:value-type="float">
            <text:p>-0.1074933881</text:p>
          </table:table-cell>
          <table:table-cell office:value-type="float" office:value="-0.1041835293" calcext:value-type="float">
            <text:p>-0.1041835293</text:p>
          </table:table-cell>
          <table:table-cell office:value-type="float" office:value="-0.0700781204" calcext:value-type="float">
            <text:p>-0.0700781204</text:p>
          </table:table-cell>
          <table:table-cell office:value-type="float" office:value="-0.119916865" calcext:value-type="float">
            <text:p>-0.119916865</text:p>
          </table:table-cell>
          <table:table-cell office:value-type="float" office:value="-0.1220319862" calcext:value-type="float">
            <text:p>-0.1220319862</text:p>
          </table:table-cell>
          <table:table-cell office:value-type="float" office:value="-0.0822666004" calcext:value-type="float">
            <text:p>-0.0822666004</text:p>
          </table:table-cell>
          <table:table-cell office:value-type="string" calcext:value-type="string">
            <text:p>nan</text:p>
          </table:table-cell>
          <table:table-cell office:value-type="float" office:value="0.0883152046" calcext:value-type="float">
            <text:p>0.0883152046</text:p>
          </table:table-cell>
          <table:table-cell office:value-type="float" office:value="-0.7901189044" calcext:value-type="float">
            <text:p>-0.7901189044</text:p>
          </table:table-cell>
        </table:table-row>
        <table:table-row table:style-name="ro1">
          <table:table-cell office:value-type="string" calcext:value-type="string">
            <text:p>Ostreola_stentina</text:p>
          </table:table-cell>
          <table:table-cell office:value-type="float" office:value="3733" calcext:value-type="float">
            <text:p>3733</text:p>
          </table:table-cell>
          <table:table-cell office:value-type="float" office:value="422.164478971" calcext:value-type="float">
            <text:p>422.164478971</text:p>
          </table:table-cell>
          <table:table-cell office:value-type="float" office:value="227.624594607" calcext:value-type="float">
            <text:p>227.624594607</text:p>
          </table:table-cell>
          <table:table-cell office:value-type="float" office:value="0.4413506249" calcext:value-type="float">
            <text:p>0.4413506249</text:p>
          </table:table-cell>
          <table:table-cell office:value-type="float" office:value="0.0430367496" calcext:value-type="float">
            <text:p>0.0430367496</text:p>
          </table:table-cell>
          <table:table-cell office:value-type="float" office:value="0.4482987068" calcext:value-type="float">
            <text:p>0.4482987068</text:p>
          </table:table-cell>
          <table:table-cell office:value-type="float" office:value="0.0827629646" calcext:value-type="float">
            <text:p>0.0827629646</text:p>
          </table:table-cell>
          <table:table-cell office:value-type="float" office:value="0.3480862935" calcext:value-type="float">
            <text:p>0.3480862935</text:p>
          </table:table-cell>
          <table:table-cell office:value-type="float" office:value="0.074531368" calcext:value-type="float">
            <text:p>0.074531368</text:p>
          </table:table-cell>
          <table:table-cell office:value-type="float" office:value="-0.0026157123" calcext:value-type="float">
            <text:p>-0.0026157123</text:p>
          </table:table-cell>
          <table:table-cell office:value-type="float" office:value="-0.1598491959" calcext:value-type="float">
            <text:p>-0.1598491959</text:p>
          </table:table-cell>
          <table:table-cell office:value-type="float" office:value="-0.1146550744" calcext:value-type="float">
            <text:p>-0.1146550744</text:p>
          </table:table-cell>
          <table:table-cell office:value-type="float" office:value="0.1124071751" calcext:value-type="float">
            <text:p>0.1124071751</text:p>
          </table:table-cell>
          <table:table-cell office:value-type="float" office:value="0.068963692" calcext:value-type="float">
            <text:p>0.068963692</text:p>
          </table:table-cell>
          <table:table-cell office:value-type="float" office:value="0.0467512579" calcext:value-type="float">
            <text:p>0.0467512579</text:p>
          </table:table-cell>
          <table:table-cell office:value-type="string" calcext:value-type="string">
            <text:p>nan</text:p>
          </table:table-cell>
          <table:table-cell office:value-type="float" office:value="0.273658468" calcext:value-type="float">
            <text:p>0.273658468</text:p>
          </table:table-cell>
          <table:table-cell office:value-type="float" office:value="0.1895000762" calcext:value-type="float">
            <text:p>0.1895000762</text:p>
          </table:table-cell>
          <table:table-cell office:value-type="string" calcext:value-type="string">
            <text:p>nan</text:p>
          </table:table-cell>
          <table:table-cell office:value-type="float" office:value="0.273658468" calcext:value-type="float">
            <text:p>0.273658468</text:p>
          </table:table-cell>
          <table:table-cell office:value-type="float" office:value="0.1895000762" calcext:value-type="float">
            <text:p>0.1895000762</text:p>
          </table:table-cell>
          <table:table-cell office:value-type="string" calcext:value-type="string">
            <text:p>nan</text:p>
          </table:table-cell>
          <table:table-cell office:value-type="float" office:value="0.2744839651" calcext:value-type="float">
            <text:p>0.2744839651</text:p>
          </table:table-cell>
          <table:table-cell office:value-type="float" office:value="0.1890244046" calcext:value-type="float">
            <text:p>0.1890244046</text:p>
          </table:table-cell>
          <table:table-cell office:value-type="float" office:value="0.1591671952" calcext:value-type="float">
            <text:p>0.1591671952</text:p>
          </table:table-cell>
          <table:table-cell office:value-type="float" office:value="0.2286610033" calcext:value-type="float">
            <text:p>0.2286610033</text:p>
          </table:table-cell>
          <table:table-cell office:value-type="float" office:value="0.1517519325" calcext:value-type="float">
            <text:p>0.1517519325</text:p>
          </table:table-cell>
          <table:table-cell office:value-type="float" office:value="0.1323283391" calcext:value-type="float">
            <text:p>0.1323283391</text:p>
          </table:table-cell>
          <table:table-cell office:value-type="float" office:value="0.223991444" calcext:value-type="float">
            <text:p>0.223991444</text:p>
          </table:table-cell>
          <table:table-cell office:value-type="float" office:value="0.1483768166" calcext:value-type="float">
            <text:p>0.1483768166</text:p>
          </table:table-cell>
          <table:table-cell office:value-type="string" calcext:value-type="string">
            <text:p>nan</text:p>
          </table:table-cell>
          <table:table-cell office:value-type="float" office:value="-0.2927763453" calcext:value-type="float">
            <text:p>-0.2927763453</text:p>
          </table:table-cell>
          <table:table-cell office:value-type="float" office:value="-0.9636768145" calcext:value-type="float">
            <text:p>-0.9636768145</text:p>
          </table:table-cell>
          <table:table-cell office:value-type="float" office:value="0.2271557105" calcext:value-type="float">
            <text:p>0.2271557105</text:p>
          </table:table-cell>
          <table:table-cell office:value-type="float" office:value="0.4075673963" calcext:value-type="float">
            <text:p>0.4075673963</text:p>
          </table:table-cell>
          <table:table-cell office:value-type="float" office:value="0.2766529145" calcext:value-type="float">
            <text:p>0.2766529145</text:p>
          </table:table-cell>
          <table:table-cell office:value-type="float" office:value="0.994684471" calcext:value-type="float">
            <text:p>0.994684471</text:p>
          </table:table-cell>
          <table:table-cell office:value-type="float" office:value="0.9407912487" calcext:value-type="float">
            <text:p>0.9407912487</text:p>
          </table:table-cell>
          <table:table-cell office:value-type="float" office:value="0.836813695" calcext:value-type="float">
            <text:p>0.836813695</text:p>
          </table:table-cell>
          <table:table-cell office:value-type="float" office:value="0.078831881" calcext:value-type="float">
            <text:p>0.078831881</text:p>
          </table:table-cell>
          <table:table-cell office:value-type="float" office:value="0.0900155103" calcext:value-type="float">
            <text:p>0.0900155103</text:p>
          </table:table-cell>
          <table:table-cell office:value-type="float" office:value="0.061242843" calcext:value-type="float">
            <text:p>0.061242843</text:p>
          </table:table-cell>
          <table:table-cell office:value-type="float" office:value="0.1216982653" calcext:value-type="float">
            <text:p>0.1216982653</text:p>
          </table:table-cell>
          <table:table-cell office:value-type="float" office:value="0.0897711059" calcext:value-type="float">
            <text:p>0.0897711059</text:p>
          </table:table-cell>
          <table:table-cell office:value-type="float" office:value="0.0619102567" calcext:value-type="float">
            <text:p>0.0619102567</text:p>
          </table:table-cell>
          <table:table-cell office:value-type="string" calcext:value-type="string">
            <text:p>nan</text:p>
          </table:table-cell>
          <table:table-cell office:value-type="float" office:value="0.3433326119" calcext:value-type="float">
            <text:p>0.3433326119</text:p>
          </table:table-cell>
          <table:table-cell office:value-type="float" office:value="0.1684797217" calcext:value-type="float">
            <text:p>0.1684797217</text:p>
          </table:table-cell>
          <table:table-cell office:value-type="string" calcext:value-type="string">
            <text:p>nan</text:p>
          </table:table-cell>
          <table:table-cell office:value-type="float" office:value="0.3433326119" calcext:value-type="float">
            <text:p>0.3433326119</text:p>
          </table:table-cell>
          <table:table-cell office:value-type="float" office:value="0.1684797217" calcext:value-type="float">
            <text:p>0.1684797217</text:p>
          </table:table-cell>
          <table:table-cell office:value-type="string" calcext:value-type="string">
            <text:p>nan</text:p>
          </table:table-cell>
          <table:table-cell office:value-type="float" office:value="0.3282396194" calcext:value-type="float">
            <text:p>0.3282396194</text:p>
          </table:table-cell>
          <table:table-cell office:value-type="float" office:value="0.1604799777" calcext:value-type="float">
            <text:p>0.1604799777</text:p>
          </table:table-cell>
          <table:table-cell office:value-type="float" office:value="0.1886346877" calcext:value-type="float">
            <text:p>0.1886346877</text:p>
          </table:table-cell>
          <table:table-cell office:value-type="float" office:value="0.3190902799" calcext:value-type="float">
            <text:p>0.3190902799</text:p>
          </table:table-cell>
          <table:table-cell office:value-type="float" office:value="0.2188893154" calcext:value-type="float">
            <text:p>0.2188893154</text:p>
          </table:table-cell>
          <table:table-cell office:value-type="float" office:value="0.1611986745" calcext:value-type="float">
            <text:p>0.1611986745</text:p>
          </table:table-cell>
          <table:table-cell office:value-type="float" office:value="0.3131487521" calcext:value-type="float">
            <text:p>0.3131487521</text:p>
          </table:table-cell>
          <table:table-cell office:value-type="float" office:value="0.2142328954" calcext:value-type="float">
            <text:p>0.2142328954</text:p>
          </table:table-cell>
          <table:table-cell office:value-type="string" calcext:value-type="string">
            <text:p>nan</text:p>
          </table:table-cell>
          <table:table-cell office:value-type="float" office:value="-0.3470667056" calcext:value-type="float">
            <text:p>-0.3470667056</text:p>
          </table:table-cell>
          <table:table-cell office:value-type="float" office:value="-0.9034581447" calcext:value-type="float">
            <text:p>-0.9034581447</text:p>
          </table:table-cell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float" office:value="9738" calcext:value-type="float">
            <text:p>9738</text:p>
          </table:table-cell>
          <table:table-cell office:value-type="float" office:value="415.905319367" calcext:value-type="float">
            <text:p>415.905319367</text:p>
          </table:table-cell>
          <table:table-cell office:value-type="float" office:value="315.445280623" calcext:value-type="float">
            <text:p>315.445280623</text:p>
          </table:table-cell>
          <table:table-cell office:value-type="float" office:value="0.484901322" calcext:value-type="float">
            <text:p>0.484901322</text:p>
          </table:table-cell>
          <table:table-cell office:value-type="float" office:value="0.0706235967" calcext:value-type="float">
            <text:p>0.0706235967</text:p>
          </table:table-cell>
          <table:table-cell office:value-type="float" office:value="0.5176506567" calcext:value-type="float">
            <text:p>0.5176506567</text:p>
          </table:table-cell>
          <table:table-cell office:value-type="float" office:value="0.150534077" calcext:value-type="float">
            <text:p>0.150534077</text:p>
          </table:table-cell>
          <table:table-cell office:value-type="float" office:value="0.4413932993" calcext:value-type="float">
            <text:p>0.4413932993</text:p>
          </table:table-cell>
          <table:table-cell office:value-type="float" office:value="0.0995618013" calcext:value-type="float">
            <text:p>0.0995618013</text:p>
          </table:table-cell>
          <table:table-cell office:value-type="float" office:value="-0.0044014926" calcext:value-type="float">
            <text:p>-0.0044014926</text:p>
          </table:table-cell>
          <table:table-cell office:value-type="float" office:value="-0.0971290589" calcext:value-type="float">
            <text:p>-0.0971290589</text:p>
          </table:table-cell>
          <table:table-cell office:value-type="float" office:value="-0.0702298969" calcext:value-type="float">
            <text:p>-0.0702298969</text:p>
          </table:table-cell>
          <table:table-cell office:value-type="float" office:value="0.1855528428" calcext:value-type="float">
            <text:p>0.1855528428</text:p>
          </table:table-cell>
          <table:table-cell office:value-type="float" office:value="0.2462691908" calcext:value-type="float">
            <text:p>0.2462691908</text:p>
          </table:table-cell>
          <table:table-cell office:value-type="float" office:value="0.1637501907" calcext:value-type="float">
            <text:p>0.1637501907</text:p>
          </table:table-cell>
          <table:table-cell office:value-type="float" office:value="0.2560641797" calcext:value-type="float">
            <text:p>0.2560641797</text:p>
          </table:table-cell>
          <table:table-cell office:value-type="float" office:value="0.293985117" calcext:value-type="float">
            <text:p>0.293985117</text:p>
          </table:table-cell>
          <table:table-cell office:value-type="float" office:value="0.1978104588" calcext:value-type="float">
            <text:p>0.1978104588</text:p>
          </table:table-cell>
          <table:table-cell office:value-type="float" office:value="0.2560641797" calcext:value-type="float">
            <text:p>0.2560641797</text:p>
          </table:table-cell>
          <table:table-cell office:value-type="float" office:value="0.293985117" calcext:value-type="float">
            <text:p>0.293985117</text:p>
          </table:table-cell>
          <table:table-cell office:value-type="float" office:value="0.1978104588" calcext:value-type="float">
            <text:p>0.1978104588</text:p>
          </table:table-cell>
          <table:table-cell office:value-type="float" office:value="0.3607154977" calcext:value-type="float">
            <text:p>0.3607154977</text:p>
          </table:table-cell>
          <table:table-cell office:value-type="float" office:value="0.4185129381" calcext:value-type="float">
            <text:p>0.4185129381</text:p>
          </table:table-cell>
          <table:table-cell office:value-type="float" office:value="0.2837195251" calcext:value-type="float">
            <text:p>0.2837195251</text:p>
          </table:table-cell>
          <table:table-cell office:value-type="float" office:value="0.271615989" calcext:value-type="float">
            <text:p>0.271615989</text:p>
          </table:table-cell>
          <table:table-cell office:value-type="float" office:value="0.3063115329" calcext:value-type="float">
            <text:p>0.3063115329</text:p>
          </table:table-cell>
          <table:table-cell office:value-type="float" office:value="0.2044893691" calcext:value-type="float">
            <text:p>0.2044893691</text:p>
          </table:table-cell>
          <table:table-cell office:value-type="float" office:value="0.3242416545" calcext:value-type="float">
            <text:p>0.3242416545</text:p>
          </table:table-cell>
          <table:table-cell office:value-type="float" office:value="0.3611854141" calcext:value-type="float">
            <text:p>0.3611854141</text:p>
          </table:table-cell>
          <table:table-cell office:value-type="float" office:value="0.2420407827" calcext:value-type="float">
            <text:p>0.2420407827</text:p>
          </table:table-cell>
          <table:table-cell office:value-type="string" calcext:value-type="string">
            <text:p>nan</text:p>
          </table:table-cell>
          <table:table-cell office:value-type="float" office:value="-0.4363237742" calcext:value-type="float">
            <text:p>-0.4363237742</text:p>
          </table:table-cell>
          <table:table-cell office:value-type="float" office:value="-0.9644711411" calcext:value-type="float">
            <text:p>-0.9644711411</text:p>
          </table:table-cell>
          <table:table-cell office:value-type="float" office:value="0.4504903844" calcext:value-type="float">
            <text:p>0.4504903844</text:p>
          </table:table-cell>
          <table:table-cell office:value-type="float" office:value="0.5318417024" calcext:value-type="float">
            <text:p>0.5318417024</text:p>
          </table:table-cell>
          <table:table-cell office:value-type="float" office:value="0.3702152878" calcext:value-type="float">
            <text:p>0.3702152878</text:p>
          </table:table-cell>
          <table:table-cell office:value-type="float" office:value="0.9882947485" calcext:value-type="float">
            <text:p>0.9882947485</text:p>
          </table:table-cell>
          <table:table-cell office:value-type="float" office:value="0.9165122016" calcext:value-type="float">
            <text:p>0.9165122016</text:p>
          </table:table-cell>
          <table:table-cell office:value-type="float" office:value="0.778265423" calcext:value-type="float">
            <text:p>0.778265423</text:p>
          </table:table-cell>
          <table:table-cell office:value-type="float" office:value="0.1342193531" calcext:value-type="float">
            <text:p>0.1342193531</text:p>
          </table:table-cell>
          <table:table-cell office:value-type="float" office:value="0.2393173717" calcext:value-type="float">
            <text:p>0.2393173717</text:p>
          </table:table-cell>
          <table:table-cell office:value-type="float" office:value="0.1619478518" calcext:value-type="float">
            <text:p>0.1619478518</text:p>
          </table:table-cell>
          <table:table-cell office:value-type="float" office:value="0.2247406184" calcext:value-type="float">
            <text:p>0.2247406184</text:p>
          </table:table-cell>
          <table:table-cell office:value-type="float" office:value="0.3372653289" calcext:value-type="float">
            <text:p>0.3372653289</text:p>
          </table:table-cell>
          <table:table-cell office:value-type="float" office:value="0.228577527" calcext:value-type="float">
            <text:p>0.228577527</text:p>
          </table:table-cell>
          <table:table-cell office:value-type="float" office:value="0.2504378652" calcext:value-type="float">
            <text:p>0.2504378652</text:p>
          </table:table-cell>
          <table:table-cell office:value-type="float" office:value="0.2935391448" calcext:value-type="float">
            <text:p>0.2935391448</text:p>
          </table:table-cell>
          <table:table-cell office:value-type="float" office:value="0.200731598" calcext:value-type="float">
            <text:p>0.200731598</text:p>
          </table:table-cell>
          <table:table-cell office:value-type="float" office:value="0.2504378652" calcext:value-type="float">
            <text:p>0.2504378652</text:p>
          </table:table-cell>
          <table:table-cell office:value-type="float" office:value="0.2935391448" calcext:value-type="float">
            <text:p>0.2935391448</text:p>
          </table:table-cell>
          <table:table-cell office:value-type="float" office:value="0.200731598" calcext:value-type="float">
            <text:p>0.200731598</text:p>
          </table:table-cell>
          <table:table-cell office:value-type="float" office:value="0.3605708578" calcext:value-type="float">
            <text:p>0.3605708578</text:p>
          </table:table-cell>
          <table:table-cell office:value-type="float" office:value="0.4194788006" calcext:value-type="float">
            <text:p>0.4194788006</text:p>
          </table:table-cell>
          <table:table-cell office:value-type="float" office:value="0.2872984585" calcext:value-type="float">
            <text:p>0.2872984585</text:p>
          </table:table-cell>
          <table:table-cell office:value-type="float" office:value="0.2934710862" calcext:value-type="float">
            <text:p>0.2934710862</text:p>
          </table:table-cell>
          <table:table-cell office:value-type="float" office:value="0.3661501281" calcext:value-type="float">
            <text:p>0.3661501281</text:p>
          </table:table-cell>
          <table:table-cell office:value-type="float" office:value="0.2513115648" calcext:value-type="float">
            <text:p>0.2513115648</text:p>
          </table:table-cell>
          <table:table-cell office:value-type="float" office:value="0.3505066408" calcext:value-type="float">
            <text:p>0.3505066408</text:p>
          </table:table-cell>
          <table:table-cell office:value-type="float" office:value="0.4224313734" calcext:value-type="float">
            <text:p>0.4224313734</text:p>
          </table:table-cell>
          <table:table-cell office:value-type="float" office:value="0.2907892974" calcext:value-type="float">
            <text:p>0.2907892974</text:p>
          </table:table-cell>
          <table:table-cell office:value-type="string" calcext:value-type="string">
            <text:p>nan</text:p>
          </table:table-cell>
          <table:table-cell office:value-type="float" office:value="-0.4417109421" calcext:value-type="float">
            <text:p>-0.4417109421</text:p>
          </table:table-cell>
          <table:table-cell office:value-type="float" office:value="-0.9880588816" calcext:value-type="float">
            <text:p>-0.9880588816</text:p>
          </table:table-cell>
        </table:table-row>
        <table:table-row table:style-name="ro1">
          <table:table-cell office:value-type="string" calcext:value-type="string">
            <text:p>Parus_caeruleus</text:p>
          </table:table-cell>
          <table:table-cell office:value-type="float" office:value="3801" calcext:value-type="float">
            <text:p>3801</text:p>
          </table:table-cell>
          <table:table-cell office:value-type="float" office:value="689.137858458" calcext:value-type="float">
            <text:p>689.137858458</text:p>
          </table:table-cell>
          <table:table-cell office:value-type="float" office:value="550.858545847" calcext:value-type="float">
            <text:p>550.858545847</text:p>
          </table:table-cell>
          <table:table-cell office:value-type="float" office:value="0.494320065" calcext:value-type="float">
            <text:p>0.494320065</text:p>
          </table:table-cell>
          <table:table-cell office:value-type="float" office:value="0.0708313648" calcext:value-type="float">
            <text:p>0.0708313648</text:p>
          </table:table-cell>
          <table:table-cell office:value-type="float" office:value="0.5382706513" calcext:value-type="float">
            <text:p>0.5382706513</text:p>
          </table:table-cell>
          <table:table-cell office:value-type="float" office:value="0.1421768346" calcext:value-type="float">
            <text:p>0.1421768346</text:p>
          </table:table-cell>
          <table:table-cell office:value-type="float" office:value="0.4248662435" calcext:value-type="float">
            <text:p>0.4248662435</text:p>
          </table:table-cell>
          <table:table-cell office:value-type="float" office:value="0.0895079431" calcext:value-type="float">
            <text:p>0.0895079431</text:p>
          </table:table-cell>
          <table:table-cell office:value-type="float" office:value="-0.0064998473" calcext:value-type="float">
            <text:p>-0.0064998473</text:p>
          </table:table-cell>
          <table:table-cell office:value-type="float" office:value="-0.0282282644" calcext:value-type="float">
            <text:p>-0.0282282644</text:p>
          </table:table-cell>
          <table:table-cell office:value-type="float" office:value="-0.0187336234" calcext:value-type="float">
            <text:p>-0.0187336234</text:p>
          </table:table-cell>
          <table:table-cell office:value-type="float" office:value="0.0838780695" calcext:value-type="float">
            <text:p>0.0838780695</text:p>
          </table:table-cell>
          <table:table-cell office:value-type="float" office:value="0.0612077379" calcext:value-type="float">
            <text:p>0.0612077379</text:p>
          </table:table-cell>
          <table:table-cell office:value-type="float" office:value="0.0406328531" calcext:value-type="float">
            <text:p>0.0406328531</text:p>
          </table:table-cell>
          <table:table-cell office:value-type="float" office:value="-0.090773005" calcext:value-type="float">
            <text:p>-0.090773005</text:p>
          </table:table-cell>
          <table:table-cell office:value-type="float" office:value="-0.0503825482" calcext:value-type="float">
            <text:p>-0.0503825482</text:p>
          </table:table-cell>
          <table:table-cell office:value-type="float" office:value="-0.0349899035" calcext:value-type="float">
            <text:p>-0.0349899035</text:p>
          </table:table-cell>
          <table:table-cell office:value-type="float" office:value="-0.090773005" calcext:value-type="float">
            <text:p>-0.090773005</text:p>
          </table:table-cell>
          <table:table-cell office:value-type="float" office:value="-0.0503825482" calcext:value-type="float">
            <text:p>-0.0503825482</text:p>
          </table:table-cell>
          <table:table-cell office:value-type="float" office:value="-0.0349899035" calcext:value-type="float">
            <text:p>-0.0349899035</text:p>
          </table:table-cell>
          <table:table-cell office:value-type="string" calcext:value-type="string">
            <text:p>nan</text:p>
          </table:table-cell>
          <table:table-cell office:value-type="float" office:value="-0.0422963123" calcext:value-type="float">
            <text:p>-0.0422963123</text:p>
          </table:table-cell>
          <table:table-cell office:value-type="float" office:value="-0.0273250931" calcext:value-type="float">
            <text:p>-0.0273250931</text:p>
          </table:table-cell>
          <table:table-cell office:value-type="float" office:value="-0.0757339587" calcext:value-type="float">
            <text:p>-0.0757339587</text:p>
          </table:table-cell>
          <table:table-cell office:value-type="float" office:value="-0.0394955474" calcext:value-type="float">
            <text:p>-0.0394955474</text:p>
          </table:table-cell>
          <table:table-cell office:value-type="float" office:value="-0.026904345" calcext:value-type="float">
            <text:p>-0.026904345</text:p>
          </table:table-cell>
          <table:table-cell office:value-type="float" office:value="-0.0555812776" calcext:value-type="float">
            <text:p>-0.0555812776</text:p>
          </table:table-cell>
          <table:table-cell office:value-type="float" office:value="-0.0156403712" calcext:value-type="float">
            <text:p>-0.0156403712</text:p>
          </table:table-cell>
          <table:table-cell office:value-type="float" office:value="-0.0109469721" calcext:value-type="float">
            <text:p>-0.0109469721</text:p>
          </table:table-cell>
          <table:table-cell office:value-type="string" calcext:value-type="string">
            <text:p>nan</text:p>
          </table:table-cell>
          <table:table-cell office:value-type="float" office:value="0.0143660182" calcext:value-type="float">
            <text:p>0.0143660182</text:p>
          </table:table-cell>
          <table:table-cell office:value-type="float" office:value="-0.8043090941" calcext:value-type="float">
            <text:p>-0.8043090941</text:p>
          </table:table-cell>
          <table:table-cell office:value-type="float" office:value="-0.1360077622" calcext:value-type="float">
            <text:p>-0.1360077622</text:p>
          </table:table-cell>
          <table:table-cell office:value-type="float" office:value="-0.0735922307" calcext:value-type="float">
            <text:p>-0.0735922307</text:p>
          </table:table-cell>
          <table:table-cell office:value-type="float" office:value="-0.0502418701" calcext:value-type="float">
            <text:p>-0.0502418701</text:p>
          </table:table-cell>
          <table:table-cell office:value-type="float" office:value="0.9980658351" calcext:value-type="float">
            <text:p>0.9980658351</text:p>
          </table:table-cell>
          <table:table-cell office:value-type="float" office:value="0.9743108421" calcext:value-type="float">
            <text:p>0.9743108421</text:p>
          </table:table-cell>
          <table:table-cell office:value-type="float" office:value="0.8887613728" calcext:value-type="float">
            <text:p>0.8887613728</text:p>
          </table:table-cell>
          <table:table-cell office:value-type="float" office:value="-0.0003544857" calcext:value-type="float">
            <text:p>-0.0003544857</text:p>
          </table:table-cell>
          <table:table-cell office:value-type="float" office:value="0.0370732765" calcext:value-type="float">
            <text:p>0.0370732765</text:p>
          </table:table-cell>
          <table:table-cell office:value-type="float" office:value="0.0251673509" calcext:value-type="float">
            <text:p>0.0251673509</text:p>
          </table:table-cell>
          <table:table-cell office:value-type="float" office:value="0.0870603939" calcext:value-type="float">
            <text:p>0.0870603939</text:p>
          </table:table-cell>
          <table:table-cell office:value-type="float" office:value="0.0704483785" calcext:value-type="float">
            <text:p>0.0704483785</text:p>
          </table:table-cell>
          <table:table-cell office:value-type="float" office:value="0.0471092889" calcext:value-type="float">
            <text:p>0.0471092889</text:p>
          </table:table-cell>
          <table:table-cell office:value-type="float" office:value="-0.0991327881" calcext:value-type="float">
            <text:p>-0.0991327881</text:p>
          </table:table-cell>
          <table:table-cell office:value-type="float" office:value="-0.0786942653" calcext:value-type="float">
            <text:p>-0.0786942653</text:p>
          </table:table-cell>
          <table:table-cell office:value-type="float" office:value="-0.0536582788" calcext:value-type="float">
            <text:p>-0.0536582788</text:p>
          </table:table-cell>
          <table:table-cell office:value-type="float" office:value="-0.0991327881" calcext:value-type="float">
            <text:p>-0.0991327881</text:p>
          </table:table-cell>
          <table:table-cell office:value-type="float" office:value="-0.0786942653" calcext:value-type="float">
            <text:p>-0.0786942653</text:p>
          </table:table-cell>
          <table:table-cell office:value-type="float" office:value="-0.0536582788" calcext:value-type="float">
            <text:p>-0.0536582788</text:p>
          </table:table-cell>
          <table:table-cell office:value-type="string" calcext:value-type="string">
            <text:p>nan</text:p>
          </table:table-cell>
          <table:table-cell office:value-type="float" office:value="-0.0712251737" calcext:value-type="float">
            <text:p>-0.0712251737</text:p>
          </table:table-cell>
          <table:table-cell office:value-type="float" office:value="-0.0473697153" calcext:value-type="float">
            <text:p>-0.0473697153</text:p>
          </table:table-cell>
          <table:table-cell office:value-type="float" office:value="-0.0825030197" calcext:value-type="float">
            <text:p>-0.0825030197</text:p>
          </table:table-cell>
          <table:table-cell office:value-type="float" office:value="-0.0607323215" calcext:value-type="float">
            <text:p>-0.0607323215</text:p>
          </table:table-cell>
          <table:table-cell office:value-type="float" office:value="-0.0408725256" calcext:value-type="float">
            <text:p>-0.0408725256</text:p>
          </table:table-cell>
          <table:table-cell office:value-type="float" office:value="-0.0616521349" calcext:value-type="float">
            <text:p>-0.0616521349</text:p>
          </table:table-cell>
          <table:table-cell office:value-type="float" office:value="-0.0375680262" calcext:value-type="float">
            <text:p>-0.0375680262</text:p>
          </table:table-cell>
          <table:table-cell office:value-type="float" office:value="-0.0255182493" calcext:value-type="float">
            <text:p>-0.0255182493</text:p>
          </table:table-cell>
          <table:table-cell office:value-type="string" calcext:value-type="string">
            <text:p>nan</text:p>
          </table:table-cell>
          <table:table-cell office:value-type="float" office:value="0.0382030504" calcext:value-type="float">
            <text:p>0.0382030504</text:p>
          </table:table-cell>
          <table:table-cell office:value-type="float" office:value="-0.5295411521" calcext:value-type="float">
            <text:p>-0.5295411521</text:p>
          </table:table-cell>
        </table:table-row>
        <table:table-row table:style-name="ro1">
          <table:table-cell office:value-type="string" calcext:value-type="string">
            <text:p>Pectinaria_koreni_nord</text:p>
          </table:table-cell>
          <table:table-cell office:value-type="float" office:value="4066" calcext:value-type="float">
            <text:p>4066</text:p>
          </table:table-cell>
          <table:table-cell office:value-type="float" office:value="419.930644368" calcext:value-type="float">
            <text:p>419.930644368</text:p>
          </table:table-cell>
          <table:table-cell office:value-type="float" office:value="251.858028291" calcext:value-type="float">
            <text:p>251.858028291</text:p>
          </table:table-cell>
          <table:table-cell office:value-type="float" office:value="0.5093504737" calcext:value-type="float">
            <text:p>0.5093504737</text:p>
          </table:table-cell>
          <table:table-cell office:value-type="float" office:value="0.0597016647" calcext:value-type="float">
            <text:p>0.0597016647</text:p>
          </table:table-cell>
          <table:table-cell office:value-type="float" office:value="0.5769192195" calcext:value-type="float">
            <text:p>0.5769192195</text:p>
          </table:table-cell>
          <table:table-cell office:value-type="float" office:value="0.121738302" calcext:value-type="float">
            <text:p>0.121738302</text:p>
          </table:table-cell>
          <table:table-cell office:value-type="float" office:value="0.3788046046" calcext:value-type="float">
            <text:p>0.3788046046</text:p>
          </table:table-cell>
          <table:table-cell office:value-type="float" office:value="0.0985549078" calcext:value-type="float">
            <text:p>0.0985549078</text:p>
          </table:table-cell>
          <table:table-cell office:value-type="float" office:value="0.0054060975" calcext:value-type="float">
            <text:p>0.0054060975</text:p>
          </table:table-cell>
          <table:table-cell office:value-type="float" office:value="0.0215856979" calcext:value-type="float">
            <text:p>0.0215856979</text:p>
          </table:table-cell>
          <table:table-cell office:value-type="float" office:value="0.0141770885" calcext:value-type="float">
            <text:p>0.0141770885</text:p>
          </table:table-cell>
          <table:table-cell office:value-type="float" office:value="0.0604800138" calcext:value-type="float">
            <text:p>0.0604800138</text:p>
          </table:table-cell>
          <table:table-cell office:value-type="float" office:value="0.0649850274" calcext:value-type="float">
            <text:p>0.0649850274</text:p>
          </table:table-cell>
          <table:table-cell office:value-type="float" office:value="0.0437602489" calcext:value-type="float">
            <text:p>0.0437602489</text:p>
          </table:table-cell>
          <table:table-cell office:value-type="float" office:value="-0.0238426774" calcext:value-type="float">
            <text:p>-0.0238426774</text:p>
          </table:table-cell>
          <table:table-cell office:value-type="float" office:value="0.1245633029" calcext:value-type="float">
            <text:p>0.1245633029</text:p>
          </table:table-cell>
          <table:table-cell office:value-type="float" office:value="0.086254417" calcext:value-type="float">
            <text:p>0.086254417</text:p>
          </table:table-cell>
          <table:table-cell office:value-type="float" office:value="-0.0238426774" calcext:value-type="float">
            <text:p>-0.0238426774</text:p>
          </table:table-cell>
          <table:table-cell office:value-type="float" office:value="0.1245633029" calcext:value-type="float">
            <text:p>0.1245633029</text:p>
          </table:table-cell>
          <table:table-cell office:value-type="float" office:value="0.086254417" calcext:value-type="float">
            <text:p>0.086254417</text:p>
          </table:table-cell>
          <table:table-cell office:value-type="float" office:value="0.014757849" calcext:value-type="float">
            <text:p>0.014757849</text:p>
          </table:table-cell>
          <table:table-cell office:value-type="float" office:value="0.1707210041" calcext:value-type="float">
            <text:p>0.1707210041</text:p>
          </table:table-cell>
          <table:table-cell office:value-type="float" office:value="0.1178378755" calcext:value-type="float">
            <text:p>0.1178378755</text:p>
          </table:table-cell>
          <table:table-cell office:value-type="float" office:value="-0.0093715077" calcext:value-type="float">
            <text:p>-0.0093715077</text:p>
          </table:table-cell>
          <table:table-cell office:value-type="float" office:value="0.1413048644" calcext:value-type="float">
            <text:p>0.1413048644</text:p>
          </table:table-cell>
          <table:table-cell office:value-type="float" office:value="0.0970673918" calcext:value-type="float">
            <text:p>0.0970673918</text:p>
          </table:table-cell>
          <table:table-cell office:value-type="float" office:value="0.0028627617" calcext:value-type="float">
            <text:p>0.0028627617</text:p>
          </table:table-cell>
          <table:table-cell office:value-type="float" office:value="0.1620528038" calcext:value-type="float">
            <text:p>0.1620528038</text:p>
          </table:table-cell>
          <table:table-cell office:value-type="float" office:value="0.11106105" calcext:value-type="float">
            <text:p>0.11106105</text:p>
          </table:table-cell>
          <table:table-cell office:value-type="string" calcext:value-type="string">
            <text:p>nan</text:p>
          </table:table-cell>
          <table:table-cell office:value-type="float" office:value="-0.2059236082" calcext:value-type="float">
            <text:p>-0.2059236082</text:p>
          </table:table-cell>
          <table:table-cell office:value-type="float" office:value="-0.9272203931" calcext:value-type="float">
            <text:p>-0.9272203931</text:p>
          </table:table-cell>
          <table:table-cell office:value-type="float" office:value="0.0938193886" calcext:value-type="float">
            <text:p>0.0938193886</text:p>
          </table:table-cell>
          <table:table-cell office:value-type="float" office:value="0.2382637375" calcext:value-type="float">
            <text:p>0.2382637375</text:p>
          </table:table-cell>
          <table:table-cell office:value-type="float" office:value="0.1668911832" calcext:value-type="float">
            <text:p>0.1668911832</text:p>
          </table:table-cell>
          <table:table-cell office:value-type="float" office:value="0.9996839709" calcext:value-type="float">
            <text:p>0.9996839709</text:p>
          </table:table-cell>
          <table:table-cell office:value-type="float" office:value="0.9973933888" calcext:value-type="float">
            <text:p>0.9973933888</text:p>
          </table:table-cell>
          <table:table-cell office:value-type="float" office:value="0.9689143852" calcext:value-type="float">
            <text:p>0.9689143852</text:p>
          </table:table-cell>
          <table:table-cell office:value-type="float" office:value="0.0025173965" calcext:value-type="float">
            <text:p>0.0025173965</text:p>
          </table:table-cell>
          <table:table-cell office:value-type="float" office:value="0.017240211" calcext:value-type="float">
            <text:p>0.017240211</text:p>
          </table:table-cell>
          <table:table-cell office:value-type="float" office:value="0.0118217541" calcext:value-type="float">
            <text:p>0.0118217541</text:p>
          </table:table-cell>
          <table:table-cell office:value-type="float" office:value="0.0601929248" calcext:value-type="float">
            <text:p>0.0601929248</text:p>
          </table:table-cell>
          <table:table-cell office:value-type="float" office:value="0.063806813" calcext:value-type="float">
            <text:p>0.063806813</text:p>
          </table:table-cell>
          <table:table-cell office:value-type="float" office:value="0.0433956711" calcext:value-type="float">
            <text:p>0.0433956711</text:p>
          </table:table-cell>
          <table:table-cell office:value-type="float" office:value="-0.0222416458" calcext:value-type="float">
            <text:p>-0.0222416458</text:p>
          </table:table-cell>
          <table:table-cell office:value-type="float" office:value="0.1284058252" calcext:value-type="float">
            <text:p>0.1284058252</text:p>
          </table:table-cell>
          <table:table-cell office:value-type="float" office:value="0.0898437761" calcext:value-type="float">
            <text:p>0.0898437761</text:p>
          </table:table-cell>
          <table:table-cell office:value-type="float" office:value="-0.0222416458" calcext:value-type="float">
            <text:p>-0.0222416458</text:p>
          </table:table-cell>
          <table:table-cell office:value-type="float" office:value="0.1284058252" calcext:value-type="float">
            <text:p>0.1284058252</text:p>
          </table:table-cell>
          <table:table-cell office:value-type="float" office:value="0.0898437761" calcext:value-type="float">
            <text:p>0.0898437761</text:p>
          </table:table-cell>
          <table:table-cell office:value-type="float" office:value="0.0166123633" calcext:value-type="float">
            <text:p>0.0166123633</text:p>
          </table:table-cell>
          <table:table-cell office:value-type="float" office:value="0.1753169903" calcext:value-type="float">
            <text:p>0.1753169903</text:p>
          </table:table-cell>
          <table:table-cell office:value-type="float" office:value="0.122498238" calcext:value-type="float">
            <text:p>0.122498238</text:p>
          </table:table-cell>
          <table:table-cell office:value-type="float" office:value="-0.0086520457" calcext:value-type="float">
            <text:p>-0.0086520457</text:p>
          </table:table-cell>
          <table:table-cell office:value-type="float" office:value="0.1426984926" calcext:value-type="float">
            <text:p>0.1426984926</text:p>
          </table:table-cell>
          <table:table-cell office:value-type="float" office:value="0.0992192963" calcext:value-type="float">
            <text:p>0.0992192963</text:p>
          </table:table-cell>
          <table:table-cell office:value-type="float" office:value="0.0040096947" calcext:value-type="float">
            <text:p>0.0040096947</text:p>
          </table:table-cell>
          <table:table-cell office:value-type="float" office:value="0.1642092536" calcext:value-type="float">
            <text:p>0.1642092536</text:p>
          </table:table-cell>
          <table:table-cell office:value-type="float" office:value="0.1138676409" calcext:value-type="float">
            <text:p>0.1138676409</text:p>
          </table:table-cell>
          <table:table-cell office:value-type="string" calcext:value-type="string">
            <text:p>nan</text:p>
          </table:table-cell>
          <table:table-cell office:value-type="float" office:value="-0.2104279774" calcext:value-type="float">
            <text:p>-0.2104279774</text:p>
          </table:table-cell>
          <table:table-cell office:value-type="float" office:value="-0.8545213512" calcext:value-type="float">
            <text:p>-0.8545213512</text:p>
          </table:table-cell>
        </table:table-row>
        <table:table-row table:style-name="ro1">
          <table:table-cell office:value-type="string" calcext:value-type="string">
            <text:p>Pectinaria_koreni_sud</text:p>
          </table:table-cell>
          <table:table-cell office:value-type="float" office:value="3414" calcext:value-type="float">
            <text:p>3414</text:p>
          </table:table-cell>
          <table:table-cell office:value-type="float" office:value="349.246924429" calcext:value-type="float">
            <text:p>349.246924429</text:p>
          </table:table-cell>
          <table:table-cell office:value-type="float" office:value="183.789008861" calcext:value-type="float">
            <text:p>183.789008861</text:p>
          </table:table-cell>
          <table:table-cell office:value-type="float" office:value="0.4979632206" calcext:value-type="float">
            <text:p>0.4979632206</text:p>
          </table:table-cell>
          <table:table-cell office:value-type="float" office:value="0.0615877865" calcext:value-type="float">
            <text:p>0.0615877865</text:p>
          </table:table-cell>
          <table:table-cell office:value-type="float" office:value="0.5573330729" calcext:value-type="float">
            <text:p>0.5573330729</text:p>
          </table:table-cell>
          <table:table-cell office:value-type="float" office:value="0.1271197003" calcext:value-type="float">
            <text:p>0.1271197003</text:p>
          </table:table-cell>
          <table:table-cell office:value-type="float" office:value="0.3771121658" calcext:value-type="float">
            <text:p>0.3771121658</text:p>
          </table:table-cell>
          <table:table-cell office:value-type="float" office:value="0.0976519899" calcext:value-type="float">
            <text:p>0.0976519899</text:p>
          </table:table-cell>
          <table:table-cell office:value-type="float" office:value="0.0041987686" calcext:value-type="float">
            <text:p>0.0041987686</text:p>
          </table:table-cell>
          <table:table-cell office:value-type="float" office:value="-0.0252206715" calcext:value-type="float">
            <text:p>-0.0252206715</text:p>
          </table:table-cell>
          <table:table-cell office:value-type="float" office:value="-0.0180765448" calcext:value-type="float">
            <text:p>-0.0180765448</text:p>
          </table:table-cell>
          <table:table-cell office:value-type="float" office:value="0.1721181482" calcext:value-type="float">
            <text:p>0.1721181482</text:p>
          </table:table-cell>
          <table:table-cell office:value-type="float" office:value="0.1413787818" calcext:value-type="float">
            <text:p>0.1413787818</text:p>
          </table:table-cell>
          <table:table-cell office:value-type="float" office:value="0.0952181597" calcext:value-type="float">
            <text:p>0.0952181597</text:p>
          </table:table-cell>
          <table:table-cell office:value-type="string" calcext:value-type="string">
            <text:p>nan</text:p>
          </table:table-cell>
          <table:table-cell office:value-type="float" office:value="0.148191801" calcext:value-type="float">
            <text:p>0.148191801</text:p>
          </table:table-cell>
          <table:table-cell office:value-type="float" office:value="0.137580387" calcext:value-type="float">
            <text:p>0.137580387</text:p>
          </table:table-cell>
          <table:table-cell office:value-type="string" calcext:value-type="string">
            <text:p>nan</text:p>
          </table:table-cell>
          <table:table-cell office:value-type="float" office:value="0.148191801" calcext:value-type="float">
            <text:p>0.148191801</text:p>
          </table:table-cell>
          <table:table-cell office:value-type="float" office:value="0.137580387" calcext:value-type="float">
            <text:p>0.137580387</text:p>
          </table:table-cell>
          <table:table-cell office:value-type="string" calcext:value-type="string">
            <text:p>nan</text:p>
          </table:table-cell>
          <table:table-cell office:value-type="float" office:value="0.2053710826" calcext:value-type="float">
            <text:p>0.2053710826</text:p>
          </table:table-cell>
          <table:table-cell office:value-type="float" office:value="0.1609451922" calcext:value-type="float">
            <text:p>0.1609451922</text:p>
          </table:table-cell>
          <table:table-cell office:value-type="float" office:value="0.084830972" calcext:value-type="float">
            <text:p>0.084830972</text:p>
          </table:table-cell>
          <table:table-cell office:value-type="float" office:value="0.1713841782" calcext:value-type="float">
            <text:p>0.1713841782</text:p>
          </table:table-cell>
          <table:table-cell office:value-type="float" office:value="0.1159155743" calcext:value-type="float">
            <text:p>0.1159155743</text:p>
          </table:table-cell>
          <table:table-cell office:value-type="float" office:value="0.0750715037" calcext:value-type="float">
            <text:p>0.0750715037</text:p>
          </table:table-cell>
          <table:table-cell office:value-type="float" office:value="0.1598380554" calcext:value-type="float">
            <text:p>0.1598380554</text:p>
          </table:table-cell>
          <table:table-cell office:value-type="float" office:value="0.1080144632" calcext:value-type="float">
            <text:p>0.1080144632</text:p>
          </table:table-cell>
          <table:table-cell office:value-type="string" calcext:value-type="string">
            <text:p>nan</text:p>
          </table:table-cell>
          <table:table-cell office:value-type="float" office:value="-0.2841066404" calcext:value-type="float">
            <text:p>-0.2841066404</text:p>
          </table:table-cell>
          <table:table-cell office:value-type="float" office:value="-0.95487215" calcext:value-type="float">
            <text:p>-0.95487215</text:p>
          </table:table-cell>
          <table:table-cell office:value-type="float" office:value="0.2092825804" calcext:value-type="float">
            <text:p>0.2092825804</text:p>
          </table:table-cell>
          <table:table-cell office:value-type="float" office:value="0.3376119466" calcext:value-type="float">
            <text:p>0.3376119466</text:p>
          </table:table-cell>
          <table:table-cell office:value-type="float" office:value="0.2350504248" calcext:value-type="float">
            <text:p>0.2350504248</text:p>
          </table:table-cell>
          <table:table-cell office:value-type="float" office:value="0.9971893366" calcext:value-type="float">
            <text:p>0.9971893366</text:p>
          </table:table-cell>
          <table:table-cell office:value-type="float" office:value="0.9909714767" calcext:value-type="float">
            <text:p>0.9909714767</text:p>
          </table:table-cell>
          <table:table-cell office:value-type="float" office:value="0.9491481976" calcext:value-type="float">
            <text:p>0.9491481976</text:p>
          </table:table-cell>
          <table:table-cell office:value-type="float" office:value="0.0610213184" calcext:value-type="float">
            <text:p>0.0610213184</text:p>
          </table:table-cell>
          <table:table-cell office:value-type="float" office:value="0.0545285432" calcext:value-type="float">
            <text:p>0.0545285432</text:p>
          </table:table-cell>
          <table:table-cell office:value-type="float" office:value="0.0369725482" calcext:value-type="float">
            <text:p>0.0369725482</text:p>
          </table:table-cell>
          <table:table-cell office:value-type="float" office:value="0.1801081037" calcext:value-type="float">
            <text:p>0.1801081037</text:p>
          </table:table-cell>
          <table:table-cell office:value-type="float" office:value="0.1545910108" calcext:value-type="float">
            <text:p>0.1545910108</text:p>
          </table:table-cell>
          <table:table-cell office:value-type="float" office:value="0.1056596263" calcext:value-type="float">
            <text:p>0.1056596263</text:p>
          </table:table-cell>
          <table:table-cell office:value-type="string" calcext:value-type="string">
            <text:p>nan</text:p>
          </table:table-cell>
          <table:table-cell office:value-type="float" office:value="0.1554548296" calcext:value-type="float">
            <text:p>0.1554548296</text:p>
          </table:table-cell>
          <table:table-cell office:value-type="float" office:value="0.110644509" calcext:value-type="float">
            <text:p>0.110644509</text:p>
          </table:table-cell>
          <table:table-cell office:value-type="string" calcext:value-type="string">
            <text:p>nan</text:p>
          </table:table-cell>
          <table:table-cell office:value-type="float" office:value="0.1554548296" calcext:value-type="float">
            <text:p>0.1554548296</text:p>
          </table:table-cell>
          <table:table-cell office:value-type="float" office:value="0.110644509" calcext:value-type="float">
            <text:p>0.110644509</text:p>
          </table:table-cell>
          <table:table-cell office:value-type="string" calcext:value-type="string">
            <text:p>nan</text:p>
          </table:table-cell>
          <table:table-cell office:value-type="float" office:value="0.2179822838" calcext:value-type="float">
            <text:p>0.2179822838</text:p>
          </table:table-cell>
          <table:table-cell office:value-type="float" office:value="0.1544077772" calcext:value-type="float">
            <text:p>0.1544077772</text:p>
          </table:table-cell>
          <table:table-cell office:value-type="float" office:value="0.0989756513" calcext:value-type="float">
            <text:p>0.0989756513</text:p>
          </table:table-cell>
          <table:table-cell office:value-type="float" office:value="0.1946865923" calcext:value-type="float">
            <text:p>0.1946865923</text:p>
          </table:table-cell>
          <table:table-cell office:value-type="float" office:value="0.1340264218" calcext:value-type="float">
            <text:p>0.1340264218</text:p>
          </table:table-cell>
          <table:table-cell office:value-type="float" office:value="0.0919630598" calcext:value-type="float">
            <text:p>0.0919630598</text:p>
          </table:table-cell>
          <table:table-cell office:value-type="float" office:value="0.1872808205" calcext:value-type="float">
            <text:p>0.1872808205</text:p>
          </table:table-cell>
          <table:table-cell office:value-type="float" office:value="0.1289225686" calcext:value-type="float">
            <text:p>0.1289225686</text:p>
          </table:table-cell>
          <table:table-cell office:value-type="string" calcext:value-type="string">
            <text:p>nan</text:p>
          </table:table-cell>
          <table:table-cell office:value-type="float" office:value="-0.2963700943" calcext:value-type="float">
            <text:p>-0.2963700943</text:p>
          </table:table-cell>
          <table:table-cell office:value-type="float" office:value="-0.9987558015" calcext:value-type="float">
            <text:p>-0.9987558015</text:p>
          </table:table-cell>
        </table:table-row>
        <table:table-row table:style-name="ro1">
          <table:table-cell office:value-type="string" calcext:value-type="string">
            <text:p>Pheidole_pallidula</text:p>
          </table:table-cell>
          <table:table-cell office:value-type="float" office:value="12890" calcext:value-type="float">
            <text:p>12890</text:p>
          </table:table-cell>
          <table:table-cell office:value-type="float" office:value="1180.03188518" calcext:value-type="float">
            <text:p>1180.03188518</text:p>
          </table:table-cell>
          <table:table-cell office:value-type="float" office:value="1295.69054869" calcext:value-type="float">
            <text:p>1295.69054869</text:p>
          </table:table-cell>
          <table:table-cell office:value-type="float" office:value="0.4557500459" calcext:value-type="float">
            <text:p>0.4557500459</text:p>
          </table:table-cell>
          <table:table-cell office:value-type="float" office:value="0.0734260442" calcext:value-type="float">
            <text:p>0.0734260442</text:p>
          </table:table-cell>
          <table:table-cell office:value-type="float" office:value="0.4816937994" calcext:value-type="float">
            <text:p>0.4816937994</text:p>
          </table:table-cell>
          <table:table-cell office:value-type="float" office:value="0.1299961543" calcext:value-type="float">
            <text:p>0.1299961543</text:p>
          </table:table-cell>
          <table:table-cell office:value-type="float" office:value="0.3947378268" calcext:value-type="float">
            <text:p>0.3947378268</text:p>
          </table:table-cell>
          <table:table-cell office:value-type="float" office:value="0.0833663896" calcext:value-type="float">
            <text:p>0.0833663896</text:p>
          </table:table-cell>
          <table:table-cell office:value-type="float" office:value="-0.0019304647" calcext:value-type="float">
            <text:p>-0.0019304647</text:p>
          </table:table-cell>
          <table:table-cell office:value-type="float" office:value="-0.020499812" calcext:value-type="float">
            <text:p>-0.020499812</text:p>
          </table:table-cell>
          <table:table-cell office:value-type="float" office:value="-0.0108342526" calcext:value-type="float">
            <text:p>-0.0108342526</text:p>
          </table:table-cell>
          <table:table-cell office:value-type="float" office:value="-0.062450528" calcext:value-type="float">
            <text:p>-0.062450528</text:p>
          </table:table-cell>
          <table:table-cell office:value-type="float" office:value="-0.0835669622" calcext:value-type="float">
            <text:p>-0.0835669622</text:p>
          </table:table-cell>
          <table:table-cell office:value-type="float" office:value="-0.055123722" calcext:value-type="float">
            <text:p>-0.055123722</text:p>
          </table:table-cell>
          <table:table-cell office:value-type="float" office:value="0.2050556171" calcext:value-type="float">
            <text:p>0.2050556171</text:p>
          </table:table-cell>
          <table:table-cell office:value-type="float" office:value="0.2463701314" calcext:value-type="float">
            <text:p>0.2463701314</text:p>
          </table:table-cell>
          <table:table-cell office:value-type="float" office:value="0.1621327974" calcext:value-type="float">
            <text:p>0.1621327974</text:p>
          </table:table-cell>
          <table:table-cell office:value-type="float" office:value="0.2050556171" calcext:value-type="float">
            <text:p>0.2050556171</text:p>
          </table:table-cell>
          <table:table-cell office:value-type="float" office:value="0.2463701314" calcext:value-type="float">
            <text:p>0.2463701314</text:p>
          </table:table-cell>
          <table:table-cell office:value-type="float" office:value="0.1621327974" calcext:value-type="float">
            <text:p>0.1621327974</text:p>
          </table:table-cell>
          <table:table-cell office:value-type="string" calcext:value-type="string">
            <text:p>nan</text:p>
          </table:table-cell>
          <table:table-cell office:value-type="float" office:value="0.2418242603" calcext:value-type="float">
            <text:p>0.2418242603</text:p>
          </table:table-cell>
          <table:table-cell office:value-type="float" office:value="0.1576209346" calcext:value-type="float">
            <text:p>0.1576209346</text:p>
          </table:table-cell>
          <table:table-cell office:value-type="float" office:value="0.2062362734" calcext:value-type="float">
            <text:p>0.2062362734</text:p>
          </table:table-cell>
          <table:table-cell office:value-type="float" office:value="0.2491712915" calcext:value-type="float">
            <text:p>0.2491712915</text:p>
          </table:table-cell>
          <table:table-cell office:value-type="float" office:value="0.1649789339" calcext:value-type="float">
            <text:p>0.1649789339</text:p>
          </table:table-cell>
          <table:table-cell office:value-type="string" calcext:value-type="string">
            <text:p>nan</text:p>
          </table:table-cell>
          <table:table-cell office:value-type="float" office:value="0.2449007527" calcext:value-type="float">
            <text:p>0.2449007527</text:p>
          </table:table-cell>
          <table:table-cell office:value-type="float" office:value="0.1612280339" calcext:value-type="float">
            <text:p>0.1612280339</text:p>
          </table:table-cell>
          <table:table-cell office:value-type="string" calcext:value-type="string">
            <text:p>nan</text:p>
          </table:table-cell>
          <table:table-cell office:value-type="float" office:value="-0.2357356767" calcext:value-type="float">
            <text:p>-0.2357356767</text:p>
          </table:table-cell>
          <table:table-cell office:value-type="float" office:value="-0.7535703324" calcext:value-type="float">
            <text:p>-0.7535703324</text:p>
          </table:table-cell>
          <table:table-cell office:value-type="float" office:value="0.1306944796" calcext:value-type="float">
            <text:p>0.1306944796</text:p>
          </table:table-cell>
          <table:table-cell office:value-type="float" office:value="0.278843752" calcext:value-type="float">
            <text:p>0.278843752</text:p>
          </table:table-cell>
          <table:table-cell office:value-type="float" office:value="0.1826156481" calcext:value-type="float">
            <text:p>0.1826156481</text:p>
          </table:table-cell>
          <table:table-cell office:value-type="float" office:value="0.9811791493" calcext:value-type="float">
            <text:p>0.9811791493</text:p>
          </table:table-cell>
          <table:table-cell office:value-type="float" office:value="0.970473744" calcext:value-type="float">
            <text:p>0.970473744</text:p>
          </table:table-cell>
          <table:table-cell office:value-type="float" office:value="0.8648320417" calcext:value-type="float">
            <text:p>0.8648320417</text:p>
          </table:table-cell>
          <table:table-cell office:value-type="float" office:value="-0.0515653231" calcext:value-type="float">
            <text:p>-0.0515653231</text:p>
          </table:table-cell>
          <table:table-cell office:value-type="float" office:value="-0.0635354643" calcext:value-type="float">
            <text:p>-0.0635354643</text:p>
          </table:table-cell>
          <table:table-cell office:value-type="float" office:value="-0.0401842726" calcext:value-type="float">
            <text:p>-0.0401842726</text:p>
          </table:table-cell>
          <table:table-cell office:value-type="float" office:value="-0.0729009442" calcext:value-type="float">
            <text:p>-0.0729009442</text:p>
          </table:table-cell>
          <table:table-cell office:value-type="float" office:value="-0.0931766122" calcext:value-type="float">
            <text:p>-0.0931766122</text:p>
          </table:table-cell>
          <table:table-cell office:value-type="float" office:value="-0.0620275795" calcext:value-type="float">
            <text:p>-0.0620275795</text:p>
          </table:table-cell>
          <table:table-cell office:value-type="float" office:value="0.2621556902" calcext:value-type="float">
            <text:p>0.2621556902</text:p>
          </table:table-cell>
          <table:table-cell office:value-type="float" office:value="0.3156457157" calcext:value-type="float">
            <text:p>0.3156457157</text:p>
          </table:table-cell>
          <table:table-cell office:value-type="float" office:value="0.2092965103" calcext:value-type="float">
            <text:p>0.2092965103</text:p>
          </table:table-cell>
          <table:table-cell office:value-type="float" office:value="0.2621556902" calcext:value-type="float">
            <text:p>0.2621556902</text:p>
          </table:table-cell>
          <table:table-cell office:value-type="float" office:value="0.3156457157" calcext:value-type="float">
            <text:p>0.3156457157</text:p>
          </table:table-cell>
          <table:table-cell office:value-type="float" office:value="0.2092965103" calcext:value-type="float">
            <text:p>0.2092965103</text:p>
          </table:table-cell>
          <table:table-cell office:value-type="string" calcext:value-type="string">
            <text:p>nan</text:p>
          </table:table-cell>
          <table:table-cell office:value-type="float" office:value="0.2971805317" calcext:value-type="float">
            <text:p>0.2971805317</text:p>
          </table:table-cell>
          <table:table-cell office:value-type="float" office:value="0.1819907175" calcext:value-type="float">
            <text:p>0.1819907175</text:p>
          </table:table-cell>
          <table:table-cell office:value-type="float" office:value="0.2559753762" calcext:value-type="float">
            <text:p>0.2559753762</text:p>
          </table:table-cell>
          <table:table-cell office:value-type="float" office:value="0.3095577479" calcext:value-type="float">
            <text:p>0.3095577479</text:p>
          </table:table-cell>
          <table:table-cell office:value-type="float" office:value="0.2060902041" calcext:value-type="float">
            <text:p>0.2060902041</text:p>
          </table:table-cell>
          <table:table-cell office:value-type="string" calcext:value-type="string">
            <text:p>nan</text:p>
          </table:table-cell>
          <table:table-cell office:value-type="float" office:value="0.292272063" calcext:value-type="float">
            <text:p>0.292272063</text:p>
          </table:table-cell>
          <table:table-cell office:value-type="float" office:value="0.1802447745" calcext:value-type="float">
            <text:p>0.1802447745</text:p>
          </table:table-cell>
          <table:table-cell office:value-type="string" calcext:value-type="string">
            <text:p>nan</text:p>
          </table:table-cell>
          <table:table-cell office:value-type="float" office:value="-0.2830184524" calcext:value-type="float">
            <text:p>-0.2830184524</text:p>
          </table:table-cell>
          <table:table-cell office:value-type="float" office:value="-0.8104963624" calcext:value-type="float">
            <text:p>-0.8104963624</text:p>
          </table:table-cell>
        </table:table-row>
        <table:table-row table:style-name="ro1">
          <table:table-cell office:value-type="string" calcext:value-type="string">
            <text:p>Physa_acuta</text:p>
          </table:table-cell>
          <table:table-cell office:value-type="float" office:value="8000" calcext:value-type="float">
            <text:p>8000</text:p>
          </table:table-cell>
          <table:table-cell office:value-type="float" office:value="816.09375" calcext:value-type="float">
            <text:p>816.09375</text:p>
          </table:table-cell>
          <table:table-cell office:value-type="float" office:value="622.772384954" calcext:value-type="float">
            <text:p>622.772384954</text:p>
          </table:table-cell>
          <table:table-cell office:value-type="float" office:value="0.4466016988" calcext:value-type="float">
            <text:p>0.4466016988</text:p>
          </table:table-cell>
          <table:table-cell office:value-type="float" office:value="0.0588560712" calcext:value-type="float">
            <text:p>0.0588560712</text:p>
          </table:table-cell>
          <table:table-cell office:value-type="float" office:value="0.447359385" calcext:value-type="float">
            <text:p>0.447359385</text:p>
          </table:table-cell>
          <table:table-cell office:value-type="float" office:value="0.1307468648" calcext:value-type="float">
            <text:p>0.1307468648</text:p>
          </table:table-cell>
          <table:table-cell office:value-type="float" office:value="0.3305828128" calcext:value-type="float">
            <text:p>0.3305828128</text:p>
          </table:table-cell>
          <table:table-cell office:value-type="float" office:value="0.0781318079" calcext:value-type="float">
            <text:p>0.0781318079</text:p>
          </table:table-cell>
          <table:table-cell office:value-type="float" office:value="-0.0080477697" calcext:value-type="float">
            <text:p>-0.0080477697</text:p>
          </table:table-cell>
          <table:table-cell office:value-type="float" office:value="-0.2010715264" calcext:value-type="float">
            <text:p>-0.2010715264</text:p>
          </table:table-cell>
          <table:table-cell office:value-type="float" office:value="-0.1448535178" calcext:value-type="float">
            <text:p>-0.1448535178</text:p>
          </table:table-cell>
          <table:table-cell office:value-type="float" office:value="0.0194201829" calcext:value-type="float">
            <text:p>0.0194201829</text:p>
          </table:table-cell>
          <table:table-cell office:value-type="float" office:value="-0.0481646042" calcext:value-type="float">
            <text:p>-0.0481646042</text:p>
          </table:table-cell>
          <table:table-cell office:value-type="float" office:value="-0.0326627186" calcext:value-type="float">
            <text:p>-0.0326627186</text:p>
          </table:table-cell>
          <table:table-cell office:value-type="float" office:value="-0.0791329639" calcext:value-type="float">
            <text:p>-0.0791329639</text:p>
          </table:table-cell>
          <table:table-cell office:value-type="float" office:value="-0.077108576" calcext:value-type="float">
            <text:p>-0.077108576</text:p>
          </table:table-cell>
          <table:table-cell office:value-type="float" office:value="-0.0512879885" calcext:value-type="float">
            <text:p>-0.0512879885</text:p>
          </table:table-cell>
          <table:table-cell office:value-type="float" office:value="-0.0791329639" calcext:value-type="float">
            <text:p>-0.0791329639</text:p>
          </table:table-cell>
          <table:table-cell office:value-type="float" office:value="-0.077108576" calcext:value-type="float">
            <text:p>-0.077108576</text:p>
          </table:table-cell>
          <table:table-cell office:value-type="float" office:value="-0.0512879885" calcext:value-type="float">
            <text:p>-0.0512879885</text:p>
          </table:table-cell>
          <table:table-cell office:value-type="float" office:value="-0.0673215696" calcext:value-type="float">
            <text:p>-0.0673215696</text:p>
          </table:table-cell>
          <table:table-cell office:value-type="float" office:value="-0.0463962726" calcext:value-type="float">
            <text:p>-0.0463962726</text:p>
          </table:table-cell>
          <table:table-cell office:value-type="float" office:value="-0.0308235694" calcext:value-type="float">
            <text:p>-0.0308235694</text:p>
          </table:table-cell>
          <table:table-cell office:value-type="float" office:value="-0.0905839655" calcext:value-type="float">
            <text:p>-0.0905839655</text:p>
          </table:table-cell>
          <table:table-cell office:value-type="float" office:value="-0.0937879318" calcext:value-type="float">
            <text:p>-0.0937879318</text:p>
          </table:table-cell>
          <table:table-cell office:value-type="float" office:value="-0.06227828" calcext:value-type="float">
            <text:p>-0.06227828</text:p>
          </table:table-cell>
          <table:table-cell office:value-type="float" office:value="-0.0454403302" calcext:value-type="float">
            <text:p>-0.0454403302</text:p>
          </table:table-cell>
          <table:table-cell office:value-type="float" office:value="-0.0488039087" calcext:value-type="float">
            <text:p>-0.0488039087</text:p>
          </table:table-cell>
          <table:table-cell office:value-type="float" office:value="-0.032413475" calcext:value-type="float">
            <text:p>-0.032413475</text:p>
          </table:table-cell>
          <table:table-cell office:value-type="string" calcext:value-type="string">
            <text:p>nan</text:p>
          </table:table-cell>
          <table:table-cell office:value-type="float" office:value="0.0055814955" calcext:value-type="float">
            <text:p>0.0055814955</text:p>
          </table:table-cell>
          <table:table-cell office:value-type="float" office:value="-0.44370337" calcext:value-type="float">
            <text:p>-0.44370337</text:p>
          </table:table-cell>
          <table:table-cell office:value-type="float" office:value="-0.0033276823" calcext:value-type="float">
            <text:p>-0.0033276823</text:p>
          </table:table-cell>
          <table:table-cell office:value-type="float" office:value="-0.0017449622" calcext:value-type="float">
            <text:p>-0.0017449622</text:p>
          </table:table-cell>
          <table:table-cell office:value-type="float" office:value="-0.0009721576" calcext:value-type="float">
            <text:p>-0.0009721576</text:p>
          </table:table-cell>
          <table:table-cell office:value-type="float" office:value="0.9952094807" calcext:value-type="float">
            <text:p>0.9952094807</text:p>
          </table:table-cell>
          <table:table-cell office:value-type="float" office:value="0.9212553786" calcext:value-type="float">
            <text:p>0.9212553786</text:p>
          </table:table-cell>
          <table:table-cell office:value-type="float" office:value="0.7876506928" calcext:value-type="float">
            <text:p>0.7876506928</text:p>
          </table:table-cell>
          <table:table-cell office:value-type="float" office:value="0.0749831294" calcext:value-type="float">
            <text:p>0.0749831294</text:p>
          </table:table-cell>
          <table:table-cell office:value-type="float" office:value="0.1044836528" calcext:value-type="float">
            <text:p>0.1044836528</text:p>
          </table:table-cell>
          <table:table-cell office:value-type="float" office:value="0.0698448104" calcext:value-type="float">
            <text:p>0.0698448104</text:p>
          </table:table-cell>
          <table:table-cell office:value-type="float" office:value="0.0460508412" calcext:value-type="float">
            <text:p>0.0460508412</text:p>
          </table:table-cell>
          <table:table-cell office:value-type="float" office:value="0.0423505619" calcext:value-type="float">
            <text:p>0.0423505619</text:p>
          </table:table-cell>
          <table:table-cell office:value-type="float" office:value="0.0286086802" calcext:value-type="float">
            <text:p>0.0286086802</text:p>
          </table:table-cell>
          <table:table-cell office:value-type="float" office:value="-0.0666659742" calcext:value-type="float">
            <text:p>-0.0666659742</text:p>
          </table:table-cell>
          <table:table-cell office:value-type="float" office:value="-0.0369028495" calcext:value-type="float">
            <text:p>-0.0369028495</text:p>
          </table:table-cell>
          <table:table-cell office:value-type="float" office:value="-0.0248255984" calcext:value-type="float">
            <text:p>-0.0248255984</text:p>
          </table:table-cell>
          <table:table-cell office:value-type="float" office:value="-0.0666659742" calcext:value-type="float">
            <text:p>-0.0666659742</text:p>
          </table:table-cell>
          <table:table-cell office:value-type="float" office:value="-0.0369028495" calcext:value-type="float">
            <text:p>-0.0369028495</text:p>
          </table:table-cell>
          <table:table-cell office:value-type="float" office:value="-0.0248255984" calcext:value-type="float">
            <text:p>-0.0248255984</text:p>
          </table:table-cell>
          <table:table-cell office:value-type="float" office:value="-0.0629044939" calcext:value-type="float">
            <text:p>-0.0629044939</text:p>
          </table:table-cell>
          <table:table-cell office:value-type="float" office:value="-0.0366266467" calcext:value-type="float">
            <text:p>-0.0366266467</text:p>
          </table:table-cell>
          <table:table-cell office:value-type="float" office:value="-0.0246248019" calcext:value-type="float">
            <text:p>-0.0246248019</text:p>
          </table:table-cell>
          <table:table-cell office:value-type="float" office:value="-0.0691002824" calcext:value-type="float">
            <text:p>-0.0691002824</text:p>
          </table:table-cell>
          <table:table-cell office:value-type="float" office:value="-0.0271786136" calcext:value-type="float">
            <text:p>-0.0271786136</text:p>
          </table:table-cell>
          <table:table-cell office:value-type="float" office:value="-0.0182577145" calcext:value-type="float">
            <text:p>-0.0182577145</text:p>
          </table:table-cell>
          <table:table-cell office:value-type="float" office:value="-0.0279548009" calcext:value-type="float">
            <text:p>-0.0279548009</text:p>
          </table:table-cell>
          <table:table-cell office:value-type="float" office:value="-0.000666762" calcext:value-type="float">
            <text:p>-0.000666762</text:p>
          </table:table-cell>
          <table:table-cell office:value-type="float" office:value="-0.0005029037" calcext:value-type="float">
            <text:p>-0.0005029037</text:p>
          </table:table-cell>
          <table:table-cell office:value-type="string" calcext:value-type="string">
            <text:p>nan</text:p>
          </table:table-cell>
          <table:table-cell office:value-type="float" office:value="-0.0224330969" calcext:value-type="float">
            <text:p>-0.0224330969</text:p>
          </table:table-cell>
          <table:table-cell office:value-type="float" office:value="-0.7015903859" calcext:value-type="float">
            <text:p>-0.7015903859</text:p>
          </table:table-cell>
        </table:table-row>
        <table:table-row table:style-name="ro1">
          <table:table-cell office:value-type="string" calcext:value-type="string">
            <text:p>Physa_gyrina</text:p>
          </table:table-cell>
          <table:table-cell office:value-type="float" office:value="9867" calcext:value-type="float">
            <text:p>9867</text:p>
          </table:table-cell>
          <table:table-cell office:value-type="float" office:value="487.696969697" calcext:value-type="float">
            <text:p>487.696969697</text:p>
          </table:table-cell>
          <table:table-cell office:value-type="float" office:value="352.040300761" calcext:value-type="float">
            <text:p>352.040300761</text:p>
          </table:table-cell>
          <table:table-cell office:value-type="float" office:value="0.4356150606" calcext:value-type="float">
            <text:p>0.4356150606</text:p>
          </table:table-cell>
          <table:table-cell office:value-type="float" office:value="0.0555706554" calcext:value-type="float">
            <text:p>0.0555706554</text:p>
          </table:table-cell>
          <table:table-cell office:value-type="float" office:value="0.4245505966" calcext:value-type="float">
            <text:p>0.4245505966</text:p>
          </table:table-cell>
          <table:table-cell office:value-type="float" office:value="0.1232369687" calcext:value-type="float">
            <text:p>0.1232369687</text:p>
          </table:table-cell>
          <table:table-cell office:value-type="float" office:value="0.3234119905" calcext:value-type="float">
            <text:p>0.3234119905</text:p>
          </table:table-cell>
          <table:table-cell office:value-type="float" office:value="0.0760214197" calcext:value-type="float">
            <text:p>0.0760214197</text:p>
          </table:table-cell>
          <table:table-cell office:value-type="float" office:value="-0.0076045288" calcext:value-type="float">
            <text:p>-0.0076045288</text:p>
          </table:table-cell>
          <table:table-cell office:value-type="float" office:value="-0.2385225254" calcext:value-type="float">
            <text:p>-0.2385225254</text:p>
          </table:table-cell>
          <table:table-cell office:value-type="float" office:value="-0.1739010723" calcext:value-type="float">
            <text:p>-0.1739010723</text:p>
          </table:table-cell>
          <table:table-cell office:value-type="float" office:value="0.1293410735" calcext:value-type="float">
            <text:p>0.1293410735</text:p>
          </table:table-cell>
          <table:table-cell office:value-type="float" office:value="0.1026425364" calcext:value-type="float">
            <text:p>0.1026425364</text:p>
          </table:table-cell>
          <table:table-cell office:value-type="float" office:value="0.0684204692" calcext:value-type="float">
            <text:p>0.0684204692</text:p>
          </table:table-cell>
          <table:table-cell office:value-type="float" office:value="0.2171111352" calcext:value-type="float">
            <text:p>0.2171111352</text:p>
          </table:table-cell>
          <table:table-cell office:value-type="float" office:value="0.3363899209" calcext:value-type="float">
            <text:p>0.3363899209</text:p>
          </table:table-cell>
          <table:table-cell office:value-type="float" office:value="0.225701607" calcext:value-type="float">
            <text:p>0.225701607</text:p>
          </table:table-cell>
          <table:table-cell office:value-type="float" office:value="0.2171111352" calcext:value-type="float">
            <text:p>0.2171111352</text:p>
          </table:table-cell>
          <table:table-cell office:value-type="float" office:value="0.3363899209" calcext:value-type="float">
            <text:p>0.3363899209</text:p>
          </table:table-cell>
          <table:table-cell office:value-type="float" office:value="0.225701607" calcext:value-type="float">
            <text:p>0.225701607</text:p>
          </table:table-cell>
          <table:table-cell office:value-type="float" office:value="0.2241617512" calcext:value-type="float">
            <text:p>0.2241617512</text:p>
          </table:table-cell>
          <table:table-cell office:value-type="float" office:value="0.3667541144" calcext:value-type="float">
            <text:p>0.3667541144</text:p>
          </table:table-cell>
          <table:table-cell office:value-type="float" office:value="0.2467981335" calcext:value-type="float">
            <text:p>0.2467981335</text:p>
          </table:table-cell>
          <table:table-cell office:value-type="float" office:value="0.2010593919" calcext:value-type="float">
            <text:p>0.2010593919</text:p>
          </table:table-cell>
          <table:table-cell office:value-type="float" office:value="0.2926533674" calcext:value-type="float">
            <text:p>0.2926533674</text:p>
          </table:table-cell>
          <table:table-cell office:value-type="float" office:value="0.1933112982" calcext:value-type="float">
            <text:p>0.1933112982</text:p>
          </table:table-cell>
          <table:table-cell office:value-type="float" office:value="0.2128057976" calcext:value-type="float">
            <text:p>0.2128057976</text:p>
          </table:table-cell>
          <table:table-cell office:value-type="float" office:value="0.3031036345" calcext:value-type="float">
            <text:p>0.3031036345</text:p>
          </table:table-cell>
          <table:table-cell office:value-type="float" office:value="0.2003029771" calcext:value-type="float">
            <text:p>0.2003029771</text:p>
          </table:table-cell>
          <table:table-cell office:value-type="string" calcext:value-type="string">
            <text:p>nan</text:p>
          </table:table-cell>
          <table:table-cell office:value-type="float" office:value="-0.3852543326" calcext:value-type="float">
            <text:p>-0.3852543326</text:p>
          </table:table-cell>
          <table:table-cell office:value-type="float" office:value="-0.9394463263" calcext:value-type="float">
            <text:p>-0.9394463263</text:p>
          </table:table-cell>
          <table:table-cell office:value-type="float" office:value="0.3425307511" calcext:value-type="float">
            <text:p>0.3425307511</text:p>
          </table:table-cell>
          <table:table-cell office:value-type="float" office:value="0.4851202705" calcext:value-type="float">
            <text:p>0.4851202705</text:p>
          </table:table-cell>
          <table:table-cell office:value-type="float" office:value="0.3323223602" calcext:value-type="float">
            <text:p>0.3323223602</text:p>
          </table:table-cell>
          <table:table-cell office:value-type="float" office:value="0.9873972843" calcext:value-type="float">
            <text:p>0.9873972843</text:p>
          </table:table-cell>
          <table:table-cell office:value-type="float" office:value="0.8635283295" calcext:value-type="float">
            <text:p>0.8635283295</text:p>
          </table:table-cell>
          <table:table-cell office:value-type="float" office:value="0.7213003143" calcext:value-type="float">
            <text:p>0.7213003143</text:p>
          </table:table-cell>
          <table:table-cell office:value-type="float" office:value="0.1307978025" calcext:value-type="float">
            <text:p>0.1307978025</text:p>
          </table:table-cell>
          <table:table-cell office:value-type="float" office:value="0.1794829896" calcext:value-type="float">
            <text:p>0.1794829896</text:p>
          </table:table-cell>
          <table:table-cell office:value-type="float" office:value="0.1230763726" calcext:value-type="float">
            <text:p>0.1230763726</text:p>
          </table:table-cell>
          <table:table-cell office:value-type="float" office:value="0.1547994563" calcext:value-type="float">
            <text:p>0.1547994563</text:p>
          </table:table-cell>
          <table:table-cell office:value-type="float" office:value="0.1739253008" calcext:value-type="float">
            <text:p>0.1739253008</text:p>
          </table:table-cell>
          <table:table-cell office:value-type="float" office:value="0.1191441063" calcext:value-type="float">
            <text:p>0.1191441063</text:p>
          </table:table-cell>
          <table:table-cell office:value-type="float" office:value="0.2324669252" calcext:value-type="float">
            <text:p>0.2324669252</text:p>
          </table:table-cell>
          <table:table-cell office:value-type="float" office:value="0.4139443535" calcext:value-type="float">
            <text:p>0.4139443535</text:p>
          </table:table-cell>
          <table:table-cell office:value-type="float" office:value="0.2885528825" calcext:value-type="float">
            <text:p>0.2885528825</text:p>
          </table:table-cell>
          <table:table-cell office:value-type="float" office:value="0.2324669252" calcext:value-type="float">
            <text:p>0.2324669252</text:p>
          </table:table-cell>
          <table:table-cell office:value-type="float" office:value="0.4139443535" calcext:value-type="float">
            <text:p>0.4139443535</text:p>
          </table:table-cell>
          <table:table-cell office:value-type="float" office:value="0.2885528825" calcext:value-type="float">
            <text:p>0.2885528825</text:p>
          </table:table-cell>
          <table:table-cell office:value-type="float" office:value="0.2273406478" calcext:value-type="float">
            <text:p>0.2273406478</text:p>
          </table:table-cell>
          <table:table-cell office:value-type="float" office:value="0.408959211" calcext:value-type="float">
            <text:p>0.408959211</text:p>
          </table:table-cell>
          <table:table-cell office:value-type="float" office:value="0.2838065474" calcext:value-type="float">
            <text:p>0.2838065474</text:p>
          </table:table-cell>
          <table:table-cell office:value-type="float" office:value="0.2346906585" calcext:value-type="float">
            <text:p>0.2346906585</text:p>
          </table:table-cell>
          <table:table-cell office:value-type="float" office:value="0.4160347076" calcext:value-type="float">
            <text:p>0.4160347076</text:p>
          </table:table-cell>
          <table:table-cell office:value-type="float" office:value="0.2894302954" calcext:value-type="float">
            <text:p>0.2894302954</text:p>
          </table:table-cell>
          <table:table-cell office:value-type="float" office:value="0.2436527371" calcext:value-type="float">
            <text:p>0.2436527371</text:p>
          </table:table-cell>
          <table:table-cell office:value-type="float" office:value="0.4138941482" calcext:value-type="float">
            <text:p>0.4138941482</text:p>
          </table:table-cell>
          <table:table-cell office:value-type="float" office:value="0.2873604157" calcext:value-type="float">
            <text:p>0.2873604157</text:p>
          </table:table-cell>
          <table:table-cell office:value-type="string" calcext:value-type="string">
            <text:p>nan</text:p>
          </table:table-cell>
          <table:table-cell office:value-type="float" office:value="-0.4413556357" calcext:value-type="float">
            <text:p>-0.4413556357</text:p>
          </table:table-cell>
          <table:table-cell office:value-type="float" office:value="-0.8700355956" calcext:value-type="float">
            <text:p>-0.8700355956</text:p>
          </table:table-cell>
        </table:table-row>
        <table:table-row table:style-name="ro1">
          <table:table-cell office:value-type="string" calcext:value-type="string">
            <text:p>Porcellio_dilatatus_petiti</text:p>
          </table:table-cell>
          <table:table-cell office:value-type="float" office:value="14029" calcext:value-type="float">
            <text:p>14029</text:p>
          </table:table-cell>
          <table:table-cell office:value-type="float" office:value="632.676170789" calcext:value-type="float">
            <text:p>632.676170789</text:p>
          </table:table-cell>
          <table:table-cell office:value-type="float" office:value="610.137869751" calcext:value-type="float">
            <text:p>610.137869751</text:p>
          </table:table-cell>
          <table:table-cell office:value-type="float" office:value="0.394782666" calcext:value-type="float">
            <text:p>0.394782666</text:p>
          </table:table-cell>
          <table:table-cell office:value-type="float" office:value="0.0442430549" calcext:value-type="float">
            <text:p>0.0442430549</text:p>
          </table:table-cell>
          <table:table-cell office:value-type="float" office:value="0.3230694863" calcext:value-type="float">
            <text:p>0.3230694863</text:p>
          </table:table-cell>
          <table:table-cell office:value-type="float" office:value="0.0751527033" calcext:value-type="float">
            <text:p>0.0751527033</text:p>
          </table:table-cell>
          <table:table-cell office:value-type="float" office:value="0.2950873702" calcext:value-type="float">
            <text:p>0.2950873702</text:p>
          </table:table-cell>
          <table:table-cell office:value-type="float" office:value="0.0915309013" calcext:value-type="float">
            <text:p>0.0915309013</text:p>
          </table:table-cell>
          <table:table-cell office:value-type="float" office:value="-0.0033807506" calcext:value-type="float">
            <text:p>-0.0033807506</text:p>
          </table:table-cell>
          <table:table-cell office:value-type="float" office:value="-0.2807858148" calcext:value-type="float">
            <text:p>-0.2807858148</text:p>
          </table:table-cell>
          <table:table-cell office:value-type="float" office:value="-0.2099872238" calcext:value-type="float">
            <text:p>-0.2099872238</text:p>
          </table:table-cell>
          <table:table-cell office:value-type="float" office:value="0.1151477694" calcext:value-type="float">
            <text:p>0.1151477694</text:p>
          </table:table-cell>
          <table:table-cell office:value-type="float" office:value="0.0895240826" calcext:value-type="float">
            <text:p>0.0895240826</text:p>
          </table:table-cell>
          <table:table-cell office:value-type="float" office:value="0.0607344113" calcext:value-type="float">
            <text:p>0.0607344113</text:p>
          </table:table-cell>
          <table:table-cell office:value-type="string" calcext:value-type="string">
            <text:p>nan</text:p>
          </table:table-cell>
          <table:table-cell office:value-type="float" office:value="0.2350479425" calcext:value-type="float">
            <text:p>0.2350479425</text:p>
          </table:table-cell>
          <table:table-cell office:value-type="float" office:value="0.156317228" calcext:value-type="float">
            <text:p>0.156317228</text:p>
          </table:table-cell>
          <table:table-cell office:value-type="string" calcext:value-type="string">
            <text:p>nan</text:p>
          </table:table-cell>
          <table:table-cell office:value-type="float" office:value="0.2350479425" calcext:value-type="float">
            <text:p>0.2350479425</text:p>
          </table:table-cell>
          <table:table-cell office:value-type="float" office:value="0.156317228" calcext:value-type="float">
            <text:p>0.156317228</text:p>
          </table:table-cell>
          <table:table-cell office:value-type="string" calcext:value-type="string">
            <text:p>nan</text:p>
          </table:table-cell>
          <table:table-cell office:value-type="float" office:value="0.3039380658" calcext:value-type="float">
            <text:p>0.3039380658</text:p>
          </table:table-cell>
          <table:table-cell office:value-type="float" office:value="0.2051549674" calcext:value-type="float">
            <text:p>0.2051549674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2101233608" calcext:value-type="float">
            <text:p>0.2101233608</text:p>
          </table:table-cell>
          <table:table-cell office:value-type="float" office:value="0.1379888074" calcext:value-type="float">
            <text:p>0.1379888074</text:p>
          </table:table-cell>
          <table:table-cell office:value-type="float" office:value="0.1688722717" calcext:value-type="float">
            <text:p>0.1688722717</text:p>
          </table:table-cell>
          <table:table-cell office:value-type="float" office:value="0.2428624172" calcext:value-type="float">
            <text:p>0.2428624172</text:p>
          </table:table-cell>
          <table:table-cell office:value-type="float" office:value="0.1587035331" calcext:value-type="float">
            <text:p>0.1587035331</text:p>
          </table:table-cell>
          <table:table-cell office:value-type="string" calcext:value-type="string">
            <text:p>nan</text:p>
          </table:table-cell>
          <table:table-cell office:value-type="float" office:value="-0.2972729462" calcext:value-type="float">
            <text:p>-0.2972729462</text:p>
          </table:table-cell>
          <table:table-cell office:value-type="float" office:value="-0.8750387434" calcext:value-type="float">
            <text:p>-0.8750387434</text:p>
          </table:table-cell>
          <table:table-cell office:value-type="float" office:value="0.2456790956" calcext:value-type="float">
            <text:p>0.2456790956</text:p>
          </table:table-cell>
          <table:table-cell office:value-type="float" office:value="0.4126731202" calcext:value-type="float">
            <text:p>0.4126731202</text:p>
          </table:table-cell>
          <table:table-cell office:value-type="float" office:value="0.2818952572" calcext:value-type="float">
            <text:p>0.2818952572</text:p>
          </table:table-cell>
          <table:table-cell office:value-type="float" office:value="0.9890765505" calcext:value-type="float">
            <text:p>0.9890765505</text:p>
          </table:table-cell>
          <table:table-cell office:value-type="float" office:value="0.8695470821" calcext:value-type="float">
            <text:p>0.8695470821</text:p>
          </table:table-cell>
          <table:table-cell office:value-type="float" office:value="0.7367585422" calcext:value-type="float">
            <text:p>0.7367585422</text:p>
          </table:table-cell>
          <table:table-cell office:value-type="float" office:value="0.1360065936" calcext:value-type="float">
            <text:p>0.1360065936</text:p>
          </table:table-cell>
          <table:table-cell office:value-type="float" office:value="0.1238399654" calcext:value-type="float">
            <text:p>0.1238399654</text:p>
          </table:table-cell>
          <table:table-cell office:value-type="float" office:value="0.0867730709" calcext:value-type="float">
            <text:p>0.0867730709</text:p>
          </table:table-cell>
          <table:table-cell office:value-type="float" office:value="0.1177920666" calcext:value-type="float">
            <text:p>0.1177920666</text:p>
          </table:table-cell>
          <table:table-cell office:value-type="float" office:value="0.1105827289" calcext:value-type="float">
            <text:p>0.1105827289</text:p>
          </table:table-cell>
          <table:table-cell office:value-type="float" office:value="0.0775553295" calcext:value-type="float">
            <text:p>0.0775553295</text:p>
          </table:table-cell>
          <table:table-cell office:value-type="string" calcext:value-type="string">
            <text:p>nan</text:p>
          </table:table-cell>
          <table:table-cell office:value-type="float" office:value="0.3462488809" calcext:value-type="float">
            <text:p>0.3462488809</text:p>
          </table:table-cell>
          <table:table-cell office:value-type="float" office:value="0.2471318348" calcext:value-type="float">
            <text:p>0.2471318348</text:p>
          </table:table-cell>
          <table:table-cell office:value-type="string" calcext:value-type="string">
            <text:p>nan</text:p>
          </table:table-cell>
          <table:table-cell office:value-type="float" office:value="0.3462488809" calcext:value-type="float">
            <text:p>0.3462488809</text:p>
          </table:table-cell>
          <table:table-cell office:value-type="float" office:value="0.2471318348" calcext:value-type="float">
            <text:p>0.2471318348</text:p>
          </table:table-cell>
          <table:table-cell office:value-type="string" calcext:value-type="string">
            <text:p>nan</text:p>
          </table:table-cell>
          <table:table-cell office:value-type="float" office:value="0.392343334" calcext:value-type="float">
            <text:p>0.392343334</text:p>
          </table:table-cell>
          <table:table-cell office:value-type="float" office:value="0.281459762" calcext:value-type="float">
            <text:p>0.281459762</text:p>
          </table:table-cell>
          <table:table-cell office:value-type="float" office:value="0.1624501864" calcext:value-type="float">
            <text:p>0.1624501864</text:p>
          </table:table-cell>
          <table:table-cell office:value-type="float" office:value="0.3416386557" calcext:value-type="float">
            <text:p>0.3416386557</text:p>
          </table:table-cell>
          <table:table-cell office:value-type="float" office:value="0.2388141614" calcext:value-type="float">
            <text:p>0.2388141614</text:p>
          </table:table-cell>
          <table:table-cell office:value-type="float" office:value="0.2114258052" calcext:value-type="float">
            <text:p>0.2114258052</text:p>
          </table:table-cell>
          <table:table-cell office:value-type="float" office:value="0.4025069795" calcext:value-type="float">
            <text:p>0.4025069795</text:p>
          </table:table-cell>
          <table:table-cell office:value-type="float" office:value="0.2838458754" calcext:value-type="float">
            <text:p>0.2838458754</text:p>
          </table:table-cell>
          <table:table-cell office:value-type="string" calcext:value-type="string">
            <text:p>nan</text:p>
          </table:table-cell>
          <table:table-cell office:value-type="float" office:value="-0.3986803236" calcext:value-type="float">
            <text:p>-0.3986803236</text:p>
          </table:table-cell>
          <table:table-cell office:value-type="float" office:value="-0.891753916" calcext:value-type="float">
            <text:p>-0.891753916</text:p>
          </table:table-cell>
        </table:table-row>
        <table:table-row table:style-name="ro1">
          <table:table-cell office:value-type="string" calcext:value-type="string">
            <text:p>Propithecus_coquereli</text:p>
          </table:table-cell>
          <table:table-cell office:value-type="float" office:value="10153" calcext:value-type="float">
            <text:p>10153</text:p>
          </table:table-cell>
          <table:table-cell office:value-type="float" office:value="442.027282577" calcext:value-type="float">
            <text:p>442.027282577</text:p>
          </table:table-cell>
          <table:table-cell office:value-type="float" office:value="338.641161191" calcext:value-type="float">
            <text:p>338.641161191</text:p>
          </table:table-cell>
          <table:table-cell office:value-type="float" office:value="0.4754107681" calcext:value-type="float">
            <text:p>0.4754107681</text:p>
          </table:table-cell>
          <table:table-cell office:value-type="float" office:value="0.0661220547" calcext:value-type="float">
            <text:p>0.0661220547</text:p>
          </table:table-cell>
          <table:table-cell office:value-type="float" office:value="0.5022582287" calcext:value-type="float">
            <text:p>0.5022582287</text:p>
          </table:table-cell>
          <table:table-cell office:value-type="float" office:value="0.1455034755" calcext:value-type="float">
            <text:p>0.1455034755</text:p>
          </table:table-cell>
          <table:table-cell office:value-type="float" office:value="0.425044468" calcext:value-type="float">
            <text:p>0.425044468</text:p>
          </table:table-cell>
          <table:table-cell office:value-type="float" office:value="0.0965675233" calcext:value-type="float">
            <text:p>0.0965675233</text:p>
          </table:table-cell>
          <table:table-cell office:value-type="float" office:value="-0.0004199727" calcext:value-type="float">
            <text:p>-0.0004199727</text:p>
          </table:table-cell>
          <table:table-cell office:value-type="float" office:value="-0.0935838727" calcext:value-type="float">
            <text:p>-0.0935838727</text:p>
          </table:table-cell>
          <table:table-cell office:value-type="float" office:value="-0.0669222153" calcext:value-type="float">
            <text:p>-0.0669222153</text:p>
          </table:table-cell>
          <table:table-cell office:value-type="float" office:value="0.1705099294" calcext:value-type="float">
            <text:p>0.1705099294</text:p>
          </table:table-cell>
          <table:table-cell office:value-type="float" office:value="0.2045533348" calcext:value-type="float">
            <text:p>0.2045533348</text:p>
          </table:table-cell>
          <table:table-cell office:value-type="float" office:value="0.1364109505" calcext:value-type="float">
            <text:p>0.1364109505</text:p>
          </table:table-cell>
          <table:table-cell office:value-type="float" office:value="0.2517873342" calcext:value-type="float">
            <text:p>0.2517873342</text:p>
          </table:table-cell>
          <table:table-cell office:value-type="float" office:value="0.2988095051" calcext:value-type="float">
            <text:p>0.2988095051</text:p>
          </table:table-cell>
          <table:table-cell office:value-type="float" office:value="0.2007786459" calcext:value-type="float">
            <text:p>0.2007786459</text:p>
          </table:table-cell>
          <table:table-cell office:value-type="float" office:value="0.2517873342" calcext:value-type="float">
            <text:p>0.2517873342</text:p>
          </table:table-cell>
          <table:table-cell office:value-type="float" office:value="0.2988095051" calcext:value-type="float">
            <text:p>0.2988095051</text:p>
          </table:table-cell>
          <table:table-cell office:value-type="float" office:value="0.2007786459" calcext:value-type="float">
            <text:p>0.2007786459</text:p>
          </table:table-cell>
          <table:table-cell office:value-type="float" office:value="0.3191407509" calcext:value-type="float">
            <text:p>0.3191407509</text:p>
          </table:table-cell>
          <table:table-cell office:value-type="float" office:value="0.3800713866" calcext:value-type="float">
            <text:p>0.3800713866</text:p>
          </table:table-cell>
          <table:table-cell office:value-type="float" office:value="0.2558832868" calcext:value-type="float">
            <text:p>0.2558832868</text:p>
          </table:table-cell>
          <table:table-cell office:value-type="float" office:value="0.2651048298" calcext:value-type="float">
            <text:p>0.2651048298</text:p>
          </table:table-cell>
          <table:table-cell office:value-type="float" office:value="0.3078387397" calcext:value-type="float">
            <text:p>0.3078387397</text:p>
          </table:table-cell>
          <table:table-cell office:value-type="float" office:value="0.2054763245" calcext:value-type="float">
            <text:p>0.2054763245</text:p>
          </table:table-cell>
          <table:table-cell office:value-type="float" office:value="0.2966296664" calcext:value-type="float">
            <text:p>0.2966296664</text:p>
          </table:table-cell>
          <table:table-cell office:value-type="float" office:value="0.3436073964" calcext:value-type="float">
            <text:p>0.3436073964</text:p>
          </table:table-cell>
          <table:table-cell office:value-type="float" office:value="0.2295281089" calcext:value-type="float">
            <text:p>0.2295281089</text:p>
          </table:table-cell>
          <table:table-cell office:value-type="string" calcext:value-type="string">
            <text:p>nan</text:p>
          </table:table-cell>
          <table:table-cell office:value-type="float" office:value="-0.38218531" calcext:value-type="float">
            <text:p>-0.38218531</text:p>
          </table:table-cell>
          <table:table-cell office:value-type="float" office:value="-0.9590726348" calcext:value-type="float">
            <text:p>-0.9590726348</text:p>
          </table:table-cell>
          <table:table-cell office:value-type="float" office:value="0.3892775455" calcext:value-type="float">
            <text:p>0.3892775455</text:p>
          </table:table-cell>
          <table:table-cell office:value-type="float" office:value="0.4780069269" calcext:value-type="float">
            <text:p>0.4780069269</text:p>
          </table:table-cell>
          <table:table-cell office:value-type="float" office:value="0.3271935533" calcext:value-type="float">
            <text:p>0.3271935533</text:p>
          </table:table-cell>
          <table:table-cell office:value-type="float" office:value="0.9921002677" calcext:value-type="float">
            <text:p>0.9921002677</text:p>
          </table:table-cell>
          <table:table-cell office:value-type="float" office:value="0.9335098193" calcext:value-type="float">
            <text:p>0.9335098193</text:p>
          </table:table-cell>
          <table:table-cell office:value-type="float" office:value="0.8091773383" calcext:value-type="float">
            <text:p>0.8091773383</text:p>
          </table:table-cell>
          <table:table-cell office:value-type="float" office:value="0.0916716751" calcext:value-type="float">
            <text:p>0.0916716751</text:p>
          </table:table-cell>
          <table:table-cell office:value-type="float" office:value="0.1718974603" calcext:value-type="float">
            <text:p>0.1718974603</text:p>
          </table:table-cell>
          <table:table-cell office:value-type="float" office:value="0.1157031679" calcext:value-type="float">
            <text:p>0.1157031679</text:p>
          </table:table-cell>
          <table:table-cell office:value-type="float" office:value="0.1942123764" calcext:value-type="float">
            <text:p>0.1942123764</text:p>
          </table:table-cell>
          <table:table-cell office:value-type="float" office:value="0.2657370612" calcext:value-type="float">
            <text:p>0.2657370612</text:p>
          </table:table-cell>
          <table:table-cell office:value-type="float" office:value="0.1796535776" calcext:value-type="float">
            <text:p>0.1796535776</text:p>
          </table:table-cell>
          <table:table-cell office:value-type="float" office:value="0.2558184449" calcext:value-type="float">
            <text:p>0.2558184449</text:p>
          </table:table-cell>
          <table:table-cell office:value-type="float" office:value="0.3187499921" calcext:value-type="float">
            <text:p>0.3187499921</text:p>
          </table:table-cell>
          <table:table-cell office:value-type="float" office:value="0.2190013863" calcext:value-type="float">
            <text:p>0.2190013863</text:p>
          </table:table-cell>
          <table:table-cell office:value-type="float" office:value="0.2558184449" calcext:value-type="float">
            <text:p>0.2558184449</text:p>
          </table:table-cell>
          <table:table-cell office:value-type="float" office:value="0.3187499921" calcext:value-type="float">
            <text:p>0.3187499921</text:p>
          </table:table-cell>
          <table:table-cell office:value-type="float" office:value="0.2190013863" calcext:value-type="float">
            <text:p>0.2190013863</text:p>
          </table:table-cell>
          <table:table-cell office:value-type="float" office:value="0.3252191531" calcext:value-type="float">
            <text:p>0.3252191531</text:p>
          </table:table-cell>
          <table:table-cell office:value-type="float" office:value="0.3988440603" calcext:value-type="float">
            <text:p>0.3988440603</text:p>
          </table:table-cell>
          <table:table-cell office:value-type="float" office:value="0.2733201099" calcext:value-type="float">
            <text:p>0.2733201099</text:p>
          </table:table-cell>
          <table:table-cell office:value-type="float" office:value="0.2842263482" calcext:value-type="float">
            <text:p>0.2842263482</text:p>
          </table:table-cell>
          <table:table-cell office:value-type="float" office:value="0.3634525452" calcext:value-type="float">
            <text:p>0.3634525452</text:p>
          </table:table-cell>
          <table:table-cell office:value-type="float" office:value="0.2502069677" calcext:value-type="float">
            <text:p>0.2502069677</text:p>
          </table:table-cell>
          <table:table-cell office:value-type="float" office:value="0.3173626414" calcext:value-type="float">
            <text:p>0.3173626414</text:p>
          </table:table-cell>
          <table:table-cell office:value-type="float" office:value="0.3981751626" calcext:value-type="float">
            <text:p>0.3981751626</text:p>
          </table:table-cell>
          <table:table-cell office:value-type="float" office:value="0.2737071462" calcext:value-type="float">
            <text:p>0.2737071462</text:p>
          </table:table-cell>
          <table:table-cell office:value-type="string" calcext:value-type="string">
            <text:p>nan</text:p>
          </table:table-cell>
          <table:table-cell office:value-type="float" office:value="-0.4008671943" calcext:value-type="float">
            <text:p>-0.4008671943</text:p>
          </table:table-cell>
          <table:table-cell office:value-type="float" office:value="-0.9610406294" calcext:value-type="float">
            <text:p>-0.9610406294</text:p>
          </table:table-cell>
        </table:table-row>
        <table:table-row table:style-name="ro1">
          <table:table-cell office:value-type="string" calcext:value-type="string">
            <text:p>Reticulitermes_flavipes</text:p>
          </table:table-cell>
          <table:table-cell office:value-type="float" office:value="18479" calcext:value-type="float">
            <text:p>18479</text:p>
          </table:table-cell>
          <table:table-cell office:value-type="float" office:value="642.244331403" calcext:value-type="float">
            <text:p>642.244331403</text:p>
          </table:table-cell>
          <table:table-cell office:value-type="float" office:value="610.84196992" calcext:value-type="float">
            <text:p>610.84196992</text:p>
          </table:table-cell>
          <table:table-cell office:value-type="float" office:value="0.4437829501" calcext:value-type="float">
            <text:p>0.4437829501</text:p>
          </table:table-cell>
          <table:table-cell office:value-type="float" office:value="0.047554294" calcext:value-type="float">
            <text:p>0.047554294</text:p>
          </table:table-cell>
          <table:table-cell office:value-type="float" office:value="0.4130930758" calcext:value-type="float">
            <text:p>0.4130930758</text:p>
          </table:table-cell>
          <table:table-cell office:value-type="float" office:value="0.0864761602" calcext:value-type="float">
            <text:p>0.0864761602</text:p>
          </table:table-cell>
          <table:table-cell office:value-type="float" office:value="0.3732276758" calcext:value-type="float">
            <text:p>0.3732276758</text:p>
          </table:table-cell>
          <table:table-cell office:value-type="float" office:value="0.0595247687" calcext:value-type="float">
            <text:p>0.0595247687</text:p>
          </table:table-cell>
          <table:table-cell office:value-type="float" office:value="0.0046640561" calcext:value-type="float">
            <text:p>0.0046640561</text:p>
          </table:table-cell>
          <table:table-cell office:value-type="float" office:value="0.0005532357" calcext:value-type="float">
            <text:p>0.0005532357</text:p>
          </table:table-cell>
          <table:table-cell office:value-type="float" office:value="0.0006397331" calcext:value-type="float">
            <text:p>0.0006397331</text:p>
          </table:table-cell>
          <table:table-cell office:value-type="float" office:value="0.0488752014" calcext:value-type="float">
            <text:p>0.0488752014</text:p>
          </table:table-cell>
          <table:table-cell office:value-type="float" office:value="0.0260593605" calcext:value-type="float">
            <text:p>0.0260593605</text:p>
          </table:table-cell>
          <table:table-cell office:value-type="float" office:value="0.0176357587" calcext:value-type="float">
            <text:p>0.0176357587</text:p>
          </table:table-cell>
          <table:table-cell office:value-type="float" office:value="0.3640928792" calcext:value-type="float">
            <text:p>0.3640928792</text:p>
          </table:table-cell>
          <table:table-cell office:value-type="float" office:value="0.4724361535" calcext:value-type="float">
            <text:p>0.4724361535</text:p>
          </table:table-cell>
          <table:table-cell office:value-type="float" office:value="0.3232036704" calcext:value-type="float">
            <text:p>0.3232036704</text:p>
          </table:table-cell>
          <table:table-cell office:value-type="float" office:value="0.3640928792" calcext:value-type="float">
            <text:p>0.3640928792</text:p>
          </table:table-cell>
          <table:table-cell office:value-type="float" office:value="0.4724361535" calcext:value-type="float">
            <text:p>0.4724361535</text:p>
          </table:table-cell>
          <table:table-cell office:value-type="float" office:value="0.3232036704" calcext:value-type="float">
            <text:p>0.3232036704</text:p>
          </table:table-cell>
          <table:table-cell office:value-type="float" office:value="0.3575346518" calcext:value-type="float">
            <text:p>0.3575346518</text:p>
          </table:table-cell>
          <table:table-cell office:value-type="float" office:value="0.4785130004" calcext:value-type="float">
            <text:p>0.4785130004</text:p>
          </table:table-cell>
          <table:table-cell office:value-type="float" office:value="0.3283798979" calcext:value-type="float">
            <text:p>0.3283798979</text:p>
          </table:table-cell>
          <table:table-cell office:value-type="float" office:value="0.3389748311" calcext:value-type="float">
            <text:p>0.3389748311</text:p>
          </table:table-cell>
          <table:table-cell office:value-type="float" office:value="0.4353310494" calcext:value-type="float">
            <text:p>0.4353310494</text:p>
          </table:table-cell>
          <table:table-cell office:value-type="float" office:value="0.2955813697" calcext:value-type="float">
            <text:p>0.2955813697</text:p>
          </table:table-cell>
          <table:table-cell office:value-type="float" office:value="0.3396729984" calcext:value-type="float">
            <text:p>0.3396729984</text:p>
          </table:table-cell>
          <table:table-cell office:value-type="float" office:value="0.4489952553" calcext:value-type="float">
            <text:p>0.4489952553</text:p>
          </table:table-cell>
          <table:table-cell office:value-type="float" office:value="0.3060166399" calcext:value-type="float">
            <text:p>0.3060166399</text:p>
          </table:table-cell>
          <table:table-cell office:value-type="string" calcext:value-type="string">
            <text:p>nan</text:p>
          </table:table-cell>
          <table:table-cell office:value-type="float" office:value="-0.4664165123" calcext:value-type="float">
            <text:p>-0.4664165123</text:p>
          </table:table-cell>
          <table:table-cell office:value-type="float" office:value="-0.8860176983" calcext:value-type="float">
            <text:p>-0.8860176983</text:p>
          </table:table-cell>
          <table:table-cell office:value-type="float" office:value="0.3453816397" calcext:value-type="float">
            <text:p>0.3453816397</text:p>
          </table:table-cell>
          <table:table-cell office:value-type="float" office:value="0.5307491587" calcext:value-type="float">
            <text:p>0.5307491587</text:p>
          </table:table-cell>
          <table:table-cell office:value-type="float" office:value="0.3702570329" calcext:value-type="float">
            <text:p>0.3702570329</text:p>
          </table:table-cell>
          <table:table-cell office:value-type="float" office:value="0.993242711" calcext:value-type="float">
            <text:p>0.993242711</text:p>
          </table:table-cell>
          <table:table-cell office:value-type="float" office:value="0.9803365472" calcext:value-type="float">
            <text:p>0.9803365472</text:p>
          </table:table-cell>
          <table:table-cell office:value-type="float" office:value="0.9010018227" calcext:value-type="float">
            <text:p>0.9010018227</text:p>
          </table:table-cell>
          <table:table-cell table:style-name="ce1" office:value-type="float" office:value="0.0000732" calcext:value-type="float">
            <text:p>7.32E-005</text:p>
          </table:table-cell>
          <table:table-cell office:value-type="float" office:value="-0.0103471806" calcext:value-type="float">
            <text:p>-0.0103471806</text:p>
          </table:table-cell>
          <table:table-cell office:value-type="float" office:value="-0.0071767479" calcext:value-type="float">
            <text:p>-0.0071767479</text:p>
          </table:table-cell>
          <table:table-cell office:value-type="float" office:value="0.0523040089" calcext:value-type="float">
            <text:p>0.0523040089</text:p>
          </table:table-cell>
          <table:table-cell office:value-type="float" office:value="0.0342095955" calcext:value-type="float">
            <text:p>0.0342095955</text:p>
          </table:table-cell>
          <table:table-cell office:value-type="float" office:value="0.0232033864" calcext:value-type="float">
            <text:p>0.0232033864</text:p>
          </table:table-cell>
          <table:table-cell office:value-type="float" office:value="0.3881537105" calcext:value-type="float">
            <text:p>0.3881537105</text:p>
          </table:table-cell>
          <table:table-cell office:value-type="float" office:value="0.5084345737" calcext:value-type="float">
            <text:p>0.5084345737</text:p>
          </table:table-cell>
          <table:table-cell office:value-type="float" office:value="0.3549981552" calcext:value-type="float">
            <text:p>0.3549981552</text:p>
          </table:table-cell>
          <table:table-cell office:value-type="float" office:value="0.3881537105" calcext:value-type="float">
            <text:p>0.3881537105</text:p>
          </table:table-cell>
          <table:table-cell office:value-type="float" office:value="0.5084345737" calcext:value-type="float">
            <text:p>0.5084345737</text:p>
          </table:table-cell>
          <table:table-cell office:value-type="float" office:value="0.3549981552" calcext:value-type="float">
            <text:p>0.3549981552</text:p>
          </table:table-cell>
          <table:table-cell office:value-type="float" office:value="0.3820200478" calcext:value-type="float">
            <text:p>0.3820200478</text:p>
          </table:table-cell>
          <table:table-cell office:value-type="float" office:value="0.5144091627" calcext:value-type="float">
            <text:p>0.5144091627</text:p>
          </table:table-cell>
          <table:table-cell office:value-type="float" office:value="0.3606622457" calcext:value-type="float">
            <text:p>0.3606622457</text:p>
          </table:table-cell>
          <table:table-cell office:value-type="float" office:value="0.358653635" calcext:value-type="float">
            <text:p>0.358653635</text:p>
          </table:table-cell>
          <table:table-cell office:value-type="float" office:value="0.4630809765" calcext:value-type="float">
            <text:p>0.4630809765</text:p>
          </table:table-cell>
          <table:table-cell office:value-type="float" office:value="0.3196397733" calcext:value-type="float">
            <text:p>0.3196397733</text:p>
          </table:table-cell>
          <table:table-cell office:value-type="float" office:value="0.3588276982" calcext:value-type="float">
            <text:p>0.3588276982</text:p>
          </table:table-cell>
          <table:table-cell office:value-type="float" office:value="0.4748821583" calcext:value-type="float">
            <text:p>0.4748821583</text:p>
          </table:table-cell>
          <table:table-cell office:value-type="float" office:value="0.3288847712" calcext:value-type="float">
            <text:p>0.3288847712</text:p>
          </table:table-cell>
          <table:table-cell office:value-type="string" calcext:value-type="string">
            <text:p>nan</text:p>
          </table:table-cell>
          <table:table-cell office:value-type="float" office:value="-0.4979334686" calcext:value-type="float">
            <text:p>-0.4979334686</text:p>
          </table:table-cell>
          <table:table-cell office:value-type="float" office:value="-0.8529943488" calcext:value-type="float">
            <text:p>-0.8529943488</text:p>
          </table:table-cell>
        </table:table-row>
        <table:table-row table:style-name="ro1">
          <table:table-cell office:value-type="string" calcext:value-type="string">
            <text:p>Reticulitermes_grassei</text:p>
          </table:table-cell>
          <table:table-cell office:value-type="float" office:value="19212" calcext:value-type="float">
            <text:p>19212</text:p>
          </table:table-cell>
          <table:table-cell office:value-type="float" office:value="790.40001041" calcext:value-type="float">
            <text:p>790.40001041</text:p>
          </table:table-cell>
          <table:table-cell office:value-type="float" office:value="797.619528463" calcext:value-type="float">
            <text:p>797.619528463</text:p>
          </table:table-cell>
          <table:table-cell office:value-type="float" office:value="0.4444662521" calcext:value-type="float">
            <text:p>0.4444662521</text:p>
          </table:table-cell>
          <table:table-cell office:value-type="float" office:value="0.0485157776" calcext:value-type="float">
            <text:p>0.0485157776</text:p>
          </table:table-cell>
          <table:table-cell office:value-type="float" office:value="0.4176387652" calcext:value-type="float">
            <text:p>0.4176387652</text:p>
          </table:table-cell>
          <table:table-cell office:value-type="float" office:value="0.0845912451" calcext:value-type="float">
            <text:p>0.0845912451</text:p>
          </table:table-cell>
          <table:table-cell office:value-type="float" office:value="0.3854126428" calcext:value-type="float">
            <text:p>0.3854126428</text:p>
          </table:table-cell>
          <table:table-cell office:value-type="float" office:value="0.0639566038" calcext:value-type="float">
            <text:p>0.0639566038</text:p>
          </table:table-cell>
          <table:table-cell office:value-type="float" office:value="0.0031972466" calcext:value-type="float">
            <text:p>0.0031972466</text:p>
          </table:table-cell>
          <table:table-cell office:value-type="float" office:value="-0.0202753844" calcext:value-type="float">
            <text:p>-0.0202753844</text:p>
          </table:table-cell>
          <table:table-cell office:value-type="float" office:value="-0.0133379872" calcext:value-type="float">
            <text:p>-0.0133379872</text:p>
          </table:table-cell>
          <table:table-cell office:value-type="float" office:value="0.0019557375" calcext:value-type="float">
            <text:p>0.0019557375</text:p>
          </table:table-cell>
          <table:table-cell office:value-type="float" office:value="-0.0256511641" calcext:value-type="float">
            <text:p>-0.0256511641</text:p>
          </table:table-cell>
          <table:table-cell office:value-type="float" office:value="-0.0171077321" calcext:value-type="float">
            <text:p>-0.0171077321</text:p>
          </table:table-cell>
          <table:table-cell office:value-type="float" office:value="0.1376000319" calcext:value-type="float">
            <text:p>0.1376000319</text:p>
          </table:table-cell>
          <table:table-cell office:value-type="float" office:value="0.2625157713" calcext:value-type="float">
            <text:p>0.2625157713</text:p>
          </table:table-cell>
          <table:table-cell office:value-type="float" office:value="0.1725364917" calcext:value-type="float">
            <text:p>0.1725364917</text:p>
          </table:table-cell>
          <table:table-cell office:value-type="float" office:value="0.1376000319" calcext:value-type="float">
            <text:p>0.1376000319</text:p>
          </table:table-cell>
          <table:table-cell office:value-type="float" office:value="0.2625157713" calcext:value-type="float">
            <text:p>0.2625157713</text:p>
          </table:table-cell>
          <table:table-cell office:value-type="float" office:value="0.1725364917" calcext:value-type="float">
            <text:p>0.1725364917</text:p>
          </table:table-cell>
          <table:table-cell office:value-type="float" office:value="0.1252358571" calcext:value-type="float">
            <text:p>0.1252358571</text:p>
          </table:table-cell>
          <table:table-cell office:value-type="float" office:value="0.268925581" calcext:value-type="float">
            <text:p>0.268925581</text:p>
          </table:table-cell>
          <table:table-cell office:value-type="float" office:value="0.1771928644" calcext:value-type="float">
            <text:p>0.1771928644</text:p>
          </table:table-cell>
          <table:table-cell office:value-type="float" office:value="0.1236627298" calcext:value-type="float">
            <text:p>0.1236627298</text:p>
          </table:table-cell>
          <table:table-cell office:value-type="float" office:value="0.2286667312" calcext:value-type="float">
            <text:p>0.2286667312</text:p>
          </table:table-cell>
          <table:table-cell office:value-type="float" office:value="0.1500779255" calcext:value-type="float">
            <text:p>0.1500779255</text:p>
          </table:table-cell>
          <table:table-cell office:value-type="float" office:value="0.1283205043" calcext:value-type="float">
            <text:p>0.1283205043</text:p>
          </table:table-cell>
          <table:table-cell office:value-type="float" office:value="0.250193048" calcext:value-type="float">
            <text:p>0.250193048</text:p>
          </table:table-cell>
          <table:table-cell office:value-type="float" office:value="0.1648659741" calcext:value-type="float">
            <text:p>0.1648659741</text:p>
          </table:table-cell>
          <table:table-cell office:value-type="string" calcext:value-type="string">
            <text:p>nan</text:p>
          </table:table-cell>
          <table:table-cell office:value-type="float" office:value="-0.2602417956" calcext:value-type="float">
            <text:p>-0.2602417956</text:p>
          </table:table-cell>
          <table:table-cell office:value-type="float" office:value="-0.8643115594" calcext:value-type="float">
            <text:p>-0.8643115594</text:p>
          </table:table-cell>
          <table:table-cell office:value-type="float" office:value="0.1154766571" calcext:value-type="float">
            <text:p>0.1154766571</text:p>
          </table:table-cell>
          <table:table-cell office:value-type="float" office:value="0.310418625" calcext:value-type="float">
            <text:p>0.310418625</text:p>
          </table:table-cell>
          <table:table-cell office:value-type="float" office:value="0.2053722675" calcext:value-type="float">
            <text:p>0.2053722675</text:p>
          </table:table-cell>
          <table:table-cell office:value-type="float" office:value="0.9954984183" calcext:value-type="float">
            <text:p>0.9954984183</text:p>
          </table:table-cell>
          <table:table-cell office:value-type="float" office:value="0.9759113001" calcext:value-type="float">
            <text:p>0.9759113001</text:p>
          </table:table-cell>
          <table:table-cell office:value-type="float" office:value="0.8885278157" calcext:value-type="float">
            <text:p>0.8885278157</text:p>
          </table:table-cell>
          <table:table-cell office:value-type="float" office:value="0.0183060403" calcext:value-type="float">
            <text:p>0.0183060403</text:p>
          </table:table-cell>
          <table:table-cell office:value-type="float" office:value="0.0065220093" calcext:value-type="float">
            <text:p>0.0065220093</text:p>
          </table:table-cell>
          <table:table-cell office:value-type="float" office:value="0.0043209898" calcext:value-type="float">
            <text:p>0.0043209898</text:p>
          </table:table-cell>
          <table:table-cell office:value-type="float" office:value="0.0062793472" calcext:value-type="float">
            <text:p>0.0062793472</text:p>
          </table:table-cell>
          <table:table-cell office:value-type="float" office:value="-0.0154820561" calcext:value-type="float">
            <text:p>-0.0154820561</text:p>
          </table:table-cell>
          <table:table-cell office:value-type="float" office:value="-0.0104878637" calcext:value-type="float">
            <text:p>-0.0104878637</text:p>
          </table:table-cell>
          <table:table-cell office:value-type="float" office:value="0.1646115998" calcext:value-type="float">
            <text:p>0.1646115998</text:p>
          </table:table-cell>
          <table:table-cell office:value-type="float" office:value="0.315203988" calcext:value-type="float">
            <text:p>0.315203988</text:p>
          </table:table-cell>
          <table:table-cell office:value-type="float" office:value="0.2105770703" calcext:value-type="float">
            <text:p>0.2105770703</text:p>
          </table:table-cell>
          <table:table-cell office:value-type="float" office:value="0.1646115998" calcext:value-type="float">
            <text:p>0.1646115998</text:p>
          </table:table-cell>
          <table:table-cell office:value-type="float" office:value="0.315203988" calcext:value-type="float">
            <text:p>0.315203988</text:p>
          </table:table-cell>
          <table:table-cell office:value-type="float" office:value="0.2105770703" calcext:value-type="float">
            <text:p>0.2105770703</text:p>
          </table:table-cell>
          <table:table-cell office:value-type="float" office:value="0.1509117254" calcext:value-type="float">
            <text:p>0.1509117254</text:p>
          </table:table-cell>
          <table:table-cell office:value-type="float" office:value="0.3190710891" calcext:value-type="float">
            <text:p>0.3190710891</text:p>
          </table:table-cell>
          <table:table-cell office:value-type="float" office:value="0.2138921144" calcext:value-type="float">
            <text:p>0.2138921144</text:p>
          </table:table-cell>
          <table:table-cell office:value-type="float" office:value="0.1482385462" calcext:value-type="float">
            <text:p>0.1482385462</text:p>
          </table:table-cell>
          <table:table-cell office:value-type="float" office:value="0.2739952141" calcext:value-type="float">
            <text:p>0.2739952141</text:p>
          </table:table-cell>
          <table:table-cell office:value-type="float" office:value="0.1821389846" calcext:value-type="float">
            <text:p>0.1821389846</text:p>
          </table:table-cell>
          <table:table-cell office:value-type="float" office:value="0.1524837111" calcext:value-type="float">
            <text:p>0.1524837111</text:p>
          </table:table-cell>
          <table:table-cell office:value-type="float" office:value="0.2936850241" calcext:value-type="float">
            <text:p>0.2936850241</text:p>
          </table:table-cell>
          <table:table-cell office:value-type="float" office:value="0.1960259956" calcext:value-type="float">
            <text:p>0.1960259956</text:p>
          </table:table-cell>
          <table:table-cell office:value-type="string" calcext:value-type="string">
            <text:p>nan</text:p>
          </table:table-cell>
          <table:table-cell office:value-type="float" office:value="-0.304678272" calcext:value-type="float">
            <text:p>-0.304678272</text:p>
          </table:table-cell>
          <table:table-cell office:value-type="float" office:value="-0.7751207738" calcext:value-type="float">
            <text:p>-0.7751207738</text:p>
          </table:table-cell>
        </table:table-row>
        <table:table-row table:style-name="ro1">
          <table:table-cell office:value-type="string" calcext:value-type="string">
            <text:p>Reticulitermes_lucifugus</text:p>
          </table:table-cell>
          <table:table-cell office:value-type="float" office:value="18613" calcext:value-type="float">
            <text:p>18613</text:p>
          </table:table-cell>
          <table:table-cell office:value-type="float" office:value="619.783001128" calcext:value-type="float">
            <text:p>619.783001128</text:p>
          </table:table-cell>
          <table:table-cell office:value-type="float" office:value="582.332293309" calcext:value-type="float">
            <text:p>582.332293309</text:p>
          </table:table-cell>
          <table:table-cell office:value-type="float" office:value="0.4436866431" calcext:value-type="float">
            <text:p>0.4436866431</text:p>
          </table:table-cell>
          <table:table-cell office:value-type="float" office:value="0.0471228945" calcext:value-type="float">
            <text:p>0.0471228945</text:p>
          </table:table-cell>
          <table:table-cell office:value-type="float" office:value="0.4146969842" calcext:value-type="float">
            <text:p>0.4146969842</text:p>
          </table:table-cell>
          <table:table-cell office:value-type="float" office:value="0.0850819092" calcext:value-type="float">
            <text:p>0.0850819092</text:p>
          </table:table-cell>
          <table:table-cell office:value-type="float" office:value="0.3681897638" calcext:value-type="float">
            <text:p>0.3681897638</text:p>
          </table:table-cell>
          <table:table-cell office:value-type="float" office:value="0.0576956042" calcext:value-type="float">
            <text:p>0.0576956042</text:p>
          </table:table-cell>
          <table:table-cell office:value-type="float" office:value="0.0015413715" calcext:value-type="float">
            <text:p>0.0015413715</text:p>
          </table:table-cell>
          <table:table-cell office:value-type="float" office:value="0.0003622147" calcext:value-type="float">
            <text:p>0.0003622147</text:p>
          </table:table-cell>
          <table:table-cell office:value-type="float" office:value="0.0006069114" calcext:value-type="float">
            <text:p>0.0006069114</text:p>
          </table:table-cell>
          <table:table-cell office:value-type="float" office:value="0.0409668379" calcext:value-type="float">
            <text:p>0.0409668379</text:p>
          </table:table-cell>
          <table:table-cell office:value-type="float" office:value="0.0190019781" calcext:value-type="float">
            <text:p>0.0190019781</text:p>
          </table:table-cell>
          <table:table-cell office:value-type="float" office:value="0.0129525235" calcext:value-type="float">
            <text:p>0.0129525235</text:p>
          </table:table-cell>
          <table:table-cell office:value-type="float" office:value="0.3654611929" calcext:value-type="float">
            <text:p>0.3654611929</text:p>
          </table:table-cell>
          <table:table-cell office:value-type="float" office:value="0.4731529934" calcext:value-type="float">
            <text:p>0.4731529934</text:p>
          </table:table-cell>
          <table:table-cell office:value-type="float" office:value="0.3237780285" calcext:value-type="float">
            <text:p>0.3237780285</text:p>
          </table:table-cell>
          <table:table-cell office:value-type="float" office:value="0.3654611929" calcext:value-type="float">
            <text:p>0.3654611929</text:p>
          </table:table-cell>
          <table:table-cell office:value-type="float" office:value="0.4731529934" calcext:value-type="float">
            <text:p>0.4731529934</text:p>
          </table:table-cell>
          <table:table-cell office:value-type="float" office:value="0.3237780285" calcext:value-type="float">
            <text:p>0.3237780285</text:p>
          </table:table-cell>
          <table:table-cell office:value-type="float" office:value="0.358896444" calcext:value-type="float">
            <text:p>0.358896444</text:p>
          </table:table-cell>
          <table:table-cell office:value-type="float" office:value="0.4823326248" calcext:value-type="float">
            <text:p>0.4823326248</text:p>
          </table:table-cell>
          <table:table-cell office:value-type="float" office:value="0.3314143584" calcext:value-type="float">
            <text:p>0.3314143584</text:p>
          </table:table-cell>
          <table:table-cell office:value-type="float" office:value="0.3381539052" calcext:value-type="float">
            <text:p>0.3381539052</text:p>
          </table:table-cell>
          <table:table-cell office:value-type="float" office:value="0.4334988818" calcext:value-type="float">
            <text:p>0.4334988818</text:p>
          </table:table-cell>
          <table:table-cell office:value-type="float" office:value="0.295095902" calcext:value-type="float">
            <text:p>0.295095902</text:p>
          </table:table-cell>
          <table:table-cell office:value-type="float" office:value="0.3408903713" calcext:value-type="float">
            <text:p>0.3408903713</text:p>
          </table:table-cell>
          <table:table-cell office:value-type="float" office:value="0.451067993" calcext:value-type="float">
            <text:p>0.451067993</text:p>
          </table:table-cell>
          <table:table-cell office:value-type="float" office:value="0.3090912225" calcext:value-type="float">
            <text:p>0.3090912225</text:p>
          </table:table-cell>
          <table:table-cell office:value-type="string" calcext:value-type="string">
            <text:p>nan</text:p>
          </table:table-cell>
          <table:table-cell office:value-type="float" office:value="-0.4725987417" calcext:value-type="float">
            <text:p>-0.4725987417</text:p>
          </table:table-cell>
          <table:table-cell office:value-type="float" office:value="-0.908582368" calcext:value-type="float">
            <text:p>-0.908582368</text:p>
          </table:table-cell>
          <table:table-cell office:value-type="float" office:value="0.3523622665" calcext:value-type="float">
            <text:p>0.3523622665</text:p>
          </table:table-cell>
          <table:table-cell office:value-type="float" office:value="0.5376939821" calcext:value-type="float">
            <text:p>0.5376939821</text:p>
          </table:table-cell>
          <table:table-cell office:value-type="float" office:value="0.3760431055" calcext:value-type="float">
            <text:p>0.3760431055</text:p>
          </table:table-cell>
          <table:table-cell office:value-type="float" office:value="0.9936217862" calcext:value-type="float">
            <text:p>0.9936217862</text:p>
          </table:table-cell>
          <table:table-cell office:value-type="float" office:value="0.9804203445" calcext:value-type="float">
            <text:p>0.9804203445</text:p>
          </table:table-cell>
          <table:table-cell office:value-type="float" office:value="0.8997029931" calcext:value-type="float">
            <text:p>0.8997029931</text:p>
          </table:table-cell>
          <table:table-cell office:value-type="float" office:value="-0.0126420221" calcext:value-type="float">
            <text:p>-0.0126420221</text:p>
          </table:table-cell>
          <table:table-cell office:value-type="float" office:value="-0.0271426452" calcext:value-type="float">
            <text:p>-0.0271426452</text:p>
          </table:table-cell>
          <table:table-cell office:value-type="float" office:value="-0.0181201471" calcext:value-type="float">
            <text:p>-0.0181201471</text:p>
          </table:table-cell>
          <table:table-cell office:value-type="float" office:value="0.0432439682" calcext:value-type="float">
            <text:p>0.0432439682</text:p>
          </table:table-cell>
          <table:table-cell office:value-type="float" office:value="0.0255223235" calcext:value-type="float">
            <text:p>0.0255223235</text:p>
          </table:table-cell>
          <table:table-cell office:value-type="float" office:value="0.017404053" calcext:value-type="float">
            <text:p>0.017404053</text:p>
          </table:table-cell>
          <table:table-cell office:value-type="float" office:value="0.3872394352" calcext:value-type="float">
            <text:p>0.3872394352</text:p>
          </table:table-cell>
          <table:table-cell office:value-type="float" office:value="0.5066591697" calcext:value-type="float">
            <text:p>0.5066591697</text:p>
          </table:table-cell>
          <table:table-cell office:value-type="float" office:value="0.3541109264" calcext:value-type="float">
            <text:p>0.3541109264</text:p>
          </table:table-cell>
          <table:table-cell office:value-type="float" office:value="0.3872394352" calcext:value-type="float">
            <text:p>0.3872394352</text:p>
          </table:table-cell>
          <table:table-cell office:value-type="float" office:value="0.5066591697" calcext:value-type="float">
            <text:p>0.5066591697</text:p>
          </table:table-cell>
          <table:table-cell office:value-type="float" office:value="0.3541109264" calcext:value-type="float">
            <text:p>0.3541109264</text:p>
          </table:table-cell>
          <table:table-cell office:value-type="float" office:value="0.3807171178" calcext:value-type="float">
            <text:p>0.3807171178</text:p>
          </table:table-cell>
          <table:table-cell office:value-type="float" office:value="0.5156766948" calcext:value-type="float">
            <text:p>0.5156766948</text:p>
          </table:table-cell>
          <table:table-cell office:value-type="float" office:value="0.3622200102" calcext:value-type="float">
            <text:p>0.3622200102</text:p>
          </table:table-cell>
          <table:table-cell office:value-type="float" office:value="0.3541666194" calcext:value-type="float">
            <text:p>0.3541666194</text:p>
          </table:table-cell>
          <table:table-cell office:value-type="float" office:value="0.4564244249" calcext:value-type="float">
            <text:p>0.4564244249</text:p>
          </table:table-cell>
          <table:table-cell office:value-type="float" office:value="0.3158220332" calcext:value-type="float">
            <text:p>0.3158220332</text:p>
          </table:table-cell>
          <table:table-cell office:value-type="float" office:value="0.355975054" calcext:value-type="float">
            <text:p>0.355975054</text:p>
          </table:table-cell>
          <table:table-cell office:value-type="float" office:value="0.4720203748" calcext:value-type="float">
            <text:p>0.4720203748</text:p>
          </table:table-cell>
          <table:table-cell office:value-type="float" office:value="0.3287025787" calcext:value-type="float">
            <text:p>0.3287025787</text:p>
          </table:table-cell>
          <table:table-cell office:value-type="string" calcext:value-type="string">
            <text:p>nan</text:p>
          </table:table-cell>
          <table:table-cell office:value-type="float" office:value="-0.5007539587" calcext:value-type="float">
            <text:p>-0.5007539587</text:p>
          </table:table-cell>
          <table:table-cell office:value-type="float" office:value="-0.9143556352" calcext:value-type="float">
            <text:p>-0.9143556352</text:p>
          </table:table-cell>
        </table:table-row>
        <table:table-row table:style-name="ro1">
          <table:table-cell office:value-type="string" calcext:value-type="string">
            <text:p>Sepia_officinalis</text:p>
          </table:table-cell>
          <table:table-cell office:value-type="float" office:value="12578" calcext:value-type="float">
            <text:p>12578</text:p>
          </table:table-cell>
          <table:table-cell office:value-type="float" office:value="783.90674193" calcext:value-type="float">
            <text:p>783.90674193</text:p>
          </table:table-cell>
          <table:table-cell office:value-type="float" office:value="683.071106981" calcext:value-type="float">
            <text:p>683.071106981</text:p>
          </table:table-cell>
          <table:table-cell office:value-type="float" office:value="0.4165761069" calcext:value-type="float">
            <text:p>0.4165761069</text:p>
          </table:table-cell>
          <table:table-cell office:value-type="float" office:value="0.0452742445" calcext:value-type="float">
            <text:p>0.0452742445</text:p>
          </table:table-cell>
          <table:table-cell office:value-type="float" office:value="0.3812813931" calcext:value-type="float">
            <text:p>0.3812813931</text:p>
          </table:table-cell>
          <table:table-cell office:value-type="float" office:value="0.0755405163" calcext:value-type="float">
            <text:p>0.0755405163</text:p>
          </table:table-cell>
          <table:table-cell office:value-type="float" office:value="0.3533445295" calcext:value-type="float">
            <text:p>0.3533445295</text:p>
          </table:table-cell>
          <table:table-cell office:value-type="float" office:value="0.0850833854" calcext:value-type="float">
            <text:p>0.0850833854</text:p>
          </table:table-cell>
          <table:table-cell office:value-type="float" office:value="-0.0070998944" calcext:value-type="float">
            <text:p>-0.0070998944</text:p>
          </table:table-cell>
          <table:table-cell office:value-type="float" office:value="-0.1042293747" calcext:value-type="float">
            <text:p>-0.1042293747</text:p>
          </table:table-cell>
          <table:table-cell office:value-type="float" office:value="-0.0740671297" calcext:value-type="float">
            <text:p>-0.0740671297</text:p>
          </table:table-cell>
          <table:table-cell office:value-type="float" office:value="0.0072494937" calcext:value-type="float">
            <text:p>0.0072494937</text:p>
          </table:table-cell>
          <table:table-cell office:value-type="float" office:value="-0.0332099962" calcext:value-type="float">
            <text:p>-0.0332099962</text:p>
          </table:table-cell>
          <table:table-cell office:value-type="float" office:value="-0.0221151529" calcext:value-type="float">
            <text:p>-0.0221151529</text:p>
          </table:table-cell>
          <table:table-cell office:value-type="float" office:value="-0.0740801531" calcext:value-type="float">
            <text:p>-0.0740801531</text:p>
          </table:table-cell>
          <table:table-cell office:value-type="float" office:value="0.0011410596" calcext:value-type="float">
            <text:p>0.0011410596</text:p>
          </table:table-cell>
          <table:table-cell office:value-type="float" office:value="0.0010293919" calcext:value-type="float">
            <text:p>0.0010293919</text:p>
          </table:table-cell>
          <table:table-cell office:value-type="float" office:value="-0.0740801531" calcext:value-type="float">
            <text:p>-0.0740801531</text:p>
          </table:table-cell>
          <table:table-cell office:value-type="float" office:value="0.0011410596" calcext:value-type="float">
            <text:p>0.0011410596</text:p>
          </table:table-cell>
          <table:table-cell office:value-type="float" office:value="0.0010293919" calcext:value-type="float">
            <text:p>0.0010293919</text:p>
          </table:table-cell>
          <table:table-cell office:value-type="string" calcext:value-type="string">
            <text:p>nan</text:p>
          </table:table-cell>
          <table:table-cell office:value-type="float" office:value="0.0220317821" calcext:value-type="float">
            <text:p>0.0220317821</text:p>
          </table:table-cell>
          <table:table-cell office:value-type="float" office:value="0.0155971033" calcext:value-type="float">
            <text:p>0.0155971033</text:p>
          </table:table-cell>
          <table:table-cell office:value-type="float" office:value="-0.0750458516" calcext:value-type="float">
            <text:p>-0.0750458516</text:p>
          </table:table-cell>
          <table:table-cell office:value-type="float" office:value="-0.0065265936" calcext:value-type="float">
            <text:p>-0.0065265936</text:p>
          </table:table-cell>
          <table:table-cell office:value-type="float" office:value="-0.0044935909" calcext:value-type="float">
            <text:p>-0.0044935909</text:p>
          </table:table-cell>
          <table:table-cell office:value-type="float" office:value="-0.0559849754" calcext:value-type="float">
            <text:p>-0.0559849754</text:p>
          </table:table-cell>
          <table:table-cell office:value-type="float" office:value="0.022649445" calcext:value-type="float">
            <text:p>0.022649445</text:p>
          </table:table-cell>
          <table:table-cell office:value-type="float" office:value="0.0153510123" calcext:value-type="float">
            <text:p>0.0153510123</text:p>
          </table:table-cell>
          <table:table-cell office:value-type="string" calcext:value-type="string">
            <text:p>nan</text:p>
          </table:table-cell>
          <table:table-cell office:value-type="float" office:value="-0.0410331831" calcext:value-type="float">
            <text:p>-0.0410331831</text:p>
          </table:table-cell>
          <table:table-cell office:value-type="float" office:value="-0.9004961649" calcext:value-type="float">
            <text:p>-0.9004961649</text:p>
          </table:table-cell>
          <table:table-cell office:value-type="float" office:value="-0.0346062464" calcext:value-type="float">
            <text:p>-0.0346062464</text:p>
          </table:table-cell>
          <table:table-cell office:value-type="float" office:value="0.06387167" calcext:value-type="float">
            <text:p>0.06387167</text:p>
          </table:table-cell>
          <table:table-cell office:value-type="float" office:value="0.044899949" calcext:value-type="float">
            <text:p>0.044899949</text:p>
          </table:table-cell>
          <table:table-cell office:value-type="float" office:value="0.9934086503" calcext:value-type="float">
            <text:p>0.9934086503</text:p>
          </table:table-cell>
          <table:table-cell office:value-type="float" office:value="0.9715058627" calcext:value-type="float">
            <text:p>0.9715058627</text:p>
          </table:table-cell>
          <table:table-cell office:value-type="float" office:value="0.884311593" calcext:value-type="float">
            <text:p>0.884311593</text:p>
          </table:table-cell>
          <table:table-cell office:value-type="float" office:value="0.098269038" calcext:value-type="float">
            <text:p>0.098269038</text:p>
          </table:table-cell>
          <table:table-cell office:value-type="float" office:value="0.0691090619" calcext:value-type="float">
            <text:p>0.0691090619</text:p>
          </table:table-cell>
          <table:table-cell office:value-type="float" office:value="0.0465568737" calcext:value-type="float">
            <text:p>0.0465568737</text:p>
          </table:table-cell>
          <table:table-cell office:value-type="float" office:value="0.0120959009" calcext:value-type="float">
            <text:p>0.0120959009</text:p>
          </table:table-cell>
          <table:table-cell office:value-type="float" office:value="-0.0099576902" calcext:value-type="float">
            <text:p>-0.0099576902</text:p>
          </table:table-cell>
          <table:table-cell office:value-type="float" office:value="-0.0065584135" calcext:value-type="float">
            <text:p>-0.0065584135</text:p>
          </table:table-cell>
          <table:table-cell office:value-type="float" office:value="-0.0548027186" calcext:value-type="float">
            <text:p>-0.0548027186</text:p>
          </table:table-cell>
          <table:table-cell office:value-type="float" office:value="0.0588868912" calcext:value-type="float">
            <text:p>0.0588868912</text:p>
          </table:table-cell>
          <table:table-cell office:value-type="float" office:value="0.0393456528" calcext:value-type="float">
            <text:p>0.0393456528</text:p>
          </table:table-cell>
          <table:table-cell office:value-type="float" office:value="-0.0548027186" calcext:value-type="float">
            <text:p>-0.0548027186</text:p>
          </table:table-cell>
          <table:table-cell office:value-type="float" office:value="0.0588868912" calcext:value-type="float">
            <text:p>0.0588868912</text:p>
          </table:table-cell>
          <table:table-cell office:value-type="float" office:value="0.0393456528" calcext:value-type="float">
            <text:p>0.0393456528</text:p>
          </table:table-cell>
          <table:table-cell office:value-type="string" calcext:value-type="string">
            <text:p>nan</text:p>
          </table:table-cell>
          <table:table-cell office:value-type="float" office:value="0.0705934956" calcext:value-type="float">
            <text:p>0.0705934956</text:p>
          </table:table-cell>
          <table:table-cell office:value-type="float" office:value="0.0480846078" calcext:value-type="float">
            <text:p>0.0480846078</text:p>
          </table:table-cell>
          <table:table-cell office:value-type="float" office:value="-0.0483492178" calcext:value-type="float">
            <text:p>-0.0483492178</text:p>
          </table:table-cell>
          <table:table-cell office:value-type="float" office:value="0.0600131976" calcext:value-type="float">
            <text:p>0.0600131976</text:p>
          </table:table-cell>
          <table:table-cell office:value-type="float" office:value="0.0397663567" calcext:value-type="float">
            <text:p>0.0397663567</text:p>
          </table:table-cell>
          <table:table-cell office:value-type="float" office:value="-0.0235510275" calcext:value-type="float">
            <text:p>-0.0235510275</text:p>
          </table:table-cell>
          <table:table-cell office:value-type="float" office:value="0.092531653" calcext:value-type="float">
            <text:p>0.092531653</text:p>
          </table:table-cell>
          <table:table-cell office:value-type="float" office:value="0.0628566802" calcext:value-type="float">
            <text:p>0.0628566802</text:p>
          </table:table-cell>
          <table:table-cell office:value-type="string" calcext:value-type="string">
            <text:p>nan</text:p>
          </table:table-cell>
          <table:table-cell office:value-type="float" office:value="-0.094236635" calcext:value-type="float">
            <text:p>-0.094236635</text:p>
          </table:table-cell>
          <table:table-cell office:value-type="float" office:value="-0.8277832277" calcext:value-type="float">
            <text:p>-0.8277832277</text:p>
          </table:table-cell>
        </table:table-row>
        <table:table-row table:style-name="ro1">
          <table:table-cell office:value-type="string" calcext:value-type="string">
            <text:p>Sepiella_japonica</text:p>
          </table:table-cell>
          <table:table-cell office:value-type="float" office:value="8015" calcext:value-type="float">
            <text:p>8015</text:p>
          </table:table-cell>
          <table:table-cell office:value-type="float" office:value="477.445290081" calcext:value-type="float">
            <text:p>477.445290081</text:p>
          </table:table-cell>
          <table:table-cell office:value-type="float" office:value="395.167932078" calcext:value-type="float">
            <text:p>395.167932078</text:p>
          </table:table-cell>
          <table:table-cell office:value-type="float" office:value="0.4178151321" calcext:value-type="float">
            <text:p>0.4178151321</text:p>
          </table:table-cell>
          <table:table-cell office:value-type="float" office:value="0.0435646557" calcext:value-type="float">
            <text:p>0.0435646557</text:p>
          </table:table-cell>
          <table:table-cell office:value-type="float" office:value="0.375708204" calcext:value-type="float">
            <text:p>0.375708204</text:p>
          </table:table-cell>
          <table:table-cell office:value-type="float" office:value="0.0768136028" calcext:value-type="float">
            <text:p>0.0768136028</text:p>
          </table:table-cell>
          <table:table-cell office:value-type="float" office:value="0.3397921207" calcext:value-type="float">
            <text:p>0.3397921207</text:p>
          </table:table-cell>
          <table:table-cell office:value-type="float" office:value="0.0794998364" calcext:value-type="float">
            <text:p>0.0794998364</text:p>
          </table:table-cell>
          <table:table-cell office:value-type="float" office:value="0.0033546196" calcext:value-type="float">
            <text:p>0.0033546196</text:p>
          </table:table-cell>
          <table:table-cell office:value-type="float" office:value="-0.0337550858" calcext:value-type="float">
            <text:p>-0.0337550858</text:p>
          </table:table-cell>
          <table:table-cell office:value-type="float" office:value="-0.0242138936" calcext:value-type="float">
            <text:p>-0.0242138936</text:p>
          </table:table-cell>
          <table:table-cell office:value-type="float" office:value="0.0666618804" calcext:value-type="float">
            <text:p>0.0666618804</text:p>
          </table:table-cell>
          <table:table-cell office:value-type="float" office:value="0.0600572496" calcext:value-type="float">
            <text:p>0.0600572496</text:p>
          </table:table-cell>
          <table:table-cell office:value-type="float" office:value="0.0404010639" calcext:value-type="float">
            <text:p>0.0404010639</text:p>
          </table:table-cell>
          <table:table-cell office:value-type="string" calcext:value-type="string">
            <text:p>nan</text:p>
          </table:table-cell>
          <table:table-cell office:value-type="float" office:value="0.4422791624" calcext:value-type="float">
            <text:p>0.4422791624</text:p>
          </table:table-cell>
          <table:table-cell office:value-type="float" office:value="0.3025257951" calcext:value-type="float">
            <text:p>0.3025257951</text:p>
          </table:table-cell>
          <table:table-cell office:value-type="string" calcext:value-type="string">
            <text:p>nan</text:p>
          </table:table-cell>
          <table:table-cell office:value-type="float" office:value="0.4422791624" calcext:value-type="float">
            <text:p>0.4422791624</text:p>
          </table:table-cell>
          <table:table-cell office:value-type="float" office:value="0.3025257951" calcext:value-type="float">
            <text:p>0.3025257951</text:p>
          </table:table-cell>
          <table:table-cell office:value-type="string" calcext:value-type="string">
            <text:p>nan</text:p>
          </table:table-cell>
          <table:table-cell office:value-type="float" office:value="0.4669283934" calcext:value-type="float">
            <text:p>0.4669283934</text:p>
          </table:table-cell>
          <table:table-cell office:value-type="float" office:value="0.3214704324" calcext:value-type="float">
            <text:p>0.3214704324</text:p>
          </table:table-cell>
          <table:table-cell office:value-type="float" office:value="0.3246884013" calcext:value-type="float">
            <text:p>0.3246884013</text:p>
          </table:table-cell>
          <table:table-cell office:value-type="float" office:value="0.400654832" calcext:value-type="float">
            <text:p>0.400654832</text:p>
          </table:table-cell>
          <table:table-cell office:value-type="float" office:value="0.2705269776" calcext:value-type="float">
            <text:p>0.2705269776</text:p>
          </table:table-cell>
          <table:table-cell office:value-type="float" office:value="0.3488571694" calcext:value-type="float">
            <text:p>0.3488571694</text:p>
          </table:table-cell>
          <table:table-cell office:value-type="float" office:value="0.4206014334" calcext:value-type="float">
            <text:p>0.4206014334</text:p>
          </table:table-cell>
          <table:table-cell office:value-type="float" office:value="0.2855924528" calcext:value-type="float">
            <text:p>0.2855924528</text:p>
          </table:table-cell>
          <table:table-cell office:value-type="string" calcext:value-type="string">
            <text:p>nan</text:p>
          </table:table-cell>
          <table:table-cell office:value-type="float" office:value="-0.4823837833" calcext:value-type="float">
            <text:p>-0.4823837833</text:p>
          </table:table-cell>
          <table:table-cell office:value-type="float" office:value="-0.9674686998" calcext:value-type="float">
            <text:p>-0.9674686998</text:p>
          </table:table-cell>
          <table:table-cell office:value-type="float" office:value="0.3921388251" calcext:value-type="float">
            <text:p>0.3921388251</text:p>
          </table:table-cell>
          <table:table-cell office:value-type="float" office:value="0.5643922175" calcext:value-type="float">
            <text:p>0.5643922175</text:p>
          </table:table-cell>
          <table:table-cell office:value-type="float" office:value="0.402412992" calcext:value-type="float">
            <text:p>0.402412992</text:p>
          </table:table-cell>
          <table:table-cell office:value-type="float" office:value="0.9930194604" calcext:value-type="float">
            <text:p>0.9930194604</text:p>
          </table:table-cell>
          <table:table-cell office:value-type="float" office:value="0.9861527555" calcext:value-type="float">
            <text:p>0.9861527555</text:p>
          </table:table-cell>
          <table:table-cell office:value-type="float" office:value="0.9253489592" calcext:value-type="float">
            <text:p>0.9253489592</text:p>
          </table:table-cell>
          <table:table-cell office:value-type="float" office:value="0.100532108" calcext:value-type="float">
            <text:p>0.100532108</text:p>
          </table:table-cell>
          <table:table-cell office:value-type="float" office:value="0.0890213848" calcext:value-type="float">
            <text:p>0.0890213848</text:p>
          </table:table-cell>
          <table:table-cell office:value-type="float" office:value="0.0612755156" calcext:value-type="float">
            <text:p>0.0612755156</text:p>
          </table:table-cell>
          <table:table-cell office:value-type="float" office:value="0.0570101698" calcext:value-type="float">
            <text:p>0.0570101698</text:p>
          </table:table-cell>
          <table:table-cell office:value-type="float" office:value="0.0539598177" calcext:value-type="float">
            <text:p>0.0539598177</text:p>
          </table:table-cell>
          <table:table-cell office:value-type="float" office:value="0.0371333273" calcext:value-type="float">
            <text:p>0.0371333273</text:p>
          </table:table-cell>
          <table:table-cell office:value-type="string" calcext:value-type="string">
            <text:p>nan</text:p>
          </table:table-cell>
          <table:table-cell office:value-type="float" office:value="0.4673954268" calcext:value-type="float">
            <text:p>0.4673954268</text:p>
          </table:table-cell>
          <table:table-cell office:value-type="float" office:value="0.3196006911" calcext:value-type="float">
            <text:p>0.3196006911</text:p>
          </table:table-cell>
          <table:table-cell office:value-type="string" calcext:value-type="string">
            <text:p>nan</text:p>
          </table:table-cell>
          <table:table-cell office:value-type="float" office:value="0.4673954268" calcext:value-type="float">
            <text:p>0.4673954268</text:p>
          </table:table-cell>
          <table:table-cell office:value-type="float" office:value="0.3196006911" calcext:value-type="float">
            <text:p>0.3196006911</text:p>
          </table:table-cell>
          <table:table-cell office:value-type="string" calcext:value-type="string">
            <text:p>nan</text:p>
          </table:table-cell>
          <table:table-cell office:value-type="float" office:value="0.4909348707" calcext:value-type="float">
            <text:p>0.4909348707</text:p>
          </table:table-cell>
          <table:table-cell office:value-type="float" office:value="0.3394670507" calcext:value-type="float">
            <text:p>0.3394670507</text:p>
          </table:table-cell>
          <table:table-cell office:value-type="float" office:value="0.3502716177" calcext:value-type="float">
            <text:p>0.3502716177</text:p>
          </table:table-cell>
          <table:table-cell office:value-type="float" office:value="0.4390230623" calcext:value-type="float">
            <text:p>0.4390230623</text:p>
          </table:table-cell>
          <table:table-cell office:value-type="float" office:value="0.3058948294" calcext:value-type="float">
            <text:p>0.3058948294</text:p>
          </table:table-cell>
          <table:table-cell office:value-type="float" office:value="0.3840860897" calcext:value-type="float">
            <text:p>0.3840860897</text:p>
          </table:table-cell>
          <table:table-cell office:value-type="float" office:value="0.4652954403" calcext:value-type="float">
            <text:p>0.4652954403</text:p>
          </table:table-cell>
          <table:table-cell office:value-type="float" office:value="0.3267845608" calcext:value-type="float">
            <text:p>0.3267845608</text:p>
          </table:table-cell>
          <table:table-cell office:value-type="string" calcext:value-type="string">
            <text:p>nan</text:p>
          </table:table-cell>
          <table:table-cell office:value-type="float" office:value="-0.5027804953" calcext:value-type="float">
            <text:p>-0.5027804953</text:p>
          </table:table-cell>
          <table:table-cell office:value-type="float" office:value="-0.8891900024" calcext:value-type="float">
            <text:p>-0.8891900024</text:p>
          </table:table-cell>
        </table:table-row>
        <table:table-row table:style-name="ro1">
          <table:table-cell office:value-type="string" calcext:value-type="string">
            <text:p>Thymelicus_lineola</text:p>
          </table:table-cell>
          <table:table-cell office:value-type="float" office:value="19065" calcext:value-type="float">
            <text:p>19065</text:p>
          </table:table-cell>
          <table:table-cell office:value-type="float" office:value="863.491214267" calcext:value-type="float">
            <text:p>863.491214267</text:p>
          </table:table-cell>
          <table:table-cell office:value-type="float" office:value="736.440737046" calcext:value-type="float">
            <text:p>736.440737046</text:p>
          </table:table-cell>
          <table:table-cell office:value-type="float" office:value="0.4732051788" calcext:value-type="float">
            <text:p>0.4732051788</text:p>
          </table:table-cell>
          <table:table-cell office:value-type="float" office:value="0.0887933166" calcext:value-type="float">
            <text:p>0.0887933166</text:p>
          </table:table-cell>
          <table:table-cell office:value-type="float" office:value="0.5143974654" calcext:value-type="float">
            <text:p>0.5143974654</text:p>
          </table:table-cell>
          <table:table-cell office:value-type="float" office:value="0.1731579639" calcext:value-type="float">
            <text:p>0.1731579639</text:p>
          </table:table-cell>
          <table:table-cell office:value-type="float" office:value="0.344908249" calcext:value-type="float">
            <text:p>0.344908249</text:p>
          </table:table-cell>
          <table:table-cell office:value-type="float" office:value="0.089403597" calcext:value-type="float">
            <text:p>0.089403597</text:p>
          </table:table-cell>
          <table:table-cell office:value-type="float" office:value="-0.002652001" calcext:value-type="float">
            <text:p>-0.002652001</text:p>
          </table:table-cell>
          <table:table-cell office:value-type="float" office:value="-0.072589407" calcext:value-type="float">
            <text:p>-0.072589407</text:p>
          </table:table-cell>
          <table:table-cell office:value-type="float" office:value="-0.0487395365" calcext:value-type="float">
            <text:p>-0.0487395365</text:p>
          </table:table-cell>
          <table:table-cell office:value-type="float" office:value="0.0613631665" calcext:value-type="float">
            <text:p>0.0613631665</text:p>
          </table:table-cell>
          <table:table-cell office:value-type="float" office:value="0.010752095" calcext:value-type="float">
            <text:p>0.010752095</text:p>
          </table:table-cell>
          <table:table-cell office:value-type="float" office:value="0.0070912033" calcext:value-type="float">
            <text:p>0.0070912033</text:p>
          </table:table-cell>
          <table:table-cell office:value-type="string" calcext:value-type="string">
            <text:p>nan</text:p>
          </table:table-cell>
          <table:table-cell office:value-type="float" office:value="-0.0014256049" calcext:value-type="float">
            <text:p>-0.0014256049</text:p>
          </table:table-cell>
          <table:table-cell office:value-type="float" office:value="-0.0005309381" calcext:value-type="float">
            <text:p>-0.0005309381</text:p>
          </table:table-cell>
          <table:table-cell office:value-type="string" calcext:value-type="string">
            <text:p>nan</text:p>
          </table:table-cell>
          <table:table-cell office:value-type="float" office:value="-0.0014256049" calcext:value-type="float">
            <text:p>-0.0014256049</text:p>
          </table:table-cell>
          <table:table-cell office:value-type="float" office:value="-0.0005309381" calcext:value-type="float">
            <text:p>-0.0005309381</text:p>
          </table:table-cell>
          <table:table-cell office:value-type="string" calcext:value-type="string">
            <text:p>nan</text:p>
          </table:table-cell>
          <table:table-cell office:value-type="float" office:value="0.0181877073" calcext:value-type="float">
            <text:p>0.0181877073</text:p>
          </table:table-cell>
          <table:table-cell office:value-type="float" office:value="0.0122439697" calcext:value-type="float">
            <text:p>0.0122439697</text:p>
          </table:table-cell>
          <table:table-cell office:value-type="float" office:value="0.0061524551" calcext:value-type="float">
            <text:p>0.0061524551</text:p>
          </table:table-cell>
          <table:table-cell office:value-type="float" office:value="0.0035334931" calcext:value-type="float">
            <text:p>0.0035334931</text:p>
          </table:table-cell>
          <table:table-cell office:value-type="float" office:value="0.0023179337" calcext:value-type="float">
            <text:p>0.0023179337</text:p>
          </table:table-cell>
          <table:table-cell office:value-type="float" office:value="-0.0018223739" calcext:value-type="float">
            <text:p>-0.0018223739</text:p>
          </table:table-cell>
          <table:table-cell office:value-type="float" office:value="0.0157818281" calcext:value-type="float">
            <text:p>0.0157818281</text:p>
          </table:table-cell>
          <table:table-cell office:value-type="float" office:value="0.0098309241" calcext:value-type="float">
            <text:p>0.0098309241</text:p>
          </table:table-cell>
          <table:table-cell office:value-type="string" calcext:value-type="string">
            <text:p>nan</text:p>
          </table:table-cell>
          <table:table-cell office:value-type="float" office:value="-0.0370560683" calcext:value-type="float">
            <text:p>-0.0370560683</text:p>
          </table:table-cell>
          <table:table-cell office:value-type="float" office:value="-0.7289554666" calcext:value-type="float">
            <text:p>-0.7289554666</text:p>
          </table:table-cell>
          <table:table-cell office:value-type="float" office:value="0.0025714377" calcext:value-type="float">
            <text:p>0.0025714377</text:p>
          </table:table-cell>
          <table:table-cell office:value-type="float" office:value="0.0722117383" calcext:value-type="float">
            <text:p>0.0722117383</text:p>
          </table:table-cell>
          <table:table-cell office:value-type="float" office:value="0.0468553034" calcext:value-type="float">
            <text:p>0.0468553034</text:p>
          </table:table-cell>
          <table:table-cell office:value-type="float" office:value="0.986969859" calcext:value-type="float">
            <text:p>0.986969859</text:p>
          </table:table-cell>
          <table:table-cell office:value-type="float" office:value="0.9508561592" calcext:value-type="float">
            <text:p>0.9508561592</text:p>
          </table:table-cell>
          <table:table-cell office:value-type="float" office:value="0.830022887" calcext:value-type="float">
            <text:p>0.830022887</text:p>
          </table:table-cell>
          <table:table-cell office:value-type="float" office:value="0.0787225868" calcext:value-type="float">
            <text:p>0.0787225868</text:p>
          </table:table-cell>
          <table:table-cell office:value-type="float" office:value="0.0929857208" calcext:value-type="float">
            <text:p>0.0929857208</text:p>
          </table:table-cell>
          <table:table-cell office:value-type="float" office:value="0.0624787156" calcext:value-type="float">
            <text:p>0.0624787156</text:p>
          </table:table-cell>
          <table:table-cell office:value-type="float" office:value="0.1283212972" calcext:value-type="float">
            <text:p>0.1283212972</text:p>
          </table:table-cell>
          <table:table-cell office:value-type="float" office:value="0.1428713937" calcext:value-type="float">
            <text:p>0.1428713937</text:p>
          </table:table-cell>
          <table:table-cell office:value-type="float" office:value="0.095305309" calcext:value-type="float">
            <text:p>0.095305309</text:p>
          </table:table-cell>
          <table:table-cell office:value-type="string" calcext:value-type="string">
            <text:p>nan</text:p>
          </table:table-cell>
          <table:table-cell office:value-type="float" office:value="0.0642610606" calcext:value-type="float">
            <text:p>0.0642610606</text:p>
          </table:table-cell>
          <table:table-cell office:value-type="float" office:value="0.0445097456" calcext:value-type="float">
            <text:p>0.0445097456</text:p>
          </table:table-cell>
          <table:table-cell office:value-type="string" calcext:value-type="string">
            <text:p>nan</text:p>
          </table:table-cell>
          <table:table-cell office:value-type="float" office:value="0.0642610606" calcext:value-type="float">
            <text:p>0.0642610606</text:p>
          </table:table-cell>
          <table:table-cell office:value-type="float" office:value="0.0445097456" calcext:value-type="float">
            <text:p>0.0445097456</text:p>
          </table:table-cell>
          <table:table-cell office:value-type="string" calcext:value-type="string">
            <text:p>nan</text:p>
          </table:table-cell>
          <table:table-cell office:value-type="float" office:value="0.0592884085" calcext:value-type="float">
            <text:p>0.0592884085</text:p>
          </table:table-cell>
          <table:table-cell office:value-type="float" office:value="-0.2586151913" calcext:value-type="float">
            <text:p>-0.2586151913</text:p>
          </table:table-cell>
          <table:table-cell office:value-type="float" office:value="0.0417875421" calcext:value-type="float">
            <text:p>0.0417875421</text:p>
          </table:table-cell>
          <table:table-cell office:value-type="float" office:value="0.0672884865" calcext:value-type="float">
            <text:p>0.0672884865</text:p>
          </table:table-cell>
          <table:table-cell office:value-type="float" office:value="0.044410644" calcext:value-type="float">
            <text:p>0.044410644</text:p>
          </table:table-cell>
          <table:table-cell office:value-type="float" office:value="0.0343346837" calcext:value-type="float">
            <text:p>0.0343346837</text:p>
          </table:table-cell>
          <table:table-cell office:value-type="float" office:value="0.0745153039" calcext:value-type="float">
            <text:p>0.0745153039</text:p>
          </table:table-cell>
          <table:table-cell office:value-type="float" office:value="0.0484649945" calcext:value-type="float">
            <text:p>0.0484649945</text:p>
          </table:table-cell>
          <table:table-cell office:value-type="string" calcext:value-type="string">
            <text:p>nan</text:p>
          </table:table-cell>
          <table:table-cell office:value-type="float" office:value="-0.0854858523" calcext:value-type="float">
            <text:p>-0.0854858523</text:p>
          </table:table-cell>
          <table:table-cell office:value-type="float" office:value="-0.8006185174" calcext:value-type="float">
            <text:p>-0.8006185174</text:p>
          </table:table-cell>
        </table:table-row>
        <table:table-row table:style-name="ro1">
          <table:table-cell office:value-type="string" calcext:value-type="string">
            <text:p>Thymelicus_sylvestris</text:p>
          </table:table-cell>
          <table:table-cell office:value-type="float" office:value="18911" calcext:value-type="float">
            <text:p>18911</text:p>
          </table:table-cell>
          <table:table-cell office:value-type="float" office:value="870.253344614" calcext:value-type="float">
            <text:p>870.253344614</text:p>
          </table:table-cell>
          <table:table-cell office:value-type="float" office:value="761.976746338" calcext:value-type="float">
            <text:p>761.976746338</text:p>
          </table:table-cell>
          <table:table-cell office:value-type="float" office:value="0.4738580101" calcext:value-type="float">
            <text:p>0.4738580101</text:p>
          </table:table-cell>
          <table:table-cell office:value-type="float" office:value="0.0900728212" calcext:value-type="float">
            <text:p>0.0900728212</text:p>
          </table:table-cell>
          <table:table-cell office:value-type="float" office:value="0.5188689365" calcext:value-type="float">
            <text:p>0.5188689365</text:p>
          </table:table-cell>
          <table:table-cell office:value-type="float" office:value="0.1764426643" calcext:value-type="float">
            <text:p>0.1764426643</text:p>
          </table:table-cell>
          <table:table-cell office:value-type="float" office:value="0.3424933435" calcext:value-type="float">
            <text:p>0.3424933435</text:p>
          </table:table-cell>
          <table:table-cell office:value-type="float" office:value="0.0891072365" calcext:value-type="float">
            <text:p>0.0891072365</text:p>
          </table:table-cell>
          <table:table-cell office:value-type="float" office:value="0.0017994571" calcext:value-type="float">
            <text:p>0.0017994571</text:p>
          </table:table-cell>
          <table:table-cell office:value-type="float" office:value="-0.0323218637" calcext:value-type="float">
            <text:p>-0.0323218637</text:p>
          </table:table-cell>
          <table:table-cell office:value-type="float" office:value="-0.02020335" calcext:value-type="float">
            <text:p>-0.02020335</text:p>
          </table:table-cell>
          <table:table-cell office:value-type="float" office:value="0.0316301346" calcext:value-type="float">
            <text:p>0.0316301346</text:p>
          </table:table-cell>
          <table:table-cell office:value-type="float" office:value="0.0084081281" calcext:value-type="float">
            <text:p>0.0084081281</text:p>
          </table:table-cell>
          <table:table-cell office:value-type="float" office:value="0.0058250551" calcext:value-type="float">
            <text:p>0.0058250551</text:p>
          </table:table-cell>
          <table:table-cell office:value-type="string" calcext:value-type="string">
            <text:p>nan</text:p>
          </table:table-cell>
          <table:table-cell office:value-type="float" office:value="-0.0075735726" calcext:value-type="float">
            <text:p>-0.0075735726</text:p>
          </table:table-cell>
          <table:table-cell office:value-type="float" office:value="-0.0044594992" calcext:value-type="float">
            <text:p>-0.0044594992</text:p>
          </table:table-cell>
          <table:table-cell office:value-type="string" calcext:value-type="string">
            <text:p>nan</text:p>
          </table:table-cell>
          <table:table-cell office:value-type="float" office:value="-0.0075735726" calcext:value-type="float">
            <text:p>-0.0075735726</text:p>
          </table:table-cell>
          <table:table-cell office:value-type="float" office:value="-0.0044594992" calcext:value-type="float">
            <text:p>-0.0044594992</text:p>
          </table:table-cell>
          <table:table-cell office:value-type="string" calcext:value-type="string">
            <text:p>nan</text:p>
          </table:table-cell>
          <table:table-cell office:value-type="float" office:value="-0.0102640366" calcext:value-type="float">
            <text:p>-0.0102640366</text:p>
          </table:table-cell>
          <table:table-cell office:value-type="float" office:value="-0.0100350008" calcext:value-type="float">
            <text:p>-0.0100350008</text:p>
          </table:table-cell>
          <table:table-cell office:value-type="float" office:value="0.0021975543" calcext:value-type="float">
            <text:p>0.0021975543</text:p>
          </table:table-cell>
          <table:table-cell office:value-type="float" office:value="-0.0133371531" calcext:value-type="float">
            <text:p>-0.0133371531</text:p>
          </table:table-cell>
          <table:table-cell office:value-type="float" office:value="-0.0083834445" calcext:value-type="float">
            <text:p>-0.0083834445</text:p>
          </table:table-cell>
          <table:table-cell office:value-type="float" office:value="-0.0115048004" calcext:value-type="float">
            <text:p>-0.0115048004</text:p>
          </table:table-cell>
          <table:table-cell office:value-type="float" office:value="-0.0177457319" calcext:value-type="float">
            <text:p>-0.0177457319</text:p>
          </table:table-cell>
          <table:table-cell office:value-type="float" office:value="-0.0120967539" calcext:value-type="float">
            <text:p>-0.0120967539</text:p>
          </table:table-cell>
          <table:table-cell office:value-type="string" calcext:value-type="string">
            <text:p>nan</text:p>
          </table:table-cell>
          <table:table-cell office:value-type="float" office:value="-0.0053785172" calcext:value-type="float">
            <text:p>-0.0053785172</text:p>
          </table:table-cell>
          <table:table-cell office:value-type="float" office:value="-0.7270732186" calcext:value-type="float">
            <text:p>-0.7270732186</text:p>
          </table:table-cell>
          <table:table-cell office:value-type="float" office:value="-0.0279066293" calcext:value-type="float">
            <text:p>-0.0279066293</text:p>
          </table:table-cell>
          <table:table-cell office:value-type="float" office:value="0.0365839312" calcext:value-type="float">
            <text:p>0.0365839312</text:p>
          </table:table-cell>
          <table:table-cell office:value-type="float" office:value="0.0239762759" calcext:value-type="float">
            <text:p>0.0239762759</text:p>
          </table:table-cell>
          <table:table-cell office:value-type="float" office:value="0.9894651765" calcext:value-type="float">
            <text:p>0.9894651765</text:p>
          </table:table-cell>
          <table:table-cell office:value-type="float" office:value="0.9699796796" calcext:value-type="float">
            <text:p>0.9699796796</text:p>
          </table:table-cell>
          <table:table-cell office:value-type="float" office:value="0.8664920077" calcext:value-type="float">
            <text:p>0.8664920077</text:p>
          </table:table-cell>
          <table:table-cell office:value-type="float" office:value="0.0280956182" calcext:value-type="float">
            <text:p>0.0280956182</text:p>
          </table:table-cell>
          <table:table-cell office:value-type="float" office:value="0.0228013082" calcext:value-type="float">
            <text:p>0.0228013082</text:p>
          </table:table-cell>
          <table:table-cell office:value-type="float" office:value="0.0157644338" calcext:value-type="float">
            <text:p>0.0157644338</text:p>
          </table:table-cell>
          <table:table-cell office:value-type="float" office:value="0.0616875526" calcext:value-type="float">
            <text:p>0.0616875526</text:p>
          </table:table-cell>
          <table:table-cell office:value-type="float" office:value="0.0658736598" calcext:value-type="float">
            <text:p>0.0658736598</text:p>
          </table:table-cell>
          <table:table-cell office:value-type="float" office:value="0.0436243805" calcext:value-type="float">
            <text:p>0.0436243805</text:p>
          </table:table-cell>
          <table:table-cell office:value-type="string" calcext:value-type="string">
            <text:p>nan</text:p>
          </table:table-cell>
          <table:table-cell office:value-type="float" office:value="0.063175892" calcext:value-type="float">
            <text:p>0.063175892</text:p>
          </table:table-cell>
          <table:table-cell office:value-type="float" office:value="0.0411999864" calcext:value-type="float">
            <text:p>0.0411999864</text:p>
          </table:table-cell>
          <table:table-cell office:value-type="string" calcext:value-type="string">
            <text:p>nan</text:p>
          </table:table-cell>
          <table:table-cell office:value-type="float" office:value="0.063175892" calcext:value-type="float">
            <text:p>0.063175892</text:p>
          </table:table-cell>
          <table:table-cell office:value-type="float" office:value="0.0411999864" calcext:value-type="float">
            <text:p>0.0411999864</text:p>
          </table:table-cell>
          <table:table-cell office:value-type="string" calcext:value-type="string">
            <text:p>nan</text:p>
          </table:table-cell>
          <table:table-cell office:value-type="float" office:value="0.0402129491" calcext:value-type="float">
            <text:p>0.0402129491</text:p>
          </table:table-cell>
          <table:table-cell office:value-type="float" office:value="-0.0287683629" calcext:value-type="float">
            <text:p>-0.0287683629</text:p>
          </table:table-cell>
          <table:table-cell office:value-type="float" office:value="0.0434265141" calcext:value-type="float">
            <text:p>0.0434265141</text:p>
          </table:table-cell>
          <table:table-cell office:value-type="float" office:value="0.0496954714" calcext:value-type="float">
            <text:p>0.0496954714</text:p>
          </table:table-cell>
          <table:table-cell office:value-type="float" office:value="0.032983041" calcext:value-type="float">
            <text:p>0.032983041</text:p>
          </table:table-cell>
          <table:table-cell office:value-type="float" office:value="0.0242093526" calcext:value-type="float">
            <text:p>0.0242093526</text:p>
          </table:table-cell>
          <table:table-cell office:value-type="float" office:value="0.0348418838" calcext:value-type="float">
            <text:p>0.0348418838</text:p>
          </table:table-cell>
          <table:table-cell office:value-type="float" office:value="0.0223410878" calcext:value-type="float">
            <text:p>0.0223410878</text:p>
          </table:table-cell>
          <table:table-cell office:value-type="string" calcext:value-type="string">
            <text:p>nan</text:p>
          </table:table-cell>
          <table:table-cell office:value-type="float" office:value="-0.0548800748" calcext:value-type="float">
            <text:p>-0.0548800748</text:p>
          </table:table-cell>
          <table:table-cell office:value-type="float" office:value="-0.7880220505" calcext:value-type="float">
            <text:p>-0.7880220505</text:p>
          </table:table-cell>
        </table:table-row>
        <table:table-row table:style-name="ro1">
          <table:table-cell office:value-type="string" calcext:value-type="string">
            <text:p>Trachemys_scripta</text:p>
          </table:table-cell>
          <table:table-cell office:value-type="float" office:value="6812" calcext:value-type="float">
            <text:p>6812</text:p>
          </table:table-cell>
          <table:table-cell office:value-type="float" office:value="479.890487375" calcext:value-type="float">
            <text:p>479.890487375</text:p>
          </table:table-cell>
          <table:table-cell office:value-type="float" office:value="338.097514899" calcext:value-type="float">
            <text:p>338.097514899</text:p>
          </table:table-cell>
          <table:table-cell office:value-type="float" office:value="0.470150858" calcext:value-type="float">
            <text:p>0.470150858</text:p>
          </table:table-cell>
          <table:table-cell office:value-type="float" office:value="0.0671334883" calcext:value-type="float">
            <text:p>0.0671334883</text:p>
          </table:table-cell>
          <table:table-cell office:value-type="float" office:value="0.4834301512" calcext:value-type="float">
            <text:p>0.4834301512</text:p>
          </table:table-cell>
          <table:table-cell office:value-type="float" office:value="0.1364832544" calcext:value-type="float">
            <text:p>0.1364832544</text:p>
          </table:table-cell>
          <table:table-cell office:value-type="float" office:value="0.4183353129" calcext:value-type="float">
            <text:p>0.4183353129</text:p>
          </table:table-cell>
          <table:table-cell office:value-type="float" office:value="0.0943310593" calcext:value-type="float">
            <text:p>0.0943310593</text:p>
          </table:table-cell>
          <table:table-cell office:value-type="float" office:value="-0.001731783" calcext:value-type="float">
            <text:p>-0.001731783</text:p>
          </table:table-cell>
          <table:table-cell office:value-type="float" office:value="-0.217172888" calcext:value-type="float">
            <text:p>-0.217172888</text:p>
          </table:table-cell>
          <table:table-cell office:value-type="float" office:value="-0.1586750523" calcext:value-type="float">
            <text:p>-0.1586750523</text:p>
          </table:table-cell>
          <table:table-cell office:value-type="float" office:value="0.1298351393" calcext:value-type="float">
            <text:p>0.1298351393</text:p>
          </table:table-cell>
          <table:table-cell office:value-type="float" office:value="0.1115711778" calcext:value-type="float">
            <text:p>0.1115711778</text:p>
          </table:table-cell>
          <table:table-cell office:value-type="float" office:value="0.0754432669" calcext:value-type="float">
            <text:p>0.0754432669</text:p>
          </table:table-cell>
          <table:table-cell office:value-type="float" office:value="0.1762534838" calcext:value-type="float">
            <text:p>0.1762534838</text:p>
          </table:table-cell>
          <table:table-cell office:value-type="float" office:value="0.2812450549" calcext:value-type="float">
            <text:p>0.2812450549</text:p>
          </table:table-cell>
          <table:table-cell office:value-type="float" office:value="0.1879417521" calcext:value-type="float">
            <text:p>0.1879417521</text:p>
          </table:table-cell>
          <table:table-cell office:value-type="float" office:value="0.1762534838" calcext:value-type="float">
            <text:p>0.1762534838</text:p>
          </table:table-cell>
          <table:table-cell office:value-type="float" office:value="0.2812450549" calcext:value-type="float">
            <text:p>0.2812450549</text:p>
          </table:table-cell>
          <table:table-cell office:value-type="float" office:value="0.1879417521" calcext:value-type="float">
            <text:p>0.1879417521</text:p>
          </table:table-cell>
          <table:table-cell office:value-type="float" office:value="0.2094091319" calcext:value-type="float">
            <text:p>0.2094091319</text:p>
          </table:table-cell>
          <table:table-cell office:value-type="float" office:value="0.3440258608" calcext:value-type="float">
            <text:p>0.3440258608</text:p>
          </table:table-cell>
          <table:table-cell office:value-type="float" office:value="0.2295168535" calcext:value-type="float">
            <text:p>0.2295168535</text:p>
          </table:table-cell>
          <table:table-cell office:value-type="float" office:value="0.190017857" calcext:value-type="float">
            <text:p>0.190017857</text:p>
          </table:table-cell>
          <table:table-cell office:value-type="float" office:value="0.261149908" calcext:value-type="float">
            <text:p>0.261149908</text:p>
          </table:table-cell>
          <table:table-cell office:value-type="float" office:value="0.1717292625" calcext:value-type="float">
            <text:p>0.1717292625</text:p>
          </table:table-cell>
          <table:table-cell office:value-type="float" office:value="0.1985893292" calcext:value-type="float">
            <text:p>0.1985893292</text:p>
          </table:table-cell>
          <table:table-cell office:value-type="float" office:value="0.2795178641" calcext:value-type="float">
            <text:p>0.2795178641</text:p>
          </table:table-cell>
          <table:table-cell office:value-type="float" office:value="0.1830601427" calcext:value-type="float">
            <text:p>0.1830601427</text:p>
          </table:table-cell>
          <table:table-cell office:value-type="string" calcext:value-type="string">
            <text:p>nan</text:p>
          </table:table-cell>
          <table:table-cell office:value-type="float" office:value="-0.3410751419" calcext:value-type="float">
            <text:p>-0.3410751419</text:p>
          </table:table-cell>
          <table:table-cell office:value-type="float" office:value="-0.9491703726" calcext:value-type="float">
            <text:p>-0.9491703726</text:p>
          </table:table-cell>
          <table:table-cell office:value-type="float" office:value="0.2309564114" calcext:value-type="float">
            <text:p>0.2309564114</text:p>
          </table:table-cell>
          <table:table-cell office:value-type="float" office:value="0.4186925271" calcext:value-type="float">
            <text:p>0.4186925271</text:p>
          </table:table-cell>
          <table:table-cell office:value-type="float" office:value="0.2821654631" calcext:value-type="float">
            <text:p>0.2821654631</text:p>
          </table:table-cell>
          <table:table-cell office:value-type="float" office:value="0.9921863429" calcext:value-type="float">
            <text:p>0.9921863429</text:p>
          </table:table-cell>
          <table:table-cell office:value-type="float" office:value="0.9004794684" calcext:value-type="float">
            <text:p>0.9004794684</text:p>
          </table:table-cell>
          <table:table-cell office:value-type="float" office:value="0.7656572574" calcext:value-type="float">
            <text:p>0.7656572574</text:p>
          </table:table-cell>
          <table:table-cell office:value-type="float" office:value="0.1085133797" calcext:value-type="float">
            <text:p>0.1085133797</text:p>
          </table:table-cell>
          <table:table-cell office:value-type="float" office:value="0.1394882085" calcext:value-type="float">
            <text:p>0.1394882085</text:p>
          </table:table-cell>
          <table:table-cell office:value-type="float" office:value="0.0955587377" calcext:value-type="float">
            <text:p>0.0955587377</text:p>
          </table:table-cell>
          <table:table-cell office:value-type="float" office:value="0.1600260303" calcext:value-type="float">
            <text:p>0.1600260303</text:p>
          </table:table-cell>
          <table:table-cell office:value-type="float" office:value="0.2056107148" calcext:value-type="float">
            <text:p>0.2056107148</text:p>
          </table:table-cell>
          <table:table-cell office:value-type="float" office:value="0.1406030524" calcext:value-type="float">
            <text:p>0.1406030524</text:p>
          </table:table-cell>
          <table:table-cell office:value-type="float" office:value="0.1816357496" calcext:value-type="float">
            <text:p>0.1816357496</text:p>
          </table:table-cell>
          <table:table-cell office:value-type="float" office:value="0.3198759934" calcext:value-type="float">
            <text:p>0.3198759934</text:p>
          </table:table-cell>
          <table:table-cell office:value-type="float" office:value="0.2211264276" calcext:value-type="float">
            <text:p>0.2211264276</text:p>
          </table:table-cell>
          <table:table-cell office:value-type="float" office:value="0.1816357496" calcext:value-type="float">
            <text:p>0.1816357496</text:p>
          </table:table-cell>
          <table:table-cell office:value-type="float" office:value="0.3198759934" calcext:value-type="float">
            <text:p>0.3198759934</text:p>
          </table:table-cell>
          <table:table-cell office:value-type="float" office:value="0.2211264276" calcext:value-type="float">
            <text:p>0.2211264276</text:p>
          </table:table-cell>
          <table:table-cell office:value-type="float" office:value="0.2145357231" calcext:value-type="float">
            <text:p>0.2145357231</text:p>
          </table:table-cell>
          <table:table-cell office:value-type="float" office:value="0.3786392013" calcext:value-type="float">
            <text:p>0.3786392013</text:p>
          </table:table-cell>
          <table:table-cell office:value-type="float" office:value="0.2603691612" calcext:value-type="float">
            <text:p>0.2603691612</text:p>
          </table:table-cell>
          <table:table-cell office:value-type="float" office:value="0.2157924823" calcext:value-type="float">
            <text:p>0.2157924823</text:p>
          </table:table-cell>
          <table:table-cell office:value-type="float" office:value="0.3529917521" calcext:value-type="float">
            <text:p>0.3529917521</text:p>
          </table:table-cell>
          <table:table-cell office:value-type="float" office:value="0.2440787469" calcext:value-type="float">
            <text:p>0.2440787469</text:p>
          </table:table-cell>
          <table:table-cell office:value-type="float" office:value="0.2263268125" calcext:value-type="float">
            <text:p>0.2263268125</text:p>
          </table:table-cell>
          <table:table-cell office:value-type="float" office:value="0.3749455983" calcext:value-type="float">
            <text:p>0.3749455983</text:p>
          </table:table-cell>
          <table:table-cell office:value-type="float" office:value="0.2576774687" calcext:value-type="float">
            <text:p>0.2576774687</text:p>
          </table:table-cell>
          <table:table-cell office:value-type="string" calcext:value-type="string">
            <text:p>nan</text:p>
          </table:table-cell>
          <table:table-cell office:value-type="float" office:value="-0.3864331652" calcext:value-type="float">
            <text:p>-0.3864331652</text:p>
          </table:table-cell>
          <table:table-cell office:value-type="float" office:value="-0.9090081665" calcext:value-type="float">
            <text:p>-0.9090081665</text:p>
          </table:table-cell>
        </table:table-row>
        <table:table-row table:style-name="ro1">
          <table:table-cell office:value-type="string" calcext:value-type="string">
            <text:p>Tripylus_abatoides</text:p>
          </table:table-cell>
          <table:table-cell office:value-type="float" office:value="7759" calcext:value-type="float">
            <text:p>7759</text:p>
          </table:table-cell>
          <table:table-cell office:value-type="float" office:value="615.771233406" calcext:value-type="float">
            <text:p>615.771233406</text:p>
          </table:table-cell>
          <table:table-cell office:value-type="float" office:value="528.741338105" calcext:value-type="float">
            <text:p>528.741338105</text:p>
          </table:table-cell>
          <table:table-cell office:value-type="float" office:value="0.505718362" calcext:value-type="float">
            <text:p>0.505718362</text:p>
          </table:table-cell>
          <table:table-cell office:value-type="float" office:value="0.0505711913" calcext:value-type="float">
            <text:p>0.0505711913</text:p>
          </table:table-cell>
          <table:table-cell office:value-type="float" office:value="0.5740963324" calcext:value-type="float">
            <text:p>0.5740963324</text:p>
          </table:table-cell>
          <table:table-cell office:value-type="float" office:value="0.1166272664" calcext:value-type="float">
            <text:p>0.1166272664</text:p>
          </table:table-cell>
          <table:table-cell office:value-type="float" office:value="0.3860003118" calcext:value-type="float">
            <text:p>0.3860003118</text:p>
          </table:table-cell>
          <table:table-cell office:value-type="float" office:value="0.0704843474" calcext:value-type="float">
            <text:p>0.0704843474</text:p>
          </table:table-cell>
          <table:table-cell office:value-type="float" office:value="-0.000397202" calcext:value-type="float">
            <text:p>-0.000397202</text:p>
          </table:table-cell>
          <table:table-cell office:value-type="float" office:value="-0.1953542744" calcext:value-type="float">
            <text:p>-0.1953542744</text:p>
          </table:table-cell>
          <table:table-cell office:value-type="float" office:value="-0.1467241857" calcext:value-type="float">
            <text:p>-0.1467241857</text:p>
          </table:table-cell>
          <table:table-cell office:value-type="float" office:value="0.1318191183" calcext:value-type="float">
            <text:p>0.1318191183</text:p>
          </table:table-cell>
          <table:table-cell office:value-type="float" office:value="0.0555830728" calcext:value-type="float">
            <text:p>0.0555830728</text:p>
          </table:table-cell>
          <table:table-cell office:value-type="float" office:value="0.0387332816" calcext:value-type="float">
            <text:p>0.0387332816</text:p>
          </table:table-cell>
          <table:table-cell office:value-type="string" calcext:value-type="string">
            <text:p>nan</text:p>
          </table:table-cell>
          <table:table-cell office:value-type="float" office:value="0.2725675155" calcext:value-type="float">
            <text:p>0.2725675155</text:p>
          </table:table-cell>
          <table:table-cell office:value-type="float" office:value="0.182929561" calcext:value-type="float">
            <text:p>0.182929561</text:p>
          </table:table-cell>
          <table:table-cell office:value-type="string" calcext:value-type="string">
            <text:p>nan</text:p>
          </table:table-cell>
          <table:table-cell office:value-type="float" office:value="0.2725675155" calcext:value-type="float">
            <text:p>0.2725675155</text:p>
          </table:table-cell>
          <table:table-cell office:value-type="float" office:value="0.182929561" calcext:value-type="float">
            <text:p>0.182929561</text:p>
          </table:table-cell>
          <table:table-cell office:value-type="string" calcext:value-type="string">
            <text:p>nan</text:p>
          </table:table-cell>
          <table:table-cell office:value-type="float" office:value="0.3134739165" calcext:value-type="float">
            <text:p>0.3134739165</text:p>
          </table:table-cell>
          <table:table-cell office:value-type="float" office:value="0.2111416521" calcext:value-type="float">
            <text:p>0.2111416521</text:p>
          </table:table-cell>
          <table:table-cell office:value-type="float" office:value="0.1121229154" calcext:value-type="float">
            <text:p>0.1121229154</text:p>
          </table:table-cell>
          <table:table-cell office:value-type="float" office:value="0.2682367204" calcext:value-type="float">
            <text:p>0.2682367204</text:p>
          </table:table-cell>
          <table:table-cell office:value-type="float" office:value="0.1783911659" calcext:value-type="float">
            <text:p>0.1783911659</text:p>
          </table:table-cell>
          <table:table-cell office:value-type="float" office:value="0.1327011192" calcext:value-type="float">
            <text:p>0.1327011192</text:p>
          </table:table-cell>
          <table:table-cell office:value-type="float" office:value="0.2752597798" calcext:value-type="float">
            <text:p>0.2752597798</text:p>
          </table:table-cell>
          <table:table-cell office:value-type="float" office:value="0.1832842357" calcext:value-type="float">
            <text:p>0.1832842357</text:p>
          </table:table-cell>
          <table:table-cell office:value-type="string" calcext:value-type="string">
            <text:p>nan</text:p>
          </table:table-cell>
          <table:table-cell office:value-type="float" office:value="-0.3070912564" calcext:value-type="float">
            <text:p>-0.3070912564</text:p>
          </table:table-cell>
          <table:table-cell office:value-type="float" office:value="-0.9438017091" calcext:value-type="float">
            <text:p>-0.9438017091</text:p>
          </table:table-cell>
          <table:table-cell office:value-type="float" office:value="0.1988127568" calcext:value-type="float">
            <text:p>0.1988127568</text:p>
          </table:table-cell>
          <table:table-cell office:value-type="float" office:value="0.3881829032" calcext:value-type="float">
            <text:p>0.3881829032</text:p>
          </table:table-cell>
          <table:table-cell office:value-type="float" office:value="0.264632577" calcext:value-type="float">
            <text:p>0.264632577</text:p>
          </table:table-cell>
          <table:table-cell office:value-type="float" office:value="0.9968929224" calcext:value-type="float">
            <text:p>0.9968929224</text:p>
          </table:table-cell>
          <table:table-cell office:value-type="float" office:value="0.9218850908" calcext:value-type="float">
            <text:p>0.9218850908</text:p>
          </table:table-cell>
          <table:table-cell office:value-type="float" office:value="0.8131980372" calcext:value-type="float">
            <text:p>0.8131980372</text:p>
          </table:table-cell>
          <table:table-cell office:value-type="float" office:value="0.0593876319" calcext:value-type="float">
            <text:p>0.0593876319</text:p>
          </table:table-cell>
          <table:table-cell office:value-type="float" office:value="0.0975919835" calcext:value-type="float">
            <text:p>0.0975919835</text:p>
          </table:table-cell>
          <table:table-cell office:value-type="float" office:value="0.0676558405" calcext:value-type="float">
            <text:p>0.0676558405</text:p>
          </table:table-cell>
          <table:table-cell office:value-type="float" office:value="0.1362059393" calcext:value-type="float">
            <text:p>0.1362059393</text:p>
          </table:table-cell>
          <table:table-cell office:value-type="float" office:value="0.0655894003" calcext:value-type="float">
            <text:p>0.0655894003</text:p>
          </table:table-cell>
          <table:table-cell office:value-type="float" office:value="0.0471689264" calcext:value-type="float">
            <text:p>0.0471689264</text:p>
          </table:table-cell>
          <table:table-cell office:value-type="string" calcext:value-type="string">
            <text:p>nan</text:p>
          </table:table-cell>
          <table:table-cell office:value-type="float" office:value="0.3157663887" calcext:value-type="float">
            <text:p>0.3157663887</text:p>
          </table:table-cell>
          <table:table-cell office:value-type="float" office:value="0.226685249" calcext:value-type="float">
            <text:p>0.226685249</text:p>
          </table:table-cell>
          <table:table-cell office:value-type="string" calcext:value-type="string">
            <text:p>nan</text:p>
          </table:table-cell>
          <table:table-cell office:value-type="float" office:value="0.3157663887" calcext:value-type="float">
            <text:p>0.3157663887</text:p>
          </table:table-cell>
          <table:table-cell office:value-type="float" office:value="0.226685249" calcext:value-type="float">
            <text:p>0.226685249</text:p>
          </table:table-cell>
          <table:table-cell office:value-type="string" calcext:value-type="string">
            <text:p>nan</text:p>
          </table:table-cell>
          <table:table-cell office:value-type="float" office:value="0.3621715607" calcext:value-type="float">
            <text:p>0.3621715607</text:p>
          </table:table-cell>
          <table:table-cell office:value-type="float" office:value="0.2463137342" calcext:value-type="float">
            <text:p>0.2463137342</text:p>
          </table:table-cell>
          <table:table-cell office:value-type="float" office:value="0.1230323802" calcext:value-type="float">
            <text:p>0.1230323802</text:p>
          </table:table-cell>
          <table:table-cell office:value-type="float" office:value="0.3435977856" calcext:value-type="float">
            <text:p>0.3435977856</text:p>
          </table:table-cell>
          <table:table-cell office:value-type="float" office:value="0.241202205" calcext:value-type="float">
            <text:p>0.241202205</text:p>
          </table:table-cell>
          <table:table-cell office:value-type="float" office:value="0.1462943992" calcext:value-type="float">
            <text:p>0.1462943992</text:p>
          </table:table-cell>
          <table:table-cell office:value-type="float" office:value="0.3595730046" calcext:value-type="float">
            <text:p>0.3595730046</text:p>
          </table:table-cell>
          <table:table-cell office:value-type="float" office:value="0.2534355391" calcext:value-type="float">
            <text:p>0.2534355391</text:p>
          </table:table-cell>
          <table:table-cell office:value-type="string" calcext:value-type="string">
            <text:p>nan</text:p>
          </table:table-cell>
          <table:table-cell office:value-type="float" office:value="-0.3659048243" calcext:value-type="float">
            <text:p>-0.3659048243</text:p>
          </table:table-cell>
          <table:table-cell office:value-type="float" office:value="-0.6718731551" calcext:value-type="float">
            <text:p>-0.6718731551</text:p>
          </table:table-cell>
        </table:table-row>
        <table:table-row table:style-name="ro1">
          <table:table-cell office:value-type="string" calcext:value-type="string">
            <text:p>Tupaia_belangeri</text:p>
          </table:table-cell>
          <table:table-cell office:value-type="float" office:value="21572" calcext:value-type="float">
            <text:p>21572</text:p>
          </table:table-cell>
          <table:table-cell office:value-type="float" office:value="594.757556091" calcext:value-type="float">
            <text:p>594.757556091</text:p>
          </table:table-cell>
          <table:table-cell office:value-type="float" office:value="554.680498407" calcext:value-type="float">
            <text:p>554.680498407</text:p>
          </table:table-cell>
          <table:table-cell office:value-type="float" office:value="0.5161104104" calcext:value-type="float">
            <text:p>0.5161104104</text:p>
          </table:table-cell>
          <table:table-cell office:value-type="float" office:value="0.0855672645" calcext:value-type="float">
            <text:p>0.0855672645</text:p>
          </table:table-cell>
          <table:table-cell office:value-type="float" office:value="0.5673466688" calcext:value-type="float">
            <text:p>0.5673466688</text:p>
          </table:table-cell>
          <table:table-cell office:value-type="float" office:value="0.163043571" calcext:value-type="float">
            <text:p>0.163043571</text:p>
          </table:table-cell>
          <table:table-cell office:value-type="float" office:value="0.4837413686" calcext:value-type="float">
            <text:p>0.4837413686</text:p>
          </table:table-cell>
          <table:table-cell office:value-type="float" office:value="0.1101421372" calcext:value-type="float">
            <text:p>0.1101421372</text:p>
          </table:table-cell>
          <table:table-cell office:value-type="float" office:value="-0.000829486" calcext:value-type="float">
            <text:p>-0.000829486</text:p>
          </table:table-cell>
          <table:table-cell office:value-type="float" office:value="0.0734641616" calcext:value-type="float">
            <text:p>0.0734641616</text:p>
          </table:table-cell>
          <table:table-cell office:value-type="float" office:value="0.0460901059" calcext:value-type="float">
            <text:p>0.0460901059</text:p>
          </table:table-cell>
          <table:table-cell office:value-type="float" office:value="0.0715379638" calcext:value-type="float">
            <text:p>0.0715379638</text:p>
          </table:table-cell>
          <table:table-cell office:value-type="float" office:value="0.1194777701" calcext:value-type="float">
            <text:p>0.1194777701</text:p>
          </table:table-cell>
          <table:table-cell office:value-type="float" office:value="0.0793514545" calcext:value-type="float">
            <text:p>0.0793514545</text:p>
          </table:table-cell>
          <table:table-cell office:value-type="float" office:value="0.1150363337" calcext:value-type="float">
            <text:p>0.1150363337</text:p>
          </table:table-cell>
          <table:table-cell office:value-type="float" office:value="0.1940110291" calcext:value-type="float">
            <text:p>0.1940110291</text:p>
          </table:table-cell>
          <table:table-cell office:value-type="float" office:value="0.1295571945" calcext:value-type="float">
            <text:p>0.1295571945</text:p>
          </table:table-cell>
          <table:table-cell office:value-type="float" office:value="0.1150363337" calcext:value-type="float">
            <text:p>0.1150363337</text:p>
          </table:table-cell>
          <table:table-cell office:value-type="float" office:value="0.1940110291" calcext:value-type="float">
            <text:p>0.1940110291</text:p>
          </table:table-cell>
          <table:table-cell office:value-type="float" office:value="0.1295571945" calcext:value-type="float">
            <text:p>0.1295571945</text:p>
          </table:table-cell>
          <table:table-cell office:value-type="string" calcext:value-type="string">
            <text:p>nan</text:p>
          </table:table-cell>
          <table:table-cell office:value-type="float" office:value="0.3319865166" calcext:value-type="float">
            <text:p>0.3319865166</text:p>
          </table:table-cell>
          <table:table-cell office:value-type="float" office:value="0.2217204937" calcext:value-type="float">
            <text:p>0.2217204937</text:p>
          </table:table-cell>
          <table:table-cell office:value-type="float" office:value="0.1342110251" calcext:value-type="float">
            <text:p>0.1342110251</text:p>
          </table:table-cell>
          <table:table-cell office:value-type="float" office:value="0.253237429" calcext:value-type="float">
            <text:p>0.253237429</text:p>
          </table:table-cell>
          <table:table-cell office:value-type="float" office:value="0.170388017" calcext:value-type="float">
            <text:p>0.170388017</text:p>
          </table:table-cell>
          <table:table-cell office:value-type="float" office:value="0.1705900873" calcext:value-type="float">
            <text:p>0.1705900873</text:p>
          </table:table-cell>
          <table:table-cell office:value-type="float" office:value="0.336906484" calcext:value-type="float">
            <text:p>0.336906484</text:p>
          </table:table-cell>
          <table:table-cell office:value-type="float" office:value="0.2275486495" calcext:value-type="float">
            <text:p>0.2275486495</text:p>
          </table:table-cell>
          <table:table-cell office:value-type="string" calcext:value-type="string">
            <text:p>nan</text:p>
          </table:table-cell>
          <table:table-cell office:value-type="float" office:value="-0.3252959715" calcext:value-type="float">
            <text:p>-0.3252959715</text:p>
          </table:table-cell>
          <table:table-cell office:value-type="float" office:value="-0.9210324707" calcext:value-type="float">
            <text:p>-0.9210324707</text:p>
          </table:table-cell>
          <table:table-cell office:value-type="float" office:value="0.1727891231" calcext:value-type="float">
            <text:p>0.1727891231</text:p>
          </table:table-cell>
          <table:table-cell office:value-type="float" office:value="0.3863205599" calcext:value-type="float">
            <text:p>0.3863205599</text:p>
          </table:table-cell>
          <table:table-cell office:value-type="float" office:value="0.2614474097" calcext:value-type="float">
            <text:p>0.2614474097</text:p>
          </table:table-cell>
          <table:table-cell office:value-type="float" office:value="0.9973461053" calcext:value-type="float">
            <text:p>0.9973461053</text:p>
          </table:table-cell>
          <table:table-cell office:value-type="float" office:value="0.9769152613" calcext:value-type="float">
            <text:p>0.9769152613</text:p>
          </table:table-cell>
          <table:table-cell office:value-type="float" office:value="0.8958961928" calcext:value-type="float">
            <text:p>0.8958961928</text:p>
          </table:table-cell>
          <table:table-cell office:value-type="float" office:value="-0.0253577593" calcext:value-type="float">
            <text:p>-0.0253577593</text:p>
          </table:table-cell>
          <table:table-cell office:value-type="float" office:value="0.037502" calcext:value-type="float">
            <text:p>0.037502</text:p>
          </table:table-cell>
          <table:table-cell office:value-type="float" office:value="0.0243773649" calcext:value-type="float">
            <text:p>0.0243773649</text:p>
          </table:table-cell>
          <table:table-cell office:value-type="float" office:value="0.0689323694" calcext:value-type="float">
            <text:p>0.0689323694</text:p>
          </table:table-cell>
          <table:table-cell office:value-type="float" office:value="0.1138452714" calcext:value-type="float">
            <text:p>0.1138452714</text:p>
          </table:table-cell>
          <table:table-cell office:value-type="float" office:value="0.0763957188" calcext:value-type="float">
            <text:p>0.0763957188</text:p>
          </table:table-cell>
          <table:table-cell office:value-type="float" office:value="0.1302074533" calcext:value-type="float">
            <text:p>0.1302074533</text:p>
          </table:table-cell>
          <table:table-cell office:value-type="float" office:value="0.232364161" calcext:value-type="float">
            <text:p>0.232364161</text:p>
          </table:table-cell>
          <table:table-cell office:value-type="float" office:value="0.1581551926" calcext:value-type="float">
            <text:p>0.1581551926</text:p>
          </table:table-cell>
          <table:table-cell office:value-type="float" office:value="0.1302074533" calcext:value-type="float">
            <text:p>0.1302074533</text:p>
          </table:table-cell>
          <table:table-cell office:value-type="float" office:value="0.232364161" calcext:value-type="float">
            <text:p>0.232364161</text:p>
          </table:table-cell>
          <table:table-cell office:value-type="float" office:value="0.1581551926" calcext:value-type="float">
            <text:p>0.1581551926</text:p>
          </table:table-cell>
          <table:table-cell office:value-type="string" calcext:value-type="string">
            <text:p>nan</text:p>
          </table:table-cell>
          <table:table-cell office:value-type="float" office:value="0.3726229498" calcext:value-type="float">
            <text:p>0.3726229498</text:p>
          </table:table-cell>
          <table:table-cell office:value-type="float" office:value="0.1894521336" calcext:value-type="float">
            <text:p>0.1894521336</text:p>
          </table:table-cell>
          <table:table-cell office:value-type="float" office:value="0.14191956" calcext:value-type="float">
            <text:p>0.14191956</text:p>
          </table:table-cell>
          <table:table-cell office:value-type="float" office:value="0.2727435181" calcext:value-type="float">
            <text:p>0.2727435181</text:p>
          </table:table-cell>
          <table:table-cell office:value-type="float" office:value="0.1863404808" calcext:value-type="float">
            <text:p>0.1863404808</text:p>
          </table:table-cell>
          <table:table-cell office:value-type="float" office:value="0.179253517" calcext:value-type="float">
            <text:p>0.179253517</text:p>
          </table:table-cell>
          <table:table-cell office:value-type="float" office:value="0.3596787497" calcext:value-type="float">
            <text:p>0.3596787497</text:p>
          </table:table-cell>
          <table:table-cell office:value-type="float" office:value="0.2469396446" calcext:value-type="float">
            <text:p>0.2469396446</text:p>
          </table:table-cell>
          <table:table-cell office:value-type="string" calcext:value-type="string">
            <text:p>nan</text:p>
          </table:table-cell>
          <table:table-cell office:value-type="float" office:value="-0.3616172111" calcext:value-type="float">
            <text:p>-0.3616172111</text:p>
          </table:table-cell>
          <table:table-cell office:value-type="float" office:value="-0.8593173755" calcext:value-type="float">
            <text:p>-0.8593173755</text:p>
          </table:table-cell>
        </table:table-row>
        <table:table-row table:style-name="ro1">
          <table:table-cell office:value-type="string" calcext:value-type="string">
            <text:p>Varecia_variegata_variegata</text:p>
          </table:table-cell>
          <table:table-cell office:value-type="float" office:value="10728" calcext:value-type="float">
            <text:p>10728</text:p>
          </table:table-cell>
          <table:table-cell office:value-type="float" office:value="435.842375093" calcext:value-type="float">
            <text:p>435.842375093</text:p>
          </table:table-cell>
          <table:table-cell office:value-type="float" office:value="319.491227909" calcext:value-type="float">
            <text:p>319.491227909</text:p>
          </table:table-cell>
          <table:table-cell office:value-type="float" office:value="0.4926650735" calcext:value-type="float">
            <text:p>0.4926650735</text:p>
          </table:table-cell>
          <table:table-cell office:value-type="float" office:value="0.0707325933" calcext:value-type="float">
            <text:p>0.0707325933</text:p>
          </table:table-cell>
          <table:table-cell office:value-type="float" office:value="0.5359784971" calcext:value-type="float">
            <text:p>0.5359784971</text:p>
          </table:table-cell>
          <table:table-cell office:value-type="float" office:value="0.1533413182" calcext:value-type="float">
            <text:p>0.1533413182</text:p>
          </table:table-cell>
          <table:table-cell office:value-type="float" office:value="0.4437641013" calcext:value-type="float">
            <text:p>0.4437641013</text:p>
          </table:table-cell>
          <table:table-cell office:value-type="float" office:value="0.1020845055" calcext:value-type="float">
            <text:p>0.1020845055</text:p>
          </table:table-cell>
          <table:table-cell office:value-type="float" office:value="-0.0001393333" calcext:value-type="float">
            <text:p>-0.0001393333</text:p>
          </table:table-cell>
          <table:table-cell office:value-type="float" office:value="-0.0626630661" calcext:value-type="float">
            <text:p>-0.0626630661</text:p>
          </table:table-cell>
          <table:table-cell office:value-type="float" office:value="-0.0453524831" calcext:value-type="float">
            <text:p>-0.0453524831</text:p>
          </table:table-cell>
          <table:table-cell office:value-type="float" office:value="0.1452219128" calcext:value-type="float">
            <text:p>0.1452219128</text:p>
          </table:table-cell>
          <table:table-cell office:value-type="float" office:value="0.2081534576" calcext:value-type="float">
            <text:p>0.2081534576</text:p>
          </table:table-cell>
          <table:table-cell office:value-type="float" office:value="0.1384014792" calcext:value-type="float">
            <text:p>0.1384014792</text:p>
          </table:table-cell>
          <table:table-cell office:value-type="float" office:value="0.2082272678" calcext:value-type="float">
            <text:p>0.2082272678</text:p>
          </table:table-cell>
          <table:table-cell office:value-type="float" office:value="0.2517918069" calcext:value-type="float">
            <text:p>0.2517918069</text:p>
          </table:table-cell>
          <table:table-cell office:value-type="float" office:value="0.1687086265" calcext:value-type="float">
            <text:p>0.1687086265</text:p>
          </table:table-cell>
          <table:table-cell office:value-type="float" office:value="0.2082272678" calcext:value-type="float">
            <text:p>0.2082272678</text:p>
          </table:table-cell>
          <table:table-cell office:value-type="float" office:value="0.2517918069" calcext:value-type="float">
            <text:p>0.2517918069</text:p>
          </table:table-cell>
          <table:table-cell office:value-type="float" office:value="0.1687086265" calcext:value-type="float">
            <text:p>0.1687086265</text:p>
          </table:table-cell>
          <table:table-cell office:value-type="float" office:value="0.30825467" calcext:value-type="float">
            <text:p>0.30825467</text:p>
          </table:table-cell>
          <table:table-cell office:value-type="float" office:value="0.3852923656" calcext:value-type="float">
            <text:p>0.3852923656</text:p>
          </table:table-cell>
          <table:table-cell office:value-type="float" office:value="0.2599558791" calcext:value-type="float">
            <text:p>0.2599558791</text:p>
          </table:table-cell>
          <table:table-cell office:value-type="float" office:value="0.2244219661" calcext:value-type="float">
            <text:p>0.2244219661</text:p>
          </table:table-cell>
          <table:table-cell office:value-type="float" office:value="0.2721043489" calcext:value-type="float">
            <text:p>0.2721043489</text:p>
          </table:table-cell>
          <table:table-cell office:value-type="float" office:value="0.181270872" calcext:value-type="float">
            <text:p>0.181270872</text:p>
          </table:table-cell>
          <table:table-cell office:value-type="float" office:value="0.286688004" calcext:value-type="float">
            <text:p>0.286688004</text:p>
          </table:table-cell>
          <table:table-cell office:value-type="float" office:value="0.3484127493" calcext:value-type="float">
            <text:p>0.3484127493</text:p>
          </table:table-cell>
          <table:table-cell office:value-type="float" office:value="0.2331906781" calcext:value-type="float">
            <text:p>0.2331906781</text:p>
          </table:table-cell>
          <table:table-cell office:value-type="string" calcext:value-type="string">
            <text:p>nan</text:p>
          </table:table-cell>
          <table:table-cell office:value-type="float" office:value="-0.384503313" calcext:value-type="float">
            <text:p>-0.384503313</text:p>
          </table:table-cell>
          <table:table-cell office:value-type="float" office:value="-0.9711444193" calcext:value-type="float">
            <text:p>-0.9711444193</text:p>
          </table:table-cell>
          <table:table-cell office:value-type="float" office:value="0.3776243686" calcext:value-type="float">
            <text:p>0.3776243686</text:p>
          </table:table-cell>
          <table:table-cell office:value-type="float" office:value="0.4897801139" calcext:value-type="float">
            <text:p>0.4897801139</text:p>
          </table:table-cell>
          <table:table-cell office:value-type="float" office:value="0.3374726593" calcext:value-type="float">
            <text:p>0.3374726593</text:p>
          </table:table-cell>
          <table:table-cell office:value-type="float" office:value="0.9945199556" calcext:value-type="float">
            <text:p>0.9945199556</text:p>
          </table:table-cell>
          <table:table-cell office:value-type="float" office:value="0.9482788604" calcext:value-type="float">
            <text:p>0.9482788604</text:p>
          </table:table-cell>
          <table:table-cell office:value-type="float" office:value="0.8394161495" calcext:value-type="float">
            <text:p>0.8394161495</text:p>
          </table:table-cell>
          <table:table-cell office:value-type="float" office:value="0.0776938974" calcext:value-type="float">
            <text:p>0.0776938974</text:p>
          </table:table-cell>
          <table:table-cell office:value-type="float" office:value="0.1687496372" calcext:value-type="float">
            <text:p>0.1687496372</text:p>
          </table:table-cell>
          <table:table-cell office:value-type="float" office:value="0.1136884746" calcext:value-type="float">
            <text:p>0.1136884746</text:p>
          </table:table-cell>
          <table:table-cell office:value-type="float" office:value="0.169420042" calcext:value-type="float">
            <text:p>0.169420042</text:p>
          </table:table-cell>
          <table:table-cell office:value-type="float" office:value="0.2735266873" calcext:value-type="float">
            <text:p>0.2735266873</text:p>
          </table:table-cell>
          <table:table-cell office:value-type="float" office:value="0.1851376418" calcext:value-type="float">
            <text:p>0.1851376418</text:p>
          </table:table-cell>
          <table:table-cell office:value-type="float" office:value="0.207857441" calcext:value-type="float">
            <text:p>0.207857441</text:p>
          </table:table-cell>
          <table:table-cell office:value-type="float" office:value="0.2565549858" calcext:value-type="float">
            <text:p>0.2565549858</text:p>
          </table:table-cell>
          <table:table-cell office:value-type="float" office:value="0.1745903824" calcext:value-type="float">
            <text:p>0.1745903824</text:p>
          </table:table-cell>
          <table:table-cell office:value-type="float" office:value="0.207857441" calcext:value-type="float">
            <text:p>0.207857441</text:p>
          </table:table-cell>
          <table:table-cell office:value-type="float" office:value="0.2565549858" calcext:value-type="float">
            <text:p>0.2565549858</text:p>
          </table:table-cell>
          <table:table-cell office:value-type="float" office:value="0.1745903824" calcext:value-type="float">
            <text:p>0.1745903824</text:p>
          </table:table-cell>
          <table:table-cell office:value-type="float" office:value="0.3121496397" calcext:value-type="float">
            <text:p>0.3121496397</text:p>
          </table:table-cell>
          <table:table-cell office:value-type="float" office:value="0.3924379644" calcext:value-type="float">
            <text:p>0.3924379644</text:p>
          </table:table-cell>
          <table:table-cell office:value-type="float" office:value="0.2685030675" calcext:value-type="float">
            <text:p>0.2685030675</text:p>
          </table:table-cell>
          <table:table-cell office:value-type="float" office:value="0.2389222036" calcext:value-type="float">
            <text:p>0.2389222036</text:p>
          </table:table-cell>
          <table:table-cell office:value-type="float" office:value="0.3135145978" calcext:value-type="float">
            <text:p>0.3135145978</text:p>
          </table:table-cell>
          <table:table-cell office:value-type="float" office:value="0.2142837528" calcext:value-type="float">
            <text:p>0.2142837528</text:p>
          </table:table-cell>
          <table:table-cell office:value-type="float" office:value="0.3035396921" calcext:value-type="float">
            <text:p>0.3035396921</text:p>
          </table:table-cell>
          <table:table-cell office:value-type="float" office:value="0.3893478565" calcext:value-type="float">
            <text:p>0.3893478565</text:p>
          </table:table-cell>
          <table:table-cell office:value-type="float" office:value="0.2668949494" calcext:value-type="float">
            <text:p>0.2668949494</text:p>
          </table:table-cell>
          <table:table-cell office:value-type="string" calcext:value-type="string">
            <text:p>nan</text:p>
          </table:table-cell>
          <table:table-cell office:value-type="float" office:value="-0.3958872761" calcext:value-type="float">
            <text:p>-0.3958872761</text:p>
          </table:table-cell>
          <table:table-cell office:value-type="float" office:value="-0.9800306838" calcext:value-type="float">
            <text:p>-0.9800306838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CBI_name</text:p>
          </table:table-cell>
          <table:table-cell office:value-type="string" calcext:value-type="string">
            <text:p>nLoci</text:p>
          </table:table-cell>
          <table:table-cell office:value-type="string" calcext:value-type="string">
            <text:p>Ltot_avg</text:p>
          </table:table-cell>
          <table:table-cell office:value-type="string" calcext:value-type="string">
            <text:p>Ltot_std</text:p>
          </table:table-cell>
          <table:table-cell office:value-type="string" calcext:value-type="string">
            <text:p>GCtot_avg</text:p>
          </table:table-cell>
          <table:table-cell office:value-type="string" calcext:value-type="string">
            <text:p>GCtot_std</text:p>
          </table:table-cell>
          <table:table-cell office:value-type="string" calcext:value-type="string">
            <text:p>GC3_avg</text:p>
          </table:table-cell>
          <table:table-cell office:value-type="string" calcext:value-type="string">
            <text:p>GC3_std</text:p>
          </table:table-cell>
          <table:table-cell office:value-type="string" calcext:value-type="string">
            <text:p>GCutr_avg</text:p>
          </table:table-cell>
          <table:table-cell office:value-type="string" calcext:value-type="string">
            <text:p>GCutr_std</text:p>
          </table:table-cell>
          <table:table-cell office:value-type="string" calcext:value-type="string">
            <text:p>r.expression_GC12</text:p>
          </table:table-cell>
          <table:table-cell office:value-type="string" calcext:value-type="string">
            <text:p>rho.expression_GC12</text:p>
          </table:table-cell>
          <table:table-cell office:value-type="string" calcext:value-type="string">
            <text:p>tau.expression_GC12</text:p>
          </table:table-cell>
          <table:table-cell office:value-type="string" calcext:value-type="string">
            <text:p>r.expression_GC3</text:p>
          </table:table-cell>
          <table:table-cell office:value-type="string" calcext:value-type="string">
            <text:p>rho.expression_GC3</text:p>
          </table:table-cell>
          <table:table-cell office:value-type="string" calcext:value-type="string">
            <text:p>tau.expression_GC3</text:p>
          </table:table-cell>
          <table:table-cell office:value-type="string" calcext:value-type="string">
            <text:p>r.expression_ENc</text:p>
          </table:table-cell>
          <table:table-cell office:value-type="string" calcext:value-type="string">
            <text:p>rho.expression_ENc</text:p>
          </table:table-cell>
          <table:table-cell office:value-type="string" calcext:value-type="string">
            <text:p>tau.expression_ENc</text:p>
          </table:table-cell>
          <table:table-cell office:value-type="string" calcext:value-type="string">
            <text:p>r.expression_ENc</text:p>
          </table:table-cell>
          <table:table-cell office:value-type="string" calcext:value-type="string">
            <text:p>rho.expression_ENc</text:p>
          </table:table-cell>
          <table:table-cell office:value-type="string" calcext:value-type="string">
            <text:p>tau.expression_ENc</text:p>
          </table:table-cell>
          <table:table-cell office:value-type="string" calcext:value-type="string">
            <text:p>r.expression_ENcP</text:p>
          </table:table-cell>
          <table:table-cell office:value-type="string" calcext:value-type="string">
            <text:p>rho.expression_ENcP</text:p>
          </table:table-cell>
          <table:table-cell office:value-type="string" calcext:value-type="string">
            <text:p>tau.expression_ENcP</text:p>
          </table:table-cell>
          <table:table-cell office:value-type="string" calcext:value-type="string">
            <text:p>r.expression_ENcFDS</text:p>
          </table:table-cell>
          <table:table-cell office:value-type="string" calcext:value-type="string">
            <text:p>rho.expression_ENcFDS</text:p>
          </table:table-cell>
          <table:table-cell office:value-type="string" calcext:value-type="string">
            <text:p>tau.expression_ENcFDS</text:p>
          </table:table-cell>
          <table:table-cell office:value-type="string" calcext:value-type="string">
            <text:p>r.expression_ENcPFDS</text:p>
          </table:table-cell>
          <table:table-cell office:value-type="string" calcext:value-type="string">
            <text:p>rho.expression_ENcPFDS</text:p>
          </table:table-cell>
          <table:table-cell office:value-type="string" calcext:value-type="string">
            <text:p>tau.expression_ENcPFDS</text:p>
          </table:table-cell>
          <table:table-cell office:value-type="string" calcext:value-type="string">
            <text:p>r.expression_Um</text:p>
          </table:table-cell>
          <table:table-cell office:value-type="string" calcext:value-type="string">
            <text:p>rho.expression_Um</text:p>
          </table:table-cell>
          <table:table-cell office:value-type="string" calcext:value-type="string">
            <text:p>tau.expression_Um</text:p>
          </table:table-cell>
          <table:table-cell office:value-type="string" calcext:value-type="string">
            <text:p>r.expression_Ltot</text:p>
          </table:table-cell>
          <table:table-cell office:value-type="string" calcext:value-type="string">
            <text:p>rho.expression_Ltot</text:p>
          </table:table-cell>
          <table:table-cell office:value-type="string" calcext:value-type="string">
            <text:p>tau.expression_Ltot</text:p>
          </table:table-cell>
          <table:table-cell office:value-type="string" calcext:value-type="string">
            <text:p>r.expression_nReads</text:p>
          </table:table-cell>
          <table:table-cell office:value-type="string" calcext:value-type="string">
            <text:p>rho.expression_nReads</text:p>
          </table:table-cell>
          <table:table-cell office:value-type="string" calcext:value-type="string">
            <text:p>tau.expression_nReads</text:p>
          </table:table-cell>
          <table:table-cell office:value-type="string" calcext:value-type="string">
            <text:p>r.nReads_GC12</text:p>
          </table:table-cell>
          <table:table-cell office:value-type="string" calcext:value-type="string">
            <text:p>rho.nReads_GC12</text:p>
          </table:table-cell>
          <table:table-cell office:value-type="string" calcext:value-type="string">
            <text:p>tau.nReads_GC12</text:p>
          </table:table-cell>
          <table:table-cell office:value-type="string" calcext:value-type="string">
            <text:p>r.nReads_GC3</text:p>
          </table:table-cell>
          <table:table-cell office:value-type="string" calcext:value-type="string">
            <text:p>rho.nReads_GC3</text:p>
          </table:table-cell>
          <table:table-cell office:value-type="string" calcext:value-type="string">
            <text:p>tau.nReads_GC3</text:p>
          </table:table-cell>
          <table:table-cell office:value-type="string" calcext:value-type="string">
            <text:p>r.nReads_ENc</text:p>
          </table:table-cell>
          <table:table-cell office:value-type="string" calcext:value-type="string">
            <text:p>rho.nReads_ENc</text:p>
          </table:table-cell>
          <table:table-cell office:value-type="string" calcext:value-type="string">
            <text:p>tau.nReads_ENc</text:p>
          </table:table-cell>
          <table:table-cell office:value-type="string" calcext:value-type="string">
            <text:p>r.nReads_ENc</text:p>
          </table:table-cell>
          <table:table-cell office:value-type="string" calcext:value-type="string">
            <text:p>rho.nReads_ENc</text:p>
          </table:table-cell>
          <table:table-cell office:value-type="string" calcext:value-type="string">
            <text:p>tau.nReads_ENc</text:p>
          </table:table-cell>
          <table:table-cell office:value-type="string" calcext:value-type="string">
            <text:p>r.nReads_ENcP</text:p>
          </table:table-cell>
          <table:table-cell office:value-type="string" calcext:value-type="string">
            <text:p>rho.nReads_ENcP</text:p>
          </table:table-cell>
          <table:table-cell office:value-type="string" calcext:value-type="string">
            <text:p>tau.nReads_ENcP</text:p>
          </table:table-cell>
          <table:table-cell office:value-type="string" calcext:value-type="string">
            <text:p>r.nReads_ENcFDS</text:p>
          </table:table-cell>
          <table:table-cell office:value-type="string" calcext:value-type="string">
            <text:p>rho.nReads_ENcFDS</text:p>
          </table:table-cell>
          <table:table-cell office:value-type="string" calcext:value-type="string">
            <text:p>tau.nReads_ENcFDS</text:p>
          </table:table-cell>
          <table:table-cell office:value-type="string" calcext:value-type="string">
            <text:p>r.nReads_ENcPFDS</text:p>
          </table:table-cell>
          <table:table-cell office:value-type="string" calcext:value-type="string">
            <text:p>rho.nReads_ENcPFDS</text:p>
          </table:table-cell>
          <table:table-cell office:value-type="string" calcext:value-type="string">
            <text:p>tau.nReads_ENcPFDS</text:p>
          </table:table-cell>
          <table:table-cell office:value-type="string" calcext:value-type="string">
            <text:p>rho.nReads_Um</text:p>
          </table:table-cell>
          <table:table-cell office:value-type="string" calcext:value-type="string">
            <text:p>tau.nReads_Um</text:p>
          </table:table-cell>
        </table:table-row>
        <table:table-row table:style-name="ro1">
          <table:table-cell office:value-type="string" calcext:value-type="string">
            <text:p>Abatus_agassizi</text:p>
          </table:table-cell>
          <table:table-cell office:value-type="string" calcext:value-type="string">
            <text:p>Abatus agassizii</text:p>
          </table:table-cell>
          <table:table-cell office:value-type="float" office:value="11031" calcext:value-type="float">
            <text:p>11031</text:p>
          </table:table-cell>
          <table:table-cell office:value-type="float" office:value="632.161635391" calcext:value-type="float">
            <text:p>632.161635391</text:p>
          </table:table-cell>
          <table:table-cell office:value-type="float" office:value="577.904816755" calcext:value-type="float">
            <text:p>577.904816755</text:p>
          </table:table-cell>
          <table:table-cell office:value-type="float" office:value="0.4992229375" calcext:value-type="float">
            <text:p>0.4992229375</text:p>
          </table:table-cell>
          <table:table-cell office:value-type="float" office:value="0.0510025501" calcext:value-type="float">
            <text:p>0.0510025501</text:p>
          </table:table-cell>
          <table:table-cell office:value-type="float" office:value="0.5538663517" calcext:value-type="float">
            <text:p>0.5538663517</text:p>
          </table:table-cell>
          <table:table-cell office:value-type="float" office:value="0.1188475024" calcext:value-type="float">
            <text:p>0.1188475024</text:p>
          </table:table-cell>
          <table:table-cell office:value-type="float" office:value="0.3805514818" calcext:value-type="float">
            <text:p>0.3805514818</text:p>
          </table:table-cell>
          <table:table-cell office:value-type="float" office:value="0.0700643361" calcext:value-type="float">
            <text:p>0.0700643361</text:p>
          </table:table-cell>
          <table:table-cell office:value-type="float" office:value="0.0049470649" calcext:value-type="float">
            <text:p>0.0049470649</text:p>
          </table:table-cell>
          <table:table-cell office:value-type="float" office:value="-0.1640643337" calcext:value-type="float">
            <text:p>-0.1640643337</text:p>
          </table:table-cell>
          <table:table-cell office:value-type="float" office:value="-0.1154396276" calcext:value-type="float">
            <text:p>-0.1154396276</text:p>
          </table:table-cell>
          <table:table-cell office:value-type="float" office:value="0.1347337465" calcext:value-type="float">
            <text:p>0.1347337465</text:p>
          </table:table-cell>
          <table:table-cell office:value-type="float" office:value="0.0553938619" calcext:value-type="float">
            <text:p>0.0553938619</text:p>
          </table:table-cell>
          <table:table-cell office:value-type="float" office:value="0.038134446" calcext:value-type="float">
            <text:p>0.038134446</text:p>
          </table:table-cell>
          <table:table-cell office:value-type="string" calcext:value-type="string">
            <text:p>nan</text:p>
          </table:table-cell>
          <table:table-cell office:value-type="float" office:value="0.2832133311" calcext:value-type="float">
            <text:p>0.2832133311</text:p>
          </table:table-cell>
          <table:table-cell office:value-type="float" office:value="0.1908623949" calcext:value-type="float">
            <text:p>0.1908623949</text:p>
          </table:table-cell>
          <table:table-cell office:value-type="string" calcext:value-type="string">
            <text:p>nan</text:p>
          </table:table-cell>
          <table:table-cell office:value-type="float" office:value="0.2832133311" calcext:value-type="float">
            <text:p>0.2832133311</text:p>
          </table:table-cell>
          <table:table-cell office:value-type="float" office:value="0.1908623949" calcext:value-type="float">
            <text:p>0.1908623949</text:p>
          </table:table-cell>
          <table:table-cell office:value-type="string" calcext:value-type="string">
            <text:p>nan</text:p>
          </table:table-cell>
          <table:table-cell office:value-type="float" office:value="0.3222006725" calcext:value-type="float">
            <text:p>0.3222006725</text:p>
          </table:table-cell>
          <table:table-cell office:value-type="float" office:value="0.2188937649" calcext:value-type="float">
            <text:p>0.2188937649</text:p>
          </table:table-cell>
          <table:table-cell office:value-type="float" office:value="0.105190003" calcext:value-type="float">
            <text:p>0.105190003</text:p>
          </table:table-cell>
          <table:table-cell office:value-type="float" office:value="0.2795808975" calcext:value-type="float">
            <text:p>0.2795808975</text:p>
          </table:table-cell>
          <table:table-cell office:value-type="float" office:value="0.1873670952" calcext:value-type="float">
            <text:p>0.1873670952</text:p>
          </table:table-cell>
          <table:table-cell office:value-type="float" office:value="0.1228721872" calcext:value-type="float">
            <text:p>0.1228721872</text:p>
          </table:table-cell>
          <table:table-cell office:value-type="float" office:value="0.2876233195" calcext:value-type="float">
            <text:p>0.2876233195</text:p>
          </table:table-cell>
          <table:table-cell office:value-type="float" office:value="0.1926111174" calcext:value-type="float">
            <text:p>0.1926111174</text:p>
          </table:table-cell>
          <table:table-cell office:value-type="string" calcext:value-type="string">
            <text:p>nan</text:p>
          </table:table-cell>
          <table:table-cell office:value-type="float" office:value="-0.3187954607" calcext:value-type="float">
            <text:p>-0.3187954607</text:p>
          </table:table-cell>
          <table:table-cell office:value-type="float" office:value="-0.8543711416" calcext:value-type="float">
            <text:p>-0.8543711416</text:p>
          </table:table-cell>
          <table:table-cell office:value-type="float" office:value="0.1993896229" calcext:value-type="float">
            <text:p>0.1993896229</text:p>
          </table:table-cell>
          <table:table-cell office:value-type="float" office:value="0.4086260988" calcext:value-type="float">
            <text:p>0.4086260988</text:p>
          </table:table-cell>
          <table:table-cell office:value-type="float" office:value="0.2801103228" calcext:value-type="float">
            <text:p>0.2801103228</text:p>
          </table:table-cell>
          <table:table-cell office:value-type="float" office:value="0.9978309564" calcext:value-type="float">
            <text:p>0.9978309564</text:p>
          </table:table-cell>
          <table:table-cell office:value-type="float" office:value="0.951924708" calcext:value-type="float">
            <text:p>0.951924708</text:p>
          </table:table-cell>
          <table:table-cell office:value-type="float" office:value="0.8611797701" calcext:value-type="float">
            <text:p>0.8611797701</text:p>
          </table:table-cell>
          <table:table-cell office:value-type="float" office:value="0.0516761265" calcext:value-type="float">
            <text:p>0.0516761265</text:p>
          </table:table-cell>
          <table:table-cell office:value-type="float" office:value="0.0564973164" calcext:value-type="float">
            <text:p>0.0564973164</text:p>
          </table:table-cell>
          <table:table-cell office:value-type="float" office:value="0.0391854998" calcext:value-type="float">
            <text:p>0.0391854998</text:p>
          </table:table-cell>
          <table:table-cell office:value-type="float" office:value="0.1353905145" calcext:value-type="float">
            <text:p>0.1353905145</text:p>
          </table:table-cell>
          <table:table-cell office:value-type="float" office:value="0.0589679893" calcext:value-type="float">
            <text:p>0.0589679893</text:p>
          </table:table-cell>
          <table:table-cell office:value-type="float" office:value="0.0416873204" calcext:value-type="float">
            <text:p>0.0416873204</text:p>
          </table:table-cell>
          <table:table-cell office:value-type="string" calcext:value-type="string">
            <text:p>nan</text:p>
          </table:table-cell>
          <table:table-cell office:value-type="float" office:value="0.3059956799" calcext:value-type="float">
            <text:p>0.3059956799</text:p>
          </table:table-cell>
          <table:table-cell office:value-type="float" office:value="0.2138403452" calcext:value-type="float">
            <text:p>0.2138403452</text:p>
          </table:table-cell>
          <table:table-cell office:value-type="string" calcext:value-type="string">
            <text:p>nan</text:p>
          </table:table-cell>
          <table:table-cell office:value-type="float" office:value="0.3059956799" calcext:value-type="float">
            <text:p>0.3059956799</text:p>
          </table:table-cell>
          <table:table-cell office:value-type="float" office:value="0.2138403452" calcext:value-type="float">
            <text:p>0.2138403452</text:p>
          </table:table-cell>
          <table:table-cell office:value-type="string" calcext:value-type="string">
            <text:p>nan</text:p>
          </table:table-cell>
          <table:table-cell office:value-type="float" office:value="0.35179076" calcext:value-type="float">
            <text:p>0.35179076</text:p>
          </table:table-cell>
          <table:table-cell office:value-type="float" office:value="0.2441161315" calcext:value-type="float">
            <text:p>0.2441161315</text:p>
          </table:table-cell>
          <table:table-cell office:value-type="float" office:value="0.111189945" calcext:value-type="float">
            <text:p>0.111189945</text:p>
          </table:table-cell>
          <table:table-cell office:value-type="float" office:value="0.3266567719" calcext:value-type="float">
            <text:p>0.3266567719</text:p>
          </table:table-cell>
          <table:table-cell office:value-type="float" office:value="0.2292839573" calcext:value-type="float">
            <text:p>0.2292839573</text:p>
          </table:table-cell>
          <table:table-cell office:value-type="float" office:value="0.1325875699" calcext:value-type="float">
            <text:p>0.1325875699</text:p>
          </table:table-cell>
          <table:table-cell office:value-type="float" office:value="0.3466419623" calcext:value-type="float">
            <text:p>0.3466419623</text:p>
          </table:table-cell>
          <table:table-cell office:value-type="float" office:value="0.2444096394" calcext:value-type="float">
            <text:p>0.2444096394</text:p>
          </table:table-cell>
          <table:table-cell office:value-type="float" office:value="-0.3527505953" calcext:value-type="float">
            <text:p>-0.3527505953</text:p>
          </table:table-cell>
          <table:table-cell office:value-type="float" office:value="-0.8153905186" calcext:value-type="float">
            <text:p>-0.8153905186</text:p>
          </table:table-cell>
        </table:table-row>
        <table:table-row table:style-name="ro1">
          <table:table-cell office:value-type="string" calcext:value-type="string">
            <text:p>Abatus_cordatus</text:p>
          </table:table-cell>
          <table:table-cell office:value-type="string" calcext:value-type="string">
            <text:p>Abatus cordatus</text:p>
          </table:table-cell>
          <table:table-cell office:value-type="float" office:value="3765" calcext:value-type="float">
            <text:p>3765</text:p>
          </table:table-cell>
          <table:table-cell office:value-type="float" office:value="719.00876494" calcext:value-type="float">
            <text:p>719.00876494</text:p>
          </table:table-cell>
          <table:table-cell office:value-type="float" office:value="575.316086044" calcext:value-type="float">
            <text:p>575.316086044</text:p>
          </table:table-cell>
          <table:table-cell office:value-type="float" office:value="0.5066520064" calcext:value-type="float">
            <text:p>0.5066520064</text:p>
          </table:table-cell>
          <table:table-cell office:value-type="float" office:value="0.0495571218" calcext:value-type="float">
            <text:p>0.0495571218</text:p>
          </table:table-cell>
          <table:table-cell office:value-type="float" office:value="0.570942167" calcext:value-type="float">
            <text:p>0.570942167</text:p>
          </table:table-cell>
          <table:table-cell office:value-type="float" office:value="0.1042459558" calcext:value-type="float">
            <text:p>0.1042459558</text:p>
          </table:table-cell>
          <table:table-cell office:value-type="float" office:value="0.3671986039" calcext:value-type="float">
            <text:p>0.3671986039</text:p>
          </table:table-cell>
          <table:table-cell office:value-type="float" office:value="0.0656342734" calcext:value-type="float">
            <text:p>0.0656342734</text:p>
          </table:table-cell>
          <table:table-cell office:value-type="float" office:value="-0.0103753463" calcext:value-type="float">
            <text:p>-0.0103753463</text:p>
          </table:table-cell>
          <table:table-cell office:value-type="float" office:value="-0.1011337715" calcext:value-type="float">
            <text:p>-0.1011337715</text:p>
          </table:table-cell>
          <table:table-cell office:value-type="float" office:value="-0.0712134209" calcext:value-type="float">
            <text:p>-0.0712134209</text:p>
          </table:table-cell>
          <table:table-cell office:value-type="float" office:value="0.2002416351" calcext:value-type="float">
            <text:p>0.2002416351</text:p>
          </table:table-cell>
          <table:table-cell office:value-type="float" office:value="0.1200552922" calcext:value-type="float">
            <text:p>0.1200552922</text:p>
          </table:table-cell>
          <table:table-cell office:value-type="float" office:value="0.0804783015" calcext:value-type="float">
            <text:p>0.0804783015</text:p>
          </table:table-cell>
          <table:table-cell office:value-type="float" office:value="-0.1060263848" calcext:value-type="float">
            <text:p>-0.1060263848</text:p>
          </table:table-cell>
          <table:table-cell office:value-type="float" office:value="-0.0291245794" calcext:value-type="float">
            <text:p>-0.0291245794</text:p>
          </table:table-cell>
          <table:table-cell office:value-type="float" office:value="-0.0192638185" calcext:value-type="float">
            <text:p>-0.0192638185</text:p>
          </table:table-cell>
          <table:table-cell office:value-type="float" office:value="-0.1060263848" calcext:value-type="float">
            <text:p>-0.1060263848</text:p>
          </table:table-cell>
          <table:table-cell office:value-type="float" office:value="-0.0291245794" calcext:value-type="float">
            <text:p>-0.0291245794</text:p>
          </table:table-cell>
          <table:table-cell office:value-type="float" office:value="-0.0192638185" calcext:value-type="float">
            <text:p>-0.0192638185</text:p>
          </table:table-cell>
          <table:table-cell office:value-type="float" office:value="-0.025121743" calcext:value-type="float">
            <text:p>-0.025121743</text:p>
          </table:table-cell>
          <table:table-cell office:value-type="float" office:value="0.0305915862" calcext:value-type="float">
            <text:p>0.0305915862</text:p>
          </table:table-cell>
          <table:table-cell office:value-type="float" office:value="0.0202748249" calcext:value-type="float">
            <text:p>0.0202748249</text:p>
          </table:table-cell>
          <table:table-cell office:value-type="float" office:value="-0.0596683134" calcext:value-type="float">
            <text:p>-0.0596683134</text:p>
          </table:table-cell>
          <table:table-cell office:value-type="float" office:value="-0.0014166441" calcext:value-type="float">
            <text:p>-0.0014166441</text:p>
          </table:table-cell>
          <table:table-cell office:value-type="float" office:value="-0.0010946057" calcext:value-type="float">
            <text:p>-0.0010946057</text:p>
          </table:table-cell>
          <table:table-cell office:value-type="float" office:value="-0.0285268524" calcext:value-type="float">
            <text:p>-0.0285268524</text:p>
          </table:table-cell>
          <table:table-cell office:value-type="float" office:value="0.0207198139" calcext:value-type="float">
            <text:p>0.0207198139</text:p>
          </table:table-cell>
          <table:table-cell office:value-type="float" office:value="0.0137202994" calcext:value-type="float">
            <text:p>0.0137202994</text:p>
          </table:table-cell>
          <table:table-cell office:value-type="string" calcext:value-type="string">
            <text:p>nan</text:p>
          </table:table-cell>
          <table:table-cell office:value-type="float" office:value="-0.0701217681" calcext:value-type="float">
            <text:p>-0.0701217681</text:p>
          </table:table-cell>
          <table:table-cell office:value-type="float" office:value="-0.9080075021" calcext:value-type="float">
            <text:p>-0.9080075021</text:p>
          </table:table-cell>
          <table:table-cell office:value-type="float" office:value="0.0374190886" calcext:value-type="float">
            <text:p>0.0374190886</text:p>
          </table:table-cell>
          <table:table-cell office:value-type="float" office:value="0.0980112876" calcext:value-type="float">
            <text:p>0.0980112876</text:p>
          </table:table-cell>
          <table:table-cell office:value-type="float" office:value="0.0647580036" calcext:value-type="float">
            <text:p>0.0647580036</text:p>
          </table:table-cell>
          <table:table-cell office:value-type="float" office:value="0.9988224409" calcext:value-type="float">
            <text:p>0.9988224409</text:p>
          </table:table-cell>
          <table:table-cell office:value-type="float" office:value="0.9747990998" calcext:value-type="float">
            <text:p>0.9747990998</text:p>
          </table:table-cell>
          <table:table-cell office:value-type="float" office:value="0.8843874849" calcext:value-type="float">
            <text:p>0.8843874849</text:p>
          </table:table-cell>
          <table:table-cell office:value-type="float" office:value="0.0250451247" calcext:value-type="float">
            <text:p>0.0250451247</text:p>
          </table:table-cell>
          <table:table-cell office:value-type="float" office:value="0.0594340051" calcext:value-type="float">
            <text:p>0.0594340051</text:p>
          </table:table-cell>
          <table:table-cell office:value-type="float" office:value="0.0394999517" calcext:value-type="float">
            <text:p>0.0394999517</text:p>
          </table:table-cell>
          <table:table-cell office:value-type="float" office:value="0.2055658222" calcext:value-type="float">
            <text:p>0.2055658222</text:p>
          </table:table-cell>
          <table:table-cell office:value-type="float" office:value="0.1411560934" calcext:value-type="float">
            <text:p>0.1411560934</text:p>
          </table:table-cell>
          <table:table-cell office:value-type="float" office:value="0.095517138" calcext:value-type="float">
            <text:p>0.095517138</text:p>
          </table:table-cell>
          <table:table-cell office:value-type="float" office:value="-0.1062020343" calcext:value-type="float">
            <text:p>-0.1062020343</text:p>
          </table:table-cell>
          <table:table-cell office:value-type="float" office:value="-0.0363033923" calcext:value-type="float">
            <text:p>-0.0363033923</text:p>
          </table:table-cell>
          <table:table-cell office:value-type="float" office:value="-0.0239463058" calcext:value-type="float">
            <text:p>-0.0239463058</text:p>
          </table:table-cell>
          <table:table-cell office:value-type="float" office:value="-0.1062020343" calcext:value-type="float">
            <text:p>-0.1062020343</text:p>
          </table:table-cell>
          <table:table-cell office:value-type="float" office:value="-0.0363033923" calcext:value-type="float">
            <text:p>-0.0363033923</text:p>
          </table:table-cell>
          <table:table-cell office:value-type="float" office:value="-0.0239463058" calcext:value-type="float">
            <text:p>-0.0239463058</text:p>
          </table:table-cell>
          <table:table-cell office:value-type="float" office:value="-0.0243939709" calcext:value-type="float">
            <text:p>-0.0243939709</text:p>
          </table:table-cell>
          <table:table-cell office:value-type="float" office:value="0.027497582" calcext:value-type="float">
            <text:p>0.027497582</text:p>
          </table:table-cell>
          <table:table-cell office:value-type="float" office:value="0.0183962012" calcext:value-type="float">
            <text:p>0.0183962012</text:p>
          </table:table-cell>
          <table:table-cell office:value-type="float" office:value="-0.054799438" calcext:value-type="float">
            <text:p>-0.054799438</text:p>
          </table:table-cell>
          <table:table-cell office:value-type="float" office:value="0.0095829976" calcext:value-type="float">
            <text:p>0.0095829976</text:p>
          </table:table-cell>
          <table:table-cell office:value-type="float" office:value="0.0064408436" calcext:value-type="float">
            <text:p>0.0064408436</text:p>
          </table:table-cell>
          <table:table-cell office:value-type="float" office:value="-0.0230584411" calcext:value-type="float">
            <text:p>-0.0230584411</text:p>
          </table:table-cell>
          <table:table-cell office:value-type="float" office:value="0.0339501401" calcext:value-type="float">
            <text:p>0.0339501401</text:p>
          </table:table-cell>
          <table:table-cell office:value-type="float" office:value="0.0227617758" calcext:value-type="float">
            <text:p>0.0227617758</text:p>
          </table:table-cell>
          <table:table-cell office:value-type="float" office:value="-0.0704991902" calcext:value-type="float">
            <text:p>-0.0704991902</text:p>
          </table:table-cell>
          <table:table-cell office:value-type="float" office:value="-0.5760804661" calcext:value-type="float">
            <text:p>-0.5760804661</text:p>
          </table:table-cell>
        </table:table-row>
        <table:table-row table:style-name="ro1">
          <table:table-cell office:value-type="string" calcext:value-type="string">
            <text:p>Allolobophora_chlorotica_L1</text:p>
          </table:table-cell>
          <table:table-cell office:value-type="string" calcext:value-type="string">
            <text:p>Allolobophora chlorotica L1</text:p>
          </table:table-cell>
          <table:table-cell office:value-type="float" office:value="28979" calcext:value-type="float">
            <text:p>28979</text:p>
          </table:table-cell>
          <table:table-cell office:value-type="float" office:value="612.433589841" calcext:value-type="float">
            <text:p>612.433589841</text:p>
          </table:table-cell>
          <table:table-cell office:value-type="float" office:value="475.773426747" calcext:value-type="float">
            <text:p>475.773426747</text:p>
          </table:table-cell>
          <table:table-cell office:value-type="float" office:value="0.4822166574" calcext:value-type="float">
            <text:p>0.4822166574</text:p>
          </table:table-cell>
          <table:table-cell office:value-type="float" office:value="0.0434321013" calcext:value-type="float">
            <text:p>0.0434321013</text:p>
          </table:table-cell>
          <table:table-cell office:value-type="float" office:value="0.5084580346" calcext:value-type="float">
            <text:p>0.5084580346</text:p>
          </table:table-cell>
          <table:table-cell office:value-type="float" office:value="0.0957577688" calcext:value-type="float">
            <text:p>0.0957577688</text:p>
          </table:table-cell>
          <table:table-cell office:value-type="float" office:value="0.3990069714" calcext:value-type="float">
            <text:p>0.3990069714</text:p>
          </table:table-cell>
          <table:table-cell office:value-type="float" office:value="0.0684316523" calcext:value-type="float">
            <text:p>0.0684316523</text:p>
          </table:table-cell>
          <table:table-cell office:value-type="float" office:value="0.0010542297" calcext:value-type="float">
            <text:p>0.0010542297</text:p>
          </table:table-cell>
          <table:table-cell office:value-type="float" office:value="-0.1628120374" calcext:value-type="float">
            <text:p>-0.1628120374</text:p>
          </table:table-cell>
          <table:table-cell office:value-type="float" office:value="-0.1096041986" calcext:value-type="float">
            <text:p>-0.1096041986</text:p>
          </table:table-cell>
          <table:table-cell office:value-type="float" office:value="0.1264511377" calcext:value-type="float">
            <text:p>0.1264511377</text:p>
          </table:table-cell>
          <table:table-cell office:value-type="float" office:value="0.0925361836" calcext:value-type="float">
            <text:p>0.0925361836</text:p>
          </table:table-cell>
          <table:table-cell office:value-type="float" office:value="0.0624216686" calcext:value-type="float">
            <text:p>0.0624216686</text:p>
          </table:table-cell>
          <table:table-cell office:value-type="string" calcext:value-type="string">
            <text:p>nan</text:p>
          </table:table-cell>
          <table:table-cell office:value-type="float" office:value="0.3052964356" calcext:value-type="float">
            <text:p>0.3052964356</text:p>
          </table:table-cell>
          <table:table-cell office:value-type="float" office:value="0.1963707742" calcext:value-type="float">
            <text:p>0.1963707742</text:p>
          </table:table-cell>
          <table:table-cell office:value-type="string" calcext:value-type="string">
            <text:p>nan</text:p>
          </table:table-cell>
          <table:table-cell office:value-type="float" office:value="0.3052964356" calcext:value-type="float">
            <text:p>0.3052964356</text:p>
          </table:table-cell>
          <table:table-cell office:value-type="float" office:value="0.1963707742" calcext:value-type="float">
            <text:p>0.1963707742</text:p>
          </table:table-cell>
          <table:table-cell office:value-type="string" calcext:value-type="string">
            <text:p>nan</text:p>
          </table:table-cell>
          <table:table-cell office:value-type="float" office:value="0.3076949421" calcext:value-type="float">
            <text:p>0.3076949421</text:p>
          </table:table-cell>
          <table:table-cell office:value-type="float" office:value="0.1981837937" calcext:value-type="float">
            <text:p>0.1981837937</text:p>
          </table:table-cell>
          <table:table-cell office:value-type="float" office:value="0.1049156868" calcext:value-type="float">
            <text:p>0.1049156868</text:p>
          </table:table-cell>
          <table:table-cell office:value-type="float" office:value="0.2851731237" calcext:value-type="float">
            <text:p>0.2851731237</text:p>
          </table:table-cell>
          <table:table-cell office:value-type="float" office:value="0.1904355294" calcext:value-type="float">
            <text:p>0.1904355294</text:p>
          </table:table-cell>
          <table:table-cell office:value-type="float" office:value="0.0812751229" calcext:value-type="float">
            <text:p>0.0812751229</text:p>
          </table:table-cell>
          <table:table-cell office:value-type="float" office:value="0.2684589464" calcext:value-type="float">
            <text:p>0.2684589464</text:p>
          </table:table-cell>
          <table:table-cell office:value-type="float" office:value="0.1787859886" calcext:value-type="float">
            <text:p>0.1787859886</text:p>
          </table:table-cell>
          <table:table-cell office:value-type="string" calcext:value-type="string">
            <text:p>nan</text:p>
          </table:table-cell>
          <table:table-cell office:value-type="float" office:value="-0.2954685329" calcext:value-type="float">
            <text:p>-0.2954685329</text:p>
          </table:table-cell>
          <table:table-cell office:value-type="float" office:value="-0.8705244951" calcext:value-type="float">
            <text:p>-0.8705244951</text:p>
          </table:table-cell>
          <table:table-cell office:value-type="float" office:value="0.172905183" calcext:value-type="float">
            <text:p>0.172905183</text:p>
          </table:table-cell>
          <table:table-cell office:value-type="float" office:value="0.4132857699" calcext:value-type="float">
            <text:p>0.4132857699</text:p>
          </table:table-cell>
          <table:table-cell office:value-type="float" office:value="0.282741637" calcext:value-type="float">
            <text:p>0.282741637</text:p>
          </table:table-cell>
          <table:table-cell office:value-type="float" office:value="0.9977346584" calcext:value-type="float">
            <text:p>0.9977346584</text:p>
          </table:table-cell>
          <table:table-cell office:value-type="float" office:value="0.9556636419" calcext:value-type="float">
            <text:p>0.9556636419</text:p>
          </table:table-cell>
          <table:table-cell office:value-type="float" office:value="0.8632024677" calcext:value-type="float">
            <text:p>0.8632024677</text:p>
          </table:table-cell>
          <table:table-cell office:value-type="float" office:value="0.0393825036" calcext:value-type="float">
            <text:p>0.0393825036</text:p>
          </table:table-cell>
          <table:table-cell office:value-type="float" office:value="0.0280410745" calcext:value-type="float">
            <text:p>0.0280410745</text:p>
          </table:table-cell>
          <table:table-cell office:value-type="float" office:value="0.0198814469" calcext:value-type="float">
            <text:p>0.0198814469</text:p>
          </table:table-cell>
          <table:table-cell office:value-type="float" office:value="0.1300722701" calcext:value-type="float">
            <text:p>0.1300722701</text:p>
          </table:table-cell>
          <table:table-cell office:value-type="float" office:value="0.1051255273" calcext:value-type="float">
            <text:p>0.1051255273</text:p>
          </table:table-cell>
          <table:table-cell office:value-type="float" office:value="0.0732422255" calcext:value-type="float">
            <text:p>0.0732422255</text:p>
          </table:table-cell>
          <table:table-cell office:value-type="string" calcext:value-type="string">
            <text:p>nan</text:p>
          </table:table-cell>
          <table:table-cell office:value-type="float" office:value="0.3517483708" calcext:value-type="float">
            <text:p>0.3517483708</text:p>
          </table:table-cell>
          <table:table-cell office:value-type="float" office:value="0.1316443392" calcext:value-type="float">
            <text:p>0.1316443392</text:p>
          </table:table-cell>
          <table:table-cell office:value-type="string" calcext:value-type="string">
            <text:p>nan</text:p>
          </table:table-cell>
          <table:table-cell office:value-type="float" office:value="0.3517483708" calcext:value-type="float">
            <text:p>0.3517483708</text:p>
          </table:table-cell>
          <table:table-cell office:value-type="float" office:value="0.1316443392" calcext:value-type="float">
            <text:p>0.1316443392</text:p>
          </table:table-cell>
          <table:table-cell office:value-type="string" calcext:value-type="string">
            <text:p>nan</text:p>
          </table:table-cell>
          <table:table-cell office:value-type="float" office:value="0.3569601912" calcext:value-type="float">
            <text:p>0.3569601912</text:p>
          </table:table-cell>
          <table:table-cell office:value-type="float" office:value="0.1334846706" calcext:value-type="float">
            <text:p>0.1334846706</text:p>
          </table:table-cell>
          <table:table-cell office:value-type="float" office:value="0.1199465782" calcext:value-type="float">
            <text:p>0.1199465782</text:p>
          </table:table-cell>
          <table:table-cell office:value-type="float" office:value="0.3484956051" calcext:value-type="float">
            <text:p>0.3484956051</text:p>
          </table:table-cell>
          <table:table-cell office:value-type="float" office:value="0.2446257363" calcext:value-type="float">
            <text:p>0.2446257363</text:p>
          </table:table-cell>
          <table:table-cell office:value-type="float" office:value="0.0962520845" calcext:value-type="float">
            <text:p>0.0962520845</text:p>
          </table:table-cell>
          <table:table-cell office:value-type="float" office:value="0.3312013172" calcext:value-type="float">
            <text:p>0.3312013172</text:p>
          </table:table-cell>
          <table:table-cell office:value-type="float" office:value="0.2320135342" calcext:value-type="float">
            <text:p>0.2320135342</text:p>
          </table:table-cell>
          <table:table-cell office:value-type="float" office:value="-0.3420453608" calcext:value-type="float">
            <text:p>-0.3420453608</text:p>
          </table:table-cell>
          <table:table-cell office:value-type="float" office:value="-0.82653871" calcext:value-type="float">
            <text:p>-0.82653871</text:p>
          </table:table-cell>
        </table:table-row>
        <table:table-row table:style-name="ro1">
          <table:table-cell office:value-type="string" calcext:value-type="string">
            <text:p>Allolobophora_chlorotica_L2</text:p>
          </table:table-cell>
          <table:table-cell office:value-type="string" calcext:value-type="string">
            <text:p>Allolobophora chlorotica L2</text:p>
          </table:table-cell>
          <table:table-cell office:value-type="float" office:value="50541" calcext:value-type="float">
            <text:p>50541</text:p>
          </table:table-cell>
          <table:table-cell office:value-type="float" office:value="492.879939059" calcext:value-type="float">
            <text:p>492.879939059</text:p>
          </table:table-cell>
          <table:table-cell office:value-type="float" office:value="286.509038887" calcext:value-type="float">
            <text:p>286.509038887</text:p>
          </table:table-cell>
          <table:table-cell office:value-type="float" office:value="0.4833692998" calcext:value-type="float">
            <text:p>0.4833692998</text:p>
          </table:table-cell>
          <table:table-cell office:value-type="float" office:value="0.0452537499" calcext:value-type="float">
            <text:p>0.0452537499</text:p>
          </table:table-cell>
          <table:table-cell office:value-type="float" office:value="0.5109270928" calcext:value-type="float">
            <text:p>0.5109270928</text:p>
          </table:table-cell>
          <table:table-cell office:value-type="float" office:value="0.1004043156" calcext:value-type="float">
            <text:p>0.1004043156</text:p>
          </table:table-cell>
          <table:table-cell office:value-type="float" office:value="0.4009946064" calcext:value-type="float">
            <text:p>0.4009946064</text:p>
          </table:table-cell>
          <table:table-cell office:value-type="float" office:value="0.0777398713" calcext:value-type="float">
            <text:p>0.0777398713</text:p>
          </table:table-cell>
          <table:table-cell office:value-type="float" office:value="-0.0008335453" calcext:value-type="float">
            <text:p>-0.0008335453</text:p>
          </table:table-cell>
          <table:table-cell office:value-type="float" office:value="-0.0948741022" calcext:value-type="float">
            <text:p>-0.0948741022</text:p>
          </table:table-cell>
          <table:table-cell office:value-type="float" office:value="-0.0652541561" calcext:value-type="float">
            <text:p>-0.0652541561</text:p>
          </table:table-cell>
          <table:table-cell office:value-type="float" office:value="0.1310027784" calcext:value-type="float">
            <text:p>0.1310027784</text:p>
          </table:table-cell>
          <table:table-cell office:value-type="float" office:value="0.106492714" calcext:value-type="float">
            <text:p>0.106492714</text:p>
          </table:table-cell>
          <table:table-cell office:value-type="float" office:value="0.071343273" calcext:value-type="float">
            <text:p>0.071343273</text:p>
          </table:table-cell>
          <table:table-cell office:value-type="string" calcext:value-type="string">
            <text:p>nan</text:p>
          </table:table-cell>
          <table:table-cell office:value-type="float" office:value="-0.0553505722" calcext:value-type="float">
            <text:p>-0.0553505722</text:p>
          </table:table-cell>
          <table:table-cell office:value-type="float" office:value="-0.0366112098" calcext:value-type="float">
            <text:p>-0.0366112098</text:p>
          </table:table-cell>
          <table:table-cell office:value-type="string" calcext:value-type="string">
            <text:p>nan</text:p>
          </table:table-cell>
          <table:table-cell office:value-type="float" office:value="-0.0553505722" calcext:value-type="float">
            <text:p>-0.0553505722</text:p>
          </table:table-cell>
          <table:table-cell office:value-type="float" office:value="-0.0366112098" calcext:value-type="float">
            <text:p>-0.0366112098</text:p>
          </table:table-cell>
          <table:table-cell office:value-type="string" calcext:value-type="string">
            <text:p>nan</text:p>
          </table:table-cell>
          <table:table-cell office:value-type="float" office:value="-0.0649653806" calcext:value-type="float">
            <text:p>-0.0649653806</text:p>
          </table:table-cell>
          <table:table-cell office:value-type="float" office:value="-0.0428321873" calcext:value-type="float">
            <text:p>-0.0428321873</text:p>
          </table:table-cell>
          <table:table-cell office:value-type="float" office:value="-0.0420576052" calcext:value-type="float">
            <text:p>-0.0420576052</text:p>
          </table:table-cell>
          <table:table-cell office:value-type="float" office:value="-0.0489806081" calcext:value-type="float">
            <text:p>-0.0489806081</text:p>
          </table:table-cell>
          <table:table-cell office:value-type="float" office:value="-0.0325816571" calcext:value-type="float">
            <text:p>-0.0325816571</text:p>
          </table:table-cell>
          <table:table-cell office:value-type="float" office:value="-0.07046973" calcext:value-type="float">
            <text:p>-0.07046973</text:p>
          </table:table-cell>
          <table:table-cell office:value-type="float" office:value="-0.0745581677" calcext:value-type="float">
            <text:p>-0.0745581677</text:p>
          </table:table-cell>
          <table:table-cell office:value-type="float" office:value="-0.0496731864" calcext:value-type="float">
            <text:p>-0.0496731864</text:p>
          </table:table-cell>
          <table:table-cell office:value-type="string" calcext:value-type="string">
            <text:p>nan</text:p>
          </table:table-cell>
          <table:table-cell office:value-type="float" office:value="0.0280860091" calcext:value-type="float">
            <text:p>0.0280860091</text:p>
          </table:table-cell>
          <table:table-cell office:value-type="float" office:value="-0.9466650135" calcext:value-type="float">
            <text:p>-0.9466650135</text:p>
          </table:table-cell>
          <table:table-cell office:value-type="float" office:value="-0.0098508091" calcext:value-type="float">
            <text:p>-0.0098508091</text:p>
          </table:table-cell>
          <table:table-cell office:value-type="float" office:value="0.0017368202" calcext:value-type="float">
            <text:p>0.0017368202</text:p>
          </table:table-cell>
          <table:table-cell office:value-type="float" office:value="0.0011952371" calcext:value-type="float">
            <text:p>0.0011952371</text:p>
          </table:table-cell>
          <table:table-cell office:value-type="float" office:value="0.9990112588" calcext:value-type="float">
            <text:p>0.9990112588</text:p>
          </table:table-cell>
          <table:table-cell office:value-type="float" office:value="0.9879008815" calcext:value-type="float">
            <text:p>0.9879008815</text:p>
          </table:table-cell>
          <table:table-cell office:value-type="float" office:value="0.9233515867" calcext:value-type="float">
            <text:p>0.9233515867</text:p>
          </table:table-cell>
          <table:table-cell office:value-type="float" office:value="0.0383939001" calcext:value-type="float">
            <text:p>0.0383939001</text:p>
          </table:table-cell>
          <table:table-cell office:value-type="float" office:value="0.0278582455" calcext:value-type="float">
            <text:p>0.0278582455</text:p>
          </table:table-cell>
          <table:table-cell office:value-type="float" office:value="0.0188018763" calcext:value-type="float">
            <text:p>0.0188018763</text:p>
          </table:table-cell>
          <table:table-cell office:value-type="float" office:value="0.1297858619" calcext:value-type="float">
            <text:p>0.1297858619</text:p>
          </table:table-cell>
          <table:table-cell office:value-type="float" office:value="0.1103013817" calcext:value-type="float">
            <text:p>0.1103013817</text:p>
          </table:table-cell>
          <table:table-cell office:value-type="float" office:value="0.0743941253" calcext:value-type="float">
            <text:p>0.0743941253</text:p>
          </table:table-cell>
          <table:table-cell office:value-type="string" calcext:value-type="string">
            <text:p>nan</text:p>
          </table:table-cell>
          <table:table-cell office:value-type="float" office:value="-0.0385413024" calcext:value-type="float">
            <text:p>-0.0385413024</text:p>
          </table:table-cell>
          <table:table-cell office:value-type="float" office:value="-0.0311936468" calcext:value-type="float">
            <text:p>-0.0311936468</text:p>
          </table:table-cell>
          <table:table-cell office:value-type="string" calcext:value-type="string">
            <text:p>nan</text:p>
          </table:table-cell>
          <table:table-cell office:value-type="float" office:value="-0.0385413024" calcext:value-type="float">
            <text:p>-0.0385413024</text:p>
          </table:table-cell>
          <table:table-cell office:value-type="float" office:value="-0.0311936468" calcext:value-type="float">
            <text:p>-0.0311936468</text:p>
          </table:table-cell>
          <table:table-cell office:value-type="string" calcext:value-type="string">
            <text:p>nan</text:p>
          </table:table-cell>
          <table:table-cell office:value-type="float" office:value="-0.0448758451" calcext:value-type="float">
            <text:p>-0.0448758451</text:p>
          </table:table-cell>
          <table:table-cell office:value-type="float" office:value="-0.0345251024" calcext:value-type="float">
            <text:p>-0.0345251024</text:p>
          </table:table-cell>
          <table:table-cell office:value-type="float" office:value="-0.0308446396" calcext:value-type="float">
            <text:p>-0.0308446396</text:p>
          </table:table-cell>
          <table:table-cell office:value-type="float" office:value="-0.0166812511" calcext:value-type="float">
            <text:p>-0.0166812511</text:p>
          </table:table-cell>
          <table:table-cell office:value-type="float" office:value="-0.011300036" calcext:value-type="float">
            <text:p>-0.011300036</text:p>
          </table:table-cell>
          <table:table-cell office:value-type="float" office:value="-0.0572054749" calcext:value-type="float">
            <text:p>-0.0572054749</text:p>
          </table:table-cell>
          <table:table-cell office:value-type="float" office:value="-0.0374107143" calcext:value-type="float">
            <text:p>-0.0374107143</text:p>
          </table:table-cell>
          <table:table-cell office:value-type="float" office:value="-0.0252640692" calcext:value-type="float">
            <text:p>-0.0252640692</text:p>
          </table:table-cell>
          <table:table-cell office:value-type="float" office:value="0.0046419127" calcext:value-type="float">
            <text:p>0.0046419127</text:p>
          </table:table-cell>
          <table:table-cell office:value-type="float" office:value="-0.7296640906" calcext:value-type="float">
            <text:p>-0.7296640906</text:p>
          </table:table-cell>
        </table:table-row>
        <table:table-row table:style-name="ro1">
          <table:table-cell office:value-type="string" calcext:value-type="string">
            <text:p>Allolobophora_chlorotica_L4</text:p>
          </table:table-cell>
          <table:table-cell office:value-type="string" calcext:value-type="string">
            <text:p>Allolobophora chlorotica L4</text:p>
          </table:table-cell>
          <table:table-cell office:value-type="float" office:value="21991" calcext:value-type="float">
            <text:p>21991</text:p>
          </table:table-cell>
          <table:table-cell office:value-type="float" office:value="630.500977673" calcext:value-type="float">
            <text:p>630.500977673</text:p>
          </table:table-cell>
          <table:table-cell office:value-type="float" office:value="494.463292748" calcext:value-type="float">
            <text:p>494.463292748</text:p>
          </table:table-cell>
          <table:table-cell office:value-type="float" office:value="0.484035192" calcext:value-type="float">
            <text:p>0.484035192</text:p>
          </table:table-cell>
          <table:table-cell office:value-type="float" office:value="0.0424815646" calcext:value-type="float">
            <text:p>0.0424815646</text:p>
          </table:table-cell>
          <table:table-cell office:value-type="float" office:value="0.5108230863" calcext:value-type="float">
            <text:p>0.5108230863</text:p>
          </table:table-cell>
          <table:table-cell office:value-type="float" office:value="0.0949605909" calcext:value-type="float">
            <text:p>0.0949605909</text:p>
          </table:table-cell>
          <table:table-cell office:value-type="float" office:value="0.3968274995" calcext:value-type="float">
            <text:p>0.3968274995</text:p>
          </table:table-cell>
          <table:table-cell office:value-type="float" office:value="0.0678019325" calcext:value-type="float">
            <text:p>0.0678019325</text:p>
          </table:table-cell>
          <table:table-cell office:value-type="float" office:value="0.005493727" calcext:value-type="float">
            <text:p>0.005493727</text:p>
          </table:table-cell>
          <table:table-cell office:value-type="float" office:value="-0.162951563" calcext:value-type="float">
            <text:p>-0.162951563</text:p>
          </table:table-cell>
          <table:table-cell office:value-type="float" office:value="-0.1156455074" calcext:value-type="float">
            <text:p>-0.1156455074</text:p>
          </table:table-cell>
          <table:table-cell office:value-type="float" office:value="0.1307865089" calcext:value-type="float">
            <text:p>0.1307865089</text:p>
          </table:table-cell>
          <table:table-cell office:value-type="float" office:value="0.0969143488" calcext:value-type="float">
            <text:p>0.0969143488</text:p>
          </table:table-cell>
          <table:table-cell office:value-type="float" office:value="0.0653203782" calcext:value-type="float">
            <text:p>0.0653203782</text:p>
          </table:table-cell>
          <table:table-cell office:value-type="string" calcext:value-type="string">
            <text:p>nan</text:p>
          </table:table-cell>
          <table:table-cell office:value-type="float" office:value="0.2939961294" calcext:value-type="float">
            <text:p>0.2939961294</text:p>
          </table:table-cell>
          <table:table-cell office:value-type="float" office:value="0.1979678145" calcext:value-type="float">
            <text:p>0.1979678145</text:p>
          </table:table-cell>
          <table:table-cell office:value-type="string" calcext:value-type="string">
            <text:p>nan</text:p>
          </table:table-cell>
          <table:table-cell office:value-type="float" office:value="0.2939961294" calcext:value-type="float">
            <text:p>0.2939961294</text:p>
          </table:table-cell>
          <table:table-cell office:value-type="float" office:value="0.1979678145" calcext:value-type="float">
            <text:p>0.1979678145</text:p>
          </table:table-cell>
          <table:table-cell office:value-type="string" calcext:value-type="string">
            <text:p>nan</text:p>
          </table:table-cell>
          <table:table-cell office:value-type="float" office:value="0.2944607388" calcext:value-type="float">
            <text:p>0.2944607388</text:p>
          </table:table-cell>
          <table:table-cell office:value-type="float" office:value="0.1981948671" calcext:value-type="float">
            <text:p>0.1981948671</text:p>
          </table:table-cell>
          <table:table-cell office:value-type="float" office:value="0.0844152146" calcext:value-type="float">
            <text:p>0.0844152146</text:p>
          </table:table-cell>
          <table:table-cell office:value-type="float" office:value="0.2798755383" calcext:value-type="float">
            <text:p>0.2798755383</text:p>
          </table:table-cell>
          <table:table-cell office:value-type="float" office:value="0.1863929127" calcext:value-type="float">
            <text:p>0.1863929127</text:p>
          </table:table-cell>
          <table:table-cell office:value-type="float" office:value="0.0549687418" calcext:value-type="float">
            <text:p>0.0549687418</text:p>
          </table:table-cell>
          <table:table-cell office:value-type="float" office:value="0.2616357637" calcext:value-type="float">
            <text:p>0.2616357637</text:p>
          </table:table-cell>
          <table:table-cell office:value-type="float" office:value="0.1741186917" calcext:value-type="float">
            <text:p>0.1741186917</text:p>
          </table:table-cell>
          <table:table-cell office:value-type="string" calcext:value-type="string">
            <text:p>nan</text:p>
          </table:table-cell>
          <table:table-cell office:value-type="float" office:value="-0.2906254984" calcext:value-type="float">
            <text:p>-0.2906254984</text:p>
          </table:table-cell>
          <table:table-cell office:value-type="float" office:value="-0.8430738059" calcext:value-type="float">
            <text:p>-0.8430738059</text:p>
          </table:table-cell>
          <table:table-cell office:value-type="float" office:value="0.1615778953" calcext:value-type="float">
            <text:p>0.1615778953</text:p>
          </table:table-cell>
          <table:table-cell office:value-type="float" office:value="0.4166096095" calcext:value-type="float">
            <text:p>0.4166096095</text:p>
          </table:table-cell>
          <table:table-cell office:value-type="float" office:value="0.2845692647" calcext:value-type="float">
            <text:p>0.2845692647</text:p>
          </table:table-cell>
          <table:table-cell office:value-type="float" office:value="0.9981749448" calcext:value-type="float">
            <text:p>0.9981749448</text:p>
          </table:table-cell>
          <table:table-cell office:value-type="float" office:value="0.9539142504" calcext:value-type="float">
            <text:p>0.9539142504</text:p>
          </table:table-cell>
          <table:table-cell office:value-type="float" office:value="0.8637674127" calcext:value-type="float">
            <text:p>0.8637674127</text:p>
          </table:table-cell>
          <table:table-cell office:value-type="float" office:value="0.0374173838" calcext:value-type="float">
            <text:p>0.0374173838</text:p>
          </table:table-cell>
          <table:table-cell office:value-type="float" office:value="0.039286641" calcext:value-type="float">
            <text:p>0.039286641</text:p>
          </table:table-cell>
          <table:table-cell office:value-type="float" office:value="0.0276739626" calcext:value-type="float">
            <text:p>0.0276739626</text:p>
          </table:table-cell>
          <table:table-cell office:value-type="float" office:value="0.1344238908" calcext:value-type="float">
            <text:p>0.1344238908</text:p>
          </table:table-cell>
          <table:table-cell office:value-type="float" office:value="0.1100454611" calcext:value-type="float">
            <text:p>0.1100454611</text:p>
          </table:table-cell>
          <table:table-cell office:value-type="float" office:value="0.0770599506" calcext:value-type="float">
            <text:p>0.0770599506</text:p>
          </table:table-cell>
          <table:table-cell office:value-type="string" calcext:value-type="string">
            <text:p>nan</text:p>
          </table:table-cell>
          <table:table-cell office:value-type="float" office:value="0.3360704166" calcext:value-type="float">
            <text:p>0.3360704166</text:p>
          </table:table-cell>
          <table:table-cell office:value-type="float" office:value="0.1539566626" calcext:value-type="float">
            <text:p>0.1539566626</text:p>
          </table:table-cell>
          <table:table-cell office:value-type="string" calcext:value-type="string">
            <text:p>nan</text:p>
          </table:table-cell>
          <table:table-cell office:value-type="float" office:value="0.3360704166" calcext:value-type="float">
            <text:p>0.3360704166</text:p>
          </table:table-cell>
          <table:table-cell office:value-type="float" office:value="0.1539566626" calcext:value-type="float">
            <text:p>0.1539566626</text:p>
          </table:table-cell>
          <table:table-cell office:value-type="string" calcext:value-type="string">
            <text:p>nan</text:p>
          </table:table-cell>
          <table:table-cell office:value-type="float" office:value="0.3407174548" calcext:value-type="float">
            <text:p>0.3407174548</text:p>
          </table:table-cell>
          <table:table-cell office:value-type="float" office:value="0.1589455037" calcext:value-type="float">
            <text:p>0.1589455037</text:p>
          </table:table-cell>
          <table:table-cell office:value-type="float" office:value="0.0969057369" calcext:value-type="float">
            <text:p>0.0969057369</text:p>
          </table:table-cell>
          <table:table-cell office:value-type="float" office:value="0.3409802913" calcext:value-type="float">
            <text:p>0.3409802913</text:p>
          </table:table-cell>
          <table:table-cell office:value-type="float" office:value="0.2402928093" calcext:value-type="float">
            <text:p>0.2402928093</text:p>
          </table:table-cell>
          <table:table-cell office:value-type="float" office:value="0.0665787418" calcext:value-type="float">
            <text:p>0.0665787418</text:p>
          </table:table-cell>
          <table:table-cell office:value-type="float" office:value="0.3188349905" calcext:value-type="float">
            <text:p>0.3188349905</text:p>
          </table:table-cell>
          <table:table-cell office:value-type="float" office:value="0.2245188247" calcext:value-type="float">
            <text:p>0.2245188247</text:p>
          </table:table-cell>
          <table:table-cell office:value-type="float" office:value="-0.331416726" calcext:value-type="float">
            <text:p>-0.331416726</text:p>
          </table:table-cell>
          <table:table-cell office:value-type="float" office:value="-0.5255566888" calcext:value-type="float">
            <text:p>-0.5255566888</text:p>
          </table:table-cell>
        </table:table-row>
        <table:table-row table:style-name="ro1">
          <table:table-cell office:value-type="string" calcext:value-type="string">
            <text:p>Aporrectodea_icterica</text:p>
          </table:table-cell>
          <table:table-cell office:value-type="string" calcext:value-type="string">
            <text:p>Aporrectodea icterica</text:p>
          </table:table-cell>
          <table:table-cell office:value-type="float" office:value="12908" calcext:value-type="float">
            <text:p>12908</text:p>
          </table:table-cell>
          <table:table-cell office:value-type="float" office:value="559.392159901" calcext:value-type="float">
            <text:p>559.392159901</text:p>
          </table:table-cell>
          <table:table-cell office:value-type="float" office:value="468.304580991" calcext:value-type="float">
            <text:p>468.304580991</text:p>
          </table:table-cell>
          <table:table-cell office:value-type="float" office:value="0.4828240979" calcext:value-type="float">
            <text:p>0.4828240979</text:p>
          </table:table-cell>
          <table:table-cell office:value-type="float" office:value="0.0420958443" calcext:value-type="float">
            <text:p>0.0420958443</text:p>
          </table:table-cell>
          <table:table-cell office:value-type="float" office:value="0.5081871448" calcext:value-type="float">
            <text:p>0.5081871448</text:p>
          </table:table-cell>
          <table:table-cell office:value-type="float" office:value="0.0959411386" calcext:value-type="float">
            <text:p>0.0959411386</text:p>
          </table:table-cell>
          <table:table-cell office:value-type="float" office:value="0.3972580751" calcext:value-type="float">
            <text:p>0.3972580751</text:p>
          </table:table-cell>
          <table:table-cell office:value-type="float" office:value="0.0652114339" calcext:value-type="float">
            <text:p>0.0652114339</text:p>
          </table:table-cell>
          <table:table-cell table:style-name="ce1" office:value-type="float" office:value="-0.000085" calcext:value-type="float">
            <text:p>-8.50E-005</text:p>
          </table:table-cell>
          <table:table-cell office:value-type="float" office:value="-0.1901588375" calcext:value-type="float">
            <text:p>-0.1901588375</text:p>
          </table:table-cell>
          <table:table-cell office:value-type="float" office:value="-0.133759553" calcext:value-type="float">
            <text:p>-0.133759553</text:p>
          </table:table-cell>
          <table:table-cell office:value-type="float" office:value="0.140695501" calcext:value-type="float">
            <text:p>0.140695501</text:p>
          </table:table-cell>
          <table:table-cell office:value-type="float" office:value="0.1480477204" calcext:value-type="float">
            <text:p>0.1480477204</text:p>
          </table:table-cell>
          <table:table-cell office:value-type="float" office:value="0.0998169209" calcext:value-type="float">
            <text:p>0.0998169209</text:p>
          </table:table-cell>
          <table:table-cell office:value-type="string" calcext:value-type="string">
            <text:p>nan</text:p>
          </table:table-cell>
          <table:table-cell office:value-type="float" office:value="0.3689798481" calcext:value-type="float">
            <text:p>0.3689798481</text:p>
          </table:table-cell>
          <table:table-cell office:value-type="float" office:value="0.2929785251" calcext:value-type="float">
            <text:p>0.2929785251</text:p>
          </table:table-cell>
          <table:table-cell office:value-type="string" calcext:value-type="string">
            <text:p>nan</text:p>
          </table:table-cell>
          <table:table-cell office:value-type="float" office:value="0.3689798481" calcext:value-type="float">
            <text:p>0.3689798481</text:p>
          </table:table-cell>
          <table:table-cell office:value-type="float" office:value="0.2929785251" calcext:value-type="float">
            <text:p>0.2929785251</text:p>
          </table:table-cell>
          <table:table-cell office:value-type="string" calcext:value-type="string">
            <text:p>nan</text:p>
          </table:table-cell>
          <table:table-cell office:value-type="float" office:value="0.3673524686" calcext:value-type="float">
            <text:p>0.3673524686</text:p>
          </table:table-cell>
          <table:table-cell office:value-type="float" office:value="0.2909833151" calcext:value-type="float">
            <text:p>0.2909833151</text:p>
          </table:table-cell>
          <table:table-cell office:value-type="float" office:value="0.172642658" calcext:value-type="float">
            <text:p>0.172642658</text:p>
          </table:table-cell>
          <table:table-cell office:value-type="float" office:value="0.3519064332" calcext:value-type="float">
            <text:p>0.3519064332</text:p>
          </table:table-cell>
          <table:table-cell office:value-type="float" office:value="0.2350823024" calcext:value-type="float">
            <text:p>0.2350823024</text:p>
          </table:table-cell>
          <table:table-cell office:value-type="float" office:value="0.1436122416" calcext:value-type="float">
            <text:p>0.1436122416</text:p>
          </table:table-cell>
          <table:table-cell office:value-type="float" office:value="0.323890499" calcext:value-type="float">
            <text:p>0.323890499</text:p>
          </table:table-cell>
          <table:table-cell office:value-type="float" office:value="0.2154957483" calcext:value-type="float">
            <text:p>0.2154957483</text:p>
          </table:table-cell>
          <table:table-cell office:value-type="string" calcext:value-type="string">
            <text:p>nan</text:p>
          </table:table-cell>
          <table:table-cell office:value-type="float" office:value="-0.3863301795" calcext:value-type="float">
            <text:p>-0.3863301795</text:p>
          </table:table-cell>
          <table:table-cell office:value-type="float" office:value="-0.917034933" calcext:value-type="float">
            <text:p>-0.917034933</text:p>
          </table:table-cell>
          <table:table-cell office:value-type="float" office:value="0.2448284491" calcext:value-type="float">
            <text:p>0.2448284491</text:p>
          </table:table-cell>
          <table:table-cell office:value-type="float" office:value="0.5016611336" calcext:value-type="float">
            <text:p>0.5016611336</text:p>
          </table:table-cell>
          <table:table-cell office:value-type="float" office:value="0.3445433588" calcext:value-type="float">
            <text:p>0.3445433588</text:p>
          </table:table-cell>
          <table:table-cell office:value-type="float" office:value="0.9975777679" calcext:value-type="float">
            <text:p>0.9975777679</text:p>
          </table:table-cell>
          <table:table-cell office:value-type="float" office:value="0.9412355071" calcext:value-type="float">
            <text:p>0.9412355071</text:p>
          </table:table-cell>
          <table:table-cell office:value-type="float" office:value="0.8404714063" calcext:value-type="float">
            <text:p>0.8404714063</text:p>
          </table:table-cell>
          <table:table-cell office:value-type="float" office:value="0.0486775911" calcext:value-type="float">
            <text:p>0.0486775911</text:p>
          </table:table-cell>
          <table:table-cell office:value-type="float" office:value="0.0613471325" calcext:value-type="float">
            <text:p>0.0613471325</text:p>
          </table:table-cell>
          <table:table-cell office:value-type="float" office:value="0.0429977486" calcext:value-type="float">
            <text:p>0.0429977486</text:p>
          </table:table-cell>
          <table:table-cell office:value-type="float" office:value="0.1387963492" calcext:value-type="float">
            <text:p>0.1387963492</text:p>
          </table:table-cell>
          <table:table-cell office:value-type="float" office:value="0.1392872163" calcext:value-type="float">
            <text:p>0.1392872163</text:p>
          </table:table-cell>
          <table:table-cell office:value-type="float" office:value="0.0977451524" calcext:value-type="float">
            <text:p>0.0977451524</text:p>
          </table:table-cell>
          <table:table-cell office:value-type="string" calcext:value-type="string">
            <text:p>nan</text:p>
          </table:table-cell>
          <table:table-cell office:value-type="float" office:value="0.4166951606" calcext:value-type="float">
            <text:p>0.4166951606</text:p>
          </table:table-cell>
          <table:table-cell office:value-type="float" office:value="0.2120503875" calcext:value-type="float">
            <text:p>0.2120503875</text:p>
          </table:table-cell>
          <table:table-cell office:value-type="string" calcext:value-type="string">
            <text:p>nan</text:p>
          </table:table-cell>
          <table:table-cell office:value-type="float" office:value="0.4166951606" calcext:value-type="float">
            <text:p>0.4166951606</text:p>
          </table:table-cell>
          <table:table-cell office:value-type="float" office:value="0.2120503875" calcext:value-type="float">
            <text:p>0.2120503875</text:p>
          </table:table-cell>
          <table:table-cell office:value-type="string" calcext:value-type="string">
            <text:p>nan</text:p>
          </table:table-cell>
          <table:table-cell office:value-type="float" office:value="0.4216818465" calcext:value-type="float">
            <text:p>0.4216818465</text:p>
          </table:table-cell>
          <table:table-cell office:value-type="float" office:value="0.2133479818" calcext:value-type="float">
            <text:p>0.2133479818</text:p>
          </table:table-cell>
          <table:table-cell office:value-type="float" office:value="0.1878121558" calcext:value-type="float">
            <text:p>0.1878121558</text:p>
          </table:table-cell>
          <table:table-cell office:value-type="float" office:value="0.4227142447" calcext:value-type="float">
            <text:p>0.4227142447</text:p>
          </table:table-cell>
          <table:table-cell office:value-type="float" office:value="0.2996948982" calcext:value-type="float">
            <text:p>0.2996948982</text:p>
          </table:table-cell>
          <table:table-cell office:value-type="float" office:value="0.1607213294" calcext:value-type="float">
            <text:p>0.1607213294</text:p>
          </table:table-cell>
          <table:table-cell office:value-type="float" office:value="0.4020345588" calcext:value-type="float">
            <text:p>0.4020345588</text:p>
          </table:table-cell>
          <table:table-cell office:value-type="float" office:value="0.2844717778" calcext:value-type="float">
            <text:p>0.2844717778</text:p>
          </table:table-cell>
          <table:table-cell office:value-type="float" office:value="-0.4379025499" calcext:value-type="float">
            <text:p>-0.4379025499</text:p>
          </table:table-cell>
          <table:table-cell office:value-type="float" office:value="-0.6288540765" calcext:value-type="float">
            <text:p>-0.6288540765</text:p>
          </table:table-cell>
        </table:table-row>
        <table:table-row table:style-name="ro1">
          <table:table-cell office:value-type="string" calcext:value-type="string">
            <text:p>Aptenodytes_patagonicus</text:p>
          </table:table-cell>
          <table:table-cell office:value-type="string" calcext:value-type="string">
            <text:p>Aptenodytes patagonicus</text:p>
          </table:table-cell>
          <table:table-cell office:value-type="float" office:value="4884" calcext:value-type="float">
            <text:p>4884</text:p>
          </table:table-cell>
          <table:table-cell office:value-type="float" office:value="907.090909091" calcext:value-type="float">
            <text:p>907.090909091</text:p>
          </table:table-cell>
          <table:table-cell office:value-type="float" office:value="871.049111118" calcext:value-type="float">
            <text:p>871.049111118</text:p>
          </table:table-cell>
          <table:table-cell office:value-type="float" office:value="0.4697169214" calcext:value-type="float">
            <text:p>0.4697169214</text:p>
          </table:table-cell>
          <table:table-cell office:value-type="float" office:value="0.062148319" calcext:value-type="float">
            <text:p>0.062148319</text:p>
          </table:table-cell>
          <table:table-cell office:value-type="float" office:value="0.4825774695" calcext:value-type="float">
            <text:p>0.4825774695</text:p>
          </table:table-cell>
          <table:table-cell office:value-type="float" office:value="0.1236009182" calcext:value-type="float">
            <text:p>0.1236009182</text:p>
          </table:table-cell>
          <table:table-cell office:value-type="float" office:value="0.3960722169" calcext:value-type="float">
            <text:p>0.3960722169</text:p>
          </table:table-cell>
          <table:table-cell office:value-type="float" office:value="0.0803196463" calcext:value-type="float">
            <text:p>0.0803196463</text:p>
          </table:table-cell>
          <table:table-cell office:value-type="float" office:value="-0.0068404264" calcext:value-type="float">
            <text:p>-0.0068404264</text:p>
          </table:table-cell>
          <table:table-cell office:value-type="float" office:value="-0.2321397713" calcext:value-type="float">
            <text:p>-0.2321397713</text:p>
          </table:table-cell>
          <table:table-cell office:value-type="float" office:value="-0.1734458071" calcext:value-type="float">
            <text:p>-0.1734458071</text:p>
          </table:table-cell>
          <table:table-cell office:value-type="float" office:value="0.0955270663" calcext:value-type="float">
            <text:p>0.0955270663</text:p>
          </table:table-cell>
          <table:table-cell office:value-type="float" office:value="0.0047866911" calcext:value-type="float">
            <text:p>0.0047866911</text:p>
          </table:table-cell>
          <table:table-cell office:value-type="float" office:value="0.0032619964" calcext:value-type="float">
            <text:p>0.0032619964</text:p>
          </table:table-cell>
          <table:table-cell office:value-type="float" office:value="-0.0309714914" calcext:value-type="float">
            <text:p>-0.0309714914</text:p>
          </table:table-cell>
          <table:table-cell office:value-type="float" office:value="-0.011591752" calcext:value-type="float">
            <text:p>-0.011591752</text:p>
          </table:table-cell>
          <table:table-cell office:value-type="float" office:value="-0.0071924972" calcext:value-type="float">
            <text:p>-0.0071924972</text:p>
          </table:table-cell>
          <table:table-cell office:value-type="float" office:value="-0.0309714914" calcext:value-type="float">
            <text:p>-0.0309714914</text:p>
          </table:table-cell>
          <table:table-cell office:value-type="float" office:value="-0.011591752" calcext:value-type="float">
            <text:p>-0.011591752</text:p>
          </table:table-cell>
          <table:table-cell office:value-type="float" office:value="-0.0071924972" calcext:value-type="float">
            <text:p>-0.0071924972</text:p>
          </table:table-cell>
          <table:table-cell office:value-type="float" office:value="-0.029059583" calcext:value-type="float">
            <text:p>-0.029059583</text:p>
          </table:table-cell>
          <table:table-cell office:value-type="float" office:value="-0.0129659544" calcext:value-type="float">
            <text:p>-0.0129659544</text:p>
          </table:table-cell>
          <table:table-cell office:value-type="float" office:value="-0.0079705976" calcext:value-type="float">
            <text:p>-0.0079705976</text:p>
          </table:table-cell>
          <table:table-cell office:value-type="float" office:value="-0.0119770859" calcext:value-type="float">
            <text:p>-0.0119770859</text:p>
          </table:table-cell>
          <table:table-cell office:value-type="float" office:value="-0.014077113" calcext:value-type="float">
            <text:p>-0.014077113</text:p>
          </table:table-cell>
          <table:table-cell office:value-type="float" office:value="-0.009061949" calcext:value-type="float">
            <text:p>-0.009061949</text:p>
          </table:table-cell>
          <table:table-cell office:value-type="float" office:value="-0.0246914165" calcext:value-type="float">
            <text:p>-0.0246914165</text:p>
          </table:table-cell>
          <table:table-cell office:value-type="float" office:value="-0.0275957223" calcext:value-type="float">
            <text:p>-0.0275957223</text:p>
          </table:table-cell>
          <table:table-cell office:value-type="float" office:value="-0.0179385308" calcext:value-type="float">
            <text:p>-0.0179385308</text:p>
          </table:table-cell>
          <table:table-cell office:value-type="string" calcext:value-type="string">
            <text:p>nan</text:p>
          </table:table-cell>
          <table:table-cell office:value-type="float" office:value="0.014836465" calcext:value-type="float">
            <text:p>0.014836465</text:p>
          </table:table-cell>
          <table:table-cell office:value-type="float" office:value="-0.5742238479" calcext:value-type="float">
            <text:p>-0.5742238479</text:p>
          </table:table-cell>
          <table:table-cell office:value-type="float" office:value="-0.0049229673" calcext:value-type="float">
            <text:p>-0.0049229673</text:p>
          </table:table-cell>
          <table:table-cell office:value-type="float" office:value="-0.0124287108" calcext:value-type="float">
            <text:p>-0.0124287108</text:p>
          </table:table-cell>
          <table:table-cell office:value-type="float" office:value="-0.0073897946" calcext:value-type="float">
            <text:p>-0.0073897946</text:p>
          </table:table-cell>
          <table:table-cell office:value-type="float" office:value="0.9900399015" calcext:value-type="float">
            <text:p>0.9900399015</text:p>
          </table:table-cell>
          <table:table-cell office:value-type="float" office:value="0.8913133342" calcext:value-type="float">
            <text:p>0.8913133342</text:p>
          </table:table-cell>
          <table:table-cell office:value-type="float" office:value="0.7404676278" calcext:value-type="float">
            <text:p>0.7404676278</text:p>
          </table:table-cell>
          <table:table-cell office:value-type="float" office:value="0.1044737547" calcext:value-type="float">
            <text:p>0.1044737547</text:p>
          </table:table-cell>
          <table:table-cell office:value-type="float" office:value="0.1135823302" calcext:value-type="float">
            <text:p>0.1135823302</text:p>
          </table:table-cell>
          <table:table-cell office:value-type="float" office:value="0.0765593185" calcext:value-type="float">
            <text:p>0.0765593185</text:p>
          </table:table-cell>
          <table:table-cell office:value-type="float" office:value="0.1339967303" calcext:value-type="float">
            <text:p>0.1339967303</text:p>
          </table:table-cell>
          <table:table-cell office:value-type="float" office:value="0.1143967887" calcext:value-type="float">
            <text:p>0.1143967887</text:p>
          </table:table-cell>
          <table:table-cell office:value-type="float" office:value="0.0770596854" calcext:value-type="float">
            <text:p>0.0770596854</text:p>
          </table:table-cell>
          <table:table-cell office:value-type="float" office:value="-0.0251878896" calcext:value-type="float">
            <text:p>-0.0251878896</text:p>
          </table:table-cell>
          <table:table-cell office:value-type="float" office:value="0.0174379659" calcext:value-type="float">
            <text:p>0.0174379659</text:p>
          </table:table-cell>
          <table:table-cell office:value-type="float" office:value="0.0116723435" calcext:value-type="float">
            <text:p>0.0116723435</text:p>
          </table:table-cell>
          <table:table-cell office:value-type="float" office:value="-0.0251878896" calcext:value-type="float">
            <text:p>-0.0251878896</text:p>
          </table:table-cell>
          <table:table-cell office:value-type="float" office:value="0.0174379659" calcext:value-type="float">
            <text:p>0.0174379659</text:p>
          </table:table-cell>
          <table:table-cell office:value-type="float" office:value="0.0116723435" calcext:value-type="float">
            <text:p>0.0116723435</text:p>
          </table:table-cell>
          <table:table-cell office:value-type="float" office:value="-0.0213949754" calcext:value-type="float">
            <text:p>-0.0213949754</text:p>
          </table:table-cell>
          <table:table-cell office:value-type="float" office:value="0.0121416527" calcext:value-type="float">
            <text:p>0.0121416527</text:p>
          </table:table-cell>
          <table:table-cell office:value-type="float" office:value="0.007704396" calcext:value-type="float">
            <text:p>0.007704396</text:p>
          </table:table-cell>
          <table:table-cell office:value-type="float" office:value="0.009721221" calcext:value-type="float">
            <text:p>0.009721221</text:p>
          </table:table-cell>
          <table:table-cell office:value-type="float" office:value="0.0495639875" calcext:value-type="float">
            <text:p>0.0495639875</text:p>
          </table:table-cell>
          <table:table-cell office:value-type="float" office:value="0.0333765283" calcext:value-type="float">
            <text:p>0.0333765283</text:p>
          </table:table-cell>
          <table:table-cell table:style-name="ce1" office:value-type="float" office:value="0.0000777" calcext:value-type="float">
            <text:p>7.77E-005</text:p>
          </table:table-cell>
          <table:table-cell office:value-type="float" office:value="0.0364499474" calcext:value-type="float">
            <text:p>0.0364499474</text:p>
          </table:table-cell>
          <table:table-cell office:value-type="float" office:value="0.0244150461" calcext:value-type="float">
            <text:p>0.0244150461</text:p>
          </table:table-cell>
          <table:table-cell office:value-type="float" office:value="-0.0314377643" calcext:value-type="float">
            <text:p>-0.0314377643</text:p>
          </table:table-cell>
          <table:table-cell office:value-type="float" office:value="-0.6917001856" calcext:value-type="float">
            <text:p>-0.6917001856</text:p>
          </table:table-cell>
        </table:table-row>
        <table:table-row table:style-name="ro1">
          <table:table-cell office:value-type="string" calcext:value-type="string">
            <text:p>Armadillidium_nasatum</text:p>
          </table:table-cell>
          <table:table-cell office:value-type="string" calcext:value-type="string">
            <text:p>Armadillidium nasatum</text:p>
          </table:table-cell>
          <table:table-cell office:value-type="float" office:value="16504" calcext:value-type="float">
            <text:p>16504</text:p>
          </table:table-cell>
          <table:table-cell office:value-type="float" office:value="734.536476006" calcext:value-type="float">
            <text:p>734.536476006</text:p>
          </table:table-cell>
          <table:table-cell office:value-type="float" office:value="780.175387178" calcext:value-type="float">
            <text:p>780.175387178</text:p>
          </table:table-cell>
          <table:table-cell office:value-type="float" office:value="0.3873113002" calcext:value-type="float">
            <text:p>0.3873113002</text:p>
          </table:table-cell>
          <table:table-cell office:value-type="float" office:value="0.0441482178" calcext:value-type="float">
            <text:p>0.0441482178</text:p>
          </table:table-cell>
          <table:table-cell office:value-type="float" office:value="0.3099762589" calcext:value-type="float">
            <text:p>0.3099762589</text:p>
          </table:table-cell>
          <table:table-cell office:value-type="float" office:value="0.0690215823" calcext:value-type="float">
            <text:p>0.0690215823</text:p>
          </table:table-cell>
          <table:table-cell office:value-type="float" office:value="0.2943346171" calcext:value-type="float">
            <text:p>0.2943346171</text:p>
          </table:table-cell>
          <table:table-cell office:value-type="float" office:value="0.0892105242" calcext:value-type="float">
            <text:p>0.0892105242</text:p>
          </table:table-cell>
          <table:table-cell office:value-type="float" office:value="-0.0111913091" calcext:value-type="float">
            <text:p>-0.0111913091</text:p>
          </table:table-cell>
          <table:table-cell office:value-type="float" office:value="-0.3136295553" calcext:value-type="float">
            <text:p>-0.3136295553</text:p>
          </table:table-cell>
          <table:table-cell office:value-type="float" office:value="-0.2258603436" calcext:value-type="float">
            <text:p>-0.2258603436</text:p>
          </table:table-cell>
          <table:table-cell office:value-type="float" office:value="0.0962838594" calcext:value-type="float">
            <text:p>0.0962838594</text:p>
          </table:table-cell>
          <table:table-cell office:value-type="float" office:value="0.0357450699" calcext:value-type="float">
            <text:p>0.0357450699</text:p>
          </table:table-cell>
          <table:table-cell office:value-type="float" office:value="0.0252056976" calcext:value-type="float">
            <text:p>0.0252056976</text:p>
          </table:table-cell>
          <table:table-cell office:value-type="string" calcext:value-type="string">
            <text:p>nan</text:p>
          </table:table-cell>
          <table:table-cell office:value-type="float" office:value="0.2781566696" calcext:value-type="float">
            <text:p>0.2781566696</text:p>
          </table:table-cell>
          <table:table-cell office:value-type="float" office:value="0.185250903" calcext:value-type="float">
            <text:p>0.185250903</text:p>
          </table:table-cell>
          <table:table-cell office:value-type="string" calcext:value-type="string">
            <text:p>nan</text:p>
          </table:table-cell>
          <table:table-cell office:value-type="float" office:value="0.2781566696" calcext:value-type="float">
            <text:p>0.2781566696</text:p>
          </table:table-cell>
          <table:table-cell office:value-type="float" office:value="0.185250903" calcext:value-type="float">
            <text:p>0.185250903</text:p>
          </table:table-cell>
          <table:table-cell office:value-type="string" calcext:value-type="string">
            <text:p>nan</text:p>
          </table:table-cell>
          <table:table-cell office:value-type="float" office:value="0.3612470937" calcext:value-type="float">
            <text:p>0.3612470937</text:p>
          </table:table-cell>
          <table:table-cell office:value-type="float" office:value="0.2440207151" calcext:value-type="float">
            <text:p>0.2440207151</text:p>
          </table:table-cell>
          <table:table-cell office:value-type="float" office:value="0.136603296" calcext:value-type="float">
            <text:p>0.136603296</text:p>
          </table:table-cell>
          <table:table-cell office:value-type="float" office:value="0.2429966282" calcext:value-type="float">
            <text:p>0.2429966282</text:p>
          </table:table-cell>
          <table:table-cell office:value-type="float" office:value="0.160763184" calcext:value-type="float">
            <text:p>0.160763184</text:p>
          </table:table-cell>
          <table:table-cell office:value-type="float" office:value="0.1614187307" calcext:value-type="float">
            <text:p>0.1614187307</text:p>
          </table:table-cell>
          <table:table-cell office:value-type="float" office:value="0.2930263018" calcext:value-type="float">
            <text:p>0.2930263018</text:p>
          </table:table-cell>
          <table:table-cell office:value-type="float" office:value="0.193705937" calcext:value-type="float">
            <text:p>0.193705937</text:p>
          </table:table-cell>
          <table:table-cell office:value-type="string" calcext:value-type="string">
            <text:p>nan</text:p>
          </table:table-cell>
          <table:table-cell office:value-type="float" office:value="-0.3497575625" calcext:value-type="float">
            <text:p>-0.3497575625</text:p>
          </table:table-cell>
          <table:table-cell office:value-type="float" office:value="-0.9155721545" calcext:value-type="float">
            <text:p>-0.9155721545</text:p>
          </table:table-cell>
          <table:table-cell office:value-type="float" office:value="0.2243600985" calcext:value-type="float">
            <text:p>0.2243600985</text:p>
          </table:table-cell>
          <table:table-cell office:value-type="float" office:value="0.4620696942" calcext:value-type="float">
            <text:p>0.4620696942</text:p>
          </table:table-cell>
          <table:table-cell office:value-type="float" office:value="0.3157883244" calcext:value-type="float">
            <text:p>0.3157883244</text:p>
          </table:table-cell>
          <table:table-cell office:value-type="float" office:value="0.9885413449" calcext:value-type="float">
            <text:p>0.9885413449</text:p>
          </table:table-cell>
          <table:table-cell office:value-type="float" office:value="0.8363702625" calcext:value-type="float">
            <text:p>0.8363702625</text:p>
          </table:table-cell>
          <table:table-cell office:value-type="float" office:value="0.6978145717" calcext:value-type="float">
            <text:p>0.6978145717</text:p>
          </table:table-cell>
          <table:table-cell office:value-type="float" office:value="0.1234632747" calcext:value-type="float">
            <text:p>0.1234632747</text:p>
          </table:table-cell>
          <table:table-cell office:value-type="float" office:value="0.1346239273" calcext:value-type="float">
            <text:p>0.1346239273</text:p>
          </table:table-cell>
          <table:table-cell office:value-type="float" office:value="0.0940060258" calcext:value-type="float">
            <text:p>0.0940060258</text:p>
          </table:table-cell>
          <table:table-cell office:value-type="float" office:value="0.1119540663" calcext:value-type="float">
            <text:p>0.1119540663</text:p>
          </table:table-cell>
          <table:table-cell office:value-type="float" office:value="0.0982402868" calcext:value-type="float">
            <text:p>0.0982402868</text:p>
          </table:table-cell>
          <table:table-cell office:value-type="float" office:value="0.0687116816" calcext:value-type="float">
            <text:p>0.0687116816</text:p>
          </table:table-cell>
          <table:table-cell office:value-type="string" calcext:value-type="string">
            <text:p>nan</text:p>
          </table:table-cell>
          <table:table-cell office:value-type="float" office:value="0.4463092569" calcext:value-type="float">
            <text:p>0.4463092569</text:p>
          </table:table-cell>
          <table:table-cell office:value-type="float" office:value="0.2394819632" calcext:value-type="float">
            <text:p>0.2394819632</text:p>
          </table:table-cell>
          <table:table-cell office:value-type="string" calcext:value-type="string">
            <text:p>nan</text:p>
          </table:table-cell>
          <table:table-cell office:value-type="float" office:value="0.4463092569" calcext:value-type="float">
            <text:p>0.4463092569</text:p>
          </table:table-cell>
          <table:table-cell office:value-type="float" office:value="0.2394819632" calcext:value-type="float">
            <text:p>0.2394819632</text:p>
          </table:table-cell>
          <table:table-cell office:value-type="string" calcext:value-type="string">
            <text:p>nan</text:p>
          </table:table-cell>
          <table:table-cell office:value-type="float" office:value="0.4946048673" calcext:value-type="float">
            <text:p>0.4946048673</text:p>
          </table:table-cell>
          <table:table-cell office:value-type="float" office:value="0.2723821895" calcext:value-type="float">
            <text:p>0.2723821895</text:p>
          </table:table-cell>
          <table:table-cell office:value-type="float" office:value="0.1779001706" calcext:value-type="float">
            <text:p>0.1779001706</text:p>
          </table:table-cell>
          <table:table-cell office:value-type="float" office:value="0.4246202756" calcext:value-type="float">
            <text:p>0.4246202756</text:p>
          </table:table-cell>
          <table:table-cell office:value-type="float" office:value="0.2987856271" calcext:value-type="float">
            <text:p>0.2987856271</text:p>
          </table:table-cell>
          <table:table-cell office:value-type="float" office:value="0.2087311282" calcext:value-type="float">
            <text:p>0.2087311282</text:p>
          </table:table-cell>
          <table:table-cell office:value-type="float" office:value="0.4883081508" calcext:value-type="float">
            <text:p>0.4883081508</text:p>
          </table:table-cell>
          <table:table-cell office:value-type="float" office:value="0.3474039686" calcext:value-type="float">
            <text:p>0.3474039686</text:p>
          </table:table-cell>
          <table:table-cell office:value-type="float" office:value="-0.4878670696" calcext:value-type="float">
            <text:p>-0.4878670696</text:p>
          </table:table-cell>
          <table:table-cell office:value-type="float" office:value="-0.7837497174" calcext:value-type="float">
            <text:p>-0.7837497174</text:p>
          </table:table-cell>
        </table:table-row>
        <table:table-row table:style-name="ro1">
          <table:table-cell office:value-type="string" calcext:value-type="string">
            <text:p>Armadillidium_vulgare</text:p>
          </table:table-cell>
          <table:table-cell office:value-type="string" calcext:value-type="string">
            <text:p>Armadillidium vulgare</text:p>
          </table:table-cell>
          <table:table-cell office:value-type="float" office:value="17440" calcext:value-type="float">
            <text:p>17440</text:p>
          </table:table-cell>
          <table:table-cell office:value-type="float" office:value="1051.93067661" calcext:value-type="float">
            <text:p>1051.93067661</text:p>
          </table:table-cell>
          <table:table-cell office:value-type="float" office:value="994.186908605" calcext:value-type="float">
            <text:p>994.186908605</text:p>
          </table:table-cell>
          <table:table-cell office:value-type="float" office:value="0.3839678375" calcext:value-type="float">
            <text:p>0.3839678375</text:p>
          </table:table-cell>
          <table:table-cell office:value-type="float" office:value="0.047836033" calcext:value-type="float">
            <text:p>0.047836033</text:p>
          </table:table-cell>
          <table:table-cell office:value-type="float" office:value="0.3167429339" calcext:value-type="float">
            <text:p>0.3167429339</text:p>
          </table:table-cell>
          <table:table-cell office:value-type="float" office:value="0.0737607939" calcext:value-type="float">
            <text:p>0.0737607939</text:p>
          </table:table-cell>
          <table:table-cell office:value-type="float" office:value="0.2928828824" calcext:value-type="float">
            <text:p>0.2928828824</text:p>
          </table:table-cell>
          <table:table-cell office:value-type="float" office:value="0.0906715551" calcext:value-type="float">
            <text:p>0.0906715551</text:p>
          </table:table-cell>
          <table:table-cell office:value-type="float" office:value="-0.0113512811" calcext:value-type="float">
            <text:p>-0.0113512811</text:p>
          </table:table-cell>
          <table:table-cell office:value-type="float" office:value="-0.1921076314" calcext:value-type="float">
            <text:p>-0.1921076314</text:p>
          </table:table-cell>
          <table:table-cell office:value-type="float" office:value="-0.1378302302" calcext:value-type="float">
            <text:p>-0.1378302302</text:p>
          </table:table-cell>
          <table:table-cell office:value-type="float" office:value="-0.0034553438" calcext:value-type="float">
            <text:p>-0.0034553438</text:p>
          </table:table-cell>
          <table:table-cell office:value-type="float" office:value="-0.0672570566" calcext:value-type="float">
            <text:p>-0.0672570566</text:p>
          </table:table-cell>
          <table:table-cell office:value-type="float" office:value="-0.0442842221" calcext:value-type="float">
            <text:p>-0.0442842221</text:p>
          </table:table-cell>
          <table:table-cell office:value-type="string" calcext:value-type="string">
            <text:p>nan</text:p>
          </table:table-cell>
          <table:table-cell office:value-type="float" office:value="-0.1362961915" calcext:value-type="float">
            <text:p>-0.1362961915</text:p>
          </table:table-cell>
          <table:table-cell office:value-type="float" office:value="-0.0916831895" calcext:value-type="float">
            <text:p>-0.0916831895</text:p>
          </table:table-cell>
          <table:table-cell office:value-type="string" calcext:value-type="string">
            <text:p>nan</text:p>
          </table:table-cell>
          <table:table-cell office:value-type="float" office:value="-0.1362961915" calcext:value-type="float">
            <text:p>-0.1362961915</text:p>
          </table:table-cell>
          <table:table-cell office:value-type="float" office:value="-0.0916831895" calcext:value-type="float">
            <text:p>-0.0916831895</text:p>
          </table:table-cell>
          <table:table-cell office:value-type="string" calcext:value-type="string">
            <text:p>nan</text:p>
          </table:table-cell>
          <table:table-cell office:value-type="float" office:value="-0.1382040579" calcext:value-type="float">
            <text:p>-0.1382040579</text:p>
          </table:table-cell>
          <table:table-cell office:value-type="float" office:value="-0.094025288" calcext:value-type="float">
            <text:p>-0.094025288</text:p>
          </table:table-cell>
          <table:table-cell office:value-type="float" office:value="-0.1033314196" calcext:value-type="float">
            <text:p>-0.1033314196</text:p>
          </table:table-cell>
          <table:table-cell office:value-type="float" office:value="-0.1514631466" calcext:value-type="float">
            <text:p>-0.1514631466</text:p>
          </table:table-cell>
          <table:table-cell office:value-type="float" office:value="-0.1014484758" calcext:value-type="float">
            <text:p>-0.1014484758</text:p>
          </table:table-cell>
          <table:table-cell office:value-type="float" office:value="-0.094081848" calcext:value-type="float">
            <text:p>-0.094081848</text:p>
          </table:table-cell>
          <table:table-cell office:value-type="float" office:value="-0.1439144675" calcext:value-type="float">
            <text:p>-0.1439144675</text:p>
          </table:table-cell>
          <table:table-cell office:value-type="float" office:value="-0.0962135149" calcext:value-type="float">
            <text:p>-0.0962135149</text:p>
          </table:table-cell>
          <table:table-cell office:value-type="string" calcext:value-type="string">
            <text:p>nan</text:p>
          </table:table-cell>
          <table:table-cell office:value-type="float" office:value="0.1014769437" calcext:value-type="float">
            <text:p>0.1014769437</text:p>
          </table:table-cell>
          <table:table-cell office:value-type="float" office:value="-0.616080489" calcext:value-type="float">
            <text:p>-0.616080489</text:p>
          </table:table-cell>
          <table:table-cell office:value-type="float" office:value="-0.1220911231" calcext:value-type="float">
            <text:p>-0.1220911231</text:p>
          </table:table-cell>
          <table:table-cell office:value-type="float" office:value="-0.1171705312" calcext:value-type="float">
            <text:p>-0.1171705312</text:p>
          </table:table-cell>
          <table:table-cell office:value-type="float" office:value="-0.0793385428" calcext:value-type="float">
            <text:p>-0.0793385428</text:p>
          </table:table-cell>
          <table:table-cell office:value-type="float" office:value="0.9797316416" calcext:value-type="float">
            <text:p>0.9797316416</text:p>
          </table:table-cell>
          <table:table-cell office:value-type="float" office:value="0.8922868251" calcext:value-type="float">
            <text:p>0.8922868251</text:p>
          </table:table-cell>
          <table:table-cell office:value-type="float" office:value="0.7356500735" calcext:value-type="float">
            <text:p>0.7356500735</text:p>
          </table:table-cell>
          <table:table-cell office:value-type="float" office:value="0.1772098363" calcext:value-type="float">
            <text:p>0.1772098363</text:p>
          </table:table-cell>
          <table:table-cell office:value-type="float" office:value="0.1898228449" calcext:value-type="float">
            <text:p>0.1898228449</text:p>
          </table:table-cell>
          <table:table-cell office:value-type="float" office:value="0.1293951744" calcext:value-type="float">
            <text:p>0.1293951744</text:p>
          </table:table-cell>
          <table:table-cell office:value-type="float" office:value="0.0397208487" calcext:value-type="float">
            <text:p>0.0397208487</text:p>
          </table:table-cell>
          <table:table-cell office:value-type="float" office:value="0.0245212415" calcext:value-type="float">
            <text:p>0.0245212415</text:p>
          </table:table-cell>
          <table:table-cell office:value-type="float" office:value="0.017285121" calcext:value-type="float">
            <text:p>0.017285121</text:p>
          </table:table-cell>
          <table:table-cell office:value-type="string" calcext:value-type="string">
            <text:p>nan</text:p>
          </table:table-cell>
          <table:table-cell office:value-type="float" office:value="-0.0088774085" calcext:value-type="float">
            <text:p>-0.0088774085</text:p>
          </table:table-cell>
          <table:table-cell office:value-type="float" office:value="-0.3177274594" calcext:value-type="float">
            <text:p>-0.3177274594</text:p>
          </table:table-cell>
          <table:table-cell office:value-type="string" calcext:value-type="string">
            <text:p>nan</text:p>
          </table:table-cell>
          <table:table-cell office:value-type="float" office:value="-0.0088774085" calcext:value-type="float">
            <text:p>-0.0088774085</text:p>
          </table:table-cell>
          <table:table-cell office:value-type="float" office:value="-0.3177274594" calcext:value-type="float">
            <text:p>-0.3177274594</text:p>
          </table:table-cell>
          <table:table-cell office:value-type="string" calcext:value-type="string">
            <text:p>nan</text:p>
          </table:table-cell>
          <table:table-cell office:value-type="float" office:value="-0.0663872498" calcext:value-type="float">
            <text:p>-0.0663872498</text:p>
          </table:table-cell>
          <table:table-cell office:value-type="float" office:value="-0.3106455305" calcext:value-type="float">
            <text:p>-0.3106455305</text:p>
          </table:table-cell>
          <table:table-cell office:value-type="float" office:value="-0.0444882603" calcext:value-type="float">
            <text:p>-0.0444882603</text:p>
          </table:table-cell>
          <table:table-cell office:value-type="float" office:value="-0.0235945207" calcext:value-type="float">
            <text:p>-0.0235945207</text:p>
          </table:table-cell>
          <table:table-cell office:value-type="float" office:value="-0.0165834387" calcext:value-type="float">
            <text:p>-0.0165834387</text:p>
          </table:table-cell>
          <table:table-cell office:value-type="float" office:value="-0.0344469162" calcext:value-type="float">
            <text:p>-0.0344469162</text:p>
          </table:table-cell>
          <table:table-cell office:value-type="float" office:value="-0.0209247937" calcext:value-type="float">
            <text:p>-0.0209247937</text:p>
          </table:table-cell>
          <table:table-cell office:value-type="float" office:value="-0.0155430036" calcext:value-type="float">
            <text:p>-0.0155430036</text:p>
          </table:table-cell>
          <table:table-cell office:value-type="float" office:value="0.0044966878" calcext:value-type="float">
            <text:p>0.0044966878</text:p>
          </table:table-cell>
          <table:table-cell office:value-type="float" office:value="-0.733310036" calcext:value-type="float">
            <text:p>-0.733310036</text:p>
          </table:table-cell>
        </table:table-row>
        <table:table-row table:style-name="ro1">
          <table:table-cell office:value-type="string" calcext:value-type="string">
            <text:p>Artemia_franciscana</text:p>
          </table:table-cell>
          <table:table-cell office:value-type="string" calcext:value-type="string">
            <text:p>Artemia franciscana</text:p>
          </table:table-cell>
          <table:table-cell office:value-type="float" office:value="15127" calcext:value-type="float">
            <text:p>15127</text:p>
          </table:table-cell>
          <table:table-cell office:value-type="float" office:value="632.089773253" calcext:value-type="float">
            <text:p>632.089773253</text:p>
          </table:table-cell>
          <table:table-cell office:value-type="float" office:value="528.261675534" calcext:value-type="float">
            <text:p>528.261675534</text:p>
          </table:table-cell>
          <table:table-cell office:value-type="float" office:value="0.4074142879" calcext:value-type="float">
            <text:p>0.4074142879</text:p>
          </table:table-cell>
          <table:table-cell office:value-type="float" office:value="0.0368060541" calcext:value-type="float">
            <text:p>0.0368060541</text:p>
          </table:table-cell>
          <table:table-cell office:value-type="float" office:value="0.3414706362" calcext:value-type="float">
            <text:p>0.3414706362</text:p>
          </table:table-cell>
          <table:table-cell office:value-type="float" office:value="0.0546000385" calcext:value-type="float">
            <text:p>0.0546000385</text:p>
          </table:table-cell>
          <table:table-cell office:value-type="float" office:value="0.339322704" calcext:value-type="float">
            <text:p>0.339322704</text:p>
          </table:table-cell>
          <table:table-cell office:value-type="float" office:value="0.0846168574" calcext:value-type="float">
            <text:p>0.0846168574</text:p>
          </table:table-cell>
          <table:table-cell office:value-type="float" office:value="-0.0133530978" calcext:value-type="float">
            <text:p>-0.0133530978</text:p>
          </table:table-cell>
          <table:table-cell office:value-type="float" office:value="-0.1091368322" calcext:value-type="float">
            <text:p>-0.1091368322</text:p>
          </table:table-cell>
          <table:table-cell office:value-type="float" office:value="-0.0799819624" calcext:value-type="float">
            <text:p>-0.0799819624</text:p>
          </table:table-cell>
          <table:table-cell office:value-type="float" office:value="0.0745669743" calcext:value-type="float">
            <text:p>0.0745669743</text:p>
          </table:table-cell>
          <table:table-cell office:value-type="float" office:value="0.0616216012" calcext:value-type="float">
            <text:p>0.0616216012</text:p>
          </table:table-cell>
          <table:table-cell office:value-type="float" office:value="0.0417877993" calcext:value-type="float">
            <text:p>0.0417877993</text:p>
          </table:table-cell>
          <table:table-cell office:value-type="float" office:value="-0.1396098904" calcext:value-type="float">
            <text:p>-0.1396098904</text:p>
          </table:table-cell>
          <table:table-cell office:value-type="float" office:value="-0.1105566711" calcext:value-type="float">
            <text:p>-0.1105566711</text:p>
          </table:table-cell>
          <table:table-cell office:value-type="float" office:value="-0.0726040697" calcext:value-type="float">
            <text:p>-0.0726040697</text:p>
          </table:table-cell>
          <table:table-cell office:value-type="float" office:value="-0.1396098904" calcext:value-type="float">
            <text:p>-0.1396098904</text:p>
          </table:table-cell>
          <table:table-cell office:value-type="float" office:value="-0.1105566711" calcext:value-type="float">
            <text:p>-0.1105566711</text:p>
          </table:table-cell>
          <table:table-cell office:value-type="float" office:value="-0.0726040697" calcext:value-type="float">
            <text:p>-0.0726040697</text:p>
          </table:table-cell>
          <table:table-cell office:value-type="float" office:value="-0.1709667862" calcext:value-type="float">
            <text:p>-0.1709667862</text:p>
          </table:table-cell>
          <table:table-cell office:value-type="float" office:value="-0.12790405" calcext:value-type="float">
            <text:p>-0.12790405</text:p>
          </table:table-cell>
          <table:table-cell office:value-type="float" office:value="-0.0843075652" calcext:value-type="float">
            <text:p>-0.0843075652</text:p>
          </table:table-cell>
          <table:table-cell office:value-type="float" office:value="-0.1502643319" calcext:value-type="float">
            <text:p>-0.1502643319</text:p>
          </table:table-cell>
          <table:table-cell office:value-type="float" office:value="-0.1283588872" calcext:value-type="float">
            <text:p>-0.1283588872</text:p>
          </table:table-cell>
          <table:table-cell office:value-type="float" office:value="-0.0843216592" calcext:value-type="float">
            <text:p>-0.0843216592</text:p>
          </table:table-cell>
          <table:table-cell office:value-type="float" office:value="-0.1394370547" calcext:value-type="float">
            <text:p>-0.1394370547</text:p>
          </table:table-cell>
          <table:table-cell office:value-type="float" office:value="-0.1219938362" calcext:value-type="float">
            <text:p>-0.1219938362</text:p>
          </table:table-cell>
          <table:table-cell office:value-type="float" office:value="-0.0801580413" calcext:value-type="float">
            <text:p>-0.0801580413</text:p>
          </table:table-cell>
          <table:table-cell office:value-type="string" calcext:value-type="string">
            <text:p>nan</text:p>
          </table:table-cell>
          <table:table-cell office:value-type="float" office:value="0.1007973875" calcext:value-type="float">
            <text:p>0.1007973875</text:p>
          </table:table-cell>
          <table:table-cell office:value-type="float" office:value="-0.9361896503" calcext:value-type="float">
            <text:p>-0.9361896503</text:p>
          </table:table-cell>
          <table:table-cell office:value-type="float" office:value="-0.135296267" calcext:value-type="float">
            <text:p>-0.135296267</text:p>
          </table:table-cell>
          <table:table-cell office:value-type="float" office:value="-0.1168249147" calcext:value-type="float">
            <text:p>-0.1168249147</text:p>
          </table:table-cell>
          <table:table-cell office:value-type="float" office:value="-0.0759378261" calcext:value-type="float">
            <text:p>-0.0759378261</text:p>
          </table:table-cell>
          <table:table-cell office:value-type="float" office:value="0.9839674079" calcext:value-type="float">
            <text:p>0.9839674079</text:p>
          </table:table-cell>
          <table:table-cell office:value-type="float" office:value="0.9483171352" calcext:value-type="float">
            <text:p>0.9483171352</text:p>
          </table:table-cell>
          <table:table-cell office:value-type="float" office:value="0.8276342389" calcext:value-type="float">
            <text:p>0.8276342389</text:p>
          </table:table-cell>
          <table:table-cell office:value-type="float" office:value="0.162334323" calcext:value-type="float">
            <text:p>0.162334323</text:p>
          </table:table-cell>
          <table:table-cell office:value-type="float" office:value="0.1429735209" calcext:value-type="float">
            <text:p>0.1429735209</text:p>
          </table:table-cell>
          <table:table-cell office:value-type="float" office:value="0.0966333835" calcext:value-type="float">
            <text:p>0.0966333835</text:p>
          </table:table-cell>
          <table:table-cell office:value-type="float" office:value="0.0621973869" calcext:value-type="float">
            <text:p>0.0621973869</text:p>
          </table:table-cell>
          <table:table-cell office:value-type="float" office:value="0.0532723479" calcext:value-type="float">
            <text:p>0.0532723479</text:p>
          </table:table-cell>
          <table:table-cell office:value-type="float" office:value="0.0364454759" calcext:value-type="float">
            <text:p>0.0364454759</text:p>
          </table:table-cell>
          <table:table-cell office:value-type="float" office:value="-0.1230873418" calcext:value-type="float">
            <text:p>-0.1230873418</text:p>
          </table:table-cell>
          <table:table-cell office:value-type="float" office:value="-0.0542838208" calcext:value-type="float">
            <text:p>-0.0542838208</text:p>
          </table:table-cell>
          <table:table-cell office:value-type="float" office:value="-0.0358227779" calcext:value-type="float">
            <text:p>-0.0358227779</text:p>
          </table:table-cell>
          <table:table-cell office:value-type="float" office:value="-0.1230873418" calcext:value-type="float">
            <text:p>-0.1230873418</text:p>
          </table:table-cell>
          <table:table-cell office:value-type="float" office:value="-0.0542838208" calcext:value-type="float">
            <text:p>-0.0542838208</text:p>
          </table:table-cell>
          <table:table-cell office:value-type="float" office:value="-0.0358227779" calcext:value-type="float">
            <text:p>-0.0358227779</text:p>
          </table:table-cell>
          <table:table-cell office:value-type="float" office:value="-0.1596021741" calcext:value-type="float">
            <text:p>-0.1596021741</text:p>
          </table:table-cell>
          <table:table-cell office:value-type="float" office:value="-0.0809499813" calcext:value-type="float">
            <text:p>-0.0809499813</text:p>
          </table:table-cell>
          <table:table-cell office:value-type="float" office:value="-0.0536885134" calcext:value-type="float">
            <text:p>-0.0536885134</text:p>
          </table:table-cell>
          <table:table-cell office:value-type="float" office:value="-0.1189939603" calcext:value-type="float">
            <text:p>-0.1189939603</text:p>
          </table:table-cell>
          <table:table-cell office:value-type="float" office:value="-0.0574611159" calcext:value-type="float">
            <text:p>-0.0574611159</text:p>
          </table:table-cell>
          <table:table-cell office:value-type="float" office:value="-0.0382009732" calcext:value-type="float">
            <text:p>-0.0382009732</text:p>
          </table:table-cell>
          <table:table-cell office:value-type="float" office:value="-0.0978805546" calcext:value-type="float">
            <text:p>-0.0978805546</text:p>
          </table:table-cell>
          <table:table-cell office:value-type="float" office:value="-0.039823449" calcext:value-type="float">
            <text:p>-0.039823449</text:p>
          </table:table-cell>
          <table:table-cell office:value-type="float" office:value="-0.0265670282" calcext:value-type="float">
            <text:p>-0.0265670282</text:p>
          </table:table-cell>
          <table:table-cell office:value-type="float" office:value="0.0440404556" calcext:value-type="float">
            <text:p>0.0440404556</text:p>
          </table:table-cell>
          <table:table-cell office:value-type="float" office:value="-0.7481727735" calcext:value-type="float">
            <text:p>-0.748172773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Artemia salina</text:p>
          </table:table-cell>
          <table:table-cell office:value-type="float" office:value="13586" calcext:value-type="float">
            <text:p>13586</text:p>
          </table:table-cell>
          <table:table-cell office:value-type="float" office:value="552.799057854" calcext:value-type="float">
            <text:p>552.799057854</text:p>
          </table:table-cell>
          <table:table-cell office:value-type="float" office:value="500.829778818" calcext:value-type="float">
            <text:p>500.829778818</text:p>
          </table:table-cell>
          <table:table-cell office:value-type="float" office:value="0.408628354" calcext:value-type="float">
            <text:p>0.408628354</text:p>
          </table:table-cell>
          <table:table-cell office:value-type="float" office:value="0.035697542" calcext:value-type="float">
            <text:p>0.035697542</text:p>
          </table:table-cell>
          <table:table-cell office:value-type="float" office:value="0.339394939" calcext:value-type="float">
            <text:p>0.339394939</text:p>
          </table:table-cell>
          <table:table-cell office:value-type="float" office:value="0.0539424096" calcext:value-type="float">
            <text:p>0.0539424096</text:p>
          </table:table-cell>
          <table:table-cell office:value-type="float" office:value="0.3213927075" calcext:value-type="float">
            <text:p>0.3213927075</text:p>
          </table:table-cell>
          <table:table-cell office:value-type="float" office:value="0.0721244201" calcext:value-type="float">
            <text:p>0.0721244201</text:p>
          </table:table-cell>
          <table:table-cell office:value-type="float" office:value="-0.0116350594" calcext:value-type="float">
            <text:p>-0.0116350594</text:p>
          </table:table-cell>
          <table:table-cell office:value-type="float" office:value="-0.0963151553" calcext:value-type="float">
            <text:p>-0.0963151553</text:p>
          </table:table-cell>
          <table:table-cell office:value-type="float" office:value="-0.064210586" calcext:value-type="float">
            <text:p>-0.064210586</text:p>
          </table:table-cell>
          <table:table-cell office:value-type="float" office:value="0.0452385267" calcext:value-type="float">
            <text:p>0.0452385267</text:p>
          </table:table-cell>
          <table:table-cell office:value-type="float" office:value="0.0484882778" calcext:value-type="float">
            <text:p>0.0484882778</text:p>
          </table:table-cell>
          <table:table-cell office:value-type="float" office:value="0.0333408745" calcext:value-type="float">
            <text:p>0.0333408745</text:p>
          </table:table-cell>
          <table:table-cell office:value-type="float" office:value="0.2695875682" calcext:value-type="float">
            <text:p>0.2695875682</text:p>
          </table:table-cell>
          <table:table-cell office:value-type="float" office:value="0.3962138751" calcext:value-type="float">
            <text:p>0.3962138751</text:p>
          </table:table-cell>
          <table:table-cell office:value-type="float" office:value="0.2716214889" calcext:value-type="float">
            <text:p>0.2716214889</text:p>
          </table:table-cell>
          <table:table-cell office:value-type="float" office:value="0.2695875682" calcext:value-type="float">
            <text:p>0.2695875682</text:p>
          </table:table-cell>
          <table:table-cell office:value-type="float" office:value="0.3962138751" calcext:value-type="float">
            <text:p>0.3962138751</text:p>
          </table:table-cell>
          <table:table-cell office:value-type="float" office:value="0.2716214889" calcext:value-type="float">
            <text:p>0.2716214889</text:p>
          </table:table-cell>
          <table:table-cell office:value-type="float" office:value="0.2861307081" calcext:value-type="float">
            <text:p>0.2861307081</text:p>
          </table:table-cell>
          <table:table-cell office:value-type="float" office:value="0.4246344408" calcext:value-type="float">
            <text:p>0.4246344408</text:p>
          </table:table-cell>
          <table:table-cell office:value-type="float" office:value="0.2933471138" calcext:value-type="float">
            <text:p>0.2933471138</text:p>
          </table:table-cell>
          <table:table-cell office:value-type="float" office:value="0.2345110242" calcext:value-type="float">
            <text:p>0.2345110242</text:p>
          </table:table-cell>
          <table:table-cell office:value-type="float" office:value="0.347456937" calcext:value-type="float">
            <text:p>0.347456937</text:p>
          </table:table-cell>
          <table:table-cell office:value-type="float" office:value="0.2346118934" calcext:value-type="float">
            <text:p>0.2346118934</text:p>
          </table:table-cell>
          <table:table-cell office:value-type="float" office:value="0.2775157306" calcext:value-type="float">
            <text:p>0.2775157306</text:p>
          </table:table-cell>
          <table:table-cell office:value-type="float" office:value="0.3906888581" calcext:value-type="float">
            <text:p>0.3906888581</text:p>
          </table:table-cell>
          <table:table-cell office:value-type="float" office:value="0.2646561003" calcext:value-type="float">
            <text:p>0.2646561003</text:p>
          </table:table-cell>
          <table:table-cell office:value-type="string" calcext:value-type="string">
            <text:p>nan</text:p>
          </table:table-cell>
          <table:table-cell office:value-type="float" office:value="-0.440252728" calcext:value-type="float">
            <text:p>-0.440252728</text:p>
          </table:table-cell>
          <table:table-cell office:value-type="float" office:value="-0.8740390398" calcext:value-type="float">
            <text:p>-0.8740390398</text:p>
          </table:table-cell>
          <table:table-cell office:value-type="float" office:value="0.2894058469" calcext:value-type="float">
            <text:p>0.2894058469</text:p>
          </table:table-cell>
          <table:table-cell office:value-type="float" office:value="0.5030012434" calcext:value-type="float">
            <text:p>0.5030012434</text:p>
          </table:table-cell>
          <table:table-cell office:value-type="float" office:value="0.3542478375" calcext:value-type="float">
            <text:p>0.3542478375</text:p>
          </table:table-cell>
          <table:table-cell office:value-type="float" office:value="0.9923732509" calcext:value-type="float">
            <text:p>0.9923732509</text:p>
          </table:table-cell>
          <table:table-cell office:value-type="float" office:value="0.9767439366" calcext:value-type="float">
            <text:p>0.9767439366</text:p>
          </table:table-cell>
          <table:table-cell office:value-type="float" office:value="0.902553759" calcext:value-type="float">
            <text:p>0.902553759</text:p>
          </table:table-cell>
          <table:table-cell office:value-type="float" office:value="0.0952429309" calcext:value-type="float">
            <text:p>0.0952429309</text:p>
          </table:table-cell>
          <table:table-cell office:value-type="float" office:value="0.0606796289" calcext:value-type="float">
            <text:p>0.0606796289</text:p>
          </table:table-cell>
          <table:table-cell office:value-type="float" office:value="0.0421455873" calcext:value-type="float">
            <text:p>0.0421455873</text:p>
          </table:table-cell>
          <table:table-cell office:value-type="float" office:value="0.0330301871" calcext:value-type="float">
            <text:p>0.0330301871</text:p>
          </table:table-cell>
          <table:table-cell office:value-type="float" office:value="0.0353022858" calcext:value-type="float">
            <text:p>0.0353022858</text:p>
          </table:table-cell>
          <table:table-cell office:value-type="float" office:value="0.0250982243" calcext:value-type="float">
            <text:p>0.0250982243</text:p>
          </table:table-cell>
          <table:table-cell office:value-type="float" office:value="0.2868538803" calcext:value-type="float">
            <text:p>0.2868538803</text:p>
          </table:table-cell>
          <table:table-cell office:value-type="float" office:value="0.4336122063" calcext:value-type="float">
            <text:p>0.4336122063</text:p>
          </table:table-cell>
          <table:table-cell office:value-type="float" office:value="0.3044616256" calcext:value-type="float">
            <text:p>0.3044616256</text:p>
          </table:table-cell>
          <table:table-cell office:value-type="float" office:value="0.2868538803" calcext:value-type="float">
            <text:p>0.2868538803</text:p>
          </table:table-cell>
          <table:table-cell office:value-type="float" office:value="0.4336122063" calcext:value-type="float">
            <text:p>0.4336122063</text:p>
          </table:table-cell>
          <table:table-cell office:value-type="float" office:value="0.3044616256" calcext:value-type="float">
            <text:p>0.3044616256</text:p>
          </table:table-cell>
          <table:table-cell office:value-type="float" office:value="0.3012915137" calcext:value-type="float">
            <text:p>0.3012915137</text:p>
          </table:table-cell>
          <table:table-cell office:value-type="float" office:value="0.4590828647" calcext:value-type="float">
            <text:p>0.4590828647</text:p>
          </table:table-cell>
          <table:table-cell office:value-type="float" office:value="0.3251568896" calcext:value-type="float">
            <text:p>0.3251568896</text:p>
          </table:table-cell>
          <table:table-cell office:value-type="float" office:value="0.2610619708" calcext:value-type="float">
            <text:p>0.2610619708</text:p>
          </table:table-cell>
          <table:table-cell office:value-type="float" office:value="0.3977484401" calcext:value-type="float">
            <text:p>0.3977484401</text:p>
          </table:table-cell>
          <table:table-cell office:value-type="float" office:value="0.2758997624" calcext:value-type="float">
            <text:p>0.2758997624</text:p>
          </table:table-cell>
          <table:table-cell office:value-type="float" office:value="0.3110434212" calcext:value-type="float">
            <text:p>0.3110434212</text:p>
          </table:table-cell>
          <table:table-cell office:value-type="float" office:value="0.4483954503" calcext:value-type="float">
            <text:p>0.4483954503</text:p>
          </table:table-cell>
          <table:table-cell office:value-type="float" office:value="0.3134018115" calcext:value-type="float">
            <text:p>0.3134018115</text:p>
          </table:table-cell>
          <table:table-cell office:value-type="float" office:value="-0.4743505447" calcext:value-type="float">
            <text:p>-0.4743505447</text:p>
          </table:table-cell>
          <table:table-cell office:value-type="float" office:value="-0.9396096703" calcext:value-type="float">
            <text:p>-0.9396096703</text:p>
          </table:table-cell>
        </table:table-row>
        <table:table-row table:style-name="ro1">
          <table:table-cell office:value-type="string" calcext:value-type="string">
            <text:p>Artemia_sinica</text:p>
          </table:table-cell>
          <table:table-cell office:value-type="string" calcext:value-type="string">
            <text:p>Artemia sinica</text:p>
          </table:table-cell>
          <table:table-cell office:value-type="float" office:value="12607" calcext:value-type="float">
            <text:p>12607</text:p>
          </table:table-cell>
          <table:table-cell office:value-type="float" office:value="533.72959467" calcext:value-type="float">
            <text:p>533.72959467</text:p>
          </table:table-cell>
          <table:table-cell office:value-type="float" office:value="497.677520278" calcext:value-type="float">
            <text:p>497.677520278</text:p>
          </table:table-cell>
          <table:table-cell office:value-type="float" office:value="0.4109394249" calcext:value-type="float">
            <text:p>0.4109394249</text:p>
          </table:table-cell>
          <table:table-cell office:value-type="float" office:value="0.0360397043" calcext:value-type="float">
            <text:p>0.0360397043</text:p>
          </table:table-cell>
          <table:table-cell office:value-type="float" office:value="0.3441335799" calcext:value-type="float">
            <text:p>0.3441335799</text:p>
          </table:table-cell>
          <table:table-cell office:value-type="float" office:value="0.053929122" calcext:value-type="float">
            <text:p>0.053929122</text:p>
          </table:table-cell>
          <table:table-cell office:value-type="float" office:value="0.3276764767" calcext:value-type="float">
            <text:p>0.3276764767</text:p>
          </table:table-cell>
          <table:table-cell office:value-type="float" office:value="0.0739861761" calcext:value-type="float">
            <text:p>0.0739861761</text:p>
          </table:table-cell>
          <table:table-cell office:value-type="float" office:value="-0.0143521616" calcext:value-type="float">
            <text:p>-0.0143521616</text:p>
          </table:table-cell>
          <table:table-cell office:value-type="float" office:value="-0.0902797082" calcext:value-type="float">
            <text:p>-0.0902797082</text:p>
          </table:table-cell>
          <table:table-cell office:value-type="float" office:value="-0.0600765178" calcext:value-type="float">
            <text:p>-0.0600765178</text:p>
          </table:table-cell>
          <table:table-cell office:value-type="float" office:value="0.078625658" calcext:value-type="float">
            <text:p>0.078625658</text:p>
          </table:table-cell>
          <table:table-cell office:value-type="float" office:value="0.0768878635" calcext:value-type="float">
            <text:p>0.0768878635</text:p>
          </table:table-cell>
          <table:table-cell office:value-type="float" office:value="0.0521839151" calcext:value-type="float">
            <text:p>0.0521839151</text:p>
          </table:table-cell>
          <table:table-cell office:value-type="float" office:value="0.2611610302" calcext:value-type="float">
            <text:p>0.2611610302</text:p>
          </table:table-cell>
          <table:table-cell office:value-type="float" office:value="0.3933979427" calcext:value-type="float">
            <text:p>0.3933979427</text:p>
          </table:table-cell>
          <table:table-cell office:value-type="float" office:value="0.2701456037" calcext:value-type="float">
            <text:p>0.2701456037</text:p>
          </table:table-cell>
          <table:table-cell office:value-type="float" office:value="0.2611610302" calcext:value-type="float">
            <text:p>0.2611610302</text:p>
          </table:table-cell>
          <table:table-cell office:value-type="float" office:value="0.3933979427" calcext:value-type="float">
            <text:p>0.3933979427</text:p>
          </table:table-cell>
          <table:table-cell office:value-type="float" office:value="0.2701456037" calcext:value-type="float">
            <text:p>0.2701456037</text:p>
          </table:table-cell>
          <table:table-cell office:value-type="float" office:value="0.2750412485" calcext:value-type="float">
            <text:p>0.2750412485</text:p>
          </table:table-cell>
          <table:table-cell office:value-type="float" office:value="0.420663415" calcext:value-type="float">
            <text:p>0.420663415</text:p>
          </table:table-cell>
          <table:table-cell office:value-type="float" office:value="0.2906181448" calcext:value-type="float">
            <text:p>0.2906181448</text:p>
          </table:table-cell>
          <table:table-cell office:value-type="float" office:value="0.2334100552" calcext:value-type="float">
            <text:p>0.2334100552</text:p>
          </table:table-cell>
          <table:table-cell office:value-type="float" office:value="0.354805987" calcext:value-type="float">
            <text:p>0.354805987</text:p>
          </table:table-cell>
          <table:table-cell office:value-type="float" office:value="0.2405012844" calcext:value-type="float">
            <text:p>0.2405012844</text:p>
          </table:table-cell>
          <table:table-cell office:value-type="float" office:value="0.2721608006" calcext:value-type="float">
            <text:p>0.2721608006</text:p>
          </table:table-cell>
          <table:table-cell office:value-type="float" office:value="0.3897647002" calcext:value-type="float">
            <text:p>0.3897647002</text:p>
          </table:table-cell>
          <table:table-cell office:value-type="float" office:value="0.263910963" calcext:value-type="float">
            <text:p>0.263910963</text:p>
          </table:table-cell>
          <table:table-cell office:value-type="string" calcext:value-type="string">
            <text:p>nan</text:p>
          </table:table-cell>
          <table:table-cell office:value-type="float" office:value="-0.4372570715" calcext:value-type="float">
            <text:p>-0.4372570715</text:p>
          </table:table-cell>
          <table:table-cell office:value-type="float" office:value="-0.9384340703" calcext:value-type="float">
            <text:p>-0.9384340703</text:p>
          </table:table-cell>
          <table:table-cell office:value-type="float" office:value="0.2876665073" calcext:value-type="float">
            <text:p>0.2876665073</text:p>
          </table:table-cell>
          <table:table-cell office:value-type="float" office:value="0.504423004" calcext:value-type="float">
            <text:p>0.504423004</text:p>
          </table:table-cell>
          <table:table-cell office:value-type="float" office:value="0.3564417753" calcext:value-type="float">
            <text:p>0.3564417753</text:p>
          </table:table-cell>
          <table:table-cell office:value-type="float" office:value="0.9911973658" calcext:value-type="float">
            <text:p>0.9911973658</text:p>
          </table:table-cell>
          <table:table-cell office:value-type="float" office:value="0.970453293" calcext:value-type="float">
            <text:p>0.970453293</text:p>
          </table:table-cell>
          <table:table-cell office:value-type="float" office:value="0.8900568378" calcext:value-type="float">
            <text:p>0.8900568378</text:p>
          </table:table-cell>
          <table:table-cell office:value-type="float" office:value="0.0861541383" calcext:value-type="float">
            <text:p>0.0861541383</text:p>
          </table:table-cell>
          <table:table-cell office:value-type="float" office:value="0.0679712479" calcext:value-type="float">
            <text:p>0.0679712479</text:p>
          </table:table-cell>
          <table:table-cell office:value-type="float" office:value="0.0468008209" calcext:value-type="float">
            <text:p>0.0468008209</text:p>
          </table:table-cell>
          <table:table-cell office:value-type="float" office:value="0.0673908136" calcext:value-type="float">
            <text:p>0.0673908136</text:p>
          </table:table-cell>
          <table:table-cell office:value-type="float" office:value="0.066048708" calcext:value-type="float">
            <text:p>0.066048708</text:p>
          </table:table-cell>
          <table:table-cell office:value-type="float" office:value="0.0459003667" calcext:value-type="float">
            <text:p>0.0459003667</text:p>
          </table:table-cell>
          <table:table-cell office:value-type="float" office:value="0.283128448" calcext:value-type="float">
            <text:p>0.283128448</text:p>
          </table:table-cell>
          <table:table-cell office:value-type="float" office:value="0.4407263542" calcext:value-type="float">
            <text:p>0.4407263542</text:p>
          </table:table-cell>
          <table:table-cell office:value-type="float" office:value="0.3113163678" calcext:value-type="float">
            <text:p>0.3113163678</text:p>
          </table:table-cell>
          <table:table-cell office:value-type="float" office:value="0.283128448" calcext:value-type="float">
            <text:p>0.283128448</text:p>
          </table:table-cell>
          <table:table-cell office:value-type="float" office:value="0.4407263542" calcext:value-type="float">
            <text:p>0.4407263542</text:p>
          </table:table-cell>
          <table:table-cell office:value-type="float" office:value="0.3113163678" calcext:value-type="float">
            <text:p>0.3113163678</text:p>
          </table:table-cell>
          <table:table-cell office:value-type="float" office:value="0.2945649508" calcext:value-type="float">
            <text:p>0.2945649508</text:p>
          </table:table-cell>
          <table:table-cell office:value-type="float" office:value="0.4636118228" calcext:value-type="float">
            <text:p>0.4636118228</text:p>
          </table:table-cell>
          <table:table-cell office:value-type="float" office:value="0.3297724921" calcext:value-type="float">
            <text:p>0.3297724921</text:p>
          </table:table-cell>
          <table:table-cell office:value-type="float" office:value="0.2635668893" calcext:value-type="float">
            <text:p>0.2635668893</text:p>
          </table:table-cell>
          <table:table-cell office:value-type="float" office:value="0.4129401432" calcext:value-type="float">
            <text:p>0.4129401432</text:p>
          </table:table-cell>
          <table:table-cell office:value-type="float" office:value="0.2883284533" calcext:value-type="float">
            <text:p>0.2883284533</text:p>
          </table:table-cell>
          <table:table-cell office:value-type="float" office:value="0.3078041032" calcext:value-type="float">
            <text:p>0.3078041032</text:p>
          </table:table-cell>
          <table:table-cell office:value-type="float" office:value="0.4542548581" calcext:value-type="float">
            <text:p>0.4542548581</text:p>
          </table:table-cell>
          <table:table-cell office:value-type="float" office:value="0.3179252493" calcext:value-type="float">
            <text:p>0.3179252493</text:p>
          </table:table-cell>
          <table:table-cell office:value-type="float" office:value="-0.4782766933" calcext:value-type="float">
            <text:p>-0.4782766933</text:p>
          </table:table-cell>
          <table:table-cell office:value-type="float" office:value="-0.9729769587" calcext:value-type="float">
            <text:p>-0.9729769587</text:p>
          </table:table-cell>
        </table:table-row>
        <table:table-row table:style-name="ro1">
          <table:table-cell office:value-type="string" calcext:value-type="string">
            <text:p>Artemia_tibetana</text:p>
          </table:table-cell>
          <table:table-cell office:value-type="string" calcext:value-type="string">
            <text:p>Artemia tibetiana</text:p>
          </table:table-cell>
          <table:table-cell office:value-type="float" office:value="13098" calcext:value-type="float">
            <text:p>13098</text:p>
          </table:table-cell>
          <table:table-cell office:value-type="float" office:value="528.575125973" calcext:value-type="float">
            <text:p>528.575125973</text:p>
          </table:table-cell>
          <table:table-cell office:value-type="float" office:value="501.899751501" calcext:value-type="float">
            <text:p>501.899751501</text:p>
          </table:table-cell>
          <table:table-cell office:value-type="float" office:value="0.4109701384" calcext:value-type="float">
            <text:p>0.4109701384</text:p>
          </table:table-cell>
          <table:table-cell office:value-type="float" office:value="0.0363901627" calcext:value-type="float">
            <text:p>0.0363901627</text:p>
          </table:table-cell>
          <table:table-cell office:value-type="float" office:value="0.3444205392" calcext:value-type="float">
            <text:p>0.3444205392</text:p>
          </table:table-cell>
          <table:table-cell office:value-type="float" office:value="0.0543947728" calcext:value-type="float">
            <text:p>0.0543947728</text:p>
          </table:table-cell>
          <table:table-cell office:value-type="float" office:value="0.3281199579" calcext:value-type="float">
            <text:p>0.3281199579</text:p>
          </table:table-cell>
          <table:table-cell office:value-type="float" office:value="0.0730722295" calcext:value-type="float">
            <text:p>0.0730722295</text:p>
          </table:table-cell>
          <table:table-cell office:value-type="float" office:value="-0.0095777439" calcext:value-type="float">
            <text:p>-0.0095777439</text:p>
          </table:table-cell>
          <table:table-cell office:value-type="float" office:value="-0.0988738998" calcext:value-type="float">
            <text:p>-0.0988738998</text:p>
          </table:table-cell>
          <table:table-cell office:value-type="float" office:value="-0.0657037835" calcext:value-type="float">
            <text:p>-0.0657037835</text:p>
          </table:table-cell>
          <table:table-cell office:value-type="float" office:value="0.0577514858" calcext:value-type="float">
            <text:p>0.0577514858</text:p>
          </table:table-cell>
          <table:table-cell office:value-type="float" office:value="0.0522903462" calcext:value-type="float">
            <text:p>0.0522903462</text:p>
          </table:table-cell>
          <table:table-cell office:value-type="float" office:value="0.0357044758" calcext:value-type="float">
            <text:p>0.0357044758</text:p>
          </table:table-cell>
          <table:table-cell office:value-type="float" office:value="0.2730104339" calcext:value-type="float">
            <text:p>0.2730104339</text:p>
          </table:table-cell>
          <table:table-cell office:value-type="float" office:value="0.4025590255" calcext:value-type="float">
            <text:p>0.4025590255</text:p>
          </table:table-cell>
          <table:table-cell office:value-type="float" office:value="0.2758071694" calcext:value-type="float">
            <text:p>0.2758071694</text:p>
          </table:table-cell>
          <table:table-cell office:value-type="float" office:value="0.2730104339" calcext:value-type="float">
            <text:p>0.2730104339</text:p>
          </table:table-cell>
          <table:table-cell office:value-type="float" office:value="0.4025590255" calcext:value-type="float">
            <text:p>0.4025590255</text:p>
          </table:table-cell>
          <table:table-cell office:value-type="float" office:value="0.2758071694" calcext:value-type="float">
            <text:p>0.2758071694</text:p>
          </table:table-cell>
          <table:table-cell office:value-type="float" office:value="0.2878885597" calcext:value-type="float">
            <text:p>0.2878885597</text:p>
          </table:table-cell>
          <table:table-cell office:value-type="float" office:value="0.4312139947" calcext:value-type="float">
            <text:p>0.4312139947</text:p>
          </table:table-cell>
          <table:table-cell office:value-type="float" office:value="0.2983956016" calcext:value-type="float">
            <text:p>0.2983956016</text:p>
          </table:table-cell>
          <table:table-cell office:value-type="float" office:value="0.2373211305" calcext:value-type="float">
            <text:p>0.2373211305</text:p>
          </table:table-cell>
          <table:table-cell office:value-type="float" office:value="0.35611888" calcext:value-type="float">
            <text:p>0.35611888</text:p>
          </table:table-cell>
          <table:table-cell office:value-type="float" office:value="0.2406167614" calcext:value-type="float">
            <text:p>0.2406167614</text:p>
          </table:table-cell>
          <table:table-cell office:value-type="float" office:value="0.2845576486" calcext:value-type="float">
            <text:p>0.2845576486</text:p>
          </table:table-cell>
          <table:table-cell office:value-type="float" office:value="0.3989914539" calcext:value-type="float">
            <text:p>0.3989914539</text:p>
          </table:table-cell>
          <table:table-cell office:value-type="float" office:value="0.2700242734" calcext:value-type="float">
            <text:p>0.2700242734</text:p>
          </table:table-cell>
          <table:table-cell office:value-type="string" calcext:value-type="string">
            <text:p>nan</text:p>
          </table:table-cell>
          <table:table-cell office:value-type="float" office:value="-0.4498079026" calcext:value-type="float">
            <text:p>-0.4498079026</text:p>
          </table:table-cell>
          <table:table-cell office:value-type="float" office:value="-0.9645409152" calcext:value-type="float">
            <text:p>-0.9645409152</text:p>
          </table:table-cell>
          <table:table-cell office:value-type="float" office:value="0.288188131" calcext:value-type="float">
            <text:p>0.288188131</text:p>
          </table:table-cell>
          <table:table-cell office:value-type="float" office:value="0.5091098407" calcext:value-type="float">
            <text:p>0.5091098407</text:p>
          </table:table-cell>
          <table:table-cell office:value-type="float" office:value="0.359105498" calcext:value-type="float">
            <text:p>0.359105498</text:p>
          </table:table-cell>
          <table:table-cell office:value-type="float" office:value="0.9935708761" calcext:value-type="float">
            <text:p>0.9935708761</text:p>
          </table:table-cell>
          <table:table-cell office:value-type="float" office:value="0.975782588" calcext:value-type="float">
            <text:p>0.975782588</text:p>
          </table:table-cell>
          <table:table-cell office:value-type="float" office:value="0.8975342914" calcext:value-type="float">
            <text:p>0.8975342914</text:p>
          </table:table-cell>
          <table:table-cell office:value-type="float" office:value="0.0853136254" calcext:value-type="float">
            <text:p>0.0853136254</text:p>
          </table:table-cell>
          <table:table-cell office:value-type="float" office:value="0.0622537306" calcext:value-type="float">
            <text:p>0.0622537306</text:p>
          </table:table-cell>
          <table:table-cell office:value-type="float" office:value="0.0431043015" calcext:value-type="float">
            <text:p>0.0431043015</text:p>
          </table:table-cell>
          <table:table-cell office:value-type="float" office:value="0.0505913813" calcext:value-type="float">
            <text:p>0.0505913813</text:p>
          </table:table-cell>
          <table:table-cell office:value-type="float" office:value="0.0428251076" calcext:value-type="float">
            <text:p>0.0428251076</text:p>
          </table:table-cell>
          <table:table-cell office:value-type="float" office:value="0.0300418811" calcext:value-type="float">
            <text:p>0.0300418811</text:p>
          </table:table-cell>
          <table:table-cell office:value-type="float" office:value="0.2928645342" calcext:value-type="float">
            <text:p>0.2928645342</text:p>
          </table:table-cell>
          <table:table-cell office:value-type="float" office:value="0.4443204322" calcext:value-type="float">
            <text:p>0.4443204322</text:p>
          </table:table-cell>
          <table:table-cell office:value-type="float" office:value="0.3133569578" calcext:value-type="float">
            <text:p>0.3133569578</text:p>
          </table:table-cell>
          <table:table-cell office:value-type="float" office:value="0.2928645342" calcext:value-type="float">
            <text:p>0.2928645342</text:p>
          </table:table-cell>
          <table:table-cell office:value-type="float" office:value="0.4443204322" calcext:value-type="float">
            <text:p>0.4443204322</text:p>
          </table:table-cell>
          <table:table-cell office:value-type="float" office:value="0.3133569578" calcext:value-type="float">
            <text:p>0.3133569578</text:p>
          </table:table-cell>
          <table:table-cell office:value-type="float" office:value="0.3050519986" calcext:value-type="float">
            <text:p>0.3050519986</text:p>
          </table:table-cell>
          <table:table-cell office:value-type="float" office:value="0.4686919644" calcext:value-type="float">
            <text:p>0.4686919644</text:p>
          </table:table-cell>
          <table:table-cell office:value-type="float" office:value="0.3338782314" calcext:value-type="float">
            <text:p>0.3338782314</text:p>
          </table:table-cell>
          <table:table-cell office:value-type="float" office:value="0.2644114709" calcext:value-type="float">
            <text:p>0.2644114709</text:p>
          </table:table-cell>
          <table:table-cell office:value-type="float" office:value="0.4088271385" calcext:value-type="float">
            <text:p>0.4088271385</text:p>
          </table:table-cell>
          <table:table-cell office:value-type="float" office:value="0.2849572618" calcext:value-type="float">
            <text:p>0.2849572618</text:p>
          </table:table-cell>
          <table:table-cell office:value-type="float" office:value="0.3169621061" calcext:value-type="float">
            <text:p>0.3169621061</text:p>
          </table:table-cell>
          <table:table-cell office:value-type="float" office:value="0.4581992345" calcext:value-type="float">
            <text:p>0.4581992345</text:p>
          </table:table-cell>
          <table:table-cell office:value-type="float" office:value="0.320856605" calcext:value-type="float">
            <text:p>0.320856605</text:p>
          </table:table-cell>
          <table:table-cell office:value-type="float" office:value="-0.4837588751" calcext:value-type="float">
            <text:p>-0.4837588751</text:p>
          </table:table-cell>
          <table:table-cell office:value-type="float" office:value="-0.8904890502" calcext:value-type="float">
            <text:p>-0.8904890502</text:p>
          </table:table-cell>
        </table:table-row>
        <table:table-row table:style-name="ro1">
          <table:table-cell office:value-type="string" calcext:value-type="string">
            <text:p>Bostrycapulus_aculeatus</text:p>
          </table:table-cell>
          <table:table-cell office:value-type="string" calcext:value-type="string">
            <text:p>Bostrycapulus aculeatus</text:p>
          </table:table-cell>
          <table:table-cell office:value-type="float" office:value="5286" calcext:value-type="float">
            <text:p>5286</text:p>
          </table:table-cell>
          <table:table-cell office:value-type="float" office:value="532.552591752" calcext:value-type="float">
            <text:p>532.552591752</text:p>
          </table:table-cell>
          <table:table-cell office:value-type="float" office:value="483.545443343" calcext:value-type="float">
            <text:p>483.545443343</text:p>
          </table:table-cell>
          <table:table-cell office:value-type="float" office:value="0.511535336" calcext:value-type="float">
            <text:p>0.511535336</text:p>
          </table:table-cell>
          <table:table-cell office:value-type="float" office:value="0.0414794308" calcext:value-type="float">
            <text:p>0.0414794308</text:p>
          </table:table-cell>
          <table:table-cell office:value-type="float" office:value="0.5710475302" calcext:value-type="float">
            <text:p>0.5710475302</text:p>
          </table:table-cell>
          <table:table-cell office:value-type="float" office:value="0.097150354" calcext:value-type="float">
            <text:p>0.097150354</text:p>
          </table:table-cell>
          <table:table-cell office:value-type="float" office:value="0.405227266" calcext:value-type="float">
            <text:p>0.405227266</text:p>
          </table:table-cell>
          <table:table-cell office:value-type="float" office:value="0.0719561621" calcext:value-type="float">
            <text:p>0.0719561621</text:p>
          </table:table-cell>
          <table:table-cell office:value-type="float" office:value="0.0065341085" calcext:value-type="float">
            <text:p>0.0065341085</text:p>
          </table:table-cell>
          <table:table-cell office:value-type="float" office:value="-0.0045197194" calcext:value-type="float">
            <text:p>-0.0045197194</text:p>
          </table:table-cell>
          <table:table-cell office:value-type="float" office:value="-0.0021748817" calcext:value-type="float">
            <text:p>-0.0021748817</text:p>
          </table:table-cell>
          <table:table-cell office:value-type="float" office:value="0.147647815" calcext:value-type="float">
            <text:p>0.147647815</text:p>
          </table:table-cell>
          <table:table-cell office:value-type="float" office:value="0.1166869164" calcext:value-type="float">
            <text:p>0.1166869164</text:p>
          </table:table-cell>
          <table:table-cell office:value-type="float" office:value="0.0787299902" calcext:value-type="float">
            <text:p>0.0787299902</text:p>
          </table:table-cell>
          <table:table-cell office:value-type="string" calcext:value-type="string">
            <text:p>nan</text:p>
          </table:table-cell>
          <table:table-cell office:value-type="float" office:value="0.3772413974" calcext:value-type="float">
            <text:p>0.3772413974</text:p>
          </table:table-cell>
          <table:table-cell office:value-type="float" office:value="0.2557621135" calcext:value-type="float">
            <text:p>0.2557621135</text:p>
          </table:table-cell>
          <table:table-cell office:value-type="string" calcext:value-type="string">
            <text:p>nan</text:p>
          </table:table-cell>
          <table:table-cell office:value-type="float" office:value="0.3772413974" calcext:value-type="float">
            <text:p>0.3772413974</text:p>
          </table:table-cell>
          <table:table-cell office:value-type="float" office:value="0.2557621135" calcext:value-type="float">
            <text:p>0.2557621135</text:p>
          </table:table-cell>
          <table:table-cell office:value-type="string" calcext:value-type="string">
            <text:p>nan</text:p>
          </table:table-cell>
          <table:table-cell office:value-type="float" office:value="0.4359284386" calcext:value-type="float">
            <text:p>0.4359284386</text:p>
          </table:table-cell>
          <table:table-cell office:value-type="float" office:value="0.2975003867" calcext:value-type="float">
            <text:p>0.2975003867</text:p>
          </table:table-cell>
          <table:table-cell office:value-type="float" office:value="0.1990773079" calcext:value-type="float">
            <text:p>0.1990773079</text:p>
          </table:table-cell>
          <table:table-cell office:value-type="float" office:value="0.3629058228" calcext:value-type="float">
            <text:p>0.3629058228</text:p>
          </table:table-cell>
          <table:table-cell office:value-type="float" office:value="0.2437557608" calcext:value-type="float">
            <text:p>0.2437557608</text:p>
          </table:table-cell>
          <table:table-cell office:value-type="float" office:value="0.2203036313" calcext:value-type="float">
            <text:p>0.2203036313</text:p>
          </table:table-cell>
          <table:table-cell office:value-type="float" office:value="0.3791331982" calcext:value-type="float">
            <text:p>0.3791331982</text:p>
          </table:table-cell>
          <table:table-cell office:value-type="float" office:value="0.2560260904" calcext:value-type="float">
            <text:p>0.2560260904</text:p>
          </table:table-cell>
          <table:table-cell office:value-type="string" calcext:value-type="string">
            <text:p>nan</text:p>
          </table:table-cell>
          <table:table-cell office:value-type="float" office:value="-0.466482173" calcext:value-type="float">
            <text:p>-0.466482173</text:p>
          </table:table-cell>
          <table:table-cell office:value-type="float" office:value="-0.9011528998" calcext:value-type="float">
            <text:p>-0.9011528998</text:p>
          </table:table-cell>
          <table:table-cell office:value-type="float" office:value="0.3569494521" calcext:value-type="float">
            <text:p>0.3569494521</text:p>
          </table:table-cell>
          <table:table-cell office:value-type="float" office:value="0.599880559" calcext:value-type="float">
            <text:p>0.599880559</text:p>
          </table:table-cell>
          <table:table-cell office:value-type="float" office:value="0.4276545495" calcext:value-type="float">
            <text:p>0.4276545495</text:p>
          </table:table-cell>
          <table:table-cell office:value-type="float" office:value="0.9981492717" calcext:value-type="float">
            <text:p>0.9981492717</text:p>
          </table:table-cell>
          <table:table-cell office:value-type="float" office:value="0.9899085198" calcext:value-type="float">
            <text:p>0.9899085198</text:p>
          </table:table-cell>
          <table:table-cell office:value-type="float" office:value="0.9410897479" calcext:value-type="float">
            <text:p>0.9410897479</text:p>
          </table:table-cell>
          <table:table-cell office:value-type="float" office:value="0.025481171" calcext:value-type="float">
            <text:p>0.025481171</text:p>
          </table:table-cell>
          <table:table-cell office:value-type="float" office:value="0.0350133487" calcext:value-type="float">
            <text:p>0.0350133487</text:p>
          </table:table-cell>
          <table:table-cell office:value-type="float" office:value="0.02330958" calcext:value-type="float">
            <text:p>0.02330958</text:p>
          </table:table-cell>
          <table:table-cell office:value-type="float" office:value="0.1482894819" calcext:value-type="float">
            <text:p>0.1482894819</text:p>
          </table:table-cell>
          <table:table-cell office:value-type="float" office:value="0.1171129943" calcext:value-type="float">
            <text:p>0.1171129943</text:p>
          </table:table-cell>
          <table:table-cell office:value-type="float" office:value="0.0800838476" calcext:value-type="float">
            <text:p>0.0800838476</text:p>
          </table:table-cell>
          <table:table-cell office:value-type="string" calcext:value-type="string">
            <text:p>nan</text:p>
          </table:table-cell>
          <table:table-cell office:value-type="float" office:value="0.3962644657" calcext:value-type="float">
            <text:p>0.3962644657</text:p>
          </table:table-cell>
          <table:table-cell office:value-type="float" office:value="0.2617874712" calcext:value-type="float">
            <text:p>0.2617874712</text:p>
          </table:table-cell>
          <table:table-cell office:value-type="string" calcext:value-type="string">
            <text:p>nan</text:p>
          </table:table-cell>
          <table:table-cell office:value-type="float" office:value="0.3962644657" calcext:value-type="float">
            <text:p>0.3962644657</text:p>
          </table:table-cell>
          <table:table-cell office:value-type="float" office:value="0.2617874712" calcext:value-type="float">
            <text:p>0.2617874712</text:p>
          </table:table-cell>
          <table:table-cell office:value-type="string" calcext:value-type="string">
            <text:p>nan</text:p>
          </table:table-cell>
          <table:table-cell office:value-type="float" office:value="0.4550885422" calcext:value-type="float">
            <text:p>0.4550885422</text:p>
          </table:table-cell>
          <table:table-cell office:value-type="float" office:value="0.3003451646" calcext:value-type="float">
            <text:p>0.3003451646</text:p>
          </table:table-cell>
          <table:table-cell office:value-type="float" office:value="0.210326465" calcext:value-type="float">
            <text:p>0.210326465</text:p>
          </table:table-cell>
          <table:table-cell office:value-type="float" office:value="0.3853646125" calcext:value-type="float">
            <text:p>0.3853646125</text:p>
          </table:table-cell>
          <table:table-cell office:value-type="float" office:value="0.263174801" calcext:value-type="float">
            <text:p>0.263174801</text:p>
          </table:table-cell>
          <table:table-cell office:value-type="float" office:value="0.2314750633" calcext:value-type="float">
            <text:p>0.2314750633</text:p>
          </table:table-cell>
          <table:table-cell office:value-type="float" office:value="0.4012604483" calcext:value-type="float">
            <text:p>0.4012604483</text:p>
          </table:table-cell>
          <table:table-cell office:value-type="float" office:value="0.2756649607" calcext:value-type="float">
            <text:p>0.2756649607</text:p>
          </table:table-cell>
          <table:table-cell office:value-type="float" office:value="-0.4844191548" calcext:value-type="float">
            <text:p>-0.4844191548</text:p>
          </table:table-cell>
          <table:table-cell office:value-type="float" office:value="-0.8885247453" calcext:value-type="float">
            <text:p>-0.8885247453</text:p>
          </table:table-cell>
        </table:table-row>
        <table:table-row table:style-name="ro1">
          <table:table-cell office:value-type="string" calcext:value-type="string">
            <text:p>Caenorhabditis_brenneri</text:p>
          </table:table-cell>
          <table:table-cell office:value-type="string" calcext:value-type="string">
            <text:p>Caenorhabditis brenneri</text:p>
          </table:table-cell>
          <table:table-cell office:value-type="float" office:value="3000" calcext:value-type="float">
            <text:p>3000</text:p>
          </table:table-cell>
          <table:table-cell office:value-type="float" office:value="749.695666667" calcext:value-type="float">
            <text:p>749.695666667</text:p>
          </table:table-cell>
          <table:table-cell office:value-type="float" office:value="465.429712253" calcext:value-type="float">
            <text:p>465.429712253</text:p>
          </table:table-cell>
          <table:table-cell office:value-type="float" office:value="0.4519878973" calcext:value-type="float">
            <text:p>0.4519878973</text:p>
          </table:table-cell>
          <table:table-cell office:value-type="float" office:value="0.0441965643" calcext:value-type="float">
            <text:p>0.0441965643</text:p>
          </table:table-cell>
          <table:table-cell office:value-type="float" office:value="0.4365482022" calcext:value-type="float">
            <text:p>0.4365482022</text:p>
          </table:table-cell>
          <table:table-cell office:value-type="float" office:value="0.100383119" calcext:value-type="float">
            <text:p>0.100383119</text:p>
          </table:table-cell>
          <table:table-cell office:value-type="float" office:value="0.324918919" calcext:value-type="float">
            <text:p>0.324918919</text:p>
          </table:table-cell>
          <table:table-cell office:value-type="float" office:value="0.0701860919" calcext:value-type="float">
            <text:p>0.0701860919</text:p>
          </table:table-cell>
          <table:table-cell office:value-type="float" office:value="-0.007716116" calcext:value-type="float">
            <text:p>-0.007716116</text:p>
          </table:table-cell>
          <table:table-cell office:value-type="float" office:value="-0.2255496096" calcext:value-type="float">
            <text:p>-0.2255496096</text:p>
          </table:table-cell>
          <table:table-cell office:value-type="float" office:value="-0.1677595471" calcext:value-type="float">
            <text:p>-0.1677595471</text:p>
          </table:table-cell>
          <table:table-cell office:value-type="float" office:value="0.3092017761" calcext:value-type="float">
            <text:p>0.3092017761</text:p>
          </table:table-cell>
          <table:table-cell office:value-type="float" office:value="0.3000883394" calcext:value-type="float">
            <text:p>0.3000883394</text:p>
          </table:table-cell>
          <table:table-cell office:value-type="float" office:value="0.2068754094" calcext:value-type="float">
            <text:p>0.2068754094</text:p>
          </table:table-cell>
          <table:table-cell office:value-type="float" office:value="-0.2468453111" calcext:value-type="float">
            <text:p>-0.2468453111</text:p>
          </table:table-cell>
          <table:table-cell office:value-type="float" office:value="-0.0908106343" calcext:value-type="float">
            <text:p>-0.0908106343</text:p>
          </table:table-cell>
          <table:table-cell office:value-type="float" office:value="-0.0567161342" calcext:value-type="float">
            <text:p>-0.0567161342</text:p>
          </table:table-cell>
          <table:table-cell office:value-type="float" office:value="-0.2468453111" calcext:value-type="float">
            <text:p>-0.2468453111</text:p>
          </table:table-cell>
          <table:table-cell office:value-type="float" office:value="-0.0908106343" calcext:value-type="float">
            <text:p>-0.0908106343</text:p>
          </table:table-cell>
          <table:table-cell office:value-type="float" office:value="-0.0567161342" calcext:value-type="float">
            <text:p>-0.0567161342</text:p>
          </table:table-cell>
          <table:table-cell office:value-type="float" office:value="-0.2438144683" calcext:value-type="float">
            <text:p>-0.2438144683</text:p>
          </table:table-cell>
          <table:table-cell office:value-type="float" office:value="-0.1227809132" calcext:value-type="float">
            <text:p>-0.1227809132</text:p>
          </table:table-cell>
          <table:table-cell office:value-type="float" office:value="-0.0804753812" calcext:value-type="float">
            <text:p>-0.0804753812</text:p>
          </table:table-cell>
          <table:table-cell office:value-type="float" office:value="-0.2344406466" calcext:value-type="float">
            <text:p>-0.2344406466</text:p>
          </table:table-cell>
          <table:table-cell office:value-type="float" office:value="-0.1207520901" calcext:value-type="float">
            <text:p>-0.1207520901</text:p>
          </table:table-cell>
          <table:table-cell office:value-type="float" office:value="-0.0789076058" calcext:value-type="float">
            <text:p>-0.0789076058</text:p>
          </table:table-cell>
          <table:table-cell office:value-type="float" office:value="-0.284343384" calcext:value-type="float">
            <text:p>-0.284343384</text:p>
          </table:table-cell>
          <table:table-cell office:value-type="float" office:value="-0.1836207468" calcext:value-type="float">
            <text:p>-0.1836207468</text:p>
          </table:table-cell>
          <table:table-cell office:value-type="float" office:value="-0.1207234263" calcext:value-type="float">
            <text:p>-0.1207234263</text:p>
          </table:table-cell>
          <table:table-cell office:value-type="string" calcext:value-type="string">
            <text:p>nan</text:p>
          </table:table-cell>
          <table:table-cell office:value-type="float" office:value="0.0633830126" calcext:value-type="float">
            <text:p>0.0633830126</text:p>
          </table:table-cell>
          <table:table-cell office:value-type="float" office:value="-0.7447626101" calcext:value-type="float">
            <text:p>-0.7447626101</text:p>
          </table:table-cell>
          <table:table-cell office:value-type="float" office:value="0.1069029737" calcext:value-type="float">
            <text:p>0.1069029737</text:p>
          </table:table-cell>
          <table:table-cell office:value-type="float" office:value="0.1798560265" calcext:value-type="float">
            <text:p>0.1798560265</text:p>
          </table:table-cell>
          <table:table-cell office:value-type="float" office:value="0.120102158" calcext:value-type="float">
            <text:p>0.120102158</text:p>
          </table:table-cell>
          <table:table-cell office:value-type="float" office:value="0.9833484615" calcext:value-type="float">
            <text:p>0.9833484615</text:p>
          </table:table-cell>
          <table:table-cell office:value-type="float" office:value="0.8771046034" calcext:value-type="float">
            <text:p>0.8771046034</text:p>
          </table:table-cell>
          <table:table-cell office:value-type="float" office:value="0.7330674305" calcext:value-type="float">
            <text:p>0.7330674305</text:p>
          </table:table-cell>
          <table:table-cell office:value-type="float" office:value="0.1704306276" calcext:value-type="float">
            <text:p>0.1704306276</text:p>
          </table:table-cell>
          <table:table-cell office:value-type="float" office:value="0.1562411359" calcext:value-type="float">
            <text:p>0.1562411359</text:p>
          </table:table-cell>
          <table:table-cell office:value-type="float" office:value="0.1060564052" calcext:value-type="float">
            <text:p>0.1060564052</text:p>
          </table:table-cell>
          <table:table-cell office:value-type="float" office:value="0.2715465836" calcext:value-type="float">
            <text:p>0.2715465836</text:p>
          </table:table-cell>
          <table:table-cell office:value-type="float" office:value="0.2412205588" calcext:value-type="float">
            <text:p>0.2412205588</text:p>
          </table:table-cell>
          <table:table-cell office:value-type="float" office:value="0.1652661071" calcext:value-type="float">
            <text:p>0.1652661071</text:p>
          </table:table-cell>
          <table:table-cell office:value-type="float" office:value="-0.3020898564" calcext:value-type="float">
            <text:p>-0.3020898564</text:p>
          </table:table-cell>
          <table:table-cell office:value-type="float" office:value="-0.1899814191" calcext:value-type="float">
            <text:p>-0.1899814191</text:p>
          </table:table-cell>
          <table:table-cell office:value-type="float" office:value="-0.1262858798" calcext:value-type="float">
            <text:p>-0.1262858798</text:p>
          </table:table-cell>
          <table:table-cell office:value-type="float" office:value="-0.3020898564" calcext:value-type="float">
            <text:p>-0.3020898564</text:p>
          </table:table-cell>
          <table:table-cell office:value-type="float" office:value="-0.1899814191" calcext:value-type="float">
            <text:p>-0.1899814191</text:p>
          </table:table-cell>
          <table:table-cell office:value-type="float" office:value="-0.1262858798" calcext:value-type="float">
            <text:p>-0.1262858798</text:p>
          </table:table-cell>
          <table:table-cell office:value-type="float" office:value="-0.296975262" calcext:value-type="float">
            <text:p>-0.296975262</text:p>
          </table:table-cell>
          <table:table-cell office:value-type="float" office:value="-0.2116260021" calcext:value-type="float">
            <text:p>-0.2116260021</text:p>
          </table:table-cell>
          <table:table-cell office:value-type="float" office:value="-0.1419434554" calcext:value-type="float">
            <text:p>-0.1419434554</text:p>
          </table:table-cell>
          <table:table-cell office:value-type="float" office:value="-0.2879215462" calcext:value-type="float">
            <text:p>-0.2879215462</text:p>
          </table:table-cell>
          <table:table-cell office:value-type="float" office:value="-0.2119508659" calcext:value-type="float">
            <text:p>-0.2119508659</text:p>
          </table:table-cell>
          <table:table-cell office:value-type="float" office:value="-0.1419575657" calcext:value-type="float">
            <text:p>-0.1419575657</text:p>
          </table:table-cell>
          <table:table-cell office:value-type="float" office:value="-0.3091733096" calcext:value-type="float">
            <text:p>-0.3091733096</text:p>
          </table:table-cell>
          <table:table-cell office:value-type="float" office:value="-0.2335666152" calcext:value-type="float">
            <text:p>-0.2335666152</text:p>
          </table:table-cell>
          <table:table-cell office:value-type="float" office:value="-0.1578685719" calcext:value-type="float">
            <text:p>-0.1578685719</text:p>
          </table:table-cell>
          <table:table-cell office:value-type="float" office:value="0.1158746475" calcext:value-type="float">
            <text:p>0.1158746475</text:p>
          </table:table-cell>
          <table:table-cell office:value-type="float" office:value="-0.6564269249" calcext:value-type="float">
            <text:p>-0.6564269249</text:p>
          </table:table-cell>
        </table:table-row>
        <table:table-row table:style-name="ro1">
          <table:table-cell office:value-type="string" calcext:value-type="string">
            <text:p>Caenorhabditis_sp10</text:p>
          </table:table-cell>
          <table:table-cell office:value-type="string" calcext:value-type="string">
            <text:p>Caenorhabditis elegans</text:p>
          </table:table-cell>
          <table:table-cell office:value-type="float" office:value="5099" calcext:value-type="float">
            <text:p>5099</text:p>
          </table:table-cell>
          <table:table-cell office:value-type="float" office:value="418.560698176" calcext:value-type="float">
            <text:p>418.560698176</text:p>
          </table:table-cell>
          <table:table-cell office:value-type="float" office:value="264.90954099" calcext:value-type="float">
            <text:p>264.90954099</text:p>
          </table:table-cell>
          <table:table-cell office:value-type="float" office:value="0.4281905983" calcext:value-type="float">
            <text:p>0.4281905983</text:p>
          </table:table-cell>
          <table:table-cell office:value-type="float" office:value="0.0411289476" calcext:value-type="float">
            <text:p>0.0411289476</text:p>
          </table:table-cell>
          <table:table-cell office:value-type="float" office:value="0.3925866279" calcext:value-type="float">
            <text:p>0.3925866279</text:p>
          </table:table-cell>
          <table:table-cell office:value-type="float" office:value="0.0878883611" calcext:value-type="float">
            <text:p>0.0878883611</text:p>
          </table:table-cell>
          <table:table-cell office:value-type="float" office:value="0.3191806823" calcext:value-type="float">
            <text:p>0.3191806823</text:p>
          </table:table-cell>
          <table:table-cell office:value-type="float" office:value="0.0687500896" calcext:value-type="float">
            <text:p>0.0687500896</text:p>
          </table:table-cell>
          <table:table-cell office:value-type="float" office:value="-0.0025916377" calcext:value-type="float">
            <text:p>-0.0025916377</text:p>
          </table:table-cell>
          <table:table-cell office:value-type="float" office:value="-0.2023903687" calcext:value-type="float">
            <text:p>-0.2023903687</text:p>
          </table:table-cell>
          <table:table-cell office:value-type="float" office:value="-0.1465094259" calcext:value-type="float">
            <text:p>-0.1465094259</text:p>
          </table:table-cell>
          <table:table-cell office:value-type="float" office:value="0.3695947037" calcext:value-type="float">
            <text:p>0.3695947037</text:p>
          </table:table-cell>
          <table:table-cell office:value-type="float" office:value="0.3536983707" calcext:value-type="float">
            <text:p>0.3536983707</text:p>
          </table:table-cell>
          <table:table-cell office:value-type="float" office:value="0.2431584162" calcext:value-type="float">
            <text:p>0.2431584162</text:p>
          </table:table-cell>
          <table:table-cell office:value-type="float" office:value="0.0495635036" calcext:value-type="float">
            <text:p>0.0495635036</text:p>
          </table:table-cell>
          <table:table-cell office:value-type="float" office:value="0.2202586009" calcext:value-type="float">
            <text:p>0.2202586009</text:p>
          </table:table-cell>
          <table:table-cell office:value-type="float" office:value="0.1555296217" calcext:value-type="float">
            <text:p>0.1555296217</text:p>
          </table:table-cell>
          <table:table-cell office:value-type="float" office:value="0.0495635036" calcext:value-type="float">
            <text:p>0.0495635036</text:p>
          </table:table-cell>
          <table:table-cell office:value-type="float" office:value="0.2202586009" calcext:value-type="float">
            <text:p>0.2202586009</text:p>
          </table:table-cell>
          <table:table-cell office:value-type="float" office:value="0.1555296217" calcext:value-type="float">
            <text:p>0.1555296217</text:p>
          </table:table-cell>
          <table:table-cell office:value-type="float" office:value="0.0075698007" calcext:value-type="float">
            <text:p>0.0075698007</text:p>
          </table:table-cell>
          <table:table-cell office:value-type="float" office:value="0.1612216093" calcext:value-type="float">
            <text:p>0.1612216093</text:p>
          </table:table-cell>
          <table:table-cell office:value-type="float" office:value="0.1135346909" calcext:value-type="float">
            <text:p>0.1135346909</text:p>
          </table:table-cell>
          <table:table-cell office:value-type="float" office:value="0.0158500495" calcext:value-type="float">
            <text:p>0.0158500495</text:p>
          </table:table-cell>
          <table:table-cell office:value-type="float" office:value="0.1379372225" calcext:value-type="float">
            <text:p>0.1379372225</text:p>
          </table:table-cell>
          <table:table-cell office:value-type="float" office:value="0.0971764261" calcext:value-type="float">
            <text:p>0.0971764261</text:p>
          </table:table-cell>
          <table:table-cell office:value-type="float" office:value="-0.054169728" calcext:value-type="float">
            <text:p>-0.054169728</text:p>
          </table:table-cell>
          <table:table-cell office:value-type="float" office:value="0.0677627324" calcext:value-type="float">
            <text:p>0.0677627324</text:p>
          </table:table-cell>
          <table:table-cell office:value-type="float" office:value="0.0479099488" calcext:value-type="float">
            <text:p>0.0479099488</text:p>
          </table:table-cell>
          <table:table-cell office:value-type="string" calcext:value-type="string">
            <text:p>nan</text:p>
          </table:table-cell>
          <table:table-cell office:value-type="float" office:value="-0.3578855971" calcext:value-type="float">
            <text:p>-0.3578855971</text:p>
          </table:table-cell>
          <table:table-cell office:value-type="float" office:value="-0.9477521056" calcext:value-type="float">
            <text:p>-0.9477521056</text:p>
          </table:table-cell>
          <table:table-cell office:value-type="float" office:value="0.4733405701" calcext:value-type="float">
            <text:p>0.4733405701</text:p>
          </table:table-cell>
          <table:table-cell office:value-type="float" office:value="0.5517669602" calcext:value-type="float">
            <text:p>0.5517669602</text:p>
          </table:table-cell>
          <table:table-cell office:value-type="float" office:value="0.3832613765" calcext:value-type="float">
            <text:p>0.3832613765</text:p>
          </table:table-cell>
          <table:table-cell office:value-type="float" office:value="0.9761899954" calcext:value-type="float">
            <text:p>0.9761899954</text:p>
          </table:table-cell>
          <table:table-cell office:value-type="float" office:value="0.870680755" calcext:value-type="float">
            <text:p>0.870680755</text:p>
          </table:table-cell>
          <table:table-cell office:value-type="float" office:value="0.7251936825" calcext:value-type="float">
            <text:p>0.7251936825</text:p>
          </table:table-cell>
          <table:table-cell office:value-type="float" office:value="0.2106893783" calcext:value-type="float">
            <text:p>0.2106893783</text:p>
          </table:table-cell>
          <table:table-cell office:value-type="float" office:value="0.2153228137" calcext:value-type="float">
            <text:p>0.2153228137</text:p>
          </table:table-cell>
          <table:table-cell office:value-type="float" office:value="0.1484019947" calcext:value-type="float">
            <text:p>0.1484019947</text:p>
          </table:table-cell>
          <table:table-cell office:value-type="float" office:value="0.3241589814" calcext:value-type="float">
            <text:p>0.3241589814</text:p>
          </table:table-cell>
          <table:table-cell office:value-type="float" office:value="0.2794341937" calcext:value-type="float">
            <text:p>0.2794341937</text:p>
          </table:table-cell>
          <table:table-cell office:value-type="float" office:value="0.1942850405" calcext:value-type="float">
            <text:p>0.1942850405</text:p>
          </table:table-cell>
          <table:table-cell office:value-type="float" office:value="0.0088560027" calcext:value-type="float">
            <text:p>0.0088560027</text:p>
          </table:table-cell>
          <table:table-cell office:value-type="float" office:value="0.1982412917" calcext:value-type="float">
            <text:p>0.1982412917</text:p>
          </table:table-cell>
          <table:table-cell office:value-type="float" office:value="0.1433076311" calcext:value-type="float">
            <text:p>0.1433076311</text:p>
          </table:table-cell>
          <table:table-cell office:value-type="float" office:value="0.0088560027" calcext:value-type="float">
            <text:p>0.0088560027</text:p>
          </table:table-cell>
          <table:table-cell office:value-type="float" office:value="0.1982412917" calcext:value-type="float">
            <text:p>0.1982412917</text:p>
          </table:table-cell>
          <table:table-cell office:value-type="float" office:value="0.1433076311" calcext:value-type="float">
            <text:p>0.1433076311</text:p>
          </table:table-cell>
          <table:table-cell office:value-type="float" office:value="-0.025981309" calcext:value-type="float">
            <text:p>-0.025981309</text:p>
          </table:table-cell>
          <table:table-cell office:value-type="float" office:value="0.159622368" calcext:value-type="float">
            <text:p>0.159622368</text:p>
          </table:table-cell>
          <table:table-cell office:value-type="float" office:value="0.1160462233" calcext:value-type="float">
            <text:p>0.1160462233</text:p>
          </table:table-cell>
          <table:table-cell office:value-type="float" office:value="-0.0119274512" calcext:value-type="float">
            <text:p>-0.0119274512</text:p>
          </table:table-cell>
          <table:table-cell office:value-type="float" office:value="0.1444284985" calcext:value-type="float">
            <text:p>0.1444284985</text:p>
          </table:table-cell>
          <table:table-cell office:value-type="float" office:value="0.1049979079" calcext:value-type="float">
            <text:p>0.1049979079</text:p>
          </table:table-cell>
          <table:table-cell office:value-type="float" office:value="-0.0447229708" calcext:value-type="float">
            <text:p>-0.0447229708</text:p>
          </table:table-cell>
          <table:table-cell office:value-type="float" office:value="0.1338549208" calcext:value-type="float">
            <text:p>0.1338549208</text:p>
          </table:table-cell>
          <table:table-cell office:value-type="float" office:value="0.098289112" calcext:value-type="float">
            <text:p>0.098289112</text:p>
          </table:table-cell>
          <table:table-cell office:value-type="float" office:value="-0.3916938416" calcext:value-type="float">
            <text:p>-0.3916938416</text:p>
          </table:table-cell>
          <table:table-cell office:value-type="float" office:value="-0.9147199155" calcext:value-type="float">
            <text:p>-0.9147199155</text:p>
          </table:table-cell>
        </table:table-row>
        <table:table-row table:style-name="ro1">
          <table:table-cell office:value-type="string" calcext:value-type="string">
            <text:p>Callithrix_jacchus</text:p>
          </table:table-cell>
          <table:table-cell office:value-type="string" calcext:value-type="string">
            <text:p>Callithrix jacchus</text:p>
          </table:table-cell>
          <table:table-cell office:value-type="float" office:value="9439" calcext:value-type="float">
            <text:p>9439</text:p>
          </table:table-cell>
          <table:table-cell office:value-type="float" office:value="428.513507787" calcext:value-type="float">
            <text:p>428.513507787</text:p>
          </table:table-cell>
          <table:table-cell office:value-type="float" office:value="320.559860921" calcext:value-type="float">
            <text:p>320.559860921</text:p>
          </table:table-cell>
          <table:table-cell office:value-type="float" office:value="0.4734081742" calcext:value-type="float">
            <text:p>0.4734081742</text:p>
          </table:table-cell>
          <table:table-cell office:value-type="float" office:value="0.0629275189" calcext:value-type="float">
            <text:p>0.0629275189</text:p>
          </table:table-cell>
          <table:table-cell office:value-type="float" office:value="0.4959980889" calcext:value-type="float">
            <text:p>0.4959980889</text:p>
          </table:table-cell>
          <table:table-cell office:value-type="float" office:value="0.1373072584" calcext:value-type="float">
            <text:p>0.1373072584</text:p>
          </table:table-cell>
          <table:table-cell office:value-type="float" office:value="0.4286005538" calcext:value-type="float">
            <text:p>0.4286005538</text:p>
          </table:table-cell>
          <table:table-cell office:value-type="float" office:value="0.0891757461" calcext:value-type="float">
            <text:p>0.0891757461</text:p>
          </table:table-cell>
          <table:table-cell office:value-type="float" office:value="-0.0046982892" calcext:value-type="float">
            <text:p>-0.0046982892</text:p>
          </table:table-cell>
          <table:table-cell office:value-type="float" office:value="-0.1050234325" calcext:value-type="float">
            <text:p>-0.1050234325</text:p>
          </table:table-cell>
          <table:table-cell office:value-type="float" office:value="-0.0742818096" calcext:value-type="float">
            <text:p>-0.0742818096</text:p>
          </table:table-cell>
          <table:table-cell office:value-type="float" office:value="0.1680005331" calcext:value-type="float">
            <text:p>0.1680005331</text:p>
          </table:table-cell>
          <table:table-cell office:value-type="float" office:value="0.2100284511" calcext:value-type="float">
            <text:p>0.2100284511</text:p>
          </table:table-cell>
          <table:table-cell office:value-type="float" office:value="0.1402262513" calcext:value-type="float">
            <text:p>0.1402262513</text:p>
          </table:table-cell>
          <table:table-cell office:value-type="float" office:value="0.2990359672" calcext:value-type="float">
            <text:p>0.2990359672</text:p>
          </table:table-cell>
          <table:table-cell office:value-type="float" office:value="0.3286390228" calcext:value-type="float">
            <text:p>0.3286390228</text:p>
          </table:table-cell>
          <table:table-cell office:value-type="float" office:value="0.2223250682" calcext:value-type="float">
            <text:p>0.2223250682</text:p>
          </table:table-cell>
          <table:table-cell office:value-type="float" office:value="0.2990359672" calcext:value-type="float">
            <text:p>0.2990359672</text:p>
          </table:table-cell>
          <table:table-cell office:value-type="float" office:value="0.3286390228" calcext:value-type="float">
            <text:p>0.3286390228</text:p>
          </table:table-cell>
          <table:table-cell office:value-type="float" office:value="0.2223250682" calcext:value-type="float">
            <text:p>0.2223250682</text:p>
          </table:table-cell>
          <table:table-cell office:value-type="float" office:value="0.3625129136" calcext:value-type="float">
            <text:p>0.3625129136</text:p>
          </table:table-cell>
          <table:table-cell office:value-type="float" office:value="0.3957322923" calcext:value-type="float">
            <text:p>0.3957322923</text:p>
          </table:table-cell>
          <table:table-cell office:value-type="float" office:value="0.2680903063" calcext:value-type="float">
            <text:p>0.2680903063</text:p>
          </table:table-cell>
          <table:table-cell office:value-type="float" office:value="0.3058159619" calcext:value-type="float">
            <text:p>0.3058159619</text:p>
          </table:table-cell>
          <table:table-cell office:value-type="float" office:value="0.3374260271" calcext:value-type="float">
            <text:p>0.3374260271</text:p>
          </table:table-cell>
          <table:table-cell office:value-type="float" office:value="0.2261671346" calcext:value-type="float">
            <text:p>0.2261671346</text:p>
          </table:table-cell>
          <table:table-cell office:value-type="float" office:value="0.3266366096" calcext:value-type="float">
            <text:p>0.3266366096</text:p>
          </table:table-cell>
          <table:table-cell office:value-type="float" office:value="0.3531240829" calcext:value-type="float">
            <text:p>0.3531240829</text:p>
          </table:table-cell>
          <table:table-cell office:value-type="float" office:value="0.2366049923" calcext:value-type="float">
            <text:p>0.2366049923</text:p>
          </table:table-cell>
          <table:table-cell office:value-type="string" calcext:value-type="string">
            <text:p>nan</text:p>
          </table:table-cell>
          <table:table-cell office:value-type="float" office:value="-0.41083963" calcext:value-type="float">
            <text:p>-0.41083963</text:p>
          </table:table-cell>
          <table:table-cell office:value-type="float" office:value="-0.9797524033" calcext:value-type="float">
            <text:p>-0.9797524033</text:p>
          </table:table-cell>
          <table:table-cell office:value-type="float" office:value="0.4858002447" calcext:value-type="float">
            <text:p>0.4858002447</text:p>
          </table:table-cell>
          <table:table-cell office:value-type="float" office:value="0.5096592706" calcext:value-type="float">
            <text:p>0.5096592706</text:p>
          </table:table-cell>
          <table:table-cell office:value-type="float" office:value="0.3536270085" calcext:value-type="float">
            <text:p>0.3536270085</text:p>
          </table:table-cell>
          <table:table-cell office:value-type="float" office:value="0.9918428318" calcext:value-type="float">
            <text:p>0.9918428318</text:p>
          </table:table-cell>
          <table:table-cell office:value-type="float" office:value="0.9301027793" calcext:value-type="float">
            <text:p>0.9301027793</text:p>
          </table:table-cell>
          <table:table-cell office:value-type="float" office:value="0.8123831185" calcext:value-type="float">
            <text:p>0.8123831185</text:p>
          </table:table-cell>
          <table:table-cell office:value-type="float" office:value="0.0896341947" calcext:value-type="float">
            <text:p>0.0896341947</text:p>
          </table:table-cell>
          <table:table-cell office:value-type="float" office:value="0.1589167889" calcext:value-type="float">
            <text:p>0.1589167889</text:p>
          </table:table-cell>
          <table:table-cell office:value-type="float" office:value="0.1072723124" calcext:value-type="float">
            <text:p>0.1072723124</text:p>
          </table:table-cell>
          <table:table-cell office:value-type="float" office:value="0.1893852785" calcext:value-type="float">
            <text:p>0.1893852785</text:p>
          </table:table-cell>
          <table:table-cell office:value-type="float" office:value="0.2654906164" calcext:value-type="float">
            <text:p>0.2654906164</text:p>
          </table:table-cell>
          <table:table-cell office:value-type="float" office:value="0.1799136086" calcext:value-type="float">
            <text:p>0.1799136086</text:p>
          </table:table-cell>
          <table:table-cell office:value-type="float" office:value="0.3034560105" calcext:value-type="float">
            <text:p>0.3034560105</text:p>
          </table:table-cell>
          <table:table-cell office:value-type="float" office:value="0.3499470793" calcext:value-type="float">
            <text:p>0.3499470793</text:p>
          </table:table-cell>
          <table:table-cell office:value-type="float" office:value="0.2413883642" calcext:value-type="float">
            <text:p>0.2413883642</text:p>
          </table:table-cell>
          <table:table-cell office:value-type="float" office:value="0.3034560105" calcext:value-type="float">
            <text:p>0.3034560105</text:p>
          </table:table-cell>
          <table:table-cell office:value-type="float" office:value="0.3499470793" calcext:value-type="float">
            <text:p>0.3499470793</text:p>
          </table:table-cell>
          <table:table-cell office:value-type="float" office:value="0.2413883642" calcext:value-type="float">
            <text:p>0.2413883642</text:p>
          </table:table-cell>
          <table:table-cell office:value-type="float" office:value="0.368643048" calcext:value-type="float">
            <text:p>0.368643048</text:p>
          </table:table-cell>
          <table:table-cell office:value-type="float" office:value="0.4155375668" calcext:value-type="float">
            <text:p>0.4155375668</text:p>
          </table:table-cell>
          <table:table-cell office:value-type="float" office:value="0.2860605446" calcext:value-type="float">
            <text:p>0.2860605446</text:p>
          </table:table-cell>
          <table:table-cell office:value-type="float" office:value="0.3248147141" calcext:value-type="float">
            <text:p>0.3248147141</text:p>
          </table:table-cell>
          <table:table-cell office:value-type="float" office:value="0.3934855869" calcext:value-type="float">
            <text:p>0.3934855869</text:p>
          </table:table-cell>
          <table:table-cell office:value-type="float" office:value="0.2712277265" calcext:value-type="float">
            <text:p>0.2712277265</text:p>
          </table:table-cell>
          <table:table-cell office:value-type="float" office:value="0.3476157431" calcext:value-type="float">
            <text:p>0.3476157431</text:p>
          </table:table-cell>
          <table:table-cell office:value-type="float" office:value="0.4099624827" calcext:value-type="float">
            <text:p>0.4099624827</text:p>
          </table:table-cell>
          <table:table-cell office:value-type="float" office:value="0.2817935831" calcext:value-type="float">
            <text:p>0.2817935831</text:p>
          </table:table-cell>
          <table:table-cell office:value-type="float" office:value="-0.436306521" calcext:value-type="float">
            <text:p>-0.436306521</text:p>
          </table:table-cell>
          <table:table-cell office:value-type="float" office:value="-0.9808615791" calcext:value-type="float">
            <text:p>-0.9808615791</text:p>
          </table:table-cell>
        </table:table-row>
        <table:table-row table:style-name="ro1">
          <table:table-cell office:value-type="string" calcext:value-type="string">
            <text:p>Camponotus_aethiops</text:p>
          </table:table-cell>
          <table:table-cell office:value-type="string" calcext:value-type="string">
            <text:p>Camponotus aethiops</text:p>
          </table:table-cell>
          <table:table-cell office:value-type="float" office:value="11810" calcext:value-type="float">
            <text:p>11810</text:p>
          </table:table-cell>
          <table:table-cell office:value-type="float" office:value="1187.36883997" calcext:value-type="float">
            <text:p>1187.36883997</text:p>
          </table:table-cell>
          <table:table-cell office:value-type="float" office:value="1231.50093938" calcext:value-type="float">
            <text:p>1231.50093938</text:p>
          </table:table-cell>
          <table:table-cell office:value-type="float" office:value="0.4280623081" calcext:value-type="float">
            <text:p>0.4280623081</text:p>
          </table:table-cell>
          <table:table-cell office:value-type="float" office:value="0.0746377302" calcext:value-type="float">
            <text:p>0.0746377302</text:p>
          </table:table-cell>
          <table:table-cell office:value-type="float" office:value="0.4205402917" calcext:value-type="float">
            <text:p>0.4205402917</text:p>
          </table:table-cell>
          <table:table-cell office:value-type="float" office:value="0.1330404143" calcext:value-type="float">
            <text:p>0.1330404143</text:p>
          </table:table-cell>
          <table:table-cell office:value-type="float" office:value="0.3409356229" calcext:value-type="float">
            <text:p>0.3409356229</text:p>
          </table:table-cell>
          <table:table-cell office:value-type="float" office:value="0.0861622706" calcext:value-type="float">
            <text:p>0.0861622706</text:p>
          </table:table-cell>
          <table:table-cell office:value-type="float" office:value="-0.0006646193" calcext:value-type="float">
            <text:p>-0.0006646193</text:p>
          </table:table-cell>
          <table:table-cell office:value-type="float" office:value="-0.0030850494" calcext:value-type="float">
            <text:p>-0.0030850494</text:p>
          </table:table-cell>
          <table:table-cell office:value-type="float" office:value="0.0008970898" calcext:value-type="float">
            <text:p>0.0008970898</text:p>
          </table:table-cell>
          <table:table-cell office:value-type="float" office:value="-0.1459241805" calcext:value-type="float">
            <text:p>-0.1459241805</text:p>
          </table:table-cell>
          <table:table-cell office:value-type="float" office:value="-0.1761884764" calcext:value-type="float">
            <text:p>-0.1761884764</text:p>
          </table:table-cell>
          <table:table-cell office:value-type="float" office:value="-0.1147463293" calcext:value-type="float">
            <text:p>-0.1147463293</text:p>
          </table:table-cell>
          <table:table-cell office:value-type="float" office:value="0.0731874837" calcext:value-type="float">
            <text:p>0.0731874837</text:p>
          </table:table-cell>
          <table:table-cell office:value-type="float" office:value="0.1260535315" calcext:value-type="float">
            <text:p>0.1260535315</text:p>
          </table:table-cell>
          <table:table-cell office:value-type="float" office:value="0.0810696014" calcext:value-type="float">
            <text:p>0.0810696014</text:p>
          </table:table-cell>
          <table:table-cell office:value-type="float" office:value="0.0731874837" calcext:value-type="float">
            <text:p>0.0731874837</text:p>
          </table:table-cell>
          <table:table-cell office:value-type="float" office:value="0.1260535315" calcext:value-type="float">
            <text:p>0.1260535315</text:p>
          </table:table-cell>
          <table:table-cell office:value-type="float" office:value="0.0810696014" calcext:value-type="float">
            <text:p>0.0810696014</text:p>
          </table:table-cell>
          <table:table-cell office:value-type="float" office:value="0.122068268" calcext:value-type="float">
            <text:p>0.122068268</text:p>
          </table:table-cell>
          <table:table-cell office:value-type="float" office:value="0.1971722271" calcext:value-type="float">
            <text:p>0.1971722271</text:p>
          </table:table-cell>
          <table:table-cell office:value-type="float" office:value="0.1235420284" calcext:value-type="float">
            <text:p>0.1235420284</text:p>
          </table:table-cell>
          <table:table-cell office:value-type="float" office:value="0.0841484416" calcext:value-type="float">
            <text:p>0.0841484416</text:p>
          </table:table-cell>
          <table:table-cell office:value-type="float" office:value="0.1421722212" calcext:value-type="float">
            <text:p>0.1421722212</text:p>
          </table:table-cell>
          <table:table-cell office:value-type="float" office:value="0.0913887078" calcext:value-type="float">
            <text:p>0.0913887078</text:p>
          </table:table-cell>
          <table:table-cell office:value-type="float" office:value="0.1296696644" calcext:value-type="float">
            <text:p>0.1296696644</text:p>
          </table:table-cell>
          <table:table-cell office:value-type="float" office:value="0.2018999542" calcext:value-type="float">
            <text:p>0.2018999542</text:p>
          </table:table-cell>
          <table:table-cell office:value-type="float" office:value="0.1293013137" calcext:value-type="float">
            <text:p>0.1293013137</text:p>
          </table:table-cell>
          <table:table-cell office:value-type="string" calcext:value-type="string">
            <text:p>nan</text:p>
          </table:table-cell>
          <table:table-cell office:value-type="float" office:value="-0.2087855687" calcext:value-type="float">
            <text:p>-0.2087855687</text:p>
          </table:table-cell>
          <table:table-cell office:value-type="float" office:value="-0.6618749011" calcext:value-type="float">
            <text:p>-0.6618749011</text:p>
          </table:table-cell>
          <table:table-cell office:value-type="float" office:value="0.023562237" calcext:value-type="float">
            <text:p>0.023562237</text:p>
          </table:table-cell>
          <table:table-cell office:value-type="float" office:value="0.2159252676" calcext:value-type="float">
            <text:p>0.2159252676</text:p>
          </table:table-cell>
          <table:table-cell office:value-type="float" office:value="0.1347897308" calcext:value-type="float">
            <text:p>0.1347897308</text:p>
          </table:table-cell>
          <table:table-cell office:value-type="float" office:value="0.9843841218" calcext:value-type="float">
            <text:p>0.9843841218</text:p>
          </table:table-cell>
          <table:table-cell office:value-type="float" office:value="0.9573182539" calcext:value-type="float">
            <text:p>0.9573182539</text:p>
          </table:table-cell>
          <table:table-cell office:value-type="float" office:value="0.8452337695" calcext:value-type="float">
            <text:p>0.8452337695</text:p>
          </table:table-cell>
          <table:table-cell office:value-type="float" office:value="-0.062488832" calcext:value-type="float">
            <text:p>-0.062488832</text:p>
          </table:table-cell>
          <table:table-cell office:value-type="float" office:value="-0.0959229228" calcext:value-type="float">
            <text:p>-0.0959229228</text:p>
          </table:table-cell>
          <table:table-cell office:value-type="float" office:value="-0.0642065563" calcext:value-type="float">
            <text:p>-0.0642065563</text:p>
          </table:table-cell>
          <table:table-cell office:value-type="float" office:value="-0.1862827188" calcext:value-type="float">
            <text:p>-0.1862827188</text:p>
          </table:table-cell>
          <table:table-cell office:value-type="float" office:value="-0.2275966373" calcext:value-type="float">
            <text:p>-0.2275966373</text:p>
          </table:table-cell>
          <table:table-cell office:value-type="float" office:value="-0.1527238371" calcext:value-type="float">
            <text:p>-0.1527238371</text:p>
          </table:table-cell>
          <table:table-cell office:value-type="float" office:value="0.1017506526" calcext:value-type="float">
            <text:p>0.1017506526</text:p>
          </table:table-cell>
          <table:table-cell office:value-type="float" office:value="0.1894187756" calcext:value-type="float">
            <text:p>0.1894187756</text:p>
          </table:table-cell>
          <table:table-cell office:value-type="float" office:value="0.1235122325" calcext:value-type="float">
            <text:p>0.1235122325</text:p>
          </table:table-cell>
          <table:table-cell office:value-type="float" office:value="0.1017506526" calcext:value-type="float">
            <text:p>0.1017506526</text:p>
          </table:table-cell>
          <table:table-cell office:value-type="float" office:value="0.1894187756" calcext:value-type="float">
            <text:p>0.1894187756</text:p>
          </table:table-cell>
          <table:table-cell office:value-type="float" office:value="0.1235122325" calcext:value-type="float">
            <text:p>0.1235122325</text:p>
          </table:table-cell>
          <table:table-cell office:value-type="float" office:value="0.1582511562" calcext:value-type="float">
            <text:p>0.1582511562</text:p>
          </table:table-cell>
          <table:table-cell office:value-type="float" office:value="0.2742254768" calcext:value-type="float">
            <text:p>0.2742254768</text:p>
          </table:table-cell>
          <table:table-cell office:value-type="float" office:value="0.1774399644" calcext:value-type="float">
            <text:p>0.1774399644</text:p>
          </table:table-cell>
          <table:table-cell office:value-type="float" office:value="0.1131949826" calcext:value-type="float">
            <text:p>0.1131949826</text:p>
          </table:table-cell>
          <table:table-cell office:value-type="float" office:value="0.2051804185" calcext:value-type="float">
            <text:p>0.2051804185</text:p>
          </table:table-cell>
          <table:table-cell office:value-type="float" office:value="0.1340587396" calcext:value-type="float">
            <text:p>0.1340587396</text:p>
          </table:table-cell>
          <table:table-cell office:value-type="float" office:value="0.1591462826" calcext:value-type="float">
            <text:p>0.1591462826</text:p>
          </table:table-cell>
          <table:table-cell office:value-type="float" office:value="0.266752802" calcext:value-type="float">
            <text:p>0.266752802</text:p>
          </table:table-cell>
          <table:table-cell office:value-type="float" office:value="0.1746155296" calcext:value-type="float">
            <text:p>0.1746155296</text:p>
          </table:table-cell>
          <table:table-cell office:value-type="float" office:value="-0.275678781" calcext:value-type="float">
            <text:p>-0.275678781</text:p>
          </table:table-cell>
          <table:table-cell office:value-type="float" office:value="-0.6957856099" calcext:value-type="float">
            <text:p>-0.6957856099</text:p>
          </table:table-cell>
        </table:table-row>
        <table:table-row table:style-name="ro1">
          <table:table-cell office:value-type="string" calcext:value-type="string">
            <text:p>Camponotus_ligniperdus_4indiv</text:p>
          </table:table-cell>
          <table:table-cell office:value-type="string" calcext:value-type="string">
            <text:p>Camponotus ligniperdus</text:p>
          </table:table-cell>
          <table:table-cell office:value-type="float" office:value="11165" calcext:value-type="float">
            <text:p>11165</text:p>
          </table:table-cell>
          <table:table-cell office:value-type="float" office:value="1250.09332736" calcext:value-type="float">
            <text:p>1250.09332736</text:p>
          </table:table-cell>
          <table:table-cell office:value-type="float" office:value="1320.69506062" calcext:value-type="float">
            <text:p>1320.69506062</text:p>
          </table:table-cell>
          <table:table-cell office:value-type="float" office:value="0.4271634784" calcext:value-type="float">
            <text:p>0.4271634784</text:p>
          </table:table-cell>
          <table:table-cell office:value-type="float" office:value="0.0735917303" calcext:value-type="float">
            <text:p>0.0735917303</text:p>
          </table:table-cell>
          <table:table-cell office:value-type="float" office:value="0.4192825532" calcext:value-type="float">
            <text:p>0.4192825532</text:p>
          </table:table-cell>
          <table:table-cell office:value-type="float" office:value="0.1303745679" calcext:value-type="float">
            <text:p>0.1303745679</text:p>
          </table:table-cell>
          <table:table-cell office:value-type="float" office:value="0.3542662409" calcext:value-type="float">
            <text:p>0.3542662409</text:p>
          </table:table-cell>
          <table:table-cell office:value-type="float" office:value="0.0868478739" calcext:value-type="float">
            <text:p>0.0868478739</text:p>
          </table:table-cell>
          <table:table-cell office:value-type="float" office:value="-0.0054538654" calcext:value-type="float">
            <text:p>-0.0054538654</text:p>
          </table:table-cell>
          <table:table-cell office:value-type="float" office:value="-0.0189757741" calcext:value-type="float">
            <text:p>-0.0189757741</text:p>
          </table:table-cell>
          <table:table-cell office:value-type="float" office:value="-0.0105808794" calcext:value-type="float">
            <text:p>-0.0105808794</text:p>
          </table:table-cell>
          <table:table-cell office:value-type="float" office:value="-0.1383181648" calcext:value-type="float">
            <text:p>-0.1383181648</text:p>
          </table:table-cell>
          <table:table-cell office:value-type="float" office:value="-0.1868718549" calcext:value-type="float">
            <text:p>-0.1868718549</text:p>
          </table:table-cell>
          <table:table-cell office:value-type="float" office:value="-0.1217956953" calcext:value-type="float">
            <text:p>-0.1217956953</text:p>
          </table:table-cell>
          <table:table-cell office:value-type="float" office:value="-0.0664696617" calcext:value-type="float">
            <text:p>-0.0664696617</text:p>
          </table:table-cell>
          <table:table-cell office:value-type="float" office:value="-0.0460340294" calcext:value-type="float">
            <text:p>-0.0460340294</text:p>
          </table:table-cell>
          <table:table-cell office:value-type="float" office:value="-0.0319591888" calcext:value-type="float">
            <text:p>-0.0319591888</text:p>
          </table:table-cell>
          <table:table-cell office:value-type="float" office:value="-0.0664696617" calcext:value-type="float">
            <text:p>-0.0664696617</text:p>
          </table:table-cell>
          <table:table-cell office:value-type="float" office:value="-0.0460340294" calcext:value-type="float">
            <text:p>-0.0460340294</text:p>
          </table:table-cell>
          <table:table-cell office:value-type="float" office:value="-0.0319591888" calcext:value-type="float">
            <text:p>-0.0319591888</text:p>
          </table:table-cell>
          <table:table-cell office:value-type="float" office:value="-0.0436482724" calcext:value-type="float">
            <text:p>-0.0436482724</text:p>
          </table:table-cell>
          <table:table-cell office:value-type="float" office:value="-0.0068364195" calcext:value-type="float">
            <text:p>-0.0068364195</text:p>
          </table:table-cell>
          <table:table-cell office:value-type="float" office:value="-0.0091781242" calcext:value-type="float">
            <text:p>-0.0091781242</text:p>
          </table:table-cell>
          <table:table-cell office:value-type="float" office:value="-0.0638064515" calcext:value-type="float">
            <text:p>-0.0638064515</text:p>
          </table:table-cell>
          <table:table-cell office:value-type="float" office:value="-0.0363499819" calcext:value-type="float">
            <text:p>-0.0363499819</text:p>
          </table:table-cell>
          <table:table-cell office:value-type="float" office:value="-0.0255334197" calcext:value-type="float">
            <text:p>-0.0255334197</text:p>
          </table:table-cell>
          <table:table-cell office:value-type="float" office:value="-0.0307754188" calcext:value-type="float">
            <text:p>-0.0307754188</text:p>
          </table:table-cell>
          <table:table-cell office:value-type="float" office:value="0.0041704987" calcext:value-type="float">
            <text:p>0.0041704987</text:p>
          </table:table-cell>
          <table:table-cell table:style-name="ce1" office:value-type="float" office:value="-0.0000203" calcext:value-type="float">
            <text:p>-2.03E-005</text:p>
          </table:table-cell>
          <table:table-cell office:value-type="string" calcext:value-type="string">
            <text:p>nan</text:p>
          </table:table-cell>
          <table:table-cell office:value-type="float" office:value="-0.0197164586" calcext:value-type="float">
            <text:p>-0.0197164586</text:p>
          </table:table-cell>
          <table:table-cell office:value-type="float" office:value="-0.5396790225" calcext:value-type="float">
            <text:p>-0.5396790225</text:p>
          </table:table-cell>
          <table:table-cell office:value-type="float" office:value="-0.0934941957" calcext:value-type="float">
            <text:p>-0.0934941957</text:p>
          </table:table-cell>
          <table:table-cell office:value-type="float" office:value="-0.0001402651" calcext:value-type="float">
            <text:p>-0.0001402651</text:p>
          </table:table-cell>
          <table:table-cell office:value-type="float" office:value="-0.0053794487" calcext:value-type="float">
            <text:p>-0.0053794487</text:p>
          </table:table-cell>
          <table:table-cell office:value-type="float" office:value="0.9866634333" calcext:value-type="float">
            <text:p>0.9866634333</text:p>
          </table:table-cell>
          <table:table-cell office:value-type="float" office:value="0.967864703" calcext:value-type="float">
            <text:p>0.967864703</text:p>
          </table:table-cell>
          <table:table-cell office:value-type="float" office:value="0.8647478607" calcext:value-type="float">
            <text:p>0.8647478607</text:p>
          </table:table-cell>
          <table:table-cell office:value-type="float" office:value="-0.0621708903" calcext:value-type="float">
            <text:p>-0.0621708903</text:p>
          </table:table-cell>
          <table:table-cell office:value-type="float" office:value="-0.1004139819" calcext:value-type="float">
            <text:p>-0.1004139819</text:p>
          </table:table-cell>
          <table:table-cell office:value-type="float" office:value="-0.0664517342" calcext:value-type="float">
            <text:p>-0.0664517342</text:p>
          </table:table-cell>
          <table:table-cell office:value-type="float" office:value="-0.1762162792" calcext:value-type="float">
            <text:p>-0.1762162792</text:p>
          </table:table-cell>
          <table:table-cell office:value-type="float" office:value="-0.2329571876" calcext:value-type="float">
            <text:p>-0.2329571876</text:p>
          </table:table-cell>
          <table:table-cell office:value-type="float" office:value="-0.1553972634" calcext:value-type="float">
            <text:p>-0.1553972634</text:p>
          </table:table-cell>
          <table:table-cell office:value-type="float" office:value="-0.0418753873" calcext:value-type="float">
            <text:p>-0.0418753873</text:p>
          </table:table-cell>
          <table:table-cell office:value-type="float" office:value="-0.002535602" calcext:value-type="float">
            <text:p>-0.002535602</text:p>
          </table:table-cell>
          <table:table-cell office:value-type="float" office:value="-0.0048821895" calcext:value-type="float">
            <text:p>-0.0048821895</text:p>
          </table:table-cell>
          <table:table-cell office:value-type="float" office:value="-0.0418753873" calcext:value-type="float">
            <text:p>-0.0418753873</text:p>
          </table:table-cell>
          <table:table-cell office:value-type="float" office:value="-0.002535602" calcext:value-type="float">
            <text:p>-0.002535602</text:p>
          </table:table-cell>
          <table:table-cell office:value-type="float" office:value="-0.0048821895" calcext:value-type="float">
            <text:p>-0.0048821895</text:p>
          </table:table-cell>
          <table:table-cell office:value-type="float" office:value="-0.0128753356" calcext:value-type="float">
            <text:p>-0.0128753356</text:p>
          </table:table-cell>
          <table:table-cell office:value-type="float" office:value="0.0476219286" calcext:value-type="float">
            <text:p>0.0476219286</text:p>
          </table:table-cell>
          <table:table-cell office:value-type="float" office:value="0.0254321369" calcext:value-type="float">
            <text:p>0.0254321369</text:p>
          </table:table-cell>
          <table:table-cell office:value-type="float" office:value="-0.0381943821" calcext:value-type="float">
            <text:p>-0.0381943821</text:p>
          </table:table-cell>
          <table:table-cell office:value-type="float" office:value="0.0097951065" calcext:value-type="float">
            <text:p>0.0097951065</text:p>
          </table:table-cell>
          <table:table-cell office:value-type="float" office:value="0.0037867016" calcext:value-type="float">
            <text:p>0.0037867016</text:p>
          </table:table-cell>
          <table:table-cell office:value-type="float" office:value="-0.0055622953" calcext:value-type="float">
            <text:p>-0.0055622953</text:p>
          </table:table-cell>
          <table:table-cell office:value-type="float" office:value="0.0496433061" calcext:value-type="float">
            <text:p>0.0496433061</text:p>
          </table:table-cell>
          <table:table-cell office:value-type="float" office:value="0.0289394643" calcext:value-type="float">
            <text:p>0.0289394643</text:p>
          </table:table-cell>
          <table:table-cell office:value-type="float" office:value="-0.0662245841" calcext:value-type="float">
            <text:p>-0.0662245841</text:p>
          </table:table-cell>
          <table:table-cell office:value-type="float" office:value="-0.7508245984" calcext:value-type="float">
            <text:p>-0.7508245984</text:p>
          </table:table-cell>
        </table:table-row>
        <table:table-row table:style-name="ro1">
          <table:table-cell office:value-type="string" calcext:value-type="string">
            <text:p>Carcinus_aestuarii</text:p>
          </table:table-cell>
          <table:table-cell office:value-type="string" calcext:value-type="string">
            <text:p>Carcinus aestuarii</text:p>
          </table:table-cell>
          <table:table-cell office:value-type="float" office:value="14426" calcext:value-type="float">
            <text:p>14426</text:p>
          </table:table-cell>
          <table:table-cell office:value-type="float" office:value="737.471301816" calcext:value-type="float">
            <text:p>737.471301816</text:p>
          </table:table-cell>
          <table:table-cell office:value-type="float" office:value="697.135625381" calcext:value-type="float">
            <text:p>697.135625381</text:p>
          </table:table-cell>
          <table:table-cell office:value-type="float" office:value="0.5035758878" calcext:value-type="float">
            <text:p>0.5035758878</text:p>
          </table:table-cell>
          <table:table-cell office:value-type="float" office:value="0.0573765861" calcext:value-type="float">
            <text:p>0.0573765861</text:p>
          </table:table-cell>
          <table:table-cell office:value-type="float" office:value="0.5535263657" calcext:value-type="float">
            <text:p>0.5535263657</text:p>
          </table:table-cell>
          <table:table-cell office:value-type="float" office:value="0.1149233243" calcext:value-type="float">
            <text:p>0.1149233243</text:p>
          </table:table-cell>
          <table:table-cell office:value-type="float" office:value="0.4189228687" calcext:value-type="float">
            <text:p>0.4189228687</text:p>
          </table:table-cell>
          <table:table-cell office:value-type="float" office:value="0.0794222079" calcext:value-type="float">
            <text:p>0.0794222079</text:p>
          </table:table-cell>
          <table:table-cell office:value-type="float" office:value="0.0037483061" calcext:value-type="float">
            <text:p>0.0037483061</text:p>
          </table:table-cell>
          <table:table-cell office:value-type="float" office:value="-0.0675738053" calcext:value-type="float">
            <text:p>-0.0675738053</text:p>
          </table:table-cell>
          <table:table-cell office:value-type="float" office:value="-0.0465945235" calcext:value-type="float">
            <text:p>-0.0465945235</text:p>
          </table:table-cell>
          <table:table-cell office:value-type="float" office:value="0.1142433217" calcext:value-type="float">
            <text:p>0.1142433217</text:p>
          </table:table-cell>
          <table:table-cell office:value-type="float" office:value="0.0687680887" calcext:value-type="float">
            <text:p>0.0687680887</text:p>
          </table:table-cell>
          <table:table-cell office:value-type="float" office:value="0.0469723742" calcext:value-type="float">
            <text:p>0.0469723742</text:p>
          </table:table-cell>
          <table:table-cell office:value-type="string" calcext:value-type="string">
            <text:p>nan</text:p>
          </table:table-cell>
          <table:table-cell office:value-type="float" office:value="0.2756163748" calcext:value-type="float">
            <text:p>0.2756163748</text:p>
          </table:table-cell>
          <table:table-cell office:value-type="float" office:value="0.1844590359" calcext:value-type="float">
            <text:p>0.1844590359</text:p>
          </table:table-cell>
          <table:table-cell office:value-type="string" calcext:value-type="string">
            <text:p>nan</text:p>
          </table:table-cell>
          <table:table-cell office:value-type="float" office:value="0.2756163748" calcext:value-type="float">
            <text:p>0.2756163748</text:p>
          </table:table-cell>
          <table:table-cell office:value-type="float" office:value="0.1844590359" calcext:value-type="float">
            <text:p>0.1844590359</text:p>
          </table:table-cell>
          <table:table-cell office:value-type="string" calcext:value-type="string">
            <text:p>nan</text:p>
          </table:table-cell>
          <table:table-cell office:value-type="float" office:value="0.3109077923" calcext:value-type="float">
            <text:p>0.3109077923</text:p>
          </table:table-cell>
          <table:table-cell office:value-type="float" office:value="0.20804725" calcext:value-type="float">
            <text:p>0.20804725</text:p>
          </table:table-cell>
          <table:table-cell office:value-type="string" calcext:value-type="string">
            <text:p>nan</text:p>
          </table:table-cell>
          <table:table-cell office:value-type="float" office:value="0.2789526987" calcext:value-type="float">
            <text:p>0.2789526987</text:p>
          </table:table-cell>
          <table:table-cell office:value-type="float" office:value="0.1867544455" calcext:value-type="float">
            <text:p>0.1867544455</text:p>
          </table:table-cell>
          <table:table-cell office:value-type="string" calcext:value-type="string">
            <text:p>nan</text:p>
          </table:table-cell>
          <table:table-cell office:value-type="float" office:value="0.2891343901" calcext:value-type="float">
            <text:p>0.2891343901</text:p>
          </table:table-cell>
          <table:table-cell office:value-type="float" office:value="0.1935381444" calcext:value-type="float">
            <text:p>0.1935381444</text:p>
          </table:table-cell>
          <table:table-cell office:value-type="string" calcext:value-type="string">
            <text:p>nan</text:p>
          </table:table-cell>
          <table:table-cell office:value-type="float" office:value="-0.3314798505" calcext:value-type="float">
            <text:p>-0.3314798505</text:p>
          </table:table-cell>
          <table:table-cell office:value-type="float" office:value="-0.9421292689" calcext:value-type="float">
            <text:p>-0.9421292689</text:p>
          </table:table-cell>
          <table:table-cell office:value-type="float" office:value="0.1964092194" calcext:value-type="float">
            <text:p>0.1964092194</text:p>
          </table:table-cell>
          <table:table-cell office:value-type="float" office:value="0.404307499" calcext:value-type="float">
            <text:p>0.404307499</text:p>
          </table:table-cell>
          <table:table-cell office:value-type="float" office:value="0.2721738062" calcext:value-type="float">
            <text:p>0.2721738062</text:p>
          </table:table-cell>
          <table:table-cell office:value-type="float" office:value="0.996942799" calcext:value-type="float">
            <text:p>0.996942799</text:p>
          </table:table-cell>
          <table:table-cell office:value-type="float" office:value="0.9612985763" calcext:value-type="float">
            <text:p>0.9612985763</text:p>
          </table:table-cell>
          <table:table-cell office:value-type="float" office:value="0.8721023699" calcext:value-type="float">
            <text:p>0.8721023699</text:p>
          </table:table-cell>
          <table:table-cell office:value-type="float" office:value="0.0402376204" calcext:value-type="float">
            <text:p>0.0402376204</text:p>
          </table:table-cell>
          <table:table-cell office:value-type="float" office:value="0.0557602463" calcext:value-type="float">
            <text:p>0.0557602463</text:p>
          </table:table-cell>
          <table:table-cell office:value-type="float" office:value="0.037973642" calcext:value-type="float">
            <text:p>0.037973642</text:p>
          </table:table-cell>
          <table:table-cell office:value-type="float" office:value="0.1293630292" calcext:value-type="float">
            <text:p>0.1293630292</text:p>
          </table:table-cell>
          <table:table-cell office:value-type="float" office:value="0.1089220565" calcext:value-type="float">
            <text:p>0.1089220565</text:p>
          </table:table-cell>
          <table:table-cell office:value-type="float" office:value="0.0748034805" calcext:value-type="float">
            <text:p>0.0748034805</text:p>
          </table:table-cell>
          <table:table-cell office:value-type="string" calcext:value-type="string">
            <text:p>nan</text:p>
          </table:table-cell>
          <table:table-cell office:value-type="float" office:value="0.330051002" calcext:value-type="float">
            <text:p>0.330051002</text:p>
          </table:table-cell>
          <table:table-cell office:value-type="float" office:value="0.1774809834" calcext:value-type="float">
            <text:p>0.1774809834</text:p>
          </table:table-cell>
          <table:table-cell office:value-type="string" calcext:value-type="string">
            <text:p>nan</text:p>
          </table:table-cell>
          <table:table-cell office:value-type="float" office:value="0.330051002" calcext:value-type="float">
            <text:p>0.330051002</text:p>
          </table:table-cell>
          <table:table-cell office:value-type="float" office:value="0.1774809834" calcext:value-type="float">
            <text:p>0.1774809834</text:p>
          </table:table-cell>
          <table:table-cell office:value-type="string" calcext:value-type="string">
            <text:p>nan</text:p>
          </table:table-cell>
          <table:table-cell office:value-type="float" office:value="0.3686209197" calcext:value-type="float">
            <text:p>0.3686209197</text:p>
          </table:table-cell>
          <table:table-cell office:value-type="float" office:value="0.2002167308" calcext:value-type="float">
            <text:p>0.2002167308</text:p>
          </table:table-cell>
          <table:table-cell office:value-type="string" calcext:value-type="string">
            <text:p>nan</text:p>
          </table:table-cell>
          <table:table-cell office:value-type="float" office:value="0.3385111873" calcext:value-type="float">
            <text:p>0.3385111873</text:p>
          </table:table-cell>
          <table:table-cell office:value-type="float" office:value="0.2317854936" calcext:value-type="float">
            <text:p>0.2317854936</text:p>
          </table:table-cell>
          <table:table-cell office:value-type="string" calcext:value-type="string">
            <text:p>nan</text:p>
          </table:table-cell>
          <table:table-cell office:value-type="float" office:value="0.3499121037" calcext:value-type="float">
            <text:p>0.3499121037</text:p>
          </table:table-cell>
          <table:table-cell office:value-type="float" office:value="0.2406739935" calcext:value-type="float">
            <text:p>0.2406739935</text:p>
          </table:table-cell>
          <table:table-cell office:value-type="float" office:value="-0.3857713204" calcext:value-type="float">
            <text:p>-0.3857713204</text:p>
          </table:table-cell>
          <table:table-cell office:value-type="float" office:value="-0.6785596682" calcext:value-type="float">
            <text:p>-0.6785596682</text:p>
          </table:table-cell>
        </table:table-row>
        <table:table-row table:style-name="ro1">
          <table:table-cell office:value-type="string" calcext:value-type="string">
            <text:p>Chelonoidis_nigra</text:p>
          </table:table-cell>
          <table:table-cell office:value-type="string" calcext:value-type="string">
            <text:p>Chelonoidis nigra</text:p>
          </table:table-cell>
          <table:table-cell office:value-type="float" office:value="9387" calcext:value-type="float">
            <text:p>9387</text:p>
          </table:table-cell>
          <table:table-cell office:value-type="float" office:value="700.163097901" calcext:value-type="float">
            <text:p>700.163097901</text:p>
          </table:table-cell>
          <table:table-cell office:value-type="float" office:value="579.857765269" calcext:value-type="float">
            <text:p>579.857765269</text:p>
          </table:table-cell>
          <table:table-cell office:value-type="float" office:value="0.4666077805" calcext:value-type="float">
            <text:p>0.4666077805</text:p>
          </table:table-cell>
          <table:table-cell office:value-type="float" office:value="0.0632189399" calcext:value-type="float">
            <text:p>0.0632189399</text:p>
          </table:table-cell>
          <table:table-cell office:value-type="float" office:value="0.4755941222" calcext:value-type="float">
            <text:p>0.4755941222</text:p>
          </table:table-cell>
          <table:table-cell office:value-type="float" office:value="0.1208436449" calcext:value-type="float">
            <text:p>0.1208436449</text:p>
          </table:table-cell>
          <table:table-cell office:value-type="float" office:value="0.4052104825" calcext:value-type="float">
            <text:p>0.4052104825</text:p>
          </table:table-cell>
          <table:table-cell office:value-type="float" office:value="0.0841286281" calcext:value-type="float">
            <text:p>0.0841286281</text:p>
          </table:table-cell>
          <table:table-cell office:value-type="float" office:value="-0.0070298687" calcext:value-type="float">
            <text:p>-0.0070298687</text:p>
          </table:table-cell>
          <table:table-cell office:value-type="float" office:value="-0.179095373" calcext:value-type="float">
            <text:p>-0.179095373</text:p>
          </table:table-cell>
          <table:table-cell office:value-type="float" office:value="-0.1268406565" calcext:value-type="float">
            <text:p>-0.1268406565</text:p>
          </table:table-cell>
          <table:table-cell office:value-type="float" office:value="0.082116996" calcext:value-type="float">
            <text:p>0.082116996</text:p>
          </table:table-cell>
          <table:table-cell office:value-type="float" office:value="-0.0026229043" calcext:value-type="float">
            <text:p>-0.0026229043</text:p>
          </table:table-cell>
          <table:table-cell office:value-type="float" office:value="-0.0015062529" calcext:value-type="float">
            <text:p>-0.0015062529</text:p>
          </table:table-cell>
          <table:table-cell office:value-type="float" office:value="0.0497917301" calcext:value-type="float">
            <text:p>0.0497917301</text:p>
          </table:table-cell>
          <table:table-cell office:value-type="float" office:value="0.0985747848" calcext:value-type="float">
            <text:p>0.0985747848</text:p>
          </table:table-cell>
          <table:table-cell office:value-type="float" office:value="0.0652290485" calcext:value-type="float">
            <text:p>0.0652290485</text:p>
          </table:table-cell>
          <table:table-cell office:value-type="float" office:value="0.0497917301" calcext:value-type="float">
            <text:p>0.0497917301</text:p>
          </table:table-cell>
          <table:table-cell office:value-type="float" office:value="0.0985747848" calcext:value-type="float">
            <text:p>0.0985747848</text:p>
          </table:table-cell>
          <table:table-cell office:value-type="float" office:value="0.0652290485" calcext:value-type="float">
            <text:p>0.0652290485</text:p>
          </table:table-cell>
          <table:table-cell office:value-type="float" office:value="0.050021584" calcext:value-type="float">
            <text:p>0.050021584</text:p>
          </table:table-cell>
          <table:table-cell office:value-type="float" office:value="0.1084203772" calcext:value-type="float">
            <text:p>0.1084203772</text:p>
          </table:table-cell>
          <table:table-cell office:value-type="float" office:value="0.0712277075" calcext:value-type="float">
            <text:p>0.0712277075</text:p>
          </table:table-cell>
          <table:table-cell office:value-type="float" office:value="0.0517081167" calcext:value-type="float">
            <text:p>0.0517081167</text:p>
          </table:table-cell>
          <table:table-cell office:value-type="float" office:value="0.0852916367" calcext:value-type="float">
            <text:p>0.0852916367</text:p>
          </table:table-cell>
          <table:table-cell office:value-type="float" office:value="0.0562747908" calcext:value-type="float">
            <text:p>0.0562747908</text:p>
          </table:table-cell>
          <table:table-cell office:value-type="float" office:value="0.05159018" calcext:value-type="float">
            <text:p>0.05159018</text:p>
          </table:table-cell>
          <table:table-cell office:value-type="float" office:value="0.0891765544" calcext:value-type="float">
            <text:p>0.0891765544</text:p>
          </table:table-cell>
          <table:table-cell office:value-type="float" office:value="0.0583401128" calcext:value-type="float">
            <text:p>0.0583401128</text:p>
          </table:table-cell>
          <table:table-cell office:value-type="string" calcext:value-type="string">
            <text:p>nan</text:p>
          </table:table-cell>
          <table:table-cell office:value-type="float" office:value="-0.1099013252" calcext:value-type="float">
            <text:p>-0.1099013252</text:p>
          </table:table-cell>
          <table:table-cell office:value-type="float" office:value="-0.8824589873" calcext:value-type="float">
            <text:p>-0.8824589873</text:p>
          </table:table-cell>
          <table:table-cell office:value-type="float" office:value="0.0242047413" calcext:value-type="float">
            <text:p>0.0242047413</text:p>
          </table:table-cell>
          <table:table-cell office:value-type="float" office:value="0.1276127862" calcext:value-type="float">
            <text:p>0.1276127862</text:p>
          </table:table-cell>
          <table:table-cell office:value-type="float" office:value="0.083938688" calcext:value-type="float">
            <text:p>0.083938688</text:p>
          </table:table-cell>
          <table:table-cell office:value-type="float" office:value="0.9961627193" calcext:value-type="float">
            <text:p>0.9961627193</text:p>
          </table:table-cell>
          <table:table-cell office:value-type="float" office:value="0.9374937867" calcext:value-type="float">
            <text:p>0.9374937867</text:p>
          </table:table-cell>
          <table:table-cell office:value-type="float" office:value="0.8164112035" calcext:value-type="float">
            <text:p>0.8164112035</text:p>
          </table:table-cell>
          <table:table-cell office:value-type="float" office:value="0.0580927406" calcext:value-type="float">
            <text:p>0.0580927406</text:p>
          </table:table-cell>
          <table:table-cell office:value-type="float" office:value="0.0707515303" calcext:value-type="float">
            <text:p>0.0707515303</text:p>
          </table:table-cell>
          <table:table-cell office:value-type="float" office:value="0.0478351447" calcext:value-type="float">
            <text:p>0.0478351447</text:p>
          </table:table-cell>
          <table:table-cell office:value-type="float" office:value="0.1067492825" calcext:value-type="float">
            <text:p>0.1067492825</text:p>
          </table:table-cell>
          <table:table-cell office:value-type="float" office:value="0.0797145811" calcext:value-type="float">
            <text:p>0.0797145811</text:p>
          </table:table-cell>
          <table:table-cell office:value-type="float" office:value="0.0539961706" calcext:value-type="float">
            <text:p>0.0539961706</text:p>
          </table:table-cell>
          <table:table-cell office:value-type="float" office:value="0.0601375621" calcext:value-type="float">
            <text:p>0.0601375621</text:p>
          </table:table-cell>
          <table:table-cell office:value-type="float" office:value="0.1391884831" calcext:value-type="float">
            <text:p>0.1391884831</text:p>
          </table:table-cell>
          <table:table-cell office:value-type="float" office:value="0.0934775551" calcext:value-type="float">
            <text:p>0.0934775551</text:p>
          </table:table-cell>
          <table:table-cell office:value-type="float" office:value="0.0601375621" calcext:value-type="float">
            <text:p>0.0601375621</text:p>
          </table:table-cell>
          <table:table-cell office:value-type="float" office:value="0.1391884831" calcext:value-type="float">
            <text:p>0.1391884831</text:p>
          </table:table-cell>
          <table:table-cell office:value-type="float" office:value="0.0934775551" calcext:value-type="float">
            <text:p>0.0934775551</text:p>
          </table:table-cell>
          <table:table-cell office:value-type="float" office:value="0.0574402176" calcext:value-type="float">
            <text:p>0.0574402176</text:p>
          </table:table-cell>
          <table:table-cell office:value-type="float" office:value="0.1361083053" calcext:value-type="float">
            <text:p>0.1361083053</text:p>
          </table:table-cell>
          <table:table-cell office:value-type="float" office:value="0.0906398034" calcext:value-type="float">
            <text:p>0.0906398034</text:p>
          </table:table-cell>
          <table:table-cell office:value-type="float" office:value="0.069993722" calcext:value-type="float">
            <text:p>0.069993722</text:p>
          </table:table-cell>
          <table:table-cell office:value-type="float" office:value="0.1462213126" calcext:value-type="float">
            <text:p>0.1462213126</text:p>
          </table:table-cell>
          <table:table-cell office:value-type="float" office:value="0.0985218433" calcext:value-type="float">
            <text:p>0.0985218433</text:p>
          </table:table-cell>
          <table:table-cell office:value-type="float" office:value="0.0685402475" calcext:value-type="float">
            <text:p>0.0685402475</text:p>
          </table:table-cell>
          <table:table-cell office:value-type="float" office:value="0.1429147344" calcext:value-type="float">
            <text:p>0.1429147344</text:p>
          </table:table-cell>
          <table:table-cell office:value-type="float" office:value="0.0955683298" calcext:value-type="float">
            <text:p>0.0955683298</text:p>
          </table:table-cell>
          <table:table-cell office:value-type="float" office:value="-0.1483446869" calcext:value-type="float">
            <text:p>-0.1483446869</text:p>
          </table:table-cell>
          <table:table-cell office:value-type="float" office:value="-0.7511706481" calcext:value-type="float">
            <text:p>-0.7511706481</text:p>
          </table:table-cell>
        </table:table-row>
        <table:table-row table:style-name="ro1">
          <table:table-cell office:value-type="string" calcext:value-type="string">
            <text:p>Chlorocebus_aethiops</text:p>
          </table:table-cell>
          <table:table-cell office:value-type="string" calcext:value-type="string">
            <text:p>Chlorocebus aethiops</text:p>
          </table:table-cell>
          <table:table-cell office:value-type="float" office:value="11180" calcext:value-type="float">
            <text:p>11180</text:p>
          </table:table-cell>
          <table:table-cell office:value-type="float" office:value="463.625223614" calcext:value-type="float">
            <text:p>463.625223614</text:p>
          </table:table-cell>
          <table:table-cell office:value-type="float" office:value="367.820645617" calcext:value-type="float">
            <text:p>367.820645617</text:p>
          </table:table-cell>
          <table:table-cell office:value-type="float" office:value="0.4856166881" calcext:value-type="float">
            <text:p>0.4856166881</text:p>
          </table:table-cell>
          <table:table-cell office:value-type="float" office:value="0.0687171883" calcext:value-type="float">
            <text:p>0.0687171883</text:p>
          </table:table-cell>
          <table:table-cell office:value-type="float" office:value="0.5162339679" calcext:value-type="float">
            <text:p>0.5162339679</text:p>
          </table:table-cell>
          <table:table-cell office:value-type="float" office:value="0.1455665079" calcext:value-type="float">
            <text:p>0.1455665079</text:p>
          </table:table-cell>
          <table:table-cell office:value-type="float" office:value="0.4463699802" calcext:value-type="float">
            <text:p>0.4463699802</text:p>
          </table:table-cell>
          <table:table-cell office:value-type="float" office:value="0.0951442407" calcext:value-type="float">
            <text:p>0.0951442407</text:p>
          </table:table-cell>
          <table:table-cell office:value-type="float" office:value="-0.0021557378" calcext:value-type="float">
            <text:p>-0.0021557378</text:p>
          </table:table-cell>
          <table:table-cell office:value-type="float" office:value="-0.0696343409" calcext:value-type="float">
            <text:p>-0.0696343409</text:p>
          </table:table-cell>
          <table:table-cell office:value-type="float" office:value="-0.0508787486" calcext:value-type="float">
            <text:p>-0.0508787486</text:p>
          </table:table-cell>
          <table:table-cell office:value-type="float" office:value="0.1154947422" calcext:value-type="float">
            <text:p>0.1154947422</text:p>
          </table:table-cell>
          <table:table-cell office:value-type="float" office:value="0.1684222182" calcext:value-type="float">
            <text:p>0.1684222182</text:p>
          </table:table-cell>
          <table:table-cell office:value-type="float" office:value="0.1124340956" calcext:value-type="float">
            <text:p>0.1124340956</text:p>
          </table:table-cell>
          <table:table-cell office:value-type="float" office:value="0.2300927925" calcext:value-type="float">
            <text:p>0.2300927925</text:p>
          </table:table-cell>
          <table:table-cell office:value-type="float" office:value="0.3010893032" calcext:value-type="float">
            <text:p>0.3010893032</text:p>
          </table:table-cell>
          <table:table-cell office:value-type="float" office:value="0.2027016333" calcext:value-type="float">
            <text:p>0.2027016333</text:p>
          </table:table-cell>
          <table:table-cell office:value-type="float" office:value="0.2300927925" calcext:value-type="float">
            <text:p>0.2300927925</text:p>
          </table:table-cell>
          <table:table-cell office:value-type="float" office:value="0.3010893032" calcext:value-type="float">
            <text:p>0.3010893032</text:p>
          </table:table-cell>
          <table:table-cell office:value-type="float" office:value="0.2027016333" calcext:value-type="float">
            <text:p>0.2027016333</text:p>
          </table:table-cell>
          <table:table-cell office:value-type="float" office:value="0.2995991902" calcext:value-type="float">
            <text:p>0.2995991902</text:p>
          </table:table-cell>
          <table:table-cell office:value-type="float" office:value="0.3969527739" calcext:value-type="float">
            <text:p>0.3969527739</text:p>
          </table:table-cell>
          <table:table-cell office:value-type="float" office:value="0.2682791539" calcext:value-type="float">
            <text:p>0.2682791539</text:p>
          </table:table-cell>
          <table:table-cell office:value-type="float" office:value="0.2413982759" calcext:value-type="float">
            <text:p>0.2413982759</text:p>
          </table:table-cell>
          <table:table-cell office:value-type="float" office:value="0.3153153201" calcext:value-type="float">
            <text:p>0.3153153201</text:p>
          </table:table-cell>
          <table:table-cell office:value-type="float" office:value="0.210113438" calcext:value-type="float">
            <text:p>0.210113438</text:p>
          </table:table-cell>
          <table:table-cell office:value-type="float" office:value="0.2789072187" calcext:value-type="float">
            <text:p>0.2789072187</text:p>
          </table:table-cell>
          <table:table-cell office:value-type="float" office:value="0.3599723681" calcext:value-type="float">
            <text:p>0.3599723681</text:p>
          </table:table-cell>
          <table:table-cell office:value-type="float" office:value="0.2401153232" calcext:value-type="float">
            <text:p>0.2401153232</text:p>
          </table:table-cell>
          <table:table-cell office:value-type="string" calcext:value-type="string">
            <text:p>nan</text:p>
          </table:table-cell>
          <table:table-cell office:value-type="float" office:value="-0.3936048958" calcext:value-type="float">
            <text:p>-0.3936048958</text:p>
          </table:table-cell>
          <table:table-cell office:value-type="float" office:value="-0.9462457753" calcext:value-type="float">
            <text:p>-0.9462457753</text:p>
          </table:table-cell>
          <table:table-cell office:value-type="float" office:value="0.3731464118" calcext:value-type="float">
            <text:p>0.3731464118</text:p>
          </table:table-cell>
          <table:table-cell office:value-type="float" office:value="0.500218886" calcext:value-type="float">
            <text:p>0.500218886</text:p>
          </table:table-cell>
          <table:table-cell office:value-type="float" office:value="0.344611698" calcext:value-type="float">
            <text:p>0.344611698</text:p>
          </table:table-cell>
          <table:table-cell office:value-type="float" office:value="0.9960345795" calcext:value-type="float">
            <text:p>0.9960345795</text:p>
          </table:table-cell>
          <table:table-cell office:value-type="float" office:value="0.9474157388" calcext:value-type="float">
            <text:p>0.9474157388</text:p>
          </table:table-cell>
          <table:table-cell office:value-type="float" office:value="0.8356459424" calcext:value-type="float">
            <text:p>0.8356459424</text:p>
          </table:table-cell>
          <table:table-cell office:value-type="float" office:value="0.059759373" calcext:value-type="float">
            <text:p>0.059759373</text:p>
          </table:table-cell>
          <table:table-cell office:value-type="float" office:value="0.1614057767" calcext:value-type="float">
            <text:p>0.1614057767</text:p>
          </table:table-cell>
          <table:table-cell office:value-type="float" office:value="0.1088546258" calcext:value-type="float">
            <text:p>0.1088546258</text:p>
          </table:table-cell>
          <table:table-cell office:value-type="float" office:value="0.1368737722" calcext:value-type="float">
            <text:p>0.1368737722</text:p>
          </table:table-cell>
          <table:table-cell office:value-type="float" office:value="0.234718739" calcext:value-type="float">
            <text:p>0.234718739</text:p>
          </table:table-cell>
          <table:table-cell office:value-type="float" office:value="0.1595966921" calcext:value-type="float">
            <text:p>0.1595966921</text:p>
          </table:table-cell>
          <table:table-cell office:value-type="float" office:value="0.2309199878" calcext:value-type="float">
            <text:p>0.2309199878</text:p>
          </table:table-cell>
          <table:table-cell office:value-type="float" office:value="0.309967321" calcext:value-type="float">
            <text:p>0.309967321</text:p>
          </table:table-cell>
          <table:table-cell office:value-type="float" office:value="0.2126153957" calcext:value-type="float">
            <text:p>0.2126153957</text:p>
          </table:table-cell>
          <table:table-cell office:value-type="float" office:value="0.2309199878" calcext:value-type="float">
            <text:p>0.2309199878</text:p>
          </table:table-cell>
          <table:table-cell office:value-type="float" office:value="0.309967321" calcext:value-type="float">
            <text:p>0.309967321</text:p>
          </table:table-cell>
          <table:table-cell office:value-type="float" office:value="0.2126153957" calcext:value-type="float">
            <text:p>0.2126153957</text:p>
          </table:table-cell>
          <table:table-cell office:value-type="float" office:value="0.3030581329" calcext:value-type="float">
            <text:p>0.3030581329</text:p>
          </table:table-cell>
          <table:table-cell office:value-type="float" office:value="0.4077326162" calcext:value-type="float">
            <text:p>0.4077326162</text:p>
          </table:table-cell>
          <table:table-cell office:value-type="float" office:value="0.2804538529" calcext:value-type="float">
            <text:p>0.2804538529</text:p>
          </table:table-cell>
          <table:table-cell office:value-type="float" office:value="0.2537008977" calcext:value-type="float">
            <text:p>0.2537008977</text:p>
          </table:table-cell>
          <table:table-cell office:value-type="float" office:value="0.3609020914" calcext:value-type="float">
            <text:p>0.3609020914</text:p>
          </table:table-cell>
          <table:table-cell office:value-type="float" office:value="0.2478315857" calcext:value-type="float">
            <text:p>0.2478315857</text:p>
          </table:table-cell>
          <table:table-cell office:value-type="float" office:value="0.2924295687" calcext:value-type="float">
            <text:p>0.2924295687</text:p>
          </table:table-cell>
          <table:table-cell office:value-type="float" office:value="0.4029086741" calcext:value-type="float">
            <text:p>0.4029086741</text:p>
          </table:table-cell>
          <table:table-cell office:value-type="float" office:value="0.2765513927" calcext:value-type="float">
            <text:p>0.2765513927</text:p>
          </table:table-cell>
          <table:table-cell office:value-type="float" office:value="-0.4086034408" calcext:value-type="float">
            <text:p>-0.4086034408</text:p>
          </table:table-cell>
          <table:table-cell office:value-type="float" office:value="-0.9143143388" calcext:value-type="float">
            <text:p>-0.9143143388</text:p>
          </table:table-cell>
        </table:table-row>
        <table:table-row table:style-name="ro1">
          <table:table-cell office:value-type="string" calcext:value-type="string">
            <text:p>Ciona_intestinalis_A</text:p>
          </table:table-cell>
          <table:table-cell office:value-type="string" calcext:value-type="string">
            <text:p>Ciona cf. intestinalis A AZ-2012</text:p>
          </table:table-cell>
          <table:table-cell office:value-type="float" office:value="8094" calcext:value-type="float">
            <text:p>8094</text:p>
          </table:table-cell>
          <table:table-cell office:value-type="float" office:value="758.862861379" calcext:value-type="float">
            <text:p>758.862861379</text:p>
          </table:table-cell>
          <table:table-cell office:value-type="float" office:value="475.768784413" calcext:value-type="float">
            <text:p>475.768784413</text:p>
          </table:table-cell>
          <table:table-cell office:value-type="float" office:value="0.4052102504" calcext:value-type="float">
            <text:p>0.4052102504</text:p>
          </table:table-cell>
          <table:table-cell office:value-type="float" office:value="0.0433996833" calcext:value-type="float">
            <text:p>0.0433996833</text:p>
          </table:table-cell>
          <table:table-cell office:value-type="float" office:value="0.3755414168" calcext:value-type="float">
            <text:p>0.3755414168</text:p>
          </table:table-cell>
          <table:table-cell office:value-type="float" office:value="0.0712035073" calcext:value-type="float">
            <text:p>0.0712035073</text:p>
          </table:table-cell>
          <table:table-cell office:value-type="float" office:value="0.2991989214" calcext:value-type="float">
            <text:p>0.2991989214</text:p>
          </table:table-cell>
          <table:table-cell office:value-type="float" office:value="0.0647164193" calcext:value-type="float">
            <text:p>0.0647164193</text:p>
          </table:table-cell>
          <table:table-cell office:value-type="float" office:value="0.0133172228" calcext:value-type="float">
            <text:p>0.0133172228</text:p>
          </table:table-cell>
          <table:table-cell office:value-type="float" office:value="-0.103457871" calcext:value-type="float">
            <text:p>-0.103457871</text:p>
          </table:table-cell>
          <table:table-cell office:value-type="float" office:value="-0.0716253817" calcext:value-type="float">
            <text:p>-0.0716253817</text:p>
          </table:table-cell>
          <table:table-cell office:value-type="float" office:value="0.040047645" calcext:value-type="float">
            <text:p>0.040047645</text:p>
          </table:table-cell>
          <table:table-cell office:value-type="float" office:value="-0.0230981953" calcext:value-type="float">
            <text:p>-0.0230981953</text:p>
          </table:table-cell>
          <table:table-cell office:value-type="float" office:value="-0.0156490388" calcext:value-type="float">
            <text:p>-0.0156490388</text:p>
          </table:table-cell>
          <table:table-cell office:value-type="float" office:value="-0.1257769895" calcext:value-type="float">
            <text:p>-0.1257769895</text:p>
          </table:table-cell>
          <table:table-cell office:value-type="float" office:value="-0.0723250201" calcext:value-type="float">
            <text:p>-0.0723250201</text:p>
          </table:table-cell>
          <table:table-cell office:value-type="float" office:value="-0.0484939662" calcext:value-type="float">
            <text:p>-0.0484939662</text:p>
          </table:table-cell>
          <table:table-cell office:value-type="float" office:value="-0.1257769895" calcext:value-type="float">
            <text:p>-0.1257769895</text:p>
          </table:table-cell>
          <table:table-cell office:value-type="float" office:value="-0.0723250201" calcext:value-type="float">
            <text:p>-0.0723250201</text:p>
          </table:table-cell>
          <table:table-cell office:value-type="float" office:value="-0.0484939662" calcext:value-type="float">
            <text:p>-0.0484939662</text:p>
          </table:table-cell>
          <table:table-cell office:value-type="float" office:value="-0.1616953961" calcext:value-type="float">
            <text:p>-0.1616953961</text:p>
          </table:table-cell>
          <table:table-cell office:value-type="float" office:value="-0.0646833749" calcext:value-type="float">
            <text:p>-0.0646833749</text:p>
          </table:table-cell>
          <table:table-cell office:value-type="float" office:value="-0.0439523901" calcext:value-type="float">
            <text:p>-0.0439523901</text:p>
          </table:table-cell>
          <table:table-cell office:value-type="float" office:value="-0.1305382305" calcext:value-type="float">
            <text:p>-0.1305382305</text:p>
          </table:table-cell>
          <table:table-cell office:value-type="float" office:value="-0.0704515264" calcext:value-type="float">
            <text:p>-0.0704515264</text:p>
          </table:table-cell>
          <table:table-cell office:value-type="float" office:value="-0.0473019082" calcext:value-type="float">
            <text:p>-0.0473019082</text:p>
          </table:table-cell>
          <table:table-cell office:value-type="float" office:value="-0.128557297" calcext:value-type="float">
            <text:p>-0.128557297</text:p>
          </table:table-cell>
          <table:table-cell office:value-type="float" office:value="-0.0572265799" calcext:value-type="float">
            <text:p>-0.0572265799</text:p>
          </table:table-cell>
          <table:table-cell office:value-type="float" office:value="-0.0384699156" calcext:value-type="float">
            <text:p>-0.0384699156</text:p>
          </table:table-cell>
          <table:table-cell office:value-type="string" calcext:value-type="string">
            <text:p>nan</text:p>
          </table:table-cell>
          <table:table-cell office:value-type="float" office:value="0.0493924105" calcext:value-type="float">
            <text:p>0.0493924105</text:p>
          </table:table-cell>
          <table:table-cell office:value-type="float" office:value="-0.5234796171" calcext:value-type="float">
            <text:p>-0.5234796171</text:p>
          </table:table-cell>
          <table:table-cell office:value-type="float" office:value="-0.1176814007" calcext:value-type="float">
            <text:p>-0.1176814007</text:p>
          </table:table-cell>
          <table:table-cell office:value-type="float" office:value="-0.0262178099" calcext:value-type="float">
            <text:p>-0.0262178099</text:p>
          </table:table-cell>
          <table:table-cell office:value-type="float" office:value="-0.0183338291" calcext:value-type="float">
            <text:p>-0.0183338291</text:p>
          </table:table-cell>
          <table:table-cell office:value-type="float" office:value="0.9974113327" calcext:value-type="float">
            <text:p>0.9974113327</text:p>
          </table:table-cell>
          <table:table-cell office:value-type="float" office:value="0.968111334" calcext:value-type="float">
            <text:p>0.968111334</text:p>
          </table:table-cell>
          <table:table-cell office:value-type="float" office:value="0.8803610151" calcext:value-type="float">
            <text:p>0.8803610151</text:p>
          </table:table-cell>
          <table:table-cell office:value-type="float" office:value="0.0751614349" calcext:value-type="float">
            <text:p>0.0751614349</text:p>
          </table:table-cell>
          <table:table-cell office:value-type="float" office:value="0.0580274397" calcext:value-type="float">
            <text:p>0.0580274397</text:p>
          </table:table-cell>
          <table:table-cell office:value-type="float" office:value="0.0388261115" calcext:value-type="float">
            <text:p>0.0388261115</text:p>
          </table:table-cell>
          <table:table-cell office:value-type="float" office:value="0.0523748108" calcext:value-type="float">
            <text:p>0.0523748108</text:p>
          </table:table-cell>
          <table:table-cell office:value-type="float" office:value="0.0109656823" calcext:value-type="float">
            <text:p>0.0109656823</text:p>
          </table:table-cell>
          <table:table-cell office:value-type="float" office:value="0.0072496293" calcext:value-type="float">
            <text:p>0.0072496293</text:p>
          </table:table-cell>
          <table:table-cell office:value-type="float" office:value="-0.1127937034" calcext:value-type="float">
            <text:p>-0.1127937034</text:p>
          </table:table-cell>
          <table:table-cell office:value-type="float" office:value="-0.0355164574" calcext:value-type="float">
            <text:p>-0.0355164574</text:p>
          </table:table-cell>
          <table:table-cell office:value-type="float" office:value="-0.0244341219" calcext:value-type="float">
            <text:p>-0.0244341219</text:p>
          </table:table-cell>
          <table:table-cell office:value-type="float" office:value="-0.1127937034" calcext:value-type="float">
            <text:p>-0.1127937034</text:p>
          </table:table-cell>
          <table:table-cell office:value-type="float" office:value="-0.0355164574" calcext:value-type="float">
            <text:p>-0.0355164574</text:p>
          </table:table-cell>
          <table:table-cell office:value-type="float" office:value="-0.0244341219" calcext:value-type="float">
            <text:p>-0.0244341219</text:p>
          </table:table-cell>
          <table:table-cell office:value-type="float" office:value="-0.156746405" calcext:value-type="float">
            <text:p>-0.156746405</text:p>
          </table:table-cell>
          <table:table-cell office:value-type="float" office:value="-0.0505440928" calcext:value-type="float">
            <text:p>-0.0505440928</text:p>
          </table:table-cell>
          <table:table-cell office:value-type="float" office:value="-0.0348442543" calcext:value-type="float">
            <text:p>-0.0348442543</text:p>
          </table:table-cell>
          <table:table-cell office:value-type="float" office:value="-0.1175099258" calcext:value-type="float">
            <text:p>-0.1175099258</text:p>
          </table:table-cell>
          <table:table-cell office:value-type="float" office:value="-0.0382229766" calcext:value-type="float">
            <text:p>-0.0382229766</text:p>
          </table:table-cell>
          <table:table-cell office:value-type="float" office:value="-0.0262549363" calcext:value-type="float">
            <text:p>-0.0262549363</text:p>
          </table:table-cell>
          <table:table-cell office:value-type="float" office:value="-0.1137580744" calcext:value-type="float">
            <text:p>-0.1137580744</text:p>
          </table:table-cell>
          <table:table-cell office:value-type="float" office:value="-0.0208034214" calcext:value-type="float">
            <text:p>-0.0208034214</text:p>
          </table:table-cell>
          <table:table-cell office:value-type="float" office:value="-0.0146442627" calcext:value-type="float">
            <text:p>-0.0146442627</text:p>
          </table:table-cell>
          <table:table-cell office:value-type="float" office:value="0.02449566" calcext:value-type="float">
            <text:p>0.02449566</text:p>
          </table:table-cell>
          <table:table-cell office:value-type="float" office:value="-0.790854122" calcext:value-type="float">
            <text:p>-0.790854122</text:p>
          </table:table-cell>
        </table:table-row>
        <table:table-row table:style-name="ro1">
          <table:table-cell office:value-type="string" calcext:value-type="string">
            <text:p>Ciona_intestinalis_B</text:p>
          </table:table-cell>
          <table:table-cell office:value-type="string" calcext:value-type="string">
            <text:p>Ciona cf. intestinalis B AZ-2012</text:p>
          </table:table-cell>
          <table:table-cell office:value-type="float" office:value="5753" calcext:value-type="float">
            <text:p>5753</text:p>
          </table:table-cell>
          <table:table-cell office:value-type="float" office:value="777.322614288" calcext:value-type="float">
            <text:p>777.322614288</text:p>
          </table:table-cell>
          <table:table-cell office:value-type="float" office:value="479.469380002" calcext:value-type="float">
            <text:p>479.469380002</text:p>
          </table:table-cell>
          <table:table-cell office:value-type="float" office:value="0.4043584052" calcext:value-type="float">
            <text:p>0.4043584052</text:p>
          </table:table-cell>
          <table:table-cell office:value-type="float" office:value="0.0379209719" calcext:value-type="float">
            <text:p>0.0379209719</text:p>
          </table:table-cell>
          <table:table-cell office:value-type="float" office:value="0.3650507717" calcext:value-type="float">
            <text:p>0.3650507717</text:p>
          </table:table-cell>
          <table:table-cell office:value-type="float" office:value="0.0689044025" calcext:value-type="float">
            <text:p>0.0689044025</text:p>
          </table:table-cell>
          <table:table-cell office:value-type="float" office:value="0.3087572303" calcext:value-type="float">
            <text:p>0.3087572303</text:p>
          </table:table-cell>
          <table:table-cell office:value-type="float" office:value="0.0524741544" calcext:value-type="float">
            <text:p>0.0524741544</text:p>
          </table:table-cell>
          <table:table-cell office:value-type="float" office:value="0.0120280514" calcext:value-type="float">
            <text:p>0.0120280514</text:p>
          </table:table-cell>
          <table:table-cell office:value-type="float" office:value="-0.0135734261" calcext:value-type="float">
            <text:p>-0.0135734261</text:p>
          </table:table-cell>
          <table:table-cell office:value-type="float" office:value="-0.0101169392" calcext:value-type="float">
            <text:p>-0.0101169392</text:p>
          </table:table-cell>
          <table:table-cell office:value-type="float" office:value="0.0578273677" calcext:value-type="float">
            <text:p>0.0578273677</text:p>
          </table:table-cell>
          <table:table-cell office:value-type="float" office:value="-0.0098039496" calcext:value-type="float">
            <text:p>-0.0098039496</text:p>
          </table:table-cell>
          <table:table-cell office:value-type="float" office:value="-0.0068946687" calcext:value-type="float">
            <text:p>-0.0068946687</text:p>
          </table:table-cell>
          <table:table-cell office:value-type="float" office:value="-0.0621097528" calcext:value-type="float">
            <text:p>-0.0621097528</text:p>
          </table:table-cell>
          <table:table-cell office:value-type="float" office:value="-0.022219243" calcext:value-type="float">
            <text:p>-0.022219243</text:p>
          </table:table-cell>
          <table:table-cell office:value-type="float" office:value="-0.0163590638" calcext:value-type="float">
            <text:p>-0.0163590638</text:p>
          </table:table-cell>
          <table:table-cell office:value-type="float" office:value="-0.0621097528" calcext:value-type="float">
            <text:p>-0.0621097528</text:p>
          </table:table-cell>
          <table:table-cell office:value-type="float" office:value="-0.022219243" calcext:value-type="float">
            <text:p>-0.022219243</text:p>
          </table:table-cell>
          <table:table-cell office:value-type="float" office:value="-0.0163590638" calcext:value-type="float">
            <text:p>-0.0163590638</text:p>
          </table:table-cell>
          <table:table-cell office:value-type="float" office:value="-0.088858123" calcext:value-type="float">
            <text:p>-0.088858123</text:p>
          </table:table-cell>
          <table:table-cell office:value-type="float" office:value="-0.0136701281" calcext:value-type="float">
            <text:p>-0.0136701281</text:p>
          </table:table-cell>
          <table:table-cell office:value-type="float" office:value="-0.0105015404" calcext:value-type="float">
            <text:p>-0.0105015404</text:p>
          </table:table-cell>
          <table:table-cell office:value-type="float" office:value="-0.0650671575" calcext:value-type="float">
            <text:p>-0.0650671575</text:p>
          </table:table-cell>
          <table:table-cell office:value-type="float" office:value="-0.0280606733" calcext:value-type="float">
            <text:p>-0.0280606733</text:p>
          </table:table-cell>
          <table:table-cell office:value-type="float" office:value="-0.0198185169" calcext:value-type="float">
            <text:p>-0.0198185169</text:p>
          </table:table-cell>
          <table:table-cell office:value-type="float" office:value="-0.0666688516" calcext:value-type="float">
            <text:p>-0.0666688516</text:p>
          </table:table-cell>
          <table:table-cell office:value-type="float" office:value="-0.0058616385" calcext:value-type="float">
            <text:p>-0.0058616385</text:p>
          </table:table-cell>
          <table:table-cell office:value-type="float" office:value="-0.0050667884" calcext:value-type="float">
            <text:p>-0.0050667884</text:p>
          </table:table-cell>
          <table:table-cell office:value-type="string" calcext:value-type="string">
            <text:p>nan</text:p>
          </table:table-cell>
          <table:table-cell office:value-type="float" office:value="0.0030643384" calcext:value-type="float">
            <text:p>0.0030643384</text:p>
          </table:table-cell>
          <table:table-cell office:value-type="float" office:value="-0.7976615298" calcext:value-type="float">
            <text:p>-0.7976615298</text:p>
          </table:table-cell>
          <table:table-cell office:value-type="float" office:value="-0.0867957436" calcext:value-type="float">
            <text:p>-0.0867957436</text:p>
          </table:table-cell>
          <table:table-cell office:value-type="float" office:value="0.0110969001" calcext:value-type="float">
            <text:p>0.0110969001</text:p>
          </table:table-cell>
          <table:table-cell office:value-type="float" office:value="0.0055310337" calcext:value-type="float">
            <text:p>0.0055310337</text:p>
          </table:table-cell>
          <table:table-cell office:value-type="float" office:value="0.9991296336" calcext:value-type="float">
            <text:p>0.9991296336</text:p>
          </table:table-cell>
          <table:table-cell office:value-type="float" office:value="0.9907995318" calcext:value-type="float">
            <text:p>0.9907995318</text:p>
          </table:table-cell>
          <table:table-cell office:value-type="float" office:value="0.9371580496" calcext:value-type="float">
            <text:p>0.9371580496</text:p>
          </table:table-cell>
          <table:table-cell office:value-type="float" office:value="0.0132880857" calcext:value-type="float">
            <text:p>0.0132880857</text:p>
          </table:table-cell>
          <table:table-cell office:value-type="float" office:value="-0.0276812323" calcext:value-type="float">
            <text:p>-0.0276812323</text:p>
          </table:table-cell>
          <table:table-cell office:value-type="float" office:value="-0.0189057232" calcext:value-type="float">
            <text:p>-0.0189057232</text:p>
          </table:table-cell>
          <table:table-cell office:value-type="float" office:value="0.0577381389" calcext:value-type="float">
            <text:p>0.0577381389</text:p>
          </table:table-cell>
          <table:table-cell office:value-type="float" office:value="-0.0119618193" calcext:value-type="float">
            <text:p>-0.0119618193</text:p>
          </table:table-cell>
          <table:table-cell office:value-type="float" office:value="-0.0083647131" calcext:value-type="float">
            <text:p>-0.0083647131</text:p>
          </table:table-cell>
          <table:table-cell office:value-type="float" office:value="-0.0630646419" calcext:value-type="float">
            <text:p>-0.0630646419</text:p>
          </table:table-cell>
          <table:table-cell office:value-type="float" office:value="-0.0297642647" calcext:value-type="float">
            <text:p>-0.0297642647</text:p>
          </table:table-cell>
          <table:table-cell office:value-type="float" office:value="-0.0212991006" calcext:value-type="float">
            <text:p>-0.0212991006</text:p>
          </table:table-cell>
          <table:table-cell office:value-type="float" office:value="-0.0630646419" calcext:value-type="float">
            <text:p>-0.0630646419</text:p>
          </table:table-cell>
          <table:table-cell office:value-type="float" office:value="-0.0297642647" calcext:value-type="float">
            <text:p>-0.0297642647</text:p>
          </table:table-cell>
          <table:table-cell office:value-type="float" office:value="-0.0212991006" calcext:value-type="float">
            <text:p>-0.0212991006</text:p>
          </table:table-cell>
          <table:table-cell office:value-type="float" office:value="-0.0892872907" calcext:value-type="float">
            <text:p>-0.0892872907</text:p>
          </table:table-cell>
          <table:table-cell office:value-type="float" office:value="-0.0181404673" calcext:value-type="float">
            <text:p>-0.0181404673</text:p>
          </table:table-cell>
          <table:table-cell office:value-type="float" office:value="-0.0135613115" calcext:value-type="float">
            <text:p>-0.0135613115</text:p>
          </table:table-cell>
          <table:table-cell office:value-type="float" office:value="-0.0650084233" calcext:value-type="float">
            <text:p>-0.0650084233</text:p>
          </table:table-cell>
          <table:table-cell office:value-type="float" office:value="-0.0320077981" calcext:value-type="float">
            <text:p>-0.0320077981</text:p>
          </table:table-cell>
          <table:table-cell office:value-type="float" office:value="-0.0224895683" calcext:value-type="float">
            <text:p>-0.0224895683</text:p>
          </table:table-cell>
          <table:table-cell office:value-type="float" office:value="-0.0668793866" calcext:value-type="float">
            <text:p>-0.0668793866</text:p>
          </table:table-cell>
          <table:table-cell office:value-type="float" office:value="-0.0097206713" calcext:value-type="float">
            <text:p>-0.0097206713</text:p>
          </table:table-cell>
          <table:table-cell office:value-type="float" office:value="-0.0075960883" calcext:value-type="float">
            <text:p>-0.0075960883</text:p>
          </table:table-cell>
          <table:table-cell office:value-type="float" office:value="0.0052299812" calcext:value-type="float">
            <text:p>0.0052299812</text:p>
          </table:table-cell>
          <table:table-cell office:value-type="float" office:value="-0.5935304549" calcext:value-type="float">
            <text:p>-0.5935304549</text:p>
          </table:table-cell>
        </table:table-row>
        <table:table-row table:style-name="ro1">
          <table:table-cell office:value-type="string" calcext:value-type="string">
            <text:p>Crepidula_fornicata</text:p>
          </table:table-cell>
          <table:table-cell office:value-type="string" calcext:value-type="string">
            <text:p>Crepidula fornicata</text:p>
          </table:table-cell>
          <table:table-cell office:value-type="float" office:value="7008" calcext:value-type="float">
            <text:p>7008</text:p>
          </table:table-cell>
          <table:table-cell office:value-type="float" office:value="755.321061644" calcext:value-type="float">
            <text:p>755.321061644</text:p>
          </table:table-cell>
          <table:table-cell office:value-type="float" office:value="638.037487359" calcext:value-type="float">
            <text:p>638.037487359</text:p>
          </table:table-cell>
          <table:table-cell office:value-type="float" office:value="0.5272499957" calcext:value-type="float">
            <text:p>0.5272499957</text:p>
          </table:table-cell>
          <table:table-cell office:value-type="float" office:value="0.0481612559" calcext:value-type="float">
            <text:p>0.0481612559</text:p>
          </table:table-cell>
          <table:table-cell office:value-type="float" office:value="0.615044114" calcext:value-type="float">
            <text:p>0.615044114</text:p>
          </table:table-cell>
          <table:table-cell office:value-type="float" office:value="0.1049398685" calcext:value-type="float">
            <text:p>0.1049398685</text:p>
          </table:table-cell>
          <table:table-cell office:value-type="float" office:value="0.4104412683" calcext:value-type="float">
            <text:p>0.4104412683</text:p>
          </table:table-cell>
          <table:table-cell office:value-type="float" office:value="0.0752979128" calcext:value-type="float">
            <text:p>0.0752979128</text:p>
          </table:table-cell>
          <table:table-cell office:value-type="float" office:value="0.0087570816" calcext:value-type="float">
            <text:p>0.0087570816</text:p>
          </table:table-cell>
          <table:table-cell office:value-type="float" office:value="-0.0593052387" calcext:value-type="float">
            <text:p>-0.0593052387</text:p>
          </table:table-cell>
          <table:table-cell office:value-type="float" office:value="-0.040693354" calcext:value-type="float">
            <text:p>-0.040693354</text:p>
          </table:table-cell>
          <table:table-cell office:value-type="float" office:value="0.1098763445" calcext:value-type="float">
            <text:p>0.1098763445</text:p>
          </table:table-cell>
          <table:table-cell office:value-type="float" office:value="0.0877969026" calcext:value-type="float">
            <text:p>0.0877969026</text:p>
          </table:table-cell>
          <table:table-cell office:value-type="float" office:value="0.0588021715" calcext:value-type="float">
            <text:p>0.0588021715</text:p>
          </table:table-cell>
          <table:table-cell office:value-type="string" calcext:value-type="string">
            <text:p>nan</text:p>
          </table:table-cell>
          <table:table-cell office:value-type="float" office:value="-0.0252360449" calcext:value-type="float">
            <text:p>-0.0252360449</text:p>
          </table:table-cell>
          <table:table-cell office:value-type="float" office:value="-0.0165021413" calcext:value-type="float">
            <text:p>-0.0165021413</text:p>
          </table:table-cell>
          <table:table-cell office:value-type="string" calcext:value-type="string">
            <text:p>nan</text:p>
          </table:table-cell>
          <table:table-cell office:value-type="float" office:value="-0.0252360449" calcext:value-type="float">
            <text:p>-0.0252360449</text:p>
          </table:table-cell>
          <table:table-cell office:value-type="float" office:value="-0.0165021413" calcext:value-type="float">
            <text:p>-0.0165021413</text:p>
          </table:table-cell>
          <table:table-cell office:value-type="string" calcext:value-type="string">
            <text:p>nan</text:p>
          </table:table-cell>
          <table:table-cell office:value-type="float" office:value="0.0218851436" calcext:value-type="float">
            <text:p>0.0218851436</text:p>
          </table:table-cell>
          <table:table-cell office:value-type="float" office:value="0.0167291443" calcext:value-type="float">
            <text:p>0.0167291443</text:p>
          </table:table-cell>
          <table:table-cell office:value-type="float" office:value="-0.0881515508" calcext:value-type="float">
            <text:p>-0.0881515508</text:p>
          </table:table-cell>
          <table:table-cell office:value-type="float" office:value="-0.0168033582" calcext:value-type="float">
            <text:p>-0.0168033582</text:p>
          </table:table-cell>
          <table:table-cell office:value-type="float" office:value="-0.010913462" calcext:value-type="float">
            <text:p>-0.010913462</text:p>
          </table:table-cell>
          <table:table-cell office:value-type="string" calcext:value-type="string">
            <text:p>nan</text:p>
          </table:table-cell>
          <table:table-cell office:value-type="float" office:value="0.0105674219" calcext:value-type="float">
            <text:p>0.0105674219</text:p>
          </table:table-cell>
          <table:table-cell office:value-type="float" office:value="0.0100639726" calcext:value-type="float">
            <text:p>0.0100639726</text:p>
          </table:table-cell>
          <table:table-cell office:value-type="string" calcext:value-type="string">
            <text:p>nan</text:p>
          </table:table-cell>
          <table:table-cell office:value-type="float" office:value="-0.0375978958" calcext:value-type="float">
            <text:p>-0.0375978958</text:p>
          </table:table-cell>
          <table:table-cell office:value-type="float" office:value="-0.6953580401" calcext:value-type="float">
            <text:p>-0.6953580401</text:p>
          </table:table-cell>
          <table:table-cell office:value-type="float" office:value="0.0002028188" calcext:value-type="float">
            <text:p>0.0002028188</text:p>
          </table:table-cell>
          <table:table-cell office:value-type="float" office:value="0.1187707502" calcext:value-type="float">
            <text:p>0.1187707502</text:p>
          </table:table-cell>
          <table:table-cell office:value-type="float" office:value="0.0803163547" calcext:value-type="float">
            <text:p>0.0803163547</text:p>
          </table:table-cell>
          <table:table-cell office:value-type="float" office:value="0.9991584217" calcext:value-type="float">
            <text:p>0.9991584217</text:p>
          </table:table-cell>
          <table:table-cell office:value-type="float" office:value="0.9881182243" calcext:value-type="float">
            <text:p>0.9881182243</text:p>
          </table:table-cell>
          <table:table-cell office:value-type="float" office:value="0.9282993055" calcext:value-type="float">
            <text:p>0.9282993055</text:p>
          </table:table-cell>
          <table:table-cell office:value-type="float" office:value="0.037376169" calcext:value-type="float">
            <text:p>0.037376169</text:p>
          </table:table-cell>
          <table:table-cell office:value-type="float" office:value="0.0456798027" calcext:value-type="float">
            <text:p>0.0456798027</text:p>
          </table:table-cell>
          <table:table-cell office:value-type="float" office:value="0.0308388638" calcext:value-type="float">
            <text:p>0.0308388638</text:p>
          </table:table-cell>
          <table:table-cell office:value-type="float" office:value="0.1122375701" calcext:value-type="float">
            <text:p>0.1122375701</text:p>
          </table:table-cell>
          <table:table-cell office:value-type="float" office:value="0.0943034428" calcext:value-type="float">
            <text:p>0.0943034428</text:p>
          </table:table-cell>
          <table:table-cell office:value-type="float" office:value="0.063837352" calcext:value-type="float">
            <text:p>0.063837352</text:p>
          </table:table-cell>
          <table:table-cell office:value-type="string" calcext:value-type="string">
            <text:p>nan</text:p>
          </table:table-cell>
          <table:table-cell office:value-type="float" office:value="-0.0163605057" calcext:value-type="float">
            <text:p>-0.0163605057</text:p>
          </table:table-cell>
          <table:table-cell office:value-type="float" office:value="-0.014757416" calcext:value-type="float">
            <text:p>-0.014757416</text:p>
          </table:table-cell>
          <table:table-cell office:value-type="string" calcext:value-type="string">
            <text:p>nan</text:p>
          </table:table-cell>
          <table:table-cell office:value-type="float" office:value="-0.0163605057" calcext:value-type="float">
            <text:p>-0.0163605057</text:p>
          </table:table-cell>
          <table:table-cell office:value-type="float" office:value="-0.014757416" calcext:value-type="float">
            <text:p>-0.014757416</text:p>
          </table:table-cell>
          <table:table-cell office:value-type="string" calcext:value-type="string">
            <text:p>nan</text:p>
          </table:table-cell>
          <table:table-cell office:value-type="float" office:value="0.0350122357" calcext:value-type="float">
            <text:p>0.0350122357</text:p>
          </table:table-cell>
          <table:table-cell office:value-type="float" office:value="0.0322321241" calcext:value-type="float">
            <text:p>0.0322321241</text:p>
          </table:table-cell>
          <table:table-cell office:value-type="float" office:value="-0.081523211" calcext:value-type="float">
            <text:p>-0.081523211</text:p>
          </table:table-cell>
          <table:table-cell office:value-type="float" office:value="0.0067537507" calcext:value-type="float">
            <text:p>0.0067537507</text:p>
          </table:table-cell>
          <table:table-cell office:value-type="float" office:value="0.0051330964" calcext:value-type="float">
            <text:p>0.0051330964</text:p>
          </table:table-cell>
          <table:table-cell office:value-type="string" calcext:value-type="string">
            <text:p>nan</text:p>
          </table:table-cell>
          <table:table-cell office:value-type="float" office:value="0.0359950788" calcext:value-type="float">
            <text:p>0.0359950788</text:p>
          </table:table-cell>
          <table:table-cell office:value-type="float" office:value="0.0371778037" calcext:value-type="float">
            <text:p>0.0371778037</text:p>
          </table:table-cell>
          <table:table-cell office:value-type="float" office:value="-0.0539035932" calcext:value-type="float">
            <text:p>-0.0539035932</text:p>
          </table:table-cell>
          <table:table-cell office:value-type="float" office:value="-0.7615364471" calcext:value-type="float">
            <text:p>-0.7615364471</text:p>
          </table:table-cell>
        </table:table-row>
        <table:table-row table:style-name="ro1">
          <table:table-cell office:value-type="string" calcext:value-type="string">
            <text:p>Crepidula_plana</text:p>
          </table:table-cell>
          <table:table-cell office:value-type="string" calcext:value-type="string">
            <text:p>Crepidula plana</text:p>
          </table:table-cell>
          <table:table-cell office:value-type="float" office:value="3278" calcext:value-type="float">
            <text:p>3278</text:p>
          </table:table-cell>
          <table:table-cell office:value-type="float" office:value="573.477425259" calcext:value-type="float">
            <text:p>573.477425259</text:p>
          </table:table-cell>
          <table:table-cell office:value-type="float" office:value="500.904519803" calcext:value-type="float">
            <text:p>500.904519803</text:p>
          </table:table-cell>
          <table:table-cell office:value-type="float" office:value="0.5253495425" calcext:value-type="float">
            <text:p>0.5253495425</text:p>
          </table:table-cell>
          <table:table-cell office:value-type="float" office:value="0.0414749572" calcext:value-type="float">
            <text:p>0.0414749572</text:p>
          </table:table-cell>
          <table:table-cell office:value-type="float" office:value="0.6081318341" calcext:value-type="float">
            <text:p>0.6081318341</text:p>
          </table:table-cell>
          <table:table-cell office:value-type="float" office:value="0.0926010852" calcext:value-type="float">
            <text:p>0.0926010852</text:p>
          </table:table-cell>
          <table:table-cell office:value-type="float" office:value="0.4079318514" calcext:value-type="float">
            <text:p>0.4079318514</text:p>
          </table:table-cell>
          <table:table-cell office:value-type="float" office:value="0.0710380208" calcext:value-type="float">
            <text:p>0.0710380208</text:p>
          </table:table-cell>
          <table:table-cell office:value-type="float" office:value="0.0006444679" calcext:value-type="float">
            <text:p>0.0006444679</text:p>
          </table:table-cell>
          <table:table-cell office:value-type="float" office:value="0.0070962957" calcext:value-type="float">
            <text:p>0.0070962957</text:p>
          </table:table-cell>
          <table:table-cell office:value-type="float" office:value="0.0046784916" calcext:value-type="float">
            <text:p>0.0046784916</text:p>
          </table:table-cell>
          <table:table-cell office:value-type="float" office:value="0.101680814" calcext:value-type="float">
            <text:p>0.101680814</text:p>
          </table:table-cell>
          <table:table-cell office:value-type="float" office:value="0.0719508822" calcext:value-type="float">
            <text:p>0.0719508822</text:p>
          </table:table-cell>
          <table:table-cell office:value-type="float" office:value="0.0483872153" calcext:value-type="float">
            <text:p>0.0483872153</text:p>
          </table:table-cell>
          <table:table-cell office:value-type="string" calcext:value-type="string">
            <text:p>nan</text:p>
          </table:table-cell>
          <table:table-cell office:value-type="float" office:value="0.374882136" calcext:value-type="float">
            <text:p>0.374882136</text:p>
          </table:table-cell>
          <table:table-cell office:value-type="float" office:value="0.2530380745" calcext:value-type="float">
            <text:p>0.2530380745</text:p>
          </table:table-cell>
          <table:table-cell office:value-type="string" calcext:value-type="string">
            <text:p>nan</text:p>
          </table:table-cell>
          <table:table-cell office:value-type="float" office:value="0.374882136" calcext:value-type="float">
            <text:p>0.374882136</text:p>
          </table:table-cell>
          <table:table-cell office:value-type="float" office:value="0.2530380745" calcext:value-type="float">
            <text:p>0.2530380745</text:p>
          </table:table-cell>
          <table:table-cell office:value-type="string" calcext:value-type="string">
            <text:p>nan</text:p>
          </table:table-cell>
          <table:table-cell office:value-type="float" office:value="0.4468565181" calcext:value-type="float">
            <text:p>0.4468565181</text:p>
          </table:table-cell>
          <table:table-cell office:value-type="float" office:value="0.3040194169" calcext:value-type="float">
            <text:p>0.3040194169</text:p>
          </table:table-cell>
          <table:table-cell office:value-type="float" office:value="0.1834703114" calcext:value-type="float">
            <text:p>0.1834703114</text:p>
          </table:table-cell>
          <table:table-cell office:value-type="float" office:value="0.3634626915" calcext:value-type="float">
            <text:p>0.3634626915</text:p>
          </table:table-cell>
          <table:table-cell office:value-type="float" office:value="0.2442432452" calcext:value-type="float">
            <text:p>0.2442432452</text:p>
          </table:table-cell>
          <table:table-cell office:value-type="float" office:value="0.210357982" calcext:value-type="float">
            <text:p>0.210357982</text:p>
          </table:table-cell>
          <table:table-cell office:value-type="float" office:value="0.3956449602" calcext:value-type="float">
            <text:p>0.3956449602</text:p>
          </table:table-cell>
          <table:table-cell office:value-type="float" office:value="0.2663078914" calcext:value-type="float">
            <text:p>0.2663078914</text:p>
          </table:table-cell>
          <table:table-cell office:value-type="string" calcext:value-type="string">
            <text:p>nan</text:p>
          </table:table-cell>
          <table:table-cell office:value-type="float" office:value="-0.4775201591" calcext:value-type="float">
            <text:p>-0.4775201591</text:p>
          </table:table-cell>
          <table:table-cell office:value-type="float" office:value="-0.7980231356" calcext:value-type="float">
            <text:p>-0.7980231356</text:p>
          </table:table-cell>
          <table:table-cell office:value-type="float" office:value="0.3632904288" calcext:value-type="float">
            <text:p>0.3632904288</text:p>
          </table:table-cell>
          <table:table-cell office:value-type="float" office:value="0.6165564021" calcext:value-type="float">
            <text:p>0.6165564021</text:p>
          </table:table-cell>
          <table:table-cell office:value-type="float" office:value="0.4350272137" calcext:value-type="float">
            <text:p>0.4350272137</text:p>
          </table:table-cell>
          <table:table-cell office:value-type="float" office:value="0.9975836005" calcext:value-type="float">
            <text:p>0.9975836005</text:p>
          </table:table-cell>
          <table:table-cell office:value-type="float" office:value="0.9826719578" calcext:value-type="float">
            <text:p>0.9826719578</text:p>
          </table:table-cell>
          <table:table-cell office:value-type="float" office:value="0.9293296462" calcext:value-type="float">
            <text:p>0.9293296462</text:p>
          </table:table-cell>
          <table:table-cell office:value-type="float" office:value="0.0162821857" calcext:value-type="float">
            <text:p>0.0162821857</text:p>
          </table:table-cell>
          <table:table-cell office:value-type="float" office:value="0.0452848316" calcext:value-type="float">
            <text:p>0.0452848316</text:p>
          </table:table-cell>
          <table:table-cell office:value-type="float" office:value="0.030158933" calcext:value-type="float">
            <text:p>0.030158933</text:p>
          </table:table-cell>
          <table:table-cell office:value-type="float" office:value="0.1041631576" calcext:value-type="float">
            <text:p>0.1041631576</text:p>
          </table:table-cell>
          <table:table-cell office:value-type="float" office:value="0.0752994667" calcext:value-type="float">
            <text:p>0.0752994667</text:p>
          </table:table-cell>
          <table:table-cell office:value-type="float" office:value="0.0512725259" calcext:value-type="float">
            <text:p>0.0512725259</text:p>
          </table:table-cell>
          <table:table-cell office:value-type="string" calcext:value-type="string">
            <text:p>nan</text:p>
          </table:table-cell>
          <table:table-cell office:value-type="float" office:value="0.402737223" calcext:value-type="float">
            <text:p>0.402737223</text:p>
          </table:table-cell>
          <table:table-cell office:value-type="float" office:value="0.2768262206" calcext:value-type="float">
            <text:p>0.2768262206</text:p>
          </table:table-cell>
          <table:table-cell office:value-type="string" calcext:value-type="string">
            <text:p>nan</text:p>
          </table:table-cell>
          <table:table-cell office:value-type="float" office:value="0.402737223" calcext:value-type="float">
            <text:p>0.402737223</text:p>
          </table:table-cell>
          <table:table-cell office:value-type="float" office:value="0.2768262206" calcext:value-type="float">
            <text:p>0.2768262206</text:p>
          </table:table-cell>
          <table:table-cell office:value-type="string" calcext:value-type="string">
            <text:p>nan</text:p>
          </table:table-cell>
          <table:table-cell office:value-type="float" office:value="0.476694969" calcext:value-type="float">
            <text:p>0.476694969</text:p>
          </table:table-cell>
          <table:table-cell office:value-type="float" office:value="0.3298159483" calcext:value-type="float">
            <text:p>0.3298159483</text:p>
          </table:table-cell>
          <table:table-cell office:value-type="float" office:value="0.1952016331" calcext:value-type="float">
            <text:p>0.1952016331</text:p>
          </table:table-cell>
          <table:table-cell office:value-type="float" office:value="0.3922203934" calcext:value-type="float">
            <text:p>0.3922203934</text:p>
          </table:table-cell>
          <table:table-cell office:value-type="float" office:value="0.268456381" calcext:value-type="float">
            <text:p>0.268456381</text:p>
          </table:table-cell>
          <table:table-cell office:value-type="float" office:value="0.222875555" calcext:value-type="float">
            <text:p>0.222875555</text:p>
          </table:table-cell>
          <table:table-cell office:value-type="float" office:value="0.4249848159" calcext:value-type="float">
            <text:p>0.4249848159</text:p>
          </table:table-cell>
          <table:table-cell office:value-type="float" office:value="0.2917127104" calcext:value-type="float">
            <text:p>0.2917127104</text:p>
          </table:table-cell>
          <table:table-cell office:value-type="float" office:value="-0.5027695803" calcext:value-type="float">
            <text:p>-0.5027695803</text:p>
          </table:table-cell>
          <table:table-cell office:value-type="float" office:value="-0.9450227846" calcext:value-type="float">
            <text:p>-0.9450227846</text:p>
          </table:table-cell>
        </table:table-row>
        <table:table-row table:style-name="ro1">
          <table:table-cell office:value-type="string" calcext:value-type="string">
            <text:p>Culex_hortensis</text:p>
          </table:table-cell>
          <table:table-cell office:value-type="string" calcext:value-type="string">
            <text:p>Culex hortensis</text:p>
          </table:table-cell>
          <table:table-cell office:value-type="float" office:value="14005" calcext:value-type="float">
            <text:p>14005</text:p>
          </table:table-cell>
          <table:table-cell office:value-type="float" office:value="403.843413067" calcext:value-type="float">
            <text:p>403.843413067</text:p>
          </table:table-cell>
          <table:table-cell office:value-type="float" office:value="272.236805952" calcext:value-type="float">
            <text:p>272.236805952</text:p>
          </table:table-cell>
          <table:table-cell office:value-type="float" office:value="0.5324686166" calcext:value-type="float">
            <text:p>0.5324686166</text:p>
          </table:table-cell>
          <table:table-cell office:value-type="float" office:value="0.0644725382" calcext:value-type="float">
            <text:p>0.0644725382</text:p>
          </table:table-cell>
          <table:table-cell office:value-type="float" office:value="0.6614114122" calcext:value-type="float">
            <text:p>0.6614114122</text:p>
          </table:table-cell>
          <table:table-cell office:value-type="float" office:value="0.1434356911" calcext:value-type="float">
            <text:p>0.1434356911</text:p>
          </table:table-cell>
          <table:table-cell office:value-type="float" office:value="0.4159610582" calcext:value-type="float">
            <text:p>0.4159610582</text:p>
          </table:table-cell>
          <table:table-cell office:value-type="float" office:value="0.098095592" calcext:value-type="float">
            <text:p>0.098095592</text:p>
          </table:table-cell>
          <table:table-cell office:value-type="float" office:value="0.0021439907" calcext:value-type="float">
            <text:p>0.0021439907</text:p>
          </table:table-cell>
          <table:table-cell office:value-type="float" office:value="0.0119368256" calcext:value-type="float">
            <text:p>0.0119368256</text:p>
          </table:table-cell>
          <table:table-cell office:value-type="float" office:value="0.009247964" calcext:value-type="float">
            <text:p>0.009247964</text:p>
          </table:table-cell>
          <table:table-cell office:value-type="float" office:value="0.1021511598" calcext:value-type="float">
            <text:p>0.1021511598</text:p>
          </table:table-cell>
          <table:table-cell office:value-type="float" office:value="0.1174416297" calcext:value-type="float">
            <text:p>0.1174416297</text:p>
          </table:table-cell>
          <table:table-cell office:value-type="float" office:value="0.0789657405" calcext:value-type="float">
            <text:p>0.0789657405</text:p>
          </table:table-cell>
          <table:table-cell office:value-type="float" office:value="0.0108088712" calcext:value-type="float">
            <text:p>0.0108088712</text:p>
          </table:table-cell>
          <table:table-cell office:value-type="float" office:value="0.0612444899" calcext:value-type="float">
            <text:p>0.0612444899</text:p>
          </table:table-cell>
          <table:table-cell office:value-type="float" office:value="0.0425969842" calcext:value-type="float">
            <text:p>0.0425969842</text:p>
          </table:table-cell>
          <table:table-cell office:value-type="float" office:value="0.0108088712" calcext:value-type="float">
            <text:p>0.0108088712</text:p>
          </table:table-cell>
          <table:table-cell office:value-type="float" office:value="0.0612444899" calcext:value-type="float">
            <text:p>0.0612444899</text:p>
          </table:table-cell>
          <table:table-cell office:value-type="float" office:value="0.0425969842" calcext:value-type="float">
            <text:p>0.0425969842</text:p>
          </table:table-cell>
          <table:table-cell office:value-type="string" calcext:value-type="string">
            <text:p>nan</text:p>
          </table:table-cell>
          <table:table-cell office:value-type="float" office:value="0.2257715872" calcext:value-type="float">
            <text:p>0.2257715872</text:p>
          </table:table-cell>
          <table:table-cell office:value-type="float" office:value="0.1545513413" calcext:value-type="float">
            <text:p>0.1545513413</text:p>
          </table:table-cell>
          <table:table-cell office:value-type="float" office:value="0.0546022262" calcext:value-type="float">
            <text:p>0.0546022262</text:p>
          </table:table-cell>
          <table:table-cell office:value-type="float" office:value="0.1049555687" calcext:value-type="float">
            <text:p>0.1049555687</text:p>
          </table:table-cell>
          <table:table-cell office:value-type="float" office:value="0.0706658509" calcext:value-type="float">
            <text:p>0.0706658509</text:p>
          </table:table-cell>
          <table:table-cell office:value-type="float" office:value="0.1174882307" calcext:value-type="float">
            <text:p>0.1174882307</text:p>
          </table:table-cell>
          <table:table-cell office:value-type="float" office:value="0.2067026628" calcext:value-type="float">
            <text:p>0.2067026628</text:p>
          </table:table-cell>
          <table:table-cell office:value-type="float" office:value="0.1403401049" calcext:value-type="float">
            <text:p>0.1403401049</text:p>
          </table:table-cell>
          <table:table-cell office:value-type="string" calcext:value-type="string">
            <text:p>nan</text:p>
          </table:table-cell>
          <table:table-cell office:value-type="float" office:value="-0.2852418677" calcext:value-type="float">
            <text:p>-0.2852418677</text:p>
          </table:table-cell>
          <table:table-cell office:value-type="float" office:value="-0.9611093865" calcext:value-type="float">
            <text:p>-0.9611093865</text:p>
          </table:table-cell>
          <table:table-cell office:value-type="float" office:value="0.2212475757" calcext:value-type="float">
            <text:p>0.2212475757</text:p>
          </table:table-cell>
          <table:table-cell office:value-type="float" office:value="0.3529568036" calcext:value-type="float">
            <text:p>0.3529568036</text:p>
          </table:table-cell>
          <table:table-cell office:value-type="float" office:value="0.2440990135" calcext:value-type="float">
            <text:p>0.2440990135</text:p>
          </table:table-cell>
          <table:table-cell office:value-type="float" office:value="0.9980912502" calcext:value-type="float">
            <text:p>0.9980912502</text:p>
          </table:table-cell>
          <table:table-cell office:value-type="float" office:value="0.9955222794" calcext:value-type="float">
            <text:p>0.9955222794</text:p>
          </table:table-cell>
          <table:table-cell office:value-type="float" office:value="0.9579616358" calcext:value-type="float">
            <text:p>0.9579616358</text:p>
          </table:table-cell>
          <table:table-cell office:value-type="float" office:value="0.0216119841" calcext:value-type="float">
            <text:p>0.0216119841</text:p>
          </table:table-cell>
          <table:table-cell office:value-type="float" office:value="0.0361886007" calcext:value-type="float">
            <text:p>0.0361886007</text:p>
          </table:table-cell>
          <table:table-cell office:value-type="float" office:value="0.0241937957" calcext:value-type="float">
            <text:p>0.0241937957</text:p>
          </table:table-cell>
          <table:table-cell office:value-type="float" office:value="0.1180018944" calcext:value-type="float">
            <text:p>0.1180018944</text:p>
          </table:table-cell>
          <table:table-cell office:value-type="float" office:value="0.1348762217" calcext:value-type="float">
            <text:p>0.1348762217</text:p>
          </table:table-cell>
          <table:table-cell office:value-type="float" office:value="0.0920431831" calcext:value-type="float">
            <text:p>0.0920431831</text:p>
          </table:table-cell>
          <table:table-cell office:value-type="float" office:value="0.0113057126" calcext:value-type="float">
            <text:p>0.0113057126</text:p>
          </table:table-cell>
          <table:table-cell office:value-type="float" office:value="0.0629075825" calcext:value-type="float">
            <text:p>0.0629075825</text:p>
          </table:table-cell>
          <table:table-cell office:value-type="float" office:value="0.0443809686" calcext:value-type="float">
            <text:p>0.0443809686</text:p>
          </table:table-cell>
          <table:table-cell office:value-type="float" office:value="0.0113057126" calcext:value-type="float">
            <text:p>0.0113057126</text:p>
          </table:table-cell>
          <table:table-cell office:value-type="float" office:value="0.0629075825" calcext:value-type="float">
            <text:p>0.0629075825</text:p>
          </table:table-cell>
          <table:table-cell office:value-type="float" office:value="0.0443809686" calcext:value-type="float">
            <text:p>0.0443809686</text:p>
          </table:table-cell>
          <table:table-cell office:value-type="string" calcext:value-type="string">
            <text:p>nan</text:p>
          </table:table-cell>
          <table:table-cell office:value-type="float" office:value="0.2361200211" calcext:value-type="float">
            <text:p>0.2361200211</text:p>
          </table:table-cell>
          <table:table-cell office:value-type="float" office:value="0.1129998108" calcext:value-type="float">
            <text:p>0.1129998108</text:p>
          </table:table-cell>
          <table:table-cell office:value-type="float" office:value="0.058707842" calcext:value-type="float">
            <text:p>0.058707842</text:p>
          </table:table-cell>
          <table:table-cell office:value-type="float" office:value="0.1112674985" calcext:value-type="float">
            <text:p>0.1112674985</text:p>
          </table:table-cell>
          <table:table-cell office:value-type="float" office:value="0.0759513213" calcext:value-type="float">
            <text:p>0.0759513213</text:p>
          </table:table-cell>
          <table:table-cell office:value-type="float" office:value="0.1275911581" calcext:value-type="float">
            <text:p>0.1275911581</text:p>
          </table:table-cell>
          <table:table-cell office:value-type="float" office:value="0.2199888873" calcext:value-type="float">
            <text:p>0.2199888873</text:p>
          </table:table-cell>
          <table:table-cell office:value-type="float" office:value="0.1515691236" calcext:value-type="float">
            <text:p>0.1515691236</text:p>
          </table:table-cell>
          <table:table-cell office:value-type="float" office:value="-0.2958226684" calcext:value-type="float">
            <text:p>-0.2958226684</text:p>
          </table:table-cell>
          <table:table-cell office:value-type="float" office:value="-0.8958134747" calcext:value-type="float">
            <text:p>-0.8958134747</text:p>
          </table:table-cell>
        </table:table-row>
        <table:table-row table:style-name="ro1">
          <table:table-cell office:value-type="string" calcext:value-type="string">
            <text:p>Culex_pipiens_ref</text:p>
          </table:table-cell>
          <table:table-cell office:value-type="string" calcext:value-type="string">
            <text:p>Culex pipiens</text:p>
          </table:table-cell>
          <table:table-cell office:value-type="float" office:value="5598" calcext:value-type="float">
            <text:p>5598</text:p>
          </table:table-cell>
          <table:table-cell office:value-type="float" office:value="1499.09289032" calcext:value-type="float">
            <text:p>1499.09289032</text:p>
          </table:table-cell>
          <table:table-cell office:value-type="float" office:value="1275.63511322" calcext:value-type="float">
            <text:p>1275.63511322</text:p>
          </table:table-cell>
          <table:table-cell office:value-type="float" office:value="0.5677367595" calcext:value-type="float">
            <text:p>0.5677367595</text:p>
          </table:table-cell>
          <table:table-cell office:value-type="float" office:value="0.0387584292" calcext:value-type="float">
            <text:p>0.0387584292</text:p>
          </table:table-cell>
          <table:table-cell office:value-type="float" office:value="0.7423642218" calcext:value-type="float">
            <text:p>0.7423642218</text:p>
          </table:table-cell>
          <table:table-cell office:value-type="float" office:value="0.0854707561" calcext:value-type="float">
            <text:p>0.0854707561</text:p>
          </table:table-cell>
          <table:table-cell office:value-type="float" office:value="0.5246017096" calcext:value-type="float">
            <text:p>0.5246017096</text:p>
          </table:table-cell>
          <table:table-cell office:value-type="float" office:value="0.1734551561" calcext:value-type="float">
            <text:p>0.1734551561</text:p>
          </table:table-cell>
          <table:table-cell office:value-type="float" office:value="-0.0099194056" calcext:value-type="float">
            <text:p>-0.0099194056</text:p>
          </table:table-cell>
          <table:table-cell office:value-type="float" office:value="-0.0548194568" calcext:value-type="float">
            <text:p>-0.0548194568</text:p>
          </table:table-cell>
          <table:table-cell office:value-type="float" office:value="-0.0364742719" calcext:value-type="float">
            <text:p>-0.0364742719</text:p>
          </table:table-cell>
          <table:table-cell office:value-type="float" office:value="0.174106994" calcext:value-type="float">
            <text:p>0.174106994</text:p>
          </table:table-cell>
          <table:table-cell office:value-type="float" office:value="0.1836514462" calcext:value-type="float">
            <text:p>0.1836514462</text:p>
          </table:table-cell>
          <table:table-cell office:value-type="float" office:value="0.123308911" calcext:value-type="float">
            <text:p>0.123308911</text:p>
          </table:table-cell>
          <table:table-cell office:value-type="float" office:value="-0.3572527709" calcext:value-type="float">
            <text:p>-0.3572527709</text:p>
          </table:table-cell>
          <table:table-cell office:value-type="float" office:value="-0.2995492222" calcext:value-type="float">
            <text:p>-0.2995492222</text:p>
          </table:table-cell>
          <table:table-cell office:value-type="float" office:value="-0.2038114531" calcext:value-type="float">
            <text:p>-0.2038114531</text:p>
          </table:table-cell>
          <table:table-cell office:value-type="float" office:value="-0.3572527709" calcext:value-type="float">
            <text:p>-0.3572527709</text:p>
          </table:table-cell>
          <table:table-cell office:value-type="float" office:value="-0.2995492222" calcext:value-type="float">
            <text:p>-0.2995492222</text:p>
          </table:table-cell>
          <table:table-cell office:value-type="float" office:value="-0.2038114531" calcext:value-type="float">
            <text:p>-0.2038114531</text:p>
          </table:table-cell>
          <table:table-cell office:value-type="float" office:value="-0.4110270749" calcext:value-type="float">
            <text:p>-0.4110270749</text:p>
          </table:table-cell>
          <table:table-cell office:value-type="float" office:value="-0.3126193966" calcext:value-type="float">
            <text:p>-0.3126193966</text:p>
          </table:table-cell>
          <table:table-cell office:value-type="float" office:value="-0.2140047783" calcext:value-type="float">
            <text:p>-0.2140047783</text:p>
          </table:table-cell>
          <table:table-cell office:value-type="float" office:value="-0.2731933886" calcext:value-type="float">
            <text:p>-0.2731933886</text:p>
          </table:table-cell>
          <table:table-cell office:value-type="float" office:value="-0.2412503007" calcext:value-type="float">
            <text:p>-0.2412503007</text:p>
          </table:table-cell>
          <table:table-cell office:value-type="float" office:value="-0.1629723921" calcext:value-type="float">
            <text:p>-0.1629723921</text:p>
          </table:table-cell>
          <table:table-cell office:value-type="float" office:value="-0.4226340921" calcext:value-type="float">
            <text:p>-0.4226340921</text:p>
          </table:table-cell>
          <table:table-cell office:value-type="float" office:value="-0.3105092904" calcext:value-type="float">
            <text:p>-0.3105092904</text:p>
          </table:table-cell>
          <table:table-cell office:value-type="float" office:value="-0.2126322488" calcext:value-type="float">
            <text:p>-0.2126322488</text:p>
          </table:table-cell>
          <table:table-cell office:value-type="string" calcext:value-type="string">
            <text:p>nan</text:p>
          </table:table-cell>
          <table:table-cell office:value-type="float" office:value="0.3111141235" calcext:value-type="float">
            <text:p>0.3111141235</text:p>
          </table:table-cell>
          <table:table-cell office:value-type="float" office:value="0.0338886583" calcext:value-type="float">
            <text:p>0.0338886583</text:p>
          </table:table-cell>
          <table:table-cell office:value-type="float" office:value="-0.1306257143" calcext:value-type="float">
            <text:p>-0.1306257143</text:p>
          </table:table-cell>
          <table:table-cell office:value-type="float" office:value="-0.1329969278" calcext:value-type="float">
            <text:p>-0.1329969278</text:p>
          </table:table-cell>
          <table:table-cell office:value-type="float" office:value="-0.0888466648" calcext:value-type="float">
            <text:p>-0.0888466648</text:p>
          </table:table-cell>
          <table:table-cell office:value-type="float" office:value="0.9993587584" calcext:value-type="float">
            <text:p>0.9993587584</text:p>
          </table:table-cell>
          <table:table-cell office:value-type="float" office:value="0.9961133547" calcext:value-type="float">
            <text:p>0.9961133547</text:p>
          </table:table-cell>
          <table:table-cell office:value-type="float" office:value="0.9617543812" calcext:value-type="float">
            <text:p>0.9617543812</text:p>
          </table:table-cell>
          <table:table-cell office:value-type="float" office:value="0.015041112" calcext:value-type="float">
            <text:p>0.015041112</text:p>
          </table:table-cell>
          <table:table-cell office:value-type="float" office:value="-0.0091582495" calcext:value-type="float">
            <text:p>-0.0091582495</text:p>
          </table:table-cell>
          <table:table-cell office:value-type="float" office:value="-0.0062224633" calcext:value-type="float">
            <text:p>-0.0062224633</text:p>
          </table:table-cell>
          <table:table-cell office:value-type="float" office:value="0.1732655384" calcext:value-type="float">
            <text:p>0.1732655384</text:p>
          </table:table-cell>
          <table:table-cell office:value-type="float" office:value="0.182802564" calcext:value-type="float">
            <text:p>0.182802564</text:p>
          </table:table-cell>
          <table:table-cell office:value-type="float" office:value="0.123334183" calcext:value-type="float">
            <text:p>0.123334183</text:p>
          </table:table-cell>
          <table:table-cell office:value-type="float" office:value="-0.3580687435" calcext:value-type="float">
            <text:p>-0.3580687435</text:p>
          </table:table-cell>
          <table:table-cell office:value-type="float" office:value="-0.3018218183" calcext:value-type="float">
            <text:p>-0.3018218183</text:p>
          </table:table-cell>
          <table:table-cell office:value-type="float" office:value="-0.2065533334" calcext:value-type="float">
            <text:p>-0.2065533334</text:p>
          </table:table-cell>
          <table:table-cell office:value-type="float" office:value="-0.3580687435" calcext:value-type="float">
            <text:p>-0.3580687435</text:p>
          </table:table-cell>
          <table:table-cell office:value-type="float" office:value="-0.3018218183" calcext:value-type="float">
            <text:p>-0.3018218183</text:p>
          </table:table-cell>
          <table:table-cell office:value-type="float" office:value="-0.2065533334" calcext:value-type="float">
            <text:p>-0.2065533334</text:p>
          </table:table-cell>
          <table:table-cell office:value-type="float" office:value="-0.4136005174" calcext:value-type="float">
            <text:p>-0.4136005174</text:p>
          </table:table-cell>
          <table:table-cell office:value-type="float" office:value="-0.3160640348" calcext:value-type="float">
            <text:p>-0.3160640348</text:p>
          </table:table-cell>
          <table:table-cell office:value-type="float" office:value="-0.2173840829" calcext:value-type="float">
            <text:p>-0.2173840829</text:p>
          </table:table-cell>
          <table:table-cell office:value-type="float" office:value="-0.2714722296" calcext:value-type="float">
            <text:p>-0.2714722296</text:p>
          </table:table-cell>
          <table:table-cell office:value-type="float" office:value="-0.2383842131" calcext:value-type="float">
            <text:p>-0.2383842131</text:p>
          </table:table-cell>
          <table:table-cell office:value-type="float" office:value="-0.1619848996" calcext:value-type="float">
            <text:p>-0.1619848996</text:p>
          </table:table-cell>
          <table:table-cell office:value-type="float" office:value="-0.4233459083" calcext:value-type="float">
            <text:p>-0.4233459083</text:p>
          </table:table-cell>
          <table:table-cell office:value-type="float" office:value="-0.3108515108" calcext:value-type="float">
            <text:p>-0.3108515108</text:p>
          </table:table-cell>
          <table:table-cell office:value-type="float" office:value="-0.2138892499" calcext:value-type="float">
            <text:p>-0.2138892499</text:p>
          </table:table-cell>
          <table:table-cell office:value-type="float" office:value="0.3150542449" calcext:value-type="float">
            <text:p>0.3150542449</text:p>
          </table:table-cell>
          <table:table-cell office:value-type="float" office:value="-0.3782506421" calcext:value-type="float">
            <text:p>-0.3782506421</text:p>
          </table:table-cell>
        </table:table-row>
        <table:table-row table:style-name="ro1">
          <table:table-cell office:value-type="string" calcext:value-type="string">
            <text:p>Culex_torrentium</text:p>
          </table:table-cell>
          <table:table-cell office:value-type="string" calcext:value-type="string">
            <text:p>Culex torrentium</text:p>
          </table:table-cell>
          <table:table-cell office:value-type="float" office:value="12258" calcext:value-type="float">
            <text:p>12258</text:p>
          </table:table-cell>
          <table:table-cell office:value-type="float" office:value="515.52749225" calcext:value-type="float">
            <text:p>515.52749225</text:p>
          </table:table-cell>
          <table:table-cell office:value-type="float" office:value="406.439183467" calcext:value-type="float">
            <text:p>406.439183467</text:p>
          </table:table-cell>
          <table:table-cell office:value-type="float" office:value="0.5488854484" calcext:value-type="float">
            <text:p>0.5488854484</text:p>
          </table:table-cell>
          <table:table-cell office:value-type="float" office:value="0.0550372336" calcext:value-type="float">
            <text:p>0.0550372336</text:p>
          </table:table-cell>
          <table:table-cell office:value-type="float" office:value="0.6935597321" calcext:value-type="float">
            <text:p>0.6935597321</text:p>
          </table:table-cell>
          <table:table-cell office:value-type="float" office:value="0.1213316104" calcext:value-type="float">
            <text:p>0.1213316104</text:p>
          </table:table-cell>
          <table:table-cell office:value-type="float" office:value="0.4094633492" calcext:value-type="float">
            <text:p>0.4094633492</text:p>
          </table:table-cell>
          <table:table-cell office:value-type="float" office:value="0.0940290331" calcext:value-type="float">
            <text:p>0.0940290331</text:p>
          </table:table-cell>
          <table:table-cell office:value-type="float" office:value="-0.0023438716" calcext:value-type="float">
            <text:p>-0.0023438716</text:p>
          </table:table-cell>
          <table:table-cell office:value-type="float" office:value="0.0032275646" calcext:value-type="float">
            <text:p>0.0032275646</text:p>
          </table:table-cell>
          <table:table-cell office:value-type="float" office:value="0.0015448153" calcext:value-type="float">
            <text:p>0.0015448153</text:p>
          </table:table-cell>
          <table:table-cell office:value-type="float" office:value="0.0631726631" calcext:value-type="float">
            <text:p>0.0631726631</text:p>
          </table:table-cell>
          <table:table-cell office:value-type="float" office:value="0.0948941136" calcext:value-type="float">
            <text:p>0.0948941136</text:p>
          </table:table-cell>
          <table:table-cell office:value-type="float" office:value="0.0641014929" calcext:value-type="float">
            <text:p>0.0641014929</text:p>
          </table:table-cell>
          <table:table-cell office:value-type="string" calcext:value-type="string">
            <text:p>nan</text:p>
          </table:table-cell>
          <table:table-cell office:value-type="float" office:value="0.1674147968" calcext:value-type="float">
            <text:p>0.1674147968</text:p>
          </table:table-cell>
          <table:table-cell office:value-type="float" office:value="0.1135923126" calcext:value-type="float">
            <text:p>0.1135923126</text:p>
          </table:table-cell>
          <table:table-cell office:value-type="string" calcext:value-type="string">
            <text:p>nan</text:p>
          </table:table-cell>
          <table:table-cell office:value-type="float" office:value="0.1674147968" calcext:value-type="float">
            <text:p>0.1674147968</text:p>
          </table:table-cell>
          <table:table-cell office:value-type="float" office:value="0.1135923126" calcext:value-type="float">
            <text:p>0.1135923126</text:p>
          </table:table-cell>
          <table:table-cell office:value-type="string" calcext:value-type="string">
            <text:p>nan</text:p>
          </table:table-cell>
          <table:table-cell office:value-type="float" office:value="0.3458651812" calcext:value-type="float">
            <text:p>0.3458651812</text:p>
          </table:table-cell>
          <table:table-cell office:value-type="float" office:value="0.238018142" calcext:value-type="float">
            <text:p>0.238018142</text:p>
          </table:table-cell>
          <table:table-cell office:value-type="float" office:value="0.1301059924" calcext:value-type="float">
            <text:p>0.1301059924</text:p>
          </table:table-cell>
          <table:table-cell office:value-type="float" office:value="0.1854146668" calcext:value-type="float">
            <text:p>0.1854146668</text:p>
          </table:table-cell>
          <table:table-cell office:value-type="float" office:value="0.1238346046" calcext:value-type="float">
            <text:p>0.1238346046</text:p>
          </table:table-cell>
          <table:table-cell office:value-type="float" office:value="0.1847748055" calcext:value-type="float">
            <text:p>0.1847748055</text:p>
          </table:table-cell>
          <table:table-cell office:value-type="float" office:value="0.309995543" calcext:value-type="float">
            <text:p>0.309995543</text:p>
          </table:table-cell>
          <table:table-cell office:value-type="float" office:value="0.2109923554" calcext:value-type="float">
            <text:p>0.2109923554</text:p>
          </table:table-cell>
          <table:table-cell office:value-type="string" calcext:value-type="string">
            <text:p>nan</text:p>
          </table:table-cell>
          <table:table-cell office:value-type="float" office:value="-0.385449015" calcext:value-type="float">
            <text:p>-0.385449015</text:p>
          </table:table-cell>
          <table:table-cell office:value-type="float" office:value="-0.9160349108" calcext:value-type="float">
            <text:p>-0.9160349108</text:p>
          </table:table-cell>
          <table:table-cell office:value-type="float" office:value="0.294044337" calcext:value-type="float">
            <text:p>0.294044337</text:p>
          </table:table-cell>
          <table:table-cell office:value-type="float" office:value="0.4928000629" calcext:value-type="float">
            <text:p>0.4928000629</text:p>
          </table:table-cell>
          <table:table-cell office:value-type="float" office:value="0.3458189244" calcext:value-type="float">
            <text:p>0.3458189244</text:p>
          </table:table-cell>
          <table:table-cell office:value-type="float" office:value="0.9964176741" calcext:value-type="float">
            <text:p>0.9964176741</text:p>
          </table:table-cell>
          <table:table-cell office:value-type="float" office:value="0.9906025675" calcext:value-type="float">
            <text:p>0.9906025675</text:p>
          </table:table-cell>
          <table:table-cell office:value-type="float" office:value="0.936017755" calcext:value-type="float">
            <text:p>0.936017755</text:p>
          </table:table-cell>
          <table:table-cell office:value-type="float" office:value="0.0317927194" calcext:value-type="float">
            <text:p>0.0317927194</text:p>
          </table:table-cell>
          <table:table-cell office:value-type="float" office:value="0.053788387" calcext:value-type="float">
            <text:p>0.053788387</text:p>
          </table:table-cell>
          <table:table-cell office:value-type="float" office:value="0.0361527548" calcext:value-type="float">
            <text:p>0.0361527548</text:p>
          </table:table-cell>
          <table:table-cell office:value-type="float" office:value="0.079959573" calcext:value-type="float">
            <text:p>0.079959573</text:p>
          </table:table-cell>
          <table:table-cell office:value-type="float" office:value="0.1116759474" calcext:value-type="float">
            <text:p>0.1116759474</text:p>
          </table:table-cell>
          <table:table-cell office:value-type="float" office:value="0.0764704922" calcext:value-type="float">
            <text:p>0.0764704922</text:p>
          </table:table-cell>
          <table:table-cell office:value-type="string" calcext:value-type="string">
            <text:p>nan</text:p>
          </table:table-cell>
          <table:table-cell office:value-type="float" office:value="0.1717902608" calcext:value-type="float">
            <text:p>0.1717902608</text:p>
          </table:table-cell>
          <table:table-cell office:value-type="float" office:value="0.1182205856" calcext:value-type="float">
            <text:p>0.1182205856</text:p>
          </table:table-cell>
          <table:table-cell office:value-type="string" calcext:value-type="string">
            <text:p>nan</text:p>
          </table:table-cell>
          <table:table-cell office:value-type="float" office:value="0.1717902608" calcext:value-type="float">
            <text:p>0.1717902608</text:p>
          </table:table-cell>
          <table:table-cell office:value-type="float" office:value="0.1182205856" calcext:value-type="float">
            <text:p>0.1182205856</text:p>
          </table:table-cell>
          <table:table-cell office:value-type="string" calcext:value-type="string">
            <text:p>nan</text:p>
          </table:table-cell>
          <table:table-cell office:value-type="float" office:value="0.3637901298" calcext:value-type="float">
            <text:p>0.3637901298</text:p>
          </table:table-cell>
          <table:table-cell office:value-type="float" office:value="0.2553018176" calcext:value-type="float">
            <text:p>0.2553018176</text:p>
          </table:table-cell>
          <table:table-cell office:value-type="float" office:value="0.1374804082" calcext:value-type="float">
            <text:p>0.1374804082</text:p>
          </table:table-cell>
          <table:table-cell office:value-type="float" office:value="0.1967950945" calcext:value-type="float">
            <text:p>0.1967950945</text:p>
          </table:table-cell>
          <table:table-cell office:value-type="float" office:value="0.1331790611" calcext:value-type="float">
            <text:p>0.1331790611</text:p>
          </table:table-cell>
          <table:table-cell office:value-type="float" office:value="0.2013187221" calcext:value-type="float">
            <text:p>0.2013187221</text:p>
          </table:table-cell>
          <table:table-cell office:value-type="float" office:value="0.3325265707" calcext:value-type="float">
            <text:p>0.3325265707</text:p>
          </table:table-cell>
          <table:table-cell office:value-type="float" office:value="0.2308325691" calcext:value-type="float">
            <text:p>0.2308325691</text:p>
          </table:table-cell>
          <table:table-cell office:value-type="float" office:value="-0.4018175996" calcext:value-type="float">
            <text:p>-0.4018175996</text:p>
          </table:table-cell>
          <table:table-cell office:value-type="float" office:value="-0.9362692966" calcext:value-type="float">
            <text:p>-0.9362692966</text:p>
          </table:table-cell>
        </table:table-row>
        <table:table-row table:style-name="ro1">
          <table:table-cell office:value-type="string" calcext:value-type="string">
            <text:p>Cystodites_dellechiajei_blue</text:p>
          </table:table-cell>
          <table:table-cell office:value-type="string" calcext:value-type="string">
            <text:p>Cystodytes dellechiajei</text:p>
          </table:table-cell>
          <table:table-cell office:value-type="float" office:value="26689" calcext:value-type="float">
            <text:p>26689</text:p>
          </table:table-cell>
          <table:table-cell office:value-type="float" office:value="749.799430477" calcext:value-type="float">
            <text:p>749.799430477</text:p>
          </table:table-cell>
          <table:table-cell office:value-type="float" office:value="622.903535985" calcext:value-type="float">
            <text:p>622.903535985</text:p>
          </table:table-cell>
          <table:table-cell office:value-type="float" office:value="0.4565722167" calcext:value-type="float">
            <text:p>0.4565722167</text:p>
          </table:table-cell>
          <table:table-cell office:value-type="float" office:value="0.0543404986" calcext:value-type="float">
            <text:p>0.0543404986</text:p>
          </table:table-cell>
          <table:table-cell office:value-type="float" office:value="0.4663335877" calcext:value-type="float">
            <text:p>0.4663335877</text:p>
          </table:table-cell>
          <table:table-cell office:value-type="float" office:value="0.1073948282" calcext:value-type="float">
            <text:p>0.1073948282</text:p>
          </table:table-cell>
          <table:table-cell office:value-type="float" office:value="0.3752392628" calcext:value-type="float">
            <text:p>0.3752392628</text:p>
          </table:table-cell>
          <table:table-cell office:value-type="float" office:value="0.0692913121" calcext:value-type="float">
            <text:p>0.0692913121</text:p>
          </table:table-cell>
          <table:table-cell office:value-type="float" office:value="-0.0077562721" calcext:value-type="float">
            <text:p>-0.0077562721</text:p>
          </table:table-cell>
          <table:table-cell office:value-type="float" office:value="-0.0285859882" calcext:value-type="float">
            <text:p>-0.0285859882</text:p>
          </table:table-cell>
          <table:table-cell office:value-type="float" office:value="-0.0184348178" calcext:value-type="float">
            <text:p>-0.0184348178</text:p>
          </table:table-cell>
          <table:table-cell office:value-type="float" office:value="0.0343674534" calcext:value-type="float">
            <text:p>0.0343674534</text:p>
          </table:table-cell>
          <table:table-cell office:value-type="float" office:value="0.022118549" calcext:value-type="float">
            <text:p>0.022118549</text:p>
          </table:table-cell>
          <table:table-cell office:value-type="float" office:value="0.0147617586" calcext:value-type="float">
            <text:p>0.0147617586</text:p>
          </table:table-cell>
          <table:table-cell office:value-type="float" office:value="0.1169288713" calcext:value-type="float">
            <text:p>0.1169288713</text:p>
          </table:table-cell>
          <table:table-cell office:value-type="float" office:value="0.2901492745" calcext:value-type="float">
            <text:p>0.2901492745</text:p>
          </table:table-cell>
          <table:table-cell office:value-type="float" office:value="0.194952634" calcext:value-type="float">
            <text:p>0.194952634</text:p>
          </table:table-cell>
          <table:table-cell office:value-type="float" office:value="0.1169288713" calcext:value-type="float">
            <text:p>0.1169288713</text:p>
          </table:table-cell>
          <table:table-cell office:value-type="float" office:value="0.2901492745" calcext:value-type="float">
            <text:p>0.2901492745</text:p>
          </table:table-cell>
          <table:table-cell office:value-type="float" office:value="0.194952634" calcext:value-type="float">
            <text:p>0.194952634</text:p>
          </table:table-cell>
          <table:table-cell office:value-type="float" office:value="0.1000564896" calcext:value-type="float">
            <text:p>0.1000564896</text:p>
          </table:table-cell>
          <table:table-cell office:value-type="float" office:value="0.2938975502" calcext:value-type="float">
            <text:p>0.2938975502</text:p>
          </table:table-cell>
          <table:table-cell office:value-type="float" office:value="0.1975436082" calcext:value-type="float">
            <text:p>0.1975436082</text:p>
          </table:table-cell>
          <table:table-cell office:value-type="float" office:value="0.1128194213" calcext:value-type="float">
            <text:p>0.1128194213</text:p>
          </table:table-cell>
          <table:table-cell office:value-type="float" office:value="0.2711808215" calcext:value-type="float">
            <text:p>0.2711808215</text:p>
          </table:table-cell>
          <table:table-cell office:value-type="float" office:value="0.1817618067" calcext:value-type="float">
            <text:p>0.1817618067</text:p>
          </table:table-cell>
          <table:table-cell office:value-type="float" office:value="0.0981933038" calcext:value-type="float">
            <text:p>0.0981933038</text:p>
          </table:table-cell>
          <table:table-cell office:value-type="float" office:value="0.2775876941" calcext:value-type="float">
            <text:p>0.2775876941</text:p>
          </table:table-cell>
          <table:table-cell office:value-type="float" office:value="0.1861672837" calcext:value-type="float">
            <text:p>0.1861672837</text:p>
          </table:table-cell>
          <table:table-cell office:value-type="string" calcext:value-type="string">
            <text:p>nan</text:p>
          </table:table-cell>
          <table:table-cell office:value-type="float" office:value="-0.2853495636" calcext:value-type="float">
            <text:p>-0.2853495636</text:p>
          </table:table-cell>
          <table:table-cell office:value-type="float" office:value="-0.9452253851" calcext:value-type="float">
            <text:p>-0.9452253851</text:p>
          </table:table-cell>
          <table:table-cell office:value-type="float" office:value="0.1099581002" calcext:value-type="float">
            <text:p>0.1099581002</text:p>
          </table:table-cell>
          <table:table-cell office:value-type="float" office:value="0.3510339276" calcext:value-type="float">
            <text:p>0.3510339276</text:p>
          </table:table-cell>
          <table:table-cell office:value-type="float" office:value="0.2373741708" calcext:value-type="float">
            <text:p>0.2373741708</text:p>
          </table:table-cell>
          <table:table-cell office:value-type="float" office:value="0.9971811179" calcext:value-type="float">
            <text:p>0.9971811179</text:p>
          </table:table-cell>
          <table:table-cell office:value-type="float" office:value="0.9672844632" calcext:value-type="float">
            <text:p>0.9672844632</text:p>
          </table:table-cell>
          <table:table-cell office:value-type="float" office:value="0.8829138934" calcext:value-type="float">
            <text:p>0.8829138934</text:p>
          </table:table-cell>
          <table:table-cell office:value-type="float" office:value="0.0069334845" calcext:value-type="float">
            <text:p>0.0069334845</text:p>
          </table:table-cell>
          <table:table-cell office:value-type="float" office:value="-0.0028464834" calcext:value-type="float">
            <text:p>-0.0028464834</text:p>
          </table:table-cell>
          <table:table-cell office:value-type="float" office:value="-0.0021948856" calcext:value-type="float">
            <text:p>-0.0021948856</text:p>
          </table:table-cell>
          <table:table-cell office:value-type="float" office:value="0.0389619724" calcext:value-type="float">
            <text:p>0.0389619724</text:p>
          </table:table-cell>
          <table:table-cell office:value-type="float" office:value="0.0376392197" calcext:value-type="float">
            <text:p>0.0376392197</text:p>
          </table:table-cell>
          <table:table-cell office:value-type="float" office:value="0.0252333571" calcext:value-type="float">
            <text:p>0.0252333571</text:p>
          </table:table-cell>
          <table:table-cell office:value-type="float" office:value="0.1318136808" calcext:value-type="float">
            <text:p>0.1318136808</text:p>
          </table:table-cell>
          <table:table-cell office:value-type="float" office:value="0.3390484973" calcext:value-type="float">
            <text:p>0.3390484973</text:p>
          </table:table-cell>
          <table:table-cell office:value-type="float" office:value="0.2355172814" calcext:value-type="float">
            <text:p>0.2355172814</text:p>
          </table:table-cell>
          <table:table-cell office:value-type="float" office:value="0.1318136808" calcext:value-type="float">
            <text:p>0.1318136808</text:p>
          </table:table-cell>
          <table:table-cell office:value-type="float" office:value="0.3390484973" calcext:value-type="float">
            <text:p>0.3390484973</text:p>
          </table:table-cell>
          <table:table-cell office:value-type="float" office:value="0.2355172814" calcext:value-type="float">
            <text:p>0.2355172814</text:p>
          </table:table-cell>
          <table:table-cell office:value-type="float" office:value="0.1132924173" calcext:value-type="float">
            <text:p>0.1132924173</text:p>
          </table:table-cell>
          <table:table-cell office:value-type="float" office:value="0.3398087834" calcext:value-type="float">
            <text:p>0.3398087834</text:p>
          </table:table-cell>
          <table:table-cell office:value-type="float" office:value="0.2364267448" calcext:value-type="float">
            <text:p>0.2364267448</text:p>
          </table:table-cell>
          <table:table-cell office:value-type="float" office:value="0.1276443972" calcext:value-type="float">
            <text:p>0.1276443972</text:p>
          </table:table-cell>
          <table:table-cell office:value-type="float" office:value="0.3167509994" calcext:value-type="float">
            <text:p>0.3167509994</text:p>
          </table:table-cell>
          <table:table-cell office:value-type="float" office:value="0.2188905788" calcext:value-type="float">
            <text:p>0.2188905788</text:p>
          </table:table-cell>
          <table:table-cell office:value-type="float" office:value="0.1129861008" calcext:value-type="float">
            <text:p>0.1129861008</text:p>
          </table:table-cell>
          <table:table-cell office:value-type="float" office:value="0.3229648174" calcext:value-type="float">
            <text:p>0.3229648174</text:p>
          </table:table-cell>
          <table:table-cell office:value-type="float" office:value="0.2237411075" calcext:value-type="float">
            <text:p>0.2237411075</text:p>
          </table:table-cell>
          <table:table-cell office:value-type="float" office:value="-0.3262997599" calcext:value-type="float">
            <text:p>-0.3262997599</text:p>
          </table:table-cell>
          <table:table-cell office:value-type="float" office:value="-0.6761571233" calcext:value-type="float">
            <text:p>-0.6761571233</text:p>
          </table:table-cell>
        </table:table-row>
        <table:table-row table:style-name="ro1">
          <table:table-cell office:value-type="string" calcext:value-type="string">
            <text:p>Cystodites_dellechiajei_purple</text:p>
          </table:table-cell>
          <table:table-cell office:value-type="string" calcext:value-type="string">
            <text:p>Cystodytes aucklandicus</text:p>
          </table:table-cell>
          <table:table-cell office:value-type="float" office:value="33908" calcext:value-type="float">
            <text:p>33908</text:p>
          </table:table-cell>
          <table:table-cell office:value-type="float" office:value="645.493747788" calcext:value-type="float">
            <text:p>645.493747788</text:p>
          </table:table-cell>
          <table:table-cell office:value-type="float" office:value="454.399752359" calcext:value-type="float">
            <text:p>454.399752359</text:p>
          </table:table-cell>
          <table:table-cell office:value-type="float" office:value="0.4553555718" calcext:value-type="float">
            <text:p>0.4553555718</text:p>
          </table:table-cell>
          <table:table-cell office:value-type="float" office:value="0.0553340337" calcext:value-type="float">
            <text:p>0.0553340337</text:p>
          </table:table-cell>
          <table:table-cell office:value-type="float" office:value="0.4657939247" calcext:value-type="float">
            <text:p>0.4657939247</text:p>
          </table:table-cell>
          <table:table-cell office:value-type="float" office:value="0.1108311353" calcext:value-type="float">
            <text:p>0.1108311353</text:p>
          </table:table-cell>
          <table:table-cell office:value-type="float" office:value="0.3736929029" calcext:value-type="float">
            <text:p>0.3736929029</text:p>
          </table:table-cell>
          <table:table-cell office:value-type="float" office:value="0.0806790696" calcext:value-type="float">
            <text:p>0.0806790696</text:p>
          </table:table-cell>
          <table:table-cell office:value-type="float" office:value="-0.0076802672" calcext:value-type="float">
            <text:p>-0.0076802672</text:p>
          </table:table-cell>
          <table:table-cell office:value-type="float" office:value="-0.0494669376" calcext:value-type="float">
            <text:p>-0.0494669376</text:p>
          </table:table-cell>
          <table:table-cell office:value-type="float" office:value="-0.0328282869" calcext:value-type="float">
            <text:p>-0.0328282869</text:p>
          </table:table-cell>
          <table:table-cell office:value-type="float" office:value="0.0637732901" calcext:value-type="float">
            <text:p>0.0637732901</text:p>
          </table:table-cell>
          <table:table-cell office:value-type="float" office:value="0.0548011077" calcext:value-type="float">
            <text:p>0.0548011077</text:p>
          </table:table-cell>
          <table:table-cell office:value-type="float" office:value="0.0364440591" calcext:value-type="float">
            <text:p>0.0364440591</text:p>
          </table:table-cell>
          <table:table-cell office:value-type="string" calcext:value-type="string">
            <text:p>nan</text:p>
          </table:table-cell>
          <table:table-cell office:value-type="float" office:value="-0.0296352626" calcext:value-type="float">
            <text:p>-0.0296352626</text:p>
          </table:table-cell>
          <table:table-cell office:value-type="float" office:value="-0.0198478244" calcext:value-type="float">
            <text:p>-0.0198478244</text:p>
          </table:table-cell>
          <table:table-cell office:value-type="string" calcext:value-type="string">
            <text:p>nan</text:p>
          </table:table-cell>
          <table:table-cell office:value-type="float" office:value="-0.0296352626" calcext:value-type="float">
            <text:p>-0.0296352626</text:p>
          </table:table-cell>
          <table:table-cell office:value-type="float" office:value="-0.0198478244" calcext:value-type="float">
            <text:p>-0.0198478244</text:p>
          </table:table-cell>
          <table:table-cell office:value-type="string" calcext:value-type="string">
            <text:p>nan</text:p>
          </table:table-cell>
          <table:table-cell office:value-type="float" office:value="-0.0585065175" calcext:value-type="float">
            <text:p>-0.0585065175</text:p>
          </table:table-cell>
          <table:table-cell office:value-type="float" office:value="-0.0390511729" calcext:value-type="float">
            <text:p>-0.0390511729</text:p>
          </table:table-cell>
          <table:table-cell office:value-type="float" office:value="-0.0395016369" calcext:value-type="float">
            <text:p>-0.0395016369</text:p>
          </table:table-cell>
          <table:table-cell office:value-type="float" office:value="-0.029046386" calcext:value-type="float">
            <text:p>-0.029046386</text:p>
          </table:table-cell>
          <table:table-cell office:value-type="float" office:value="-0.0193681486" calcext:value-type="float">
            <text:p>-0.0193681486</text:p>
          </table:table-cell>
          <table:table-cell office:value-type="float" office:value="-0.0697360473" calcext:value-type="float">
            <text:p>-0.0697360473</text:p>
          </table:table-cell>
          <table:table-cell office:value-type="float" office:value="-0.0629751414" calcext:value-type="float">
            <text:p>-0.0629751414</text:p>
          </table:table-cell>
          <table:table-cell office:value-type="float" office:value="-0.0417721241" calcext:value-type="float">
            <text:p>-0.0417721241</text:p>
          </table:table-cell>
          <table:table-cell office:value-type="string" calcext:value-type="string">
            <text:p>nan</text:p>
          </table:table-cell>
          <table:table-cell office:value-type="float" office:value="0.0475022887" calcext:value-type="float">
            <text:p>0.0475022887</text:p>
          </table:table-cell>
          <table:table-cell office:value-type="float" office:value="-0.8887019764" calcext:value-type="float">
            <text:p>-0.8887019764</text:p>
          </table:table-cell>
          <table:table-cell office:value-type="float" office:value="-0.073229697" calcext:value-type="float">
            <text:p>-0.073229697</text:p>
          </table:table-cell>
          <table:table-cell office:value-type="float" office:value="-0.0325191804" calcext:value-type="float">
            <text:p>-0.0325191804</text:p>
          </table:table-cell>
          <table:table-cell office:value-type="float" office:value="-0.0218570237" calcext:value-type="float">
            <text:p>-0.0218570237</text:p>
          </table:table-cell>
          <table:table-cell office:value-type="float" office:value="0.9970661487" calcext:value-type="float">
            <text:p>0.9970661487</text:p>
          </table:table-cell>
          <table:table-cell office:value-type="float" office:value="0.9800448278" calcext:value-type="float">
            <text:p>0.9800448278</text:p>
          </table:table-cell>
          <table:table-cell office:value-type="float" office:value="0.9058987586" calcext:value-type="float">
            <text:p>0.9058987586</text:p>
          </table:table-cell>
          <table:table-cell office:value-type="float" office:value="0.0298235213" calcext:value-type="float">
            <text:p>0.0298235213</text:p>
          </table:table-cell>
          <table:table-cell office:value-type="float" office:value="0.0244872081" calcext:value-type="float">
            <text:p>0.0244872081</text:p>
          </table:table-cell>
          <table:table-cell office:value-type="float" office:value="0.0164300211" calcext:value-type="float">
            <text:p>0.0164300211</text:p>
          </table:table-cell>
          <table:table-cell office:value-type="float" office:value="0.0731773441" calcext:value-type="float">
            <text:p>0.0731773441</text:p>
          </table:table-cell>
          <table:table-cell office:value-type="float" office:value="0.0833084345" calcext:value-type="float">
            <text:p>0.0833084345</text:p>
          </table:table-cell>
          <table:table-cell office:value-type="float" office:value="0.0556680459" calcext:value-type="float">
            <text:p>0.0556680459</text:p>
          </table:table-cell>
          <table:table-cell office:value-type="string" calcext:value-type="string">
            <text:p>nan</text:p>
          </table:table-cell>
          <table:table-cell office:value-type="float" office:value="0.0107568831" calcext:value-type="float">
            <text:p>0.0107568831</text:p>
          </table:table-cell>
          <table:table-cell office:value-type="float" office:value="0.0067148859" calcext:value-type="float">
            <text:p>0.0067148859</text:p>
          </table:table-cell>
          <table:table-cell office:value-type="string" calcext:value-type="string">
            <text:p>nan</text:p>
          </table:table-cell>
          <table:table-cell office:value-type="float" office:value="0.0107568831" calcext:value-type="float">
            <text:p>0.0107568831</text:p>
          </table:table-cell>
          <table:table-cell office:value-type="float" office:value="0.0067148859" calcext:value-type="float">
            <text:p>0.0067148859</text:p>
          </table:table-cell>
          <table:table-cell office:value-type="string" calcext:value-type="string">
            <text:p>nan</text:p>
          </table:table-cell>
          <table:table-cell office:value-type="float" office:value="-0.0244779207" calcext:value-type="float">
            <text:p>-0.0244779207</text:p>
          </table:table-cell>
          <table:table-cell office:value-type="float" office:value="-0.0169918254" calcext:value-type="float">
            <text:p>-0.0169918254</text:p>
          </table:table-cell>
          <table:table-cell office:value-type="float" office:value="-0.0214101318" calcext:value-type="float">
            <text:p>-0.0214101318</text:p>
          </table:table-cell>
          <table:table-cell office:value-type="float" office:value="0.0158998302" calcext:value-type="float">
            <text:p>0.0158998302</text:p>
          </table:table-cell>
          <table:table-cell office:value-type="float" office:value="0.0102611697" calcext:value-type="float">
            <text:p>0.0102611697</text:p>
          </table:table-cell>
          <table:table-cell office:value-type="float" office:value="-0.0523116884" calcext:value-type="float">
            <text:p>-0.0523116884</text:p>
          </table:table-cell>
          <table:table-cell office:value-type="float" office:value="-0.0214978053" calcext:value-type="float">
            <text:p>-0.0214978053</text:p>
          </table:table-cell>
          <table:table-cell office:value-type="float" office:value="-0.0147865983" calcext:value-type="float">
            <text:p>-0.0147865983</text:p>
          </table:table-cell>
          <table:table-cell office:value-type="float" office:value="0.014058243" calcext:value-type="float">
            <text:p>0.014058243</text:p>
          </table:table-cell>
          <table:table-cell office:value-type="float" office:value="-0.8470459885" calcext:value-type="float">
            <text:p>-0.8470459885</text:p>
          </table:table-cell>
        </table:table-row>
        <table:table-row table:style-name="ro1">
          <table:table-cell office:value-type="string" calcext:value-type="string">
            <text:p>Daubentonia_madagascariensis</text:p>
          </table:table-cell>
          <table:table-cell office:value-type="string" calcext:value-type="string">
            <text:p>Daubentonia madagascariensis</text:p>
          </table:table-cell>
          <table:table-cell office:value-type="float" office:value="9082" calcext:value-type="float">
            <text:p>9082</text:p>
          </table:table-cell>
          <table:table-cell office:value-type="float" office:value="422.343646774" calcext:value-type="float">
            <text:p>422.343646774</text:p>
          </table:table-cell>
          <table:table-cell office:value-type="float" office:value="316.110676082" calcext:value-type="float">
            <text:p>316.110676082</text:p>
          </table:table-cell>
          <table:table-cell office:value-type="float" office:value="0.4734970036" calcext:value-type="float">
            <text:p>0.4734970036</text:p>
          </table:table-cell>
          <table:table-cell office:value-type="float" office:value="0.0640837533" calcext:value-type="float">
            <text:p>0.0640837533</text:p>
          </table:table-cell>
          <table:table-cell office:value-type="float" office:value="0.4966305224" calcext:value-type="float">
            <text:p>0.4966305224</text:p>
          </table:table-cell>
          <table:table-cell office:value-type="float" office:value="0.1379975478" calcext:value-type="float">
            <text:p>0.1379975478</text:p>
          </table:table-cell>
          <table:table-cell office:value-type="float" office:value="0.4244844032" calcext:value-type="float">
            <text:p>0.4244844032</text:p>
          </table:table-cell>
          <table:table-cell office:value-type="float" office:value="0.0925582937" calcext:value-type="float">
            <text:p>0.0925582937</text:p>
          </table:table-cell>
          <table:table-cell office:value-type="float" office:value="-0.0009396575" calcext:value-type="float">
            <text:p>-0.0009396575</text:p>
          </table:table-cell>
          <table:table-cell office:value-type="float" office:value="-0.1690237785" calcext:value-type="float">
            <text:p>-0.1690237785</text:p>
          </table:table-cell>
          <table:table-cell office:value-type="float" office:value="-0.1295678214" calcext:value-type="float">
            <text:p>-0.1295678214</text:p>
          </table:table-cell>
          <table:table-cell office:value-type="float" office:value="0.016756263" calcext:value-type="float">
            <text:p>0.016756263</text:p>
          </table:table-cell>
          <table:table-cell office:value-type="float" office:value="0.1378795734" calcext:value-type="float">
            <text:p>0.1378795734</text:p>
          </table:table-cell>
          <table:table-cell office:value-type="float" office:value="0.0920758212" calcext:value-type="float">
            <text:p>0.0920758212</text:p>
          </table:table-cell>
          <table:table-cell office:value-type="float" office:value="0.0370687763" calcext:value-type="float">
            <text:p>0.0370687763</text:p>
          </table:table-cell>
          <table:table-cell office:value-type="float" office:value="0.1293386041" calcext:value-type="float">
            <text:p>0.1293386041</text:p>
          </table:table-cell>
          <table:table-cell office:value-type="float" office:value="0.0855903005" calcext:value-type="float">
            <text:p>0.0855903005</text:p>
          </table:table-cell>
          <table:table-cell office:value-type="float" office:value="0.0370687763" calcext:value-type="float">
            <text:p>0.0370687763</text:p>
          </table:table-cell>
          <table:table-cell office:value-type="float" office:value="0.1293386041" calcext:value-type="float">
            <text:p>0.1293386041</text:p>
          </table:table-cell>
          <table:table-cell office:value-type="float" office:value="0.0855903005" calcext:value-type="float">
            <text:p>0.0855903005</text:p>
          </table:table-cell>
          <table:table-cell office:value-type="float" office:value="0.046281479" calcext:value-type="float">
            <text:p>0.046281479</text:p>
          </table:table-cell>
          <table:table-cell office:value-type="float" office:value="0.1771881303" calcext:value-type="float">
            <text:p>0.1771881303</text:p>
          </table:table-cell>
          <table:table-cell office:value-type="float" office:value="0.1171795843" calcext:value-type="float">
            <text:p>0.1171795843</text:p>
          </table:table-cell>
          <table:table-cell office:value-type="float" office:value="0.036913443" calcext:value-type="float">
            <text:p>0.036913443</text:p>
          </table:table-cell>
          <table:table-cell office:value-type="float" office:value="0.141586011" calcext:value-type="float">
            <text:p>0.141586011</text:p>
          </table:table-cell>
          <table:table-cell office:value-type="float" office:value="0.0935197324" calcext:value-type="float">
            <text:p>0.0935197324</text:p>
          </table:table-cell>
          <table:table-cell office:value-type="float" office:value="0.0441622836" calcext:value-type="float">
            <text:p>0.0441622836</text:p>
          </table:table-cell>
          <table:table-cell office:value-type="float" office:value="0.1574352703" calcext:value-type="float">
            <text:p>0.1574352703</text:p>
          </table:table-cell>
          <table:table-cell office:value-type="float" office:value="0.1037648755" calcext:value-type="float">
            <text:p>0.1037648755</text:p>
          </table:table-cell>
          <table:table-cell office:value-type="string" calcext:value-type="string">
            <text:p>nan</text:p>
          </table:table-cell>
          <table:table-cell office:value-type="float" office:value="-0.1742969393" calcext:value-type="float">
            <text:p>-0.1742969393</text:p>
          </table:table-cell>
          <table:table-cell office:value-type="float" office:value="-0.9912906375" calcext:value-type="float">
            <text:p>-0.9912906375</text:p>
          </table:table-cell>
          <table:table-cell office:value-type="float" office:value="0.0755177364" calcext:value-type="float">
            <text:p>0.0755177364</text:p>
          </table:table-cell>
          <table:table-cell office:value-type="float" office:value="0.2367778781" calcext:value-type="float">
            <text:p>0.2367778781</text:p>
          </table:table-cell>
          <table:table-cell office:value-type="float" office:value="0.1577544695" calcext:value-type="float">
            <text:p>0.1577544695</text:p>
          </table:table-cell>
          <table:table-cell office:value-type="float" office:value="0.9996893458" calcext:value-type="float">
            <text:p>0.9996893458</text:p>
          </table:table-cell>
          <table:table-cell office:value-type="float" office:value="0.643197274" calcext:value-type="float">
            <text:p>0.643197274</text:p>
          </table:table-cell>
          <table:table-cell office:value-type="float" office:value="0.4890533181" calcext:value-type="float">
            <text:p>0.4890533181</text:p>
          </table:table-cell>
          <table:table-cell office:value-type="float" office:value="0.0050536195" calcext:value-type="float">
            <text:p>0.0050536195</text:p>
          </table:table-cell>
          <table:table-cell office:value-type="float" office:value="0.1524270491" calcext:value-type="float">
            <text:p>0.1524270491</text:p>
          </table:table-cell>
          <table:table-cell office:value-type="float" office:value="0.1027491875" calcext:value-type="float">
            <text:p>0.1027491875</text:p>
          </table:table-cell>
          <table:table-cell office:value-type="float" office:value="0.0186501358" calcext:value-type="float">
            <text:p>0.0186501358</text:p>
          </table:table-cell>
          <table:table-cell office:value-type="float" office:value="0.2514257787" calcext:value-type="float">
            <text:p>0.2514257787</text:p>
          </table:table-cell>
          <table:table-cell office:value-type="float" office:value="0.1699007586" calcext:value-type="float">
            <text:p>0.1699007586</text:p>
          </table:table-cell>
          <table:table-cell office:value-type="float" office:value="0.0403873692" calcext:value-type="float">
            <text:p>0.0403873692</text:p>
          </table:table-cell>
          <table:table-cell office:value-type="float" office:value="0.2961623179" calcext:value-type="float">
            <text:p>0.2961623179</text:p>
          </table:table-cell>
          <table:table-cell office:value-type="float" office:value="0.202269029" calcext:value-type="float">
            <text:p>0.202269029</text:p>
          </table:table-cell>
          <table:table-cell office:value-type="float" office:value="0.0403873692" calcext:value-type="float">
            <text:p>0.0403873692</text:p>
          </table:table-cell>
          <table:table-cell office:value-type="float" office:value="0.2961623179" calcext:value-type="float">
            <text:p>0.2961623179</text:p>
          </table:table-cell>
          <table:table-cell office:value-type="float" office:value="0.202269029" calcext:value-type="float">
            <text:p>0.202269029</text:p>
          </table:table-cell>
          <table:table-cell office:value-type="float" office:value="0.0501749006" calcext:value-type="float">
            <text:p>0.0501749006</text:p>
          </table:table-cell>
          <table:table-cell office:value-type="float" office:value="0.3674068607" calcext:value-type="float">
            <text:p>0.3674068607</text:p>
          </table:table-cell>
          <table:table-cell office:value-type="float" office:value="0.2495130448" calcext:value-type="float">
            <text:p>0.2495130448</text:p>
          </table:table-cell>
          <table:table-cell office:value-type="float" office:value="0.0407946165" calcext:value-type="float">
            <text:p>0.0407946165</text:p>
          </table:table-cell>
          <table:table-cell office:value-type="float" office:value="0.3385225154" calcext:value-type="float">
            <text:p>0.3385225154</text:p>
          </table:table-cell>
          <table:table-cell office:value-type="float" office:value="0.2317955073" calcext:value-type="float">
            <text:p>0.2317955073</text:p>
          </table:table-cell>
          <table:table-cell office:value-type="float" office:value="0.0484032332" calcext:value-type="float">
            <text:p>0.0484032332</text:p>
          </table:table-cell>
          <table:table-cell office:value-type="float" office:value="0.356755886" calcext:value-type="float">
            <text:p>0.356755886</text:p>
          </table:table-cell>
          <table:table-cell office:value-type="float" office:value="0.2429252537" calcext:value-type="float">
            <text:p>0.2429252537</text:p>
          </table:table-cell>
          <table:table-cell office:value-type="float" office:value="-0.3539760008" calcext:value-type="float">
            <text:p>-0.3539760008</text:p>
          </table:table-cell>
          <table:table-cell office:value-type="float" office:value="-0.8970356325" calcext:value-type="float">
            <text:p>-0.8970356325</text:p>
          </table:table-cell>
        </table:table-row>
        <table:table-row table:style-name="ro1">
          <table:table-cell office:value-type="string" calcext:value-type="string">
            <text:p>Echinocardium_cordatum_B2</text:p>
          </table:table-cell>
          <table:table-cell office:value-type="string" calcext:value-type="string">
            <text:p>Echinocardium cordatum</text:p>
          </table:table-cell>
          <table:table-cell office:value-type="float" office:value="23422" calcext:value-type="float">
            <text:p>23422</text:p>
          </table:table-cell>
          <table:table-cell office:value-type="float" office:value="554.357569806" calcext:value-type="float">
            <text:p>554.357569806</text:p>
          </table:table-cell>
          <table:table-cell office:value-type="float" office:value="403.888757191" calcext:value-type="float">
            <text:p>403.888757191</text:p>
          </table:table-cell>
          <table:table-cell office:value-type="float" office:value="0.515904574" calcext:value-type="float">
            <text:p>0.515904574</text:p>
          </table:table-cell>
          <table:table-cell office:value-type="float" office:value="0.0539172424" calcext:value-type="float">
            <text:p>0.0539172424</text:p>
          </table:table-cell>
          <table:table-cell office:value-type="float" office:value="0.5958071467" calcext:value-type="float">
            <text:p>0.5958071467</text:p>
          </table:table-cell>
          <table:table-cell office:value-type="float" office:value="0.1248201523" calcext:value-type="float">
            <text:p>0.1248201523</text:p>
          </table:table-cell>
          <table:table-cell office:value-type="float" office:value="0.3915791284" calcext:value-type="float">
            <text:p>0.3915791284</text:p>
          </table:table-cell>
          <table:table-cell office:value-type="float" office:value="0.08480081" calcext:value-type="float">
            <text:p>0.08480081</text:p>
          </table:table-cell>
          <table:table-cell office:value-type="float" office:value="-0.00704999" calcext:value-type="float">
            <text:p>-0.00704999</text:p>
          </table:table-cell>
          <table:table-cell office:value-type="float" office:value="-0.0285612671" calcext:value-type="float">
            <text:p>-0.0285612671</text:p>
          </table:table-cell>
          <table:table-cell office:value-type="float" office:value="-0.0198897233" calcext:value-type="float">
            <text:p>-0.0198897233</text:p>
          </table:table-cell>
          <table:table-cell office:value-type="float" office:value="0.145041191" calcext:value-type="float">
            <text:p>0.145041191</text:p>
          </table:table-cell>
          <table:table-cell office:value-type="float" office:value="0.134046126" calcext:value-type="float">
            <text:p>0.134046126</text:p>
          </table:table-cell>
          <table:table-cell office:value-type="float" office:value="0.0895319392" calcext:value-type="float">
            <text:p>0.0895319392</text:p>
          </table:table-cell>
          <table:table-cell office:value-type="string" calcext:value-type="string">
            <text:p>nan</text:p>
          </table:table-cell>
          <table:table-cell office:value-type="float" office:value="-0.1133813254" calcext:value-type="float">
            <text:p>-0.1133813254</text:p>
          </table:table-cell>
          <table:table-cell office:value-type="float" office:value="-0.0681159117" calcext:value-type="float">
            <text:p>-0.0681159117</text:p>
          </table:table-cell>
          <table:table-cell office:value-type="string" calcext:value-type="string">
            <text:p>nan</text:p>
          </table:table-cell>
          <table:table-cell office:value-type="float" office:value="-0.1133813254" calcext:value-type="float">
            <text:p>-0.1133813254</text:p>
          </table:table-cell>
          <table:table-cell office:value-type="float" office:value="-0.0681159117" calcext:value-type="float">
            <text:p>-0.0681159117</text:p>
          </table:table-cell>
          <table:table-cell office:value-type="string" calcext:value-type="string">
            <text:p>nan</text:p>
          </table:table-cell>
          <table:table-cell office:value-type="float" office:value="-0.082396771" calcext:value-type="float">
            <text:p>-0.082396771</text:p>
          </table:table-cell>
          <table:table-cell office:value-type="float" office:value="-0.045683787" calcext:value-type="float">
            <text:p>-0.045683787</text:p>
          </table:table-cell>
          <table:table-cell office:value-type="float" office:value="-0.0639089602" calcext:value-type="float">
            <text:p>-0.0639089602</text:p>
          </table:table-cell>
          <table:table-cell office:value-type="float" office:value="-0.081711664" calcext:value-type="float">
            <text:p>-0.081711664</text:p>
          </table:table-cell>
          <table:table-cell office:value-type="float" office:value="-0.0543060004" calcext:value-type="float">
            <text:p>-0.0543060004</text:p>
          </table:table-cell>
          <table:table-cell office:value-type="float" office:value="-0.0516526328" calcext:value-type="float">
            <text:p>-0.0516526328</text:p>
          </table:table-cell>
          <table:table-cell office:value-type="float" office:value="-0.0716245708" calcext:value-type="float">
            <text:p>-0.0716245708</text:p>
          </table:table-cell>
          <table:table-cell office:value-type="float" office:value="-0.0474973351" calcext:value-type="float">
            <text:p>-0.0474973351</text:p>
          </table:table-cell>
          <table:table-cell office:value-type="string" calcext:value-type="string">
            <text:p>nan</text:p>
          </table:table-cell>
          <table:table-cell office:value-type="float" office:value="0.0328738267" calcext:value-type="float">
            <text:p>0.0328738267</text:p>
          </table:table-cell>
          <table:table-cell office:value-type="float" office:value="-0.9573767055" calcext:value-type="float">
            <text:p>-0.9573767055</text:p>
          </table:table-cell>
          <table:table-cell office:value-type="float" office:value="-0.0416595825" calcext:value-type="float">
            <text:p>-0.0416595825</text:p>
          </table:table-cell>
          <table:table-cell office:value-type="float" office:value="-0.0526483578" calcext:value-type="float">
            <text:p>-0.0526483578</text:p>
          </table:table-cell>
          <table:table-cell office:value-type="float" office:value="-0.0347796613" calcext:value-type="float">
            <text:p>-0.0347796613</text:p>
          </table:table-cell>
          <table:table-cell office:value-type="float" office:value="0.9995920626" calcext:value-type="float">
            <text:p>0.9995920626</text:p>
          </table:table-cell>
          <table:table-cell office:value-type="float" office:value="0.9923278038" calcext:value-type="float">
            <text:p>0.9923278038</text:p>
          </table:table-cell>
          <table:table-cell office:value-type="float" office:value="0.9415037075" calcext:value-type="float">
            <text:p>0.9415037075</text:p>
          </table:table-cell>
          <table:table-cell office:value-type="float" office:value="0.0079830667" calcext:value-type="float">
            <text:p>0.0079830667</text:p>
          </table:table-cell>
          <table:table-cell office:value-type="float" office:value="0.0375068196" calcext:value-type="float">
            <text:p>0.0375068196</text:p>
          </table:table-cell>
          <table:table-cell office:value-type="float" office:value="0.0250525841" calcext:value-type="float">
            <text:p>0.0250525841</text:p>
          </table:table-cell>
          <table:table-cell office:value-type="float" office:value="0.1471294683" calcext:value-type="float">
            <text:p>0.1471294683</text:p>
          </table:table-cell>
          <table:table-cell office:value-type="float" office:value="0.1448107161" calcext:value-type="float">
            <text:p>0.1448107161</text:p>
          </table:table-cell>
          <table:table-cell office:value-type="float" office:value="0.097585682" calcext:value-type="float">
            <text:p>0.097585682</text:p>
          </table:table-cell>
          <table:table-cell office:value-type="string" calcext:value-type="string">
            <text:p>nan</text:p>
          </table:table-cell>
          <table:table-cell office:value-type="float" office:value="-0.103034133" calcext:value-type="float">
            <text:p>-0.103034133</text:p>
          </table:table-cell>
          <table:table-cell office:value-type="float" office:value="-0.2853684586" calcext:value-type="float">
            <text:p>-0.2853684586</text:p>
          </table:table-cell>
          <table:table-cell office:value-type="string" calcext:value-type="string">
            <text:p>nan</text:p>
          </table:table-cell>
          <table:table-cell office:value-type="float" office:value="-0.103034133" calcext:value-type="float">
            <text:p>-0.103034133</text:p>
          </table:table-cell>
          <table:table-cell office:value-type="float" office:value="-0.2853684586" calcext:value-type="float">
            <text:p>-0.2853684586</text:p>
          </table:table-cell>
          <table:table-cell office:value-type="string" calcext:value-type="string">
            <text:p>nan</text:p>
          </table:table-cell>
          <table:table-cell office:value-type="float" office:value="-0.067687785" calcext:value-type="float">
            <text:p>-0.067687785</text:p>
          </table:table-cell>
          <table:table-cell office:value-type="float" office:value="-0.2594550767" calcext:value-type="float">
            <text:p>-0.2594550767</text:p>
          </table:table-cell>
          <table:table-cell office:value-type="float" office:value="-0.0586073385" calcext:value-type="float">
            <text:p>-0.0586073385</text:p>
          </table:table-cell>
          <table:table-cell office:value-type="float" office:value="-0.0634817975" calcext:value-type="float">
            <text:p>-0.0634817975</text:p>
          </table:table-cell>
          <table:table-cell office:value-type="float" office:value="-0.0427394293" calcext:value-type="float">
            <text:p>-0.0427394293</text:p>
          </table:table-cell>
          <table:table-cell office:value-type="float" office:value="-0.0455720098" calcext:value-type="float">
            <text:p>-0.0455720098</text:p>
          </table:table-cell>
          <table:table-cell office:value-type="float" office:value="-0.0509178335" calcext:value-type="float">
            <text:p>-0.0509178335</text:p>
          </table:table-cell>
          <table:table-cell office:value-type="float" office:value="-0.0342092724" calcext:value-type="float">
            <text:p>-0.0342092724</text:p>
          </table:table-cell>
          <table:table-cell office:value-type="float" office:value="0.0176736263" calcext:value-type="float">
            <text:p>0.0176736263</text:p>
          </table:table-cell>
          <table:table-cell office:value-type="float" office:value="-0.8769639833" calcext:value-type="float">
            <text:p>-0.8769639833</text:p>
          </table:table-cell>
        </table:table-row>
        <table:table-row table:style-name="ro1">
          <table:table-cell office:value-type="string" calcext:value-type="string">
            <text:p>Echinocardium_mediterraneum</text:p>
          </table:table-cell>
          <table:table-cell office:value-type="string" calcext:value-type="string">
            <text:p>Echinocardium mediterraneum</text:p>
          </table:table-cell>
          <table:table-cell office:value-type="float" office:value="20843" calcext:value-type="float">
            <text:p>20843</text:p>
          </table:table-cell>
          <table:table-cell office:value-type="float" office:value="899.14997841" calcext:value-type="float">
            <text:p>899.14997841</text:p>
          </table:table-cell>
          <table:table-cell office:value-type="float" office:value="800.848347664" calcext:value-type="float">
            <text:p>800.848347664</text:p>
          </table:table-cell>
          <table:table-cell office:value-type="float" office:value="0.5029591273" calcext:value-type="float">
            <text:p>0.5029591273</text:p>
          </table:table-cell>
          <table:table-cell office:value-type="float" office:value="0.0475126416" calcext:value-type="float">
            <text:p>0.0475126416</text:p>
          </table:table-cell>
          <table:table-cell office:value-type="float" office:value="0.5667759447" calcext:value-type="float">
            <text:p>0.5667759447</text:p>
          </table:table-cell>
          <table:table-cell office:value-type="float" office:value="0.109913616" calcext:value-type="float">
            <text:p>0.109913616</text:p>
          </table:table-cell>
          <table:table-cell office:value-type="float" office:value="0.3841053904" calcext:value-type="float">
            <text:p>0.3841053904</text:p>
          </table:table-cell>
          <table:table-cell office:value-type="float" office:value="0.0705691485" calcext:value-type="float">
            <text:p>0.0705691485</text:p>
          </table:table-cell>
          <table:table-cell office:value-type="float" office:value="-0.0018769109" calcext:value-type="float">
            <text:p>-0.0018769109</text:p>
          </table:table-cell>
          <table:table-cell office:value-type="float" office:value="-0.023757525" calcext:value-type="float">
            <text:p>-0.023757525</text:p>
          </table:table-cell>
          <table:table-cell office:value-type="float" office:value="-0.0154432057" calcext:value-type="float">
            <text:p>-0.0154432057</text:p>
          </table:table-cell>
          <table:table-cell office:value-type="float" office:value="0.1647650246" calcext:value-type="float">
            <text:p>0.1647650246</text:p>
          </table:table-cell>
          <table:table-cell office:value-type="float" office:value="0.1481847571" calcext:value-type="float">
            <text:p>0.1481847571</text:p>
          </table:table-cell>
          <table:table-cell office:value-type="float" office:value="0.0994728966" calcext:value-type="float">
            <text:p>0.0994728966</text:p>
          </table:table-cell>
          <table:table-cell office:value-type="string" calcext:value-type="string">
            <text:p>nan</text:p>
          </table:table-cell>
          <table:table-cell office:value-type="float" office:value="-0.1318807993" calcext:value-type="float">
            <text:p>-0.1318807993</text:p>
          </table:table-cell>
          <table:table-cell office:value-type="float" office:value="-0.0873421943" calcext:value-type="float">
            <text:p>-0.0873421943</text:p>
          </table:table-cell>
          <table:table-cell office:value-type="string" calcext:value-type="string">
            <text:p>nan</text:p>
          </table:table-cell>
          <table:table-cell office:value-type="float" office:value="-0.1318807993" calcext:value-type="float">
            <text:p>-0.1318807993</text:p>
          </table:table-cell>
          <table:table-cell office:value-type="float" office:value="-0.0873421943" calcext:value-type="float">
            <text:p>-0.0873421943</text:p>
          </table:table-cell>
          <table:table-cell office:value-type="string" calcext:value-type="string">
            <text:p>nan</text:p>
          </table:table-cell>
          <table:table-cell office:value-type="float" office:value="-0.1227272475" calcext:value-type="float">
            <text:p>-0.1227272475</text:p>
          </table:table-cell>
          <table:table-cell office:value-type="float" office:value="-0.0807783413" calcext:value-type="float">
            <text:p>-0.0807783413</text:p>
          </table:table-cell>
          <table:table-cell office:value-type="float" office:value="-0.1315792761" calcext:value-type="float">
            <text:p>-0.1315792761</text:p>
          </table:table-cell>
          <table:table-cell office:value-type="float" office:value="-0.1017995519" calcext:value-type="float">
            <text:p>-0.1017995519</text:p>
          </table:table-cell>
          <table:table-cell office:value-type="float" office:value="-0.068294936" calcext:value-type="float">
            <text:p>-0.068294936</text:p>
          </table:table-cell>
          <table:table-cell office:value-type="float" office:value="-0.1342951016" calcext:value-type="float">
            <text:p>-0.1342951016</text:p>
          </table:table-cell>
          <table:table-cell office:value-type="float" office:value="-0.1095156755" calcext:value-type="float">
            <text:p>-0.1095156755</text:p>
          </table:table-cell>
          <table:table-cell office:value-type="float" office:value="-0.0732239135" calcext:value-type="float">
            <text:p>-0.0732239135</text:p>
          </table:table-cell>
          <table:table-cell office:value-type="string" calcext:value-type="string">
            <text:p>nan</text:p>
          </table:table-cell>
          <table:table-cell office:value-type="float" office:value="0.0753669535" calcext:value-type="float">
            <text:p>0.0753669535</text:p>
          </table:table-cell>
          <table:table-cell office:value-type="float" office:value="-0.6090655972" calcext:value-type="float">
            <text:p>-0.6090655972</text:p>
          </table:table-cell>
          <table:table-cell office:value-type="float" office:value="-0.1272882795" calcext:value-type="float">
            <text:p>-0.1272882795</text:p>
          </table:table-cell>
          <table:table-cell office:value-type="float" office:value="-0.1062062797" calcext:value-type="float">
            <text:p>-0.1062062797</text:p>
          </table:table-cell>
          <table:table-cell office:value-type="float" office:value="-0.0710686337" calcext:value-type="float">
            <text:p>-0.0710686337</text:p>
          </table:table-cell>
          <table:table-cell office:value-type="float" office:value="0.999395045" calcext:value-type="float">
            <text:p>0.999395045</text:p>
          </table:table-cell>
          <table:table-cell office:value-type="float" office:value="0.9933527694" calcext:value-type="float">
            <text:p>0.9933527694</text:p>
          </table:table-cell>
          <table:table-cell office:value-type="float" office:value="0.9500845731" calcext:value-type="float">
            <text:p>0.9500845731</text:p>
          </table:table-cell>
          <table:table-cell office:value-type="float" office:value="0.0107213689" calcext:value-type="float">
            <text:p>0.0107213689</text:p>
          </table:table-cell>
          <table:table-cell office:value-type="float" office:value="0.0158425167" calcext:value-type="float">
            <text:p>0.0158425167</text:p>
          </table:table-cell>
          <table:table-cell office:value-type="float" office:value="0.0106443875" calcext:value-type="float">
            <text:p>0.0106443875</text:p>
          </table:table-cell>
          <table:table-cell office:value-type="float" office:value="0.1624688367" calcext:value-type="float">
            <text:p>0.1624688367</text:p>
          </table:table-cell>
          <table:table-cell office:value-type="float" office:value="0.1442542337" calcext:value-type="float">
            <text:p>0.1442542337</text:p>
          </table:table-cell>
          <table:table-cell office:value-type="float" office:value="0.0974672319" calcext:value-type="float">
            <text:p>0.0974672319</text:p>
          </table:table-cell>
          <table:table-cell office:value-type="string" calcext:value-type="string">
            <text:p>nan</text:p>
          </table:table-cell>
          <table:table-cell office:value-type="float" office:value="-0.1496603513" calcext:value-type="float">
            <text:p>-0.1496603513</text:p>
          </table:table-cell>
          <table:table-cell office:value-type="float" office:value="-0.0760437113" calcext:value-type="float">
            <text:p>-0.0760437113</text:p>
          </table:table-cell>
          <table:table-cell office:value-type="string" calcext:value-type="string">
            <text:p>nan</text:p>
          </table:table-cell>
          <table:table-cell office:value-type="float" office:value="-0.1496603513" calcext:value-type="float">
            <text:p>-0.1496603513</text:p>
          </table:table-cell>
          <table:table-cell office:value-type="float" office:value="-0.0760437113" calcext:value-type="float">
            <text:p>-0.0760437113</text:p>
          </table:table-cell>
          <table:table-cell office:value-type="string" calcext:value-type="string">
            <text:p>nan</text:p>
          </table:table-cell>
          <table:table-cell office:value-type="float" office:value="-0.1419176448" calcext:value-type="float">
            <text:p>-0.1419176448</text:p>
          </table:table-cell>
          <table:table-cell office:value-type="float" office:value="-0.0693622985" calcext:value-type="float">
            <text:p>-0.0693622985</text:p>
          </table:table-cell>
          <table:table-cell office:value-type="float" office:value="-0.1366734593" calcext:value-type="float">
            <text:p>-0.1366734593</text:p>
          </table:table-cell>
          <table:table-cell office:value-type="float" office:value="-0.115334308" calcext:value-type="float">
            <text:p>-0.115334308</text:p>
          </table:table-cell>
          <table:table-cell office:value-type="float" office:value="-0.0775685452" calcext:value-type="float">
            <text:p>-0.0775685452</text:p>
          </table:table-cell>
          <table:table-cell office:value-type="float" office:value="-0.138933889" calcext:value-type="float">
            <text:p>-0.138933889</text:p>
          </table:table-cell>
          <table:table-cell office:value-type="float" office:value="-0.1216473723" calcext:value-type="float">
            <text:p>-0.1216473723</text:p>
          </table:table-cell>
          <table:table-cell office:value-type="float" office:value="-0.0815767259" calcext:value-type="float">
            <text:p>-0.0815767259</text:p>
          </table:table-cell>
          <table:table-cell office:value-type="float" office:value="0.0897435604" calcext:value-type="float">
            <text:p>0.0897435604</text:p>
          </table:table-cell>
          <table:table-cell office:value-type="float" office:value="-0.8482076977" calcext:value-type="float">
            <text:p>-0.8482076977</text:p>
          </table:table-cell>
        </table:table-row>
        <table:table-row table:style-name="ro1">
          <table:table-cell office:value-type="string" calcext:value-type="string">
            <text:p>Emiliania_huxleyi</text:p>
          </table:table-cell>
          <table:table-cell office:value-type="string" calcext:value-type="string">
            <text:p>Emiliania huxleyi</text:p>
          </table:table-cell>
          <table:table-cell office:value-type="float" office:value="16719" calcext:value-type="float">
            <text:p>16719</text:p>
          </table:table-cell>
          <table:table-cell office:value-type="float" office:value="626.838865961" calcext:value-type="float">
            <text:p>626.838865961</text:p>
          </table:table-cell>
          <table:table-cell office:value-type="float" office:value="384.221359048" calcext:value-type="float">
            <text:p>384.221359048</text:p>
          </table:table-cell>
          <table:table-cell office:value-type="float" office:value="0.6707797545" calcext:value-type="float">
            <text:p>0.6707797545</text:p>
          </table:table-cell>
          <table:table-cell office:value-type="float" office:value="0.0324589624" calcext:value-type="float">
            <text:p>0.0324589624</text:p>
          </table:table-cell>
          <table:table-cell office:value-type="float" office:value="0.8294756043" calcext:value-type="float">
            <text:p>0.8294756043</text:p>
          </table:table-cell>
          <table:table-cell office:value-type="float" office:value="0.0750803211" calcext:value-type="float">
            <text:p>0.0750803211</text:p>
          </table:table-cell>
          <table:table-cell office:value-type="float" office:value="0.6192491153" calcext:value-type="float">
            <text:p>0.6192491153</text:p>
          </table:table-cell>
          <table:table-cell office:value-type="float" office:value="0.0767033817" calcext:value-type="float">
            <text:p>0.0767033817</text:p>
          </table:table-cell>
          <table:table-cell office:value-type="float" office:value="-0.0254397213" calcext:value-type="float">
            <text:p>-0.0254397213</text:p>
          </table:table-cell>
          <table:table-cell office:value-type="float" office:value="0.1655319956" calcext:value-type="float">
            <text:p>0.1655319956</text:p>
          </table:table-cell>
          <table:table-cell office:value-type="float" office:value="0.1319482448" calcext:value-type="float">
            <text:p>0.1319482448</text:p>
          </table:table-cell>
          <table:table-cell office:value-type="float" office:value="0.0677536319" calcext:value-type="float">
            <text:p>0.0677536319</text:p>
          </table:table-cell>
          <table:table-cell office:value-type="float" office:value="-0.0005386222" calcext:value-type="float">
            <text:p>-0.0005386222</text:p>
          </table:table-cell>
          <table:table-cell office:value-type="float" office:value="-0.0009627061" calcext:value-type="float">
            <text:p>-0.0009627061</text:p>
          </table:table-cell>
          <table:table-cell office:value-type="string" calcext:value-type="string">
            <text:p>nan</text:p>
          </table:table-cell>
          <table:table-cell office:value-type="float" office:value="0.0149876418" calcext:value-type="float">
            <text:p>0.0149876418</text:p>
          </table:table-cell>
          <table:table-cell office:value-type="float" office:value="0.0107741804" calcext:value-type="float">
            <text:p>0.0107741804</text:p>
          </table:table-cell>
          <table:table-cell office:value-type="string" calcext:value-type="string">
            <text:p>nan</text:p>
          </table:table-cell>
          <table:table-cell office:value-type="float" office:value="0.0149876418" calcext:value-type="float">
            <text:p>0.0149876418</text:p>
          </table:table-cell>
          <table:table-cell office:value-type="float" office:value="0.0107741804" calcext:value-type="float">
            <text:p>0.0107741804</text:p>
          </table:table-cell>
          <table:table-cell office:value-type="string" calcext:value-type="string">
            <text:p>nan</text:p>
          </table:table-cell>
          <table:table-cell office:value-type="float" office:value="0.0284767148" calcext:value-type="float">
            <text:p>0.0284767148</text:p>
          </table:table-cell>
          <table:table-cell office:value-type="float" office:value="0.0204601416" calcext:value-type="float">
            <text:p>0.0204601416</text:p>
          </table:table-cell>
          <table:table-cell office:value-type="float" office:value="-0.0120752971" calcext:value-type="float">
            <text:p>-0.0120752971</text:p>
          </table:table-cell>
          <table:table-cell office:value-type="float" office:value="0.0617274445" calcext:value-type="float">
            <text:p>0.0617274445</text:p>
          </table:table-cell>
          <table:table-cell office:value-type="float" office:value="0.0417953167" calcext:value-type="float">
            <text:p>0.0417953167</text:p>
          </table:table-cell>
          <table:table-cell office:value-type="float" office:value="0.0524314409" calcext:value-type="float">
            <text:p>0.0524314409</text:p>
          </table:table-cell>
          <table:table-cell office:value-type="float" office:value="0.0713701041" calcext:value-type="float">
            <text:p>0.0713701041</text:p>
          </table:table-cell>
          <table:table-cell office:value-type="float" office:value="0.0487248027" calcext:value-type="float">
            <text:p>0.0487248027</text:p>
          </table:table-cell>
          <table:table-cell office:value-type="string" calcext:value-type="string">
            <text:p>nan</text:p>
          </table:table-cell>
          <table:table-cell office:value-type="float" office:value="-0.0761281183" calcext:value-type="float">
            <text:p>-0.0761281183</text:p>
          </table:table-cell>
          <table:table-cell office:value-type="float" office:value="-0.7429905171" calcext:value-type="float">
            <text:p>-0.7429905171</text:p>
          </table:table-cell>
          <table:table-cell office:value-type="float" office:value="0.0137304802" calcext:value-type="float">
            <text:p>0.0137304802</text:p>
          </table:table-cell>
          <table:table-cell office:value-type="float" office:value="0.0593526775" calcext:value-type="float">
            <text:p>0.0593526775</text:p>
          </table:table-cell>
          <table:table-cell office:value-type="float" office:value="0.0408713341" calcext:value-type="float">
            <text:p>0.0408713341</text:p>
          </table:table-cell>
          <table:table-cell office:value-type="float" office:value="0.9339521324" calcext:value-type="float">
            <text:p>0.9339521324</text:p>
          </table:table-cell>
          <table:table-cell office:value-type="float" office:value="0.8355964595" calcext:value-type="float">
            <text:p>0.8355964595</text:p>
          </table:table-cell>
          <table:table-cell office:value-type="float" office:value="0.6688184127" calcext:value-type="float">
            <text:p>0.6688184127</text:p>
          </table:table-cell>
          <table:table-cell office:value-type="float" office:value="-0.3643571121" calcext:value-type="float">
            <text:p>-0.3643571121</text:p>
          </table:table-cell>
          <table:table-cell office:value-type="float" office:value="-0.2948262654" calcext:value-type="float">
            <text:p>-0.2948262654</text:p>
          </table:table-cell>
          <table:table-cell office:value-type="float" office:value="-0.2024523581" calcext:value-type="float">
            <text:p>-0.2024523581</text:p>
          </table:table-cell>
          <table:table-cell office:value-type="float" office:value="0.160288845" calcext:value-type="float">
            <text:p>0.160288845</text:p>
          </table:table-cell>
          <table:table-cell office:value-type="float" office:value="0.1388104018" calcext:value-type="float">
            <text:p>0.1388104018</text:p>
          </table:table-cell>
          <table:table-cell office:value-type="float" office:value="0.0933489832" calcext:value-type="float">
            <text:p>0.0933489832</text:p>
          </table:table-cell>
          <table:table-cell office:value-type="string" calcext:value-type="string">
            <text:p>nan</text:p>
          </table:table-cell>
          <table:table-cell office:value-type="float" office:value="-0.0656854041" calcext:value-type="float">
            <text:p>-0.0656854041</text:p>
          </table:table-cell>
          <table:table-cell office:value-type="float" office:value="-0.0429348345" calcext:value-type="float">
            <text:p>-0.0429348345</text:p>
          </table:table-cell>
          <table:table-cell office:value-type="string" calcext:value-type="string">
            <text:p>nan</text:p>
          </table:table-cell>
          <table:table-cell office:value-type="float" office:value="-0.0656854041" calcext:value-type="float">
            <text:p>-0.0656854041</text:p>
          </table:table-cell>
          <table:table-cell office:value-type="float" office:value="-0.0429348345" calcext:value-type="float">
            <text:p>-0.0429348345</text:p>
          </table:table-cell>
          <table:table-cell office:value-type="string" calcext:value-type="string">
            <text:p>nan</text:p>
          </table:table-cell>
          <table:table-cell office:value-type="float" office:value="0.0849817523" calcext:value-type="float">
            <text:p>0.0849817523</text:p>
          </table:table-cell>
          <table:table-cell office:value-type="float" office:value="0.0599061874" calcext:value-type="float">
            <text:p>0.0599061874</text:p>
          </table:table-cell>
          <table:table-cell office:value-type="float" office:value="-0.099426496" calcext:value-type="float">
            <text:p>-0.099426496</text:p>
          </table:table-cell>
          <table:table-cell office:value-type="float" office:value="-0.0396517257" calcext:value-type="float">
            <text:p>-0.0396517257</text:p>
          </table:table-cell>
          <table:table-cell office:value-type="float" office:value="-0.0270710699" calcext:value-type="float">
            <text:p>-0.0270710699</text:p>
          </table:table-cell>
          <table:table-cell office:value-type="float" office:value="0.0270118755" calcext:value-type="float">
            <text:p>0.0270118755</text:p>
          </table:table-cell>
          <table:table-cell office:value-type="float" office:value="0.1003222005" calcext:value-type="float">
            <text:p>0.1003222005</text:p>
          </table:table-cell>
          <table:table-cell office:value-type="float" office:value="0.0673748063" calcext:value-type="float">
            <text:p>0.0673748063</text:p>
          </table:table-cell>
          <table:table-cell office:value-type="float" office:value="-0.1399857705" calcext:value-type="float">
            <text:p>-0.1399857705</text:p>
          </table:table-cell>
          <table:table-cell office:value-type="float" office:value="-0.8491226219" calcext:value-type="float">
            <text:p>-0.8491226219</text:p>
          </table:table-cell>
        </table:table-row>
        <table:table-row table:style-name="ro1">
          <table:table-cell office:value-type="string" calcext:value-type="string">
            <text:p>Emys_orbicularis</text:p>
          </table:table-cell>
          <table:table-cell office:value-type="string" calcext:value-type="string">
            <text:p>Emys orbicularis</text:p>
          </table:table-cell>
          <table:table-cell office:value-type="float" office:value="4522" calcext:value-type="float">
            <text:p>4522</text:p>
          </table:table-cell>
          <table:table-cell office:value-type="float" office:value="704.285050862" calcext:value-type="float">
            <text:p>704.285050862</text:p>
          </table:table-cell>
          <table:table-cell office:value-type="float" office:value="471.659762277" calcext:value-type="float">
            <text:p>471.659762277</text:p>
          </table:table-cell>
          <table:table-cell office:value-type="float" office:value="0.4896786293" calcext:value-type="float">
            <text:p>0.4896786293</text:p>
          </table:table-cell>
          <table:table-cell office:value-type="float" office:value="0.0675088773" calcext:value-type="float">
            <text:p>0.0675088773</text:p>
          </table:table-cell>
          <table:table-cell office:value-type="float" office:value="0.5206638508" calcext:value-type="float">
            <text:p>0.5206638508</text:p>
          </table:table-cell>
          <table:table-cell office:value-type="float" office:value="0.1362033764" calcext:value-type="float">
            <text:p>0.1362033764</text:p>
          </table:table-cell>
          <table:table-cell office:value-type="float" office:value="0.4239540457" calcext:value-type="float">
            <text:p>0.4239540457</text:p>
          </table:table-cell>
          <table:table-cell office:value-type="float" office:value="0.096072674" calcext:value-type="float">
            <text:p>0.096072674</text:p>
          </table:table-cell>
          <table:table-cell office:value-type="float" office:value="-0.0010588348" calcext:value-type="float">
            <text:p>-0.0010588348</text:p>
          </table:table-cell>
          <table:table-cell office:value-type="float" office:value="-0.1539866307" calcext:value-type="float">
            <text:p>-0.1539866307</text:p>
          </table:table-cell>
          <table:table-cell office:value-type="float" office:value="-0.108453292" calcext:value-type="float">
            <text:p>-0.108453292</text:p>
          </table:table-cell>
          <table:table-cell office:value-type="float" office:value="0.0602048711" calcext:value-type="float">
            <text:p>0.0602048711</text:p>
          </table:table-cell>
          <table:table-cell office:value-type="float" office:value="-0.0213287576" calcext:value-type="float">
            <text:p>-0.0213287576</text:p>
          </table:table-cell>
          <table:table-cell office:value-type="float" office:value="-0.0128287434" calcext:value-type="float">
            <text:p>-0.0128287434</text:p>
          </table:table-cell>
          <table:table-cell office:value-type="float" office:value="-0.0339211842" calcext:value-type="float">
            <text:p>-0.0339211842</text:p>
          </table:table-cell>
          <table:table-cell office:value-type="float" office:value="-0.0376277682" calcext:value-type="float">
            <text:p>-0.0376277682</text:p>
          </table:table-cell>
          <table:table-cell office:value-type="float" office:value="-0.0251641925" calcext:value-type="float">
            <text:p>-0.0251641925</text:p>
          </table:table-cell>
          <table:table-cell office:value-type="float" office:value="-0.0339211842" calcext:value-type="float">
            <text:p>-0.0339211842</text:p>
          </table:table-cell>
          <table:table-cell office:value-type="float" office:value="-0.0376277682" calcext:value-type="float">
            <text:p>-0.0376277682</text:p>
          </table:table-cell>
          <table:table-cell office:value-type="float" office:value="-0.0251641925" calcext:value-type="float">
            <text:p>-0.0251641925</text:p>
          </table:table-cell>
          <table:table-cell office:value-type="float" office:value="-0.0650283642" calcext:value-type="float">
            <text:p>-0.0650283642</text:p>
          </table:table-cell>
          <table:table-cell office:value-type="float" office:value="-0.0854033354" calcext:value-type="float">
            <text:p>-0.0854033354</text:p>
          </table:table-cell>
          <table:table-cell office:value-type="float" office:value="-0.056472957" calcext:value-type="float">
            <text:p>-0.056472957</text:p>
          </table:table-cell>
          <table:table-cell office:value-type="float" office:value="-0.0216656976" calcext:value-type="float">
            <text:p>-0.0216656976</text:p>
          </table:table-cell>
          <table:table-cell office:value-type="float" office:value="-0.0391757998" calcext:value-type="float">
            <text:p>-0.0391757998</text:p>
          </table:table-cell>
          <table:table-cell office:value-type="float" office:value="-0.0260357763" calcext:value-type="float">
            <text:p>-0.0260357763</text:p>
          </table:table-cell>
          <table:table-cell office:value-type="float" office:value="-0.0345894556" calcext:value-type="float">
            <text:p>-0.0345894556</text:p>
          </table:table-cell>
          <table:table-cell office:value-type="float" office:value="-0.0726074644" calcext:value-type="float">
            <text:p>-0.0726074644</text:p>
          </table:table-cell>
          <table:table-cell office:value-type="float" office:value="-0.0479860626" calcext:value-type="float">
            <text:p>-0.0479860626</text:p>
          </table:table-cell>
          <table:table-cell office:value-type="string" calcext:value-type="string">
            <text:p>nan</text:p>
          </table:table-cell>
          <table:table-cell office:value-type="float" office:value="0.0486062317" calcext:value-type="float">
            <text:p>0.0486062317</text:p>
          </table:table-cell>
          <table:table-cell office:value-type="float" office:value="-0.5429743632" calcext:value-type="float">
            <text:p>-0.5429743632</text:p>
          </table:table-cell>
          <table:table-cell office:value-type="float" office:value="-0.0942468532" calcext:value-type="float">
            <text:p>-0.0942468532</text:p>
          </table:table-cell>
          <table:table-cell office:value-type="float" office:value="-0.1076502488" calcext:value-type="float">
            <text:p>-0.1076502488</text:p>
          </table:table-cell>
          <table:table-cell office:value-type="float" office:value="-0.0708409472" calcext:value-type="float">
            <text:p>-0.0708409472</text:p>
          </table:table-cell>
          <table:table-cell office:value-type="float" office:value="0.9963451454" calcext:value-type="float">
            <text:p>0.9963451454</text:p>
          </table:table-cell>
          <table:table-cell office:value-type="float" office:value="0.9360507982" calcext:value-type="float">
            <text:p>0.9360507982</text:p>
          </table:table-cell>
          <table:table-cell office:value-type="float" office:value="0.8152242795" calcext:value-type="float">
            <text:p>0.8152242795</text:p>
          </table:table-cell>
          <table:table-cell office:value-type="float" office:value="0.0486976698" calcext:value-type="float">
            <text:p>0.0486976698</text:p>
          </table:table-cell>
          <table:table-cell office:value-type="float" office:value="0.0646459876" calcext:value-type="float">
            <text:p>0.0646459876</text:p>
          </table:table-cell>
          <table:table-cell office:value-type="float" office:value="0.0434358486" calcext:value-type="float">
            <text:p>0.0434358486</text:p>
          </table:table-cell>
          <table:table-cell office:value-type="float" office:value="0.0859314548" calcext:value-type="float">
            <text:p>0.0859314548</text:p>
          </table:table-cell>
          <table:table-cell office:value-type="float" office:value="0.0727385679" calcext:value-type="float">
            <text:p>0.0727385679</text:p>
          </table:table-cell>
          <table:table-cell office:value-type="float" office:value="0.048831436" calcext:value-type="float">
            <text:p>0.048831436</text:p>
          </table:table-cell>
          <table:table-cell office:value-type="float" office:value="-0.027363972" calcext:value-type="float">
            <text:p>-0.027363972</text:p>
          </table:table-cell>
          <table:table-cell office:value-type="float" office:value="-0.0185149542" calcext:value-type="float">
            <text:p>-0.0185149542</text:p>
          </table:table-cell>
          <table:table-cell office:value-type="float" office:value="-0.012410852" calcext:value-type="float">
            <text:p>-0.012410852</text:p>
          </table:table-cell>
          <table:table-cell office:value-type="float" office:value="-0.027363972" calcext:value-type="float">
            <text:p>-0.027363972</text:p>
          </table:table-cell>
          <table:table-cell office:value-type="float" office:value="-0.0185149542" calcext:value-type="float">
            <text:p>-0.0185149542</text:p>
          </table:table-cell>
          <table:table-cell office:value-type="float" office:value="-0.012410852" calcext:value-type="float">
            <text:p>-0.012410852</text:p>
          </table:table-cell>
          <table:table-cell office:value-type="float" office:value="-0.0512123018" calcext:value-type="float">
            <text:p>-0.0512123018</text:p>
          </table:table-cell>
          <table:table-cell office:value-type="float" office:value="-0.0449621803" calcext:value-type="float">
            <text:p>-0.0449621803</text:p>
          </table:table-cell>
          <table:table-cell office:value-type="float" office:value="-0.0303826408" calcext:value-type="float">
            <text:p>-0.0303826408</text:p>
          </table:table-cell>
          <table:table-cell office:value-type="float" office:value="-0.006663987" calcext:value-type="float">
            <text:p>-0.006663987</text:p>
          </table:table-cell>
          <table:table-cell office:value-type="float" office:value="0.0038933769" calcext:value-type="float">
            <text:p>0.0038933769</text:p>
          </table:table-cell>
          <table:table-cell office:value-type="float" office:value="0.0027257432" calcext:value-type="float">
            <text:p>0.0027257432</text:p>
          </table:table-cell>
          <table:table-cell office:value-type="float" office:value="-0.0134208553" calcext:value-type="float">
            <text:p>-0.0134208553</text:p>
          </table:table-cell>
          <table:table-cell office:value-type="float" office:value="-0.0126083322" calcext:value-type="float">
            <text:p>-0.0126083322</text:p>
          </table:table-cell>
          <table:table-cell office:value-type="float" office:value="-0.0085384329" calcext:value-type="float">
            <text:p>-0.0085384329</text:p>
          </table:table-cell>
          <table:table-cell office:value-type="float" office:value="-0.0013317116" calcext:value-type="float">
            <text:p>-0.0013317116</text:p>
          </table:table-cell>
          <table:table-cell office:value-type="float" office:value="-0.6530799971" calcext:value-type="float">
            <text:p>-0.6530799971</text:p>
          </table:table-cell>
        </table:table-row>
        <table:table-row table:style-name="ro1">
          <table:table-cell office:value-type="string" calcext:value-type="string">
            <text:p>Eudyptes_filholi</text:p>
          </table:table-cell>
          <table:table-cell office:value-type="string" calcext:value-type="string">
            <text:p>Eudyptes filholi</text:p>
          </table:table-cell>
          <table:table-cell office:value-type="float" office:value="6931" calcext:value-type="float">
            <text:p>6931</text:p>
          </table:table-cell>
          <table:table-cell office:value-type="float" office:value="936.823979224" calcext:value-type="float">
            <text:p>936.823979224</text:p>
          </table:table-cell>
          <table:table-cell office:value-type="float" office:value="1086.16641207" calcext:value-type="float">
            <text:p>1086.16641207</text:p>
          </table:table-cell>
          <table:table-cell office:value-type="float" office:value="0.4836485405" calcext:value-type="float">
            <text:p>0.4836485405</text:p>
          </table:table-cell>
          <table:table-cell office:value-type="float" office:value="0.0735532948" calcext:value-type="float">
            <text:p>0.0735532948</text:p>
          </table:table-cell>
          <table:table-cell office:value-type="float" office:value="0.5128784864" calcext:value-type="float">
            <text:p>0.5128784864</text:p>
          </table:table-cell>
          <table:table-cell office:value-type="float" office:value="0.1534468792" calcext:value-type="float">
            <text:p>0.1534468792</text:p>
          </table:table-cell>
          <table:table-cell office:value-type="float" office:value="0.4115826614" calcext:value-type="float">
            <text:p>0.4115826614</text:p>
          </table:table-cell>
          <table:table-cell office:value-type="float" office:value="0.089988603" calcext:value-type="float">
            <text:p>0.089988603</text:p>
          </table:table-cell>
          <table:table-cell office:value-type="float" office:value="-0.0117951468" calcext:value-type="float">
            <text:p>-0.0117951468</text:p>
          </table:table-cell>
          <table:table-cell office:value-type="float" office:value="-0.1839373476" calcext:value-type="float">
            <text:p>-0.1839373476</text:p>
          </table:table-cell>
          <table:table-cell office:value-type="float" office:value="-0.1303231693" calcext:value-type="float">
            <text:p>-0.1303231693</text:p>
          </table:table-cell>
          <table:table-cell office:value-type="float" office:value="0.044772117" calcext:value-type="float">
            <text:p>0.044772117</text:p>
          </table:table-cell>
          <table:table-cell office:value-type="float" office:value="0.0016991068" calcext:value-type="float">
            <text:p>0.0016991068</text:p>
          </table:table-cell>
          <table:table-cell office:value-type="float" office:value="0.001831937" calcext:value-type="float">
            <text:p>0.001831937</text:p>
          </table:table-cell>
          <table:table-cell office:value-type="float" office:value="0.0373002662" calcext:value-type="float">
            <text:p>0.0373002662</text:p>
          </table:table-cell>
          <table:table-cell office:value-type="float" office:value="0.151085469" calcext:value-type="float">
            <text:p>0.151085469</text:p>
          </table:table-cell>
          <table:table-cell office:value-type="float" office:value="0.1010136904" calcext:value-type="float">
            <text:p>0.1010136904</text:p>
          </table:table-cell>
          <table:table-cell office:value-type="float" office:value="0.0373002662" calcext:value-type="float">
            <text:p>0.0373002662</text:p>
          </table:table-cell>
          <table:table-cell office:value-type="float" office:value="0.151085469" calcext:value-type="float">
            <text:p>0.151085469</text:p>
          </table:table-cell>
          <table:table-cell office:value-type="float" office:value="0.1010136904" calcext:value-type="float">
            <text:p>0.1010136904</text:p>
          </table:table-cell>
          <table:table-cell office:value-type="float" office:value="0.0362360065" calcext:value-type="float">
            <text:p>0.0362360065</text:p>
          </table:table-cell>
          <table:table-cell office:value-type="float" office:value="0.1684460991" calcext:value-type="float">
            <text:p>0.1684460991</text:p>
          </table:table-cell>
          <table:table-cell office:value-type="float" office:value="0.1119756473" calcext:value-type="float">
            <text:p>0.1119756473</text:p>
          </table:table-cell>
          <table:table-cell office:value-type="float" office:value="0.0511177159" calcext:value-type="float">
            <text:p>0.0511177159</text:p>
          </table:table-cell>
          <table:table-cell office:value-type="float" office:value="0.1457759453" calcext:value-type="float">
            <text:p>0.1457759453</text:p>
          </table:table-cell>
          <table:table-cell office:value-type="float" office:value="0.0971876942" calcext:value-type="float">
            <text:p>0.0971876942</text:p>
          </table:table-cell>
          <table:table-cell office:value-type="float" office:value="0.0457923014" calcext:value-type="float">
            <text:p>0.0457923014</text:p>
          </table:table-cell>
          <table:table-cell office:value-type="float" office:value="0.1496791192" calcext:value-type="float">
            <text:p>0.1496791192</text:p>
          </table:table-cell>
          <table:table-cell office:value-type="float" office:value="0.0990490338" calcext:value-type="float">
            <text:p>0.0990490338</text:p>
          </table:table-cell>
          <table:table-cell office:value-type="string" calcext:value-type="string">
            <text:p>nan</text:p>
          </table:table-cell>
          <table:table-cell office:value-type="float" office:value="-0.1378650852" calcext:value-type="float">
            <text:p>-0.1378650852</text:p>
          </table:table-cell>
          <table:table-cell office:value-type="float" office:value="-0.8565736481" calcext:value-type="float">
            <text:p>-0.8565736481</text:p>
          </table:table-cell>
          <table:table-cell office:value-type="float" office:value="0.0865365051" calcext:value-type="float">
            <text:p>0.0865365051</text:p>
          </table:table-cell>
          <table:table-cell office:value-type="float" office:value="0.1977045297" calcext:value-type="float">
            <text:p>0.1977045297</text:p>
          </table:table-cell>
          <table:table-cell office:value-type="float" office:value="0.1318507147" calcext:value-type="float">
            <text:p>0.1318507147</text:p>
          </table:table-cell>
          <table:table-cell office:value-type="float" office:value="0.995367301" calcext:value-type="float">
            <text:p>0.995367301</text:p>
          </table:table-cell>
          <table:table-cell office:value-type="float" office:value="0.9269161249" calcext:value-type="float">
            <text:p>0.9269161249</text:p>
          </table:table-cell>
          <table:table-cell office:value-type="float" office:value="0.8011493988" calcext:value-type="float">
            <text:p>0.8011493988</text:p>
          </table:table-cell>
          <table:table-cell office:value-type="float" office:value="0.0514664517" calcext:value-type="float">
            <text:p>0.0514664517</text:p>
          </table:table-cell>
          <table:table-cell office:value-type="float" office:value="0.0790253933" calcext:value-type="float">
            <text:p>0.0790253933</text:p>
          </table:table-cell>
          <table:table-cell office:value-type="float" office:value="0.0543390883" calcext:value-type="float">
            <text:p>0.0543390883</text:p>
          </table:table-cell>
          <table:table-cell office:value-type="float" office:value="0.0739216115" calcext:value-type="float">
            <text:p>0.0739216115</text:p>
          </table:table-cell>
          <table:table-cell office:value-type="float" office:value="0.0994034702" calcext:value-type="float">
            <text:p>0.0994034702</text:p>
          </table:table-cell>
          <table:table-cell office:value-type="float" office:value="0.067668297" calcext:value-type="float">
            <text:p>0.067668297</text:p>
          </table:table-cell>
          <table:table-cell office:value-type="float" office:value="0.0406278783" calcext:value-type="float">
            <text:p>0.0406278783</text:p>
          </table:table-cell>
          <table:table-cell office:value-type="float" office:value="0.1792310197" calcext:value-type="float">
            <text:p>0.1792310197</text:p>
          </table:table-cell>
          <table:table-cell office:value-type="float" office:value="0.121991919" calcext:value-type="float">
            <text:p>0.121991919</text:p>
          </table:table-cell>
          <table:table-cell office:value-type="float" office:value="0.0406278783" calcext:value-type="float">
            <text:p>0.0406278783</text:p>
          </table:table-cell>
          <table:table-cell office:value-type="float" office:value="0.1792310197" calcext:value-type="float">
            <text:p>0.1792310197</text:p>
          </table:table-cell>
          <table:table-cell office:value-type="float" office:value="0.121991919" calcext:value-type="float">
            <text:p>0.121991919</text:p>
          </table:table-cell>
          <table:table-cell office:value-type="float" office:value="0.0512062218" calcext:value-type="float">
            <text:p>0.0512062218</text:p>
          </table:table-cell>
          <table:table-cell office:value-type="float" office:value="0.2232354687" calcext:value-type="float">
            <text:p>0.2232354687</text:p>
          </table:table-cell>
          <table:table-cell office:value-type="float" office:value="0.1518460397" calcext:value-type="float">
            <text:p>0.1518460397</text:p>
          </table:table-cell>
          <table:table-cell office:value-type="float" office:value="0.0646901184" calcext:value-type="float">
            <text:p>0.0646901184</text:p>
          </table:table-cell>
          <table:table-cell office:value-type="float" office:value="0.2013853326" calcext:value-type="float">
            <text:p>0.2013853326</text:p>
          </table:table-cell>
          <table:table-cell office:value-type="float" office:value="0.1373341757" calcext:value-type="float">
            <text:p>0.1373341757</text:p>
          </table:table-cell>
          <table:table-cell office:value-type="float" office:value="0.0689344348" calcext:value-type="float">
            <text:p>0.0689344348</text:p>
          </table:table-cell>
          <table:table-cell office:value-type="float" office:value="0.2255586256" calcext:value-type="float">
            <text:p>0.2255586256</text:p>
          </table:table-cell>
          <table:table-cell office:value-type="float" office:value="0.1538045472" calcext:value-type="float">
            <text:p>0.1538045472</text:p>
          </table:table-cell>
          <table:table-cell office:value-type="float" office:value="-0.2082325008" calcext:value-type="float">
            <text:p>-0.2082325008</text:p>
          </table:table-cell>
          <table:table-cell office:value-type="float" office:value="-0.749071065" calcext:value-type="float">
            <text:p>-0.749071065</text:p>
          </table:table-cell>
        </table:table-row>
        <table:table-row table:style-name="ro1">
          <table:table-cell office:value-type="string" calcext:value-type="string">
            <text:p>Eudyptes_moseleyi</text:p>
          </table:table-cell>
          <table:table-cell office:value-type="string" calcext:value-type="string">
            <text:p>Eudyptes chrysocome moseleyi</text:p>
          </table:table-cell>
          <table:table-cell office:value-type="float" office:value="9003" calcext:value-type="float">
            <text:p>9003</text:p>
          </table:table-cell>
          <table:table-cell office:value-type="float" office:value="947.914806176" calcext:value-type="float">
            <text:p>947.914806176</text:p>
          </table:table-cell>
          <table:table-cell office:value-type="float" office:value="1046.16865791" calcext:value-type="float">
            <text:p>1046.16865791</text:p>
          </table:table-cell>
          <table:table-cell office:value-type="float" office:value="0.4915197335" calcext:value-type="float">
            <text:p>0.4915197335</text:p>
          </table:table-cell>
          <table:table-cell office:value-type="float" office:value="0.0786639139" calcext:value-type="float">
            <text:p>0.0786639139</text:p>
          </table:table-cell>
          <table:table-cell office:value-type="float" office:value="0.5264234221" calcext:value-type="float">
            <text:p>0.5264234221</text:p>
          </table:table-cell>
          <table:table-cell office:value-type="float" office:value="0.1613042525" calcext:value-type="float">
            <text:p>0.1613042525</text:p>
          </table:table-cell>
          <table:table-cell office:value-type="float" office:value="0.4206752964" calcext:value-type="float">
            <text:p>0.4206752964</text:p>
          </table:table-cell>
          <table:table-cell office:value-type="float" office:value="0.0931083971" calcext:value-type="float">
            <text:p>0.0931083971</text:p>
          </table:table-cell>
          <table:table-cell office:value-type="float" office:value="-0.0130469449" calcext:value-type="float">
            <text:p>-0.0130469449</text:p>
          </table:table-cell>
          <table:table-cell office:value-type="float" office:value="-0.1947006654" calcext:value-type="float">
            <text:p>-0.1947006654</text:p>
          </table:table-cell>
          <table:table-cell office:value-type="float" office:value="-0.1396926436" calcext:value-type="float">
            <text:p>-0.1396926436</text:p>
          </table:table-cell>
          <table:table-cell office:value-type="float" office:value="0.0487572716" calcext:value-type="float">
            <text:p>0.0487572716</text:p>
          </table:table-cell>
          <table:table-cell office:value-type="float" office:value="0.0001989912" calcext:value-type="float">
            <text:p>0.0001989912</text:p>
          </table:table-cell>
          <table:table-cell office:value-type="float" office:value="0.0006243089" calcext:value-type="float">
            <text:p>0.0006243089</text:p>
          </table:table-cell>
          <table:table-cell office:value-type="float" office:value="0.0250156128" calcext:value-type="float">
            <text:p>0.0250156128</text:p>
          </table:table-cell>
          <table:table-cell office:value-type="float" office:value="0.1323716098" calcext:value-type="float">
            <text:p>0.1323716098</text:p>
          </table:table-cell>
          <table:table-cell office:value-type="float" office:value="0.0886678509" calcext:value-type="float">
            <text:p>0.0886678509</text:p>
          </table:table-cell>
          <table:table-cell office:value-type="float" office:value="0.0250156128" calcext:value-type="float">
            <text:p>0.0250156128</text:p>
          </table:table-cell>
          <table:table-cell office:value-type="float" office:value="0.1323716098" calcext:value-type="float">
            <text:p>0.1323716098</text:p>
          </table:table-cell>
          <table:table-cell office:value-type="float" office:value="0.0886678509" calcext:value-type="float">
            <text:p>0.0886678509</text:p>
          </table:table-cell>
          <table:table-cell office:value-type="string" calcext:value-type="string">
            <text:p>nan</text:p>
          </table:table-cell>
          <table:table-cell office:value-type="float" office:value="0.1801734401" calcext:value-type="float">
            <text:p>0.1801734401</text:p>
          </table:table-cell>
          <table:table-cell office:value-type="float" office:value="0.1079647607" calcext:value-type="float">
            <text:p>0.1079647607</text:p>
          </table:table-cell>
          <table:table-cell office:value-type="float" office:value="0.0397013557" calcext:value-type="float">
            <text:p>0.0397013557</text:p>
          </table:table-cell>
          <table:table-cell office:value-type="float" office:value="0.1289980695" calcext:value-type="float">
            <text:p>0.1289980695</text:p>
          </table:table-cell>
          <table:table-cell office:value-type="float" office:value="0.085896532" calcext:value-type="float">
            <text:p>0.085896532</text:p>
          </table:table-cell>
          <table:table-cell office:value-type="float" office:value="0.0473039603" calcext:value-type="float">
            <text:p>0.0473039603</text:p>
          </table:table-cell>
          <table:table-cell office:value-type="float" office:value="0.1585320766" calcext:value-type="float">
            <text:p>0.1585320766</text:p>
          </table:table-cell>
          <table:table-cell office:value-type="float" office:value="0.1051065839" calcext:value-type="float">
            <text:p>0.1051065839</text:p>
          </table:table-cell>
          <table:table-cell office:value-type="string" calcext:value-type="string">
            <text:p>nan</text:p>
          </table:table-cell>
          <table:table-cell office:value-type="float" office:value="-0.1525353268" calcext:value-type="float">
            <text:p>-0.1525353268</text:p>
          </table:table-cell>
          <table:table-cell office:value-type="float" office:value="-0.7270147262" calcext:value-type="float">
            <text:p>-0.7270147262</text:p>
          </table:table-cell>
          <table:table-cell office:value-type="float" office:value="0.0821480228" calcext:value-type="float">
            <text:p>0.0821480228</text:p>
          </table:table-cell>
          <table:table-cell office:value-type="float" office:value="0.2115188483" calcext:value-type="float">
            <text:p>0.2115188483</text:p>
          </table:table-cell>
          <table:table-cell office:value-type="float" office:value="0.1402644781" calcext:value-type="float">
            <text:p>0.1402644781</text:p>
          </table:table-cell>
          <table:table-cell office:value-type="float" office:value="0.9941728721" calcext:value-type="float">
            <text:p>0.9941728721</text:p>
          </table:table-cell>
          <table:table-cell office:value-type="float" office:value="0.9052585326" calcext:value-type="float">
            <text:p>0.9052585326</text:p>
          </table:table-cell>
          <table:table-cell office:value-type="float" office:value="0.7711871619" calcext:value-type="float">
            <text:p>0.7711871619</text:p>
          </table:table-cell>
          <table:table-cell office:value-type="float" office:value="0.0596494469" calcext:value-type="float">
            <text:p>0.0596494469</text:p>
          </table:table-cell>
          <table:table-cell office:value-type="float" office:value="0.1116723346" calcext:value-type="float">
            <text:p>0.1116723346</text:p>
          </table:table-cell>
          <table:table-cell office:value-type="float" office:value="0.0764172866" calcext:value-type="float">
            <text:p>0.0764172866</text:p>
          </table:table-cell>
          <table:table-cell office:value-type="float" office:value="0.0852872556" calcext:value-type="float">
            <text:p>0.0852872556</text:p>
          </table:table-cell>
          <table:table-cell office:value-type="float" office:value="0.1269043489" calcext:value-type="float">
            <text:p>0.1269043489</text:p>
          </table:table-cell>
          <table:table-cell office:value-type="float" office:value="0.0858766796" calcext:value-type="float">
            <text:p>0.0858766796</text:p>
          </table:table-cell>
          <table:table-cell office:value-type="float" office:value="0.0235556968" calcext:value-type="float">
            <text:p>0.0235556968</text:p>
          </table:table-cell>
          <table:table-cell office:value-type="float" office:value="0.1501023813" calcext:value-type="float">
            <text:p>0.1501023813</text:p>
          </table:table-cell>
          <table:table-cell office:value-type="float" office:value="0.1025321866" calcext:value-type="float">
            <text:p>0.1025321866</text:p>
          </table:table-cell>
          <table:table-cell office:value-type="float" office:value="0.0235556968" calcext:value-type="float">
            <text:p>0.0235556968</text:p>
          </table:table-cell>
          <table:table-cell office:value-type="float" office:value="0.1501023813" calcext:value-type="float">
            <text:p>0.1501023813</text:p>
          </table:table-cell>
          <table:table-cell office:value-type="float" office:value="0.1025321866" calcext:value-type="float">
            <text:p>0.1025321866</text:p>
          </table:table-cell>
          <table:table-cell office:value-type="string" calcext:value-type="string">
            <text:p>nan</text:p>
          </table:table-cell>
          <table:table-cell office:value-type="float" office:value="0.2374052054" calcext:value-type="float">
            <text:p>0.2374052054</text:p>
          </table:table-cell>
          <table:table-cell office:value-type="float" office:value="0.1228861629" calcext:value-type="float">
            <text:p>0.1228861629</text:p>
          </table:table-cell>
          <table:table-cell office:value-type="float" office:value="0.0512775968" calcext:value-type="float">
            <text:p>0.0512775968</text:p>
          </table:table-cell>
          <table:table-cell office:value-type="float" office:value="0.1841134957" calcext:value-type="float">
            <text:p>0.1841134957</text:p>
          </table:table-cell>
          <table:table-cell office:value-type="float" office:value="0.1257928948" calcext:value-type="float">
            <text:p>0.1257928948</text:p>
          </table:table-cell>
          <table:table-cell office:value-type="float" office:value="0.0731519815" calcext:value-type="float">
            <text:p>0.0731519815</text:p>
          </table:table-cell>
          <table:table-cell office:value-type="float" office:value="0.2460581403" calcext:value-type="float">
            <text:p>0.2460581403</text:p>
          </table:table-cell>
          <table:table-cell office:value-type="float" office:value="0.1682123518" calcext:value-type="float">
            <text:p>0.1682123518</text:p>
          </table:table-cell>
          <table:table-cell office:value-type="float" office:value="-0.2310037985" calcext:value-type="float">
            <text:p>-0.2310037985</text:p>
          </table:table-cell>
          <table:table-cell office:value-type="float" office:value="-0.5240567465" calcext:value-type="float">
            <text:p>-0.5240567465</text:p>
          </table:table-cell>
        </table:table-row>
        <table:table-row table:style-name="ro1">
          <table:table-cell office:value-type="string" calcext:value-type="string">
            <text:p>Eulemur_coronatus</text:p>
          </table:table-cell>
          <table:table-cell office:value-type="string" calcext:value-type="string">
            <text:p>Eulemur coronatus</text:p>
          </table:table-cell>
          <table:table-cell office:value-type="float" office:value="9666" calcext:value-type="float">
            <text:p>9666</text:p>
          </table:table-cell>
          <table:table-cell office:value-type="float" office:value="442.172873991" calcext:value-type="float">
            <text:p>442.172873991</text:p>
          </table:table-cell>
          <table:table-cell office:value-type="float" office:value="343.095002664" calcext:value-type="float">
            <text:p>343.095002664</text:p>
          </table:table-cell>
          <table:table-cell office:value-type="float" office:value="0.4800164841" calcext:value-type="float">
            <text:p>0.4800164841</text:p>
          </table:table-cell>
          <table:table-cell office:value-type="float" office:value="0.0691714304" calcext:value-type="float">
            <text:p>0.0691714304</text:p>
          </table:table-cell>
          <table:table-cell office:value-type="float" office:value="0.508422814" calcext:value-type="float">
            <text:p>0.508422814</text:p>
          </table:table-cell>
          <table:table-cell office:value-type="float" office:value="0.1480004283" calcext:value-type="float">
            <text:p>0.1480004283</text:p>
          </table:table-cell>
          <table:table-cell office:value-type="float" office:value="0.4328091188" calcext:value-type="float">
            <text:p>0.4328091188</text:p>
          </table:table-cell>
          <table:table-cell office:value-type="float" office:value="0.0976034057" calcext:value-type="float">
            <text:p>0.0976034057</text:p>
          </table:table-cell>
          <table:table-cell office:value-type="float" office:value="-0.0025620256" calcext:value-type="float">
            <text:p>-0.0025620256</text:p>
          </table:table-cell>
          <table:table-cell office:value-type="float" office:value="-0.0793301635" calcext:value-type="float">
            <text:p>-0.0793301635</text:p>
          </table:table-cell>
          <table:table-cell office:value-type="float" office:value="-0.0583304995" calcext:value-type="float">
            <text:p>-0.0583304995</text:p>
          </table:table-cell>
          <table:table-cell office:value-type="float" office:value="0.158053255" calcext:value-type="float">
            <text:p>0.158053255</text:p>
          </table:table-cell>
          <table:table-cell office:value-type="float" office:value="0.2063055899" calcext:value-type="float">
            <text:p>0.2063055899</text:p>
          </table:table-cell>
          <table:table-cell office:value-type="float" office:value="0.1377903149" calcext:value-type="float">
            <text:p>0.1377903149</text:p>
          </table:table-cell>
          <table:table-cell office:value-type="float" office:value="0.2553583199" calcext:value-type="float">
            <text:p>0.2553583199</text:p>
          </table:table-cell>
          <table:table-cell office:value-type="float" office:value="0.2865049913" calcext:value-type="float">
            <text:p>0.2865049913</text:p>
          </table:table-cell>
          <table:table-cell office:value-type="float" office:value="0.1932563036" calcext:value-type="float">
            <text:p>0.1932563036</text:p>
          </table:table-cell>
          <table:table-cell office:value-type="float" office:value="0.2553583199" calcext:value-type="float">
            <text:p>0.2553583199</text:p>
          </table:table-cell>
          <table:table-cell office:value-type="float" office:value="0.2865049913" calcext:value-type="float">
            <text:p>0.2865049913</text:p>
          </table:table-cell>
          <table:table-cell office:value-type="float" office:value="0.1932563036" calcext:value-type="float">
            <text:p>0.1932563036</text:p>
          </table:table-cell>
          <table:table-cell office:value-type="float" office:value="0.3318123254" calcext:value-type="float">
            <text:p>0.3318123254</text:p>
          </table:table-cell>
          <table:table-cell office:value-type="float" office:value="0.3801904415" calcext:value-type="float">
            <text:p>0.3801904415</text:p>
          </table:table-cell>
          <table:table-cell office:value-type="float" office:value="0.2565673677" calcext:value-type="float">
            <text:p>0.2565673677</text:p>
          </table:table-cell>
          <table:table-cell office:value-type="float" office:value="0.2683690084" calcext:value-type="float">
            <text:p>0.2683690084</text:p>
          </table:table-cell>
          <table:table-cell office:value-type="float" office:value="0.3078114845" calcext:value-type="float">
            <text:p>0.3078114845</text:p>
          </table:table-cell>
          <table:table-cell office:value-type="float" office:value="0.2063967611" calcext:value-type="float">
            <text:p>0.2063967611</text:p>
          </table:table-cell>
          <table:table-cell office:value-type="float" office:value="0.3036067627" calcext:value-type="float">
            <text:p>0.3036067627</text:p>
          </table:table-cell>
          <table:table-cell office:value-type="float" office:value="0.3482537571" calcext:value-type="float">
            <text:p>0.3482537571</text:p>
          </table:table-cell>
          <table:table-cell office:value-type="float" office:value="0.2331648589" calcext:value-type="float">
            <text:p>0.2331648589</text:p>
          </table:table-cell>
          <table:table-cell office:value-type="string" calcext:value-type="string">
            <text:p>nan</text:p>
          </table:table-cell>
          <table:table-cell office:value-type="float" office:value="-0.3902251766" calcext:value-type="float">
            <text:p>-0.3902251766</text:p>
          </table:table-cell>
          <table:table-cell office:value-type="float" office:value="-0.9639914414" calcext:value-type="float">
            <text:p>-0.9639914414</text:p>
          </table:table-cell>
          <table:table-cell office:value-type="float" office:value="0.4233015907" calcext:value-type="float">
            <text:p>0.4233015907</text:p>
          </table:table-cell>
          <table:table-cell office:value-type="float" office:value="0.4795531837" calcext:value-type="float">
            <text:p>0.4795531837</text:p>
          </table:table-cell>
          <table:table-cell office:value-type="float" office:value="0.3293492055" calcext:value-type="float">
            <text:p>0.3293492055</text:p>
          </table:table-cell>
          <table:table-cell office:value-type="float" office:value="0.9939009592" calcext:value-type="float">
            <text:p>0.9939009592</text:p>
          </table:table-cell>
          <table:table-cell office:value-type="float" office:value="0.9381868784" calcext:value-type="float">
            <text:p>0.9381868784</text:p>
          </table:table-cell>
          <table:table-cell office:value-type="float" office:value="0.8197654949" calcext:value-type="float">
            <text:p>0.8197654949</text:p>
          </table:table-cell>
          <table:table-cell office:value-type="float" office:value="0.0639099109" calcext:value-type="float">
            <text:p>0.0639099109</text:p>
          </table:table-cell>
          <table:table-cell office:value-type="float" office:value="0.1440780191" calcext:value-type="float">
            <text:p>0.1440780191</text:p>
          </table:table-cell>
          <table:table-cell office:value-type="float" office:value="0.0969655367" calcext:value-type="float">
            <text:p>0.0969655367</text:p>
          </table:table-cell>
          <table:table-cell office:value-type="float" office:value="0.1782436356" calcext:value-type="float">
            <text:p>0.1782436356</text:p>
          </table:table-cell>
          <table:table-cell office:value-type="float" office:value="0.2634573515" calcext:value-type="float">
            <text:p>0.2634573515</text:p>
          </table:table-cell>
          <table:table-cell office:value-type="float" office:value="0.1785636627" calcext:value-type="float">
            <text:p>0.1785636627</text:p>
          </table:table-cell>
          <table:table-cell office:value-type="float" office:value="0.2630248602" calcext:value-type="float">
            <text:p>0.2630248602</text:p>
          </table:table-cell>
          <table:table-cell office:value-type="float" office:value="0.312708726" calcext:value-type="float">
            <text:p>0.312708726</text:p>
          </table:table-cell>
          <table:table-cell office:value-type="float" office:value="0.2152898309" calcext:value-type="float">
            <text:p>0.2152898309</text:p>
          </table:table-cell>
          <table:table-cell office:value-type="float" office:value="0.2630248602" calcext:value-type="float">
            <text:p>0.2630248602</text:p>
          </table:table-cell>
          <table:table-cell office:value-type="float" office:value="0.312708726" calcext:value-type="float">
            <text:p>0.312708726</text:p>
          </table:table-cell>
          <table:table-cell office:value-type="float" office:value="0.2152898309" calcext:value-type="float">
            <text:p>0.2152898309</text:p>
          </table:table-cell>
          <table:table-cell office:value-type="float" office:value="0.3428465807" calcext:value-type="float">
            <text:p>0.3428465807</text:p>
          </table:table-cell>
          <table:table-cell office:value-type="float" office:value="0.4088196874" calcext:value-type="float">
            <text:p>0.4088196874</text:p>
          </table:table-cell>
          <table:table-cell office:value-type="float" office:value="0.2813134421" calcext:value-type="float">
            <text:p>0.2813134421</text:p>
          </table:table-cell>
          <table:table-cell office:value-type="float" office:value="0.2866831081" calcext:value-type="float">
            <text:p>0.2866831081</text:p>
          </table:table-cell>
          <table:table-cell office:value-type="float" office:value="0.3616328408" calcext:value-type="float">
            <text:p>0.3616328408</text:p>
          </table:table-cell>
          <table:table-cell office:value-type="float" office:value="0.2493290593" calcext:value-type="float">
            <text:p>0.2493290593</text:p>
          </table:table-cell>
          <table:table-cell office:value-type="float" office:value="0.3239381664" calcext:value-type="float">
            <text:p>0.3239381664</text:p>
          </table:table-cell>
          <table:table-cell office:value-type="float" office:value="0.4027110642" calcext:value-type="float">
            <text:p>0.4027110642</text:p>
          </table:table-cell>
          <table:table-cell office:value-type="float" office:value="0.277176382" calcext:value-type="float">
            <text:p>0.277176382</text:p>
          </table:table-cell>
          <table:table-cell office:value-type="float" office:value="-0.4192997916" calcext:value-type="float">
            <text:p>-0.4192997916</text:p>
          </table:table-cell>
          <table:table-cell office:value-type="float" office:value="-0.9710963187" calcext:value-type="float">
            <text:p>-0.9710963187</text:p>
          </table:table-cell>
        </table:table-row>
        <table:table-row table:style-name="ro1">
          <table:table-cell office:value-type="string" calcext:value-type="string">
            <text:p>Eulemur_mongoz</text:p>
          </table:table-cell>
          <table:table-cell office:value-type="string" calcext:value-type="string">
            <text:p>Eulemur mongoz</text:p>
          </table:table-cell>
          <table:table-cell office:value-type="float" office:value="8510" calcext:value-type="float">
            <text:p>8510</text:p>
          </table:table-cell>
          <table:table-cell office:value-type="float" office:value="440.601057579" calcext:value-type="float">
            <text:p>440.601057579</text:p>
          </table:table-cell>
          <table:table-cell office:value-type="float" office:value="348.689070985" calcext:value-type="float">
            <text:p>348.689070985</text:p>
          </table:table-cell>
          <table:table-cell office:value-type="float" office:value="0.4871170969" calcext:value-type="float">
            <text:p>0.4871170969</text:p>
          </table:table-cell>
          <table:table-cell office:value-type="float" office:value="0.0660222387" calcext:value-type="float">
            <text:p>0.0660222387</text:p>
          </table:table-cell>
          <table:table-cell office:value-type="float" office:value="0.524586613" calcext:value-type="float">
            <text:p>0.524586613</text:p>
          </table:table-cell>
          <table:table-cell office:value-type="float" office:value="0.146817335" calcext:value-type="float">
            <text:p>0.146817335</text:p>
          </table:table-cell>
          <table:table-cell office:value-type="float" office:value="0.4478753019" calcext:value-type="float">
            <text:p>0.4478753019</text:p>
          </table:table-cell>
          <table:table-cell office:value-type="float" office:value="0.0998398315" calcext:value-type="float">
            <text:p>0.0998398315</text:p>
          </table:table-cell>
          <table:table-cell office:value-type="float" office:value="-0.002465466" calcext:value-type="float">
            <text:p>-0.002465466</text:p>
          </table:table-cell>
          <table:table-cell office:value-type="float" office:value="-0.0898643742" calcext:value-type="float">
            <text:p>-0.0898643742</text:p>
          </table:table-cell>
          <table:table-cell office:value-type="float" office:value="-0.0651582295" calcext:value-type="float">
            <text:p>-0.0651582295</text:p>
          </table:table-cell>
          <table:table-cell office:value-type="float" office:value="0.1688041502" calcext:value-type="float">
            <text:p>0.1688041502</text:p>
          </table:table-cell>
          <table:table-cell office:value-type="float" office:value="0.2257234481" calcext:value-type="float">
            <text:p>0.2257234481</text:p>
          </table:table-cell>
          <table:table-cell office:value-type="float" office:value="0.1504404728" calcext:value-type="float">
            <text:p>0.1504404728</text:p>
          </table:table-cell>
          <table:table-cell office:value-type="float" office:value="0.2555916102" calcext:value-type="float">
            <text:p>0.2555916102</text:p>
          </table:table-cell>
          <table:table-cell office:value-type="float" office:value="0.2718789896" calcext:value-type="float">
            <text:p>0.2718789896</text:p>
          </table:table-cell>
          <table:table-cell office:value-type="float" office:value="0.1824658975" calcext:value-type="float">
            <text:p>0.1824658975</text:p>
          </table:table-cell>
          <table:table-cell office:value-type="float" office:value="0.2555916102" calcext:value-type="float">
            <text:p>0.2555916102</text:p>
          </table:table-cell>
          <table:table-cell office:value-type="float" office:value="0.2718789896" calcext:value-type="float">
            <text:p>0.2718789896</text:p>
          </table:table-cell>
          <table:table-cell office:value-type="float" office:value="0.1824658975" calcext:value-type="float">
            <text:p>0.1824658975</text:p>
          </table:table-cell>
          <table:table-cell office:value-type="float" office:value="0.3513732063" calcext:value-type="float">
            <text:p>0.3513732063</text:p>
          </table:table-cell>
          <table:table-cell office:value-type="float" office:value="0.3927578284" calcext:value-type="float">
            <text:p>0.3927578284</text:p>
          </table:table-cell>
          <table:table-cell office:value-type="float" office:value="0.2655976344" calcext:value-type="float">
            <text:p>0.2655976344</text:p>
          </table:table-cell>
          <table:table-cell office:value-type="float" office:value="0.2662451433" calcext:value-type="float">
            <text:p>0.2662451433</text:p>
          </table:table-cell>
          <table:table-cell office:value-type="float" office:value="0.2916940218" calcext:value-type="float">
            <text:p>0.2916940218</text:p>
          </table:table-cell>
          <table:table-cell office:value-type="float" office:value="0.1944409904" calcext:value-type="float">
            <text:p>0.1944409904</text:p>
          </table:table-cell>
          <table:table-cell office:value-type="float" office:value="0.3200760888" calcext:value-type="float">
            <text:p>0.3200760888</text:p>
          </table:table-cell>
          <table:table-cell office:value-type="float" office:value="0.3550905021" calcext:value-type="float">
            <text:p>0.3550905021</text:p>
          </table:table-cell>
          <table:table-cell office:value-type="float" office:value="0.2377296038" calcext:value-type="float">
            <text:p>0.2377296038</text:p>
          </table:table-cell>
          <table:table-cell office:value-type="string" calcext:value-type="string">
            <text:p>nan</text:p>
          </table:table-cell>
          <table:table-cell office:value-type="float" office:value="-0.4001827678" calcext:value-type="float">
            <text:p>-0.4001827678</text:p>
          </table:table-cell>
          <table:table-cell office:value-type="float" office:value="-0.9641073344" calcext:value-type="float">
            <text:p>-0.9641073344</text:p>
          </table:table-cell>
          <table:table-cell office:value-type="float" office:value="0.4310556707" calcext:value-type="float">
            <text:p>0.4310556707</text:p>
          </table:table-cell>
          <table:table-cell office:value-type="float" office:value="0.4973308325" calcext:value-type="float">
            <text:p>0.4973308325</text:p>
          </table:table-cell>
          <table:table-cell office:value-type="float" office:value="0.3428699966" calcext:value-type="float">
            <text:p>0.3428699966</text:p>
          </table:table-cell>
          <table:table-cell office:value-type="float" office:value="0.9931531927" calcext:value-type="float">
            <text:p>0.9931531927</text:p>
          </table:table-cell>
          <table:table-cell office:value-type="float" office:value="0.9359819327" calcext:value-type="float">
            <text:p>0.9359819327</text:p>
          </table:table-cell>
          <table:table-cell office:value-type="float" office:value="0.8119484635" calcext:value-type="float">
            <text:p>0.8119484635</text:p>
          </table:table-cell>
          <table:table-cell office:value-type="float" office:value="0.0728768672" calcext:value-type="float">
            <text:p>0.0728768672</text:p>
          </table:table-cell>
          <table:table-cell office:value-type="float" office:value="0.1537085413" calcext:value-type="float">
            <text:p>0.1537085413</text:p>
          </table:table-cell>
          <table:table-cell office:value-type="float" office:value="0.103549271" calcext:value-type="float">
            <text:p>0.103549271</text:p>
          </table:table-cell>
          <table:table-cell office:value-type="float" office:value="0.1862058471" calcext:value-type="float">
            <text:p>0.1862058471</text:p>
          </table:table-cell>
          <table:table-cell office:value-type="float" office:value="0.2716000947" calcext:value-type="float">
            <text:p>0.2716000947</text:p>
          </table:table-cell>
          <table:table-cell office:value-type="float" office:value="0.183775469" calcext:value-type="float">
            <text:p>0.183775469</text:p>
          </table:table-cell>
          <table:table-cell office:value-type="float" office:value="0.2585434031" calcext:value-type="float">
            <text:p>0.2585434031</text:p>
          </table:table-cell>
          <table:table-cell office:value-type="float" office:value="0.2850711078" calcext:value-type="float">
            <text:p>0.2850711078</text:p>
          </table:table-cell>
          <table:table-cell office:value-type="float" office:value="0.1947220856" calcext:value-type="float">
            <text:p>0.1947220856</text:p>
          </table:table-cell>
          <table:table-cell office:value-type="float" office:value="0.2585434031" calcext:value-type="float">
            <text:p>0.2585434031</text:p>
          </table:table-cell>
          <table:table-cell office:value-type="float" office:value="0.2850711078" calcext:value-type="float">
            <text:p>0.2850711078</text:p>
          </table:table-cell>
          <table:table-cell office:value-type="float" office:value="0.1947220856" calcext:value-type="float">
            <text:p>0.1947220856</text:p>
          </table:table-cell>
          <table:table-cell office:value-type="float" office:value="0.3580479252" calcext:value-type="float">
            <text:p>0.3580479252</text:p>
          </table:table-cell>
          <table:table-cell office:value-type="float" office:value="0.4104424529" calcext:value-type="float">
            <text:p>0.4104424529</text:p>
          </table:table-cell>
          <table:table-cell office:value-type="float" office:value="0.282522232" calcext:value-type="float">
            <text:p>0.282522232</text:p>
          </table:table-cell>
          <table:table-cell office:value-type="float" office:value="0.2822665668" calcext:value-type="float">
            <text:p>0.2822665668</text:p>
          </table:table-cell>
          <table:table-cell office:value-type="float" office:value="0.3394666066" calcext:value-type="float">
            <text:p>0.3394666066</text:p>
          </table:table-cell>
          <table:table-cell office:value-type="float" office:value="0.2328716947" calcext:value-type="float">
            <text:p>0.2328716947</text:p>
          </table:table-cell>
          <table:table-cell office:value-type="float" office:value="0.3391488898" calcext:value-type="float">
            <text:p>0.3391488898</text:p>
          </table:table-cell>
          <table:table-cell office:value-type="float" office:value="0.4053254913" calcext:value-type="float">
            <text:p>0.4053254913</text:p>
          </table:table-cell>
          <table:table-cell office:value-type="float" office:value="0.2791319286" calcext:value-type="float">
            <text:p>0.2791319286</text:p>
          </table:table-cell>
          <table:table-cell office:value-type="float" office:value="-0.4150516267" calcext:value-type="float">
            <text:p>-0.4150516267</text:p>
          </table:table-cell>
          <table:table-cell office:value-type="float" office:value="-0.9766834548" calcext:value-type="float">
            <text:p>-0.9766834548</text:p>
          </table:table-cell>
        </table:table-row>
        <table:table-row table:style-name="ro1">
          <table:table-cell office:value-type="string" calcext:value-type="string">
            <text:p>Eunicella_cavolinii</text:p>
          </table:table-cell>
          <table:table-cell office:value-type="string" calcext:value-type="string">
            <text:p>Eunicella cavolinii</text:p>
          </table:table-cell>
          <table:table-cell office:value-type="float" office:value="19803" calcext:value-type="float">
            <text:p>19803</text:p>
          </table:table-cell>
          <table:table-cell office:value-type="float" office:value="492.923243953" calcext:value-type="float">
            <text:p>492.923243953</text:p>
          </table:table-cell>
          <table:table-cell office:value-type="float" office:value="339.011480615" calcext:value-type="float">
            <text:p>339.011480615</text:p>
          </table:table-cell>
          <table:table-cell office:value-type="float" office:value="0.4136835536" calcext:value-type="float">
            <text:p>0.4136835536</text:p>
          </table:table-cell>
          <table:table-cell office:value-type="float" office:value="0.0378571625" calcext:value-type="float">
            <text:p>0.0378571625</text:p>
          </table:table-cell>
          <table:table-cell office:value-type="float" office:value="0.3694417598" calcext:value-type="float">
            <text:p>0.3694417598</text:p>
          </table:table-cell>
          <table:table-cell office:value-type="float" office:value="0.0669464156" calcext:value-type="float">
            <text:p>0.0669464156</text:p>
          </table:table-cell>
          <table:table-cell office:value-type="float" office:value="0.3461094402" calcext:value-type="float">
            <text:p>0.3461094402</text:p>
          </table:table-cell>
          <table:table-cell office:value-type="float" office:value="0.0852382182" calcext:value-type="float">
            <text:p>0.0852382182</text:p>
          </table:table-cell>
          <table:table-cell office:value-type="float" office:value="-0.0130738551" calcext:value-type="float">
            <text:p>-0.0130738551</text:p>
          </table:table-cell>
          <table:table-cell office:value-type="float" office:value="-0.0863406698" calcext:value-type="float">
            <text:p>-0.0863406698</text:p>
          </table:table-cell>
          <table:table-cell office:value-type="float" office:value="-0.0585475801" calcext:value-type="float">
            <text:p>-0.0585475801</text:p>
          </table:table-cell>
          <table:table-cell office:value-type="float" office:value="-0.0287437736" calcext:value-type="float">
            <text:p>-0.0287437736</text:p>
          </table:table-cell>
          <table:table-cell office:value-type="float" office:value="-0.0766038625" calcext:value-type="float">
            <text:p>-0.0766038625</text:p>
          </table:table-cell>
          <table:table-cell office:value-type="float" office:value="-0.0517394788" calcext:value-type="float">
            <text:p>-0.0517394788</text:p>
          </table:table-cell>
          <table:table-cell office:value-type="float" office:value="-0.1316293742" calcext:value-type="float">
            <text:p>-0.1316293742</text:p>
          </table:table-cell>
          <table:table-cell office:value-type="float" office:value="-0.1004634902" calcext:value-type="float">
            <text:p>-0.1004634902</text:p>
          </table:table-cell>
          <table:table-cell office:value-type="float" office:value="-0.0670417609" calcext:value-type="float">
            <text:p>-0.0670417609</text:p>
          </table:table-cell>
          <table:table-cell office:value-type="float" office:value="-0.1316293742" calcext:value-type="float">
            <text:p>-0.1316293742</text:p>
          </table:table-cell>
          <table:table-cell office:value-type="float" office:value="-0.1004634902" calcext:value-type="float">
            <text:p>-0.1004634902</text:p>
          </table:table-cell>
          <table:table-cell office:value-type="float" office:value="-0.0670417609" calcext:value-type="float">
            <text:p>-0.0670417609</text:p>
          </table:table-cell>
          <table:table-cell office:value-type="float" office:value="-0.1177306157" calcext:value-type="float">
            <text:p>-0.1177306157</text:p>
          </table:table-cell>
          <table:table-cell office:value-type="float" office:value="-0.0647589786" calcext:value-type="float">
            <text:p>-0.0647589786</text:p>
          </table:table-cell>
          <table:table-cell office:value-type="float" office:value="-0.0426191379" calcext:value-type="float">
            <text:p>-0.0426191379</text:p>
          </table:table-cell>
          <table:table-cell office:value-type="float" office:value="-0.1286500668" calcext:value-type="float">
            <text:p>-0.1286500668</text:p>
          </table:table-cell>
          <table:table-cell office:value-type="float" office:value="-0.1065993359" calcext:value-type="float">
            <text:p>-0.1065993359</text:p>
          </table:table-cell>
          <table:table-cell office:value-type="float" office:value="-0.0710535887" calcext:value-type="float">
            <text:p>-0.0710535887</text:p>
          </table:table-cell>
          <table:table-cell office:value-type="float" office:value="-0.0991972535" calcext:value-type="float">
            <text:p>-0.0991972535</text:p>
          </table:table-cell>
          <table:table-cell office:value-type="float" office:value="-0.0730333639" calcext:value-type="float">
            <text:p>-0.0730333639</text:p>
          </table:table-cell>
          <table:table-cell office:value-type="float" office:value="-0.0483338769" calcext:value-type="float">
            <text:p>-0.0483338769</text:p>
          </table:table-cell>
          <table:table-cell office:value-type="string" calcext:value-type="string">
            <text:p>nan</text:p>
          </table:table-cell>
          <table:table-cell office:value-type="float" office:value="0.0566105806" calcext:value-type="float">
            <text:p>0.0566105806</text:p>
          </table:table-cell>
          <table:table-cell office:value-type="float" office:value="-0.9114609942" calcext:value-type="float">
            <text:p>-0.9114609942</text:p>
          </table:table-cell>
          <table:table-cell office:value-type="float" office:value="-0.0922180304" calcext:value-type="float">
            <text:p>-0.0922180304</text:p>
          </table:table-cell>
          <table:table-cell office:value-type="float" office:value="-0.0499749697" calcext:value-type="float">
            <text:p>-0.0499749697</text:p>
          </table:table-cell>
          <table:table-cell office:value-type="float" office:value="-0.0327070255" calcext:value-type="float">
            <text:p>-0.0327070255</text:p>
          </table:table-cell>
          <table:table-cell office:value-type="float" office:value="0.9968235801" calcext:value-type="float">
            <text:p>0.9968235801</text:p>
          </table:table-cell>
          <table:table-cell office:value-type="float" office:value="0.9848396736" calcext:value-type="float">
            <text:p>0.9848396736</text:p>
          </table:table-cell>
          <table:table-cell office:value-type="float" office:value="0.9160001027" calcext:value-type="float">
            <text:p>0.9160001027</text:p>
          </table:table-cell>
          <table:table-cell office:value-type="float" office:value="0.0610564985" calcext:value-type="float">
            <text:p>0.0610564985</text:p>
          </table:table-cell>
          <table:table-cell office:value-type="float" office:value="0.0429521728" calcext:value-type="float">
            <text:p>0.0429521728</text:p>
          </table:table-cell>
          <table:table-cell office:value-type="float" office:value="0.0290088108" calcext:value-type="float">
            <text:p>0.0290088108</text:p>
          </table:table-cell>
          <table:table-cell office:value-type="float" office:value="-0.0327306167" calcext:value-type="float">
            <text:p>-0.0327306167</text:p>
          </table:table-cell>
          <table:table-cell office:value-type="float" office:value="-0.0828934932" calcext:value-type="float">
            <text:p>-0.0828934932</text:p>
          </table:table-cell>
          <table:table-cell office:value-type="float" office:value="-0.0563309689" calcext:value-type="float">
            <text:p>-0.0563309689</text:p>
          </table:table-cell>
          <table:table-cell office:value-type="float" office:value="-0.1299934835" calcext:value-type="float">
            <text:p>-0.1299934835</text:p>
          </table:table-cell>
          <table:table-cell office:value-type="float" office:value="-0.0928387745" calcext:value-type="float">
            <text:p>-0.0928387745</text:p>
          </table:table-cell>
          <table:table-cell office:value-type="float" office:value="-0.0623722817" calcext:value-type="float">
            <text:p>-0.0623722817</text:p>
          </table:table-cell>
          <table:table-cell office:value-type="float" office:value="-0.1299934835" calcext:value-type="float">
            <text:p>-0.1299934835</text:p>
          </table:table-cell>
          <table:table-cell office:value-type="float" office:value="-0.0928387745" calcext:value-type="float">
            <text:p>-0.0928387745</text:p>
          </table:table-cell>
          <table:table-cell office:value-type="float" office:value="-0.0623722817" calcext:value-type="float">
            <text:p>-0.0623722817</text:p>
          </table:table-cell>
          <table:table-cell office:value-type="float" office:value="-0.1188329158" calcext:value-type="float">
            <text:p>-0.1188329158</text:p>
          </table:table-cell>
          <table:table-cell office:value-type="float" office:value="-0.0618647186" calcext:value-type="float">
            <text:p>-0.0618647186</text:p>
          </table:table-cell>
          <table:table-cell office:value-type="float" office:value="-0.0409478768" calcext:value-type="float">
            <text:p>-0.0409478768</text:p>
          </table:table-cell>
          <table:table-cell office:value-type="float" office:value="-0.1193289151" calcext:value-type="float">
            <text:p>-0.1193289151</text:p>
          </table:table-cell>
          <table:table-cell office:value-type="float" office:value="-0.0858244939" calcext:value-type="float">
            <text:p>-0.0858244939</text:p>
          </table:table-cell>
          <table:table-cell office:value-type="float" office:value="-0.0577670793" calcext:value-type="float">
            <text:p>-0.0577670793</text:p>
          </table:table-cell>
          <table:table-cell office:value-type="float" office:value="-0.0863987784" calcext:value-type="float">
            <text:p>-0.0863987784</text:p>
          </table:table-cell>
          <table:table-cell office:value-type="float" office:value="-0.0474010857" calcext:value-type="float">
            <text:p>-0.0474010857</text:p>
          </table:table-cell>
          <table:table-cell office:value-type="float" office:value="-0.0315593059" calcext:value-type="float">
            <text:p>-0.0315593059</text:p>
          </table:table-cell>
          <table:table-cell office:value-type="float" office:value="0.0490260715" calcext:value-type="float">
            <text:p>0.0490260715</text:p>
          </table:table-cell>
          <table:table-cell office:value-type="float" office:value="-0.9032022942" calcext:value-type="float">
            <text:p>-0.9032022942</text:p>
          </table:table-cell>
        </table:table-row>
        <table:table-row table:style-name="ro1">
          <table:table-cell office:value-type="string" calcext:value-type="string">
            <text:p>Eunicella_verrucosa</text:p>
          </table:table-cell>
          <table:table-cell office:value-type="string" calcext:value-type="string">
            <text:p>Eunicella verrucosa</text:p>
          </table:table-cell>
          <table:table-cell office:value-type="float" office:value="18812" calcext:value-type="float">
            <text:p>18812</text:p>
          </table:table-cell>
          <table:table-cell office:value-type="float" office:value="457.506644695" calcext:value-type="float">
            <text:p>457.506644695</text:p>
          </table:table-cell>
          <table:table-cell office:value-type="float" office:value="310.91392157" calcext:value-type="float">
            <text:p>310.91392157</text:p>
          </table:table-cell>
          <table:table-cell office:value-type="float" office:value="0.4138409118" calcext:value-type="float">
            <text:p>0.4138409118</text:p>
          </table:table-cell>
          <table:table-cell office:value-type="float" office:value="0.0376873327" calcext:value-type="float">
            <text:p>0.0376873327</text:p>
          </table:table-cell>
          <table:table-cell office:value-type="float" office:value="0.3671158774" calcext:value-type="float">
            <text:p>0.3671158774</text:p>
          </table:table-cell>
          <table:table-cell office:value-type="float" office:value="0.066630263" calcext:value-type="float">
            <text:p>0.066630263</text:p>
          </table:table-cell>
          <table:table-cell office:value-type="float" office:value="0.3355354833" calcext:value-type="float">
            <text:p>0.3355354833</text:p>
          </table:table-cell>
          <table:table-cell office:value-type="float" office:value="0.0720801134" calcext:value-type="float">
            <text:p>0.0720801134</text:p>
          </table:table-cell>
          <table:table-cell office:value-type="float" office:value="-0.0007506666" calcext:value-type="float">
            <text:p>-0.0007506666</text:p>
          </table:table-cell>
          <table:table-cell office:value-type="float" office:value="-0.0293821852" calcext:value-type="float">
            <text:p>-0.0293821852</text:p>
          </table:table-cell>
          <table:table-cell office:value-type="float" office:value="-0.0207500876" calcext:value-type="float">
            <text:p>-0.0207500876</text:p>
          </table:table-cell>
          <table:table-cell office:value-type="float" office:value="-0.0029233787" calcext:value-type="float">
            <text:p>-0.0029233787</text:p>
          </table:table-cell>
          <table:table-cell office:value-type="float" office:value="-0.0057009229" calcext:value-type="float">
            <text:p>-0.0057009229</text:p>
          </table:table-cell>
          <table:table-cell office:value-type="float" office:value="-0.0039723849" calcext:value-type="float">
            <text:p>-0.0039723849</text:p>
          </table:table-cell>
          <table:table-cell office:value-type="float" office:value="0.2259186162" calcext:value-type="float">
            <text:p>0.2259186162</text:p>
          </table:table-cell>
          <table:table-cell office:value-type="float" office:value="0.3215409602" calcext:value-type="float">
            <text:p>0.3215409602</text:p>
          </table:table-cell>
          <table:table-cell office:value-type="float" office:value="0.2187709755" calcext:value-type="float">
            <text:p>0.2187709755</text:p>
          </table:table-cell>
          <table:table-cell office:value-type="float" office:value="0.2259186162" calcext:value-type="float">
            <text:p>0.2259186162</text:p>
          </table:table-cell>
          <table:table-cell office:value-type="float" office:value="0.3215409602" calcext:value-type="float">
            <text:p>0.3215409602</text:p>
          </table:table-cell>
          <table:table-cell office:value-type="float" office:value="0.2187709755" calcext:value-type="float">
            <text:p>0.2187709755</text:p>
          </table:table-cell>
          <table:table-cell office:value-type="float" office:value="0.2496502443" calcext:value-type="float">
            <text:p>0.2496502443</text:p>
          </table:table-cell>
          <table:table-cell office:value-type="float" office:value="0.3559684086" calcext:value-type="float">
            <text:p>0.3559684086</text:p>
          </table:table-cell>
          <table:table-cell office:value-type="float" office:value="0.243714936" calcext:value-type="float">
            <text:p>0.243714936</text:p>
          </table:table-cell>
          <table:table-cell office:value-type="float" office:value="0.2043603613" calcext:value-type="float">
            <text:p>0.2043603613</text:p>
          </table:table-cell>
          <table:table-cell office:value-type="float" office:value="0.2908377277" calcext:value-type="float">
            <text:p>0.2908377277</text:p>
          </table:table-cell>
          <table:table-cell office:value-type="float" office:value="0.1964039065" calcext:value-type="float">
            <text:p>0.1964039065</text:p>
          </table:table-cell>
          <table:table-cell office:value-type="float" office:value="0.2377362969" calcext:value-type="float">
            <text:p>0.2377362969</text:p>
          </table:table-cell>
          <table:table-cell office:value-type="float" office:value="0.3298784612" calcext:value-type="float">
            <text:p>0.3298784612</text:p>
          </table:table-cell>
          <table:table-cell office:value-type="float" office:value="0.223593195" calcext:value-type="float">
            <text:p>0.223593195</text:p>
          </table:table-cell>
          <table:table-cell office:value-type="string" calcext:value-type="string">
            <text:p>nan</text:p>
          </table:table-cell>
          <table:table-cell office:value-type="float" office:value="-0.3697234852" calcext:value-type="float">
            <text:p>-0.3697234852</text:p>
          </table:table-cell>
          <table:table-cell office:value-type="float" office:value="-0.9561716993" calcext:value-type="float">
            <text:p>-0.9561716993</text:p>
          </table:table-cell>
          <table:table-cell office:value-type="float" office:value="0.2834976831" calcext:value-type="float">
            <text:p>0.2834976831</text:p>
          </table:table-cell>
          <table:table-cell office:value-type="float" office:value="0.4385305904" calcext:value-type="float">
            <text:p>0.4385305904</text:p>
          </table:table-cell>
          <table:table-cell office:value-type="float" office:value="0.3061006406" calcext:value-type="float">
            <text:p>0.3061006406</text:p>
          </table:table-cell>
          <table:table-cell office:value-type="float" office:value="0.9967252577" calcext:value-type="float">
            <text:p>0.9967252577</text:p>
          </table:table-cell>
          <table:table-cell office:value-type="float" office:value="0.993906854" calcext:value-type="float">
            <text:p>0.993906854</text:p>
          </table:table-cell>
          <table:table-cell office:value-type="float" office:value="0.9555555173" calcext:value-type="float">
            <text:p>0.9555555173</text:p>
          </table:table-cell>
          <table:table-cell office:value-type="float" office:value="0.0643070234" calcext:value-type="float">
            <text:p>0.0643070234</text:p>
          </table:table-cell>
          <table:table-cell office:value-type="float" office:value="0.0430065862" calcext:value-type="float">
            <text:p>0.0430065862</text:p>
          </table:table-cell>
          <table:table-cell office:value-type="float" office:value="0.0294837335" calcext:value-type="float">
            <text:p>0.0294837335</text:p>
          </table:table-cell>
          <table:table-cell office:value-type="float" office:value="-0.0086469818" calcext:value-type="float">
            <text:p>-0.0086469818</text:p>
          </table:table-cell>
          <table:table-cell office:value-type="float" office:value="-0.0110962381" calcext:value-type="float">
            <text:p>-0.0110962381</text:p>
          </table:table-cell>
          <table:table-cell office:value-type="float" office:value="-0.0076497505" calcext:value-type="float">
            <text:p>-0.0076497505</text:p>
          </table:table-cell>
          <table:table-cell office:value-type="float" office:value="0.2359873472" calcext:value-type="float">
            <text:p>0.2359873472</text:p>
          </table:table-cell>
          <table:table-cell office:value-type="float" office:value="0.3362772804" calcext:value-type="float">
            <text:p>0.3362772804</text:p>
          </table:table-cell>
          <table:table-cell office:value-type="float" office:value="0.2326643678" calcext:value-type="float">
            <text:p>0.2326643678</text:p>
          </table:table-cell>
          <table:table-cell office:value-type="float" office:value="0.2359873472" calcext:value-type="float">
            <text:p>0.2359873472</text:p>
          </table:table-cell>
          <table:table-cell office:value-type="float" office:value="0.3362772804" calcext:value-type="float">
            <text:p>0.3362772804</text:p>
          </table:table-cell>
          <table:table-cell office:value-type="float" office:value="0.2326643678" calcext:value-type="float">
            <text:p>0.2326643678</text:p>
          </table:table-cell>
          <table:table-cell office:value-type="float" office:value="0.2587310282" calcext:value-type="float">
            <text:p>0.2587310282</text:p>
          </table:table-cell>
          <table:table-cell office:value-type="float" office:value="0.3690463616" calcext:value-type="float">
            <text:p>0.3690463616</text:p>
          </table:table-cell>
          <table:table-cell office:value-type="float" office:value="0.2570268852" calcext:value-type="float">
            <text:p>0.2570268852</text:p>
          </table:table-cell>
          <table:table-cell office:value-type="float" office:value="0.2208235592" calcext:value-type="float">
            <text:p>0.2208235592</text:p>
          </table:table-cell>
          <table:table-cell office:value-type="float" office:value="0.3124180372" calcext:value-type="float">
            <text:p>0.3124180372</text:p>
          </table:table-cell>
          <table:table-cell office:value-type="float" office:value="0.2150070801" calcext:value-type="float">
            <text:p>0.2150070801</text:p>
          </table:table-cell>
          <table:table-cell office:value-type="float" office:value="0.2585287892" calcext:value-type="float">
            <text:p>0.2585287892</text:p>
          </table:table-cell>
          <table:table-cell office:value-type="float" office:value="0.354828517" calcext:value-type="float">
            <text:p>0.354828517</text:p>
          </table:table-cell>
          <table:table-cell office:value-type="float" office:value="0.245292514" calcext:value-type="float">
            <text:p>0.245292514</text:p>
          </table:table-cell>
          <table:table-cell office:value-type="float" office:value="-0.3831965585" calcext:value-type="float">
            <text:p>-0.3831965585</text:p>
          </table:table-cell>
          <table:table-cell office:value-type="float" office:value="-0.8931776221" calcext:value-type="float">
            <text:p>-0.8931776221</text:p>
          </table:table-cell>
        </table:table-row>
        <table:table-row table:style-name="ro1">
          <table:table-cell office:value-type="string" calcext:value-type="string">
            <text:p>Galago_senegalensis</text:p>
          </table:table-cell>
          <table:table-cell office:value-type="string" calcext:value-type="string">
            <text:p>Galago senegalensis</text:p>
          </table:table-cell>
          <table:table-cell office:value-type="float" office:value="4700" calcext:value-type="float">
            <text:p>4700</text:p>
          </table:table-cell>
          <table:table-cell office:value-type="float" office:value="356.581276596" calcext:value-type="float">
            <text:p>356.581276596</text:p>
          </table:table-cell>
          <table:table-cell office:value-type="float" office:value="209.066854803" calcext:value-type="float">
            <text:p>209.066854803</text:p>
          </table:table-cell>
          <table:table-cell office:value-type="float" office:value="0.4706822558" calcext:value-type="float">
            <text:p>0.4706822558</text:p>
          </table:table-cell>
          <table:table-cell office:value-type="float" office:value="0.0626874591" calcext:value-type="float">
            <text:p>0.0626874591</text:p>
          </table:table-cell>
          <table:table-cell office:value-type="float" office:value="0.4909531004" calcext:value-type="float">
            <text:p>0.4909531004</text:p>
          </table:table-cell>
          <table:table-cell office:value-type="float" office:value="0.1290349495" calcext:value-type="float">
            <text:p>0.1290349495</text:p>
          </table:table-cell>
          <table:table-cell office:value-type="float" office:value="0.4245555933" calcext:value-type="float">
            <text:p>0.4245555933</text:p>
          </table:table-cell>
          <table:table-cell office:value-type="float" office:value="0.0958355728" calcext:value-type="float">
            <text:p>0.0958355728</text:p>
          </table:table-cell>
          <table:table-cell office:value-type="float" office:value="0.006031152" calcext:value-type="float">
            <text:p>0.006031152</text:p>
          </table:table-cell>
          <table:table-cell office:value-type="float" office:value="-0.0421742273" calcext:value-type="float">
            <text:p>-0.0421742273</text:p>
          </table:table-cell>
          <table:table-cell office:value-type="float" office:value="-0.0313995721" calcext:value-type="float">
            <text:p>-0.0313995721</text:p>
          </table:table-cell>
          <table:table-cell office:value-type="float" office:value="0.1963046107" calcext:value-type="float">
            <text:p>0.1963046107</text:p>
          </table:table-cell>
          <table:table-cell office:value-type="float" office:value="0.2031360663" calcext:value-type="float">
            <text:p>0.2031360663</text:p>
          </table:table-cell>
          <table:table-cell office:value-type="float" office:value="0.1353526456" calcext:value-type="float">
            <text:p>0.1353526456</text:p>
          </table:table-cell>
          <table:table-cell office:value-type="float" office:value="0.2664176149" calcext:value-type="float">
            <text:p>0.2664176149</text:p>
          </table:table-cell>
          <table:table-cell office:value-type="float" office:value="0.2984615567" calcext:value-type="float">
            <text:p>0.2984615567</text:p>
          </table:table-cell>
          <table:table-cell office:value-type="float" office:value="0.2024604755" calcext:value-type="float">
            <text:p>0.2024604755</text:p>
          </table:table-cell>
          <table:table-cell office:value-type="float" office:value="0.2664176149" calcext:value-type="float">
            <text:p>0.2664176149</text:p>
          </table:table-cell>
          <table:table-cell office:value-type="float" office:value="0.2984615567" calcext:value-type="float">
            <text:p>0.2984615567</text:p>
          </table:table-cell>
          <table:table-cell office:value-type="float" office:value="0.2024604755" calcext:value-type="float">
            <text:p>0.2024604755</text:p>
          </table:table-cell>
          <table:table-cell office:value-type="float" office:value="0.2984356579" calcext:value-type="float">
            <text:p>0.2984356579</text:p>
          </table:table-cell>
          <table:table-cell office:value-type="float" office:value="0.3331600553" calcext:value-type="float">
            <text:p>0.3331600553</text:p>
          </table:table-cell>
          <table:table-cell office:value-type="float" office:value="0.2256854882" calcext:value-type="float">
            <text:p>0.2256854882</text:p>
          </table:table-cell>
          <table:table-cell office:value-type="float" office:value="0.2740071694" calcext:value-type="float">
            <text:p>0.2740071694</text:p>
          </table:table-cell>
          <table:table-cell office:value-type="float" office:value="0.3056775993" calcext:value-type="float">
            <text:p>0.3056775993</text:p>
          </table:table-cell>
          <table:table-cell office:value-type="float" office:value="0.2052486697" calcext:value-type="float">
            <text:p>0.2052486697</text:p>
          </table:table-cell>
          <table:table-cell office:value-type="float" office:value="0.2764904332" calcext:value-type="float">
            <text:p>0.2764904332</text:p>
          </table:table-cell>
          <table:table-cell office:value-type="float" office:value="0.2963507107" calcext:value-type="float">
            <text:p>0.2963507107</text:p>
          </table:table-cell>
          <table:table-cell office:value-type="float" office:value="0.1988461997" calcext:value-type="float">
            <text:p>0.1988461997</text:p>
          </table:table-cell>
          <table:table-cell office:value-type="string" calcext:value-type="string">
            <text:p>nan</text:p>
          </table:table-cell>
          <table:table-cell office:value-type="float" office:value="-0.3570661528" calcext:value-type="float">
            <text:p>-0.3570661528</text:p>
          </table:table-cell>
          <table:table-cell office:value-type="float" office:value="-0.9802722116" calcext:value-type="float">
            <text:p>-0.9802722116</text:p>
          </table:table-cell>
          <table:table-cell office:value-type="float" office:value="0.3930442392" calcext:value-type="float">
            <text:p>0.3930442392</text:p>
          </table:table-cell>
          <table:table-cell office:value-type="float" office:value="0.4744667234" calcext:value-type="float">
            <text:p>0.4744667234</text:p>
          </table:table-cell>
          <table:table-cell office:value-type="float" office:value="0.3274003253" calcext:value-type="float">
            <text:p>0.3274003253</text:p>
          </table:table-cell>
          <table:table-cell office:value-type="float" office:value="0.9930811467" calcext:value-type="float">
            <text:p>0.9930811467</text:p>
          </table:table-cell>
          <table:table-cell office:value-type="float" office:value="0.9605127507" calcext:value-type="float">
            <text:p>0.9605127507</text:p>
          </table:table-cell>
          <table:table-cell office:value-type="float" office:value="0.8549841502" calcext:value-type="float">
            <text:p>0.8549841502</text:p>
          </table:table-cell>
          <table:table-cell office:value-type="float" office:value="0.0969501596" calcext:value-type="float">
            <text:p>0.0969501596</text:p>
          </table:table-cell>
          <table:table-cell office:value-type="float" office:value="0.1679086212" calcext:value-type="float">
            <text:p>0.1679086212</text:p>
          </table:table-cell>
          <table:table-cell office:value-type="float" office:value="0.1127494504" calcext:value-type="float">
            <text:p>0.1127494504</text:p>
          </table:table-cell>
          <table:table-cell office:value-type="float" office:value="0.2217457471" calcext:value-type="float">
            <text:p>0.2217457471</text:p>
          </table:table-cell>
          <table:table-cell office:value-type="float" office:value="0.2606094361" calcext:value-type="float">
            <text:p>0.2606094361</text:p>
          </table:table-cell>
          <table:table-cell office:value-type="float" office:value="0.1757478842" calcext:value-type="float">
            <text:p>0.1757478842</text:p>
          </table:table-cell>
          <table:table-cell office:value-type="float" office:value="0.2691085345" calcext:value-type="float">
            <text:p>0.2691085345</text:p>
          </table:table-cell>
          <table:table-cell office:value-type="float" office:value="0.3069690986" calcext:value-type="float">
            <text:p>0.3069690986</text:p>
          </table:table-cell>
          <table:table-cell office:value-type="float" office:value="0.210765853" calcext:value-type="float">
            <text:p>0.210765853</text:p>
          </table:table-cell>
          <table:table-cell office:value-type="float" office:value="0.2691085345" calcext:value-type="float">
            <text:p>0.2691085345</text:p>
          </table:table-cell>
          <table:table-cell office:value-type="float" office:value="0.3069690986" calcext:value-type="float">
            <text:p>0.3069690986</text:p>
          </table:table-cell>
          <table:table-cell office:value-type="float" office:value="0.210765853" calcext:value-type="float">
            <text:p>0.210765853</text:p>
          </table:table-cell>
          <table:table-cell office:value-type="float" office:value="0.2994301024" calcext:value-type="float">
            <text:p>0.2994301024</text:p>
          </table:table-cell>
          <table:table-cell office:value-type="float" office:value="0.3344020166" calcext:value-type="float">
            <text:p>0.3344020166</text:p>
          </table:table-cell>
          <table:table-cell office:value-type="float" office:value="0.2287340132" calcext:value-type="float">
            <text:p>0.2287340132</text:p>
          </table:table-cell>
          <table:table-cell office:value-type="float" office:value="0.2937639288" calcext:value-type="float">
            <text:p>0.2937639288</text:p>
          </table:table-cell>
          <table:table-cell office:value-type="float" office:value="0.3499666935" calcext:value-type="float">
            <text:p>0.3499666935</text:p>
          </table:table-cell>
          <table:table-cell office:value-type="float" office:value="0.2402638384" calcext:value-type="float">
            <text:p>0.2402638384</text:p>
          </table:table-cell>
          <table:table-cell office:value-type="float" office:value="0.2955471727" calcext:value-type="float">
            <text:p>0.2955471727</text:p>
          </table:table-cell>
          <table:table-cell office:value-type="float" office:value="0.3368376608" calcext:value-type="float">
            <text:p>0.3368376608</text:p>
          </table:table-cell>
          <table:table-cell office:value-type="float" office:value="0.2308072655" calcext:value-type="float">
            <text:p>0.2308072655</text:p>
          </table:table-cell>
          <table:table-cell office:value-type="float" office:value="-0.3557186667" calcext:value-type="float">
            <text:p>-0.3557186667</text:p>
          </table:table-cell>
          <table:table-cell office:value-type="float" office:value="-0.9933239542" calcext:value-type="float">
            <text:p>-0.9933239542</text:p>
          </table:table-cell>
        </table:table-row>
        <table:table-row table:style-name="ro1">
          <table:table-cell office:value-type="string" calcext:value-type="string">
            <text:p>Halictus_scabiosae</text:p>
          </table:table-cell>
          <table:table-cell office:value-type="string" calcext:value-type="string">
            <text:p>Halictus scabiosae</text:p>
          </table:table-cell>
          <table:table-cell office:value-type="float" office:value="5773" calcext:value-type="float">
            <text:p>5773</text:p>
          </table:table-cell>
          <table:table-cell office:value-type="float" office:value="937.04226572" calcext:value-type="float">
            <text:p>937.04226572</text:p>
          </table:table-cell>
          <table:table-cell office:value-type="float" office:value="638.177281096" calcext:value-type="float">
            <text:p>638.177281096</text:p>
          </table:table-cell>
          <table:table-cell office:value-type="float" office:value="0.429095535" calcext:value-type="float">
            <text:p>0.429095535</text:p>
          </table:table-cell>
          <table:table-cell office:value-type="float" office:value="0.0639211374" calcext:value-type="float">
            <text:p>0.0639211374</text:p>
          </table:table-cell>
          <table:table-cell office:value-type="float" office:value="0.4231987977" calcext:value-type="float">
            <text:p>0.4231987977</text:p>
          </table:table-cell>
          <table:table-cell office:value-type="float" office:value="0.1358943033" calcext:value-type="float">
            <text:p>0.1358943033</text:p>
          </table:table-cell>
          <table:table-cell office:value-type="float" office:value="0.3482000319" calcext:value-type="float">
            <text:p>0.3482000319</text:p>
          </table:table-cell>
          <table:table-cell office:value-type="float" office:value="0.0841969666" calcext:value-type="float">
            <text:p>0.0841969666</text:p>
          </table:table-cell>
          <table:table-cell office:value-type="float" office:value="-0.0070530753" calcext:value-type="float">
            <text:p>-0.0070530753</text:p>
          </table:table-cell>
          <table:table-cell office:value-type="float" office:value="-0.2339486669" calcext:value-type="float">
            <text:p>-0.2339486669</text:p>
          </table:table-cell>
          <table:table-cell office:value-type="float" office:value="-0.1718921916" calcext:value-type="float">
            <text:p>-0.1718921916</text:p>
          </table:table-cell>
          <table:table-cell office:value-type="float" office:value="0.0754411188" calcext:value-type="float">
            <text:p>0.0754411188</text:p>
          </table:table-cell>
          <table:table-cell office:value-type="float" office:value="-0.0537971723" calcext:value-type="float">
            <text:p>-0.0537971723</text:p>
          </table:table-cell>
          <table:table-cell office:value-type="float" office:value="-0.0357796087" calcext:value-type="float">
            <text:p>-0.0357796087</text:p>
          </table:table-cell>
          <table:table-cell office:value-type="float" office:value="-0.0861613138" calcext:value-type="float">
            <text:p>-0.0861613138</text:p>
          </table:table-cell>
          <table:table-cell office:value-type="float" office:value="-0.0792273961" calcext:value-type="float">
            <text:p>-0.0792273961</text:p>
          </table:table-cell>
          <table:table-cell office:value-type="float" office:value="-0.0529274822" calcext:value-type="float">
            <text:p>-0.0529274822</text:p>
          </table:table-cell>
          <table:table-cell office:value-type="float" office:value="-0.0861613138" calcext:value-type="float">
            <text:p>-0.0861613138</text:p>
          </table:table-cell>
          <table:table-cell office:value-type="float" office:value="-0.0792273961" calcext:value-type="float">
            <text:p>-0.0792273961</text:p>
          </table:table-cell>
          <table:table-cell office:value-type="float" office:value="-0.0529274822" calcext:value-type="float">
            <text:p>-0.0529274822</text:p>
          </table:table-cell>
          <table:table-cell office:value-type="float" office:value="-0.1676078179" calcext:value-type="float">
            <text:p>-0.1676078179</text:p>
          </table:table-cell>
          <table:table-cell office:value-type="float" office:value="-0.0772973581" calcext:value-type="float">
            <text:p>-0.0772973581</text:p>
          </table:table-cell>
          <table:table-cell office:value-type="float" office:value="-0.0528272582" calcext:value-type="float">
            <text:p>-0.0528272582</text:p>
          </table:table-cell>
          <table:table-cell office:value-type="float" office:value="-0.1070571832" calcext:value-type="float">
            <text:p>-0.1070571832</text:p>
          </table:table-cell>
          <table:table-cell office:value-type="float" office:value="-0.0986208839" calcext:value-type="float">
            <text:p>-0.0986208839</text:p>
          </table:table-cell>
          <table:table-cell office:value-type="float" office:value="-0.0656869827" calcext:value-type="float">
            <text:p>-0.0656869827</text:p>
          </table:table-cell>
          <table:table-cell office:value-type="float" office:value="-0.1489619" calcext:value-type="float">
            <text:p>-0.1489619</text:p>
          </table:table-cell>
          <table:table-cell office:value-type="float" office:value="-0.0863022208" calcext:value-type="float">
            <text:p>-0.0863022208</text:p>
          </table:table-cell>
          <table:table-cell office:value-type="float" office:value="-0.0580915096" calcext:value-type="float">
            <text:p>-0.0580915096</text:p>
          </table:table-cell>
          <table:table-cell office:value-type="string" calcext:value-type="string">
            <text:p>nan</text:p>
          </table:table-cell>
          <table:table-cell office:value-type="float" office:value="0.0602409521" calcext:value-type="float">
            <text:p>0.0602409521</text:p>
          </table:table-cell>
          <table:table-cell office:value-type="float" office:value="-0.4002479235" calcext:value-type="float">
            <text:p>-0.4002479235</text:p>
          </table:table-cell>
          <table:table-cell office:value-type="float" office:value="-0.1313210614" calcext:value-type="float">
            <text:p>-0.1313210614</text:p>
          </table:table-cell>
          <table:table-cell office:value-type="float" office:value="-0.0553153821" calcext:value-type="float">
            <text:p>-0.0553153821</text:p>
          </table:table-cell>
          <table:table-cell office:value-type="float" office:value="-0.0376518638" calcext:value-type="float">
            <text:p>-0.0376518638</text:p>
          </table:table-cell>
          <table:table-cell office:value-type="float" office:value="0.99013846" calcext:value-type="float">
            <text:p>0.99013846</text:p>
          </table:table-cell>
          <table:table-cell office:value-type="float" office:value="0.9103512947" calcext:value-type="float">
            <text:p>0.9103512947</text:p>
          </table:table-cell>
          <table:table-cell office:value-type="float" office:value="0.7634931146" calcext:value-type="float">
            <text:p>0.7634931146</text:p>
          </table:table-cell>
          <table:table-cell office:value-type="float" office:value="0.1264344648" calcext:value-type="float">
            <text:p>0.1264344648</text:p>
          </table:table-cell>
          <table:table-cell office:value-type="float" office:value="0.1007021067" calcext:value-type="float">
            <text:p>0.1007021067</text:p>
          </table:table-cell>
          <table:table-cell office:value-type="float" office:value="0.0682429984" calcext:value-type="float">
            <text:p>0.0682429984</text:p>
          </table:table-cell>
          <table:table-cell office:value-type="float" office:value="0.1251352299" calcext:value-type="float">
            <text:p>0.1251352299</text:p>
          </table:table-cell>
          <table:table-cell office:value-type="float" office:value="0.0788269427" calcext:value-type="float">
            <text:p>0.0788269427</text:p>
          </table:table-cell>
          <table:table-cell office:value-type="float" office:value="0.0530263238" calcext:value-type="float">
            <text:p>0.0530263238</text:p>
          </table:table-cell>
          <table:table-cell office:value-type="float" office:value="-0.06664285" calcext:value-type="float">
            <text:p>-0.06664285</text:p>
          </table:table-cell>
          <table:table-cell office:value-type="float" office:value="-0.0252420923" calcext:value-type="float">
            <text:p>-0.0252420923</text:p>
          </table:table-cell>
          <table:table-cell office:value-type="float" office:value="-0.0167412928" calcext:value-type="float">
            <text:p>-0.0167412928</text:p>
          </table:table-cell>
          <table:table-cell office:value-type="float" office:value="-0.06664285" calcext:value-type="float">
            <text:p>-0.06664285</text:p>
          </table:table-cell>
          <table:table-cell office:value-type="float" office:value="-0.0252420923" calcext:value-type="float">
            <text:p>-0.0252420923</text:p>
          </table:table-cell>
          <table:table-cell office:value-type="float" office:value="-0.0167412928" calcext:value-type="float">
            <text:p>-0.0167412928</text:p>
          </table:table-cell>
          <table:table-cell office:value-type="float" office:value="-0.1836576587" calcext:value-type="float">
            <text:p>-0.1836576587</text:p>
          </table:table-cell>
          <table:table-cell office:value-type="float" office:value="-0.1234630955" calcext:value-type="float">
            <text:p>-0.1234630955</text:p>
          </table:table-cell>
          <table:table-cell office:value-type="float" office:value="-0.0845493719" calcext:value-type="float">
            <text:p>-0.0845493719</text:p>
          </table:table-cell>
          <table:table-cell office:value-type="float" office:value="-0.0833397749" calcext:value-type="float">
            <text:p>-0.0833397749</text:p>
          </table:table-cell>
          <table:table-cell office:value-type="float" office:value="-0.0434237011" calcext:value-type="float">
            <text:p>-0.0434237011</text:p>
          </table:table-cell>
          <table:table-cell office:value-type="float" office:value="-0.028940845" calcext:value-type="float">
            <text:p>-0.028940845</text:p>
          </table:table-cell>
          <table:table-cell office:value-type="float" office:value="-0.1459639787" calcext:value-type="float">
            <text:p>-0.1459639787</text:p>
          </table:table-cell>
          <table:table-cell office:value-type="float" office:value="-0.0924936711" calcext:value-type="float">
            <text:p>-0.0924936711</text:p>
          </table:table-cell>
          <table:table-cell office:value-type="float" office:value="-0.062983433" calcext:value-type="float">
            <text:p>-0.062983433</text:p>
          </table:table-cell>
          <table:table-cell office:value-type="float" office:value="0.0738227194" calcext:value-type="float">
            <text:p>0.0738227194</text:p>
          </table:table-cell>
          <table:table-cell office:value-type="float" office:value="-0.6649894609" calcext:value-type="float">
            <text:p>-0.6649894609</text:p>
          </table:table-cell>
        </table:table-row>
        <table:table-row table:style-name="ro1">
          <table:table-cell office:value-type="string" calcext:value-type="string">
            <text:p>Halictus_sexinctus</text:p>
          </table:table-cell>
          <table:table-cell office:value-type="string" calcext:value-type="string">
            <text:p>Halictus sexcinctus</text:p>
          </table:table-cell>
          <table:table-cell office:value-type="float" office:value="4843" calcext:value-type="float">
            <text:p>4843</text:p>
          </table:table-cell>
          <table:table-cell office:value-type="float" office:value="446.281850093" calcext:value-type="float">
            <text:p>446.281850093</text:p>
          </table:table-cell>
          <table:table-cell office:value-type="float" office:value="310.976239297" calcext:value-type="float">
            <text:p>310.976239297</text:p>
          </table:table-cell>
          <table:table-cell office:value-type="float" office:value="0.4160325437" calcext:value-type="float">
            <text:p>0.4160325437</text:p>
          </table:table-cell>
          <table:table-cell office:value-type="float" office:value="0.0590433317" calcext:value-type="float">
            <text:p>0.0590433317</text:p>
          </table:table-cell>
          <table:table-cell office:value-type="float" office:value="0.3967780849" calcext:value-type="float">
            <text:p>0.3967780849</text:p>
          </table:table-cell>
          <table:table-cell office:value-type="float" office:value="0.1307549587" calcext:value-type="float">
            <text:p>0.1307549587</text:p>
          </table:table-cell>
          <table:table-cell office:value-type="float" office:value="0.3303251348" calcext:value-type="float">
            <text:p>0.3303251348</text:p>
          </table:table-cell>
          <table:table-cell office:value-type="float" office:value="0.08141509" calcext:value-type="float">
            <text:p>0.08141509</text:p>
          </table:table-cell>
          <table:table-cell office:value-type="float" office:value="-0.0056348817" calcext:value-type="float">
            <text:p>-0.0056348817</text:p>
          </table:table-cell>
          <table:table-cell office:value-type="float" office:value="-0.2488330441" calcext:value-type="float">
            <text:p>-0.2488330441</text:p>
          </table:table-cell>
          <table:table-cell office:value-type="float" office:value="-0.1802795835" calcext:value-type="float">
            <text:p>-0.1802795835</text:p>
          </table:table-cell>
          <table:table-cell office:value-type="float" office:value="0.2011360115" calcext:value-type="float">
            <text:p>0.2011360115</text:p>
          </table:table-cell>
          <table:table-cell office:value-type="float" office:value="0.1496870561" calcext:value-type="float">
            <text:p>0.1496870561</text:p>
          </table:table-cell>
          <table:table-cell office:value-type="float" office:value="0.1006815458" calcext:value-type="float">
            <text:p>0.1006815458</text:p>
          </table:table-cell>
          <table:table-cell office:value-type="float" office:value="0.388163483" calcext:value-type="float">
            <text:p>0.388163483</text:p>
          </table:table-cell>
          <table:table-cell office:value-type="float" office:value="0.4285077618" calcext:value-type="float">
            <text:p>0.4285077618</text:p>
          </table:table-cell>
          <table:table-cell office:value-type="float" office:value="0.2893953125" calcext:value-type="float">
            <text:p>0.2893953125</text:p>
          </table:table-cell>
          <table:table-cell office:value-type="float" office:value="0.388163483" calcext:value-type="float">
            <text:p>0.388163483</text:p>
          </table:table-cell>
          <table:table-cell office:value-type="float" office:value="0.4285077618" calcext:value-type="float">
            <text:p>0.4285077618</text:p>
          </table:table-cell>
          <table:table-cell office:value-type="float" office:value="0.2893953125" calcext:value-type="float">
            <text:p>0.2893953125</text:p>
          </table:table-cell>
          <table:table-cell office:value-type="float" office:value="0.3439882688" calcext:value-type="float">
            <text:p>0.3439882688</text:p>
          </table:table-cell>
          <table:table-cell office:value-type="float" office:value="0.4442614603" calcext:value-type="float">
            <text:p>0.4442614603</text:p>
          </table:table-cell>
          <table:table-cell office:value-type="float" office:value="0.3013508022" calcext:value-type="float">
            <text:p>0.3013508022</text:p>
          </table:table-cell>
          <table:table-cell office:value-type="float" office:value="0.3489717694" calcext:value-type="float">
            <text:p>0.3489717694</text:p>
          </table:table-cell>
          <table:table-cell office:value-type="float" office:value="0.3676548642" calcext:value-type="float">
            <text:p>0.3676548642</text:p>
          </table:table-cell>
          <table:table-cell office:value-type="float" office:value="0.2457370961" calcext:value-type="float">
            <text:p>0.2457370961</text:p>
          </table:table-cell>
          <table:table-cell office:value-type="float" office:value="0.3096771557" calcext:value-type="float">
            <text:p>0.3096771557</text:p>
          </table:table-cell>
          <table:table-cell office:value-type="float" office:value="0.3610347544" calcext:value-type="float">
            <text:p>0.3610347544</text:p>
          </table:table-cell>
          <table:table-cell office:value-type="float" office:value="0.2390146148" calcext:value-type="float">
            <text:p>0.2390146148</text:p>
          </table:table-cell>
          <table:table-cell office:value-type="string" calcext:value-type="string">
            <text:p>nan</text:p>
          </table:table-cell>
          <table:table-cell office:value-type="float" office:value="-0.453458466" calcext:value-type="float">
            <text:p>-0.453458466</text:p>
          </table:table-cell>
          <table:table-cell office:value-type="float" office:value="-0.9471694804" calcext:value-type="float">
            <text:p>-0.9471694804</text:p>
          </table:table-cell>
          <table:table-cell office:value-type="float" office:value="0.4592273681" calcext:value-type="float">
            <text:p>0.4592273681</text:p>
          </table:table-cell>
          <table:table-cell office:value-type="float" office:value="0.5775507772" calcext:value-type="float">
            <text:p>0.5775507772</text:p>
          </table:table-cell>
          <table:table-cell office:value-type="float" office:value="0.4019540554" calcext:value-type="float">
            <text:p>0.4019540554</text:p>
          </table:table-cell>
          <table:table-cell office:value-type="float" office:value="0.9752577582" calcext:value-type="float">
            <text:p>0.9752577582</text:p>
          </table:table-cell>
          <table:table-cell office:value-type="float" office:value="0.8497375539" calcext:value-type="float">
            <text:p>0.8497375539</text:p>
          </table:table-cell>
          <table:table-cell office:value-type="float" office:value="0.6995561041" calcext:value-type="float">
            <text:p>0.6995561041</text:p>
          </table:table-cell>
          <table:table-cell office:value-type="float" office:value="0.2107155728" calcext:value-type="float">
            <text:p>0.2107155728</text:p>
          </table:table-cell>
          <table:table-cell office:value-type="float" office:value="0.2083615075" calcext:value-type="float">
            <text:p>0.2083615075</text:p>
          </table:table-cell>
          <table:table-cell office:value-type="float" office:value="0.144354206" calcext:value-type="float">
            <text:p>0.144354206</text:p>
          </table:table-cell>
          <table:table-cell office:value-type="float" office:value="0.2390698886" calcext:value-type="float">
            <text:p>0.2390698886</text:p>
          </table:table-cell>
          <table:table-cell office:value-type="float" office:value="0.2481593583" calcext:value-type="float">
            <text:p>0.2481593583</text:p>
          </table:table-cell>
          <table:table-cell office:value-type="float" office:value="0.171325799" calcext:value-type="float">
            <text:p>0.171325799</text:p>
          </table:table-cell>
          <table:table-cell office:value-type="float" office:value="0.4222027927" calcext:value-type="float">
            <text:p>0.4222027927</text:p>
          </table:table-cell>
          <table:table-cell office:value-type="float" office:value="0.5536100566" calcext:value-type="float">
            <text:p>0.5536100566</text:p>
          </table:table-cell>
          <table:table-cell office:value-type="float" office:value="0.3935424333" calcext:value-type="float">
            <text:p>0.3935424333</text:p>
          </table:table-cell>
          <table:table-cell office:value-type="float" office:value="0.4222027927" calcext:value-type="float">
            <text:p>0.4222027927</text:p>
          </table:table-cell>
          <table:table-cell office:value-type="float" office:value="0.5536100566" calcext:value-type="float">
            <text:p>0.5536100566</text:p>
          </table:table-cell>
          <table:table-cell office:value-type="float" office:value="0.3935424333" calcext:value-type="float">
            <text:p>0.3935424333</text:p>
          </table:table-cell>
          <table:table-cell office:value-type="float" office:value="0.3507005199" calcext:value-type="float">
            <text:p>0.3507005199</text:p>
          </table:table-cell>
          <table:table-cell office:value-type="float" office:value="0.5126594544" calcext:value-type="float">
            <text:p>0.5126594544</text:p>
          </table:table-cell>
          <table:table-cell office:value-type="float" office:value="0.3616213748" calcext:value-type="float">
            <text:p>0.3616213748</text:p>
          </table:table-cell>
          <table:table-cell office:value-type="float" office:value="0.4020786319" calcext:value-type="float">
            <text:p>0.4020786319</text:p>
          </table:table-cell>
          <table:table-cell office:value-type="float" office:value="0.5240033289" calcext:value-type="float">
            <text:p>0.5240033289</text:p>
          </table:table-cell>
          <table:table-cell office:value-type="float" office:value="0.3722467463" calcext:value-type="float">
            <text:p>0.3722467463</text:p>
          </table:table-cell>
          <table:table-cell office:value-type="float" office:value="0.355950236" calcext:value-type="float">
            <text:p>0.355950236</text:p>
          </table:table-cell>
          <table:table-cell office:value-type="float" office:value="0.5004071362" calcext:value-type="float">
            <text:p>0.5004071362</text:p>
          </table:table-cell>
          <table:table-cell office:value-type="float" office:value="0.3518972621" calcext:value-type="float">
            <text:p>0.3518972621</text:p>
          </table:table-cell>
          <table:table-cell office:value-type="float" office:value="-0.5361419445" calcext:value-type="float">
            <text:p>-0.5361419445</text:p>
          </table:table-cell>
          <table:table-cell office:value-type="float" office:value="-1.029814553" calcext:value-type="float">
            <text:p>-1.029814553</text:p>
          </table:table-cell>
        </table:table-row>
        <table:table-row table:style-name="ro1">
          <table:table-cell office:value-type="string" calcext:value-type="string">
            <text:p>Halictus_simplex</text:p>
          </table:table-cell>
          <table:table-cell office:value-type="string" calcext:value-type="string">
            <text:p>Halictus simplex</text:p>
          </table:table-cell>
          <table:table-cell office:value-type="float" office:value="6142" calcext:value-type="float">
            <text:p>6142</text:p>
          </table:table-cell>
          <table:table-cell office:value-type="float" office:value="464.833116249" calcext:value-type="float">
            <text:p>464.833116249</text:p>
          </table:table-cell>
          <table:table-cell office:value-type="float" office:value="313.282759275" calcext:value-type="float">
            <text:p>313.282759275</text:p>
          </table:table-cell>
          <table:table-cell office:value-type="float" office:value="0.4123534946" calcext:value-type="float">
            <text:p>0.4123534946</text:p>
          </table:table-cell>
          <table:table-cell office:value-type="float" office:value="0.0596721817" calcext:value-type="float">
            <text:p>0.0596721817</text:p>
          </table:table-cell>
          <table:table-cell office:value-type="float" office:value="0.3879868185" calcext:value-type="float">
            <text:p>0.3879868185</text:p>
          </table:table-cell>
          <table:table-cell office:value-type="float" office:value="0.1312929633" calcext:value-type="float">
            <text:p>0.1312929633</text:p>
          </table:table-cell>
          <table:table-cell office:value-type="float" office:value="0.3330752387" calcext:value-type="float">
            <text:p>0.3330752387</text:p>
          </table:table-cell>
          <table:table-cell office:value-type="float" office:value="0.0819228414" calcext:value-type="float">
            <text:p>0.0819228414</text:p>
          </table:table-cell>
          <table:table-cell office:value-type="float" office:value="-0.00227349" calcext:value-type="float">
            <text:p>-0.00227349</text:p>
          </table:table-cell>
          <table:table-cell office:value-type="float" office:value="-0.2462881518" calcext:value-type="float">
            <text:p>-0.2462881518</text:p>
          </table:table-cell>
          <table:table-cell office:value-type="float" office:value="-0.1792527564" calcext:value-type="float">
            <text:p>-0.1792527564</text:p>
          </table:table-cell>
          <table:table-cell office:value-type="float" office:value="0.2214887969" calcext:value-type="float">
            <text:p>0.2214887969</text:p>
          </table:table-cell>
          <table:table-cell office:value-type="float" office:value="0.1602810463" calcext:value-type="float">
            <text:p>0.1602810463</text:p>
          </table:table-cell>
          <table:table-cell office:value-type="float" office:value="0.1078095053" calcext:value-type="float">
            <text:p>0.1078095053</text:p>
          </table:table-cell>
          <table:table-cell office:value-type="string" calcext:value-type="string">
            <text:p>nan</text:p>
          </table:table-cell>
          <table:table-cell office:value-type="float" office:value="0.4451227919" calcext:value-type="float">
            <text:p>0.4451227919</text:p>
          </table:table-cell>
          <table:table-cell office:value-type="float" office:value="0.2989783556" calcext:value-type="float">
            <text:p>0.2989783556</text:p>
          </table:table-cell>
          <table:table-cell office:value-type="string" calcext:value-type="string">
            <text:p>nan</text:p>
          </table:table-cell>
          <table:table-cell office:value-type="float" office:value="0.4451227919" calcext:value-type="float">
            <text:p>0.4451227919</text:p>
          </table:table-cell>
          <table:table-cell office:value-type="float" office:value="0.2989783556" calcext:value-type="float">
            <text:p>0.2989783556</text:p>
          </table:table-cell>
          <table:table-cell office:value-type="string" calcext:value-type="string">
            <text:p>nan</text:p>
          </table:table-cell>
          <table:table-cell office:value-type="float" office:value="0.4831422306" calcext:value-type="float">
            <text:p>0.4831422306</text:p>
          </table:table-cell>
          <table:table-cell office:value-type="float" office:value="0.3271991166" calcext:value-type="float">
            <text:p>0.3271991166</text:p>
          </table:table-cell>
          <table:table-cell office:value-type="float" office:value="0.371884059" calcext:value-type="float">
            <text:p>0.371884059</text:p>
          </table:table-cell>
          <table:table-cell office:value-type="float" office:value="0.3964602823" calcext:value-type="float">
            <text:p>0.3964602823</text:p>
          </table:table-cell>
          <table:table-cell office:value-type="float" office:value="0.2645766097" calcext:value-type="float">
            <text:p>0.2645766097</text:p>
          </table:table-cell>
          <table:table-cell office:value-type="float" office:value="0.3402047882" calcext:value-type="float">
            <text:p>0.3402047882</text:p>
          </table:table-cell>
          <table:table-cell office:value-type="float" office:value="0.4015715025" calcext:value-type="float">
            <text:p>0.4015715025</text:p>
          </table:table-cell>
          <table:table-cell office:value-type="float" office:value="0.2665302879" calcext:value-type="float">
            <text:p>0.2665302879</text:p>
          </table:table-cell>
          <table:table-cell office:value-type="string" calcext:value-type="string">
            <text:p>nan</text:p>
          </table:table-cell>
          <table:table-cell office:value-type="float" office:value="-0.4758329292" calcext:value-type="float">
            <text:p>-0.4758329292</text:p>
          </table:table-cell>
          <table:table-cell office:value-type="float" office:value="-0.9236732876" calcext:value-type="float">
            <text:p>-0.9236732876</text:p>
          </table:table-cell>
          <table:table-cell office:value-type="float" office:value="0.4709166411" calcext:value-type="float">
            <text:p>0.4709166411</text:p>
          </table:table-cell>
          <table:table-cell office:value-type="float" office:value="0.5908804281" calcext:value-type="float">
            <text:p>0.5908804281</text:p>
          </table:table-cell>
          <table:table-cell office:value-type="float" office:value="0.4108549459" calcext:value-type="float">
            <text:p>0.4108549459</text:p>
          </table:table-cell>
          <table:table-cell office:value-type="float" office:value="0.9756476821" calcext:value-type="float">
            <text:p>0.9756476821</text:p>
          </table:table-cell>
          <table:table-cell office:value-type="float" office:value="0.8554317994" calcext:value-type="float">
            <text:p>0.8554317994</text:p>
          </table:table-cell>
          <table:table-cell office:value-type="float" office:value="0.7049464894" calcext:value-type="float">
            <text:p>0.7049464894</text:p>
          </table:table-cell>
          <table:table-cell office:value-type="float" office:value="0.2055739837" calcext:value-type="float">
            <text:p>0.2055739837</text:p>
          </table:table-cell>
          <table:table-cell office:value-type="float" office:value="0.1991538112" calcext:value-type="float">
            <text:p>0.1991538112</text:p>
          </table:table-cell>
          <table:table-cell office:value-type="float" office:value="0.1380943923" calcext:value-type="float">
            <text:p>0.1380943923</text:p>
          </table:table-cell>
          <table:table-cell office:value-type="float" office:value="0.2596489066" calcext:value-type="float">
            <text:p>0.2596489066</text:p>
          </table:table-cell>
          <table:table-cell office:value-type="float" office:value="0.2462785421" calcext:value-type="float">
            <text:p>0.2462785421</text:p>
          </table:table-cell>
          <table:table-cell office:value-type="float" office:value="0.1692601944" calcext:value-type="float">
            <text:p>0.1692601944</text:p>
          </table:table-cell>
          <table:table-cell office:value-type="string" calcext:value-type="string">
            <text:p>nan</text:p>
          </table:table-cell>
          <table:table-cell office:value-type="float" office:value="0.5695181927" calcext:value-type="float">
            <text:p>0.5695181927</text:p>
          </table:table-cell>
          <table:table-cell office:value-type="float" office:value="0.3529217763" calcext:value-type="float">
            <text:p>0.3529217763</text:p>
          </table:table-cell>
          <table:table-cell office:value-type="string" calcext:value-type="string">
            <text:p>nan</text:p>
          </table:table-cell>
          <table:table-cell office:value-type="float" office:value="0.5695181927" calcext:value-type="float">
            <text:p>0.5695181927</text:p>
          </table:table-cell>
          <table:table-cell office:value-type="float" office:value="0.3529217763" calcext:value-type="float">
            <text:p>0.3529217763</text:p>
          </table:table-cell>
          <table:table-cell office:value-type="string" calcext:value-type="string">
            <text:p>nan</text:p>
          </table:table-cell>
          <table:table-cell office:value-type="float" office:value="0.5558356709" calcext:value-type="float">
            <text:p>0.5558356709</text:p>
          </table:table-cell>
          <table:table-cell office:value-type="float" office:value="0.3345462706" calcext:value-type="float">
            <text:p>0.3345462706</text:p>
          </table:table-cell>
          <table:table-cell office:value-type="float" office:value="0.4245973779" calcext:value-type="float">
            <text:p>0.4245973779</text:p>
          </table:table-cell>
          <table:table-cell office:value-type="float" office:value="0.5515324271" calcext:value-type="float">
            <text:p>0.5515324271</text:p>
          </table:table-cell>
          <table:table-cell office:value-type="float" office:value="0.3909757254" calcext:value-type="float">
            <text:p>0.3909757254</text:p>
          </table:table-cell>
          <table:table-cell office:value-type="float" office:value="0.3877311233" calcext:value-type="float">
            <text:p>0.3877311233</text:p>
          </table:table-cell>
          <table:table-cell office:value-type="float" office:value="0.5457240575" calcext:value-type="float">
            <text:p>0.5457240575</text:p>
          </table:table-cell>
          <table:table-cell office:value-type="float" office:value="0.3855484047" calcext:value-type="float">
            <text:p>0.3855484047</text:p>
          </table:table-cell>
          <table:table-cell office:value-type="float" office:value="-0.5547035914" calcext:value-type="float">
            <text:p>-0.5547035914</text:p>
          </table:table-cell>
          <table:table-cell office:value-type="float" office:value="-0.9475566129" calcext:value-type="float">
            <text:p>-0.9475566129</text:p>
          </table:table-cell>
        </table:table-row>
        <table:table-row table:style-name="ro1">
          <table:table-cell office:value-type="string" calcext:value-type="string">
            <text:p>Hippocampus_guttulatus</text:p>
          </table:table-cell>
          <table:table-cell office:value-type="string" calcext:value-type="string">
            <text:p>Hippocampus guttulatus</text:p>
          </table:table-cell>
          <table:table-cell office:value-type="float" office:value="20981" calcext:value-type="float">
            <text:p>20981</text:p>
          </table:table-cell>
          <table:table-cell office:value-type="float" office:value="1029.13507459" calcext:value-type="float">
            <text:p>1029.13507459</text:p>
          </table:table-cell>
          <table:table-cell office:value-type="float" office:value="1009.72337173" calcext:value-type="float">
            <text:p>1009.72337173</text:p>
          </table:table-cell>
          <table:table-cell office:value-type="float" office:value="0.5405199414" calcext:value-type="float">
            <text:p>0.5405199414</text:p>
          </table:table-cell>
          <table:table-cell office:value-type="float" office:value="0.0581073692" calcext:value-type="float">
            <text:p>0.0581073692</text:p>
          </table:table-cell>
          <table:table-cell office:value-type="float" office:value="0.6428198068" calcext:value-type="float">
            <text:p>0.6428198068</text:p>
          </table:table-cell>
          <table:table-cell office:value-type="float" office:value="0.1192599126" calcext:value-type="float">
            <text:p>0.1192599126</text:p>
          </table:table-cell>
          <table:table-cell office:value-type="float" office:value="0.4479389989" calcext:value-type="float">
            <text:p>0.4479389989</text:p>
          </table:table-cell>
          <table:table-cell office:value-type="float" office:value="0.0747303965" calcext:value-type="float">
            <text:p>0.0747303965</text:p>
          </table:table-cell>
          <table:table-cell office:value-type="float" office:value="-0.0046587573" calcext:value-type="float">
            <text:p>-0.0046587573</text:p>
          </table:table-cell>
          <table:table-cell office:value-type="float" office:value="0.0910042268" calcext:value-type="float">
            <text:p>0.0910042268</text:p>
          </table:table-cell>
          <table:table-cell office:value-type="float" office:value="0.0659090515" calcext:value-type="float">
            <text:p>0.0659090515</text:p>
          </table:table-cell>
          <table:table-cell office:value-type="float" office:value="0.0365459104" calcext:value-type="float">
            <text:p>0.0365459104</text:p>
          </table:table-cell>
          <table:table-cell office:value-type="float" office:value="0.0657072698" calcext:value-type="float">
            <text:p>0.0657072698</text:p>
          </table:table-cell>
          <table:table-cell office:value-type="float" office:value="0.0431362433" calcext:value-type="float">
            <text:p>0.0431362433</text:p>
          </table:table-cell>
          <table:table-cell office:value-type="string" calcext:value-type="string">
            <text:p>nan</text:p>
          </table:table-cell>
          <table:table-cell office:value-type="float" office:value="-0.0288619684" calcext:value-type="float">
            <text:p>-0.0288619684</text:p>
          </table:table-cell>
          <table:table-cell office:value-type="float" office:value="-0.0198440531" calcext:value-type="float">
            <text:p>-0.0198440531</text:p>
          </table:table-cell>
          <table:table-cell office:value-type="string" calcext:value-type="string">
            <text:p>nan</text:p>
          </table:table-cell>
          <table:table-cell office:value-type="float" office:value="-0.0288619684" calcext:value-type="float">
            <text:p>-0.0288619684</text:p>
          </table:table-cell>
          <table:table-cell office:value-type="float" office:value="-0.0198440531" calcext:value-type="float">
            <text:p>-0.0198440531</text:p>
          </table:table-cell>
          <table:table-cell office:value-type="string" calcext:value-type="string">
            <text:p>nan</text:p>
          </table:table-cell>
          <table:table-cell office:value-type="float" office:value="-0.051537306" calcext:value-type="float">
            <text:p>-0.051537306</text:p>
          </table:table-cell>
          <table:table-cell office:value-type="float" office:value="-0.0373182588" calcext:value-type="float">
            <text:p>-0.0373182588</text:p>
          </table:table-cell>
          <table:table-cell office:value-type="float" office:value="-0.0738898219" calcext:value-type="float">
            <text:p>-0.0738898219</text:p>
          </table:table-cell>
          <table:table-cell office:value-type="float" office:value="-0.0168150336" calcext:value-type="float">
            <text:p>-0.0168150336</text:p>
          </table:table-cell>
          <table:table-cell office:value-type="float" office:value="-0.0122725286" calcext:value-type="float">
            <text:p>-0.0122725286</text:p>
          </table:table-cell>
          <table:table-cell office:value-type="float" office:value="-0.1128329435" calcext:value-type="float">
            <text:p>-0.1128329435</text:p>
          </table:table-cell>
          <table:table-cell office:value-type="float" office:value="-0.0501536201" calcext:value-type="float">
            <text:p>-0.0501536201</text:p>
          </table:table-cell>
          <table:table-cell office:value-type="float" office:value="-0.0356221364" calcext:value-type="float">
            <text:p>-0.0356221364</text:p>
          </table:table-cell>
          <table:table-cell office:value-type="string" calcext:value-type="string">
            <text:p>nan</text:p>
          </table:table-cell>
          <table:table-cell office:value-type="float" office:value="0.0482793576" calcext:value-type="float">
            <text:p>0.0482793576</text:p>
          </table:table-cell>
          <table:table-cell office:value-type="float" office:value="-0.8258082961" calcext:value-type="float">
            <text:p>-0.8258082961</text:p>
          </table:table-cell>
          <table:table-cell office:value-type="float" office:value="-0.1114541216" calcext:value-type="float">
            <text:p>-0.1114541216</text:p>
          </table:table-cell>
          <table:table-cell office:value-type="float" office:value="-0.0473503635" calcext:value-type="float">
            <text:p>-0.0473503635</text:p>
          </table:table-cell>
          <table:table-cell office:value-type="float" office:value="-0.0336154912" calcext:value-type="float">
            <text:p>-0.0336154912</text:p>
          </table:table-cell>
          <table:table-cell office:value-type="float" office:value="0.9832192472" calcext:value-type="float">
            <text:p>0.9832192472</text:p>
          </table:table-cell>
          <table:table-cell office:value-type="float" office:value="0.9491748838" calcext:value-type="float">
            <text:p>0.9491748838</text:p>
          </table:table-cell>
          <table:table-cell office:value-type="float" office:value="0.8139790704" calcext:value-type="float">
            <text:p>0.8139790704</text:p>
          </table:table-cell>
          <table:table-cell office:value-type="float" office:value="-0.1793615563" calcext:value-type="float">
            <text:p>-0.1793615563</text:p>
          </table:table-cell>
          <table:table-cell office:value-type="float" office:value="-0.1822892833" calcext:value-type="float">
            <text:p>-0.1822892833</text:p>
          </table:table-cell>
          <table:table-cell office:value-type="float" office:value="-0.1235094761" calcext:value-type="float">
            <text:p>-0.1235094761</text:p>
          </table:table-cell>
          <table:table-cell office:value-type="float" office:value="-0.0088325356" calcext:value-type="float">
            <text:p>-0.0088325356</text:p>
          </table:table-cell>
          <table:table-cell office:value-type="float" office:value="-0.0069079284" calcext:value-type="float">
            <text:p>-0.0069079284</text:p>
          </table:table-cell>
          <table:table-cell office:value-type="float" office:value="-0.0050180948" calcext:value-type="float">
            <text:p>-0.0050180948</text:p>
          </table:table-cell>
          <table:table-cell office:value-type="string" calcext:value-type="string">
            <text:p>nan</text:p>
          </table:table-cell>
          <table:table-cell office:value-type="float" office:value="-0.0091854489" calcext:value-type="float">
            <text:p>-0.0091854489</text:p>
          </table:table-cell>
          <table:table-cell office:value-type="float" office:value="-0.0923353851" calcext:value-type="float">
            <text:p>-0.0923353851</text:p>
          </table:table-cell>
          <table:table-cell office:value-type="string" calcext:value-type="string">
            <text:p>nan</text:p>
          </table:table-cell>
          <table:table-cell office:value-type="float" office:value="-0.0091854489" calcext:value-type="float">
            <text:p>-0.0091854489</text:p>
          </table:table-cell>
          <table:table-cell office:value-type="float" office:value="-0.0923353851" calcext:value-type="float">
            <text:p>-0.0923353851</text:p>
          </table:table-cell>
          <table:table-cell office:value-type="string" calcext:value-type="string">
            <text:p>nan</text:p>
          </table:table-cell>
          <table:table-cell office:value-type="float" office:value="-0.076095615" calcext:value-type="float">
            <text:p>-0.076095615</text:p>
          </table:table-cell>
          <table:table-cell office:value-type="float" office:value="-0.1158403446" calcext:value-type="float">
            <text:p>-0.1158403446</text:p>
          </table:table-cell>
          <table:table-cell office:value-type="float" office:value="-0.0941925529" calcext:value-type="float">
            <text:p>-0.0941925529</text:p>
          </table:table-cell>
          <table:table-cell office:value-type="float" office:value="-0.0320310208" calcext:value-type="float">
            <text:p>-0.0320310208</text:p>
          </table:table-cell>
          <table:table-cell office:value-type="float" office:value="-0.022571436" calcext:value-type="float">
            <text:p>-0.022571436</text:p>
          </table:table-cell>
          <table:table-cell office:value-type="float" office:value="-0.1650753893" calcext:value-type="float">
            <text:p>-0.1650753893</text:p>
          </table:table-cell>
          <table:table-cell office:value-type="float" office:value="-0.1104258011" calcext:value-type="float">
            <text:p>-0.1104258011</text:p>
          </table:table-cell>
          <table:table-cell office:value-type="float" office:value="-0.0760401361" calcext:value-type="float">
            <text:p>-0.0760401361</text:p>
          </table:table-cell>
          <table:table-cell office:value-type="float" office:value="0.0909923193" calcext:value-type="float">
            <text:p>0.0909923193</text:p>
          </table:table-cell>
          <table:table-cell office:value-type="float" office:value="-0.6357032885" calcext:value-type="float">
            <text:p>-0.6357032885</text:p>
          </table:table-cell>
        </table:table-row>
        <table:table-row table:style-name="ro1">
          <table:table-cell office:value-type="string" calcext:value-type="string">
            <text:p>Hippocampus_hippocampus</text:p>
          </table:table-cell>
          <table:table-cell office:value-type="string" calcext:value-type="string">
            <text:p>Hippocampus hippocampus</text:p>
          </table:table-cell>
          <table:table-cell office:value-type="float" office:value="21212" calcext:value-type="float">
            <text:p>21212</text:p>
          </table:table-cell>
          <table:table-cell office:value-type="float" office:value="835.016358665" calcext:value-type="float">
            <text:p>835.016358665</text:p>
          </table:table-cell>
          <table:table-cell office:value-type="float" office:value="741.623162978" calcext:value-type="float">
            <text:p>741.623162978</text:p>
          </table:table-cell>
          <table:table-cell office:value-type="float" office:value="0.5367962233" calcext:value-type="float">
            <text:p>0.5367962233</text:p>
          </table:table-cell>
          <table:table-cell office:value-type="float" office:value="0.0581299956" calcext:value-type="float">
            <text:p>0.0581299956</text:p>
          </table:table-cell>
          <table:table-cell office:value-type="float" office:value="0.6350049369" calcext:value-type="float">
            <text:p>0.6350049369</text:p>
          </table:table-cell>
          <table:table-cell office:value-type="float" office:value="0.1211192866" calcext:value-type="float">
            <text:p>0.1211192866</text:p>
          </table:table-cell>
          <table:table-cell office:value-type="float" office:value="0.449669124" calcext:value-type="float">
            <text:p>0.449669124</text:p>
          </table:table-cell>
          <table:table-cell office:value-type="float" office:value="0.073958535" calcext:value-type="float">
            <text:p>0.073958535</text:p>
          </table:table-cell>
          <table:table-cell office:value-type="float" office:value="0.0044923233" calcext:value-type="float">
            <text:p>0.0044923233</text:p>
          </table:table-cell>
          <table:table-cell office:value-type="float" office:value="0.1248233958" calcext:value-type="float">
            <text:p>0.1248233958</text:p>
          </table:table-cell>
          <table:table-cell office:value-type="float" office:value="0.0883794604" calcext:value-type="float">
            <text:p>0.0883794604</text:p>
          </table:table-cell>
          <table:table-cell office:value-type="float" office:value="0.0734115032" calcext:value-type="float">
            <text:p>0.0734115032</text:p>
          </table:table-cell>
          <table:table-cell office:value-type="float" office:value="0.1083504259" calcext:value-type="float">
            <text:p>0.1083504259</text:p>
          </table:table-cell>
          <table:table-cell office:value-type="float" office:value="0.0718054531" calcext:value-type="float">
            <text:p>0.0718054531</text:p>
          </table:table-cell>
          <table:table-cell office:value-type="string" calcext:value-type="string">
            <text:p>nan</text:p>
          </table:table-cell>
          <table:table-cell office:value-type="float" office:value="0.2151013679" calcext:value-type="float">
            <text:p>0.2151013679</text:p>
          </table:table-cell>
          <table:table-cell office:value-type="float" office:value="0.1414029986" calcext:value-type="float">
            <text:p>0.1414029986</text:p>
          </table:table-cell>
          <table:table-cell office:value-type="string" calcext:value-type="string">
            <text:p>nan</text:p>
          </table:table-cell>
          <table:table-cell office:value-type="float" office:value="0.2151013679" calcext:value-type="float">
            <text:p>0.2151013679</text:p>
          </table:table-cell>
          <table:table-cell office:value-type="float" office:value="0.1414029986" calcext:value-type="float">
            <text:p>0.1414029986</text:p>
          </table:table-cell>
          <table:table-cell office:value-type="string" calcext:value-type="string">
            <text:p>nan</text:p>
          </table:table-cell>
          <table:table-cell office:value-type="float" office:value="0.3446268007" calcext:value-type="float">
            <text:p>0.3446268007</text:p>
          </table:table-cell>
          <table:table-cell office:value-type="float" office:value="0.2282229325" calcext:value-type="float">
            <text:p>0.2282229325</text:p>
          </table:table-cell>
          <table:table-cell office:value-type="string" calcext:value-type="string">
            <text:p>nan</text:p>
          </table:table-cell>
          <table:table-cell office:value-type="float" office:value="0.240588959" calcext:value-type="float">
            <text:p>0.240588959</text:p>
          </table:table-cell>
          <table:table-cell office:value-type="float" office:value="0.1589569253" calcext:value-type="float">
            <text:p>0.1589569253</text:p>
          </table:table-cell>
          <table:table-cell office:value-type="string" calcext:value-type="string">
            <text:p>nan</text:p>
          </table:table-cell>
          <table:table-cell office:value-type="float" office:value="0.3343366151" calcext:value-type="float">
            <text:p>0.3343366151</text:p>
          </table:table-cell>
          <table:table-cell office:value-type="float" office:value="0.2240593807" calcext:value-type="float">
            <text:p>0.2240593807</text:p>
          </table:table-cell>
          <table:table-cell office:value-type="string" calcext:value-type="string">
            <text:p>nan</text:p>
          </table:table-cell>
          <table:table-cell office:value-type="float" office:value="-0.3369587596" calcext:value-type="float">
            <text:p>-0.3369587596</text:p>
          </table:table-cell>
          <table:table-cell office:value-type="float" office:value="-0.7889599139" calcext:value-type="float">
            <text:p>-0.7889599139</text:p>
          </table:table-cell>
          <table:table-cell office:value-type="float" office:value="0.1692499194" calcext:value-type="float">
            <text:p>0.1692499194</text:p>
          </table:table-cell>
          <table:table-cell office:value-type="float" office:value="0.3906043692" calcext:value-type="float">
            <text:p>0.3906043692</text:p>
          </table:table-cell>
          <table:table-cell office:value-type="float" office:value="0.2627871342" calcext:value-type="float">
            <text:p>0.2627871342</text:p>
          </table:table-cell>
          <table:table-cell office:value-type="float" office:value="0.9912647369" calcext:value-type="float">
            <text:p>0.9912647369</text:p>
          </table:table-cell>
          <table:table-cell office:value-type="float" office:value="0.9566935855" calcext:value-type="float">
            <text:p>0.9566935855</text:p>
          </table:table-cell>
          <table:table-cell office:value-type="float" office:value="0.848555348" calcext:value-type="float">
            <text:p>0.848555348</text:p>
          </table:table-cell>
          <table:table-cell office:value-type="float" office:value="-0.1145526481" calcext:value-type="float">
            <text:p>-0.1145526481</text:p>
          </table:table-cell>
          <table:table-cell office:value-type="float" office:value="-0.0997581544" calcext:value-type="float">
            <text:p>-0.0997581544</text:p>
          </table:table-cell>
          <table:table-cell office:value-type="float" office:value="-0.0686484281" calcext:value-type="float">
            <text:p>-0.0686484281</text:p>
          </table:table-cell>
          <table:table-cell office:value-type="float" office:value="0.0543390988" calcext:value-type="float">
            <text:p>0.0543390988</text:p>
          </table:table-cell>
          <table:table-cell office:value-type="float" office:value="0.0808343016" calcext:value-type="float">
            <text:p>0.0808343016</text:p>
          </table:table-cell>
          <table:table-cell office:value-type="float" office:value="0.054070647" calcext:value-type="float">
            <text:p>0.054070647</text:p>
          </table:table-cell>
          <table:table-cell office:value-type="string" calcext:value-type="string">
            <text:p>nan</text:p>
          </table:table-cell>
          <table:table-cell office:value-type="float" office:value="0.2455468524" calcext:value-type="float">
            <text:p>0.2455468524</text:p>
          </table:table-cell>
          <table:table-cell office:value-type="float" office:value="0.0597103197" calcext:value-type="float">
            <text:p>0.0597103197</text:p>
          </table:table-cell>
          <table:table-cell office:value-type="string" calcext:value-type="string">
            <text:p>nan</text:p>
          </table:table-cell>
          <table:table-cell office:value-type="float" office:value="0.2455468524" calcext:value-type="float">
            <text:p>0.2455468524</text:p>
          </table:table-cell>
          <table:table-cell office:value-type="float" office:value="0.0597103197" calcext:value-type="float">
            <text:p>0.0597103197</text:p>
          </table:table-cell>
          <table:table-cell office:value-type="string" calcext:value-type="string">
            <text:p>nan</text:p>
          </table:table-cell>
          <table:table-cell office:value-type="float" office:value="0.3650098557" calcext:value-type="float">
            <text:p>0.3650098557</text:p>
          </table:table-cell>
          <table:table-cell office:value-type="float" office:value="0.133352989" calcext:value-type="float">
            <text:p>0.133352989</text:p>
          </table:table-cell>
          <table:table-cell office:value-type="string" calcext:value-type="string">
            <text:p>nan</text:p>
          </table:table-cell>
          <table:table-cell office:value-type="float" office:value="0.2414782791" calcext:value-type="float">
            <text:p>0.2414782791</text:p>
          </table:table-cell>
          <table:table-cell office:value-type="float" office:value="0.0593591862" calcext:value-type="float">
            <text:p>0.0593591862</text:p>
          </table:table-cell>
          <table:table-cell office:value-type="string" calcext:value-type="string">
            <text:p>nan</text:p>
          </table:table-cell>
          <table:table-cell office:value-type="float" office:value="0.3182085799" calcext:value-type="float">
            <text:p>0.3182085799</text:p>
          </table:table-cell>
          <table:table-cell office:value-type="float" office:value="0.1046887094" calcext:value-type="float">
            <text:p>0.1046887094</text:p>
          </table:table-cell>
          <table:table-cell office:value-type="float" office:value="-0.3435963742" calcext:value-type="float">
            <text:p>-0.3435963742</text:p>
          </table:table-cell>
          <table:table-cell office:value-type="float" office:value="-0.6525779324" calcext:value-type="float">
            <text:p>-0.6525779324</text:p>
          </table:table-cell>
        </table:table-row>
        <table:table-row table:style-name="ro1">
          <table:table-cell office:value-type="string" calcext:value-type="string">
            <text:p>Hippocampus_kuda</text:p>
          </table:table-cell>
          <table:table-cell office:value-type="string" calcext:value-type="string">
            <text:p>Hippocampus kuda</text:p>
          </table:table-cell>
          <table:table-cell office:value-type="float" office:value="22585" calcext:value-type="float">
            <text:p>22585</text:p>
          </table:table-cell>
          <table:table-cell office:value-type="float" office:value="954.405268984" calcext:value-type="float">
            <text:p>954.405268984</text:p>
          </table:table-cell>
          <table:table-cell office:value-type="float" office:value="961.699580039" calcext:value-type="float">
            <text:p>961.699580039</text:p>
          </table:table-cell>
          <table:table-cell office:value-type="float" office:value="0.539082153" calcext:value-type="float">
            <text:p>0.539082153</text:p>
          </table:table-cell>
          <table:table-cell office:value-type="float" office:value="0.0571408532" calcext:value-type="float">
            <text:p>0.0571408532</text:p>
          </table:table-cell>
          <table:table-cell office:value-type="float" office:value="0.6401819212" calcext:value-type="float">
            <text:p>0.6401819212</text:p>
          </table:table-cell>
          <table:table-cell office:value-type="float" office:value="0.119065479" calcext:value-type="float">
            <text:p>0.119065479</text:p>
          </table:table-cell>
          <table:table-cell office:value-type="float" office:value="0.4421372864" calcext:value-type="float">
            <text:p>0.4421372864</text:p>
          </table:table-cell>
          <table:table-cell office:value-type="float" office:value="0.0726072906" calcext:value-type="float">
            <text:p>0.0726072906</text:p>
          </table:table-cell>
          <table:table-cell office:value-type="float" office:value="-0.0022427628" calcext:value-type="float">
            <text:p>-0.0022427628</text:p>
          </table:table-cell>
          <table:table-cell office:value-type="float" office:value="0.0770777668" calcext:value-type="float">
            <text:p>0.0770777668</text:p>
          </table:table-cell>
          <table:table-cell office:value-type="float" office:value="0.0545739436" calcext:value-type="float">
            <text:p>0.0545739436</text:p>
          </table:table-cell>
          <table:table-cell office:value-type="float" office:value="0.0375925797" calcext:value-type="float">
            <text:p>0.0375925797</text:p>
          </table:table-cell>
          <table:table-cell office:value-type="float" office:value="0.0665075742" calcext:value-type="float">
            <text:p>0.0665075742</text:p>
          </table:table-cell>
          <table:table-cell office:value-type="float" office:value="0.043891916" calcext:value-type="float">
            <text:p>0.043891916</text:p>
          </table:table-cell>
          <table:table-cell office:value-type="string" calcext:value-type="string">
            <text:p>nan</text:p>
          </table:table-cell>
          <table:table-cell office:value-type="float" office:value="0.1712671041" calcext:value-type="float">
            <text:p>0.1712671041</text:p>
          </table:table-cell>
          <table:table-cell office:value-type="float" office:value="0.1129063574" calcext:value-type="float">
            <text:p>0.1129063574</text:p>
          </table:table-cell>
          <table:table-cell office:value-type="string" calcext:value-type="string">
            <text:p>nan</text:p>
          </table:table-cell>
          <table:table-cell office:value-type="float" office:value="0.1712671041" calcext:value-type="float">
            <text:p>0.1712671041</text:p>
          </table:table-cell>
          <table:table-cell office:value-type="float" office:value="0.1129063574" calcext:value-type="float">
            <text:p>0.1129063574</text:p>
          </table:table-cell>
          <table:table-cell office:value-type="string" calcext:value-type="string">
            <text:p>nan</text:p>
          </table:table-cell>
          <table:table-cell office:value-type="float" office:value="0.2381538347" calcext:value-type="float">
            <text:p>0.2381538347</text:p>
          </table:table-cell>
          <table:table-cell office:value-type="float" office:value="0.1566268505" calcext:value-type="float">
            <text:p>0.1566268505</text:p>
          </table:table-cell>
          <table:table-cell office:value-type="float" office:value="0.1035274395" calcext:value-type="float">
            <text:p>0.1035274395</text:p>
          </table:table-cell>
          <table:table-cell office:value-type="float" office:value="0.1857807508" calcext:value-type="float">
            <text:p>0.1857807508</text:p>
          </table:table-cell>
          <table:table-cell office:value-type="float" office:value="0.1232531277" calcext:value-type="float">
            <text:p>0.1232531277</text:p>
          </table:table-cell>
          <table:table-cell office:value-type="float" office:value="0.1209902546" calcext:value-type="float">
            <text:p>0.1209902546</text:p>
          </table:table-cell>
          <table:table-cell office:value-type="float" office:value="0.2303062125" calcext:value-type="float">
            <text:p>0.2303062125</text:p>
          </table:table-cell>
          <table:table-cell office:value-type="float" office:value="0.1533181213" calcext:value-type="float">
            <text:p>0.1533181213</text:p>
          </table:table-cell>
          <table:table-cell office:value-type="string" calcext:value-type="string">
            <text:p>nan</text:p>
          </table:table-cell>
          <table:table-cell office:value-type="float" office:value="-0.2388865192" calcext:value-type="float">
            <text:p>-0.2388865192</text:p>
          </table:table-cell>
          <table:table-cell office:value-type="float" office:value="-0.7003748341" calcext:value-type="float">
            <text:p>-0.7003748341</text:p>
          </table:table-cell>
          <table:table-cell office:value-type="float" office:value="0.0939592747" calcext:value-type="float">
            <text:p>0.0939592747</text:p>
          </table:table-cell>
          <table:table-cell office:value-type="float" office:value="0.2809369943" calcext:value-type="float">
            <text:p>0.2809369943</text:p>
          </table:table-cell>
          <table:table-cell office:value-type="float" office:value="0.1848911845" calcext:value-type="float">
            <text:p>0.1848911845</text:p>
          </table:table-cell>
          <table:table-cell office:value-type="float" office:value="0.990481711" calcext:value-type="float">
            <text:p>0.990481711</text:p>
          </table:table-cell>
          <table:table-cell office:value-type="float" office:value="0.9748780412" calcext:value-type="float">
            <text:p>0.9748780412</text:p>
          </table:table-cell>
          <table:table-cell office:value-type="float" office:value="0.8774054993" calcext:value-type="float">
            <text:p>0.8774054993</text:p>
          </table:table-cell>
          <table:table-cell office:value-type="float" office:value="-0.1253375399" calcext:value-type="float">
            <text:p>-0.1253375399</text:p>
          </table:table-cell>
          <table:table-cell office:value-type="float" office:value="-0.1025982053" calcext:value-type="float">
            <text:p>-0.1025982053</text:p>
          </table:table-cell>
          <table:table-cell office:value-type="float" office:value="-0.0706428934" calcext:value-type="float">
            <text:p>-0.0706428934</text:p>
          </table:table-cell>
          <table:table-cell office:value-type="float" office:value="0.0147255463" calcext:value-type="float">
            <text:p>0.0147255463</text:p>
          </table:table-cell>
          <table:table-cell office:value-type="float" office:value="0.0391067622" calcext:value-type="float">
            <text:p>0.0391067622</text:p>
          </table:table-cell>
          <table:table-cell office:value-type="float" office:value="0.0256713981" calcext:value-type="float">
            <text:p>0.0256713981</text:p>
          </table:table-cell>
          <table:table-cell office:value-type="string" calcext:value-type="string">
            <text:p>nan</text:p>
          </table:table-cell>
          <table:table-cell office:value-type="float" office:value="0.1955798502" calcext:value-type="float">
            <text:p>0.1955798502</text:p>
          </table:table-cell>
          <table:table-cell office:value-type="float" office:value="0.098658641" calcext:value-type="float">
            <text:p>0.098658641</text:p>
          </table:table-cell>
          <table:table-cell office:value-type="string" calcext:value-type="string">
            <text:p>nan</text:p>
          </table:table-cell>
          <table:table-cell office:value-type="float" office:value="0.1955798502" calcext:value-type="float">
            <text:p>0.1955798502</text:p>
          </table:table-cell>
          <table:table-cell office:value-type="float" office:value="0.098658641" calcext:value-type="float">
            <text:p>0.098658641</text:p>
          </table:table-cell>
          <table:table-cell office:value-type="string" calcext:value-type="string">
            <text:p>nan</text:p>
          </table:table-cell>
          <table:table-cell office:value-type="float" office:value="0.2531007895" calcext:value-type="float">
            <text:p>0.2531007895</text:p>
          </table:table-cell>
          <table:table-cell office:value-type="float" office:value="0.1348447923" calcext:value-type="float">
            <text:p>0.1348447923</text:p>
          </table:table-cell>
          <table:table-cell office:value-type="float" office:value="0.0952542219" calcext:value-type="float">
            <text:p>0.0952542219</text:p>
          </table:table-cell>
          <table:table-cell office:value-type="float" office:value="0.1890220702" calcext:value-type="float">
            <text:p>0.1890220702</text:p>
          </table:table-cell>
          <table:table-cell office:value-type="float" office:value="0.1259414028" calcext:value-type="float">
            <text:p>0.1259414028</text:p>
          </table:table-cell>
          <table:table-cell office:value-type="float" office:value="0.0968922813" calcext:value-type="float">
            <text:p>0.0968922813</text:p>
          </table:table-cell>
          <table:table-cell office:value-type="float" office:value="0.2203274224" calcext:value-type="float">
            <text:p>0.2203274224</text:p>
          </table:table-cell>
          <table:table-cell office:value-type="float" office:value="0.1470886377" calcext:value-type="float">
            <text:p>0.1470886377</text:p>
          </table:table-cell>
          <table:table-cell office:value-type="float" office:value="-0.2452612195" calcext:value-type="float">
            <text:p>-0.2452612195</text:p>
          </table:table-cell>
          <table:table-cell office:value-type="float" office:value="-0.6117665978" calcext:value-type="float">
            <text:p>-0.6117665978</text:p>
          </table:table-cell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string" calcext:value-type="string">
            <text:p>Homo sapiens</text:p>
          </table:table-cell>
          <table:table-cell office:value-type="float" office:value="9881" calcext:value-type="float">
            <text:p>9881</text:p>
          </table:table-cell>
          <table:table-cell office:value-type="float" office:value="436.012245724" calcext:value-type="float">
            <text:p>436.012245724</text:p>
          </table:table-cell>
          <table:table-cell office:value-type="float" office:value="338.120277541" calcext:value-type="float">
            <text:p>338.120277541</text:p>
          </table:table-cell>
          <table:table-cell office:value-type="float" office:value="0.4939113571" calcext:value-type="float">
            <text:p>0.4939113571</text:p>
          </table:table-cell>
          <table:table-cell office:value-type="float" office:value="0.0710770649" calcext:value-type="float">
            <text:p>0.0710770649</text:p>
          </table:table-cell>
          <table:table-cell office:value-type="float" office:value="0.5338998481" calcext:value-type="float">
            <text:p>0.5338998481</text:p>
          </table:table-cell>
          <table:table-cell office:value-type="float" office:value="0.1521275763" calcext:value-type="float">
            <text:p>0.1521275763</text:p>
          </table:table-cell>
          <table:table-cell office:value-type="float" office:value="0.4558509873" calcext:value-type="float">
            <text:p>0.4558509873</text:p>
          </table:table-cell>
          <table:table-cell office:value-type="float" office:value="0.1014155968" calcext:value-type="float">
            <text:p>0.1014155968</text:p>
          </table:table-cell>
          <table:table-cell office:value-type="float" office:value="-0.0055961806" calcext:value-type="float">
            <text:p>-0.0055961806</text:p>
          </table:table-cell>
          <table:table-cell office:value-type="float" office:value="-0.0766191783" calcext:value-type="float">
            <text:p>-0.0766191783</text:p>
          </table:table-cell>
          <table:table-cell office:value-type="float" office:value="-0.0540588085" calcext:value-type="float">
            <text:p>-0.0540588085</text:p>
          </table:table-cell>
          <table:table-cell office:value-type="float" office:value="0.1482447249" calcext:value-type="float">
            <text:p>0.1482447249</text:p>
          </table:table-cell>
          <table:table-cell office:value-type="float" office:value="0.2128786135" calcext:value-type="float">
            <text:p>0.2128786135</text:p>
          </table:table-cell>
          <table:table-cell office:value-type="float" office:value="0.1419133181" calcext:value-type="float">
            <text:p>0.1419133181</text:p>
          </table:table-cell>
          <table:table-cell office:value-type="float" office:value="0.2745193302" calcext:value-type="float">
            <text:p>0.2745193302</text:p>
          </table:table-cell>
          <table:table-cell office:value-type="float" office:value="0.3157208476" calcext:value-type="float">
            <text:p>0.3157208476</text:p>
          </table:table-cell>
          <table:table-cell office:value-type="float" office:value="0.2122864906" calcext:value-type="float">
            <text:p>0.2122864906</text:p>
          </table:table-cell>
          <table:table-cell office:value-type="float" office:value="0.2745193302" calcext:value-type="float">
            <text:p>0.2745193302</text:p>
          </table:table-cell>
          <table:table-cell office:value-type="float" office:value="0.3157208476" calcext:value-type="float">
            <text:p>0.3157208476</text:p>
          </table:table-cell>
          <table:table-cell office:value-type="float" office:value="0.2122864906" calcext:value-type="float">
            <text:p>0.2122864906</text:p>
          </table:table-cell>
          <table:table-cell office:value-type="string" calcext:value-type="string">
            <text:p>nan</text:p>
          </table:table-cell>
          <table:table-cell office:value-type="float" office:value="0.4470289518" calcext:value-type="float">
            <text:p>0.4470289518</text:p>
          </table:table-cell>
          <table:table-cell office:value-type="float" office:value="0.3043717601" calcext:value-type="float">
            <text:p>0.3043717601</text:p>
          </table:table-cell>
          <table:table-cell office:value-type="float" office:value="0.290790441" calcext:value-type="float">
            <text:p>0.290790441</text:p>
          </table:table-cell>
          <table:table-cell office:value-type="float" office:value="0.3329198158" calcext:value-type="float">
            <text:p>0.3329198158</text:p>
          </table:table-cell>
          <table:table-cell office:value-type="float" office:value="0.2223150777" calcext:value-type="float">
            <text:p>0.2223150777</text:p>
          </table:table-cell>
          <table:table-cell office:value-type="float" office:value="0.3490738912" calcext:value-type="float">
            <text:p>0.3490738912</text:p>
          </table:table-cell>
          <table:table-cell office:value-type="float" office:value="0.3994547465" calcext:value-type="float">
            <text:p>0.3994547465</text:p>
          </table:table-cell>
          <table:table-cell office:value-type="float" office:value="0.2691357667" calcext:value-type="float">
            <text:p>0.2691357667</text:p>
          </table:table-cell>
          <table:table-cell office:value-type="string" calcext:value-type="string">
            <text:p>nan</text:p>
          </table:table-cell>
          <table:table-cell office:value-type="float" office:value="-0.4561530213" calcext:value-type="float">
            <text:p>-0.4561530213</text:p>
          </table:table-cell>
          <table:table-cell office:value-type="float" office:value="-0.9556800542" calcext:value-type="float">
            <text:p>-0.9556800542</text:p>
          </table:table-cell>
          <table:table-cell office:value-type="float" office:value="0.4688343769" calcext:value-type="float">
            <text:p>0.4688343769</text:p>
          </table:table-cell>
          <table:table-cell office:value-type="float" office:value="0.5642468812" calcext:value-type="float">
            <text:p>0.5642468812</text:p>
          </table:table-cell>
          <table:table-cell office:value-type="float" office:value="0.3946912003" calcext:value-type="float">
            <text:p>0.3946912003</text:p>
          </table:table-cell>
          <table:table-cell office:value-type="float" office:value="0.9934404941" calcext:value-type="float">
            <text:p>0.9934404941</text:p>
          </table:table-cell>
          <table:table-cell office:value-type="float" office:value="0.9443688626" calcext:value-type="float">
            <text:p>0.9443688626</text:p>
          </table:table-cell>
          <table:table-cell office:value-type="float" office:value="0.823912372" calcext:value-type="float">
            <text:p>0.823912372</text:p>
          </table:table-cell>
          <table:table-cell office:value-type="float" office:value="0.0888391131" calcext:value-type="float">
            <text:p>0.0888391131</text:p>
          </table:table-cell>
          <table:table-cell office:value-type="float" office:value="0.1863691173" calcext:value-type="float">
            <text:p>0.1863691173</text:p>
          </table:table-cell>
          <table:table-cell office:value-type="float" office:value="0.1258218576" calcext:value-type="float">
            <text:p>0.1258218576</text:p>
          </table:table-cell>
          <table:table-cell office:value-type="float" office:value="0.1751000448" calcext:value-type="float">
            <text:p>0.1751000448</text:p>
          </table:table-cell>
          <table:table-cell office:value-type="float" office:value="0.278886307" calcext:value-type="float">
            <text:p>0.278886307</text:p>
          </table:table-cell>
          <table:table-cell office:value-type="float" office:value="0.1887152347" calcext:value-type="float">
            <text:p>0.1887152347</text:p>
          </table:table-cell>
          <table:table-cell office:value-type="float" office:value="0.2701252529" calcext:value-type="float">
            <text:p>0.2701252529</text:p>
          </table:table-cell>
          <table:table-cell office:value-type="float" office:value="0.3109487904" calcext:value-type="float">
            <text:p>0.3109487904</text:p>
          </table:table-cell>
          <table:table-cell office:value-type="float" office:value="0.2117368769" calcext:value-type="float">
            <text:p>0.2117368769</text:p>
          </table:table-cell>
          <table:table-cell office:value-type="float" office:value="0.2701252529" calcext:value-type="float">
            <text:p>0.2701252529</text:p>
          </table:table-cell>
          <table:table-cell office:value-type="float" office:value="0.3109487904" calcext:value-type="float">
            <text:p>0.3109487904</text:p>
          </table:table-cell>
          <table:table-cell office:value-type="float" office:value="0.2117368769" calcext:value-type="float">
            <text:p>0.2117368769</text:p>
          </table:table-cell>
          <table:table-cell office:value-type="string" calcext:value-type="string">
            <text:p>nan</text:p>
          </table:table-cell>
          <table:table-cell office:value-type="float" office:value="0.4541115982" calcext:value-type="float">
            <text:p>0.4541115982</text:p>
          </table:table-cell>
          <table:table-cell office:value-type="float" office:value="0.3115488918" calcext:value-type="float">
            <text:p>0.3115488918</text:p>
          </table:table-cell>
          <table:table-cell office:value-type="float" office:value="0.3062009476" calcext:value-type="float">
            <text:p>0.3062009476</text:p>
          </table:table-cell>
          <table:table-cell office:value-type="float" office:value="0.3796705783" calcext:value-type="float">
            <text:p>0.3796705783</text:p>
          </table:table-cell>
          <table:table-cell office:value-type="float" office:value="0.260152862" calcext:value-type="float">
            <text:p>0.260152862</text:p>
          </table:table-cell>
          <table:table-cell office:value-type="float" office:value="0.369276927" calcext:value-type="float">
            <text:p>0.369276927</text:p>
          </table:table-cell>
          <table:table-cell office:value-type="float" office:value="0.4508604148" calcext:value-type="float">
            <text:p>0.4508604148</text:p>
          </table:table-cell>
          <table:table-cell office:value-type="float" office:value="0.3117571891" calcext:value-type="float">
            <text:p>0.3117571891</text:p>
          </table:table-cell>
          <table:table-cell office:value-type="float" office:value="-0.4670619049" calcext:value-type="float">
            <text:p>-0.4670619049</text:p>
          </table:table-cell>
          <table:table-cell office:value-type="float" office:value="-0.9643934914" calcext:value-type="float">
            <text:p>-0.9643934914</text:p>
          </table:table-cell>
        </table:table-row>
        <table:table-row table:style-name="ro1">
          <table:table-cell office:value-type="string" calcext:value-type="string">
            <text:p>Leptogorgia_sarmentosa</text:p>
          </table:table-cell>
          <table:table-cell office:value-type="string" calcext:value-type="string">
            <text:p>Leptogorgia sarmentosa</text:p>
          </table:table-cell>
          <table:table-cell office:value-type="float" office:value="16494" calcext:value-type="float">
            <text:p>16494</text:p>
          </table:table-cell>
          <table:table-cell office:value-type="float" office:value="406.76233782" calcext:value-type="float">
            <text:p>406.76233782</text:p>
          </table:table-cell>
          <table:table-cell office:value-type="float" office:value="240.369017813" calcext:value-type="float">
            <text:p>240.369017813</text:p>
          </table:table-cell>
          <table:table-cell office:value-type="float" office:value="0.4219469349" calcext:value-type="float">
            <text:p>0.4219469349</text:p>
          </table:table-cell>
          <table:table-cell office:value-type="float" office:value="0.0416821798" calcext:value-type="float">
            <text:p>0.0416821798</text:p>
          </table:table-cell>
          <table:table-cell office:value-type="float" office:value="0.3857496092" calcext:value-type="float">
            <text:p>0.3857496092</text:p>
          </table:table-cell>
          <table:table-cell office:value-type="float" office:value="0.0812824424" calcext:value-type="float">
            <text:p>0.0812824424</text:p>
          </table:table-cell>
          <table:table-cell office:value-type="float" office:value="0.337996797" calcext:value-type="float">
            <text:p>0.337996797</text:p>
          </table:table-cell>
          <table:table-cell office:value-type="float" office:value="0.0752966129" calcext:value-type="float">
            <text:p>0.0752966129</text:p>
          </table:table-cell>
          <table:table-cell office:value-type="float" office:value="-0.004767572" calcext:value-type="float">
            <text:p>-0.004767572</text:p>
          </table:table-cell>
          <table:table-cell office:value-type="float" office:value="-0.0223246523" calcext:value-type="float">
            <text:p>-0.0223246523</text:p>
          </table:table-cell>
          <table:table-cell office:value-type="float" office:value="-0.015072135" calcext:value-type="float">
            <text:p>-0.015072135</text:p>
          </table:table-cell>
          <table:table-cell office:value-type="float" office:value="0.0262507999" calcext:value-type="float">
            <text:p>0.0262507999</text:p>
          </table:table-cell>
          <table:table-cell office:value-type="float" office:value="0.0131399869" calcext:value-type="float">
            <text:p>0.0131399869</text:p>
          </table:table-cell>
          <table:table-cell office:value-type="float" office:value="0.0085325857" calcext:value-type="float">
            <text:p>0.0085325857</text:p>
          </table:table-cell>
          <table:table-cell office:value-type="float" office:value="0.2381899517" calcext:value-type="float">
            <text:p>0.2381899517</text:p>
          </table:table-cell>
          <table:table-cell office:value-type="float" office:value="0.3263085354" calcext:value-type="float">
            <text:p>0.3263085354</text:p>
          </table:table-cell>
          <table:table-cell office:value-type="float" office:value="0.2227183615" calcext:value-type="float">
            <text:p>0.2227183615</text:p>
          </table:table-cell>
          <table:table-cell office:value-type="float" office:value="0.2381899517" calcext:value-type="float">
            <text:p>0.2381899517</text:p>
          </table:table-cell>
          <table:table-cell office:value-type="float" office:value="0.3263085354" calcext:value-type="float">
            <text:p>0.3263085354</text:p>
          </table:table-cell>
          <table:table-cell office:value-type="float" office:value="0.2227183615" calcext:value-type="float">
            <text:p>0.2227183615</text:p>
          </table:table-cell>
          <table:table-cell office:value-type="float" office:value="0.2381953735" calcext:value-type="float">
            <text:p>0.2381953735</text:p>
          </table:table-cell>
          <table:table-cell office:value-type="float" office:value="0.3357277958" calcext:value-type="float">
            <text:p>0.3357277958</text:p>
          </table:table-cell>
          <table:table-cell office:value-type="float" office:value="0.2307464369" calcext:value-type="float">
            <text:p>0.2307464369</text:p>
          </table:table-cell>
          <table:table-cell office:value-type="float" office:value="0.2093739305" calcext:value-type="float">
            <text:p>0.2093739305</text:p>
          </table:table-cell>
          <table:table-cell office:value-type="float" office:value="0.2884592693" calcext:value-type="float">
            <text:p>0.2884592693</text:p>
          </table:table-cell>
          <table:table-cell office:value-type="float" office:value="0.1954818994" calcext:value-type="float">
            <text:p>0.1954818994</text:p>
          </table:table-cell>
          <table:table-cell office:value-type="float" office:value="0.2202335824" calcext:value-type="float">
            <text:p>0.2202335824</text:p>
          </table:table-cell>
          <table:table-cell office:value-type="float" office:value="0.3028821044" calcext:value-type="float">
            <text:p>0.3028821044</text:p>
          </table:table-cell>
          <table:table-cell office:value-type="float" office:value="0.2058147554" calcext:value-type="float">
            <text:p>0.2058147554</text:p>
          </table:table-cell>
          <table:table-cell office:value-type="string" calcext:value-type="string">
            <text:p>nan</text:p>
          </table:table-cell>
          <table:table-cell office:value-type="float" office:value="-0.3444099508" calcext:value-type="float">
            <text:p>-0.3444099508</text:p>
          </table:table-cell>
          <table:table-cell office:value-type="float" office:value="-0.9826438116" calcext:value-type="float">
            <text:p>-0.9826438116</text:p>
          </table:table-cell>
          <table:table-cell office:value-type="float" office:value="0.2823918173" calcext:value-type="float">
            <text:p>0.2823918173</text:p>
          </table:table-cell>
          <table:table-cell office:value-type="float" office:value="0.4126323878" calcext:value-type="float">
            <text:p>0.4126323878</text:p>
          </table:table-cell>
          <table:table-cell office:value-type="float" office:value="0.2884555423" calcext:value-type="float">
            <text:p>0.2884555423</text:p>
          </table:table-cell>
          <table:table-cell office:value-type="float" office:value="0.9969648117" calcext:value-type="float">
            <text:p>0.9969648117</text:p>
          </table:table-cell>
          <table:table-cell office:value-type="float" office:value="0.9953285895" calcext:value-type="float">
            <text:p>0.9953285895</text:p>
          </table:table-cell>
          <table:table-cell office:value-type="float" office:value="0.9580551099" calcext:value-type="float">
            <text:p>0.9580551099</text:p>
          </table:table-cell>
          <table:table-cell office:value-type="float" office:value="0.0468409404" calcext:value-type="float">
            <text:p>0.0468409404</text:p>
          </table:table-cell>
          <table:table-cell office:value-type="float" office:value="0.0347884078" calcext:value-type="float">
            <text:p>0.0347884078</text:p>
          </table:table-cell>
          <table:table-cell office:value-type="float" office:value="0.023756699" calcext:value-type="float">
            <text:p>0.023756699</text:p>
          </table:table-cell>
          <table:table-cell office:value-type="float" office:value="0.0219405117" calcext:value-type="float">
            <text:p>0.0219405117</text:p>
          </table:table-cell>
          <table:table-cell office:value-type="float" office:value="0.009737238" calcext:value-type="float">
            <text:p>0.009737238</text:p>
          </table:table-cell>
          <table:table-cell office:value-type="float" office:value="0.0063725549" calcext:value-type="float">
            <text:p>0.0063725549</text:p>
          </table:table-cell>
          <table:table-cell office:value-type="float" office:value="0.246801713" calcext:value-type="float">
            <text:p>0.246801713</text:p>
          </table:table-cell>
          <table:table-cell office:value-type="float" office:value="0.3383604458" calcext:value-type="float">
            <text:p>0.3383604458</text:p>
          </table:table-cell>
          <table:table-cell office:value-type="float" office:value="0.2344954225" calcext:value-type="float">
            <text:p>0.2344954225</text:p>
          </table:table-cell>
          <table:table-cell office:value-type="float" office:value="0.246801713" calcext:value-type="float">
            <text:p>0.246801713</text:p>
          </table:table-cell>
          <table:table-cell office:value-type="float" office:value="0.3383604458" calcext:value-type="float">
            <text:p>0.3383604458</text:p>
          </table:table-cell>
          <table:table-cell office:value-type="float" office:value="0.2344954225" calcext:value-type="float">
            <text:p>0.2344954225</text:p>
          </table:table-cell>
          <table:table-cell office:value-type="float" office:value="0.2467610982" calcext:value-type="float">
            <text:p>0.2467610982</text:p>
          </table:table-cell>
          <table:table-cell office:value-type="float" office:value="0.347242822" calcext:value-type="float">
            <text:p>0.347242822</text:p>
          </table:table-cell>
          <table:table-cell office:value-type="float" office:value="0.2423128721" calcext:value-type="float">
            <text:p>0.2423128721</text:p>
          </table:table-cell>
          <table:table-cell office:value-type="float" office:value="0.2229602948" calcext:value-type="float">
            <text:p>0.2229602948</text:p>
          </table:table-cell>
          <table:table-cell office:value-type="float" office:value="0.3057656064" calcext:value-type="float">
            <text:p>0.3057656064</text:p>
          </table:table-cell>
          <table:table-cell office:value-type="float" office:value="0.2106008583" calcext:value-type="float">
            <text:p>0.2106008583</text:p>
          </table:table-cell>
          <table:table-cell office:value-type="float" office:value="0.2383693946" calcext:value-type="float">
            <text:p>0.2383693946</text:p>
          </table:table-cell>
          <table:table-cell office:value-type="float" office:value="0.3237206261" calcext:value-type="float">
            <text:p>0.3237206261</text:p>
          </table:table-cell>
          <table:table-cell office:value-type="float" office:value="0.2236952421" calcext:value-type="float">
            <text:p>0.2236952421</text:p>
          </table:table-cell>
          <table:table-cell office:value-type="float" office:value="-0.3551636416" calcext:value-type="float">
            <text:p>-0.3551636416</text:p>
          </table:table-cell>
          <table:table-cell office:value-type="float" office:value="-0.8309722419" calcext:value-type="float">
            <text:p>-0.8309722419</text:p>
          </table:table-cell>
        </table:table-row>
        <table:table-row table:style-name="ro1">
          <table:table-cell office:value-type="string" calcext:value-type="string">
            <text:p>Lepus_granatensis</text:p>
          </table:table-cell>
          <table:table-cell office:value-type="string" calcext:value-type="string">
            <text:p>Lepus granatensis</text:p>
          </table:table-cell>
          <table:table-cell office:value-type="float" office:value="4809" calcext:value-type="float">
            <text:p>4809</text:p>
          </table:table-cell>
          <table:table-cell office:value-type="float" office:value="823.543772094" calcext:value-type="float">
            <text:p>823.543772094</text:p>
          </table:table-cell>
          <table:table-cell office:value-type="float" office:value="637.759892761" calcext:value-type="float">
            <text:p>637.759892761</text:p>
          </table:table-cell>
          <table:table-cell office:value-type="float" office:value="0.5063076125" calcext:value-type="float">
            <text:p>0.5063076125</text:p>
          </table:table-cell>
          <table:table-cell office:value-type="float" office:value="0.0795696958" calcext:value-type="float">
            <text:p>0.0795696958</text:p>
          </table:table-cell>
          <table:table-cell office:value-type="float" office:value="0.5576205247" calcext:value-type="float">
            <text:p>0.5576205247</text:p>
          </table:table-cell>
          <table:table-cell office:value-type="float" office:value="0.1596327016" calcext:value-type="float">
            <text:p>0.1596327016</text:p>
          </table:table-cell>
          <table:table-cell office:value-type="float" office:value="0.4317283575" calcext:value-type="float">
            <text:p>0.4317283575</text:p>
          </table:table-cell>
          <table:table-cell office:value-type="float" office:value="0.1173219638" calcext:value-type="float">
            <text:p>0.1173219638</text:p>
          </table:table-cell>
          <table:table-cell office:value-type="float" office:value="-0.0053426213" calcext:value-type="float">
            <text:p>-0.0053426213</text:p>
          </table:table-cell>
          <table:table-cell office:value-type="float" office:value="-0.0980591809" calcext:value-type="float">
            <text:p>-0.0980591809</text:p>
          </table:table-cell>
          <table:table-cell office:value-type="float" office:value="-0.0721029557" calcext:value-type="float">
            <text:p>-0.0721029557</text:p>
          </table:table-cell>
          <table:table-cell office:value-type="float" office:value="0.0850969591" calcext:value-type="float">
            <text:p>0.0850969591</text:p>
          </table:table-cell>
          <table:table-cell office:value-type="float" office:value="0.0349291392" calcext:value-type="float">
            <text:p>0.0349291392</text:p>
          </table:table-cell>
          <table:table-cell office:value-type="float" office:value="0.0222001111" calcext:value-type="float">
            <text:p>0.0222001111</text:p>
          </table:table-cell>
          <table:table-cell office:value-type="float" office:value="-0.0553757309" calcext:value-type="float">
            <text:p>-0.0553757309</text:p>
          </table:table-cell>
          <table:table-cell office:value-type="float" office:value="-0.0203012631" calcext:value-type="float">
            <text:p>-0.0203012631</text:p>
          </table:table-cell>
          <table:table-cell office:value-type="float" office:value="-0.0137038116" calcext:value-type="float">
            <text:p>-0.0137038116</text:p>
          </table:table-cell>
          <table:table-cell office:value-type="float" office:value="-0.0553757309" calcext:value-type="float">
            <text:p>-0.0553757309</text:p>
          </table:table-cell>
          <table:table-cell office:value-type="float" office:value="-0.0203012631" calcext:value-type="float">
            <text:p>-0.0203012631</text:p>
          </table:table-cell>
          <table:table-cell office:value-type="float" office:value="-0.0137038116" calcext:value-type="float">
            <text:p>-0.0137038116</text:p>
          </table:table-cell>
          <table:table-cell office:value-type="string" calcext:value-type="string">
            <text:p>nan</text:p>
          </table:table-cell>
          <table:table-cell office:value-type="float" office:value="0.0040138155" calcext:value-type="float">
            <text:p>0.0040138155</text:p>
          </table:table-cell>
          <table:table-cell office:value-type="float" office:value="0.0009768739" calcext:value-type="float">
            <text:p>0.0009768739</text:p>
          </table:table-cell>
          <table:table-cell office:value-type="float" office:value="-0.0508359576" calcext:value-type="float">
            <text:p>-0.0508359576</text:p>
          </table:table-cell>
          <table:table-cell office:value-type="float" office:value="-0.0160548161" calcext:value-type="float">
            <text:p>-0.0160548161</text:p>
          </table:table-cell>
          <table:table-cell office:value-type="float" office:value="-0.0105901257" calcext:value-type="float">
            <text:p>-0.0105901257</text:p>
          </table:table-cell>
          <table:table-cell office:value-type="float" office:value="-0.0296517155" calcext:value-type="float">
            <text:p>-0.0296517155</text:p>
          </table:table-cell>
          <table:table-cell office:value-type="float" office:value="0.0140700736" calcext:value-type="float">
            <text:p>0.0140700736</text:p>
          </table:table-cell>
          <table:table-cell office:value-type="float" office:value="0.0087159459" calcext:value-type="float">
            <text:p>0.0087159459</text:p>
          </table:table-cell>
          <table:table-cell office:value-type="string" calcext:value-type="string">
            <text:p>nan</text:p>
          </table:table-cell>
          <table:table-cell office:value-type="float" office:value="-0.0243088432" calcext:value-type="float">
            <text:p>-0.0243088432</text:p>
          </table:table-cell>
          <table:table-cell office:value-type="float" office:value="-0.5606355134" calcext:value-type="float">
            <text:p>-0.5606355134</text:p>
          </table:table-cell>
          <table:table-cell office:value-type="float" office:value="-0.0719488063" calcext:value-type="float">
            <text:p>-0.0719488063</text:p>
          </table:table-cell>
          <table:table-cell office:value-type="float" office:value="0.0139403991" calcext:value-type="float">
            <text:p>0.0139403991</text:p>
          </table:table-cell>
          <table:table-cell office:value-type="float" office:value="0.0083077375" calcext:value-type="float">
            <text:p>0.0083077375</text:p>
          </table:table-cell>
          <table:table-cell office:value-type="float" office:value="0.9969404706" calcext:value-type="float">
            <text:p>0.9969404706</text:p>
          </table:table-cell>
          <table:table-cell office:value-type="float" office:value="0.9505867527" calcext:value-type="float">
            <text:p>0.9505867527</text:p>
          </table:table-cell>
          <table:table-cell office:value-type="float" office:value="0.8326861549" calcext:value-type="float">
            <text:p>0.8326861549</text:p>
          </table:table-cell>
          <table:table-cell office:value-type="float" office:value="0.0370025869" calcext:value-type="float">
            <text:p>0.0370025869</text:p>
          </table:table-cell>
          <table:table-cell office:value-type="float" office:value="0.0849969083" calcext:value-type="float">
            <text:p>0.0849969083</text:p>
          </table:table-cell>
          <table:table-cell office:value-type="float" office:value="0.0568445932" calcext:value-type="float">
            <text:p>0.0568445932</text:p>
          </table:table-cell>
          <table:table-cell office:value-type="float" office:value="0.1153824277" calcext:value-type="float">
            <text:p>0.1153824277</text:p>
          </table:table-cell>
          <table:table-cell office:value-type="float" office:value="0.1343946296" calcext:value-type="float">
            <text:p>0.1343946296</text:p>
          </table:table-cell>
          <table:table-cell office:value-type="float" office:value="0.0898388278" calcext:value-type="float">
            <text:p>0.0898388278</text:p>
          </table:table-cell>
          <table:table-cell office:value-type="float" office:value="-0.0615980529" calcext:value-type="float">
            <text:p>-0.0615980529</text:p>
          </table:table-cell>
          <table:table-cell office:value-type="float" office:value="-0.0370342384" calcext:value-type="float">
            <text:p>-0.0370342384</text:p>
          </table:table-cell>
          <table:table-cell office:value-type="float" office:value="-0.0247294827" calcext:value-type="float">
            <text:p>-0.0247294827</text:p>
          </table:table-cell>
          <table:table-cell office:value-type="float" office:value="-0.0615980529" calcext:value-type="float">
            <text:p>-0.0615980529</text:p>
          </table:table-cell>
          <table:table-cell office:value-type="float" office:value="-0.0370342384" calcext:value-type="float">
            <text:p>-0.0370342384</text:p>
          </table:table-cell>
          <table:table-cell office:value-type="float" office:value="-0.0247294827" calcext:value-type="float">
            <text:p>-0.0247294827</text:p>
          </table:table-cell>
          <table:table-cell office:value-type="string" calcext:value-type="string">
            <text:p>nan</text:p>
          </table:table-cell>
          <table:table-cell office:value-type="float" office:value="0.0033380972" calcext:value-type="float">
            <text:p>0.0033380972</text:p>
          </table:table-cell>
          <table:table-cell office:value-type="float" office:value="-0.0469869166" calcext:value-type="float">
            <text:p>-0.0469869166</text:p>
          </table:table-cell>
          <table:table-cell office:value-type="float" office:value="-0.049471652" calcext:value-type="float">
            <text:p>-0.049471652</text:p>
          </table:table-cell>
          <table:table-cell office:value-type="float" office:value="-0.0128121664" calcext:value-type="float">
            <text:p>-0.0128121664</text:p>
          </table:table-cell>
          <table:table-cell office:value-type="float" office:value="-0.008474675" calcext:value-type="float">
            <text:p>-0.008474675</text:p>
          </table:table-cell>
          <table:table-cell office:value-type="float" office:value="-0.0202321164" calcext:value-type="float">
            <text:p>-0.0202321164</text:p>
          </table:table-cell>
          <table:table-cell office:value-type="float" office:value="0.0312517188" calcext:value-type="float">
            <text:p>0.0312517188</text:p>
          </table:table-cell>
          <table:table-cell office:value-type="float" office:value="0.0199775075" calcext:value-type="float">
            <text:p>0.0199775075</text:p>
          </table:table-cell>
          <table:table-cell office:value-type="float" office:value="-0.0381204477" calcext:value-type="float">
            <text:p>-0.0381204477</text:p>
          </table:table-cell>
          <table:table-cell office:value-type="float" office:value="-0.7242567449" calcext:value-type="float">
            <text:p>-0.7242567449</text:p>
          </table:table-cell>
        </table:table-row>
        <table:table-row table:style-name="ro1">
          <table:table-cell office:value-type="string" calcext:value-type="string">
            <text:p>Lineus_lacteus</text:p>
          </table:table-cell>
          <table:table-cell office:value-type="string" calcext:value-type="string">
            <text:p>Ramphogordius lacteus</text:p>
          </table:table-cell>
          <table:table-cell office:value-type="float" office:value="22912" calcext:value-type="float">
            <text:p>22912</text:p>
          </table:table-cell>
          <table:table-cell office:value-type="float" office:value="678.702121159" calcext:value-type="float">
            <text:p>678.702121159</text:p>
          </table:table-cell>
          <table:table-cell office:value-type="float" office:value="655.13930849" calcext:value-type="float">
            <text:p>655.13930849</text:p>
          </table:table-cell>
          <table:table-cell office:value-type="float" office:value="0.4717455986" calcext:value-type="float">
            <text:p>0.4717455986</text:p>
          </table:table-cell>
          <table:table-cell office:value-type="float" office:value="0.0378357452" calcext:value-type="float">
            <text:p>0.0378357452</text:p>
          </table:table-cell>
          <table:table-cell office:value-type="float" office:value="0.4995076141" calcext:value-type="float">
            <text:p>0.4995076141</text:p>
          </table:table-cell>
          <table:table-cell office:value-type="float" office:value="0.084916823" calcext:value-type="float">
            <text:p>0.084916823</text:p>
          </table:table-cell>
          <table:table-cell office:value-type="float" office:value="0.3961236684" calcext:value-type="float">
            <text:p>0.3961236684</text:p>
          </table:table-cell>
          <table:table-cell office:value-type="float" office:value="0.0569740569" calcext:value-type="float">
            <text:p>0.0569740569</text:p>
          </table:table-cell>
          <table:table-cell office:value-type="float" office:value="-0.0015593111" calcext:value-type="float">
            <text:p>-0.0015593111</text:p>
          </table:table-cell>
          <table:table-cell office:value-type="float" office:value="-0.1431990832" calcext:value-type="float">
            <text:p>-0.1431990832</text:p>
          </table:table-cell>
          <table:table-cell office:value-type="float" office:value="-0.0975512944" calcext:value-type="float">
            <text:p>-0.0975512944</text:p>
          </table:table-cell>
          <table:table-cell office:value-type="float" office:value="0.121769282" calcext:value-type="float">
            <text:p>0.121769282</text:p>
          </table:table-cell>
          <table:table-cell office:value-type="float" office:value="0.1055620554" calcext:value-type="float">
            <text:p>0.1055620554</text:p>
          </table:table-cell>
          <table:table-cell office:value-type="float" office:value="0.0710846264" calcext:value-type="float">
            <text:p>0.0710846264</text:p>
          </table:table-cell>
          <table:table-cell office:value-type="string" calcext:value-type="string">
            <text:p>nan</text:p>
          </table:table-cell>
          <table:table-cell office:value-type="float" office:value="0.4417026301" calcext:value-type="float">
            <text:p>0.4417026301</text:p>
          </table:table-cell>
          <table:table-cell office:value-type="float" office:value="0.3037952002" calcext:value-type="float">
            <text:p>0.3037952002</text:p>
          </table:table-cell>
          <table:table-cell office:value-type="string" calcext:value-type="string">
            <text:p>nan</text:p>
          </table:table-cell>
          <table:table-cell office:value-type="float" office:value="0.4417026301" calcext:value-type="float">
            <text:p>0.4417026301</text:p>
          </table:table-cell>
          <table:table-cell office:value-type="float" office:value="0.3037952002" calcext:value-type="float">
            <text:p>0.3037952002</text:p>
          </table:table-cell>
          <table:table-cell office:value-type="string" calcext:value-type="string">
            <text:p>nan</text:p>
          </table:table-cell>
          <table:table-cell office:value-type="float" office:value="0.4429398577" calcext:value-type="float">
            <text:p>0.4429398577</text:p>
          </table:table-cell>
          <table:table-cell office:value-type="float" office:value="0.3043459882" calcext:value-type="float">
            <text:p>0.3043459882</text:p>
          </table:table-cell>
          <table:table-cell office:value-type="float" office:value="0.1844760467" calcext:value-type="float">
            <text:p>0.1844760467</text:p>
          </table:table-cell>
          <table:table-cell office:value-type="float" office:value="0.4080627635" calcext:value-type="float">
            <text:p>0.4080627635</text:p>
          </table:table-cell>
          <table:table-cell office:value-type="float" office:value="0.2772845466" calcext:value-type="float">
            <text:p>0.2772845466</text:p>
          </table:table-cell>
          <table:table-cell office:value-type="float" office:value="0.1833282027" calcext:value-type="float">
            <text:p>0.1833282027</text:p>
          </table:table-cell>
          <table:table-cell office:value-type="float" office:value="0.4040252644" calcext:value-type="float">
            <text:p>0.4040252644</text:p>
          </table:table-cell>
          <table:table-cell office:value-type="float" office:value="0.2735370447" calcext:value-type="float">
            <text:p>0.2735370447</text:p>
          </table:table-cell>
          <table:table-cell office:value-type="string" calcext:value-type="string">
            <text:p>nan</text:p>
          </table:table-cell>
          <table:table-cell office:value-type="float" office:value="-0.4277144506" calcext:value-type="float">
            <text:p>-0.4277144506</text:p>
          </table:table-cell>
          <table:table-cell office:value-type="float" office:value="-0.8277542275" calcext:value-type="float">
            <text:p>-0.8277542275</text:p>
          </table:table-cell>
          <table:table-cell office:value-type="float" office:value="0.2427075739" calcext:value-type="float">
            <text:p>0.2427075739</text:p>
          </table:table-cell>
          <table:table-cell office:value-type="float" office:value="0.5258211073" calcext:value-type="float">
            <text:p>0.5258211073</text:p>
          </table:table-cell>
          <table:table-cell office:value-type="float" office:value="0.3661476466" calcext:value-type="float">
            <text:p>0.3661476466</text:p>
          </table:table-cell>
          <table:table-cell office:value-type="float" office:value="0.9980769619" calcext:value-type="float">
            <text:p>0.9980769619</text:p>
          </table:table-cell>
          <table:table-cell office:value-type="float" office:value="0.9590731607" calcext:value-type="float">
            <text:p>0.9590731607</text:p>
          </table:table-cell>
          <table:table-cell office:value-type="float" office:value="0.8735617793" calcext:value-type="float">
            <text:p>0.8735617793</text:p>
          </table:table-cell>
          <table:table-cell office:value-type="float" office:value="0.0436565803" calcext:value-type="float">
            <text:p>0.0436565803</text:p>
          </table:table-cell>
          <table:table-cell office:value-type="float" office:value="0.0485328225" calcext:value-type="float">
            <text:p>0.0485328225</text:p>
          </table:table-cell>
          <table:table-cell office:value-type="float" office:value="0.0337438936" calcext:value-type="float">
            <text:p>0.0337438936</text:p>
          </table:table-cell>
          <table:table-cell office:value-type="float" office:value="0.1171690616" calcext:value-type="float">
            <text:p>0.1171690616</text:p>
          </table:table-cell>
          <table:table-cell office:value-type="float" office:value="0.0848556644" calcext:value-type="float">
            <text:p>0.0848556644</text:p>
          </table:table-cell>
          <table:table-cell office:value-type="float" office:value="0.0592327127" calcext:value-type="float">
            <text:p>0.0592327127</text:p>
          </table:table-cell>
          <table:table-cell office:value-type="string" calcext:value-type="string">
            <text:p>nan</text:p>
          </table:table-cell>
          <table:table-cell office:value-type="float" office:value="0.4827757363" calcext:value-type="float">
            <text:p>0.4827757363</text:p>
          </table:table-cell>
          <table:table-cell office:value-type="float" office:value="0.3478669116" calcext:value-type="float">
            <text:p>0.3478669116</text:p>
          </table:table-cell>
          <table:table-cell office:value-type="string" calcext:value-type="string">
            <text:p>nan</text:p>
          </table:table-cell>
          <table:table-cell office:value-type="float" office:value="0.4827757363" calcext:value-type="float">
            <text:p>0.4827757363</text:p>
          </table:table-cell>
          <table:table-cell office:value-type="float" office:value="0.3478669116" calcext:value-type="float">
            <text:p>0.3478669116</text:p>
          </table:table-cell>
          <table:table-cell office:value-type="string" calcext:value-type="string">
            <text:p>nan</text:p>
          </table:table-cell>
          <table:table-cell office:value-type="float" office:value="0.484884719" calcext:value-type="float">
            <text:p>0.484884719</text:p>
          </table:table-cell>
          <table:table-cell office:value-type="float" office:value="0.3490039764" calcext:value-type="float">
            <text:p>0.3490039764</text:p>
          </table:table-cell>
          <table:table-cell office:value-type="float" office:value="0.1981768818" calcext:value-type="float">
            <text:p>0.1981768818</text:p>
          </table:table-cell>
          <table:table-cell office:value-type="float" office:value="0.4648561114" calcext:value-type="float">
            <text:p>0.4648561114</text:p>
          </table:table-cell>
          <table:table-cell office:value-type="float" office:value="0.3314746669" calcext:value-type="float">
            <text:p>0.3314746669</text:p>
          </table:table-cell>
          <table:table-cell office:value-type="float" office:value="0.1988367091" calcext:value-type="float">
            <text:p>0.1988367091</text:p>
          </table:table-cell>
          <table:table-cell office:value-type="float" office:value="0.4673325937" calcext:value-type="float">
            <text:p>0.4673325937</text:p>
          </table:table-cell>
          <table:table-cell office:value-type="float" office:value="0.3327487005" calcext:value-type="float">
            <text:p>0.3327487005</text:p>
          </table:table-cell>
          <table:table-cell office:value-type="float" office:value="-0.4708728938" calcext:value-type="float">
            <text:p>-0.4708728938</text:p>
          </table:table-cell>
          <table:table-cell office:value-type="float" office:value="-0.7619692435" calcext:value-type="float">
            <text:p>-0.7619692435</text:p>
          </table:table-cell>
        </table:table-row>
        <table:table-row table:style-name="ro1">
          <table:table-cell office:value-type="string" calcext:value-type="string">
            <text:p>Lineus_longissimus</text:p>
          </table:table-cell>
          <table:table-cell office:value-type="string" calcext:value-type="string">
            <text:p>Lineus longissimus</text:p>
          </table:table-cell>
          <table:table-cell office:value-type="float" office:value="16168" calcext:value-type="float">
            <text:p>16168</text:p>
          </table:table-cell>
          <table:table-cell office:value-type="float" office:value="1047.30900544" calcext:value-type="float">
            <text:p>1047.30900544</text:p>
          </table:table-cell>
          <table:table-cell office:value-type="float" office:value="841.38763549" calcext:value-type="float">
            <text:p>841.38763549</text:p>
          </table:table-cell>
          <table:table-cell office:value-type="float" office:value="0.4691688969" calcext:value-type="float">
            <text:p>0.4691688969</text:p>
          </table:table-cell>
          <table:table-cell office:value-type="float" office:value="0.0349759215" calcext:value-type="float">
            <text:p>0.0349759215</text:p>
          </table:table-cell>
          <table:table-cell office:value-type="float" office:value="0.4952956014" calcext:value-type="float">
            <text:p>0.4952956014</text:p>
          </table:table-cell>
          <table:table-cell office:value-type="float" office:value="0.075134469" calcext:value-type="float">
            <text:p>0.075134469</text:p>
          </table:table-cell>
          <table:table-cell office:value-type="float" office:value="0.4063491056" calcext:value-type="float">
            <text:p>0.4063491056</text:p>
          </table:table-cell>
          <table:table-cell office:value-type="float" office:value="0.0552852371" calcext:value-type="float">
            <text:p>0.0552852371</text:p>
          </table:table-cell>
          <table:table-cell office:value-type="float" office:value="-0.0180368674" calcext:value-type="float">
            <text:p>-0.0180368674</text:p>
          </table:table-cell>
          <table:table-cell office:value-type="float" office:value="-0.1306574513" calcext:value-type="float">
            <text:p>-0.1306574513</text:p>
          </table:table-cell>
          <table:table-cell office:value-type="float" office:value="-0.0906230528" calcext:value-type="float">
            <text:p>-0.0906230528</text:p>
          </table:table-cell>
          <table:table-cell office:value-type="float" office:value="0.1731824232" calcext:value-type="float">
            <text:p>0.1731824232</text:p>
          </table:table-cell>
          <table:table-cell office:value-type="float" office:value="0.1258219113" calcext:value-type="float">
            <text:p>0.1258219113</text:p>
          </table:table-cell>
          <table:table-cell office:value-type="float" office:value="0.084640543" calcext:value-type="float">
            <text:p>0.084640543</text:p>
          </table:table-cell>
          <table:table-cell office:value-type="string" calcext:value-type="string">
            <text:p>nan</text:p>
          </table:table-cell>
          <table:table-cell office:value-type="float" office:value="-0.0616247357" calcext:value-type="float">
            <text:p>-0.0616247357</text:p>
          </table:table-cell>
          <table:table-cell office:value-type="float" office:value="-0.0408652605" calcext:value-type="float">
            <text:p>-0.0408652605</text:p>
          </table:table-cell>
          <table:table-cell office:value-type="string" calcext:value-type="string">
            <text:p>nan</text:p>
          </table:table-cell>
          <table:table-cell office:value-type="float" office:value="-0.0616247357" calcext:value-type="float">
            <text:p>-0.0616247357</text:p>
          </table:table-cell>
          <table:table-cell office:value-type="float" office:value="-0.0408652605" calcext:value-type="float">
            <text:p>-0.0408652605</text:p>
          </table:table-cell>
          <table:table-cell office:value-type="string" calcext:value-type="string">
            <text:p>nan</text:p>
          </table:table-cell>
          <table:table-cell office:value-type="float" office:value="-0.0655541834" calcext:value-type="float">
            <text:p>-0.0655541834</text:p>
          </table:table-cell>
          <table:table-cell office:value-type="float" office:value="-0.0434822438" calcext:value-type="float">
            <text:p>-0.0434822438</text:p>
          </table:table-cell>
          <table:table-cell office:value-type="float" office:value="-0.1176424224" calcext:value-type="float">
            <text:p>-0.1176424224</text:p>
          </table:table-cell>
          <table:table-cell office:value-type="float" office:value="-0.0560911266" calcext:value-type="float">
            <text:p>-0.0560911266</text:p>
          </table:table-cell>
          <table:table-cell office:value-type="float" office:value="-0.0367498585" calcext:value-type="float">
            <text:p>-0.0367498585</text:p>
          </table:table-cell>
          <table:table-cell office:value-type="float" office:value="-0.1301043281" calcext:value-type="float">
            <text:p>-0.1301043281</text:p>
          </table:table-cell>
          <table:table-cell office:value-type="float" office:value="-0.0777063166" calcext:value-type="float">
            <text:p>-0.0777063166</text:p>
          </table:table-cell>
          <table:table-cell office:value-type="float" office:value="-0.0516472368" calcext:value-type="float">
            <text:p>-0.0516472368</text:p>
          </table:table-cell>
          <table:table-cell office:value-type="string" calcext:value-type="string">
            <text:p>nan</text:p>
          </table:table-cell>
          <table:table-cell office:value-type="float" office:value="0.0527028315" calcext:value-type="float">
            <text:p>0.0527028315</text:p>
          </table:table-cell>
          <table:table-cell office:value-type="float" office:value="-0.7391978624" calcext:value-type="float">
            <text:p>-0.7391978624</text:p>
          </table:table-cell>
          <table:table-cell office:value-type="float" office:value="-0.0971504291" calcext:value-type="float">
            <text:p>-0.0971504291</text:p>
          </table:table-cell>
          <table:table-cell office:value-type="float" office:value="-0.043222922" calcext:value-type="float">
            <text:p>-0.043222922</text:p>
          </table:table-cell>
          <table:table-cell office:value-type="float" office:value="-0.0283484807" calcext:value-type="float">
            <text:p>-0.0283484807</text:p>
          </table:table-cell>
          <table:table-cell office:value-type="float" office:value="0.996315513" calcext:value-type="float">
            <text:p>0.996315513</text:p>
          </table:table-cell>
          <table:table-cell office:value-type="float" office:value="0.9755202042" calcext:value-type="float">
            <text:p>0.9755202042</text:p>
          </table:table-cell>
          <table:table-cell office:value-type="float" office:value="0.8941547163" calcext:value-type="float">
            <text:p>0.8941547163</text:p>
          </table:table-cell>
          <table:table-cell office:value-type="float" office:value="0.0593319346" calcext:value-type="float">
            <text:p>0.0593319346</text:p>
          </table:table-cell>
          <table:table-cell office:value-type="float" office:value="0.0308932517" calcext:value-type="float">
            <text:p>0.0308932517</text:p>
          </table:table-cell>
          <table:table-cell office:value-type="float" office:value="0.0208165992" calcext:value-type="float">
            <text:p>0.0208165992</text:p>
          </table:table-cell>
          <table:table-cell office:value-type="float" office:value="0.1593526373" calcext:value-type="float">
            <text:p>0.1593526373</text:p>
          </table:table-cell>
          <table:table-cell office:value-type="float" office:value="0.0993326265" calcext:value-type="float">
            <text:p>0.0993326265</text:p>
          </table:table-cell>
          <table:table-cell office:value-type="float" office:value="0.0672386088" calcext:value-type="float">
            <text:p>0.0672386088</text:p>
          </table:table-cell>
          <table:table-cell office:value-type="string" calcext:value-type="string">
            <text:p>nan</text:p>
          </table:table-cell>
          <table:table-cell office:value-type="float" office:value="-0.0552256241" calcext:value-type="float">
            <text:p>-0.0552256241</text:p>
          </table:table-cell>
          <table:table-cell office:value-type="float" office:value="-0.0426478901" calcext:value-type="float">
            <text:p>-0.0426478901</text:p>
          </table:table-cell>
          <table:table-cell office:value-type="string" calcext:value-type="string">
            <text:p>nan</text:p>
          </table:table-cell>
          <table:table-cell office:value-type="float" office:value="-0.0552256241" calcext:value-type="float">
            <text:p>-0.0552256241</text:p>
          </table:table-cell>
          <table:table-cell office:value-type="float" office:value="-0.0426478901" calcext:value-type="float">
            <text:p>-0.0426478901</text:p>
          </table:table-cell>
          <table:table-cell office:value-type="string" calcext:value-type="string">
            <text:p>nan</text:p>
          </table:table-cell>
          <table:table-cell office:value-type="float" office:value="-0.0597225838" calcext:value-type="float">
            <text:p>-0.0597225838</text:p>
          </table:table-cell>
          <table:table-cell office:value-type="float" office:value="-0.0454629861" calcext:value-type="float">
            <text:p>-0.0454629861</text:p>
          </table:table-cell>
          <table:table-cell office:value-type="float" office:value="-0.1145818497" calcext:value-type="float">
            <text:p>-0.1145818497</text:p>
          </table:table-cell>
          <table:table-cell office:value-type="float" office:value="-0.0403935797" calcext:value-type="float">
            <text:p>-0.0403935797</text:p>
          </table:table-cell>
          <table:table-cell office:value-type="float" office:value="-0.0262552466" calcext:value-type="float">
            <text:p>-0.0262552466</text:p>
          </table:table-cell>
          <table:table-cell office:value-type="float" office:value="-0.1216018037" calcext:value-type="float">
            <text:p>-0.1216018037</text:p>
          </table:table-cell>
          <table:table-cell office:value-type="float" office:value="-0.0507967964" calcext:value-type="float">
            <text:p>-0.0507967964</text:p>
          </table:table-cell>
          <table:table-cell office:value-type="float" office:value="-0.033581917" calcext:value-type="float">
            <text:p>-0.033581917</text:p>
          </table:table-cell>
          <table:table-cell office:value-type="float" office:value="0.0341440744" calcext:value-type="float">
            <text:p>0.0341440744</text:p>
          </table:table-cell>
          <table:table-cell office:value-type="float" office:value="-0.5042013337" calcext:value-type="float">
            <text:p>-0.5042013337</text:p>
          </table:table-cell>
        </table:table-row>
        <table:table-row table:style-name="ro1">
          <table:table-cell office:value-type="string" calcext:value-type="string">
            <text:p>Lineus_ruber2</text:p>
          </table:table-cell>
          <table:table-cell office:value-type="string" calcext:value-type="string">
            <text:p>Lineus ruber</text:p>
          </table:table-cell>
          <table:table-cell office:value-type="float" office:value="26549" calcext:value-type="float">
            <text:p>26549</text:p>
          </table:table-cell>
          <table:table-cell office:value-type="float" office:value="777.047082753" calcext:value-type="float">
            <text:p>777.047082753</text:p>
          </table:table-cell>
          <table:table-cell office:value-type="float" office:value="787.204155209" calcext:value-type="float">
            <text:p>787.204155209</text:p>
          </table:table-cell>
          <table:table-cell office:value-type="float" office:value="0.4690795231" calcext:value-type="float">
            <text:p>0.4690795231</text:p>
          </table:table-cell>
          <table:table-cell office:value-type="float" office:value="0.0370656549" calcext:value-type="float">
            <text:p>0.0370656549</text:p>
          </table:table-cell>
          <table:table-cell office:value-type="float" office:value="0.494047559" calcext:value-type="float">
            <text:p>0.494047559</text:p>
          </table:table-cell>
          <table:table-cell office:value-type="float" office:value="0.0811516441" calcext:value-type="float">
            <text:p>0.0811516441</text:p>
          </table:table-cell>
          <table:table-cell office:value-type="float" office:value="0.4041121609" calcext:value-type="float">
            <text:p>0.4041121609</text:p>
          </table:table-cell>
          <table:table-cell office:value-type="float" office:value="0.0583922115" calcext:value-type="float">
            <text:p>0.0583922115</text:p>
          </table:table-cell>
          <table:table-cell office:value-type="float" office:value="-0.0138184707" calcext:value-type="float">
            <text:p>-0.0138184707</text:p>
          </table:table-cell>
          <table:table-cell office:value-type="float" office:value="-0.1418751022" calcext:value-type="float">
            <text:p>-0.1418751022</text:p>
          </table:table-cell>
          <table:table-cell office:value-type="float" office:value="-0.0971960578" calcext:value-type="float">
            <text:p>-0.0971960578</text:p>
          </table:table-cell>
          <table:table-cell office:value-type="float" office:value="0.1457866415" calcext:value-type="float">
            <text:p>0.1457866415</text:p>
          </table:table-cell>
          <table:table-cell office:value-type="float" office:value="0.1213110695" calcext:value-type="float">
            <text:p>0.1213110695</text:p>
          </table:table-cell>
          <table:table-cell office:value-type="float" office:value="0.081712932" calcext:value-type="float">
            <text:p>0.081712932</text:p>
          </table:table-cell>
          <table:table-cell office:value-type="string" calcext:value-type="string">
            <text:p>nan</text:p>
          </table:table-cell>
          <table:table-cell office:value-type="float" office:value="0.3161464657" calcext:value-type="float">
            <text:p>0.3161464657</text:p>
          </table:table-cell>
          <table:table-cell office:value-type="float" office:value="0.2167738651" calcext:value-type="float">
            <text:p>0.2167738651</text:p>
          </table:table-cell>
          <table:table-cell office:value-type="string" calcext:value-type="string">
            <text:p>nan</text:p>
          </table:table-cell>
          <table:table-cell office:value-type="float" office:value="0.3161464657" calcext:value-type="float">
            <text:p>0.3161464657</text:p>
          </table:table-cell>
          <table:table-cell office:value-type="float" office:value="0.2167738651" calcext:value-type="float">
            <text:p>0.2167738651</text:p>
          </table:table-cell>
          <table:table-cell office:value-type="string" calcext:value-type="string">
            <text:p>nan</text:p>
          </table:table-cell>
          <table:table-cell office:value-type="float" office:value="0.3234894066" calcext:value-type="float">
            <text:p>0.3234894066</text:p>
          </table:table-cell>
          <table:table-cell office:value-type="float" office:value="0.2209209513" calcext:value-type="float">
            <text:p>0.2209209513</text:p>
          </table:table-cell>
          <table:table-cell office:value-type="float" office:value="0.0941412782" calcext:value-type="float">
            <text:p>0.0941412782</text:p>
          </table:table-cell>
          <table:table-cell office:value-type="float" office:value="0.3014410444" calcext:value-type="float">
            <text:p>0.3014410444</text:p>
          </table:table-cell>
          <table:table-cell office:value-type="float" office:value="0.2038362069" calcext:value-type="float">
            <text:p>0.2038362069</text:p>
          </table:table-cell>
          <table:table-cell office:value-type="float" office:value="0.0900693898" calcext:value-type="float">
            <text:p>0.0900693898</text:p>
          </table:table-cell>
          <table:table-cell office:value-type="float" office:value="0.2986908803" calcext:value-type="float">
            <text:p>0.2986908803</text:p>
          </table:table-cell>
          <table:table-cell office:value-type="float" office:value="0.2009604404" calcext:value-type="float">
            <text:p>0.2009604404</text:p>
          </table:table-cell>
          <table:table-cell office:value-type="string" calcext:value-type="string">
            <text:p>nan</text:p>
          </table:table-cell>
          <table:table-cell office:value-type="float" office:value="-0.3134829441" calcext:value-type="float">
            <text:p>-0.3134829441</text:p>
          </table:table-cell>
          <table:table-cell office:value-type="float" office:value="-0.827346227" calcext:value-type="float">
            <text:p>-0.827346227</text:p>
          </table:table-cell>
          <table:table-cell office:value-type="float" office:value="0.1322164339" calcext:value-type="float">
            <text:p>0.1322164339</text:p>
          </table:table-cell>
          <table:table-cell office:value-type="float" office:value="0.3912101409" calcext:value-type="float">
            <text:p>0.3912101409</text:p>
          </table:table-cell>
          <table:table-cell office:value-type="float" office:value="0.2706707096" calcext:value-type="float">
            <text:p>0.2706707096</text:p>
          </table:table-cell>
          <table:table-cell office:value-type="float" office:value="0.9961416885" calcext:value-type="float">
            <text:p>0.9961416885</text:p>
          </table:table-cell>
          <table:table-cell office:value-type="float" office:value="0.9643353408" calcext:value-type="float">
            <text:p>0.9643353408</text:p>
          </table:table-cell>
          <table:table-cell office:value-type="float" office:value="0.8812308161" calcext:value-type="float">
            <text:p>0.8812308161</text:p>
          </table:table-cell>
          <table:table-cell office:value-type="float" office:value="0.0473857451" calcext:value-type="float">
            <text:p>0.0473857451</text:p>
          </table:table-cell>
          <table:table-cell office:value-type="float" office:value="0.0470966353" calcext:value-type="float">
            <text:p>0.0470966353</text:p>
          </table:table-cell>
          <table:table-cell office:value-type="float" office:value="0.0327139402" calcext:value-type="float">
            <text:p>0.0327139402</text:p>
          </table:table-cell>
          <table:table-cell office:value-type="float" office:value="0.1364148012" calcext:value-type="float">
            <text:p>0.1364148012</text:p>
          </table:table-cell>
          <table:table-cell office:value-type="float" office:value="0.0941229744" calcext:value-type="float">
            <text:p>0.0941229744</text:p>
          </table:table-cell>
          <table:table-cell office:value-type="float" office:value="0.0652933083" calcext:value-type="float">
            <text:p>0.0652933083</text:p>
          </table:table-cell>
          <table:table-cell office:value-type="string" calcext:value-type="string">
            <text:p>nan</text:p>
          </table:table-cell>
          <table:table-cell office:value-type="float" office:value="0.3467900763" calcext:value-type="float">
            <text:p>0.3467900763</text:p>
          </table:table-cell>
          <table:table-cell office:value-type="float" office:value="0.2492642637" calcext:value-type="float">
            <text:p>0.2492642637</text:p>
          </table:table-cell>
          <table:table-cell office:value-type="string" calcext:value-type="string">
            <text:p>nan</text:p>
          </table:table-cell>
          <table:table-cell office:value-type="float" office:value="0.3467900763" calcext:value-type="float">
            <text:p>0.3467900763</text:p>
          </table:table-cell>
          <table:table-cell office:value-type="float" office:value="0.2492642637" calcext:value-type="float">
            <text:p>0.2492642637</text:p>
          </table:table-cell>
          <table:table-cell office:value-type="string" calcext:value-type="string">
            <text:p>nan</text:p>
          </table:table-cell>
          <table:table-cell office:value-type="float" office:value="0.3556097638" calcext:value-type="float">
            <text:p>0.3556097638</text:p>
          </table:table-cell>
          <table:table-cell office:value-type="float" office:value="0.1715475494" calcext:value-type="float">
            <text:p>0.1715475494</text:p>
          </table:table-cell>
          <table:table-cell office:value-type="float" office:value="0.1023831568" calcext:value-type="float">
            <text:p>0.1023831568</text:p>
          </table:table-cell>
          <table:table-cell office:value-type="float" office:value="0.3460800273" calcext:value-type="float">
            <text:p>0.3460800273</text:p>
          </table:table-cell>
          <table:table-cell office:value-type="float" office:value="0.2441150984" calcext:value-type="float">
            <text:p>0.2441150984</text:p>
          </table:table-cell>
          <table:table-cell office:value-type="float" office:value="0.1029545954" calcext:value-type="float">
            <text:p>0.1029545954</text:p>
          </table:table-cell>
          <table:table-cell office:value-type="float" office:value="0.3518267004" calcext:value-type="float">
            <text:p>0.3518267004</text:p>
          </table:table-cell>
          <table:table-cell office:value-type="float" office:value="0.2476167927" calcext:value-type="float">
            <text:p>0.2476167927</text:p>
          </table:table-cell>
          <table:table-cell office:value-type="float" office:value="-0.3493945695" calcext:value-type="float">
            <text:p>-0.3493945695</text:p>
          </table:table-cell>
          <table:table-cell office:value-type="float" office:value="-0.8462285958" calcext:value-type="float">
            <text:p>-0.8462285958</text:p>
          </table:table-cell>
        </table:table-row>
        <table:table-row table:style-name="ro1">
          <table:table-cell office:value-type="string" calcext:value-type="string">
            <text:p>Liocarcinus_depurator</text:p>
          </table:table-cell>
          <table:table-cell office:value-type="string" calcext:value-type="string">
            <text:p>Liocarcinus depurator</text:p>
          </table:table-cell>
          <table:table-cell office:value-type="float" office:value="9919" calcext:value-type="float">
            <text:p>9919</text:p>
          </table:table-cell>
          <table:table-cell office:value-type="float" office:value="693.598749874" calcext:value-type="float">
            <text:p>693.598749874</text:p>
          </table:table-cell>
          <table:table-cell office:value-type="float" office:value="668.590304419" calcext:value-type="float">
            <text:p>668.590304419</text:p>
          </table:table-cell>
          <table:table-cell office:value-type="float" office:value="0.5072279215" calcext:value-type="float">
            <text:p>0.5072279215</text:p>
          </table:table-cell>
          <table:table-cell office:value-type="float" office:value="0.055969875" calcext:value-type="float">
            <text:p>0.055969875</text:p>
          </table:table-cell>
          <table:table-cell office:value-type="float" office:value="0.5565164819" calcext:value-type="float">
            <text:p>0.5565164819</text:p>
          </table:table-cell>
          <table:table-cell office:value-type="float" office:value="0.1110081741" calcext:value-type="float">
            <text:p>0.1110081741</text:p>
          </table:table-cell>
          <table:table-cell office:value-type="float" office:value="0.4013587227" calcext:value-type="float">
            <text:p>0.4013587227</text:p>
          </table:table-cell>
          <table:table-cell office:value-type="float" office:value="0.0788184365" calcext:value-type="float">
            <text:p>0.0788184365</text:p>
          </table:table-cell>
          <table:table-cell office:value-type="float" office:value="-0.0027063132" calcext:value-type="float">
            <text:p>-0.0027063132</text:p>
          </table:table-cell>
          <table:table-cell office:value-type="float" office:value="-0.0377558622" calcext:value-type="float">
            <text:p>-0.0377558622</text:p>
          </table:table-cell>
          <table:table-cell office:value-type="float" office:value="-0.0242710093" calcext:value-type="float">
            <text:p>-0.0242710093</text:p>
          </table:table-cell>
          <table:table-cell office:value-type="float" office:value="0.1084221658" calcext:value-type="float">
            <text:p>0.1084221658</text:p>
          </table:table-cell>
          <table:table-cell office:value-type="float" office:value="0.050453768" calcext:value-type="float">
            <text:p>0.050453768</text:p>
          </table:table-cell>
          <table:table-cell office:value-type="float" office:value="0.0342655342" calcext:value-type="float">
            <text:p>0.0342655342</text:p>
          </table:table-cell>
          <table:table-cell office:value-type="string" calcext:value-type="string">
            <text:p>nan</text:p>
          </table:table-cell>
          <table:table-cell office:value-type="float" office:value="0.2638860677" calcext:value-type="float">
            <text:p>0.2638860677</text:p>
          </table:table-cell>
          <table:table-cell office:value-type="float" office:value="0.1724568396" calcext:value-type="float">
            <text:p>0.1724568396</text:p>
          </table:table-cell>
          <table:table-cell office:value-type="string" calcext:value-type="string">
            <text:p>nan</text:p>
          </table:table-cell>
          <table:table-cell office:value-type="float" office:value="0.2638860677" calcext:value-type="float">
            <text:p>0.2638860677</text:p>
          </table:table-cell>
          <table:table-cell office:value-type="float" office:value="0.1724568396" calcext:value-type="float">
            <text:p>0.1724568396</text:p>
          </table:table-cell>
          <table:table-cell office:value-type="string" calcext:value-type="string">
            <text:p>nan</text:p>
          </table:table-cell>
          <table:table-cell office:value-type="float" office:value="0.308249833" calcext:value-type="float">
            <text:p>0.308249833</text:p>
          </table:table-cell>
          <table:table-cell office:value-type="float" office:value="0.2048017931" calcext:value-type="float">
            <text:p>0.2048017931</text:p>
          </table:table-cell>
          <table:table-cell office:value-type="string" calcext:value-type="string">
            <text:p>nan</text:p>
          </table:table-cell>
          <table:table-cell office:value-type="float" office:value="0.2787455589" calcext:value-type="float">
            <text:p>0.2787455589</text:p>
          </table:table-cell>
          <table:table-cell office:value-type="float" office:value="0.1880626899" calcext:value-type="float">
            <text:p>0.1880626899</text:p>
          </table:table-cell>
          <table:table-cell office:value-type="string" calcext:value-type="string">
            <text:p>nan</text:p>
          </table:table-cell>
          <table:table-cell office:value-type="float" office:value="0.2887178492" calcext:value-type="float">
            <text:p>0.2887178492</text:p>
          </table:table-cell>
          <table:table-cell office:value-type="float" office:value="0.1949475691" calcext:value-type="float">
            <text:p>0.1949475691</text:p>
          </table:table-cell>
          <table:table-cell office:value-type="string" calcext:value-type="string">
            <text:p>nan</text:p>
          </table:table-cell>
          <table:table-cell office:value-type="float" office:value="-0.3378449399" calcext:value-type="float">
            <text:p>-0.3378449399</text:p>
          </table:table-cell>
          <table:table-cell office:value-type="float" office:value="-0.8803588891" calcext:value-type="float">
            <text:p>-0.8803588891</text:p>
          </table:table-cell>
          <table:table-cell office:value-type="float" office:value="0.2202321393" calcext:value-type="float">
            <text:p>0.2202321393</text:p>
          </table:table-cell>
          <table:table-cell office:value-type="float" office:value="0.4159436632" calcext:value-type="float">
            <text:p>0.4159436632</text:p>
          </table:table-cell>
          <table:table-cell office:value-type="float" office:value="0.2831884242" calcext:value-type="float">
            <text:p>0.2831884242</text:p>
          </table:table-cell>
          <table:table-cell office:value-type="float" office:value="0.9966459131" calcext:value-type="float">
            <text:p>0.9966459131</text:p>
          </table:table-cell>
          <table:table-cell office:value-type="float" office:value="0.9611563266" calcext:value-type="float">
            <text:p>0.9611563266</text:p>
          </table:table-cell>
          <table:table-cell office:value-type="float" office:value="0.8667212803" calcext:value-type="float">
            <text:p>0.8667212803</text:p>
          </table:table-cell>
          <table:table-cell office:value-type="float" office:value="0.0114984804" calcext:value-type="float">
            <text:p>0.0114984804</text:p>
          </table:table-cell>
          <table:table-cell office:value-type="float" office:value="0.013084898" calcext:value-type="float">
            <text:p>0.013084898</text:p>
          </table:table-cell>
          <table:table-cell office:value-type="float" office:value="0.0087932174" calcext:value-type="float">
            <text:p>0.0087932174</text:p>
          </table:table-cell>
          <table:table-cell office:value-type="float" office:value="0.116681129" calcext:value-type="float">
            <text:p>0.116681129</text:p>
          </table:table-cell>
          <table:table-cell office:value-type="float" office:value="0.0706437399" calcext:value-type="float">
            <text:p>0.0706437399</text:p>
          </table:table-cell>
          <table:table-cell office:value-type="float" office:value="0.0486809569" calcext:value-type="float">
            <text:p>0.0486809569</text:p>
          </table:table-cell>
          <table:table-cell office:value-type="string" calcext:value-type="string">
            <text:p>nan</text:p>
          </table:table-cell>
          <table:table-cell office:value-type="float" office:value="0.309631228" calcext:value-type="float">
            <text:p>0.309631228</text:p>
          </table:table-cell>
          <table:table-cell office:value-type="float" office:value="0.1573745734" calcext:value-type="float">
            <text:p>0.1573745734</text:p>
          </table:table-cell>
          <table:table-cell office:value-type="string" calcext:value-type="string">
            <text:p>nan</text:p>
          </table:table-cell>
          <table:table-cell office:value-type="float" office:value="0.309631228" calcext:value-type="float">
            <text:p>0.309631228</text:p>
          </table:table-cell>
          <table:table-cell office:value-type="float" office:value="0.1573745734" calcext:value-type="float">
            <text:p>0.1573745734</text:p>
          </table:table-cell>
          <table:table-cell office:value-type="string" calcext:value-type="string">
            <text:p>nan</text:p>
          </table:table-cell>
          <table:table-cell office:value-type="float" office:value="0.3549278066" calcext:value-type="float">
            <text:p>0.3549278066</text:p>
          </table:table-cell>
          <table:table-cell office:value-type="float" office:value="0.1836802883" calcext:value-type="float">
            <text:p>0.1836802883</text:p>
          </table:table-cell>
          <table:table-cell office:value-type="string" calcext:value-type="string">
            <text:p>nan</text:p>
          </table:table-cell>
          <table:table-cell office:value-type="float" office:value="0.3239728728" calcext:value-type="float">
            <text:p>0.3239728728</text:p>
          </table:table-cell>
          <table:table-cell office:value-type="float" office:value="0.2291284156" calcext:value-type="float">
            <text:p>0.2291284156</text:p>
          </table:table-cell>
          <table:table-cell office:value-type="string" calcext:value-type="string">
            <text:p>nan</text:p>
          </table:table-cell>
          <table:table-cell office:value-type="float" office:value="0.3313887184" calcext:value-type="float">
            <text:p>0.3313887184</text:p>
          </table:table-cell>
          <table:table-cell office:value-type="float" office:value="0.2341233358" calcext:value-type="float">
            <text:p>0.2341233358</text:p>
          </table:table-cell>
          <table:table-cell office:value-type="float" office:value="-0.3830583721" calcext:value-type="float">
            <text:p>-0.3830583721</text:p>
          </table:table-cell>
          <table:table-cell office:value-type="float" office:value="-0.7195278921" calcext:value-type="float">
            <text:p>-0.7195278921</text:p>
          </table:table-cell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string" calcext:value-type="string">
            <text:p>Macaca mulatta</text:p>
          </table:table-cell>
          <table:table-cell office:value-type="float" office:value="10498" calcext:value-type="float">
            <text:p>10498</text:p>
          </table:table-cell>
          <table:table-cell office:value-type="float" office:value="436.482758621" calcext:value-type="float">
            <text:p>436.482758621</text:p>
          </table:table-cell>
          <table:table-cell office:value-type="float" office:value="352.719226134" calcext:value-type="float">
            <text:p>352.719226134</text:p>
          </table:table-cell>
          <table:table-cell office:value-type="float" office:value="0.486350297" calcext:value-type="float">
            <text:p>0.486350297</text:p>
          </table:table-cell>
          <table:table-cell office:value-type="float" office:value="0.0698707812" calcext:value-type="float">
            <text:p>0.0698707812</text:p>
          </table:table-cell>
          <table:table-cell office:value-type="float" office:value="0.5190276933" calcext:value-type="float">
            <text:p>0.5190276933</text:p>
          </table:table-cell>
          <table:table-cell office:value-type="float" office:value="0.149640687" calcext:value-type="float">
            <text:p>0.149640687</text:p>
          </table:table-cell>
          <table:table-cell office:value-type="float" office:value="0.4453520518" calcext:value-type="float">
            <text:p>0.4453520518</text:p>
          </table:table-cell>
          <table:table-cell office:value-type="float" office:value="0.098976869" calcext:value-type="float">
            <text:p>0.098976869</text:p>
          </table:table-cell>
          <table:table-cell office:value-type="float" office:value="0.0035115026" calcext:value-type="float">
            <text:p>0.0035115026</text:p>
          </table:table-cell>
          <table:table-cell office:value-type="float" office:value="-0.081590988" calcext:value-type="float">
            <text:p>-0.081590988</text:p>
          </table:table-cell>
          <table:table-cell office:value-type="float" office:value="-0.0602731703" calcext:value-type="float">
            <text:p>-0.0602731703</text:p>
          </table:table-cell>
          <table:table-cell office:value-type="float" office:value="0.1855828051" calcext:value-type="float">
            <text:p>0.1855828051</text:p>
          </table:table-cell>
          <table:table-cell office:value-type="float" office:value="0.2434301209" calcext:value-type="float">
            <text:p>0.2434301209</text:p>
          </table:table-cell>
          <table:table-cell office:value-type="float" office:value="0.1624759147" calcext:value-type="float">
            <text:p>0.1624759147</text:p>
          </table:table-cell>
          <table:table-cell office:value-type="float" office:value="0.2585014572" calcext:value-type="float">
            <text:p>0.2585014572</text:p>
          </table:table-cell>
          <table:table-cell office:value-type="float" office:value="0.2997920933" calcext:value-type="float">
            <text:p>0.2997920933</text:p>
          </table:table-cell>
          <table:table-cell office:value-type="float" office:value="0.2023219767" calcext:value-type="float">
            <text:p>0.2023219767</text:p>
          </table:table-cell>
          <table:table-cell office:value-type="float" office:value="0.2585014572" calcext:value-type="float">
            <text:p>0.2585014572</text:p>
          </table:table-cell>
          <table:table-cell office:value-type="float" office:value="0.2997920933" calcext:value-type="float">
            <text:p>0.2997920933</text:p>
          </table:table-cell>
          <table:table-cell office:value-type="float" office:value="0.2023219767" calcext:value-type="float">
            <text:p>0.2023219767</text:p>
          </table:table-cell>
          <table:table-cell office:value-type="float" office:value="0.3631252427" calcext:value-type="float">
            <text:p>0.3631252427</text:p>
          </table:table-cell>
          <table:table-cell office:value-type="float" office:value="0.4288242912" calcext:value-type="float">
            <text:p>0.4288242912</text:p>
          </table:table-cell>
          <table:table-cell office:value-type="float" office:value="0.290840363" calcext:value-type="float">
            <text:p>0.290840363</text:p>
          </table:table-cell>
          <table:table-cell office:value-type="float" office:value="0.2800025252" calcext:value-type="float">
            <text:p>0.2800025252</text:p>
          </table:table-cell>
          <table:table-cell office:value-type="float" office:value="0.3218262198" calcext:value-type="float">
            <text:p>0.3218262198</text:p>
          </table:table-cell>
          <table:table-cell office:value-type="float" office:value="0.2151774715" calcext:value-type="float">
            <text:p>0.2151774715</text:p>
          </table:table-cell>
          <table:table-cell office:value-type="float" office:value="0.3304869549" calcext:value-type="float">
            <text:p>0.3304869549</text:p>
          </table:table-cell>
          <table:table-cell office:value-type="float" office:value="0.3814720211" calcext:value-type="float">
            <text:p>0.3814720211</text:p>
          </table:table-cell>
          <table:table-cell office:value-type="float" office:value="0.2561192899" calcext:value-type="float">
            <text:p>0.2561192899</text:p>
          </table:table-cell>
          <table:table-cell office:value-type="string" calcext:value-type="string">
            <text:p>nan</text:p>
          </table:table-cell>
          <table:table-cell office:value-type="float" office:value="-0.4380452985" calcext:value-type="float">
            <text:p>-0.4380452985</text:p>
          </table:table-cell>
          <table:table-cell office:value-type="float" office:value="-0.9741115544" calcext:value-type="float">
            <text:p>-0.9741115544</text:p>
          </table:table-cell>
          <table:table-cell office:value-type="float" office:value="0.4455162175" calcext:value-type="float">
            <text:p>0.4455162175</text:p>
          </table:table-cell>
          <table:table-cell office:value-type="float" office:value="0.5403089195" calcext:value-type="float">
            <text:p>0.5403089195</text:p>
          </table:table-cell>
          <table:table-cell office:value-type="float" office:value="0.3755945773" calcext:value-type="float">
            <text:p>0.3755945773</text:p>
          </table:table-cell>
          <table:table-cell office:value-type="float" office:value="0.9912538541" calcext:value-type="float">
            <text:p>0.9912538541</text:p>
          </table:table-cell>
          <table:table-cell office:value-type="float" office:value="0.9272820706" calcext:value-type="float">
            <text:p>0.9272820706</text:p>
          </table:table-cell>
          <table:table-cell office:value-type="float" office:value="0.8028322194" calcext:value-type="float">
            <text:p>0.8028322194</text:p>
          </table:table-cell>
          <table:table-cell office:value-type="float" office:value="0.1088156053" calcext:value-type="float">
            <text:p>0.1088156053</text:p>
          </table:table-cell>
          <table:table-cell office:value-type="float" office:value="0.2104705394" calcext:value-type="float">
            <text:p>0.2104705394</text:p>
          </table:table-cell>
          <table:table-cell office:value-type="float" office:value="0.1414526423" calcext:value-type="float">
            <text:p>0.1414526423</text:p>
          </table:table-cell>
          <table:table-cell office:value-type="float" office:value="0.2149566882" calcext:value-type="float">
            <text:p>0.2149566882</text:p>
          </table:table-cell>
          <table:table-cell office:value-type="float" office:value="0.3193526678" calcext:value-type="float">
            <text:p>0.3193526678</text:p>
          </table:table-cell>
          <table:table-cell office:value-type="float" office:value="0.2166821751" calcext:value-type="float">
            <text:p>0.2166821751</text:p>
          </table:table-cell>
          <table:table-cell office:value-type="float" office:value="0.2545810025" calcext:value-type="float">
            <text:p>0.2545810025</text:p>
          </table:table-cell>
          <table:table-cell office:value-type="float" office:value="0.3020112606" calcext:value-type="float">
            <text:p>0.3020112606</text:p>
          </table:table-cell>
          <table:table-cell office:value-type="float" office:value="0.2068483049" calcext:value-type="float">
            <text:p>0.2068483049</text:p>
          </table:table-cell>
          <table:table-cell office:value-type="float" office:value="0.2545810025" calcext:value-type="float">
            <text:p>0.2545810025</text:p>
          </table:table-cell>
          <table:table-cell office:value-type="float" office:value="0.3020112606" calcext:value-type="float">
            <text:p>0.3020112606</text:p>
          </table:table-cell>
          <table:table-cell office:value-type="float" office:value="0.2068483049" calcext:value-type="float">
            <text:p>0.2068483049</text:p>
          </table:table-cell>
          <table:table-cell office:value-type="float" office:value="0.3642229795" calcext:value-type="float">
            <text:p>0.3642229795</text:p>
          </table:table-cell>
          <table:table-cell office:value-type="float" office:value="0.4349575109" calcext:value-type="float">
            <text:p>0.4349575109</text:p>
          </table:table-cell>
          <table:table-cell office:value-type="float" office:value="0.2988530659" calcext:value-type="float">
            <text:p>0.2988530659</text:p>
          </table:table-cell>
          <table:table-cell office:value-type="float" office:value="0.2958283207" calcext:value-type="float">
            <text:p>0.2958283207</text:p>
          </table:table-cell>
          <table:table-cell office:value-type="float" office:value="0.3737876339" calcext:value-type="float">
            <text:p>0.3737876339</text:p>
          </table:table-cell>
          <table:table-cell office:value-type="float" office:value="0.2566978771" calcext:value-type="float">
            <text:p>0.2566978771</text:p>
          </table:table-cell>
          <table:table-cell office:value-type="float" office:value="0.3491487298" calcext:value-type="float">
            <text:p>0.3491487298</text:p>
          </table:table-cell>
          <table:table-cell office:value-type="float" office:value="0.432339384" calcext:value-type="float">
            <text:p>0.432339384</text:p>
          </table:table-cell>
          <table:table-cell office:value-type="float" office:value="0.2977741913" calcext:value-type="float">
            <text:p>0.2977741913</text:p>
          </table:table-cell>
          <table:table-cell office:value-type="float" office:value="-0.4502715451" calcext:value-type="float">
            <text:p>-0.4502715451</text:p>
          </table:table-cell>
          <table:table-cell office:value-type="float" office:value="-0.9844185324" calcext:value-type="float">
            <text:p>-0.9844185324</text:p>
          </table:table-cell>
        </table:table-row>
        <table:table-row table:style-name="ro1">
          <table:table-cell office:value-type="string" calcext:value-type="string">
            <text:p>Melitaea_athalia</text:p>
          </table:table-cell>
          <table:table-cell office:value-type="string" calcext:value-type="string">
            <text:p>Melitaea abbas</text:p>
          </table:table-cell>
          <table:table-cell office:value-type="float" office:value="7111" calcext:value-type="float">
            <text:p>7111</text:p>
          </table:table-cell>
          <table:table-cell office:value-type="float" office:value="499.479960624" calcext:value-type="float">
            <text:p>499.479960624</text:p>
          </table:table-cell>
          <table:table-cell office:value-type="float" office:value="378.863563702" calcext:value-type="float">
            <text:p>378.863563702</text:p>
          </table:table-cell>
          <table:table-cell office:value-type="float" office:value="0.4111850186" calcext:value-type="float">
            <text:p>0.4111850186</text:p>
          </table:table-cell>
          <table:table-cell office:value-type="float" office:value="0.0622222336" calcext:value-type="float">
            <text:p>0.0622222336</text:p>
          </table:table-cell>
          <table:table-cell office:value-type="float" office:value="0.3811354681" calcext:value-type="float">
            <text:p>0.3811354681</text:p>
          </table:table-cell>
          <table:table-cell office:value-type="float" office:value="0.1199191981" calcext:value-type="float">
            <text:p>0.1199191981</text:p>
          </table:table-cell>
          <table:table-cell office:value-type="float" office:value="0.2926605367" calcext:value-type="float">
            <text:p>0.2926605367</text:p>
          </table:table-cell>
          <table:table-cell office:value-type="float" office:value="0.0842942178" calcext:value-type="float">
            <text:p>0.0842942178</text:p>
          </table:table-cell>
          <table:table-cell office:value-type="float" office:value="-0.0111282742" calcext:value-type="float">
            <text:p>-0.0111282742</text:p>
          </table:table-cell>
          <table:table-cell office:value-type="float" office:value="-0.2979389986" calcext:value-type="float">
            <text:p>-0.2979389986</text:p>
          </table:table-cell>
          <table:table-cell office:value-type="float" office:value="-0.2220380827" calcext:value-type="float">
            <text:p>-0.2220380827</text:p>
          </table:table-cell>
          <table:table-cell office:value-type="float" office:value="0.1994943974" calcext:value-type="float">
            <text:p>0.1994943974</text:p>
          </table:table-cell>
          <table:table-cell office:value-type="float" office:value="0.1119632362" calcext:value-type="float">
            <text:p>0.1119632362</text:p>
          </table:table-cell>
          <table:table-cell office:value-type="float" office:value="0.0755214832" calcext:value-type="float">
            <text:p>0.0755214832</text:p>
          </table:table-cell>
          <table:table-cell office:value-type="float" office:value="0.2841474236" calcext:value-type="float">
            <text:p>0.2841474236</text:p>
          </table:table-cell>
          <table:table-cell office:value-type="float" office:value="0.3675598618" calcext:value-type="float">
            <text:p>0.3675598618</text:p>
          </table:table-cell>
          <table:table-cell office:value-type="float" office:value="0.243789721" calcext:value-type="float">
            <text:p>0.243789721</text:p>
          </table:table-cell>
          <table:table-cell office:value-type="float" office:value="0.2841474236" calcext:value-type="float">
            <text:p>0.2841474236</text:p>
          </table:table-cell>
          <table:table-cell office:value-type="float" office:value="0.3675598618" calcext:value-type="float">
            <text:p>0.3675598618</text:p>
          </table:table-cell>
          <table:table-cell office:value-type="float" office:value="0.243789721" calcext:value-type="float">
            <text:p>0.243789721</text:p>
          </table:table-cell>
          <table:table-cell office:value-type="float" office:value="0.2571229276" calcext:value-type="float">
            <text:p>0.2571229276</text:p>
          </table:table-cell>
          <table:table-cell office:value-type="float" office:value="0.4053952918" calcext:value-type="float">
            <text:p>0.4053952918</text:p>
          </table:table-cell>
          <table:table-cell office:value-type="float" office:value="0.2738525047" calcext:value-type="float">
            <text:p>0.2738525047</text:p>
          </table:table-cell>
          <table:table-cell office:value-type="float" office:value="0.2653317815" calcext:value-type="float">
            <text:p>0.2653317815</text:p>
          </table:table-cell>
          <table:table-cell office:value-type="float" office:value="0.3248843971" calcext:value-type="float">
            <text:p>0.3248843971</text:p>
          </table:table-cell>
          <table:table-cell office:value-type="float" office:value="0.2129005168" calcext:value-type="float">
            <text:p>0.2129005168</text:p>
          </table:table-cell>
          <table:table-cell office:value-type="float" office:value="0.2441415243" calcext:value-type="float">
            <text:p>0.2441415243</text:p>
          </table:table-cell>
          <table:table-cell office:value-type="float" office:value="0.3254989249" calcext:value-type="float">
            <text:p>0.3254989249</text:p>
          </table:table-cell>
          <table:table-cell office:value-type="float" office:value="0.2138156441" calcext:value-type="float">
            <text:p>0.2138156441</text:p>
          </table:table-cell>
          <table:table-cell office:value-type="string" calcext:value-type="string">
            <text:p>nan</text:p>
          </table:table-cell>
          <table:table-cell office:value-type="float" office:value="-0.404288506" calcext:value-type="float">
            <text:p>-0.404288506</text:p>
          </table:table-cell>
          <table:table-cell office:value-type="float" office:value="-0.9511449781" calcext:value-type="float">
            <text:p>-0.9511449781</text:p>
          </table:table-cell>
          <table:table-cell office:value-type="float" office:value="0.3457810037" calcext:value-type="float">
            <text:p>0.3457810037</text:p>
          </table:table-cell>
          <table:table-cell office:value-type="float" office:value="0.5154634231" calcext:value-type="float">
            <text:p>0.5154634231</text:p>
          </table:table-cell>
          <table:table-cell office:value-type="float" office:value="0.3549012599" calcext:value-type="float">
            <text:p>0.3549012599</text:p>
          </table:table-cell>
          <table:table-cell office:value-type="float" office:value="0.9791307254" calcext:value-type="float">
            <text:p>0.9791307254</text:p>
          </table:table-cell>
          <table:table-cell office:value-type="float" office:value="0.8122154972" calcext:value-type="float">
            <text:p>0.8122154972</text:p>
          </table:table-cell>
          <table:table-cell office:value-type="float" office:value="0.6559993886" calcext:value-type="float">
            <text:p>0.6559993886</text:p>
          </table:table-cell>
          <table:table-cell office:value-type="float" office:value="0.1865747561" calcext:value-type="float">
            <text:p>0.1865747561</text:p>
          </table:table-cell>
          <table:table-cell office:value-type="float" office:value="0.2040513441" calcext:value-type="float">
            <text:p>0.2040513441</text:p>
          </table:table-cell>
          <table:table-cell office:value-type="float" office:value="0.1406062445" calcext:value-type="float">
            <text:p>0.1406062445</text:p>
          </table:table-cell>
          <table:table-cell office:value-type="float" office:value="0.2581300067" calcext:value-type="float">
            <text:p>0.2581300067</text:p>
          </table:table-cell>
          <table:table-cell office:value-type="float" office:value="0.2754285394" calcext:value-type="float">
            <text:p>0.2754285394</text:p>
          </table:table-cell>
          <table:table-cell office:value-type="float" office:value="0.1905032538" calcext:value-type="float">
            <text:p>0.1905032538</text:p>
          </table:table-cell>
          <table:table-cell office:value-type="float" office:value="0.3155980714" calcext:value-type="float">
            <text:p>0.3155980714</text:p>
          </table:table-cell>
          <table:table-cell office:value-type="float" office:value="0.5303184602" calcext:value-type="float">
            <text:p>0.5303184602</text:p>
          </table:table-cell>
          <table:table-cell office:value-type="float" office:value="0.3743749118" calcext:value-type="float">
            <text:p>0.3743749118</text:p>
          </table:table-cell>
          <table:table-cell office:value-type="float" office:value="0.3155980714" calcext:value-type="float">
            <text:p>0.3155980714</text:p>
          </table:table-cell>
          <table:table-cell office:value-type="float" office:value="0.5303184602" calcext:value-type="float">
            <text:p>0.5303184602</text:p>
          </table:table-cell>
          <table:table-cell office:value-type="float" office:value="0.3743749118" calcext:value-type="float">
            <text:p>0.3743749118</text:p>
          </table:table-cell>
          <table:table-cell office:value-type="float" office:value="0.2520202278" calcext:value-type="float">
            <text:p>0.2520202278</text:p>
          </table:table-cell>
          <table:table-cell office:value-type="float" office:value="0.4750489203" calcext:value-type="float">
            <text:p>0.4750489203</text:p>
          </table:table-cell>
          <table:table-cell office:value-type="float" office:value="0.3323029175" calcext:value-type="float">
            <text:p>0.3323029175</text:p>
          </table:table-cell>
          <table:table-cell office:value-type="float" office:value="0.3128206401" calcext:value-type="float">
            <text:p>0.3128206401</text:p>
          </table:table-cell>
          <table:table-cell office:value-type="float" office:value="0.5181771429" calcext:value-type="float">
            <text:p>0.5181771429</text:p>
          </table:table-cell>
          <table:table-cell office:value-type="float" office:value="0.3643945216" calcext:value-type="float">
            <text:p>0.3643945216</text:p>
          </table:table-cell>
          <table:table-cell office:value-type="float" office:value="0.2801129518" calcext:value-type="float">
            <text:p>0.2801129518</text:p>
          </table:table-cell>
          <table:table-cell office:value-type="float" office:value="0.4844849979" calcext:value-type="float">
            <text:p>0.4844849979</text:p>
          </table:table-cell>
          <table:table-cell office:value-type="float" office:value="0.3383460782" calcext:value-type="float">
            <text:p>0.3383460782</text:p>
          </table:table-cell>
          <table:table-cell office:value-type="float" office:value="-0.4848570975" calcext:value-type="float">
            <text:p>-0.4848570975</text:p>
          </table:table-cell>
          <table:table-cell office:value-type="float" office:value="-0.9145333903" calcext:value-type="float">
            <text:p>-0.9145333903</text:p>
          </table:table-cell>
        </table:table-row>
        <table:table-row table:style-name="ro1">
          <table:table-cell office:value-type="string" calcext:value-type="string">
            <text:p>Melitaea_cinxia</text:p>
          </table:table-cell>
          <table:table-cell office:value-type="string" calcext:value-type="string">
            <text:p>Melitaea cinxia</text:p>
          </table:table-cell>
          <table:table-cell office:value-type="float" office:value="12258" calcext:value-type="float">
            <text:p>12258</text:p>
          </table:table-cell>
          <table:table-cell office:value-type="float" office:value="770.54054495" calcext:value-type="float">
            <text:p>770.54054495</text:p>
          </table:table-cell>
          <table:table-cell office:value-type="float" office:value="549.414290717" calcext:value-type="float">
            <text:p>549.414290717</text:p>
          </table:table-cell>
          <table:table-cell office:value-type="float" office:value="0.4134207412" calcext:value-type="float">
            <text:p>0.4134207412</text:p>
          </table:table-cell>
          <table:table-cell office:value-type="float" office:value="0.0675502403" calcext:value-type="float">
            <text:p>0.0675502403</text:p>
          </table:table-cell>
          <table:table-cell office:value-type="float" office:value="0.3829770335" calcext:value-type="float">
            <text:p>0.3829770335</text:p>
          </table:table-cell>
          <table:table-cell office:value-type="float" office:value="0.1213988914" calcext:value-type="float">
            <text:p>0.1213988914</text:p>
          </table:table-cell>
          <table:table-cell office:value-type="float" office:value="0.2749074747" calcext:value-type="float">
            <text:p>0.2749074747</text:p>
          </table:table-cell>
          <table:table-cell office:value-type="float" office:value="0.0813337649" calcext:value-type="float">
            <text:p>0.0813337649</text:p>
          </table:table-cell>
          <table:table-cell office:value-type="float" office:value="-0.0085134023" calcext:value-type="float">
            <text:p>-0.0085134023</text:p>
          </table:table-cell>
          <table:table-cell office:value-type="float" office:value="-0.2400700602" calcext:value-type="float">
            <text:p>-0.2400700602</text:p>
          </table:table-cell>
          <table:table-cell office:value-type="float" office:value="-0.1684607503" calcext:value-type="float">
            <text:p>-0.1684607503</text:p>
          </table:table-cell>
          <table:table-cell office:value-type="float" office:value="0.0588951844" calcext:value-type="float">
            <text:p>0.0588951844</text:p>
          </table:table-cell>
          <table:table-cell office:value-type="float" office:value="-0.0986688444" calcext:value-type="float">
            <text:p>-0.0986688444</text:p>
          </table:table-cell>
          <table:table-cell office:value-type="float" office:value="-0.0657955597" calcext:value-type="float">
            <text:p>-0.0657955597</text:p>
          </table:table-cell>
          <table:table-cell office:value-type="string" calcext:value-type="string">
            <text:p>nan</text:p>
          </table:table-cell>
          <table:table-cell office:value-type="float" office:value="-0.1632487069" calcext:value-type="float">
            <text:p>-0.1632487069</text:p>
          </table:table-cell>
          <table:table-cell office:value-type="float" office:value="-0.1079413583" calcext:value-type="float">
            <text:p>-0.1079413583</text:p>
          </table:table-cell>
          <table:table-cell office:value-type="string" calcext:value-type="string">
            <text:p>nan</text:p>
          </table:table-cell>
          <table:table-cell office:value-type="float" office:value="-0.1632487069" calcext:value-type="float">
            <text:p>-0.1632487069</text:p>
          </table:table-cell>
          <table:table-cell office:value-type="float" office:value="-0.1079413583" calcext:value-type="float">
            <text:p>-0.1079413583</text:p>
          </table:table-cell>
          <table:table-cell office:value-type="string" calcext:value-type="string">
            <text:p>nan</text:p>
          </table:table-cell>
          <table:table-cell office:value-type="float" office:value="-0.1346889194" calcext:value-type="float">
            <text:p>-0.1346889194</text:p>
          </table:table-cell>
          <table:table-cell office:value-type="float" office:value="-0.0891936642" calcext:value-type="float">
            <text:p>-0.0891936642</text:p>
          </table:table-cell>
          <table:table-cell office:value-type="string" calcext:value-type="string">
            <text:p>nan</text:p>
          </table:table-cell>
          <table:table-cell office:value-type="float" office:value="-0.1900206617" calcext:value-type="float">
            <text:p>-0.1900206617</text:p>
          </table:table-cell>
          <table:table-cell office:value-type="float" office:value="-0.1257186815" calcext:value-type="float">
            <text:p>-0.1257186815</text:p>
          </table:table-cell>
          <table:table-cell office:value-type="string" calcext:value-type="string">
            <text:p>nan</text:p>
          </table:table-cell>
          <table:table-cell office:value-type="float" office:value="-0.158701622" calcext:value-type="float">
            <text:p>-0.158701622</text:p>
          </table:table-cell>
          <table:table-cell office:value-type="float" office:value="-0.1040976298" calcext:value-type="float">
            <text:p>-0.1040976298</text:p>
          </table:table-cell>
          <table:table-cell office:value-type="string" calcext:value-type="string">
            <text:p>nan</text:p>
          </table:table-cell>
          <table:table-cell office:value-type="float" office:value="0.1108549264" calcext:value-type="float">
            <text:p>0.1108549264</text:p>
          </table:table-cell>
          <table:table-cell office:value-type="float" office:value="-0.4993174383" calcext:value-type="float">
            <text:p>-0.4993174383</text:p>
          </table:table-cell>
          <table:table-cell office:value-type="float" office:value="-0.1279503013" calcext:value-type="float">
            <text:p>-0.1279503013</text:p>
          </table:table-cell>
          <table:table-cell office:value-type="float" office:value="-0.1113337156" calcext:value-type="float">
            <text:p>-0.1113337156</text:p>
          </table:table-cell>
          <table:table-cell office:value-type="float" office:value="-0.0741763784" calcext:value-type="float">
            <text:p>-0.0741763784</text:p>
          </table:table-cell>
          <table:table-cell office:value-type="float" office:value="0.9926026615" calcext:value-type="float">
            <text:p>0.9926026615</text:p>
          </table:table-cell>
          <table:table-cell office:value-type="float" office:value="0.9196190976" calcext:value-type="float">
            <text:p>0.9196190976</text:p>
          </table:table-cell>
          <table:table-cell office:value-type="float" office:value="0.7805959871" calcext:value-type="float">
            <text:p>0.7805959871</text:p>
          </table:table-cell>
          <table:table-cell office:value-type="float" office:value="0.099260864" calcext:value-type="float">
            <text:p>0.099260864</text:p>
          </table:table-cell>
          <table:table-cell office:value-type="float" office:value="0.0830477227" calcext:value-type="float">
            <text:p>0.0830477227</text:p>
          </table:table-cell>
          <table:table-cell office:value-type="float" office:value="0.0560542157" calcext:value-type="float">
            <text:p>0.0560542157</text:p>
          </table:table-cell>
          <table:table-cell office:value-type="float" office:value="0.1121521893" calcext:value-type="float">
            <text:p>0.1121521893</text:p>
          </table:table-cell>
          <table:table-cell office:value-type="float" office:value="0.0532922871" calcext:value-type="float">
            <text:p>0.0532922871</text:p>
          </table:table-cell>
          <table:table-cell office:value-type="float" office:value="0.0361267427" calcext:value-type="float">
            <text:p>0.0361267427</text:p>
          </table:table-cell>
          <table:table-cell office:value-type="string" calcext:value-type="string">
            <text:p>nan</text:p>
          </table:table-cell>
          <table:table-cell office:value-type="float" office:value="-0.0744019227" calcext:value-type="float">
            <text:p>-0.0744019227</text:p>
          </table:table-cell>
          <table:table-cell office:value-type="float" office:value="-0.0493347646" calcext:value-type="float">
            <text:p>-0.0493347646</text:p>
          </table:table-cell>
          <table:table-cell office:value-type="string" calcext:value-type="string">
            <text:p>nan</text:p>
          </table:table-cell>
          <table:table-cell office:value-type="float" office:value="-0.0744019227" calcext:value-type="float">
            <text:p>-0.0744019227</text:p>
          </table:table-cell>
          <table:table-cell office:value-type="float" office:value="-0.0493347646" calcext:value-type="float">
            <text:p>-0.0493347646</text:p>
          </table:table-cell>
          <table:table-cell office:value-type="string" calcext:value-type="string">
            <text:p>nan</text:p>
          </table:table-cell>
          <table:table-cell office:value-type="float" office:value="-0.1554126395" calcext:value-type="float">
            <text:p>-0.1554126395</text:p>
          </table:table-cell>
          <table:table-cell office:value-type="float" office:value="-0.1043662234" calcext:value-type="float">
            <text:p>-0.1043662234</text:p>
          </table:table-cell>
          <table:table-cell office:value-type="string" calcext:value-type="string">
            <text:p>nan</text:p>
          </table:table-cell>
          <table:table-cell office:value-type="float" office:value="-0.1041655999" calcext:value-type="float">
            <text:p>-0.1041655999</text:p>
          </table:table-cell>
          <table:table-cell office:value-type="float" office:value="-0.0691318666" calcext:value-type="float">
            <text:p>-0.0691318666</text:p>
          </table:table-cell>
          <table:table-cell office:value-type="string" calcext:value-type="string">
            <text:p>nan</text:p>
          </table:table-cell>
          <table:table-cell office:value-type="float" office:value="-0.1305094364" calcext:value-type="float">
            <text:p>-0.1305094364</text:p>
          </table:table-cell>
          <table:table-cell office:value-type="float" office:value="-0.0872543125" calcext:value-type="float">
            <text:p>-0.0872543125</text:p>
          </table:table-cell>
          <table:table-cell office:value-type="float" office:value="0.1101857863" calcext:value-type="float">
            <text:p>0.1101857863</text:p>
          </table:table-cell>
          <table:table-cell office:value-type="float" office:value="-0.6736952232" calcext:value-type="float">
            <text:p>-0.6736952232</text:p>
          </table:table-cell>
        </table:table-row>
        <table:table-row table:style-name="ro1">
          <table:table-cell office:value-type="string" calcext:value-type="string">
            <text:p>Melitaea_didyma</text:p>
          </table:table-cell>
          <table:table-cell office:value-type="string" calcext:value-type="string">
            <text:p>Melitaea didyma</text:p>
          </table:table-cell>
          <table:table-cell office:value-type="float" office:value="10065" calcext:value-type="float">
            <text:p>10065</text:p>
          </table:table-cell>
          <table:table-cell office:value-type="float" office:value="532.668653751" calcext:value-type="float">
            <text:p>532.668653751</text:p>
          </table:table-cell>
          <table:table-cell office:value-type="float" office:value="421.468294766" calcext:value-type="float">
            <text:p>421.468294766</text:p>
          </table:table-cell>
          <table:table-cell office:value-type="float" office:value="0.4045757664" calcext:value-type="float">
            <text:p>0.4045757664</text:p>
          </table:table-cell>
          <table:table-cell office:value-type="float" office:value="0.0617472556" calcext:value-type="float">
            <text:p>0.0617472556</text:p>
          </table:table-cell>
          <table:table-cell office:value-type="float" office:value="0.3704497492" calcext:value-type="float">
            <text:p>0.3704497492</text:p>
          </table:table-cell>
          <table:table-cell office:value-type="float" office:value="0.1141806333" calcext:value-type="float">
            <text:p>0.1141806333</text:p>
          </table:table-cell>
          <table:table-cell office:value-type="float" office:value="0.2828143213" calcext:value-type="float">
            <text:p>0.2828143213</text:p>
          </table:table-cell>
          <table:table-cell office:value-type="float" office:value="0.0814390535" calcext:value-type="float">
            <text:p>0.0814390535</text:p>
          </table:table-cell>
          <table:table-cell office:value-type="float" office:value="-0.006730089" calcext:value-type="float">
            <text:p>-0.006730089</text:p>
          </table:table-cell>
          <table:table-cell office:value-type="float" office:value="-0.2296802703" calcext:value-type="float">
            <text:p>-0.2296802703</text:p>
          </table:table-cell>
          <table:table-cell office:value-type="float" office:value="-0.1648482713" calcext:value-type="float">
            <text:p>-0.1648482713</text:p>
          </table:table-cell>
          <table:table-cell office:value-type="float" office:value="0.1387196863" calcext:value-type="float">
            <text:p>0.1387196863</text:p>
          </table:table-cell>
          <table:table-cell office:value-type="float" office:value="0.0489406125" calcext:value-type="float">
            <text:p>0.0489406125</text:p>
          </table:table-cell>
          <table:table-cell office:value-type="float" office:value="0.0336045791" calcext:value-type="float">
            <text:p>0.0336045791</text:p>
          </table:table-cell>
          <table:table-cell office:value-type="float" office:value="0.2836432269" calcext:value-type="float">
            <text:p>0.2836432269</text:p>
          </table:table-cell>
          <table:table-cell office:value-type="float" office:value="0.3817891188" calcext:value-type="float">
            <text:p>0.3817891188</text:p>
          </table:table-cell>
          <table:table-cell office:value-type="float" office:value="0.2549964181" calcext:value-type="float">
            <text:p>0.2549964181</text:p>
          </table:table-cell>
          <table:table-cell office:value-type="float" office:value="0.2836432269" calcext:value-type="float">
            <text:p>0.2836432269</text:p>
          </table:table-cell>
          <table:table-cell office:value-type="float" office:value="0.3817891188" calcext:value-type="float">
            <text:p>0.3817891188</text:p>
          </table:table-cell>
          <table:table-cell office:value-type="float" office:value="0.2549964181" calcext:value-type="float">
            <text:p>0.2549964181</text:p>
          </table:table-cell>
          <table:table-cell office:value-type="float" office:value="0.2523324769" calcext:value-type="float">
            <text:p>0.2523324769</text:p>
          </table:table-cell>
          <table:table-cell office:value-type="float" office:value="0.4276742701" calcext:value-type="float">
            <text:p>0.4276742701</text:p>
          </table:table-cell>
          <table:table-cell office:value-type="float" office:value="0.2906466693" calcext:value-type="float">
            <text:p>0.2906466693</text:p>
          </table:table-cell>
          <table:table-cell office:value-type="float" office:value="0.2599950414" calcext:value-type="float">
            <text:p>0.2599950414</text:p>
          </table:table-cell>
          <table:table-cell office:value-type="float" office:value="0.3463813976" calcext:value-type="float">
            <text:p>0.3463813976</text:p>
          </table:table-cell>
          <table:table-cell office:value-type="float" office:value="0.2290305866" calcext:value-type="float">
            <text:p>0.2290305866</text:p>
          </table:table-cell>
          <table:table-cell office:value-type="float" office:value="0.2353357951" calcext:value-type="float">
            <text:p>0.2353357951</text:p>
          </table:table-cell>
          <table:table-cell office:value-type="float" office:value="0.3532733176" calcext:value-type="float">
            <text:p>0.3532733176</text:p>
          </table:table-cell>
          <table:table-cell office:value-type="float" office:value="0.2342777701" calcext:value-type="float">
            <text:p>0.2342777701</text:p>
          </table:table-cell>
          <table:table-cell office:value-type="string" calcext:value-type="string">
            <text:p>nan</text:p>
          </table:table-cell>
          <table:table-cell office:value-type="float" office:value="-0.4171817271" calcext:value-type="float">
            <text:p>-0.4171817271</text:p>
          </table:table-cell>
          <table:table-cell office:value-type="float" office:value="-0.9180156161" calcext:value-type="float">
            <text:p>-0.9180156161</text:p>
          </table:table-cell>
          <table:table-cell office:value-type="float" office:value="0.306221409" calcext:value-type="float">
            <text:p>0.306221409</text:p>
          </table:table-cell>
          <table:table-cell office:value-type="float" office:value="0.5293046138" calcext:value-type="float">
            <text:p>0.5293046138</text:p>
          </table:table-cell>
          <table:table-cell office:value-type="float" office:value="0.3648092209" calcext:value-type="float">
            <text:p>0.3648092209</text:p>
          </table:table-cell>
          <table:table-cell office:value-type="float" office:value="0.9912394966" calcext:value-type="float">
            <text:p>0.9912394966</text:p>
          </table:table-cell>
          <table:table-cell office:value-type="float" office:value="0.9060311961" calcext:value-type="float">
            <text:p>0.9060311961</text:p>
          </table:table-cell>
          <table:table-cell office:value-type="float" office:value="0.7687054189" calcext:value-type="float">
            <text:p>0.7687054189</text:p>
          </table:table-cell>
          <table:table-cell office:value-type="float" office:value="0.1236801448" calcext:value-type="float">
            <text:p>0.1236801448</text:p>
          </table:table-cell>
          <table:table-cell office:value-type="float" office:value="0.1221370903" calcext:value-type="float">
            <text:p>0.1221370903</text:p>
          </table:table-cell>
          <table:table-cell office:value-type="float" office:value="0.0837844" calcext:value-type="float">
            <text:p>0.0837844</text:p>
          </table:table-cell>
          <table:table-cell office:value-type="float" office:value="0.1839111338" calcext:value-type="float">
            <text:p>0.1839111338</text:p>
          </table:table-cell>
          <table:table-cell office:value-type="float" office:value="0.1735640528" calcext:value-type="float">
            <text:p>0.1735640528</text:p>
          </table:table-cell>
          <table:table-cell office:value-type="float" office:value="0.1193428068" calcext:value-type="float">
            <text:p>0.1193428068</text:p>
          </table:table-cell>
          <table:table-cell office:value-type="float" office:value="0.3093302462" calcext:value-type="float">
            <text:p>0.3093302462</text:p>
          </table:table-cell>
          <table:table-cell office:value-type="float" office:value="0.4925916135" calcext:value-type="float">
            <text:p>0.4925916135</text:p>
          </table:table-cell>
          <table:table-cell office:value-type="float" office:value="0.3457680631" calcext:value-type="float">
            <text:p>0.3457680631</text:p>
          </table:table-cell>
          <table:table-cell office:value-type="float" office:value="0.3093302462" calcext:value-type="float">
            <text:p>0.3093302462</text:p>
          </table:table-cell>
          <table:table-cell office:value-type="float" office:value="0.4925916135" calcext:value-type="float">
            <text:p>0.4925916135</text:p>
          </table:table-cell>
          <table:table-cell office:value-type="float" office:value="0.3457680631" calcext:value-type="float">
            <text:p>0.3457680631</text:p>
          </table:table-cell>
          <table:table-cell office:value-type="float" office:value="0.249091367" calcext:value-type="float">
            <text:p>0.249091367</text:p>
          </table:table-cell>
          <table:table-cell office:value-type="float" office:value="0.4650010676" calcext:value-type="float">
            <text:p>0.4650010676</text:p>
          </table:table-cell>
          <table:table-cell office:value-type="float" office:value="0.3256896654" calcext:value-type="float">
            <text:p>0.3256896654</text:p>
          </table:table-cell>
          <table:table-cell office:value-type="float" office:value="0.2931023973" calcext:value-type="float">
            <text:p>0.2931023973</text:p>
          </table:table-cell>
          <table:table-cell office:value-type="float" office:value="0.4749502258" calcext:value-type="float">
            <text:p>0.4749502258</text:p>
          </table:table-cell>
          <table:table-cell office:value-type="float" office:value="0.3323915148" calcext:value-type="float">
            <text:p>0.3323915148</text:p>
          </table:table-cell>
          <table:table-cell office:value-type="float" office:value="0.2588105574" calcext:value-type="float">
            <text:p>0.2588105574</text:p>
          </table:table-cell>
          <table:table-cell office:value-type="float" office:value="0.4540793883" calcext:value-type="float">
            <text:p>0.4540793883</text:p>
          </table:table-cell>
          <table:table-cell office:value-type="float" office:value="0.3170662493" calcext:value-type="float">
            <text:p>0.3170662493</text:p>
          </table:table-cell>
          <table:table-cell office:value-type="float" office:value="-0.4620116698" calcext:value-type="float">
            <text:p>-0.4620116698</text:p>
          </table:table-cell>
          <table:table-cell office:value-type="float" office:value="-0.9480763996" calcext:value-type="float">
            <text:p>-0.9480763996</text:p>
          </table:table-cell>
        </table:table-row>
        <table:table-row table:style-name="ro1">
          <table:table-cell office:value-type="string" calcext:value-type="string">
            <text:p>Melitaea_parthenoides</text:p>
          </table:table-cell>
          <table:table-cell office:value-type="string" calcext:value-type="string">
            <text:p>Mellicta parthenoides</text:p>
          </table:table-cell>
          <table:table-cell office:value-type="float" office:value="7751" calcext:value-type="float">
            <text:p>7751</text:p>
          </table:table-cell>
          <table:table-cell office:value-type="float" office:value="499.275319314" calcext:value-type="float">
            <text:p>499.275319314</text:p>
          </table:table-cell>
          <table:table-cell office:value-type="float" office:value="424.775838259" calcext:value-type="float">
            <text:p>424.775838259</text:p>
          </table:table-cell>
          <table:table-cell office:value-type="float" office:value="0.4105502445" calcext:value-type="float">
            <text:p>0.4105502445</text:p>
          </table:table-cell>
          <table:table-cell office:value-type="float" office:value="0.0613148136" calcext:value-type="float">
            <text:p>0.0613148136</text:p>
          </table:table-cell>
          <table:table-cell office:value-type="float" office:value="0.3808807688" calcext:value-type="float">
            <text:p>0.3808807688</text:p>
          </table:table-cell>
          <table:table-cell office:value-type="float" office:value="0.1161663065" calcext:value-type="float">
            <text:p>0.1161663065</text:p>
          </table:table-cell>
          <table:table-cell office:value-type="float" office:value="0.285709984" calcext:value-type="float">
            <text:p>0.285709984</text:p>
          </table:table-cell>
          <table:table-cell office:value-type="float" office:value="0.0792436272" calcext:value-type="float">
            <text:p>0.0792436272</text:p>
          </table:table-cell>
          <table:table-cell office:value-type="float" office:value="-0.0095328588" calcext:value-type="float">
            <text:p>-0.0095328588</text:p>
          </table:table-cell>
          <table:table-cell office:value-type="float" office:value="-0.2972483018" calcext:value-type="float">
            <text:p>-0.2972483018</text:p>
          </table:table-cell>
          <table:table-cell office:value-type="float" office:value="-0.225745797" calcext:value-type="float">
            <text:p>-0.225745797</text:p>
          </table:table-cell>
          <table:table-cell office:value-type="float" office:value="0.1660998315" calcext:value-type="float">
            <text:p>0.1660998315</text:p>
          </table:table-cell>
          <table:table-cell office:value-type="float" office:value="0.056690405" calcext:value-type="float">
            <text:p>0.056690405</text:p>
          </table:table-cell>
          <table:table-cell office:value-type="float" office:value="0.0389424241" calcext:value-type="float">
            <text:p>0.0389424241</text:p>
          </table:table-cell>
          <table:table-cell office:value-type="float" office:value="0.2467088479" calcext:value-type="float">
            <text:p>0.2467088479</text:p>
          </table:table-cell>
          <table:table-cell office:value-type="float" office:value="0.3163397118" calcext:value-type="float">
            <text:p>0.3163397118</text:p>
          </table:table-cell>
          <table:table-cell office:value-type="float" office:value="0.2094926087" calcext:value-type="float">
            <text:p>0.2094926087</text:p>
          </table:table-cell>
          <table:table-cell office:value-type="float" office:value="0.2467088479" calcext:value-type="float">
            <text:p>0.2467088479</text:p>
          </table:table-cell>
          <table:table-cell office:value-type="float" office:value="0.3163397118" calcext:value-type="float">
            <text:p>0.3163397118</text:p>
          </table:table-cell>
          <table:table-cell office:value-type="float" office:value="0.2094926087" calcext:value-type="float">
            <text:p>0.2094926087</text:p>
          </table:table-cell>
          <table:table-cell office:value-type="float" office:value="0.2006473144" calcext:value-type="float">
            <text:p>0.2006473144</text:p>
          </table:table-cell>
          <table:table-cell office:value-type="float" office:value="0.3546898715" calcext:value-type="float">
            <text:p>0.3546898715</text:p>
          </table:table-cell>
          <table:table-cell office:value-type="float" office:value="0.2382379636" calcext:value-type="float">
            <text:p>0.2382379636</text:p>
          </table:table-cell>
          <table:table-cell office:value-type="float" office:value="0.2240017815" calcext:value-type="float">
            <text:p>0.2240017815</text:p>
          </table:table-cell>
          <table:table-cell office:value-type="float" office:value="0.2801066421" calcext:value-type="float">
            <text:p>0.2801066421</text:p>
          </table:table-cell>
          <table:table-cell office:value-type="float" office:value="0.1831161007" calcext:value-type="float">
            <text:p>0.1831161007</text:p>
          </table:table-cell>
          <table:table-cell office:value-type="float" office:value="0.1944027615" calcext:value-type="float">
            <text:p>0.1944027615</text:p>
          </table:table-cell>
          <table:table-cell office:value-type="float" office:value="0.2890117629" calcext:value-type="float">
            <text:p>0.2890117629</text:p>
          </table:table-cell>
          <table:table-cell office:value-type="float" office:value="0.1895850597" calcext:value-type="float">
            <text:p>0.1895850597</text:p>
          </table:table-cell>
          <table:table-cell office:value-type="string" calcext:value-type="string">
            <text:p>nan</text:p>
          </table:table-cell>
          <table:table-cell office:value-type="float" office:value="-0.3594902087" calcext:value-type="float">
            <text:p>-0.3594902087</text:p>
          </table:table-cell>
          <table:table-cell office:value-type="float" office:value="-0.9515126641" calcext:value-type="float">
            <text:p>-0.9515126641</text:p>
          </table:table-cell>
          <table:table-cell office:value-type="float" office:value="0.233551526" calcext:value-type="float">
            <text:p>0.233551526</text:p>
          </table:table-cell>
          <table:table-cell office:value-type="float" office:value="0.4659942019" calcext:value-type="float">
            <text:p>0.4659942019</text:p>
          </table:table-cell>
          <table:table-cell office:value-type="float" office:value="0.3176885918" calcext:value-type="float">
            <text:p>0.3176885918</text:p>
          </table:table-cell>
          <table:table-cell office:value-type="float" office:value="0.9810180421" calcext:value-type="float">
            <text:p>0.9810180421</text:p>
          </table:table-cell>
          <table:table-cell office:value-type="float" office:value="0.8280987548" calcext:value-type="float">
            <text:p>0.8280987548</text:p>
          </table:table-cell>
          <table:table-cell office:value-type="float" office:value="0.6717483768" calcext:value-type="float">
            <text:p>0.6717483768</text:p>
          </table:table-cell>
          <table:table-cell office:value-type="float" office:value="0.1786238663" calcext:value-type="float">
            <text:p>0.1786238663</text:p>
          </table:table-cell>
          <table:table-cell office:value-type="float" office:value="0.1759141595" calcext:value-type="float">
            <text:p>0.1759141595</text:p>
          </table:table-cell>
          <table:table-cell office:value-type="float" office:value="0.1213846397" calcext:value-type="float">
            <text:p>0.1213846397</text:p>
          </table:table-cell>
          <table:table-cell office:value-type="float" office:value="0.2268152068" calcext:value-type="float">
            <text:p>0.2268152068</text:p>
          </table:table-cell>
          <table:table-cell office:value-type="float" office:value="0.2200938555" calcext:value-type="float">
            <text:p>0.2200938555</text:p>
          </table:table-cell>
          <table:table-cell office:value-type="float" office:value="0.1518086893" calcext:value-type="float">
            <text:p>0.1518086893</text:p>
          </table:table-cell>
          <table:table-cell office:value-type="float" office:value="0.2787627363" calcext:value-type="float">
            <text:p>0.2787627363</text:p>
          </table:table-cell>
          <table:table-cell office:value-type="float" office:value="0.4695512943" calcext:value-type="float">
            <text:p>0.4695512943</text:p>
          </table:table-cell>
          <table:table-cell office:value-type="float" office:value="0.3270795028" calcext:value-type="float">
            <text:p>0.3270795028</text:p>
          </table:table-cell>
          <table:table-cell office:value-type="float" office:value="0.2787627363" calcext:value-type="float">
            <text:p>0.2787627363</text:p>
          </table:table-cell>
          <table:table-cell office:value-type="float" office:value="0.4695512943" calcext:value-type="float">
            <text:p>0.4695512943</text:p>
          </table:table-cell>
          <table:table-cell office:value-type="float" office:value="0.3270795028" calcext:value-type="float">
            <text:p>0.3270795028</text:p>
          </table:table-cell>
          <table:table-cell office:value-type="float" office:value="0.1945494324" calcext:value-type="float">
            <text:p>0.1945494324</text:p>
          </table:table-cell>
          <table:table-cell office:value-type="float" office:value="0.4140995199" calcext:value-type="float">
            <text:p>0.4140995199</text:p>
          </table:table-cell>
          <table:table-cell office:value-type="float" office:value="0.2868440828" calcext:value-type="float">
            <text:p>0.2868440828</text:p>
          </table:table-cell>
          <table:table-cell office:value-type="float" office:value="0.2685388192" calcext:value-type="float">
            <text:p>0.2685388192</text:p>
          </table:table-cell>
          <table:table-cell office:value-type="float" office:value="0.4571754186" calcext:value-type="float">
            <text:p>0.4571754186</text:p>
          </table:table-cell>
          <table:table-cell office:value-type="float" office:value="0.3172649325" calcext:value-type="float">
            <text:p>0.3172649325</text:p>
          </table:table-cell>
          <table:table-cell office:value-type="float" office:value="0.2249818106" calcext:value-type="float">
            <text:p>0.2249818106</text:p>
          </table:table-cell>
          <table:table-cell office:value-type="float" office:value="0.4225882434" calcext:value-type="float">
            <text:p>0.4225882434</text:p>
          </table:table-cell>
          <table:table-cell office:value-type="float" office:value="0.2918114362" calcext:value-type="float">
            <text:p>0.2918114362</text:p>
          </table:table-cell>
          <table:table-cell office:value-type="float" office:value="-0.4243472559" calcext:value-type="float">
            <text:p>-0.4243472559</text:p>
          </table:table-cell>
          <table:table-cell office:value-type="float" office:value="-0.938241876" calcext:value-type="float">
            <text:p>-0.938241876</text:p>
          </table:table-cell>
        </table:table-row>
        <table:table-row table:style-name="ro1">
          <table:table-cell office:value-type="string" calcext:value-type="string">
            <text:p>Mellicta_athalia</text:p>
          </table:table-cell>
          <table:table-cell office:value-type="string" calcext:value-type="string">
            <text:p>Mellicta athalia</text:p>
          </table:table-cell>
          <table:table-cell office:value-type="float" office:value="7116" calcext:value-type="float">
            <text:p>7116</text:p>
          </table:table-cell>
          <table:table-cell office:value-type="float" office:value="499.158797077" calcext:value-type="float">
            <text:p>499.158797077</text:p>
          </table:table-cell>
          <table:table-cell office:value-type="float" office:value="378.775312409" calcext:value-type="float">
            <text:p>378.775312409</text:p>
          </table:table-cell>
          <table:table-cell office:value-type="float" office:value="0.4112868246" calcext:value-type="float">
            <text:p>0.4112868246</text:p>
          </table:table-cell>
          <table:table-cell office:value-type="float" office:value="0.0623127111" calcext:value-type="float">
            <text:p>0.0623127111</text:p>
          </table:table-cell>
          <table:table-cell office:value-type="float" office:value="0.3812871648" calcext:value-type="float">
            <text:p>0.3812871648</text:p>
          </table:table-cell>
          <table:table-cell office:value-type="float" office:value="0.1199068377" calcext:value-type="float">
            <text:p>0.1199068377</text:p>
          </table:table-cell>
          <table:table-cell office:value-type="float" office:value="0.2930670181" calcext:value-type="float">
            <text:p>0.2930670181</text:p>
          </table:table-cell>
          <table:table-cell office:value-type="float" office:value="0.0846400212" calcext:value-type="float">
            <text:p>0.0846400212</text:p>
          </table:table-cell>
          <table:table-cell office:value-type="float" office:value="-0.0108448078" calcext:value-type="float">
            <text:p>-0.0108448078</text:p>
          </table:table-cell>
          <table:table-cell office:value-type="float" office:value="-0.2982152961" calcext:value-type="float">
            <text:p>-0.2982152961</text:p>
          </table:table-cell>
          <table:table-cell office:value-type="float" office:value="-0.2220367653" calcext:value-type="float">
            <text:p>-0.2220367653</text:p>
          </table:table-cell>
          <table:table-cell office:value-type="float" office:value="0.1998920261" calcext:value-type="float">
            <text:p>0.1998920261</text:p>
          </table:table-cell>
          <table:table-cell office:value-type="float" office:value="0.1116349666" calcext:value-type="float">
            <text:p>0.1116349666</text:p>
          </table:table-cell>
          <table:table-cell office:value-type="float" office:value="0.0752765117" calcext:value-type="float">
            <text:p>0.0752765117</text:p>
          </table:table-cell>
          <table:table-cell office:value-type="float" office:value="0.2854922148" calcext:value-type="float">
            <text:p>0.2854922148</text:p>
          </table:table-cell>
          <table:table-cell office:value-type="float" office:value="0.3687287912" calcext:value-type="float">
            <text:p>0.3687287912</text:p>
          </table:table-cell>
          <table:table-cell office:value-type="float" office:value="0.2445244788" calcext:value-type="float">
            <text:p>0.2445244788</text:p>
          </table:table-cell>
          <table:table-cell office:value-type="float" office:value="0.2854922148" calcext:value-type="float">
            <text:p>0.2854922148</text:p>
          </table:table-cell>
          <table:table-cell office:value-type="float" office:value="0.3687287912" calcext:value-type="float">
            <text:p>0.3687287912</text:p>
          </table:table-cell>
          <table:table-cell office:value-type="float" office:value="0.2445244788" calcext:value-type="float">
            <text:p>0.2445244788</text:p>
          </table:table-cell>
          <table:table-cell office:value-type="float" office:value="0.2583259849" calcext:value-type="float">
            <text:p>0.2583259849</text:p>
          </table:table-cell>
          <table:table-cell office:value-type="float" office:value="0.405626898" calcext:value-type="float">
            <text:p>0.405626898</text:p>
          </table:table-cell>
          <table:table-cell office:value-type="float" office:value="0.2739012877" calcext:value-type="float">
            <text:p>0.2739012877</text:p>
          </table:table-cell>
          <table:table-cell office:value-type="float" office:value="0.2667686642" calcext:value-type="float">
            <text:p>0.2667686642</text:p>
          </table:table-cell>
          <table:table-cell office:value-type="float" office:value="0.3257591052" calcext:value-type="float">
            <text:p>0.3257591052</text:p>
          </table:table-cell>
          <table:table-cell office:value-type="float" office:value="0.2133480056" calcext:value-type="float">
            <text:p>0.2133480056</text:p>
          </table:table-cell>
          <table:table-cell office:value-type="float" office:value="0.2458742874" calcext:value-type="float">
            <text:p>0.2458742874</text:p>
          </table:table-cell>
          <table:table-cell office:value-type="float" office:value="0.3265040203" calcext:value-type="float">
            <text:p>0.3265040203</text:p>
          </table:table-cell>
          <table:table-cell office:value-type="float" office:value="0.2143279374" calcext:value-type="float">
            <text:p>0.2143279374</text:p>
          </table:table-cell>
          <table:table-cell office:value-type="string" calcext:value-type="string">
            <text:p>nan</text:p>
          </table:table-cell>
          <table:table-cell office:value-type="float" office:value="-0.4012499128" calcext:value-type="float">
            <text:p>-0.4012499128</text:p>
          </table:table-cell>
          <table:table-cell office:value-type="float" office:value="-0.9014324311" calcext:value-type="float">
            <text:p>-0.9014324311</text:p>
          </table:table-cell>
          <table:table-cell office:value-type="float" office:value="0.345445109" calcext:value-type="float">
            <text:p>0.345445109</text:p>
          </table:table-cell>
          <table:table-cell office:value-type="float" office:value="0.5155800762" calcext:value-type="float">
            <text:p>0.5155800762</text:p>
          </table:table-cell>
          <table:table-cell office:value-type="float" office:value="0.3549721174" calcext:value-type="float">
            <text:p>0.3549721174</text:p>
          </table:table-cell>
          <table:table-cell office:value-type="float" office:value="0.9793925211" calcext:value-type="float">
            <text:p>0.9793925211</text:p>
          </table:table-cell>
          <table:table-cell office:value-type="float" office:value="0.8126858071" calcext:value-type="float">
            <text:p>0.8126858071</text:p>
          </table:table-cell>
          <table:table-cell office:value-type="float" office:value="0.6564418675" calcext:value-type="float">
            <text:p>0.6564418675</text:p>
          </table:table-cell>
          <table:table-cell office:value-type="float" office:value="0.1854466831" calcext:value-type="float">
            <text:p>0.1854466831</text:p>
          </table:table-cell>
          <table:table-cell office:value-type="float" office:value="0.2034182754" calcext:value-type="float">
            <text:p>0.2034182754</text:p>
          </table:table-cell>
          <table:table-cell office:value-type="float" office:value="0.1401778145" calcext:value-type="float">
            <text:p>0.1401778145</text:p>
          </table:table-cell>
          <table:table-cell office:value-type="float" office:value="0.2584612985" calcext:value-type="float">
            <text:p>0.2584612985</text:p>
          </table:table-cell>
          <table:table-cell office:value-type="float" office:value="0.2753360479" calcext:value-type="float">
            <text:p>0.2753360479</text:p>
          </table:table-cell>
          <table:table-cell office:value-type="float" office:value="0.1904100332" calcext:value-type="float">
            <text:p>0.1904100332</text:p>
          </table:table-cell>
          <table:table-cell office:value-type="float" office:value="0.3174452019" calcext:value-type="float">
            <text:p>0.3174452019</text:p>
          </table:table-cell>
          <table:table-cell office:value-type="float" office:value="0.5320044786" calcext:value-type="float">
            <text:p>0.5320044786</text:p>
          </table:table-cell>
          <table:table-cell office:value-type="float" office:value="0.3754937219" calcext:value-type="float">
            <text:p>0.3754937219</text:p>
          </table:table-cell>
          <table:table-cell office:value-type="float" office:value="0.3174452019" calcext:value-type="float">
            <text:p>0.3174452019</text:p>
          </table:table-cell>
          <table:table-cell office:value-type="float" office:value="0.5320044786" calcext:value-type="float">
            <text:p>0.5320044786</text:p>
          </table:table-cell>
          <table:table-cell office:value-type="float" office:value="0.3754937219" calcext:value-type="float">
            <text:p>0.3754937219</text:p>
          </table:table-cell>
          <table:table-cell office:value-type="float" office:value="0.2536764501" calcext:value-type="float">
            <text:p>0.2536764501</text:p>
          </table:table-cell>
          <table:table-cell office:value-type="float" office:value="0.4758758329" calcext:value-type="float">
            <text:p>0.4758758329</text:p>
          </table:table-cell>
          <table:table-cell office:value-type="float" office:value="0.3326542048" calcext:value-type="float">
            <text:p>0.3326542048</text:p>
          </table:table-cell>
          <table:table-cell office:value-type="float" office:value="0.3144671418" calcext:value-type="float">
            <text:p>0.3144671418</text:p>
          </table:table-cell>
          <table:table-cell office:value-type="float" office:value="0.5194095483" calcext:value-type="float">
            <text:p>0.5194095483</text:p>
          </table:table-cell>
          <table:table-cell office:value-type="float" office:value="0.3652140686" calcext:value-type="float">
            <text:p>0.3652140686</text:p>
          </table:table-cell>
          <table:table-cell office:value-type="float" office:value="0.2819483439" calcext:value-type="float">
            <text:p>0.2819483439</text:p>
          </table:table-cell>
          <table:table-cell office:value-type="float" office:value="0.4853814525" calcext:value-type="float">
            <text:p>0.4853814525</text:p>
          </table:table-cell>
          <table:table-cell office:value-type="float" office:value="0.3387437237" calcext:value-type="float">
            <text:p>0.3387437237</text:p>
          </table:table-cell>
          <table:table-cell office:value-type="float" office:value="-0.4799919148" calcext:value-type="float">
            <text:p>-0.4799919148</text:p>
          </table:table-cell>
          <table:table-cell office:value-type="float" office:value="-0.9184968106" calcext:value-type="float">
            <text:p>-0.9184968106</text:p>
          </table:table-cell>
        </table:table-row>
        <table:table-row table:style-name="ro1">
          <table:table-cell office:value-type="string" calcext:value-type="string">
            <text:p>Mellicta_parthenoides</text:p>
          </table:table-cell>
          <table:table-cell office:value-type="string" calcext:value-type="string">
            <text:p>Mellicta plotina</text:p>
          </table:table-cell>
          <table:table-cell office:value-type="float" office:value="7747" calcext:value-type="float">
            <text:p>7747</text:p>
          </table:table-cell>
          <table:table-cell office:value-type="float" office:value="499.340518911" calcext:value-type="float">
            <text:p>499.340518911</text:p>
          </table:table-cell>
          <table:table-cell office:value-type="float" office:value="424.815877733" calcext:value-type="float">
            <text:p>424.815877733</text:p>
          </table:table-cell>
          <table:table-cell office:value-type="float" office:value="0.4106514602" calcext:value-type="float">
            <text:p>0.4106514602</text:p>
          </table:table-cell>
          <table:table-cell office:value-type="float" office:value="0.0614446562" calcext:value-type="float">
            <text:p>0.0614446562</text:p>
          </table:table-cell>
          <table:table-cell office:value-type="float" office:value="0.3810440453" calcext:value-type="float">
            <text:p>0.3810440453</text:p>
          </table:table-cell>
          <table:table-cell office:value-type="float" office:value="0.1164093839" calcext:value-type="float">
            <text:p>0.1164093839</text:p>
          </table:table-cell>
          <table:table-cell office:value-type="float" office:value="0.2859272701" calcext:value-type="float">
            <text:p>0.2859272701</text:p>
          </table:table-cell>
          <table:table-cell office:value-type="float" office:value="0.0796413785" calcext:value-type="float">
            <text:p>0.0796413785</text:p>
          </table:table-cell>
          <table:table-cell office:value-type="float" office:value="-0.0098877877" calcext:value-type="float">
            <text:p>-0.0098877877</text:p>
          </table:table-cell>
          <table:table-cell office:value-type="float" office:value="-0.2960346438" calcext:value-type="float">
            <text:p>-0.2960346438</text:p>
          </table:table-cell>
          <table:table-cell office:value-type="float" office:value="-0.2250244932" calcext:value-type="float">
            <text:p>-0.2250244932</text:p>
          </table:table-cell>
          <table:table-cell office:value-type="float" office:value="0.1650921747" calcext:value-type="float">
            <text:p>0.1650921747</text:p>
          </table:table-cell>
          <table:table-cell office:value-type="float" office:value="0.0571506672" calcext:value-type="float">
            <text:p>0.0571506672</text:p>
          </table:table-cell>
          <table:table-cell office:value-type="float" office:value="0.0392651913" calcext:value-type="float">
            <text:p>0.0392651913</text:p>
          </table:table-cell>
          <table:table-cell office:value-type="float" office:value="0.2466081253" calcext:value-type="float">
            <text:p>0.2466081253</text:p>
          </table:table-cell>
          <table:table-cell office:value-type="float" office:value="0.3175786222" calcext:value-type="float">
            <text:p>0.3175786222</text:p>
          </table:table-cell>
          <table:table-cell office:value-type="float" office:value="0.2103019653" calcext:value-type="float">
            <text:p>0.2103019653</text:p>
          </table:table-cell>
          <table:table-cell office:value-type="float" office:value="0.2466081253" calcext:value-type="float">
            <text:p>0.2466081253</text:p>
          </table:table-cell>
          <table:table-cell office:value-type="float" office:value="0.3175786222" calcext:value-type="float">
            <text:p>0.3175786222</text:p>
          </table:table-cell>
          <table:table-cell office:value-type="float" office:value="0.2103019653" calcext:value-type="float">
            <text:p>0.2103019653</text:p>
          </table:table-cell>
          <table:table-cell office:value-type="float" office:value="0.2002905228" calcext:value-type="float">
            <text:p>0.2002905228</text:p>
          </table:table-cell>
          <table:table-cell office:value-type="float" office:value="0.3555866633" calcext:value-type="float">
            <text:p>0.3555866633</text:p>
          </table:table-cell>
          <table:table-cell office:value-type="float" office:value="0.2387251596" calcext:value-type="float">
            <text:p>0.2387251596</text:p>
          </table:table-cell>
          <table:table-cell office:value-type="float" office:value="0.2244982392" calcext:value-type="float">
            <text:p>0.2244982392</text:p>
          </table:table-cell>
          <table:table-cell office:value-type="float" office:value="0.2816891247" calcext:value-type="float">
            <text:p>0.2816891247</text:p>
          </table:table-cell>
          <table:table-cell office:value-type="float" office:value="0.1842556863" calcext:value-type="float">
            <text:p>0.1842556863</text:p>
          </table:table-cell>
          <table:table-cell office:value-type="float" office:value="0.1944640718" calcext:value-type="float">
            <text:p>0.1944640718</text:p>
          </table:table-cell>
          <table:table-cell office:value-type="float" office:value="0.2897979655" calcext:value-type="float">
            <text:p>0.2897979655</text:p>
          </table:table-cell>
          <table:table-cell office:value-type="float" office:value="0.1900174932" calcext:value-type="float">
            <text:p>0.1900174932</text:p>
          </table:table-cell>
          <table:table-cell office:value-type="string" calcext:value-type="string">
            <text:p>nan</text:p>
          </table:table-cell>
          <table:table-cell office:value-type="float" office:value="-0.3697765885" calcext:value-type="float">
            <text:p>-0.3697765885</text:p>
          </table:table-cell>
          <table:table-cell office:value-type="float" office:value="-0.9444168293" calcext:value-type="float">
            <text:p>-0.9444168293</text:p>
          </table:table-cell>
          <table:table-cell office:value-type="float" office:value="0.232477045" calcext:value-type="float">
            <text:p>0.232477045</text:p>
          </table:table-cell>
          <table:table-cell office:value-type="float" office:value="0.4667092032" calcext:value-type="float">
            <text:p>0.4667092032</text:p>
          </table:table-cell>
          <table:table-cell office:value-type="float" office:value="0.3181418792" calcext:value-type="float">
            <text:p>0.3181418792</text:p>
          </table:table-cell>
          <table:table-cell office:value-type="float" office:value="0.980904509" calcext:value-type="float">
            <text:p>0.980904509</text:p>
          </table:table-cell>
          <table:table-cell office:value-type="float" office:value="0.8284395889" calcext:value-type="float">
            <text:p>0.8284395889</text:p>
          </table:table-cell>
          <table:table-cell office:value-type="float" office:value="0.6722742964" calcext:value-type="float">
            <text:p>0.6722742964</text:p>
          </table:table-cell>
          <table:table-cell office:value-type="float" office:value="0.179150137" calcext:value-type="float">
            <text:p>0.179150137</text:p>
          </table:table-cell>
          <table:table-cell office:value-type="float" office:value="0.1760532697" calcext:value-type="float">
            <text:p>0.1760532697</text:p>
          </table:table-cell>
          <table:table-cell office:value-type="float" office:value="0.1216110454" calcext:value-type="float">
            <text:p>0.1216110454</text:p>
          </table:table-cell>
          <table:table-cell office:value-type="float" office:value="0.226003752" calcext:value-type="float">
            <text:p>0.226003752</text:p>
          </table:table-cell>
          <table:table-cell office:value-type="float" office:value="0.220214478" calcext:value-type="float">
            <text:p>0.220214478</text:p>
          </table:table-cell>
          <table:table-cell office:value-type="float" office:value="0.1518962465" calcext:value-type="float">
            <text:p>0.1518962465</text:p>
          </table:table-cell>
          <table:table-cell office:value-type="float" office:value="0.2775654616" calcext:value-type="float">
            <text:p>0.2775654616</text:p>
          </table:table-cell>
          <table:table-cell office:value-type="float" office:value="0.4690653592" calcext:value-type="float">
            <text:p>0.4690653592</text:p>
          </table:table-cell>
          <table:table-cell office:value-type="float" office:value="0.3267808968" calcext:value-type="float">
            <text:p>0.3267808968</text:p>
          </table:table-cell>
          <table:table-cell office:value-type="float" office:value="0.2775654616" calcext:value-type="float">
            <text:p>0.2775654616</text:p>
          </table:table-cell>
          <table:table-cell office:value-type="float" office:value="0.4690653592" calcext:value-type="float">
            <text:p>0.4690653592</text:p>
          </table:table-cell>
          <table:table-cell office:value-type="float" office:value="0.3267808968" calcext:value-type="float">
            <text:p>0.3267808968</text:p>
          </table:table-cell>
          <table:table-cell office:value-type="float" office:value="0.1932087353" calcext:value-type="float">
            <text:p>0.1932087353</text:p>
          </table:table-cell>
          <table:table-cell office:value-type="float" office:value="0.4137046717" calcext:value-type="float">
            <text:p>0.4137046717</text:p>
          </table:table-cell>
          <table:table-cell office:value-type="float" office:value="0.2865487315" calcext:value-type="float">
            <text:p>0.2865487315</text:p>
          </table:table-cell>
          <table:table-cell office:value-type="float" office:value="0.2683664231" calcext:value-type="float">
            <text:p>0.2683664231</text:p>
          </table:table-cell>
          <table:table-cell office:value-type="float" office:value="0.4579429634" calcext:value-type="float">
            <text:p>0.4579429634</text:p>
          </table:table-cell>
          <table:table-cell office:value-type="float" office:value="0.3179223402" calcext:value-type="float">
            <text:p>0.3179223402</text:p>
          </table:table-cell>
          <table:table-cell office:value-type="float" office:value="0.2245150205" calcext:value-type="float">
            <text:p>0.2245150205</text:p>
          </table:table-cell>
          <table:table-cell office:value-type="float" office:value="0.4229674751" calcext:value-type="float">
            <text:p>0.4229674751</text:p>
          </table:table-cell>
          <table:table-cell office:value-type="float" office:value="0.2920850928" calcext:value-type="float">
            <text:p>0.2920850928</text:p>
          </table:table-cell>
          <table:table-cell office:value-type="float" office:value="-0.4358956253" calcext:value-type="float">
            <text:p>-0.4358956253</text:p>
          </table:table-cell>
          <table:table-cell office:value-type="float" office:value="-0.9548776808" calcext:value-type="float">
            <text:p>-0.9548776808</text:p>
          </table:table-cell>
        </table:table-row>
        <table:table-row table:style-name="ro1">
          <table:table-cell office:value-type="string" calcext:value-type="string">
            <text:p>Messor_barbarus</text:p>
          </table:table-cell>
          <table:table-cell office:value-type="string" calcext:value-type="string">
            <text:p>Messor barbarus</text:p>
          </table:table-cell>
          <table:table-cell office:value-type="float" office:value="12056" calcext:value-type="float">
            <text:p>12056</text:p>
          </table:table-cell>
          <table:table-cell office:value-type="float" office:value="1098.88105508" calcext:value-type="float">
            <text:p>1098.88105508</text:p>
          </table:table-cell>
          <table:table-cell office:value-type="float" office:value="1095.44451825" calcext:value-type="float">
            <text:p>1095.44451825</text:p>
          </table:table-cell>
          <table:table-cell office:value-type="float" office:value="0.4560124704" calcext:value-type="float">
            <text:p>0.4560124704</text:p>
          </table:table-cell>
          <table:table-cell office:value-type="float" office:value="0.0704610665" calcext:value-type="float">
            <text:p>0.0704610665</text:p>
          </table:table-cell>
          <table:table-cell office:value-type="float" office:value="0.476590186" calcext:value-type="float">
            <text:p>0.476590186</text:p>
          </table:table-cell>
          <table:table-cell office:value-type="float" office:value="0.1257238152" calcext:value-type="float">
            <text:p>0.1257238152</text:p>
          </table:table-cell>
          <table:table-cell office:value-type="float" office:value="0.3888725274" calcext:value-type="float">
            <text:p>0.3888725274</text:p>
          </table:table-cell>
          <table:table-cell office:value-type="float" office:value="0.0976125145" calcext:value-type="float">
            <text:p>0.0976125145</text:p>
          </table:table-cell>
          <table:table-cell office:value-type="float" office:value="-0.0038880337" calcext:value-type="float">
            <text:p>-0.0038880337</text:p>
          </table:table-cell>
          <table:table-cell office:value-type="float" office:value="-0.0470544947" calcext:value-type="float">
            <text:p>-0.0470544947</text:p>
          </table:table-cell>
          <table:table-cell office:value-type="float" office:value="-0.0296135883" calcext:value-type="float">
            <text:p>-0.0296135883</text:p>
          </table:table-cell>
          <table:table-cell office:value-type="float" office:value="0.0243449964" calcext:value-type="float">
            <text:p>0.0243449964</text:p>
          </table:table-cell>
          <table:table-cell office:value-type="float" office:value="-0.0216948821" calcext:value-type="float">
            <text:p>-0.0216948821</text:p>
          </table:table-cell>
          <table:table-cell office:value-type="float" office:value="-0.0135445327" calcext:value-type="float">
            <text:p>-0.0135445327</text:p>
          </table:table-cell>
          <table:table-cell office:value-type="string" calcext:value-type="string">
            <text:p>nan</text:p>
          </table:table-cell>
          <table:table-cell office:value-type="float" office:value="-0.0807601031" calcext:value-type="float">
            <text:p>-0.0807601031</text:p>
          </table:table-cell>
          <table:table-cell office:value-type="float" office:value="-0.05414387" calcext:value-type="float">
            <text:p>-0.05414387</text:p>
          </table:table-cell>
          <table:table-cell office:value-type="string" calcext:value-type="string">
            <text:p>nan</text:p>
          </table:table-cell>
          <table:table-cell office:value-type="float" office:value="-0.0807601031" calcext:value-type="float">
            <text:p>-0.0807601031</text:p>
          </table:table-cell>
          <table:table-cell office:value-type="float" office:value="-0.05414387" calcext:value-type="float">
            <text:p>-0.05414387</text:p>
          </table:table-cell>
          <table:table-cell office:value-type="string" calcext:value-type="string">
            <text:p>nan</text:p>
          </table:table-cell>
          <table:table-cell office:value-type="float" office:value="-0.13945247" calcext:value-type="float">
            <text:p>-0.13945247</text:p>
          </table:table-cell>
          <table:table-cell office:value-type="float" office:value="-0.095084277" calcext:value-type="float">
            <text:p>-0.095084277</text:p>
          </table:table-cell>
          <table:table-cell office:value-type="float" office:value="-0.0740478825" calcext:value-type="float">
            <text:p>-0.0740478825</text:p>
          </table:table-cell>
          <table:table-cell office:value-type="float" office:value="-0.0868360187" calcext:value-type="float">
            <text:p>-0.0868360187</text:p>
          </table:table-cell>
          <table:table-cell office:value-type="float" office:value="-0.0583273939" calcext:value-type="float">
            <text:p>-0.0583273939</text:p>
          </table:table-cell>
          <table:table-cell office:value-type="float" office:value="-0.100064265" calcext:value-type="float">
            <text:p>-0.100064265</text:p>
          </table:table-cell>
          <table:table-cell office:value-type="float" office:value="-0.1280895823" calcext:value-type="float">
            <text:p>-0.1280895823</text:p>
          </table:table-cell>
          <table:table-cell office:value-type="float" office:value="-0.0868139395" calcext:value-type="float">
            <text:p>-0.0868139395</text:p>
          </table:table-cell>
          <table:table-cell office:value-type="string" calcext:value-type="string">
            <text:p>nan</text:p>
          </table:table-cell>
          <table:table-cell office:value-type="float" office:value="0.1230437197" calcext:value-type="float">
            <text:p>0.1230437197</text:p>
          </table:table-cell>
          <table:table-cell office:value-type="float" office:value="-0.8689714939" calcext:value-type="float">
            <text:p>-0.8689714939</text:p>
          </table:table-cell>
          <table:table-cell office:value-type="float" office:value="-0.169516092" calcext:value-type="float">
            <text:p>-0.169516092</text:p>
          </table:table-cell>
          <table:table-cell office:value-type="float" office:value="-0.1320010222" calcext:value-type="float">
            <text:p>-0.1320010222</text:p>
          </table:table-cell>
          <table:table-cell office:value-type="float" office:value="-0.0904692334" calcext:value-type="float">
            <text:p>-0.0904692334</text:p>
          </table:table-cell>
          <table:table-cell office:value-type="float" office:value="0.9915384505" calcext:value-type="float">
            <text:p>0.9915384505</text:p>
          </table:table-cell>
          <table:table-cell office:value-type="float" office:value="0.9660861301" calcext:value-type="float">
            <text:p>0.9660861301</text:p>
          </table:table-cell>
          <table:table-cell office:value-type="float" office:value="0.8598913802" calcext:value-type="float">
            <text:p>0.8598913802</text:p>
          </table:table-cell>
          <table:table-cell office:value-type="float" office:value="-0.0009909494" calcext:value-type="float">
            <text:p>-0.0009909494</text:p>
          </table:table-cell>
          <table:table-cell office:value-type="float" office:value="-0.0182705985" calcext:value-type="float">
            <text:p>-0.0182705985</text:p>
          </table:table-cell>
          <table:table-cell office:value-type="float" office:value="-0.0106135963" calcext:value-type="float">
            <text:p>-0.0106135963</text:p>
          </table:table-cell>
          <table:table-cell office:value-type="float" office:value="0.035778899" calcext:value-type="float">
            <text:p>0.035778899</text:p>
          </table:table-cell>
          <table:table-cell office:value-type="float" office:value="-0.0039275984" calcext:value-type="float">
            <text:p>-0.0039275984</text:p>
          </table:table-cell>
          <table:table-cell office:value-type="float" office:value="-0.0014759307" calcext:value-type="float">
            <text:p>-0.0014759307</text:p>
          </table:table-cell>
          <table:table-cell office:value-type="string" calcext:value-type="string">
            <text:p>nan</text:p>
          </table:table-cell>
          <table:table-cell office:value-type="float" office:value="0.0051431638" calcext:value-type="float">
            <text:p>0.0051431638</text:p>
          </table:table-cell>
          <table:table-cell office:value-type="float" office:value="0.0003456654" calcext:value-type="float">
            <text:p>0.0003456654</text:p>
          </table:table-cell>
          <table:table-cell office:value-type="string" calcext:value-type="string">
            <text:p>nan</text:p>
          </table:table-cell>
          <table:table-cell office:value-type="float" office:value="0.0051431638" calcext:value-type="float">
            <text:p>0.0051431638</text:p>
          </table:table-cell>
          <table:table-cell office:value-type="float" office:value="0.0003456654" calcext:value-type="float">
            <text:p>0.0003456654</text:p>
          </table:table-cell>
          <table:table-cell office:value-type="string" calcext:value-type="string">
            <text:p>nan</text:p>
          </table:table-cell>
          <table:table-cell office:value-type="float" office:value="-0.072240554" calcext:value-type="float">
            <text:p>-0.072240554</text:p>
          </table:table-cell>
          <table:table-cell office:value-type="float" office:value="-0.0535826722" calcext:value-type="float">
            <text:p>-0.0535826722</text:p>
          </table:table-cell>
          <table:table-cell office:value-type="float" office:value="-0.0342191561" calcext:value-type="float">
            <text:p>-0.0342191561</text:p>
          </table:table-cell>
          <table:table-cell office:value-type="float" office:value="-0.0114646501" calcext:value-type="float">
            <text:p>-0.0114646501</text:p>
          </table:table-cell>
          <table:table-cell office:value-type="float" office:value="-0.0094451185" calcext:value-type="float">
            <text:p>-0.0094451185</text:p>
          </table:table-cell>
          <table:table-cell office:value-type="float" office:value="-0.0668794792" calcext:value-type="float">
            <text:p>-0.0668794792</text:p>
          </table:table-cell>
          <table:table-cell office:value-type="float" office:value="-0.0650730801" calcext:value-type="float">
            <text:p>-0.0650730801</text:p>
          </table:table-cell>
          <table:table-cell office:value-type="float" office:value="-0.0463336747" calcext:value-type="float">
            <text:p>-0.0463336747</text:p>
          </table:table-cell>
          <table:table-cell office:value-type="float" office:value="0.0627581725" calcext:value-type="float">
            <text:p>0.0627581725</text:p>
          </table:table-cell>
          <table:table-cell office:value-type="float" office:value="-0.8606044472" calcext:value-type="float">
            <text:p>-0.8606044472</text:p>
          </table:table-cell>
        </table:table-row>
        <table:table-row table:style-name="ro1">
          <table:table-cell office:value-type="string" calcext:value-type="string">
            <text:p>Messor_capitatus</text:p>
          </table:table-cell>
          <table:table-cell office:value-type="string" calcext:value-type="string">
            <text:p>Messor capitatus</text:p>
          </table:table-cell>
          <table:table-cell office:value-type="float" office:value="11637" calcext:value-type="float">
            <text:p>11637</text:p>
          </table:table-cell>
          <table:table-cell office:value-type="float" office:value="926.98006359" calcext:value-type="float">
            <text:p>926.98006359</text:p>
          </table:table-cell>
          <table:table-cell office:value-type="float" office:value="903.901922701" calcext:value-type="float">
            <text:p>903.901922701</text:p>
          </table:table-cell>
          <table:table-cell office:value-type="float" office:value="0.4515181526" calcext:value-type="float">
            <text:p>0.4515181526</text:p>
          </table:table-cell>
          <table:table-cell office:value-type="float" office:value="0.0660378647" calcext:value-type="float">
            <text:p>0.0660378647</text:p>
          </table:table-cell>
          <table:table-cell office:value-type="float" office:value="0.4693028313" calcext:value-type="float">
            <text:p>0.4693028313</text:p>
          </table:table-cell>
          <table:table-cell office:value-type="float" office:value="0.124537814" calcext:value-type="float">
            <text:p>0.124537814</text:p>
          </table:table-cell>
          <table:table-cell office:value-type="float" office:value="0.3620260378" calcext:value-type="float">
            <text:p>0.3620260378</text:p>
          </table:table-cell>
          <table:table-cell office:value-type="float" office:value="0.0880134973" calcext:value-type="float">
            <text:p>0.0880134973</text:p>
          </table:table-cell>
          <table:table-cell office:value-type="float" office:value="-0.0016927492" calcext:value-type="float">
            <text:p>-0.0016927492</text:p>
          </table:table-cell>
          <table:table-cell office:value-type="float" office:value="-0.0929420837" calcext:value-type="float">
            <text:p>-0.0929420837</text:p>
          </table:table-cell>
          <table:table-cell office:value-type="float" office:value="-0.062524767" calcext:value-type="float">
            <text:p>-0.062524767</text:p>
          </table:table-cell>
          <table:table-cell office:value-type="float" office:value="0.0200405122" calcext:value-type="float">
            <text:p>0.0200405122</text:p>
          </table:table-cell>
          <table:table-cell office:value-type="float" office:value="-0.0355755067" calcext:value-type="float">
            <text:p>-0.0355755067</text:p>
          </table:table-cell>
          <table:table-cell office:value-type="float" office:value="-0.0227992762" calcext:value-type="float">
            <text:p>-0.0227992762</text:p>
          </table:table-cell>
          <table:table-cell office:value-type="float" office:value="0.1294648506" calcext:value-type="float">
            <text:p>0.1294648506</text:p>
          </table:table-cell>
          <table:table-cell office:value-type="float" office:value="0.2775861952" calcext:value-type="float">
            <text:p>0.2775861952</text:p>
          </table:table-cell>
          <table:table-cell office:value-type="float" office:value="0.1853987851" calcext:value-type="float">
            <text:p>0.1853987851</text:p>
          </table:table-cell>
          <table:table-cell office:value-type="float" office:value="0.1294648506" calcext:value-type="float">
            <text:p>0.1294648506</text:p>
          </table:table-cell>
          <table:table-cell office:value-type="float" office:value="0.2775861952" calcext:value-type="float">
            <text:p>0.2775861952</text:p>
          </table:table-cell>
          <table:table-cell office:value-type="float" office:value="0.1853987851" calcext:value-type="float">
            <text:p>0.1853987851</text:p>
          </table:table-cell>
          <table:table-cell office:value-type="float" office:value="0.1093473781" calcext:value-type="float">
            <text:p>0.1093473781</text:p>
          </table:table-cell>
          <table:table-cell office:value-type="float" office:value="0.3108419032" calcext:value-type="float">
            <text:p>0.3108419032</text:p>
          </table:table-cell>
          <table:table-cell office:value-type="float" office:value="0.2086677924" calcext:value-type="float">
            <text:p>0.2086677924</text:p>
          </table:table-cell>
          <table:table-cell office:value-type="float" office:value="0.1240139114" calcext:value-type="float">
            <text:p>0.1240139114</text:p>
          </table:table-cell>
          <table:table-cell office:value-type="float" office:value="0.2725030045" calcext:value-type="float">
            <text:p>0.2725030045</text:p>
          </table:table-cell>
          <table:table-cell office:value-type="float" office:value="0.1823220799" calcext:value-type="float">
            <text:p>0.1823220799</text:p>
          </table:table-cell>
          <table:table-cell office:value-type="float" office:value="0.1229569652" calcext:value-type="float">
            <text:p>0.1229569652</text:p>
          </table:table-cell>
          <table:table-cell office:value-type="float" office:value="0.3014449653" calcext:value-type="float">
            <text:p>0.3014449653</text:p>
          </table:table-cell>
          <table:table-cell office:value-type="float" office:value="0.2016502375" calcext:value-type="float">
            <text:p>0.2016502375</text:p>
          </table:table-cell>
          <table:table-cell office:value-type="string" calcext:value-type="string">
            <text:p>nan</text:p>
          </table:table-cell>
          <table:table-cell office:value-type="float" office:value="-0.2968996628" calcext:value-type="float">
            <text:p>-0.2968996628</text:p>
          </table:table-cell>
          <table:table-cell office:value-type="float" office:value="-0.6585308001" calcext:value-type="float">
            <text:p>-0.6585308001</text:p>
          </table:table-cell>
          <table:table-cell office:value-type="float" office:value="0.1318632049" calcext:value-type="float">
            <text:p>0.1318632049</text:p>
          </table:table-cell>
          <table:table-cell office:value-type="float" office:value="0.3633067198" calcext:value-type="float">
            <text:p>0.3633067198</text:p>
          </table:table-cell>
          <table:table-cell office:value-type="float" office:value="0.2451522489" calcext:value-type="float">
            <text:p>0.2451522489</text:p>
          </table:table-cell>
          <table:table-cell office:value-type="float" office:value="0.9952821461" calcext:value-type="float">
            <text:p>0.9952821461</text:p>
          </table:table-cell>
          <table:table-cell office:value-type="float" office:value="0.9604000093" calcext:value-type="float">
            <text:p>0.9604000093</text:p>
          </table:table-cell>
          <table:table-cell office:value-type="float" office:value="0.8715022691" calcext:value-type="float">
            <text:p>0.8715022691</text:p>
          </table:table-cell>
          <table:table-cell office:value-type="float" office:value="0.0454729348" calcext:value-type="float">
            <text:p>0.0454729348</text:p>
          </table:table-cell>
          <table:table-cell office:value-type="float" office:value="0.0365203042" calcext:value-type="float">
            <text:p>0.0365203042</text:p>
          </table:table-cell>
          <table:table-cell office:value-type="float" office:value="0.0253101931" calcext:value-type="float">
            <text:p>0.0253101931</text:p>
          </table:table-cell>
          <table:table-cell office:value-type="float" office:value="0.0484219524" calcext:value-type="float">
            <text:p>0.0484219524</text:p>
          </table:table-cell>
          <table:table-cell office:value-type="float" office:value="0.0360267617" calcext:value-type="float">
            <text:p>0.0360267617</text:p>
          </table:table-cell>
          <table:table-cell office:value-type="float" office:value="0.0250138356" calcext:value-type="float">
            <text:p>0.0250138356</text:p>
          </table:table-cell>
          <table:table-cell office:value-type="float" office:value="0.1601901296" calcext:value-type="float">
            <text:p>0.1601901296</text:p>
          </table:table-cell>
          <table:table-cell office:value-type="float" office:value="0.3573852788" calcext:value-type="float">
            <text:p>0.3573852788</text:p>
          </table:table-cell>
          <table:table-cell office:value-type="float" office:value="0.2469198085" calcext:value-type="float">
            <text:p>0.2469198085</text:p>
          </table:table-cell>
          <table:table-cell office:value-type="float" office:value="0.1601901296" calcext:value-type="float">
            <text:p>0.1601901296</text:p>
          </table:table-cell>
          <table:table-cell office:value-type="float" office:value="0.3573852788" calcext:value-type="float">
            <text:p>0.3573852788</text:p>
          </table:table-cell>
          <table:table-cell office:value-type="float" office:value="0.2469198085" calcext:value-type="float">
            <text:p>0.2469198085</text:p>
          </table:table-cell>
          <table:table-cell office:value-type="float" office:value="0.1289293081" calcext:value-type="float">
            <text:p>0.1289293081</text:p>
          </table:table-cell>
          <table:table-cell office:value-type="float" office:value="0.3641714562" calcext:value-type="float">
            <text:p>0.3641714562</text:p>
          </table:table-cell>
          <table:table-cell office:value-type="float" office:value="0.251946003" calcext:value-type="float">
            <text:p>0.251946003</text:p>
          </table:table-cell>
          <table:table-cell office:value-type="float" office:value="0.1533040454" calcext:value-type="float">
            <text:p>0.1533040454</text:p>
          </table:table-cell>
          <table:table-cell office:value-type="float" office:value="0.3466926192" calcext:value-type="float">
            <text:p>0.3466926192</text:p>
          </table:table-cell>
          <table:table-cell office:value-type="float" office:value="0.2395213728" calcext:value-type="float">
            <text:p>0.2395213728</text:p>
          </table:table-cell>
          <table:table-cell office:value-type="float" office:value="0.1481961305" calcext:value-type="float">
            <text:p>0.1481961305</text:p>
          </table:table-cell>
          <table:table-cell office:value-type="float" office:value="0.3644175336" calcext:value-type="float">
            <text:p>0.3644175336</text:p>
          </table:table-cell>
          <table:table-cell office:value-type="float" office:value="0.2519646057" calcext:value-type="float">
            <text:p>0.2519646057</text:p>
          </table:table-cell>
          <table:table-cell office:value-type="float" office:value="-0.3462831731" calcext:value-type="float">
            <text:p>-0.3462831731</text:p>
          </table:table-cell>
          <table:table-cell office:value-type="float" office:value="-0.5714888259" calcext:value-type="float">
            <text:p>-0.5714888259</text:p>
          </table:table-cell>
        </table:table-row>
        <table:table-row table:style-name="ro1">
          <table:table-cell office:value-type="string" calcext:value-type="string">
            <text:p>Messor_structor</text:p>
          </table:table-cell>
          <table:table-cell office:value-type="string" calcext:value-type="string">
            <text:p>Messor structor</text:p>
          </table:table-cell>
          <table:table-cell office:value-type="float" office:value="13986" calcext:value-type="float">
            <text:p>13986</text:p>
          </table:table-cell>
          <table:table-cell office:value-type="float" office:value="1025.33490633" calcext:value-type="float">
            <text:p>1025.33490633</text:p>
          </table:table-cell>
          <table:table-cell office:value-type="float" office:value="1035.00396895" calcext:value-type="float">
            <text:p>1035.00396895</text:p>
          </table:table-cell>
          <table:table-cell office:value-type="float" office:value="0.4604169797" calcext:value-type="float">
            <text:p>0.4604169797</text:p>
          </table:table-cell>
          <table:table-cell office:value-type="float" office:value="0.0733965734" calcext:value-type="float">
            <text:p>0.0733965734</text:p>
          </table:table-cell>
          <table:table-cell office:value-type="float" office:value="0.4850309998" calcext:value-type="float">
            <text:p>0.4850309998</text:p>
          </table:table-cell>
          <table:table-cell office:value-type="float" office:value="0.1329506478" calcext:value-type="float">
            <text:p>0.1329506478</text:p>
          </table:table-cell>
          <table:table-cell office:value-type="float" office:value="0.3919240285" calcext:value-type="float">
            <text:p>0.3919240285</text:p>
          </table:table-cell>
          <table:table-cell office:value-type="float" office:value="0.0922337114" calcext:value-type="float">
            <text:p>0.0922337114</text:p>
          </table:table-cell>
          <table:table-cell office:value-type="float" office:value="0.0004308754" calcext:value-type="float">
            <text:p>0.0004308754</text:p>
          </table:table-cell>
          <table:table-cell office:value-type="float" office:value="-0.0400614158" calcext:value-type="float">
            <text:p>-0.0400614158</text:p>
          </table:table-cell>
          <table:table-cell office:value-type="float" office:value="-0.0234179737" calcext:value-type="float">
            <text:p>-0.0234179737</text:p>
          </table:table-cell>
          <table:table-cell office:value-type="float" office:value="-0.0234620992" calcext:value-type="float">
            <text:p>-0.0234620992</text:p>
          </table:table-cell>
          <table:table-cell office:value-type="float" office:value="-0.0782798325" calcext:value-type="float">
            <text:p>-0.0782798325</text:p>
          </table:table-cell>
          <table:table-cell office:value-type="float" office:value="-0.0501438024" calcext:value-type="float">
            <text:p>-0.0501438024</text:p>
          </table:table-cell>
          <table:table-cell office:value-type="float" office:value="0.127286206" calcext:value-type="float">
            <text:p>0.127286206</text:p>
          </table:table-cell>
          <table:table-cell office:value-type="float" office:value="0.1935031241" calcext:value-type="float">
            <text:p>0.1935031241</text:p>
          </table:table-cell>
          <table:table-cell office:value-type="float" office:value="0.1266447548" calcext:value-type="float">
            <text:p>0.1266447548</text:p>
          </table:table-cell>
          <table:table-cell office:value-type="float" office:value="0.127286206" calcext:value-type="float">
            <text:p>0.127286206</text:p>
          </table:table-cell>
          <table:table-cell office:value-type="float" office:value="0.1935031241" calcext:value-type="float">
            <text:p>0.1935031241</text:p>
          </table:table-cell>
          <table:table-cell office:value-type="float" office:value="0.1266447548" calcext:value-type="float">
            <text:p>0.1266447548</text:p>
          </table:table-cell>
          <table:table-cell office:value-type="float" office:value="0.090691288" calcext:value-type="float">
            <text:p>0.090691288</text:p>
          </table:table-cell>
          <table:table-cell office:value-type="float" office:value="0.1860129243" calcext:value-type="float">
            <text:p>0.1860129243</text:p>
          </table:table-cell>
          <table:table-cell office:value-type="float" office:value="0.120086427" calcext:value-type="float">
            <text:p>0.120086427</text:p>
          </table:table-cell>
          <table:table-cell office:value-type="float" office:value="0.1218994784" calcext:value-type="float">
            <text:p>0.1218994784</text:p>
          </table:table-cell>
          <table:table-cell office:value-type="float" office:value="0.192777644" calcext:value-type="float">
            <text:p>0.192777644</text:p>
          </table:table-cell>
          <table:table-cell office:value-type="float" office:value="0.1262641005" calcext:value-type="float">
            <text:p>0.1262641005</text:p>
          </table:table-cell>
          <table:table-cell office:value-type="float" office:value="0.097539414" calcext:value-type="float">
            <text:p>0.097539414</text:p>
          </table:table-cell>
          <table:table-cell office:value-type="float" office:value="0.1872522781" calcext:value-type="float">
            <text:p>0.1872522781</text:p>
          </table:table-cell>
          <table:table-cell office:value-type="float" office:value="0.1218183212" calcext:value-type="float">
            <text:p>0.1218183212</text:p>
          </table:table-cell>
          <table:table-cell office:value-type="string" calcext:value-type="string">
            <text:p>nan</text:p>
          </table:table-cell>
          <table:table-cell office:value-type="float" office:value="-0.1813794608" calcext:value-type="float">
            <text:p>-0.1813794608</text:p>
          </table:table-cell>
          <table:table-cell office:value-type="float" office:value="-0.6689854275" calcext:value-type="float">
            <text:p>-0.6689854275</text:p>
          </table:table-cell>
          <table:table-cell office:value-type="float" office:value="0.0638663765" calcext:value-type="float">
            <text:p>0.0638663765</text:p>
          </table:table-cell>
          <table:table-cell office:value-type="float" office:value="0.2172764568" calcext:value-type="float">
            <text:p>0.2172764568</text:p>
          </table:table-cell>
          <table:table-cell office:value-type="float" office:value="0.1404422999" calcext:value-type="float">
            <text:p>0.1404422999</text:p>
          </table:table-cell>
          <table:table-cell office:value-type="float" office:value="0.9885906375" calcext:value-type="float">
            <text:p>0.9885906375</text:p>
          </table:table-cell>
          <table:table-cell office:value-type="float" office:value="0.9601965953" calcext:value-type="float">
            <text:p>0.9601965953</text:p>
          </table:table-cell>
          <table:table-cell office:value-type="float" office:value="0.8491293422" calcext:value-type="float">
            <text:p>0.8491293422</text:p>
          </table:table-cell>
          <table:table-cell office:value-type="float" office:value="-0.0053255103" calcext:value-type="float">
            <text:p>-0.0053255103</text:p>
          </table:table-cell>
          <table:table-cell office:value-type="float" office:value="-0.0279356228" calcext:value-type="float">
            <text:p>-0.0279356228</text:p>
          </table:table-cell>
          <table:table-cell office:value-type="float" office:value="-0.0163871396" calcext:value-type="float">
            <text:p>-0.0163871396</text:p>
          </table:table-cell>
          <table:table-cell office:value-type="float" office:value="-0.0105421726" calcext:value-type="float">
            <text:p>-0.0105421726</text:p>
          </table:table-cell>
          <table:table-cell office:value-type="float" office:value="-0.057329129" calcext:value-type="float">
            <text:p>-0.057329129</text:p>
          </table:table-cell>
          <table:table-cell office:value-type="float" office:value="-0.0365928452" calcext:value-type="float">
            <text:p>-0.0365928452</text:p>
          </table:table-cell>
          <table:table-cell office:value-type="float" office:value="0.1770286564" calcext:value-type="float">
            <text:p>0.1770286564</text:p>
          </table:table-cell>
          <table:table-cell office:value-type="float" office:value="0.2865201565" calcext:value-type="float">
            <text:p>0.2865201565</text:p>
          </table:table-cell>
          <table:table-cell office:value-type="float" office:value="0.1905151709" calcext:value-type="float">
            <text:p>0.1905151709</text:p>
          </table:table-cell>
          <table:table-cell office:value-type="float" office:value="0.1770286564" calcext:value-type="float">
            <text:p>0.1770286564</text:p>
          </table:table-cell>
          <table:table-cell office:value-type="float" office:value="0.2865201565" calcext:value-type="float">
            <text:p>0.2865201565</text:p>
          </table:table-cell>
          <table:table-cell office:value-type="float" office:value="0.1905151709" calcext:value-type="float">
            <text:p>0.1905151709</text:p>
          </table:table-cell>
          <table:table-cell office:value-type="float" office:value="0.1289441006" calcext:value-type="float">
            <text:p>0.1289441006</text:p>
          </table:table-cell>
          <table:table-cell office:value-type="float" office:value="0.2625198028" calcext:value-type="float">
            <text:p>0.2625198028</text:p>
          </table:table-cell>
          <table:table-cell office:value-type="float" office:value="0.1732805841" calcext:value-type="float">
            <text:p>0.1732805841</text:p>
          </table:table-cell>
          <table:table-cell office:value-type="float" office:value="0.1652432841" calcext:value-type="float">
            <text:p>0.1652432841</text:p>
          </table:table-cell>
          <table:table-cell office:value-type="float" office:value="0.2736373241" calcext:value-type="float">
            <text:p>0.2736373241</text:p>
          </table:table-cell>
          <table:table-cell office:value-type="float" office:value="0.1816915959" calcext:value-type="float">
            <text:p>0.1816915959</text:p>
          </table:table-cell>
          <table:table-cell office:value-type="float" office:value="0.1335671951" calcext:value-type="float">
            <text:p>0.1335671951</text:p>
          </table:table-cell>
          <table:table-cell office:value-type="float" office:value="0.2584384899" calcext:value-type="float">
            <text:p>0.2584384899</text:p>
          </table:table-cell>
          <table:table-cell office:value-type="float" office:value="0.1710963687" calcext:value-type="float">
            <text:p>0.1710963687</text:p>
          </table:table-cell>
          <table:table-cell office:value-type="float" office:value="-0.25062929" calcext:value-type="float">
            <text:p>-0.25062929</text:p>
          </table:table-cell>
          <table:table-cell office:value-type="float" office:value="-0.7323964126" calcext:value-type="float">
            <text:p>-0.7323964126</text:p>
          </table:table-cell>
        </table:table-row>
        <table:table-row table:style-name="ro1">
          <table:table-cell office:value-type="string" calcext:value-type="string">
            <text:p>Metasepia_pfefferi</text:p>
          </table:table-cell>
          <table:table-cell office:value-type="string" calcext:value-type="string">
            <text:p>Metasepia pfefferi</text:p>
          </table:table-cell>
          <table:table-cell office:value-type="float" office:value="5116" calcext:value-type="float">
            <text:p>5116</text:p>
          </table:table-cell>
          <table:table-cell office:value-type="float" office:value="437.115324472" calcext:value-type="float">
            <text:p>437.115324472</text:p>
          </table:table-cell>
          <table:table-cell office:value-type="float" office:value="269.1845365" calcext:value-type="float">
            <text:p>269.1845365</text:p>
          </table:table-cell>
          <table:table-cell office:value-type="float" office:value="0.4110965723" calcext:value-type="float">
            <text:p>0.4110965723</text:p>
          </table:table-cell>
          <table:table-cell office:value-type="float" office:value="0.0445008871" calcext:value-type="float">
            <text:p>0.0445008871</text:p>
          </table:table-cell>
          <table:table-cell office:value-type="float" office:value="0.3702977296" calcext:value-type="float">
            <text:p>0.3702977296</text:p>
          </table:table-cell>
          <table:table-cell office:value-type="float" office:value="0.0750299219" calcext:value-type="float">
            <text:p>0.0750299219</text:p>
          </table:table-cell>
          <table:table-cell office:value-type="float" office:value="0.3223799624" calcext:value-type="float">
            <text:p>0.3223799624</text:p>
          </table:table-cell>
          <table:table-cell office:value-type="float" office:value="0.0760622199" calcext:value-type="float">
            <text:p>0.0760622199</text:p>
          </table:table-cell>
          <table:table-cell office:value-type="float" office:value="-0.0075137341" calcext:value-type="float">
            <text:p>-0.0075137341</text:p>
          </table:table-cell>
          <table:table-cell office:value-type="float" office:value="-0.0290759077" calcext:value-type="float">
            <text:p>-0.0290759077</text:p>
          </table:table-cell>
          <table:table-cell office:value-type="float" office:value="-0.0198317531" calcext:value-type="float">
            <text:p>-0.0198317531</text:p>
          </table:table-cell>
          <table:table-cell office:value-type="float" office:value="0.1030898234" calcext:value-type="float">
            <text:p>0.1030898234</text:p>
          </table:table-cell>
          <table:table-cell office:value-type="float" office:value="0.0762907282" calcext:value-type="float">
            <text:p>0.0762907282</text:p>
          </table:table-cell>
          <table:table-cell office:value-type="float" office:value="0.0518674674" calcext:value-type="float">
            <text:p>0.0518674674</text:p>
          </table:table-cell>
          <table:table-cell office:value-type="float" office:value="0.3166652643" calcext:value-type="float">
            <text:p>0.3166652643</text:p>
          </table:table-cell>
          <table:table-cell office:value-type="float" office:value="0.3825433772" calcext:value-type="float">
            <text:p>0.3825433772</text:p>
          </table:table-cell>
          <table:table-cell office:value-type="float" office:value="0.2605419763" calcext:value-type="float">
            <text:p>0.2605419763</text:p>
          </table:table-cell>
          <table:table-cell office:value-type="float" office:value="0.3166652643" calcext:value-type="float">
            <text:p>0.3166652643</text:p>
          </table:table-cell>
          <table:table-cell office:value-type="float" office:value="0.3825433772" calcext:value-type="float">
            <text:p>0.3825433772</text:p>
          </table:table-cell>
          <table:table-cell office:value-type="float" office:value="0.2605419763" calcext:value-type="float">
            <text:p>0.2605419763</text:p>
          </table:table-cell>
          <table:table-cell office:value-type="float" office:value="0.333077541" calcext:value-type="float">
            <text:p>0.333077541</text:p>
          </table:table-cell>
          <table:table-cell office:value-type="float" office:value="0.4021333355" calcext:value-type="float">
            <text:p>0.4021333355</text:p>
          </table:table-cell>
          <table:table-cell office:value-type="float" office:value="0.2764175266" calcext:value-type="float">
            <text:p>0.2764175266</text:p>
          </table:table-cell>
          <table:table-cell office:value-type="float" office:value="0.291166607" calcext:value-type="float">
            <text:p>0.291166607</text:p>
          </table:table-cell>
          <table:table-cell office:value-type="float" office:value="0.3536414427" calcext:value-type="float">
            <text:p>0.3536414427</text:p>
          </table:table-cell>
          <table:table-cell office:value-type="float" office:value="0.2381820511" calcext:value-type="float">
            <text:p>0.2381820511</text:p>
          </table:table-cell>
          <table:table-cell office:value-type="float" office:value="0.3029196369" calcext:value-type="float">
            <text:p>0.3029196369</text:p>
          </table:table-cell>
          <table:table-cell office:value-type="float" office:value="0.3666656364" calcext:value-type="float">
            <text:p>0.3666656364</text:p>
          </table:table-cell>
          <table:table-cell office:value-type="float" office:value="0.2501655353" calcext:value-type="float">
            <text:p>0.2501655353</text:p>
          </table:table-cell>
          <table:table-cell office:value-type="string" calcext:value-type="string">
            <text:p>nan</text:p>
          </table:table-cell>
          <table:table-cell office:value-type="float" office:value="-0.4221200523" calcext:value-type="float">
            <text:p>-0.4221200523</text:p>
          </table:table-cell>
          <table:table-cell office:value-type="float" office:value="-0.9158081204" calcext:value-type="float">
            <text:p>-0.9158081204</text:p>
          </table:table-cell>
          <table:table-cell office:value-type="float" office:value="0.4011016957" calcext:value-type="float">
            <text:p>0.4011016957</text:p>
          </table:table-cell>
          <table:table-cell office:value-type="float" office:value="0.4907050669" calcext:value-type="float">
            <text:p>0.4907050669</text:p>
          </table:table-cell>
          <table:table-cell office:value-type="float" office:value="0.3495159273" calcext:value-type="float">
            <text:p>0.3495159273</text:p>
          </table:table-cell>
          <table:table-cell office:value-type="float" office:value="0.9926207206" calcext:value-type="float">
            <text:p>0.9926207206</text:p>
          </table:table-cell>
          <table:table-cell office:value-type="float" office:value="0.9896543624" calcext:value-type="float">
            <text:p>0.9896543624</text:p>
          </table:table-cell>
          <table:table-cell office:value-type="float" office:value="0.9326565783" calcext:value-type="float">
            <text:p>0.9326565783</text:p>
          </table:table-cell>
          <table:table-cell office:value-type="float" office:value="0.0931552621" calcext:value-type="float">
            <text:p>0.0931552621</text:p>
          </table:table-cell>
          <table:table-cell office:value-type="float" office:value="0.0780316927" calcext:value-type="float">
            <text:p>0.0780316927</text:p>
          </table:table-cell>
          <table:table-cell office:value-type="float" office:value="0.0537633141" calcext:value-type="float">
            <text:p>0.0537633141</text:p>
          </table:table-cell>
          <table:table-cell office:value-type="float" office:value="0.0999555475" calcext:value-type="float">
            <text:p>0.0999555475</text:p>
          </table:table-cell>
          <table:table-cell office:value-type="float" office:value="0.0726039222" calcext:value-type="float">
            <text:p>0.0726039222</text:p>
          </table:table-cell>
          <table:table-cell office:value-type="float" office:value="0.0503697758" calcext:value-type="float">
            <text:p>0.0503697758</text:p>
          </table:table-cell>
          <table:table-cell office:value-type="float" office:value="0.3438290439" calcext:value-type="float">
            <text:p>0.3438290439</text:p>
          </table:table-cell>
          <table:table-cell office:value-type="float" office:value="0.4125082658" calcext:value-type="float">
            <text:p>0.4125082658</text:p>
          </table:table-cell>
          <table:table-cell office:value-type="float" office:value="0.2872934564" calcext:value-type="float">
            <text:p>0.2872934564</text:p>
          </table:table-cell>
          <table:table-cell office:value-type="float" office:value="0.3438290439" calcext:value-type="float">
            <text:p>0.3438290439</text:p>
          </table:table-cell>
          <table:table-cell office:value-type="float" office:value="0.4125082658" calcext:value-type="float">
            <text:p>0.4125082658</text:p>
          </table:table-cell>
          <table:table-cell office:value-type="float" office:value="0.2872934564" calcext:value-type="float">
            <text:p>0.2872934564</text:p>
          </table:table-cell>
          <table:table-cell office:value-type="float" office:value="0.3590954855" calcext:value-type="float">
            <text:p>0.3590954855</text:p>
          </table:table-cell>
          <table:table-cell office:value-type="float" office:value="0.4302616321" calcext:value-type="float">
            <text:p>0.4302616321</text:p>
          </table:table-cell>
          <table:table-cell office:value-type="float" office:value="0.3026899543" calcext:value-type="float">
            <text:p>0.3026899543</text:p>
          </table:table-cell>
          <table:table-cell office:value-type="float" office:value="0.3264088874" calcext:value-type="float">
            <text:p>0.3264088874</text:p>
          </table:table-cell>
          <table:table-cell office:value-type="float" office:value="0.3927448219" calcext:value-type="float">
            <text:p>0.3927448219</text:p>
          </table:table-cell>
          <table:table-cell office:value-type="float" office:value="0.2715789106" calcext:value-type="float">
            <text:p>0.2715789106</text:p>
          </table:table-cell>
          <table:table-cell office:value-type="float" office:value="0.3479935124" calcext:value-type="float">
            <text:p>0.3479935124</text:p>
          </table:table-cell>
          <table:table-cell office:value-type="float" office:value="0.4132819821" calcext:value-type="float">
            <text:p>0.4132819821</text:p>
          </table:table-cell>
          <table:table-cell office:value-type="float" office:value="0.2897638194" calcext:value-type="float">
            <text:p>0.2897638194</text:p>
          </table:table-cell>
          <table:table-cell office:value-type="float" office:value="-0.4492982974" calcext:value-type="float">
            <text:p>-0.4492982974</text:p>
          </table:table-cell>
          <table:table-cell office:value-type="float" office:value="-0.959712516" calcext:value-type="float">
            <text:p>-0.959712516</text:p>
          </table:table-cell>
        </table:table-row>
        <table:table-row table:style-name="ro1">
          <table:table-cell office:value-type="string" calcext:value-type="string">
            <text:p>Microtus_agrestis</text:p>
          </table:table-cell>
          <table:table-cell office:value-type="string" calcext:value-type="string">
            <text:p>Microtus agrestis</text:p>
          </table:table-cell>
          <table:table-cell office:value-type="float" office:value="16763" calcext:value-type="float">
            <text:p>16763</text:p>
          </table:table-cell>
          <table:table-cell office:value-type="float" office:value="778.506711209" calcext:value-type="float">
            <text:p>778.506711209</text:p>
          </table:table-cell>
          <table:table-cell office:value-type="float" office:value="755.325579794" calcext:value-type="float">
            <text:p>755.325579794</text:p>
          </table:table-cell>
          <table:table-cell office:value-type="float" office:value="0.5099104241" calcext:value-type="float">
            <text:p>0.5099104241</text:p>
          </table:table-cell>
          <table:table-cell office:value-type="float" office:value="0.0644526632" calcext:value-type="float">
            <text:p>0.0644526632</text:p>
          </table:table-cell>
          <table:table-cell office:value-type="float" office:value="0.5569719247" calcext:value-type="float">
            <text:p>0.5569719247</text:p>
          </table:table-cell>
          <table:table-cell office:value-type="float" office:value="0.1210616299" calcext:value-type="float">
            <text:p>0.1210616299</text:p>
          </table:table-cell>
          <table:table-cell office:value-type="float" office:value="0.4715530422" calcext:value-type="float">
            <text:p>0.4715530422</text:p>
          </table:table-cell>
          <table:table-cell office:value-type="float" office:value="0.0861990417" calcext:value-type="float">
            <text:p>0.0861990417</text:p>
          </table:table-cell>
          <table:table-cell office:value-type="float" office:value="-0.0003144773" calcext:value-type="float">
            <text:p>-0.0003144773</text:p>
          </table:table-cell>
          <table:table-cell office:value-type="float" office:value="0.0156498005" calcext:value-type="float">
            <text:p>0.0156498005</text:p>
          </table:table-cell>
          <table:table-cell office:value-type="float" office:value="0.0087153364" calcext:value-type="float">
            <text:p>0.0087153364</text:p>
          </table:table-cell>
          <table:table-cell office:value-type="float" office:value="0.126518045" calcext:value-type="float">
            <text:p>0.126518045</text:p>
          </table:table-cell>
          <table:table-cell office:value-type="float" office:value="0.1203311088" calcext:value-type="float">
            <text:p>0.1203311088</text:p>
          </table:table-cell>
          <table:table-cell office:value-type="float" office:value="0.0805683108" calcext:value-type="float">
            <text:p>0.0805683108</text:p>
          </table:table-cell>
          <table:table-cell office:value-type="float" office:value="0.2691432836" calcext:value-type="float">
            <text:p>0.2691432836</text:p>
          </table:table-cell>
          <table:table-cell office:value-type="float" office:value="0.3851281202" calcext:value-type="float">
            <text:p>0.3851281202</text:p>
          </table:table-cell>
          <table:table-cell office:value-type="float" office:value="0.2580734205" calcext:value-type="float">
            <text:p>0.2580734205</text:p>
          </table:table-cell>
          <table:table-cell office:value-type="float" office:value="0.2691432836" calcext:value-type="float">
            <text:p>0.2691432836</text:p>
          </table:table-cell>
          <table:table-cell office:value-type="float" office:value="0.3851281202" calcext:value-type="float">
            <text:p>0.3851281202</text:p>
          </table:table-cell>
          <table:table-cell office:value-type="float" office:value="0.2580734205" calcext:value-type="float">
            <text:p>0.2580734205</text:p>
          </table:table-cell>
          <table:table-cell office:value-type="float" office:value="0.3364108271" calcext:value-type="float">
            <text:p>0.3364108271</text:p>
          </table:table-cell>
          <table:table-cell office:value-type="float" office:value="0.4708655526" calcext:value-type="float">
            <text:p>0.4708655526</text:p>
          </table:table-cell>
          <table:table-cell office:value-type="float" office:value="0.3172627054" calcext:value-type="float">
            <text:p>0.3172627054</text:p>
          </table:table-cell>
          <table:table-cell office:value-type="float" office:value="0.2873217162" calcext:value-type="float">
            <text:p>0.2873217162</text:p>
          </table:table-cell>
          <table:table-cell office:value-type="float" office:value="0.4125462945" calcext:value-type="float">
            <text:p>0.4125462945</text:p>
          </table:table-cell>
          <table:table-cell office:value-type="float" office:value="0.2779818941" calcext:value-type="float">
            <text:p>0.2779818941</text:p>
          </table:table-cell>
          <table:table-cell office:value-type="float" office:value="0.3272135886" calcext:value-type="float">
            <text:p>0.3272135886</text:p>
          </table:table-cell>
          <table:table-cell office:value-type="float" office:value="0.4645425517" calcext:value-type="float">
            <text:p>0.4645425517</text:p>
          </table:table-cell>
          <table:table-cell office:value-type="float" office:value="0.3146649809" calcext:value-type="float">
            <text:p>0.3146649809</text:p>
          </table:table-cell>
          <table:table-cell office:value-type="string" calcext:value-type="string">
            <text:p>nan</text:p>
          </table:table-cell>
          <table:table-cell office:value-type="float" office:value="-0.4600776593" calcext:value-type="float">
            <text:p>-0.4600776593</text:p>
          </table:table-cell>
          <table:table-cell office:value-type="float" office:value="-0.880881376" calcext:value-type="float">
            <text:p>-0.880881376</text:p>
          </table:table-cell>
          <table:table-cell office:value-type="float" office:value="0.2765248344" calcext:value-type="float">
            <text:p>0.2765248344</text:p>
          </table:table-cell>
          <table:table-cell office:value-type="float" office:value="0.5232698075" calcext:value-type="float">
            <text:p>0.5232698075</text:p>
          </table:table-cell>
          <table:table-cell office:value-type="float" office:value="0.3551359652" calcext:value-type="float">
            <text:p>0.3551359652</text:p>
          </table:table-cell>
          <table:table-cell office:value-type="float" office:value="0.9939981251" calcext:value-type="float">
            <text:p>0.9939981251</text:p>
          </table:table-cell>
          <table:table-cell office:value-type="float" office:value="0.9609254206" calcext:value-type="float">
            <text:p>0.9609254206</text:p>
          </table:table-cell>
          <table:table-cell office:value-type="float" office:value="0.8714569745" calcext:value-type="float">
            <text:p>0.8714569745</text:p>
          </table:table-cell>
          <table:table-cell office:value-type="float" office:value="-0.0039262516" calcext:value-type="float">
            <text:p>-0.0039262516</text:p>
          </table:table-cell>
          <table:table-cell office:value-type="float" office:value="0.0349405093" calcext:value-type="float">
            <text:p>0.0349405093</text:p>
          </table:table-cell>
          <table:table-cell office:value-type="float" office:value="0.0232424524" calcext:value-type="float">
            <text:p>0.0232424524</text:p>
          </table:table-cell>
          <table:table-cell office:value-type="float" office:value="0.1399721783" calcext:value-type="float">
            <text:p>0.1399721783</text:p>
          </table:table-cell>
          <table:table-cell office:value-type="float" office:value="0.1491540147" calcext:value-type="float">
            <text:p>0.1491540147</text:p>
          </table:table-cell>
          <table:table-cell office:value-type="float" office:value="0.1016170618" calcext:value-type="float">
            <text:p>0.1016170618</text:p>
          </table:table-cell>
          <table:table-cell office:value-type="float" office:value="0.29001031" calcext:value-type="float">
            <text:p>0.29001031</text:p>
          </table:table-cell>
          <table:table-cell office:value-type="float" office:value="0.4362547794" calcext:value-type="float">
            <text:p>0.4362547794</text:p>
          </table:table-cell>
          <table:table-cell office:value-type="float" office:value="0.3007436549" calcext:value-type="float">
            <text:p>0.3007436549</text:p>
          </table:table-cell>
          <table:table-cell office:value-type="float" office:value="0.29001031" calcext:value-type="float">
            <text:p>0.29001031</text:p>
          </table:table-cell>
          <table:table-cell office:value-type="float" office:value="0.4362547794" calcext:value-type="float">
            <text:p>0.4362547794</text:p>
          </table:table-cell>
          <table:table-cell office:value-type="float" office:value="0.3007436549" calcext:value-type="float">
            <text:p>0.3007436549</text:p>
          </table:table-cell>
          <table:table-cell office:value-type="float" office:value="0.3572343873" calcext:value-type="float">
            <text:p>0.3572343873</text:p>
          </table:table-cell>
          <table:table-cell office:value-type="float" office:value="0.5242603397" calcext:value-type="float">
            <text:p>0.5242603397</text:p>
          </table:table-cell>
          <table:table-cell office:value-type="float" office:value="0.3651367948" calcext:value-type="float">
            <text:p>0.3651367948</text:p>
          </table:table-cell>
          <table:table-cell office:value-type="float" office:value="0.3054714708" calcext:value-type="float">
            <text:p>0.3054714708</text:p>
          </table:table-cell>
          <table:table-cell office:value-type="float" office:value="0.4568935238" calcext:value-type="float">
            <text:p>0.4568935238</text:p>
          </table:table-cell>
          <table:table-cell office:value-type="float" office:value="0.3168880258" calcext:value-type="float">
            <text:p>0.3168880258</text:p>
          </table:table-cell>
          <table:table-cell office:value-type="float" office:value="0.3442627399" calcext:value-type="float">
            <text:p>0.3442627399</text:p>
          </table:table-cell>
          <table:table-cell office:value-type="float" office:value="0.5078453868" calcext:value-type="float">
            <text:p>0.5078453868</text:p>
          </table:table-cell>
          <table:table-cell office:value-type="float" office:value="0.3539590366" calcext:value-type="float">
            <text:p>0.3539590366</text:p>
          </table:table-cell>
          <table:table-cell office:value-type="float" office:value="-0.5094842633" calcext:value-type="float">
            <text:p>-0.5094842633</text:p>
          </table:table-cell>
          <table:table-cell office:value-type="float" office:value="-0.7675694227" calcext:value-type="float">
            <text:p>-0.7675694227</text:p>
          </table:table-cell>
        </table:table-row>
        <table:table-row table:style-name="ro1">
          <table:table-cell office:value-type="string" calcext:value-type="string">
            <text:p>Microtus_arvalis</text:p>
          </table:table-cell>
          <table:table-cell office:value-type="string" calcext:value-type="string">
            <text:p>Microtus arvalis</text:p>
          </table:table-cell>
          <table:table-cell office:value-type="float" office:value="12902" calcext:value-type="float">
            <text:p>12902</text:p>
          </table:table-cell>
          <table:table-cell office:value-type="float" office:value="1137.0126337" calcext:value-type="float">
            <text:p>1137.0126337</text:p>
          </table:table-cell>
          <table:table-cell office:value-type="float" office:value="1104.94040284" calcext:value-type="float">
            <text:p>1104.94040284</text:p>
          </table:table-cell>
          <table:table-cell office:value-type="float" office:value="0.5141498722" calcext:value-type="float">
            <text:p>0.5141498722</text:p>
          </table:table-cell>
          <table:table-cell office:value-type="float" office:value="0.0640206959" calcext:value-type="float">
            <text:p>0.0640206959</text:p>
          </table:table-cell>
          <table:table-cell office:value-type="float" office:value="0.5662371301" calcext:value-type="float">
            <text:p>0.5662371301</text:p>
          </table:table-cell>
          <table:table-cell office:value-type="float" office:value="0.1172129724" calcext:value-type="float">
            <text:p>0.1172129724</text:p>
          </table:table-cell>
          <table:table-cell office:value-type="float" office:value="0.4762497055" calcext:value-type="float">
            <text:p>0.4762497055</text:p>
          </table:table-cell>
          <table:table-cell office:value-type="float" office:value="0.0892192549" calcext:value-type="float">
            <text:p>0.0892192549</text:p>
          </table:table-cell>
          <table:table-cell office:value-type="float" office:value="-0.0054870495" calcext:value-type="float">
            <text:p>-0.0054870495</text:p>
          </table:table-cell>
          <table:table-cell office:value-type="float" office:value="0.0811973971" calcext:value-type="float">
            <text:p>0.0811973971</text:p>
          </table:table-cell>
          <table:table-cell office:value-type="float" office:value="0.057426913" calcext:value-type="float">
            <text:p>0.057426913</text:p>
          </table:table-cell>
          <table:table-cell office:value-type="float" office:value="0.0687952337" calcext:value-type="float">
            <text:p>0.0687952337</text:p>
          </table:table-cell>
          <table:table-cell office:value-type="float" office:value="0.0945971607" calcext:value-type="float">
            <text:p>0.0945971607</text:p>
          </table:table-cell>
          <table:table-cell office:value-type="float" office:value="0.0631379092" calcext:value-type="float">
            <text:p>0.0631379092</text:p>
          </table:table-cell>
          <table:table-cell office:value-type="float" office:value="-0.1138960983" calcext:value-type="float">
            <text:p>-0.1138960983</text:p>
          </table:table-cell>
          <table:table-cell office:value-type="float" office:value="-0.0942978454" calcext:value-type="float">
            <text:p>-0.0942978454</text:p>
          </table:table-cell>
          <table:table-cell office:value-type="float" office:value="-0.0636505084" calcext:value-type="float">
            <text:p>-0.0636505084</text:p>
          </table:table-cell>
          <table:table-cell office:value-type="float" office:value="-0.1138960983" calcext:value-type="float">
            <text:p>-0.1138960983</text:p>
          </table:table-cell>
          <table:table-cell office:value-type="float" office:value="-0.0942978454" calcext:value-type="float">
            <text:p>-0.0942978454</text:p>
          </table:table-cell>
          <table:table-cell office:value-type="float" office:value="-0.0636505084" calcext:value-type="float">
            <text:p>-0.0636505084</text:p>
          </table:table-cell>
          <table:table-cell office:value-type="float" office:value="-0.1249574841" calcext:value-type="float">
            <text:p>-0.1249574841</text:p>
          </table:table-cell>
          <table:table-cell office:value-type="float" office:value="-0.1057935258" calcext:value-type="float">
            <text:p>-0.1057935258</text:p>
          </table:table-cell>
          <table:table-cell office:value-type="float" office:value="-0.072609711" calcext:value-type="float">
            <text:p>-0.072609711</text:p>
          </table:table-cell>
          <table:table-cell office:value-type="float" office:value="-0.1041772144" calcext:value-type="float">
            <text:p>-0.1041772144</text:p>
          </table:table-cell>
          <table:table-cell office:value-type="float" office:value="-0.0771535888" calcext:value-type="float">
            <text:p>-0.0771535888</text:p>
          </table:table-cell>
          <table:table-cell office:value-type="float" office:value="-0.0524531674" calcext:value-type="float">
            <text:p>-0.0524531674</text:p>
          </table:table-cell>
          <table:table-cell office:value-type="float" office:value="-0.1044481292" calcext:value-type="float">
            <text:p>-0.1044481292</text:p>
          </table:table-cell>
          <table:table-cell office:value-type="float" office:value="-0.0730506523" calcext:value-type="float">
            <text:p>-0.0730506523</text:p>
          </table:table-cell>
          <table:table-cell office:value-type="float" office:value="-0.0499412547" calcext:value-type="float">
            <text:p>-0.0499412547</text:p>
          </table:table-cell>
          <table:table-cell office:value-type="string" calcext:value-type="string">
            <text:p>nan</text:p>
          </table:table-cell>
          <table:table-cell office:value-type="float" office:value="0.0678609343" calcext:value-type="float">
            <text:p>0.0678609343</text:p>
          </table:table-cell>
          <table:table-cell office:value-type="float" office:value="-0.5882944424" calcext:value-type="float">
            <text:p>-0.5882944424</text:p>
          </table:table-cell>
          <table:table-cell office:value-type="float" office:value="-0.1671365974" calcext:value-type="float">
            <text:p>-0.1671365974</text:p>
          </table:table-cell>
          <table:table-cell office:value-type="float" office:value="-0.1147415651" calcext:value-type="float">
            <text:p>-0.1147415651</text:p>
          </table:table-cell>
          <table:table-cell office:value-type="float" office:value="-0.0788951736" calcext:value-type="float">
            <text:p>-0.0788951736</text:p>
          </table:table-cell>
          <table:table-cell office:value-type="float" office:value="0.9971166425" calcext:value-type="float">
            <text:p>0.9971166425</text:p>
          </table:table-cell>
          <table:table-cell office:value-type="float" office:value="0.9792536615" calcext:value-type="float">
            <text:p>0.9792536615</text:p>
          </table:table-cell>
          <table:table-cell office:value-type="float" office:value="0.9014936026" calcext:value-type="float">
            <text:p>0.9014936026</text:p>
          </table:table-cell>
          <table:table-cell office:value-type="float" office:value="-0.0730715854" calcext:value-type="float">
            <text:p>-0.0730715854</text:p>
          </table:table-cell>
          <table:table-cell office:value-type="float" office:value="-0.0620684055" calcext:value-type="float">
            <text:p>-0.0620684055</text:p>
          </table:table-cell>
          <table:table-cell office:value-type="float" office:value="-0.0417314325" calcext:value-type="float">
            <text:p>-0.0417314325</text:p>
          </table:table-cell>
          <table:table-cell office:value-type="float" office:value="0.0467169767" calcext:value-type="float">
            <text:p>0.0467169767</text:p>
          </table:table-cell>
          <table:table-cell office:value-type="float" office:value="0.0423243212" calcext:value-type="float">
            <text:p>0.0423243212</text:p>
          </table:table-cell>
          <table:table-cell office:value-type="float" office:value="0.0281435089" calcext:value-type="float">
            <text:p>0.0281435089</text:p>
          </table:table-cell>
          <table:table-cell office:value-type="float" office:value="-0.1013386807" calcext:value-type="float">
            <text:p>-0.1013386807</text:p>
          </table:table-cell>
          <table:table-cell office:value-type="float" office:value="-0.0604519178" calcext:value-type="float">
            <text:p>-0.0604519178</text:p>
          </table:table-cell>
          <table:table-cell office:value-type="float" office:value="-0.041337547" calcext:value-type="float">
            <text:p>-0.041337547</text:p>
          </table:table-cell>
          <table:table-cell office:value-type="float" office:value="-0.1013386807" calcext:value-type="float">
            <text:p>-0.1013386807</text:p>
          </table:table-cell>
          <table:table-cell office:value-type="float" office:value="-0.0604519178" calcext:value-type="float">
            <text:p>-0.0604519178</text:p>
          </table:table-cell>
          <table:table-cell office:value-type="float" office:value="-0.041337547" calcext:value-type="float">
            <text:p>-0.041337547</text:p>
          </table:table-cell>
          <table:table-cell office:value-type="float" office:value="-0.1195289678" calcext:value-type="float">
            <text:p>-0.1195289678</text:p>
          </table:table-cell>
          <table:table-cell office:value-type="float" office:value="-0.083571492" calcext:value-type="float">
            <text:p>-0.083571492</text:p>
          </table:table-cell>
          <table:table-cell office:value-type="float" office:value="-0.0577405905" calcext:value-type="float">
            <text:p>-0.0577405905</text:p>
          </table:table-cell>
          <table:table-cell office:value-type="float" office:value="-0.1036044973" calcext:value-type="float">
            <text:p>-0.1036044973</text:p>
          </table:table-cell>
          <table:table-cell office:value-type="float" office:value="-0.0670872778" calcext:value-type="float">
            <text:p>-0.0670872778</text:p>
          </table:table-cell>
          <table:table-cell office:value-type="float" office:value="-0.0455828031" calcext:value-type="float">
            <text:p>-0.0455828031</text:p>
          </table:table-cell>
          <table:table-cell office:value-type="float" office:value="-0.1079803711" calcext:value-type="float">
            <text:p>-0.1079803711</text:p>
          </table:table-cell>
          <table:table-cell office:value-type="float" office:value="-0.068210786" calcext:value-type="float">
            <text:p>-0.068210786</text:p>
          </table:table-cell>
          <table:table-cell office:value-type="float" office:value="-0.0464930432" calcext:value-type="float">
            <text:p>-0.0464930432</text:p>
          </table:table-cell>
          <table:table-cell office:value-type="float" office:value="0.0562048717" calcext:value-type="float">
            <text:p>0.0562048717</text:p>
          </table:table-cell>
          <table:table-cell office:value-type="float" office:value="-0.8596754321" calcext:value-type="float">
            <text:p>-0.8596754321</text:p>
          </table:table-cell>
        </table:table-row>
        <table:table-row table:style-name="ro1">
          <table:table-cell office:value-type="string" calcext:value-type="string">
            <text:p>Microtus_glareolus</text:p>
          </table:table-cell>
          <table:table-cell office:value-type="string" calcext:value-type="string">
            <text:p>Myodes glareolus</text:p>
          </table:table-cell>
          <table:table-cell office:value-type="float" office:value="13362" calcext:value-type="float">
            <text:p>13362</text:p>
          </table:table-cell>
          <table:table-cell office:value-type="float" office:value="587.309759018" calcext:value-type="float">
            <text:p>587.309759018</text:p>
          </table:table-cell>
          <table:table-cell office:value-type="float" office:value="568.816036473" calcext:value-type="float">
            <text:p>568.816036473</text:p>
          </table:table-cell>
          <table:table-cell office:value-type="float" office:value="0.5018048735" calcext:value-type="float">
            <text:p>0.5018048735</text:p>
          </table:table-cell>
          <table:table-cell office:value-type="float" office:value="0.0634515632" calcext:value-type="float">
            <text:p>0.0634515632</text:p>
          </table:table-cell>
          <table:table-cell office:value-type="float" office:value="0.5474261742" calcext:value-type="float">
            <text:p>0.5474261742</text:p>
          </table:table-cell>
          <table:table-cell office:value-type="float" office:value="0.1238563244" calcext:value-type="float">
            <text:p>0.1238563244</text:p>
          </table:table-cell>
          <table:table-cell office:value-type="float" office:value="0.4674709772" calcext:value-type="float">
            <text:p>0.4674709772</text:p>
          </table:table-cell>
          <table:table-cell office:value-type="float" office:value="0.0901321112" calcext:value-type="float">
            <text:p>0.0901321112</text:p>
          </table:table-cell>
          <table:table-cell office:value-type="float" office:value="-0.0006079273" calcext:value-type="float">
            <text:p>-0.0006079273</text:p>
          </table:table-cell>
          <table:table-cell office:value-type="float" office:value="-0.0322550633" calcext:value-type="float">
            <text:p>-0.0322550633</text:p>
          </table:table-cell>
          <table:table-cell office:value-type="float" office:value="-0.0248850763" calcext:value-type="float">
            <text:p>-0.0248850763</text:p>
          </table:table-cell>
          <table:table-cell office:value-type="float" office:value="0.130900161" calcext:value-type="float">
            <text:p>0.130900161</text:p>
          </table:table-cell>
          <table:table-cell office:value-type="float" office:value="0.1170006633" calcext:value-type="float">
            <text:p>0.1170006633</text:p>
          </table:table-cell>
          <table:table-cell office:value-type="float" office:value="0.0783243261" calcext:value-type="float">
            <text:p>0.0783243261</text:p>
          </table:table-cell>
          <table:table-cell office:value-type="float" office:value="0.3385574414" calcext:value-type="float">
            <text:p>0.3385574414</text:p>
          </table:table-cell>
          <table:table-cell office:value-type="float" office:value="0.4658071673" calcext:value-type="float">
            <text:p>0.4658071673</text:p>
          </table:table-cell>
          <table:table-cell office:value-type="float" office:value="0.3163659535" calcext:value-type="float">
            <text:p>0.3163659535</text:p>
          </table:table-cell>
          <table:table-cell office:value-type="float" office:value="0.3385574414" calcext:value-type="float">
            <text:p>0.3385574414</text:p>
          </table:table-cell>
          <table:table-cell office:value-type="float" office:value="0.4658071673" calcext:value-type="float">
            <text:p>0.4658071673</text:p>
          </table:table-cell>
          <table:table-cell office:value-type="float" office:value="0.3163659535" calcext:value-type="float">
            <text:p>0.3163659535</text:p>
          </table:table-cell>
          <table:table-cell office:value-type="float" office:value="0.4024423785" calcext:value-type="float">
            <text:p>0.4024423785</text:p>
          </table:table-cell>
          <table:table-cell office:value-type="float" office:value="0.547079948" calcext:value-type="float">
            <text:p>0.547079948</text:p>
          </table:table-cell>
          <table:table-cell office:value-type="float" office:value="0.3759983934" calcext:value-type="float">
            <text:p>0.3759983934</text:p>
          </table:table-cell>
          <table:table-cell office:value-type="float" office:value="0.3444348511" calcext:value-type="float">
            <text:p>0.3444348511</text:p>
          </table:table-cell>
          <table:table-cell office:value-type="float" office:value="0.4789161175" calcext:value-type="float">
            <text:p>0.4789161175</text:p>
          </table:table-cell>
          <table:table-cell office:value-type="float" office:value="0.326434771" calcext:value-type="float">
            <text:p>0.326434771</text:p>
          </table:table-cell>
          <table:table-cell office:value-type="float" office:value="0.3758299313" calcext:value-type="float">
            <text:p>0.3758299313</text:p>
          </table:table-cell>
          <table:table-cell office:value-type="float" office:value="0.5175616928" calcext:value-type="float">
            <text:p>0.5175616928</text:p>
          </table:table-cell>
          <table:table-cell office:value-type="float" office:value="0.3545018472" calcext:value-type="float">
            <text:p>0.3545018472</text:p>
          </table:table-cell>
          <table:table-cell office:value-type="string" calcext:value-type="string">
            <text:p>nan</text:p>
          </table:table-cell>
          <table:table-cell office:value-type="float" office:value="-0.5388920755" calcext:value-type="float">
            <text:p>-0.5388920755</text:p>
          </table:table-cell>
          <table:table-cell office:value-type="float" office:value="-0.9252335342" calcext:value-type="float">
            <text:p>-0.9252335342</text:p>
          </table:table-cell>
          <table:table-cell office:value-type="float" office:value="0.4082156322" calcext:value-type="float">
            <text:p>0.4082156322</text:p>
          </table:table-cell>
          <table:table-cell office:value-type="float" office:value="0.6207233677" calcext:value-type="float">
            <text:p>0.6207233677</text:p>
          </table:table-cell>
          <table:table-cell office:value-type="float" office:value="0.4358464555" calcext:value-type="float">
            <text:p>0.4358464555</text:p>
          </table:table-cell>
          <table:table-cell office:value-type="float" office:value="0.9930569232" calcext:value-type="float">
            <text:p>0.9930569232</text:p>
          </table:table-cell>
          <table:table-cell office:value-type="float" office:value="0.9172084178" calcext:value-type="float">
            <text:p>0.9172084178</text:p>
          </table:table-cell>
          <table:table-cell office:value-type="float" office:value="0.7975340538" calcext:value-type="float">
            <text:p>0.7975340538</text:p>
          </table:table-cell>
          <table:table-cell office:value-type="float" office:value="0.0079947692" calcext:value-type="float">
            <text:p>0.0079947692</text:p>
          </table:table-cell>
          <table:table-cell office:value-type="float" office:value="0.0389446185" calcext:value-type="float">
            <text:p>0.0389446185</text:p>
          </table:table-cell>
          <table:table-cell office:value-type="float" office:value="0.0269895633" calcext:value-type="float">
            <text:p>0.0269895633</text:p>
          </table:table-cell>
          <table:table-cell office:value-type="float" office:value="0.1439899994" calcext:value-type="float">
            <text:p>0.1439899994</text:p>
          </table:table-cell>
          <table:table-cell office:value-type="float" office:value="0.1575011186" calcext:value-type="float">
            <text:p>0.1575011186</text:p>
          </table:table-cell>
          <table:table-cell office:value-type="float" office:value="0.108807719" calcext:value-type="float">
            <text:p>0.108807719</text:p>
          </table:table-cell>
          <table:table-cell office:value-type="float" office:value="0.3560677219" calcext:value-type="float">
            <text:p>0.3560677219</text:p>
          </table:table-cell>
          <table:table-cell office:value-type="float" office:value="0.5352953869" calcext:value-type="float">
            <text:p>0.5352953869</text:p>
          </table:table-cell>
          <table:table-cell office:value-type="float" office:value="0.3808718633" calcext:value-type="float">
            <text:p>0.3808718633</text:p>
          </table:table-cell>
          <table:table-cell office:value-type="float" office:value="0.3560677219" calcext:value-type="float">
            <text:p>0.3560677219</text:p>
          </table:table-cell>
          <table:table-cell office:value-type="float" office:value="0.5352953869" calcext:value-type="float">
            <text:p>0.5352953869</text:p>
          </table:table-cell>
          <table:table-cell office:value-type="float" office:value="0.3808718633" calcext:value-type="float">
            <text:p>0.3808718633</text:p>
          </table:table-cell>
          <table:table-cell office:value-type="float" office:value="0.4213292179" calcext:value-type="float">
            <text:p>0.4213292179</text:p>
          </table:table-cell>
          <table:table-cell office:value-type="float" office:value="0.6200995631" calcext:value-type="float">
            <text:p>0.6200995631</text:p>
          </table:table-cell>
          <table:table-cell office:value-type="float" office:value="0.4483862703" calcext:value-type="float">
            <text:p>0.4483862703</text:p>
          </table:table-cell>
          <table:table-cell office:value-type="float" office:value="0.361058265" calcext:value-type="float">
            <text:p>0.361058265</text:p>
          </table:table-cell>
          <table:table-cell office:value-type="float" office:value="0.5414812252" calcext:value-type="float">
            <text:p>0.5414812252</text:p>
          </table:table-cell>
          <table:table-cell office:value-type="float" office:value="0.3867545508" calcext:value-type="float">
            <text:p>0.3867545508</text:p>
          </table:table-cell>
          <table:table-cell office:value-type="float" office:value="0.3927893613" calcext:value-type="float">
            <text:p>0.3927893613</text:p>
          </table:table-cell>
          <table:table-cell office:value-type="float" office:value="0.57983284" calcext:value-type="float">
            <text:p>0.57983284</text:p>
          </table:table-cell>
          <table:table-cell office:value-type="float" office:value="0.4161333575" calcext:value-type="float">
            <text:p>0.4161333575</text:p>
          </table:table-cell>
          <table:table-cell office:value-type="float" office:value="-0.6072874268" calcext:value-type="float">
            <text:p>-0.6072874268</text:p>
          </table:table-cell>
          <table:table-cell office:value-type="float" office:value="-0.9169393037" calcext:value-type="float">
            <text:p>-0.9169393037</text:p>
          </table:table-cell>
        </table:table-row>
        <table:table-row table:style-name="ro1">
          <table:table-cell office:value-type="string" calcext:value-type="string">
            <text:p>Monodelphis_domestica</text:p>
          </table:table-cell>
          <table:table-cell office:value-type="string" calcext:value-type="string">
            <text:p>Monodelphis domestica</text:p>
          </table:table-cell>
          <table:table-cell office:value-type="float" office:value="14221" calcext:value-type="float">
            <text:p>14221</text:p>
          </table:table-cell>
          <table:table-cell office:value-type="float" office:value="446.666408832" calcext:value-type="float">
            <text:p>446.666408832</text:p>
          </table:table-cell>
          <table:table-cell office:value-type="float" office:value="339.404140345" calcext:value-type="float">
            <text:p>339.404140345</text:p>
          </table:table-cell>
          <table:table-cell office:value-type="float" office:value="0.4550351681" calcext:value-type="float">
            <text:p>0.4550351681</text:p>
          </table:table-cell>
          <table:table-cell office:value-type="float" office:value="0.0579041999" calcext:value-type="float">
            <text:p>0.0579041999</text:p>
          </table:table-cell>
          <table:table-cell office:value-type="float" office:value="0.4558862512" calcext:value-type="float">
            <text:p>0.4558862512</text:p>
          </table:table-cell>
          <table:table-cell office:value-type="float" office:value="0.119976661" calcext:value-type="float">
            <text:p>0.119976661</text:p>
          </table:table-cell>
          <table:table-cell office:value-type="float" office:value="0.4140671888" calcext:value-type="float">
            <text:p>0.4140671888</text:p>
          </table:table-cell>
          <table:table-cell office:value-type="float" office:value="0.0832160099" calcext:value-type="float">
            <text:p>0.0832160099</text:p>
          </table:table-cell>
          <table:table-cell table:style-name="ce1" office:value-type="float" office:value="-0.0000143" calcext:value-type="float">
            <text:p>-1.43E-005</text:p>
          </table:table-cell>
          <table:table-cell office:value-type="float" office:value="-0.0529927535" calcext:value-type="float">
            <text:p>-0.0529927535</text:p>
          </table:table-cell>
          <table:table-cell office:value-type="float" office:value="-0.037447022" calcext:value-type="float">
            <text:p>-0.037447022</text:p>
          </table:table-cell>
          <table:table-cell office:value-type="float" office:value="0.1576958501" calcext:value-type="float">
            <text:p>0.1576958501</text:p>
          </table:table-cell>
          <table:table-cell office:value-type="float" office:value="0.2152557397" calcext:value-type="float">
            <text:p>0.2152557397</text:p>
          </table:table-cell>
          <table:table-cell office:value-type="float" office:value="0.1434193473" calcext:value-type="float">
            <text:p>0.1434193473</text:p>
          </table:table-cell>
          <table:table-cell office:value-type="float" office:value="0.3176353544" calcext:value-type="float">
            <text:p>0.3176353544</text:p>
          </table:table-cell>
          <table:table-cell office:value-type="float" office:value="0.4006686591" calcext:value-type="float">
            <text:p>0.4006686591</text:p>
          </table:table-cell>
          <table:table-cell office:value-type="float" office:value="0.2729306173" calcext:value-type="float">
            <text:p>0.2729306173</text:p>
          </table:table-cell>
          <table:table-cell office:value-type="float" office:value="0.3176353544" calcext:value-type="float">
            <text:p>0.3176353544</text:p>
          </table:table-cell>
          <table:table-cell office:value-type="float" office:value="0.4006686591" calcext:value-type="float">
            <text:p>0.4006686591</text:p>
          </table:table-cell>
          <table:table-cell office:value-type="float" office:value="0.2729306173" calcext:value-type="float">
            <text:p>0.2729306173</text:p>
          </table:table-cell>
          <table:table-cell office:value-type="float" office:value="0.3064960669" calcext:value-type="float">
            <text:p>0.3064960669</text:p>
          </table:table-cell>
          <table:table-cell office:value-type="float" office:value="0.396472102" calcext:value-type="float">
            <text:p>0.396472102</text:p>
          </table:table-cell>
          <table:table-cell office:value-type="float" office:value="0.2689622429" calcext:value-type="float">
            <text:p>0.2689622429</text:p>
          </table:table-cell>
          <table:table-cell office:value-type="float" office:value="0.3063550243" calcext:value-type="float">
            <text:p>0.3063550243</text:p>
          </table:table-cell>
          <table:table-cell office:value-type="float" office:value="0.3930996898" calcext:value-type="float">
            <text:p>0.3930996898</text:p>
          </table:table-cell>
          <table:table-cell office:value-type="float" office:value="0.2667398334" calcext:value-type="float">
            <text:p>0.2667398334</text:p>
          </table:table-cell>
          <table:table-cell office:value-type="float" office:value="0.284264244" calcext:value-type="float">
            <text:p>0.284264244</text:p>
          </table:table-cell>
          <table:table-cell office:value-type="float" office:value="0.3641072769" calcext:value-type="float">
            <text:p>0.3641072769</text:p>
          </table:table-cell>
          <table:table-cell office:value-type="float" office:value="0.2450946266" calcext:value-type="float">
            <text:p>0.2450946266</text:p>
          </table:table-cell>
          <table:table-cell office:value-type="string" calcext:value-type="string">
            <text:p>nan</text:p>
          </table:table-cell>
          <table:table-cell office:value-type="float" office:value="-0.389350276" calcext:value-type="float">
            <text:p>-0.389350276</text:p>
          </table:table-cell>
          <table:table-cell office:value-type="float" office:value="-0.9770954643" calcext:value-type="float">
            <text:p>-0.9770954643</text:p>
          </table:table-cell>
          <table:table-cell office:value-type="float" office:value="0.363629787" calcext:value-type="float">
            <text:p>0.363629787</text:p>
          </table:table-cell>
          <table:table-cell office:value-type="float" office:value="0.483919279" calcext:value-type="float">
            <text:p>0.483919279</text:p>
          </table:table-cell>
          <table:table-cell office:value-type="float" office:value="0.3337943204" calcext:value-type="float">
            <text:p>0.3337943204</text:p>
          </table:table-cell>
          <table:table-cell office:value-type="float" office:value="0.9960871393" calcext:value-type="float">
            <text:p>0.9960871393</text:p>
          </table:table-cell>
          <table:table-cell office:value-type="float" office:value="0.9636378231" calcext:value-type="float">
            <text:p>0.9636378231</text:p>
          </table:table-cell>
          <table:table-cell office:value-type="float" office:value="0.8685339449" calcext:value-type="float">
            <text:p>0.8685339449</text:p>
          </table:table-cell>
          <table:table-cell office:value-type="float" office:value="0.0547430589" calcext:value-type="float">
            <text:p>0.0547430589</text:p>
          </table:table-cell>
          <table:table-cell office:value-type="float" office:value="0.1148038705" calcext:value-type="float">
            <text:p>0.1148038705</text:p>
          </table:table-cell>
          <table:table-cell office:value-type="float" office:value="0.0771444505" calcext:value-type="float">
            <text:p>0.0771444505</text:p>
          </table:table-cell>
          <table:table-cell office:value-type="float" office:value="0.1696222483" calcext:value-type="float">
            <text:p>0.1696222483</text:p>
          </table:table-cell>
          <table:table-cell office:value-type="float" office:value="0.2464500461" calcext:value-type="float">
            <text:p>0.2464500461</text:p>
          </table:table-cell>
          <table:table-cell office:value-type="float" office:value="0.1657124658" calcext:value-type="float">
            <text:p>0.1657124658</text:p>
          </table:table-cell>
          <table:table-cell office:value-type="float" office:value="0.3314804231" calcext:value-type="float">
            <text:p>0.3314804231</text:p>
          </table:table-cell>
          <table:table-cell office:value-type="float" office:value="0.4341571314" calcext:value-type="float">
            <text:p>0.4341571314</text:p>
          </table:table-cell>
          <table:table-cell office:value-type="float" office:value="0.3011260555" calcext:value-type="float">
            <text:p>0.3011260555</text:p>
          </table:table-cell>
          <table:table-cell office:value-type="float" office:value="0.3314804231" calcext:value-type="float">
            <text:p>0.3314804231</text:p>
          </table:table-cell>
          <table:table-cell office:value-type="float" office:value="0.4341571314" calcext:value-type="float">
            <text:p>0.4341571314</text:p>
          </table:table-cell>
          <table:table-cell office:value-type="float" office:value="0.3011260555" calcext:value-type="float">
            <text:p>0.3011260555</text:p>
          </table:table-cell>
          <table:table-cell office:value-type="float" office:value="0.3177017635" calcext:value-type="float">
            <text:p>0.3177017635</text:p>
          </table:table-cell>
          <table:table-cell office:value-type="float" office:value="0.4224482921" calcext:value-type="float">
            <text:p>0.4224482921</text:p>
          </table:table-cell>
          <table:table-cell office:value-type="float" office:value="0.2910502244" calcext:value-type="float">
            <text:p>0.2910502244</text:p>
          </table:table-cell>
          <table:table-cell office:value-type="float" office:value="0.3258284994" calcext:value-type="float">
            <text:p>0.3258284994</text:p>
          </table:table-cell>
          <table:table-cell office:value-type="float" office:value="0.4414847586" calcext:value-type="float">
            <text:p>0.4414847586</text:p>
          </table:table-cell>
          <table:table-cell office:value-type="float" office:value="0.3065839835" calcext:value-type="float">
            <text:p>0.3065839835</text:p>
          </table:table-cell>
          <table:table-cell office:value-type="float" office:value="0.3029369241" calcext:value-type="float">
            <text:p>0.3029369241</text:p>
          </table:table-cell>
          <table:table-cell office:value-type="float" office:value="0.4096760749" calcext:value-type="float">
            <text:p>0.4096760749</text:p>
          </table:table-cell>
          <table:table-cell office:value-type="float" office:value="0.2816516762" calcext:value-type="float">
            <text:p>0.2816516762</text:p>
          </table:table-cell>
          <table:table-cell office:value-type="float" office:value="-0.4152039548" calcext:value-type="float">
            <text:p>-0.4152039548</text:p>
          </table:table-cell>
          <table:table-cell office:value-type="float" office:value="-0.9286099293" calcext:value-type="float">
            <text:p>-0.9286099293</text:p>
          </table:table-cell>
        </table:table-row>
        <table:table-row table:style-name="ro1">
          <table:table-cell office:value-type="string" calcext:value-type="string">
            <text:p>Mus_musculus</text:p>
          </table:table-cell>
          <table:table-cell office:value-type="string" calcext:value-type="string">
            <text:p>Mus musculus</text:p>
          </table:table-cell>
          <table:table-cell office:value-type="float" office:value="13012" calcext:value-type="float">
            <text:p>13012</text:p>
          </table:table-cell>
          <table:table-cell office:value-type="float" office:value="432.23094067" calcext:value-type="float">
            <text:p>432.23094067</text:p>
          </table:table-cell>
          <table:table-cell office:value-type="float" office:value="322.853813073" calcext:value-type="float">
            <text:p>322.853813073</text:p>
          </table:table-cell>
          <table:table-cell office:value-type="float" office:value="0.4850246244" calcext:value-type="float">
            <text:p>0.4850246244</text:p>
          </table:table-cell>
          <table:table-cell office:value-type="float" office:value="0.0547470654" calcext:value-type="float">
            <text:p>0.0547470654</text:p>
          </table:table-cell>
          <table:table-cell office:value-type="float" office:value="0.5251635148" calcext:value-type="float">
            <text:p>0.5251635148</text:p>
          </table:table-cell>
          <table:table-cell office:value-type="float" office:value="0.1159880815" calcext:value-type="float">
            <text:p>0.1159880815</text:p>
          </table:table-cell>
          <table:table-cell office:value-type="float" office:value="0.4479999376" calcext:value-type="float">
            <text:p>0.4479999376</text:p>
          </table:table-cell>
          <table:table-cell office:value-type="float" office:value="0.0829920647" calcext:value-type="float">
            <text:p>0.0829920647</text:p>
          </table:table-cell>
          <table:table-cell office:value-type="float" office:value="-0.0033213189" calcext:value-type="float">
            <text:p>-0.0033213189</text:p>
          </table:table-cell>
          <table:table-cell office:value-type="float" office:value="-0.0281777178" calcext:value-type="float">
            <text:p>-0.0281777178</text:p>
          </table:table-cell>
          <table:table-cell office:value-type="float" office:value="-0.019695016" calcext:value-type="float">
            <text:p>-0.019695016</text:p>
          </table:table-cell>
          <table:table-cell office:value-type="float" office:value="0.1140299781" calcext:value-type="float">
            <text:p>0.1140299781</text:p>
          </table:table-cell>
          <table:table-cell office:value-type="float" office:value="0.1387813567" calcext:value-type="float">
            <text:p>0.1387813567</text:p>
          </table:table-cell>
          <table:table-cell office:value-type="float" office:value="0.0924467937" calcext:value-type="float">
            <text:p>0.0924467937</text:p>
          </table:table-cell>
          <table:table-cell office:value-type="float" office:value="0.3307116915" calcext:value-type="float">
            <text:p>0.3307116915</text:p>
          </table:table-cell>
          <table:table-cell office:value-type="float" office:value="0.3906904429" calcext:value-type="float">
            <text:p>0.3906904429</text:p>
          </table:table-cell>
          <table:table-cell office:value-type="float" office:value="0.2647893774" calcext:value-type="float">
            <text:p>0.2647893774</text:p>
          </table:table-cell>
          <table:table-cell office:value-type="float" office:value="0.3307116915" calcext:value-type="float">
            <text:p>0.3307116915</text:p>
          </table:table-cell>
          <table:table-cell office:value-type="float" office:value="0.3906904429" calcext:value-type="float">
            <text:p>0.3906904429</text:p>
          </table:table-cell>
          <table:table-cell office:value-type="float" office:value="0.2647893774" calcext:value-type="float">
            <text:p>0.2647893774</text:p>
          </table:table-cell>
          <table:table-cell office:value-type="float" office:value="0.3652494472" calcext:value-type="float">
            <text:p>0.3652494472</text:p>
          </table:table-cell>
          <table:table-cell office:value-type="float" office:value="0.4395435057" calcext:value-type="float">
            <text:p>0.4395435057</text:p>
          </table:table-cell>
          <table:table-cell office:value-type="float" office:value="0.2997589285" calcext:value-type="float">
            <text:p>0.2997589285</text:p>
          </table:table-cell>
          <table:table-cell office:value-type="float" office:value="0.3289433312" calcext:value-type="float">
            <text:p>0.3289433312</text:p>
          </table:table-cell>
          <table:table-cell office:value-type="float" office:value="0.3974565562" calcext:value-type="float">
            <text:p>0.3974565562</text:p>
          </table:table-cell>
          <table:table-cell office:value-type="float" office:value="0.269246227" calcext:value-type="float">
            <text:p>0.269246227</text:p>
          </table:table-cell>
          <table:table-cell office:value-type="float" office:value="0.3357417075" calcext:value-type="float">
            <text:p>0.3357417075</text:p>
          </table:table-cell>
          <table:table-cell office:value-type="float" office:value="0.4096099664" calcext:value-type="float">
            <text:p>0.4096099664</text:p>
          </table:table-cell>
          <table:table-cell office:value-type="float" office:value="0.2772139206" calcext:value-type="float">
            <text:p>0.2772139206</text:p>
          </table:table-cell>
          <table:table-cell office:value-type="string" calcext:value-type="string">
            <text:p>nan</text:p>
          </table:table-cell>
          <table:table-cell office:value-type="float" office:value="-0.439146036" calcext:value-type="float">
            <text:p>-0.439146036</text:p>
          </table:table-cell>
          <table:table-cell office:value-type="float" office:value="-0.9625876194" calcext:value-type="float">
            <text:p>-0.9625876194</text:p>
          </table:table-cell>
          <table:table-cell office:value-type="float" office:value="0.4485371391" calcext:value-type="float">
            <text:p>0.4485371391</text:p>
          </table:table-cell>
          <table:table-cell office:value-type="float" office:value="0.5362153112" calcext:value-type="float">
            <text:p>0.5362153112</text:p>
          </table:table-cell>
          <table:table-cell office:value-type="float" office:value="0.3738126017" calcext:value-type="float">
            <text:p>0.3738126017</text:p>
          </table:table-cell>
          <table:table-cell office:value-type="float" office:value="0.996400576" calcext:value-type="float">
            <text:p>0.996400576</text:p>
          </table:table-cell>
          <table:table-cell office:value-type="float" office:value="0.9747280199" calcext:value-type="float">
            <text:p>0.9747280199</text:p>
          </table:table-cell>
          <table:table-cell office:value-type="float" office:value="0.8858605812" calcext:value-type="float">
            <text:p>0.8858605812</text:p>
          </table:table-cell>
          <table:table-cell office:value-type="float" office:value="0.0384796438" calcext:value-type="float">
            <text:p>0.0384796438</text:p>
          </table:table-cell>
          <table:table-cell office:value-type="float" office:value="0.0910977416" calcext:value-type="float">
            <text:p>0.0910977416</text:p>
          </table:table-cell>
          <table:table-cell office:value-type="float" office:value="0.0611594892" calcext:value-type="float">
            <text:p>0.0611594892</text:p>
          </table:table-cell>
          <table:table-cell office:value-type="float" office:value="0.125448891" calcext:value-type="float">
            <text:p>0.125448891</text:p>
          </table:table-cell>
          <table:table-cell office:value-type="float" office:value="0.1674158646" calcext:value-type="float">
            <text:p>0.1674158646</text:p>
          </table:table-cell>
          <table:table-cell office:value-type="float" office:value="0.1127651302" calcext:value-type="float">
            <text:p>0.1127651302</text:p>
          </table:table-cell>
          <table:table-cell office:value-type="float" office:value="0.3372790795" calcext:value-type="float">
            <text:p>0.3372790795</text:p>
          </table:table-cell>
          <table:table-cell office:value-type="float" office:value="0.4047567091" calcext:value-type="float">
            <text:p>0.4047567091</text:p>
          </table:table-cell>
          <table:table-cell office:value-type="float" office:value="0.2780672246" calcext:value-type="float">
            <text:p>0.2780672246</text:p>
          </table:table-cell>
          <table:table-cell office:value-type="float" office:value="0.3372790795" calcext:value-type="float">
            <text:p>0.3372790795</text:p>
          </table:table-cell>
          <table:table-cell office:value-type="float" office:value="0.4047567091" calcext:value-type="float">
            <text:p>0.4047567091</text:p>
          </table:table-cell>
          <table:table-cell office:value-type="float" office:value="0.2780672246" calcext:value-type="float">
            <text:p>0.2780672246</text:p>
          </table:table-cell>
          <table:table-cell office:value-type="float" office:value="0.3725790139" calcext:value-type="float">
            <text:p>0.3725790139</text:p>
          </table:table-cell>
          <table:table-cell office:value-type="float" office:value="0.4535875184" calcext:value-type="float">
            <text:p>0.4535875184</text:p>
          </table:table-cell>
          <table:table-cell office:value-type="float" office:value="0.3135950915" calcext:value-type="float">
            <text:p>0.3135950915</text:p>
          </table:table-cell>
          <table:table-cell office:value-type="float" office:value="0.3411552743" calcext:value-type="float">
            <text:p>0.3411552743</text:p>
          </table:table-cell>
          <table:table-cell office:value-type="float" office:value="0.4251581132" calcext:value-type="float">
            <text:p>0.4251581132</text:p>
          </table:table-cell>
          <table:table-cell office:value-type="float" office:value="0.293131384" calcext:value-type="float">
            <text:p>0.293131384</text:p>
          </table:table-cell>
          <table:table-cell office:value-type="float" office:value="0.3480311753" calcext:value-type="float">
            <text:p>0.3480311753</text:p>
          </table:table-cell>
          <table:table-cell office:value-type="float" office:value="0.4365518552" calcext:value-type="float">
            <text:p>0.4365518552</text:p>
          </table:table-cell>
          <table:table-cell office:value-type="float" office:value="0.3004641163" calcext:value-type="float">
            <text:p>0.3004641163</text:p>
          </table:table-cell>
          <table:table-cell office:value-type="float" office:value="-0.450835194" calcext:value-type="float">
            <text:p>-0.450835194</text:p>
          </table:table-cell>
          <table:table-cell office:value-type="float" office:value="-0.9728027073" calcext:value-type="float">
            <text:p>-0.9728027073</text:p>
          </table:table-cell>
        </table:table-row>
        <table:table-row table:style-name="ro1">
          <table:table-cell office:value-type="string" calcext:value-type="string">
            <text:p>Mytilus_californianus</text:p>
          </table:table-cell>
          <table:table-cell office:value-type="string" calcext:value-type="string">
            <text:p>Mytilus californianus</text:p>
          </table:table-cell>
          <table:table-cell office:value-type="float" office:value="19769" calcext:value-type="float">
            <text:p>19769</text:p>
          </table:table-cell>
          <table:table-cell office:value-type="float" office:value="650.077798574" calcext:value-type="float">
            <text:p>650.077798574</text:p>
          </table:table-cell>
          <table:table-cell office:value-type="float" office:value="495.290620896" calcext:value-type="float">
            <text:p>495.290620896</text:p>
          </table:table-cell>
          <table:table-cell office:value-type="float" office:value="0.3801466344" calcext:value-type="float">
            <text:p>0.3801466344</text:p>
          </table:table-cell>
          <table:table-cell office:value-type="float" office:value="0.0320304273" calcext:value-type="float">
            <text:p>0.0320304273</text:p>
          </table:table-cell>
          <table:table-cell office:value-type="float" office:value="0.3119570757" calcext:value-type="float">
            <text:p>0.3119570757</text:p>
          </table:table-cell>
          <table:table-cell office:value-type="float" office:value="0.0513065158" calcext:value-type="float">
            <text:p>0.0513065158</text:p>
          </table:table-cell>
          <table:table-cell office:value-type="float" office:value="0.3134020561" calcext:value-type="float">
            <text:p>0.3134020561</text:p>
          </table:table-cell>
          <table:table-cell office:value-type="float" office:value="0.0574788736" calcext:value-type="float">
            <text:p>0.0574788736</text:p>
          </table:table-cell>
          <table:table-cell office:value-type="float" office:value="-0.0041314334" calcext:value-type="float">
            <text:p>-0.0041314334</text:p>
          </table:table-cell>
          <table:table-cell office:value-type="float" office:value="-0.2794132142" calcext:value-type="float">
            <text:p>-0.2794132142</text:p>
          </table:table-cell>
          <table:table-cell office:value-type="float" office:value="-0.2092871699" calcext:value-type="float">
            <text:p>-0.2092871699</text:p>
          </table:table-cell>
          <table:table-cell office:value-type="float" office:value="0.1232178281" calcext:value-type="float">
            <text:p>0.1232178281</text:p>
          </table:table-cell>
          <table:table-cell office:value-type="float" office:value="0.114812523" calcext:value-type="float">
            <text:p>0.114812523</text:p>
          </table:table-cell>
          <table:table-cell office:value-type="float" office:value="0.0772619053" calcext:value-type="float">
            <text:p>0.0772619053</text:p>
          </table:table-cell>
          <table:table-cell office:value-type="string" calcext:value-type="string">
            <text:p>nan</text:p>
          </table:table-cell>
          <table:table-cell office:value-type="float" office:value="0.3012725793" calcext:value-type="float">
            <text:p>0.3012725793</text:p>
          </table:table-cell>
          <table:table-cell office:value-type="float" office:value="0.2026930531" calcext:value-type="float">
            <text:p>0.2026930531</text:p>
          </table:table-cell>
          <table:table-cell office:value-type="string" calcext:value-type="string">
            <text:p>nan</text:p>
          </table:table-cell>
          <table:table-cell office:value-type="float" office:value="0.3012725793" calcext:value-type="float">
            <text:p>0.3012725793</text:p>
          </table:table-cell>
          <table:table-cell office:value-type="float" office:value="0.2026930531" calcext:value-type="float">
            <text:p>0.2026930531</text:p>
          </table:table-cell>
          <table:table-cell office:value-type="string" calcext:value-type="string">
            <text:p>nan</text:p>
          </table:table-cell>
          <table:table-cell office:value-type="float" office:value="0.3539520134" calcext:value-type="float">
            <text:p>0.3539520134</text:p>
          </table:table-cell>
          <table:table-cell office:value-type="float" office:value="0.2377270002" calcext:value-type="float">
            <text:p>0.2377270002</text:p>
          </table:table-cell>
          <table:table-cell office:value-type="float" office:value="0.1242471444" calcext:value-type="float">
            <text:p>0.1242471444</text:p>
          </table:table-cell>
          <table:table-cell office:value-type="float" office:value="0.2631544619" calcext:value-type="float">
            <text:p>0.2631544619</text:p>
          </table:table-cell>
          <table:table-cell office:value-type="float" office:value="0.1749410093" calcext:value-type="float">
            <text:p>0.1749410093</text:p>
          </table:table-cell>
          <table:table-cell office:value-type="float" office:value="0.1289327711" calcext:value-type="float">
            <text:p>0.1289327711</text:p>
          </table:table-cell>
          <table:table-cell office:value-type="float" office:value="0.2856473594" calcext:value-type="float">
            <text:p>0.2856473594</text:p>
          </table:table-cell>
          <table:table-cell office:value-type="float" office:value="0.1880766328" calcext:value-type="float">
            <text:p>0.1880766328</text:p>
          </table:table-cell>
          <table:table-cell office:value-type="string" calcext:value-type="string">
            <text:p>nan</text:p>
          </table:table-cell>
          <table:table-cell office:value-type="float" office:value="-0.2932434625" calcext:value-type="float">
            <text:p>-0.2932434625</text:p>
          </table:table-cell>
          <table:table-cell office:value-type="float" office:value="-0.9236438146" calcext:value-type="float">
            <text:p>-0.9236438146</text:p>
          </table:table-cell>
          <table:table-cell office:value-type="float" office:value="0.1784528442" calcext:value-type="float">
            <text:p>0.1784528442</text:p>
          </table:table-cell>
          <table:table-cell office:value-type="float" office:value="0.4172406228" calcext:value-type="float">
            <text:p>0.4172406228</text:p>
          </table:table-cell>
          <table:table-cell office:value-type="float" office:value="0.2830962829" calcext:value-type="float">
            <text:p>0.2830962829</text:p>
          </table:table-cell>
          <table:table-cell office:value-type="float" office:value="0.9880915619" calcext:value-type="float">
            <text:p>0.9880915619</text:p>
          </table:table-cell>
          <table:table-cell office:value-type="float" office:value="0.8768659837" calcext:value-type="float">
            <text:p>0.8768659837</text:p>
          </table:table-cell>
          <table:table-cell office:value-type="float" office:value="0.7354764235" calcext:value-type="float">
            <text:p>0.7354764235</text:p>
          </table:table-cell>
          <table:table-cell office:value-type="float" office:value="0.1468923056" calcext:value-type="float">
            <text:p>0.1468923056</text:p>
          </table:table-cell>
          <table:table-cell office:value-type="float" office:value="0.1117264113" calcext:value-type="float">
            <text:p>0.1117264113</text:p>
          </table:table-cell>
          <table:table-cell office:value-type="float" office:value="0.0780278823" calcext:value-type="float">
            <text:p>0.0780278823</text:p>
          </table:table-cell>
          <table:table-cell office:value-type="float" office:value="0.0961481068" calcext:value-type="float">
            <text:p>0.0961481068</text:p>
          </table:table-cell>
          <table:table-cell office:value-type="float" office:value="0.0508878709" calcext:value-type="float">
            <text:p>0.0508878709</text:p>
          </table:table-cell>
          <table:table-cell office:value-type="float" office:value="0.0357005881" calcext:value-type="float">
            <text:p>0.0357005881</text:p>
          </table:table-cell>
          <table:table-cell office:value-type="string" calcext:value-type="string">
            <text:p>nan</text:p>
          </table:table-cell>
          <table:table-cell office:value-type="float" office:value="0.3674700803" calcext:value-type="float">
            <text:p>0.3674700803</text:p>
          </table:table-cell>
          <table:table-cell office:value-type="float" office:value="0.2588594258" calcext:value-type="float">
            <text:p>0.2588594258</text:p>
          </table:table-cell>
          <table:table-cell office:value-type="string" calcext:value-type="string">
            <text:p>nan</text:p>
          </table:table-cell>
          <table:table-cell office:value-type="float" office:value="0.3674700803" calcext:value-type="float">
            <text:p>0.3674700803</text:p>
          </table:table-cell>
          <table:table-cell office:value-type="float" office:value="0.2588594258" calcext:value-type="float">
            <text:p>0.2588594258</text:p>
          </table:table-cell>
          <table:table-cell office:value-type="string" calcext:value-type="string">
            <text:p>nan</text:p>
          </table:table-cell>
          <table:table-cell office:value-type="float" office:value="0.4333850201" calcext:value-type="float">
            <text:p>0.4333850201</text:p>
          </table:table-cell>
          <table:table-cell office:value-type="float" office:value="0.3005933729" calcext:value-type="float">
            <text:p>0.3005933729</text:p>
          </table:table-cell>
          <table:table-cell office:value-type="float" office:value="0.138802548" calcext:value-type="float">
            <text:p>0.138802548</text:p>
          </table:table-cell>
          <table:table-cell office:value-type="float" office:value="0.3558455298" calcext:value-type="float">
            <text:p>0.3558455298</text:p>
          </table:table-cell>
          <table:table-cell office:value-type="float" office:value="0.2473489069" calcext:value-type="float">
            <text:p>0.2473489069</text:p>
          </table:table-cell>
          <table:table-cell office:value-type="float" office:value="0.1596507408" calcext:value-type="float">
            <text:p>0.1596507408</text:p>
          </table:table-cell>
          <table:table-cell office:value-type="float" office:value="0.4160640383" calcext:value-type="float">
            <text:p>0.4160640383</text:p>
          </table:table-cell>
          <table:table-cell office:value-type="float" office:value="0.2910120562" calcext:value-type="float">
            <text:p>0.2910120562</text:p>
          </table:table-cell>
          <table:table-cell office:value-type="float" office:value="-0.3913673539" calcext:value-type="float">
            <text:p>-0.3913673539</text:p>
          </table:table-cell>
          <table:table-cell office:value-type="float" office:value="-0.6761242939" calcext:value-type="float">
            <text:p>-0.6761242939</text:p>
          </table:table-cell>
        </table:table-row>
        <table:table-row table:style-name="ro1">
          <table:table-cell office:value-type="string" calcext:value-type="string">
            <text:p>Mytilus_edulis</text:p>
          </table:table-cell>
          <table:table-cell office:value-type="string" calcext:value-type="string">
            <text:p>Mytilus edulis</text:p>
          </table:table-cell>
          <table:table-cell office:value-type="float" office:value="34441" calcext:value-type="float">
            <text:p>34441</text:p>
          </table:table-cell>
          <table:table-cell office:value-type="float" office:value="735.470311547" calcext:value-type="float">
            <text:p>735.470311547</text:p>
          </table:table-cell>
          <table:table-cell office:value-type="float" office:value="562.986956019" calcext:value-type="float">
            <text:p>562.986956019</text:p>
          </table:table-cell>
          <table:table-cell office:value-type="float" office:value="0.3840638112" calcext:value-type="float">
            <text:p>0.3840638112</text:p>
          </table:table-cell>
          <table:table-cell office:value-type="float" office:value="0.0326935271" calcext:value-type="float">
            <text:p>0.0326935271</text:p>
          </table:table-cell>
          <table:table-cell office:value-type="float" office:value="0.3120797975" calcext:value-type="float">
            <text:p>0.3120797975</text:p>
          </table:table-cell>
          <table:table-cell office:value-type="float" office:value="0.0511732815" calcext:value-type="float">
            <text:p>0.0511732815</text:p>
          </table:table-cell>
          <table:table-cell office:value-type="float" office:value="0.314350281" calcext:value-type="float">
            <text:p>0.314350281</text:p>
          </table:table-cell>
          <table:table-cell office:value-type="float" office:value="0.0639439421" calcext:value-type="float">
            <text:p>0.0639439421</text:p>
          </table:table-cell>
          <table:table-cell office:value-type="float" office:value="-0.0103656736" calcext:value-type="float">
            <text:p>-0.0103656736</text:p>
          </table:table-cell>
          <table:table-cell office:value-type="float" office:value="-0.2018321078" calcext:value-type="float">
            <text:p>-0.2018321078</text:p>
          </table:table-cell>
          <table:table-cell office:value-type="float" office:value="-0.151719091" calcext:value-type="float">
            <text:p>-0.151719091</text:p>
          </table:table-cell>
          <table:table-cell office:value-type="float" office:value="0.1467331311" calcext:value-type="float">
            <text:p>0.1467331311</text:p>
          </table:table-cell>
          <table:table-cell office:value-type="float" office:value="0.1326043904" calcext:value-type="float">
            <text:p>0.1326043904</text:p>
          </table:table-cell>
          <table:table-cell office:value-type="float" office:value="0.0897688848" calcext:value-type="float">
            <text:p>0.0897688848</text:p>
          </table:table-cell>
          <table:table-cell office:value-type="string" calcext:value-type="string">
            <text:p>nan</text:p>
          </table:table-cell>
          <table:table-cell office:value-type="float" office:value="-0.037146895" calcext:value-type="float">
            <text:p>-0.037146895</text:p>
          </table:table-cell>
          <table:table-cell office:value-type="float" office:value="-0.0289129357" calcext:value-type="float">
            <text:p>-0.0289129357</text:p>
          </table:table-cell>
          <table:table-cell office:value-type="string" calcext:value-type="string">
            <text:p>nan</text:p>
          </table:table-cell>
          <table:table-cell office:value-type="float" office:value="-0.037146895" calcext:value-type="float">
            <text:p>-0.037146895</text:p>
          </table:table-cell>
          <table:table-cell office:value-type="float" office:value="-0.0289129357" calcext:value-type="float">
            <text:p>-0.0289129357</text:p>
          </table:table-cell>
          <table:table-cell office:value-type="string" calcext:value-type="string">
            <text:p>nan</text:p>
          </table:table-cell>
          <table:table-cell office:value-type="float" office:value="-0.0603267752" calcext:value-type="float">
            <text:p>-0.0603267752</text:p>
          </table:table-cell>
          <table:table-cell office:value-type="float" office:value="-0.0463475135" calcext:value-type="float">
            <text:p>-0.0463475135</text:p>
          </table:table-cell>
          <table:table-cell office:value-type="float" office:value="-0.0749949425" calcext:value-type="float">
            <text:p>-0.0749949425</text:p>
          </table:table-cell>
          <table:table-cell office:value-type="float" office:value="-0.0609284096" calcext:value-type="float">
            <text:p>-0.0609284096</text:p>
          </table:table-cell>
          <table:table-cell office:value-type="float" office:value="-0.0395338885" calcext:value-type="float">
            <text:p>-0.0395338885</text:p>
          </table:table-cell>
          <table:table-cell office:value-type="float" office:value="-0.0952544736" calcext:value-type="float">
            <text:p>-0.0952544736</text:p>
          </table:table-cell>
          <table:table-cell office:value-type="float" office:value="-0.0888548401" calcext:value-type="float">
            <text:p>-0.0888548401</text:p>
          </table:table-cell>
          <table:table-cell office:value-type="float" office:value="-0.058422094" calcext:value-type="float">
            <text:p>-0.058422094</text:p>
          </table:table-cell>
          <table:table-cell office:value-type="string" calcext:value-type="string">
            <text:p>nan</text:p>
          </table:table-cell>
          <table:table-cell office:value-type="float" office:value="0.061982107" calcext:value-type="float">
            <text:p>0.061982107</text:p>
          </table:table-cell>
          <table:table-cell office:value-type="float" office:value="-0.8258523433" calcext:value-type="float">
            <text:p>-0.8258523433</text:p>
          </table:table-cell>
          <table:table-cell office:value-type="float" office:value="-0.0773375849" calcext:value-type="float">
            <text:p>-0.0773375849</text:p>
          </table:table-cell>
          <table:table-cell office:value-type="float" office:value="-0.0417008919" calcext:value-type="float">
            <text:p>-0.0417008919</text:p>
          </table:table-cell>
          <table:table-cell office:value-type="float" office:value="-0.0270013872" calcext:value-type="float">
            <text:p>-0.0270013872</text:p>
          </table:table-cell>
          <table:table-cell office:value-type="float" office:value="0.9792810345" calcext:value-type="float">
            <text:p>0.9792810345</text:p>
          </table:table-cell>
          <table:table-cell office:value-type="float" office:value="0.8800404291" calcext:value-type="float">
            <text:p>0.8800404291</text:p>
          </table:table-cell>
          <table:table-cell office:value-type="float" office:value="0.7267102224" calcext:value-type="float">
            <text:p>0.7267102224</text:p>
          </table:table-cell>
          <table:table-cell office:value-type="float" office:value="0.1871264653" calcext:value-type="float">
            <text:p>0.1871264653</text:p>
          </table:table-cell>
          <table:table-cell office:value-type="float" office:value="0.1935902423" calcext:value-type="float">
            <text:p>0.1935902423</text:p>
          </table:table-cell>
          <table:table-cell office:value-type="float" office:value="0.13188351" calcext:value-type="float">
            <text:p>0.13188351</text:p>
          </table:table-cell>
          <table:table-cell office:value-type="float" office:value="0.1047449306" calcext:value-type="float">
            <text:p>0.1047449306</text:p>
          </table:table-cell>
          <table:table-cell office:value-type="float" office:value="0.0586032383" calcext:value-type="float">
            <text:p>0.0586032383</text:p>
          </table:table-cell>
          <table:table-cell office:value-type="float" office:value="0.0396867601" calcext:value-type="float">
            <text:p>0.0396867601</text:p>
          </table:table-cell>
          <table:table-cell office:value-type="string" calcext:value-type="string">
            <text:p>nan</text:p>
          </table:table-cell>
          <table:table-cell office:value-type="float" office:value="-0.0232588548" calcext:value-type="float">
            <text:p>-0.0232588548</text:p>
          </table:table-cell>
          <table:table-cell office:value-type="float" office:value="-0.0353516176" calcext:value-type="float">
            <text:p>-0.0353516176</text:p>
          </table:table-cell>
          <table:table-cell office:value-type="string" calcext:value-type="string">
            <text:p>nan</text:p>
          </table:table-cell>
          <table:table-cell office:value-type="float" office:value="-0.0232588548" calcext:value-type="float">
            <text:p>-0.0232588548</text:p>
          </table:table-cell>
          <table:table-cell office:value-type="float" office:value="-0.0353516176" calcext:value-type="float">
            <text:p>-0.0353516176</text:p>
          </table:table-cell>
          <table:table-cell office:value-type="string" calcext:value-type="string">
            <text:p>nan</text:p>
          </table:table-cell>
          <table:table-cell office:value-type="float" office:value="-0.0404670699" calcext:value-type="float">
            <text:p>-0.0404670699</text:p>
          </table:table-cell>
          <table:table-cell office:value-type="float" office:value="-0.0456331805" calcext:value-type="float">
            <text:p>-0.0456331805</text:p>
          </table:table-cell>
          <table:table-cell office:value-type="float" office:value="-0.0627722559" calcext:value-type="float">
            <text:p>-0.0627722559</text:p>
          </table:table-cell>
          <table:table-cell office:value-type="float" office:value="-0.0179592297" calcext:value-type="float">
            <text:p>-0.0179592297</text:p>
          </table:table-cell>
          <table:table-cell office:value-type="float" office:value="-0.0116295991" calcext:value-type="float">
            <text:p>-0.0116295991</text:p>
          </table:table-cell>
          <table:table-cell office:value-type="float" office:value="-0.0600212819" calcext:value-type="float">
            <text:p>-0.0600212819</text:p>
          </table:table-cell>
          <table:table-cell office:value-type="float" office:value="-0.0045826443" calcext:value-type="float">
            <text:p>-0.0045826443</text:p>
          </table:table-cell>
          <table:table-cell office:value-type="float" office:value="-0.0027220816" calcext:value-type="float">
            <text:p>-0.0027220816</text:p>
          </table:table-cell>
          <table:table-cell office:value-type="float" office:value="0.0067717038" calcext:value-type="float">
            <text:p>0.0067717038</text:p>
          </table:table-cell>
          <table:table-cell office:value-type="float" office:value="-0.7587496011" calcext:value-type="float">
            <text:p>-0.7587496011</text:p>
          </table:table-cell>
        </table:table-row>
        <table:table-row table:style-name="ro1">
          <table:table-cell office:value-type="string" calcext:value-type="string">
            <text:p>Mytilus_galloprovincialis</text:p>
          </table:table-cell>
          <table:table-cell office:value-type="string" calcext:value-type="string">
            <text:p>Mytilus galloprovincialis</text:p>
          </table:table-cell>
          <table:table-cell office:value-type="float" office:value="29892" calcext:value-type="float">
            <text:p>29892</text:p>
          </table:table-cell>
          <table:table-cell office:value-type="float" office:value="711.349357688" calcext:value-type="float">
            <text:p>711.349357688</text:p>
          </table:table-cell>
          <table:table-cell office:value-type="float" office:value="563.437371236" calcext:value-type="float">
            <text:p>563.437371236</text:p>
          </table:table-cell>
          <table:table-cell office:value-type="float" office:value="0.3859241434" calcext:value-type="float">
            <text:p>0.3859241434</text:p>
          </table:table-cell>
          <table:table-cell office:value-type="float" office:value="0.0335728917" calcext:value-type="float">
            <text:p>0.0335728917</text:p>
          </table:table-cell>
          <table:table-cell office:value-type="float" office:value="0.3133932217" calcext:value-type="float">
            <text:p>0.3133932217</text:p>
          </table:table-cell>
          <table:table-cell office:value-type="float" office:value="0.0522891808" calcext:value-type="float">
            <text:p>0.0522891808</text:p>
          </table:table-cell>
          <table:table-cell office:value-type="float" office:value="0.3181053005" calcext:value-type="float">
            <text:p>0.3181053005</text:p>
          </table:table-cell>
          <table:table-cell office:value-type="float" office:value="0.0687617996" calcext:value-type="float">
            <text:p>0.0687617996</text:p>
          </table:table-cell>
          <table:table-cell office:value-type="float" office:value="-0.0140212657" calcext:value-type="float">
            <text:p>-0.0140212657</text:p>
          </table:table-cell>
          <table:table-cell office:value-type="float" office:value="-0.2030203374" calcext:value-type="float">
            <text:p>-0.2030203374</text:p>
          </table:table-cell>
          <table:table-cell office:value-type="float" office:value="-0.1514024294" calcext:value-type="float">
            <text:p>-0.1514024294</text:p>
          </table:table-cell>
          <table:table-cell office:value-type="float" office:value="0.1611435642" calcext:value-type="float">
            <text:p>0.1611435642</text:p>
          </table:table-cell>
          <table:table-cell office:value-type="float" office:value="0.1507986302" calcext:value-type="float">
            <text:p>0.1507986302</text:p>
          </table:table-cell>
          <table:table-cell office:value-type="float" office:value="0.1021851311" calcext:value-type="float">
            <text:p>0.1021851311</text:p>
          </table:table-cell>
          <table:table-cell office:value-type="string" calcext:value-type="string">
            <text:p>nan</text:p>
          </table:table-cell>
          <table:table-cell office:value-type="float" office:value="-0.1117950206" calcext:value-type="float">
            <text:p>-0.1117950206</text:p>
          </table:table-cell>
          <table:table-cell office:value-type="float" office:value="-0.0749736227" calcext:value-type="float">
            <text:p>-0.0749736227</text:p>
          </table:table-cell>
          <table:table-cell office:value-type="string" calcext:value-type="string">
            <text:p>nan</text:p>
          </table:table-cell>
          <table:table-cell office:value-type="float" office:value="-0.1117950206" calcext:value-type="float">
            <text:p>-0.1117950206</text:p>
          </table:table-cell>
          <table:table-cell office:value-type="float" office:value="-0.0749736227" calcext:value-type="float">
            <text:p>-0.0749736227</text:p>
          </table:table-cell>
          <table:table-cell office:value-type="string" calcext:value-type="string">
            <text:p>nan</text:p>
          </table:table-cell>
          <table:table-cell office:value-type="float" office:value="-0.164860754" calcext:value-type="float">
            <text:p>-0.164860754</text:p>
          </table:table-cell>
          <table:table-cell office:value-type="float" office:value="-0.1107282452" calcext:value-type="float">
            <text:p>-0.1107282452</text:p>
          </table:table-cell>
          <table:table-cell office:value-type="float" office:value="-0.1226042093" calcext:value-type="float">
            <text:p>-0.1226042093</text:p>
          </table:table-cell>
          <table:table-cell office:value-type="float" office:value="-0.1478481548" calcext:value-type="float">
            <text:p>-0.1478481548</text:p>
          </table:table-cell>
          <table:table-cell office:value-type="float" office:value="-0.0977457902" calcext:value-type="float">
            <text:p>-0.0977457902</text:p>
          </table:table-cell>
          <table:table-cell office:value-type="float" office:value="-0.1482186478" calcext:value-type="float">
            <text:p>-0.1482186478</text:p>
          </table:table-cell>
          <table:table-cell office:value-type="float" office:value="-0.1895397755" calcext:value-type="float">
            <text:p>-0.1895397755</text:p>
          </table:table-cell>
          <table:table-cell office:value-type="float" office:value="-0.1256135408" calcext:value-type="float">
            <text:p>-0.1256135408</text:p>
          </table:table-cell>
          <table:table-cell office:value-type="string" calcext:value-type="string">
            <text:p>nan</text:p>
          </table:table-cell>
          <table:table-cell office:value-type="float" office:value="0.1427474706" calcext:value-type="float">
            <text:p>0.1427474706</text:p>
          </table:table-cell>
          <table:table-cell office:value-type="float" office:value="-0.7295916537" calcext:value-type="float">
            <text:p>-0.7295916537</text:p>
          </table:table-cell>
          <table:table-cell office:value-type="float" office:value="-0.1380317152" calcext:value-type="float">
            <text:p>-0.1380317152</text:p>
          </table:table-cell>
          <table:table-cell office:value-type="float" office:value="-0.1476427964" calcext:value-type="float">
            <text:p>-0.1476427964</text:p>
          </table:table-cell>
          <table:table-cell office:value-type="float" office:value="-0.0988613616" calcext:value-type="float">
            <text:p>-0.0988613616</text:p>
          </table:table-cell>
          <table:table-cell office:value-type="float" office:value="0.9805225674" calcext:value-type="float">
            <text:p>0.9805225674</text:p>
          </table:table-cell>
          <table:table-cell office:value-type="float" office:value="0.8811119255" calcext:value-type="float">
            <text:p>0.8811119255</text:p>
          </table:table-cell>
          <table:table-cell office:value-type="float" office:value="0.7273452952" calcext:value-type="float">
            <text:p>0.7273452952</text:p>
          </table:table-cell>
          <table:table-cell office:value-type="float" office:value="0.1777716634" calcext:value-type="float">
            <text:p>0.1777716634</text:p>
          </table:table-cell>
          <table:table-cell office:value-type="float" office:value="0.1901041487" calcext:value-type="float">
            <text:p>0.1901041487</text:p>
          </table:table-cell>
          <table:table-cell office:value-type="float" office:value="0.1285753707" calcext:value-type="float">
            <text:p>0.1285753707</text:p>
          </table:table-cell>
          <table:table-cell office:value-type="float" office:value="0.118875502" calcext:value-type="float">
            <text:p>0.118875502</text:p>
          </table:table-cell>
          <table:table-cell office:value-type="float" office:value="0.0754810142" calcext:value-type="float">
            <text:p>0.0754810142</text:p>
          </table:table-cell>
          <table:table-cell office:value-type="float" office:value="0.0507342349" calcext:value-type="float">
            <text:p>0.0507342349</text:p>
          </table:table-cell>
          <table:table-cell office:value-type="string" calcext:value-type="string">
            <text:p>nan</text:p>
          </table:table-cell>
          <table:table-cell office:value-type="float" office:value="-0.1162196905" calcext:value-type="float">
            <text:p>-0.1162196905</text:p>
          </table:table-cell>
          <table:table-cell office:value-type="float" office:value="-0.12660325" calcext:value-type="float">
            <text:p>-0.12660325</text:p>
          </table:table-cell>
          <table:table-cell office:value-type="string" calcext:value-type="string">
            <text:p>nan</text:p>
          </table:table-cell>
          <table:table-cell office:value-type="float" office:value="-0.1162196905" calcext:value-type="float">
            <text:p>-0.1162196905</text:p>
          </table:table-cell>
          <table:table-cell office:value-type="float" office:value="-0.12660325" calcext:value-type="float">
            <text:p>-0.12660325</text:p>
          </table:table-cell>
          <table:table-cell office:value-type="string" calcext:value-type="string">
            <text:p>nan</text:p>
          </table:table-cell>
          <table:table-cell office:value-type="float" office:value="-0.1688472744" calcext:value-type="float">
            <text:p>-0.1688472744</text:p>
          </table:table-cell>
          <table:table-cell office:value-type="float" office:value="-0.1549433503" calcext:value-type="float">
            <text:p>-0.1549433503</text:p>
          </table:table-cell>
          <table:table-cell office:value-type="float" office:value="-0.1127847745" calcext:value-type="float">
            <text:p>-0.1127847745</text:p>
          </table:table-cell>
          <table:table-cell office:value-type="float" office:value="-0.1233163442" calcext:value-type="float">
            <text:p>-0.1233163442</text:p>
          </table:table-cell>
          <table:table-cell office:value-type="float" office:value="-0.0831104221" calcext:value-type="float">
            <text:p>-0.0831104221</text:p>
          </table:table-cell>
          <table:table-cell office:value-type="float" office:value="-0.1146772816" calcext:value-type="float">
            <text:p>-0.1146772816</text:p>
          </table:table-cell>
          <table:table-cell office:value-type="float" office:value="-0.1239993331" calcext:value-type="float">
            <text:p>-0.1239993331</text:p>
          </table:table-cell>
          <table:table-cell office:value-type="float" office:value="-0.0835318706" calcext:value-type="float">
            <text:p>-0.0835318706</text:p>
          </table:table-cell>
          <table:table-cell office:value-type="float" office:value="0.107529021" calcext:value-type="float">
            <text:p>0.107529021</text:p>
          </table:table-cell>
          <table:table-cell office:value-type="float" office:value="-0.5872209332" calcext:value-type="float">
            <text:p>-0.5872209332</text:p>
          </table:table-cell>
        </table:table-row>
        <table:table-row table:style-name="ro1">
          <table:table-cell office:value-type="string" calcext:value-type="string">
            <text:p>Mytilus_trossulus</text:p>
          </table:table-cell>
          <table:table-cell office:value-type="string" calcext:value-type="string">
            <text:p>Mytilus trossulus</text:p>
          </table:table-cell>
          <table:table-cell office:value-type="float" office:value="27142" calcext:value-type="float">
            <text:p>27142</text:p>
          </table:table-cell>
          <table:table-cell office:value-type="float" office:value="576.322415445" calcext:value-type="float">
            <text:p>576.322415445</text:p>
          </table:table-cell>
          <table:table-cell office:value-type="float" office:value="394.816274528" calcext:value-type="float">
            <text:p>394.816274528</text:p>
          </table:table-cell>
          <table:table-cell office:value-type="float" office:value="0.3796935588" calcext:value-type="float">
            <text:p>0.3796935588</text:p>
          </table:table-cell>
          <table:table-cell office:value-type="float" office:value="0.0329545082" calcext:value-type="float">
            <text:p>0.0329545082</text:p>
          </table:table-cell>
          <table:table-cell office:value-type="float" office:value="0.3145609512" calcext:value-type="float">
            <text:p>0.3145609512</text:p>
          </table:table-cell>
          <table:table-cell office:value-type="float" office:value="0.0521082732" calcext:value-type="float">
            <text:p>0.0521082732</text:p>
          </table:table-cell>
          <table:table-cell office:value-type="float" office:value="0.3108954388" calcext:value-type="float">
            <text:p>0.3108954388</text:p>
          </table:table-cell>
          <table:table-cell office:value-type="float" office:value="0.0591137279" calcext:value-type="float">
            <text:p>0.0591137279</text:p>
          </table:table-cell>
          <table:table-cell office:value-type="float" office:value="-0.0069312123" calcext:value-type="float">
            <text:p>-0.0069312123</text:p>
          </table:table-cell>
          <table:table-cell office:value-type="float" office:value="-0.2507034247" calcext:value-type="float">
            <text:p>-0.2507034247</text:p>
          </table:table-cell>
          <table:table-cell office:value-type="float" office:value="-0.1862306879" calcext:value-type="float">
            <text:p>-0.1862306879</text:p>
          </table:table-cell>
          <table:table-cell office:value-type="float" office:value="0.137986251" calcext:value-type="float">
            <text:p>0.137986251</text:p>
          </table:table-cell>
          <table:table-cell office:value-type="float" office:value="0.136587129" calcext:value-type="float">
            <text:p>0.136587129</text:p>
          </table:table-cell>
          <table:table-cell office:value-type="float" office:value="0.0922550058" calcext:value-type="float">
            <text:p>0.0922550058</text:p>
          </table:table-cell>
          <table:table-cell office:value-type="string" calcext:value-type="string">
            <text:p>nan</text:p>
          </table:table-cell>
          <table:table-cell office:value-type="float" office:value="0.2413174606" calcext:value-type="float">
            <text:p>0.2413174606</text:p>
          </table:table-cell>
          <table:table-cell office:value-type="float" office:value="0.1620436258" calcext:value-type="float">
            <text:p>0.1620436258</text:p>
          </table:table-cell>
          <table:table-cell office:value-type="string" calcext:value-type="string">
            <text:p>nan</text:p>
          </table:table-cell>
          <table:table-cell office:value-type="float" office:value="0.2413174606" calcext:value-type="float">
            <text:p>0.2413174606</text:p>
          </table:table-cell>
          <table:table-cell office:value-type="float" office:value="0.1620436258" calcext:value-type="float">
            <text:p>0.1620436258</text:p>
          </table:table-cell>
          <table:table-cell office:value-type="string" calcext:value-type="string">
            <text:p>nan</text:p>
          </table:table-cell>
          <table:table-cell office:value-type="float" office:value="0.2777418671" calcext:value-type="float">
            <text:p>0.2777418671</text:p>
          </table:table-cell>
          <table:table-cell office:value-type="float" office:value="0.1860005691" calcext:value-type="float">
            <text:p>0.1860005691</text:p>
          </table:table-cell>
          <table:table-cell office:value-type="float" office:value="0.0925145168" calcext:value-type="float">
            <text:p>0.0925145168</text:p>
          </table:table-cell>
          <table:table-cell office:value-type="float" office:value="0.1993076825" calcext:value-type="float">
            <text:p>0.1993076825</text:p>
          </table:table-cell>
          <table:table-cell office:value-type="float" office:value="0.1320492516" calcext:value-type="float">
            <text:p>0.1320492516</text:p>
          </table:table-cell>
          <table:table-cell office:value-type="float" office:value="0.1004544099" calcext:value-type="float">
            <text:p>0.1004544099</text:p>
          </table:table-cell>
          <table:table-cell office:value-type="float" office:value="0.2184346811" calcext:value-type="float">
            <text:p>0.2184346811</text:p>
          </table:table-cell>
          <table:table-cell office:value-type="float" office:value="0.1435675229" calcext:value-type="float">
            <text:p>0.1435675229</text:p>
          </table:table-cell>
          <table:table-cell office:value-type="string" calcext:value-type="string">
            <text:p>nan</text:p>
          </table:table-cell>
          <table:table-cell office:value-type="float" office:value="-0.2277649046" calcext:value-type="float">
            <text:p>-0.2277649046</text:p>
          </table:table-cell>
          <table:table-cell office:value-type="float" office:value="-0.859760752" calcext:value-type="float">
            <text:p>-0.859760752</text:p>
          </table:table-cell>
          <table:table-cell office:value-type="float" office:value="0.1497841739" calcext:value-type="float">
            <text:p>0.1497841739</text:p>
          </table:table-cell>
          <table:table-cell office:value-type="float" office:value="0.3376228251" calcext:value-type="float">
            <text:p>0.3376228251</text:p>
          </table:table-cell>
          <table:table-cell office:value-type="float" office:value="0.2276256061" calcext:value-type="float">
            <text:p>0.2276256061</text:p>
          </table:table-cell>
          <table:table-cell office:value-type="float" office:value="0.9884798103" calcext:value-type="float">
            <text:p>0.9884798103</text:p>
          </table:table-cell>
          <table:table-cell office:value-type="float" office:value="0.8884978731" calcext:value-type="float">
            <text:p>0.8884978731</text:p>
          </table:table-cell>
          <table:table-cell office:value-type="float" office:value="0.7486849549" calcext:value-type="float">
            <text:p>0.7486849549</text:p>
          </table:table-cell>
          <table:table-cell office:value-type="float" office:value="0.1412283277" calcext:value-type="float">
            <text:p>0.1412283277</text:p>
          </table:table-cell>
          <table:table-cell office:value-type="float" office:value="0.1242363938" calcext:value-type="float">
            <text:p>0.1242363938</text:p>
          </table:table-cell>
          <table:table-cell office:value-type="float" office:value="0.0859829497" calcext:value-type="float">
            <text:p>0.0859829497</text:p>
          </table:table-cell>
          <table:table-cell office:value-type="float" office:value="0.1128986596" calcext:value-type="float">
            <text:p>0.1128986596</text:p>
          </table:table-cell>
          <table:table-cell office:value-type="float" office:value="0.078702088" calcext:value-type="float">
            <text:p>0.078702088</text:p>
          </table:table-cell>
          <table:table-cell office:value-type="float" office:value="0.0547825486" calcext:value-type="float">
            <text:p>0.0547825486</text:p>
          </table:table-cell>
          <table:table-cell office:value-type="string" calcext:value-type="string">
            <text:p>nan</text:p>
          </table:table-cell>
          <table:table-cell office:value-type="float" office:value="0.3018165584" calcext:value-type="float">
            <text:p>0.3018165584</text:p>
          </table:table-cell>
          <table:table-cell office:value-type="float" office:value="0.1521618738" calcext:value-type="float">
            <text:p>0.1521618738</text:p>
          </table:table-cell>
          <table:table-cell office:value-type="string" calcext:value-type="string">
            <text:p>nan</text:p>
          </table:table-cell>
          <table:table-cell office:value-type="float" office:value="0.3018165584" calcext:value-type="float">
            <text:p>0.3018165584</text:p>
          </table:table-cell>
          <table:table-cell office:value-type="float" office:value="0.1521618738" calcext:value-type="float">
            <text:p>0.1521618738</text:p>
          </table:table-cell>
          <table:table-cell office:value-type="string" calcext:value-type="string">
            <text:p>nan</text:p>
          </table:table-cell>
          <table:table-cell office:value-type="float" office:value="0.3511627105" calcext:value-type="float">
            <text:p>0.3511627105</text:p>
          </table:table-cell>
          <table:table-cell office:value-type="float" office:value="0.1786846694" calcext:value-type="float">
            <text:p>0.1786846694</text:p>
          </table:table-cell>
          <table:table-cell office:value-type="float" office:value="0.1118138305" calcext:value-type="float">
            <text:p>0.1118138305</text:p>
          </table:table-cell>
          <table:table-cell office:value-type="float" office:value="0.2870312078" calcext:value-type="float">
            <text:p>0.2870312078</text:p>
          </table:table-cell>
          <table:table-cell office:value-type="float" office:value="0.1982173932" calcext:value-type="float">
            <text:p>0.1982173932</text:p>
          </table:table-cell>
          <table:table-cell office:value-type="float" office:value="0.1341552133" calcext:value-type="float">
            <text:p>0.1341552133</text:p>
          </table:table-cell>
          <table:table-cell office:value-type="float" office:value="0.3397625966" calcext:value-type="float">
            <text:p>0.3397625966</text:p>
          </table:table-cell>
          <table:table-cell office:value-type="float" office:value="0.2351865553" calcext:value-type="float">
            <text:p>0.2351865553</text:p>
          </table:table-cell>
          <table:table-cell office:value-type="float" office:value="-0.3143619288" calcext:value-type="float">
            <text:p>-0.3143619288</text:p>
          </table:table-cell>
          <table:table-cell office:value-type="float" office:value="-0.6722771434" calcext:value-type="float">
            <text:p>-0.6722771434</text:p>
          </table:table-cell>
        </table:table-row>
        <table:table-row table:style-name="ro1">
          <table:table-cell office:value-type="string" calcext:value-type="string">
            <text:p>Necora_puber</text:p>
          </table:table-cell>
          <table:table-cell office:value-type="string" calcext:value-type="string">
            <text:p>Necora puber</text:p>
          </table:table-cell>
          <table:table-cell office:value-type="float" office:value="14391" calcext:value-type="float">
            <text:p>14391</text:p>
          </table:table-cell>
          <table:table-cell office:value-type="float" office:value="1046.6475575" calcext:value-type="float">
            <text:p>1046.6475575</text:p>
          </table:table-cell>
          <table:table-cell office:value-type="float" office:value="1041.73007008" calcext:value-type="float">
            <text:p>1041.73007008</text:p>
          </table:table-cell>
          <table:table-cell office:value-type="float" office:value="0.5106232365" calcext:value-type="float">
            <text:p>0.5106232365</text:p>
          </table:table-cell>
          <table:table-cell office:value-type="float" office:value="0.059690898" calcext:value-type="float">
            <text:p>0.059690898</text:p>
          </table:table-cell>
          <table:table-cell office:value-type="float" office:value="0.5571823343" calcext:value-type="float">
            <text:p>0.5571823343</text:p>
          </table:table-cell>
          <table:table-cell office:value-type="float" office:value="0.1129508421" calcext:value-type="float">
            <text:p>0.1129508421</text:p>
          </table:table-cell>
          <table:table-cell office:value-type="float" office:value="0.4322030271" calcext:value-type="float">
            <text:p>0.4322030271</text:p>
          </table:table-cell>
          <table:table-cell office:value-type="float" office:value="0.0819101118" calcext:value-type="float">
            <text:p>0.0819101118</text:p>
          </table:table-cell>
          <table:table-cell office:value-type="float" office:value="0.0060672349" calcext:value-type="float">
            <text:p>0.0060672349</text:p>
          </table:table-cell>
          <table:table-cell office:value-type="float" office:value="0.0588206634" calcext:value-type="float">
            <text:p>0.0588206634</text:p>
          </table:table-cell>
          <table:table-cell office:value-type="float" office:value="0.0399502473" calcext:value-type="float">
            <text:p>0.0399502473</text:p>
          </table:table-cell>
          <table:table-cell office:value-type="float" office:value="0.1327932285" calcext:value-type="float">
            <text:p>0.1327932285</text:p>
          </table:table-cell>
          <table:table-cell office:value-type="float" office:value="0.1144092618" calcext:value-type="float">
            <text:p>0.1144092618</text:p>
          </table:table-cell>
          <table:table-cell office:value-type="float" office:value="0.0767058136" calcext:value-type="float">
            <text:p>0.0767058136</text:p>
          </table:table-cell>
          <table:table-cell office:value-type="string" calcext:value-type="string">
            <text:p>nan</text:p>
          </table:table-cell>
          <table:table-cell office:value-type="float" office:value="-0.0499754981" calcext:value-type="float">
            <text:p>-0.0499754981</text:p>
          </table:table-cell>
          <table:table-cell office:value-type="float" office:value="-0.0368364601" calcext:value-type="float">
            <text:p>-0.0368364601</text:p>
          </table:table-cell>
          <table:table-cell office:value-type="string" calcext:value-type="string">
            <text:p>nan</text:p>
          </table:table-cell>
          <table:table-cell office:value-type="float" office:value="-0.0499754981" calcext:value-type="float">
            <text:p>-0.0499754981</text:p>
          </table:table-cell>
          <table:table-cell office:value-type="float" office:value="-0.0368364601" calcext:value-type="float">
            <text:p>-0.0368364601</text:p>
          </table:table-cell>
          <table:table-cell office:value-type="string" calcext:value-type="string">
            <text:p>nan</text:p>
          </table:table-cell>
          <table:table-cell office:value-type="float" office:value="-0.0784041514" calcext:value-type="float">
            <text:p>-0.0784041514</text:p>
          </table:table-cell>
          <table:table-cell office:value-type="float" office:value="-0.0565108069" calcext:value-type="float">
            <text:p>-0.0565108069</text:p>
          </table:table-cell>
          <table:table-cell office:value-type="string" calcext:value-type="string">
            <text:p>nan</text:p>
          </table:table-cell>
          <table:table-cell office:value-type="float" office:value="-0.0331714412" calcext:value-type="float">
            <text:p>-0.0331714412</text:p>
          </table:table-cell>
          <table:table-cell office:value-type="float" office:value="-0.0220787192" calcext:value-type="float">
            <text:p>-0.0220787192</text:p>
          </table:table-cell>
          <table:table-cell office:value-type="string" calcext:value-type="string">
            <text:p>nan</text:p>
          </table:table-cell>
          <table:table-cell office:value-type="float" office:value="-0.0654831693" calcext:value-type="float">
            <text:p>-0.0654831693</text:p>
          </table:table-cell>
          <table:table-cell office:value-type="float" office:value="-0.0440790931" calcext:value-type="float">
            <text:p>-0.0440790931</text:p>
          </table:table-cell>
          <table:table-cell office:value-type="string" calcext:value-type="string">
            <text:p>nan</text:p>
          </table:table-cell>
          <table:table-cell office:value-type="float" office:value="0.0492139541" calcext:value-type="float">
            <text:p>0.0492139541</text:p>
          </table:table-cell>
          <table:table-cell office:value-type="float" office:value="-0.90174208" calcext:value-type="float">
            <text:p>-0.90174208</text:p>
          </table:table-cell>
          <table:table-cell office:value-type="float" office:value="-0.1025279496" calcext:value-type="float">
            <text:p>-0.1025279496</text:p>
          </table:table-cell>
          <table:table-cell office:value-type="float" office:value="-0.0554824851" calcext:value-type="float">
            <text:p>-0.0554824851</text:p>
          </table:table-cell>
          <table:table-cell office:value-type="float" office:value="-0.0374706043" calcext:value-type="float">
            <text:p>-0.0374706043</text:p>
          </table:table-cell>
          <table:table-cell office:value-type="float" office:value="0.9956806242" calcext:value-type="float">
            <text:p>0.9956806242</text:p>
          </table:table-cell>
          <table:table-cell office:value-type="float" office:value="0.9744964435" calcext:value-type="float">
            <text:p>0.9744964435</text:p>
          </table:table-cell>
          <table:table-cell office:value-type="float" office:value="0.8888304463" calcext:value-type="float">
            <text:p>0.8888304463</text:p>
          </table:table-cell>
          <table:table-cell office:value-type="float" office:value="-0.0457196679" calcext:value-type="float">
            <text:p>-0.0457196679</text:p>
          </table:table-cell>
          <table:table-cell office:value-type="float" office:value="-0.0474041261" calcext:value-type="float">
            <text:p>-0.0474041261</text:p>
          </table:table-cell>
          <table:table-cell office:value-type="float" office:value="-0.0318681463" calcext:value-type="float">
            <text:p>-0.0318681463</text:p>
          </table:table-cell>
          <table:table-cell office:value-type="float" office:value="0.1285941371" calcext:value-type="float">
            <text:p>0.1285941371</text:p>
          </table:table-cell>
          <table:table-cell office:value-type="float" office:value="0.09936217" calcext:value-type="float">
            <text:p>0.09936217</text:p>
          </table:table-cell>
          <table:table-cell office:value-type="float" office:value="0.0673647352" calcext:value-type="float">
            <text:p>0.0673647352</text:p>
          </table:table-cell>
          <table:table-cell office:value-type="string" calcext:value-type="string">
            <text:p>nan</text:p>
          </table:table-cell>
          <table:table-cell office:value-type="float" office:value="-0.0027153497" calcext:value-type="float">
            <text:p>-0.0027153497</text:p>
          </table:table-cell>
          <table:table-cell office:value-type="float" office:value="-0.0561127418" calcext:value-type="float">
            <text:p>-0.0561127418</text:p>
          </table:table-cell>
          <table:table-cell office:value-type="string" calcext:value-type="string">
            <text:p>nan</text:p>
          </table:table-cell>
          <table:table-cell office:value-type="float" office:value="-0.0027153497" calcext:value-type="float">
            <text:p>-0.0027153497</text:p>
          </table:table-cell>
          <table:table-cell office:value-type="float" office:value="-0.0561127418" calcext:value-type="float">
            <text:p>-0.0561127418</text:p>
          </table:table-cell>
          <table:table-cell office:value-type="string" calcext:value-type="string">
            <text:p>nan</text:p>
          </table:table-cell>
          <table:table-cell office:value-type="float" office:value="-0.0382748681" calcext:value-type="float">
            <text:p>-0.0382748681</text:p>
          </table:table-cell>
          <table:table-cell office:value-type="float" office:value="-0.0767552586" calcext:value-type="float">
            <text:p>-0.0767552586</text:p>
          </table:table-cell>
          <table:table-cell office:value-type="string" calcext:value-type="string">
            <text:p>nan</text:p>
          </table:table-cell>
          <table:table-cell office:value-type="float" office:value="-0.0021191715" calcext:value-type="float">
            <text:p>-0.0021191715</text:p>
          </table:table-cell>
          <table:table-cell office:value-type="float" office:value="0.0021056692" calcext:value-type="float">
            <text:p>0.0021056692</text:p>
          </table:table-cell>
          <table:table-cell office:value-type="string" calcext:value-type="string">
            <text:p>nan</text:p>
          </table:table-cell>
          <table:table-cell office:value-type="float" office:value="-0.0480025949" calcext:value-type="float">
            <text:p>-0.0480025949</text:p>
          </table:table-cell>
          <table:table-cell office:value-type="float" office:value="-0.0278238685" calcext:value-type="float">
            <text:p>-0.0278238685</text:p>
          </table:table-cell>
          <table:table-cell office:value-type="float" office:value="0.0202008133" calcext:value-type="float">
            <text:p>0.0202008133</text:p>
          </table:table-cell>
          <table:table-cell office:value-type="float" office:value="-0.8795317135" calcext:value-type="float">
            <text:p>-0.8795317135</text:p>
          </table:table-cell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string" calcext:value-type="string">
            <text:p>Nycticebus coucang</text:p>
          </table:table-cell>
          <table:table-cell office:value-type="float" office:value="13290" calcext:value-type="float">
            <text:p>13290</text:p>
          </table:table-cell>
          <table:table-cell office:value-type="float" office:value="402.651768247" calcext:value-type="float">
            <text:p>402.651768247</text:p>
          </table:table-cell>
          <table:table-cell office:value-type="float" office:value="285.347742175" calcext:value-type="float">
            <text:p>285.347742175</text:p>
          </table:table-cell>
          <table:table-cell office:value-type="float" office:value="0.4699818131" calcext:value-type="float">
            <text:p>0.4699818131</text:p>
          </table:table-cell>
          <table:table-cell office:value-type="float" office:value="0.0631935883" calcext:value-type="float">
            <text:p>0.0631935883</text:p>
          </table:table-cell>
          <table:table-cell office:value-type="float" office:value="0.4890580987" calcext:value-type="float">
            <text:p>0.4890580987</text:p>
          </table:table-cell>
          <table:table-cell office:value-type="float" office:value="0.130660181" calcext:value-type="float">
            <text:p>0.130660181</text:p>
          </table:table-cell>
          <table:table-cell office:value-type="float" office:value="0.4244557531" calcext:value-type="float">
            <text:p>0.4244557531</text:p>
          </table:table-cell>
          <table:table-cell office:value-type="float" office:value="0.0889109925" calcext:value-type="float">
            <text:p>0.0889109925</text:p>
          </table:table-cell>
          <table:table-cell office:value-type="float" office:value="-0.0039624819" calcext:value-type="float">
            <text:p>-0.0039624819</text:p>
          </table:table-cell>
          <table:table-cell office:value-type="float" office:value="-0.0588439848" calcext:value-type="float">
            <text:p>-0.0588439848</text:p>
          </table:table-cell>
          <table:table-cell office:value-type="float" office:value="-0.0408846349" calcext:value-type="float">
            <text:p>-0.0408846349</text:p>
          </table:table-cell>
          <table:table-cell office:value-type="float" office:value="0.1561465077" calcext:value-type="float">
            <text:p>0.1561465077</text:p>
          </table:table-cell>
          <table:table-cell office:value-type="float" office:value="0.2034128419" calcext:value-type="float">
            <text:p>0.2034128419</text:p>
          </table:table-cell>
          <table:table-cell office:value-type="float" office:value="0.1356648003" calcext:value-type="float">
            <text:p>0.1356648003</text:p>
          </table:table-cell>
          <table:table-cell office:value-type="float" office:value="0.2757703832" calcext:value-type="float">
            <text:p>0.2757703832</text:p>
          </table:table-cell>
          <table:table-cell office:value-type="float" office:value="0.3359157732" calcext:value-type="float">
            <text:p>0.3359157732</text:p>
          </table:table-cell>
          <table:table-cell office:value-type="float" office:value="0.2274961772" calcext:value-type="float">
            <text:p>0.2274961772</text:p>
          </table:table-cell>
          <table:table-cell office:value-type="float" office:value="0.2757703832" calcext:value-type="float">
            <text:p>0.2757703832</text:p>
          </table:table-cell>
          <table:table-cell office:value-type="float" office:value="0.3359157732" calcext:value-type="float">
            <text:p>0.3359157732</text:p>
          </table:table-cell>
          <table:table-cell office:value-type="float" office:value="0.2274961772" calcext:value-type="float">
            <text:p>0.2274961772</text:p>
          </table:table-cell>
          <table:table-cell office:value-type="float" office:value="0.3049721716" calcext:value-type="float">
            <text:p>0.3049721716</text:p>
          </table:table-cell>
          <table:table-cell office:value-type="float" office:value="0.3721146383" calcext:value-type="float">
            <text:p>0.3721146383</text:p>
          </table:table-cell>
          <table:table-cell office:value-type="float" office:value="0.2519957289" calcext:value-type="float">
            <text:p>0.2519957289</text:p>
          </table:table-cell>
          <table:table-cell office:value-type="float" office:value="0.2784866015" calcext:value-type="float">
            <text:p>0.2784866015</text:p>
          </table:table-cell>
          <table:table-cell office:value-type="float" office:value="0.3418127856" calcext:value-type="float">
            <text:p>0.3418127856</text:p>
          </table:table-cell>
          <table:table-cell office:value-type="float" office:value="0.2310208384" calcext:value-type="float">
            <text:p>0.2310208384</text:p>
          </table:table-cell>
          <table:table-cell office:value-type="float" office:value="0.2761180325" calcext:value-type="float">
            <text:p>0.2761180325</text:p>
          </table:table-cell>
          <table:table-cell office:value-type="float" office:value="0.3294602079" calcext:value-type="float">
            <text:p>0.3294602079</text:p>
          </table:table-cell>
          <table:table-cell office:value-type="float" office:value="0.2217706531" calcext:value-type="float">
            <text:p>0.2217706531</text:p>
          </table:table-cell>
          <table:table-cell office:value-type="string" calcext:value-type="string">
            <text:p>nan</text:p>
          </table:table-cell>
          <table:table-cell office:value-type="float" office:value="-0.39016688" calcext:value-type="float">
            <text:p>-0.39016688</text:p>
          </table:table-cell>
          <table:table-cell office:value-type="float" office:value="-0.9835382117" calcext:value-type="float">
            <text:p>-0.9835382117</text:p>
          </table:table-cell>
          <table:table-cell office:value-type="float" office:value="0.3954803681" calcext:value-type="float">
            <text:p>0.3954803681</text:p>
          </table:table-cell>
          <table:table-cell office:value-type="float" office:value="0.4822218476" calcext:value-type="float">
            <text:p>0.4822218476</text:p>
          </table:table-cell>
          <table:table-cell office:value-type="float" office:value="0.3324930058" calcext:value-type="float">
            <text:p>0.3324930058</text:p>
          </table:table-cell>
          <table:table-cell office:value-type="float" office:value="0.9947350052" calcext:value-type="float">
            <text:p>0.9947350052</text:p>
          </table:table-cell>
          <table:table-cell office:value-type="float" office:value="0.9608766485" calcext:value-type="float">
            <text:p>0.9608766485</text:p>
          </table:table-cell>
          <table:table-cell office:value-type="float" office:value="0.8573394462" calcext:value-type="float">
            <text:p>0.8573394462</text:p>
          </table:table-cell>
          <table:table-cell office:value-type="float" office:value="0.0714907352" calcext:value-type="float">
            <text:p>0.0714907352</text:p>
          </table:table-cell>
          <table:table-cell office:value-type="float" office:value="0.1432824529" calcext:value-type="float">
            <text:p>0.1432824529</text:p>
          </table:table-cell>
          <table:table-cell office:value-type="float" office:value="0.0964258673" calcext:value-type="float">
            <text:p>0.0964258673</text:p>
          </table:table-cell>
          <table:table-cell office:value-type="float" office:value="0.1775458725" calcext:value-type="float">
            <text:p>0.1775458725</text:p>
          </table:table-cell>
          <table:table-cell office:value-type="float" office:value="0.2560696323" calcext:value-type="float">
            <text:p>0.2560696323</text:p>
          </table:table-cell>
          <table:table-cell office:value-type="float" office:value="0.1731345138" calcext:value-type="float">
            <text:p>0.1731345138</text:p>
          </table:table-cell>
          <table:table-cell office:value-type="float" office:value="0.2817044966" calcext:value-type="float">
            <text:p>0.2817044966</text:p>
          </table:table-cell>
          <table:table-cell office:value-type="float" office:value="0.3519934926" calcext:value-type="float">
            <text:p>0.3519934926</text:p>
          </table:table-cell>
          <table:table-cell office:value-type="float" office:value="0.2425749086" calcext:value-type="float">
            <text:p>0.2425749086</text:p>
          </table:table-cell>
          <table:table-cell office:value-type="float" office:value="0.2817044966" calcext:value-type="float">
            <text:p>0.2817044966</text:p>
          </table:table-cell>
          <table:table-cell office:value-type="float" office:value="0.3519934926" calcext:value-type="float">
            <text:p>0.3519934926</text:p>
          </table:table-cell>
          <table:table-cell office:value-type="float" office:value="0.2425749086" calcext:value-type="float">
            <text:p>0.2425749086</text:p>
          </table:table-cell>
          <table:table-cell office:value-type="float" office:value="0.3091071853" calcext:value-type="float">
            <text:p>0.3091071853</text:p>
          </table:table-cell>
          <table:table-cell office:value-type="float" office:value="0.379773499" calcext:value-type="float">
            <text:p>0.379773499</text:p>
          </table:table-cell>
          <table:table-cell office:value-type="float" office:value="0.2609845307" calcext:value-type="float">
            <text:p>0.2609845307</text:p>
          </table:table-cell>
          <table:table-cell office:value-type="float" office:value="0.2963096555" calcext:value-type="float">
            <text:p>0.2963096555</text:p>
          </table:table-cell>
          <table:table-cell office:value-type="float" office:value="0.3845235758" calcext:value-type="float">
            <text:p>0.3845235758</text:p>
          </table:table-cell>
          <table:table-cell office:value-type="float" office:value="0.2661356413" calcext:value-type="float">
            <text:p>0.2661356413</text:p>
          </table:table-cell>
          <table:table-cell office:value-type="float" office:value="0.2929050553" calcext:value-type="float">
            <text:p>0.2929050553</text:p>
          </table:table-cell>
          <table:table-cell office:value-type="float" office:value="0.36760378" calcext:value-type="float">
            <text:p>0.36760378</text:p>
          </table:table-cell>
          <table:table-cell office:value-type="float" office:value="0.2529442325" calcext:value-type="float">
            <text:p>0.2529442325</text:p>
          </table:table-cell>
          <table:table-cell office:value-type="float" office:value="-0.3991103586" calcext:value-type="float">
            <text:p>-0.3991103586</text:p>
          </table:table-cell>
          <table:table-cell office:value-type="float" office:value="-0.995484419" calcext:value-type="float">
            <text:p>-0.995484419</text:p>
          </table:table-cell>
        </table:table-row>
        <table:table-row table:style-name="ro1">
          <table:table-cell office:value-type="string" calcext:value-type="string">
            <text:p>Ophioderma_longicauda_L1</text:p>
          </table:table-cell>
          <table:table-cell office:value-type="string" calcext:value-type="string">
            <text:p>Ophioderma longicauda</text:p>
          </table:table-cell>
          <table:table-cell office:value-type="float" office:value="13540" calcext:value-type="float">
            <text:p>13540</text:p>
          </table:table-cell>
          <table:table-cell office:value-type="float" office:value="621.741654357" calcext:value-type="float">
            <text:p>621.741654357</text:p>
          </table:table-cell>
          <table:table-cell office:value-type="float" office:value="550.527433038" calcext:value-type="float">
            <text:p>550.527433038</text:p>
          </table:table-cell>
          <table:table-cell office:value-type="float" office:value="0.436383239" calcext:value-type="float">
            <text:p>0.436383239</text:p>
          </table:table-cell>
          <table:table-cell office:value-type="float" office:value="0.0419623999" calcext:value-type="float">
            <text:p>0.0419623999</text:p>
          </table:table-cell>
          <table:table-cell office:value-type="float" office:value="0.4221116351" calcext:value-type="float">
            <text:p>0.4221116351</text:p>
          </table:table-cell>
          <table:table-cell office:value-type="float" office:value="0.0690510643" calcext:value-type="float">
            <text:p>0.0690510643</text:p>
          </table:table-cell>
          <table:table-cell office:value-type="float" office:value="0.3738276064" calcext:value-type="float">
            <text:p>0.3738276064</text:p>
          </table:table-cell>
          <table:table-cell office:value-type="float" office:value="0.0611982997" calcext:value-type="float">
            <text:p>0.0611982997</text:p>
          </table:table-cell>
          <table:table-cell office:value-type="float" office:value="-0.0082882937" calcext:value-type="float">
            <text:p>-0.0082882937</text:p>
          </table:table-cell>
          <table:table-cell office:value-type="float" office:value="-0.2029102445" calcext:value-type="float">
            <text:p>-0.2029102445</text:p>
          </table:table-cell>
          <table:table-cell office:value-type="float" office:value="-0.1438426036" calcext:value-type="float">
            <text:p>-0.1438426036</text:p>
          </table:table-cell>
          <table:table-cell office:value-type="float" office:value="0.1858239164" calcext:value-type="float">
            <text:p>0.1858239164</text:p>
          </table:table-cell>
          <table:table-cell office:value-type="float" office:value="0.1031671614" calcext:value-type="float">
            <text:p>0.1031671614</text:p>
          </table:table-cell>
          <table:table-cell office:value-type="float" office:value="0.0696786085" calcext:value-type="float">
            <text:p>0.0696786085</text:p>
          </table:table-cell>
          <table:table-cell office:value-type="string" calcext:value-type="string">
            <text:p>nan</text:p>
          </table:table-cell>
          <table:table-cell office:value-type="float" office:value="-0.0578286884" calcext:value-type="float">
            <text:p>-0.0578286884</text:p>
          </table:table-cell>
          <table:table-cell office:value-type="float" office:value="-0.0380765101" calcext:value-type="float">
            <text:p>-0.0380765101</text:p>
          </table:table-cell>
          <table:table-cell office:value-type="string" calcext:value-type="string">
            <text:p>nan</text:p>
          </table:table-cell>
          <table:table-cell office:value-type="float" office:value="-0.0578286884" calcext:value-type="float">
            <text:p>-0.0578286884</text:p>
          </table:table-cell>
          <table:table-cell office:value-type="float" office:value="-0.0380765101" calcext:value-type="float">
            <text:p>-0.0380765101</text:p>
          </table:table-cell>
          <table:table-cell office:value-type="string" calcext:value-type="string">
            <text:p>nan</text:p>
          </table:table-cell>
          <table:table-cell office:value-type="float" office:value="-0.0761260568" calcext:value-type="float">
            <text:p>-0.0761260568</text:p>
          </table:table-cell>
          <table:table-cell office:value-type="float" office:value="-0.0497271713" calcext:value-type="float">
            <text:p>-0.0497271713</text:p>
          </table:table-cell>
          <table:table-cell office:value-type="string" calcext:value-type="string">
            <text:p>nan</text:p>
          </table:table-cell>
          <table:table-cell office:value-type="float" office:value="-0.0659596299" calcext:value-type="float">
            <text:p>-0.0659596299</text:p>
          </table:table-cell>
          <table:table-cell office:value-type="float" office:value="-0.0437061391" calcext:value-type="float">
            <text:p>-0.0437061391</text:p>
          </table:table-cell>
          <table:table-cell office:value-type="string" calcext:value-type="string">
            <text:p>nan</text:p>
          </table:table-cell>
          <table:table-cell office:value-type="float" office:value="-0.0924898132" calcext:value-type="float">
            <text:p>-0.0924898132</text:p>
          </table:table-cell>
          <table:table-cell office:value-type="float" office:value="-0.0610483751" calcext:value-type="float">
            <text:p>-0.0610483751</text:p>
          </table:table-cell>
          <table:table-cell office:value-type="string" calcext:value-type="string">
            <text:p>nan</text:p>
          </table:table-cell>
          <table:table-cell office:value-type="float" office:value="0.0573057206" calcext:value-type="float">
            <text:p>0.0573057206</text:p>
          </table:table-cell>
          <table:table-cell office:value-type="float" office:value="-0.9881484009" calcext:value-type="float">
            <text:p>-0.9881484009</text:p>
          </table:table-cell>
          <table:table-cell office:value-type="float" office:value="-0.0326925411" calcext:value-type="float">
            <text:p>-0.0326925411</text:p>
          </table:table-cell>
          <table:table-cell office:value-type="float" office:value="-0.068400285" calcext:value-type="float">
            <text:p>-0.068400285</text:p>
          </table:table-cell>
          <table:table-cell office:value-type="float" office:value="-0.0446121159" calcext:value-type="float">
            <text:p>-0.0446121159</text:p>
          </table:table-cell>
          <table:table-cell office:value-type="float" office:value="0.9930363426" calcext:value-type="float">
            <text:p>0.9930363426</text:p>
          </table:table-cell>
          <table:table-cell office:value-type="float" office:value="0.9297892903" calcext:value-type="float">
            <text:p>0.9297892903</text:p>
          </table:table-cell>
          <table:table-cell office:value-type="float" office:value="0.821454498" calcext:value-type="float">
            <text:p>0.821454498</text:p>
          </table:table-cell>
          <table:table-cell office:value-type="float" office:value="0.0946184591" calcext:value-type="float">
            <text:p>0.0946184591</text:p>
          </table:table-cell>
          <table:table-cell office:value-type="float" office:value="0.0559704886" calcext:value-type="float">
            <text:p>0.0559704886</text:p>
          </table:table-cell>
          <table:table-cell office:value-type="float" office:value="0.0377945554" calcext:value-type="float">
            <text:p>0.0377945554</text:p>
          </table:table-cell>
          <table:table-cell office:value-type="float" office:value="0.1863612514" calcext:value-type="float">
            <text:p>0.1863612514</text:p>
          </table:table-cell>
          <table:table-cell office:value-type="float" office:value="0.1104601504" calcext:value-type="float">
            <text:p>0.1104601504</text:p>
          </table:table-cell>
          <table:table-cell office:value-type="float" office:value="0.0752652528" calcext:value-type="float">
            <text:p>0.0752652528</text:p>
          </table:table-cell>
          <table:table-cell office:value-type="string" calcext:value-type="string">
            <text:p>nan</text:p>
          </table:table-cell>
          <table:table-cell office:value-type="float" office:value="0.0047031461" calcext:value-type="float">
            <text:p>0.0047031461</text:p>
          </table:table-cell>
          <table:table-cell office:value-type="float" office:value="-0.0342069457" calcext:value-type="float">
            <text:p>-0.0342069457</text:p>
          </table:table-cell>
          <table:table-cell office:value-type="string" calcext:value-type="string">
            <text:p>nan</text:p>
          </table:table-cell>
          <table:table-cell office:value-type="float" office:value="0.0047031461" calcext:value-type="float">
            <text:p>0.0047031461</text:p>
          </table:table-cell>
          <table:table-cell office:value-type="float" office:value="-0.0342069457" calcext:value-type="float">
            <text:p>-0.0342069457</text:p>
          </table:table-cell>
          <table:table-cell office:value-type="string" calcext:value-type="string">
            <text:p>nan</text:p>
          </table:table-cell>
          <table:table-cell office:value-type="float" office:value="-0.0207321346" calcext:value-type="float">
            <text:p>-0.0207321346</text:p>
          </table:table-cell>
          <table:table-cell office:value-type="float" office:value="-0.0529904876" calcext:value-type="float">
            <text:p>-0.0529904876</text:p>
          </table:table-cell>
          <table:table-cell office:value-type="string" calcext:value-type="string">
            <text:p>nan</text:p>
          </table:table-cell>
          <table:table-cell office:value-type="float" office:value="0.0140310533" calcext:value-type="float">
            <text:p>0.0140310533</text:p>
          </table:table-cell>
          <table:table-cell office:value-type="float" office:value="-0.0297045817" calcext:value-type="float">
            <text:p>-0.0297045817</text:p>
          </table:table-cell>
          <table:table-cell office:value-type="string" calcext:value-type="string">
            <text:p>nan</text:p>
          </table:table-cell>
          <table:table-cell office:value-type="float" office:value="-0.0063152944" calcext:value-type="float">
            <text:p>-0.0063152944</text:p>
          </table:table-cell>
          <table:table-cell office:value-type="float" office:value="-0.0438420529" calcext:value-type="float">
            <text:p>-0.0438420529</text:p>
          </table:table-cell>
          <table:table-cell office:value-type="float" office:value="-0.0057308275" calcext:value-type="float">
            <text:p>-0.0057308275</text:p>
          </table:table-cell>
          <table:table-cell office:value-type="float" office:value="-0.7902304049" calcext:value-type="float">
            <text:p>-0.7902304049</text:p>
          </table:table-cell>
        </table:table-row>
        <table:table-row table:style-name="ro1">
          <table:table-cell office:value-type="string" calcext:value-type="string">
            <text:p>Ophioderma_longicauda_L3</text:p>
          </table:table-cell>
          <table:table-cell office:value-type="string" calcext:value-type="string">
            <text:p>Ophioderma panamensis</text:p>
          </table:table-cell>
          <table:table-cell office:value-type="float" office:value="19854" calcext:value-type="float">
            <text:p>19854</text:p>
          </table:table-cell>
          <table:table-cell office:value-type="float" office:value="585.145612975" calcext:value-type="float">
            <text:p>585.145612975</text:p>
          </table:table-cell>
          <table:table-cell office:value-type="float" office:value="572.700930679" calcext:value-type="float">
            <text:p>572.700930679</text:p>
          </table:table-cell>
          <table:table-cell office:value-type="float" office:value="0.4376368164" calcext:value-type="float">
            <text:p>0.4376368164</text:p>
          </table:table-cell>
          <table:table-cell office:value-type="float" office:value="0.0398756044" calcext:value-type="float">
            <text:p>0.0398756044</text:p>
          </table:table-cell>
          <table:table-cell office:value-type="float" office:value="0.419044306" calcext:value-type="float">
            <text:p>0.419044306</text:p>
          </table:table-cell>
          <table:table-cell office:value-type="float" office:value="0.0696751322" calcext:value-type="float">
            <text:p>0.0696751322</text:p>
          </table:table-cell>
          <table:table-cell office:value-type="float" office:value="0.373575292" calcext:value-type="float">
            <text:p>0.373575292</text:p>
          </table:table-cell>
          <table:table-cell office:value-type="float" office:value="0.0561949892" calcext:value-type="float">
            <text:p>0.0561949892</text:p>
          </table:table-cell>
          <table:table-cell office:value-type="float" office:value="-0.0071717276" calcext:value-type="float">
            <text:p>-0.0071717276</text:p>
          </table:table-cell>
          <table:table-cell office:value-type="float" office:value="-0.2075374958" calcext:value-type="float">
            <text:p>-0.2075374958</text:p>
          </table:table-cell>
          <table:table-cell office:value-type="float" office:value="-0.146984487" calcext:value-type="float">
            <text:p>-0.146984487</text:p>
          </table:table-cell>
          <table:table-cell office:value-type="float" office:value="0.1222515178" calcext:value-type="float">
            <text:p>0.1222515178</text:p>
          </table:table-cell>
          <table:table-cell office:value-type="float" office:value="0.0709820277" calcext:value-type="float">
            <text:p>0.0709820277</text:p>
          </table:table-cell>
          <table:table-cell office:value-type="float" office:value="0.0479881693" calcext:value-type="float">
            <text:p>0.0479881693</text:p>
          </table:table-cell>
          <table:table-cell office:value-type="string" calcext:value-type="string">
            <text:p>nan</text:p>
          </table:table-cell>
          <table:table-cell office:value-type="float" office:value="0.2014355509" calcext:value-type="float">
            <text:p>0.2014355509</text:p>
          </table:table-cell>
          <table:table-cell office:value-type="float" office:value="0.1363518351" calcext:value-type="float">
            <text:p>0.1363518351</text:p>
          </table:table-cell>
          <table:table-cell office:value-type="string" calcext:value-type="string">
            <text:p>nan</text:p>
          </table:table-cell>
          <table:table-cell office:value-type="float" office:value="0.2014355509" calcext:value-type="float">
            <text:p>0.2014355509</text:p>
          </table:table-cell>
          <table:table-cell office:value-type="float" office:value="0.1363518351" calcext:value-type="float">
            <text:p>0.1363518351</text:p>
          </table:table-cell>
          <table:table-cell office:value-type="string" calcext:value-type="string">
            <text:p>nan</text:p>
          </table:table-cell>
          <table:table-cell office:value-type="float" office:value="0.2149675069" calcext:value-type="float">
            <text:p>0.2149675069</text:p>
          </table:table-cell>
          <table:table-cell office:value-type="float" office:value="0.1458644825" calcext:value-type="float">
            <text:p>0.1458644825</text:p>
          </table:table-cell>
          <table:table-cell office:value-type="float" office:value="0.1269720656" calcext:value-type="float">
            <text:p>0.1269720656</text:p>
          </table:table-cell>
          <table:table-cell office:value-type="float" office:value="0.1861004963" calcext:value-type="float">
            <text:p>0.1861004963</text:p>
          </table:table-cell>
          <table:table-cell office:value-type="float" office:value="0.1239776968" calcext:value-type="float">
            <text:p>0.1239776968</text:p>
          </table:table-cell>
          <table:table-cell office:value-type="float" office:value="0.1111167687" calcext:value-type="float">
            <text:p>0.1111167687</text:p>
          </table:table-cell>
          <table:table-cell office:value-type="float" office:value="0.1852351493" calcext:value-type="float">
            <text:p>0.1852351493</text:p>
          </table:table-cell>
          <table:table-cell office:value-type="float" office:value="0.1228021145" calcext:value-type="float">
            <text:p>0.1228021145</text:p>
          </table:table-cell>
          <table:table-cell office:value-type="string" calcext:value-type="string">
            <text:p>nan</text:p>
          </table:table-cell>
          <table:table-cell office:value-type="float" office:value="-0.2035182927" calcext:value-type="float">
            <text:p>-0.2035182927</text:p>
          </table:table-cell>
          <table:table-cell office:value-type="float" office:value="-0.9508578972" calcext:value-type="float">
            <text:p>-0.9508578972</text:p>
          </table:table-cell>
          <table:table-cell office:value-type="float" office:value="0.1876027947" calcext:value-type="float">
            <text:p>0.1876027947</text:p>
          </table:table-cell>
          <table:table-cell office:value-type="float" office:value="0.2595574893" calcext:value-type="float">
            <text:p>0.2595574893</text:p>
          </table:table-cell>
          <table:table-cell office:value-type="float" office:value="0.177815725" calcext:value-type="float">
            <text:p>0.177815725</text:p>
          </table:table-cell>
          <table:table-cell office:value-type="float" office:value="0.9983070704" calcext:value-type="float">
            <text:p>0.9983070704</text:p>
          </table:table-cell>
          <table:table-cell office:value-type="float" office:value="0.964025859" calcext:value-type="float">
            <text:p>0.964025859</text:p>
          </table:table-cell>
          <table:table-cell office:value-type="float" office:value="0.8759137923" calcext:value-type="float">
            <text:p>0.8759137923</text:p>
          </table:table-cell>
          <table:table-cell office:value-type="float" office:value="0.0476676459" calcext:value-type="float">
            <text:p>0.0476676459</text:p>
          </table:table-cell>
          <table:table-cell office:value-type="float" office:value="-0.0016550271" calcext:value-type="float">
            <text:p>-0.0016550271</text:p>
          </table:table-cell>
          <table:table-cell office:value-type="float" office:value="-0.0009963716" calcext:value-type="float">
            <text:p>-0.0009963716</text:p>
          </table:table-cell>
          <table:table-cell office:value-type="float" office:value="0.1204371275" calcext:value-type="float">
            <text:p>0.1204371275</text:p>
          </table:table-cell>
          <table:table-cell office:value-type="float" office:value="0.0574606797" calcext:value-type="float">
            <text:p>0.0574606797</text:p>
          </table:table-cell>
          <table:table-cell office:value-type="float" office:value="0.0402604331" calcext:value-type="float">
            <text:p>0.0402604331</text:p>
          </table:table-cell>
          <table:table-cell office:value-type="string" calcext:value-type="string">
            <text:p>nan</text:p>
          </table:table-cell>
          <table:table-cell office:value-type="float" office:value="0.248399815" calcext:value-type="float">
            <text:p>0.248399815</text:p>
          </table:table-cell>
          <table:table-cell office:value-type="float" office:value="0.1736331247" calcext:value-type="float">
            <text:p>0.1736331247</text:p>
          </table:table-cell>
          <table:table-cell office:value-type="string" calcext:value-type="string">
            <text:p>nan</text:p>
          </table:table-cell>
          <table:table-cell office:value-type="float" office:value="0.248399815" calcext:value-type="float">
            <text:p>0.248399815</text:p>
          </table:table-cell>
          <table:table-cell office:value-type="float" office:value="0.1736331247" calcext:value-type="float">
            <text:p>0.1736331247</text:p>
          </table:table-cell>
          <table:table-cell office:value-type="string" calcext:value-type="string">
            <text:p>nan</text:p>
          </table:table-cell>
          <table:table-cell office:value-type="float" office:value="0.2588088984" calcext:value-type="float">
            <text:p>0.2588088984</text:p>
          </table:table-cell>
          <table:table-cell office:value-type="float" office:value="0.1814789573" calcext:value-type="float">
            <text:p>0.1814789573</text:p>
          </table:table-cell>
          <table:table-cell office:value-type="float" office:value="0.1426924533" calcext:value-type="float">
            <text:p>0.1426924533</text:p>
          </table:table-cell>
          <table:table-cell office:value-type="float" office:value="0.2490665687" calcext:value-type="float">
            <text:p>0.2490665687</text:p>
          </table:table-cell>
          <table:table-cell office:value-type="float" office:value="0.1743961707" calcext:value-type="float">
            <text:p>0.1743961707</text:p>
          </table:table-cell>
          <table:table-cell office:value-type="float" office:value="0.128666963" calcext:value-type="float">
            <text:p>0.128666963</text:p>
          </table:table-cell>
          <table:table-cell office:value-type="float" office:value="0.2558751758" calcext:value-type="float">
            <text:p>0.2558751758</text:p>
          </table:table-cell>
          <table:table-cell office:value-type="float" office:value="0.1793466675" calcext:value-type="float">
            <text:p>0.1793466675</text:p>
          </table:table-cell>
          <table:table-cell office:value-type="float" office:value="-0.2514780603" calcext:value-type="float">
            <text:p>-0.2514780603</text:p>
          </table:table-cell>
          <table:table-cell office:value-type="float" office:value="-0.885006361" calcext:value-type="float">
            <text:p>-0.885006361</text:p>
          </table:table-cell>
        </table:table-row>
        <table:table-row table:style-name="ro1">
          <table:table-cell office:value-type="string" calcext:value-type="string">
            <text:p>Ostrea_chilensis</text:p>
          </table:table-cell>
          <table:table-cell office:value-type="string" calcext:value-type="string">
            <text:p>Ostrea chilensis</text:p>
          </table:table-cell>
          <table:table-cell office:value-type="float" office:value="6139" calcext:value-type="float">
            <text:p>6139</text:p>
          </table:table-cell>
          <table:table-cell office:value-type="float" office:value="510.670793289" calcext:value-type="float">
            <text:p>510.670793289</text:p>
          </table:table-cell>
          <table:table-cell office:value-type="float" office:value="329.552540519" calcext:value-type="float">
            <text:p>329.552540519</text:p>
          </table:table-cell>
          <table:table-cell office:value-type="float" office:value="0.437412824" calcext:value-type="float">
            <text:p>0.437412824</text:p>
          </table:table-cell>
          <table:table-cell office:value-type="float" office:value="0.0402322349" calcext:value-type="float">
            <text:p>0.0402322349</text:p>
          </table:table-cell>
          <table:table-cell office:value-type="float" office:value="0.4344459968" calcext:value-type="float">
            <text:p>0.4344459968</text:p>
          </table:table-cell>
          <table:table-cell office:value-type="float" office:value="0.0759291414" calcext:value-type="float">
            <text:p>0.0759291414</text:p>
          </table:table-cell>
          <table:table-cell office:value-type="float" office:value="0.3397615223" calcext:value-type="float">
            <text:p>0.3397615223</text:p>
          </table:table-cell>
          <table:table-cell office:value-type="float" office:value="0.0660617366" calcext:value-type="float">
            <text:p>0.0660617366</text:p>
          </table:table-cell>
          <table:table-cell office:value-type="float" office:value="0.0099394811" calcext:value-type="float">
            <text:p>0.0099394811</text:p>
          </table:table-cell>
          <table:table-cell office:value-type="float" office:value="-0.1958406458" calcext:value-type="float">
            <text:p>-0.1958406458</text:p>
          </table:table-cell>
          <table:table-cell office:value-type="float" office:value="-0.1407864273" calcext:value-type="float">
            <text:p>-0.1407864273</text:p>
          </table:table-cell>
          <table:table-cell office:value-type="float" office:value="0.1209127063" calcext:value-type="float">
            <text:p>0.1209127063</text:p>
          </table:table-cell>
          <table:table-cell office:value-type="float" office:value="0.1054107867" calcext:value-type="float">
            <text:p>0.1054107867</text:p>
          </table:table-cell>
          <table:table-cell office:value-type="float" office:value="0.0709367535" calcext:value-type="float">
            <text:p>0.0709367535</text:p>
          </table:table-cell>
          <table:table-cell office:value-type="string" calcext:value-type="string">
            <text:p>nan</text:p>
          </table:table-cell>
          <table:table-cell office:value-type="float" office:value="0.3436560151" calcext:value-type="float">
            <text:p>0.3436560151</text:p>
          </table:table-cell>
          <table:table-cell office:value-type="float" office:value="0.2299691271" calcext:value-type="float">
            <text:p>0.2299691271</text:p>
          </table:table-cell>
          <table:table-cell office:value-type="string" calcext:value-type="string">
            <text:p>nan</text:p>
          </table:table-cell>
          <table:table-cell office:value-type="float" office:value="0.3436560151" calcext:value-type="float">
            <text:p>0.3436560151</text:p>
          </table:table-cell>
          <table:table-cell office:value-type="float" office:value="0.2299691271" calcext:value-type="float">
            <text:p>0.2299691271</text:p>
          </table:table-cell>
          <table:table-cell office:value-type="string" calcext:value-type="string">
            <text:p>nan</text:p>
          </table:table-cell>
          <table:table-cell office:value-type="float" office:value="0.3374895812" calcext:value-type="float">
            <text:p>0.3374895812</text:p>
          </table:table-cell>
          <table:table-cell office:value-type="float" office:value="0.2253270087" calcext:value-type="float">
            <text:p>0.2253270087</text:p>
          </table:table-cell>
          <table:table-cell office:value-type="float" office:value="0.162512856" calcext:value-type="float">
            <text:p>0.162512856</text:p>
          </table:table-cell>
          <table:table-cell office:value-type="float" office:value="0.303693431" calcext:value-type="float">
            <text:p>0.303693431</text:p>
          </table:table-cell>
          <table:table-cell office:value-type="float" office:value="0.2012780061" calcext:value-type="float">
            <text:p>0.2012780061</text:p>
          </table:table-cell>
          <table:table-cell office:value-type="float" office:value="0.1464034195" calcext:value-type="float">
            <text:p>0.1464034195</text:p>
          </table:table-cell>
          <table:table-cell office:value-type="float" office:value="0.288266723" calcext:value-type="float">
            <text:p>0.288266723</text:p>
          </table:table-cell>
          <table:table-cell office:value-type="float" office:value="0.1898800878" calcext:value-type="float">
            <text:p>0.1898800878</text:p>
          </table:table-cell>
          <table:table-cell office:value-type="string" calcext:value-type="string">
            <text:p>nan</text:p>
          </table:table-cell>
          <table:table-cell office:value-type="float" office:value="-0.3252143748" calcext:value-type="float">
            <text:p>-0.3252143748</text:p>
          </table:table-cell>
          <table:table-cell office:value-type="float" office:value="-0.9012656203" calcext:value-type="float">
            <text:p>-0.9012656203</text:p>
          </table:table-cell>
          <table:table-cell office:value-type="float" office:value="0.1844505095" calcext:value-type="float">
            <text:p>0.1844505095</text:p>
          </table:table-cell>
          <table:table-cell office:value-type="float" office:value="0.4352593938" calcext:value-type="float">
            <text:p>0.4352593938</text:p>
          </table:table-cell>
          <table:table-cell office:value-type="float" office:value="0.2954851781" calcext:value-type="float">
            <text:p>0.2954851781</text:p>
          </table:table-cell>
          <table:table-cell office:value-type="float" office:value="0.9950223226" calcext:value-type="float">
            <text:p>0.9950223226</text:p>
          </table:table-cell>
          <table:table-cell office:value-type="float" office:value="0.926164806" calcext:value-type="float">
            <text:p>0.926164806</text:p>
          </table:table-cell>
          <table:table-cell office:value-type="float" office:value="0.8152688394" calcext:value-type="float">
            <text:p>0.8152688394</text:p>
          </table:table-cell>
          <table:table-cell office:value-type="float" office:value="0.0974300371" calcext:value-type="float">
            <text:p>0.0974300371</text:p>
          </table:table-cell>
          <table:table-cell office:value-type="float" office:value="0.0860158547" calcext:value-type="float">
            <text:p>0.0860158547</text:p>
          </table:table-cell>
          <table:table-cell office:value-type="float" office:value="0.0596082103" calcext:value-type="float">
            <text:p>0.0596082103</text:p>
          </table:table-cell>
          <table:table-cell office:value-type="float" office:value="0.119971542" calcext:value-type="float">
            <text:p>0.119971542</text:p>
          </table:table-cell>
          <table:table-cell office:value-type="float" office:value="0.1064392814" calcext:value-type="float">
            <text:p>0.1064392814</text:p>
          </table:table-cell>
          <table:table-cell office:value-type="float" office:value="0.0734745316" calcext:value-type="float">
            <text:p>0.0734745316</text:p>
          </table:table-cell>
          <table:table-cell office:value-type="string" calcext:value-type="string">
            <text:p>nan</text:p>
          </table:table-cell>
          <table:table-cell office:value-type="float" office:value="0.4100925537" calcext:value-type="float">
            <text:p>0.4100925537</text:p>
          </table:table-cell>
          <table:table-cell office:value-type="float" office:value="0.2322325578" calcext:value-type="float">
            <text:p>0.2322325578</text:p>
          </table:table-cell>
          <table:table-cell office:value-type="string" calcext:value-type="string">
            <text:p>nan</text:p>
          </table:table-cell>
          <table:table-cell office:value-type="float" office:value="0.4100925537" calcext:value-type="float">
            <text:p>0.4100925537</text:p>
          </table:table-cell>
          <table:table-cell office:value-type="float" office:value="0.2322325578" calcext:value-type="float">
            <text:p>0.2322325578</text:p>
          </table:table-cell>
          <table:table-cell office:value-type="string" calcext:value-type="string">
            <text:p>nan</text:p>
          </table:table-cell>
          <table:table-cell office:value-type="float" office:value="0.3959341208" calcext:value-type="float">
            <text:p>0.3959341208</text:p>
          </table:table-cell>
          <table:table-cell office:value-type="float" office:value="0.2218640399" calcext:value-type="float">
            <text:p>0.2218640399</text:p>
          </table:table-cell>
          <table:table-cell office:value-type="float" office:value="0.1866201158" calcext:value-type="float">
            <text:p>0.1866201158</text:p>
          </table:table-cell>
          <table:table-cell office:value-type="float" office:value="0.3942961124" calcext:value-type="float">
            <text:p>0.3942961124</text:p>
          </table:table-cell>
          <table:table-cell office:value-type="float" office:value="0.2723593817" calcext:value-type="float">
            <text:p>0.2723593817</text:p>
          </table:table-cell>
          <table:table-cell office:value-type="float" office:value="0.1738478245" calcext:value-type="float">
            <text:p>0.1738478245</text:p>
          </table:table-cell>
          <table:table-cell office:value-type="float" office:value="0.3889586494" calcext:value-type="float">
            <text:p>0.3889586494</text:p>
          </table:table-cell>
          <table:table-cell office:value-type="float" office:value="0.2679216752" calcext:value-type="float">
            <text:p>0.2679216752</text:p>
          </table:table-cell>
          <table:table-cell office:value-type="float" office:value="-0.3915386726" calcext:value-type="float">
            <text:p>-0.3915386726</text:p>
          </table:table-cell>
          <table:table-cell office:value-type="float" office:value="-0.8076715572" calcext:value-type="float">
            <text:p>-0.8076715572</text:p>
          </table:table-cell>
        </table:table-row>
        <table:table-row table:style-name="ro1">
          <table:table-cell office:value-type="string" calcext:value-type="string">
            <text:p>Ostrea_edulis</text:p>
          </table:table-cell>
          <table:table-cell office:value-type="string" calcext:value-type="string">
            <text:p>Ostrea edulis</text:p>
          </table:table-cell>
          <table:table-cell office:value-type="float" office:value="5752" calcext:value-type="float">
            <text:p>5752</text:p>
          </table:table-cell>
          <table:table-cell office:value-type="float" office:value="822.495653686" calcext:value-type="float">
            <text:p>822.495653686</text:p>
          </table:table-cell>
          <table:table-cell office:value-type="float" office:value="632.239463771" calcext:value-type="float">
            <text:p>632.239463771</text:p>
          </table:table-cell>
          <table:table-cell office:value-type="float" office:value="0.4391640009" calcext:value-type="float">
            <text:p>0.4391640009</text:p>
          </table:table-cell>
          <table:table-cell office:value-type="float" office:value="0.0417544017" calcext:value-type="float">
            <text:p>0.0417544017</text:p>
          </table:table-cell>
          <table:table-cell office:value-type="float" office:value="0.4416008598" calcext:value-type="float">
            <text:p>0.4416008598</text:p>
          </table:table-cell>
          <table:table-cell office:value-type="float" office:value="0.0756093991" calcext:value-type="float">
            <text:p>0.0756093991</text:p>
          </table:table-cell>
          <table:table-cell office:value-type="float" office:value="0.3338312295" calcext:value-type="float">
            <text:p>0.3338312295</text:p>
          </table:table-cell>
          <table:table-cell office:value-type="float" office:value="0.0630194485" calcext:value-type="float">
            <text:p>0.0630194485</text:p>
          </table:table-cell>
          <table:table-cell office:value-type="float" office:value="0.0042659528" calcext:value-type="float">
            <text:p>0.0042659528</text:p>
          </table:table-cell>
          <table:table-cell office:value-type="float" office:value="-0.08886527" calcext:value-type="float">
            <text:p>-0.08886527</text:p>
          </table:table-cell>
          <table:table-cell office:value-type="float" office:value="-0.0636485096" calcext:value-type="float">
            <text:p>-0.0636485096</text:p>
          </table:table-cell>
          <table:table-cell office:value-type="float" office:value="0.0895518828" calcext:value-type="float">
            <text:p>0.0895518828</text:p>
          </table:table-cell>
          <table:table-cell office:value-type="float" office:value="0.0625323183" calcext:value-type="float">
            <text:p>0.0625323183</text:p>
          </table:table-cell>
          <table:table-cell office:value-type="float" office:value="0.0417165731" calcext:value-type="float">
            <text:p>0.0417165731</text:p>
          </table:table-cell>
          <table:table-cell office:value-type="float" office:value="-0.1185726445" calcext:value-type="float">
            <text:p>-0.1185726445</text:p>
          </table:table-cell>
          <table:table-cell office:value-type="float" office:value="-0.1284494914" calcext:value-type="float">
            <text:p>-0.1284494914</text:p>
          </table:table-cell>
          <table:table-cell office:value-type="float" office:value="-0.0853764954" calcext:value-type="float">
            <text:p>-0.0853764954</text:p>
          </table:table-cell>
          <table:table-cell office:value-type="float" office:value="-0.1185726445" calcext:value-type="float">
            <text:p>-0.1185726445</text:p>
          </table:table-cell>
          <table:table-cell office:value-type="float" office:value="-0.1284494914" calcext:value-type="float">
            <text:p>-0.1284494914</text:p>
          </table:table-cell>
          <table:table-cell office:value-type="float" office:value="-0.0853764954" calcext:value-type="float">
            <text:p>-0.0853764954</text:p>
          </table:table-cell>
          <table:table-cell office:value-type="float" office:value="-0.1435597599" calcext:value-type="float">
            <text:p>-0.1435597599</text:p>
          </table:table-cell>
          <table:table-cell office:value-type="float" office:value="-0.1487867026" calcext:value-type="float">
            <text:p>-0.1487867026</text:p>
          </table:table-cell>
          <table:table-cell office:value-type="float" office:value="-0.0993061563" calcext:value-type="float">
            <text:p>-0.0993061563</text:p>
          </table:table-cell>
          <table:table-cell office:value-type="float" office:value="-0.115472808" calcext:value-type="float">
            <text:p>-0.115472808</text:p>
          </table:table-cell>
          <table:table-cell office:value-type="float" office:value="-0.1327028729" calcext:value-type="float">
            <text:p>-0.1327028729</text:p>
          </table:table-cell>
          <table:table-cell office:value-type="float" office:value="-0.0881988166" calcext:value-type="float">
            <text:p>-0.0881988166</text:p>
          </table:table-cell>
          <table:table-cell office:value-type="float" office:value="-0.128788149" calcext:value-type="float">
            <text:p>-0.128788149</text:p>
          </table:table-cell>
          <table:table-cell office:value-type="float" office:value="-0.1504243573" calcext:value-type="float">
            <text:p>-0.1504243573</text:p>
          </table:table-cell>
          <table:table-cell office:value-type="float" office:value="-0.1000458682" calcext:value-type="float">
            <text:p>-0.1000458682</text:p>
          </table:table-cell>
          <table:table-cell office:value-type="string" calcext:value-type="string">
            <text:p>nan</text:p>
          </table:table-cell>
          <table:table-cell office:value-type="float" office:value="0.1091089261" calcext:value-type="float">
            <text:p>0.1091089261</text:p>
          </table:table-cell>
          <table:table-cell office:value-type="float" office:value="-0.4525888923" calcext:value-type="float">
            <text:p>-0.4525888923</text:p>
          </table:table-cell>
          <table:table-cell office:value-type="float" office:value="-0.105867514" calcext:value-type="float">
            <text:p>-0.105867514</text:p>
          </table:table-cell>
          <table:table-cell office:value-type="float" office:value="-0.1240493376" calcext:value-type="float">
            <text:p>-0.1240493376</text:p>
          </table:table-cell>
          <table:table-cell office:value-type="float" office:value="-0.0825939783" calcext:value-type="float">
            <text:p>-0.0825939783</text:p>
          </table:table-cell>
          <table:table-cell office:value-type="float" office:value="0.999104154" calcext:value-type="float">
            <text:p>0.999104154</text:p>
          </table:table-cell>
          <table:table-cell office:value-type="float" office:value="0.9818105807" calcext:value-type="float">
            <text:p>0.9818105807</text:p>
          </table:table-cell>
          <table:table-cell office:value-type="float" office:value="0.907511104" calcext:value-type="float">
            <text:p>0.907511104</text:p>
          </table:table-cell>
          <table:table-cell office:value-type="float" office:value="0.0447419178" calcext:value-type="float">
            <text:p>0.0447419178</text:p>
          </table:table-cell>
          <table:table-cell office:value-type="float" office:value="0.0521894697" calcext:value-type="float">
            <text:p>0.0521894697</text:p>
          </table:table-cell>
          <table:table-cell office:value-type="float" office:value="0.034873806" calcext:value-type="float">
            <text:p>0.034873806</text:p>
          </table:table-cell>
          <table:table-cell office:value-type="float" office:value="0.0945201932" calcext:value-type="float">
            <text:p>0.0945201932</text:p>
          </table:table-cell>
          <table:table-cell office:value-type="float" office:value="0.0815384628" calcext:value-type="float">
            <text:p>0.0815384628</text:p>
          </table:table-cell>
          <table:table-cell office:value-type="float" office:value="0.0549272168" calcext:value-type="float">
            <text:p>0.0549272168</text:p>
          </table:table-cell>
          <table:table-cell office:value-type="float" office:value="-0.1139239859" calcext:value-type="float">
            <text:p>-0.1139239859</text:p>
          </table:table-cell>
          <table:table-cell office:value-type="float" office:value="-0.10948484" calcext:value-type="float">
            <text:p>-0.10948484</text:p>
          </table:table-cell>
          <table:table-cell office:value-type="float" office:value="-0.0735058893" calcext:value-type="float">
            <text:p>-0.0735058893</text:p>
          </table:table-cell>
          <table:table-cell office:value-type="float" office:value="-0.1139239859" calcext:value-type="float">
            <text:p>-0.1139239859</text:p>
          </table:table-cell>
          <table:table-cell office:value-type="float" office:value="-0.10948484" calcext:value-type="float">
            <text:p>-0.10948484</text:p>
          </table:table-cell>
          <table:table-cell office:value-type="float" office:value="-0.0735058893" calcext:value-type="float">
            <text:p>-0.0735058893</text:p>
          </table:table-cell>
          <table:table-cell office:value-type="float" office:value="-0.1408957104" calcext:value-type="float">
            <text:p>-0.1408957104</text:p>
          </table:table-cell>
          <table:table-cell office:value-type="float" office:value="-0.1403968707" calcext:value-type="float">
            <text:p>-0.1403968707</text:p>
          </table:table-cell>
          <table:table-cell office:value-type="float" office:value="-0.0947428637" calcext:value-type="float">
            <text:p>-0.0947428637</text:p>
          </table:table-cell>
          <table:table-cell office:value-type="float" office:value="-0.1074933881" calcext:value-type="float">
            <text:p>-0.1074933881</text:p>
          </table:table-cell>
          <table:table-cell office:value-type="float" office:value="-0.1041835293" calcext:value-type="float">
            <text:p>-0.1041835293</text:p>
          </table:table-cell>
          <table:table-cell office:value-type="float" office:value="-0.0700781204" calcext:value-type="float">
            <text:p>-0.0700781204</text:p>
          </table:table-cell>
          <table:table-cell office:value-type="float" office:value="-0.119916865" calcext:value-type="float">
            <text:p>-0.119916865</text:p>
          </table:table-cell>
          <table:table-cell office:value-type="float" office:value="-0.1220319862" calcext:value-type="float">
            <text:p>-0.1220319862</text:p>
          </table:table-cell>
          <table:table-cell office:value-type="float" office:value="-0.0822666004" calcext:value-type="float">
            <text:p>-0.0822666004</text:p>
          </table:table-cell>
          <table:table-cell office:value-type="float" office:value="0.0883152046" calcext:value-type="float">
            <text:p>0.0883152046</text:p>
          </table:table-cell>
          <table:table-cell office:value-type="float" office:value="-0.7901189044" calcext:value-type="float">
            <text:p>-0.7901189044</text:p>
          </table:table-cell>
        </table:table-row>
        <table:table-row table:style-name="ro1">
          <table:table-cell office:value-type="string" calcext:value-type="string">
            <text:p>Ostreola_stentina</text:p>
          </table:table-cell>
          <table:table-cell office:value-type="string" calcext:value-type="string">
            <text:p>Ostrea stentina</text:p>
          </table:table-cell>
          <table:table-cell office:value-type="float" office:value="3733" calcext:value-type="float">
            <text:p>3733</text:p>
          </table:table-cell>
          <table:table-cell office:value-type="float" office:value="422.164478971" calcext:value-type="float">
            <text:p>422.164478971</text:p>
          </table:table-cell>
          <table:table-cell office:value-type="float" office:value="227.624594607" calcext:value-type="float">
            <text:p>227.624594607</text:p>
          </table:table-cell>
          <table:table-cell office:value-type="float" office:value="0.4413506249" calcext:value-type="float">
            <text:p>0.4413506249</text:p>
          </table:table-cell>
          <table:table-cell office:value-type="float" office:value="0.0430367496" calcext:value-type="float">
            <text:p>0.0430367496</text:p>
          </table:table-cell>
          <table:table-cell office:value-type="float" office:value="0.4482987068" calcext:value-type="float">
            <text:p>0.4482987068</text:p>
          </table:table-cell>
          <table:table-cell office:value-type="float" office:value="0.0827629646" calcext:value-type="float">
            <text:p>0.0827629646</text:p>
          </table:table-cell>
          <table:table-cell office:value-type="float" office:value="0.3480862935" calcext:value-type="float">
            <text:p>0.3480862935</text:p>
          </table:table-cell>
          <table:table-cell office:value-type="float" office:value="0.074531368" calcext:value-type="float">
            <text:p>0.074531368</text:p>
          </table:table-cell>
          <table:table-cell office:value-type="float" office:value="-0.0026157123" calcext:value-type="float">
            <text:p>-0.0026157123</text:p>
          </table:table-cell>
          <table:table-cell office:value-type="float" office:value="-0.1598491959" calcext:value-type="float">
            <text:p>-0.1598491959</text:p>
          </table:table-cell>
          <table:table-cell office:value-type="float" office:value="-0.1146550744" calcext:value-type="float">
            <text:p>-0.1146550744</text:p>
          </table:table-cell>
          <table:table-cell office:value-type="float" office:value="0.1124071751" calcext:value-type="float">
            <text:p>0.1124071751</text:p>
          </table:table-cell>
          <table:table-cell office:value-type="float" office:value="0.068963692" calcext:value-type="float">
            <text:p>0.068963692</text:p>
          </table:table-cell>
          <table:table-cell office:value-type="float" office:value="0.0467512579" calcext:value-type="float">
            <text:p>0.0467512579</text:p>
          </table:table-cell>
          <table:table-cell office:value-type="string" calcext:value-type="string">
            <text:p>nan</text:p>
          </table:table-cell>
          <table:table-cell office:value-type="float" office:value="0.273658468" calcext:value-type="float">
            <text:p>0.273658468</text:p>
          </table:table-cell>
          <table:table-cell office:value-type="float" office:value="0.1895000762" calcext:value-type="float">
            <text:p>0.1895000762</text:p>
          </table:table-cell>
          <table:table-cell office:value-type="string" calcext:value-type="string">
            <text:p>nan</text:p>
          </table:table-cell>
          <table:table-cell office:value-type="float" office:value="0.273658468" calcext:value-type="float">
            <text:p>0.273658468</text:p>
          </table:table-cell>
          <table:table-cell office:value-type="float" office:value="0.1895000762" calcext:value-type="float">
            <text:p>0.1895000762</text:p>
          </table:table-cell>
          <table:table-cell office:value-type="string" calcext:value-type="string">
            <text:p>nan</text:p>
          </table:table-cell>
          <table:table-cell office:value-type="float" office:value="0.2744839651" calcext:value-type="float">
            <text:p>0.2744839651</text:p>
          </table:table-cell>
          <table:table-cell office:value-type="float" office:value="0.1890244046" calcext:value-type="float">
            <text:p>0.1890244046</text:p>
          </table:table-cell>
          <table:table-cell office:value-type="float" office:value="0.1591671952" calcext:value-type="float">
            <text:p>0.1591671952</text:p>
          </table:table-cell>
          <table:table-cell office:value-type="float" office:value="0.2286610033" calcext:value-type="float">
            <text:p>0.2286610033</text:p>
          </table:table-cell>
          <table:table-cell office:value-type="float" office:value="0.1517519325" calcext:value-type="float">
            <text:p>0.1517519325</text:p>
          </table:table-cell>
          <table:table-cell office:value-type="float" office:value="0.1323283391" calcext:value-type="float">
            <text:p>0.1323283391</text:p>
          </table:table-cell>
          <table:table-cell office:value-type="float" office:value="0.223991444" calcext:value-type="float">
            <text:p>0.223991444</text:p>
          </table:table-cell>
          <table:table-cell office:value-type="float" office:value="0.1483768166" calcext:value-type="float">
            <text:p>0.1483768166</text:p>
          </table:table-cell>
          <table:table-cell office:value-type="string" calcext:value-type="string">
            <text:p>nan</text:p>
          </table:table-cell>
          <table:table-cell office:value-type="float" office:value="-0.2927763453" calcext:value-type="float">
            <text:p>-0.2927763453</text:p>
          </table:table-cell>
          <table:table-cell office:value-type="float" office:value="-0.9636768145" calcext:value-type="float">
            <text:p>-0.9636768145</text:p>
          </table:table-cell>
          <table:table-cell office:value-type="float" office:value="0.2271557105" calcext:value-type="float">
            <text:p>0.2271557105</text:p>
          </table:table-cell>
          <table:table-cell office:value-type="float" office:value="0.4075673963" calcext:value-type="float">
            <text:p>0.4075673963</text:p>
          </table:table-cell>
          <table:table-cell office:value-type="float" office:value="0.2766529145" calcext:value-type="float">
            <text:p>0.2766529145</text:p>
          </table:table-cell>
          <table:table-cell office:value-type="float" office:value="0.994684471" calcext:value-type="float">
            <text:p>0.994684471</text:p>
          </table:table-cell>
          <table:table-cell office:value-type="float" office:value="0.9407912487" calcext:value-type="float">
            <text:p>0.9407912487</text:p>
          </table:table-cell>
          <table:table-cell office:value-type="float" office:value="0.836813695" calcext:value-type="float">
            <text:p>0.836813695</text:p>
          </table:table-cell>
          <table:table-cell office:value-type="float" office:value="0.078831881" calcext:value-type="float">
            <text:p>0.078831881</text:p>
          </table:table-cell>
          <table:table-cell office:value-type="float" office:value="0.0900155103" calcext:value-type="float">
            <text:p>0.0900155103</text:p>
          </table:table-cell>
          <table:table-cell office:value-type="float" office:value="0.061242843" calcext:value-type="float">
            <text:p>0.061242843</text:p>
          </table:table-cell>
          <table:table-cell office:value-type="float" office:value="0.1216982653" calcext:value-type="float">
            <text:p>0.1216982653</text:p>
          </table:table-cell>
          <table:table-cell office:value-type="float" office:value="0.0897711059" calcext:value-type="float">
            <text:p>0.0897711059</text:p>
          </table:table-cell>
          <table:table-cell office:value-type="float" office:value="0.0619102567" calcext:value-type="float">
            <text:p>0.0619102567</text:p>
          </table:table-cell>
          <table:table-cell office:value-type="string" calcext:value-type="string">
            <text:p>nan</text:p>
          </table:table-cell>
          <table:table-cell office:value-type="float" office:value="0.3433326119" calcext:value-type="float">
            <text:p>0.3433326119</text:p>
          </table:table-cell>
          <table:table-cell office:value-type="float" office:value="0.1684797217" calcext:value-type="float">
            <text:p>0.1684797217</text:p>
          </table:table-cell>
          <table:table-cell office:value-type="string" calcext:value-type="string">
            <text:p>nan</text:p>
          </table:table-cell>
          <table:table-cell office:value-type="float" office:value="0.3433326119" calcext:value-type="float">
            <text:p>0.3433326119</text:p>
          </table:table-cell>
          <table:table-cell office:value-type="float" office:value="0.1684797217" calcext:value-type="float">
            <text:p>0.1684797217</text:p>
          </table:table-cell>
          <table:table-cell office:value-type="string" calcext:value-type="string">
            <text:p>nan</text:p>
          </table:table-cell>
          <table:table-cell office:value-type="float" office:value="0.3282396194" calcext:value-type="float">
            <text:p>0.3282396194</text:p>
          </table:table-cell>
          <table:table-cell office:value-type="float" office:value="0.1604799777" calcext:value-type="float">
            <text:p>0.1604799777</text:p>
          </table:table-cell>
          <table:table-cell office:value-type="float" office:value="0.1886346877" calcext:value-type="float">
            <text:p>0.1886346877</text:p>
          </table:table-cell>
          <table:table-cell office:value-type="float" office:value="0.3190902799" calcext:value-type="float">
            <text:p>0.3190902799</text:p>
          </table:table-cell>
          <table:table-cell office:value-type="float" office:value="0.2188893154" calcext:value-type="float">
            <text:p>0.2188893154</text:p>
          </table:table-cell>
          <table:table-cell office:value-type="float" office:value="0.1611986745" calcext:value-type="float">
            <text:p>0.1611986745</text:p>
          </table:table-cell>
          <table:table-cell office:value-type="float" office:value="0.3131487521" calcext:value-type="float">
            <text:p>0.3131487521</text:p>
          </table:table-cell>
          <table:table-cell office:value-type="float" office:value="0.2142328954" calcext:value-type="float">
            <text:p>0.2142328954</text:p>
          </table:table-cell>
          <table:table-cell office:value-type="float" office:value="-0.3470667056" calcext:value-type="float">
            <text:p>-0.3470667056</text:p>
          </table:table-cell>
          <table:table-cell office:value-type="float" office:value="-0.9034581447" calcext:value-type="float">
            <text:p>-0.9034581447</text:p>
          </table:table-cell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string" calcext:value-type="string">
            <text:p>Pan troglodytes</text:p>
          </table:table-cell>
          <table:table-cell office:value-type="float" office:value="9738" calcext:value-type="float">
            <text:p>9738</text:p>
          </table:table-cell>
          <table:table-cell office:value-type="float" office:value="415.905319367" calcext:value-type="float">
            <text:p>415.905319367</text:p>
          </table:table-cell>
          <table:table-cell office:value-type="float" office:value="315.445280623" calcext:value-type="float">
            <text:p>315.445280623</text:p>
          </table:table-cell>
          <table:table-cell office:value-type="float" office:value="0.484901322" calcext:value-type="float">
            <text:p>0.484901322</text:p>
          </table:table-cell>
          <table:table-cell office:value-type="float" office:value="0.0706235967" calcext:value-type="float">
            <text:p>0.0706235967</text:p>
          </table:table-cell>
          <table:table-cell office:value-type="float" office:value="0.5176506567" calcext:value-type="float">
            <text:p>0.5176506567</text:p>
          </table:table-cell>
          <table:table-cell office:value-type="float" office:value="0.150534077" calcext:value-type="float">
            <text:p>0.150534077</text:p>
          </table:table-cell>
          <table:table-cell office:value-type="float" office:value="0.4413932993" calcext:value-type="float">
            <text:p>0.4413932993</text:p>
          </table:table-cell>
          <table:table-cell office:value-type="float" office:value="0.0995618013" calcext:value-type="float">
            <text:p>0.0995618013</text:p>
          </table:table-cell>
          <table:table-cell office:value-type="float" office:value="-0.0044014926" calcext:value-type="float">
            <text:p>-0.0044014926</text:p>
          </table:table-cell>
          <table:table-cell office:value-type="float" office:value="-0.0971290589" calcext:value-type="float">
            <text:p>-0.0971290589</text:p>
          </table:table-cell>
          <table:table-cell office:value-type="float" office:value="-0.0702298969" calcext:value-type="float">
            <text:p>-0.0702298969</text:p>
          </table:table-cell>
          <table:table-cell office:value-type="float" office:value="0.1855528428" calcext:value-type="float">
            <text:p>0.1855528428</text:p>
          </table:table-cell>
          <table:table-cell office:value-type="float" office:value="0.2462691908" calcext:value-type="float">
            <text:p>0.2462691908</text:p>
          </table:table-cell>
          <table:table-cell office:value-type="float" office:value="0.1637501907" calcext:value-type="float">
            <text:p>0.1637501907</text:p>
          </table:table-cell>
          <table:table-cell office:value-type="float" office:value="0.2560641797" calcext:value-type="float">
            <text:p>0.2560641797</text:p>
          </table:table-cell>
          <table:table-cell office:value-type="float" office:value="0.293985117" calcext:value-type="float">
            <text:p>0.293985117</text:p>
          </table:table-cell>
          <table:table-cell office:value-type="float" office:value="0.1978104588" calcext:value-type="float">
            <text:p>0.1978104588</text:p>
          </table:table-cell>
          <table:table-cell office:value-type="float" office:value="0.2560641797" calcext:value-type="float">
            <text:p>0.2560641797</text:p>
          </table:table-cell>
          <table:table-cell office:value-type="float" office:value="0.293985117" calcext:value-type="float">
            <text:p>0.293985117</text:p>
          </table:table-cell>
          <table:table-cell office:value-type="float" office:value="0.1978104588" calcext:value-type="float">
            <text:p>0.1978104588</text:p>
          </table:table-cell>
          <table:table-cell office:value-type="float" office:value="0.3607154977" calcext:value-type="float">
            <text:p>0.3607154977</text:p>
          </table:table-cell>
          <table:table-cell office:value-type="float" office:value="0.4185129381" calcext:value-type="float">
            <text:p>0.4185129381</text:p>
          </table:table-cell>
          <table:table-cell office:value-type="float" office:value="0.2837195251" calcext:value-type="float">
            <text:p>0.2837195251</text:p>
          </table:table-cell>
          <table:table-cell office:value-type="float" office:value="0.271615989" calcext:value-type="float">
            <text:p>0.271615989</text:p>
          </table:table-cell>
          <table:table-cell office:value-type="float" office:value="0.3063115329" calcext:value-type="float">
            <text:p>0.3063115329</text:p>
          </table:table-cell>
          <table:table-cell office:value-type="float" office:value="0.2044893691" calcext:value-type="float">
            <text:p>0.2044893691</text:p>
          </table:table-cell>
          <table:table-cell office:value-type="float" office:value="0.3242416545" calcext:value-type="float">
            <text:p>0.3242416545</text:p>
          </table:table-cell>
          <table:table-cell office:value-type="float" office:value="0.3611854141" calcext:value-type="float">
            <text:p>0.3611854141</text:p>
          </table:table-cell>
          <table:table-cell office:value-type="float" office:value="0.2420407827" calcext:value-type="float">
            <text:p>0.2420407827</text:p>
          </table:table-cell>
          <table:table-cell office:value-type="string" calcext:value-type="string">
            <text:p>nan</text:p>
          </table:table-cell>
          <table:table-cell office:value-type="float" office:value="-0.4363237742" calcext:value-type="float">
            <text:p>-0.4363237742</text:p>
          </table:table-cell>
          <table:table-cell office:value-type="float" office:value="-0.9644711411" calcext:value-type="float">
            <text:p>-0.9644711411</text:p>
          </table:table-cell>
          <table:table-cell office:value-type="float" office:value="0.4504903844" calcext:value-type="float">
            <text:p>0.4504903844</text:p>
          </table:table-cell>
          <table:table-cell office:value-type="float" office:value="0.5318417024" calcext:value-type="float">
            <text:p>0.5318417024</text:p>
          </table:table-cell>
          <table:table-cell office:value-type="float" office:value="0.3702152878" calcext:value-type="float">
            <text:p>0.3702152878</text:p>
          </table:table-cell>
          <table:table-cell office:value-type="float" office:value="0.9882947485" calcext:value-type="float">
            <text:p>0.9882947485</text:p>
          </table:table-cell>
          <table:table-cell office:value-type="float" office:value="0.9165122016" calcext:value-type="float">
            <text:p>0.9165122016</text:p>
          </table:table-cell>
          <table:table-cell office:value-type="float" office:value="0.778265423" calcext:value-type="float">
            <text:p>0.778265423</text:p>
          </table:table-cell>
          <table:table-cell office:value-type="float" office:value="0.1342193531" calcext:value-type="float">
            <text:p>0.1342193531</text:p>
          </table:table-cell>
          <table:table-cell office:value-type="float" office:value="0.2393173717" calcext:value-type="float">
            <text:p>0.2393173717</text:p>
          </table:table-cell>
          <table:table-cell office:value-type="float" office:value="0.1619478518" calcext:value-type="float">
            <text:p>0.1619478518</text:p>
          </table:table-cell>
          <table:table-cell office:value-type="float" office:value="0.2247406184" calcext:value-type="float">
            <text:p>0.2247406184</text:p>
          </table:table-cell>
          <table:table-cell office:value-type="float" office:value="0.3372653289" calcext:value-type="float">
            <text:p>0.3372653289</text:p>
          </table:table-cell>
          <table:table-cell office:value-type="float" office:value="0.228577527" calcext:value-type="float">
            <text:p>0.228577527</text:p>
          </table:table-cell>
          <table:table-cell office:value-type="float" office:value="0.2504378652" calcext:value-type="float">
            <text:p>0.2504378652</text:p>
          </table:table-cell>
          <table:table-cell office:value-type="float" office:value="0.2935391448" calcext:value-type="float">
            <text:p>0.2935391448</text:p>
          </table:table-cell>
          <table:table-cell office:value-type="float" office:value="0.200731598" calcext:value-type="float">
            <text:p>0.200731598</text:p>
          </table:table-cell>
          <table:table-cell office:value-type="float" office:value="0.2504378652" calcext:value-type="float">
            <text:p>0.2504378652</text:p>
          </table:table-cell>
          <table:table-cell office:value-type="float" office:value="0.2935391448" calcext:value-type="float">
            <text:p>0.2935391448</text:p>
          </table:table-cell>
          <table:table-cell office:value-type="float" office:value="0.200731598" calcext:value-type="float">
            <text:p>0.200731598</text:p>
          </table:table-cell>
          <table:table-cell office:value-type="float" office:value="0.3605708578" calcext:value-type="float">
            <text:p>0.3605708578</text:p>
          </table:table-cell>
          <table:table-cell office:value-type="float" office:value="0.4194788006" calcext:value-type="float">
            <text:p>0.4194788006</text:p>
          </table:table-cell>
          <table:table-cell office:value-type="float" office:value="0.2872984585" calcext:value-type="float">
            <text:p>0.2872984585</text:p>
          </table:table-cell>
          <table:table-cell office:value-type="float" office:value="0.2934710862" calcext:value-type="float">
            <text:p>0.2934710862</text:p>
          </table:table-cell>
          <table:table-cell office:value-type="float" office:value="0.3661501281" calcext:value-type="float">
            <text:p>0.3661501281</text:p>
          </table:table-cell>
          <table:table-cell office:value-type="float" office:value="0.2513115648" calcext:value-type="float">
            <text:p>0.2513115648</text:p>
          </table:table-cell>
          <table:table-cell office:value-type="float" office:value="0.3505066408" calcext:value-type="float">
            <text:p>0.3505066408</text:p>
          </table:table-cell>
          <table:table-cell office:value-type="float" office:value="0.4224313734" calcext:value-type="float">
            <text:p>0.4224313734</text:p>
          </table:table-cell>
          <table:table-cell office:value-type="float" office:value="0.2907892974" calcext:value-type="float">
            <text:p>0.2907892974</text:p>
          </table:table-cell>
          <table:table-cell office:value-type="float" office:value="-0.4417109421" calcext:value-type="float">
            <text:p>-0.4417109421</text:p>
          </table:table-cell>
          <table:table-cell office:value-type="float" office:value="-0.9880588816" calcext:value-type="float">
            <text:p>-0.9880588816</text:p>
          </table:table-cell>
        </table:table-row>
        <table:table-row table:style-name="ro1">
          <table:table-cell office:value-type="string" calcext:value-type="string">
            <text:p>Parus_caeruleus</text:p>
          </table:table-cell>
          <table:table-cell office:value-type="string" calcext:value-type="string">
            <text:p>Cyanistes caeruleus</text:p>
          </table:table-cell>
          <table:table-cell office:value-type="float" office:value="3801" calcext:value-type="float">
            <text:p>3801</text:p>
          </table:table-cell>
          <table:table-cell office:value-type="float" office:value="689.137858458" calcext:value-type="float">
            <text:p>689.137858458</text:p>
          </table:table-cell>
          <table:table-cell office:value-type="float" office:value="550.858545847" calcext:value-type="float">
            <text:p>550.858545847</text:p>
          </table:table-cell>
          <table:table-cell office:value-type="float" office:value="0.494320065" calcext:value-type="float">
            <text:p>0.494320065</text:p>
          </table:table-cell>
          <table:table-cell office:value-type="float" office:value="0.0708313648" calcext:value-type="float">
            <text:p>0.0708313648</text:p>
          </table:table-cell>
          <table:table-cell office:value-type="float" office:value="0.5382706513" calcext:value-type="float">
            <text:p>0.5382706513</text:p>
          </table:table-cell>
          <table:table-cell office:value-type="float" office:value="0.1421768346" calcext:value-type="float">
            <text:p>0.1421768346</text:p>
          </table:table-cell>
          <table:table-cell office:value-type="float" office:value="0.4248662435" calcext:value-type="float">
            <text:p>0.4248662435</text:p>
          </table:table-cell>
          <table:table-cell office:value-type="float" office:value="0.0895079431" calcext:value-type="float">
            <text:p>0.0895079431</text:p>
          </table:table-cell>
          <table:table-cell office:value-type="float" office:value="-0.0064998473" calcext:value-type="float">
            <text:p>-0.0064998473</text:p>
          </table:table-cell>
          <table:table-cell office:value-type="float" office:value="-0.0282282644" calcext:value-type="float">
            <text:p>-0.0282282644</text:p>
          </table:table-cell>
          <table:table-cell office:value-type="float" office:value="-0.0187336234" calcext:value-type="float">
            <text:p>-0.0187336234</text:p>
          </table:table-cell>
          <table:table-cell office:value-type="float" office:value="0.0838780695" calcext:value-type="float">
            <text:p>0.0838780695</text:p>
          </table:table-cell>
          <table:table-cell office:value-type="float" office:value="0.0612077379" calcext:value-type="float">
            <text:p>0.0612077379</text:p>
          </table:table-cell>
          <table:table-cell office:value-type="float" office:value="0.0406328531" calcext:value-type="float">
            <text:p>0.0406328531</text:p>
          </table:table-cell>
          <table:table-cell office:value-type="float" office:value="-0.090773005" calcext:value-type="float">
            <text:p>-0.090773005</text:p>
          </table:table-cell>
          <table:table-cell office:value-type="float" office:value="-0.0503825482" calcext:value-type="float">
            <text:p>-0.0503825482</text:p>
          </table:table-cell>
          <table:table-cell office:value-type="float" office:value="-0.0349899035" calcext:value-type="float">
            <text:p>-0.0349899035</text:p>
          </table:table-cell>
          <table:table-cell office:value-type="float" office:value="-0.090773005" calcext:value-type="float">
            <text:p>-0.090773005</text:p>
          </table:table-cell>
          <table:table-cell office:value-type="float" office:value="-0.0503825482" calcext:value-type="float">
            <text:p>-0.0503825482</text:p>
          </table:table-cell>
          <table:table-cell office:value-type="float" office:value="-0.0349899035" calcext:value-type="float">
            <text:p>-0.0349899035</text:p>
          </table:table-cell>
          <table:table-cell office:value-type="string" calcext:value-type="string">
            <text:p>nan</text:p>
          </table:table-cell>
          <table:table-cell office:value-type="float" office:value="-0.0422963123" calcext:value-type="float">
            <text:p>-0.0422963123</text:p>
          </table:table-cell>
          <table:table-cell office:value-type="float" office:value="-0.0273250931" calcext:value-type="float">
            <text:p>-0.0273250931</text:p>
          </table:table-cell>
          <table:table-cell office:value-type="float" office:value="-0.0757339587" calcext:value-type="float">
            <text:p>-0.0757339587</text:p>
          </table:table-cell>
          <table:table-cell office:value-type="float" office:value="-0.0394955474" calcext:value-type="float">
            <text:p>-0.0394955474</text:p>
          </table:table-cell>
          <table:table-cell office:value-type="float" office:value="-0.026904345" calcext:value-type="float">
            <text:p>-0.026904345</text:p>
          </table:table-cell>
          <table:table-cell office:value-type="float" office:value="-0.0555812776" calcext:value-type="float">
            <text:p>-0.0555812776</text:p>
          </table:table-cell>
          <table:table-cell office:value-type="float" office:value="-0.0156403712" calcext:value-type="float">
            <text:p>-0.0156403712</text:p>
          </table:table-cell>
          <table:table-cell office:value-type="float" office:value="-0.0109469721" calcext:value-type="float">
            <text:p>-0.0109469721</text:p>
          </table:table-cell>
          <table:table-cell office:value-type="string" calcext:value-type="string">
            <text:p>nan</text:p>
          </table:table-cell>
          <table:table-cell office:value-type="float" office:value="0.0143660182" calcext:value-type="float">
            <text:p>0.0143660182</text:p>
          </table:table-cell>
          <table:table-cell office:value-type="float" office:value="-0.8043090941" calcext:value-type="float">
            <text:p>-0.8043090941</text:p>
          </table:table-cell>
          <table:table-cell office:value-type="float" office:value="-0.1360077622" calcext:value-type="float">
            <text:p>-0.1360077622</text:p>
          </table:table-cell>
          <table:table-cell office:value-type="float" office:value="-0.0735922307" calcext:value-type="float">
            <text:p>-0.0735922307</text:p>
          </table:table-cell>
          <table:table-cell office:value-type="float" office:value="-0.0502418701" calcext:value-type="float">
            <text:p>-0.0502418701</text:p>
          </table:table-cell>
          <table:table-cell office:value-type="float" office:value="0.9980658351" calcext:value-type="float">
            <text:p>0.9980658351</text:p>
          </table:table-cell>
          <table:table-cell office:value-type="float" office:value="0.9743108421" calcext:value-type="float">
            <text:p>0.9743108421</text:p>
          </table:table-cell>
          <table:table-cell office:value-type="float" office:value="0.8887613728" calcext:value-type="float">
            <text:p>0.8887613728</text:p>
          </table:table-cell>
          <table:table-cell office:value-type="float" office:value="-0.0003544857" calcext:value-type="float">
            <text:p>-0.0003544857</text:p>
          </table:table-cell>
          <table:table-cell office:value-type="float" office:value="0.0370732765" calcext:value-type="float">
            <text:p>0.0370732765</text:p>
          </table:table-cell>
          <table:table-cell office:value-type="float" office:value="0.0251673509" calcext:value-type="float">
            <text:p>0.0251673509</text:p>
          </table:table-cell>
          <table:table-cell office:value-type="float" office:value="0.0870603939" calcext:value-type="float">
            <text:p>0.0870603939</text:p>
          </table:table-cell>
          <table:table-cell office:value-type="float" office:value="0.0704483785" calcext:value-type="float">
            <text:p>0.0704483785</text:p>
          </table:table-cell>
          <table:table-cell office:value-type="float" office:value="0.0471092889" calcext:value-type="float">
            <text:p>0.0471092889</text:p>
          </table:table-cell>
          <table:table-cell office:value-type="float" office:value="-0.0991327881" calcext:value-type="float">
            <text:p>-0.0991327881</text:p>
          </table:table-cell>
          <table:table-cell office:value-type="float" office:value="-0.0786942653" calcext:value-type="float">
            <text:p>-0.0786942653</text:p>
          </table:table-cell>
          <table:table-cell office:value-type="float" office:value="-0.0536582788" calcext:value-type="float">
            <text:p>-0.0536582788</text:p>
          </table:table-cell>
          <table:table-cell office:value-type="float" office:value="-0.0991327881" calcext:value-type="float">
            <text:p>-0.0991327881</text:p>
          </table:table-cell>
          <table:table-cell office:value-type="float" office:value="-0.0786942653" calcext:value-type="float">
            <text:p>-0.0786942653</text:p>
          </table:table-cell>
          <table:table-cell office:value-type="float" office:value="-0.0536582788" calcext:value-type="float">
            <text:p>-0.0536582788</text:p>
          </table:table-cell>
          <table:table-cell office:value-type="string" calcext:value-type="string">
            <text:p>nan</text:p>
          </table:table-cell>
          <table:table-cell office:value-type="float" office:value="-0.0712251737" calcext:value-type="float">
            <text:p>-0.0712251737</text:p>
          </table:table-cell>
          <table:table-cell office:value-type="float" office:value="-0.0473697153" calcext:value-type="float">
            <text:p>-0.0473697153</text:p>
          </table:table-cell>
          <table:table-cell office:value-type="float" office:value="-0.0825030197" calcext:value-type="float">
            <text:p>-0.0825030197</text:p>
          </table:table-cell>
          <table:table-cell office:value-type="float" office:value="-0.0607323215" calcext:value-type="float">
            <text:p>-0.0607323215</text:p>
          </table:table-cell>
          <table:table-cell office:value-type="float" office:value="-0.0408725256" calcext:value-type="float">
            <text:p>-0.0408725256</text:p>
          </table:table-cell>
          <table:table-cell office:value-type="float" office:value="-0.0616521349" calcext:value-type="float">
            <text:p>-0.0616521349</text:p>
          </table:table-cell>
          <table:table-cell office:value-type="float" office:value="-0.0375680262" calcext:value-type="float">
            <text:p>-0.0375680262</text:p>
          </table:table-cell>
          <table:table-cell office:value-type="float" office:value="-0.0255182493" calcext:value-type="float">
            <text:p>-0.0255182493</text:p>
          </table:table-cell>
          <table:table-cell office:value-type="float" office:value="0.0382030504" calcext:value-type="float">
            <text:p>0.0382030504</text:p>
          </table:table-cell>
          <table:table-cell office:value-type="float" office:value="-0.5295411521" calcext:value-type="float">
            <text:p>-0.5295411521</text:p>
          </table:table-cell>
        </table:table-row>
        <table:table-row table:style-name="ro1">
          <table:table-cell office:value-type="string" calcext:value-type="string">
            <text:p>Pectinaria_koreni_nord</text:p>
          </table:table-cell>
          <table:table-cell office:value-type="string" calcext:value-type="string">
            <text:p>Pectinaria koreni</text:p>
          </table:table-cell>
          <table:table-cell office:value-type="float" office:value="4066" calcext:value-type="float">
            <text:p>4066</text:p>
          </table:table-cell>
          <table:table-cell office:value-type="float" office:value="419.930644368" calcext:value-type="float">
            <text:p>419.930644368</text:p>
          </table:table-cell>
          <table:table-cell office:value-type="float" office:value="251.858028291" calcext:value-type="float">
            <text:p>251.858028291</text:p>
          </table:table-cell>
          <table:table-cell office:value-type="float" office:value="0.5093504737" calcext:value-type="float">
            <text:p>0.5093504737</text:p>
          </table:table-cell>
          <table:table-cell office:value-type="float" office:value="0.0597016647" calcext:value-type="float">
            <text:p>0.0597016647</text:p>
          </table:table-cell>
          <table:table-cell office:value-type="float" office:value="0.5769192195" calcext:value-type="float">
            <text:p>0.5769192195</text:p>
          </table:table-cell>
          <table:table-cell office:value-type="float" office:value="0.121738302" calcext:value-type="float">
            <text:p>0.121738302</text:p>
          </table:table-cell>
          <table:table-cell office:value-type="float" office:value="0.3788046046" calcext:value-type="float">
            <text:p>0.3788046046</text:p>
          </table:table-cell>
          <table:table-cell office:value-type="float" office:value="0.0985549078" calcext:value-type="float">
            <text:p>0.0985549078</text:p>
          </table:table-cell>
          <table:table-cell office:value-type="float" office:value="0.0054060975" calcext:value-type="float">
            <text:p>0.0054060975</text:p>
          </table:table-cell>
          <table:table-cell office:value-type="float" office:value="0.0215856979" calcext:value-type="float">
            <text:p>0.0215856979</text:p>
          </table:table-cell>
          <table:table-cell office:value-type="float" office:value="0.0141770885" calcext:value-type="float">
            <text:p>0.0141770885</text:p>
          </table:table-cell>
          <table:table-cell office:value-type="float" office:value="0.0604800138" calcext:value-type="float">
            <text:p>0.0604800138</text:p>
          </table:table-cell>
          <table:table-cell office:value-type="float" office:value="0.0649850274" calcext:value-type="float">
            <text:p>0.0649850274</text:p>
          </table:table-cell>
          <table:table-cell office:value-type="float" office:value="0.0437602489" calcext:value-type="float">
            <text:p>0.0437602489</text:p>
          </table:table-cell>
          <table:table-cell office:value-type="float" office:value="-0.0238426774" calcext:value-type="float">
            <text:p>-0.0238426774</text:p>
          </table:table-cell>
          <table:table-cell office:value-type="float" office:value="0.1245633029" calcext:value-type="float">
            <text:p>0.1245633029</text:p>
          </table:table-cell>
          <table:table-cell office:value-type="float" office:value="0.086254417" calcext:value-type="float">
            <text:p>0.086254417</text:p>
          </table:table-cell>
          <table:table-cell office:value-type="float" office:value="-0.0238426774" calcext:value-type="float">
            <text:p>-0.0238426774</text:p>
          </table:table-cell>
          <table:table-cell office:value-type="float" office:value="0.1245633029" calcext:value-type="float">
            <text:p>0.1245633029</text:p>
          </table:table-cell>
          <table:table-cell office:value-type="float" office:value="0.086254417" calcext:value-type="float">
            <text:p>0.086254417</text:p>
          </table:table-cell>
          <table:table-cell office:value-type="float" office:value="0.014757849" calcext:value-type="float">
            <text:p>0.014757849</text:p>
          </table:table-cell>
          <table:table-cell office:value-type="float" office:value="0.1707210041" calcext:value-type="float">
            <text:p>0.1707210041</text:p>
          </table:table-cell>
          <table:table-cell office:value-type="float" office:value="0.1178378755" calcext:value-type="float">
            <text:p>0.1178378755</text:p>
          </table:table-cell>
          <table:table-cell office:value-type="float" office:value="-0.0093715077" calcext:value-type="float">
            <text:p>-0.0093715077</text:p>
          </table:table-cell>
          <table:table-cell office:value-type="float" office:value="0.1413048644" calcext:value-type="float">
            <text:p>0.1413048644</text:p>
          </table:table-cell>
          <table:table-cell office:value-type="float" office:value="0.0970673918" calcext:value-type="float">
            <text:p>0.0970673918</text:p>
          </table:table-cell>
          <table:table-cell office:value-type="float" office:value="0.0028627617" calcext:value-type="float">
            <text:p>0.0028627617</text:p>
          </table:table-cell>
          <table:table-cell office:value-type="float" office:value="0.1620528038" calcext:value-type="float">
            <text:p>0.1620528038</text:p>
          </table:table-cell>
          <table:table-cell office:value-type="float" office:value="0.11106105" calcext:value-type="float">
            <text:p>0.11106105</text:p>
          </table:table-cell>
          <table:table-cell office:value-type="string" calcext:value-type="string">
            <text:p>nan</text:p>
          </table:table-cell>
          <table:table-cell office:value-type="float" office:value="-0.2059236082" calcext:value-type="float">
            <text:p>-0.2059236082</text:p>
          </table:table-cell>
          <table:table-cell office:value-type="float" office:value="-0.9272203931" calcext:value-type="float">
            <text:p>-0.9272203931</text:p>
          </table:table-cell>
          <table:table-cell office:value-type="float" office:value="0.0938193886" calcext:value-type="float">
            <text:p>0.0938193886</text:p>
          </table:table-cell>
          <table:table-cell office:value-type="float" office:value="0.2382637375" calcext:value-type="float">
            <text:p>0.2382637375</text:p>
          </table:table-cell>
          <table:table-cell office:value-type="float" office:value="0.1668911832" calcext:value-type="float">
            <text:p>0.1668911832</text:p>
          </table:table-cell>
          <table:table-cell office:value-type="float" office:value="0.9996839709" calcext:value-type="float">
            <text:p>0.9996839709</text:p>
          </table:table-cell>
          <table:table-cell office:value-type="float" office:value="0.9973933888" calcext:value-type="float">
            <text:p>0.9973933888</text:p>
          </table:table-cell>
          <table:table-cell office:value-type="float" office:value="0.9689143852" calcext:value-type="float">
            <text:p>0.9689143852</text:p>
          </table:table-cell>
          <table:table-cell office:value-type="float" office:value="0.0025173965" calcext:value-type="float">
            <text:p>0.0025173965</text:p>
          </table:table-cell>
          <table:table-cell office:value-type="float" office:value="0.017240211" calcext:value-type="float">
            <text:p>0.017240211</text:p>
          </table:table-cell>
          <table:table-cell office:value-type="float" office:value="0.0118217541" calcext:value-type="float">
            <text:p>0.0118217541</text:p>
          </table:table-cell>
          <table:table-cell office:value-type="float" office:value="0.0601929248" calcext:value-type="float">
            <text:p>0.0601929248</text:p>
          </table:table-cell>
          <table:table-cell office:value-type="float" office:value="0.063806813" calcext:value-type="float">
            <text:p>0.063806813</text:p>
          </table:table-cell>
          <table:table-cell office:value-type="float" office:value="0.0433956711" calcext:value-type="float">
            <text:p>0.0433956711</text:p>
          </table:table-cell>
          <table:table-cell office:value-type="float" office:value="-0.0222416458" calcext:value-type="float">
            <text:p>-0.0222416458</text:p>
          </table:table-cell>
          <table:table-cell office:value-type="float" office:value="0.1284058252" calcext:value-type="float">
            <text:p>0.1284058252</text:p>
          </table:table-cell>
          <table:table-cell office:value-type="float" office:value="0.0898437761" calcext:value-type="float">
            <text:p>0.0898437761</text:p>
          </table:table-cell>
          <table:table-cell office:value-type="float" office:value="-0.0222416458" calcext:value-type="float">
            <text:p>-0.0222416458</text:p>
          </table:table-cell>
          <table:table-cell office:value-type="float" office:value="0.1284058252" calcext:value-type="float">
            <text:p>0.1284058252</text:p>
          </table:table-cell>
          <table:table-cell office:value-type="float" office:value="0.0898437761" calcext:value-type="float">
            <text:p>0.0898437761</text:p>
          </table:table-cell>
          <table:table-cell office:value-type="float" office:value="0.0166123633" calcext:value-type="float">
            <text:p>0.0166123633</text:p>
          </table:table-cell>
          <table:table-cell office:value-type="float" office:value="0.1753169903" calcext:value-type="float">
            <text:p>0.1753169903</text:p>
          </table:table-cell>
          <table:table-cell office:value-type="float" office:value="0.122498238" calcext:value-type="float">
            <text:p>0.122498238</text:p>
          </table:table-cell>
          <table:table-cell office:value-type="float" office:value="-0.0086520457" calcext:value-type="float">
            <text:p>-0.0086520457</text:p>
          </table:table-cell>
          <table:table-cell office:value-type="float" office:value="0.1426984926" calcext:value-type="float">
            <text:p>0.1426984926</text:p>
          </table:table-cell>
          <table:table-cell office:value-type="float" office:value="0.0992192963" calcext:value-type="float">
            <text:p>0.0992192963</text:p>
          </table:table-cell>
          <table:table-cell office:value-type="float" office:value="0.0040096947" calcext:value-type="float">
            <text:p>0.0040096947</text:p>
          </table:table-cell>
          <table:table-cell office:value-type="float" office:value="0.1642092536" calcext:value-type="float">
            <text:p>0.1642092536</text:p>
          </table:table-cell>
          <table:table-cell office:value-type="float" office:value="0.1138676409" calcext:value-type="float">
            <text:p>0.1138676409</text:p>
          </table:table-cell>
          <table:table-cell office:value-type="float" office:value="-0.2104279774" calcext:value-type="float">
            <text:p>-0.2104279774</text:p>
          </table:table-cell>
          <table:table-cell office:value-type="float" office:value="-0.8545213512" calcext:value-type="float">
            <text:p>-0.8545213512</text:p>
          </table:table-cell>
        </table:table-row>
        <table:table-row table:style-name="ro1">
          <table:table-cell office:value-type="string" calcext:value-type="string">
            <text:p>Pectinaria_koreni_sud</text:p>
          </table:table-cell>
          <table:table-cell office:value-type="string" calcext:value-type="string">
            <text:p>Pectinaria regalis</text:p>
          </table:table-cell>
          <table:table-cell office:value-type="float" office:value="3414" calcext:value-type="float">
            <text:p>3414</text:p>
          </table:table-cell>
          <table:table-cell office:value-type="float" office:value="349.246924429" calcext:value-type="float">
            <text:p>349.246924429</text:p>
          </table:table-cell>
          <table:table-cell office:value-type="float" office:value="183.789008861" calcext:value-type="float">
            <text:p>183.789008861</text:p>
          </table:table-cell>
          <table:table-cell office:value-type="float" office:value="0.4979632206" calcext:value-type="float">
            <text:p>0.4979632206</text:p>
          </table:table-cell>
          <table:table-cell office:value-type="float" office:value="0.0615877865" calcext:value-type="float">
            <text:p>0.0615877865</text:p>
          </table:table-cell>
          <table:table-cell office:value-type="float" office:value="0.5573330729" calcext:value-type="float">
            <text:p>0.5573330729</text:p>
          </table:table-cell>
          <table:table-cell office:value-type="float" office:value="0.1271197003" calcext:value-type="float">
            <text:p>0.1271197003</text:p>
          </table:table-cell>
          <table:table-cell office:value-type="float" office:value="0.3771121658" calcext:value-type="float">
            <text:p>0.3771121658</text:p>
          </table:table-cell>
          <table:table-cell office:value-type="float" office:value="0.0976519899" calcext:value-type="float">
            <text:p>0.0976519899</text:p>
          </table:table-cell>
          <table:table-cell office:value-type="float" office:value="0.0041987686" calcext:value-type="float">
            <text:p>0.0041987686</text:p>
          </table:table-cell>
          <table:table-cell office:value-type="float" office:value="-0.0252206715" calcext:value-type="float">
            <text:p>-0.0252206715</text:p>
          </table:table-cell>
          <table:table-cell office:value-type="float" office:value="-0.0180765448" calcext:value-type="float">
            <text:p>-0.0180765448</text:p>
          </table:table-cell>
          <table:table-cell office:value-type="float" office:value="0.1721181482" calcext:value-type="float">
            <text:p>0.1721181482</text:p>
          </table:table-cell>
          <table:table-cell office:value-type="float" office:value="0.1413787818" calcext:value-type="float">
            <text:p>0.1413787818</text:p>
          </table:table-cell>
          <table:table-cell office:value-type="float" office:value="0.0952181597" calcext:value-type="float">
            <text:p>0.0952181597</text:p>
          </table:table-cell>
          <table:table-cell office:value-type="string" calcext:value-type="string">
            <text:p>nan</text:p>
          </table:table-cell>
          <table:table-cell office:value-type="float" office:value="0.148191801" calcext:value-type="float">
            <text:p>0.148191801</text:p>
          </table:table-cell>
          <table:table-cell office:value-type="float" office:value="0.137580387" calcext:value-type="float">
            <text:p>0.137580387</text:p>
          </table:table-cell>
          <table:table-cell office:value-type="string" calcext:value-type="string">
            <text:p>nan</text:p>
          </table:table-cell>
          <table:table-cell office:value-type="float" office:value="0.148191801" calcext:value-type="float">
            <text:p>0.148191801</text:p>
          </table:table-cell>
          <table:table-cell office:value-type="float" office:value="0.137580387" calcext:value-type="float">
            <text:p>0.137580387</text:p>
          </table:table-cell>
          <table:table-cell office:value-type="string" calcext:value-type="string">
            <text:p>nan</text:p>
          </table:table-cell>
          <table:table-cell office:value-type="float" office:value="0.2053710826" calcext:value-type="float">
            <text:p>0.2053710826</text:p>
          </table:table-cell>
          <table:table-cell office:value-type="float" office:value="0.1609451922" calcext:value-type="float">
            <text:p>0.1609451922</text:p>
          </table:table-cell>
          <table:table-cell office:value-type="float" office:value="0.084830972" calcext:value-type="float">
            <text:p>0.084830972</text:p>
          </table:table-cell>
          <table:table-cell office:value-type="float" office:value="0.1713841782" calcext:value-type="float">
            <text:p>0.1713841782</text:p>
          </table:table-cell>
          <table:table-cell office:value-type="float" office:value="0.1159155743" calcext:value-type="float">
            <text:p>0.1159155743</text:p>
          </table:table-cell>
          <table:table-cell office:value-type="float" office:value="0.0750715037" calcext:value-type="float">
            <text:p>0.0750715037</text:p>
          </table:table-cell>
          <table:table-cell office:value-type="float" office:value="0.1598380554" calcext:value-type="float">
            <text:p>0.1598380554</text:p>
          </table:table-cell>
          <table:table-cell office:value-type="float" office:value="0.1080144632" calcext:value-type="float">
            <text:p>0.1080144632</text:p>
          </table:table-cell>
          <table:table-cell office:value-type="string" calcext:value-type="string">
            <text:p>nan</text:p>
          </table:table-cell>
          <table:table-cell office:value-type="float" office:value="-0.2841066404" calcext:value-type="float">
            <text:p>-0.2841066404</text:p>
          </table:table-cell>
          <table:table-cell office:value-type="float" office:value="-0.95487215" calcext:value-type="float">
            <text:p>-0.95487215</text:p>
          </table:table-cell>
          <table:table-cell office:value-type="float" office:value="0.2092825804" calcext:value-type="float">
            <text:p>0.2092825804</text:p>
          </table:table-cell>
          <table:table-cell office:value-type="float" office:value="0.3376119466" calcext:value-type="float">
            <text:p>0.3376119466</text:p>
          </table:table-cell>
          <table:table-cell office:value-type="float" office:value="0.2350504248" calcext:value-type="float">
            <text:p>0.2350504248</text:p>
          </table:table-cell>
          <table:table-cell office:value-type="float" office:value="0.9971893366" calcext:value-type="float">
            <text:p>0.9971893366</text:p>
          </table:table-cell>
          <table:table-cell office:value-type="float" office:value="0.9909714767" calcext:value-type="float">
            <text:p>0.9909714767</text:p>
          </table:table-cell>
          <table:table-cell office:value-type="float" office:value="0.9491481976" calcext:value-type="float">
            <text:p>0.9491481976</text:p>
          </table:table-cell>
          <table:table-cell office:value-type="float" office:value="0.0610213184" calcext:value-type="float">
            <text:p>0.0610213184</text:p>
          </table:table-cell>
          <table:table-cell office:value-type="float" office:value="0.0545285432" calcext:value-type="float">
            <text:p>0.0545285432</text:p>
          </table:table-cell>
          <table:table-cell office:value-type="float" office:value="0.0369725482" calcext:value-type="float">
            <text:p>0.0369725482</text:p>
          </table:table-cell>
          <table:table-cell office:value-type="float" office:value="0.1801081037" calcext:value-type="float">
            <text:p>0.1801081037</text:p>
          </table:table-cell>
          <table:table-cell office:value-type="float" office:value="0.1545910108" calcext:value-type="float">
            <text:p>0.1545910108</text:p>
          </table:table-cell>
          <table:table-cell office:value-type="float" office:value="0.1056596263" calcext:value-type="float">
            <text:p>0.1056596263</text:p>
          </table:table-cell>
          <table:table-cell office:value-type="string" calcext:value-type="string">
            <text:p>nan</text:p>
          </table:table-cell>
          <table:table-cell office:value-type="float" office:value="0.1554548296" calcext:value-type="float">
            <text:p>0.1554548296</text:p>
          </table:table-cell>
          <table:table-cell office:value-type="float" office:value="0.110644509" calcext:value-type="float">
            <text:p>0.110644509</text:p>
          </table:table-cell>
          <table:table-cell office:value-type="string" calcext:value-type="string">
            <text:p>nan</text:p>
          </table:table-cell>
          <table:table-cell office:value-type="float" office:value="0.1554548296" calcext:value-type="float">
            <text:p>0.1554548296</text:p>
          </table:table-cell>
          <table:table-cell office:value-type="float" office:value="0.110644509" calcext:value-type="float">
            <text:p>0.110644509</text:p>
          </table:table-cell>
          <table:table-cell office:value-type="string" calcext:value-type="string">
            <text:p>nan</text:p>
          </table:table-cell>
          <table:table-cell office:value-type="float" office:value="0.2179822838" calcext:value-type="float">
            <text:p>0.2179822838</text:p>
          </table:table-cell>
          <table:table-cell office:value-type="float" office:value="0.1544077772" calcext:value-type="float">
            <text:p>0.1544077772</text:p>
          </table:table-cell>
          <table:table-cell office:value-type="float" office:value="0.0989756513" calcext:value-type="float">
            <text:p>0.0989756513</text:p>
          </table:table-cell>
          <table:table-cell office:value-type="float" office:value="0.1946865923" calcext:value-type="float">
            <text:p>0.1946865923</text:p>
          </table:table-cell>
          <table:table-cell office:value-type="float" office:value="0.1340264218" calcext:value-type="float">
            <text:p>0.1340264218</text:p>
          </table:table-cell>
          <table:table-cell office:value-type="float" office:value="0.0919630598" calcext:value-type="float">
            <text:p>0.0919630598</text:p>
          </table:table-cell>
          <table:table-cell office:value-type="float" office:value="0.1872808205" calcext:value-type="float">
            <text:p>0.1872808205</text:p>
          </table:table-cell>
          <table:table-cell office:value-type="float" office:value="0.1289225686" calcext:value-type="float">
            <text:p>0.1289225686</text:p>
          </table:table-cell>
          <table:table-cell office:value-type="float" office:value="-0.2963700943" calcext:value-type="float">
            <text:p>-0.2963700943</text:p>
          </table:table-cell>
          <table:table-cell office:value-type="float" office:value="-0.9987558015" calcext:value-type="float">
            <text:p>-0.9987558015</text:p>
          </table:table-cell>
        </table:table-row>
        <table:table-row table:style-name="ro1">
          <table:table-cell office:value-type="string" calcext:value-type="string">
            <text:p>Pheidole_pallidula</text:p>
          </table:table-cell>
          <table:table-cell office:value-type="string" calcext:value-type="string">
            <text:p>Pheidole pallidula</text:p>
          </table:table-cell>
          <table:table-cell office:value-type="float" office:value="12890" calcext:value-type="float">
            <text:p>12890</text:p>
          </table:table-cell>
          <table:table-cell office:value-type="float" office:value="1180.03188518" calcext:value-type="float">
            <text:p>1180.03188518</text:p>
          </table:table-cell>
          <table:table-cell office:value-type="float" office:value="1295.69054869" calcext:value-type="float">
            <text:p>1295.69054869</text:p>
          </table:table-cell>
          <table:table-cell office:value-type="float" office:value="0.4557500459" calcext:value-type="float">
            <text:p>0.4557500459</text:p>
          </table:table-cell>
          <table:table-cell office:value-type="float" office:value="0.0734260442" calcext:value-type="float">
            <text:p>0.0734260442</text:p>
          </table:table-cell>
          <table:table-cell office:value-type="float" office:value="0.4816937994" calcext:value-type="float">
            <text:p>0.4816937994</text:p>
          </table:table-cell>
          <table:table-cell office:value-type="float" office:value="0.1299961543" calcext:value-type="float">
            <text:p>0.1299961543</text:p>
          </table:table-cell>
          <table:table-cell office:value-type="float" office:value="0.3947378268" calcext:value-type="float">
            <text:p>0.3947378268</text:p>
          </table:table-cell>
          <table:table-cell office:value-type="float" office:value="0.0833663896" calcext:value-type="float">
            <text:p>0.0833663896</text:p>
          </table:table-cell>
          <table:table-cell office:value-type="float" office:value="-0.0019304647" calcext:value-type="float">
            <text:p>-0.0019304647</text:p>
          </table:table-cell>
          <table:table-cell office:value-type="float" office:value="-0.020499812" calcext:value-type="float">
            <text:p>-0.020499812</text:p>
          </table:table-cell>
          <table:table-cell office:value-type="float" office:value="-0.0108342526" calcext:value-type="float">
            <text:p>-0.0108342526</text:p>
          </table:table-cell>
          <table:table-cell office:value-type="float" office:value="-0.062450528" calcext:value-type="float">
            <text:p>-0.062450528</text:p>
          </table:table-cell>
          <table:table-cell office:value-type="float" office:value="-0.0835669622" calcext:value-type="float">
            <text:p>-0.0835669622</text:p>
          </table:table-cell>
          <table:table-cell office:value-type="float" office:value="-0.055123722" calcext:value-type="float">
            <text:p>-0.055123722</text:p>
          </table:table-cell>
          <table:table-cell office:value-type="float" office:value="0.2050556171" calcext:value-type="float">
            <text:p>0.2050556171</text:p>
          </table:table-cell>
          <table:table-cell office:value-type="float" office:value="0.2463701314" calcext:value-type="float">
            <text:p>0.2463701314</text:p>
          </table:table-cell>
          <table:table-cell office:value-type="float" office:value="0.1621327974" calcext:value-type="float">
            <text:p>0.1621327974</text:p>
          </table:table-cell>
          <table:table-cell office:value-type="float" office:value="0.2050556171" calcext:value-type="float">
            <text:p>0.2050556171</text:p>
          </table:table-cell>
          <table:table-cell office:value-type="float" office:value="0.2463701314" calcext:value-type="float">
            <text:p>0.2463701314</text:p>
          </table:table-cell>
          <table:table-cell office:value-type="float" office:value="0.1621327974" calcext:value-type="float">
            <text:p>0.1621327974</text:p>
          </table:table-cell>
          <table:table-cell office:value-type="string" calcext:value-type="string">
            <text:p>nan</text:p>
          </table:table-cell>
          <table:table-cell office:value-type="float" office:value="0.2418242603" calcext:value-type="float">
            <text:p>0.2418242603</text:p>
          </table:table-cell>
          <table:table-cell office:value-type="float" office:value="0.1576209346" calcext:value-type="float">
            <text:p>0.1576209346</text:p>
          </table:table-cell>
          <table:table-cell office:value-type="float" office:value="0.2062362734" calcext:value-type="float">
            <text:p>0.2062362734</text:p>
          </table:table-cell>
          <table:table-cell office:value-type="float" office:value="0.2491712915" calcext:value-type="float">
            <text:p>0.2491712915</text:p>
          </table:table-cell>
          <table:table-cell office:value-type="float" office:value="0.1649789339" calcext:value-type="float">
            <text:p>0.1649789339</text:p>
          </table:table-cell>
          <table:table-cell office:value-type="string" calcext:value-type="string">
            <text:p>nan</text:p>
          </table:table-cell>
          <table:table-cell office:value-type="float" office:value="0.2449007527" calcext:value-type="float">
            <text:p>0.2449007527</text:p>
          </table:table-cell>
          <table:table-cell office:value-type="float" office:value="0.1612280339" calcext:value-type="float">
            <text:p>0.1612280339</text:p>
          </table:table-cell>
          <table:table-cell office:value-type="string" calcext:value-type="string">
            <text:p>nan</text:p>
          </table:table-cell>
          <table:table-cell office:value-type="float" office:value="-0.2357356767" calcext:value-type="float">
            <text:p>-0.2357356767</text:p>
          </table:table-cell>
          <table:table-cell office:value-type="float" office:value="-0.7535703324" calcext:value-type="float">
            <text:p>-0.7535703324</text:p>
          </table:table-cell>
          <table:table-cell office:value-type="float" office:value="0.1306944796" calcext:value-type="float">
            <text:p>0.1306944796</text:p>
          </table:table-cell>
          <table:table-cell office:value-type="float" office:value="0.278843752" calcext:value-type="float">
            <text:p>0.278843752</text:p>
          </table:table-cell>
          <table:table-cell office:value-type="float" office:value="0.1826156481" calcext:value-type="float">
            <text:p>0.1826156481</text:p>
          </table:table-cell>
          <table:table-cell office:value-type="float" office:value="0.9811791493" calcext:value-type="float">
            <text:p>0.9811791493</text:p>
          </table:table-cell>
          <table:table-cell office:value-type="float" office:value="0.970473744" calcext:value-type="float">
            <text:p>0.970473744</text:p>
          </table:table-cell>
          <table:table-cell office:value-type="float" office:value="0.8648320417" calcext:value-type="float">
            <text:p>0.8648320417</text:p>
          </table:table-cell>
          <table:table-cell office:value-type="float" office:value="-0.0515653231" calcext:value-type="float">
            <text:p>-0.0515653231</text:p>
          </table:table-cell>
          <table:table-cell office:value-type="float" office:value="-0.0635354643" calcext:value-type="float">
            <text:p>-0.0635354643</text:p>
          </table:table-cell>
          <table:table-cell office:value-type="float" office:value="-0.0401842726" calcext:value-type="float">
            <text:p>-0.0401842726</text:p>
          </table:table-cell>
          <table:table-cell office:value-type="float" office:value="-0.0729009442" calcext:value-type="float">
            <text:p>-0.0729009442</text:p>
          </table:table-cell>
          <table:table-cell office:value-type="float" office:value="-0.0931766122" calcext:value-type="float">
            <text:p>-0.0931766122</text:p>
          </table:table-cell>
          <table:table-cell office:value-type="float" office:value="-0.0620275795" calcext:value-type="float">
            <text:p>-0.0620275795</text:p>
          </table:table-cell>
          <table:table-cell office:value-type="float" office:value="0.2621556902" calcext:value-type="float">
            <text:p>0.2621556902</text:p>
          </table:table-cell>
          <table:table-cell office:value-type="float" office:value="0.3156457157" calcext:value-type="float">
            <text:p>0.3156457157</text:p>
          </table:table-cell>
          <table:table-cell office:value-type="float" office:value="0.2092965103" calcext:value-type="float">
            <text:p>0.2092965103</text:p>
          </table:table-cell>
          <table:table-cell office:value-type="float" office:value="0.2621556902" calcext:value-type="float">
            <text:p>0.2621556902</text:p>
          </table:table-cell>
          <table:table-cell office:value-type="float" office:value="0.3156457157" calcext:value-type="float">
            <text:p>0.3156457157</text:p>
          </table:table-cell>
          <table:table-cell office:value-type="float" office:value="0.2092965103" calcext:value-type="float">
            <text:p>0.2092965103</text:p>
          </table:table-cell>
          <table:table-cell office:value-type="string" calcext:value-type="string">
            <text:p>nan</text:p>
          </table:table-cell>
          <table:table-cell office:value-type="float" office:value="0.2971805317" calcext:value-type="float">
            <text:p>0.2971805317</text:p>
          </table:table-cell>
          <table:table-cell office:value-type="float" office:value="0.1819907175" calcext:value-type="float">
            <text:p>0.1819907175</text:p>
          </table:table-cell>
          <table:table-cell office:value-type="float" office:value="0.2559753762" calcext:value-type="float">
            <text:p>0.2559753762</text:p>
          </table:table-cell>
          <table:table-cell office:value-type="float" office:value="0.3095577479" calcext:value-type="float">
            <text:p>0.3095577479</text:p>
          </table:table-cell>
          <table:table-cell office:value-type="float" office:value="0.2060902041" calcext:value-type="float">
            <text:p>0.2060902041</text:p>
          </table:table-cell>
          <table:table-cell office:value-type="string" calcext:value-type="string">
            <text:p>nan</text:p>
          </table:table-cell>
          <table:table-cell office:value-type="float" office:value="0.292272063" calcext:value-type="float">
            <text:p>0.292272063</text:p>
          </table:table-cell>
          <table:table-cell office:value-type="float" office:value="0.1802447745" calcext:value-type="float">
            <text:p>0.1802447745</text:p>
          </table:table-cell>
          <table:table-cell office:value-type="float" office:value="-0.2830184524" calcext:value-type="float">
            <text:p>-0.2830184524</text:p>
          </table:table-cell>
          <table:table-cell office:value-type="float" office:value="-0.8104963624" calcext:value-type="float">
            <text:p>-0.8104963624</text:p>
          </table:table-cell>
        </table:table-row>
        <table:table-row table:style-name="ro1">
          <table:table-cell office:value-type="string" calcext:value-type="string">
            <text:p>Physa_acuta</text:p>
          </table:table-cell>
          <table:table-cell office:value-type="string" calcext:value-type="string">
            <text:p>Physella acuta</text:p>
          </table:table-cell>
          <table:table-cell office:value-type="float" office:value="8000" calcext:value-type="float">
            <text:p>8000</text:p>
          </table:table-cell>
          <table:table-cell office:value-type="float" office:value="816.09375" calcext:value-type="float">
            <text:p>816.09375</text:p>
          </table:table-cell>
          <table:table-cell office:value-type="float" office:value="622.772384954" calcext:value-type="float">
            <text:p>622.772384954</text:p>
          </table:table-cell>
          <table:table-cell office:value-type="float" office:value="0.4466016988" calcext:value-type="float">
            <text:p>0.4466016988</text:p>
          </table:table-cell>
          <table:table-cell office:value-type="float" office:value="0.0588560712" calcext:value-type="float">
            <text:p>0.0588560712</text:p>
          </table:table-cell>
          <table:table-cell office:value-type="float" office:value="0.447359385" calcext:value-type="float">
            <text:p>0.447359385</text:p>
          </table:table-cell>
          <table:table-cell office:value-type="float" office:value="0.1307468648" calcext:value-type="float">
            <text:p>0.1307468648</text:p>
          </table:table-cell>
          <table:table-cell office:value-type="float" office:value="0.3305828128" calcext:value-type="float">
            <text:p>0.3305828128</text:p>
          </table:table-cell>
          <table:table-cell office:value-type="float" office:value="0.0781318079" calcext:value-type="float">
            <text:p>0.0781318079</text:p>
          </table:table-cell>
          <table:table-cell office:value-type="float" office:value="-0.0080477697" calcext:value-type="float">
            <text:p>-0.0080477697</text:p>
          </table:table-cell>
          <table:table-cell office:value-type="float" office:value="-0.2010715264" calcext:value-type="float">
            <text:p>-0.2010715264</text:p>
          </table:table-cell>
          <table:table-cell office:value-type="float" office:value="-0.1448535178" calcext:value-type="float">
            <text:p>-0.1448535178</text:p>
          </table:table-cell>
          <table:table-cell office:value-type="float" office:value="0.0194201829" calcext:value-type="float">
            <text:p>0.0194201829</text:p>
          </table:table-cell>
          <table:table-cell office:value-type="float" office:value="-0.0481646042" calcext:value-type="float">
            <text:p>-0.0481646042</text:p>
          </table:table-cell>
          <table:table-cell office:value-type="float" office:value="-0.0326627186" calcext:value-type="float">
            <text:p>-0.0326627186</text:p>
          </table:table-cell>
          <table:table-cell office:value-type="float" office:value="-0.0791329639" calcext:value-type="float">
            <text:p>-0.0791329639</text:p>
          </table:table-cell>
          <table:table-cell office:value-type="float" office:value="-0.077108576" calcext:value-type="float">
            <text:p>-0.077108576</text:p>
          </table:table-cell>
          <table:table-cell office:value-type="float" office:value="-0.0512879885" calcext:value-type="float">
            <text:p>-0.0512879885</text:p>
          </table:table-cell>
          <table:table-cell office:value-type="float" office:value="-0.0791329639" calcext:value-type="float">
            <text:p>-0.0791329639</text:p>
          </table:table-cell>
          <table:table-cell office:value-type="float" office:value="-0.077108576" calcext:value-type="float">
            <text:p>-0.077108576</text:p>
          </table:table-cell>
          <table:table-cell office:value-type="float" office:value="-0.0512879885" calcext:value-type="float">
            <text:p>-0.0512879885</text:p>
          </table:table-cell>
          <table:table-cell office:value-type="float" office:value="-0.0673215696" calcext:value-type="float">
            <text:p>-0.0673215696</text:p>
          </table:table-cell>
          <table:table-cell office:value-type="float" office:value="-0.0463962726" calcext:value-type="float">
            <text:p>-0.0463962726</text:p>
          </table:table-cell>
          <table:table-cell office:value-type="float" office:value="-0.0308235694" calcext:value-type="float">
            <text:p>-0.0308235694</text:p>
          </table:table-cell>
          <table:table-cell office:value-type="float" office:value="-0.0905839655" calcext:value-type="float">
            <text:p>-0.0905839655</text:p>
          </table:table-cell>
          <table:table-cell office:value-type="float" office:value="-0.0937879318" calcext:value-type="float">
            <text:p>-0.0937879318</text:p>
          </table:table-cell>
          <table:table-cell office:value-type="float" office:value="-0.06227828" calcext:value-type="float">
            <text:p>-0.06227828</text:p>
          </table:table-cell>
          <table:table-cell office:value-type="float" office:value="-0.0454403302" calcext:value-type="float">
            <text:p>-0.0454403302</text:p>
          </table:table-cell>
          <table:table-cell office:value-type="float" office:value="-0.0488039087" calcext:value-type="float">
            <text:p>-0.0488039087</text:p>
          </table:table-cell>
          <table:table-cell office:value-type="float" office:value="-0.032413475" calcext:value-type="float">
            <text:p>-0.032413475</text:p>
          </table:table-cell>
          <table:table-cell office:value-type="string" calcext:value-type="string">
            <text:p>nan</text:p>
          </table:table-cell>
          <table:table-cell office:value-type="float" office:value="0.0055814955" calcext:value-type="float">
            <text:p>0.0055814955</text:p>
          </table:table-cell>
          <table:table-cell office:value-type="float" office:value="-0.44370337" calcext:value-type="float">
            <text:p>-0.44370337</text:p>
          </table:table-cell>
          <table:table-cell office:value-type="float" office:value="-0.0033276823" calcext:value-type="float">
            <text:p>-0.0033276823</text:p>
          </table:table-cell>
          <table:table-cell office:value-type="float" office:value="-0.0017449622" calcext:value-type="float">
            <text:p>-0.0017449622</text:p>
          </table:table-cell>
          <table:table-cell office:value-type="float" office:value="-0.0009721576" calcext:value-type="float">
            <text:p>-0.0009721576</text:p>
          </table:table-cell>
          <table:table-cell office:value-type="float" office:value="0.9952094807" calcext:value-type="float">
            <text:p>0.9952094807</text:p>
          </table:table-cell>
          <table:table-cell office:value-type="float" office:value="0.9212553786" calcext:value-type="float">
            <text:p>0.9212553786</text:p>
          </table:table-cell>
          <table:table-cell office:value-type="float" office:value="0.7876506928" calcext:value-type="float">
            <text:p>0.7876506928</text:p>
          </table:table-cell>
          <table:table-cell office:value-type="float" office:value="0.0749831294" calcext:value-type="float">
            <text:p>0.0749831294</text:p>
          </table:table-cell>
          <table:table-cell office:value-type="float" office:value="0.1044836528" calcext:value-type="float">
            <text:p>0.1044836528</text:p>
          </table:table-cell>
          <table:table-cell office:value-type="float" office:value="0.0698448104" calcext:value-type="float">
            <text:p>0.0698448104</text:p>
          </table:table-cell>
          <table:table-cell office:value-type="float" office:value="0.0460508412" calcext:value-type="float">
            <text:p>0.0460508412</text:p>
          </table:table-cell>
          <table:table-cell office:value-type="float" office:value="0.0423505619" calcext:value-type="float">
            <text:p>0.0423505619</text:p>
          </table:table-cell>
          <table:table-cell office:value-type="float" office:value="0.0286086802" calcext:value-type="float">
            <text:p>0.0286086802</text:p>
          </table:table-cell>
          <table:table-cell office:value-type="float" office:value="-0.0666659742" calcext:value-type="float">
            <text:p>-0.0666659742</text:p>
          </table:table-cell>
          <table:table-cell office:value-type="float" office:value="-0.0369028495" calcext:value-type="float">
            <text:p>-0.0369028495</text:p>
          </table:table-cell>
          <table:table-cell office:value-type="float" office:value="-0.0248255984" calcext:value-type="float">
            <text:p>-0.0248255984</text:p>
          </table:table-cell>
          <table:table-cell office:value-type="float" office:value="-0.0666659742" calcext:value-type="float">
            <text:p>-0.0666659742</text:p>
          </table:table-cell>
          <table:table-cell office:value-type="float" office:value="-0.0369028495" calcext:value-type="float">
            <text:p>-0.0369028495</text:p>
          </table:table-cell>
          <table:table-cell office:value-type="float" office:value="-0.0248255984" calcext:value-type="float">
            <text:p>-0.0248255984</text:p>
          </table:table-cell>
          <table:table-cell office:value-type="float" office:value="-0.0629044939" calcext:value-type="float">
            <text:p>-0.0629044939</text:p>
          </table:table-cell>
          <table:table-cell office:value-type="float" office:value="-0.0366266467" calcext:value-type="float">
            <text:p>-0.0366266467</text:p>
          </table:table-cell>
          <table:table-cell office:value-type="float" office:value="-0.0246248019" calcext:value-type="float">
            <text:p>-0.0246248019</text:p>
          </table:table-cell>
          <table:table-cell office:value-type="float" office:value="-0.0691002824" calcext:value-type="float">
            <text:p>-0.0691002824</text:p>
          </table:table-cell>
          <table:table-cell office:value-type="float" office:value="-0.0271786136" calcext:value-type="float">
            <text:p>-0.0271786136</text:p>
          </table:table-cell>
          <table:table-cell office:value-type="float" office:value="-0.0182577145" calcext:value-type="float">
            <text:p>-0.0182577145</text:p>
          </table:table-cell>
          <table:table-cell office:value-type="float" office:value="-0.0279548009" calcext:value-type="float">
            <text:p>-0.0279548009</text:p>
          </table:table-cell>
          <table:table-cell office:value-type="float" office:value="-0.000666762" calcext:value-type="float">
            <text:p>-0.000666762</text:p>
          </table:table-cell>
          <table:table-cell office:value-type="float" office:value="-0.0005029037" calcext:value-type="float">
            <text:p>-0.0005029037</text:p>
          </table:table-cell>
          <table:table-cell office:value-type="float" office:value="-0.0224330969" calcext:value-type="float">
            <text:p>-0.0224330969</text:p>
          </table:table-cell>
          <table:table-cell office:value-type="float" office:value="-0.7015903859" calcext:value-type="float">
            <text:p>-0.7015903859</text:p>
          </table:table-cell>
        </table:table-row>
        <table:table-row table:style-name="ro1">
          <table:table-cell office:value-type="string" calcext:value-type="string">
            <text:p>Physa_gyrina</text:p>
          </table:table-cell>
          <table:table-cell office:value-type="string" calcext:value-type="string">
            <text:p>Physella gyrina</text:p>
          </table:table-cell>
          <table:table-cell office:value-type="float" office:value="9867" calcext:value-type="float">
            <text:p>9867</text:p>
          </table:table-cell>
          <table:table-cell office:value-type="float" office:value="487.696969697" calcext:value-type="float">
            <text:p>487.696969697</text:p>
          </table:table-cell>
          <table:table-cell office:value-type="float" office:value="352.040300761" calcext:value-type="float">
            <text:p>352.040300761</text:p>
          </table:table-cell>
          <table:table-cell office:value-type="float" office:value="0.4356150606" calcext:value-type="float">
            <text:p>0.4356150606</text:p>
          </table:table-cell>
          <table:table-cell office:value-type="float" office:value="0.0555706554" calcext:value-type="float">
            <text:p>0.0555706554</text:p>
          </table:table-cell>
          <table:table-cell office:value-type="float" office:value="0.4245505966" calcext:value-type="float">
            <text:p>0.4245505966</text:p>
          </table:table-cell>
          <table:table-cell office:value-type="float" office:value="0.1232369687" calcext:value-type="float">
            <text:p>0.1232369687</text:p>
          </table:table-cell>
          <table:table-cell office:value-type="float" office:value="0.3234119905" calcext:value-type="float">
            <text:p>0.3234119905</text:p>
          </table:table-cell>
          <table:table-cell office:value-type="float" office:value="0.0760214197" calcext:value-type="float">
            <text:p>0.0760214197</text:p>
          </table:table-cell>
          <table:table-cell office:value-type="float" office:value="-0.0076045288" calcext:value-type="float">
            <text:p>-0.0076045288</text:p>
          </table:table-cell>
          <table:table-cell office:value-type="float" office:value="-0.2385225254" calcext:value-type="float">
            <text:p>-0.2385225254</text:p>
          </table:table-cell>
          <table:table-cell office:value-type="float" office:value="-0.1739010723" calcext:value-type="float">
            <text:p>-0.1739010723</text:p>
          </table:table-cell>
          <table:table-cell office:value-type="float" office:value="0.1293410735" calcext:value-type="float">
            <text:p>0.1293410735</text:p>
          </table:table-cell>
          <table:table-cell office:value-type="float" office:value="0.1026425364" calcext:value-type="float">
            <text:p>0.1026425364</text:p>
          </table:table-cell>
          <table:table-cell office:value-type="float" office:value="0.0684204692" calcext:value-type="float">
            <text:p>0.0684204692</text:p>
          </table:table-cell>
          <table:table-cell office:value-type="float" office:value="0.2171111352" calcext:value-type="float">
            <text:p>0.2171111352</text:p>
          </table:table-cell>
          <table:table-cell office:value-type="float" office:value="0.3363899209" calcext:value-type="float">
            <text:p>0.3363899209</text:p>
          </table:table-cell>
          <table:table-cell office:value-type="float" office:value="0.225701607" calcext:value-type="float">
            <text:p>0.225701607</text:p>
          </table:table-cell>
          <table:table-cell office:value-type="float" office:value="0.2171111352" calcext:value-type="float">
            <text:p>0.2171111352</text:p>
          </table:table-cell>
          <table:table-cell office:value-type="float" office:value="0.3363899209" calcext:value-type="float">
            <text:p>0.3363899209</text:p>
          </table:table-cell>
          <table:table-cell office:value-type="float" office:value="0.225701607" calcext:value-type="float">
            <text:p>0.225701607</text:p>
          </table:table-cell>
          <table:table-cell office:value-type="float" office:value="0.2241617512" calcext:value-type="float">
            <text:p>0.2241617512</text:p>
          </table:table-cell>
          <table:table-cell office:value-type="float" office:value="0.3667541144" calcext:value-type="float">
            <text:p>0.3667541144</text:p>
          </table:table-cell>
          <table:table-cell office:value-type="float" office:value="0.2467981335" calcext:value-type="float">
            <text:p>0.2467981335</text:p>
          </table:table-cell>
          <table:table-cell office:value-type="float" office:value="0.2010593919" calcext:value-type="float">
            <text:p>0.2010593919</text:p>
          </table:table-cell>
          <table:table-cell office:value-type="float" office:value="0.2926533674" calcext:value-type="float">
            <text:p>0.2926533674</text:p>
          </table:table-cell>
          <table:table-cell office:value-type="float" office:value="0.1933112982" calcext:value-type="float">
            <text:p>0.1933112982</text:p>
          </table:table-cell>
          <table:table-cell office:value-type="float" office:value="0.2128057976" calcext:value-type="float">
            <text:p>0.2128057976</text:p>
          </table:table-cell>
          <table:table-cell office:value-type="float" office:value="0.3031036345" calcext:value-type="float">
            <text:p>0.3031036345</text:p>
          </table:table-cell>
          <table:table-cell office:value-type="float" office:value="0.2003029771" calcext:value-type="float">
            <text:p>0.2003029771</text:p>
          </table:table-cell>
          <table:table-cell office:value-type="string" calcext:value-type="string">
            <text:p>nan</text:p>
          </table:table-cell>
          <table:table-cell office:value-type="float" office:value="-0.3852543326" calcext:value-type="float">
            <text:p>-0.3852543326</text:p>
          </table:table-cell>
          <table:table-cell office:value-type="float" office:value="-0.9394463263" calcext:value-type="float">
            <text:p>-0.9394463263</text:p>
          </table:table-cell>
          <table:table-cell office:value-type="float" office:value="0.3425307511" calcext:value-type="float">
            <text:p>0.3425307511</text:p>
          </table:table-cell>
          <table:table-cell office:value-type="float" office:value="0.4851202705" calcext:value-type="float">
            <text:p>0.4851202705</text:p>
          </table:table-cell>
          <table:table-cell office:value-type="float" office:value="0.3323223602" calcext:value-type="float">
            <text:p>0.3323223602</text:p>
          </table:table-cell>
          <table:table-cell office:value-type="float" office:value="0.9873972843" calcext:value-type="float">
            <text:p>0.9873972843</text:p>
          </table:table-cell>
          <table:table-cell office:value-type="float" office:value="0.8635283295" calcext:value-type="float">
            <text:p>0.8635283295</text:p>
          </table:table-cell>
          <table:table-cell office:value-type="float" office:value="0.7213003143" calcext:value-type="float">
            <text:p>0.7213003143</text:p>
          </table:table-cell>
          <table:table-cell office:value-type="float" office:value="0.1307978025" calcext:value-type="float">
            <text:p>0.1307978025</text:p>
          </table:table-cell>
          <table:table-cell office:value-type="float" office:value="0.1794829896" calcext:value-type="float">
            <text:p>0.1794829896</text:p>
          </table:table-cell>
          <table:table-cell office:value-type="float" office:value="0.1230763726" calcext:value-type="float">
            <text:p>0.1230763726</text:p>
          </table:table-cell>
          <table:table-cell office:value-type="float" office:value="0.1547994563" calcext:value-type="float">
            <text:p>0.1547994563</text:p>
          </table:table-cell>
          <table:table-cell office:value-type="float" office:value="0.1739253008" calcext:value-type="float">
            <text:p>0.1739253008</text:p>
          </table:table-cell>
          <table:table-cell office:value-type="float" office:value="0.1191441063" calcext:value-type="float">
            <text:p>0.1191441063</text:p>
          </table:table-cell>
          <table:table-cell office:value-type="float" office:value="0.2324669252" calcext:value-type="float">
            <text:p>0.2324669252</text:p>
          </table:table-cell>
          <table:table-cell office:value-type="float" office:value="0.4139443535" calcext:value-type="float">
            <text:p>0.4139443535</text:p>
          </table:table-cell>
          <table:table-cell office:value-type="float" office:value="0.2885528825" calcext:value-type="float">
            <text:p>0.2885528825</text:p>
          </table:table-cell>
          <table:table-cell office:value-type="float" office:value="0.2324669252" calcext:value-type="float">
            <text:p>0.2324669252</text:p>
          </table:table-cell>
          <table:table-cell office:value-type="float" office:value="0.4139443535" calcext:value-type="float">
            <text:p>0.4139443535</text:p>
          </table:table-cell>
          <table:table-cell office:value-type="float" office:value="0.2885528825" calcext:value-type="float">
            <text:p>0.2885528825</text:p>
          </table:table-cell>
          <table:table-cell office:value-type="float" office:value="0.2273406478" calcext:value-type="float">
            <text:p>0.2273406478</text:p>
          </table:table-cell>
          <table:table-cell office:value-type="float" office:value="0.408959211" calcext:value-type="float">
            <text:p>0.408959211</text:p>
          </table:table-cell>
          <table:table-cell office:value-type="float" office:value="0.2838065474" calcext:value-type="float">
            <text:p>0.2838065474</text:p>
          </table:table-cell>
          <table:table-cell office:value-type="float" office:value="0.2346906585" calcext:value-type="float">
            <text:p>0.2346906585</text:p>
          </table:table-cell>
          <table:table-cell office:value-type="float" office:value="0.4160347076" calcext:value-type="float">
            <text:p>0.4160347076</text:p>
          </table:table-cell>
          <table:table-cell office:value-type="float" office:value="0.2894302954" calcext:value-type="float">
            <text:p>0.2894302954</text:p>
          </table:table-cell>
          <table:table-cell office:value-type="float" office:value="0.2436527371" calcext:value-type="float">
            <text:p>0.2436527371</text:p>
          </table:table-cell>
          <table:table-cell office:value-type="float" office:value="0.4138941482" calcext:value-type="float">
            <text:p>0.4138941482</text:p>
          </table:table-cell>
          <table:table-cell office:value-type="float" office:value="0.2873604157" calcext:value-type="float">
            <text:p>0.2873604157</text:p>
          </table:table-cell>
          <table:table-cell office:value-type="float" office:value="-0.4413556357" calcext:value-type="float">
            <text:p>-0.4413556357</text:p>
          </table:table-cell>
          <table:table-cell office:value-type="float" office:value="-0.8700355956" calcext:value-type="float">
            <text:p>-0.8700355956</text:p>
          </table:table-cell>
        </table:table-row>
        <table:table-row table:style-name="ro1">
          <table:table-cell office:value-type="string" calcext:value-type="string">
            <text:p>Porcellio_dilatatus_petiti</text:p>
          </table:table-cell>
          <table:table-cell office:value-type="string" calcext:value-type="string">
            <text:p>Porcellio dilatatus petiti</text:p>
          </table:table-cell>
          <table:table-cell office:value-type="float" office:value="14029" calcext:value-type="float">
            <text:p>14029</text:p>
          </table:table-cell>
          <table:table-cell office:value-type="float" office:value="632.676170789" calcext:value-type="float">
            <text:p>632.676170789</text:p>
          </table:table-cell>
          <table:table-cell office:value-type="float" office:value="610.137869751" calcext:value-type="float">
            <text:p>610.137869751</text:p>
          </table:table-cell>
          <table:table-cell office:value-type="float" office:value="0.394782666" calcext:value-type="float">
            <text:p>0.394782666</text:p>
          </table:table-cell>
          <table:table-cell office:value-type="float" office:value="0.0442430549" calcext:value-type="float">
            <text:p>0.0442430549</text:p>
          </table:table-cell>
          <table:table-cell office:value-type="float" office:value="0.3230694863" calcext:value-type="float">
            <text:p>0.3230694863</text:p>
          </table:table-cell>
          <table:table-cell office:value-type="float" office:value="0.0751527033" calcext:value-type="float">
            <text:p>0.0751527033</text:p>
          </table:table-cell>
          <table:table-cell office:value-type="float" office:value="0.2950873702" calcext:value-type="float">
            <text:p>0.2950873702</text:p>
          </table:table-cell>
          <table:table-cell office:value-type="float" office:value="0.0915309013" calcext:value-type="float">
            <text:p>0.0915309013</text:p>
          </table:table-cell>
          <table:table-cell office:value-type="float" office:value="-0.0033807506" calcext:value-type="float">
            <text:p>-0.0033807506</text:p>
          </table:table-cell>
          <table:table-cell office:value-type="float" office:value="-0.2807858148" calcext:value-type="float">
            <text:p>-0.2807858148</text:p>
          </table:table-cell>
          <table:table-cell office:value-type="float" office:value="-0.2099872238" calcext:value-type="float">
            <text:p>-0.2099872238</text:p>
          </table:table-cell>
          <table:table-cell office:value-type="float" office:value="0.1151477694" calcext:value-type="float">
            <text:p>0.1151477694</text:p>
          </table:table-cell>
          <table:table-cell office:value-type="float" office:value="0.0895240826" calcext:value-type="float">
            <text:p>0.0895240826</text:p>
          </table:table-cell>
          <table:table-cell office:value-type="float" office:value="0.0607344113" calcext:value-type="float">
            <text:p>0.0607344113</text:p>
          </table:table-cell>
          <table:table-cell office:value-type="string" calcext:value-type="string">
            <text:p>nan</text:p>
          </table:table-cell>
          <table:table-cell office:value-type="float" office:value="0.2350479425" calcext:value-type="float">
            <text:p>0.2350479425</text:p>
          </table:table-cell>
          <table:table-cell office:value-type="float" office:value="0.156317228" calcext:value-type="float">
            <text:p>0.156317228</text:p>
          </table:table-cell>
          <table:table-cell office:value-type="string" calcext:value-type="string">
            <text:p>nan</text:p>
          </table:table-cell>
          <table:table-cell office:value-type="float" office:value="0.2350479425" calcext:value-type="float">
            <text:p>0.2350479425</text:p>
          </table:table-cell>
          <table:table-cell office:value-type="float" office:value="0.156317228" calcext:value-type="float">
            <text:p>0.156317228</text:p>
          </table:table-cell>
          <table:table-cell office:value-type="string" calcext:value-type="string">
            <text:p>nan</text:p>
          </table:table-cell>
          <table:table-cell office:value-type="float" office:value="0.3039380658" calcext:value-type="float">
            <text:p>0.3039380658</text:p>
          </table:table-cell>
          <table:table-cell office:value-type="float" office:value="0.2051549674" calcext:value-type="float">
            <text:p>0.2051549674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2101233608" calcext:value-type="float">
            <text:p>0.2101233608</text:p>
          </table:table-cell>
          <table:table-cell office:value-type="float" office:value="0.1379888074" calcext:value-type="float">
            <text:p>0.1379888074</text:p>
          </table:table-cell>
          <table:table-cell office:value-type="float" office:value="0.1688722717" calcext:value-type="float">
            <text:p>0.1688722717</text:p>
          </table:table-cell>
          <table:table-cell office:value-type="float" office:value="0.2428624172" calcext:value-type="float">
            <text:p>0.2428624172</text:p>
          </table:table-cell>
          <table:table-cell office:value-type="float" office:value="0.1587035331" calcext:value-type="float">
            <text:p>0.1587035331</text:p>
          </table:table-cell>
          <table:table-cell office:value-type="string" calcext:value-type="string">
            <text:p>nan</text:p>
          </table:table-cell>
          <table:table-cell office:value-type="float" office:value="-0.2972729462" calcext:value-type="float">
            <text:p>-0.2972729462</text:p>
          </table:table-cell>
          <table:table-cell office:value-type="float" office:value="-0.8750387434" calcext:value-type="float">
            <text:p>-0.8750387434</text:p>
          </table:table-cell>
          <table:table-cell office:value-type="float" office:value="0.2456790956" calcext:value-type="float">
            <text:p>0.2456790956</text:p>
          </table:table-cell>
          <table:table-cell office:value-type="float" office:value="0.4126731202" calcext:value-type="float">
            <text:p>0.4126731202</text:p>
          </table:table-cell>
          <table:table-cell office:value-type="float" office:value="0.2818952572" calcext:value-type="float">
            <text:p>0.2818952572</text:p>
          </table:table-cell>
          <table:table-cell office:value-type="float" office:value="0.9890765505" calcext:value-type="float">
            <text:p>0.9890765505</text:p>
          </table:table-cell>
          <table:table-cell office:value-type="float" office:value="0.8695470821" calcext:value-type="float">
            <text:p>0.8695470821</text:p>
          </table:table-cell>
          <table:table-cell office:value-type="float" office:value="0.7367585422" calcext:value-type="float">
            <text:p>0.7367585422</text:p>
          </table:table-cell>
          <table:table-cell office:value-type="float" office:value="0.1360065936" calcext:value-type="float">
            <text:p>0.1360065936</text:p>
          </table:table-cell>
          <table:table-cell office:value-type="float" office:value="0.1238399654" calcext:value-type="float">
            <text:p>0.1238399654</text:p>
          </table:table-cell>
          <table:table-cell office:value-type="float" office:value="0.0867730709" calcext:value-type="float">
            <text:p>0.0867730709</text:p>
          </table:table-cell>
          <table:table-cell office:value-type="float" office:value="0.1177920666" calcext:value-type="float">
            <text:p>0.1177920666</text:p>
          </table:table-cell>
          <table:table-cell office:value-type="float" office:value="0.1105827289" calcext:value-type="float">
            <text:p>0.1105827289</text:p>
          </table:table-cell>
          <table:table-cell office:value-type="float" office:value="0.0775553295" calcext:value-type="float">
            <text:p>0.0775553295</text:p>
          </table:table-cell>
          <table:table-cell office:value-type="string" calcext:value-type="string">
            <text:p>nan</text:p>
          </table:table-cell>
          <table:table-cell office:value-type="float" office:value="0.3462488809" calcext:value-type="float">
            <text:p>0.3462488809</text:p>
          </table:table-cell>
          <table:table-cell office:value-type="float" office:value="0.2471318348" calcext:value-type="float">
            <text:p>0.2471318348</text:p>
          </table:table-cell>
          <table:table-cell office:value-type="string" calcext:value-type="string">
            <text:p>nan</text:p>
          </table:table-cell>
          <table:table-cell office:value-type="float" office:value="0.3462488809" calcext:value-type="float">
            <text:p>0.3462488809</text:p>
          </table:table-cell>
          <table:table-cell office:value-type="float" office:value="0.2471318348" calcext:value-type="float">
            <text:p>0.2471318348</text:p>
          </table:table-cell>
          <table:table-cell office:value-type="string" calcext:value-type="string">
            <text:p>nan</text:p>
          </table:table-cell>
          <table:table-cell office:value-type="float" office:value="0.392343334" calcext:value-type="float">
            <text:p>0.392343334</text:p>
          </table:table-cell>
          <table:table-cell office:value-type="float" office:value="0.281459762" calcext:value-type="float">
            <text:p>0.281459762</text:p>
          </table:table-cell>
          <table:table-cell office:value-type="float" office:value="0.1624501864" calcext:value-type="float">
            <text:p>0.1624501864</text:p>
          </table:table-cell>
          <table:table-cell office:value-type="float" office:value="0.3416386557" calcext:value-type="float">
            <text:p>0.3416386557</text:p>
          </table:table-cell>
          <table:table-cell office:value-type="float" office:value="0.2388141614" calcext:value-type="float">
            <text:p>0.2388141614</text:p>
          </table:table-cell>
          <table:table-cell office:value-type="float" office:value="0.2114258052" calcext:value-type="float">
            <text:p>0.2114258052</text:p>
          </table:table-cell>
          <table:table-cell office:value-type="float" office:value="0.4025069795" calcext:value-type="float">
            <text:p>0.4025069795</text:p>
          </table:table-cell>
          <table:table-cell office:value-type="float" office:value="0.2838458754" calcext:value-type="float">
            <text:p>0.2838458754</text:p>
          </table:table-cell>
          <table:table-cell office:value-type="float" office:value="-0.3986803236" calcext:value-type="float">
            <text:p>-0.3986803236</text:p>
          </table:table-cell>
          <table:table-cell office:value-type="float" office:value="-0.891753916" calcext:value-type="float">
            <text:p>-0.891753916</text:p>
          </table:table-cell>
        </table:table-row>
        <table:table-row table:style-name="ro1">
          <table:table-cell office:value-type="string" calcext:value-type="string">
            <text:p>Propithecus_coquereli</text:p>
          </table:table-cell>
          <table:table-cell office:value-type="string" calcext:value-type="string">
            <text:p>Propithecus coquereli</text:p>
          </table:table-cell>
          <table:table-cell office:value-type="float" office:value="10153" calcext:value-type="float">
            <text:p>10153</text:p>
          </table:table-cell>
          <table:table-cell office:value-type="float" office:value="442.027282577" calcext:value-type="float">
            <text:p>442.027282577</text:p>
          </table:table-cell>
          <table:table-cell office:value-type="float" office:value="338.641161191" calcext:value-type="float">
            <text:p>338.641161191</text:p>
          </table:table-cell>
          <table:table-cell office:value-type="float" office:value="0.4754107681" calcext:value-type="float">
            <text:p>0.4754107681</text:p>
          </table:table-cell>
          <table:table-cell office:value-type="float" office:value="0.0661220547" calcext:value-type="float">
            <text:p>0.0661220547</text:p>
          </table:table-cell>
          <table:table-cell office:value-type="float" office:value="0.5022582287" calcext:value-type="float">
            <text:p>0.5022582287</text:p>
          </table:table-cell>
          <table:table-cell office:value-type="float" office:value="0.1455034755" calcext:value-type="float">
            <text:p>0.1455034755</text:p>
          </table:table-cell>
          <table:table-cell office:value-type="float" office:value="0.425044468" calcext:value-type="float">
            <text:p>0.425044468</text:p>
          </table:table-cell>
          <table:table-cell office:value-type="float" office:value="0.0965675233" calcext:value-type="float">
            <text:p>0.0965675233</text:p>
          </table:table-cell>
          <table:table-cell office:value-type="float" office:value="-0.0004199727" calcext:value-type="float">
            <text:p>-0.0004199727</text:p>
          </table:table-cell>
          <table:table-cell office:value-type="float" office:value="-0.0935838727" calcext:value-type="float">
            <text:p>-0.0935838727</text:p>
          </table:table-cell>
          <table:table-cell office:value-type="float" office:value="-0.0669222153" calcext:value-type="float">
            <text:p>-0.0669222153</text:p>
          </table:table-cell>
          <table:table-cell office:value-type="float" office:value="0.1705099294" calcext:value-type="float">
            <text:p>0.1705099294</text:p>
          </table:table-cell>
          <table:table-cell office:value-type="float" office:value="0.2045533348" calcext:value-type="float">
            <text:p>0.2045533348</text:p>
          </table:table-cell>
          <table:table-cell office:value-type="float" office:value="0.1364109505" calcext:value-type="float">
            <text:p>0.1364109505</text:p>
          </table:table-cell>
          <table:table-cell office:value-type="float" office:value="0.2517873342" calcext:value-type="float">
            <text:p>0.2517873342</text:p>
          </table:table-cell>
          <table:table-cell office:value-type="float" office:value="0.2988095051" calcext:value-type="float">
            <text:p>0.2988095051</text:p>
          </table:table-cell>
          <table:table-cell office:value-type="float" office:value="0.2007786459" calcext:value-type="float">
            <text:p>0.2007786459</text:p>
          </table:table-cell>
          <table:table-cell office:value-type="float" office:value="0.2517873342" calcext:value-type="float">
            <text:p>0.2517873342</text:p>
          </table:table-cell>
          <table:table-cell office:value-type="float" office:value="0.2988095051" calcext:value-type="float">
            <text:p>0.2988095051</text:p>
          </table:table-cell>
          <table:table-cell office:value-type="float" office:value="0.2007786459" calcext:value-type="float">
            <text:p>0.2007786459</text:p>
          </table:table-cell>
          <table:table-cell office:value-type="float" office:value="0.3191407509" calcext:value-type="float">
            <text:p>0.3191407509</text:p>
          </table:table-cell>
          <table:table-cell office:value-type="float" office:value="0.3800713866" calcext:value-type="float">
            <text:p>0.3800713866</text:p>
          </table:table-cell>
          <table:table-cell office:value-type="float" office:value="0.2558832868" calcext:value-type="float">
            <text:p>0.2558832868</text:p>
          </table:table-cell>
          <table:table-cell office:value-type="float" office:value="0.2651048298" calcext:value-type="float">
            <text:p>0.2651048298</text:p>
          </table:table-cell>
          <table:table-cell office:value-type="float" office:value="0.3078387397" calcext:value-type="float">
            <text:p>0.3078387397</text:p>
          </table:table-cell>
          <table:table-cell office:value-type="float" office:value="0.2054763245" calcext:value-type="float">
            <text:p>0.2054763245</text:p>
          </table:table-cell>
          <table:table-cell office:value-type="float" office:value="0.2966296664" calcext:value-type="float">
            <text:p>0.2966296664</text:p>
          </table:table-cell>
          <table:table-cell office:value-type="float" office:value="0.3436073964" calcext:value-type="float">
            <text:p>0.3436073964</text:p>
          </table:table-cell>
          <table:table-cell office:value-type="float" office:value="0.2295281089" calcext:value-type="float">
            <text:p>0.2295281089</text:p>
          </table:table-cell>
          <table:table-cell office:value-type="string" calcext:value-type="string">
            <text:p>nan</text:p>
          </table:table-cell>
          <table:table-cell office:value-type="float" office:value="-0.38218531" calcext:value-type="float">
            <text:p>-0.38218531</text:p>
          </table:table-cell>
          <table:table-cell office:value-type="float" office:value="-0.9590726348" calcext:value-type="float">
            <text:p>-0.9590726348</text:p>
          </table:table-cell>
          <table:table-cell office:value-type="float" office:value="0.3892775455" calcext:value-type="float">
            <text:p>0.3892775455</text:p>
          </table:table-cell>
          <table:table-cell office:value-type="float" office:value="0.4780069269" calcext:value-type="float">
            <text:p>0.4780069269</text:p>
          </table:table-cell>
          <table:table-cell office:value-type="float" office:value="0.3271935533" calcext:value-type="float">
            <text:p>0.3271935533</text:p>
          </table:table-cell>
          <table:table-cell office:value-type="float" office:value="0.9921002677" calcext:value-type="float">
            <text:p>0.9921002677</text:p>
          </table:table-cell>
          <table:table-cell office:value-type="float" office:value="0.9335098193" calcext:value-type="float">
            <text:p>0.9335098193</text:p>
          </table:table-cell>
          <table:table-cell office:value-type="float" office:value="0.8091773383" calcext:value-type="float">
            <text:p>0.8091773383</text:p>
          </table:table-cell>
          <table:table-cell office:value-type="float" office:value="0.0916716751" calcext:value-type="float">
            <text:p>0.0916716751</text:p>
          </table:table-cell>
          <table:table-cell office:value-type="float" office:value="0.1718974603" calcext:value-type="float">
            <text:p>0.1718974603</text:p>
          </table:table-cell>
          <table:table-cell office:value-type="float" office:value="0.1157031679" calcext:value-type="float">
            <text:p>0.1157031679</text:p>
          </table:table-cell>
          <table:table-cell office:value-type="float" office:value="0.1942123764" calcext:value-type="float">
            <text:p>0.1942123764</text:p>
          </table:table-cell>
          <table:table-cell office:value-type="float" office:value="0.2657370612" calcext:value-type="float">
            <text:p>0.2657370612</text:p>
          </table:table-cell>
          <table:table-cell office:value-type="float" office:value="0.1796535776" calcext:value-type="float">
            <text:p>0.1796535776</text:p>
          </table:table-cell>
          <table:table-cell office:value-type="float" office:value="0.2558184449" calcext:value-type="float">
            <text:p>0.2558184449</text:p>
          </table:table-cell>
          <table:table-cell office:value-type="float" office:value="0.3187499921" calcext:value-type="float">
            <text:p>0.3187499921</text:p>
          </table:table-cell>
          <table:table-cell office:value-type="float" office:value="0.2190013863" calcext:value-type="float">
            <text:p>0.2190013863</text:p>
          </table:table-cell>
          <table:table-cell office:value-type="float" office:value="0.2558184449" calcext:value-type="float">
            <text:p>0.2558184449</text:p>
          </table:table-cell>
          <table:table-cell office:value-type="float" office:value="0.3187499921" calcext:value-type="float">
            <text:p>0.3187499921</text:p>
          </table:table-cell>
          <table:table-cell office:value-type="float" office:value="0.2190013863" calcext:value-type="float">
            <text:p>0.2190013863</text:p>
          </table:table-cell>
          <table:table-cell office:value-type="float" office:value="0.3252191531" calcext:value-type="float">
            <text:p>0.3252191531</text:p>
          </table:table-cell>
          <table:table-cell office:value-type="float" office:value="0.3988440603" calcext:value-type="float">
            <text:p>0.3988440603</text:p>
          </table:table-cell>
          <table:table-cell office:value-type="float" office:value="0.2733201099" calcext:value-type="float">
            <text:p>0.2733201099</text:p>
          </table:table-cell>
          <table:table-cell office:value-type="float" office:value="0.2842263482" calcext:value-type="float">
            <text:p>0.2842263482</text:p>
          </table:table-cell>
          <table:table-cell office:value-type="float" office:value="0.3634525452" calcext:value-type="float">
            <text:p>0.3634525452</text:p>
          </table:table-cell>
          <table:table-cell office:value-type="float" office:value="0.2502069677" calcext:value-type="float">
            <text:p>0.2502069677</text:p>
          </table:table-cell>
          <table:table-cell office:value-type="float" office:value="0.3173626414" calcext:value-type="float">
            <text:p>0.3173626414</text:p>
          </table:table-cell>
          <table:table-cell office:value-type="float" office:value="0.3981751626" calcext:value-type="float">
            <text:p>0.3981751626</text:p>
          </table:table-cell>
          <table:table-cell office:value-type="float" office:value="0.2737071462" calcext:value-type="float">
            <text:p>0.2737071462</text:p>
          </table:table-cell>
          <table:table-cell office:value-type="float" office:value="-0.4008671943" calcext:value-type="float">
            <text:p>-0.4008671943</text:p>
          </table:table-cell>
          <table:table-cell office:value-type="float" office:value="-0.9610406294" calcext:value-type="float">
            <text:p>-0.9610406294</text:p>
          </table:table-cell>
        </table:table-row>
        <table:table-row table:style-name="ro1">
          <table:table-cell office:value-type="string" calcext:value-type="string">
            <text:p>Reticulitermes_flavipes</text:p>
          </table:table-cell>
          <table:table-cell office:value-type="string" calcext:value-type="string">
            <text:p>Reticulitermes flavipes</text:p>
          </table:table-cell>
          <table:table-cell office:value-type="float" office:value="18479" calcext:value-type="float">
            <text:p>18479</text:p>
          </table:table-cell>
          <table:table-cell office:value-type="float" office:value="642.244331403" calcext:value-type="float">
            <text:p>642.244331403</text:p>
          </table:table-cell>
          <table:table-cell office:value-type="float" office:value="610.84196992" calcext:value-type="float">
            <text:p>610.84196992</text:p>
          </table:table-cell>
          <table:table-cell office:value-type="float" office:value="0.4437829501" calcext:value-type="float">
            <text:p>0.4437829501</text:p>
          </table:table-cell>
          <table:table-cell office:value-type="float" office:value="0.047554294" calcext:value-type="float">
            <text:p>0.047554294</text:p>
          </table:table-cell>
          <table:table-cell office:value-type="float" office:value="0.4130930758" calcext:value-type="float">
            <text:p>0.4130930758</text:p>
          </table:table-cell>
          <table:table-cell office:value-type="float" office:value="0.0864761602" calcext:value-type="float">
            <text:p>0.0864761602</text:p>
          </table:table-cell>
          <table:table-cell office:value-type="float" office:value="0.3732276758" calcext:value-type="float">
            <text:p>0.3732276758</text:p>
          </table:table-cell>
          <table:table-cell office:value-type="float" office:value="0.0595247687" calcext:value-type="float">
            <text:p>0.0595247687</text:p>
          </table:table-cell>
          <table:table-cell office:value-type="float" office:value="0.0046640561" calcext:value-type="float">
            <text:p>0.0046640561</text:p>
          </table:table-cell>
          <table:table-cell office:value-type="float" office:value="0.0005532357" calcext:value-type="float">
            <text:p>0.0005532357</text:p>
          </table:table-cell>
          <table:table-cell office:value-type="float" office:value="0.0006397331" calcext:value-type="float">
            <text:p>0.0006397331</text:p>
          </table:table-cell>
          <table:table-cell office:value-type="float" office:value="0.0488752014" calcext:value-type="float">
            <text:p>0.0488752014</text:p>
          </table:table-cell>
          <table:table-cell office:value-type="float" office:value="0.0260593605" calcext:value-type="float">
            <text:p>0.0260593605</text:p>
          </table:table-cell>
          <table:table-cell office:value-type="float" office:value="0.0176357587" calcext:value-type="float">
            <text:p>0.0176357587</text:p>
          </table:table-cell>
          <table:table-cell office:value-type="float" office:value="0.3640928792" calcext:value-type="float">
            <text:p>0.3640928792</text:p>
          </table:table-cell>
          <table:table-cell office:value-type="float" office:value="0.4724361535" calcext:value-type="float">
            <text:p>0.4724361535</text:p>
          </table:table-cell>
          <table:table-cell office:value-type="float" office:value="0.3232036704" calcext:value-type="float">
            <text:p>0.3232036704</text:p>
          </table:table-cell>
          <table:table-cell office:value-type="float" office:value="0.3640928792" calcext:value-type="float">
            <text:p>0.3640928792</text:p>
          </table:table-cell>
          <table:table-cell office:value-type="float" office:value="0.4724361535" calcext:value-type="float">
            <text:p>0.4724361535</text:p>
          </table:table-cell>
          <table:table-cell office:value-type="float" office:value="0.3232036704" calcext:value-type="float">
            <text:p>0.3232036704</text:p>
          </table:table-cell>
          <table:table-cell office:value-type="float" office:value="0.3575346518" calcext:value-type="float">
            <text:p>0.3575346518</text:p>
          </table:table-cell>
          <table:table-cell office:value-type="float" office:value="0.4785130004" calcext:value-type="float">
            <text:p>0.4785130004</text:p>
          </table:table-cell>
          <table:table-cell office:value-type="float" office:value="0.3283798979" calcext:value-type="float">
            <text:p>0.3283798979</text:p>
          </table:table-cell>
          <table:table-cell office:value-type="float" office:value="0.3389748311" calcext:value-type="float">
            <text:p>0.3389748311</text:p>
          </table:table-cell>
          <table:table-cell office:value-type="float" office:value="0.4353310494" calcext:value-type="float">
            <text:p>0.4353310494</text:p>
          </table:table-cell>
          <table:table-cell office:value-type="float" office:value="0.2955813697" calcext:value-type="float">
            <text:p>0.2955813697</text:p>
          </table:table-cell>
          <table:table-cell office:value-type="float" office:value="0.3396729984" calcext:value-type="float">
            <text:p>0.3396729984</text:p>
          </table:table-cell>
          <table:table-cell office:value-type="float" office:value="0.4489952553" calcext:value-type="float">
            <text:p>0.4489952553</text:p>
          </table:table-cell>
          <table:table-cell office:value-type="float" office:value="0.3060166399" calcext:value-type="float">
            <text:p>0.3060166399</text:p>
          </table:table-cell>
          <table:table-cell office:value-type="string" calcext:value-type="string">
            <text:p>nan</text:p>
          </table:table-cell>
          <table:table-cell office:value-type="float" office:value="-0.4664165123" calcext:value-type="float">
            <text:p>-0.4664165123</text:p>
          </table:table-cell>
          <table:table-cell office:value-type="float" office:value="-0.8860176983" calcext:value-type="float">
            <text:p>-0.8860176983</text:p>
          </table:table-cell>
          <table:table-cell office:value-type="float" office:value="0.3453816397" calcext:value-type="float">
            <text:p>0.3453816397</text:p>
          </table:table-cell>
          <table:table-cell office:value-type="float" office:value="0.5307491587" calcext:value-type="float">
            <text:p>0.5307491587</text:p>
          </table:table-cell>
          <table:table-cell office:value-type="float" office:value="0.3702570329" calcext:value-type="float">
            <text:p>0.3702570329</text:p>
          </table:table-cell>
          <table:table-cell office:value-type="float" office:value="0.993242711" calcext:value-type="float">
            <text:p>0.993242711</text:p>
          </table:table-cell>
          <table:table-cell office:value-type="float" office:value="0.9803365472" calcext:value-type="float">
            <text:p>0.9803365472</text:p>
          </table:table-cell>
          <table:table-cell office:value-type="float" office:value="0.9010018227" calcext:value-type="float">
            <text:p>0.9010018227</text:p>
          </table:table-cell>
          <table:table-cell table:style-name="ce1" office:value-type="float" office:value="0.0000732" calcext:value-type="float">
            <text:p>7.32E-005</text:p>
          </table:table-cell>
          <table:table-cell office:value-type="float" office:value="-0.0103471806" calcext:value-type="float">
            <text:p>-0.0103471806</text:p>
          </table:table-cell>
          <table:table-cell office:value-type="float" office:value="-0.0071767479" calcext:value-type="float">
            <text:p>-0.0071767479</text:p>
          </table:table-cell>
          <table:table-cell office:value-type="float" office:value="0.0523040089" calcext:value-type="float">
            <text:p>0.0523040089</text:p>
          </table:table-cell>
          <table:table-cell office:value-type="float" office:value="0.0342095955" calcext:value-type="float">
            <text:p>0.0342095955</text:p>
          </table:table-cell>
          <table:table-cell office:value-type="float" office:value="0.0232033864" calcext:value-type="float">
            <text:p>0.0232033864</text:p>
          </table:table-cell>
          <table:table-cell office:value-type="float" office:value="0.3881537105" calcext:value-type="float">
            <text:p>0.3881537105</text:p>
          </table:table-cell>
          <table:table-cell office:value-type="float" office:value="0.5084345737" calcext:value-type="float">
            <text:p>0.5084345737</text:p>
          </table:table-cell>
          <table:table-cell office:value-type="float" office:value="0.3549981552" calcext:value-type="float">
            <text:p>0.3549981552</text:p>
          </table:table-cell>
          <table:table-cell office:value-type="float" office:value="0.3881537105" calcext:value-type="float">
            <text:p>0.3881537105</text:p>
          </table:table-cell>
          <table:table-cell office:value-type="float" office:value="0.5084345737" calcext:value-type="float">
            <text:p>0.5084345737</text:p>
          </table:table-cell>
          <table:table-cell office:value-type="float" office:value="0.3549981552" calcext:value-type="float">
            <text:p>0.3549981552</text:p>
          </table:table-cell>
          <table:table-cell office:value-type="float" office:value="0.3820200478" calcext:value-type="float">
            <text:p>0.3820200478</text:p>
          </table:table-cell>
          <table:table-cell office:value-type="float" office:value="0.5144091627" calcext:value-type="float">
            <text:p>0.5144091627</text:p>
          </table:table-cell>
          <table:table-cell office:value-type="float" office:value="0.3606622457" calcext:value-type="float">
            <text:p>0.3606622457</text:p>
          </table:table-cell>
          <table:table-cell office:value-type="float" office:value="0.358653635" calcext:value-type="float">
            <text:p>0.358653635</text:p>
          </table:table-cell>
          <table:table-cell office:value-type="float" office:value="0.4630809765" calcext:value-type="float">
            <text:p>0.4630809765</text:p>
          </table:table-cell>
          <table:table-cell office:value-type="float" office:value="0.3196397733" calcext:value-type="float">
            <text:p>0.3196397733</text:p>
          </table:table-cell>
          <table:table-cell office:value-type="float" office:value="0.3588276982" calcext:value-type="float">
            <text:p>0.3588276982</text:p>
          </table:table-cell>
          <table:table-cell office:value-type="float" office:value="0.4748821583" calcext:value-type="float">
            <text:p>0.4748821583</text:p>
          </table:table-cell>
          <table:table-cell office:value-type="float" office:value="0.3288847712" calcext:value-type="float">
            <text:p>0.3288847712</text:p>
          </table:table-cell>
          <table:table-cell office:value-type="float" office:value="-0.4979334686" calcext:value-type="float">
            <text:p>-0.4979334686</text:p>
          </table:table-cell>
          <table:table-cell office:value-type="float" office:value="-0.8529943488" calcext:value-type="float">
            <text:p>-0.8529943488</text:p>
          </table:table-cell>
        </table:table-row>
        <table:table-row table:style-name="ro1">
          <table:table-cell office:value-type="string" calcext:value-type="string">
            <text:p>Reticulitermes_grassei</text:p>
          </table:table-cell>
          <table:table-cell office:value-type="string" calcext:value-type="string">
            <text:p>Reticulitermes grassei</text:p>
          </table:table-cell>
          <table:table-cell office:value-type="float" office:value="19212" calcext:value-type="float">
            <text:p>19212</text:p>
          </table:table-cell>
          <table:table-cell office:value-type="float" office:value="790.40001041" calcext:value-type="float">
            <text:p>790.40001041</text:p>
          </table:table-cell>
          <table:table-cell office:value-type="float" office:value="797.619528463" calcext:value-type="float">
            <text:p>797.619528463</text:p>
          </table:table-cell>
          <table:table-cell office:value-type="float" office:value="0.4444662521" calcext:value-type="float">
            <text:p>0.4444662521</text:p>
          </table:table-cell>
          <table:table-cell office:value-type="float" office:value="0.0485157776" calcext:value-type="float">
            <text:p>0.0485157776</text:p>
          </table:table-cell>
          <table:table-cell office:value-type="float" office:value="0.4176387652" calcext:value-type="float">
            <text:p>0.4176387652</text:p>
          </table:table-cell>
          <table:table-cell office:value-type="float" office:value="0.0845912451" calcext:value-type="float">
            <text:p>0.0845912451</text:p>
          </table:table-cell>
          <table:table-cell office:value-type="float" office:value="0.3854126428" calcext:value-type="float">
            <text:p>0.3854126428</text:p>
          </table:table-cell>
          <table:table-cell office:value-type="float" office:value="0.0639566038" calcext:value-type="float">
            <text:p>0.0639566038</text:p>
          </table:table-cell>
          <table:table-cell office:value-type="float" office:value="0.0031972466" calcext:value-type="float">
            <text:p>0.0031972466</text:p>
          </table:table-cell>
          <table:table-cell office:value-type="float" office:value="-0.0202753844" calcext:value-type="float">
            <text:p>-0.0202753844</text:p>
          </table:table-cell>
          <table:table-cell office:value-type="float" office:value="-0.0133379872" calcext:value-type="float">
            <text:p>-0.0133379872</text:p>
          </table:table-cell>
          <table:table-cell office:value-type="float" office:value="0.0019557375" calcext:value-type="float">
            <text:p>0.0019557375</text:p>
          </table:table-cell>
          <table:table-cell office:value-type="float" office:value="-0.0256511641" calcext:value-type="float">
            <text:p>-0.0256511641</text:p>
          </table:table-cell>
          <table:table-cell office:value-type="float" office:value="-0.0171077321" calcext:value-type="float">
            <text:p>-0.0171077321</text:p>
          </table:table-cell>
          <table:table-cell office:value-type="float" office:value="0.1376000319" calcext:value-type="float">
            <text:p>0.1376000319</text:p>
          </table:table-cell>
          <table:table-cell office:value-type="float" office:value="0.2625157713" calcext:value-type="float">
            <text:p>0.2625157713</text:p>
          </table:table-cell>
          <table:table-cell office:value-type="float" office:value="0.1725364917" calcext:value-type="float">
            <text:p>0.1725364917</text:p>
          </table:table-cell>
          <table:table-cell office:value-type="float" office:value="0.1376000319" calcext:value-type="float">
            <text:p>0.1376000319</text:p>
          </table:table-cell>
          <table:table-cell office:value-type="float" office:value="0.2625157713" calcext:value-type="float">
            <text:p>0.2625157713</text:p>
          </table:table-cell>
          <table:table-cell office:value-type="float" office:value="0.1725364917" calcext:value-type="float">
            <text:p>0.1725364917</text:p>
          </table:table-cell>
          <table:table-cell office:value-type="float" office:value="0.1252358571" calcext:value-type="float">
            <text:p>0.1252358571</text:p>
          </table:table-cell>
          <table:table-cell office:value-type="float" office:value="0.268925581" calcext:value-type="float">
            <text:p>0.268925581</text:p>
          </table:table-cell>
          <table:table-cell office:value-type="float" office:value="0.1771928644" calcext:value-type="float">
            <text:p>0.1771928644</text:p>
          </table:table-cell>
          <table:table-cell office:value-type="float" office:value="0.1236627298" calcext:value-type="float">
            <text:p>0.1236627298</text:p>
          </table:table-cell>
          <table:table-cell office:value-type="float" office:value="0.2286667312" calcext:value-type="float">
            <text:p>0.2286667312</text:p>
          </table:table-cell>
          <table:table-cell office:value-type="float" office:value="0.1500779255" calcext:value-type="float">
            <text:p>0.1500779255</text:p>
          </table:table-cell>
          <table:table-cell office:value-type="float" office:value="0.1283205043" calcext:value-type="float">
            <text:p>0.1283205043</text:p>
          </table:table-cell>
          <table:table-cell office:value-type="float" office:value="0.250193048" calcext:value-type="float">
            <text:p>0.250193048</text:p>
          </table:table-cell>
          <table:table-cell office:value-type="float" office:value="0.1648659741" calcext:value-type="float">
            <text:p>0.1648659741</text:p>
          </table:table-cell>
          <table:table-cell office:value-type="string" calcext:value-type="string">
            <text:p>nan</text:p>
          </table:table-cell>
          <table:table-cell office:value-type="float" office:value="-0.2602417956" calcext:value-type="float">
            <text:p>-0.2602417956</text:p>
          </table:table-cell>
          <table:table-cell office:value-type="float" office:value="-0.8643115594" calcext:value-type="float">
            <text:p>-0.8643115594</text:p>
          </table:table-cell>
          <table:table-cell office:value-type="float" office:value="0.1154766571" calcext:value-type="float">
            <text:p>0.1154766571</text:p>
          </table:table-cell>
          <table:table-cell office:value-type="float" office:value="0.310418625" calcext:value-type="float">
            <text:p>0.310418625</text:p>
          </table:table-cell>
          <table:table-cell office:value-type="float" office:value="0.2053722675" calcext:value-type="float">
            <text:p>0.2053722675</text:p>
          </table:table-cell>
          <table:table-cell office:value-type="float" office:value="0.9954984183" calcext:value-type="float">
            <text:p>0.9954984183</text:p>
          </table:table-cell>
          <table:table-cell office:value-type="float" office:value="0.9759113001" calcext:value-type="float">
            <text:p>0.9759113001</text:p>
          </table:table-cell>
          <table:table-cell office:value-type="float" office:value="0.8885278157" calcext:value-type="float">
            <text:p>0.8885278157</text:p>
          </table:table-cell>
          <table:table-cell office:value-type="float" office:value="0.0183060403" calcext:value-type="float">
            <text:p>0.0183060403</text:p>
          </table:table-cell>
          <table:table-cell office:value-type="float" office:value="0.0065220093" calcext:value-type="float">
            <text:p>0.0065220093</text:p>
          </table:table-cell>
          <table:table-cell office:value-type="float" office:value="0.0043209898" calcext:value-type="float">
            <text:p>0.0043209898</text:p>
          </table:table-cell>
          <table:table-cell office:value-type="float" office:value="0.0062793472" calcext:value-type="float">
            <text:p>0.0062793472</text:p>
          </table:table-cell>
          <table:table-cell office:value-type="float" office:value="-0.0154820561" calcext:value-type="float">
            <text:p>-0.0154820561</text:p>
          </table:table-cell>
          <table:table-cell office:value-type="float" office:value="-0.0104878637" calcext:value-type="float">
            <text:p>-0.0104878637</text:p>
          </table:table-cell>
          <table:table-cell office:value-type="float" office:value="0.1646115998" calcext:value-type="float">
            <text:p>0.1646115998</text:p>
          </table:table-cell>
          <table:table-cell office:value-type="float" office:value="0.315203988" calcext:value-type="float">
            <text:p>0.315203988</text:p>
          </table:table-cell>
          <table:table-cell office:value-type="float" office:value="0.2105770703" calcext:value-type="float">
            <text:p>0.2105770703</text:p>
          </table:table-cell>
          <table:table-cell office:value-type="float" office:value="0.1646115998" calcext:value-type="float">
            <text:p>0.1646115998</text:p>
          </table:table-cell>
          <table:table-cell office:value-type="float" office:value="0.315203988" calcext:value-type="float">
            <text:p>0.315203988</text:p>
          </table:table-cell>
          <table:table-cell office:value-type="float" office:value="0.2105770703" calcext:value-type="float">
            <text:p>0.2105770703</text:p>
          </table:table-cell>
          <table:table-cell office:value-type="float" office:value="0.1509117254" calcext:value-type="float">
            <text:p>0.1509117254</text:p>
          </table:table-cell>
          <table:table-cell office:value-type="float" office:value="0.3190710891" calcext:value-type="float">
            <text:p>0.3190710891</text:p>
          </table:table-cell>
          <table:table-cell office:value-type="float" office:value="0.2138921144" calcext:value-type="float">
            <text:p>0.2138921144</text:p>
          </table:table-cell>
          <table:table-cell office:value-type="float" office:value="0.1482385462" calcext:value-type="float">
            <text:p>0.1482385462</text:p>
          </table:table-cell>
          <table:table-cell office:value-type="float" office:value="0.2739952141" calcext:value-type="float">
            <text:p>0.2739952141</text:p>
          </table:table-cell>
          <table:table-cell office:value-type="float" office:value="0.1821389846" calcext:value-type="float">
            <text:p>0.1821389846</text:p>
          </table:table-cell>
          <table:table-cell office:value-type="float" office:value="0.1524837111" calcext:value-type="float">
            <text:p>0.1524837111</text:p>
          </table:table-cell>
          <table:table-cell office:value-type="float" office:value="0.2936850241" calcext:value-type="float">
            <text:p>0.2936850241</text:p>
          </table:table-cell>
          <table:table-cell office:value-type="float" office:value="0.1960259956" calcext:value-type="float">
            <text:p>0.1960259956</text:p>
          </table:table-cell>
          <table:table-cell office:value-type="float" office:value="-0.304678272" calcext:value-type="float">
            <text:p>-0.304678272</text:p>
          </table:table-cell>
          <table:table-cell office:value-type="float" office:value="-0.7751207738" calcext:value-type="float">
            <text:p>-0.7751207738</text:p>
          </table:table-cell>
        </table:table-row>
        <table:table-row table:style-name="ro1">
          <table:table-cell office:value-type="string" calcext:value-type="string">
            <text:p>Reticulitermes_lucifugus</text:p>
          </table:table-cell>
          <table:table-cell office:value-type="string" calcext:value-type="string">
            <text:p>Reticulitermes lucifugus</text:p>
          </table:table-cell>
          <table:table-cell office:value-type="float" office:value="18613" calcext:value-type="float">
            <text:p>18613</text:p>
          </table:table-cell>
          <table:table-cell office:value-type="float" office:value="619.783001128" calcext:value-type="float">
            <text:p>619.783001128</text:p>
          </table:table-cell>
          <table:table-cell office:value-type="float" office:value="582.332293309" calcext:value-type="float">
            <text:p>582.332293309</text:p>
          </table:table-cell>
          <table:table-cell office:value-type="float" office:value="0.4436866431" calcext:value-type="float">
            <text:p>0.4436866431</text:p>
          </table:table-cell>
          <table:table-cell office:value-type="float" office:value="0.0471228945" calcext:value-type="float">
            <text:p>0.0471228945</text:p>
          </table:table-cell>
          <table:table-cell office:value-type="float" office:value="0.4146969842" calcext:value-type="float">
            <text:p>0.4146969842</text:p>
          </table:table-cell>
          <table:table-cell office:value-type="float" office:value="0.0850819092" calcext:value-type="float">
            <text:p>0.0850819092</text:p>
          </table:table-cell>
          <table:table-cell office:value-type="float" office:value="0.3681897638" calcext:value-type="float">
            <text:p>0.3681897638</text:p>
          </table:table-cell>
          <table:table-cell office:value-type="float" office:value="0.0576956042" calcext:value-type="float">
            <text:p>0.0576956042</text:p>
          </table:table-cell>
          <table:table-cell office:value-type="float" office:value="0.0015413715" calcext:value-type="float">
            <text:p>0.0015413715</text:p>
          </table:table-cell>
          <table:table-cell office:value-type="float" office:value="0.0003622147" calcext:value-type="float">
            <text:p>0.0003622147</text:p>
          </table:table-cell>
          <table:table-cell office:value-type="float" office:value="0.0006069114" calcext:value-type="float">
            <text:p>0.0006069114</text:p>
          </table:table-cell>
          <table:table-cell office:value-type="float" office:value="0.0409668379" calcext:value-type="float">
            <text:p>0.0409668379</text:p>
          </table:table-cell>
          <table:table-cell office:value-type="float" office:value="0.0190019781" calcext:value-type="float">
            <text:p>0.0190019781</text:p>
          </table:table-cell>
          <table:table-cell office:value-type="float" office:value="0.0129525235" calcext:value-type="float">
            <text:p>0.0129525235</text:p>
          </table:table-cell>
          <table:table-cell office:value-type="float" office:value="0.3654611929" calcext:value-type="float">
            <text:p>0.3654611929</text:p>
          </table:table-cell>
          <table:table-cell office:value-type="float" office:value="0.4731529934" calcext:value-type="float">
            <text:p>0.4731529934</text:p>
          </table:table-cell>
          <table:table-cell office:value-type="float" office:value="0.3237780285" calcext:value-type="float">
            <text:p>0.3237780285</text:p>
          </table:table-cell>
          <table:table-cell office:value-type="float" office:value="0.3654611929" calcext:value-type="float">
            <text:p>0.3654611929</text:p>
          </table:table-cell>
          <table:table-cell office:value-type="float" office:value="0.4731529934" calcext:value-type="float">
            <text:p>0.4731529934</text:p>
          </table:table-cell>
          <table:table-cell office:value-type="float" office:value="0.3237780285" calcext:value-type="float">
            <text:p>0.3237780285</text:p>
          </table:table-cell>
          <table:table-cell office:value-type="float" office:value="0.358896444" calcext:value-type="float">
            <text:p>0.358896444</text:p>
          </table:table-cell>
          <table:table-cell office:value-type="float" office:value="0.4823326248" calcext:value-type="float">
            <text:p>0.4823326248</text:p>
          </table:table-cell>
          <table:table-cell office:value-type="float" office:value="0.3314143584" calcext:value-type="float">
            <text:p>0.3314143584</text:p>
          </table:table-cell>
          <table:table-cell office:value-type="float" office:value="0.3381539052" calcext:value-type="float">
            <text:p>0.3381539052</text:p>
          </table:table-cell>
          <table:table-cell office:value-type="float" office:value="0.4334988818" calcext:value-type="float">
            <text:p>0.4334988818</text:p>
          </table:table-cell>
          <table:table-cell office:value-type="float" office:value="0.295095902" calcext:value-type="float">
            <text:p>0.295095902</text:p>
          </table:table-cell>
          <table:table-cell office:value-type="float" office:value="0.3408903713" calcext:value-type="float">
            <text:p>0.3408903713</text:p>
          </table:table-cell>
          <table:table-cell office:value-type="float" office:value="0.451067993" calcext:value-type="float">
            <text:p>0.451067993</text:p>
          </table:table-cell>
          <table:table-cell office:value-type="float" office:value="0.3090912225" calcext:value-type="float">
            <text:p>0.3090912225</text:p>
          </table:table-cell>
          <table:table-cell office:value-type="string" calcext:value-type="string">
            <text:p>nan</text:p>
          </table:table-cell>
          <table:table-cell office:value-type="float" office:value="-0.4725987417" calcext:value-type="float">
            <text:p>-0.4725987417</text:p>
          </table:table-cell>
          <table:table-cell office:value-type="float" office:value="-0.908582368" calcext:value-type="float">
            <text:p>-0.908582368</text:p>
          </table:table-cell>
          <table:table-cell office:value-type="float" office:value="0.3523622665" calcext:value-type="float">
            <text:p>0.3523622665</text:p>
          </table:table-cell>
          <table:table-cell office:value-type="float" office:value="0.5376939821" calcext:value-type="float">
            <text:p>0.5376939821</text:p>
          </table:table-cell>
          <table:table-cell office:value-type="float" office:value="0.3760431055" calcext:value-type="float">
            <text:p>0.3760431055</text:p>
          </table:table-cell>
          <table:table-cell office:value-type="float" office:value="0.9936217862" calcext:value-type="float">
            <text:p>0.9936217862</text:p>
          </table:table-cell>
          <table:table-cell office:value-type="float" office:value="0.9804203445" calcext:value-type="float">
            <text:p>0.9804203445</text:p>
          </table:table-cell>
          <table:table-cell office:value-type="float" office:value="0.8997029931" calcext:value-type="float">
            <text:p>0.8997029931</text:p>
          </table:table-cell>
          <table:table-cell office:value-type="float" office:value="-0.0126420221" calcext:value-type="float">
            <text:p>-0.0126420221</text:p>
          </table:table-cell>
          <table:table-cell office:value-type="float" office:value="-0.0271426452" calcext:value-type="float">
            <text:p>-0.0271426452</text:p>
          </table:table-cell>
          <table:table-cell office:value-type="float" office:value="-0.0181201471" calcext:value-type="float">
            <text:p>-0.0181201471</text:p>
          </table:table-cell>
          <table:table-cell office:value-type="float" office:value="0.0432439682" calcext:value-type="float">
            <text:p>0.0432439682</text:p>
          </table:table-cell>
          <table:table-cell office:value-type="float" office:value="0.0255223235" calcext:value-type="float">
            <text:p>0.0255223235</text:p>
          </table:table-cell>
          <table:table-cell office:value-type="float" office:value="0.017404053" calcext:value-type="float">
            <text:p>0.017404053</text:p>
          </table:table-cell>
          <table:table-cell office:value-type="float" office:value="0.3872394352" calcext:value-type="float">
            <text:p>0.3872394352</text:p>
          </table:table-cell>
          <table:table-cell office:value-type="float" office:value="0.5066591697" calcext:value-type="float">
            <text:p>0.5066591697</text:p>
          </table:table-cell>
          <table:table-cell office:value-type="float" office:value="0.3541109264" calcext:value-type="float">
            <text:p>0.3541109264</text:p>
          </table:table-cell>
          <table:table-cell office:value-type="float" office:value="0.3872394352" calcext:value-type="float">
            <text:p>0.3872394352</text:p>
          </table:table-cell>
          <table:table-cell office:value-type="float" office:value="0.5066591697" calcext:value-type="float">
            <text:p>0.5066591697</text:p>
          </table:table-cell>
          <table:table-cell office:value-type="float" office:value="0.3541109264" calcext:value-type="float">
            <text:p>0.3541109264</text:p>
          </table:table-cell>
          <table:table-cell office:value-type="float" office:value="0.3807171178" calcext:value-type="float">
            <text:p>0.3807171178</text:p>
          </table:table-cell>
          <table:table-cell office:value-type="float" office:value="0.5156766948" calcext:value-type="float">
            <text:p>0.5156766948</text:p>
          </table:table-cell>
          <table:table-cell office:value-type="float" office:value="0.3622200102" calcext:value-type="float">
            <text:p>0.3622200102</text:p>
          </table:table-cell>
          <table:table-cell office:value-type="float" office:value="0.3541666194" calcext:value-type="float">
            <text:p>0.3541666194</text:p>
          </table:table-cell>
          <table:table-cell office:value-type="float" office:value="0.4564244249" calcext:value-type="float">
            <text:p>0.4564244249</text:p>
          </table:table-cell>
          <table:table-cell office:value-type="float" office:value="0.3158220332" calcext:value-type="float">
            <text:p>0.3158220332</text:p>
          </table:table-cell>
          <table:table-cell office:value-type="float" office:value="0.355975054" calcext:value-type="float">
            <text:p>0.355975054</text:p>
          </table:table-cell>
          <table:table-cell office:value-type="float" office:value="0.4720203748" calcext:value-type="float">
            <text:p>0.4720203748</text:p>
          </table:table-cell>
          <table:table-cell office:value-type="float" office:value="0.3287025787" calcext:value-type="float">
            <text:p>0.3287025787</text:p>
          </table:table-cell>
          <table:table-cell office:value-type="float" office:value="-0.5007539587" calcext:value-type="float">
            <text:p>-0.5007539587</text:p>
          </table:table-cell>
          <table:table-cell office:value-type="float" office:value="-0.9143556352" calcext:value-type="float">
            <text:p>-0.9143556352</text:p>
          </table:table-cell>
        </table:table-row>
        <table:table-row table:style-name="ro1">
          <table:table-cell office:value-type="string" calcext:value-type="string">
            <text:p>Sepia_officinalis</text:p>
          </table:table-cell>
          <table:table-cell office:value-type="string" calcext:value-type="string">
            <text:p>Sepia officinalis</text:p>
          </table:table-cell>
          <table:table-cell office:value-type="float" office:value="12578" calcext:value-type="float">
            <text:p>12578</text:p>
          </table:table-cell>
          <table:table-cell office:value-type="float" office:value="783.90674193" calcext:value-type="float">
            <text:p>783.90674193</text:p>
          </table:table-cell>
          <table:table-cell office:value-type="float" office:value="683.071106981" calcext:value-type="float">
            <text:p>683.071106981</text:p>
          </table:table-cell>
          <table:table-cell office:value-type="float" office:value="0.4165761069" calcext:value-type="float">
            <text:p>0.4165761069</text:p>
          </table:table-cell>
          <table:table-cell office:value-type="float" office:value="0.0452742445" calcext:value-type="float">
            <text:p>0.0452742445</text:p>
          </table:table-cell>
          <table:table-cell office:value-type="float" office:value="0.3812813931" calcext:value-type="float">
            <text:p>0.3812813931</text:p>
          </table:table-cell>
          <table:table-cell office:value-type="float" office:value="0.0755405163" calcext:value-type="float">
            <text:p>0.0755405163</text:p>
          </table:table-cell>
          <table:table-cell office:value-type="float" office:value="0.3533445295" calcext:value-type="float">
            <text:p>0.3533445295</text:p>
          </table:table-cell>
          <table:table-cell office:value-type="float" office:value="0.0850833854" calcext:value-type="float">
            <text:p>0.0850833854</text:p>
          </table:table-cell>
          <table:table-cell office:value-type="float" office:value="-0.0070998944" calcext:value-type="float">
            <text:p>-0.0070998944</text:p>
          </table:table-cell>
          <table:table-cell office:value-type="float" office:value="-0.1042293747" calcext:value-type="float">
            <text:p>-0.1042293747</text:p>
          </table:table-cell>
          <table:table-cell office:value-type="float" office:value="-0.0740671297" calcext:value-type="float">
            <text:p>-0.0740671297</text:p>
          </table:table-cell>
          <table:table-cell office:value-type="float" office:value="0.0072494937" calcext:value-type="float">
            <text:p>0.0072494937</text:p>
          </table:table-cell>
          <table:table-cell office:value-type="float" office:value="-0.0332099962" calcext:value-type="float">
            <text:p>-0.0332099962</text:p>
          </table:table-cell>
          <table:table-cell office:value-type="float" office:value="-0.0221151529" calcext:value-type="float">
            <text:p>-0.0221151529</text:p>
          </table:table-cell>
          <table:table-cell office:value-type="float" office:value="-0.0740801531" calcext:value-type="float">
            <text:p>-0.0740801531</text:p>
          </table:table-cell>
          <table:table-cell office:value-type="float" office:value="0.0011410596" calcext:value-type="float">
            <text:p>0.0011410596</text:p>
          </table:table-cell>
          <table:table-cell office:value-type="float" office:value="0.0010293919" calcext:value-type="float">
            <text:p>0.0010293919</text:p>
          </table:table-cell>
          <table:table-cell office:value-type="float" office:value="-0.0740801531" calcext:value-type="float">
            <text:p>-0.0740801531</text:p>
          </table:table-cell>
          <table:table-cell office:value-type="float" office:value="0.0011410596" calcext:value-type="float">
            <text:p>0.0011410596</text:p>
          </table:table-cell>
          <table:table-cell office:value-type="float" office:value="0.0010293919" calcext:value-type="float">
            <text:p>0.0010293919</text:p>
          </table:table-cell>
          <table:table-cell office:value-type="string" calcext:value-type="string">
            <text:p>nan</text:p>
          </table:table-cell>
          <table:table-cell office:value-type="float" office:value="0.0220317821" calcext:value-type="float">
            <text:p>0.0220317821</text:p>
          </table:table-cell>
          <table:table-cell office:value-type="float" office:value="0.0155971033" calcext:value-type="float">
            <text:p>0.0155971033</text:p>
          </table:table-cell>
          <table:table-cell office:value-type="float" office:value="-0.0750458516" calcext:value-type="float">
            <text:p>-0.0750458516</text:p>
          </table:table-cell>
          <table:table-cell office:value-type="float" office:value="-0.0065265936" calcext:value-type="float">
            <text:p>-0.0065265936</text:p>
          </table:table-cell>
          <table:table-cell office:value-type="float" office:value="-0.0044935909" calcext:value-type="float">
            <text:p>-0.0044935909</text:p>
          </table:table-cell>
          <table:table-cell office:value-type="float" office:value="-0.0559849754" calcext:value-type="float">
            <text:p>-0.0559849754</text:p>
          </table:table-cell>
          <table:table-cell office:value-type="float" office:value="0.022649445" calcext:value-type="float">
            <text:p>0.022649445</text:p>
          </table:table-cell>
          <table:table-cell office:value-type="float" office:value="0.0153510123" calcext:value-type="float">
            <text:p>0.0153510123</text:p>
          </table:table-cell>
          <table:table-cell office:value-type="string" calcext:value-type="string">
            <text:p>nan</text:p>
          </table:table-cell>
          <table:table-cell office:value-type="float" office:value="-0.0410331831" calcext:value-type="float">
            <text:p>-0.0410331831</text:p>
          </table:table-cell>
          <table:table-cell office:value-type="float" office:value="-0.9004961649" calcext:value-type="float">
            <text:p>-0.9004961649</text:p>
          </table:table-cell>
          <table:table-cell office:value-type="float" office:value="-0.0346062464" calcext:value-type="float">
            <text:p>-0.0346062464</text:p>
          </table:table-cell>
          <table:table-cell office:value-type="float" office:value="0.06387167" calcext:value-type="float">
            <text:p>0.06387167</text:p>
          </table:table-cell>
          <table:table-cell office:value-type="float" office:value="0.044899949" calcext:value-type="float">
            <text:p>0.044899949</text:p>
          </table:table-cell>
          <table:table-cell office:value-type="float" office:value="0.9934086503" calcext:value-type="float">
            <text:p>0.9934086503</text:p>
          </table:table-cell>
          <table:table-cell office:value-type="float" office:value="0.9715058627" calcext:value-type="float">
            <text:p>0.9715058627</text:p>
          </table:table-cell>
          <table:table-cell office:value-type="float" office:value="0.884311593" calcext:value-type="float">
            <text:p>0.884311593</text:p>
          </table:table-cell>
          <table:table-cell office:value-type="float" office:value="0.098269038" calcext:value-type="float">
            <text:p>0.098269038</text:p>
          </table:table-cell>
          <table:table-cell office:value-type="float" office:value="0.0691090619" calcext:value-type="float">
            <text:p>0.0691090619</text:p>
          </table:table-cell>
          <table:table-cell office:value-type="float" office:value="0.0465568737" calcext:value-type="float">
            <text:p>0.0465568737</text:p>
          </table:table-cell>
          <table:table-cell office:value-type="float" office:value="0.0120959009" calcext:value-type="float">
            <text:p>0.0120959009</text:p>
          </table:table-cell>
          <table:table-cell office:value-type="float" office:value="-0.0099576902" calcext:value-type="float">
            <text:p>-0.0099576902</text:p>
          </table:table-cell>
          <table:table-cell office:value-type="float" office:value="-0.0065584135" calcext:value-type="float">
            <text:p>-0.0065584135</text:p>
          </table:table-cell>
          <table:table-cell office:value-type="float" office:value="-0.0548027186" calcext:value-type="float">
            <text:p>-0.0548027186</text:p>
          </table:table-cell>
          <table:table-cell office:value-type="float" office:value="0.0588868912" calcext:value-type="float">
            <text:p>0.0588868912</text:p>
          </table:table-cell>
          <table:table-cell office:value-type="float" office:value="0.0393456528" calcext:value-type="float">
            <text:p>0.0393456528</text:p>
          </table:table-cell>
          <table:table-cell office:value-type="float" office:value="-0.0548027186" calcext:value-type="float">
            <text:p>-0.0548027186</text:p>
          </table:table-cell>
          <table:table-cell office:value-type="float" office:value="0.0588868912" calcext:value-type="float">
            <text:p>0.0588868912</text:p>
          </table:table-cell>
          <table:table-cell office:value-type="float" office:value="0.0393456528" calcext:value-type="float">
            <text:p>0.0393456528</text:p>
          </table:table-cell>
          <table:table-cell office:value-type="string" calcext:value-type="string">
            <text:p>nan</text:p>
          </table:table-cell>
          <table:table-cell office:value-type="float" office:value="0.0705934956" calcext:value-type="float">
            <text:p>0.0705934956</text:p>
          </table:table-cell>
          <table:table-cell office:value-type="float" office:value="0.0480846078" calcext:value-type="float">
            <text:p>0.0480846078</text:p>
          </table:table-cell>
          <table:table-cell office:value-type="float" office:value="-0.0483492178" calcext:value-type="float">
            <text:p>-0.0483492178</text:p>
          </table:table-cell>
          <table:table-cell office:value-type="float" office:value="0.0600131976" calcext:value-type="float">
            <text:p>0.0600131976</text:p>
          </table:table-cell>
          <table:table-cell office:value-type="float" office:value="0.0397663567" calcext:value-type="float">
            <text:p>0.0397663567</text:p>
          </table:table-cell>
          <table:table-cell office:value-type="float" office:value="-0.0235510275" calcext:value-type="float">
            <text:p>-0.0235510275</text:p>
          </table:table-cell>
          <table:table-cell office:value-type="float" office:value="0.092531653" calcext:value-type="float">
            <text:p>0.092531653</text:p>
          </table:table-cell>
          <table:table-cell office:value-type="float" office:value="0.0628566802" calcext:value-type="float">
            <text:p>0.0628566802</text:p>
          </table:table-cell>
          <table:table-cell office:value-type="float" office:value="-0.094236635" calcext:value-type="float">
            <text:p>-0.094236635</text:p>
          </table:table-cell>
          <table:table-cell office:value-type="float" office:value="-0.8277832277" calcext:value-type="float">
            <text:p>-0.8277832277</text:p>
          </table:table-cell>
        </table:table-row>
        <table:table-row table:style-name="ro1">
          <table:table-cell office:value-type="string" calcext:value-type="string">
            <text:p>Sepiella_japonica</text:p>
          </table:table-cell>
          <table:table-cell office:value-type="string" calcext:value-type="string">
            <text:p>Sepiella japonica</text:p>
          </table:table-cell>
          <table:table-cell office:value-type="float" office:value="8015" calcext:value-type="float">
            <text:p>8015</text:p>
          </table:table-cell>
          <table:table-cell office:value-type="float" office:value="477.445290081" calcext:value-type="float">
            <text:p>477.445290081</text:p>
          </table:table-cell>
          <table:table-cell office:value-type="float" office:value="395.167932078" calcext:value-type="float">
            <text:p>395.167932078</text:p>
          </table:table-cell>
          <table:table-cell office:value-type="float" office:value="0.4178151321" calcext:value-type="float">
            <text:p>0.4178151321</text:p>
          </table:table-cell>
          <table:table-cell office:value-type="float" office:value="0.0435646557" calcext:value-type="float">
            <text:p>0.0435646557</text:p>
          </table:table-cell>
          <table:table-cell office:value-type="float" office:value="0.375708204" calcext:value-type="float">
            <text:p>0.375708204</text:p>
          </table:table-cell>
          <table:table-cell office:value-type="float" office:value="0.0768136028" calcext:value-type="float">
            <text:p>0.0768136028</text:p>
          </table:table-cell>
          <table:table-cell office:value-type="float" office:value="0.3397921207" calcext:value-type="float">
            <text:p>0.3397921207</text:p>
          </table:table-cell>
          <table:table-cell office:value-type="float" office:value="0.0794998364" calcext:value-type="float">
            <text:p>0.0794998364</text:p>
          </table:table-cell>
          <table:table-cell office:value-type="float" office:value="0.0033546196" calcext:value-type="float">
            <text:p>0.0033546196</text:p>
          </table:table-cell>
          <table:table-cell office:value-type="float" office:value="-0.0337550858" calcext:value-type="float">
            <text:p>-0.0337550858</text:p>
          </table:table-cell>
          <table:table-cell office:value-type="float" office:value="-0.0242138936" calcext:value-type="float">
            <text:p>-0.0242138936</text:p>
          </table:table-cell>
          <table:table-cell office:value-type="float" office:value="0.0666618804" calcext:value-type="float">
            <text:p>0.0666618804</text:p>
          </table:table-cell>
          <table:table-cell office:value-type="float" office:value="0.0600572496" calcext:value-type="float">
            <text:p>0.0600572496</text:p>
          </table:table-cell>
          <table:table-cell office:value-type="float" office:value="0.0404010639" calcext:value-type="float">
            <text:p>0.0404010639</text:p>
          </table:table-cell>
          <table:table-cell office:value-type="string" calcext:value-type="string">
            <text:p>nan</text:p>
          </table:table-cell>
          <table:table-cell office:value-type="float" office:value="0.4422791624" calcext:value-type="float">
            <text:p>0.4422791624</text:p>
          </table:table-cell>
          <table:table-cell office:value-type="float" office:value="0.3025257951" calcext:value-type="float">
            <text:p>0.3025257951</text:p>
          </table:table-cell>
          <table:table-cell office:value-type="string" calcext:value-type="string">
            <text:p>nan</text:p>
          </table:table-cell>
          <table:table-cell office:value-type="float" office:value="0.4422791624" calcext:value-type="float">
            <text:p>0.4422791624</text:p>
          </table:table-cell>
          <table:table-cell office:value-type="float" office:value="0.3025257951" calcext:value-type="float">
            <text:p>0.3025257951</text:p>
          </table:table-cell>
          <table:table-cell office:value-type="string" calcext:value-type="string">
            <text:p>nan</text:p>
          </table:table-cell>
          <table:table-cell office:value-type="float" office:value="0.4669283934" calcext:value-type="float">
            <text:p>0.4669283934</text:p>
          </table:table-cell>
          <table:table-cell office:value-type="float" office:value="0.3214704324" calcext:value-type="float">
            <text:p>0.3214704324</text:p>
          </table:table-cell>
          <table:table-cell office:value-type="float" office:value="0.3246884013" calcext:value-type="float">
            <text:p>0.3246884013</text:p>
          </table:table-cell>
          <table:table-cell office:value-type="float" office:value="0.400654832" calcext:value-type="float">
            <text:p>0.400654832</text:p>
          </table:table-cell>
          <table:table-cell office:value-type="float" office:value="0.2705269776" calcext:value-type="float">
            <text:p>0.2705269776</text:p>
          </table:table-cell>
          <table:table-cell office:value-type="float" office:value="0.3488571694" calcext:value-type="float">
            <text:p>0.3488571694</text:p>
          </table:table-cell>
          <table:table-cell office:value-type="float" office:value="0.4206014334" calcext:value-type="float">
            <text:p>0.4206014334</text:p>
          </table:table-cell>
          <table:table-cell office:value-type="float" office:value="0.2855924528" calcext:value-type="float">
            <text:p>0.2855924528</text:p>
          </table:table-cell>
          <table:table-cell office:value-type="string" calcext:value-type="string">
            <text:p>nan</text:p>
          </table:table-cell>
          <table:table-cell office:value-type="float" office:value="-0.4823837833" calcext:value-type="float">
            <text:p>-0.4823837833</text:p>
          </table:table-cell>
          <table:table-cell office:value-type="float" office:value="-0.9674686998" calcext:value-type="float">
            <text:p>-0.9674686998</text:p>
          </table:table-cell>
          <table:table-cell office:value-type="float" office:value="0.3921388251" calcext:value-type="float">
            <text:p>0.3921388251</text:p>
          </table:table-cell>
          <table:table-cell office:value-type="float" office:value="0.5643922175" calcext:value-type="float">
            <text:p>0.5643922175</text:p>
          </table:table-cell>
          <table:table-cell office:value-type="float" office:value="0.402412992" calcext:value-type="float">
            <text:p>0.402412992</text:p>
          </table:table-cell>
          <table:table-cell office:value-type="float" office:value="0.9930194604" calcext:value-type="float">
            <text:p>0.9930194604</text:p>
          </table:table-cell>
          <table:table-cell office:value-type="float" office:value="0.9861527555" calcext:value-type="float">
            <text:p>0.9861527555</text:p>
          </table:table-cell>
          <table:table-cell office:value-type="float" office:value="0.9253489592" calcext:value-type="float">
            <text:p>0.9253489592</text:p>
          </table:table-cell>
          <table:table-cell office:value-type="float" office:value="0.100532108" calcext:value-type="float">
            <text:p>0.100532108</text:p>
          </table:table-cell>
          <table:table-cell office:value-type="float" office:value="0.0890213848" calcext:value-type="float">
            <text:p>0.0890213848</text:p>
          </table:table-cell>
          <table:table-cell office:value-type="float" office:value="0.0612755156" calcext:value-type="float">
            <text:p>0.0612755156</text:p>
          </table:table-cell>
          <table:table-cell office:value-type="float" office:value="0.0570101698" calcext:value-type="float">
            <text:p>0.0570101698</text:p>
          </table:table-cell>
          <table:table-cell office:value-type="float" office:value="0.0539598177" calcext:value-type="float">
            <text:p>0.0539598177</text:p>
          </table:table-cell>
          <table:table-cell office:value-type="float" office:value="0.0371333273" calcext:value-type="float">
            <text:p>0.0371333273</text:p>
          </table:table-cell>
          <table:table-cell office:value-type="string" calcext:value-type="string">
            <text:p>nan</text:p>
          </table:table-cell>
          <table:table-cell office:value-type="float" office:value="0.4673954268" calcext:value-type="float">
            <text:p>0.4673954268</text:p>
          </table:table-cell>
          <table:table-cell office:value-type="float" office:value="0.3196006911" calcext:value-type="float">
            <text:p>0.3196006911</text:p>
          </table:table-cell>
          <table:table-cell office:value-type="string" calcext:value-type="string">
            <text:p>nan</text:p>
          </table:table-cell>
          <table:table-cell office:value-type="float" office:value="0.4673954268" calcext:value-type="float">
            <text:p>0.4673954268</text:p>
          </table:table-cell>
          <table:table-cell office:value-type="float" office:value="0.3196006911" calcext:value-type="float">
            <text:p>0.3196006911</text:p>
          </table:table-cell>
          <table:table-cell office:value-type="string" calcext:value-type="string">
            <text:p>nan</text:p>
          </table:table-cell>
          <table:table-cell office:value-type="float" office:value="0.4909348707" calcext:value-type="float">
            <text:p>0.4909348707</text:p>
          </table:table-cell>
          <table:table-cell office:value-type="float" office:value="0.3394670507" calcext:value-type="float">
            <text:p>0.3394670507</text:p>
          </table:table-cell>
          <table:table-cell office:value-type="float" office:value="0.3502716177" calcext:value-type="float">
            <text:p>0.3502716177</text:p>
          </table:table-cell>
          <table:table-cell office:value-type="float" office:value="0.4390230623" calcext:value-type="float">
            <text:p>0.4390230623</text:p>
          </table:table-cell>
          <table:table-cell office:value-type="float" office:value="0.3058948294" calcext:value-type="float">
            <text:p>0.3058948294</text:p>
          </table:table-cell>
          <table:table-cell office:value-type="float" office:value="0.3840860897" calcext:value-type="float">
            <text:p>0.3840860897</text:p>
          </table:table-cell>
          <table:table-cell office:value-type="float" office:value="0.4652954403" calcext:value-type="float">
            <text:p>0.4652954403</text:p>
          </table:table-cell>
          <table:table-cell office:value-type="float" office:value="0.3267845608" calcext:value-type="float">
            <text:p>0.3267845608</text:p>
          </table:table-cell>
          <table:table-cell office:value-type="float" office:value="-0.5027804953" calcext:value-type="float">
            <text:p>-0.5027804953</text:p>
          </table:table-cell>
          <table:table-cell office:value-type="float" office:value="-0.8891900024" calcext:value-type="float">
            <text:p>-0.8891900024</text:p>
          </table:table-cell>
        </table:table-row>
        <table:table-row table:style-name="ro1">
          <table:table-cell office:value-type="string" calcext:value-type="string">
            <text:p>Thymelicus_lineola</text:p>
          </table:table-cell>
          <table:table-cell office:value-type="string" calcext:value-type="string">
            <text:p>Thymelicus lineola</text:p>
          </table:table-cell>
          <table:table-cell office:value-type="float" office:value="19065" calcext:value-type="float">
            <text:p>19065</text:p>
          </table:table-cell>
          <table:table-cell office:value-type="float" office:value="863.491214267" calcext:value-type="float">
            <text:p>863.491214267</text:p>
          </table:table-cell>
          <table:table-cell office:value-type="float" office:value="736.440737046" calcext:value-type="float">
            <text:p>736.440737046</text:p>
          </table:table-cell>
          <table:table-cell office:value-type="float" office:value="0.4732051788" calcext:value-type="float">
            <text:p>0.4732051788</text:p>
          </table:table-cell>
          <table:table-cell office:value-type="float" office:value="0.0887933166" calcext:value-type="float">
            <text:p>0.0887933166</text:p>
          </table:table-cell>
          <table:table-cell office:value-type="float" office:value="0.5143974654" calcext:value-type="float">
            <text:p>0.5143974654</text:p>
          </table:table-cell>
          <table:table-cell office:value-type="float" office:value="0.1731579639" calcext:value-type="float">
            <text:p>0.1731579639</text:p>
          </table:table-cell>
          <table:table-cell office:value-type="float" office:value="0.344908249" calcext:value-type="float">
            <text:p>0.344908249</text:p>
          </table:table-cell>
          <table:table-cell office:value-type="float" office:value="0.089403597" calcext:value-type="float">
            <text:p>0.089403597</text:p>
          </table:table-cell>
          <table:table-cell office:value-type="float" office:value="-0.002652001" calcext:value-type="float">
            <text:p>-0.002652001</text:p>
          </table:table-cell>
          <table:table-cell office:value-type="float" office:value="-0.072589407" calcext:value-type="float">
            <text:p>-0.072589407</text:p>
          </table:table-cell>
          <table:table-cell office:value-type="float" office:value="-0.0487395365" calcext:value-type="float">
            <text:p>-0.0487395365</text:p>
          </table:table-cell>
          <table:table-cell office:value-type="float" office:value="0.0613631665" calcext:value-type="float">
            <text:p>0.0613631665</text:p>
          </table:table-cell>
          <table:table-cell office:value-type="float" office:value="0.010752095" calcext:value-type="float">
            <text:p>0.010752095</text:p>
          </table:table-cell>
          <table:table-cell office:value-type="float" office:value="0.0070912033" calcext:value-type="float">
            <text:p>0.0070912033</text:p>
          </table:table-cell>
          <table:table-cell office:value-type="string" calcext:value-type="string">
            <text:p>nan</text:p>
          </table:table-cell>
          <table:table-cell office:value-type="float" office:value="-0.0014256049" calcext:value-type="float">
            <text:p>-0.0014256049</text:p>
          </table:table-cell>
          <table:table-cell office:value-type="float" office:value="-0.0005309381" calcext:value-type="float">
            <text:p>-0.0005309381</text:p>
          </table:table-cell>
          <table:table-cell office:value-type="string" calcext:value-type="string">
            <text:p>nan</text:p>
          </table:table-cell>
          <table:table-cell office:value-type="float" office:value="-0.0014256049" calcext:value-type="float">
            <text:p>-0.0014256049</text:p>
          </table:table-cell>
          <table:table-cell office:value-type="float" office:value="-0.0005309381" calcext:value-type="float">
            <text:p>-0.0005309381</text:p>
          </table:table-cell>
          <table:table-cell office:value-type="string" calcext:value-type="string">
            <text:p>nan</text:p>
          </table:table-cell>
          <table:table-cell office:value-type="float" office:value="0.0181877073" calcext:value-type="float">
            <text:p>0.0181877073</text:p>
          </table:table-cell>
          <table:table-cell office:value-type="float" office:value="0.0122439697" calcext:value-type="float">
            <text:p>0.0122439697</text:p>
          </table:table-cell>
          <table:table-cell office:value-type="float" office:value="0.0061524551" calcext:value-type="float">
            <text:p>0.0061524551</text:p>
          </table:table-cell>
          <table:table-cell office:value-type="float" office:value="0.0035334931" calcext:value-type="float">
            <text:p>0.0035334931</text:p>
          </table:table-cell>
          <table:table-cell office:value-type="float" office:value="0.0023179337" calcext:value-type="float">
            <text:p>0.0023179337</text:p>
          </table:table-cell>
          <table:table-cell office:value-type="float" office:value="-0.0018223739" calcext:value-type="float">
            <text:p>-0.0018223739</text:p>
          </table:table-cell>
          <table:table-cell office:value-type="float" office:value="0.0157818281" calcext:value-type="float">
            <text:p>0.0157818281</text:p>
          </table:table-cell>
          <table:table-cell office:value-type="float" office:value="0.0098309241" calcext:value-type="float">
            <text:p>0.0098309241</text:p>
          </table:table-cell>
          <table:table-cell office:value-type="string" calcext:value-type="string">
            <text:p>nan</text:p>
          </table:table-cell>
          <table:table-cell office:value-type="float" office:value="-0.0370560683" calcext:value-type="float">
            <text:p>-0.0370560683</text:p>
          </table:table-cell>
          <table:table-cell office:value-type="float" office:value="-0.7289554666" calcext:value-type="float">
            <text:p>-0.7289554666</text:p>
          </table:table-cell>
          <table:table-cell office:value-type="float" office:value="0.0025714377" calcext:value-type="float">
            <text:p>0.0025714377</text:p>
          </table:table-cell>
          <table:table-cell office:value-type="float" office:value="0.0722117383" calcext:value-type="float">
            <text:p>0.0722117383</text:p>
          </table:table-cell>
          <table:table-cell office:value-type="float" office:value="0.0468553034" calcext:value-type="float">
            <text:p>0.0468553034</text:p>
          </table:table-cell>
          <table:table-cell office:value-type="float" office:value="0.986969859" calcext:value-type="float">
            <text:p>0.986969859</text:p>
          </table:table-cell>
          <table:table-cell office:value-type="float" office:value="0.9508561592" calcext:value-type="float">
            <text:p>0.9508561592</text:p>
          </table:table-cell>
          <table:table-cell office:value-type="float" office:value="0.830022887" calcext:value-type="float">
            <text:p>0.830022887</text:p>
          </table:table-cell>
          <table:table-cell office:value-type="float" office:value="0.0787225868" calcext:value-type="float">
            <text:p>0.0787225868</text:p>
          </table:table-cell>
          <table:table-cell office:value-type="float" office:value="0.0929857208" calcext:value-type="float">
            <text:p>0.0929857208</text:p>
          </table:table-cell>
          <table:table-cell office:value-type="float" office:value="0.0624787156" calcext:value-type="float">
            <text:p>0.0624787156</text:p>
          </table:table-cell>
          <table:table-cell office:value-type="float" office:value="0.1283212972" calcext:value-type="float">
            <text:p>0.1283212972</text:p>
          </table:table-cell>
          <table:table-cell office:value-type="float" office:value="0.1428713937" calcext:value-type="float">
            <text:p>0.1428713937</text:p>
          </table:table-cell>
          <table:table-cell office:value-type="float" office:value="0.095305309" calcext:value-type="float">
            <text:p>0.095305309</text:p>
          </table:table-cell>
          <table:table-cell office:value-type="string" calcext:value-type="string">
            <text:p>nan</text:p>
          </table:table-cell>
          <table:table-cell office:value-type="float" office:value="0.0642610606" calcext:value-type="float">
            <text:p>0.0642610606</text:p>
          </table:table-cell>
          <table:table-cell office:value-type="float" office:value="0.0445097456" calcext:value-type="float">
            <text:p>0.0445097456</text:p>
          </table:table-cell>
          <table:table-cell office:value-type="string" calcext:value-type="string">
            <text:p>nan</text:p>
          </table:table-cell>
          <table:table-cell office:value-type="float" office:value="0.0642610606" calcext:value-type="float">
            <text:p>0.0642610606</text:p>
          </table:table-cell>
          <table:table-cell office:value-type="float" office:value="0.0445097456" calcext:value-type="float">
            <text:p>0.0445097456</text:p>
          </table:table-cell>
          <table:table-cell office:value-type="string" calcext:value-type="string">
            <text:p>nan</text:p>
          </table:table-cell>
          <table:table-cell office:value-type="float" office:value="0.0592884085" calcext:value-type="float">
            <text:p>0.0592884085</text:p>
          </table:table-cell>
          <table:table-cell office:value-type="float" office:value="-0.2586151913" calcext:value-type="float">
            <text:p>-0.2586151913</text:p>
          </table:table-cell>
          <table:table-cell office:value-type="float" office:value="0.0417875421" calcext:value-type="float">
            <text:p>0.0417875421</text:p>
          </table:table-cell>
          <table:table-cell office:value-type="float" office:value="0.0672884865" calcext:value-type="float">
            <text:p>0.0672884865</text:p>
          </table:table-cell>
          <table:table-cell office:value-type="float" office:value="0.044410644" calcext:value-type="float">
            <text:p>0.044410644</text:p>
          </table:table-cell>
          <table:table-cell office:value-type="float" office:value="0.0343346837" calcext:value-type="float">
            <text:p>0.0343346837</text:p>
          </table:table-cell>
          <table:table-cell office:value-type="float" office:value="0.0745153039" calcext:value-type="float">
            <text:p>0.0745153039</text:p>
          </table:table-cell>
          <table:table-cell office:value-type="float" office:value="0.0484649945" calcext:value-type="float">
            <text:p>0.0484649945</text:p>
          </table:table-cell>
          <table:table-cell office:value-type="float" office:value="-0.0854858523" calcext:value-type="float">
            <text:p>-0.0854858523</text:p>
          </table:table-cell>
          <table:table-cell office:value-type="float" office:value="-0.8006185174" calcext:value-type="float">
            <text:p>-0.8006185174</text:p>
          </table:table-cell>
        </table:table-row>
        <table:table-row table:style-name="ro1">
          <table:table-cell office:value-type="string" calcext:value-type="string">
            <text:p>Thymelicus_sylvestris</text:p>
          </table:table-cell>
          <table:table-cell office:value-type="string" calcext:value-type="string">
            <text:p>Thymelicus sylvestris</text:p>
          </table:table-cell>
          <table:table-cell office:value-type="float" office:value="18911" calcext:value-type="float">
            <text:p>18911</text:p>
          </table:table-cell>
          <table:table-cell office:value-type="float" office:value="870.253344614" calcext:value-type="float">
            <text:p>870.253344614</text:p>
          </table:table-cell>
          <table:table-cell office:value-type="float" office:value="761.976746338" calcext:value-type="float">
            <text:p>761.976746338</text:p>
          </table:table-cell>
          <table:table-cell office:value-type="float" office:value="0.4738580101" calcext:value-type="float">
            <text:p>0.4738580101</text:p>
          </table:table-cell>
          <table:table-cell office:value-type="float" office:value="0.0900728212" calcext:value-type="float">
            <text:p>0.0900728212</text:p>
          </table:table-cell>
          <table:table-cell office:value-type="float" office:value="0.5188689365" calcext:value-type="float">
            <text:p>0.5188689365</text:p>
          </table:table-cell>
          <table:table-cell office:value-type="float" office:value="0.1764426643" calcext:value-type="float">
            <text:p>0.1764426643</text:p>
          </table:table-cell>
          <table:table-cell office:value-type="float" office:value="0.3424933435" calcext:value-type="float">
            <text:p>0.3424933435</text:p>
          </table:table-cell>
          <table:table-cell office:value-type="float" office:value="0.0891072365" calcext:value-type="float">
            <text:p>0.0891072365</text:p>
          </table:table-cell>
          <table:table-cell office:value-type="float" office:value="0.0017994571" calcext:value-type="float">
            <text:p>0.0017994571</text:p>
          </table:table-cell>
          <table:table-cell office:value-type="float" office:value="-0.0323218637" calcext:value-type="float">
            <text:p>-0.0323218637</text:p>
          </table:table-cell>
          <table:table-cell office:value-type="float" office:value="-0.02020335" calcext:value-type="float">
            <text:p>-0.02020335</text:p>
          </table:table-cell>
          <table:table-cell office:value-type="float" office:value="0.0316301346" calcext:value-type="float">
            <text:p>0.0316301346</text:p>
          </table:table-cell>
          <table:table-cell office:value-type="float" office:value="0.0084081281" calcext:value-type="float">
            <text:p>0.0084081281</text:p>
          </table:table-cell>
          <table:table-cell office:value-type="float" office:value="0.0058250551" calcext:value-type="float">
            <text:p>0.0058250551</text:p>
          </table:table-cell>
          <table:table-cell office:value-type="string" calcext:value-type="string">
            <text:p>nan</text:p>
          </table:table-cell>
          <table:table-cell office:value-type="float" office:value="-0.0075735726" calcext:value-type="float">
            <text:p>-0.0075735726</text:p>
          </table:table-cell>
          <table:table-cell office:value-type="float" office:value="-0.0044594992" calcext:value-type="float">
            <text:p>-0.0044594992</text:p>
          </table:table-cell>
          <table:table-cell office:value-type="string" calcext:value-type="string">
            <text:p>nan</text:p>
          </table:table-cell>
          <table:table-cell office:value-type="float" office:value="-0.0075735726" calcext:value-type="float">
            <text:p>-0.0075735726</text:p>
          </table:table-cell>
          <table:table-cell office:value-type="float" office:value="-0.0044594992" calcext:value-type="float">
            <text:p>-0.0044594992</text:p>
          </table:table-cell>
          <table:table-cell office:value-type="string" calcext:value-type="string">
            <text:p>nan</text:p>
          </table:table-cell>
          <table:table-cell office:value-type="float" office:value="-0.0102640366" calcext:value-type="float">
            <text:p>-0.0102640366</text:p>
          </table:table-cell>
          <table:table-cell office:value-type="float" office:value="-0.0100350008" calcext:value-type="float">
            <text:p>-0.0100350008</text:p>
          </table:table-cell>
          <table:table-cell office:value-type="float" office:value="0.0021975543" calcext:value-type="float">
            <text:p>0.0021975543</text:p>
          </table:table-cell>
          <table:table-cell office:value-type="float" office:value="-0.0133371531" calcext:value-type="float">
            <text:p>-0.0133371531</text:p>
          </table:table-cell>
          <table:table-cell office:value-type="float" office:value="-0.0083834445" calcext:value-type="float">
            <text:p>-0.0083834445</text:p>
          </table:table-cell>
          <table:table-cell office:value-type="float" office:value="-0.0115048004" calcext:value-type="float">
            <text:p>-0.0115048004</text:p>
          </table:table-cell>
          <table:table-cell office:value-type="float" office:value="-0.0177457319" calcext:value-type="float">
            <text:p>-0.0177457319</text:p>
          </table:table-cell>
          <table:table-cell office:value-type="float" office:value="-0.0120967539" calcext:value-type="float">
            <text:p>-0.0120967539</text:p>
          </table:table-cell>
          <table:table-cell office:value-type="string" calcext:value-type="string">
            <text:p>nan</text:p>
          </table:table-cell>
          <table:table-cell office:value-type="float" office:value="-0.0053785172" calcext:value-type="float">
            <text:p>-0.0053785172</text:p>
          </table:table-cell>
          <table:table-cell office:value-type="float" office:value="-0.7270732186" calcext:value-type="float">
            <text:p>-0.7270732186</text:p>
          </table:table-cell>
          <table:table-cell office:value-type="float" office:value="-0.0279066293" calcext:value-type="float">
            <text:p>-0.0279066293</text:p>
          </table:table-cell>
          <table:table-cell office:value-type="float" office:value="0.0365839312" calcext:value-type="float">
            <text:p>0.0365839312</text:p>
          </table:table-cell>
          <table:table-cell office:value-type="float" office:value="0.0239762759" calcext:value-type="float">
            <text:p>0.0239762759</text:p>
          </table:table-cell>
          <table:table-cell office:value-type="float" office:value="0.9894651765" calcext:value-type="float">
            <text:p>0.9894651765</text:p>
          </table:table-cell>
          <table:table-cell office:value-type="float" office:value="0.9699796796" calcext:value-type="float">
            <text:p>0.9699796796</text:p>
          </table:table-cell>
          <table:table-cell office:value-type="float" office:value="0.8664920077" calcext:value-type="float">
            <text:p>0.8664920077</text:p>
          </table:table-cell>
          <table:table-cell office:value-type="float" office:value="0.0280956182" calcext:value-type="float">
            <text:p>0.0280956182</text:p>
          </table:table-cell>
          <table:table-cell office:value-type="float" office:value="0.0228013082" calcext:value-type="float">
            <text:p>0.0228013082</text:p>
          </table:table-cell>
          <table:table-cell office:value-type="float" office:value="0.0157644338" calcext:value-type="float">
            <text:p>0.0157644338</text:p>
          </table:table-cell>
          <table:table-cell office:value-type="float" office:value="0.0616875526" calcext:value-type="float">
            <text:p>0.0616875526</text:p>
          </table:table-cell>
          <table:table-cell office:value-type="float" office:value="0.0658736598" calcext:value-type="float">
            <text:p>0.0658736598</text:p>
          </table:table-cell>
          <table:table-cell office:value-type="float" office:value="0.0436243805" calcext:value-type="float">
            <text:p>0.0436243805</text:p>
          </table:table-cell>
          <table:table-cell office:value-type="string" calcext:value-type="string">
            <text:p>nan</text:p>
          </table:table-cell>
          <table:table-cell office:value-type="float" office:value="0.063175892" calcext:value-type="float">
            <text:p>0.063175892</text:p>
          </table:table-cell>
          <table:table-cell office:value-type="float" office:value="0.0411999864" calcext:value-type="float">
            <text:p>0.0411999864</text:p>
          </table:table-cell>
          <table:table-cell office:value-type="string" calcext:value-type="string">
            <text:p>nan</text:p>
          </table:table-cell>
          <table:table-cell office:value-type="float" office:value="0.063175892" calcext:value-type="float">
            <text:p>0.063175892</text:p>
          </table:table-cell>
          <table:table-cell office:value-type="float" office:value="0.0411999864" calcext:value-type="float">
            <text:p>0.0411999864</text:p>
          </table:table-cell>
          <table:table-cell office:value-type="string" calcext:value-type="string">
            <text:p>nan</text:p>
          </table:table-cell>
          <table:table-cell office:value-type="float" office:value="0.0402129491" calcext:value-type="float">
            <text:p>0.0402129491</text:p>
          </table:table-cell>
          <table:table-cell office:value-type="float" office:value="-0.0287683629" calcext:value-type="float">
            <text:p>-0.0287683629</text:p>
          </table:table-cell>
          <table:table-cell office:value-type="float" office:value="0.0434265141" calcext:value-type="float">
            <text:p>0.0434265141</text:p>
          </table:table-cell>
          <table:table-cell office:value-type="float" office:value="0.0496954714" calcext:value-type="float">
            <text:p>0.0496954714</text:p>
          </table:table-cell>
          <table:table-cell office:value-type="float" office:value="0.032983041" calcext:value-type="float">
            <text:p>0.032983041</text:p>
          </table:table-cell>
          <table:table-cell office:value-type="float" office:value="0.0242093526" calcext:value-type="float">
            <text:p>0.0242093526</text:p>
          </table:table-cell>
          <table:table-cell office:value-type="float" office:value="0.0348418838" calcext:value-type="float">
            <text:p>0.0348418838</text:p>
          </table:table-cell>
          <table:table-cell office:value-type="float" office:value="0.0223410878" calcext:value-type="float">
            <text:p>0.0223410878</text:p>
          </table:table-cell>
          <table:table-cell office:value-type="float" office:value="-0.0548800748" calcext:value-type="float">
            <text:p>-0.0548800748</text:p>
          </table:table-cell>
          <table:table-cell office:value-type="float" office:value="-0.7880220505" calcext:value-type="float">
            <text:p>-0.7880220505</text:p>
          </table:table-cell>
        </table:table-row>
        <table:table-row table:style-name="ro1">
          <table:table-cell office:value-type="string" calcext:value-type="string">
            <text:p>Trachemys_scripta</text:p>
          </table:table-cell>
          <table:table-cell office:value-type="string" calcext:value-type="string">
            <text:p>Trachemys scripta</text:p>
          </table:table-cell>
          <table:table-cell office:value-type="float" office:value="6812" calcext:value-type="float">
            <text:p>6812</text:p>
          </table:table-cell>
          <table:table-cell office:value-type="float" office:value="479.890487375" calcext:value-type="float">
            <text:p>479.890487375</text:p>
          </table:table-cell>
          <table:table-cell office:value-type="float" office:value="338.097514899" calcext:value-type="float">
            <text:p>338.097514899</text:p>
          </table:table-cell>
          <table:table-cell office:value-type="float" office:value="0.470150858" calcext:value-type="float">
            <text:p>0.470150858</text:p>
          </table:table-cell>
          <table:table-cell office:value-type="float" office:value="0.0671334883" calcext:value-type="float">
            <text:p>0.0671334883</text:p>
          </table:table-cell>
          <table:table-cell office:value-type="float" office:value="0.4834301512" calcext:value-type="float">
            <text:p>0.4834301512</text:p>
          </table:table-cell>
          <table:table-cell office:value-type="float" office:value="0.1364832544" calcext:value-type="float">
            <text:p>0.1364832544</text:p>
          </table:table-cell>
          <table:table-cell office:value-type="float" office:value="0.4183353129" calcext:value-type="float">
            <text:p>0.4183353129</text:p>
          </table:table-cell>
          <table:table-cell office:value-type="float" office:value="0.0943310593" calcext:value-type="float">
            <text:p>0.0943310593</text:p>
          </table:table-cell>
          <table:table-cell office:value-type="float" office:value="-0.001731783" calcext:value-type="float">
            <text:p>-0.001731783</text:p>
          </table:table-cell>
          <table:table-cell office:value-type="float" office:value="-0.217172888" calcext:value-type="float">
            <text:p>-0.217172888</text:p>
          </table:table-cell>
          <table:table-cell office:value-type="float" office:value="-0.1586750523" calcext:value-type="float">
            <text:p>-0.1586750523</text:p>
          </table:table-cell>
          <table:table-cell office:value-type="float" office:value="0.1298351393" calcext:value-type="float">
            <text:p>0.1298351393</text:p>
          </table:table-cell>
          <table:table-cell office:value-type="float" office:value="0.1115711778" calcext:value-type="float">
            <text:p>0.1115711778</text:p>
          </table:table-cell>
          <table:table-cell office:value-type="float" office:value="0.0754432669" calcext:value-type="float">
            <text:p>0.0754432669</text:p>
          </table:table-cell>
          <table:table-cell office:value-type="float" office:value="0.1762534838" calcext:value-type="float">
            <text:p>0.1762534838</text:p>
          </table:table-cell>
          <table:table-cell office:value-type="float" office:value="0.2812450549" calcext:value-type="float">
            <text:p>0.2812450549</text:p>
          </table:table-cell>
          <table:table-cell office:value-type="float" office:value="0.1879417521" calcext:value-type="float">
            <text:p>0.1879417521</text:p>
          </table:table-cell>
          <table:table-cell office:value-type="float" office:value="0.1762534838" calcext:value-type="float">
            <text:p>0.1762534838</text:p>
          </table:table-cell>
          <table:table-cell office:value-type="float" office:value="0.2812450549" calcext:value-type="float">
            <text:p>0.2812450549</text:p>
          </table:table-cell>
          <table:table-cell office:value-type="float" office:value="0.1879417521" calcext:value-type="float">
            <text:p>0.1879417521</text:p>
          </table:table-cell>
          <table:table-cell office:value-type="float" office:value="0.2094091319" calcext:value-type="float">
            <text:p>0.2094091319</text:p>
          </table:table-cell>
          <table:table-cell office:value-type="float" office:value="0.3440258608" calcext:value-type="float">
            <text:p>0.3440258608</text:p>
          </table:table-cell>
          <table:table-cell office:value-type="float" office:value="0.2295168535" calcext:value-type="float">
            <text:p>0.2295168535</text:p>
          </table:table-cell>
          <table:table-cell office:value-type="float" office:value="0.190017857" calcext:value-type="float">
            <text:p>0.190017857</text:p>
          </table:table-cell>
          <table:table-cell office:value-type="float" office:value="0.261149908" calcext:value-type="float">
            <text:p>0.261149908</text:p>
          </table:table-cell>
          <table:table-cell office:value-type="float" office:value="0.1717292625" calcext:value-type="float">
            <text:p>0.1717292625</text:p>
          </table:table-cell>
          <table:table-cell office:value-type="float" office:value="0.1985893292" calcext:value-type="float">
            <text:p>0.1985893292</text:p>
          </table:table-cell>
          <table:table-cell office:value-type="float" office:value="0.2795178641" calcext:value-type="float">
            <text:p>0.2795178641</text:p>
          </table:table-cell>
          <table:table-cell office:value-type="float" office:value="0.1830601427" calcext:value-type="float">
            <text:p>0.1830601427</text:p>
          </table:table-cell>
          <table:table-cell office:value-type="string" calcext:value-type="string">
            <text:p>nan</text:p>
          </table:table-cell>
          <table:table-cell office:value-type="float" office:value="-0.3410751419" calcext:value-type="float">
            <text:p>-0.3410751419</text:p>
          </table:table-cell>
          <table:table-cell office:value-type="float" office:value="-0.9491703726" calcext:value-type="float">
            <text:p>-0.9491703726</text:p>
          </table:table-cell>
          <table:table-cell office:value-type="float" office:value="0.2309564114" calcext:value-type="float">
            <text:p>0.2309564114</text:p>
          </table:table-cell>
          <table:table-cell office:value-type="float" office:value="0.4186925271" calcext:value-type="float">
            <text:p>0.4186925271</text:p>
          </table:table-cell>
          <table:table-cell office:value-type="float" office:value="0.2821654631" calcext:value-type="float">
            <text:p>0.2821654631</text:p>
          </table:table-cell>
          <table:table-cell office:value-type="float" office:value="0.9921863429" calcext:value-type="float">
            <text:p>0.9921863429</text:p>
          </table:table-cell>
          <table:table-cell office:value-type="float" office:value="0.9004794684" calcext:value-type="float">
            <text:p>0.9004794684</text:p>
          </table:table-cell>
          <table:table-cell office:value-type="float" office:value="0.7656572574" calcext:value-type="float">
            <text:p>0.7656572574</text:p>
          </table:table-cell>
          <table:table-cell office:value-type="float" office:value="0.1085133797" calcext:value-type="float">
            <text:p>0.1085133797</text:p>
          </table:table-cell>
          <table:table-cell office:value-type="float" office:value="0.1394882085" calcext:value-type="float">
            <text:p>0.1394882085</text:p>
          </table:table-cell>
          <table:table-cell office:value-type="float" office:value="0.0955587377" calcext:value-type="float">
            <text:p>0.0955587377</text:p>
          </table:table-cell>
          <table:table-cell office:value-type="float" office:value="0.1600260303" calcext:value-type="float">
            <text:p>0.1600260303</text:p>
          </table:table-cell>
          <table:table-cell office:value-type="float" office:value="0.2056107148" calcext:value-type="float">
            <text:p>0.2056107148</text:p>
          </table:table-cell>
          <table:table-cell office:value-type="float" office:value="0.1406030524" calcext:value-type="float">
            <text:p>0.1406030524</text:p>
          </table:table-cell>
          <table:table-cell office:value-type="float" office:value="0.1816357496" calcext:value-type="float">
            <text:p>0.1816357496</text:p>
          </table:table-cell>
          <table:table-cell office:value-type="float" office:value="0.3198759934" calcext:value-type="float">
            <text:p>0.3198759934</text:p>
          </table:table-cell>
          <table:table-cell office:value-type="float" office:value="0.2211264276" calcext:value-type="float">
            <text:p>0.2211264276</text:p>
          </table:table-cell>
          <table:table-cell office:value-type="float" office:value="0.1816357496" calcext:value-type="float">
            <text:p>0.1816357496</text:p>
          </table:table-cell>
          <table:table-cell office:value-type="float" office:value="0.3198759934" calcext:value-type="float">
            <text:p>0.3198759934</text:p>
          </table:table-cell>
          <table:table-cell office:value-type="float" office:value="0.2211264276" calcext:value-type="float">
            <text:p>0.2211264276</text:p>
          </table:table-cell>
          <table:table-cell office:value-type="float" office:value="0.2145357231" calcext:value-type="float">
            <text:p>0.2145357231</text:p>
          </table:table-cell>
          <table:table-cell office:value-type="float" office:value="0.3786392013" calcext:value-type="float">
            <text:p>0.3786392013</text:p>
          </table:table-cell>
          <table:table-cell office:value-type="float" office:value="0.2603691612" calcext:value-type="float">
            <text:p>0.2603691612</text:p>
          </table:table-cell>
          <table:table-cell office:value-type="float" office:value="0.2157924823" calcext:value-type="float">
            <text:p>0.2157924823</text:p>
          </table:table-cell>
          <table:table-cell office:value-type="float" office:value="0.3529917521" calcext:value-type="float">
            <text:p>0.3529917521</text:p>
          </table:table-cell>
          <table:table-cell office:value-type="float" office:value="0.2440787469" calcext:value-type="float">
            <text:p>0.2440787469</text:p>
          </table:table-cell>
          <table:table-cell office:value-type="float" office:value="0.2263268125" calcext:value-type="float">
            <text:p>0.2263268125</text:p>
          </table:table-cell>
          <table:table-cell office:value-type="float" office:value="0.3749455983" calcext:value-type="float">
            <text:p>0.3749455983</text:p>
          </table:table-cell>
          <table:table-cell office:value-type="float" office:value="0.2576774687" calcext:value-type="float">
            <text:p>0.2576774687</text:p>
          </table:table-cell>
          <table:table-cell office:value-type="float" office:value="-0.3864331652" calcext:value-type="float">
            <text:p>-0.3864331652</text:p>
          </table:table-cell>
          <table:table-cell office:value-type="float" office:value="-0.9090081665" calcext:value-type="float">
            <text:p>-0.9090081665</text:p>
          </table:table-cell>
        </table:table-row>
        <table:table-row table:style-name="ro1">
          <table:table-cell office:value-type="string" calcext:value-type="string">
            <text:p>Tripylus_abatoides</text:p>
          </table:table-cell>
          <table:table-cell office:value-type="string" calcext:value-type="string">
            <text:p>Schizocosmus abatoides</text:p>
          </table:table-cell>
          <table:table-cell office:value-type="float" office:value="7759" calcext:value-type="float">
            <text:p>7759</text:p>
          </table:table-cell>
          <table:table-cell office:value-type="float" office:value="615.771233406" calcext:value-type="float">
            <text:p>615.771233406</text:p>
          </table:table-cell>
          <table:table-cell office:value-type="float" office:value="528.741338105" calcext:value-type="float">
            <text:p>528.741338105</text:p>
          </table:table-cell>
          <table:table-cell office:value-type="float" office:value="0.505718362" calcext:value-type="float">
            <text:p>0.505718362</text:p>
          </table:table-cell>
          <table:table-cell office:value-type="float" office:value="0.0505711913" calcext:value-type="float">
            <text:p>0.0505711913</text:p>
          </table:table-cell>
          <table:table-cell office:value-type="float" office:value="0.5740963324" calcext:value-type="float">
            <text:p>0.5740963324</text:p>
          </table:table-cell>
          <table:table-cell office:value-type="float" office:value="0.1166272664" calcext:value-type="float">
            <text:p>0.1166272664</text:p>
          </table:table-cell>
          <table:table-cell office:value-type="float" office:value="0.3860003118" calcext:value-type="float">
            <text:p>0.3860003118</text:p>
          </table:table-cell>
          <table:table-cell office:value-type="float" office:value="0.0704843474" calcext:value-type="float">
            <text:p>0.0704843474</text:p>
          </table:table-cell>
          <table:table-cell office:value-type="float" office:value="-0.000397202" calcext:value-type="float">
            <text:p>-0.000397202</text:p>
          </table:table-cell>
          <table:table-cell office:value-type="float" office:value="-0.1953542744" calcext:value-type="float">
            <text:p>-0.1953542744</text:p>
          </table:table-cell>
          <table:table-cell office:value-type="float" office:value="-0.1467241857" calcext:value-type="float">
            <text:p>-0.1467241857</text:p>
          </table:table-cell>
          <table:table-cell office:value-type="float" office:value="0.1318191183" calcext:value-type="float">
            <text:p>0.1318191183</text:p>
          </table:table-cell>
          <table:table-cell office:value-type="float" office:value="0.0555830728" calcext:value-type="float">
            <text:p>0.0555830728</text:p>
          </table:table-cell>
          <table:table-cell office:value-type="float" office:value="0.0387332816" calcext:value-type="float">
            <text:p>0.0387332816</text:p>
          </table:table-cell>
          <table:table-cell office:value-type="string" calcext:value-type="string">
            <text:p>nan</text:p>
          </table:table-cell>
          <table:table-cell office:value-type="float" office:value="0.2725675155" calcext:value-type="float">
            <text:p>0.2725675155</text:p>
          </table:table-cell>
          <table:table-cell office:value-type="float" office:value="0.182929561" calcext:value-type="float">
            <text:p>0.182929561</text:p>
          </table:table-cell>
          <table:table-cell office:value-type="string" calcext:value-type="string">
            <text:p>nan</text:p>
          </table:table-cell>
          <table:table-cell office:value-type="float" office:value="0.2725675155" calcext:value-type="float">
            <text:p>0.2725675155</text:p>
          </table:table-cell>
          <table:table-cell office:value-type="float" office:value="0.182929561" calcext:value-type="float">
            <text:p>0.182929561</text:p>
          </table:table-cell>
          <table:table-cell office:value-type="string" calcext:value-type="string">
            <text:p>nan</text:p>
          </table:table-cell>
          <table:table-cell office:value-type="float" office:value="0.3134739165" calcext:value-type="float">
            <text:p>0.3134739165</text:p>
          </table:table-cell>
          <table:table-cell office:value-type="float" office:value="0.2111416521" calcext:value-type="float">
            <text:p>0.2111416521</text:p>
          </table:table-cell>
          <table:table-cell office:value-type="float" office:value="0.1121229154" calcext:value-type="float">
            <text:p>0.1121229154</text:p>
          </table:table-cell>
          <table:table-cell office:value-type="float" office:value="0.2682367204" calcext:value-type="float">
            <text:p>0.2682367204</text:p>
          </table:table-cell>
          <table:table-cell office:value-type="float" office:value="0.1783911659" calcext:value-type="float">
            <text:p>0.1783911659</text:p>
          </table:table-cell>
          <table:table-cell office:value-type="float" office:value="0.1327011192" calcext:value-type="float">
            <text:p>0.1327011192</text:p>
          </table:table-cell>
          <table:table-cell office:value-type="float" office:value="0.2752597798" calcext:value-type="float">
            <text:p>0.2752597798</text:p>
          </table:table-cell>
          <table:table-cell office:value-type="float" office:value="0.1832842357" calcext:value-type="float">
            <text:p>0.1832842357</text:p>
          </table:table-cell>
          <table:table-cell office:value-type="string" calcext:value-type="string">
            <text:p>nan</text:p>
          </table:table-cell>
          <table:table-cell office:value-type="float" office:value="-0.3070912564" calcext:value-type="float">
            <text:p>-0.3070912564</text:p>
          </table:table-cell>
          <table:table-cell office:value-type="float" office:value="-0.9438017091" calcext:value-type="float">
            <text:p>-0.9438017091</text:p>
          </table:table-cell>
          <table:table-cell office:value-type="float" office:value="0.1988127568" calcext:value-type="float">
            <text:p>0.1988127568</text:p>
          </table:table-cell>
          <table:table-cell office:value-type="float" office:value="0.3881829032" calcext:value-type="float">
            <text:p>0.3881829032</text:p>
          </table:table-cell>
          <table:table-cell office:value-type="float" office:value="0.264632577" calcext:value-type="float">
            <text:p>0.264632577</text:p>
          </table:table-cell>
          <table:table-cell office:value-type="float" office:value="0.9968929224" calcext:value-type="float">
            <text:p>0.9968929224</text:p>
          </table:table-cell>
          <table:table-cell office:value-type="float" office:value="0.9218850908" calcext:value-type="float">
            <text:p>0.9218850908</text:p>
          </table:table-cell>
          <table:table-cell office:value-type="float" office:value="0.8131980372" calcext:value-type="float">
            <text:p>0.8131980372</text:p>
          </table:table-cell>
          <table:table-cell office:value-type="float" office:value="0.0593876319" calcext:value-type="float">
            <text:p>0.0593876319</text:p>
          </table:table-cell>
          <table:table-cell office:value-type="float" office:value="0.0975919835" calcext:value-type="float">
            <text:p>0.0975919835</text:p>
          </table:table-cell>
          <table:table-cell office:value-type="float" office:value="0.0676558405" calcext:value-type="float">
            <text:p>0.0676558405</text:p>
          </table:table-cell>
          <table:table-cell office:value-type="float" office:value="0.1362059393" calcext:value-type="float">
            <text:p>0.1362059393</text:p>
          </table:table-cell>
          <table:table-cell office:value-type="float" office:value="0.0655894003" calcext:value-type="float">
            <text:p>0.0655894003</text:p>
          </table:table-cell>
          <table:table-cell office:value-type="float" office:value="0.0471689264" calcext:value-type="float">
            <text:p>0.0471689264</text:p>
          </table:table-cell>
          <table:table-cell office:value-type="string" calcext:value-type="string">
            <text:p>nan</text:p>
          </table:table-cell>
          <table:table-cell office:value-type="float" office:value="0.3157663887" calcext:value-type="float">
            <text:p>0.3157663887</text:p>
          </table:table-cell>
          <table:table-cell office:value-type="float" office:value="0.226685249" calcext:value-type="float">
            <text:p>0.226685249</text:p>
          </table:table-cell>
          <table:table-cell office:value-type="string" calcext:value-type="string">
            <text:p>nan</text:p>
          </table:table-cell>
          <table:table-cell office:value-type="float" office:value="0.3157663887" calcext:value-type="float">
            <text:p>0.3157663887</text:p>
          </table:table-cell>
          <table:table-cell office:value-type="float" office:value="0.226685249" calcext:value-type="float">
            <text:p>0.226685249</text:p>
          </table:table-cell>
          <table:table-cell office:value-type="string" calcext:value-type="string">
            <text:p>nan</text:p>
          </table:table-cell>
          <table:table-cell office:value-type="float" office:value="0.3621715607" calcext:value-type="float">
            <text:p>0.3621715607</text:p>
          </table:table-cell>
          <table:table-cell office:value-type="float" office:value="0.2463137342" calcext:value-type="float">
            <text:p>0.2463137342</text:p>
          </table:table-cell>
          <table:table-cell office:value-type="float" office:value="0.1230323802" calcext:value-type="float">
            <text:p>0.1230323802</text:p>
          </table:table-cell>
          <table:table-cell office:value-type="float" office:value="0.3435977856" calcext:value-type="float">
            <text:p>0.3435977856</text:p>
          </table:table-cell>
          <table:table-cell office:value-type="float" office:value="0.241202205" calcext:value-type="float">
            <text:p>0.241202205</text:p>
          </table:table-cell>
          <table:table-cell office:value-type="float" office:value="0.1462943992" calcext:value-type="float">
            <text:p>0.1462943992</text:p>
          </table:table-cell>
          <table:table-cell office:value-type="float" office:value="0.3595730046" calcext:value-type="float">
            <text:p>0.3595730046</text:p>
          </table:table-cell>
          <table:table-cell office:value-type="float" office:value="0.2534355391" calcext:value-type="float">
            <text:p>0.2534355391</text:p>
          </table:table-cell>
          <table:table-cell office:value-type="float" office:value="-0.3659048243" calcext:value-type="float">
            <text:p>-0.3659048243</text:p>
          </table:table-cell>
          <table:table-cell office:value-type="float" office:value="-0.6718731551" calcext:value-type="float">
            <text:p>-0.6718731551</text:p>
          </table:table-cell>
        </table:table-row>
        <table:table-row table:style-name="ro1">
          <table:table-cell office:value-type="string" calcext:value-type="string">
            <text:p>Tupaia_belangeri</text:p>
          </table:table-cell>
          <table:table-cell office:value-type="string" calcext:value-type="string">
            <text:p>Tupaia belangeri</text:p>
          </table:table-cell>
          <table:table-cell office:value-type="float" office:value="21572" calcext:value-type="float">
            <text:p>21572</text:p>
          </table:table-cell>
          <table:table-cell office:value-type="float" office:value="594.757556091" calcext:value-type="float">
            <text:p>594.757556091</text:p>
          </table:table-cell>
          <table:table-cell office:value-type="float" office:value="554.680498407" calcext:value-type="float">
            <text:p>554.680498407</text:p>
          </table:table-cell>
          <table:table-cell office:value-type="float" office:value="0.5161104104" calcext:value-type="float">
            <text:p>0.5161104104</text:p>
          </table:table-cell>
          <table:table-cell office:value-type="float" office:value="0.0855672645" calcext:value-type="float">
            <text:p>0.0855672645</text:p>
          </table:table-cell>
          <table:table-cell office:value-type="float" office:value="0.5673466688" calcext:value-type="float">
            <text:p>0.5673466688</text:p>
          </table:table-cell>
          <table:table-cell office:value-type="float" office:value="0.163043571" calcext:value-type="float">
            <text:p>0.163043571</text:p>
          </table:table-cell>
          <table:table-cell office:value-type="float" office:value="0.4837413686" calcext:value-type="float">
            <text:p>0.4837413686</text:p>
          </table:table-cell>
          <table:table-cell office:value-type="float" office:value="0.1101421372" calcext:value-type="float">
            <text:p>0.1101421372</text:p>
          </table:table-cell>
          <table:table-cell office:value-type="float" office:value="-0.000829486" calcext:value-type="float">
            <text:p>-0.000829486</text:p>
          </table:table-cell>
          <table:table-cell office:value-type="float" office:value="0.0734641616" calcext:value-type="float">
            <text:p>0.0734641616</text:p>
          </table:table-cell>
          <table:table-cell office:value-type="float" office:value="0.0460901059" calcext:value-type="float">
            <text:p>0.0460901059</text:p>
          </table:table-cell>
          <table:table-cell office:value-type="float" office:value="0.0715379638" calcext:value-type="float">
            <text:p>0.0715379638</text:p>
          </table:table-cell>
          <table:table-cell office:value-type="float" office:value="0.1194777701" calcext:value-type="float">
            <text:p>0.1194777701</text:p>
          </table:table-cell>
          <table:table-cell office:value-type="float" office:value="0.0793514545" calcext:value-type="float">
            <text:p>0.0793514545</text:p>
          </table:table-cell>
          <table:table-cell office:value-type="float" office:value="0.1150363337" calcext:value-type="float">
            <text:p>0.1150363337</text:p>
          </table:table-cell>
          <table:table-cell office:value-type="float" office:value="0.1940110291" calcext:value-type="float">
            <text:p>0.1940110291</text:p>
          </table:table-cell>
          <table:table-cell office:value-type="float" office:value="0.1295571945" calcext:value-type="float">
            <text:p>0.1295571945</text:p>
          </table:table-cell>
          <table:table-cell office:value-type="float" office:value="0.1150363337" calcext:value-type="float">
            <text:p>0.1150363337</text:p>
          </table:table-cell>
          <table:table-cell office:value-type="float" office:value="0.1940110291" calcext:value-type="float">
            <text:p>0.1940110291</text:p>
          </table:table-cell>
          <table:table-cell office:value-type="float" office:value="0.1295571945" calcext:value-type="float">
            <text:p>0.1295571945</text:p>
          </table:table-cell>
          <table:table-cell office:value-type="string" calcext:value-type="string">
            <text:p>nan</text:p>
          </table:table-cell>
          <table:table-cell office:value-type="float" office:value="0.3319865166" calcext:value-type="float">
            <text:p>0.3319865166</text:p>
          </table:table-cell>
          <table:table-cell office:value-type="float" office:value="0.2217204937" calcext:value-type="float">
            <text:p>0.2217204937</text:p>
          </table:table-cell>
          <table:table-cell office:value-type="float" office:value="0.1342110251" calcext:value-type="float">
            <text:p>0.1342110251</text:p>
          </table:table-cell>
          <table:table-cell office:value-type="float" office:value="0.253237429" calcext:value-type="float">
            <text:p>0.253237429</text:p>
          </table:table-cell>
          <table:table-cell office:value-type="float" office:value="0.170388017" calcext:value-type="float">
            <text:p>0.170388017</text:p>
          </table:table-cell>
          <table:table-cell office:value-type="float" office:value="0.1705900873" calcext:value-type="float">
            <text:p>0.1705900873</text:p>
          </table:table-cell>
          <table:table-cell office:value-type="float" office:value="0.336906484" calcext:value-type="float">
            <text:p>0.336906484</text:p>
          </table:table-cell>
          <table:table-cell office:value-type="float" office:value="0.2275486495" calcext:value-type="float">
            <text:p>0.2275486495</text:p>
          </table:table-cell>
          <table:table-cell office:value-type="string" calcext:value-type="string">
            <text:p>nan</text:p>
          </table:table-cell>
          <table:table-cell office:value-type="float" office:value="-0.3252959715" calcext:value-type="float">
            <text:p>-0.3252959715</text:p>
          </table:table-cell>
          <table:table-cell office:value-type="float" office:value="-0.9210324707" calcext:value-type="float">
            <text:p>-0.9210324707</text:p>
          </table:table-cell>
          <table:table-cell office:value-type="float" office:value="0.1727891231" calcext:value-type="float">
            <text:p>0.1727891231</text:p>
          </table:table-cell>
          <table:table-cell office:value-type="float" office:value="0.3863205599" calcext:value-type="float">
            <text:p>0.3863205599</text:p>
          </table:table-cell>
          <table:table-cell office:value-type="float" office:value="0.2614474097" calcext:value-type="float">
            <text:p>0.2614474097</text:p>
          </table:table-cell>
          <table:table-cell office:value-type="float" office:value="0.9973461053" calcext:value-type="float">
            <text:p>0.9973461053</text:p>
          </table:table-cell>
          <table:table-cell office:value-type="float" office:value="0.9769152613" calcext:value-type="float">
            <text:p>0.9769152613</text:p>
          </table:table-cell>
          <table:table-cell office:value-type="float" office:value="0.8958961928" calcext:value-type="float">
            <text:p>0.8958961928</text:p>
          </table:table-cell>
          <table:table-cell office:value-type="float" office:value="-0.0253577593" calcext:value-type="float">
            <text:p>-0.0253577593</text:p>
          </table:table-cell>
          <table:table-cell office:value-type="float" office:value="0.037502" calcext:value-type="float">
            <text:p>0.037502</text:p>
          </table:table-cell>
          <table:table-cell office:value-type="float" office:value="0.0243773649" calcext:value-type="float">
            <text:p>0.0243773649</text:p>
          </table:table-cell>
          <table:table-cell office:value-type="float" office:value="0.0689323694" calcext:value-type="float">
            <text:p>0.0689323694</text:p>
          </table:table-cell>
          <table:table-cell office:value-type="float" office:value="0.1138452714" calcext:value-type="float">
            <text:p>0.1138452714</text:p>
          </table:table-cell>
          <table:table-cell office:value-type="float" office:value="0.0763957188" calcext:value-type="float">
            <text:p>0.0763957188</text:p>
          </table:table-cell>
          <table:table-cell office:value-type="float" office:value="0.1302074533" calcext:value-type="float">
            <text:p>0.1302074533</text:p>
          </table:table-cell>
          <table:table-cell office:value-type="float" office:value="0.232364161" calcext:value-type="float">
            <text:p>0.232364161</text:p>
          </table:table-cell>
          <table:table-cell office:value-type="float" office:value="0.1581551926" calcext:value-type="float">
            <text:p>0.1581551926</text:p>
          </table:table-cell>
          <table:table-cell office:value-type="float" office:value="0.1302074533" calcext:value-type="float">
            <text:p>0.1302074533</text:p>
          </table:table-cell>
          <table:table-cell office:value-type="float" office:value="0.232364161" calcext:value-type="float">
            <text:p>0.232364161</text:p>
          </table:table-cell>
          <table:table-cell office:value-type="float" office:value="0.1581551926" calcext:value-type="float">
            <text:p>0.1581551926</text:p>
          </table:table-cell>
          <table:table-cell office:value-type="string" calcext:value-type="string">
            <text:p>nan</text:p>
          </table:table-cell>
          <table:table-cell office:value-type="float" office:value="0.3726229498" calcext:value-type="float">
            <text:p>0.3726229498</text:p>
          </table:table-cell>
          <table:table-cell office:value-type="float" office:value="0.1894521336" calcext:value-type="float">
            <text:p>0.1894521336</text:p>
          </table:table-cell>
          <table:table-cell office:value-type="float" office:value="0.14191956" calcext:value-type="float">
            <text:p>0.14191956</text:p>
          </table:table-cell>
          <table:table-cell office:value-type="float" office:value="0.2727435181" calcext:value-type="float">
            <text:p>0.2727435181</text:p>
          </table:table-cell>
          <table:table-cell office:value-type="float" office:value="0.1863404808" calcext:value-type="float">
            <text:p>0.1863404808</text:p>
          </table:table-cell>
          <table:table-cell office:value-type="float" office:value="0.179253517" calcext:value-type="float">
            <text:p>0.179253517</text:p>
          </table:table-cell>
          <table:table-cell office:value-type="float" office:value="0.3596787497" calcext:value-type="float">
            <text:p>0.3596787497</text:p>
          </table:table-cell>
          <table:table-cell office:value-type="float" office:value="0.2469396446" calcext:value-type="float">
            <text:p>0.2469396446</text:p>
          </table:table-cell>
          <table:table-cell office:value-type="float" office:value="-0.3616172111" calcext:value-type="float">
            <text:p>-0.3616172111</text:p>
          </table:table-cell>
          <table:table-cell office:value-type="float" office:value="-0.8593173755" calcext:value-type="float">
            <text:p>-0.8593173755</text:p>
          </table:table-cell>
        </table:table-row>
        <table:table-row table:style-name="ro1">
          <table:table-cell office:value-type="string" calcext:value-type="string">
            <text:p>Varecia_variegata_variegata</text:p>
          </table:table-cell>
          <table:table-cell office:value-type="string" calcext:value-type="string">
            <text:p>Varecia variegata variegata</text:p>
          </table:table-cell>
          <table:table-cell office:value-type="float" office:value="10728" calcext:value-type="float">
            <text:p>10728</text:p>
          </table:table-cell>
          <table:table-cell office:value-type="float" office:value="435.842375093" calcext:value-type="float">
            <text:p>435.842375093</text:p>
          </table:table-cell>
          <table:table-cell office:value-type="float" office:value="319.491227909" calcext:value-type="float">
            <text:p>319.491227909</text:p>
          </table:table-cell>
          <table:table-cell office:value-type="float" office:value="0.4926650735" calcext:value-type="float">
            <text:p>0.4926650735</text:p>
          </table:table-cell>
          <table:table-cell office:value-type="float" office:value="0.0707325933" calcext:value-type="float">
            <text:p>0.0707325933</text:p>
          </table:table-cell>
          <table:table-cell office:value-type="float" office:value="0.5359784971" calcext:value-type="float">
            <text:p>0.5359784971</text:p>
          </table:table-cell>
          <table:table-cell office:value-type="float" office:value="0.1533413182" calcext:value-type="float">
            <text:p>0.1533413182</text:p>
          </table:table-cell>
          <table:table-cell office:value-type="float" office:value="0.4437641013" calcext:value-type="float">
            <text:p>0.4437641013</text:p>
          </table:table-cell>
          <table:table-cell office:value-type="float" office:value="0.1020845055" calcext:value-type="float">
            <text:p>0.1020845055</text:p>
          </table:table-cell>
          <table:table-cell office:value-type="float" office:value="-0.0001393333" calcext:value-type="float">
            <text:p>-0.0001393333</text:p>
          </table:table-cell>
          <table:table-cell office:value-type="float" office:value="-0.0626630661" calcext:value-type="float">
            <text:p>-0.0626630661</text:p>
          </table:table-cell>
          <table:table-cell office:value-type="float" office:value="-0.0453524831" calcext:value-type="float">
            <text:p>-0.0453524831</text:p>
          </table:table-cell>
          <table:table-cell office:value-type="float" office:value="0.1452219128" calcext:value-type="float">
            <text:p>0.1452219128</text:p>
          </table:table-cell>
          <table:table-cell office:value-type="float" office:value="0.2081534576" calcext:value-type="float">
            <text:p>0.2081534576</text:p>
          </table:table-cell>
          <table:table-cell office:value-type="float" office:value="0.1384014792" calcext:value-type="float">
            <text:p>0.1384014792</text:p>
          </table:table-cell>
          <table:table-cell office:value-type="float" office:value="0.2082272678" calcext:value-type="float">
            <text:p>0.2082272678</text:p>
          </table:table-cell>
          <table:table-cell office:value-type="float" office:value="0.2517918069" calcext:value-type="float">
            <text:p>0.2517918069</text:p>
          </table:table-cell>
          <table:table-cell office:value-type="float" office:value="0.1687086265" calcext:value-type="float">
            <text:p>0.1687086265</text:p>
          </table:table-cell>
          <table:table-cell office:value-type="float" office:value="0.2082272678" calcext:value-type="float">
            <text:p>0.2082272678</text:p>
          </table:table-cell>
          <table:table-cell office:value-type="float" office:value="0.2517918069" calcext:value-type="float">
            <text:p>0.2517918069</text:p>
          </table:table-cell>
          <table:table-cell office:value-type="float" office:value="0.1687086265" calcext:value-type="float">
            <text:p>0.1687086265</text:p>
          </table:table-cell>
          <table:table-cell office:value-type="float" office:value="0.30825467" calcext:value-type="float">
            <text:p>0.30825467</text:p>
          </table:table-cell>
          <table:table-cell office:value-type="float" office:value="0.3852923656" calcext:value-type="float">
            <text:p>0.3852923656</text:p>
          </table:table-cell>
          <table:table-cell office:value-type="float" office:value="0.2599558791" calcext:value-type="float">
            <text:p>0.2599558791</text:p>
          </table:table-cell>
          <table:table-cell office:value-type="float" office:value="0.2244219661" calcext:value-type="float">
            <text:p>0.2244219661</text:p>
          </table:table-cell>
          <table:table-cell office:value-type="float" office:value="0.2721043489" calcext:value-type="float">
            <text:p>0.2721043489</text:p>
          </table:table-cell>
          <table:table-cell office:value-type="float" office:value="0.181270872" calcext:value-type="float">
            <text:p>0.181270872</text:p>
          </table:table-cell>
          <table:table-cell office:value-type="float" office:value="0.286688004" calcext:value-type="float">
            <text:p>0.286688004</text:p>
          </table:table-cell>
          <table:table-cell office:value-type="float" office:value="0.3484127493" calcext:value-type="float">
            <text:p>0.3484127493</text:p>
          </table:table-cell>
          <table:table-cell office:value-type="float" office:value="0.2331906781" calcext:value-type="float">
            <text:p>0.2331906781</text:p>
          </table:table-cell>
          <table:table-cell office:value-type="string" calcext:value-type="string">
            <text:p>nan</text:p>
          </table:table-cell>
          <table:table-cell office:value-type="float" office:value="-0.384503313" calcext:value-type="float">
            <text:p>-0.384503313</text:p>
          </table:table-cell>
          <table:table-cell office:value-type="float" office:value="-0.9711444193" calcext:value-type="float">
            <text:p>-0.9711444193</text:p>
          </table:table-cell>
          <table:table-cell office:value-type="float" office:value="0.3776243686" calcext:value-type="float">
            <text:p>0.3776243686</text:p>
          </table:table-cell>
          <table:table-cell office:value-type="float" office:value="0.4897801139" calcext:value-type="float">
            <text:p>0.4897801139</text:p>
          </table:table-cell>
          <table:table-cell office:value-type="float" office:value="0.3374726593" calcext:value-type="float">
            <text:p>0.3374726593</text:p>
          </table:table-cell>
          <table:table-cell office:value-type="float" office:value="0.9945199556" calcext:value-type="float">
            <text:p>0.9945199556</text:p>
          </table:table-cell>
          <table:table-cell office:value-type="float" office:value="0.9482788604" calcext:value-type="float">
            <text:p>0.9482788604</text:p>
          </table:table-cell>
          <table:table-cell office:value-type="float" office:value="0.8394161495" calcext:value-type="float">
            <text:p>0.8394161495</text:p>
          </table:table-cell>
          <table:table-cell office:value-type="float" office:value="0.0776938974" calcext:value-type="float">
            <text:p>0.0776938974</text:p>
          </table:table-cell>
          <table:table-cell office:value-type="float" office:value="0.1687496372" calcext:value-type="float">
            <text:p>0.1687496372</text:p>
          </table:table-cell>
          <table:table-cell office:value-type="float" office:value="0.1136884746" calcext:value-type="float">
            <text:p>0.1136884746</text:p>
          </table:table-cell>
          <table:table-cell office:value-type="float" office:value="0.169420042" calcext:value-type="float">
            <text:p>0.169420042</text:p>
          </table:table-cell>
          <table:table-cell office:value-type="float" office:value="0.2735266873" calcext:value-type="float">
            <text:p>0.2735266873</text:p>
          </table:table-cell>
          <table:table-cell office:value-type="float" office:value="0.1851376418" calcext:value-type="float">
            <text:p>0.1851376418</text:p>
          </table:table-cell>
          <table:table-cell office:value-type="float" office:value="0.207857441" calcext:value-type="float">
            <text:p>0.207857441</text:p>
          </table:table-cell>
          <table:table-cell office:value-type="float" office:value="0.2565549858" calcext:value-type="float">
            <text:p>0.2565549858</text:p>
          </table:table-cell>
          <table:table-cell office:value-type="float" office:value="0.1745903824" calcext:value-type="float">
            <text:p>0.1745903824</text:p>
          </table:table-cell>
          <table:table-cell office:value-type="float" office:value="0.207857441" calcext:value-type="float">
            <text:p>0.207857441</text:p>
          </table:table-cell>
          <table:table-cell office:value-type="float" office:value="0.2565549858" calcext:value-type="float">
            <text:p>0.2565549858</text:p>
          </table:table-cell>
          <table:table-cell office:value-type="float" office:value="0.1745903824" calcext:value-type="float">
            <text:p>0.1745903824</text:p>
          </table:table-cell>
          <table:table-cell office:value-type="float" office:value="0.3121496397" calcext:value-type="float">
            <text:p>0.3121496397</text:p>
          </table:table-cell>
          <table:table-cell office:value-type="float" office:value="0.3924379644" calcext:value-type="float">
            <text:p>0.3924379644</text:p>
          </table:table-cell>
          <table:table-cell office:value-type="float" office:value="0.2685030675" calcext:value-type="float">
            <text:p>0.2685030675</text:p>
          </table:table-cell>
          <table:table-cell office:value-type="float" office:value="0.2389222036" calcext:value-type="float">
            <text:p>0.2389222036</text:p>
          </table:table-cell>
          <table:table-cell office:value-type="float" office:value="0.3135145978" calcext:value-type="float">
            <text:p>0.3135145978</text:p>
          </table:table-cell>
          <table:table-cell office:value-type="float" office:value="0.2142837528" calcext:value-type="float">
            <text:p>0.2142837528</text:p>
          </table:table-cell>
          <table:table-cell office:value-type="float" office:value="0.3035396921" calcext:value-type="float">
            <text:p>0.3035396921</text:p>
          </table:table-cell>
          <table:table-cell office:value-type="float" office:value="0.3893478565" calcext:value-type="float">
            <text:p>0.3893478565</text:p>
          </table:table-cell>
          <table:table-cell office:value-type="float" office:value="0.2668949494" calcext:value-type="float">
            <text:p>0.2668949494</text:p>
          </table:table-cell>
          <table:table-cell office:value-type="float" office:value="-0.3958872761" calcext:value-type="float">
            <text:p>-0.3958872761</text:p>
          </table:table-cell>
          <table:table-cell office:value-type="float" office:value="-0.9800306838" calcext:value-type="float">
            <text:p>-0.9800306838</text:p>
          </table:table-cell>
        </table:table-row>
      </table:table>
      <table:table table:name="Feuille3" table:style-name="ta1">
        <table:table-column table:style-name="co2" table:number-columns-repeated="7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CBI_name</text:p>
          </table:table-cell>
          <table:table-cell office:value-type="string" calcext:value-type="string">
            <text:p>nLoci</text:p>
          </table:table-cell>
          <table:table-cell office:value-type="string" calcext:value-type="string">
            <text:p>Ltot_avg</text:p>
          </table:table-cell>
          <table:table-cell office:value-type="string" calcext:value-type="string">
            <text:p>Ltot_std</text:p>
          </table:table-cell>
          <table:table-cell office:value-type="string" calcext:value-type="string">
            <text:p>GCtot_avg</text:p>
          </table:table-cell>
          <table:table-cell office:value-type="string" calcext:value-type="string">
            <text:p>GCtot_std</text:p>
          </table:table-cell>
          <table:table-cell office:value-type="string" calcext:value-type="string">
            <text:p>GC3_avg</text:p>
          </table:table-cell>
          <table:table-cell office:value-type="string" calcext:value-type="string">
            <text:p>GC3_std</text:p>
          </table:table-cell>
          <table:table-cell office:value-type="string" calcext:value-type="string">
            <text:p>GCutr_avg</text:p>
          </table:table-cell>
          <table:table-cell office:value-type="string" calcext:value-type="string">
            <text:p>GCutr_std</text:p>
          </table:table-cell>
          <table:table-cell office:value-type="string" calcext:value-type="string">
            <text:p>r.expression_GC12</text:p>
          </table:table-cell>
          <table:table-cell office:value-type="string" calcext:value-type="string">
            <text:p>rho.expression_GC12</text:p>
          </table:table-cell>
          <table:table-cell office:value-type="string" calcext:value-type="string">
            <text:p>tau.expression_GC12</text:p>
          </table:table-cell>
          <table:table-cell office:value-type="string" calcext:value-type="string">
            <text:p>r.expression_GC3</text:p>
          </table:table-cell>
          <table:table-cell office:value-type="string" calcext:value-type="string">
            <text:p>rho.expression_GC3</text:p>
          </table:table-cell>
          <table:table-cell office:value-type="string" calcext:value-type="string">
            <text:p>tau.expression_GC3</text:p>
          </table:table-cell>
          <table:table-cell office:value-type="string" calcext:value-type="string">
            <text:p>r.expression_GCutr</text:p>
          </table:table-cell>
          <table:table-cell office:value-type="string" calcext:value-type="string">
            <text:p>rho.expression_GCutr</text:p>
          </table:table-cell>
          <table:table-cell office:value-type="string" calcext:value-type="string">
            <text:p>tau.expression_GCutr</text:p>
          </table:table-cell>
          <table:table-cell office:value-type="string" calcext:value-type="string">
            <text:p>r.expression_ENc</text:p>
          </table:table-cell>
          <table:table-cell office:value-type="string" calcext:value-type="string">
            <text:p>rho.expression_ENc</text:p>
          </table:table-cell>
          <table:table-cell office:value-type="string" calcext:value-type="string">
            <text:p>tau.expression_ENc</text:p>
          </table:table-cell>
          <table:table-cell office:value-type="string" calcext:value-type="string">
            <text:p>r.expression_ENc</text:p>
          </table:table-cell>
          <table:table-cell office:value-type="string" calcext:value-type="string">
            <text:p>rho.expression_ENc</text:p>
          </table:table-cell>
          <table:table-cell office:value-type="string" calcext:value-type="string">
            <text:p>tau.expression_ENc</text:p>
          </table:table-cell>
          <table:table-cell office:value-type="string" calcext:value-type="string">
            <text:p>r.expression_ENcP</text:p>
          </table:table-cell>
          <table:table-cell office:value-type="string" calcext:value-type="string">
            <text:p>rho.expression_ENcP</text:p>
          </table:table-cell>
          <table:table-cell office:value-type="string" calcext:value-type="string">
            <text:p>tau.expression_ENcP</text:p>
          </table:table-cell>
          <table:table-cell office:value-type="string" calcext:value-type="string">
            <text:p>r.expression_ENcFDS</text:p>
          </table:table-cell>
          <table:table-cell office:value-type="string" calcext:value-type="string">
            <text:p>rho.expression_ENcFDS</text:p>
          </table:table-cell>
          <table:table-cell office:value-type="string" calcext:value-type="string">
            <text:p>tau.expression_ENcFDS</text:p>
          </table:table-cell>
          <table:table-cell office:value-type="string" calcext:value-type="string">
            <text:p>r.expression_ENcPFDS</text:p>
          </table:table-cell>
          <table:table-cell office:value-type="string" calcext:value-type="string">
            <text:p>rho.expression_ENcPFDS</text:p>
          </table:table-cell>
          <table:table-cell office:value-type="string" calcext:value-type="string">
            <text:p>tau.expression_ENcPFDS</text:p>
          </table:table-cell>
          <table:table-cell office:value-type="string" calcext:value-type="string">
            <text:p>r.expression_Um</text:p>
          </table:table-cell>
          <table:table-cell office:value-type="string" calcext:value-type="string">
            <text:p>rho.expression_Um</text:p>
          </table:table-cell>
          <table:table-cell office:value-type="string" calcext:value-type="string">
            <text:p>tau.expression_Um</text:p>
          </table:table-cell>
          <table:table-cell office:value-type="string" calcext:value-type="string">
            <text:p>r.expression_Ltot</text:p>
          </table:table-cell>
          <table:table-cell office:value-type="string" calcext:value-type="string">
            <text:p>rho.expression_Ltot</text:p>
          </table:table-cell>
          <table:table-cell office:value-type="string" calcext:value-type="string">
            <text:p>tau.expression_Ltot</text:p>
          </table:table-cell>
          <table:table-cell office:value-type="string" calcext:value-type="string">
            <text:p>r.expression_nReads</text:p>
          </table:table-cell>
          <table:table-cell office:value-type="string" calcext:value-type="string">
            <text:p>rho.expression_nReads</text:p>
          </table:table-cell>
          <table:table-cell office:value-type="string" calcext:value-type="string">
            <text:p>tau.expression_nReads</text:p>
          </table:table-cell>
          <table:table-cell office:value-type="string" calcext:value-type="string">
            <text:p>r.nReads_GC12</text:p>
          </table:table-cell>
          <table:table-cell office:value-type="string" calcext:value-type="string">
            <text:p>rho.nReads_GC12</text:p>
          </table:table-cell>
          <table:table-cell office:value-type="string" calcext:value-type="string">
            <text:p>tau.nReads_GC12</text:p>
          </table:table-cell>
          <table:table-cell office:value-type="string" calcext:value-type="string">
            <text:p>r.nReads_GC3</text:p>
          </table:table-cell>
          <table:table-cell office:value-type="string" calcext:value-type="string">
            <text:p>rho.nReads_GC3</text:p>
          </table:table-cell>
          <table:table-cell office:value-type="string" calcext:value-type="string">
            <text:p>tau.nReads_GC3</text:p>
          </table:table-cell>
          <table:table-cell office:value-type="string" calcext:value-type="string">
            <text:p>r.nReads_GCutr</text:p>
          </table:table-cell>
          <table:table-cell office:value-type="string" calcext:value-type="string">
            <text:p>rho.nReads_GCutr</text:p>
          </table:table-cell>
          <table:table-cell office:value-type="string" calcext:value-type="string">
            <text:p>tau.nReads_GCutr</text:p>
          </table:table-cell>
          <table:table-cell office:value-type="string" calcext:value-type="string">
            <text:p>r.nReads_ENc</text:p>
          </table:table-cell>
          <table:table-cell office:value-type="string" calcext:value-type="string">
            <text:p>rho.nReads_ENc</text:p>
          </table:table-cell>
          <table:table-cell office:value-type="string" calcext:value-type="string">
            <text:p>tau.nReads_ENc</text:p>
          </table:table-cell>
          <table:table-cell office:value-type="string" calcext:value-type="string">
            <text:p>r.nReads_ENc</text:p>
          </table:table-cell>
          <table:table-cell office:value-type="string" calcext:value-type="string">
            <text:p>rho.nReads_ENc</text:p>
          </table:table-cell>
          <table:table-cell office:value-type="string" calcext:value-type="string">
            <text:p>tau.nReads_ENc</text:p>
          </table:table-cell>
          <table:table-cell office:value-type="string" calcext:value-type="string">
            <text:p>r.nReads_ENcP</text:p>
          </table:table-cell>
          <table:table-cell office:value-type="string" calcext:value-type="string">
            <text:p>rho.nReads_ENcP</text:p>
          </table:table-cell>
          <table:table-cell office:value-type="string" calcext:value-type="string">
            <text:p>tau.nReads_ENcP</text:p>
          </table:table-cell>
          <table:table-cell office:value-type="string" calcext:value-type="string">
            <text:p>r.nReads_ENcFDS</text:p>
          </table:table-cell>
          <table:table-cell office:value-type="string" calcext:value-type="string">
            <text:p>rho.nReads_ENcFDS</text:p>
          </table:table-cell>
          <table:table-cell office:value-type="string" calcext:value-type="string">
            <text:p>tau.nReads_ENcFDS</text:p>
          </table:table-cell>
          <table:table-cell office:value-type="string" calcext:value-type="string">
            <text:p>r.nReads_ENcPFDS</text:p>
          </table:table-cell>
          <table:table-cell office:value-type="string" calcext:value-type="string">
            <text:p>rho.nReads_ENcPFDS</text:p>
          </table:table-cell>
          <table:table-cell office:value-type="string" calcext:value-type="string">
            <text:p>tau.nReads_ENcPFDS</text:p>
          </table:table-cell>
          <table:table-cell office:value-type="string" calcext:value-type="string">
            <text:p>r.nReads_Um</text:p>
          </table:table-cell>
          <table:table-cell office:value-type="string" calcext:value-type="string">
            <text:p>rho.nReads_Um</text:p>
          </table:table-cell>
          <table:table-cell office:value-type="string" calcext:value-type="string">
            <text:p>tau.nReads_Um</text:p>
          </table:table-cell>
          <table:table-cell office:value-type="string" calcext:value-type="string">
            <text:p>r.nReads_Ltot</text:p>
          </table:table-cell>
          <table:table-cell office:value-type="string" calcext:value-type="string">
            <text:p>rho.nReads_Ltot</text:p>
          </table:table-cell>
          <table:table-cell office:value-type="string" calcext:value-type="string">
            <text:p>tau.nReads_Ltot</text:p>
          </table:table-cell>
          <table:table-cell office:value-type="string" calcext:value-type="string">
            <text:p>r.GC3_GCutr</text:p>
          </table:table-cell>
          <table:table-cell office:value-type="string" calcext:value-type="string">
            <text:p>rho.GC3_GCutr</text:p>
          </table:table-cell>
          <table:table-cell office:value-type="string" calcext:value-type="string">
            <text:p>tau.GC3_GCutr</text:p>
          </table:table-cell>
        </table:table-row>
        <table:table-row table:style-name="ro1">
          <table:table-cell office:value-type="string" calcext:value-type="string">
            <text:p>Abatus_agassizi</text:p>
          </table:table-cell>
          <table:table-cell office:value-type="string" calcext:value-type="string">
            <text:p>Abatus agassizii</text:p>
          </table:table-cell>
          <table:table-cell office:value-type="float" office:value="11031" calcext:value-type="float">
            <text:p>11031</text:p>
          </table:table-cell>
          <table:table-cell office:value-type="float" office:value="632.161635391" calcext:value-type="float">
            <text:p>632.161635391</text:p>
          </table:table-cell>
          <table:table-cell office:value-type="float" office:value="577.904816755" calcext:value-type="float">
            <text:p>577.904816755</text:p>
          </table:table-cell>
          <table:table-cell office:value-type="float" office:value="0.4992229375" calcext:value-type="float">
            <text:p>0.4992229375</text:p>
          </table:table-cell>
          <table:table-cell office:value-type="float" office:value="0.0510025501" calcext:value-type="float">
            <text:p>0.0510025501</text:p>
          </table:table-cell>
          <table:table-cell office:value-type="float" office:value="0.5538663517" calcext:value-type="float">
            <text:p>0.5538663517</text:p>
          </table:table-cell>
          <table:table-cell office:value-type="float" office:value="0.1188475024" calcext:value-type="float">
            <text:p>0.1188475024</text:p>
          </table:table-cell>
          <table:table-cell office:value-type="float" office:value="0.3805514818" calcext:value-type="float">
            <text:p>0.3805514818</text:p>
          </table:table-cell>
          <table:table-cell office:value-type="float" office:value="0.0700643361" calcext:value-type="float">
            <text:p>0.0700643361</text:p>
          </table:table-cell>
          <table:table-cell office:value-type="float" office:value="0.0049470649" calcext:value-type="float">
            <text:p>0.0049470649</text:p>
          </table:table-cell>
          <table:table-cell office:value-type="float" office:value="-0.1640643337" calcext:value-type="float">
            <text:p>-0.1640643337</text:p>
          </table:table-cell>
          <table:table-cell office:value-type="float" office:value="-0.1154396276" calcext:value-type="float">
            <text:p>-0.1154396276</text:p>
          </table:table-cell>
          <table:table-cell office:value-type="float" office:value="0.1347337465" calcext:value-type="float">
            <text:p>0.1347337465</text:p>
          </table:table-cell>
          <table:table-cell office:value-type="float" office:value="0.0553938619" calcext:value-type="float">
            <text:p>0.0553938619</text:p>
          </table:table-cell>
          <table:table-cell office:value-type="float" office:value="0.038134446" calcext:value-type="float">
            <text:p>0.038134446</text:p>
          </table:table-cell>
          <table:table-cell office:value-type="string" calcext:value-type="string">
            <text:p>nan</text:p>
          </table:table-cell>
          <table:table-cell office:value-type="float" office:value="-0.5360309502" calcext:value-type="float">
            <text:p>-0.5360309502</text:p>
          </table:table-cell>
          <table:table-cell office:value-type="float" office:value="-0.9846224382" calcext:value-type="float">
            <text:p>-0.9846224382</text:p>
          </table:table-cell>
          <table:table-cell office:value-type="string" calcext:value-type="string">
            <text:p>nan</text:p>
          </table:table-cell>
          <table:table-cell office:value-type="float" office:value="0.2832133311" calcext:value-type="float">
            <text:p>0.2832133311</text:p>
          </table:table-cell>
          <table:table-cell office:value-type="float" office:value="0.1908623949" calcext:value-type="float">
            <text:p>0.1908623949</text:p>
          </table:table-cell>
          <table:table-cell office:value-type="string" calcext:value-type="string">
            <text:p>nan</text:p>
          </table:table-cell>
          <table:table-cell office:value-type="float" office:value="0.2832133311" calcext:value-type="float">
            <text:p>0.2832133311</text:p>
          </table:table-cell>
          <table:table-cell office:value-type="float" office:value="0.1908623949" calcext:value-type="float">
            <text:p>0.1908623949</text:p>
          </table:table-cell>
          <table:table-cell office:value-type="string" calcext:value-type="string">
            <text:p>nan</text:p>
          </table:table-cell>
          <table:table-cell office:value-type="float" office:value="0.3222006725" calcext:value-type="float">
            <text:p>0.3222006725</text:p>
          </table:table-cell>
          <table:table-cell office:value-type="float" office:value="0.2188937649" calcext:value-type="float">
            <text:p>0.2188937649</text:p>
          </table:table-cell>
          <table:table-cell office:value-type="float" office:value="0.105190003" calcext:value-type="float">
            <text:p>0.105190003</text:p>
          </table:table-cell>
          <table:table-cell office:value-type="float" office:value="0.2795808975" calcext:value-type="float">
            <text:p>0.2795808975</text:p>
          </table:table-cell>
          <table:table-cell office:value-type="float" office:value="0.1873670952" calcext:value-type="float">
            <text:p>0.1873670952</text:p>
          </table:table-cell>
          <table:table-cell office:value-type="float" office:value="0.1228721872" calcext:value-type="float">
            <text:p>0.1228721872</text:p>
          </table:table-cell>
          <table:table-cell office:value-type="float" office:value="0.2876233195" calcext:value-type="float">
            <text:p>0.2876233195</text:p>
          </table:table-cell>
          <table:table-cell office:value-type="float" office:value="0.1926111174" calcext:value-type="float">
            <text:p>0.1926111174</text:p>
          </table:table-cell>
          <table:table-cell office:value-type="string" calcext:value-type="string">
            <text:p>nan</text:p>
          </table:table-cell>
          <table:table-cell office:value-type="float" office:value="-0.3187954607" calcext:value-type="float">
            <text:p>-0.3187954607</text:p>
          </table:table-cell>
          <table:table-cell office:value-type="float" office:value="-0.8543711416" calcext:value-type="float">
            <text:p>-0.8543711416</text:p>
          </table:table-cell>
          <table:table-cell office:value-type="float" office:value="0.1993896229" calcext:value-type="float">
            <text:p>0.1993896229</text:p>
          </table:table-cell>
          <table:table-cell office:value-type="float" office:value="0.4086260988" calcext:value-type="float">
            <text:p>0.4086260988</text:p>
          </table:table-cell>
          <table:table-cell office:value-type="float" office:value="0.2801103228" calcext:value-type="float">
            <text:p>0.2801103228</text:p>
          </table:table-cell>
          <table:table-cell office:value-type="float" office:value="0.9978309564" calcext:value-type="float">
            <text:p>0.9978309564</text:p>
          </table:table-cell>
          <table:table-cell office:value-type="float" office:value="0.951924708" calcext:value-type="float">
            <text:p>0.951924708</text:p>
          </table:table-cell>
          <table:table-cell office:value-type="float" office:value="0.8611797701" calcext:value-type="float">
            <text:p>0.8611797701</text:p>
          </table:table-cell>
          <table:table-cell office:value-type="float" office:value="0.0516761265" calcext:value-type="float">
            <text:p>0.0516761265</text:p>
          </table:table-cell>
          <table:table-cell office:value-type="float" office:value="0.0564973164" calcext:value-type="float">
            <text:p>0.0564973164</text:p>
          </table:table-cell>
          <table:table-cell office:value-type="float" office:value="0.0391854998" calcext:value-type="float">
            <text:p>0.0391854998</text:p>
          </table:table-cell>
          <table:table-cell office:value-type="float" office:value="0.1353905145" calcext:value-type="float">
            <text:p>0.1353905145</text:p>
          </table:table-cell>
          <table:table-cell office:value-type="float" office:value="0.0589679893" calcext:value-type="float">
            <text:p>0.0589679893</text:p>
          </table:table-cell>
          <table:table-cell office:value-type="float" office:value="0.0416873204" calcext:value-type="float">
            <text:p>0.0416873204</text:p>
          </table:table-cell>
          <table:table-cell office:value-type="string" calcext:value-type="string">
            <text:p>nan</text:p>
          </table:table-cell>
          <table:table-cell office:value-type="float" office:value="-0.5447132565" calcext:value-type="float">
            <text:p>-0.5447132565</text:p>
          </table:table-cell>
          <table:table-cell office:value-type="float" office:value="-1.088928095" calcext:value-type="float">
            <text:p>-1.088928095</text:p>
          </table:table-cell>
          <table:table-cell office:value-type="string" calcext:value-type="string">
            <text:p>nan</text:p>
          </table:table-cell>
          <table:table-cell office:value-type="float" office:value="0.3059956799" calcext:value-type="float">
            <text:p>0.3059956799</text:p>
          </table:table-cell>
          <table:table-cell office:value-type="float" office:value="0.2138403452" calcext:value-type="float">
            <text:p>0.2138403452</text:p>
          </table:table-cell>
          <table:table-cell office:value-type="string" calcext:value-type="string">
            <text:p>nan</text:p>
          </table:table-cell>
          <table:table-cell office:value-type="float" office:value="0.3059956799" calcext:value-type="float">
            <text:p>0.3059956799</text:p>
          </table:table-cell>
          <table:table-cell office:value-type="float" office:value="0.2138403452" calcext:value-type="float">
            <text:p>0.2138403452</text:p>
          </table:table-cell>
          <table:table-cell office:value-type="string" calcext:value-type="string">
            <text:p>nan</text:p>
          </table:table-cell>
          <table:table-cell office:value-type="float" office:value="0.35179076" calcext:value-type="float">
            <text:p>0.35179076</text:p>
          </table:table-cell>
          <table:table-cell office:value-type="float" office:value="0.2441161315" calcext:value-type="float">
            <text:p>0.2441161315</text:p>
          </table:table-cell>
          <table:table-cell office:value-type="float" office:value="0.111189945" calcext:value-type="float">
            <text:p>0.111189945</text:p>
          </table:table-cell>
          <table:table-cell office:value-type="float" office:value="0.3266567719" calcext:value-type="float">
            <text:p>0.3266567719</text:p>
          </table:table-cell>
          <table:table-cell office:value-type="float" office:value="0.2292839573" calcext:value-type="float">
            <text:p>0.2292839573</text:p>
          </table:table-cell>
          <table:table-cell office:value-type="float" office:value="0.1325875699" calcext:value-type="float">
            <text:p>0.1325875699</text:p>
          </table:table-cell>
          <table:table-cell office:value-type="float" office:value="0.3466419623" calcext:value-type="float">
            <text:p>0.3466419623</text:p>
          </table:table-cell>
          <table:table-cell office:value-type="float" office:value="0.2444096394" calcext:value-type="float">
            <text:p>0.2444096394</text:p>
          </table:table-cell>
          <table:table-cell office:value-type="string" calcext:value-type="string">
            <text:p>nan</text:p>
          </table:table-cell>
          <table:table-cell office:value-type="float" office:value="-0.3527505953" calcext:value-type="float">
            <text:p>-0.3527505953</text:p>
          </table:table-cell>
          <table:table-cell office:value-type="float" office:value="-0.8153905186" calcext:value-type="float">
            <text:p>-0.8153905186</text:p>
          </table:table-cell>
          <table:table-cell office:value-type="float" office:value="0.2032954141" calcext:value-type="float">
            <text:p>0.2032954141</text:p>
          </table:table-cell>
          <table:table-cell office:value-type="float" office:value="0.4355192088" calcext:value-type="float">
            <text:p>0.4355192088</text:p>
          </table:table-cell>
          <table:table-cell office:value-type="float" office:value="0.3112823786" calcext:value-type="float">
            <text:p>0.3112823786</text:p>
          </table:table-cell>
          <table:table-cell office:value-type="string" calcext:value-type="string">
            <text:p>nan</text:p>
          </table:table-cell>
          <table:table-cell office:value-type="float" office:value="-0.0302822637" calcext:value-type="float">
            <text:p>-0.0302822637</text:p>
          </table:table-cell>
          <table:table-cell office:value-type="float" office:value="-0.9963892313" calcext:value-type="float">
            <text:p>-0.9963892313</text:p>
          </table:table-cell>
        </table:table-row>
        <table:table-row table:style-name="ro1">
          <table:table-cell office:value-type="string" calcext:value-type="string">
            <text:p>Abatus_cordatus</text:p>
          </table:table-cell>
          <table:table-cell office:value-type="string" calcext:value-type="string">
            <text:p>Abatus cordatus</text:p>
          </table:table-cell>
          <table:table-cell office:value-type="float" office:value="3765" calcext:value-type="float">
            <text:p>3765</text:p>
          </table:table-cell>
          <table:table-cell office:value-type="float" office:value="719.00876494" calcext:value-type="float">
            <text:p>719.00876494</text:p>
          </table:table-cell>
          <table:table-cell office:value-type="float" office:value="575.316086044" calcext:value-type="float">
            <text:p>575.316086044</text:p>
          </table:table-cell>
          <table:table-cell office:value-type="float" office:value="0.5066520064" calcext:value-type="float">
            <text:p>0.5066520064</text:p>
          </table:table-cell>
          <table:table-cell office:value-type="float" office:value="0.0495571218" calcext:value-type="float">
            <text:p>0.0495571218</text:p>
          </table:table-cell>
          <table:table-cell office:value-type="float" office:value="0.570942167" calcext:value-type="float">
            <text:p>0.570942167</text:p>
          </table:table-cell>
          <table:table-cell office:value-type="float" office:value="0.1042459558" calcext:value-type="float">
            <text:p>0.1042459558</text:p>
          </table:table-cell>
          <table:table-cell office:value-type="float" office:value="0.3671986039" calcext:value-type="float">
            <text:p>0.3671986039</text:p>
          </table:table-cell>
          <table:table-cell office:value-type="float" office:value="0.0656342734" calcext:value-type="float">
            <text:p>0.0656342734</text:p>
          </table:table-cell>
          <table:table-cell office:value-type="float" office:value="-0.0103753463" calcext:value-type="float">
            <text:p>-0.0103753463</text:p>
          </table:table-cell>
          <table:table-cell office:value-type="float" office:value="-0.1011337715" calcext:value-type="float">
            <text:p>-0.1011337715</text:p>
          </table:table-cell>
          <table:table-cell office:value-type="float" office:value="-0.0712134209" calcext:value-type="float">
            <text:p>-0.0712134209</text:p>
          </table:table-cell>
          <table:table-cell office:value-type="float" office:value="0.2002416351" calcext:value-type="float">
            <text:p>0.2002416351</text:p>
          </table:table-cell>
          <table:table-cell office:value-type="float" office:value="0.1200552922" calcext:value-type="float">
            <text:p>0.1200552922</text:p>
          </table:table-cell>
          <table:table-cell office:value-type="float" office:value="0.0804783015" calcext:value-type="float">
            <text:p>0.0804783015</text:p>
          </table:table-cell>
          <table:table-cell office:value-type="string" calcext:value-type="string">
            <text:p>nan</text:p>
          </table:table-cell>
          <table:table-cell office:value-type="float" office:value="-0.1590581919" calcext:value-type="float">
            <text:p>-0.1590581919</text:p>
          </table:table-cell>
          <table:table-cell office:value-type="float" office:value="-0.8358948916" calcext:value-type="float">
            <text:p>-0.8358948916</text:p>
          </table:table-cell>
          <table:table-cell office:value-type="float" office:value="-0.1060263848" calcext:value-type="float">
            <text:p>-0.1060263848</text:p>
          </table:table-cell>
          <table:table-cell office:value-type="float" office:value="-0.0291245794" calcext:value-type="float">
            <text:p>-0.0291245794</text:p>
          </table:table-cell>
          <table:table-cell office:value-type="float" office:value="-0.0192638185" calcext:value-type="float">
            <text:p>-0.0192638185</text:p>
          </table:table-cell>
          <table:table-cell office:value-type="float" office:value="-0.1060263848" calcext:value-type="float">
            <text:p>-0.1060263848</text:p>
          </table:table-cell>
          <table:table-cell office:value-type="float" office:value="-0.0291245794" calcext:value-type="float">
            <text:p>-0.0291245794</text:p>
          </table:table-cell>
          <table:table-cell office:value-type="float" office:value="-0.0192638185" calcext:value-type="float">
            <text:p>-0.0192638185</text:p>
          </table:table-cell>
          <table:table-cell office:value-type="float" office:value="-0.025121743" calcext:value-type="float">
            <text:p>-0.025121743</text:p>
          </table:table-cell>
          <table:table-cell office:value-type="float" office:value="0.0305915862" calcext:value-type="float">
            <text:p>0.0305915862</text:p>
          </table:table-cell>
          <table:table-cell office:value-type="float" office:value="0.0202748249" calcext:value-type="float">
            <text:p>0.0202748249</text:p>
          </table:table-cell>
          <table:table-cell office:value-type="float" office:value="-0.0596683134" calcext:value-type="float">
            <text:p>-0.0596683134</text:p>
          </table:table-cell>
          <table:table-cell office:value-type="float" office:value="-0.0014166441" calcext:value-type="float">
            <text:p>-0.0014166441</text:p>
          </table:table-cell>
          <table:table-cell office:value-type="float" office:value="-0.0010946057" calcext:value-type="float">
            <text:p>-0.0010946057</text:p>
          </table:table-cell>
          <table:table-cell office:value-type="float" office:value="-0.0285268524" calcext:value-type="float">
            <text:p>-0.0285268524</text:p>
          </table:table-cell>
          <table:table-cell office:value-type="float" office:value="0.0207198139" calcext:value-type="float">
            <text:p>0.0207198139</text:p>
          </table:table-cell>
          <table:table-cell office:value-type="float" office:value="0.0137202994" calcext:value-type="float">
            <text:p>0.0137202994</text:p>
          </table:table-cell>
          <table:table-cell office:value-type="string" calcext:value-type="string">
            <text:p>nan</text:p>
          </table:table-cell>
          <table:table-cell office:value-type="float" office:value="-0.0701217681" calcext:value-type="float">
            <text:p>-0.0701217681</text:p>
          </table:table-cell>
          <table:table-cell office:value-type="float" office:value="-0.9080075021" calcext:value-type="float">
            <text:p>-0.9080075021</text:p>
          </table:table-cell>
          <table:table-cell office:value-type="float" office:value="0.0374190886" calcext:value-type="float">
            <text:p>0.0374190886</text:p>
          </table:table-cell>
          <table:table-cell office:value-type="float" office:value="0.0980112876" calcext:value-type="float">
            <text:p>0.0980112876</text:p>
          </table:table-cell>
          <table:table-cell office:value-type="float" office:value="0.0647580036" calcext:value-type="float">
            <text:p>0.0647580036</text:p>
          </table:table-cell>
          <table:table-cell office:value-type="float" office:value="0.9988224409" calcext:value-type="float">
            <text:p>0.9988224409</text:p>
          </table:table-cell>
          <table:table-cell office:value-type="float" office:value="0.9747990998" calcext:value-type="float">
            <text:p>0.9747990998</text:p>
          </table:table-cell>
          <table:table-cell office:value-type="float" office:value="0.8843874849" calcext:value-type="float">
            <text:p>0.8843874849</text:p>
          </table:table-cell>
          <table:table-cell office:value-type="float" office:value="0.0250451247" calcext:value-type="float">
            <text:p>0.0250451247</text:p>
          </table:table-cell>
          <table:table-cell office:value-type="float" office:value="0.0594340051" calcext:value-type="float">
            <text:p>0.0594340051</text:p>
          </table:table-cell>
          <table:table-cell office:value-type="float" office:value="0.0394999517" calcext:value-type="float">
            <text:p>0.0394999517</text:p>
          </table:table-cell>
          <table:table-cell office:value-type="float" office:value="0.2055658222" calcext:value-type="float">
            <text:p>0.2055658222</text:p>
          </table:table-cell>
          <table:table-cell office:value-type="float" office:value="0.1411560934" calcext:value-type="float">
            <text:p>0.1411560934</text:p>
          </table:table-cell>
          <table:table-cell office:value-type="float" office:value="0.095517138" calcext:value-type="float">
            <text:p>0.095517138</text:p>
          </table:table-cell>
          <table:table-cell office:value-type="string" calcext:value-type="string">
            <text:p>nan</text:p>
          </table:table-cell>
          <table:table-cell office:value-type="float" office:value="-0.1489564371" calcext:value-type="float">
            <text:p>-0.1489564371</text:p>
          </table:table-cell>
          <table:table-cell office:value-type="float" office:value="-0.6264137895" calcext:value-type="float">
            <text:p>-0.6264137895</text:p>
          </table:table-cell>
          <table:table-cell office:value-type="float" office:value="-0.1062020343" calcext:value-type="float">
            <text:p>-0.1062020343</text:p>
          </table:table-cell>
          <table:table-cell office:value-type="float" office:value="-0.0363033923" calcext:value-type="float">
            <text:p>-0.0363033923</text:p>
          </table:table-cell>
          <table:table-cell office:value-type="float" office:value="-0.0239463058" calcext:value-type="float">
            <text:p>-0.0239463058</text:p>
          </table:table-cell>
          <table:table-cell office:value-type="float" office:value="-0.1062020343" calcext:value-type="float">
            <text:p>-0.1062020343</text:p>
          </table:table-cell>
          <table:table-cell office:value-type="float" office:value="-0.0363033923" calcext:value-type="float">
            <text:p>-0.0363033923</text:p>
          </table:table-cell>
          <table:table-cell office:value-type="float" office:value="-0.0239463058" calcext:value-type="float">
            <text:p>-0.0239463058</text:p>
          </table:table-cell>
          <table:table-cell office:value-type="float" office:value="-0.0243939709" calcext:value-type="float">
            <text:p>-0.0243939709</text:p>
          </table:table-cell>
          <table:table-cell office:value-type="float" office:value="0.027497582" calcext:value-type="float">
            <text:p>0.027497582</text:p>
          </table:table-cell>
          <table:table-cell office:value-type="float" office:value="0.0183962012" calcext:value-type="float">
            <text:p>0.0183962012</text:p>
          </table:table-cell>
          <table:table-cell office:value-type="float" office:value="-0.054799438" calcext:value-type="float">
            <text:p>-0.054799438</text:p>
          </table:table-cell>
          <table:table-cell office:value-type="float" office:value="0.0095829976" calcext:value-type="float">
            <text:p>0.0095829976</text:p>
          </table:table-cell>
          <table:table-cell office:value-type="float" office:value="0.0064408436" calcext:value-type="float">
            <text:p>0.0064408436</text:p>
          </table:table-cell>
          <table:table-cell office:value-type="float" office:value="-0.0230584411" calcext:value-type="float">
            <text:p>-0.0230584411</text:p>
          </table:table-cell>
          <table:table-cell office:value-type="float" office:value="0.0339501401" calcext:value-type="float">
            <text:p>0.0339501401</text:p>
          </table:table-cell>
          <table:table-cell office:value-type="float" office:value="0.0227617758" calcext:value-type="float">
            <text:p>0.0227617758</text:p>
          </table:table-cell>
          <table:table-cell office:value-type="string" calcext:value-type="string">
            <text:p>nan</text:p>
          </table:table-cell>
          <table:table-cell office:value-type="float" office:value="-0.0704991902" calcext:value-type="float">
            <text:p>-0.0704991902</text:p>
          </table:table-cell>
          <table:table-cell office:value-type="float" office:value="-0.5760804661" calcext:value-type="float">
            <text:p>-0.5760804661</text:p>
          </table:table-cell>
          <table:table-cell office:value-type="float" office:value="0.0375527193" calcext:value-type="float">
            <text:p>0.0375527193</text:p>
          </table:table-cell>
          <table:table-cell office:value-type="float" office:value="0.0916993151" calcext:value-type="float">
            <text:p>0.0916993151</text:p>
          </table:table-cell>
          <table:table-cell office:value-type="float" office:value="0.0605452948" calcext:value-type="float">
            <text:p>0.0605452948</text:p>
          </table:table-cell>
          <table:table-cell office:value-type="string" calcext:value-type="string">
            <text:p>nan</text:p>
          </table:table-cell>
          <table:table-cell office:value-type="float" office:value="-0.009169103" calcext:value-type="float">
            <text:p>-0.009169103</text:p>
          </table:table-cell>
          <table:table-cell office:value-type="float" office:value="-0.7444038845" calcext:value-type="float">
            <text:p>-0.7444038845</text:p>
          </table:table-cell>
        </table:table-row>
        <table:table-row table:style-name="ro1">
          <table:table-cell office:value-type="string" calcext:value-type="string">
            <text:p>Allolobophora_chlorotica_L1</text:p>
          </table:table-cell>
          <table:table-cell office:value-type="string" calcext:value-type="string">
            <text:p>Allolobophora chlorotica L1</text:p>
          </table:table-cell>
          <table:table-cell office:value-type="float" office:value="28979" calcext:value-type="float">
            <text:p>28979</text:p>
          </table:table-cell>
          <table:table-cell office:value-type="float" office:value="612.433589841" calcext:value-type="float">
            <text:p>612.433589841</text:p>
          </table:table-cell>
          <table:table-cell office:value-type="float" office:value="475.773426747" calcext:value-type="float">
            <text:p>475.773426747</text:p>
          </table:table-cell>
          <table:table-cell office:value-type="float" office:value="0.4822166574" calcext:value-type="float">
            <text:p>0.4822166574</text:p>
          </table:table-cell>
          <table:table-cell office:value-type="float" office:value="0.0434321013" calcext:value-type="float">
            <text:p>0.0434321013</text:p>
          </table:table-cell>
          <table:table-cell office:value-type="float" office:value="0.5084580346" calcext:value-type="float">
            <text:p>0.5084580346</text:p>
          </table:table-cell>
          <table:table-cell office:value-type="float" office:value="0.0957577688" calcext:value-type="float">
            <text:p>0.0957577688</text:p>
          </table:table-cell>
          <table:table-cell office:value-type="float" office:value="0.3990069714" calcext:value-type="float">
            <text:p>0.3990069714</text:p>
          </table:table-cell>
          <table:table-cell office:value-type="float" office:value="0.0684316523" calcext:value-type="float">
            <text:p>0.0684316523</text:p>
          </table:table-cell>
          <table:table-cell office:value-type="float" office:value="0.0010542297" calcext:value-type="float">
            <text:p>0.0010542297</text:p>
          </table:table-cell>
          <table:table-cell office:value-type="float" office:value="-0.1628120374" calcext:value-type="float">
            <text:p>-0.1628120374</text:p>
          </table:table-cell>
          <table:table-cell office:value-type="float" office:value="-0.1096041986" calcext:value-type="float">
            <text:p>-0.1096041986</text:p>
          </table:table-cell>
          <table:table-cell office:value-type="float" office:value="0.1264511377" calcext:value-type="float">
            <text:p>0.1264511377</text:p>
          </table:table-cell>
          <table:table-cell office:value-type="float" office:value="0.0925361836" calcext:value-type="float">
            <text:p>0.0925361836</text:p>
          </table:table-cell>
          <table:table-cell office:value-type="float" office:value="0.0624216686" calcext:value-type="float">
            <text:p>0.0624216686</text:p>
          </table:table-cell>
          <table:table-cell office:value-type="string" calcext:value-type="string">
            <text:p>nan</text:p>
          </table:table-cell>
          <table:table-cell office:value-type="float" office:value="-0.4269655322" calcext:value-type="float">
            <text:p>-0.4269655322</text:p>
          </table:table-cell>
          <table:table-cell office:value-type="float" office:value="-0.9966392068" calcext:value-type="float">
            <text:p>-0.9966392068</text:p>
          </table:table-cell>
          <table:table-cell office:value-type="string" calcext:value-type="string">
            <text:p>nan</text:p>
          </table:table-cell>
          <table:table-cell office:value-type="float" office:value="0.3052964356" calcext:value-type="float">
            <text:p>0.3052964356</text:p>
          </table:table-cell>
          <table:table-cell office:value-type="float" office:value="0.1963707742" calcext:value-type="float">
            <text:p>0.1963707742</text:p>
          </table:table-cell>
          <table:table-cell office:value-type="string" calcext:value-type="string">
            <text:p>nan</text:p>
          </table:table-cell>
          <table:table-cell office:value-type="float" office:value="0.3052964356" calcext:value-type="float">
            <text:p>0.3052964356</text:p>
          </table:table-cell>
          <table:table-cell office:value-type="float" office:value="0.1963707742" calcext:value-type="float">
            <text:p>0.1963707742</text:p>
          </table:table-cell>
          <table:table-cell office:value-type="string" calcext:value-type="string">
            <text:p>nan</text:p>
          </table:table-cell>
          <table:table-cell office:value-type="float" office:value="0.3076949421" calcext:value-type="float">
            <text:p>0.3076949421</text:p>
          </table:table-cell>
          <table:table-cell office:value-type="float" office:value="0.1981837937" calcext:value-type="float">
            <text:p>0.1981837937</text:p>
          </table:table-cell>
          <table:table-cell office:value-type="float" office:value="0.1049156868" calcext:value-type="float">
            <text:p>0.1049156868</text:p>
          </table:table-cell>
          <table:table-cell office:value-type="float" office:value="0.2851731237" calcext:value-type="float">
            <text:p>0.2851731237</text:p>
          </table:table-cell>
          <table:table-cell office:value-type="float" office:value="0.1904355294" calcext:value-type="float">
            <text:p>0.1904355294</text:p>
          </table:table-cell>
          <table:table-cell office:value-type="float" office:value="0.0812751229" calcext:value-type="float">
            <text:p>0.0812751229</text:p>
          </table:table-cell>
          <table:table-cell office:value-type="float" office:value="0.2684589464" calcext:value-type="float">
            <text:p>0.2684589464</text:p>
          </table:table-cell>
          <table:table-cell office:value-type="float" office:value="0.1787859886" calcext:value-type="float">
            <text:p>0.1787859886</text:p>
          </table:table-cell>
          <table:table-cell office:value-type="string" calcext:value-type="string">
            <text:p>nan</text:p>
          </table:table-cell>
          <table:table-cell office:value-type="float" office:value="-0.2954685329" calcext:value-type="float">
            <text:p>-0.2954685329</text:p>
          </table:table-cell>
          <table:table-cell office:value-type="float" office:value="-0.8705244951" calcext:value-type="float">
            <text:p>-0.8705244951</text:p>
          </table:table-cell>
          <table:table-cell office:value-type="float" office:value="0.172905183" calcext:value-type="float">
            <text:p>0.172905183</text:p>
          </table:table-cell>
          <table:table-cell office:value-type="float" office:value="0.4132857699" calcext:value-type="float">
            <text:p>0.4132857699</text:p>
          </table:table-cell>
          <table:table-cell office:value-type="float" office:value="0.282741637" calcext:value-type="float">
            <text:p>0.282741637</text:p>
          </table:table-cell>
          <table:table-cell office:value-type="float" office:value="0.9977346584" calcext:value-type="float">
            <text:p>0.9977346584</text:p>
          </table:table-cell>
          <table:table-cell office:value-type="float" office:value="0.9556636419" calcext:value-type="float">
            <text:p>0.9556636419</text:p>
          </table:table-cell>
          <table:table-cell office:value-type="float" office:value="0.8632024677" calcext:value-type="float">
            <text:p>0.8632024677</text:p>
          </table:table-cell>
          <table:table-cell office:value-type="float" office:value="0.0393825036" calcext:value-type="float">
            <text:p>0.0393825036</text:p>
          </table:table-cell>
          <table:table-cell office:value-type="float" office:value="0.0280410745" calcext:value-type="float">
            <text:p>0.0280410745</text:p>
          </table:table-cell>
          <table:table-cell office:value-type="float" office:value="0.0198814469" calcext:value-type="float">
            <text:p>0.0198814469</text:p>
          </table:table-cell>
          <table:table-cell office:value-type="float" office:value="0.1300722701" calcext:value-type="float">
            <text:p>0.1300722701</text:p>
          </table:table-cell>
          <table:table-cell office:value-type="float" office:value="0.1051255273" calcext:value-type="float">
            <text:p>0.1051255273</text:p>
          </table:table-cell>
          <table:table-cell office:value-type="float" office:value="0.0732422255" calcext:value-type="float">
            <text:p>0.0732422255</text:p>
          </table:table-cell>
          <table:table-cell office:value-type="string" calcext:value-type="string">
            <text:p>nan</text:p>
          </table:table-cell>
          <table:table-cell office:value-type="float" office:value="-0.4357407464" calcext:value-type="float">
            <text:p>-0.4357407464</text:p>
          </table:table-cell>
          <table:table-cell office:value-type="float" office:value="-1.0888734478" calcext:value-type="float">
            <text:p>-1.0888734478</text:p>
          </table:table-cell>
          <table:table-cell office:value-type="string" calcext:value-type="string">
            <text:p>nan</text:p>
          </table:table-cell>
          <table:table-cell office:value-type="float" office:value="0.3517483708" calcext:value-type="float">
            <text:p>0.3517483708</text:p>
          </table:table-cell>
          <table:table-cell office:value-type="float" office:value="0.1316443392" calcext:value-type="float">
            <text:p>0.1316443392</text:p>
          </table:table-cell>
          <table:table-cell office:value-type="string" calcext:value-type="string">
            <text:p>nan</text:p>
          </table:table-cell>
          <table:table-cell office:value-type="float" office:value="0.3517483708" calcext:value-type="float">
            <text:p>0.3517483708</text:p>
          </table:table-cell>
          <table:table-cell office:value-type="float" office:value="0.1316443392" calcext:value-type="float">
            <text:p>0.1316443392</text:p>
          </table:table-cell>
          <table:table-cell office:value-type="string" calcext:value-type="string">
            <text:p>nan</text:p>
          </table:table-cell>
          <table:table-cell office:value-type="float" office:value="0.3569601912" calcext:value-type="float">
            <text:p>0.3569601912</text:p>
          </table:table-cell>
          <table:table-cell office:value-type="float" office:value="0.1334846706" calcext:value-type="float">
            <text:p>0.1334846706</text:p>
          </table:table-cell>
          <table:table-cell office:value-type="float" office:value="0.1199465782" calcext:value-type="float">
            <text:p>0.1199465782</text:p>
          </table:table-cell>
          <table:table-cell office:value-type="float" office:value="0.3484956051" calcext:value-type="float">
            <text:p>0.3484956051</text:p>
          </table:table-cell>
          <table:table-cell office:value-type="float" office:value="0.2446257363" calcext:value-type="float">
            <text:p>0.2446257363</text:p>
          </table:table-cell>
          <table:table-cell office:value-type="float" office:value="0.0962520845" calcext:value-type="float">
            <text:p>0.0962520845</text:p>
          </table:table-cell>
          <table:table-cell office:value-type="float" office:value="0.3312013172" calcext:value-type="float">
            <text:p>0.3312013172</text:p>
          </table:table-cell>
          <table:table-cell office:value-type="float" office:value="0.2320135342" calcext:value-type="float">
            <text:p>0.2320135342</text:p>
          </table:table-cell>
          <table:table-cell office:value-type="string" calcext:value-type="string">
            <text:p>nan</text:p>
          </table:table-cell>
          <table:table-cell office:value-type="float" office:value="-0.3420453608" calcext:value-type="float">
            <text:p>-0.3420453608</text:p>
          </table:table-cell>
          <table:table-cell office:value-type="float" office:value="-0.82653871" calcext:value-type="float">
            <text:p>-0.82653871</text:p>
          </table:table-cell>
          <table:table-cell office:value-type="float" office:value="0.1805435855" calcext:value-type="float">
            <text:p>0.1805435855</text:p>
          </table:table-cell>
          <table:table-cell office:value-type="float" office:value="0.4564695548" calcext:value-type="float">
            <text:p>0.4564695548</text:p>
          </table:table-cell>
          <table:table-cell office:value-type="float" office:value="0.3270931601" calcext:value-type="float">
            <text:p>0.3270931601</text:p>
          </table:table-cell>
          <table:table-cell office:value-type="string" calcext:value-type="string">
            <text:p>nan</text:p>
          </table:table-cell>
          <table:table-cell office:value-type="float" office:value="-0.0567262254" calcext:value-type="float">
            <text:p>-0.0567262254</text:p>
          </table:table-cell>
          <table:table-cell office:value-type="float" office:value="-0.9994991305" calcext:value-type="float">
            <text:p>-0.9994991305</text:p>
          </table:table-cell>
        </table:table-row>
        <table:table-row table:style-name="ro1">
          <table:table-cell office:value-type="string" calcext:value-type="string">
            <text:p>Allolobophora_chlorotica_L2</text:p>
          </table:table-cell>
          <table:table-cell office:value-type="string" calcext:value-type="string">
            <text:p>Allolobophora chlorotica L2</text:p>
          </table:table-cell>
          <table:table-cell office:value-type="float" office:value="50541" calcext:value-type="float">
            <text:p>50541</text:p>
          </table:table-cell>
          <table:table-cell office:value-type="float" office:value="492.879939059" calcext:value-type="float">
            <text:p>492.879939059</text:p>
          </table:table-cell>
          <table:table-cell office:value-type="float" office:value="286.509038887" calcext:value-type="float">
            <text:p>286.509038887</text:p>
          </table:table-cell>
          <table:table-cell office:value-type="float" office:value="0.4833692998" calcext:value-type="float">
            <text:p>0.4833692998</text:p>
          </table:table-cell>
          <table:table-cell office:value-type="float" office:value="0.0452537499" calcext:value-type="float">
            <text:p>0.0452537499</text:p>
          </table:table-cell>
          <table:table-cell office:value-type="float" office:value="0.5109270928" calcext:value-type="float">
            <text:p>0.5109270928</text:p>
          </table:table-cell>
          <table:table-cell office:value-type="float" office:value="0.1004043156" calcext:value-type="float">
            <text:p>0.1004043156</text:p>
          </table:table-cell>
          <table:table-cell office:value-type="float" office:value="0.4009946064" calcext:value-type="float">
            <text:p>0.4009946064</text:p>
          </table:table-cell>
          <table:table-cell office:value-type="float" office:value="0.0777398713" calcext:value-type="float">
            <text:p>0.0777398713</text:p>
          </table:table-cell>
          <table:table-cell office:value-type="float" office:value="-0.0008335453" calcext:value-type="float">
            <text:p>-0.0008335453</text:p>
          </table:table-cell>
          <table:table-cell office:value-type="float" office:value="-0.0948741022" calcext:value-type="float">
            <text:p>-0.0948741022</text:p>
          </table:table-cell>
          <table:table-cell office:value-type="float" office:value="-0.0652541561" calcext:value-type="float">
            <text:p>-0.0652541561</text:p>
          </table:table-cell>
          <table:table-cell office:value-type="float" office:value="0.1310027784" calcext:value-type="float">
            <text:p>0.1310027784</text:p>
          </table:table-cell>
          <table:table-cell office:value-type="float" office:value="0.106492714" calcext:value-type="float">
            <text:p>0.106492714</text:p>
          </table:table-cell>
          <table:table-cell office:value-type="float" office:value="0.071343273" calcext:value-type="float">
            <text:p>0.071343273</text:p>
          </table:table-cell>
          <table:table-cell office:value-type="string" calcext:value-type="string">
            <text:p>nan</text:p>
          </table:table-cell>
          <table:table-cell office:value-type="float" office:value="-0.1109380446" calcext:value-type="float">
            <text:p>-0.1109380446</text:p>
          </table:table-cell>
          <table:table-cell office:value-type="float" office:value="-0.9997498985" calcext:value-type="float">
            <text:p>-0.9997498985</text:p>
          </table:table-cell>
          <table:table-cell office:value-type="string" calcext:value-type="string">
            <text:p>nan</text:p>
          </table:table-cell>
          <table:table-cell office:value-type="float" office:value="-0.0553505722" calcext:value-type="float">
            <text:p>-0.0553505722</text:p>
          </table:table-cell>
          <table:table-cell office:value-type="float" office:value="-0.0366112098" calcext:value-type="float">
            <text:p>-0.0366112098</text:p>
          </table:table-cell>
          <table:table-cell office:value-type="string" calcext:value-type="string">
            <text:p>nan</text:p>
          </table:table-cell>
          <table:table-cell office:value-type="float" office:value="-0.0553505722" calcext:value-type="float">
            <text:p>-0.0553505722</text:p>
          </table:table-cell>
          <table:table-cell office:value-type="float" office:value="-0.0366112098" calcext:value-type="float">
            <text:p>-0.0366112098</text:p>
          </table:table-cell>
          <table:table-cell office:value-type="string" calcext:value-type="string">
            <text:p>nan</text:p>
          </table:table-cell>
          <table:table-cell office:value-type="float" office:value="-0.0649653806" calcext:value-type="float">
            <text:p>-0.0649653806</text:p>
          </table:table-cell>
          <table:table-cell office:value-type="float" office:value="-0.0428321873" calcext:value-type="float">
            <text:p>-0.0428321873</text:p>
          </table:table-cell>
          <table:table-cell office:value-type="float" office:value="-0.0420576052" calcext:value-type="float">
            <text:p>-0.0420576052</text:p>
          </table:table-cell>
          <table:table-cell office:value-type="float" office:value="-0.0489806081" calcext:value-type="float">
            <text:p>-0.0489806081</text:p>
          </table:table-cell>
          <table:table-cell office:value-type="float" office:value="-0.0325816571" calcext:value-type="float">
            <text:p>-0.0325816571</text:p>
          </table:table-cell>
          <table:table-cell office:value-type="float" office:value="-0.07046973" calcext:value-type="float">
            <text:p>-0.07046973</text:p>
          </table:table-cell>
          <table:table-cell office:value-type="float" office:value="-0.0745581677" calcext:value-type="float">
            <text:p>-0.0745581677</text:p>
          </table:table-cell>
          <table:table-cell office:value-type="float" office:value="-0.0496731864" calcext:value-type="float">
            <text:p>-0.0496731864</text:p>
          </table:table-cell>
          <table:table-cell office:value-type="string" calcext:value-type="string">
            <text:p>nan</text:p>
          </table:table-cell>
          <table:table-cell office:value-type="float" office:value="0.0280860091" calcext:value-type="float">
            <text:p>0.0280860091</text:p>
          </table:table-cell>
          <table:table-cell office:value-type="float" office:value="-0.9466650135" calcext:value-type="float">
            <text:p>-0.9466650135</text:p>
          </table:table-cell>
          <table:table-cell office:value-type="float" office:value="-0.0098508091" calcext:value-type="float">
            <text:p>-0.0098508091</text:p>
          </table:table-cell>
          <table:table-cell office:value-type="float" office:value="0.0017368202" calcext:value-type="float">
            <text:p>0.0017368202</text:p>
          </table:table-cell>
          <table:table-cell office:value-type="float" office:value="0.0011952371" calcext:value-type="float">
            <text:p>0.0011952371</text:p>
          </table:table-cell>
          <table:table-cell office:value-type="float" office:value="0.9990112588" calcext:value-type="float">
            <text:p>0.9990112588</text:p>
          </table:table-cell>
          <table:table-cell office:value-type="float" office:value="0.9879008815" calcext:value-type="float">
            <text:p>0.9879008815</text:p>
          </table:table-cell>
          <table:table-cell office:value-type="float" office:value="0.9233515867" calcext:value-type="float">
            <text:p>0.9233515867</text:p>
          </table:table-cell>
          <table:table-cell office:value-type="float" office:value="0.0383939001" calcext:value-type="float">
            <text:p>0.0383939001</text:p>
          </table:table-cell>
          <table:table-cell office:value-type="float" office:value="0.0278582455" calcext:value-type="float">
            <text:p>0.0278582455</text:p>
          </table:table-cell>
          <table:table-cell office:value-type="float" office:value="0.0188018763" calcext:value-type="float">
            <text:p>0.0188018763</text:p>
          </table:table-cell>
          <table:table-cell office:value-type="float" office:value="0.1297858619" calcext:value-type="float">
            <text:p>0.1297858619</text:p>
          </table:table-cell>
          <table:table-cell office:value-type="float" office:value="0.1103013817" calcext:value-type="float">
            <text:p>0.1103013817</text:p>
          </table:table-cell>
          <table:table-cell office:value-type="float" office:value="0.0743941253" calcext:value-type="float">
            <text:p>0.0743941253</text:p>
          </table:table-cell>
          <table:table-cell office:value-type="string" calcext:value-type="string">
            <text:p>nan</text:p>
          </table:table-cell>
          <table:table-cell office:value-type="float" office:value="-0.1087349995" calcext:value-type="float">
            <text:p>-0.1087349995</text:p>
          </table:table-cell>
          <table:table-cell office:value-type="float" office:value="-1.0227894687" calcext:value-type="float">
            <text:p>-1.0227894687</text:p>
          </table:table-cell>
          <table:table-cell office:value-type="string" calcext:value-type="string">
            <text:p>nan</text:p>
          </table:table-cell>
          <table:table-cell office:value-type="float" office:value="-0.0385413024" calcext:value-type="float">
            <text:p>-0.0385413024</text:p>
          </table:table-cell>
          <table:table-cell office:value-type="float" office:value="-0.0311936468" calcext:value-type="float">
            <text:p>-0.0311936468</text:p>
          </table:table-cell>
          <table:table-cell office:value-type="string" calcext:value-type="string">
            <text:p>nan</text:p>
          </table:table-cell>
          <table:table-cell office:value-type="float" office:value="-0.0385413024" calcext:value-type="float">
            <text:p>-0.0385413024</text:p>
          </table:table-cell>
          <table:table-cell office:value-type="float" office:value="-0.0311936468" calcext:value-type="float">
            <text:p>-0.0311936468</text:p>
          </table:table-cell>
          <table:table-cell office:value-type="string" calcext:value-type="string">
            <text:p>nan</text:p>
          </table:table-cell>
          <table:table-cell office:value-type="float" office:value="-0.0448758451" calcext:value-type="float">
            <text:p>-0.0448758451</text:p>
          </table:table-cell>
          <table:table-cell office:value-type="float" office:value="-0.0345251024" calcext:value-type="float">
            <text:p>-0.0345251024</text:p>
          </table:table-cell>
          <table:table-cell office:value-type="float" office:value="-0.0308446396" calcext:value-type="float">
            <text:p>-0.0308446396</text:p>
          </table:table-cell>
          <table:table-cell office:value-type="float" office:value="-0.0166812511" calcext:value-type="float">
            <text:p>-0.0166812511</text:p>
          </table:table-cell>
          <table:table-cell office:value-type="float" office:value="-0.011300036" calcext:value-type="float">
            <text:p>-0.011300036</text:p>
          </table:table-cell>
          <table:table-cell office:value-type="float" office:value="-0.0572054749" calcext:value-type="float">
            <text:p>-0.0572054749</text:p>
          </table:table-cell>
          <table:table-cell office:value-type="float" office:value="-0.0374107143" calcext:value-type="float">
            <text:p>-0.0374107143</text:p>
          </table:table-cell>
          <table:table-cell office:value-type="float" office:value="-0.0252640692" calcext:value-type="float">
            <text:p>-0.0252640692</text:p>
          </table:table-cell>
          <table:table-cell office:value-type="string" calcext:value-type="string">
            <text:p>nan</text:p>
          </table:table-cell>
          <table:table-cell office:value-type="float" office:value="0.0046419127" calcext:value-type="float">
            <text:p>0.0046419127</text:p>
          </table:table-cell>
          <table:table-cell office:value-type="float" office:value="-0.7296640906" calcext:value-type="float">
            <text:p>-0.7296640906</text:p>
          </table:table-cell>
          <table:table-cell office:value-type="float" office:value="-0.0043420114" calcext:value-type="float">
            <text:p>-0.0043420114</text:p>
          </table:table-cell>
          <table:table-cell office:value-type="float" office:value="0.0203910146" calcext:value-type="float">
            <text:p>0.0203910146</text:p>
          </table:table-cell>
          <table:table-cell office:value-type="float" office:value="0.0136586929" calcext:value-type="float">
            <text:p>0.0136586929</text:p>
          </table:table-cell>
          <table:table-cell office:value-type="string" calcext:value-type="string">
            <text:p>nan</text:p>
          </table:table-cell>
          <table:table-cell office:value-type="float" office:value="-0.0068171834" calcext:value-type="float">
            <text:p>-0.0068171834</text:p>
          </table:table-cell>
          <table:table-cell office:value-type="float" office:value="-0.9999662856" calcext:value-type="float">
            <text:p>-0.9999662856</text:p>
          </table:table-cell>
        </table:table-row>
        <table:table-row table:style-name="ro1">
          <table:table-cell office:value-type="string" calcext:value-type="string">
            <text:p>Allolobophora_chlorotica_L4</text:p>
          </table:table-cell>
          <table:table-cell office:value-type="string" calcext:value-type="string">
            <text:p>Allolobophora chlorotica L4</text:p>
          </table:table-cell>
          <table:table-cell office:value-type="float" office:value="21991" calcext:value-type="float">
            <text:p>21991</text:p>
          </table:table-cell>
          <table:table-cell office:value-type="float" office:value="630.500977673" calcext:value-type="float">
            <text:p>630.500977673</text:p>
          </table:table-cell>
          <table:table-cell office:value-type="float" office:value="494.463292748" calcext:value-type="float">
            <text:p>494.463292748</text:p>
          </table:table-cell>
          <table:table-cell office:value-type="float" office:value="0.484035192" calcext:value-type="float">
            <text:p>0.484035192</text:p>
          </table:table-cell>
          <table:table-cell office:value-type="float" office:value="0.0424815646" calcext:value-type="float">
            <text:p>0.0424815646</text:p>
          </table:table-cell>
          <table:table-cell office:value-type="float" office:value="0.5108230863" calcext:value-type="float">
            <text:p>0.5108230863</text:p>
          </table:table-cell>
          <table:table-cell office:value-type="float" office:value="0.0949605909" calcext:value-type="float">
            <text:p>0.0949605909</text:p>
          </table:table-cell>
          <table:table-cell office:value-type="float" office:value="0.3968274995" calcext:value-type="float">
            <text:p>0.3968274995</text:p>
          </table:table-cell>
          <table:table-cell office:value-type="float" office:value="0.0678019325" calcext:value-type="float">
            <text:p>0.0678019325</text:p>
          </table:table-cell>
          <table:table-cell office:value-type="float" office:value="0.005493727" calcext:value-type="float">
            <text:p>0.005493727</text:p>
          </table:table-cell>
          <table:table-cell office:value-type="float" office:value="-0.162951563" calcext:value-type="float">
            <text:p>-0.162951563</text:p>
          </table:table-cell>
          <table:table-cell office:value-type="float" office:value="-0.1156455074" calcext:value-type="float">
            <text:p>-0.1156455074</text:p>
          </table:table-cell>
          <table:table-cell office:value-type="float" office:value="0.1307865089" calcext:value-type="float">
            <text:p>0.1307865089</text:p>
          </table:table-cell>
          <table:table-cell office:value-type="float" office:value="0.0969143488" calcext:value-type="float">
            <text:p>0.0969143488</text:p>
          </table:table-cell>
          <table:table-cell office:value-type="float" office:value="0.0653203782" calcext:value-type="float">
            <text:p>0.0653203782</text:p>
          </table:table-cell>
          <table:table-cell office:value-type="string" calcext:value-type="string">
            <text:p>nan</text:p>
          </table:table-cell>
          <table:table-cell office:value-type="float" office:value="-0.4252856978" calcext:value-type="float">
            <text:p>-0.4252856978</text:p>
          </table:table-cell>
          <table:table-cell office:value-type="float" office:value="-0.9950944603" calcext:value-type="float">
            <text:p>-0.9950944603</text:p>
          </table:table-cell>
          <table:table-cell office:value-type="string" calcext:value-type="string">
            <text:p>nan</text:p>
          </table:table-cell>
          <table:table-cell office:value-type="float" office:value="0.2939961294" calcext:value-type="float">
            <text:p>0.2939961294</text:p>
          </table:table-cell>
          <table:table-cell office:value-type="float" office:value="0.1979678145" calcext:value-type="float">
            <text:p>0.1979678145</text:p>
          </table:table-cell>
          <table:table-cell office:value-type="string" calcext:value-type="string">
            <text:p>nan</text:p>
          </table:table-cell>
          <table:table-cell office:value-type="float" office:value="0.2939961294" calcext:value-type="float">
            <text:p>0.2939961294</text:p>
          </table:table-cell>
          <table:table-cell office:value-type="float" office:value="0.1979678145" calcext:value-type="float">
            <text:p>0.1979678145</text:p>
          </table:table-cell>
          <table:table-cell office:value-type="string" calcext:value-type="string">
            <text:p>nan</text:p>
          </table:table-cell>
          <table:table-cell office:value-type="float" office:value="0.2944607388" calcext:value-type="float">
            <text:p>0.2944607388</text:p>
          </table:table-cell>
          <table:table-cell office:value-type="float" office:value="0.1981948671" calcext:value-type="float">
            <text:p>0.1981948671</text:p>
          </table:table-cell>
          <table:table-cell office:value-type="float" office:value="0.0844152146" calcext:value-type="float">
            <text:p>0.0844152146</text:p>
          </table:table-cell>
          <table:table-cell office:value-type="float" office:value="0.2798755383" calcext:value-type="float">
            <text:p>0.2798755383</text:p>
          </table:table-cell>
          <table:table-cell office:value-type="float" office:value="0.1863929127" calcext:value-type="float">
            <text:p>0.1863929127</text:p>
          </table:table-cell>
          <table:table-cell office:value-type="float" office:value="0.0549687418" calcext:value-type="float">
            <text:p>0.0549687418</text:p>
          </table:table-cell>
          <table:table-cell office:value-type="float" office:value="0.2616357637" calcext:value-type="float">
            <text:p>0.2616357637</text:p>
          </table:table-cell>
          <table:table-cell office:value-type="float" office:value="0.1741186917" calcext:value-type="float">
            <text:p>0.1741186917</text:p>
          </table:table-cell>
          <table:table-cell office:value-type="string" calcext:value-type="string">
            <text:p>nan</text:p>
          </table:table-cell>
          <table:table-cell office:value-type="float" office:value="-0.2906254984" calcext:value-type="float">
            <text:p>-0.2906254984</text:p>
          </table:table-cell>
          <table:table-cell office:value-type="float" office:value="-0.8430738059" calcext:value-type="float">
            <text:p>-0.8430738059</text:p>
          </table:table-cell>
          <table:table-cell office:value-type="float" office:value="0.1615778953" calcext:value-type="float">
            <text:p>0.1615778953</text:p>
          </table:table-cell>
          <table:table-cell office:value-type="float" office:value="0.4166096095" calcext:value-type="float">
            <text:p>0.4166096095</text:p>
          </table:table-cell>
          <table:table-cell office:value-type="float" office:value="0.2845692647" calcext:value-type="float">
            <text:p>0.2845692647</text:p>
          </table:table-cell>
          <table:table-cell office:value-type="float" office:value="0.9981749448" calcext:value-type="float">
            <text:p>0.9981749448</text:p>
          </table:table-cell>
          <table:table-cell office:value-type="float" office:value="0.9539142504" calcext:value-type="float">
            <text:p>0.9539142504</text:p>
          </table:table-cell>
          <table:table-cell office:value-type="float" office:value="0.8637674127" calcext:value-type="float">
            <text:p>0.8637674127</text:p>
          </table:table-cell>
          <table:table-cell office:value-type="float" office:value="0.0374173838" calcext:value-type="float">
            <text:p>0.0374173838</text:p>
          </table:table-cell>
          <table:table-cell office:value-type="float" office:value="0.039286641" calcext:value-type="float">
            <text:p>0.039286641</text:p>
          </table:table-cell>
          <table:table-cell office:value-type="float" office:value="0.0276739626" calcext:value-type="float">
            <text:p>0.0276739626</text:p>
          </table:table-cell>
          <table:table-cell office:value-type="float" office:value="0.1344238908" calcext:value-type="float">
            <text:p>0.1344238908</text:p>
          </table:table-cell>
          <table:table-cell office:value-type="float" office:value="0.1100454611" calcext:value-type="float">
            <text:p>0.1100454611</text:p>
          </table:table-cell>
          <table:table-cell office:value-type="float" office:value="0.0770599506" calcext:value-type="float">
            <text:p>0.0770599506</text:p>
          </table:table-cell>
          <table:table-cell office:value-type="string" calcext:value-type="string">
            <text:p>nan</text:p>
          </table:table-cell>
          <table:table-cell office:value-type="float" office:value="-0.4323636542" calcext:value-type="float">
            <text:p>-0.4323636542</text:p>
          </table:table-cell>
          <table:table-cell office:value-type="float" office:value="-1.1195316391" calcext:value-type="float">
            <text:p>-1.1195316391</text:p>
          </table:table-cell>
          <table:table-cell office:value-type="string" calcext:value-type="string">
            <text:p>nan</text:p>
          </table:table-cell>
          <table:table-cell office:value-type="float" office:value="0.3360704166" calcext:value-type="float">
            <text:p>0.3360704166</text:p>
          </table:table-cell>
          <table:table-cell office:value-type="float" office:value="0.1539566626" calcext:value-type="float">
            <text:p>0.1539566626</text:p>
          </table:table-cell>
          <table:table-cell office:value-type="string" calcext:value-type="string">
            <text:p>nan</text:p>
          </table:table-cell>
          <table:table-cell office:value-type="float" office:value="0.3360704166" calcext:value-type="float">
            <text:p>0.3360704166</text:p>
          </table:table-cell>
          <table:table-cell office:value-type="float" office:value="0.1539566626" calcext:value-type="float">
            <text:p>0.1539566626</text:p>
          </table:table-cell>
          <table:table-cell office:value-type="string" calcext:value-type="string">
            <text:p>nan</text:p>
          </table:table-cell>
          <table:table-cell office:value-type="float" office:value="0.3407174548" calcext:value-type="float">
            <text:p>0.3407174548</text:p>
          </table:table-cell>
          <table:table-cell office:value-type="float" office:value="0.1589455037" calcext:value-type="float">
            <text:p>0.1589455037</text:p>
          </table:table-cell>
          <table:table-cell office:value-type="float" office:value="0.0969057369" calcext:value-type="float">
            <text:p>0.0969057369</text:p>
          </table:table-cell>
          <table:table-cell office:value-type="float" office:value="0.3409802913" calcext:value-type="float">
            <text:p>0.3409802913</text:p>
          </table:table-cell>
          <table:table-cell office:value-type="float" office:value="0.2402928093" calcext:value-type="float">
            <text:p>0.2402928093</text:p>
          </table:table-cell>
          <table:table-cell office:value-type="float" office:value="0.0665787418" calcext:value-type="float">
            <text:p>0.0665787418</text:p>
          </table:table-cell>
          <table:table-cell office:value-type="float" office:value="0.3188349905" calcext:value-type="float">
            <text:p>0.3188349905</text:p>
          </table:table-cell>
          <table:table-cell office:value-type="float" office:value="0.2245188247" calcext:value-type="float">
            <text:p>0.2245188247</text:p>
          </table:table-cell>
          <table:table-cell office:value-type="string" calcext:value-type="string">
            <text:p>nan</text:p>
          </table:table-cell>
          <table:table-cell office:value-type="float" office:value="-0.331416726" calcext:value-type="float">
            <text:p>-0.331416726</text:p>
          </table:table-cell>
          <table:table-cell office:value-type="float" office:value="-0.5255566888" calcext:value-type="float">
            <text:p>-0.5255566888</text:p>
          </table:table-cell>
          <table:table-cell office:value-type="float" office:value="0.1672378238" calcext:value-type="float">
            <text:p>0.1672378238</text:p>
          </table:table-cell>
          <table:table-cell office:value-type="float" office:value="0.4520775695" calcext:value-type="float">
            <text:p>0.4520775695</text:p>
          </table:table-cell>
          <table:table-cell office:value-type="float" office:value="0.3241948977" calcext:value-type="float">
            <text:p>0.3241948977</text:p>
          </table:table-cell>
          <table:table-cell office:value-type="string" calcext:value-type="string">
            <text:p>nan</text:p>
          </table:table-cell>
          <table:table-cell office:value-type="float" office:value="-0.0353518812" calcext:value-type="float">
            <text:p>-0.0353518812</text:p>
          </table:table-cell>
          <table:table-cell office:value-type="float" office:value="-0.9990943767" calcext:value-type="float">
            <text:p>-0.9990943767</text:p>
          </table:table-cell>
        </table:table-row>
        <table:table-row table:style-name="ro1">
          <table:table-cell office:value-type="string" calcext:value-type="string">
            <text:p>Aporrectodea_icterica</text:p>
          </table:table-cell>
          <table:table-cell office:value-type="string" calcext:value-type="string">
            <text:p>Aporrectodea icterica</text:p>
          </table:table-cell>
          <table:table-cell office:value-type="float" office:value="12908" calcext:value-type="float">
            <text:p>12908</text:p>
          </table:table-cell>
          <table:table-cell office:value-type="float" office:value="559.392159901" calcext:value-type="float">
            <text:p>559.392159901</text:p>
          </table:table-cell>
          <table:table-cell office:value-type="float" office:value="468.304580991" calcext:value-type="float">
            <text:p>468.304580991</text:p>
          </table:table-cell>
          <table:table-cell office:value-type="float" office:value="0.4828240979" calcext:value-type="float">
            <text:p>0.4828240979</text:p>
          </table:table-cell>
          <table:table-cell office:value-type="float" office:value="0.0420958443" calcext:value-type="float">
            <text:p>0.0420958443</text:p>
          </table:table-cell>
          <table:table-cell office:value-type="float" office:value="0.5081871448" calcext:value-type="float">
            <text:p>0.5081871448</text:p>
          </table:table-cell>
          <table:table-cell office:value-type="float" office:value="0.0959411386" calcext:value-type="float">
            <text:p>0.0959411386</text:p>
          </table:table-cell>
          <table:table-cell office:value-type="float" office:value="0.3972580751" calcext:value-type="float">
            <text:p>0.3972580751</text:p>
          </table:table-cell>
          <table:table-cell office:value-type="float" office:value="0.0652114339" calcext:value-type="float">
            <text:p>0.0652114339</text:p>
          </table:table-cell>
          <table:table-cell table:style-name="ce1" office:value-type="float" office:value="-0.000085" calcext:value-type="float">
            <text:p>-8.50E-005</text:p>
          </table:table-cell>
          <table:table-cell office:value-type="float" office:value="-0.1901588375" calcext:value-type="float">
            <text:p>-0.1901588375</text:p>
          </table:table-cell>
          <table:table-cell office:value-type="float" office:value="-0.133759553" calcext:value-type="float">
            <text:p>-0.133759553</text:p>
          </table:table-cell>
          <table:table-cell office:value-type="float" office:value="0.140695501" calcext:value-type="float">
            <text:p>0.140695501</text:p>
          </table:table-cell>
          <table:table-cell office:value-type="float" office:value="0.1480477204" calcext:value-type="float">
            <text:p>0.1480477204</text:p>
          </table:table-cell>
          <table:table-cell office:value-type="float" office:value="0.0998169209" calcext:value-type="float">
            <text:p>0.0998169209</text:p>
          </table:table-cell>
          <table:table-cell office:value-type="string" calcext:value-type="string">
            <text:p>nan</text:p>
          </table:table-cell>
          <table:table-cell office:value-type="float" office:value="-0.4494555309" calcext:value-type="float">
            <text:p>-0.4494555309</text:p>
          </table:table-cell>
          <table:table-cell office:value-type="float" office:value="-0.9922553335" calcext:value-type="float">
            <text:p>-0.9922553335</text:p>
          </table:table-cell>
          <table:table-cell office:value-type="string" calcext:value-type="string">
            <text:p>nan</text:p>
          </table:table-cell>
          <table:table-cell office:value-type="float" office:value="0.3689798481" calcext:value-type="float">
            <text:p>0.3689798481</text:p>
          </table:table-cell>
          <table:table-cell office:value-type="float" office:value="0.2929785251" calcext:value-type="float">
            <text:p>0.2929785251</text:p>
          </table:table-cell>
          <table:table-cell office:value-type="string" calcext:value-type="string">
            <text:p>nan</text:p>
          </table:table-cell>
          <table:table-cell office:value-type="float" office:value="0.3689798481" calcext:value-type="float">
            <text:p>0.3689798481</text:p>
          </table:table-cell>
          <table:table-cell office:value-type="float" office:value="0.2929785251" calcext:value-type="float">
            <text:p>0.2929785251</text:p>
          </table:table-cell>
          <table:table-cell office:value-type="string" calcext:value-type="string">
            <text:p>nan</text:p>
          </table:table-cell>
          <table:table-cell office:value-type="float" office:value="0.3673524686" calcext:value-type="float">
            <text:p>0.3673524686</text:p>
          </table:table-cell>
          <table:table-cell office:value-type="float" office:value="0.2909833151" calcext:value-type="float">
            <text:p>0.2909833151</text:p>
          </table:table-cell>
          <table:table-cell office:value-type="float" office:value="0.172642658" calcext:value-type="float">
            <text:p>0.172642658</text:p>
          </table:table-cell>
          <table:table-cell office:value-type="float" office:value="0.3519064332" calcext:value-type="float">
            <text:p>0.3519064332</text:p>
          </table:table-cell>
          <table:table-cell office:value-type="float" office:value="0.2350823024" calcext:value-type="float">
            <text:p>0.2350823024</text:p>
          </table:table-cell>
          <table:table-cell office:value-type="float" office:value="0.1436122416" calcext:value-type="float">
            <text:p>0.1436122416</text:p>
          </table:table-cell>
          <table:table-cell office:value-type="float" office:value="0.323890499" calcext:value-type="float">
            <text:p>0.323890499</text:p>
          </table:table-cell>
          <table:table-cell office:value-type="float" office:value="0.2154957483" calcext:value-type="float">
            <text:p>0.2154957483</text:p>
          </table:table-cell>
          <table:table-cell office:value-type="string" calcext:value-type="string">
            <text:p>nan</text:p>
          </table:table-cell>
          <table:table-cell office:value-type="float" office:value="-0.3863301795" calcext:value-type="float">
            <text:p>-0.3863301795</text:p>
          </table:table-cell>
          <table:table-cell office:value-type="float" office:value="-0.917034933" calcext:value-type="float">
            <text:p>-0.917034933</text:p>
          </table:table-cell>
          <table:table-cell office:value-type="float" office:value="0.2448284491" calcext:value-type="float">
            <text:p>0.2448284491</text:p>
          </table:table-cell>
          <table:table-cell office:value-type="float" office:value="0.5016611336" calcext:value-type="float">
            <text:p>0.5016611336</text:p>
          </table:table-cell>
          <table:table-cell office:value-type="float" office:value="0.3445433588" calcext:value-type="float">
            <text:p>0.3445433588</text:p>
          </table:table-cell>
          <table:table-cell office:value-type="float" office:value="0.9975777679" calcext:value-type="float">
            <text:p>0.9975777679</text:p>
          </table:table-cell>
          <table:table-cell office:value-type="float" office:value="0.9412355071" calcext:value-type="float">
            <text:p>0.9412355071</text:p>
          </table:table-cell>
          <table:table-cell office:value-type="float" office:value="0.8404714063" calcext:value-type="float">
            <text:p>0.8404714063</text:p>
          </table:table-cell>
          <table:table-cell office:value-type="float" office:value="0.0486775911" calcext:value-type="float">
            <text:p>0.0486775911</text:p>
          </table:table-cell>
          <table:table-cell office:value-type="float" office:value="0.0613471325" calcext:value-type="float">
            <text:p>0.0613471325</text:p>
          </table:table-cell>
          <table:table-cell office:value-type="float" office:value="0.0429977486" calcext:value-type="float">
            <text:p>0.0429977486</text:p>
          </table:table-cell>
          <table:table-cell office:value-type="float" office:value="0.1387963492" calcext:value-type="float">
            <text:p>0.1387963492</text:p>
          </table:table-cell>
          <table:table-cell office:value-type="float" office:value="0.1392872163" calcext:value-type="float">
            <text:p>0.1392872163</text:p>
          </table:table-cell>
          <table:table-cell office:value-type="float" office:value="0.0977451524" calcext:value-type="float">
            <text:p>0.0977451524</text:p>
          </table:table-cell>
          <table:table-cell office:value-type="string" calcext:value-type="string">
            <text:p>nan</text:p>
          </table:table-cell>
          <table:table-cell office:value-type="float" office:value="-0.4559481575" calcext:value-type="float">
            <text:p>-0.4559481575</text:p>
          </table:table-cell>
          <table:table-cell office:value-type="float" office:value="-1.1203929517" calcext:value-type="float">
            <text:p>-1.1203929517</text:p>
          </table:table-cell>
          <table:table-cell office:value-type="string" calcext:value-type="string">
            <text:p>nan</text:p>
          </table:table-cell>
          <table:table-cell office:value-type="float" office:value="0.4166951606" calcext:value-type="float">
            <text:p>0.4166951606</text:p>
          </table:table-cell>
          <table:table-cell office:value-type="float" office:value="0.2120503875" calcext:value-type="float">
            <text:p>0.2120503875</text:p>
          </table:table-cell>
          <table:table-cell office:value-type="string" calcext:value-type="string">
            <text:p>nan</text:p>
          </table:table-cell>
          <table:table-cell office:value-type="float" office:value="0.4166951606" calcext:value-type="float">
            <text:p>0.4166951606</text:p>
          </table:table-cell>
          <table:table-cell office:value-type="float" office:value="0.2120503875" calcext:value-type="float">
            <text:p>0.2120503875</text:p>
          </table:table-cell>
          <table:table-cell office:value-type="string" calcext:value-type="string">
            <text:p>nan</text:p>
          </table:table-cell>
          <table:table-cell office:value-type="float" office:value="0.4216818465" calcext:value-type="float">
            <text:p>0.4216818465</text:p>
          </table:table-cell>
          <table:table-cell office:value-type="float" office:value="0.2133479818" calcext:value-type="float">
            <text:p>0.2133479818</text:p>
          </table:table-cell>
          <table:table-cell office:value-type="float" office:value="0.1878121558" calcext:value-type="float">
            <text:p>0.1878121558</text:p>
          </table:table-cell>
          <table:table-cell office:value-type="float" office:value="0.4227142447" calcext:value-type="float">
            <text:p>0.4227142447</text:p>
          </table:table-cell>
          <table:table-cell office:value-type="float" office:value="0.2996948982" calcext:value-type="float">
            <text:p>0.2996948982</text:p>
          </table:table-cell>
          <table:table-cell office:value-type="float" office:value="0.1607213294" calcext:value-type="float">
            <text:p>0.1607213294</text:p>
          </table:table-cell>
          <table:table-cell office:value-type="float" office:value="0.4020345588" calcext:value-type="float">
            <text:p>0.4020345588</text:p>
          </table:table-cell>
          <table:table-cell office:value-type="float" office:value="0.2844717778" calcext:value-type="float">
            <text:p>0.2844717778</text:p>
          </table:table-cell>
          <table:table-cell office:value-type="string" calcext:value-type="string">
            <text:p>nan</text:p>
          </table:table-cell>
          <table:table-cell office:value-type="float" office:value="-0.4379025499" calcext:value-type="float">
            <text:p>-0.4379025499</text:p>
          </table:table-cell>
          <table:table-cell office:value-type="float" office:value="-0.6288540765" calcext:value-type="float">
            <text:p>-0.6288540765</text:p>
          </table:table-cell>
          <table:table-cell office:value-type="float" office:value="0.251816867" calcext:value-type="float">
            <text:p>0.251816867</text:p>
          </table:table-cell>
          <table:table-cell office:value-type="float" office:value="0.5460035401" calcext:value-type="float">
            <text:p>0.5460035401</text:p>
          </table:table-cell>
          <table:table-cell office:value-type="float" office:value="0.3955102803" calcext:value-type="float">
            <text:p>0.3955102803</text:p>
          </table:table-cell>
          <table:table-cell office:value-type="string" calcext:value-type="string">
            <text:p>nan</text:p>
          </table:table-cell>
          <table:table-cell office:value-type="float" office:value="-0.0759028951" calcext:value-type="float">
            <text:p>-0.0759028951</text:p>
          </table:table-cell>
          <table:table-cell office:value-type="float" office:value="-0.9835246396" calcext:value-type="float">
            <text:p>-0.9835246396</text:p>
          </table:table-cell>
        </table:table-row>
        <table:table-row table:style-name="ro1">
          <table:table-cell office:value-type="string" calcext:value-type="string">
            <text:p>Aptenodytes_patagonicus</text:p>
          </table:table-cell>
          <table:table-cell office:value-type="string" calcext:value-type="string">
            <text:p>Aptenodytes patagonicus</text:p>
          </table:table-cell>
          <table:table-cell office:value-type="float" office:value="4884" calcext:value-type="float">
            <text:p>4884</text:p>
          </table:table-cell>
          <table:table-cell office:value-type="float" office:value="907.090909091" calcext:value-type="float">
            <text:p>907.090909091</text:p>
          </table:table-cell>
          <table:table-cell office:value-type="float" office:value="871.049111118" calcext:value-type="float">
            <text:p>871.049111118</text:p>
          </table:table-cell>
          <table:table-cell office:value-type="float" office:value="0.4697169214" calcext:value-type="float">
            <text:p>0.4697169214</text:p>
          </table:table-cell>
          <table:table-cell office:value-type="float" office:value="0.062148319" calcext:value-type="float">
            <text:p>0.062148319</text:p>
          </table:table-cell>
          <table:table-cell office:value-type="float" office:value="0.4825774695" calcext:value-type="float">
            <text:p>0.4825774695</text:p>
          </table:table-cell>
          <table:table-cell office:value-type="float" office:value="0.1236009182" calcext:value-type="float">
            <text:p>0.1236009182</text:p>
          </table:table-cell>
          <table:table-cell office:value-type="float" office:value="0.3960722169" calcext:value-type="float">
            <text:p>0.3960722169</text:p>
          </table:table-cell>
          <table:table-cell office:value-type="float" office:value="0.0803196463" calcext:value-type="float">
            <text:p>0.0803196463</text:p>
          </table:table-cell>
          <table:table-cell office:value-type="float" office:value="-0.0068404264" calcext:value-type="float">
            <text:p>-0.0068404264</text:p>
          </table:table-cell>
          <table:table-cell office:value-type="float" office:value="-0.2321397713" calcext:value-type="float">
            <text:p>-0.2321397713</text:p>
          </table:table-cell>
          <table:table-cell office:value-type="float" office:value="-0.1734458071" calcext:value-type="float">
            <text:p>-0.1734458071</text:p>
          </table:table-cell>
          <table:table-cell office:value-type="float" office:value="0.0955270663" calcext:value-type="float">
            <text:p>0.0955270663</text:p>
          </table:table-cell>
          <table:table-cell office:value-type="float" office:value="0.0047866911" calcext:value-type="float">
            <text:p>0.0047866911</text:p>
          </table:table-cell>
          <table:table-cell office:value-type="float" office:value="0.0032619964" calcext:value-type="float">
            <text:p>0.0032619964</text:p>
          </table:table-cell>
          <table:table-cell office:value-type="string" calcext:value-type="string">
            <text:p>nan</text:p>
          </table:table-cell>
          <table:table-cell office:value-type="float" office:value="-0.1053620337" calcext:value-type="float">
            <text:p>-0.1053620337</text:p>
          </table:table-cell>
          <table:table-cell office:value-type="float" office:value="-0.7570595268" calcext:value-type="float">
            <text:p>-0.7570595268</text:p>
          </table:table-cell>
          <table:table-cell office:value-type="float" office:value="-0.0309714914" calcext:value-type="float">
            <text:p>-0.0309714914</text:p>
          </table:table-cell>
          <table:table-cell office:value-type="float" office:value="-0.011591752" calcext:value-type="float">
            <text:p>-0.011591752</text:p>
          </table:table-cell>
          <table:table-cell office:value-type="float" office:value="-0.0071924972" calcext:value-type="float">
            <text:p>-0.0071924972</text:p>
          </table:table-cell>
          <table:table-cell office:value-type="float" office:value="-0.0309714914" calcext:value-type="float">
            <text:p>-0.0309714914</text:p>
          </table:table-cell>
          <table:table-cell office:value-type="float" office:value="-0.011591752" calcext:value-type="float">
            <text:p>-0.011591752</text:p>
          </table:table-cell>
          <table:table-cell office:value-type="float" office:value="-0.0071924972" calcext:value-type="float">
            <text:p>-0.0071924972</text:p>
          </table:table-cell>
          <table:table-cell office:value-type="float" office:value="-0.029059583" calcext:value-type="float">
            <text:p>-0.029059583</text:p>
          </table:table-cell>
          <table:table-cell office:value-type="float" office:value="-0.0129659544" calcext:value-type="float">
            <text:p>-0.0129659544</text:p>
          </table:table-cell>
          <table:table-cell office:value-type="float" office:value="-0.0079705976" calcext:value-type="float">
            <text:p>-0.0079705976</text:p>
          </table:table-cell>
          <table:table-cell office:value-type="float" office:value="-0.0119770859" calcext:value-type="float">
            <text:p>-0.0119770859</text:p>
          </table:table-cell>
          <table:table-cell office:value-type="float" office:value="-0.014077113" calcext:value-type="float">
            <text:p>-0.014077113</text:p>
          </table:table-cell>
          <table:table-cell office:value-type="float" office:value="-0.009061949" calcext:value-type="float">
            <text:p>-0.009061949</text:p>
          </table:table-cell>
          <table:table-cell office:value-type="float" office:value="-0.0246914165" calcext:value-type="float">
            <text:p>-0.0246914165</text:p>
          </table:table-cell>
          <table:table-cell office:value-type="float" office:value="-0.0275957223" calcext:value-type="float">
            <text:p>-0.0275957223</text:p>
          </table:table-cell>
          <table:table-cell office:value-type="float" office:value="-0.0179385308" calcext:value-type="float">
            <text:p>-0.0179385308</text:p>
          </table:table-cell>
          <table:table-cell office:value-type="string" calcext:value-type="string">
            <text:p>nan</text:p>
          </table:table-cell>
          <table:table-cell office:value-type="float" office:value="0.014836465" calcext:value-type="float">
            <text:p>0.014836465</text:p>
          </table:table-cell>
          <table:table-cell office:value-type="float" office:value="-0.5742238479" calcext:value-type="float">
            <text:p>-0.5742238479</text:p>
          </table:table-cell>
          <table:table-cell office:value-type="float" office:value="-0.0049229673" calcext:value-type="float">
            <text:p>-0.0049229673</text:p>
          </table:table-cell>
          <table:table-cell office:value-type="float" office:value="-0.0124287108" calcext:value-type="float">
            <text:p>-0.0124287108</text:p>
          </table:table-cell>
          <table:table-cell office:value-type="float" office:value="-0.0073897946" calcext:value-type="float">
            <text:p>-0.0073897946</text:p>
          </table:table-cell>
          <table:table-cell office:value-type="float" office:value="0.9900399015" calcext:value-type="float">
            <text:p>0.9900399015</text:p>
          </table:table-cell>
          <table:table-cell office:value-type="float" office:value="0.8913133342" calcext:value-type="float">
            <text:p>0.8913133342</text:p>
          </table:table-cell>
          <table:table-cell office:value-type="float" office:value="0.7404676278" calcext:value-type="float">
            <text:p>0.7404676278</text:p>
          </table:table-cell>
          <table:table-cell office:value-type="float" office:value="0.1044737547" calcext:value-type="float">
            <text:p>0.1044737547</text:p>
          </table:table-cell>
          <table:table-cell office:value-type="float" office:value="0.1135823302" calcext:value-type="float">
            <text:p>0.1135823302</text:p>
          </table:table-cell>
          <table:table-cell office:value-type="float" office:value="0.0765593185" calcext:value-type="float">
            <text:p>0.0765593185</text:p>
          </table:table-cell>
          <table:table-cell office:value-type="float" office:value="0.1339967303" calcext:value-type="float">
            <text:p>0.1339967303</text:p>
          </table:table-cell>
          <table:table-cell office:value-type="float" office:value="0.1143967887" calcext:value-type="float">
            <text:p>0.1143967887</text:p>
          </table:table-cell>
          <table:table-cell office:value-type="float" office:value="0.0770596854" calcext:value-type="float">
            <text:p>0.0770596854</text:p>
          </table:table-cell>
          <table:table-cell office:value-type="string" calcext:value-type="string">
            <text:p>nan</text:p>
          </table:table-cell>
          <table:table-cell office:value-type="float" office:value="-0.0557347323" calcext:value-type="float">
            <text:p>-0.0557347323</text:p>
          </table:table-cell>
          <table:table-cell office:value-type="float" office:value="-0.8040338254" calcext:value-type="float">
            <text:p>-0.8040338254</text:p>
          </table:table-cell>
          <table:table-cell office:value-type="float" office:value="-0.0251878896" calcext:value-type="float">
            <text:p>-0.0251878896</text:p>
          </table:table-cell>
          <table:table-cell office:value-type="float" office:value="0.0174379659" calcext:value-type="float">
            <text:p>0.0174379659</text:p>
          </table:table-cell>
          <table:table-cell office:value-type="float" office:value="0.0116723435" calcext:value-type="float">
            <text:p>0.0116723435</text:p>
          </table:table-cell>
          <table:table-cell office:value-type="float" office:value="-0.0251878896" calcext:value-type="float">
            <text:p>-0.0251878896</text:p>
          </table:table-cell>
          <table:table-cell office:value-type="float" office:value="0.0174379659" calcext:value-type="float">
            <text:p>0.0174379659</text:p>
          </table:table-cell>
          <table:table-cell office:value-type="float" office:value="0.0116723435" calcext:value-type="float">
            <text:p>0.0116723435</text:p>
          </table:table-cell>
          <table:table-cell table:style-name="ce1" office:value-type="float" office:value="-0.0214" calcext:value-type="float">
            <text:p>-2.14E-002</text:p>
          </table:table-cell>
          <table:table-cell office:value-type="float" office:value="0.0121416527" calcext:value-type="float">
            <text:p>0.0121416527</text:p>
          </table:table-cell>
          <table:table-cell office:value-type="float" office:value="0.007704396" calcext:value-type="float">
            <text:p>0.007704396</text:p>
          </table:table-cell>
          <table:table-cell office:value-type="float" office:value="0.009721221" calcext:value-type="float">
            <text:p>0.009721221</text:p>
          </table:table-cell>
          <table:table-cell office:value-type="float" office:value="0.0495639875" calcext:value-type="float">
            <text:p>0.0495639875</text:p>
          </table:table-cell>
          <table:table-cell office:value-type="float" office:value="0.0333765283" calcext:value-type="float">
            <text:p>0.0333765283</text:p>
          </table:table-cell>
          <table:table-cell table:style-name="ce1" office:value-type="float" office:value="0.0000777" calcext:value-type="float">
            <text:p>7.77E-005</text:p>
          </table:table-cell>
          <table:table-cell office:value-type="float" office:value="0.0364499474" calcext:value-type="float">
            <text:p>0.0364499474</text:p>
          </table:table-cell>
          <table:table-cell office:value-type="float" office:value="0.0244150461" calcext:value-type="float">
            <text:p>0.0244150461</text:p>
          </table:table-cell>
          <table:table-cell office:value-type="string" calcext:value-type="string">
            <text:p>nan</text:p>
          </table:table-cell>
          <table:table-cell office:value-type="float" office:value="-0.0314377643" calcext:value-type="float">
            <text:p>-0.0314377643</text:p>
          </table:table-cell>
          <table:table-cell office:value-type="float" office:value="-0.6917001856" calcext:value-type="float">
            <text:p>-0.6917001856</text:p>
          </table:table-cell>
          <table:table-cell office:value-type="float" office:value="-0.006989636" calcext:value-type="float">
            <text:p>-0.006989636</text:p>
          </table:table-cell>
          <table:table-cell office:value-type="float" office:value="0.0166651748" calcext:value-type="float">
            <text:p>0.0166651748</text:p>
          </table:table-cell>
          <table:table-cell office:value-type="float" office:value="0.0106941285" calcext:value-type="float">
            <text:p>0.0106941285</text:p>
          </table:table-cell>
          <table:table-cell office:value-type="string" calcext:value-type="string">
            <text:p>nan</text:p>
          </table:table-cell>
          <table:table-cell office:value-type="float" office:value="0.3085584801" calcext:value-type="float">
            <text:p>0.3085584801</text:p>
          </table:table-cell>
          <table:table-cell office:value-type="float" office:value="-0.627492305" calcext:value-type="float">
            <text:p>-0.627492305</text:p>
          </table:table-cell>
        </table:table-row>
        <table:table-row table:style-name="ro1">
          <table:table-cell office:value-type="string" calcext:value-type="string">
            <text:p>Armadillidium_nasatum</text:p>
          </table:table-cell>
          <table:table-cell office:value-type="string" calcext:value-type="string">
            <text:p>Armadillidium nasatum</text:p>
          </table:table-cell>
          <table:table-cell office:value-type="float" office:value="16504" calcext:value-type="float">
            <text:p>16504</text:p>
          </table:table-cell>
          <table:table-cell office:value-type="float" office:value="734.536476006" calcext:value-type="float">
            <text:p>734.536476006</text:p>
          </table:table-cell>
          <table:table-cell office:value-type="float" office:value="780.175387178" calcext:value-type="float">
            <text:p>780.175387178</text:p>
          </table:table-cell>
          <table:table-cell office:value-type="float" office:value="0.3873113002" calcext:value-type="float">
            <text:p>0.3873113002</text:p>
          </table:table-cell>
          <table:table-cell office:value-type="float" office:value="0.0441482178" calcext:value-type="float">
            <text:p>0.0441482178</text:p>
          </table:table-cell>
          <table:table-cell office:value-type="float" office:value="0.3099762589" calcext:value-type="float">
            <text:p>0.3099762589</text:p>
          </table:table-cell>
          <table:table-cell office:value-type="float" office:value="0.0690215823" calcext:value-type="float">
            <text:p>0.0690215823</text:p>
          </table:table-cell>
          <table:table-cell office:value-type="float" office:value="0.2943346171" calcext:value-type="float">
            <text:p>0.2943346171</text:p>
          </table:table-cell>
          <table:table-cell office:value-type="float" office:value="0.0892105242" calcext:value-type="float">
            <text:p>0.0892105242</text:p>
          </table:table-cell>
          <table:table-cell office:value-type="float" office:value="-0.0111913091" calcext:value-type="float">
            <text:p>-0.0111913091</text:p>
          </table:table-cell>
          <table:table-cell office:value-type="float" office:value="-0.3136295553" calcext:value-type="float">
            <text:p>-0.3136295553</text:p>
          </table:table-cell>
          <table:table-cell office:value-type="float" office:value="-0.2258603436" calcext:value-type="float">
            <text:p>-0.2258603436</text:p>
          </table:table-cell>
          <table:table-cell office:value-type="float" office:value="0.0962838594" calcext:value-type="float">
            <text:p>0.0962838594</text:p>
          </table:table-cell>
          <table:table-cell office:value-type="float" office:value="0.0357450699" calcext:value-type="float">
            <text:p>0.0357450699</text:p>
          </table:table-cell>
          <table:table-cell office:value-type="float" office:value="0.0252056976" calcext:value-type="float">
            <text:p>0.0252056976</text:p>
          </table:table-cell>
          <table:table-cell office:value-type="string" calcext:value-type="string">
            <text:p>nan</text:p>
          </table:table-cell>
          <table:table-cell office:value-type="float" office:value="-0.3603373808" calcext:value-type="float">
            <text:p>-0.3603373808</text:p>
          </table:table-cell>
          <table:table-cell office:value-type="float" office:value="-0.9982434258" calcext:value-type="float">
            <text:p>-0.9982434258</text:p>
          </table:table-cell>
          <table:table-cell office:value-type="string" calcext:value-type="string">
            <text:p>nan</text:p>
          </table:table-cell>
          <table:table-cell office:value-type="float" office:value="0.2781566696" calcext:value-type="float">
            <text:p>0.2781566696</text:p>
          </table:table-cell>
          <table:table-cell office:value-type="float" office:value="0.185250903" calcext:value-type="float">
            <text:p>0.185250903</text:p>
          </table:table-cell>
          <table:table-cell office:value-type="string" calcext:value-type="string">
            <text:p>nan</text:p>
          </table:table-cell>
          <table:table-cell office:value-type="float" office:value="0.2781566696" calcext:value-type="float">
            <text:p>0.2781566696</text:p>
          </table:table-cell>
          <table:table-cell office:value-type="float" office:value="0.185250903" calcext:value-type="float">
            <text:p>0.185250903</text:p>
          </table:table-cell>
          <table:table-cell office:value-type="string" calcext:value-type="string">
            <text:p>nan</text:p>
          </table:table-cell>
          <table:table-cell office:value-type="float" office:value="0.3612470937" calcext:value-type="float">
            <text:p>0.3612470937</text:p>
          </table:table-cell>
          <table:table-cell office:value-type="float" office:value="0.2440207151" calcext:value-type="float">
            <text:p>0.2440207151</text:p>
          </table:table-cell>
          <table:table-cell office:value-type="float" office:value="0.136603296" calcext:value-type="float">
            <text:p>0.136603296</text:p>
          </table:table-cell>
          <table:table-cell office:value-type="float" office:value="0.2429966282" calcext:value-type="float">
            <text:p>0.2429966282</text:p>
          </table:table-cell>
          <table:table-cell office:value-type="float" office:value="0.160763184" calcext:value-type="float">
            <text:p>0.160763184</text:p>
          </table:table-cell>
          <table:table-cell office:value-type="float" office:value="0.1614187307" calcext:value-type="float">
            <text:p>0.1614187307</text:p>
          </table:table-cell>
          <table:table-cell office:value-type="float" office:value="0.2930263018" calcext:value-type="float">
            <text:p>0.2930263018</text:p>
          </table:table-cell>
          <table:table-cell office:value-type="float" office:value="0.193705937" calcext:value-type="float">
            <text:p>0.193705937</text:p>
          </table:table-cell>
          <table:table-cell office:value-type="string" calcext:value-type="string">
            <text:p>nan</text:p>
          </table:table-cell>
          <table:table-cell office:value-type="float" office:value="-0.3497575625" calcext:value-type="float">
            <text:p>-0.3497575625</text:p>
          </table:table-cell>
          <table:table-cell office:value-type="float" office:value="-0.9155721545" calcext:value-type="float">
            <text:p>-0.9155721545</text:p>
          </table:table-cell>
          <table:table-cell office:value-type="float" office:value="0.2243600985" calcext:value-type="float">
            <text:p>0.2243600985</text:p>
          </table:table-cell>
          <table:table-cell office:value-type="float" office:value="0.4620696942" calcext:value-type="float">
            <text:p>0.4620696942</text:p>
          </table:table-cell>
          <table:table-cell office:value-type="float" office:value="0.3157883244" calcext:value-type="float">
            <text:p>0.3157883244</text:p>
          </table:table-cell>
          <table:table-cell office:value-type="float" office:value="0.9885413449" calcext:value-type="float">
            <text:p>0.9885413449</text:p>
          </table:table-cell>
          <table:table-cell office:value-type="float" office:value="0.8363702625" calcext:value-type="float">
            <text:p>0.8363702625</text:p>
          </table:table-cell>
          <table:table-cell office:value-type="float" office:value="0.6978145717" calcext:value-type="float">
            <text:p>0.6978145717</text:p>
          </table:table-cell>
          <table:table-cell office:value-type="float" office:value="0.1234632747" calcext:value-type="float">
            <text:p>0.1234632747</text:p>
          </table:table-cell>
          <table:table-cell office:value-type="float" office:value="0.1346239273" calcext:value-type="float">
            <text:p>0.1346239273</text:p>
          </table:table-cell>
          <table:table-cell office:value-type="float" office:value="0.0940060258" calcext:value-type="float">
            <text:p>0.0940060258</text:p>
          </table:table-cell>
          <table:table-cell office:value-type="float" office:value="0.1119540663" calcext:value-type="float">
            <text:p>0.1119540663</text:p>
          </table:table-cell>
          <table:table-cell office:value-type="float" office:value="0.0982402868" calcext:value-type="float">
            <text:p>0.0982402868</text:p>
          </table:table-cell>
          <table:table-cell office:value-type="float" office:value="0.0687116816" calcext:value-type="float">
            <text:p>0.0687116816</text:p>
          </table:table-cell>
          <table:table-cell office:value-type="string" calcext:value-type="string">
            <text:p>nan</text:p>
          </table:table-cell>
          <table:table-cell office:value-type="float" office:value="-0.3807713944" calcext:value-type="float">
            <text:p>-0.3807713944</text:p>
          </table:table-cell>
          <table:table-cell office:value-type="float" office:value="-1.0984592195" calcext:value-type="float">
            <text:p>-1.0984592195</text:p>
          </table:table-cell>
          <table:table-cell office:value-type="string" calcext:value-type="string">
            <text:p>nan</text:p>
          </table:table-cell>
          <table:table-cell office:value-type="float" office:value="0.4463092569" calcext:value-type="float">
            <text:p>0.4463092569</text:p>
          </table:table-cell>
          <table:table-cell office:value-type="float" office:value="0.2394819632" calcext:value-type="float">
            <text:p>0.2394819632</text:p>
          </table:table-cell>
          <table:table-cell office:value-type="string" calcext:value-type="string">
            <text:p>nan</text:p>
          </table:table-cell>
          <table:table-cell office:value-type="float" office:value="0.4463092569" calcext:value-type="float">
            <text:p>0.4463092569</text:p>
          </table:table-cell>
          <table:table-cell office:value-type="float" office:value="0.2394819632" calcext:value-type="float">
            <text:p>0.2394819632</text:p>
          </table:table-cell>
          <table:table-cell office:value-type="string" calcext:value-type="string">
            <text:p>nan</text:p>
          </table:table-cell>
          <table:table-cell office:value-type="float" office:value="0.4946048673" calcext:value-type="float">
            <text:p>0.4946048673</text:p>
          </table:table-cell>
          <table:table-cell office:value-type="float" office:value="0.2723821895" calcext:value-type="float">
            <text:p>0.2723821895</text:p>
          </table:table-cell>
          <table:table-cell office:value-type="float" office:value="0.1779001706" calcext:value-type="float">
            <text:p>0.1779001706</text:p>
          </table:table-cell>
          <table:table-cell office:value-type="float" office:value="0.4246202756" calcext:value-type="float">
            <text:p>0.4246202756</text:p>
          </table:table-cell>
          <table:table-cell office:value-type="float" office:value="0.2987856271" calcext:value-type="float">
            <text:p>0.2987856271</text:p>
          </table:table-cell>
          <table:table-cell office:value-type="float" office:value="0.2087311282" calcext:value-type="float">
            <text:p>0.2087311282</text:p>
          </table:table-cell>
          <table:table-cell office:value-type="float" office:value="0.4883081508" calcext:value-type="float">
            <text:p>0.4883081508</text:p>
          </table:table-cell>
          <table:table-cell office:value-type="float" office:value="0.3474039686" calcext:value-type="float">
            <text:p>0.3474039686</text:p>
          </table:table-cell>
          <table:table-cell office:value-type="string" calcext:value-type="string">
            <text:p>nan</text:p>
          </table:table-cell>
          <table:table-cell office:value-type="float" office:value="-0.4878670696" calcext:value-type="float">
            <text:p>-0.4878670696</text:p>
          </table:table-cell>
          <table:table-cell office:value-type="float" office:value="-0.7837497174" calcext:value-type="float">
            <text:p>-0.7837497174</text:p>
          </table:table-cell>
          <table:table-cell office:value-type="float" office:value="0.2428232754" calcext:value-type="float">
            <text:p>0.2428232754</text:p>
          </table:table-cell>
          <table:table-cell office:value-type="float" office:value="0.590698988" calcext:value-type="float">
            <text:p>0.590698988</text:p>
          </table:table-cell>
          <table:table-cell office:value-type="float" office:value="0.4298347908" calcext:value-type="float">
            <text:p>0.4298347908</text:p>
          </table:table-cell>
          <table:table-cell office:value-type="string" calcext:value-type="string">
            <text:p>nan</text:p>
          </table:table-cell>
          <table:table-cell office:value-type="float" office:value="-0.0581222473" calcext:value-type="float">
            <text:p>-0.0581222473</text:p>
          </table:table-cell>
          <table:table-cell office:value-type="float" office:value="-1.0000102376" calcext:value-type="float">
            <text:p>-1.0000102376</text:p>
          </table:table-cell>
        </table:table-row>
        <table:table-row table:style-name="ro1">
          <table:table-cell office:value-type="string" calcext:value-type="string">
            <text:p>Armadillidium_vulgare</text:p>
          </table:table-cell>
          <table:table-cell office:value-type="string" calcext:value-type="string">
            <text:p>Armadillidium vulgare</text:p>
          </table:table-cell>
          <table:table-cell office:value-type="float" office:value="17440" calcext:value-type="float">
            <text:p>17440</text:p>
          </table:table-cell>
          <table:table-cell office:value-type="float" office:value="1051.93067661" calcext:value-type="float">
            <text:p>1051.93067661</text:p>
          </table:table-cell>
          <table:table-cell office:value-type="float" office:value="994.186908605" calcext:value-type="float">
            <text:p>994.186908605</text:p>
          </table:table-cell>
          <table:table-cell office:value-type="float" office:value="0.3839678375" calcext:value-type="float">
            <text:p>0.3839678375</text:p>
          </table:table-cell>
          <table:table-cell office:value-type="float" office:value="0.047836033" calcext:value-type="float">
            <text:p>0.047836033</text:p>
          </table:table-cell>
          <table:table-cell office:value-type="float" office:value="0.3167429339" calcext:value-type="float">
            <text:p>0.3167429339</text:p>
          </table:table-cell>
          <table:table-cell office:value-type="float" office:value="0.0737607939" calcext:value-type="float">
            <text:p>0.0737607939</text:p>
          </table:table-cell>
          <table:table-cell office:value-type="float" office:value="0.2928828824" calcext:value-type="float">
            <text:p>0.2928828824</text:p>
          </table:table-cell>
          <table:table-cell office:value-type="float" office:value="0.0906715551" calcext:value-type="float">
            <text:p>0.0906715551</text:p>
          </table:table-cell>
          <table:table-cell office:value-type="float" office:value="-0.0113512811" calcext:value-type="float">
            <text:p>-0.0113512811</text:p>
          </table:table-cell>
          <table:table-cell office:value-type="float" office:value="-0.1921076314" calcext:value-type="float">
            <text:p>-0.1921076314</text:p>
          </table:table-cell>
          <table:table-cell office:value-type="float" office:value="-0.1378302302" calcext:value-type="float">
            <text:p>-0.1378302302</text:p>
          </table:table-cell>
          <table:table-cell office:value-type="float" office:value="-0.0034553438" calcext:value-type="float">
            <text:p>-0.0034553438</text:p>
          </table:table-cell>
          <table:table-cell office:value-type="float" office:value="-0.0672570566" calcext:value-type="float">
            <text:p>-0.0672570566</text:p>
          </table:table-cell>
          <table:table-cell office:value-type="float" office:value="-0.0442842221" calcext:value-type="float">
            <text:p>-0.0442842221</text:p>
          </table:table-cell>
          <table:table-cell office:value-type="string" calcext:value-type="string">
            <text:p>nan</text:p>
          </table:table-cell>
          <table:table-cell office:value-type="float" office:value="-0.2339426846" calcext:value-type="float">
            <text:p>-0.2339426846</text:p>
          </table:table-cell>
          <table:table-cell office:value-type="float" office:value="-0.9907973451" calcext:value-type="float">
            <text:p>-0.9907973451</text:p>
          </table:table-cell>
          <table:table-cell office:value-type="string" calcext:value-type="string">
            <text:p>nan</text:p>
          </table:table-cell>
          <table:table-cell office:value-type="float" office:value="-0.1362961915" calcext:value-type="float">
            <text:p>-0.1362961915</text:p>
          </table:table-cell>
          <table:table-cell office:value-type="float" office:value="-0.0916831895" calcext:value-type="float">
            <text:p>-0.0916831895</text:p>
          </table:table-cell>
          <table:table-cell office:value-type="string" calcext:value-type="string">
            <text:p>nan</text:p>
          </table:table-cell>
          <table:table-cell office:value-type="float" office:value="-0.1362961915" calcext:value-type="float">
            <text:p>-0.1362961915</text:p>
          </table:table-cell>
          <table:table-cell office:value-type="float" office:value="-0.0916831895" calcext:value-type="float">
            <text:p>-0.0916831895</text:p>
          </table:table-cell>
          <table:table-cell office:value-type="string" calcext:value-type="string">
            <text:p>nan</text:p>
          </table:table-cell>
          <table:table-cell office:value-type="float" office:value="-0.1382040579" calcext:value-type="float">
            <text:p>-0.1382040579</text:p>
          </table:table-cell>
          <table:table-cell office:value-type="float" office:value="-0.094025288" calcext:value-type="float">
            <text:p>-0.094025288</text:p>
          </table:table-cell>
          <table:table-cell office:value-type="float" office:value="-0.1033314196" calcext:value-type="float">
            <text:p>-0.1033314196</text:p>
          </table:table-cell>
          <table:table-cell office:value-type="float" office:value="-0.1514631466" calcext:value-type="float">
            <text:p>-0.1514631466</text:p>
          </table:table-cell>
          <table:table-cell office:value-type="float" office:value="-0.1014484758" calcext:value-type="float">
            <text:p>-0.1014484758</text:p>
          </table:table-cell>
          <table:table-cell office:value-type="float" office:value="-0.094081848" calcext:value-type="float">
            <text:p>-0.094081848</text:p>
          </table:table-cell>
          <table:table-cell office:value-type="float" office:value="-0.1439144675" calcext:value-type="float">
            <text:p>-0.1439144675</text:p>
          </table:table-cell>
          <table:table-cell office:value-type="float" office:value="-0.0962135149" calcext:value-type="float">
            <text:p>-0.0962135149</text:p>
          </table:table-cell>
          <table:table-cell office:value-type="string" calcext:value-type="string">
            <text:p>nan</text:p>
          </table:table-cell>
          <table:table-cell office:value-type="float" office:value="0.1014769437" calcext:value-type="float">
            <text:p>0.1014769437</text:p>
          </table:table-cell>
          <table:table-cell office:value-type="float" office:value="-0.616080489" calcext:value-type="float">
            <text:p>-0.616080489</text:p>
          </table:table-cell>
          <table:table-cell office:value-type="float" office:value="-0.1220911231" calcext:value-type="float">
            <text:p>-0.1220911231</text:p>
          </table:table-cell>
          <table:table-cell office:value-type="float" office:value="-0.1171705312" calcext:value-type="float">
            <text:p>-0.1171705312</text:p>
          </table:table-cell>
          <table:table-cell office:value-type="float" office:value="-0.0793385428" calcext:value-type="float">
            <text:p>-0.0793385428</text:p>
          </table:table-cell>
          <table:table-cell office:value-type="float" office:value="0.9797316416" calcext:value-type="float">
            <text:p>0.9797316416</text:p>
          </table:table-cell>
          <table:table-cell office:value-type="float" office:value="0.8922868251" calcext:value-type="float">
            <text:p>0.8922868251</text:p>
          </table:table-cell>
          <table:table-cell office:value-type="float" office:value="0.7356500735" calcext:value-type="float">
            <text:p>0.7356500735</text:p>
          </table:table-cell>
          <table:table-cell office:value-type="float" office:value="0.1772098363" calcext:value-type="float">
            <text:p>0.1772098363</text:p>
          </table:table-cell>
          <table:table-cell office:value-type="float" office:value="0.1898228449" calcext:value-type="float">
            <text:p>0.1898228449</text:p>
          </table:table-cell>
          <table:table-cell office:value-type="float" office:value="0.1293951744" calcext:value-type="float">
            <text:p>0.1293951744</text:p>
          </table:table-cell>
          <table:table-cell office:value-type="float" office:value="0.0397208487" calcext:value-type="float">
            <text:p>0.0397208487</text:p>
          </table:table-cell>
          <table:table-cell office:value-type="float" office:value="0.0245212415" calcext:value-type="float">
            <text:p>0.0245212415</text:p>
          </table:table-cell>
          <table:table-cell office:value-type="float" office:value="0.017285121" calcext:value-type="float">
            <text:p>0.017285121</text:p>
          </table:table-cell>
          <table:table-cell office:value-type="string" calcext:value-type="string">
            <text:p>nan</text:p>
          </table:table-cell>
          <table:table-cell office:value-type="float" office:value="-0.2756644769" calcext:value-type="float">
            <text:p>-0.2756644769</text:p>
          </table:table-cell>
          <table:table-cell office:value-type="float" office:value="-0.9800244307" calcext:value-type="float">
            <text:p>-0.9800244307</text:p>
          </table:table-cell>
          <table:table-cell office:value-type="string" calcext:value-type="string">
            <text:p>nan</text:p>
          </table:table-cell>
          <table:table-cell office:value-type="float" office:value="-0.0088774085" calcext:value-type="float">
            <text:p>-0.0088774085</text:p>
          </table:table-cell>
          <table:table-cell office:value-type="float" office:value="-0.3177274594" calcext:value-type="float">
            <text:p>-0.3177274594</text:p>
          </table:table-cell>
          <table:table-cell office:value-type="string" calcext:value-type="string">
            <text:p>nan</text:p>
          </table:table-cell>
          <table:table-cell office:value-type="float" office:value="-0.0088774085" calcext:value-type="float">
            <text:p>-0.0088774085</text:p>
          </table:table-cell>
          <table:table-cell office:value-type="float" office:value="-0.3177274594" calcext:value-type="float">
            <text:p>-0.3177274594</text:p>
          </table:table-cell>
          <table:table-cell office:value-type="string" calcext:value-type="string">
            <text:p>nan</text:p>
          </table:table-cell>
          <table:table-cell office:value-type="float" office:value="-0.0663872498" calcext:value-type="float">
            <text:p>-0.0663872498</text:p>
          </table:table-cell>
          <table:table-cell office:value-type="float" office:value="-0.3106455305" calcext:value-type="float">
            <text:p>-0.3106455305</text:p>
          </table:table-cell>
          <table:table-cell office:value-type="float" office:value="-0.0444882603" calcext:value-type="float">
            <text:p>-0.0444882603</text:p>
          </table:table-cell>
          <table:table-cell office:value-type="float" office:value="-0.0235945207" calcext:value-type="float">
            <text:p>-0.0235945207</text:p>
          </table:table-cell>
          <table:table-cell office:value-type="float" office:value="-0.0165834387" calcext:value-type="float">
            <text:p>-0.0165834387</text:p>
          </table:table-cell>
          <table:table-cell office:value-type="float" office:value="-0.0344469162" calcext:value-type="float">
            <text:p>-0.0344469162</text:p>
          </table:table-cell>
          <table:table-cell office:value-type="float" office:value="-0.0209247937" calcext:value-type="float">
            <text:p>-0.0209247937</text:p>
          </table:table-cell>
          <table:table-cell office:value-type="float" office:value="-0.0155430036" calcext:value-type="float">
            <text:p>-0.0155430036</text:p>
          </table:table-cell>
          <table:table-cell office:value-type="string" calcext:value-type="string">
            <text:p>nan</text:p>
          </table:table-cell>
          <table:table-cell office:value-type="float" office:value="0.0044966878" calcext:value-type="float">
            <text:p>0.0044966878</text:p>
          </table:table-cell>
          <table:table-cell office:value-type="float" office:value="-0.733310036" calcext:value-type="float">
            <text:p>-0.733310036</text:p>
          </table:table-cell>
          <table:table-cell office:value-type="float" office:value="-0.0920685188" calcext:value-type="float">
            <text:p>-0.0920685188</text:p>
          </table:table-cell>
          <table:table-cell office:value-type="float" office:value="-0.0414929984" calcext:value-type="float">
            <text:p>-0.0414929984</text:p>
          </table:table-cell>
          <table:table-cell office:value-type="float" office:value="-0.0292155965" calcext:value-type="float">
            <text:p>-0.0292155965</text:p>
          </table:table-cell>
          <table:table-cell office:value-type="string" calcext:value-type="string">
            <text:p>nan</text:p>
          </table:table-cell>
          <table:table-cell office:value-type="float" office:value="-0.0352929914" calcext:value-type="float">
            <text:p>-0.0352929914</text:p>
          </table:table-cell>
          <table:table-cell office:value-type="float" office:value="-0.9931520718" calcext:value-type="float">
            <text:p>-0.9931520718</text:p>
          </table:table-cell>
        </table:table-row>
        <table:table-row table:style-name="ro1">
          <table:table-cell office:value-type="string" calcext:value-type="string">
            <text:p>Artemia_franciscana</text:p>
          </table:table-cell>
          <table:table-cell office:value-type="string" calcext:value-type="string">
            <text:p>Artemia franciscana</text:p>
          </table:table-cell>
          <table:table-cell office:value-type="float" office:value="15127" calcext:value-type="float">
            <text:p>15127</text:p>
          </table:table-cell>
          <table:table-cell office:value-type="float" office:value="632.089773253" calcext:value-type="float">
            <text:p>632.089773253</text:p>
          </table:table-cell>
          <table:table-cell office:value-type="float" office:value="528.261675534" calcext:value-type="float">
            <text:p>528.261675534</text:p>
          </table:table-cell>
          <table:table-cell office:value-type="float" office:value="0.4074142879" calcext:value-type="float">
            <text:p>0.4074142879</text:p>
          </table:table-cell>
          <table:table-cell office:value-type="float" office:value="0.0368060541" calcext:value-type="float">
            <text:p>0.0368060541</text:p>
          </table:table-cell>
          <table:table-cell office:value-type="float" office:value="0.3414706362" calcext:value-type="float">
            <text:p>0.3414706362</text:p>
          </table:table-cell>
          <table:table-cell office:value-type="float" office:value="0.0546000385" calcext:value-type="float">
            <text:p>0.0546000385</text:p>
          </table:table-cell>
          <table:table-cell office:value-type="float" office:value="0.339322704" calcext:value-type="float">
            <text:p>0.339322704</text:p>
          </table:table-cell>
          <table:table-cell office:value-type="float" office:value="0.0846168574" calcext:value-type="float">
            <text:p>0.0846168574</text:p>
          </table:table-cell>
          <table:table-cell office:value-type="float" office:value="-0.0133530978" calcext:value-type="float">
            <text:p>-0.0133530978</text:p>
          </table:table-cell>
          <table:table-cell office:value-type="float" office:value="-0.1091368322" calcext:value-type="float">
            <text:p>-0.1091368322</text:p>
          </table:table-cell>
          <table:table-cell office:value-type="float" office:value="-0.0799819624" calcext:value-type="float">
            <text:p>-0.0799819624</text:p>
          </table:table-cell>
          <table:table-cell office:value-type="float" office:value="0.0745669743" calcext:value-type="float">
            <text:p>0.0745669743</text:p>
          </table:table-cell>
          <table:table-cell office:value-type="float" office:value="0.0616216012" calcext:value-type="float">
            <text:p>0.0616216012</text:p>
          </table:table-cell>
          <table:table-cell office:value-type="float" office:value="0.0417877993" calcext:value-type="float">
            <text:p>0.0417877993</text:p>
          </table:table-cell>
          <table:table-cell office:value-type="string" calcext:value-type="string">
            <text:p>nan</text:p>
          </table:table-cell>
          <table:table-cell office:value-type="float" office:value="-0.0899684899" calcext:value-type="float">
            <text:p>-0.0899684899</text:p>
          </table:table-cell>
          <table:table-cell office:value-type="float" office:value="-0.9993668999" calcext:value-type="float">
            <text:p>-0.9993668999</text:p>
          </table:table-cell>
          <table:table-cell office:value-type="float" office:value="-0.1396098904" calcext:value-type="float">
            <text:p>-0.1396098904</text:p>
          </table:table-cell>
          <table:table-cell office:value-type="float" office:value="-0.1105566711" calcext:value-type="float">
            <text:p>-0.1105566711</text:p>
          </table:table-cell>
          <table:table-cell office:value-type="float" office:value="-0.0726040697" calcext:value-type="float">
            <text:p>-0.0726040697</text:p>
          </table:table-cell>
          <table:table-cell office:value-type="float" office:value="-0.1396098904" calcext:value-type="float">
            <text:p>-0.1396098904</text:p>
          </table:table-cell>
          <table:table-cell office:value-type="float" office:value="-0.1105566711" calcext:value-type="float">
            <text:p>-0.1105566711</text:p>
          </table:table-cell>
          <table:table-cell office:value-type="float" office:value="-0.0726040697" calcext:value-type="float">
            <text:p>-0.0726040697</text:p>
          </table:table-cell>
          <table:table-cell office:value-type="float" office:value="-0.1709667862" calcext:value-type="float">
            <text:p>-0.1709667862</text:p>
          </table:table-cell>
          <table:table-cell office:value-type="float" office:value="-0.12790405" calcext:value-type="float">
            <text:p>-0.12790405</text:p>
          </table:table-cell>
          <table:table-cell office:value-type="float" office:value="-0.0843075652" calcext:value-type="float">
            <text:p>-0.0843075652</text:p>
          </table:table-cell>
          <table:table-cell office:value-type="float" office:value="-0.1502643319" calcext:value-type="float">
            <text:p>-0.1502643319</text:p>
          </table:table-cell>
          <table:table-cell office:value-type="float" office:value="-0.1283588872" calcext:value-type="float">
            <text:p>-0.1283588872</text:p>
          </table:table-cell>
          <table:table-cell office:value-type="float" office:value="-0.0843216592" calcext:value-type="float">
            <text:p>-0.0843216592</text:p>
          </table:table-cell>
          <table:table-cell office:value-type="float" office:value="-0.1394370547" calcext:value-type="float">
            <text:p>-0.1394370547</text:p>
          </table:table-cell>
          <table:table-cell office:value-type="float" office:value="-0.1219938362" calcext:value-type="float">
            <text:p>-0.1219938362</text:p>
          </table:table-cell>
          <table:table-cell office:value-type="float" office:value="-0.0801580413" calcext:value-type="float">
            <text:p>-0.0801580413</text:p>
          </table:table-cell>
          <table:table-cell office:value-type="string" calcext:value-type="string">
            <text:p>nan</text:p>
          </table:table-cell>
          <table:table-cell office:value-type="float" office:value="0.1007973875" calcext:value-type="float">
            <text:p>0.1007973875</text:p>
          </table:table-cell>
          <table:table-cell office:value-type="float" office:value="-0.9361896503" calcext:value-type="float">
            <text:p>-0.9361896503</text:p>
          </table:table-cell>
          <table:table-cell office:value-type="float" office:value="-0.135296267" calcext:value-type="float">
            <text:p>-0.135296267</text:p>
          </table:table-cell>
          <table:table-cell office:value-type="float" office:value="-0.1168249147" calcext:value-type="float">
            <text:p>-0.1168249147</text:p>
          </table:table-cell>
          <table:table-cell office:value-type="float" office:value="-0.0759378261" calcext:value-type="float">
            <text:p>-0.0759378261</text:p>
          </table:table-cell>
          <table:table-cell office:value-type="float" office:value="0.9839674079" calcext:value-type="float">
            <text:p>0.9839674079</text:p>
          </table:table-cell>
          <table:table-cell office:value-type="float" office:value="0.9483171352" calcext:value-type="float">
            <text:p>0.9483171352</text:p>
          </table:table-cell>
          <table:table-cell office:value-type="float" office:value="0.8276342389" calcext:value-type="float">
            <text:p>0.8276342389</text:p>
          </table:table-cell>
          <table:table-cell office:value-type="float" office:value="0.162334323" calcext:value-type="float">
            <text:p>0.162334323</text:p>
          </table:table-cell>
          <table:table-cell office:value-type="float" office:value="0.1429735209" calcext:value-type="float">
            <text:p>0.1429735209</text:p>
          </table:table-cell>
          <table:table-cell office:value-type="float" office:value="0.0966333835" calcext:value-type="float">
            <text:p>0.0966333835</text:p>
          </table:table-cell>
          <table:table-cell office:value-type="float" office:value="0.0621973869" calcext:value-type="float">
            <text:p>0.0621973869</text:p>
          </table:table-cell>
          <table:table-cell office:value-type="float" office:value="0.0532723479" calcext:value-type="float">
            <text:p>0.0532723479</text:p>
          </table:table-cell>
          <table:table-cell office:value-type="float" office:value="0.0364454759" calcext:value-type="float">
            <text:p>0.0364454759</text:p>
          </table:table-cell>
          <table:table-cell office:value-type="string" calcext:value-type="string">
            <text:p>nan</text:p>
          </table:table-cell>
          <table:table-cell office:value-type="float" office:value="-0.0959055909" calcext:value-type="float">
            <text:p>-0.0959055909</text:p>
          </table:table-cell>
          <table:table-cell office:value-type="float" office:value="-1.0114604965" calcext:value-type="float">
            <text:p>-1.0114604965</text:p>
          </table:table-cell>
          <table:table-cell office:value-type="float" office:value="-0.1230873418" calcext:value-type="float">
            <text:p>-0.1230873418</text:p>
          </table:table-cell>
          <table:table-cell office:value-type="float" office:value="-0.0542838208" calcext:value-type="float">
            <text:p>-0.0542838208</text:p>
          </table:table-cell>
          <table:table-cell office:value-type="float" office:value="-0.0358227779" calcext:value-type="float">
            <text:p>-0.0358227779</text:p>
          </table:table-cell>
          <table:table-cell office:value-type="float" office:value="-0.1230873418" calcext:value-type="float">
            <text:p>-0.1230873418</text:p>
          </table:table-cell>
          <table:table-cell office:value-type="float" office:value="-0.0542838208" calcext:value-type="float">
            <text:p>-0.0542838208</text:p>
          </table:table-cell>
          <table:table-cell office:value-type="float" office:value="-0.0358227779" calcext:value-type="float">
            <text:p>-0.0358227779</text:p>
          </table:table-cell>
          <table:table-cell office:value-type="float" office:value="-0.1596021741" calcext:value-type="float">
            <text:p>-0.1596021741</text:p>
          </table:table-cell>
          <table:table-cell office:value-type="float" office:value="-0.0809499813" calcext:value-type="float">
            <text:p>-0.0809499813</text:p>
          </table:table-cell>
          <table:table-cell office:value-type="float" office:value="-0.0536885134" calcext:value-type="float">
            <text:p>-0.0536885134</text:p>
          </table:table-cell>
          <table:table-cell office:value-type="float" office:value="-0.1189939603" calcext:value-type="float">
            <text:p>-0.1189939603</text:p>
          </table:table-cell>
          <table:table-cell office:value-type="float" office:value="-0.0574611159" calcext:value-type="float">
            <text:p>-0.0574611159</text:p>
          </table:table-cell>
          <table:table-cell office:value-type="float" office:value="-0.0382009732" calcext:value-type="float">
            <text:p>-0.0382009732</text:p>
          </table:table-cell>
          <table:table-cell office:value-type="float" office:value="-0.0978805546" calcext:value-type="float">
            <text:p>-0.0978805546</text:p>
          </table:table-cell>
          <table:table-cell office:value-type="float" office:value="-0.039823449" calcext:value-type="float">
            <text:p>-0.039823449</text:p>
          </table:table-cell>
          <table:table-cell office:value-type="float" office:value="-0.0265670282" calcext:value-type="float">
            <text:p>-0.0265670282</text:p>
          </table:table-cell>
          <table:table-cell office:value-type="string" calcext:value-type="string">
            <text:p>nan</text:p>
          </table:table-cell>
          <table:table-cell office:value-type="float" office:value="0.0440404556" calcext:value-type="float">
            <text:p>0.0440404556</text:p>
          </table:table-cell>
          <table:table-cell office:value-type="float" office:value="-0.7481727735" calcext:value-type="float">
            <text:p>-0.7481727735</text:p>
          </table:table-cell>
          <table:table-cell office:value-type="float" office:value="-0.1259930457" calcext:value-type="float">
            <text:p>-0.1259930457</text:p>
          </table:table-cell>
          <table:table-cell office:value-type="float" office:value="-0.0674459748" calcext:value-type="float">
            <text:p>-0.0674459748</text:p>
          </table:table-cell>
          <table:table-cell office:value-type="float" office:value="-0.0432953453" calcext:value-type="float">
            <text:p>-0.0432953453</text:p>
          </table:table-cell>
          <table:table-cell office:value-type="string" calcext:value-type="string">
            <text:p>nan</text:p>
          </table:table-cell>
          <table:table-cell office:value-type="float" office:value="-0.0304689572" calcext:value-type="float">
            <text:p>-0.0304689572</text:p>
          </table:table-cell>
          <table:table-cell office:value-type="float" office:value="-1.0007725423" calcext:value-type="float">
            <text:p>-1.0007725423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string" calcext:value-type="string">
            <text:p>Artemia salina</text:p>
          </table:table-cell>
          <table:table-cell office:value-type="float" office:value="13586" calcext:value-type="float">
            <text:p>13586</text:p>
          </table:table-cell>
          <table:table-cell office:value-type="float" office:value="552.799057854" calcext:value-type="float">
            <text:p>552.799057854</text:p>
          </table:table-cell>
          <table:table-cell office:value-type="float" office:value="500.829778818" calcext:value-type="float">
            <text:p>500.829778818</text:p>
          </table:table-cell>
          <table:table-cell office:value-type="float" office:value="0.408628354" calcext:value-type="float">
            <text:p>0.408628354</text:p>
          </table:table-cell>
          <table:table-cell office:value-type="float" office:value="0.035697542" calcext:value-type="float">
            <text:p>0.035697542</text:p>
          </table:table-cell>
          <table:table-cell office:value-type="float" office:value="0.339394939" calcext:value-type="float">
            <text:p>0.339394939</text:p>
          </table:table-cell>
          <table:table-cell office:value-type="float" office:value="0.0539424096" calcext:value-type="float">
            <text:p>0.0539424096</text:p>
          </table:table-cell>
          <table:table-cell office:value-type="float" office:value="0.3213927075" calcext:value-type="float">
            <text:p>0.3213927075</text:p>
          </table:table-cell>
          <table:table-cell office:value-type="float" office:value="0.0721244201" calcext:value-type="float">
            <text:p>0.0721244201</text:p>
          </table:table-cell>
          <table:table-cell office:value-type="float" office:value="-0.0116350594" calcext:value-type="float">
            <text:p>-0.0116350594</text:p>
          </table:table-cell>
          <table:table-cell office:value-type="float" office:value="-0.0963151553" calcext:value-type="float">
            <text:p>-0.0963151553</text:p>
          </table:table-cell>
          <table:table-cell office:value-type="float" office:value="-0.064210586" calcext:value-type="float">
            <text:p>-0.064210586</text:p>
          </table:table-cell>
          <table:table-cell office:value-type="float" office:value="0.0452385267" calcext:value-type="float">
            <text:p>0.0452385267</text:p>
          </table:table-cell>
          <table:table-cell office:value-type="float" office:value="0.0484882778" calcext:value-type="float">
            <text:p>0.0484882778</text:p>
          </table:table-cell>
          <table:table-cell office:value-type="float" office:value="0.0333408745" calcext:value-type="float">
            <text:p>0.0333408745</text:p>
          </table:table-cell>
          <table:table-cell office:value-type="string" calcext:value-type="string">
            <text:p>nan</text:p>
          </table:table-cell>
          <table:table-cell office:value-type="float" office:value="-0.3738801878" calcext:value-type="float">
            <text:p>-0.3738801878</text:p>
          </table:table-cell>
          <table:table-cell office:value-type="float" office:value="-0.995278882" calcext:value-type="float">
            <text:p>-0.995278882</text:p>
          </table:table-cell>
          <table:table-cell office:value-type="float" office:value="0.2695875682" calcext:value-type="float">
            <text:p>0.2695875682</text:p>
          </table:table-cell>
          <table:table-cell office:value-type="float" office:value="0.3962138751" calcext:value-type="float">
            <text:p>0.3962138751</text:p>
          </table:table-cell>
          <table:table-cell office:value-type="float" office:value="0.2716214889" calcext:value-type="float">
            <text:p>0.2716214889</text:p>
          </table:table-cell>
          <table:table-cell office:value-type="float" office:value="0.2695875682" calcext:value-type="float">
            <text:p>0.2695875682</text:p>
          </table:table-cell>
          <table:table-cell office:value-type="float" office:value="0.3962138751" calcext:value-type="float">
            <text:p>0.3962138751</text:p>
          </table:table-cell>
          <table:table-cell office:value-type="float" office:value="0.2716214889" calcext:value-type="float">
            <text:p>0.2716214889</text:p>
          </table:table-cell>
          <table:table-cell office:value-type="float" office:value="0.2861307081" calcext:value-type="float">
            <text:p>0.2861307081</text:p>
          </table:table-cell>
          <table:table-cell office:value-type="float" office:value="0.4246344408" calcext:value-type="float">
            <text:p>0.4246344408</text:p>
          </table:table-cell>
          <table:table-cell office:value-type="float" office:value="0.2933471138" calcext:value-type="float">
            <text:p>0.2933471138</text:p>
          </table:table-cell>
          <table:table-cell office:value-type="float" office:value="0.2345110242" calcext:value-type="float">
            <text:p>0.2345110242</text:p>
          </table:table-cell>
          <table:table-cell office:value-type="float" office:value="0.347456937" calcext:value-type="float">
            <text:p>0.347456937</text:p>
          </table:table-cell>
          <table:table-cell office:value-type="float" office:value="0.2346118934" calcext:value-type="float">
            <text:p>0.2346118934</text:p>
          </table:table-cell>
          <table:table-cell office:value-type="float" office:value="0.2775157306" calcext:value-type="float">
            <text:p>0.2775157306</text:p>
          </table:table-cell>
          <table:table-cell office:value-type="float" office:value="0.3906888581" calcext:value-type="float">
            <text:p>0.3906888581</text:p>
          </table:table-cell>
          <table:table-cell office:value-type="float" office:value="0.2646561003" calcext:value-type="float">
            <text:p>0.2646561003</text:p>
          </table:table-cell>
          <table:table-cell office:value-type="string" calcext:value-type="string">
            <text:p>nan</text:p>
          </table:table-cell>
          <table:table-cell office:value-type="float" office:value="-0.440252728" calcext:value-type="float">
            <text:p>-0.440252728</text:p>
          </table:table-cell>
          <table:table-cell office:value-type="float" office:value="-0.8740390398" calcext:value-type="float">
            <text:p>-0.8740390398</text:p>
          </table:table-cell>
          <table:table-cell office:value-type="float" office:value="0.2894058469" calcext:value-type="float">
            <text:p>0.2894058469</text:p>
          </table:table-cell>
          <table:table-cell office:value-type="float" office:value="0.5030012434" calcext:value-type="float">
            <text:p>0.5030012434</text:p>
          </table:table-cell>
          <table:table-cell office:value-type="float" office:value="0.3542478375" calcext:value-type="float">
            <text:p>0.3542478375</text:p>
          </table:table-cell>
          <table:table-cell office:value-type="float" office:value="0.9923732509" calcext:value-type="float">
            <text:p>0.9923732509</text:p>
          </table:table-cell>
          <table:table-cell office:value-type="float" office:value="0.9767439366" calcext:value-type="float">
            <text:p>0.9767439366</text:p>
          </table:table-cell>
          <table:table-cell office:value-type="float" office:value="0.902553759" calcext:value-type="float">
            <text:p>0.902553759</text:p>
          </table:table-cell>
          <table:table-cell office:value-type="float" office:value="0.0952429309" calcext:value-type="float">
            <text:p>0.0952429309</text:p>
          </table:table-cell>
          <table:table-cell office:value-type="float" office:value="0.0606796289" calcext:value-type="float">
            <text:p>0.0606796289</text:p>
          </table:table-cell>
          <table:table-cell office:value-type="float" office:value="0.0421455873" calcext:value-type="float">
            <text:p>0.0421455873</text:p>
          </table:table-cell>
          <table:table-cell office:value-type="float" office:value="0.0330301871" calcext:value-type="float">
            <text:p>0.0330301871</text:p>
          </table:table-cell>
          <table:table-cell office:value-type="float" office:value="0.0353022858" calcext:value-type="float">
            <text:p>0.0353022858</text:p>
          </table:table-cell>
          <table:table-cell office:value-type="float" office:value="0.0250982243" calcext:value-type="float">
            <text:p>0.0250982243</text:p>
          </table:table-cell>
          <table:table-cell office:value-type="string" calcext:value-type="string">
            <text:p>nan</text:p>
          </table:table-cell>
          <table:table-cell office:value-type="float" office:value="-0.3718006094" calcext:value-type="float">
            <text:p>-0.3718006094</text:p>
          </table:table-cell>
          <table:table-cell office:value-type="float" office:value="-1.0066550247" calcext:value-type="float">
            <text:p>-1.0066550247</text:p>
          </table:table-cell>
          <table:table-cell office:value-type="float" office:value="0.2868538803" calcext:value-type="float">
            <text:p>0.2868538803</text:p>
          </table:table-cell>
          <table:table-cell office:value-type="float" office:value="0.4336122063" calcext:value-type="float">
            <text:p>0.4336122063</text:p>
          </table:table-cell>
          <table:table-cell office:value-type="float" office:value="0.3044616256" calcext:value-type="float">
            <text:p>0.3044616256</text:p>
          </table:table-cell>
          <table:table-cell office:value-type="float" office:value="0.2868538803" calcext:value-type="float">
            <text:p>0.2868538803</text:p>
          </table:table-cell>
          <table:table-cell office:value-type="float" office:value="0.4336122063" calcext:value-type="float">
            <text:p>0.4336122063</text:p>
          </table:table-cell>
          <table:table-cell office:value-type="float" office:value="0.3044616256" calcext:value-type="float">
            <text:p>0.3044616256</text:p>
          </table:table-cell>
          <table:table-cell office:value-type="float" office:value="0.3012915137" calcext:value-type="float">
            <text:p>0.3012915137</text:p>
          </table:table-cell>
          <table:table-cell office:value-type="float" office:value="0.4590828647" calcext:value-type="float">
            <text:p>0.4590828647</text:p>
          </table:table-cell>
          <table:table-cell office:value-type="float" office:value="0.3251568896" calcext:value-type="float">
            <text:p>0.3251568896</text:p>
          </table:table-cell>
          <table:table-cell office:value-type="float" office:value="0.2610619708" calcext:value-type="float">
            <text:p>0.2610619708</text:p>
          </table:table-cell>
          <table:table-cell office:value-type="float" office:value="0.3977484401" calcext:value-type="float">
            <text:p>0.3977484401</text:p>
          </table:table-cell>
          <table:table-cell office:value-type="float" office:value="0.2758997624" calcext:value-type="float">
            <text:p>0.2758997624</text:p>
          </table:table-cell>
          <table:table-cell office:value-type="float" office:value="0.3110434212" calcext:value-type="float">
            <text:p>0.3110434212</text:p>
          </table:table-cell>
          <table:table-cell office:value-type="float" office:value="0.4483954503" calcext:value-type="float">
            <text:p>0.4483954503</text:p>
          </table:table-cell>
          <table:table-cell office:value-type="float" office:value="0.3134018115" calcext:value-type="float">
            <text:p>0.3134018115</text:p>
          </table:table-cell>
          <table:table-cell office:value-type="string" calcext:value-type="string">
            <text:p>nan</text:p>
          </table:table-cell>
          <table:table-cell office:value-type="float" office:value="-0.4743505447" calcext:value-type="float">
            <text:p>-0.4743505447</text:p>
          </table:table-cell>
          <table:table-cell office:value-type="float" office:value="-0.9396096703" calcext:value-type="float">
            <text:p>-0.9396096703</text:p>
          </table:table-cell>
          <table:table-cell office:value-type="float" office:value="0.3006787226" calcext:value-type="float">
            <text:p>0.3006787226</text:p>
          </table:table-cell>
          <table:table-cell office:value-type="float" office:value="0.5355006937" calcext:value-type="float">
            <text:p>0.5355006937</text:p>
          </table:table-cell>
          <table:table-cell office:value-type="float" office:value="0.3870198729" calcext:value-type="float">
            <text:p>0.3870198729</text:p>
          </table:table-cell>
          <table:table-cell office:value-type="string" calcext:value-type="string">
            <text:p>nan</text:p>
          </table:table-cell>
          <table:table-cell office:value-type="float" office:value="-0.0245613369" calcext:value-type="float">
            <text:p>-0.0245613369</text:p>
          </table:table-cell>
          <table:table-cell office:value-type="float" office:value="-1.0002949775" calcext:value-type="float">
            <text:p>-1.0002949775</text:p>
          </table:table-cell>
        </table:table-row>
        <table:table-row table:style-name="ro1">
          <table:table-cell office:value-type="string" calcext:value-type="string">
            <text:p>Artemia_sinica</text:p>
          </table:table-cell>
          <table:table-cell office:value-type="string" calcext:value-type="string">
            <text:p>Artemia sinica</text:p>
          </table:table-cell>
          <table:table-cell office:value-type="float" office:value="12607" calcext:value-type="float">
            <text:p>12607</text:p>
          </table:table-cell>
          <table:table-cell office:value-type="float" office:value="533.72959467" calcext:value-type="float">
            <text:p>533.72959467</text:p>
          </table:table-cell>
          <table:table-cell office:value-type="float" office:value="497.677520278" calcext:value-type="float">
            <text:p>497.677520278</text:p>
          </table:table-cell>
          <table:table-cell office:value-type="float" office:value="0.4109394249" calcext:value-type="float">
            <text:p>0.4109394249</text:p>
          </table:table-cell>
          <table:table-cell office:value-type="float" office:value="0.0360397043" calcext:value-type="float">
            <text:p>0.0360397043</text:p>
          </table:table-cell>
          <table:table-cell office:value-type="float" office:value="0.3441335799" calcext:value-type="float">
            <text:p>0.3441335799</text:p>
          </table:table-cell>
          <table:table-cell office:value-type="float" office:value="0.053929122" calcext:value-type="float">
            <text:p>0.053929122</text:p>
          </table:table-cell>
          <table:table-cell office:value-type="float" office:value="0.3276764767" calcext:value-type="float">
            <text:p>0.3276764767</text:p>
          </table:table-cell>
          <table:table-cell office:value-type="float" office:value="0.0739861761" calcext:value-type="float">
            <text:p>0.0739861761</text:p>
          </table:table-cell>
          <table:table-cell office:value-type="float" office:value="-0.0143521616" calcext:value-type="float">
            <text:p>-0.0143521616</text:p>
          </table:table-cell>
          <table:table-cell office:value-type="float" office:value="-0.0902797082" calcext:value-type="float">
            <text:p>-0.0902797082</text:p>
          </table:table-cell>
          <table:table-cell office:value-type="float" office:value="-0.0600765178" calcext:value-type="float">
            <text:p>-0.0600765178</text:p>
          </table:table-cell>
          <table:table-cell office:value-type="float" office:value="0.078625658" calcext:value-type="float">
            <text:p>0.078625658</text:p>
          </table:table-cell>
          <table:table-cell office:value-type="float" office:value="0.0768878635" calcext:value-type="float">
            <text:p>0.0768878635</text:p>
          </table:table-cell>
          <table:table-cell office:value-type="float" office:value="0.0521839151" calcext:value-type="float">
            <text:p>0.0521839151</text:p>
          </table:table-cell>
          <table:table-cell office:value-type="string" calcext:value-type="string">
            <text:p>nan</text:p>
          </table:table-cell>
          <table:table-cell office:value-type="float" office:value="-0.370491355" calcext:value-type="float">
            <text:p>-0.370491355</text:p>
          </table:table-cell>
          <table:table-cell office:value-type="float" office:value="-0.9926838594" calcext:value-type="float">
            <text:p>-0.9926838594</text:p>
          </table:table-cell>
          <table:table-cell office:value-type="float" office:value="0.2611610302" calcext:value-type="float">
            <text:p>0.2611610302</text:p>
          </table:table-cell>
          <table:table-cell office:value-type="float" office:value="0.3933979427" calcext:value-type="float">
            <text:p>0.3933979427</text:p>
          </table:table-cell>
          <table:table-cell office:value-type="float" office:value="0.2701456037" calcext:value-type="float">
            <text:p>0.2701456037</text:p>
          </table:table-cell>
          <table:table-cell office:value-type="float" office:value="0.2611610302" calcext:value-type="float">
            <text:p>0.2611610302</text:p>
          </table:table-cell>
          <table:table-cell office:value-type="float" office:value="0.3933979427" calcext:value-type="float">
            <text:p>0.3933979427</text:p>
          </table:table-cell>
          <table:table-cell office:value-type="float" office:value="0.2701456037" calcext:value-type="float">
            <text:p>0.2701456037</text:p>
          </table:table-cell>
          <table:table-cell office:value-type="float" office:value="0.2750412485" calcext:value-type="float">
            <text:p>0.2750412485</text:p>
          </table:table-cell>
          <table:table-cell office:value-type="float" office:value="0.420663415" calcext:value-type="float">
            <text:p>0.420663415</text:p>
          </table:table-cell>
          <table:table-cell office:value-type="float" office:value="0.2906181448" calcext:value-type="float">
            <text:p>0.2906181448</text:p>
          </table:table-cell>
          <table:table-cell office:value-type="float" office:value="0.2334100552" calcext:value-type="float">
            <text:p>0.2334100552</text:p>
          </table:table-cell>
          <table:table-cell office:value-type="float" office:value="0.354805987" calcext:value-type="float">
            <text:p>0.354805987</text:p>
          </table:table-cell>
          <table:table-cell office:value-type="float" office:value="0.2405012844" calcext:value-type="float">
            <text:p>0.2405012844</text:p>
          </table:table-cell>
          <table:table-cell office:value-type="float" office:value="0.2721608006" calcext:value-type="float">
            <text:p>0.2721608006</text:p>
          </table:table-cell>
          <table:table-cell office:value-type="float" office:value="0.3897647002" calcext:value-type="float">
            <text:p>0.3897647002</text:p>
          </table:table-cell>
          <table:table-cell office:value-type="float" office:value="0.263910963" calcext:value-type="float">
            <text:p>0.263910963</text:p>
          </table:table-cell>
          <table:table-cell office:value-type="string" calcext:value-type="string">
            <text:p>nan</text:p>
          </table:table-cell>
          <table:table-cell office:value-type="float" office:value="-0.4372570715" calcext:value-type="float">
            <text:p>-0.4372570715</text:p>
          </table:table-cell>
          <table:table-cell office:value-type="float" office:value="-0.9384340703" calcext:value-type="float">
            <text:p>-0.9384340703</text:p>
          </table:table-cell>
          <table:table-cell office:value-type="float" office:value="0.2876665073" calcext:value-type="float">
            <text:p>0.2876665073</text:p>
          </table:table-cell>
          <table:table-cell office:value-type="float" office:value="0.504423004" calcext:value-type="float">
            <text:p>0.504423004</text:p>
          </table:table-cell>
          <table:table-cell office:value-type="float" office:value="0.3564417753" calcext:value-type="float">
            <text:p>0.3564417753</text:p>
          </table:table-cell>
          <table:table-cell office:value-type="float" office:value="0.9911973658" calcext:value-type="float">
            <text:p>0.9911973658</text:p>
          </table:table-cell>
          <table:table-cell office:value-type="float" office:value="0.970453293" calcext:value-type="float">
            <text:p>0.970453293</text:p>
          </table:table-cell>
          <table:table-cell office:value-type="float" office:value="0.8900568378" calcext:value-type="float">
            <text:p>0.8900568378</text:p>
          </table:table-cell>
          <table:table-cell office:value-type="float" office:value="0.0861541383" calcext:value-type="float">
            <text:p>0.0861541383</text:p>
          </table:table-cell>
          <table:table-cell office:value-type="float" office:value="0.0679712479" calcext:value-type="float">
            <text:p>0.0679712479</text:p>
          </table:table-cell>
          <table:table-cell office:value-type="float" office:value="0.0468008209" calcext:value-type="float">
            <text:p>0.0468008209</text:p>
          </table:table-cell>
          <table:table-cell office:value-type="float" office:value="0.0673908136" calcext:value-type="float">
            <text:p>0.0673908136</text:p>
          </table:table-cell>
          <table:table-cell office:value-type="float" office:value="0.066048708" calcext:value-type="float">
            <text:p>0.066048708</text:p>
          </table:table-cell>
          <table:table-cell office:value-type="float" office:value="0.0459003667" calcext:value-type="float">
            <text:p>0.0459003667</text:p>
          </table:table-cell>
          <table:table-cell office:value-type="string" calcext:value-type="string">
            <text:p>nan</text:p>
          </table:table-cell>
          <table:table-cell office:value-type="float" office:value="-0.3682971903" calcext:value-type="float">
            <text:p>-0.3682971903</text:p>
          </table:table-cell>
          <table:table-cell office:value-type="float" office:value="-1.027659218" calcext:value-type="float">
            <text:p>-1.027659218</text:p>
          </table:table-cell>
          <table:table-cell office:value-type="float" office:value="0.283128448" calcext:value-type="float">
            <text:p>0.283128448</text:p>
          </table:table-cell>
          <table:table-cell office:value-type="float" office:value="0.4407263542" calcext:value-type="float">
            <text:p>0.4407263542</text:p>
          </table:table-cell>
          <table:table-cell office:value-type="float" office:value="0.3113163678" calcext:value-type="float">
            <text:p>0.3113163678</text:p>
          </table:table-cell>
          <table:table-cell office:value-type="float" office:value="0.283128448" calcext:value-type="float">
            <text:p>0.283128448</text:p>
          </table:table-cell>
          <table:table-cell office:value-type="float" office:value="0.4407263542" calcext:value-type="float">
            <text:p>0.4407263542</text:p>
          </table:table-cell>
          <table:table-cell office:value-type="float" office:value="0.3113163678" calcext:value-type="float">
            <text:p>0.3113163678</text:p>
          </table:table-cell>
          <table:table-cell office:value-type="float" office:value="0.2945649508" calcext:value-type="float">
            <text:p>0.2945649508</text:p>
          </table:table-cell>
          <table:table-cell office:value-type="float" office:value="0.4636118228" calcext:value-type="float">
            <text:p>0.4636118228</text:p>
          </table:table-cell>
          <table:table-cell office:value-type="float" office:value="0.3297724921" calcext:value-type="float">
            <text:p>0.3297724921</text:p>
          </table:table-cell>
          <table:table-cell office:value-type="float" office:value="0.2635668893" calcext:value-type="float">
            <text:p>0.2635668893</text:p>
          </table:table-cell>
          <table:table-cell office:value-type="float" office:value="0.4129401432" calcext:value-type="float">
            <text:p>0.4129401432</text:p>
          </table:table-cell>
          <table:table-cell office:value-type="float" office:value="0.2883284533" calcext:value-type="float">
            <text:p>0.2883284533</text:p>
          </table:table-cell>
          <table:table-cell office:value-type="float" office:value="0.3078041032" calcext:value-type="float">
            <text:p>0.3078041032</text:p>
          </table:table-cell>
          <table:table-cell office:value-type="float" office:value="0.4542548581" calcext:value-type="float">
            <text:p>0.4542548581</text:p>
          </table:table-cell>
          <table:table-cell office:value-type="float" office:value="0.3179252493" calcext:value-type="float">
            <text:p>0.3179252493</text:p>
          </table:table-cell>
          <table:table-cell office:value-type="string" calcext:value-type="string">
            <text:p>nan</text:p>
          </table:table-cell>
          <table:table-cell office:value-type="float" office:value="-0.4782766933" calcext:value-type="float">
            <text:p>-0.4782766933</text:p>
          </table:table-cell>
          <table:table-cell office:value-type="float" office:value="-0.9729769587" calcext:value-type="float">
            <text:p>-0.9729769587</text:p>
          </table:table-cell>
          <table:table-cell office:value-type="float" office:value="0.3013817769" calcext:value-type="float">
            <text:p>0.3013817769</text:p>
          </table:table-cell>
          <table:table-cell office:value-type="float" office:value="0.5450614506" calcext:value-type="float">
            <text:p>0.5450614506</text:p>
          </table:table-cell>
          <table:table-cell office:value-type="float" office:value="0.3971509419" calcext:value-type="float">
            <text:p>0.3971509419</text:p>
          </table:table-cell>
          <table:table-cell office:value-type="string" calcext:value-type="string">
            <text:p>nan</text:p>
          </table:table-cell>
          <table:table-cell office:value-type="float" office:value="-0.035278734" calcext:value-type="float">
            <text:p>-0.035278734</text:p>
          </table:table-cell>
          <table:table-cell office:value-type="float" office:value="-0.9973701625" calcext:value-type="float">
            <text:p>-0.9973701625</text:p>
          </table:table-cell>
        </table:table-row>
        <table:table-row table:style-name="ro1">
          <table:table-cell office:value-type="string" calcext:value-type="string">
            <text:p>Artemia_tibetana</text:p>
          </table:table-cell>
          <table:table-cell office:value-type="string" calcext:value-type="string">
            <text:p>Artemia tibetiana</text:p>
          </table:table-cell>
          <table:table-cell office:value-type="float" office:value="13098" calcext:value-type="float">
            <text:p>13098</text:p>
          </table:table-cell>
          <table:table-cell office:value-type="float" office:value="528.575125973" calcext:value-type="float">
            <text:p>528.575125973</text:p>
          </table:table-cell>
          <table:table-cell office:value-type="float" office:value="501.899751501" calcext:value-type="float">
            <text:p>501.899751501</text:p>
          </table:table-cell>
          <table:table-cell office:value-type="float" office:value="0.4109701384" calcext:value-type="float">
            <text:p>0.4109701384</text:p>
          </table:table-cell>
          <table:table-cell office:value-type="float" office:value="0.0363901627" calcext:value-type="float">
            <text:p>0.0363901627</text:p>
          </table:table-cell>
          <table:table-cell office:value-type="float" office:value="0.3444205392" calcext:value-type="float">
            <text:p>0.3444205392</text:p>
          </table:table-cell>
          <table:table-cell office:value-type="float" office:value="0.0543947728" calcext:value-type="float">
            <text:p>0.0543947728</text:p>
          </table:table-cell>
          <table:table-cell office:value-type="float" office:value="0.3281199579" calcext:value-type="float">
            <text:p>0.3281199579</text:p>
          </table:table-cell>
          <table:table-cell office:value-type="float" office:value="0.0730722295" calcext:value-type="float">
            <text:p>0.0730722295</text:p>
          </table:table-cell>
          <table:table-cell office:value-type="float" office:value="-0.0095777439" calcext:value-type="float">
            <text:p>-0.0095777439</text:p>
          </table:table-cell>
          <table:table-cell office:value-type="float" office:value="-0.0988738998" calcext:value-type="float">
            <text:p>-0.0988738998</text:p>
          </table:table-cell>
          <table:table-cell office:value-type="float" office:value="-0.0657037835" calcext:value-type="float">
            <text:p>-0.0657037835</text:p>
          </table:table-cell>
          <table:table-cell office:value-type="float" office:value="0.0577514858" calcext:value-type="float">
            <text:p>0.0577514858</text:p>
          </table:table-cell>
          <table:table-cell office:value-type="float" office:value="0.0522903462" calcext:value-type="float">
            <text:p>0.0522903462</text:p>
          </table:table-cell>
          <table:table-cell office:value-type="float" office:value="0.0357044758" calcext:value-type="float">
            <text:p>0.0357044758</text:p>
          </table:table-cell>
          <table:table-cell office:value-type="string" calcext:value-type="string">
            <text:p>nan</text:p>
          </table:table-cell>
          <table:table-cell office:value-type="float" office:value="-0.348670327" calcext:value-type="float">
            <text:p>-0.348670327</text:p>
          </table:table-cell>
          <table:table-cell office:value-type="float" office:value="-0.9968397762" calcext:value-type="float">
            <text:p>-0.9968397762</text:p>
          </table:table-cell>
          <table:table-cell office:value-type="float" office:value="0.2730104339" calcext:value-type="float">
            <text:p>0.2730104339</text:p>
          </table:table-cell>
          <table:table-cell office:value-type="float" office:value="0.4025590255" calcext:value-type="float">
            <text:p>0.4025590255</text:p>
          </table:table-cell>
          <table:table-cell office:value-type="float" office:value="0.2758071694" calcext:value-type="float">
            <text:p>0.2758071694</text:p>
          </table:table-cell>
          <table:table-cell office:value-type="float" office:value="0.2730104339" calcext:value-type="float">
            <text:p>0.2730104339</text:p>
          </table:table-cell>
          <table:table-cell office:value-type="float" office:value="0.4025590255" calcext:value-type="float">
            <text:p>0.4025590255</text:p>
          </table:table-cell>
          <table:table-cell office:value-type="float" office:value="0.2758071694" calcext:value-type="float">
            <text:p>0.2758071694</text:p>
          </table:table-cell>
          <table:table-cell office:value-type="float" office:value="0.2878885597" calcext:value-type="float">
            <text:p>0.2878885597</text:p>
          </table:table-cell>
          <table:table-cell office:value-type="float" office:value="0.4312139947" calcext:value-type="float">
            <text:p>0.4312139947</text:p>
          </table:table-cell>
          <table:table-cell office:value-type="float" office:value="0.2983956016" calcext:value-type="float">
            <text:p>0.2983956016</text:p>
          </table:table-cell>
          <table:table-cell office:value-type="float" office:value="0.2373211305" calcext:value-type="float">
            <text:p>0.2373211305</text:p>
          </table:table-cell>
          <table:table-cell office:value-type="float" office:value="0.35611888" calcext:value-type="float">
            <text:p>0.35611888</text:p>
          </table:table-cell>
          <table:table-cell office:value-type="float" office:value="0.2406167614" calcext:value-type="float">
            <text:p>0.2406167614</text:p>
          </table:table-cell>
          <table:table-cell office:value-type="float" office:value="0.2845576486" calcext:value-type="float">
            <text:p>0.2845576486</text:p>
          </table:table-cell>
          <table:table-cell office:value-type="float" office:value="0.3989914539" calcext:value-type="float">
            <text:p>0.3989914539</text:p>
          </table:table-cell>
          <table:table-cell office:value-type="float" office:value="0.2700242734" calcext:value-type="float">
            <text:p>0.2700242734</text:p>
          </table:table-cell>
          <table:table-cell office:value-type="string" calcext:value-type="string">
            <text:p>nan</text:p>
          </table:table-cell>
          <table:table-cell office:value-type="float" office:value="-0.4498079026" calcext:value-type="float">
            <text:p>-0.4498079026</text:p>
          </table:table-cell>
          <table:table-cell office:value-type="float" office:value="-0.9645409152" calcext:value-type="float">
            <text:p>-0.9645409152</text:p>
          </table:table-cell>
          <table:table-cell office:value-type="float" office:value="0.288188131" calcext:value-type="float">
            <text:p>0.288188131</text:p>
          </table:table-cell>
          <table:table-cell office:value-type="float" office:value="0.5091098407" calcext:value-type="float">
            <text:p>0.5091098407</text:p>
          </table:table-cell>
          <table:table-cell office:value-type="float" office:value="0.359105498" calcext:value-type="float">
            <text:p>0.359105498</text:p>
          </table:table-cell>
          <table:table-cell office:value-type="float" office:value="0.9935708761" calcext:value-type="float">
            <text:p>0.9935708761</text:p>
          </table:table-cell>
          <table:table-cell office:value-type="float" office:value="0.975782588" calcext:value-type="float">
            <text:p>0.975782588</text:p>
          </table:table-cell>
          <table:table-cell office:value-type="float" office:value="0.8975342914" calcext:value-type="float">
            <text:p>0.8975342914</text:p>
          </table:table-cell>
          <table:table-cell office:value-type="float" office:value="0.0853136254" calcext:value-type="float">
            <text:p>0.0853136254</text:p>
          </table:table-cell>
          <table:table-cell office:value-type="float" office:value="0.0622537306" calcext:value-type="float">
            <text:p>0.0622537306</text:p>
          </table:table-cell>
          <table:table-cell office:value-type="float" office:value="0.0431043015" calcext:value-type="float">
            <text:p>0.0431043015</text:p>
          </table:table-cell>
          <table:table-cell office:value-type="float" office:value="0.0505913813" calcext:value-type="float">
            <text:p>0.0505913813</text:p>
          </table:table-cell>
          <table:table-cell office:value-type="float" office:value="0.0428251076" calcext:value-type="float">
            <text:p>0.0428251076</text:p>
          </table:table-cell>
          <table:table-cell office:value-type="float" office:value="0.0300418811" calcext:value-type="float">
            <text:p>0.0300418811</text:p>
          </table:table-cell>
          <table:table-cell office:value-type="string" calcext:value-type="string">
            <text:p>nan</text:p>
          </table:table-cell>
          <table:table-cell office:value-type="float" office:value="-0.348666969" calcext:value-type="float">
            <text:p>-0.348666969</text:p>
          </table:table-cell>
          <table:table-cell office:value-type="float" office:value="-1.0167917996" calcext:value-type="float">
            <text:p>-1.0167917996</text:p>
          </table:table-cell>
          <table:table-cell office:value-type="float" office:value="0.2928645342" calcext:value-type="float">
            <text:p>0.2928645342</text:p>
          </table:table-cell>
          <table:table-cell office:value-type="float" office:value="0.4443204322" calcext:value-type="float">
            <text:p>0.4443204322</text:p>
          </table:table-cell>
          <table:table-cell office:value-type="float" office:value="0.3133569578" calcext:value-type="float">
            <text:p>0.3133569578</text:p>
          </table:table-cell>
          <table:table-cell office:value-type="float" office:value="0.2928645342" calcext:value-type="float">
            <text:p>0.2928645342</text:p>
          </table:table-cell>
          <table:table-cell office:value-type="float" office:value="0.4443204322" calcext:value-type="float">
            <text:p>0.4443204322</text:p>
          </table:table-cell>
          <table:table-cell office:value-type="float" office:value="0.3133569578" calcext:value-type="float">
            <text:p>0.3133569578</text:p>
          </table:table-cell>
          <table:table-cell office:value-type="float" office:value="0.3050519986" calcext:value-type="float">
            <text:p>0.3050519986</text:p>
          </table:table-cell>
          <table:table-cell office:value-type="float" office:value="0.4686919644" calcext:value-type="float">
            <text:p>0.4686919644</text:p>
          </table:table-cell>
          <table:table-cell office:value-type="float" office:value="0.3338782314" calcext:value-type="float">
            <text:p>0.3338782314</text:p>
          </table:table-cell>
          <table:table-cell office:value-type="float" office:value="0.2644114709" calcext:value-type="float">
            <text:p>0.2644114709</text:p>
          </table:table-cell>
          <table:table-cell office:value-type="float" office:value="0.4088271385" calcext:value-type="float">
            <text:p>0.4088271385</text:p>
          </table:table-cell>
          <table:table-cell office:value-type="float" office:value="0.2849572618" calcext:value-type="float">
            <text:p>0.2849572618</text:p>
          </table:table-cell>
          <table:table-cell office:value-type="float" office:value="0.3169621061" calcext:value-type="float">
            <text:p>0.3169621061</text:p>
          </table:table-cell>
          <table:table-cell office:value-type="float" office:value="0.4581992345" calcext:value-type="float">
            <text:p>0.4581992345</text:p>
          </table:table-cell>
          <table:table-cell office:value-type="float" office:value="0.320856605" calcext:value-type="float">
            <text:p>0.320856605</text:p>
          </table:table-cell>
          <table:table-cell office:value-type="string" calcext:value-type="string">
            <text:p>nan</text:p>
          </table:table-cell>
          <table:table-cell office:value-type="float" office:value="-0.4837588751" calcext:value-type="float">
            <text:p>-0.4837588751</text:p>
          </table:table-cell>
          <table:table-cell office:value-type="float" office:value="-0.8904890502" calcext:value-type="float">
            <text:p>-0.8904890502</text:p>
          </table:table-cell>
          <table:table-cell office:value-type="float" office:value="0.2998589207" calcext:value-type="float">
            <text:p>0.2998589207</text:p>
          </table:table-cell>
          <table:table-cell office:value-type="float" office:value="0.5433072216" calcext:value-type="float">
            <text:p>0.5433072216</text:p>
          </table:table-cell>
          <table:table-cell office:value-type="float" office:value="0.3947303447" calcext:value-type="float">
            <text:p>0.3947303447</text:p>
          </table:table-cell>
          <table:table-cell office:value-type="string" calcext:value-type="string">
            <text:p>nan</text:p>
          </table:table-cell>
          <table:table-cell office:value-type="float" office:value="-0.0264194695" calcext:value-type="float">
            <text:p>-0.0264194695</text:p>
          </table:table-cell>
          <table:table-cell office:value-type="float" office:value="-1.0013330329" calcext:value-type="float">
            <text:p>-1.0013330329</text:p>
          </table:table-cell>
        </table:table-row>
        <table:table-row table:style-name="ro1">
          <table:table-cell office:value-type="string" calcext:value-type="string">
            <text:p>Bostrycapulus_aculeatus</text:p>
          </table:table-cell>
          <table:table-cell office:value-type="string" calcext:value-type="string">
            <text:p>Bostrycapulus aculeatus</text:p>
          </table:table-cell>
          <table:table-cell office:value-type="float" office:value="5286" calcext:value-type="float">
            <text:p>5286</text:p>
          </table:table-cell>
          <table:table-cell office:value-type="float" office:value="532.552591752" calcext:value-type="float">
            <text:p>532.552591752</text:p>
          </table:table-cell>
          <table:table-cell office:value-type="float" office:value="483.545443343" calcext:value-type="float">
            <text:p>483.545443343</text:p>
          </table:table-cell>
          <table:table-cell office:value-type="float" office:value="0.511535336" calcext:value-type="float">
            <text:p>0.511535336</text:p>
          </table:table-cell>
          <table:table-cell office:value-type="float" office:value="0.0414794308" calcext:value-type="float">
            <text:p>0.0414794308</text:p>
          </table:table-cell>
          <table:table-cell office:value-type="float" office:value="0.5710475302" calcext:value-type="float">
            <text:p>0.5710475302</text:p>
          </table:table-cell>
          <table:table-cell office:value-type="float" office:value="0.097150354" calcext:value-type="float">
            <text:p>0.097150354</text:p>
          </table:table-cell>
          <table:table-cell office:value-type="float" office:value="0.405227266" calcext:value-type="float">
            <text:p>0.405227266</text:p>
          </table:table-cell>
          <table:table-cell office:value-type="float" office:value="0.0719561621" calcext:value-type="float">
            <text:p>0.0719561621</text:p>
          </table:table-cell>
          <table:table-cell office:value-type="float" office:value="0.0065341085" calcext:value-type="float">
            <text:p>0.0065341085</text:p>
          </table:table-cell>
          <table:table-cell office:value-type="float" office:value="-0.0045197194" calcext:value-type="float">
            <text:p>-0.0045197194</text:p>
          </table:table-cell>
          <table:table-cell office:value-type="float" office:value="-0.0021748817" calcext:value-type="float">
            <text:p>-0.0021748817</text:p>
          </table:table-cell>
          <table:table-cell office:value-type="float" office:value="0.147647815" calcext:value-type="float">
            <text:p>0.147647815</text:p>
          </table:table-cell>
          <table:table-cell office:value-type="float" office:value="0.1166869164" calcext:value-type="float">
            <text:p>0.1166869164</text:p>
          </table:table-cell>
          <table:table-cell office:value-type="float" office:value="0.0787299902" calcext:value-type="float">
            <text:p>0.0787299902</text:p>
          </table:table-cell>
          <table:table-cell office:value-type="string" calcext:value-type="string">
            <text:p>nan</text:p>
          </table:table-cell>
          <table:table-cell office:value-type="float" office:value="-0.5376463483" calcext:value-type="float">
            <text:p>-0.5376463483</text:p>
          </table:table-cell>
          <table:table-cell office:value-type="float" office:value="-0.9811703503" calcext:value-type="float">
            <text:p>-0.9811703503</text:p>
          </table:table-cell>
          <table:table-cell office:value-type="string" calcext:value-type="string">
            <text:p>nan</text:p>
          </table:table-cell>
          <table:table-cell office:value-type="float" office:value="0.3772413974" calcext:value-type="float">
            <text:p>0.3772413974</text:p>
          </table:table-cell>
          <table:table-cell office:value-type="float" office:value="0.2557621135" calcext:value-type="float">
            <text:p>0.2557621135</text:p>
          </table:table-cell>
          <table:table-cell office:value-type="string" calcext:value-type="string">
            <text:p>nan</text:p>
          </table:table-cell>
          <table:table-cell office:value-type="float" office:value="0.3772413974" calcext:value-type="float">
            <text:p>0.3772413974</text:p>
          </table:table-cell>
          <table:table-cell office:value-type="float" office:value="0.2557621135" calcext:value-type="float">
            <text:p>0.2557621135</text:p>
          </table:table-cell>
          <table:table-cell office:value-type="string" calcext:value-type="string">
            <text:p>nan</text:p>
          </table:table-cell>
          <table:table-cell office:value-type="float" office:value="0.4359284386" calcext:value-type="float">
            <text:p>0.4359284386</text:p>
          </table:table-cell>
          <table:table-cell office:value-type="float" office:value="0.2975003867" calcext:value-type="float">
            <text:p>0.2975003867</text:p>
          </table:table-cell>
          <table:table-cell office:value-type="float" office:value="0.1990773079" calcext:value-type="float">
            <text:p>0.1990773079</text:p>
          </table:table-cell>
          <table:table-cell office:value-type="float" office:value="0.3629058228" calcext:value-type="float">
            <text:p>0.3629058228</text:p>
          </table:table-cell>
          <table:table-cell office:value-type="float" office:value="0.2437557608" calcext:value-type="float">
            <text:p>0.2437557608</text:p>
          </table:table-cell>
          <table:table-cell office:value-type="float" office:value="0.2203036313" calcext:value-type="float">
            <text:p>0.2203036313</text:p>
          </table:table-cell>
          <table:table-cell office:value-type="float" office:value="0.3791331982" calcext:value-type="float">
            <text:p>0.3791331982</text:p>
          </table:table-cell>
          <table:table-cell office:value-type="float" office:value="0.2560260904" calcext:value-type="float">
            <text:p>0.2560260904</text:p>
          </table:table-cell>
          <table:table-cell office:value-type="string" calcext:value-type="string">
            <text:p>nan</text:p>
          </table:table-cell>
          <table:table-cell office:value-type="float" office:value="-0.466482173" calcext:value-type="float">
            <text:p>-0.466482173</text:p>
          </table:table-cell>
          <table:table-cell office:value-type="float" office:value="-0.9011528998" calcext:value-type="float">
            <text:p>-0.9011528998</text:p>
          </table:table-cell>
          <table:table-cell office:value-type="float" office:value="0.3569494521" calcext:value-type="float">
            <text:p>0.3569494521</text:p>
          </table:table-cell>
          <table:table-cell office:value-type="float" office:value="0.599880559" calcext:value-type="float">
            <text:p>0.599880559</text:p>
          </table:table-cell>
          <table:table-cell office:value-type="float" office:value="0.4276545495" calcext:value-type="float">
            <text:p>0.4276545495</text:p>
          </table:table-cell>
          <table:table-cell office:value-type="float" office:value="0.9981492717" calcext:value-type="float">
            <text:p>0.9981492717</text:p>
          </table:table-cell>
          <table:table-cell office:value-type="float" office:value="0.9899085198" calcext:value-type="float">
            <text:p>0.9899085198</text:p>
          </table:table-cell>
          <table:table-cell office:value-type="float" office:value="0.9410897479" calcext:value-type="float">
            <text:p>0.9410897479</text:p>
          </table:table-cell>
          <table:table-cell office:value-type="float" office:value="0.025481171" calcext:value-type="float">
            <text:p>0.025481171</text:p>
          </table:table-cell>
          <table:table-cell office:value-type="float" office:value="0.0350133487" calcext:value-type="float">
            <text:p>0.0350133487</text:p>
          </table:table-cell>
          <table:table-cell office:value-type="float" office:value="0.02330958" calcext:value-type="float">
            <text:p>0.02330958</text:p>
          </table:table-cell>
          <table:table-cell office:value-type="float" office:value="0.1482894819" calcext:value-type="float">
            <text:p>0.1482894819</text:p>
          </table:table-cell>
          <table:table-cell office:value-type="float" office:value="0.1171129943" calcext:value-type="float">
            <text:p>0.1171129943</text:p>
          </table:table-cell>
          <table:table-cell office:value-type="float" office:value="0.0800838476" calcext:value-type="float">
            <text:p>0.0800838476</text:p>
          </table:table-cell>
          <table:table-cell office:value-type="string" calcext:value-type="string">
            <text:p>nan</text:p>
          </table:table-cell>
          <table:table-cell office:value-type="float" office:value="-0.5417739531" calcext:value-type="float">
            <text:p>-0.5417739531</text:p>
          </table:table-cell>
          <table:table-cell office:value-type="float" office:value="-0.9717076995" calcext:value-type="float">
            <text:p>-0.9717076995</text:p>
          </table:table-cell>
          <table:table-cell office:value-type="string" calcext:value-type="string">
            <text:p>nan</text:p>
          </table:table-cell>
          <table:table-cell office:value-type="float" office:value="0.3962644657" calcext:value-type="float">
            <text:p>0.3962644657</text:p>
          </table:table-cell>
          <table:table-cell office:value-type="float" office:value="0.2617874712" calcext:value-type="float">
            <text:p>0.2617874712</text:p>
          </table:table-cell>
          <table:table-cell office:value-type="string" calcext:value-type="string">
            <text:p>nan</text:p>
          </table:table-cell>
          <table:table-cell office:value-type="float" office:value="0.3962644657" calcext:value-type="float">
            <text:p>0.3962644657</text:p>
          </table:table-cell>
          <table:table-cell office:value-type="float" office:value="0.2617874712" calcext:value-type="float">
            <text:p>0.2617874712</text:p>
          </table:table-cell>
          <table:table-cell office:value-type="string" calcext:value-type="string">
            <text:p>nan</text:p>
          </table:table-cell>
          <table:table-cell office:value-type="float" office:value="0.4550885422" calcext:value-type="float">
            <text:p>0.4550885422</text:p>
          </table:table-cell>
          <table:table-cell office:value-type="float" office:value="0.3003451646" calcext:value-type="float">
            <text:p>0.3003451646</text:p>
          </table:table-cell>
          <table:table-cell office:value-type="float" office:value="0.210326465" calcext:value-type="float">
            <text:p>0.210326465</text:p>
          </table:table-cell>
          <table:table-cell office:value-type="float" office:value="0.3853646125" calcext:value-type="float">
            <text:p>0.3853646125</text:p>
          </table:table-cell>
          <table:table-cell office:value-type="float" office:value="0.263174801" calcext:value-type="float">
            <text:p>0.263174801</text:p>
          </table:table-cell>
          <table:table-cell office:value-type="float" office:value="0.2314750633" calcext:value-type="float">
            <text:p>0.2314750633</text:p>
          </table:table-cell>
          <table:table-cell office:value-type="float" office:value="0.4012604483" calcext:value-type="float">
            <text:p>0.4012604483</text:p>
          </table:table-cell>
          <table:table-cell office:value-type="float" office:value="0.2756649607" calcext:value-type="float">
            <text:p>0.2756649607</text:p>
          </table:table-cell>
          <table:table-cell office:value-type="string" calcext:value-type="string">
            <text:p>nan</text:p>
          </table:table-cell>
          <table:table-cell office:value-type="float" office:value="-0.4844191548" calcext:value-type="float">
            <text:p>-0.4844191548</text:p>
          </table:table-cell>
          <table:table-cell office:value-type="float" office:value="-0.8885247453" calcext:value-type="float">
            <text:p>-0.8885247453</text:p>
          </table:table-cell>
          <table:table-cell office:value-type="float" office:value="0.3636736894" calcext:value-type="float">
            <text:p>0.3636736894</text:p>
          </table:table-cell>
          <table:table-cell office:value-type="float" office:value="0.6171039958" calcext:value-type="float">
            <text:p>0.6171039958</text:p>
          </table:table-cell>
          <table:table-cell office:value-type="float" office:value="0.4484182002" calcext:value-type="float">
            <text:p>0.4484182002</text:p>
          </table:table-cell>
          <table:table-cell office:value-type="string" calcext:value-type="string">
            <text:p>nan</text:p>
          </table:table-cell>
          <table:table-cell office:value-type="float" office:value="-0.0258303016" calcext:value-type="float">
            <text:p>-0.0258303016</text:p>
          </table:table-cell>
          <table:table-cell office:value-type="float" office:value="-0.9958658678" calcext:value-type="float">
            <text:p>-0.9958658678</text:p>
          </table:table-cell>
        </table:table-row>
        <table:table-row table:style-name="ro1">
          <table:table-cell office:value-type="string" calcext:value-type="string">
            <text:p>Caenorhabditis_brenneri</text:p>
          </table:table-cell>
          <table:table-cell office:value-type="string" calcext:value-type="string">
            <text:p>Caenorhabditis brenneri</text:p>
          </table:table-cell>
          <table:table-cell office:value-type="float" office:value="3000" calcext:value-type="float">
            <text:p>3000</text:p>
          </table:table-cell>
          <table:table-cell office:value-type="float" office:value="749.695666667" calcext:value-type="float">
            <text:p>749.695666667</text:p>
          </table:table-cell>
          <table:table-cell office:value-type="float" office:value="465.429712253" calcext:value-type="float">
            <text:p>465.429712253</text:p>
          </table:table-cell>
          <table:table-cell office:value-type="float" office:value="0.4519878973" calcext:value-type="float">
            <text:p>0.4519878973</text:p>
          </table:table-cell>
          <table:table-cell office:value-type="float" office:value="0.0441965643" calcext:value-type="float">
            <text:p>0.0441965643</text:p>
          </table:table-cell>
          <table:table-cell office:value-type="float" office:value="0.4365482022" calcext:value-type="float">
            <text:p>0.4365482022</text:p>
          </table:table-cell>
          <table:table-cell office:value-type="float" office:value="0.100383119" calcext:value-type="float">
            <text:p>0.100383119</text:p>
          </table:table-cell>
          <table:table-cell office:value-type="float" office:value="0.324918919" calcext:value-type="float">
            <text:p>0.324918919</text:p>
          </table:table-cell>
          <table:table-cell office:value-type="float" office:value="0.0701860919" calcext:value-type="float">
            <text:p>0.0701860919</text:p>
          </table:table-cell>
          <table:table-cell office:value-type="float" office:value="-0.007716116" calcext:value-type="float">
            <text:p>-0.007716116</text:p>
          </table:table-cell>
          <table:table-cell office:value-type="float" office:value="-0.2255496096" calcext:value-type="float">
            <text:p>-0.2255496096</text:p>
          </table:table-cell>
          <table:table-cell office:value-type="float" office:value="-0.1677595471" calcext:value-type="float">
            <text:p>-0.1677595471</text:p>
          </table:table-cell>
          <table:table-cell office:value-type="float" office:value="0.3092017761" calcext:value-type="float">
            <text:p>0.3092017761</text:p>
          </table:table-cell>
          <table:table-cell office:value-type="float" office:value="0.3000883394" calcext:value-type="float">
            <text:p>0.3000883394</text:p>
          </table:table-cell>
          <table:table-cell office:value-type="float" office:value="0.2068754094" calcext:value-type="float">
            <text:p>0.2068754094</text:p>
          </table:table-cell>
          <table:table-cell office:value-type="string" calcext:value-type="string">
            <text:p>nan</text:p>
          </table:table-cell>
          <table:table-cell office:value-type="float" office:value="-0.2854522109" calcext:value-type="float">
            <text:p>-0.2854522109</text:p>
          </table:table-cell>
          <table:table-cell office:value-type="float" office:value="-0.9269999602" calcext:value-type="float">
            <text:p>-0.9269999602</text:p>
          </table:table-cell>
          <table:table-cell office:value-type="float" office:value="-0.2468453111" calcext:value-type="float">
            <text:p>-0.2468453111</text:p>
          </table:table-cell>
          <table:table-cell office:value-type="float" office:value="-0.0908106343" calcext:value-type="float">
            <text:p>-0.0908106343</text:p>
          </table:table-cell>
          <table:table-cell office:value-type="float" office:value="-0.0567161342" calcext:value-type="float">
            <text:p>-0.0567161342</text:p>
          </table:table-cell>
          <table:table-cell office:value-type="float" office:value="-0.2468453111" calcext:value-type="float">
            <text:p>-0.2468453111</text:p>
          </table:table-cell>
          <table:table-cell office:value-type="float" office:value="-0.0908106343" calcext:value-type="float">
            <text:p>-0.0908106343</text:p>
          </table:table-cell>
          <table:table-cell office:value-type="float" office:value="-0.0567161342" calcext:value-type="float">
            <text:p>-0.0567161342</text:p>
          </table:table-cell>
          <table:table-cell office:value-type="float" office:value="-0.2438144683" calcext:value-type="float">
            <text:p>-0.2438144683</text:p>
          </table:table-cell>
          <table:table-cell office:value-type="float" office:value="-0.1227809132" calcext:value-type="float">
            <text:p>-0.1227809132</text:p>
          </table:table-cell>
          <table:table-cell office:value-type="float" office:value="-0.0804753812" calcext:value-type="float">
            <text:p>-0.0804753812</text:p>
          </table:table-cell>
          <table:table-cell office:value-type="float" office:value="-0.2344406466" calcext:value-type="float">
            <text:p>-0.2344406466</text:p>
          </table:table-cell>
          <table:table-cell office:value-type="float" office:value="-0.1207520901" calcext:value-type="float">
            <text:p>-0.1207520901</text:p>
          </table:table-cell>
          <table:table-cell office:value-type="float" office:value="-0.0789076058" calcext:value-type="float">
            <text:p>-0.0789076058</text:p>
          </table:table-cell>
          <table:table-cell office:value-type="float" office:value="-0.284343384" calcext:value-type="float">
            <text:p>-0.284343384</text:p>
          </table:table-cell>
          <table:table-cell office:value-type="float" office:value="-0.1836207468" calcext:value-type="float">
            <text:p>-0.1836207468</text:p>
          </table:table-cell>
          <table:table-cell office:value-type="float" office:value="-0.1207234263" calcext:value-type="float">
            <text:p>-0.1207234263</text:p>
          </table:table-cell>
          <table:table-cell office:value-type="string" calcext:value-type="string">
            <text:p>nan</text:p>
          </table:table-cell>
          <table:table-cell office:value-type="float" office:value="0.0633830126" calcext:value-type="float">
            <text:p>0.0633830126</text:p>
          </table:table-cell>
          <table:table-cell office:value-type="float" office:value="-0.7447626101" calcext:value-type="float">
            <text:p>-0.7447626101</text:p>
          </table:table-cell>
          <table:table-cell office:value-type="float" office:value="0.1069029737" calcext:value-type="float">
            <text:p>0.1069029737</text:p>
          </table:table-cell>
          <table:table-cell office:value-type="float" office:value="0.1798560265" calcext:value-type="float">
            <text:p>0.1798560265</text:p>
          </table:table-cell>
          <table:table-cell office:value-type="float" office:value="0.120102158" calcext:value-type="float">
            <text:p>0.120102158</text:p>
          </table:table-cell>
          <table:table-cell office:value-type="float" office:value="0.9833484615" calcext:value-type="float">
            <text:p>0.9833484615</text:p>
          </table:table-cell>
          <table:table-cell office:value-type="float" office:value="0.8771046034" calcext:value-type="float">
            <text:p>0.8771046034</text:p>
          </table:table-cell>
          <table:table-cell office:value-type="float" office:value="0.7330674305" calcext:value-type="float">
            <text:p>0.7330674305</text:p>
          </table:table-cell>
          <table:table-cell office:value-type="float" office:value="0.1704306276" calcext:value-type="float">
            <text:p>0.1704306276</text:p>
          </table:table-cell>
          <table:table-cell office:value-type="float" office:value="0.1562411359" calcext:value-type="float">
            <text:p>0.1562411359</text:p>
          </table:table-cell>
          <table:table-cell office:value-type="float" office:value="0.1060564052" calcext:value-type="float">
            <text:p>0.1060564052</text:p>
          </table:table-cell>
          <table:table-cell office:value-type="float" office:value="0.2715465836" calcext:value-type="float">
            <text:p>0.2715465836</text:p>
          </table:table-cell>
          <table:table-cell office:value-type="float" office:value="0.2412205588" calcext:value-type="float">
            <text:p>0.2412205588</text:p>
          </table:table-cell>
          <table:table-cell office:value-type="float" office:value="0.1652661071" calcext:value-type="float">
            <text:p>0.1652661071</text:p>
          </table:table-cell>
          <table:table-cell office:value-type="string" calcext:value-type="string">
            <text:p>nan</text:p>
          </table:table-cell>
          <table:table-cell office:value-type="float" office:value="-0.2860087591" calcext:value-type="float">
            <text:p>-0.2860087591</text:p>
          </table:table-cell>
          <table:table-cell office:value-type="float" office:value="-0.9099281766" calcext:value-type="float">
            <text:p>-0.9099281766</text:p>
          </table:table-cell>
          <table:table-cell office:value-type="float" office:value="-0.3020898564" calcext:value-type="float">
            <text:p>-0.3020898564</text:p>
          </table:table-cell>
          <table:table-cell office:value-type="float" office:value="-0.1899814191" calcext:value-type="float">
            <text:p>-0.1899814191</text:p>
          </table:table-cell>
          <table:table-cell office:value-type="float" office:value="-0.1262858798" calcext:value-type="float">
            <text:p>-0.1262858798</text:p>
          </table:table-cell>
          <table:table-cell office:value-type="float" office:value="-0.3020898564" calcext:value-type="float">
            <text:p>-0.3020898564</text:p>
          </table:table-cell>
          <table:table-cell office:value-type="float" office:value="-0.1899814191" calcext:value-type="float">
            <text:p>-0.1899814191</text:p>
          </table:table-cell>
          <table:table-cell office:value-type="float" office:value="-0.1262858798" calcext:value-type="float">
            <text:p>-0.1262858798</text:p>
          </table:table-cell>
          <table:table-cell office:value-type="float" office:value="-0.296975262" calcext:value-type="float">
            <text:p>-0.296975262</text:p>
          </table:table-cell>
          <table:table-cell office:value-type="float" office:value="-0.2116260021" calcext:value-type="float">
            <text:p>-0.2116260021</text:p>
          </table:table-cell>
          <table:table-cell office:value-type="float" office:value="-0.1419434554" calcext:value-type="float">
            <text:p>-0.1419434554</text:p>
          </table:table-cell>
          <table:table-cell office:value-type="float" office:value="-0.2879215462" calcext:value-type="float">
            <text:p>-0.2879215462</text:p>
          </table:table-cell>
          <table:table-cell office:value-type="float" office:value="-0.2119508659" calcext:value-type="float">
            <text:p>-0.2119508659</text:p>
          </table:table-cell>
          <table:table-cell office:value-type="float" office:value="-0.1419575657" calcext:value-type="float">
            <text:p>-0.1419575657</text:p>
          </table:table-cell>
          <table:table-cell office:value-type="float" office:value="-0.3091733096" calcext:value-type="float">
            <text:p>-0.3091733096</text:p>
          </table:table-cell>
          <table:table-cell office:value-type="float" office:value="-0.2335666152" calcext:value-type="float">
            <text:p>-0.2335666152</text:p>
          </table:table-cell>
          <table:table-cell office:value-type="float" office:value="-0.1578685719" calcext:value-type="float">
            <text:p>-0.1578685719</text:p>
          </table:table-cell>
          <table:table-cell office:value-type="string" calcext:value-type="string">
            <text:p>nan</text:p>
          </table:table-cell>
          <table:table-cell office:value-type="float" office:value="0.1158746475" calcext:value-type="float">
            <text:p>0.1158746475</text:p>
          </table:table-cell>
          <table:table-cell office:value-type="float" office:value="-0.6564269249" calcext:value-type="float">
            <text:p>-0.6564269249</text:p>
          </table:table-cell>
          <table:table-cell office:value-type="float" office:value="0.0882005976" calcext:value-type="float">
            <text:p>0.0882005976</text:p>
          </table:table-cell>
          <table:table-cell office:value-type="float" office:value="0.1642834134" calcext:value-type="float">
            <text:p>0.1642834134</text:p>
          </table:table-cell>
          <table:table-cell office:value-type="float" office:value="0.1101572283" calcext:value-type="float">
            <text:p>0.1101572283</text:p>
          </table:table-cell>
          <table:table-cell office:value-type="string" calcext:value-type="string">
            <text:p>nan</text:p>
          </table:table-cell>
          <table:table-cell office:value-type="float" office:value="-0.006886647" calcext:value-type="float">
            <text:p>-0.006886647</text:p>
          </table:table-cell>
          <table:table-cell office:value-type="float" office:value="-0.9608022995" calcext:value-type="float">
            <text:p>-0.9608022995</text:p>
          </table:table-cell>
        </table:table-row>
        <table:table-row table:style-name="ro1">
          <table:table-cell office:value-type="string" calcext:value-type="string">
            <text:p>Caenorhabditis_sp10</text:p>
          </table:table-cell>
          <table:table-cell office:value-type="string" calcext:value-type="string">
            <text:p>Caenorhabditis elegans</text:p>
          </table:table-cell>
          <table:table-cell office:value-type="float" office:value="5099" calcext:value-type="float">
            <text:p>5099</text:p>
          </table:table-cell>
          <table:table-cell office:value-type="float" office:value="418.560698176" calcext:value-type="float">
            <text:p>418.560698176</text:p>
          </table:table-cell>
          <table:table-cell office:value-type="float" office:value="264.90954099" calcext:value-type="float">
            <text:p>264.90954099</text:p>
          </table:table-cell>
          <table:table-cell office:value-type="float" office:value="0.4281905983" calcext:value-type="float">
            <text:p>0.4281905983</text:p>
          </table:table-cell>
          <table:table-cell office:value-type="float" office:value="0.0411289476" calcext:value-type="float">
            <text:p>0.0411289476</text:p>
          </table:table-cell>
          <table:table-cell office:value-type="float" office:value="0.3925866279" calcext:value-type="float">
            <text:p>0.3925866279</text:p>
          </table:table-cell>
          <table:table-cell office:value-type="float" office:value="0.0878883611" calcext:value-type="float">
            <text:p>0.0878883611</text:p>
          </table:table-cell>
          <table:table-cell office:value-type="float" office:value="0.3191806823" calcext:value-type="float">
            <text:p>0.3191806823</text:p>
          </table:table-cell>
          <table:table-cell office:value-type="float" office:value="0.0687500896" calcext:value-type="float">
            <text:p>0.0687500896</text:p>
          </table:table-cell>
          <table:table-cell office:value-type="float" office:value="-0.0025916377" calcext:value-type="float">
            <text:p>-0.0025916377</text:p>
          </table:table-cell>
          <table:table-cell office:value-type="float" office:value="-0.2023903687" calcext:value-type="float">
            <text:p>-0.2023903687</text:p>
          </table:table-cell>
          <table:table-cell office:value-type="float" office:value="-0.1465094259" calcext:value-type="float">
            <text:p>-0.1465094259</text:p>
          </table:table-cell>
          <table:table-cell office:value-type="float" office:value="0.3695947037" calcext:value-type="float">
            <text:p>0.3695947037</text:p>
          </table:table-cell>
          <table:table-cell office:value-type="float" office:value="0.3536983707" calcext:value-type="float">
            <text:p>0.3536983707</text:p>
          </table:table-cell>
          <table:table-cell office:value-type="float" office:value="0.2431584162" calcext:value-type="float">
            <text:p>0.2431584162</text:p>
          </table:table-cell>
          <table:table-cell office:value-type="string" calcext:value-type="string">
            <text:p>nan</text:p>
          </table:table-cell>
          <table:table-cell office:value-type="float" office:value="-0.410094391" calcext:value-type="float">
            <text:p>-0.410094391</text:p>
          </table:table-cell>
          <table:table-cell office:value-type="float" office:value="-0.9946980735" calcext:value-type="float">
            <text:p>-0.9946980735</text:p>
          </table:table-cell>
          <table:table-cell office:value-type="float" office:value="0.0495635036" calcext:value-type="float">
            <text:p>0.0495635036</text:p>
          </table:table-cell>
          <table:table-cell office:value-type="float" office:value="0.2202586009" calcext:value-type="float">
            <text:p>0.2202586009</text:p>
          </table:table-cell>
          <table:table-cell office:value-type="float" office:value="0.1555296217" calcext:value-type="float">
            <text:p>0.1555296217</text:p>
          </table:table-cell>
          <table:table-cell office:value-type="float" office:value="0.0495635036" calcext:value-type="float">
            <text:p>0.0495635036</text:p>
          </table:table-cell>
          <table:table-cell office:value-type="float" office:value="0.2202586009" calcext:value-type="float">
            <text:p>0.2202586009</text:p>
          </table:table-cell>
          <table:table-cell office:value-type="float" office:value="0.1555296217" calcext:value-type="float">
            <text:p>0.1555296217</text:p>
          </table:table-cell>
          <table:table-cell office:value-type="float" office:value="0.0075698007" calcext:value-type="float">
            <text:p>0.0075698007</text:p>
          </table:table-cell>
          <table:table-cell office:value-type="float" office:value="0.1612216093" calcext:value-type="float">
            <text:p>0.1612216093</text:p>
          </table:table-cell>
          <table:table-cell office:value-type="float" office:value="0.1135346909" calcext:value-type="float">
            <text:p>0.1135346909</text:p>
          </table:table-cell>
          <table:table-cell office:value-type="float" office:value="0.0158500495" calcext:value-type="float">
            <text:p>0.0158500495</text:p>
          </table:table-cell>
          <table:table-cell office:value-type="float" office:value="0.1379372225" calcext:value-type="float">
            <text:p>0.1379372225</text:p>
          </table:table-cell>
          <table:table-cell office:value-type="float" office:value="0.0971764261" calcext:value-type="float">
            <text:p>0.0971764261</text:p>
          </table:table-cell>
          <table:table-cell office:value-type="float" office:value="-0.054169728" calcext:value-type="float">
            <text:p>-0.054169728</text:p>
          </table:table-cell>
          <table:table-cell office:value-type="float" office:value="0.0677627324" calcext:value-type="float">
            <text:p>0.0677627324</text:p>
          </table:table-cell>
          <table:table-cell office:value-type="float" office:value="0.0479099488" calcext:value-type="float">
            <text:p>0.0479099488</text:p>
          </table:table-cell>
          <table:table-cell office:value-type="string" calcext:value-type="string">
            <text:p>nan</text:p>
          </table:table-cell>
          <table:table-cell office:value-type="float" office:value="-0.3578855971" calcext:value-type="float">
            <text:p>-0.3578855971</text:p>
          </table:table-cell>
          <table:table-cell office:value-type="float" office:value="-0.9477521056" calcext:value-type="float">
            <text:p>-0.9477521056</text:p>
          </table:table-cell>
          <table:table-cell office:value-type="float" office:value="0.4733405701" calcext:value-type="float">
            <text:p>0.4733405701</text:p>
          </table:table-cell>
          <table:table-cell office:value-type="float" office:value="0.5517669602" calcext:value-type="float">
            <text:p>0.5517669602</text:p>
          </table:table-cell>
          <table:table-cell office:value-type="float" office:value="0.3832613765" calcext:value-type="float">
            <text:p>0.3832613765</text:p>
          </table:table-cell>
          <table:table-cell office:value-type="float" office:value="0.9761899954" calcext:value-type="float">
            <text:p>0.9761899954</text:p>
          </table:table-cell>
          <table:table-cell office:value-type="float" office:value="0.870680755" calcext:value-type="float">
            <text:p>0.870680755</text:p>
          </table:table-cell>
          <table:table-cell office:value-type="float" office:value="0.7251936825" calcext:value-type="float">
            <text:p>0.7251936825</text:p>
          </table:table-cell>
          <table:table-cell office:value-type="float" office:value="0.2106893783" calcext:value-type="float">
            <text:p>0.2106893783</text:p>
          </table:table-cell>
          <table:table-cell office:value-type="float" office:value="0.2153228137" calcext:value-type="float">
            <text:p>0.2153228137</text:p>
          </table:table-cell>
          <table:table-cell office:value-type="float" office:value="0.1484019947" calcext:value-type="float">
            <text:p>0.1484019947</text:p>
          </table:table-cell>
          <table:table-cell office:value-type="float" office:value="0.3241589814" calcext:value-type="float">
            <text:p>0.3241589814</text:p>
          </table:table-cell>
          <table:table-cell office:value-type="float" office:value="0.2794341937" calcext:value-type="float">
            <text:p>0.2794341937</text:p>
          </table:table-cell>
          <table:table-cell office:value-type="float" office:value="0.1942850405" calcext:value-type="float">
            <text:p>0.1942850405</text:p>
          </table:table-cell>
          <table:table-cell office:value-type="string" calcext:value-type="string">
            <text:p>nan</text:p>
          </table:table-cell>
          <table:table-cell office:value-type="float" office:value="-0.424258657" calcext:value-type="float">
            <text:p>-0.424258657</text:p>
          </table:table-cell>
          <table:table-cell office:value-type="float" office:value="-1.0576577354" calcext:value-type="float">
            <text:p>-1.0576577354</text:p>
          </table:table-cell>
          <table:table-cell office:value-type="float" office:value="0.0088560027" calcext:value-type="float">
            <text:p>0.0088560027</text:p>
          </table:table-cell>
          <table:table-cell office:value-type="float" office:value="0.1982412917" calcext:value-type="float">
            <text:p>0.1982412917</text:p>
          </table:table-cell>
          <table:table-cell office:value-type="float" office:value="0.1433076311" calcext:value-type="float">
            <text:p>0.1433076311</text:p>
          </table:table-cell>
          <table:table-cell office:value-type="float" office:value="0.0088560027" calcext:value-type="float">
            <text:p>0.0088560027</text:p>
          </table:table-cell>
          <table:table-cell office:value-type="float" office:value="0.1982412917" calcext:value-type="float">
            <text:p>0.1982412917</text:p>
          </table:table-cell>
          <table:table-cell office:value-type="float" office:value="0.1433076311" calcext:value-type="float">
            <text:p>0.1433076311</text:p>
          </table:table-cell>
          <table:table-cell office:value-type="float" office:value="-0.025981309" calcext:value-type="float">
            <text:p>-0.025981309</text:p>
          </table:table-cell>
          <table:table-cell office:value-type="float" office:value="0.159622368" calcext:value-type="float">
            <text:p>0.159622368</text:p>
          </table:table-cell>
          <table:table-cell office:value-type="float" office:value="0.1160462233" calcext:value-type="float">
            <text:p>0.1160462233</text:p>
          </table:table-cell>
          <table:table-cell office:value-type="float" office:value="-0.0119274512" calcext:value-type="float">
            <text:p>-0.0119274512</text:p>
          </table:table-cell>
          <table:table-cell office:value-type="float" office:value="0.1444284985" calcext:value-type="float">
            <text:p>0.1444284985</text:p>
          </table:table-cell>
          <table:table-cell office:value-type="float" office:value="0.1049979079" calcext:value-type="float">
            <text:p>0.1049979079</text:p>
          </table:table-cell>
          <table:table-cell office:value-type="float" office:value="-0.0447229708" calcext:value-type="float">
            <text:p>-0.0447229708</text:p>
          </table:table-cell>
          <table:table-cell office:value-type="float" office:value="0.1338549208" calcext:value-type="float">
            <text:p>0.1338549208</text:p>
          </table:table-cell>
          <table:table-cell office:value-type="float" office:value="0.098289112" calcext:value-type="float">
            <text:p>0.098289112</text:p>
          </table:table-cell>
          <table:table-cell office:value-type="string" calcext:value-type="string">
            <text:p>nan</text:p>
          </table:table-cell>
          <table:table-cell office:value-type="float" office:value="-0.3916938416" calcext:value-type="float">
            <text:p>-0.3916938416</text:p>
          </table:table-cell>
          <table:table-cell office:value-type="float" office:value="-0.9147199155" calcext:value-type="float">
            <text:p>-0.9147199155</text:p>
          </table:table-cell>
          <table:table-cell office:value-type="float" office:value="0.4700314009" calcext:value-type="float">
            <text:p>0.4700314009</text:p>
          </table:table-cell>
          <table:table-cell office:value-type="float" office:value="0.5932722243" calcext:value-type="float">
            <text:p>0.5932722243</text:p>
          </table:table-cell>
          <table:table-cell office:value-type="float" office:value="0.425594235" calcext:value-type="float">
            <text:p>0.425594235</text:p>
          </table:table-cell>
          <table:table-cell office:value-type="string" calcext:value-type="string">
            <text:p>nan</text:p>
          </table:table-cell>
          <table:table-cell office:value-type="float" office:value="-0.1326780364" calcext:value-type="float">
            <text:p>-0.1326780364</text:p>
          </table:table-cell>
          <table:table-cell office:value-type="float" office:value="-0.9995837907" calcext:value-type="float">
            <text:p>-0.9995837907</text:p>
          </table:table-cell>
        </table:table-row>
        <table:table-row table:style-name="ro1">
          <table:table-cell office:value-type="string" calcext:value-type="string">
            <text:p>Callithrix_jacchus</text:p>
          </table:table-cell>
          <table:table-cell office:value-type="string" calcext:value-type="string">
            <text:p>Callithrix jacchus</text:p>
          </table:table-cell>
          <table:table-cell office:value-type="float" office:value="9439" calcext:value-type="float">
            <text:p>9439</text:p>
          </table:table-cell>
          <table:table-cell office:value-type="float" office:value="428.513507787" calcext:value-type="float">
            <text:p>428.513507787</text:p>
          </table:table-cell>
          <table:table-cell office:value-type="float" office:value="320.559860921" calcext:value-type="float">
            <text:p>320.559860921</text:p>
          </table:table-cell>
          <table:table-cell office:value-type="float" office:value="0.4734081742" calcext:value-type="float">
            <text:p>0.4734081742</text:p>
          </table:table-cell>
          <table:table-cell office:value-type="float" office:value="0.0629275189" calcext:value-type="float">
            <text:p>0.0629275189</text:p>
          </table:table-cell>
          <table:table-cell office:value-type="float" office:value="0.4959980889" calcext:value-type="float">
            <text:p>0.4959980889</text:p>
          </table:table-cell>
          <table:table-cell office:value-type="float" office:value="0.1373072584" calcext:value-type="float">
            <text:p>0.1373072584</text:p>
          </table:table-cell>
          <table:table-cell office:value-type="float" office:value="0.4286005538" calcext:value-type="float">
            <text:p>0.4286005538</text:p>
          </table:table-cell>
          <table:table-cell office:value-type="float" office:value="0.0891757461" calcext:value-type="float">
            <text:p>0.0891757461</text:p>
          </table:table-cell>
          <table:table-cell office:value-type="float" office:value="-0.0046982892" calcext:value-type="float">
            <text:p>-0.0046982892</text:p>
          </table:table-cell>
          <table:table-cell office:value-type="float" office:value="-0.1050234325" calcext:value-type="float">
            <text:p>-0.1050234325</text:p>
          </table:table-cell>
          <table:table-cell office:value-type="float" office:value="-0.0742818096" calcext:value-type="float">
            <text:p>-0.0742818096</text:p>
          </table:table-cell>
          <table:table-cell office:value-type="float" office:value="0.1680005331" calcext:value-type="float">
            <text:p>0.1680005331</text:p>
          </table:table-cell>
          <table:table-cell office:value-type="float" office:value="0.2100284511" calcext:value-type="float">
            <text:p>0.2100284511</text:p>
          </table:table-cell>
          <table:table-cell office:value-type="float" office:value="0.1402262513" calcext:value-type="float">
            <text:p>0.1402262513</text:p>
          </table:table-cell>
          <table:table-cell office:value-type="string" calcext:value-type="string">
            <text:p>nan</text:p>
          </table:table-cell>
          <table:table-cell office:value-type="float" office:value="-0.3246914451" calcext:value-type="float">
            <text:p>-0.3246914451</text:p>
          </table:table-cell>
          <table:table-cell office:value-type="float" office:value="-0.9963043294" calcext:value-type="float">
            <text:p>-0.9963043294</text:p>
          </table:table-cell>
          <table:table-cell office:value-type="float" office:value="0.2990359672" calcext:value-type="float">
            <text:p>0.2990359672</text:p>
          </table:table-cell>
          <table:table-cell office:value-type="float" office:value="0.3286390228" calcext:value-type="float">
            <text:p>0.3286390228</text:p>
          </table:table-cell>
          <table:table-cell office:value-type="float" office:value="0.2223250682" calcext:value-type="float">
            <text:p>0.2223250682</text:p>
          </table:table-cell>
          <table:table-cell office:value-type="float" office:value="0.2990359672" calcext:value-type="float">
            <text:p>0.2990359672</text:p>
          </table:table-cell>
          <table:table-cell office:value-type="float" office:value="0.3286390228" calcext:value-type="float">
            <text:p>0.3286390228</text:p>
          </table:table-cell>
          <table:table-cell office:value-type="float" office:value="0.2223250682" calcext:value-type="float">
            <text:p>0.2223250682</text:p>
          </table:table-cell>
          <table:table-cell office:value-type="float" office:value="0.3625129136" calcext:value-type="float">
            <text:p>0.3625129136</text:p>
          </table:table-cell>
          <table:table-cell office:value-type="float" office:value="0.3957322923" calcext:value-type="float">
            <text:p>0.3957322923</text:p>
          </table:table-cell>
          <table:table-cell office:value-type="float" office:value="0.2680903063" calcext:value-type="float">
            <text:p>0.2680903063</text:p>
          </table:table-cell>
          <table:table-cell office:value-type="float" office:value="0.3058159619" calcext:value-type="float">
            <text:p>0.3058159619</text:p>
          </table:table-cell>
          <table:table-cell office:value-type="float" office:value="0.3374260271" calcext:value-type="float">
            <text:p>0.3374260271</text:p>
          </table:table-cell>
          <table:table-cell office:value-type="float" office:value="0.2261671346" calcext:value-type="float">
            <text:p>0.2261671346</text:p>
          </table:table-cell>
          <table:table-cell office:value-type="float" office:value="0.3266366096" calcext:value-type="float">
            <text:p>0.3266366096</text:p>
          </table:table-cell>
          <table:table-cell office:value-type="float" office:value="0.3531240829" calcext:value-type="float">
            <text:p>0.3531240829</text:p>
          </table:table-cell>
          <table:table-cell office:value-type="float" office:value="0.2366049923" calcext:value-type="float">
            <text:p>0.2366049923</text:p>
          </table:table-cell>
          <table:table-cell office:value-type="string" calcext:value-type="string">
            <text:p>nan</text:p>
          </table:table-cell>
          <table:table-cell office:value-type="float" office:value="-0.41083963" calcext:value-type="float">
            <text:p>-0.41083963</text:p>
          </table:table-cell>
          <table:table-cell office:value-type="float" office:value="-0.9797524033" calcext:value-type="float">
            <text:p>-0.9797524033</text:p>
          </table:table-cell>
          <table:table-cell office:value-type="float" office:value="0.4858002447" calcext:value-type="float">
            <text:p>0.4858002447</text:p>
          </table:table-cell>
          <table:table-cell office:value-type="float" office:value="0.5096592706" calcext:value-type="float">
            <text:p>0.5096592706</text:p>
          </table:table-cell>
          <table:table-cell office:value-type="float" office:value="0.3536270085" calcext:value-type="float">
            <text:p>0.3536270085</text:p>
          </table:table-cell>
          <table:table-cell office:value-type="float" office:value="0.9918428318" calcext:value-type="float">
            <text:p>0.9918428318</text:p>
          </table:table-cell>
          <table:table-cell office:value-type="float" office:value="0.9301027793" calcext:value-type="float">
            <text:p>0.9301027793</text:p>
          </table:table-cell>
          <table:table-cell office:value-type="float" office:value="0.8123831185" calcext:value-type="float">
            <text:p>0.8123831185</text:p>
          </table:table-cell>
          <table:table-cell office:value-type="float" office:value="0.0896341947" calcext:value-type="float">
            <text:p>0.0896341947</text:p>
          </table:table-cell>
          <table:table-cell office:value-type="float" office:value="0.1589167889" calcext:value-type="float">
            <text:p>0.1589167889</text:p>
          </table:table-cell>
          <table:table-cell office:value-type="float" office:value="0.1072723124" calcext:value-type="float">
            <text:p>0.1072723124</text:p>
          </table:table-cell>
          <table:table-cell office:value-type="float" office:value="0.1893852785" calcext:value-type="float">
            <text:p>0.1893852785</text:p>
          </table:table-cell>
          <table:table-cell office:value-type="float" office:value="0.2654906164" calcext:value-type="float">
            <text:p>0.2654906164</text:p>
          </table:table-cell>
          <table:table-cell office:value-type="float" office:value="0.1799136086" calcext:value-type="float">
            <text:p>0.1799136086</text:p>
          </table:table-cell>
          <table:table-cell office:value-type="string" calcext:value-type="string">
            <text:p>nan</text:p>
          </table:table-cell>
          <table:table-cell office:value-type="float" office:value="-0.3197463485" calcext:value-type="float">
            <text:p>-0.3197463485</text:p>
          </table:table-cell>
          <table:table-cell office:value-type="float" office:value="-1.0342532666" calcext:value-type="float">
            <text:p>-1.0342532666</text:p>
          </table:table-cell>
          <table:table-cell office:value-type="float" office:value="0.3034560105" calcext:value-type="float">
            <text:p>0.3034560105</text:p>
          </table:table-cell>
          <table:table-cell office:value-type="float" office:value="0.3499470793" calcext:value-type="float">
            <text:p>0.3499470793</text:p>
          </table:table-cell>
          <table:table-cell office:value-type="float" office:value="0.2413883642" calcext:value-type="float">
            <text:p>0.2413883642</text:p>
          </table:table-cell>
          <table:table-cell office:value-type="float" office:value="0.3034560105" calcext:value-type="float">
            <text:p>0.3034560105</text:p>
          </table:table-cell>
          <table:table-cell office:value-type="float" office:value="0.3499470793" calcext:value-type="float">
            <text:p>0.3499470793</text:p>
          </table:table-cell>
          <table:table-cell office:value-type="float" office:value="0.2413883642" calcext:value-type="float">
            <text:p>0.2413883642</text:p>
          </table:table-cell>
          <table:table-cell office:value-type="float" office:value="0.368643048" calcext:value-type="float">
            <text:p>0.368643048</text:p>
          </table:table-cell>
          <table:table-cell office:value-type="float" office:value="0.4155375668" calcext:value-type="float">
            <text:p>0.4155375668</text:p>
          </table:table-cell>
          <table:table-cell office:value-type="float" office:value="0.2860605446" calcext:value-type="float">
            <text:p>0.2860605446</text:p>
          </table:table-cell>
          <table:table-cell office:value-type="float" office:value="0.3248147141" calcext:value-type="float">
            <text:p>0.3248147141</text:p>
          </table:table-cell>
          <table:table-cell office:value-type="float" office:value="0.3934855869" calcext:value-type="float">
            <text:p>0.3934855869</text:p>
          </table:table-cell>
          <table:table-cell office:value-type="float" office:value="0.2712277265" calcext:value-type="float">
            <text:p>0.2712277265</text:p>
          </table:table-cell>
          <table:table-cell office:value-type="float" office:value="0.3476157431" calcext:value-type="float">
            <text:p>0.3476157431</text:p>
          </table:table-cell>
          <table:table-cell office:value-type="float" office:value="0.4099624827" calcext:value-type="float">
            <text:p>0.4099624827</text:p>
          </table:table-cell>
          <table:table-cell office:value-type="float" office:value="0.2817935831" calcext:value-type="float">
            <text:p>0.2817935831</text:p>
          </table:table-cell>
          <table:table-cell office:value-type="string" calcext:value-type="string">
            <text:p>nan</text:p>
          </table:table-cell>
          <table:table-cell office:value-type="float" office:value="-0.436306521" calcext:value-type="float">
            <text:p>-0.436306521</text:p>
          </table:table-cell>
          <table:table-cell office:value-type="float" office:value="-0.9808615791" calcext:value-type="float">
            <text:p>-0.9808615791</text:p>
          </table:table-cell>
          <table:table-cell office:value-type="float" office:value="0.4909608089" calcext:value-type="float">
            <text:p>0.4909608089</text:p>
          </table:table-cell>
          <table:table-cell office:value-type="float" office:value="0.5323235902" calcext:value-type="float">
            <text:p>0.5323235902</text:p>
          </table:table-cell>
          <table:table-cell office:value-type="float" office:value="0.3756496459" calcext:value-type="float">
            <text:p>0.3756496459</text:p>
          </table:table-cell>
          <table:table-cell office:value-type="string" calcext:value-type="string">
            <text:p>nan</text:p>
          </table:table-cell>
          <table:table-cell office:value-type="float" office:value="0.0220765202" calcext:value-type="float">
            <text:p>0.0220765202</text:p>
          </table:table-cell>
          <table:table-cell office:value-type="float" office:value="-0.9996649728" calcext:value-type="float">
            <text:p>-0.9996649728</text:p>
          </table:table-cell>
        </table:table-row>
        <table:table-row table:style-name="ro1">
          <table:table-cell office:value-type="string" calcext:value-type="string">
            <text:p>Camponotus_aethiops</text:p>
          </table:table-cell>
          <table:table-cell office:value-type="string" calcext:value-type="string">
            <text:p>Camponotus aethiops</text:p>
          </table:table-cell>
          <table:table-cell office:value-type="float" office:value="11810" calcext:value-type="float">
            <text:p>11810</text:p>
          </table:table-cell>
          <table:table-cell office:value-type="float" office:value="1187.36883997" calcext:value-type="float">
            <text:p>1187.36883997</text:p>
          </table:table-cell>
          <table:table-cell office:value-type="float" office:value="1231.50093938" calcext:value-type="float">
            <text:p>1231.50093938</text:p>
          </table:table-cell>
          <table:table-cell office:value-type="float" office:value="0.4280623081" calcext:value-type="float">
            <text:p>0.4280623081</text:p>
          </table:table-cell>
          <table:table-cell office:value-type="float" office:value="0.0746377302" calcext:value-type="float">
            <text:p>0.0746377302</text:p>
          </table:table-cell>
          <table:table-cell office:value-type="float" office:value="0.4205402917" calcext:value-type="float">
            <text:p>0.4205402917</text:p>
          </table:table-cell>
          <table:table-cell office:value-type="float" office:value="0.1330404143" calcext:value-type="float">
            <text:p>0.1330404143</text:p>
          </table:table-cell>
          <table:table-cell office:value-type="float" office:value="0.3409356229" calcext:value-type="float">
            <text:p>0.3409356229</text:p>
          </table:table-cell>
          <table:table-cell office:value-type="float" office:value="0.0861622706" calcext:value-type="float">
            <text:p>0.0861622706</text:p>
          </table:table-cell>
          <table:table-cell office:value-type="float" office:value="-0.0006646193" calcext:value-type="float">
            <text:p>-0.0006646193</text:p>
          </table:table-cell>
          <table:table-cell office:value-type="float" office:value="-0.0030850494" calcext:value-type="float">
            <text:p>-0.0030850494</text:p>
          </table:table-cell>
          <table:table-cell office:value-type="float" office:value="0.0008970898" calcext:value-type="float">
            <text:p>0.0008970898</text:p>
          </table:table-cell>
          <table:table-cell office:value-type="float" office:value="-0.1459241805" calcext:value-type="float">
            <text:p>-0.1459241805</text:p>
          </table:table-cell>
          <table:table-cell office:value-type="float" office:value="-0.1761884764" calcext:value-type="float">
            <text:p>-0.1761884764</text:p>
          </table:table-cell>
          <table:table-cell office:value-type="float" office:value="-0.1147463293" calcext:value-type="float">
            <text:p>-0.1147463293</text:p>
          </table:table-cell>
          <table:table-cell office:value-type="string" calcext:value-type="string">
            <text:p>nan</text:p>
          </table:table-cell>
          <table:table-cell office:value-type="float" office:value="-0.5091133086" calcext:value-type="float">
            <text:p>-0.5091133086</text:p>
          </table:table-cell>
          <table:table-cell office:value-type="float" office:value="-0.7745350695" calcext:value-type="float">
            <text:p>-0.7745350695</text:p>
          </table:table-cell>
          <table:table-cell office:value-type="float" office:value="0.0731874837" calcext:value-type="float">
            <text:p>0.0731874837</text:p>
          </table:table-cell>
          <table:table-cell office:value-type="float" office:value="0.1260535315" calcext:value-type="float">
            <text:p>0.1260535315</text:p>
          </table:table-cell>
          <table:table-cell office:value-type="float" office:value="0.0810696014" calcext:value-type="float">
            <text:p>0.0810696014</text:p>
          </table:table-cell>
          <table:table-cell office:value-type="float" office:value="0.0731874837" calcext:value-type="float">
            <text:p>0.0731874837</text:p>
          </table:table-cell>
          <table:table-cell office:value-type="float" office:value="0.1260535315" calcext:value-type="float">
            <text:p>0.1260535315</text:p>
          </table:table-cell>
          <table:table-cell office:value-type="float" office:value="0.0810696014" calcext:value-type="float">
            <text:p>0.0810696014</text:p>
          </table:table-cell>
          <table:table-cell office:value-type="float" office:value="0.122068268" calcext:value-type="float">
            <text:p>0.122068268</text:p>
          </table:table-cell>
          <table:table-cell office:value-type="float" office:value="0.1971722271" calcext:value-type="float">
            <text:p>0.1971722271</text:p>
          </table:table-cell>
          <table:table-cell office:value-type="float" office:value="0.1235420284" calcext:value-type="float">
            <text:p>0.1235420284</text:p>
          </table:table-cell>
          <table:table-cell office:value-type="float" office:value="0.0841484416" calcext:value-type="float">
            <text:p>0.0841484416</text:p>
          </table:table-cell>
          <table:table-cell office:value-type="float" office:value="0.1421722212" calcext:value-type="float">
            <text:p>0.1421722212</text:p>
          </table:table-cell>
          <table:table-cell office:value-type="float" office:value="0.0913887078" calcext:value-type="float">
            <text:p>0.0913887078</text:p>
          </table:table-cell>
          <table:table-cell office:value-type="float" office:value="0.1296696644" calcext:value-type="float">
            <text:p>0.1296696644</text:p>
          </table:table-cell>
          <table:table-cell office:value-type="float" office:value="0.2018999542" calcext:value-type="float">
            <text:p>0.2018999542</text:p>
          </table:table-cell>
          <table:table-cell office:value-type="float" office:value="0.1293013137" calcext:value-type="float">
            <text:p>0.1293013137</text:p>
          </table:table-cell>
          <table:table-cell office:value-type="string" calcext:value-type="string">
            <text:p>nan</text:p>
          </table:table-cell>
          <table:table-cell office:value-type="float" office:value="-0.2087855687" calcext:value-type="float">
            <text:p>-0.2087855687</text:p>
          </table:table-cell>
          <table:table-cell office:value-type="float" office:value="-0.6618749011" calcext:value-type="float">
            <text:p>-0.6618749011</text:p>
          </table:table-cell>
          <table:table-cell office:value-type="float" office:value="0.023562237" calcext:value-type="float">
            <text:p>0.023562237</text:p>
          </table:table-cell>
          <table:table-cell office:value-type="float" office:value="0.2159252676" calcext:value-type="float">
            <text:p>0.2159252676</text:p>
          </table:table-cell>
          <table:table-cell office:value-type="float" office:value="0.1347897308" calcext:value-type="float">
            <text:p>0.1347897308</text:p>
          </table:table-cell>
          <table:table-cell office:value-type="float" office:value="0.9843841218" calcext:value-type="float">
            <text:p>0.9843841218</text:p>
          </table:table-cell>
          <table:table-cell office:value-type="float" office:value="0.9573182539" calcext:value-type="float">
            <text:p>0.9573182539</text:p>
          </table:table-cell>
          <table:table-cell office:value-type="float" office:value="0.8452337695" calcext:value-type="float">
            <text:p>0.8452337695</text:p>
          </table:table-cell>
          <table:table-cell office:value-type="float" office:value="-0.062488832" calcext:value-type="float">
            <text:p>-0.062488832</text:p>
          </table:table-cell>
          <table:table-cell office:value-type="float" office:value="-0.0959229228" calcext:value-type="float">
            <text:p>-0.0959229228</text:p>
          </table:table-cell>
          <table:table-cell office:value-type="float" office:value="-0.0642065563" calcext:value-type="float">
            <text:p>-0.0642065563</text:p>
          </table:table-cell>
          <table:table-cell office:value-type="float" office:value="-0.1862827188" calcext:value-type="float">
            <text:p>-0.1862827188</text:p>
          </table:table-cell>
          <table:table-cell office:value-type="float" office:value="-0.2275966373" calcext:value-type="float">
            <text:p>-0.2275966373</text:p>
          </table:table-cell>
          <table:table-cell office:value-type="float" office:value="-0.1527238371" calcext:value-type="float">
            <text:p>-0.1527238371</text:p>
          </table:table-cell>
          <table:table-cell office:value-type="string" calcext:value-type="string">
            <text:p>nan</text:p>
          </table:table-cell>
          <table:table-cell office:value-type="float" office:value="-0.5514974854" calcext:value-type="float">
            <text:p>-0.5514974854</text:p>
          </table:table-cell>
          <table:table-cell office:value-type="float" office:value="-0.7580560868" calcext:value-type="float">
            <text:p>-0.7580560868</text:p>
          </table:table-cell>
          <table:table-cell office:value-type="float" office:value="0.1017506526" calcext:value-type="float">
            <text:p>0.1017506526</text:p>
          </table:table-cell>
          <table:table-cell office:value-type="float" office:value="0.1894187756" calcext:value-type="float">
            <text:p>0.1894187756</text:p>
          </table:table-cell>
          <table:table-cell office:value-type="float" office:value="0.1235122325" calcext:value-type="float">
            <text:p>0.1235122325</text:p>
          </table:table-cell>
          <table:table-cell office:value-type="float" office:value="0.1017506526" calcext:value-type="float">
            <text:p>0.1017506526</text:p>
          </table:table-cell>
          <table:table-cell office:value-type="float" office:value="0.1894187756" calcext:value-type="float">
            <text:p>0.1894187756</text:p>
          </table:table-cell>
          <table:table-cell office:value-type="float" office:value="0.1235122325" calcext:value-type="float">
            <text:p>0.1235122325</text:p>
          </table:table-cell>
          <table:table-cell office:value-type="float" office:value="0.1582511562" calcext:value-type="float">
            <text:p>0.1582511562</text:p>
          </table:table-cell>
          <table:table-cell office:value-type="float" office:value="0.2742254768" calcext:value-type="float">
            <text:p>0.2742254768</text:p>
          </table:table-cell>
          <table:table-cell office:value-type="float" office:value="0.1774399644" calcext:value-type="float">
            <text:p>0.1774399644</text:p>
          </table:table-cell>
          <table:table-cell office:value-type="float" office:value="0.1131949826" calcext:value-type="float">
            <text:p>0.1131949826</text:p>
          </table:table-cell>
          <table:table-cell office:value-type="float" office:value="0.2051804185" calcext:value-type="float">
            <text:p>0.2051804185</text:p>
          </table:table-cell>
          <table:table-cell office:value-type="float" office:value="0.1340587396" calcext:value-type="float">
            <text:p>0.1340587396</text:p>
          </table:table-cell>
          <table:table-cell office:value-type="float" office:value="0.1591462826" calcext:value-type="float">
            <text:p>0.1591462826</text:p>
          </table:table-cell>
          <table:table-cell office:value-type="float" office:value="0.266752802" calcext:value-type="float">
            <text:p>0.266752802</text:p>
          </table:table-cell>
          <table:table-cell office:value-type="float" office:value="0.1746155296" calcext:value-type="float">
            <text:p>0.1746155296</text:p>
          </table:table-cell>
          <table:table-cell office:value-type="string" calcext:value-type="string">
            <text:p>nan</text:p>
          </table:table-cell>
          <table:table-cell office:value-type="float" office:value="-0.275678781" calcext:value-type="float">
            <text:p>-0.275678781</text:p>
          </table:table-cell>
          <table:table-cell office:value-type="float" office:value="-0.6957856099" calcext:value-type="float">
            <text:p>-0.6957856099</text:p>
          </table:table-cell>
          <table:table-cell office:value-type="float" office:value="0.0455682344" calcext:value-type="float">
            <text:p>0.0455682344</text:p>
          </table:table-cell>
          <table:table-cell office:value-type="float" office:value="0.2915314341" calcext:value-type="float">
            <text:p>0.2915314341</text:p>
          </table:table-cell>
          <table:table-cell office:value-type="float" office:value="0.1885320781" calcext:value-type="float">
            <text:p>0.1885320781</text:p>
          </table:table-cell>
          <table:table-cell office:value-type="string" calcext:value-type="string">
            <text:p>nan</text:p>
          </table:table-cell>
          <table:table-cell office:value-type="float" office:value="0.2600781192" calcext:value-type="float">
            <text:p>0.2600781192</text:p>
          </table:table-cell>
          <table:table-cell office:value-type="float" office:value="-0.933425961" calcext:value-type="float">
            <text:p>-0.933425961</text:p>
          </table:table-cell>
        </table:table-row>
        <table:table-row table:style-name="ro1">
          <table:table-cell office:value-type="string" calcext:value-type="string">
            <text:p>Camponotus_ligniperdus_4indiv</text:p>
          </table:table-cell>
          <table:table-cell office:value-type="string" calcext:value-type="string">
            <text:p>Camponotus ligniperdus</text:p>
          </table:table-cell>
          <table:table-cell office:value-type="float" office:value="11165" calcext:value-type="float">
            <text:p>11165</text:p>
          </table:table-cell>
          <table:table-cell office:value-type="float" office:value="1250.09332736" calcext:value-type="float">
            <text:p>1250.09332736</text:p>
          </table:table-cell>
          <table:table-cell office:value-type="float" office:value="1320.69506062" calcext:value-type="float">
            <text:p>1320.69506062</text:p>
          </table:table-cell>
          <table:table-cell office:value-type="float" office:value="0.4271634784" calcext:value-type="float">
            <text:p>0.4271634784</text:p>
          </table:table-cell>
          <table:table-cell office:value-type="float" office:value="0.0735917303" calcext:value-type="float">
            <text:p>0.0735917303</text:p>
          </table:table-cell>
          <table:table-cell office:value-type="float" office:value="0.4192825532" calcext:value-type="float">
            <text:p>0.4192825532</text:p>
          </table:table-cell>
          <table:table-cell office:value-type="float" office:value="0.1303745679" calcext:value-type="float">
            <text:p>0.1303745679</text:p>
          </table:table-cell>
          <table:table-cell office:value-type="float" office:value="0.3542662409" calcext:value-type="float">
            <text:p>0.3542662409</text:p>
          </table:table-cell>
          <table:table-cell office:value-type="float" office:value="0.0868478739" calcext:value-type="float">
            <text:p>0.0868478739</text:p>
          </table:table-cell>
          <table:table-cell office:value-type="float" office:value="-0.0054538654" calcext:value-type="float">
            <text:p>-0.0054538654</text:p>
          </table:table-cell>
          <table:table-cell office:value-type="float" office:value="-0.0189757741" calcext:value-type="float">
            <text:p>-0.0189757741</text:p>
          </table:table-cell>
          <table:table-cell office:value-type="float" office:value="-0.0105808794" calcext:value-type="float">
            <text:p>-0.0105808794</text:p>
          </table:table-cell>
          <table:table-cell office:value-type="float" office:value="-0.1383181648" calcext:value-type="float">
            <text:p>-0.1383181648</text:p>
          </table:table-cell>
          <table:table-cell office:value-type="float" office:value="-0.1868718549" calcext:value-type="float">
            <text:p>-0.1868718549</text:p>
          </table:table-cell>
          <table:table-cell office:value-type="float" office:value="-0.1217956953" calcext:value-type="float">
            <text:p>-0.1217956953</text:p>
          </table:table-cell>
          <table:table-cell office:value-type="string" calcext:value-type="string">
            <text:p>nan</text:p>
          </table:table-cell>
          <table:table-cell office:value-type="float" office:value="-0.3376698547" calcext:value-type="float">
            <text:p>-0.3376698547</text:p>
          </table:table-cell>
          <table:table-cell office:value-type="float" office:value="-0.8398790993" calcext:value-type="float">
            <text:p>-0.8398790993</text:p>
          </table:table-cell>
          <table:table-cell office:value-type="float" office:value="-0.0664696617" calcext:value-type="float">
            <text:p>-0.0664696617</text:p>
          </table:table-cell>
          <table:table-cell office:value-type="float" office:value="-0.0460340294" calcext:value-type="float">
            <text:p>-0.0460340294</text:p>
          </table:table-cell>
          <table:table-cell office:value-type="float" office:value="-0.0319591888" calcext:value-type="float">
            <text:p>-0.0319591888</text:p>
          </table:table-cell>
          <table:table-cell office:value-type="float" office:value="-0.0664696617" calcext:value-type="float">
            <text:p>-0.0664696617</text:p>
          </table:table-cell>
          <table:table-cell office:value-type="float" office:value="-0.0460340294" calcext:value-type="float">
            <text:p>-0.0460340294</text:p>
          </table:table-cell>
          <table:table-cell office:value-type="float" office:value="-0.0319591888" calcext:value-type="float">
            <text:p>-0.0319591888</text:p>
          </table:table-cell>
          <table:table-cell office:value-type="float" office:value="-0.0436482724" calcext:value-type="float">
            <text:p>-0.0436482724</text:p>
          </table:table-cell>
          <table:table-cell office:value-type="float" office:value="-0.0068364195" calcext:value-type="float">
            <text:p>-0.0068364195</text:p>
          </table:table-cell>
          <table:table-cell office:value-type="float" office:value="-0.0091781242" calcext:value-type="float">
            <text:p>-0.0091781242</text:p>
          </table:table-cell>
          <table:table-cell office:value-type="float" office:value="-0.0638064515" calcext:value-type="float">
            <text:p>-0.0638064515</text:p>
          </table:table-cell>
          <table:table-cell office:value-type="float" office:value="-0.0363499819" calcext:value-type="float">
            <text:p>-0.0363499819</text:p>
          </table:table-cell>
          <table:table-cell table:style-name="ce1" office:value-type="float" office:value="-0.0255" calcext:value-type="float">
            <text:p>-2.55E-002</text:p>
          </table:table-cell>
          <table:table-cell office:value-type="float" office:value="-0.0307754188" calcext:value-type="float">
            <text:p>-0.0307754188</text:p>
          </table:table-cell>
          <table:table-cell office:value-type="float" office:value="0.0041704987" calcext:value-type="float">
            <text:p>0.0041704987</text:p>
          </table:table-cell>
          <table:table-cell table:style-name="ce1" office:value-type="float" office:value="-0.0000203" calcext:value-type="float">
            <text:p>-2.03E-005</text:p>
          </table:table-cell>
          <table:table-cell office:value-type="string" calcext:value-type="string">
            <text:p>nan</text:p>
          </table:table-cell>
          <table:table-cell office:value-type="float" office:value="-0.0197164586" calcext:value-type="float">
            <text:p>-0.0197164586</text:p>
          </table:table-cell>
          <table:table-cell office:value-type="float" office:value="-0.5396790225" calcext:value-type="float">
            <text:p>-0.5396790225</text:p>
          </table:table-cell>
          <table:table-cell office:value-type="float" office:value="-0.0934941957" calcext:value-type="float">
            <text:p>-0.0934941957</text:p>
          </table:table-cell>
          <table:table-cell office:value-type="float" office:value="-0.0001402651" calcext:value-type="float">
            <text:p>-0.0001402651</text:p>
          </table:table-cell>
          <table:table-cell office:value-type="float" office:value="-0.0053794487" calcext:value-type="float">
            <text:p>-0.0053794487</text:p>
          </table:table-cell>
          <table:table-cell office:value-type="float" office:value="0.9866634333" calcext:value-type="float">
            <text:p>0.9866634333</text:p>
          </table:table-cell>
          <table:table-cell office:value-type="float" office:value="0.967864703" calcext:value-type="float">
            <text:p>0.967864703</text:p>
          </table:table-cell>
          <table:table-cell office:value-type="float" office:value="0.8647478607" calcext:value-type="float">
            <text:p>0.8647478607</text:p>
          </table:table-cell>
          <table:table-cell office:value-type="float" office:value="-0.0621708903" calcext:value-type="float">
            <text:p>-0.0621708903</text:p>
          </table:table-cell>
          <table:table-cell office:value-type="float" office:value="-0.1004139819" calcext:value-type="float">
            <text:p>-0.1004139819</text:p>
          </table:table-cell>
          <table:table-cell office:value-type="float" office:value="-0.0664517342" calcext:value-type="float">
            <text:p>-0.0664517342</text:p>
          </table:table-cell>
          <table:table-cell office:value-type="float" office:value="-0.1762162792" calcext:value-type="float">
            <text:p>-0.1762162792</text:p>
          </table:table-cell>
          <table:table-cell office:value-type="float" office:value="-0.2329571876" calcext:value-type="float">
            <text:p>-0.2329571876</text:p>
          </table:table-cell>
          <table:table-cell office:value-type="float" office:value="-0.1553972634" calcext:value-type="float">
            <text:p>-0.1553972634</text:p>
          </table:table-cell>
          <table:table-cell office:value-type="string" calcext:value-type="string">
            <text:p>nan</text:p>
          </table:table-cell>
          <table:table-cell office:value-type="float" office:value="-0.373608325" calcext:value-type="float">
            <text:p>-0.373608325</text:p>
          </table:table-cell>
          <table:table-cell office:value-type="float" office:value="-0.7978546416" calcext:value-type="float">
            <text:p>-0.7978546416</text:p>
          </table:table-cell>
          <table:table-cell office:value-type="float" office:value="-0.0418753873" calcext:value-type="float">
            <text:p>-0.0418753873</text:p>
          </table:table-cell>
          <table:table-cell office:value-type="float" office:value="-0.002535602" calcext:value-type="float">
            <text:p>-0.002535602</text:p>
          </table:table-cell>
          <table:table-cell office:value-type="float" office:value="-0.0048821895" calcext:value-type="float">
            <text:p>-0.0048821895</text:p>
          </table:table-cell>
          <table:table-cell office:value-type="float" office:value="-0.0418753873" calcext:value-type="float">
            <text:p>-0.0418753873</text:p>
          </table:table-cell>
          <table:table-cell office:value-type="float" office:value="-0.002535602" calcext:value-type="float">
            <text:p>-0.002535602</text:p>
          </table:table-cell>
          <table:table-cell office:value-type="float" office:value="-0.0048821895" calcext:value-type="float">
            <text:p>-0.0048821895</text:p>
          </table:table-cell>
          <table:table-cell office:value-type="float" office:value="-0.0128753356" calcext:value-type="float">
            <text:p>-0.0128753356</text:p>
          </table:table-cell>
          <table:table-cell office:value-type="float" office:value="0.0476219286" calcext:value-type="float">
            <text:p>0.0476219286</text:p>
          </table:table-cell>
          <table:table-cell office:value-type="float" office:value="0.0254321369" calcext:value-type="float">
            <text:p>0.0254321369</text:p>
          </table:table-cell>
          <table:table-cell office:value-type="float" office:value="-0.0381943821" calcext:value-type="float">
            <text:p>-0.0381943821</text:p>
          </table:table-cell>
          <table:table-cell office:value-type="float" office:value="0.0097951065" calcext:value-type="float">
            <text:p>0.0097951065</text:p>
          </table:table-cell>
          <table:table-cell office:value-type="float" office:value="0.0037867016" calcext:value-type="float">
            <text:p>0.0037867016</text:p>
          </table:table-cell>
          <table:table-cell office:value-type="float" office:value="-0.0055622953" calcext:value-type="float">
            <text:p>-0.0055622953</text:p>
          </table:table-cell>
          <table:table-cell office:value-type="float" office:value="0.0496433061" calcext:value-type="float">
            <text:p>0.0496433061</text:p>
          </table:table-cell>
          <table:table-cell office:value-type="float" office:value="0.0289394643" calcext:value-type="float">
            <text:p>0.0289394643</text:p>
          </table:table-cell>
          <table:table-cell office:value-type="string" calcext:value-type="string">
            <text:p>nan</text:p>
          </table:table-cell>
          <table:table-cell office:value-type="float" office:value="-0.0662245841" calcext:value-type="float">
            <text:p>-0.0662245841</text:p>
          </table:table-cell>
          <table:table-cell office:value-type="float" office:value="-0.7508245984" calcext:value-type="float">
            <text:p>-0.7508245984</text:p>
          </table:table-cell>
          <table:table-cell office:value-type="float" office:value="-0.0759412626" calcext:value-type="float">
            <text:p>-0.0759412626</text:p>
          </table:table-cell>
          <table:table-cell office:value-type="float" office:value="0.0488961604" calcext:value-type="float">
            <text:p>0.0488961604</text:p>
          </table:table-cell>
          <table:table-cell office:value-type="float" office:value="0.0254412838" calcext:value-type="float">
            <text:p>0.0254412838</text:p>
          </table:table-cell>
          <table:table-cell office:value-type="string" calcext:value-type="string">
            <text:p>nan</text:p>
          </table:table-cell>
          <table:table-cell office:value-type="float" office:value="0.2731861157" calcext:value-type="float">
            <text:p>0.2731861157</text:p>
          </table:table-cell>
          <table:table-cell office:value-type="float" office:value="-0.8495551736" calcext:value-type="float">
            <text:p>-0.8495551736</text:p>
          </table:table-cell>
        </table:table-row>
        <table:table-row table:style-name="ro1">
          <table:table-cell office:value-type="string" calcext:value-type="string">
            <text:p>Carcinus_aestuarii</text:p>
          </table:table-cell>
          <table:table-cell office:value-type="string" calcext:value-type="string">
            <text:p>Carcinus aestuarii</text:p>
          </table:table-cell>
          <table:table-cell office:value-type="float" office:value="14426" calcext:value-type="float">
            <text:p>14426</text:p>
          </table:table-cell>
          <table:table-cell office:value-type="float" office:value="737.471301816" calcext:value-type="float">
            <text:p>737.471301816</text:p>
          </table:table-cell>
          <table:table-cell office:value-type="float" office:value="697.135625381" calcext:value-type="float">
            <text:p>697.135625381</text:p>
          </table:table-cell>
          <table:table-cell office:value-type="float" office:value="0.5035758878" calcext:value-type="float">
            <text:p>0.5035758878</text:p>
          </table:table-cell>
          <table:table-cell office:value-type="float" office:value="0.0573765861" calcext:value-type="float">
            <text:p>0.0573765861</text:p>
          </table:table-cell>
          <table:table-cell office:value-type="float" office:value="0.5535263657" calcext:value-type="float">
            <text:p>0.5535263657</text:p>
          </table:table-cell>
          <table:table-cell office:value-type="float" office:value="0.1149233243" calcext:value-type="float">
            <text:p>0.1149233243</text:p>
          </table:table-cell>
          <table:table-cell office:value-type="float" office:value="0.4189228687" calcext:value-type="float">
            <text:p>0.4189228687</text:p>
          </table:table-cell>
          <table:table-cell office:value-type="float" office:value="0.0794222079" calcext:value-type="float">
            <text:p>0.0794222079</text:p>
          </table:table-cell>
          <table:table-cell office:value-type="float" office:value="0.0037483061" calcext:value-type="float">
            <text:p>0.0037483061</text:p>
          </table:table-cell>
          <table:table-cell office:value-type="float" office:value="-0.0675738053" calcext:value-type="float">
            <text:p>-0.0675738053</text:p>
          </table:table-cell>
          <table:table-cell office:value-type="float" office:value="-0.0465945235" calcext:value-type="float">
            <text:p>-0.0465945235</text:p>
          </table:table-cell>
          <table:table-cell office:value-type="float" office:value="0.1142433217" calcext:value-type="float">
            <text:p>0.1142433217</text:p>
          </table:table-cell>
          <table:table-cell office:value-type="float" office:value="0.0687680887" calcext:value-type="float">
            <text:p>0.0687680887</text:p>
          </table:table-cell>
          <table:table-cell office:value-type="float" office:value="0.0469723742" calcext:value-type="float">
            <text:p>0.0469723742</text:p>
          </table:table-cell>
          <table:table-cell office:value-type="string" calcext:value-type="string">
            <text:p>nan</text:p>
          </table:table-cell>
          <table:table-cell office:value-type="float" office:value="-0.5730122365" calcext:value-type="float">
            <text:p>-0.5730122365</text:p>
          </table:table-cell>
          <table:table-cell office:value-type="float" office:value="-0.9457369714" calcext:value-type="float">
            <text:p>-0.9457369714</text:p>
          </table:table-cell>
          <table:table-cell office:value-type="string" calcext:value-type="string">
            <text:p>nan</text:p>
          </table:table-cell>
          <table:table-cell office:value-type="float" office:value="0.2756163748" calcext:value-type="float">
            <text:p>0.2756163748</text:p>
          </table:table-cell>
          <table:table-cell office:value-type="float" office:value="0.1844590359" calcext:value-type="float">
            <text:p>0.1844590359</text:p>
          </table:table-cell>
          <table:table-cell office:value-type="string" calcext:value-type="string">
            <text:p>nan</text:p>
          </table:table-cell>
          <table:table-cell office:value-type="float" office:value="0.2756163748" calcext:value-type="float">
            <text:p>0.2756163748</text:p>
          </table:table-cell>
          <table:table-cell office:value-type="float" office:value="0.1844590359" calcext:value-type="float">
            <text:p>0.1844590359</text:p>
          </table:table-cell>
          <table:table-cell office:value-type="string" calcext:value-type="string">
            <text:p>nan</text:p>
          </table:table-cell>
          <table:table-cell office:value-type="float" office:value="0.3109077923" calcext:value-type="float">
            <text:p>0.3109077923</text:p>
          </table:table-cell>
          <table:table-cell office:value-type="float" office:value="0.20804725" calcext:value-type="float">
            <text:p>0.20804725</text:p>
          </table:table-cell>
          <table:table-cell office:value-type="string" calcext:value-type="string">
            <text:p>nan</text:p>
          </table:table-cell>
          <table:table-cell office:value-type="float" office:value="0.2789526987" calcext:value-type="float">
            <text:p>0.2789526987</text:p>
          </table:table-cell>
          <table:table-cell office:value-type="float" office:value="0.1867544455" calcext:value-type="float">
            <text:p>0.1867544455</text:p>
          </table:table-cell>
          <table:table-cell office:value-type="string" calcext:value-type="string">
            <text:p>nan</text:p>
          </table:table-cell>
          <table:table-cell office:value-type="float" office:value="0.2891343901" calcext:value-type="float">
            <text:p>0.2891343901</text:p>
          </table:table-cell>
          <table:table-cell office:value-type="float" office:value="0.1935381444" calcext:value-type="float">
            <text:p>0.1935381444</text:p>
          </table:table-cell>
          <table:table-cell office:value-type="string" calcext:value-type="string">
            <text:p>nan</text:p>
          </table:table-cell>
          <table:table-cell office:value-type="float" office:value="-0.3314798505" calcext:value-type="float">
            <text:p>-0.3314798505</text:p>
          </table:table-cell>
          <table:table-cell office:value-type="float" office:value="-0.9421292689" calcext:value-type="float">
            <text:p>-0.9421292689</text:p>
          </table:table-cell>
          <table:table-cell office:value-type="float" office:value="0.1964092194" calcext:value-type="float">
            <text:p>0.1964092194</text:p>
          </table:table-cell>
          <table:table-cell office:value-type="float" office:value="0.404307499" calcext:value-type="float">
            <text:p>0.404307499</text:p>
          </table:table-cell>
          <table:table-cell office:value-type="float" office:value="0.2721738062" calcext:value-type="float">
            <text:p>0.2721738062</text:p>
          </table:table-cell>
          <table:table-cell office:value-type="float" office:value="0.996942799" calcext:value-type="float">
            <text:p>0.996942799</text:p>
          </table:table-cell>
          <table:table-cell office:value-type="float" office:value="0.9612985763" calcext:value-type="float">
            <text:p>0.9612985763</text:p>
          </table:table-cell>
          <table:table-cell office:value-type="float" office:value="0.8721023699" calcext:value-type="float">
            <text:p>0.8721023699</text:p>
          </table:table-cell>
          <table:table-cell office:value-type="float" office:value="0.0402376204" calcext:value-type="float">
            <text:p>0.0402376204</text:p>
          </table:table-cell>
          <table:table-cell office:value-type="float" office:value="0.0557602463" calcext:value-type="float">
            <text:p>0.0557602463</text:p>
          </table:table-cell>
          <table:table-cell office:value-type="float" office:value="0.037973642" calcext:value-type="float">
            <text:p>0.037973642</text:p>
          </table:table-cell>
          <table:table-cell office:value-type="float" office:value="0.1293630292" calcext:value-type="float">
            <text:p>0.1293630292</text:p>
          </table:table-cell>
          <table:table-cell office:value-type="float" office:value="0.1089220565" calcext:value-type="float">
            <text:p>0.1089220565</text:p>
          </table:table-cell>
          <table:table-cell office:value-type="float" office:value="0.0748034805" calcext:value-type="float">
            <text:p>0.0748034805</text:p>
          </table:table-cell>
          <table:table-cell office:value-type="string" calcext:value-type="string">
            <text:p>nan</text:p>
          </table:table-cell>
          <table:table-cell office:value-type="float" office:value="-0.5833930799" calcext:value-type="float">
            <text:p>-0.5833930799</text:p>
          </table:table-cell>
          <table:table-cell office:value-type="float" office:value="-1.0075998473" calcext:value-type="float">
            <text:p>-1.0075998473</text:p>
          </table:table-cell>
          <table:table-cell office:value-type="string" calcext:value-type="string">
            <text:p>nan</text:p>
          </table:table-cell>
          <table:table-cell office:value-type="float" office:value="0.330051002" calcext:value-type="float">
            <text:p>0.330051002</text:p>
          </table:table-cell>
          <table:table-cell office:value-type="float" office:value="0.1774809834" calcext:value-type="float">
            <text:p>0.1774809834</text:p>
          </table:table-cell>
          <table:table-cell office:value-type="string" calcext:value-type="string">
            <text:p>nan</text:p>
          </table:table-cell>
          <table:table-cell office:value-type="float" office:value="0.330051002" calcext:value-type="float">
            <text:p>0.330051002</text:p>
          </table:table-cell>
          <table:table-cell office:value-type="float" office:value="0.1774809834" calcext:value-type="float">
            <text:p>0.1774809834</text:p>
          </table:table-cell>
          <table:table-cell office:value-type="string" calcext:value-type="string">
            <text:p>nan</text:p>
          </table:table-cell>
          <table:table-cell office:value-type="float" office:value="0.3686209197" calcext:value-type="float">
            <text:p>0.3686209197</text:p>
          </table:table-cell>
          <table:table-cell office:value-type="float" office:value="0.2002167308" calcext:value-type="float">
            <text:p>0.2002167308</text:p>
          </table:table-cell>
          <table:table-cell office:value-type="string" calcext:value-type="string">
            <text:p>nan</text:p>
          </table:table-cell>
          <table:table-cell office:value-type="float" office:value="0.3385111873" calcext:value-type="float">
            <text:p>0.3385111873</text:p>
          </table:table-cell>
          <table:table-cell office:value-type="float" office:value="0.2317854936" calcext:value-type="float">
            <text:p>0.2317854936</text:p>
          </table:table-cell>
          <table:table-cell office:value-type="string" calcext:value-type="string">
            <text:p>nan</text:p>
          </table:table-cell>
          <table:table-cell office:value-type="float" office:value="0.3499121037" calcext:value-type="float">
            <text:p>0.3499121037</text:p>
          </table:table-cell>
          <table:table-cell office:value-type="float" office:value="0.2406739935" calcext:value-type="float">
            <text:p>0.2406739935</text:p>
          </table:table-cell>
          <table:table-cell office:value-type="string" calcext:value-type="string">
            <text:p>nan</text:p>
          </table:table-cell>
          <table:table-cell office:value-type="float" office:value="-0.3857713204" calcext:value-type="float">
            <text:p>-0.3857713204</text:p>
          </table:table-cell>
          <table:table-cell office:value-type="float" office:value="-0.6785596682" calcext:value-type="float">
            <text:p>-0.6785596682</text:p>
          </table:table-cell>
          <table:table-cell office:value-type="float" office:value="0.2097236053" calcext:value-type="float">
            <text:p>0.2097236053</text:p>
          </table:table-cell>
          <table:table-cell office:value-type="float" office:value="0.4634983142" calcext:value-type="float">
            <text:p>0.4634983142</text:p>
          </table:table-cell>
          <table:table-cell office:value-type="float" office:value="0.3234911637" calcext:value-type="float">
            <text:p>0.3234911637</text:p>
          </table:table-cell>
          <table:table-cell office:value-type="string" calcext:value-type="string">
            <text:p>nan</text:p>
          </table:table-cell>
          <table:table-cell office:value-type="float" office:value="0.0517544083" calcext:value-type="float">
            <text:p>0.0517544083</text:p>
          </table:table-cell>
          <table:table-cell office:value-type="float" office:value="-0.985794047" calcext:value-type="float">
            <text:p>-0.985794047</text:p>
          </table:table-cell>
        </table:table-row>
        <table:table-row table:style-name="ro1">
          <table:table-cell office:value-type="string" calcext:value-type="string">
            <text:p>Chelonoidis_nigra</text:p>
          </table:table-cell>
          <table:table-cell office:value-type="string" calcext:value-type="string">
            <text:p>Chelonoidis nigra</text:p>
          </table:table-cell>
          <table:table-cell office:value-type="float" office:value="9387" calcext:value-type="float">
            <text:p>9387</text:p>
          </table:table-cell>
          <table:table-cell office:value-type="float" office:value="700.163097901" calcext:value-type="float">
            <text:p>700.163097901</text:p>
          </table:table-cell>
          <table:table-cell office:value-type="float" office:value="579.857765269" calcext:value-type="float">
            <text:p>579.857765269</text:p>
          </table:table-cell>
          <table:table-cell office:value-type="float" office:value="0.4666077805" calcext:value-type="float">
            <text:p>0.4666077805</text:p>
          </table:table-cell>
          <table:table-cell office:value-type="float" office:value="0.0632189399" calcext:value-type="float">
            <text:p>0.0632189399</text:p>
          </table:table-cell>
          <table:table-cell office:value-type="float" office:value="0.4755941222" calcext:value-type="float">
            <text:p>0.4755941222</text:p>
          </table:table-cell>
          <table:table-cell office:value-type="float" office:value="0.1208436449" calcext:value-type="float">
            <text:p>0.1208436449</text:p>
          </table:table-cell>
          <table:table-cell office:value-type="float" office:value="0.4052104825" calcext:value-type="float">
            <text:p>0.4052104825</text:p>
          </table:table-cell>
          <table:table-cell office:value-type="float" office:value="0.0841286281" calcext:value-type="float">
            <text:p>0.0841286281</text:p>
          </table:table-cell>
          <table:table-cell office:value-type="float" office:value="-0.0070298687" calcext:value-type="float">
            <text:p>-0.0070298687</text:p>
          </table:table-cell>
          <table:table-cell office:value-type="float" office:value="-0.179095373" calcext:value-type="float">
            <text:p>-0.179095373</text:p>
          </table:table-cell>
          <table:table-cell office:value-type="float" office:value="-0.1268406565" calcext:value-type="float">
            <text:p>-0.1268406565</text:p>
          </table:table-cell>
          <table:table-cell office:value-type="float" office:value="0.082116996" calcext:value-type="float">
            <text:p>0.082116996</text:p>
          </table:table-cell>
          <table:table-cell office:value-type="float" office:value="-0.0026229043" calcext:value-type="float">
            <text:p>-0.0026229043</text:p>
          </table:table-cell>
          <table:table-cell office:value-type="float" office:value="-0.0015062529" calcext:value-type="float">
            <text:p>-0.0015062529</text:p>
          </table:table-cell>
          <table:table-cell office:value-type="string" calcext:value-type="string">
            <text:p>nan</text:p>
          </table:table-cell>
          <table:table-cell office:value-type="float" office:value="-0.2625574674" calcext:value-type="float">
            <text:p>-0.2625574674</text:p>
          </table:table-cell>
          <table:table-cell office:value-type="float" office:value="-0.9328198637" calcext:value-type="float">
            <text:p>-0.9328198637</text:p>
          </table:table-cell>
          <table:table-cell office:value-type="float" office:value="0.0497917301" calcext:value-type="float">
            <text:p>0.0497917301</text:p>
          </table:table-cell>
          <table:table-cell office:value-type="float" office:value="0.0985747848" calcext:value-type="float">
            <text:p>0.0985747848</text:p>
          </table:table-cell>
          <table:table-cell office:value-type="float" office:value="0.0652290485" calcext:value-type="float">
            <text:p>0.0652290485</text:p>
          </table:table-cell>
          <table:table-cell office:value-type="float" office:value="0.0497917301" calcext:value-type="float">
            <text:p>0.0497917301</text:p>
          </table:table-cell>
          <table:table-cell office:value-type="float" office:value="0.0985747848" calcext:value-type="float">
            <text:p>0.0985747848</text:p>
          </table:table-cell>
          <table:table-cell office:value-type="float" office:value="0.0652290485" calcext:value-type="float">
            <text:p>0.0652290485</text:p>
          </table:table-cell>
          <table:table-cell office:value-type="float" office:value="0.050021584" calcext:value-type="float">
            <text:p>0.050021584</text:p>
          </table:table-cell>
          <table:table-cell office:value-type="float" office:value="0.1084203772" calcext:value-type="float">
            <text:p>0.1084203772</text:p>
          </table:table-cell>
          <table:table-cell office:value-type="float" office:value="0.0712277075" calcext:value-type="float">
            <text:p>0.0712277075</text:p>
          </table:table-cell>
          <table:table-cell office:value-type="float" office:value="0.0517081167" calcext:value-type="float">
            <text:p>0.0517081167</text:p>
          </table:table-cell>
          <table:table-cell office:value-type="float" office:value="0.0852916367" calcext:value-type="float">
            <text:p>0.0852916367</text:p>
          </table:table-cell>
          <table:table-cell office:value-type="float" office:value="0.0562747908" calcext:value-type="float">
            <text:p>0.0562747908</text:p>
          </table:table-cell>
          <table:table-cell office:value-type="float" office:value="0.05159018" calcext:value-type="float">
            <text:p>0.05159018</text:p>
          </table:table-cell>
          <table:table-cell office:value-type="float" office:value="0.0891765544" calcext:value-type="float">
            <text:p>0.0891765544</text:p>
          </table:table-cell>
          <table:table-cell office:value-type="float" office:value="0.0583401128" calcext:value-type="float">
            <text:p>0.0583401128</text:p>
          </table:table-cell>
          <table:table-cell office:value-type="string" calcext:value-type="string">
            <text:p>nan</text:p>
          </table:table-cell>
          <table:table-cell office:value-type="float" office:value="-0.1099013252" calcext:value-type="float">
            <text:p>-0.1099013252</text:p>
          </table:table-cell>
          <table:table-cell office:value-type="float" office:value="-0.8824589873" calcext:value-type="float">
            <text:p>-0.8824589873</text:p>
          </table:table-cell>
          <table:table-cell office:value-type="float" office:value="0.0242047413" calcext:value-type="float">
            <text:p>0.0242047413</text:p>
          </table:table-cell>
          <table:table-cell office:value-type="float" office:value="0.1276127862" calcext:value-type="float">
            <text:p>0.1276127862</text:p>
          </table:table-cell>
          <table:table-cell office:value-type="float" office:value="0.083938688" calcext:value-type="float">
            <text:p>0.083938688</text:p>
          </table:table-cell>
          <table:table-cell office:value-type="float" office:value="0.9961627193" calcext:value-type="float">
            <text:p>0.9961627193</text:p>
          </table:table-cell>
          <table:table-cell office:value-type="float" office:value="0.9374937867" calcext:value-type="float">
            <text:p>0.9374937867</text:p>
          </table:table-cell>
          <table:table-cell office:value-type="float" office:value="0.8164112035" calcext:value-type="float">
            <text:p>0.8164112035</text:p>
          </table:table-cell>
          <table:table-cell office:value-type="float" office:value="0.0580927406" calcext:value-type="float">
            <text:p>0.0580927406</text:p>
          </table:table-cell>
          <table:table-cell office:value-type="float" office:value="0.0707515303" calcext:value-type="float">
            <text:p>0.0707515303</text:p>
          </table:table-cell>
          <table:table-cell office:value-type="float" office:value="0.0478351447" calcext:value-type="float">
            <text:p>0.0478351447</text:p>
          </table:table-cell>
          <table:table-cell office:value-type="float" office:value="0.1067492825" calcext:value-type="float">
            <text:p>0.1067492825</text:p>
          </table:table-cell>
          <table:table-cell office:value-type="float" office:value="0.0797145811" calcext:value-type="float">
            <text:p>0.0797145811</text:p>
          </table:table-cell>
          <table:table-cell office:value-type="float" office:value="0.0539961706" calcext:value-type="float">
            <text:p>0.0539961706</text:p>
          </table:table-cell>
          <table:table-cell office:value-type="string" calcext:value-type="string">
            <text:p>nan</text:p>
          </table:table-cell>
          <table:table-cell office:value-type="float" office:value="-0.2298046929" calcext:value-type="float">
            <text:p>-0.2298046929</text:p>
          </table:table-cell>
          <table:table-cell office:value-type="float" office:value="-0.8569282996" calcext:value-type="float">
            <text:p>-0.8569282996</text:p>
          </table:table-cell>
          <table:table-cell office:value-type="float" office:value="0.0601375621" calcext:value-type="float">
            <text:p>0.0601375621</text:p>
          </table:table-cell>
          <table:table-cell office:value-type="float" office:value="0.1391884831" calcext:value-type="float">
            <text:p>0.1391884831</text:p>
          </table:table-cell>
          <table:table-cell office:value-type="float" office:value="0.0934775551" calcext:value-type="float">
            <text:p>0.0934775551</text:p>
          </table:table-cell>
          <table:table-cell office:value-type="float" office:value="0.0601375621" calcext:value-type="float">
            <text:p>0.0601375621</text:p>
          </table:table-cell>
          <table:table-cell office:value-type="float" office:value="0.1391884831" calcext:value-type="float">
            <text:p>0.1391884831</text:p>
          </table:table-cell>
          <table:table-cell office:value-type="float" office:value="0.0934775551" calcext:value-type="float">
            <text:p>0.0934775551</text:p>
          </table:table-cell>
          <table:table-cell office:value-type="float" office:value="0.0574402176" calcext:value-type="float">
            <text:p>0.0574402176</text:p>
          </table:table-cell>
          <table:table-cell office:value-type="float" office:value="0.1361083053" calcext:value-type="float">
            <text:p>0.1361083053</text:p>
          </table:table-cell>
          <table:table-cell office:value-type="float" office:value="0.0906398034" calcext:value-type="float">
            <text:p>0.0906398034</text:p>
          </table:table-cell>
          <table:table-cell office:value-type="float" office:value="0.069993722" calcext:value-type="float">
            <text:p>0.069993722</text:p>
          </table:table-cell>
          <table:table-cell office:value-type="float" office:value="0.1462213126" calcext:value-type="float">
            <text:p>0.1462213126</text:p>
          </table:table-cell>
          <table:table-cell office:value-type="float" office:value="0.0985218433" calcext:value-type="float">
            <text:p>0.0985218433</text:p>
          </table:table-cell>
          <table:table-cell office:value-type="float" office:value="0.0685402475" calcext:value-type="float">
            <text:p>0.0685402475</text:p>
          </table:table-cell>
          <table:table-cell office:value-type="float" office:value="0.1429147344" calcext:value-type="float">
            <text:p>0.1429147344</text:p>
          </table:table-cell>
          <table:table-cell office:value-type="float" office:value="0.0955683298" calcext:value-type="float">
            <text:p>0.0955683298</text:p>
          </table:table-cell>
          <table:table-cell office:value-type="string" calcext:value-type="string">
            <text:p>nan</text:p>
          </table:table-cell>
          <table:table-cell office:value-type="float" office:value="-0.1483446869" calcext:value-type="float">
            <text:p>-0.1483446869</text:p>
          </table:table-cell>
          <table:table-cell office:value-type="float" office:value="-0.7511706481" calcext:value-type="float">
            <text:p>-0.7511706481</text:p>
          </table:table-cell>
          <table:table-cell office:value-type="float" office:value="0.0294429374" calcext:value-type="float">
            <text:p>0.0294429374</text:p>
          </table:table-cell>
          <table:table-cell office:value-type="float" office:value="0.1663954325" calcext:value-type="float">
            <text:p>0.1663954325</text:p>
          </table:table-cell>
          <table:table-cell office:value-type="float" office:value="0.1109389777" calcext:value-type="float">
            <text:p>0.1109389777</text:p>
          </table:table-cell>
          <table:table-cell office:value-type="string" calcext:value-type="string">
            <text:p>nan</text:p>
          </table:table-cell>
          <table:table-cell office:value-type="float" office:value="0.2402274055" calcext:value-type="float">
            <text:p>0.2402274055</text:p>
          </table:table-cell>
          <table:table-cell office:value-type="float" office:value="-0.9285572953" calcext:value-type="float">
            <text:p>-0.9285572953</text:p>
          </table:table-cell>
        </table:table-row>
        <table:table-row table:style-name="ro1">
          <table:table-cell office:value-type="string" calcext:value-type="string">
            <text:p>Chlorocebus_aethiops</text:p>
          </table:table-cell>
          <table:table-cell office:value-type="string" calcext:value-type="string">
            <text:p>Chlorocebus aethiops</text:p>
          </table:table-cell>
          <table:table-cell office:value-type="float" office:value="11180" calcext:value-type="float">
            <text:p>11180</text:p>
          </table:table-cell>
          <table:table-cell office:value-type="float" office:value="463.625223614" calcext:value-type="float">
            <text:p>463.625223614</text:p>
          </table:table-cell>
          <table:table-cell office:value-type="float" office:value="367.820645617" calcext:value-type="float">
            <text:p>367.820645617</text:p>
          </table:table-cell>
          <table:table-cell office:value-type="float" office:value="0.4856166881" calcext:value-type="float">
            <text:p>0.4856166881</text:p>
          </table:table-cell>
          <table:table-cell office:value-type="float" office:value="0.0687171883" calcext:value-type="float">
            <text:p>0.0687171883</text:p>
          </table:table-cell>
          <table:table-cell office:value-type="float" office:value="0.5162339679" calcext:value-type="float">
            <text:p>0.5162339679</text:p>
          </table:table-cell>
          <table:table-cell office:value-type="float" office:value="0.1455665079" calcext:value-type="float">
            <text:p>0.1455665079</text:p>
          </table:table-cell>
          <table:table-cell office:value-type="float" office:value="0.4463699802" calcext:value-type="float">
            <text:p>0.4463699802</text:p>
          </table:table-cell>
          <table:table-cell office:value-type="float" office:value="0.0951442407" calcext:value-type="float">
            <text:p>0.0951442407</text:p>
          </table:table-cell>
          <table:table-cell office:value-type="float" office:value="-0.0021557378" calcext:value-type="float">
            <text:p>-0.0021557378</text:p>
          </table:table-cell>
          <table:table-cell office:value-type="float" office:value="-0.0696343409" calcext:value-type="float">
            <text:p>-0.0696343409</text:p>
          </table:table-cell>
          <table:table-cell office:value-type="float" office:value="-0.0508787486" calcext:value-type="float">
            <text:p>-0.0508787486</text:p>
          </table:table-cell>
          <table:table-cell office:value-type="float" office:value="0.1154947422" calcext:value-type="float">
            <text:p>0.1154947422</text:p>
          </table:table-cell>
          <table:table-cell office:value-type="float" office:value="0.1684222182" calcext:value-type="float">
            <text:p>0.1684222182</text:p>
          </table:table-cell>
          <table:table-cell office:value-type="float" office:value="0.1124340956" calcext:value-type="float">
            <text:p>0.1124340956</text:p>
          </table:table-cell>
          <table:table-cell office:value-type="string" calcext:value-type="string">
            <text:p>nan</text:p>
          </table:table-cell>
          <table:table-cell office:value-type="float" office:value="-0.3731032013" calcext:value-type="float">
            <text:p>-0.3731032013</text:p>
          </table:table-cell>
          <table:table-cell office:value-type="float" office:value="-0.99526289" calcext:value-type="float">
            <text:p>-0.99526289</text:p>
          </table:table-cell>
          <table:table-cell office:value-type="float" office:value="0.2300927925" calcext:value-type="float">
            <text:p>0.2300927925</text:p>
          </table:table-cell>
          <table:table-cell office:value-type="float" office:value="0.3010893032" calcext:value-type="float">
            <text:p>0.3010893032</text:p>
          </table:table-cell>
          <table:table-cell office:value-type="float" office:value="0.2027016333" calcext:value-type="float">
            <text:p>0.2027016333</text:p>
          </table:table-cell>
          <table:table-cell office:value-type="float" office:value="0.2300927925" calcext:value-type="float">
            <text:p>0.2300927925</text:p>
          </table:table-cell>
          <table:table-cell office:value-type="float" office:value="0.3010893032" calcext:value-type="float">
            <text:p>0.3010893032</text:p>
          </table:table-cell>
          <table:table-cell office:value-type="float" office:value="0.2027016333" calcext:value-type="float">
            <text:p>0.2027016333</text:p>
          </table:table-cell>
          <table:table-cell office:value-type="float" office:value="0.2995991902" calcext:value-type="float">
            <text:p>0.2995991902</text:p>
          </table:table-cell>
          <table:table-cell office:value-type="float" office:value="0.3969527739" calcext:value-type="float">
            <text:p>0.3969527739</text:p>
          </table:table-cell>
          <table:table-cell office:value-type="float" office:value="0.2682791539" calcext:value-type="float">
            <text:p>0.2682791539</text:p>
          </table:table-cell>
          <table:table-cell office:value-type="float" office:value="0.2413982759" calcext:value-type="float">
            <text:p>0.2413982759</text:p>
          </table:table-cell>
          <table:table-cell office:value-type="float" office:value="0.3153153201" calcext:value-type="float">
            <text:p>0.3153153201</text:p>
          </table:table-cell>
          <table:table-cell office:value-type="float" office:value="0.210113438" calcext:value-type="float">
            <text:p>0.210113438</text:p>
          </table:table-cell>
          <table:table-cell office:value-type="float" office:value="0.2789072187" calcext:value-type="float">
            <text:p>0.2789072187</text:p>
          </table:table-cell>
          <table:table-cell office:value-type="float" office:value="0.3599723681" calcext:value-type="float">
            <text:p>0.3599723681</text:p>
          </table:table-cell>
          <table:table-cell office:value-type="float" office:value="0.2401153232" calcext:value-type="float">
            <text:p>0.2401153232</text:p>
          </table:table-cell>
          <table:table-cell office:value-type="string" calcext:value-type="string">
            <text:p>nan</text:p>
          </table:table-cell>
          <table:table-cell office:value-type="float" office:value="-0.3936048958" calcext:value-type="float">
            <text:p>-0.3936048958</text:p>
          </table:table-cell>
          <table:table-cell office:value-type="float" office:value="-0.9462457753" calcext:value-type="float">
            <text:p>-0.9462457753</text:p>
          </table:table-cell>
          <table:table-cell office:value-type="float" office:value="0.3731464118" calcext:value-type="float">
            <text:p>0.3731464118</text:p>
          </table:table-cell>
          <table:table-cell office:value-type="float" office:value="0.500218886" calcext:value-type="float">
            <text:p>0.500218886</text:p>
          </table:table-cell>
          <table:table-cell office:value-type="float" office:value="0.344611698" calcext:value-type="float">
            <text:p>0.344611698</text:p>
          </table:table-cell>
          <table:table-cell office:value-type="float" office:value="0.9960345795" calcext:value-type="float">
            <text:p>0.9960345795</text:p>
          </table:table-cell>
          <table:table-cell office:value-type="float" office:value="0.9474157388" calcext:value-type="float">
            <text:p>0.9474157388</text:p>
          </table:table-cell>
          <table:table-cell office:value-type="float" office:value="0.8356459424" calcext:value-type="float">
            <text:p>0.8356459424</text:p>
          </table:table-cell>
          <table:table-cell office:value-type="float" office:value="0.059759373" calcext:value-type="float">
            <text:p>0.059759373</text:p>
          </table:table-cell>
          <table:table-cell office:value-type="float" office:value="0.1614057767" calcext:value-type="float">
            <text:p>0.1614057767</text:p>
          </table:table-cell>
          <table:table-cell office:value-type="float" office:value="0.1088546258" calcext:value-type="float">
            <text:p>0.1088546258</text:p>
          </table:table-cell>
          <table:table-cell office:value-type="float" office:value="0.1368737722" calcext:value-type="float">
            <text:p>0.1368737722</text:p>
          </table:table-cell>
          <table:table-cell office:value-type="float" office:value="0.234718739" calcext:value-type="float">
            <text:p>0.234718739</text:p>
          </table:table-cell>
          <table:table-cell office:value-type="float" office:value="0.1595966921" calcext:value-type="float">
            <text:p>0.1595966921</text:p>
          </table:table-cell>
          <table:table-cell office:value-type="string" calcext:value-type="string">
            <text:p>nan</text:p>
          </table:table-cell>
          <table:table-cell office:value-type="float" office:value="-0.3711038494" calcext:value-type="float">
            <text:p>-0.3711038494</text:p>
          </table:table-cell>
          <table:table-cell office:value-type="float" office:value="-1.033070585" calcext:value-type="float">
            <text:p>-1.033070585</text:p>
          </table:table-cell>
          <table:table-cell office:value-type="float" office:value="0.2309199878" calcext:value-type="float">
            <text:p>0.2309199878</text:p>
          </table:table-cell>
          <table:table-cell office:value-type="float" office:value="0.309967321" calcext:value-type="float">
            <text:p>0.309967321</text:p>
          </table:table-cell>
          <table:table-cell office:value-type="float" office:value="0.2126153957" calcext:value-type="float">
            <text:p>0.2126153957</text:p>
          </table:table-cell>
          <table:table-cell office:value-type="float" office:value="0.2309199878" calcext:value-type="float">
            <text:p>0.2309199878</text:p>
          </table:table-cell>
          <table:table-cell office:value-type="float" office:value="0.309967321" calcext:value-type="float">
            <text:p>0.309967321</text:p>
          </table:table-cell>
          <table:table-cell office:value-type="float" office:value="0.2126153957" calcext:value-type="float">
            <text:p>0.2126153957</text:p>
          </table:table-cell>
          <table:table-cell office:value-type="float" office:value="0.3030581329" calcext:value-type="float">
            <text:p>0.3030581329</text:p>
          </table:table-cell>
          <table:table-cell office:value-type="float" office:value="0.4077326162" calcext:value-type="float">
            <text:p>0.4077326162</text:p>
          </table:table-cell>
          <table:table-cell office:value-type="float" office:value="0.2804538529" calcext:value-type="float">
            <text:p>0.2804538529</text:p>
          </table:table-cell>
          <table:table-cell office:value-type="float" office:value="0.2537008977" calcext:value-type="float">
            <text:p>0.2537008977</text:p>
          </table:table-cell>
          <table:table-cell office:value-type="float" office:value="0.3609020914" calcext:value-type="float">
            <text:p>0.3609020914</text:p>
          </table:table-cell>
          <table:table-cell office:value-type="float" office:value="0.2478315857" calcext:value-type="float">
            <text:p>0.2478315857</text:p>
          </table:table-cell>
          <table:table-cell office:value-type="float" office:value="0.2924295687" calcext:value-type="float">
            <text:p>0.2924295687</text:p>
          </table:table-cell>
          <table:table-cell office:value-type="float" office:value="0.4029086741" calcext:value-type="float">
            <text:p>0.4029086741</text:p>
          </table:table-cell>
          <table:table-cell office:value-type="float" office:value="0.2765513927" calcext:value-type="float">
            <text:p>0.2765513927</text:p>
          </table:table-cell>
          <table:table-cell office:value-type="string" calcext:value-type="string">
            <text:p>nan</text:p>
          </table:table-cell>
          <table:table-cell office:value-type="float" office:value="-0.4086034408" calcext:value-type="float">
            <text:p>-0.4086034408</text:p>
          </table:table-cell>
          <table:table-cell office:value-type="float" office:value="-0.9143143388" calcext:value-type="float">
            <text:p>-0.9143143388</text:p>
          </table:table-cell>
          <table:table-cell office:value-type="float" office:value="0.3763689006" calcext:value-type="float">
            <text:p>0.3763689006</text:p>
          </table:table-cell>
          <table:table-cell office:value-type="float" office:value="0.5133197686" calcext:value-type="float">
            <text:p>0.5133197686</text:p>
          </table:table-cell>
          <table:table-cell office:value-type="float" office:value="0.3600778815" calcext:value-type="float">
            <text:p>0.3600778815</text:p>
          </table:table-cell>
          <table:table-cell office:value-type="string" calcext:value-type="string">
            <text:p>nan</text:p>
          </table:table-cell>
          <table:table-cell office:value-type="float" office:value="0.0073484582" calcext:value-type="float">
            <text:p>0.0073484582</text:p>
          </table:table-cell>
          <table:table-cell office:value-type="float" office:value="-1.0001713136" calcext:value-type="float">
            <text:p>-1.0001713136</text:p>
          </table:table-cell>
        </table:table-row>
        <table:table-row table:style-name="ro1">
          <table:table-cell office:value-type="string" calcext:value-type="string">
            <text:p>Ciona_intestinalis_A</text:p>
          </table:table-cell>
          <table:table-cell office:value-type="string" calcext:value-type="string">
            <text:p>Ciona cf. intestinalis A AZ-2012</text:p>
          </table:table-cell>
          <table:table-cell office:value-type="float" office:value="8094" calcext:value-type="float">
            <text:p>8094</text:p>
          </table:table-cell>
          <table:table-cell office:value-type="float" office:value="758.862861379" calcext:value-type="float">
            <text:p>758.862861379</text:p>
          </table:table-cell>
          <table:table-cell office:value-type="float" office:value="475.768784413" calcext:value-type="float">
            <text:p>475.768784413</text:p>
          </table:table-cell>
          <table:table-cell office:value-type="float" office:value="0.4052102504" calcext:value-type="float">
            <text:p>0.4052102504</text:p>
          </table:table-cell>
          <table:table-cell office:value-type="float" office:value="0.0433996833" calcext:value-type="float">
            <text:p>0.0433996833</text:p>
          </table:table-cell>
          <table:table-cell office:value-type="float" office:value="0.3755414168" calcext:value-type="float">
            <text:p>0.3755414168</text:p>
          </table:table-cell>
          <table:table-cell office:value-type="float" office:value="0.0712035073" calcext:value-type="float">
            <text:p>0.0712035073</text:p>
          </table:table-cell>
          <table:table-cell office:value-type="float" office:value="0.2991989214" calcext:value-type="float">
            <text:p>0.2991989214</text:p>
          </table:table-cell>
          <table:table-cell office:value-type="float" office:value="0.0647164193" calcext:value-type="float">
            <text:p>0.0647164193</text:p>
          </table:table-cell>
          <table:table-cell office:value-type="float" office:value="0.0133172228" calcext:value-type="float">
            <text:p>0.0133172228</text:p>
          </table:table-cell>
          <table:table-cell office:value-type="float" office:value="-0.103457871" calcext:value-type="float">
            <text:p>-0.103457871</text:p>
          </table:table-cell>
          <table:table-cell office:value-type="float" office:value="-0.0716253817" calcext:value-type="float">
            <text:p>-0.0716253817</text:p>
          </table:table-cell>
          <table:table-cell office:value-type="float" office:value="0.040047645" calcext:value-type="float">
            <text:p>0.040047645</text:p>
          </table:table-cell>
          <table:table-cell office:value-type="float" office:value="-0.0230981953" calcext:value-type="float">
            <text:p>-0.0230981953</text:p>
          </table:table-cell>
          <table:table-cell office:value-type="float" office:value="-0.0156490388" calcext:value-type="float">
            <text:p>-0.0156490388</text:p>
          </table:table-cell>
          <table:table-cell office:value-type="string" calcext:value-type="string">
            <text:p>nan</text:p>
          </table:table-cell>
          <table:table-cell office:value-type="float" office:value="-0.1370325647" calcext:value-type="float">
            <text:p>-0.1370325647</text:p>
          </table:table-cell>
          <table:table-cell office:value-type="float" office:value="-0.7490893713" calcext:value-type="float">
            <text:p>-0.7490893713</text:p>
          </table:table-cell>
          <table:table-cell office:value-type="float" office:value="-0.1257769895" calcext:value-type="float">
            <text:p>-0.1257769895</text:p>
          </table:table-cell>
          <table:table-cell office:value-type="float" office:value="-0.0723250201" calcext:value-type="float">
            <text:p>-0.0723250201</text:p>
          </table:table-cell>
          <table:table-cell office:value-type="float" office:value="-0.0484939662" calcext:value-type="float">
            <text:p>-0.0484939662</text:p>
          </table:table-cell>
          <table:table-cell office:value-type="float" office:value="-0.1257769895" calcext:value-type="float">
            <text:p>-0.1257769895</text:p>
          </table:table-cell>
          <table:table-cell office:value-type="float" office:value="-0.0723250201" calcext:value-type="float">
            <text:p>-0.0723250201</text:p>
          </table:table-cell>
          <table:table-cell office:value-type="float" office:value="-0.0484939662" calcext:value-type="float">
            <text:p>-0.0484939662</text:p>
          </table:table-cell>
          <table:table-cell office:value-type="float" office:value="-0.1616953961" calcext:value-type="float">
            <text:p>-0.1616953961</text:p>
          </table:table-cell>
          <table:table-cell office:value-type="float" office:value="-0.0646833749" calcext:value-type="float">
            <text:p>-0.0646833749</text:p>
          </table:table-cell>
          <table:table-cell office:value-type="float" office:value="-0.0439523901" calcext:value-type="float">
            <text:p>-0.0439523901</text:p>
          </table:table-cell>
          <table:table-cell office:value-type="float" office:value="-0.1305382305" calcext:value-type="float">
            <text:p>-0.1305382305</text:p>
          </table:table-cell>
          <table:table-cell office:value-type="float" office:value="-0.0704515264" calcext:value-type="float">
            <text:p>-0.0704515264</text:p>
          </table:table-cell>
          <table:table-cell office:value-type="float" office:value="-0.0473019082" calcext:value-type="float">
            <text:p>-0.0473019082</text:p>
          </table:table-cell>
          <table:table-cell office:value-type="float" office:value="-0.128557297" calcext:value-type="float">
            <text:p>-0.128557297</text:p>
          </table:table-cell>
          <table:table-cell office:value-type="float" office:value="-0.0572265799" calcext:value-type="float">
            <text:p>-0.0572265799</text:p>
          </table:table-cell>
          <table:table-cell office:value-type="float" office:value="-0.0384699156" calcext:value-type="float">
            <text:p>-0.0384699156</text:p>
          </table:table-cell>
          <table:table-cell office:value-type="string" calcext:value-type="string">
            <text:p>nan</text:p>
          </table:table-cell>
          <table:table-cell office:value-type="float" office:value="0.0493924105" calcext:value-type="float">
            <text:p>0.0493924105</text:p>
          </table:table-cell>
          <table:table-cell office:value-type="float" office:value="-0.5234796171" calcext:value-type="float">
            <text:p>-0.5234796171</text:p>
          </table:table-cell>
          <table:table-cell office:value-type="float" office:value="-0.1176814007" calcext:value-type="float">
            <text:p>-0.1176814007</text:p>
          </table:table-cell>
          <table:table-cell office:value-type="float" office:value="-0.0262178099" calcext:value-type="float">
            <text:p>-0.0262178099</text:p>
          </table:table-cell>
          <table:table-cell office:value-type="float" office:value="-0.0183338291" calcext:value-type="float">
            <text:p>-0.0183338291</text:p>
          </table:table-cell>
          <table:table-cell office:value-type="float" office:value="0.9974113327" calcext:value-type="float">
            <text:p>0.9974113327</text:p>
          </table:table-cell>
          <table:table-cell office:value-type="float" office:value="0.968111334" calcext:value-type="float">
            <text:p>0.968111334</text:p>
          </table:table-cell>
          <table:table-cell office:value-type="float" office:value="0.8803610151" calcext:value-type="float">
            <text:p>0.8803610151</text:p>
          </table:table-cell>
          <table:table-cell office:value-type="float" office:value="0.0751614349" calcext:value-type="float">
            <text:p>0.0751614349</text:p>
          </table:table-cell>
          <table:table-cell office:value-type="float" office:value="0.0580274397" calcext:value-type="float">
            <text:p>0.0580274397</text:p>
          </table:table-cell>
          <table:table-cell office:value-type="float" office:value="0.0388261115" calcext:value-type="float">
            <text:p>0.0388261115</text:p>
          </table:table-cell>
          <table:table-cell office:value-type="float" office:value="0.0523748108" calcext:value-type="float">
            <text:p>0.0523748108</text:p>
          </table:table-cell>
          <table:table-cell office:value-type="float" office:value="0.0109656823" calcext:value-type="float">
            <text:p>0.0109656823</text:p>
          </table:table-cell>
          <table:table-cell office:value-type="float" office:value="0.0072496293" calcext:value-type="float">
            <text:p>0.0072496293</text:p>
          </table:table-cell>
          <table:table-cell office:value-type="string" calcext:value-type="string">
            <text:p>nan</text:p>
          </table:table-cell>
          <table:table-cell office:value-type="float" office:value="-0.1311779628" calcext:value-type="float">
            <text:p>-0.1311779628</text:p>
          </table:table-cell>
          <table:table-cell office:value-type="float" office:value="-0.7703029686" calcext:value-type="float">
            <text:p>-0.7703029686</text:p>
          </table:table-cell>
          <table:table-cell office:value-type="float" office:value="-0.1127937034" calcext:value-type="float">
            <text:p>-0.1127937034</text:p>
          </table:table-cell>
          <table:table-cell office:value-type="float" office:value="-0.0355164574" calcext:value-type="float">
            <text:p>-0.0355164574</text:p>
          </table:table-cell>
          <table:table-cell office:value-type="float" office:value="-0.0244341219" calcext:value-type="float">
            <text:p>-0.0244341219</text:p>
          </table:table-cell>
          <table:table-cell office:value-type="float" office:value="-0.1127937034" calcext:value-type="float">
            <text:p>-0.1127937034</text:p>
          </table:table-cell>
          <table:table-cell office:value-type="float" office:value="-0.0355164574" calcext:value-type="float">
            <text:p>-0.0355164574</text:p>
          </table:table-cell>
          <table:table-cell office:value-type="float" office:value="-0.0244341219" calcext:value-type="float">
            <text:p>-0.0244341219</text:p>
          </table:table-cell>
          <table:table-cell office:value-type="float" office:value="-0.156746405" calcext:value-type="float">
            <text:p>-0.156746405</text:p>
          </table:table-cell>
          <table:table-cell office:value-type="float" office:value="-0.0505440928" calcext:value-type="float">
            <text:p>-0.0505440928</text:p>
          </table:table-cell>
          <table:table-cell office:value-type="float" office:value="-0.0348442543" calcext:value-type="float">
            <text:p>-0.0348442543</text:p>
          </table:table-cell>
          <table:table-cell office:value-type="float" office:value="-0.1175099258" calcext:value-type="float">
            <text:p>-0.1175099258</text:p>
          </table:table-cell>
          <table:table-cell office:value-type="float" office:value="-0.0382229766" calcext:value-type="float">
            <text:p>-0.0382229766</text:p>
          </table:table-cell>
          <table:table-cell office:value-type="float" office:value="-0.0262549363" calcext:value-type="float">
            <text:p>-0.0262549363</text:p>
          </table:table-cell>
          <table:table-cell office:value-type="float" office:value="-0.1137580744" calcext:value-type="float">
            <text:p>-0.1137580744</text:p>
          </table:table-cell>
          <table:table-cell office:value-type="float" office:value="-0.0208034214" calcext:value-type="float">
            <text:p>-0.0208034214</text:p>
          </table:table-cell>
          <table:table-cell office:value-type="float" office:value="-0.0146442627" calcext:value-type="float">
            <text:p>-0.0146442627</text:p>
          </table:table-cell>
          <table:table-cell office:value-type="string" calcext:value-type="string">
            <text:p>nan</text:p>
          </table:table-cell>
          <table:table-cell office:value-type="float" office:value="0.02449566" calcext:value-type="float">
            <text:p>0.02449566</text:p>
          </table:table-cell>
          <table:table-cell office:value-type="float" office:value="-0.790854122" calcext:value-type="float">
            <text:p>-0.790854122</text:p>
          </table:table-cell>
          <table:table-cell office:value-type="float" office:value="-0.1162480326" calcext:value-type="float">
            <text:p>-0.1162480326</text:p>
          </table:table-cell>
          <table:table-cell office:value-type="float" office:value="-0.0199544934" calcext:value-type="float">
            <text:p>-0.0199544934</text:p>
          </table:table-cell>
          <table:table-cell office:value-type="float" office:value="-0.0142529466" calcext:value-type="float">
            <text:p>-0.0142529466</text:p>
          </table:table-cell>
          <table:table-cell office:value-type="string" calcext:value-type="string">
            <text:p>nan</text:p>
          </table:table-cell>
          <table:table-cell office:value-type="float" office:value="0.0811945842" calcext:value-type="float">
            <text:p>0.0811945842</text:p>
          </table:table-cell>
          <table:table-cell office:value-type="float" office:value="-0.5629921281" calcext:value-type="float">
            <text:p>-0.5629921281</text:p>
          </table:table-cell>
        </table:table-row>
        <table:table-row table:style-name="ro1">
          <table:table-cell office:value-type="string" calcext:value-type="string">
            <text:p>Ciona_intestinalis_B</text:p>
          </table:table-cell>
          <table:table-cell office:value-type="string" calcext:value-type="string">
            <text:p>Ciona cf. intestinalis B AZ-2012</text:p>
          </table:table-cell>
          <table:table-cell office:value-type="float" office:value="5753" calcext:value-type="float">
            <text:p>5753</text:p>
          </table:table-cell>
          <table:table-cell office:value-type="float" office:value="777.322614288" calcext:value-type="float">
            <text:p>777.322614288</text:p>
          </table:table-cell>
          <table:table-cell office:value-type="float" office:value="479.469380002" calcext:value-type="float">
            <text:p>479.469380002</text:p>
          </table:table-cell>
          <table:table-cell office:value-type="float" office:value="0.4043584052" calcext:value-type="float">
            <text:p>0.4043584052</text:p>
          </table:table-cell>
          <table:table-cell office:value-type="float" office:value="0.0379209719" calcext:value-type="float">
            <text:p>0.0379209719</text:p>
          </table:table-cell>
          <table:table-cell office:value-type="float" office:value="0.3650507717" calcext:value-type="float">
            <text:p>0.3650507717</text:p>
          </table:table-cell>
          <table:table-cell office:value-type="float" office:value="0.0689044025" calcext:value-type="float">
            <text:p>0.0689044025</text:p>
          </table:table-cell>
          <table:table-cell office:value-type="float" office:value="0.3087572303" calcext:value-type="float">
            <text:p>0.3087572303</text:p>
          </table:table-cell>
          <table:table-cell office:value-type="float" office:value="0.0524741544" calcext:value-type="float">
            <text:p>0.0524741544</text:p>
          </table:table-cell>
          <table:table-cell office:value-type="float" office:value="0.0120280514" calcext:value-type="float">
            <text:p>0.0120280514</text:p>
          </table:table-cell>
          <table:table-cell office:value-type="float" office:value="-0.0135734261" calcext:value-type="float">
            <text:p>-0.0135734261</text:p>
          </table:table-cell>
          <table:table-cell office:value-type="float" office:value="-0.0101169392" calcext:value-type="float">
            <text:p>-0.0101169392</text:p>
          </table:table-cell>
          <table:table-cell office:value-type="float" office:value="0.0578273677" calcext:value-type="float">
            <text:p>0.0578273677</text:p>
          </table:table-cell>
          <table:table-cell office:value-type="float" office:value="-0.0098039496" calcext:value-type="float">
            <text:p>-0.0098039496</text:p>
          </table:table-cell>
          <table:table-cell office:value-type="float" office:value="-0.0068946687" calcext:value-type="float">
            <text:p>-0.0068946687</text:p>
          </table:table-cell>
          <table:table-cell office:value-type="string" calcext:value-type="string">
            <text:p>nan</text:p>
          </table:table-cell>
          <table:table-cell office:value-type="float" office:value="-0.1399905981" calcext:value-type="float">
            <text:p>-0.1399905981</text:p>
          </table:table-cell>
          <table:table-cell office:value-type="float" office:value="-0.7373585369" calcext:value-type="float">
            <text:p>-0.7373585369</text:p>
          </table:table-cell>
          <table:table-cell office:value-type="float" office:value="-0.0621097528" calcext:value-type="float">
            <text:p>-0.0621097528</text:p>
          </table:table-cell>
          <table:table-cell office:value-type="float" office:value="-0.022219243" calcext:value-type="float">
            <text:p>-0.022219243</text:p>
          </table:table-cell>
          <table:table-cell office:value-type="float" office:value="-0.0163590638" calcext:value-type="float">
            <text:p>-0.0163590638</text:p>
          </table:table-cell>
          <table:table-cell office:value-type="float" office:value="-0.0621097528" calcext:value-type="float">
            <text:p>-0.0621097528</text:p>
          </table:table-cell>
          <table:table-cell office:value-type="float" office:value="-0.022219243" calcext:value-type="float">
            <text:p>-0.022219243</text:p>
          </table:table-cell>
          <table:table-cell office:value-type="float" office:value="-0.0163590638" calcext:value-type="float">
            <text:p>-0.0163590638</text:p>
          </table:table-cell>
          <table:table-cell office:value-type="float" office:value="-0.088858123" calcext:value-type="float">
            <text:p>-0.088858123</text:p>
          </table:table-cell>
          <table:table-cell office:value-type="float" office:value="-0.0136701281" calcext:value-type="float">
            <text:p>-0.0136701281</text:p>
          </table:table-cell>
          <table:table-cell office:value-type="float" office:value="-0.0105015404" calcext:value-type="float">
            <text:p>-0.0105015404</text:p>
          </table:table-cell>
          <table:table-cell office:value-type="float" office:value="-0.0650671575" calcext:value-type="float">
            <text:p>-0.0650671575</text:p>
          </table:table-cell>
          <table:table-cell office:value-type="float" office:value="-0.0280606733" calcext:value-type="float">
            <text:p>-0.0280606733</text:p>
          </table:table-cell>
          <table:table-cell office:value-type="float" office:value="-0.0198185169" calcext:value-type="float">
            <text:p>-0.0198185169</text:p>
          </table:table-cell>
          <table:table-cell office:value-type="float" office:value="-0.0666688516" calcext:value-type="float">
            <text:p>-0.0666688516</text:p>
          </table:table-cell>
          <table:table-cell office:value-type="float" office:value="-0.0058616385" calcext:value-type="float">
            <text:p>-0.0058616385</text:p>
          </table:table-cell>
          <table:table-cell office:value-type="float" office:value="-0.0050667884" calcext:value-type="float">
            <text:p>-0.0050667884</text:p>
          </table:table-cell>
          <table:table-cell office:value-type="string" calcext:value-type="string">
            <text:p>nan</text:p>
          </table:table-cell>
          <table:table-cell office:value-type="float" office:value="0.0030643384" calcext:value-type="float">
            <text:p>0.0030643384</text:p>
          </table:table-cell>
          <table:table-cell office:value-type="float" office:value="-0.7976615298" calcext:value-type="float">
            <text:p>-0.7976615298</text:p>
          </table:table-cell>
          <table:table-cell office:value-type="float" office:value="-0.0867957436" calcext:value-type="float">
            <text:p>-0.0867957436</text:p>
          </table:table-cell>
          <table:table-cell office:value-type="float" office:value="0.0110969001" calcext:value-type="float">
            <text:p>0.0110969001</text:p>
          </table:table-cell>
          <table:table-cell office:value-type="float" office:value="0.0055310337" calcext:value-type="float">
            <text:p>0.0055310337</text:p>
          </table:table-cell>
          <table:table-cell office:value-type="float" office:value="0.9991296336" calcext:value-type="float">
            <text:p>0.9991296336</text:p>
          </table:table-cell>
          <table:table-cell office:value-type="float" office:value="0.9907995318" calcext:value-type="float">
            <text:p>0.9907995318</text:p>
          </table:table-cell>
          <table:table-cell office:value-type="float" office:value="0.9371580496" calcext:value-type="float">
            <text:p>0.9371580496</text:p>
          </table:table-cell>
          <table:table-cell office:value-type="float" office:value="0.0132880857" calcext:value-type="float">
            <text:p>0.0132880857</text:p>
          </table:table-cell>
          <table:table-cell office:value-type="float" office:value="-0.0276812323" calcext:value-type="float">
            <text:p>-0.0276812323</text:p>
          </table:table-cell>
          <table:table-cell office:value-type="float" office:value="-0.0189057232" calcext:value-type="float">
            <text:p>-0.0189057232</text:p>
          </table:table-cell>
          <table:table-cell office:value-type="float" office:value="0.0577381389" calcext:value-type="float">
            <text:p>0.0577381389</text:p>
          </table:table-cell>
          <table:table-cell office:value-type="float" office:value="-0.0119618193" calcext:value-type="float">
            <text:p>-0.0119618193</text:p>
          </table:table-cell>
          <table:table-cell office:value-type="float" office:value="-0.0083647131" calcext:value-type="float">
            <text:p>-0.0083647131</text:p>
          </table:table-cell>
          <table:table-cell office:value-type="string" calcext:value-type="string">
            <text:p>nan</text:p>
          </table:table-cell>
          <table:table-cell office:value-type="float" office:value="-0.1389407915" calcext:value-type="float">
            <text:p>-0.1389407915</text:p>
          </table:table-cell>
          <table:table-cell office:value-type="float" office:value="-0.5763752915" calcext:value-type="float">
            <text:p>-0.5763752915</text:p>
          </table:table-cell>
          <table:table-cell office:value-type="float" office:value="-0.0630646419" calcext:value-type="float">
            <text:p>-0.0630646419</text:p>
          </table:table-cell>
          <table:table-cell office:value-type="float" office:value="-0.0297642647" calcext:value-type="float">
            <text:p>-0.0297642647</text:p>
          </table:table-cell>
          <table:table-cell office:value-type="float" office:value="-0.0212991006" calcext:value-type="float">
            <text:p>-0.0212991006</text:p>
          </table:table-cell>
          <table:table-cell office:value-type="float" office:value="-0.0630646419" calcext:value-type="float">
            <text:p>-0.0630646419</text:p>
          </table:table-cell>
          <table:table-cell office:value-type="float" office:value="-0.0297642647" calcext:value-type="float">
            <text:p>-0.0297642647</text:p>
          </table:table-cell>
          <table:table-cell office:value-type="float" office:value="-0.0212991006" calcext:value-type="float">
            <text:p>-0.0212991006</text:p>
          </table:table-cell>
          <table:table-cell office:value-type="float" office:value="-0.0892872907" calcext:value-type="float">
            <text:p>-0.0892872907</text:p>
          </table:table-cell>
          <table:table-cell office:value-type="float" office:value="-0.0181404673" calcext:value-type="float">
            <text:p>-0.0181404673</text:p>
          </table:table-cell>
          <table:table-cell office:value-type="float" office:value="-0.0135613115" calcext:value-type="float">
            <text:p>-0.0135613115</text:p>
          </table:table-cell>
          <table:table-cell office:value-type="float" office:value="-0.0650084233" calcext:value-type="float">
            <text:p>-0.0650084233</text:p>
          </table:table-cell>
          <table:table-cell office:value-type="float" office:value="-0.0320077981" calcext:value-type="float">
            <text:p>-0.0320077981</text:p>
          </table:table-cell>
          <table:table-cell office:value-type="float" office:value="-0.0224895683" calcext:value-type="float">
            <text:p>-0.0224895683</text:p>
          </table:table-cell>
          <table:table-cell office:value-type="float" office:value="-0.0668793866" calcext:value-type="float">
            <text:p>-0.0668793866</text:p>
          </table:table-cell>
          <table:table-cell office:value-type="float" office:value="-0.0097206713" calcext:value-type="float">
            <text:p>-0.0097206713</text:p>
          </table:table-cell>
          <table:table-cell office:value-type="float" office:value="-0.0075960883" calcext:value-type="float">
            <text:p>-0.0075960883</text:p>
          </table:table-cell>
          <table:table-cell office:value-type="string" calcext:value-type="string">
            <text:p>nan</text:p>
          </table:table-cell>
          <table:table-cell office:value-type="float" office:value="0.0052299812" calcext:value-type="float">
            <text:p>0.0052299812</text:p>
          </table:table-cell>
          <table:table-cell office:value-type="float" office:value="-0.5935304549" calcext:value-type="float">
            <text:p>-0.5935304549</text:p>
          </table:table-cell>
          <table:table-cell office:value-type="float" office:value="-0.0885486995" calcext:value-type="float">
            <text:p>-0.0885486995</text:p>
          </table:table-cell>
          <table:table-cell office:value-type="float" office:value="0.0069493181" calcext:value-type="float">
            <text:p>0.0069493181</text:p>
          </table:table-cell>
          <table:table-cell office:value-type="float" office:value="0.0028327359" calcext:value-type="float">
            <text:p>0.0028327359</text:p>
          </table:table-cell>
          <table:table-cell office:value-type="string" calcext:value-type="string">
            <text:p>nan</text:p>
          </table:table-cell>
          <table:table-cell office:value-type="float" office:value="0.0555508108" calcext:value-type="float">
            <text:p>0.0555508108</text:p>
          </table:table-cell>
          <table:table-cell office:value-type="float" office:value="-0.7084668928" calcext:value-type="float">
            <text:p>-0.7084668928</text:p>
          </table:table-cell>
        </table:table-row>
        <table:table-row table:style-name="ro1">
          <table:table-cell office:value-type="string" calcext:value-type="string">
            <text:p>Crepidula_fornicata</text:p>
          </table:table-cell>
          <table:table-cell office:value-type="string" calcext:value-type="string">
            <text:p>Crepidula fornicata</text:p>
          </table:table-cell>
          <table:table-cell office:value-type="float" office:value="7008" calcext:value-type="float">
            <text:p>7008</text:p>
          </table:table-cell>
          <table:table-cell office:value-type="float" office:value="755.321061644" calcext:value-type="float">
            <text:p>755.321061644</text:p>
          </table:table-cell>
          <table:table-cell office:value-type="float" office:value="638.037487359" calcext:value-type="float">
            <text:p>638.037487359</text:p>
          </table:table-cell>
          <table:table-cell office:value-type="float" office:value="0.5272499957" calcext:value-type="float">
            <text:p>0.5272499957</text:p>
          </table:table-cell>
          <table:table-cell office:value-type="float" office:value="0.0481612559" calcext:value-type="float">
            <text:p>0.0481612559</text:p>
          </table:table-cell>
          <table:table-cell office:value-type="float" office:value="0.615044114" calcext:value-type="float">
            <text:p>0.615044114</text:p>
          </table:table-cell>
          <table:table-cell office:value-type="float" office:value="0.1049398685" calcext:value-type="float">
            <text:p>0.1049398685</text:p>
          </table:table-cell>
          <table:table-cell office:value-type="float" office:value="0.4104412683" calcext:value-type="float">
            <text:p>0.4104412683</text:p>
          </table:table-cell>
          <table:table-cell office:value-type="float" office:value="0.0752979128" calcext:value-type="float">
            <text:p>0.0752979128</text:p>
          </table:table-cell>
          <table:table-cell office:value-type="float" office:value="0.0087570816" calcext:value-type="float">
            <text:p>0.0087570816</text:p>
          </table:table-cell>
          <table:table-cell office:value-type="float" office:value="-0.0593052387" calcext:value-type="float">
            <text:p>-0.0593052387</text:p>
          </table:table-cell>
          <table:table-cell office:value-type="float" office:value="-0.040693354" calcext:value-type="float">
            <text:p>-0.040693354</text:p>
          </table:table-cell>
          <table:table-cell office:value-type="float" office:value="0.1098763445" calcext:value-type="float">
            <text:p>0.1098763445</text:p>
          </table:table-cell>
          <table:table-cell office:value-type="float" office:value="0.0877969026" calcext:value-type="float">
            <text:p>0.0877969026</text:p>
          </table:table-cell>
          <table:table-cell office:value-type="float" office:value="0.0588021715" calcext:value-type="float">
            <text:p>0.0588021715</text:p>
          </table:table-cell>
          <table:table-cell office:value-type="string" calcext:value-type="string">
            <text:p>nan</text:p>
          </table:table-cell>
          <table:table-cell office:value-type="float" office:value="-0.3180069193" calcext:value-type="float">
            <text:p>-0.3180069193</text:p>
          </table:table-cell>
          <table:table-cell office:value-type="float" office:value="-0.9640149021" calcext:value-type="float">
            <text:p>-0.9640149021</text:p>
          </table:table-cell>
          <table:table-cell office:value-type="string" calcext:value-type="string">
            <text:p>nan</text:p>
          </table:table-cell>
          <table:table-cell office:value-type="float" office:value="-0.0252360449" calcext:value-type="float">
            <text:p>-0.0252360449</text:p>
          </table:table-cell>
          <table:table-cell office:value-type="float" office:value="-0.0165021413" calcext:value-type="float">
            <text:p>-0.0165021413</text:p>
          </table:table-cell>
          <table:table-cell office:value-type="string" calcext:value-type="string">
            <text:p>nan</text:p>
          </table:table-cell>
          <table:table-cell office:value-type="float" office:value="-0.0252360449" calcext:value-type="float">
            <text:p>-0.0252360449</text:p>
          </table:table-cell>
          <table:table-cell office:value-type="float" office:value="-0.0165021413" calcext:value-type="float">
            <text:p>-0.0165021413</text:p>
          </table:table-cell>
          <table:table-cell office:value-type="string" calcext:value-type="string">
            <text:p>nan</text:p>
          </table:table-cell>
          <table:table-cell office:value-type="float" office:value="0.0218851436" calcext:value-type="float">
            <text:p>0.0218851436</text:p>
          </table:table-cell>
          <table:table-cell office:value-type="float" office:value="0.0167291443" calcext:value-type="float">
            <text:p>0.0167291443</text:p>
          </table:table-cell>
          <table:table-cell office:value-type="float" office:value="-0.0881515508" calcext:value-type="float">
            <text:p>-0.0881515508</text:p>
          </table:table-cell>
          <table:table-cell office:value-type="float" office:value="-0.0168033582" calcext:value-type="float">
            <text:p>-0.0168033582</text:p>
          </table:table-cell>
          <table:table-cell office:value-type="float" office:value="-0.010913462" calcext:value-type="float">
            <text:p>-0.010913462</text:p>
          </table:table-cell>
          <table:table-cell office:value-type="string" calcext:value-type="string">
            <text:p>nan</text:p>
          </table:table-cell>
          <table:table-cell office:value-type="float" office:value="0.0105674219" calcext:value-type="float">
            <text:p>0.0105674219</text:p>
          </table:table-cell>
          <table:table-cell office:value-type="float" office:value="0.0100639726" calcext:value-type="float">
            <text:p>0.0100639726</text:p>
          </table:table-cell>
          <table:table-cell office:value-type="string" calcext:value-type="string">
            <text:p>nan</text:p>
          </table:table-cell>
          <table:table-cell office:value-type="float" office:value="-0.0375978958" calcext:value-type="float">
            <text:p>-0.0375978958</text:p>
          </table:table-cell>
          <table:table-cell office:value-type="float" office:value="-0.6953580401" calcext:value-type="float">
            <text:p>-0.6953580401</text:p>
          </table:table-cell>
          <table:table-cell office:value-type="float" office:value="0.0002028188" calcext:value-type="float">
            <text:p>0.0002028188</text:p>
          </table:table-cell>
          <table:table-cell office:value-type="float" office:value="0.1187707502" calcext:value-type="float">
            <text:p>0.1187707502</text:p>
          </table:table-cell>
          <table:table-cell office:value-type="float" office:value="0.0803163547" calcext:value-type="float">
            <text:p>0.0803163547</text:p>
          </table:table-cell>
          <table:table-cell office:value-type="float" office:value="0.9991584217" calcext:value-type="float">
            <text:p>0.9991584217</text:p>
          </table:table-cell>
          <table:table-cell office:value-type="float" office:value="0.9881182243" calcext:value-type="float">
            <text:p>0.9881182243</text:p>
          </table:table-cell>
          <table:table-cell office:value-type="float" office:value="0.9282993055" calcext:value-type="float">
            <text:p>0.9282993055</text:p>
          </table:table-cell>
          <table:table-cell office:value-type="float" office:value="0.037376169" calcext:value-type="float">
            <text:p>0.037376169</text:p>
          </table:table-cell>
          <table:table-cell office:value-type="float" office:value="0.0456798027" calcext:value-type="float">
            <text:p>0.0456798027</text:p>
          </table:table-cell>
          <table:table-cell office:value-type="float" office:value="0.0308388638" calcext:value-type="float">
            <text:p>0.0308388638</text:p>
          </table:table-cell>
          <table:table-cell office:value-type="float" office:value="0.1122375701" calcext:value-type="float">
            <text:p>0.1122375701</text:p>
          </table:table-cell>
          <table:table-cell office:value-type="float" office:value="0.0943034428" calcext:value-type="float">
            <text:p>0.0943034428</text:p>
          </table:table-cell>
          <table:table-cell office:value-type="float" office:value="0.063837352" calcext:value-type="float">
            <text:p>0.063837352</text:p>
          </table:table-cell>
          <table:table-cell office:value-type="string" calcext:value-type="string">
            <text:p>nan</text:p>
          </table:table-cell>
          <table:table-cell office:value-type="float" office:value="-0.3170865951" calcext:value-type="float">
            <text:p>-0.3170865951</text:p>
          </table:table-cell>
          <table:table-cell office:value-type="float" office:value="-0.9855995019" calcext:value-type="float">
            <text:p>-0.9855995019</text:p>
          </table:table-cell>
          <table:table-cell office:value-type="string" calcext:value-type="string">
            <text:p>nan</text:p>
          </table:table-cell>
          <table:table-cell office:value-type="float" office:value="-0.0163605057" calcext:value-type="float">
            <text:p>-0.0163605057</text:p>
          </table:table-cell>
          <table:table-cell office:value-type="float" office:value="-0.014757416" calcext:value-type="float">
            <text:p>-0.014757416</text:p>
          </table:table-cell>
          <table:table-cell office:value-type="string" calcext:value-type="string">
            <text:p>nan</text:p>
          </table:table-cell>
          <table:table-cell office:value-type="float" office:value="-0.0163605057" calcext:value-type="float">
            <text:p>-0.0163605057</text:p>
          </table:table-cell>
          <table:table-cell office:value-type="float" office:value="-0.014757416" calcext:value-type="float">
            <text:p>-0.014757416</text:p>
          </table:table-cell>
          <table:table-cell office:value-type="string" calcext:value-type="string">
            <text:p>nan</text:p>
          </table:table-cell>
          <table:table-cell office:value-type="float" office:value="0.0350122357" calcext:value-type="float">
            <text:p>0.0350122357</text:p>
          </table:table-cell>
          <table:table-cell office:value-type="float" office:value="0.0322321241" calcext:value-type="float">
            <text:p>0.0322321241</text:p>
          </table:table-cell>
          <table:table-cell office:value-type="float" office:value="-0.081523211" calcext:value-type="float">
            <text:p>-0.081523211</text:p>
          </table:table-cell>
          <table:table-cell office:value-type="float" office:value="0.0067537507" calcext:value-type="float">
            <text:p>0.0067537507</text:p>
          </table:table-cell>
          <table:table-cell office:value-type="float" office:value="0.0051330964" calcext:value-type="float">
            <text:p>0.0051330964</text:p>
          </table:table-cell>
          <table:table-cell office:value-type="string" calcext:value-type="string">
            <text:p>nan</text:p>
          </table:table-cell>
          <table:table-cell office:value-type="float" office:value="0.0359950788" calcext:value-type="float">
            <text:p>0.0359950788</text:p>
          </table:table-cell>
          <table:table-cell office:value-type="float" office:value="0.0371778037" calcext:value-type="float">
            <text:p>0.0371778037</text:p>
          </table:table-cell>
          <table:table-cell office:value-type="string" calcext:value-type="string">
            <text:p>nan</text:p>
          </table:table-cell>
          <table:table-cell office:value-type="float" office:value="-0.0539035932" calcext:value-type="float">
            <text:p>-0.0539035932</text:p>
          </table:table-cell>
          <table:table-cell office:value-type="float" office:value="-0.7615364471" calcext:value-type="float">
            <text:p>-0.7615364471</text:p>
          </table:table-cell>
          <table:table-cell office:value-type="float" office:value="0.0008860716" calcext:value-type="float">
            <text:p>0.0008860716</text:p>
          </table:table-cell>
          <table:table-cell office:value-type="float" office:value="0.1266428073" calcext:value-type="float">
            <text:p>0.1266428073</text:p>
          </table:table-cell>
          <table:table-cell office:value-type="float" office:value="0.0864606754" calcext:value-type="float">
            <text:p>0.0864606754</text:p>
          </table:table-cell>
          <table:table-cell office:value-type="string" calcext:value-type="string">
            <text:p>nan</text:p>
          </table:table-cell>
          <table:table-cell office:value-type="float" office:value="0.0324237087" calcext:value-type="float">
            <text:p>0.0324237087</text:p>
          </table:table-cell>
          <table:table-cell office:value-type="float" office:value="-0.9638183207" calcext:value-type="float">
            <text:p>-0.9638183207</text:p>
          </table:table-cell>
        </table:table-row>
        <table:table-row table:style-name="ro1">
          <table:table-cell office:value-type="string" calcext:value-type="string">
            <text:p>Crepidula_plana</text:p>
          </table:table-cell>
          <table:table-cell office:value-type="string" calcext:value-type="string">
            <text:p>Crepidula plana</text:p>
          </table:table-cell>
          <table:table-cell office:value-type="float" office:value="3278" calcext:value-type="float">
            <text:p>3278</text:p>
          </table:table-cell>
          <table:table-cell office:value-type="float" office:value="573.477425259" calcext:value-type="float">
            <text:p>573.477425259</text:p>
          </table:table-cell>
          <table:table-cell office:value-type="float" office:value="500.904519803" calcext:value-type="float">
            <text:p>500.904519803</text:p>
          </table:table-cell>
          <table:table-cell office:value-type="float" office:value="0.5253495425" calcext:value-type="float">
            <text:p>0.5253495425</text:p>
          </table:table-cell>
          <table:table-cell office:value-type="float" office:value="0.0414749572" calcext:value-type="float">
            <text:p>0.0414749572</text:p>
          </table:table-cell>
          <table:table-cell office:value-type="float" office:value="0.6081318341" calcext:value-type="float">
            <text:p>0.6081318341</text:p>
          </table:table-cell>
          <table:table-cell office:value-type="float" office:value="0.0926010852" calcext:value-type="float">
            <text:p>0.0926010852</text:p>
          </table:table-cell>
          <table:table-cell office:value-type="float" office:value="0.4079318514" calcext:value-type="float">
            <text:p>0.4079318514</text:p>
          </table:table-cell>
          <table:table-cell office:value-type="float" office:value="0.0710380208" calcext:value-type="float">
            <text:p>0.0710380208</text:p>
          </table:table-cell>
          <table:table-cell office:value-type="float" office:value="0.0006444679" calcext:value-type="float">
            <text:p>0.0006444679</text:p>
          </table:table-cell>
          <table:table-cell office:value-type="float" office:value="0.0070962957" calcext:value-type="float">
            <text:p>0.0070962957</text:p>
          </table:table-cell>
          <table:table-cell office:value-type="float" office:value="0.0046784916" calcext:value-type="float">
            <text:p>0.0046784916</text:p>
          </table:table-cell>
          <table:table-cell office:value-type="float" office:value="0.101680814" calcext:value-type="float">
            <text:p>0.101680814</text:p>
          </table:table-cell>
          <table:table-cell office:value-type="float" office:value="0.0719508822" calcext:value-type="float">
            <text:p>0.0719508822</text:p>
          </table:table-cell>
          <table:table-cell office:value-type="float" office:value="0.0483872153" calcext:value-type="float">
            <text:p>0.0483872153</text:p>
          </table:table-cell>
          <table:table-cell office:value-type="string" calcext:value-type="string">
            <text:p>nan</text:p>
          </table:table-cell>
          <table:table-cell office:value-type="float" office:value="-0.5930485511" calcext:value-type="float">
            <text:p>-0.5930485511</text:p>
          </table:table-cell>
          <table:table-cell office:value-type="float" office:value="-0.9416165187" calcext:value-type="float">
            <text:p>-0.9416165187</text:p>
          </table:table-cell>
          <table:table-cell office:value-type="string" calcext:value-type="string">
            <text:p>nan</text:p>
          </table:table-cell>
          <table:table-cell office:value-type="float" office:value="0.374882136" calcext:value-type="float">
            <text:p>0.374882136</text:p>
          </table:table-cell>
          <table:table-cell office:value-type="float" office:value="0.2530380745" calcext:value-type="float">
            <text:p>0.2530380745</text:p>
          </table:table-cell>
          <table:table-cell office:value-type="string" calcext:value-type="string">
            <text:p>nan</text:p>
          </table:table-cell>
          <table:table-cell office:value-type="float" office:value="0.374882136" calcext:value-type="float">
            <text:p>0.374882136</text:p>
          </table:table-cell>
          <table:table-cell office:value-type="float" office:value="0.2530380745" calcext:value-type="float">
            <text:p>0.2530380745</text:p>
          </table:table-cell>
          <table:table-cell office:value-type="string" calcext:value-type="string">
            <text:p>nan</text:p>
          </table:table-cell>
          <table:table-cell office:value-type="float" office:value="0.4468565181" calcext:value-type="float">
            <text:p>0.4468565181</text:p>
          </table:table-cell>
          <table:table-cell office:value-type="float" office:value="0.3040194169" calcext:value-type="float">
            <text:p>0.3040194169</text:p>
          </table:table-cell>
          <table:table-cell office:value-type="float" office:value="0.1834703114" calcext:value-type="float">
            <text:p>0.1834703114</text:p>
          </table:table-cell>
          <table:table-cell office:value-type="float" office:value="0.3634626915" calcext:value-type="float">
            <text:p>0.3634626915</text:p>
          </table:table-cell>
          <table:table-cell office:value-type="float" office:value="0.2442432452" calcext:value-type="float">
            <text:p>0.2442432452</text:p>
          </table:table-cell>
          <table:table-cell office:value-type="float" office:value="0.210357982" calcext:value-type="float">
            <text:p>0.210357982</text:p>
          </table:table-cell>
          <table:table-cell office:value-type="float" office:value="0.3956449602" calcext:value-type="float">
            <text:p>0.3956449602</text:p>
          </table:table-cell>
          <table:table-cell office:value-type="float" office:value="0.2663078914" calcext:value-type="float">
            <text:p>0.2663078914</text:p>
          </table:table-cell>
          <table:table-cell office:value-type="string" calcext:value-type="string">
            <text:p>nan</text:p>
          </table:table-cell>
          <table:table-cell office:value-type="float" office:value="-0.4775201591" calcext:value-type="float">
            <text:p>-0.4775201591</text:p>
          </table:table-cell>
          <table:table-cell office:value-type="float" office:value="-0.7980231356" calcext:value-type="float">
            <text:p>-0.7980231356</text:p>
          </table:table-cell>
          <table:table-cell office:value-type="float" office:value="0.3632904288" calcext:value-type="float">
            <text:p>0.3632904288</text:p>
          </table:table-cell>
          <table:table-cell office:value-type="float" office:value="0.6165564021" calcext:value-type="float">
            <text:p>0.6165564021</text:p>
          </table:table-cell>
          <table:table-cell office:value-type="float" office:value="0.4350272137" calcext:value-type="float">
            <text:p>0.4350272137</text:p>
          </table:table-cell>
          <table:table-cell office:value-type="float" office:value="0.9975836005" calcext:value-type="float">
            <text:p>0.9975836005</text:p>
          </table:table-cell>
          <table:table-cell office:value-type="float" office:value="0.9826719578" calcext:value-type="float">
            <text:p>0.9826719578</text:p>
          </table:table-cell>
          <table:table-cell office:value-type="float" office:value="0.9293296462" calcext:value-type="float">
            <text:p>0.9293296462</text:p>
          </table:table-cell>
          <table:table-cell office:value-type="float" office:value="0.0162821857" calcext:value-type="float">
            <text:p>0.0162821857</text:p>
          </table:table-cell>
          <table:table-cell office:value-type="float" office:value="0.0452848316" calcext:value-type="float">
            <text:p>0.0452848316</text:p>
          </table:table-cell>
          <table:table-cell office:value-type="float" office:value="0.030158933" calcext:value-type="float">
            <text:p>0.030158933</text:p>
          </table:table-cell>
          <table:table-cell office:value-type="float" office:value="0.1041631576" calcext:value-type="float">
            <text:p>0.1041631576</text:p>
          </table:table-cell>
          <table:table-cell office:value-type="float" office:value="0.0752994667" calcext:value-type="float">
            <text:p>0.0752994667</text:p>
          </table:table-cell>
          <table:table-cell office:value-type="float" office:value="0.0512725259" calcext:value-type="float">
            <text:p>0.0512725259</text:p>
          </table:table-cell>
          <table:table-cell office:value-type="string" calcext:value-type="string">
            <text:p>nan</text:p>
          </table:table-cell>
          <table:table-cell office:value-type="float" office:value="-0.600193476" calcext:value-type="float">
            <text:p>-0.600193476</text:p>
          </table:table-cell>
          <table:table-cell office:value-type="float" office:value="-0.9982195476" calcext:value-type="float">
            <text:p>-0.9982195476</text:p>
          </table:table-cell>
          <table:table-cell office:value-type="string" calcext:value-type="string">
            <text:p>nan</text:p>
          </table:table-cell>
          <table:table-cell office:value-type="float" office:value="0.402737223" calcext:value-type="float">
            <text:p>0.402737223</text:p>
          </table:table-cell>
          <table:table-cell office:value-type="float" office:value="0.2768262206" calcext:value-type="float">
            <text:p>0.2768262206</text:p>
          </table:table-cell>
          <table:table-cell office:value-type="string" calcext:value-type="string">
            <text:p>nan</text:p>
          </table:table-cell>
          <table:table-cell office:value-type="float" office:value="0.402737223" calcext:value-type="float">
            <text:p>0.402737223</text:p>
          </table:table-cell>
          <table:table-cell office:value-type="float" office:value="0.2768262206" calcext:value-type="float">
            <text:p>0.2768262206</text:p>
          </table:table-cell>
          <table:table-cell office:value-type="string" calcext:value-type="string">
            <text:p>nan</text:p>
          </table:table-cell>
          <table:table-cell office:value-type="float" office:value="0.476694969" calcext:value-type="float">
            <text:p>0.476694969</text:p>
          </table:table-cell>
          <table:table-cell office:value-type="float" office:value="0.3298159483" calcext:value-type="float">
            <text:p>0.3298159483</text:p>
          </table:table-cell>
          <table:table-cell office:value-type="float" office:value="0.1952016331" calcext:value-type="float">
            <text:p>0.1952016331</text:p>
          </table:table-cell>
          <table:table-cell office:value-type="float" office:value="0.3922203934" calcext:value-type="float">
            <text:p>0.3922203934</text:p>
          </table:table-cell>
          <table:table-cell office:value-type="float" office:value="0.268456381" calcext:value-type="float">
            <text:p>0.268456381</text:p>
          </table:table-cell>
          <table:table-cell office:value-type="float" office:value="0.222875555" calcext:value-type="float">
            <text:p>0.222875555</text:p>
          </table:table-cell>
          <table:table-cell office:value-type="float" office:value="0.4249848159" calcext:value-type="float">
            <text:p>0.4249848159</text:p>
          </table:table-cell>
          <table:table-cell office:value-type="float" office:value="0.2917127104" calcext:value-type="float">
            <text:p>0.2917127104</text:p>
          </table:table-cell>
          <table:table-cell office:value-type="string" calcext:value-type="string">
            <text:p>nan</text:p>
          </table:table-cell>
          <table:table-cell office:value-type="float" office:value="-0.5027695803" calcext:value-type="float">
            <text:p>-0.5027695803</text:p>
          </table:table-cell>
          <table:table-cell office:value-type="float" office:value="-0.9450227846" calcext:value-type="float">
            <text:p>-0.9450227846</text:p>
          </table:table-cell>
          <table:table-cell office:value-type="float" office:value="0.3703787972" calcext:value-type="float">
            <text:p>0.3703787972</text:p>
          </table:table-cell>
          <table:table-cell office:value-type="float" office:value="0.6429631881" calcext:value-type="float">
            <text:p>0.6429631881</text:p>
          </table:table-cell>
          <table:table-cell office:value-type="float" office:value="0.4646351706" calcext:value-type="float">
            <text:p>0.4646351706</text:p>
          </table:table-cell>
          <table:table-cell office:value-type="string" calcext:value-type="string">
            <text:p>nan</text:p>
          </table:table-cell>
          <table:table-cell office:value-type="float" office:value="-0.002435206" calcext:value-type="float">
            <text:p>-0.002435206</text:p>
          </table:table-cell>
          <table:table-cell office:value-type="float" office:value="-0.9853931086" calcext:value-type="float">
            <text:p>-0.9853931086</text:p>
          </table:table-cell>
        </table:table-row>
        <table:table-row table:style-name="ro1">
          <table:table-cell office:value-type="string" calcext:value-type="string">
            <text:p>Culex_hortensis</text:p>
          </table:table-cell>
          <table:table-cell office:value-type="string" calcext:value-type="string">
            <text:p>Culex hortensis</text:p>
          </table:table-cell>
          <table:table-cell office:value-type="float" office:value="14005" calcext:value-type="float">
            <text:p>14005</text:p>
          </table:table-cell>
          <table:table-cell office:value-type="float" office:value="403.843413067" calcext:value-type="float">
            <text:p>403.843413067</text:p>
          </table:table-cell>
          <table:table-cell office:value-type="float" office:value="272.236805952" calcext:value-type="float">
            <text:p>272.236805952</text:p>
          </table:table-cell>
          <table:table-cell office:value-type="float" office:value="0.5324686166" calcext:value-type="float">
            <text:p>0.5324686166</text:p>
          </table:table-cell>
          <table:table-cell office:value-type="float" office:value="0.0644725382" calcext:value-type="float">
            <text:p>0.0644725382</text:p>
          </table:table-cell>
          <table:table-cell office:value-type="float" office:value="0.6614114122" calcext:value-type="float">
            <text:p>0.6614114122</text:p>
          </table:table-cell>
          <table:table-cell office:value-type="float" office:value="0.1434356911" calcext:value-type="float">
            <text:p>0.1434356911</text:p>
          </table:table-cell>
          <table:table-cell office:value-type="float" office:value="0.4159610582" calcext:value-type="float">
            <text:p>0.4159610582</text:p>
          </table:table-cell>
          <table:table-cell office:value-type="float" office:value="0.098095592" calcext:value-type="float">
            <text:p>0.098095592</text:p>
          </table:table-cell>
          <table:table-cell office:value-type="float" office:value="0.0021439907" calcext:value-type="float">
            <text:p>0.0021439907</text:p>
          </table:table-cell>
          <table:table-cell office:value-type="float" office:value="0.0119368256" calcext:value-type="float">
            <text:p>0.0119368256</text:p>
          </table:table-cell>
          <table:table-cell office:value-type="float" office:value="0.009247964" calcext:value-type="float">
            <text:p>0.009247964</text:p>
          </table:table-cell>
          <table:table-cell office:value-type="float" office:value="0.1021511598" calcext:value-type="float">
            <text:p>0.1021511598</text:p>
          </table:table-cell>
          <table:table-cell office:value-type="float" office:value="0.1174416297" calcext:value-type="float">
            <text:p>0.1174416297</text:p>
          </table:table-cell>
          <table:table-cell office:value-type="float" office:value="0.0789657405" calcext:value-type="float">
            <text:p>0.0789657405</text:p>
          </table:table-cell>
          <table:table-cell office:value-type="string" calcext:value-type="string">
            <text:p>nan</text:p>
          </table:table-cell>
          <table:table-cell office:value-type="float" office:value="-0.1223234595" calcext:value-type="float">
            <text:p>-0.1223234595</text:p>
          </table:table-cell>
          <table:table-cell office:value-type="float" office:value="-0.9994639849" calcext:value-type="float">
            <text:p>-0.9994639849</text:p>
          </table:table-cell>
          <table:table-cell office:value-type="float" office:value="0.0108088712" calcext:value-type="float">
            <text:p>0.0108088712</text:p>
          </table:table-cell>
          <table:table-cell office:value-type="float" office:value="0.0612444899" calcext:value-type="float">
            <text:p>0.0612444899</text:p>
          </table:table-cell>
          <table:table-cell office:value-type="float" office:value="0.0425969842" calcext:value-type="float">
            <text:p>0.0425969842</text:p>
          </table:table-cell>
          <table:table-cell office:value-type="float" office:value="0.0108088712" calcext:value-type="float">
            <text:p>0.0108088712</text:p>
          </table:table-cell>
          <table:table-cell office:value-type="float" office:value="0.0612444899" calcext:value-type="float">
            <text:p>0.0612444899</text:p>
          </table:table-cell>
          <table:table-cell office:value-type="float" office:value="0.0425969842" calcext:value-type="float">
            <text:p>0.0425969842</text:p>
          </table:table-cell>
          <table:table-cell office:value-type="string" calcext:value-type="string">
            <text:p>nan</text:p>
          </table:table-cell>
          <table:table-cell office:value-type="float" office:value="0.2257715872" calcext:value-type="float">
            <text:p>0.2257715872</text:p>
          </table:table-cell>
          <table:table-cell office:value-type="float" office:value="0.1545513413" calcext:value-type="float">
            <text:p>0.1545513413</text:p>
          </table:table-cell>
          <table:table-cell office:value-type="float" office:value="0.0546022262" calcext:value-type="float">
            <text:p>0.0546022262</text:p>
          </table:table-cell>
          <table:table-cell office:value-type="float" office:value="0.1049555687" calcext:value-type="float">
            <text:p>0.1049555687</text:p>
          </table:table-cell>
          <table:table-cell office:value-type="float" office:value="0.0706658509" calcext:value-type="float">
            <text:p>0.0706658509</text:p>
          </table:table-cell>
          <table:table-cell office:value-type="float" office:value="0.1174882307" calcext:value-type="float">
            <text:p>0.1174882307</text:p>
          </table:table-cell>
          <table:table-cell office:value-type="float" office:value="0.2067026628" calcext:value-type="float">
            <text:p>0.2067026628</text:p>
          </table:table-cell>
          <table:table-cell office:value-type="float" office:value="0.1403401049" calcext:value-type="float">
            <text:p>0.1403401049</text:p>
          </table:table-cell>
          <table:table-cell office:value-type="string" calcext:value-type="string">
            <text:p>nan</text:p>
          </table:table-cell>
          <table:table-cell office:value-type="float" office:value="-0.2852418677" calcext:value-type="float">
            <text:p>-0.2852418677</text:p>
          </table:table-cell>
          <table:table-cell office:value-type="float" office:value="-0.9611093865" calcext:value-type="float">
            <text:p>-0.9611093865</text:p>
          </table:table-cell>
          <table:table-cell office:value-type="float" office:value="0.2212475757" calcext:value-type="float">
            <text:p>0.2212475757</text:p>
          </table:table-cell>
          <table:table-cell office:value-type="float" office:value="0.3529568036" calcext:value-type="float">
            <text:p>0.3529568036</text:p>
          </table:table-cell>
          <table:table-cell office:value-type="float" office:value="0.2440990135" calcext:value-type="float">
            <text:p>0.2440990135</text:p>
          </table:table-cell>
          <table:table-cell office:value-type="float" office:value="0.9980912502" calcext:value-type="float">
            <text:p>0.9980912502</text:p>
          </table:table-cell>
          <table:table-cell office:value-type="float" office:value="0.9955222794" calcext:value-type="float">
            <text:p>0.9955222794</text:p>
          </table:table-cell>
          <table:table-cell office:value-type="float" office:value="0.9579616358" calcext:value-type="float">
            <text:p>0.9579616358</text:p>
          </table:table-cell>
          <table:table-cell office:value-type="float" office:value="0.0216119841" calcext:value-type="float">
            <text:p>0.0216119841</text:p>
          </table:table-cell>
          <table:table-cell office:value-type="float" office:value="0.0361886007" calcext:value-type="float">
            <text:p>0.0361886007</text:p>
          </table:table-cell>
          <table:table-cell office:value-type="float" office:value="0.0241937957" calcext:value-type="float">
            <text:p>0.0241937957</text:p>
          </table:table-cell>
          <table:table-cell office:value-type="float" office:value="0.1180018944" calcext:value-type="float">
            <text:p>0.1180018944</text:p>
          </table:table-cell>
          <table:table-cell office:value-type="float" office:value="0.1348762217" calcext:value-type="float">
            <text:p>0.1348762217</text:p>
          </table:table-cell>
          <table:table-cell office:value-type="float" office:value="0.0920431831" calcext:value-type="float">
            <text:p>0.0920431831</text:p>
          </table:table-cell>
          <table:table-cell office:value-type="string" calcext:value-type="string">
            <text:p>nan</text:p>
          </table:table-cell>
          <table:table-cell office:value-type="float" office:value="-0.1209671281" calcext:value-type="float">
            <text:p>-0.1209671281</text:p>
          </table:table-cell>
          <table:table-cell office:value-type="float" office:value="-1.0384154151" calcext:value-type="float">
            <text:p>-1.0384154151</text:p>
          </table:table-cell>
          <table:table-cell office:value-type="float" office:value="0.0113057126" calcext:value-type="float">
            <text:p>0.0113057126</text:p>
          </table:table-cell>
          <table:table-cell office:value-type="float" office:value="0.0629075825" calcext:value-type="float">
            <text:p>0.0629075825</text:p>
          </table:table-cell>
          <table:table-cell office:value-type="float" office:value="0.0443809686" calcext:value-type="float">
            <text:p>0.0443809686</text:p>
          </table:table-cell>
          <table:table-cell office:value-type="float" office:value="0.0113057126" calcext:value-type="float">
            <text:p>0.0113057126</text:p>
          </table:table-cell>
          <table:table-cell office:value-type="float" office:value="0.0629075825" calcext:value-type="float">
            <text:p>0.0629075825</text:p>
          </table:table-cell>
          <table:table-cell office:value-type="float" office:value="0.0443809686" calcext:value-type="float">
            <text:p>0.0443809686</text:p>
          </table:table-cell>
          <table:table-cell office:value-type="string" calcext:value-type="string">
            <text:p>nan</text:p>
          </table:table-cell>
          <table:table-cell office:value-type="float" office:value="0.2361200211" calcext:value-type="float">
            <text:p>0.2361200211</text:p>
          </table:table-cell>
          <table:table-cell office:value-type="float" office:value="0.1129998108" calcext:value-type="float">
            <text:p>0.1129998108</text:p>
          </table:table-cell>
          <table:table-cell office:value-type="float" office:value="0.058707842" calcext:value-type="float">
            <text:p>0.058707842</text:p>
          </table:table-cell>
          <table:table-cell office:value-type="float" office:value="0.1112674985" calcext:value-type="float">
            <text:p>0.1112674985</text:p>
          </table:table-cell>
          <table:table-cell office:value-type="float" office:value="0.0759513213" calcext:value-type="float">
            <text:p>0.0759513213</text:p>
          </table:table-cell>
          <table:table-cell office:value-type="float" office:value="0.1275911581" calcext:value-type="float">
            <text:p>0.1275911581</text:p>
          </table:table-cell>
          <table:table-cell office:value-type="float" office:value="0.2199888873" calcext:value-type="float">
            <text:p>0.2199888873</text:p>
          </table:table-cell>
          <table:table-cell office:value-type="float" office:value="0.1515691236" calcext:value-type="float">
            <text:p>0.1515691236</text:p>
          </table:table-cell>
          <table:table-cell office:value-type="string" calcext:value-type="string">
            <text:p>nan</text:p>
          </table:table-cell>
          <table:table-cell office:value-type="float" office:value="-0.2958226684" calcext:value-type="float">
            <text:p>-0.2958226684</text:p>
          </table:table-cell>
          <table:table-cell office:value-type="float" office:value="-0.8958134747" calcext:value-type="float">
            <text:p>-0.8958134747</text:p>
          </table:table-cell>
          <table:table-cell office:value-type="float" office:value="0.226909739" calcext:value-type="float">
            <text:p>0.226909739</text:p>
          </table:table-cell>
          <table:table-cell office:value-type="float" office:value="0.364673207" calcext:value-type="float">
            <text:p>0.364673207</text:p>
          </table:table-cell>
          <table:table-cell office:value-type="float" office:value="0.2560589284" calcext:value-type="float">
            <text:p>0.2560589284</text:p>
          </table:table-cell>
          <table:table-cell office:value-type="string" calcext:value-type="string">
            <text:p>nan</text:p>
          </table:table-cell>
          <table:table-cell office:value-type="float" office:value="0.0331955736" calcext:value-type="float">
            <text:p>0.0331955736</text:p>
          </table:table-cell>
          <table:table-cell office:value-type="float" office:value="-1.0005940023" calcext:value-type="float">
            <text:p>-1.0005940023</text:p>
          </table:table-cell>
        </table:table-row>
        <table:table-row table:style-name="ro1">
          <table:table-cell office:value-type="string" calcext:value-type="string">
            <text:p>Culex_pipiens_ref</text:p>
          </table:table-cell>
          <table:table-cell office:value-type="string" calcext:value-type="string">
            <text:p>Culex pipiens</text:p>
          </table:table-cell>
          <table:table-cell office:value-type="float" office:value="5598" calcext:value-type="float">
            <text:p>5598</text:p>
          </table:table-cell>
          <table:table-cell office:value-type="float" office:value="1499.09289032" calcext:value-type="float">
            <text:p>1499.09289032</text:p>
          </table:table-cell>
          <table:table-cell office:value-type="float" office:value="1275.63511322" calcext:value-type="float">
            <text:p>1275.63511322</text:p>
          </table:table-cell>
          <table:table-cell office:value-type="float" office:value="0.5677367595" calcext:value-type="float">
            <text:p>0.5677367595</text:p>
          </table:table-cell>
          <table:table-cell office:value-type="float" office:value="0.0387584292" calcext:value-type="float">
            <text:p>0.0387584292</text:p>
          </table:table-cell>
          <table:table-cell office:value-type="float" office:value="0.7423642218" calcext:value-type="float">
            <text:p>0.7423642218</text:p>
          </table:table-cell>
          <table:table-cell office:value-type="float" office:value="0.0854707561" calcext:value-type="float">
            <text:p>0.0854707561</text:p>
          </table:table-cell>
          <table:table-cell office:value-type="float" office:value="0.5246017096" calcext:value-type="float">
            <text:p>0.5246017096</text:p>
          </table:table-cell>
          <table:table-cell office:value-type="float" office:value="0.1734551561" calcext:value-type="float">
            <text:p>0.1734551561</text:p>
          </table:table-cell>
          <table:table-cell office:value-type="float" office:value="-0.0099194056" calcext:value-type="float">
            <text:p>-0.0099194056</text:p>
          </table:table-cell>
          <table:table-cell office:value-type="float" office:value="-0.0548194568" calcext:value-type="float">
            <text:p>-0.0548194568</text:p>
          </table:table-cell>
          <table:table-cell office:value-type="float" office:value="-0.0364742719" calcext:value-type="float">
            <text:p>-0.0364742719</text:p>
          </table:table-cell>
          <table:table-cell office:value-type="float" office:value="0.174106994" calcext:value-type="float">
            <text:p>0.174106994</text:p>
          </table:table-cell>
          <table:table-cell office:value-type="float" office:value="0.1836514462" calcext:value-type="float">
            <text:p>0.1836514462</text:p>
          </table:table-cell>
          <table:table-cell office:value-type="float" office:value="0.123308911" calcext:value-type="float">
            <text:p>0.123308911</text:p>
          </table:table-cell>
          <table:table-cell office:value-type="string" calcext:value-type="string">
            <text:p>nan</text:p>
          </table:table-cell>
          <table:table-cell office:value-type="float" office:value="-0.0504756459" calcext:value-type="float">
            <text:p>-0.0504756459</text:p>
          </table:table-cell>
          <table:table-cell office:value-type="float" office:value="-0.9999880633" calcext:value-type="float">
            <text:p>-0.9999880633</text:p>
          </table:table-cell>
          <table:table-cell office:value-type="float" office:value="-0.3572527709" calcext:value-type="float">
            <text:p>-0.3572527709</text:p>
          </table:table-cell>
          <table:table-cell office:value-type="float" office:value="-0.2995492222" calcext:value-type="float">
            <text:p>-0.2995492222</text:p>
          </table:table-cell>
          <table:table-cell office:value-type="float" office:value="-0.2038114531" calcext:value-type="float">
            <text:p>-0.2038114531</text:p>
          </table:table-cell>
          <table:table-cell office:value-type="float" office:value="-0.3572527709" calcext:value-type="float">
            <text:p>-0.3572527709</text:p>
          </table:table-cell>
          <table:table-cell office:value-type="float" office:value="-0.2995492222" calcext:value-type="float">
            <text:p>-0.2995492222</text:p>
          </table:table-cell>
          <table:table-cell office:value-type="float" office:value="-0.2038114531" calcext:value-type="float">
            <text:p>-0.2038114531</text:p>
          </table:table-cell>
          <table:table-cell office:value-type="float" office:value="-0.4110270749" calcext:value-type="float">
            <text:p>-0.4110270749</text:p>
          </table:table-cell>
          <table:table-cell office:value-type="float" office:value="-0.3126193966" calcext:value-type="float">
            <text:p>-0.3126193966</text:p>
          </table:table-cell>
          <table:table-cell office:value-type="float" office:value="-0.2140047783" calcext:value-type="float">
            <text:p>-0.2140047783</text:p>
          </table:table-cell>
          <table:table-cell office:value-type="float" office:value="-0.2731933886" calcext:value-type="float">
            <text:p>-0.2731933886</text:p>
          </table:table-cell>
          <table:table-cell office:value-type="float" office:value="-0.2412503007" calcext:value-type="float">
            <text:p>-0.2412503007</text:p>
          </table:table-cell>
          <table:table-cell office:value-type="float" office:value="-0.1629723921" calcext:value-type="float">
            <text:p>-0.1629723921</text:p>
          </table:table-cell>
          <table:table-cell office:value-type="float" office:value="-0.4226340921" calcext:value-type="float">
            <text:p>-0.4226340921</text:p>
          </table:table-cell>
          <table:table-cell office:value-type="float" office:value="-0.3105092904" calcext:value-type="float">
            <text:p>-0.3105092904</text:p>
          </table:table-cell>
          <table:table-cell office:value-type="float" office:value="-0.2126322488" calcext:value-type="float">
            <text:p>-0.2126322488</text:p>
          </table:table-cell>
          <table:table-cell office:value-type="string" calcext:value-type="string">
            <text:p>nan</text:p>
          </table:table-cell>
          <table:table-cell office:value-type="float" office:value="0.3111141235" calcext:value-type="float">
            <text:p>0.3111141235</text:p>
          </table:table-cell>
          <table:table-cell office:value-type="float" office:value="0.0338886583" calcext:value-type="float">
            <text:p>0.0338886583</text:p>
          </table:table-cell>
          <table:table-cell office:value-type="float" office:value="-0.1306257143" calcext:value-type="float">
            <text:p>-0.1306257143</text:p>
          </table:table-cell>
          <table:table-cell office:value-type="float" office:value="-0.1329969278" calcext:value-type="float">
            <text:p>-0.1329969278</text:p>
          </table:table-cell>
          <table:table-cell office:value-type="float" office:value="-0.0888466648" calcext:value-type="float">
            <text:p>-0.0888466648</text:p>
          </table:table-cell>
          <table:table-cell office:value-type="float" office:value="0.9993587584" calcext:value-type="float">
            <text:p>0.9993587584</text:p>
          </table:table-cell>
          <table:table-cell office:value-type="float" office:value="0.9961133547" calcext:value-type="float">
            <text:p>0.9961133547</text:p>
          </table:table-cell>
          <table:table-cell office:value-type="float" office:value="0.9617543812" calcext:value-type="float">
            <text:p>0.9617543812</text:p>
          </table:table-cell>
          <table:table-cell office:value-type="float" office:value="0.015041112" calcext:value-type="float">
            <text:p>0.015041112</text:p>
          </table:table-cell>
          <table:table-cell office:value-type="float" office:value="-0.0091582495" calcext:value-type="float">
            <text:p>-0.0091582495</text:p>
          </table:table-cell>
          <table:table-cell office:value-type="float" office:value="-0.0062224633" calcext:value-type="float">
            <text:p>-0.0062224633</text:p>
          </table:table-cell>
          <table:table-cell office:value-type="float" office:value="0.1732655384" calcext:value-type="float">
            <text:p>0.1732655384</text:p>
          </table:table-cell>
          <table:table-cell office:value-type="float" office:value="0.182802564" calcext:value-type="float">
            <text:p>0.182802564</text:p>
          </table:table-cell>
          <table:table-cell office:value-type="float" office:value="0.123334183" calcext:value-type="float">
            <text:p>0.123334183</text:p>
          </table:table-cell>
          <table:table-cell office:value-type="string" calcext:value-type="string">
            <text:p>nan</text:p>
          </table:table-cell>
          <table:table-cell office:value-type="float" office:value="-0.0498197799" calcext:value-type="float">
            <text:p>-0.0498197799</text:p>
          </table:table-cell>
          <table:table-cell office:value-type="float" office:value="-1.0138228956" calcext:value-type="float">
            <text:p>-1.0138228956</text:p>
          </table:table-cell>
          <table:table-cell office:value-type="float" office:value="-0.3580687435" calcext:value-type="float">
            <text:p>-0.3580687435</text:p>
          </table:table-cell>
          <table:table-cell office:value-type="float" office:value="-0.3018218183" calcext:value-type="float">
            <text:p>-0.3018218183</text:p>
          </table:table-cell>
          <table:table-cell office:value-type="float" office:value="-0.2065533334" calcext:value-type="float">
            <text:p>-0.2065533334</text:p>
          </table:table-cell>
          <table:table-cell office:value-type="float" office:value="-0.3580687435" calcext:value-type="float">
            <text:p>-0.3580687435</text:p>
          </table:table-cell>
          <table:table-cell office:value-type="float" office:value="-0.3018218183" calcext:value-type="float">
            <text:p>-0.3018218183</text:p>
          </table:table-cell>
          <table:table-cell office:value-type="float" office:value="-0.2065533334" calcext:value-type="float">
            <text:p>-0.2065533334</text:p>
          </table:table-cell>
          <table:table-cell office:value-type="float" office:value="-0.4136005174" calcext:value-type="float">
            <text:p>-0.4136005174</text:p>
          </table:table-cell>
          <table:table-cell office:value-type="float" office:value="-0.3160640348" calcext:value-type="float">
            <text:p>-0.3160640348</text:p>
          </table:table-cell>
          <table:table-cell office:value-type="float" office:value="-0.2173840829" calcext:value-type="float">
            <text:p>-0.2173840829</text:p>
          </table:table-cell>
          <table:table-cell office:value-type="float" office:value="-0.2714722296" calcext:value-type="float">
            <text:p>-0.2714722296</text:p>
          </table:table-cell>
          <table:table-cell office:value-type="float" office:value="-0.2383842131" calcext:value-type="float">
            <text:p>-0.2383842131</text:p>
          </table:table-cell>
          <table:table-cell office:value-type="float" office:value="-0.1619848996" calcext:value-type="float">
            <text:p>-0.1619848996</text:p>
          </table:table-cell>
          <table:table-cell office:value-type="float" office:value="-0.4233459083" calcext:value-type="float">
            <text:p>-0.4233459083</text:p>
          </table:table-cell>
          <table:table-cell office:value-type="float" office:value="-0.3108515108" calcext:value-type="float">
            <text:p>-0.3108515108</text:p>
          </table:table-cell>
          <table:table-cell office:value-type="float" office:value="-0.2138892499" calcext:value-type="float">
            <text:p>-0.2138892499</text:p>
          </table:table-cell>
          <table:table-cell office:value-type="string" calcext:value-type="string">
            <text:p>nan</text:p>
          </table:table-cell>
          <table:table-cell office:value-type="float" office:value="0.3150542449" calcext:value-type="float">
            <text:p>0.3150542449</text:p>
          </table:table-cell>
          <table:table-cell office:value-type="float" office:value="-0.3782506421" calcext:value-type="float">
            <text:p>-0.3782506421</text:p>
          </table:table-cell>
          <table:table-cell office:value-type="float" office:value="-0.1315631827" calcext:value-type="float">
            <text:p>-0.1315631827</text:p>
          </table:table-cell>
          <table:table-cell office:value-type="float" office:value="-0.1370797449" calcext:value-type="float">
            <text:p>-0.1370797449</text:p>
          </table:table-cell>
          <table:table-cell office:value-type="float" office:value="-0.0920057747" calcext:value-type="float">
            <text:p>-0.0920057747</text:p>
          </table:table-cell>
          <table:table-cell office:value-type="string" calcext:value-type="string">
            <text:p>nan</text:p>
          </table:table-cell>
          <table:table-cell office:value-type="float" office:value="0.0547875462" calcext:value-type="float">
            <text:p>0.0547875462</text:p>
          </table:table-cell>
          <table:table-cell office:value-type="float" office:value="-1.00016738" calcext:value-type="float">
            <text:p>-1.00016738</text:p>
          </table:table-cell>
        </table:table-row>
        <table:table-row table:style-name="ro1">
          <table:table-cell office:value-type="string" calcext:value-type="string">
            <text:p>Culex_torrentium</text:p>
          </table:table-cell>
          <table:table-cell office:value-type="string" calcext:value-type="string">
            <text:p>Culex torrentium</text:p>
          </table:table-cell>
          <table:table-cell office:value-type="float" office:value="12258" calcext:value-type="float">
            <text:p>12258</text:p>
          </table:table-cell>
          <table:table-cell office:value-type="float" office:value="515.52749225" calcext:value-type="float">
            <text:p>515.52749225</text:p>
          </table:table-cell>
          <table:table-cell office:value-type="float" office:value="406.439183467" calcext:value-type="float">
            <text:p>406.439183467</text:p>
          </table:table-cell>
          <table:table-cell office:value-type="float" office:value="0.5488854484" calcext:value-type="float">
            <text:p>0.5488854484</text:p>
          </table:table-cell>
          <table:table-cell office:value-type="float" office:value="0.0550372336" calcext:value-type="float">
            <text:p>0.0550372336</text:p>
          </table:table-cell>
          <table:table-cell office:value-type="float" office:value="0.6935597321" calcext:value-type="float">
            <text:p>0.6935597321</text:p>
          </table:table-cell>
          <table:table-cell office:value-type="float" office:value="0.1213316104" calcext:value-type="float">
            <text:p>0.1213316104</text:p>
          </table:table-cell>
          <table:table-cell office:value-type="float" office:value="0.4094633492" calcext:value-type="float">
            <text:p>0.4094633492</text:p>
          </table:table-cell>
          <table:table-cell office:value-type="float" office:value="0.0940290331" calcext:value-type="float">
            <text:p>0.0940290331</text:p>
          </table:table-cell>
          <table:table-cell office:value-type="float" office:value="-0.0023438716" calcext:value-type="float">
            <text:p>-0.0023438716</text:p>
          </table:table-cell>
          <table:table-cell office:value-type="float" office:value="0.0032275646" calcext:value-type="float">
            <text:p>0.0032275646</text:p>
          </table:table-cell>
          <table:table-cell office:value-type="float" office:value="0.0015448153" calcext:value-type="float">
            <text:p>0.0015448153</text:p>
          </table:table-cell>
          <table:table-cell office:value-type="float" office:value="0.0631726631" calcext:value-type="float">
            <text:p>0.0631726631</text:p>
          </table:table-cell>
          <table:table-cell office:value-type="float" office:value="0.0948941136" calcext:value-type="float">
            <text:p>0.0948941136</text:p>
          </table:table-cell>
          <table:table-cell office:value-type="float" office:value="0.0641014929" calcext:value-type="float">
            <text:p>0.0641014929</text:p>
          </table:table-cell>
          <table:table-cell office:value-type="string" calcext:value-type="string">
            <text:p>nan</text:p>
          </table:table-cell>
          <table:table-cell office:value-type="float" office:value="-0.2546213622" calcext:value-type="float">
            <text:p>-0.2546213622</text:p>
          </table:table-cell>
          <table:table-cell office:value-type="float" office:value="-0.9990223738" calcext:value-type="float">
            <text:p>-0.9990223738</text:p>
          </table:table-cell>
          <table:table-cell office:value-type="string" calcext:value-type="string">
            <text:p>nan</text:p>
          </table:table-cell>
          <table:table-cell office:value-type="float" office:value="0.1674147968" calcext:value-type="float">
            <text:p>0.1674147968</text:p>
          </table:table-cell>
          <table:table-cell office:value-type="float" office:value="0.1135923126" calcext:value-type="float">
            <text:p>0.1135923126</text:p>
          </table:table-cell>
          <table:table-cell office:value-type="string" calcext:value-type="string">
            <text:p>nan</text:p>
          </table:table-cell>
          <table:table-cell office:value-type="float" office:value="0.1674147968" calcext:value-type="float">
            <text:p>0.1674147968</text:p>
          </table:table-cell>
          <table:table-cell office:value-type="float" office:value="0.1135923126" calcext:value-type="float">
            <text:p>0.1135923126</text:p>
          </table:table-cell>
          <table:table-cell office:value-type="string" calcext:value-type="string">
            <text:p>nan</text:p>
          </table:table-cell>
          <table:table-cell office:value-type="float" office:value="0.3458651812" calcext:value-type="float">
            <text:p>0.3458651812</text:p>
          </table:table-cell>
          <table:table-cell office:value-type="float" office:value="0.238018142" calcext:value-type="float">
            <text:p>0.238018142</text:p>
          </table:table-cell>
          <table:table-cell office:value-type="float" office:value="0.1301059924" calcext:value-type="float">
            <text:p>0.1301059924</text:p>
          </table:table-cell>
          <table:table-cell office:value-type="float" office:value="0.1854146668" calcext:value-type="float">
            <text:p>0.1854146668</text:p>
          </table:table-cell>
          <table:table-cell office:value-type="float" office:value="0.1238346046" calcext:value-type="float">
            <text:p>0.1238346046</text:p>
          </table:table-cell>
          <table:table-cell office:value-type="float" office:value="0.1847748055" calcext:value-type="float">
            <text:p>0.1847748055</text:p>
          </table:table-cell>
          <table:table-cell office:value-type="float" office:value="0.309995543" calcext:value-type="float">
            <text:p>0.309995543</text:p>
          </table:table-cell>
          <table:table-cell office:value-type="float" office:value="0.2109923554" calcext:value-type="float">
            <text:p>0.2109923554</text:p>
          </table:table-cell>
          <table:table-cell office:value-type="string" calcext:value-type="string">
            <text:p>nan</text:p>
          </table:table-cell>
          <table:table-cell office:value-type="float" office:value="-0.385449015" calcext:value-type="float">
            <text:p>-0.385449015</text:p>
          </table:table-cell>
          <table:table-cell office:value-type="float" office:value="-0.9160349108" calcext:value-type="float">
            <text:p>-0.9160349108</text:p>
          </table:table-cell>
          <table:table-cell office:value-type="float" office:value="0.294044337" calcext:value-type="float">
            <text:p>0.294044337</text:p>
          </table:table-cell>
          <table:table-cell office:value-type="float" office:value="0.4928000629" calcext:value-type="float">
            <text:p>0.4928000629</text:p>
          </table:table-cell>
          <table:table-cell office:value-type="float" office:value="0.3458189244" calcext:value-type="float">
            <text:p>0.3458189244</text:p>
          </table:table-cell>
          <table:table-cell office:value-type="float" office:value="0.9964176741" calcext:value-type="float">
            <text:p>0.9964176741</text:p>
          </table:table-cell>
          <table:table-cell office:value-type="float" office:value="0.9906025675" calcext:value-type="float">
            <text:p>0.9906025675</text:p>
          </table:table-cell>
          <table:table-cell office:value-type="float" office:value="0.936017755" calcext:value-type="float">
            <text:p>0.936017755</text:p>
          </table:table-cell>
          <table:table-cell office:value-type="float" office:value="0.0317927194" calcext:value-type="float">
            <text:p>0.0317927194</text:p>
          </table:table-cell>
          <table:table-cell office:value-type="float" office:value="0.053788387" calcext:value-type="float">
            <text:p>0.053788387</text:p>
          </table:table-cell>
          <table:table-cell office:value-type="float" office:value="0.0361527548" calcext:value-type="float">
            <text:p>0.0361527548</text:p>
          </table:table-cell>
          <table:table-cell office:value-type="float" office:value="0.079959573" calcext:value-type="float">
            <text:p>0.079959573</text:p>
          </table:table-cell>
          <table:table-cell office:value-type="float" office:value="0.1116759474" calcext:value-type="float">
            <text:p>0.1116759474</text:p>
          </table:table-cell>
          <table:table-cell office:value-type="float" office:value="0.0764704922" calcext:value-type="float">
            <text:p>0.0764704922</text:p>
          </table:table-cell>
          <table:table-cell office:value-type="string" calcext:value-type="string">
            <text:p>nan</text:p>
          </table:table-cell>
          <table:table-cell office:value-type="float" office:value="-0.2559911014" calcext:value-type="float">
            <text:p>-0.2559911014</text:p>
          </table:table-cell>
          <table:table-cell office:value-type="float" office:value="-1.032529216" calcext:value-type="float">
            <text:p>-1.032529216</text:p>
          </table:table-cell>
          <table:table-cell office:value-type="string" calcext:value-type="string">
            <text:p>nan</text:p>
          </table:table-cell>
          <table:table-cell office:value-type="float" office:value="0.1717902608" calcext:value-type="float">
            <text:p>0.1717902608</text:p>
          </table:table-cell>
          <table:table-cell office:value-type="float" office:value="0.1182205856" calcext:value-type="float">
            <text:p>0.1182205856</text:p>
          </table:table-cell>
          <table:table-cell office:value-type="string" calcext:value-type="string">
            <text:p>nan</text:p>
          </table:table-cell>
          <table:table-cell office:value-type="float" office:value="0.1717902608" calcext:value-type="float">
            <text:p>0.1717902608</text:p>
          </table:table-cell>
          <table:table-cell office:value-type="float" office:value="0.1182205856" calcext:value-type="float">
            <text:p>0.1182205856</text:p>
          </table:table-cell>
          <table:table-cell office:value-type="string" calcext:value-type="string">
            <text:p>nan</text:p>
          </table:table-cell>
          <table:table-cell office:value-type="float" office:value="0.3637901298" calcext:value-type="float">
            <text:p>0.3637901298</text:p>
          </table:table-cell>
          <table:table-cell office:value-type="float" office:value="0.2553018176" calcext:value-type="float">
            <text:p>0.2553018176</text:p>
          </table:table-cell>
          <table:table-cell office:value-type="float" office:value="0.1374804082" calcext:value-type="float">
            <text:p>0.1374804082</text:p>
          </table:table-cell>
          <table:table-cell office:value-type="float" office:value="0.1967950945" calcext:value-type="float">
            <text:p>0.1967950945</text:p>
          </table:table-cell>
          <table:table-cell office:value-type="float" office:value="0.1331790611" calcext:value-type="float">
            <text:p>0.1331790611</text:p>
          </table:table-cell>
          <table:table-cell office:value-type="float" office:value="0.2013187221" calcext:value-type="float">
            <text:p>0.2013187221</text:p>
          </table:table-cell>
          <table:table-cell office:value-type="float" office:value="0.3325265707" calcext:value-type="float">
            <text:p>0.3325265707</text:p>
          </table:table-cell>
          <table:table-cell office:value-type="float" office:value="0.2308325691" calcext:value-type="float">
            <text:p>0.2308325691</text:p>
          </table:table-cell>
          <table:table-cell office:value-type="string" calcext:value-type="string">
            <text:p>nan</text:p>
          </table:table-cell>
          <table:table-cell office:value-type="float" office:value="-0.4018175996" calcext:value-type="float">
            <text:p>-0.4018175996</text:p>
          </table:table-cell>
          <table:table-cell office:value-type="float" office:value="-0.9362692966" calcext:value-type="float">
            <text:p>-0.9362692966</text:p>
          </table:table-cell>
          <table:table-cell office:value-type="float" office:value="0.303110456" calcext:value-type="float">
            <text:p>0.303110456</text:p>
          </table:table-cell>
          <table:table-cell office:value-type="float" office:value="0.5096236967" calcext:value-type="float">
            <text:p>0.5096236967</text:p>
          </table:table-cell>
          <table:table-cell office:value-type="float" office:value="0.364575861" calcext:value-type="float">
            <text:p>0.364575861</text:p>
          </table:table-cell>
          <table:table-cell office:value-type="string" calcext:value-type="string">
            <text:p>nan</text:p>
          </table:table-cell>
          <table:table-cell office:value-type="float" office:value="-0.0196872913" calcext:value-type="float">
            <text:p>-0.0196872913</text:p>
          </table:table-cell>
          <table:table-cell office:value-type="float" office:value="-1.00004583" calcext:value-type="float">
            <text:p>-1.00004583</text:p>
          </table:table-cell>
        </table:table-row>
        <table:table-row table:style-name="ro1">
          <table:table-cell office:value-type="string" calcext:value-type="string">
            <text:p>Cystodites_dellechiajei_blue</text:p>
          </table:table-cell>
          <table:table-cell office:value-type="string" calcext:value-type="string">
            <text:p>Cystodytes dellechiajei</text:p>
          </table:table-cell>
          <table:table-cell office:value-type="float" office:value="26689" calcext:value-type="float">
            <text:p>26689</text:p>
          </table:table-cell>
          <table:table-cell office:value-type="float" office:value="749.799430477" calcext:value-type="float">
            <text:p>749.799430477</text:p>
          </table:table-cell>
          <table:table-cell office:value-type="float" office:value="622.903535985" calcext:value-type="float">
            <text:p>622.903535985</text:p>
          </table:table-cell>
          <table:table-cell office:value-type="float" office:value="0.4565722167" calcext:value-type="float">
            <text:p>0.4565722167</text:p>
          </table:table-cell>
          <table:table-cell office:value-type="float" office:value="0.0543404986" calcext:value-type="float">
            <text:p>0.0543404986</text:p>
          </table:table-cell>
          <table:table-cell office:value-type="float" office:value="0.4663335877" calcext:value-type="float">
            <text:p>0.4663335877</text:p>
          </table:table-cell>
          <table:table-cell office:value-type="float" office:value="0.1073948282" calcext:value-type="float">
            <text:p>0.1073948282</text:p>
          </table:table-cell>
          <table:table-cell office:value-type="float" office:value="0.3752392628" calcext:value-type="float">
            <text:p>0.3752392628</text:p>
          </table:table-cell>
          <table:table-cell office:value-type="float" office:value="0.0692913121" calcext:value-type="float">
            <text:p>0.0692913121</text:p>
          </table:table-cell>
          <table:table-cell office:value-type="float" office:value="-0.0077562721" calcext:value-type="float">
            <text:p>-0.0077562721</text:p>
          </table:table-cell>
          <table:table-cell office:value-type="float" office:value="-0.0285859882" calcext:value-type="float">
            <text:p>-0.0285859882</text:p>
          </table:table-cell>
          <table:table-cell office:value-type="float" office:value="-0.0184348178" calcext:value-type="float">
            <text:p>-0.0184348178</text:p>
          </table:table-cell>
          <table:table-cell office:value-type="float" office:value="0.0343674534" calcext:value-type="float">
            <text:p>0.0343674534</text:p>
          </table:table-cell>
          <table:table-cell office:value-type="float" office:value="0.022118549" calcext:value-type="float">
            <text:p>0.022118549</text:p>
          </table:table-cell>
          <table:table-cell office:value-type="float" office:value="0.0147617586" calcext:value-type="float">
            <text:p>0.0147617586</text:p>
          </table:table-cell>
          <table:table-cell office:value-type="string" calcext:value-type="string">
            <text:p>nan</text:p>
          </table:table-cell>
          <table:table-cell office:value-type="float" office:value="-0.491284714" calcext:value-type="float">
            <text:p>-0.491284714</text:p>
          </table:table-cell>
          <table:table-cell office:value-type="float" office:value="-0.9890769702" calcext:value-type="float">
            <text:p>-0.9890769702</text:p>
          </table:table-cell>
          <table:table-cell office:value-type="float" office:value="0.1169288713" calcext:value-type="float">
            <text:p>0.1169288713</text:p>
          </table:table-cell>
          <table:table-cell office:value-type="float" office:value="0.2901492745" calcext:value-type="float">
            <text:p>0.2901492745</text:p>
          </table:table-cell>
          <table:table-cell office:value-type="float" office:value="0.194952634" calcext:value-type="float">
            <text:p>0.194952634</text:p>
          </table:table-cell>
          <table:table-cell office:value-type="float" office:value="0.1169288713" calcext:value-type="float">
            <text:p>0.1169288713</text:p>
          </table:table-cell>
          <table:table-cell office:value-type="float" office:value="0.2901492745" calcext:value-type="float">
            <text:p>0.2901492745</text:p>
          </table:table-cell>
          <table:table-cell office:value-type="float" office:value="0.194952634" calcext:value-type="float">
            <text:p>0.194952634</text:p>
          </table:table-cell>
          <table:table-cell office:value-type="float" office:value="0.1000564896" calcext:value-type="float">
            <text:p>0.1000564896</text:p>
          </table:table-cell>
          <table:table-cell office:value-type="float" office:value="0.2938975502" calcext:value-type="float">
            <text:p>0.2938975502</text:p>
          </table:table-cell>
          <table:table-cell office:value-type="float" office:value="0.1975436082" calcext:value-type="float">
            <text:p>0.1975436082</text:p>
          </table:table-cell>
          <table:table-cell office:value-type="float" office:value="0.1128194213" calcext:value-type="float">
            <text:p>0.1128194213</text:p>
          </table:table-cell>
          <table:table-cell office:value-type="float" office:value="0.2711808215" calcext:value-type="float">
            <text:p>0.2711808215</text:p>
          </table:table-cell>
          <table:table-cell office:value-type="float" office:value="0.1817618067" calcext:value-type="float">
            <text:p>0.1817618067</text:p>
          </table:table-cell>
          <table:table-cell office:value-type="float" office:value="0.0981933038" calcext:value-type="float">
            <text:p>0.0981933038</text:p>
          </table:table-cell>
          <table:table-cell office:value-type="float" office:value="0.2775876941" calcext:value-type="float">
            <text:p>0.2775876941</text:p>
          </table:table-cell>
          <table:table-cell office:value-type="float" office:value="0.1861672837" calcext:value-type="float">
            <text:p>0.1861672837</text:p>
          </table:table-cell>
          <table:table-cell office:value-type="string" calcext:value-type="string">
            <text:p>nan</text:p>
          </table:table-cell>
          <table:table-cell office:value-type="float" office:value="-0.2853495636" calcext:value-type="float">
            <text:p>-0.2853495636</text:p>
          </table:table-cell>
          <table:table-cell office:value-type="float" office:value="-0.9452253851" calcext:value-type="float">
            <text:p>-0.9452253851</text:p>
          </table:table-cell>
          <table:table-cell office:value-type="float" office:value="0.1099581002" calcext:value-type="float">
            <text:p>0.1099581002</text:p>
          </table:table-cell>
          <table:table-cell office:value-type="float" office:value="0.3510339276" calcext:value-type="float">
            <text:p>0.3510339276</text:p>
          </table:table-cell>
          <table:table-cell office:value-type="float" office:value="0.2373741708" calcext:value-type="float">
            <text:p>0.2373741708</text:p>
          </table:table-cell>
          <table:table-cell office:value-type="float" office:value="0.9971811179" calcext:value-type="float">
            <text:p>0.9971811179</text:p>
          </table:table-cell>
          <table:table-cell office:value-type="float" office:value="0.9672844632" calcext:value-type="float">
            <text:p>0.9672844632</text:p>
          </table:table-cell>
          <table:table-cell office:value-type="float" office:value="0.8829138934" calcext:value-type="float">
            <text:p>0.8829138934</text:p>
          </table:table-cell>
          <table:table-cell office:value-type="float" office:value="0.0069334845" calcext:value-type="float">
            <text:p>0.0069334845</text:p>
          </table:table-cell>
          <table:table-cell office:value-type="float" office:value="-0.0028464834" calcext:value-type="float">
            <text:p>-0.0028464834</text:p>
          </table:table-cell>
          <table:table-cell office:value-type="float" office:value="-0.0021948856" calcext:value-type="float">
            <text:p>-0.0021948856</text:p>
          </table:table-cell>
          <table:table-cell office:value-type="float" office:value="0.0389619724" calcext:value-type="float">
            <text:p>0.0389619724</text:p>
          </table:table-cell>
          <table:table-cell office:value-type="float" office:value="0.0376392197" calcext:value-type="float">
            <text:p>0.0376392197</text:p>
          </table:table-cell>
          <table:table-cell office:value-type="float" office:value="0.0252333571" calcext:value-type="float">
            <text:p>0.0252333571</text:p>
          </table:table-cell>
          <table:table-cell office:value-type="string" calcext:value-type="string">
            <text:p>nan</text:p>
          </table:table-cell>
          <table:table-cell office:value-type="float" office:value="-0.4985916092" calcext:value-type="float">
            <text:p>-0.4985916092</text:p>
          </table:table-cell>
          <table:table-cell office:value-type="float" office:value="-0.9843229402" calcext:value-type="float">
            <text:p>-0.9843229402</text:p>
          </table:table-cell>
          <table:table-cell office:value-type="float" office:value="0.1318136808" calcext:value-type="float">
            <text:p>0.1318136808</text:p>
          </table:table-cell>
          <table:table-cell office:value-type="float" office:value="0.3390484973" calcext:value-type="float">
            <text:p>0.3390484973</text:p>
          </table:table-cell>
          <table:table-cell office:value-type="float" office:value="0.2355172814" calcext:value-type="float">
            <text:p>0.2355172814</text:p>
          </table:table-cell>
          <table:table-cell office:value-type="float" office:value="0.1318136808" calcext:value-type="float">
            <text:p>0.1318136808</text:p>
          </table:table-cell>
          <table:table-cell office:value-type="float" office:value="0.3390484973" calcext:value-type="float">
            <text:p>0.3390484973</text:p>
          </table:table-cell>
          <table:table-cell office:value-type="float" office:value="0.2355172814" calcext:value-type="float">
            <text:p>0.2355172814</text:p>
          </table:table-cell>
          <table:table-cell office:value-type="float" office:value="0.1132924173" calcext:value-type="float">
            <text:p>0.1132924173</text:p>
          </table:table-cell>
          <table:table-cell office:value-type="float" office:value="0.3398087834" calcext:value-type="float">
            <text:p>0.3398087834</text:p>
          </table:table-cell>
          <table:table-cell office:value-type="float" office:value="0.2364267448" calcext:value-type="float">
            <text:p>0.2364267448</text:p>
          </table:table-cell>
          <table:table-cell office:value-type="float" office:value="0.1276443972" calcext:value-type="float">
            <text:p>0.1276443972</text:p>
          </table:table-cell>
          <table:table-cell office:value-type="float" office:value="0.3167509994" calcext:value-type="float">
            <text:p>0.3167509994</text:p>
          </table:table-cell>
          <table:table-cell office:value-type="float" office:value="0.2188905788" calcext:value-type="float">
            <text:p>0.2188905788</text:p>
          </table:table-cell>
          <table:table-cell office:value-type="float" office:value="0.1129861008" calcext:value-type="float">
            <text:p>0.1129861008</text:p>
          </table:table-cell>
          <table:table-cell office:value-type="float" office:value="0.3229648174" calcext:value-type="float">
            <text:p>0.3229648174</text:p>
          </table:table-cell>
          <table:table-cell office:value-type="float" office:value="0.2237411075" calcext:value-type="float">
            <text:p>0.2237411075</text:p>
          </table:table-cell>
          <table:table-cell office:value-type="string" calcext:value-type="string">
            <text:p>nan</text:p>
          </table:table-cell>
          <table:table-cell office:value-type="float" office:value="-0.3262997599" calcext:value-type="float">
            <text:p>-0.3262997599</text:p>
          </table:table-cell>
          <table:table-cell office:value-type="float" office:value="-0.6761571233" calcext:value-type="float">
            <text:p>-0.6761571233</text:p>
          </table:table-cell>
          <table:table-cell office:value-type="float" office:value="0.1209919657" calcext:value-type="float">
            <text:p>0.1209919657</text:p>
          </table:table-cell>
          <table:table-cell office:value-type="float" office:value="0.3990340969" calcext:value-type="float">
            <text:p>0.3990340969</text:p>
          </table:table-cell>
          <table:table-cell office:value-type="float" office:value="0.2803171617" calcext:value-type="float">
            <text:p>0.2803171617</text:p>
          </table:table-cell>
          <table:table-cell office:value-type="string" calcext:value-type="string">
            <text:p>nan</text:p>
          </table:table-cell>
          <table:table-cell office:value-type="float" office:value="0.023008964" calcext:value-type="float">
            <text:p>0.023008964</text:p>
          </table:table-cell>
          <table:table-cell office:value-type="float" office:value="-0.9916835248" calcext:value-type="float">
            <text:p>-0.9916835248</text:p>
          </table:table-cell>
        </table:table-row>
        <table:table-row table:style-name="ro1">
          <table:table-cell office:value-type="string" calcext:value-type="string">
            <text:p>Cystodites_dellechiajei_purple</text:p>
          </table:table-cell>
          <table:table-cell office:value-type="string" calcext:value-type="string">
            <text:p>Cystodytes aucklandicus</text:p>
          </table:table-cell>
          <table:table-cell office:value-type="float" office:value="33908" calcext:value-type="float">
            <text:p>33908</text:p>
          </table:table-cell>
          <table:table-cell office:value-type="float" office:value="645.493747788" calcext:value-type="float">
            <text:p>645.493747788</text:p>
          </table:table-cell>
          <table:table-cell office:value-type="float" office:value="454.399752359" calcext:value-type="float">
            <text:p>454.399752359</text:p>
          </table:table-cell>
          <table:table-cell office:value-type="float" office:value="0.4553555718" calcext:value-type="float">
            <text:p>0.4553555718</text:p>
          </table:table-cell>
          <table:table-cell office:value-type="float" office:value="0.0553340337" calcext:value-type="float">
            <text:p>0.0553340337</text:p>
          </table:table-cell>
          <table:table-cell office:value-type="float" office:value="0.4657939247" calcext:value-type="float">
            <text:p>0.4657939247</text:p>
          </table:table-cell>
          <table:table-cell office:value-type="float" office:value="0.1108311353" calcext:value-type="float">
            <text:p>0.1108311353</text:p>
          </table:table-cell>
          <table:table-cell office:value-type="float" office:value="0.3736929029" calcext:value-type="float">
            <text:p>0.3736929029</text:p>
          </table:table-cell>
          <table:table-cell office:value-type="float" office:value="0.0806790696" calcext:value-type="float">
            <text:p>0.0806790696</text:p>
          </table:table-cell>
          <table:table-cell office:value-type="float" office:value="-0.0076802672" calcext:value-type="float">
            <text:p>-0.0076802672</text:p>
          </table:table-cell>
          <table:table-cell office:value-type="float" office:value="-0.0494669376" calcext:value-type="float">
            <text:p>-0.0494669376</text:p>
          </table:table-cell>
          <table:table-cell office:value-type="float" office:value="-0.0328282869" calcext:value-type="float">
            <text:p>-0.0328282869</text:p>
          </table:table-cell>
          <table:table-cell office:value-type="float" office:value="0.0637732901" calcext:value-type="float">
            <text:p>0.0637732901</text:p>
          </table:table-cell>
          <table:table-cell office:value-type="float" office:value="0.0548011077" calcext:value-type="float">
            <text:p>0.0548011077</text:p>
          </table:table-cell>
          <table:table-cell office:value-type="float" office:value="0.0364440591" calcext:value-type="float">
            <text:p>0.0364440591</text:p>
          </table:table-cell>
          <table:table-cell office:value-type="string" calcext:value-type="string">
            <text:p>nan</text:p>
          </table:table-cell>
          <table:table-cell office:value-type="float" office:value="-0.2043524827" calcext:value-type="float">
            <text:p>-0.2043524827</text:p>
          </table:table-cell>
          <table:table-cell office:value-type="float" office:value="-0.9962761816" calcext:value-type="float">
            <text:p>-0.9962761816</text:p>
          </table:table-cell>
          <table:table-cell office:value-type="string" calcext:value-type="string">
            <text:p>nan</text:p>
          </table:table-cell>
          <table:table-cell office:value-type="float" office:value="-0.0296352626" calcext:value-type="float">
            <text:p>-0.0296352626</text:p>
          </table:table-cell>
          <table:table-cell office:value-type="float" office:value="-0.0198478244" calcext:value-type="float">
            <text:p>-0.0198478244</text:p>
          </table:table-cell>
          <table:table-cell office:value-type="string" calcext:value-type="string">
            <text:p>nan</text:p>
          </table:table-cell>
          <table:table-cell office:value-type="float" office:value="-0.0296352626" calcext:value-type="float">
            <text:p>-0.0296352626</text:p>
          </table:table-cell>
          <table:table-cell office:value-type="float" office:value="-0.0198478244" calcext:value-type="float">
            <text:p>-0.0198478244</text:p>
          </table:table-cell>
          <table:table-cell office:value-type="string" calcext:value-type="string">
            <text:p>nan</text:p>
          </table:table-cell>
          <table:table-cell office:value-type="float" office:value="-0.0585065175" calcext:value-type="float">
            <text:p>-0.0585065175</text:p>
          </table:table-cell>
          <table:table-cell office:value-type="float" office:value="-0.0390511729" calcext:value-type="float">
            <text:p>-0.0390511729</text:p>
          </table:table-cell>
          <table:table-cell office:value-type="float" office:value="-0.0395016369" calcext:value-type="float">
            <text:p>-0.0395016369</text:p>
          </table:table-cell>
          <table:table-cell office:value-type="float" office:value="-0.029046386" calcext:value-type="float">
            <text:p>-0.029046386</text:p>
          </table:table-cell>
          <table:table-cell office:value-type="float" office:value="-0.0193681486" calcext:value-type="float">
            <text:p>-0.0193681486</text:p>
          </table:table-cell>
          <table:table-cell office:value-type="float" office:value="-0.0697360473" calcext:value-type="float">
            <text:p>-0.0697360473</text:p>
          </table:table-cell>
          <table:table-cell office:value-type="float" office:value="-0.0629751414" calcext:value-type="float">
            <text:p>-0.0629751414</text:p>
          </table:table-cell>
          <table:table-cell office:value-type="float" office:value="-0.0417721241" calcext:value-type="float">
            <text:p>-0.0417721241</text:p>
          </table:table-cell>
          <table:table-cell office:value-type="string" calcext:value-type="string">
            <text:p>nan</text:p>
          </table:table-cell>
          <table:table-cell office:value-type="float" office:value="0.0475022887" calcext:value-type="float">
            <text:p>0.0475022887</text:p>
          </table:table-cell>
          <table:table-cell office:value-type="float" office:value="-0.8887019764" calcext:value-type="float">
            <text:p>-0.8887019764</text:p>
          </table:table-cell>
          <table:table-cell office:value-type="float" office:value="-0.073229697" calcext:value-type="float">
            <text:p>-0.073229697</text:p>
          </table:table-cell>
          <table:table-cell office:value-type="float" office:value="-0.0325191804" calcext:value-type="float">
            <text:p>-0.0325191804</text:p>
          </table:table-cell>
          <table:table-cell office:value-type="float" office:value="-0.0218570237" calcext:value-type="float">
            <text:p>-0.0218570237</text:p>
          </table:table-cell>
          <table:table-cell office:value-type="float" office:value="0.9970661487" calcext:value-type="float">
            <text:p>0.9970661487</text:p>
          </table:table-cell>
          <table:table-cell office:value-type="float" office:value="0.9800448278" calcext:value-type="float">
            <text:p>0.9800448278</text:p>
          </table:table-cell>
          <table:table-cell office:value-type="float" office:value="0.9058987586" calcext:value-type="float">
            <text:p>0.9058987586</text:p>
          </table:table-cell>
          <table:table-cell office:value-type="float" office:value="0.0298235213" calcext:value-type="float">
            <text:p>0.0298235213</text:p>
          </table:table-cell>
          <table:table-cell office:value-type="float" office:value="0.0244872081" calcext:value-type="float">
            <text:p>0.0244872081</text:p>
          </table:table-cell>
          <table:table-cell office:value-type="float" office:value="0.0164300211" calcext:value-type="float">
            <text:p>0.0164300211</text:p>
          </table:table-cell>
          <table:table-cell office:value-type="float" office:value="0.0731773441" calcext:value-type="float">
            <text:p>0.0731773441</text:p>
          </table:table-cell>
          <table:table-cell office:value-type="float" office:value="0.0833084345" calcext:value-type="float">
            <text:p>0.0833084345</text:p>
          </table:table-cell>
          <table:table-cell office:value-type="float" office:value="0.0556680459" calcext:value-type="float">
            <text:p>0.0556680459</text:p>
          </table:table-cell>
          <table:table-cell office:value-type="string" calcext:value-type="string">
            <text:p>nan</text:p>
          </table:table-cell>
          <table:table-cell office:value-type="float" office:value="-0.2043842732" calcext:value-type="float">
            <text:p>-0.2043842732</text:p>
          </table:table-cell>
          <table:table-cell office:value-type="float" office:value="-0.9997488336" calcext:value-type="float">
            <text:p>-0.9997488336</text:p>
          </table:table-cell>
          <table:table-cell office:value-type="string" calcext:value-type="string">
            <text:p>nan</text:p>
          </table:table-cell>
          <table:table-cell office:value-type="float" office:value="0.0107568831" calcext:value-type="float">
            <text:p>0.0107568831</text:p>
          </table:table-cell>
          <table:table-cell office:value-type="float" office:value="0.0067148859" calcext:value-type="float">
            <text:p>0.0067148859</text:p>
          </table:table-cell>
          <table:table-cell office:value-type="string" calcext:value-type="string">
            <text:p>nan</text:p>
          </table:table-cell>
          <table:table-cell office:value-type="float" office:value="0.0107568831" calcext:value-type="float">
            <text:p>0.0107568831</text:p>
          </table:table-cell>
          <table:table-cell office:value-type="float" office:value="0.0067148859" calcext:value-type="float">
            <text:p>0.0067148859</text:p>
          </table:table-cell>
          <table:table-cell office:value-type="string" calcext:value-type="string">
            <text:p>nan</text:p>
          </table:table-cell>
          <table:table-cell office:value-type="float" office:value="-0.0244779207" calcext:value-type="float">
            <text:p>-0.0244779207</text:p>
          </table:table-cell>
          <table:table-cell office:value-type="float" office:value="-0.0169918254" calcext:value-type="float">
            <text:p>-0.0169918254</text:p>
          </table:table-cell>
          <table:table-cell office:value-type="float" office:value="-0.0214101318" calcext:value-type="float">
            <text:p>-0.0214101318</text:p>
          </table:table-cell>
          <table:table-cell office:value-type="float" office:value="0.0158998302" calcext:value-type="float">
            <text:p>0.0158998302</text:p>
          </table:table-cell>
          <table:table-cell office:value-type="float" office:value="0.0102611697" calcext:value-type="float">
            <text:p>0.0102611697</text:p>
          </table:table-cell>
          <table:table-cell office:value-type="float" office:value="-0.0523116884" calcext:value-type="float">
            <text:p>-0.0523116884</text:p>
          </table:table-cell>
          <table:table-cell office:value-type="float" office:value="-0.0214978053" calcext:value-type="float">
            <text:p>-0.0214978053</text:p>
          </table:table-cell>
          <table:table-cell office:value-type="float" office:value="-0.0147865983" calcext:value-type="float">
            <text:p>-0.0147865983</text:p>
          </table:table-cell>
          <table:table-cell office:value-type="string" calcext:value-type="string">
            <text:p>nan</text:p>
          </table:table-cell>
          <table:table-cell office:value-type="float" office:value="0.014058243" calcext:value-type="float">
            <text:p>0.014058243</text:p>
          </table:table-cell>
          <table:table-cell office:value-type="float" office:value="-0.8470459885" calcext:value-type="float">
            <text:p>-0.8470459885</text:p>
          </table:table-cell>
          <table:table-cell office:value-type="float" office:value="-0.062991328" calcext:value-type="float">
            <text:p>-0.062991328</text:p>
          </table:table-cell>
          <table:table-cell office:value-type="float" office:value="-0.0005030887" calcext:value-type="float">
            <text:p>-0.0005030887</text:p>
          </table:table-cell>
          <table:table-cell office:value-type="float" office:value="-0.0009261487" calcext:value-type="float">
            <text:p>-0.0009261487</text:p>
          </table:table-cell>
          <table:table-cell office:value-type="string" calcext:value-type="string">
            <text:p>nan</text:p>
          </table:table-cell>
          <table:table-cell office:value-type="float" office:value="0.024708693" calcext:value-type="float">
            <text:p>0.024708693</text:p>
          </table:table-cell>
          <table:table-cell office:value-type="float" office:value="-0.9966541159" calcext:value-type="float">
            <text:p>-0.9966541159</text:p>
          </table:table-cell>
        </table:table-row>
        <table:table-row table:style-name="ro1">
          <table:table-cell office:value-type="string" calcext:value-type="string">
            <text:p>Daubentonia_madagascariensis</text:p>
          </table:table-cell>
          <table:table-cell office:value-type="string" calcext:value-type="string">
            <text:p>Daubentonia madagascariensis</text:p>
          </table:table-cell>
          <table:table-cell office:value-type="float" office:value="9082" calcext:value-type="float">
            <text:p>9082</text:p>
          </table:table-cell>
          <table:table-cell office:value-type="float" office:value="422.343646774" calcext:value-type="float">
            <text:p>422.343646774</text:p>
          </table:table-cell>
          <table:table-cell office:value-type="float" office:value="316.110676082" calcext:value-type="float">
            <text:p>316.110676082</text:p>
          </table:table-cell>
          <table:table-cell office:value-type="float" office:value="0.4734970036" calcext:value-type="float">
            <text:p>0.4734970036</text:p>
          </table:table-cell>
          <table:table-cell office:value-type="float" office:value="0.0640837533" calcext:value-type="float">
            <text:p>0.0640837533</text:p>
          </table:table-cell>
          <table:table-cell office:value-type="float" office:value="0.4966305224" calcext:value-type="float">
            <text:p>0.4966305224</text:p>
          </table:table-cell>
          <table:table-cell office:value-type="float" office:value="0.1379975478" calcext:value-type="float">
            <text:p>0.1379975478</text:p>
          </table:table-cell>
          <table:table-cell office:value-type="float" office:value="0.4244844032" calcext:value-type="float">
            <text:p>0.4244844032</text:p>
          </table:table-cell>
          <table:table-cell office:value-type="float" office:value="0.0925582937" calcext:value-type="float">
            <text:p>0.0925582937</text:p>
          </table:table-cell>
          <table:table-cell office:value-type="float" office:value="-0.0009396575" calcext:value-type="float">
            <text:p>-0.0009396575</text:p>
          </table:table-cell>
          <table:table-cell office:value-type="float" office:value="-0.1690237785" calcext:value-type="float">
            <text:p>-0.1690237785</text:p>
          </table:table-cell>
          <table:table-cell office:value-type="float" office:value="-0.1295678214" calcext:value-type="float">
            <text:p>-0.1295678214</text:p>
          </table:table-cell>
          <table:table-cell office:value-type="float" office:value="0.016756263" calcext:value-type="float">
            <text:p>0.016756263</text:p>
          </table:table-cell>
          <table:table-cell office:value-type="float" office:value="0.1378795734" calcext:value-type="float">
            <text:p>0.1378795734</text:p>
          </table:table-cell>
          <table:table-cell office:value-type="float" office:value="0.0920758212" calcext:value-type="float">
            <text:p>0.0920758212</text:p>
          </table:table-cell>
          <table:table-cell office:value-type="string" calcext:value-type="string">
            <text:p>nan</text:p>
          </table:table-cell>
          <table:table-cell office:value-type="float" office:value="-0.2598634233" calcext:value-type="float">
            <text:p>-0.2598634233</text:p>
          </table:table-cell>
          <table:table-cell office:value-type="float" office:value="-0.9957228924" calcext:value-type="float">
            <text:p>-0.9957228924</text:p>
          </table:table-cell>
          <table:table-cell office:value-type="float" office:value="0.0370687763" calcext:value-type="float">
            <text:p>0.0370687763</text:p>
          </table:table-cell>
          <table:table-cell office:value-type="float" office:value="0.1293386041" calcext:value-type="float">
            <text:p>0.1293386041</text:p>
          </table:table-cell>
          <table:table-cell office:value-type="float" office:value="0.0855903005" calcext:value-type="float">
            <text:p>0.0855903005</text:p>
          </table:table-cell>
          <table:table-cell office:value-type="float" office:value="0.0370687763" calcext:value-type="float">
            <text:p>0.0370687763</text:p>
          </table:table-cell>
          <table:table-cell office:value-type="float" office:value="0.1293386041" calcext:value-type="float">
            <text:p>0.1293386041</text:p>
          </table:table-cell>
          <table:table-cell office:value-type="float" office:value="0.0855903005" calcext:value-type="float">
            <text:p>0.0855903005</text:p>
          </table:table-cell>
          <table:table-cell office:value-type="float" office:value="0.046281479" calcext:value-type="float">
            <text:p>0.046281479</text:p>
          </table:table-cell>
          <table:table-cell office:value-type="float" office:value="0.1771881303" calcext:value-type="float">
            <text:p>0.1771881303</text:p>
          </table:table-cell>
          <table:table-cell office:value-type="float" office:value="0.1171795843" calcext:value-type="float">
            <text:p>0.1171795843</text:p>
          </table:table-cell>
          <table:table-cell office:value-type="float" office:value="0.036913443" calcext:value-type="float">
            <text:p>0.036913443</text:p>
          </table:table-cell>
          <table:table-cell office:value-type="float" office:value="0.141586011" calcext:value-type="float">
            <text:p>0.141586011</text:p>
          </table:table-cell>
          <table:table-cell office:value-type="float" office:value="0.0935197324" calcext:value-type="float">
            <text:p>0.0935197324</text:p>
          </table:table-cell>
          <table:table-cell office:value-type="float" office:value="0.0441622836" calcext:value-type="float">
            <text:p>0.0441622836</text:p>
          </table:table-cell>
          <table:table-cell office:value-type="float" office:value="0.1574352703" calcext:value-type="float">
            <text:p>0.1574352703</text:p>
          </table:table-cell>
          <table:table-cell office:value-type="float" office:value="0.1037648755" calcext:value-type="float">
            <text:p>0.1037648755</text:p>
          </table:table-cell>
          <table:table-cell office:value-type="string" calcext:value-type="string">
            <text:p>nan</text:p>
          </table:table-cell>
          <table:table-cell office:value-type="float" office:value="-0.1742969393" calcext:value-type="float">
            <text:p>-0.1742969393</text:p>
          </table:table-cell>
          <table:table-cell office:value-type="float" office:value="-0.9912906375" calcext:value-type="float">
            <text:p>-0.9912906375</text:p>
          </table:table-cell>
          <table:table-cell office:value-type="float" office:value="0.0755177364" calcext:value-type="float">
            <text:p>0.0755177364</text:p>
          </table:table-cell>
          <table:table-cell office:value-type="float" office:value="0.2367778781" calcext:value-type="float">
            <text:p>0.2367778781</text:p>
          </table:table-cell>
          <table:table-cell office:value-type="float" office:value="0.1577544695" calcext:value-type="float">
            <text:p>0.1577544695</text:p>
          </table:table-cell>
          <table:table-cell office:value-type="float" office:value="0.9996893458" calcext:value-type="float">
            <text:p>0.9996893458</text:p>
          </table:table-cell>
          <table:table-cell office:value-type="float" office:value="0.643197274" calcext:value-type="float">
            <text:p>0.643197274</text:p>
          </table:table-cell>
          <table:table-cell office:value-type="float" office:value="0.4890533181" calcext:value-type="float">
            <text:p>0.4890533181</text:p>
          </table:table-cell>
          <table:table-cell office:value-type="float" office:value="0.0050536195" calcext:value-type="float">
            <text:p>0.0050536195</text:p>
          </table:table-cell>
          <table:table-cell office:value-type="float" office:value="0.1524270491" calcext:value-type="float">
            <text:p>0.1524270491</text:p>
          </table:table-cell>
          <table:table-cell office:value-type="float" office:value="0.1027491875" calcext:value-type="float">
            <text:p>0.1027491875</text:p>
          </table:table-cell>
          <table:table-cell office:value-type="float" office:value="0.0186501358" calcext:value-type="float">
            <text:p>0.0186501358</text:p>
          </table:table-cell>
          <table:table-cell office:value-type="float" office:value="0.2514257787" calcext:value-type="float">
            <text:p>0.2514257787</text:p>
          </table:table-cell>
          <table:table-cell office:value-type="float" office:value="0.1699007586" calcext:value-type="float">
            <text:p>0.1699007586</text:p>
          </table:table-cell>
          <table:table-cell office:value-type="string" calcext:value-type="string">
            <text:p>nan</text:p>
          </table:table-cell>
          <table:table-cell office:value-type="float" office:value="-0.3240663154" calcext:value-type="float">
            <text:p>-0.3240663154</text:p>
          </table:table-cell>
          <table:table-cell office:value-type="float" office:value="-1.0252265128" calcext:value-type="float">
            <text:p>-1.0252265128</text:p>
          </table:table-cell>
          <table:table-cell office:value-type="float" office:value="0.0403873692" calcext:value-type="float">
            <text:p>0.0403873692</text:p>
          </table:table-cell>
          <table:table-cell office:value-type="float" office:value="0.2961623179" calcext:value-type="float">
            <text:p>0.2961623179</text:p>
          </table:table-cell>
          <table:table-cell office:value-type="float" office:value="0.202269029" calcext:value-type="float">
            <text:p>0.202269029</text:p>
          </table:table-cell>
          <table:table-cell office:value-type="float" office:value="0.0403873692" calcext:value-type="float">
            <text:p>0.0403873692</text:p>
          </table:table-cell>
          <table:table-cell office:value-type="float" office:value="0.2961623179" calcext:value-type="float">
            <text:p>0.2961623179</text:p>
          </table:table-cell>
          <table:table-cell office:value-type="float" office:value="0.202269029" calcext:value-type="float">
            <text:p>0.202269029</text:p>
          </table:table-cell>
          <table:table-cell office:value-type="float" office:value="0.0501749006" calcext:value-type="float">
            <text:p>0.0501749006</text:p>
          </table:table-cell>
          <table:table-cell office:value-type="float" office:value="0.3674068607" calcext:value-type="float">
            <text:p>0.3674068607</text:p>
          </table:table-cell>
          <table:table-cell office:value-type="float" office:value="0.2495130448" calcext:value-type="float">
            <text:p>0.2495130448</text:p>
          </table:table-cell>
          <table:table-cell office:value-type="float" office:value="0.0407946165" calcext:value-type="float">
            <text:p>0.0407946165</text:p>
          </table:table-cell>
          <table:table-cell office:value-type="float" office:value="0.3385225154" calcext:value-type="float">
            <text:p>0.3385225154</text:p>
          </table:table-cell>
          <table:table-cell office:value-type="float" office:value="0.2317955073" calcext:value-type="float">
            <text:p>0.2317955073</text:p>
          </table:table-cell>
          <table:table-cell office:value-type="float" office:value="0.0484032332" calcext:value-type="float">
            <text:p>0.0484032332</text:p>
          </table:table-cell>
          <table:table-cell office:value-type="float" office:value="0.356755886" calcext:value-type="float">
            <text:p>0.356755886</text:p>
          </table:table-cell>
          <table:table-cell office:value-type="float" office:value="0.2429252537" calcext:value-type="float">
            <text:p>0.2429252537</text:p>
          </table:table-cell>
          <table:table-cell office:value-type="string" calcext:value-type="string">
            <text:p>nan</text:p>
          </table:table-cell>
          <table:table-cell office:value-type="float" office:value="-0.3539760008" calcext:value-type="float">
            <text:p>-0.3539760008</text:p>
          </table:table-cell>
          <table:table-cell office:value-type="float" office:value="-0.8970356325" calcext:value-type="float">
            <text:p>-0.8970356325</text:p>
          </table:table-cell>
          <table:table-cell office:value-type="float" office:value="0.0785456701" calcext:value-type="float">
            <text:p>0.0785456701</text:p>
          </table:table-cell>
          <table:table-cell office:value-type="float" office:value="0.4548410524" calcext:value-type="float">
            <text:p>0.4548410524</text:p>
          </table:table-cell>
          <table:table-cell office:value-type="float" office:value="0.3146826255" calcext:value-type="float">
            <text:p>0.3146826255</text:p>
          </table:table-cell>
          <table:table-cell office:value-type="string" calcext:value-type="string">
            <text:p>nan</text:p>
          </table:table-cell>
          <table:table-cell office:value-type="float" office:value="0.0217196064" calcext:value-type="float">
            <text:p>0.0217196064</text:p>
          </table:table-cell>
          <table:table-cell office:value-type="float" office:value="-0.9998052247" calcext:value-type="float">
            <text:p>-0.9998052247</text:p>
          </table:table-cell>
        </table:table-row>
        <table:table-row table:style-name="ro1">
          <table:table-cell office:value-type="string" calcext:value-type="string">
            <text:p>Echinocardium_cordatum_B2</text:p>
          </table:table-cell>
          <table:table-cell office:value-type="string" calcext:value-type="string">
            <text:p>Echinocardium cordatum</text:p>
          </table:table-cell>
          <table:table-cell office:value-type="float" office:value="23422" calcext:value-type="float">
            <text:p>23422</text:p>
          </table:table-cell>
          <table:table-cell office:value-type="float" office:value="554.357569806" calcext:value-type="float">
            <text:p>554.357569806</text:p>
          </table:table-cell>
          <table:table-cell office:value-type="float" office:value="403.888757191" calcext:value-type="float">
            <text:p>403.888757191</text:p>
          </table:table-cell>
          <table:table-cell office:value-type="float" office:value="0.515904574" calcext:value-type="float">
            <text:p>0.515904574</text:p>
          </table:table-cell>
          <table:table-cell office:value-type="float" office:value="0.0539172424" calcext:value-type="float">
            <text:p>0.0539172424</text:p>
          </table:table-cell>
          <table:table-cell office:value-type="float" office:value="0.5958071467" calcext:value-type="float">
            <text:p>0.5958071467</text:p>
          </table:table-cell>
          <table:table-cell office:value-type="float" office:value="0.1248201523" calcext:value-type="float">
            <text:p>0.1248201523</text:p>
          </table:table-cell>
          <table:table-cell office:value-type="float" office:value="0.3915791284" calcext:value-type="float">
            <text:p>0.3915791284</text:p>
          </table:table-cell>
          <table:table-cell office:value-type="float" office:value="0.08480081" calcext:value-type="float">
            <text:p>0.08480081</text:p>
          </table:table-cell>
          <table:table-cell office:value-type="float" office:value="-0.00704999" calcext:value-type="float">
            <text:p>-0.00704999</text:p>
          </table:table-cell>
          <table:table-cell office:value-type="float" office:value="-0.0285612671" calcext:value-type="float">
            <text:p>-0.0285612671</text:p>
          </table:table-cell>
          <table:table-cell office:value-type="float" office:value="-0.0198897233" calcext:value-type="float">
            <text:p>-0.0198897233</text:p>
          </table:table-cell>
          <table:table-cell office:value-type="float" office:value="0.145041191" calcext:value-type="float">
            <text:p>0.145041191</text:p>
          </table:table-cell>
          <table:table-cell office:value-type="float" office:value="0.134046126" calcext:value-type="float">
            <text:p>0.134046126</text:p>
          </table:table-cell>
          <table:table-cell office:value-type="float" office:value="0.0895319392" calcext:value-type="float">
            <text:p>0.0895319392</text:p>
          </table:table-cell>
          <table:table-cell office:value-type="string" calcext:value-type="string">
            <text:p>nan</text:p>
          </table:table-cell>
          <table:table-cell office:value-type="float" office:value="-0.1110554937" calcext:value-type="float">
            <text:p>-0.1110554937</text:p>
          </table:table-cell>
          <table:table-cell office:value-type="float" office:value="-0.9994077198" calcext:value-type="float">
            <text:p>-0.9994077198</text:p>
          </table:table-cell>
          <table:table-cell office:value-type="string" calcext:value-type="string">
            <text:p>nan</text:p>
          </table:table-cell>
          <table:table-cell office:value-type="float" office:value="-0.1133813254" calcext:value-type="float">
            <text:p>-0.1133813254</text:p>
          </table:table-cell>
          <table:table-cell office:value-type="float" office:value="-0.0681159117" calcext:value-type="float">
            <text:p>-0.0681159117</text:p>
          </table:table-cell>
          <table:table-cell office:value-type="string" calcext:value-type="string">
            <text:p>nan</text:p>
          </table:table-cell>
          <table:table-cell office:value-type="float" office:value="-0.1133813254" calcext:value-type="float">
            <text:p>-0.1133813254</text:p>
          </table:table-cell>
          <table:table-cell office:value-type="float" office:value="-0.0681159117" calcext:value-type="float">
            <text:p>-0.0681159117</text:p>
          </table:table-cell>
          <table:table-cell office:value-type="string" calcext:value-type="string">
            <text:p>nan</text:p>
          </table:table-cell>
          <table:table-cell office:value-type="float" office:value="-0.082396771" calcext:value-type="float">
            <text:p>-0.082396771</text:p>
          </table:table-cell>
          <table:table-cell office:value-type="float" office:value="-0.045683787" calcext:value-type="float">
            <text:p>-0.045683787</text:p>
          </table:table-cell>
          <table:table-cell office:value-type="float" office:value="-0.0639089602" calcext:value-type="float">
            <text:p>-0.0639089602</text:p>
          </table:table-cell>
          <table:table-cell office:value-type="float" office:value="-0.081711664" calcext:value-type="float">
            <text:p>-0.081711664</text:p>
          </table:table-cell>
          <table:table-cell office:value-type="float" office:value="-0.0543060004" calcext:value-type="float">
            <text:p>-0.0543060004</text:p>
          </table:table-cell>
          <table:table-cell office:value-type="float" office:value="-0.0516526328" calcext:value-type="float">
            <text:p>-0.0516526328</text:p>
          </table:table-cell>
          <table:table-cell office:value-type="float" office:value="-0.0716245708" calcext:value-type="float">
            <text:p>-0.0716245708</text:p>
          </table:table-cell>
          <table:table-cell office:value-type="float" office:value="-0.0474973351" calcext:value-type="float">
            <text:p>-0.0474973351</text:p>
          </table:table-cell>
          <table:table-cell office:value-type="string" calcext:value-type="string">
            <text:p>nan</text:p>
          </table:table-cell>
          <table:table-cell office:value-type="float" office:value="0.0328738267" calcext:value-type="float">
            <text:p>0.0328738267</text:p>
          </table:table-cell>
          <table:table-cell office:value-type="float" office:value="-0.9573767055" calcext:value-type="float">
            <text:p>-0.9573767055</text:p>
          </table:table-cell>
          <table:table-cell office:value-type="float" office:value="-0.0416595825" calcext:value-type="float">
            <text:p>-0.0416595825</text:p>
          </table:table-cell>
          <table:table-cell office:value-type="float" office:value="-0.0526483578" calcext:value-type="float">
            <text:p>-0.0526483578</text:p>
          </table:table-cell>
          <table:table-cell office:value-type="float" office:value="-0.0347796613" calcext:value-type="float">
            <text:p>-0.0347796613</text:p>
          </table:table-cell>
          <table:table-cell office:value-type="float" office:value="0.9995920626" calcext:value-type="float">
            <text:p>0.9995920626</text:p>
          </table:table-cell>
          <table:table-cell office:value-type="float" office:value="0.9923278038" calcext:value-type="float">
            <text:p>0.9923278038</text:p>
          </table:table-cell>
          <table:table-cell office:value-type="float" office:value="0.9415037075" calcext:value-type="float">
            <text:p>0.9415037075</text:p>
          </table:table-cell>
          <table:table-cell office:value-type="float" office:value="0.0079830667" calcext:value-type="float">
            <text:p>0.0079830667</text:p>
          </table:table-cell>
          <table:table-cell office:value-type="float" office:value="0.0375068196" calcext:value-type="float">
            <text:p>0.0375068196</text:p>
          </table:table-cell>
          <table:table-cell office:value-type="float" office:value="0.0250525841" calcext:value-type="float">
            <text:p>0.0250525841</text:p>
          </table:table-cell>
          <table:table-cell office:value-type="float" office:value="0.1471294683" calcext:value-type="float">
            <text:p>0.1471294683</text:p>
          </table:table-cell>
          <table:table-cell office:value-type="float" office:value="0.1448107161" calcext:value-type="float">
            <text:p>0.1448107161</text:p>
          </table:table-cell>
          <table:table-cell office:value-type="float" office:value="0.097585682" calcext:value-type="float">
            <text:p>0.097585682</text:p>
          </table:table-cell>
          <table:table-cell office:value-type="string" calcext:value-type="string">
            <text:p>nan</text:p>
          </table:table-cell>
          <table:table-cell office:value-type="float" office:value="-0.1070242479" calcext:value-type="float">
            <text:p>-0.1070242479</text:p>
          </table:table-cell>
          <table:table-cell office:value-type="float" office:value="-1.0083202658" calcext:value-type="float">
            <text:p>-1.0083202658</text:p>
          </table:table-cell>
          <table:table-cell office:value-type="string" calcext:value-type="string">
            <text:p>nan</text:p>
          </table:table-cell>
          <table:table-cell office:value-type="float" office:value="-0.103034133" calcext:value-type="float">
            <text:p>-0.103034133</text:p>
          </table:table-cell>
          <table:table-cell office:value-type="float" office:value="-0.2853684586" calcext:value-type="float">
            <text:p>-0.2853684586</text:p>
          </table:table-cell>
          <table:table-cell office:value-type="string" calcext:value-type="string">
            <text:p>nan</text:p>
          </table:table-cell>
          <table:table-cell office:value-type="float" office:value="-0.103034133" calcext:value-type="float">
            <text:p>-0.103034133</text:p>
          </table:table-cell>
          <table:table-cell office:value-type="float" office:value="-0.2853684586" calcext:value-type="float">
            <text:p>-0.2853684586</text:p>
          </table:table-cell>
          <table:table-cell office:value-type="string" calcext:value-type="string">
            <text:p>nan</text:p>
          </table:table-cell>
          <table:table-cell office:value-type="float" office:value="-0.067687785" calcext:value-type="float">
            <text:p>-0.067687785</text:p>
          </table:table-cell>
          <table:table-cell office:value-type="float" office:value="-0.2594550767" calcext:value-type="float">
            <text:p>-0.2594550767</text:p>
          </table:table-cell>
          <table:table-cell office:value-type="float" office:value="-0.0586073385" calcext:value-type="float">
            <text:p>-0.0586073385</text:p>
          </table:table-cell>
          <table:table-cell office:value-type="float" office:value="-0.0634817975" calcext:value-type="float">
            <text:p>-0.0634817975</text:p>
          </table:table-cell>
          <table:table-cell office:value-type="float" office:value="-0.0427394293" calcext:value-type="float">
            <text:p>-0.0427394293</text:p>
          </table:table-cell>
          <table:table-cell office:value-type="float" office:value="-0.0455720098" calcext:value-type="float">
            <text:p>-0.0455720098</text:p>
          </table:table-cell>
          <table:table-cell office:value-type="float" office:value="-0.0509178335" calcext:value-type="float">
            <text:p>-0.0509178335</text:p>
          </table:table-cell>
          <table:table-cell office:value-type="float" office:value="-0.0342092724" calcext:value-type="float">
            <text:p>-0.0342092724</text:p>
          </table:table-cell>
          <table:table-cell office:value-type="string" calcext:value-type="string">
            <text:p>nan</text:p>
          </table:table-cell>
          <table:table-cell office:value-type="float" office:value="0.0176736263" calcext:value-type="float">
            <text:p>0.0176736263</text:p>
          </table:table-cell>
          <table:table-cell office:value-type="float" office:value="-0.8769639833" calcext:value-type="float">
            <text:p>-0.8769639833</text:p>
          </table:table-cell>
          <table:table-cell office:value-type="float" office:value="-0.038743396" calcext:value-type="float">
            <text:p>-0.038743396</text:p>
          </table:table-cell>
          <table:table-cell office:value-type="float" office:value="-0.0395879488" calcext:value-type="float">
            <text:p>-0.0395879488</text:p>
          </table:table-cell>
          <table:table-cell office:value-type="float" office:value="-0.0264411642" calcext:value-type="float">
            <text:p>-0.0264411642</text:p>
          </table:table-cell>
          <table:table-cell office:value-type="string" calcext:value-type="string">
            <text:p>nan</text:p>
          </table:table-cell>
          <table:table-cell office:value-type="float" office:value="0.0335846412" calcext:value-type="float">
            <text:p>0.0335846412</text:p>
          </table:table-cell>
          <table:table-cell office:value-type="float" office:value="-0.9991721702" calcext:value-type="float">
            <text:p>-0.9991721702</text:p>
          </table:table-cell>
        </table:table-row>
        <table:table-row table:style-name="ro1">
          <table:table-cell office:value-type="string" calcext:value-type="string">
            <text:p>Echinocardium_mediterraneum</text:p>
          </table:table-cell>
          <table:table-cell office:value-type="string" calcext:value-type="string">
            <text:p>Echinocardium mediterraneum</text:p>
          </table:table-cell>
          <table:table-cell office:value-type="float" office:value="20843" calcext:value-type="float">
            <text:p>20843</text:p>
          </table:table-cell>
          <table:table-cell office:value-type="float" office:value="899.14997841" calcext:value-type="float">
            <text:p>899.14997841</text:p>
          </table:table-cell>
          <table:table-cell office:value-type="float" office:value="800.848347664" calcext:value-type="float">
            <text:p>800.848347664</text:p>
          </table:table-cell>
          <table:table-cell office:value-type="float" office:value="0.5029591273" calcext:value-type="float">
            <text:p>0.5029591273</text:p>
          </table:table-cell>
          <table:table-cell office:value-type="float" office:value="0.0475126416" calcext:value-type="float">
            <text:p>0.0475126416</text:p>
          </table:table-cell>
          <table:table-cell office:value-type="float" office:value="0.5667759447" calcext:value-type="float">
            <text:p>0.5667759447</text:p>
          </table:table-cell>
          <table:table-cell office:value-type="float" office:value="0.109913616" calcext:value-type="float">
            <text:p>0.109913616</text:p>
          </table:table-cell>
          <table:table-cell office:value-type="float" office:value="0.3841053904" calcext:value-type="float">
            <text:p>0.3841053904</text:p>
          </table:table-cell>
          <table:table-cell office:value-type="float" office:value="0.0705691485" calcext:value-type="float">
            <text:p>0.0705691485</text:p>
          </table:table-cell>
          <table:table-cell office:value-type="float" office:value="-0.0018769109" calcext:value-type="float">
            <text:p>-0.0018769109</text:p>
          </table:table-cell>
          <table:table-cell office:value-type="float" office:value="-0.023757525" calcext:value-type="float">
            <text:p>-0.023757525</text:p>
          </table:table-cell>
          <table:table-cell office:value-type="float" office:value="-0.0154432057" calcext:value-type="float">
            <text:p>-0.0154432057</text:p>
          </table:table-cell>
          <table:table-cell office:value-type="float" office:value="0.1647650246" calcext:value-type="float">
            <text:p>0.1647650246</text:p>
          </table:table-cell>
          <table:table-cell office:value-type="float" office:value="0.1481847571" calcext:value-type="float">
            <text:p>0.1481847571</text:p>
          </table:table-cell>
          <table:table-cell office:value-type="float" office:value="0.0994728966" calcext:value-type="float">
            <text:p>0.0994728966</text:p>
          </table:table-cell>
          <table:table-cell office:value-type="string" calcext:value-type="string">
            <text:p>nan</text:p>
          </table:table-cell>
          <table:table-cell office:value-type="float" office:value="-0.1263782548" calcext:value-type="float">
            <text:p>-0.1263782548</text:p>
          </table:table-cell>
          <table:table-cell office:value-type="float" office:value="-0.9778452622" calcext:value-type="float">
            <text:p>-0.9778452622</text:p>
          </table:table-cell>
          <table:table-cell office:value-type="string" calcext:value-type="string">
            <text:p>nan</text:p>
          </table:table-cell>
          <table:table-cell office:value-type="float" office:value="-0.1318807993" calcext:value-type="float">
            <text:p>-0.1318807993</text:p>
          </table:table-cell>
          <table:table-cell office:value-type="float" office:value="-0.0873421943" calcext:value-type="float">
            <text:p>-0.0873421943</text:p>
          </table:table-cell>
          <table:table-cell office:value-type="string" calcext:value-type="string">
            <text:p>nan</text:p>
          </table:table-cell>
          <table:table-cell office:value-type="float" office:value="-0.1318807993" calcext:value-type="float">
            <text:p>-0.1318807993</text:p>
          </table:table-cell>
          <table:table-cell office:value-type="float" office:value="-0.0873421943" calcext:value-type="float">
            <text:p>-0.0873421943</text:p>
          </table:table-cell>
          <table:table-cell office:value-type="string" calcext:value-type="string">
            <text:p>nan</text:p>
          </table:table-cell>
          <table:table-cell office:value-type="float" office:value="-0.1227272475" calcext:value-type="float">
            <text:p>-0.1227272475</text:p>
          </table:table-cell>
          <table:table-cell office:value-type="float" office:value="-0.0807783413" calcext:value-type="float">
            <text:p>-0.0807783413</text:p>
          </table:table-cell>
          <table:table-cell office:value-type="float" office:value="-0.1315792761" calcext:value-type="float">
            <text:p>-0.1315792761</text:p>
          </table:table-cell>
          <table:table-cell office:value-type="float" office:value="-0.1017995519" calcext:value-type="float">
            <text:p>-0.1017995519</text:p>
          </table:table-cell>
          <table:table-cell office:value-type="float" office:value="-0.068294936" calcext:value-type="float">
            <text:p>-0.068294936</text:p>
          </table:table-cell>
          <table:table-cell office:value-type="float" office:value="-0.1342951016" calcext:value-type="float">
            <text:p>-0.1342951016</text:p>
          </table:table-cell>
          <table:table-cell office:value-type="float" office:value="-0.1095156755" calcext:value-type="float">
            <text:p>-0.1095156755</text:p>
          </table:table-cell>
          <table:table-cell office:value-type="float" office:value="-0.0732239135" calcext:value-type="float">
            <text:p>-0.0732239135</text:p>
          </table:table-cell>
          <table:table-cell office:value-type="string" calcext:value-type="string">
            <text:p>nan</text:p>
          </table:table-cell>
          <table:table-cell office:value-type="float" office:value="0.0753669535" calcext:value-type="float">
            <text:p>0.0753669535</text:p>
          </table:table-cell>
          <table:table-cell office:value-type="float" office:value="-0.6090655972" calcext:value-type="float">
            <text:p>-0.6090655972</text:p>
          </table:table-cell>
          <table:table-cell office:value-type="float" office:value="-0.1272882795" calcext:value-type="float">
            <text:p>-0.1272882795</text:p>
          </table:table-cell>
          <table:table-cell office:value-type="float" office:value="-0.1062062797" calcext:value-type="float">
            <text:p>-0.1062062797</text:p>
          </table:table-cell>
          <table:table-cell office:value-type="float" office:value="-0.0710686337" calcext:value-type="float">
            <text:p>-0.0710686337</text:p>
          </table:table-cell>
          <table:table-cell office:value-type="float" office:value="0.999395045" calcext:value-type="float">
            <text:p>0.999395045</text:p>
          </table:table-cell>
          <table:table-cell office:value-type="float" office:value="0.9933527694" calcext:value-type="float">
            <text:p>0.9933527694</text:p>
          </table:table-cell>
          <table:table-cell office:value-type="float" office:value="0.9500845731" calcext:value-type="float">
            <text:p>0.9500845731</text:p>
          </table:table-cell>
          <table:table-cell office:value-type="float" office:value="0.0107213689" calcext:value-type="float">
            <text:p>0.0107213689</text:p>
          </table:table-cell>
          <table:table-cell office:value-type="float" office:value="0.0158425167" calcext:value-type="float">
            <text:p>0.0158425167</text:p>
          </table:table-cell>
          <table:table-cell office:value-type="float" office:value="0.0106443875" calcext:value-type="float">
            <text:p>0.0106443875</text:p>
          </table:table-cell>
          <table:table-cell office:value-type="float" office:value="0.1624688367" calcext:value-type="float">
            <text:p>0.1624688367</text:p>
          </table:table-cell>
          <table:table-cell office:value-type="float" office:value="0.1442542337" calcext:value-type="float">
            <text:p>0.1442542337</text:p>
          </table:table-cell>
          <table:table-cell office:value-type="float" office:value="0.0974672319" calcext:value-type="float">
            <text:p>0.0974672319</text:p>
          </table:table-cell>
          <table:table-cell office:value-type="string" calcext:value-type="string">
            <text:p>nan</text:p>
          </table:table-cell>
          <table:table-cell office:value-type="float" office:value="-0.1242226454" calcext:value-type="float">
            <text:p>-0.1242226454</text:p>
          </table:table-cell>
          <table:table-cell office:value-type="float" office:value="-0.9841502915" calcext:value-type="float">
            <text:p>-0.9841502915</text:p>
          </table:table-cell>
          <table:table-cell office:value-type="string" calcext:value-type="string">
            <text:p>nan</text:p>
          </table:table-cell>
          <table:table-cell office:value-type="float" office:value="-0.1496603513" calcext:value-type="float">
            <text:p>-0.1496603513</text:p>
          </table:table-cell>
          <table:table-cell office:value-type="float" office:value="-0.0760437113" calcext:value-type="float">
            <text:p>-0.0760437113</text:p>
          </table:table-cell>
          <table:table-cell office:value-type="string" calcext:value-type="string">
            <text:p>nan</text:p>
          </table:table-cell>
          <table:table-cell office:value-type="float" office:value="-0.1496603513" calcext:value-type="float">
            <text:p>-0.1496603513</text:p>
          </table:table-cell>
          <table:table-cell office:value-type="float" office:value="-0.0760437113" calcext:value-type="float">
            <text:p>-0.0760437113</text:p>
          </table:table-cell>
          <table:table-cell office:value-type="string" calcext:value-type="string">
            <text:p>nan</text:p>
          </table:table-cell>
          <table:table-cell office:value-type="float" office:value="-0.1419176448" calcext:value-type="float">
            <text:p>-0.1419176448</text:p>
          </table:table-cell>
          <table:table-cell office:value-type="float" office:value="-0.0693622985" calcext:value-type="float">
            <text:p>-0.0693622985</text:p>
          </table:table-cell>
          <table:table-cell office:value-type="float" office:value="-0.1366734593" calcext:value-type="float">
            <text:p>-0.1366734593</text:p>
          </table:table-cell>
          <table:table-cell office:value-type="float" office:value="-0.115334308" calcext:value-type="float">
            <text:p>-0.115334308</text:p>
          </table:table-cell>
          <table:table-cell office:value-type="float" office:value="-0.0775685452" calcext:value-type="float">
            <text:p>-0.0775685452</text:p>
          </table:table-cell>
          <table:table-cell office:value-type="float" office:value="-0.138933889" calcext:value-type="float">
            <text:p>-0.138933889</text:p>
          </table:table-cell>
          <table:table-cell office:value-type="float" office:value="-0.1216473723" calcext:value-type="float">
            <text:p>-0.1216473723</text:p>
          </table:table-cell>
          <table:table-cell office:value-type="float" office:value="-0.0815767259" calcext:value-type="float">
            <text:p>-0.0815767259</text:p>
          </table:table-cell>
          <table:table-cell office:value-type="string" calcext:value-type="string">
            <text:p>nan</text:p>
          </table:table-cell>
          <table:table-cell office:value-type="float" office:value="0.0897435604" calcext:value-type="float">
            <text:p>0.0897435604</text:p>
          </table:table-cell>
          <table:table-cell office:value-type="float" office:value="-0.8482076977" calcext:value-type="float">
            <text:p>-0.8482076977</text:p>
          </table:table-cell>
          <table:table-cell office:value-type="float" office:value="-0.1313341941" calcext:value-type="float">
            <text:p>-0.1313341941</text:p>
          </table:table-cell>
          <table:table-cell office:value-type="float" office:value="-0.1252095687" calcext:value-type="float">
            <text:p>-0.1252095687</text:p>
          </table:table-cell>
          <table:table-cell office:value-type="float" office:value="-0.0837981721" calcext:value-type="float">
            <text:p>-0.0837981721</text:p>
          </table:table-cell>
          <table:table-cell office:value-type="string" calcext:value-type="string">
            <text:p>nan</text:p>
          </table:table-cell>
          <table:table-cell office:value-type="float" office:value="-0.0067963265" calcext:value-type="float">
            <text:p>-0.0067963265</text:p>
          </table:table-cell>
          <table:table-cell office:value-type="float" office:value="-0.9896145581" calcext:value-type="float">
            <text:p>-0.9896145581</text:p>
          </table:table-cell>
        </table:table-row>
        <table:table-row table:style-name="ro1">
          <table:table-cell office:value-type="string" calcext:value-type="string">
            <text:p>Emiliania_huxleyi</text:p>
          </table:table-cell>
          <table:table-cell office:value-type="string" calcext:value-type="string">
            <text:p>Emiliania huxleyi</text:p>
          </table:table-cell>
          <table:table-cell office:value-type="float" office:value="16719" calcext:value-type="float">
            <text:p>16719</text:p>
          </table:table-cell>
          <table:table-cell office:value-type="float" office:value="626.838865961" calcext:value-type="float">
            <text:p>626.838865961</text:p>
          </table:table-cell>
          <table:table-cell office:value-type="float" office:value="384.221359048" calcext:value-type="float">
            <text:p>384.221359048</text:p>
          </table:table-cell>
          <table:table-cell office:value-type="float" office:value="0.6707797545" calcext:value-type="float">
            <text:p>0.6707797545</text:p>
          </table:table-cell>
          <table:table-cell office:value-type="float" office:value="0.0324589624" calcext:value-type="float">
            <text:p>0.0324589624</text:p>
          </table:table-cell>
          <table:table-cell office:value-type="float" office:value="0.8294756043" calcext:value-type="float">
            <text:p>0.8294756043</text:p>
          </table:table-cell>
          <table:table-cell office:value-type="float" office:value="0.0750803211" calcext:value-type="float">
            <text:p>0.0750803211</text:p>
          </table:table-cell>
          <table:table-cell office:value-type="float" office:value="0.6192491153" calcext:value-type="float">
            <text:p>0.6192491153</text:p>
          </table:table-cell>
          <table:table-cell office:value-type="float" office:value="0.0767033817" calcext:value-type="float">
            <text:p>0.0767033817</text:p>
          </table:table-cell>
          <table:table-cell office:value-type="float" office:value="-0.0254397213" calcext:value-type="float">
            <text:p>-0.0254397213</text:p>
          </table:table-cell>
          <table:table-cell office:value-type="float" office:value="0.1655319956" calcext:value-type="float">
            <text:p>0.1655319956</text:p>
          </table:table-cell>
          <table:table-cell office:value-type="float" office:value="0.1319482448" calcext:value-type="float">
            <text:p>0.1319482448</text:p>
          </table:table-cell>
          <table:table-cell office:value-type="float" office:value="0.0677536319" calcext:value-type="float">
            <text:p>0.0677536319</text:p>
          </table:table-cell>
          <table:table-cell office:value-type="float" office:value="-0.0005386222" calcext:value-type="float">
            <text:p>-0.0005386222</text:p>
          </table:table-cell>
          <table:table-cell office:value-type="float" office:value="-0.0009627061" calcext:value-type="float">
            <text:p>-0.0009627061</text:p>
          </table:table-cell>
          <table:table-cell office:value-type="string" calcext:value-type="string">
            <text:p>nan</text:p>
          </table:table-cell>
          <table:table-cell office:value-type="float" office:value="-0.0870018255" calcext:value-type="float">
            <text:p>-0.0870018255</text:p>
          </table:table-cell>
          <table:table-cell office:value-type="float" office:value="-0.9984416322" calcext:value-type="float">
            <text:p>-0.9984416322</text:p>
          </table:table-cell>
          <table:table-cell office:value-type="string" calcext:value-type="string">
            <text:p>nan</text:p>
          </table:table-cell>
          <table:table-cell office:value-type="float" office:value="0.0149876418" calcext:value-type="float">
            <text:p>0.0149876418</text:p>
          </table:table-cell>
          <table:table-cell office:value-type="float" office:value="0.0107741804" calcext:value-type="float">
            <text:p>0.0107741804</text:p>
          </table:table-cell>
          <table:table-cell office:value-type="string" calcext:value-type="string">
            <text:p>nan</text:p>
          </table:table-cell>
          <table:table-cell office:value-type="float" office:value="0.0149876418" calcext:value-type="float">
            <text:p>0.0149876418</text:p>
          </table:table-cell>
          <table:table-cell office:value-type="float" office:value="0.0107741804" calcext:value-type="float">
            <text:p>0.0107741804</text:p>
          </table:table-cell>
          <table:table-cell office:value-type="string" calcext:value-type="string">
            <text:p>nan</text:p>
          </table:table-cell>
          <table:table-cell office:value-type="float" office:value="0.0284767148" calcext:value-type="float">
            <text:p>0.0284767148</text:p>
          </table:table-cell>
          <table:table-cell office:value-type="float" office:value="0.0204601416" calcext:value-type="float">
            <text:p>0.0204601416</text:p>
          </table:table-cell>
          <table:table-cell office:value-type="float" office:value="-0.0120752971" calcext:value-type="float">
            <text:p>-0.0120752971</text:p>
          </table:table-cell>
          <table:table-cell office:value-type="float" office:value="0.0617274445" calcext:value-type="float">
            <text:p>0.0617274445</text:p>
          </table:table-cell>
          <table:table-cell office:value-type="float" office:value="0.0417953167" calcext:value-type="float">
            <text:p>0.0417953167</text:p>
          </table:table-cell>
          <table:table-cell office:value-type="float" office:value="0.0524314409" calcext:value-type="float">
            <text:p>0.0524314409</text:p>
          </table:table-cell>
          <table:table-cell office:value-type="float" office:value="0.0713701041" calcext:value-type="float">
            <text:p>0.0713701041</text:p>
          </table:table-cell>
          <table:table-cell office:value-type="float" office:value="0.0487248027" calcext:value-type="float">
            <text:p>0.0487248027</text:p>
          </table:table-cell>
          <table:table-cell office:value-type="string" calcext:value-type="string">
            <text:p>nan</text:p>
          </table:table-cell>
          <table:table-cell office:value-type="float" office:value="-0.0761281183" calcext:value-type="float">
            <text:p>-0.0761281183</text:p>
          </table:table-cell>
          <table:table-cell office:value-type="float" office:value="-0.7429905171" calcext:value-type="float">
            <text:p>-0.7429905171</text:p>
          </table:table-cell>
          <table:table-cell office:value-type="float" office:value="0.0137304802" calcext:value-type="float">
            <text:p>0.0137304802</text:p>
          </table:table-cell>
          <table:table-cell office:value-type="float" office:value="0.0593526775" calcext:value-type="float">
            <text:p>0.0593526775</text:p>
          </table:table-cell>
          <table:table-cell office:value-type="float" office:value="0.0408713341" calcext:value-type="float">
            <text:p>0.0408713341</text:p>
          </table:table-cell>
          <table:table-cell office:value-type="float" office:value="0.9339521324" calcext:value-type="float">
            <text:p>0.9339521324</text:p>
          </table:table-cell>
          <table:table-cell office:value-type="float" office:value="0.8355964595" calcext:value-type="float">
            <text:p>0.8355964595</text:p>
          </table:table-cell>
          <table:table-cell office:value-type="float" office:value="0.6688184127" calcext:value-type="float">
            <text:p>0.6688184127</text:p>
          </table:table-cell>
          <table:table-cell office:value-type="float" office:value="-0.3643571121" calcext:value-type="float">
            <text:p>-0.3643571121</text:p>
          </table:table-cell>
          <table:table-cell office:value-type="float" office:value="-0.2948262654" calcext:value-type="float">
            <text:p>-0.2948262654</text:p>
          </table:table-cell>
          <table:table-cell office:value-type="float" office:value="-0.2024523581" calcext:value-type="float">
            <text:p>-0.2024523581</text:p>
          </table:table-cell>
          <table:table-cell office:value-type="float" office:value="0.160288845" calcext:value-type="float">
            <text:p>0.160288845</text:p>
          </table:table-cell>
          <table:table-cell office:value-type="float" office:value="0.1388104018" calcext:value-type="float">
            <text:p>0.1388104018</text:p>
          </table:table-cell>
          <table:table-cell office:value-type="float" office:value="0.0933489832" calcext:value-type="float">
            <text:p>0.0933489832</text:p>
          </table:table-cell>
          <table:table-cell office:value-type="string" calcext:value-type="string">
            <text:p>nan</text:p>
          </table:table-cell>
          <table:table-cell office:value-type="float" office:value="-0.1300572632" calcext:value-type="float">
            <text:p>-0.1300572632</text:p>
          </table:table-cell>
          <table:table-cell office:value-type="float" office:value="-1.0063113258" calcext:value-type="float">
            <text:p>-1.0063113258</text:p>
          </table:table-cell>
          <table:table-cell office:value-type="string" calcext:value-type="string">
            <text:p>nan</text:p>
          </table:table-cell>
          <table:table-cell office:value-type="float" office:value="-0.0656854041" calcext:value-type="float">
            <text:p>-0.0656854041</text:p>
          </table:table-cell>
          <table:table-cell office:value-type="float" office:value="-0.0429348345" calcext:value-type="float">
            <text:p>-0.0429348345</text:p>
          </table:table-cell>
          <table:table-cell office:value-type="string" calcext:value-type="string">
            <text:p>nan</text:p>
          </table:table-cell>
          <table:table-cell office:value-type="float" office:value="-0.0656854041" calcext:value-type="float">
            <text:p>-0.0656854041</text:p>
          </table:table-cell>
          <table:table-cell office:value-type="float" office:value="-0.0429348345" calcext:value-type="float">
            <text:p>-0.0429348345</text:p>
          </table:table-cell>
          <table:table-cell office:value-type="string" calcext:value-type="string">
            <text:p>nan</text:p>
          </table:table-cell>
          <table:table-cell office:value-type="float" office:value="0.0849817523" calcext:value-type="float">
            <text:p>0.0849817523</text:p>
          </table:table-cell>
          <table:table-cell office:value-type="float" office:value="0.0599061874" calcext:value-type="float">
            <text:p>0.0599061874</text:p>
          </table:table-cell>
          <table:table-cell office:value-type="float" office:value="-0.099426496" calcext:value-type="float">
            <text:p>-0.099426496</text:p>
          </table:table-cell>
          <table:table-cell office:value-type="float" office:value="-0.0396517257" calcext:value-type="float">
            <text:p>-0.0396517257</text:p>
          </table:table-cell>
          <table:table-cell office:value-type="float" office:value="-0.0270710699" calcext:value-type="float">
            <text:p>-0.0270710699</text:p>
          </table:table-cell>
          <table:table-cell office:value-type="float" office:value="0.0270118755" calcext:value-type="float">
            <text:p>0.0270118755</text:p>
          </table:table-cell>
          <table:table-cell office:value-type="float" office:value="0.1003222005" calcext:value-type="float">
            <text:p>0.1003222005</text:p>
          </table:table-cell>
          <table:table-cell office:value-type="float" office:value="0.0673748063" calcext:value-type="float">
            <text:p>0.0673748063</text:p>
          </table:table-cell>
          <table:table-cell office:value-type="string" calcext:value-type="string">
            <text:p>nan</text:p>
          </table:table-cell>
          <table:table-cell office:value-type="float" office:value="-0.1399857705" calcext:value-type="float">
            <text:p>-0.1399857705</text:p>
          </table:table-cell>
          <table:table-cell office:value-type="float" office:value="-0.8491226219" calcext:value-type="float">
            <text:p>-0.8491226219</text:p>
          </table:table-cell>
          <table:table-cell office:value-type="float" office:value="0.0634749671" calcext:value-type="float">
            <text:p>0.0634749671</text:p>
          </table:table-cell>
          <table:table-cell office:value-type="float" office:value="0.1504834073" calcext:value-type="float">
            <text:p>0.1504834073</text:p>
          </table:table-cell>
          <table:table-cell office:value-type="float" office:value="0.1011767679" calcext:value-type="float">
            <text:p>0.1011767679</text:p>
          </table:table-cell>
          <table:table-cell office:value-type="string" calcext:value-type="string">
            <text:p>nan</text:p>
          </table:table-cell>
          <table:table-cell office:value-type="float" office:value="0.076689046" calcext:value-type="float">
            <text:p>0.076689046</text:p>
          </table:table-cell>
          <table:table-cell office:value-type="float" office:value="-0.9995535252" calcext:value-type="float">
            <text:p>-0.9995535252</text:p>
          </table:table-cell>
        </table:table-row>
        <table:table-row table:style-name="ro1">
          <table:table-cell office:value-type="string" calcext:value-type="string">
            <text:p>Emys_orbicularis</text:p>
          </table:table-cell>
          <table:table-cell office:value-type="string" calcext:value-type="string">
            <text:p>Emys orbicularis</text:p>
          </table:table-cell>
          <table:table-cell office:value-type="float" office:value="4522" calcext:value-type="float">
            <text:p>4522</text:p>
          </table:table-cell>
          <table:table-cell office:value-type="float" office:value="704.285050862" calcext:value-type="float">
            <text:p>704.285050862</text:p>
          </table:table-cell>
          <table:table-cell office:value-type="float" office:value="471.659762277" calcext:value-type="float">
            <text:p>471.659762277</text:p>
          </table:table-cell>
          <table:table-cell office:value-type="float" office:value="0.4896786293" calcext:value-type="float">
            <text:p>0.4896786293</text:p>
          </table:table-cell>
          <table:table-cell office:value-type="float" office:value="0.0675088773" calcext:value-type="float">
            <text:p>0.0675088773</text:p>
          </table:table-cell>
          <table:table-cell office:value-type="float" office:value="0.5206638508" calcext:value-type="float">
            <text:p>0.5206638508</text:p>
          </table:table-cell>
          <table:table-cell office:value-type="float" office:value="0.1362033764" calcext:value-type="float">
            <text:p>0.1362033764</text:p>
          </table:table-cell>
          <table:table-cell office:value-type="float" office:value="0.4239540457" calcext:value-type="float">
            <text:p>0.4239540457</text:p>
          </table:table-cell>
          <table:table-cell office:value-type="float" office:value="0.096072674" calcext:value-type="float">
            <text:p>0.096072674</text:p>
          </table:table-cell>
          <table:table-cell office:value-type="float" office:value="-0.0010588348" calcext:value-type="float">
            <text:p>-0.0010588348</text:p>
          </table:table-cell>
          <table:table-cell office:value-type="float" office:value="-0.1539866307" calcext:value-type="float">
            <text:p>-0.1539866307</text:p>
          </table:table-cell>
          <table:table-cell office:value-type="float" office:value="-0.108453292" calcext:value-type="float">
            <text:p>-0.108453292</text:p>
          </table:table-cell>
          <table:table-cell office:value-type="float" office:value="0.0602048711" calcext:value-type="float">
            <text:p>0.0602048711</text:p>
          </table:table-cell>
          <table:table-cell office:value-type="float" office:value="-0.0213287576" calcext:value-type="float">
            <text:p>-0.0213287576</text:p>
          </table:table-cell>
          <table:table-cell office:value-type="float" office:value="-0.0128287434" calcext:value-type="float">
            <text:p>-0.0128287434</text:p>
          </table:table-cell>
          <table:table-cell office:value-type="string" calcext:value-type="string">
            <text:p>nan</text:p>
          </table:table-cell>
          <table:table-cell office:value-type="float" office:value="-0.1566811194" calcext:value-type="float">
            <text:p>-0.1566811194</text:p>
          </table:table-cell>
          <table:table-cell office:value-type="float" office:value="-0.8188385948" calcext:value-type="float">
            <text:p>-0.8188385948</text:p>
          </table:table-cell>
          <table:table-cell office:value-type="float" office:value="-0.0339211842" calcext:value-type="float">
            <text:p>-0.0339211842</text:p>
          </table:table-cell>
          <table:table-cell office:value-type="float" office:value="-0.0376277682" calcext:value-type="float">
            <text:p>-0.0376277682</text:p>
          </table:table-cell>
          <table:table-cell office:value-type="float" office:value="-0.0251641925" calcext:value-type="float">
            <text:p>-0.0251641925</text:p>
          </table:table-cell>
          <table:table-cell office:value-type="float" office:value="-0.0339211842" calcext:value-type="float">
            <text:p>-0.0339211842</text:p>
          </table:table-cell>
          <table:table-cell office:value-type="float" office:value="-0.0376277682" calcext:value-type="float">
            <text:p>-0.0376277682</text:p>
          </table:table-cell>
          <table:table-cell office:value-type="float" office:value="-0.0251641925" calcext:value-type="float">
            <text:p>-0.0251641925</text:p>
          </table:table-cell>
          <table:table-cell office:value-type="float" office:value="-0.0650283642" calcext:value-type="float">
            <text:p>-0.0650283642</text:p>
          </table:table-cell>
          <table:table-cell office:value-type="float" office:value="-0.0854033354" calcext:value-type="float">
            <text:p>-0.0854033354</text:p>
          </table:table-cell>
          <table:table-cell office:value-type="float" office:value="-0.056472957" calcext:value-type="float">
            <text:p>-0.056472957</text:p>
          </table:table-cell>
          <table:table-cell office:value-type="float" office:value="-0.0216656976" calcext:value-type="float">
            <text:p>-0.0216656976</text:p>
          </table:table-cell>
          <table:table-cell office:value-type="float" office:value="-0.0391757998" calcext:value-type="float">
            <text:p>-0.0391757998</text:p>
          </table:table-cell>
          <table:table-cell office:value-type="float" office:value="-0.0260357763" calcext:value-type="float">
            <text:p>-0.0260357763</text:p>
          </table:table-cell>
          <table:table-cell office:value-type="float" office:value="-0.0345894556" calcext:value-type="float">
            <text:p>-0.0345894556</text:p>
          </table:table-cell>
          <table:table-cell office:value-type="float" office:value="-0.0726074644" calcext:value-type="float">
            <text:p>-0.0726074644</text:p>
          </table:table-cell>
          <table:table-cell office:value-type="float" office:value="-0.0479860626" calcext:value-type="float">
            <text:p>-0.0479860626</text:p>
          </table:table-cell>
          <table:table-cell office:value-type="string" calcext:value-type="string">
            <text:p>nan</text:p>
          </table:table-cell>
          <table:table-cell office:value-type="float" office:value="0.0486062317" calcext:value-type="float">
            <text:p>0.0486062317</text:p>
          </table:table-cell>
          <table:table-cell office:value-type="float" office:value="-0.5429743632" calcext:value-type="float">
            <text:p>-0.5429743632</text:p>
          </table:table-cell>
          <table:table-cell office:value-type="float" office:value="-0.0942468532" calcext:value-type="float">
            <text:p>-0.0942468532</text:p>
          </table:table-cell>
          <table:table-cell office:value-type="float" office:value="-0.1076502488" calcext:value-type="float">
            <text:p>-0.1076502488</text:p>
          </table:table-cell>
          <table:table-cell office:value-type="float" office:value="-0.0708409472" calcext:value-type="float">
            <text:p>-0.0708409472</text:p>
          </table:table-cell>
          <table:table-cell office:value-type="float" office:value="0.9963451454" calcext:value-type="float">
            <text:p>0.9963451454</text:p>
          </table:table-cell>
          <table:table-cell office:value-type="float" office:value="0.9360507982" calcext:value-type="float">
            <text:p>0.9360507982</text:p>
          </table:table-cell>
          <table:table-cell office:value-type="float" office:value="0.8152242795" calcext:value-type="float">
            <text:p>0.8152242795</text:p>
          </table:table-cell>
          <table:table-cell office:value-type="float" office:value="0.0486976698" calcext:value-type="float">
            <text:p>0.0486976698</text:p>
          </table:table-cell>
          <table:table-cell office:value-type="float" office:value="0.0646459876" calcext:value-type="float">
            <text:p>0.0646459876</text:p>
          </table:table-cell>
          <table:table-cell office:value-type="float" office:value="0.0434358486" calcext:value-type="float">
            <text:p>0.0434358486</text:p>
          </table:table-cell>
          <table:table-cell office:value-type="float" office:value="0.0859314548" calcext:value-type="float">
            <text:p>0.0859314548</text:p>
          </table:table-cell>
          <table:table-cell office:value-type="float" office:value="0.0727385679" calcext:value-type="float">
            <text:p>0.0727385679</text:p>
          </table:table-cell>
          <table:table-cell office:value-type="float" office:value="0.048831436" calcext:value-type="float">
            <text:p>0.048831436</text:p>
          </table:table-cell>
          <table:table-cell office:value-type="string" calcext:value-type="string">
            <text:p>nan</text:p>
          </table:table-cell>
          <table:table-cell office:value-type="float" office:value="-0.1302382583" calcext:value-type="float">
            <text:p>-0.1302382583</text:p>
          </table:table-cell>
          <table:table-cell office:value-type="float" office:value="-0.6362282293" calcext:value-type="float">
            <text:p>-0.6362282293</text:p>
          </table:table-cell>
          <table:table-cell office:value-type="float" office:value="-0.027363972" calcext:value-type="float">
            <text:p>-0.027363972</text:p>
          </table:table-cell>
          <table:table-cell office:value-type="float" office:value="-0.0185149542" calcext:value-type="float">
            <text:p>-0.0185149542</text:p>
          </table:table-cell>
          <table:table-cell office:value-type="float" office:value="-0.012410852" calcext:value-type="float">
            <text:p>-0.012410852</text:p>
          </table:table-cell>
          <table:table-cell office:value-type="float" office:value="-0.027363972" calcext:value-type="float">
            <text:p>-0.027363972</text:p>
          </table:table-cell>
          <table:table-cell office:value-type="float" office:value="-0.0185149542" calcext:value-type="float">
            <text:p>-0.0185149542</text:p>
          </table:table-cell>
          <table:table-cell office:value-type="float" office:value="-0.012410852" calcext:value-type="float">
            <text:p>-0.012410852</text:p>
          </table:table-cell>
          <table:table-cell office:value-type="float" office:value="-0.0512123018" calcext:value-type="float">
            <text:p>-0.0512123018</text:p>
          </table:table-cell>
          <table:table-cell office:value-type="float" office:value="-0.0449621803" calcext:value-type="float">
            <text:p>-0.0449621803</text:p>
          </table:table-cell>
          <table:table-cell office:value-type="float" office:value="-0.0303826408" calcext:value-type="float">
            <text:p>-0.0303826408</text:p>
          </table:table-cell>
          <table:table-cell office:value-type="float" office:value="-0.006663987" calcext:value-type="float">
            <text:p>-0.006663987</text:p>
          </table:table-cell>
          <table:table-cell office:value-type="float" office:value="0.0038933769" calcext:value-type="float">
            <text:p>0.0038933769</text:p>
          </table:table-cell>
          <table:table-cell office:value-type="float" office:value="0.0027257432" calcext:value-type="float">
            <text:p>0.0027257432</text:p>
          </table:table-cell>
          <table:table-cell office:value-type="float" office:value="-0.0134208553" calcext:value-type="float">
            <text:p>-0.0134208553</text:p>
          </table:table-cell>
          <table:table-cell office:value-type="float" office:value="-0.0126083322" calcext:value-type="float">
            <text:p>-0.0126083322</text:p>
          </table:table-cell>
          <table:table-cell office:value-type="float" office:value="-0.0085384329" calcext:value-type="float">
            <text:p>-0.0085384329</text:p>
          </table:table-cell>
          <table:table-cell office:value-type="string" calcext:value-type="string">
            <text:p>nan</text:p>
          </table:table-cell>
          <table:table-cell office:value-type="float" office:value="-0.0013317116" calcext:value-type="float">
            <text:p>-0.0013317116</text:p>
          </table:table-cell>
          <table:table-cell office:value-type="float" office:value="-0.6530799971" calcext:value-type="float">
            <text:p>-0.6530799971</text:p>
          </table:table-cell>
          <table:table-cell office:value-type="float" office:value="-0.0825607359" calcext:value-type="float">
            <text:p>-0.0825607359</text:p>
          </table:table-cell>
          <table:table-cell office:value-type="float" office:value="-0.0600240542" calcext:value-type="float">
            <text:p>-0.0600240542</text:p>
          </table:table-cell>
          <table:table-cell office:value-type="float" office:value="-0.0400529934" calcext:value-type="float">
            <text:p>-0.0400529934</text:p>
          </table:table-cell>
          <table:table-cell office:value-type="string" calcext:value-type="string">
            <text:p>nan</text:p>
          </table:table-cell>
          <table:table-cell office:value-type="float" office:value="0.2964406946" calcext:value-type="float">
            <text:p>0.2964406946</text:p>
          </table:table-cell>
          <table:table-cell office:value-type="float" office:value="-0.8200800532" calcext:value-type="float">
            <text:p>-0.8200800532</text:p>
          </table:table-cell>
        </table:table-row>
        <table:table-row table:style-name="ro1">
          <table:table-cell office:value-type="string" calcext:value-type="string">
            <text:p>Eudyptes_filholi</text:p>
          </table:table-cell>
          <table:table-cell office:value-type="string" calcext:value-type="string">
            <text:p>Eudyptes filholi</text:p>
          </table:table-cell>
          <table:table-cell office:value-type="float" office:value="6931" calcext:value-type="float">
            <text:p>6931</text:p>
          </table:table-cell>
          <table:table-cell office:value-type="float" office:value="936.823979224" calcext:value-type="float">
            <text:p>936.823979224</text:p>
          </table:table-cell>
          <table:table-cell office:value-type="float" office:value="1086.16641207" calcext:value-type="float">
            <text:p>1086.16641207</text:p>
          </table:table-cell>
          <table:table-cell office:value-type="float" office:value="0.4836485405" calcext:value-type="float">
            <text:p>0.4836485405</text:p>
          </table:table-cell>
          <table:table-cell office:value-type="float" office:value="0.0735532948" calcext:value-type="float">
            <text:p>0.0735532948</text:p>
          </table:table-cell>
          <table:table-cell office:value-type="float" office:value="0.5128784864" calcext:value-type="float">
            <text:p>0.5128784864</text:p>
          </table:table-cell>
          <table:table-cell office:value-type="float" office:value="0.1534468792" calcext:value-type="float">
            <text:p>0.1534468792</text:p>
          </table:table-cell>
          <table:table-cell office:value-type="float" office:value="0.4115826614" calcext:value-type="float">
            <text:p>0.4115826614</text:p>
          </table:table-cell>
          <table:table-cell office:value-type="float" office:value="0.089988603" calcext:value-type="float">
            <text:p>0.089988603</text:p>
          </table:table-cell>
          <table:table-cell office:value-type="float" office:value="-0.0117951468" calcext:value-type="float">
            <text:p>-0.0117951468</text:p>
          </table:table-cell>
          <table:table-cell office:value-type="float" office:value="-0.1839373476" calcext:value-type="float">
            <text:p>-0.1839373476</text:p>
          </table:table-cell>
          <table:table-cell office:value-type="float" office:value="-0.1303231693" calcext:value-type="float">
            <text:p>-0.1303231693</text:p>
          </table:table-cell>
          <table:table-cell office:value-type="float" office:value="0.044772117" calcext:value-type="float">
            <text:p>0.044772117</text:p>
          </table:table-cell>
          <table:table-cell office:value-type="float" office:value="0.0016991068" calcext:value-type="float">
            <text:p>0.0016991068</text:p>
          </table:table-cell>
          <table:table-cell office:value-type="float" office:value="0.001831937" calcext:value-type="float">
            <text:p>0.001831937</text:p>
          </table:table-cell>
          <table:table-cell office:value-type="string" calcext:value-type="string">
            <text:p>nan</text:p>
          </table:table-cell>
          <table:table-cell office:value-type="float" office:value="-0.471435284" calcext:value-type="float">
            <text:p>-0.471435284</text:p>
          </table:table-cell>
          <table:table-cell office:value-type="float" office:value="-0.8946437465" calcext:value-type="float">
            <text:p>-0.8946437465</text:p>
          </table:table-cell>
          <table:table-cell office:value-type="float" office:value="0.0373002662" calcext:value-type="float">
            <text:p>0.0373002662</text:p>
          </table:table-cell>
          <table:table-cell office:value-type="float" office:value="0.151085469" calcext:value-type="float">
            <text:p>0.151085469</text:p>
          </table:table-cell>
          <table:table-cell office:value-type="float" office:value="0.1010136904" calcext:value-type="float">
            <text:p>0.1010136904</text:p>
          </table:table-cell>
          <table:table-cell office:value-type="float" office:value="0.0373002662" calcext:value-type="float">
            <text:p>0.0373002662</text:p>
          </table:table-cell>
          <table:table-cell office:value-type="float" office:value="0.151085469" calcext:value-type="float">
            <text:p>0.151085469</text:p>
          </table:table-cell>
          <table:table-cell office:value-type="float" office:value="0.1010136904" calcext:value-type="float">
            <text:p>0.1010136904</text:p>
          </table:table-cell>
          <table:table-cell office:value-type="float" office:value="0.0362360065" calcext:value-type="float">
            <text:p>0.0362360065</text:p>
          </table:table-cell>
          <table:table-cell office:value-type="float" office:value="0.1684460991" calcext:value-type="float">
            <text:p>0.1684460991</text:p>
          </table:table-cell>
          <table:table-cell office:value-type="float" office:value="0.1119756473" calcext:value-type="float">
            <text:p>0.1119756473</text:p>
          </table:table-cell>
          <table:table-cell office:value-type="float" office:value="0.0511177159" calcext:value-type="float">
            <text:p>0.0511177159</text:p>
          </table:table-cell>
          <table:table-cell office:value-type="float" office:value="0.1457759453" calcext:value-type="float">
            <text:p>0.1457759453</text:p>
          </table:table-cell>
          <table:table-cell office:value-type="float" office:value="0.0971876942" calcext:value-type="float">
            <text:p>0.0971876942</text:p>
          </table:table-cell>
          <table:table-cell office:value-type="float" office:value="0.0457923014" calcext:value-type="float">
            <text:p>0.0457923014</text:p>
          </table:table-cell>
          <table:table-cell office:value-type="float" office:value="0.1496791192" calcext:value-type="float">
            <text:p>0.1496791192</text:p>
          </table:table-cell>
          <table:table-cell office:value-type="float" office:value="0.0990490338" calcext:value-type="float">
            <text:p>0.0990490338</text:p>
          </table:table-cell>
          <table:table-cell office:value-type="string" calcext:value-type="string">
            <text:p>nan</text:p>
          </table:table-cell>
          <table:table-cell office:value-type="float" office:value="-0.1378650852" calcext:value-type="float">
            <text:p>-0.1378650852</text:p>
          </table:table-cell>
          <table:table-cell office:value-type="float" office:value="-0.8565736481" calcext:value-type="float">
            <text:p>-0.8565736481</text:p>
          </table:table-cell>
          <table:table-cell office:value-type="float" office:value="0.0865365051" calcext:value-type="float">
            <text:p>0.0865365051</text:p>
          </table:table-cell>
          <table:table-cell office:value-type="float" office:value="0.1977045297" calcext:value-type="float">
            <text:p>0.1977045297</text:p>
          </table:table-cell>
          <table:table-cell office:value-type="float" office:value="0.1318507147" calcext:value-type="float">
            <text:p>0.1318507147</text:p>
          </table:table-cell>
          <table:table-cell office:value-type="float" office:value="0.995367301" calcext:value-type="float">
            <text:p>0.995367301</text:p>
          </table:table-cell>
          <table:table-cell office:value-type="float" office:value="0.9269161249" calcext:value-type="float">
            <text:p>0.9269161249</text:p>
          </table:table-cell>
          <table:table-cell office:value-type="float" office:value="0.8011493988" calcext:value-type="float">
            <text:p>0.8011493988</text:p>
          </table:table-cell>
          <table:table-cell office:value-type="float" office:value="0.0514664517" calcext:value-type="float">
            <text:p>0.0514664517</text:p>
          </table:table-cell>
          <table:table-cell office:value-type="float" office:value="0.0790253933" calcext:value-type="float">
            <text:p>0.0790253933</text:p>
          </table:table-cell>
          <table:table-cell office:value-type="float" office:value="0.0543390883" calcext:value-type="float">
            <text:p>0.0543390883</text:p>
          </table:table-cell>
          <table:table-cell office:value-type="float" office:value="0.0739216115" calcext:value-type="float">
            <text:p>0.0739216115</text:p>
          </table:table-cell>
          <table:table-cell office:value-type="float" office:value="0.0994034702" calcext:value-type="float">
            <text:p>0.0994034702</text:p>
          </table:table-cell>
          <table:table-cell office:value-type="float" office:value="0.067668297" calcext:value-type="float">
            <text:p>0.067668297</text:p>
          </table:table-cell>
          <table:table-cell office:value-type="string" calcext:value-type="string">
            <text:p>nan</text:p>
          </table:table-cell>
          <table:table-cell office:value-type="float" office:value="-0.4754423022" calcext:value-type="float">
            <text:p>-0.4754423022</text:p>
          </table:table-cell>
          <table:table-cell office:value-type="float" office:value="-0.9383584058" calcext:value-type="float">
            <text:p>-0.9383584058</text:p>
          </table:table-cell>
          <table:table-cell office:value-type="float" office:value="0.0406278783" calcext:value-type="float">
            <text:p>0.0406278783</text:p>
          </table:table-cell>
          <table:table-cell office:value-type="float" office:value="0.1792310197" calcext:value-type="float">
            <text:p>0.1792310197</text:p>
          </table:table-cell>
          <table:table-cell office:value-type="float" office:value="0.121991919" calcext:value-type="float">
            <text:p>0.121991919</text:p>
          </table:table-cell>
          <table:table-cell office:value-type="float" office:value="0.0406278783" calcext:value-type="float">
            <text:p>0.0406278783</text:p>
          </table:table-cell>
          <table:table-cell office:value-type="float" office:value="0.1792310197" calcext:value-type="float">
            <text:p>0.1792310197</text:p>
          </table:table-cell>
          <table:table-cell office:value-type="float" office:value="0.121991919" calcext:value-type="float">
            <text:p>0.121991919</text:p>
          </table:table-cell>
          <table:table-cell office:value-type="float" office:value="0.0512062218" calcext:value-type="float">
            <text:p>0.0512062218</text:p>
          </table:table-cell>
          <table:table-cell office:value-type="float" office:value="0.2232354687" calcext:value-type="float">
            <text:p>0.2232354687</text:p>
          </table:table-cell>
          <table:table-cell office:value-type="float" office:value="0.1518460397" calcext:value-type="float">
            <text:p>0.1518460397</text:p>
          </table:table-cell>
          <table:table-cell office:value-type="float" office:value="0.0646901184" calcext:value-type="float">
            <text:p>0.0646901184</text:p>
          </table:table-cell>
          <table:table-cell office:value-type="float" office:value="0.2013853326" calcext:value-type="float">
            <text:p>0.2013853326</text:p>
          </table:table-cell>
          <table:table-cell office:value-type="float" office:value="0.1373341757" calcext:value-type="float">
            <text:p>0.1373341757</text:p>
          </table:table-cell>
          <table:table-cell office:value-type="float" office:value="0.0689344348" calcext:value-type="float">
            <text:p>0.0689344348</text:p>
          </table:table-cell>
          <table:table-cell office:value-type="float" office:value="0.2255586256" calcext:value-type="float">
            <text:p>0.2255586256</text:p>
          </table:table-cell>
          <table:table-cell office:value-type="float" office:value="0.1538045472" calcext:value-type="float">
            <text:p>0.1538045472</text:p>
          </table:table-cell>
          <table:table-cell office:value-type="string" calcext:value-type="string">
            <text:p>nan</text:p>
          </table:table-cell>
          <table:table-cell office:value-type="float" office:value="-0.2082325008" calcext:value-type="float">
            <text:p>-0.2082325008</text:p>
          </table:table-cell>
          <table:table-cell office:value-type="float" office:value="-0.749071065" calcext:value-type="float">
            <text:p>-0.749071065</text:p>
          </table:table-cell>
          <table:table-cell office:value-type="float" office:value="0.0923972633" calcext:value-type="float">
            <text:p>0.0923972633</text:p>
          </table:table-cell>
          <table:table-cell office:value-type="float" office:value="0.2589412898" calcext:value-type="float">
            <text:p>0.2589412898</text:p>
          </table:table-cell>
          <table:table-cell office:value-type="float" office:value="0.1761853912" calcext:value-type="float">
            <text:p>0.1761853912</text:p>
          </table:table-cell>
          <table:table-cell office:value-type="string" calcext:value-type="string">
            <text:p>nan</text:p>
          </table:table-cell>
          <table:table-cell office:value-type="float" office:value="0.2218278243" calcext:value-type="float">
            <text:p>0.2218278243</text:p>
          </table:table-cell>
          <table:table-cell office:value-type="float" office:value="-0.9086206629" calcext:value-type="float">
            <text:p>-0.9086206629</text:p>
          </table:table-cell>
        </table:table-row>
        <table:table-row table:style-name="ro1">
          <table:table-cell office:value-type="string" calcext:value-type="string">
            <text:p>Eudyptes_moseleyi</text:p>
          </table:table-cell>
          <table:table-cell office:value-type="string" calcext:value-type="string">
            <text:p>Eudyptes chrysocome moseleyi</text:p>
          </table:table-cell>
          <table:table-cell office:value-type="float" office:value="9003" calcext:value-type="float">
            <text:p>9003</text:p>
          </table:table-cell>
          <table:table-cell office:value-type="float" office:value="947.914806176" calcext:value-type="float">
            <text:p>947.914806176</text:p>
          </table:table-cell>
          <table:table-cell office:value-type="float" office:value="1046.16865791" calcext:value-type="float">
            <text:p>1046.16865791</text:p>
          </table:table-cell>
          <table:table-cell office:value-type="float" office:value="0.4915197335" calcext:value-type="float">
            <text:p>0.4915197335</text:p>
          </table:table-cell>
          <table:table-cell office:value-type="float" office:value="0.0786639139" calcext:value-type="float">
            <text:p>0.0786639139</text:p>
          </table:table-cell>
          <table:table-cell office:value-type="float" office:value="0.5264234221" calcext:value-type="float">
            <text:p>0.5264234221</text:p>
          </table:table-cell>
          <table:table-cell office:value-type="float" office:value="0.1613042525" calcext:value-type="float">
            <text:p>0.1613042525</text:p>
          </table:table-cell>
          <table:table-cell office:value-type="float" office:value="0.4206752964" calcext:value-type="float">
            <text:p>0.4206752964</text:p>
          </table:table-cell>
          <table:table-cell office:value-type="float" office:value="0.0931083971" calcext:value-type="float">
            <text:p>0.0931083971</text:p>
          </table:table-cell>
          <table:table-cell office:value-type="float" office:value="-0.0130469449" calcext:value-type="float">
            <text:p>-0.0130469449</text:p>
          </table:table-cell>
          <table:table-cell office:value-type="float" office:value="-0.1947006654" calcext:value-type="float">
            <text:p>-0.1947006654</text:p>
          </table:table-cell>
          <table:table-cell office:value-type="float" office:value="-0.1396926436" calcext:value-type="float">
            <text:p>-0.1396926436</text:p>
          </table:table-cell>
          <table:table-cell office:value-type="float" office:value="0.0487572716" calcext:value-type="float">
            <text:p>0.0487572716</text:p>
          </table:table-cell>
          <table:table-cell office:value-type="float" office:value="0.0001989912" calcext:value-type="float">
            <text:p>0.0001989912</text:p>
          </table:table-cell>
          <table:table-cell office:value-type="float" office:value="0.0006243089" calcext:value-type="float">
            <text:p>0.0006243089</text:p>
          </table:table-cell>
          <table:table-cell office:value-type="string" calcext:value-type="string">
            <text:p>nan</text:p>
          </table:table-cell>
          <table:table-cell office:value-type="float" office:value="-0.4836402798" calcext:value-type="float">
            <text:p>-0.4836402798</text:p>
          </table:table-cell>
          <table:table-cell office:value-type="float" office:value="-0.9564422455" calcext:value-type="float">
            <text:p>-0.9564422455</text:p>
          </table:table-cell>
          <table:table-cell office:value-type="float" office:value="0.0250156128" calcext:value-type="float">
            <text:p>0.0250156128</text:p>
          </table:table-cell>
          <table:table-cell office:value-type="float" office:value="0.1323716098" calcext:value-type="float">
            <text:p>0.1323716098</text:p>
          </table:table-cell>
          <table:table-cell office:value-type="float" office:value="0.0886678509" calcext:value-type="float">
            <text:p>0.0886678509</text:p>
          </table:table-cell>
          <table:table-cell office:value-type="float" office:value="0.0250156128" calcext:value-type="float">
            <text:p>0.0250156128</text:p>
          </table:table-cell>
          <table:table-cell office:value-type="float" office:value="0.1323716098" calcext:value-type="float">
            <text:p>0.1323716098</text:p>
          </table:table-cell>
          <table:table-cell office:value-type="float" office:value="0.0886678509" calcext:value-type="float">
            <text:p>0.0886678509</text:p>
          </table:table-cell>
          <table:table-cell office:value-type="string" calcext:value-type="string">
            <text:p>nan</text:p>
          </table:table-cell>
          <table:table-cell office:value-type="float" office:value="0.1801734401" calcext:value-type="float">
            <text:p>0.1801734401</text:p>
          </table:table-cell>
          <table:table-cell office:value-type="float" office:value="0.1079647607" calcext:value-type="float">
            <text:p>0.1079647607</text:p>
          </table:table-cell>
          <table:table-cell office:value-type="float" office:value="0.0397013557" calcext:value-type="float">
            <text:p>0.0397013557</text:p>
          </table:table-cell>
          <table:table-cell office:value-type="float" office:value="0.1289980695" calcext:value-type="float">
            <text:p>0.1289980695</text:p>
          </table:table-cell>
          <table:table-cell office:value-type="float" office:value="0.085896532" calcext:value-type="float">
            <text:p>0.085896532</text:p>
          </table:table-cell>
          <table:table-cell office:value-type="float" office:value="0.0473039603" calcext:value-type="float">
            <text:p>0.0473039603</text:p>
          </table:table-cell>
          <table:table-cell office:value-type="float" office:value="0.1585320766" calcext:value-type="float">
            <text:p>0.1585320766</text:p>
          </table:table-cell>
          <table:table-cell office:value-type="float" office:value="0.1051065839" calcext:value-type="float">
            <text:p>0.1051065839</text:p>
          </table:table-cell>
          <table:table-cell office:value-type="string" calcext:value-type="string">
            <text:p>nan</text:p>
          </table:table-cell>
          <table:table-cell office:value-type="float" office:value="-0.1525353268" calcext:value-type="float">
            <text:p>-0.1525353268</text:p>
          </table:table-cell>
          <table:table-cell office:value-type="float" office:value="-0.7270147262" calcext:value-type="float">
            <text:p>-0.7270147262</text:p>
          </table:table-cell>
          <table:table-cell office:value-type="float" office:value="0.0821480228" calcext:value-type="float">
            <text:p>0.0821480228</text:p>
          </table:table-cell>
          <table:table-cell office:value-type="float" office:value="0.2115188483" calcext:value-type="float">
            <text:p>0.2115188483</text:p>
          </table:table-cell>
          <table:table-cell office:value-type="float" office:value="0.1402644781" calcext:value-type="float">
            <text:p>0.1402644781</text:p>
          </table:table-cell>
          <table:table-cell office:value-type="float" office:value="0.9941728721" calcext:value-type="float">
            <text:p>0.9941728721</text:p>
          </table:table-cell>
          <table:table-cell office:value-type="float" office:value="0.9052585326" calcext:value-type="float">
            <text:p>0.9052585326</text:p>
          </table:table-cell>
          <table:table-cell office:value-type="float" office:value="0.7711871619" calcext:value-type="float">
            <text:p>0.7711871619</text:p>
          </table:table-cell>
          <table:table-cell office:value-type="float" office:value="0.0596494469" calcext:value-type="float">
            <text:p>0.0596494469</text:p>
          </table:table-cell>
          <table:table-cell office:value-type="float" office:value="0.1116723346" calcext:value-type="float">
            <text:p>0.1116723346</text:p>
          </table:table-cell>
          <table:table-cell office:value-type="float" office:value="0.0764172866" calcext:value-type="float">
            <text:p>0.0764172866</text:p>
          </table:table-cell>
          <table:table-cell office:value-type="float" office:value="0.0852872556" calcext:value-type="float">
            <text:p>0.0852872556</text:p>
          </table:table-cell>
          <table:table-cell office:value-type="float" office:value="0.1269043489" calcext:value-type="float">
            <text:p>0.1269043489</text:p>
          </table:table-cell>
          <table:table-cell office:value-type="float" office:value="0.0858766796" calcext:value-type="float">
            <text:p>0.0858766796</text:p>
          </table:table-cell>
          <table:table-cell office:value-type="string" calcext:value-type="string">
            <text:p>nan</text:p>
          </table:table-cell>
          <table:table-cell office:value-type="float" office:value="-0.4875177033" calcext:value-type="float">
            <text:p>-0.4875177033</text:p>
          </table:table-cell>
          <table:table-cell office:value-type="float" office:value="-0.9839304093" calcext:value-type="float">
            <text:p>-0.9839304093</text:p>
          </table:table-cell>
          <table:table-cell office:value-type="float" office:value="0.0235556968" calcext:value-type="float">
            <text:p>0.0235556968</text:p>
          </table:table-cell>
          <table:table-cell office:value-type="float" office:value="0.1501023813" calcext:value-type="float">
            <text:p>0.1501023813</text:p>
          </table:table-cell>
          <table:table-cell office:value-type="float" office:value="0.1025321866" calcext:value-type="float">
            <text:p>0.1025321866</text:p>
          </table:table-cell>
          <table:table-cell office:value-type="float" office:value="0.0235556968" calcext:value-type="float">
            <text:p>0.0235556968</text:p>
          </table:table-cell>
          <table:table-cell office:value-type="float" office:value="0.1501023813" calcext:value-type="float">
            <text:p>0.1501023813</text:p>
          </table:table-cell>
          <table:table-cell office:value-type="float" office:value="0.1025321866" calcext:value-type="float">
            <text:p>0.1025321866</text:p>
          </table:table-cell>
          <table:table-cell office:value-type="string" calcext:value-type="string">
            <text:p>nan</text:p>
          </table:table-cell>
          <table:table-cell office:value-type="float" office:value="0.2374052054" calcext:value-type="float">
            <text:p>0.2374052054</text:p>
          </table:table-cell>
          <table:table-cell office:value-type="float" office:value="0.1228861629" calcext:value-type="float">
            <text:p>0.1228861629</text:p>
          </table:table-cell>
          <table:table-cell office:value-type="float" office:value="0.0512775968" calcext:value-type="float">
            <text:p>0.0512775968</text:p>
          </table:table-cell>
          <table:table-cell office:value-type="float" office:value="0.1841134957" calcext:value-type="float">
            <text:p>0.1841134957</text:p>
          </table:table-cell>
          <table:table-cell office:value-type="float" office:value="0.1257928948" calcext:value-type="float">
            <text:p>0.1257928948</text:p>
          </table:table-cell>
          <table:table-cell office:value-type="float" office:value="0.0731519815" calcext:value-type="float">
            <text:p>0.0731519815</text:p>
          </table:table-cell>
          <table:table-cell office:value-type="float" office:value="0.2460581403" calcext:value-type="float">
            <text:p>0.2460581403</text:p>
          </table:table-cell>
          <table:table-cell office:value-type="float" office:value="0.1682123518" calcext:value-type="float">
            <text:p>0.1682123518</text:p>
          </table:table-cell>
          <table:table-cell office:value-type="string" calcext:value-type="string">
            <text:p>nan</text:p>
          </table:table-cell>
          <table:table-cell office:value-type="float" office:value="-0.2310037985" calcext:value-type="float">
            <text:p>-0.2310037985</text:p>
          </table:table-cell>
          <table:table-cell office:value-type="float" office:value="-0.5240567465" calcext:value-type="float">
            <text:p>-0.5240567465</text:p>
          </table:table-cell>
          <table:table-cell office:value-type="float" office:value="0.0876270605" calcext:value-type="float">
            <text:p>0.0876270605</text:p>
          </table:table-cell>
          <table:table-cell office:value-type="float" office:value="0.2759642031" calcext:value-type="float">
            <text:p>0.2759642031</text:p>
          </table:table-cell>
          <table:table-cell office:value-type="float" office:value="0.1870665646" calcext:value-type="float">
            <text:p>0.1870665646</text:p>
          </table:table-cell>
          <table:table-cell office:value-type="string" calcext:value-type="string">
            <text:p>nan</text:p>
          </table:table-cell>
          <table:table-cell office:value-type="float" office:value="0.19474622" calcext:value-type="float">
            <text:p>0.19474622</text:p>
          </table:table-cell>
          <table:table-cell office:value-type="float" office:value="-0.9882268833" calcext:value-type="float">
            <text:p>-0.9882268833</text:p>
          </table:table-cell>
        </table:table-row>
        <table:table-row table:style-name="ro1">
          <table:table-cell office:value-type="string" calcext:value-type="string">
            <text:p>Eulemur_coronatus</text:p>
          </table:table-cell>
          <table:table-cell office:value-type="string" calcext:value-type="string">
            <text:p>Eulemur coronatus</text:p>
          </table:table-cell>
          <table:table-cell office:value-type="float" office:value="9666" calcext:value-type="float">
            <text:p>9666</text:p>
          </table:table-cell>
          <table:table-cell office:value-type="float" office:value="442.172873991" calcext:value-type="float">
            <text:p>442.172873991</text:p>
          </table:table-cell>
          <table:table-cell office:value-type="float" office:value="343.095002664" calcext:value-type="float">
            <text:p>343.095002664</text:p>
          </table:table-cell>
          <table:table-cell office:value-type="float" office:value="0.4800164841" calcext:value-type="float">
            <text:p>0.4800164841</text:p>
          </table:table-cell>
          <table:table-cell office:value-type="float" office:value="0.0691714304" calcext:value-type="float">
            <text:p>0.0691714304</text:p>
          </table:table-cell>
          <table:table-cell office:value-type="float" office:value="0.508422814" calcext:value-type="float">
            <text:p>0.508422814</text:p>
          </table:table-cell>
          <table:table-cell office:value-type="float" office:value="0.1480004283" calcext:value-type="float">
            <text:p>0.1480004283</text:p>
          </table:table-cell>
          <table:table-cell office:value-type="float" office:value="0.4328091188" calcext:value-type="float">
            <text:p>0.4328091188</text:p>
          </table:table-cell>
          <table:table-cell office:value-type="float" office:value="0.0976034057" calcext:value-type="float">
            <text:p>0.0976034057</text:p>
          </table:table-cell>
          <table:table-cell office:value-type="float" office:value="-0.0025620256" calcext:value-type="float">
            <text:p>-0.0025620256</text:p>
          </table:table-cell>
          <table:table-cell office:value-type="float" office:value="-0.0793301635" calcext:value-type="float">
            <text:p>-0.0793301635</text:p>
          </table:table-cell>
          <table:table-cell office:value-type="float" office:value="-0.0583304995" calcext:value-type="float">
            <text:p>-0.0583304995</text:p>
          </table:table-cell>
          <table:table-cell office:value-type="float" office:value="0.158053255" calcext:value-type="float">
            <text:p>0.158053255</text:p>
          </table:table-cell>
          <table:table-cell office:value-type="float" office:value="0.2063055899" calcext:value-type="float">
            <text:p>0.2063055899</text:p>
          </table:table-cell>
          <table:table-cell office:value-type="float" office:value="0.1377903149" calcext:value-type="float">
            <text:p>0.1377903149</text:p>
          </table:table-cell>
          <table:table-cell office:value-type="string" calcext:value-type="string">
            <text:p>nan</text:p>
          </table:table-cell>
          <table:table-cell office:value-type="float" office:value="-0.3555542405" calcext:value-type="float">
            <text:p>-0.3555542405</text:p>
          </table:table-cell>
          <table:table-cell office:value-type="float" office:value="-0.9965142632" calcext:value-type="float">
            <text:p>-0.9965142632</text:p>
          </table:table-cell>
          <table:table-cell office:value-type="float" office:value="0.2553583199" calcext:value-type="float">
            <text:p>0.2553583199</text:p>
          </table:table-cell>
          <table:table-cell office:value-type="float" office:value="0.2865049913" calcext:value-type="float">
            <text:p>0.2865049913</text:p>
          </table:table-cell>
          <table:table-cell office:value-type="float" office:value="0.1932563036" calcext:value-type="float">
            <text:p>0.1932563036</text:p>
          </table:table-cell>
          <table:table-cell office:value-type="float" office:value="0.2553583199" calcext:value-type="float">
            <text:p>0.2553583199</text:p>
          </table:table-cell>
          <table:table-cell office:value-type="float" office:value="0.2865049913" calcext:value-type="float">
            <text:p>0.2865049913</text:p>
          </table:table-cell>
          <table:table-cell office:value-type="float" office:value="0.1932563036" calcext:value-type="float">
            <text:p>0.1932563036</text:p>
          </table:table-cell>
          <table:table-cell office:value-type="float" office:value="0.3318123254" calcext:value-type="float">
            <text:p>0.3318123254</text:p>
          </table:table-cell>
          <table:table-cell office:value-type="float" office:value="0.3801904415" calcext:value-type="float">
            <text:p>0.3801904415</text:p>
          </table:table-cell>
          <table:table-cell office:value-type="float" office:value="0.2565673677" calcext:value-type="float">
            <text:p>0.2565673677</text:p>
          </table:table-cell>
          <table:table-cell office:value-type="float" office:value="0.2683690084" calcext:value-type="float">
            <text:p>0.2683690084</text:p>
          </table:table-cell>
          <table:table-cell office:value-type="float" office:value="0.3078114845" calcext:value-type="float">
            <text:p>0.3078114845</text:p>
          </table:table-cell>
          <table:table-cell office:value-type="float" office:value="0.2063967611" calcext:value-type="float">
            <text:p>0.2063967611</text:p>
          </table:table-cell>
          <table:table-cell office:value-type="float" office:value="0.3036067627" calcext:value-type="float">
            <text:p>0.3036067627</text:p>
          </table:table-cell>
          <table:table-cell office:value-type="float" office:value="0.3482537571" calcext:value-type="float">
            <text:p>0.3482537571</text:p>
          </table:table-cell>
          <table:table-cell office:value-type="float" office:value="0.2331648589" calcext:value-type="float">
            <text:p>0.2331648589</text:p>
          </table:table-cell>
          <table:table-cell office:value-type="string" calcext:value-type="string">
            <text:p>nan</text:p>
          </table:table-cell>
          <table:table-cell office:value-type="float" office:value="-0.3902251766" calcext:value-type="float">
            <text:p>-0.3902251766</text:p>
          </table:table-cell>
          <table:table-cell office:value-type="float" office:value="-0.9639914414" calcext:value-type="float">
            <text:p>-0.9639914414</text:p>
          </table:table-cell>
          <table:table-cell office:value-type="float" office:value="0.4233015907" calcext:value-type="float">
            <text:p>0.4233015907</text:p>
          </table:table-cell>
          <table:table-cell office:value-type="float" office:value="0.4795531837" calcext:value-type="float">
            <text:p>0.4795531837</text:p>
          </table:table-cell>
          <table:table-cell office:value-type="float" office:value="0.3293492055" calcext:value-type="float">
            <text:p>0.3293492055</text:p>
          </table:table-cell>
          <table:table-cell office:value-type="float" office:value="0.9939009592" calcext:value-type="float">
            <text:p>0.9939009592</text:p>
          </table:table-cell>
          <table:table-cell office:value-type="float" office:value="0.9381868784" calcext:value-type="float">
            <text:p>0.9381868784</text:p>
          </table:table-cell>
          <table:table-cell office:value-type="float" office:value="0.8197654949" calcext:value-type="float">
            <text:p>0.8197654949</text:p>
          </table:table-cell>
          <table:table-cell office:value-type="float" office:value="0.0639099109" calcext:value-type="float">
            <text:p>0.0639099109</text:p>
          </table:table-cell>
          <table:table-cell office:value-type="float" office:value="0.1440780191" calcext:value-type="float">
            <text:p>0.1440780191</text:p>
          </table:table-cell>
          <table:table-cell office:value-type="float" office:value="0.0969655367" calcext:value-type="float">
            <text:p>0.0969655367</text:p>
          </table:table-cell>
          <table:table-cell office:value-type="float" office:value="0.1782436356" calcext:value-type="float">
            <text:p>0.1782436356</text:p>
          </table:table-cell>
          <table:table-cell office:value-type="float" office:value="0.2634573515" calcext:value-type="float">
            <text:p>0.2634573515</text:p>
          </table:table-cell>
          <table:table-cell office:value-type="float" office:value="0.1785636627" calcext:value-type="float">
            <text:p>0.1785636627</text:p>
          </table:table-cell>
          <table:table-cell office:value-type="string" calcext:value-type="string">
            <text:p>nan</text:p>
          </table:table-cell>
          <table:table-cell office:value-type="float" office:value="-0.3537245973" calcext:value-type="float">
            <text:p>-0.3537245973</text:p>
          </table:table-cell>
          <table:table-cell office:value-type="float" office:value="-1.0348331454" calcext:value-type="float">
            <text:p>-1.0348331454</text:p>
          </table:table-cell>
          <table:table-cell office:value-type="float" office:value="0.2630248602" calcext:value-type="float">
            <text:p>0.2630248602</text:p>
          </table:table-cell>
          <table:table-cell office:value-type="float" office:value="0.312708726" calcext:value-type="float">
            <text:p>0.312708726</text:p>
          </table:table-cell>
          <table:table-cell office:value-type="float" office:value="0.2152898309" calcext:value-type="float">
            <text:p>0.2152898309</text:p>
          </table:table-cell>
          <table:table-cell office:value-type="float" office:value="0.2630248602" calcext:value-type="float">
            <text:p>0.2630248602</text:p>
          </table:table-cell>
          <table:table-cell office:value-type="float" office:value="0.312708726" calcext:value-type="float">
            <text:p>0.312708726</text:p>
          </table:table-cell>
          <table:table-cell office:value-type="float" office:value="0.2152898309" calcext:value-type="float">
            <text:p>0.2152898309</text:p>
          </table:table-cell>
          <table:table-cell office:value-type="float" office:value="0.3428465807" calcext:value-type="float">
            <text:p>0.3428465807</text:p>
          </table:table-cell>
          <table:table-cell office:value-type="float" office:value="0.4088196874" calcext:value-type="float">
            <text:p>0.4088196874</text:p>
          </table:table-cell>
          <table:table-cell office:value-type="float" office:value="0.2813134421" calcext:value-type="float">
            <text:p>0.2813134421</text:p>
          </table:table-cell>
          <table:table-cell office:value-type="float" office:value="0.2866831081" calcext:value-type="float">
            <text:p>0.2866831081</text:p>
          </table:table-cell>
          <table:table-cell office:value-type="float" office:value="0.3616328408" calcext:value-type="float">
            <text:p>0.3616328408</text:p>
          </table:table-cell>
          <table:table-cell office:value-type="float" office:value="0.2493290593" calcext:value-type="float">
            <text:p>0.2493290593</text:p>
          </table:table-cell>
          <table:table-cell office:value-type="float" office:value="0.3239381664" calcext:value-type="float">
            <text:p>0.3239381664</text:p>
          </table:table-cell>
          <table:table-cell office:value-type="float" office:value="0.4027110642" calcext:value-type="float">
            <text:p>0.4027110642</text:p>
          </table:table-cell>
          <table:table-cell office:value-type="float" office:value="0.277176382" calcext:value-type="float">
            <text:p>0.277176382</text:p>
          </table:table-cell>
          <table:table-cell office:value-type="string" calcext:value-type="string">
            <text:p>nan</text:p>
          </table:table-cell>
          <table:table-cell office:value-type="float" office:value="-0.4192997916" calcext:value-type="float">
            <text:p>-0.4192997916</text:p>
          </table:table-cell>
          <table:table-cell office:value-type="float" office:value="-0.9710963187" calcext:value-type="float">
            <text:p>-0.9710963187</text:p>
          </table:table-cell>
          <table:table-cell office:value-type="float" office:value="0.4312209163" calcext:value-type="float">
            <text:p>0.4312209163</text:p>
          </table:table-cell>
          <table:table-cell office:value-type="float" office:value="0.5117446128" calcext:value-type="float">
            <text:p>0.5117446128</text:p>
          </table:table-cell>
          <table:table-cell office:value-type="float" office:value="0.3588543653" calcext:value-type="float">
            <text:p>0.3588543653</text:p>
          </table:table-cell>
          <table:table-cell office:value-type="string" calcext:value-type="string">
            <text:p>nan</text:p>
          </table:table-cell>
          <table:table-cell office:value-type="float" office:value="0.0053719387" calcext:value-type="float">
            <text:p>0.0053719387</text:p>
          </table:table-cell>
          <table:table-cell office:value-type="float" office:value="-0.9996721441" calcext:value-type="float">
            <text:p>-0.9996721441</text:p>
          </table:table-cell>
        </table:table-row>
        <table:table-row table:style-name="ro1">
          <table:table-cell office:value-type="string" calcext:value-type="string">
            <text:p>Eulemur_mongoz</text:p>
          </table:table-cell>
          <table:table-cell office:value-type="string" calcext:value-type="string">
            <text:p>Eulemur mongoz</text:p>
          </table:table-cell>
          <table:table-cell office:value-type="float" office:value="8510" calcext:value-type="float">
            <text:p>8510</text:p>
          </table:table-cell>
          <table:table-cell office:value-type="float" office:value="440.601057579" calcext:value-type="float">
            <text:p>440.601057579</text:p>
          </table:table-cell>
          <table:table-cell office:value-type="float" office:value="348.689070985" calcext:value-type="float">
            <text:p>348.689070985</text:p>
          </table:table-cell>
          <table:table-cell office:value-type="float" office:value="0.4871170969" calcext:value-type="float">
            <text:p>0.4871170969</text:p>
          </table:table-cell>
          <table:table-cell office:value-type="float" office:value="0.0660222387" calcext:value-type="float">
            <text:p>0.0660222387</text:p>
          </table:table-cell>
          <table:table-cell office:value-type="float" office:value="0.524586613" calcext:value-type="float">
            <text:p>0.524586613</text:p>
          </table:table-cell>
          <table:table-cell office:value-type="float" office:value="0.146817335" calcext:value-type="float">
            <text:p>0.146817335</text:p>
          </table:table-cell>
          <table:table-cell office:value-type="float" office:value="0.4478753019" calcext:value-type="float">
            <text:p>0.4478753019</text:p>
          </table:table-cell>
          <table:table-cell office:value-type="float" office:value="0.0998398315" calcext:value-type="float">
            <text:p>0.0998398315</text:p>
          </table:table-cell>
          <table:table-cell office:value-type="float" office:value="-0.002465466" calcext:value-type="float">
            <text:p>-0.002465466</text:p>
          </table:table-cell>
          <table:table-cell office:value-type="float" office:value="-0.0898643742" calcext:value-type="float">
            <text:p>-0.0898643742</text:p>
          </table:table-cell>
          <table:table-cell office:value-type="float" office:value="-0.0651582295" calcext:value-type="float">
            <text:p>-0.0651582295</text:p>
          </table:table-cell>
          <table:table-cell office:value-type="float" office:value="0.1688041502" calcext:value-type="float">
            <text:p>0.1688041502</text:p>
          </table:table-cell>
          <table:table-cell office:value-type="float" office:value="0.2257234481" calcext:value-type="float">
            <text:p>0.2257234481</text:p>
          </table:table-cell>
          <table:table-cell office:value-type="float" office:value="0.1504404728" calcext:value-type="float">
            <text:p>0.1504404728</text:p>
          </table:table-cell>
          <table:table-cell office:value-type="string" calcext:value-type="string">
            <text:p>nan</text:p>
          </table:table-cell>
          <table:table-cell office:value-type="float" office:value="-0.3362150915" calcext:value-type="float">
            <text:p>-0.3362150915</text:p>
          </table:table-cell>
          <table:table-cell office:value-type="float" office:value="-0.9962966314" calcext:value-type="float">
            <text:p>-0.9962966314</text:p>
          </table:table-cell>
          <table:table-cell office:value-type="float" office:value="0.2555916102" calcext:value-type="float">
            <text:p>0.2555916102</text:p>
          </table:table-cell>
          <table:table-cell office:value-type="float" office:value="0.2718789896" calcext:value-type="float">
            <text:p>0.2718789896</text:p>
          </table:table-cell>
          <table:table-cell office:value-type="float" office:value="0.1824658975" calcext:value-type="float">
            <text:p>0.1824658975</text:p>
          </table:table-cell>
          <table:table-cell office:value-type="float" office:value="0.2555916102" calcext:value-type="float">
            <text:p>0.2555916102</text:p>
          </table:table-cell>
          <table:table-cell office:value-type="float" office:value="0.2718789896" calcext:value-type="float">
            <text:p>0.2718789896</text:p>
          </table:table-cell>
          <table:table-cell office:value-type="float" office:value="0.1824658975" calcext:value-type="float">
            <text:p>0.1824658975</text:p>
          </table:table-cell>
          <table:table-cell office:value-type="float" office:value="0.3513732063" calcext:value-type="float">
            <text:p>0.3513732063</text:p>
          </table:table-cell>
          <table:table-cell office:value-type="float" office:value="0.3927578284" calcext:value-type="float">
            <text:p>0.3927578284</text:p>
          </table:table-cell>
          <table:table-cell office:value-type="float" office:value="0.2655976344" calcext:value-type="float">
            <text:p>0.2655976344</text:p>
          </table:table-cell>
          <table:table-cell office:value-type="float" office:value="0.2662451433" calcext:value-type="float">
            <text:p>0.2662451433</text:p>
          </table:table-cell>
          <table:table-cell office:value-type="float" office:value="0.2916940218" calcext:value-type="float">
            <text:p>0.2916940218</text:p>
          </table:table-cell>
          <table:table-cell office:value-type="float" office:value="0.1944409904" calcext:value-type="float">
            <text:p>0.1944409904</text:p>
          </table:table-cell>
          <table:table-cell office:value-type="float" office:value="0.3200760888" calcext:value-type="float">
            <text:p>0.3200760888</text:p>
          </table:table-cell>
          <table:table-cell office:value-type="float" office:value="0.3550905021" calcext:value-type="float">
            <text:p>0.3550905021</text:p>
          </table:table-cell>
          <table:table-cell office:value-type="float" office:value="0.2377296038" calcext:value-type="float">
            <text:p>0.2377296038</text:p>
          </table:table-cell>
          <table:table-cell office:value-type="string" calcext:value-type="string">
            <text:p>nan</text:p>
          </table:table-cell>
          <table:table-cell office:value-type="float" office:value="-0.4001827678" calcext:value-type="float">
            <text:p>-0.4001827678</text:p>
          </table:table-cell>
          <table:table-cell office:value-type="float" office:value="-0.9641073344" calcext:value-type="float">
            <text:p>-0.9641073344</text:p>
          </table:table-cell>
          <table:table-cell office:value-type="float" office:value="0.4310556707" calcext:value-type="float">
            <text:p>0.4310556707</text:p>
          </table:table-cell>
          <table:table-cell office:value-type="float" office:value="0.4973308325" calcext:value-type="float">
            <text:p>0.4973308325</text:p>
          </table:table-cell>
          <table:table-cell office:value-type="float" office:value="0.3428699966" calcext:value-type="float">
            <text:p>0.3428699966</text:p>
          </table:table-cell>
          <table:table-cell office:value-type="float" office:value="0.9931531927" calcext:value-type="float">
            <text:p>0.9931531927</text:p>
          </table:table-cell>
          <table:table-cell office:value-type="float" office:value="0.9359819327" calcext:value-type="float">
            <text:p>0.9359819327</text:p>
          </table:table-cell>
          <table:table-cell office:value-type="float" office:value="0.8119484635" calcext:value-type="float">
            <text:p>0.8119484635</text:p>
          </table:table-cell>
          <table:table-cell office:value-type="float" office:value="0.0728768672" calcext:value-type="float">
            <text:p>0.0728768672</text:p>
          </table:table-cell>
          <table:table-cell office:value-type="float" office:value="0.1537085413" calcext:value-type="float">
            <text:p>0.1537085413</text:p>
          </table:table-cell>
          <table:table-cell office:value-type="float" office:value="0.103549271" calcext:value-type="float">
            <text:p>0.103549271</text:p>
          </table:table-cell>
          <table:table-cell office:value-type="float" office:value="0.1862058471" calcext:value-type="float">
            <text:p>0.1862058471</text:p>
          </table:table-cell>
          <table:table-cell office:value-type="float" office:value="0.2716000947" calcext:value-type="float">
            <text:p>0.2716000947</text:p>
          </table:table-cell>
          <table:table-cell office:value-type="float" office:value="0.183775469" calcext:value-type="float">
            <text:p>0.183775469</text:p>
          </table:table-cell>
          <table:table-cell office:value-type="string" calcext:value-type="string">
            <text:p>nan</text:p>
          </table:table-cell>
          <table:table-cell office:value-type="float" office:value="-0.3336636482" calcext:value-type="float">
            <text:p>-0.3336636482</text:p>
          </table:table-cell>
          <table:table-cell office:value-type="float" office:value="-1.0377714469" calcext:value-type="float">
            <text:p>-1.0377714469</text:p>
          </table:table-cell>
          <table:table-cell office:value-type="float" office:value="0.2585434031" calcext:value-type="float">
            <text:p>0.2585434031</text:p>
          </table:table-cell>
          <table:table-cell office:value-type="float" office:value="0.2850711078" calcext:value-type="float">
            <text:p>0.2850711078</text:p>
          </table:table-cell>
          <table:table-cell office:value-type="float" office:value="0.1947220856" calcext:value-type="float">
            <text:p>0.1947220856</text:p>
          </table:table-cell>
          <table:table-cell office:value-type="float" office:value="0.2585434031" calcext:value-type="float">
            <text:p>0.2585434031</text:p>
          </table:table-cell>
          <table:table-cell office:value-type="float" office:value="0.2850711078" calcext:value-type="float">
            <text:p>0.2850711078</text:p>
          </table:table-cell>
          <table:table-cell office:value-type="float" office:value="0.1947220856" calcext:value-type="float">
            <text:p>0.1947220856</text:p>
          </table:table-cell>
          <table:table-cell office:value-type="float" office:value="0.3580479252" calcext:value-type="float">
            <text:p>0.3580479252</text:p>
          </table:table-cell>
          <table:table-cell office:value-type="float" office:value="0.4104424529" calcext:value-type="float">
            <text:p>0.4104424529</text:p>
          </table:table-cell>
          <table:table-cell office:value-type="float" office:value="0.282522232" calcext:value-type="float">
            <text:p>0.282522232</text:p>
          </table:table-cell>
          <table:table-cell office:value-type="float" office:value="0.2822665668" calcext:value-type="float">
            <text:p>0.2822665668</text:p>
          </table:table-cell>
          <table:table-cell office:value-type="float" office:value="0.3394666066" calcext:value-type="float">
            <text:p>0.3394666066</text:p>
          </table:table-cell>
          <table:table-cell office:value-type="float" office:value="0.2328716947" calcext:value-type="float">
            <text:p>0.2328716947</text:p>
          </table:table-cell>
          <table:table-cell office:value-type="float" office:value="0.3391488898" calcext:value-type="float">
            <text:p>0.3391488898</text:p>
          </table:table-cell>
          <table:table-cell office:value-type="float" office:value="0.4053254913" calcext:value-type="float">
            <text:p>0.4053254913</text:p>
          </table:table-cell>
          <table:table-cell office:value-type="float" office:value="0.2791319286" calcext:value-type="float">
            <text:p>0.2791319286</text:p>
          </table:table-cell>
          <table:table-cell office:value-type="string" calcext:value-type="string">
            <text:p>nan</text:p>
          </table:table-cell>
          <table:table-cell office:value-type="float" office:value="-0.4150516267" calcext:value-type="float">
            <text:p>-0.4150516267</text:p>
          </table:table-cell>
          <table:table-cell office:value-type="float" office:value="-0.9766834548" calcext:value-type="float">
            <text:p>-0.9766834548</text:p>
          </table:table-cell>
          <table:table-cell office:value-type="float" office:value="0.4352052373" calcext:value-type="float">
            <text:p>0.4352052373</text:p>
          </table:table-cell>
          <table:table-cell office:value-type="float" office:value="0.5143754008" calcext:value-type="float">
            <text:p>0.5143754008</text:p>
          </table:table-cell>
          <table:table-cell office:value-type="float" office:value="0.3601907197" calcext:value-type="float">
            <text:p>0.3601907197</text:p>
          </table:table-cell>
          <table:table-cell office:value-type="string" calcext:value-type="string">
            <text:p>nan</text:p>
          </table:table-cell>
          <table:table-cell office:value-type="float" office:value="0.0270103151" calcext:value-type="float">
            <text:p>0.0270103151</text:p>
          </table:table-cell>
          <table:table-cell office:value-type="float" office:value="-0.9997406159" calcext:value-type="float">
            <text:p>-0.9997406159</text:p>
          </table:table-cell>
        </table:table-row>
        <table:table-row table:style-name="ro1">
          <table:table-cell office:value-type="string" calcext:value-type="string">
            <text:p>Eunicella_cavolinii</text:p>
          </table:table-cell>
          <table:table-cell office:value-type="string" calcext:value-type="string">
            <text:p>Eunicella cavolinii</text:p>
          </table:table-cell>
          <table:table-cell office:value-type="float" office:value="19803" calcext:value-type="float">
            <text:p>19803</text:p>
          </table:table-cell>
          <table:table-cell office:value-type="float" office:value="492.923243953" calcext:value-type="float">
            <text:p>492.923243953</text:p>
          </table:table-cell>
          <table:table-cell office:value-type="float" office:value="339.011480615" calcext:value-type="float">
            <text:p>339.011480615</text:p>
          </table:table-cell>
          <table:table-cell office:value-type="float" office:value="0.4136835536" calcext:value-type="float">
            <text:p>0.4136835536</text:p>
          </table:table-cell>
          <table:table-cell office:value-type="float" office:value="0.0378571625" calcext:value-type="float">
            <text:p>0.0378571625</text:p>
          </table:table-cell>
          <table:table-cell office:value-type="float" office:value="0.3694417598" calcext:value-type="float">
            <text:p>0.3694417598</text:p>
          </table:table-cell>
          <table:table-cell office:value-type="float" office:value="0.0669464156" calcext:value-type="float">
            <text:p>0.0669464156</text:p>
          </table:table-cell>
          <table:table-cell office:value-type="float" office:value="0.3461094402" calcext:value-type="float">
            <text:p>0.3461094402</text:p>
          </table:table-cell>
          <table:table-cell office:value-type="float" office:value="0.0852382182" calcext:value-type="float">
            <text:p>0.0852382182</text:p>
          </table:table-cell>
          <table:table-cell office:value-type="float" office:value="-0.0130738551" calcext:value-type="float">
            <text:p>-0.0130738551</text:p>
          </table:table-cell>
          <table:table-cell office:value-type="float" office:value="-0.0863406698" calcext:value-type="float">
            <text:p>-0.0863406698</text:p>
          </table:table-cell>
          <table:table-cell office:value-type="float" office:value="-0.0585475801" calcext:value-type="float">
            <text:p>-0.0585475801</text:p>
          </table:table-cell>
          <table:table-cell office:value-type="float" office:value="-0.0287437736" calcext:value-type="float">
            <text:p>-0.0287437736</text:p>
          </table:table-cell>
          <table:table-cell office:value-type="float" office:value="-0.0766038625" calcext:value-type="float">
            <text:p>-0.0766038625</text:p>
          </table:table-cell>
          <table:table-cell office:value-type="float" office:value="-0.0517394788" calcext:value-type="float">
            <text:p>-0.0517394788</text:p>
          </table:table-cell>
          <table:table-cell office:value-type="string" calcext:value-type="string">
            <text:p>nan</text:p>
          </table:table-cell>
          <table:table-cell office:value-type="float" office:value="-0.09093812" calcext:value-type="float">
            <text:p>-0.09093812</text:p>
          </table:table-cell>
          <table:table-cell office:value-type="float" office:value="-0.999366898" calcext:value-type="float">
            <text:p>-0.999366898</text:p>
          </table:table-cell>
          <table:table-cell office:value-type="float" office:value="-0.1316293742" calcext:value-type="float">
            <text:p>-0.1316293742</text:p>
          </table:table-cell>
          <table:table-cell office:value-type="float" office:value="-0.1004634902" calcext:value-type="float">
            <text:p>-0.1004634902</text:p>
          </table:table-cell>
          <table:table-cell office:value-type="float" office:value="-0.0670417609" calcext:value-type="float">
            <text:p>-0.0670417609</text:p>
          </table:table-cell>
          <table:table-cell office:value-type="float" office:value="-0.1316293742" calcext:value-type="float">
            <text:p>-0.1316293742</text:p>
          </table:table-cell>
          <table:table-cell office:value-type="float" office:value="-0.1004634902" calcext:value-type="float">
            <text:p>-0.1004634902</text:p>
          </table:table-cell>
          <table:table-cell office:value-type="float" office:value="-0.0670417609" calcext:value-type="float">
            <text:p>-0.0670417609</text:p>
          </table:table-cell>
          <table:table-cell office:value-type="float" office:value="-0.1177306157" calcext:value-type="float">
            <text:p>-0.1177306157</text:p>
          </table:table-cell>
          <table:table-cell office:value-type="float" office:value="-0.0647589786" calcext:value-type="float">
            <text:p>-0.0647589786</text:p>
          </table:table-cell>
          <table:table-cell office:value-type="float" office:value="-0.0426191379" calcext:value-type="float">
            <text:p>-0.0426191379</text:p>
          </table:table-cell>
          <table:table-cell office:value-type="float" office:value="-0.1286500668" calcext:value-type="float">
            <text:p>-0.1286500668</text:p>
          </table:table-cell>
          <table:table-cell office:value-type="float" office:value="-0.1065993359" calcext:value-type="float">
            <text:p>-0.1065993359</text:p>
          </table:table-cell>
          <table:table-cell office:value-type="float" office:value="-0.0710535887" calcext:value-type="float">
            <text:p>-0.0710535887</text:p>
          </table:table-cell>
          <table:table-cell office:value-type="float" office:value="-0.0991972535" calcext:value-type="float">
            <text:p>-0.0991972535</text:p>
          </table:table-cell>
          <table:table-cell office:value-type="float" office:value="-0.0730333639" calcext:value-type="float">
            <text:p>-0.0730333639</text:p>
          </table:table-cell>
          <table:table-cell office:value-type="float" office:value="-0.0483338769" calcext:value-type="float">
            <text:p>-0.0483338769</text:p>
          </table:table-cell>
          <table:table-cell office:value-type="string" calcext:value-type="string">
            <text:p>nan</text:p>
          </table:table-cell>
          <table:table-cell office:value-type="float" office:value="0.0566105806" calcext:value-type="float">
            <text:p>0.0566105806</text:p>
          </table:table-cell>
          <table:table-cell office:value-type="float" office:value="-0.9114609942" calcext:value-type="float">
            <text:p>-0.9114609942</text:p>
          </table:table-cell>
          <table:table-cell office:value-type="float" office:value="-0.0922180304" calcext:value-type="float">
            <text:p>-0.0922180304</text:p>
          </table:table-cell>
          <table:table-cell office:value-type="float" office:value="-0.0499749697" calcext:value-type="float">
            <text:p>-0.0499749697</text:p>
          </table:table-cell>
          <table:table-cell office:value-type="float" office:value="-0.0327070255" calcext:value-type="float">
            <text:p>-0.0327070255</text:p>
          </table:table-cell>
          <table:table-cell office:value-type="float" office:value="0.9968235801" calcext:value-type="float">
            <text:p>0.9968235801</text:p>
          </table:table-cell>
          <table:table-cell office:value-type="float" office:value="0.9848396736" calcext:value-type="float">
            <text:p>0.9848396736</text:p>
          </table:table-cell>
          <table:table-cell office:value-type="float" office:value="0.9160001027" calcext:value-type="float">
            <text:p>0.9160001027</text:p>
          </table:table-cell>
          <table:table-cell office:value-type="float" office:value="0.0610564985" calcext:value-type="float">
            <text:p>0.0610564985</text:p>
          </table:table-cell>
          <table:table-cell office:value-type="float" office:value="0.0429521728" calcext:value-type="float">
            <text:p>0.0429521728</text:p>
          </table:table-cell>
          <table:table-cell office:value-type="float" office:value="0.0290088108" calcext:value-type="float">
            <text:p>0.0290088108</text:p>
          </table:table-cell>
          <table:table-cell office:value-type="float" office:value="-0.0327306167" calcext:value-type="float">
            <text:p>-0.0327306167</text:p>
          </table:table-cell>
          <table:table-cell office:value-type="float" office:value="-0.0828934932" calcext:value-type="float">
            <text:p>-0.0828934932</text:p>
          </table:table-cell>
          <table:table-cell office:value-type="float" office:value="-0.0563309689" calcext:value-type="float">
            <text:p>-0.0563309689</text:p>
          </table:table-cell>
          <table:table-cell office:value-type="string" calcext:value-type="string">
            <text:p>nan</text:p>
          </table:table-cell>
          <table:table-cell office:value-type="float" office:value="-0.0886146661" calcext:value-type="float">
            <text:p>-0.0886146661</text:p>
          </table:table-cell>
          <table:table-cell office:value-type="float" office:value="-1.0205360207" calcext:value-type="float">
            <text:p>-1.0205360207</text:p>
          </table:table-cell>
          <table:table-cell office:value-type="float" office:value="-0.1299934835" calcext:value-type="float">
            <text:p>-0.1299934835</text:p>
          </table:table-cell>
          <table:table-cell office:value-type="float" office:value="-0.0928387745" calcext:value-type="float">
            <text:p>-0.0928387745</text:p>
          </table:table-cell>
          <table:table-cell office:value-type="float" office:value="-0.0623722817" calcext:value-type="float">
            <text:p>-0.0623722817</text:p>
          </table:table-cell>
          <table:table-cell office:value-type="float" office:value="-0.1299934835" calcext:value-type="float">
            <text:p>-0.1299934835</text:p>
          </table:table-cell>
          <table:table-cell office:value-type="float" office:value="-0.0928387745" calcext:value-type="float">
            <text:p>-0.0928387745</text:p>
          </table:table-cell>
          <table:table-cell office:value-type="float" office:value="-0.0623722817" calcext:value-type="float">
            <text:p>-0.0623722817</text:p>
          </table:table-cell>
          <table:table-cell office:value-type="float" office:value="-0.1188329158" calcext:value-type="float">
            <text:p>-0.1188329158</text:p>
          </table:table-cell>
          <table:table-cell office:value-type="float" office:value="-0.0618647186" calcext:value-type="float">
            <text:p>-0.0618647186</text:p>
          </table:table-cell>
          <table:table-cell office:value-type="float" office:value="-0.0409478768" calcext:value-type="float">
            <text:p>-0.0409478768</text:p>
          </table:table-cell>
          <table:table-cell office:value-type="float" office:value="-0.1193289151" calcext:value-type="float">
            <text:p>-0.1193289151</text:p>
          </table:table-cell>
          <table:table-cell office:value-type="float" office:value="-0.0858244939" calcext:value-type="float">
            <text:p>-0.0858244939</text:p>
          </table:table-cell>
          <table:table-cell office:value-type="float" office:value="-0.0577670793" calcext:value-type="float">
            <text:p>-0.0577670793</text:p>
          </table:table-cell>
          <table:table-cell office:value-type="float" office:value="-0.0863987784" calcext:value-type="float">
            <text:p>-0.0863987784</text:p>
          </table:table-cell>
          <table:table-cell office:value-type="float" office:value="-0.0474010857" calcext:value-type="float">
            <text:p>-0.0474010857</text:p>
          </table:table-cell>
          <table:table-cell office:value-type="float" office:value="-0.0315593059" calcext:value-type="float">
            <text:p>-0.0315593059</text:p>
          </table:table-cell>
          <table:table-cell office:value-type="string" calcext:value-type="string">
            <text:p>nan</text:p>
          </table:table-cell>
          <table:table-cell office:value-type="float" office:value="0.0490260715" calcext:value-type="float">
            <text:p>0.0490260715</text:p>
          </table:table-cell>
          <table:table-cell office:value-type="float" office:value="-0.9032022942" calcext:value-type="float">
            <text:p>-0.9032022942</text:p>
          </table:table-cell>
          <table:table-cell office:value-type="float" office:value="-0.0940672497" calcext:value-type="float">
            <text:p>-0.0940672497</text:p>
          </table:table-cell>
          <table:table-cell office:value-type="float" office:value="-0.0488593936" calcext:value-type="float">
            <text:p>-0.0488593936</text:p>
          </table:table-cell>
          <table:table-cell office:value-type="float" office:value="-0.0322224828" calcext:value-type="float">
            <text:p>-0.0322224828</text:p>
          </table:table-cell>
          <table:table-cell office:value-type="string" calcext:value-type="string">
            <text:p>nan</text:p>
          </table:table-cell>
          <table:table-cell office:value-type="float" office:value="0.0116237337" calcext:value-type="float">
            <text:p>0.0116237337</text:p>
          </table:table-cell>
          <table:table-cell office:value-type="float" office:value="-1.0006491743" calcext:value-type="float">
            <text:p>-1.0006491743</text:p>
          </table:table-cell>
        </table:table-row>
        <table:table-row table:style-name="ro1">
          <table:table-cell office:value-type="string" calcext:value-type="string">
            <text:p>Eunicella_verrucosa</text:p>
          </table:table-cell>
          <table:table-cell office:value-type="string" calcext:value-type="string">
            <text:p>Eunicella verrucosa</text:p>
          </table:table-cell>
          <table:table-cell office:value-type="float" office:value="18812" calcext:value-type="float">
            <text:p>18812</text:p>
          </table:table-cell>
          <table:table-cell office:value-type="float" office:value="457.506644695" calcext:value-type="float">
            <text:p>457.506644695</text:p>
          </table:table-cell>
          <table:table-cell office:value-type="float" office:value="310.91392157" calcext:value-type="float">
            <text:p>310.91392157</text:p>
          </table:table-cell>
          <table:table-cell office:value-type="float" office:value="0.4138409118" calcext:value-type="float">
            <text:p>0.4138409118</text:p>
          </table:table-cell>
          <table:table-cell office:value-type="float" office:value="0.0376873327" calcext:value-type="float">
            <text:p>0.0376873327</text:p>
          </table:table-cell>
          <table:table-cell office:value-type="float" office:value="0.3671158774" calcext:value-type="float">
            <text:p>0.3671158774</text:p>
          </table:table-cell>
          <table:table-cell office:value-type="float" office:value="0.066630263" calcext:value-type="float">
            <text:p>0.066630263</text:p>
          </table:table-cell>
          <table:table-cell office:value-type="float" office:value="0.3355354833" calcext:value-type="float">
            <text:p>0.3355354833</text:p>
          </table:table-cell>
          <table:table-cell office:value-type="float" office:value="0.0720801134" calcext:value-type="float">
            <text:p>0.0720801134</text:p>
          </table:table-cell>
          <table:table-cell office:value-type="float" office:value="-0.0007506666" calcext:value-type="float">
            <text:p>-0.0007506666</text:p>
          </table:table-cell>
          <table:table-cell office:value-type="float" office:value="-0.0293821852" calcext:value-type="float">
            <text:p>-0.0293821852</text:p>
          </table:table-cell>
          <table:table-cell office:value-type="float" office:value="-0.0207500876" calcext:value-type="float">
            <text:p>-0.0207500876</text:p>
          </table:table-cell>
          <table:table-cell office:value-type="float" office:value="-0.0029233787" calcext:value-type="float">
            <text:p>-0.0029233787</text:p>
          </table:table-cell>
          <table:table-cell office:value-type="float" office:value="-0.0057009229" calcext:value-type="float">
            <text:p>-0.0057009229</text:p>
          </table:table-cell>
          <table:table-cell office:value-type="float" office:value="-0.0039723849" calcext:value-type="float">
            <text:p>-0.0039723849</text:p>
          </table:table-cell>
          <table:table-cell office:value-type="string" calcext:value-type="string">
            <text:p>nan</text:p>
          </table:table-cell>
          <table:table-cell office:value-type="float" office:value="-0.3183904049" calcext:value-type="float">
            <text:p>-0.3183904049</text:p>
          </table:table-cell>
          <table:table-cell office:value-type="float" office:value="-0.9979606718" calcext:value-type="float">
            <text:p>-0.9979606718</text:p>
          </table:table-cell>
          <table:table-cell office:value-type="float" office:value="0.2259186162" calcext:value-type="float">
            <text:p>0.2259186162</text:p>
          </table:table-cell>
          <table:table-cell office:value-type="float" office:value="0.3215409602" calcext:value-type="float">
            <text:p>0.3215409602</text:p>
          </table:table-cell>
          <table:table-cell office:value-type="float" office:value="0.2187709755" calcext:value-type="float">
            <text:p>0.2187709755</text:p>
          </table:table-cell>
          <table:table-cell office:value-type="float" office:value="0.2259186162" calcext:value-type="float">
            <text:p>0.2259186162</text:p>
          </table:table-cell>
          <table:table-cell office:value-type="float" office:value="0.3215409602" calcext:value-type="float">
            <text:p>0.3215409602</text:p>
          </table:table-cell>
          <table:table-cell office:value-type="float" office:value="0.2187709755" calcext:value-type="float">
            <text:p>0.2187709755</text:p>
          </table:table-cell>
          <table:table-cell office:value-type="float" office:value="0.2496502443" calcext:value-type="float">
            <text:p>0.2496502443</text:p>
          </table:table-cell>
          <table:table-cell office:value-type="float" office:value="0.3559684086" calcext:value-type="float">
            <text:p>0.3559684086</text:p>
          </table:table-cell>
          <table:table-cell office:value-type="float" office:value="0.243714936" calcext:value-type="float">
            <text:p>0.243714936</text:p>
          </table:table-cell>
          <table:table-cell office:value-type="float" office:value="0.2043603613" calcext:value-type="float">
            <text:p>0.2043603613</text:p>
          </table:table-cell>
          <table:table-cell office:value-type="float" office:value="0.2908377277" calcext:value-type="float">
            <text:p>0.2908377277</text:p>
          </table:table-cell>
          <table:table-cell office:value-type="float" office:value="0.1964039065" calcext:value-type="float">
            <text:p>0.1964039065</text:p>
          </table:table-cell>
          <table:table-cell office:value-type="float" office:value="0.2377362969" calcext:value-type="float">
            <text:p>0.2377362969</text:p>
          </table:table-cell>
          <table:table-cell office:value-type="float" office:value="0.3298784612" calcext:value-type="float">
            <text:p>0.3298784612</text:p>
          </table:table-cell>
          <table:table-cell office:value-type="float" office:value="0.223593195" calcext:value-type="float">
            <text:p>0.223593195</text:p>
          </table:table-cell>
          <table:table-cell office:value-type="string" calcext:value-type="string">
            <text:p>nan</text:p>
          </table:table-cell>
          <table:table-cell office:value-type="float" office:value="-0.3697234852" calcext:value-type="float">
            <text:p>-0.3697234852</text:p>
          </table:table-cell>
          <table:table-cell office:value-type="float" office:value="-0.9561716993" calcext:value-type="float">
            <text:p>-0.9561716993</text:p>
          </table:table-cell>
          <table:table-cell office:value-type="float" office:value="0.2834976831" calcext:value-type="float">
            <text:p>0.2834976831</text:p>
          </table:table-cell>
          <table:table-cell office:value-type="float" office:value="0.4385305904" calcext:value-type="float">
            <text:p>0.4385305904</text:p>
          </table:table-cell>
          <table:table-cell office:value-type="float" office:value="0.3061006406" calcext:value-type="float">
            <text:p>0.3061006406</text:p>
          </table:table-cell>
          <table:table-cell office:value-type="float" office:value="0.9967252577" calcext:value-type="float">
            <text:p>0.9967252577</text:p>
          </table:table-cell>
          <table:table-cell office:value-type="float" office:value="0.993906854" calcext:value-type="float">
            <text:p>0.993906854</text:p>
          </table:table-cell>
          <table:table-cell office:value-type="float" office:value="0.9555555173" calcext:value-type="float">
            <text:p>0.9555555173</text:p>
          </table:table-cell>
          <table:table-cell office:value-type="float" office:value="0.0643070234" calcext:value-type="float">
            <text:p>0.0643070234</text:p>
          </table:table-cell>
          <table:table-cell office:value-type="float" office:value="0.0430065862" calcext:value-type="float">
            <text:p>0.0430065862</text:p>
          </table:table-cell>
          <table:table-cell office:value-type="float" office:value="0.0294837335" calcext:value-type="float">
            <text:p>0.0294837335</text:p>
          </table:table-cell>
          <table:table-cell office:value-type="float" office:value="-0.0086469818" calcext:value-type="float">
            <text:p>-0.0086469818</text:p>
          </table:table-cell>
          <table:table-cell office:value-type="float" office:value="-0.0110962381" calcext:value-type="float">
            <text:p>-0.0110962381</text:p>
          </table:table-cell>
          <table:table-cell office:value-type="float" office:value="-0.0076497505" calcext:value-type="float">
            <text:p>-0.0076497505</text:p>
          </table:table-cell>
          <table:table-cell office:value-type="string" calcext:value-type="string">
            <text:p>nan</text:p>
          </table:table-cell>
          <table:table-cell office:value-type="float" office:value="-0.3179052427" calcext:value-type="float">
            <text:p>-0.3179052427</text:p>
          </table:table-cell>
          <table:table-cell office:value-type="float" office:value="-0.9951734002" calcext:value-type="float">
            <text:p>-0.9951734002</text:p>
          </table:table-cell>
          <table:table-cell office:value-type="float" office:value="0.2359873472" calcext:value-type="float">
            <text:p>0.2359873472</text:p>
          </table:table-cell>
          <table:table-cell office:value-type="float" office:value="0.3362772804" calcext:value-type="float">
            <text:p>0.3362772804</text:p>
          </table:table-cell>
          <table:table-cell office:value-type="float" office:value="0.2326643678" calcext:value-type="float">
            <text:p>0.2326643678</text:p>
          </table:table-cell>
          <table:table-cell office:value-type="float" office:value="0.2359873472" calcext:value-type="float">
            <text:p>0.2359873472</text:p>
          </table:table-cell>
          <table:table-cell office:value-type="float" office:value="0.3362772804" calcext:value-type="float">
            <text:p>0.3362772804</text:p>
          </table:table-cell>
          <table:table-cell office:value-type="float" office:value="0.2326643678" calcext:value-type="float">
            <text:p>0.2326643678</text:p>
          </table:table-cell>
          <table:table-cell office:value-type="float" office:value="0.2587310282" calcext:value-type="float">
            <text:p>0.2587310282</text:p>
          </table:table-cell>
          <table:table-cell office:value-type="float" office:value="0.3690463616" calcext:value-type="float">
            <text:p>0.3690463616</text:p>
          </table:table-cell>
          <table:table-cell office:value-type="float" office:value="0.2570268852" calcext:value-type="float">
            <text:p>0.2570268852</text:p>
          </table:table-cell>
          <table:table-cell office:value-type="float" office:value="0.2208235592" calcext:value-type="float">
            <text:p>0.2208235592</text:p>
          </table:table-cell>
          <table:table-cell office:value-type="float" office:value="0.3124180372" calcext:value-type="float">
            <text:p>0.3124180372</text:p>
          </table:table-cell>
          <table:table-cell office:value-type="float" office:value="0.2150070801" calcext:value-type="float">
            <text:p>0.2150070801</text:p>
          </table:table-cell>
          <table:table-cell office:value-type="float" office:value="0.2585287892" calcext:value-type="float">
            <text:p>0.2585287892</text:p>
          </table:table-cell>
          <table:table-cell office:value-type="float" office:value="0.354828517" calcext:value-type="float">
            <text:p>0.354828517</text:p>
          </table:table-cell>
          <table:table-cell office:value-type="float" office:value="0.245292514" calcext:value-type="float">
            <text:p>0.245292514</text:p>
          </table:table-cell>
          <table:table-cell office:value-type="string" calcext:value-type="string">
            <text:p>nan</text:p>
          </table:table-cell>
          <table:table-cell office:value-type="float" office:value="-0.3831965585" calcext:value-type="float">
            <text:p>-0.3831965585</text:p>
          </table:table-cell>
          <table:table-cell office:value-type="float" office:value="-0.8931776221" calcext:value-type="float">
            <text:p>-0.8931776221</text:p>
          </table:table-cell>
          <table:table-cell office:value-type="float" office:value="0.2908009127" calcext:value-type="float">
            <text:p>0.2908009127</text:p>
          </table:table-cell>
          <table:table-cell office:value-type="float" office:value="0.4507286673" calcext:value-type="float">
            <text:p>0.4507286673</text:p>
          </table:table-cell>
          <table:table-cell office:value-type="float" office:value="0.3201188315" calcext:value-type="float">
            <text:p>0.3201188315</text:p>
          </table:table-cell>
          <table:table-cell office:value-type="string" calcext:value-type="string">
            <text:p>nan</text:p>
          </table:table-cell>
          <table:table-cell office:value-type="float" office:value="0.0410500444" calcext:value-type="float">
            <text:p>0.0410500444</text:p>
          </table:table-cell>
          <table:table-cell office:value-type="float" office:value="-1.0000082378" calcext:value-type="float">
            <text:p>-1.0000082378</text:p>
          </table:table-cell>
        </table:table-row>
        <table:table-row table:style-name="ro1">
          <table:table-cell office:value-type="string" calcext:value-type="string">
            <text:p>Galago_senegalensis</text:p>
          </table:table-cell>
          <table:table-cell office:value-type="string" calcext:value-type="string">
            <text:p>Galago senegalensis</text:p>
          </table:table-cell>
          <table:table-cell office:value-type="float" office:value="4700" calcext:value-type="float">
            <text:p>4700</text:p>
          </table:table-cell>
          <table:table-cell office:value-type="float" office:value="356.581276596" calcext:value-type="float">
            <text:p>356.581276596</text:p>
          </table:table-cell>
          <table:table-cell office:value-type="float" office:value="209.066854803" calcext:value-type="float">
            <text:p>209.066854803</text:p>
          </table:table-cell>
          <table:table-cell office:value-type="float" office:value="0.4706822558" calcext:value-type="float">
            <text:p>0.4706822558</text:p>
          </table:table-cell>
          <table:table-cell office:value-type="float" office:value="0.0626874591" calcext:value-type="float">
            <text:p>0.0626874591</text:p>
          </table:table-cell>
          <table:table-cell office:value-type="float" office:value="0.4909531004" calcext:value-type="float">
            <text:p>0.4909531004</text:p>
          </table:table-cell>
          <table:table-cell office:value-type="float" office:value="0.1290349495" calcext:value-type="float">
            <text:p>0.1290349495</text:p>
          </table:table-cell>
          <table:table-cell office:value-type="float" office:value="0.4245555933" calcext:value-type="float">
            <text:p>0.4245555933</text:p>
          </table:table-cell>
          <table:table-cell office:value-type="float" office:value="0.0958355728" calcext:value-type="float">
            <text:p>0.0958355728</text:p>
          </table:table-cell>
          <table:table-cell office:value-type="float" office:value="0.006031152" calcext:value-type="float">
            <text:p>0.006031152</text:p>
          </table:table-cell>
          <table:table-cell office:value-type="float" office:value="-0.0421742273" calcext:value-type="float">
            <text:p>-0.0421742273</text:p>
          </table:table-cell>
          <table:table-cell office:value-type="float" office:value="-0.0313995721" calcext:value-type="float">
            <text:p>-0.0313995721</text:p>
          </table:table-cell>
          <table:table-cell office:value-type="float" office:value="0.1963046107" calcext:value-type="float">
            <text:p>0.1963046107</text:p>
          </table:table-cell>
          <table:table-cell office:value-type="float" office:value="0.2031360663" calcext:value-type="float">
            <text:p>0.2031360663</text:p>
          </table:table-cell>
          <table:table-cell office:value-type="float" office:value="0.1353526456" calcext:value-type="float">
            <text:p>0.1353526456</text:p>
          </table:table-cell>
          <table:table-cell office:value-type="string" calcext:value-type="string">
            <text:p>nan</text:p>
          </table:table-cell>
          <table:table-cell office:value-type="float" office:value="-0.3451484334" calcext:value-type="float">
            <text:p>-0.3451484334</text:p>
          </table:table-cell>
          <table:table-cell office:value-type="float" office:value="-0.9907162295" calcext:value-type="float">
            <text:p>-0.9907162295</text:p>
          </table:table-cell>
          <table:table-cell office:value-type="float" office:value="0.2664176149" calcext:value-type="float">
            <text:p>0.2664176149</text:p>
          </table:table-cell>
          <table:table-cell office:value-type="float" office:value="0.2984615567" calcext:value-type="float">
            <text:p>0.2984615567</text:p>
          </table:table-cell>
          <table:table-cell office:value-type="float" office:value="0.2024604755" calcext:value-type="float">
            <text:p>0.2024604755</text:p>
          </table:table-cell>
          <table:table-cell office:value-type="float" office:value="0.2664176149" calcext:value-type="float">
            <text:p>0.2664176149</text:p>
          </table:table-cell>
          <table:table-cell office:value-type="float" office:value="0.2984615567" calcext:value-type="float">
            <text:p>0.2984615567</text:p>
          </table:table-cell>
          <table:table-cell office:value-type="float" office:value="0.2024604755" calcext:value-type="float">
            <text:p>0.2024604755</text:p>
          </table:table-cell>
          <table:table-cell office:value-type="float" office:value="0.2984356579" calcext:value-type="float">
            <text:p>0.2984356579</text:p>
          </table:table-cell>
          <table:table-cell office:value-type="float" office:value="0.3331600553" calcext:value-type="float">
            <text:p>0.3331600553</text:p>
          </table:table-cell>
          <table:table-cell office:value-type="float" office:value="0.2256854882" calcext:value-type="float">
            <text:p>0.2256854882</text:p>
          </table:table-cell>
          <table:table-cell office:value-type="float" office:value="0.2740071694" calcext:value-type="float">
            <text:p>0.2740071694</text:p>
          </table:table-cell>
          <table:table-cell office:value-type="float" office:value="0.3056775993" calcext:value-type="float">
            <text:p>0.3056775993</text:p>
          </table:table-cell>
          <table:table-cell office:value-type="float" office:value="0.2052486697" calcext:value-type="float">
            <text:p>0.2052486697</text:p>
          </table:table-cell>
          <table:table-cell office:value-type="float" office:value="0.2764904332" calcext:value-type="float">
            <text:p>0.2764904332</text:p>
          </table:table-cell>
          <table:table-cell office:value-type="float" office:value="0.2963507107" calcext:value-type="float">
            <text:p>0.2963507107</text:p>
          </table:table-cell>
          <table:table-cell office:value-type="float" office:value="0.1988461997" calcext:value-type="float">
            <text:p>0.1988461997</text:p>
          </table:table-cell>
          <table:table-cell office:value-type="string" calcext:value-type="string">
            <text:p>nan</text:p>
          </table:table-cell>
          <table:table-cell office:value-type="float" office:value="-0.3570661528" calcext:value-type="float">
            <text:p>-0.3570661528</text:p>
          </table:table-cell>
          <table:table-cell office:value-type="float" office:value="-0.9802722116" calcext:value-type="float">
            <text:p>-0.9802722116</text:p>
          </table:table-cell>
          <table:table-cell office:value-type="float" office:value="0.3930442392" calcext:value-type="float">
            <text:p>0.3930442392</text:p>
          </table:table-cell>
          <table:table-cell office:value-type="float" office:value="0.4744667234" calcext:value-type="float">
            <text:p>0.4744667234</text:p>
          </table:table-cell>
          <table:table-cell office:value-type="float" office:value="0.3274003253" calcext:value-type="float">
            <text:p>0.3274003253</text:p>
          </table:table-cell>
          <table:table-cell office:value-type="float" office:value="0.9930811467" calcext:value-type="float">
            <text:p>0.9930811467</text:p>
          </table:table-cell>
          <table:table-cell office:value-type="float" office:value="0.9605127507" calcext:value-type="float">
            <text:p>0.9605127507</text:p>
          </table:table-cell>
          <table:table-cell office:value-type="float" office:value="0.8549841502" calcext:value-type="float">
            <text:p>0.8549841502</text:p>
          </table:table-cell>
          <table:table-cell office:value-type="float" office:value="0.0969501596" calcext:value-type="float">
            <text:p>0.0969501596</text:p>
          </table:table-cell>
          <table:table-cell office:value-type="float" office:value="0.1679086212" calcext:value-type="float">
            <text:p>0.1679086212</text:p>
          </table:table-cell>
          <table:table-cell office:value-type="float" office:value="0.1127494504" calcext:value-type="float">
            <text:p>0.1127494504</text:p>
          </table:table-cell>
          <table:table-cell office:value-type="float" office:value="0.2217457471" calcext:value-type="float">
            <text:p>0.2217457471</text:p>
          </table:table-cell>
          <table:table-cell office:value-type="float" office:value="0.2606094361" calcext:value-type="float">
            <text:p>0.2606094361</text:p>
          </table:table-cell>
          <table:table-cell office:value-type="float" office:value="0.1757478842" calcext:value-type="float">
            <text:p>0.1757478842</text:p>
          </table:table-cell>
          <table:table-cell office:value-type="string" calcext:value-type="string">
            <text:p>nan</text:p>
          </table:table-cell>
          <table:table-cell office:value-type="float" office:value="-0.3371102955" calcext:value-type="float">
            <text:p>-0.3371102955</text:p>
          </table:table-cell>
          <table:table-cell office:value-type="float" office:value="-1.0201570063" calcext:value-type="float">
            <text:p>-1.0201570063</text:p>
          </table:table-cell>
          <table:table-cell office:value-type="float" office:value="0.2691085345" calcext:value-type="float">
            <text:p>0.2691085345</text:p>
          </table:table-cell>
          <table:table-cell office:value-type="float" office:value="0.3069690986" calcext:value-type="float">
            <text:p>0.3069690986</text:p>
          </table:table-cell>
          <table:table-cell office:value-type="float" office:value="0.210765853" calcext:value-type="float">
            <text:p>0.210765853</text:p>
          </table:table-cell>
          <table:table-cell office:value-type="float" office:value="0.2691085345" calcext:value-type="float">
            <text:p>0.2691085345</text:p>
          </table:table-cell>
          <table:table-cell office:value-type="float" office:value="0.3069690986" calcext:value-type="float">
            <text:p>0.3069690986</text:p>
          </table:table-cell>
          <table:table-cell office:value-type="float" office:value="0.210765853" calcext:value-type="float">
            <text:p>0.210765853</text:p>
          </table:table-cell>
          <table:table-cell office:value-type="float" office:value="0.2994301024" calcext:value-type="float">
            <text:p>0.2994301024</text:p>
          </table:table-cell>
          <table:table-cell office:value-type="float" office:value="0.3344020166" calcext:value-type="float">
            <text:p>0.3344020166</text:p>
          </table:table-cell>
          <table:table-cell office:value-type="float" office:value="0.2287340132" calcext:value-type="float">
            <text:p>0.2287340132</text:p>
          </table:table-cell>
          <table:table-cell office:value-type="float" office:value="0.2937639288" calcext:value-type="float">
            <text:p>0.2937639288</text:p>
          </table:table-cell>
          <table:table-cell office:value-type="float" office:value="0.3499666935" calcext:value-type="float">
            <text:p>0.3499666935</text:p>
          </table:table-cell>
          <table:table-cell office:value-type="float" office:value="0.2402638384" calcext:value-type="float">
            <text:p>0.2402638384</text:p>
          </table:table-cell>
          <table:table-cell office:value-type="float" office:value="0.2955471727" calcext:value-type="float">
            <text:p>0.2955471727</text:p>
          </table:table-cell>
          <table:table-cell office:value-type="float" office:value="0.3368376608" calcext:value-type="float">
            <text:p>0.3368376608</text:p>
          </table:table-cell>
          <table:table-cell office:value-type="float" office:value="0.2308072655" calcext:value-type="float">
            <text:p>0.2308072655</text:p>
          </table:table-cell>
          <table:table-cell office:value-type="string" calcext:value-type="string">
            <text:p>nan</text:p>
          </table:table-cell>
          <table:table-cell office:value-type="float" office:value="-0.3557186667" calcext:value-type="float">
            <text:p>-0.3557186667</text:p>
          </table:table-cell>
          <table:table-cell office:value-type="float" office:value="-0.9933239542" calcext:value-type="float">
            <text:p>-0.9933239542</text:p>
          </table:table-cell>
          <table:table-cell office:value-type="float" office:value="0.3916567781" calcext:value-type="float">
            <text:p>0.3916567781</text:p>
          </table:table-cell>
          <table:table-cell office:value-type="float" office:value="0.4711408417" calcext:value-type="float">
            <text:p>0.4711408417</text:p>
          </table:table-cell>
          <table:table-cell office:value-type="float" office:value="0.3276126111" calcext:value-type="float">
            <text:p>0.3276126111</text:p>
          </table:table-cell>
          <table:table-cell office:value-type="string" calcext:value-type="string">
            <text:p>nan</text:p>
          </table:table-cell>
          <table:table-cell office:value-type="float" office:value="0.0125571509" calcext:value-type="float">
            <text:p>0.0125571509</text:p>
          </table:table-cell>
          <table:table-cell office:value-type="float" office:value="-0.99776521" calcext:value-type="float">
            <text:p>-0.99776521</text:p>
          </table:table-cell>
        </table:table-row>
        <table:table-row table:style-name="ro1">
          <table:table-cell office:value-type="string" calcext:value-type="string">
            <text:p>Halictus_scabiosae</text:p>
          </table:table-cell>
          <table:table-cell office:value-type="string" calcext:value-type="string">
            <text:p>Halictus scabiosae</text:p>
          </table:table-cell>
          <table:table-cell office:value-type="float" office:value="5773" calcext:value-type="float">
            <text:p>5773</text:p>
          </table:table-cell>
          <table:table-cell office:value-type="float" office:value="937.04226572" calcext:value-type="float">
            <text:p>937.04226572</text:p>
          </table:table-cell>
          <table:table-cell office:value-type="float" office:value="638.177281096" calcext:value-type="float">
            <text:p>638.177281096</text:p>
          </table:table-cell>
          <table:table-cell office:value-type="float" office:value="0.429095535" calcext:value-type="float">
            <text:p>0.429095535</text:p>
          </table:table-cell>
          <table:table-cell office:value-type="float" office:value="0.0639211374" calcext:value-type="float">
            <text:p>0.0639211374</text:p>
          </table:table-cell>
          <table:table-cell office:value-type="float" office:value="0.4231987977" calcext:value-type="float">
            <text:p>0.4231987977</text:p>
          </table:table-cell>
          <table:table-cell office:value-type="float" office:value="0.1358943033" calcext:value-type="float">
            <text:p>0.1358943033</text:p>
          </table:table-cell>
          <table:table-cell office:value-type="float" office:value="0.3482000319" calcext:value-type="float">
            <text:p>0.3482000319</text:p>
          </table:table-cell>
          <table:table-cell office:value-type="float" office:value="0.0841969666" calcext:value-type="float">
            <text:p>0.0841969666</text:p>
          </table:table-cell>
          <table:table-cell office:value-type="float" office:value="-0.0070530753" calcext:value-type="float">
            <text:p>-0.0070530753</text:p>
          </table:table-cell>
          <table:table-cell office:value-type="float" office:value="-0.2339486669" calcext:value-type="float">
            <text:p>-0.2339486669</text:p>
          </table:table-cell>
          <table:table-cell office:value-type="float" office:value="-0.1718921916" calcext:value-type="float">
            <text:p>-0.1718921916</text:p>
          </table:table-cell>
          <table:table-cell office:value-type="float" office:value="0.0754411188" calcext:value-type="float">
            <text:p>0.0754411188</text:p>
          </table:table-cell>
          <table:table-cell office:value-type="float" office:value="-0.0537971723" calcext:value-type="float">
            <text:p>-0.0537971723</text:p>
          </table:table-cell>
          <table:table-cell office:value-type="float" office:value="-0.0357796087" calcext:value-type="float">
            <text:p>-0.0357796087</text:p>
          </table:table-cell>
          <table:table-cell office:value-type="string" calcext:value-type="string">
            <text:p>nan</text:p>
          </table:table-cell>
          <table:table-cell office:value-type="float" office:value="-0.2076235202" calcext:value-type="float">
            <text:p>-0.2076235202</text:p>
          </table:table-cell>
          <table:table-cell office:value-type="float" office:value="-0.8058494335" calcext:value-type="float">
            <text:p>-0.8058494335</text:p>
          </table:table-cell>
          <table:table-cell office:value-type="float" office:value="-0.0861613138" calcext:value-type="float">
            <text:p>-0.0861613138</text:p>
          </table:table-cell>
          <table:table-cell office:value-type="float" office:value="-0.0792273961" calcext:value-type="float">
            <text:p>-0.0792273961</text:p>
          </table:table-cell>
          <table:table-cell office:value-type="float" office:value="-0.0529274822" calcext:value-type="float">
            <text:p>-0.0529274822</text:p>
          </table:table-cell>
          <table:table-cell office:value-type="float" office:value="-0.0861613138" calcext:value-type="float">
            <text:p>-0.0861613138</text:p>
          </table:table-cell>
          <table:table-cell office:value-type="float" office:value="-0.0792273961" calcext:value-type="float">
            <text:p>-0.0792273961</text:p>
          </table:table-cell>
          <table:table-cell office:value-type="float" office:value="-0.0529274822" calcext:value-type="float">
            <text:p>-0.0529274822</text:p>
          </table:table-cell>
          <table:table-cell office:value-type="float" office:value="-0.1676078179" calcext:value-type="float">
            <text:p>-0.1676078179</text:p>
          </table:table-cell>
          <table:table-cell office:value-type="float" office:value="-0.0772973581" calcext:value-type="float">
            <text:p>-0.0772973581</text:p>
          </table:table-cell>
          <table:table-cell office:value-type="float" office:value="-0.0528272582" calcext:value-type="float">
            <text:p>-0.0528272582</text:p>
          </table:table-cell>
          <table:table-cell office:value-type="float" office:value="-0.1070571832" calcext:value-type="float">
            <text:p>-0.1070571832</text:p>
          </table:table-cell>
          <table:table-cell office:value-type="float" office:value="-0.0986208839" calcext:value-type="float">
            <text:p>-0.0986208839</text:p>
          </table:table-cell>
          <table:table-cell office:value-type="float" office:value="-0.0656869827" calcext:value-type="float">
            <text:p>-0.0656869827</text:p>
          </table:table-cell>
          <table:table-cell office:value-type="float" office:value="-0.1489619" calcext:value-type="float">
            <text:p>-0.1489619</text:p>
          </table:table-cell>
          <table:table-cell office:value-type="float" office:value="-0.0863022208" calcext:value-type="float">
            <text:p>-0.0863022208</text:p>
          </table:table-cell>
          <table:table-cell office:value-type="float" office:value="-0.0580915096" calcext:value-type="float">
            <text:p>-0.0580915096</text:p>
          </table:table-cell>
          <table:table-cell office:value-type="string" calcext:value-type="string">
            <text:p>nan</text:p>
          </table:table-cell>
          <table:table-cell office:value-type="float" office:value="0.0602409521" calcext:value-type="float">
            <text:p>0.0602409521</text:p>
          </table:table-cell>
          <table:table-cell office:value-type="float" office:value="-0.4002479235" calcext:value-type="float">
            <text:p>-0.4002479235</text:p>
          </table:table-cell>
          <table:table-cell office:value-type="float" office:value="-0.1313210614" calcext:value-type="float">
            <text:p>-0.1313210614</text:p>
          </table:table-cell>
          <table:table-cell office:value-type="float" office:value="-0.0553153821" calcext:value-type="float">
            <text:p>-0.0553153821</text:p>
          </table:table-cell>
          <table:table-cell office:value-type="float" office:value="-0.0376518638" calcext:value-type="float">
            <text:p>-0.0376518638</text:p>
          </table:table-cell>
          <table:table-cell office:value-type="float" office:value="0.99013846" calcext:value-type="float">
            <text:p>0.99013846</text:p>
          </table:table-cell>
          <table:table-cell office:value-type="float" office:value="0.9103512947" calcext:value-type="float">
            <text:p>0.9103512947</text:p>
          </table:table-cell>
          <table:table-cell office:value-type="float" office:value="0.7634931146" calcext:value-type="float">
            <text:p>0.7634931146</text:p>
          </table:table-cell>
          <table:table-cell office:value-type="float" office:value="0.1264344648" calcext:value-type="float">
            <text:p>0.1264344648</text:p>
          </table:table-cell>
          <table:table-cell office:value-type="float" office:value="0.1007021067" calcext:value-type="float">
            <text:p>0.1007021067</text:p>
          </table:table-cell>
          <table:table-cell office:value-type="float" office:value="0.0682429984" calcext:value-type="float">
            <text:p>0.0682429984</text:p>
          </table:table-cell>
          <table:table-cell office:value-type="float" office:value="0.1251352299" calcext:value-type="float">
            <text:p>0.1251352299</text:p>
          </table:table-cell>
          <table:table-cell office:value-type="float" office:value="0.0788269427" calcext:value-type="float">
            <text:p>0.0788269427</text:p>
          </table:table-cell>
          <table:table-cell office:value-type="float" office:value="0.0530263238" calcext:value-type="float">
            <text:p>0.0530263238</text:p>
          </table:table-cell>
          <table:table-cell office:value-type="string" calcext:value-type="string">
            <text:p>nan</text:p>
          </table:table-cell>
          <table:table-cell office:value-type="float" office:value="-0.1504179686" calcext:value-type="float">
            <text:p>-0.1504179686</text:p>
          </table:table-cell>
          <table:table-cell office:value-type="float" office:value="-0.8274659403" calcext:value-type="float">
            <text:p>-0.8274659403</text:p>
          </table:table-cell>
          <table:table-cell office:value-type="float" office:value="-0.06664285" calcext:value-type="float">
            <text:p>-0.06664285</text:p>
          </table:table-cell>
          <table:table-cell office:value-type="float" office:value="-0.0252420923" calcext:value-type="float">
            <text:p>-0.0252420923</text:p>
          </table:table-cell>
          <table:table-cell office:value-type="float" office:value="-0.0167412928" calcext:value-type="float">
            <text:p>-0.0167412928</text:p>
          </table:table-cell>
          <table:table-cell office:value-type="float" office:value="-0.06664285" calcext:value-type="float">
            <text:p>-0.06664285</text:p>
          </table:table-cell>
          <table:table-cell office:value-type="float" office:value="-0.0252420923" calcext:value-type="float">
            <text:p>-0.0252420923</text:p>
          </table:table-cell>
          <table:table-cell office:value-type="float" office:value="-0.0167412928" calcext:value-type="float">
            <text:p>-0.0167412928</text:p>
          </table:table-cell>
          <table:table-cell office:value-type="float" office:value="-0.1836576587" calcext:value-type="float">
            <text:p>-0.1836576587</text:p>
          </table:table-cell>
          <table:table-cell office:value-type="float" office:value="-0.1234630955" calcext:value-type="float">
            <text:p>-0.1234630955</text:p>
          </table:table-cell>
          <table:table-cell office:value-type="float" office:value="-0.0845493719" calcext:value-type="float">
            <text:p>-0.0845493719</text:p>
          </table:table-cell>
          <table:table-cell office:value-type="float" office:value="-0.0833397749" calcext:value-type="float">
            <text:p>-0.0833397749</text:p>
          </table:table-cell>
          <table:table-cell office:value-type="float" office:value="-0.0434237011" calcext:value-type="float">
            <text:p>-0.0434237011</text:p>
          </table:table-cell>
          <table:table-cell office:value-type="float" office:value="-0.028940845" calcext:value-type="float">
            <text:p>-0.028940845</text:p>
          </table:table-cell>
          <table:table-cell office:value-type="float" office:value="-0.1459639787" calcext:value-type="float">
            <text:p>-0.1459639787</text:p>
          </table:table-cell>
          <table:table-cell office:value-type="float" office:value="-0.0924936711" calcext:value-type="float">
            <text:p>-0.0924936711</text:p>
          </table:table-cell>
          <table:table-cell office:value-type="float" office:value="-0.062983433" calcext:value-type="float">
            <text:p>-0.062983433</text:p>
          </table:table-cell>
          <table:table-cell office:value-type="string" calcext:value-type="string">
            <text:p>nan</text:p>
          </table:table-cell>
          <table:table-cell office:value-type="float" office:value="0.0738227194" calcext:value-type="float">
            <text:p>0.0738227194</text:p>
          </table:table-cell>
          <table:table-cell office:value-type="float" office:value="-0.6649894609" calcext:value-type="float">
            <text:p>-0.6649894609</text:p>
          </table:table-cell>
          <table:table-cell office:value-type="float" office:value="-0.1451772325" calcext:value-type="float">
            <text:p>-0.1451772325</text:p>
          </table:table-cell>
          <table:table-cell office:value-type="float" office:value="-0.0935115042" calcext:value-type="float">
            <text:p>-0.0935115042</text:p>
          </table:table-cell>
          <table:table-cell office:value-type="float" office:value="-0.0636749333" calcext:value-type="float">
            <text:p>-0.0636749333</text:p>
          </table:table-cell>
          <table:table-cell office:value-type="string" calcext:value-type="string">
            <text:p>nan</text:p>
          </table:table-cell>
          <table:table-cell office:value-type="float" office:value="0.3948214179" calcext:value-type="float">
            <text:p>0.3948214179</text:p>
          </table:table-cell>
          <table:table-cell office:value-type="float" office:value="-0.8140778794" calcext:value-type="float">
            <text:p>-0.8140778794</text:p>
          </table:table-cell>
        </table:table-row>
        <table:table-row table:style-name="ro1">
          <table:table-cell office:value-type="string" calcext:value-type="string">
            <text:p>Halictus_sexinctus</text:p>
          </table:table-cell>
          <table:table-cell office:value-type="string" calcext:value-type="string">
            <text:p>Halictus sexcinctus</text:p>
          </table:table-cell>
          <table:table-cell office:value-type="float" office:value="4843" calcext:value-type="float">
            <text:p>4843</text:p>
          </table:table-cell>
          <table:table-cell office:value-type="float" office:value="446.281850093" calcext:value-type="float">
            <text:p>446.281850093</text:p>
          </table:table-cell>
          <table:table-cell office:value-type="float" office:value="310.976239297" calcext:value-type="float">
            <text:p>310.976239297</text:p>
          </table:table-cell>
          <table:table-cell office:value-type="float" office:value="0.4160325437" calcext:value-type="float">
            <text:p>0.4160325437</text:p>
          </table:table-cell>
          <table:table-cell office:value-type="float" office:value="0.0590433317" calcext:value-type="float">
            <text:p>0.0590433317</text:p>
          </table:table-cell>
          <table:table-cell office:value-type="float" office:value="0.3967780849" calcext:value-type="float">
            <text:p>0.3967780849</text:p>
          </table:table-cell>
          <table:table-cell office:value-type="float" office:value="0.1307549587" calcext:value-type="float">
            <text:p>0.1307549587</text:p>
          </table:table-cell>
          <table:table-cell office:value-type="float" office:value="0.3303251348" calcext:value-type="float">
            <text:p>0.3303251348</text:p>
          </table:table-cell>
          <table:table-cell office:value-type="float" office:value="0.08141509" calcext:value-type="float">
            <text:p>0.08141509</text:p>
          </table:table-cell>
          <table:table-cell office:value-type="float" office:value="-0.0056348817" calcext:value-type="float">
            <text:p>-0.0056348817</text:p>
          </table:table-cell>
          <table:table-cell office:value-type="float" office:value="-0.2488330441" calcext:value-type="float">
            <text:p>-0.2488330441</text:p>
          </table:table-cell>
          <table:table-cell office:value-type="float" office:value="-0.1802795835" calcext:value-type="float">
            <text:p>-0.1802795835</text:p>
          </table:table-cell>
          <table:table-cell office:value-type="float" office:value="0.2011360115" calcext:value-type="float">
            <text:p>0.2011360115</text:p>
          </table:table-cell>
          <table:table-cell office:value-type="float" office:value="0.1496870561" calcext:value-type="float">
            <text:p>0.1496870561</text:p>
          </table:table-cell>
          <table:table-cell office:value-type="float" office:value="0.1006815458" calcext:value-type="float">
            <text:p>0.1006815458</text:p>
          </table:table-cell>
          <table:table-cell office:value-type="string" calcext:value-type="string">
            <text:p>nan</text:p>
          </table:table-cell>
          <table:table-cell office:value-type="float" office:value="-0.5137723789" calcext:value-type="float">
            <text:p>-0.5137723789</text:p>
          </table:table-cell>
          <table:table-cell office:value-type="float" office:value="-0.9764030223" calcext:value-type="float">
            <text:p>-0.9764030223</text:p>
          </table:table-cell>
          <table:table-cell office:value-type="float" office:value="0.388163483" calcext:value-type="float">
            <text:p>0.388163483</text:p>
          </table:table-cell>
          <table:table-cell office:value-type="float" office:value="0.4285077618" calcext:value-type="float">
            <text:p>0.4285077618</text:p>
          </table:table-cell>
          <table:table-cell office:value-type="float" office:value="0.2893953125" calcext:value-type="float">
            <text:p>0.2893953125</text:p>
          </table:table-cell>
          <table:table-cell office:value-type="float" office:value="0.388163483" calcext:value-type="float">
            <text:p>0.388163483</text:p>
          </table:table-cell>
          <table:table-cell office:value-type="float" office:value="0.4285077618" calcext:value-type="float">
            <text:p>0.4285077618</text:p>
          </table:table-cell>
          <table:table-cell office:value-type="float" office:value="0.2893953125" calcext:value-type="float">
            <text:p>0.2893953125</text:p>
          </table:table-cell>
          <table:table-cell office:value-type="float" office:value="0.3439882688" calcext:value-type="float">
            <text:p>0.3439882688</text:p>
          </table:table-cell>
          <table:table-cell office:value-type="float" office:value="0.4442614603" calcext:value-type="float">
            <text:p>0.4442614603</text:p>
          </table:table-cell>
          <table:table-cell office:value-type="float" office:value="0.3013508022" calcext:value-type="float">
            <text:p>0.3013508022</text:p>
          </table:table-cell>
          <table:table-cell office:value-type="float" office:value="0.3489717694" calcext:value-type="float">
            <text:p>0.3489717694</text:p>
          </table:table-cell>
          <table:table-cell office:value-type="float" office:value="0.3676548642" calcext:value-type="float">
            <text:p>0.3676548642</text:p>
          </table:table-cell>
          <table:table-cell office:value-type="float" office:value="0.2457370961" calcext:value-type="float">
            <text:p>0.2457370961</text:p>
          </table:table-cell>
          <table:table-cell office:value-type="float" office:value="0.3096771557" calcext:value-type="float">
            <text:p>0.3096771557</text:p>
          </table:table-cell>
          <table:table-cell office:value-type="float" office:value="0.3610347544" calcext:value-type="float">
            <text:p>0.3610347544</text:p>
          </table:table-cell>
          <table:table-cell office:value-type="float" office:value="0.2390146148" calcext:value-type="float">
            <text:p>0.2390146148</text:p>
          </table:table-cell>
          <table:table-cell office:value-type="string" calcext:value-type="string">
            <text:p>nan</text:p>
          </table:table-cell>
          <table:table-cell office:value-type="float" office:value="-0.453458466" calcext:value-type="float">
            <text:p>-0.453458466</text:p>
          </table:table-cell>
          <table:table-cell office:value-type="float" office:value="-0.9471694804" calcext:value-type="float">
            <text:p>-0.9471694804</text:p>
          </table:table-cell>
          <table:table-cell office:value-type="float" office:value="0.4592273681" calcext:value-type="float">
            <text:p>0.4592273681</text:p>
          </table:table-cell>
          <table:table-cell office:value-type="float" office:value="0.5775507772" calcext:value-type="float">
            <text:p>0.5775507772</text:p>
          </table:table-cell>
          <table:table-cell office:value-type="float" office:value="0.4019540554" calcext:value-type="float">
            <text:p>0.4019540554</text:p>
          </table:table-cell>
          <table:table-cell office:value-type="float" office:value="0.9752577582" calcext:value-type="float">
            <text:p>0.9752577582</text:p>
          </table:table-cell>
          <table:table-cell office:value-type="float" office:value="0.8497375539" calcext:value-type="float">
            <text:p>0.8497375539</text:p>
          </table:table-cell>
          <table:table-cell office:value-type="float" office:value="0.6995561041" calcext:value-type="float">
            <text:p>0.6995561041</text:p>
          </table:table-cell>
          <table:table-cell office:value-type="float" office:value="0.2107155728" calcext:value-type="float">
            <text:p>0.2107155728</text:p>
          </table:table-cell>
          <table:table-cell office:value-type="float" office:value="0.2083615075" calcext:value-type="float">
            <text:p>0.2083615075</text:p>
          </table:table-cell>
          <table:table-cell office:value-type="float" office:value="0.144354206" calcext:value-type="float">
            <text:p>0.144354206</text:p>
          </table:table-cell>
          <table:table-cell office:value-type="float" office:value="0.2390698886" calcext:value-type="float">
            <text:p>0.2390698886</text:p>
          </table:table-cell>
          <table:table-cell office:value-type="float" office:value="0.2481593583" calcext:value-type="float">
            <text:p>0.2481593583</text:p>
          </table:table-cell>
          <table:table-cell office:value-type="float" office:value="0.171325799" calcext:value-type="float">
            <text:p>0.171325799</text:p>
          </table:table-cell>
          <table:table-cell office:value-type="string" calcext:value-type="string">
            <text:p>nan</text:p>
          </table:table-cell>
          <table:table-cell office:value-type="float" office:value="-0.5476171351" calcext:value-type="float">
            <text:p>-0.5476171351</text:p>
          </table:table-cell>
          <table:table-cell office:value-type="float" office:value="-1.0653565344" calcext:value-type="float">
            <text:p>-1.0653565344</text:p>
          </table:table-cell>
          <table:table-cell office:value-type="float" office:value="0.4222027927" calcext:value-type="float">
            <text:p>0.4222027927</text:p>
          </table:table-cell>
          <table:table-cell office:value-type="float" office:value="0.5536100566" calcext:value-type="float">
            <text:p>0.5536100566</text:p>
          </table:table-cell>
          <table:table-cell office:value-type="float" office:value="0.3935424333" calcext:value-type="float">
            <text:p>0.3935424333</text:p>
          </table:table-cell>
          <table:table-cell office:value-type="float" office:value="0.4222027927" calcext:value-type="float">
            <text:p>0.4222027927</text:p>
          </table:table-cell>
          <table:table-cell office:value-type="float" office:value="0.5536100566" calcext:value-type="float">
            <text:p>0.5536100566</text:p>
          </table:table-cell>
          <table:table-cell office:value-type="float" office:value="0.3935424333" calcext:value-type="float">
            <text:p>0.3935424333</text:p>
          </table:table-cell>
          <table:table-cell office:value-type="float" office:value="0.3507005199" calcext:value-type="float">
            <text:p>0.3507005199</text:p>
          </table:table-cell>
          <table:table-cell office:value-type="float" office:value="0.5126594544" calcext:value-type="float">
            <text:p>0.5126594544</text:p>
          </table:table-cell>
          <table:table-cell office:value-type="float" office:value="0.3616213748" calcext:value-type="float">
            <text:p>0.3616213748</text:p>
          </table:table-cell>
          <table:table-cell office:value-type="float" office:value="0.4020786319" calcext:value-type="float">
            <text:p>0.4020786319</text:p>
          </table:table-cell>
          <table:table-cell office:value-type="float" office:value="0.5240033289" calcext:value-type="float">
            <text:p>0.5240033289</text:p>
          </table:table-cell>
          <table:table-cell office:value-type="float" office:value="0.3722467463" calcext:value-type="float">
            <text:p>0.3722467463</text:p>
          </table:table-cell>
          <table:table-cell office:value-type="float" office:value="0.355950236" calcext:value-type="float">
            <text:p>0.355950236</text:p>
          </table:table-cell>
          <table:table-cell office:value-type="float" office:value="0.5004071362" calcext:value-type="float">
            <text:p>0.5004071362</text:p>
          </table:table-cell>
          <table:table-cell office:value-type="float" office:value="0.3518972621" calcext:value-type="float">
            <text:p>0.3518972621</text:p>
          </table:table-cell>
          <table:table-cell office:value-type="string" calcext:value-type="string">
            <text:p>nan</text:p>
          </table:table-cell>
          <table:table-cell office:value-type="float" office:value="-0.5361419445" calcext:value-type="float">
            <text:p>-0.5361419445</text:p>
          </table:table-cell>
          <table:table-cell office:value-type="float" office:value="-1.029814553" calcext:value-type="float">
            <text:p>-1.029814553</text:p>
          </table:table-cell>
          <table:table-cell office:value-type="float" office:value="0.4650017671" calcext:value-type="float">
            <text:p>0.4650017671</text:p>
          </table:table-cell>
          <table:table-cell office:value-type="float" office:value="0.6575344066" calcext:value-type="float">
            <text:p>0.6575344066</text:p>
          </table:table-cell>
          <table:table-cell office:value-type="float" office:value="0.480369122" calcext:value-type="float">
            <text:p>0.480369122</text:p>
          </table:table-cell>
          <table:table-cell office:value-type="string" calcext:value-type="string">
            <text:p>nan</text:p>
          </table:table-cell>
          <table:table-cell office:value-type="float" office:value="-0.0357407288" calcext:value-type="float">
            <text:p>-0.0357407288</text:p>
          </table:table-cell>
          <table:table-cell office:value-type="float" office:value="-0.992200294" calcext:value-type="float">
            <text:p>-0.992200294</text:p>
          </table:table-cell>
        </table:table-row>
        <table:table-row table:style-name="ro1">
          <table:table-cell office:value-type="string" calcext:value-type="string">
            <text:p>Halictus_simplex</text:p>
          </table:table-cell>
          <table:table-cell office:value-type="string" calcext:value-type="string">
            <text:p>Halictus simplex</text:p>
          </table:table-cell>
          <table:table-cell office:value-type="float" office:value="6142" calcext:value-type="float">
            <text:p>6142</text:p>
          </table:table-cell>
          <table:table-cell office:value-type="float" office:value="464.833116249" calcext:value-type="float">
            <text:p>464.833116249</text:p>
          </table:table-cell>
          <table:table-cell office:value-type="float" office:value="313.282759275" calcext:value-type="float">
            <text:p>313.282759275</text:p>
          </table:table-cell>
          <table:table-cell office:value-type="float" office:value="0.4123534946" calcext:value-type="float">
            <text:p>0.4123534946</text:p>
          </table:table-cell>
          <table:table-cell office:value-type="float" office:value="0.0596721817" calcext:value-type="float">
            <text:p>0.0596721817</text:p>
          </table:table-cell>
          <table:table-cell office:value-type="float" office:value="0.3879868185" calcext:value-type="float">
            <text:p>0.3879868185</text:p>
          </table:table-cell>
          <table:table-cell office:value-type="float" office:value="0.1312929633" calcext:value-type="float">
            <text:p>0.1312929633</text:p>
          </table:table-cell>
          <table:table-cell office:value-type="float" office:value="0.3330752387" calcext:value-type="float">
            <text:p>0.3330752387</text:p>
          </table:table-cell>
          <table:table-cell office:value-type="float" office:value="0.0819228414" calcext:value-type="float">
            <text:p>0.0819228414</text:p>
          </table:table-cell>
          <table:table-cell office:value-type="float" office:value="-0.00227349" calcext:value-type="float">
            <text:p>-0.00227349</text:p>
          </table:table-cell>
          <table:table-cell office:value-type="float" office:value="-0.2462881518" calcext:value-type="float">
            <text:p>-0.2462881518</text:p>
          </table:table-cell>
          <table:table-cell office:value-type="float" office:value="-0.1792527564" calcext:value-type="float">
            <text:p>-0.1792527564</text:p>
          </table:table-cell>
          <table:table-cell office:value-type="float" office:value="0.2214887969" calcext:value-type="float">
            <text:p>0.2214887969</text:p>
          </table:table-cell>
          <table:table-cell office:value-type="float" office:value="0.1602810463" calcext:value-type="float">
            <text:p>0.1602810463</text:p>
          </table:table-cell>
          <table:table-cell office:value-type="float" office:value="0.1078095053" calcext:value-type="float">
            <text:p>0.1078095053</text:p>
          </table:table-cell>
          <table:table-cell office:value-type="string" calcext:value-type="string">
            <text:p>nan</text:p>
          </table:table-cell>
          <table:table-cell office:value-type="float" office:value="-0.529978699" calcext:value-type="float">
            <text:p>-0.529978699</text:p>
          </table:table-cell>
          <table:table-cell office:value-type="float" office:value="-0.9740822473" calcext:value-type="float">
            <text:p>-0.9740822473</text:p>
          </table:table-cell>
          <table:table-cell office:value-type="string" calcext:value-type="string">
            <text:p>nan</text:p>
          </table:table-cell>
          <table:table-cell office:value-type="float" office:value="0.4451227919" calcext:value-type="float">
            <text:p>0.4451227919</text:p>
          </table:table-cell>
          <table:table-cell office:value-type="float" office:value="0.2989783556" calcext:value-type="float">
            <text:p>0.2989783556</text:p>
          </table:table-cell>
          <table:table-cell office:value-type="string" calcext:value-type="string">
            <text:p>nan</text:p>
          </table:table-cell>
          <table:table-cell office:value-type="float" office:value="0.4451227919" calcext:value-type="float">
            <text:p>0.4451227919</text:p>
          </table:table-cell>
          <table:table-cell office:value-type="float" office:value="0.2989783556" calcext:value-type="float">
            <text:p>0.2989783556</text:p>
          </table:table-cell>
          <table:table-cell office:value-type="string" calcext:value-type="string">
            <text:p>nan</text:p>
          </table:table-cell>
          <table:table-cell office:value-type="float" office:value="0.4831422306" calcext:value-type="float">
            <text:p>0.4831422306</text:p>
          </table:table-cell>
          <table:table-cell office:value-type="float" office:value="0.3271991166" calcext:value-type="float">
            <text:p>0.3271991166</text:p>
          </table:table-cell>
          <table:table-cell office:value-type="float" office:value="0.371884059" calcext:value-type="float">
            <text:p>0.371884059</text:p>
          </table:table-cell>
          <table:table-cell office:value-type="float" office:value="0.3964602823" calcext:value-type="float">
            <text:p>0.3964602823</text:p>
          </table:table-cell>
          <table:table-cell office:value-type="float" office:value="0.2645766097" calcext:value-type="float">
            <text:p>0.2645766097</text:p>
          </table:table-cell>
          <table:table-cell office:value-type="float" office:value="0.3402047882" calcext:value-type="float">
            <text:p>0.3402047882</text:p>
          </table:table-cell>
          <table:table-cell office:value-type="float" office:value="0.4015715025" calcext:value-type="float">
            <text:p>0.4015715025</text:p>
          </table:table-cell>
          <table:table-cell office:value-type="float" office:value="0.2665302879" calcext:value-type="float">
            <text:p>0.2665302879</text:p>
          </table:table-cell>
          <table:table-cell office:value-type="string" calcext:value-type="string">
            <text:p>nan</text:p>
          </table:table-cell>
          <table:table-cell office:value-type="float" office:value="-0.4758329292" calcext:value-type="float">
            <text:p>-0.4758329292</text:p>
          </table:table-cell>
          <table:table-cell office:value-type="float" office:value="-0.9236732876" calcext:value-type="float">
            <text:p>-0.9236732876</text:p>
          </table:table-cell>
          <table:table-cell office:value-type="float" office:value="0.4709166411" calcext:value-type="float">
            <text:p>0.4709166411</text:p>
          </table:table-cell>
          <table:table-cell office:value-type="float" office:value="0.5908804281" calcext:value-type="float">
            <text:p>0.5908804281</text:p>
          </table:table-cell>
          <table:table-cell office:value-type="float" office:value="0.4108549459" calcext:value-type="float">
            <text:p>0.4108549459</text:p>
          </table:table-cell>
          <table:table-cell office:value-type="float" office:value="0.9756476821" calcext:value-type="float">
            <text:p>0.9756476821</text:p>
          </table:table-cell>
          <table:table-cell office:value-type="float" office:value="0.8554317994" calcext:value-type="float">
            <text:p>0.8554317994</text:p>
          </table:table-cell>
          <table:table-cell office:value-type="float" office:value="0.7049464894" calcext:value-type="float">
            <text:p>0.7049464894</text:p>
          </table:table-cell>
          <table:table-cell office:value-type="float" office:value="0.2055739837" calcext:value-type="float">
            <text:p>0.2055739837</text:p>
          </table:table-cell>
          <table:table-cell office:value-type="float" office:value="0.1991538112" calcext:value-type="float">
            <text:p>0.1991538112</text:p>
          </table:table-cell>
          <table:table-cell office:value-type="float" office:value="0.1380943923" calcext:value-type="float">
            <text:p>0.1380943923</text:p>
          </table:table-cell>
          <table:table-cell office:value-type="float" office:value="0.2596489066" calcext:value-type="float">
            <text:p>0.2596489066</text:p>
          </table:table-cell>
          <table:table-cell office:value-type="float" office:value="0.2462785421" calcext:value-type="float">
            <text:p>0.2462785421</text:p>
          </table:table-cell>
          <table:table-cell office:value-type="float" office:value="0.1692601944" calcext:value-type="float">
            <text:p>0.1692601944</text:p>
          </table:table-cell>
          <table:table-cell office:value-type="string" calcext:value-type="string">
            <text:p>nan</text:p>
          </table:table-cell>
          <table:table-cell office:value-type="float" office:value="-0.5661283019" calcext:value-type="float">
            <text:p>-0.5661283019</text:p>
          </table:table-cell>
          <table:table-cell office:value-type="float" office:value="-1.0269142606" calcext:value-type="float">
            <text:p>-1.0269142606</text:p>
          </table:table-cell>
          <table:table-cell office:value-type="string" calcext:value-type="string">
            <text:p>nan</text:p>
          </table:table-cell>
          <table:table-cell office:value-type="float" office:value="0.5695181927" calcext:value-type="float">
            <text:p>0.5695181927</text:p>
          </table:table-cell>
          <table:table-cell office:value-type="float" office:value="0.3529217763" calcext:value-type="float">
            <text:p>0.3529217763</text:p>
          </table:table-cell>
          <table:table-cell office:value-type="string" calcext:value-type="string">
            <text:p>nan</text:p>
          </table:table-cell>
          <table:table-cell office:value-type="float" office:value="0.5695181927" calcext:value-type="float">
            <text:p>0.5695181927</text:p>
          </table:table-cell>
          <table:table-cell office:value-type="float" office:value="0.3529217763" calcext:value-type="float">
            <text:p>0.3529217763</text:p>
          </table:table-cell>
          <table:table-cell office:value-type="string" calcext:value-type="string">
            <text:p>nan</text:p>
          </table:table-cell>
          <table:table-cell office:value-type="float" office:value="0.5558356709" calcext:value-type="float">
            <text:p>0.5558356709</text:p>
          </table:table-cell>
          <table:table-cell office:value-type="float" office:value="0.3345462706" calcext:value-type="float">
            <text:p>0.3345462706</text:p>
          </table:table-cell>
          <table:table-cell office:value-type="float" office:value="0.4245973779" calcext:value-type="float">
            <text:p>0.4245973779</text:p>
          </table:table-cell>
          <table:table-cell office:value-type="float" office:value="0.5515324271" calcext:value-type="float">
            <text:p>0.5515324271</text:p>
          </table:table-cell>
          <table:table-cell office:value-type="float" office:value="0.3909757254" calcext:value-type="float">
            <text:p>0.3909757254</text:p>
          </table:table-cell>
          <table:table-cell office:value-type="float" office:value="0.3877311233" calcext:value-type="float">
            <text:p>0.3877311233</text:p>
          </table:table-cell>
          <table:table-cell office:value-type="float" office:value="0.5457240575" calcext:value-type="float">
            <text:p>0.5457240575</text:p>
          </table:table-cell>
          <table:table-cell office:value-type="float" office:value="0.3855484047" calcext:value-type="float">
            <text:p>0.3855484047</text:p>
          </table:table-cell>
          <table:table-cell office:value-type="string" calcext:value-type="string">
            <text:p>nan</text:p>
          </table:table-cell>
          <table:table-cell office:value-type="float" office:value="-0.5547035914" calcext:value-type="float">
            <text:p>-0.5547035914</text:p>
          </table:table-cell>
          <table:table-cell office:value-type="float" office:value="-0.9475566129" calcext:value-type="float">
            <text:p>-0.9475566129</text:p>
          </table:table-cell>
          <table:table-cell office:value-type="float" office:value="0.4791919538" calcext:value-type="float">
            <text:p>0.4791919538</text:p>
          </table:table-cell>
          <table:table-cell office:value-type="float" office:value="0.6723843794" calcext:value-type="float">
            <text:p>0.6723843794</text:p>
          </table:table-cell>
          <table:table-cell office:value-type="float" office:value="0.4916699921" calcext:value-type="float">
            <text:p>0.4916699921</text:p>
          </table:table-cell>
          <table:table-cell office:value-type="string" calcext:value-type="string">
            <text:p>nan</text:p>
          </table:table-cell>
          <table:table-cell office:value-type="float" office:value="-0.0401107102" calcext:value-type="float">
            <text:p>-0.0401107102</text:p>
          </table:table-cell>
          <table:table-cell office:value-type="float" office:value="-0.993010887" calcext:value-type="float">
            <text:p>-0.993010887</text:p>
          </table:table-cell>
        </table:table-row>
        <table:table-row table:style-name="ro1">
          <table:table-cell office:value-type="string" calcext:value-type="string">
            <text:p>Hippocampus_guttulatus</text:p>
          </table:table-cell>
          <table:table-cell office:value-type="string" calcext:value-type="string">
            <text:p>Hippocampus guttulatus</text:p>
          </table:table-cell>
          <table:table-cell office:value-type="float" office:value="20981" calcext:value-type="float">
            <text:p>20981</text:p>
          </table:table-cell>
          <table:table-cell office:value-type="float" office:value="1029.13507459" calcext:value-type="float">
            <text:p>1029.13507459</text:p>
          </table:table-cell>
          <table:table-cell office:value-type="float" office:value="1009.72337173" calcext:value-type="float">
            <text:p>1009.72337173</text:p>
          </table:table-cell>
          <table:table-cell office:value-type="float" office:value="0.5405199414" calcext:value-type="float">
            <text:p>0.5405199414</text:p>
          </table:table-cell>
          <table:table-cell office:value-type="float" office:value="0.0581073692" calcext:value-type="float">
            <text:p>0.0581073692</text:p>
          </table:table-cell>
          <table:table-cell office:value-type="float" office:value="0.6428198068" calcext:value-type="float">
            <text:p>0.6428198068</text:p>
          </table:table-cell>
          <table:table-cell office:value-type="float" office:value="0.1192599126" calcext:value-type="float">
            <text:p>0.1192599126</text:p>
          </table:table-cell>
          <table:table-cell office:value-type="float" office:value="0.4479389989" calcext:value-type="float">
            <text:p>0.4479389989</text:p>
          </table:table-cell>
          <table:table-cell office:value-type="float" office:value="0.0747303965" calcext:value-type="float">
            <text:p>0.0747303965</text:p>
          </table:table-cell>
          <table:table-cell office:value-type="float" office:value="-0.0046587573" calcext:value-type="float">
            <text:p>-0.0046587573</text:p>
          </table:table-cell>
          <table:table-cell office:value-type="float" office:value="0.0910042268" calcext:value-type="float">
            <text:p>0.0910042268</text:p>
          </table:table-cell>
          <table:table-cell office:value-type="float" office:value="0.0659090515" calcext:value-type="float">
            <text:p>0.0659090515</text:p>
          </table:table-cell>
          <table:table-cell office:value-type="float" office:value="0.0365459104" calcext:value-type="float">
            <text:p>0.0365459104</text:p>
          </table:table-cell>
          <table:table-cell office:value-type="float" office:value="0.0657072698" calcext:value-type="float">
            <text:p>0.0657072698</text:p>
          </table:table-cell>
          <table:table-cell office:value-type="float" office:value="0.0431362433" calcext:value-type="float">
            <text:p>0.0431362433</text:p>
          </table:table-cell>
          <table:table-cell office:value-type="string" calcext:value-type="string">
            <text:p>nan</text:p>
          </table:table-cell>
          <table:table-cell office:value-type="float" office:value="-0.1488529504" calcext:value-type="float">
            <text:p>-0.1488529504</text:p>
          </table:table-cell>
          <table:table-cell office:value-type="float" office:value="-0.8565515911" calcext:value-type="float">
            <text:p>-0.8565515911</text:p>
          </table:table-cell>
          <table:table-cell office:value-type="string" calcext:value-type="string">
            <text:p>nan</text:p>
          </table:table-cell>
          <table:table-cell office:value-type="float" office:value="-0.0288619684" calcext:value-type="float">
            <text:p>-0.0288619684</text:p>
          </table:table-cell>
          <table:table-cell office:value-type="float" office:value="-0.0198440531" calcext:value-type="float">
            <text:p>-0.0198440531</text:p>
          </table:table-cell>
          <table:table-cell office:value-type="string" calcext:value-type="string">
            <text:p>nan</text:p>
          </table:table-cell>
          <table:table-cell office:value-type="float" office:value="-0.0288619684" calcext:value-type="float">
            <text:p>-0.0288619684</text:p>
          </table:table-cell>
          <table:table-cell office:value-type="float" office:value="-0.0198440531" calcext:value-type="float">
            <text:p>-0.0198440531</text:p>
          </table:table-cell>
          <table:table-cell office:value-type="string" calcext:value-type="string">
            <text:p>nan</text:p>
          </table:table-cell>
          <table:table-cell office:value-type="float" office:value="-0.051537306" calcext:value-type="float">
            <text:p>-0.051537306</text:p>
          </table:table-cell>
          <table:table-cell office:value-type="float" office:value="-0.0373182588" calcext:value-type="float">
            <text:p>-0.0373182588</text:p>
          </table:table-cell>
          <table:table-cell office:value-type="float" office:value="-0.0738898219" calcext:value-type="float">
            <text:p>-0.0738898219</text:p>
          </table:table-cell>
          <table:table-cell office:value-type="float" office:value="-0.0168150336" calcext:value-type="float">
            <text:p>-0.0168150336</text:p>
          </table:table-cell>
          <table:table-cell office:value-type="float" office:value="-0.0122725286" calcext:value-type="float">
            <text:p>-0.0122725286</text:p>
          </table:table-cell>
          <table:table-cell office:value-type="float" office:value="-0.1128329435" calcext:value-type="float">
            <text:p>-0.1128329435</text:p>
          </table:table-cell>
          <table:table-cell office:value-type="float" office:value="-0.0501536201" calcext:value-type="float">
            <text:p>-0.0501536201</text:p>
          </table:table-cell>
          <table:table-cell office:value-type="float" office:value="-0.0356221364" calcext:value-type="float">
            <text:p>-0.0356221364</text:p>
          </table:table-cell>
          <table:table-cell office:value-type="string" calcext:value-type="string">
            <text:p>nan</text:p>
          </table:table-cell>
          <table:table-cell office:value-type="float" office:value="0.0482793576" calcext:value-type="float">
            <text:p>0.0482793576</text:p>
          </table:table-cell>
          <table:table-cell office:value-type="float" office:value="-0.8258082961" calcext:value-type="float">
            <text:p>-0.8258082961</text:p>
          </table:table-cell>
          <table:table-cell office:value-type="float" office:value="-0.1114541216" calcext:value-type="float">
            <text:p>-0.1114541216</text:p>
          </table:table-cell>
          <table:table-cell office:value-type="float" office:value="-0.0473503635" calcext:value-type="float">
            <text:p>-0.0473503635</text:p>
          </table:table-cell>
          <table:table-cell office:value-type="float" office:value="-0.0336154912" calcext:value-type="float">
            <text:p>-0.0336154912</text:p>
          </table:table-cell>
          <table:table-cell office:value-type="float" office:value="0.9832192472" calcext:value-type="float">
            <text:p>0.9832192472</text:p>
          </table:table-cell>
          <table:table-cell office:value-type="float" office:value="0.9491748838" calcext:value-type="float">
            <text:p>0.9491748838</text:p>
          </table:table-cell>
          <table:table-cell office:value-type="float" office:value="0.8139790704" calcext:value-type="float">
            <text:p>0.8139790704</text:p>
          </table:table-cell>
          <table:table-cell office:value-type="float" office:value="-0.1793615563" calcext:value-type="float">
            <text:p>-0.1793615563</text:p>
          </table:table-cell>
          <table:table-cell office:value-type="float" office:value="-0.1822892833" calcext:value-type="float">
            <text:p>-0.1822892833</text:p>
          </table:table-cell>
          <table:table-cell office:value-type="float" office:value="-0.1235094761" calcext:value-type="float">
            <text:p>-0.1235094761</text:p>
          </table:table-cell>
          <table:table-cell office:value-type="float" office:value="-0.0088325356" calcext:value-type="float">
            <text:p>-0.0088325356</text:p>
          </table:table-cell>
          <table:table-cell office:value-type="float" office:value="-0.0069079284" calcext:value-type="float">
            <text:p>-0.0069079284</text:p>
          </table:table-cell>
          <table:table-cell office:value-type="float" office:value="-0.0050180948" calcext:value-type="float">
            <text:p>-0.0050180948</text:p>
          </table:table-cell>
          <table:table-cell office:value-type="string" calcext:value-type="string">
            <text:p>nan</text:p>
          </table:table-cell>
          <table:table-cell office:value-type="float" office:value="-0.2116834004" calcext:value-type="float">
            <text:p>-0.2116834004</text:p>
          </table:table-cell>
          <table:table-cell office:value-type="float" office:value="-0.7756302856" calcext:value-type="float">
            <text:p>-0.7756302856</text:p>
          </table:table-cell>
          <table:table-cell office:value-type="string" calcext:value-type="string">
            <text:p>nan</text:p>
          </table:table-cell>
          <table:table-cell office:value-type="float" office:value="-0.0091854489" calcext:value-type="float">
            <text:p>-0.0091854489</text:p>
          </table:table-cell>
          <table:table-cell office:value-type="float" office:value="-0.0923353851" calcext:value-type="float">
            <text:p>-0.0923353851</text:p>
          </table:table-cell>
          <table:table-cell office:value-type="string" calcext:value-type="string">
            <text:p>nan</text:p>
          </table:table-cell>
          <table:table-cell office:value-type="float" office:value="-0.0091854489" calcext:value-type="float">
            <text:p>-0.0091854489</text:p>
          </table:table-cell>
          <table:table-cell office:value-type="float" office:value="-0.0923353851" calcext:value-type="float">
            <text:p>-0.0923353851</text:p>
          </table:table-cell>
          <table:table-cell office:value-type="string" calcext:value-type="string">
            <text:p>nan</text:p>
          </table:table-cell>
          <table:table-cell office:value-type="float" office:value="-0.076095615" calcext:value-type="float">
            <text:p>-0.076095615</text:p>
          </table:table-cell>
          <table:table-cell office:value-type="float" office:value="-0.1158403446" calcext:value-type="float">
            <text:p>-0.1158403446</text:p>
          </table:table-cell>
          <table:table-cell office:value-type="float" office:value="-0.0941925529" calcext:value-type="float">
            <text:p>-0.0941925529</text:p>
          </table:table-cell>
          <table:table-cell office:value-type="float" office:value="-0.0320310208" calcext:value-type="float">
            <text:p>-0.0320310208</text:p>
          </table:table-cell>
          <table:table-cell office:value-type="float" office:value="-0.022571436" calcext:value-type="float">
            <text:p>-0.022571436</text:p>
          </table:table-cell>
          <table:table-cell office:value-type="float" office:value="-0.1650753893" calcext:value-type="float">
            <text:p>-0.1650753893</text:p>
          </table:table-cell>
          <table:table-cell office:value-type="float" office:value="-0.1104258011" calcext:value-type="float">
            <text:p>-0.1104258011</text:p>
          </table:table-cell>
          <table:table-cell office:value-type="float" office:value="-0.0760401361" calcext:value-type="float">
            <text:p>-0.0760401361</text:p>
          </table:table-cell>
          <table:table-cell office:value-type="string" calcext:value-type="string">
            <text:p>nan</text:p>
          </table:table-cell>
          <table:table-cell office:value-type="float" office:value="0.0909923193" calcext:value-type="float">
            <text:p>0.0909923193</text:p>
          </table:table-cell>
          <table:table-cell office:value-type="float" office:value="-0.6357032885" calcext:value-type="float">
            <text:p>-0.6357032885</text:p>
          </table:table-cell>
          <table:table-cell office:value-type="float" office:value="-0.1198063448" calcext:value-type="float">
            <text:p>-0.1198063448</text:p>
          </table:table-cell>
          <table:table-cell office:value-type="float" office:value="-0.0532355338" calcext:value-type="float">
            <text:p>-0.0532355338</text:p>
          </table:table-cell>
          <table:table-cell office:value-type="float" office:value="-0.0376346916" calcext:value-type="float">
            <text:p>-0.0376346916</text:p>
          </table:table-cell>
          <table:table-cell office:value-type="string" calcext:value-type="string">
            <text:p>nan</text:p>
          </table:table-cell>
          <table:table-cell office:value-type="float" office:value="0.1520613614" calcext:value-type="float">
            <text:p>0.1520613614</text:p>
          </table:table-cell>
          <table:table-cell office:value-type="float" office:value="-0.9620526598" calcext:value-type="float">
            <text:p>-0.9620526598</text:p>
          </table:table-cell>
        </table:table-row>
        <table:table-row table:style-name="ro1">
          <table:table-cell office:value-type="string" calcext:value-type="string">
            <text:p>Hippocampus_hippocampus</text:p>
          </table:table-cell>
          <table:table-cell office:value-type="string" calcext:value-type="string">
            <text:p>Hippocampus hippocampus</text:p>
          </table:table-cell>
          <table:table-cell office:value-type="float" office:value="21212" calcext:value-type="float">
            <text:p>21212</text:p>
          </table:table-cell>
          <table:table-cell office:value-type="float" office:value="835.016358665" calcext:value-type="float">
            <text:p>835.016358665</text:p>
          </table:table-cell>
          <table:table-cell office:value-type="float" office:value="741.623162978" calcext:value-type="float">
            <text:p>741.623162978</text:p>
          </table:table-cell>
          <table:table-cell office:value-type="float" office:value="0.5367962233" calcext:value-type="float">
            <text:p>0.5367962233</text:p>
          </table:table-cell>
          <table:table-cell office:value-type="float" office:value="0.0581299956" calcext:value-type="float">
            <text:p>0.0581299956</text:p>
          </table:table-cell>
          <table:table-cell office:value-type="float" office:value="0.6350049369" calcext:value-type="float">
            <text:p>0.6350049369</text:p>
          </table:table-cell>
          <table:table-cell office:value-type="float" office:value="0.1211192866" calcext:value-type="float">
            <text:p>0.1211192866</text:p>
          </table:table-cell>
          <table:table-cell office:value-type="float" office:value="0.449669124" calcext:value-type="float">
            <text:p>0.449669124</text:p>
          </table:table-cell>
          <table:table-cell office:value-type="float" office:value="0.073958535" calcext:value-type="float">
            <text:p>0.073958535</text:p>
          </table:table-cell>
          <table:table-cell office:value-type="float" office:value="0.0044923233" calcext:value-type="float">
            <text:p>0.0044923233</text:p>
          </table:table-cell>
          <table:table-cell office:value-type="float" office:value="0.1248233958" calcext:value-type="float">
            <text:p>0.1248233958</text:p>
          </table:table-cell>
          <table:table-cell office:value-type="float" office:value="0.0883794604" calcext:value-type="float">
            <text:p>0.0883794604</text:p>
          </table:table-cell>
          <table:table-cell office:value-type="float" office:value="0.0734115032" calcext:value-type="float">
            <text:p>0.0734115032</text:p>
          </table:table-cell>
          <table:table-cell office:value-type="float" office:value="0.1083504259" calcext:value-type="float">
            <text:p>0.1083504259</text:p>
          </table:table-cell>
          <table:table-cell office:value-type="float" office:value="0.0718054531" calcext:value-type="float">
            <text:p>0.0718054531</text:p>
          </table:table-cell>
          <table:table-cell office:value-type="string" calcext:value-type="string">
            <text:p>nan</text:p>
          </table:table-cell>
          <table:table-cell office:value-type="float" office:value="-0.5879076707" calcext:value-type="float">
            <text:p>-0.5879076707</text:p>
          </table:table-cell>
          <table:table-cell office:value-type="float" office:value="-0.8954632579" calcext:value-type="float">
            <text:p>-0.8954632579</text:p>
          </table:table-cell>
          <table:table-cell office:value-type="string" calcext:value-type="string">
            <text:p>nan</text:p>
          </table:table-cell>
          <table:table-cell office:value-type="float" office:value="0.2151013679" calcext:value-type="float">
            <text:p>0.2151013679</text:p>
          </table:table-cell>
          <table:table-cell office:value-type="float" office:value="0.1414029986" calcext:value-type="float">
            <text:p>0.1414029986</text:p>
          </table:table-cell>
          <table:table-cell office:value-type="string" calcext:value-type="string">
            <text:p>nan</text:p>
          </table:table-cell>
          <table:table-cell office:value-type="float" office:value="0.2151013679" calcext:value-type="float">
            <text:p>0.2151013679</text:p>
          </table:table-cell>
          <table:table-cell office:value-type="float" office:value="0.1414029986" calcext:value-type="float">
            <text:p>0.1414029986</text:p>
          </table:table-cell>
          <table:table-cell office:value-type="string" calcext:value-type="string">
            <text:p>nan</text:p>
          </table:table-cell>
          <table:table-cell office:value-type="float" office:value="0.3446268007" calcext:value-type="float">
            <text:p>0.3446268007</text:p>
          </table:table-cell>
          <table:table-cell office:value-type="float" office:value="0.2282229325" calcext:value-type="float">
            <text:p>0.2282229325</text:p>
          </table:table-cell>
          <table:table-cell office:value-type="string" calcext:value-type="string">
            <text:p>nan</text:p>
          </table:table-cell>
          <table:table-cell office:value-type="float" office:value="0.240588959" calcext:value-type="float">
            <text:p>0.240588959</text:p>
          </table:table-cell>
          <table:table-cell office:value-type="float" office:value="0.1589569253" calcext:value-type="float">
            <text:p>0.1589569253</text:p>
          </table:table-cell>
          <table:table-cell office:value-type="string" calcext:value-type="string">
            <text:p>nan</text:p>
          </table:table-cell>
          <table:table-cell office:value-type="float" office:value="0.3343366151" calcext:value-type="float">
            <text:p>0.3343366151</text:p>
          </table:table-cell>
          <table:table-cell office:value-type="float" office:value="0.2240593807" calcext:value-type="float">
            <text:p>0.2240593807</text:p>
          </table:table-cell>
          <table:table-cell office:value-type="string" calcext:value-type="string">
            <text:p>nan</text:p>
          </table:table-cell>
          <table:table-cell office:value-type="float" office:value="-0.3369587596" calcext:value-type="float">
            <text:p>-0.3369587596</text:p>
          </table:table-cell>
          <table:table-cell office:value-type="float" office:value="-0.7889599139" calcext:value-type="float">
            <text:p>-0.7889599139</text:p>
          </table:table-cell>
          <table:table-cell office:value-type="float" office:value="0.1692499194" calcext:value-type="float">
            <text:p>0.1692499194</text:p>
          </table:table-cell>
          <table:table-cell office:value-type="float" office:value="0.3906043692" calcext:value-type="float">
            <text:p>0.3906043692</text:p>
          </table:table-cell>
          <table:table-cell office:value-type="float" office:value="0.2627871342" calcext:value-type="float">
            <text:p>0.2627871342</text:p>
          </table:table-cell>
          <table:table-cell office:value-type="float" office:value="0.9912647369" calcext:value-type="float">
            <text:p>0.9912647369</text:p>
          </table:table-cell>
          <table:table-cell office:value-type="float" office:value="0.9566935855" calcext:value-type="float">
            <text:p>0.9566935855</text:p>
          </table:table-cell>
          <table:table-cell office:value-type="float" office:value="0.848555348" calcext:value-type="float">
            <text:p>0.848555348</text:p>
          </table:table-cell>
          <table:table-cell office:value-type="float" office:value="-0.1145526481" calcext:value-type="float">
            <text:p>-0.1145526481</text:p>
          </table:table-cell>
          <table:table-cell office:value-type="float" office:value="-0.0997581544" calcext:value-type="float">
            <text:p>-0.0997581544</text:p>
          </table:table-cell>
          <table:table-cell office:value-type="float" office:value="-0.0686484281" calcext:value-type="float">
            <text:p>-0.0686484281</text:p>
          </table:table-cell>
          <table:table-cell office:value-type="float" office:value="0.0543390988" calcext:value-type="float">
            <text:p>0.0543390988</text:p>
          </table:table-cell>
          <table:table-cell office:value-type="float" office:value="0.0808343016" calcext:value-type="float">
            <text:p>0.0808343016</text:p>
          </table:table-cell>
          <table:table-cell office:value-type="float" office:value="0.054070647" calcext:value-type="float">
            <text:p>0.054070647</text:p>
          </table:table-cell>
          <table:table-cell office:value-type="string" calcext:value-type="string">
            <text:p>nan</text:p>
          </table:table-cell>
          <table:table-cell office:value-type="float" office:value="-0.6275453935" calcext:value-type="float">
            <text:p>-0.6275453935</text:p>
          </table:table-cell>
          <table:table-cell office:value-type="float" office:value="-0.8797845935" calcext:value-type="float">
            <text:p>-0.8797845935</text:p>
          </table:table-cell>
          <table:table-cell office:value-type="string" calcext:value-type="string">
            <text:p>nan</text:p>
          </table:table-cell>
          <table:table-cell office:value-type="float" office:value="0.2455468524" calcext:value-type="float">
            <text:p>0.2455468524</text:p>
          </table:table-cell>
          <table:table-cell office:value-type="float" office:value="0.0597103197" calcext:value-type="float">
            <text:p>0.0597103197</text:p>
          </table:table-cell>
          <table:table-cell office:value-type="string" calcext:value-type="string">
            <text:p>nan</text:p>
          </table:table-cell>
          <table:table-cell office:value-type="float" office:value="0.2455468524" calcext:value-type="float">
            <text:p>0.2455468524</text:p>
          </table:table-cell>
          <table:table-cell office:value-type="float" office:value="0.0597103197" calcext:value-type="float">
            <text:p>0.0597103197</text:p>
          </table:table-cell>
          <table:table-cell office:value-type="string" calcext:value-type="string">
            <text:p>nan</text:p>
          </table:table-cell>
          <table:table-cell office:value-type="float" office:value="0.3650098557" calcext:value-type="float">
            <text:p>0.3650098557</text:p>
          </table:table-cell>
          <table:table-cell office:value-type="float" office:value="0.133352989" calcext:value-type="float">
            <text:p>0.133352989</text:p>
          </table:table-cell>
          <table:table-cell office:value-type="string" calcext:value-type="string">
            <text:p>nan</text:p>
          </table:table-cell>
          <table:table-cell office:value-type="float" office:value="0.2414782791" calcext:value-type="float">
            <text:p>0.2414782791</text:p>
          </table:table-cell>
          <table:table-cell office:value-type="float" office:value="0.0593591862" calcext:value-type="float">
            <text:p>0.0593591862</text:p>
          </table:table-cell>
          <table:table-cell office:value-type="string" calcext:value-type="string">
            <text:p>nan</text:p>
          </table:table-cell>
          <table:table-cell office:value-type="float" office:value="0.3182085799" calcext:value-type="float">
            <text:p>0.3182085799</text:p>
          </table:table-cell>
          <table:table-cell office:value-type="float" office:value="0.1046887094" calcext:value-type="float">
            <text:p>0.1046887094</text:p>
          </table:table-cell>
          <table:table-cell office:value-type="string" calcext:value-type="string">
            <text:p>nan</text:p>
          </table:table-cell>
          <table:table-cell office:value-type="float" office:value="-0.3435963742" calcext:value-type="float">
            <text:p>-0.3435963742</text:p>
          </table:table-cell>
          <table:table-cell office:value-type="float" office:value="-0.6525779324" calcext:value-type="float">
            <text:p>-0.6525779324</text:p>
          </table:table-cell>
          <table:table-cell office:value-type="float" office:value="0.1728806393" calcext:value-type="float">
            <text:p>0.1728806393</text:p>
          </table:table-cell>
          <table:table-cell office:value-type="float" office:value="0.4298638494" calcext:value-type="float">
            <text:p>0.4298638494</text:p>
          </table:table-cell>
          <table:table-cell office:value-type="float" office:value="0.2987119291" calcext:value-type="float">
            <text:p>0.2987119291</text:p>
          </table:table-cell>
          <table:table-cell office:value-type="string" calcext:value-type="string">
            <text:p>nan</text:p>
          </table:table-cell>
          <table:table-cell office:value-type="float" office:value="0.0313022061" calcext:value-type="float">
            <text:p>0.0313022061</text:p>
          </table:table-cell>
          <table:table-cell office:value-type="float" office:value="-0.983674707" calcext:value-type="float">
            <text:p>-0.983674707</text:p>
          </table:table-cell>
        </table:table-row>
        <table:table-row table:style-name="ro1">
          <table:table-cell office:value-type="string" calcext:value-type="string">
            <text:p>Hippocampus_kuda</text:p>
          </table:table-cell>
          <table:table-cell office:value-type="string" calcext:value-type="string">
            <text:p>Hippocampus kuda</text:p>
          </table:table-cell>
          <table:table-cell office:value-type="float" office:value="22585" calcext:value-type="float">
            <text:p>22585</text:p>
          </table:table-cell>
          <table:table-cell office:value-type="float" office:value="954.405268984" calcext:value-type="float">
            <text:p>954.405268984</text:p>
          </table:table-cell>
          <table:table-cell office:value-type="float" office:value="961.699580039" calcext:value-type="float">
            <text:p>961.699580039</text:p>
          </table:table-cell>
          <table:table-cell office:value-type="float" office:value="0.539082153" calcext:value-type="float">
            <text:p>0.539082153</text:p>
          </table:table-cell>
          <table:table-cell office:value-type="float" office:value="0.0571408532" calcext:value-type="float">
            <text:p>0.0571408532</text:p>
          </table:table-cell>
          <table:table-cell office:value-type="float" office:value="0.6401819212" calcext:value-type="float">
            <text:p>0.6401819212</text:p>
          </table:table-cell>
          <table:table-cell office:value-type="float" office:value="0.119065479" calcext:value-type="float">
            <text:p>0.119065479</text:p>
          </table:table-cell>
          <table:table-cell office:value-type="float" office:value="0.4421372864" calcext:value-type="float">
            <text:p>0.4421372864</text:p>
          </table:table-cell>
          <table:table-cell office:value-type="float" office:value="0.0726072906" calcext:value-type="float">
            <text:p>0.0726072906</text:p>
          </table:table-cell>
          <table:table-cell office:value-type="float" office:value="-0.0022427628" calcext:value-type="float">
            <text:p>-0.0022427628</text:p>
          </table:table-cell>
          <table:table-cell office:value-type="float" office:value="0.0770777668" calcext:value-type="float">
            <text:p>0.0770777668</text:p>
          </table:table-cell>
          <table:table-cell office:value-type="float" office:value="0.0545739436" calcext:value-type="float">
            <text:p>0.0545739436</text:p>
          </table:table-cell>
          <table:table-cell office:value-type="float" office:value="0.0375925797" calcext:value-type="float">
            <text:p>0.0375925797</text:p>
          </table:table-cell>
          <table:table-cell office:value-type="float" office:value="0.0665075742" calcext:value-type="float">
            <text:p>0.0665075742</text:p>
          </table:table-cell>
          <table:table-cell office:value-type="float" office:value="0.043891916" calcext:value-type="float">
            <text:p>0.043891916</text:p>
          </table:table-cell>
          <table:table-cell office:value-type="string" calcext:value-type="string">
            <text:p>nan</text:p>
          </table:table-cell>
          <table:table-cell office:value-type="float" office:value="-0.4673429388" calcext:value-type="float">
            <text:p>-0.4673429388</text:p>
          </table:table-cell>
          <table:table-cell office:value-type="float" office:value="-0.8402104834" calcext:value-type="float">
            <text:p>-0.8402104834</text:p>
          </table:table-cell>
          <table:table-cell office:value-type="string" calcext:value-type="string">
            <text:p>nan</text:p>
          </table:table-cell>
          <table:table-cell office:value-type="float" office:value="0.1712671041" calcext:value-type="float">
            <text:p>0.1712671041</text:p>
          </table:table-cell>
          <table:table-cell office:value-type="float" office:value="0.1129063574" calcext:value-type="float">
            <text:p>0.1129063574</text:p>
          </table:table-cell>
          <table:table-cell office:value-type="string" calcext:value-type="string">
            <text:p>nan</text:p>
          </table:table-cell>
          <table:table-cell office:value-type="float" office:value="0.1712671041" calcext:value-type="float">
            <text:p>0.1712671041</text:p>
          </table:table-cell>
          <table:table-cell office:value-type="float" office:value="0.1129063574" calcext:value-type="float">
            <text:p>0.1129063574</text:p>
          </table:table-cell>
          <table:table-cell office:value-type="string" calcext:value-type="string">
            <text:p>nan</text:p>
          </table:table-cell>
          <table:table-cell office:value-type="float" office:value="0.2381538347" calcext:value-type="float">
            <text:p>0.2381538347</text:p>
          </table:table-cell>
          <table:table-cell office:value-type="float" office:value="0.1566268505" calcext:value-type="float">
            <text:p>0.1566268505</text:p>
          </table:table-cell>
          <table:table-cell office:value-type="float" office:value="0.1035274395" calcext:value-type="float">
            <text:p>0.1035274395</text:p>
          </table:table-cell>
          <table:table-cell office:value-type="float" office:value="0.1857807508" calcext:value-type="float">
            <text:p>0.1857807508</text:p>
          </table:table-cell>
          <table:table-cell office:value-type="float" office:value="0.1232531277" calcext:value-type="float">
            <text:p>0.1232531277</text:p>
          </table:table-cell>
          <table:table-cell office:value-type="float" office:value="0.1209902546" calcext:value-type="float">
            <text:p>0.1209902546</text:p>
          </table:table-cell>
          <table:table-cell office:value-type="float" office:value="0.2303062125" calcext:value-type="float">
            <text:p>0.2303062125</text:p>
          </table:table-cell>
          <table:table-cell office:value-type="float" office:value="0.1533181213" calcext:value-type="float">
            <text:p>0.1533181213</text:p>
          </table:table-cell>
          <table:table-cell office:value-type="string" calcext:value-type="string">
            <text:p>nan</text:p>
          </table:table-cell>
          <table:table-cell office:value-type="float" office:value="-0.2388865192" calcext:value-type="float">
            <text:p>-0.2388865192</text:p>
          </table:table-cell>
          <table:table-cell office:value-type="float" office:value="-0.7003748341" calcext:value-type="float">
            <text:p>-0.7003748341</text:p>
          </table:table-cell>
          <table:table-cell office:value-type="float" office:value="0.0939592747" calcext:value-type="float">
            <text:p>0.0939592747</text:p>
          </table:table-cell>
          <table:table-cell office:value-type="float" office:value="0.2809369943" calcext:value-type="float">
            <text:p>0.2809369943</text:p>
          </table:table-cell>
          <table:table-cell office:value-type="float" office:value="0.1848911845" calcext:value-type="float">
            <text:p>0.1848911845</text:p>
          </table:table-cell>
          <table:table-cell office:value-type="float" office:value="0.990481711" calcext:value-type="float">
            <text:p>0.990481711</text:p>
          </table:table-cell>
          <table:table-cell office:value-type="float" office:value="0.9748780412" calcext:value-type="float">
            <text:p>0.9748780412</text:p>
          </table:table-cell>
          <table:table-cell office:value-type="float" office:value="0.8774054993" calcext:value-type="float">
            <text:p>0.8774054993</text:p>
          </table:table-cell>
          <table:table-cell office:value-type="float" office:value="-0.1253375399" calcext:value-type="float">
            <text:p>-0.1253375399</text:p>
          </table:table-cell>
          <table:table-cell office:value-type="float" office:value="-0.1025982053" calcext:value-type="float">
            <text:p>-0.1025982053</text:p>
          </table:table-cell>
          <table:table-cell office:value-type="float" office:value="-0.0706428934" calcext:value-type="float">
            <text:p>-0.0706428934</text:p>
          </table:table-cell>
          <table:table-cell office:value-type="float" office:value="0.0147255463" calcext:value-type="float">
            <text:p>0.0147255463</text:p>
          </table:table-cell>
          <table:table-cell office:value-type="float" office:value="0.0391067622" calcext:value-type="float">
            <text:p>0.0391067622</text:p>
          </table:table-cell>
          <table:table-cell office:value-type="float" office:value="0.0256713981" calcext:value-type="float">
            <text:p>0.0256713981</text:p>
          </table:table-cell>
          <table:table-cell office:value-type="string" calcext:value-type="string">
            <text:p>nan</text:p>
          </table:table-cell>
          <table:table-cell office:value-type="float" office:value="-0.5130199028" calcext:value-type="float">
            <text:p>-0.5130199028</text:p>
          </table:table-cell>
          <table:table-cell office:value-type="float" office:value="-0.7839062833" calcext:value-type="float">
            <text:p>-0.7839062833</text:p>
          </table:table-cell>
          <table:table-cell office:value-type="string" calcext:value-type="string">
            <text:p>nan</text:p>
          </table:table-cell>
          <table:table-cell office:value-type="float" office:value="0.1955798502" calcext:value-type="float">
            <text:p>0.1955798502</text:p>
          </table:table-cell>
          <table:table-cell office:value-type="float" office:value="0.098658641" calcext:value-type="float">
            <text:p>0.098658641</text:p>
          </table:table-cell>
          <table:table-cell office:value-type="string" calcext:value-type="string">
            <text:p>nan</text:p>
          </table:table-cell>
          <table:table-cell office:value-type="float" office:value="0.1955798502" calcext:value-type="float">
            <text:p>0.1955798502</text:p>
          </table:table-cell>
          <table:table-cell office:value-type="float" office:value="0.098658641" calcext:value-type="float">
            <text:p>0.098658641</text:p>
          </table:table-cell>
          <table:table-cell office:value-type="string" calcext:value-type="string">
            <text:p>nan</text:p>
          </table:table-cell>
          <table:table-cell office:value-type="float" office:value="0.2531007895" calcext:value-type="float">
            <text:p>0.2531007895</text:p>
          </table:table-cell>
          <table:table-cell office:value-type="float" office:value="0.1348447923" calcext:value-type="float">
            <text:p>0.1348447923</text:p>
          </table:table-cell>
          <table:table-cell office:value-type="float" office:value="0.0952542219" calcext:value-type="float">
            <text:p>0.0952542219</text:p>
          </table:table-cell>
          <table:table-cell office:value-type="float" office:value="0.1890220702" calcext:value-type="float">
            <text:p>0.1890220702</text:p>
          </table:table-cell>
          <table:table-cell office:value-type="float" office:value="0.1259414028" calcext:value-type="float">
            <text:p>0.1259414028</text:p>
          </table:table-cell>
          <table:table-cell office:value-type="float" office:value="0.0968922813" calcext:value-type="float">
            <text:p>0.0968922813</text:p>
          </table:table-cell>
          <table:table-cell office:value-type="float" office:value="0.2203274224" calcext:value-type="float">
            <text:p>0.2203274224</text:p>
          </table:table-cell>
          <table:table-cell office:value-type="float" office:value="0.1470886377" calcext:value-type="float">
            <text:p>0.1470886377</text:p>
          </table:table-cell>
          <table:table-cell office:value-type="string" calcext:value-type="string">
            <text:p>nan</text:p>
          </table:table-cell>
          <table:table-cell office:value-type="float" office:value="-0.2452612195" calcext:value-type="float">
            <text:p>-0.2452612195</text:p>
          </table:table-cell>
          <table:table-cell office:value-type="float" office:value="-0.6117665978" calcext:value-type="float">
            <text:p>-0.6117665978</text:p>
          </table:table-cell>
          <table:table-cell office:value-type="float" office:value="0.0962372626" calcext:value-type="float">
            <text:p>0.0962372626</text:p>
          </table:table-cell>
          <table:table-cell office:value-type="float" office:value="0.309345461" calcext:value-type="float">
            <text:p>0.309345461</text:p>
          </table:table-cell>
          <table:table-cell office:value-type="float" office:value="0.2083942691" calcext:value-type="float">
            <text:p>0.2083942691</text:p>
          </table:table-cell>
          <table:table-cell office:value-type="string" calcext:value-type="string">
            <text:p>nan</text:p>
          </table:table-cell>
          <table:table-cell office:value-type="float" office:value="0.1200140911" calcext:value-type="float">
            <text:p>0.1200140911</text:p>
          </table:table-cell>
          <table:table-cell office:value-type="float" office:value="-0.9663876238" calcext:value-type="float">
            <text:p>-0.9663876238</text:p>
          </table:table-cell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string" calcext:value-type="string">
            <text:p>Homo sapiens</text:p>
          </table:table-cell>
          <table:table-cell office:value-type="float" office:value="9881" calcext:value-type="float">
            <text:p>9881</text:p>
          </table:table-cell>
          <table:table-cell office:value-type="float" office:value="436.012245724" calcext:value-type="float">
            <text:p>436.012245724</text:p>
          </table:table-cell>
          <table:table-cell office:value-type="float" office:value="338.120277541" calcext:value-type="float">
            <text:p>338.120277541</text:p>
          </table:table-cell>
          <table:table-cell office:value-type="float" office:value="0.4939113571" calcext:value-type="float">
            <text:p>0.4939113571</text:p>
          </table:table-cell>
          <table:table-cell office:value-type="float" office:value="0.0710770649" calcext:value-type="float">
            <text:p>0.0710770649</text:p>
          </table:table-cell>
          <table:table-cell office:value-type="float" office:value="0.5338998481" calcext:value-type="float">
            <text:p>0.5338998481</text:p>
          </table:table-cell>
          <table:table-cell office:value-type="float" office:value="0.1521275763" calcext:value-type="float">
            <text:p>0.1521275763</text:p>
          </table:table-cell>
          <table:table-cell office:value-type="float" office:value="0.4558509873" calcext:value-type="float">
            <text:p>0.4558509873</text:p>
          </table:table-cell>
          <table:table-cell office:value-type="float" office:value="0.1014155968" calcext:value-type="float">
            <text:p>0.1014155968</text:p>
          </table:table-cell>
          <table:table-cell office:value-type="float" office:value="-0.0055961806" calcext:value-type="float">
            <text:p>-0.0055961806</text:p>
          </table:table-cell>
          <table:table-cell office:value-type="float" office:value="-0.0766191783" calcext:value-type="float">
            <text:p>-0.0766191783</text:p>
          </table:table-cell>
          <table:table-cell office:value-type="float" office:value="-0.0540588085" calcext:value-type="float">
            <text:p>-0.0540588085</text:p>
          </table:table-cell>
          <table:table-cell office:value-type="float" office:value="0.1482447249" calcext:value-type="float">
            <text:p>0.1482447249</text:p>
          </table:table-cell>
          <table:table-cell office:value-type="float" office:value="0.2128786135" calcext:value-type="float">
            <text:p>0.2128786135</text:p>
          </table:table-cell>
          <table:table-cell office:value-type="float" office:value="0.1419133181" calcext:value-type="float">
            <text:p>0.1419133181</text:p>
          </table:table-cell>
          <table:table-cell office:value-type="string" calcext:value-type="string">
            <text:p>nan</text:p>
          </table:table-cell>
          <table:table-cell office:value-type="float" office:value="-0.3489976392" calcext:value-type="float">
            <text:p>-0.3489976392</text:p>
          </table:table-cell>
          <table:table-cell office:value-type="float" office:value="-0.994715866" calcext:value-type="float">
            <text:p>-0.994715866</text:p>
          </table:table-cell>
          <table:table-cell office:value-type="float" office:value="0.2745193302" calcext:value-type="float">
            <text:p>0.2745193302</text:p>
          </table:table-cell>
          <table:table-cell office:value-type="float" office:value="0.3157208476" calcext:value-type="float">
            <text:p>0.3157208476</text:p>
          </table:table-cell>
          <table:table-cell office:value-type="float" office:value="0.2122864906" calcext:value-type="float">
            <text:p>0.2122864906</text:p>
          </table:table-cell>
          <table:table-cell office:value-type="float" office:value="0.2745193302" calcext:value-type="float">
            <text:p>0.2745193302</text:p>
          </table:table-cell>
          <table:table-cell office:value-type="float" office:value="0.3157208476" calcext:value-type="float">
            <text:p>0.3157208476</text:p>
          </table:table-cell>
          <table:table-cell office:value-type="float" office:value="0.2122864906" calcext:value-type="float">
            <text:p>0.2122864906</text:p>
          </table:table-cell>
          <table:table-cell office:value-type="string" calcext:value-type="string">
            <text:p>nan</text:p>
          </table:table-cell>
          <table:table-cell office:value-type="float" office:value="0.4470289518" calcext:value-type="float">
            <text:p>0.4470289518</text:p>
          </table:table-cell>
          <table:table-cell office:value-type="float" office:value="0.3043717601" calcext:value-type="float">
            <text:p>0.3043717601</text:p>
          </table:table-cell>
          <table:table-cell office:value-type="float" office:value="0.290790441" calcext:value-type="float">
            <text:p>0.290790441</text:p>
          </table:table-cell>
          <table:table-cell office:value-type="float" office:value="0.3329198158" calcext:value-type="float">
            <text:p>0.3329198158</text:p>
          </table:table-cell>
          <table:table-cell office:value-type="float" office:value="0.2223150777" calcext:value-type="float">
            <text:p>0.2223150777</text:p>
          </table:table-cell>
          <table:table-cell office:value-type="float" office:value="0.3490738912" calcext:value-type="float">
            <text:p>0.3490738912</text:p>
          </table:table-cell>
          <table:table-cell office:value-type="float" office:value="0.3994547465" calcext:value-type="float">
            <text:p>0.3994547465</text:p>
          </table:table-cell>
          <table:table-cell office:value-type="float" office:value="0.2691357667" calcext:value-type="float">
            <text:p>0.2691357667</text:p>
          </table:table-cell>
          <table:table-cell office:value-type="string" calcext:value-type="string">
            <text:p>nan</text:p>
          </table:table-cell>
          <table:table-cell office:value-type="float" office:value="-0.4561530213" calcext:value-type="float">
            <text:p>-0.4561530213</text:p>
          </table:table-cell>
          <table:table-cell office:value-type="float" office:value="-0.9556800542" calcext:value-type="float">
            <text:p>-0.9556800542</text:p>
          </table:table-cell>
          <table:table-cell office:value-type="float" office:value="0.4688343769" calcext:value-type="float">
            <text:p>0.4688343769</text:p>
          </table:table-cell>
          <table:table-cell office:value-type="float" office:value="0.5642468812" calcext:value-type="float">
            <text:p>0.5642468812</text:p>
          </table:table-cell>
          <table:table-cell office:value-type="float" office:value="0.3946912003" calcext:value-type="float">
            <text:p>0.3946912003</text:p>
          </table:table-cell>
          <table:table-cell office:value-type="float" office:value="0.9934404941" calcext:value-type="float">
            <text:p>0.9934404941</text:p>
          </table:table-cell>
          <table:table-cell office:value-type="float" office:value="0.9443688626" calcext:value-type="float">
            <text:p>0.9443688626</text:p>
          </table:table-cell>
          <table:table-cell office:value-type="float" office:value="0.823912372" calcext:value-type="float">
            <text:p>0.823912372</text:p>
          </table:table-cell>
          <table:table-cell office:value-type="float" office:value="0.0888391131" calcext:value-type="float">
            <text:p>0.0888391131</text:p>
          </table:table-cell>
          <table:table-cell office:value-type="float" office:value="0.1863691173" calcext:value-type="float">
            <text:p>0.1863691173</text:p>
          </table:table-cell>
          <table:table-cell office:value-type="float" office:value="0.1258218576" calcext:value-type="float">
            <text:p>0.1258218576</text:p>
          </table:table-cell>
          <table:table-cell office:value-type="float" office:value="0.1751000448" calcext:value-type="float">
            <text:p>0.1751000448</text:p>
          </table:table-cell>
          <table:table-cell office:value-type="float" office:value="0.278886307" calcext:value-type="float">
            <text:p>0.278886307</text:p>
          </table:table-cell>
          <table:table-cell office:value-type="float" office:value="0.1887152347" calcext:value-type="float">
            <text:p>0.1887152347</text:p>
          </table:table-cell>
          <table:table-cell office:value-type="string" calcext:value-type="string">
            <text:p>nan</text:p>
          </table:table-cell>
          <table:table-cell office:value-type="float" office:value="-0.3488411074" calcext:value-type="float">
            <text:p>-0.3488411074</text:p>
          </table:table-cell>
          <table:table-cell office:value-type="float" office:value="-1.028176432" calcext:value-type="float">
            <text:p>-1.028176432</text:p>
          </table:table-cell>
          <table:table-cell office:value-type="float" office:value="0.2701252529" calcext:value-type="float">
            <text:p>0.2701252529</text:p>
          </table:table-cell>
          <table:table-cell office:value-type="float" office:value="0.3109487904" calcext:value-type="float">
            <text:p>0.3109487904</text:p>
          </table:table-cell>
          <table:table-cell office:value-type="float" office:value="0.2117368769" calcext:value-type="float">
            <text:p>0.2117368769</text:p>
          </table:table-cell>
          <table:table-cell office:value-type="float" office:value="0.2701252529" calcext:value-type="float">
            <text:p>0.2701252529</text:p>
          </table:table-cell>
          <table:table-cell office:value-type="float" office:value="0.3109487904" calcext:value-type="float">
            <text:p>0.3109487904</text:p>
          </table:table-cell>
          <table:table-cell office:value-type="float" office:value="0.2117368769" calcext:value-type="float">
            <text:p>0.2117368769</text:p>
          </table:table-cell>
          <table:table-cell office:value-type="string" calcext:value-type="string">
            <text:p>nan</text:p>
          </table:table-cell>
          <table:table-cell office:value-type="float" office:value="0.4541115982" calcext:value-type="float">
            <text:p>0.4541115982</text:p>
          </table:table-cell>
          <table:table-cell office:value-type="float" office:value="0.3115488918" calcext:value-type="float">
            <text:p>0.3115488918</text:p>
          </table:table-cell>
          <table:table-cell office:value-type="float" office:value="0.3062009476" calcext:value-type="float">
            <text:p>0.3062009476</text:p>
          </table:table-cell>
          <table:table-cell office:value-type="float" office:value="0.3796705783" calcext:value-type="float">
            <text:p>0.3796705783</text:p>
          </table:table-cell>
          <table:table-cell office:value-type="float" office:value="0.260152862" calcext:value-type="float">
            <text:p>0.260152862</text:p>
          </table:table-cell>
          <table:table-cell office:value-type="float" office:value="0.369276927" calcext:value-type="float">
            <text:p>0.369276927</text:p>
          </table:table-cell>
          <table:table-cell office:value-type="float" office:value="0.4508604148" calcext:value-type="float">
            <text:p>0.4508604148</text:p>
          </table:table-cell>
          <table:table-cell office:value-type="float" office:value="0.3117571891" calcext:value-type="float">
            <text:p>0.3117571891</text:p>
          </table:table-cell>
          <table:table-cell office:value-type="string" calcext:value-type="string">
            <text:p>nan</text:p>
          </table:table-cell>
          <table:table-cell office:value-type="float" office:value="-0.4670619049" calcext:value-type="float">
            <text:p>-0.4670619049</text:p>
          </table:table-cell>
          <table:table-cell office:value-type="float" office:value="-0.9643934914" calcext:value-type="float">
            <text:p>-0.9643934914</text:p>
          </table:table-cell>
          <table:table-cell office:value-type="float" office:value="0.4713391108" calcext:value-type="float">
            <text:p>0.4713391108</text:p>
          </table:table-cell>
          <table:table-cell office:value-type="float" office:value="0.5726250058" calcext:value-type="float">
            <text:p>0.5726250058</text:p>
          </table:table-cell>
          <table:table-cell office:value-type="float" office:value="0.4055073666" calcext:value-type="float">
            <text:p>0.4055073666</text:p>
          </table:table-cell>
          <table:table-cell office:value-type="string" calcext:value-type="string">
            <text:p>nan</text:p>
          </table:table-cell>
          <table:table-cell office:value-type="float" office:value="0.0265715539" calcext:value-type="float">
            <text:p>0.0265715539</text:p>
          </table:table-cell>
          <table:table-cell office:value-type="float" office:value="-0.9998705746" calcext:value-type="float">
            <text:p>-0.9998705746</text:p>
          </table:table-cell>
        </table:table-row>
        <table:table-row table:style-name="ro1">
          <table:table-cell office:value-type="string" calcext:value-type="string">
            <text:p>Leptogorgia_sarmentosa</text:p>
          </table:table-cell>
          <table:table-cell office:value-type="string" calcext:value-type="string">
            <text:p>Leptogorgia sarmentosa</text:p>
          </table:table-cell>
          <table:table-cell office:value-type="float" office:value="16494" calcext:value-type="float">
            <text:p>16494</text:p>
          </table:table-cell>
          <table:table-cell office:value-type="float" office:value="406.76233782" calcext:value-type="float">
            <text:p>406.76233782</text:p>
          </table:table-cell>
          <table:table-cell office:value-type="float" office:value="240.369017813" calcext:value-type="float">
            <text:p>240.369017813</text:p>
          </table:table-cell>
          <table:table-cell office:value-type="float" office:value="0.4219469349" calcext:value-type="float">
            <text:p>0.4219469349</text:p>
          </table:table-cell>
          <table:table-cell office:value-type="float" office:value="0.0416821798" calcext:value-type="float">
            <text:p>0.0416821798</text:p>
          </table:table-cell>
          <table:table-cell office:value-type="float" office:value="0.3857496092" calcext:value-type="float">
            <text:p>0.3857496092</text:p>
          </table:table-cell>
          <table:table-cell office:value-type="float" office:value="0.0812824424" calcext:value-type="float">
            <text:p>0.0812824424</text:p>
          </table:table-cell>
          <table:table-cell office:value-type="float" office:value="0.337996797" calcext:value-type="float">
            <text:p>0.337996797</text:p>
          </table:table-cell>
          <table:table-cell office:value-type="float" office:value="0.0752966129" calcext:value-type="float">
            <text:p>0.0752966129</text:p>
          </table:table-cell>
          <table:table-cell office:value-type="float" office:value="-0.004767572" calcext:value-type="float">
            <text:p>-0.004767572</text:p>
          </table:table-cell>
          <table:table-cell office:value-type="float" office:value="-0.0223246523" calcext:value-type="float">
            <text:p>-0.0223246523</text:p>
          </table:table-cell>
          <table:table-cell office:value-type="float" office:value="-0.015072135" calcext:value-type="float">
            <text:p>-0.015072135</text:p>
          </table:table-cell>
          <table:table-cell office:value-type="float" office:value="0.0262507999" calcext:value-type="float">
            <text:p>0.0262507999</text:p>
          </table:table-cell>
          <table:table-cell office:value-type="float" office:value="0.0131399869" calcext:value-type="float">
            <text:p>0.0131399869</text:p>
          </table:table-cell>
          <table:table-cell office:value-type="float" office:value="0.0085325857" calcext:value-type="float">
            <text:p>0.0085325857</text:p>
          </table:table-cell>
          <table:table-cell office:value-type="string" calcext:value-type="string">
            <text:p>nan</text:p>
          </table:table-cell>
          <table:table-cell office:value-type="float" office:value="-0.2866619229" calcext:value-type="float">
            <text:p>-0.2866619229</text:p>
          </table:table-cell>
          <table:table-cell office:value-type="float" office:value="-0.9979092697" calcext:value-type="float">
            <text:p>-0.9979092697</text:p>
          </table:table-cell>
          <table:table-cell office:value-type="float" office:value="0.2381899517" calcext:value-type="float">
            <text:p>0.2381899517</text:p>
          </table:table-cell>
          <table:table-cell office:value-type="float" office:value="0.3263085354" calcext:value-type="float">
            <text:p>0.3263085354</text:p>
          </table:table-cell>
          <table:table-cell office:value-type="float" office:value="0.2227183615" calcext:value-type="float">
            <text:p>0.2227183615</text:p>
          </table:table-cell>
          <table:table-cell office:value-type="float" office:value="0.2381899517" calcext:value-type="float">
            <text:p>0.2381899517</text:p>
          </table:table-cell>
          <table:table-cell office:value-type="float" office:value="0.3263085354" calcext:value-type="float">
            <text:p>0.3263085354</text:p>
          </table:table-cell>
          <table:table-cell office:value-type="float" office:value="0.2227183615" calcext:value-type="float">
            <text:p>0.2227183615</text:p>
          </table:table-cell>
          <table:table-cell office:value-type="float" office:value="0.2381953735" calcext:value-type="float">
            <text:p>0.2381953735</text:p>
          </table:table-cell>
          <table:table-cell office:value-type="float" office:value="0.3357277958" calcext:value-type="float">
            <text:p>0.3357277958</text:p>
          </table:table-cell>
          <table:table-cell office:value-type="float" office:value="0.2307464369" calcext:value-type="float">
            <text:p>0.2307464369</text:p>
          </table:table-cell>
          <table:table-cell office:value-type="float" office:value="0.2093739305" calcext:value-type="float">
            <text:p>0.2093739305</text:p>
          </table:table-cell>
          <table:table-cell office:value-type="float" office:value="0.2884592693" calcext:value-type="float">
            <text:p>0.2884592693</text:p>
          </table:table-cell>
          <table:table-cell office:value-type="float" office:value="0.1954818994" calcext:value-type="float">
            <text:p>0.1954818994</text:p>
          </table:table-cell>
          <table:table-cell office:value-type="float" office:value="0.2202335824" calcext:value-type="float">
            <text:p>0.2202335824</text:p>
          </table:table-cell>
          <table:table-cell office:value-type="float" office:value="0.3028821044" calcext:value-type="float">
            <text:p>0.3028821044</text:p>
          </table:table-cell>
          <table:table-cell office:value-type="float" office:value="0.2058147554" calcext:value-type="float">
            <text:p>0.2058147554</text:p>
          </table:table-cell>
          <table:table-cell office:value-type="string" calcext:value-type="string">
            <text:p>nan</text:p>
          </table:table-cell>
          <table:table-cell office:value-type="float" office:value="-0.3444099508" calcext:value-type="float">
            <text:p>-0.3444099508</text:p>
          </table:table-cell>
          <table:table-cell office:value-type="float" office:value="-0.9826438116" calcext:value-type="float">
            <text:p>-0.9826438116</text:p>
          </table:table-cell>
          <table:table-cell office:value-type="float" office:value="0.2823918173" calcext:value-type="float">
            <text:p>0.2823918173</text:p>
          </table:table-cell>
          <table:table-cell office:value-type="float" office:value="0.4126323878" calcext:value-type="float">
            <text:p>0.4126323878</text:p>
          </table:table-cell>
          <table:table-cell office:value-type="float" office:value="0.2884555423" calcext:value-type="float">
            <text:p>0.2884555423</text:p>
          </table:table-cell>
          <table:table-cell office:value-type="float" office:value="0.9969648117" calcext:value-type="float">
            <text:p>0.9969648117</text:p>
          </table:table-cell>
          <table:table-cell office:value-type="float" office:value="0.9953285895" calcext:value-type="float">
            <text:p>0.9953285895</text:p>
          </table:table-cell>
          <table:table-cell office:value-type="float" office:value="0.9580551099" calcext:value-type="float">
            <text:p>0.9580551099</text:p>
          </table:table-cell>
          <table:table-cell office:value-type="float" office:value="0.0468409404" calcext:value-type="float">
            <text:p>0.0468409404</text:p>
          </table:table-cell>
          <table:table-cell office:value-type="float" office:value="0.0347884078" calcext:value-type="float">
            <text:p>0.0347884078</text:p>
          </table:table-cell>
          <table:table-cell office:value-type="float" office:value="0.023756699" calcext:value-type="float">
            <text:p>0.023756699</text:p>
          </table:table-cell>
          <table:table-cell office:value-type="float" office:value="0.0219405117" calcext:value-type="float">
            <text:p>0.0219405117</text:p>
          </table:table-cell>
          <table:table-cell office:value-type="float" office:value="0.009737238" calcext:value-type="float">
            <text:p>0.009737238</text:p>
          </table:table-cell>
          <table:table-cell office:value-type="float" office:value="0.0063725549" calcext:value-type="float">
            <text:p>0.0063725549</text:p>
          </table:table-cell>
          <table:table-cell office:value-type="string" calcext:value-type="string">
            <text:p>nan</text:p>
          </table:table-cell>
          <table:table-cell office:value-type="float" office:value="-0.2849602618" calcext:value-type="float">
            <text:p>-0.2849602618</text:p>
          </table:table-cell>
          <table:table-cell office:value-type="float" office:value="-0.9989715043" calcext:value-type="float">
            <text:p>-0.9989715043</text:p>
          </table:table-cell>
          <table:table-cell office:value-type="float" office:value="0.246801713" calcext:value-type="float">
            <text:p>0.246801713</text:p>
          </table:table-cell>
          <table:table-cell office:value-type="float" office:value="0.3383604458" calcext:value-type="float">
            <text:p>0.3383604458</text:p>
          </table:table-cell>
          <table:table-cell office:value-type="float" office:value="0.2344954225" calcext:value-type="float">
            <text:p>0.2344954225</text:p>
          </table:table-cell>
          <table:table-cell office:value-type="float" office:value="0.246801713" calcext:value-type="float">
            <text:p>0.246801713</text:p>
          </table:table-cell>
          <table:table-cell office:value-type="float" office:value="0.3383604458" calcext:value-type="float">
            <text:p>0.3383604458</text:p>
          </table:table-cell>
          <table:table-cell office:value-type="float" office:value="0.2344954225" calcext:value-type="float">
            <text:p>0.2344954225</text:p>
          </table:table-cell>
          <table:table-cell office:value-type="float" office:value="0.2467610982" calcext:value-type="float">
            <text:p>0.2467610982</text:p>
          </table:table-cell>
          <table:table-cell office:value-type="float" office:value="0.347242822" calcext:value-type="float">
            <text:p>0.347242822</text:p>
          </table:table-cell>
          <table:table-cell office:value-type="float" office:value="0.2423128721" calcext:value-type="float">
            <text:p>0.2423128721</text:p>
          </table:table-cell>
          <table:table-cell office:value-type="float" office:value="0.2229602948" calcext:value-type="float">
            <text:p>0.2229602948</text:p>
          </table:table-cell>
          <table:table-cell office:value-type="float" office:value="0.3057656064" calcext:value-type="float">
            <text:p>0.3057656064</text:p>
          </table:table-cell>
          <table:table-cell office:value-type="float" office:value="0.2106008583" calcext:value-type="float">
            <text:p>0.2106008583</text:p>
          </table:table-cell>
          <table:table-cell office:value-type="float" office:value="0.2383693946" calcext:value-type="float">
            <text:p>0.2383693946</text:p>
          </table:table-cell>
          <table:table-cell office:value-type="float" office:value="0.3237206261" calcext:value-type="float">
            <text:p>0.3237206261</text:p>
          </table:table-cell>
          <table:table-cell office:value-type="float" office:value="0.2236952421" calcext:value-type="float">
            <text:p>0.2236952421</text:p>
          </table:table-cell>
          <table:table-cell office:value-type="string" calcext:value-type="string">
            <text:p>nan</text:p>
          </table:table-cell>
          <table:table-cell office:value-type="float" office:value="-0.3551636416" calcext:value-type="float">
            <text:p>-0.3551636416</text:p>
          </table:table-cell>
          <table:table-cell office:value-type="float" office:value="-0.8309722419" calcext:value-type="float">
            <text:p>-0.8309722419</text:p>
          </table:table-cell>
          <table:table-cell office:value-type="float" office:value="0.2899757394" calcext:value-type="float">
            <text:p>0.2899757394</text:p>
          </table:table-cell>
          <table:table-cell office:value-type="float" office:value="0.4231853145" calcext:value-type="float">
            <text:p>0.4231853145</text:p>
          </table:table-cell>
          <table:table-cell office:value-type="float" office:value="0.3004942806" calcext:value-type="float">
            <text:p>0.3004942806</text:p>
          </table:table-cell>
          <table:table-cell office:value-type="string" calcext:value-type="string">
            <text:p>nan</text:p>
          </table:table-cell>
          <table:table-cell office:value-type="float" office:value="0.0490465653" calcext:value-type="float">
            <text:p>0.0490465653</text:p>
          </table:table-cell>
          <table:table-cell office:value-type="float" office:value="-0.9978960653" calcext:value-type="float">
            <text:p>-0.9978960653</text:p>
          </table:table-cell>
        </table:table-row>
        <table:table-row table:style-name="ro1">
          <table:table-cell office:value-type="string" calcext:value-type="string">
            <text:p>Lepus_granatensis</text:p>
          </table:table-cell>
          <table:table-cell office:value-type="string" calcext:value-type="string">
            <text:p>Lepus granatensis</text:p>
          </table:table-cell>
          <table:table-cell office:value-type="float" office:value="4809" calcext:value-type="float">
            <text:p>4809</text:p>
          </table:table-cell>
          <table:table-cell office:value-type="float" office:value="823.543772094" calcext:value-type="float">
            <text:p>823.543772094</text:p>
          </table:table-cell>
          <table:table-cell office:value-type="float" office:value="637.759892761" calcext:value-type="float">
            <text:p>637.759892761</text:p>
          </table:table-cell>
          <table:table-cell office:value-type="float" office:value="0.5063076125" calcext:value-type="float">
            <text:p>0.5063076125</text:p>
          </table:table-cell>
          <table:table-cell office:value-type="float" office:value="0.0795696958" calcext:value-type="float">
            <text:p>0.0795696958</text:p>
          </table:table-cell>
          <table:table-cell office:value-type="float" office:value="0.5576205247" calcext:value-type="float">
            <text:p>0.5576205247</text:p>
          </table:table-cell>
          <table:table-cell office:value-type="float" office:value="0.1596327016" calcext:value-type="float">
            <text:p>0.1596327016</text:p>
          </table:table-cell>
          <table:table-cell office:value-type="float" office:value="0.4317283575" calcext:value-type="float">
            <text:p>0.4317283575</text:p>
          </table:table-cell>
          <table:table-cell office:value-type="float" office:value="0.1173219638" calcext:value-type="float">
            <text:p>0.1173219638</text:p>
          </table:table-cell>
          <table:table-cell office:value-type="float" office:value="-0.0053426213" calcext:value-type="float">
            <text:p>-0.0053426213</text:p>
          </table:table-cell>
          <table:table-cell office:value-type="float" office:value="-0.0980591809" calcext:value-type="float">
            <text:p>-0.0980591809</text:p>
          </table:table-cell>
          <table:table-cell office:value-type="float" office:value="-0.0721029557" calcext:value-type="float">
            <text:p>-0.0721029557</text:p>
          </table:table-cell>
          <table:table-cell office:value-type="float" office:value="0.0850969591" calcext:value-type="float">
            <text:p>0.0850969591</text:p>
          </table:table-cell>
          <table:table-cell office:value-type="float" office:value="0.0349291392" calcext:value-type="float">
            <text:p>0.0349291392</text:p>
          </table:table-cell>
          <table:table-cell office:value-type="float" office:value="0.0222001111" calcext:value-type="float">
            <text:p>0.0222001111</text:p>
          </table:table-cell>
          <table:table-cell office:value-type="string" calcext:value-type="string">
            <text:p>nan</text:p>
          </table:table-cell>
          <table:table-cell office:value-type="float" office:value="-0.1697930021" calcext:value-type="float">
            <text:p>-0.1697930021</text:p>
          </table:table-cell>
          <table:table-cell office:value-type="float" office:value="-0.9047240696" calcext:value-type="float">
            <text:p>-0.9047240696</text:p>
          </table:table-cell>
          <table:table-cell office:value-type="float" office:value="-0.0553757309" calcext:value-type="float">
            <text:p>-0.0553757309</text:p>
          </table:table-cell>
          <table:table-cell office:value-type="float" office:value="-0.0203012631" calcext:value-type="float">
            <text:p>-0.0203012631</text:p>
          </table:table-cell>
          <table:table-cell office:value-type="float" office:value="-0.0137038116" calcext:value-type="float">
            <text:p>-0.0137038116</text:p>
          </table:table-cell>
          <table:table-cell office:value-type="float" office:value="-0.0553757309" calcext:value-type="float">
            <text:p>-0.0553757309</text:p>
          </table:table-cell>
          <table:table-cell office:value-type="float" office:value="-0.0203012631" calcext:value-type="float">
            <text:p>-0.0203012631</text:p>
          </table:table-cell>
          <table:table-cell office:value-type="float" office:value="-0.0137038116" calcext:value-type="float">
            <text:p>-0.0137038116</text:p>
          </table:table-cell>
          <table:table-cell office:value-type="string" calcext:value-type="string">
            <text:p>nan</text:p>
          </table:table-cell>
          <table:table-cell office:value-type="float" office:value="0.0040138155" calcext:value-type="float">
            <text:p>0.0040138155</text:p>
          </table:table-cell>
          <table:table-cell office:value-type="float" office:value="0.0009768739" calcext:value-type="float">
            <text:p>0.0009768739</text:p>
          </table:table-cell>
          <table:table-cell office:value-type="float" office:value="-0.0508359576" calcext:value-type="float">
            <text:p>-0.0508359576</text:p>
          </table:table-cell>
          <table:table-cell office:value-type="float" office:value="-0.0160548161" calcext:value-type="float">
            <text:p>-0.0160548161</text:p>
          </table:table-cell>
          <table:table-cell office:value-type="float" office:value="-0.0105901257" calcext:value-type="float">
            <text:p>-0.0105901257</text:p>
          </table:table-cell>
          <table:table-cell office:value-type="float" office:value="-0.0296517155" calcext:value-type="float">
            <text:p>-0.0296517155</text:p>
          </table:table-cell>
          <table:table-cell office:value-type="float" office:value="0.0140700736" calcext:value-type="float">
            <text:p>0.0140700736</text:p>
          </table:table-cell>
          <table:table-cell office:value-type="float" office:value="0.0087159459" calcext:value-type="float">
            <text:p>0.0087159459</text:p>
          </table:table-cell>
          <table:table-cell office:value-type="string" calcext:value-type="string">
            <text:p>nan</text:p>
          </table:table-cell>
          <table:table-cell office:value-type="float" office:value="-0.0243088432" calcext:value-type="float">
            <text:p>-0.0243088432</text:p>
          </table:table-cell>
          <table:table-cell office:value-type="float" office:value="-0.5606355134" calcext:value-type="float">
            <text:p>-0.5606355134</text:p>
          </table:table-cell>
          <table:table-cell office:value-type="float" office:value="-0.0719488063" calcext:value-type="float">
            <text:p>-0.0719488063</text:p>
          </table:table-cell>
          <table:table-cell office:value-type="float" office:value="0.0139403991" calcext:value-type="float">
            <text:p>0.0139403991</text:p>
          </table:table-cell>
          <table:table-cell office:value-type="float" office:value="0.0083077375" calcext:value-type="float">
            <text:p>0.0083077375</text:p>
          </table:table-cell>
          <table:table-cell office:value-type="float" office:value="0.9969404706" calcext:value-type="float">
            <text:p>0.9969404706</text:p>
          </table:table-cell>
          <table:table-cell office:value-type="float" office:value="0.9505867527" calcext:value-type="float">
            <text:p>0.9505867527</text:p>
          </table:table-cell>
          <table:table-cell office:value-type="float" office:value="0.8326861549" calcext:value-type="float">
            <text:p>0.8326861549</text:p>
          </table:table-cell>
          <table:table-cell office:value-type="float" office:value="0.0370025869" calcext:value-type="float">
            <text:p>0.0370025869</text:p>
          </table:table-cell>
          <table:table-cell office:value-type="float" office:value="0.0849969083" calcext:value-type="float">
            <text:p>0.0849969083</text:p>
          </table:table-cell>
          <table:table-cell office:value-type="float" office:value="0.0568445932" calcext:value-type="float">
            <text:p>0.0568445932</text:p>
          </table:table-cell>
          <table:table-cell office:value-type="float" office:value="0.1153824277" calcext:value-type="float">
            <text:p>0.1153824277</text:p>
          </table:table-cell>
          <table:table-cell office:value-type="float" office:value="0.1343946296" calcext:value-type="float">
            <text:p>0.1343946296</text:p>
          </table:table-cell>
          <table:table-cell office:value-type="float" office:value="0.0898388278" calcext:value-type="float">
            <text:p>0.0898388278</text:p>
          </table:table-cell>
          <table:table-cell office:value-type="string" calcext:value-type="string">
            <text:p>nan</text:p>
          </table:table-cell>
          <table:table-cell office:value-type="float" office:value="-0.1531472894" calcext:value-type="float">
            <text:p>-0.1531472894</text:p>
          </table:table-cell>
          <table:table-cell office:value-type="float" office:value="-0.8202541133" calcext:value-type="float">
            <text:p>-0.8202541133</text:p>
          </table:table-cell>
          <table:table-cell office:value-type="float" office:value="-0.0615980529" calcext:value-type="float">
            <text:p>-0.0615980529</text:p>
          </table:table-cell>
          <table:table-cell office:value-type="float" office:value="-0.0370342384" calcext:value-type="float">
            <text:p>-0.0370342384</text:p>
          </table:table-cell>
          <table:table-cell office:value-type="float" office:value="-0.0247294827" calcext:value-type="float">
            <text:p>-0.0247294827</text:p>
          </table:table-cell>
          <table:table-cell office:value-type="float" office:value="-0.0615980529" calcext:value-type="float">
            <text:p>-0.0615980529</text:p>
          </table:table-cell>
          <table:table-cell office:value-type="float" office:value="-0.0370342384" calcext:value-type="float">
            <text:p>-0.0370342384</text:p>
          </table:table-cell>
          <table:table-cell office:value-type="float" office:value="-0.0247294827" calcext:value-type="float">
            <text:p>-0.0247294827</text:p>
          </table:table-cell>
          <table:table-cell office:value-type="string" calcext:value-type="string">
            <text:p>nan</text:p>
          </table:table-cell>
          <table:table-cell office:value-type="float" office:value="0.0033380972" calcext:value-type="float">
            <text:p>0.0033380972</text:p>
          </table:table-cell>
          <table:table-cell office:value-type="float" office:value="-0.0469869166" calcext:value-type="float">
            <text:p>-0.0469869166</text:p>
          </table:table-cell>
          <table:table-cell office:value-type="float" office:value="-0.049471652" calcext:value-type="float">
            <text:p>-0.049471652</text:p>
          </table:table-cell>
          <table:table-cell office:value-type="float" office:value="-0.0128121664" calcext:value-type="float">
            <text:p>-0.0128121664</text:p>
          </table:table-cell>
          <table:table-cell office:value-type="float" office:value="-0.008474675" calcext:value-type="float">
            <text:p>-0.008474675</text:p>
          </table:table-cell>
          <table:table-cell office:value-type="float" office:value="-0.0202321164" calcext:value-type="float">
            <text:p>-0.0202321164</text:p>
          </table:table-cell>
          <table:table-cell office:value-type="float" office:value="0.0312517188" calcext:value-type="float">
            <text:p>0.0312517188</text:p>
          </table:table-cell>
          <table:table-cell office:value-type="float" office:value="0.0199775075" calcext:value-type="float">
            <text:p>0.0199775075</text:p>
          </table:table-cell>
          <table:table-cell office:value-type="string" calcext:value-type="string">
            <text:p>nan</text:p>
          </table:table-cell>
          <table:table-cell office:value-type="float" office:value="-0.0381204477" calcext:value-type="float">
            <text:p>-0.0381204477</text:p>
          </table:table-cell>
          <table:table-cell office:value-type="float" office:value="-0.7242567449" calcext:value-type="float">
            <text:p>-0.7242567449</text:p>
          </table:table-cell>
          <table:table-cell office:value-type="float" office:value="-0.0738951745" calcext:value-type="float">
            <text:p>-0.0738951745</text:p>
          </table:table-cell>
          <table:table-cell office:value-type="float" office:value="0.0160472604" calcext:value-type="float">
            <text:p>0.0160472604</text:p>
          </table:table-cell>
          <table:table-cell office:value-type="float" office:value="0.0096862317" calcext:value-type="float">
            <text:p>0.0096862317</text:p>
          </table:table-cell>
          <table:table-cell office:value-type="string" calcext:value-type="string">
            <text:p>nan</text:p>
          </table:table-cell>
          <table:table-cell office:value-type="float" office:value="0.2982730229" calcext:value-type="float">
            <text:p>0.2982730229</text:p>
          </table:table-cell>
          <table:table-cell office:value-type="float" office:value="-0.9063097988" calcext:value-type="float">
            <text:p>-0.9063097988</text:p>
          </table:table-cell>
        </table:table-row>
        <table:table-row table:style-name="ro1">
          <table:table-cell office:value-type="string" calcext:value-type="string">
            <text:p>Lineus_lacteus</text:p>
          </table:table-cell>
          <table:table-cell office:value-type="string" calcext:value-type="string">
            <text:p>Ramphogordiuslacteus</text:p>
          </table:table-cell>
          <table:table-cell office:value-type="float" office:value="22912" calcext:value-type="float">
            <text:p>22912</text:p>
          </table:table-cell>
          <table:table-cell office:value-type="float" office:value="678.702121159" calcext:value-type="float">
            <text:p>678.702121159</text:p>
          </table:table-cell>
          <table:table-cell office:value-type="float" office:value="655.13930849" calcext:value-type="float">
            <text:p>655.13930849</text:p>
          </table:table-cell>
          <table:table-cell office:value-type="float" office:value="0.4717455986" calcext:value-type="float">
            <text:p>0.4717455986</text:p>
          </table:table-cell>
          <table:table-cell office:value-type="float" office:value="0.0378357452" calcext:value-type="float">
            <text:p>0.0378357452</text:p>
          </table:table-cell>
          <table:table-cell office:value-type="float" office:value="0.4995076141" calcext:value-type="float">
            <text:p>0.4995076141</text:p>
          </table:table-cell>
          <table:table-cell office:value-type="float" office:value="0.084916823" calcext:value-type="float">
            <text:p>0.084916823</text:p>
          </table:table-cell>
          <table:table-cell office:value-type="float" office:value="0.3961236684" calcext:value-type="float">
            <text:p>0.3961236684</text:p>
          </table:table-cell>
          <table:table-cell office:value-type="float" office:value="0.0569740569" calcext:value-type="float">
            <text:p>0.0569740569</text:p>
          </table:table-cell>
          <table:table-cell office:value-type="float" office:value="-0.0015593111" calcext:value-type="float">
            <text:p>-0.0015593111</text:p>
          </table:table-cell>
          <table:table-cell office:value-type="float" office:value="-0.1431990832" calcext:value-type="float">
            <text:p>-0.1431990832</text:p>
          </table:table-cell>
          <table:table-cell office:value-type="float" office:value="-0.0975512944" calcext:value-type="float">
            <text:p>-0.0975512944</text:p>
          </table:table-cell>
          <table:table-cell office:value-type="float" office:value="0.121769282" calcext:value-type="float">
            <text:p>0.121769282</text:p>
          </table:table-cell>
          <table:table-cell office:value-type="float" office:value="0.1055620554" calcext:value-type="float">
            <text:p>0.1055620554</text:p>
          </table:table-cell>
          <table:table-cell office:value-type="float" office:value="0.0710846264" calcext:value-type="float">
            <text:p>0.0710846264</text:p>
          </table:table-cell>
          <table:table-cell office:value-type="string" calcext:value-type="string">
            <text:p>nan</text:p>
          </table:table-cell>
          <table:table-cell office:value-type="float" office:value="-0.481392272" calcext:value-type="float">
            <text:p>-0.481392272</text:p>
          </table:table-cell>
          <table:table-cell office:value-type="float" office:value="-0.9864614234" calcext:value-type="float">
            <text:p>-0.9864614234</text:p>
          </table:table-cell>
          <table:table-cell office:value-type="string" calcext:value-type="string">
            <text:p>nan</text:p>
          </table:table-cell>
          <table:table-cell office:value-type="float" office:value="0.4417026301" calcext:value-type="float">
            <text:p>0.4417026301</text:p>
          </table:table-cell>
          <table:table-cell office:value-type="float" office:value="0.3037952002" calcext:value-type="float">
            <text:p>0.3037952002</text:p>
          </table:table-cell>
          <table:table-cell office:value-type="string" calcext:value-type="string">
            <text:p>nan</text:p>
          </table:table-cell>
          <table:table-cell office:value-type="float" office:value="0.4417026301" calcext:value-type="float">
            <text:p>0.4417026301</text:p>
          </table:table-cell>
          <table:table-cell office:value-type="float" office:value="0.3037952002" calcext:value-type="float">
            <text:p>0.3037952002</text:p>
          </table:table-cell>
          <table:table-cell office:value-type="string" calcext:value-type="string">
            <text:p>nan</text:p>
          </table:table-cell>
          <table:table-cell office:value-type="float" office:value="0.4429398577" calcext:value-type="float">
            <text:p>0.4429398577</text:p>
          </table:table-cell>
          <table:table-cell office:value-type="float" office:value="0.3043459882" calcext:value-type="float">
            <text:p>0.3043459882</text:p>
          </table:table-cell>
          <table:table-cell office:value-type="float" office:value="0.1844760467" calcext:value-type="float">
            <text:p>0.1844760467</text:p>
          </table:table-cell>
          <table:table-cell office:value-type="float" office:value="0.4080627635" calcext:value-type="float">
            <text:p>0.4080627635</text:p>
          </table:table-cell>
          <table:table-cell office:value-type="float" office:value="0.2772845466" calcext:value-type="float">
            <text:p>0.2772845466</text:p>
          </table:table-cell>
          <table:table-cell office:value-type="float" office:value="0.1833282027" calcext:value-type="float">
            <text:p>0.1833282027</text:p>
          </table:table-cell>
          <table:table-cell office:value-type="float" office:value="0.4040252644" calcext:value-type="float">
            <text:p>0.4040252644</text:p>
          </table:table-cell>
          <table:table-cell office:value-type="float" office:value="0.2735370447" calcext:value-type="float">
            <text:p>0.2735370447</text:p>
          </table:table-cell>
          <table:table-cell office:value-type="string" calcext:value-type="string">
            <text:p>nan</text:p>
          </table:table-cell>
          <table:table-cell office:value-type="float" office:value="-0.4277144506" calcext:value-type="float">
            <text:p>-0.4277144506</text:p>
          </table:table-cell>
          <table:table-cell office:value-type="float" office:value="-0.8277542275" calcext:value-type="float">
            <text:p>-0.8277542275</text:p>
          </table:table-cell>
          <table:table-cell office:value-type="float" office:value="0.2427075739" calcext:value-type="float">
            <text:p>0.2427075739</text:p>
          </table:table-cell>
          <table:table-cell office:value-type="float" office:value="0.5258211073" calcext:value-type="float">
            <text:p>0.5258211073</text:p>
          </table:table-cell>
          <table:table-cell office:value-type="float" office:value="0.3661476466" calcext:value-type="float">
            <text:p>0.3661476466</text:p>
          </table:table-cell>
          <table:table-cell office:value-type="float" office:value="0.9980769619" calcext:value-type="float">
            <text:p>0.9980769619</text:p>
          </table:table-cell>
          <table:table-cell office:value-type="float" office:value="0.9590731607" calcext:value-type="float">
            <text:p>0.9590731607</text:p>
          </table:table-cell>
          <table:table-cell office:value-type="float" office:value="0.8735617793" calcext:value-type="float">
            <text:p>0.8735617793</text:p>
          </table:table-cell>
          <table:table-cell office:value-type="float" office:value="0.0436565803" calcext:value-type="float">
            <text:p>0.0436565803</text:p>
          </table:table-cell>
          <table:table-cell office:value-type="float" office:value="0.0485328225" calcext:value-type="float">
            <text:p>0.0485328225</text:p>
          </table:table-cell>
          <table:table-cell office:value-type="float" office:value="0.0337438936" calcext:value-type="float">
            <text:p>0.0337438936</text:p>
          </table:table-cell>
          <table:table-cell office:value-type="float" office:value="0.1171690616" calcext:value-type="float">
            <text:p>0.1171690616</text:p>
          </table:table-cell>
          <table:table-cell office:value-type="float" office:value="0.0848556644" calcext:value-type="float">
            <text:p>0.0848556644</text:p>
          </table:table-cell>
          <table:table-cell office:value-type="float" office:value="0.0592327127" calcext:value-type="float">
            <text:p>0.0592327127</text:p>
          </table:table-cell>
          <table:table-cell office:value-type="string" calcext:value-type="string">
            <text:p>nan</text:p>
          </table:table-cell>
          <table:table-cell office:value-type="float" office:value="-0.4806231196" calcext:value-type="float">
            <text:p>-0.4806231196</text:p>
          </table:table-cell>
          <table:table-cell office:value-type="float" office:value="-1.0654992382" calcext:value-type="float">
            <text:p>-1.0654992382</text:p>
          </table:table-cell>
          <table:table-cell office:value-type="string" calcext:value-type="string">
            <text:p>nan</text:p>
          </table:table-cell>
          <table:table-cell office:value-type="float" office:value="0.4827757363" calcext:value-type="float">
            <text:p>0.4827757363</text:p>
          </table:table-cell>
          <table:table-cell office:value-type="float" office:value="0.3478669116" calcext:value-type="float">
            <text:p>0.3478669116</text:p>
          </table:table-cell>
          <table:table-cell office:value-type="string" calcext:value-type="string">
            <text:p>nan</text:p>
          </table:table-cell>
          <table:table-cell office:value-type="float" office:value="0.4827757363" calcext:value-type="float">
            <text:p>0.4827757363</text:p>
          </table:table-cell>
          <table:table-cell office:value-type="float" office:value="0.3478669116" calcext:value-type="float">
            <text:p>0.3478669116</text:p>
          </table:table-cell>
          <table:table-cell office:value-type="string" calcext:value-type="string">
            <text:p>nan</text:p>
          </table:table-cell>
          <table:table-cell office:value-type="float" office:value="0.484884719" calcext:value-type="float">
            <text:p>0.484884719</text:p>
          </table:table-cell>
          <table:table-cell office:value-type="float" office:value="0.3490039764" calcext:value-type="float">
            <text:p>0.3490039764</text:p>
          </table:table-cell>
          <table:table-cell office:value-type="float" office:value="0.1981768818" calcext:value-type="float">
            <text:p>0.1981768818</text:p>
          </table:table-cell>
          <table:table-cell office:value-type="float" office:value="0.4648561114" calcext:value-type="float">
            <text:p>0.4648561114</text:p>
          </table:table-cell>
          <table:table-cell office:value-type="float" office:value="0.3314746669" calcext:value-type="float">
            <text:p>0.3314746669</text:p>
          </table:table-cell>
          <table:table-cell office:value-type="float" office:value="0.1988367091" calcext:value-type="float">
            <text:p>0.1988367091</text:p>
          </table:table-cell>
          <table:table-cell office:value-type="float" office:value="0.4673325937" calcext:value-type="float">
            <text:p>0.4673325937</text:p>
          </table:table-cell>
          <table:table-cell office:value-type="float" office:value="0.3327487005" calcext:value-type="float">
            <text:p>0.3327487005</text:p>
          </table:table-cell>
          <table:table-cell office:value-type="string" calcext:value-type="string">
            <text:p>nan</text:p>
          </table:table-cell>
          <table:table-cell office:value-type="float" office:value="-0.4708728938" calcext:value-type="float">
            <text:p>-0.4708728938</text:p>
          </table:table-cell>
          <table:table-cell office:value-type="float" office:value="-0.7619692435" calcext:value-type="float">
            <text:p>-0.7619692435</text:p>
          </table:table-cell>
          <table:table-cell office:value-type="float" office:value="0.2497134397" calcext:value-type="float">
            <text:p>0.2497134397</text:p>
          </table:table-cell>
          <table:table-cell office:value-type="float" office:value="0.5629554706" calcext:value-type="float">
            <text:p>0.5629554706</text:p>
          </table:table-cell>
          <table:table-cell office:value-type="float" office:value="0.4097310717" calcext:value-type="float">
            <text:p>0.4097310717</text:p>
          </table:table-cell>
          <table:table-cell office:value-type="string" calcext:value-type="string">
            <text:p>nan</text:p>
          </table:table-cell>
          <table:table-cell office:value-type="float" office:value="0.0110978201" calcext:value-type="float">
            <text:p>0.0110978201</text:p>
          </table:table-cell>
          <table:table-cell office:value-type="float" office:value="-0.9971090112" calcext:value-type="float">
            <text:p>-0.9971090112</text:p>
          </table:table-cell>
        </table:table-row>
        <table:table-row table:style-name="ro1">
          <table:table-cell office:value-type="string" calcext:value-type="string">
            <text:p>Lineus_longissimus</text:p>
          </table:table-cell>
          <table:table-cell office:value-type="string" calcext:value-type="string">
            <text:p>Lineus longissimus</text:p>
          </table:table-cell>
          <table:table-cell office:value-type="float" office:value="16168" calcext:value-type="float">
            <text:p>16168</text:p>
          </table:table-cell>
          <table:table-cell office:value-type="float" office:value="1047.30900544" calcext:value-type="float">
            <text:p>1047.30900544</text:p>
          </table:table-cell>
          <table:table-cell office:value-type="float" office:value="841.38763549" calcext:value-type="float">
            <text:p>841.38763549</text:p>
          </table:table-cell>
          <table:table-cell office:value-type="float" office:value="0.4691688969" calcext:value-type="float">
            <text:p>0.4691688969</text:p>
          </table:table-cell>
          <table:table-cell office:value-type="float" office:value="0.0349759215" calcext:value-type="float">
            <text:p>0.0349759215</text:p>
          </table:table-cell>
          <table:table-cell office:value-type="float" office:value="0.4952956014" calcext:value-type="float">
            <text:p>0.4952956014</text:p>
          </table:table-cell>
          <table:table-cell office:value-type="float" office:value="0.075134469" calcext:value-type="float">
            <text:p>0.075134469</text:p>
          </table:table-cell>
          <table:table-cell office:value-type="float" office:value="0.4063491056" calcext:value-type="float">
            <text:p>0.4063491056</text:p>
          </table:table-cell>
          <table:table-cell office:value-type="float" office:value="0.0552852371" calcext:value-type="float">
            <text:p>0.0552852371</text:p>
          </table:table-cell>
          <table:table-cell office:value-type="float" office:value="-0.0180368674" calcext:value-type="float">
            <text:p>-0.0180368674</text:p>
          </table:table-cell>
          <table:table-cell office:value-type="float" office:value="-0.1306574513" calcext:value-type="float">
            <text:p>-0.1306574513</text:p>
          </table:table-cell>
          <table:table-cell office:value-type="float" office:value="-0.0906230528" calcext:value-type="float">
            <text:p>-0.0906230528</text:p>
          </table:table-cell>
          <table:table-cell office:value-type="float" office:value="0.1731824232" calcext:value-type="float">
            <text:p>0.1731824232</text:p>
          </table:table-cell>
          <table:table-cell office:value-type="float" office:value="0.1258219113" calcext:value-type="float">
            <text:p>0.1258219113</text:p>
          </table:table-cell>
          <table:table-cell office:value-type="float" office:value="0.084640543" calcext:value-type="float">
            <text:p>0.084640543</text:p>
          </table:table-cell>
          <table:table-cell office:value-type="string" calcext:value-type="string">
            <text:p>nan</text:p>
          </table:table-cell>
          <table:table-cell office:value-type="float" office:value="-0.3384259499" calcext:value-type="float">
            <text:p>-0.3384259499</text:p>
          </table:table-cell>
          <table:table-cell office:value-type="float" office:value="-0.9575580472" calcext:value-type="float">
            <text:p>-0.9575580472</text:p>
          </table:table-cell>
          <table:table-cell office:value-type="string" calcext:value-type="string">
            <text:p>nan</text:p>
          </table:table-cell>
          <table:table-cell office:value-type="float" office:value="-0.0616247357" calcext:value-type="float">
            <text:p>-0.0616247357</text:p>
          </table:table-cell>
          <table:table-cell office:value-type="float" office:value="-0.0408652605" calcext:value-type="float">
            <text:p>-0.0408652605</text:p>
          </table:table-cell>
          <table:table-cell office:value-type="string" calcext:value-type="string">
            <text:p>nan</text:p>
          </table:table-cell>
          <table:table-cell office:value-type="float" office:value="-0.0616247357" calcext:value-type="float">
            <text:p>-0.0616247357</text:p>
          </table:table-cell>
          <table:table-cell office:value-type="float" office:value="-0.0408652605" calcext:value-type="float">
            <text:p>-0.0408652605</text:p>
          </table:table-cell>
          <table:table-cell office:value-type="string" calcext:value-type="string">
            <text:p>nan</text:p>
          </table:table-cell>
          <table:table-cell office:value-type="float" office:value="-0.0655541834" calcext:value-type="float">
            <text:p>-0.0655541834</text:p>
          </table:table-cell>
          <table:table-cell office:value-type="float" office:value="-0.0434822438" calcext:value-type="float">
            <text:p>-0.0434822438</text:p>
          </table:table-cell>
          <table:table-cell office:value-type="float" office:value="-0.1176424224" calcext:value-type="float">
            <text:p>-0.1176424224</text:p>
          </table:table-cell>
          <table:table-cell office:value-type="float" office:value="-0.0560911266" calcext:value-type="float">
            <text:p>-0.0560911266</text:p>
          </table:table-cell>
          <table:table-cell office:value-type="float" office:value="-0.0367498585" calcext:value-type="float">
            <text:p>-0.0367498585</text:p>
          </table:table-cell>
          <table:table-cell office:value-type="float" office:value="-0.1301043281" calcext:value-type="float">
            <text:p>-0.1301043281</text:p>
          </table:table-cell>
          <table:table-cell office:value-type="float" office:value="-0.0777063166" calcext:value-type="float">
            <text:p>-0.0777063166</text:p>
          </table:table-cell>
          <table:table-cell office:value-type="float" office:value="-0.0516472368" calcext:value-type="float">
            <text:p>-0.0516472368</text:p>
          </table:table-cell>
          <table:table-cell office:value-type="string" calcext:value-type="string">
            <text:p>nan</text:p>
          </table:table-cell>
          <table:table-cell office:value-type="float" office:value="0.0527028315" calcext:value-type="float">
            <text:p>0.0527028315</text:p>
          </table:table-cell>
          <table:table-cell office:value-type="float" office:value="-0.7391978624" calcext:value-type="float">
            <text:p>-0.7391978624</text:p>
          </table:table-cell>
          <table:table-cell office:value-type="float" office:value="-0.0971504291" calcext:value-type="float">
            <text:p>-0.0971504291</text:p>
          </table:table-cell>
          <table:table-cell office:value-type="float" office:value="-0.043222922" calcext:value-type="float">
            <text:p>-0.043222922</text:p>
          </table:table-cell>
          <table:table-cell office:value-type="float" office:value="-0.0283484807" calcext:value-type="float">
            <text:p>-0.0283484807</text:p>
          </table:table-cell>
          <table:table-cell office:value-type="float" office:value="0.996315513" calcext:value-type="float">
            <text:p>0.996315513</text:p>
          </table:table-cell>
          <table:table-cell office:value-type="float" office:value="0.9755202042" calcext:value-type="float">
            <text:p>0.9755202042</text:p>
          </table:table-cell>
          <table:table-cell office:value-type="float" office:value="0.8941547163" calcext:value-type="float">
            <text:p>0.8941547163</text:p>
          </table:table-cell>
          <table:table-cell office:value-type="float" office:value="0.0593319346" calcext:value-type="float">
            <text:p>0.0593319346</text:p>
          </table:table-cell>
          <table:table-cell office:value-type="float" office:value="0.0308932517" calcext:value-type="float">
            <text:p>0.0308932517</text:p>
          </table:table-cell>
          <table:table-cell office:value-type="float" office:value="0.0208165992" calcext:value-type="float">
            <text:p>0.0208165992</text:p>
          </table:table-cell>
          <table:table-cell office:value-type="float" office:value="0.1593526373" calcext:value-type="float">
            <text:p>0.1593526373</text:p>
          </table:table-cell>
          <table:table-cell office:value-type="float" office:value="0.0993326265" calcext:value-type="float">
            <text:p>0.0993326265</text:p>
          </table:table-cell>
          <table:table-cell office:value-type="float" office:value="0.0672386088" calcext:value-type="float">
            <text:p>0.0672386088</text:p>
          </table:table-cell>
          <table:table-cell office:value-type="string" calcext:value-type="string">
            <text:p>nan</text:p>
          </table:table-cell>
          <table:table-cell office:value-type="float" office:value="-0.3320988077" calcext:value-type="float">
            <text:p>-0.3320988077</text:p>
          </table:table-cell>
          <table:table-cell office:value-type="float" office:value="-0.7881036623" calcext:value-type="float">
            <text:p>-0.7881036623</text:p>
          </table:table-cell>
          <table:table-cell office:value-type="string" calcext:value-type="string">
            <text:p>nan</text:p>
          </table:table-cell>
          <table:table-cell office:value-type="float" office:value="-0.0552256241" calcext:value-type="float">
            <text:p>-0.0552256241</text:p>
          </table:table-cell>
          <table:table-cell office:value-type="float" office:value="-0.0426478901" calcext:value-type="float">
            <text:p>-0.0426478901</text:p>
          </table:table-cell>
          <table:table-cell office:value-type="string" calcext:value-type="string">
            <text:p>nan</text:p>
          </table:table-cell>
          <table:table-cell office:value-type="float" office:value="-0.0552256241" calcext:value-type="float">
            <text:p>-0.0552256241</text:p>
          </table:table-cell>
          <table:table-cell office:value-type="float" office:value="-0.0426478901" calcext:value-type="float">
            <text:p>-0.0426478901</text:p>
          </table:table-cell>
          <table:table-cell office:value-type="string" calcext:value-type="string">
            <text:p>nan</text:p>
          </table:table-cell>
          <table:table-cell office:value-type="float" office:value="-0.0597225838" calcext:value-type="float">
            <text:p>-0.0597225838</text:p>
          </table:table-cell>
          <table:table-cell office:value-type="float" office:value="-0.0454629861" calcext:value-type="float">
            <text:p>-0.0454629861</text:p>
          </table:table-cell>
          <table:table-cell office:value-type="float" office:value="-0.1145818497" calcext:value-type="float">
            <text:p>-0.1145818497</text:p>
          </table:table-cell>
          <table:table-cell office:value-type="float" office:value="-0.0403935797" calcext:value-type="float">
            <text:p>-0.0403935797</text:p>
          </table:table-cell>
          <table:table-cell office:value-type="float" office:value="-0.0262552466" calcext:value-type="float">
            <text:p>-0.0262552466</text:p>
          </table:table-cell>
          <table:table-cell office:value-type="float" office:value="-0.1216018037" calcext:value-type="float">
            <text:p>-0.1216018037</text:p>
          </table:table-cell>
          <table:table-cell office:value-type="float" office:value="-0.0507967964" calcext:value-type="float">
            <text:p>-0.0507967964</text:p>
          </table:table-cell>
          <table:table-cell office:value-type="float" office:value="-0.033581917" calcext:value-type="float">
            <text:p>-0.033581917</text:p>
          </table:table-cell>
          <table:table-cell office:value-type="string" calcext:value-type="string">
            <text:p>nan</text:p>
          </table:table-cell>
          <table:table-cell office:value-type="float" office:value="0.0341440744" calcext:value-type="float">
            <text:p>0.0341440744</text:p>
          </table:table-cell>
          <table:table-cell office:value-type="float" office:value="-0.5042013337" calcext:value-type="float">
            <text:p>-0.5042013337</text:p>
          </table:table-cell>
          <table:table-cell office:value-type="float" office:value="-0.0967543615" calcext:value-type="float">
            <text:p>-0.0967543615</text:p>
          </table:table-cell>
          <table:table-cell office:value-type="float" office:value="-0.0357557245" calcext:value-type="float">
            <text:p>-0.0357557245</text:p>
          </table:table-cell>
          <table:table-cell office:value-type="float" office:value="-0.02316784" calcext:value-type="float">
            <text:p>-0.02316784</text:p>
          </table:table-cell>
          <table:table-cell office:value-type="string" calcext:value-type="string">
            <text:p>nan</text:p>
          </table:table-cell>
          <table:table-cell office:value-type="float" office:value="0.0871348229" calcext:value-type="float">
            <text:p>0.0871348229</text:p>
          </table:table-cell>
          <table:table-cell office:value-type="float" office:value="-0.9667387522" calcext:value-type="float">
            <text:p>-0.9667387522</text:p>
          </table:table-cell>
        </table:table-row>
        <table:table-row table:style-name="ro1">
          <table:table-cell office:value-type="string" calcext:value-type="string">
            <text:p>Lineus_ruber2</text:p>
          </table:table-cell>
          <table:table-cell office:value-type="string" calcext:value-type="string">
            <text:p>Lineus ruber</text:p>
          </table:table-cell>
          <table:table-cell office:value-type="float" office:value="26549" calcext:value-type="float">
            <text:p>26549</text:p>
          </table:table-cell>
          <table:table-cell office:value-type="float" office:value="777.047082753" calcext:value-type="float">
            <text:p>777.047082753</text:p>
          </table:table-cell>
          <table:table-cell office:value-type="float" office:value="787.204155209" calcext:value-type="float">
            <text:p>787.204155209</text:p>
          </table:table-cell>
          <table:table-cell office:value-type="float" office:value="0.4690795231" calcext:value-type="float">
            <text:p>0.4690795231</text:p>
          </table:table-cell>
          <table:table-cell office:value-type="float" office:value="0.0370656549" calcext:value-type="float">
            <text:p>0.0370656549</text:p>
          </table:table-cell>
          <table:table-cell office:value-type="float" office:value="0.494047559" calcext:value-type="float">
            <text:p>0.494047559</text:p>
          </table:table-cell>
          <table:table-cell office:value-type="float" office:value="0.0811516441" calcext:value-type="float">
            <text:p>0.0811516441</text:p>
          </table:table-cell>
          <table:table-cell office:value-type="float" office:value="0.4041121609" calcext:value-type="float">
            <text:p>0.4041121609</text:p>
          </table:table-cell>
          <table:table-cell office:value-type="float" office:value="0.0583922115" calcext:value-type="float">
            <text:p>0.0583922115</text:p>
          </table:table-cell>
          <table:table-cell office:value-type="float" office:value="-0.0138184707" calcext:value-type="float">
            <text:p>-0.0138184707</text:p>
          </table:table-cell>
          <table:table-cell office:value-type="float" office:value="-0.1418751022" calcext:value-type="float">
            <text:p>-0.1418751022</text:p>
          </table:table-cell>
          <table:table-cell office:value-type="float" office:value="-0.0971960578" calcext:value-type="float">
            <text:p>-0.0971960578</text:p>
          </table:table-cell>
          <table:table-cell office:value-type="float" office:value="0.1457866415" calcext:value-type="float">
            <text:p>0.1457866415</text:p>
          </table:table-cell>
          <table:table-cell office:value-type="float" office:value="0.1213110695" calcext:value-type="float">
            <text:p>0.1213110695</text:p>
          </table:table-cell>
          <table:table-cell office:value-type="float" office:value="0.081712932" calcext:value-type="float">
            <text:p>0.081712932</text:p>
          </table:table-cell>
          <table:table-cell office:value-type="string" calcext:value-type="string">
            <text:p>nan</text:p>
          </table:table-cell>
          <table:table-cell office:value-type="float" office:value="-0.5004852768" calcext:value-type="float">
            <text:p>-0.5004852768</text:p>
          </table:table-cell>
          <table:table-cell office:value-type="float" office:value="-0.9902546751" calcext:value-type="float">
            <text:p>-0.9902546751</text:p>
          </table:table-cell>
          <table:table-cell office:value-type="string" calcext:value-type="string">
            <text:p>nan</text:p>
          </table:table-cell>
          <table:table-cell office:value-type="float" office:value="0.3161464657" calcext:value-type="float">
            <text:p>0.3161464657</text:p>
          </table:table-cell>
          <table:table-cell office:value-type="float" office:value="0.2167738651" calcext:value-type="float">
            <text:p>0.2167738651</text:p>
          </table:table-cell>
          <table:table-cell office:value-type="string" calcext:value-type="string">
            <text:p>nan</text:p>
          </table:table-cell>
          <table:table-cell office:value-type="float" office:value="0.3161464657" calcext:value-type="float">
            <text:p>0.3161464657</text:p>
          </table:table-cell>
          <table:table-cell office:value-type="float" office:value="0.2167738651" calcext:value-type="float">
            <text:p>0.2167738651</text:p>
          </table:table-cell>
          <table:table-cell office:value-type="string" calcext:value-type="string">
            <text:p>nan</text:p>
          </table:table-cell>
          <table:table-cell office:value-type="float" office:value="0.3234894066" calcext:value-type="float">
            <text:p>0.3234894066</text:p>
          </table:table-cell>
          <table:table-cell office:value-type="float" office:value="0.2209209513" calcext:value-type="float">
            <text:p>0.2209209513</text:p>
          </table:table-cell>
          <table:table-cell office:value-type="float" office:value="0.0941412782" calcext:value-type="float">
            <text:p>0.0941412782</text:p>
          </table:table-cell>
          <table:table-cell office:value-type="float" office:value="0.3014410444" calcext:value-type="float">
            <text:p>0.3014410444</text:p>
          </table:table-cell>
          <table:table-cell office:value-type="float" office:value="0.2038362069" calcext:value-type="float">
            <text:p>0.2038362069</text:p>
          </table:table-cell>
          <table:table-cell office:value-type="float" office:value="0.0900693898" calcext:value-type="float">
            <text:p>0.0900693898</text:p>
          </table:table-cell>
          <table:table-cell office:value-type="float" office:value="0.2986908803" calcext:value-type="float">
            <text:p>0.2986908803</text:p>
          </table:table-cell>
          <table:table-cell office:value-type="float" office:value="0.2009604404" calcext:value-type="float">
            <text:p>0.2009604404</text:p>
          </table:table-cell>
          <table:table-cell office:value-type="string" calcext:value-type="string">
            <text:p>nan</text:p>
          </table:table-cell>
          <table:table-cell office:value-type="float" office:value="-0.3134829441" calcext:value-type="float">
            <text:p>-0.3134829441</text:p>
          </table:table-cell>
          <table:table-cell office:value-type="float" office:value="-0.827346227" calcext:value-type="float">
            <text:p>-0.827346227</text:p>
          </table:table-cell>
          <table:table-cell office:value-type="float" office:value="0.1322164339" calcext:value-type="float">
            <text:p>0.1322164339</text:p>
          </table:table-cell>
          <table:table-cell office:value-type="float" office:value="0.3912101409" calcext:value-type="float">
            <text:p>0.3912101409</text:p>
          </table:table-cell>
          <table:table-cell office:value-type="float" office:value="0.2706707096" calcext:value-type="float">
            <text:p>0.2706707096</text:p>
          </table:table-cell>
          <table:table-cell office:value-type="float" office:value="0.9961416885" calcext:value-type="float">
            <text:p>0.9961416885</text:p>
          </table:table-cell>
          <table:table-cell office:value-type="float" office:value="0.9643353408" calcext:value-type="float">
            <text:p>0.9643353408</text:p>
          </table:table-cell>
          <table:table-cell office:value-type="float" office:value="0.8812308161" calcext:value-type="float">
            <text:p>0.8812308161</text:p>
          </table:table-cell>
          <table:table-cell office:value-type="float" office:value="0.0473857451" calcext:value-type="float">
            <text:p>0.0473857451</text:p>
          </table:table-cell>
          <table:table-cell office:value-type="float" office:value="0.0470966353" calcext:value-type="float">
            <text:p>0.0470966353</text:p>
          </table:table-cell>
          <table:table-cell office:value-type="float" office:value="0.0327139402" calcext:value-type="float">
            <text:p>0.0327139402</text:p>
          </table:table-cell>
          <table:table-cell office:value-type="float" office:value="0.1364148012" calcext:value-type="float">
            <text:p>0.1364148012</text:p>
          </table:table-cell>
          <table:table-cell office:value-type="float" office:value="0.0941229744" calcext:value-type="float">
            <text:p>0.0941229744</text:p>
          </table:table-cell>
          <table:table-cell office:value-type="float" office:value="0.0652933083" calcext:value-type="float">
            <text:p>0.0652933083</text:p>
          </table:table-cell>
          <table:table-cell office:value-type="string" calcext:value-type="string">
            <text:p>nan</text:p>
          </table:table-cell>
          <table:table-cell office:value-type="float" office:value="-0.5068344594" calcext:value-type="float">
            <text:p>-0.5068344594</text:p>
          </table:table-cell>
          <table:table-cell office:value-type="float" office:value="-1.0126910483" calcext:value-type="float">
            <text:p>-1.0126910483</text:p>
          </table:table-cell>
          <table:table-cell office:value-type="string" calcext:value-type="string">
            <text:p>nan</text:p>
          </table:table-cell>
          <table:table-cell office:value-type="float" office:value="0.3467900763" calcext:value-type="float">
            <text:p>0.3467900763</text:p>
          </table:table-cell>
          <table:table-cell office:value-type="float" office:value="0.2492642637" calcext:value-type="float">
            <text:p>0.2492642637</text:p>
          </table:table-cell>
          <table:table-cell office:value-type="string" calcext:value-type="string">
            <text:p>nan</text:p>
          </table:table-cell>
          <table:table-cell office:value-type="float" office:value="0.3467900763" calcext:value-type="float">
            <text:p>0.3467900763</text:p>
          </table:table-cell>
          <table:table-cell office:value-type="float" office:value="0.2492642637" calcext:value-type="float">
            <text:p>0.2492642637</text:p>
          </table:table-cell>
          <table:table-cell office:value-type="string" calcext:value-type="string">
            <text:p>nan</text:p>
          </table:table-cell>
          <table:table-cell office:value-type="float" office:value="0.3556097638" calcext:value-type="float">
            <text:p>0.3556097638</text:p>
          </table:table-cell>
          <table:table-cell office:value-type="float" office:value="0.1715475494" calcext:value-type="float">
            <text:p>0.1715475494</text:p>
          </table:table-cell>
          <table:table-cell office:value-type="float" office:value="0.1023831568" calcext:value-type="float">
            <text:p>0.1023831568</text:p>
          </table:table-cell>
          <table:table-cell office:value-type="float" office:value="0.3460800273" calcext:value-type="float">
            <text:p>0.3460800273</text:p>
          </table:table-cell>
          <table:table-cell office:value-type="float" office:value="0.2441150984" calcext:value-type="float">
            <text:p>0.2441150984</text:p>
          </table:table-cell>
          <table:table-cell office:value-type="float" office:value="0.1029545954" calcext:value-type="float">
            <text:p>0.1029545954</text:p>
          </table:table-cell>
          <table:table-cell office:value-type="float" office:value="0.3518267004" calcext:value-type="float">
            <text:p>0.3518267004</text:p>
          </table:table-cell>
          <table:table-cell office:value-type="float" office:value="0.2476167927" calcext:value-type="float">
            <text:p>0.2476167927</text:p>
          </table:table-cell>
          <table:table-cell office:value-type="string" calcext:value-type="string">
            <text:p>nan</text:p>
          </table:table-cell>
          <table:table-cell office:value-type="float" office:value="-0.3493945695" calcext:value-type="float">
            <text:p>-0.3493945695</text:p>
          </table:table-cell>
          <table:table-cell office:value-type="float" office:value="-0.8462285958" calcext:value-type="float">
            <text:p>-0.8462285958</text:p>
          </table:table-cell>
          <table:table-cell office:value-type="float" office:value="0.1367758374" calcext:value-type="float">
            <text:p>0.1367758374</text:p>
          </table:table-cell>
          <table:table-cell office:value-type="float" office:value="0.4208060874" calcext:value-type="float">
            <text:p>0.4208060874</text:p>
          </table:table-cell>
          <table:table-cell office:value-type="float" office:value="0.3023784531" calcext:value-type="float">
            <text:p>0.3023784531</text:p>
          </table:table-cell>
          <table:table-cell office:value-type="string" calcext:value-type="string">
            <text:p>nan</text:p>
          </table:table-cell>
          <table:table-cell office:value-type="float" office:value="-0.0063402142" calcext:value-type="float">
            <text:p>-0.0063402142</text:p>
          </table:table-cell>
          <table:table-cell office:value-type="float" office:value="-0.9908903772" calcext:value-type="float">
            <text:p>-0.9908903772</text:p>
          </table:table-cell>
        </table:table-row>
        <table:table-row table:style-name="ro1">
          <table:table-cell office:value-type="string" calcext:value-type="string">
            <text:p>Liocarcinus_depurator</text:p>
          </table:table-cell>
          <table:table-cell office:value-type="string" calcext:value-type="string">
            <text:p>Liocarcinus depurator</text:p>
          </table:table-cell>
          <table:table-cell office:value-type="float" office:value="9919" calcext:value-type="float">
            <text:p>9919</text:p>
          </table:table-cell>
          <table:table-cell office:value-type="float" office:value="693.598749874" calcext:value-type="float">
            <text:p>693.598749874</text:p>
          </table:table-cell>
          <table:table-cell office:value-type="float" office:value="668.590304419" calcext:value-type="float">
            <text:p>668.590304419</text:p>
          </table:table-cell>
          <table:table-cell office:value-type="float" office:value="0.5072279215" calcext:value-type="float">
            <text:p>0.5072279215</text:p>
          </table:table-cell>
          <table:table-cell office:value-type="float" office:value="0.055969875" calcext:value-type="float">
            <text:p>0.055969875</text:p>
          </table:table-cell>
          <table:table-cell office:value-type="float" office:value="0.5565164819" calcext:value-type="float">
            <text:p>0.5565164819</text:p>
          </table:table-cell>
          <table:table-cell office:value-type="float" office:value="0.1110081741" calcext:value-type="float">
            <text:p>0.1110081741</text:p>
          </table:table-cell>
          <table:table-cell office:value-type="float" office:value="0.4013587227" calcext:value-type="float">
            <text:p>0.4013587227</text:p>
          </table:table-cell>
          <table:table-cell office:value-type="float" office:value="0.0788184365" calcext:value-type="float">
            <text:p>0.0788184365</text:p>
          </table:table-cell>
          <table:table-cell office:value-type="float" office:value="-0.0027063132" calcext:value-type="float">
            <text:p>-0.0027063132</text:p>
          </table:table-cell>
          <table:table-cell office:value-type="float" office:value="-0.0377558622" calcext:value-type="float">
            <text:p>-0.0377558622</text:p>
          </table:table-cell>
          <table:table-cell office:value-type="float" office:value="-0.0242710093" calcext:value-type="float">
            <text:p>-0.0242710093</text:p>
          </table:table-cell>
          <table:table-cell office:value-type="float" office:value="0.1084221658" calcext:value-type="float">
            <text:p>0.1084221658</text:p>
          </table:table-cell>
          <table:table-cell office:value-type="float" office:value="0.050453768" calcext:value-type="float">
            <text:p>0.050453768</text:p>
          </table:table-cell>
          <table:table-cell office:value-type="float" office:value="0.0342655342" calcext:value-type="float">
            <text:p>0.0342655342</text:p>
          </table:table-cell>
          <table:table-cell office:value-type="string" calcext:value-type="string">
            <text:p>nan</text:p>
          </table:table-cell>
          <table:table-cell office:value-type="float" office:value="-0.6035285627" calcext:value-type="float">
            <text:p>-0.6035285627</text:p>
          </table:table-cell>
          <table:table-cell office:value-type="float" office:value="-0.9214125862" calcext:value-type="float">
            <text:p>-0.9214125862</text:p>
          </table:table-cell>
          <table:table-cell office:value-type="string" calcext:value-type="string">
            <text:p>nan</text:p>
          </table:table-cell>
          <table:table-cell office:value-type="float" office:value="0.2638860677" calcext:value-type="float">
            <text:p>0.2638860677</text:p>
          </table:table-cell>
          <table:table-cell office:value-type="float" office:value="0.1724568396" calcext:value-type="float">
            <text:p>0.1724568396</text:p>
          </table:table-cell>
          <table:table-cell office:value-type="string" calcext:value-type="string">
            <text:p>nan</text:p>
          </table:table-cell>
          <table:table-cell office:value-type="float" office:value="0.2638860677" calcext:value-type="float">
            <text:p>0.2638860677</text:p>
          </table:table-cell>
          <table:table-cell office:value-type="float" office:value="0.1724568396" calcext:value-type="float">
            <text:p>0.1724568396</text:p>
          </table:table-cell>
          <table:table-cell office:value-type="string" calcext:value-type="string">
            <text:p>nan</text:p>
          </table:table-cell>
          <table:table-cell office:value-type="float" office:value="0.308249833" calcext:value-type="float">
            <text:p>0.308249833</text:p>
          </table:table-cell>
          <table:table-cell office:value-type="float" office:value="0.2048017931" calcext:value-type="float">
            <text:p>0.2048017931</text:p>
          </table:table-cell>
          <table:table-cell office:value-type="string" calcext:value-type="string">
            <text:p>nan</text:p>
          </table:table-cell>
          <table:table-cell office:value-type="float" office:value="0.2787455589" calcext:value-type="float">
            <text:p>0.2787455589</text:p>
          </table:table-cell>
          <table:table-cell office:value-type="float" office:value="0.1880626899" calcext:value-type="float">
            <text:p>0.1880626899</text:p>
          </table:table-cell>
          <table:table-cell office:value-type="string" calcext:value-type="string">
            <text:p>nan</text:p>
          </table:table-cell>
          <table:table-cell office:value-type="float" office:value="0.2887178492" calcext:value-type="float">
            <text:p>0.2887178492</text:p>
          </table:table-cell>
          <table:table-cell office:value-type="float" office:value="0.1949475691" calcext:value-type="float">
            <text:p>0.1949475691</text:p>
          </table:table-cell>
          <table:table-cell office:value-type="string" calcext:value-type="string">
            <text:p>nan</text:p>
          </table:table-cell>
          <table:table-cell office:value-type="float" office:value="-0.3378449399" calcext:value-type="float">
            <text:p>-0.3378449399</text:p>
          </table:table-cell>
          <table:table-cell office:value-type="float" office:value="-0.8803588891" calcext:value-type="float">
            <text:p>-0.8803588891</text:p>
          </table:table-cell>
          <table:table-cell office:value-type="float" office:value="0.2202321393" calcext:value-type="float">
            <text:p>0.2202321393</text:p>
          </table:table-cell>
          <table:table-cell office:value-type="float" office:value="0.4159436632" calcext:value-type="float">
            <text:p>0.4159436632</text:p>
          </table:table-cell>
          <table:table-cell office:value-type="float" office:value="0.2831884242" calcext:value-type="float">
            <text:p>0.2831884242</text:p>
          </table:table-cell>
          <table:table-cell office:value-type="float" office:value="0.9966459131" calcext:value-type="float">
            <text:p>0.9966459131</text:p>
          </table:table-cell>
          <table:table-cell office:value-type="float" office:value="0.9611563266" calcext:value-type="float">
            <text:p>0.9611563266</text:p>
          </table:table-cell>
          <table:table-cell office:value-type="float" office:value="0.8667212803" calcext:value-type="float">
            <text:p>0.8667212803</text:p>
          </table:table-cell>
          <table:table-cell office:value-type="float" office:value="0.0114984804" calcext:value-type="float">
            <text:p>0.0114984804</text:p>
          </table:table-cell>
          <table:table-cell office:value-type="float" office:value="0.013084898" calcext:value-type="float">
            <text:p>0.013084898</text:p>
          </table:table-cell>
          <table:table-cell office:value-type="float" office:value="0.0087932174" calcext:value-type="float">
            <text:p>0.0087932174</text:p>
          </table:table-cell>
          <table:table-cell office:value-type="float" office:value="0.116681129" calcext:value-type="float">
            <text:p>0.116681129</text:p>
          </table:table-cell>
          <table:table-cell office:value-type="float" office:value="0.0706437399" calcext:value-type="float">
            <text:p>0.0706437399</text:p>
          </table:table-cell>
          <table:table-cell office:value-type="float" office:value="0.0486809569" calcext:value-type="float">
            <text:p>0.0486809569</text:p>
          </table:table-cell>
          <table:table-cell office:value-type="string" calcext:value-type="string">
            <text:p>nan</text:p>
          </table:table-cell>
          <table:table-cell office:value-type="float" office:value="-0.6276582679" calcext:value-type="float">
            <text:p>-0.6276582679</text:p>
          </table:table-cell>
          <table:table-cell office:value-type="float" office:value="-0.9120886818" calcext:value-type="float">
            <text:p>-0.9120886818</text:p>
          </table:table-cell>
          <table:table-cell office:value-type="string" calcext:value-type="string">
            <text:p>nan</text:p>
          </table:table-cell>
          <table:table-cell office:value-type="float" office:value="0.309631228" calcext:value-type="float">
            <text:p>0.309631228</text:p>
          </table:table-cell>
          <table:table-cell office:value-type="float" office:value="0.1573745734" calcext:value-type="float">
            <text:p>0.1573745734</text:p>
          </table:table-cell>
          <table:table-cell office:value-type="string" calcext:value-type="string">
            <text:p>nan</text:p>
          </table:table-cell>
          <table:table-cell office:value-type="float" office:value="0.309631228" calcext:value-type="float">
            <text:p>0.309631228</text:p>
          </table:table-cell>
          <table:table-cell office:value-type="float" office:value="0.1573745734" calcext:value-type="float">
            <text:p>0.1573745734</text:p>
          </table:table-cell>
          <table:table-cell office:value-type="string" calcext:value-type="string">
            <text:p>nan</text:p>
          </table:table-cell>
          <table:table-cell office:value-type="float" office:value="0.3549278066" calcext:value-type="float">
            <text:p>0.3549278066</text:p>
          </table:table-cell>
          <table:table-cell office:value-type="float" office:value="0.1836802883" calcext:value-type="float">
            <text:p>0.1836802883</text:p>
          </table:table-cell>
          <table:table-cell office:value-type="string" calcext:value-type="string">
            <text:p>nan</text:p>
          </table:table-cell>
          <table:table-cell office:value-type="float" office:value="0.3239728728" calcext:value-type="float">
            <text:p>0.3239728728</text:p>
          </table:table-cell>
          <table:table-cell office:value-type="float" office:value="0.2291284156" calcext:value-type="float">
            <text:p>0.2291284156</text:p>
          </table:table-cell>
          <table:table-cell office:value-type="string" calcext:value-type="string">
            <text:p>nan</text:p>
          </table:table-cell>
          <table:table-cell office:value-type="float" office:value="0.3313887184" calcext:value-type="float">
            <text:p>0.3313887184</text:p>
          </table:table-cell>
          <table:table-cell office:value-type="float" office:value="0.2341233358" calcext:value-type="float">
            <text:p>0.2341233358</text:p>
          </table:table-cell>
          <table:table-cell office:value-type="string" calcext:value-type="string">
            <text:p>nan</text:p>
          </table:table-cell>
          <table:table-cell office:value-type="float" office:value="-0.3830583721" calcext:value-type="float">
            <text:p>-0.3830583721</text:p>
          </table:table-cell>
          <table:table-cell office:value-type="float" office:value="-0.7195278921" calcext:value-type="float">
            <text:p>-0.7195278921</text:p>
          </table:table-cell>
          <table:table-cell office:value-type="float" office:value="0.2310929074" calcext:value-type="float">
            <text:p>0.2310929074</text:p>
          </table:table-cell>
          <table:table-cell office:value-type="float" office:value="0.4643930865" calcext:value-type="float">
            <text:p>0.4643930865</text:p>
          </table:table-cell>
          <table:table-cell office:value-type="float" office:value="0.3266250696" calcext:value-type="float">
            <text:p>0.3266250696</text:p>
          </table:table-cell>
          <table:table-cell office:value-type="string" calcext:value-type="string">
            <text:p>nan</text:p>
          </table:table-cell>
          <table:table-cell office:value-type="float" office:value="0.0648478744" calcext:value-type="float">
            <text:p>0.0648478744</text:p>
          </table:table-cell>
          <table:table-cell office:value-type="float" office:value="-0.98907317" calcext:value-type="float">
            <text:p>-0.98907317</text:p>
          </table:table-cell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string" calcext:value-type="string">
            <text:p>Macaca mulatta</text:p>
          </table:table-cell>
          <table:table-cell office:value-type="float" office:value="10498" calcext:value-type="float">
            <text:p>10498</text:p>
          </table:table-cell>
          <table:table-cell office:value-type="float" office:value="436.482758621" calcext:value-type="float">
            <text:p>436.482758621</text:p>
          </table:table-cell>
          <table:table-cell office:value-type="float" office:value="352.719226134" calcext:value-type="float">
            <text:p>352.719226134</text:p>
          </table:table-cell>
          <table:table-cell office:value-type="float" office:value="0.486350297" calcext:value-type="float">
            <text:p>0.486350297</text:p>
          </table:table-cell>
          <table:table-cell office:value-type="float" office:value="0.0698707812" calcext:value-type="float">
            <text:p>0.0698707812</text:p>
          </table:table-cell>
          <table:table-cell office:value-type="float" office:value="0.5190276933" calcext:value-type="float">
            <text:p>0.5190276933</text:p>
          </table:table-cell>
          <table:table-cell office:value-type="float" office:value="0.149640687" calcext:value-type="float">
            <text:p>0.149640687</text:p>
          </table:table-cell>
          <table:table-cell office:value-type="float" office:value="0.4453520518" calcext:value-type="float">
            <text:p>0.4453520518</text:p>
          </table:table-cell>
          <table:table-cell office:value-type="float" office:value="0.098976869" calcext:value-type="float">
            <text:p>0.098976869</text:p>
          </table:table-cell>
          <table:table-cell office:value-type="float" office:value="0.0035115026" calcext:value-type="float">
            <text:p>0.0035115026</text:p>
          </table:table-cell>
          <table:table-cell office:value-type="float" office:value="-0.081590988" calcext:value-type="float">
            <text:p>-0.081590988</text:p>
          </table:table-cell>
          <table:table-cell office:value-type="float" office:value="-0.0602731703" calcext:value-type="float">
            <text:p>-0.0602731703</text:p>
          </table:table-cell>
          <table:table-cell office:value-type="float" office:value="0.1855828051" calcext:value-type="float">
            <text:p>0.1855828051</text:p>
          </table:table-cell>
          <table:table-cell office:value-type="float" office:value="0.2434301209" calcext:value-type="float">
            <text:p>0.2434301209</text:p>
          </table:table-cell>
          <table:table-cell office:value-type="float" office:value="0.1624759147" calcext:value-type="float">
            <text:p>0.1624759147</text:p>
          </table:table-cell>
          <table:table-cell office:value-type="string" calcext:value-type="string">
            <text:p>nan</text:p>
          </table:table-cell>
          <table:table-cell office:value-type="float" office:value="-0.3405450365" calcext:value-type="float">
            <text:p>-0.3405450365</text:p>
          </table:table-cell>
          <table:table-cell office:value-type="float" office:value="-0.9956902965" calcext:value-type="float">
            <text:p>-0.9956902965</text:p>
          </table:table-cell>
          <table:table-cell office:value-type="float" office:value="0.2585014572" calcext:value-type="float">
            <text:p>0.2585014572</text:p>
          </table:table-cell>
          <table:table-cell office:value-type="float" office:value="0.2997920933" calcext:value-type="float">
            <text:p>0.2997920933</text:p>
          </table:table-cell>
          <table:table-cell office:value-type="float" office:value="0.2023219767" calcext:value-type="float">
            <text:p>0.2023219767</text:p>
          </table:table-cell>
          <table:table-cell office:value-type="float" office:value="0.2585014572" calcext:value-type="float">
            <text:p>0.2585014572</text:p>
          </table:table-cell>
          <table:table-cell office:value-type="float" office:value="0.2997920933" calcext:value-type="float">
            <text:p>0.2997920933</text:p>
          </table:table-cell>
          <table:table-cell office:value-type="float" office:value="0.2023219767" calcext:value-type="float">
            <text:p>0.2023219767</text:p>
          </table:table-cell>
          <table:table-cell office:value-type="float" office:value="0.3631252427" calcext:value-type="float">
            <text:p>0.3631252427</text:p>
          </table:table-cell>
          <table:table-cell office:value-type="float" office:value="0.4288242912" calcext:value-type="float">
            <text:p>0.4288242912</text:p>
          </table:table-cell>
          <table:table-cell office:value-type="float" office:value="0.290840363" calcext:value-type="float">
            <text:p>0.290840363</text:p>
          </table:table-cell>
          <table:table-cell office:value-type="float" office:value="0.2800025252" calcext:value-type="float">
            <text:p>0.2800025252</text:p>
          </table:table-cell>
          <table:table-cell office:value-type="float" office:value="0.3218262198" calcext:value-type="float">
            <text:p>0.3218262198</text:p>
          </table:table-cell>
          <table:table-cell office:value-type="float" office:value="0.2151774715" calcext:value-type="float">
            <text:p>0.2151774715</text:p>
          </table:table-cell>
          <table:table-cell office:value-type="float" office:value="0.3304869549" calcext:value-type="float">
            <text:p>0.3304869549</text:p>
          </table:table-cell>
          <table:table-cell office:value-type="float" office:value="0.3814720211" calcext:value-type="float">
            <text:p>0.3814720211</text:p>
          </table:table-cell>
          <table:table-cell office:value-type="float" office:value="0.2561192899" calcext:value-type="float">
            <text:p>0.2561192899</text:p>
          </table:table-cell>
          <table:table-cell office:value-type="string" calcext:value-type="string">
            <text:p>nan</text:p>
          </table:table-cell>
          <table:table-cell office:value-type="float" office:value="-0.4380452985" calcext:value-type="float">
            <text:p>-0.4380452985</text:p>
          </table:table-cell>
          <table:table-cell office:value-type="float" office:value="-0.9741115544" calcext:value-type="float">
            <text:p>-0.9741115544</text:p>
          </table:table-cell>
          <table:table-cell office:value-type="float" office:value="0.4455162175" calcext:value-type="float">
            <text:p>0.4455162175</text:p>
          </table:table-cell>
          <table:table-cell office:value-type="float" office:value="0.5403089195" calcext:value-type="float">
            <text:p>0.5403089195</text:p>
          </table:table-cell>
          <table:table-cell office:value-type="float" office:value="0.3755945773" calcext:value-type="float">
            <text:p>0.3755945773</text:p>
          </table:table-cell>
          <table:table-cell office:value-type="float" office:value="0.9912538541" calcext:value-type="float">
            <text:p>0.9912538541</text:p>
          </table:table-cell>
          <table:table-cell office:value-type="float" office:value="0.9272820706" calcext:value-type="float">
            <text:p>0.9272820706</text:p>
          </table:table-cell>
          <table:table-cell office:value-type="float" office:value="0.8028322194" calcext:value-type="float">
            <text:p>0.8028322194</text:p>
          </table:table-cell>
          <table:table-cell office:value-type="float" office:value="0.1088156053" calcext:value-type="float">
            <text:p>0.1088156053</text:p>
          </table:table-cell>
          <table:table-cell office:value-type="float" office:value="0.2104705394" calcext:value-type="float">
            <text:p>0.2104705394</text:p>
          </table:table-cell>
          <table:table-cell office:value-type="float" office:value="0.1414526423" calcext:value-type="float">
            <text:p>0.1414526423</text:p>
          </table:table-cell>
          <table:table-cell office:value-type="float" office:value="0.2149566882" calcext:value-type="float">
            <text:p>0.2149566882</text:p>
          </table:table-cell>
          <table:table-cell office:value-type="float" office:value="0.3193526678" calcext:value-type="float">
            <text:p>0.3193526678</text:p>
          </table:table-cell>
          <table:table-cell office:value-type="float" office:value="0.2166821751" calcext:value-type="float">
            <text:p>0.2166821751</text:p>
          </table:table-cell>
          <table:table-cell office:value-type="string" calcext:value-type="string">
            <text:p>nan</text:p>
          </table:table-cell>
          <table:table-cell office:value-type="float" office:value="-0.3401645469" calcext:value-type="float">
            <text:p>-0.3401645469</text:p>
          </table:table-cell>
          <table:table-cell office:value-type="float" office:value="-1.0290153802" calcext:value-type="float">
            <text:p>-1.0290153802</text:p>
          </table:table-cell>
          <table:table-cell office:value-type="float" office:value="0.2545810025" calcext:value-type="float">
            <text:p>0.2545810025</text:p>
          </table:table-cell>
          <table:table-cell office:value-type="float" office:value="0.3020112606" calcext:value-type="float">
            <text:p>0.3020112606</text:p>
          </table:table-cell>
          <table:table-cell office:value-type="float" office:value="0.2068483049" calcext:value-type="float">
            <text:p>0.2068483049</text:p>
          </table:table-cell>
          <table:table-cell office:value-type="float" office:value="0.2545810025" calcext:value-type="float">
            <text:p>0.2545810025</text:p>
          </table:table-cell>
          <table:table-cell office:value-type="float" office:value="0.3020112606" calcext:value-type="float">
            <text:p>0.3020112606</text:p>
          </table:table-cell>
          <table:table-cell office:value-type="float" office:value="0.2068483049" calcext:value-type="float">
            <text:p>0.2068483049</text:p>
          </table:table-cell>
          <table:table-cell office:value-type="float" office:value="0.3642229795" calcext:value-type="float">
            <text:p>0.3642229795</text:p>
          </table:table-cell>
          <table:table-cell office:value-type="float" office:value="0.4349575109" calcext:value-type="float">
            <text:p>0.4349575109</text:p>
          </table:table-cell>
          <table:table-cell office:value-type="float" office:value="0.2988530659" calcext:value-type="float">
            <text:p>0.2988530659</text:p>
          </table:table-cell>
          <table:table-cell office:value-type="float" office:value="0.2958283207" calcext:value-type="float">
            <text:p>0.2958283207</text:p>
          </table:table-cell>
          <table:table-cell office:value-type="float" office:value="0.3737876339" calcext:value-type="float">
            <text:p>0.3737876339</text:p>
          </table:table-cell>
          <table:table-cell office:value-type="float" office:value="0.2566978771" calcext:value-type="float">
            <text:p>0.2566978771</text:p>
          </table:table-cell>
          <table:table-cell office:value-type="float" office:value="0.3491487298" calcext:value-type="float">
            <text:p>0.3491487298</text:p>
          </table:table-cell>
          <table:table-cell office:value-type="float" office:value="0.432339384" calcext:value-type="float">
            <text:p>0.432339384</text:p>
          </table:table-cell>
          <table:table-cell office:value-type="float" office:value="0.2977741913" calcext:value-type="float">
            <text:p>0.2977741913</text:p>
          </table:table-cell>
          <table:table-cell office:value-type="string" calcext:value-type="string">
            <text:p>nan</text:p>
          </table:table-cell>
          <table:table-cell office:value-type="float" office:value="-0.4502715451" calcext:value-type="float">
            <text:p>-0.4502715451</text:p>
          </table:table-cell>
          <table:table-cell office:value-type="float" office:value="-0.9844185324" calcext:value-type="float">
            <text:p>-0.9844185324</text:p>
          </table:table-cell>
          <table:table-cell office:value-type="float" office:value="0.4467400013" calcext:value-type="float">
            <text:p>0.4467400013</text:p>
          </table:table-cell>
          <table:table-cell office:value-type="float" office:value="0.5470829808" calcext:value-type="float">
            <text:p>0.5470829808</text:p>
          </table:table-cell>
          <table:table-cell office:value-type="float" office:value="0.3848889722" calcext:value-type="float">
            <text:p>0.3848889722</text:p>
          </table:table-cell>
          <table:table-cell office:value-type="string" calcext:value-type="string">
            <text:p>nan</text:p>
          </table:table-cell>
          <table:table-cell office:value-type="float" office:value="0.0134309809" calcext:value-type="float">
            <text:p>0.0134309809</text:p>
          </table:table-cell>
          <table:table-cell office:value-type="float" office:value="-0.9998579008" calcext:value-type="float">
            <text:p>-0.9998579008</text:p>
          </table:table-cell>
        </table:table-row>
        <table:table-row table:style-name="ro1">
          <table:table-cell office:value-type="string" calcext:value-type="string">
            <text:p>Melitaea_athalia</text:p>
          </table:table-cell>
          <table:table-cell office:value-type="string" calcext:value-type="string">
            <text:p>Melitaea abbas</text:p>
          </table:table-cell>
          <table:table-cell office:value-type="float" office:value="7111" calcext:value-type="float">
            <text:p>7111</text:p>
          </table:table-cell>
          <table:table-cell office:value-type="float" office:value="499.479960624" calcext:value-type="float">
            <text:p>499.479960624</text:p>
          </table:table-cell>
          <table:table-cell office:value-type="float" office:value="378.863563702" calcext:value-type="float">
            <text:p>378.863563702</text:p>
          </table:table-cell>
          <table:table-cell office:value-type="float" office:value="0.4111850186" calcext:value-type="float">
            <text:p>0.4111850186</text:p>
          </table:table-cell>
          <table:table-cell office:value-type="float" office:value="0.0622222336" calcext:value-type="float">
            <text:p>0.0622222336</text:p>
          </table:table-cell>
          <table:table-cell office:value-type="float" office:value="0.3811354681" calcext:value-type="float">
            <text:p>0.3811354681</text:p>
          </table:table-cell>
          <table:table-cell office:value-type="float" office:value="0.1199191981" calcext:value-type="float">
            <text:p>0.1199191981</text:p>
          </table:table-cell>
          <table:table-cell office:value-type="float" office:value="0.2926605367" calcext:value-type="float">
            <text:p>0.2926605367</text:p>
          </table:table-cell>
          <table:table-cell office:value-type="float" office:value="0.0842942178" calcext:value-type="float">
            <text:p>0.0842942178</text:p>
          </table:table-cell>
          <table:table-cell office:value-type="float" office:value="-0.0111282742" calcext:value-type="float">
            <text:p>-0.0111282742</text:p>
          </table:table-cell>
          <table:table-cell office:value-type="float" office:value="-0.2979389986" calcext:value-type="float">
            <text:p>-0.2979389986</text:p>
          </table:table-cell>
          <table:table-cell office:value-type="float" office:value="-0.2220380827" calcext:value-type="float">
            <text:p>-0.2220380827</text:p>
          </table:table-cell>
          <table:table-cell office:value-type="float" office:value="0.1994943974" calcext:value-type="float">
            <text:p>0.1994943974</text:p>
          </table:table-cell>
          <table:table-cell office:value-type="float" office:value="0.1119632362" calcext:value-type="float">
            <text:p>0.1119632362</text:p>
          </table:table-cell>
          <table:table-cell office:value-type="float" office:value="0.0755214832" calcext:value-type="float">
            <text:p>0.0755214832</text:p>
          </table:table-cell>
          <table:table-cell office:value-type="string" calcext:value-type="string">
            <text:p>nan</text:p>
          </table:table-cell>
          <table:table-cell office:value-type="float" office:value="-0.4800983313" calcext:value-type="float">
            <text:p>-0.4800983313</text:p>
          </table:table-cell>
          <table:table-cell office:value-type="float" office:value="-0.9896742195" calcext:value-type="float">
            <text:p>-0.9896742195</text:p>
          </table:table-cell>
          <table:table-cell office:value-type="float" office:value="0.2841474236" calcext:value-type="float">
            <text:p>0.2841474236</text:p>
          </table:table-cell>
          <table:table-cell office:value-type="float" office:value="0.3675598618" calcext:value-type="float">
            <text:p>0.3675598618</text:p>
          </table:table-cell>
          <table:table-cell office:value-type="float" office:value="0.243789721" calcext:value-type="float">
            <text:p>0.243789721</text:p>
          </table:table-cell>
          <table:table-cell office:value-type="float" office:value="0.2841474236" calcext:value-type="float">
            <text:p>0.2841474236</text:p>
          </table:table-cell>
          <table:table-cell office:value-type="float" office:value="0.3675598618" calcext:value-type="float">
            <text:p>0.3675598618</text:p>
          </table:table-cell>
          <table:table-cell office:value-type="float" office:value="0.243789721" calcext:value-type="float">
            <text:p>0.243789721</text:p>
          </table:table-cell>
          <table:table-cell office:value-type="float" office:value="0.2571229276" calcext:value-type="float">
            <text:p>0.2571229276</text:p>
          </table:table-cell>
          <table:table-cell office:value-type="float" office:value="0.4053952918" calcext:value-type="float">
            <text:p>0.4053952918</text:p>
          </table:table-cell>
          <table:table-cell office:value-type="float" office:value="0.2738525047" calcext:value-type="float">
            <text:p>0.2738525047</text:p>
          </table:table-cell>
          <table:table-cell office:value-type="float" office:value="0.2653317815" calcext:value-type="float">
            <text:p>0.2653317815</text:p>
          </table:table-cell>
          <table:table-cell office:value-type="float" office:value="0.3248843971" calcext:value-type="float">
            <text:p>0.3248843971</text:p>
          </table:table-cell>
          <table:table-cell office:value-type="float" office:value="0.2129005168" calcext:value-type="float">
            <text:p>0.2129005168</text:p>
          </table:table-cell>
          <table:table-cell office:value-type="float" office:value="0.2441415243" calcext:value-type="float">
            <text:p>0.2441415243</text:p>
          </table:table-cell>
          <table:table-cell office:value-type="float" office:value="0.3254989249" calcext:value-type="float">
            <text:p>0.3254989249</text:p>
          </table:table-cell>
          <table:table-cell office:value-type="float" office:value="0.2138156441" calcext:value-type="float">
            <text:p>0.2138156441</text:p>
          </table:table-cell>
          <table:table-cell office:value-type="string" calcext:value-type="string">
            <text:p>nan</text:p>
          </table:table-cell>
          <table:table-cell office:value-type="float" office:value="-0.404288506" calcext:value-type="float">
            <text:p>-0.404288506</text:p>
          </table:table-cell>
          <table:table-cell office:value-type="float" office:value="-0.9511449781" calcext:value-type="float">
            <text:p>-0.9511449781</text:p>
          </table:table-cell>
          <table:table-cell office:value-type="float" office:value="0.3457810037" calcext:value-type="float">
            <text:p>0.3457810037</text:p>
          </table:table-cell>
          <table:table-cell office:value-type="float" office:value="0.5154634231" calcext:value-type="float">
            <text:p>0.5154634231</text:p>
          </table:table-cell>
          <table:table-cell office:value-type="float" office:value="0.3549012599" calcext:value-type="float">
            <text:p>0.3549012599</text:p>
          </table:table-cell>
          <table:table-cell office:value-type="float" office:value="0.9791307254" calcext:value-type="float">
            <text:p>0.9791307254</text:p>
          </table:table-cell>
          <table:table-cell office:value-type="float" office:value="0.8122154972" calcext:value-type="float">
            <text:p>0.8122154972</text:p>
          </table:table-cell>
          <table:table-cell office:value-type="float" office:value="0.6559993886" calcext:value-type="float">
            <text:p>0.6559993886</text:p>
          </table:table-cell>
          <table:table-cell office:value-type="float" office:value="0.1865747561" calcext:value-type="float">
            <text:p>0.1865747561</text:p>
          </table:table-cell>
          <table:table-cell office:value-type="float" office:value="0.2040513441" calcext:value-type="float">
            <text:p>0.2040513441</text:p>
          </table:table-cell>
          <table:table-cell office:value-type="float" office:value="0.1406062445" calcext:value-type="float">
            <text:p>0.1406062445</text:p>
          </table:table-cell>
          <table:table-cell office:value-type="float" office:value="0.2581300067" calcext:value-type="float">
            <text:p>0.2581300067</text:p>
          </table:table-cell>
          <table:table-cell office:value-type="float" office:value="0.2754285394" calcext:value-type="float">
            <text:p>0.2754285394</text:p>
          </table:table-cell>
          <table:table-cell office:value-type="float" office:value="0.1905032538" calcext:value-type="float">
            <text:p>0.1905032538</text:p>
          </table:table-cell>
          <table:table-cell office:value-type="string" calcext:value-type="string">
            <text:p>nan</text:p>
          </table:table-cell>
          <table:table-cell office:value-type="float" office:value="-0.5375338619" calcext:value-type="float">
            <text:p>-0.5375338619</text:p>
          </table:table-cell>
          <table:table-cell office:value-type="float" office:value="-1.0445046656" calcext:value-type="float">
            <text:p>-1.0445046656</text:p>
          </table:table-cell>
          <table:table-cell office:value-type="float" office:value="0.3155980714" calcext:value-type="float">
            <text:p>0.3155980714</text:p>
          </table:table-cell>
          <table:table-cell office:value-type="float" office:value="0.5303184602" calcext:value-type="float">
            <text:p>0.5303184602</text:p>
          </table:table-cell>
          <table:table-cell office:value-type="float" office:value="0.3743749118" calcext:value-type="float">
            <text:p>0.3743749118</text:p>
          </table:table-cell>
          <table:table-cell office:value-type="float" office:value="0.3155980714" calcext:value-type="float">
            <text:p>0.3155980714</text:p>
          </table:table-cell>
          <table:table-cell office:value-type="float" office:value="0.5303184602" calcext:value-type="float">
            <text:p>0.5303184602</text:p>
          </table:table-cell>
          <table:table-cell office:value-type="float" office:value="0.3743749118" calcext:value-type="float">
            <text:p>0.3743749118</text:p>
          </table:table-cell>
          <table:table-cell office:value-type="float" office:value="0.2520202278" calcext:value-type="float">
            <text:p>0.2520202278</text:p>
          </table:table-cell>
          <table:table-cell office:value-type="float" office:value="0.4750489203" calcext:value-type="float">
            <text:p>0.4750489203</text:p>
          </table:table-cell>
          <table:table-cell office:value-type="float" office:value="0.3323029175" calcext:value-type="float">
            <text:p>0.3323029175</text:p>
          </table:table-cell>
          <table:table-cell office:value-type="float" office:value="0.3128206401" calcext:value-type="float">
            <text:p>0.3128206401</text:p>
          </table:table-cell>
          <table:table-cell office:value-type="float" office:value="0.5181771429" calcext:value-type="float">
            <text:p>0.5181771429</text:p>
          </table:table-cell>
          <table:table-cell office:value-type="float" office:value="0.3643945216" calcext:value-type="float">
            <text:p>0.3643945216</text:p>
          </table:table-cell>
          <table:table-cell office:value-type="float" office:value="0.2801129518" calcext:value-type="float">
            <text:p>0.2801129518</text:p>
          </table:table-cell>
          <table:table-cell office:value-type="float" office:value="0.4844849979" calcext:value-type="float">
            <text:p>0.4844849979</text:p>
          </table:table-cell>
          <table:table-cell office:value-type="float" office:value="0.3383460782" calcext:value-type="float">
            <text:p>0.3383460782</text:p>
          </table:table-cell>
          <table:table-cell office:value-type="string" calcext:value-type="string">
            <text:p>nan</text:p>
          </table:table-cell>
          <table:table-cell office:value-type="float" office:value="-0.4848570975" calcext:value-type="float">
            <text:p>-0.4848570975</text:p>
          </table:table-cell>
          <table:table-cell office:value-type="float" office:value="-0.9145333903" calcext:value-type="float">
            <text:p>-0.9145333903</text:p>
          </table:table-cell>
          <table:table-cell office:value-type="float" office:value="0.3409897405" calcext:value-type="float">
            <text:p>0.3409897405</text:p>
          </table:table-cell>
          <table:table-cell office:value-type="float" office:value="0.5893340946" calcext:value-type="float">
            <text:p>0.5893340946</text:p>
          </table:table-cell>
          <table:table-cell office:value-type="float" office:value="0.4215112527" calcext:value-type="float">
            <text:p>0.4215112527</text:p>
          </table:table-cell>
          <table:table-cell office:value-type="string" calcext:value-type="string">
            <text:p>nan</text:p>
          </table:table-cell>
          <table:table-cell office:value-type="float" office:value="-0.1343522939" calcext:value-type="float">
            <text:p>-0.1343522939</text:p>
          </table:table-cell>
          <table:table-cell office:value-type="float" office:value="-0.9981953775" calcext:value-type="float">
            <text:p>-0.9981953775</text:p>
          </table:table-cell>
        </table:table-row>
        <table:table-row table:style-name="ro1">
          <table:table-cell office:value-type="string" calcext:value-type="string">
            <text:p>Melitaea_cinxia</text:p>
          </table:table-cell>
          <table:table-cell office:value-type="string" calcext:value-type="string">
            <text:p>Melitaea cinxia</text:p>
          </table:table-cell>
          <table:table-cell office:value-type="float" office:value="12258" calcext:value-type="float">
            <text:p>12258</text:p>
          </table:table-cell>
          <table:table-cell office:value-type="float" office:value="770.54054495" calcext:value-type="float">
            <text:p>770.54054495</text:p>
          </table:table-cell>
          <table:table-cell office:value-type="float" office:value="549.414290717" calcext:value-type="float">
            <text:p>549.414290717</text:p>
          </table:table-cell>
          <table:table-cell office:value-type="float" office:value="0.4134207412" calcext:value-type="float">
            <text:p>0.4134207412</text:p>
          </table:table-cell>
          <table:table-cell office:value-type="float" office:value="0.0675502403" calcext:value-type="float">
            <text:p>0.0675502403</text:p>
          </table:table-cell>
          <table:table-cell office:value-type="float" office:value="0.3829770335" calcext:value-type="float">
            <text:p>0.3829770335</text:p>
          </table:table-cell>
          <table:table-cell office:value-type="float" office:value="0.1213988914" calcext:value-type="float">
            <text:p>0.1213988914</text:p>
          </table:table-cell>
          <table:table-cell office:value-type="float" office:value="0.2749074747" calcext:value-type="float">
            <text:p>0.2749074747</text:p>
          </table:table-cell>
          <table:table-cell office:value-type="float" office:value="0.0813337649" calcext:value-type="float">
            <text:p>0.0813337649</text:p>
          </table:table-cell>
          <table:table-cell office:value-type="float" office:value="-0.0085134023" calcext:value-type="float">
            <text:p>-0.0085134023</text:p>
          </table:table-cell>
          <table:table-cell office:value-type="float" office:value="-0.2400700602" calcext:value-type="float">
            <text:p>-0.2400700602</text:p>
          </table:table-cell>
          <table:table-cell office:value-type="float" office:value="-0.1684607503" calcext:value-type="float">
            <text:p>-0.1684607503</text:p>
          </table:table-cell>
          <table:table-cell office:value-type="float" office:value="0.0588951844" calcext:value-type="float">
            <text:p>0.0588951844</text:p>
          </table:table-cell>
          <table:table-cell office:value-type="float" office:value="-0.0986688444" calcext:value-type="float">
            <text:p>-0.0986688444</text:p>
          </table:table-cell>
          <table:table-cell office:value-type="float" office:value="-0.0657955597" calcext:value-type="float">
            <text:p>-0.0657955597</text:p>
          </table:table-cell>
          <table:table-cell office:value-type="string" calcext:value-type="string">
            <text:p>nan</text:p>
          </table:table-cell>
          <table:table-cell office:value-type="float" office:value="-0.0871474515" calcext:value-type="float">
            <text:p>-0.0871474515</text:p>
          </table:table-cell>
          <table:table-cell office:value-type="float" office:value="-0.9434192842" calcext:value-type="float">
            <text:p>-0.9434192842</text:p>
          </table:table-cell>
          <table:table-cell office:value-type="string" calcext:value-type="string">
            <text:p>nan</text:p>
          </table:table-cell>
          <table:table-cell office:value-type="float" office:value="-0.1632487069" calcext:value-type="float">
            <text:p>-0.1632487069</text:p>
          </table:table-cell>
          <table:table-cell office:value-type="float" office:value="-0.1079413583" calcext:value-type="float">
            <text:p>-0.1079413583</text:p>
          </table:table-cell>
          <table:table-cell office:value-type="string" calcext:value-type="string">
            <text:p>nan</text:p>
          </table:table-cell>
          <table:table-cell office:value-type="float" office:value="-0.1632487069" calcext:value-type="float">
            <text:p>-0.1632487069</text:p>
          </table:table-cell>
          <table:table-cell office:value-type="float" office:value="-0.1079413583" calcext:value-type="float">
            <text:p>-0.1079413583</text:p>
          </table:table-cell>
          <table:table-cell office:value-type="string" calcext:value-type="string">
            <text:p>nan</text:p>
          </table:table-cell>
          <table:table-cell office:value-type="float" office:value="-0.1346889194" calcext:value-type="float">
            <text:p>-0.1346889194</text:p>
          </table:table-cell>
          <table:table-cell office:value-type="float" office:value="-0.0891936642" calcext:value-type="float">
            <text:p>-0.0891936642</text:p>
          </table:table-cell>
          <table:table-cell office:value-type="string" calcext:value-type="string">
            <text:p>nan</text:p>
          </table:table-cell>
          <table:table-cell office:value-type="float" office:value="-0.1900206617" calcext:value-type="float">
            <text:p>-0.1900206617</text:p>
          </table:table-cell>
          <table:table-cell office:value-type="float" office:value="-0.1257186815" calcext:value-type="float">
            <text:p>-0.1257186815</text:p>
          </table:table-cell>
          <table:table-cell office:value-type="string" calcext:value-type="string">
            <text:p>nan</text:p>
          </table:table-cell>
          <table:table-cell office:value-type="float" office:value="-0.158701622" calcext:value-type="float">
            <text:p>-0.158701622</text:p>
          </table:table-cell>
          <table:table-cell office:value-type="float" office:value="-0.1040976298" calcext:value-type="float">
            <text:p>-0.1040976298</text:p>
          </table:table-cell>
          <table:table-cell office:value-type="string" calcext:value-type="string">
            <text:p>nan</text:p>
          </table:table-cell>
          <table:table-cell office:value-type="float" office:value="0.1108549264" calcext:value-type="float">
            <text:p>0.1108549264</text:p>
          </table:table-cell>
          <table:table-cell office:value-type="float" office:value="-0.4993174383" calcext:value-type="float">
            <text:p>-0.4993174383</text:p>
          </table:table-cell>
          <table:table-cell office:value-type="float" office:value="-0.1279503013" calcext:value-type="float">
            <text:p>-0.1279503013</text:p>
          </table:table-cell>
          <table:table-cell office:value-type="float" office:value="-0.1113337156" calcext:value-type="float">
            <text:p>-0.1113337156</text:p>
          </table:table-cell>
          <table:table-cell office:value-type="float" office:value="-0.0741763784" calcext:value-type="float">
            <text:p>-0.0741763784</text:p>
          </table:table-cell>
          <table:table-cell office:value-type="float" office:value="0.9926026615" calcext:value-type="float">
            <text:p>0.9926026615</text:p>
          </table:table-cell>
          <table:table-cell office:value-type="float" office:value="0.9196190976" calcext:value-type="float">
            <text:p>0.9196190976</text:p>
          </table:table-cell>
          <table:table-cell office:value-type="float" office:value="0.7805959871" calcext:value-type="float">
            <text:p>0.7805959871</text:p>
          </table:table-cell>
          <table:table-cell office:value-type="float" office:value="0.099260864" calcext:value-type="float">
            <text:p>0.099260864</text:p>
          </table:table-cell>
          <table:table-cell office:value-type="float" office:value="0.0830477227" calcext:value-type="float">
            <text:p>0.0830477227</text:p>
          </table:table-cell>
          <table:table-cell office:value-type="float" office:value="0.0560542157" calcext:value-type="float">
            <text:p>0.0560542157</text:p>
          </table:table-cell>
          <table:table-cell office:value-type="float" office:value="0.1121521893" calcext:value-type="float">
            <text:p>0.1121521893</text:p>
          </table:table-cell>
          <table:table-cell office:value-type="float" office:value="0.0532922871" calcext:value-type="float">
            <text:p>0.0532922871</text:p>
          </table:table-cell>
          <table:table-cell office:value-type="float" office:value="0.0361267427" calcext:value-type="float">
            <text:p>0.0361267427</text:p>
          </table:table-cell>
          <table:table-cell office:value-type="string" calcext:value-type="string">
            <text:p>nan</text:p>
          </table:table-cell>
          <table:table-cell office:value-type="float" office:value="-0.0569496602" calcext:value-type="float">
            <text:p>-0.0569496602</text:p>
          </table:table-cell>
          <table:table-cell office:value-type="float" office:value="-0.9082044643" calcext:value-type="float">
            <text:p>-0.9082044643</text:p>
          </table:table-cell>
          <table:table-cell office:value-type="string" calcext:value-type="string">
            <text:p>nan</text:p>
          </table:table-cell>
          <table:table-cell office:value-type="float" office:value="-0.0744019227" calcext:value-type="float">
            <text:p>-0.0744019227</text:p>
          </table:table-cell>
          <table:table-cell office:value-type="float" office:value="-0.0493347646" calcext:value-type="float">
            <text:p>-0.0493347646</text:p>
          </table:table-cell>
          <table:table-cell office:value-type="string" calcext:value-type="string">
            <text:p>nan</text:p>
          </table:table-cell>
          <table:table-cell office:value-type="float" office:value="-0.0744019227" calcext:value-type="float">
            <text:p>-0.0744019227</text:p>
          </table:table-cell>
          <table:table-cell office:value-type="float" office:value="-0.0493347646" calcext:value-type="float">
            <text:p>-0.0493347646</text:p>
          </table:table-cell>
          <table:table-cell office:value-type="string" calcext:value-type="string">
            <text:p>nan</text:p>
          </table:table-cell>
          <table:table-cell office:value-type="float" office:value="-0.1554126395" calcext:value-type="float">
            <text:p>-0.1554126395</text:p>
          </table:table-cell>
          <table:table-cell office:value-type="float" office:value="-0.1043662234" calcext:value-type="float">
            <text:p>-0.1043662234</text:p>
          </table:table-cell>
          <table:table-cell office:value-type="string" calcext:value-type="string">
            <text:p>nan</text:p>
          </table:table-cell>
          <table:table-cell office:value-type="float" office:value="-0.1041655999" calcext:value-type="float">
            <text:p>-0.1041655999</text:p>
          </table:table-cell>
          <table:table-cell office:value-type="float" office:value="-0.0691318666" calcext:value-type="float">
            <text:p>-0.0691318666</text:p>
          </table:table-cell>
          <table:table-cell office:value-type="string" calcext:value-type="string">
            <text:p>nan</text:p>
          </table:table-cell>
          <table:table-cell office:value-type="float" office:value="-0.1305094364" calcext:value-type="float">
            <text:p>-0.1305094364</text:p>
          </table:table-cell>
          <table:table-cell office:value-type="float" office:value="-0.0872543125" calcext:value-type="float">
            <text:p>-0.0872543125</text:p>
          </table:table-cell>
          <table:table-cell office:value-type="string" calcext:value-type="string">
            <text:p>nan</text:p>
          </table:table-cell>
          <table:table-cell office:value-type="float" office:value="0.1101857863" calcext:value-type="float">
            <text:p>0.1101857863</text:p>
          </table:table-cell>
          <table:table-cell office:value-type="float" office:value="-0.6736952232" calcext:value-type="float">
            <text:p>-0.6736952232</text:p>
          </table:table-cell>
          <table:table-cell office:value-type="float" office:value="-0.1355351639" calcext:value-type="float">
            <text:p>-0.1355351639</text:p>
          </table:table-cell>
          <table:table-cell office:value-type="float" office:value="-0.1350484651" calcext:value-type="float">
            <text:p>-0.1350484651</text:p>
          </table:table-cell>
          <table:table-cell office:value-type="float" office:value="-0.0910927683" calcext:value-type="float">
            <text:p>-0.0910927683</text:p>
          </table:table-cell>
          <table:table-cell office:value-type="string" calcext:value-type="string">
            <text:p>nan</text:p>
          </table:table-cell>
          <table:table-cell office:value-type="float" office:value="0.1267935107" calcext:value-type="float">
            <text:p>0.1267935107</text:p>
          </table:table-cell>
          <table:table-cell office:value-type="float" office:value="-0.9383448784" calcext:value-type="float">
            <text:p>-0.9383448784</text:p>
          </table:table-cell>
        </table:table-row>
        <table:table-row table:style-name="ro1">
          <table:table-cell office:value-type="string" calcext:value-type="string">
            <text:p>Melitaea_didyma</text:p>
          </table:table-cell>
          <table:table-cell office:value-type="string" calcext:value-type="string">
            <text:p>Melitaea didyma</text:p>
          </table:table-cell>
          <table:table-cell office:value-type="float" office:value="10065" calcext:value-type="float">
            <text:p>10065</text:p>
          </table:table-cell>
          <table:table-cell office:value-type="float" office:value="532.668653751" calcext:value-type="float">
            <text:p>532.668653751</text:p>
          </table:table-cell>
          <table:table-cell office:value-type="float" office:value="421.468294766" calcext:value-type="float">
            <text:p>421.468294766</text:p>
          </table:table-cell>
          <table:table-cell office:value-type="float" office:value="0.4045757664" calcext:value-type="float">
            <text:p>0.4045757664</text:p>
          </table:table-cell>
          <table:table-cell office:value-type="float" office:value="0.0617472556" calcext:value-type="float">
            <text:p>0.0617472556</text:p>
          </table:table-cell>
          <table:table-cell office:value-type="float" office:value="0.3704497492" calcext:value-type="float">
            <text:p>0.3704497492</text:p>
          </table:table-cell>
          <table:table-cell office:value-type="float" office:value="0.1141806333" calcext:value-type="float">
            <text:p>0.1141806333</text:p>
          </table:table-cell>
          <table:table-cell office:value-type="float" office:value="0.2828143213" calcext:value-type="float">
            <text:p>0.2828143213</text:p>
          </table:table-cell>
          <table:table-cell office:value-type="float" office:value="0.0814390535" calcext:value-type="float">
            <text:p>0.0814390535</text:p>
          </table:table-cell>
          <table:table-cell office:value-type="float" office:value="-0.006730089" calcext:value-type="float">
            <text:p>-0.006730089</text:p>
          </table:table-cell>
          <table:table-cell office:value-type="float" office:value="-0.2296802703" calcext:value-type="float">
            <text:p>-0.2296802703</text:p>
          </table:table-cell>
          <table:table-cell office:value-type="float" office:value="-0.1648482713" calcext:value-type="float">
            <text:p>-0.1648482713</text:p>
          </table:table-cell>
          <table:table-cell office:value-type="float" office:value="0.1387196863" calcext:value-type="float">
            <text:p>0.1387196863</text:p>
          </table:table-cell>
          <table:table-cell office:value-type="float" office:value="0.0489406125" calcext:value-type="float">
            <text:p>0.0489406125</text:p>
          </table:table-cell>
          <table:table-cell office:value-type="float" office:value="0.0336045791" calcext:value-type="float">
            <text:p>0.0336045791</text:p>
          </table:table-cell>
          <table:table-cell office:value-type="string" calcext:value-type="string">
            <text:p>nan</text:p>
          </table:table-cell>
          <table:table-cell office:value-type="float" office:value="-0.5530798926" calcext:value-type="float">
            <text:p>-0.5530798926</text:p>
          </table:table-cell>
          <table:table-cell office:value-type="float" office:value="-0.977562533" calcext:value-type="float">
            <text:p>-0.977562533</text:p>
          </table:table-cell>
          <table:table-cell office:value-type="float" office:value="0.2836432269" calcext:value-type="float">
            <text:p>0.2836432269</text:p>
          </table:table-cell>
          <table:table-cell office:value-type="float" office:value="0.3817891188" calcext:value-type="float">
            <text:p>0.3817891188</text:p>
          </table:table-cell>
          <table:table-cell office:value-type="float" office:value="0.2549964181" calcext:value-type="float">
            <text:p>0.2549964181</text:p>
          </table:table-cell>
          <table:table-cell office:value-type="float" office:value="0.2836432269" calcext:value-type="float">
            <text:p>0.2836432269</text:p>
          </table:table-cell>
          <table:table-cell office:value-type="float" office:value="0.3817891188" calcext:value-type="float">
            <text:p>0.3817891188</text:p>
          </table:table-cell>
          <table:table-cell office:value-type="float" office:value="0.2549964181" calcext:value-type="float">
            <text:p>0.2549964181</text:p>
          </table:table-cell>
          <table:table-cell office:value-type="float" office:value="0.2523324769" calcext:value-type="float">
            <text:p>0.2523324769</text:p>
          </table:table-cell>
          <table:table-cell office:value-type="float" office:value="0.4276742701" calcext:value-type="float">
            <text:p>0.4276742701</text:p>
          </table:table-cell>
          <table:table-cell office:value-type="float" office:value="0.2906466693" calcext:value-type="float">
            <text:p>0.2906466693</text:p>
          </table:table-cell>
          <table:table-cell office:value-type="float" office:value="0.2599950414" calcext:value-type="float">
            <text:p>0.2599950414</text:p>
          </table:table-cell>
          <table:table-cell office:value-type="float" office:value="0.3463813976" calcext:value-type="float">
            <text:p>0.3463813976</text:p>
          </table:table-cell>
          <table:table-cell office:value-type="float" office:value="0.2290305866" calcext:value-type="float">
            <text:p>0.2290305866</text:p>
          </table:table-cell>
          <table:table-cell office:value-type="float" office:value="0.2353357951" calcext:value-type="float">
            <text:p>0.2353357951</text:p>
          </table:table-cell>
          <table:table-cell office:value-type="float" office:value="0.3532733176" calcext:value-type="float">
            <text:p>0.3532733176</text:p>
          </table:table-cell>
          <table:table-cell office:value-type="float" office:value="0.2342777701" calcext:value-type="float">
            <text:p>0.2342777701</text:p>
          </table:table-cell>
          <table:table-cell office:value-type="string" calcext:value-type="string">
            <text:p>nan</text:p>
          </table:table-cell>
          <table:table-cell office:value-type="float" office:value="-0.4171817271" calcext:value-type="float">
            <text:p>-0.4171817271</text:p>
          </table:table-cell>
          <table:table-cell office:value-type="float" office:value="-0.9180156161" calcext:value-type="float">
            <text:p>-0.9180156161</text:p>
          </table:table-cell>
          <table:table-cell office:value-type="float" office:value="0.306221409" calcext:value-type="float">
            <text:p>0.306221409</text:p>
          </table:table-cell>
          <table:table-cell office:value-type="float" office:value="0.5293046138" calcext:value-type="float">
            <text:p>0.5293046138</text:p>
          </table:table-cell>
          <table:table-cell office:value-type="float" office:value="0.3648092209" calcext:value-type="float">
            <text:p>0.3648092209</text:p>
          </table:table-cell>
          <table:table-cell office:value-type="float" office:value="0.9912394966" calcext:value-type="float">
            <text:p>0.9912394966</text:p>
          </table:table-cell>
          <table:table-cell office:value-type="float" office:value="0.9060311961" calcext:value-type="float">
            <text:p>0.9060311961</text:p>
          </table:table-cell>
          <table:table-cell office:value-type="float" office:value="0.7687054189" calcext:value-type="float">
            <text:p>0.7687054189</text:p>
          </table:table-cell>
          <table:table-cell office:value-type="float" office:value="0.1236801448" calcext:value-type="float">
            <text:p>0.1236801448</text:p>
          </table:table-cell>
          <table:table-cell office:value-type="float" office:value="0.1221370903" calcext:value-type="float">
            <text:p>0.1221370903</text:p>
          </table:table-cell>
          <table:table-cell office:value-type="float" office:value="0.0837844" calcext:value-type="float">
            <text:p>0.0837844</text:p>
          </table:table-cell>
          <table:table-cell office:value-type="float" office:value="0.1839111338" calcext:value-type="float">
            <text:p>0.1839111338</text:p>
          </table:table-cell>
          <table:table-cell office:value-type="float" office:value="0.1735640528" calcext:value-type="float">
            <text:p>0.1735640528</text:p>
          </table:table-cell>
          <table:table-cell office:value-type="float" office:value="0.1193428068" calcext:value-type="float">
            <text:p>0.1193428068</text:p>
          </table:table-cell>
          <table:table-cell office:value-type="string" calcext:value-type="string">
            <text:p>nan</text:p>
          </table:table-cell>
          <table:table-cell office:value-type="float" office:value="-0.5802867497" calcext:value-type="float">
            <text:p>-0.5802867497</text:p>
          </table:table-cell>
          <table:table-cell office:value-type="float" office:value="-1.0265195722" calcext:value-type="float">
            <text:p>-1.0265195722</text:p>
          </table:table-cell>
          <table:table-cell office:value-type="float" office:value="0.3093302462" calcext:value-type="float">
            <text:p>0.3093302462</text:p>
          </table:table-cell>
          <table:table-cell office:value-type="float" office:value="0.4925916135" calcext:value-type="float">
            <text:p>0.4925916135</text:p>
          </table:table-cell>
          <table:table-cell office:value-type="float" office:value="0.3457680631" calcext:value-type="float">
            <text:p>0.3457680631</text:p>
          </table:table-cell>
          <table:table-cell office:value-type="float" office:value="0.3093302462" calcext:value-type="float">
            <text:p>0.3093302462</text:p>
          </table:table-cell>
          <table:table-cell office:value-type="float" office:value="0.4925916135" calcext:value-type="float">
            <text:p>0.4925916135</text:p>
          </table:table-cell>
          <table:table-cell office:value-type="float" office:value="0.3457680631" calcext:value-type="float">
            <text:p>0.3457680631</text:p>
          </table:table-cell>
          <table:table-cell office:value-type="float" office:value="0.249091367" calcext:value-type="float">
            <text:p>0.249091367</text:p>
          </table:table-cell>
          <table:table-cell office:value-type="float" office:value="0.4650010676" calcext:value-type="float">
            <text:p>0.4650010676</text:p>
          </table:table-cell>
          <table:table-cell office:value-type="float" office:value="0.3256896654" calcext:value-type="float">
            <text:p>0.3256896654</text:p>
          </table:table-cell>
          <table:table-cell office:value-type="float" office:value="0.2931023973" calcext:value-type="float">
            <text:p>0.2931023973</text:p>
          </table:table-cell>
          <table:table-cell office:value-type="float" office:value="0.4749502258" calcext:value-type="float">
            <text:p>0.4749502258</text:p>
          </table:table-cell>
          <table:table-cell office:value-type="float" office:value="0.3323915148" calcext:value-type="float">
            <text:p>0.3323915148</text:p>
          </table:table-cell>
          <table:table-cell office:value-type="float" office:value="0.2588105574" calcext:value-type="float">
            <text:p>0.2588105574</text:p>
          </table:table-cell>
          <table:table-cell office:value-type="float" office:value="0.4540793883" calcext:value-type="float">
            <text:p>0.4540793883</text:p>
          </table:table-cell>
          <table:table-cell office:value-type="float" office:value="0.3170662493" calcext:value-type="float">
            <text:p>0.3170662493</text:p>
          </table:table-cell>
          <table:table-cell office:value-type="string" calcext:value-type="string">
            <text:p>nan</text:p>
          </table:table-cell>
          <table:table-cell office:value-type="float" office:value="-0.4620116698" calcext:value-type="float">
            <text:p>-0.4620116698</text:p>
          </table:table-cell>
          <table:table-cell office:value-type="float" office:value="-0.9480763996" calcext:value-type="float">
            <text:p>-0.9480763996</text:p>
          </table:table-cell>
          <table:table-cell office:value-type="float" office:value="0.3015661865" calcext:value-type="float">
            <text:p>0.3015661865</text:p>
          </table:table-cell>
          <table:table-cell office:value-type="float" office:value="0.5626081208" calcext:value-type="float">
            <text:p>0.5626081208</text:p>
          </table:table-cell>
          <table:table-cell office:value-type="float" office:value="0.4001582747" calcext:value-type="float">
            <text:p>0.4001582747</text:p>
          </table:table-cell>
          <table:table-cell office:value-type="string" calcext:value-type="string">
            <text:p>nan</text:p>
          </table:table-cell>
          <table:table-cell office:value-type="float" office:value="-0.058619274" calcext:value-type="float">
            <text:p>-0.058619274</text:p>
          </table:table-cell>
          <table:table-cell office:value-type="float" office:value="-0.9915796174" calcext:value-type="float">
            <text:p>-0.9915796174</text:p>
          </table:table-cell>
        </table:table-row>
        <table:table-row table:style-name="ro1">
          <table:table-cell office:value-type="string" calcext:value-type="string">
            <text:p>Melitaea_parthenoides</text:p>
          </table:table-cell>
          <table:table-cell office:value-type="string" calcext:value-type="string">
            <text:p>Mellictaparthenoides</text:p>
          </table:table-cell>
          <table:table-cell office:value-type="float" office:value="7751" calcext:value-type="float">
            <text:p>7751</text:p>
          </table:table-cell>
          <table:table-cell office:value-type="float" office:value="499.275319314" calcext:value-type="float">
            <text:p>499.275319314</text:p>
          </table:table-cell>
          <table:table-cell office:value-type="float" office:value="424.775838259" calcext:value-type="float">
            <text:p>424.775838259</text:p>
          </table:table-cell>
          <table:table-cell office:value-type="float" office:value="0.4105502445" calcext:value-type="float">
            <text:p>0.4105502445</text:p>
          </table:table-cell>
          <table:table-cell office:value-type="float" office:value="0.0613148136" calcext:value-type="float">
            <text:p>0.0613148136</text:p>
          </table:table-cell>
          <table:table-cell office:value-type="float" office:value="0.3808807688" calcext:value-type="float">
            <text:p>0.3808807688</text:p>
          </table:table-cell>
          <table:table-cell office:value-type="float" office:value="0.1161663065" calcext:value-type="float">
            <text:p>0.1161663065</text:p>
          </table:table-cell>
          <table:table-cell office:value-type="float" office:value="0.285709984" calcext:value-type="float">
            <text:p>0.285709984</text:p>
          </table:table-cell>
          <table:table-cell office:value-type="float" office:value="0.0792436272" calcext:value-type="float">
            <text:p>0.0792436272</text:p>
          </table:table-cell>
          <table:table-cell office:value-type="float" office:value="-0.0095328588" calcext:value-type="float">
            <text:p>-0.0095328588</text:p>
          </table:table-cell>
          <table:table-cell office:value-type="float" office:value="-0.2972483018" calcext:value-type="float">
            <text:p>-0.2972483018</text:p>
          </table:table-cell>
          <table:table-cell office:value-type="float" office:value="-0.225745797" calcext:value-type="float">
            <text:p>-0.225745797</text:p>
          </table:table-cell>
          <table:table-cell office:value-type="float" office:value="0.1660998315" calcext:value-type="float">
            <text:p>0.1660998315</text:p>
          </table:table-cell>
          <table:table-cell office:value-type="float" office:value="0.056690405" calcext:value-type="float">
            <text:p>0.056690405</text:p>
          </table:table-cell>
          <table:table-cell office:value-type="float" office:value="0.0389424241" calcext:value-type="float">
            <text:p>0.0389424241</text:p>
          </table:table-cell>
          <table:table-cell office:value-type="string" calcext:value-type="string">
            <text:p>nan</text:p>
          </table:table-cell>
          <table:table-cell office:value-type="float" office:value="-0.5183813432" calcext:value-type="float">
            <text:p>-0.5183813432</text:p>
          </table:table-cell>
          <table:table-cell office:value-type="float" office:value="-0.9775433457" calcext:value-type="float">
            <text:p>-0.9775433457</text:p>
          </table:table-cell>
          <table:table-cell office:value-type="float" office:value="0.2467088479" calcext:value-type="float">
            <text:p>0.2467088479</text:p>
          </table:table-cell>
          <table:table-cell office:value-type="float" office:value="0.3163397118" calcext:value-type="float">
            <text:p>0.3163397118</text:p>
          </table:table-cell>
          <table:table-cell office:value-type="float" office:value="0.2094926087" calcext:value-type="float">
            <text:p>0.2094926087</text:p>
          </table:table-cell>
          <table:table-cell office:value-type="float" office:value="0.2467088479" calcext:value-type="float">
            <text:p>0.2467088479</text:p>
          </table:table-cell>
          <table:table-cell office:value-type="float" office:value="0.3163397118" calcext:value-type="float">
            <text:p>0.3163397118</text:p>
          </table:table-cell>
          <table:table-cell office:value-type="float" office:value="0.2094926087" calcext:value-type="float">
            <text:p>0.2094926087</text:p>
          </table:table-cell>
          <table:table-cell office:value-type="float" office:value="0.2006473144" calcext:value-type="float">
            <text:p>0.2006473144</text:p>
          </table:table-cell>
          <table:table-cell office:value-type="float" office:value="0.3546898715" calcext:value-type="float">
            <text:p>0.3546898715</text:p>
          </table:table-cell>
          <table:table-cell office:value-type="float" office:value="0.2382379636" calcext:value-type="float">
            <text:p>0.2382379636</text:p>
          </table:table-cell>
          <table:table-cell office:value-type="float" office:value="0.2240017815" calcext:value-type="float">
            <text:p>0.2240017815</text:p>
          </table:table-cell>
          <table:table-cell office:value-type="float" office:value="0.2801066421" calcext:value-type="float">
            <text:p>0.2801066421</text:p>
          </table:table-cell>
          <table:table-cell office:value-type="float" office:value="0.1831161007" calcext:value-type="float">
            <text:p>0.1831161007</text:p>
          </table:table-cell>
          <table:table-cell office:value-type="float" office:value="0.1944027615" calcext:value-type="float">
            <text:p>0.1944027615</text:p>
          </table:table-cell>
          <table:table-cell office:value-type="float" office:value="0.2890117629" calcext:value-type="float">
            <text:p>0.2890117629</text:p>
          </table:table-cell>
          <table:table-cell office:value-type="float" office:value="0.1895850597" calcext:value-type="float">
            <text:p>0.1895850597</text:p>
          </table:table-cell>
          <table:table-cell office:value-type="string" calcext:value-type="string">
            <text:p>nan</text:p>
          </table:table-cell>
          <table:table-cell office:value-type="float" office:value="-0.3594902087" calcext:value-type="float">
            <text:p>-0.3594902087</text:p>
          </table:table-cell>
          <table:table-cell office:value-type="float" office:value="-0.9515126641" calcext:value-type="float">
            <text:p>-0.9515126641</text:p>
          </table:table-cell>
          <table:table-cell office:value-type="float" office:value="0.233551526" calcext:value-type="float">
            <text:p>0.233551526</text:p>
          </table:table-cell>
          <table:table-cell office:value-type="float" office:value="0.4659942019" calcext:value-type="float">
            <text:p>0.4659942019</text:p>
          </table:table-cell>
          <table:table-cell office:value-type="float" office:value="0.3176885918" calcext:value-type="float">
            <text:p>0.3176885918</text:p>
          </table:table-cell>
          <table:table-cell office:value-type="float" office:value="0.9810180421" calcext:value-type="float">
            <text:p>0.9810180421</text:p>
          </table:table-cell>
          <table:table-cell office:value-type="float" office:value="0.8280987548" calcext:value-type="float">
            <text:p>0.8280987548</text:p>
          </table:table-cell>
          <table:table-cell office:value-type="float" office:value="0.6717483768" calcext:value-type="float">
            <text:p>0.6717483768</text:p>
          </table:table-cell>
          <table:table-cell office:value-type="float" office:value="0.1786238663" calcext:value-type="float">
            <text:p>0.1786238663</text:p>
          </table:table-cell>
          <table:table-cell office:value-type="float" office:value="0.1759141595" calcext:value-type="float">
            <text:p>0.1759141595</text:p>
          </table:table-cell>
          <table:table-cell office:value-type="float" office:value="0.1213846397" calcext:value-type="float">
            <text:p>0.1213846397</text:p>
          </table:table-cell>
          <table:table-cell office:value-type="float" office:value="0.2268152068" calcext:value-type="float">
            <text:p>0.2268152068</text:p>
          </table:table-cell>
          <table:table-cell office:value-type="float" office:value="0.2200938555" calcext:value-type="float">
            <text:p>0.2200938555</text:p>
          </table:table-cell>
          <table:table-cell office:value-type="float" office:value="0.1518086893" calcext:value-type="float">
            <text:p>0.1518086893</text:p>
          </table:table-cell>
          <table:table-cell office:value-type="string" calcext:value-type="string">
            <text:p>nan</text:p>
          </table:table-cell>
          <table:table-cell office:value-type="float" office:value="-0.5825351162" calcext:value-type="float">
            <text:p>-0.5825351162</text:p>
          </table:table-cell>
          <table:table-cell office:value-type="float" office:value="-1.0545814686" calcext:value-type="float">
            <text:p>-1.0545814686</text:p>
          </table:table-cell>
          <table:table-cell office:value-type="float" office:value="0.2787627363" calcext:value-type="float">
            <text:p>0.2787627363</text:p>
          </table:table-cell>
          <table:table-cell office:value-type="float" office:value="0.4695512943" calcext:value-type="float">
            <text:p>0.4695512943</text:p>
          </table:table-cell>
          <table:table-cell office:value-type="float" office:value="0.3270795028" calcext:value-type="float">
            <text:p>0.3270795028</text:p>
          </table:table-cell>
          <table:table-cell office:value-type="float" office:value="0.2787627363" calcext:value-type="float">
            <text:p>0.2787627363</text:p>
          </table:table-cell>
          <table:table-cell office:value-type="float" office:value="0.4695512943" calcext:value-type="float">
            <text:p>0.4695512943</text:p>
          </table:table-cell>
          <table:table-cell office:value-type="float" office:value="0.3270795028" calcext:value-type="float">
            <text:p>0.3270795028</text:p>
          </table:table-cell>
          <table:table-cell office:value-type="float" office:value="0.1945494324" calcext:value-type="float">
            <text:p>0.1945494324</text:p>
          </table:table-cell>
          <table:table-cell office:value-type="float" office:value="0.4140995199" calcext:value-type="float">
            <text:p>0.4140995199</text:p>
          </table:table-cell>
          <table:table-cell office:value-type="float" office:value="0.2868440828" calcext:value-type="float">
            <text:p>0.2868440828</text:p>
          </table:table-cell>
          <table:table-cell office:value-type="float" office:value="0.2685388192" calcext:value-type="float">
            <text:p>0.2685388192</text:p>
          </table:table-cell>
          <table:table-cell office:value-type="float" office:value="0.4571754186" calcext:value-type="float">
            <text:p>0.4571754186</text:p>
          </table:table-cell>
          <table:table-cell office:value-type="float" office:value="0.3172649325" calcext:value-type="float">
            <text:p>0.3172649325</text:p>
          </table:table-cell>
          <table:table-cell office:value-type="float" office:value="0.2249818106" calcext:value-type="float">
            <text:p>0.2249818106</text:p>
          </table:table-cell>
          <table:table-cell office:value-type="float" office:value="0.4225882434" calcext:value-type="float">
            <text:p>0.4225882434</text:p>
          </table:table-cell>
          <table:table-cell office:value-type="float" office:value="0.2918114362" calcext:value-type="float">
            <text:p>0.2918114362</text:p>
          </table:table-cell>
          <table:table-cell office:value-type="string" calcext:value-type="string">
            <text:p>nan</text:p>
          </table:table-cell>
          <table:table-cell office:value-type="float" office:value="-0.4243472559" calcext:value-type="float">
            <text:p>-0.4243472559</text:p>
          </table:table-cell>
          <table:table-cell office:value-type="float" office:value="-0.938241876" calcext:value-type="float">
            <text:p>-0.938241876</text:p>
          </table:table-cell>
          <table:table-cell office:value-type="float" office:value="0.22826275" calcext:value-type="float">
            <text:p>0.22826275</text:p>
          </table:table-cell>
          <table:table-cell office:value-type="float" office:value="0.5230764719" calcext:value-type="float">
            <text:p>0.5230764719</text:p>
          </table:table-cell>
          <table:table-cell office:value-type="float" office:value="0.3685292794" calcext:value-type="float">
            <text:p>0.3685292794</text:p>
          </table:table-cell>
          <table:table-cell office:value-type="string" calcext:value-type="string">
            <text:p>nan</text:p>
          </table:table-cell>
          <table:table-cell office:value-type="float" office:value="-0.0968397302" calcext:value-type="float">
            <text:p>-0.0968397302</text:p>
          </table:table-cell>
          <table:table-cell office:value-type="float" office:value="-0.9940303269" calcext:value-type="float">
            <text:p>-0.9940303269</text:p>
          </table:table-cell>
        </table:table-row>
        <table:table-row table:style-name="ro1">
          <table:table-cell office:value-type="string" calcext:value-type="string">
            <text:p>Mellicta_athalia</text:p>
          </table:table-cell>
          <table:table-cell office:value-type="string" calcext:value-type="string">
            <text:p>Mellicta athalia</text:p>
          </table:table-cell>
          <table:table-cell office:value-type="float" office:value="7116" calcext:value-type="float">
            <text:p>7116</text:p>
          </table:table-cell>
          <table:table-cell office:value-type="float" office:value="499.158797077" calcext:value-type="float">
            <text:p>499.158797077</text:p>
          </table:table-cell>
          <table:table-cell office:value-type="float" office:value="378.775312409" calcext:value-type="float">
            <text:p>378.775312409</text:p>
          </table:table-cell>
          <table:table-cell office:value-type="float" office:value="0.4112868246" calcext:value-type="float">
            <text:p>0.4112868246</text:p>
          </table:table-cell>
          <table:table-cell office:value-type="float" office:value="0.0623127111" calcext:value-type="float">
            <text:p>0.0623127111</text:p>
          </table:table-cell>
          <table:table-cell office:value-type="float" office:value="0.3812871648" calcext:value-type="float">
            <text:p>0.3812871648</text:p>
          </table:table-cell>
          <table:table-cell office:value-type="float" office:value="0.1199068377" calcext:value-type="float">
            <text:p>0.1199068377</text:p>
          </table:table-cell>
          <table:table-cell office:value-type="float" office:value="0.2930670181" calcext:value-type="float">
            <text:p>0.2930670181</text:p>
          </table:table-cell>
          <table:table-cell office:value-type="float" office:value="0.0846400212" calcext:value-type="float">
            <text:p>0.0846400212</text:p>
          </table:table-cell>
          <table:table-cell office:value-type="float" office:value="-0.0108448078" calcext:value-type="float">
            <text:p>-0.0108448078</text:p>
          </table:table-cell>
          <table:table-cell office:value-type="float" office:value="-0.2982152961" calcext:value-type="float">
            <text:p>-0.2982152961</text:p>
          </table:table-cell>
          <table:table-cell office:value-type="float" office:value="-0.2220367653" calcext:value-type="float">
            <text:p>-0.2220367653</text:p>
          </table:table-cell>
          <table:table-cell office:value-type="float" office:value="0.1998920261" calcext:value-type="float">
            <text:p>0.1998920261</text:p>
          </table:table-cell>
          <table:table-cell office:value-type="float" office:value="0.1116349666" calcext:value-type="float">
            <text:p>0.1116349666</text:p>
          </table:table-cell>
          <table:table-cell office:value-type="float" office:value="0.0752765117" calcext:value-type="float">
            <text:p>0.0752765117</text:p>
          </table:table-cell>
          <table:table-cell office:value-type="string" calcext:value-type="string">
            <text:p>nan</text:p>
          </table:table-cell>
          <table:table-cell office:value-type="float" office:value="-0.4819734454" calcext:value-type="float">
            <text:p>-0.4819734454</text:p>
          </table:table-cell>
          <table:table-cell office:value-type="float" office:value="-0.9894451926" calcext:value-type="float">
            <text:p>-0.9894451926</text:p>
          </table:table-cell>
          <table:table-cell office:value-type="float" office:value="0.2854922148" calcext:value-type="float">
            <text:p>0.2854922148</text:p>
          </table:table-cell>
          <table:table-cell office:value-type="float" office:value="0.3687287912" calcext:value-type="float">
            <text:p>0.3687287912</text:p>
          </table:table-cell>
          <table:table-cell office:value-type="float" office:value="0.2445244788" calcext:value-type="float">
            <text:p>0.2445244788</text:p>
          </table:table-cell>
          <table:table-cell office:value-type="float" office:value="0.2854922148" calcext:value-type="float">
            <text:p>0.2854922148</text:p>
          </table:table-cell>
          <table:table-cell office:value-type="float" office:value="0.3687287912" calcext:value-type="float">
            <text:p>0.3687287912</text:p>
          </table:table-cell>
          <table:table-cell office:value-type="float" office:value="0.2445244788" calcext:value-type="float">
            <text:p>0.2445244788</text:p>
          </table:table-cell>
          <table:table-cell office:value-type="float" office:value="0.2583259849" calcext:value-type="float">
            <text:p>0.2583259849</text:p>
          </table:table-cell>
          <table:table-cell office:value-type="float" office:value="0.405626898" calcext:value-type="float">
            <text:p>0.405626898</text:p>
          </table:table-cell>
          <table:table-cell office:value-type="float" office:value="0.2739012877" calcext:value-type="float">
            <text:p>0.2739012877</text:p>
          </table:table-cell>
          <table:table-cell office:value-type="float" office:value="0.2667686642" calcext:value-type="float">
            <text:p>0.2667686642</text:p>
          </table:table-cell>
          <table:table-cell office:value-type="float" office:value="0.3257591052" calcext:value-type="float">
            <text:p>0.3257591052</text:p>
          </table:table-cell>
          <table:table-cell office:value-type="float" office:value="0.2133480056" calcext:value-type="float">
            <text:p>0.2133480056</text:p>
          </table:table-cell>
          <table:table-cell office:value-type="float" office:value="0.2458742874" calcext:value-type="float">
            <text:p>0.2458742874</text:p>
          </table:table-cell>
          <table:table-cell office:value-type="float" office:value="0.3265040203" calcext:value-type="float">
            <text:p>0.3265040203</text:p>
          </table:table-cell>
          <table:table-cell office:value-type="float" office:value="0.2143279374" calcext:value-type="float">
            <text:p>0.2143279374</text:p>
          </table:table-cell>
          <table:table-cell office:value-type="string" calcext:value-type="string">
            <text:p>nan</text:p>
          </table:table-cell>
          <table:table-cell office:value-type="float" office:value="-0.4012499128" calcext:value-type="float">
            <text:p>-0.4012499128</text:p>
          </table:table-cell>
          <table:table-cell office:value-type="float" office:value="-0.9014324311" calcext:value-type="float">
            <text:p>-0.9014324311</text:p>
          </table:table-cell>
          <table:table-cell office:value-type="float" office:value="0.345445109" calcext:value-type="float">
            <text:p>0.345445109</text:p>
          </table:table-cell>
          <table:table-cell office:value-type="float" office:value="0.5155800762" calcext:value-type="float">
            <text:p>0.5155800762</text:p>
          </table:table-cell>
          <table:table-cell office:value-type="float" office:value="0.3549721174" calcext:value-type="float">
            <text:p>0.3549721174</text:p>
          </table:table-cell>
          <table:table-cell office:value-type="float" office:value="0.9793925211" calcext:value-type="float">
            <text:p>0.9793925211</text:p>
          </table:table-cell>
          <table:table-cell office:value-type="float" office:value="0.8126858071" calcext:value-type="float">
            <text:p>0.8126858071</text:p>
          </table:table-cell>
          <table:table-cell office:value-type="float" office:value="0.6564418675" calcext:value-type="float">
            <text:p>0.6564418675</text:p>
          </table:table-cell>
          <table:table-cell office:value-type="float" office:value="0.1854466831" calcext:value-type="float">
            <text:p>0.1854466831</text:p>
          </table:table-cell>
          <table:table-cell office:value-type="float" office:value="0.2034182754" calcext:value-type="float">
            <text:p>0.2034182754</text:p>
          </table:table-cell>
          <table:table-cell office:value-type="float" office:value="0.1401778145" calcext:value-type="float">
            <text:p>0.1401778145</text:p>
          </table:table-cell>
          <table:table-cell office:value-type="float" office:value="0.2584612985" calcext:value-type="float">
            <text:p>0.2584612985</text:p>
          </table:table-cell>
          <table:table-cell office:value-type="float" office:value="0.2753360479" calcext:value-type="float">
            <text:p>0.2753360479</text:p>
          </table:table-cell>
          <table:table-cell office:value-type="float" office:value="0.1904100332" calcext:value-type="float">
            <text:p>0.1904100332</text:p>
          </table:table-cell>
          <table:table-cell office:value-type="string" calcext:value-type="string">
            <text:p>nan</text:p>
          </table:table-cell>
          <table:table-cell office:value-type="float" office:value="-0.5370122352" calcext:value-type="float">
            <text:p>-0.5370122352</text:p>
          </table:table-cell>
          <table:table-cell office:value-type="float" office:value="-1.0506404385" calcext:value-type="float">
            <text:p>-1.0506404385</text:p>
          </table:table-cell>
          <table:table-cell office:value-type="float" office:value="0.3174452019" calcext:value-type="float">
            <text:p>0.3174452019</text:p>
          </table:table-cell>
          <table:table-cell office:value-type="float" office:value="0.5320044786" calcext:value-type="float">
            <text:p>0.5320044786</text:p>
          </table:table-cell>
          <table:table-cell office:value-type="float" office:value="0.3754937219" calcext:value-type="float">
            <text:p>0.3754937219</text:p>
          </table:table-cell>
          <table:table-cell office:value-type="float" office:value="0.3174452019" calcext:value-type="float">
            <text:p>0.3174452019</text:p>
          </table:table-cell>
          <table:table-cell office:value-type="float" office:value="0.5320044786" calcext:value-type="float">
            <text:p>0.5320044786</text:p>
          </table:table-cell>
          <table:table-cell office:value-type="float" office:value="0.3754937219" calcext:value-type="float">
            <text:p>0.3754937219</text:p>
          </table:table-cell>
          <table:table-cell office:value-type="float" office:value="0.2536764501" calcext:value-type="float">
            <text:p>0.2536764501</text:p>
          </table:table-cell>
          <table:table-cell office:value-type="float" office:value="0.4758758329" calcext:value-type="float">
            <text:p>0.4758758329</text:p>
          </table:table-cell>
          <table:table-cell office:value-type="float" office:value="0.3326542048" calcext:value-type="float">
            <text:p>0.3326542048</text:p>
          </table:table-cell>
          <table:table-cell office:value-type="float" office:value="0.3144671418" calcext:value-type="float">
            <text:p>0.3144671418</text:p>
          </table:table-cell>
          <table:table-cell office:value-type="float" office:value="0.5194095483" calcext:value-type="float">
            <text:p>0.5194095483</text:p>
          </table:table-cell>
          <table:table-cell office:value-type="float" office:value="0.3652140686" calcext:value-type="float">
            <text:p>0.3652140686</text:p>
          </table:table-cell>
          <table:table-cell office:value-type="float" office:value="0.2819483439" calcext:value-type="float">
            <text:p>0.2819483439</text:p>
          </table:table-cell>
          <table:table-cell office:value-type="float" office:value="0.4853814525" calcext:value-type="float">
            <text:p>0.4853814525</text:p>
          </table:table-cell>
          <table:table-cell office:value-type="float" office:value="0.3387437237" calcext:value-type="float">
            <text:p>0.3387437237</text:p>
          </table:table-cell>
          <table:table-cell office:value-type="string" calcext:value-type="string">
            <text:p>nan</text:p>
          </table:table-cell>
          <table:table-cell office:value-type="float" office:value="-0.4799919148" calcext:value-type="float">
            <text:p>-0.4799919148</text:p>
          </table:table-cell>
          <table:table-cell office:value-type="float" office:value="-0.9184968106" calcext:value-type="float">
            <text:p>-0.9184968106</text:p>
          </table:table-cell>
          <table:table-cell office:value-type="float" office:value="0.3406495805" calcext:value-type="float">
            <text:p>0.3406495805</text:p>
          </table:table-cell>
          <table:table-cell office:value-type="float" office:value="0.5890408289" calcext:value-type="float">
            <text:p>0.5890408289</text:p>
          </table:table-cell>
          <table:table-cell office:value-type="float" office:value="0.4211243716" calcext:value-type="float">
            <text:p>0.4211243716</text:p>
          </table:table-cell>
          <table:table-cell office:value-type="string" calcext:value-type="string">
            <text:p>nan</text:p>
          </table:table-cell>
          <table:table-cell office:value-type="float" office:value="-0.1310529075" calcext:value-type="float">
            <text:p>-0.1310529075</text:p>
          </table:table-cell>
          <table:table-cell office:value-type="float" office:value="-0.997578481" calcext:value-type="float">
            <text:p>-0.997578481</text:p>
          </table:table-cell>
        </table:table-row>
        <table:table-row table:style-name="ro1">
          <table:table-cell office:value-type="string" calcext:value-type="string">
            <text:p>Mellicta_parthenoides</text:p>
          </table:table-cell>
          <table:table-cell office:value-type="string" calcext:value-type="string">
            <text:p>Mellicta plotina</text:p>
          </table:table-cell>
          <table:table-cell office:value-type="float" office:value="7747" calcext:value-type="float">
            <text:p>7747</text:p>
          </table:table-cell>
          <table:table-cell office:value-type="float" office:value="499.340518911" calcext:value-type="float">
            <text:p>499.340518911</text:p>
          </table:table-cell>
          <table:table-cell office:value-type="float" office:value="424.815877733" calcext:value-type="float">
            <text:p>424.815877733</text:p>
          </table:table-cell>
          <table:table-cell office:value-type="float" office:value="0.4106514602" calcext:value-type="float">
            <text:p>0.4106514602</text:p>
          </table:table-cell>
          <table:table-cell office:value-type="float" office:value="0.0614446562" calcext:value-type="float">
            <text:p>0.0614446562</text:p>
          </table:table-cell>
          <table:table-cell office:value-type="float" office:value="0.3810440453" calcext:value-type="float">
            <text:p>0.3810440453</text:p>
          </table:table-cell>
          <table:table-cell office:value-type="float" office:value="0.1164093839" calcext:value-type="float">
            <text:p>0.1164093839</text:p>
          </table:table-cell>
          <table:table-cell office:value-type="float" office:value="0.2859272701" calcext:value-type="float">
            <text:p>0.2859272701</text:p>
          </table:table-cell>
          <table:table-cell office:value-type="float" office:value="0.0796413785" calcext:value-type="float">
            <text:p>0.0796413785</text:p>
          </table:table-cell>
          <table:table-cell office:value-type="float" office:value="-0.0098877877" calcext:value-type="float">
            <text:p>-0.0098877877</text:p>
          </table:table-cell>
          <table:table-cell office:value-type="float" office:value="-0.2960346438" calcext:value-type="float">
            <text:p>-0.2960346438</text:p>
          </table:table-cell>
          <table:table-cell office:value-type="float" office:value="-0.2250244932" calcext:value-type="float">
            <text:p>-0.2250244932</text:p>
          </table:table-cell>
          <table:table-cell office:value-type="float" office:value="0.1650921747" calcext:value-type="float">
            <text:p>0.1650921747</text:p>
          </table:table-cell>
          <table:table-cell office:value-type="float" office:value="0.0571506672" calcext:value-type="float">
            <text:p>0.0571506672</text:p>
          </table:table-cell>
          <table:table-cell office:value-type="float" office:value="0.0392651913" calcext:value-type="float">
            <text:p>0.0392651913</text:p>
          </table:table-cell>
          <table:table-cell office:value-type="string" calcext:value-type="string">
            <text:p>nan</text:p>
          </table:table-cell>
          <table:table-cell office:value-type="float" office:value="-0.5179455387" calcext:value-type="float">
            <text:p>-0.5179455387</text:p>
          </table:table-cell>
          <table:table-cell office:value-type="float" office:value="-0.975043958" calcext:value-type="float">
            <text:p>-0.975043958</text:p>
          </table:table-cell>
          <table:table-cell office:value-type="float" office:value="0.2466081253" calcext:value-type="float">
            <text:p>0.2466081253</text:p>
          </table:table-cell>
          <table:table-cell office:value-type="float" office:value="0.3175786222" calcext:value-type="float">
            <text:p>0.3175786222</text:p>
          </table:table-cell>
          <table:table-cell office:value-type="float" office:value="0.2103019653" calcext:value-type="float">
            <text:p>0.2103019653</text:p>
          </table:table-cell>
          <table:table-cell office:value-type="float" office:value="0.2466081253" calcext:value-type="float">
            <text:p>0.2466081253</text:p>
          </table:table-cell>
          <table:table-cell office:value-type="float" office:value="0.3175786222" calcext:value-type="float">
            <text:p>0.3175786222</text:p>
          </table:table-cell>
          <table:table-cell office:value-type="float" office:value="0.2103019653" calcext:value-type="float">
            <text:p>0.2103019653</text:p>
          </table:table-cell>
          <table:table-cell office:value-type="float" office:value="0.2002905228" calcext:value-type="float">
            <text:p>0.2002905228</text:p>
          </table:table-cell>
          <table:table-cell office:value-type="float" office:value="0.3555866633" calcext:value-type="float">
            <text:p>0.3555866633</text:p>
          </table:table-cell>
          <table:table-cell office:value-type="float" office:value="0.2387251596" calcext:value-type="float">
            <text:p>0.2387251596</text:p>
          </table:table-cell>
          <table:table-cell office:value-type="float" office:value="0.2244982392" calcext:value-type="float">
            <text:p>0.2244982392</text:p>
          </table:table-cell>
          <table:table-cell office:value-type="float" office:value="0.2816891247" calcext:value-type="float">
            <text:p>0.2816891247</text:p>
          </table:table-cell>
          <table:table-cell office:value-type="float" office:value="0.1842556863" calcext:value-type="float">
            <text:p>0.1842556863</text:p>
          </table:table-cell>
          <table:table-cell office:value-type="float" office:value="0.1944640718" calcext:value-type="float">
            <text:p>0.1944640718</text:p>
          </table:table-cell>
          <table:table-cell office:value-type="float" office:value="0.2897979655" calcext:value-type="float">
            <text:p>0.2897979655</text:p>
          </table:table-cell>
          <table:table-cell office:value-type="float" office:value="0.1900174932" calcext:value-type="float">
            <text:p>0.1900174932</text:p>
          </table:table-cell>
          <table:table-cell office:value-type="string" calcext:value-type="string">
            <text:p>nan</text:p>
          </table:table-cell>
          <table:table-cell office:value-type="float" office:value="-0.3697765885" calcext:value-type="float">
            <text:p>-0.3697765885</text:p>
          </table:table-cell>
          <table:table-cell office:value-type="float" office:value="-0.9444168293" calcext:value-type="float">
            <text:p>-0.9444168293</text:p>
          </table:table-cell>
          <table:table-cell office:value-type="float" office:value="0.232477045" calcext:value-type="float">
            <text:p>0.232477045</text:p>
          </table:table-cell>
          <table:table-cell office:value-type="float" office:value="0.4667092032" calcext:value-type="float">
            <text:p>0.4667092032</text:p>
          </table:table-cell>
          <table:table-cell office:value-type="float" office:value="0.3181418792" calcext:value-type="float">
            <text:p>0.3181418792</text:p>
          </table:table-cell>
          <table:table-cell office:value-type="float" office:value="0.980904509" calcext:value-type="float">
            <text:p>0.980904509</text:p>
          </table:table-cell>
          <table:table-cell office:value-type="float" office:value="0.8284395889" calcext:value-type="float">
            <text:p>0.8284395889</text:p>
          </table:table-cell>
          <table:table-cell office:value-type="float" office:value="0.6722742964" calcext:value-type="float">
            <text:p>0.6722742964</text:p>
          </table:table-cell>
          <table:table-cell office:value-type="float" office:value="0.179150137" calcext:value-type="float">
            <text:p>0.179150137</text:p>
          </table:table-cell>
          <table:table-cell office:value-type="float" office:value="0.1760532697" calcext:value-type="float">
            <text:p>0.1760532697</text:p>
          </table:table-cell>
          <table:table-cell office:value-type="float" office:value="0.1216110454" calcext:value-type="float">
            <text:p>0.1216110454</text:p>
          </table:table-cell>
          <table:table-cell office:value-type="float" office:value="0.226003752" calcext:value-type="float">
            <text:p>0.226003752</text:p>
          </table:table-cell>
          <table:table-cell office:value-type="float" office:value="0.220214478" calcext:value-type="float">
            <text:p>0.220214478</text:p>
          </table:table-cell>
          <table:table-cell office:value-type="float" office:value="0.1518962465" calcext:value-type="float">
            <text:p>0.1518962465</text:p>
          </table:table-cell>
          <table:table-cell office:value-type="string" calcext:value-type="string">
            <text:p>nan</text:p>
          </table:table-cell>
          <table:table-cell office:value-type="float" office:value="-0.5828045681" calcext:value-type="float">
            <text:p>-0.5828045681</text:p>
          </table:table-cell>
          <table:table-cell office:value-type="float" office:value="-1.0547543841" calcext:value-type="float">
            <text:p>-1.0547543841</text:p>
          </table:table-cell>
          <table:table-cell office:value-type="float" office:value="0.2775654616" calcext:value-type="float">
            <text:p>0.2775654616</text:p>
          </table:table-cell>
          <table:table-cell office:value-type="float" office:value="0.4690653592" calcext:value-type="float">
            <text:p>0.4690653592</text:p>
          </table:table-cell>
          <table:table-cell office:value-type="float" office:value="0.3267808968" calcext:value-type="float">
            <text:p>0.3267808968</text:p>
          </table:table-cell>
          <table:table-cell office:value-type="float" office:value="0.2775654616" calcext:value-type="float">
            <text:p>0.2775654616</text:p>
          </table:table-cell>
          <table:table-cell office:value-type="float" office:value="0.4690653592" calcext:value-type="float">
            <text:p>0.4690653592</text:p>
          </table:table-cell>
          <table:table-cell office:value-type="float" office:value="0.3267808968" calcext:value-type="float">
            <text:p>0.3267808968</text:p>
          </table:table-cell>
          <table:table-cell office:value-type="float" office:value="0.1932087353" calcext:value-type="float">
            <text:p>0.1932087353</text:p>
          </table:table-cell>
          <table:table-cell office:value-type="float" office:value="0.4137046717" calcext:value-type="float">
            <text:p>0.4137046717</text:p>
          </table:table-cell>
          <table:table-cell office:value-type="float" office:value="0.2865487315" calcext:value-type="float">
            <text:p>0.2865487315</text:p>
          </table:table-cell>
          <table:table-cell office:value-type="float" office:value="0.2683664231" calcext:value-type="float">
            <text:p>0.2683664231</text:p>
          </table:table-cell>
          <table:table-cell office:value-type="float" office:value="0.4579429634" calcext:value-type="float">
            <text:p>0.4579429634</text:p>
          </table:table-cell>
          <table:table-cell office:value-type="float" office:value="0.3179223402" calcext:value-type="float">
            <text:p>0.3179223402</text:p>
          </table:table-cell>
          <table:table-cell office:value-type="float" office:value="0.2245150205" calcext:value-type="float">
            <text:p>0.2245150205</text:p>
          </table:table-cell>
          <table:table-cell office:value-type="float" office:value="0.4229674751" calcext:value-type="float">
            <text:p>0.4229674751</text:p>
          </table:table-cell>
          <table:table-cell office:value-type="float" office:value="0.2920850928" calcext:value-type="float">
            <text:p>0.2920850928</text:p>
          </table:table-cell>
          <table:table-cell office:value-type="string" calcext:value-type="string">
            <text:p>nan</text:p>
          </table:table-cell>
          <table:table-cell office:value-type="float" office:value="-0.4358956253" calcext:value-type="float">
            <text:p>-0.4358956253</text:p>
          </table:table-cell>
          <table:table-cell office:value-type="float" office:value="-0.9548776808" calcext:value-type="float">
            <text:p>-0.9548776808</text:p>
          </table:table-cell>
          <table:table-cell office:value-type="float" office:value="0.2266610974" calcext:value-type="float">
            <text:p>0.2266610974</text:p>
          </table:table-cell>
          <table:table-cell office:value-type="float" office:value="0.5230217174" calcext:value-type="float">
            <text:p>0.5230217174</text:p>
          </table:table-cell>
          <table:table-cell office:value-type="float" office:value="0.3685564144" calcext:value-type="float">
            <text:p>0.3685564144</text:p>
          </table:table-cell>
          <table:table-cell office:value-type="string" calcext:value-type="string">
            <text:p>nan</text:p>
          </table:table-cell>
          <table:table-cell office:value-type="float" office:value="-0.0940179325" calcext:value-type="float">
            <text:p>-0.0940179325</text:p>
          </table:table-cell>
          <table:table-cell office:value-type="float" office:value="-0.9966942938" calcext:value-type="float">
            <text:p>-0.9966942938</text:p>
          </table:table-cell>
        </table:table-row>
        <table:table-row table:style-name="ro1">
          <table:table-cell office:value-type="string" calcext:value-type="string">
            <text:p>Messor_barbarus</text:p>
          </table:table-cell>
          <table:table-cell office:value-type="string" calcext:value-type="string">
            <text:p>Messor barbarus</text:p>
          </table:table-cell>
          <table:table-cell office:value-type="float" office:value="12056" calcext:value-type="float">
            <text:p>12056</text:p>
          </table:table-cell>
          <table:table-cell office:value-type="float" office:value="1098.88105508" calcext:value-type="float">
            <text:p>1098.88105508</text:p>
          </table:table-cell>
          <table:table-cell office:value-type="float" office:value="1095.44451825" calcext:value-type="float">
            <text:p>1095.44451825</text:p>
          </table:table-cell>
          <table:table-cell office:value-type="float" office:value="0.4560124704" calcext:value-type="float">
            <text:p>0.4560124704</text:p>
          </table:table-cell>
          <table:table-cell office:value-type="float" office:value="0.0704610665" calcext:value-type="float">
            <text:p>0.0704610665</text:p>
          </table:table-cell>
          <table:table-cell office:value-type="float" office:value="0.476590186" calcext:value-type="float">
            <text:p>0.476590186</text:p>
          </table:table-cell>
          <table:table-cell office:value-type="float" office:value="0.1257238152" calcext:value-type="float">
            <text:p>0.1257238152</text:p>
          </table:table-cell>
          <table:table-cell office:value-type="float" office:value="0.3888725274" calcext:value-type="float">
            <text:p>0.3888725274</text:p>
          </table:table-cell>
          <table:table-cell office:value-type="float" office:value="0.0976125145" calcext:value-type="float">
            <text:p>0.0976125145</text:p>
          </table:table-cell>
          <table:table-cell office:value-type="float" office:value="-0.0038880337" calcext:value-type="float">
            <text:p>-0.0038880337</text:p>
          </table:table-cell>
          <table:table-cell office:value-type="float" office:value="-0.0470544947" calcext:value-type="float">
            <text:p>-0.0470544947</text:p>
          </table:table-cell>
          <table:table-cell office:value-type="float" office:value="-0.0296135883" calcext:value-type="float">
            <text:p>-0.0296135883</text:p>
          </table:table-cell>
          <table:table-cell office:value-type="float" office:value="0.0243449964" calcext:value-type="float">
            <text:p>0.0243449964</text:p>
          </table:table-cell>
          <table:table-cell office:value-type="float" office:value="-0.0216948821" calcext:value-type="float">
            <text:p>-0.0216948821</text:p>
          </table:table-cell>
          <table:table-cell office:value-type="float" office:value="-0.0135445327" calcext:value-type="float">
            <text:p>-0.0135445327</text:p>
          </table:table-cell>
          <table:table-cell office:value-type="string" calcext:value-type="string">
            <text:p>nan</text:p>
          </table:table-cell>
          <table:table-cell office:value-type="float" office:value="-0.144513677" calcext:value-type="float">
            <text:p>-0.144513677</text:p>
          </table:table-cell>
          <table:table-cell office:value-type="float" office:value="-0.7967906068" calcext:value-type="float">
            <text:p>-0.7967906068</text:p>
          </table:table-cell>
          <table:table-cell office:value-type="string" calcext:value-type="string">
            <text:p>nan</text:p>
          </table:table-cell>
          <table:table-cell office:value-type="float" office:value="-0.0807601031" calcext:value-type="float">
            <text:p>-0.0807601031</text:p>
          </table:table-cell>
          <table:table-cell office:value-type="float" office:value="-0.05414387" calcext:value-type="float">
            <text:p>-0.05414387</text:p>
          </table:table-cell>
          <table:table-cell office:value-type="string" calcext:value-type="string">
            <text:p>nan</text:p>
          </table:table-cell>
          <table:table-cell office:value-type="float" office:value="-0.0807601031" calcext:value-type="float">
            <text:p>-0.0807601031</text:p>
          </table:table-cell>
          <table:table-cell office:value-type="float" office:value="-0.05414387" calcext:value-type="float">
            <text:p>-0.05414387</text:p>
          </table:table-cell>
          <table:table-cell office:value-type="string" calcext:value-type="string">
            <text:p>nan</text:p>
          </table:table-cell>
          <table:table-cell office:value-type="float" office:value="-0.13945247" calcext:value-type="float">
            <text:p>-0.13945247</text:p>
          </table:table-cell>
          <table:table-cell office:value-type="float" office:value="-0.095084277" calcext:value-type="float">
            <text:p>-0.095084277</text:p>
          </table:table-cell>
          <table:table-cell office:value-type="float" office:value="-0.0740478825" calcext:value-type="float">
            <text:p>-0.0740478825</text:p>
          </table:table-cell>
          <table:table-cell office:value-type="float" office:value="-0.0868360187" calcext:value-type="float">
            <text:p>-0.0868360187</text:p>
          </table:table-cell>
          <table:table-cell office:value-type="float" office:value="-0.0583273939" calcext:value-type="float">
            <text:p>-0.0583273939</text:p>
          </table:table-cell>
          <table:table-cell office:value-type="float" office:value="-0.100064265" calcext:value-type="float">
            <text:p>-0.100064265</text:p>
          </table:table-cell>
          <table:table-cell office:value-type="float" office:value="-0.1280895823" calcext:value-type="float">
            <text:p>-0.1280895823</text:p>
          </table:table-cell>
          <table:table-cell office:value-type="float" office:value="-0.0868139395" calcext:value-type="float">
            <text:p>-0.0868139395</text:p>
          </table:table-cell>
          <table:table-cell office:value-type="string" calcext:value-type="string">
            <text:p>nan</text:p>
          </table:table-cell>
          <table:table-cell office:value-type="float" office:value="0.1230437197" calcext:value-type="float">
            <text:p>0.1230437197</text:p>
          </table:table-cell>
          <table:table-cell office:value-type="float" office:value="-0.8689714939" calcext:value-type="float">
            <text:p>-0.8689714939</text:p>
          </table:table-cell>
          <table:table-cell office:value-type="float" office:value="-0.169516092" calcext:value-type="float">
            <text:p>-0.169516092</text:p>
          </table:table-cell>
          <table:table-cell office:value-type="float" office:value="-0.1320010222" calcext:value-type="float">
            <text:p>-0.1320010222</text:p>
          </table:table-cell>
          <table:table-cell office:value-type="float" office:value="-0.0904692334" calcext:value-type="float">
            <text:p>-0.0904692334</text:p>
          </table:table-cell>
          <table:table-cell office:value-type="float" office:value="0.9915384505" calcext:value-type="float">
            <text:p>0.9915384505</text:p>
          </table:table-cell>
          <table:table-cell office:value-type="float" office:value="0.9660861301" calcext:value-type="float">
            <text:p>0.9660861301</text:p>
          </table:table-cell>
          <table:table-cell office:value-type="float" office:value="0.8598913802" calcext:value-type="float">
            <text:p>0.8598913802</text:p>
          </table:table-cell>
          <table:table-cell office:value-type="float" office:value="-0.0009909494" calcext:value-type="float">
            <text:p>-0.0009909494</text:p>
          </table:table-cell>
          <table:table-cell office:value-type="float" office:value="-0.0182705985" calcext:value-type="float">
            <text:p>-0.0182705985</text:p>
          </table:table-cell>
          <table:table-cell office:value-type="float" office:value="-0.0106135963" calcext:value-type="float">
            <text:p>-0.0106135963</text:p>
          </table:table-cell>
          <table:table-cell office:value-type="float" office:value="0.035778899" calcext:value-type="float">
            <text:p>0.035778899</text:p>
          </table:table-cell>
          <table:table-cell office:value-type="float" office:value="-0.0039275984" calcext:value-type="float">
            <text:p>-0.0039275984</text:p>
          </table:table-cell>
          <table:table-cell office:value-type="float" office:value="-0.0014759307" calcext:value-type="float">
            <text:p>-0.0014759307</text:p>
          </table:table-cell>
          <table:table-cell office:value-type="string" calcext:value-type="string">
            <text:p>nan</text:p>
          </table:table-cell>
          <table:table-cell office:value-type="float" office:value="-0.1700660316" calcext:value-type="float">
            <text:p>-0.1700660316</text:p>
          </table:table-cell>
          <table:table-cell office:value-type="float" office:value="-0.9216384385" calcext:value-type="float">
            <text:p>-0.9216384385</text:p>
          </table:table-cell>
          <table:table-cell office:value-type="string" calcext:value-type="string">
            <text:p>nan</text:p>
          </table:table-cell>
          <table:table-cell office:value-type="float" office:value="0.0051431638" calcext:value-type="float">
            <text:p>0.0051431638</text:p>
          </table:table-cell>
          <table:table-cell office:value-type="float" office:value="0.0003456654" calcext:value-type="float">
            <text:p>0.0003456654</text:p>
          </table:table-cell>
          <table:table-cell office:value-type="string" calcext:value-type="string">
            <text:p>nan</text:p>
          </table:table-cell>
          <table:table-cell office:value-type="float" office:value="0.0051431638" calcext:value-type="float">
            <text:p>0.0051431638</text:p>
          </table:table-cell>
          <table:table-cell office:value-type="float" office:value="0.0003456654" calcext:value-type="float">
            <text:p>0.0003456654</text:p>
          </table:table-cell>
          <table:table-cell office:value-type="string" calcext:value-type="string">
            <text:p>nan</text:p>
          </table:table-cell>
          <table:table-cell office:value-type="float" office:value="-0.072240554" calcext:value-type="float">
            <text:p>-0.072240554</text:p>
          </table:table-cell>
          <table:table-cell office:value-type="float" office:value="-0.0535826722" calcext:value-type="float">
            <text:p>-0.0535826722</text:p>
          </table:table-cell>
          <table:table-cell office:value-type="float" office:value="-0.0342191561" calcext:value-type="float">
            <text:p>-0.0342191561</text:p>
          </table:table-cell>
          <table:table-cell office:value-type="float" office:value="-0.0114646501" calcext:value-type="float">
            <text:p>-0.0114646501</text:p>
          </table:table-cell>
          <table:table-cell office:value-type="float" office:value="-0.0094451185" calcext:value-type="float">
            <text:p>-0.0094451185</text:p>
          </table:table-cell>
          <table:table-cell office:value-type="float" office:value="-0.0668794792" calcext:value-type="float">
            <text:p>-0.0668794792</text:p>
          </table:table-cell>
          <table:table-cell office:value-type="float" office:value="-0.0650730801" calcext:value-type="float">
            <text:p>-0.0650730801</text:p>
          </table:table-cell>
          <table:table-cell office:value-type="float" office:value="-0.0463336747" calcext:value-type="float">
            <text:p>-0.0463336747</text:p>
          </table:table-cell>
          <table:table-cell office:value-type="string" calcext:value-type="string">
            <text:p>nan</text:p>
          </table:table-cell>
          <table:table-cell office:value-type="float" office:value="0.0627581725" calcext:value-type="float">
            <text:p>0.0627581725</text:p>
          </table:table-cell>
          <table:table-cell office:value-type="float" office:value="-0.8606044472" calcext:value-type="float">
            <text:p>-0.8606044472</text:p>
          </table:table-cell>
          <table:table-cell office:value-type="float" office:value="-0.1439009246" calcext:value-type="float">
            <text:p>-0.1439009246</text:p>
          </table:table-cell>
          <table:table-cell office:value-type="float" office:value="-0.0668221828" calcext:value-type="float">
            <text:p>-0.0668221828</text:p>
          </table:table-cell>
          <table:table-cell office:value-type="float" office:value="-0.049098315" calcext:value-type="float">
            <text:p>-0.049098315</text:p>
          </table:table-cell>
          <table:table-cell office:value-type="string" calcext:value-type="string">
            <text:p>nan</text:p>
          </table:table-cell>
          <table:table-cell office:value-type="float" office:value="0.2559687975" calcext:value-type="float">
            <text:p>0.2559687975</text:p>
          </table:table-cell>
          <table:table-cell office:value-type="float" office:value="-0.7795791482" calcext:value-type="float">
            <text:p>-0.7795791482</text:p>
          </table:table-cell>
        </table:table-row>
        <table:table-row table:style-name="ro1">
          <table:table-cell office:value-type="string" calcext:value-type="string">
            <text:p>Messor_capitatus</text:p>
          </table:table-cell>
          <table:table-cell office:value-type="string" calcext:value-type="string">
            <text:p>Messor capitatus</text:p>
          </table:table-cell>
          <table:table-cell office:value-type="float" office:value="11637" calcext:value-type="float">
            <text:p>11637</text:p>
          </table:table-cell>
          <table:table-cell office:value-type="float" office:value="926.98006359" calcext:value-type="float">
            <text:p>926.98006359</text:p>
          </table:table-cell>
          <table:table-cell office:value-type="float" office:value="903.901922701" calcext:value-type="float">
            <text:p>903.901922701</text:p>
          </table:table-cell>
          <table:table-cell office:value-type="float" office:value="0.4515181526" calcext:value-type="float">
            <text:p>0.4515181526</text:p>
          </table:table-cell>
          <table:table-cell office:value-type="float" office:value="0.0660378647" calcext:value-type="float">
            <text:p>0.0660378647</text:p>
          </table:table-cell>
          <table:table-cell office:value-type="float" office:value="0.4693028313" calcext:value-type="float">
            <text:p>0.4693028313</text:p>
          </table:table-cell>
          <table:table-cell office:value-type="float" office:value="0.124537814" calcext:value-type="float">
            <text:p>0.124537814</text:p>
          </table:table-cell>
          <table:table-cell office:value-type="float" office:value="0.3620260378" calcext:value-type="float">
            <text:p>0.3620260378</text:p>
          </table:table-cell>
          <table:table-cell office:value-type="float" office:value="0.0880134973" calcext:value-type="float">
            <text:p>0.0880134973</text:p>
          </table:table-cell>
          <table:table-cell office:value-type="float" office:value="-0.0016927492" calcext:value-type="float">
            <text:p>-0.0016927492</text:p>
          </table:table-cell>
          <table:table-cell office:value-type="float" office:value="-0.0929420837" calcext:value-type="float">
            <text:p>-0.0929420837</text:p>
          </table:table-cell>
          <table:table-cell office:value-type="float" office:value="-0.062524767" calcext:value-type="float">
            <text:p>-0.062524767</text:p>
          </table:table-cell>
          <table:table-cell office:value-type="float" office:value="0.0200405122" calcext:value-type="float">
            <text:p>0.0200405122</text:p>
          </table:table-cell>
          <table:table-cell office:value-type="float" office:value="-0.0355755067" calcext:value-type="float">
            <text:p>-0.0355755067</text:p>
          </table:table-cell>
          <table:table-cell office:value-type="float" office:value="-0.0227992762" calcext:value-type="float">
            <text:p>-0.0227992762</text:p>
          </table:table-cell>
          <table:table-cell office:value-type="string" calcext:value-type="string">
            <text:p>nan</text:p>
          </table:table-cell>
          <table:table-cell office:value-type="float" office:value="-0.5617465938" calcext:value-type="float">
            <text:p>-0.5617465938</text:p>
          </table:table-cell>
          <table:table-cell office:value-type="float" office:value="-0.8684536039" calcext:value-type="float">
            <text:p>-0.8684536039</text:p>
          </table:table-cell>
          <table:table-cell office:value-type="float" office:value="0.1294648506" calcext:value-type="float">
            <text:p>0.1294648506</text:p>
          </table:table-cell>
          <table:table-cell office:value-type="float" office:value="0.2775861952" calcext:value-type="float">
            <text:p>0.2775861952</text:p>
          </table:table-cell>
          <table:table-cell office:value-type="float" office:value="0.1853987851" calcext:value-type="float">
            <text:p>0.1853987851</text:p>
          </table:table-cell>
          <table:table-cell office:value-type="float" office:value="0.1294648506" calcext:value-type="float">
            <text:p>0.1294648506</text:p>
          </table:table-cell>
          <table:table-cell office:value-type="float" office:value="0.2775861952" calcext:value-type="float">
            <text:p>0.2775861952</text:p>
          </table:table-cell>
          <table:table-cell office:value-type="float" office:value="0.1853987851" calcext:value-type="float">
            <text:p>0.1853987851</text:p>
          </table:table-cell>
          <table:table-cell office:value-type="float" office:value="0.1093473781" calcext:value-type="float">
            <text:p>0.1093473781</text:p>
          </table:table-cell>
          <table:table-cell office:value-type="float" office:value="0.3108419032" calcext:value-type="float">
            <text:p>0.3108419032</text:p>
          </table:table-cell>
          <table:table-cell office:value-type="float" office:value="0.2086677924" calcext:value-type="float">
            <text:p>0.2086677924</text:p>
          </table:table-cell>
          <table:table-cell office:value-type="float" office:value="0.1240139114" calcext:value-type="float">
            <text:p>0.1240139114</text:p>
          </table:table-cell>
          <table:table-cell office:value-type="float" office:value="0.2725030045" calcext:value-type="float">
            <text:p>0.2725030045</text:p>
          </table:table-cell>
          <table:table-cell office:value-type="float" office:value="0.1823220799" calcext:value-type="float">
            <text:p>0.1823220799</text:p>
          </table:table-cell>
          <table:table-cell office:value-type="float" office:value="0.1229569652" calcext:value-type="float">
            <text:p>0.1229569652</text:p>
          </table:table-cell>
          <table:table-cell office:value-type="float" office:value="0.3014449653" calcext:value-type="float">
            <text:p>0.3014449653</text:p>
          </table:table-cell>
          <table:table-cell office:value-type="float" office:value="0.2016502375" calcext:value-type="float">
            <text:p>0.2016502375</text:p>
          </table:table-cell>
          <table:table-cell office:value-type="string" calcext:value-type="string">
            <text:p>nan</text:p>
          </table:table-cell>
          <table:table-cell office:value-type="float" office:value="-0.2968996628" calcext:value-type="float">
            <text:p>-0.2968996628</text:p>
          </table:table-cell>
          <table:table-cell office:value-type="float" office:value="-0.6585308001" calcext:value-type="float">
            <text:p>-0.6585308001</text:p>
          </table:table-cell>
          <table:table-cell office:value-type="float" office:value="0.1318632049" calcext:value-type="float">
            <text:p>0.1318632049</text:p>
          </table:table-cell>
          <table:table-cell office:value-type="float" office:value="0.3633067198" calcext:value-type="float">
            <text:p>0.3633067198</text:p>
          </table:table-cell>
          <table:table-cell office:value-type="float" office:value="0.2451522489" calcext:value-type="float">
            <text:p>0.2451522489</text:p>
          </table:table-cell>
          <table:table-cell office:value-type="float" office:value="0.9952821461" calcext:value-type="float">
            <text:p>0.9952821461</text:p>
          </table:table-cell>
          <table:table-cell office:value-type="float" office:value="0.9604000093" calcext:value-type="float">
            <text:p>0.9604000093</text:p>
          </table:table-cell>
          <table:table-cell office:value-type="float" office:value="0.8715022691" calcext:value-type="float">
            <text:p>0.8715022691</text:p>
          </table:table-cell>
          <table:table-cell office:value-type="float" office:value="0.0454729348" calcext:value-type="float">
            <text:p>0.0454729348</text:p>
          </table:table-cell>
          <table:table-cell office:value-type="float" office:value="0.0365203042" calcext:value-type="float">
            <text:p>0.0365203042</text:p>
          </table:table-cell>
          <table:table-cell office:value-type="float" office:value="0.0253101931" calcext:value-type="float">
            <text:p>0.0253101931</text:p>
          </table:table-cell>
          <table:table-cell office:value-type="float" office:value="0.0484219524" calcext:value-type="float">
            <text:p>0.0484219524</text:p>
          </table:table-cell>
          <table:table-cell office:value-type="float" office:value="0.0360267617" calcext:value-type="float">
            <text:p>0.0360267617</text:p>
          </table:table-cell>
          <table:table-cell office:value-type="float" office:value="0.0250138356" calcext:value-type="float">
            <text:p>0.0250138356</text:p>
          </table:table-cell>
          <table:table-cell office:value-type="string" calcext:value-type="string">
            <text:p>nan</text:p>
          </table:table-cell>
          <table:table-cell office:value-type="float" office:value="-0.574574513" calcext:value-type="float">
            <text:p>-0.574574513</text:p>
          </table:table-cell>
          <table:table-cell office:value-type="float" office:value="-0.9613265752" calcext:value-type="float">
            <text:p>-0.9613265752</text:p>
          </table:table-cell>
          <table:table-cell office:value-type="float" office:value="0.1601901296" calcext:value-type="float">
            <text:p>0.1601901296</text:p>
          </table:table-cell>
          <table:table-cell office:value-type="float" office:value="0.3573852788" calcext:value-type="float">
            <text:p>0.3573852788</text:p>
          </table:table-cell>
          <table:table-cell office:value-type="float" office:value="0.2469198085" calcext:value-type="float">
            <text:p>0.2469198085</text:p>
          </table:table-cell>
          <table:table-cell office:value-type="float" office:value="0.1601901296" calcext:value-type="float">
            <text:p>0.1601901296</text:p>
          </table:table-cell>
          <table:table-cell office:value-type="float" office:value="0.3573852788" calcext:value-type="float">
            <text:p>0.3573852788</text:p>
          </table:table-cell>
          <table:table-cell office:value-type="float" office:value="0.2469198085" calcext:value-type="float">
            <text:p>0.2469198085</text:p>
          </table:table-cell>
          <table:table-cell office:value-type="float" office:value="0.1289293081" calcext:value-type="float">
            <text:p>0.1289293081</text:p>
          </table:table-cell>
          <table:table-cell office:value-type="float" office:value="0.3641714562" calcext:value-type="float">
            <text:p>0.3641714562</text:p>
          </table:table-cell>
          <table:table-cell office:value-type="float" office:value="0.251946003" calcext:value-type="float">
            <text:p>0.251946003</text:p>
          </table:table-cell>
          <table:table-cell office:value-type="float" office:value="0.1533040454" calcext:value-type="float">
            <text:p>0.1533040454</text:p>
          </table:table-cell>
          <table:table-cell office:value-type="float" office:value="0.3466926192" calcext:value-type="float">
            <text:p>0.3466926192</text:p>
          </table:table-cell>
          <table:table-cell office:value-type="float" office:value="0.2395213728" calcext:value-type="float">
            <text:p>0.2395213728</text:p>
          </table:table-cell>
          <table:table-cell office:value-type="float" office:value="0.1481961305" calcext:value-type="float">
            <text:p>0.1481961305</text:p>
          </table:table-cell>
          <table:table-cell office:value-type="float" office:value="0.3644175336" calcext:value-type="float">
            <text:p>0.3644175336</text:p>
          </table:table-cell>
          <table:table-cell office:value-type="float" office:value="0.2519646057" calcext:value-type="float">
            <text:p>0.2519646057</text:p>
          </table:table-cell>
          <table:table-cell office:value-type="string" calcext:value-type="string">
            <text:p>nan</text:p>
          </table:table-cell>
          <table:table-cell office:value-type="float" office:value="-0.3462831731" calcext:value-type="float">
            <text:p>-0.3462831731</text:p>
          </table:table-cell>
          <table:table-cell office:value-type="float" office:value="-0.5714888259" calcext:value-type="float">
            <text:p>-0.5714888259</text:p>
          </table:table-cell>
          <table:table-cell office:value-type="float" office:value="0.1449406383" calcext:value-type="float">
            <text:p>0.1449406383</text:p>
          </table:table-cell>
          <table:table-cell office:value-type="float" office:value="0.4132427422" calcext:value-type="float">
            <text:p>0.4132427422</text:p>
          </table:table-cell>
          <table:table-cell office:value-type="float" office:value="0.2874153007" calcext:value-type="float">
            <text:p>0.2874153007</text:p>
          </table:table-cell>
          <table:table-cell office:value-type="string" calcext:value-type="string">
            <text:p>nan</text:p>
          </table:table-cell>
          <table:table-cell office:value-type="float" office:value="0.1295222823" calcext:value-type="float">
            <text:p>0.1295222823</text:p>
          </table:table-cell>
          <table:table-cell office:value-type="float" office:value="-0.9626519714" calcext:value-type="float">
            <text:p>-0.9626519714</text:p>
          </table:table-cell>
        </table:table-row>
        <table:table-row table:style-name="ro1">
          <table:table-cell office:value-type="string" calcext:value-type="string">
            <text:p>Messor_structor</text:p>
          </table:table-cell>
          <table:table-cell office:value-type="string" calcext:value-type="string">
            <text:p>Messor structor</text:p>
          </table:table-cell>
          <table:table-cell office:value-type="float" office:value="13986" calcext:value-type="float">
            <text:p>13986</text:p>
          </table:table-cell>
          <table:table-cell office:value-type="float" office:value="1025.33490633" calcext:value-type="float">
            <text:p>1025.33490633</text:p>
          </table:table-cell>
          <table:table-cell office:value-type="float" office:value="1035.00396895" calcext:value-type="float">
            <text:p>1035.00396895</text:p>
          </table:table-cell>
          <table:table-cell office:value-type="float" office:value="0.4604169797" calcext:value-type="float">
            <text:p>0.4604169797</text:p>
          </table:table-cell>
          <table:table-cell office:value-type="float" office:value="0.0733965734" calcext:value-type="float">
            <text:p>0.0733965734</text:p>
          </table:table-cell>
          <table:table-cell office:value-type="float" office:value="0.4850309998" calcext:value-type="float">
            <text:p>0.4850309998</text:p>
          </table:table-cell>
          <table:table-cell office:value-type="float" office:value="0.1329506478" calcext:value-type="float">
            <text:p>0.1329506478</text:p>
          </table:table-cell>
          <table:table-cell office:value-type="float" office:value="0.3919240285" calcext:value-type="float">
            <text:p>0.3919240285</text:p>
          </table:table-cell>
          <table:table-cell office:value-type="float" office:value="0.0922337114" calcext:value-type="float">
            <text:p>0.0922337114</text:p>
          </table:table-cell>
          <table:table-cell office:value-type="float" office:value="0.0004308754" calcext:value-type="float">
            <text:p>0.0004308754</text:p>
          </table:table-cell>
          <table:table-cell office:value-type="float" office:value="-0.0400614158" calcext:value-type="float">
            <text:p>-0.0400614158</text:p>
          </table:table-cell>
          <table:table-cell office:value-type="float" office:value="-0.0234179737" calcext:value-type="float">
            <text:p>-0.0234179737</text:p>
          </table:table-cell>
          <table:table-cell office:value-type="float" office:value="-0.0234620992" calcext:value-type="float">
            <text:p>-0.0234620992</text:p>
          </table:table-cell>
          <table:table-cell office:value-type="float" office:value="-0.0782798325" calcext:value-type="float">
            <text:p>-0.0782798325</text:p>
          </table:table-cell>
          <table:table-cell office:value-type="float" office:value="-0.0501438024" calcext:value-type="float">
            <text:p>-0.0501438024</text:p>
          </table:table-cell>
          <table:table-cell office:value-type="string" calcext:value-type="string">
            <text:p>nan</text:p>
          </table:table-cell>
          <table:table-cell office:value-type="float" office:value="-0.434797745" calcext:value-type="float">
            <text:p>-0.434797745</text:p>
          </table:table-cell>
          <table:table-cell office:value-type="float" office:value="-0.9231044078" calcext:value-type="float">
            <text:p>-0.9231044078</text:p>
          </table:table-cell>
          <table:table-cell office:value-type="float" office:value="0.127286206" calcext:value-type="float">
            <text:p>0.127286206</text:p>
          </table:table-cell>
          <table:table-cell office:value-type="float" office:value="0.1935031241" calcext:value-type="float">
            <text:p>0.1935031241</text:p>
          </table:table-cell>
          <table:table-cell office:value-type="float" office:value="0.1266447548" calcext:value-type="float">
            <text:p>0.1266447548</text:p>
          </table:table-cell>
          <table:table-cell office:value-type="float" office:value="0.127286206" calcext:value-type="float">
            <text:p>0.127286206</text:p>
          </table:table-cell>
          <table:table-cell office:value-type="float" office:value="0.1935031241" calcext:value-type="float">
            <text:p>0.1935031241</text:p>
          </table:table-cell>
          <table:table-cell office:value-type="float" office:value="0.1266447548" calcext:value-type="float">
            <text:p>0.1266447548</text:p>
          </table:table-cell>
          <table:table-cell office:value-type="float" office:value="0.090691288" calcext:value-type="float">
            <text:p>0.090691288</text:p>
          </table:table-cell>
          <table:table-cell office:value-type="float" office:value="0.1860129243" calcext:value-type="float">
            <text:p>0.1860129243</text:p>
          </table:table-cell>
          <table:table-cell office:value-type="float" office:value="0.120086427" calcext:value-type="float">
            <text:p>0.120086427</text:p>
          </table:table-cell>
          <table:table-cell office:value-type="float" office:value="0.1218994784" calcext:value-type="float">
            <text:p>0.1218994784</text:p>
          </table:table-cell>
          <table:table-cell office:value-type="float" office:value="0.192777644" calcext:value-type="float">
            <text:p>0.192777644</text:p>
          </table:table-cell>
          <table:table-cell office:value-type="float" office:value="0.1262641005" calcext:value-type="float">
            <text:p>0.1262641005</text:p>
          </table:table-cell>
          <table:table-cell office:value-type="float" office:value="0.097539414" calcext:value-type="float">
            <text:p>0.097539414</text:p>
          </table:table-cell>
          <table:table-cell office:value-type="float" office:value="0.1872522781" calcext:value-type="float">
            <text:p>0.1872522781</text:p>
          </table:table-cell>
          <table:table-cell office:value-type="float" office:value="0.1218183212" calcext:value-type="float">
            <text:p>0.1218183212</text:p>
          </table:table-cell>
          <table:table-cell office:value-type="string" calcext:value-type="string">
            <text:p>nan</text:p>
          </table:table-cell>
          <table:table-cell office:value-type="float" office:value="-0.1813794608" calcext:value-type="float">
            <text:p>-0.1813794608</text:p>
          </table:table-cell>
          <table:table-cell office:value-type="float" office:value="-0.6689854275" calcext:value-type="float">
            <text:p>-0.6689854275</text:p>
          </table:table-cell>
          <table:table-cell office:value-type="float" office:value="0.0638663765" calcext:value-type="float">
            <text:p>0.0638663765</text:p>
          </table:table-cell>
          <table:table-cell office:value-type="float" office:value="0.2172764568" calcext:value-type="float">
            <text:p>0.2172764568</text:p>
          </table:table-cell>
          <table:table-cell office:value-type="float" office:value="0.1404422999" calcext:value-type="float">
            <text:p>0.1404422999</text:p>
          </table:table-cell>
          <table:table-cell office:value-type="float" office:value="0.9885906375" calcext:value-type="float">
            <text:p>0.9885906375</text:p>
          </table:table-cell>
          <table:table-cell office:value-type="float" office:value="0.9601965953" calcext:value-type="float">
            <text:p>0.9601965953</text:p>
          </table:table-cell>
          <table:table-cell office:value-type="float" office:value="0.8491293422" calcext:value-type="float">
            <text:p>0.8491293422</text:p>
          </table:table-cell>
          <table:table-cell office:value-type="float" office:value="-0.0053255103" calcext:value-type="float">
            <text:p>-0.0053255103</text:p>
          </table:table-cell>
          <table:table-cell office:value-type="float" office:value="-0.0279356228" calcext:value-type="float">
            <text:p>-0.0279356228</text:p>
          </table:table-cell>
          <table:table-cell office:value-type="float" office:value="-0.0163871396" calcext:value-type="float">
            <text:p>-0.0163871396</text:p>
          </table:table-cell>
          <table:table-cell office:value-type="float" office:value="-0.0105421726" calcext:value-type="float">
            <text:p>-0.0105421726</text:p>
          </table:table-cell>
          <table:table-cell office:value-type="float" office:value="-0.057329129" calcext:value-type="float">
            <text:p>-0.057329129</text:p>
          </table:table-cell>
          <table:table-cell office:value-type="float" office:value="-0.0365928452" calcext:value-type="float">
            <text:p>-0.0365928452</text:p>
          </table:table-cell>
          <table:table-cell office:value-type="string" calcext:value-type="string">
            <text:p>nan</text:p>
          </table:table-cell>
          <table:table-cell office:value-type="float" office:value="-0.4693366744" calcext:value-type="float">
            <text:p>-0.4693366744</text:p>
          </table:table-cell>
          <table:table-cell office:value-type="float" office:value="-0.8530961759" calcext:value-type="float">
            <text:p>-0.8530961759</text:p>
          </table:table-cell>
          <table:table-cell office:value-type="float" office:value="0.1770286564" calcext:value-type="float">
            <text:p>0.1770286564</text:p>
          </table:table-cell>
          <table:table-cell office:value-type="float" office:value="0.2865201565" calcext:value-type="float">
            <text:p>0.2865201565</text:p>
          </table:table-cell>
          <table:table-cell office:value-type="float" office:value="0.1905151709" calcext:value-type="float">
            <text:p>0.1905151709</text:p>
          </table:table-cell>
          <table:table-cell office:value-type="float" office:value="0.1770286564" calcext:value-type="float">
            <text:p>0.1770286564</text:p>
          </table:table-cell>
          <table:table-cell office:value-type="float" office:value="0.2865201565" calcext:value-type="float">
            <text:p>0.2865201565</text:p>
          </table:table-cell>
          <table:table-cell office:value-type="float" office:value="0.1905151709" calcext:value-type="float">
            <text:p>0.1905151709</text:p>
          </table:table-cell>
          <table:table-cell office:value-type="float" office:value="0.1289441006" calcext:value-type="float">
            <text:p>0.1289441006</text:p>
          </table:table-cell>
          <table:table-cell office:value-type="float" office:value="0.2625198028" calcext:value-type="float">
            <text:p>0.2625198028</text:p>
          </table:table-cell>
          <table:table-cell office:value-type="float" office:value="0.1732805841" calcext:value-type="float">
            <text:p>0.1732805841</text:p>
          </table:table-cell>
          <table:table-cell office:value-type="float" office:value="0.1652432841" calcext:value-type="float">
            <text:p>0.1652432841</text:p>
          </table:table-cell>
          <table:table-cell office:value-type="float" office:value="0.2736373241" calcext:value-type="float">
            <text:p>0.2736373241</text:p>
          </table:table-cell>
          <table:table-cell office:value-type="float" office:value="0.1816915959" calcext:value-type="float">
            <text:p>0.1816915959</text:p>
          </table:table-cell>
          <table:table-cell office:value-type="float" office:value="0.1335671951" calcext:value-type="float">
            <text:p>0.1335671951</text:p>
          </table:table-cell>
          <table:table-cell office:value-type="float" office:value="0.2584384899" calcext:value-type="float">
            <text:p>0.2584384899</text:p>
          </table:table-cell>
          <table:table-cell office:value-type="float" office:value="0.1710963687" calcext:value-type="float">
            <text:p>0.1710963687</text:p>
          </table:table-cell>
          <table:table-cell office:value-type="string" calcext:value-type="string">
            <text:p>nan</text:p>
          </table:table-cell>
          <table:table-cell office:value-type="float" office:value="-0.25062929" calcext:value-type="float">
            <text:p>-0.25062929</text:p>
          </table:table-cell>
          <table:table-cell office:value-type="float" office:value="-0.7323964126" calcext:value-type="float">
            <text:p>-0.7323964126</text:p>
          </table:table-cell>
          <table:table-cell office:value-type="float" office:value="0.0909391887" calcext:value-type="float">
            <text:p>0.0909391887</text:p>
          </table:table-cell>
          <table:table-cell office:value-type="float" office:value="0.2911611684" calcext:value-type="float">
            <text:p>0.2911611684</text:p>
          </table:table-cell>
          <table:table-cell office:value-type="float" office:value="0.1924638974" calcext:value-type="float">
            <text:p>0.1924638974</text:p>
          </table:table-cell>
          <table:table-cell office:value-type="string" calcext:value-type="string">
            <text:p>nan</text:p>
          </table:table-cell>
          <table:table-cell office:value-type="float" office:value="0.2566352809" calcext:value-type="float">
            <text:p>0.2566352809</text:p>
          </table:table-cell>
          <table:table-cell office:value-type="float" office:value="-0.8461715486" calcext:value-type="float">
            <text:p>-0.8461715486</text:p>
          </table:table-cell>
        </table:table-row>
        <table:table-row table:style-name="ro1">
          <table:table-cell office:value-type="string" calcext:value-type="string">
            <text:p>Metasepia_pfefferi</text:p>
          </table:table-cell>
          <table:table-cell office:value-type="string" calcext:value-type="string">
            <text:p>Metasepia pfefferi</text:p>
          </table:table-cell>
          <table:table-cell office:value-type="float" office:value="5116" calcext:value-type="float">
            <text:p>5116</text:p>
          </table:table-cell>
          <table:table-cell office:value-type="float" office:value="437.115324472" calcext:value-type="float">
            <text:p>437.115324472</text:p>
          </table:table-cell>
          <table:table-cell office:value-type="float" office:value="269.1845365" calcext:value-type="float">
            <text:p>269.1845365</text:p>
          </table:table-cell>
          <table:table-cell office:value-type="float" office:value="0.4110965723" calcext:value-type="float">
            <text:p>0.4110965723</text:p>
          </table:table-cell>
          <table:table-cell office:value-type="float" office:value="0.0445008871" calcext:value-type="float">
            <text:p>0.0445008871</text:p>
          </table:table-cell>
          <table:table-cell office:value-type="float" office:value="0.3702977296" calcext:value-type="float">
            <text:p>0.3702977296</text:p>
          </table:table-cell>
          <table:table-cell office:value-type="float" office:value="0.0750299219" calcext:value-type="float">
            <text:p>0.0750299219</text:p>
          </table:table-cell>
          <table:table-cell office:value-type="float" office:value="0.3223799624" calcext:value-type="float">
            <text:p>0.3223799624</text:p>
          </table:table-cell>
          <table:table-cell office:value-type="float" office:value="0.0760622199" calcext:value-type="float">
            <text:p>0.0760622199</text:p>
          </table:table-cell>
          <table:table-cell office:value-type="float" office:value="-0.0075137341" calcext:value-type="float">
            <text:p>-0.0075137341</text:p>
          </table:table-cell>
          <table:table-cell office:value-type="float" office:value="-0.0290759077" calcext:value-type="float">
            <text:p>-0.0290759077</text:p>
          </table:table-cell>
          <table:table-cell office:value-type="float" office:value="-0.0198317531" calcext:value-type="float">
            <text:p>-0.0198317531</text:p>
          </table:table-cell>
          <table:table-cell office:value-type="float" office:value="0.1030898234" calcext:value-type="float">
            <text:p>0.1030898234</text:p>
          </table:table-cell>
          <table:table-cell office:value-type="float" office:value="0.0762907282" calcext:value-type="float">
            <text:p>0.0762907282</text:p>
          </table:table-cell>
          <table:table-cell office:value-type="float" office:value="0.0518674674" calcext:value-type="float">
            <text:p>0.0518674674</text:p>
          </table:table-cell>
          <table:table-cell office:value-type="string" calcext:value-type="string">
            <text:p>nan</text:p>
          </table:table-cell>
          <table:table-cell office:value-type="float" office:value="-0.4159236953" calcext:value-type="float">
            <text:p>-0.4159236953</text:p>
          </table:table-cell>
          <table:table-cell office:value-type="float" office:value="-0.9624596105" calcext:value-type="float">
            <text:p>-0.9624596105</text:p>
          </table:table-cell>
          <table:table-cell office:value-type="float" office:value="0.3166652643" calcext:value-type="float">
            <text:p>0.3166652643</text:p>
          </table:table-cell>
          <table:table-cell office:value-type="float" office:value="0.3825433772" calcext:value-type="float">
            <text:p>0.3825433772</text:p>
          </table:table-cell>
          <table:table-cell office:value-type="float" office:value="0.2605419763" calcext:value-type="float">
            <text:p>0.2605419763</text:p>
          </table:table-cell>
          <table:table-cell office:value-type="float" office:value="0.3166652643" calcext:value-type="float">
            <text:p>0.3166652643</text:p>
          </table:table-cell>
          <table:table-cell office:value-type="float" office:value="0.3825433772" calcext:value-type="float">
            <text:p>0.3825433772</text:p>
          </table:table-cell>
          <table:table-cell office:value-type="float" office:value="0.2605419763" calcext:value-type="float">
            <text:p>0.2605419763</text:p>
          </table:table-cell>
          <table:table-cell office:value-type="float" office:value="0.333077541" calcext:value-type="float">
            <text:p>0.333077541</text:p>
          </table:table-cell>
          <table:table-cell office:value-type="float" office:value="0.4021333355" calcext:value-type="float">
            <text:p>0.4021333355</text:p>
          </table:table-cell>
          <table:table-cell office:value-type="float" office:value="0.2764175266" calcext:value-type="float">
            <text:p>0.2764175266</text:p>
          </table:table-cell>
          <table:table-cell office:value-type="float" office:value="0.291166607" calcext:value-type="float">
            <text:p>0.291166607</text:p>
          </table:table-cell>
          <table:table-cell office:value-type="float" office:value="0.3536414427" calcext:value-type="float">
            <text:p>0.3536414427</text:p>
          </table:table-cell>
          <table:table-cell office:value-type="float" office:value="0.2381820511" calcext:value-type="float">
            <text:p>0.2381820511</text:p>
          </table:table-cell>
          <table:table-cell office:value-type="float" office:value="0.3029196369" calcext:value-type="float">
            <text:p>0.3029196369</text:p>
          </table:table-cell>
          <table:table-cell office:value-type="float" office:value="0.3666656364" calcext:value-type="float">
            <text:p>0.3666656364</text:p>
          </table:table-cell>
          <table:table-cell office:value-type="float" office:value="0.2501655353" calcext:value-type="float">
            <text:p>0.2501655353</text:p>
          </table:table-cell>
          <table:table-cell office:value-type="string" calcext:value-type="string">
            <text:p>nan</text:p>
          </table:table-cell>
          <table:table-cell office:value-type="float" office:value="-0.4221200523" calcext:value-type="float">
            <text:p>-0.4221200523</text:p>
          </table:table-cell>
          <table:table-cell office:value-type="float" office:value="-0.9158081204" calcext:value-type="float">
            <text:p>-0.9158081204</text:p>
          </table:table-cell>
          <table:table-cell office:value-type="float" office:value="0.4011016957" calcext:value-type="float">
            <text:p>0.4011016957</text:p>
          </table:table-cell>
          <table:table-cell office:value-type="float" office:value="0.4907050669" calcext:value-type="float">
            <text:p>0.4907050669</text:p>
          </table:table-cell>
          <table:table-cell office:value-type="float" office:value="0.3495159273" calcext:value-type="float">
            <text:p>0.3495159273</text:p>
          </table:table-cell>
          <table:table-cell office:value-type="float" office:value="0.9926207206" calcext:value-type="float">
            <text:p>0.9926207206</text:p>
          </table:table-cell>
          <table:table-cell office:value-type="float" office:value="0.9896543624" calcext:value-type="float">
            <text:p>0.9896543624</text:p>
          </table:table-cell>
          <table:table-cell office:value-type="float" office:value="0.9326565783" calcext:value-type="float">
            <text:p>0.9326565783</text:p>
          </table:table-cell>
          <table:table-cell office:value-type="float" office:value="0.0931552621" calcext:value-type="float">
            <text:p>0.0931552621</text:p>
          </table:table-cell>
          <table:table-cell office:value-type="float" office:value="0.0780316927" calcext:value-type="float">
            <text:p>0.0780316927</text:p>
          </table:table-cell>
          <table:table-cell office:value-type="float" office:value="0.0537633141" calcext:value-type="float">
            <text:p>0.0537633141</text:p>
          </table:table-cell>
          <table:table-cell office:value-type="float" office:value="0.0999555475" calcext:value-type="float">
            <text:p>0.0999555475</text:p>
          </table:table-cell>
          <table:table-cell office:value-type="float" office:value="0.0726039222" calcext:value-type="float">
            <text:p>0.0726039222</text:p>
          </table:table-cell>
          <table:table-cell office:value-type="float" office:value="0.0503697758" calcext:value-type="float">
            <text:p>0.0503697758</text:p>
          </table:table-cell>
          <table:table-cell office:value-type="string" calcext:value-type="string">
            <text:p>nan</text:p>
          </table:table-cell>
          <table:table-cell office:value-type="float" office:value="-0.4100253377" calcext:value-type="float">
            <text:p>-0.4100253377</text:p>
          </table:table-cell>
          <table:table-cell office:value-type="float" office:value="-1.004115401" calcext:value-type="float">
            <text:p>-1.004115401</text:p>
          </table:table-cell>
          <table:table-cell office:value-type="float" office:value="0.3438290439" calcext:value-type="float">
            <text:p>0.3438290439</text:p>
          </table:table-cell>
          <table:table-cell office:value-type="float" office:value="0.4125082658" calcext:value-type="float">
            <text:p>0.4125082658</text:p>
          </table:table-cell>
          <table:table-cell office:value-type="float" office:value="0.2872934564" calcext:value-type="float">
            <text:p>0.2872934564</text:p>
          </table:table-cell>
          <table:table-cell office:value-type="float" office:value="0.3438290439" calcext:value-type="float">
            <text:p>0.3438290439</text:p>
          </table:table-cell>
          <table:table-cell office:value-type="float" office:value="0.4125082658" calcext:value-type="float">
            <text:p>0.4125082658</text:p>
          </table:table-cell>
          <table:table-cell office:value-type="float" office:value="0.2872934564" calcext:value-type="float">
            <text:p>0.2872934564</text:p>
          </table:table-cell>
          <table:table-cell office:value-type="float" office:value="0.3590954855" calcext:value-type="float">
            <text:p>0.3590954855</text:p>
          </table:table-cell>
          <table:table-cell office:value-type="float" office:value="0.4302616321" calcext:value-type="float">
            <text:p>0.4302616321</text:p>
          </table:table-cell>
          <table:table-cell office:value-type="float" office:value="0.3026899543" calcext:value-type="float">
            <text:p>0.3026899543</text:p>
          </table:table-cell>
          <table:table-cell office:value-type="float" office:value="0.3264088874" calcext:value-type="float">
            <text:p>0.3264088874</text:p>
          </table:table-cell>
          <table:table-cell office:value-type="float" office:value="0.3927448219" calcext:value-type="float">
            <text:p>0.3927448219</text:p>
          </table:table-cell>
          <table:table-cell office:value-type="float" office:value="0.2715789106" calcext:value-type="float">
            <text:p>0.2715789106</text:p>
          </table:table-cell>
          <table:table-cell office:value-type="float" office:value="0.3479935124" calcext:value-type="float">
            <text:p>0.3479935124</text:p>
          </table:table-cell>
          <table:table-cell office:value-type="float" office:value="0.4132819821" calcext:value-type="float">
            <text:p>0.4132819821</text:p>
          </table:table-cell>
          <table:table-cell office:value-type="float" office:value="0.2897638194" calcext:value-type="float">
            <text:p>0.2897638194</text:p>
          </table:table-cell>
          <table:table-cell office:value-type="string" calcext:value-type="string">
            <text:p>nan</text:p>
          </table:table-cell>
          <table:table-cell office:value-type="float" office:value="-0.4492982974" calcext:value-type="float">
            <text:p>-0.4492982974</text:p>
          </table:table-cell>
          <table:table-cell office:value-type="float" office:value="-0.959712516" calcext:value-type="float">
            <text:p>-0.959712516</text:p>
          </table:table-cell>
          <table:table-cell office:value-type="float" office:value="0.4216796703" calcext:value-type="float">
            <text:p>0.4216796703</text:p>
          </table:table-cell>
          <table:table-cell office:value-type="float" office:value="0.5187084481" calcext:value-type="float">
            <text:p>0.5187084481</text:p>
          </table:table-cell>
          <table:table-cell office:value-type="float" office:value="0.3787525709" calcext:value-type="float">
            <text:p>0.3787525709</text:p>
          </table:table-cell>
          <table:table-cell office:value-type="string" calcext:value-type="string">
            <text:p>nan</text:p>
          </table:table-cell>
          <table:table-cell office:value-type="float" office:value="0.017203916" calcext:value-type="float">
            <text:p>0.017203916</text:p>
          </table:table-cell>
          <table:table-cell office:value-type="float" office:value="-0.9799793801" calcext:value-type="float">
            <text:p>-0.9799793801</text:p>
          </table:table-cell>
        </table:table-row>
        <table:table-row table:style-name="ro1">
          <table:table-cell office:value-type="string" calcext:value-type="string">
            <text:p>Microtus_agrestis</text:p>
          </table:table-cell>
          <table:table-cell office:value-type="string" calcext:value-type="string">
            <text:p>Microtus agrestis</text:p>
          </table:table-cell>
          <table:table-cell office:value-type="float" office:value="16763" calcext:value-type="float">
            <text:p>16763</text:p>
          </table:table-cell>
          <table:table-cell office:value-type="float" office:value="778.506711209" calcext:value-type="float">
            <text:p>778.506711209</text:p>
          </table:table-cell>
          <table:table-cell office:value-type="float" office:value="755.325579794" calcext:value-type="float">
            <text:p>755.325579794</text:p>
          </table:table-cell>
          <table:table-cell office:value-type="float" office:value="0.5099104241" calcext:value-type="float">
            <text:p>0.5099104241</text:p>
          </table:table-cell>
          <table:table-cell office:value-type="float" office:value="0.0644526632" calcext:value-type="float">
            <text:p>0.0644526632</text:p>
          </table:table-cell>
          <table:table-cell office:value-type="float" office:value="0.5569719247" calcext:value-type="float">
            <text:p>0.5569719247</text:p>
          </table:table-cell>
          <table:table-cell office:value-type="float" office:value="0.1210616299" calcext:value-type="float">
            <text:p>0.1210616299</text:p>
          </table:table-cell>
          <table:table-cell office:value-type="float" office:value="0.4715530422" calcext:value-type="float">
            <text:p>0.4715530422</text:p>
          </table:table-cell>
          <table:table-cell office:value-type="float" office:value="0.0861990417" calcext:value-type="float">
            <text:p>0.0861990417</text:p>
          </table:table-cell>
          <table:table-cell office:value-type="float" office:value="-0.0003144773" calcext:value-type="float">
            <text:p>-0.0003144773</text:p>
          </table:table-cell>
          <table:table-cell office:value-type="float" office:value="0.0156498005" calcext:value-type="float">
            <text:p>0.0156498005</text:p>
          </table:table-cell>
          <table:table-cell office:value-type="float" office:value="0.0087153364" calcext:value-type="float">
            <text:p>0.0087153364</text:p>
          </table:table-cell>
          <table:table-cell office:value-type="float" office:value="0.126518045" calcext:value-type="float">
            <text:p>0.126518045</text:p>
          </table:table-cell>
          <table:table-cell office:value-type="float" office:value="0.1203311088" calcext:value-type="float">
            <text:p>0.1203311088</text:p>
          </table:table-cell>
          <table:table-cell office:value-type="float" office:value="0.0805683108" calcext:value-type="float">
            <text:p>0.0805683108</text:p>
          </table:table-cell>
          <table:table-cell office:value-type="string" calcext:value-type="string">
            <text:p>nan</text:p>
          </table:table-cell>
          <table:table-cell office:value-type="float" office:value="-0.5949253304" calcext:value-type="float">
            <text:p>-0.5949253304</text:p>
          </table:table-cell>
          <table:table-cell office:value-type="float" office:value="-0.9174527102" calcext:value-type="float">
            <text:p>-0.9174527102</text:p>
          </table:table-cell>
          <table:table-cell office:value-type="float" office:value="0.2691432836" calcext:value-type="float">
            <text:p>0.2691432836</text:p>
          </table:table-cell>
          <table:table-cell office:value-type="float" office:value="0.3851281202" calcext:value-type="float">
            <text:p>0.3851281202</text:p>
          </table:table-cell>
          <table:table-cell office:value-type="float" office:value="0.2580734205" calcext:value-type="float">
            <text:p>0.2580734205</text:p>
          </table:table-cell>
          <table:table-cell office:value-type="float" office:value="0.2691432836" calcext:value-type="float">
            <text:p>0.2691432836</text:p>
          </table:table-cell>
          <table:table-cell office:value-type="float" office:value="0.3851281202" calcext:value-type="float">
            <text:p>0.3851281202</text:p>
          </table:table-cell>
          <table:table-cell office:value-type="float" office:value="0.2580734205" calcext:value-type="float">
            <text:p>0.2580734205</text:p>
          </table:table-cell>
          <table:table-cell office:value-type="float" office:value="0.3364108271" calcext:value-type="float">
            <text:p>0.3364108271</text:p>
          </table:table-cell>
          <table:table-cell office:value-type="float" office:value="0.4708655526" calcext:value-type="float">
            <text:p>0.4708655526</text:p>
          </table:table-cell>
          <table:table-cell office:value-type="float" office:value="0.3172627054" calcext:value-type="float">
            <text:p>0.3172627054</text:p>
          </table:table-cell>
          <table:table-cell office:value-type="float" office:value="0.2873217162" calcext:value-type="float">
            <text:p>0.2873217162</text:p>
          </table:table-cell>
          <table:table-cell office:value-type="float" office:value="0.4125462945" calcext:value-type="float">
            <text:p>0.4125462945</text:p>
          </table:table-cell>
          <table:table-cell office:value-type="float" office:value="0.2779818941" calcext:value-type="float">
            <text:p>0.2779818941</text:p>
          </table:table-cell>
          <table:table-cell office:value-type="float" office:value="0.3272135886" calcext:value-type="float">
            <text:p>0.3272135886</text:p>
          </table:table-cell>
          <table:table-cell office:value-type="float" office:value="0.4645425517" calcext:value-type="float">
            <text:p>0.4645425517</text:p>
          </table:table-cell>
          <table:table-cell office:value-type="float" office:value="0.3146649809" calcext:value-type="float">
            <text:p>0.3146649809</text:p>
          </table:table-cell>
          <table:table-cell office:value-type="string" calcext:value-type="string">
            <text:p>nan</text:p>
          </table:table-cell>
          <table:table-cell office:value-type="float" office:value="-0.4600776593" calcext:value-type="float">
            <text:p>-0.4600776593</text:p>
          </table:table-cell>
          <table:table-cell office:value-type="float" office:value="-0.880881376" calcext:value-type="float">
            <text:p>-0.880881376</text:p>
          </table:table-cell>
          <table:table-cell office:value-type="float" office:value="0.2765248344" calcext:value-type="float">
            <text:p>0.2765248344</text:p>
          </table:table-cell>
          <table:table-cell office:value-type="float" office:value="0.5232698075" calcext:value-type="float">
            <text:p>0.5232698075</text:p>
          </table:table-cell>
          <table:table-cell office:value-type="float" office:value="0.3551359652" calcext:value-type="float">
            <text:p>0.3551359652</text:p>
          </table:table-cell>
          <table:table-cell office:value-type="float" office:value="0.9939981251" calcext:value-type="float">
            <text:p>0.9939981251</text:p>
          </table:table-cell>
          <table:table-cell office:value-type="float" office:value="0.9609254206" calcext:value-type="float">
            <text:p>0.9609254206</text:p>
          </table:table-cell>
          <table:table-cell office:value-type="float" office:value="0.8714569745" calcext:value-type="float">
            <text:p>0.8714569745</text:p>
          </table:table-cell>
          <table:table-cell office:value-type="float" office:value="-0.0039262516" calcext:value-type="float">
            <text:p>-0.0039262516</text:p>
          </table:table-cell>
          <table:table-cell office:value-type="float" office:value="0.0349405093" calcext:value-type="float">
            <text:p>0.0349405093</text:p>
          </table:table-cell>
          <table:table-cell office:value-type="float" office:value="0.0232424524" calcext:value-type="float">
            <text:p>0.0232424524</text:p>
          </table:table-cell>
          <table:table-cell office:value-type="float" office:value="0.1399721783" calcext:value-type="float">
            <text:p>0.1399721783</text:p>
          </table:table-cell>
          <table:table-cell office:value-type="float" office:value="0.1491540147" calcext:value-type="float">
            <text:p>0.1491540147</text:p>
          </table:table-cell>
          <table:table-cell office:value-type="float" office:value="0.1016170618" calcext:value-type="float">
            <text:p>0.1016170618</text:p>
          </table:table-cell>
          <table:table-cell office:value-type="string" calcext:value-type="string">
            <text:p>nan</text:p>
          </table:table-cell>
          <table:table-cell office:value-type="float" office:value="-0.6110957312" calcext:value-type="float">
            <text:p>-0.6110957312</text:p>
          </table:table-cell>
          <table:table-cell office:value-type="float" office:value="-0.9620260199" calcext:value-type="float">
            <text:p>-0.9620260199</text:p>
          </table:table-cell>
          <table:table-cell office:value-type="float" office:value="0.29001031" calcext:value-type="float">
            <text:p>0.29001031</text:p>
          </table:table-cell>
          <table:table-cell office:value-type="float" office:value="0.4362547794" calcext:value-type="float">
            <text:p>0.4362547794</text:p>
          </table:table-cell>
          <table:table-cell office:value-type="float" office:value="0.3007436549" calcext:value-type="float">
            <text:p>0.3007436549</text:p>
          </table:table-cell>
          <table:table-cell office:value-type="float" office:value="0.29001031" calcext:value-type="float">
            <text:p>0.29001031</text:p>
          </table:table-cell>
          <table:table-cell office:value-type="float" office:value="0.4362547794" calcext:value-type="float">
            <text:p>0.4362547794</text:p>
          </table:table-cell>
          <table:table-cell office:value-type="float" office:value="0.3007436549" calcext:value-type="float">
            <text:p>0.3007436549</text:p>
          </table:table-cell>
          <table:table-cell office:value-type="float" office:value="0.3572343873" calcext:value-type="float">
            <text:p>0.3572343873</text:p>
          </table:table-cell>
          <table:table-cell office:value-type="float" office:value="0.5242603397" calcext:value-type="float">
            <text:p>0.5242603397</text:p>
          </table:table-cell>
          <table:table-cell office:value-type="float" office:value="0.3651367948" calcext:value-type="float">
            <text:p>0.3651367948</text:p>
          </table:table-cell>
          <table:table-cell office:value-type="float" office:value="0.3054714708" calcext:value-type="float">
            <text:p>0.3054714708</text:p>
          </table:table-cell>
          <table:table-cell office:value-type="float" office:value="0.4568935238" calcext:value-type="float">
            <text:p>0.4568935238</text:p>
          </table:table-cell>
          <table:table-cell office:value-type="float" office:value="0.3168880258" calcext:value-type="float">
            <text:p>0.3168880258</text:p>
          </table:table-cell>
          <table:table-cell office:value-type="float" office:value="0.3442627399" calcext:value-type="float">
            <text:p>0.3442627399</text:p>
          </table:table-cell>
          <table:table-cell office:value-type="float" office:value="0.5078453868" calcext:value-type="float">
            <text:p>0.5078453868</text:p>
          </table:table-cell>
          <table:table-cell office:value-type="float" office:value="0.3539590366" calcext:value-type="float">
            <text:p>0.3539590366</text:p>
          </table:table-cell>
          <table:table-cell office:value-type="string" calcext:value-type="string">
            <text:p>nan</text:p>
          </table:table-cell>
          <table:table-cell office:value-type="float" office:value="-0.5094842633" calcext:value-type="float">
            <text:p>-0.5094842633</text:p>
          </table:table-cell>
          <table:table-cell office:value-type="float" office:value="-0.7675694227" calcext:value-type="float">
            <text:p>-0.7675694227</text:p>
          </table:table-cell>
          <table:table-cell office:value-type="float" office:value="0.2931267172" calcext:value-type="float">
            <text:p>0.2931267172</text:p>
          </table:table-cell>
          <table:table-cell office:value-type="float" office:value="0.5798263868" calcext:value-type="float">
            <text:p>0.5798263868</text:p>
          </table:table-cell>
          <table:table-cell office:value-type="float" office:value="0.4094521613" calcext:value-type="float">
            <text:p>0.4094521613</text:p>
          </table:table-cell>
          <table:table-cell office:value-type="string" calcext:value-type="string">
            <text:p>nan</text:p>
          </table:table-cell>
          <table:table-cell office:value-type="float" office:value="0.12659028" calcext:value-type="float">
            <text:p>0.12659028</text:p>
          </table:table-cell>
          <table:table-cell office:value-type="float" office:value="-0.9867955322" calcext:value-type="float">
            <text:p>-0.9867955322</text:p>
          </table:table-cell>
        </table:table-row>
        <table:table-row table:style-name="ro1">
          <table:table-cell office:value-type="string" calcext:value-type="string">
            <text:p>Microtus_arvalis</text:p>
          </table:table-cell>
          <table:table-cell office:value-type="string" calcext:value-type="string">
            <text:p>Microtus arvalis</text:p>
          </table:table-cell>
          <table:table-cell office:value-type="float" office:value="12902" calcext:value-type="float">
            <text:p>12902</text:p>
          </table:table-cell>
          <table:table-cell office:value-type="float" office:value="1137.0126337" calcext:value-type="float">
            <text:p>1137.0126337</text:p>
          </table:table-cell>
          <table:table-cell office:value-type="float" office:value="1104.94040284" calcext:value-type="float">
            <text:p>1104.94040284</text:p>
          </table:table-cell>
          <table:table-cell office:value-type="float" office:value="0.5141498722" calcext:value-type="float">
            <text:p>0.5141498722</text:p>
          </table:table-cell>
          <table:table-cell office:value-type="float" office:value="0.0640206959" calcext:value-type="float">
            <text:p>0.0640206959</text:p>
          </table:table-cell>
          <table:table-cell office:value-type="float" office:value="0.5662371301" calcext:value-type="float">
            <text:p>0.5662371301</text:p>
          </table:table-cell>
          <table:table-cell office:value-type="float" office:value="0.1172129724" calcext:value-type="float">
            <text:p>0.1172129724</text:p>
          </table:table-cell>
          <table:table-cell office:value-type="float" office:value="0.4762497055" calcext:value-type="float">
            <text:p>0.4762497055</text:p>
          </table:table-cell>
          <table:table-cell office:value-type="float" office:value="0.0892192549" calcext:value-type="float">
            <text:p>0.0892192549</text:p>
          </table:table-cell>
          <table:table-cell office:value-type="float" office:value="-0.0054870495" calcext:value-type="float">
            <text:p>-0.0054870495</text:p>
          </table:table-cell>
          <table:table-cell office:value-type="float" office:value="0.0811973971" calcext:value-type="float">
            <text:p>0.0811973971</text:p>
          </table:table-cell>
          <table:table-cell office:value-type="float" office:value="0.057426913" calcext:value-type="float">
            <text:p>0.057426913</text:p>
          </table:table-cell>
          <table:table-cell office:value-type="float" office:value="0.0687952337" calcext:value-type="float">
            <text:p>0.0687952337</text:p>
          </table:table-cell>
          <table:table-cell office:value-type="float" office:value="0.0945971607" calcext:value-type="float">
            <text:p>0.0945971607</text:p>
          </table:table-cell>
          <table:table-cell office:value-type="float" office:value="0.0631379092" calcext:value-type="float">
            <text:p>0.0631379092</text:p>
          </table:table-cell>
          <table:table-cell office:value-type="string" calcext:value-type="string">
            <text:p>nan</text:p>
          </table:table-cell>
          <table:table-cell office:value-type="float" office:value="-0.0181458395" calcext:value-type="float">
            <text:p>-0.0181458395</text:p>
          </table:table-cell>
          <table:table-cell office:value-type="float" office:value="-0.7775514492" calcext:value-type="float">
            <text:p>-0.7775514492</text:p>
          </table:table-cell>
          <table:table-cell office:value-type="float" office:value="-0.1138960983" calcext:value-type="float">
            <text:p>-0.1138960983</text:p>
          </table:table-cell>
          <table:table-cell office:value-type="float" office:value="-0.0942978454" calcext:value-type="float">
            <text:p>-0.0942978454</text:p>
          </table:table-cell>
          <table:table-cell office:value-type="float" office:value="-0.0636505084" calcext:value-type="float">
            <text:p>-0.0636505084</text:p>
          </table:table-cell>
          <table:table-cell office:value-type="float" office:value="-0.1138960983" calcext:value-type="float">
            <text:p>-0.1138960983</text:p>
          </table:table-cell>
          <table:table-cell office:value-type="float" office:value="-0.0942978454" calcext:value-type="float">
            <text:p>-0.0942978454</text:p>
          </table:table-cell>
          <table:table-cell office:value-type="float" office:value="-0.0636505084" calcext:value-type="float">
            <text:p>-0.0636505084</text:p>
          </table:table-cell>
          <table:table-cell office:value-type="float" office:value="-0.1249574841" calcext:value-type="float">
            <text:p>-0.1249574841</text:p>
          </table:table-cell>
          <table:table-cell office:value-type="float" office:value="-0.1057935258" calcext:value-type="float">
            <text:p>-0.1057935258</text:p>
          </table:table-cell>
          <table:table-cell office:value-type="float" office:value="-0.072609711" calcext:value-type="float">
            <text:p>-0.072609711</text:p>
          </table:table-cell>
          <table:table-cell office:value-type="float" office:value="-0.1041772144" calcext:value-type="float">
            <text:p>-0.1041772144</text:p>
          </table:table-cell>
          <table:table-cell office:value-type="float" office:value="-0.0771535888" calcext:value-type="float">
            <text:p>-0.0771535888</text:p>
          </table:table-cell>
          <table:table-cell office:value-type="float" office:value="-0.0524531674" calcext:value-type="float">
            <text:p>-0.0524531674</text:p>
          </table:table-cell>
          <table:table-cell office:value-type="float" office:value="-0.1044481292" calcext:value-type="float">
            <text:p>-0.1044481292</text:p>
          </table:table-cell>
          <table:table-cell office:value-type="float" office:value="-0.0730506523" calcext:value-type="float">
            <text:p>-0.0730506523</text:p>
          </table:table-cell>
          <table:table-cell office:value-type="float" office:value="-0.0499412547" calcext:value-type="float">
            <text:p>-0.0499412547</text:p>
          </table:table-cell>
          <table:table-cell office:value-type="string" calcext:value-type="string">
            <text:p>nan</text:p>
          </table:table-cell>
          <table:table-cell office:value-type="float" office:value="0.0678609343" calcext:value-type="float">
            <text:p>0.0678609343</text:p>
          </table:table-cell>
          <table:table-cell office:value-type="float" office:value="-0.5882944424" calcext:value-type="float">
            <text:p>-0.5882944424</text:p>
          </table:table-cell>
          <table:table-cell office:value-type="float" office:value="-0.1671365974" calcext:value-type="float">
            <text:p>-0.1671365974</text:p>
          </table:table-cell>
          <table:table-cell office:value-type="float" office:value="-0.1147415651" calcext:value-type="float">
            <text:p>-0.1147415651</text:p>
          </table:table-cell>
          <table:table-cell office:value-type="float" office:value="-0.0788951736" calcext:value-type="float">
            <text:p>-0.0788951736</text:p>
          </table:table-cell>
          <table:table-cell office:value-type="float" office:value="0.9971166425" calcext:value-type="float">
            <text:p>0.9971166425</text:p>
          </table:table-cell>
          <table:table-cell office:value-type="float" office:value="0.9792536615" calcext:value-type="float">
            <text:p>0.9792536615</text:p>
          </table:table-cell>
          <table:table-cell office:value-type="float" office:value="0.9014936026" calcext:value-type="float">
            <text:p>0.9014936026</text:p>
          </table:table-cell>
          <table:table-cell office:value-type="float" office:value="-0.0730715854" calcext:value-type="float">
            <text:p>-0.0730715854</text:p>
          </table:table-cell>
          <table:table-cell office:value-type="float" office:value="-0.0620684055" calcext:value-type="float">
            <text:p>-0.0620684055</text:p>
          </table:table-cell>
          <table:table-cell office:value-type="float" office:value="-0.0417314325" calcext:value-type="float">
            <text:p>-0.0417314325</text:p>
          </table:table-cell>
          <table:table-cell office:value-type="float" office:value="0.0467169767" calcext:value-type="float">
            <text:p>0.0467169767</text:p>
          </table:table-cell>
          <table:table-cell office:value-type="float" office:value="0.0423243212" calcext:value-type="float">
            <text:p>0.0423243212</text:p>
          </table:table-cell>
          <table:table-cell office:value-type="float" office:value="0.0281435089" calcext:value-type="float">
            <text:p>0.0281435089</text:p>
          </table:table-cell>
          <table:table-cell office:value-type="string" calcext:value-type="string">
            <text:p>nan</text:p>
          </table:table-cell>
          <table:table-cell office:value-type="float" office:value="-0.0710911627" calcext:value-type="float">
            <text:p>-0.0710911627</text:p>
          </table:table-cell>
          <table:table-cell office:value-type="float" office:value="-0.9150808392" calcext:value-type="float">
            <text:p>-0.9150808392</text:p>
          </table:table-cell>
          <table:table-cell office:value-type="float" office:value="-0.1013386807" calcext:value-type="float">
            <text:p>-0.1013386807</text:p>
          </table:table-cell>
          <table:table-cell office:value-type="float" office:value="-0.0604519178" calcext:value-type="float">
            <text:p>-0.0604519178</text:p>
          </table:table-cell>
          <table:table-cell office:value-type="float" office:value="-0.041337547" calcext:value-type="float">
            <text:p>-0.041337547</text:p>
          </table:table-cell>
          <table:table-cell office:value-type="float" office:value="-0.1013386807" calcext:value-type="float">
            <text:p>-0.1013386807</text:p>
          </table:table-cell>
          <table:table-cell office:value-type="float" office:value="-0.0604519178" calcext:value-type="float">
            <text:p>-0.0604519178</text:p>
          </table:table-cell>
          <table:table-cell office:value-type="float" office:value="-0.041337547" calcext:value-type="float">
            <text:p>-0.041337547</text:p>
          </table:table-cell>
          <table:table-cell office:value-type="float" office:value="-0.1195289678" calcext:value-type="float">
            <text:p>-0.1195289678</text:p>
          </table:table-cell>
          <table:table-cell office:value-type="float" office:value="-0.083571492" calcext:value-type="float">
            <text:p>-0.083571492</text:p>
          </table:table-cell>
          <table:table-cell office:value-type="float" office:value="-0.0577405905" calcext:value-type="float">
            <text:p>-0.0577405905</text:p>
          </table:table-cell>
          <table:table-cell office:value-type="float" office:value="-0.1036044973" calcext:value-type="float">
            <text:p>-0.1036044973</text:p>
          </table:table-cell>
          <table:table-cell office:value-type="float" office:value="-0.0670872778" calcext:value-type="float">
            <text:p>-0.0670872778</text:p>
          </table:table-cell>
          <table:table-cell office:value-type="float" office:value="-0.0455828031" calcext:value-type="float">
            <text:p>-0.0455828031</text:p>
          </table:table-cell>
          <table:table-cell office:value-type="float" office:value="-0.1079803711" calcext:value-type="float">
            <text:p>-0.1079803711</text:p>
          </table:table-cell>
          <table:table-cell office:value-type="float" office:value="-0.068210786" calcext:value-type="float">
            <text:p>-0.068210786</text:p>
          </table:table-cell>
          <table:table-cell office:value-type="float" office:value="-0.0464930432" calcext:value-type="float">
            <text:p>-0.0464930432</text:p>
          </table:table-cell>
          <table:table-cell office:value-type="string" calcext:value-type="string">
            <text:p>nan</text:p>
          </table:table-cell>
          <table:table-cell office:value-type="float" office:value="0.0562048717" calcext:value-type="float">
            <text:p>0.0562048717</text:p>
          </table:table-cell>
          <table:table-cell office:value-type="float" office:value="-0.8596754321" calcext:value-type="float">
            <text:p>-0.8596754321</text:p>
          </table:table-cell>
          <table:table-cell office:value-type="float" office:value="-0.1629908759" calcext:value-type="float">
            <text:p>-0.1629908759</text:p>
          </table:table-cell>
          <table:table-cell office:value-type="float" office:value="-0.1009347661" calcext:value-type="float">
            <text:p>-0.1009347661</text:p>
          </table:table-cell>
          <table:table-cell office:value-type="float" office:value="-0.070066524" calcext:value-type="float">
            <text:p>-0.070066524</text:p>
          </table:table-cell>
          <table:table-cell office:value-type="string" calcext:value-type="string">
            <text:p>nan</text:p>
          </table:table-cell>
          <table:table-cell office:value-type="float" office:value="0.3756334121" calcext:value-type="float">
            <text:p>0.3756334121</text:p>
          </table:table-cell>
          <table:table-cell office:value-type="float" office:value="-0.8267299801" calcext:value-type="float">
            <text:p>-0.8267299801</text:p>
          </table:table-cell>
        </table:table-row>
        <table:table-row table:style-name="ro1">
          <table:table-cell office:value-type="string" calcext:value-type="string">
            <text:p>Microtus_glareolus</text:p>
          </table:table-cell>
          <table:table-cell office:value-type="string" calcext:value-type="string">
            <text:p>Myodes glareolus</text:p>
          </table:table-cell>
          <table:table-cell office:value-type="float" office:value="13362" calcext:value-type="float">
            <text:p>13362</text:p>
          </table:table-cell>
          <table:table-cell office:value-type="float" office:value="587.309759018" calcext:value-type="float">
            <text:p>587.309759018</text:p>
          </table:table-cell>
          <table:table-cell office:value-type="float" office:value="568.816036473" calcext:value-type="float">
            <text:p>568.816036473</text:p>
          </table:table-cell>
          <table:table-cell office:value-type="float" office:value="0.5018048735" calcext:value-type="float">
            <text:p>0.5018048735</text:p>
          </table:table-cell>
          <table:table-cell office:value-type="float" office:value="0.0634515632" calcext:value-type="float">
            <text:p>0.0634515632</text:p>
          </table:table-cell>
          <table:table-cell office:value-type="float" office:value="0.5474261742" calcext:value-type="float">
            <text:p>0.5474261742</text:p>
          </table:table-cell>
          <table:table-cell office:value-type="float" office:value="0.1238563244" calcext:value-type="float">
            <text:p>0.1238563244</text:p>
          </table:table-cell>
          <table:table-cell office:value-type="float" office:value="0.4674709772" calcext:value-type="float">
            <text:p>0.4674709772</text:p>
          </table:table-cell>
          <table:table-cell office:value-type="float" office:value="0.0901321112" calcext:value-type="float">
            <text:p>0.0901321112</text:p>
          </table:table-cell>
          <table:table-cell office:value-type="float" office:value="-0.0006079273" calcext:value-type="float">
            <text:p>-0.0006079273</text:p>
          </table:table-cell>
          <table:table-cell office:value-type="float" office:value="-0.0322550633" calcext:value-type="float">
            <text:p>-0.0322550633</text:p>
          </table:table-cell>
          <table:table-cell office:value-type="float" office:value="-0.0248850763" calcext:value-type="float">
            <text:p>-0.0248850763</text:p>
          </table:table-cell>
          <table:table-cell office:value-type="float" office:value="0.130900161" calcext:value-type="float">
            <text:p>0.130900161</text:p>
          </table:table-cell>
          <table:table-cell office:value-type="float" office:value="0.1170006633" calcext:value-type="float">
            <text:p>0.1170006633</text:p>
          </table:table-cell>
          <table:table-cell office:value-type="float" office:value="0.0783243261" calcext:value-type="float">
            <text:p>0.0783243261</text:p>
          </table:table-cell>
          <table:table-cell office:value-type="string" calcext:value-type="string">
            <text:p>nan</text:p>
          </table:table-cell>
          <table:table-cell office:value-type="float" office:value="-0.5501170618" calcext:value-type="float">
            <text:p>-0.5501170618</text:p>
          </table:table-cell>
          <table:table-cell office:value-type="float" office:value="-0.9821017371" calcext:value-type="float">
            <text:p>-0.9821017371</text:p>
          </table:table-cell>
          <table:table-cell office:value-type="float" office:value="0.3385574414" calcext:value-type="float">
            <text:p>0.3385574414</text:p>
          </table:table-cell>
          <table:table-cell office:value-type="float" office:value="0.4658071673" calcext:value-type="float">
            <text:p>0.4658071673</text:p>
          </table:table-cell>
          <table:table-cell office:value-type="float" office:value="0.3163659535" calcext:value-type="float">
            <text:p>0.3163659535</text:p>
          </table:table-cell>
          <table:table-cell office:value-type="float" office:value="0.3385574414" calcext:value-type="float">
            <text:p>0.3385574414</text:p>
          </table:table-cell>
          <table:table-cell office:value-type="float" office:value="0.4658071673" calcext:value-type="float">
            <text:p>0.4658071673</text:p>
          </table:table-cell>
          <table:table-cell office:value-type="float" office:value="0.3163659535" calcext:value-type="float">
            <text:p>0.3163659535</text:p>
          </table:table-cell>
          <table:table-cell office:value-type="float" office:value="0.4024423785" calcext:value-type="float">
            <text:p>0.4024423785</text:p>
          </table:table-cell>
          <table:table-cell office:value-type="float" office:value="0.547079948" calcext:value-type="float">
            <text:p>0.547079948</text:p>
          </table:table-cell>
          <table:table-cell office:value-type="float" office:value="0.3759983934" calcext:value-type="float">
            <text:p>0.3759983934</text:p>
          </table:table-cell>
          <table:table-cell office:value-type="float" office:value="0.3444348511" calcext:value-type="float">
            <text:p>0.3444348511</text:p>
          </table:table-cell>
          <table:table-cell office:value-type="float" office:value="0.4789161175" calcext:value-type="float">
            <text:p>0.4789161175</text:p>
          </table:table-cell>
          <table:table-cell office:value-type="float" office:value="0.326434771" calcext:value-type="float">
            <text:p>0.326434771</text:p>
          </table:table-cell>
          <table:table-cell office:value-type="float" office:value="0.3758299313" calcext:value-type="float">
            <text:p>0.3758299313</text:p>
          </table:table-cell>
          <table:table-cell office:value-type="float" office:value="0.5175616928" calcext:value-type="float">
            <text:p>0.5175616928</text:p>
          </table:table-cell>
          <table:table-cell office:value-type="float" office:value="0.3545018472" calcext:value-type="float">
            <text:p>0.3545018472</text:p>
          </table:table-cell>
          <table:table-cell office:value-type="string" calcext:value-type="string">
            <text:p>nan</text:p>
          </table:table-cell>
          <table:table-cell office:value-type="float" office:value="-0.5388920755" calcext:value-type="float">
            <text:p>-0.5388920755</text:p>
          </table:table-cell>
          <table:table-cell office:value-type="float" office:value="-0.9252335342" calcext:value-type="float">
            <text:p>-0.9252335342</text:p>
          </table:table-cell>
          <table:table-cell office:value-type="float" office:value="0.4082156322" calcext:value-type="float">
            <text:p>0.4082156322</text:p>
          </table:table-cell>
          <table:table-cell office:value-type="float" office:value="0.6207233677" calcext:value-type="float">
            <text:p>0.6207233677</text:p>
          </table:table-cell>
          <table:table-cell office:value-type="float" office:value="0.4358464555" calcext:value-type="float">
            <text:p>0.4358464555</text:p>
          </table:table-cell>
          <table:table-cell office:value-type="float" office:value="0.9930569232" calcext:value-type="float">
            <text:p>0.9930569232</text:p>
          </table:table-cell>
          <table:table-cell office:value-type="float" office:value="0.9172084178" calcext:value-type="float">
            <text:p>0.9172084178</text:p>
          </table:table-cell>
          <table:table-cell office:value-type="float" office:value="0.7975340538" calcext:value-type="float">
            <text:p>0.7975340538</text:p>
          </table:table-cell>
          <table:table-cell office:value-type="float" office:value="0.0079947692" calcext:value-type="float">
            <text:p>0.0079947692</text:p>
          </table:table-cell>
          <table:table-cell office:value-type="float" office:value="0.0389446185" calcext:value-type="float">
            <text:p>0.0389446185</text:p>
          </table:table-cell>
          <table:table-cell office:value-type="float" office:value="0.0269895633" calcext:value-type="float">
            <text:p>0.0269895633</text:p>
          </table:table-cell>
          <table:table-cell office:value-type="float" office:value="0.1439899994" calcext:value-type="float">
            <text:p>0.1439899994</text:p>
          </table:table-cell>
          <table:table-cell office:value-type="float" office:value="0.1575011186" calcext:value-type="float">
            <text:p>0.1575011186</text:p>
          </table:table-cell>
          <table:table-cell office:value-type="float" office:value="0.108807719" calcext:value-type="float">
            <text:p>0.108807719</text:p>
          </table:table-cell>
          <table:table-cell office:value-type="string" calcext:value-type="string">
            <text:p>nan</text:p>
          </table:table-cell>
          <table:table-cell office:value-type="float" office:value="-0.5743919608" calcext:value-type="float">
            <text:p>-0.5743919608</text:p>
          </table:table-cell>
          <table:table-cell office:value-type="float" office:value="-1.0421200803" calcext:value-type="float">
            <text:p>-1.0421200803</text:p>
          </table:table-cell>
          <table:table-cell office:value-type="float" office:value="0.3560677219" calcext:value-type="float">
            <text:p>0.3560677219</text:p>
          </table:table-cell>
          <table:table-cell office:value-type="float" office:value="0.5352953869" calcext:value-type="float">
            <text:p>0.5352953869</text:p>
          </table:table-cell>
          <table:table-cell office:value-type="float" office:value="0.3808718633" calcext:value-type="float">
            <text:p>0.3808718633</text:p>
          </table:table-cell>
          <table:table-cell office:value-type="float" office:value="0.3560677219" calcext:value-type="float">
            <text:p>0.3560677219</text:p>
          </table:table-cell>
          <table:table-cell office:value-type="float" office:value="0.5352953869" calcext:value-type="float">
            <text:p>0.5352953869</text:p>
          </table:table-cell>
          <table:table-cell office:value-type="float" office:value="0.3808718633" calcext:value-type="float">
            <text:p>0.3808718633</text:p>
          </table:table-cell>
          <table:table-cell office:value-type="float" office:value="0.4213292179" calcext:value-type="float">
            <text:p>0.4213292179</text:p>
          </table:table-cell>
          <table:table-cell office:value-type="float" office:value="0.6200995631" calcext:value-type="float">
            <text:p>0.6200995631</text:p>
          </table:table-cell>
          <table:table-cell office:value-type="float" office:value="0.4483862703" calcext:value-type="float">
            <text:p>0.4483862703</text:p>
          </table:table-cell>
          <table:table-cell office:value-type="float" office:value="0.361058265" calcext:value-type="float">
            <text:p>0.361058265</text:p>
          </table:table-cell>
          <table:table-cell office:value-type="float" office:value="0.5414812252" calcext:value-type="float">
            <text:p>0.5414812252</text:p>
          </table:table-cell>
          <table:table-cell office:value-type="float" office:value="0.3867545508" calcext:value-type="float">
            <text:p>0.3867545508</text:p>
          </table:table-cell>
          <table:table-cell office:value-type="float" office:value="0.3927893613" calcext:value-type="float">
            <text:p>0.3927893613</text:p>
          </table:table-cell>
          <table:table-cell office:value-type="float" office:value="0.57983284" calcext:value-type="float">
            <text:p>0.57983284</text:p>
          </table:table-cell>
          <table:table-cell office:value-type="float" office:value="0.4161333575" calcext:value-type="float">
            <text:p>0.4161333575</text:p>
          </table:table-cell>
          <table:table-cell office:value-type="string" calcext:value-type="string">
            <text:p>nan</text:p>
          </table:table-cell>
          <table:table-cell office:value-type="float" office:value="-0.6072874268" calcext:value-type="float">
            <text:p>-0.6072874268</text:p>
          </table:table-cell>
          <table:table-cell office:value-type="float" office:value="-0.9169393037" calcext:value-type="float">
            <text:p>-0.9169393037</text:p>
          </table:table-cell>
          <table:table-cell office:value-type="float" office:value="0.4239127501" calcext:value-type="float">
            <text:p>0.4239127501</text:p>
          </table:table-cell>
          <table:table-cell office:value-type="float" office:value="0.7017555222" calcext:value-type="float">
            <text:p>0.7017555222</text:p>
          </table:table-cell>
          <table:table-cell office:value-type="float" office:value="0.5229507932" calcext:value-type="float">
            <text:p>0.5229507932</text:p>
          </table:table-cell>
          <table:table-cell office:value-type="string" calcext:value-type="string">
            <text:p>nan</text:p>
          </table:table-cell>
          <table:table-cell office:value-type="float" office:value="-0.007713956" calcext:value-type="float">
            <text:p>-0.007713956</text:p>
          </table:table-cell>
          <table:table-cell office:value-type="float" office:value="-0.9988528403" calcext:value-type="float">
            <text:p>-0.9988528403</text:p>
          </table:table-cell>
        </table:table-row>
        <table:table-row table:style-name="ro1">
          <table:table-cell office:value-type="string" calcext:value-type="string">
            <text:p>Monodelphis_domestica</text:p>
          </table:table-cell>
          <table:table-cell office:value-type="string" calcext:value-type="string">
            <text:p>Monodelphis domestica</text:p>
          </table:table-cell>
          <table:table-cell office:value-type="float" office:value="14221" calcext:value-type="float">
            <text:p>14221</text:p>
          </table:table-cell>
          <table:table-cell office:value-type="float" office:value="446.666408832" calcext:value-type="float">
            <text:p>446.666408832</text:p>
          </table:table-cell>
          <table:table-cell office:value-type="float" office:value="339.404140345" calcext:value-type="float">
            <text:p>339.404140345</text:p>
          </table:table-cell>
          <table:table-cell office:value-type="float" office:value="0.4550351681" calcext:value-type="float">
            <text:p>0.4550351681</text:p>
          </table:table-cell>
          <table:table-cell office:value-type="float" office:value="0.0579041999" calcext:value-type="float">
            <text:p>0.0579041999</text:p>
          </table:table-cell>
          <table:table-cell office:value-type="float" office:value="0.4558862512" calcext:value-type="float">
            <text:p>0.4558862512</text:p>
          </table:table-cell>
          <table:table-cell office:value-type="float" office:value="0.119976661" calcext:value-type="float">
            <text:p>0.119976661</text:p>
          </table:table-cell>
          <table:table-cell office:value-type="float" office:value="0.4140671888" calcext:value-type="float">
            <text:p>0.4140671888</text:p>
          </table:table-cell>
          <table:table-cell office:value-type="float" office:value="0.0832160099" calcext:value-type="float">
            <text:p>0.0832160099</text:p>
          </table:table-cell>
          <table:table-cell table:style-name="ce1" office:value-type="float" office:value="-0.0000143" calcext:value-type="float">
            <text:p>-1.43E-005</text:p>
          </table:table-cell>
          <table:table-cell office:value-type="float" office:value="-0.0529927535" calcext:value-type="float">
            <text:p>-0.0529927535</text:p>
          </table:table-cell>
          <table:table-cell office:value-type="float" office:value="-0.037447022" calcext:value-type="float">
            <text:p>-0.037447022</text:p>
          </table:table-cell>
          <table:table-cell office:value-type="float" office:value="0.1576958501" calcext:value-type="float">
            <text:p>0.1576958501</text:p>
          </table:table-cell>
          <table:table-cell office:value-type="float" office:value="0.2152557397" calcext:value-type="float">
            <text:p>0.2152557397</text:p>
          </table:table-cell>
          <table:table-cell office:value-type="float" office:value="0.1434193473" calcext:value-type="float">
            <text:p>0.1434193473</text:p>
          </table:table-cell>
          <table:table-cell office:value-type="string" calcext:value-type="string">
            <text:p>nan</text:p>
          </table:table-cell>
          <table:table-cell office:value-type="float" office:value="-0.3691161979" calcext:value-type="float">
            <text:p>-0.3691161979</text:p>
          </table:table-cell>
          <table:table-cell office:value-type="float" office:value="-0.9968744805" calcext:value-type="float">
            <text:p>-0.9968744805</text:p>
          </table:table-cell>
          <table:table-cell office:value-type="float" office:value="0.3176353544" calcext:value-type="float">
            <text:p>0.3176353544</text:p>
          </table:table-cell>
          <table:table-cell office:value-type="float" office:value="0.4006686591" calcext:value-type="float">
            <text:p>0.4006686591</text:p>
          </table:table-cell>
          <table:table-cell office:value-type="float" office:value="0.2729306173" calcext:value-type="float">
            <text:p>0.2729306173</text:p>
          </table:table-cell>
          <table:table-cell office:value-type="float" office:value="0.3176353544" calcext:value-type="float">
            <text:p>0.3176353544</text:p>
          </table:table-cell>
          <table:table-cell office:value-type="float" office:value="0.4006686591" calcext:value-type="float">
            <text:p>0.4006686591</text:p>
          </table:table-cell>
          <table:table-cell office:value-type="float" office:value="0.2729306173" calcext:value-type="float">
            <text:p>0.2729306173</text:p>
          </table:table-cell>
          <table:table-cell office:value-type="float" office:value="0.3064960669" calcext:value-type="float">
            <text:p>0.3064960669</text:p>
          </table:table-cell>
          <table:table-cell office:value-type="float" office:value="0.396472102" calcext:value-type="float">
            <text:p>0.396472102</text:p>
          </table:table-cell>
          <table:table-cell office:value-type="float" office:value="0.2689622429" calcext:value-type="float">
            <text:p>0.2689622429</text:p>
          </table:table-cell>
          <table:table-cell office:value-type="float" office:value="0.3063550243" calcext:value-type="float">
            <text:p>0.3063550243</text:p>
          </table:table-cell>
          <table:table-cell office:value-type="float" office:value="0.3930996898" calcext:value-type="float">
            <text:p>0.3930996898</text:p>
          </table:table-cell>
          <table:table-cell office:value-type="float" office:value="0.2667398334" calcext:value-type="float">
            <text:p>0.2667398334</text:p>
          </table:table-cell>
          <table:table-cell office:value-type="float" office:value="0.284264244" calcext:value-type="float">
            <text:p>0.284264244</text:p>
          </table:table-cell>
          <table:table-cell office:value-type="float" office:value="0.3641072769" calcext:value-type="float">
            <text:p>0.3641072769</text:p>
          </table:table-cell>
          <table:table-cell office:value-type="float" office:value="0.2450946266" calcext:value-type="float">
            <text:p>0.2450946266</text:p>
          </table:table-cell>
          <table:table-cell office:value-type="string" calcext:value-type="string">
            <text:p>nan</text:p>
          </table:table-cell>
          <table:table-cell office:value-type="float" office:value="-0.389350276" calcext:value-type="float">
            <text:p>-0.389350276</text:p>
          </table:table-cell>
          <table:table-cell office:value-type="float" office:value="-0.9770954643" calcext:value-type="float">
            <text:p>-0.9770954643</text:p>
          </table:table-cell>
          <table:table-cell office:value-type="float" office:value="0.363629787" calcext:value-type="float">
            <text:p>0.363629787</text:p>
          </table:table-cell>
          <table:table-cell office:value-type="float" office:value="0.483919279" calcext:value-type="float">
            <text:p>0.483919279</text:p>
          </table:table-cell>
          <table:table-cell office:value-type="float" office:value="0.3337943204" calcext:value-type="float">
            <text:p>0.3337943204</text:p>
          </table:table-cell>
          <table:table-cell office:value-type="float" office:value="0.9960871393" calcext:value-type="float">
            <text:p>0.9960871393</text:p>
          </table:table-cell>
          <table:table-cell office:value-type="float" office:value="0.9636378231" calcext:value-type="float">
            <text:p>0.9636378231</text:p>
          </table:table-cell>
          <table:table-cell office:value-type="float" office:value="0.8685339449" calcext:value-type="float">
            <text:p>0.8685339449</text:p>
          </table:table-cell>
          <table:table-cell office:value-type="float" office:value="0.0547430589" calcext:value-type="float">
            <text:p>0.0547430589</text:p>
          </table:table-cell>
          <table:table-cell office:value-type="float" office:value="0.1148038705" calcext:value-type="float">
            <text:p>0.1148038705</text:p>
          </table:table-cell>
          <table:table-cell office:value-type="float" office:value="0.0771444505" calcext:value-type="float">
            <text:p>0.0771444505</text:p>
          </table:table-cell>
          <table:table-cell office:value-type="float" office:value="0.1696222483" calcext:value-type="float">
            <text:p>0.1696222483</text:p>
          </table:table-cell>
          <table:table-cell office:value-type="float" office:value="0.2464500461" calcext:value-type="float">
            <text:p>0.2464500461</text:p>
          </table:table-cell>
          <table:table-cell office:value-type="float" office:value="0.1657124658" calcext:value-type="float">
            <text:p>0.1657124658</text:p>
          </table:table-cell>
          <table:table-cell office:value-type="string" calcext:value-type="string">
            <text:p>nan</text:p>
          </table:table-cell>
          <table:table-cell office:value-type="float" office:value="-0.3589947487" calcext:value-type="float">
            <text:p>-0.3589947487</text:p>
          </table:table-cell>
          <table:table-cell office:value-type="float" office:value="-1.016184838" calcext:value-type="float">
            <text:p>-1.016184838</text:p>
          </table:table-cell>
          <table:table-cell office:value-type="float" office:value="0.3314804231" calcext:value-type="float">
            <text:p>0.3314804231</text:p>
          </table:table-cell>
          <table:table-cell office:value-type="float" office:value="0.4341571314" calcext:value-type="float">
            <text:p>0.4341571314</text:p>
          </table:table-cell>
          <table:table-cell office:value-type="float" office:value="0.3011260555" calcext:value-type="float">
            <text:p>0.3011260555</text:p>
          </table:table-cell>
          <table:table-cell office:value-type="float" office:value="0.3314804231" calcext:value-type="float">
            <text:p>0.3314804231</text:p>
          </table:table-cell>
          <table:table-cell office:value-type="float" office:value="0.4341571314" calcext:value-type="float">
            <text:p>0.4341571314</text:p>
          </table:table-cell>
          <table:table-cell office:value-type="float" office:value="0.3011260555" calcext:value-type="float">
            <text:p>0.3011260555</text:p>
          </table:table-cell>
          <table:table-cell office:value-type="float" office:value="0.3177017635" calcext:value-type="float">
            <text:p>0.3177017635</text:p>
          </table:table-cell>
          <table:table-cell office:value-type="float" office:value="0.4224482921" calcext:value-type="float">
            <text:p>0.4224482921</text:p>
          </table:table-cell>
          <table:table-cell office:value-type="float" office:value="0.2910502244" calcext:value-type="float">
            <text:p>0.2910502244</text:p>
          </table:table-cell>
          <table:table-cell office:value-type="float" office:value="0.3258284994" calcext:value-type="float">
            <text:p>0.3258284994</text:p>
          </table:table-cell>
          <table:table-cell office:value-type="float" office:value="0.4414847586" calcext:value-type="float">
            <text:p>0.4414847586</text:p>
          </table:table-cell>
          <table:table-cell office:value-type="float" office:value="0.3065839835" calcext:value-type="float">
            <text:p>0.3065839835</text:p>
          </table:table-cell>
          <table:table-cell office:value-type="float" office:value="0.3029369241" calcext:value-type="float">
            <text:p>0.3029369241</text:p>
          </table:table-cell>
          <table:table-cell office:value-type="float" office:value="0.4096760749" calcext:value-type="float">
            <text:p>0.4096760749</text:p>
          </table:table-cell>
          <table:table-cell office:value-type="float" office:value="0.2816516762" calcext:value-type="float">
            <text:p>0.2816516762</text:p>
          </table:table-cell>
          <table:table-cell office:value-type="string" calcext:value-type="string">
            <text:p>nan</text:p>
          </table:table-cell>
          <table:table-cell office:value-type="float" office:value="-0.4152039548" calcext:value-type="float">
            <text:p>-0.4152039548</text:p>
          </table:table-cell>
          <table:table-cell office:value-type="float" office:value="-0.9286099293" calcext:value-type="float">
            <text:p>-0.9286099293</text:p>
          </table:table-cell>
          <table:table-cell office:value-type="float" office:value="0.3733483079" calcext:value-type="float">
            <text:p>0.3733483079</text:p>
          </table:table-cell>
          <table:table-cell office:value-type="float" office:value="0.5128708337" calcext:value-type="float">
            <text:p>0.5128708337</text:p>
          </table:table-cell>
          <table:table-cell office:value-type="float" office:value="0.3597910955" calcext:value-type="float">
            <text:p>0.3597910955</text:p>
          </table:table-cell>
          <table:table-cell office:value-type="string" calcext:value-type="string">
            <text:p>nan</text:p>
          </table:table-cell>
          <table:table-cell office:value-type="float" office:value="0.0122244558" calcext:value-type="float">
            <text:p>0.0122244558</text:p>
          </table:table-cell>
          <table:table-cell office:value-type="float" office:value="-0.9992291663" calcext:value-type="float">
            <text:p>-0.9992291663</text:p>
          </table:table-cell>
        </table:table-row>
        <table:table-row table:style-name="ro1">
          <table:table-cell office:value-type="string" calcext:value-type="string">
            <text:p>Mus_musculus</text:p>
          </table:table-cell>
          <table:table-cell office:value-type="string" calcext:value-type="string">
            <text:p>Mus musculus</text:p>
          </table:table-cell>
          <table:table-cell office:value-type="float" office:value="13012" calcext:value-type="float">
            <text:p>13012</text:p>
          </table:table-cell>
          <table:table-cell office:value-type="float" office:value="432.23094067" calcext:value-type="float">
            <text:p>432.23094067</text:p>
          </table:table-cell>
          <table:table-cell office:value-type="float" office:value="322.853813073" calcext:value-type="float">
            <text:p>322.853813073</text:p>
          </table:table-cell>
          <table:table-cell office:value-type="float" office:value="0.4850246244" calcext:value-type="float">
            <text:p>0.4850246244</text:p>
          </table:table-cell>
          <table:table-cell office:value-type="float" office:value="0.0547470654" calcext:value-type="float">
            <text:p>0.0547470654</text:p>
          </table:table-cell>
          <table:table-cell office:value-type="float" office:value="0.5251635148" calcext:value-type="float">
            <text:p>0.5251635148</text:p>
          </table:table-cell>
          <table:table-cell office:value-type="float" office:value="0.1159880815" calcext:value-type="float">
            <text:p>0.1159880815</text:p>
          </table:table-cell>
          <table:table-cell office:value-type="float" office:value="0.4479999376" calcext:value-type="float">
            <text:p>0.4479999376</text:p>
          </table:table-cell>
          <table:table-cell office:value-type="float" office:value="0.0829920647" calcext:value-type="float">
            <text:p>0.0829920647</text:p>
          </table:table-cell>
          <table:table-cell office:value-type="float" office:value="-0.0033213189" calcext:value-type="float">
            <text:p>-0.0033213189</text:p>
          </table:table-cell>
          <table:table-cell office:value-type="float" office:value="-0.0281777178" calcext:value-type="float">
            <text:p>-0.0281777178</text:p>
          </table:table-cell>
          <table:table-cell office:value-type="float" office:value="-0.019695016" calcext:value-type="float">
            <text:p>-0.019695016</text:p>
          </table:table-cell>
          <table:table-cell office:value-type="float" office:value="0.1140299781" calcext:value-type="float">
            <text:p>0.1140299781</text:p>
          </table:table-cell>
          <table:table-cell office:value-type="float" office:value="0.1387813567" calcext:value-type="float">
            <text:p>0.1387813567</text:p>
          </table:table-cell>
          <table:table-cell office:value-type="float" office:value="0.0924467937" calcext:value-type="float">
            <text:p>0.0924467937</text:p>
          </table:table-cell>
          <table:table-cell office:value-type="string" calcext:value-type="string">
            <text:p>nan</text:p>
          </table:table-cell>
          <table:table-cell office:value-type="float" office:value="-0.3449342182" calcext:value-type="float">
            <text:p>-0.3449342182</text:p>
          </table:table-cell>
          <table:table-cell office:value-type="float" office:value="-0.997643173" calcext:value-type="float">
            <text:p>-0.997643173</text:p>
          </table:table-cell>
          <table:table-cell office:value-type="float" office:value="0.3307116915" calcext:value-type="float">
            <text:p>0.3307116915</text:p>
          </table:table-cell>
          <table:table-cell office:value-type="float" office:value="0.3906904429" calcext:value-type="float">
            <text:p>0.3906904429</text:p>
          </table:table-cell>
          <table:table-cell office:value-type="float" office:value="0.2647893774" calcext:value-type="float">
            <text:p>0.2647893774</text:p>
          </table:table-cell>
          <table:table-cell office:value-type="float" office:value="0.3307116915" calcext:value-type="float">
            <text:p>0.3307116915</text:p>
          </table:table-cell>
          <table:table-cell office:value-type="float" office:value="0.3906904429" calcext:value-type="float">
            <text:p>0.3906904429</text:p>
          </table:table-cell>
          <table:table-cell office:value-type="float" office:value="0.2647893774" calcext:value-type="float">
            <text:p>0.2647893774</text:p>
          </table:table-cell>
          <table:table-cell office:value-type="float" office:value="0.3652494472" calcext:value-type="float">
            <text:p>0.3652494472</text:p>
          </table:table-cell>
          <table:table-cell office:value-type="float" office:value="0.4395435057" calcext:value-type="float">
            <text:p>0.4395435057</text:p>
          </table:table-cell>
          <table:table-cell office:value-type="float" office:value="0.2997589285" calcext:value-type="float">
            <text:p>0.2997589285</text:p>
          </table:table-cell>
          <table:table-cell office:value-type="float" office:value="0.3289433312" calcext:value-type="float">
            <text:p>0.3289433312</text:p>
          </table:table-cell>
          <table:table-cell office:value-type="float" office:value="0.3974565562" calcext:value-type="float">
            <text:p>0.3974565562</text:p>
          </table:table-cell>
          <table:table-cell office:value-type="float" office:value="0.269246227" calcext:value-type="float">
            <text:p>0.269246227</text:p>
          </table:table-cell>
          <table:table-cell office:value-type="float" office:value="0.3357417075" calcext:value-type="float">
            <text:p>0.3357417075</text:p>
          </table:table-cell>
          <table:table-cell office:value-type="float" office:value="0.4096099664" calcext:value-type="float">
            <text:p>0.4096099664</text:p>
          </table:table-cell>
          <table:table-cell office:value-type="float" office:value="0.2772139206" calcext:value-type="float">
            <text:p>0.2772139206</text:p>
          </table:table-cell>
          <table:table-cell office:value-type="string" calcext:value-type="string">
            <text:p>nan</text:p>
          </table:table-cell>
          <table:table-cell office:value-type="float" office:value="-0.439146036" calcext:value-type="float">
            <text:p>-0.439146036</text:p>
          </table:table-cell>
          <table:table-cell office:value-type="float" office:value="-0.9625876194" calcext:value-type="float">
            <text:p>-0.9625876194</text:p>
          </table:table-cell>
          <table:table-cell office:value-type="float" office:value="0.4485371391" calcext:value-type="float">
            <text:p>0.4485371391</text:p>
          </table:table-cell>
          <table:table-cell office:value-type="float" office:value="0.5362153112" calcext:value-type="float">
            <text:p>0.5362153112</text:p>
          </table:table-cell>
          <table:table-cell office:value-type="float" office:value="0.3738126017" calcext:value-type="float">
            <text:p>0.3738126017</text:p>
          </table:table-cell>
          <table:table-cell office:value-type="float" office:value="0.996400576" calcext:value-type="float">
            <text:p>0.996400576</text:p>
          </table:table-cell>
          <table:table-cell office:value-type="float" office:value="0.9747280199" calcext:value-type="float">
            <text:p>0.9747280199</text:p>
          </table:table-cell>
          <table:table-cell office:value-type="float" office:value="0.8858605812" calcext:value-type="float">
            <text:p>0.8858605812</text:p>
          </table:table-cell>
          <table:table-cell office:value-type="float" office:value="0.0384796438" calcext:value-type="float">
            <text:p>0.0384796438</text:p>
          </table:table-cell>
          <table:table-cell office:value-type="float" office:value="0.0910977416" calcext:value-type="float">
            <text:p>0.0910977416</text:p>
          </table:table-cell>
          <table:table-cell office:value-type="float" office:value="0.0611594892" calcext:value-type="float">
            <text:p>0.0611594892</text:p>
          </table:table-cell>
          <table:table-cell office:value-type="float" office:value="0.125448891" calcext:value-type="float">
            <text:p>0.125448891</text:p>
          </table:table-cell>
          <table:table-cell office:value-type="float" office:value="0.1674158646" calcext:value-type="float">
            <text:p>0.1674158646</text:p>
          </table:table-cell>
          <table:table-cell office:value-type="float" office:value="0.1127651302" calcext:value-type="float">
            <text:p>0.1127651302</text:p>
          </table:table-cell>
          <table:table-cell office:value-type="string" calcext:value-type="string">
            <text:p>nan</text:p>
          </table:table-cell>
          <table:table-cell office:value-type="float" office:value="-0.3402328379" calcext:value-type="float">
            <text:p>-0.3402328379</text:p>
          </table:table-cell>
          <table:table-cell office:value-type="float" office:value="-1.0165060485" calcext:value-type="float">
            <text:p>-1.0165060485</text:p>
          </table:table-cell>
          <table:table-cell office:value-type="float" office:value="0.3372790795" calcext:value-type="float">
            <text:p>0.3372790795</text:p>
          </table:table-cell>
          <table:table-cell office:value-type="float" office:value="0.4047567091" calcext:value-type="float">
            <text:p>0.4047567091</text:p>
          </table:table-cell>
          <table:table-cell office:value-type="float" office:value="0.2780672246" calcext:value-type="float">
            <text:p>0.2780672246</text:p>
          </table:table-cell>
          <table:table-cell office:value-type="float" office:value="0.3372790795" calcext:value-type="float">
            <text:p>0.3372790795</text:p>
          </table:table-cell>
          <table:table-cell office:value-type="float" office:value="0.4047567091" calcext:value-type="float">
            <text:p>0.4047567091</text:p>
          </table:table-cell>
          <table:table-cell office:value-type="float" office:value="0.2780672246" calcext:value-type="float">
            <text:p>0.2780672246</text:p>
          </table:table-cell>
          <table:table-cell office:value-type="float" office:value="0.3725790139" calcext:value-type="float">
            <text:p>0.3725790139</text:p>
          </table:table-cell>
          <table:table-cell office:value-type="float" office:value="0.4535875184" calcext:value-type="float">
            <text:p>0.4535875184</text:p>
          </table:table-cell>
          <table:table-cell office:value-type="float" office:value="0.3135950915" calcext:value-type="float">
            <text:p>0.3135950915</text:p>
          </table:table-cell>
          <table:table-cell office:value-type="float" office:value="0.3411552743" calcext:value-type="float">
            <text:p>0.3411552743</text:p>
          </table:table-cell>
          <table:table-cell office:value-type="float" office:value="0.4251581132" calcext:value-type="float">
            <text:p>0.4251581132</text:p>
          </table:table-cell>
          <table:table-cell office:value-type="float" office:value="0.293131384" calcext:value-type="float">
            <text:p>0.293131384</text:p>
          </table:table-cell>
          <table:table-cell office:value-type="float" office:value="0.3480311753" calcext:value-type="float">
            <text:p>0.3480311753</text:p>
          </table:table-cell>
          <table:table-cell office:value-type="float" office:value="0.4365518552" calcext:value-type="float">
            <text:p>0.4365518552</text:p>
          </table:table-cell>
          <table:table-cell office:value-type="float" office:value="0.3004641163" calcext:value-type="float">
            <text:p>0.3004641163</text:p>
          </table:table-cell>
          <table:table-cell office:value-type="string" calcext:value-type="string">
            <text:p>nan</text:p>
          </table:table-cell>
          <table:table-cell office:value-type="float" office:value="-0.450835194" calcext:value-type="float">
            <text:p>-0.450835194</text:p>
          </table:table-cell>
          <table:table-cell office:value-type="float" office:value="-0.9728027073" calcext:value-type="float">
            <text:p>-0.9728027073</text:p>
          </table:table-cell>
          <table:table-cell office:value-type="float" office:value="0.4543042121" calcext:value-type="float">
            <text:p>0.4543042121</text:p>
          </table:table-cell>
          <table:table-cell office:value-type="float" office:value="0.5514722589" calcext:value-type="float">
            <text:p>0.5514722589</text:p>
          </table:table-cell>
          <table:table-cell office:value-type="float" office:value="0.3898417447" calcext:value-type="float">
            <text:p>0.3898417447</text:p>
          </table:table-cell>
          <table:table-cell office:value-type="string" calcext:value-type="string">
            <text:p>nan</text:p>
          </table:table-cell>
          <table:table-cell office:value-type="float" office:value="0.0421837918" calcext:value-type="float">
            <text:p>0.0421837918</text:p>
          </table:table-cell>
          <table:table-cell office:value-type="float" office:value="-0.9995668872" calcext:value-type="float">
            <text:p>-0.9995668872</text:p>
          </table:table-cell>
        </table:table-row>
        <table:table-row table:style-name="ro1">
          <table:table-cell office:value-type="string" calcext:value-type="string">
            <text:p>Mytilus_californianus</text:p>
          </table:table-cell>
          <table:table-cell office:value-type="string" calcext:value-type="string">
            <text:p>Mytilus californianus</text:p>
          </table:table-cell>
          <table:table-cell office:value-type="float" office:value="19769" calcext:value-type="float">
            <text:p>19769</text:p>
          </table:table-cell>
          <table:table-cell office:value-type="float" office:value="650.077798574" calcext:value-type="float">
            <text:p>650.077798574</text:p>
          </table:table-cell>
          <table:table-cell office:value-type="float" office:value="495.290620896" calcext:value-type="float">
            <text:p>495.290620896</text:p>
          </table:table-cell>
          <table:table-cell office:value-type="float" office:value="0.3801466344" calcext:value-type="float">
            <text:p>0.3801466344</text:p>
          </table:table-cell>
          <table:table-cell office:value-type="float" office:value="0.0320304273" calcext:value-type="float">
            <text:p>0.0320304273</text:p>
          </table:table-cell>
          <table:table-cell office:value-type="float" office:value="0.3119570757" calcext:value-type="float">
            <text:p>0.3119570757</text:p>
          </table:table-cell>
          <table:table-cell office:value-type="float" office:value="0.0513065158" calcext:value-type="float">
            <text:p>0.0513065158</text:p>
          </table:table-cell>
          <table:table-cell office:value-type="float" office:value="0.3134020561" calcext:value-type="float">
            <text:p>0.3134020561</text:p>
          </table:table-cell>
          <table:table-cell office:value-type="float" office:value="0.0574788736" calcext:value-type="float">
            <text:p>0.0574788736</text:p>
          </table:table-cell>
          <table:table-cell office:value-type="float" office:value="-0.0041314334" calcext:value-type="float">
            <text:p>-0.0041314334</text:p>
          </table:table-cell>
          <table:table-cell office:value-type="float" office:value="-0.2794132142" calcext:value-type="float">
            <text:p>-0.2794132142</text:p>
          </table:table-cell>
          <table:table-cell office:value-type="float" office:value="-0.2092871699" calcext:value-type="float">
            <text:p>-0.2092871699</text:p>
          </table:table-cell>
          <table:table-cell office:value-type="float" office:value="0.1232178281" calcext:value-type="float">
            <text:p>0.1232178281</text:p>
          </table:table-cell>
          <table:table-cell office:value-type="float" office:value="0.114812523" calcext:value-type="float">
            <text:p>0.114812523</text:p>
          </table:table-cell>
          <table:table-cell office:value-type="float" office:value="0.0772619053" calcext:value-type="float">
            <text:p>0.0772619053</text:p>
          </table:table-cell>
          <table:table-cell office:value-type="string" calcext:value-type="string">
            <text:p>nan</text:p>
          </table:table-cell>
          <table:table-cell office:value-type="float" office:value="-0.4951712254" calcext:value-type="float">
            <text:p>-0.4951712254</text:p>
          </table:table-cell>
          <table:table-cell office:value-type="float" office:value="-0.9845762959" calcext:value-type="float">
            <text:p>-0.9845762959</text:p>
          </table:table-cell>
          <table:table-cell office:value-type="string" calcext:value-type="string">
            <text:p>nan</text:p>
          </table:table-cell>
          <table:table-cell office:value-type="float" office:value="0.3012725793" calcext:value-type="float">
            <text:p>0.3012725793</text:p>
          </table:table-cell>
          <table:table-cell office:value-type="float" office:value="0.2026930531" calcext:value-type="float">
            <text:p>0.2026930531</text:p>
          </table:table-cell>
          <table:table-cell office:value-type="string" calcext:value-type="string">
            <text:p>nan</text:p>
          </table:table-cell>
          <table:table-cell office:value-type="float" office:value="0.3012725793" calcext:value-type="float">
            <text:p>0.3012725793</text:p>
          </table:table-cell>
          <table:table-cell office:value-type="float" office:value="0.2026930531" calcext:value-type="float">
            <text:p>0.2026930531</text:p>
          </table:table-cell>
          <table:table-cell office:value-type="string" calcext:value-type="string">
            <text:p>nan</text:p>
          </table:table-cell>
          <table:table-cell office:value-type="float" office:value="0.3539520134" calcext:value-type="float">
            <text:p>0.3539520134</text:p>
          </table:table-cell>
          <table:table-cell office:value-type="float" office:value="0.2377270002" calcext:value-type="float">
            <text:p>0.2377270002</text:p>
          </table:table-cell>
          <table:table-cell office:value-type="float" office:value="0.1242471444" calcext:value-type="float">
            <text:p>0.1242471444</text:p>
          </table:table-cell>
          <table:table-cell office:value-type="float" office:value="0.2631544619" calcext:value-type="float">
            <text:p>0.2631544619</text:p>
          </table:table-cell>
          <table:table-cell office:value-type="float" office:value="0.1749410093" calcext:value-type="float">
            <text:p>0.1749410093</text:p>
          </table:table-cell>
          <table:table-cell office:value-type="float" office:value="0.1289327711" calcext:value-type="float">
            <text:p>0.1289327711</text:p>
          </table:table-cell>
          <table:table-cell office:value-type="float" office:value="0.2856473594" calcext:value-type="float">
            <text:p>0.2856473594</text:p>
          </table:table-cell>
          <table:table-cell office:value-type="float" office:value="0.1880766328" calcext:value-type="float">
            <text:p>0.1880766328</text:p>
          </table:table-cell>
          <table:table-cell office:value-type="string" calcext:value-type="string">
            <text:p>nan</text:p>
          </table:table-cell>
          <table:table-cell office:value-type="float" office:value="-0.2932434625" calcext:value-type="float">
            <text:p>-0.2932434625</text:p>
          </table:table-cell>
          <table:table-cell office:value-type="float" office:value="-0.9236438146" calcext:value-type="float">
            <text:p>-0.9236438146</text:p>
          </table:table-cell>
          <table:table-cell office:value-type="float" office:value="0.1784528442" calcext:value-type="float">
            <text:p>0.1784528442</text:p>
          </table:table-cell>
          <table:table-cell office:value-type="float" office:value="0.4172406228" calcext:value-type="float">
            <text:p>0.4172406228</text:p>
          </table:table-cell>
          <table:table-cell office:value-type="float" office:value="0.2830962829" calcext:value-type="float">
            <text:p>0.2830962829</text:p>
          </table:table-cell>
          <table:table-cell office:value-type="float" office:value="0.9880915619" calcext:value-type="float">
            <text:p>0.9880915619</text:p>
          </table:table-cell>
          <table:table-cell office:value-type="float" office:value="0.8768659837" calcext:value-type="float">
            <text:p>0.8768659837</text:p>
          </table:table-cell>
          <table:table-cell office:value-type="float" office:value="0.7354764235" calcext:value-type="float">
            <text:p>0.7354764235</text:p>
          </table:table-cell>
          <table:table-cell office:value-type="float" office:value="0.1468923056" calcext:value-type="float">
            <text:p>0.1468923056</text:p>
          </table:table-cell>
          <table:table-cell office:value-type="float" office:value="0.1117264113" calcext:value-type="float">
            <text:p>0.1117264113</text:p>
          </table:table-cell>
          <table:table-cell office:value-type="float" office:value="0.0780278823" calcext:value-type="float">
            <text:p>0.0780278823</text:p>
          </table:table-cell>
          <table:table-cell office:value-type="float" office:value="0.0961481068" calcext:value-type="float">
            <text:p>0.0961481068</text:p>
          </table:table-cell>
          <table:table-cell office:value-type="float" office:value="0.0508878709" calcext:value-type="float">
            <text:p>0.0508878709</text:p>
          </table:table-cell>
          <table:table-cell office:value-type="float" office:value="0.0357005881" calcext:value-type="float">
            <text:p>0.0357005881</text:p>
          </table:table-cell>
          <table:table-cell office:value-type="string" calcext:value-type="string">
            <text:p>nan</text:p>
          </table:table-cell>
          <table:table-cell office:value-type="float" office:value="-0.5223315525" calcext:value-type="float">
            <text:p>-0.5223315525</text:p>
          </table:table-cell>
          <table:table-cell office:value-type="float" office:value="-1.046200835" calcext:value-type="float">
            <text:p>-1.046200835</text:p>
          </table:table-cell>
          <table:table-cell office:value-type="string" calcext:value-type="string">
            <text:p>nan</text:p>
          </table:table-cell>
          <table:table-cell office:value-type="float" office:value="0.3674700803" calcext:value-type="float">
            <text:p>0.3674700803</text:p>
          </table:table-cell>
          <table:table-cell office:value-type="float" office:value="0.2588594258" calcext:value-type="float">
            <text:p>0.2588594258</text:p>
          </table:table-cell>
          <table:table-cell office:value-type="string" calcext:value-type="string">
            <text:p>nan</text:p>
          </table:table-cell>
          <table:table-cell office:value-type="float" office:value="0.3674700803" calcext:value-type="float">
            <text:p>0.3674700803</text:p>
          </table:table-cell>
          <table:table-cell office:value-type="float" office:value="0.2588594258" calcext:value-type="float">
            <text:p>0.2588594258</text:p>
          </table:table-cell>
          <table:table-cell office:value-type="string" calcext:value-type="string">
            <text:p>nan</text:p>
          </table:table-cell>
          <table:table-cell office:value-type="float" office:value="0.4333850201" calcext:value-type="float">
            <text:p>0.4333850201</text:p>
          </table:table-cell>
          <table:table-cell office:value-type="float" office:value="0.3005933729" calcext:value-type="float">
            <text:p>0.3005933729</text:p>
          </table:table-cell>
          <table:table-cell office:value-type="float" office:value="0.138802548" calcext:value-type="float">
            <text:p>0.138802548</text:p>
          </table:table-cell>
          <table:table-cell office:value-type="float" office:value="0.3558455298" calcext:value-type="float">
            <text:p>0.3558455298</text:p>
          </table:table-cell>
          <table:table-cell office:value-type="float" office:value="0.2473489069" calcext:value-type="float">
            <text:p>0.2473489069</text:p>
          </table:table-cell>
          <table:table-cell office:value-type="float" office:value="0.1596507408" calcext:value-type="float">
            <text:p>0.1596507408</text:p>
          </table:table-cell>
          <table:table-cell office:value-type="float" office:value="0.4160640383" calcext:value-type="float">
            <text:p>0.4160640383</text:p>
          </table:table-cell>
          <table:table-cell office:value-type="float" office:value="0.2910120562" calcext:value-type="float">
            <text:p>0.2910120562</text:p>
          </table:table-cell>
          <table:table-cell office:value-type="string" calcext:value-type="string">
            <text:p>nan</text:p>
          </table:table-cell>
          <table:table-cell office:value-type="float" office:value="-0.3913673539" calcext:value-type="float">
            <text:p>-0.3913673539</text:p>
          </table:table-cell>
          <table:table-cell office:value-type="float" office:value="-0.6761242939" calcext:value-type="float">
            <text:p>-0.6761242939</text:p>
          </table:table-cell>
          <table:table-cell office:value-type="float" office:value="0.1909465915" calcext:value-type="float">
            <text:p>0.1909465915</text:p>
          </table:table-cell>
          <table:table-cell office:value-type="float" office:value="0.5107584406" calcext:value-type="float">
            <text:p>0.5107584406</text:p>
          </table:table-cell>
          <table:table-cell office:value-type="float" office:value="0.3644134121" calcext:value-type="float">
            <text:p>0.3644134121</text:p>
          </table:table-cell>
          <table:table-cell office:value-type="string" calcext:value-type="string">
            <text:p>nan</text:p>
          </table:table-cell>
          <table:table-cell office:value-type="float" office:value="-0.0190157883" calcext:value-type="float">
            <text:p>-0.0190157883</text:p>
          </table:table-cell>
          <table:table-cell office:value-type="float" office:value="-0.9986227962" calcext:value-type="float">
            <text:p>-0.9986227962</text:p>
          </table:table-cell>
        </table:table-row>
        <table:table-row table:style-name="ro1">
          <table:table-cell office:value-type="string" calcext:value-type="string">
            <text:p>Mytilus_edulis</text:p>
          </table:table-cell>
          <table:table-cell office:value-type="string" calcext:value-type="string">
            <text:p>Mytilus edulis</text:p>
          </table:table-cell>
          <table:table-cell office:value-type="float" office:value="34441" calcext:value-type="float">
            <text:p>34441</text:p>
          </table:table-cell>
          <table:table-cell office:value-type="float" office:value="735.470311547" calcext:value-type="float">
            <text:p>735.470311547</text:p>
          </table:table-cell>
          <table:table-cell office:value-type="float" office:value="562.986956019" calcext:value-type="float">
            <text:p>562.986956019</text:p>
          </table:table-cell>
          <table:table-cell office:value-type="float" office:value="0.3840638112" calcext:value-type="float">
            <text:p>0.3840638112</text:p>
          </table:table-cell>
          <table:table-cell office:value-type="float" office:value="0.0326935271" calcext:value-type="float">
            <text:p>0.0326935271</text:p>
          </table:table-cell>
          <table:table-cell office:value-type="float" office:value="0.3120797975" calcext:value-type="float">
            <text:p>0.3120797975</text:p>
          </table:table-cell>
          <table:table-cell office:value-type="float" office:value="0.0511732815" calcext:value-type="float">
            <text:p>0.0511732815</text:p>
          </table:table-cell>
          <table:table-cell office:value-type="float" office:value="0.314350281" calcext:value-type="float">
            <text:p>0.314350281</text:p>
          </table:table-cell>
          <table:table-cell office:value-type="float" office:value="0.0639439421" calcext:value-type="float">
            <text:p>0.0639439421</text:p>
          </table:table-cell>
          <table:table-cell office:value-type="float" office:value="-0.0103656736" calcext:value-type="float">
            <text:p>-0.0103656736</text:p>
          </table:table-cell>
          <table:table-cell office:value-type="float" office:value="-0.2018321078" calcext:value-type="float">
            <text:p>-0.2018321078</text:p>
          </table:table-cell>
          <table:table-cell office:value-type="float" office:value="-0.151719091" calcext:value-type="float">
            <text:p>-0.151719091</text:p>
          </table:table-cell>
          <table:table-cell office:value-type="float" office:value="0.1467331311" calcext:value-type="float">
            <text:p>0.1467331311</text:p>
          </table:table-cell>
          <table:table-cell office:value-type="float" office:value="0.1326043904" calcext:value-type="float">
            <text:p>0.1326043904</text:p>
          </table:table-cell>
          <table:table-cell office:value-type="float" office:value="0.0897688848" calcext:value-type="float">
            <text:p>0.0897688848</text:p>
          </table:table-cell>
          <table:table-cell office:value-type="string" calcext:value-type="string">
            <text:p>nan</text:p>
          </table:table-cell>
          <table:table-cell office:value-type="float" office:value="-0.2483004634" calcext:value-type="float">
            <text:p>-0.2483004634</text:p>
          </table:table-cell>
          <table:table-cell office:value-type="float" office:value="-0.9971515699" calcext:value-type="float">
            <text:p>-0.9971515699</text:p>
          </table:table-cell>
          <table:table-cell office:value-type="string" calcext:value-type="string">
            <text:p>nan</text:p>
          </table:table-cell>
          <table:table-cell office:value-type="float" office:value="-0.037146895" calcext:value-type="float">
            <text:p>-0.037146895</text:p>
          </table:table-cell>
          <table:table-cell office:value-type="float" office:value="-0.0289129357" calcext:value-type="float">
            <text:p>-0.0289129357</text:p>
          </table:table-cell>
          <table:table-cell office:value-type="string" calcext:value-type="string">
            <text:p>nan</text:p>
          </table:table-cell>
          <table:table-cell office:value-type="float" office:value="-0.037146895" calcext:value-type="float">
            <text:p>-0.037146895</text:p>
          </table:table-cell>
          <table:table-cell office:value-type="float" office:value="-0.0289129357" calcext:value-type="float">
            <text:p>-0.0289129357</text:p>
          </table:table-cell>
          <table:table-cell office:value-type="string" calcext:value-type="string">
            <text:p>nan</text:p>
          </table:table-cell>
          <table:table-cell office:value-type="float" office:value="-0.0603267752" calcext:value-type="float">
            <text:p>-0.0603267752</text:p>
          </table:table-cell>
          <table:table-cell office:value-type="float" office:value="-0.0463475135" calcext:value-type="float">
            <text:p>-0.0463475135</text:p>
          </table:table-cell>
          <table:table-cell office:value-type="float" office:value="-0.0749949425" calcext:value-type="float">
            <text:p>-0.0749949425</text:p>
          </table:table-cell>
          <table:table-cell office:value-type="float" office:value="-0.0609284096" calcext:value-type="float">
            <text:p>-0.0609284096</text:p>
          </table:table-cell>
          <table:table-cell office:value-type="float" office:value="-0.0395338885" calcext:value-type="float">
            <text:p>-0.0395338885</text:p>
          </table:table-cell>
          <table:table-cell office:value-type="float" office:value="-0.0952544736" calcext:value-type="float">
            <text:p>-0.0952544736</text:p>
          </table:table-cell>
          <table:table-cell office:value-type="float" office:value="-0.0888548401" calcext:value-type="float">
            <text:p>-0.0888548401</text:p>
          </table:table-cell>
          <table:table-cell office:value-type="float" office:value="-0.058422094" calcext:value-type="float">
            <text:p>-0.058422094</text:p>
          </table:table-cell>
          <table:table-cell office:value-type="string" calcext:value-type="string">
            <text:p>nan</text:p>
          </table:table-cell>
          <table:table-cell office:value-type="float" office:value="0.061982107" calcext:value-type="float">
            <text:p>0.061982107</text:p>
          </table:table-cell>
          <table:table-cell office:value-type="float" office:value="-0.8258523433" calcext:value-type="float">
            <text:p>-0.8258523433</text:p>
          </table:table-cell>
          <table:table-cell office:value-type="float" office:value="-0.0773375849" calcext:value-type="float">
            <text:p>-0.0773375849</text:p>
          </table:table-cell>
          <table:table-cell office:value-type="float" office:value="-0.0417008919" calcext:value-type="float">
            <text:p>-0.0417008919</text:p>
          </table:table-cell>
          <table:table-cell office:value-type="float" office:value="-0.0270013872" calcext:value-type="float">
            <text:p>-0.0270013872</text:p>
          </table:table-cell>
          <table:table-cell office:value-type="float" office:value="0.9792810345" calcext:value-type="float">
            <text:p>0.9792810345</text:p>
          </table:table-cell>
          <table:table-cell office:value-type="float" office:value="0.8800404291" calcext:value-type="float">
            <text:p>0.8800404291</text:p>
          </table:table-cell>
          <table:table-cell office:value-type="float" office:value="0.7267102224" calcext:value-type="float">
            <text:p>0.7267102224</text:p>
          </table:table-cell>
          <table:table-cell office:value-type="float" office:value="0.1871264653" calcext:value-type="float">
            <text:p>0.1871264653</text:p>
          </table:table-cell>
          <table:table-cell office:value-type="float" office:value="0.1935902423" calcext:value-type="float">
            <text:p>0.1935902423</text:p>
          </table:table-cell>
          <table:table-cell office:value-type="float" office:value="0.13188351" calcext:value-type="float">
            <text:p>0.13188351</text:p>
          </table:table-cell>
          <table:table-cell office:value-type="float" office:value="0.1047449306" calcext:value-type="float">
            <text:p>0.1047449306</text:p>
          </table:table-cell>
          <table:table-cell office:value-type="float" office:value="0.0586032383" calcext:value-type="float">
            <text:p>0.0586032383</text:p>
          </table:table-cell>
          <table:table-cell office:value-type="float" office:value="0.0396867601" calcext:value-type="float">
            <text:p>0.0396867601</text:p>
          </table:table-cell>
          <table:table-cell office:value-type="string" calcext:value-type="string">
            <text:p>nan</text:p>
          </table:table-cell>
          <table:table-cell office:value-type="float" office:value="-0.269374391" calcext:value-type="float">
            <text:p>-0.269374391</text:p>
          </table:table-cell>
          <table:table-cell office:value-type="float" office:value="-0.9790446639" calcext:value-type="float">
            <text:p>-0.9790446639</text:p>
          </table:table-cell>
          <table:table-cell office:value-type="string" calcext:value-type="string">
            <text:p>nan</text:p>
          </table:table-cell>
          <table:table-cell office:value-type="float" office:value="-0.0232588548" calcext:value-type="float">
            <text:p>-0.0232588548</text:p>
          </table:table-cell>
          <table:table-cell office:value-type="float" office:value="-0.0353516176" calcext:value-type="float">
            <text:p>-0.0353516176</text:p>
          </table:table-cell>
          <table:table-cell office:value-type="string" calcext:value-type="string">
            <text:p>nan</text:p>
          </table:table-cell>
          <table:table-cell office:value-type="float" office:value="-0.0232588548" calcext:value-type="float">
            <text:p>-0.0232588548</text:p>
          </table:table-cell>
          <table:table-cell office:value-type="float" office:value="-0.0353516176" calcext:value-type="float">
            <text:p>-0.0353516176</text:p>
          </table:table-cell>
          <table:table-cell office:value-type="string" calcext:value-type="string">
            <text:p>nan</text:p>
          </table:table-cell>
          <table:table-cell office:value-type="float" office:value="-0.0404670699" calcext:value-type="float">
            <text:p>-0.0404670699</text:p>
          </table:table-cell>
          <table:table-cell office:value-type="float" office:value="-0.0456331805" calcext:value-type="float">
            <text:p>-0.0456331805</text:p>
          </table:table-cell>
          <table:table-cell office:value-type="float" office:value="-0.0627722559" calcext:value-type="float">
            <text:p>-0.0627722559</text:p>
          </table:table-cell>
          <table:table-cell office:value-type="float" office:value="-0.0179592297" calcext:value-type="float">
            <text:p>-0.0179592297</text:p>
          </table:table-cell>
          <table:table-cell office:value-type="float" office:value="-0.0116295991" calcext:value-type="float">
            <text:p>-0.0116295991</text:p>
          </table:table-cell>
          <table:table-cell office:value-type="float" office:value="-0.0600212819" calcext:value-type="float">
            <text:p>-0.0600212819</text:p>
          </table:table-cell>
          <table:table-cell office:value-type="float" office:value="-0.0045826443" calcext:value-type="float">
            <text:p>-0.0045826443</text:p>
          </table:table-cell>
          <table:table-cell office:value-type="float" office:value="-0.0027220816" calcext:value-type="float">
            <text:p>-0.0027220816</text:p>
          </table:table-cell>
          <table:table-cell office:value-type="string" calcext:value-type="string">
            <text:p>nan</text:p>
          </table:table-cell>
          <table:table-cell office:value-type="float" office:value="0.0067717038" calcext:value-type="float">
            <text:p>0.0067717038</text:p>
          </table:table-cell>
          <table:table-cell office:value-type="float" office:value="-0.7587496011" calcext:value-type="float">
            <text:p>-0.7587496011</text:p>
          </table:table-cell>
          <table:table-cell office:value-type="float" office:value="-0.0693163168" calcext:value-type="float">
            <text:p>-0.0693163168</text:p>
          </table:table-cell>
          <table:table-cell office:value-type="float" office:value="-0.0034947233" calcext:value-type="float">
            <text:p>-0.0034947233</text:p>
          </table:table-cell>
          <table:table-cell office:value-type="float" office:value="-0.0011219167" calcext:value-type="float">
            <text:p>-0.0011219167</text:p>
          </table:table-cell>
          <table:table-cell office:value-type="string" calcext:value-type="string">
            <text:p>nan</text:p>
          </table:table-cell>
          <table:table-cell office:value-type="float" office:value="-0.0381141915" calcext:value-type="float">
            <text:p>-0.0381141915</text:p>
          </table:table-cell>
          <table:table-cell office:value-type="float" office:value="-0.9928872096" calcext:value-type="float">
            <text:p>-0.9928872096</text:p>
          </table:table-cell>
        </table:table-row>
        <table:table-row table:style-name="ro1">
          <table:table-cell office:value-type="string" calcext:value-type="string">
            <text:p>Mytilus_galloprovincialis</text:p>
          </table:table-cell>
          <table:table-cell office:value-type="string" calcext:value-type="string">
            <text:p>Mytilus galloprovincialis</text:p>
          </table:table-cell>
          <table:table-cell office:value-type="float" office:value="29892" calcext:value-type="float">
            <text:p>29892</text:p>
          </table:table-cell>
          <table:table-cell office:value-type="float" office:value="711.349357688" calcext:value-type="float">
            <text:p>711.349357688</text:p>
          </table:table-cell>
          <table:table-cell office:value-type="float" office:value="563.437371236" calcext:value-type="float">
            <text:p>563.437371236</text:p>
          </table:table-cell>
          <table:table-cell office:value-type="float" office:value="0.3859241434" calcext:value-type="float">
            <text:p>0.3859241434</text:p>
          </table:table-cell>
          <table:table-cell office:value-type="float" office:value="0.0335728917" calcext:value-type="float">
            <text:p>0.0335728917</text:p>
          </table:table-cell>
          <table:table-cell office:value-type="float" office:value="0.3133932217" calcext:value-type="float">
            <text:p>0.3133932217</text:p>
          </table:table-cell>
          <table:table-cell office:value-type="float" office:value="0.0522891808" calcext:value-type="float">
            <text:p>0.0522891808</text:p>
          </table:table-cell>
          <table:table-cell office:value-type="float" office:value="0.3181053005" calcext:value-type="float">
            <text:p>0.3181053005</text:p>
          </table:table-cell>
          <table:table-cell office:value-type="float" office:value="0.0687617996" calcext:value-type="float">
            <text:p>0.0687617996</text:p>
          </table:table-cell>
          <table:table-cell office:value-type="float" office:value="-0.0140212657" calcext:value-type="float">
            <text:p>-0.0140212657</text:p>
          </table:table-cell>
          <table:table-cell office:value-type="float" office:value="-0.2030203374" calcext:value-type="float">
            <text:p>-0.2030203374</text:p>
          </table:table-cell>
          <table:table-cell office:value-type="float" office:value="-0.1514024294" calcext:value-type="float">
            <text:p>-0.1514024294</text:p>
          </table:table-cell>
          <table:table-cell office:value-type="float" office:value="0.1611435642" calcext:value-type="float">
            <text:p>0.1611435642</text:p>
          </table:table-cell>
          <table:table-cell office:value-type="float" office:value="0.1507986302" calcext:value-type="float">
            <text:p>0.1507986302</text:p>
          </table:table-cell>
          <table:table-cell office:value-type="float" office:value="0.1021851311" calcext:value-type="float">
            <text:p>0.1021851311</text:p>
          </table:table-cell>
          <table:table-cell office:value-type="string" calcext:value-type="string">
            <text:p>nan</text:p>
          </table:table-cell>
          <table:table-cell office:value-type="float" office:value="-0.1860931609" calcext:value-type="float">
            <text:p>-0.1860931609</text:p>
          </table:table-cell>
          <table:table-cell office:value-type="float" office:value="-0.9990590558" calcext:value-type="float">
            <text:p>-0.9990590558</text:p>
          </table:table-cell>
          <table:table-cell office:value-type="string" calcext:value-type="string">
            <text:p>nan</text:p>
          </table:table-cell>
          <table:table-cell office:value-type="float" office:value="-0.1117950206" calcext:value-type="float">
            <text:p>-0.1117950206</text:p>
          </table:table-cell>
          <table:table-cell office:value-type="float" office:value="-0.0749736227" calcext:value-type="float">
            <text:p>-0.0749736227</text:p>
          </table:table-cell>
          <table:table-cell office:value-type="string" calcext:value-type="string">
            <text:p>nan</text:p>
          </table:table-cell>
          <table:table-cell office:value-type="float" office:value="-0.1117950206" calcext:value-type="float">
            <text:p>-0.1117950206</text:p>
          </table:table-cell>
          <table:table-cell office:value-type="float" office:value="-0.0749736227" calcext:value-type="float">
            <text:p>-0.0749736227</text:p>
          </table:table-cell>
          <table:table-cell office:value-type="string" calcext:value-type="string">
            <text:p>nan</text:p>
          </table:table-cell>
          <table:table-cell office:value-type="float" office:value="-0.164860754" calcext:value-type="float">
            <text:p>-0.164860754</text:p>
          </table:table-cell>
          <table:table-cell office:value-type="float" office:value="-0.1107282452" calcext:value-type="float">
            <text:p>-0.1107282452</text:p>
          </table:table-cell>
          <table:table-cell office:value-type="float" office:value="-0.1226042093" calcext:value-type="float">
            <text:p>-0.1226042093</text:p>
          </table:table-cell>
          <table:table-cell office:value-type="float" office:value="-0.1478481548" calcext:value-type="float">
            <text:p>-0.1478481548</text:p>
          </table:table-cell>
          <table:table-cell office:value-type="float" office:value="-0.0977457902" calcext:value-type="float">
            <text:p>-0.0977457902</text:p>
          </table:table-cell>
          <table:table-cell office:value-type="float" office:value="-0.1482186478" calcext:value-type="float">
            <text:p>-0.1482186478</text:p>
          </table:table-cell>
          <table:table-cell office:value-type="float" office:value="-0.1895397755" calcext:value-type="float">
            <text:p>-0.1895397755</text:p>
          </table:table-cell>
          <table:table-cell office:value-type="float" office:value="-0.1256135408" calcext:value-type="float">
            <text:p>-0.1256135408</text:p>
          </table:table-cell>
          <table:table-cell office:value-type="string" calcext:value-type="string">
            <text:p>nan</text:p>
          </table:table-cell>
          <table:table-cell office:value-type="float" office:value="0.1427474706" calcext:value-type="float">
            <text:p>0.1427474706</text:p>
          </table:table-cell>
          <table:table-cell office:value-type="float" office:value="-0.7295916537" calcext:value-type="float">
            <text:p>-0.7295916537</text:p>
          </table:table-cell>
          <table:table-cell office:value-type="float" office:value="-0.1380317152" calcext:value-type="float">
            <text:p>-0.1380317152</text:p>
          </table:table-cell>
          <table:table-cell office:value-type="float" office:value="-0.1476427964" calcext:value-type="float">
            <text:p>-0.1476427964</text:p>
          </table:table-cell>
          <table:table-cell office:value-type="float" office:value="-0.0988613616" calcext:value-type="float">
            <text:p>-0.0988613616</text:p>
          </table:table-cell>
          <table:table-cell office:value-type="float" office:value="0.9805225674" calcext:value-type="float">
            <text:p>0.9805225674</text:p>
          </table:table-cell>
          <table:table-cell office:value-type="float" office:value="0.8811119255" calcext:value-type="float">
            <text:p>0.8811119255</text:p>
          </table:table-cell>
          <table:table-cell office:value-type="float" office:value="0.7273452952" calcext:value-type="float">
            <text:p>0.7273452952</text:p>
          </table:table-cell>
          <table:table-cell office:value-type="float" office:value="0.1777716634" calcext:value-type="float">
            <text:p>0.1777716634</text:p>
          </table:table-cell>
          <table:table-cell office:value-type="float" office:value="0.1901041487" calcext:value-type="float">
            <text:p>0.1901041487</text:p>
          </table:table-cell>
          <table:table-cell office:value-type="float" office:value="0.1285753707" calcext:value-type="float">
            <text:p>0.1285753707</text:p>
          </table:table-cell>
          <table:table-cell office:value-type="float" office:value="0.118875502" calcext:value-type="float">
            <text:p>0.118875502</text:p>
          </table:table-cell>
          <table:table-cell office:value-type="float" office:value="0.0754810142" calcext:value-type="float">
            <text:p>0.0754810142</text:p>
          </table:table-cell>
          <table:table-cell office:value-type="float" office:value="0.0507342349" calcext:value-type="float">
            <text:p>0.0507342349</text:p>
          </table:table-cell>
          <table:table-cell office:value-type="string" calcext:value-type="string">
            <text:p>nan</text:p>
          </table:table-cell>
          <table:table-cell office:value-type="float" office:value="-0.1877394886" calcext:value-type="float">
            <text:p>-0.1877394886</text:p>
          </table:table-cell>
          <table:table-cell office:value-type="float" office:value="-1.0054226235" calcext:value-type="float">
            <text:p>-1.0054226235</text:p>
          </table:table-cell>
          <table:table-cell office:value-type="string" calcext:value-type="string">
            <text:p>nan</text:p>
          </table:table-cell>
          <table:table-cell office:value-type="float" office:value="-0.1162196905" calcext:value-type="float">
            <text:p>-0.1162196905</text:p>
          </table:table-cell>
          <table:table-cell office:value-type="float" office:value="-0.12660325" calcext:value-type="float">
            <text:p>-0.12660325</text:p>
          </table:table-cell>
          <table:table-cell office:value-type="string" calcext:value-type="string">
            <text:p>nan</text:p>
          </table:table-cell>
          <table:table-cell office:value-type="float" office:value="-0.1162196905" calcext:value-type="float">
            <text:p>-0.1162196905</text:p>
          </table:table-cell>
          <table:table-cell office:value-type="float" office:value="-0.12660325" calcext:value-type="float">
            <text:p>-0.12660325</text:p>
          </table:table-cell>
          <table:table-cell office:value-type="string" calcext:value-type="string">
            <text:p>nan</text:p>
          </table:table-cell>
          <table:table-cell office:value-type="float" office:value="-0.1688472744" calcext:value-type="float">
            <text:p>-0.1688472744</text:p>
          </table:table-cell>
          <table:table-cell office:value-type="float" office:value="-0.1549433503" calcext:value-type="float">
            <text:p>-0.1549433503</text:p>
          </table:table-cell>
          <table:table-cell office:value-type="float" office:value="-0.1127847745" calcext:value-type="float">
            <text:p>-0.1127847745</text:p>
          </table:table-cell>
          <table:table-cell office:value-type="float" office:value="-0.1233163442" calcext:value-type="float">
            <text:p>-0.1233163442</text:p>
          </table:table-cell>
          <table:table-cell office:value-type="float" office:value="-0.0831104221" calcext:value-type="float">
            <text:p>-0.0831104221</text:p>
          </table:table-cell>
          <table:table-cell office:value-type="float" office:value="-0.1146772816" calcext:value-type="float">
            <text:p>-0.1146772816</text:p>
          </table:table-cell>
          <table:table-cell office:value-type="float" office:value="-0.1239993331" calcext:value-type="float">
            <text:p>-0.1239993331</text:p>
          </table:table-cell>
          <table:table-cell office:value-type="float" office:value="-0.0835318706" calcext:value-type="float">
            <text:p>-0.0835318706</text:p>
          </table:table-cell>
          <table:table-cell office:value-type="string" calcext:value-type="string">
            <text:p>nan</text:p>
          </table:table-cell>
          <table:table-cell office:value-type="float" office:value="0.107529021" calcext:value-type="float">
            <text:p>0.107529021</text:p>
          </table:table-cell>
          <table:table-cell office:value-type="float" office:value="-0.5872209332" calcext:value-type="float">
            <text:p>-0.5872209332</text:p>
          </table:table-cell>
          <table:table-cell office:value-type="float" office:value="-0.1347068991" calcext:value-type="float">
            <text:p>-0.1347068991</text:p>
          </table:table-cell>
          <table:table-cell office:value-type="float" office:value="-0.1384422415" calcext:value-type="float">
            <text:p>-0.1384422415</text:p>
          </table:table-cell>
          <table:table-cell office:value-type="float" office:value="-0.093172893" calcext:value-type="float">
            <text:p>-0.093172893</text:p>
          </table:table-cell>
          <table:table-cell office:value-type="string" calcext:value-type="string">
            <text:p>nan</text:p>
          </table:table-cell>
          <table:table-cell office:value-type="float" office:value="-0.0448154687" calcext:value-type="float">
            <text:p>-0.0448154687</text:p>
          </table:table-cell>
          <table:table-cell office:value-type="float" office:value="-0.9981189136" calcext:value-type="float">
            <text:p>-0.9981189136</text:p>
          </table:table-cell>
        </table:table-row>
        <table:table-row table:style-name="ro1">
          <table:table-cell office:value-type="string" calcext:value-type="string">
            <text:p>Mytilus_trossulus</text:p>
          </table:table-cell>
          <table:table-cell office:value-type="string" calcext:value-type="string">
            <text:p>Mytilus trossulus</text:p>
          </table:table-cell>
          <table:table-cell office:value-type="float" office:value="27142" calcext:value-type="float">
            <text:p>27142</text:p>
          </table:table-cell>
          <table:table-cell office:value-type="float" office:value="576.322415445" calcext:value-type="float">
            <text:p>576.322415445</text:p>
          </table:table-cell>
          <table:table-cell office:value-type="float" office:value="394.816274528" calcext:value-type="float">
            <text:p>394.816274528</text:p>
          </table:table-cell>
          <table:table-cell office:value-type="float" office:value="0.3796935588" calcext:value-type="float">
            <text:p>0.3796935588</text:p>
          </table:table-cell>
          <table:table-cell office:value-type="float" office:value="0.0329545082" calcext:value-type="float">
            <text:p>0.0329545082</text:p>
          </table:table-cell>
          <table:table-cell office:value-type="float" office:value="0.3145609512" calcext:value-type="float">
            <text:p>0.3145609512</text:p>
          </table:table-cell>
          <table:table-cell office:value-type="float" office:value="0.0521082732" calcext:value-type="float">
            <text:p>0.0521082732</text:p>
          </table:table-cell>
          <table:table-cell office:value-type="float" office:value="0.3108954388" calcext:value-type="float">
            <text:p>0.3108954388</text:p>
          </table:table-cell>
          <table:table-cell office:value-type="float" office:value="0.0591137279" calcext:value-type="float">
            <text:p>0.0591137279</text:p>
          </table:table-cell>
          <table:table-cell office:value-type="float" office:value="-0.0069312123" calcext:value-type="float">
            <text:p>-0.0069312123</text:p>
          </table:table-cell>
          <table:table-cell office:value-type="float" office:value="-0.2507034247" calcext:value-type="float">
            <text:p>-0.2507034247</text:p>
          </table:table-cell>
          <table:table-cell office:value-type="float" office:value="-0.1862306879" calcext:value-type="float">
            <text:p>-0.1862306879</text:p>
          </table:table-cell>
          <table:table-cell office:value-type="float" office:value="0.137986251" calcext:value-type="float">
            <text:p>0.137986251</text:p>
          </table:table-cell>
          <table:table-cell office:value-type="float" office:value="0.136587129" calcext:value-type="float">
            <text:p>0.136587129</text:p>
          </table:table-cell>
          <table:table-cell office:value-type="float" office:value="0.0922550058" calcext:value-type="float">
            <text:p>0.0922550058</text:p>
          </table:table-cell>
          <table:table-cell office:value-type="string" calcext:value-type="string">
            <text:p>nan</text:p>
          </table:table-cell>
          <table:table-cell office:value-type="float" office:value="-0.4396355653" calcext:value-type="float">
            <text:p>-0.4396355653</text:p>
          </table:table-cell>
          <table:table-cell office:value-type="float" office:value="-0.9922460676" calcext:value-type="float">
            <text:p>-0.9922460676</text:p>
          </table:table-cell>
          <table:table-cell office:value-type="string" calcext:value-type="string">
            <text:p>nan</text:p>
          </table:table-cell>
          <table:table-cell office:value-type="float" office:value="0.2413174606" calcext:value-type="float">
            <text:p>0.2413174606</text:p>
          </table:table-cell>
          <table:table-cell office:value-type="float" office:value="0.1620436258" calcext:value-type="float">
            <text:p>0.1620436258</text:p>
          </table:table-cell>
          <table:table-cell office:value-type="string" calcext:value-type="string">
            <text:p>nan</text:p>
          </table:table-cell>
          <table:table-cell office:value-type="float" office:value="0.2413174606" calcext:value-type="float">
            <text:p>0.2413174606</text:p>
          </table:table-cell>
          <table:table-cell office:value-type="float" office:value="0.1620436258" calcext:value-type="float">
            <text:p>0.1620436258</text:p>
          </table:table-cell>
          <table:table-cell office:value-type="string" calcext:value-type="string">
            <text:p>nan</text:p>
          </table:table-cell>
          <table:table-cell office:value-type="float" office:value="0.2777418671" calcext:value-type="float">
            <text:p>0.2777418671</text:p>
          </table:table-cell>
          <table:table-cell office:value-type="float" office:value="0.1860005691" calcext:value-type="float">
            <text:p>0.1860005691</text:p>
          </table:table-cell>
          <table:table-cell office:value-type="float" office:value="0.0925145168" calcext:value-type="float">
            <text:p>0.0925145168</text:p>
          </table:table-cell>
          <table:table-cell office:value-type="float" office:value="0.1993076825" calcext:value-type="float">
            <text:p>0.1993076825</text:p>
          </table:table-cell>
          <table:table-cell office:value-type="float" office:value="0.1320492516" calcext:value-type="float">
            <text:p>0.1320492516</text:p>
          </table:table-cell>
          <table:table-cell office:value-type="float" office:value="0.1004544099" calcext:value-type="float">
            <text:p>0.1004544099</text:p>
          </table:table-cell>
          <table:table-cell office:value-type="float" office:value="0.2184346811" calcext:value-type="float">
            <text:p>0.2184346811</text:p>
          </table:table-cell>
          <table:table-cell office:value-type="float" office:value="0.1435675229" calcext:value-type="float">
            <text:p>0.1435675229</text:p>
          </table:table-cell>
          <table:table-cell office:value-type="string" calcext:value-type="string">
            <text:p>nan</text:p>
          </table:table-cell>
          <table:table-cell office:value-type="float" office:value="-0.2277649046" calcext:value-type="float">
            <text:p>-0.2277649046</text:p>
          </table:table-cell>
          <table:table-cell office:value-type="float" office:value="-0.859760752" calcext:value-type="float">
            <text:p>-0.859760752</text:p>
          </table:table-cell>
          <table:table-cell office:value-type="float" office:value="0.1497841739" calcext:value-type="float">
            <text:p>0.1497841739</text:p>
          </table:table-cell>
          <table:table-cell office:value-type="float" office:value="0.3376228251" calcext:value-type="float">
            <text:p>0.3376228251</text:p>
          </table:table-cell>
          <table:table-cell office:value-type="float" office:value="0.2276256061" calcext:value-type="float">
            <text:p>0.2276256061</text:p>
          </table:table-cell>
          <table:table-cell office:value-type="float" office:value="0.9884798103" calcext:value-type="float">
            <text:p>0.9884798103</text:p>
          </table:table-cell>
          <table:table-cell office:value-type="float" office:value="0.8884978731" calcext:value-type="float">
            <text:p>0.8884978731</text:p>
          </table:table-cell>
          <table:table-cell office:value-type="float" office:value="0.7486849549" calcext:value-type="float">
            <text:p>0.7486849549</text:p>
          </table:table-cell>
          <table:table-cell office:value-type="float" office:value="0.1412283277" calcext:value-type="float">
            <text:p>0.1412283277</text:p>
          </table:table-cell>
          <table:table-cell office:value-type="float" office:value="0.1242363938" calcext:value-type="float">
            <text:p>0.1242363938</text:p>
          </table:table-cell>
          <table:table-cell office:value-type="float" office:value="0.0859829497" calcext:value-type="float">
            <text:p>0.0859829497</text:p>
          </table:table-cell>
          <table:table-cell office:value-type="float" office:value="0.1128986596" calcext:value-type="float">
            <text:p>0.1128986596</text:p>
          </table:table-cell>
          <table:table-cell office:value-type="float" office:value="0.078702088" calcext:value-type="float">
            <text:p>0.078702088</text:p>
          </table:table-cell>
          <table:table-cell office:value-type="float" office:value="0.0547825486" calcext:value-type="float">
            <text:p>0.0547825486</text:p>
          </table:table-cell>
          <table:table-cell office:value-type="string" calcext:value-type="string">
            <text:p>nan</text:p>
          </table:table-cell>
          <table:table-cell office:value-type="float" office:value="-0.4533002358" calcext:value-type="float">
            <text:p>-0.4533002358</text:p>
          </table:table-cell>
          <table:table-cell office:value-type="float" office:value="-1.0303066858" calcext:value-type="float">
            <text:p>-1.0303066858</text:p>
          </table:table-cell>
          <table:table-cell office:value-type="string" calcext:value-type="string">
            <text:p>nan</text:p>
          </table:table-cell>
          <table:table-cell office:value-type="float" office:value="0.3018165584" calcext:value-type="float">
            <text:p>0.3018165584</text:p>
          </table:table-cell>
          <table:table-cell office:value-type="float" office:value="0.1521618738" calcext:value-type="float">
            <text:p>0.1521618738</text:p>
          </table:table-cell>
          <table:table-cell office:value-type="string" calcext:value-type="string">
            <text:p>nan</text:p>
          </table:table-cell>
          <table:table-cell office:value-type="float" office:value="0.3018165584" calcext:value-type="float">
            <text:p>0.3018165584</text:p>
          </table:table-cell>
          <table:table-cell office:value-type="float" office:value="0.1521618738" calcext:value-type="float">
            <text:p>0.1521618738</text:p>
          </table:table-cell>
          <table:table-cell office:value-type="string" calcext:value-type="string">
            <text:p>nan</text:p>
          </table:table-cell>
          <table:table-cell office:value-type="float" office:value="0.3511627105" calcext:value-type="float">
            <text:p>0.3511627105</text:p>
          </table:table-cell>
          <table:table-cell office:value-type="float" office:value="0.1786846694" calcext:value-type="float">
            <text:p>0.1786846694</text:p>
          </table:table-cell>
          <table:table-cell office:value-type="float" office:value="0.1118138305" calcext:value-type="float">
            <text:p>0.1118138305</text:p>
          </table:table-cell>
          <table:table-cell office:value-type="float" office:value="0.2870312078" calcext:value-type="float">
            <text:p>0.2870312078</text:p>
          </table:table-cell>
          <table:table-cell office:value-type="float" office:value="0.1982173932" calcext:value-type="float">
            <text:p>0.1982173932</text:p>
          </table:table-cell>
          <table:table-cell office:value-type="float" office:value="0.1341552133" calcext:value-type="float">
            <text:p>0.1341552133</text:p>
          </table:table-cell>
          <table:table-cell office:value-type="float" office:value="0.3397625966" calcext:value-type="float">
            <text:p>0.3397625966</text:p>
          </table:table-cell>
          <table:table-cell office:value-type="float" office:value="0.2351865553" calcext:value-type="float">
            <text:p>0.2351865553</text:p>
          </table:table-cell>
          <table:table-cell office:value-type="string" calcext:value-type="string">
            <text:p>nan</text:p>
          </table:table-cell>
          <table:table-cell office:value-type="float" office:value="-0.3143619288" calcext:value-type="float">
            <text:p>-0.3143619288</text:p>
          </table:table-cell>
          <table:table-cell office:value-type="float" office:value="-0.6722771434" calcext:value-type="float">
            <text:p>-0.6722771434</text:p>
          </table:table-cell>
          <table:table-cell office:value-type="float" office:value="0.1625178463" calcext:value-type="float">
            <text:p>0.1625178463</text:p>
          </table:table-cell>
          <table:table-cell office:value-type="float" office:value="0.4235390927" calcext:value-type="float">
            <text:p>0.4235390927</text:p>
          </table:table-cell>
          <table:table-cell office:value-type="float" office:value="0.2978252719" calcext:value-type="float">
            <text:p>0.2978252719</text:p>
          </table:table-cell>
          <table:table-cell office:value-type="string" calcext:value-type="string">
            <text:p>nan</text:p>
          </table:table-cell>
          <table:table-cell office:value-type="float" office:value="-0.042513029" calcext:value-type="float">
            <text:p>-0.042513029</text:p>
          </table:table-cell>
          <table:table-cell office:value-type="float" office:value="-0.995625883" calcext:value-type="float">
            <text:p>-0.995625883</text:p>
          </table:table-cell>
        </table:table-row>
        <table:table-row table:style-name="ro1">
          <table:table-cell office:value-type="string" calcext:value-type="string">
            <text:p>Necora_puber</text:p>
          </table:table-cell>
          <table:table-cell office:value-type="string" calcext:value-type="string">
            <text:p>Necora puber</text:p>
          </table:table-cell>
          <table:table-cell office:value-type="float" office:value="14391" calcext:value-type="float">
            <text:p>14391</text:p>
          </table:table-cell>
          <table:table-cell office:value-type="float" office:value="1046.6475575" calcext:value-type="float">
            <text:p>1046.6475575</text:p>
          </table:table-cell>
          <table:table-cell office:value-type="float" office:value="1041.73007008" calcext:value-type="float">
            <text:p>1041.73007008</text:p>
          </table:table-cell>
          <table:table-cell office:value-type="float" office:value="0.5106232365" calcext:value-type="float">
            <text:p>0.5106232365</text:p>
          </table:table-cell>
          <table:table-cell office:value-type="float" office:value="0.059690898" calcext:value-type="float">
            <text:p>0.059690898</text:p>
          </table:table-cell>
          <table:table-cell office:value-type="float" office:value="0.5571823343" calcext:value-type="float">
            <text:p>0.5571823343</text:p>
          </table:table-cell>
          <table:table-cell office:value-type="float" office:value="0.1129508421" calcext:value-type="float">
            <text:p>0.1129508421</text:p>
          </table:table-cell>
          <table:table-cell office:value-type="float" office:value="0.4322030271" calcext:value-type="float">
            <text:p>0.4322030271</text:p>
          </table:table-cell>
          <table:table-cell office:value-type="float" office:value="0.0819101118" calcext:value-type="float">
            <text:p>0.0819101118</text:p>
          </table:table-cell>
          <table:table-cell office:value-type="float" office:value="0.0060672349" calcext:value-type="float">
            <text:p>0.0060672349</text:p>
          </table:table-cell>
          <table:table-cell office:value-type="float" office:value="0.0588206634" calcext:value-type="float">
            <text:p>0.0588206634</text:p>
          </table:table-cell>
          <table:table-cell office:value-type="float" office:value="0.0399502473" calcext:value-type="float">
            <text:p>0.0399502473</text:p>
          </table:table-cell>
          <table:table-cell office:value-type="float" office:value="0.1327932285" calcext:value-type="float">
            <text:p>0.1327932285</text:p>
          </table:table-cell>
          <table:table-cell office:value-type="float" office:value="0.1144092618" calcext:value-type="float">
            <text:p>0.1144092618</text:p>
          </table:table-cell>
          <table:table-cell office:value-type="float" office:value="0.0767058136" calcext:value-type="float">
            <text:p>0.0767058136</text:p>
          </table:table-cell>
          <table:table-cell office:value-type="string" calcext:value-type="string">
            <text:p>nan</text:p>
          </table:table-cell>
          <table:table-cell office:value-type="float" office:value="-0.1229412574" calcext:value-type="float">
            <text:p>-0.1229412574</text:p>
          </table:table-cell>
          <table:table-cell office:value-type="float" office:value="-0.9289753108" calcext:value-type="float">
            <text:p>-0.9289753108</text:p>
          </table:table-cell>
          <table:table-cell office:value-type="string" calcext:value-type="string">
            <text:p>nan</text:p>
          </table:table-cell>
          <table:table-cell office:value-type="float" office:value="-0.0499754981" calcext:value-type="float">
            <text:p>-0.0499754981</text:p>
          </table:table-cell>
          <table:table-cell office:value-type="float" office:value="-0.0368364601" calcext:value-type="float">
            <text:p>-0.0368364601</text:p>
          </table:table-cell>
          <table:table-cell office:value-type="string" calcext:value-type="string">
            <text:p>nan</text:p>
          </table:table-cell>
          <table:table-cell office:value-type="float" office:value="-0.0499754981" calcext:value-type="float">
            <text:p>-0.0499754981</text:p>
          </table:table-cell>
          <table:table-cell office:value-type="float" office:value="-0.0368364601" calcext:value-type="float">
            <text:p>-0.0368364601</text:p>
          </table:table-cell>
          <table:table-cell office:value-type="string" calcext:value-type="string">
            <text:p>nan</text:p>
          </table:table-cell>
          <table:table-cell office:value-type="float" office:value="-0.0784041514" calcext:value-type="float">
            <text:p>-0.0784041514</text:p>
          </table:table-cell>
          <table:table-cell office:value-type="float" office:value="-0.0565108069" calcext:value-type="float">
            <text:p>-0.0565108069</text:p>
          </table:table-cell>
          <table:table-cell office:value-type="string" calcext:value-type="string">
            <text:p>nan</text:p>
          </table:table-cell>
          <table:table-cell office:value-type="float" office:value="-0.0331714412" calcext:value-type="float">
            <text:p>-0.0331714412</text:p>
          </table:table-cell>
          <table:table-cell office:value-type="float" office:value="-0.0220787192" calcext:value-type="float">
            <text:p>-0.0220787192</text:p>
          </table:table-cell>
          <table:table-cell office:value-type="string" calcext:value-type="string">
            <text:p>nan</text:p>
          </table:table-cell>
          <table:table-cell office:value-type="float" office:value="-0.0654831693" calcext:value-type="float">
            <text:p>-0.0654831693</text:p>
          </table:table-cell>
          <table:table-cell office:value-type="float" office:value="-0.0440790931" calcext:value-type="float">
            <text:p>-0.0440790931</text:p>
          </table:table-cell>
          <table:table-cell office:value-type="string" calcext:value-type="string">
            <text:p>nan</text:p>
          </table:table-cell>
          <table:table-cell office:value-type="float" office:value="0.0492139541" calcext:value-type="float">
            <text:p>0.0492139541</text:p>
          </table:table-cell>
          <table:table-cell office:value-type="float" office:value="-0.90174208" calcext:value-type="float">
            <text:p>-0.90174208</text:p>
          </table:table-cell>
          <table:table-cell office:value-type="float" office:value="-0.1025279496" calcext:value-type="float">
            <text:p>-0.1025279496</text:p>
          </table:table-cell>
          <table:table-cell office:value-type="float" office:value="-0.0554824851" calcext:value-type="float">
            <text:p>-0.0554824851</text:p>
          </table:table-cell>
          <table:table-cell office:value-type="float" office:value="-0.0374706043" calcext:value-type="float">
            <text:p>-0.0374706043</text:p>
          </table:table-cell>
          <table:table-cell office:value-type="float" office:value="0.9956806242" calcext:value-type="float">
            <text:p>0.9956806242</text:p>
          </table:table-cell>
          <table:table-cell office:value-type="float" office:value="0.9744964435" calcext:value-type="float">
            <text:p>0.9744964435</text:p>
          </table:table-cell>
          <table:table-cell office:value-type="float" office:value="0.8888304463" calcext:value-type="float">
            <text:p>0.8888304463</text:p>
          </table:table-cell>
          <table:table-cell office:value-type="float" office:value="-0.0457196679" calcext:value-type="float">
            <text:p>-0.0457196679</text:p>
          </table:table-cell>
          <table:table-cell office:value-type="float" office:value="-0.0474041261" calcext:value-type="float">
            <text:p>-0.0474041261</text:p>
          </table:table-cell>
          <table:table-cell office:value-type="float" office:value="-0.0318681463" calcext:value-type="float">
            <text:p>-0.0318681463</text:p>
          </table:table-cell>
          <table:table-cell office:value-type="float" office:value="0.1285941371" calcext:value-type="float">
            <text:p>0.1285941371</text:p>
          </table:table-cell>
          <table:table-cell office:value-type="float" office:value="0.09936217" calcext:value-type="float">
            <text:p>0.09936217</text:p>
          </table:table-cell>
          <table:table-cell office:value-type="float" office:value="0.0673647352" calcext:value-type="float">
            <text:p>0.0673647352</text:p>
          </table:table-cell>
          <table:table-cell office:value-type="string" calcext:value-type="string">
            <text:p>nan</text:p>
          </table:table-cell>
          <table:table-cell office:value-type="float" office:value="-0.1640099587" calcext:value-type="float">
            <text:p>-0.1640099587</text:p>
          </table:table-cell>
          <table:table-cell office:value-type="float" office:value="-0.9321091169" calcext:value-type="float">
            <text:p>-0.9321091169</text:p>
          </table:table-cell>
          <table:table-cell office:value-type="string" calcext:value-type="string">
            <text:p>nan</text:p>
          </table:table-cell>
          <table:table-cell office:value-type="float" office:value="-0.0027153497" calcext:value-type="float">
            <text:p>-0.0027153497</text:p>
          </table:table-cell>
          <table:table-cell office:value-type="float" office:value="-0.0561127418" calcext:value-type="float">
            <text:p>-0.0561127418</text:p>
          </table:table-cell>
          <table:table-cell office:value-type="string" calcext:value-type="string">
            <text:p>nan</text:p>
          </table:table-cell>
          <table:table-cell office:value-type="float" office:value="-0.0027153497" calcext:value-type="float">
            <text:p>-0.0027153497</text:p>
          </table:table-cell>
          <table:table-cell office:value-type="float" office:value="-0.0561127418" calcext:value-type="float">
            <text:p>-0.0561127418</text:p>
          </table:table-cell>
          <table:table-cell office:value-type="string" calcext:value-type="string">
            <text:p>nan</text:p>
          </table:table-cell>
          <table:table-cell office:value-type="float" office:value="-0.0382748681" calcext:value-type="float">
            <text:p>-0.0382748681</text:p>
          </table:table-cell>
          <table:table-cell office:value-type="float" office:value="-0.0767552586" calcext:value-type="float">
            <text:p>-0.0767552586</text:p>
          </table:table-cell>
          <table:table-cell office:value-type="string" calcext:value-type="string">
            <text:p>nan</text:p>
          </table:table-cell>
          <table:table-cell office:value-type="float" office:value="-0.0021191715" calcext:value-type="float">
            <text:p>-0.0021191715</text:p>
          </table:table-cell>
          <table:table-cell office:value-type="float" office:value="0.0021056692" calcext:value-type="float">
            <text:p>0.0021056692</text:p>
          </table:table-cell>
          <table:table-cell office:value-type="string" calcext:value-type="string">
            <text:p>nan</text:p>
          </table:table-cell>
          <table:table-cell office:value-type="float" office:value="-0.0480025949" calcext:value-type="float">
            <text:p>-0.0480025949</text:p>
          </table:table-cell>
          <table:table-cell office:value-type="float" office:value="-0.0278238685" calcext:value-type="float">
            <text:p>-0.0278238685</text:p>
          </table:table-cell>
          <table:table-cell office:value-type="string" calcext:value-type="string">
            <text:p>nan</text:p>
          </table:table-cell>
          <table:table-cell office:value-type="float" office:value="0.0202008133" calcext:value-type="float">
            <text:p>0.0202008133</text:p>
          </table:table-cell>
          <table:table-cell office:value-type="float" office:value="-0.8795317135" calcext:value-type="float">
            <text:p>-0.8795317135</text:p>
          </table:table-cell>
          <table:table-cell office:value-type="float" office:value="-0.0913881622" calcext:value-type="float">
            <text:p>-0.0913881622</text:p>
          </table:table-cell>
          <table:table-cell office:value-type="float" office:value="-0.017354345" calcext:value-type="float">
            <text:p>-0.017354345</text:p>
          </table:table-cell>
          <table:table-cell office:value-type="float" office:value="-0.0132124374" calcext:value-type="float">
            <text:p>-0.0132124374</text:p>
          </table:table-cell>
          <table:table-cell office:value-type="string" calcext:value-type="string">
            <text:p>nan</text:p>
          </table:table-cell>
          <table:table-cell office:value-type="float" office:value="0.1528209093" calcext:value-type="float">
            <text:p>0.1528209093</text:p>
          </table:table-cell>
          <table:table-cell office:value-type="float" office:value="-0.9442715156" calcext:value-type="float">
            <text:p>-0.9442715156</text:p>
          </table:table-cell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string" calcext:value-type="string">
            <text:p>Nycticebus coucang</text:p>
          </table:table-cell>
          <table:table-cell office:value-type="float" office:value="13290" calcext:value-type="float">
            <text:p>13290</text:p>
          </table:table-cell>
          <table:table-cell office:value-type="float" office:value="402.651768247" calcext:value-type="float">
            <text:p>402.651768247</text:p>
          </table:table-cell>
          <table:table-cell office:value-type="float" office:value="285.347742175" calcext:value-type="float">
            <text:p>285.347742175</text:p>
          </table:table-cell>
          <table:table-cell office:value-type="float" office:value="0.4699818131" calcext:value-type="float">
            <text:p>0.4699818131</text:p>
          </table:table-cell>
          <table:table-cell office:value-type="float" office:value="0.0631935883" calcext:value-type="float">
            <text:p>0.0631935883</text:p>
          </table:table-cell>
          <table:table-cell office:value-type="float" office:value="0.4890580987" calcext:value-type="float">
            <text:p>0.4890580987</text:p>
          </table:table-cell>
          <table:table-cell office:value-type="float" office:value="0.130660181" calcext:value-type="float">
            <text:p>0.130660181</text:p>
          </table:table-cell>
          <table:table-cell office:value-type="float" office:value="0.4244557531" calcext:value-type="float">
            <text:p>0.4244557531</text:p>
          </table:table-cell>
          <table:table-cell office:value-type="float" office:value="0.0889109925" calcext:value-type="float">
            <text:p>0.0889109925</text:p>
          </table:table-cell>
          <table:table-cell office:value-type="float" office:value="-0.0039624819" calcext:value-type="float">
            <text:p>-0.0039624819</text:p>
          </table:table-cell>
          <table:table-cell office:value-type="float" office:value="-0.0588439848" calcext:value-type="float">
            <text:p>-0.0588439848</text:p>
          </table:table-cell>
          <table:table-cell office:value-type="float" office:value="-0.0408846349" calcext:value-type="float">
            <text:p>-0.0408846349</text:p>
          </table:table-cell>
          <table:table-cell office:value-type="float" office:value="0.1561465077" calcext:value-type="float">
            <text:p>0.1561465077</text:p>
          </table:table-cell>
          <table:table-cell office:value-type="float" office:value="0.2034128419" calcext:value-type="float">
            <text:p>0.2034128419</text:p>
          </table:table-cell>
          <table:table-cell office:value-type="float" office:value="0.1356648003" calcext:value-type="float">
            <text:p>0.1356648003</text:p>
          </table:table-cell>
          <table:table-cell office:value-type="string" calcext:value-type="string">
            <text:p>nan</text:p>
          </table:table-cell>
          <table:table-cell office:value-type="float" office:value="-0.3393194186" calcext:value-type="float">
            <text:p>-0.3393194186</text:p>
          </table:table-cell>
          <table:table-cell office:value-type="float" office:value="-0.9974568712" calcext:value-type="float">
            <text:p>-0.9974568712</text:p>
          </table:table-cell>
          <table:table-cell office:value-type="float" office:value="0.2757703832" calcext:value-type="float">
            <text:p>0.2757703832</text:p>
          </table:table-cell>
          <table:table-cell office:value-type="float" office:value="0.3359157732" calcext:value-type="float">
            <text:p>0.3359157732</text:p>
          </table:table-cell>
          <table:table-cell office:value-type="float" office:value="0.2274961772" calcext:value-type="float">
            <text:p>0.2274961772</text:p>
          </table:table-cell>
          <table:table-cell office:value-type="float" office:value="0.2757703832" calcext:value-type="float">
            <text:p>0.2757703832</text:p>
          </table:table-cell>
          <table:table-cell office:value-type="float" office:value="0.3359157732" calcext:value-type="float">
            <text:p>0.3359157732</text:p>
          </table:table-cell>
          <table:table-cell office:value-type="float" office:value="0.2274961772" calcext:value-type="float">
            <text:p>0.2274961772</text:p>
          </table:table-cell>
          <table:table-cell office:value-type="float" office:value="0.3049721716" calcext:value-type="float">
            <text:p>0.3049721716</text:p>
          </table:table-cell>
          <table:table-cell office:value-type="float" office:value="0.3721146383" calcext:value-type="float">
            <text:p>0.3721146383</text:p>
          </table:table-cell>
          <table:table-cell office:value-type="float" office:value="0.2519957289" calcext:value-type="float">
            <text:p>0.2519957289</text:p>
          </table:table-cell>
          <table:table-cell office:value-type="float" office:value="0.2784866015" calcext:value-type="float">
            <text:p>0.2784866015</text:p>
          </table:table-cell>
          <table:table-cell office:value-type="float" office:value="0.3418127856" calcext:value-type="float">
            <text:p>0.3418127856</text:p>
          </table:table-cell>
          <table:table-cell office:value-type="float" office:value="0.2310208384" calcext:value-type="float">
            <text:p>0.2310208384</text:p>
          </table:table-cell>
          <table:table-cell office:value-type="float" office:value="0.2761180325" calcext:value-type="float">
            <text:p>0.2761180325</text:p>
          </table:table-cell>
          <table:table-cell office:value-type="float" office:value="0.3294602079" calcext:value-type="float">
            <text:p>0.3294602079</text:p>
          </table:table-cell>
          <table:table-cell office:value-type="float" office:value="0.2217706531" calcext:value-type="float">
            <text:p>0.2217706531</text:p>
          </table:table-cell>
          <table:table-cell office:value-type="string" calcext:value-type="string">
            <text:p>nan</text:p>
          </table:table-cell>
          <table:table-cell office:value-type="float" office:value="-0.39016688" calcext:value-type="float">
            <text:p>-0.39016688</text:p>
          </table:table-cell>
          <table:table-cell office:value-type="float" office:value="-0.9835382117" calcext:value-type="float">
            <text:p>-0.9835382117</text:p>
          </table:table-cell>
          <table:table-cell office:value-type="float" office:value="0.3954803681" calcext:value-type="float">
            <text:p>0.3954803681</text:p>
          </table:table-cell>
          <table:table-cell office:value-type="float" office:value="0.4822218476" calcext:value-type="float">
            <text:p>0.4822218476</text:p>
          </table:table-cell>
          <table:table-cell office:value-type="float" office:value="0.3324930058" calcext:value-type="float">
            <text:p>0.3324930058</text:p>
          </table:table-cell>
          <table:table-cell office:value-type="float" office:value="0.9947350052" calcext:value-type="float">
            <text:p>0.9947350052</text:p>
          </table:table-cell>
          <table:table-cell office:value-type="float" office:value="0.9608766485" calcext:value-type="float">
            <text:p>0.9608766485</text:p>
          </table:table-cell>
          <table:table-cell office:value-type="float" office:value="0.8573394462" calcext:value-type="float">
            <text:p>0.8573394462</text:p>
          </table:table-cell>
          <table:table-cell office:value-type="float" office:value="0.0714907352" calcext:value-type="float">
            <text:p>0.0714907352</text:p>
          </table:table-cell>
          <table:table-cell office:value-type="float" office:value="0.1432824529" calcext:value-type="float">
            <text:p>0.1432824529</text:p>
          </table:table-cell>
          <table:table-cell office:value-type="float" office:value="0.0964258673" calcext:value-type="float">
            <text:p>0.0964258673</text:p>
          </table:table-cell>
          <table:table-cell office:value-type="float" office:value="0.1775458725" calcext:value-type="float">
            <text:p>0.1775458725</text:p>
          </table:table-cell>
          <table:table-cell office:value-type="float" office:value="0.2560696323" calcext:value-type="float">
            <text:p>0.2560696323</text:p>
          </table:table-cell>
          <table:table-cell office:value-type="float" office:value="0.1731345138" calcext:value-type="float">
            <text:p>0.1731345138</text:p>
          </table:table-cell>
          <table:table-cell office:value-type="string" calcext:value-type="string">
            <text:p>nan</text:p>
          </table:table-cell>
          <table:table-cell office:value-type="float" office:value="-0.33320203" calcext:value-type="float">
            <text:p>-0.33320203</text:p>
          </table:table-cell>
          <table:table-cell office:value-type="float" office:value="-1.0321673942" calcext:value-type="float">
            <text:p>-1.0321673942</text:p>
          </table:table-cell>
          <table:table-cell office:value-type="float" office:value="0.2817044966" calcext:value-type="float">
            <text:p>0.2817044966</text:p>
          </table:table-cell>
          <table:table-cell office:value-type="float" office:value="0.3519934926" calcext:value-type="float">
            <text:p>0.3519934926</text:p>
          </table:table-cell>
          <table:table-cell office:value-type="float" office:value="0.2425749086" calcext:value-type="float">
            <text:p>0.2425749086</text:p>
          </table:table-cell>
          <table:table-cell office:value-type="float" office:value="0.2817044966" calcext:value-type="float">
            <text:p>0.2817044966</text:p>
          </table:table-cell>
          <table:table-cell office:value-type="float" office:value="0.3519934926" calcext:value-type="float">
            <text:p>0.3519934926</text:p>
          </table:table-cell>
          <table:table-cell office:value-type="float" office:value="0.2425749086" calcext:value-type="float">
            <text:p>0.2425749086</text:p>
          </table:table-cell>
          <table:table-cell office:value-type="float" office:value="0.3091071853" calcext:value-type="float">
            <text:p>0.3091071853</text:p>
          </table:table-cell>
          <table:table-cell office:value-type="float" office:value="0.379773499" calcext:value-type="float">
            <text:p>0.379773499</text:p>
          </table:table-cell>
          <table:table-cell office:value-type="float" office:value="0.2609845307" calcext:value-type="float">
            <text:p>0.2609845307</text:p>
          </table:table-cell>
          <table:table-cell office:value-type="float" office:value="0.2963096555" calcext:value-type="float">
            <text:p>0.2963096555</text:p>
          </table:table-cell>
          <table:table-cell office:value-type="float" office:value="0.3845235758" calcext:value-type="float">
            <text:p>0.3845235758</text:p>
          </table:table-cell>
          <table:table-cell office:value-type="float" office:value="0.2661356413" calcext:value-type="float">
            <text:p>0.2661356413</text:p>
          </table:table-cell>
          <table:table-cell office:value-type="float" office:value="0.2929050553" calcext:value-type="float">
            <text:p>0.2929050553</text:p>
          </table:table-cell>
          <table:table-cell office:value-type="float" office:value="0.36760378" calcext:value-type="float">
            <text:p>0.36760378</text:p>
          </table:table-cell>
          <table:table-cell office:value-type="float" office:value="0.2529442325" calcext:value-type="float">
            <text:p>0.2529442325</text:p>
          </table:table-cell>
          <table:table-cell office:value-type="string" calcext:value-type="string">
            <text:p>nan</text:p>
          </table:table-cell>
          <table:table-cell office:value-type="float" office:value="-0.3991103586" calcext:value-type="float">
            <text:p>-0.3991103586</text:p>
          </table:table-cell>
          <table:table-cell office:value-type="float" office:value="-0.995484419" calcext:value-type="float">
            <text:p>-0.995484419</text:p>
          </table:table-cell>
          <table:table-cell office:value-type="float" office:value="0.3988761151" calcext:value-type="float">
            <text:p>0.3988761151</text:p>
          </table:table-cell>
          <table:table-cell office:value-type="float" office:value="0.4960216094" calcext:value-type="float">
            <text:p>0.4960216094</text:p>
          </table:table-cell>
          <table:table-cell office:value-type="float" office:value="0.3477705835" calcext:value-type="float">
            <text:p>0.3477705835</text:p>
          </table:table-cell>
          <table:table-cell office:value-type="string" calcext:value-type="string">
            <text:p>nan</text:p>
          </table:table-cell>
          <table:table-cell office:value-type="float" office:value="0.0146642638" calcext:value-type="float">
            <text:p>0.0146642638</text:p>
          </table:table-cell>
          <table:table-cell office:value-type="float" office:value="-0.9994713996" calcext:value-type="float">
            <text:p>-0.9994713996</text:p>
          </table:table-cell>
        </table:table-row>
        <table:table-row table:style-name="ro1">
          <table:table-cell office:value-type="string" calcext:value-type="string">
            <text:p>Ophioderma_longicauda_L1</text:p>
          </table:table-cell>
          <table:table-cell office:value-type="string" calcext:value-type="string">
            <text:p>Ophioderma longicauda</text:p>
          </table:table-cell>
          <table:table-cell office:value-type="float" office:value="13540" calcext:value-type="float">
            <text:p>13540</text:p>
          </table:table-cell>
          <table:table-cell office:value-type="float" office:value="621.741654357" calcext:value-type="float">
            <text:p>621.741654357</text:p>
          </table:table-cell>
          <table:table-cell office:value-type="float" office:value="550.527433038" calcext:value-type="float">
            <text:p>550.527433038</text:p>
          </table:table-cell>
          <table:table-cell office:value-type="float" office:value="0.436383239" calcext:value-type="float">
            <text:p>0.436383239</text:p>
          </table:table-cell>
          <table:table-cell office:value-type="float" office:value="0.0419623999" calcext:value-type="float">
            <text:p>0.0419623999</text:p>
          </table:table-cell>
          <table:table-cell office:value-type="float" office:value="0.4221116351" calcext:value-type="float">
            <text:p>0.4221116351</text:p>
          </table:table-cell>
          <table:table-cell office:value-type="float" office:value="0.0690510643" calcext:value-type="float">
            <text:p>0.0690510643</text:p>
          </table:table-cell>
          <table:table-cell office:value-type="float" office:value="0.3738276064" calcext:value-type="float">
            <text:p>0.3738276064</text:p>
          </table:table-cell>
          <table:table-cell office:value-type="float" office:value="0.0611982997" calcext:value-type="float">
            <text:p>0.0611982997</text:p>
          </table:table-cell>
          <table:table-cell office:value-type="float" office:value="-0.0082882937" calcext:value-type="float">
            <text:p>-0.0082882937</text:p>
          </table:table-cell>
          <table:table-cell office:value-type="float" office:value="-0.2029102445" calcext:value-type="float">
            <text:p>-0.2029102445</text:p>
          </table:table-cell>
          <table:table-cell office:value-type="float" office:value="-0.1438426036" calcext:value-type="float">
            <text:p>-0.1438426036</text:p>
          </table:table-cell>
          <table:table-cell office:value-type="float" office:value="0.1858239164" calcext:value-type="float">
            <text:p>0.1858239164</text:p>
          </table:table-cell>
          <table:table-cell office:value-type="float" office:value="0.1031671614" calcext:value-type="float">
            <text:p>0.1031671614</text:p>
          </table:table-cell>
          <table:table-cell office:value-type="float" office:value="0.0696786085" calcext:value-type="float">
            <text:p>0.0696786085</text:p>
          </table:table-cell>
          <table:table-cell office:value-type="string" calcext:value-type="string">
            <text:p>nan</text:p>
          </table:table-cell>
          <table:table-cell office:value-type="float" office:value="-0.1963489244" calcext:value-type="float">
            <text:p>-0.1963489244</text:p>
          </table:table-cell>
          <table:table-cell office:value-type="float" office:value="-0.9844682374" calcext:value-type="float">
            <text:p>-0.9844682374</text:p>
          </table:table-cell>
          <table:table-cell office:value-type="string" calcext:value-type="string">
            <text:p>nan</text:p>
          </table:table-cell>
          <table:table-cell office:value-type="float" office:value="-0.0578286884" calcext:value-type="float">
            <text:p>-0.0578286884</text:p>
          </table:table-cell>
          <table:table-cell office:value-type="float" office:value="-0.0380765101" calcext:value-type="float">
            <text:p>-0.0380765101</text:p>
          </table:table-cell>
          <table:table-cell office:value-type="string" calcext:value-type="string">
            <text:p>nan</text:p>
          </table:table-cell>
          <table:table-cell office:value-type="float" office:value="-0.0578286884" calcext:value-type="float">
            <text:p>-0.0578286884</text:p>
          </table:table-cell>
          <table:table-cell office:value-type="float" office:value="-0.0380765101" calcext:value-type="float">
            <text:p>-0.0380765101</text:p>
          </table:table-cell>
          <table:table-cell office:value-type="string" calcext:value-type="string">
            <text:p>nan</text:p>
          </table:table-cell>
          <table:table-cell office:value-type="float" office:value="-0.0761260568" calcext:value-type="float">
            <text:p>-0.0761260568</text:p>
          </table:table-cell>
          <table:table-cell office:value-type="float" office:value="-0.0497271713" calcext:value-type="float">
            <text:p>-0.0497271713</text:p>
          </table:table-cell>
          <table:table-cell office:value-type="string" calcext:value-type="string">
            <text:p>nan</text:p>
          </table:table-cell>
          <table:table-cell office:value-type="float" office:value="-0.0659596299" calcext:value-type="float">
            <text:p>-0.0659596299</text:p>
          </table:table-cell>
          <table:table-cell office:value-type="float" office:value="-0.0437061391" calcext:value-type="float">
            <text:p>-0.0437061391</text:p>
          </table:table-cell>
          <table:table-cell office:value-type="string" calcext:value-type="string">
            <text:p>nan</text:p>
          </table:table-cell>
          <table:table-cell office:value-type="float" office:value="-0.0924898132" calcext:value-type="float">
            <text:p>-0.0924898132</text:p>
          </table:table-cell>
          <table:table-cell office:value-type="float" office:value="-0.0610483751" calcext:value-type="float">
            <text:p>-0.0610483751</text:p>
          </table:table-cell>
          <table:table-cell office:value-type="string" calcext:value-type="string">
            <text:p>nan</text:p>
          </table:table-cell>
          <table:table-cell office:value-type="float" office:value="0.0573057206" calcext:value-type="float">
            <text:p>0.0573057206</text:p>
          </table:table-cell>
          <table:table-cell office:value-type="float" office:value="-0.9881484009" calcext:value-type="float">
            <text:p>-0.9881484009</text:p>
          </table:table-cell>
          <table:table-cell office:value-type="float" office:value="-0.0326925411" calcext:value-type="float">
            <text:p>-0.0326925411</text:p>
          </table:table-cell>
          <table:table-cell office:value-type="float" office:value="-0.068400285" calcext:value-type="float">
            <text:p>-0.068400285</text:p>
          </table:table-cell>
          <table:table-cell office:value-type="float" office:value="-0.0446121159" calcext:value-type="float">
            <text:p>-0.0446121159</text:p>
          </table:table-cell>
          <table:table-cell office:value-type="float" office:value="0.9930363426" calcext:value-type="float">
            <text:p>0.9930363426</text:p>
          </table:table-cell>
          <table:table-cell office:value-type="float" office:value="0.9297892903" calcext:value-type="float">
            <text:p>0.9297892903</text:p>
          </table:table-cell>
          <table:table-cell office:value-type="float" office:value="0.821454498" calcext:value-type="float">
            <text:p>0.821454498</text:p>
          </table:table-cell>
          <table:table-cell office:value-type="float" office:value="0.0946184591" calcext:value-type="float">
            <text:p>0.0946184591</text:p>
          </table:table-cell>
          <table:table-cell office:value-type="float" office:value="0.0559704886" calcext:value-type="float">
            <text:p>0.0559704886</text:p>
          </table:table-cell>
          <table:table-cell office:value-type="float" office:value="0.0377945554" calcext:value-type="float">
            <text:p>0.0377945554</text:p>
          </table:table-cell>
          <table:table-cell office:value-type="float" office:value="0.1863612514" calcext:value-type="float">
            <text:p>0.1863612514</text:p>
          </table:table-cell>
          <table:table-cell office:value-type="float" office:value="0.1104601504" calcext:value-type="float">
            <text:p>0.1104601504</text:p>
          </table:table-cell>
          <table:table-cell office:value-type="float" office:value="0.0752652528" calcext:value-type="float">
            <text:p>0.0752652528</text:p>
          </table:table-cell>
          <table:table-cell office:value-type="string" calcext:value-type="string">
            <text:p>nan</text:p>
          </table:table-cell>
          <table:table-cell office:value-type="float" office:value="-0.1961584769" calcext:value-type="float">
            <text:p>-0.1961584769</text:p>
          </table:table-cell>
          <table:table-cell office:value-type="float" office:value="-0.8388445097" calcext:value-type="float">
            <text:p>-0.8388445097</text:p>
          </table:table-cell>
          <table:table-cell office:value-type="string" calcext:value-type="string">
            <text:p>nan</text:p>
          </table:table-cell>
          <table:table-cell office:value-type="float" office:value="0.0047031461" calcext:value-type="float">
            <text:p>0.0047031461</text:p>
          </table:table-cell>
          <table:table-cell office:value-type="float" office:value="-0.0342069457" calcext:value-type="float">
            <text:p>-0.0342069457</text:p>
          </table:table-cell>
          <table:table-cell office:value-type="string" calcext:value-type="string">
            <text:p>nan</text:p>
          </table:table-cell>
          <table:table-cell office:value-type="float" office:value="0.0047031461" calcext:value-type="float">
            <text:p>0.0047031461</text:p>
          </table:table-cell>
          <table:table-cell office:value-type="float" office:value="-0.0342069457" calcext:value-type="float">
            <text:p>-0.0342069457</text:p>
          </table:table-cell>
          <table:table-cell office:value-type="string" calcext:value-type="string">
            <text:p>nan</text:p>
          </table:table-cell>
          <table:table-cell office:value-type="float" office:value="-0.0207321346" calcext:value-type="float">
            <text:p>-0.0207321346</text:p>
          </table:table-cell>
          <table:table-cell office:value-type="float" office:value="-0.0529904876" calcext:value-type="float">
            <text:p>-0.0529904876</text:p>
          </table:table-cell>
          <table:table-cell office:value-type="string" calcext:value-type="string">
            <text:p>nan</text:p>
          </table:table-cell>
          <table:table-cell office:value-type="float" office:value="0.0140310533" calcext:value-type="float">
            <text:p>0.0140310533</text:p>
          </table:table-cell>
          <table:table-cell office:value-type="float" office:value="-0.0297045817" calcext:value-type="float">
            <text:p>-0.0297045817</text:p>
          </table:table-cell>
          <table:table-cell office:value-type="string" calcext:value-type="string">
            <text:p>nan</text:p>
          </table:table-cell>
          <table:table-cell office:value-type="float" office:value="-0.0063152944" calcext:value-type="float">
            <text:p>-0.0063152944</text:p>
          </table:table-cell>
          <table:table-cell office:value-type="float" office:value="-0.0438420529" calcext:value-type="float">
            <text:p>-0.0438420529</text:p>
          </table:table-cell>
          <table:table-cell office:value-type="string" calcext:value-type="string">
            <text:p>nan</text:p>
          </table:table-cell>
          <table:table-cell office:value-type="float" office:value="-0.0057308275" calcext:value-type="float">
            <text:p>-0.0057308275</text:p>
          </table:table-cell>
          <table:table-cell office:value-type="float" office:value="-0.7902304049" calcext:value-type="float">
            <text:p>-0.7902304049</text:p>
          </table:table-cell>
          <table:table-cell office:value-type="float" office:value="-0.0179155882" calcext:value-type="float">
            <text:p>-0.0179155882</text:p>
          </table:table-cell>
          <table:table-cell office:value-type="float" office:value="-0.0100702192" calcext:value-type="float">
            <text:p>-0.0100702192</text:p>
          </table:table-cell>
          <table:table-cell office:value-type="float" office:value="-0.006148613" calcext:value-type="float">
            <text:p>-0.006148613</text:p>
          </table:table-cell>
          <table:table-cell office:value-type="string" calcext:value-type="string">
            <text:p>nan</text:p>
          </table:table-cell>
          <table:table-cell office:value-type="float" office:value="-0.008032103" calcext:value-type="float">
            <text:p>-0.008032103</text:p>
          </table:table-cell>
          <table:table-cell office:value-type="float" office:value="-0.9428106436" calcext:value-type="float">
            <text:p>-0.9428106436</text:p>
          </table:table-cell>
        </table:table-row>
        <table:table-row table:style-name="ro1">
          <table:table-cell office:value-type="string" calcext:value-type="string">
            <text:p>Ophioderma_longicauda_L3</text:p>
          </table:table-cell>
          <table:table-cell office:value-type="string" calcext:value-type="string">
            <text:p>Ophioderma panamensis</text:p>
          </table:table-cell>
          <table:table-cell office:value-type="float" office:value="19854" calcext:value-type="float">
            <text:p>19854</text:p>
          </table:table-cell>
          <table:table-cell office:value-type="float" office:value="585.145612975" calcext:value-type="float">
            <text:p>585.145612975</text:p>
          </table:table-cell>
          <table:table-cell office:value-type="float" office:value="572.700930679" calcext:value-type="float">
            <text:p>572.700930679</text:p>
          </table:table-cell>
          <table:table-cell office:value-type="float" office:value="0.4376368164" calcext:value-type="float">
            <text:p>0.4376368164</text:p>
          </table:table-cell>
          <table:table-cell office:value-type="float" office:value="0.0398756044" calcext:value-type="float">
            <text:p>0.0398756044</text:p>
          </table:table-cell>
          <table:table-cell office:value-type="float" office:value="0.419044306" calcext:value-type="float">
            <text:p>0.419044306</text:p>
          </table:table-cell>
          <table:table-cell office:value-type="float" office:value="0.0696751322" calcext:value-type="float">
            <text:p>0.0696751322</text:p>
          </table:table-cell>
          <table:table-cell office:value-type="float" office:value="0.373575292" calcext:value-type="float">
            <text:p>0.373575292</text:p>
          </table:table-cell>
          <table:table-cell office:value-type="float" office:value="0.0561949892" calcext:value-type="float">
            <text:p>0.0561949892</text:p>
          </table:table-cell>
          <table:table-cell office:value-type="float" office:value="-0.0071717276" calcext:value-type="float">
            <text:p>-0.0071717276</text:p>
          </table:table-cell>
          <table:table-cell office:value-type="float" office:value="-0.2075374958" calcext:value-type="float">
            <text:p>-0.2075374958</text:p>
          </table:table-cell>
          <table:table-cell office:value-type="float" office:value="-0.146984487" calcext:value-type="float">
            <text:p>-0.146984487</text:p>
          </table:table-cell>
          <table:table-cell office:value-type="float" office:value="0.1222515178" calcext:value-type="float">
            <text:p>0.1222515178</text:p>
          </table:table-cell>
          <table:table-cell office:value-type="float" office:value="0.0709820277" calcext:value-type="float">
            <text:p>0.0709820277</text:p>
          </table:table-cell>
          <table:table-cell office:value-type="float" office:value="0.0479881693" calcext:value-type="float">
            <text:p>0.0479881693</text:p>
          </table:table-cell>
          <table:table-cell office:value-type="string" calcext:value-type="string">
            <text:p>nan</text:p>
          </table:table-cell>
          <table:table-cell office:value-type="float" office:value="-0.6321876623" calcext:value-type="float">
            <text:p>-0.6321876623</text:p>
          </table:table-cell>
          <table:table-cell office:value-type="float" office:value="-0.9706138636" calcext:value-type="float">
            <text:p>-0.9706138636</text:p>
          </table:table-cell>
          <table:table-cell office:value-type="string" calcext:value-type="string">
            <text:p>nan</text:p>
          </table:table-cell>
          <table:table-cell office:value-type="float" office:value="0.2014355509" calcext:value-type="float">
            <text:p>0.2014355509</text:p>
          </table:table-cell>
          <table:table-cell office:value-type="float" office:value="0.1363518351" calcext:value-type="float">
            <text:p>0.1363518351</text:p>
          </table:table-cell>
          <table:table-cell office:value-type="string" calcext:value-type="string">
            <text:p>nan</text:p>
          </table:table-cell>
          <table:table-cell office:value-type="float" office:value="0.2014355509" calcext:value-type="float">
            <text:p>0.2014355509</text:p>
          </table:table-cell>
          <table:table-cell office:value-type="float" office:value="0.1363518351" calcext:value-type="float">
            <text:p>0.1363518351</text:p>
          </table:table-cell>
          <table:table-cell office:value-type="string" calcext:value-type="string">
            <text:p>nan</text:p>
          </table:table-cell>
          <table:table-cell office:value-type="float" office:value="0.2149675069" calcext:value-type="float">
            <text:p>0.2149675069</text:p>
          </table:table-cell>
          <table:table-cell office:value-type="float" office:value="0.1458644825" calcext:value-type="float">
            <text:p>0.1458644825</text:p>
          </table:table-cell>
          <table:table-cell office:value-type="float" office:value="0.1269720656" calcext:value-type="float">
            <text:p>0.1269720656</text:p>
          </table:table-cell>
          <table:table-cell office:value-type="float" office:value="0.1861004963" calcext:value-type="float">
            <text:p>0.1861004963</text:p>
          </table:table-cell>
          <table:table-cell office:value-type="float" office:value="0.1239776968" calcext:value-type="float">
            <text:p>0.1239776968</text:p>
          </table:table-cell>
          <table:table-cell office:value-type="float" office:value="0.1111167687" calcext:value-type="float">
            <text:p>0.1111167687</text:p>
          </table:table-cell>
          <table:table-cell office:value-type="float" office:value="0.1852351493" calcext:value-type="float">
            <text:p>0.1852351493</text:p>
          </table:table-cell>
          <table:table-cell office:value-type="float" office:value="0.1228021145" calcext:value-type="float">
            <text:p>0.1228021145</text:p>
          </table:table-cell>
          <table:table-cell office:value-type="string" calcext:value-type="string">
            <text:p>nan</text:p>
          </table:table-cell>
          <table:table-cell office:value-type="float" office:value="-0.2035182927" calcext:value-type="float">
            <text:p>-0.2035182927</text:p>
          </table:table-cell>
          <table:table-cell office:value-type="float" office:value="-0.9508578972" calcext:value-type="float">
            <text:p>-0.9508578972</text:p>
          </table:table-cell>
          <table:table-cell office:value-type="float" office:value="0.1876027947" calcext:value-type="float">
            <text:p>0.1876027947</text:p>
          </table:table-cell>
          <table:table-cell office:value-type="float" office:value="0.2595574893" calcext:value-type="float">
            <text:p>0.2595574893</text:p>
          </table:table-cell>
          <table:table-cell office:value-type="float" office:value="0.177815725" calcext:value-type="float">
            <text:p>0.177815725</text:p>
          </table:table-cell>
          <table:table-cell office:value-type="float" office:value="0.9983070704" calcext:value-type="float">
            <text:p>0.9983070704</text:p>
          </table:table-cell>
          <table:table-cell office:value-type="float" office:value="0.964025859" calcext:value-type="float">
            <text:p>0.964025859</text:p>
          </table:table-cell>
          <table:table-cell office:value-type="float" office:value="0.8759137923" calcext:value-type="float">
            <text:p>0.8759137923</text:p>
          </table:table-cell>
          <table:table-cell office:value-type="float" office:value="0.0476676459" calcext:value-type="float">
            <text:p>0.0476676459</text:p>
          </table:table-cell>
          <table:table-cell office:value-type="float" office:value="-0.0016550271" calcext:value-type="float">
            <text:p>-0.0016550271</text:p>
          </table:table-cell>
          <table:table-cell office:value-type="float" office:value="-0.0009963716" calcext:value-type="float">
            <text:p>-0.0009963716</text:p>
          </table:table-cell>
          <table:table-cell office:value-type="float" office:value="0.1204371275" calcext:value-type="float">
            <text:p>0.1204371275</text:p>
          </table:table-cell>
          <table:table-cell office:value-type="float" office:value="0.0574606797" calcext:value-type="float">
            <text:p>0.0574606797</text:p>
          </table:table-cell>
          <table:table-cell office:value-type="float" office:value="0.0402604331" calcext:value-type="float">
            <text:p>0.0402604331</text:p>
          </table:table-cell>
          <table:table-cell office:value-type="string" calcext:value-type="string">
            <text:p>nan</text:p>
          </table:table-cell>
          <table:table-cell office:value-type="float" office:value="-0.6378134111" calcext:value-type="float">
            <text:p>-0.6378134111</text:p>
          </table:table-cell>
          <table:table-cell office:value-type="float" office:value="-0.9793584501" calcext:value-type="float">
            <text:p>-0.9793584501</text:p>
          </table:table-cell>
          <table:table-cell office:value-type="string" calcext:value-type="string">
            <text:p>nan</text:p>
          </table:table-cell>
          <table:table-cell office:value-type="float" office:value="0.248399815" calcext:value-type="float">
            <text:p>0.248399815</text:p>
          </table:table-cell>
          <table:table-cell office:value-type="float" office:value="0.1736331247" calcext:value-type="float">
            <text:p>0.1736331247</text:p>
          </table:table-cell>
          <table:table-cell office:value-type="string" calcext:value-type="string">
            <text:p>nan</text:p>
          </table:table-cell>
          <table:table-cell office:value-type="float" office:value="0.248399815" calcext:value-type="float">
            <text:p>0.248399815</text:p>
          </table:table-cell>
          <table:table-cell office:value-type="float" office:value="0.1736331247" calcext:value-type="float">
            <text:p>0.1736331247</text:p>
          </table:table-cell>
          <table:table-cell office:value-type="string" calcext:value-type="string">
            <text:p>nan</text:p>
          </table:table-cell>
          <table:table-cell office:value-type="float" office:value="0.2588088984" calcext:value-type="float">
            <text:p>0.2588088984</text:p>
          </table:table-cell>
          <table:table-cell office:value-type="float" office:value="0.1814789573" calcext:value-type="float">
            <text:p>0.1814789573</text:p>
          </table:table-cell>
          <table:table-cell office:value-type="float" office:value="0.1426924533" calcext:value-type="float">
            <text:p>0.1426924533</text:p>
          </table:table-cell>
          <table:table-cell office:value-type="float" office:value="0.2490665687" calcext:value-type="float">
            <text:p>0.2490665687</text:p>
          </table:table-cell>
          <table:table-cell office:value-type="float" office:value="0.1743961707" calcext:value-type="float">
            <text:p>0.1743961707</text:p>
          </table:table-cell>
          <table:table-cell office:value-type="float" office:value="0.128666963" calcext:value-type="float">
            <text:p>0.128666963</text:p>
          </table:table-cell>
          <table:table-cell office:value-type="float" office:value="0.2558751758" calcext:value-type="float">
            <text:p>0.2558751758</text:p>
          </table:table-cell>
          <table:table-cell office:value-type="float" office:value="0.1793466675" calcext:value-type="float">
            <text:p>0.1793466675</text:p>
          </table:table-cell>
          <table:table-cell office:value-type="string" calcext:value-type="string">
            <text:p>nan</text:p>
          </table:table-cell>
          <table:table-cell office:value-type="float" office:value="-0.2514780603" calcext:value-type="float">
            <text:p>-0.2514780603</text:p>
          </table:table-cell>
          <table:table-cell office:value-type="float" office:value="-0.885006361" calcext:value-type="float">
            <text:p>-0.885006361</text:p>
          </table:table-cell>
          <table:table-cell office:value-type="float" office:value="0.1956429171" calcext:value-type="float">
            <text:p>0.1956429171</text:p>
          </table:table-cell>
          <table:table-cell office:value-type="float" office:value="0.3043905679" calcext:value-type="float">
            <text:p>0.3043905679</text:p>
          </table:table-cell>
          <table:table-cell office:value-type="float" office:value="0.2175072302" calcext:value-type="float">
            <text:p>0.2175072302</text:p>
          </table:table-cell>
          <table:table-cell office:value-type="string" calcext:value-type="string">
            <text:p>nan</text:p>
          </table:table-cell>
          <table:table-cell office:value-type="float" office:value="-0.0280533794" calcext:value-type="float">
            <text:p>-0.0280533794</text:p>
          </table:table-cell>
          <table:table-cell office:value-type="float" office:value="-0.9929093068" calcext:value-type="float">
            <text:p>-0.9929093068</text:p>
          </table:table-cell>
        </table:table-row>
        <table:table-row table:style-name="ro1">
          <table:table-cell office:value-type="string" calcext:value-type="string">
            <text:p>Ostrea_chilensis</text:p>
          </table:table-cell>
          <table:table-cell office:value-type="string" calcext:value-type="string">
            <text:p>Ostrea chilensis</text:p>
          </table:table-cell>
          <table:table-cell office:value-type="float" office:value="6139" calcext:value-type="float">
            <text:p>6139</text:p>
          </table:table-cell>
          <table:table-cell office:value-type="float" office:value="510.670793289" calcext:value-type="float">
            <text:p>510.670793289</text:p>
          </table:table-cell>
          <table:table-cell office:value-type="float" office:value="329.552540519" calcext:value-type="float">
            <text:p>329.552540519</text:p>
          </table:table-cell>
          <table:table-cell office:value-type="float" office:value="0.437412824" calcext:value-type="float">
            <text:p>0.437412824</text:p>
          </table:table-cell>
          <table:table-cell office:value-type="float" office:value="0.0402322349" calcext:value-type="float">
            <text:p>0.0402322349</text:p>
          </table:table-cell>
          <table:table-cell office:value-type="float" office:value="0.4344459968" calcext:value-type="float">
            <text:p>0.4344459968</text:p>
          </table:table-cell>
          <table:table-cell office:value-type="float" office:value="0.0759291414" calcext:value-type="float">
            <text:p>0.0759291414</text:p>
          </table:table-cell>
          <table:table-cell office:value-type="float" office:value="0.3397615223" calcext:value-type="float">
            <text:p>0.3397615223</text:p>
          </table:table-cell>
          <table:table-cell office:value-type="float" office:value="0.0660617366" calcext:value-type="float">
            <text:p>0.0660617366</text:p>
          </table:table-cell>
          <table:table-cell office:value-type="float" office:value="0.0099394811" calcext:value-type="float">
            <text:p>0.0099394811</text:p>
          </table:table-cell>
          <table:table-cell office:value-type="float" office:value="-0.1958406458" calcext:value-type="float">
            <text:p>-0.1958406458</text:p>
          </table:table-cell>
          <table:table-cell office:value-type="float" office:value="-0.1407864273" calcext:value-type="float">
            <text:p>-0.1407864273</text:p>
          </table:table-cell>
          <table:table-cell office:value-type="float" office:value="0.1209127063" calcext:value-type="float">
            <text:p>0.1209127063</text:p>
          </table:table-cell>
          <table:table-cell office:value-type="float" office:value="0.1054107867" calcext:value-type="float">
            <text:p>0.1054107867</text:p>
          </table:table-cell>
          <table:table-cell office:value-type="float" office:value="0.0709367535" calcext:value-type="float">
            <text:p>0.0709367535</text:p>
          </table:table-cell>
          <table:table-cell office:value-type="string" calcext:value-type="string">
            <text:p>nan</text:p>
          </table:table-cell>
          <table:table-cell office:value-type="float" office:value="-0.5529821903" calcext:value-type="float">
            <text:p>-0.5529821903</text:p>
          </table:table-cell>
          <table:table-cell office:value-type="float" office:value="-0.9713474065" calcext:value-type="float">
            <text:p>-0.9713474065</text:p>
          </table:table-cell>
          <table:table-cell office:value-type="string" calcext:value-type="string">
            <text:p>nan</text:p>
          </table:table-cell>
          <table:table-cell office:value-type="float" office:value="0.3436560151" calcext:value-type="float">
            <text:p>0.3436560151</text:p>
          </table:table-cell>
          <table:table-cell office:value-type="float" office:value="0.2299691271" calcext:value-type="float">
            <text:p>0.2299691271</text:p>
          </table:table-cell>
          <table:table-cell office:value-type="string" calcext:value-type="string">
            <text:p>nan</text:p>
          </table:table-cell>
          <table:table-cell office:value-type="float" office:value="0.3436560151" calcext:value-type="float">
            <text:p>0.3436560151</text:p>
          </table:table-cell>
          <table:table-cell office:value-type="float" office:value="0.2299691271" calcext:value-type="float">
            <text:p>0.2299691271</text:p>
          </table:table-cell>
          <table:table-cell office:value-type="string" calcext:value-type="string">
            <text:p>nan</text:p>
          </table:table-cell>
          <table:table-cell office:value-type="float" office:value="0.3374895812" calcext:value-type="float">
            <text:p>0.3374895812</text:p>
          </table:table-cell>
          <table:table-cell office:value-type="float" office:value="0.2253270087" calcext:value-type="float">
            <text:p>0.2253270087</text:p>
          </table:table-cell>
          <table:table-cell office:value-type="float" office:value="0.162512856" calcext:value-type="float">
            <text:p>0.162512856</text:p>
          </table:table-cell>
          <table:table-cell office:value-type="float" office:value="0.303693431" calcext:value-type="float">
            <text:p>0.303693431</text:p>
          </table:table-cell>
          <table:table-cell office:value-type="float" office:value="0.2012780061" calcext:value-type="float">
            <text:p>0.2012780061</text:p>
          </table:table-cell>
          <table:table-cell office:value-type="float" office:value="0.1464034195" calcext:value-type="float">
            <text:p>0.1464034195</text:p>
          </table:table-cell>
          <table:table-cell office:value-type="float" office:value="0.288266723" calcext:value-type="float">
            <text:p>0.288266723</text:p>
          </table:table-cell>
          <table:table-cell office:value-type="float" office:value="0.1898800878" calcext:value-type="float">
            <text:p>0.1898800878</text:p>
          </table:table-cell>
          <table:table-cell office:value-type="string" calcext:value-type="string">
            <text:p>nan</text:p>
          </table:table-cell>
          <table:table-cell office:value-type="float" office:value="-0.3252143748" calcext:value-type="float">
            <text:p>-0.3252143748</text:p>
          </table:table-cell>
          <table:table-cell office:value-type="float" office:value="-0.9012656203" calcext:value-type="float">
            <text:p>-0.9012656203</text:p>
          </table:table-cell>
          <table:table-cell office:value-type="float" office:value="0.1844505095" calcext:value-type="float">
            <text:p>0.1844505095</text:p>
          </table:table-cell>
          <table:table-cell office:value-type="float" office:value="0.4352593938" calcext:value-type="float">
            <text:p>0.4352593938</text:p>
          </table:table-cell>
          <table:table-cell office:value-type="float" office:value="0.2954851781" calcext:value-type="float">
            <text:p>0.2954851781</text:p>
          </table:table-cell>
          <table:table-cell office:value-type="float" office:value="0.9950223226" calcext:value-type="float">
            <text:p>0.9950223226</text:p>
          </table:table-cell>
          <table:table-cell office:value-type="float" office:value="0.926164806" calcext:value-type="float">
            <text:p>0.926164806</text:p>
          </table:table-cell>
          <table:table-cell office:value-type="float" office:value="0.8152688394" calcext:value-type="float">
            <text:p>0.8152688394</text:p>
          </table:table-cell>
          <table:table-cell office:value-type="float" office:value="0.0974300371" calcext:value-type="float">
            <text:p>0.0974300371</text:p>
          </table:table-cell>
          <table:table-cell office:value-type="float" office:value="0.0860158547" calcext:value-type="float">
            <text:p>0.0860158547</text:p>
          </table:table-cell>
          <table:table-cell office:value-type="float" office:value="0.0596082103" calcext:value-type="float">
            <text:p>0.0596082103</text:p>
          </table:table-cell>
          <table:table-cell office:value-type="float" office:value="0.119971542" calcext:value-type="float">
            <text:p>0.119971542</text:p>
          </table:table-cell>
          <table:table-cell office:value-type="float" office:value="0.1064392814" calcext:value-type="float">
            <text:p>0.1064392814</text:p>
          </table:table-cell>
          <table:table-cell office:value-type="float" office:value="0.0734745316" calcext:value-type="float">
            <text:p>0.0734745316</text:p>
          </table:table-cell>
          <table:table-cell office:value-type="string" calcext:value-type="string">
            <text:p>nan</text:p>
          </table:table-cell>
          <table:table-cell office:value-type="float" office:value="-0.5913790863" calcext:value-type="float">
            <text:p>-0.5913790863</text:p>
          </table:table-cell>
          <table:table-cell office:value-type="float" office:value="-0.959973189" calcext:value-type="float">
            <text:p>-0.959973189</text:p>
          </table:table-cell>
          <table:table-cell office:value-type="string" calcext:value-type="string">
            <text:p>nan</text:p>
          </table:table-cell>
          <table:table-cell office:value-type="float" office:value="0.4100925537" calcext:value-type="float">
            <text:p>0.4100925537</text:p>
          </table:table-cell>
          <table:table-cell office:value-type="float" office:value="0.2322325578" calcext:value-type="float">
            <text:p>0.2322325578</text:p>
          </table:table-cell>
          <table:table-cell office:value-type="string" calcext:value-type="string">
            <text:p>nan</text:p>
          </table:table-cell>
          <table:table-cell office:value-type="float" office:value="0.4100925537" calcext:value-type="float">
            <text:p>0.4100925537</text:p>
          </table:table-cell>
          <table:table-cell office:value-type="float" office:value="0.2322325578" calcext:value-type="float">
            <text:p>0.2322325578</text:p>
          </table:table-cell>
          <table:table-cell office:value-type="string" calcext:value-type="string">
            <text:p>nan</text:p>
          </table:table-cell>
          <table:table-cell office:value-type="float" office:value="0.3959341208" calcext:value-type="float">
            <text:p>0.3959341208</text:p>
          </table:table-cell>
          <table:table-cell office:value-type="float" office:value="0.2218640399" calcext:value-type="float">
            <text:p>0.2218640399</text:p>
          </table:table-cell>
          <table:table-cell office:value-type="float" office:value="0.1866201158" calcext:value-type="float">
            <text:p>0.1866201158</text:p>
          </table:table-cell>
          <table:table-cell office:value-type="float" office:value="0.3942961124" calcext:value-type="float">
            <text:p>0.3942961124</text:p>
          </table:table-cell>
          <table:table-cell office:value-type="float" office:value="0.2723593817" calcext:value-type="float">
            <text:p>0.2723593817</text:p>
          </table:table-cell>
          <table:table-cell office:value-type="float" office:value="0.1738478245" calcext:value-type="float">
            <text:p>0.1738478245</text:p>
          </table:table-cell>
          <table:table-cell office:value-type="float" office:value="0.3889586494" calcext:value-type="float">
            <text:p>0.3889586494</text:p>
          </table:table-cell>
          <table:table-cell office:value-type="float" office:value="0.2679216752" calcext:value-type="float">
            <text:p>0.2679216752</text:p>
          </table:table-cell>
          <table:table-cell office:value-type="string" calcext:value-type="string">
            <text:p>nan</text:p>
          </table:table-cell>
          <table:table-cell office:value-type="float" office:value="-0.3915386726" calcext:value-type="float">
            <text:p>-0.3915386726</text:p>
          </table:table-cell>
          <table:table-cell office:value-type="float" office:value="-0.8076715572" calcext:value-type="float">
            <text:p>-0.8076715572</text:p>
          </table:table-cell>
          <table:table-cell office:value-type="float" office:value="0.1917892025" calcext:value-type="float">
            <text:p>0.1917892025</text:p>
          </table:table-cell>
          <table:table-cell office:value-type="float" office:value="0.4906524615" calcext:value-type="float">
            <text:p>0.4906524615</text:p>
          </table:table-cell>
          <table:table-cell office:value-type="float" office:value="0.3438628183" calcext:value-type="float">
            <text:p>0.3438628183</text:p>
          </table:table-cell>
          <table:table-cell office:value-type="string" calcext:value-type="string">
            <text:p>nan</text:p>
          </table:table-cell>
          <table:table-cell office:value-type="float" office:value="-0.0923930276" calcext:value-type="float">
            <text:p>-0.0923930276</text:p>
          </table:table-cell>
          <table:table-cell office:value-type="float" office:value="-0.9932600882" calcext:value-type="float">
            <text:p>-0.9932600882</text:p>
          </table:table-cell>
        </table:table-row>
        <table:table-row table:style-name="ro1">
          <table:table-cell office:value-type="string" calcext:value-type="string">
            <text:p>Ostrea_edulis</text:p>
          </table:table-cell>
          <table:table-cell office:value-type="string" calcext:value-type="string">
            <text:p>Ostrea edulis</text:p>
          </table:table-cell>
          <table:table-cell office:value-type="float" office:value="5752" calcext:value-type="float">
            <text:p>5752</text:p>
          </table:table-cell>
          <table:table-cell office:value-type="float" office:value="822.495653686" calcext:value-type="float">
            <text:p>822.495653686</text:p>
          </table:table-cell>
          <table:table-cell office:value-type="float" office:value="632.239463771" calcext:value-type="float">
            <text:p>632.239463771</text:p>
          </table:table-cell>
          <table:table-cell office:value-type="float" office:value="0.4391640009" calcext:value-type="float">
            <text:p>0.4391640009</text:p>
          </table:table-cell>
          <table:table-cell office:value-type="float" office:value="0.0417544017" calcext:value-type="float">
            <text:p>0.0417544017</text:p>
          </table:table-cell>
          <table:table-cell office:value-type="float" office:value="0.4416008598" calcext:value-type="float">
            <text:p>0.4416008598</text:p>
          </table:table-cell>
          <table:table-cell office:value-type="float" office:value="0.0756093991" calcext:value-type="float">
            <text:p>0.0756093991</text:p>
          </table:table-cell>
          <table:table-cell office:value-type="float" office:value="0.3338312295" calcext:value-type="float">
            <text:p>0.3338312295</text:p>
          </table:table-cell>
          <table:table-cell office:value-type="float" office:value="0.0630194485" calcext:value-type="float">
            <text:p>0.0630194485</text:p>
          </table:table-cell>
          <table:table-cell office:value-type="float" office:value="0.0042659528" calcext:value-type="float">
            <text:p>0.0042659528</text:p>
          </table:table-cell>
          <table:table-cell office:value-type="float" office:value="-0.08886527" calcext:value-type="float">
            <text:p>-0.08886527</text:p>
          </table:table-cell>
          <table:table-cell office:value-type="float" office:value="-0.0636485096" calcext:value-type="float">
            <text:p>-0.0636485096</text:p>
          </table:table-cell>
          <table:table-cell office:value-type="float" office:value="0.0895518828" calcext:value-type="float">
            <text:p>0.0895518828</text:p>
          </table:table-cell>
          <table:table-cell office:value-type="float" office:value="0.0625323183" calcext:value-type="float">
            <text:p>0.0625323183</text:p>
          </table:table-cell>
          <table:table-cell office:value-type="float" office:value="0.0417165731" calcext:value-type="float">
            <text:p>0.0417165731</text:p>
          </table:table-cell>
          <table:table-cell office:value-type="string" calcext:value-type="string">
            <text:p>nan</text:p>
          </table:table-cell>
          <table:table-cell office:value-type="float" office:value="-0.0972809395" calcext:value-type="float">
            <text:p>-0.0972809395</text:p>
          </table:table-cell>
          <table:table-cell office:value-type="float" office:value="-0.7897697309" calcext:value-type="float">
            <text:p>-0.7897697309</text:p>
          </table:table-cell>
          <table:table-cell office:value-type="float" office:value="-0.1185726445" calcext:value-type="float">
            <text:p>-0.1185726445</text:p>
          </table:table-cell>
          <table:table-cell office:value-type="float" office:value="-0.1284494914" calcext:value-type="float">
            <text:p>-0.1284494914</text:p>
          </table:table-cell>
          <table:table-cell office:value-type="float" office:value="-0.0853764954" calcext:value-type="float">
            <text:p>-0.0853764954</text:p>
          </table:table-cell>
          <table:table-cell office:value-type="float" office:value="-0.1185726445" calcext:value-type="float">
            <text:p>-0.1185726445</text:p>
          </table:table-cell>
          <table:table-cell office:value-type="float" office:value="-0.1284494914" calcext:value-type="float">
            <text:p>-0.1284494914</text:p>
          </table:table-cell>
          <table:table-cell office:value-type="float" office:value="-0.0853764954" calcext:value-type="float">
            <text:p>-0.0853764954</text:p>
          </table:table-cell>
          <table:table-cell office:value-type="float" office:value="-0.1435597599" calcext:value-type="float">
            <text:p>-0.1435597599</text:p>
          </table:table-cell>
          <table:table-cell office:value-type="float" office:value="-0.1487867026" calcext:value-type="float">
            <text:p>-0.1487867026</text:p>
          </table:table-cell>
          <table:table-cell office:value-type="float" office:value="-0.0993061563" calcext:value-type="float">
            <text:p>-0.0993061563</text:p>
          </table:table-cell>
          <table:table-cell office:value-type="float" office:value="-0.115472808" calcext:value-type="float">
            <text:p>-0.115472808</text:p>
          </table:table-cell>
          <table:table-cell office:value-type="float" office:value="-0.1327028729" calcext:value-type="float">
            <text:p>-0.1327028729</text:p>
          </table:table-cell>
          <table:table-cell office:value-type="float" office:value="-0.0881988166" calcext:value-type="float">
            <text:p>-0.0881988166</text:p>
          </table:table-cell>
          <table:table-cell office:value-type="float" office:value="-0.128788149" calcext:value-type="float">
            <text:p>-0.128788149</text:p>
          </table:table-cell>
          <table:table-cell office:value-type="float" office:value="-0.1504243573" calcext:value-type="float">
            <text:p>-0.1504243573</text:p>
          </table:table-cell>
          <table:table-cell office:value-type="float" office:value="-0.1000458682" calcext:value-type="float">
            <text:p>-0.1000458682</text:p>
          </table:table-cell>
          <table:table-cell office:value-type="string" calcext:value-type="string">
            <text:p>nan</text:p>
          </table:table-cell>
          <table:table-cell office:value-type="float" office:value="0.1091089261" calcext:value-type="float">
            <text:p>0.1091089261</text:p>
          </table:table-cell>
          <table:table-cell office:value-type="float" office:value="-0.4525888923" calcext:value-type="float">
            <text:p>-0.4525888923</text:p>
          </table:table-cell>
          <table:table-cell office:value-type="float" office:value="-0.105867514" calcext:value-type="float">
            <text:p>-0.105867514</text:p>
          </table:table-cell>
          <table:table-cell office:value-type="float" office:value="-0.1240493376" calcext:value-type="float">
            <text:p>-0.1240493376</text:p>
          </table:table-cell>
          <table:table-cell office:value-type="float" office:value="-0.0825939783" calcext:value-type="float">
            <text:p>-0.0825939783</text:p>
          </table:table-cell>
          <table:table-cell office:value-type="float" office:value="0.999104154" calcext:value-type="float">
            <text:p>0.999104154</text:p>
          </table:table-cell>
          <table:table-cell office:value-type="float" office:value="0.9818105807" calcext:value-type="float">
            <text:p>0.9818105807</text:p>
          </table:table-cell>
          <table:table-cell office:value-type="float" office:value="0.907511104" calcext:value-type="float">
            <text:p>0.907511104</text:p>
          </table:table-cell>
          <table:table-cell office:value-type="float" office:value="0.0447419178" calcext:value-type="float">
            <text:p>0.0447419178</text:p>
          </table:table-cell>
          <table:table-cell office:value-type="float" office:value="0.0521894697" calcext:value-type="float">
            <text:p>0.0521894697</text:p>
          </table:table-cell>
          <table:table-cell office:value-type="float" office:value="0.034873806" calcext:value-type="float">
            <text:p>0.034873806</text:p>
          </table:table-cell>
          <table:table-cell office:value-type="float" office:value="0.0945201932" calcext:value-type="float">
            <text:p>0.0945201932</text:p>
          </table:table-cell>
          <table:table-cell office:value-type="float" office:value="0.0815384628" calcext:value-type="float">
            <text:p>0.0815384628</text:p>
          </table:table-cell>
          <table:table-cell office:value-type="float" office:value="0.0549272168" calcext:value-type="float">
            <text:p>0.0549272168</text:p>
          </table:table-cell>
          <table:table-cell office:value-type="string" calcext:value-type="string">
            <text:p>nan</text:p>
          </table:table-cell>
          <table:table-cell office:value-type="float" office:value="-0.1017448487" calcext:value-type="float">
            <text:p>-0.1017448487</text:p>
          </table:table-cell>
          <table:table-cell office:value-type="float" office:value="-0.897702476" calcext:value-type="float">
            <text:p>-0.897702476</text:p>
          </table:table-cell>
          <table:table-cell office:value-type="float" office:value="-0.1139239859" calcext:value-type="float">
            <text:p>-0.1139239859</text:p>
          </table:table-cell>
          <table:table-cell office:value-type="float" office:value="-0.10948484" calcext:value-type="float">
            <text:p>-0.10948484</text:p>
          </table:table-cell>
          <table:table-cell office:value-type="float" office:value="-0.0735058893" calcext:value-type="float">
            <text:p>-0.0735058893</text:p>
          </table:table-cell>
          <table:table-cell office:value-type="float" office:value="-0.1139239859" calcext:value-type="float">
            <text:p>-0.1139239859</text:p>
          </table:table-cell>
          <table:table-cell office:value-type="float" office:value="-0.10948484" calcext:value-type="float">
            <text:p>-0.10948484</text:p>
          </table:table-cell>
          <table:table-cell office:value-type="float" office:value="-0.0735058893" calcext:value-type="float">
            <text:p>-0.0735058893</text:p>
          </table:table-cell>
          <table:table-cell office:value-type="float" office:value="-0.1408957104" calcext:value-type="float">
            <text:p>-0.1408957104</text:p>
          </table:table-cell>
          <table:table-cell office:value-type="float" office:value="-0.1403968707" calcext:value-type="float">
            <text:p>-0.1403968707</text:p>
          </table:table-cell>
          <table:table-cell office:value-type="float" office:value="-0.0947428637" calcext:value-type="float">
            <text:p>-0.0947428637</text:p>
          </table:table-cell>
          <table:table-cell office:value-type="float" office:value="-0.1074933881" calcext:value-type="float">
            <text:p>-0.1074933881</text:p>
          </table:table-cell>
          <table:table-cell office:value-type="float" office:value="-0.1041835293" calcext:value-type="float">
            <text:p>-0.1041835293</text:p>
          </table:table-cell>
          <table:table-cell office:value-type="float" office:value="-0.0700781204" calcext:value-type="float">
            <text:p>-0.0700781204</text:p>
          </table:table-cell>
          <table:table-cell office:value-type="float" office:value="-0.119916865" calcext:value-type="float">
            <text:p>-0.119916865</text:p>
          </table:table-cell>
          <table:table-cell office:value-type="float" office:value="-0.1220319862" calcext:value-type="float">
            <text:p>-0.1220319862</text:p>
          </table:table-cell>
          <table:table-cell office:value-type="float" office:value="-0.0822666004" calcext:value-type="float">
            <text:p>-0.0822666004</text:p>
          </table:table-cell>
          <table:table-cell office:value-type="string" calcext:value-type="string">
            <text:p>nan</text:p>
          </table:table-cell>
          <table:table-cell office:value-type="float" office:value="0.0883152046" calcext:value-type="float">
            <text:p>0.0883152046</text:p>
          </table:table-cell>
          <table:table-cell office:value-type="float" office:value="-0.7901189044" calcext:value-type="float">
            <text:p>-0.7901189044</text:p>
          </table:table-cell>
          <table:table-cell office:value-type="float" office:value="-0.1033538398" calcext:value-type="float">
            <text:p>-0.1033538398</text:p>
          </table:table-cell>
          <table:table-cell office:value-type="float" office:value="-0.1102830838" calcext:value-type="float">
            <text:p>-0.1102830838</text:p>
          </table:table-cell>
          <table:table-cell office:value-type="float" office:value="-0.0740301818" calcext:value-type="float">
            <text:p>-0.0740301818</text:p>
          </table:table-cell>
          <table:table-cell office:value-type="string" calcext:value-type="string">
            <text:p>nan</text:p>
          </table:table-cell>
          <table:table-cell office:value-type="float" office:value="-0.0283146044" calcext:value-type="float">
            <text:p>-0.0283146044</text:p>
          </table:table-cell>
          <table:table-cell office:value-type="float" office:value="-0.7826609052" calcext:value-type="float">
            <text:p>-0.7826609052</text:p>
          </table:table-cell>
        </table:table-row>
        <table:table-row table:style-name="ro1">
          <table:table-cell office:value-type="string" calcext:value-type="string">
            <text:p>Ostreola_stentina</text:p>
          </table:table-cell>
          <table:table-cell office:value-type="string" calcext:value-type="string">
            <text:p>Ostrea stentina</text:p>
          </table:table-cell>
          <table:table-cell office:value-type="float" office:value="3733" calcext:value-type="float">
            <text:p>3733</text:p>
          </table:table-cell>
          <table:table-cell office:value-type="float" office:value="422.164478971" calcext:value-type="float">
            <text:p>422.164478971</text:p>
          </table:table-cell>
          <table:table-cell office:value-type="float" office:value="227.624594607" calcext:value-type="float">
            <text:p>227.624594607</text:p>
          </table:table-cell>
          <table:table-cell office:value-type="float" office:value="0.4413506249" calcext:value-type="float">
            <text:p>0.4413506249</text:p>
          </table:table-cell>
          <table:table-cell office:value-type="float" office:value="0.0430367496" calcext:value-type="float">
            <text:p>0.0430367496</text:p>
          </table:table-cell>
          <table:table-cell office:value-type="float" office:value="0.4482987068" calcext:value-type="float">
            <text:p>0.4482987068</text:p>
          </table:table-cell>
          <table:table-cell office:value-type="float" office:value="0.0827629646" calcext:value-type="float">
            <text:p>0.0827629646</text:p>
          </table:table-cell>
          <table:table-cell office:value-type="float" office:value="0.3480862935" calcext:value-type="float">
            <text:p>0.3480862935</text:p>
          </table:table-cell>
          <table:table-cell office:value-type="float" office:value="0.074531368" calcext:value-type="float">
            <text:p>0.074531368</text:p>
          </table:table-cell>
          <table:table-cell office:value-type="float" office:value="-0.0026157123" calcext:value-type="float">
            <text:p>-0.0026157123</text:p>
          </table:table-cell>
          <table:table-cell office:value-type="float" office:value="-0.1598491959" calcext:value-type="float">
            <text:p>-0.1598491959</text:p>
          </table:table-cell>
          <table:table-cell office:value-type="float" office:value="-0.1146550744" calcext:value-type="float">
            <text:p>-0.1146550744</text:p>
          </table:table-cell>
          <table:table-cell office:value-type="float" office:value="0.1124071751" calcext:value-type="float">
            <text:p>0.1124071751</text:p>
          </table:table-cell>
          <table:table-cell office:value-type="float" office:value="0.068963692" calcext:value-type="float">
            <text:p>0.068963692</text:p>
          </table:table-cell>
          <table:table-cell office:value-type="float" office:value="0.0467512579" calcext:value-type="float">
            <text:p>0.0467512579</text:p>
          </table:table-cell>
          <table:table-cell office:value-type="string" calcext:value-type="string">
            <text:p>nan</text:p>
          </table:table-cell>
          <table:table-cell office:value-type="float" office:value="-0.520852886" calcext:value-type="float">
            <text:p>-0.520852886</text:p>
          </table:table-cell>
          <table:table-cell office:value-type="float" office:value="-0.9845096817" calcext:value-type="float">
            <text:p>-0.9845096817</text:p>
          </table:table-cell>
          <table:table-cell office:value-type="string" calcext:value-type="string">
            <text:p>nan</text:p>
          </table:table-cell>
          <table:table-cell office:value-type="float" office:value="0.273658468" calcext:value-type="float">
            <text:p>0.273658468</text:p>
          </table:table-cell>
          <table:table-cell office:value-type="float" office:value="0.1895000762" calcext:value-type="float">
            <text:p>0.1895000762</text:p>
          </table:table-cell>
          <table:table-cell office:value-type="string" calcext:value-type="string">
            <text:p>nan</text:p>
          </table:table-cell>
          <table:table-cell office:value-type="float" office:value="0.273658468" calcext:value-type="float">
            <text:p>0.273658468</text:p>
          </table:table-cell>
          <table:table-cell office:value-type="float" office:value="0.1895000762" calcext:value-type="float">
            <text:p>0.1895000762</text:p>
          </table:table-cell>
          <table:table-cell office:value-type="string" calcext:value-type="string">
            <text:p>nan</text:p>
          </table:table-cell>
          <table:table-cell office:value-type="float" office:value="0.2744839651" calcext:value-type="float">
            <text:p>0.2744839651</text:p>
          </table:table-cell>
          <table:table-cell office:value-type="float" office:value="0.1890244046" calcext:value-type="float">
            <text:p>0.1890244046</text:p>
          </table:table-cell>
          <table:table-cell office:value-type="float" office:value="0.1591671952" calcext:value-type="float">
            <text:p>0.1591671952</text:p>
          </table:table-cell>
          <table:table-cell office:value-type="float" office:value="0.2286610033" calcext:value-type="float">
            <text:p>0.2286610033</text:p>
          </table:table-cell>
          <table:table-cell office:value-type="float" office:value="0.1517519325" calcext:value-type="float">
            <text:p>0.1517519325</text:p>
          </table:table-cell>
          <table:table-cell office:value-type="float" office:value="0.1323283391" calcext:value-type="float">
            <text:p>0.1323283391</text:p>
          </table:table-cell>
          <table:table-cell office:value-type="float" office:value="0.223991444" calcext:value-type="float">
            <text:p>0.223991444</text:p>
          </table:table-cell>
          <table:table-cell office:value-type="float" office:value="0.1483768166" calcext:value-type="float">
            <text:p>0.1483768166</text:p>
          </table:table-cell>
          <table:table-cell office:value-type="string" calcext:value-type="string">
            <text:p>nan</text:p>
          </table:table-cell>
          <table:table-cell office:value-type="float" office:value="-0.2927763453" calcext:value-type="float">
            <text:p>-0.2927763453</text:p>
          </table:table-cell>
          <table:table-cell office:value-type="float" office:value="-0.9636768145" calcext:value-type="float">
            <text:p>-0.9636768145</text:p>
          </table:table-cell>
          <table:table-cell office:value-type="float" office:value="0.2271557105" calcext:value-type="float">
            <text:p>0.2271557105</text:p>
          </table:table-cell>
          <table:table-cell office:value-type="float" office:value="0.4075673963" calcext:value-type="float">
            <text:p>0.4075673963</text:p>
          </table:table-cell>
          <table:table-cell office:value-type="float" office:value="0.2766529145" calcext:value-type="float">
            <text:p>0.2766529145</text:p>
          </table:table-cell>
          <table:table-cell office:value-type="float" office:value="0.994684471" calcext:value-type="float">
            <text:p>0.994684471</text:p>
          </table:table-cell>
          <table:table-cell office:value-type="float" office:value="0.9407912487" calcext:value-type="float">
            <text:p>0.9407912487</text:p>
          </table:table-cell>
          <table:table-cell office:value-type="float" office:value="0.836813695" calcext:value-type="float">
            <text:p>0.836813695</text:p>
          </table:table-cell>
          <table:table-cell office:value-type="float" office:value="0.078831881" calcext:value-type="float">
            <text:p>0.078831881</text:p>
          </table:table-cell>
          <table:table-cell office:value-type="float" office:value="0.0900155103" calcext:value-type="float">
            <text:p>0.0900155103</text:p>
          </table:table-cell>
          <table:table-cell office:value-type="float" office:value="0.061242843" calcext:value-type="float">
            <text:p>0.061242843</text:p>
          </table:table-cell>
          <table:table-cell office:value-type="float" office:value="0.1216982653" calcext:value-type="float">
            <text:p>0.1216982653</text:p>
          </table:table-cell>
          <table:table-cell office:value-type="float" office:value="0.0897711059" calcext:value-type="float">
            <text:p>0.0897711059</text:p>
          </table:table-cell>
          <table:table-cell office:value-type="float" office:value="0.0619102567" calcext:value-type="float">
            <text:p>0.0619102567</text:p>
          </table:table-cell>
          <table:table-cell office:value-type="string" calcext:value-type="string">
            <text:p>nan</text:p>
          </table:table-cell>
          <table:table-cell office:value-type="float" office:value="-0.5410105125" calcext:value-type="float">
            <text:p>-0.5410105125</text:p>
          </table:table-cell>
          <table:table-cell office:value-type="float" office:value="-0.993893204" calcext:value-type="float">
            <text:p>-0.993893204</text:p>
          </table:table-cell>
          <table:table-cell office:value-type="string" calcext:value-type="string">
            <text:p>nan</text:p>
          </table:table-cell>
          <table:table-cell office:value-type="float" office:value="0.3433326119" calcext:value-type="float">
            <text:p>0.3433326119</text:p>
          </table:table-cell>
          <table:table-cell office:value-type="float" office:value="0.1684797217" calcext:value-type="float">
            <text:p>0.1684797217</text:p>
          </table:table-cell>
          <table:table-cell office:value-type="string" calcext:value-type="string">
            <text:p>nan</text:p>
          </table:table-cell>
          <table:table-cell office:value-type="float" office:value="0.3433326119" calcext:value-type="float">
            <text:p>0.3433326119</text:p>
          </table:table-cell>
          <table:table-cell office:value-type="float" office:value="0.1684797217" calcext:value-type="float">
            <text:p>0.1684797217</text:p>
          </table:table-cell>
          <table:table-cell office:value-type="string" calcext:value-type="string">
            <text:p>nan</text:p>
          </table:table-cell>
          <table:table-cell office:value-type="float" office:value="0.3282396194" calcext:value-type="float">
            <text:p>0.3282396194</text:p>
          </table:table-cell>
          <table:table-cell office:value-type="float" office:value="0.1604799777" calcext:value-type="float">
            <text:p>0.1604799777</text:p>
          </table:table-cell>
          <table:table-cell office:value-type="float" office:value="0.1886346877" calcext:value-type="float">
            <text:p>0.1886346877</text:p>
          </table:table-cell>
          <table:table-cell office:value-type="float" office:value="0.3190902799" calcext:value-type="float">
            <text:p>0.3190902799</text:p>
          </table:table-cell>
          <table:table-cell office:value-type="float" office:value="0.2188893154" calcext:value-type="float">
            <text:p>0.2188893154</text:p>
          </table:table-cell>
          <table:table-cell office:value-type="float" office:value="0.1611986745" calcext:value-type="float">
            <text:p>0.1611986745</text:p>
          </table:table-cell>
          <table:table-cell office:value-type="float" office:value="0.3131487521" calcext:value-type="float">
            <text:p>0.3131487521</text:p>
          </table:table-cell>
          <table:table-cell office:value-type="float" office:value="0.2142328954" calcext:value-type="float">
            <text:p>0.2142328954</text:p>
          </table:table-cell>
          <table:table-cell office:value-type="string" calcext:value-type="string">
            <text:p>nan</text:p>
          </table:table-cell>
          <table:table-cell office:value-type="float" office:value="-0.3470667056" calcext:value-type="float">
            <text:p>-0.3470667056</text:p>
          </table:table-cell>
          <table:table-cell office:value-type="float" office:value="-0.9034581447" calcext:value-type="float">
            <text:p>-0.9034581447</text:p>
          </table:table-cell>
          <table:table-cell office:value-type="float" office:value="0.2367031687" calcext:value-type="float">
            <text:p>0.2367031687</text:p>
          </table:table-cell>
          <table:table-cell office:value-type="float" office:value="0.4600489801" calcext:value-type="float">
            <text:p>0.4600489801</text:p>
          </table:table-cell>
          <table:table-cell office:value-type="float" office:value="0.3209319329" calcext:value-type="float">
            <text:p>0.3209319329</text:p>
          </table:table-cell>
          <table:table-cell office:value-type="string" calcext:value-type="string">
            <text:p>nan</text:p>
          </table:table-cell>
          <table:table-cell office:value-type="float" office:value="-0.0700106704" calcext:value-type="float">
            <text:p>-0.0700106704</text:p>
          </table:table-cell>
          <table:table-cell office:value-type="float" office:value="-0.9905660249" calcext:value-type="float">
            <text:p>-0.9905660249</text:p>
          </table:table-cell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string" calcext:value-type="string">
            <text:p>Pan troglodytes</text:p>
          </table:table-cell>
          <table:table-cell office:value-type="float" office:value="9738" calcext:value-type="float">
            <text:p>9738</text:p>
          </table:table-cell>
          <table:table-cell office:value-type="float" office:value="415.905319367" calcext:value-type="float">
            <text:p>415.905319367</text:p>
          </table:table-cell>
          <table:table-cell office:value-type="float" office:value="315.445280623" calcext:value-type="float">
            <text:p>315.445280623</text:p>
          </table:table-cell>
          <table:table-cell office:value-type="float" office:value="0.484901322" calcext:value-type="float">
            <text:p>0.484901322</text:p>
          </table:table-cell>
          <table:table-cell office:value-type="float" office:value="0.0706235967" calcext:value-type="float">
            <text:p>0.0706235967</text:p>
          </table:table-cell>
          <table:table-cell office:value-type="float" office:value="0.5176506567" calcext:value-type="float">
            <text:p>0.5176506567</text:p>
          </table:table-cell>
          <table:table-cell office:value-type="float" office:value="0.150534077" calcext:value-type="float">
            <text:p>0.150534077</text:p>
          </table:table-cell>
          <table:table-cell office:value-type="float" office:value="0.4413932993" calcext:value-type="float">
            <text:p>0.4413932993</text:p>
          </table:table-cell>
          <table:table-cell office:value-type="float" office:value="0.0995618013" calcext:value-type="float">
            <text:p>0.0995618013</text:p>
          </table:table-cell>
          <table:table-cell office:value-type="float" office:value="-0.0044014926" calcext:value-type="float">
            <text:p>-0.0044014926</text:p>
          </table:table-cell>
          <table:table-cell office:value-type="float" office:value="-0.0971290589" calcext:value-type="float">
            <text:p>-0.0971290589</text:p>
          </table:table-cell>
          <table:table-cell office:value-type="float" office:value="-0.0702298969" calcext:value-type="float">
            <text:p>-0.0702298969</text:p>
          </table:table-cell>
          <table:table-cell office:value-type="float" office:value="0.1855528428" calcext:value-type="float">
            <text:p>0.1855528428</text:p>
          </table:table-cell>
          <table:table-cell office:value-type="float" office:value="0.2462691908" calcext:value-type="float">
            <text:p>0.2462691908</text:p>
          </table:table-cell>
          <table:table-cell office:value-type="float" office:value="0.1637501907" calcext:value-type="float">
            <text:p>0.1637501907</text:p>
          </table:table-cell>
          <table:table-cell office:value-type="string" calcext:value-type="string">
            <text:p>nan</text:p>
          </table:table-cell>
          <table:table-cell office:value-type="float" office:value="-0.3311519365" calcext:value-type="float">
            <text:p>-0.3311519365</text:p>
          </table:table-cell>
          <table:table-cell office:value-type="float" office:value="-0.9969213389" calcext:value-type="float">
            <text:p>-0.9969213389</text:p>
          </table:table-cell>
          <table:table-cell office:value-type="float" office:value="0.2560641797" calcext:value-type="float">
            <text:p>0.2560641797</text:p>
          </table:table-cell>
          <table:table-cell office:value-type="float" office:value="0.293985117" calcext:value-type="float">
            <text:p>0.293985117</text:p>
          </table:table-cell>
          <table:table-cell office:value-type="float" office:value="0.1978104588" calcext:value-type="float">
            <text:p>0.1978104588</text:p>
          </table:table-cell>
          <table:table-cell office:value-type="float" office:value="0.2560641797" calcext:value-type="float">
            <text:p>0.2560641797</text:p>
          </table:table-cell>
          <table:table-cell office:value-type="float" office:value="0.293985117" calcext:value-type="float">
            <text:p>0.293985117</text:p>
          </table:table-cell>
          <table:table-cell office:value-type="float" office:value="0.1978104588" calcext:value-type="float">
            <text:p>0.1978104588</text:p>
          </table:table-cell>
          <table:table-cell office:value-type="float" office:value="0.3607154977" calcext:value-type="float">
            <text:p>0.3607154977</text:p>
          </table:table-cell>
          <table:table-cell office:value-type="float" office:value="0.4185129381" calcext:value-type="float">
            <text:p>0.4185129381</text:p>
          </table:table-cell>
          <table:table-cell office:value-type="float" office:value="0.2837195251" calcext:value-type="float">
            <text:p>0.2837195251</text:p>
          </table:table-cell>
          <table:table-cell office:value-type="float" office:value="0.271615989" calcext:value-type="float">
            <text:p>0.271615989</text:p>
          </table:table-cell>
          <table:table-cell office:value-type="float" office:value="0.3063115329" calcext:value-type="float">
            <text:p>0.3063115329</text:p>
          </table:table-cell>
          <table:table-cell office:value-type="float" office:value="0.2044893691" calcext:value-type="float">
            <text:p>0.2044893691</text:p>
          </table:table-cell>
          <table:table-cell office:value-type="float" office:value="0.3242416545" calcext:value-type="float">
            <text:p>0.3242416545</text:p>
          </table:table-cell>
          <table:table-cell office:value-type="float" office:value="0.3611854141" calcext:value-type="float">
            <text:p>0.3611854141</text:p>
          </table:table-cell>
          <table:table-cell office:value-type="float" office:value="0.2420407827" calcext:value-type="float">
            <text:p>0.2420407827</text:p>
          </table:table-cell>
          <table:table-cell office:value-type="string" calcext:value-type="string">
            <text:p>nan</text:p>
          </table:table-cell>
          <table:table-cell office:value-type="float" office:value="-0.4363237742" calcext:value-type="float">
            <text:p>-0.4363237742</text:p>
          </table:table-cell>
          <table:table-cell office:value-type="float" office:value="-0.9644711411" calcext:value-type="float">
            <text:p>-0.9644711411</text:p>
          </table:table-cell>
          <table:table-cell office:value-type="float" office:value="0.4504903844" calcext:value-type="float">
            <text:p>0.4504903844</text:p>
          </table:table-cell>
          <table:table-cell office:value-type="float" office:value="0.5318417024" calcext:value-type="float">
            <text:p>0.5318417024</text:p>
          </table:table-cell>
          <table:table-cell office:value-type="float" office:value="0.3702152878" calcext:value-type="float">
            <text:p>0.3702152878</text:p>
          </table:table-cell>
          <table:table-cell office:value-type="float" office:value="0.9882947485" calcext:value-type="float">
            <text:p>0.9882947485</text:p>
          </table:table-cell>
          <table:table-cell office:value-type="float" office:value="0.9165122016" calcext:value-type="float">
            <text:p>0.9165122016</text:p>
          </table:table-cell>
          <table:table-cell office:value-type="float" office:value="0.778265423" calcext:value-type="float">
            <text:p>0.778265423</text:p>
          </table:table-cell>
          <table:table-cell office:value-type="float" office:value="0.1342193531" calcext:value-type="float">
            <text:p>0.1342193531</text:p>
          </table:table-cell>
          <table:table-cell office:value-type="float" office:value="0.2393173717" calcext:value-type="float">
            <text:p>0.2393173717</text:p>
          </table:table-cell>
          <table:table-cell office:value-type="float" office:value="0.1619478518" calcext:value-type="float">
            <text:p>0.1619478518</text:p>
          </table:table-cell>
          <table:table-cell office:value-type="float" office:value="0.2247406184" calcext:value-type="float">
            <text:p>0.2247406184</text:p>
          </table:table-cell>
          <table:table-cell office:value-type="float" office:value="0.3372653289" calcext:value-type="float">
            <text:p>0.3372653289</text:p>
          </table:table-cell>
          <table:table-cell office:value-type="float" office:value="0.228577527" calcext:value-type="float">
            <text:p>0.228577527</text:p>
          </table:table-cell>
          <table:table-cell office:value-type="string" calcext:value-type="string">
            <text:p>nan</text:p>
          </table:table-cell>
          <table:table-cell office:value-type="float" office:value="-0.3162855467" calcext:value-type="float">
            <text:p>-0.3162855467</text:p>
          </table:table-cell>
          <table:table-cell office:value-type="float" office:value="-1.0292326952" calcext:value-type="float">
            <text:p>-1.0292326952</text:p>
          </table:table-cell>
          <table:table-cell office:value-type="float" office:value="0.2504378652" calcext:value-type="float">
            <text:p>0.2504378652</text:p>
          </table:table-cell>
          <table:table-cell office:value-type="float" office:value="0.2935391448" calcext:value-type="float">
            <text:p>0.2935391448</text:p>
          </table:table-cell>
          <table:table-cell office:value-type="float" office:value="0.200731598" calcext:value-type="float">
            <text:p>0.200731598</text:p>
          </table:table-cell>
          <table:table-cell office:value-type="float" office:value="0.2504378652" calcext:value-type="float">
            <text:p>0.2504378652</text:p>
          </table:table-cell>
          <table:table-cell office:value-type="float" office:value="0.2935391448" calcext:value-type="float">
            <text:p>0.2935391448</text:p>
          </table:table-cell>
          <table:table-cell office:value-type="float" office:value="0.200731598" calcext:value-type="float">
            <text:p>0.200731598</text:p>
          </table:table-cell>
          <table:table-cell office:value-type="float" office:value="0.3605708578" calcext:value-type="float">
            <text:p>0.3605708578</text:p>
          </table:table-cell>
          <table:table-cell office:value-type="float" office:value="0.4194788006" calcext:value-type="float">
            <text:p>0.4194788006</text:p>
          </table:table-cell>
          <table:table-cell office:value-type="float" office:value="0.2872984585" calcext:value-type="float">
            <text:p>0.2872984585</text:p>
          </table:table-cell>
          <table:table-cell office:value-type="float" office:value="0.2934710862" calcext:value-type="float">
            <text:p>0.2934710862</text:p>
          </table:table-cell>
          <table:table-cell office:value-type="float" office:value="0.3661501281" calcext:value-type="float">
            <text:p>0.3661501281</text:p>
          </table:table-cell>
          <table:table-cell office:value-type="float" office:value="0.2513115648" calcext:value-type="float">
            <text:p>0.2513115648</text:p>
          </table:table-cell>
          <table:table-cell office:value-type="float" office:value="0.3505066408" calcext:value-type="float">
            <text:p>0.3505066408</text:p>
          </table:table-cell>
          <table:table-cell office:value-type="float" office:value="0.4224313734" calcext:value-type="float">
            <text:p>0.4224313734</text:p>
          </table:table-cell>
          <table:table-cell office:value-type="float" office:value="0.2907892974" calcext:value-type="float">
            <text:p>0.2907892974</text:p>
          </table:table-cell>
          <table:table-cell office:value-type="string" calcext:value-type="string">
            <text:p>nan</text:p>
          </table:table-cell>
          <table:table-cell office:value-type="float" office:value="-0.4417109421" calcext:value-type="float">
            <text:p>-0.4417109421</text:p>
          </table:table-cell>
          <table:table-cell office:value-type="float" office:value="-0.9880588816" calcext:value-type="float">
            <text:p>-0.9880588816</text:p>
          </table:table-cell>
          <table:table-cell office:value-type="float" office:value="0.4503677331" calcext:value-type="float">
            <text:p>0.4503677331</text:p>
          </table:table-cell>
          <table:table-cell office:value-type="float" office:value="0.5377538639" calcext:value-type="float">
            <text:p>0.5377538639</text:p>
          </table:table-cell>
          <table:table-cell office:value-type="float" office:value="0.3783111198" calcext:value-type="float">
            <text:p>0.3783111198</text:p>
          </table:table-cell>
          <table:table-cell office:value-type="string" calcext:value-type="string">
            <text:p>nan</text:p>
          </table:table-cell>
          <table:table-cell office:value-type="float" office:value="0.0256432886" calcext:value-type="float">
            <text:p>0.0256432886</text:p>
          </table:table-cell>
          <table:table-cell office:value-type="float" office:value="-0.9998355385" calcext:value-type="float">
            <text:p>-0.9998355385</text:p>
          </table:table-cell>
        </table:table-row>
        <table:table-row table:style-name="ro1">
          <table:table-cell office:value-type="string" calcext:value-type="string">
            <text:p>Parus_caeruleus</text:p>
          </table:table-cell>
          <table:table-cell office:value-type="string" calcext:value-type="string">
            <text:p>Cyanistes caeruleus</text:p>
          </table:table-cell>
          <table:table-cell office:value-type="float" office:value="3801" calcext:value-type="float">
            <text:p>3801</text:p>
          </table:table-cell>
          <table:table-cell office:value-type="float" office:value="689.137858458" calcext:value-type="float">
            <text:p>689.137858458</text:p>
          </table:table-cell>
          <table:table-cell office:value-type="float" office:value="550.858545847" calcext:value-type="float">
            <text:p>550.858545847</text:p>
          </table:table-cell>
          <table:table-cell office:value-type="float" office:value="0.494320065" calcext:value-type="float">
            <text:p>0.494320065</text:p>
          </table:table-cell>
          <table:table-cell office:value-type="float" office:value="0.0708313648" calcext:value-type="float">
            <text:p>0.0708313648</text:p>
          </table:table-cell>
          <table:table-cell office:value-type="float" office:value="0.5382706513" calcext:value-type="float">
            <text:p>0.5382706513</text:p>
          </table:table-cell>
          <table:table-cell office:value-type="float" office:value="0.1421768346" calcext:value-type="float">
            <text:p>0.1421768346</text:p>
          </table:table-cell>
          <table:table-cell office:value-type="float" office:value="0.4248662435" calcext:value-type="float">
            <text:p>0.4248662435</text:p>
          </table:table-cell>
          <table:table-cell office:value-type="float" office:value="0.0895079431" calcext:value-type="float">
            <text:p>0.0895079431</text:p>
          </table:table-cell>
          <table:table-cell office:value-type="float" office:value="-0.0064998473" calcext:value-type="float">
            <text:p>-0.0064998473</text:p>
          </table:table-cell>
          <table:table-cell office:value-type="float" office:value="-0.0282282644" calcext:value-type="float">
            <text:p>-0.0282282644</text:p>
          </table:table-cell>
          <table:table-cell office:value-type="float" office:value="-0.0187336234" calcext:value-type="float">
            <text:p>-0.0187336234</text:p>
          </table:table-cell>
          <table:table-cell office:value-type="float" office:value="0.0838780695" calcext:value-type="float">
            <text:p>0.0838780695</text:p>
          </table:table-cell>
          <table:table-cell office:value-type="float" office:value="0.0612077379" calcext:value-type="float">
            <text:p>0.0612077379</text:p>
          </table:table-cell>
          <table:table-cell office:value-type="float" office:value="0.0406328531" calcext:value-type="float">
            <text:p>0.0406328531</text:p>
          </table:table-cell>
          <table:table-cell office:value-type="string" calcext:value-type="string">
            <text:p>nan</text:p>
          </table:table-cell>
          <table:table-cell office:value-type="float" office:value="-0.0565591773" calcext:value-type="float">
            <text:p>-0.0565591773</text:p>
          </table:table-cell>
          <table:table-cell office:value-type="float" office:value="-0.8500628264" calcext:value-type="float">
            <text:p>-0.8500628264</text:p>
          </table:table-cell>
          <table:table-cell office:value-type="float" office:value="-0.090773005" calcext:value-type="float">
            <text:p>-0.090773005</text:p>
          </table:table-cell>
          <table:table-cell office:value-type="float" office:value="-0.0503825482" calcext:value-type="float">
            <text:p>-0.0503825482</text:p>
          </table:table-cell>
          <table:table-cell office:value-type="float" office:value="-0.0349899035" calcext:value-type="float">
            <text:p>-0.0349899035</text:p>
          </table:table-cell>
          <table:table-cell office:value-type="float" office:value="-0.090773005" calcext:value-type="float">
            <text:p>-0.090773005</text:p>
          </table:table-cell>
          <table:table-cell office:value-type="float" office:value="-0.0503825482" calcext:value-type="float">
            <text:p>-0.0503825482</text:p>
          </table:table-cell>
          <table:table-cell office:value-type="float" office:value="-0.0349899035" calcext:value-type="float">
            <text:p>-0.0349899035</text:p>
          </table:table-cell>
          <table:table-cell office:value-type="string" calcext:value-type="string">
            <text:p>nan</text:p>
          </table:table-cell>
          <table:table-cell office:value-type="float" office:value="-0.0422963123" calcext:value-type="float">
            <text:p>-0.0422963123</text:p>
          </table:table-cell>
          <table:table-cell office:value-type="float" office:value="-0.0273250931" calcext:value-type="float">
            <text:p>-0.0273250931</text:p>
          </table:table-cell>
          <table:table-cell office:value-type="float" office:value="-0.0757339587" calcext:value-type="float">
            <text:p>-0.0757339587</text:p>
          </table:table-cell>
          <table:table-cell office:value-type="float" office:value="-0.0394955474" calcext:value-type="float">
            <text:p>-0.0394955474</text:p>
          </table:table-cell>
          <table:table-cell office:value-type="float" office:value="-0.026904345" calcext:value-type="float">
            <text:p>-0.026904345</text:p>
          </table:table-cell>
          <table:table-cell office:value-type="float" office:value="-0.0555812776" calcext:value-type="float">
            <text:p>-0.0555812776</text:p>
          </table:table-cell>
          <table:table-cell office:value-type="float" office:value="-0.0156403712" calcext:value-type="float">
            <text:p>-0.0156403712</text:p>
          </table:table-cell>
          <table:table-cell office:value-type="float" office:value="-0.0109469721" calcext:value-type="float">
            <text:p>-0.0109469721</text:p>
          </table:table-cell>
          <table:table-cell office:value-type="string" calcext:value-type="string">
            <text:p>nan</text:p>
          </table:table-cell>
          <table:table-cell office:value-type="float" office:value="0.0143660182" calcext:value-type="float">
            <text:p>0.0143660182</text:p>
          </table:table-cell>
          <table:table-cell office:value-type="float" office:value="-0.8043090941" calcext:value-type="float">
            <text:p>-0.8043090941</text:p>
          </table:table-cell>
          <table:table-cell office:value-type="float" office:value="-0.1360077622" calcext:value-type="float">
            <text:p>-0.1360077622</text:p>
          </table:table-cell>
          <table:table-cell office:value-type="float" office:value="-0.0735922307" calcext:value-type="float">
            <text:p>-0.0735922307</text:p>
          </table:table-cell>
          <table:table-cell office:value-type="float" office:value="-0.0502418701" calcext:value-type="float">
            <text:p>-0.0502418701</text:p>
          </table:table-cell>
          <table:table-cell office:value-type="float" office:value="0.9980658351" calcext:value-type="float">
            <text:p>0.9980658351</text:p>
          </table:table-cell>
          <table:table-cell office:value-type="float" office:value="0.9743108421" calcext:value-type="float">
            <text:p>0.9743108421</text:p>
          </table:table-cell>
          <table:table-cell office:value-type="float" office:value="0.8887613728" calcext:value-type="float">
            <text:p>0.8887613728</text:p>
          </table:table-cell>
          <table:table-cell office:value-type="float" office:value="-0.0003544857" calcext:value-type="float">
            <text:p>-0.0003544857</text:p>
          </table:table-cell>
          <table:table-cell office:value-type="float" office:value="0.0370732765" calcext:value-type="float">
            <text:p>0.0370732765</text:p>
          </table:table-cell>
          <table:table-cell office:value-type="float" office:value="0.0251673509" calcext:value-type="float">
            <text:p>0.0251673509</text:p>
          </table:table-cell>
          <table:table-cell office:value-type="float" office:value="0.0870603939" calcext:value-type="float">
            <text:p>0.0870603939</text:p>
          </table:table-cell>
          <table:table-cell office:value-type="float" office:value="0.0704483785" calcext:value-type="float">
            <text:p>0.0704483785</text:p>
          </table:table-cell>
          <table:table-cell office:value-type="float" office:value="0.0471092889" calcext:value-type="float">
            <text:p>0.0471092889</text:p>
          </table:table-cell>
          <table:table-cell office:value-type="string" calcext:value-type="string">
            <text:p>nan</text:p>
          </table:table-cell>
          <table:table-cell office:value-type="float" office:value="-0.054827735" calcext:value-type="float">
            <text:p>-0.054827735</text:p>
          </table:table-cell>
          <table:table-cell office:value-type="float" office:value="-0.6598718266" calcext:value-type="float">
            <text:p>-0.6598718266</text:p>
          </table:table-cell>
          <table:table-cell office:value-type="float" office:value="-0.0991327881" calcext:value-type="float">
            <text:p>-0.0991327881</text:p>
          </table:table-cell>
          <table:table-cell office:value-type="float" office:value="-0.0786942653" calcext:value-type="float">
            <text:p>-0.0786942653</text:p>
          </table:table-cell>
          <table:table-cell office:value-type="float" office:value="-0.0536582788" calcext:value-type="float">
            <text:p>-0.0536582788</text:p>
          </table:table-cell>
          <table:table-cell office:value-type="float" office:value="-0.0991327881" calcext:value-type="float">
            <text:p>-0.0991327881</text:p>
          </table:table-cell>
          <table:table-cell office:value-type="float" office:value="-0.0786942653" calcext:value-type="float">
            <text:p>-0.0786942653</text:p>
          </table:table-cell>
          <table:table-cell office:value-type="float" office:value="-0.0536582788" calcext:value-type="float">
            <text:p>-0.0536582788</text:p>
          </table:table-cell>
          <table:table-cell office:value-type="string" calcext:value-type="string">
            <text:p>nan</text:p>
          </table:table-cell>
          <table:table-cell office:value-type="float" office:value="-0.0712251737" calcext:value-type="float">
            <text:p>-0.0712251737</text:p>
          </table:table-cell>
          <table:table-cell office:value-type="float" office:value="-0.0473697153" calcext:value-type="float">
            <text:p>-0.0473697153</text:p>
          </table:table-cell>
          <table:table-cell office:value-type="float" office:value="-0.0825030197" calcext:value-type="float">
            <text:p>-0.0825030197</text:p>
          </table:table-cell>
          <table:table-cell office:value-type="float" office:value="-0.0607323215" calcext:value-type="float">
            <text:p>-0.0607323215</text:p>
          </table:table-cell>
          <table:table-cell office:value-type="float" office:value="-0.0408725256" calcext:value-type="float">
            <text:p>-0.0408725256</text:p>
          </table:table-cell>
          <table:table-cell office:value-type="float" office:value="-0.0616521349" calcext:value-type="float">
            <text:p>-0.0616521349</text:p>
          </table:table-cell>
          <table:table-cell office:value-type="float" office:value="-0.0375680262" calcext:value-type="float">
            <text:p>-0.0375680262</text:p>
          </table:table-cell>
          <table:table-cell office:value-type="float" office:value="-0.0255182493" calcext:value-type="float">
            <text:p>-0.0255182493</text:p>
          </table:table-cell>
          <table:table-cell office:value-type="string" calcext:value-type="string">
            <text:p>nan</text:p>
          </table:table-cell>
          <table:table-cell office:value-type="float" office:value="0.0382030504" calcext:value-type="float">
            <text:p>0.0382030504</text:p>
          </table:table-cell>
          <table:table-cell office:value-type="float" office:value="-0.5295411521" calcext:value-type="float">
            <text:p>-0.5295411521</text:p>
          </table:table-cell>
          <table:table-cell office:value-type="float" office:value="-0.1434867343" calcext:value-type="float">
            <text:p>-0.1434867343</text:p>
          </table:table-cell>
          <table:table-cell office:value-type="float" office:value="-0.1046256983" calcext:value-type="float">
            <text:p>-0.1046256983</text:p>
          </table:table-cell>
          <table:table-cell office:value-type="float" office:value="-0.0710165637" calcext:value-type="float">
            <text:p>-0.0710165637</text:p>
          </table:table-cell>
          <table:table-cell office:value-type="string" calcext:value-type="string">
            <text:p>nan</text:p>
          </table:table-cell>
          <table:table-cell office:value-type="float" office:value="0.3232975881" calcext:value-type="float">
            <text:p>0.3232975881</text:p>
          </table:table-cell>
          <table:table-cell office:value-type="float" office:value="-0.7707632224" calcext:value-type="float">
            <text:p>-0.7707632224</text:p>
          </table:table-cell>
        </table:table-row>
        <table:table-row table:style-name="ro1">
          <table:table-cell office:value-type="string" calcext:value-type="string">
            <text:p>Pectinaria_koreni_nord</text:p>
          </table:table-cell>
          <table:table-cell office:value-type="string" calcext:value-type="string">
            <text:p>Pectinaria koreni</text:p>
          </table:table-cell>
          <table:table-cell office:value-type="float" office:value="4066" calcext:value-type="float">
            <text:p>4066</text:p>
          </table:table-cell>
          <table:table-cell office:value-type="float" office:value="419.930644368" calcext:value-type="float">
            <text:p>419.930644368</text:p>
          </table:table-cell>
          <table:table-cell office:value-type="float" office:value="251.858028291" calcext:value-type="float">
            <text:p>251.858028291</text:p>
          </table:table-cell>
          <table:table-cell office:value-type="float" office:value="0.5093504737" calcext:value-type="float">
            <text:p>0.5093504737</text:p>
          </table:table-cell>
          <table:table-cell office:value-type="float" office:value="0.0597016647" calcext:value-type="float">
            <text:p>0.0597016647</text:p>
          </table:table-cell>
          <table:table-cell office:value-type="float" office:value="0.5769192195" calcext:value-type="float">
            <text:p>0.5769192195</text:p>
          </table:table-cell>
          <table:table-cell office:value-type="float" office:value="0.121738302" calcext:value-type="float">
            <text:p>0.121738302</text:p>
          </table:table-cell>
          <table:table-cell office:value-type="float" office:value="0.3788046046" calcext:value-type="float">
            <text:p>0.3788046046</text:p>
          </table:table-cell>
          <table:table-cell office:value-type="float" office:value="0.0985549078" calcext:value-type="float">
            <text:p>0.0985549078</text:p>
          </table:table-cell>
          <table:table-cell office:value-type="float" office:value="0.0054060975" calcext:value-type="float">
            <text:p>0.0054060975</text:p>
          </table:table-cell>
          <table:table-cell office:value-type="float" office:value="0.0215856979" calcext:value-type="float">
            <text:p>0.0215856979</text:p>
          </table:table-cell>
          <table:table-cell office:value-type="float" office:value="0.0141770885" calcext:value-type="float">
            <text:p>0.0141770885</text:p>
          </table:table-cell>
          <table:table-cell office:value-type="float" office:value="0.0604800138" calcext:value-type="float">
            <text:p>0.0604800138</text:p>
          </table:table-cell>
          <table:table-cell office:value-type="float" office:value="0.0649850274" calcext:value-type="float">
            <text:p>0.0649850274</text:p>
          </table:table-cell>
          <table:table-cell office:value-type="float" office:value="0.0437602489" calcext:value-type="float">
            <text:p>0.0437602489</text:p>
          </table:table-cell>
          <table:table-cell office:value-type="string" calcext:value-type="string">
            <text:p>nan</text:p>
          </table:table-cell>
          <table:table-cell office:value-type="float" office:value="-0.2576963312" calcext:value-type="float">
            <text:p>-0.2576963312</text:p>
          </table:table-cell>
          <table:table-cell office:value-type="float" office:value="-0.9952320047" calcext:value-type="float">
            <text:p>-0.9952320047</text:p>
          </table:table-cell>
          <table:table-cell office:value-type="float" office:value="-0.0238426774" calcext:value-type="float">
            <text:p>-0.0238426774</text:p>
          </table:table-cell>
          <table:table-cell office:value-type="float" office:value="0.1245633029" calcext:value-type="float">
            <text:p>0.1245633029</text:p>
          </table:table-cell>
          <table:table-cell office:value-type="float" office:value="0.086254417" calcext:value-type="float">
            <text:p>0.086254417</text:p>
          </table:table-cell>
          <table:table-cell office:value-type="float" office:value="-0.0238426774" calcext:value-type="float">
            <text:p>-0.0238426774</text:p>
          </table:table-cell>
          <table:table-cell office:value-type="float" office:value="0.1245633029" calcext:value-type="float">
            <text:p>0.1245633029</text:p>
          </table:table-cell>
          <table:table-cell office:value-type="float" office:value="0.086254417" calcext:value-type="float">
            <text:p>0.086254417</text:p>
          </table:table-cell>
          <table:table-cell office:value-type="float" office:value="0.014757849" calcext:value-type="float">
            <text:p>0.014757849</text:p>
          </table:table-cell>
          <table:table-cell office:value-type="float" office:value="0.1707210041" calcext:value-type="float">
            <text:p>0.1707210041</text:p>
          </table:table-cell>
          <table:table-cell office:value-type="float" office:value="0.1178378755" calcext:value-type="float">
            <text:p>0.1178378755</text:p>
          </table:table-cell>
          <table:table-cell office:value-type="float" office:value="-0.0093715077" calcext:value-type="float">
            <text:p>-0.0093715077</text:p>
          </table:table-cell>
          <table:table-cell office:value-type="float" office:value="0.1413048644" calcext:value-type="float">
            <text:p>0.1413048644</text:p>
          </table:table-cell>
          <table:table-cell office:value-type="float" office:value="0.0970673918" calcext:value-type="float">
            <text:p>0.0970673918</text:p>
          </table:table-cell>
          <table:table-cell office:value-type="float" office:value="0.0028627617" calcext:value-type="float">
            <text:p>0.0028627617</text:p>
          </table:table-cell>
          <table:table-cell office:value-type="float" office:value="0.1620528038" calcext:value-type="float">
            <text:p>0.1620528038</text:p>
          </table:table-cell>
          <table:table-cell office:value-type="float" office:value="0.11106105" calcext:value-type="float">
            <text:p>0.11106105</text:p>
          </table:table-cell>
          <table:table-cell office:value-type="string" calcext:value-type="string">
            <text:p>nan</text:p>
          </table:table-cell>
          <table:table-cell office:value-type="float" office:value="-0.2059236082" calcext:value-type="float">
            <text:p>-0.2059236082</text:p>
          </table:table-cell>
          <table:table-cell office:value-type="float" office:value="-0.9272203931" calcext:value-type="float">
            <text:p>-0.9272203931</text:p>
          </table:table-cell>
          <table:table-cell office:value-type="float" office:value="0.0938193886" calcext:value-type="float">
            <text:p>0.0938193886</text:p>
          </table:table-cell>
          <table:table-cell office:value-type="float" office:value="0.2382637375" calcext:value-type="float">
            <text:p>0.2382637375</text:p>
          </table:table-cell>
          <table:table-cell office:value-type="float" office:value="0.1668911832" calcext:value-type="float">
            <text:p>0.1668911832</text:p>
          </table:table-cell>
          <table:table-cell office:value-type="float" office:value="0.9996839709" calcext:value-type="float">
            <text:p>0.9996839709</text:p>
          </table:table-cell>
          <table:table-cell office:value-type="float" office:value="0.9973933888" calcext:value-type="float">
            <text:p>0.9973933888</text:p>
          </table:table-cell>
          <table:table-cell office:value-type="float" office:value="0.9689143852" calcext:value-type="float">
            <text:p>0.9689143852</text:p>
          </table:table-cell>
          <table:table-cell office:value-type="float" office:value="0.0025173965" calcext:value-type="float">
            <text:p>0.0025173965</text:p>
          </table:table-cell>
          <table:table-cell office:value-type="float" office:value="0.017240211" calcext:value-type="float">
            <text:p>0.017240211</text:p>
          </table:table-cell>
          <table:table-cell office:value-type="float" office:value="0.0118217541" calcext:value-type="float">
            <text:p>0.0118217541</text:p>
          </table:table-cell>
          <table:table-cell office:value-type="float" office:value="0.0601929248" calcext:value-type="float">
            <text:p>0.0601929248</text:p>
          </table:table-cell>
          <table:table-cell office:value-type="float" office:value="0.063806813" calcext:value-type="float">
            <text:p>0.063806813</text:p>
          </table:table-cell>
          <table:table-cell office:value-type="float" office:value="0.0433956711" calcext:value-type="float">
            <text:p>0.0433956711</text:p>
          </table:table-cell>
          <table:table-cell office:value-type="string" calcext:value-type="string">
            <text:p>nan</text:p>
          </table:table-cell>
          <table:table-cell office:value-type="float" office:value="-0.2584426331" calcext:value-type="float">
            <text:p>-0.2584426331</text:p>
          </table:table-cell>
          <table:table-cell office:value-type="float" office:value="-1.0052625671" calcext:value-type="float">
            <text:p>-1.0052625671</text:p>
          </table:table-cell>
          <table:table-cell office:value-type="float" office:value="-0.0222416458" calcext:value-type="float">
            <text:p>-0.0222416458</text:p>
          </table:table-cell>
          <table:table-cell office:value-type="float" office:value="0.1284058252" calcext:value-type="float">
            <text:p>0.1284058252</text:p>
          </table:table-cell>
          <table:table-cell office:value-type="float" office:value="0.0898437761" calcext:value-type="float">
            <text:p>0.0898437761</text:p>
          </table:table-cell>
          <table:table-cell office:value-type="float" office:value="-0.0222416458" calcext:value-type="float">
            <text:p>-0.0222416458</text:p>
          </table:table-cell>
          <table:table-cell office:value-type="float" office:value="0.1284058252" calcext:value-type="float">
            <text:p>0.1284058252</text:p>
          </table:table-cell>
          <table:table-cell office:value-type="float" office:value="0.0898437761" calcext:value-type="float">
            <text:p>0.0898437761</text:p>
          </table:table-cell>
          <table:table-cell office:value-type="float" office:value="0.0166123633" calcext:value-type="float">
            <text:p>0.0166123633</text:p>
          </table:table-cell>
          <table:table-cell office:value-type="float" office:value="0.1753169903" calcext:value-type="float">
            <text:p>0.1753169903</text:p>
          </table:table-cell>
          <table:table-cell office:value-type="float" office:value="0.122498238" calcext:value-type="float">
            <text:p>0.122498238</text:p>
          </table:table-cell>
          <table:table-cell office:value-type="float" office:value="-0.0086520457" calcext:value-type="float">
            <text:p>-0.0086520457</text:p>
          </table:table-cell>
          <table:table-cell office:value-type="float" office:value="0.1426984926" calcext:value-type="float">
            <text:p>0.1426984926</text:p>
          </table:table-cell>
          <table:table-cell office:value-type="float" office:value="0.0992192963" calcext:value-type="float">
            <text:p>0.0992192963</text:p>
          </table:table-cell>
          <table:table-cell office:value-type="float" office:value="0.0040096947" calcext:value-type="float">
            <text:p>0.0040096947</text:p>
          </table:table-cell>
          <table:table-cell office:value-type="float" office:value="0.1642092536" calcext:value-type="float">
            <text:p>0.1642092536</text:p>
          </table:table-cell>
          <table:table-cell office:value-type="float" office:value="0.1138676409" calcext:value-type="float">
            <text:p>0.1138676409</text:p>
          </table:table-cell>
          <table:table-cell office:value-type="string" calcext:value-type="string">
            <text:p>nan</text:p>
          </table:table-cell>
          <table:table-cell office:value-type="float" office:value="-0.2104279774" calcext:value-type="float">
            <text:p>-0.2104279774</text:p>
          </table:table-cell>
          <table:table-cell office:value-type="float" office:value="-0.8545213512" calcext:value-type="float">
            <text:p>-0.8545213512</text:p>
          </table:table-cell>
          <table:table-cell office:value-type="float" office:value="0.0964282914" calcext:value-type="float">
            <text:p>0.0964282914</text:p>
          </table:table-cell>
          <table:table-cell office:value-type="float" office:value="0.2441436928" calcext:value-type="float">
            <text:p>0.2441436928</text:p>
          </table:table-cell>
          <table:table-cell office:value-type="float" office:value="0.173247086" calcext:value-type="float">
            <text:p>0.173247086</text:p>
          </table:table-cell>
          <table:table-cell office:value-type="string" calcext:value-type="string">
            <text:p>nan</text:p>
          </table:table-cell>
          <table:table-cell office:value-type="float" office:value="0.0772716947" calcext:value-type="float">
            <text:p>0.0772716947</text:p>
          </table:table-cell>
          <table:table-cell office:value-type="float" office:value="-0.9978623967" calcext:value-type="float">
            <text:p>-0.9978623967</text:p>
          </table:table-cell>
        </table:table-row>
        <table:table-row table:style-name="ro1">
          <table:table-cell office:value-type="string" calcext:value-type="string">
            <text:p>Pectinaria_koreni_sud</text:p>
          </table:table-cell>
          <table:table-cell office:value-type="string" calcext:value-type="string">
            <text:p>Pectinaria regalis</text:p>
          </table:table-cell>
          <table:table-cell office:value-type="float" office:value="3414" calcext:value-type="float">
            <text:p>3414</text:p>
          </table:table-cell>
          <table:table-cell office:value-type="float" office:value="349.246924429" calcext:value-type="float">
            <text:p>349.246924429</text:p>
          </table:table-cell>
          <table:table-cell office:value-type="float" office:value="183.789008861" calcext:value-type="float">
            <text:p>183.789008861</text:p>
          </table:table-cell>
          <table:table-cell office:value-type="float" office:value="0.4979632206" calcext:value-type="float">
            <text:p>0.4979632206</text:p>
          </table:table-cell>
          <table:table-cell office:value-type="float" office:value="0.0615877865" calcext:value-type="float">
            <text:p>0.0615877865</text:p>
          </table:table-cell>
          <table:table-cell office:value-type="float" office:value="0.5573330729" calcext:value-type="float">
            <text:p>0.5573330729</text:p>
          </table:table-cell>
          <table:table-cell office:value-type="float" office:value="0.1271197003" calcext:value-type="float">
            <text:p>0.1271197003</text:p>
          </table:table-cell>
          <table:table-cell office:value-type="float" office:value="0.3771121658" calcext:value-type="float">
            <text:p>0.3771121658</text:p>
          </table:table-cell>
          <table:table-cell office:value-type="float" office:value="0.0976519899" calcext:value-type="float">
            <text:p>0.0976519899</text:p>
          </table:table-cell>
          <table:table-cell office:value-type="float" office:value="0.0041987686" calcext:value-type="float">
            <text:p>0.0041987686</text:p>
          </table:table-cell>
          <table:table-cell office:value-type="float" office:value="-0.0252206715" calcext:value-type="float">
            <text:p>-0.0252206715</text:p>
          </table:table-cell>
          <table:table-cell office:value-type="float" office:value="-0.0180765448" calcext:value-type="float">
            <text:p>-0.0180765448</text:p>
          </table:table-cell>
          <table:table-cell office:value-type="float" office:value="0.1721181482" calcext:value-type="float">
            <text:p>0.1721181482</text:p>
          </table:table-cell>
          <table:table-cell office:value-type="float" office:value="0.1413787818" calcext:value-type="float">
            <text:p>0.1413787818</text:p>
          </table:table-cell>
          <table:table-cell office:value-type="float" office:value="0.0952181597" calcext:value-type="float">
            <text:p>0.0952181597</text:p>
          </table:table-cell>
          <table:table-cell office:value-type="string" calcext:value-type="string">
            <text:p>nan</text:p>
          </table:table-cell>
          <table:table-cell office:value-type="float" office:value="-0.2165117542" calcext:value-type="float">
            <text:p>-0.2165117542</text:p>
          </table:table-cell>
          <table:table-cell office:value-type="float" office:value="-0.9963053706" calcext:value-type="float">
            <text:p>-0.9963053706</text:p>
          </table:table-cell>
          <table:table-cell office:value-type="string" calcext:value-type="string">
            <text:p>nan</text:p>
          </table:table-cell>
          <table:table-cell office:value-type="float" office:value="0.148191801" calcext:value-type="float">
            <text:p>0.148191801</text:p>
          </table:table-cell>
          <table:table-cell office:value-type="float" office:value="0.137580387" calcext:value-type="float">
            <text:p>0.137580387</text:p>
          </table:table-cell>
          <table:table-cell office:value-type="string" calcext:value-type="string">
            <text:p>nan</text:p>
          </table:table-cell>
          <table:table-cell office:value-type="float" office:value="0.148191801" calcext:value-type="float">
            <text:p>0.148191801</text:p>
          </table:table-cell>
          <table:table-cell office:value-type="float" office:value="0.137580387" calcext:value-type="float">
            <text:p>0.137580387</text:p>
          </table:table-cell>
          <table:table-cell office:value-type="string" calcext:value-type="string">
            <text:p>nan</text:p>
          </table:table-cell>
          <table:table-cell office:value-type="float" office:value="0.2053710826" calcext:value-type="float">
            <text:p>0.2053710826</text:p>
          </table:table-cell>
          <table:table-cell office:value-type="float" office:value="0.1609451922" calcext:value-type="float">
            <text:p>0.1609451922</text:p>
          </table:table-cell>
          <table:table-cell office:value-type="float" office:value="0.084830972" calcext:value-type="float">
            <text:p>0.084830972</text:p>
          </table:table-cell>
          <table:table-cell office:value-type="float" office:value="0.1713841782" calcext:value-type="float">
            <text:p>0.1713841782</text:p>
          </table:table-cell>
          <table:table-cell office:value-type="float" office:value="0.1159155743" calcext:value-type="float">
            <text:p>0.1159155743</text:p>
          </table:table-cell>
          <table:table-cell office:value-type="float" office:value="0.0750715037" calcext:value-type="float">
            <text:p>0.0750715037</text:p>
          </table:table-cell>
          <table:table-cell office:value-type="float" office:value="0.1598380554" calcext:value-type="float">
            <text:p>0.1598380554</text:p>
          </table:table-cell>
          <table:table-cell office:value-type="float" office:value="0.1080144632" calcext:value-type="float">
            <text:p>0.1080144632</text:p>
          </table:table-cell>
          <table:table-cell office:value-type="string" calcext:value-type="string">
            <text:p>nan</text:p>
          </table:table-cell>
          <table:table-cell office:value-type="float" office:value="-0.2841066404" calcext:value-type="float">
            <text:p>-0.2841066404</text:p>
          </table:table-cell>
          <table:table-cell office:value-type="float" office:value="-0.95487215" calcext:value-type="float">
            <text:p>-0.95487215</text:p>
          </table:table-cell>
          <table:table-cell office:value-type="float" office:value="0.2092825804" calcext:value-type="float">
            <text:p>0.2092825804</text:p>
          </table:table-cell>
          <table:table-cell office:value-type="float" office:value="0.3376119466" calcext:value-type="float">
            <text:p>0.3376119466</text:p>
          </table:table-cell>
          <table:table-cell office:value-type="float" office:value="0.2350504248" calcext:value-type="float">
            <text:p>0.2350504248</text:p>
          </table:table-cell>
          <table:table-cell office:value-type="float" office:value="0.9971893366" calcext:value-type="float">
            <text:p>0.9971893366</text:p>
          </table:table-cell>
          <table:table-cell office:value-type="float" office:value="0.9909714767" calcext:value-type="float">
            <text:p>0.9909714767</text:p>
          </table:table-cell>
          <table:table-cell office:value-type="float" office:value="0.9491481976" calcext:value-type="float">
            <text:p>0.9491481976</text:p>
          </table:table-cell>
          <table:table-cell office:value-type="float" office:value="0.0610213184" calcext:value-type="float">
            <text:p>0.0610213184</text:p>
          </table:table-cell>
          <table:table-cell office:value-type="float" office:value="0.0545285432" calcext:value-type="float">
            <text:p>0.0545285432</text:p>
          </table:table-cell>
          <table:table-cell office:value-type="float" office:value="0.0369725482" calcext:value-type="float">
            <text:p>0.0369725482</text:p>
          </table:table-cell>
          <table:table-cell office:value-type="float" office:value="0.1801081037" calcext:value-type="float">
            <text:p>0.1801081037</text:p>
          </table:table-cell>
          <table:table-cell office:value-type="float" office:value="0.1545910108" calcext:value-type="float">
            <text:p>0.1545910108</text:p>
          </table:table-cell>
          <table:table-cell office:value-type="float" office:value="0.1056596263" calcext:value-type="float">
            <text:p>0.1056596263</text:p>
          </table:table-cell>
          <table:table-cell office:value-type="string" calcext:value-type="string">
            <text:p>nan</text:p>
          </table:table-cell>
          <table:table-cell office:value-type="float" office:value="-0.2181878317" calcext:value-type="float">
            <text:p>-0.2181878317</text:p>
          </table:table-cell>
          <table:table-cell office:value-type="float" office:value="-1.0410280748" calcext:value-type="float">
            <text:p>-1.0410280748</text:p>
          </table:table-cell>
          <table:table-cell office:value-type="string" calcext:value-type="string">
            <text:p>nan</text:p>
          </table:table-cell>
          <table:table-cell office:value-type="float" office:value="0.1554548296" calcext:value-type="float">
            <text:p>0.1554548296</text:p>
          </table:table-cell>
          <table:table-cell office:value-type="float" office:value="0.110644509" calcext:value-type="float">
            <text:p>0.110644509</text:p>
          </table:table-cell>
          <table:table-cell office:value-type="string" calcext:value-type="string">
            <text:p>nan</text:p>
          </table:table-cell>
          <table:table-cell office:value-type="float" office:value="0.1554548296" calcext:value-type="float">
            <text:p>0.1554548296</text:p>
          </table:table-cell>
          <table:table-cell office:value-type="float" office:value="0.110644509" calcext:value-type="float">
            <text:p>0.110644509</text:p>
          </table:table-cell>
          <table:table-cell office:value-type="string" calcext:value-type="string">
            <text:p>nan</text:p>
          </table:table-cell>
          <table:table-cell office:value-type="float" office:value="0.2179822838" calcext:value-type="float">
            <text:p>0.2179822838</text:p>
          </table:table-cell>
          <table:table-cell office:value-type="float" office:value="0.1544077772" calcext:value-type="float">
            <text:p>0.1544077772</text:p>
          </table:table-cell>
          <table:table-cell office:value-type="float" office:value="0.0989756513" calcext:value-type="float">
            <text:p>0.0989756513</text:p>
          </table:table-cell>
          <table:table-cell office:value-type="float" office:value="0.1946865923" calcext:value-type="float">
            <text:p>0.1946865923</text:p>
          </table:table-cell>
          <table:table-cell office:value-type="float" office:value="0.1340264218" calcext:value-type="float">
            <text:p>0.1340264218</text:p>
          </table:table-cell>
          <table:table-cell office:value-type="float" office:value="0.0919630598" calcext:value-type="float">
            <text:p>0.0919630598</text:p>
          </table:table-cell>
          <table:table-cell office:value-type="float" office:value="0.1872808205" calcext:value-type="float">
            <text:p>0.1872808205</text:p>
          </table:table-cell>
          <table:table-cell office:value-type="float" office:value="0.1289225686" calcext:value-type="float">
            <text:p>0.1289225686</text:p>
          </table:table-cell>
          <table:table-cell office:value-type="string" calcext:value-type="string">
            <text:p>nan</text:p>
          </table:table-cell>
          <table:table-cell office:value-type="float" office:value="-0.2963700943" calcext:value-type="float">
            <text:p>-0.2963700943</text:p>
          </table:table-cell>
          <table:table-cell office:value-type="float" office:value="-0.9987558015" calcext:value-type="float">
            <text:p>-0.9987558015</text:p>
          </table:table-cell>
          <table:table-cell office:value-type="float" office:value="0.2115740311" calcext:value-type="float">
            <text:p>0.2115740311</text:p>
          </table:table-cell>
          <table:table-cell office:value-type="float" office:value="0.3472221933" calcext:value-type="float">
            <text:p>0.3472221933</text:p>
          </table:table-cell>
          <table:table-cell office:value-type="float" office:value="0.2457759405" calcext:value-type="float">
            <text:p>0.2457759405</text:p>
          </table:table-cell>
          <table:table-cell office:value-type="string" calcext:value-type="string">
            <text:p>nan</text:p>
          </table:table-cell>
          <table:table-cell office:value-type="float" office:value="0.0559347345" calcext:value-type="float">
            <text:p>0.0559347345</text:p>
          </table:table-cell>
          <table:table-cell office:value-type="float" office:value="-0.9984308949" calcext:value-type="float">
            <text:p>-0.9984308949</text:p>
          </table:table-cell>
        </table:table-row>
        <table:table-row table:style-name="ro1">
          <table:table-cell office:value-type="string" calcext:value-type="string">
            <text:p>Pheidole_pallidula</text:p>
          </table:table-cell>
          <table:table-cell office:value-type="string" calcext:value-type="string">
            <text:p>Pheidole pallidula</text:p>
          </table:table-cell>
          <table:table-cell office:value-type="float" office:value="12890" calcext:value-type="float">
            <text:p>12890</text:p>
          </table:table-cell>
          <table:table-cell office:value-type="float" office:value="1180.03188518" calcext:value-type="float">
            <text:p>1180.03188518</text:p>
          </table:table-cell>
          <table:table-cell office:value-type="float" office:value="1295.69054869" calcext:value-type="float">
            <text:p>1295.69054869</text:p>
          </table:table-cell>
          <table:table-cell office:value-type="float" office:value="0.4557500459" calcext:value-type="float">
            <text:p>0.4557500459</text:p>
          </table:table-cell>
          <table:table-cell office:value-type="float" office:value="0.0734260442" calcext:value-type="float">
            <text:p>0.0734260442</text:p>
          </table:table-cell>
          <table:table-cell office:value-type="float" office:value="0.4816937994" calcext:value-type="float">
            <text:p>0.4816937994</text:p>
          </table:table-cell>
          <table:table-cell office:value-type="float" office:value="0.1299961543" calcext:value-type="float">
            <text:p>0.1299961543</text:p>
          </table:table-cell>
          <table:table-cell office:value-type="float" office:value="0.3947378268" calcext:value-type="float">
            <text:p>0.3947378268</text:p>
          </table:table-cell>
          <table:table-cell office:value-type="float" office:value="0.0833663896" calcext:value-type="float">
            <text:p>0.0833663896</text:p>
          </table:table-cell>
          <table:table-cell office:value-type="float" office:value="-0.0019304647" calcext:value-type="float">
            <text:p>-0.0019304647</text:p>
          </table:table-cell>
          <table:table-cell office:value-type="float" office:value="-0.020499812" calcext:value-type="float">
            <text:p>-0.020499812</text:p>
          </table:table-cell>
          <table:table-cell office:value-type="float" office:value="-0.0108342526" calcext:value-type="float">
            <text:p>-0.0108342526</text:p>
          </table:table-cell>
          <table:table-cell office:value-type="float" office:value="-0.062450528" calcext:value-type="float">
            <text:p>-0.062450528</text:p>
          </table:table-cell>
          <table:table-cell office:value-type="float" office:value="-0.0835669622" calcext:value-type="float">
            <text:p>-0.0835669622</text:p>
          </table:table-cell>
          <table:table-cell office:value-type="float" office:value="-0.055123722" calcext:value-type="float">
            <text:p>-0.055123722</text:p>
          </table:table-cell>
          <table:table-cell office:value-type="string" calcext:value-type="string">
            <text:p>nan</text:p>
          </table:table-cell>
          <table:table-cell office:value-type="float" office:value="-0.3576384205" calcext:value-type="float">
            <text:p>-0.3576384205</text:p>
          </table:table-cell>
          <table:table-cell office:value-type="float" office:value="-0.8926112545" calcext:value-type="float">
            <text:p>-0.8926112545</text:p>
          </table:table-cell>
          <table:table-cell office:value-type="float" office:value="0.2050556171" calcext:value-type="float">
            <text:p>0.2050556171</text:p>
          </table:table-cell>
          <table:table-cell office:value-type="float" office:value="0.2463701314" calcext:value-type="float">
            <text:p>0.2463701314</text:p>
          </table:table-cell>
          <table:table-cell office:value-type="float" office:value="0.1621327974" calcext:value-type="float">
            <text:p>0.1621327974</text:p>
          </table:table-cell>
          <table:table-cell office:value-type="float" office:value="0.2050556171" calcext:value-type="float">
            <text:p>0.2050556171</text:p>
          </table:table-cell>
          <table:table-cell office:value-type="float" office:value="0.2463701314" calcext:value-type="float">
            <text:p>0.2463701314</text:p>
          </table:table-cell>
          <table:table-cell office:value-type="float" office:value="0.1621327974" calcext:value-type="float">
            <text:p>0.1621327974</text:p>
          </table:table-cell>
          <table:table-cell office:value-type="string" calcext:value-type="string">
            <text:p>nan</text:p>
          </table:table-cell>
          <table:table-cell office:value-type="float" office:value="0.2418242603" calcext:value-type="float">
            <text:p>0.2418242603</text:p>
          </table:table-cell>
          <table:table-cell office:value-type="float" office:value="0.1576209346" calcext:value-type="float">
            <text:p>0.1576209346</text:p>
          </table:table-cell>
          <table:table-cell office:value-type="float" office:value="0.2062362734" calcext:value-type="float">
            <text:p>0.2062362734</text:p>
          </table:table-cell>
          <table:table-cell office:value-type="float" office:value="0.2491712915" calcext:value-type="float">
            <text:p>0.2491712915</text:p>
          </table:table-cell>
          <table:table-cell office:value-type="float" office:value="0.1649789339" calcext:value-type="float">
            <text:p>0.1649789339</text:p>
          </table:table-cell>
          <table:table-cell office:value-type="string" calcext:value-type="string">
            <text:p>nan</text:p>
          </table:table-cell>
          <table:table-cell office:value-type="float" office:value="0.2449007527" calcext:value-type="float">
            <text:p>0.2449007527</text:p>
          </table:table-cell>
          <table:table-cell office:value-type="float" office:value="0.1612280339" calcext:value-type="float">
            <text:p>0.1612280339</text:p>
          </table:table-cell>
          <table:table-cell office:value-type="string" calcext:value-type="string">
            <text:p>nan</text:p>
          </table:table-cell>
          <table:table-cell office:value-type="float" office:value="-0.2357356767" calcext:value-type="float">
            <text:p>-0.2357356767</text:p>
          </table:table-cell>
          <table:table-cell office:value-type="float" office:value="-0.7535703324" calcext:value-type="float">
            <text:p>-0.7535703324</text:p>
          </table:table-cell>
          <table:table-cell office:value-type="float" office:value="0.1306944796" calcext:value-type="float">
            <text:p>0.1306944796</text:p>
          </table:table-cell>
          <table:table-cell office:value-type="float" office:value="0.278843752" calcext:value-type="float">
            <text:p>0.278843752</text:p>
          </table:table-cell>
          <table:table-cell office:value-type="float" office:value="0.1826156481" calcext:value-type="float">
            <text:p>0.1826156481</text:p>
          </table:table-cell>
          <table:table-cell office:value-type="float" office:value="0.9811791493" calcext:value-type="float">
            <text:p>0.9811791493</text:p>
          </table:table-cell>
          <table:table-cell office:value-type="float" office:value="0.970473744" calcext:value-type="float">
            <text:p>0.970473744</text:p>
          </table:table-cell>
          <table:table-cell office:value-type="float" office:value="0.8648320417" calcext:value-type="float">
            <text:p>0.8648320417</text:p>
          </table:table-cell>
          <table:table-cell office:value-type="float" office:value="-0.0515653231" calcext:value-type="float">
            <text:p>-0.0515653231</text:p>
          </table:table-cell>
          <table:table-cell office:value-type="float" office:value="-0.0635354643" calcext:value-type="float">
            <text:p>-0.0635354643</text:p>
          </table:table-cell>
          <table:table-cell office:value-type="float" office:value="-0.0401842726" calcext:value-type="float">
            <text:p>-0.0401842726</text:p>
          </table:table-cell>
          <table:table-cell office:value-type="float" office:value="-0.0729009442" calcext:value-type="float">
            <text:p>-0.0729009442</text:p>
          </table:table-cell>
          <table:table-cell office:value-type="float" office:value="-0.0931766122" calcext:value-type="float">
            <text:p>-0.0931766122</text:p>
          </table:table-cell>
          <table:table-cell office:value-type="float" office:value="-0.0620275795" calcext:value-type="float">
            <text:p>-0.0620275795</text:p>
          </table:table-cell>
          <table:table-cell office:value-type="string" calcext:value-type="string">
            <text:p>nan</text:p>
          </table:table-cell>
          <table:table-cell office:value-type="float" office:value="-0.3894536669" calcext:value-type="float">
            <text:p>-0.3894536669</text:p>
          </table:table-cell>
          <table:table-cell office:value-type="float" office:value="-0.7952314529" calcext:value-type="float">
            <text:p>-0.7952314529</text:p>
          </table:table-cell>
          <table:table-cell office:value-type="float" office:value="0.2621556902" calcext:value-type="float">
            <text:p>0.2621556902</text:p>
          </table:table-cell>
          <table:table-cell office:value-type="float" office:value="0.3156457157" calcext:value-type="float">
            <text:p>0.3156457157</text:p>
          </table:table-cell>
          <table:table-cell office:value-type="float" office:value="0.2092965103" calcext:value-type="float">
            <text:p>0.2092965103</text:p>
          </table:table-cell>
          <table:table-cell office:value-type="float" office:value="0.2621556902" calcext:value-type="float">
            <text:p>0.2621556902</text:p>
          </table:table-cell>
          <table:table-cell office:value-type="float" office:value="0.3156457157" calcext:value-type="float">
            <text:p>0.3156457157</text:p>
          </table:table-cell>
          <table:table-cell office:value-type="float" office:value="0.2092965103" calcext:value-type="float">
            <text:p>0.2092965103</text:p>
          </table:table-cell>
          <table:table-cell office:value-type="string" calcext:value-type="string">
            <text:p>nan</text:p>
          </table:table-cell>
          <table:table-cell office:value-type="float" office:value="0.2971805317" calcext:value-type="float">
            <text:p>0.2971805317</text:p>
          </table:table-cell>
          <table:table-cell office:value-type="float" office:value="0.1819907175" calcext:value-type="float">
            <text:p>0.1819907175</text:p>
          </table:table-cell>
          <table:table-cell office:value-type="float" office:value="0.2559753762" calcext:value-type="float">
            <text:p>0.2559753762</text:p>
          </table:table-cell>
          <table:table-cell office:value-type="float" office:value="0.3095577479" calcext:value-type="float">
            <text:p>0.3095577479</text:p>
          </table:table-cell>
          <table:table-cell office:value-type="float" office:value="0.2060902041" calcext:value-type="float">
            <text:p>0.2060902041</text:p>
          </table:table-cell>
          <table:table-cell office:value-type="string" calcext:value-type="string">
            <text:p>nan</text:p>
          </table:table-cell>
          <table:table-cell office:value-type="float" office:value="0.292272063" calcext:value-type="float">
            <text:p>0.292272063</text:p>
          </table:table-cell>
          <table:table-cell office:value-type="float" office:value="0.1802447745" calcext:value-type="float">
            <text:p>0.1802447745</text:p>
          </table:table-cell>
          <table:table-cell office:value-type="string" calcext:value-type="string">
            <text:p>nan</text:p>
          </table:table-cell>
          <table:table-cell office:value-type="float" office:value="-0.2830184524" calcext:value-type="float">
            <text:p>-0.2830184524</text:p>
          </table:table-cell>
          <table:table-cell office:value-type="float" office:value="-0.8104963624" calcext:value-type="float">
            <text:p>-0.8104963624</text:p>
          </table:table-cell>
          <table:table-cell office:value-type="float" office:value="0.157067628" calcext:value-type="float">
            <text:p>0.157067628</text:p>
          </table:table-cell>
          <table:table-cell office:value-type="float" office:value="0.3297015804" calcext:value-type="float">
            <text:p>0.3297015804</text:p>
          </table:table-cell>
          <table:table-cell office:value-type="float" office:value="0.217522068" calcext:value-type="float">
            <text:p>0.217522068</text:p>
          </table:table-cell>
          <table:table-cell office:value-type="string" calcext:value-type="string">
            <text:p>nan</text:p>
          </table:table-cell>
          <table:table-cell office:value-type="float" office:value="0.2606008062" calcext:value-type="float">
            <text:p>0.2606008062</text:p>
          </table:table-cell>
          <table:table-cell office:value-type="float" office:value="-0.8121340701" calcext:value-type="float">
            <text:p>-0.8121340701</text:p>
          </table:table-cell>
        </table:table-row>
        <table:table-row table:style-name="ro1">
          <table:table-cell office:value-type="string" calcext:value-type="string">
            <text:p>Physa_acuta</text:p>
          </table:table-cell>
          <table:table-cell office:value-type="string" calcext:value-type="string">
            <text:p>Physella acuta</text:p>
          </table:table-cell>
          <table:table-cell office:value-type="float" office:value="8000" calcext:value-type="float">
            <text:p>8000</text:p>
          </table:table-cell>
          <table:table-cell office:value-type="float" office:value="816.09375" calcext:value-type="float">
            <text:p>816.09375</text:p>
          </table:table-cell>
          <table:table-cell office:value-type="float" office:value="622.772384954" calcext:value-type="float">
            <text:p>622.772384954</text:p>
          </table:table-cell>
          <table:table-cell office:value-type="float" office:value="0.4466016988" calcext:value-type="float">
            <text:p>0.4466016988</text:p>
          </table:table-cell>
          <table:table-cell office:value-type="float" office:value="0.0588560712" calcext:value-type="float">
            <text:p>0.0588560712</text:p>
          </table:table-cell>
          <table:table-cell office:value-type="float" office:value="0.447359385" calcext:value-type="float">
            <text:p>0.447359385</text:p>
          </table:table-cell>
          <table:table-cell office:value-type="float" office:value="0.1307468648" calcext:value-type="float">
            <text:p>0.1307468648</text:p>
          </table:table-cell>
          <table:table-cell office:value-type="float" office:value="0.3305828128" calcext:value-type="float">
            <text:p>0.3305828128</text:p>
          </table:table-cell>
          <table:table-cell office:value-type="float" office:value="0.0781318079" calcext:value-type="float">
            <text:p>0.0781318079</text:p>
          </table:table-cell>
          <table:table-cell office:value-type="float" office:value="-0.0080477697" calcext:value-type="float">
            <text:p>-0.0080477697</text:p>
          </table:table-cell>
          <table:table-cell office:value-type="float" office:value="-0.2010715264" calcext:value-type="float">
            <text:p>-0.2010715264</text:p>
          </table:table-cell>
          <table:table-cell office:value-type="float" office:value="-0.1448535178" calcext:value-type="float">
            <text:p>-0.1448535178</text:p>
          </table:table-cell>
          <table:table-cell office:value-type="float" office:value="0.0194201829" calcext:value-type="float">
            <text:p>0.0194201829</text:p>
          </table:table-cell>
          <table:table-cell office:value-type="float" office:value="-0.0481646042" calcext:value-type="float">
            <text:p>-0.0481646042</text:p>
          </table:table-cell>
          <table:table-cell office:value-type="float" office:value="-0.0326627186" calcext:value-type="float">
            <text:p>-0.0326627186</text:p>
          </table:table-cell>
          <table:table-cell office:value-type="string" calcext:value-type="string">
            <text:p>nan</text:p>
          </table:table-cell>
          <table:table-cell office:value-type="float" office:value="-0.218291686" calcext:value-type="float">
            <text:p>-0.218291686</text:p>
          </table:table-cell>
          <table:table-cell office:value-type="float" office:value="-0.9711752123" calcext:value-type="float">
            <text:p>-0.9711752123</text:p>
          </table:table-cell>
          <table:table-cell office:value-type="float" office:value="-0.0791329639" calcext:value-type="float">
            <text:p>-0.0791329639</text:p>
          </table:table-cell>
          <table:table-cell office:value-type="float" office:value="-0.077108576" calcext:value-type="float">
            <text:p>-0.077108576</text:p>
          </table:table-cell>
          <table:table-cell office:value-type="float" office:value="-0.0512879885" calcext:value-type="float">
            <text:p>-0.0512879885</text:p>
          </table:table-cell>
          <table:table-cell office:value-type="float" office:value="-0.0791329639" calcext:value-type="float">
            <text:p>-0.0791329639</text:p>
          </table:table-cell>
          <table:table-cell office:value-type="float" office:value="-0.077108576" calcext:value-type="float">
            <text:p>-0.077108576</text:p>
          </table:table-cell>
          <table:table-cell office:value-type="float" office:value="-0.0512879885" calcext:value-type="float">
            <text:p>-0.0512879885</text:p>
          </table:table-cell>
          <table:table-cell office:value-type="float" office:value="-0.0673215696" calcext:value-type="float">
            <text:p>-0.0673215696</text:p>
          </table:table-cell>
          <table:table-cell office:value-type="float" office:value="-0.0463962726" calcext:value-type="float">
            <text:p>-0.0463962726</text:p>
          </table:table-cell>
          <table:table-cell office:value-type="float" office:value="-0.0308235694" calcext:value-type="float">
            <text:p>-0.0308235694</text:p>
          </table:table-cell>
          <table:table-cell office:value-type="float" office:value="-0.0905839655" calcext:value-type="float">
            <text:p>-0.0905839655</text:p>
          </table:table-cell>
          <table:table-cell office:value-type="float" office:value="-0.0937879318" calcext:value-type="float">
            <text:p>-0.0937879318</text:p>
          </table:table-cell>
          <table:table-cell office:value-type="float" office:value="-0.06227828" calcext:value-type="float">
            <text:p>-0.06227828</text:p>
          </table:table-cell>
          <table:table-cell office:value-type="float" office:value="-0.0454403302" calcext:value-type="float">
            <text:p>-0.0454403302</text:p>
          </table:table-cell>
          <table:table-cell office:value-type="float" office:value="-0.0488039087" calcext:value-type="float">
            <text:p>-0.0488039087</text:p>
          </table:table-cell>
          <table:table-cell office:value-type="float" office:value="-0.032413475" calcext:value-type="float">
            <text:p>-0.032413475</text:p>
          </table:table-cell>
          <table:table-cell office:value-type="string" calcext:value-type="string">
            <text:p>nan</text:p>
          </table:table-cell>
          <table:table-cell office:value-type="float" office:value="0.0055814955" calcext:value-type="float">
            <text:p>0.0055814955</text:p>
          </table:table-cell>
          <table:table-cell office:value-type="float" office:value="-0.44370337" calcext:value-type="float">
            <text:p>-0.44370337</text:p>
          </table:table-cell>
          <table:table-cell office:value-type="float" office:value="-0.0033276823" calcext:value-type="float">
            <text:p>-0.0033276823</text:p>
          </table:table-cell>
          <table:table-cell office:value-type="float" office:value="-0.0017449622" calcext:value-type="float">
            <text:p>-0.0017449622</text:p>
          </table:table-cell>
          <table:table-cell office:value-type="float" office:value="-0.0009721576" calcext:value-type="float">
            <text:p>-0.0009721576</text:p>
          </table:table-cell>
          <table:table-cell office:value-type="float" office:value="0.9952094807" calcext:value-type="float">
            <text:p>0.9952094807</text:p>
          </table:table-cell>
          <table:table-cell office:value-type="float" office:value="0.9212553786" calcext:value-type="float">
            <text:p>0.9212553786</text:p>
          </table:table-cell>
          <table:table-cell office:value-type="float" office:value="0.7876506928" calcext:value-type="float">
            <text:p>0.7876506928</text:p>
          </table:table-cell>
          <table:table-cell office:value-type="float" office:value="0.0749831294" calcext:value-type="float">
            <text:p>0.0749831294</text:p>
          </table:table-cell>
          <table:table-cell office:value-type="float" office:value="0.1044836528" calcext:value-type="float">
            <text:p>0.1044836528</text:p>
          </table:table-cell>
          <table:table-cell office:value-type="float" office:value="0.0698448104" calcext:value-type="float">
            <text:p>0.0698448104</text:p>
          </table:table-cell>
          <table:table-cell office:value-type="float" office:value="0.0460508412" calcext:value-type="float">
            <text:p>0.0460508412</text:p>
          </table:table-cell>
          <table:table-cell office:value-type="float" office:value="0.0423505619" calcext:value-type="float">
            <text:p>0.0423505619</text:p>
          </table:table-cell>
          <table:table-cell office:value-type="float" office:value="0.0286086802" calcext:value-type="float">
            <text:p>0.0286086802</text:p>
          </table:table-cell>
          <table:table-cell office:value-type="string" calcext:value-type="string">
            <text:p>nan</text:p>
          </table:table-cell>
          <table:table-cell office:value-type="float" office:value="-0.2155254606" calcext:value-type="float">
            <text:p>-0.2155254606</text:p>
          </table:table-cell>
          <table:table-cell office:value-type="float" office:value="-0.867758212" calcext:value-type="float">
            <text:p>-0.867758212</text:p>
          </table:table-cell>
          <table:table-cell office:value-type="float" office:value="-0.0666659742" calcext:value-type="float">
            <text:p>-0.0666659742</text:p>
          </table:table-cell>
          <table:table-cell office:value-type="float" office:value="-0.0369028495" calcext:value-type="float">
            <text:p>-0.0369028495</text:p>
          </table:table-cell>
          <table:table-cell office:value-type="float" office:value="-0.0248255984" calcext:value-type="float">
            <text:p>-0.0248255984</text:p>
          </table:table-cell>
          <table:table-cell office:value-type="float" office:value="-0.0666659742" calcext:value-type="float">
            <text:p>-0.0666659742</text:p>
          </table:table-cell>
          <table:table-cell office:value-type="float" office:value="-0.0369028495" calcext:value-type="float">
            <text:p>-0.0369028495</text:p>
          </table:table-cell>
          <table:table-cell office:value-type="float" office:value="-0.0248255984" calcext:value-type="float">
            <text:p>-0.0248255984</text:p>
          </table:table-cell>
          <table:table-cell office:value-type="float" office:value="-0.0629044939" calcext:value-type="float">
            <text:p>-0.0629044939</text:p>
          </table:table-cell>
          <table:table-cell office:value-type="float" office:value="-0.0366266467" calcext:value-type="float">
            <text:p>-0.0366266467</text:p>
          </table:table-cell>
          <table:table-cell office:value-type="float" office:value="-0.0246248019" calcext:value-type="float">
            <text:p>-0.0246248019</text:p>
          </table:table-cell>
          <table:table-cell office:value-type="float" office:value="-0.0691002824" calcext:value-type="float">
            <text:p>-0.0691002824</text:p>
          </table:table-cell>
          <table:table-cell office:value-type="float" office:value="-0.0271786136" calcext:value-type="float">
            <text:p>-0.0271786136</text:p>
          </table:table-cell>
          <table:table-cell office:value-type="float" office:value="-0.0182577145" calcext:value-type="float">
            <text:p>-0.0182577145</text:p>
          </table:table-cell>
          <table:table-cell office:value-type="float" office:value="-0.0279548009" calcext:value-type="float">
            <text:p>-0.0279548009</text:p>
          </table:table-cell>
          <table:table-cell office:value-type="float" office:value="-0.000666762" calcext:value-type="float">
            <text:p>-0.000666762</text:p>
          </table:table-cell>
          <table:table-cell office:value-type="float" office:value="-0.0005029037" calcext:value-type="float">
            <text:p>-0.0005029037</text:p>
          </table:table-cell>
          <table:table-cell office:value-type="string" calcext:value-type="string">
            <text:p>nan</text:p>
          </table:table-cell>
          <table:table-cell office:value-type="float" office:value="-0.0224330969" calcext:value-type="float">
            <text:p>-0.0224330969</text:p>
          </table:table-cell>
          <table:table-cell office:value-type="float" office:value="-0.7015903859" calcext:value-type="float">
            <text:p>-0.7015903859</text:p>
          </table:table-cell>
          <table:table-cell office:value-type="float" office:value="0.0018588818" calcext:value-type="float">
            <text:p>0.0018588818</text:p>
          </table:table-cell>
          <table:table-cell office:value-type="float" office:value="0.0173638664" calcext:value-type="float">
            <text:p>0.0173638664</text:p>
          </table:table-cell>
          <table:table-cell office:value-type="float" office:value="0.0117408323" calcext:value-type="float">
            <text:p>0.0117408323</text:p>
          </table:table-cell>
          <table:table-cell office:value-type="string" calcext:value-type="string">
            <text:p>nan</text:p>
          </table:table-cell>
          <table:table-cell office:value-type="float" office:value="0.1127173427" calcext:value-type="float">
            <text:p>0.1127173427</text:p>
          </table:table-cell>
          <table:table-cell office:value-type="float" office:value="-0.9766781104" calcext:value-type="float">
            <text:p>-0.9766781104</text:p>
          </table:table-cell>
        </table:table-row>
        <table:table-row table:style-name="ro1">
          <table:table-cell office:value-type="string" calcext:value-type="string">
            <text:p>Physa_gyrina</text:p>
          </table:table-cell>
          <table:table-cell office:value-type="string" calcext:value-type="string">
            <text:p>Physella gyrina</text:p>
          </table:table-cell>
          <table:table-cell office:value-type="float" office:value="9867" calcext:value-type="float">
            <text:p>9867</text:p>
          </table:table-cell>
          <table:table-cell office:value-type="float" office:value="487.696969697" calcext:value-type="float">
            <text:p>487.696969697</text:p>
          </table:table-cell>
          <table:table-cell office:value-type="float" office:value="352.040300761" calcext:value-type="float">
            <text:p>352.040300761</text:p>
          </table:table-cell>
          <table:table-cell office:value-type="float" office:value="0.4356150606" calcext:value-type="float">
            <text:p>0.4356150606</text:p>
          </table:table-cell>
          <table:table-cell office:value-type="float" office:value="0.0555706554" calcext:value-type="float">
            <text:p>0.0555706554</text:p>
          </table:table-cell>
          <table:table-cell office:value-type="float" office:value="0.4245505966" calcext:value-type="float">
            <text:p>0.4245505966</text:p>
          </table:table-cell>
          <table:table-cell office:value-type="float" office:value="0.1232369687" calcext:value-type="float">
            <text:p>0.1232369687</text:p>
          </table:table-cell>
          <table:table-cell office:value-type="float" office:value="0.3234119905" calcext:value-type="float">
            <text:p>0.3234119905</text:p>
          </table:table-cell>
          <table:table-cell office:value-type="float" office:value="0.0760214197" calcext:value-type="float">
            <text:p>0.0760214197</text:p>
          </table:table-cell>
          <table:table-cell office:value-type="float" office:value="-0.0076045288" calcext:value-type="float">
            <text:p>-0.0076045288</text:p>
          </table:table-cell>
          <table:table-cell office:value-type="float" office:value="-0.2385225254" calcext:value-type="float">
            <text:p>-0.2385225254</text:p>
          </table:table-cell>
          <table:table-cell office:value-type="float" office:value="-0.1739010723" calcext:value-type="float">
            <text:p>-0.1739010723</text:p>
          </table:table-cell>
          <table:table-cell office:value-type="float" office:value="0.1293410735" calcext:value-type="float">
            <text:p>0.1293410735</text:p>
          </table:table-cell>
          <table:table-cell office:value-type="float" office:value="0.1026425364" calcext:value-type="float">
            <text:p>0.1026425364</text:p>
          </table:table-cell>
          <table:table-cell office:value-type="float" office:value="0.0684204692" calcext:value-type="float">
            <text:p>0.0684204692</text:p>
          </table:table-cell>
          <table:table-cell office:value-type="string" calcext:value-type="string">
            <text:p>nan</text:p>
          </table:table-cell>
          <table:table-cell office:value-type="float" office:value="-0.4730580269" calcext:value-type="float">
            <text:p>-0.4730580269</text:p>
          </table:table-cell>
          <table:table-cell office:value-type="float" office:value="-0.9897018006" calcext:value-type="float">
            <text:p>-0.9897018006</text:p>
          </table:table-cell>
          <table:table-cell office:value-type="float" office:value="0.2171111352" calcext:value-type="float">
            <text:p>0.2171111352</text:p>
          </table:table-cell>
          <table:table-cell office:value-type="float" office:value="0.3363899209" calcext:value-type="float">
            <text:p>0.3363899209</text:p>
          </table:table-cell>
          <table:table-cell office:value-type="float" office:value="0.225701607" calcext:value-type="float">
            <text:p>0.225701607</text:p>
          </table:table-cell>
          <table:table-cell office:value-type="float" office:value="0.2171111352" calcext:value-type="float">
            <text:p>0.2171111352</text:p>
          </table:table-cell>
          <table:table-cell office:value-type="float" office:value="0.3363899209" calcext:value-type="float">
            <text:p>0.3363899209</text:p>
          </table:table-cell>
          <table:table-cell office:value-type="float" office:value="0.225701607" calcext:value-type="float">
            <text:p>0.225701607</text:p>
          </table:table-cell>
          <table:table-cell office:value-type="float" office:value="0.2241617512" calcext:value-type="float">
            <text:p>0.2241617512</text:p>
          </table:table-cell>
          <table:table-cell office:value-type="float" office:value="0.3667541144" calcext:value-type="float">
            <text:p>0.3667541144</text:p>
          </table:table-cell>
          <table:table-cell office:value-type="float" office:value="0.2467981335" calcext:value-type="float">
            <text:p>0.2467981335</text:p>
          </table:table-cell>
          <table:table-cell office:value-type="float" office:value="0.2010593919" calcext:value-type="float">
            <text:p>0.2010593919</text:p>
          </table:table-cell>
          <table:table-cell office:value-type="float" office:value="0.2926533674" calcext:value-type="float">
            <text:p>0.2926533674</text:p>
          </table:table-cell>
          <table:table-cell office:value-type="float" office:value="0.1933112982" calcext:value-type="float">
            <text:p>0.1933112982</text:p>
          </table:table-cell>
          <table:table-cell office:value-type="float" office:value="0.2128057976" calcext:value-type="float">
            <text:p>0.2128057976</text:p>
          </table:table-cell>
          <table:table-cell office:value-type="float" office:value="0.3031036345" calcext:value-type="float">
            <text:p>0.3031036345</text:p>
          </table:table-cell>
          <table:table-cell office:value-type="float" office:value="0.2003029771" calcext:value-type="float">
            <text:p>0.2003029771</text:p>
          </table:table-cell>
          <table:table-cell office:value-type="string" calcext:value-type="string">
            <text:p>nan</text:p>
          </table:table-cell>
          <table:table-cell office:value-type="float" office:value="-0.3852543326" calcext:value-type="float">
            <text:p>-0.3852543326</text:p>
          </table:table-cell>
          <table:table-cell office:value-type="float" office:value="-0.9394463263" calcext:value-type="float">
            <text:p>-0.9394463263</text:p>
          </table:table-cell>
          <table:table-cell office:value-type="float" office:value="0.3425307511" calcext:value-type="float">
            <text:p>0.3425307511</text:p>
          </table:table-cell>
          <table:table-cell office:value-type="float" office:value="0.4851202705" calcext:value-type="float">
            <text:p>0.4851202705</text:p>
          </table:table-cell>
          <table:table-cell office:value-type="float" office:value="0.3323223602" calcext:value-type="float">
            <text:p>0.3323223602</text:p>
          </table:table-cell>
          <table:table-cell office:value-type="float" office:value="0.9873972843" calcext:value-type="float">
            <text:p>0.9873972843</text:p>
          </table:table-cell>
          <table:table-cell office:value-type="float" office:value="0.8635283295" calcext:value-type="float">
            <text:p>0.8635283295</text:p>
          </table:table-cell>
          <table:table-cell office:value-type="float" office:value="0.7213003143" calcext:value-type="float">
            <text:p>0.7213003143</text:p>
          </table:table-cell>
          <table:table-cell office:value-type="float" office:value="0.1307978025" calcext:value-type="float">
            <text:p>0.1307978025</text:p>
          </table:table-cell>
          <table:table-cell office:value-type="float" office:value="0.1794829896" calcext:value-type="float">
            <text:p>0.1794829896</text:p>
          </table:table-cell>
          <table:table-cell office:value-type="float" office:value="0.1230763726" calcext:value-type="float">
            <text:p>0.1230763726</text:p>
          </table:table-cell>
          <table:table-cell office:value-type="float" office:value="0.1547994563" calcext:value-type="float">
            <text:p>0.1547994563</text:p>
          </table:table-cell>
          <table:table-cell office:value-type="float" office:value="0.1739253008" calcext:value-type="float">
            <text:p>0.1739253008</text:p>
          </table:table-cell>
          <table:table-cell office:value-type="float" office:value="0.1191441063" calcext:value-type="float">
            <text:p>0.1191441063</text:p>
          </table:table-cell>
          <table:table-cell office:value-type="string" calcext:value-type="string">
            <text:p>nan</text:p>
          </table:table-cell>
          <table:table-cell office:value-type="float" office:value="-0.4954600519" calcext:value-type="float">
            <text:p>-0.4954600519</text:p>
          </table:table-cell>
          <table:table-cell office:value-type="float" office:value="-1.0533181492" calcext:value-type="float">
            <text:p>-1.0533181492</text:p>
          </table:table-cell>
          <table:table-cell office:value-type="float" office:value="0.2324669252" calcext:value-type="float">
            <text:p>0.2324669252</text:p>
          </table:table-cell>
          <table:table-cell office:value-type="float" office:value="0.4139443535" calcext:value-type="float">
            <text:p>0.4139443535</text:p>
          </table:table-cell>
          <table:table-cell office:value-type="float" office:value="0.2885528825" calcext:value-type="float">
            <text:p>0.2885528825</text:p>
          </table:table-cell>
          <table:table-cell office:value-type="float" office:value="0.2324669252" calcext:value-type="float">
            <text:p>0.2324669252</text:p>
          </table:table-cell>
          <table:table-cell office:value-type="float" office:value="0.4139443535" calcext:value-type="float">
            <text:p>0.4139443535</text:p>
          </table:table-cell>
          <table:table-cell office:value-type="float" office:value="0.2885528825" calcext:value-type="float">
            <text:p>0.2885528825</text:p>
          </table:table-cell>
          <table:table-cell office:value-type="float" office:value="0.2273406478" calcext:value-type="float">
            <text:p>0.2273406478</text:p>
          </table:table-cell>
          <table:table-cell office:value-type="float" office:value="0.408959211" calcext:value-type="float">
            <text:p>0.408959211</text:p>
          </table:table-cell>
          <table:table-cell office:value-type="float" office:value="0.2838065474" calcext:value-type="float">
            <text:p>0.2838065474</text:p>
          </table:table-cell>
          <table:table-cell office:value-type="float" office:value="0.2346906585" calcext:value-type="float">
            <text:p>0.2346906585</text:p>
          </table:table-cell>
          <table:table-cell office:value-type="float" office:value="0.4160347076" calcext:value-type="float">
            <text:p>0.4160347076</text:p>
          </table:table-cell>
          <table:table-cell office:value-type="float" office:value="0.2894302954" calcext:value-type="float">
            <text:p>0.2894302954</text:p>
          </table:table-cell>
          <table:table-cell office:value-type="float" office:value="0.2436527371" calcext:value-type="float">
            <text:p>0.2436527371</text:p>
          </table:table-cell>
          <table:table-cell office:value-type="float" office:value="0.4138941482" calcext:value-type="float">
            <text:p>0.4138941482</text:p>
          </table:table-cell>
          <table:table-cell office:value-type="float" office:value="0.2873604157" calcext:value-type="float">
            <text:p>0.2873604157</text:p>
          </table:table-cell>
          <table:table-cell office:value-type="string" calcext:value-type="string">
            <text:p>nan</text:p>
          </table:table-cell>
          <table:table-cell office:value-type="float" office:value="-0.4413556357" calcext:value-type="float">
            <text:p>-0.4413556357</text:p>
          </table:table-cell>
          <table:table-cell office:value-type="float" office:value="-0.8700355956" calcext:value-type="float">
            <text:p>-0.8700355956</text:p>
          </table:table-cell>
          <table:table-cell office:value-type="float" office:value="0.3459505684" calcext:value-type="float">
            <text:p>0.3459505684</text:p>
          </table:table-cell>
          <table:table-cell office:value-type="float" office:value="0.5333922275" calcext:value-type="float">
            <text:p>0.5333922275</text:p>
          </table:table-cell>
          <table:table-cell office:value-type="float" office:value="0.3774005191" calcext:value-type="float">
            <text:p>0.3774005191</text:p>
          </table:table-cell>
          <table:table-cell office:value-type="string" calcext:value-type="string">
            <text:p>nan</text:p>
          </table:table-cell>
          <table:table-cell office:value-type="float" office:value="-0.0003231684" calcext:value-type="float">
            <text:p>-0.0003231684</text:p>
          </table:table-cell>
          <table:table-cell office:value-type="float" office:value="-0.9987252694" calcext:value-type="float">
            <text:p>-0.9987252694</text:p>
          </table:table-cell>
        </table:table-row>
        <table:table-row table:style-name="ro1">
          <table:table-cell office:value-type="string" calcext:value-type="string">
            <text:p>Porcellio_dilatatus_petiti</text:p>
          </table:table-cell>
          <table:table-cell office:value-type="string" calcext:value-type="string">
            <text:p>Porcellio dilatatus petiti</text:p>
          </table:table-cell>
          <table:table-cell office:value-type="float" office:value="14029" calcext:value-type="float">
            <text:p>14029</text:p>
          </table:table-cell>
          <table:table-cell office:value-type="float" office:value="632.676170789" calcext:value-type="float">
            <text:p>632.676170789</text:p>
          </table:table-cell>
          <table:table-cell office:value-type="float" office:value="610.137869751" calcext:value-type="float">
            <text:p>610.137869751</text:p>
          </table:table-cell>
          <table:table-cell office:value-type="float" office:value="0.394782666" calcext:value-type="float">
            <text:p>0.394782666</text:p>
          </table:table-cell>
          <table:table-cell office:value-type="float" office:value="0.0442430549" calcext:value-type="float">
            <text:p>0.0442430549</text:p>
          </table:table-cell>
          <table:table-cell office:value-type="float" office:value="0.3230694863" calcext:value-type="float">
            <text:p>0.3230694863</text:p>
          </table:table-cell>
          <table:table-cell office:value-type="float" office:value="0.0751527033" calcext:value-type="float">
            <text:p>0.0751527033</text:p>
          </table:table-cell>
          <table:table-cell office:value-type="float" office:value="0.2950873702" calcext:value-type="float">
            <text:p>0.2950873702</text:p>
          </table:table-cell>
          <table:table-cell office:value-type="float" office:value="0.0915309013" calcext:value-type="float">
            <text:p>0.0915309013</text:p>
          </table:table-cell>
          <table:table-cell office:value-type="float" office:value="-0.0033807506" calcext:value-type="float">
            <text:p>-0.0033807506</text:p>
          </table:table-cell>
          <table:table-cell office:value-type="float" office:value="-0.2807858148" calcext:value-type="float">
            <text:p>-0.2807858148</text:p>
          </table:table-cell>
          <table:table-cell office:value-type="float" office:value="-0.2099872238" calcext:value-type="float">
            <text:p>-0.2099872238</text:p>
          </table:table-cell>
          <table:table-cell office:value-type="float" office:value="0.1151477694" calcext:value-type="float">
            <text:p>0.1151477694</text:p>
          </table:table-cell>
          <table:table-cell office:value-type="float" office:value="0.0895240826" calcext:value-type="float">
            <text:p>0.0895240826</text:p>
          </table:table-cell>
          <table:table-cell office:value-type="float" office:value="0.0607344113" calcext:value-type="float">
            <text:p>0.0607344113</text:p>
          </table:table-cell>
          <table:table-cell office:value-type="string" calcext:value-type="string">
            <text:p>nan</text:p>
          </table:table-cell>
          <table:table-cell office:value-type="float" office:value="-0.3962328613" calcext:value-type="float">
            <text:p>-0.3962328613</text:p>
          </table:table-cell>
          <table:table-cell office:value-type="float" office:value="-0.9958205094" calcext:value-type="float">
            <text:p>-0.9958205094</text:p>
          </table:table-cell>
          <table:table-cell office:value-type="string" calcext:value-type="string">
            <text:p>nan</text:p>
          </table:table-cell>
          <table:table-cell office:value-type="float" office:value="0.2350479425" calcext:value-type="float">
            <text:p>0.2350479425</text:p>
          </table:table-cell>
          <table:table-cell office:value-type="float" office:value="0.156317228" calcext:value-type="float">
            <text:p>0.156317228</text:p>
          </table:table-cell>
          <table:table-cell office:value-type="string" calcext:value-type="string">
            <text:p>nan</text:p>
          </table:table-cell>
          <table:table-cell office:value-type="float" office:value="0.2350479425" calcext:value-type="float">
            <text:p>0.2350479425</text:p>
          </table:table-cell>
          <table:table-cell office:value-type="float" office:value="0.156317228" calcext:value-type="float">
            <text:p>0.156317228</text:p>
          </table:table-cell>
          <table:table-cell office:value-type="string" calcext:value-type="string">
            <text:p>nan</text:p>
          </table:table-cell>
          <table:table-cell office:value-type="float" office:value="0.3039380658" calcext:value-type="float">
            <text:p>0.3039380658</text:p>
          </table:table-cell>
          <table:table-cell office:value-type="float" office:value="0.2051549674" calcext:value-type="float">
            <text:p>0.2051549674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2101233608" calcext:value-type="float">
            <text:p>0.2101233608</text:p>
          </table:table-cell>
          <table:table-cell office:value-type="float" office:value="0.1379888074" calcext:value-type="float">
            <text:p>0.1379888074</text:p>
          </table:table-cell>
          <table:table-cell office:value-type="float" office:value="0.1688722717" calcext:value-type="float">
            <text:p>0.1688722717</text:p>
          </table:table-cell>
          <table:table-cell office:value-type="float" office:value="0.2428624172" calcext:value-type="float">
            <text:p>0.2428624172</text:p>
          </table:table-cell>
          <table:table-cell office:value-type="float" office:value="0.1587035331" calcext:value-type="float">
            <text:p>0.1587035331</text:p>
          </table:table-cell>
          <table:table-cell office:value-type="string" calcext:value-type="string">
            <text:p>nan</text:p>
          </table:table-cell>
          <table:table-cell office:value-type="float" office:value="-0.2972729462" calcext:value-type="float">
            <text:p>-0.2972729462</text:p>
          </table:table-cell>
          <table:table-cell office:value-type="float" office:value="-0.8750387434" calcext:value-type="float">
            <text:p>-0.8750387434</text:p>
          </table:table-cell>
          <table:table-cell office:value-type="float" office:value="0.2456790956" calcext:value-type="float">
            <text:p>0.2456790956</text:p>
          </table:table-cell>
          <table:table-cell office:value-type="float" office:value="0.4126731202" calcext:value-type="float">
            <text:p>0.4126731202</text:p>
          </table:table-cell>
          <table:table-cell office:value-type="float" office:value="0.2818952572" calcext:value-type="float">
            <text:p>0.2818952572</text:p>
          </table:table-cell>
          <table:table-cell office:value-type="float" office:value="0.9890765505" calcext:value-type="float">
            <text:p>0.9890765505</text:p>
          </table:table-cell>
          <table:table-cell office:value-type="float" office:value="0.8695470821" calcext:value-type="float">
            <text:p>0.8695470821</text:p>
          </table:table-cell>
          <table:table-cell office:value-type="float" office:value="0.7367585422" calcext:value-type="float">
            <text:p>0.7367585422</text:p>
          </table:table-cell>
          <table:table-cell office:value-type="float" office:value="0.1360065936" calcext:value-type="float">
            <text:p>0.1360065936</text:p>
          </table:table-cell>
          <table:table-cell office:value-type="float" office:value="0.1238399654" calcext:value-type="float">
            <text:p>0.1238399654</text:p>
          </table:table-cell>
          <table:table-cell office:value-type="float" office:value="0.0867730709" calcext:value-type="float">
            <text:p>0.0867730709</text:p>
          </table:table-cell>
          <table:table-cell office:value-type="float" office:value="0.1177920666" calcext:value-type="float">
            <text:p>0.1177920666</text:p>
          </table:table-cell>
          <table:table-cell office:value-type="float" office:value="0.1105827289" calcext:value-type="float">
            <text:p>0.1105827289</text:p>
          </table:table-cell>
          <table:table-cell office:value-type="float" office:value="0.0775553295" calcext:value-type="float">
            <text:p>0.0775553295</text:p>
          </table:table-cell>
          <table:table-cell office:value-type="string" calcext:value-type="string">
            <text:p>nan</text:p>
          </table:table-cell>
          <table:table-cell office:value-type="float" office:value="-0.4137595365" calcext:value-type="float">
            <text:p>-0.4137595365</text:p>
          </table:table-cell>
          <table:table-cell office:value-type="float" office:value="-1.1082642694" calcext:value-type="float">
            <text:p>-1.1082642694</text:p>
          </table:table-cell>
          <table:table-cell office:value-type="string" calcext:value-type="string">
            <text:p>nan</text:p>
          </table:table-cell>
          <table:table-cell office:value-type="float" office:value="0.3462488809" calcext:value-type="float">
            <text:p>0.3462488809</text:p>
          </table:table-cell>
          <table:table-cell office:value-type="float" office:value="0.2471318348" calcext:value-type="float">
            <text:p>0.2471318348</text:p>
          </table:table-cell>
          <table:table-cell office:value-type="string" calcext:value-type="string">
            <text:p>nan</text:p>
          </table:table-cell>
          <table:table-cell office:value-type="float" office:value="0.3462488809" calcext:value-type="float">
            <text:p>0.3462488809</text:p>
          </table:table-cell>
          <table:table-cell office:value-type="float" office:value="0.2471318348" calcext:value-type="float">
            <text:p>0.2471318348</text:p>
          </table:table-cell>
          <table:table-cell office:value-type="string" calcext:value-type="string">
            <text:p>nan</text:p>
          </table:table-cell>
          <table:table-cell office:value-type="float" office:value="0.392343334" calcext:value-type="float">
            <text:p>0.392343334</text:p>
          </table:table-cell>
          <table:table-cell office:value-type="float" office:value="0.281459762" calcext:value-type="float">
            <text:p>0.281459762</text:p>
          </table:table-cell>
          <table:table-cell office:value-type="float" office:value="0.1624501864" calcext:value-type="float">
            <text:p>0.1624501864</text:p>
          </table:table-cell>
          <table:table-cell office:value-type="float" office:value="0.3416386557" calcext:value-type="float">
            <text:p>0.3416386557</text:p>
          </table:table-cell>
          <table:table-cell office:value-type="float" office:value="0.2388141614" calcext:value-type="float">
            <text:p>0.2388141614</text:p>
          </table:table-cell>
          <table:table-cell office:value-type="float" office:value="0.2114258052" calcext:value-type="float">
            <text:p>0.2114258052</text:p>
          </table:table-cell>
          <table:table-cell office:value-type="float" office:value="0.4025069795" calcext:value-type="float">
            <text:p>0.4025069795</text:p>
          </table:table-cell>
          <table:table-cell office:value-type="float" office:value="0.2838458754" calcext:value-type="float">
            <text:p>0.2838458754</text:p>
          </table:table-cell>
          <table:table-cell office:value-type="string" calcext:value-type="string">
            <text:p>nan</text:p>
          </table:table-cell>
          <table:table-cell office:value-type="float" office:value="-0.3986803236" calcext:value-type="float">
            <text:p>-0.3986803236</text:p>
          </table:table-cell>
          <table:table-cell office:value-type="float" office:value="-0.891753916" calcext:value-type="float">
            <text:p>-0.891753916</text:p>
          </table:table-cell>
          <table:table-cell office:value-type="float" office:value="0.2550553409" calcext:value-type="float">
            <text:p>0.2550553409</text:p>
          </table:table-cell>
          <table:table-cell office:value-type="float" office:value="0.4990877612" calcext:value-type="float">
            <text:p>0.4990877612</text:p>
          </table:table-cell>
          <table:table-cell office:value-type="float" office:value="0.3602543997" calcext:value-type="float">
            <text:p>0.3602543997</text:p>
          </table:table-cell>
          <table:table-cell office:value-type="string" calcext:value-type="string">
            <text:p>nan</text:p>
          </table:table-cell>
          <table:table-cell office:value-type="float" office:value="-0.0669362867" calcext:value-type="float">
            <text:p>-0.0669362867</text:p>
          </table:table-cell>
          <table:table-cell office:value-type="float" office:value="-0.9996450334" calcext:value-type="float">
            <text:p>-0.9996450334</text:p>
          </table:table-cell>
        </table:table-row>
        <table:table-row table:style-name="ro1">
          <table:table-cell office:value-type="string" calcext:value-type="string">
            <text:p>Propithecus_coquereli</text:p>
          </table:table-cell>
          <table:table-cell office:value-type="string" calcext:value-type="string">
            <text:p>Propithecus coquereli</text:p>
          </table:table-cell>
          <table:table-cell office:value-type="float" office:value="10153" calcext:value-type="float">
            <text:p>10153</text:p>
          </table:table-cell>
          <table:table-cell office:value-type="float" office:value="442.027282577" calcext:value-type="float">
            <text:p>442.027282577</text:p>
          </table:table-cell>
          <table:table-cell office:value-type="float" office:value="338.641161191" calcext:value-type="float">
            <text:p>338.641161191</text:p>
          </table:table-cell>
          <table:table-cell office:value-type="float" office:value="0.4754107681" calcext:value-type="float">
            <text:p>0.4754107681</text:p>
          </table:table-cell>
          <table:table-cell office:value-type="float" office:value="0.0661220547" calcext:value-type="float">
            <text:p>0.0661220547</text:p>
          </table:table-cell>
          <table:table-cell office:value-type="float" office:value="0.5022582287" calcext:value-type="float">
            <text:p>0.5022582287</text:p>
          </table:table-cell>
          <table:table-cell office:value-type="float" office:value="0.1455034755" calcext:value-type="float">
            <text:p>0.1455034755</text:p>
          </table:table-cell>
          <table:table-cell office:value-type="float" office:value="0.425044468" calcext:value-type="float">
            <text:p>0.425044468</text:p>
          </table:table-cell>
          <table:table-cell office:value-type="float" office:value="0.0965675233" calcext:value-type="float">
            <text:p>0.0965675233</text:p>
          </table:table-cell>
          <table:table-cell office:value-type="float" office:value="-0.0004199727" calcext:value-type="float">
            <text:p>-0.0004199727</text:p>
          </table:table-cell>
          <table:table-cell office:value-type="float" office:value="-0.0935838727" calcext:value-type="float">
            <text:p>-0.0935838727</text:p>
          </table:table-cell>
          <table:table-cell office:value-type="float" office:value="-0.0669222153" calcext:value-type="float">
            <text:p>-0.0669222153</text:p>
          </table:table-cell>
          <table:table-cell office:value-type="float" office:value="0.1705099294" calcext:value-type="float">
            <text:p>0.1705099294</text:p>
          </table:table-cell>
          <table:table-cell office:value-type="float" office:value="0.2045533348" calcext:value-type="float">
            <text:p>0.2045533348</text:p>
          </table:table-cell>
          <table:table-cell office:value-type="float" office:value="0.1364109505" calcext:value-type="float">
            <text:p>0.1364109505</text:p>
          </table:table-cell>
          <table:table-cell office:value-type="string" calcext:value-type="string">
            <text:p>nan</text:p>
          </table:table-cell>
          <table:table-cell office:value-type="float" office:value="-0.3397113371" calcext:value-type="float">
            <text:p>-0.3397113371</text:p>
          </table:table-cell>
          <table:table-cell office:value-type="float" office:value="-0.9981056093" calcext:value-type="float">
            <text:p>-0.9981056093</text:p>
          </table:table-cell>
          <table:table-cell office:value-type="float" office:value="0.2517873342" calcext:value-type="float">
            <text:p>0.2517873342</text:p>
          </table:table-cell>
          <table:table-cell office:value-type="float" office:value="0.2988095051" calcext:value-type="float">
            <text:p>0.2988095051</text:p>
          </table:table-cell>
          <table:table-cell office:value-type="float" office:value="0.2007786459" calcext:value-type="float">
            <text:p>0.2007786459</text:p>
          </table:table-cell>
          <table:table-cell office:value-type="float" office:value="0.2517873342" calcext:value-type="float">
            <text:p>0.2517873342</text:p>
          </table:table-cell>
          <table:table-cell office:value-type="float" office:value="0.2988095051" calcext:value-type="float">
            <text:p>0.2988095051</text:p>
          </table:table-cell>
          <table:table-cell office:value-type="float" office:value="0.2007786459" calcext:value-type="float">
            <text:p>0.2007786459</text:p>
          </table:table-cell>
          <table:table-cell office:value-type="float" office:value="0.3191407509" calcext:value-type="float">
            <text:p>0.3191407509</text:p>
          </table:table-cell>
          <table:table-cell office:value-type="float" office:value="0.3800713866" calcext:value-type="float">
            <text:p>0.3800713866</text:p>
          </table:table-cell>
          <table:table-cell office:value-type="float" office:value="0.2558832868" calcext:value-type="float">
            <text:p>0.2558832868</text:p>
          </table:table-cell>
          <table:table-cell office:value-type="float" office:value="0.2651048298" calcext:value-type="float">
            <text:p>0.2651048298</text:p>
          </table:table-cell>
          <table:table-cell office:value-type="float" office:value="0.3078387397" calcext:value-type="float">
            <text:p>0.3078387397</text:p>
          </table:table-cell>
          <table:table-cell office:value-type="float" office:value="0.2054763245" calcext:value-type="float">
            <text:p>0.2054763245</text:p>
          </table:table-cell>
          <table:table-cell office:value-type="float" office:value="0.2966296664" calcext:value-type="float">
            <text:p>0.2966296664</text:p>
          </table:table-cell>
          <table:table-cell office:value-type="float" office:value="0.3436073964" calcext:value-type="float">
            <text:p>0.3436073964</text:p>
          </table:table-cell>
          <table:table-cell office:value-type="float" office:value="0.2295281089" calcext:value-type="float">
            <text:p>0.2295281089</text:p>
          </table:table-cell>
          <table:table-cell office:value-type="string" calcext:value-type="string">
            <text:p>nan</text:p>
          </table:table-cell>
          <table:table-cell office:value-type="float" office:value="-0.38218531" calcext:value-type="float">
            <text:p>-0.38218531</text:p>
          </table:table-cell>
          <table:table-cell office:value-type="float" office:value="-0.9590726348" calcext:value-type="float">
            <text:p>-0.9590726348</text:p>
          </table:table-cell>
          <table:table-cell office:value-type="float" office:value="0.3892775455" calcext:value-type="float">
            <text:p>0.3892775455</text:p>
          </table:table-cell>
          <table:table-cell office:value-type="float" office:value="0.4780069269" calcext:value-type="float">
            <text:p>0.4780069269</text:p>
          </table:table-cell>
          <table:table-cell office:value-type="float" office:value="0.3271935533" calcext:value-type="float">
            <text:p>0.3271935533</text:p>
          </table:table-cell>
          <table:table-cell office:value-type="float" office:value="0.9921002677" calcext:value-type="float">
            <text:p>0.9921002677</text:p>
          </table:table-cell>
          <table:table-cell office:value-type="float" office:value="0.9335098193" calcext:value-type="float">
            <text:p>0.9335098193</text:p>
          </table:table-cell>
          <table:table-cell office:value-type="float" office:value="0.8091773383" calcext:value-type="float">
            <text:p>0.8091773383</text:p>
          </table:table-cell>
          <table:table-cell office:value-type="float" office:value="0.0916716751" calcext:value-type="float">
            <text:p>0.0916716751</text:p>
          </table:table-cell>
          <table:table-cell office:value-type="float" office:value="0.1718974603" calcext:value-type="float">
            <text:p>0.1718974603</text:p>
          </table:table-cell>
          <table:table-cell office:value-type="float" office:value="0.1157031679" calcext:value-type="float">
            <text:p>0.1157031679</text:p>
          </table:table-cell>
          <table:table-cell office:value-type="float" office:value="0.1942123764" calcext:value-type="float">
            <text:p>0.1942123764</text:p>
          </table:table-cell>
          <table:table-cell office:value-type="float" office:value="0.2657370612" calcext:value-type="float">
            <text:p>0.2657370612</text:p>
          </table:table-cell>
          <table:table-cell office:value-type="float" office:value="0.1796535776" calcext:value-type="float">
            <text:p>0.1796535776</text:p>
          </table:table-cell>
          <table:table-cell office:value-type="string" calcext:value-type="string">
            <text:p>nan</text:p>
          </table:table-cell>
          <table:table-cell office:value-type="float" office:value="-0.3369470257" calcext:value-type="float">
            <text:p>-0.3369470257</text:p>
          </table:table-cell>
          <table:table-cell office:value-type="float" office:value="-1.0354957287" calcext:value-type="float">
            <text:p>-1.0354957287</text:p>
          </table:table-cell>
          <table:table-cell office:value-type="float" office:value="0.2558184449" calcext:value-type="float">
            <text:p>0.2558184449</text:p>
          </table:table-cell>
          <table:table-cell office:value-type="float" office:value="0.3187499921" calcext:value-type="float">
            <text:p>0.3187499921</text:p>
          </table:table-cell>
          <table:table-cell office:value-type="float" office:value="0.2190013863" calcext:value-type="float">
            <text:p>0.2190013863</text:p>
          </table:table-cell>
          <table:table-cell office:value-type="float" office:value="0.2558184449" calcext:value-type="float">
            <text:p>0.2558184449</text:p>
          </table:table-cell>
          <table:table-cell office:value-type="float" office:value="0.3187499921" calcext:value-type="float">
            <text:p>0.3187499921</text:p>
          </table:table-cell>
          <table:table-cell office:value-type="float" office:value="0.2190013863" calcext:value-type="float">
            <text:p>0.2190013863</text:p>
          </table:table-cell>
          <table:table-cell office:value-type="float" office:value="0.3252191531" calcext:value-type="float">
            <text:p>0.3252191531</text:p>
          </table:table-cell>
          <table:table-cell office:value-type="float" office:value="0.3988440603" calcext:value-type="float">
            <text:p>0.3988440603</text:p>
          </table:table-cell>
          <table:table-cell office:value-type="float" office:value="0.2733201099" calcext:value-type="float">
            <text:p>0.2733201099</text:p>
          </table:table-cell>
          <table:table-cell office:value-type="float" office:value="0.2842263482" calcext:value-type="float">
            <text:p>0.2842263482</text:p>
          </table:table-cell>
          <table:table-cell office:value-type="float" office:value="0.3634525452" calcext:value-type="float">
            <text:p>0.3634525452</text:p>
          </table:table-cell>
          <table:table-cell office:value-type="float" office:value="0.2502069677" calcext:value-type="float">
            <text:p>0.2502069677</text:p>
          </table:table-cell>
          <table:table-cell office:value-type="float" office:value="0.3173626414" calcext:value-type="float">
            <text:p>0.3173626414</text:p>
          </table:table-cell>
          <table:table-cell office:value-type="float" office:value="0.3981751626" calcext:value-type="float">
            <text:p>0.3981751626</text:p>
          </table:table-cell>
          <table:table-cell office:value-type="float" office:value="0.2737071462" calcext:value-type="float">
            <text:p>0.2737071462</text:p>
          </table:table-cell>
          <table:table-cell office:value-type="string" calcext:value-type="string">
            <text:p>nan</text:p>
          </table:table-cell>
          <table:table-cell office:value-type="float" office:value="-0.4008671943" calcext:value-type="float">
            <text:p>-0.4008671943</text:p>
          </table:table-cell>
          <table:table-cell office:value-type="float" office:value="-0.9610406294" calcext:value-type="float">
            <text:p>-0.9610406294</text:p>
          </table:table-cell>
          <table:table-cell office:value-type="float" office:value="0.3940101372" calcext:value-type="float">
            <text:p>0.3940101372</text:p>
          </table:table-cell>
          <table:table-cell office:value-type="float" office:value="0.4978349732" calcext:value-type="float">
            <text:p>0.4978349732</text:p>
          </table:table-cell>
          <table:table-cell office:value-type="float" office:value="0.3468992639" calcext:value-type="float">
            <text:p>0.3468992639</text:p>
          </table:table-cell>
          <table:table-cell office:value-type="string" calcext:value-type="string">
            <text:p>nan</text:p>
          </table:table-cell>
          <table:table-cell office:value-type="float" office:value="0.0058738828" calcext:value-type="float">
            <text:p>0.0058738828</text:p>
          </table:table-cell>
          <table:table-cell office:value-type="float" office:value="-0.9993809398" calcext:value-type="float">
            <text:p>-0.9993809398</text:p>
          </table:table-cell>
        </table:table-row>
        <table:table-row table:style-name="ro1">
          <table:table-cell office:value-type="string" calcext:value-type="string">
            <text:p>Reticulitermes_flavipes</text:p>
          </table:table-cell>
          <table:table-cell office:value-type="string" calcext:value-type="string">
            <text:p>Reticulitermes flavipes</text:p>
          </table:table-cell>
          <table:table-cell office:value-type="float" office:value="18479" calcext:value-type="float">
            <text:p>18479</text:p>
          </table:table-cell>
          <table:table-cell office:value-type="float" office:value="642.244331403" calcext:value-type="float">
            <text:p>642.244331403</text:p>
          </table:table-cell>
          <table:table-cell office:value-type="float" office:value="610.84196992" calcext:value-type="float">
            <text:p>610.84196992</text:p>
          </table:table-cell>
          <table:table-cell office:value-type="float" office:value="0.4437829501" calcext:value-type="float">
            <text:p>0.4437829501</text:p>
          </table:table-cell>
          <table:table-cell office:value-type="float" office:value="0.047554294" calcext:value-type="float">
            <text:p>0.047554294</text:p>
          </table:table-cell>
          <table:table-cell office:value-type="float" office:value="0.4130930758" calcext:value-type="float">
            <text:p>0.4130930758</text:p>
          </table:table-cell>
          <table:table-cell office:value-type="float" office:value="0.0864761602" calcext:value-type="float">
            <text:p>0.0864761602</text:p>
          </table:table-cell>
          <table:table-cell office:value-type="float" office:value="0.3732276758" calcext:value-type="float">
            <text:p>0.3732276758</text:p>
          </table:table-cell>
          <table:table-cell office:value-type="float" office:value="0.0595247687" calcext:value-type="float">
            <text:p>0.0595247687</text:p>
          </table:table-cell>
          <table:table-cell office:value-type="float" office:value="0.0046640561" calcext:value-type="float">
            <text:p>0.0046640561</text:p>
          </table:table-cell>
          <table:table-cell office:value-type="float" office:value="0.0005532357" calcext:value-type="float">
            <text:p>0.0005532357</text:p>
          </table:table-cell>
          <table:table-cell office:value-type="float" office:value="0.0006397331" calcext:value-type="float">
            <text:p>0.0006397331</text:p>
          </table:table-cell>
          <table:table-cell office:value-type="float" office:value="0.0488752014" calcext:value-type="float">
            <text:p>0.0488752014</text:p>
          </table:table-cell>
          <table:table-cell office:value-type="float" office:value="0.0260593605" calcext:value-type="float">
            <text:p>0.0260593605</text:p>
          </table:table-cell>
          <table:table-cell office:value-type="float" office:value="0.0176357587" calcext:value-type="float">
            <text:p>0.0176357587</text:p>
          </table:table-cell>
          <table:table-cell office:value-type="string" calcext:value-type="string">
            <text:p>nan</text:p>
          </table:table-cell>
          <table:table-cell office:value-type="float" office:value="-0.5181153318" calcext:value-type="float">
            <text:p>-0.5181153318</text:p>
          </table:table-cell>
          <table:table-cell office:value-type="float" office:value="-0.9779790387" calcext:value-type="float">
            <text:p>-0.9779790387</text:p>
          </table:table-cell>
          <table:table-cell office:value-type="float" office:value="0.3640928792" calcext:value-type="float">
            <text:p>0.3640928792</text:p>
          </table:table-cell>
          <table:table-cell office:value-type="float" office:value="0.4724361535" calcext:value-type="float">
            <text:p>0.4724361535</text:p>
          </table:table-cell>
          <table:table-cell office:value-type="float" office:value="0.3232036704" calcext:value-type="float">
            <text:p>0.3232036704</text:p>
          </table:table-cell>
          <table:table-cell office:value-type="float" office:value="0.3640928792" calcext:value-type="float">
            <text:p>0.3640928792</text:p>
          </table:table-cell>
          <table:table-cell office:value-type="float" office:value="0.4724361535" calcext:value-type="float">
            <text:p>0.4724361535</text:p>
          </table:table-cell>
          <table:table-cell office:value-type="float" office:value="0.3232036704" calcext:value-type="float">
            <text:p>0.3232036704</text:p>
          </table:table-cell>
          <table:table-cell office:value-type="float" office:value="0.3575346518" calcext:value-type="float">
            <text:p>0.3575346518</text:p>
          </table:table-cell>
          <table:table-cell office:value-type="float" office:value="0.4785130004" calcext:value-type="float">
            <text:p>0.4785130004</text:p>
          </table:table-cell>
          <table:table-cell office:value-type="float" office:value="0.3283798979" calcext:value-type="float">
            <text:p>0.3283798979</text:p>
          </table:table-cell>
          <table:table-cell office:value-type="float" office:value="0.3389748311" calcext:value-type="float">
            <text:p>0.3389748311</text:p>
          </table:table-cell>
          <table:table-cell office:value-type="float" office:value="0.4353310494" calcext:value-type="float">
            <text:p>0.4353310494</text:p>
          </table:table-cell>
          <table:table-cell office:value-type="float" office:value="0.2955813697" calcext:value-type="float">
            <text:p>0.2955813697</text:p>
          </table:table-cell>
          <table:table-cell office:value-type="float" office:value="0.3396729984" calcext:value-type="float">
            <text:p>0.3396729984</text:p>
          </table:table-cell>
          <table:table-cell office:value-type="float" office:value="0.4489952553" calcext:value-type="float">
            <text:p>0.4489952553</text:p>
          </table:table-cell>
          <table:table-cell office:value-type="float" office:value="0.3060166399" calcext:value-type="float">
            <text:p>0.3060166399</text:p>
          </table:table-cell>
          <table:table-cell office:value-type="string" calcext:value-type="string">
            <text:p>nan</text:p>
          </table:table-cell>
          <table:table-cell office:value-type="float" office:value="-0.4664165123" calcext:value-type="float">
            <text:p>-0.4664165123</text:p>
          </table:table-cell>
          <table:table-cell office:value-type="float" office:value="-0.8860176983" calcext:value-type="float">
            <text:p>-0.8860176983</text:p>
          </table:table-cell>
          <table:table-cell office:value-type="float" office:value="0.3453816397" calcext:value-type="float">
            <text:p>0.3453816397</text:p>
          </table:table-cell>
          <table:table-cell office:value-type="float" office:value="0.5307491587" calcext:value-type="float">
            <text:p>0.5307491587</text:p>
          </table:table-cell>
          <table:table-cell office:value-type="float" office:value="0.3702570329" calcext:value-type="float">
            <text:p>0.3702570329</text:p>
          </table:table-cell>
          <table:table-cell table:style-name="ce1" office:value-type="float" office:value="0.993" calcext:value-type="float">
            <text:p>9.93E-001</text:p>
          </table:table-cell>
          <table:table-cell office:value-type="float" office:value="0.9803365472" calcext:value-type="float">
            <text:p>0.9803365472</text:p>
          </table:table-cell>
          <table:table-cell office:value-type="float" office:value="0.9010018227" calcext:value-type="float">
            <text:p>0.9010018227</text:p>
          </table:table-cell>
          <table:table-cell table:style-name="ce1" office:value-type="float" office:value="0.0000732" calcext:value-type="float">
            <text:p>7.32E-005</text:p>
          </table:table-cell>
          <table:table-cell office:value-type="float" office:value="-0.0103471806" calcext:value-type="float">
            <text:p>-0.0103471806</text:p>
          </table:table-cell>
          <table:table-cell office:value-type="float" office:value="-0.0071767479" calcext:value-type="float">
            <text:p>-0.0071767479</text:p>
          </table:table-cell>
          <table:table-cell office:value-type="float" office:value="0.0523040089" calcext:value-type="float">
            <text:p>0.0523040089</text:p>
          </table:table-cell>
          <table:table-cell office:value-type="float" office:value="0.0342095955" calcext:value-type="float">
            <text:p>0.0342095955</text:p>
          </table:table-cell>
          <table:table-cell office:value-type="float" office:value="0.0232033864" calcext:value-type="float">
            <text:p>0.0232033864</text:p>
          </table:table-cell>
          <table:table-cell office:value-type="string" calcext:value-type="string">
            <text:p>nan</text:p>
          </table:table-cell>
          <table:table-cell office:value-type="float" office:value="-0.5173567359" calcext:value-type="float">
            <text:p>-0.5173567359</text:p>
          </table:table-cell>
          <table:table-cell office:value-type="float" office:value="-0.9670883989" calcext:value-type="float">
            <text:p>-0.9670883989</text:p>
          </table:table-cell>
          <table:table-cell office:value-type="float" office:value="0.3881537105" calcext:value-type="float">
            <text:p>0.3881537105</text:p>
          </table:table-cell>
          <table:table-cell office:value-type="float" office:value="0.5084345737" calcext:value-type="float">
            <text:p>0.5084345737</text:p>
          </table:table-cell>
          <table:table-cell office:value-type="float" office:value="0.3549981552" calcext:value-type="float">
            <text:p>0.3549981552</text:p>
          </table:table-cell>
          <table:table-cell office:value-type="float" office:value="0.3881537105" calcext:value-type="float">
            <text:p>0.3881537105</text:p>
          </table:table-cell>
          <table:table-cell office:value-type="float" office:value="0.5084345737" calcext:value-type="float">
            <text:p>0.5084345737</text:p>
          </table:table-cell>
          <table:table-cell office:value-type="float" office:value="0.3549981552" calcext:value-type="float">
            <text:p>0.3549981552</text:p>
          </table:table-cell>
          <table:table-cell office:value-type="float" office:value="0.3820200478" calcext:value-type="float">
            <text:p>0.3820200478</text:p>
          </table:table-cell>
          <table:table-cell office:value-type="float" office:value="0.5144091627" calcext:value-type="float">
            <text:p>0.5144091627</text:p>
          </table:table-cell>
          <table:table-cell office:value-type="float" office:value="0.3606622457" calcext:value-type="float">
            <text:p>0.3606622457</text:p>
          </table:table-cell>
          <table:table-cell office:value-type="float" office:value="0.358653635" calcext:value-type="float">
            <text:p>0.358653635</text:p>
          </table:table-cell>
          <table:table-cell office:value-type="float" office:value="0.4630809765" calcext:value-type="float">
            <text:p>0.4630809765</text:p>
          </table:table-cell>
          <table:table-cell office:value-type="float" office:value="0.3196397733" calcext:value-type="float">
            <text:p>0.3196397733</text:p>
          </table:table-cell>
          <table:table-cell office:value-type="float" office:value="0.3588276982" calcext:value-type="float">
            <text:p>0.3588276982</text:p>
          </table:table-cell>
          <table:table-cell office:value-type="float" office:value="0.4748821583" calcext:value-type="float">
            <text:p>0.4748821583</text:p>
          </table:table-cell>
          <table:table-cell office:value-type="float" office:value="0.3288847712" calcext:value-type="float">
            <text:p>0.3288847712</text:p>
          </table:table-cell>
          <table:table-cell office:value-type="string" calcext:value-type="string">
            <text:p>nan</text:p>
          </table:table-cell>
          <table:table-cell office:value-type="float" office:value="-0.4979334686" calcext:value-type="float">
            <text:p>-0.4979334686</text:p>
          </table:table-cell>
          <table:table-cell office:value-type="float" office:value="-0.8529943488" calcext:value-type="float">
            <text:p>-0.8529943488</text:p>
          </table:table-cell>
          <table:table-cell office:value-type="float" office:value="0.3646381084" calcext:value-type="float">
            <text:p>0.3646381084</text:p>
          </table:table-cell>
          <table:table-cell office:value-type="float" office:value="0.5701692698" calcext:value-type="float">
            <text:p>0.5701692698</text:p>
          </table:table-cell>
          <table:table-cell office:value-type="float" office:value="0.4082088064" calcext:value-type="float">
            <text:p>0.4082088064</text:p>
          </table:table-cell>
          <table:table-cell office:value-type="string" calcext:value-type="string">
            <text:p>nan</text:p>
          </table:table-cell>
          <table:table-cell office:value-type="float" office:value="0.0403626629" calcext:value-type="float">
            <text:p>0.0403626629</text:p>
          </table:table-cell>
          <table:table-cell office:value-type="float" office:value="-0.9894060763" calcext:value-type="float">
            <text:p>-0.9894060763</text:p>
          </table:table-cell>
        </table:table-row>
        <table:table-row table:style-name="ro1">
          <table:table-cell office:value-type="string" calcext:value-type="string">
            <text:p>Reticulitermes_grassei</text:p>
          </table:table-cell>
          <table:table-cell office:value-type="string" calcext:value-type="string">
            <text:p>Reticulitermes grassei</text:p>
          </table:table-cell>
          <table:table-cell office:value-type="float" office:value="19212" calcext:value-type="float">
            <text:p>19212</text:p>
          </table:table-cell>
          <table:table-cell office:value-type="float" office:value="790.40001041" calcext:value-type="float">
            <text:p>790.40001041</text:p>
          </table:table-cell>
          <table:table-cell office:value-type="float" office:value="797.619528463" calcext:value-type="float">
            <text:p>797.619528463</text:p>
          </table:table-cell>
          <table:table-cell office:value-type="float" office:value="0.4444662521" calcext:value-type="float">
            <text:p>0.4444662521</text:p>
          </table:table-cell>
          <table:table-cell office:value-type="float" office:value="0.0485157776" calcext:value-type="float">
            <text:p>0.0485157776</text:p>
          </table:table-cell>
          <table:table-cell office:value-type="float" office:value="0.4176387652" calcext:value-type="float">
            <text:p>0.4176387652</text:p>
          </table:table-cell>
          <table:table-cell office:value-type="float" office:value="0.0845912451" calcext:value-type="float">
            <text:p>0.0845912451</text:p>
          </table:table-cell>
          <table:table-cell office:value-type="float" office:value="0.3854126428" calcext:value-type="float">
            <text:p>0.3854126428</text:p>
          </table:table-cell>
          <table:table-cell office:value-type="float" office:value="0.0639566038" calcext:value-type="float">
            <text:p>0.0639566038</text:p>
          </table:table-cell>
          <table:table-cell office:value-type="float" office:value="0.0031972466" calcext:value-type="float">
            <text:p>0.0031972466</text:p>
          </table:table-cell>
          <table:table-cell office:value-type="float" office:value="-0.0202753844" calcext:value-type="float">
            <text:p>-0.0202753844</text:p>
          </table:table-cell>
          <table:table-cell office:value-type="float" office:value="-0.0133379872" calcext:value-type="float">
            <text:p>-0.0133379872</text:p>
          </table:table-cell>
          <table:table-cell office:value-type="float" office:value="0.0019557375" calcext:value-type="float">
            <text:p>0.0019557375</text:p>
          </table:table-cell>
          <table:table-cell office:value-type="float" office:value="-0.0256511641" calcext:value-type="float">
            <text:p>-0.0256511641</text:p>
          </table:table-cell>
          <table:table-cell office:value-type="float" office:value="-0.0171077321" calcext:value-type="float">
            <text:p>-0.0171077321</text:p>
          </table:table-cell>
          <table:table-cell office:value-type="string" calcext:value-type="string">
            <text:p>nan</text:p>
          </table:table-cell>
          <table:table-cell office:value-type="float" office:value="-0.4579055473" calcext:value-type="float">
            <text:p>-0.4579055473</text:p>
          </table:table-cell>
          <table:table-cell office:value-type="float" office:value="-0.9882510373" calcext:value-type="float">
            <text:p>-0.9882510373</text:p>
          </table:table-cell>
          <table:table-cell office:value-type="float" office:value="0.1376000319" calcext:value-type="float">
            <text:p>0.1376000319</text:p>
          </table:table-cell>
          <table:table-cell office:value-type="float" office:value="0.2625157713" calcext:value-type="float">
            <text:p>0.2625157713</text:p>
          </table:table-cell>
          <table:table-cell office:value-type="float" office:value="0.1725364917" calcext:value-type="float">
            <text:p>0.1725364917</text:p>
          </table:table-cell>
          <table:table-cell office:value-type="float" office:value="0.1376000319" calcext:value-type="float">
            <text:p>0.1376000319</text:p>
          </table:table-cell>
          <table:table-cell office:value-type="float" office:value="0.2625157713" calcext:value-type="float">
            <text:p>0.2625157713</text:p>
          </table:table-cell>
          <table:table-cell office:value-type="float" office:value="0.1725364917" calcext:value-type="float">
            <text:p>0.1725364917</text:p>
          </table:table-cell>
          <table:table-cell office:value-type="float" office:value="0.1252358571" calcext:value-type="float">
            <text:p>0.1252358571</text:p>
          </table:table-cell>
          <table:table-cell office:value-type="float" office:value="0.268925581" calcext:value-type="float">
            <text:p>0.268925581</text:p>
          </table:table-cell>
          <table:table-cell office:value-type="float" office:value="0.1771928644" calcext:value-type="float">
            <text:p>0.1771928644</text:p>
          </table:table-cell>
          <table:table-cell office:value-type="float" office:value="0.1236627298" calcext:value-type="float">
            <text:p>0.1236627298</text:p>
          </table:table-cell>
          <table:table-cell office:value-type="float" office:value="0.2286667312" calcext:value-type="float">
            <text:p>0.2286667312</text:p>
          </table:table-cell>
          <table:table-cell office:value-type="float" office:value="0.1500779255" calcext:value-type="float">
            <text:p>0.1500779255</text:p>
          </table:table-cell>
          <table:table-cell office:value-type="float" office:value="0.1283205043" calcext:value-type="float">
            <text:p>0.1283205043</text:p>
          </table:table-cell>
          <table:table-cell office:value-type="float" office:value="0.250193048" calcext:value-type="float">
            <text:p>0.250193048</text:p>
          </table:table-cell>
          <table:table-cell office:value-type="float" office:value="0.1648659741" calcext:value-type="float">
            <text:p>0.1648659741</text:p>
          </table:table-cell>
          <table:table-cell office:value-type="string" calcext:value-type="string">
            <text:p>nan</text:p>
          </table:table-cell>
          <table:table-cell office:value-type="float" office:value="-0.2602417956" calcext:value-type="float">
            <text:p>-0.2602417956</text:p>
          </table:table-cell>
          <table:table-cell office:value-type="float" office:value="-0.8643115594" calcext:value-type="float">
            <text:p>-0.8643115594</text:p>
          </table:table-cell>
          <table:table-cell office:value-type="float" office:value="0.1154766571" calcext:value-type="float">
            <text:p>0.1154766571</text:p>
          </table:table-cell>
          <table:table-cell office:value-type="float" office:value="0.310418625" calcext:value-type="float">
            <text:p>0.310418625</text:p>
          </table:table-cell>
          <table:table-cell office:value-type="float" office:value="0.2053722675" calcext:value-type="float">
            <text:p>0.2053722675</text:p>
          </table:table-cell>
          <table:table-cell office:value-type="float" office:value="0.9954984183" calcext:value-type="float">
            <text:p>0.9954984183</text:p>
          </table:table-cell>
          <table:table-cell office:value-type="float" office:value="0.9759113001" calcext:value-type="float">
            <text:p>0.9759113001</text:p>
          </table:table-cell>
          <table:table-cell office:value-type="float" office:value="0.8885278157" calcext:value-type="float">
            <text:p>0.8885278157</text:p>
          </table:table-cell>
          <table:table-cell office:value-type="float" office:value="0.0183060403" calcext:value-type="float">
            <text:p>0.0183060403</text:p>
          </table:table-cell>
          <table:table-cell office:value-type="float" office:value="0.0065220093" calcext:value-type="float">
            <text:p>0.0065220093</text:p>
          </table:table-cell>
          <table:table-cell office:value-type="float" office:value="0.0043209898" calcext:value-type="float">
            <text:p>0.0043209898</text:p>
          </table:table-cell>
          <table:table-cell office:value-type="float" office:value="0.0062793472" calcext:value-type="float">
            <text:p>0.0062793472</text:p>
          </table:table-cell>
          <table:table-cell office:value-type="float" office:value="-0.0154820561" calcext:value-type="float">
            <text:p>-0.0154820561</text:p>
          </table:table-cell>
          <table:table-cell office:value-type="float" office:value="-0.0104878637" calcext:value-type="float">
            <text:p>-0.0104878637</text:p>
          </table:table-cell>
          <table:table-cell office:value-type="string" calcext:value-type="string">
            <text:p>nan</text:p>
          </table:table-cell>
          <table:table-cell office:value-type="float" office:value="-0.459445966" calcext:value-type="float">
            <text:p>-0.459445966</text:p>
          </table:table-cell>
          <table:table-cell office:value-type="float" office:value="-0.9830946314" calcext:value-type="float">
            <text:p>-0.9830946314</text:p>
          </table:table-cell>
          <table:table-cell office:value-type="float" office:value="0.1646115998" calcext:value-type="float">
            <text:p>0.1646115998</text:p>
          </table:table-cell>
          <table:table-cell office:value-type="float" office:value="0.315203988" calcext:value-type="float">
            <text:p>0.315203988</text:p>
          </table:table-cell>
          <table:table-cell office:value-type="float" office:value="0.2105770703" calcext:value-type="float">
            <text:p>0.2105770703</text:p>
          </table:table-cell>
          <table:table-cell office:value-type="float" office:value="0.1646115998" calcext:value-type="float">
            <text:p>0.1646115998</text:p>
          </table:table-cell>
          <table:table-cell office:value-type="float" office:value="0.315203988" calcext:value-type="float">
            <text:p>0.315203988</text:p>
          </table:table-cell>
          <table:table-cell office:value-type="float" office:value="0.2105770703" calcext:value-type="float">
            <text:p>0.2105770703</text:p>
          </table:table-cell>
          <table:table-cell office:value-type="float" office:value="0.1509117254" calcext:value-type="float">
            <text:p>0.1509117254</text:p>
          </table:table-cell>
          <table:table-cell office:value-type="float" office:value="0.3190710891" calcext:value-type="float">
            <text:p>0.3190710891</text:p>
          </table:table-cell>
          <table:table-cell office:value-type="float" office:value="0.2138921144" calcext:value-type="float">
            <text:p>0.2138921144</text:p>
          </table:table-cell>
          <table:table-cell office:value-type="float" office:value="0.1482385462" calcext:value-type="float">
            <text:p>0.1482385462</text:p>
          </table:table-cell>
          <table:table-cell office:value-type="float" office:value="0.2739952141" calcext:value-type="float">
            <text:p>0.2739952141</text:p>
          </table:table-cell>
          <table:table-cell office:value-type="float" office:value="0.1821389846" calcext:value-type="float">
            <text:p>0.1821389846</text:p>
          </table:table-cell>
          <table:table-cell office:value-type="float" office:value="0.1524837111" calcext:value-type="float">
            <text:p>0.1524837111</text:p>
          </table:table-cell>
          <table:table-cell office:value-type="float" office:value="0.2936850241" calcext:value-type="float">
            <text:p>0.2936850241</text:p>
          </table:table-cell>
          <table:table-cell office:value-type="float" office:value="0.1960259956" calcext:value-type="float">
            <text:p>0.1960259956</text:p>
          </table:table-cell>
          <table:table-cell office:value-type="string" calcext:value-type="string">
            <text:p>nan</text:p>
          </table:table-cell>
          <table:table-cell office:value-type="float" office:value="-0.304678272" calcext:value-type="float">
            <text:p>-0.304678272</text:p>
          </table:table-cell>
          <table:table-cell office:value-type="float" office:value="-0.7751207738" calcext:value-type="float">
            <text:p>-0.7751207738</text:p>
          </table:table-cell>
          <table:table-cell office:value-type="float" office:value="0.1347162742" calcext:value-type="float">
            <text:p>0.1347162742</text:p>
          </table:table-cell>
          <table:table-cell office:value-type="float" office:value="0.3649000893" calcext:value-type="float">
            <text:p>0.3649000893</text:p>
          </table:table-cell>
          <table:table-cell office:value-type="float" office:value="0.2464691916" calcext:value-type="float">
            <text:p>0.2464691916</text:p>
          </table:table-cell>
          <table:table-cell office:value-type="string" calcext:value-type="string">
            <text:p>nan</text:p>
          </table:table-cell>
          <table:table-cell office:value-type="float" office:value="0.0733025382" calcext:value-type="float">
            <text:p>0.0733025382</text:p>
          </table:table-cell>
          <table:table-cell office:value-type="float" office:value="-0.9843645104" calcext:value-type="float">
            <text:p>-0.9843645104</text:p>
          </table:table-cell>
        </table:table-row>
        <table:table-row table:style-name="ro1">
          <table:table-cell office:value-type="string" calcext:value-type="string">
            <text:p>Reticulitermes_lucifugus</text:p>
          </table:table-cell>
          <table:table-cell office:value-type="string" calcext:value-type="string">
            <text:p>Reticulitermes lucifugus</text:p>
          </table:table-cell>
          <table:table-cell office:value-type="float" office:value="18613" calcext:value-type="float">
            <text:p>18613</text:p>
          </table:table-cell>
          <table:table-cell office:value-type="float" office:value="619.783001128" calcext:value-type="float">
            <text:p>619.783001128</text:p>
          </table:table-cell>
          <table:table-cell office:value-type="float" office:value="582.332293309" calcext:value-type="float">
            <text:p>582.332293309</text:p>
          </table:table-cell>
          <table:table-cell office:value-type="float" office:value="0.4436866431" calcext:value-type="float">
            <text:p>0.4436866431</text:p>
          </table:table-cell>
          <table:table-cell office:value-type="float" office:value="0.0471228945" calcext:value-type="float">
            <text:p>0.0471228945</text:p>
          </table:table-cell>
          <table:table-cell office:value-type="float" office:value="0.4146969842" calcext:value-type="float">
            <text:p>0.4146969842</text:p>
          </table:table-cell>
          <table:table-cell office:value-type="float" office:value="0.0850819092" calcext:value-type="float">
            <text:p>0.0850819092</text:p>
          </table:table-cell>
          <table:table-cell office:value-type="float" office:value="0.3681897638" calcext:value-type="float">
            <text:p>0.3681897638</text:p>
          </table:table-cell>
          <table:table-cell office:value-type="float" office:value="0.0576956042" calcext:value-type="float">
            <text:p>0.0576956042</text:p>
          </table:table-cell>
          <table:table-cell office:value-type="float" office:value="0.0015413715" calcext:value-type="float">
            <text:p>0.0015413715</text:p>
          </table:table-cell>
          <table:table-cell office:value-type="float" office:value="0.0003622147" calcext:value-type="float">
            <text:p>0.0003622147</text:p>
          </table:table-cell>
          <table:table-cell office:value-type="float" office:value="0.0006069114" calcext:value-type="float">
            <text:p>0.0006069114</text:p>
          </table:table-cell>
          <table:table-cell office:value-type="float" office:value="0.0409668379" calcext:value-type="float">
            <text:p>0.0409668379</text:p>
          </table:table-cell>
          <table:table-cell office:value-type="float" office:value="0.0190019781" calcext:value-type="float">
            <text:p>0.0190019781</text:p>
          </table:table-cell>
          <table:table-cell office:value-type="float" office:value="0.0129525235" calcext:value-type="float">
            <text:p>0.0129525235</text:p>
          </table:table-cell>
          <table:table-cell office:value-type="string" calcext:value-type="string">
            <text:p>nan</text:p>
          </table:table-cell>
          <table:table-cell office:value-type="float" office:value="-0.5056952329" calcext:value-type="float">
            <text:p>-0.5056952329</text:p>
          </table:table-cell>
          <table:table-cell office:value-type="float" office:value="-0.9695467656" calcext:value-type="float">
            <text:p>-0.9695467656</text:p>
          </table:table-cell>
          <table:table-cell office:value-type="float" office:value="0.3654611929" calcext:value-type="float">
            <text:p>0.3654611929</text:p>
          </table:table-cell>
          <table:table-cell office:value-type="float" office:value="0.4731529934" calcext:value-type="float">
            <text:p>0.4731529934</text:p>
          </table:table-cell>
          <table:table-cell office:value-type="float" office:value="0.3237780285" calcext:value-type="float">
            <text:p>0.3237780285</text:p>
          </table:table-cell>
          <table:table-cell office:value-type="float" office:value="0.3654611929" calcext:value-type="float">
            <text:p>0.3654611929</text:p>
          </table:table-cell>
          <table:table-cell office:value-type="float" office:value="0.4731529934" calcext:value-type="float">
            <text:p>0.4731529934</text:p>
          </table:table-cell>
          <table:table-cell office:value-type="float" office:value="0.3237780285" calcext:value-type="float">
            <text:p>0.3237780285</text:p>
          </table:table-cell>
          <table:table-cell office:value-type="float" office:value="0.358896444" calcext:value-type="float">
            <text:p>0.358896444</text:p>
          </table:table-cell>
          <table:table-cell office:value-type="float" office:value="0.4823326248" calcext:value-type="float">
            <text:p>0.4823326248</text:p>
          </table:table-cell>
          <table:table-cell office:value-type="float" office:value="0.3314143584" calcext:value-type="float">
            <text:p>0.3314143584</text:p>
          </table:table-cell>
          <table:table-cell office:value-type="float" office:value="0.3381539052" calcext:value-type="float">
            <text:p>0.3381539052</text:p>
          </table:table-cell>
          <table:table-cell office:value-type="float" office:value="0.4334988818" calcext:value-type="float">
            <text:p>0.4334988818</text:p>
          </table:table-cell>
          <table:table-cell office:value-type="float" office:value="0.295095902" calcext:value-type="float">
            <text:p>0.295095902</text:p>
          </table:table-cell>
          <table:table-cell office:value-type="float" office:value="0.3408903713" calcext:value-type="float">
            <text:p>0.3408903713</text:p>
          </table:table-cell>
          <table:table-cell office:value-type="float" office:value="0.451067993" calcext:value-type="float">
            <text:p>0.451067993</text:p>
          </table:table-cell>
          <table:table-cell office:value-type="float" office:value="0.3090912225" calcext:value-type="float">
            <text:p>0.3090912225</text:p>
          </table:table-cell>
          <table:table-cell office:value-type="string" calcext:value-type="string">
            <text:p>nan</text:p>
          </table:table-cell>
          <table:table-cell office:value-type="float" office:value="-0.4725987417" calcext:value-type="float">
            <text:p>-0.4725987417</text:p>
          </table:table-cell>
          <table:table-cell office:value-type="float" office:value="-0.908582368" calcext:value-type="float">
            <text:p>-0.908582368</text:p>
          </table:table-cell>
          <table:table-cell office:value-type="float" office:value="0.3523622665" calcext:value-type="float">
            <text:p>0.3523622665</text:p>
          </table:table-cell>
          <table:table-cell office:value-type="float" office:value="0.5376939821" calcext:value-type="float">
            <text:p>0.5376939821</text:p>
          </table:table-cell>
          <table:table-cell office:value-type="float" office:value="0.3760431055" calcext:value-type="float">
            <text:p>0.3760431055</text:p>
          </table:table-cell>
          <table:table-cell office:value-type="float" office:value="0.9936217862" calcext:value-type="float">
            <text:p>0.9936217862</text:p>
          </table:table-cell>
          <table:table-cell office:value-type="float" office:value="0.9804203445" calcext:value-type="float">
            <text:p>0.9804203445</text:p>
          </table:table-cell>
          <table:table-cell office:value-type="float" office:value="0.8997029931" calcext:value-type="float">
            <text:p>0.8997029931</text:p>
          </table:table-cell>
          <table:table-cell office:value-type="float" office:value="-0.0126420221" calcext:value-type="float">
            <text:p>-0.0126420221</text:p>
          </table:table-cell>
          <table:table-cell office:value-type="float" office:value="-0.0271426452" calcext:value-type="float">
            <text:p>-0.0271426452</text:p>
          </table:table-cell>
          <table:table-cell office:value-type="float" office:value="-0.0181201471" calcext:value-type="float">
            <text:p>-0.0181201471</text:p>
          </table:table-cell>
          <table:table-cell office:value-type="float" office:value="0.0432439682" calcext:value-type="float">
            <text:p>0.0432439682</text:p>
          </table:table-cell>
          <table:table-cell office:value-type="float" office:value="0.0255223235" calcext:value-type="float">
            <text:p>0.0255223235</text:p>
          </table:table-cell>
          <table:table-cell office:value-type="float" office:value="0.017404053" calcext:value-type="float">
            <text:p>0.017404053</text:p>
          </table:table-cell>
          <table:table-cell office:value-type="string" calcext:value-type="string">
            <text:p>nan</text:p>
          </table:table-cell>
          <table:table-cell office:value-type="float" office:value="-0.5091434149" calcext:value-type="float">
            <text:p>-0.5091434149</text:p>
          </table:table-cell>
          <table:table-cell office:value-type="float" office:value="-0.9657366924" calcext:value-type="float">
            <text:p>-0.9657366924</text:p>
          </table:table-cell>
          <table:table-cell office:value-type="float" office:value="0.3872394352" calcext:value-type="float">
            <text:p>0.3872394352</text:p>
          </table:table-cell>
          <table:table-cell office:value-type="float" office:value="0.5066591697" calcext:value-type="float">
            <text:p>0.5066591697</text:p>
          </table:table-cell>
          <table:table-cell office:value-type="float" office:value="0.3541109264" calcext:value-type="float">
            <text:p>0.3541109264</text:p>
          </table:table-cell>
          <table:table-cell office:value-type="float" office:value="0.3872394352" calcext:value-type="float">
            <text:p>0.3872394352</text:p>
          </table:table-cell>
          <table:table-cell office:value-type="float" office:value="0.5066591697" calcext:value-type="float">
            <text:p>0.5066591697</text:p>
          </table:table-cell>
          <table:table-cell office:value-type="float" office:value="0.3541109264" calcext:value-type="float">
            <text:p>0.3541109264</text:p>
          </table:table-cell>
          <table:table-cell office:value-type="float" office:value="0.3807171178" calcext:value-type="float">
            <text:p>0.3807171178</text:p>
          </table:table-cell>
          <table:table-cell office:value-type="float" office:value="0.5156766948" calcext:value-type="float">
            <text:p>0.5156766948</text:p>
          </table:table-cell>
          <table:table-cell office:value-type="float" office:value="0.3622200102" calcext:value-type="float">
            <text:p>0.3622200102</text:p>
          </table:table-cell>
          <table:table-cell office:value-type="float" office:value="0.3541666194" calcext:value-type="float">
            <text:p>0.3541666194</text:p>
          </table:table-cell>
          <table:table-cell office:value-type="float" office:value="0.4564244249" calcext:value-type="float">
            <text:p>0.4564244249</text:p>
          </table:table-cell>
          <table:table-cell office:value-type="float" office:value="0.3158220332" calcext:value-type="float">
            <text:p>0.3158220332</text:p>
          </table:table-cell>
          <table:table-cell office:value-type="float" office:value="0.355975054" calcext:value-type="float">
            <text:p>0.355975054</text:p>
          </table:table-cell>
          <table:table-cell office:value-type="float" office:value="0.4720203748" calcext:value-type="float">
            <text:p>0.4720203748</text:p>
          </table:table-cell>
          <table:table-cell office:value-type="float" office:value="0.3287025787" calcext:value-type="float">
            <text:p>0.3287025787</text:p>
          </table:table-cell>
          <table:table-cell office:value-type="string" calcext:value-type="string">
            <text:p>nan</text:p>
          </table:table-cell>
          <table:table-cell office:value-type="float" office:value="-0.5007539587" calcext:value-type="float">
            <text:p>-0.5007539587</text:p>
          </table:table-cell>
          <table:table-cell office:value-type="float" office:value="-0.9143556352" calcext:value-type="float">
            <text:p>-0.9143556352</text:p>
          </table:table-cell>
          <table:table-cell office:value-type="float" office:value="0.3700518334" calcext:value-type="float">
            <text:p>0.3700518334</text:p>
          </table:table-cell>
          <table:table-cell office:value-type="float" office:value="0.5737663212" calcext:value-type="float">
            <text:p>0.5737663212</text:p>
          </table:table-cell>
          <table:table-cell office:value-type="float" office:value="0.4117859533" calcext:value-type="float">
            <text:p>0.4117859533</text:p>
          </table:table-cell>
          <table:table-cell office:value-type="string" calcext:value-type="string">
            <text:p>nan</text:p>
          </table:table-cell>
          <table:table-cell office:value-type="float" office:value="0.0488717893" calcext:value-type="float">
            <text:p>0.0488717893</text:p>
          </table:table-cell>
          <table:table-cell office:value-type="float" office:value="-0.9978587941" calcext:value-type="float">
            <text:p>-0.9978587941</text:p>
          </table:table-cell>
        </table:table-row>
        <table:table-row table:style-name="ro1">
          <table:table-cell office:value-type="string" calcext:value-type="string">
            <text:p>Sepia_officinalis</text:p>
          </table:table-cell>
          <table:table-cell office:value-type="string" calcext:value-type="string">
            <text:p>Sepia officinalis</text:p>
          </table:table-cell>
          <table:table-cell office:value-type="float" office:value="12578" calcext:value-type="float">
            <text:p>12578</text:p>
          </table:table-cell>
          <table:table-cell office:value-type="float" office:value="783.90674193" calcext:value-type="float">
            <text:p>783.90674193</text:p>
          </table:table-cell>
          <table:table-cell office:value-type="float" office:value="683.071106981" calcext:value-type="float">
            <text:p>683.071106981</text:p>
          </table:table-cell>
          <table:table-cell office:value-type="float" office:value="0.4165761069" calcext:value-type="float">
            <text:p>0.4165761069</text:p>
          </table:table-cell>
          <table:table-cell office:value-type="float" office:value="0.0452742445" calcext:value-type="float">
            <text:p>0.0452742445</text:p>
          </table:table-cell>
          <table:table-cell office:value-type="float" office:value="0.3812813931" calcext:value-type="float">
            <text:p>0.3812813931</text:p>
          </table:table-cell>
          <table:table-cell office:value-type="float" office:value="0.0755405163" calcext:value-type="float">
            <text:p>0.0755405163</text:p>
          </table:table-cell>
          <table:table-cell office:value-type="float" office:value="0.3533445295" calcext:value-type="float">
            <text:p>0.3533445295</text:p>
          </table:table-cell>
          <table:table-cell office:value-type="float" office:value="0.0850833854" calcext:value-type="float">
            <text:p>0.0850833854</text:p>
          </table:table-cell>
          <table:table-cell office:value-type="float" office:value="-0.0070998944" calcext:value-type="float">
            <text:p>-0.0070998944</text:p>
          </table:table-cell>
          <table:table-cell office:value-type="float" office:value="-0.1042293747" calcext:value-type="float">
            <text:p>-0.1042293747</text:p>
          </table:table-cell>
          <table:table-cell office:value-type="float" office:value="-0.0740671297" calcext:value-type="float">
            <text:p>-0.0740671297</text:p>
          </table:table-cell>
          <table:table-cell office:value-type="float" office:value="0.0072494937" calcext:value-type="float">
            <text:p>0.0072494937</text:p>
          </table:table-cell>
          <table:table-cell office:value-type="float" office:value="-0.0332099962" calcext:value-type="float">
            <text:p>-0.0332099962</text:p>
          </table:table-cell>
          <table:table-cell office:value-type="float" office:value="-0.0221151529" calcext:value-type="float">
            <text:p>-0.0221151529</text:p>
          </table:table-cell>
          <table:table-cell office:value-type="string" calcext:value-type="string">
            <text:p>nan</text:p>
          </table:table-cell>
          <table:table-cell office:value-type="float" office:value="-0.3331925952" calcext:value-type="float">
            <text:p>-0.3331925952</text:p>
          </table:table-cell>
          <table:table-cell office:value-type="float" office:value="-0.9914373558" calcext:value-type="float">
            <text:p>-0.9914373558</text:p>
          </table:table-cell>
          <table:table-cell office:value-type="float" office:value="-0.0740801531" calcext:value-type="float">
            <text:p>-0.0740801531</text:p>
          </table:table-cell>
          <table:table-cell office:value-type="float" office:value="0.0011410596" calcext:value-type="float">
            <text:p>0.0011410596</text:p>
          </table:table-cell>
          <table:table-cell office:value-type="float" office:value="0.0010293919" calcext:value-type="float">
            <text:p>0.0010293919</text:p>
          </table:table-cell>
          <table:table-cell office:value-type="float" office:value="-0.0740801531" calcext:value-type="float">
            <text:p>-0.0740801531</text:p>
          </table:table-cell>
          <table:table-cell office:value-type="float" office:value="0.0011410596" calcext:value-type="float">
            <text:p>0.0011410596</text:p>
          </table:table-cell>
          <table:table-cell office:value-type="float" office:value="0.0010293919" calcext:value-type="float">
            <text:p>0.0010293919</text:p>
          </table:table-cell>
          <table:table-cell office:value-type="string" calcext:value-type="string">
            <text:p>nan</text:p>
          </table:table-cell>
          <table:table-cell office:value-type="float" office:value="0.0220317821" calcext:value-type="float">
            <text:p>0.0220317821</text:p>
          </table:table-cell>
          <table:table-cell office:value-type="float" office:value="0.0155971033" calcext:value-type="float">
            <text:p>0.0155971033</text:p>
          </table:table-cell>
          <table:table-cell office:value-type="float" office:value="-0.0750458516" calcext:value-type="float">
            <text:p>-0.0750458516</text:p>
          </table:table-cell>
          <table:table-cell office:value-type="float" office:value="-0.0065265936" calcext:value-type="float">
            <text:p>-0.0065265936</text:p>
          </table:table-cell>
          <table:table-cell office:value-type="float" office:value="-0.0044935909" calcext:value-type="float">
            <text:p>-0.0044935909</text:p>
          </table:table-cell>
          <table:table-cell office:value-type="float" office:value="-0.0559849754" calcext:value-type="float">
            <text:p>-0.0559849754</text:p>
          </table:table-cell>
          <table:table-cell office:value-type="float" office:value="0.022649445" calcext:value-type="float">
            <text:p>0.022649445</text:p>
          </table:table-cell>
          <table:table-cell office:value-type="float" office:value="0.0153510123" calcext:value-type="float">
            <text:p>0.0153510123</text:p>
          </table:table-cell>
          <table:table-cell office:value-type="string" calcext:value-type="string">
            <text:p>nan</text:p>
          </table:table-cell>
          <table:table-cell office:value-type="float" office:value="-0.0410331831" calcext:value-type="float">
            <text:p>-0.0410331831</text:p>
          </table:table-cell>
          <table:table-cell office:value-type="float" office:value="-0.9004961649" calcext:value-type="float">
            <text:p>-0.9004961649</text:p>
          </table:table-cell>
          <table:table-cell office:value-type="float" office:value="-0.0346062464" calcext:value-type="float">
            <text:p>-0.0346062464</text:p>
          </table:table-cell>
          <table:table-cell office:value-type="float" office:value="0.06387167" calcext:value-type="float">
            <text:p>0.06387167</text:p>
          </table:table-cell>
          <table:table-cell office:value-type="float" office:value="0.044899949" calcext:value-type="float">
            <text:p>0.044899949</text:p>
          </table:table-cell>
          <table:table-cell office:value-type="float" office:value="0.9934086503" calcext:value-type="float">
            <text:p>0.9934086503</text:p>
          </table:table-cell>
          <table:table-cell office:value-type="float" office:value="0.9715058627" calcext:value-type="float">
            <text:p>0.9715058627</text:p>
          </table:table-cell>
          <table:table-cell office:value-type="float" office:value="0.884311593" calcext:value-type="float">
            <text:p>0.884311593</text:p>
          </table:table-cell>
          <table:table-cell office:value-type="float" office:value="0.098269038" calcext:value-type="float">
            <text:p>0.098269038</text:p>
          </table:table-cell>
          <table:table-cell office:value-type="float" office:value="0.0691090619" calcext:value-type="float">
            <text:p>0.0691090619</text:p>
          </table:table-cell>
          <table:table-cell office:value-type="float" office:value="0.0465568737" calcext:value-type="float">
            <text:p>0.0465568737</text:p>
          </table:table-cell>
          <table:table-cell office:value-type="float" office:value="0.0120959009" calcext:value-type="float">
            <text:p>0.0120959009</text:p>
          </table:table-cell>
          <table:table-cell office:value-type="float" office:value="-0.0099576902" calcext:value-type="float">
            <text:p>-0.0099576902</text:p>
          </table:table-cell>
          <table:table-cell office:value-type="float" office:value="-0.0065584135" calcext:value-type="float">
            <text:p>-0.0065584135</text:p>
          </table:table-cell>
          <table:table-cell office:value-type="string" calcext:value-type="string">
            <text:p>nan</text:p>
          </table:table-cell>
          <table:table-cell office:value-type="float" office:value="-0.3315741089" calcext:value-type="float">
            <text:p>-0.3315741089</text:p>
          </table:table-cell>
          <table:table-cell office:value-type="float" office:value="-0.9847003426" calcext:value-type="float">
            <text:p>-0.9847003426</text:p>
          </table:table-cell>
          <table:table-cell office:value-type="float" office:value="-0.0548027186" calcext:value-type="float">
            <text:p>-0.0548027186</text:p>
          </table:table-cell>
          <table:table-cell office:value-type="float" office:value="0.0588868912" calcext:value-type="float">
            <text:p>0.0588868912</text:p>
          </table:table-cell>
          <table:table-cell office:value-type="float" office:value="0.0393456528" calcext:value-type="float">
            <text:p>0.0393456528</text:p>
          </table:table-cell>
          <table:table-cell office:value-type="float" office:value="-0.0548027186" calcext:value-type="float">
            <text:p>-0.0548027186</text:p>
          </table:table-cell>
          <table:table-cell office:value-type="float" office:value="0.0588868912" calcext:value-type="float">
            <text:p>0.0588868912</text:p>
          </table:table-cell>
          <table:table-cell office:value-type="float" office:value="0.0393456528" calcext:value-type="float">
            <text:p>0.0393456528</text:p>
          </table:table-cell>
          <table:table-cell office:value-type="string" calcext:value-type="string">
            <text:p>nan</text:p>
          </table:table-cell>
          <table:table-cell office:value-type="float" office:value="0.0705934956" calcext:value-type="float">
            <text:p>0.0705934956</text:p>
          </table:table-cell>
          <table:table-cell office:value-type="float" office:value="0.0480846078" calcext:value-type="float">
            <text:p>0.0480846078</text:p>
          </table:table-cell>
          <table:table-cell office:value-type="float" office:value="-0.0483492178" calcext:value-type="float">
            <text:p>-0.0483492178</text:p>
          </table:table-cell>
          <table:table-cell office:value-type="float" office:value="0.0600131976" calcext:value-type="float">
            <text:p>0.0600131976</text:p>
          </table:table-cell>
          <table:table-cell office:value-type="float" office:value="0.0397663567" calcext:value-type="float">
            <text:p>0.0397663567</text:p>
          </table:table-cell>
          <table:table-cell office:value-type="float" office:value="-0.0235510275" calcext:value-type="float">
            <text:p>-0.0235510275</text:p>
          </table:table-cell>
          <table:table-cell office:value-type="float" office:value="0.092531653" calcext:value-type="float">
            <text:p>0.092531653</text:p>
          </table:table-cell>
          <table:table-cell office:value-type="float" office:value="0.0628566802" calcext:value-type="float">
            <text:p>0.0628566802</text:p>
          </table:table-cell>
          <table:table-cell office:value-type="string" calcext:value-type="string">
            <text:p>nan</text:p>
          </table:table-cell>
          <table:table-cell office:value-type="float" office:value="-0.094236635" calcext:value-type="float">
            <text:p>-0.094236635</text:p>
          </table:table-cell>
          <table:table-cell office:value-type="float" office:value="-0.8277832277" calcext:value-type="float">
            <text:p>-0.8277832277</text:p>
          </table:table-cell>
          <table:table-cell office:value-type="float" office:value="-0.0261066616" calcext:value-type="float">
            <text:p>-0.0261066616</text:p>
          </table:table-cell>
          <table:table-cell office:value-type="float" office:value="0.1105883725" calcext:value-type="float">
            <text:p>0.1105883725</text:p>
          </table:table-cell>
          <table:table-cell office:value-type="float" office:value="0.0765245485" calcext:value-type="float">
            <text:p>0.0765245485</text:p>
          </table:table-cell>
          <table:table-cell office:value-type="string" calcext:value-type="string">
            <text:p>nan</text:p>
          </table:table-cell>
          <table:table-cell office:value-type="float" office:value="0.011488047" calcext:value-type="float">
            <text:p>0.011488047</text:p>
          </table:table-cell>
          <table:table-cell office:value-type="float" office:value="-0.9962686308" calcext:value-type="float">
            <text:p>-0.9962686308</text:p>
          </table:table-cell>
        </table:table-row>
        <table:table-row table:style-name="ro1">
          <table:table-cell office:value-type="string" calcext:value-type="string">
            <text:p>Sepiella_japonica</text:p>
          </table:table-cell>
          <table:table-cell office:value-type="string" calcext:value-type="string">
            <text:p>Sepiella japonica</text:p>
          </table:table-cell>
          <table:table-cell office:value-type="float" office:value="8015" calcext:value-type="float">
            <text:p>8015</text:p>
          </table:table-cell>
          <table:table-cell office:value-type="float" office:value="477.445290081" calcext:value-type="float">
            <text:p>477.445290081</text:p>
          </table:table-cell>
          <table:table-cell office:value-type="float" office:value="395.167932078" calcext:value-type="float">
            <text:p>395.167932078</text:p>
          </table:table-cell>
          <table:table-cell office:value-type="float" office:value="0.4178151321" calcext:value-type="float">
            <text:p>0.4178151321</text:p>
          </table:table-cell>
          <table:table-cell office:value-type="float" office:value="0.0435646557" calcext:value-type="float">
            <text:p>0.0435646557</text:p>
          </table:table-cell>
          <table:table-cell office:value-type="float" office:value="0.375708204" calcext:value-type="float">
            <text:p>0.375708204</text:p>
          </table:table-cell>
          <table:table-cell office:value-type="float" office:value="0.0768136028" calcext:value-type="float">
            <text:p>0.0768136028</text:p>
          </table:table-cell>
          <table:table-cell office:value-type="float" office:value="0.3397921207" calcext:value-type="float">
            <text:p>0.3397921207</text:p>
          </table:table-cell>
          <table:table-cell office:value-type="float" office:value="0.0794998364" calcext:value-type="float">
            <text:p>0.0794998364</text:p>
          </table:table-cell>
          <table:table-cell office:value-type="float" office:value="0.0033546196" calcext:value-type="float">
            <text:p>0.0033546196</text:p>
          </table:table-cell>
          <table:table-cell office:value-type="float" office:value="-0.0337550858" calcext:value-type="float">
            <text:p>-0.0337550858</text:p>
          </table:table-cell>
          <table:table-cell office:value-type="float" office:value="-0.0242138936" calcext:value-type="float">
            <text:p>-0.0242138936</text:p>
          </table:table-cell>
          <table:table-cell office:value-type="float" office:value="0.0666618804" calcext:value-type="float">
            <text:p>0.0666618804</text:p>
          </table:table-cell>
          <table:table-cell office:value-type="float" office:value="0.0600572496" calcext:value-type="float">
            <text:p>0.0600572496</text:p>
          </table:table-cell>
          <table:table-cell office:value-type="float" office:value="0.0404010639" calcext:value-type="float">
            <text:p>0.0404010639</text:p>
          </table:table-cell>
          <table:table-cell office:value-type="string" calcext:value-type="string">
            <text:p>nan</text:p>
          </table:table-cell>
          <table:table-cell office:value-type="float" office:value="-0.4272974527" calcext:value-type="float">
            <text:p>-0.4272974527</text:p>
          </table:table-cell>
          <table:table-cell office:value-type="float" office:value="-0.9910116426" calcext:value-type="float">
            <text:p>-0.9910116426</text:p>
          </table:table-cell>
          <table:table-cell office:value-type="string" calcext:value-type="string">
            <text:p>nan</text:p>
          </table:table-cell>
          <table:table-cell office:value-type="float" office:value="0.4422791624" calcext:value-type="float">
            <text:p>0.4422791624</text:p>
          </table:table-cell>
          <table:table-cell office:value-type="float" office:value="0.3025257951" calcext:value-type="float">
            <text:p>0.3025257951</text:p>
          </table:table-cell>
          <table:table-cell office:value-type="string" calcext:value-type="string">
            <text:p>nan</text:p>
          </table:table-cell>
          <table:table-cell office:value-type="float" office:value="0.4422791624" calcext:value-type="float">
            <text:p>0.4422791624</text:p>
          </table:table-cell>
          <table:table-cell office:value-type="float" office:value="0.3025257951" calcext:value-type="float">
            <text:p>0.3025257951</text:p>
          </table:table-cell>
          <table:table-cell office:value-type="string" calcext:value-type="string">
            <text:p>nan</text:p>
          </table:table-cell>
          <table:table-cell office:value-type="float" office:value="0.4669283934" calcext:value-type="float">
            <text:p>0.4669283934</text:p>
          </table:table-cell>
          <table:table-cell office:value-type="float" office:value="0.3214704324" calcext:value-type="float">
            <text:p>0.3214704324</text:p>
          </table:table-cell>
          <table:table-cell office:value-type="float" office:value="0.3246884013" calcext:value-type="float">
            <text:p>0.3246884013</text:p>
          </table:table-cell>
          <table:table-cell office:value-type="float" office:value="0.400654832" calcext:value-type="float">
            <text:p>0.400654832</text:p>
          </table:table-cell>
          <table:table-cell office:value-type="float" office:value="0.2705269776" calcext:value-type="float">
            <text:p>0.2705269776</text:p>
          </table:table-cell>
          <table:table-cell office:value-type="float" office:value="0.3488571694" calcext:value-type="float">
            <text:p>0.3488571694</text:p>
          </table:table-cell>
          <table:table-cell office:value-type="float" office:value="0.4206014334" calcext:value-type="float">
            <text:p>0.4206014334</text:p>
          </table:table-cell>
          <table:table-cell office:value-type="float" office:value="0.2855924528" calcext:value-type="float">
            <text:p>0.2855924528</text:p>
          </table:table-cell>
          <table:table-cell office:value-type="string" calcext:value-type="string">
            <text:p>nan</text:p>
          </table:table-cell>
          <table:table-cell office:value-type="float" office:value="-0.4823837833" calcext:value-type="float">
            <text:p>-0.4823837833</text:p>
          </table:table-cell>
          <table:table-cell office:value-type="float" office:value="-0.9674686998" calcext:value-type="float">
            <text:p>-0.9674686998</text:p>
          </table:table-cell>
          <table:table-cell office:value-type="float" office:value="0.3921388251" calcext:value-type="float">
            <text:p>0.3921388251</text:p>
          </table:table-cell>
          <table:table-cell office:value-type="float" office:value="0.5643922175" calcext:value-type="float">
            <text:p>0.5643922175</text:p>
          </table:table-cell>
          <table:table-cell office:value-type="float" office:value="0.402412992" calcext:value-type="float">
            <text:p>0.402412992</text:p>
          </table:table-cell>
          <table:table-cell office:value-type="float" office:value="0.9930194604" calcext:value-type="float">
            <text:p>0.9930194604</text:p>
          </table:table-cell>
          <table:table-cell office:value-type="float" office:value="0.9861527555" calcext:value-type="float">
            <text:p>0.9861527555</text:p>
          </table:table-cell>
          <table:table-cell office:value-type="float" office:value="0.9253489592" calcext:value-type="float">
            <text:p>0.9253489592</text:p>
          </table:table-cell>
          <table:table-cell office:value-type="float" office:value="0.100532108" calcext:value-type="float">
            <text:p>0.100532108</text:p>
          </table:table-cell>
          <table:table-cell office:value-type="float" office:value="0.0890213848" calcext:value-type="float">
            <text:p>0.0890213848</text:p>
          </table:table-cell>
          <table:table-cell office:value-type="float" office:value="0.0612755156" calcext:value-type="float">
            <text:p>0.0612755156</text:p>
          </table:table-cell>
          <table:table-cell office:value-type="float" office:value="0.0570101698" calcext:value-type="float">
            <text:p>0.0570101698</text:p>
          </table:table-cell>
          <table:table-cell office:value-type="float" office:value="0.0539598177" calcext:value-type="float">
            <text:p>0.0539598177</text:p>
          </table:table-cell>
          <table:table-cell office:value-type="float" office:value="0.0371333273" calcext:value-type="float">
            <text:p>0.0371333273</text:p>
          </table:table-cell>
          <table:table-cell office:value-type="string" calcext:value-type="string">
            <text:p>nan</text:p>
          </table:table-cell>
          <table:table-cell office:value-type="float" office:value="-0.4222930342" calcext:value-type="float">
            <text:p>-0.4222930342</text:p>
          </table:table-cell>
          <table:table-cell office:value-type="float" office:value="-1.0411660925" calcext:value-type="float">
            <text:p>-1.0411660925</text:p>
          </table:table-cell>
          <table:table-cell office:value-type="string" calcext:value-type="string">
            <text:p>nan</text:p>
          </table:table-cell>
          <table:table-cell office:value-type="float" office:value="0.4673954268" calcext:value-type="float">
            <text:p>0.4673954268</text:p>
          </table:table-cell>
          <table:table-cell office:value-type="float" office:value="0.3196006911" calcext:value-type="float">
            <text:p>0.3196006911</text:p>
          </table:table-cell>
          <table:table-cell office:value-type="string" calcext:value-type="string">
            <text:p>nan</text:p>
          </table:table-cell>
          <table:table-cell office:value-type="float" office:value="0.4673954268" calcext:value-type="float">
            <text:p>0.4673954268</text:p>
          </table:table-cell>
          <table:table-cell office:value-type="float" office:value="0.3196006911" calcext:value-type="float">
            <text:p>0.3196006911</text:p>
          </table:table-cell>
          <table:table-cell office:value-type="string" calcext:value-type="string">
            <text:p>nan</text:p>
          </table:table-cell>
          <table:table-cell office:value-type="float" office:value="0.4909348707" calcext:value-type="float">
            <text:p>0.4909348707</text:p>
          </table:table-cell>
          <table:table-cell office:value-type="float" office:value="0.3394670507" calcext:value-type="float">
            <text:p>0.3394670507</text:p>
          </table:table-cell>
          <table:table-cell office:value-type="float" office:value="0.3502716177" calcext:value-type="float">
            <text:p>0.3502716177</text:p>
          </table:table-cell>
          <table:table-cell office:value-type="float" office:value="0.4390230623" calcext:value-type="float">
            <text:p>0.4390230623</text:p>
          </table:table-cell>
          <table:table-cell office:value-type="float" office:value="0.3058948294" calcext:value-type="float">
            <text:p>0.3058948294</text:p>
          </table:table-cell>
          <table:table-cell office:value-type="float" office:value="0.3840860897" calcext:value-type="float">
            <text:p>0.3840860897</text:p>
          </table:table-cell>
          <table:table-cell office:value-type="float" office:value="0.4652954403" calcext:value-type="float">
            <text:p>0.4652954403</text:p>
          </table:table-cell>
          <table:table-cell office:value-type="float" office:value="0.3267845608" calcext:value-type="float">
            <text:p>0.3267845608</text:p>
          </table:table-cell>
          <table:table-cell office:value-type="string" calcext:value-type="string">
            <text:p>nan</text:p>
          </table:table-cell>
          <table:table-cell office:value-type="float" office:value="-0.5027804953" calcext:value-type="float">
            <text:p>-0.5027804953</text:p>
          </table:table-cell>
          <table:table-cell office:value-type="float" office:value="-0.8891900024" calcext:value-type="float">
            <text:p>-0.8891900024</text:p>
          </table:table-cell>
          <table:table-cell office:value-type="float" office:value="0.4024182503" calcext:value-type="float">
            <text:p>0.4024182503</text:p>
          </table:table-cell>
          <table:table-cell office:value-type="float" office:value="0.5838361564" calcext:value-type="float">
            <text:p>0.5838361564</text:p>
          </table:table-cell>
          <table:table-cell office:value-type="float" office:value="0.4285196391" calcext:value-type="float">
            <text:p>0.4285196391</text:p>
          </table:table-cell>
          <table:table-cell office:value-type="string" calcext:value-type="string">
            <text:p>nan</text:p>
          </table:table-cell>
          <table:table-cell office:value-type="float" office:value="-0.0274458862" calcext:value-type="float">
            <text:p>-0.0274458862</text:p>
          </table:table-cell>
          <table:table-cell office:value-type="float" office:value="-0.9859551695" calcext:value-type="float">
            <text:p>-0.9859551695</text:p>
          </table:table-cell>
        </table:table-row>
        <table:table-row table:style-name="ro1">
          <table:table-cell office:value-type="string" calcext:value-type="string">
            <text:p>Thymelicus_lineola</text:p>
          </table:table-cell>
          <table:table-cell office:value-type="string" calcext:value-type="string">
            <text:p>Thymelicus lineola</text:p>
          </table:table-cell>
          <table:table-cell office:value-type="float" office:value="19065" calcext:value-type="float">
            <text:p>19065</text:p>
          </table:table-cell>
          <table:table-cell office:value-type="float" office:value="863.491214267" calcext:value-type="float">
            <text:p>863.491214267</text:p>
          </table:table-cell>
          <table:table-cell office:value-type="float" office:value="736.440737046" calcext:value-type="float">
            <text:p>736.440737046</text:p>
          </table:table-cell>
          <table:table-cell office:value-type="float" office:value="0.4732051788" calcext:value-type="float">
            <text:p>0.4732051788</text:p>
          </table:table-cell>
          <table:table-cell office:value-type="float" office:value="0.0887933166" calcext:value-type="float">
            <text:p>0.0887933166</text:p>
          </table:table-cell>
          <table:table-cell office:value-type="float" office:value="0.5143974654" calcext:value-type="float">
            <text:p>0.5143974654</text:p>
          </table:table-cell>
          <table:table-cell office:value-type="float" office:value="0.1731579639" calcext:value-type="float">
            <text:p>0.1731579639</text:p>
          </table:table-cell>
          <table:table-cell office:value-type="float" office:value="0.344908249" calcext:value-type="float">
            <text:p>0.344908249</text:p>
          </table:table-cell>
          <table:table-cell office:value-type="float" office:value="0.089403597" calcext:value-type="float">
            <text:p>0.089403597</text:p>
          </table:table-cell>
          <table:table-cell office:value-type="float" office:value="-0.002652001" calcext:value-type="float">
            <text:p>-0.002652001</text:p>
          </table:table-cell>
          <table:table-cell office:value-type="float" office:value="-0.072589407" calcext:value-type="float">
            <text:p>-0.072589407</text:p>
          </table:table-cell>
          <table:table-cell office:value-type="float" office:value="-0.0487395365" calcext:value-type="float">
            <text:p>-0.0487395365</text:p>
          </table:table-cell>
          <table:table-cell office:value-type="float" office:value="0.0613631665" calcext:value-type="float">
            <text:p>0.0613631665</text:p>
          </table:table-cell>
          <table:table-cell office:value-type="float" office:value="0.010752095" calcext:value-type="float">
            <text:p>0.010752095</text:p>
          </table:table-cell>
          <table:table-cell office:value-type="float" office:value="0.0070912033" calcext:value-type="float">
            <text:p>0.0070912033</text:p>
          </table:table-cell>
          <table:table-cell office:value-type="string" calcext:value-type="string">
            <text:p>nan</text:p>
          </table:table-cell>
          <table:table-cell office:value-type="float" office:value="-0.2859156192" calcext:value-type="float">
            <text:p>-0.2859156192</text:p>
          </table:table-cell>
          <table:table-cell office:value-type="float" office:value="-0.96221453" calcext:value-type="float">
            <text:p>-0.96221453</text:p>
          </table:table-cell>
          <table:table-cell office:value-type="string" calcext:value-type="string">
            <text:p>nan</text:p>
          </table:table-cell>
          <table:table-cell office:value-type="float" office:value="-0.0014256049" calcext:value-type="float">
            <text:p>-0.0014256049</text:p>
          </table:table-cell>
          <table:table-cell office:value-type="float" office:value="-0.0005309381" calcext:value-type="float">
            <text:p>-0.0005309381</text:p>
          </table:table-cell>
          <table:table-cell office:value-type="string" calcext:value-type="string">
            <text:p>nan</text:p>
          </table:table-cell>
          <table:table-cell office:value-type="float" office:value="-0.0014256049" calcext:value-type="float">
            <text:p>-0.0014256049</text:p>
          </table:table-cell>
          <table:table-cell office:value-type="float" office:value="-0.0005309381" calcext:value-type="float">
            <text:p>-0.0005309381</text:p>
          </table:table-cell>
          <table:table-cell office:value-type="string" calcext:value-type="string">
            <text:p>nan</text:p>
          </table:table-cell>
          <table:table-cell office:value-type="float" office:value="0.0181877073" calcext:value-type="float">
            <text:p>0.0181877073</text:p>
          </table:table-cell>
          <table:table-cell office:value-type="float" office:value="0.0122439697" calcext:value-type="float">
            <text:p>0.0122439697</text:p>
          </table:table-cell>
          <table:table-cell office:value-type="float" office:value="0.0061524551" calcext:value-type="float">
            <text:p>0.0061524551</text:p>
          </table:table-cell>
          <table:table-cell office:value-type="float" office:value="0.0035334931" calcext:value-type="float">
            <text:p>0.0035334931</text:p>
          </table:table-cell>
          <table:table-cell office:value-type="float" office:value="0.0023179337" calcext:value-type="float">
            <text:p>0.0023179337</text:p>
          </table:table-cell>
          <table:table-cell office:value-type="float" office:value="-0.0018223739" calcext:value-type="float">
            <text:p>-0.0018223739</text:p>
          </table:table-cell>
          <table:table-cell office:value-type="float" office:value="0.0157818281" calcext:value-type="float">
            <text:p>0.0157818281</text:p>
          </table:table-cell>
          <table:table-cell office:value-type="float" office:value="0.0098309241" calcext:value-type="float">
            <text:p>0.0098309241</text:p>
          </table:table-cell>
          <table:table-cell office:value-type="string" calcext:value-type="string">
            <text:p>nan</text:p>
          </table:table-cell>
          <table:table-cell office:value-type="float" office:value="-0.0370560683" calcext:value-type="float">
            <text:p>-0.0370560683</text:p>
          </table:table-cell>
          <table:table-cell office:value-type="float" office:value="-0.7289554666" calcext:value-type="float">
            <text:p>-0.7289554666</text:p>
          </table:table-cell>
          <table:table-cell office:value-type="float" office:value="0.0025714377" calcext:value-type="float">
            <text:p>0.0025714377</text:p>
          </table:table-cell>
          <table:table-cell office:value-type="float" office:value="0.0722117383" calcext:value-type="float">
            <text:p>0.0722117383</text:p>
          </table:table-cell>
          <table:table-cell office:value-type="float" office:value="0.0468553034" calcext:value-type="float">
            <text:p>0.0468553034</text:p>
          </table:table-cell>
          <table:table-cell office:value-type="float" office:value="0.986969859" calcext:value-type="float">
            <text:p>0.986969859</text:p>
          </table:table-cell>
          <table:table-cell office:value-type="float" office:value="0.9508561592" calcext:value-type="float">
            <text:p>0.9508561592</text:p>
          </table:table-cell>
          <table:table-cell office:value-type="float" office:value="0.830022887" calcext:value-type="float">
            <text:p>0.830022887</text:p>
          </table:table-cell>
          <table:table-cell office:value-type="float" office:value="0.0787225868" calcext:value-type="float">
            <text:p>0.0787225868</text:p>
          </table:table-cell>
          <table:table-cell office:value-type="float" office:value="0.0929857208" calcext:value-type="float">
            <text:p>0.0929857208</text:p>
          </table:table-cell>
          <table:table-cell office:value-type="float" office:value="0.0624787156" calcext:value-type="float">
            <text:p>0.0624787156</text:p>
          </table:table-cell>
          <table:table-cell office:value-type="float" office:value="0.1283212972" calcext:value-type="float">
            <text:p>0.1283212972</text:p>
          </table:table-cell>
          <table:table-cell office:value-type="float" office:value="0.1428713937" calcext:value-type="float">
            <text:p>0.1428713937</text:p>
          </table:table-cell>
          <table:table-cell office:value-type="float" office:value="0.095305309" calcext:value-type="float">
            <text:p>0.095305309</text:p>
          </table:table-cell>
          <table:table-cell office:value-type="string" calcext:value-type="string">
            <text:p>nan</text:p>
          </table:table-cell>
          <table:table-cell office:value-type="float" office:value="-0.2917641714" calcext:value-type="float">
            <text:p>-0.2917641714</text:p>
          </table:table-cell>
          <table:table-cell office:value-type="float" office:value="-0.9449561221" calcext:value-type="float">
            <text:p>-0.9449561221</text:p>
          </table:table-cell>
          <table:table-cell office:value-type="string" calcext:value-type="string">
            <text:p>nan</text:p>
          </table:table-cell>
          <table:table-cell office:value-type="float" office:value="0.0642610606" calcext:value-type="float">
            <text:p>0.0642610606</text:p>
          </table:table-cell>
          <table:table-cell office:value-type="float" office:value="0.0445097456" calcext:value-type="float">
            <text:p>0.0445097456</text:p>
          </table:table-cell>
          <table:table-cell office:value-type="string" calcext:value-type="string">
            <text:p>nan</text:p>
          </table:table-cell>
          <table:table-cell office:value-type="float" office:value="0.0642610606" calcext:value-type="float">
            <text:p>0.0642610606</text:p>
          </table:table-cell>
          <table:table-cell office:value-type="float" office:value="0.0445097456" calcext:value-type="float">
            <text:p>0.0445097456</text:p>
          </table:table-cell>
          <table:table-cell office:value-type="string" calcext:value-type="string">
            <text:p>nan</text:p>
          </table:table-cell>
          <table:table-cell office:value-type="float" office:value="0.0592884085" calcext:value-type="float">
            <text:p>0.0592884085</text:p>
          </table:table-cell>
          <table:table-cell office:value-type="float" office:value="-0.2586151913" calcext:value-type="float">
            <text:p>-0.2586151913</text:p>
          </table:table-cell>
          <table:table-cell office:value-type="float" office:value="0.0417875421" calcext:value-type="float">
            <text:p>0.0417875421</text:p>
          </table:table-cell>
          <table:table-cell office:value-type="float" office:value="0.0672884865" calcext:value-type="float">
            <text:p>0.0672884865</text:p>
          </table:table-cell>
          <table:table-cell office:value-type="float" office:value="0.044410644" calcext:value-type="float">
            <text:p>0.044410644</text:p>
          </table:table-cell>
          <table:table-cell office:value-type="float" office:value="0.0343346837" calcext:value-type="float">
            <text:p>0.0343346837</text:p>
          </table:table-cell>
          <table:table-cell office:value-type="float" office:value="0.0745153039" calcext:value-type="float">
            <text:p>0.0745153039</text:p>
          </table:table-cell>
          <table:table-cell office:value-type="float" office:value="0.0484649945" calcext:value-type="float">
            <text:p>0.0484649945</text:p>
          </table:table-cell>
          <table:table-cell office:value-type="string" calcext:value-type="string">
            <text:p>nan</text:p>
          </table:table-cell>
          <table:table-cell office:value-type="float" office:value="-0.0854858523" calcext:value-type="float">
            <text:p>-0.0854858523</text:p>
          </table:table-cell>
          <table:table-cell office:value-type="float" office:value="-0.8006185174" calcext:value-type="float">
            <text:p>-0.8006185174</text:p>
          </table:table-cell>
          <table:table-cell office:value-type="float" office:value="0.0156420223" calcext:value-type="float">
            <text:p>0.0156420223</text:p>
          </table:table-cell>
          <table:table-cell office:value-type="float" office:value="0.1103707392" calcext:value-type="float">
            <text:p>0.1103707392</text:p>
          </table:table-cell>
          <table:table-cell office:value-type="float" office:value="0.0720157345" calcext:value-type="float">
            <text:p>0.0720157345</text:p>
          </table:table-cell>
          <table:table-cell office:value-type="string" calcext:value-type="string">
            <text:p>nan</text:p>
          </table:table-cell>
          <table:table-cell office:value-type="float" office:value="0.114972529" calcext:value-type="float">
            <text:p>0.114972529</text:p>
          </table:table-cell>
          <table:table-cell office:value-type="float" office:value="-0.98524714" calcext:value-type="float">
            <text:p>-0.98524714</text:p>
          </table:table-cell>
        </table:table-row>
        <table:table-row table:style-name="ro1">
          <table:table-cell office:value-type="string" calcext:value-type="string">
            <text:p>Thymelicus_sylvestris</text:p>
          </table:table-cell>
          <table:table-cell office:value-type="string" calcext:value-type="string">
            <text:p>Thymelicus sylvestris</text:p>
          </table:table-cell>
          <table:table-cell office:value-type="float" office:value="18911" calcext:value-type="float">
            <text:p>18911</text:p>
          </table:table-cell>
          <table:table-cell office:value-type="float" office:value="870.253344614" calcext:value-type="float">
            <text:p>870.253344614</text:p>
          </table:table-cell>
          <table:table-cell office:value-type="float" office:value="761.976746338" calcext:value-type="float">
            <text:p>761.976746338</text:p>
          </table:table-cell>
          <table:table-cell office:value-type="float" office:value="0.4738580101" calcext:value-type="float">
            <text:p>0.4738580101</text:p>
          </table:table-cell>
          <table:table-cell office:value-type="float" office:value="0.0900728212" calcext:value-type="float">
            <text:p>0.0900728212</text:p>
          </table:table-cell>
          <table:table-cell office:value-type="float" office:value="0.5188689365" calcext:value-type="float">
            <text:p>0.5188689365</text:p>
          </table:table-cell>
          <table:table-cell office:value-type="float" office:value="0.1764426643" calcext:value-type="float">
            <text:p>0.1764426643</text:p>
          </table:table-cell>
          <table:table-cell office:value-type="float" office:value="0.3424933435" calcext:value-type="float">
            <text:p>0.3424933435</text:p>
          </table:table-cell>
          <table:table-cell office:value-type="float" office:value="0.0891072365" calcext:value-type="float">
            <text:p>0.0891072365</text:p>
          </table:table-cell>
          <table:table-cell office:value-type="float" office:value="0.0017994571" calcext:value-type="float">
            <text:p>0.0017994571</text:p>
          </table:table-cell>
          <table:table-cell office:value-type="float" office:value="-0.0323218637" calcext:value-type="float">
            <text:p>-0.0323218637</text:p>
          </table:table-cell>
          <table:table-cell office:value-type="float" office:value="-0.02020335" calcext:value-type="float">
            <text:p>-0.02020335</text:p>
          </table:table-cell>
          <table:table-cell office:value-type="float" office:value="0.0316301346" calcext:value-type="float">
            <text:p>0.0316301346</text:p>
          </table:table-cell>
          <table:table-cell office:value-type="float" office:value="0.0084081281" calcext:value-type="float">
            <text:p>0.0084081281</text:p>
          </table:table-cell>
          <table:table-cell office:value-type="float" office:value="0.0058250551" calcext:value-type="float">
            <text:p>0.0058250551</text:p>
          </table:table-cell>
          <table:table-cell office:value-type="string" calcext:value-type="string">
            <text:p>nan</text:p>
          </table:table-cell>
          <table:table-cell office:value-type="float" office:value="-0.271792072" calcext:value-type="float">
            <text:p>-0.271792072</text:p>
          </table:table-cell>
          <table:table-cell office:value-type="float" office:value="-0.9865419772" calcext:value-type="float">
            <text:p>-0.9865419772</text:p>
          </table:table-cell>
          <table:table-cell office:value-type="string" calcext:value-type="string">
            <text:p>nan</text:p>
          </table:table-cell>
          <table:table-cell office:value-type="float" office:value="-0.0075735726" calcext:value-type="float">
            <text:p>-0.0075735726</text:p>
          </table:table-cell>
          <table:table-cell office:value-type="float" office:value="-0.0044594992" calcext:value-type="float">
            <text:p>-0.0044594992</text:p>
          </table:table-cell>
          <table:table-cell office:value-type="string" calcext:value-type="string">
            <text:p>nan</text:p>
          </table:table-cell>
          <table:table-cell office:value-type="float" office:value="-0.0075735726" calcext:value-type="float">
            <text:p>-0.0075735726</text:p>
          </table:table-cell>
          <table:table-cell office:value-type="float" office:value="-0.0044594992" calcext:value-type="float">
            <text:p>-0.0044594992</text:p>
          </table:table-cell>
          <table:table-cell office:value-type="string" calcext:value-type="string">
            <text:p>nan</text:p>
          </table:table-cell>
          <table:table-cell office:value-type="float" office:value="-0.0102640366" calcext:value-type="float">
            <text:p>-0.0102640366</text:p>
          </table:table-cell>
          <table:table-cell office:value-type="float" office:value="-0.0100350008" calcext:value-type="float">
            <text:p>-0.0100350008</text:p>
          </table:table-cell>
          <table:table-cell office:value-type="float" office:value="0.0021975543" calcext:value-type="float">
            <text:p>0.0021975543</text:p>
          </table:table-cell>
          <table:table-cell office:value-type="float" office:value="-0.0133371531" calcext:value-type="float">
            <text:p>-0.0133371531</text:p>
          </table:table-cell>
          <table:table-cell office:value-type="float" office:value="-0.0083834445" calcext:value-type="float">
            <text:p>-0.0083834445</text:p>
          </table:table-cell>
          <table:table-cell office:value-type="float" office:value="-0.0115048004" calcext:value-type="float">
            <text:p>-0.0115048004</text:p>
          </table:table-cell>
          <table:table-cell office:value-type="float" office:value="-0.0177457319" calcext:value-type="float">
            <text:p>-0.0177457319</text:p>
          </table:table-cell>
          <table:table-cell office:value-type="float" office:value="-0.0120967539" calcext:value-type="float">
            <text:p>-0.0120967539</text:p>
          </table:table-cell>
          <table:table-cell office:value-type="string" calcext:value-type="string">
            <text:p>nan</text:p>
          </table:table-cell>
          <table:table-cell office:value-type="float" office:value="-0.0053785172" calcext:value-type="float">
            <text:p>-0.0053785172</text:p>
          </table:table-cell>
          <table:table-cell office:value-type="float" office:value="-0.7270732186" calcext:value-type="float">
            <text:p>-0.7270732186</text:p>
          </table:table-cell>
          <table:table-cell office:value-type="float" office:value="-0.0279066293" calcext:value-type="float">
            <text:p>-0.0279066293</text:p>
          </table:table-cell>
          <table:table-cell office:value-type="float" office:value="0.0365839312" calcext:value-type="float">
            <text:p>0.0365839312</text:p>
          </table:table-cell>
          <table:table-cell office:value-type="float" office:value="0.0239762759" calcext:value-type="float">
            <text:p>0.0239762759</text:p>
          </table:table-cell>
          <table:table-cell office:value-type="float" office:value="0.9894651765" calcext:value-type="float">
            <text:p>0.9894651765</text:p>
          </table:table-cell>
          <table:table-cell office:value-type="float" office:value="0.9699796796" calcext:value-type="float">
            <text:p>0.9699796796</text:p>
          </table:table-cell>
          <table:table-cell office:value-type="float" office:value="0.8664920077" calcext:value-type="float">
            <text:p>0.8664920077</text:p>
          </table:table-cell>
          <table:table-cell office:value-type="float" office:value="0.0280956182" calcext:value-type="float">
            <text:p>0.0280956182</text:p>
          </table:table-cell>
          <table:table-cell office:value-type="float" office:value="0.0228013082" calcext:value-type="float">
            <text:p>0.0228013082</text:p>
          </table:table-cell>
          <table:table-cell office:value-type="float" office:value="0.0157644338" calcext:value-type="float">
            <text:p>0.0157644338</text:p>
          </table:table-cell>
          <table:table-cell office:value-type="float" office:value="0.0616875526" calcext:value-type="float">
            <text:p>0.0616875526</text:p>
          </table:table-cell>
          <table:table-cell office:value-type="float" office:value="0.0658736598" calcext:value-type="float">
            <text:p>0.0658736598</text:p>
          </table:table-cell>
          <table:table-cell office:value-type="float" office:value="0.0436243805" calcext:value-type="float">
            <text:p>0.0436243805</text:p>
          </table:table-cell>
          <table:table-cell office:value-type="string" calcext:value-type="string">
            <text:p>nan</text:p>
          </table:table-cell>
          <table:table-cell office:value-type="float" office:value="-0.2857877507" calcext:value-type="float">
            <text:p>-0.2857877507</text:p>
          </table:table-cell>
          <table:table-cell office:value-type="float" office:value="-0.8962359811" calcext:value-type="float">
            <text:p>-0.8962359811</text:p>
          </table:table-cell>
          <table:table-cell office:value-type="string" calcext:value-type="string">
            <text:p>nan</text:p>
          </table:table-cell>
          <table:table-cell office:value-type="float" office:value="0.063175892" calcext:value-type="float">
            <text:p>0.063175892</text:p>
          </table:table-cell>
          <table:table-cell office:value-type="float" office:value="0.0411999864" calcext:value-type="float">
            <text:p>0.0411999864</text:p>
          </table:table-cell>
          <table:table-cell office:value-type="string" calcext:value-type="string">
            <text:p>nan</text:p>
          </table:table-cell>
          <table:table-cell office:value-type="float" office:value="0.063175892" calcext:value-type="float">
            <text:p>0.063175892</text:p>
          </table:table-cell>
          <table:table-cell office:value-type="float" office:value="0.0411999864" calcext:value-type="float">
            <text:p>0.0411999864</text:p>
          </table:table-cell>
          <table:table-cell office:value-type="string" calcext:value-type="string">
            <text:p>nan</text:p>
          </table:table-cell>
          <table:table-cell office:value-type="float" office:value="0.0402129491" calcext:value-type="float">
            <text:p>0.0402129491</text:p>
          </table:table-cell>
          <table:table-cell office:value-type="float" office:value="-0.0287683629" calcext:value-type="float">
            <text:p>-0.0287683629</text:p>
          </table:table-cell>
          <table:table-cell office:value-type="float" office:value="0.0434265141" calcext:value-type="float">
            <text:p>0.0434265141</text:p>
          </table:table-cell>
          <table:table-cell office:value-type="float" office:value="0.0496954714" calcext:value-type="float">
            <text:p>0.0496954714</text:p>
          </table:table-cell>
          <table:table-cell office:value-type="float" office:value="0.032983041" calcext:value-type="float">
            <text:p>0.032983041</text:p>
          </table:table-cell>
          <table:table-cell office:value-type="float" office:value="0.0242093526" calcext:value-type="float">
            <text:p>0.0242093526</text:p>
          </table:table-cell>
          <table:table-cell office:value-type="float" office:value="0.0348418838" calcext:value-type="float">
            <text:p>0.0348418838</text:p>
          </table:table-cell>
          <table:table-cell office:value-type="float" office:value="0.0223410878" calcext:value-type="float">
            <text:p>0.0223410878</text:p>
          </table:table-cell>
          <table:table-cell office:value-type="string" calcext:value-type="string">
            <text:p>nan</text:p>
          </table:table-cell>
          <table:table-cell office:value-type="float" office:value="-0.0548800748" calcext:value-type="float">
            <text:p>-0.0548800748</text:p>
          </table:table-cell>
          <table:table-cell office:value-type="float" office:value="-0.7880220505" calcext:value-type="float">
            <text:p>-0.7880220505</text:p>
          </table:table-cell>
          <table:table-cell office:value-type="float" office:value="-0.0076288892" calcext:value-type="float">
            <text:p>-0.0076288892</text:p>
          </table:table-cell>
          <table:table-cell office:value-type="float" office:value="0.0859588412" calcext:value-type="float">
            <text:p>0.0859588412</text:p>
          </table:table-cell>
          <table:table-cell office:value-type="float" office:value="0.0561904089" calcext:value-type="float">
            <text:p>0.0561904089</text:p>
          </table:table-cell>
          <table:table-cell office:value-type="string" calcext:value-type="string">
            <text:p>nan</text:p>
          </table:table-cell>
          <table:table-cell office:value-type="float" office:value="0.1694027129" calcext:value-type="float">
            <text:p>0.1694027129</text:p>
          </table:table-cell>
          <table:table-cell office:value-type="float" office:value="-0.9800991302" calcext:value-type="float">
            <text:p>-0.9800991302</text:p>
          </table:table-cell>
        </table:table-row>
        <table:table-row table:style-name="ro1">
          <table:table-cell office:value-type="string" calcext:value-type="string">
            <text:p>Trachemys_scripta</text:p>
          </table:table-cell>
          <table:table-cell office:value-type="string" calcext:value-type="string">
            <text:p>Trachemys scripta</text:p>
          </table:table-cell>
          <table:table-cell office:value-type="float" office:value="6812" calcext:value-type="float">
            <text:p>6812</text:p>
          </table:table-cell>
          <table:table-cell office:value-type="float" office:value="479.890487375" calcext:value-type="float">
            <text:p>479.890487375</text:p>
          </table:table-cell>
          <table:table-cell office:value-type="float" office:value="338.097514899" calcext:value-type="float">
            <text:p>338.097514899</text:p>
          </table:table-cell>
          <table:table-cell office:value-type="float" office:value="0.470150858" calcext:value-type="float">
            <text:p>0.470150858</text:p>
          </table:table-cell>
          <table:table-cell office:value-type="float" office:value="0.0671334883" calcext:value-type="float">
            <text:p>0.0671334883</text:p>
          </table:table-cell>
          <table:table-cell office:value-type="float" office:value="0.4834301512" calcext:value-type="float">
            <text:p>0.4834301512</text:p>
          </table:table-cell>
          <table:table-cell office:value-type="float" office:value="0.1364832544" calcext:value-type="float">
            <text:p>0.1364832544</text:p>
          </table:table-cell>
          <table:table-cell office:value-type="float" office:value="0.4183353129" calcext:value-type="float">
            <text:p>0.4183353129</text:p>
          </table:table-cell>
          <table:table-cell office:value-type="float" office:value="0.0943310593" calcext:value-type="float">
            <text:p>0.0943310593</text:p>
          </table:table-cell>
          <table:table-cell office:value-type="float" office:value="-0.001731783" calcext:value-type="float">
            <text:p>-0.001731783</text:p>
          </table:table-cell>
          <table:table-cell office:value-type="float" office:value="-0.217172888" calcext:value-type="float">
            <text:p>-0.217172888</text:p>
          </table:table-cell>
          <table:table-cell office:value-type="float" office:value="-0.1586750523" calcext:value-type="float">
            <text:p>-0.1586750523</text:p>
          </table:table-cell>
          <table:table-cell office:value-type="float" office:value="0.1298351393" calcext:value-type="float">
            <text:p>0.1298351393</text:p>
          </table:table-cell>
          <table:table-cell office:value-type="float" office:value="0.1115711778" calcext:value-type="float">
            <text:p>0.1115711778</text:p>
          </table:table-cell>
          <table:table-cell office:value-type="float" office:value="0.0754432669" calcext:value-type="float">
            <text:p>0.0754432669</text:p>
          </table:table-cell>
          <table:table-cell office:value-type="string" calcext:value-type="string">
            <text:p>nan</text:p>
          </table:table-cell>
          <table:table-cell office:value-type="float" office:value="-0.531109483" calcext:value-type="float">
            <text:p>-0.531109483</text:p>
          </table:table-cell>
          <table:table-cell office:value-type="float" office:value="-0.979538197" calcext:value-type="float">
            <text:p>-0.979538197</text:p>
          </table:table-cell>
          <table:table-cell office:value-type="float" office:value="0.1762534838" calcext:value-type="float">
            <text:p>0.1762534838</text:p>
          </table:table-cell>
          <table:table-cell office:value-type="float" office:value="0.2812450549" calcext:value-type="float">
            <text:p>0.2812450549</text:p>
          </table:table-cell>
          <table:table-cell office:value-type="float" office:value="0.1879417521" calcext:value-type="float">
            <text:p>0.1879417521</text:p>
          </table:table-cell>
          <table:table-cell office:value-type="float" office:value="0.1762534838" calcext:value-type="float">
            <text:p>0.1762534838</text:p>
          </table:table-cell>
          <table:table-cell office:value-type="float" office:value="0.2812450549" calcext:value-type="float">
            <text:p>0.2812450549</text:p>
          </table:table-cell>
          <table:table-cell office:value-type="float" office:value="0.1879417521" calcext:value-type="float">
            <text:p>0.1879417521</text:p>
          </table:table-cell>
          <table:table-cell office:value-type="float" office:value="0.2094091319" calcext:value-type="float">
            <text:p>0.2094091319</text:p>
          </table:table-cell>
          <table:table-cell office:value-type="float" office:value="0.3440258608" calcext:value-type="float">
            <text:p>0.3440258608</text:p>
          </table:table-cell>
          <table:table-cell office:value-type="float" office:value="0.2295168535" calcext:value-type="float">
            <text:p>0.2295168535</text:p>
          </table:table-cell>
          <table:table-cell office:value-type="float" office:value="0.190017857" calcext:value-type="float">
            <text:p>0.190017857</text:p>
          </table:table-cell>
          <table:table-cell office:value-type="float" office:value="0.261149908" calcext:value-type="float">
            <text:p>0.261149908</text:p>
          </table:table-cell>
          <table:table-cell office:value-type="float" office:value="0.1717292625" calcext:value-type="float">
            <text:p>0.1717292625</text:p>
          </table:table-cell>
          <table:table-cell office:value-type="float" office:value="0.1985893292" calcext:value-type="float">
            <text:p>0.1985893292</text:p>
          </table:table-cell>
          <table:table-cell office:value-type="float" office:value="0.2795178641" calcext:value-type="float">
            <text:p>0.2795178641</text:p>
          </table:table-cell>
          <table:table-cell office:value-type="float" office:value="0.1830601427" calcext:value-type="float">
            <text:p>0.1830601427</text:p>
          </table:table-cell>
          <table:table-cell office:value-type="string" calcext:value-type="string">
            <text:p>nan</text:p>
          </table:table-cell>
          <table:table-cell office:value-type="float" office:value="-0.3410751419" calcext:value-type="float">
            <text:p>-0.3410751419</text:p>
          </table:table-cell>
          <table:table-cell office:value-type="float" office:value="-0.9491703726" calcext:value-type="float">
            <text:p>-0.9491703726</text:p>
          </table:table-cell>
          <table:table-cell office:value-type="float" office:value="0.2309564114" calcext:value-type="float">
            <text:p>0.2309564114</text:p>
          </table:table-cell>
          <table:table-cell office:value-type="float" office:value="0.4186925271" calcext:value-type="float">
            <text:p>0.4186925271</text:p>
          </table:table-cell>
          <table:table-cell office:value-type="float" office:value="0.2821654631" calcext:value-type="float">
            <text:p>0.2821654631</text:p>
          </table:table-cell>
          <table:table-cell office:value-type="float" office:value="0.9921863429" calcext:value-type="float">
            <text:p>0.9921863429</text:p>
          </table:table-cell>
          <table:table-cell office:value-type="float" office:value="0.9004794684" calcext:value-type="float">
            <text:p>0.9004794684</text:p>
          </table:table-cell>
          <table:table-cell office:value-type="float" office:value="0.7656572574" calcext:value-type="float">
            <text:p>0.7656572574</text:p>
          </table:table-cell>
          <table:table-cell office:value-type="float" office:value="0.1085133797" calcext:value-type="float">
            <text:p>0.1085133797</text:p>
          </table:table-cell>
          <table:table-cell office:value-type="float" office:value="0.1394882085" calcext:value-type="float">
            <text:p>0.1394882085</text:p>
          </table:table-cell>
          <table:table-cell office:value-type="float" office:value="0.0955587377" calcext:value-type="float">
            <text:p>0.0955587377</text:p>
          </table:table-cell>
          <table:table-cell office:value-type="float" office:value="0.1600260303" calcext:value-type="float">
            <text:p>0.1600260303</text:p>
          </table:table-cell>
          <table:table-cell office:value-type="float" office:value="0.2056107148" calcext:value-type="float">
            <text:p>0.2056107148</text:p>
          </table:table-cell>
          <table:table-cell office:value-type="float" office:value="0.1406030524" calcext:value-type="float">
            <text:p>0.1406030524</text:p>
          </table:table-cell>
          <table:table-cell office:value-type="string" calcext:value-type="string">
            <text:p>nan</text:p>
          </table:table-cell>
          <table:table-cell office:value-type="float" office:value="-0.5428649992" calcext:value-type="float">
            <text:p>-0.5428649992</text:p>
          </table:table-cell>
          <table:table-cell office:value-type="float" office:value="-1.0369406294" calcext:value-type="float">
            <text:p>-1.0369406294</text:p>
          </table:table-cell>
          <table:table-cell office:value-type="float" office:value="0.1816357496" calcext:value-type="float">
            <text:p>0.1816357496</text:p>
          </table:table-cell>
          <table:table-cell office:value-type="float" office:value="0.3198759934" calcext:value-type="float">
            <text:p>0.3198759934</text:p>
          </table:table-cell>
          <table:table-cell office:value-type="float" office:value="0.2211264276" calcext:value-type="float">
            <text:p>0.2211264276</text:p>
          </table:table-cell>
          <table:table-cell office:value-type="float" office:value="0.1816357496" calcext:value-type="float">
            <text:p>0.1816357496</text:p>
          </table:table-cell>
          <table:table-cell office:value-type="float" office:value="0.3198759934" calcext:value-type="float">
            <text:p>0.3198759934</text:p>
          </table:table-cell>
          <table:table-cell office:value-type="float" office:value="0.2211264276" calcext:value-type="float">
            <text:p>0.2211264276</text:p>
          </table:table-cell>
          <table:table-cell office:value-type="float" office:value="0.2145357231" calcext:value-type="float">
            <text:p>0.2145357231</text:p>
          </table:table-cell>
          <table:table-cell office:value-type="float" office:value="0.3786392013" calcext:value-type="float">
            <text:p>0.3786392013</text:p>
          </table:table-cell>
          <table:table-cell office:value-type="float" office:value="0.2603691612" calcext:value-type="float">
            <text:p>0.2603691612</text:p>
          </table:table-cell>
          <table:table-cell office:value-type="float" office:value="0.2157924823" calcext:value-type="float">
            <text:p>0.2157924823</text:p>
          </table:table-cell>
          <table:table-cell office:value-type="float" office:value="0.3529917521" calcext:value-type="float">
            <text:p>0.3529917521</text:p>
          </table:table-cell>
          <table:table-cell office:value-type="float" office:value="0.2440787469" calcext:value-type="float">
            <text:p>0.2440787469</text:p>
          </table:table-cell>
          <table:table-cell office:value-type="float" office:value="0.2263268125" calcext:value-type="float">
            <text:p>0.2263268125</text:p>
          </table:table-cell>
          <table:table-cell office:value-type="float" office:value="0.3749455983" calcext:value-type="float">
            <text:p>0.3749455983</text:p>
          </table:table-cell>
          <table:table-cell office:value-type="float" office:value="0.2576774687" calcext:value-type="float">
            <text:p>0.2576774687</text:p>
          </table:table-cell>
          <table:table-cell office:value-type="string" calcext:value-type="string">
            <text:p>nan</text:p>
          </table:table-cell>
          <table:table-cell office:value-type="float" office:value="-0.3864331652" calcext:value-type="float">
            <text:p>-0.3864331652</text:p>
          </table:table-cell>
          <table:table-cell office:value-type="float" office:value="-0.9090081665" calcext:value-type="float">
            <text:p>-0.9090081665</text:p>
          </table:table-cell>
          <table:table-cell office:value-type="float" office:value="0.2354477791" calcext:value-type="float">
            <text:p>0.2354477791</text:p>
          </table:table-cell>
          <table:table-cell office:value-type="float" office:value="0.4628336424" calcext:value-type="float">
            <text:p>0.4628336424</text:p>
          </table:table-cell>
          <table:table-cell office:value-type="float" office:value="0.3212718778" calcext:value-type="float">
            <text:p>0.3212718778</text:p>
          </table:table-cell>
          <table:table-cell office:value-type="string" calcext:value-type="string">
            <text:p>nan</text:p>
          </table:table-cell>
          <table:table-cell office:value-type="float" office:value="0.0199970525" calcext:value-type="float">
            <text:p>0.0199970525</text:p>
          </table:table-cell>
          <table:table-cell office:value-type="float" office:value="-0.9947399202" calcext:value-type="float">
            <text:p>-0.9947399202</text:p>
          </table:table-cell>
        </table:table-row>
        <table:table-row table:style-name="ro1">
          <table:table-cell office:value-type="string" calcext:value-type="string">
            <text:p>Tripylus_abatoides</text:p>
          </table:table-cell>
          <table:table-cell office:value-type="string" calcext:value-type="string">
            <text:p>Schizocosmus abatoides</text:p>
          </table:table-cell>
          <table:table-cell office:value-type="float" office:value="7759" calcext:value-type="float">
            <text:p>7759</text:p>
          </table:table-cell>
          <table:table-cell office:value-type="float" office:value="615.771233406" calcext:value-type="float">
            <text:p>615.771233406</text:p>
          </table:table-cell>
          <table:table-cell office:value-type="float" office:value="528.741338105" calcext:value-type="float">
            <text:p>528.741338105</text:p>
          </table:table-cell>
          <table:table-cell office:value-type="float" office:value="0.505718362" calcext:value-type="float">
            <text:p>0.505718362</text:p>
          </table:table-cell>
          <table:table-cell office:value-type="float" office:value="0.0505711913" calcext:value-type="float">
            <text:p>0.0505711913</text:p>
          </table:table-cell>
          <table:table-cell office:value-type="float" office:value="0.5740963324" calcext:value-type="float">
            <text:p>0.5740963324</text:p>
          </table:table-cell>
          <table:table-cell office:value-type="float" office:value="0.1166272664" calcext:value-type="float">
            <text:p>0.1166272664</text:p>
          </table:table-cell>
          <table:table-cell office:value-type="float" office:value="0.3860003118" calcext:value-type="float">
            <text:p>0.3860003118</text:p>
          </table:table-cell>
          <table:table-cell office:value-type="float" office:value="0.0704843474" calcext:value-type="float">
            <text:p>0.0704843474</text:p>
          </table:table-cell>
          <table:table-cell office:value-type="float" office:value="-0.000397202" calcext:value-type="float">
            <text:p>-0.000397202</text:p>
          </table:table-cell>
          <table:table-cell office:value-type="float" office:value="-0.1953542744" calcext:value-type="float">
            <text:p>-0.1953542744</text:p>
          </table:table-cell>
          <table:table-cell office:value-type="float" office:value="-0.1467241857" calcext:value-type="float">
            <text:p>-0.1467241857</text:p>
          </table:table-cell>
          <table:table-cell office:value-type="float" office:value="0.1318191183" calcext:value-type="float">
            <text:p>0.1318191183</text:p>
          </table:table-cell>
          <table:table-cell office:value-type="float" office:value="0.0555830728" calcext:value-type="float">
            <text:p>0.0555830728</text:p>
          </table:table-cell>
          <table:table-cell office:value-type="float" office:value="0.0387332816" calcext:value-type="float">
            <text:p>0.0387332816</text:p>
          </table:table-cell>
          <table:table-cell office:value-type="string" calcext:value-type="string">
            <text:p>nan</text:p>
          </table:table-cell>
          <table:table-cell office:value-type="float" office:value="-0.5216742568" calcext:value-type="float">
            <text:p>-0.5216742568</text:p>
          </table:table-cell>
          <table:table-cell office:value-type="float" office:value="-0.9841524968" calcext:value-type="float">
            <text:p>-0.9841524968</text:p>
          </table:table-cell>
          <table:table-cell office:value-type="string" calcext:value-type="string">
            <text:p>nan</text:p>
          </table:table-cell>
          <table:table-cell office:value-type="float" office:value="0.2725675155" calcext:value-type="float">
            <text:p>0.2725675155</text:p>
          </table:table-cell>
          <table:table-cell office:value-type="float" office:value="0.182929561" calcext:value-type="float">
            <text:p>0.182929561</text:p>
          </table:table-cell>
          <table:table-cell office:value-type="string" calcext:value-type="string">
            <text:p>nan</text:p>
          </table:table-cell>
          <table:table-cell office:value-type="float" office:value="0.2725675155" calcext:value-type="float">
            <text:p>0.2725675155</text:p>
          </table:table-cell>
          <table:table-cell office:value-type="float" office:value="0.182929561" calcext:value-type="float">
            <text:p>0.182929561</text:p>
          </table:table-cell>
          <table:table-cell office:value-type="string" calcext:value-type="string">
            <text:p>nan</text:p>
          </table:table-cell>
          <table:table-cell office:value-type="float" office:value="0.3134739165" calcext:value-type="float">
            <text:p>0.3134739165</text:p>
          </table:table-cell>
          <table:table-cell office:value-type="float" office:value="0.2111416521" calcext:value-type="float">
            <text:p>0.2111416521</text:p>
          </table:table-cell>
          <table:table-cell office:value-type="float" office:value="0.1121229154" calcext:value-type="float">
            <text:p>0.1121229154</text:p>
          </table:table-cell>
          <table:table-cell office:value-type="float" office:value="0.2682367204" calcext:value-type="float">
            <text:p>0.2682367204</text:p>
          </table:table-cell>
          <table:table-cell office:value-type="float" office:value="0.1783911659" calcext:value-type="float">
            <text:p>0.1783911659</text:p>
          </table:table-cell>
          <table:table-cell office:value-type="float" office:value="0.1327011192" calcext:value-type="float">
            <text:p>0.1327011192</text:p>
          </table:table-cell>
          <table:table-cell office:value-type="float" office:value="0.2752597798" calcext:value-type="float">
            <text:p>0.2752597798</text:p>
          </table:table-cell>
          <table:table-cell office:value-type="float" office:value="0.1832842357" calcext:value-type="float">
            <text:p>0.1832842357</text:p>
          </table:table-cell>
          <table:table-cell office:value-type="string" calcext:value-type="string">
            <text:p>nan</text:p>
          </table:table-cell>
          <table:table-cell office:value-type="float" office:value="-0.3070912564" calcext:value-type="float">
            <text:p>-0.3070912564</text:p>
          </table:table-cell>
          <table:table-cell office:value-type="float" office:value="-0.9438017091" calcext:value-type="float">
            <text:p>-0.9438017091</text:p>
          </table:table-cell>
          <table:table-cell office:value-type="float" office:value="0.1988127568" calcext:value-type="float">
            <text:p>0.1988127568</text:p>
          </table:table-cell>
          <table:table-cell office:value-type="float" office:value="0.3881829032" calcext:value-type="float">
            <text:p>0.3881829032</text:p>
          </table:table-cell>
          <table:table-cell office:value-type="float" office:value="0.264632577" calcext:value-type="float">
            <text:p>0.264632577</text:p>
          </table:table-cell>
          <table:table-cell office:value-type="float" office:value="0.9968929224" calcext:value-type="float">
            <text:p>0.9968929224</text:p>
          </table:table-cell>
          <table:table-cell office:value-type="float" office:value="0.9218850908" calcext:value-type="float">
            <text:p>0.9218850908</text:p>
          </table:table-cell>
          <table:table-cell office:value-type="float" office:value="0.8131980372" calcext:value-type="float">
            <text:p>0.8131980372</text:p>
          </table:table-cell>
          <table:table-cell office:value-type="float" office:value="0.0593876319" calcext:value-type="float">
            <text:p>0.0593876319</text:p>
          </table:table-cell>
          <table:table-cell office:value-type="float" office:value="0.0975919835" calcext:value-type="float">
            <text:p>0.0975919835</text:p>
          </table:table-cell>
          <table:table-cell office:value-type="float" office:value="0.0676558405" calcext:value-type="float">
            <text:p>0.0676558405</text:p>
          </table:table-cell>
          <table:table-cell office:value-type="float" office:value="0.1362059393" calcext:value-type="float">
            <text:p>0.1362059393</text:p>
          </table:table-cell>
          <table:table-cell office:value-type="float" office:value="0.0655894003" calcext:value-type="float">
            <text:p>0.0655894003</text:p>
          </table:table-cell>
          <table:table-cell office:value-type="float" office:value="0.0471689264" calcext:value-type="float">
            <text:p>0.0471689264</text:p>
          </table:table-cell>
          <table:table-cell office:value-type="string" calcext:value-type="string">
            <text:p>nan</text:p>
          </table:table-cell>
          <table:table-cell office:value-type="float" office:value="-0.5283302283" calcext:value-type="float">
            <text:p>-0.5283302283</text:p>
          </table:table-cell>
          <table:table-cell office:value-type="float" office:value="-1.05427286" calcext:value-type="float">
            <text:p>-1.05427286</text:p>
          </table:table-cell>
          <table:table-cell office:value-type="string" calcext:value-type="string">
            <text:p>nan</text:p>
          </table:table-cell>
          <table:table-cell office:value-type="float" office:value="0.3157663887" calcext:value-type="float">
            <text:p>0.3157663887</text:p>
          </table:table-cell>
          <table:table-cell office:value-type="float" office:value="0.226685249" calcext:value-type="float">
            <text:p>0.226685249</text:p>
          </table:table-cell>
          <table:table-cell office:value-type="string" calcext:value-type="string">
            <text:p>nan</text:p>
          </table:table-cell>
          <table:table-cell office:value-type="float" office:value="0.3157663887" calcext:value-type="float">
            <text:p>0.3157663887</text:p>
          </table:table-cell>
          <table:table-cell office:value-type="float" office:value="0.226685249" calcext:value-type="float">
            <text:p>0.226685249</text:p>
          </table:table-cell>
          <table:table-cell office:value-type="string" calcext:value-type="string">
            <text:p>nan</text:p>
          </table:table-cell>
          <table:table-cell office:value-type="float" office:value="0.3621715607" calcext:value-type="float">
            <text:p>0.3621715607</text:p>
          </table:table-cell>
          <table:table-cell office:value-type="float" office:value="0.2463137342" calcext:value-type="float">
            <text:p>0.2463137342</text:p>
          </table:table-cell>
          <table:table-cell office:value-type="float" office:value="0.1230323802" calcext:value-type="float">
            <text:p>0.1230323802</text:p>
          </table:table-cell>
          <table:table-cell office:value-type="float" office:value="0.3435977856" calcext:value-type="float">
            <text:p>0.3435977856</text:p>
          </table:table-cell>
          <table:table-cell office:value-type="float" office:value="0.241202205" calcext:value-type="float">
            <text:p>0.241202205</text:p>
          </table:table-cell>
          <table:table-cell office:value-type="float" office:value="0.1462943992" calcext:value-type="float">
            <text:p>0.1462943992</text:p>
          </table:table-cell>
          <table:table-cell office:value-type="float" office:value="0.3595730046" calcext:value-type="float">
            <text:p>0.3595730046</text:p>
          </table:table-cell>
          <table:table-cell office:value-type="float" office:value="0.2534355391" calcext:value-type="float">
            <text:p>0.2534355391</text:p>
          </table:table-cell>
          <table:table-cell office:value-type="string" calcext:value-type="string">
            <text:p>nan</text:p>
          </table:table-cell>
          <table:table-cell office:value-type="float" office:value="-0.3659048243" calcext:value-type="float">
            <text:p>-0.3659048243</text:p>
          </table:table-cell>
          <table:table-cell office:value-type="float" office:value="-0.6718731551" calcext:value-type="float">
            <text:p>-0.6718731551</text:p>
          </table:table-cell>
          <table:table-cell office:value-type="float" office:value="0.203196197" calcext:value-type="float">
            <text:p>0.203196197</text:p>
          </table:table-cell>
          <table:table-cell office:value-type="float" office:value="0.4335018258" calcext:value-type="float">
            <text:p>0.4335018258</text:p>
          </table:table-cell>
          <table:table-cell office:value-type="float" office:value="0.3104973963" calcext:value-type="float">
            <text:p>0.3104973963</text:p>
          </table:table-cell>
          <table:table-cell office:value-type="string" calcext:value-type="string">
            <text:p>nan</text:p>
          </table:table-cell>
          <table:table-cell office:value-type="float" office:value="-0.0417349654" calcext:value-type="float">
            <text:p>-0.0417349654</text:p>
          </table:table-cell>
          <table:table-cell office:value-type="float" office:value="-0.9986104086" calcext:value-type="float">
            <text:p>-0.9986104086</text:p>
          </table:table-cell>
        </table:table-row>
        <table:table-row table:style-name="ro1">
          <table:table-cell office:value-type="string" calcext:value-type="string">
            <text:p>Tupaia_belangeri</text:p>
          </table:table-cell>
          <table:table-cell office:value-type="string" calcext:value-type="string">
            <text:p>Tupaia belangeri</text:p>
          </table:table-cell>
          <table:table-cell office:value-type="float" office:value="21572" calcext:value-type="float">
            <text:p>21572</text:p>
          </table:table-cell>
          <table:table-cell office:value-type="float" office:value="594.757556091" calcext:value-type="float">
            <text:p>594.757556091</text:p>
          </table:table-cell>
          <table:table-cell office:value-type="float" office:value="554.680498407" calcext:value-type="float">
            <text:p>554.680498407</text:p>
          </table:table-cell>
          <table:table-cell office:value-type="float" office:value="0.5161104104" calcext:value-type="float">
            <text:p>0.5161104104</text:p>
          </table:table-cell>
          <table:table-cell office:value-type="float" office:value="0.0855672645" calcext:value-type="float">
            <text:p>0.0855672645</text:p>
          </table:table-cell>
          <table:table-cell office:value-type="float" office:value="0.5673466688" calcext:value-type="float">
            <text:p>0.5673466688</text:p>
          </table:table-cell>
          <table:table-cell office:value-type="float" office:value="0.163043571" calcext:value-type="float">
            <text:p>0.163043571</text:p>
          </table:table-cell>
          <table:table-cell office:value-type="float" office:value="0.4837413686" calcext:value-type="float">
            <text:p>0.4837413686</text:p>
          </table:table-cell>
          <table:table-cell office:value-type="float" office:value="0.1101421372" calcext:value-type="float">
            <text:p>0.1101421372</text:p>
          </table:table-cell>
          <table:table-cell office:value-type="float" office:value="-0.000829486" calcext:value-type="float">
            <text:p>-0.000829486</text:p>
          </table:table-cell>
          <table:table-cell office:value-type="float" office:value="0.0734641616" calcext:value-type="float">
            <text:p>0.0734641616</text:p>
          </table:table-cell>
          <table:table-cell office:value-type="float" office:value="0.0460901059" calcext:value-type="float">
            <text:p>0.0460901059</text:p>
          </table:table-cell>
          <table:table-cell office:value-type="float" office:value="0.0715379638" calcext:value-type="float">
            <text:p>0.0715379638</text:p>
          </table:table-cell>
          <table:table-cell office:value-type="float" office:value="0.1194777701" calcext:value-type="float">
            <text:p>0.1194777701</text:p>
          </table:table-cell>
          <table:table-cell office:value-type="float" office:value="0.0793514545" calcext:value-type="float">
            <text:p>0.0793514545</text:p>
          </table:table-cell>
          <table:table-cell office:value-type="string" calcext:value-type="string">
            <text:p>nan</text:p>
          </table:table-cell>
          <table:table-cell office:value-type="float" office:value="-0.3791892508" calcext:value-type="float">
            <text:p>-0.3791892508</text:p>
          </table:table-cell>
          <table:table-cell office:value-type="float" office:value="-0.9882092236" calcext:value-type="float">
            <text:p>-0.9882092236</text:p>
          </table:table-cell>
          <table:table-cell office:value-type="float" office:value="0.1150363337" calcext:value-type="float">
            <text:p>0.1150363337</text:p>
          </table:table-cell>
          <table:table-cell office:value-type="float" office:value="0.1940110291" calcext:value-type="float">
            <text:p>0.1940110291</text:p>
          </table:table-cell>
          <table:table-cell office:value-type="float" office:value="0.1295571945" calcext:value-type="float">
            <text:p>0.1295571945</text:p>
          </table:table-cell>
          <table:table-cell office:value-type="float" office:value="0.1150363337" calcext:value-type="float">
            <text:p>0.1150363337</text:p>
          </table:table-cell>
          <table:table-cell office:value-type="float" office:value="0.1940110291" calcext:value-type="float">
            <text:p>0.1940110291</text:p>
          </table:table-cell>
          <table:table-cell office:value-type="float" office:value="0.1295571945" calcext:value-type="float">
            <text:p>0.1295571945</text:p>
          </table:table-cell>
          <table:table-cell office:value-type="string" calcext:value-type="string">
            <text:p>nan</text:p>
          </table:table-cell>
          <table:table-cell office:value-type="float" office:value="0.3319865166" calcext:value-type="float">
            <text:p>0.3319865166</text:p>
          </table:table-cell>
          <table:table-cell office:value-type="float" office:value="0.2217204937" calcext:value-type="float">
            <text:p>0.2217204937</text:p>
          </table:table-cell>
          <table:table-cell office:value-type="float" office:value="0.1342110251" calcext:value-type="float">
            <text:p>0.1342110251</text:p>
          </table:table-cell>
          <table:table-cell office:value-type="float" office:value="0.253237429" calcext:value-type="float">
            <text:p>0.253237429</text:p>
          </table:table-cell>
          <table:table-cell office:value-type="float" office:value="0.170388017" calcext:value-type="float">
            <text:p>0.170388017</text:p>
          </table:table-cell>
          <table:table-cell office:value-type="float" office:value="0.1705900873" calcext:value-type="float">
            <text:p>0.1705900873</text:p>
          </table:table-cell>
          <table:table-cell office:value-type="float" office:value="0.336906484" calcext:value-type="float">
            <text:p>0.336906484</text:p>
          </table:table-cell>
          <table:table-cell office:value-type="float" office:value="0.2275486495" calcext:value-type="float">
            <text:p>0.2275486495</text:p>
          </table:table-cell>
          <table:table-cell office:value-type="string" calcext:value-type="string">
            <text:p>nan</text:p>
          </table:table-cell>
          <table:table-cell office:value-type="float" office:value="-0.3252959715" calcext:value-type="float">
            <text:p>-0.3252959715</text:p>
          </table:table-cell>
          <table:table-cell office:value-type="float" office:value="-0.9210324707" calcext:value-type="float">
            <text:p>-0.9210324707</text:p>
          </table:table-cell>
          <table:table-cell office:value-type="float" office:value="0.1727891231" calcext:value-type="float">
            <text:p>0.1727891231</text:p>
          </table:table-cell>
          <table:table-cell office:value-type="float" office:value="0.3863205599" calcext:value-type="float">
            <text:p>0.3863205599</text:p>
          </table:table-cell>
          <table:table-cell office:value-type="float" office:value="0.2614474097" calcext:value-type="float">
            <text:p>0.2614474097</text:p>
          </table:table-cell>
          <table:table-cell office:value-type="float" office:value="0.9973461053" calcext:value-type="float">
            <text:p>0.9973461053</text:p>
          </table:table-cell>
          <table:table-cell office:value-type="float" office:value="0.9769152613" calcext:value-type="float">
            <text:p>0.9769152613</text:p>
          </table:table-cell>
          <table:table-cell office:value-type="float" office:value="0.8958961928" calcext:value-type="float">
            <text:p>0.8958961928</text:p>
          </table:table-cell>
          <table:table-cell office:value-type="float" office:value="-0.0253577593" calcext:value-type="float">
            <text:p>-0.0253577593</text:p>
          </table:table-cell>
          <table:table-cell office:value-type="float" office:value="0.037502" calcext:value-type="float">
            <text:p>0.037502</text:p>
          </table:table-cell>
          <table:table-cell office:value-type="float" office:value="0.0243773649" calcext:value-type="float">
            <text:p>0.0243773649</text:p>
          </table:table-cell>
          <table:table-cell office:value-type="float" office:value="0.0689323694" calcext:value-type="float">
            <text:p>0.0689323694</text:p>
          </table:table-cell>
          <table:table-cell office:value-type="float" office:value="0.1138452714" calcext:value-type="float">
            <text:p>0.1138452714</text:p>
          </table:table-cell>
          <table:table-cell office:value-type="float" office:value="0.0763957188" calcext:value-type="float">
            <text:p>0.0763957188</text:p>
          </table:table-cell>
          <table:table-cell office:value-type="string" calcext:value-type="string">
            <text:p>nan</text:p>
          </table:table-cell>
          <table:table-cell office:value-type="float" office:value="-0.3843240487" calcext:value-type="float">
            <text:p>-0.3843240487</text:p>
          </table:table-cell>
          <table:table-cell office:value-type="float" office:value="-1.0024196541" calcext:value-type="float">
            <text:p>-1.0024196541</text:p>
          </table:table-cell>
          <table:table-cell office:value-type="float" office:value="0.1302074533" calcext:value-type="float">
            <text:p>0.1302074533</text:p>
          </table:table-cell>
          <table:table-cell office:value-type="float" office:value="0.232364161" calcext:value-type="float">
            <text:p>0.232364161</text:p>
          </table:table-cell>
          <table:table-cell office:value-type="float" office:value="0.1581551926" calcext:value-type="float">
            <text:p>0.1581551926</text:p>
          </table:table-cell>
          <table:table-cell office:value-type="float" office:value="0.1302074533" calcext:value-type="float">
            <text:p>0.1302074533</text:p>
          </table:table-cell>
          <table:table-cell office:value-type="float" office:value="0.232364161" calcext:value-type="float">
            <text:p>0.232364161</text:p>
          </table:table-cell>
          <table:table-cell office:value-type="float" office:value="0.1581551926" calcext:value-type="float">
            <text:p>0.1581551926</text:p>
          </table:table-cell>
          <table:table-cell office:value-type="string" calcext:value-type="string">
            <text:p>nan</text:p>
          </table:table-cell>
          <table:table-cell office:value-type="float" office:value="0.3726229498" calcext:value-type="float">
            <text:p>0.3726229498</text:p>
          </table:table-cell>
          <table:table-cell office:value-type="float" office:value="0.1894521336" calcext:value-type="float">
            <text:p>0.1894521336</text:p>
          </table:table-cell>
          <table:table-cell office:value-type="float" office:value="0.14191956" calcext:value-type="float">
            <text:p>0.14191956</text:p>
          </table:table-cell>
          <table:table-cell office:value-type="float" office:value="0.2727435181" calcext:value-type="float">
            <text:p>0.2727435181</text:p>
          </table:table-cell>
          <table:table-cell office:value-type="float" office:value="0.1863404808" calcext:value-type="float">
            <text:p>0.1863404808</text:p>
          </table:table-cell>
          <table:table-cell office:value-type="float" office:value="0.179253517" calcext:value-type="float">
            <text:p>0.179253517</text:p>
          </table:table-cell>
          <table:table-cell office:value-type="float" office:value="0.3596787497" calcext:value-type="float">
            <text:p>0.3596787497</text:p>
          </table:table-cell>
          <table:table-cell office:value-type="float" office:value="0.2469396446" calcext:value-type="float">
            <text:p>0.2469396446</text:p>
          </table:table-cell>
          <table:table-cell office:value-type="string" calcext:value-type="string">
            <text:p>nan</text:p>
          </table:table-cell>
          <table:table-cell office:value-type="float" office:value="-0.3616172111" calcext:value-type="float">
            <text:p>-0.3616172111</text:p>
          </table:table-cell>
          <table:table-cell office:value-type="float" office:value="-0.8593173755" calcext:value-type="float">
            <text:p>-0.8593173755</text:p>
          </table:table-cell>
          <table:table-cell office:value-type="float" office:value="0.1856423016" calcext:value-type="float">
            <text:p>0.1856423016</text:p>
          </table:table-cell>
          <table:table-cell office:value-type="float" office:value="0.4297280135" calcext:value-type="float">
            <text:p>0.4297280135</text:p>
          </table:table-cell>
          <table:table-cell office:value-type="float" office:value="0.2984391734" calcext:value-type="float">
            <text:p>0.2984391734</text:p>
          </table:table-cell>
          <table:table-cell office:value-type="string" calcext:value-type="string">
            <text:p>nan</text:p>
          </table:table-cell>
          <table:table-cell office:value-type="float" office:value="0.1299268141" calcext:value-type="float">
            <text:p>0.1299268141</text:p>
          </table:table-cell>
          <table:table-cell office:value-type="float" office:value="-0.9953523547" calcext:value-type="float">
            <text:p>-0.9953523547</text:p>
          </table:table-cell>
        </table:table-row>
        <table:table-row table:style-name="ro1">
          <table:table-cell office:value-type="string" calcext:value-type="string">
            <text:p>Varecia_variegata_variegata</text:p>
          </table:table-cell>
          <table:table-cell office:value-type="string" calcext:value-type="string">
            <text:p>Varecia variegata variegata</text:p>
          </table:table-cell>
          <table:table-cell office:value-type="float" office:value="10728" calcext:value-type="float">
            <text:p>10728</text:p>
          </table:table-cell>
          <table:table-cell office:value-type="float" office:value="435.842375093" calcext:value-type="float">
            <text:p>435.842375093</text:p>
          </table:table-cell>
          <table:table-cell office:value-type="float" office:value="319.491227909" calcext:value-type="float">
            <text:p>319.491227909</text:p>
          </table:table-cell>
          <table:table-cell office:value-type="float" office:value="0.4926650735" calcext:value-type="float">
            <text:p>0.4926650735</text:p>
          </table:table-cell>
          <table:table-cell office:value-type="float" office:value="0.0707325933" calcext:value-type="float">
            <text:p>0.0707325933</text:p>
          </table:table-cell>
          <table:table-cell office:value-type="float" office:value="0.5359784971" calcext:value-type="float">
            <text:p>0.5359784971</text:p>
          </table:table-cell>
          <table:table-cell office:value-type="float" office:value="0.1533413182" calcext:value-type="float">
            <text:p>0.1533413182</text:p>
          </table:table-cell>
          <table:table-cell office:value-type="float" office:value="0.4437641013" calcext:value-type="float">
            <text:p>0.4437641013</text:p>
          </table:table-cell>
          <table:table-cell office:value-type="float" office:value="0.1020845055" calcext:value-type="float">
            <text:p>0.1020845055</text:p>
          </table:table-cell>
          <table:table-cell office:value-type="float" office:value="-0.0001393333" calcext:value-type="float">
            <text:p>-0.0001393333</text:p>
          </table:table-cell>
          <table:table-cell office:value-type="float" office:value="-0.0626630661" calcext:value-type="float">
            <text:p>-0.0626630661</text:p>
          </table:table-cell>
          <table:table-cell office:value-type="float" office:value="-0.0453524831" calcext:value-type="float">
            <text:p>-0.0453524831</text:p>
          </table:table-cell>
          <table:table-cell office:value-type="float" office:value="0.1452219128" calcext:value-type="float">
            <text:p>0.1452219128</text:p>
          </table:table-cell>
          <table:table-cell office:value-type="float" office:value="0.2081534576" calcext:value-type="float">
            <text:p>0.2081534576</text:p>
          </table:table-cell>
          <table:table-cell office:value-type="float" office:value="0.1384014792" calcext:value-type="float">
            <text:p>0.1384014792</text:p>
          </table:table-cell>
          <table:table-cell office:value-type="string" calcext:value-type="string">
            <text:p>nan</text:p>
          </table:table-cell>
          <table:table-cell office:value-type="float" office:value="-0.3256476132" calcext:value-type="float">
            <text:p>-0.3256476132</text:p>
          </table:table-cell>
          <table:table-cell office:value-type="float" office:value="-0.9942786636" calcext:value-type="float">
            <text:p>-0.9942786636</text:p>
          </table:table-cell>
          <table:table-cell office:value-type="float" office:value="0.2082272678" calcext:value-type="float">
            <text:p>0.2082272678</text:p>
          </table:table-cell>
          <table:table-cell office:value-type="float" office:value="0.2517918069" calcext:value-type="float">
            <text:p>0.2517918069</text:p>
          </table:table-cell>
          <table:table-cell office:value-type="float" office:value="0.1687086265" calcext:value-type="float">
            <text:p>0.1687086265</text:p>
          </table:table-cell>
          <table:table-cell office:value-type="float" office:value="0.2082272678" calcext:value-type="float">
            <text:p>0.2082272678</text:p>
          </table:table-cell>
          <table:table-cell office:value-type="float" office:value="0.2517918069" calcext:value-type="float">
            <text:p>0.2517918069</text:p>
          </table:table-cell>
          <table:table-cell office:value-type="float" office:value="0.1687086265" calcext:value-type="float">
            <text:p>0.1687086265</text:p>
          </table:table-cell>
          <table:table-cell office:value-type="float" office:value="0.30825467" calcext:value-type="float">
            <text:p>0.30825467</text:p>
          </table:table-cell>
          <table:table-cell office:value-type="float" office:value="0.3852923656" calcext:value-type="float">
            <text:p>0.3852923656</text:p>
          </table:table-cell>
          <table:table-cell office:value-type="float" office:value="0.2599558791" calcext:value-type="float">
            <text:p>0.2599558791</text:p>
          </table:table-cell>
          <table:table-cell office:value-type="float" office:value="0.2244219661" calcext:value-type="float">
            <text:p>0.2244219661</text:p>
          </table:table-cell>
          <table:table-cell office:value-type="float" office:value="0.2721043489" calcext:value-type="float">
            <text:p>0.2721043489</text:p>
          </table:table-cell>
          <table:table-cell office:value-type="float" office:value="0.181270872" calcext:value-type="float">
            <text:p>0.181270872</text:p>
          </table:table-cell>
          <table:table-cell office:value-type="float" office:value="0.286688004" calcext:value-type="float">
            <text:p>0.286688004</text:p>
          </table:table-cell>
          <table:table-cell office:value-type="float" office:value="0.3484127493" calcext:value-type="float">
            <text:p>0.3484127493</text:p>
          </table:table-cell>
          <table:table-cell office:value-type="float" office:value="0.2331906781" calcext:value-type="float">
            <text:p>0.2331906781</text:p>
          </table:table-cell>
          <table:table-cell office:value-type="string" calcext:value-type="string">
            <text:p>nan</text:p>
          </table:table-cell>
          <table:table-cell office:value-type="float" office:value="-0.384503313" calcext:value-type="float">
            <text:p>-0.384503313</text:p>
          </table:table-cell>
          <table:table-cell office:value-type="float" office:value="-0.9711444193" calcext:value-type="float">
            <text:p>-0.9711444193</text:p>
          </table:table-cell>
          <table:table-cell office:value-type="float" office:value="0.3776243686" calcext:value-type="float">
            <text:p>0.3776243686</text:p>
          </table:table-cell>
          <table:table-cell office:value-type="float" office:value="0.4897801139" calcext:value-type="float">
            <text:p>0.4897801139</text:p>
          </table:table-cell>
          <table:table-cell office:value-type="float" office:value="0.3374726593" calcext:value-type="float">
            <text:p>0.3374726593</text:p>
          </table:table-cell>
          <table:table-cell office:value-type="float" office:value="0.9945199556" calcext:value-type="float">
            <text:p>0.9945199556</text:p>
          </table:table-cell>
          <table:table-cell office:value-type="float" office:value="0.9482788604" calcext:value-type="float">
            <text:p>0.9482788604</text:p>
          </table:table-cell>
          <table:table-cell office:value-type="float" office:value="0.8394161495" calcext:value-type="float">
            <text:p>0.8394161495</text:p>
          </table:table-cell>
          <table:table-cell office:value-type="float" office:value="0.0776938974" calcext:value-type="float">
            <text:p>0.0776938974</text:p>
          </table:table-cell>
          <table:table-cell office:value-type="float" office:value="0.1687496372" calcext:value-type="float">
            <text:p>0.1687496372</text:p>
          </table:table-cell>
          <table:table-cell office:value-type="float" office:value="0.1136884746" calcext:value-type="float">
            <text:p>0.1136884746</text:p>
          </table:table-cell>
          <table:table-cell office:value-type="float" office:value="0.169420042" calcext:value-type="float">
            <text:p>0.169420042</text:p>
          </table:table-cell>
          <table:table-cell office:value-type="float" office:value="0.2735266873" calcext:value-type="float">
            <text:p>0.2735266873</text:p>
          </table:table-cell>
          <table:table-cell office:value-type="float" office:value="0.1851376418" calcext:value-type="float">
            <text:p>0.1851376418</text:p>
          </table:table-cell>
          <table:table-cell office:value-type="string" calcext:value-type="string">
            <text:p>nan</text:p>
          </table:table-cell>
          <table:table-cell office:value-type="float" office:value="-0.3238477874" calcext:value-type="float">
            <text:p>-0.3238477874</text:p>
          </table:table-cell>
          <table:table-cell office:value-type="float" office:value="-1.0343702525" calcext:value-type="float">
            <text:p>-1.0343702525</text:p>
          </table:table-cell>
          <table:table-cell office:value-type="float" office:value="0.207857441" calcext:value-type="float">
            <text:p>0.207857441</text:p>
          </table:table-cell>
          <table:table-cell office:value-type="float" office:value="0.2565549858" calcext:value-type="float">
            <text:p>0.2565549858</text:p>
          </table:table-cell>
          <table:table-cell office:value-type="float" office:value="0.1745903824" calcext:value-type="float">
            <text:p>0.1745903824</text:p>
          </table:table-cell>
          <table:table-cell office:value-type="float" office:value="0.207857441" calcext:value-type="float">
            <text:p>0.207857441</text:p>
          </table:table-cell>
          <table:table-cell office:value-type="float" office:value="0.2565549858" calcext:value-type="float">
            <text:p>0.2565549858</text:p>
          </table:table-cell>
          <table:table-cell office:value-type="float" office:value="0.1745903824" calcext:value-type="float">
            <text:p>0.1745903824</text:p>
          </table:table-cell>
          <table:table-cell office:value-type="float" office:value="0.3121496397" calcext:value-type="float">
            <text:p>0.3121496397</text:p>
          </table:table-cell>
          <table:table-cell office:value-type="float" office:value="0.3924379644" calcext:value-type="float">
            <text:p>0.3924379644</text:p>
          </table:table-cell>
          <table:table-cell office:value-type="float" office:value="0.2685030675" calcext:value-type="float">
            <text:p>0.2685030675</text:p>
          </table:table-cell>
          <table:table-cell office:value-type="float" office:value="0.2389222036" calcext:value-type="float">
            <text:p>0.2389222036</text:p>
          </table:table-cell>
          <table:table-cell office:value-type="float" office:value="0.3135145978" calcext:value-type="float">
            <text:p>0.3135145978</text:p>
          </table:table-cell>
          <table:table-cell office:value-type="float" office:value="0.2142837528" calcext:value-type="float">
            <text:p>0.2142837528</text:p>
          </table:table-cell>
          <table:table-cell office:value-type="float" office:value="0.3035396921" calcext:value-type="float">
            <text:p>0.3035396921</text:p>
          </table:table-cell>
          <table:table-cell office:value-type="float" office:value="0.3893478565" calcext:value-type="float">
            <text:p>0.3893478565</text:p>
          </table:table-cell>
          <table:table-cell office:value-type="float" office:value="0.2668949494" calcext:value-type="float">
            <text:p>0.2668949494</text:p>
          </table:table-cell>
          <table:table-cell office:value-type="string" calcext:value-type="string">
            <text:p>nan</text:p>
          </table:table-cell>
          <table:table-cell office:value-type="float" office:value="-0.3958872761" calcext:value-type="float">
            <text:p>-0.3958872761</text:p>
          </table:table-cell>
          <table:table-cell office:value-type="float" office:value="-0.9800306838" calcext:value-type="float">
            <text:p>-0.9800306838</text:p>
          </table:table-cell>
          <table:table-cell office:value-type="float" office:value="0.3806251847" calcext:value-type="float">
            <text:p>0.3806251847</text:p>
          </table:table-cell>
          <table:table-cell office:value-type="float" office:value="0.4993780022" calcext:value-type="float">
            <text:p>0.4993780022</text:p>
          </table:table-cell>
          <table:table-cell office:value-type="float" office:value="0.3494158714" calcext:value-type="float">
            <text:p>0.3494158714</text:p>
          </table:table-cell>
          <table:table-cell office:value-type="string" calcext:value-type="string">
            <text:p>nan</text:p>
          </table:table-cell>
          <table:table-cell office:value-type="float" office:value="0.0598180371" calcext:value-type="float">
            <text:p>0.0598180371</text:p>
          </table:table-cell>
          <table:table-cell office:value-type="float" office:value="-0.9987588635" calcext:value-type="float">
            <text:p>-0.9987588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.00.0000</text:date>, <text:time style:data-style-name="N2" text:time-value="20:25:16.211437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00:41:36.692490713</meta:creation-date>
    <dc:date>2016-04-29T07:43:09.100049187</dc:date>
    <meta:editing-duration>PT23H52M54S</meta:editing-duration>
    <meta:editing-cycles>8</meta:editing-cycles>
    <meta:generator>LibreOffice/4.2.8.2$Linux_X86_64 LibreOffice_project/420m0$Build-2</meta:generator>
    <meta:document-statistic meta:table-count="3" meta:cell-count="21320" meta:object-count="0"/>
  </office:meta>
</office:document-meta>
</file>